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2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84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1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direction="ltr" style:rotation-angle="90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les de Bataille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ables de Batail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e document reproduit les Tables de L. Bataille.</text:p>
          </table:table-cell>
        </table:table-row>
        <table:table-row table:style-name="ro3">
          <table:table-cell/>
          <table:table-cell office:value-type="string" calcext:value-type="string">
            <text:p>Ceci afin de montrer – <text:span text:style-name="T1">à</text:span> l’aide des formules utilis<text:span text:style-name="T1">é</text:span>es </text:p>
            <text:p>dans les cellules – comment elles sont calculées.</text:p>
          </table:table-cell>
        </table:table-row>
      </table:table>
      <table:table table:name="Table 1" table:style-name="ta1">
        <table:table-column table:style-name="co2" table:default-cell-style-name="ce2"/>
        <table:table-column table:style-name="co3" table:number-columns-repeated="64" table:default-cell-style-name="Default"/>
        <table:table-column table:style-name="co4" table:default-cell-style-name="ce2"/>
        <table:table-column table:style-name="co1" table:number-columns-repeated="958" table:default-cell-style-name="Default"/>
        <table:table-row table:style-name="ro1">
          <table:table-cell office:value-type="string" calcext:value-type="string">
            <text:p>cos(P) * sin(L)</text:p>
          </table:table-cell>
          <table:table-cell table:style-name="ce2" table:number-columns-repeated="64"/>
          <table:table-cell/>
          <table:table-cell table:style-name="ce2" table:number-columns-repeated="958"/>
        </table:table-row>
        <table:table-row table:style-name="ro4">
          <table:table-cell/>
          <table:table-cell table:style-name="ce2" office:value-type="string" calcext:value-type="string">
            <text:p>Angle au P<text:span text:style-name="T1">ô</text:span>le</text:p>
          </table:table-cell>
          <table:table-cell table:style-name="ce2" table:number-columns-repeated="63"/>
          <table:table-cell/>
          <table:table-cell table:style-name="ce2" table:number-columns-repeated="958"/>
        </table:table-row>
        <table:table-row table:style-name="ro5">
          <table:table-cell/>
          <table:table-cell table:style-name="ce2" office:value-type="string" calcext:value-type="string">
            <text:p>0h00</text:p>
          </table:table-cell>
          <table:table-cell table:style-name="ce2" office:value-type="string" calcext:value-type="string">
            <text:p>0h20</text:p>
          </table:table-cell>
          <table:table-cell table:style-name="ce2" office:value-type="string" calcext:value-type="string">
            <text:p>…</text:p>
          </table:table-cell>
          <table:table-cell table:style-name="ce2" table:number-columns-repeated="61"/>
          <table:table-cell/>
          <table:table-cell table:style-name="ce2" table:number-columns-repeated="958"/>
        </table:table-row>
        <table:table-row table:style-name="ro6">
          <table:table-cell table:style-name="ce3" office:value-type="string" calcext:value-type="string">
            <text:p>Latitu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Q4]+1" office:value-type="float" office:value="46" calcext:value-type="float">
            <text:p>46</text:p>
          </table:table-cell>
          <table:table-cell table:style-name="ce2" table:formula="of:=[.R4]+1" office:value-type="float" office:value="47" calcext:value-type="float">
            <text:p>47</text:p>
          </table:table-cell>
          <table:table-cell table:style-name="ce2" table:formula="of:=[.S4]+1" office:value-type="float" office:value="48" calcext:value-type="float">
            <text:p>48</text:p>
          </table:table-cell>
          <table:table-cell table:style-name="ce2" table:formula="of:=[.T4]+1" office:value-type="float" office:value="49" calcext:value-type="float">
            <text:p>49</text:p>
          </table:table-cell>
          <table:table-cell table:style-name="ce2" table:formula="of:=[.U4]+1" office:value-type="float" office:value="50" calcext:value-type="float">
            <text:p>50</text:p>
          </table:table-cell>
          <table:table-cell table:style-name="ce2" table:formula="of:=[.V4]+1" office:value-type="float" office:value="51" calcext:value-type="float">
            <text:p>51</text:p>
          </table:table-cell>
          <table:table-cell table:style-name="ce2" table:formula="of:=[.W4]+1" office:value-type="float" office:value="52" calcext:value-type="float">
            <text:p>52</text:p>
          </table:table-cell>
          <table:table-cell table:style-name="ce2" table:formula="of:=[.X4]+1" office:value-type="float" office:value="53" calcext:value-type="float">
            <text:p>53</text:p>
          </table:table-cell>
          <table:table-cell table:style-name="ce2" table:formula="of:=[.Y4]+1" office:value-type="float" office:value="54" calcext:value-type="float">
            <text:p>54</text:p>
          </table:table-cell>
          <table:table-cell table:style-name="ce2" table:formula="of:=[.Z4]+1" office:value-type="float" office:value="55" calcext:value-type="float">
            <text:p>55</text:p>
          </table:table-cell>
          <table:table-cell table:style-name="ce2" table:formula="of:=[.AA4]+1" office:value-type="float" office:value="56" calcext:value-type="float">
            <text:p>56</text:p>
          </table:table-cell>
          <table:table-cell table:style-name="ce2" table:formula="of:=[.AB4]+1" office:value-type="float" office:value="57" calcext:value-type="float">
            <text:p>57</text:p>
          </table:table-cell>
          <table:table-cell table:style-name="ce2" table:formula="of:=[.AC4]+1" office:value-type="float" office:value="58" calcext:value-type="float">
            <text:p>58</text:p>
          </table:table-cell>
          <table:table-cell table:style-name="ce2" table:formula="of:=[.AD4]+1" office:value-type="float" office:value="59" calcext:value-type="float">
            <text:p>59</text:p>
          </table:table-cell>
          <table:table-cell table:style-name="ce2" table:formula="of:=[.AE4]+1" office:value-type="float" office:value="60" calcext:value-type="float">
            <text:p>60</text:p>
          </table:table-cell>
          <table:table-cell table:style-name="ce2" table:formula="of:=[.AF4]+1" office:value-type="float" office:value="61" calcext:value-type="float">
            <text:p>61</text:p>
          </table:table-cell>
          <table:table-cell table:style-name="ce2" table:formula="of:=[.AG4]+1" office:value-type="float" office:value="62" calcext:value-type="float">
            <text:p>62</text:p>
          </table:table-cell>
          <table:table-cell table:style-name="ce2" table:formula="of:=[.AH4]+1" office:value-type="float" office:value="63" calcext:value-type="float">
            <text:p>63</text:p>
          </table:table-cell>
          <table:table-cell table:style-name="ce2" table:formula="of:=[.AI4]+1" office:value-type="float" office:value="64" calcext:value-type="float">
            <text:p>64</text:p>
          </table:table-cell>
          <table:table-cell table:style-name="ce2" table:formula="of:=[.AJ4]+1" office:value-type="float" office:value="65" calcext:value-type="float">
            <text:p>65</text:p>
          </table:table-cell>
          <table:table-cell table:style-name="ce2" table:formula="of:=[.AK4]+1" office:value-type="float" office:value="66" calcext:value-type="float">
            <text:p>66</text:p>
          </table:table-cell>
          <table:table-cell table:style-name="ce2" table:formula="of:=[.AL4]+1" office:value-type="float" office:value="67" calcext:value-type="float">
            <text:p>67</text:p>
          </table:table-cell>
          <table:table-cell table:style-name="ce2" table:formula="of:=[.AM4]+1" office:value-type="float" office:value="68" calcext:value-type="float">
            <text:p>68</text:p>
          </table:table-cell>
          <table:table-cell table:style-name="ce2" table:formula="of:=[.AN4]+1" office:value-type="float" office:value="69" calcext:value-type="float">
            <text:p>69</text:p>
          </table:table-cell>
          <table:table-cell table:style-name="ce2" table:formula="of:=[.AO4]+1" office:value-type="float" office:value="70" calcext:value-type="float">
            <text:p>70</text:p>
          </table:table-cell>
          <table:table-cell table:style-name="ce2" table:formula="of:=[.AP4]+1" office:value-type="float" office:value="71" calcext:value-type="float">
            <text:p>71</text:p>
          </table:table-cell>
          <table:table-cell table:style-name="ce2" table:formula="of:=[.AQ4]+1" office:value-type="float" office:value="72" calcext:value-type="float">
            <text:p>72</text:p>
          </table:table-cell>
          <table:table-cell table:style-name="ce2" table:formula="of:=[.AR4]+1" office:value-type="float" office:value="73" calcext:value-type="float">
            <text:p>73</text:p>
          </table:table-cell>
          <table:table-cell table:style-name="ce2" table:formula="of:=[.AS4]+1" office:value-type="float" office:value="74" calcext:value-type="float">
            <text:p>74</text:p>
          </table:table-cell>
          <table:table-cell table:style-name="ce2" table:formula="of:=[.AT4]+1" office:value-type="float" office:value="75" calcext:value-type="float">
            <text:p>75</text:p>
          </table:table-cell>
          <table:table-cell table:style-name="ce2" table:formula="of:=[.AU4]+1" office:value-type="float" office:value="76" calcext:value-type="float">
            <text:p>76</text:p>
          </table:table-cell>
          <table:table-cell table:style-name="ce2" table:formula="of:=[.AV4]+1" office:value-type="float" office:value="77" calcext:value-type="float">
            <text:p>77</text:p>
          </table:table-cell>
          <table:table-cell table:style-name="ce2" table:formula="of:=[.AW4]+1" office:value-type="float" office:value="78" calcext:value-type="float">
            <text:p>78</text:p>
          </table:table-cell>
          <table:table-cell table:style-name="ce2" table:formula="of:=[.AX4]+1" office:value-type="float" office:value="79" calcext:value-type="float">
            <text:p>79</text:p>
          </table:table-cell>
          <table:table-cell table:style-name="ce2" table:formula="of:=[.AY4]+1" office:value-type="float" office:value="80" calcext:value-type="float">
            <text:p>80</text:p>
          </table:table-cell>
          <table:table-cell table:style-name="ce2" table:formula="of:=[.AZ4]+1" office:value-type="float" office:value="81" calcext:value-type="float">
            <text:p>81</text:p>
          </table:table-cell>
          <table:table-cell table:style-name="ce2" table:formula="of:=[.BA4]+1" office:value-type="float" office:value="82" calcext:value-type="float">
            <text:p>82</text:p>
          </table:table-cell>
          <table:table-cell table:style-name="ce2" table:formula="of:=[.BB4]+1" office:value-type="float" office:value="83" calcext:value-type="float">
            <text:p>83</text:p>
          </table:table-cell>
          <table:table-cell table:style-name="ce2" table:formula="of:=[.BC4]+1" office:value-type="float" office:value="84" calcext:value-type="float">
            <text:p>84</text:p>
          </table:table-cell>
          <table:table-cell table:style-name="ce2" table:formula="of:=[.BD4]+1" office:value-type="float" office:value="85" calcext:value-type="float">
            <text:p>85</text:p>
          </table:table-cell>
          <table:table-cell table:style-name="ce2" table:formula="of:=[.BE4]+1" office:value-type="float" office:value="86" calcext:value-type="float">
            <text:p>86</text:p>
          </table:table-cell>
          <table:table-cell table:style-name="ce2" table:formula="of:=[.BF4]+1" office:value-type="float" office:value="87" calcext:value-type="float">
            <text:p>87</text:p>
          </table:table-cell>
          <table:table-cell table:style-name="ce2" table:formula="of:=[.BG4]+0.5" office:value-type="float" office:value="87.5" calcext:value-type="float">
            <text:p>87,5</text:p>
          </table:table-cell>
          <table:table-cell table:style-name="ce2" table:formula="of:=[.BH4]+0.5" office:value-type="float" office:value="88" calcext:value-type="float">
            <text:p>88</text:p>
          </table:table-cell>
          <table:table-cell table:style-name="ce2" table:formula="of:=[.BI4]+0.5" office:value-type="float" office:value="88.5" calcext:value-type="float">
            <text:p>88,5</text:p>
          </table:table-cell>
          <table:table-cell table:style-name="ce2" table:formula="of:=[.BJ4]+0.5" office:value-type="float" office:value="89" calcext:value-type="float">
            <text:p>89</text:p>
          </table:table-cell>
          <table:table-cell table:style-name="ce2" table:formula="of:=[.BK4]+0.5" office:value-type="float" office:value="89.5" calcext:value-type="float">
            <text:p>89,5</text:p>
          </table:table-cell>
          <table:table-cell table:style-name="ce2" table:formula="of:=[.BL4]+0.5" office:value-type="float" office:value="90" calcext:value-type="float">
            <text:p>90</text:p>
          </table:table-cell>
          <table:table-cell/>
          <table:table-cell table:style-name="ce2" table:number-columns-repeated="95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COS(RADIANS([.B$4])) * SIN(RADIANS([.$A5]))" office:value-type="float" office:value="0" calcext:value-type="float">
            <text:p>0,00</text:p>
          </table:table-cell>
          <table:table-cell table:style-name="ce4" table:formula="of:=COS(RADIANS([.C$4])) * SIN(RADIANS([.$A5]))" office:value-type="float" office:value="0" calcext:value-type="float">
            <text:p>0,00</text:p>
          </table:table-cell>
          <table:table-cell table:style-name="ce4" table:formula="of:=COS(RADIANS([.D$4])) * SIN(RADIANS([.$A5]))" office:value-type="float" office:value="0" calcext:value-type="float">
            <text:p>0,00</text:p>
          </table:table-cell>
          <table:table-cell table:style-name="ce4" table:formula="of:=COS(RADIANS([.E$4])) * SIN(RADIANS([.$A5]))" office:value-type="float" office:value="0" calcext:value-type="float">
            <text:p>0,00</text:p>
          </table:table-cell>
          <table:table-cell table:style-name="ce4" table:formula="of:=COS(RADIANS([.F$4])) * SIN(RADIANS([.$A5]))" office:value-type="float" office:value="0" calcext:value-type="float">
            <text:p>0,00</text:p>
          </table:table-cell>
          <table:table-cell table:style-name="ce4" table:formula="of:=COS(RADIANS([.G$4])) * SIN(RADIANS([.$A5]))" office:value-type="float" office:value="0" calcext:value-type="float">
            <text:p>0,00</text:p>
          </table:table-cell>
          <table:table-cell table:style-name="ce4" table:formula="of:=COS(RADIANS([.H$4])) * SIN(RADIANS([.$A5]))" office:value-type="float" office:value="0" calcext:value-type="float">
            <text:p>0,00</text:p>
          </table:table-cell>
          <table:table-cell table:style-name="ce4" table:formula="of:=COS(RADIANS([.I$4])) * SIN(RADIANS([.$A5]))" office:value-type="float" office:value="0" calcext:value-type="float">
            <text:p>0,00</text:p>
          </table:table-cell>
          <table:table-cell table:style-name="ce4" table:formula="of:=COS(RADIANS([.J$4])) * SIN(RADIANS([.$A5]))" office:value-type="float" office:value="0" calcext:value-type="float">
            <text:p>0,00</text:p>
          </table:table-cell>
          <table:table-cell table:style-name="ce4" table:formula="of:=COS(RADIANS([.K$4])) * SIN(RADIANS([.$A5]))" office:value-type="float" office:value="0" calcext:value-type="float">
            <text:p>0,00</text:p>
          </table:table-cell>
          <table:table-cell table:style-name="ce4" table:formula="of:=COS(RADIANS([.L$4])) * SIN(RADIANS([.$A5]))" office:value-type="float" office:value="0" calcext:value-type="float">
            <text:p>0,00</text:p>
          </table:table-cell>
          <table:table-cell table:style-name="ce4" table:formula="of:=COS(RADIANS([.M$4])) * SIN(RADIANS([.$A5]))" office:value-type="float" office:value="0" calcext:value-type="float">
            <text:p>0,00</text:p>
          </table:table-cell>
          <table:table-cell table:style-name="ce4" table:formula="of:=COS(RADIANS([.N$4])) * SIN(RADIANS([.$A5]))" office:value-type="float" office:value="0" calcext:value-type="float">
            <text:p>0,00</text:p>
          </table:table-cell>
          <table:table-cell table:style-name="ce4" table:formula="of:=COS(RADIANS([.O$4])) * SIN(RADIANS([.$A5]))" office:value-type="float" office:value="0" calcext:value-type="float">
            <text:p>0,00</text:p>
          </table:table-cell>
          <table:table-cell table:style-name="ce4" table:formula="of:=COS(RADIANS([.P$4])) * SIN(RADIANS([.$A5]))" office:value-type="float" office:value="0" calcext:value-type="float">
            <text:p>0,00</text:p>
          </table:table-cell>
          <table:table-cell table:style-name="ce4" table:formula="of:=COS(RADIANS([.Q$4])) * SIN(RADIANS([.$A5]))" office:value-type="float" office:value="0" calcext:value-type="float">
            <text:p>0,00</text:p>
          </table:table-cell>
          <table:table-cell table:style-name="ce4" table:formula="of:=COS(RADIANS([.R$4])) * SIN(RADIANS([.$A5]))" office:value-type="float" office:value="0" calcext:value-type="float">
            <text:p>0,00</text:p>
          </table:table-cell>
          <table:table-cell table:style-name="ce4" table:formula="of:=COS(RADIANS([.S$4])) * SIN(RADIANS([.$A5]))" office:value-type="float" office:value="0" calcext:value-type="float">
            <text:p>0,00</text:p>
          </table:table-cell>
          <table:table-cell table:style-name="ce4" table:formula="of:=COS(RADIANS([.T$4])) * SIN(RADIANS([.$A5]))" office:value-type="float" office:value="0" calcext:value-type="float">
            <text:p>0,00</text:p>
          </table:table-cell>
          <table:table-cell table:style-name="ce4" table:formula="of:=COS(RADIANS([.U$4])) * SIN(RADIANS([.$A5]))" office:value-type="float" office:value="0" calcext:value-type="float">
            <text:p>0,00</text:p>
          </table:table-cell>
          <table:table-cell table:style-name="ce4" table:formula="of:=COS(RADIANS([.V$4])) * SIN(RADIANS([.$A5]))" office:value-type="float" office:value="0" calcext:value-type="float">
            <text:p>0,00</text:p>
          </table:table-cell>
          <table:table-cell table:style-name="ce4" table:formula="of:=COS(RADIANS([.W$4])) * SIN(RADIANS([.$A5]))" office:value-type="float" office:value="0" calcext:value-type="float">
            <text:p>0,00</text:p>
          </table:table-cell>
          <table:table-cell table:style-name="ce4" table:formula="of:=COS(RADIANS([.X$4])) * SIN(RADIANS([.$A5]))" office:value-type="float" office:value="0" calcext:value-type="float">
            <text:p>0,00</text:p>
          </table:table-cell>
          <table:table-cell table:style-name="ce4" table:formula="of:=COS(RADIANS([.Y$4])) * SIN(RADIANS([.$A5]))" office:value-type="float" office:value="0" calcext:value-type="float">
            <text:p>0,00</text:p>
          </table:table-cell>
          <table:table-cell table:style-name="ce4" table:formula="of:=COS(RADIANS([.Z$4])) * SIN(RADIANS([.$A5]))" office:value-type="float" office:value="0" calcext:value-type="float">
            <text:p>0,00</text:p>
          </table:table-cell>
          <table:table-cell table:style-name="ce4" table:formula="of:=COS(RADIANS([.AA$4])) * SIN(RADIANS([.$A5]))" office:value-type="float" office:value="0" calcext:value-type="float">
            <text:p>0,00</text:p>
          </table:table-cell>
          <table:table-cell table:style-name="ce4" table:formula="of:=COS(RADIANS([.AB$4])) * SIN(RADIANS([.$A5]))" office:value-type="float" office:value="0" calcext:value-type="float">
            <text:p>0,00</text:p>
          </table:table-cell>
          <table:table-cell table:style-name="ce4" table:formula="of:=COS(RADIANS([.AC$4])) * SIN(RADIANS([.$A5]))" office:value-type="float" office:value="0" calcext:value-type="float">
            <text:p>0,00</text:p>
          </table:table-cell>
          <table:table-cell table:style-name="ce4" table:formula="of:=COS(RADIANS([.AD$4])) * SIN(RADIANS([.$A5]))" office:value-type="float" office:value="0" calcext:value-type="float">
            <text:p>0,00</text:p>
          </table:table-cell>
          <table:table-cell table:style-name="ce4" table:formula="of:=COS(RADIANS([.AE$4])) * SIN(RADIANS([.$A5]))" office:value-type="float" office:value="0" calcext:value-type="float">
            <text:p>0,00</text:p>
          </table:table-cell>
          <table:table-cell table:style-name="ce4" table:formula="of:=COS(RADIANS([.AF$4])) * SIN(RADIANS([.$A5]))" office:value-type="float" office:value="0" calcext:value-type="float">
            <text:p>0,00</text:p>
          </table:table-cell>
          <table:table-cell table:style-name="ce4" table:formula="of:=COS(RADIANS([.AG$4])) * SIN(RADIANS([.$A5]))" office:value-type="float" office:value="0" calcext:value-type="float">
            <text:p>0,00</text:p>
          </table:table-cell>
          <table:table-cell table:style-name="ce4" table:formula="of:=COS(RADIANS([.AH$4])) * SIN(RADIANS([.$A5]))" office:value-type="float" office:value="0" calcext:value-type="float">
            <text:p>0,00</text:p>
          </table:table-cell>
          <table:table-cell table:style-name="ce4" table:formula="of:=COS(RADIANS([.AI$4])) * SIN(RADIANS([.$A5]))" office:value-type="float" office:value="0" calcext:value-type="float">
            <text:p>0,00</text:p>
          </table:table-cell>
          <table:table-cell table:style-name="ce4" table:formula="of:=COS(RADIANS([.AJ$4])) * SIN(RADIANS([.$A5]))" office:value-type="float" office:value="0" calcext:value-type="float">
            <text:p>0,00</text:p>
          </table:table-cell>
          <table:table-cell table:style-name="ce4" table:formula="of:=COS(RADIANS([.AK$4])) * SIN(RADIANS([.$A5]))" office:value-type="float" office:value="0" calcext:value-type="float">
            <text:p>0,00</text:p>
          </table:table-cell>
          <table:table-cell table:style-name="ce4" table:formula="of:=COS(RADIANS([.AL$4])) * SIN(RADIANS([.$A5]))" office:value-type="float" office:value="0" calcext:value-type="float">
            <text:p>0,00</text:p>
          </table:table-cell>
          <table:table-cell table:style-name="ce4" table:formula="of:=COS(RADIANS([.AM$4])) * SIN(RADIANS([.$A5]))" office:value-type="float" office:value="0" calcext:value-type="float">
            <text:p>0,00</text:p>
          </table:table-cell>
          <table:table-cell table:style-name="ce4" table:formula="of:=COS(RADIANS([.AN$4])) * SIN(RADIANS([.$A5]))" office:value-type="float" office:value="0" calcext:value-type="float">
            <text:p>0,00</text:p>
          </table:table-cell>
          <table:table-cell table:style-name="ce4" table:formula="of:=COS(RADIANS([.AO$4])) * SIN(RADIANS([.$A5]))" office:value-type="float" office:value="0" calcext:value-type="float">
            <text:p>0,00</text:p>
          </table:table-cell>
          <table:table-cell table:style-name="ce4" table:formula="of:=COS(RADIANS([.AP$4])) * SIN(RADIANS([.$A5]))" office:value-type="float" office:value="0" calcext:value-type="float">
            <text:p>0,00</text:p>
          </table:table-cell>
          <table:table-cell table:style-name="ce4" table:formula="of:=COS(RADIANS([.AQ$4])) * SIN(RADIANS([.$A5]))" office:value-type="float" office:value="0" calcext:value-type="float">
            <text:p>0,00</text:p>
          </table:table-cell>
          <table:table-cell table:style-name="ce4" table:formula="of:=COS(RADIANS([.AR$4])) * SIN(RADIANS([.$A5]))" office:value-type="float" office:value="0" calcext:value-type="float">
            <text:p>0,00</text:p>
          </table:table-cell>
          <table:table-cell table:style-name="ce4" table:formula="of:=COS(RADIANS([.AS$4])) * SIN(RADIANS([.$A5]))" office:value-type="float" office:value="0" calcext:value-type="float">
            <text:p>0,00</text:p>
          </table:table-cell>
          <table:table-cell table:style-name="ce4" table:formula="of:=COS(RADIANS([.AT$4])) * SIN(RADIANS([.$A5]))" office:value-type="float" office:value="0" calcext:value-type="float">
            <text:p>0,00</text:p>
          </table:table-cell>
          <table:table-cell table:style-name="ce4" table:formula="of:=COS(RADIANS([.AU$4])) * SIN(RADIANS([.$A5]))" office:value-type="float" office:value="0" calcext:value-type="float">
            <text:p>0,00</text:p>
          </table:table-cell>
          <table:table-cell table:style-name="ce4" table:formula="of:=COS(RADIANS([.AV$4])) * SIN(RADIANS([.$A5]))" office:value-type="float" office:value="0" calcext:value-type="float">
            <text:p>0,00</text:p>
          </table:table-cell>
          <table:table-cell table:style-name="ce4" table:formula="of:=COS(RADIANS([.AW$4])) * SIN(RADIANS([.$A5]))" office:value-type="float" office:value="0" calcext:value-type="float">
            <text:p>0,00</text:p>
          </table:table-cell>
          <table:table-cell table:style-name="ce4" table:formula="of:=COS(RADIANS([.AX$4])) * SIN(RADIANS([.$A5]))" office:value-type="float" office:value="0" calcext:value-type="float">
            <text:p>0,00</text:p>
          </table:table-cell>
          <table:table-cell table:style-name="ce4" table:formula="of:=COS(RADIANS([.AY$4])) * SIN(RADIANS([.$A5]))" office:value-type="float" office:value="0" calcext:value-type="float">
            <text:p>0,00</text:p>
          </table:table-cell>
          <table:table-cell table:style-name="ce4" table:formula="of:=COS(RADIANS([.AZ$4])) * SIN(RADIANS([.$A5]))" office:value-type="float" office:value="0" calcext:value-type="float">
            <text:p>0,00</text:p>
          </table:table-cell>
          <table:table-cell table:style-name="ce4" table:formula="of:=COS(RADIANS([.BA$4])) * SIN(RADIANS([.$A5]))" office:value-type="float" office:value="0" calcext:value-type="float">
            <text:p>0,00</text:p>
          </table:table-cell>
          <table:table-cell table:style-name="ce4" table:formula="of:=COS(RADIANS([.BB$4])) * SIN(RADIANS([.$A5]))" office:value-type="float" office:value="0" calcext:value-type="float">
            <text:p>0,00</text:p>
          </table:table-cell>
          <table:table-cell table:style-name="ce4" table:formula="of:=COS(RADIANS([.BC$4])) * SIN(RADIANS([.$A5]))" office:value-type="float" office:value="0" calcext:value-type="float">
            <text:p>0,00</text:p>
          </table:table-cell>
          <table:table-cell table:style-name="ce4" table:formula="of:=COS(RADIANS([.BD$4])) * SIN(RADIANS([.$A5]))" office:value-type="float" office:value="0" calcext:value-type="float">
            <text:p>0,00</text:p>
          </table:table-cell>
          <table:table-cell table:style-name="ce4" table:formula="of:=COS(RADIANS([.BE$4])) * SIN(RADIANS([.$A5]))" office:value-type="float" office:value="0" calcext:value-type="float">
            <text:p>0,00</text:p>
          </table:table-cell>
          <table:table-cell table:style-name="ce4" table:formula="of:=COS(RADIANS([.BF$4])) * SIN(RADIANS([.$A5]))" office:value-type="float" office:value="0" calcext:value-type="float">
            <text:p>0,00</text:p>
          </table:table-cell>
          <table:table-cell table:style-name="ce4" table:formula="of:=COS(RADIANS([.BG$4])) * SIN(RADIANS([.$A5]))" office:value-type="float" office:value="0" calcext:value-type="float">
            <text:p>0,00</text:p>
          </table:table-cell>
          <table:table-cell table:style-name="ce4" table:formula="of:=COS(RADIANS([.BH$4])) * SIN(RADIANS([.$A5]))" office:value-type="float" office:value="0" calcext:value-type="float">
            <text:p>0,00</text:p>
          </table:table-cell>
          <table:table-cell table:style-name="ce4" table:formula="of:=COS(RADIANS([.BI$4])) * SIN(RADIANS([.$A5]))" office:value-type="float" office:value="0" calcext:value-type="float">
            <text:p>0,00</text:p>
          </table:table-cell>
          <table:table-cell table:style-name="ce4" table:formula="of:=COS(RADIANS([.BJ$4])) * SIN(RADIANS([.$A5]))" office:value-type="float" office:value="0" calcext:value-type="float">
            <text:p>0,00</text:p>
          </table:table-cell>
          <table:table-cell table:style-name="ce4" table:formula="of:=COS(RADIANS([.BK$4])) * SIN(RADIANS([.$A5]))" office:value-type="float" office:value="0" calcext:value-type="float">
            <text:p>0,00</text:p>
          </table:table-cell>
          <table:table-cell table:style-name="ce4" table:formula="of:=COS(RADIANS([.BL$4])) * SIN(RADIANS([.$A5]))" office:value-type="float" office:value="0" calcext:value-type="float">
            <text:p>0,00</text:p>
          </table:table-cell>
          <table:table-cell table:style-name="ce4" table:formula="of:=COS(RADIANS([.BM$4])) * SIN(RADIANS([.$A5]))" office:value-type="float" office:value="0" calcext:value-type="float">
            <text:p>0,00</text:p>
          </table:table-cell>
          <table:table-cell table:formula="of:=90-[.A5]" office:value-type="float" office:value="90" calcext:value-type="float">
            <text:p>90</text:p>
          </table:table-cell>
          <table:table-cell table:number-columns-repeated="958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style-name="ce4" table:formula="of:=COS(RADIANS([.B$4])) * SIN(RADIANS([.$A6]))" office:value-type="float" office:value="0.0174524064372835" calcext:value-type="float">
            <text:p>0,02</text:p>
          </table:table-cell>
          <table:table-cell table:style-name="ce4" table:formula="of:=COS(RADIANS([.C$4])) * SIN(RADIANS([.$A6]))" office:value-type="float" office:value="0.0173859947617641" calcext:value-type="float">
            <text:p>0,02</text:p>
          </table:table-cell>
          <table:table-cell table:style-name="ce4" table:formula="of:=COS(RADIANS([.D$4])) * SIN(RADIANS([.$A6]))" office:value-type="float" office:value="0.017187265168157" calcext:value-type="float">
            <text:p>0,02</text:p>
          </table:table-cell>
          <table:table-cell table:style-name="ce4" table:formula="of:=COS(RADIANS([.E$4])) * SIN(RADIANS([.$A6]))" office:value-type="float" office:value="0.0168577301086657" calcext:value-type="float">
            <text:p>0,02</text:p>
          </table:table-cell>
          <table:table-cell table:style-name="ce4" table:formula="of:=COS(RADIANS([.F$4])) * SIN(RADIANS([.$A6]))" office:value-type="float" office:value="0.0163998975440718" calcext:value-type="float">
            <text:p>0,02</text:p>
          </table:table-cell>
          <table:table-cell table:style-name="ce4" table:formula="of:=COS(RADIANS([.G$4])) * SIN(RADIANS([.$A6]))" office:value-type="float" office:value="0.0159435666257128" calcext:value-type="float">
            <text:p>0,02</text:p>
          </table:table-cell>
          <table:table-cell table:style-name="ce4" table:formula="of:=COS(RADIANS([.H$4])) * SIN(RADIANS([.$A6]))" office:value-type="float" office:value="0.0155502079984067" calcext:value-type="float">
            <text:p>0,02</text:p>
          </table:table-cell>
          <table:table-cell table:style-name="ce4" table:formula="of:=COS(RADIANS([.I$4])) * SIN(RADIANS([.$A6]))" office:value-type="float" office:value="0.0151142273318586" calcext:value-type="float">
            <text:p>0,02</text:p>
          </table:table-cell>
          <table:table-cell table:style-name="ce4" table:formula="of:=COS(RADIANS([.J$4])) * SIN(RADIANS([.$A6]))" office:value-type="float" office:value="0.0148004800524864" calcext:value-type="float">
            <text:p>0,01</text:p>
          </table:table-cell>
          <table:table-cell table:style-name="ce4" table:formula="of:=COS(RADIANS([.K$4])) * SIN(RADIANS([.$A6]))" office:value-type="float" office:value="0.0144687006680095" calcext:value-type="float">
            <text:p>0,01</text:p>
          </table:table-cell>
          <table:table-cell table:style-name="ce4" table:formula="of:=COS(RADIANS([.L$4])) * SIN(RADIANS([.$A6]))" office:value-type="float" office:value="0.0141192934005011" calcext:value-type="float">
            <text:p>0,01</text:p>
          </table:table-cell>
          <table:table-cell table:style-name="ce4" table:formula="of:=COS(RADIANS([.M$4])) * SIN(RADIANS([.$A6]))" office:value-type="float" office:value="0.0137526839488946" calcext:value-type="float">
            <text:p>0,01</text:p>
          </table:table-cell>
          <table:table-cell table:style-name="ce4" table:formula="of:=COS(RADIANS([.N$4])) * SIN(RADIANS([.$A6]))" office:value-type="float" office:value="0.0133693189703349" calcext:value-type="float">
            <text:p>0,01</text:p>
          </table:table-cell>
          <table:table-cell table:style-name="ce4" table:formula="of:=COS(RADIANS([.O$4])) * SIN(RADIANS([.$A6]))" office:value-type="float" office:value="0.0129696655359956" calcext:value-type="float">
            <text:p>0,01</text:p>
          </table:table-cell>
          <table:table-cell table:style-name="ce4" table:formula="of:=COS(RADIANS([.P$4])) * SIN(RADIANS([.$A6]))" office:value-type="float" office:value="0.0125542105620245" calcext:value-type="float">
            <text:p>0,01</text:p>
          </table:table-cell>
          <table:table-cell table:style-name="ce4" table:formula="of:=COS(RADIANS([.Q$4])) * SIN(RADIANS([.$A6]))" office:value-type="float" office:value="0.0123407149398269" calcext:value-type="float">
            <text:p>0,01</text:p>
          </table:table-cell>
          <table:table-cell table:style-name="ce4" table:formula="of:=COS(RADIANS([.R$4])) * SIN(RADIANS([.$A6]))" office:value-type="float" office:value="0.0121234602163115" calcext:value-type="float">
            <text:p>0,01</text:p>
          </table:table-cell>
          <table:table-cell table:style-name="ce4" table:formula="of:=COS(RADIANS([.S$4])) * SIN(RADIANS([.$A6]))" office:value-type="float" office:value="0.0119025125693715" calcext:value-type="float">
            <text:p>0,01</text:p>
          </table:table-cell>
          <table:table-cell table:style-name="ce4" table:formula="of:=COS(RADIANS([.T$4])) * SIN(RADIANS([.$A6]))" office:value-type="float" office:value="0.0116779393018008" calcext:value-type="float">
            <text:p>0,01</text:p>
          </table:table-cell>
          <table:table-cell table:style-name="ce4" table:formula="of:=COS(RADIANS([.U$4])) * SIN(RADIANS([.$A6]))" office:value-type="float" office:value="0.0114498088207919" calcext:value-type="float">
            <text:p>0,01</text:p>
          </table:table-cell>
          <table:table-cell table:style-name="ce4" table:formula="of:=COS(RADIANS([.V$4])) * SIN(RADIANS([.$A6]))" office:value-type="float" office:value="0.0112181906170994" calcext:value-type="float">
            <text:p>0,01</text:p>
          </table:table-cell>
          <table:table-cell table:style-name="ce4" table:formula="of:=COS(RADIANS([.W$4])) * SIN(RADIANS([.$A6]))" office:value-type="float" office:value="0.010983155243872" calcext:value-type="float">
            <text:p>0,01</text:p>
          </table:table-cell>
          <table:table-cell table:style-name="ce4" table:formula="of:=COS(RADIANS([.X$4])) * SIN(RADIANS([.$A6]))" office:value-type="float" office:value="0.010744774295161" calcext:value-type="float">
            <text:p>0,01</text:p>
          </table:table-cell>
          <table:table-cell table:style-name="ce4" table:formula="of:=COS(RADIANS([.Y$4])) * SIN(RADIANS([.$A6]))" office:value-type="float" office:value="0.0105031203841127" calcext:value-type="float">
            <text:p>0,01</text:p>
          </table:table-cell>
          <table:table-cell table:style-name="ce4" table:formula="of:=COS(RADIANS([.Z$4])) * SIN(RADIANS([.$A6]))" office:value-type="float" office:value="0.0102582671208495" calcext:value-type="float">
            <text:p>0,01</text:p>
          </table:table-cell>
          <table:table-cell table:style-name="ce4" table:formula="of:=COS(RADIANS([.AA$4])) * SIN(RADIANS([.$A6]))" office:value-type="float" office:value="0.0100102890900471" calcext:value-type="float">
            <text:p>0,01</text:p>
          </table:table-cell>
          <table:table-cell table:style-name="ce4" table:formula="of:=COS(RADIANS([.AB$4])) * SIN(RADIANS([.$A6]))" office:value-type="float" office:value="0.00975926182821612" calcext:value-type="float">
            <text:p>0,01</text:p>
          </table:table-cell>
          <table:table-cell table:style-name="ce4" table:formula="of:=COS(RADIANS([.AC$4])) * SIN(RADIANS([.$A6]))" office:value-type="float" office:value="0.00950526180069214" calcext:value-type="float">
            <text:p>0,01</text:p>
          </table:table-cell>
          <table:table-cell table:style-name="ce4" table:formula="of:=COS(RADIANS([.AD$4])) * SIN(RADIANS([.$A6]))" office:value-type="float" office:value="0.00924836637834413" calcext:value-type="float">
            <text:p>0,01</text:p>
          </table:table-cell>
          <table:table-cell table:style-name="ce4" table:formula="of:=COS(RADIANS([.AE$4])) * SIN(RADIANS([.$A6]))" office:value-type="float" office:value="0.00898865381400634" calcext:value-type="float">
            <text:p>0,01</text:p>
          </table:table-cell>
          <table:table-cell table:style-name="ce4" table:formula="of:=COS(RADIANS([.AF$4])) * SIN(RADIANS([.$A6]))" office:value-type="float" office:value="0.00872620321864176" calcext:value-type="float">
            <text:p>0,01</text:p>
          </table:table-cell>
          <table:table-cell table:style-name="ce4" table:formula="of:=COS(RADIANS([.AG$4])) * SIN(RADIANS([.$A6]))" office:value-type="float" office:value="0.00846109453724415" calcext:value-type="float">
            <text:p>0,01</text:p>
          </table:table-cell>
          <table:table-cell table:style-name="ce4" table:formula="of:=COS(RADIANS([.AH$4])) * SIN(RADIANS([.$A6]))" office:value-type="float" office:value="0.00819340852448603" calcext:value-type="float">
            <text:p>0,01</text:p>
          </table:table-cell>
          <table:table-cell table:style-name="ce4" table:formula="of:=COS(RADIANS([.AI$4])) * SIN(RADIANS([.$A6]))" office:value-type="float" office:value="0.00792322672012002" calcext:value-type="float">
            <text:p>0,01</text:p>
          </table:table-cell>
          <table:table-cell table:style-name="ce4" table:formula="of:=COS(RADIANS([.AJ$4])) * SIN(RADIANS([.$A6]))" office:value-type="float" office:value="0.00765063142414105" calcext:value-type="float">
            <text:p>0,01</text:p>
          </table:table-cell>
          <table:table-cell table:style-name="ce4" table:formula="of:=COS(RADIANS([.AK$4])) * SIN(RADIANS([.$A6]))" office:value-type="float" office:value="0.00737570567171695" calcext:value-type="float">
            <text:p>0,01</text:p>
          </table:table-cell>
          <table:table-cell table:style-name="ce4" table:formula="of:=COS(RADIANS([.AL$4])) * SIN(RADIANS([.$A6]))" office:value-type="float" office:value="0.00709853320789518" calcext:value-type="float">
            <text:p>0,01</text:p>
          </table:table-cell>
          <table:table-cell table:style-name="ce4" table:formula="of:=COS(RADIANS([.AM$4])) * SIN(RADIANS([.$A6]))" office:value-type="float" office:value="0.00681919846209325" calcext:value-type="float">
            <text:p>0,01</text:p>
          </table:table-cell>
          <table:table-cell table:style-name="ce4" table:formula="of:=COS(RADIANS([.AN$4])) * SIN(RADIANS([.$A6]))" office:value-type="float" office:value="0.00653778652238071" calcext:value-type="float">
            <text:p>0,01</text:p>
          </table:table-cell>
          <table:table-cell table:style-name="ce4" table:formula="of:=COS(RADIANS([.AO$4])) * SIN(RADIANS([.$A6]))" office:value-type="float" office:value="0.00625438310956049" calcext:value-type="float">
            <text:p>0,01</text:p>
          </table:table-cell>
          <table:table-cell table:style-name="ce4" table:formula="of:=COS(RADIANS([.AP$4])) * SIN(RADIANS([.$A6]))" office:value-type="float" office:value="0.00596907455105753" calcext:value-type="float">
            <text:p>0,01</text:p>
          </table:table-cell>
          <table:table-cell table:style-name="ce4" table:formula="of:=COS(RADIANS([.AQ$4])) * SIN(RADIANS([.$A6]))" office:value-type="float" office:value="0.0056819477546226" calcext:value-type="float">
            <text:p>0,01</text:p>
          </table:table-cell>
          <table:table-cell table:style-name="ce4" table:formula="of:=COS(RADIANS([.AR$4])) * SIN(RADIANS([.$A6]))" office:value-type="float" office:value="0.00539309018185934" calcext:value-type="float">
            <text:p>0,01</text:p>
          </table:table-cell>
          <table:table-cell table:style-name="ce4" table:formula="of:=COS(RADIANS([.AS$4])) * SIN(RADIANS([.$A6]))" office:value-type="float" office:value="0.00510258982158264" calcext:value-type="float">
            <text:p>0,01</text:p>
          </table:table-cell>
          <table:table-cell table:style-name="ce4" table:formula="of:=COS(RADIANS([.AT$4])) * SIN(RADIANS([.$A6]))" office:value-type="float" office:value="0.0048105351630164" calcext:value-type="float">
            <text:p>0,00</text:p>
          </table:table-cell>
          <table:table-cell table:style-name="ce4" table:formula="of:=COS(RADIANS([.AU$4])) * SIN(RADIANS([.$A6]))" office:value-type="float" office:value="0.0045170151688388" calcext:value-type="float">
            <text:p>0,00</text:p>
          </table:table-cell>
          <table:table-cell table:style-name="ce4" table:formula="of:=COS(RADIANS([.AV$4])) * SIN(RADIANS([.$A6]))" office:value-type="float" office:value="0.00422211924808347" calcext:value-type="float">
            <text:p>0,00</text:p>
          </table:table-cell>
          <table:table-cell table:style-name="ce4" table:formula="of:=COS(RADIANS([.AW$4])) * SIN(RADIANS([.$A6]))" office:value-type="float" office:value="0.00392593722890459" calcext:value-type="float">
            <text:p>0,00</text:p>
          </table:table-cell>
          <table:table-cell table:style-name="ce4" table:formula="of:=COS(RADIANS([.AX$4])) * SIN(RADIANS([.$A6]))" office:value-type="float" office:value="0.00362855933121436" calcext:value-type="float">
            <text:p>0,00</text:p>
          </table:table-cell>
          <table:table-cell table:style-name="ce4" table:formula="of:=COS(RADIANS([.AY$4])) * SIN(RADIANS([.$A6]))" office:value-type="float" office:value="0.00333007613920121" calcext:value-type="float">
            <text:p>0,00</text:p>
          </table:table-cell>
          <table:table-cell table:style-name="ce4" table:formula="of:=COS(RADIANS([.AZ$4])) * SIN(RADIANS([.$A6]))" office:value-type="float" office:value="0.00303057857373689" calcext:value-type="float">
            <text:p>0,00</text:p>
          </table:table-cell>
          <table:table-cell table:style-name="ce4" table:formula="of:=COS(RADIANS([.BA$4])) * SIN(RADIANS([.$A6]))" office:value-type="float" office:value="0.00273015786468113" calcext:value-type="float">
            <text:p>0,00</text:p>
          </table:table-cell>
          <table:table-cell table:style-name="ce4" table:formula="of:=COS(RADIANS([.BB$4])) * SIN(RADIANS([.$A6]))" office:value-type="float" office:value="0.00242890552309215" calcext:value-type="float">
            <text:p>0,00</text:p>
          </table:table-cell>
          <table:table-cell table:style-name="ce4" table:formula="of:=COS(RADIANS([.BC$4])) * SIN(RADIANS([.$A6]))" office:value-type="float" office:value="0.00212691331335151" calcext:value-type="float">
            <text:p>0,00</text:p>
          </table:table-cell>
          <table:table-cell table:style-name="ce4" table:formula="of:=COS(RADIANS([.BD$4])) * SIN(RADIANS([.$A6]))" office:value-type="float" office:value="0.00182427322521175" calcext:value-type="float">
            <text:p>0,00</text:p>
          </table:table-cell>
          <table:table-cell table:style-name="ce4" table:formula="of:=COS(RADIANS([.BE$4])) * SIN(RADIANS([.$A6]))" office:value-type="float" office:value="0.00152107744577546" calcext:value-type="float">
            <text:p>0,00</text:p>
          </table:table-cell>
          <table:table-cell table:style-name="ce4" table:formula="of:=COS(RADIANS([.BF$4])) * SIN(RADIANS([.$A6]))" office:value-type="float" office:value="0.00121741833141417" calcext:value-type="float">
            <text:p>0,00</text:p>
          </table:table-cell>
          <table:table-cell table:style-name="ce4" table:formula="of:=COS(RADIANS([.BG$4])) * SIN(RADIANS([.$A6]))" office:value-type="float" office:value="0.000913388379635743" calcext:value-type="float">
            <text:p>0,00</text:p>
          </table:table-cell>
          <table:table-cell table:style-name="ce4" table:formula="of:=COS(RADIANS([.BH$4])) * SIN(RADIANS([.$A6]))" office:value-type="float" office:value="0.000761263276845153" calcext:value-type="float">
            <text:p>0,00</text:p>
          </table:table-cell>
          <table:table-cell table:style-name="ce4" table:formula="of:=COS(RADIANS([.BI$4])) * SIN(RADIANS([.$A6]))" office:value-type="float" office:value="0.000609080200908685" calcext:value-type="float">
            <text:p>0,00</text:p>
          </table:table-cell>
          <table:table-cell table:style-name="ce4" table:formula="of:=COS(RADIANS([.BJ$4])) * SIN(RADIANS([.$A6]))" office:value-type="float" office:value="0.000456850741156767" calcext:value-type="float">
            <text:p>0,00</text:p>
          </table:table-cell>
          <table:table-cell table:style-name="ce4" table:formula="of:=COS(RADIANS([.BK$4])) * SIN(RADIANS([.$A6]))" office:value-type="float" office:value="0.000304586490452136" calcext:value-type="float">
            <text:p>0,00</text:p>
          </table:table-cell>
          <table:table-cell table:style-name="ce4" table:formula="of:=COS(RADIANS([.BL$4])) * SIN(RADIANS([.$A6]))" office:value-type="float" office:value="0.000152299044307004" calcext:value-type="float">
            <text:p>0,00</text:p>
          </table:table-cell>
          <table:table-cell table:style-name="ce4" table:formula="of:=COS(RADIANS([.BM$4])) * SIN(RADIANS([.$A6]))" office:value-type="float" office:value="1.0686516840419E-018" calcext:value-type="float">
            <text:p>0,00</text:p>
          </table:table-cell>
          <table:table-cell table:formula="of:=90-[.A6]" office:value-type="float" office:value="89" calcext:value-type="float">
            <text:p>89</text:p>
          </table:table-cell>
          <table:table-cell table:number-columns-repeated="958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style-name="ce4" table:formula="of:=COS(RADIANS([.B$4])) * SIN(RADIANS([.$A7]))" office:value-type="float" office:value="0.034899496702501" calcext:value-type="float">
            <text:p>0,03</text:p>
          </table:table-cell>
          <table:table-cell table:style-name="ce4" table:formula="of:=COS(RADIANS([.C$4])) * SIN(RADIANS([.$A7]))" office:value-type="float" office:value="0.0347666935811018" calcext:value-type="float">
            <text:p>0,03</text:p>
          </table:table-cell>
          <table:table-cell table:style-name="ce4" table:formula="of:=COS(RADIANS([.D$4])) * SIN(RADIANS([.$A7]))" office:value-type="float" office:value="0.0343692949288469" calcext:value-type="float">
            <text:p>0,03</text:p>
          </table:table-cell>
          <table:table-cell table:style-name="ce4" table:formula="of:=COS(RADIANS([.E$4])) * SIN(RADIANS([.$A7]))" office:value-type="float" office:value="0.0337103251894359" calcext:value-type="float">
            <text:p>0,03</text:p>
          </table:table-cell>
          <table:table-cell table:style-name="ce4" table:formula="of:=COS(RADIANS([.F$4])) * SIN(RADIANS([.$A7]))" office:value-type="float" office:value="0.0327947995204823" calcext:value-type="float">
            <text:p>0,03</text:p>
          </table:table-cell>
          <table:table-cell table:style-name="ce4" table:formula="of:=COS(RADIANS([.G$4])) * SIN(RADIANS([.$A7]))" office:value-type="float" office:value="0.0318822766865827" calcext:value-type="float">
            <text:p>0,03</text:p>
          </table:table-cell>
          <table:table-cell table:style-name="ce4" table:formula="of:=COS(RADIANS([.H$4])) * SIN(RADIANS([.$A7]))" office:value-type="float" office:value="0.0310956792528188" calcext:value-type="float">
            <text:p>0,03</text:p>
          </table:table-cell>
          <table:table-cell table:style-name="ce4" table:formula="of:=COS(RADIANS([.I$4])) * SIN(RADIANS([.$A7]))" office:value-type="float" office:value="0.0302238507236571" calcext:value-type="float">
            <text:p>0,03</text:p>
          </table:table-cell>
          <table:table-cell table:style-name="ce4" table:formula="of:=COS(RADIANS([.J$4])) * SIN(RADIANS([.$A7]))" office:value-type="float" office:value="0.0295964517353734" calcext:value-type="float">
            <text:p>0,03</text:p>
          </table:table-cell>
          <table:table-cell table:style-name="ce4" table:formula="of:=COS(RADIANS([.K$4])) * SIN(RADIANS([.$A7]))" office:value-type="float" office:value="0.0289329940296341" calcext:value-type="float">
            <text:p>0,03</text:p>
          </table:table-cell>
          <table:table-cell table:style-name="ce4" table:formula="of:=COS(RADIANS([.L$4])) * SIN(RADIANS([.$A7]))" office:value-type="float" office:value="0.0282342859274557" calcext:value-type="float">
            <text:p>0,03</text:p>
          </table:table-cell>
          <table:table-cell table:style-name="ce4" table:formula="of:=COS(RADIANS([.M$4])) * SIN(RADIANS([.$A7]))" office:value-type="float" office:value="0.0275011786970331" calcext:value-type="float">
            <text:p>0,03</text:p>
          </table:table-cell>
          <table:table-cell table:style-name="ce4" table:formula="of:=COS(RADIANS([.N$4])) * SIN(RADIANS([.$A7]))" office:value-type="float" office:value="0.0267345655166" calcext:value-type="float">
            <text:p>0,03</text:p>
          </table:table-cell>
          <table:table-cell table:style-name="ce4" table:formula="of:=COS(RADIANS([.O$4])) * SIN(RADIANS([.$A7]))" office:value-type="float" office:value="0.025935380386229" calcext:value-type="float">
            <text:p>0,03</text:p>
          </table:table-cell>
          <table:table-cell table:style-name="ce4" table:formula="of:=COS(RADIANS([.P$4])) * SIN(RADIANS([.$A7]))" office:value-type="float" office:value="0.0251045969898965" calcext:value-type="float">
            <text:p>0,03</text:p>
          </table:table-cell>
          <table:table-cell table:style-name="ce4" table:formula="of:=COS(RADIANS([.Q$4])) * SIN(RADIANS([.$A7]))" office:value-type="float" office:value="0.024677670778336" calcext:value-type="float">
            <text:p>0,02</text:p>
          </table:table-cell>
          <table:table-cell table:style-name="ce4" table:formula="of:=COS(RADIANS([.R$4])) * SIN(RADIANS([.$A7]))" office:value-type="float" office:value="0.0242432275091985" calcext:value-type="float">
            <text:p>0,02</text:p>
          </table:table-cell>
          <table:table-cell table:style-name="ce4" table:formula="of:=COS(RADIANS([.S$4])) * SIN(RADIANS([.$A7]))" office:value-type="float" office:value="0.0238013995181122" calcext:value-type="float">
            <text:p>0,02</text:p>
          </table:table-cell>
          <table:table-cell table:style-name="ce4" table:formula="of:=COS(RADIANS([.T$4])) * SIN(RADIANS([.$A7]))" office:value-type="float" office:value="0.0233523213901634" calcext:value-type="float">
            <text:p>0,02</text:p>
          </table:table-cell>
          <table:table-cell table:style-name="ce4" table:formula="of:=COS(RADIANS([.U$4])) * SIN(RADIANS([.$A7]))" office:value-type="float" office:value="0.0228961299189002" calcext:value-type="float">
            <text:p>0,02</text:p>
          </table:table-cell>
          <table:table-cell table:style-name="ce4" table:formula="of:=COS(RADIANS([.V$4])) * SIN(RADIANS([.$A7]))" office:value-type="float" office:value="0.0224329640646639" calcext:value-type="float">
            <text:p>0,02</text:p>
          </table:table-cell>
          <table:table-cell table:style-name="ce4" table:formula="of:=COS(RADIANS([.W$4])) * SIN(RADIANS([.$A7]))" office:value-type="float" office:value="0.0219629649122604" calcext:value-type="float">
            <text:p>0,02</text:p>
          </table:table-cell>
          <table:table-cell table:style-name="ce4" table:formula="of:=COS(RADIANS([.X$4])) * SIN(RADIANS([.$A7]))" office:value-type="float" office:value="0.0214862756279847" calcext:value-type="float">
            <text:p>0,02</text:p>
          </table:table-cell>
          <table:table-cell table:style-name="ce4" table:formula="of:=COS(RADIANS([.Y$4])) * SIN(RADIANS([.$A7]))" office:value-type="float" office:value="0.0210030414160105" calcext:value-type="float">
            <text:p>0,02</text:p>
          </table:table-cell>
          <table:table-cell table:style-name="ce4" table:formula="of:=COS(RADIANS([.Z$4])) * SIN(RADIANS([.$A7]))" office:value-type="float" office:value="0.0205134094741599" calcext:value-type="float">
            <text:p>0,02</text:p>
          </table:table-cell>
          <table:table-cell table:style-name="ce4" table:formula="of:=COS(RADIANS([.AA$4])) * SIN(RADIANS([.$A7]))" office:value-type="float" office:value="0.0200175289490656" calcext:value-type="float">
            <text:p>0,02</text:p>
          </table:table-cell>
          <table:table-cell table:style-name="ce4" table:formula="of:=COS(RADIANS([.AB$4])) * SIN(RADIANS([.$A7]))" office:value-type="float" office:value="0.0195155508907393" calcext:value-type="float">
            <text:p>0,02</text:p>
          </table:table-cell>
          <table:table-cell table:style-name="ce4" table:formula="of:=COS(RADIANS([.AC$4])) * SIN(RADIANS([.$A7]))" office:value-type="float" office:value="0.0190076282065603" calcext:value-type="float">
            <text:p>0,02</text:p>
          </table:table-cell>
          <table:table-cell table:style-name="ce4" table:formula="of:=COS(RADIANS([.AD$4])) * SIN(RADIANS([.$A7]))" office:value-type="float" office:value="0.0184939156146985" calcext:value-type="float">
            <text:p>0,02</text:p>
          </table:table-cell>
          <table:table-cell table:style-name="ce4" table:formula="of:=COS(RADIANS([.AE$4])) * SIN(RADIANS([.$A7]))" office:value-type="float" office:value="0.0179745695969859" calcext:value-type="float">
            <text:p>0,02</text:p>
          </table:table-cell>
          <table:table-cell table:style-name="ce4" table:formula="of:=COS(RADIANS([.AF$4])) * SIN(RADIANS([.$A7]))" office:value-type="float" office:value="0.0174497483512505" calcext:value-type="float">
            <text:p>0,02</text:p>
          </table:table-cell>
          <table:table-cell table:style-name="ce4" table:formula="of:=COS(RADIANS([.AG$4])) * SIN(RADIANS([.$A7]))" office:value-type="float" office:value="0.0169196117431278" calcext:value-type="float">
            <text:p>0,02</text:p>
          </table:table-cell>
          <table:table-cell table:style-name="ce4" table:formula="of:=COS(RADIANS([.AH$4])) * SIN(RADIANS([.$A7]))" office:value-type="float" office:value="0.0163843212573642" calcext:value-type="float">
            <text:p>0,02</text:p>
          </table:table-cell>
          <table:table-cell table:style-name="ce4" table:formula="of:=COS(RADIANS([.AI$4])) * SIN(RADIANS([.$A7]))" office:value-type="float" office:value="0.0158440399486271" calcext:value-type="float">
            <text:p>0,02</text:p>
          </table:table-cell>
          <table:table-cell table:style-name="ce4" table:formula="of:=COS(RADIANS([.AJ$4])) * SIN(RADIANS([.$A7]))" office:value-type="float" office:value="0.015298932391837" calcext:value-type="float">
            <text:p>0,02</text:p>
          </table:table-cell>
          <table:table-cell table:style-name="ce4" table:formula="of:=COS(RADIANS([.AK$4])) * SIN(RADIANS([.$A7]))" office:value-type="float" office:value="0.0147491646320362" calcext:value-type="float">
            <text:p>0,01</text:p>
          </table:table-cell>
          <table:table-cell table:style-name="ce4" table:formula="of:=COS(RADIANS([.AL$4])) * SIN(RADIANS([.$A7]))" office:value-type="float" office:value="0.0141949041338102" calcext:value-type="float">
            <text:p>0,01</text:p>
          </table:table-cell>
          <table:table-cell table:style-name="ce4" table:formula="of:=COS(RADIANS([.AM$4])) * SIN(RADIANS([.$A7]))" office:value-type="float" office:value="0.0136363197302759" calcext:value-type="float">
            <text:p>0,01</text:p>
          </table:table-cell>
          <table:table-cell table:style-name="ce4" table:formula="of:=COS(RADIANS([.AN$4])) * SIN(RADIANS([.$A7]))" office:value-type="float" office:value="0.0130735815716537" calcext:value-type="float">
            <text:p>0,01</text:p>
          </table:table-cell>
          <table:table-cell table:style-name="ce4" table:formula="of:=COS(RADIANS([.AO$4])) * SIN(RADIANS([.$A7]))" office:value-type="float" office:value="0.0125068610734382" calcext:value-type="float">
            <text:p>0,01</text:p>
          </table:table-cell>
          <table:table-cell table:style-name="ce4" table:formula="of:=COS(RADIANS([.AP$4])) * SIN(RADIANS([.$A7]))" office:value-type="float" office:value="0.0119363308641831" calcext:value-type="float">
            <text:p>0,01</text:p>
          </table:table-cell>
          <table:table-cell table:style-name="ce4" table:formula="of:=COS(RADIANS([.AQ$4])) * SIN(RADIANS([.$A7]))" office:value-type="float" office:value="0.0113621647329169" calcext:value-type="float">
            <text:p>0,01</text:p>
          </table:table-cell>
          <table:table-cell table:style-name="ce4" table:formula="of:=COS(RADIANS([.AR$4])) * SIN(RADIANS([.$A7]))" office:value-type="float" office:value="0.0107845375762052" calcext:value-type="float">
            <text:p>0,01</text:p>
          </table:table-cell>
          <table:table-cell table:style-name="ce4" table:formula="of:=COS(RADIANS([.AS$4])) * SIN(RADIANS([.$A7]))" office:value-type="float" office:value="0.0102036253448757" calcext:value-type="float">
            <text:p>0,01</text:p>
          </table:table-cell>
          <table:table-cell table:style-name="ce4" table:formula="of:=COS(RADIANS([.AT$4])) * SIN(RADIANS([.$A7]))" office:value-type="float" office:value="0.00961960499042145" calcext:value-type="float">
            <text:p>0,01</text:p>
          </table:table-cell>
          <table:table-cell table:style-name="ce4" table:formula="of:=COS(RADIANS([.AU$4])) * SIN(RADIANS([.$A7]))" office:value-type="float" office:value="0.00903265441109987" calcext:value-type="float">
            <text:p>0,01</text:p>
          </table:table-cell>
          <table:table-cell table:style-name="ce4" table:formula="of:=COS(RADIANS([.AV$4])) * SIN(RADIANS([.$A7]))" office:value-type="float" office:value="0.00844295239774339" calcext:value-type="float">
            <text:p>0,01</text:p>
          </table:table-cell>
          <table:table-cell table:style-name="ce4" table:formula="of:=COS(RADIANS([.AW$4])) * SIN(RADIANS([.$A7]))" office:value-type="float" office:value="0.00785067857929784" calcext:value-type="float">
            <text:p>0,01</text:p>
          </table:table-cell>
          <table:table-cell table:style-name="ce4" table:formula="of:=COS(RADIANS([.AX$4])) * SIN(RADIANS([.$A7]))" office:value-type="float" office:value="0.00725601336810579" calcext:value-type="float">
            <text:p>0,01</text:p>
          </table:table-cell>
          <table:table-cell table:style-name="ce4" table:formula="of:=COS(RADIANS([.AY$4])) * SIN(RADIANS([.$A7]))" office:value-type="float" office:value="0.00665913790495125" calcext:value-type="float">
            <text:p>0,01</text:p>
          </table:table-cell>
          <table:table-cell table:style-name="ce4" table:formula="of:=COS(RADIANS([.AZ$4])) * SIN(RADIANS([.$A7]))" office:value-type="float" office:value="0.00606023400388234" calcext:value-type="float">
            <text:p>0,01</text:p>
          </table:table-cell>
          <table:table-cell table:style-name="ce4" table:formula="of:=COS(RADIANS([.BA$4])) * SIN(RADIANS([.$A7]))" office:value-type="float" office:value="0.00545948409682904" calcext:value-type="float">
            <text:p>0,01</text:p>
          </table:table-cell>
          <table:table-cell table:style-name="ce4" table:formula="of:=COS(RADIANS([.BB$4])) * SIN(RADIANS([.$A7]))" office:value-type="float" office:value="0.00485707117803264" calcext:value-type="float">
            <text:p>0,00</text:p>
          </table:table-cell>
          <table:table-cell table:style-name="ce4" table:formula="of:=COS(RADIANS([.BC$4])) * SIN(RADIANS([.$A7]))" office:value-type="float" office:value="0.0042531787483039" calcext:value-type="float">
            <text:p>0,00</text:p>
          </table:table-cell>
          <table:table-cell table:style-name="ce4" table:formula="of:=COS(RADIANS([.BD$4])) * SIN(RADIANS([.$A7]))" office:value-type="float" office:value="0.00364799075912696" calcext:value-type="float">
            <text:p>0,00</text:p>
          </table:table-cell>
          <table:table-cell table:style-name="ce4" table:formula="of:=COS(RADIANS([.BE$4])) * SIN(RADIANS([.$A7]))" office:value-type="float" office:value="0.00304169155662592" calcext:value-type="float">
            <text:p>0,00</text:p>
          </table:table-cell>
          <table:table-cell table:style-name="ce4" table:formula="of:=COS(RADIANS([.BF$4])) * SIN(RADIANS([.$A7]))" office:value-type="float" office:value="0.00243446582541119" calcext:value-type="float">
            <text:p>0,00</text:p>
          </table:table-cell>
          <table:table-cell table:style-name="ce4" table:formula="of:=COS(RADIANS([.BG$4])) * SIN(RADIANS([.$A7]))" office:value-type="float" office:value="0.00182649853232286" calcext:value-type="float">
            <text:p>0,00</text:p>
          </table:table-cell>
          <table:table-cell table:style-name="ce4" table:formula="of:=COS(RADIANS([.BH$4])) * SIN(RADIANS([.$A7]))" office:value-type="float" office:value="0.00152229466552166" calcext:value-type="float">
            <text:p>0,00</text:p>
          </table:table-cell>
          <table:table-cell table:style-name="ce4" table:formula="of:=COS(RADIANS([.BI$4])) * SIN(RADIANS([.$A7]))" office:value-type="float" office:value="0.00121797487008788" calcext:value-type="float">
            <text:p>0,00</text:p>
          </table:table-cell>
          <table:table-cell table:style-name="ce4" table:formula="of:=COS(RADIANS([.BJ$4])) * SIN(RADIANS([.$A7]))" office:value-type="float" office:value="0.000913562321152165" calcext:value-type="float">
            <text:p>0,00</text:p>
          </table:table-cell>
          <table:table-cell table:style-name="ce4" table:formula="of:=COS(RADIANS([.BK$4])) * SIN(RADIANS([.$A7]))" office:value-type="float" office:value="0.000609080200908686" calcext:value-type="float">
            <text:p>0,00</text:p>
          </table:table-cell>
          <table:table-cell table:style-name="ce4" table:formula="of:=COS(RADIANS([.BL$4])) * SIN(RADIANS([.$A7]))" office:value-type="float" office:value="0.000304551696849757" calcext:value-type="float">
            <text:p>0,00</text:p>
          </table:table-cell>
          <table:table-cell table:style-name="ce4" table:formula="of:=COS(RADIANS([.BM$4])) * SIN(RADIANS([.$A7]))" office:value-type="float" office:value="2.13697784642857E-018" calcext:value-type="float">
            <text:p>0,00</text:p>
          </table:table-cell>
          <table:table-cell table:formula="of:=90-[.A7]" office:value-type="float" office:value="88" calcext:value-type="float">
            <text:p>88</text:p>
          </table:table-cell>
          <table:table-cell table:number-columns-repeated="958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style-name="ce4" table:formula="of:=COS(RADIANS([.B$4])) * SIN(RADIANS([.$A8]))" office:value-type="float" office:value="0.0523359562429438" calcext:value-type="float">
            <text:p>0,05</text:p>
          </table:table-cell>
          <table:table-cell table:style-name="ce4" table:formula="of:=COS(RADIANS([.C$4])) * SIN(RADIANS([.$A8]))" office:value-type="float" office:value="0.0521368021287822" calcext:value-type="float">
            <text:p>0,05</text:p>
          </table:table-cell>
          <table:table-cell table:style-name="ce4" table:formula="of:=COS(RADIANS([.D$4])) * SIN(RADIANS([.$A8]))" office:value-type="float" office:value="0.0515408554693587" calcext:value-type="float">
            <text:p>0,05</text:p>
          </table:table-cell>
          <table:table-cell table:style-name="ce4" table:formula="of:=COS(RADIANS([.E$4])) * SIN(RADIANS([.$A8]))" office:value-type="float" office:value="0.050552651778594" calcext:value-type="float">
            <text:p>0,05</text:p>
          </table:table-cell>
          <table:table-cell table:style-name="ce4" table:formula="of:=COS(RADIANS([.F$4])) * SIN(RADIANS([.$A8]))" office:value-type="float" office:value="0.0491797118832685" calcext:value-type="float">
            <text:p>0,05</text:p>
          </table:table-cell>
          <table:table-cell table:style-name="ce4" table:formula="of:=COS(RADIANS([.G$4])) * SIN(RADIANS([.$A8]))" office:value-type="float" office:value="0.0478112750971233" calcext:value-type="float">
            <text:p>0,05</text:p>
          </table:table-cell>
          <table:table-cell table:style-name="ce4" table:formula="of:=COS(RADIANS([.H$4])) * SIN(RADIANS([.$A8]))" office:value-type="float" office:value="0.0466316784620999" calcext:value-type="float">
            <text:p>0,05</text:p>
          </table:table-cell>
          <table:table-cell table:style-name="ce4" table:formula="of:=COS(RADIANS([.I$4])) * SIN(RADIANS([.$A8]))" office:value-type="float" office:value="0.0453242676377402" calcext:value-type="float">
            <text:p>0,05</text:p>
          </table:table-cell>
          <table:table-cell table:style-name="ce4" table:formula="of:=COS(RADIANS([.J$4])) * SIN(RADIANS([.$A8]))" office:value-type="float" office:value="0.0443834080523545" calcext:value-type="float">
            <text:p>0,04</text:p>
          </table:table-cell>
          <table:table-cell table:style-name="ce4" table:formula="of:=COS(RADIANS([.K$4])) * SIN(RADIANS([.$A8]))" office:value-type="float" office:value="0.043388474120997" calcext:value-type="float">
            <text:p>0,04</text:p>
          </table:table-cell>
          <table:table-cell table:style-name="ce4" table:formula="of:=COS(RADIANS([.L$4])) * SIN(RADIANS([.$A8]))" office:value-type="float" office:value="0.0423406780174052" calcext:value-type="float">
            <text:p>0,04</text:p>
          </table:table-cell>
          <table:table-cell table:style-name="ce4" table:formula="of:=COS(RADIANS([.M$4])) * SIN(RADIANS([.$A8]))" office:value-type="float" office:value="0.0412412963197306" calcext:value-type="float">
            <text:p>0,04</text:p>
          </table:table-cell>
          <table:table-cell table:style-name="ce4" table:formula="of:=COS(RADIANS([.N$4])) * SIN(RADIANS([.$A8]))" office:value-type="float" office:value="0.0400916684552251" calcext:value-type="float">
            <text:p>0,04</text:p>
          </table:table-cell>
          <table:table-cell table:style-name="ce4" table:formula="of:=COS(RADIANS([.O$4])) * SIN(RADIANS([.$A8]))" office:value-type="float" office:value="0.038893195068355" calcext:value-type="float">
            <text:p>0,04</text:p>
          </table:table-cell>
          <table:table-cell table:style-name="ce4" table:formula="of:=COS(RADIANS([.P$4])) * SIN(RADIANS([.$A8]))" office:value-type="float" office:value="0.0376473363143316" calcext:value-type="float">
            <text:p>0,04</text:p>
          </table:table-cell>
          <table:table-cell table:style-name="ce4" table:formula="of:=COS(RADIANS([.Q$4])) * SIN(RADIANS([.$A8]))" office:value-type="float" office:value="0.037007109559268" calcext:value-type="float">
            <text:p>0,04</text:p>
          </table:table-cell>
          <table:table-cell table:style-name="ce4" table:formula="of:=COS(RADIANS([.R$4])) * SIN(RADIANS([.$A8]))" office:value-type="float" office:value="0.0363556100801367" calcext:value-type="float">
            <text:p>0,04</text:p>
          </table:table-cell>
          <table:table-cell table:style-name="ce4" table:formula="of:=COS(RADIANS([.S$4])) * SIN(RADIANS([.$A8]))" office:value-type="float" office:value="0.0356930363299904" calcext:value-type="float">
            <text:p>0,04</text:p>
          </table:table-cell>
          <table:table-cell table:style-name="ce4" table:formula="of:=COS(RADIANS([.T$4])) * SIN(RADIANS([.$A8]))" office:value-type="float" office:value="0.0350195901352117" calcext:value-type="float">
            <text:p>0,04</text:p>
          </table:table-cell>
          <table:table-cell table:style-name="ce4" table:formula="of:=COS(RADIANS([.U$4])) * SIN(RADIANS([.$A8]))" office:value-type="float" office:value="0.0343354766340354" calcext:value-type="float">
            <text:p>0,03</text:p>
          </table:table-cell>
          <table:table-cell table:style-name="ce4" table:formula="of:=COS(RADIANS([.V$4])) * SIN(RADIANS([.$A8]))" office:value-type="float" office:value="0.0336409042140612" calcext:value-type="float">
            <text:p>0,03</text:p>
          </table:table-cell>
          <table:table-cell table:style-name="ce4" table:formula="of:=COS(RADIANS([.W$4])) * SIN(RADIANS([.$A8]))" office:value-type="float" office:value="0.0329360844487766" calcext:value-type="float">
            <text:p>0,03</text:p>
          </table:table-cell>
          <table:table-cell table:style-name="ce4" table:formula="of:=COS(RADIANS([.X$4])) * SIN(RADIANS([.$A8]))" office:value-type="float" office:value="0.0322212320331099" calcext:value-type="float">
            <text:p>0,03</text:p>
          </table:table-cell>
          <table:table-cell table:style-name="ce4" table:formula="of:=COS(RADIANS([.Y$4])) * SIN(RADIANS([.$A8]))" office:value-type="float" office:value="0.0314965647180318" calcext:value-type="float">
            <text:p>0,03</text:p>
          </table:table-cell>
          <table:table-cell table:style-name="ce4" table:formula="of:=COS(RADIANS([.Z$4])) * SIN(RADIANS([.$A8]))" office:value-type="float" office:value="0.0307623032442266" calcext:value-type="float">
            <text:p>0,03</text:p>
          </table:table-cell>
          <table:table-cell table:style-name="ce4" table:formula="of:=COS(RADIANS([.AA$4])) * SIN(RADIANS([.$A8]))" office:value-type="float" office:value="0.030018671274852" calcext:value-type="float">
            <text:p>0,03</text:p>
          </table:table-cell>
          <table:table-cell table:style-name="ce4" table:formula="of:=COS(RADIANS([.AB$4])) * SIN(RADIANS([.$A8]))" office:value-type="float" office:value="0.0292658953274097" calcext:value-type="float">
            <text:p>0,03</text:p>
          </table:table-cell>
          <table:table-cell table:style-name="ce4" table:formula="of:=COS(RADIANS([.AC$4])) * SIN(RADIANS([.$A8]))" office:value-type="float" office:value="0.0285042047047456" calcext:value-type="float">
            <text:p>0,03</text:p>
          </table:table-cell>
          <table:table-cell table:style-name="ce4" table:formula="of:=COS(RADIANS([.AD$4])) * SIN(RADIANS([.$A8]))" office:value-type="float" office:value="0.027733831425202" calcext:value-type="float">
            <text:p>0,03</text:p>
          </table:table-cell>
          <table:table-cell table:style-name="ce4" table:formula="of:=COS(RADIANS([.AE$4])) * SIN(RADIANS([.$A8]))" office:value-type="float" office:value="0.0269550101519426" calcext:value-type="float">
            <text:p>0,03</text:p>
          </table:table-cell>
          <table:table-cell table:style-name="ce4" table:formula="of:=COS(RADIANS([.AF$4])) * SIN(RADIANS([.$A8]))" office:value-type="float" office:value="0.0261679781214719" calcext:value-type="float">
            <text:p>0,03</text:p>
          </table:table-cell>
          <table:table-cell table:style-name="ce4" table:formula="of:=COS(RADIANS([.AG$4])) * SIN(RADIANS([.$A8]))" office:value-type="float" office:value="0.0253729750713705" calcext:value-type="float">
            <text:p>0,03</text:p>
          </table:table-cell>
          <table:table-cell table:style-name="ce4" table:formula="of:=COS(RADIANS([.AH$4])) * SIN(RADIANS([.$A8]))" office:value-type="float" office:value="0.0245702431672688" calcext:value-type="float">
            <text:p>0,02</text:p>
          </table:table-cell>
          <table:table-cell table:style-name="ce4" table:formula="of:=COS(RADIANS([.AI$4])) * SIN(RADIANS([.$A8]))" office:value-type="float" office:value="0.0237600269290811" calcext:value-type="float">
            <text:p>0,02</text:p>
          </table:table-cell>
          <table:table-cell table:style-name="ce4" table:formula="of:=COS(RADIANS([.AJ$4])) * SIN(RADIANS([.$A8]))" office:value-type="float" office:value="0.0229425731565223" calcext:value-type="float">
            <text:p>0,02</text:p>
          </table:table-cell>
          <table:table-cell table:style-name="ce4" table:formula="of:=COS(RADIANS([.AK$4])) * SIN(RADIANS([.$A8]))" office:value-type="float" office:value="0.0221181308539302" calcext:value-type="float">
            <text:p>0,02</text:p>
          </table:table-cell>
          <table:table-cell table:style-name="ce4" table:formula="of:=COS(RADIANS([.AL$4])) * SIN(RADIANS([.$A8]))" office:value-type="float" office:value="0.0212869511544169" calcext:value-type="float">
            <text:p>0,02</text:p>
          </table:table-cell>
          <table:table-cell table:style-name="ce4" table:formula="of:=COS(RADIANS([.AM$4])) * SIN(RADIANS([.$A8]))" office:value-type="float" office:value="0.0204492872433707" calcext:value-type="float">
            <text:p>0,02</text:p>
          </table:table-cell>
          <table:table-cell table:style-name="ce4" table:formula="of:=COS(RADIANS([.AN$4])) * SIN(RADIANS([.$A8]))" office:value-type="float" office:value="0.0196053942813334" calcext:value-type="float">
            <text:p>0,02</text:p>
          </table:table-cell>
          <table:table-cell table:style-name="ce4" table:formula="of:=COS(RADIANS([.AO$4])) * SIN(RADIANS([.$A8]))" office:value-type="float" office:value="0.0187555293262763" calcext:value-type="float">
            <text:p>0,02</text:p>
          </table:table-cell>
          <table:table-cell table:style-name="ce4" table:formula="of:=COS(RADIANS([.AP$4])) * SIN(RADIANS([.$A8]))" office:value-type="float" office:value="0.0178999512552976" calcext:value-type="float">
            <text:p>0,02</text:p>
          </table:table-cell>
          <table:table-cell table:style-name="ce4" table:formula="of:=COS(RADIANS([.AQ$4])) * SIN(RADIANS([.$A8]))" office:value-type="float" office:value="0.0170389206857657" calcext:value-type="float">
            <text:p>0,02</text:p>
          </table:table-cell>
          <table:table-cell table:style-name="ce4" table:formula="of:=COS(RADIANS([.AR$4])) * SIN(RADIANS([.$A8]))" office:value-type="float" office:value="0.0161726998959333" calcext:value-type="float">
            <text:p>0,02</text:p>
          </table:table-cell>
          <table:table-cell table:style-name="ce4" table:formula="of:=COS(RADIANS([.AS$4])) * SIN(RADIANS([.$A8]))" office:value-type="float" office:value="0.015301552745044" calcext:value-type="float">
            <text:p>0,02</text:p>
          </table:table-cell>
          <table:table-cell table:style-name="ce4" table:formula="of:=COS(RADIANS([.AT$4])) * SIN(RADIANS([.$A8]))" office:value-type="float" office:value="0.0144257445929592" calcext:value-type="float">
            <text:p>0,01</text:p>
          </table:table-cell>
          <table:table-cell table:style-name="ce4" table:formula="of:=COS(RADIANS([.AU$4])) * SIN(RADIANS([.$A8]))" office:value-type="float" office:value="0.013545542219326" calcext:value-type="float">
            <text:p>0,01</text:p>
          </table:table-cell>
          <table:table-cell table:style-name="ce4" table:formula="of:=COS(RADIANS([.AV$4])) * SIN(RADIANS([.$A8]))" office:value-type="float" office:value="0.0126612137423142" calcext:value-type="float">
            <text:p>0,01</text:p>
          </table:table-cell>
          <table:table-cell table:style-name="ce4" table:formula="of:=COS(RADIANS([.AW$4])) * SIN(RADIANS([.$A8]))" office:value-type="float" office:value="0.0117730285369446" calcext:value-type="float">
            <text:p>0,01</text:p>
          </table:table-cell>
          <table:table-cell table:style-name="ce4" table:formula="of:=COS(RADIANS([.AX$4])) * SIN(RADIANS([.$A8]))" office:value-type="float" office:value="0.0108812571530347" calcext:value-type="float">
            <text:p>0,01</text:p>
          </table:table-cell>
          <table:table-cell table:style-name="ce4" table:formula="of:=COS(RADIANS([.AY$4])) * SIN(RADIANS([.$A8]))" office:value-type="float" office:value="0.00998617123278692" calcext:value-type="float">
            <text:p>0,01</text:p>
          </table:table-cell>
          <table:table-cell table:style-name="ce4" table:formula="of:=COS(RADIANS([.AZ$4])) * SIN(RADIANS([.$A8]))" office:value-type="float" office:value="0.0090880434280434" calcext:value-type="float">
            <text:p>0,01</text:p>
          </table:table-cell>
          <table:table-cell table:style-name="ce4" table:formula="of:=COS(RADIANS([.BA$4])) * SIN(RADIANS([.$A8]))" office:value-type="float" office:value="0.00818714731723385" calcext:value-type="float">
            <text:p>0,01</text:p>
          </table:table-cell>
          <table:table-cell table:style-name="ce4" table:formula="of:=COS(RADIANS([.BB$4])) * SIN(RADIANS([.$A8]))" office:value-type="float" office:value="0.00728375732204079" calcext:value-type="float">
            <text:p>0,01</text:p>
          </table:table-cell>
          <table:table-cell table:style-name="ce4" table:formula="of:=COS(RADIANS([.BC$4])) * SIN(RADIANS([.$A8]))" office:value-type="float" office:value="0.00637814862380809" calcext:value-type="float">
            <text:p>0,01</text:p>
          </table:table-cell>
          <table:table-cell table:style-name="ce4" table:formula="of:=COS(RADIANS([.BD$4])) * SIN(RADIANS([.$A8]))" office:value-type="float" office:value="0.00547059707971807" calcext:value-type="float">
            <text:p>0,01</text:p>
          </table:table-cell>
          <table:table-cell table:style-name="ce4" table:formula="of:=COS(RADIANS([.BE$4])) * SIN(RADIANS([.$A8]))" office:value-type="float" office:value="0.00456137913876272" calcext:value-type="float">
            <text:p>0,00</text:p>
          </table:table-cell>
          <table:table-cell table:style-name="ce4" table:formula="of:=COS(RADIANS([.BF$4])) * SIN(RADIANS([.$A8]))" office:value-type="float" office:value="0.0036507717575346" calcext:value-type="float">
            <text:p>0,00</text:p>
          </table:table-cell>
          <table:table-cell table:style-name="ce4" table:formula="of:=COS(RADIANS([.BG$4])) * SIN(RADIANS([.$A8]))" office:value-type="float" office:value="0.00273905231586334" calcext:value-type="float">
            <text:p>0,00</text:p>
          </table:table-cell>
          <table:table-cell table:style-name="ce4" table:formula="of:=COS(RADIANS([.BH$4])) * SIN(RADIANS([.$A8]))" office:value-type="float" office:value="0.00228286234849624" calcext:value-type="float">
            <text:p>0,00</text:p>
          </table:table-cell>
          <table:table-cell table:style-name="ce4" table:formula="of:=COS(RADIANS([.BI$4])) * SIN(RADIANS([.$A8]))" office:value-type="float" office:value="0.00182649853232286" calcext:value-type="float">
            <text:p>0,00</text:p>
          </table:table-cell>
          <table:table-cell table:style-name="ce4" table:formula="of:=COS(RADIANS([.BJ$4])) * SIN(RADIANS([.$A8]))" office:value-type="float" office:value="0.00136999562121466" calcext:value-type="float">
            <text:p>0,00</text:p>
          </table:table-cell>
          <table:table-cell table:style-name="ce4" table:formula="of:=COS(RADIANS([.BK$4])) * SIN(RADIANS([.$A8]))" office:value-type="float" office:value="0.000913388379635746" calcext:value-type="float">
            <text:p>0,00</text:p>
          </table:table-cell>
          <table:table-cell table:style-name="ce4" table:formula="of:=COS(RADIANS([.BL$4])) * SIN(RADIANS([.$A8]))" office:value-type="float" office:value="0.000456711579995392" calcext:value-type="float">
            <text:p>0,00</text:p>
          </table:table-cell>
          <table:table-cell table:style-name="ce4" table:formula="of:=COS(RADIANS([.BM$4])) * SIN(RADIANS([.$A8]))" office:value-type="float" office:value="3.20465306466185E-018" calcext:value-type="float">
            <text:p>0,00</text:p>
          </table:table-cell>
          <table:table-cell table:formula="of:=90-[.A8]" office:value-type="float" office:value="87" calcext:value-type="float">
            <text:p>87</text:p>
          </table:table-cell>
          <table:table-cell table:number-columns-repeated="958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style-name="ce4" table:formula="of:=COS(RADIANS([.B$4])) * SIN(RADIANS([.$A9]))" office:value-type="float" office:value="0.0697564737441253" calcext:value-type="float">
            <text:p>0,07</text:p>
          </table:table-cell>
          <table:table-cell table:style-name="ce4" table:formula="of:=COS(RADIANS([.C$4])) * SIN(RADIANS([.$A9]))" office:value-type="float" office:value="0.0694910293014737" calcext:value-type="float">
            <text:p>0,07</text:p>
          </table:table-cell>
          <table:table-cell table:style-name="ce4" table:formula="of:=COS(RADIANS([.D$4])) * SIN(RADIANS([.$A9]))" office:value-type="float" office:value="0.0686967161660071" calcext:value-type="float">
            <text:p>0,07</text:p>
          </table:table-cell>
          <table:table-cell table:style-name="ce4" table:formula="of:=COS(RADIANS([.E$4])) * SIN(RADIANS([.$A9]))" office:value-type="float" office:value="0.0673795795403059" calcext:value-type="float">
            <text:p>0,07</text:p>
          </table:table-cell>
          <table:table-cell table:style-name="ce4" table:formula="of:=COS(RADIANS([.F$4])) * SIN(RADIANS([.$A9]))" office:value-type="float" office:value="0.0655496436294005" calcext:value-type="float">
            <text:p>0,07</text:p>
          </table:table-cell>
          <table:table-cell table:style-name="ce4" table:formula="of:=COS(RADIANS([.G$4])) * SIN(RADIANS([.$A9]))" office:value-type="float" office:value="0.063725709730111" calcext:value-type="float">
            <text:p>0,06</text:p>
          </table:table-cell>
          <table:table-cell table:style-name="ce4" table:formula="of:=COS(RADIANS([.H$4])) * SIN(RADIANS([.$A9]))" office:value-type="float" office:value="0.0621534732103902" calcext:value-type="float">
            <text:p>0,06</text:p>
          </table:table-cell>
          <table:table-cell table:style-name="ce4" table:formula="of:=COS(RADIANS([.I$4])) * SIN(RADIANS([.$A9]))" office:value-type="float" office:value="0.0604108783408347" calcext:value-type="float">
            <text:p>0,06</text:p>
          </table:table-cell>
          <table:table-cell table:style-name="ce4" table:formula="of:=COS(RADIANS([.J$4])) * SIN(RADIANS([.$A9]))" office:value-type="float" office:value="0.0591568447532912" calcext:value-type="float">
            <text:p>0,06</text:p>
          </table:table-cell>
          <table:table-cell table:style-name="ce4" table:formula="of:=COS(RADIANS([.K$4])) * SIN(RADIANS([.$A9]))" office:value-type="float" office:value="0.0578307376628291" calcext:value-type="float">
            <text:p>0,06</text:p>
          </table:table-cell>
          <table:table-cell table:style-name="ce4" table:formula="of:=COS(RADIANS([.L$4])) * SIN(RADIANS([.$A9]))" office:value-type="float" office:value="0.0564341727266672" calcext:value-type="float">
            <text:p>0,06</text:p>
          </table:table-cell>
          <table:table-cell table:style-name="ce4" table:formula="of:=COS(RADIANS([.M$4])) * SIN(RADIANS([.$A9]))" office:value-type="float" office:value="0.0549688514440557" calcext:value-type="float">
            <text:p>0,05</text:p>
          </table:table-cell>
          <table:table-cell table:style-name="ce4" table:formula="of:=COS(RADIANS([.N$4])) * SIN(RADIANS([.$A9]))" office:value-type="float" office:value="0.0534365590832621" calcext:value-type="float">
            <text:p>0,05</text:p>
          </table:table-cell>
          <table:table-cell table:style-name="ce4" table:formula="of:=COS(RADIANS([.O$4])) * SIN(RADIANS([.$A9]))" office:value-type="float" office:value="0.0518391625064964" calcext:value-type="float">
            <text:p>0,05</text:p>
          </table:table-cell>
          <table:table-cell table:style-name="ce4" table:formula="of:=COS(RADIANS([.P$4])) * SIN(RADIANS([.$A9]))" office:value-type="float" office:value="0.0501786078954275" calcext:value-type="float">
            <text:p>0,05</text:p>
          </table:table-cell>
          <table:table-cell table:style-name="ce4" table:formula="of:=COS(RADIANS([.Q$4])) * SIN(RADIANS([.$A9]))" office:value-type="float" office:value="0.0493252756161324" calcext:value-type="float">
            <text:p>0,05</text:p>
          </table:table-cell>
          <table:table-cell table:style-name="ce4" table:formula="of:=COS(RADIANS([.R$4])) * SIN(RADIANS([.$A9]))" office:value-type="float" office:value="0.0484569183800599" calcext:value-type="float">
            <text:p>0,05</text:p>
          </table:table-cell>
          <table:table-cell table:style-name="ce4" table:formula="of:=COS(RADIANS([.S$4])) * SIN(RADIANS([.$A9]))" office:value-type="float" office:value="0.0475738006972362" calcext:value-type="float">
            <text:p>0,05</text:p>
          </table:table-cell>
          <table:table-cell table:style-name="ce4" table:formula="of:=COS(RADIANS([.T$4])) * SIN(RADIANS([.$A9]))" office:value-type="float" office:value="0.0466761915738623" calcext:value-type="float">
            <text:p>0,05</text:p>
          </table:table-cell>
          <table:table-cell table:style-name="ce4" table:formula="of:=COS(RADIANS([.U$4])) * SIN(RADIANS([.$A9]))" office:value-type="float" office:value="0.0457643644303727" calcext:value-type="float">
            <text:p>0,05</text:p>
          </table:table-cell>
          <table:table-cell table:style-name="ce4" table:formula="of:=COS(RADIANS([.V$4])) * SIN(RADIANS([.$A9]))" office:value-type="float" office:value="0.0448385970181481" calcext:value-type="float">
            <text:p>0,04</text:p>
          </table:table-cell>
          <table:table-cell table:style-name="ce4" table:formula="of:=COS(RADIANS([.W$4])) * SIN(RADIANS([.$A9]))" office:value-type="float" office:value="0.0438991713349107" calcext:value-type="float">
            <text:p>0,04</text:p>
          </table:table-cell>
          <table:table-cell table:style-name="ce4" table:formula="of:=COS(RADIANS([.X$4])) * SIN(RADIANS([.$A9]))" office:value-type="float" office:value="0.0429463735388237" calcext:value-type="float">
            <text:p>0,04</text:p>
          </table:table-cell>
          <table:table-cell table:style-name="ce4" table:formula="of:=COS(RADIANS([.Y$4])) * SIN(RADIANS([.$A9]))" office:value-type="float" office:value="0.041980493861326" calcext:value-type="float">
            <text:p>0,04</text:p>
          </table:table-cell>
          <table:table-cell table:style-name="ce4" table:formula="of:=COS(RADIANS([.Z$4])) * SIN(RADIANS([.$A9]))" office:value-type="float" office:value="0.041001826518724" calcext:value-type="float">
            <text:p>0,04</text:p>
          </table:table-cell>
          <table:table-cell table:style-name="ce4" table:formula="of:=COS(RADIANS([.AA$4])) * SIN(RADIANS([.$A9]))" office:value-type="float" office:value="0.0400106696225707" calcext:value-type="float">
            <text:p>0,04</text:p>
          </table:table-cell>
          <table:table-cell table:style-name="ce4" table:formula="of:=COS(RADIANS([.AB$4])) * SIN(RADIANS([.$A9]))" office:value-type="float" office:value="0.0390073250888584" calcext:value-type="float">
            <text:p>0,04</text:p>
          </table:table-cell>
          <table:table-cell table:style-name="ce4" table:formula="of:=COS(RADIANS([.AC$4])) * SIN(RADIANS([.$A9]))" office:value-type="float" office:value="0.0379920985460515" calcext:value-type="float">
            <text:p>0,04</text:p>
          </table:table-cell>
          <table:table-cell table:style-name="ce4" table:formula="of:=COS(RADIANS([.AD$4])) * SIN(RADIANS([.$A9]))" office:value-type="float" office:value="0.0369652992419898" calcext:value-type="float">
            <text:p>0,04</text:p>
          </table:table-cell>
          <table:table-cell table:style-name="ce4" table:formula="of:=COS(RADIANS([.AE$4])) * SIN(RADIANS([.$A9]))" office:value-type="float" office:value="0.035927239949688" calcext:value-type="float">
            <text:p>0,04</text:p>
          </table:table-cell>
          <table:table-cell table:style-name="ce4" table:formula="of:=COS(RADIANS([.AF$4])) * SIN(RADIANS([.$A9]))" office:value-type="float" office:value="0.0348782368720627" calcext:value-type="float">
            <text:p>0,03</text:p>
          </table:table-cell>
          <table:table-cell table:style-name="ce4" table:formula="of:=COS(RADIANS([.AG$4])) * SIN(RADIANS([.$A9]))" office:value-type="float" office:value="0.033818609545613" calcext:value-type="float">
            <text:p>0,03</text:p>
          </table:table-cell>
          <table:table-cell table:style-name="ce4" table:formula="of:=COS(RADIANS([.AH$4])) * SIN(RADIANS([.$A9]))" office:value-type="float" office:value="0.0327486807430875" calcext:value-type="float">
            <text:p>0,03</text:p>
          </table:table-cell>
          <table:table-cell table:style-name="ce4" table:formula="of:=COS(RADIANS([.AI$4])) * SIN(RADIANS([.$A9]))" office:value-type="float" office:value="0.031668776375164" calcext:value-type="float">
            <text:p>0,03</text:p>
          </table:table-cell>
          <table:table-cell table:style-name="ce4" table:formula="of:=COS(RADIANS([.AJ$4])) * SIN(RADIANS([.$A9]))" office:value-type="float" office:value="0.0305792253911744" calcext:value-type="float">
            <text:p>0,03</text:p>
          </table:table-cell>
          <table:table-cell table:style-name="ce4" table:formula="of:=COS(RADIANS([.AK$4])) * SIN(RADIANS([.$A9]))" office:value-type="float" office:value="0.029480359678903" calcext:value-type="float">
            <text:p>0,03</text:p>
          </table:table-cell>
          <table:table-cell table:style-name="ce4" table:formula="of:=COS(RADIANS([.AL$4])) * SIN(RADIANS([.$A9]))" office:value-type="float" office:value="0.0283725139634907" calcext:value-type="float">
            <text:p>0,03</text:p>
          </table:table-cell>
          <table:table-cell table:style-name="ce4" table:formula="of:=COS(RADIANS([.AM$4])) * SIN(RADIANS([.$A9]))" office:value-type="float" office:value="0.0272560257054745" calcext:value-type="float">
            <text:p>0,03</text:p>
          </table:table-cell>
          <table:table-cell table:style-name="ce4" table:formula="of:=COS(RADIANS([.AN$4])) * SIN(RADIANS([.$A9]))" office:value-type="float" office:value="0.0261312349979933" calcext:value-type="float">
            <text:p>0,03</text:p>
          </table:table-cell>
          <table:table-cell table:style-name="ce4" table:formula="of:=COS(RADIANS([.AO$4])) * SIN(RADIANS([.$A9]))" office:value-type="float" office:value="0.0249984844631928" calcext:value-type="float">
            <text:p>0,02</text:p>
          </table:table-cell>
          <table:table-cell table:style-name="ce4" table:formula="of:=COS(RADIANS([.AP$4])) * SIN(RADIANS([.$A9]))" office:value-type="float" office:value="0.023858119147859" calcext:value-type="float">
            <text:p>0,02</text:p>
          </table:table-cell>
          <table:table-cell table:style-name="ce4" table:formula="of:=COS(RADIANS([.AQ$4])) * SIN(RADIANS([.$A9]))" office:value-type="float" office:value="0.022710486418314" calcext:value-type="float">
            <text:p>0,02</text:p>
          </table:table-cell>
          <table:table-cell table:style-name="ce4" table:formula="of:=COS(RADIANS([.AR$4])) * SIN(RADIANS([.$A9]))" office:value-type="float" office:value="0.0215559358546045" calcext:value-type="float">
            <text:p>0,02</text:p>
          </table:table-cell>
          <table:table-cell table:style-name="ce4" table:formula="of:=COS(RADIANS([.AS$4])) * SIN(RADIANS([.$A9]))" office:value-type="float" office:value="0.0203948191440167" calcext:value-type="float">
            <text:p>0,02</text:p>
          </table:table-cell>
          <table:table-cell table:style-name="ce4" table:formula="of:=COS(RADIANS([.AT$4])) * SIN(RADIANS([.$A9]))" office:value-type="float" office:value="0.0192274899739486" calcext:value-type="float">
            <text:p>0,02</text:p>
          </table:table-cell>
          <table:table-cell table:style-name="ce4" table:formula="of:=COS(RADIANS([.AU$4])) * SIN(RADIANS([.$A9]))" office:value-type="float" office:value="0.0180543039241736" calcext:value-type="float">
            <text:p>0,02</text:p>
          </table:table-cell>
          <table:table-cell table:style-name="ce4" table:formula="of:=COS(RADIANS([.AV$4])) * SIN(RADIANS([.$A9]))" office:value-type="float" office:value="0.0168756183585272" calcext:value-type="float">
            <text:p>0,02</text:p>
          </table:table-cell>
          <table:table-cell table:style-name="ce4" table:formula="of:=COS(RADIANS([.AW$4])) * SIN(RADIANS([.$A9]))" office:value-type="float" office:value="0.0156917923160511" calcext:value-type="float">
            <text:p>0,02</text:p>
          </table:table-cell>
          <table:table-cell table:style-name="ce4" table:formula="of:=COS(RADIANS([.AX$4])) * SIN(RADIANS([.$A9]))" office:value-type="float" office:value="0.0145031864016257" calcext:value-type="float">
            <text:p>0,01</text:p>
          </table:table-cell>
          <table:table-cell table:style-name="ce4" table:formula="of:=COS(RADIANS([.AY$4])) * SIN(RADIANS([.$A9]))" office:value-type="float" office:value="0.0133101626761269" calcext:value-type="float">
            <text:p>0,01</text:p>
          </table:table-cell>
          <table:table-cell table:style-name="ce4" table:formula="of:=COS(RADIANS([.AZ$4])) * SIN(RADIANS([.$A9]))" office:value-type="float" office:value="0.0121130845461384" calcext:value-type="float">
            <text:p>0,01</text:p>
          </table:table-cell>
          <table:table-cell table:style-name="ce4" table:formula="of:=COS(RADIANS([.BA$4])) * SIN(RADIANS([.$A9]))" office:value-type="float" office:value="0.0109123166532552" calcext:value-type="float">
            <text:p>0,01</text:p>
          </table:table-cell>
          <table:table-cell table:style-name="ce4" table:formula="of:=COS(RADIANS([.BB$4])) * SIN(RADIANS([.$A9]))" office:value-type="float" office:value="0.00970822476300931" calcext:value-type="float">
            <text:p>0,01</text:p>
          </table:table-cell>
          <table:table-cell table:style-name="ce4" table:formula="of:=COS(RADIANS([.BC$4])) * SIN(RADIANS([.$A9]))" office:value-type="float" office:value="0.00850117565345496" calcext:value-type="float">
            <text:p>0,01</text:p>
          </table:table-cell>
          <table:table-cell table:style-name="ce4" table:formula="of:=COS(RADIANS([.BD$4])) * SIN(RADIANS([.$A9]))" office:value-type="float" office:value="0.00729153700344383" calcext:value-type="float">
            <text:p>0,01</text:p>
          </table:table-cell>
          <table:table-cell table:style-name="ce4" table:formula="of:=COS(RADIANS([.BE$4])) * SIN(RADIANS([.$A9]))" office:value-type="float" office:value="0.00607967728062677" calcext:value-type="float">
            <text:p>0,01</text:p>
          </table:table-cell>
          <table:table-cell table:style-name="ce4" table:formula="of:=COS(RADIANS([.BF$4])) * SIN(RADIANS([.$A9]))" office:value-type="float" office:value="0.00486596562921484" calcext:value-type="float">
            <text:p>0,00</text:p>
          </table:table-cell>
          <table:table-cell table:style-name="ce4" table:formula="of:=COS(RADIANS([.BG$4])) * SIN(RADIANS([.$A9]))" office:value-type="float" office:value="0.00365077175753461" calcext:value-type="float">
            <text:p>0,00</text:p>
          </table:table-cell>
          <table:table-cell table:style-name="ce4" table:formula="of:=COS(RADIANS([.BH$4])) * SIN(RADIANS([.$A9]))" office:value-type="float" office:value="0.00304273464948489" calcext:value-type="float">
            <text:p>0,00</text:p>
          </table:table-cell>
          <table:table-cell table:style-name="ce4" table:formula="of:=COS(RADIANS([.BI$4])) * SIN(RADIANS([.$A9]))" office:value-type="float" office:value="0.0024344658254112" calcext:value-type="float">
            <text:p>0,00</text:p>
          </table:table-cell>
          <table:table-cell table:style-name="ce4" table:formula="of:=COS(RADIANS([.BJ$4])) * SIN(RADIANS([.$A9]))" office:value-type="float" office:value="0.00182601160733949" calcext:value-type="float">
            <text:p>0,00</text:p>
          </table:table-cell>
          <table:table-cell table:style-name="ce4" table:formula="of:=COS(RADIANS([.BK$4])) * SIN(RADIANS([.$A9]))" office:value-type="float" office:value="0.00121741833141418" calcext:value-type="float">
            <text:p>0,00</text:p>
          </table:table-cell>
          <table:table-cell table:style-name="ce4" table:formula="of:=COS(RADIANS([.BL$4])) * SIN(RADIANS([.$A9]))" office:value-type="float" office:value="0.000608732344369496" calcext:value-type="float">
            <text:p>0,00</text:p>
          </table:table-cell>
          <table:table-cell table:style-name="ce4" table:formula="of:=COS(RADIANS([.BM$4])) * SIN(RADIANS([.$A9]))" office:value-type="float" office:value="4.27135211452747E-018" calcext:value-type="float">
            <text:p>0,00</text:p>
          </table:table-cell>
          <table:table-cell table:formula="of:=90-[.A9]" office:value-type="float" office:value="86" calcext:value-type="float">
            <text:p>86</text:p>
          </table:table-cell>
          <table:table-cell table:number-columns-repeated="958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style-name="ce4" table:formula="of:=COS(RADIANS([.B$4])) * SIN(RADIANS([.$A10]))" office:value-type="float" office:value="0.0871557427476582" calcext:value-type="float">
            <text:p>0,09</text:p>
          </table:table-cell>
          <table:table-cell table:style-name="ce4" table:formula="of:=COS(RADIANS([.C$4])) * SIN(RADIANS([.$A10]))" office:value-type="float" office:value="0.0868240888334652" calcext:value-type="float">
            <text:p>0,09</text:p>
          </table:table-cell>
          <table:table-cell table:style-name="ce4" table:formula="of:=COS(RADIANS([.D$4])) * SIN(RADIANS([.$A10]))" office:value-type="float" office:value="0.0858316511774313" calcext:value-type="float">
            <text:p>0,09</text:p>
          </table:table-cell>
          <table:table-cell table:style-name="ce4" table:formula="of:=COS(RADIANS([.E$4])) * SIN(RADIANS([.$A10]))" office:value-type="float" office:value="0.0841859828293692" calcext:value-type="float">
            <text:p>0,08</text:p>
          </table:table-cell>
          <table:table-cell table:style-name="ce4" table:formula="of:=COS(RADIANS([.F$4])) * SIN(RADIANS([.$A10]))" office:value-type="float" office:value="0.0818996083190893" calcext:value-type="float">
            <text:p>0,08</text:p>
          </table:table-cell>
          <table:table-cell table:style-name="ce4" table:formula="of:=COS(RADIANS([.G$4])) * SIN(RADIANS([.$A10]))" office:value-type="float" office:value="0.0796207328945902" calcext:value-type="float">
            <text:p>0,08</text:p>
          </table:table-cell>
          <table:table-cell table:style-name="ce4" table:formula="of:=COS(RADIANS([.H$4])) * SIN(RADIANS([.$A10]))" office:value-type="float" office:value="0.0776563354086465" calcext:value-type="float">
            <text:p>0,08</text:p>
          </table:table-cell>
          <table:table-cell table:style-name="ce4" table:formula="of:=COS(RADIANS([.I$4])) * SIN(RADIANS([.$A10]))" office:value-type="float" office:value="0.0754790873051733" calcext:value-type="float">
            <text:p>0,08</text:p>
          </table:table-cell>
          <table:table-cell table:style-name="ce4" table:formula="of:=COS(RADIANS([.J$4])) * SIN(RADIANS([.$A10]))" office:value-type="float" office:value="0.0739122617062507" calcext:value-type="float">
            <text:p>0,07</text:p>
          </table:table-cell>
          <table:table-cell table:style-name="ce4" table:formula="of:=COS(RADIANS([.K$4])) * SIN(RADIANS([.$A10]))" office:value-type="float" office:value="0.0722553854017502" calcext:value-type="float">
            <text:p>0,07</text:p>
          </table:table-cell>
          <table:table-cell table:style-name="ce4" table:formula="of:=COS(RADIANS([.L$4])) * SIN(RADIANS([.$A10]))" office:value-type="float" office:value="0.0705104770402265" calcext:value-type="float">
            <text:p>0,07</text:p>
          </table:table-cell>
          <table:table-cell table:style-name="ce4" table:formula="of:=COS(RADIANS([.M$4])) * SIN(RADIANS([.$A10]))" office:value-type="float" office:value="0.0686796625237357" calcext:value-type="float">
            <text:p>0,07</text:p>
          </table:table-cell>
          <table:table-cell table:style-name="ce4" table:formula="of:=COS(RADIANS([.N$4])) * SIN(RADIANS([.$A10]))" office:value-type="float" office:value="0.0667651724177507" calcext:value-type="float">
            <text:p>0,07</text:p>
          </table:table-cell>
          <table:table-cell table:style-name="ce4" table:formula="of:=COS(RADIANS([.O$4])) * SIN(RADIANS([.$A10]))" office:value-type="float" office:value="0.0647693392335611" calcext:value-type="float">
            <text:p>0,06</text:p>
          </table:table-cell>
          <table:table-cell table:style-name="ce4" table:formula="of:=COS(RADIANS([.P$4])) * SIN(RADIANS([.$A10]))" office:value-type="float" office:value="0.0626945945864673" calcext:value-type="float">
            <text:p>0,06</text:p>
          </table:table-cell>
          <table:table-cell table:style-name="ce4" table:formula="of:=COS(RADIANS([.Q$4])) * SIN(RADIANS([.$A10]))" office:value-type="float" office:value="0.0616284167162194" calcext:value-type="float">
            <text:p>0,06</text:p>
          </table:table-cell>
          <table:table-cell table:style-name="ce4" table:formula="of:=COS(RADIANS([.R$4])) * SIN(RADIANS([.$A10]))" office:value-type="float" office:value="0.0605434662332318" calcext:value-type="float">
            <text:p>0,06</text:p>
          </table:table-cell>
          <table:table-cell table:style-name="ce4" table:formula="of:=COS(RADIANS([.S$4])) * SIN(RADIANS([.$A10]))" office:value-type="float" office:value="0.0594400736239319" calcext:value-type="float">
            <text:p>0,06</text:p>
          </table:table-cell>
          <table:table-cell table:style-name="ce4" table:formula="of:=COS(RADIANS([.T$4])) * SIN(RADIANS([.$A10]))" office:value-type="float" office:value="0.0583185749923972" calcext:value-type="float">
            <text:p>0,06</text:p>
          </table:table-cell>
          <table:table-cell table:style-name="ce4" table:formula="of:=COS(RADIANS([.U$4])) * SIN(RADIANS([.$A10]))" office:value-type="float" office:value="0.0571793119579751" calcext:value-type="float">
            <text:p>0,06</text:p>
          </table:table-cell>
          <table:table-cell table:style-name="ce4" table:formula="of:=COS(RADIANS([.V$4])) * SIN(RADIANS([.$A10]))" office:value-type="float" office:value="0.0560226315512221" calcext:value-type="float">
            <text:p>0,06</text:p>
          </table:table-cell>
          <table:table-cell table:style-name="ce4" table:formula="of:=COS(RADIANS([.W$4])) * SIN(RADIANS([.$A10]))" office:value-type="float" office:value="0.0548488861081953" calcext:value-type="float">
            <text:p>0,05</text:p>
          </table:table-cell>
          <table:table-cell table:style-name="ce4" table:formula="of:=COS(RADIANS([.X$4])) * SIN(RADIANS([.$A10]))" office:value-type="float" office:value="0.0536584331631268" calcext:value-type="float">
            <text:p>0,05</text:p>
          </table:table-cell>
          <table:table-cell table:style-name="ce4" table:formula="of:=COS(RADIANS([.Y$4])) * SIN(RADIANS([.$A10]))" office:value-type="float" office:value="0.0524516353395159" calcext:value-type="float">
            <text:p>0,05</text:p>
          </table:table-cell>
          <table:table-cell table:style-name="ce4" table:formula="of:=COS(RADIANS([.Z$4])) * SIN(RADIANS([.$A10]))" office:value-type="float" office:value="0.0512288602396702" calcext:value-type="float">
            <text:p>0,05</text:p>
          </table:table-cell>
          <table:table-cell table:style-name="ce4" table:formula="of:=COS(RADIANS([.AA$4])) * SIN(RADIANS([.$A10]))" office:value-type="float" office:value="0.0499904803327303" calcext:value-type="float">
            <text:p>0,05</text:p>
          </table:table-cell>
          <table:table-cell table:style-name="ce4" table:formula="of:=COS(RADIANS([.AB$4])) * SIN(RADIANS([.$A10]))" office:value-type="float" office:value="0.0487368728412125" calcext:value-type="float">
            <text:p>0,05</text:p>
          </table:table-cell>
          <table:table-cell table:style-name="ce4" table:formula="of:=COS(RADIANS([.AC$4])) * SIN(RADIANS([.$A10]))" office:value-type="float" office:value="0.0474684196261025" calcext:value-type="float">
            <text:p>0,05</text:p>
          </table:table-cell>
          <table:table-cell table:style-name="ce4" table:formula="of:=COS(RADIANS([.AD$4])) * SIN(RADIANS([.$A10]))" office:value-type="float" office:value="0.0461855070705375" calcext:value-type="float">
            <text:p>0,05</text:p>
          </table:table-cell>
          <table:table-cell table:style-name="ce4" table:formula="of:=COS(RADIANS([.AE$4])) * SIN(RADIANS([.$A10]))" office:value-type="float" office:value="0.0448885259621098" calcext:value-type="float">
            <text:p>0,04</text:p>
          </table:table-cell>
          <table:table-cell table:style-name="ce4" table:formula="of:=COS(RADIANS([.AF$4])) * SIN(RADIANS([.$A10]))" office:value-type="float" office:value="0.0435778713738291" calcext:value-type="float">
            <text:p>0,04</text:p>
          </table:table-cell>
          <table:table-cell table:style-name="ce4" table:formula="of:=COS(RADIANS([.AG$4])) * SIN(RADIANS([.$A10]))" office:value-type="float" office:value="0.0422539425437796" calcext:value-type="float">
            <text:p>0,04</text:p>
          </table:table-cell>
          <table:table-cell table:style-name="ce4" table:formula="of:=COS(RADIANS([.AH$4])) * SIN(RADIANS([.$A10]))" office:value-type="float" office:value="0.0409171427535081" calcext:value-type="float">
            <text:p>0,04</text:p>
          </table:table-cell>
          <table:table-cell table:style-name="ce4" table:formula="of:=COS(RADIANS([.AI$4])) * SIN(RADIANS([.$A10]))" office:value-type="float" office:value="0.0395678792051807" calcext:value-type="float">
            <text:p>0,04</text:p>
          </table:table-cell>
          <table:table-cell table:style-name="ce4" table:formula="of:=COS(RADIANS([.AJ$4])) * SIN(RADIANS([.$A10]))" office:value-type="float" office:value="0.0382065628975447" calcext:value-type="float">
            <text:p>0,04</text:p>
          </table:table-cell>
          <table:table-cell table:style-name="ce4" table:formula="of:=COS(RADIANS([.AK$4])) * SIN(RADIANS([.$A10]))" office:value-type="float" office:value="0.0368336085007349" calcext:value-type="float">
            <text:p>0,04</text:p>
          </table:table-cell>
          <table:table-cell table:style-name="ce4" table:formula="of:=COS(RADIANS([.AL$4])) * SIN(RADIANS([.$A10]))" office:value-type="float" office:value="0.0354494342299605" calcext:value-type="float">
            <text:p>0,04</text:p>
          </table:table-cell>
          <table:table-cell table:style-name="ce4" table:formula="of:=COS(RADIANS([.AM$4])) * SIN(RADIANS([.$A10]))" office:value-type="float" office:value="0.0340544617181133" calcext:value-type="float">
            <text:p>0,03</text:p>
          </table:table-cell>
          <table:table-cell table:style-name="ce4" table:formula="of:=COS(RADIANS([.AN$4])) * SIN(RADIANS([.$A10]))" office:value-type="float" office:value="0.0326491158873338" calcext:value-type="float">
            <text:p>0,03</text:p>
          </table:table-cell>
          <table:table-cell table:style-name="ce4" table:formula="of:=COS(RADIANS([.AO$4])) * SIN(RADIANS([.$A10]))" office:value-type="float" office:value="0.0312338248195759" calcext:value-type="float">
            <text:p>0,03</text:p>
          </table:table-cell>
          <table:table-cell table:style-name="ce4" table:formula="of:=COS(RADIANS([.AP$4])) * SIN(RADIANS([.$A10]))" office:value-type="float" office:value="0.0298090196262092" calcext:value-type="float">
            <text:p>0,03</text:p>
          </table:table-cell>
          <table:table-cell table:style-name="ce4" table:formula="of:=COS(RADIANS([.AQ$4])) * SIN(RADIANS([.$A10]))" office:value-type="float" office:value="0.0283751343166978" calcext:value-type="float">
            <text:p>0,03</text:p>
          </table:table-cell>
          <table:table-cell table:style-name="ce4" table:formula="of:=COS(RADIANS([.AR$4])) * SIN(RADIANS([.$A10]))" office:value-type="float" office:value="0.0269326056663974" calcext:value-type="float">
            <text:p>0,03</text:p>
          </table:table-cell>
          <table:table-cell table:style-name="ce4" table:formula="of:=COS(RADIANS([.AS$4])) * SIN(RADIANS([.$A10]))" office:value-type="float" office:value="0.0254818730835091" calcext:value-type="float">
            <text:p>0,03</text:p>
          </table:table-cell>
          <table:table-cell table:style-name="ce4" table:formula="of:=COS(RADIANS([.AT$4])) * SIN(RADIANS([.$A10]))" office:value-type="float" office:value="0.0240233784752311" calcext:value-type="float">
            <text:p>0,02</text:p>
          </table:table-cell>
          <table:table-cell table:style-name="ce4" table:formula="of:=COS(RADIANS([.AU$4])) * SIN(RADIANS([.$A10]))" office:value-type="float" office:value="0.0225575661131498" calcext:value-type="float">
            <text:p>0,02</text:p>
          </table:table-cell>
          <table:table-cell table:style-name="ce4" table:formula="of:=COS(RADIANS([.AV$4])) * SIN(RADIANS([.$A10]))" office:value-type="float" office:value="0.0210848824979104" calcext:value-type="float">
            <text:p>0,02</text:p>
          </table:table-cell>
          <table:table-cell table:style-name="ce4" table:formula="of:=COS(RADIANS([.AW$4])) * SIN(RADIANS([.$A10]))" office:value-type="float" office:value="0.0196057762232084" calcext:value-type="float">
            <text:p>0,02</text:p>
          </table:table-cell>
          <table:table-cell table:style-name="ce4" table:formula="of:=COS(RADIANS([.AX$4])) * SIN(RADIANS([.$A10]))" office:value-type="float" office:value="0.0181206978391433" calcext:value-type="float">
            <text:p>0,02</text:p>
          </table:table-cell>
          <table:table-cell table:style-name="ce4" table:formula="of:=COS(RADIANS([.AY$4])) * SIN(RADIANS([.$A10]))" office:value-type="float" office:value="0.0166300997149772" calcext:value-type="float">
            <text:p>0,02</text:p>
          </table:table-cell>
          <table:table-cell table:style-name="ce4" table:formula="of:=COS(RADIANS([.AZ$4])) * SIN(RADIANS([.$A10]))" office:value-type="float" office:value="0.0151344359013386" calcext:value-type="float">
            <text:p>0,02</text:p>
          </table:table-cell>
          <table:table-cell table:style-name="ce4" table:formula="of:=COS(RADIANS([.BA$4])) * SIN(RADIANS([.$A10]))" office:value-type="float" office:value="0.0136341619919139" calcext:value-type="float">
            <text:p>0,01</text:p>
          </table:table-cell>
          <table:table-cell table:style-name="ce4" table:formula="of:=COS(RADIANS([.BB$4])) * SIN(RADIANS([.$A10]))" office:value-type="float" office:value="0.0121297349846693" calcext:value-type="float">
            <text:p>0,01</text:p>
          </table:table-cell>
          <table:table-cell table:style-name="ce4" table:formula="of:=COS(RADIANS([.BC$4])) * SIN(RADIANS([.$A10]))" office:value-type="float" office:value="0.010621613142645" calcext:value-type="float">
            <text:p>0,01</text:p>
          </table:table-cell>
          <table:table-cell table:style-name="ce4" table:formula="of:=COS(RADIANS([.BD$4])) * SIN(RADIANS([.$A10]))" office:value-type="float" office:value="0.00911025585436364" calcext:value-type="float">
            <text:p>0,01</text:p>
          </table:table-cell>
          <table:table-cell table:style-name="ce4" table:formula="of:=COS(RADIANS([.BE$4])) * SIN(RADIANS([.$A10]))" office:value-type="float" office:value="0.00759612349389598" calcext:value-type="float">
            <text:p>0,01</text:p>
          </table:table-cell>
          <table:table-cell table:style-name="ce4" table:formula="of:=COS(RADIANS([.BF$4])) * SIN(RADIANS([.$A10]))" office:value-type="float" office:value="0.00607967728062675" calcext:value-type="float">
            <text:p>0,01</text:p>
          </table:table-cell>
          <table:table-cell table:style-name="ce4" table:formula="of:=COS(RADIANS([.BG$4])) * SIN(RADIANS([.$A10]))" office:value-type="float" office:value="0.00456137913876272" calcext:value-type="float">
            <text:p>0,00</text:p>
          </table:table-cell>
          <table:table-cell table:style-name="ce4" table:formula="of:=COS(RADIANS([.BH$4])) * SIN(RADIANS([.$A10]))" office:value-type="float" office:value="0.00380168010402368" calcext:value-type="float">
            <text:p>0,00</text:p>
          </table:table-cell>
          <table:table-cell table:style-name="ce4" table:formula="of:=COS(RADIANS([.BI$4])) * SIN(RADIANS([.$A10]))" office:value-type="float" office:value="0.00304169155662593" calcext:value-type="float">
            <text:p>0,00</text:p>
          </table:table-cell>
          <table:table-cell table:style-name="ce4" table:formula="of:=COS(RADIANS([.BJ$4])) * SIN(RADIANS([.$A10]))" office:value-type="float" office:value="0.00228147137263976" calcext:value-type="float">
            <text:p>0,00</text:p>
          </table:table-cell>
          <table:table-cell table:style-name="ce4" table:formula="of:=COS(RADIANS([.BK$4])) * SIN(RADIANS([.$A10]))" office:value-type="float" office:value="0.00152107744577546" calcext:value-type="float">
            <text:p>0,00</text:p>
          </table:table-cell>
          <table:table-cell table:style-name="ce4" table:formula="of:=COS(RADIANS([.BL$4])) * SIN(RADIANS([.$A10]))" office:value-type="float" office:value="0.000760567682974582" calcext:value-type="float">
            <text:p>0,00</text:p>
          </table:table-cell>
          <table:table-cell table:style-name="ce4" table:formula="of:=COS(RADIANS([.BM$4])) * SIN(RADIANS([.$A10]))" office:value-type="float" office:value="5.33675006916149E-018" calcext:value-type="float">
            <text:p>0,00</text:p>
          </table:table-cell>
          <table:table-cell table:formula="of:=90-[.A10]" office:value-type="float" office:value="85" calcext:value-type="float">
            <text:p>85</text:p>
          </table:table-cell>
          <table:table-cell table:number-columns-repeated="958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style-name="ce4" table:formula="of:=COS(RADIANS([.B$4])) * SIN(RADIANS([.$A11]))" office:value-type="float" office:value="0.104528463267653" calcext:value-type="float">
            <text:p>0,10</text:p>
          </table:table-cell>
          <table:table-cell table:style-name="ce4" table:formula="of:=COS(RADIANS([.C$4])) * SIN(RADIANS([.$A11]))" office:value-type="float" office:value="0.104130700906914" calcext:value-type="float">
            <text:p>0,10</text:p>
          </table:table-cell>
          <table:table-cell table:style-name="ce4" table:formula="of:=COS(RADIANS([.D$4])) * SIN(RADIANS([.$A11]))" office:value-type="float" office:value="0.102940441036437" calcext:value-type="float">
            <text:p>0,10</text:p>
          </table:table-cell>
          <table:table-cell table:style-name="ce4" table:formula="of:=COS(RADIANS([.E$4])) * SIN(RADIANS([.$A11]))" office:value-type="float" office:value="0.100966742252535" calcext:value-type="float">
            <text:p>0,10</text:p>
          </table:table-cell>
          <table:table-cell table:style-name="ce4" table:formula="of:=COS(RADIANS([.F$4])) * SIN(RADIANS([.$A11]))" office:value-type="float" office:value="0.0982246255947048" calcext:value-type="float">
            <text:p>0,10</text:p>
          </table:table-cell>
          <table:table-cell table:style-name="ce4" table:formula="of:=COS(RADIANS([.G$4])) * SIN(RADIANS([.$A11]))" office:value-type="float" office:value="0.0954915028125263" calcext:value-type="float">
            <text:p>0,10</text:p>
          </table:table-cell>
          <table:table-cell table:style-name="ce4" table:formula="of:=COS(RADIANS([.H$4])) * SIN(RADIANS([.$A11]))" office:value-type="float" office:value="0.0931355427348634" calcext:value-type="float">
            <text:p>0,09</text:p>
          </table:table-cell>
          <table:table-cell table:style-name="ce4" table:formula="of:=COS(RADIANS([.I$4])) * SIN(RADIANS([.$A11]))" office:value-type="float" office:value="0.0905243046083364" calcext:value-type="float">
            <text:p>0,09</text:p>
          </table:table-cell>
          <table:table-cell table:style-name="ce4" table:formula="of:=COS(RADIANS([.J$4])) * SIN(RADIANS([.$A11]))" office:value-type="float" office:value="0.0886451642682904" calcext:value-type="float">
            <text:p>0,09</text:p>
          </table:table-cell>
          <table:table-cell table:style-name="ce4" table:formula="of:=COS(RADIANS([.K$4])) * SIN(RADIANS([.$A11]))" office:value-type="float" office:value="0.0866580234503243" calcext:value-type="float">
            <text:p>0,09</text:p>
          </table:table-cell>
          <table:table-cell table:style-name="ce4" table:formula="of:=COS(RADIANS([.L$4])) * SIN(RADIANS([.$A11]))" office:value-type="float" office:value="0.0845653031794291" calcext:value-type="float">
            <text:p>0,08</text:p>
          </table:table-cell>
          <table:table-cell table:style-name="ce4" table:formula="of:=COS(RADIANS([.M$4])) * SIN(RADIANS([.$A11]))" office:value-type="float" office:value="0.0823695531128961" calcext:value-type="float">
            <text:p>0,08</text:p>
          </table:table-cell>
          <table:table-cell table:style-name="ce4" table:formula="of:=COS(RADIANS([.N$4])) * SIN(RADIANS([.$A11]))" office:value-type="float" office:value="0.0800734484339522" calcext:value-type="float">
            <text:p>0,08</text:p>
          </table:table-cell>
          <table:table-cell table:style-name="ce4" table:formula="of:=COS(RADIANS([.O$4])) * SIN(RADIANS([.$A11]))" office:value-type="float" office:value="0.0776797865924605" calcext:value-type="float">
            <text:p>0,08</text:p>
          </table:table-cell>
          <table:table-cell table:style-name="ce4" table:formula="of:=COS(RADIANS([.P$4])) * SIN(RADIANS([.$A11]))" office:value-type="float" office:value="0.0751914838966599" calcext:value-type="float">
            <text:p>0,08</text:p>
          </table:table-cell>
          <table:table-cell table:style-name="ce4" table:formula="of:=COS(RADIANS([.Q$4])) * SIN(RADIANS([.$A11]))" office:value-type="float" office:value="0.0739127852035667" calcext:value-type="float">
            <text:p>0,07</text:p>
          </table:table-cell>
          <table:table-cell table:style-name="ce4" table:formula="of:=COS(RADIANS([.R$4])) * SIN(RADIANS([.$A11]))" office:value-type="float" office:value="0.0726115719600913" calcext:value-type="float">
            <text:p>0,07</text:p>
          </table:table-cell>
          <table:table-cell table:style-name="ce4" table:formula="of:=COS(RADIANS([.S$4])) * SIN(RADIANS([.$A11]))" office:value-type="float" office:value="0.0712882405283928" calcext:value-type="float">
            <text:p>0,07</text:p>
          </table:table-cell>
          <table:table-cell table:style-name="ce4" table:formula="of:=COS(RADIANS([.T$4])) * SIN(RADIANS([.$A11]))" office:value-type="float" office:value="0.0699431940080446" calcext:value-type="float">
            <text:p>0,07</text:p>
          </table:table-cell>
          <table:table-cell table:style-name="ce4" table:formula="of:=COS(RADIANS([.U$4])) * SIN(RADIANS([.$A11]))" office:value-type="float" office:value="0.0685768421132467" calcext:value-type="float">
            <text:p>0,07</text:p>
          </table:table-cell>
          <table:table-cell table:style-name="ce4" table:formula="of:=COS(RADIANS([.V$4])) * SIN(RADIANS([.$A11]))" office:value-type="float" office:value="0.0671896010480222" calcext:value-type="float">
            <text:p>0,07</text:p>
          </table:table-cell>
          <table:table-cell table:style-name="ce4" table:formula="of:=COS(RADIANS([.W$4])) * SIN(RADIANS([.$A11]))" office:value-type="float" office:value="0.0657818933794383" calcext:value-type="float">
            <text:p>0,07</text:p>
          </table:table-cell>
          <table:table-cell table:style-name="ce4" table:formula="of:=COS(RADIANS([.X$4])) * SIN(RADIANS([.$A11]))" office:value-type="float" office:value="0.0643541479088874" calcext:value-type="float">
            <text:p>0,06</text:p>
          </table:table-cell>
          <table:table-cell table:style-name="ce4" table:formula="of:=COS(RADIANS([.Y$4])) * SIN(RADIANS([.$A11]))" office:value-type="float" office:value="0.0629067995414709" calcext:value-type="float">
            <text:p>0,06</text:p>
          </table:table-cell>
          <table:table-cell table:style-name="ce4" table:formula="of:=COS(RADIANS([.Z$4])) * SIN(RADIANS([.$A11]))" office:value-type="float" office:value="0.0614402891535222" calcext:value-type="float">
            <text:p>0,06</text:p>
          </table:table-cell>
          <table:table-cell table:style-name="ce4" table:formula="of:=COS(RADIANS([.AA$4])) * SIN(RADIANS([.$A11]))" office:value-type="float" office:value="0.0599550634583119" calcext:value-type="float">
            <text:p>0,06</text:p>
          </table:table-cell>
          <table:table-cell table:style-name="ce4" table:formula="of:=COS(RADIANS([.AB$4])) * SIN(RADIANS([.$A11]))" office:value-type="float" office:value="0.0584515748699745" calcext:value-type="float">
            <text:p>0,06</text:p>
          </table:table-cell>
          <table:table-cell table:style-name="ce4" table:formula="of:=COS(RADIANS([.AC$4])) * SIN(RADIANS([.$A11]))" office:value-type="float" office:value="0.0569302813656985" calcext:value-type="float">
            <text:p>0,06</text:p>
          </table:table-cell>
          <table:table-cell table:style-name="ce4" table:formula="of:=COS(RADIANS([.AD$4])) * SIN(RADIANS([.$A11]))" office:value-type="float" office:value="0.0553916463462225" calcext:value-type="float">
            <text:p>0,06</text:p>
          </table:table-cell>
          <table:table-cell table:style-name="ce4" table:formula="of:=COS(RADIANS([.AE$4])) * SIN(RADIANS([.$A11]))" office:value-type="float" office:value="0.0538361384946786" calcext:value-type="float">
            <text:p>0,05</text:p>
          </table:table-cell>
          <table:table-cell table:style-name="ce4" table:formula="of:=COS(RADIANS([.AF$4])) * SIN(RADIANS([.$A11]))" office:value-type="float" office:value="0.0522642316338267" calcext:value-type="float">
            <text:p>0,05</text:p>
          </table:table-cell>
          <table:table-cell table:style-name="ce4" table:formula="of:=COS(RADIANS([.AG$4])) * SIN(RADIANS([.$A11]))" office:value-type="float" office:value="0.0506764045817243" calcext:value-type="float">
            <text:p>0,05</text:p>
          </table:table-cell>
          <table:table-cell table:style-name="ce4" table:formula="of:=COS(RADIANS([.AH$4])) * SIN(RADIANS([.$A11]))" office:value-type="float" office:value="0.0490731410058729" calcext:value-type="float">
            <text:p>0,05</text:p>
          </table:table-cell>
          <table:table-cell table:style-name="ce4" table:formula="of:=COS(RADIANS([.AI$4])) * SIN(RADIANS([.$A11]))" office:value-type="float" office:value="0.0474549292758889" calcext:value-type="float">
            <text:p>0,05</text:p>
          </table:table-cell>
          <table:table-cell table:style-name="ce4" table:formula="of:=COS(RADIANS([.AJ$4])) * SIN(RADIANS([.$A11]))" office:value-type="float" office:value="0.0458222623147412" calcext:value-type="float">
            <text:p>0,05</text:p>
          </table:table-cell>
          <table:table-cell table:style-name="ce4" table:formula="of:=COS(RADIANS([.AK$4])) * SIN(RADIANS([.$A11]))" office:value-type="float" office:value="0.0441756374486023" calcext:value-type="float">
            <text:p>0,04</text:p>
          </table:table-cell>
          <table:table-cell table:style-name="ce4" table:formula="of:=COS(RADIANS([.AL$4])) * SIN(RADIANS([.$A11]))" office:value-type="float" office:value="0.0425155562553575" calcext:value-type="float">
            <text:p>0,04</text:p>
          </table:table-cell>
          <table:table-cell table:style-name="ce4" table:formula="of:=COS(RADIANS([.AM$4])) * SIN(RADIANS([.$A11]))" office:value-type="float" office:value="0.0408425244118198" calcext:value-type="float">
            <text:p>0,04</text:p>
          </table:table-cell>
          <table:table-cell table:style-name="ce4" table:formula="of:=COS(RADIANS([.AN$4])) * SIN(RADIANS([.$A11]))" office:value-type="float" office:value="0.039157051539696" calcext:value-type="float">
            <text:p>0,04</text:p>
          </table:table-cell>
          <table:table-cell table:style-name="ce4" table:formula="of:=COS(RADIANS([.AO$4])) * SIN(RADIANS([.$A11]))" office:value-type="float" office:value="0.0374596510503502" calcext:value-type="float">
            <text:p>0,04</text:p>
          </table:table-cell>
          <table:table-cell table:style-name="ce4" table:formula="of:=COS(RADIANS([.AP$4])) * SIN(RADIANS([.$A11]))" office:value-type="float" office:value="0.0357508399884147" calcext:value-type="float">
            <text:p>0,04</text:p>
          </table:table-cell>
          <table:table-cell table:style-name="ce4" table:formula="of:=COS(RADIANS([.AQ$4])) * SIN(RADIANS([.$A11]))" office:value-type="float" office:value="0.0340311388742926" calcext:value-type="float">
            <text:p>0,03</text:p>
          </table:table-cell>
          <table:table-cell table:style-name="ce4" table:formula="of:=COS(RADIANS([.AR$4])) * SIN(RADIANS([.$A11]))" office:value-type="float" office:value="0.0323010715456024" calcext:value-type="float">
            <text:p>0,03</text:p>
          </table:table-cell>
          <table:table-cell table:style-name="ce4" table:formula="of:=COS(RADIANS([.AS$4])) * SIN(RADIANS([.$A11]))" office:value-type="float" office:value="0.0305611649976118" calcext:value-type="float">
            <text:p>0,03</text:p>
          </table:table-cell>
          <table:table-cell table:style-name="ce4" table:formula="of:=COS(RADIANS([.AT$4])) * SIN(RADIANS([.$A11]))" office:value-type="float" office:value="0.0288119492227103" calcext:value-type="float">
            <text:p>0,03</text:p>
          </table:table-cell>
          <table:table-cell table:style-name="ce4" table:formula="of:=COS(RADIANS([.AU$4])) * SIN(RADIANS([.$A11]))" office:value-type="float" office:value="0.027053957048968" calcext:value-type="float">
            <text:p>0,03</text:p>
          </table:table-cell>
          <table:table-cell table:style-name="ce4" table:formula="of:=COS(RADIANS([.AV$4])) * SIN(RADIANS([.$A11]))" office:value-type="float" office:value="0.025287723977831" calcext:value-type="float">
            <text:p>0,03</text:p>
          </table:table-cell>
          <table:table-cell table:style-name="ce4" table:formula="of:=COS(RADIANS([.AW$4])) * SIN(RADIANS([.$A11]))" office:value-type="float" office:value="0.0235137880210026" calcext:value-type="float">
            <text:p>0,02</text:p>
          </table:table-cell>
          <table:table-cell table:style-name="ce4" table:formula="of:=COS(RADIANS([.AX$4])) * SIN(RADIANS([.$A11]))" office:value-type="float" office:value="0.0217326895365599" calcext:value-type="float">
            <text:p>0,02</text:p>
          </table:table-cell>
          <table:table-cell table:style-name="ce4" table:formula="of:=COS(RADIANS([.AY$4])) * SIN(RADIANS([.$A11]))" office:value-type="float" office:value="0.019944971064355" calcext:value-type="float">
            <text:p>0,02</text:p>
          </table:table-cell>
          <table:table-cell table:style-name="ce4" table:formula="of:=COS(RADIANS([.AZ$4])) * SIN(RADIANS([.$A11]))" office:value-type="float" office:value="0.0181511771607527" calcext:value-type="float">
            <text:p>0,02</text:p>
          </table:table-cell>
          <table:table-cell table:style-name="ce4" table:formula="of:=COS(RADIANS([.BA$4])) * SIN(RADIANS([.$A11]))" office:value-type="float" office:value="0.0163518542327528" calcext:value-type="float">
            <text:p>0,02</text:p>
          </table:table-cell>
          <table:table-cell table:style-name="ce4" table:formula="of:=COS(RADIANS([.BB$4])) * SIN(RADIANS([.$A11]))" office:value-type="float" office:value="0.0145475503715496" calcext:value-type="float">
            <text:p>0,01</text:p>
          </table:table-cell>
          <table:table-cell table:style-name="ce4" table:formula="of:=COS(RADIANS([.BC$4])) * SIN(RADIANS([.$A11]))" office:value-type="float" office:value="0.012738815185578" calcext:value-type="float">
            <text:p>0,01</text:p>
          </table:table-cell>
          <table:table-cell table:style-name="ce4" table:formula="of:=COS(RADIANS([.BD$4])) * SIN(RADIANS([.$A11]))" office:value-type="float" office:value="0.0109261996330972" calcext:value-type="float">
            <text:p>0,01</text:p>
          </table:table-cell>
          <table:table-cell table:style-name="ce4" table:formula="of:=COS(RADIANS([.BE$4])) * SIN(RADIANS([.$A11]))" office:value-type="float" office:value="0.00911025585436366" calcext:value-type="float">
            <text:p>0,01</text:p>
          </table:table-cell>
          <table:table-cell table:style-name="ce4" table:formula="of:=COS(RADIANS([.BF$4])) * SIN(RADIANS([.$A11]))" office:value-type="float" office:value="0.00729153700344383" calcext:value-type="float">
            <text:p>0,01</text:p>
          </table:table-cell>
          <table:table-cell table:style-name="ce4" table:formula="of:=COS(RADIANS([.BG$4])) * SIN(RADIANS([.$A11]))" office:value-type="float" office:value="0.00547059707971809" calcext:value-type="float">
            <text:p>0,01</text:p>
          </table:table-cell>
          <table:table-cell table:style-name="ce4" table:formula="of:=COS(RADIANS([.BH$4])) * SIN(RADIANS([.$A11]))" office:value-type="float" office:value="0.00455946752997507" calcext:value-type="float">
            <text:p>0,00</text:p>
          </table:table-cell>
          <table:table-cell table:style-name="ce4" table:formula="of:=COS(RADIANS([.BI$4])) * SIN(RADIANS([.$A11]))" office:value-type="float" office:value="0.00364799075912698" calcext:value-type="float">
            <text:p>0,00</text:p>
          </table:table-cell>
          <table:table-cell table:style-name="ce4" table:formula="of:=COS(RADIANS([.BJ$4])) * SIN(RADIANS([.$A11]))" office:value-type="float" office:value="0.0027362361796588" calcext:value-type="float">
            <text:p>0,00</text:p>
          </table:table-cell>
          <table:table-cell table:style-name="ce4" table:formula="of:=COS(RADIANS([.BK$4])) * SIN(RADIANS([.$A11]))" office:value-type="float" office:value="0.00182427322521176" calcext:value-type="float">
            <text:p>0,00</text:p>
          </table:table-cell>
          <table:table-cell table:style-name="ce4" table:formula="of:=COS(RADIANS([.BL$4])) * SIN(RADIANS([.$A11]))" office:value-type="float" office:value="0.00091217134529565" calcext:value-type="float">
            <text:p>0,00</text:p>
          </table:table-cell>
          <table:table-cell table:style-name="ce4" table:formula="of:=COS(RADIANS([.BM$4])) * SIN(RADIANS([.$A11]))" office:value-type="float" office:value="6.40052239802617E-018" calcext:value-type="float">
            <text:p>0,00</text:p>
          </table:table-cell>
          <table:table-cell table:formula="of:=90-[.A11]" office:value-type="float" office:value="84" calcext:value-type="float">
            <text:p>84</text:p>
          </table:table-cell>
          <table:table-cell table:number-columns-repeated="958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style-name="ce4" table:formula="of:=COS(RADIANS([.B$4])) * SIN(RADIANS([.$A12]))" office:value-type="float" office:value="0.121869343405147" calcext:value-type="float">
            <text:p>0,12</text:p>
          </table:table-cell>
          <table:table-cell table:style-name="ce4" table:formula="of:=COS(RADIANS([.C$4])) * SIN(RADIANS([.$A12]))" office:value-type="float" office:value="0.12140559376013" calcext:value-type="float">
            <text:p>0,12</text:p>
          </table:table-cell>
          <table:table-cell table:style-name="ce4" table:formula="of:=COS(RADIANS([.D$4])) * SIN(RADIANS([.$A12]))" office:value-type="float" office:value="0.120017874239896" calcext:value-type="float">
            <text:p>0,12</text:p>
          </table:table-cell>
          <table:table-cell table:style-name="ce4" table:formula="of:=COS(RADIANS([.E$4])) * SIN(RADIANS([.$A12]))" office:value-type="float" office:value="0.117716746227923" calcext:value-type="float">
            <text:p>0,12</text:p>
          </table:table-cell>
          <table:table-cell table:style-name="ce4" table:formula="of:=COS(RADIANS([.F$4])) * SIN(RADIANS([.$A12]))" office:value-type="float" office:value="0.114519722697841" calcext:value-type="float">
            <text:p>0,11</text:p>
          </table:table-cell>
          <table:table-cell table:style-name="ce4" table:formula="of:=COS(RADIANS([.G$4])) * SIN(RADIANS([.$A12]))" office:value-type="float" office:value="0.111333185093659" calcext:value-type="float">
            <text:p>0,11</text:p>
          </table:table-cell>
          <table:table-cell table:style-name="ce4" table:formula="of:=COS(RADIANS([.H$4])) * SIN(RADIANS([.$A12]))" office:value-type="float" office:value="0.108586380072539" calcext:value-type="float">
            <text:p>0,11</text:p>
          </table:table-cell>
          <table:table-cell table:style-name="ce4" table:formula="of:=COS(RADIANS([.I$4])) * SIN(RADIANS([.$A12]))" office:value-type="float" office:value="0.105541947331387" calcext:value-type="float">
            <text:p>0,11</text:p>
          </table:table-cell>
          <table:table-cell table:style-name="ce4" table:formula="of:=COS(RADIANS([.J$4])) * SIN(RADIANS([.$A12]))" office:value-type="float" office:value="0.103351064654569" calcext:value-type="float">
            <text:p>0,10</text:p>
          </table:table-cell>
          <table:table-cell table:style-name="ce4" table:formula="of:=COS(RADIANS([.K$4])) * SIN(RADIANS([.$A12]))" office:value-type="float" office:value="0.10103426462548" calcext:value-type="float">
            <text:p>0,10</text:p>
          </table:table-cell>
          <table:table-cell table:style-name="ce4" table:formula="of:=COS(RADIANS([.L$4])) * SIN(RADIANS([.$A12]))" office:value-type="float" office:value="0.0985943699080807" calcext:value-type="float">
            <text:p>0,10</text:p>
          </table:table-cell>
          <table:table-cell table:style-name="ce4" table:formula="of:=COS(RADIANS([.M$4])) * SIN(RADIANS([.$A12]))" office:value-type="float" office:value="0.0960343531382467" calcext:value-type="float">
            <text:p>0,10</text:p>
          </table:table-cell>
          <table:table-cell table:style-name="ce4" table:formula="of:=COS(RADIANS([.N$4])) * SIN(RADIANS([.$A12]))" office:value-type="float" office:value="0.0933573333020717" calcext:value-type="float">
            <text:p>0,09</text:p>
          </table:table-cell>
          <table:table-cell table:style-name="ce4" table:formula="of:=COS(RADIANS([.O$4])) * SIN(RADIANS([.$A12]))" office:value-type="float" office:value="0.090566571935863" calcext:value-type="float">
            <text:p>0,09</text:p>
          </table:table-cell>
          <table:table-cell table:style-name="ce4" table:formula="of:=COS(RADIANS([.P$4])) * SIN(RADIANS([.$A12]))" office:value-type="float" office:value="0.0876654691524613" calcext:value-type="float">
            <text:p>0,09</text:p>
          </table:table-cell>
          <table:table-cell table:style-name="ce4" table:formula="of:=COS(RADIANS([.Q$4])) * SIN(RADIANS([.$A12]))" office:value-type="float" office:value="0.0861746391405318" calcext:value-type="float">
            <text:p>0,09</text:p>
          </table:table-cell>
          <table:table-cell table:style-name="ce4" table:formula="of:=COS(RADIANS([.R$4])) * SIN(RADIANS([.$A12]))" office:value-type="float" office:value="0.0846575594987277" calcext:value-type="float">
            <text:p>0,08</text:p>
          </table:table-cell>
          <table:table-cell table:style-name="ce4" table:formula="of:=COS(RADIANS([.S$4])) * SIN(RADIANS([.$A12]))" office:value-type="float" office:value="0.083114692344204" calcext:value-type="float">
            <text:p>0,08</text:p>
          </table:table-cell>
          <table:table-cell table:style-name="ce4" table:formula="of:=COS(RADIANS([.T$4])) * SIN(RADIANS([.$A12]))" office:value-type="float" office:value="0.0815465076492423" calcext:value-type="float">
            <text:p>0,08</text:p>
          </table:table-cell>
          <table:table-cell table:style-name="ce4" table:formula="of:=COS(RADIANS([.U$4])) * SIN(RADIANS([.$A12]))" office:value-type="float" office:value="0.0799534830980918" calcext:value-type="float">
            <text:p>0,08</text:p>
          </table:table-cell>
          <table:table-cell table:style-name="ce4" table:formula="of:=COS(RADIANS([.V$4])) * SIN(RADIANS([.$A12]))" office:value-type="float" office:value="0.0783361039414628" calcext:value-type="float">
            <text:p>0,08</text:p>
          </table:table-cell>
          <table:table-cell table:style-name="ce4" table:formula="of:=COS(RADIANS([.W$4])) * SIN(RADIANS([.$A12]))" office:value-type="float" office:value="0.0766948628487144" calcext:value-type="float">
            <text:p>0,08</text:p>
          </table:table-cell>
          <table:table-cell table:style-name="ce4" table:formula="of:=COS(RADIANS([.X$4])) * SIN(RADIANS([.$A12]))" office:value-type="float" office:value="0.0750302597577824" calcext:value-type="float">
            <text:p>0,08</text:p>
          </table:table-cell>
          <table:table-cell table:style-name="ce4" table:formula="of:=COS(RADIANS([.Y$4])) * SIN(RADIANS([.$A12]))" office:value-type="float" office:value="0.0733428017228938" calcext:value-type="float">
            <text:p>0,07</text:p>
          </table:table-cell>
          <table:table-cell table:style-name="ce4" table:formula="of:=COS(RADIANS([.Z$4])) * SIN(RADIANS([.$A12]))" office:value-type="float" office:value="0.0716330027601127" calcext:value-type="float">
            <text:p>0,07</text:p>
          </table:table-cell>
          <table:table-cell table:style-name="ce4" table:formula="of:=COS(RADIANS([.AA$4])) * SIN(RADIANS([.$A12]))" office:value-type="float" office:value="0.0699013836907664" calcext:value-type="float">
            <text:p>0,07</text:p>
          </table:table-cell>
          <table:table-cell table:style-name="ce4" table:formula="of:=COS(RADIANS([.AB$4])) * SIN(RADIANS([.$A12]))" office:value-type="float" office:value="0.0681484719827979" calcext:value-type="float">
            <text:p>0,07</text:p>
          </table:table-cell>
          <table:table-cell table:style-name="ce4" table:formula="of:=COS(RADIANS([.AC$4])) * SIN(RADIANS([.$A12]))" office:value-type="float" office:value="0.0663748015900945" calcext:value-type="float">
            <text:p>0,07</text:p>
          </table:table-cell>
          <table:table-cell table:style-name="ce4" table:formula="of:=COS(RADIANS([.AD$4])) * SIN(RADIANS([.$A12]))" office:value-type="float" office:value="0.0645809127898395" calcext:value-type="float">
            <text:p>0,06</text:p>
          </table:table-cell>
          <table:table-cell table:style-name="ce4" table:formula="of:=COS(RADIANS([.AE$4])) * SIN(RADIANS([.$A12]))" office:value-type="float" office:value="0.0627673520179395" calcext:value-type="float">
            <text:p>0,06</text:p>
          </table:table-cell>
          <table:table-cell table:style-name="ce4" table:formula="of:=COS(RADIANS([.AF$4])) * SIN(RADIANS([.$A12]))" office:value-type="float" office:value="0.0609346717025738" calcext:value-type="float">
            <text:p>0,06</text:p>
          </table:table-cell>
          <table:table-cell table:style-name="ce4" table:formula="of:=COS(RADIANS([.AG$4])) * SIN(RADIANS([.$A12]))" office:value-type="float" office:value="0.05908343009592" calcext:value-type="float">
            <text:p>0,06</text:p>
          </table:table-cell>
          <table:table-cell table:style-name="ce4" table:formula="of:=COS(RADIANS([.AH$4])) * SIN(RADIANS([.$A12]))" office:value-type="float" office:value="0.057214191104105" calcext:value-type="float">
            <text:p>0,06</text:p>
          </table:table-cell>
          <table:table-cell table:style-name="ce4" table:formula="of:=COS(RADIANS([.AI$4])) * SIN(RADIANS([.$A12]))" office:value-type="float" office:value="0.0553275241154334" calcext:value-type="float">
            <text:p>0,06</text:p>
          </table:table-cell>
          <table:table-cell table:style-name="ce4" table:formula="of:=COS(RADIANS([.AJ$4])) * SIN(RADIANS([.$A12]))" office:value-type="float" office:value="0.0534240038269464" calcext:value-type="float">
            <text:p>0,05</text:p>
          </table:table-cell>
          <table:table-cell table:style-name="ce4" table:formula="of:=COS(RADIANS([.AK$4])) * SIN(RADIANS([.$A12]))" office:value-type="float" office:value="0.0515042100693638" calcext:value-type="float">
            <text:p>0,05</text:p>
          </table:table-cell>
          <table:table-cell table:style-name="ce4" table:formula="of:=COS(RADIANS([.AL$4])) * SIN(RADIANS([.$A12]))" office:value-type="float" office:value="0.0495687276304616" calcext:value-type="float">
            <text:p>0,05</text:p>
          </table:table-cell>
          <table:table-cell table:style-name="ce4" table:formula="of:=COS(RADIANS([.AM$4])) * SIN(RADIANS([.$A12]))" office:value-type="float" office:value="0.0476181460769401" calcext:value-type="float">
            <text:p>0,05</text:p>
          </table:table-cell>
          <table:table-cell table:style-name="ce4" table:formula="of:=COS(RADIANS([.AN$4])) * SIN(RADIANS([.$A12]))" office:value-type="float" office:value="0.0456530595748363" calcext:value-type="float">
            <text:p>0,05</text:p>
          </table:table-cell>
          <table:table-cell table:style-name="ce4" table:formula="of:=COS(RADIANS([.AO$4])) * SIN(RADIANS([.$A12]))" office:value-type="float" office:value="0.0436740667085348" calcext:value-type="float">
            <text:p>0,04</text:p>
          </table:table-cell>
          <table:table-cell table:style-name="ce4" table:formula="of:=COS(RADIANS([.AP$4])) * SIN(RADIANS([.$A12]))" office:value-type="float" office:value="0.0416817702984337" calcext:value-type="float">
            <text:p>0,04</text:p>
          </table:table-cell>
          <table:table-cell table:style-name="ce4" table:formula="of:=COS(RADIANS([.AQ$4])) * SIN(RADIANS([.$A12]))" office:value-type="float" office:value="0.0396767772173193" calcext:value-type="float">
            <text:p>0,04</text:p>
          </table:table-cell>
          <table:table-cell table:style-name="ce4" table:formula="of:=COS(RADIANS([.AR$4])) * SIN(RADIANS([.$A12]))" office:value-type="float" office:value="0.037659698205507" calcext:value-type="float">
            <text:p>0,04</text:p>
          </table:table-cell>
          <table:table-cell table:style-name="ce4" table:formula="of:=COS(RADIANS([.AS$4])) * SIN(RADIANS([.$A12]))" office:value-type="float" office:value="0.0356311476848036" calcext:value-type="float">
            <text:p>0,04</text:p>
          </table:table-cell>
          <table:table-cell table:style-name="ce4" table:formula="of:=COS(RADIANS([.AT$4])) * SIN(RADIANS([.$A12]))" office:value-type="float" office:value="0.0335917435713487" calcext:value-type="float">
            <text:p>0,03</text:p>
          </table:table-cell>
          <table:table-cell table:style-name="ce4" table:formula="of:=COS(RADIANS([.AU$4])) * SIN(RADIANS([.$A12]))" office:value-type="float" office:value="0.0315421070873915" calcext:value-type="float">
            <text:p>0,03</text:p>
          </table:table-cell>
          <table:table-cell table:style-name="ce4" table:formula="of:=COS(RADIANS([.AV$4])) * SIN(RADIANS([.$A12]))" office:value-type="float" office:value="0.0294828625720601" calcext:value-type="float">
            <text:p>0,03</text:p>
          </table:table-cell>
          <table:table-cell table:style-name="ce4" table:formula="of:=COS(RADIANS([.AW$4])) * SIN(RADIANS([.$A12]))" office:value-type="float" office:value="0.0274146372911825" calcext:value-type="float">
            <text:p>0,03</text:p>
          </table:table-cell>
          <table:table-cell table:style-name="ce4" table:formula="of:=COS(RADIANS([.AX$4])) * SIN(RADIANS([.$A12]))" office:value-type="float" office:value="0.0253380612462143" calcext:value-type="float">
            <text:p>0,03</text:p>
          </table:table-cell>
          <table:table-cell table:style-name="ce4" table:formula="of:=COS(RADIANS([.AY$4])) * SIN(RADIANS([.$A12]))" office:value-type="float" office:value="0.0232537669823353" calcext:value-type="float">
            <text:p>0,02</text:p>
          </table:table-cell>
          <table:table-cell table:style-name="ce4" table:formula="of:=COS(RADIANS([.AZ$4])) * SIN(RADIANS([.$A12]))" office:value-type="float" office:value="0.0211623893957692" calcext:value-type="float">
            <text:p>0,02</text:p>
          </table:table-cell>
          <table:table-cell table:style-name="ce4" table:formula="of:=COS(RADIANS([.BA$4])) * SIN(RADIANS([.$A12]))" office:value-type="float" office:value="0.0190645655403884" calcext:value-type="float">
            <text:p>0,02</text:p>
          </table:table-cell>
          <table:table-cell table:style-name="ce4" table:formula="of:=COS(RADIANS([.BB$4])) * SIN(RADIANS([.$A12]))" office:value-type="float" office:value="0.0169609344336615" calcext:value-type="float">
            <text:p>0,02</text:p>
          </table:table-cell>
          <table:table-cell table:style-name="ce4" table:formula="of:=COS(RADIANS([.BC$4])) * SIN(RADIANS([.$A12]))" office:value-type="float" office:value="0.0148521368620018" calcext:value-type="float">
            <text:p>0,01</text:p>
          </table:table-cell>
          <table:table-cell table:style-name="ce4" table:formula="of:=COS(RADIANS([.BD$4])) * SIN(RADIANS([.$A12]))" office:value-type="float" office:value="0.012738815185578" calcext:value-type="float">
            <text:p>0,01</text:p>
          </table:table-cell>
          <table:table-cell table:style-name="ce4" table:formula="of:=COS(RADIANS([.BE$4])) * SIN(RADIANS([.$A12]))" office:value-type="float" office:value="0.0106216131426451" calcext:value-type="float">
            <text:p>0,01</text:p>
          </table:table-cell>
          <table:table-cell table:style-name="ce4" table:formula="of:=COS(RADIANS([.BF$4])) * SIN(RADIANS([.$A12]))" office:value-type="float" office:value="0.00850117565345495" calcext:value-type="float">
            <text:p>0,01</text:p>
          </table:table-cell>
          <table:table-cell table:style-name="ce4" table:formula="of:=COS(RADIANS([.BG$4])) * SIN(RADIANS([.$A12]))" office:value-type="float" office:value="0.00637814862380811" calcext:value-type="float">
            <text:p>0,01</text:p>
          </table:table-cell>
          <table:table-cell table:style-name="ce4" table:formula="of:=COS(RADIANS([.BH$4])) * SIN(RADIANS([.$A12]))" office:value-type="float" office:value="0.00531586609794829" calcext:value-type="float">
            <text:p>0,01</text:p>
          </table:table-cell>
          <table:table-cell table:style-name="ce4" table:formula="of:=COS(RADIANS([.BI$4])) * SIN(RADIANS([.$A12]))" office:value-type="float" office:value="0.00425317874830392" calcext:value-type="float">
            <text:p>0,00</text:p>
          </table:table-cell>
          <table:table-cell table:style-name="ce4" table:formula="of:=COS(RADIANS([.BJ$4])) * SIN(RADIANS([.$A12]))" office:value-type="float" office:value="0.00319016750263101" calcext:value-type="float">
            <text:p>0,00</text:p>
          </table:table-cell>
          <table:table-cell table:style-name="ce4" table:formula="of:=COS(RADIANS([.BK$4])) * SIN(RADIANS([.$A12]))" office:value-type="float" office:value="0.00212691331335152" calcext:value-type="float">
            <text:p>0,00</text:p>
          </table:table-cell>
          <table:table-cell table:style-name="ce4" table:formula="of:=COS(RADIANS([.BL$4])) * SIN(RADIANS([.$A12]))" office:value-type="float" office:value="0.00106349715138854" calcext:value-type="float">
            <text:p>0,00</text:p>
          </table:table-cell>
          <table:table-cell table:style-name="ce4" table:formula="of:=COS(RADIANS([.BM$4])) * SIN(RADIANS([.$A12]))" office:value-type="float" office:value="7.46234506576517E-018" calcext:value-type="float">
            <text:p>0,00</text:p>
          </table:table-cell>
          <table:table-cell table:formula="of:=90-[.A12]" office:value-type="float" office:value="83" calcext:value-type="float">
            <text:p>83</text:p>
          </table:table-cell>
          <table:table-cell table:number-columns-repeated="958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style-name="ce4" table:formula="of:=COS(RADIANS([.B$4])) * SIN(RADIANS([.$A13]))" office:value-type="float" office:value="0.139173100960065" calcext:value-type="float">
            <text:p>0,14</text:p>
          </table:table-cell>
          <table:table-cell table:style-name="ce4" table:formula="of:=COS(RADIANS([.C$4])) * SIN(RADIANS([.$A13]))" office:value-type="float" office:value="0.138643505293404" calcext:value-type="float">
            <text:p>0,14</text:p>
          </table:table-cell>
          <table:table-cell table:style-name="ce4" table:formula="of:=COS(RADIANS([.D$4])) * SIN(RADIANS([.$A13]))" office:value-type="float" office:value="0.137058748836223" calcext:value-type="float">
            <text:p>0,14</text:p>
          </table:table-cell>
          <table:table-cell table:style-name="ce4" table:formula="of:=COS(RADIANS([.E$4])) * SIN(RADIANS([.$A13]))" office:value-type="float" office:value="0.134430892542063" calcext:value-type="float">
            <text:p>0,13</text:p>
          </table:table-cell>
          <table:table-cell table:style-name="ce4" table:formula="of:=COS(RADIANS([.F$4])) * SIN(RADIANS([.$A13]))" office:value-type="float" office:value="0.130779935984066" calcext:value-type="float">
            <text:p>0,13</text:p>
          </table:table-cell>
          <table:table-cell table:style-name="ce4" table:formula="of:=COS(RADIANS([.G$4])) * SIN(RADIANS([.$A13]))" office:value-type="float" office:value="0.127140954208103" calcext:value-type="float">
            <text:p>0,13</text:p>
          </table:table-cell>
          <table:table-cell table:style-name="ce4" table:formula="of:=COS(RADIANS([.H$4])) * SIN(RADIANS([.$A13]))" office:value-type="float" office:value="0.124004140946945" calcext:value-type="float">
            <text:p>0,12</text:p>
          </table:table-cell>
          <table:table-cell table:style-name="ce4" table:formula="of:=COS(RADIANS([.I$4])) * SIN(RADIANS([.$A13]))" office:value-type="float" office:value="0.120527440954873" calcext:value-type="float">
            <text:p>0,12</text:p>
          </table:table-cell>
          <table:table-cell table:style-name="ce4" table:formula="of:=COS(RADIANS([.J$4])) * SIN(RADIANS([.$A13]))" office:value-type="float" office:value="0.11802548330537" calcext:value-type="float">
            <text:p>0,12</text:p>
          </table:table-cell>
          <table:table-cell table:style-name="ce4" table:formula="of:=COS(RADIANS([.K$4])) * SIN(RADIANS([.$A13]))" office:value-type="float" office:value="0.11537972978489" calcext:value-type="float">
            <text:p>0,12</text:p>
          </table:table-cell>
          <table:table-cell table:style-name="ce4" table:formula="of:=COS(RADIANS([.L$4])) * SIN(RADIANS([.$A13]))" office:value-type="float" office:value="0.112593403836553" calcext:value-type="float">
            <text:p>0,11</text:p>
          </table:table-cell>
          <table:table-cell table:style-name="ce4" table:formula="of:=COS(RADIANS([.M$4])) * SIN(RADIANS([.$A13]))" office:value-type="float" office:value="0.109669900169326" calcext:value-type="float">
            <text:p>0,11</text:p>
          </table:table-cell>
          <table:table-cell table:style-name="ce4" table:formula="of:=COS(RADIANS([.N$4])) * SIN(RADIANS([.$A13]))" office:value-type="float" office:value="0.106612780622095" calcext:value-type="float">
            <text:p>0,11</text:p>
          </table:table-cell>
          <table:table-cell table:style-name="ce4" table:formula="of:=COS(RADIANS([.O$4])) * SIN(RADIANS([.$A13]))" office:value-type="float" office:value="0.103425769824116" calcext:value-type="float">
            <text:p>0,10</text:p>
          </table:table-cell>
          <table:table-cell table:style-name="ce4" table:formula="of:=COS(RADIANS([.P$4])) * SIN(RADIANS([.$A13]))" office:value-type="float" office:value="0.100112750657124" calcext:value-type="float">
            <text:p>0,10</text:p>
          </table:table-cell>
          <table:table-cell table:style-name="ce4" table:formula="of:=COS(RADIANS([.Q$4])) * SIN(RADIANS([.$A13]))" office:value-type="float" office:value="0.0984102434476223" calcext:value-type="float">
            <text:p>0,10</text:p>
          </table:table-cell>
          <table:table-cell table:style-name="ce4" table:formula="of:=COS(RADIANS([.R$4])) * SIN(RADIANS([.$A13]))" office:value-type="float" office:value="0.0966777595246446" calcext:value-type="float">
            <text:p>0,10</text:p>
          </table:table-cell>
          <table:table-cell table:style-name="ce4" table:formula="of:=COS(RADIANS([.S$4])) * SIN(RADIANS([.$A13]))" office:value-type="float" office:value="0.0949158266195772" calcext:value-type="float">
            <text:p>0,09</text:p>
          </table:table-cell>
          <table:table-cell table:style-name="ce4" table:formula="of:=COS(RADIANS([.T$4])) * SIN(RADIANS([.$A13]))" office:value-type="float" office:value="0.0931249814342512" calcext:value-type="float">
            <text:p>0,09</text:p>
          </table:table-cell>
          <table:table-cell table:style-name="ce4" table:formula="of:=COS(RADIANS([.U$4])) * SIN(RADIANS([.$A13]))" office:value-type="float" office:value="0.0913057694774584" calcext:value-type="float">
            <text:p>0,09</text:p>
          </table:table-cell>
          <table:table-cell table:style-name="ce4" table:formula="of:=COS(RADIANS([.V$4])) * SIN(RADIANS([.$A13]))" office:value-type="float" office:value="0.0894587448987839" calcext:value-type="float">
            <text:p>0,09</text:p>
          </table:table-cell>
          <table:table-cell table:style-name="ce4" table:formula="of:=COS(RADIANS([.W$4])) * SIN(RADIANS([.$A13]))" office:value-type="float" office:value="0.0875844703198069" calcext:value-type="float">
            <text:p>0,09</text:p>
          </table:table-cell>
          <table:table-cell table:style-name="ce4" table:formula="of:=COS(RADIANS([.X$4])) * SIN(RADIANS([.$A13]))" office:value-type="float" office:value="0.0856835166627207" calcext:value-type="float">
            <text:p>0,09</text:p>
          </table:table-cell>
          <table:table-cell table:style-name="ce4" table:formula="of:=COS(RADIANS([.Y$4])) * SIN(RADIANS([.$A13]))" office:value-type="float" office:value="0.0837564629764242" calcext:value-type="float">
            <text:p>0,08</text:p>
          </table:table-cell>
          <table:table-cell table:style-name="ce4" table:formula="of:=COS(RADIANS([.Z$4])) * SIN(RADIANS([.$A13]))" office:value-type="float" office:value="0.0818038962601379" calcext:value-type="float">
            <text:p>0,08</text:p>
          </table:table-cell>
          <table:table-cell table:style-name="ce4" table:formula="of:=COS(RADIANS([.AA$4])) * SIN(RADIANS([.$A13]))" office:value-type="float" office:value="0.0798264112845987" calcext:value-type="float">
            <text:p>0,08</text:p>
          </table:table-cell>
          <table:table-cell table:style-name="ce4" table:formula="of:=COS(RADIANS([.AB$4])) * SIN(RADIANS([.$A13]))" office:value-type="float" office:value="0.0778246104108864" calcext:value-type="float">
            <text:p>0,08</text:p>
          </table:table-cell>
          <table:table-cell table:style-name="ce4" table:formula="of:=COS(RADIANS([.AC$4])) * SIN(RADIANS([.$A13]))" office:value-type="float" office:value="0.075799103406939" calcext:value-type="float">
            <text:p>0,08</text:p>
          </table:table-cell>
          <table:table-cell table:style-name="ce4" table:formula="of:=COS(RADIANS([.AD$4])) * SIN(RADIANS([.$A13]))" office:value-type="float" office:value="0.0737505072618114" calcext:value-type="float">
            <text:p>0,07</text:p>
          </table:table-cell>
          <table:table-cell table:style-name="ce4" table:formula="of:=COS(RADIANS([.AE$4])) * SIN(RADIANS([.$A13]))" office:value-type="float" office:value="0.0716794459977348" calcext:value-type="float">
            <text:p>0,07</text:p>
          </table:table-cell>
          <table:table-cell table:style-name="ce4" table:formula="of:=COS(RADIANS([.AF$4])) * SIN(RADIANS([.$A13]))" office:value-type="float" office:value="0.0695865504800327" calcext:value-type="float">
            <text:p>0,07</text:p>
          </table:table-cell>
          <table:table-cell table:style-name="ce4" table:formula="of:=COS(RADIANS([.AG$4])) * SIN(RADIANS([.$A13]))" office:value-type="float" office:value="0.0674724582249545" calcext:value-type="float">
            <text:p>0,07</text:p>
          </table:table-cell>
          <table:table-cell table:style-name="ce4" table:formula="of:=COS(RADIANS([.AH$4])) * SIN(RADIANS([.$A13]))" office:value-type="float" office:value="0.0653378132054805" calcext:value-type="float">
            <text:p>0,07</text:p>
          </table:table-cell>
          <table:table-cell table:style-name="ce4" table:formula="of:=COS(RADIANS([.AI$4])) * SIN(RADIANS([.$A13]))" office:value-type="float" office:value="0.0631832656551625" calcext:value-type="float">
            <text:p>0,06</text:p>
          </table:table-cell>
          <table:table-cell table:style-name="ce4" table:formula="of:=COS(RADIANS([.AJ$4])) * SIN(RADIANS([.$A13]))" office:value-type="float" office:value="0.061009471870056" calcext:value-type="float">
            <text:p>0,06</text:p>
          </table:table-cell>
          <table:table-cell table:style-name="ce4" table:formula="of:=COS(RADIANS([.AK$4])) * SIN(RADIANS([.$A13]))" office:value-type="float" office:value="0.0588170940088057" calcext:value-type="float">
            <text:p>0,06</text:p>
          </table:table-cell>
          <table:table-cell table:style-name="ce4" table:formula="of:=COS(RADIANS([.AL$4])) * SIN(RADIANS([.$A13]))" office:value-type="float" office:value="0.0566067998909465" calcext:value-type="float">
            <text:p>0,06</text:p>
          </table:table-cell>
          <table:table-cell table:style-name="ce4" table:formula="of:=COS(RADIANS([.AM$4])) * SIN(RADIANS([.$A13]))" office:value-type="float" office:value="0.054379262793478" calcext:value-type="float">
            <text:p>0,05</text:p>
          </table:table-cell>
          <table:table-cell table:style-name="ce4" table:formula="of:=COS(RADIANS([.AN$4])) * SIN(RADIANS([.$A13]))" office:value-type="float" office:value="0.0521351612457789" calcext:value-type="float">
            <text:p>0,05</text:p>
          </table:table-cell>
          <table:table-cell table:style-name="ce4" table:formula="of:=COS(RADIANS([.AO$4])) * SIN(RADIANS([.$A13]))" office:value-type="float" office:value="0.0498751788229197" calcext:value-type="float">
            <text:p>0,05</text:p>
          </table:table-cell>
          <table:table-cell table:style-name="ce4" table:formula="of:=COS(RADIANS([.AP$4])) * SIN(RADIANS([.$A13]))" office:value-type="float" office:value="0.0476000039374394" calcext:value-type="float">
            <text:p>0,05</text:p>
          </table:table-cell>
          <table:table-cell table:style-name="ce4" table:formula="of:=COS(RADIANS([.AQ$4])) * SIN(RADIANS([.$A13]))" office:value-type="float" office:value="0.0453103296296481" calcext:value-type="float">
            <text:p>0,05</text:p>
          </table:table-cell>
          <table:table-cell table:style-name="ce4" table:formula="of:=COS(RADIANS([.AR$4])) * SIN(RADIANS([.$A13]))" office:value-type="float" office:value="0.0430068533565205" calcext:value-type="float">
            <text:p>0,04</text:p>
          </table:table-cell>
          <table:table-cell table:style-name="ce4" table:formula="of:=COS(RADIANS([.AS$4])) * SIN(RADIANS([.$A13]))" office:value-type="float" office:value="0.0406902767792439" calcext:value-type="float">
            <text:p>0,04</text:p>
          </table:table-cell>
          <table:table-cell table:style-name="ce4" table:formula="of:=COS(RADIANS([.AT$4])) * SIN(RADIANS([.$A13]))" office:value-type="float" office:value="0.0383613055494847" calcext:value-type="float">
            <text:p>0,04</text:p>
          </table:table-cell>
          <table:table-cell table:style-name="ce4" table:formula="of:=COS(RADIANS([.AU$4])) * SIN(RADIANS([.$A13]))" office:value-type="float" office:value="0.0360206490944408" calcext:value-type="float">
            <text:p>0,04</text:p>
          </table:table-cell>
          <table:table-cell table:style-name="ce4" table:formula="of:=COS(RADIANS([.AV$4])) * SIN(RADIANS([.$A13]))" office:value-type="float" office:value="0.033669020400743" calcext:value-type="float">
            <text:p>0,03</text:p>
          </table:table-cell>
          <table:table-cell table:style-name="ce4" table:formula="of:=COS(RADIANS([.AW$4])) * SIN(RADIANS([.$A13]))" office:value-type="float" office:value="0.0313071357972719" calcext:value-type="float">
            <text:p>0,03</text:p>
          </table:table-cell>
          <table:table-cell table:style-name="ce4" table:formula="of:=COS(RADIANS([.AX$4])) * SIN(RADIANS([.$A13]))" office:value-type="float" office:value="0.0289357147369579" calcext:value-type="float">
            <text:p>0,03</text:p>
          </table:table-cell>
          <table:table-cell table:style-name="ce4" table:formula="of:=COS(RADIANS([.AY$4])) * SIN(RADIANS([.$A13]))" office:value-type="float" office:value="0.0265554795776285" calcext:value-type="float">
            <text:p>0,03</text:p>
          </table:table-cell>
          <table:table-cell table:style-name="ce4" table:formula="of:=COS(RADIANS([.AZ$4])) * SIN(RADIANS([.$A13]))" office:value-type="float" office:value="0.0241671553619711" calcext:value-type="float">
            <text:p>0,02</text:p>
          </table:table-cell>
          <table:table-cell table:style-name="ce4" table:formula="of:=COS(RADIANS([.BA$4])) * SIN(RADIANS([.$A13]))" office:value-type="float" office:value="0.0217714695966779" calcext:value-type="float">
            <text:p>0,02</text:p>
          </table:table-cell>
          <table:table-cell table:style-name="ce4" table:formula="of:=COS(RADIANS([.BB$4])) * SIN(RADIANS([.$A13]))" office:value-type="float" office:value="0.0193691520308406" calcext:value-type="float">
            <text:p>0,02</text:p>
          </table:table-cell>
          <table:table-cell table:style-name="ce4" table:formula="of:=COS(RADIANS([.BC$4])) * SIN(RADIANS([.$A13]))" office:value-type="float" office:value="0.0169609344336615" calcext:value-type="float">
            <text:p>0,02</text:p>
          </table:table-cell>
          <table:table-cell table:style-name="ce4" table:formula="of:=COS(RADIANS([.BD$4])) * SIN(RADIANS([.$A13]))" office:value-type="float" office:value="0.0145475503715496" calcext:value-type="float">
            <text:p>0,01</text:p>
          </table:table-cell>
          <table:table-cell table:style-name="ce4" table:formula="of:=COS(RADIANS([.BE$4])) * SIN(RADIANS([.$A13]))" office:value-type="float" office:value="0.0121297349846693" calcext:value-type="float">
            <text:p>0,01</text:p>
          </table:table-cell>
          <table:table-cell table:style-name="ce4" table:formula="of:=COS(RADIANS([.BF$4])) * SIN(RADIANS([.$A13]))" office:value-type="float" office:value="0.00970822476300929" calcext:value-type="float">
            <text:p>0,01</text:p>
          </table:table-cell>
          <table:table-cell table:style-name="ce4" table:formula="of:=COS(RADIANS([.BG$4])) * SIN(RADIANS([.$A13]))" office:value-type="float" office:value="0.00728375732204081" calcext:value-type="float">
            <text:p>0,01</text:p>
          </table:table-cell>
          <table:table-cell table:style-name="ce4" table:formula="of:=COS(RADIANS([.BH$4])) * SIN(RADIANS([.$A13]))" office:value-type="float" office:value="0.00607064540161211" calcext:value-type="float">
            <text:p>0,01</text:p>
          </table:table-cell>
          <table:table-cell table:style-name="ce4" table:formula="of:=COS(RADIANS([.BI$4])) * SIN(RADIANS([.$A13]))" office:value-type="float" office:value="0.00485707117803265" calcext:value-type="float">
            <text:p>0,00</text:p>
          </table:table-cell>
          <table:table-cell table:style-name="ce4" table:formula="of:=COS(RADIANS([.BJ$4])) * SIN(RADIANS([.$A13]))" office:value-type="float" office:value="0.00364312706967807" calcext:value-type="float">
            <text:p>0,00</text:p>
          </table:table-cell>
          <table:table-cell table:style-name="ce4" table:formula="of:=COS(RADIANS([.BK$4])) * SIN(RADIANS([.$A13]))" office:value-type="float" office:value="0.00242890552309217" calcext:value-type="float">
            <text:p>0,00</text:p>
          </table:table-cell>
          <table:table-cell table:style-name="ce4" table:formula="of:=COS(RADIANS([.BL$4])) * SIN(RADIANS([.$A13]))" office:value-type="float" office:value="0.00121449900594679" calcext:value-type="float">
            <text:p>0,00</text:p>
          </table:table-cell>
          <table:table-cell table:style-name="ce4" table:formula="of:=COS(RADIANS([.BM$4])) * SIN(RADIANS([.$A13]))" office:value-type="float" office:value="8.52189463090778E-018" calcext:value-type="float">
            <text:p>0,00</text:p>
          </table:table-cell>
          <table:table-cell table:formula="of:=90-[.A13]" office:value-type="float" office:value="82" calcext:value-type="float">
            <text:p>82</text:p>
          </table:table-cell>
          <table:table-cell table:number-columns-repeated="958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style-name="ce4" table:formula="of:=COS(RADIANS([.B$4])) * SIN(RADIANS([.$A14]))" office:value-type="float" office:value="0.156434465040231" calcext:value-type="float">
            <text:p>0,16</text:p>
          </table:table-cell>
          <table:table-cell table:style-name="ce4" table:formula="of:=COS(RADIANS([.C$4])) * SIN(RADIANS([.$A14]))" office:value-type="float" office:value="0.155839184671897" calcext:value-type="float">
            <text:p>0,16</text:p>
          </table:table-cell>
          <table:table-cell table:style-name="ce4" table:formula="of:=COS(RADIANS([.D$4])) * SIN(RADIANS([.$A14]))" office:value-type="float" office:value="0.154057874009937" calcext:value-type="float">
            <text:p>0,15</text:p>
          </table:table-cell>
          <table:table-cell table:style-name="ce4" table:formula="of:=COS(RADIANS([.E$4])) * SIN(RADIANS([.$A14]))" office:value-type="float" office:value="0.151104089904073" calcext:value-type="float">
            <text:p>0,15</text:p>
          </table:table-cell>
          <table:table-cell table:style-name="ce4" table:formula="of:=COS(RADIANS([.F$4])) * SIN(RADIANS([.$A14]))" office:value-type="float" office:value="0.147000312434896" calcext:value-type="float">
            <text:p>0,15</text:p>
          </table:table-cell>
          <table:table-cell table:style-name="ce4" table:formula="of:=COS(RADIANS([.G$4])) * SIN(RADIANS([.$A14]))" office:value-type="float" office:value="0.142909994956253" calcext:value-type="float">
            <text:p>0,14</text:p>
          </table:table-cell>
          <table:table-cell table:style-name="ce4" table:formula="of:=COS(RADIANS([.H$4])) * SIN(RADIANS([.$A14]))" office:value-type="float" office:value="0.139384128958763" calcext:value-type="float">
            <text:p>0,14</text:p>
          </table:table-cell>
          <table:table-cell table:style-name="ce4" table:formula="of:=COS(RADIANS([.I$4])) * SIN(RADIANS([.$A14]))" office:value-type="float" office:value="0.135476220752269" calcext:value-type="float">
            <text:p>0,14</text:p>
          </table:table-cell>
          <table:table-cell table:style-name="ce4" table:formula="of:=COS(RADIANS([.J$4])) * SIN(RADIANS([.$A14]))" office:value-type="float" office:value="0.132663950250617" calcext:value-type="float">
            <text:p>0,13</text:p>
          </table:table-cell>
          <table:table-cell table:style-name="ce4" table:formula="of:=COS(RADIANS([.K$4])) * SIN(RADIANS([.$A14]))" office:value-type="float" office:value="0.1296900491609" calcext:value-type="float">
            <text:p>0,13</text:p>
          </table:table-cell>
          <table:table-cell table:style-name="ce4" table:formula="of:=COS(RADIANS([.L$4])) * SIN(RADIANS([.$A14]))" office:value-type="float" office:value="0.1265581407235" calcext:value-type="float">
            <text:p>0,13</text:p>
          </table:table-cell>
          <table:table-cell table:style-name="ce4" table:formula="of:=COS(RADIANS([.M$4])) * SIN(RADIANS([.$A14]))" office:value-type="float" office:value="0.123272040686417" calcext:value-type="float">
            <text:p>0,12</text:p>
          </table:table-cell>
          <table:table-cell table:style-name="ce4" table:formula="of:=COS(RADIANS([.N$4])) * SIN(RADIANS([.$A14]))" office:value-type="float" office:value="0.119835752656359" calcext:value-type="float">
            <text:p>0,12</text:p>
          </table:table-cell>
          <table:table-cell table:style-name="ce4" table:formula="of:=COS(RADIANS([.O$4])) * SIN(RADIANS([.$A14]))" office:value-type="float" office:value="0.116253463220972" calcext:value-type="float">
            <text:p>0,12</text:p>
          </table:table-cell>
          <table:table-cell table:style-name="ce4" table:formula="of:=COS(RADIANS([.P$4])) * SIN(RADIANS([.$A14]))" office:value-type="float" office:value="0.112529536848123" calcext:value-type="float">
            <text:p>0,11</text:p>
          </table:table-cell>
          <table:table-cell table:style-name="ce4" table:formula="of:=COS(RADIANS([.Q$4])) * SIN(RADIANS([.$A14]))" office:value-type="float" office:value="0.110615871041237" calcext:value-type="float">
            <text:p>0,11</text:p>
          </table:table-cell>
          <table:table-cell table:style-name="ce4" table:formula="of:=COS(RADIANS([.R$4])) * SIN(RADIANS([.$A14]))" office:value-type="float" office:value="0.108668510568472" calcext:value-type="float">
            <text:p>0,11</text:p>
          </table:table-cell>
          <table:table-cell table:style-name="ce4" table:formula="of:=COS(RADIANS([.S$4])) * SIN(RADIANS([.$A14]))" office:value-type="float" office:value="0.106688048614692" calcext:value-type="float">
            <text:p>0,11</text:p>
          </table:table-cell>
          <table:table-cell table:style-name="ce4" table:formula="of:=COS(RADIANS([.T$4])) * SIN(RADIANS([.$A14]))" office:value-type="float" office:value="0.104675088447793" calcext:value-type="float">
            <text:p>0,10</text:p>
          </table:table-cell>
          <table:table-cell table:style-name="ce4" table:formula="of:=COS(RADIANS([.U$4])) * SIN(RADIANS([.$A14]))" office:value-type="float" office:value="0.102630243234943" calcext:value-type="float">
            <text:p>0,10</text:p>
          </table:table-cell>
          <table:table-cell table:style-name="ce4" table:formula="of:=COS(RADIANS([.V$4])) * SIN(RADIANS([.$A14]))" office:value-type="float" office:value="0.100554135855802" calcext:value-type="float">
            <text:p>0,10</text:p>
          </table:table-cell>
          <table:table-cell table:style-name="ce4" table:formula="of:=COS(RADIANS([.W$4])) * SIN(RADIANS([.$A14]))" office:value-type="float" office:value="0.0984473987127902" calcext:value-type="float">
            <text:p>0,10</text:p>
          </table:table-cell>
          <table:table-cell table:style-name="ce4" table:formula="of:=COS(RADIANS([.X$4])) * SIN(RADIANS([.$A14]))" office:value-type="float" office:value="0.0963106735384487" calcext:value-type="float">
            <text:p>0,10</text:p>
          </table:table-cell>
          <table:table-cell table:style-name="ce4" table:formula="of:=COS(RADIANS([.Y$4])) * SIN(RADIANS([.$A14]))" office:value-type="float" office:value="0.0941446111999648" calcext:value-type="float">
            <text:p>0,09</text:p>
          </table:table-cell>
          <table:table-cell table:style-name="ce4" table:formula="of:=COS(RADIANS([.Z$4])) * SIN(RADIANS([.$A14]))" office:value-type="float" office:value="0.0919498715009102" calcext:value-type="float">
            <text:p>0,09</text:p>
          </table:table-cell>
          <table:table-cell table:style-name="ce4" table:formula="of:=COS(RADIANS([.AA$4])) * SIN(RADIANS([.$A14]))" office:value-type="float" office:value="0.0897271229802579" calcext:value-type="float">
            <text:p>0,09</text:p>
          </table:table-cell>
          <table:table-cell table:style-name="ce4" table:formula="of:=COS(RADIANS([.AB$4])) * SIN(RADIANS([.$A14]))" office:value-type="float" office:value="0.0874770427087397" calcext:value-type="float">
            <text:p>0,09</text:p>
          </table:table-cell>
          <table:table-cell table:style-name="ce4" table:formula="of:=COS(RADIANS([.AC$4])) * SIN(RADIANS([.$A14]))" office:value-type="float" office:value="0.0852003160826034" calcext:value-type="float">
            <text:p>0,09</text:p>
          </table:table-cell>
          <table:table-cell table:style-name="ce4" table:formula="of:=COS(RADIANS([.AD$4])) * SIN(RADIANS([.$A14]))" office:value-type="float" office:value="0.0828976366148341" calcext:value-type="float">
            <text:p>0,08</text:p>
          </table:table-cell>
          <table:table-cell table:style-name="ce4" table:formula="of:=COS(RADIANS([.AE$4])) * SIN(RADIANS([.$A14]))" office:value-type="float" office:value="0.0805697057239047" calcext:value-type="float">
            <text:p>0,08</text:p>
          </table:table-cell>
          <table:table-cell table:style-name="ce4" table:formula="of:=COS(RADIANS([.AF$4])) * SIN(RADIANS([.$A14]))" office:value-type="float" office:value="0.0782172325201154" calcext:value-type="float">
            <text:p>0,08</text:p>
          </table:table-cell>
          <table:table-cell table:style-name="ce4" table:formula="of:=COS(RADIANS([.AG$4])) * SIN(RADIANS([.$A14]))" office:value-type="float" office:value="0.0758409335895932" calcext:value-type="float">
            <text:p>0,08</text:p>
          </table:table-cell>
          <table:table-cell table:style-name="ce4" table:formula="of:=COS(RADIANS([.AH$4])) * SIN(RADIANS([.$A14]))" office:value-type="float" office:value="0.073441532776012" calcext:value-type="float">
            <text:p>0,07</text:p>
          </table:table-cell>
          <table:table-cell table:style-name="ce4" table:formula="of:=COS(RADIANS([.AI$4])) * SIN(RADIANS([.$A14]))" office:value-type="float" office:value="0.0710197609601031" calcext:value-type="float">
            <text:p>0,07</text:p>
          </table:table-cell>
          <table:table-cell table:style-name="ce4" table:formula="of:=COS(RADIANS([.AJ$4])) * SIN(RADIANS([.$A14]))" office:value-type="float" office:value="0.0685763558370218" calcext:value-type="float">
            <text:p>0,07</text:p>
          </table:table-cell>
          <table:table-cell table:style-name="ce4" table:formula="of:=COS(RADIANS([.AK$4])) * SIN(RADIANS([.$A14]))" office:value-type="float" office:value="0.0661120616916386" calcext:value-type="float">
            <text:p>0,07</text:p>
          </table:table-cell>
          <table:table-cell table:style-name="ce4" table:formula="of:=COS(RADIANS([.AL$4])) * SIN(RADIANS([.$A14]))" office:value-type="float" office:value="0.0636276291718222" calcext:value-type="float">
            <text:p>0,06</text:p>
          </table:table-cell>
          <table:table-cell table:style-name="ce4" table:formula="of:=COS(RADIANS([.AM$4])) * SIN(RADIANS([.$A14]))" office:value-type="float" office:value="0.0611238150597852" calcext:value-type="float">
            <text:p>0,06</text:p>
          </table:table-cell>
          <table:table-cell table:style-name="ce4" table:formula="of:=COS(RADIANS([.AN$4])) * SIN(RADIANS([.$A14]))" office:value-type="float" office:value="0.0586013820415615" calcext:value-type="float">
            <text:p>0,06</text:p>
          </table:table-cell>
          <table:table-cell table:style-name="ce4" table:formula="of:=COS(RADIANS([.AO$4])) * SIN(RADIANS([.$A14]))" office:value-type="float" office:value="0.0560610984746835" calcext:value-type="float">
            <text:p>0,06</text:p>
          </table:table-cell>
          <table:table-cell table:style-name="ce4" table:formula="of:=COS(RADIANS([.AP$4])) * SIN(RADIANS([.$A14]))" office:value-type="float" office:value="0.0535037381541341" calcext:value-type="float">
            <text:p>0,05</text:p>
          </table:table-cell>
          <table:table-cell table:style-name="ce4" table:formula="of:=COS(RADIANS([.AQ$4])) * SIN(RADIANS([.$A14]))" office:value-type="float" office:value="0.0509300800766406" calcext:value-type="float">
            <text:p>0,05</text:p>
          </table:table-cell>
          <table:table-cell table:style-name="ce4" table:formula="of:=COS(RADIANS([.AR$4])) * SIN(RADIANS([.$A14]))" office:value-type="float" office:value="0.0483409082033849" calcext:value-type="float">
            <text:p>0,05</text:p>
          </table:table-cell>
          <table:table-cell table:style-name="ce4" table:formula="of:=COS(RADIANS([.AS$4])) * SIN(RADIANS([.$A14]))" office:value-type="float" office:value="0.0457370112212017" calcext:value-type="float">
            <text:p>0,05</text:p>
          </table:table-cell>
          <table:table-cell table:style-name="ce4" table:formula="of:=COS(RADIANS([.AT$4])) * SIN(RADIANS([.$A14]))" office:value-type="float" office:value="0.043119182302336" calcext:value-type="float">
            <text:p>0,04</text:p>
          </table:table-cell>
          <table:table-cell table:style-name="ce4" table:formula="of:=COS(RADIANS([.AU$4])) * SIN(RADIANS([.$A14]))" office:value-type="float" office:value="0.0404882188628362" calcext:value-type="float">
            <text:p>0,04</text:p>
          </table:table-cell>
          <table:table-cell table:style-name="ce4" table:formula="of:=COS(RADIANS([.AV$4])) * SIN(RADIANS([.$A14]))" office:value-type="float" office:value="0.0378449223196526" calcext:value-type="float">
            <text:p>0,04</text:p>
          </table:table-cell>
          <table:table-cell table:style-name="ce4" table:formula="of:=COS(RADIANS([.AW$4])) * SIN(RADIANS([.$A14]))" office:value-type="float" office:value="0.0351900978465184" calcext:value-type="float">
            <text:p>0,04</text:p>
          </table:table-cell>
          <table:table-cell table:style-name="ce4" table:formula="of:=COS(RADIANS([.AX$4])) * SIN(RADIANS([.$A14]))" office:value-type="float" office:value="0.032524554128686" calcext:value-type="float">
            <text:p>0,03</text:p>
          </table:table-cell>
          <table:table-cell table:style-name="ce4" table:formula="of:=COS(RADIANS([.AY$4])) * SIN(RADIANS([.$A14]))" office:value-type="float" office:value="0.0298491031165937" calcext:value-type="float">
            <text:p>0,03</text:p>
          </table:table-cell>
          <table:table-cell table:style-name="ce4" table:formula="of:=COS(RADIANS([.AZ$4])) * SIN(RADIANS([.$A14]))" office:value-type="float" office:value="0.0271645597785372" calcext:value-type="float">
            <text:p>0,03</text:p>
          </table:table-cell>
          <table:table-cell table:style-name="ce4" table:formula="of:=COS(RADIANS([.BA$4])) * SIN(RADIANS([.$A14]))" office:value-type="float" office:value="0.0244717418524232" calcext:value-type="float">
            <text:p>0,02</text:p>
          </table:table-cell>
          <table:table-cell table:style-name="ce4" table:formula="of:=COS(RADIANS([.BB$4])) * SIN(RADIANS([.$A14]))" office:value-type="float" office:value="0.0217714695966779" calcext:value-type="float">
            <text:p>0,02</text:p>
          </table:table-cell>
          <table:table-cell table:style-name="ce4" table:formula="of:=COS(RADIANS([.BC$4])) * SIN(RADIANS([.$A14]))" office:value-type="float" office:value="0.0190645655403884" calcext:value-type="float">
            <text:p>0,02</text:p>
          </table:table-cell>
          <table:table-cell table:style-name="ce4" table:formula="of:=COS(RADIANS([.BD$4])) * SIN(RADIANS([.$A14]))" office:value-type="float" office:value="0.0163518542327528" calcext:value-type="float">
            <text:p>0,02</text:p>
          </table:table-cell>
          <table:table-cell table:style-name="ce4" table:formula="of:=COS(RADIANS([.BE$4])) * SIN(RADIANS([.$A14]))" office:value-type="float" office:value="0.0136341619919139" calcext:value-type="float">
            <text:p>0,01</text:p>
          </table:table-cell>
          <table:table-cell table:style-name="ce4" table:formula="of:=COS(RADIANS([.BF$4])) * SIN(RADIANS([.$A14]))" office:value-type="float" office:value="0.0109123166532551" calcext:value-type="float">
            <text:p>0,01</text:p>
          </table:table-cell>
          <table:table-cell table:style-name="ce4" table:formula="of:=COS(RADIANS([.BG$4])) * SIN(RADIANS([.$A14]))" office:value-type="float" office:value="0.00818714731723387" calcext:value-type="float">
            <text:p>0,01</text:p>
          </table:table-cell>
          <table:table-cell table:style-name="ce4" table:formula="of:=COS(RADIANS([.BH$4])) * SIN(RADIANS([.$A14]))" office:value-type="float" office:value="0.00682357552787895" calcext:value-type="float">
            <text:p>0,01</text:p>
          </table:table-cell>
          <table:table-cell table:style-name="ce4" table:formula="of:=COS(RADIANS([.BI$4])) * SIN(RADIANS([.$A14]))" office:value-type="float" office:value="0.00545948409682906" calcext:value-type="float">
            <text:p>0,01</text:p>
          </table:table-cell>
          <table:table-cell table:style-name="ce4" table:formula="of:=COS(RADIANS([.BJ$4])) * SIN(RADIANS([.$A14]))" office:value-type="float" office:value="0.00409497690492795" calcext:value-type="float">
            <text:p>0,00</text:p>
          </table:table-cell>
          <table:table-cell table:style-name="ce4" table:formula="of:=COS(RADIANS([.BK$4])) * SIN(RADIANS([.$A14]))" office:value-type="float" office:value="0.00273015786468114" calcext:value-type="float">
            <text:p>0,00</text:p>
          </table:table-cell>
          <table:table-cell table:style-name="ce4" table:formula="of:=COS(RADIANS([.BL$4])) * SIN(RADIANS([.$A14]))" office:value-type="float" office:value="0.00136513091234271" calcext:value-type="float">
            <text:p>0,00</text:p>
          </table:table-cell>
          <table:table-cell table:style-name="ce4" table:formula="of:=COS(RADIANS([.BM$4])) * SIN(RADIANS([.$A14]))" office:value-type="float" office:value="9.57884834439236E-018" calcext:value-type="float">
            <text:p>0,00</text:p>
          </table:table-cell>
          <table:table-cell table:formula="of:=90-[.A14]" office:value-type="float" office:value="81" calcext:value-type="float">
            <text:p>81</text:p>
          </table:table-cell>
          <table:table-cell table:number-columns-repeated="958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style-name="ce4" table:formula="of:=COS(RADIANS([.B$4])) * SIN(RADIANS([.$A15]))" office:value-type="float" office:value="0.17364817766693" calcext:value-type="float">
            <text:p>0,17</text:p>
          </table:table-cell>
          <table:table-cell table:style-name="ce4" table:formula="of:=COS(RADIANS([.C$4])) * SIN(RADIANS([.$A15]))" office:value-type="float" office:value="0.172987393925089" calcext:value-type="float">
            <text:p>0,17</text:p>
          </table:table-cell>
          <table:table-cell table:style-name="ce4" table:formula="of:=COS(RADIANS([.D$4])) * SIN(RADIANS([.$A15]))" office:value-type="float" office:value="0.171010071662834" calcext:value-type="float">
            <text:p>0,17</text:p>
          </table:table-cell>
          <table:table-cell table:style-name="ce4" table:formula="of:=COS(RADIANS([.E$4])) * SIN(RADIANS([.$A15]))" office:value-type="float" office:value="0.167731259496521" calcext:value-type="float">
            <text:p>0,17</text:p>
          </table:table-cell>
          <table:table-cell table:style-name="ce4" table:formula="of:=COS(RADIANS([.F$4])) * SIN(RADIANS([.$A15]))" office:value-type="float" office:value="0.163175911166535" calcext:value-type="float">
            <text:p>0,16</text:p>
          </table:table-cell>
          <table:table-cell table:style-name="ce4" table:formula="of:=COS(RADIANS([.G$4])) * SIN(RADIANS([.$A15]))" office:value-type="float" office:value="0.15863550393554" calcext:value-type="float">
            <text:p>0,16</text:p>
          </table:table-cell>
          <table:table-cell table:style-name="ce4" table:formula="of:=COS(RADIANS([.H$4])) * SIN(RADIANS([.$A15]))" office:value-type="float" office:value="0.154721659214656" calcext:value-type="float">
            <text:p>0,15</text:p>
          </table:table-cell>
          <table:table-cell table:style-name="ce4" table:formula="of:=COS(RADIANS([.I$4])) * SIN(RADIANS([.$A15]))" office:value-type="float" office:value="0.150383733180435" calcext:value-type="float">
            <text:p>0,15</text:p>
          </table:table-cell>
          <table:table-cell table:style-name="ce4" table:formula="of:=COS(RADIANS([.J$4])) * SIN(RADIANS([.$A15]))" office:value-type="float" office:value="0.147262006471473" calcext:value-type="float">
            <text:p>0,15</text:p>
          </table:table-cell>
          <table:table-cell table:style-name="ce4" table:formula="of:=COS(RADIANS([.K$4])) * SIN(RADIANS([.$A15]))" office:value-type="float" office:value="0.143960863691599" calcext:value-type="float">
            <text:p>0,14</text:p>
          </table:table-cell>
          <table:table-cell table:style-name="ce4" table:formula="of:=COS(RADIANS([.L$4])) * SIN(RADIANS([.$A15]))" office:value-type="float" office:value="0.140484326774787" calcext:value-type="float">
            <text:p>0,14</text:p>
          </table:table-cell>
          <table:table-cell table:style-name="ce4" table:formula="of:=COS(RADIANS([.M$4])) * SIN(RADIANS([.$A15]))" office:value-type="float" office:value="0.136836631345752" calcext:value-type="float">
            <text:p>0,14</text:p>
          </table:table-cell>
          <table:table-cell table:style-name="ce4" table:formula="of:=COS(RADIANS([.N$4])) * SIN(RADIANS([.$A15]))" office:value-type="float" office:value="0.133022221559489" calcext:value-type="float">
            <text:p>0,13</text:p>
          </table:table-cell>
          <table:table-cell table:style-name="ce4" table:formula="of:=COS(RADIANS([.O$4])) * SIN(RADIANS([.$A15]))" office:value-type="float" office:value="0.129045744686759" calcext:value-type="float">
            <text:p>0,13</text:p>
          </table:table-cell>
          <table:table-cell table:style-name="ce4" table:formula="of:=COS(RADIANS([.P$4])) * SIN(RADIANS([.$A15]))" office:value-type="float" office:value="0.1249120454521" calcext:value-type="float">
            <text:p>0,12</text:p>
          </table:table-cell>
          <table:table-cell table:style-name="ce4" table:formula="of:=COS(RADIANS([.Q$4])) * SIN(RADIANS([.$A15]))" office:value-type="float" office:value="0.122787803968973" calcext:value-type="float">
            <text:p>0,12</text:p>
          </table:table-cell>
          <table:table-cell table:style-name="ce4" table:formula="of:=COS(RADIANS([.R$4])) * SIN(RADIANS([.$A15]))" office:value-type="float" office:value="0.120626160131284" calcext:value-type="float">
            <text:p>0,12</text:p>
          </table:table-cell>
          <table:table-cell table:style-name="ce4" table:formula="of:=COS(RADIANS([.S$4])) * SIN(RADIANS([.$A15]))" office:value-type="float" office:value="0.118427772396688" calcext:value-type="float">
            <text:p>0,12</text:p>
          </table:table-cell>
          <table:table-cell table:style-name="ce4" table:formula="of:=COS(RADIANS([.T$4])) * SIN(RADIANS([.$A15]))" office:value-type="float" office:value="0.116193310415384" calcext:value-type="float">
            <text:p>0,12</text:p>
          </table:table-cell>
          <table:table-cell table:style-name="ce4" table:formula="of:=COS(RADIANS([.U$4])) * SIN(RADIANS([.$A15]))" office:value-type="float" office:value="0.113923454826137" calcext:value-type="float">
            <text:p>0,11</text:p>
          </table:table-cell>
          <table:table-cell table:style-name="ce4" table:formula="of:=COS(RADIANS([.V$4])) * SIN(RADIANS([.$A15]))" office:value-type="float" office:value="0.11161889704895" calcext:value-type="float">
            <text:p>0,11</text:p>
          </table:table-cell>
          <table:table-cell table:style-name="ce4" table:formula="of:=COS(RADIANS([.W$4])) * SIN(RADIANS([.$A15]))" office:value-type="float" office:value="0.109280339074444" calcext:value-type="float">
            <text:p>0,11</text:p>
          </table:table-cell>
          <table:table-cell table:style-name="ce4" table:formula="of:=COS(RADIANS([.X$4])) * SIN(RADIANS([.$A15]))" office:value-type="float" office:value="0.106908493250034" calcext:value-type="float">
            <text:p>0,11</text:p>
          </table:table-cell>
          <table:table-cell table:style-name="ce4" table:formula="of:=COS(RADIANS([.Y$4])) * SIN(RADIANS([.$A15]))" office:value-type="float" office:value="0.104504082062935" calcext:value-type="float">
            <text:p>0,10</text:p>
          </table:table-cell>
          <table:table-cell table:style-name="ce4" table:formula="of:=COS(RADIANS([.Z$4])) * SIN(RADIANS([.$A15]))" office:value-type="float" office:value="0.102067837920085" calcext:value-type="float">
            <text:p>0,10</text:p>
          </table:table-cell>
          <table:table-cell table:style-name="ce4" table:formula="of:=COS(RADIANS([.AA$4])) * SIN(RADIANS([.$A15]))" office:value-type="float" office:value="0.0996005029250512" calcext:value-type="float">
            <text:p>0,10</text:p>
          </table:table-cell>
          <table:table-cell table:style-name="ce4" table:formula="of:=COS(RADIANS([.AB$4])) * SIN(RADIANS([.$A15]))" office:value-type="float" office:value="0.0971028286519749" calcext:value-type="float">
            <text:p>0,10</text:p>
          </table:table-cell>
          <table:table-cell table:style-name="ce4" table:formula="of:=COS(RADIANS([.AC$4])) * SIN(RADIANS([.$A15]))" office:value-type="float" office:value="0.0945755759166349" calcext:value-type="float">
            <text:p>0,09</text:p>
          </table:table-cell>
          <table:table-cell table:style-name="ce4" table:formula="of:=COS(RADIANS([.AD$4])) * SIN(RADIANS([.$A15]))" office:value-type="float" office:value="0.0920195145446966" calcext:value-type="float">
            <text:p>0,09</text:p>
          </table:table-cell>
          <table:table-cell table:style-name="ce4" table:formula="of:=COS(RADIANS([.AE$4])) * SIN(RADIANS([.$A15]))" office:value-type="float" office:value="0.0894354231372149" calcext:value-type="float">
            <text:p>0,09</text:p>
          </table:table-cell>
          <table:table-cell table:style-name="ce4" table:formula="of:=COS(RADIANS([.AF$4])) * SIN(RADIANS([.$A15]))" office:value-type="float" office:value="0.0868240888334652" calcext:value-type="float">
            <text:p>0,09</text:p>
          </table:table-cell>
          <table:table-cell table:style-name="ce4" table:formula="of:=COS(RADIANS([.AG$4])) * SIN(RADIANS([.$A15]))" office:value-type="float" office:value="0.084186307071173" calcext:value-type="float">
            <text:p>0,08</text:p>
          </table:table-cell>
          <table:table-cell table:style-name="ce4" table:formula="of:=COS(RADIANS([.AH$4])) * SIN(RADIANS([.$A15]))" office:value-type="float" office:value="0.0815228813442158" calcext:value-type="float">
            <text:p>0,08</text:p>
          </table:table-cell>
          <table:table-cell table:style-name="ce4" table:formula="of:=COS(RADIANS([.AI$4])) * SIN(RADIANS([.$A15]))" office:value-type="float" office:value="0.0788346229578713" calcext:value-type="float">
            <text:p>0,08</text:p>
          </table:table-cell>
          <table:table-cell table:style-name="ce4" table:formula="of:=COS(RADIANS([.AJ$4])) * SIN(RADIANS([.$A15]))" office:value-type="float" office:value="0.0761223507816857" calcext:value-type="float">
            <text:p>0,08</text:p>
          </table:table-cell>
          <table:table-cell table:style-name="ce4" table:formula="of:=COS(RADIANS([.AK$4])) * SIN(RADIANS([.$A15]))" office:value-type="float" office:value="0.0733868910000382" calcext:value-type="float">
            <text:p>0,07</text:p>
          </table:table-cell>
          <table:table-cell table:style-name="ce4" table:formula="of:=COS(RADIANS([.AL$4])) * SIN(RADIANS([.$A15]))" office:value-type="float" office:value="0.0706290768604774" calcext:value-type="float">
            <text:p>0,07</text:p>
          </table:table-cell>
          <table:table-cell table:style-name="ce4" table:formula="of:=COS(RADIANS([.AM$4])) * SIN(RADIANS([.$A15]))" office:value-type="float" office:value="0.0678497484199056" calcext:value-type="float">
            <text:p>0,07</text:p>
          </table:table-cell>
          <table:table-cell table:style-name="ce4" table:formula="of:=COS(RADIANS([.AN$4])) * SIN(RADIANS([.$A15]))" office:value-type="float" office:value="0.0650497522886899" calcext:value-type="float">
            <text:p>0,07</text:p>
          </table:table-cell>
          <table:table-cell table:style-name="ce4" table:formula="of:=COS(RADIANS([.AO$4])) * SIN(RADIANS([.$A15]))" office:value-type="float" office:value="0.0622299413727758" calcext:value-type="float">
            <text:p>0,06</text:p>
          </table:table-cell>
          <table:table-cell table:style-name="ce4" table:formula="of:=COS(RADIANS([.AP$4])) * SIN(RADIANS([.$A15]))" office:value-type="float" office:value="0.0593911746138847" calcext:value-type="float">
            <text:p>0,06</text:p>
          </table:table-cell>
          <table:table-cell table:style-name="ce4" table:formula="of:=COS(RADIANS([.AQ$4])) * SIN(RADIANS([.$A15]))" office:value-type="float" office:value="0.056534316727871" calcext:value-type="float">
            <text:p>0,06</text:p>
          </table:table-cell>
          <table:table-cell table:style-name="ce4" table:formula="of:=COS(RADIANS([.AR$4])) * SIN(RADIANS([.$A15]))" office:value-type="float" office:value="0.0536602379413217" calcext:value-type="float">
            <text:p>0,05</text:p>
          </table:table-cell>
          <table:table-cell table:style-name="ce4" table:formula="of:=COS(RADIANS([.AS$4])) * SIN(RADIANS([.$A15]))" office:value-type="float" office:value="0.0507698137264771" calcext:value-type="float">
            <text:p>0,05</text:p>
          </table:table-cell>
          <table:table-cell table:style-name="ce4" table:formula="of:=COS(RADIANS([.AT$4])) * SIN(RADIANS([.$A15]))" office:value-type="float" office:value="0.0478639245345532" calcext:value-type="float">
            <text:p>0,05</text:p>
          </table:table-cell>
          <table:table-cell table:style-name="ce4" table:formula="of:=COS(RADIANS([.AU$4])) * SIN(RADIANS([.$A15]))" office:value-type="float" office:value="0.0449434555275478" calcext:value-type="float">
            <text:p>0,04</text:p>
          </table:table-cell>
          <table:table-cell table:style-name="ce4" table:formula="of:=COS(RADIANS([.AV$4])) * SIN(RADIANS([.$A15]))" office:value-type="float" office:value="0.0420092963086117" calcext:value-type="float">
            <text:p>0,04</text:p>
          </table:table-cell>
          <table:table-cell table:style-name="ce4" table:formula="of:=COS(RADIANS([.AW$4])) * SIN(RADIANS([.$A15]))" office:value-type="float" office:value="0.0390623406510668" calcext:value-type="float">
            <text:p>0,04</text:p>
          </table:table-cell>
          <table:table-cell table:style-name="ce4" table:formula="of:=COS(RADIANS([.AX$4])) * SIN(RADIANS([.$A15]))" office:value-type="float" office:value="0.0361034862261541" calcext:value-type="float">
            <text:p>0,04</text:p>
          </table:table-cell>
          <table:table-cell table:style-name="ce4" table:formula="of:=COS(RADIANS([.AY$4])) * SIN(RADIANS([.$A15]))" office:value-type="float" office:value="0.0331336343295948" calcext:value-type="float">
            <text:p>0,03</text:p>
          </table:table-cell>
          <table:table-cell table:style-name="ce4" table:formula="of:=COS(RADIANS([.AZ$4])) * SIN(RADIANS([.$A15]))" office:value-type="float" office:value="0.0301536896070458" calcext:value-type="float">
            <text:p>0,03</text:p>
          </table:table-cell>
          <table:table-cell table:style-name="ce4" table:formula="of:=COS(RADIANS([.BA$4])) * SIN(RADIANS([.$A15]))" office:value-type="float" office:value="0.0271645597785372" calcext:value-type="float">
            <text:p>0,03</text:p>
          </table:table-cell>
          <table:table-cell table:style-name="ce4" table:formula="of:=COS(RADIANS([.BB$4])) * SIN(RADIANS([.$A15]))" office:value-type="float" office:value="0.0241671553619711" calcext:value-type="float">
            <text:p>0,02</text:p>
          </table:table-cell>
          <table:table-cell table:style-name="ce4" table:formula="of:=COS(RADIANS([.BC$4])) * SIN(RADIANS([.$A15]))" office:value-type="float" office:value="0.0211623893957692" calcext:value-type="float">
            <text:p>0,02</text:p>
          </table:table-cell>
          <table:table-cell table:style-name="ce4" table:formula="of:=COS(RADIANS([.BD$4])) * SIN(RADIANS([.$A15]))" office:value-type="float" office:value="0.0181511771607527" calcext:value-type="float">
            <text:p>0,02</text:p>
          </table:table-cell>
          <table:table-cell table:style-name="ce4" table:formula="of:=COS(RADIANS([.BE$4])) * SIN(RADIANS([.$A15]))" office:value-type="float" office:value="0.0151344359013387" calcext:value-type="float">
            <text:p>0,02</text:p>
          </table:table-cell>
          <table:table-cell table:style-name="ce4" table:formula="of:=COS(RADIANS([.BF$4])) * SIN(RADIANS([.$A15]))" office:value-type="float" office:value="0.0121130845461384" calcext:value-type="float">
            <text:p>0,01</text:p>
          </table:table-cell>
          <table:table-cell table:style-name="ce4" table:formula="of:=COS(RADIANS([.BG$4])) * SIN(RADIANS([.$A15]))" office:value-type="float" office:value="0.00908804342804343" calcext:value-type="float">
            <text:p>0,01</text:p>
          </table:table-cell>
          <table:table-cell table:style-name="ce4" table:formula="of:=COS(RADIANS([.BH$4])) * SIN(RADIANS([.$A15]))" office:value-type="float" office:value="0.00757442712693852" calcext:value-type="float">
            <text:p>0,01</text:p>
          </table:table-cell>
          <table:table-cell table:style-name="ce4" table:formula="of:=COS(RADIANS([.BI$4])) * SIN(RADIANS([.$A15]))" office:value-type="float" office:value="0.00606023400388236" calcext:value-type="float">
            <text:p>0,01</text:p>
          </table:table-cell>
          <table:table-cell table:style-name="ce4" table:formula="of:=COS(RADIANS([.BJ$4])) * SIN(RADIANS([.$A15]))" office:value-type="float" office:value="0.00454557937054365" calcext:value-type="float">
            <text:p>0,00</text:p>
          </table:table-cell>
          <table:table-cell table:style-name="ce4" table:formula="of:=COS(RADIANS([.BK$4])) * SIN(RADIANS([.$A15]))" office:value-type="float" office:value="0.0030305785737369" calcext:value-type="float">
            <text:p>0,00</text:p>
          </table:table-cell>
          <table:table-cell table:style-name="ce4" table:formula="of:=COS(RADIANS([.BL$4])) * SIN(RADIANS([.$A15]))" office:value-type="float" office:value="0.0015153469866384" calcext:value-type="float">
            <text:p>0,00</text:p>
          </table:table-cell>
          <table:table-cell table:style-name="ce4" table:formula="of:=COS(RADIANS([.BM$4])) * SIN(RADIANS([.$A15]))" office:value-type="float" office:value="1.06328842478789E-017" calcext:value-type="float">
            <text:p>0,00</text:p>
          </table:table-cell>
          <table:table-cell table:formula="of:=90-[.A15]" office:value-type="float" office:value="80" calcext:value-type="float">
            <text:p>80</text:p>
          </table:table-cell>
          <table:table-cell table:number-columns-repeated="958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style-name="ce4" table:formula="of:=COS(RADIANS([.B$4])) * SIN(RADIANS([.$A16]))" office:value-type="float" office:value="0.190808995376545" calcext:value-type="float">
            <text:p>0,19</text:p>
          </table:table-cell>
          <table:table-cell table:style-name="ce4" table:formula="of:=COS(RADIANS([.C$4])) * SIN(RADIANS([.$A16]))" office:value-type="float" office:value="0.190082909542326" calcext:value-type="float">
            <text:p>0,19</text:p>
          </table:table-cell>
          <table:table-cell table:style-name="ce4" table:formula="of:=COS(RADIANS([.D$4])) * SIN(RADIANS([.$A16]))" office:value-type="float" office:value="0.187910177991292" calcext:value-type="float">
            <text:p>0,19</text:p>
          </table:table-cell>
          <table:table-cell table:style-name="ce4" table:formula="of:=COS(RADIANS([.E$4])) * SIN(RADIANS([.$A16]))" office:value-type="float" office:value="0.184307336522476" calcext:value-type="float">
            <text:p>0,18</text:p>
          </table:table-cell>
          <table:table-cell table:style-name="ce4" table:formula="of:=COS(RADIANS([.F$4])) * SIN(RADIANS([.$A16]))" office:value-type="float" office:value="0.179301804934912" calcext:value-type="float">
            <text:p>0,18</text:p>
          </table:table-cell>
          <table:table-cell table:style-name="ce4" table:formula="of:=COS(RADIANS([.G$4])) * SIN(RADIANS([.$A16]))" office:value-type="float" office:value="0.174312691003591" calcext:value-type="float">
            <text:p>0,17</text:p>
          </table:table-cell>
          <table:table-cell table:style-name="ce4" table:formula="of:=COS(RADIANS([.H$4])) * SIN(RADIANS([.$A16]))" office:value-type="float" office:value="0.17001205975433" calcext:value-type="float">
            <text:p>0,17</text:p>
          </table:table-cell>
          <table:table-cell table:style-name="ce4" table:formula="of:=COS(RADIANS([.I$4])) * SIN(RADIANS([.$A16]))" office:value-type="float" office:value="0.165245437266675" calcext:value-type="float">
            <text:p>0,17</text:p>
          </table:table-cell>
          <table:table-cell table:style-name="ce4" table:formula="of:=COS(RADIANS([.J$4])) * SIN(RADIANS([.$A16]))" office:value-type="float" office:value="0.161815205258599" calcext:value-type="float">
            <text:p>0,16</text:p>
          </table:table-cell>
          <table:table-cell table:style-name="ce4" table:formula="of:=COS(RADIANS([.K$4])) * SIN(RADIANS([.$A16]))" office:value-type="float" office:value="0.158187826348637" calcext:value-type="float">
            <text:p>0,16</text:p>
          </table:table-cell>
          <table:table-cell table:style-name="ce4" table:formula="of:=COS(RADIANS([.L$4])) * SIN(RADIANS([.$A16]))" office:value-type="float" office:value="0.154367719939236" calcext:value-type="float">
            <text:p>0,15</text:p>
          </table:table-cell>
          <table:table-cell table:style-name="ce4" table:formula="of:=COS(RADIANS([.M$4])) * SIN(RADIANS([.$A16]))" office:value-type="float" office:value="0.150359540241613" calcext:value-type="float">
            <text:p>0,15</text:p>
          </table:table-cell>
          <table:table-cell table:style-name="ce4" table:formula="of:=COS(RADIANS([.N$4])) * SIN(RADIANS([.$A16]))" office:value-type="float" office:value="0.146168170605317" calcext:value-type="float">
            <text:p>0,15</text:p>
          </table:table-cell>
          <table:table-cell table:style-name="ce4" table:formula="of:=COS(RADIANS([.O$4])) * SIN(RADIANS([.$A16]))" office:value-type="float" office:value="0.141798717568619" calcext:value-type="float">
            <text:p>0,14</text:p>
          </table:table-cell>
          <table:table-cell table:style-name="ce4" table:formula="of:=COS(RADIANS([.P$4])) * SIN(RADIANS([.$A16]))" office:value-type="float" office:value="0.137256504636982" calcext:value-type="float">
            <text:p>0,14</text:p>
          </table:table-cell>
          <table:table-cell table:style-name="ce4" table:formula="of:=COS(RADIANS([.Q$4])) * SIN(RADIANS([.$A16]))" office:value-type="float" office:value="0.134922334542147" calcext:value-type="float">
            <text:p>0,13</text:p>
          </table:table-cell>
          <table:table-cell table:style-name="ce4" table:formula="of:=COS(RADIANS([.R$4])) * SIN(RADIANS([.$A16]))" office:value-type="float" office:value="0.132547065797189" calcext:value-type="float">
            <text:p>0,13</text:p>
          </table:table-cell>
          <table:table-cell table:style-name="ce4" table:formula="of:=COS(RADIANS([.S$4])) * SIN(RADIANS([.$A16]))" office:value-type="float" office:value="0.130131421931976" calcext:value-type="float">
            <text:p>0,13</text:p>
          </table:table-cell>
          <table:table-cell table:style-name="ce4" table:formula="of:=COS(RADIANS([.T$4])) * SIN(RADIANS([.$A16]))" office:value-type="float" office:value="0.127676138775032" calcext:value-type="float">
            <text:p>0,13</text:p>
          </table:table-cell>
          <table:table-cell table:style-name="ce4" table:formula="of:=COS(RADIANS([.U$4])) * SIN(RADIANS([.$A16]))" office:value-type="float" office:value="0.12518196422939" calcext:value-type="float">
            <text:p>0,13</text:p>
          </table:table-cell>
          <table:table-cell table:style-name="ce4" table:formula="of:=COS(RADIANS([.V$4])) * SIN(RADIANS([.$A16]))" office:value-type="float" office:value="0.122649658044779" calcext:value-type="float">
            <text:p>0,12</text:p>
          </table:table-cell>
          <table:table-cell table:style-name="ce4" table:formula="of:=COS(RADIANS([.W$4])) * SIN(RADIANS([.$A16]))" office:value-type="float" office:value="0.120079991586194" calcext:value-type="float">
            <text:p>0,12</text:p>
          </table:table-cell>
          <table:table-cell table:style-name="ce4" table:formula="of:=COS(RADIANS([.X$4])) * SIN(RADIANS([.$A16]))" office:value-type="float" office:value="0.11747374759893" calcext:value-type="float">
            <text:p>0,12</text:p>
          </table:table-cell>
          <table:table-cell table:style-name="ce4" table:formula="of:=COS(RADIANS([.Y$4])) * SIN(RADIANS([.$A16]))" office:value-type="float" office:value="0.114831719970154" calcext:value-type="float">
            <text:p>0,11</text:p>
          </table:table-cell>
          <table:table-cell table:style-name="ce4" table:formula="of:=COS(RADIANS([.Z$4])) * SIN(RADIANS([.$A16]))" office:value-type="float" office:value="0.112154713487076" calcext:value-type="float">
            <text:p>0,11</text:p>
          </table:table-cell>
          <table:table-cell table:style-name="ce4" table:formula="of:=COS(RADIANS([.AA$4])) * SIN(RADIANS([.$A16]))" office:value-type="float" office:value="0.109443543591802" calcext:value-type="float">
            <text:p>0,11</text:p>
          </table:table-cell>
          <table:table-cell table:style-name="ce4" table:formula="of:=COS(RADIANS([.AB$4])) * SIN(RADIANS([.$A16]))" office:value-type="float" office:value="0.106699036132946" calcext:value-type="float">
            <text:p>0,11</text:p>
          </table:table-cell>
          <table:table-cell table:style-name="ce4" table:formula="of:=COS(RADIANS([.AC$4])) * SIN(RADIANS([.$A16]))" office:value-type="float" office:value="0.103922027114068" calcext:value-type="float">
            <text:p>0,10</text:p>
          </table:table-cell>
          <table:table-cell table:style-name="ce4" table:formula="of:=COS(RADIANS([.AD$4])) * SIN(RADIANS([.$A16]))" office:value-type="float" office:value="0.101113362439016" calcext:value-type="float">
            <text:p>0,10</text:p>
          </table:table-cell>
          <table:table-cell table:style-name="ce4" table:formula="of:=COS(RADIANS([.AE$4])) * SIN(RADIANS([.$A16]))" office:value-type="float" office:value="0.0982738976542571" calcext:value-type="float">
            <text:p>0,10</text:p>
          </table:table-cell>
          <table:table-cell table:style-name="ce4" table:formula="of:=COS(RADIANS([.AF$4])) * SIN(RADIANS([.$A16]))" office:value-type="float" office:value="0.0954044976882724" calcext:value-type="float">
            <text:p>0,10</text:p>
          </table:table-cell>
          <table:table-cell table:style-name="ce4" table:formula="of:=COS(RADIANS([.AG$4])) * SIN(RADIANS([.$A16]))" office:value-type="float" office:value="0.0925060365880878" calcext:value-type="float">
            <text:p>0,09</text:p>
          </table:table-cell>
          <table:table-cell table:style-name="ce4" table:formula="of:=COS(RADIANS([.AH$4])) * SIN(RADIANS([.$A16]))" office:value-type="float" office:value="0.0895793972530323" calcext:value-type="float">
            <text:p>0,09</text:p>
          </table:table-cell>
          <table:table-cell table:style-name="ce4" table:formula="of:=COS(RADIANS([.AI$4])) * SIN(RADIANS([.$A16]))" office:value-type="float" office:value="0.0866254711657984" calcext:value-type="float">
            <text:p>0,09</text:p>
          </table:table-cell>
          <table:table-cell table:style-name="ce4" table:formula="of:=COS(RADIANS([.AJ$4])) * SIN(RADIANS([.$A16]))" office:value-type="float" office:value="0.0836451581208877" calcext:value-type="float">
            <text:p>0,08</text:p>
          </table:table-cell>
          <table:table-cell table:style-name="ce4" table:formula="of:=COS(RADIANS([.AK$4])) * SIN(RADIANS([.$A16]))" office:value-type="float" office:value="0.0806393659505245" calcext:value-type="float">
            <text:p>0,08</text:p>
          </table:table-cell>
          <table:table-cell table:style-name="ce4" table:formula="of:=COS(RADIANS([.AL$4])) * SIN(RADIANS([.$A16]))" office:value-type="float" office:value="0.0776090102481218" calcext:value-type="float">
            <text:p>0,08</text:p>
          </table:table-cell>
          <table:table-cell table:style-name="ce4" table:formula="of:=COS(RADIANS([.AM$4])) * SIN(RADIANS([.$A16]))" office:value-type="float" office:value="0.074555014089382" calcext:value-type="float">
            <text:p>0,07</text:p>
          </table:table-cell>
          <table:table-cell table:style-name="ce4" table:formula="of:=COS(RADIANS([.AN$4])) * SIN(RADIANS([.$A16]))" office:value-type="float" office:value="0.07147830775112" calcext:value-type="float">
            <text:p>0,07</text:p>
          </table:table-cell>
          <table:table-cell table:style-name="ce4" table:formula="of:=COS(RADIANS([.AO$4])) * SIN(RADIANS([.$A16]))" office:value-type="float" office:value="0.068379828427891" calcext:value-type="float">
            <text:p>0,07</text:p>
          </table:table-cell>
          <table:table-cell table:style-name="ce4" table:formula="of:=COS(RADIANS([.AP$4])) * SIN(RADIANS([.$A16]))" office:value-type="float" office:value="0.0652605199465127" calcext:value-type="float">
            <text:p>0,07</text:p>
          </table:table-cell>
          <table:table-cell table:style-name="ce4" table:formula="of:=COS(RADIANS([.AQ$4])) * SIN(RADIANS([.$A16]))" office:value-type="float" office:value="0.0621213324785659" calcext:value-type="float">
            <text:p>0,06</text:p>
          </table:table-cell>
          <table:table-cell table:style-name="ce4" table:formula="of:=COS(RADIANS([.AR$4])) * SIN(RADIANS([.$A16]))" office:value-type="float" office:value="0.0589632222509631" calcext:value-type="float">
            <text:p>0,06</text:p>
          </table:table-cell>
          <table:table-cell table:style-name="ce4" table:formula="of:=COS(RADIANS([.AS$4])) * SIN(RADIANS([.$A16]))" office:value-type="float" office:value="0.0557871512546732" calcext:value-type="float">
            <text:p>0,06</text:p>
          </table:table-cell>
          <table:table-cell table:style-name="ce4" table:formula="of:=COS(RADIANS([.AT$4])) * SIN(RADIANS([.$A16]))" office:value-type="float" office:value="0.0525940869516888" calcext:value-type="float">
            <text:p>0,05</text:p>
          </table:table-cell>
          <table:table-cell table:style-name="ce4" table:formula="of:=COS(RADIANS([.AU$4])) * SIN(RADIANS([.$A16]))" office:value-type="float" office:value="0.0493850019803286" calcext:value-type="float">
            <text:p>0,05</text:p>
          </table:table-cell>
          <table:table-cell table:style-name="ce4" table:formula="of:=COS(RADIANS([.AV$4])) * SIN(RADIANS([.$A16]))" office:value-type="float" office:value="0.0461608738589619" calcext:value-type="float">
            <text:p>0,05</text:p>
          </table:table-cell>
          <table:table-cell table:style-name="ce4" table:formula="of:=COS(RADIANS([.AW$4])) * SIN(RADIANS([.$A16]))" office:value-type="float" office:value="0.0429226846882474" calcext:value-type="float">
            <text:p>0,04</text:p>
          </table:table-cell>
          <table:table-cell table:style-name="ce4" table:formula="of:=COS(RADIANS([.AX$4])) * SIN(RADIANS([.$A16]))" office:value-type="float" office:value="0.0396714208519754" calcext:value-type="float">
            <text:p>0,04</text:p>
          </table:table-cell>
          <table:table-cell table:style-name="ce4" table:formula="of:=COS(RADIANS([.AY$4])) * SIN(RADIANS([.$A16]))" office:value-type="float" office:value="0.0364080727166063" calcext:value-type="float">
            <text:p>0,04</text:p>
          </table:table-cell>
          <table:table-cell table:style-name="ce4" table:formula="of:=COS(RADIANS([.AZ$4])) * SIN(RADIANS([.$A16]))" office:value-type="float" office:value="0.0331336343295948" calcext:value-type="float">
            <text:p>0,03</text:p>
          </table:table-cell>
          <table:table-cell table:style-name="ce4" table:formula="of:=COS(RADIANS([.BA$4])) * SIN(RADIANS([.$A16]))" office:value-type="float" office:value="0.0298491031165937" calcext:value-type="float">
            <text:p>0,03</text:p>
          </table:table-cell>
          <table:table-cell table:style-name="ce4" table:formula="of:=COS(RADIANS([.BB$4])) * SIN(RADIANS([.$A16]))" office:value-type="float" office:value="0.0265554795776285" calcext:value-type="float">
            <text:p>0,03</text:p>
          </table:table-cell>
          <table:table-cell table:style-name="ce4" table:formula="of:=COS(RADIANS([.BC$4])) * SIN(RADIANS([.$A16]))" office:value-type="float" office:value="0.0232537669823353" calcext:value-type="float">
            <text:p>0,02</text:p>
          </table:table-cell>
          <table:table-cell table:style-name="ce4" table:formula="of:=COS(RADIANS([.BD$4])) * SIN(RADIANS([.$A16]))" office:value-type="float" office:value="0.019944971064355" calcext:value-type="float">
            <text:p>0,02</text:p>
          </table:table-cell>
          <table:table-cell table:style-name="ce4" table:formula="of:=COS(RADIANS([.BE$4])) * SIN(RADIANS([.$A16]))" office:value-type="float" office:value="0.0166300997149773" calcext:value-type="float">
            <text:p>0,02</text:p>
          </table:table-cell>
          <table:table-cell table:style-name="ce4" table:formula="of:=COS(RADIANS([.BF$4])) * SIN(RADIANS([.$A16]))" office:value-type="float" office:value="0.0133101626761269" calcext:value-type="float">
            <text:p>0,01</text:p>
          </table:table-cell>
          <table:table-cell table:style-name="ce4" table:formula="of:=COS(RADIANS([.BG$4])) * SIN(RADIANS([.$A16]))" office:value-type="float" office:value="0.00998617123278695" calcext:value-type="float">
            <text:p>0,01</text:p>
          </table:table-cell>
          <table:table-cell table:style-name="ce4" table:formula="of:=COS(RADIANS([.BH$4])) * SIN(RADIANS([.$A16]))" office:value-type="float" office:value="0.00832297148212012" calcext:value-type="float">
            <text:p>0,01</text:p>
          </table:table-cell>
          <table:table-cell table:style-name="ce4" table:formula="of:=COS(RADIANS([.BI$4])) * SIN(RADIANS([.$A16]))" office:value-type="float" office:value="0.00665913790495127" calcext:value-type="float">
            <text:p>0,01</text:p>
          </table:table-cell>
          <table:table-cell table:style-name="ce4" table:formula="of:=COS(RADIANS([.BJ$4])) * SIN(RADIANS([.$A16]))" office:value-type="float" office:value="0.00499479720864906" calcext:value-type="float">
            <text:p>0,00</text:p>
          </table:table-cell>
          <table:table-cell table:style-name="ce4" table:formula="of:=COS(RADIANS([.BK$4])) * SIN(RADIANS([.$A16]))" office:value-type="float" office:value="0.00333007613920123" calcext:value-type="float">
            <text:p>0,00</text:p>
          </table:table-cell>
          <table:table-cell table:style-name="ce4" table:formula="of:=COS(RADIANS([.BL$4])) * SIN(RADIANS([.$A16]))" office:value-type="float" office:value="0.00166510147156248" calcext:value-type="float">
            <text:p>0,00</text:p>
          </table:table-cell>
          <table:table-cell table:style-name="ce4" table:formula="of:=COS(RADIANS([.BM$4])) * SIN(RADIANS([.$A16]))" office:value-type="float" office:value="1.16836812718204E-017" calcext:value-type="float">
            <text:p>0,00</text:p>
          </table:table-cell>
          <table:table-cell table:formula="of:=90-[.A16]" office:value-type="float" office:value="79" calcext:value-type="float">
            <text:p>79</text:p>
          </table:table-cell>
          <table:table-cell table:number-columns-repeated="958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style-name="ce4" table:formula="of:=COS(RADIANS([.B$4])) * SIN(RADIANS([.$A17]))" office:value-type="float" office:value="0.207911690817759" calcext:value-type="float">
            <text:p>0,21</text:p>
          </table:table-cell>
          <table:table-cell table:style-name="ce4" table:formula="of:=COS(RADIANS([.C$4])) * SIN(RADIANS([.$A17]))" office:value-type="float" office:value="0.207120524063942" calcext:value-type="float">
            <text:p>0,21</text:p>
          </table:table-cell>
          <table:table-cell table:style-name="ce4" table:formula="of:=COS(RADIANS([.D$4])) * SIN(RADIANS([.$A17]))" office:value-type="float" office:value="0.204753045059206" calcext:value-type="float">
            <text:p>0,20</text:p>
          </table:table-cell>
          <table:table-cell table:style-name="ce4" table:formula="of:=COS(RADIANS([.E$4])) * SIN(RADIANS([.$A17]))" office:value-type="float" office:value="0.200827271748301" calcext:value-type="float">
            <text:p>0,20</text:p>
          </table:table-cell>
          <table:table-cell table:style-name="ce4" table:formula="of:=COS(RADIANS([.F$4])) * SIN(RADIANS([.$A17]))" office:value-type="float" office:value="0.19537308163657" calcext:value-type="float">
            <text:p>0,20</text:p>
          </table:table-cell>
          <table:table-cell table:style-name="ce4" table:formula="of:=COS(RADIANS([.G$4])) * SIN(RADIANS([.$A17]))" office:value-type="float" office:value="0.189936780737357" calcext:value-type="float">
            <text:p>0,19</text:p>
          </table:table-cell>
          <table:table-cell table:style-name="ce4" table:formula="of:=COS(RADIANS([.H$4])) * SIN(RADIANS([.$A17]))" office:value-type="float" office:value="0.185250672973658" calcext:value-type="float">
            <text:p>0,19</text:p>
          </table:table-cell>
          <table:table-cell table:style-name="ce4" table:formula="of:=COS(RADIANS([.I$4])) * SIN(RADIANS([.$A17]))" office:value-type="float" office:value="0.180056805991955" calcext:value-type="float">
            <text:p>0,18</text:p>
          </table:table-cell>
          <table:table-cell table:style-name="ce4" table:formula="of:=COS(RADIANS([.J$4])) * SIN(RADIANS([.$A17]))" office:value-type="float" office:value="0.176319113566664" calcext:value-type="float">
            <text:p>0,18</text:p>
          </table:table-cell>
          <table:table-cell table:style-name="ce4" table:formula="of:=COS(RADIANS([.K$4])) * SIN(RADIANS([.$A17]))" office:value-type="float" office:value="0.17236660346137" calcext:value-type="float">
            <text:p>0,17</text:p>
          </table:table-cell>
          <table:table-cell table:style-name="ce4" table:formula="of:=COS(RADIANS([.L$4])) * SIN(RADIANS([.$A17]))" office:value-type="float" office:value="0.168204091200797" calcext:value-type="float">
            <text:p>0,17</text:p>
          </table:table-cell>
          <table:table-cell table:style-name="ce4" table:formula="of:=COS(RADIANS([.M$4])) * SIN(RADIANS([.$A17]))" office:value-type="float" office:value="0.16383664816495" calcext:value-type="float">
            <text:p>0,16</text:p>
          </table:table-cell>
          <table:table-cell table:style-name="ce4" table:formula="of:=COS(RADIANS([.N$4])) * SIN(RADIANS([.$A17]))" office:value-type="float" office:value="0.159269595410416" calcext:value-type="float">
            <text:p>0,16</text:p>
          </table:table-cell>
          <table:table-cell table:style-name="ce4" table:formula="of:=COS(RADIANS([.O$4])) * SIN(RADIANS([.$A17]))" office:value-type="float" office:value="0.154508497187474" calcext:value-type="float">
            <text:p>0,15</text:p>
          </table:table-cell>
          <table:table-cell table:style-name="ce4" table:formula="of:=COS(RADIANS([.P$4])) * SIN(RADIANS([.$A17]))" office:value-type="float" office:value="0.149559154160918" calcext:value-type="float">
            <text:p>0,15</text:p>
          </table:table-cell>
          <table:table-cell table:style-name="ce4" table:formula="of:=COS(RADIANS([.Q$4])) * SIN(RADIANS([.$A17]))" office:value-type="float" office:value="0.147015766465198" calcext:value-type="float">
            <text:p>0,15</text:p>
          </table:table-cell>
          <table:table-cell table:style-name="ce4" table:formula="of:=COS(RADIANS([.R$4])) * SIN(RADIANS([.$A17]))" office:value-type="float" office:value="0.14442759634284" calcext:value-type="float">
            <text:p>0,14</text:p>
          </table:table-cell>
          <table:table-cell table:style-name="ce4" table:formula="of:=COS(RADIANS([.S$4])) * SIN(RADIANS([.$A17]))" office:value-type="float" office:value="0.141795432175533" calcext:value-type="float">
            <text:p>0,14</text:p>
          </table:table-cell>
          <table:table-cell table:style-name="ce4" table:formula="of:=COS(RADIANS([.T$4])) * SIN(RADIANS([.$A17]))" office:value-type="float" office:value="0.139120075745983" calcext:value-type="float">
            <text:p>0,14</text:p>
          </table:table-cell>
          <table:table-cell table:style-name="ce4" table:formula="of:=COS(RADIANS([.U$4])) * SIN(RADIANS([.$A17]))" office:value-type="float" office:value="0.136402341993674" calcext:value-type="float">
            <text:p>0,14</text:p>
          </table:table-cell>
          <table:table-cell table:style-name="ce4" table:formula="of:=COS(RADIANS([.V$4])) * SIN(RADIANS([.$A17]))" office:value-type="float" office:value="0.133643058766634" calcext:value-type="float">
            <text:p>0,13</text:p>
          </table:table-cell>
          <table:table-cell table:style-name="ce4" table:formula="of:=COS(RADIANS([.W$4])) * SIN(RADIANS([.$A17]))" office:value-type="float" office:value="0.130843066569265" calcext:value-type="float">
            <text:p>0,13</text:p>
          </table:table-cell>
          <table:table-cell table:style-name="ce4" table:formula="of:=COS(RADIANS([.X$4])) * SIN(RADIANS([.$A17]))" office:value-type="float" office:value="0.128003218306314" calcext:value-type="float">
            <text:p>0,13</text:p>
          </table:table-cell>
          <table:table-cell table:style-name="ce4" table:formula="of:=COS(RADIANS([.Y$4])) * SIN(RADIANS([.$A17]))" office:value-type="float" office:value="0.125124379023071" calcext:value-type="float">
            <text:p>0,13</text:p>
          </table:table-cell>
          <table:table-cell table:style-name="ce4" table:formula="of:=COS(RADIANS([.Z$4])) * SIN(RADIANS([.$A17]))" office:value-type="float" office:value="0.122207425641871" calcext:value-type="float">
            <text:p>0,12</text:p>
          </table:table-cell>
          <table:table-cell table:style-name="ce4" table:formula="of:=COS(RADIANS([.AA$4])) * SIN(RADIANS([.$A17]))" office:value-type="float" office:value="0.119253246694971" calcext:value-type="float">
            <text:p>0,12</text:p>
          </table:table-cell>
          <table:table-cell table:style-name="ce4" table:formula="of:=COS(RADIANS([.AB$4])) * SIN(RADIANS([.$A17]))" office:value-type="float" office:value="0.116262742053895" calcext:value-type="float">
            <text:p>0,12</text:p>
          </table:table-cell>
          <table:table-cell table:style-name="ce4" table:formula="of:=COS(RADIANS([.AC$4])) * SIN(RADIANS([.$A17]))" office:value-type="float" office:value="0.113236822655327" calcext:value-type="float">
            <text:p>0,11</text:p>
          </table:table-cell>
          <table:table-cell table:style-name="ce4" table:formula="of:=COS(RADIANS([.AD$4])) * SIN(RADIANS([.$A17]))" office:value-type="float" office:value="0.110176410223629" calcext:value-type="float">
            <text:p>0,11</text:p>
          </table:table-cell>
          <table:table-cell table:style-name="ce4" table:formula="of:=COS(RADIANS([.AE$4])) * SIN(RADIANS([.$A17]))" office:value-type="float" office:value="0.107082436990073" calcext:value-type="float">
            <text:p>0,11</text:p>
          </table:table-cell>
          <table:table-cell table:style-name="ce4" table:formula="of:=COS(RADIANS([.AF$4])) * SIN(RADIANS([.$A17]))" office:value-type="float" office:value="0.10395584540888" calcext:value-type="float">
            <text:p>0,10</text:p>
          </table:table-cell>
          <table:table-cell table:style-name="ce4" table:formula="of:=COS(RADIANS([.AG$4])) * SIN(RADIANS([.$A17]))" office:value-type="float" office:value="0.100797587870132" calcext:value-type="float">
            <text:p>0,10</text:p>
          </table:table-cell>
          <table:table-cell table:style-name="ce4" table:formula="of:=COS(RADIANS([.AH$4])) * SIN(RADIANS([.$A17]))" office:value-type="float" office:value="0.0976086264096704" calcext:value-type="float">
            <text:p>0,10</text:p>
          </table:table-cell>
          <table:table-cell table:style-name="ce4" table:formula="of:=COS(RADIANS([.AI$4])) * SIN(RADIANS([.$A17]))" office:value-type="float" office:value="0.0943899324160487" calcext:value-type="float">
            <text:p>0,09</text:p>
          </table:table-cell>
          <table:table-cell table:style-name="ce4" table:formula="of:=COS(RADIANS([.AJ$4])) * SIN(RADIANS([.$A17]))" office:value-type="float" office:value="0.0911424863346373" calcext:value-type="float">
            <text:p>0,09</text:p>
          </table:table-cell>
          <table:table-cell table:style-name="ce4" table:formula="of:=COS(RADIANS([.AK$4])) * SIN(RADIANS([.$A17]))" office:value-type="float" office:value="0.0878672773689712" calcext:value-type="float">
            <text:p>0,09</text:p>
          </table:table-cell>
          <table:table-cell table:style-name="ce4" table:formula="of:=COS(RADIANS([.AL$4])) * SIN(RADIANS([.$A17]))" office:value-type="float" office:value="0.0845653031794291" calcext:value-type="float">
            <text:p>0,08</text:p>
          </table:table-cell>
          <table:table-cell table:style-name="ce4" table:formula="of:=COS(RADIANS([.AM$4])) * SIN(RADIANS([.$A17]))" office:value-type="float" office:value="0.0812375695793361" calcext:value-type="float">
            <text:p>0,08</text:p>
          </table:table-cell>
          <table:table-cell table:style-name="ce4" table:formula="of:=COS(RADIANS([.AN$4])) * SIN(RADIANS([.$A17]))" office:value-type="float" office:value="0.0778850902285832" calcext:value-type="float">
            <text:p>0,08</text:p>
          </table:table-cell>
          <table:table-cell table:style-name="ce4" table:formula="of:=COS(RADIANS([.AO$4])) * SIN(RADIANS([.$A17]))" office:value-type="float" office:value="0.0745088863248568" calcext:value-type="float">
            <text:p>0,07</text:p>
          </table:table-cell>
          <table:table-cell table:style-name="ce4" table:formula="of:=COS(RADIANS([.AP$4])) * SIN(RADIANS([.$A17]))" office:value-type="float" office:value="0.0711099862925722" calcext:value-type="float">
            <text:p>0,07</text:p>
          </table:table-cell>
          <table:table-cell table:style-name="ce4" table:formula="of:=COS(RADIANS([.AQ$4])) * SIN(RADIANS([.$A17]))" office:value-type="float" office:value="0.0676894254696049" calcext:value-type="float">
            <text:p>0,07</text:p>
          </table:table-cell>
          <table:table-cell table:style-name="ce4" table:formula="of:=COS(RADIANS([.AR$4])) * SIN(RADIANS([.$A17]))" office:value-type="float" office:value="0.0642482457919173" calcext:value-type="float">
            <text:p>0,06</text:p>
          </table:table-cell>
          <table:table-cell table:style-name="ce4" table:formula="of:=COS(RADIANS([.AS$4])) * SIN(RADIANS([.$A17]))" office:value-type="float" office:value="0.0607874954761749" calcext:value-type="float">
            <text:p>0,06</text:p>
          </table:table-cell>
          <table:table-cell table:style-name="ce4" table:formula="of:=COS(RADIANS([.AT$4])) * SIN(RADIANS([.$A17]))" office:value-type="float" office:value="0.0573082287004486" calcext:value-type="float">
            <text:p>0,06</text:p>
          </table:table-cell>
          <table:table-cell table:style-name="ce4" table:formula="of:=COS(RADIANS([.AU$4])) * SIN(RADIANS([.$A17]))" office:value-type="float" office:value="0.053811505283103" calcext:value-type="float">
            <text:p>0,05</text:p>
          </table:table-cell>
          <table:table-cell table:style-name="ce4" table:formula="of:=COS(RADIANS([.AV$4])) * SIN(RADIANS([.$A17]))" office:value-type="float" office:value="0.0502983903599644" calcext:value-type="float">
            <text:p>0,05</text:p>
          </table:table-cell>
          <table:table-cell table:style-name="ce4" table:formula="of:=COS(RADIANS([.AW$4])) * SIN(RADIANS([.$A17]))" office:value-type="float" office:value="0.0467699540598707" calcext:value-type="float">
            <text:p>0,05</text:p>
          </table:table-cell>
          <table:table-cell table:style-name="ce4" table:formula="of:=COS(RADIANS([.AX$4])) * SIN(RADIANS([.$A17]))" office:value-type="float" office:value="0.0432272711786995" calcext:value-type="float">
            <text:p>0,04</text:p>
          </table:table-cell>
          <table:table-cell table:style-name="ce4" table:formula="of:=COS(RADIANS([.AY$4])) * SIN(RADIANS([.$A17]))" office:value-type="float" office:value="0.0396714208519755" calcext:value-type="float">
            <text:p>0,04</text:p>
          </table:table-cell>
          <table:table-cell table:style-name="ce4" table:formula="of:=COS(RADIANS([.AZ$4])) * SIN(RADIANS([.$A17]))" office:value-type="float" office:value="0.0361034862261542" calcext:value-type="float">
            <text:p>0,04</text:p>
          </table:table-cell>
          <table:table-cell table:style-name="ce4" table:formula="of:=COS(RADIANS([.BA$4])) * SIN(RADIANS([.$A17]))" office:value-type="float" office:value="0.0325245541286861" calcext:value-type="float">
            <text:p>0,03</text:p>
          </table:table-cell>
          <table:table-cell table:style-name="ce4" table:formula="of:=COS(RADIANS([.BB$4])) * SIN(RADIANS([.$A17]))" office:value-type="float" office:value="0.0289357147369579" calcext:value-type="float">
            <text:p>0,03</text:p>
          </table:table-cell>
          <table:table-cell table:style-name="ce4" table:formula="of:=COS(RADIANS([.BC$4])) * SIN(RADIANS([.$A17]))" office:value-type="float" office:value="0.0253380612462144" calcext:value-type="float">
            <text:p>0,03</text:p>
          </table:table-cell>
          <table:table-cell table:style-name="ce4" table:formula="of:=COS(RADIANS([.BD$4])) * SIN(RADIANS([.$A17]))" office:value-type="float" office:value="0.0217326895365599" calcext:value-type="float">
            <text:p>0,02</text:p>
          </table:table-cell>
          <table:table-cell table:style-name="ce4" table:formula="of:=COS(RADIANS([.BE$4])) * SIN(RADIANS([.$A17]))" office:value-type="float" office:value="0.0181206978391433" calcext:value-type="float">
            <text:p>0,02</text:p>
          </table:table-cell>
          <table:table-cell table:style-name="ce4" table:formula="of:=COS(RADIANS([.BF$4])) * SIN(RADIANS([.$A17]))" office:value-type="float" office:value="0.0145031864016257" calcext:value-type="float">
            <text:p>0,01</text:p>
          </table:table-cell>
          <table:table-cell table:style-name="ce4" table:formula="of:=COS(RADIANS([.BG$4])) * SIN(RADIANS([.$A17]))" office:value-type="float" office:value="0.0108812571530347" calcext:value-type="float">
            <text:p>0,01</text:p>
          </table:table-cell>
          <table:table-cell table:style-name="ce4" table:formula="of:=COS(RADIANS([.BH$4])) * SIN(RADIANS([.$A17]))" office:value-type="float" office:value="0.00906898057956182" calcext:value-type="float">
            <text:p>0,01</text:p>
          </table:table-cell>
          <table:table-cell table:style-name="ce4" table:formula="of:=COS(RADIANS([.BI$4])) * SIN(RADIANS([.$A17]))" office:value-type="float" office:value="0.00725601336810582" calcext:value-type="float">
            <text:p>0,01</text:p>
          </table:table-cell>
          <table:table-cell table:style-name="ce4" table:formula="of:=COS(RADIANS([.BJ$4])) * SIN(RADIANS([.$A17]))" office:value-type="float" office:value="0.00544249358313903" calcext:value-type="float">
            <text:p>0,01</text:p>
          </table:table-cell>
          <table:table-cell table:style-name="ce4" table:formula="of:=COS(RADIANS([.BK$4])) * SIN(RADIANS([.$A17]))" office:value-type="float" office:value="0.00362855933121438" calcext:value-type="float">
            <text:p>0,00</text:p>
          </table:table-cell>
          <table:table-cell table:style-name="ce4" table:formula="of:=COS(RADIANS([.BL$4])) * SIN(RADIANS([.$A17]))" office:value-type="float" office:value="0.00181434875044812" calcext:value-type="float">
            <text:p>0,00</text:p>
          </table:table-cell>
          <table:table-cell table:style-name="ce4" table:formula="of:=COS(RADIANS([.BM$4])) * SIN(RADIANS([.$A17]))" office:value-type="float" office:value="1.27309193332642E-017" calcext:value-type="float">
            <text:p>0,00</text:p>
          </table:table-cell>
          <table:table-cell table:formula="of:=90-[.A17]" office:value-type="float" office:value="78" calcext:value-type="float">
            <text:p>78</text:p>
          </table:table-cell>
          <table:table-cell table:number-columns-repeated="958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style-name="ce4" table:formula="of:=COS(RADIANS([.B$4])) * SIN(RADIANS([.$A18]))" office:value-type="float" office:value="0.224951054343865" calcext:value-type="float">
            <text:p>0,22</text:p>
          </table:table-cell>
          <table:table-cell table:style-name="ce4" table:formula="of:=COS(RADIANS([.C$4])) * SIN(RADIANS([.$A18]))" office:value-type="float" office:value="0.224095047667506" calcext:value-type="float">
            <text:p>0,22</text:p>
          </table:table-cell>
          <table:table-cell table:style-name="ce4" table:formula="of:=COS(RADIANS([.D$4])) * SIN(RADIANS([.$A18]))" office:value-type="float" office:value="0.221533542366109" calcext:value-type="float">
            <text:p>0,22</text:p>
          </table:table-cell>
          <table:table-cell table:style-name="ce4" table:formula="of:=COS(RADIANS([.E$4])) * SIN(RADIANS([.$A18]))" office:value-type="float" office:value="0.217286033041695" calcext:value-type="float">
            <text:p>0,22</text:p>
          </table:table-cell>
          <table:table-cell table:style-name="ce4" table:formula="of:=COS(RADIANS([.F$4])) * SIN(RADIANS([.$A18]))" office:value-type="float" office:value="0.21138484580494" calcext:value-type="float">
            <text:p>0,21</text:p>
          </table:table-cell>
          <table:table-cell table:style-name="ce4" table:formula="of:=COS(RADIANS([.G$4])) * SIN(RADIANS([.$A18]))" office:value-type="float" office:value="0.205503013887752" calcext:value-type="float">
            <text:p>0,21</text:p>
          </table:table-cell>
          <table:table-cell table:style-name="ce4" table:formula="of:=COS(RADIANS([.H$4])) * SIN(RADIANS([.$A18]))" office:value-type="float" office:value="0.200432857043436" calcext:value-type="float">
            <text:p>0,20</text:p>
          </table:table-cell>
          <table:table-cell table:style-name="ce4" table:formula="of:=COS(RADIANS([.I$4])) * SIN(RADIANS([.$A18]))" office:value-type="float" office:value="0.194813327669881" calcext:value-type="float">
            <text:p>0,19</text:p>
          </table:table-cell>
          <table:table-cell table:style-name="ce4" table:formula="of:=COS(RADIANS([.J$4])) * SIN(RADIANS([.$A18]))" office:value-type="float" office:value="0.190769313364695" calcext:value-type="float">
            <text:p>0,19</text:p>
          </table:table-cell>
          <table:table-cell table:style-name="ce4" table:formula="of:=COS(RADIANS([.K$4])) * SIN(RADIANS([.$A18]))" office:value-type="float" office:value="0.186492876036935" calcext:value-type="float">
            <text:p>0,19</text:p>
          </table:table-cell>
          <table:table-cell table:style-name="ce4" table:formula="of:=COS(RADIANS([.L$4])) * SIN(RADIANS([.$A18]))" office:value-type="float" office:value="0.181989225866749" calcext:value-type="float">
            <text:p>0,18</text:p>
          </table:table-cell>
          <table:table-cell table:style-name="ce4" table:formula="of:=COS(RADIANS([.M$4])) * SIN(RADIANS([.$A18]))" office:value-type="float" office:value="0.177263849858136" calcext:value-type="float">
            <text:p>0,18</text:p>
          </table:table-cell>
          <table:table-cell table:style-name="ce4" table:formula="of:=COS(RADIANS([.N$4])) * SIN(RADIANS([.$A18]))" office:value-type="float" office:value="0.172322505153873" calcext:value-type="float">
            <text:p>0,17</text:p>
          </table:table-cell>
          <table:table-cell table:style-name="ce4" table:formula="of:=COS(RADIANS([.O$4])) * SIN(RADIANS([.$A18]))" office:value-type="float" office:value="0.167171212021327" calcext:value-type="float">
            <text:p>0,17</text:p>
          </table:table-cell>
          <table:table-cell table:style-name="ce4" table:formula="of:=COS(RADIANS([.P$4])) * SIN(RADIANS([.$A18]))" office:value-type="float" office:value="0.161816246517685" calcext:value-type="float">
            <text:p>0,16</text:p>
          </table:table-cell>
          <table:table-cell table:style-name="ce4" table:formula="of:=COS(RADIANS([.Q$4])) * SIN(RADIANS([.$A18]))" office:value-type="float" office:value="0.159064415961611" calcext:value-type="float">
            <text:p>0,16</text:p>
          </table:table-cell>
          <table:table-cell table:style-name="ce4" table:formula="of:=COS(RADIANS([.R$4])) * SIN(RADIANS([.$A18]))" office:value-type="float" office:value="0.156264132843543" calcext:value-type="float">
            <text:p>0,16</text:p>
          </table:table-cell>
          <table:table-cell table:style-name="ce4" table:formula="of:=COS(RADIANS([.S$4])) * SIN(RADIANS([.$A18]))" office:value-type="float" office:value="0.153416250156846" calcext:value-type="float">
            <text:p>0,15</text:p>
          </table:table-cell>
          <table:table-cell table:style-name="ce4" table:formula="of:=COS(RADIANS([.T$4])) * SIN(RADIANS([.$A18]))" office:value-type="float" office:value="0.150521635394175" calcext:value-type="float">
            <text:p>0,15</text:p>
          </table:table-cell>
          <table:table-cell table:style-name="ce4" table:formula="of:=COS(RADIANS([.U$4])) * SIN(RADIANS([.$A18]))" office:value-type="float" office:value="0.147581170283227" calcext:value-type="float">
            <text:p>0,15</text:p>
          </table:table-cell>
          <table:table-cell table:style-name="ce4" table:formula="of:=COS(RADIANS([.V$4])) * SIN(RADIANS([.$A18]))" office:value-type="float" office:value="0.14459575051816" calcext:value-type="float">
            <text:p>0,14</text:p>
          </table:table-cell>
          <table:table-cell table:style-name="ce4" table:formula="of:=COS(RADIANS([.W$4])) * SIN(RADIANS([.$A18]))" office:value-type="float" office:value="0.141566285486754" calcext:value-type="float">
            <text:p>0,14</text:p>
          </table:table-cell>
          <table:table-cell table:style-name="ce4" table:formula="of:=COS(RADIANS([.X$4])) * SIN(RADIANS([.$A18]))" office:value-type="float" office:value="0.138493697993406" calcext:value-type="float">
            <text:p>0,14</text:p>
          </table:table-cell>
          <table:table-cell table:style-name="ce4" table:formula="of:=COS(RADIANS([.Y$4])) * SIN(RADIANS([.$A18]))" office:value-type="float" office:value="0.135378923978031" calcext:value-type="float">
            <text:p>0,14</text:p>
          </table:table-cell>
          <table:table-cell table:style-name="ce4" table:formula="of:=COS(RADIANS([.Z$4])) * SIN(RADIANS([.$A18]))" office:value-type="float" office:value="0.132222912230967" calcext:value-type="float">
            <text:p>0,13</text:p>
          </table:table-cell>
          <table:table-cell table:style-name="ce4" table:formula="of:=COS(RADIANS([.AA$4])) * SIN(RADIANS([.$A18]))" office:value-type="float" office:value="0.129026624103965" calcext:value-type="float">
            <text:p>0,13</text:p>
          </table:table-cell>
          <table:table-cell table:style-name="ce4" table:formula="of:=COS(RADIANS([.AB$4])) * SIN(RADIANS([.$A18]))" office:value-type="float" office:value="0.125791033217352" calcext:value-type="float">
            <text:p>0,13</text:p>
          </table:table-cell>
          <table:table-cell table:style-name="ce4" table:formula="of:=COS(RADIANS([.AC$4])) * SIN(RADIANS([.$A18]))" office:value-type="float" office:value="0.122517125163456" calcext:value-type="float">
            <text:p>0,12</text:p>
          </table:table-cell>
          <table:table-cell table:style-name="ce4" table:formula="of:=COS(RADIANS([.AD$4])) * SIN(RADIANS([.$A18]))" office:value-type="float" office:value="0.119205897206385" calcext:value-type="float">
            <text:p>0,12</text:p>
          </table:table-cell>
          <table:table-cell table:style-name="ce4" table:formula="of:=COS(RADIANS([.AE$4])) * SIN(RADIANS([.$A18]))" office:value-type="float" office:value="0.115858357978251" calcext:value-type="float">
            <text:p>0,12</text:p>
          </table:table-cell>
          <table:table-cell table:style-name="ce4" table:formula="of:=COS(RADIANS([.AF$4])) * SIN(RADIANS([.$A18]))" office:value-type="float" office:value="0.112475527171933" calcext:value-type="float">
            <text:p>0,11</text:p>
          </table:table-cell>
          <table:table-cell table:style-name="ce4" table:formula="of:=COS(RADIANS([.AG$4])) * SIN(RADIANS([.$A18]))" office:value-type="float" office:value="0.109058435230462" calcext:value-type="float">
            <text:p>0,11</text:p>
          </table:table-cell>
          <table:table-cell table:style-name="ce4" table:formula="of:=COS(RADIANS([.AH$4])) * SIN(RADIANS([.$A18]))" office:value-type="float" office:value="0.105608123033148" calcext:value-type="float">
            <text:p>0,11</text:p>
          </table:table-cell>
          <table:table-cell table:style-name="ce4" table:formula="of:=COS(RADIANS([.AI$4])) * SIN(RADIANS([.$A18]))" office:value-type="float" office:value="0.102125641578509" calcext:value-type="float">
            <text:p>0,10</text:p>
          </table:table-cell>
          <table:table-cell table:style-name="ce4" table:formula="of:=COS(RADIANS([.AJ$4])) * SIN(RADIANS([.$A18]))" office:value-type="float" office:value="0.0986120516641322" calcext:value-type="float">
            <text:p>0,10</text:p>
          </table:table-cell>
          <table:table-cell table:style-name="ce4" table:formula="of:=COS(RADIANS([.AK$4])) * SIN(RADIANS([.$A18]))" office:value-type="float" office:value="0.0950684235635418" calcext:value-type="float">
            <text:p>0,10</text:p>
          </table:table-cell>
          <table:table-cell table:style-name="ce4" table:formula="of:=COS(RADIANS([.AL$4])) * SIN(RADIANS([.$A18]))" office:value-type="float" office:value="0.0914958367001856" calcext:value-type="float">
            <text:p>0,09</text:p>
          </table:table-cell>
          <table:table-cell table:style-name="ce4" table:formula="of:=COS(RADIANS([.AM$4])) * SIN(RADIANS([.$A18]))" office:value-type="float" office:value="0.0878953793186303" calcext:value-type="float">
            <text:p>0,09</text:p>
          </table:table-cell>
          <table:table-cell table:style-name="ce4" table:formula="of:=COS(RADIANS([.AN$4])) * SIN(RADIANS([.$A18]))" office:value-type="float" office:value="0.084268148153073" calcext:value-type="float">
            <text:p>0,08</text:p>
          </table:table-cell>
          <table:table-cell table:style-name="ce4" table:formula="of:=COS(RADIANS([.AO$4])) * SIN(RADIANS([.$A18]))" office:value-type="float" office:value="0.0806152480932643" calcext:value-type="float">
            <text:p>0,08</text:p>
          </table:table-cell>
          <table:table-cell table:style-name="ce4" table:formula="of:=COS(RADIANS([.AP$4])) * SIN(RADIANS([.$A18]))" office:value-type="float" office:value="0.076937791847949" calcext:value-type="float">
            <text:p>0,08</text:p>
          </table:table-cell>
          <table:table-cell table:style-name="ce4" table:formula="of:=COS(RADIANS([.AQ$4])) * SIN(RADIANS([.$A18]))" office:value-type="float" office:value="0.0732368996059237" calcext:value-type="float">
            <text:p>0,07</text:p>
          </table:table-cell>
          <table:table-cell table:style-name="ce4" table:formula="of:=COS(RADIANS([.AR$4])) * SIN(RADIANS([.$A18]))" office:value-type="float" office:value="0.0695136986948166" calcext:value-type="float">
            <text:p>0,07</text:p>
          </table:table-cell>
          <table:table-cell table:style-name="ce4" table:formula="of:=COS(RADIANS([.AS$4])) * SIN(RADIANS([.$A18]))" office:value-type="float" office:value="0.0657693232376928" calcext:value-type="float">
            <text:p>0,07</text:p>
          </table:table-cell>
          <table:table-cell table:style-name="ce4" table:formula="of:=COS(RADIANS([.AT$4])) * SIN(RADIANS([.$A18]))" office:value-type="float" office:value="0.062004913807589" calcext:value-type="float">
            <text:p>0,06</text:p>
          </table:table-cell>
          <table:table-cell table:style-name="ce4" table:formula="of:=COS(RADIANS([.AU$4])) * SIN(RADIANS([.$A18]))" office:value-type="float" office:value="0.0582216170800844" calcext:value-type="float">
            <text:p>0,06</text:p>
          </table:table-cell>
          <table:table-cell table:style-name="ce4" table:formula="of:=COS(RADIANS([.AV$4])) * SIN(RADIANS([.$A18]))" office:value-type="float" office:value="0.0544205854840117" calcext:value-type="float">
            <text:p>0,05</text:p>
          </table:table-cell>
          <table:table-cell table:style-name="ce4" table:formula="of:=COS(RADIANS([.AW$4])) * SIN(RADIANS([.$A18]))" office:value-type="float" office:value="0.0506029768504165" calcext:value-type="float">
            <text:p>0,05</text:p>
          </table:table-cell>
          <table:table-cell table:style-name="ce4" table:formula="of:=COS(RADIANS([.AX$4])) * SIN(RADIANS([.$A18]))" office:value-type="float" office:value="0.0467699540598706" calcext:value-type="float">
            <text:p>0,05</text:p>
          </table:table-cell>
          <table:table-cell table:style-name="ce4" table:formula="of:=COS(RADIANS([.AY$4])) * SIN(RADIANS([.$A18]))" office:value-type="float" office:value="0.0429226846882474" calcext:value-type="float">
            <text:p>0,04</text:p>
          </table:table-cell>
          <table:table-cell table:style-name="ce4" table:formula="of:=COS(RADIANS([.AZ$4])) * SIN(RADIANS([.$A18]))" office:value-type="float" office:value="0.0390623406510668" calcext:value-type="float">
            <text:p>0,04</text:p>
          </table:table-cell>
          <table:table-cell table:style-name="ce4" table:formula="of:=COS(RADIANS([.BA$4])) * SIN(RADIANS([.$A18]))" office:value-type="float" office:value="0.0351900978465184" calcext:value-type="float">
            <text:p>0,04</text:p>
          </table:table-cell>
          <table:table-cell table:style-name="ce4" table:formula="of:=COS(RADIANS([.BB$4])) * SIN(RADIANS([.$A18]))" office:value-type="float" office:value="0.0313071357972719" calcext:value-type="float">
            <text:p>0,03</text:p>
          </table:table-cell>
          <table:table-cell table:style-name="ce4" table:formula="of:=COS(RADIANS([.BC$4])) * SIN(RADIANS([.$A18]))" office:value-type="float" office:value="0.0274146372911825" calcext:value-type="float">
            <text:p>0,03</text:p>
          </table:table-cell>
          <table:table-cell table:style-name="ce4" table:formula="of:=COS(RADIANS([.BD$4])) * SIN(RADIANS([.$A18]))" office:value-type="float" office:value="0.0235137880210026" calcext:value-type="float">
            <text:p>0,02</text:p>
          </table:table-cell>
          <table:table-cell table:style-name="ce4" table:formula="of:=COS(RADIANS([.BE$4])) * SIN(RADIANS([.$A18]))" office:value-type="float" office:value="0.0196057762232084" calcext:value-type="float">
            <text:p>0,02</text:p>
          </table:table-cell>
          <table:table-cell table:style-name="ce4" table:formula="of:=COS(RADIANS([.BF$4])) * SIN(RADIANS([.$A18]))" office:value-type="float" office:value="0.0156917923160511" calcext:value-type="float">
            <text:p>0,02</text:p>
          </table:table-cell>
          <table:table-cell table:style-name="ce4" table:formula="of:=COS(RADIANS([.BG$4])) * SIN(RADIANS([.$A18]))" office:value-type="float" office:value="0.0117730285369446" calcext:value-type="float">
            <text:p>0,01</text:p>
          </table:table-cell>
          <table:table-cell table:style-name="ce4" table:formula="of:=COS(RADIANS([.BH$4])) * SIN(RADIANS([.$A18]))" office:value-type="float" office:value="0.0098122271776658" calcext:value-type="float">
            <text:p>0,01</text:p>
          </table:table-cell>
          <table:table-cell table:style-name="ce4" table:formula="of:=COS(RADIANS([.BI$4])) * SIN(RADIANS([.$A18]))" office:value-type="float" office:value="0.00785067857929786" calcext:value-type="float">
            <text:p>0,01</text:p>
          </table:table-cell>
          <table:table-cell table:style-name="ce4" table:formula="of:=COS(RADIANS([.BJ$4])) * SIN(RADIANS([.$A18]))" office:value-type="float" office:value="0.00588853212136096" calcext:value-type="float">
            <text:p>0,01</text:p>
          </table:table-cell>
          <table:table-cell table:style-name="ce4" table:formula="of:=COS(RADIANS([.BK$4])) * SIN(RADIANS([.$A18]))" office:value-type="float" office:value="0.0039259372289046" calcext:value-type="float">
            <text:p>0,00</text:p>
          </table:table-cell>
          <table:table-cell table:style-name="ce4" table:formula="of:=COS(RADIANS([.BL$4])) * SIN(RADIANS([.$A18]))" office:value-type="float" office:value="0.00196304336112837" calcext:value-type="float">
            <text:p>0,00</text:p>
          </table:table-cell>
          <table:table-cell table:style-name="ce4" table:formula="of:=COS(RADIANS([.BM$4])) * SIN(RADIANS([.$A18]))" office:value-type="float" office:value="1.37742794333518E-017" calcext:value-type="float">
            <text:p>0,00</text:p>
          </table:table-cell>
          <table:table-cell table:formula="of:=90-[.A18]" office:value-type="float" office:value="77" calcext:value-type="float">
            <text:p>77</text:p>
          </table:table-cell>
          <table:table-cell table:number-columns-repeated="958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style-name="ce4" table:formula="of:=COS(RADIANS([.B$4])) * SIN(RADIANS([.$A19]))" office:value-type="float" office:value="0.241921895599668" calcext:value-type="float">
            <text:p>0,24</text:p>
          </table:table-cell>
          <table:table-cell table:style-name="ce4" table:formula="of:=COS(RADIANS([.C$4])) * SIN(RADIANS([.$A19]))" office:value-type="float" office:value="0.241001309748694" calcext:value-type="float">
            <text:p>0,24</text:p>
          </table:table-cell>
          <table:table-cell table:style-name="ce4" table:formula="of:=COS(RADIANS([.D$4])) * SIN(RADIANS([.$A19]))" office:value-type="float" office:value="0.238246558409963" calcext:value-type="float">
            <text:p>0,24</text:p>
          </table:table-cell>
          <table:table-cell table:style-name="ce4" table:formula="of:=COS(RADIANS([.E$4])) * SIN(RADIANS([.$A19]))" office:value-type="float" office:value="0.233678606904527" calcext:value-type="float">
            <text:p>0,23</text:p>
          </table:table-cell>
          <table:table-cell table:style-name="ce4" table:formula="of:=COS(RADIANS([.F$4])) * SIN(RADIANS([.$A19]))" office:value-type="float" office:value="0.227332220101547" calcext:value-type="float">
            <text:p>0,23</text:p>
          </table:table-cell>
          <table:table-cell table:style-name="ce4" table:formula="of:=COS(RADIANS([.G$4])) * SIN(RADIANS([.$A19]))" office:value-type="float" office:value="0.221006648829364" calcext:value-type="float">
            <text:p>0,22</text:p>
          </table:table-cell>
          <table:table-cell table:style-name="ce4" table:formula="of:=COS(RADIANS([.H$4])) * SIN(RADIANS([.$A19]))" office:value-type="float" office:value="0.215553987323321" calcext:value-type="float">
            <text:p>0,22</text:p>
          </table:table-cell>
          <table:table-cell table:style-name="ce4" table:formula="of:=COS(RADIANS([.I$4])) * SIN(RADIANS([.$A19]))" office:value-type="float" office:value="0.209510507320999" calcext:value-type="float">
            <text:p>0,21</text:p>
          </table:table-cell>
          <table:table-cell table:style-name="ce4" table:formula="of:=COS(RADIANS([.J$4])) * SIN(RADIANS([.$A19]))" office:value-type="float" office:value="0.205161402981852" calcext:value-type="float">
            <text:p>0,21</text:p>
          </table:table-cell>
          <table:table-cell table:style-name="ce4" table:formula="of:=COS(RADIANS([.K$4])) * SIN(RADIANS([.$A19]))" office:value-type="float" office:value="0.200562341075863" calcext:value-type="float">
            <text:p>0,20</text:p>
          </table:table-cell>
          <table:table-cell table:style-name="ce4" table:formula="of:=COS(RADIANS([.L$4])) * SIN(RADIANS([.$A19]))" office:value-type="float" office:value="0.195718924851533" calcext:value-type="float">
            <text:p>0,20</text:p>
          </table:table-cell>
          <table:table-cell table:style-name="ce4" table:formula="of:=COS(RADIANS([.M$4])) * SIN(RADIANS([.$A19]))" office:value-type="float" office:value="0.190637055265461" calcext:value-type="float">
            <text:p>0,19</text:p>
          </table:table-cell>
          <table:table-cell table:style-name="ce4" table:formula="of:=COS(RADIANS([.N$4])) * SIN(RADIANS([.$A19]))" office:value-type="float" office:value="0.185322923792935" calcext:value-type="float">
            <text:p>0,19</text:p>
          </table:table-cell>
          <table:table-cell table:style-name="ce4" table:formula="of:=COS(RADIANS([.O$4])) * SIN(RADIANS([.$A19]))" office:value-type="float" office:value="0.179783004884575" calcext:value-type="float">
            <text:p>0,18</text:p>
          </table:table-cell>
          <table:table-cell table:style-name="ce4" table:formula="of:=COS(RADIANS([.P$4])) * SIN(RADIANS([.$A19]))" office:value-type="float" office:value="0.174024048078213" calcext:value-type="float">
            <text:p>0,17</text:p>
          </table:table-cell>
          <table:table-cell table:style-name="ce4" table:formula="of:=COS(RADIANS([.Q$4])) * SIN(RADIANS([.$A19]))" office:value-type="float" office:value="0.171064612896029" calcext:value-type="float">
            <text:p>0,17</text:p>
          </table:table-cell>
          <table:table-cell table:style-name="ce4" table:formula="of:=COS(RADIANS([.R$4])) * SIN(RADIANS([.$A19]))" office:value-type="float" office:value="0.168053069775617" calcext:value-type="float">
            <text:p>0,17</text:p>
          </table:table-cell>
          <table:table-cell table:style-name="ce4" table:formula="of:=COS(RADIANS([.S$4])) * SIN(RADIANS([.$A19]))" office:value-type="float" office:value="0.164990336062184" calcext:value-type="float">
            <text:p>0,16</text:p>
          </table:table-cell>
          <table:table-cell table:style-name="ce4" table:formula="of:=COS(RADIANS([.T$4])) * SIN(RADIANS([.$A19]))" office:value-type="float" office:value="0.16187734469409" calcext:value-type="float">
            <text:p>0,16</text:p>
          </table:table-cell>
          <table:table-cell table:style-name="ce4" table:formula="of:=COS(RADIANS([.U$4])) * SIN(RADIANS([.$A19]))" office:value-type="float" office:value="0.158715043918661" calcext:value-type="float">
            <text:p>0,16</text:p>
          </table:table-cell>
          <table:table-cell table:style-name="ce4" table:formula="of:=COS(RADIANS([.V$4])) * SIN(RADIANS([.$A19]))" office:value-type="float" office:value="0.155504397003347" calcext:value-type="float">
            <text:p>0,16</text:p>
          </table:table-cell>
          <table:table-cell table:style-name="ce4" table:formula="of:=COS(RADIANS([.W$4])) * SIN(RADIANS([.$A19]))" office:value-type="float" office:value="0.152246381942301" calcext:value-type="float">
            <text:p>0,15</text:p>
          </table:table-cell>
          <table:table-cell table:style-name="ce4" table:formula="of:=COS(RADIANS([.X$4])) * SIN(RADIANS([.$A19]))" office:value-type="float" office:value="0.148941991158471" calcext:value-type="float">
            <text:p>0,15</text:p>
          </table:table-cell>
          <table:table-cell table:style-name="ce4" table:formula="of:=COS(RADIANS([.Y$4])) * SIN(RADIANS([.$A19]))" office:value-type="float" office:value="0.145592231201301" calcext:value-type="float">
            <text:p>0,15</text:p>
          </table:table-cell>
          <table:table-cell table:style-name="ce4" table:formula="of:=COS(RADIANS([.Z$4])) * SIN(RADIANS([.$A19]))" office:value-type="float" office:value="0.142198122440124" calcext:value-type="float">
            <text:p>0,14</text:p>
          </table:table-cell>
          <table:table-cell table:style-name="ce4" table:formula="of:=COS(RADIANS([.AA$4])) * SIN(RADIANS([.$A19]))" office:value-type="float" office:value="0.138760698753347" calcext:value-type="float">
            <text:p>0,14</text:p>
          </table:table-cell>
          <table:table-cell table:style-name="ce4" table:formula="of:=COS(RADIANS([.AB$4])) * SIN(RADIANS([.$A19]))" office:value-type="float" office:value="0.135281007213525" calcext:value-type="float">
            <text:p>0,14</text:p>
          </table:table-cell>
          <table:table-cell table:style-name="ce4" table:formula="of:=COS(RADIANS([.AC$4])) * SIN(RADIANS([.$A19]))" office:value-type="float" office:value="0.131760107768409" calcext:value-type="float">
            <text:p>0,13</text:p>
          </table:table-cell>
          <table:table-cell table:style-name="ce4" table:formula="of:=COS(RADIANS([.AD$4])) * SIN(RADIANS([.$A19]))" office:value-type="float" office:value="0.128199072918078" calcext:value-type="float">
            <text:p>0,13</text:p>
          </table:table-cell>
          <table:table-cell table:style-name="ce4" table:formula="of:=COS(RADIANS([.AE$4])) * SIN(RADIANS([.$A19]))" office:value-type="float" office:value="0.124598987388244" calcext:value-type="float">
            <text:p>0,12</text:p>
          </table:table-cell>
          <table:table-cell table:style-name="ce4" table:formula="of:=COS(RADIANS([.AF$4])) * SIN(RADIANS([.$A19]))" office:value-type="float" office:value="0.120960947799834" calcext:value-type="float">
            <text:p>0,12</text:p>
          </table:table-cell>
          <table:table-cell table:style-name="ce4" table:formula="of:=COS(RADIANS([.AG$4])) * SIN(RADIANS([.$A19]))" office:value-type="float" office:value="0.117286062334949" calcext:value-type="float">
            <text:p>0,12</text:p>
          </table:table-cell>
          <table:table-cell table:style-name="ce4" table:formula="of:=COS(RADIANS([.AH$4])) * SIN(RADIANS([.$A19]))" office:value-type="float" office:value="0.113575450399301" calcext:value-type="float">
            <text:p>0,11</text:p>
          </table:table-cell>
          <table:table-cell table:style-name="ce4" table:formula="of:=COS(RADIANS([.AI$4])) * SIN(RADIANS([.$A19]))" office:value-type="float" office:value="0.109830242281232" calcext:value-type="float">
            <text:p>0,11</text:p>
          </table:table-cell>
          <table:table-cell table:style-name="ce4" table:formula="of:=COS(RADIANS([.AJ$4])) * SIN(RADIANS([.$A19]))" office:value-type="float" office:value="0.106051578807414" calcext:value-type="float">
            <text:p>0,11</text:p>
          </table:table-cell>
          <table:table-cell table:style-name="ce4" table:formula="of:=COS(RADIANS([.AK$4])) * SIN(RADIANS([.$A19]))" office:value-type="float" office:value="0.102240610995347" calcext:value-type="float">
            <text:p>0,10</text:p>
          </table:table-cell>
          <table:table-cell table:style-name="ce4" table:formula="of:=COS(RADIANS([.AL$4])) * SIN(RADIANS([.$A19]))" office:value-type="float" office:value="0.0983984997027431" calcext:value-type="float">
            <text:p>0,10</text:p>
          </table:table-cell>
          <table:table-cell table:style-name="ce4" table:formula="of:=COS(RADIANS([.AM$4])) * SIN(RADIANS([.$A19]))" office:value-type="float" office:value="0.0945264152739224" calcext:value-type="float">
            <text:p>0,09</text:p>
          </table:table-cell>
          <table:table-cell table:style-name="ce4" table:formula="of:=COS(RADIANS([.AN$4])) * SIN(RADIANS([.$A19]))" office:value-type="float" office:value="0.0906255371833115" calcext:value-type="float">
            <text:p>0,09</text:p>
          </table:table-cell>
          <table:table-cell table:style-name="ce4" table:formula="of:=COS(RADIANS([.AO$4])) * SIN(RADIANS([.$A19]))" office:value-type="float" office:value="0.0866970536761651" calcext:value-type="float">
            <text:p>0,09</text:p>
          </table:table-cell>
          <table:table-cell table:style-name="ce4" table:formula="of:=COS(RADIANS([.AP$4])) * SIN(RADIANS([.$A19]))" office:value-type="float" office:value="0.0827421614066158" calcext:value-type="float">
            <text:p>0,08</text:p>
          </table:table-cell>
          <table:table-cell table:style-name="ce4" table:formula="of:=COS(RADIANS([.AQ$4])) * SIN(RADIANS([.$A19]))" office:value-type="float" office:value="0.0787620650731608" calcext:value-type="float">
            <text:p>0,08</text:p>
          </table:table-cell>
          <table:table-cell table:style-name="ce4" table:formula="of:=COS(RADIANS([.AR$4])) * SIN(RADIANS([.$A19]))" office:value-type="float" office:value="0.0747579770516991" calcext:value-type="float">
            <text:p>0,07</text:p>
          </table:table-cell>
          <table:table-cell table:style-name="ce4" table:formula="of:=COS(RADIANS([.AS$4])) * SIN(RADIANS([.$A19]))" office:value-type="float" office:value="0.0707311170262308" calcext:value-type="float">
            <text:p>0,07</text:p>
          </table:table-cell>
          <table:table-cell table:style-name="ce4" table:formula="of:=COS(RADIANS([.AT$4])) * SIN(RADIANS([.$A19]))" office:value-type="float" office:value="0.0666827116173285" calcext:value-type="float">
            <text:p>0,07</text:p>
          </table:table-cell>
          <table:table-cell table:style-name="ce4" table:formula="of:=COS(RADIANS([.AU$4])) * SIN(RADIANS([.$A19]))" office:value-type="float" office:value="0.0626139940084977" calcext:value-type="float">
            <text:p>0,06</text:p>
          </table:table-cell>
          <table:table-cell table:style-name="ce4" table:formula="of:=COS(RADIANS([.AV$4])) * SIN(RADIANS([.$A19]))" office:value-type="float" office:value="0.0585262035705365" calcext:value-type="float">
            <text:p>0,06</text:p>
          </table:table-cell>
          <table:table-cell table:style-name="ce4" table:formula="of:=COS(RADIANS([.AW$4])) * SIN(RADIANS([.$A19]))" office:value-type="float" office:value="0.0544205854840117" calcext:value-type="float">
            <text:p>0,05</text:p>
          </table:table-cell>
          <table:table-cell table:style-name="ce4" table:formula="of:=COS(RADIANS([.AX$4])) * SIN(RADIANS([.$A19]))" office:value-type="float" office:value="0.0502983903599643" calcext:value-type="float">
            <text:p>0,05</text:p>
          </table:table-cell>
          <table:table-cell table:style-name="ce4" table:formula="of:=COS(RADIANS([.AY$4])) * SIN(RADIANS([.$A19]))" office:value-type="float" office:value="0.046160873858962" calcext:value-type="float">
            <text:p>0,05</text:p>
          </table:table-cell>
          <table:table-cell table:style-name="ce4" table:formula="of:=COS(RADIANS([.AZ$4])) * SIN(RADIANS([.$A19]))" office:value-type="float" office:value="0.0420092963086117" calcext:value-type="float">
            <text:p>0,04</text:p>
          </table:table-cell>
          <table:table-cell table:style-name="ce4" table:formula="of:=COS(RADIANS([.BA$4])) * SIN(RADIANS([.$A19]))" office:value-type="float" office:value="0.0378449223196526" calcext:value-type="float">
            <text:p>0,04</text:p>
          </table:table-cell>
          <table:table-cell table:style-name="ce4" table:formula="of:=COS(RADIANS([.BB$4])) * SIN(RADIANS([.$A19]))" office:value-type="float" office:value="0.033669020400743" calcext:value-type="float">
            <text:p>0,03</text:p>
          </table:table-cell>
          <table:table-cell table:style-name="ce4" table:formula="of:=COS(RADIANS([.BC$4])) * SIN(RADIANS([.$A19]))" office:value-type="float" office:value="0.0294828625720601" calcext:value-type="float">
            <text:p>0,03</text:p>
          </table:table-cell>
          <table:table-cell table:style-name="ce4" table:formula="of:=COS(RADIANS([.BD$4])) * SIN(RADIANS([.$A19]))" office:value-type="float" office:value="0.025287723977831" calcext:value-type="float">
            <text:p>0,03</text:p>
          </table:table-cell>
          <table:table-cell table:style-name="ce4" table:formula="of:=COS(RADIANS([.BE$4])) * SIN(RADIANS([.$A19]))" office:value-type="float" office:value="0.0210848824979105" calcext:value-type="float">
            <text:p>0,02</text:p>
          </table:table-cell>
          <table:table-cell table:style-name="ce4" table:formula="of:=COS(RADIANS([.BF$4])) * SIN(RADIANS([.$A19]))" office:value-type="float" office:value="0.0168756183585272" calcext:value-type="float">
            <text:p>0,02</text:p>
          </table:table-cell>
          <table:table-cell table:style-name="ce4" table:formula="of:=COS(RADIANS([.BG$4])) * SIN(RADIANS([.$A19]))" office:value-type="float" office:value="0.0126612137423143" calcext:value-type="float">
            <text:p>0,01</text:p>
          </table:table-cell>
          <table:table-cell table:style-name="ce4" table:formula="of:=COS(RADIANS([.BH$4])) * SIN(RADIANS([.$A19]))" office:value-type="float" office:value="0.0105524848763183" calcext:value-type="float">
            <text:p>0,01</text:p>
          </table:table-cell>
          <table:table-cell table:style-name="ce4" table:formula="of:=COS(RADIANS([.BI$4])) * SIN(RADIANS([.$A19]))" office:value-type="float" office:value="0.00844295239774342" calcext:value-type="float">
            <text:p>0,01</text:p>
          </table:table-cell>
          <table:table-cell table:style-name="ce4" table:formula="of:=COS(RADIANS([.BJ$4])) * SIN(RADIANS([.$A19]))" office:value-type="float" office:value="0.00633277695565524" calcext:value-type="float">
            <text:p>0,01</text:p>
          </table:table-cell>
          <table:table-cell table:style-name="ce4" table:formula="of:=COS(RADIANS([.BK$4])) * SIN(RADIANS([.$A19]))" office:value-type="float" office:value="0.00422211924808349" calcext:value-type="float">
            <text:p>0,00</text:p>
          </table:table-cell>
          <table:table-cell table:style-name="ce4" table:formula="of:=COS(RADIANS([.BL$4])) * SIN(RADIANS([.$A19]))" office:value-type="float" office:value="0.0021111400097844" calcext:value-type="float">
            <text:p>0,00</text:p>
          </table:table-cell>
          <table:table-cell table:style-name="ce4" table:formula="of:=COS(RADIANS([.BM$4])) * SIN(RADIANS([.$A19]))" office:value-type="float" office:value="1.48134437544897E-017" calcext:value-type="float">
            <text:p>0,00</text:p>
          </table:table-cell>
          <table:table-cell table:formula="of:=90-[.A19]" office:value-type="float" office:value="76" calcext:value-type="float">
            <text:p>76</text:p>
          </table:table-cell>
          <table:table-cell table:number-columns-repeated="958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style-name="ce4" table:formula="of:=COS(RADIANS([.B$4])) * SIN(RADIANS([.$A20]))" office:value-type="float" office:value="0.258819045102521" calcext:value-type="float">
            <text:p>0,26</text:p>
          </table:table-cell>
          <table:table-cell table:style-name="ce4" table:formula="of:=COS(RADIANS([.C$4])) * SIN(RADIANS([.$A20]))" office:value-type="float" office:value="0.2578341604963" calcext:value-type="float">
            <text:p>0,26</text:p>
          </table:table-cell>
          <table:table-cell table:style-name="ce4" table:formula="of:=COS(RADIANS([.D$4])) * SIN(RADIANS([.$A20]))" office:value-type="float" office:value="0.254887002244179" calcext:value-type="float">
            <text:p>0,25</text:p>
          </table:table-cell>
          <table:table-cell table:style-name="ce4" table:formula="of:=COS(RADIANS([.E$4])) * SIN(RADIANS([.$A20]))" office:value-type="float" office:value="0.25" calcext:value-type="float">
            <text:p>0,25</text:p>
          </table:table-cell>
          <table:table-cell table:style-name="ce4" table:formula="of:=COS(RADIANS([.F$4])) * SIN(RADIANS([.$A20]))" office:value-type="float" office:value="0.243210346801694" calcext:value-type="float">
            <text:p>0,24</text:p>
          </table:table-cell>
          <table:table-cell table:style-name="ce4" table:formula="of:=COS(RADIANS([.G$4])) * SIN(RADIANS([.$A20]))" office:value-type="float" office:value="0.236442963004803" calcext:value-type="float">
            <text:p>0,24</text:p>
          </table:table-cell>
          <table:table-cell table:style-name="ce4" table:formula="of:=COS(RADIANS([.H$4])) * SIN(RADIANS([.$A20]))" office:value-type="float" office:value="0.230609457770549" calcext:value-type="float">
            <text:p>0,23</text:p>
          </table:table-cell>
          <table:table-cell table:style-name="ce4" table:formula="of:=COS(RADIANS([.I$4])) * SIN(RADIANS([.$A20]))" office:value-type="float" office:value="0.224143868042013" calcext:value-type="float">
            <text:p>0,22</text:p>
          </table:table-cell>
          <table:table-cell table:style-name="ce4" table:formula="of:=COS(RADIANS([.J$4])) * SIN(RADIANS([.$A20]))" office:value-type="float" office:value="0.219490998448217" calcext:value-type="float">
            <text:p>0,22</text:p>
          </table:table-cell>
          <table:table-cell table:style-name="ce4" table:formula="of:=COS(RADIANS([.K$4])) * SIN(RADIANS([.$A20]))" office:value-type="float" office:value="0.214570712882808" calcext:value-type="float">
            <text:p>0,21</text:p>
          </table:table-cell>
          <table:table-cell table:style-name="ce4" table:formula="of:=COS(RADIANS([.L$4])) * SIN(RADIANS([.$A20]))" office:value-type="float" office:value="0.209389005955835" calcext:value-type="float">
            <text:p>0,21</text:p>
          </table:table-cell>
          <table:table-cell table:style-name="ce4" table:formula="of:=COS(RADIANS([.M$4])) * SIN(RADIANS([.$A20]))" office:value-type="float" office:value="0.203952190779009" calcext:value-type="float">
            <text:p>0,20</text:p>
          </table:table-cell>
          <table:table-cell table:style-name="ce4" table:formula="of:=COS(RADIANS([.N$4])) * SIN(RADIANS([.$A20]))" office:value-type="float" office:value="0.198266891274146" calcext:value-type="float">
            <text:p>0,20</text:p>
          </table:table-cell>
          <table:table-cell table:style-name="ce4" table:formula="of:=COS(RADIANS([.O$4])) * SIN(RADIANS([.$A20]))" office:value-type="float" office:value="0.192340034102939" calcext:value-type="float">
            <text:p>0,19</text:p>
          </table:table-cell>
          <table:table-cell table:style-name="ce4" table:formula="of:=COS(RADIANS([.P$4])) * SIN(RADIANS([.$A20]))" office:value-type="float" office:value="0.186178840227888" calcext:value-type="float">
            <text:p>0,19</text:p>
          </table:table-cell>
          <table:table-cell table:style-name="ce4" table:formula="of:=COS(RADIANS([.Q$4])) * SIN(RADIANS([.$A20]))" office:value-type="float" office:value="0.183012701892219" calcext:value-type="float">
            <text:p>0,18</text:p>
          </table:table-cell>
          <table:table-cell table:style-name="ce4" table:formula="of:=COS(RADIANS([.R$4])) * SIN(RADIANS([.$A20]))" office:value-type="float" office:value="0.179790816114671" calcext:value-type="float">
            <text:p>0,18</text:p>
          </table:table-cell>
          <table:table-cell table:style-name="ce4" table:formula="of:=COS(RADIANS([.S$4])) * SIN(RADIANS([.$A20]))" office:value-type="float" office:value="0.176514164312861" calcext:value-type="float">
            <text:p>0,18</text:p>
          </table:table-cell>
          <table:table-cell table:style-name="ce4" table:formula="of:=COS(RADIANS([.T$4])) * SIN(RADIANS([.$A20]))" office:value-type="float" office:value="0.17318374458667" calcext:value-type="float">
            <text:p>0,17</text:p>
          </table:table-cell>
          <table:table-cell table:style-name="ce4" table:formula="of:=COS(RADIANS([.U$4])) * SIN(RADIANS([.$A20]))" office:value-type="float" office:value="0.16980057141421" calcext:value-type="float">
            <text:p>0,17</text:p>
          </table:table-cell>
          <table:table-cell table:style-name="ce4" table:formula="of:=COS(RADIANS([.V$4])) * SIN(RADIANS([.$A20]))" office:value-type="float" office:value="0.166365675342802" calcext:value-type="float">
            <text:p>0,17</text:p>
          </table:table-cell>
          <table:table-cell table:style-name="ce4" table:formula="of:=COS(RADIANS([.W$4])) * SIN(RADIANS([.$A20]))" office:value-type="float" office:value="0.162880102675064" calcext:value-type="float">
            <text:p>0,16</text:p>
          </table:table-cell>
          <table:table-cell table:style-name="ce4" table:formula="of:=COS(RADIANS([.X$4])) * SIN(RADIANS([.$A20]))" office:value-type="float" office:value="0.159344915150196" calcext:value-type="float">
            <text:p>0,16</text:p>
          </table:table-cell>
          <table:table-cell table:style-name="ce4" table:formula="of:=COS(RADIANS([.Y$4])) * SIN(RADIANS([.$A20]))" office:value-type="float" office:value="0.155761189620565" calcext:value-type="float">
            <text:p>0,16</text:p>
          </table:table-cell>
          <table:table-cell table:style-name="ce4" table:formula="of:=COS(RADIANS([.Z$4])) * SIN(RADIANS([.$A20]))" office:value-type="float" office:value="0.152130017723682" calcext:value-type="float">
            <text:p>0,15</text:p>
          </table:table-cell>
          <table:table-cell table:style-name="ce4" table:formula="of:=COS(RADIANS([.AA$4])) * SIN(RADIANS([.$A20]))" office:value-type="float" office:value="0.148452505549685" calcext:value-type="float">
            <text:p>0,15</text:p>
          </table:table-cell>
          <table:table-cell table:style-name="ce4" table:formula="of:=COS(RADIANS([.AB$4])) * SIN(RADIANS([.$A20]))" office:value-type="float" office:value="0.144729773304405" calcext:value-type="float">
            <text:p>0,14</text:p>
          </table:table-cell>
          <table:table-cell table:style-name="ce4" table:formula="of:=COS(RADIANS([.AC$4])) * SIN(RADIANS([.$A20]))" office:value-type="float" office:value="0.140962954968148" calcext:value-type="float">
            <text:p>0,14</text:p>
          </table:table-cell>
          <table:table-cell table:style-name="ce4" table:formula="of:=COS(RADIANS([.AD$4])) * SIN(RADIANS([.$A20]))" office:value-type="float" office:value="0.137153197950268" calcext:value-type="float">
            <text:p>0,14</text:p>
          </table:table-cell>
          <table:table-cell table:style-name="ce4" table:formula="of:=COS(RADIANS([.AE$4])) * SIN(RADIANS([.$A20]))" office:value-type="float" office:value="0.133301662739661" calcext:value-type="float">
            <text:p>0,13</text:p>
          </table:table-cell>
          <table:table-cell table:style-name="ce4" table:formula="of:=COS(RADIANS([.AF$4])) * SIN(RADIANS([.$A20]))" office:value-type="float" office:value="0.12940952255126" calcext:value-type="float">
            <text:p>0,13</text:p>
          </table:table-cell>
          <table:table-cell table:style-name="ce4" table:formula="of:=COS(RADIANS([.AG$4])) * SIN(RADIANS([.$A20]))" office:value-type="float" office:value="0.125477962968673" calcext:value-type="float">
            <text:p>0,13</text:p>
          </table:table-cell>
          <table:table-cell table:style-name="ce4" table:formula="of:=COS(RADIANS([.AH$4])) * SIN(RADIANS([.$A20]))" office:value-type="float" office:value="0.121508181583032" calcext:value-type="float">
            <text:p>0,12</text:p>
          </table:table-cell>
          <table:table-cell table:style-name="ce4" table:formula="of:=COS(RADIANS([.AI$4])) * SIN(RADIANS([.$A20]))" office:value-type="float" office:value="0.117501387628206" calcext:value-type="float">
            <text:p>0,12</text:p>
          </table:table-cell>
          <table:table-cell table:style-name="ce4" table:formula="of:=COS(RADIANS([.AJ$4])) * SIN(RADIANS([.$A20]))" office:value-type="float" office:value="0.113458801612446" calcext:value-type="float">
            <text:p>0,11</text:p>
          </table:table-cell>
          <table:table-cell table:style-name="ce4" table:formula="of:=COS(RADIANS([.AK$4])) * SIN(RADIANS([.$A20]))" office:value-type="float" office:value="0.109381654946615" calcext:value-type="float">
            <text:p>0,11</text:p>
          </table:table-cell>
          <table:table-cell table:style-name="ce4" table:formula="of:=COS(RADIANS([.AL$4])) * SIN(RADIANS([.$A20]))" office:value-type="float" office:value="0.105271189569083" calcext:value-type="float">
            <text:p>0,11</text:p>
          </table:table-cell>
          <table:table-cell table:style-name="ce4" table:formula="of:=COS(RADIANS([.AM$4])) * SIN(RADIANS([.$A20]))" office:value-type="float" office:value="0.101128657567424" calcext:value-type="float">
            <text:p>0,10</text:p>
          </table:table-cell>
          <table:table-cell table:style-name="ce4" table:formula="of:=COS(RADIANS([.AN$4])) * SIN(RADIANS([.$A20]))" office:value-type="float" office:value="0.0969553207970146" calcext:value-type="float">
            <text:p>0,10</text:p>
          </table:table-cell>
          <table:table-cell table:style-name="ce4" table:formula="of:=COS(RADIANS([.AO$4])) * SIN(RADIANS([.$A20]))" office:value-type="float" office:value="0.0927524504966629" calcext:value-type="float">
            <text:p>0,09</text:p>
          </table:table-cell>
          <table:table-cell table:style-name="ce4" table:formula="of:=COS(RADIANS([.AP$4])) * SIN(RADIANS([.$A20]))" office:value-type="float" office:value="0.0885213269013769" calcext:value-type="float">
            <text:p>0,09</text:p>
          </table:table-cell>
          <table:table-cell table:style-name="ce4" table:formula="of:=COS(RADIANS([.AQ$4])) * SIN(RADIANS([.$A20]))" office:value-type="float" office:value="0.0842632388523913" calcext:value-type="float">
            <text:p>0,08</text:p>
          </table:table-cell>
          <table:table-cell table:style-name="ce4" table:formula="of:=COS(RADIANS([.AR$4])) * SIN(RADIANS([.$A20]))" office:value-type="float" office:value="0.0799794834045749" calcext:value-type="float">
            <text:p>0,08</text:p>
          </table:table-cell>
          <table:table-cell table:style-name="ce4" table:formula="of:=COS(RADIANS([.AS$4])) * SIN(RADIANS([.$A20]))" office:value-type="float" office:value="0.0756713654313349" calcext:value-type="float">
            <text:p>0,08</text:p>
          </table:table-cell>
          <table:table-cell table:style-name="ce4" table:formula="of:=COS(RADIANS([.AT$4])) * SIN(RADIANS([.$A20]))" office:value-type="float" office:value="0.0713401972271395" calcext:value-type="float">
            <text:p>0,07</text:p>
          </table:table-cell>
          <table:table-cell table:style-name="ce4" table:formula="of:=COS(RADIANS([.AU$4])) * SIN(RADIANS([.$A20]))" office:value-type="float" office:value="0.0669872981077807" calcext:value-type="float">
            <text:p>0,07</text:p>
          </table:table-cell>
          <table:table-cell table:style-name="ce4" table:formula="of:=COS(RADIANS([.AV$4])) * SIN(RADIANS([.$A20]))" office:value-type="float" office:value="0.0626139940084977" calcext:value-type="float">
            <text:p>0,06</text:p>
          </table:table-cell>
          <table:table-cell table:style-name="ce4" table:formula="of:=COS(RADIANS([.AW$4])) * SIN(RADIANS([.$A20]))" office:value-type="float" office:value="0.0582216170800844" calcext:value-type="float">
            <text:p>0,06</text:p>
          </table:table-cell>
          <table:table-cell table:style-name="ce4" table:formula="of:=COS(RADIANS([.AX$4])) * SIN(RADIANS([.$A20]))" office:value-type="float" office:value="0.053811505283103" calcext:value-type="float">
            <text:p>0,05</text:p>
          </table:table-cell>
          <table:table-cell table:style-name="ce4" table:formula="of:=COS(RADIANS([.AY$4])) * SIN(RADIANS([.$A20]))" office:value-type="float" office:value="0.0493850019803287" calcext:value-type="float">
            <text:p>0,05</text:p>
          </table:table-cell>
          <table:table-cell table:style-name="ce4" table:formula="of:=COS(RADIANS([.AZ$4])) * SIN(RADIANS([.$A20]))" office:value-type="float" office:value="0.0449434555275478" calcext:value-type="float">
            <text:p>0,04</text:p>
          </table:table-cell>
          <table:table-cell table:style-name="ce4" table:formula="of:=COS(RADIANS([.BA$4])) * SIN(RADIANS([.$A20]))" office:value-type="float" office:value="0.0404882188628362" calcext:value-type="float">
            <text:p>0,04</text:p>
          </table:table-cell>
          <table:table-cell table:style-name="ce4" table:formula="of:=COS(RADIANS([.BB$4])) * SIN(RADIANS([.$A20]))" office:value-type="float" office:value="0.0360206490944409" calcext:value-type="float">
            <text:p>0,04</text:p>
          </table:table-cell>
          <table:table-cell table:style-name="ce4" table:formula="of:=COS(RADIANS([.BC$4])) * SIN(RADIANS([.$A20]))" office:value-type="float" office:value="0.0315421070873915" calcext:value-type="float">
            <text:p>0,03</text:p>
          </table:table-cell>
          <table:table-cell table:style-name="ce4" table:formula="of:=COS(RADIANS([.BD$4])) * SIN(RADIANS([.$A20]))" office:value-type="float" office:value="0.027053957048968" calcext:value-type="float">
            <text:p>0,03</text:p>
          </table:table-cell>
          <table:table-cell table:style-name="ce4" table:formula="of:=COS(RADIANS([.BE$4])) * SIN(RADIANS([.$A20]))" office:value-type="float" office:value="0.0225575661131499" calcext:value-type="float">
            <text:p>0,02</text:p>
          </table:table-cell>
          <table:table-cell table:style-name="ce4" table:formula="of:=COS(RADIANS([.BF$4])) * SIN(RADIANS([.$A20]))" office:value-type="float" office:value="0.0180543039241736" calcext:value-type="float">
            <text:p>0,02</text:p>
          </table:table-cell>
          <table:table-cell table:style-name="ce4" table:formula="of:=COS(RADIANS([.BG$4])) * SIN(RADIANS([.$A20]))" office:value-type="float" office:value="0.0135455422193261" calcext:value-type="float">
            <text:p>0,01</text:p>
          </table:table-cell>
          <table:table-cell table:style-name="ce4" table:formula="of:=COS(RADIANS([.BH$4])) * SIN(RADIANS([.$A20]))" office:value-type="float" office:value="0.0112895281858532" calcext:value-type="float">
            <text:p>0,01</text:p>
          </table:table-cell>
          <table:table-cell table:style-name="ce4" table:formula="of:=COS(RADIANS([.BI$4])) * SIN(RADIANS([.$A20]))" office:value-type="float" office:value="0.0090326544110999" calcext:value-type="float">
            <text:p>0,01</text:p>
          </table:table-cell>
          <table:table-cell table:style-name="ce4" table:formula="of:=COS(RADIANS([.BJ$4])) * SIN(RADIANS([.$A20]))" office:value-type="float" office:value="0.00677509276474183" calcext:value-type="float">
            <text:p>0,01</text:p>
          </table:table-cell>
          <table:table-cell table:style-name="ce4" table:formula="of:=COS(RADIANS([.BK$4])) * SIN(RADIANS([.$A20]))" office:value-type="float" office:value="0.00451701516883883" calcext:value-type="float">
            <text:p>0,00</text:p>
          </table:table-cell>
          <table:table-cell table:style-name="ce4" table:formula="of:=COS(RADIANS([.BL$4])) * SIN(RADIANS([.$A20]))" office:value-type="float" office:value="0.00225859358474238" calcext:value-type="float">
            <text:p>0,00</text:p>
          </table:table-cell>
          <table:table-cell table:style-name="ce4" table:formula="of:=COS(RADIANS([.BM$4])) * SIN(RADIANS([.$A20]))" office:value-type="float" office:value="1.58480957571588E-017" calcext:value-type="float">
            <text:p>0,00</text:p>
          </table:table-cell>
          <table:table-cell table:formula="of:=90-[.A20]" office:value-type="float" office:value="75" calcext:value-type="float">
            <text:p>75</text:p>
          </table:table-cell>
          <table:table-cell table:number-columns-repeated="958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style-name="ce4" table:formula="of:=COS(RADIANS([.B$4])) * SIN(RADIANS([.$A21]))" office:value-type="float" office:value="0.275637355816999" calcext:value-type="float">
            <text:p>0,28</text:p>
          </table:table-cell>
          <table:table-cell table:style-name="ce4" table:formula="of:=COS(RADIANS([.C$4])) * SIN(RADIANS([.$A21]))" office:value-type="float" office:value="0.274588472460923" calcext:value-type="float">
            <text:p>0,27</text:p>
          </table:table-cell>
          <table:table-cell table:style-name="ce4" table:formula="of:=COS(RADIANS([.D$4])) * SIN(RADIANS([.$A21]))" office:value-type="float" office:value="0.271449805028365" calcext:value-type="float">
            <text:p>0,27</text:p>
          </table:table-cell>
          <table:table-cell table:style-name="ce4" table:formula="of:=COS(RADIANS([.E$4])) * SIN(RADIANS([.$A21]))" office:value-type="float" office:value="0.266245240673669" calcext:value-type="float">
            <text:p>0,27</text:p>
          </table:table-cell>
          <table:table-cell table:style-name="ce4" table:formula="of:=COS(RADIANS([.F$4])) * SIN(RADIANS([.$A21]))" office:value-type="float" office:value="0.259014389274174" calcext:value-type="float">
            <text:p>0,26</text:p>
          </table:table-cell>
          <table:table-cell table:style-name="ce4" table:formula="of:=COS(RADIANS([.G$4])) * SIN(RADIANS([.$A21]))" office:value-type="float" office:value="0.251807254363237" calcext:value-type="float">
            <text:p>0,25</text:p>
          </table:table-cell>
          <table:table-cell table:style-name="ce4" table:formula="of:=COS(RADIANS([.H$4])) * SIN(RADIANS([.$A21]))" office:value-type="float" office:value="0.245594682342977" calcext:value-type="float">
            <text:p>0,25</text:p>
          </table:table-cell>
          <table:table-cell table:style-name="ce4" table:formula="of:=COS(RADIANS([.I$4])) * SIN(RADIANS([.$A21]))" office:value-type="float" office:value="0.238708952369492" calcext:value-type="float">
            <text:p>0,24</text:p>
          </table:table-cell>
          <table:table-cell table:style-name="ce4" table:formula="of:=COS(RADIANS([.J$4])) * SIN(RADIANS([.$A21]))" office:value-type="float" office:value="0.233753734830197" calcext:value-type="float">
            <text:p>0,23</text:p>
          </table:table-cell>
          <table:table-cell table:style-name="ce4" table:formula="of:=COS(RADIANS([.K$4])) * SIN(RADIANS([.$A21]))" office:value-type="float" office:value="0.228513724372015" calcext:value-type="float">
            <text:p>0,23</text:p>
          </table:table-cell>
          <table:table-cell table:style-name="ce4" table:formula="of:=COS(RADIANS([.L$4])) * SIN(RADIANS([.$A21]))" office:value-type="float" office:value="0.222995305140527" calcext:value-type="float">
            <text:p>0,22</text:p>
          </table:table-cell>
          <table:table-cell table:style-name="ce4" table:formula="of:=COS(RADIANS([.M$4])) * SIN(RADIANS([.$A21]))" office:value-type="float" office:value="0.217205200479518" calcext:value-type="float">
            <text:p>0,22</text:p>
          </table:table-cell>
          <table:table-cell table:style-name="ce4" table:formula="of:=COS(RADIANS([.N$4])) * SIN(RADIANS([.$A21]))" office:value-type="float" office:value="0.211150464739621" calcext:value-type="float">
            <text:p>0,21</text:p>
          </table:table-cell>
          <table:table-cell table:style-name="ce4" table:formula="of:=COS(RADIANS([.O$4])) * SIN(RADIANS([.$A21]))" office:value-type="float" office:value="0.204838474683674" calcext:value-type="float">
            <text:p>0,20</text:p>
          </table:table-cell>
          <table:table-cell table:style-name="ce4" table:formula="of:=COS(RADIANS([.P$4])) * SIN(RADIANS([.$A21]))" office:value-type="float" office:value="0.198276920499274" calcext:value-type="float">
            <text:p>0,20</text:p>
          </table:table-cell>
          <table:table-cell table:style-name="ce4" table:formula="of:=COS(RADIANS([.Q$4])) * SIN(RADIANS([.$A21]))" office:value-type="float" office:value="0.194905043446529" calcext:value-type="float">
            <text:p>0,19</text:p>
          </table:table-cell>
          <table:table-cell table:style-name="ce4" table:formula="of:=COS(RADIANS([.R$4])) * SIN(RADIANS([.$A21]))" office:value-type="float" office:value="0.191473796429463" calcext:value-type="float">
            <text:p>0,19</text:p>
          </table:table-cell>
          <table:table-cell table:style-name="ce4" table:formula="of:=COS(RADIANS([.S$4])) * SIN(RADIANS([.$A21]))" office:value-type="float" office:value="0.187984224639157" calcext:value-type="float">
            <text:p>0,19</text:p>
          </table:table-cell>
          <table:table-cell table:style-name="ce4" table:formula="of:=COS(RADIANS([.T$4])) * SIN(RADIANS([.$A21]))" office:value-type="float" office:value="0.184437391032981" calcext:value-type="float">
            <text:p>0,18</text:p>
          </table:table-cell>
          <table:table-cell table:style-name="ce4" table:formula="of:=COS(RADIANS([.U$4])) * SIN(RADIANS([.$A21]))" office:value-type="float" office:value="0.180834376010811" calcext:value-type="float">
            <text:p>0,18</text:p>
          </table:table-cell>
          <table:table-cell table:style-name="ce4" table:formula="of:=COS(RADIANS([.V$4])) * SIN(RADIANS([.$A21]))" office:value-type="float" office:value="0.177176277085927" calcext:value-type="float">
            <text:p>0,18</text:p>
          </table:table-cell>
          <table:table-cell table:style-name="ce4" table:formula="of:=COS(RADIANS([.W$4])) * SIN(RADIANS([.$A21]))" office:value-type="float" office:value="0.173464208550697" calcext:value-type="float">
            <text:p>0,17</text:p>
          </table:table-cell>
          <table:table-cell table:style-name="ce4" table:formula="of:=COS(RADIANS([.X$4])) * SIN(RADIANS([.$A21]))" office:value-type="float" office:value="0.169699301137157" calcext:value-type="float">
            <text:p>0,17</text:p>
          </table:table-cell>
          <table:table-cell table:style-name="ce4" table:formula="of:=COS(RADIANS([.Y$4])) * SIN(RADIANS([.$A21]))" office:value-type="float" office:value="0.165882701672577" calcext:value-type="float">
            <text:p>0,17</text:p>
          </table:table-cell>
          <table:table-cell table:style-name="ce4" table:formula="of:=COS(RADIANS([.Z$4])) * SIN(RADIANS([.$A21]))" office:value-type="float" office:value="0.162015572730125" calcext:value-type="float">
            <text:p>0,16</text:p>
          </table:table-cell>
          <table:table-cell table:style-name="ce4" table:formula="of:=COS(RADIANS([.AA$4])) * SIN(RADIANS([.$A21]))" office:value-type="float" office:value="0.15809909227474" calcext:value-type="float">
            <text:p>0,16</text:p>
          </table:table-cell>
          <table:table-cell table:style-name="ce4" table:formula="of:=COS(RADIANS([.AB$4])) * SIN(RADIANS([.$A21]))" office:value-type="float" office:value="0.154134453304307" calcext:value-type="float">
            <text:p>0,15</text:p>
          </table:table-cell>
          <table:table-cell table:style-name="ce4" table:formula="of:=COS(RADIANS([.AC$4])) * SIN(RADIANS([.$A21]))" office:value-type="float" office:value="0.150122863486264" calcext:value-type="float">
            <text:p>0,15</text:p>
          </table:table-cell>
          <table:table-cell table:style-name="ce4" table:formula="of:=COS(RADIANS([.AD$4])) * SIN(RADIANS([.$A21]))" office:value-type="float" office:value="0.14606554478973" calcext:value-type="float">
            <text:p>0,15</text:p>
          </table:table-cell>
          <table:table-cell table:style-name="ce4" table:formula="of:=COS(RADIANS([.AE$4])) * SIN(RADIANS([.$A21]))" office:value-type="float" office:value="0.141963733113285" calcext:value-type="float">
            <text:p>0,14</text:p>
          </table:table-cell>
          <table:table-cell table:style-name="ce4" table:formula="of:=COS(RADIANS([.AF$4])) * SIN(RADIANS([.$A21]))" office:value-type="float" office:value="0.1378186779085" calcext:value-type="float">
            <text:p>0,14</text:p>
          </table:table-cell>
          <table:table-cell table:style-name="ce4" table:formula="of:=COS(RADIANS([.AG$4])) * SIN(RADIANS([.$A21]))" office:value-type="float" office:value="0.133631641799344" calcext:value-type="float">
            <text:p>0,13</text:p>
          </table:table-cell>
          <table:table-cell table:style-name="ce4" table:formula="of:=COS(RADIANS([.AH$4])) * SIN(RADIANS([.$A21]))" office:value-type="float" office:value="0.129403900197577" calcext:value-type="float">
            <text:p>0,13</text:p>
          </table:table-cell>
          <table:table-cell table:style-name="ce4" table:formula="of:=COS(RADIANS([.AI$4])) * SIN(RADIANS([.$A21]))" office:value-type="float" office:value="0.125136740914247" calcext:value-type="float">
            <text:p>0,13</text:p>
          </table:table-cell>
          <table:table-cell table:style-name="ce4" table:formula="of:=COS(RADIANS([.AJ$4])) * SIN(RADIANS([.$A21]))" office:value-type="float" office:value="0.120831463767407" calcext:value-type="float">
            <text:p>0,12</text:p>
          </table:table-cell>
          <table:table-cell table:style-name="ce4" table:formula="of:=COS(RADIANS([.AK$4])) * SIN(RADIANS([.$A21]))" office:value-type="float" office:value="0.116489380186183" calcext:value-type="float">
            <text:p>0,12</text:p>
          </table:table-cell>
          <table:table-cell table:style-name="ce4" table:formula="of:=COS(RADIANS([.AL$4])) * SIN(RADIANS([.$A21]))" office:value-type="float" office:value="0.112111812811296" calcext:value-type="float">
            <text:p>0,11</text:p>
          </table:table-cell>
          <table:table-cell table:style-name="ce4" table:formula="of:=COS(RADIANS([.AM$4])) * SIN(RADIANS([.$A21]))" office:value-type="float" office:value="0.107700095092176" calcext:value-type="float">
            <text:p>0,11</text:p>
          </table:table-cell>
          <table:table-cell table:style-name="ce4" table:formula="of:=COS(RADIANS([.AN$4])) * SIN(RADIANS([.$A21]))" office:value-type="float" office:value="0.103255570880776" calcext:value-type="float">
            <text:p>0,10</text:p>
          </table:table-cell>
          <table:table-cell table:style-name="ce4" table:formula="of:=COS(RADIANS([.AO$4])) * SIN(RADIANS([.$A21]))" office:value-type="float" office:value="0.0987795940222263" calcext:value-type="float">
            <text:p>0,10</text:p>
          </table:table-cell>
          <table:table-cell table:style-name="ce4" table:formula="of:=COS(RADIANS([.AP$4])) * SIN(RADIANS([.$A21]))" office:value-type="float" office:value="0.0942735279424384" calcext:value-type="float">
            <text:p>0,09</text:p>
          </table:table-cell>
          <table:table-cell table:style-name="ce4" table:formula="of:=COS(RADIANS([.AQ$4])) * SIN(RADIANS([.$A21]))" office:value-type="float" office:value="0.0897387452327911" calcext:value-type="float">
            <text:p>0,09</text:p>
          </table:table-cell>
          <table:table-cell table:style-name="ce4" table:formula="of:=COS(RADIANS([.AR$4])) * SIN(RADIANS([.$A21]))" office:value-type="float" office:value="0.085176627232027" calcext:value-type="float">
            <text:p>0,09</text:p>
          </table:table-cell>
          <table:table-cell table:style-name="ce4" table:formula="of:=COS(RADIANS([.AS$4])) * SIN(RADIANS([.$A21]))" office:value-type="float" office:value="0.0805885636054836" calcext:value-type="float">
            <text:p>0,08</text:p>
          </table:table-cell>
          <table:table-cell table:style-name="ce4" table:formula="of:=COS(RADIANS([.AT$4])) * SIN(RADIANS([.$A21]))" office:value-type="float" office:value="0.075975951921787" calcext:value-type="float">
            <text:p>0,08</text:p>
          </table:table-cell>
          <table:table-cell table:style-name="ce4" table:formula="of:=COS(RADIANS([.AU$4])) * SIN(RADIANS([.$A21]))" office:value-type="float" office:value="0.0713401972271395" calcext:value-type="float">
            <text:p>0,07</text:p>
          </table:table-cell>
          <table:table-cell table:style-name="ce4" table:formula="of:=COS(RADIANS([.AV$4])) * SIN(RADIANS([.$A21]))" office:value-type="float" office:value="0.0666827116173285" calcext:value-type="float">
            <text:p>0,07</text:p>
          </table:table-cell>
          <table:table-cell table:style-name="ce4" table:formula="of:=COS(RADIANS([.AW$4])) * SIN(RADIANS([.$A21]))" office:value-type="float" office:value="0.0620049138075891" calcext:value-type="float">
            <text:p>0,06</text:p>
          </table:table-cell>
          <table:table-cell table:style-name="ce4" table:formula="of:=COS(RADIANS([.AX$4])) * SIN(RADIANS([.$A21]))" office:value-type="float" office:value="0.0573082287004486" calcext:value-type="float">
            <text:p>0,06</text:p>
          </table:table-cell>
          <table:table-cell table:style-name="ce4" table:formula="of:=COS(RADIANS([.AY$4])) * SIN(RADIANS([.$A21]))" office:value-type="float" office:value="0.0525940869516889" calcext:value-type="float">
            <text:p>0,05</text:p>
          </table:table-cell>
          <table:table-cell table:style-name="ce4" table:formula="of:=COS(RADIANS([.AZ$4])) * SIN(RADIANS([.$A21]))" office:value-type="float" office:value="0.0478639245345532" calcext:value-type="float">
            <text:p>0,05</text:p>
          </table:table-cell>
          <table:table-cell table:style-name="ce4" table:formula="of:=COS(RADIANS([.BA$4])) * SIN(RADIANS([.$A21]))" office:value-type="float" office:value="0.0431191823023361" calcext:value-type="float">
            <text:p>0,04</text:p>
          </table:table-cell>
          <table:table-cell table:style-name="ce4" table:formula="of:=COS(RADIANS([.BB$4])) * SIN(RADIANS([.$A21]))" office:value-type="float" office:value="0.0383613055494847" calcext:value-type="float">
            <text:p>0,04</text:p>
          </table:table-cell>
          <table:table-cell table:style-name="ce4" table:formula="of:=COS(RADIANS([.BC$4])) * SIN(RADIANS([.$A21]))" office:value-type="float" office:value="0.0335917435713487" calcext:value-type="float">
            <text:p>0,03</text:p>
          </table:table-cell>
          <table:table-cell table:style-name="ce4" table:formula="of:=COS(RADIANS([.BD$4])) * SIN(RADIANS([.$A21]))" office:value-type="float" office:value="0.0288119492227103" calcext:value-type="float">
            <text:p>0,03</text:p>
          </table:table-cell>
          <table:table-cell table:style-name="ce4" table:formula="of:=COS(RADIANS([.BE$4])) * SIN(RADIANS([.$A21]))" office:value-type="float" office:value="0.0240233784752311" calcext:value-type="float">
            <text:p>0,02</text:p>
          </table:table-cell>
          <table:table-cell table:style-name="ce4" table:formula="of:=COS(RADIANS([.BF$4])) * SIN(RADIANS([.$A21]))" office:value-type="float" office:value="0.0192274899739486" calcext:value-type="float">
            <text:p>0,02</text:p>
          </table:table-cell>
          <table:table-cell table:style-name="ce4" table:formula="of:=COS(RADIANS([.BG$4])) * SIN(RADIANS([.$A21]))" office:value-type="float" office:value="0.0144257445929592" calcext:value-type="float">
            <text:p>0,01</text:p>
          </table:table-cell>
          <table:table-cell table:style-name="ce4" table:formula="of:=COS(RADIANS([.BH$4])) * SIN(RADIANS([.$A21]))" office:value-type="float" office:value="0.0120231325957386" calcext:value-type="float">
            <text:p>0,01</text:p>
          </table:table-cell>
          <table:table-cell table:style-name="ce4" table:formula="of:=COS(RADIANS([.BI$4])) * SIN(RADIANS([.$A21]))" office:value-type="float" office:value="0.00961960499042148" calcext:value-type="float">
            <text:p>0,01</text:p>
          </table:table-cell>
          <table:table-cell table:style-name="ce4" table:formula="of:=COS(RADIANS([.BJ$4])) * SIN(RADIANS([.$A21]))" office:value-type="float" office:value="0.00721534481494048" calcext:value-type="float">
            <text:p>0,01</text:p>
          </table:table-cell>
          <table:table-cell table:style-name="ce4" table:formula="of:=COS(RADIANS([.BK$4])) * SIN(RADIANS([.$A21]))" office:value-type="float" office:value="0.00481053516301643" calcext:value-type="float">
            <text:p>0,00</text:p>
          </table:table-cell>
          <table:table-cell table:style-name="ce4" table:formula="of:=COS(RADIANS([.BL$4])) * SIN(RADIANS([.$A21]))" office:value-type="float" office:value="0.00240535917021496" calcext:value-type="float">
            <text:p>0,00</text:p>
          </table:table-cell>
          <table:table-cell table:style-name="ce4" table:formula="of:=COS(RADIANS([.BM$4])) * SIN(RADIANS([.$A21]))" office:value-type="float" office:value="1.68779202763364E-017" calcext:value-type="float">
            <text:p>0,00</text:p>
          </table:table-cell>
          <table:table-cell table:formula="of:=90-[.A21]" office:value-type="float" office:value="74" calcext:value-type="float">
            <text:p>74</text:p>
          </table:table-cell>
          <table:table-cell table:number-columns-repeated="958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style-name="ce4" table:formula="of:=COS(RADIANS([.B$4])) * SIN(RADIANS([.$A22]))" office:value-type="float" office:value="0.292371704722737" calcext:value-type="float">
            <text:p>0,29</text:p>
          </table:table-cell>
          <table:table-cell table:style-name="ce4" table:formula="of:=COS(RADIANS([.C$4])) * SIN(RADIANS([.$A22]))" office:value-type="float" office:value="0.291259142116836" calcext:value-type="float">
            <text:p>0,29</text:p>
          </table:table-cell>
          <table:table-cell table:style-name="ce4" table:formula="of:=COS(RADIANS([.D$4])) * SIN(RADIANS([.$A22]))" office:value-type="float" office:value="0.287929921572347" calcext:value-type="float">
            <text:p>0,29</text:p>
          </table:table-cell>
          <table:table-cell table:style-name="ce4" table:formula="of:=COS(RADIANS([.E$4])) * SIN(RADIANS([.$A22]))" office:value-type="float" office:value="0.282409380467853" calcext:value-type="float">
            <text:p>0,28</text:p>
          </table:table-cell>
          <table:table-cell table:style-name="ce4" table:formula="of:=COS(RADIANS([.F$4])) * SIN(RADIANS([.$A22]))" office:value-type="float" office:value="0.274739533454552" calcext:value-type="float">
            <text:p>0,27</text:p>
          </table:table-cell>
          <table:table-cell table:style-name="ce4" table:formula="of:=COS(RADIANS([.G$4])) * SIN(RADIANS([.$A22]))" office:value-type="float" office:value="0.26709484279268" calcext:value-type="float">
            <text:p>0,27</text:p>
          </table:table-cell>
          <table:table-cell table:style-name="ce4" table:formula="of:=COS(RADIANS([.H$4])) * SIN(RADIANS([.$A22]))" office:value-type="float" office:value="0.260505096396033" calcext:value-type="float">
            <text:p>0,26</text:p>
          </table:table-cell>
          <table:table-cell table:style-name="ce4" table:formula="of:=COS(RADIANS([.I$4])) * SIN(RADIANS([.$A22]))" office:value-type="float" office:value="0.253201323637653" calcext:value-type="float">
            <text:p>0,25</text:p>
          </table:table-cell>
          <table:table-cell table:style-name="ce4" table:formula="of:=COS(RADIANS([.J$4])) * SIN(RADIANS([.$A22]))" office:value-type="float" office:value="0.247945267560126" calcext:value-type="float">
            <text:p>0,25</text:p>
          </table:table-cell>
          <table:table-cell table:style-name="ce4" table:formula="of:=COS(RADIANS([.K$4])) * SIN(RADIANS([.$A22]))" office:value-type="float" office:value="0.242387128367117" calcext:value-type="float">
            <text:p>0,24</text:p>
          </table:table-cell>
          <table:table-cell table:style-name="ce4" table:formula="of:=COS(RADIANS([.L$4])) * SIN(RADIANS([.$A22]))" office:value-type="float" office:value="0.236533677795068" calcext:value-type="float">
            <text:p>0,24</text:p>
          </table:table-cell>
          <table:table-cell table:style-name="ce4" table:formula="of:=COS(RADIANS([.M$4])) * SIN(RADIANS([.$A22]))" office:value-type="float" office:value="0.230392047371846" calcext:value-type="float">
            <text:p>0,23</text:p>
          </table:table-cell>
          <table:table-cell table:style-name="ce4" table:formula="of:=COS(RADIANS([.N$4])) * SIN(RADIANS([.$A22]))" office:value-type="float" office:value="0.223969719728075" calcext:value-type="float">
            <text:p>0,22</text:p>
          </table:table-cell>
          <table:table-cell table:style-name="ce4" table:formula="of:=COS(RADIANS([.O$4])) * SIN(RADIANS([.$A22]))" office:value-type="float" office:value="0.217274519480706" calcext:value-type="float">
            <text:p>0,22</text:p>
          </table:table-cell>
          <table:table-cell table:style-name="ce4" table:formula="of:=COS(RADIANS([.P$4])) * SIN(RADIANS([.$A22]))" office:value-type="float" office:value="0.210314603699924" calcext:value-type="float">
            <text:p>0,21</text:p>
          </table:table-cell>
          <table:table-cell table:style-name="ce4" table:formula="of:=COS(RADIANS([.Q$4])) * SIN(RADIANS([.$A22]))" office:value-type="float" office:value="0.206738015036518" calcext:value-type="float">
            <text:p>0,21</text:p>
          </table:table-cell>
          <table:table-cell table:style-name="ce4" table:formula="of:=COS(RADIANS([.R$4])) * SIN(RADIANS([.$A22]))" office:value-type="float" office:value="0.203098451971015" calcext:value-type="float">
            <text:p>0,20</text:p>
          </table:table-cell>
          <table:table-cell table:style-name="ce4" table:formula="of:=COS(RADIANS([.S$4])) * SIN(RADIANS([.$A22]))" office:value-type="float" office:value="0.199397023149583" calcext:value-type="float">
            <text:p>0,20</text:p>
          </table:table-cell>
          <table:table-cell table:style-name="ce4" table:formula="of:=COS(RADIANS([.T$4])) * SIN(RADIANS([.$A22]))" office:value-type="float" office:value="0.195634856063298" calcext:value-type="float">
            <text:p>0,20</text:p>
          </table:table-cell>
          <table:table-cell table:style-name="ce4" table:formula="of:=COS(RADIANS([.U$4])) * SIN(RADIANS([.$A22]))" office:value-type="float" office:value="0.191813096704698" calcext:value-type="float">
            <text:p>0,19</text:p>
          </table:table-cell>
          <table:table-cell table:style-name="ce4" table:formula="of:=COS(RADIANS([.V$4])) * SIN(RADIANS([.$A22]))" office:value-type="float" office:value="0.187932909218707" calcext:value-type="float">
            <text:p>0,19</text:p>
          </table:table-cell>
          <table:table-cell table:style-name="ce4" table:formula="of:=COS(RADIANS([.W$4])) * SIN(RADIANS([.$A22]))" office:value-type="float" office:value="0.18399547554802" calcext:value-type="float">
            <text:p>0,18</text:p>
          </table:table-cell>
          <table:table-cell table:style-name="ce4" table:formula="of:=COS(RADIANS([.X$4])) * SIN(RADIANS([.$A22]))" office:value-type="float" office:value="0.180001995073078" calcext:value-type="float">
            <text:p>0,18</text:p>
          </table:table-cell>
          <table:table-cell table:style-name="ce4" table:formula="of:=COS(RADIANS([.Y$4])) * SIN(RADIANS([.$A22]))" office:value-type="float" office:value="0.175953684246718" calcext:value-type="float">
            <text:p>0,18</text:p>
          </table:table-cell>
          <table:table-cell table:style-name="ce4" table:formula="of:=COS(RADIANS([.Z$4])) * SIN(RADIANS([.$A22]))" office:value-type="float" office:value="0.171851776223634" calcext:value-type="float">
            <text:p>0,17</text:p>
          </table:table-cell>
          <table:table-cell table:style-name="ce4" table:formula="of:=COS(RADIANS([.AA$4])) * SIN(RADIANS([.$A22]))" office:value-type="float" office:value="0.167697520484748" calcext:value-type="float">
            <text:p>0,17</text:p>
          </table:table-cell>
          <table:table-cell table:style-name="ce4" table:formula="of:=COS(RADIANS([.AB$4])) * SIN(RADIANS([.$A22]))" office:value-type="float" office:value="0.163492182456599" calcext:value-type="float">
            <text:p>0,16</text:p>
          </table:table-cell>
          <table:table-cell table:style-name="ce4" table:formula="of:=COS(RADIANS([.AC$4])) * SIN(RADIANS([.$A22]))" office:value-type="float" office:value="0.15923704312589" calcext:value-type="float">
            <text:p>0,16</text:p>
          </table:table-cell>
          <table:table-cell table:style-name="ce4" table:formula="of:=COS(RADIANS([.AD$4])) * SIN(RADIANS([.$A22]))" office:value-type="float" office:value="0.15493339864928" calcext:value-type="float">
            <text:p>0,15</text:p>
          </table:table-cell>
          <table:table-cell table:style-name="ce4" table:formula="of:=COS(RADIANS([.AE$4])) * SIN(RADIANS([.$A22]))" office:value-type="float" office:value="0.150582559958569" calcext:value-type="float">
            <text:p>0,15</text:p>
          </table:table-cell>
          <table:table-cell table:style-name="ce4" table:formula="of:=COS(RADIANS([.AF$4])) * SIN(RADIANS([.$A22]))" office:value-type="float" office:value="0.146185852361368" calcext:value-type="float">
            <text:p>0,15</text:p>
          </table:table-cell>
          <table:table-cell table:style-name="ce4" table:formula="of:=COS(RADIANS([.AG$4])) * SIN(RADIANS([.$A22]))" office:value-type="float" office:value="0.141744615137404" calcext:value-type="float">
            <text:p>0,14</text:p>
          </table:table-cell>
          <table:table-cell table:style-name="ce4" table:formula="of:=COS(RADIANS([.AH$4])) * SIN(RADIANS([.$A22]))" office:value-type="float" office:value="0.137260201130558" calcext:value-type="float">
            <text:p>0,14</text:p>
          </table:table-cell>
          <table:table-cell table:style-name="ce4" table:formula="of:=COS(RADIANS([.AI$4])) * SIN(RADIANS([.$A22]))" office:value-type="float" office:value="0.132733976336778" calcext:value-type="float">
            <text:p>0,13</text:p>
          </table:table-cell>
          <table:table-cell table:style-name="ce4" table:formula="of:=COS(RADIANS([.AJ$4])) * SIN(RADIANS([.$A22]))" office:value-type="float" office:value="0.128167319487984" calcext:value-type="float">
            <text:p>0,13</text:p>
          </table:table-cell>
          <table:table-cell table:style-name="ce4" table:formula="of:=COS(RADIANS([.AK$4])) * SIN(RADIANS([.$A22]))" office:value-type="float" office:value="0.123561621632088" calcext:value-type="float">
            <text:p>0,12</text:p>
          </table:table-cell>
          <table:table-cell table:style-name="ce4" table:formula="of:=COS(RADIANS([.AL$4])) * SIN(RADIANS([.$A22]))" office:value-type="float" office:value="0.118918285709275" calcext:value-type="float">
            <text:p>0,12</text:p>
          </table:table-cell>
          <table:table-cell table:style-name="ce4" table:formula="of:=COS(RADIANS([.AM$4])) * SIN(RADIANS([.$A22]))" office:value-type="float" office:value="0.114238726124648" calcext:value-type="float">
            <text:p>0,11</text:p>
          </table:table-cell>
          <table:table-cell table:style-name="ce4" table:formula="of:=COS(RADIANS([.AN$4])) * SIN(RADIANS([.$A22]))" office:value-type="float" office:value="0.109524368317387" calcext:value-type="float">
            <text:p>0,11</text:p>
          </table:table-cell>
          <table:table-cell table:style-name="ce4" table:formula="of:=COS(RADIANS([.AO$4])) * SIN(RADIANS([.$A22]))" office:value-type="float" office:value="0.104776648326551" calcext:value-type="float">
            <text:p>0,10</text:p>
          </table:table-cell>
          <table:table-cell table:style-name="ce4" table:formula="of:=COS(RADIANS([.AP$4])) * SIN(RADIANS([.$A22]))" office:value-type="float" office:value="0.0999970123536405" calcext:value-type="float">
            <text:p>0,10</text:p>
          </table:table-cell>
          <table:table-cell table:style-name="ce4" table:formula="of:=COS(RADIANS([.AQ$4])) * SIN(RADIANS([.$A22]))" office:value-type="float" office:value="0.0951869163220742" calcext:value-type="float">
            <text:p>0,10</text:p>
          </table:table-cell>
          <table:table-cell table:style-name="ce4" table:formula="of:=COS(RADIANS([.AR$4])) * SIN(RADIANS([.$A22]))" office:value-type="float" office:value="0.0903478254336997" calcext:value-type="float">
            <text:p>0,09</text:p>
          </table:table-cell>
          <table:table-cell table:style-name="ce4" table:formula="of:=COS(RADIANS([.AS$4])) * SIN(RADIANS([.$A22]))" office:value-type="float" office:value="0.0854812137224792" calcext:value-type="float">
            <text:p>0,09</text:p>
          </table:table-cell>
          <table:table-cell table:style-name="ce4" table:formula="of:=COS(RADIANS([.AT$4])) * SIN(RADIANS([.$A22]))" office:value-type="float" office:value="0.0805885636054836" calcext:value-type="float">
            <text:p>0,08</text:p>
          </table:table-cell>
          <table:table-cell table:style-name="ce4" table:formula="of:=COS(RADIANS([.AU$4])) * SIN(RADIANS([.$A22]))" office:value-type="float" office:value="0.0756713654313349" calcext:value-type="float">
            <text:p>0,08</text:p>
          </table:table-cell>
          <table:table-cell table:style-name="ce4" table:formula="of:=COS(RADIANS([.AV$4])) * SIN(RADIANS([.$A22]))" office:value-type="float" office:value="0.0707311170262308" calcext:value-type="float">
            <text:p>0,07</text:p>
          </table:table-cell>
          <table:table-cell table:style-name="ce4" table:formula="of:=COS(RADIANS([.AW$4])) * SIN(RADIANS([.$A22]))" office:value-type="float" office:value="0.0657693232376928" calcext:value-type="float">
            <text:p>0,07</text:p>
          </table:table-cell>
          <table:table-cell table:style-name="ce4" table:formula="of:=COS(RADIANS([.AX$4])) * SIN(RADIANS([.$A22]))" office:value-type="float" office:value="0.0607874954761748" calcext:value-type="float">
            <text:p>0,06</text:p>
          </table:table-cell>
          <table:table-cell table:style-name="ce4" table:formula="of:=COS(RADIANS([.AY$4])) * SIN(RADIANS([.$A22]))" office:value-type="float" office:value="0.0557871512546732" calcext:value-type="float">
            <text:p>0,06</text:p>
          </table:table-cell>
          <table:table-cell table:style-name="ce4" table:formula="of:=COS(RADIANS([.AZ$4])) * SIN(RADIANS([.$A22]))" office:value-type="float" office:value="0.0507698137264771" calcext:value-type="float">
            <text:p>0,05</text:p>
          </table:table-cell>
          <table:table-cell table:style-name="ce4" table:formula="of:=COS(RADIANS([.BA$4])) * SIN(RADIANS([.$A22]))" office:value-type="float" office:value="0.0457370112212017" calcext:value-type="float">
            <text:p>0,05</text:p>
          </table:table-cell>
          <table:table-cell table:style-name="ce4" table:formula="of:=COS(RADIANS([.BB$4])) * SIN(RADIANS([.$A22]))" office:value-type="float" office:value="0.0406902767792439" calcext:value-type="float">
            <text:p>0,04</text:p>
          </table:table-cell>
          <table:table-cell table:style-name="ce4" table:formula="of:=COS(RADIANS([.BC$4])) * SIN(RADIANS([.$A22]))" office:value-type="float" office:value="0.0356311476848036" calcext:value-type="float">
            <text:p>0,04</text:p>
          </table:table-cell>
          <table:table-cell table:style-name="ce4" table:formula="of:=COS(RADIANS([.BD$4])) * SIN(RADIANS([.$A22]))" office:value-type="float" office:value="0.0305611649976118" calcext:value-type="float">
            <text:p>0,03</text:p>
          </table:table-cell>
          <table:table-cell table:style-name="ce4" table:formula="of:=COS(RADIANS([.BE$4])) * SIN(RADIANS([.$A22]))" office:value-type="float" office:value="0.0254818730835092" calcext:value-type="float">
            <text:p>0,03</text:p>
          </table:table-cell>
          <table:table-cell table:style-name="ce4" table:formula="of:=COS(RADIANS([.BF$4])) * SIN(RADIANS([.$A22]))" office:value-type="float" office:value="0.0203948191440167" calcext:value-type="float">
            <text:p>0,02</text:p>
          </table:table-cell>
          <table:table-cell table:style-name="ce4" table:formula="of:=COS(RADIANS([.BG$4])) * SIN(RADIANS([.$A22]))" office:value-type="float" office:value="0.0153015527450441" calcext:value-type="float">
            <text:p>0,02</text:p>
          </table:table-cell>
          <table:table-cell table:style-name="ce4" table:formula="of:=COS(RADIANS([.BH$4])) * SIN(RADIANS([.$A22]))" office:value-type="float" office:value="0.0127530746429647" calcext:value-type="float">
            <text:p>0,01</text:p>
          </table:table-cell>
          <table:table-cell table:style-name="ce4" table:formula="of:=COS(RADIANS([.BI$4])) * SIN(RADIANS([.$A22]))" office:value-type="float" office:value="0.0102036253448758" calcext:value-type="float">
            <text:p>0,01</text:p>
          </table:table-cell>
          <table:table-cell table:style-name="ce4" table:formula="of:=COS(RADIANS([.BJ$4])) * SIN(RADIANS([.$A22]))" office:value-type="float" office:value="0.00765339900121189" calcext:value-type="float">
            <text:p>0,01</text:p>
          </table:table-cell>
          <table:table-cell table:style-name="ce4" table:formula="of:=COS(RADIANS([.BK$4])) * SIN(RADIANS([.$A22]))" office:value-type="float" office:value="0.00510258982158267" calcext:value-type="float">
            <text:p>0,01</text:p>
          </table:table-cell>
          <table:table-cell table:style-name="ce4" table:formula="of:=COS(RADIANS([.BL$4])) * SIN(RADIANS([.$A22]))" office:value-type="float" office:value="0.00255139205998305" calcext:value-type="float">
            <text:p>0,00</text:p>
          </table:table-cell>
          <table:table-cell table:style-name="ce4" table:formula="of:=COS(RADIANS([.BM$4])) * SIN(RADIANS([.$A22]))" office:value-type="float" office:value="1.79026036174977E-017" calcext:value-type="float">
            <text:p>0,00</text:p>
          </table:table-cell>
          <table:table-cell table:formula="of:=90-[.A22]" office:value-type="float" office:value="73" calcext:value-type="float">
            <text:p>73</text:p>
          </table:table-cell>
          <table:table-cell table:number-columns-repeated="958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style-name="ce4" table:formula="of:=COS(RADIANS([.B$4])) * SIN(RADIANS([.$A23]))" office:value-type="float" office:value="0.309016994374947" calcext:value-type="float">
            <text:p>0,31</text:p>
          </table:table-cell>
          <table:table-cell table:style-name="ce4" table:formula="of:=COS(RADIANS([.C$4])) * SIN(RADIANS([.$A23]))" office:value-type="float" office:value="0.307841091416569" calcext:value-type="float">
            <text:p>0,31</text:p>
          </table:table-cell>
          <table:table-cell table:style-name="ce4" table:formula="of:=COS(RADIANS([.D$4])) * SIN(RADIANS([.$A23]))" office:value-type="float" office:value="0.304322331872978" calcext:value-type="float">
            <text:p>0,30</text:p>
          </table:table-cell>
          <table:table-cell table:style-name="ce4" table:formula="of:=COS(RADIANS([.E$4])) * SIN(RADIANS([.$A23]))" office:value-type="float" office:value="0.298487495628985" calcext:value-type="float">
            <text:p>0,30</text:p>
          </table:table-cell>
          <table:table-cell table:style-name="ce4" table:formula="of:=COS(RADIANS([.F$4])) * SIN(RADIANS([.$A23]))" office:value-type="float" office:value="0.290380989311579" calcext:value-type="float">
            <text:p>0,29</text:p>
          </table:table-cell>
          <table:table-cell table:style-name="ce4" table:formula="of:=COS(RADIANS([.G$4])) * SIN(RADIANS([.$A23]))" office:value-type="float" office:value="0.282301071545602" calcext:value-type="float">
            <text:p>0,28</text:p>
          </table:table-cell>
          <table:table-cell table:style-name="ce4" table:formula="of:=COS(RADIANS([.H$4])) * SIN(RADIANS([.$A23]))" office:value-type="float" office:value="0.275336158073158" calcext:value-type="float">
            <text:p>0,28</text:p>
          </table:table-cell>
          <table:table-cell table:style-name="ce4" table:formula="of:=COS(RADIANS([.I$4])) * SIN(RADIANS([.$A23]))" office:value-type="float" office:value="0.267616567329817" calcext:value-type="float">
            <text:p>0,27</text:p>
          </table:table-cell>
          <table:table-cell table:style-name="ce4" table:formula="of:=COS(RADIANS([.J$4])) * SIN(RADIANS([.$A23]))" office:value-type="float" office:value="0.262061273759655" calcext:value-type="float">
            <text:p>0,26</text:p>
          </table:table-cell>
          <table:table-cell table:style-name="ce4" table:formula="of:=COS(RADIANS([.K$4])) * SIN(RADIANS([.$A23]))" office:value-type="float" office:value="0.256186698894861" calcext:value-type="float">
            <text:p>0,26</text:p>
          </table:table-cell>
          <table:table-cell table:style-name="ce4" table:formula="of:=COS(RADIANS([.L$4])) * SIN(RADIANS([.$A23]))" office:value-type="float" office:value="0.25" calcext:value-type="float">
            <text:p>0,25</text:p>
          </table:table-cell>
          <table:table-cell table:style-name="ce4" table:formula="of:=COS(RADIANS([.M$4])) * SIN(RADIANS([.$A23]))" office:value-type="float" office:value="0.243508714614686" calcext:value-type="float">
            <text:p>0,24</text:p>
          </table:table-cell>
          <table:table-cell table:style-name="ce4" table:formula="of:=COS(RADIANS([.N$4])) * SIN(RADIANS([.$A23]))" office:value-type="float" office:value="0.236720751370257" calcext:value-type="float">
            <text:p>0,24</text:p>
          </table:table-cell>
          <table:table-cell table:style-name="ce4" table:formula="of:=COS(RADIANS([.O$4])) * SIN(RADIANS([.$A23]))" office:value-type="float" office:value="0.229644380354319" calcext:value-type="float">
            <text:p>0,23</text:p>
          </table:table-cell>
          <table:table-cell table:style-name="ce4" table:formula="of:=COS(RADIANS([.P$4])) * SIN(RADIANS([.$A23]))" office:value-type="float" office:value="0.222288223034925" calcext:value-type="float">
            <text:p>0,22</text:p>
          </table:table-cell>
          <table:table-cell table:style-name="ce4" table:formula="of:=COS(RADIANS([.Q$4])) * SIN(RADIANS([.$A23]))" office:value-type="float" office:value="0.218508012224411" calcext:value-type="float">
            <text:p>0,22</text:p>
          </table:table-cell>
          <table:table-cell table:style-name="ce4" table:formula="of:=COS(RADIANS([.R$4])) * SIN(RADIANS([.$A23]))" office:value-type="float" office:value="0.214661241756638" calcext:value-type="float">
            <text:p>0,21</text:p>
          </table:table-cell>
          <table:table-cell table:style-name="ce4" table:formula="of:=COS(RADIANS([.S$4])) * SIN(RADIANS([.$A23]))" office:value-type="float" office:value="0.210749083395156" calcext:value-type="float">
            <text:p>0,21</text:p>
          </table:table-cell>
          <table:table-cell table:style-name="ce4" table:formula="of:=COS(RADIANS([.T$4])) * SIN(RADIANS([.$A23]))" office:value-type="float" office:value="0.2067727288213" calcext:value-type="float">
            <text:p>0,21</text:p>
          </table:table-cell>
          <table:table-cell table:style-name="ce4" table:formula="of:=COS(RADIANS([.U$4])) * SIN(RADIANS([.$A23]))" office:value-type="float" office:value="0.202733389271193" calcext:value-type="float">
            <text:p>0,20</text:p>
          </table:table-cell>
          <table:table-cell table:style-name="ce4" table:formula="of:=COS(RADIANS([.V$4])) * SIN(RADIANS([.$A23]))" office:value-type="float" office:value="0.198632295166791" calcext:value-type="float">
            <text:p>0,20</text:p>
          </table:table-cell>
          <table:table-cell table:style-name="ce4" table:formula="of:=COS(RADIANS([.W$4])) * SIN(RADIANS([.$A23]))" office:value-type="float" office:value="0.194470695741087" calcext:value-type="float">
            <text:p>0,19</text:p>
          </table:table-cell>
          <table:table-cell table:style-name="ce4" table:formula="of:=COS(RADIANS([.X$4])) * SIN(RADIANS([.$A23]))" office:value-type="float" office:value="0.190249858657581" calcext:value-type="float">
            <text:p>0,19</text:p>
          </table:table-cell>
          <table:table-cell table:style-name="ce4" table:formula="of:=COS(RADIANS([.Y$4])) * SIN(RADIANS([.$A23]))" office:value-type="float" office:value="0.185971069624135" calcext:value-type="float">
            <text:p>0,19</text:p>
          </table:table-cell>
          <table:table-cell table:style-name="ce4" table:formula="of:=COS(RADIANS([.Z$4])) * SIN(RADIANS([.$A23]))" office:value-type="float" office:value="0.18163563200134" calcext:value-type="float">
            <text:p>0,18</text:p>
          </table:table-cell>
          <table:table-cell table:style-name="ce4" table:formula="of:=COS(RADIANS([.AA$4])) * SIN(RADIANS([.$A23]))" office:value-type="float" office:value="0.177244866405494" calcext:value-type="float">
            <text:p>0,18</text:p>
          </table:table-cell>
          <table:table-cell table:style-name="ce4" table:formula="of:=COS(RADIANS([.AB$4])) * SIN(RADIANS([.$A23]))" office:value-type="float" office:value="0.17280011030633" calcext:value-type="float">
            <text:p>0,17</text:p>
          </table:table-cell>
          <table:table-cell table:style-name="ce4" table:formula="of:=COS(RADIANS([.AC$4])) * SIN(RADIANS([.$A23]))" office:value-type="float" office:value="0.168302717619615" calcext:value-type="float">
            <text:p>0,17</text:p>
          </table:table-cell>
          <table:table-cell table:style-name="ce4" table:formula="of:=COS(RADIANS([.AD$4])) * SIN(RADIANS([.$A23]))" office:value-type="float" office:value="0.163754058294729" calcext:value-type="float">
            <text:p>0,16</text:p>
          </table:table-cell>
          <table:table-cell table:style-name="ce4" table:formula="of:=COS(RADIANS([.AE$4])) * SIN(RADIANS([.$A23]))" office:value-type="float" office:value="0.159155517897364" calcext:value-type="float">
            <text:p>0,16</text:p>
          </table:table-cell>
          <table:table-cell table:style-name="ce4" table:formula="of:=COS(RADIANS([.AF$4])) * SIN(RADIANS([.$A23]))" office:value-type="float" office:value="0.154508497187474" calcext:value-type="float">
            <text:p>0,15</text:p>
          </table:table-cell>
          <table:table-cell table:style-name="ce4" table:formula="of:=COS(RADIANS([.AG$4])) * SIN(RADIANS([.$A23]))" office:value-type="float" office:value="0.149814411692583" calcext:value-type="float">
            <text:p>0,15</text:p>
          </table:table-cell>
          <table:table-cell table:style-name="ce4" table:formula="of:=COS(RADIANS([.AH$4])) * SIN(RADIANS([.$A23]))" office:value-type="float" office:value="0.145074691276605" calcext:value-type="float">
            <text:p>0,15</text:p>
          </table:table-cell>
          <table:table-cell table:style-name="ce4" table:formula="of:=COS(RADIANS([.AI$4])) * SIN(RADIANS([.$A23]))" office:value-type="float" office:value="0.140290779704295" calcext:value-type="float">
            <text:p>0,14</text:p>
          </table:table-cell>
          <table:table-cell table:style-name="ce4" table:formula="of:=COS(RADIANS([.AJ$4])) * SIN(RADIANS([.$A23]))" office:value-type="float" office:value="0.13546413420146" calcext:value-type="float">
            <text:p>0,14</text:p>
          </table:table-cell>
          <table:table-cell table:style-name="ce4" table:formula="of:=COS(RADIANS([.AK$4])) * SIN(RADIANS([.$A23]))" office:value-type="float" office:value="0.130596225011076" calcext:value-type="float">
            <text:p>0,13</text:p>
          </table:table-cell>
          <table:table-cell table:style-name="ce4" table:formula="of:=COS(RADIANS([.AL$4])) * SIN(RADIANS([.$A23]))" office:value-type="float" office:value="0.12568853494544" calcext:value-type="float">
            <text:p>0,13</text:p>
          </table:table-cell>
          <table:table-cell table:style-name="ce4" table:formula="of:=COS(RADIANS([.AM$4])) * SIN(RADIANS([.$A23]))" office:value-type="float" office:value="0.120742558934487" calcext:value-type="float">
            <text:p>0,12</text:p>
          </table:table-cell>
          <table:table-cell table:style-name="ce4" table:formula="of:=COS(RADIANS([.AN$4])) * SIN(RADIANS([.$A23]))" office:value-type="float" office:value="0.115759803570423" calcext:value-type="float">
            <text:p>0,12</text:p>
          </table:table-cell>
          <table:table-cell table:style-name="ce4" table:formula="of:=COS(RADIANS([.AO$4])) * SIN(RADIANS([.$A23]))" office:value-type="float" office:value="0.110741786648801" calcext:value-type="float">
            <text:p>0,11</text:p>
          </table:table-cell>
          <table:table-cell table:style-name="ce4" table:formula="of:=COS(RADIANS([.AP$4])) * SIN(RADIANS([.$A23]))" office:value-type="float" office:value="0.105690036706187" calcext:value-type="float">
            <text:p>0,11</text:p>
          </table:table-cell>
          <table:table-cell table:style-name="ce4" table:formula="of:=COS(RADIANS([.AQ$4])) * SIN(RADIANS([.$A23]))" office:value-type="float" office:value="0.100606092554549" calcext:value-type="float">
            <text:p>0,10</text:p>
          </table:table-cell>
          <table:table-cell table:style-name="ce4" table:formula="of:=COS(RADIANS([.AR$4])) * SIN(RADIANS([.$A23]))" office:value-type="float" office:value="0.0954915028125263" calcext:value-type="float">
            <text:p>0,10</text:p>
          </table:table-cell>
          <table:table-cell table:style-name="ce4" table:formula="of:=COS(RADIANS([.AS$4])) * SIN(RADIANS([.$A23]))" office:value-type="float" office:value="0.0903478254336997" calcext:value-type="float">
            <text:p>0,09</text:p>
          </table:table-cell>
          <table:table-cell table:style-name="ce4" table:formula="of:=COS(RADIANS([.AT$4])) * SIN(RADIANS([.$A23]))" office:value-type="float" office:value="0.085176627232027" calcext:value-type="float">
            <text:p>0,09</text:p>
          </table:table-cell>
          <table:table-cell table:style-name="ce4" table:formula="of:=COS(RADIANS([.AU$4])) * SIN(RADIANS([.$A23]))" office:value-type="float" office:value="0.0799794834045749" calcext:value-type="float">
            <text:p>0,08</text:p>
          </table:table-cell>
          <table:table-cell table:style-name="ce4" table:formula="of:=COS(RADIANS([.AV$4])) * SIN(RADIANS([.$A23]))" office:value-type="float" office:value="0.0747579770516991" calcext:value-type="float">
            <text:p>0,07</text:p>
          </table:table-cell>
          <table:table-cell table:style-name="ce4" table:formula="of:=COS(RADIANS([.AW$4])) * SIN(RADIANS([.$A23]))" office:value-type="float" office:value="0.0695136986948167" calcext:value-type="float">
            <text:p>0,07</text:p>
          </table:table-cell>
          <table:table-cell table:style-name="ce4" table:formula="of:=COS(RADIANS([.AX$4])) * SIN(RADIANS([.$A23]))" office:value-type="float" office:value="0.0642482457919173" calcext:value-type="float">
            <text:p>0,06</text:p>
          </table:table-cell>
          <table:table-cell table:style-name="ce4" table:formula="of:=COS(RADIANS([.AY$4])) * SIN(RADIANS([.$A23]))" office:value-type="float" office:value="0.0589632222509631" calcext:value-type="float">
            <text:p>0,06</text:p>
          </table:table-cell>
          <table:table-cell table:style-name="ce4" table:formula="of:=COS(RADIANS([.AZ$4])) * SIN(RADIANS([.$A23]))" office:value-type="float" office:value="0.0536602379413217" calcext:value-type="float">
            <text:p>0,05</text:p>
          </table:table-cell>
          <table:table-cell table:style-name="ce4" table:formula="of:=COS(RADIANS([.BA$4])) * SIN(RADIANS([.$A23]))" office:value-type="float" office:value="0.0483409082033849" calcext:value-type="float">
            <text:p>0,05</text:p>
          </table:table-cell>
          <table:table-cell table:style-name="ce4" table:formula="of:=COS(RADIANS([.BB$4])) * SIN(RADIANS([.$A23]))" office:value-type="float" office:value="0.0430068533565205" calcext:value-type="float">
            <text:p>0,04</text:p>
          </table:table-cell>
          <table:table-cell table:style-name="ce4" table:formula="of:=COS(RADIANS([.BC$4])) * SIN(RADIANS([.$A23]))" office:value-type="float" office:value="0.037659698205507" calcext:value-type="float">
            <text:p>0,04</text:p>
          </table:table-cell>
          <table:table-cell table:style-name="ce4" table:formula="of:=COS(RADIANS([.BD$4])) * SIN(RADIANS([.$A23]))" office:value-type="float" office:value="0.0323010715456024" calcext:value-type="float">
            <text:p>0,03</text:p>
          </table:table-cell>
          <table:table-cell table:style-name="ce4" table:formula="of:=COS(RADIANS([.BE$4])) * SIN(RADIANS([.$A23]))" office:value-type="float" office:value="0.0269326056663975" calcext:value-type="float">
            <text:p>0,03</text:p>
          </table:table-cell>
          <table:table-cell table:style-name="ce4" table:formula="of:=COS(RADIANS([.BF$4])) * SIN(RADIANS([.$A23]))" office:value-type="float" office:value="0.0215559358546045" calcext:value-type="float">
            <text:p>0,02</text:p>
          </table:table-cell>
          <table:table-cell table:style-name="ce4" table:formula="of:=COS(RADIANS([.BG$4])) * SIN(RADIANS([.$A23]))" office:value-type="float" office:value="0.0161726998959333" calcext:value-type="float">
            <text:p>0,02</text:p>
          </table:table-cell>
          <table:table-cell table:style-name="ce4" table:formula="of:=COS(RADIANS([.BH$4])) * SIN(RADIANS([.$A23]))" office:value-type="float" office:value="0.0134791319801127" calcext:value-type="float">
            <text:p>0,01</text:p>
          </table:table-cell>
          <table:table-cell table:style-name="ce4" table:formula="of:=COS(RADIANS([.BI$4])) * SIN(RADIANS([.$A23]))" office:value-type="float" office:value="0.0107845375762053" calcext:value-type="float">
            <text:p>0,01</text:p>
          </table:table-cell>
          <table:table-cell table:style-name="ce4" table:formula="of:=COS(RADIANS([.BJ$4])) * SIN(RADIANS([.$A23]))" office:value-type="float" office:value="0.00808912188800739" calcext:value-type="float">
            <text:p>0,01</text:p>
          </table:table-cell>
          <table:table-cell table:style-name="ce4" table:formula="of:=COS(RADIANS([.BK$4])) * SIN(RADIANS([.$A23]))" office:value-type="float" office:value="0.00539309018185936" calcext:value-type="float">
            <text:p>0,01</text:p>
          </table:table-cell>
          <table:table-cell table:style-name="ce4" table:formula="of:=COS(RADIANS([.BL$4])) * SIN(RADIANS([.$A23]))" office:value-type="float" office:value="0.00269664777101379" calcext:value-type="float">
            <text:p>0,00</text:p>
          </table:table-cell>
          <table:table-cell table:style-name="ce4" table:formula="of:=COS(RADIANS([.BM$4])) * SIN(RADIANS([.$A23]))" office:value-type="float" office:value="1.89218336521707E-017" calcext:value-type="float">
            <text:p>0,00</text:p>
          </table:table-cell>
          <table:table-cell table:formula="of:=90-[.A23]" office:value-type="float" office:value="72" calcext:value-type="float">
            <text:p>72</text:p>
          </table:table-cell>
          <table:table-cell table:number-columns-repeated="958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style-name="ce4" table:formula="of:=COS(RADIANS([.B$4])) * SIN(RADIANS([.$A24]))" office:value-type="float" office:value="0.325568154457157" calcext:value-type="float">
            <text:p>0,33</text:p>
          </table:table-cell>
          <table:table-cell table:style-name="ce4" table:formula="of:=COS(RADIANS([.C$4])) * SIN(RADIANS([.$A24]))" office:value-type="float" office:value="0.324329269337734" calcext:value-type="float">
            <text:p>0,32</text:p>
          </table:table-cell>
          <table:table-cell table:style-name="ce4" table:formula="of:=COS(RADIANS([.D$4])) * SIN(RADIANS([.$A24]))" office:value-type="float" office:value="0.320622042643284" calcext:value-type="float">
            <text:p>0,32</text:p>
          </table:table-cell>
          <table:table-cell table:style-name="ce4" table:formula="of:=COS(RADIANS([.E$4])) * SIN(RADIANS([.$A24]))" office:value-type="float" office:value="0.314474688607436" calcext:value-type="float">
            <text:p>0,31</text:p>
          </table:table-cell>
          <table:table-cell table:style-name="ce4" table:formula="of:=COS(RADIANS([.F$4])) * SIN(RADIANS([.$A24]))" office:value-type="float" office:value="0.305933992306277" calcext:value-type="float">
            <text:p>0,31</text:p>
          </table:table-cell>
          <table:table-cell table:style-name="ce4" table:formula="of:=COS(RADIANS([.G$4])) * SIN(RADIANS([.$A24]))" office:value-type="float" office:value="0.29742130865742" calcext:value-type="float">
            <text:p>0,30</text:p>
          </table:table-cell>
          <table:table-cell table:style-name="ce4" table:formula="of:=COS(RADIANS([.H$4])) * SIN(RADIANS([.$A24]))" office:value-type="float" office:value="0.290083349689293" calcext:value-type="float">
            <text:p>0,29</text:p>
          </table:table-cell>
          <table:table-cell table:style-name="ce4" table:formula="of:=COS(RADIANS([.I$4])) * SIN(RADIANS([.$A24]))" office:value-type="float" office:value="0.281950292423114" calcext:value-type="float">
            <text:p>0,28</text:p>
          </table:table-cell>
          <table:table-cell table:style-name="ce4" table:formula="of:=COS(RADIANS([.J$4])) * SIN(RADIANS([.$A24]))" office:value-type="float" office:value="0.276097453556553" calcext:value-type="float">
            <text:p>0,28</text:p>
          </table:table-cell>
          <table:table-cell table:style-name="ce4" table:formula="of:=COS(RADIANS([.K$4])) * SIN(RADIANS([.$A24]))" office:value-type="float" office:value="0.269908232472386" calcext:value-type="float">
            <text:p>0,27</text:p>
          </table:table-cell>
          <table:table-cell table:style-name="ce4" table:formula="of:=COS(RADIANS([.L$4])) * SIN(RADIANS([.$A24]))" office:value-type="float" office:value="0.263390169783128" calcext:value-type="float">
            <text:p>0,26</text:p>
          </table:table-cell>
          <table:table-cell table:style-name="ce4" table:formula="of:=COS(RADIANS([.M$4])) * SIN(RADIANS([.$A24]))" office:value-type="float" office:value="0.256551206744134" calcext:value-type="float">
            <text:p>0,26</text:p>
          </table:table-cell>
          <table:table-cell table:style-name="ce4" table:formula="of:=COS(RADIANS([.N$4])) * SIN(RADIANS([.$A24]))" office:value-type="float" office:value="0.249399675578406" calcext:value-type="float">
            <text:p>0,25</text:p>
          </table:table-cell>
          <table:table-cell table:style-name="ce4" table:formula="of:=COS(RADIANS([.O$4])) * SIN(RADIANS([.$A24]))" office:value-type="float" office:value="0.241944289325061" calcext:value-type="float">
            <text:p>0,24</text:p>
          </table:table-cell>
          <table:table-cell table:style-name="ce4" table:formula="of:=COS(RADIANS([.P$4])) * SIN(RADIANS([.$A24]))" office:value-type="float" office:value="0.234194131223834" calcext:value-type="float">
            <text:p>0,23</text:p>
          </table:table-cell>
          <table:table-cell table:style-name="ce4" table:formula="of:=COS(RADIANS([.Q$4])) * SIN(RADIANS([.$A24]))" office:value-type="float" office:value="0.230211449755045" calcext:value-type="float">
            <text:p>0,23</text:p>
          </table:table-cell>
          <table:table-cell table:style-name="ce4" table:formula="of:=COS(RADIANS([.R$4])) * SIN(RADIANS([.$A24]))" office:value-type="float" office:value="0.226158643648552" calcext:value-type="float">
            <text:p>0,23</text:p>
          </table:table-cell>
          <table:table-cell table:style-name="ce4" table:formula="of:=COS(RADIANS([.S$4])) * SIN(RADIANS([.$A24]))" office:value-type="float" office:value="0.222036947428355" calcext:value-type="float">
            <text:p>0,22</text:p>
          </table:table-cell>
          <table:table-cell table:style-name="ce4" table:formula="of:=COS(RADIANS([.T$4])) * SIN(RADIANS([.$A24]))" office:value-type="float" office:value="0.217847616603052" calcext:value-type="float">
            <text:p>0,22</text:p>
          </table:table-cell>
          <table:table-cell table:style-name="ce4" table:formula="of:=COS(RADIANS([.U$4])) * SIN(RADIANS([.$A24]))" office:value-type="float" office:value="0.213591927283394" calcext:value-type="float">
            <text:p>0,21</text:p>
          </table:table-cell>
          <table:table-cell table:style-name="ce4" table:formula="of:=COS(RADIANS([.V$4])) * SIN(RADIANS([.$A24]))" office:value-type="float" office:value="0.209271175793574" calcext:value-type="float">
            <text:p>0,21</text:p>
          </table:table-cell>
          <table:table-cell table:style-name="ce4" table:formula="of:=COS(RADIANS([.W$4])) * SIN(RADIANS([.$A24]))" office:value-type="float" office:value="0.204886678276352" calcext:value-type="float">
            <text:p>0,20</text:p>
          </table:table-cell>
          <table:table-cell table:style-name="ce4" table:formula="of:=COS(RADIANS([.X$4])) * SIN(RADIANS([.$A24]))" office:value-type="float" office:value="0.200439770292145" calcext:value-type="float">
            <text:p>0,20</text:p>
          </table:table-cell>
          <table:table-cell table:style-name="ce4" table:formula="of:=COS(RADIANS([.Y$4])) * SIN(RADIANS([.$A24]))" office:value-type="float" office:value="0.195931806412203" calcext:value-type="float">
            <text:p>0,20</text:p>
          </table:table-cell>
          <table:table-cell table:style-name="ce4" table:formula="of:=COS(RADIANS([.Z$4])) * SIN(RADIANS([.$A24]))" office:value-type="float" office:value="0.191364159805995" calcext:value-type="float">
            <text:p>0,19</text:p>
          </table:table-cell>
          <table:table-cell table:style-name="ce4" table:formula="of:=COS(RADIANS([.AA$4])) * SIN(RADIANS([.$A24]))" office:value-type="float" office:value="0.186738221822923" calcext:value-type="float">
            <text:p>0,19</text:p>
          </table:table-cell>
          <table:table-cell table:style-name="ce4" table:formula="of:=COS(RADIANS([.AB$4])) * SIN(RADIANS([.$A24]))" office:value-type="float" office:value="0.18205540156851" calcext:value-type="float">
            <text:p>0,18</text:p>
          </table:table-cell>
          <table:table-cell table:style-name="ce4" table:formula="of:=COS(RADIANS([.AC$4])) * SIN(RADIANS([.$A24]))" office:value-type="float" office:value="0.177317125475169" calcext:value-type="float">
            <text:p>0,18</text:p>
          </table:table-cell>
          <table:table-cell table:style-name="ce4" table:formula="of:=COS(RADIANS([.AD$4])) * SIN(RADIANS([.$A24]))" office:value-type="float" office:value="0.172524836867699" calcext:value-type="float">
            <text:p>0,17</text:p>
          </table:table-cell>
          <table:table-cell table:style-name="ce4" table:formula="of:=COS(RADIANS([.AE$4])) * SIN(RADIANS([.$A24]))" office:value-type="float" office:value="0.167679995523633" calcext:value-type="float">
            <text:p>0,17</text:p>
          </table:table-cell>
          <table:table-cell table:style-name="ce4" table:formula="of:=COS(RADIANS([.AF$4])) * SIN(RADIANS([.$A24]))" office:value-type="float" office:value="0.162784077228578" calcext:value-type="float">
            <text:p>0,16</text:p>
          </table:table-cell>
          <table:table-cell table:style-name="ce4" table:formula="of:=COS(RADIANS([.AG$4])) * SIN(RADIANS([.$A24]))" office:value-type="float" office:value="0.157838573326675" calcext:value-type="float">
            <text:p>0,16</text:p>
          </table:table-cell>
          <table:table-cell table:style-name="ce4" table:formula="of:=COS(RADIANS([.AH$4])) * SIN(RADIANS([.$A24]))" office:value-type="float" office:value="0.15284499026632" calcext:value-type="float">
            <text:p>0,15</text:p>
          </table:table-cell>
          <table:table-cell table:style-name="ce4" table:formula="of:=COS(RADIANS([.AI$4])) * SIN(RADIANS([.$A24]))" office:value-type="float" office:value="0.147804849141287" calcext:value-type="float">
            <text:p>0,15</text:p>
          </table:table-cell>
          <table:table-cell table:style-name="ce4" table:formula="of:=COS(RADIANS([.AJ$4])) * SIN(RADIANS([.$A24]))" office:value-type="float" office:value="0.142719685227387" calcext:value-type="float">
            <text:p>0,14</text:p>
          </table:table-cell>
          <table:table-cell table:style-name="ce4" table:formula="of:=COS(RADIANS([.AK$4])) * SIN(RADIANS([.$A24]))" office:value-type="float" office:value="0.137591047514811" calcext:value-type="float">
            <text:p>0,14</text:p>
          </table:table-cell>
          <table:table-cell table:style-name="ce4" table:formula="of:=COS(RADIANS([.AL$4])) * SIN(RADIANS([.$A24]))" office:value-type="float" office:value="0.132420498236288" calcext:value-type="float">
            <text:p>0,13</text:p>
          </table:table-cell>
          <table:table-cell table:style-name="ce4" table:formula="of:=COS(RADIANS([.AM$4])) * SIN(RADIANS([.$A24]))" office:value-type="float" office:value="0.127209612391215" calcext:value-type="float">
            <text:p>0,13</text:p>
          </table:table-cell>
          <table:table-cell table:style-name="ce4" table:formula="of:=COS(RADIANS([.AN$4])) * SIN(RADIANS([.$A24]))" office:value-type="float" office:value="0.121959977265901" calcext:value-type="float">
            <text:p>0,12</text:p>
          </table:table-cell>
          <table:table-cell table:style-name="ce4" table:formula="of:=COS(RADIANS([.AO$4])) * SIN(RADIANS([.$A24]))" office:value-type="float" office:value="0.116673191950059" calcext:value-type="float">
            <text:p>0,12</text:p>
          </table:table-cell>
          <table:table-cell table:style-name="ce4" table:formula="of:=COS(RADIANS([.AP$4])) * SIN(RADIANS([.$A24]))" office:value-type="float" office:value="0.11135086684971" calcext:value-type="float">
            <text:p>0,11</text:p>
          </table:table-cell>
          <table:table-cell table:style-name="ce4" table:formula="of:=COS(RADIANS([.AQ$4])) * SIN(RADIANS([.$A24]))" office:value-type="float" office:value="0.105994623196639" calcext:value-type="float">
            <text:p>0,11</text:p>
          </table:table-cell>
          <table:table-cell table:style-name="ce4" table:formula="of:=COS(RADIANS([.AR$4])) * SIN(RADIANS([.$A24]))" office:value-type="float" office:value="0.100606092554549" calcext:value-type="float">
            <text:p>0,10</text:p>
          </table:table-cell>
          <table:table-cell table:style-name="ce4" table:formula="of:=COS(RADIANS([.AS$4])) * SIN(RADIANS([.$A24]))" office:value-type="float" office:value="0.0951869163220742" calcext:value-type="float">
            <text:p>0,10</text:p>
          </table:table-cell>
          <table:table-cell table:style-name="ce4" table:formula="of:=COS(RADIANS([.AT$4])) * SIN(RADIANS([.$A24]))" office:value-type="float" office:value="0.089738745232791" calcext:value-type="float">
            <text:p>0,09</text:p>
          </table:table-cell>
          <table:table-cell table:style-name="ce4" table:formula="of:=COS(RADIANS([.AU$4])) * SIN(RADIANS([.$A24]))" office:value-type="float" office:value="0.0842632388523913" calcext:value-type="float">
            <text:p>0,08</text:p>
          </table:table-cell>
          <table:table-cell table:style-name="ce4" table:formula="of:=COS(RADIANS([.AV$4])) * SIN(RADIANS([.$A24]))" office:value-type="float" office:value="0.0787620650731607" calcext:value-type="float">
            <text:p>0,08</text:p>
          </table:table-cell>
          <table:table-cell table:style-name="ce4" table:formula="of:=COS(RADIANS([.AW$4])) * SIN(RADIANS([.$A24]))" office:value-type="float" office:value="0.0732368996059237" calcext:value-type="float">
            <text:p>0,07</text:p>
          </table:table-cell>
          <table:table-cell table:style-name="ce4" table:formula="of:=COS(RADIANS([.AX$4])) * SIN(RADIANS([.$A24]))" office:value-type="float" office:value="0.0676894254696049" calcext:value-type="float">
            <text:p>0,07</text:p>
          </table:table-cell>
          <table:table-cell table:style-name="ce4" table:formula="of:=COS(RADIANS([.AY$4])) * SIN(RADIANS([.$A24]))" office:value-type="float" office:value="0.0621213324785659" calcext:value-type="float">
            <text:p>0,06</text:p>
          </table:table-cell>
          <table:table-cell table:style-name="ce4" table:formula="of:=COS(RADIANS([.AZ$4])) * SIN(RADIANS([.$A24]))" office:value-type="float" office:value="0.056534316727871" calcext:value-type="float">
            <text:p>0,06</text:p>
          </table:table-cell>
          <table:table-cell table:style-name="ce4" table:formula="of:=COS(RADIANS([.BA$4])) * SIN(RADIANS([.$A24]))" office:value-type="float" office:value="0.0509300800766406" calcext:value-type="float">
            <text:p>0,05</text:p>
          </table:table-cell>
          <table:table-cell table:style-name="ce4" table:formula="of:=COS(RADIANS([.BB$4])) * SIN(RADIANS([.$A24]))" office:value-type="float" office:value="0.0453103296296481" calcext:value-type="float">
            <text:p>0,05</text:p>
          </table:table-cell>
          <table:table-cell table:style-name="ce4" table:formula="of:=COS(RADIANS([.BC$4])) * SIN(RADIANS([.$A24]))" office:value-type="float" office:value="0.0396767772173193" calcext:value-type="float">
            <text:p>0,04</text:p>
          </table:table-cell>
          <table:table-cell table:style-name="ce4" table:formula="of:=COS(RADIANS([.BD$4])) * SIN(RADIANS([.$A24]))" office:value-type="float" office:value="0.0340311388742926" calcext:value-type="float">
            <text:p>0,03</text:p>
          </table:table-cell>
          <table:table-cell table:style-name="ce4" table:formula="of:=COS(RADIANS([.BE$4])) * SIN(RADIANS([.$A24]))" office:value-type="float" office:value="0.0283751343166978" calcext:value-type="float">
            <text:p>0,03</text:p>
          </table:table-cell>
          <table:table-cell table:style-name="ce4" table:formula="of:=COS(RADIANS([.BF$4])) * SIN(RADIANS([.$A24]))" office:value-type="float" office:value="0.022710486418314" calcext:value-type="float">
            <text:p>0,02</text:p>
          </table:table-cell>
          <table:table-cell table:style-name="ce4" table:formula="of:=COS(RADIANS([.BG$4])) * SIN(RADIANS([.$A24]))" office:value-type="float" office:value="0.0170389206857658" calcext:value-type="float">
            <text:p>0,02</text:p>
          </table:table-cell>
          <table:table-cell table:style-name="ce4" table:formula="of:=COS(RADIANS([.BH$4])) * SIN(RADIANS([.$A24]))" office:value-type="float" office:value="0.0142010834430843" calcext:value-type="float">
            <text:p>0,01</text:p>
          </table:table-cell>
          <table:table-cell table:style-name="ce4" table:formula="of:=COS(RADIANS([.BI$4])) * SIN(RADIANS([.$A24]))" office:value-type="float" office:value="0.0113621647329169" calcext:value-type="float">
            <text:p>0,01</text:p>
          </table:table-cell>
          <table:table-cell table:style-name="ce4" table:formula="of:=COS(RADIANS([.BJ$4])) * SIN(RADIANS([.$A24]))" office:value-type="float" office:value="0.00852238074991472" calcext:value-type="float">
            <text:p>0,01</text:p>
          </table:table-cell>
          <table:table-cell table:style-name="ce4" table:formula="of:=COS(RADIANS([.BK$4])) * SIN(RADIANS([.$A24]))" office:value-type="float" office:value="0.00568194775462262" calcext:value-type="float">
            <text:p>0,01</text:p>
          </table:table-cell>
          <table:table-cell table:style-name="ce4" table:formula="of:=COS(RADIANS([.BL$4])) * SIN(RADIANS([.$A24]))" office:value-type="float" office:value="0.00284108205701045" calcext:value-type="float">
            <text:p>0,00</text:p>
          </table:table-cell>
          <table:table-cell table:style-name="ce4" table:formula="of:=COS(RADIANS([.BM$4])) * SIN(RADIANS([.$A24]))" office:value-type="float" office:value="1.99352999130134E-017" calcext:value-type="float">
            <text:p>0,00</text:p>
          </table:table-cell>
          <table:table-cell table:formula="of:=90-[.A24]" office:value-type="float" office:value="71" calcext:value-type="float">
            <text:p>71</text:p>
          </table:table-cell>
          <table:table-cell table:number-columns-repeated="958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style-name="ce4" table:formula="of:=COS(RADIANS([.B$4])) * SIN(RADIANS([.$A25]))" office:value-type="float" office:value="0.342020143325669" calcext:value-type="float">
            <text:p>0,34</text:p>
          </table:table-cell>
          <table:table-cell table:style-name="ce4" table:formula="of:=COS(RADIANS([.C$4])) * SIN(RADIANS([.$A25]))" office:value-type="float" office:value="0.34071865342161" calcext:value-type="float">
            <text:p>0,34</text:p>
          </table:table-cell>
          <table:table-cell table:style-name="ce4" table:formula="of:=COS(RADIANS([.D$4])) * SIN(RADIANS([.$A25]))" office:value-type="float" office:value="0.336824088833465" calcext:value-type="float">
            <text:p>0,34</text:p>
          </table:table-cell>
          <table:table-cell table:style-name="ce4" table:formula="of:=COS(RADIANS([.E$4])) * SIN(RADIANS([.$A25]))" office:value-type="float" office:value="0.330366089549352" calcext:value-type="float">
            <text:p>0,33</text:p>
          </table:table-cell>
          <table:table-cell table:style-name="ce4" table:formula="of:=COS(RADIANS([.F$4])) * SIN(RADIANS([.$A25]))" office:value-type="float" office:value="0.32139380484327" calcext:value-type="float">
            <text:p>0,32</text:p>
          </table:table-cell>
          <table:table-cell table:style-name="ce4" table:formula="of:=COS(RADIANS([.G$4])) * SIN(RADIANS([.$A25]))" office:value-type="float" office:value="0.312450948357436" calcext:value-type="float">
            <text:p>0,31</text:p>
          </table:table-cell>
          <table:table-cell table:style-name="ce4" table:formula="of:=COS(RADIANS([.H$4])) * SIN(RADIANS([.$A25]))" office:value-type="float" office:value="0.304742179107012" calcext:value-type="float">
            <text:p>0,30</text:p>
          </table:table-cell>
          <table:table-cell table:style-name="ce4" table:formula="of:=COS(RADIANS([.I$4])) * SIN(RADIANS([.$A25]))" office:value-type="float" office:value="0.296198132726024" calcext:value-type="float">
            <text:p>0,30</text:p>
          </table:table-cell>
          <table:table-cell table:style-name="ce4" table:formula="of:=COS(RADIANS([.J$4])) * SIN(RADIANS([.$A25]))" office:value-type="float" office:value="0.290049531394481" calcext:value-type="float">
            <text:p>0,29</text:p>
          </table:table-cell>
          <table:table-cell table:style-name="ce4" table:formula="of:=COS(RADIANS([.K$4])) * SIN(RADIANS([.$A25]))" office:value-type="float" office:value="0.28354754938764" calcext:value-type="float">
            <text:p>0,28</text:p>
          </table:table-cell>
          <table:table-cell table:style-name="ce4" table:formula="of:=COS(RADIANS([.L$4])) * SIN(RADIANS([.$A25]))" office:value-type="float" office:value="0.276700108369021" calcext:value-type="float">
            <text:p>0,28</text:p>
          </table:table-cell>
          <table:table-cell table:style-name="ce4" table:formula="of:=COS(RADIANS([.M$4])) * SIN(RADIANS([.$A25]))" office:value-type="float" office:value="0.269515550890739" calcext:value-type="float">
            <text:p>0,27</text:p>
          </table:table-cell>
          <table:table-cell table:style-name="ce4" table:formula="of:=COS(RADIANS([.N$4])) * SIN(RADIANS([.$A25]))" office:value-type="float" office:value="0.262002630229385" calcext:value-type="float">
            <text:p>0,26</text:p>
          </table:table-cell>
          <table:table-cell table:style-name="ce4" table:formula="of:=COS(RADIANS([.O$4])) * SIN(RADIANS([.$A25]))" office:value-type="float" office:value="0.254170499721507" calcext:value-type="float">
            <text:p>0,25</text:p>
          </table:table-cell>
          <table:table-cell table:style-name="ce4" table:formula="of:=COS(RADIANS([.P$4])) * SIN(RADIANS([.$A25]))" office:value-type="float" office:value="0.246028701611683" calcext:value-type="float">
            <text:p>0,25</text:p>
          </table:table-cell>
          <table:table-cell table:style-name="ce4" table:formula="of:=COS(RADIANS([.Q$4])) * SIN(RADIANS([.$A25]))" office:value-type="float" office:value="0.241844762647975" calcext:value-type="float">
            <text:p>0,24</text:p>
          </table:table-cell>
          <table:table-cell table:style-name="ce4" table:formula="of:=COS(RADIANS([.R$4])) * SIN(RADIANS([.$A25]))" office:value-type="float" office:value="0.237587155426762" calcext:value-type="float">
            <text:p>0,24</text:p>
          </table:table-cell>
          <table:table-cell table:style-name="ce4" table:formula="of:=COS(RADIANS([.S$4])) * SIN(RADIANS([.$A25]))" office:value-type="float" office:value="0.233257176856447" calcext:value-type="float">
            <text:p>0,23</text:p>
          </table:table-cell>
          <table:table-cell table:style-name="ce4" table:formula="of:=COS(RADIANS([.T$4])) * SIN(RADIANS([.$A25]))" office:value-type="float" office:value="0.228856145890448" calcext:value-type="float">
            <text:p>0,23</text:p>
          </table:table-cell>
          <table:table-cell table:style-name="ce4" table:formula="of:=COS(RADIANS([.U$4])) * SIN(RADIANS([.$A25]))" office:value-type="float" office:value="0.224385403125432" calcext:value-type="float">
            <text:p>0,22</text:p>
          </table:table-cell>
          <table:table-cell table:style-name="ce4" table:formula="of:=COS(RADIANS([.V$4])) * SIN(RADIANS([.$A25]))" office:value-type="float" office:value="0.219846310392954" calcext:value-type="float">
            <text:p>0,22</text:p>
          </table:table-cell>
          <table:table-cell table:style-name="ce4" table:formula="of:=COS(RADIANS([.W$4])) * SIN(RADIANS([.$A25]))" office:value-type="float" office:value="0.215240250344631" calcext:value-type="float">
            <text:p>0,22</text:p>
          </table:table-cell>
          <table:table-cell table:style-name="ce4" table:formula="of:=COS(RADIANS([.X$4])) * SIN(RADIANS([.$A25]))" office:value-type="float" office:value="0.210568626030974" calcext:value-type="float">
            <text:p>0,21</text:p>
          </table:table-cell>
          <table:table-cell table:style-name="ce4" table:formula="of:=COS(RADIANS([.Y$4])) * SIN(RADIANS([.$A25]))" office:value-type="float" office:value="0.205832860474004" calcext:value-type="float">
            <text:p>0,21</text:p>
          </table:table-cell>
          <table:table-cell table:style-name="ce4" table:formula="of:=COS(RADIANS([.Z$4])) * SIN(RADIANS([.$A25]))" office:value-type="float" office:value="0.201034396233786" calcext:value-type="float">
            <text:p>0,20</text:p>
          </table:table-cell>
          <table:table-cell table:style-name="ce4" table:formula="of:=COS(RADIANS([.AA$4])) * SIN(RADIANS([.$A25]))" office:value-type="float" office:value="0.196174694969011" calcext:value-type="float">
            <text:p>0,20</text:p>
          </table:table-cell>
          <table:table-cell table:style-name="ce4" table:formula="of:=COS(RADIANS([.AB$4])) * SIN(RADIANS([.$A25]))" office:value-type="float" office:value="0.191255236991762" calcext:value-type="float">
            <text:p>0,19</text:p>
          </table:table-cell>
          <table:table-cell table:style-name="ce4" table:formula="of:=COS(RADIANS([.AC$4])) * SIN(RADIANS([.$A25]))" office:value-type="float" office:value="0.186277520816593" calcext:value-type="float">
            <text:p>0,19</text:p>
          </table:table-cell>
          <table:table-cell table:style-name="ce4" table:formula="of:=COS(RADIANS([.AD$4])) * SIN(RADIANS([.$A25]))" office:value-type="float" office:value="0.181243062704074" calcext:value-type="float">
            <text:p>0,18</text:p>
          </table:table-cell>
          <table:table-cell table:style-name="ce4" table:formula="of:=COS(RADIANS([.AE$4])) * SIN(RADIANS([.$A25]))" office:value-type="float" office:value="0.176153396198913" calcext:value-type="float">
            <text:p>0,18</text:p>
          </table:table-cell>
          <table:table-cell table:style-name="ce4" table:formula="of:=COS(RADIANS([.AF$4])) * SIN(RADIANS([.$A25]))" office:value-type="float" office:value="0.171010071662834" calcext:value-type="float">
            <text:p>0,17</text:p>
          </table:table-cell>
          <table:table-cell table:style-name="ce4" table:formula="of:=COS(RADIANS([.AG$4])) * SIN(RADIANS([.$A25]))" office:value-type="float" office:value="0.165814655802315" calcext:value-type="float">
            <text:p>0,17</text:p>
          </table:table-cell>
          <table:table-cell table:style-name="ce4" table:formula="of:=COS(RADIANS([.AH$4])) * SIN(RADIANS([.$A25]))" office:value-type="float" office:value="0.160568731191356" calcext:value-type="float">
            <text:p>0,16</text:p>
          </table:table-cell>
          <table:table-cell table:style-name="ce4" table:formula="of:=COS(RADIANS([.AI$4])) * SIN(RADIANS([.$A25]))" office:value-type="float" office:value="0.155273895789412" calcext:value-type="float">
            <text:p>0,16</text:p>
          </table:table-cell>
          <table:table-cell table:style-name="ce4" table:formula="of:=COS(RADIANS([.AJ$4])) * SIN(RADIANS([.$A25]))" office:value-type="float" office:value="0.149931762454638" calcext:value-type="float">
            <text:p>0,15</text:p>
          </table:table-cell>
          <table:table-cell table:style-name="ce4" table:formula="of:=COS(RADIANS([.AK$4])) * SIN(RADIANS([.$A25]))" office:value-type="float" office:value="0.144543958452599" calcext:value-type="float">
            <text:p>0,14</text:p>
          </table:table-cell>
          <table:table-cell table:style-name="ce4" table:formula="of:=COS(RADIANS([.AL$4])) * SIN(RADIANS([.$A25]))" office:value-type="float" office:value="0.139112124960587" calcext:value-type="float">
            <text:p>0,14</text:p>
          </table:table-cell>
          <table:table-cell table:style-name="ce4" table:formula="of:=COS(RADIANS([.AM$4])) * SIN(RADIANS([.$A25]))" office:value-type="float" office:value="0.133637916567702" calcext:value-type="float">
            <text:p>0,13</text:p>
          </table:table-cell>
          <table:table-cell table:style-name="ce4" table:formula="of:=COS(RADIANS([.AN$4])) * SIN(RADIANS([.$A25]))" office:value-type="float" office:value="0.128123000770851" calcext:value-type="float">
            <text:p>0,13</text:p>
          </table:table-cell>
          <table:table-cell table:style-name="ce4" table:formula="of:=COS(RADIANS([.AO$4])) * SIN(RADIANS([.$A25]))" office:value-type="float" office:value="0.12256905746681" calcext:value-type="float">
            <text:p>0,12</text:p>
          </table:table-cell>
          <table:table-cell table:style-name="ce4" table:formula="of:=COS(RADIANS([.AP$4])) * SIN(RADIANS([.$A25]))" office:value-type="float" office:value="0.116977778440511" calcext:value-type="float">
            <text:p>0,12</text:p>
          </table:table-cell>
          <table:table-cell table:style-name="ce4" table:formula="of:=COS(RADIANS([.AQ$4])) * SIN(RADIANS([.$A25]))" office:value-type="float" office:value="0.11135086684971" calcext:value-type="float">
            <text:p>0,11</text:p>
          </table:table-cell>
          <table:table-cell table:style-name="ce4" table:formula="of:=COS(RADIANS([.AR$4])) * SIN(RADIANS([.$A25]))" office:value-type="float" office:value="0.105690036706187" calcext:value-type="float">
            <text:p>0,11</text:p>
          </table:table-cell>
          <table:table-cell table:style-name="ce4" table:formula="of:=COS(RADIANS([.AS$4])) * SIN(RADIANS([.$A25]))" office:value-type="float" office:value="0.0999970123536405" calcext:value-type="float">
            <text:p>0,10</text:p>
          </table:table-cell>
          <table:table-cell table:style-name="ce4" table:formula="of:=COS(RADIANS([.AT$4])) * SIN(RADIANS([.$A25]))" office:value-type="float" office:value="0.0942735279424384" calcext:value-type="float">
            <text:p>0,09</text:p>
          </table:table-cell>
          <table:table-cell table:style-name="ce4" table:formula="of:=COS(RADIANS([.AU$4])) * SIN(RADIANS([.$A25]))" office:value-type="float" office:value="0.0885213269013769" calcext:value-type="float">
            <text:p>0,09</text:p>
          </table:table-cell>
          <table:table-cell table:style-name="ce4" table:formula="of:=COS(RADIANS([.AV$4])) * SIN(RADIANS([.$A25]))" office:value-type="float" office:value="0.0827421614066158" calcext:value-type="float">
            <text:p>0,08</text:p>
          </table:table-cell>
          <table:table-cell table:style-name="ce4" table:formula="of:=COS(RADIANS([.AW$4])) * SIN(RADIANS([.$A25]))" office:value-type="float" office:value="0.0769377918479491" calcext:value-type="float">
            <text:p>0,08</text:p>
          </table:table-cell>
          <table:table-cell table:style-name="ce4" table:formula="of:=COS(RADIANS([.AX$4])) * SIN(RADIANS([.$A25]))" office:value-type="float" office:value="0.0711099862925721" calcext:value-type="float">
            <text:p>0,07</text:p>
          </table:table-cell>
          <table:table-cell table:style-name="ce4" table:formula="of:=COS(RADIANS([.AY$4])) * SIN(RADIANS([.$A25]))" office:value-type="float" office:value="0.0652605199465127" calcext:value-type="float">
            <text:p>0,07</text:p>
          </table:table-cell>
          <table:table-cell table:style-name="ce4" table:formula="of:=COS(RADIANS([.AZ$4])) * SIN(RADIANS([.$A25]))" office:value-type="float" office:value="0.0593911746138847" calcext:value-type="float">
            <text:p>0,06</text:p>
          </table:table-cell>
          <table:table-cell table:style-name="ce4" table:formula="of:=COS(RADIANS([.BA$4])) * SIN(RADIANS([.$A25]))" office:value-type="float" office:value="0.0535037381541341" calcext:value-type="float">
            <text:p>0,05</text:p>
          </table:table-cell>
          <table:table-cell table:style-name="ce4" table:formula="of:=COS(RADIANS([.BB$4])) * SIN(RADIANS([.$A25]))" office:value-type="float" office:value="0.0476000039374394" calcext:value-type="float">
            <text:p>0,05</text:p>
          </table:table-cell>
          <table:table-cell table:style-name="ce4" table:formula="of:=COS(RADIANS([.BC$4])) * SIN(RADIANS([.$A25]))" office:value-type="float" office:value="0.0416817702984337" calcext:value-type="float">
            <text:p>0,04</text:p>
          </table:table-cell>
          <table:table-cell table:style-name="ce4" table:formula="of:=COS(RADIANS([.BD$4])) * SIN(RADIANS([.$A25]))" office:value-type="float" office:value="0.0357508399884147" calcext:value-type="float">
            <text:p>0,04</text:p>
          </table:table-cell>
          <table:table-cell table:style-name="ce4" table:formula="of:=COS(RADIANS([.BE$4])) * SIN(RADIANS([.$A25]))" office:value-type="float" office:value="0.0298090196262092" calcext:value-type="float">
            <text:p>0,03</text:p>
          </table:table-cell>
          <table:table-cell table:style-name="ce4" table:formula="of:=COS(RADIANS([.BF$4])) * SIN(RADIANS([.$A25]))" office:value-type="float" office:value="0.023858119147859" calcext:value-type="float">
            <text:p>0,02</text:p>
          </table:table-cell>
          <table:table-cell table:style-name="ce4" table:formula="of:=COS(RADIANS([.BG$4])) * SIN(RADIANS([.$A25]))" office:value-type="float" office:value="0.0178999512552976" calcext:value-type="float">
            <text:p>0,02</text:p>
          </table:table-cell>
          <table:table-cell table:style-name="ce4" table:formula="of:=COS(RADIANS([.BH$4])) * SIN(RADIANS([.$A25]))" office:value-type="float" office:value="0.0149187091184701" calcext:value-type="float">
            <text:p>0,01</text:p>
          </table:table-cell>
          <table:table-cell table:style-name="ce4" table:formula="of:=COS(RADIANS([.BI$4])) * SIN(RADIANS([.$A25]))" office:value-type="float" office:value="0.0119363308641831" calcext:value-type="float">
            <text:p>0,01</text:p>
          </table:table-cell>
          <table:table-cell table:style-name="ce4" table:formula="of:=COS(RADIANS([.BJ$4])) * SIN(RADIANS([.$A25]))" office:value-type="float" office:value="0.00895304361208747" calcext:value-type="float">
            <text:p>0,01</text:p>
          </table:table-cell>
          <table:table-cell table:style-name="ce4" table:formula="of:=COS(RADIANS([.BK$4])) * SIN(RADIANS([.$A25]))" office:value-type="float" office:value="0.00596907455105756" calcext:value-type="float">
            <text:p>0,01</text:p>
          </table:table-cell>
          <table:table-cell table:style-name="ce4" table:formula="of:=COS(RADIANS([.BL$4])) * SIN(RADIANS([.$A25]))" office:value-type="float" office:value="0.00298465092189038" calcext:value-type="float">
            <text:p>0,00</text:p>
          </table:table-cell>
          <table:table-cell table:style-name="ce4" table:formula="of:=COS(RADIANS([.BM$4])) * SIN(RADIANS([.$A25]))" office:value-type="float" office:value="2.0942693688385E-017" calcext:value-type="float">
            <text:p>0,00</text:p>
          </table:table-cell>
          <table:table-cell table:formula="of:=90-[.A25]" office:value-type="float" office:value="70" calcext:value-type="float">
            <text:p>70</text:p>
          </table:table-cell>
          <table:table-cell table:number-columns-repeated="958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style-name="ce4" table:formula="of:=COS(RADIANS([.B$4])) * SIN(RADIANS([.$A26]))" office:value-type="float" office:value="0.3583679495453" calcext:value-type="float">
            <text:p>0,36</text:p>
          </table:table-cell>
          <table:table-cell table:style-name="ce4" table:formula="of:=COS(RADIANS([.C$4])) * SIN(RADIANS([.$A26]))" office:value-type="float" office:value="0.357004251303038" calcext:value-type="float">
            <text:p>0,36</text:p>
          </table:table-cell>
          <table:table-cell table:style-name="ce4" table:formula="of:=COS(RADIANS([.D$4])) * SIN(RADIANS([.$A26]))" office:value-type="float" office:value="0.352923535143299" calcext:value-type="float">
            <text:p>0,35</text:p>
          </table:table-cell>
          <table:table-cell table:style-name="ce4" table:formula="of:=COS(RADIANS([.E$4])) * SIN(RADIANS([.$A26]))" office:value-type="float" office:value="0.346156857780063" calcext:value-type="float">
            <text:p>0,35</text:p>
          </table:table-cell>
          <table:table-cell table:style-name="ce4" table:formula="of:=COS(RADIANS([.F$4])) * SIN(RADIANS([.$A26]))" office:value-type="float" office:value="0.336755717713895" calcext:value-type="float">
            <text:p>0,34</text:p>
          </table:table-cell>
          <table:table-cell table:style-name="ce4" table:formula="of:=COS(RADIANS([.G$4])) * SIN(RADIANS([.$A26]))" office:value-type="float" office:value="0.327385412471802" calcext:value-type="float">
            <text:p>0,33</text:p>
          </table:table-cell>
          <table:table-cell table:style-name="ce4" table:formula="of:=COS(RADIANS([.H$4])) * SIN(RADIANS([.$A26]))" office:value-type="float" office:value="0.31930818110487" calcext:value-type="float">
            <text:p>0,32</text:p>
          </table:table-cell>
          <table:table-cell table:style-name="ce4" table:formula="of:=COS(RADIANS([.I$4])) * SIN(RADIANS([.$A26]))" office:value-type="float" office:value="0.31035574820837" calcext:value-type="float">
            <text:p>0,31</text:p>
          </table:table-cell>
          <table:table-cell table:style-name="ce4" table:formula="of:=COS(RADIANS([.J$4])) * SIN(RADIANS([.$A26]))" office:value-type="float" office:value="0.303913257335374" calcext:value-type="float">
            <text:p>0,30</text:p>
          </table:table-cell>
          <table:table-cell table:style-name="ce4" table:formula="of:=COS(RADIANS([.K$4])) * SIN(RADIANS([.$A26]))" office:value-type="float" office:value="0.297100494972563" calcext:value-type="float">
            <text:p>0,30</text:p>
          </table:table-cell>
          <table:table-cell table:style-name="ce4" table:formula="of:=COS(RADIANS([.L$4])) * SIN(RADIANS([.$A26]))" office:value-type="float" office:value="0.289925761421452" calcext:value-type="float">
            <text:p>0,29</text:p>
          </table:table-cell>
          <table:table-cell table:style-name="ce4" table:formula="of:=COS(RADIANS([.M$4])) * SIN(RADIANS([.$A26]))" office:value-type="float" office:value="0.282397797989688" calcext:value-type="float">
            <text:p>0,28</text:p>
          </table:table-cell>
          <table:table-cell table:style-name="ce4" table:formula="of:=COS(RADIANS([.N$4])) * SIN(RADIANS([.$A26]))" office:value-type="float" office:value="0.27452577634112" calcext:value-type="float">
            <text:p>0,27</text:p>
          </table:table-cell>
          <table:table-cell table:style-name="ce4" table:formula="of:=COS(RADIANS([.O$4])) * SIN(RADIANS([.$A26]))" office:value-type="float" office:value="0.266319287321534" calcext:value-type="float">
            <text:p>0,27</text:p>
          </table:table-cell>
          <table:table-cell table:style-name="ce4" table:formula="of:=COS(RADIANS([.P$4])) * SIN(RADIANS([.$A26]))" office:value-type="float" office:value="0.257788329273688" calcext:value-type="float">
            <text:p>0,26</text:p>
          </table:table-cell>
          <table:table-cell table:style-name="ce4" table:formula="of:=COS(RADIANS([.Q$4])) * SIN(RADIANS([.$A26]))" office:value-type="float" office:value="0.2534044072834" calcext:value-type="float">
            <text:p>0,25</text:p>
          </table:table-cell>
          <table:table-cell table:style-name="ce4" table:formula="of:=COS(RADIANS([.R$4])) * SIN(RADIANS([.$A26]))" office:value-type="float" office:value="0.24894329585587" calcext:value-type="float">
            <text:p>0,25</text:p>
          </table:table-cell>
          <table:table-cell table:style-name="ce4" table:formula="of:=COS(RADIANS([.S$4])) * SIN(RADIANS([.$A26]))" office:value-type="float" office:value="0.244406353888855" calcext:value-type="float">
            <text:p>0,24</text:p>
          </table:table-cell>
          <table:table-cell table:style-name="ce4" table:formula="of:=COS(RADIANS([.T$4])) * SIN(RADIANS([.$A26]))" office:value-type="float" office:value="0.239794963378828" calcext:value-type="float">
            <text:p>0,24</text:p>
          </table:table-cell>
          <table:table-cell table:style-name="ce4" table:formula="of:=COS(RADIANS([.U$4])) * SIN(RADIANS([.$A26]))" office:value-type="float" office:value="0.235110529000009" calcext:value-type="float">
            <text:p>0,24</text:p>
          </table:table-cell>
          <table:table-cell table:style-name="ce4" table:formula="of:=COS(RADIANS([.V$4])) * SIN(RADIANS([.$A26]))" office:value-type="float" office:value="0.23035447767649" calcext:value-type="float">
            <text:p>0,23</text:p>
          </table:table-cell>
          <table:table-cell table:style-name="ce4" table:formula="of:=COS(RADIANS([.W$4])) * SIN(RADIANS([.$A26]))" office:value-type="float" office:value="0.225528258147577" calcext:value-type="float">
            <text:p>0,23</text:p>
          </table:table-cell>
          <table:table-cell table:style-name="ce4" table:formula="of:=COS(RADIANS([.X$4])) * SIN(RADIANS([.$A26]))" office:value-type="float" office:value="0.220633340526491" calcext:value-type="float">
            <text:p>0,22</text:p>
          </table:table-cell>
          <table:table-cell table:style-name="ce4" table:formula="of:=COS(RADIANS([.Y$4])) * SIN(RADIANS([.$A26]))" office:value-type="float" office:value="0.215671215852557" calcext:value-type="float">
            <text:p>0,22</text:p>
          </table:table-cell>
          <table:table-cell table:style-name="ce4" table:formula="of:=COS(RADIANS([.Z$4])) * SIN(RADIANS([.$A26]))" office:value-type="float" office:value="0.210643395637021" calcext:value-type="float">
            <text:p>0,21</text:p>
          </table:table-cell>
          <table:table-cell table:style-name="ce4" table:formula="of:=COS(RADIANS([.AA$4])) * SIN(RADIANS([.$A26]))" office:value-type="float" office:value="0.205551411402625" calcext:value-type="float">
            <text:p>0,21</text:p>
          </table:table-cell>
          <table:table-cell table:style-name="ce4" table:formula="of:=COS(RADIANS([.AB$4])) * SIN(RADIANS([.$A26]))" office:value-type="float" office:value="0.200396814217095" calcext:value-type="float">
            <text:p>0,20</text:p>
          </table:table-cell>
          <table:table-cell table:style-name="ce4" table:formula="of:=COS(RADIANS([.AC$4])) * SIN(RADIANS([.$A26]))" office:value-type="float" office:value="0.195181174220666" calcext:value-type="float">
            <text:p>0,20</text:p>
          </table:table-cell>
          <table:table-cell table:style-name="ce4" table:formula="of:=COS(RADIANS([.AD$4])) * SIN(RADIANS([.$A26]))" office:value-type="float" office:value="0.189906080147808" calcext:value-type="float">
            <text:p>0,19</text:p>
          </table:table-cell>
          <table:table-cell table:style-name="ce4" table:formula="of:=COS(RADIANS([.AE$4])) * SIN(RADIANS([.$A26]))" office:value-type="float" office:value="0.184573138843275" calcext:value-type="float">
            <text:p>0,18</text:p>
          </table:table-cell>
          <table:table-cell table:style-name="ce4" table:formula="of:=COS(RADIANS([.AF$4])) * SIN(RADIANS([.$A26]))" office:value-type="float" office:value="0.17918397477265" calcext:value-type="float">
            <text:p>0,18</text:p>
          </table:table-cell>
          <table:table-cell table:style-name="ce4" table:formula="of:=COS(RADIANS([.AG$4])) * SIN(RADIANS([.$A26]))" office:value-type="float" office:value="0.173740229527516" calcext:value-type="float">
            <text:p>0,17</text:p>
          </table:table-cell>
          <table:table-cell table:style-name="ce4" table:formula="of:=COS(RADIANS([.AH$4])) * SIN(RADIANS([.$A26]))" office:value-type="float" office:value="0.168243561325407" calcext:value-type="float">
            <text:p>0,17</text:p>
          </table:table-cell>
          <table:table-cell table:style-name="ce4" table:formula="of:=COS(RADIANS([.AI$4])) * SIN(RADIANS([.$A26]))" office:value-type="float" office:value="0.162695644504708" calcext:value-type="float">
            <text:p>0,16</text:p>
          </table:table-cell>
          <table:table-cell table:style-name="ce4" table:formula="of:=COS(RADIANS([.AJ$4])) * SIN(RADIANS([.$A26]))" office:value-type="float" office:value="0.157098169014624" calcext:value-type="float">
            <text:p>0,16</text:p>
          </table:table-cell>
          <table:table-cell table:style-name="ce4" table:formula="of:=COS(RADIANS([.AK$4])) * SIN(RADIANS([.$A26]))" office:value-type="float" office:value="0.151452839900413" calcext:value-type="float">
            <text:p>0,15</text:p>
          </table:table-cell>
          <table:table-cell table:style-name="ce4" table:formula="of:=COS(RADIANS([.AL$4])) * SIN(RADIANS([.$A26]))" office:value-type="float" office:value="0.145761376784013" calcext:value-type="float">
            <text:p>0,15</text:p>
          </table:table-cell>
          <table:table-cell table:style-name="ce4" table:formula="of:=COS(RADIANS([.AM$4])) * SIN(RADIANS([.$A26]))" office:value-type="float" office:value="0.140025513340222" calcext:value-type="float">
            <text:p>0,14</text:p>
          </table:table-cell>
          <table:table-cell table:style-name="ce4" table:formula="of:=COS(RADIANS([.AN$4])) * SIN(RADIANS([.$A26]))" office:value-type="float" office:value="0.13424699676861" calcext:value-type="float">
            <text:p>0,13</text:p>
          </table:table-cell>
          <table:table-cell table:style-name="ce4" table:formula="of:=COS(RADIANS([.AO$4])) * SIN(RADIANS([.$A26]))" office:value-type="float" office:value="0.128427587261303" calcext:value-type="float">
            <text:p>0,13</text:p>
          </table:table-cell>
          <table:table-cell table:style-name="ce4" table:formula="of:=COS(RADIANS([.AP$4])) * SIN(RADIANS([.$A26]))" office:value-type="float" office:value="0.12256905746681" calcext:value-type="float">
            <text:p>0,12</text:p>
          </table:table-cell>
          <table:table-cell table:style-name="ce4" table:formula="of:=COS(RADIANS([.AQ$4])) * SIN(RADIANS([.$A26]))" office:value-type="float" office:value="0.116673191950059" calcext:value-type="float">
            <text:p>0,12</text:p>
          </table:table-cell>
          <table:table-cell table:style-name="ce4" table:formula="of:=COS(RADIANS([.AR$4])) * SIN(RADIANS([.$A26]))" office:value-type="float" office:value="0.110741786648802" calcext:value-type="float">
            <text:p>0,11</text:p>
          </table:table-cell>
          <table:table-cell table:style-name="ce4" table:formula="of:=COS(RADIANS([.AS$4])) * SIN(RADIANS([.$A26]))" office:value-type="float" office:value="0.104776648326551" calcext:value-type="float">
            <text:p>0,10</text:p>
          </table:table-cell>
          <table:table-cell table:style-name="ce4" table:formula="of:=COS(RADIANS([.AT$4])) * SIN(RADIANS([.$A26]))" office:value-type="float" office:value="0.0987795940222263" calcext:value-type="float">
            <text:p>0,10</text:p>
          </table:table-cell>
          <table:table-cell table:style-name="ce4" table:formula="of:=COS(RADIANS([.AU$4])) * SIN(RADIANS([.$A26]))" office:value-type="float" office:value="0.0927524504966629" calcext:value-type="float">
            <text:p>0,09</text:p>
          </table:table-cell>
          <table:table-cell table:style-name="ce4" table:formula="of:=COS(RADIANS([.AV$4])) * SIN(RADIANS([.$A26]))" office:value-type="float" office:value="0.0866970536761651" calcext:value-type="float">
            <text:p>0,09</text:p>
          </table:table-cell>
          <table:table-cell table:style-name="ce4" table:formula="of:=COS(RADIANS([.AW$4])) * SIN(RADIANS([.$A26]))" office:value-type="float" office:value="0.0806152480932644" calcext:value-type="float">
            <text:p>0,08</text:p>
          </table:table-cell>
          <table:table-cell table:style-name="ce4" table:formula="of:=COS(RADIANS([.AX$4])) * SIN(RADIANS([.$A26]))" office:value-type="float" office:value="0.0745088863248568" calcext:value-type="float">
            <text:p>0,07</text:p>
          </table:table-cell>
          <table:table-cell table:style-name="ce4" table:formula="of:=COS(RADIANS([.AY$4])) * SIN(RADIANS([.$A26]))" office:value-type="float" office:value="0.0683798284278911" calcext:value-type="float">
            <text:p>0,07</text:p>
          </table:table-cell>
          <table:table-cell table:style-name="ce4" table:formula="of:=COS(RADIANS([.AZ$4])) * SIN(RADIANS([.$A26]))" office:value-type="float" office:value="0.0622299413727759" calcext:value-type="float">
            <text:p>0,06</text:p>
          </table:table-cell>
          <table:table-cell table:style-name="ce4" table:formula="of:=COS(RADIANS([.BA$4])) * SIN(RADIANS([.$A26]))" office:value-type="float" office:value="0.0560610984746835" calcext:value-type="float">
            <text:p>0,06</text:p>
          </table:table-cell>
          <table:table-cell table:style-name="ce4" table:formula="of:=COS(RADIANS([.BB$4])) * SIN(RADIANS([.$A26]))" office:value-type="float" office:value="0.0498751788229197" calcext:value-type="float">
            <text:p>0,05</text:p>
          </table:table-cell>
          <table:table-cell table:style-name="ce4" table:formula="of:=COS(RADIANS([.BC$4])) * SIN(RADIANS([.$A26]))" office:value-type="float" office:value="0.0436740667085348" calcext:value-type="float">
            <text:p>0,04</text:p>
          </table:table-cell>
          <table:table-cell table:style-name="ce4" table:formula="of:=COS(RADIANS([.BD$4])) * SIN(RADIANS([.$A26]))" office:value-type="float" office:value="0.0374596510503502" calcext:value-type="float">
            <text:p>0,04</text:p>
          </table:table-cell>
          <table:table-cell table:style-name="ce4" table:formula="of:=COS(RADIANS([.BE$4])) * SIN(RADIANS([.$A26]))" office:value-type="float" office:value="0.031233824819576" calcext:value-type="float">
            <text:p>0,03</text:p>
          </table:table-cell>
          <table:table-cell table:style-name="ce4" table:formula="of:=COS(RADIANS([.BF$4])) * SIN(RADIANS([.$A26]))" office:value-type="float" office:value="0.0249984844631927" calcext:value-type="float">
            <text:p>0,02</text:p>
          </table:table-cell>
          <table:table-cell table:style-name="ce4" table:formula="of:=COS(RADIANS([.BG$4])) * SIN(RADIANS([.$A26]))" office:value-type="float" office:value="0.0187555293262764" calcext:value-type="float">
            <text:p>0,02</text:p>
          </table:table-cell>
          <table:table-cell table:style-name="ce4" table:formula="of:=COS(RADIANS([.BH$4])) * SIN(RADIANS([.$A26]))" office:value-type="float" office:value="0.0156317904105376" calcext:value-type="float">
            <text:p>0,02</text:p>
          </table:table-cell>
          <table:table-cell table:style-name="ce4" table:formula="of:=COS(RADIANS([.BI$4])) * SIN(RADIANS([.$A26]))" office:value-type="float" office:value="0.0125068610734383" calcext:value-type="float">
            <text:p>0,01</text:p>
          </table:table-cell>
          <table:table-cell table:style-name="ce4" table:formula="of:=COS(RADIANS([.BJ$4])) * SIN(RADIANS([.$A26]))" office:value-type="float" office:value="0.00938097929044589" calcext:value-type="float">
            <text:p>0,01</text:p>
          </table:table-cell>
          <table:table-cell table:style-name="ce4" table:formula="of:=COS(RADIANS([.BK$4])) * SIN(RADIANS([.$A26]))" office:value-type="float" office:value="0.00625438310956052" calcext:value-type="float">
            <text:p>0,01</text:p>
          </table:table-cell>
          <table:table-cell table:style-name="ce4" table:formula="of:=COS(RADIANS([.BL$4])) * SIN(RADIANS([.$A26]))" office:value-type="float" office:value="0.00312731063318653" calcext:value-type="float">
            <text:p>0,00</text:p>
          </table:table-cell>
          <table:table-cell table:style-name="ce4" table:formula="of:=COS(RADIANS([.BM$4])) * SIN(RADIANS([.$A26]))" office:value-type="float" office:value="2.19437081163826E-017" calcext:value-type="float">
            <text:p>0,00</text:p>
          </table:table-cell>
          <table:table-cell table:formula="of:=90-[.A26]" office:value-type="float" office:value="69" calcext:value-type="float">
            <text:p>69</text:p>
          </table:table-cell>
          <table:table-cell table:number-columns-repeated="958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style-name="ce4" table:formula="of:=COS(RADIANS([.B$4])) * SIN(RADIANS([.$A27]))" office:value-type="float" office:value="0.374606593415912" calcext:value-type="float">
            <text:p>0,37</text:p>
          </table:table-cell>
          <table:table-cell table:style-name="ce4" table:formula="of:=COS(RADIANS([.C$4])) * SIN(RADIANS([.$A27]))" office:value-type="float" office:value="0.373181102231142" calcext:value-type="float">
            <text:p>0,37</text:p>
          </table:table-cell>
          <table:table-cell table:style-name="ce4" table:formula="of:=COS(RADIANS([.D$4])) * SIN(RADIANS([.$A27]))" office:value-type="float" office:value="0.368915477525482" calcext:value-type="float">
            <text:p>0,37</text:p>
          </table:table-cell>
          <table:table-cell table:style-name="ce4" table:formula="of:=COS(RADIANS([.E$4])) * SIN(RADIANS([.$A27]))" office:value-type="float" office:value="0.361842183278598" calcext:value-type="float">
            <text:p>0,36</text:p>
          </table:table-cell>
          <table:table-cell table:style-name="ce4" table:formula="of:=COS(RADIANS([.F$4])) * SIN(RADIANS([.$A27]))" office:value-type="float" office:value="0.35201505153068" calcext:value-type="float">
            <text:p>0,35</text:p>
          </table:table-cell>
          <table:table-cell table:style-name="ce4" table:formula="of:=COS(RADIANS([.G$4])) * SIN(RADIANS([.$A27]))" office:value-type="float" office:value="0.342220151818075" calcext:value-type="float">
            <text:p>0,34</text:p>
          </table:table-cell>
          <table:table-cell table:style-name="ce4" table:formula="of:=COS(RADIANS([.H$4])) * SIN(RADIANS([.$A27]))" office:value-type="float" office:value="0.333776918737557" calcext:value-type="float">
            <text:p>0,33</text:p>
          </table:table-cell>
          <table:table-cell table:style-name="ce4" table:formula="of:=COS(RADIANS([.I$4])) * SIN(RADIANS([.$A27]))" office:value-type="float" office:value="0.324418826323328" calcext:value-type="float">
            <text:p>0,32</text:p>
          </table:table-cell>
          <table:table-cell table:style-name="ce4" table:formula="of:=COS(RADIANS([.J$4])) * SIN(RADIANS([.$A27]))" office:value-type="float" office:value="0.317684408354008" calcext:value-type="float">
            <text:p>0,32</text:p>
          </table:table-cell>
          <table:table-cell table:style-name="ce4" table:formula="of:=COS(RADIANS([.K$4])) * SIN(RADIANS([.$A27]))" office:value-type="float" office:value="0.310562940868641" calcext:value-type="float">
            <text:p>0,31</text:p>
          </table:table-cell>
          <table:table-cell table:style-name="ce4" table:formula="of:=COS(RADIANS([.L$4])) * SIN(RADIANS([.$A27]))" office:value-type="float" office:value="0.303063100278379" calcext:value-type="float">
            <text:p>0,30</text:p>
          </table:table-cell>
          <table:table-cell table:style-name="ce4" table:formula="of:=COS(RADIANS([.M$4])) * SIN(RADIANS([.$A27]))" office:value-type="float" office:value="0.29519402398372" calcext:value-type="float">
            <text:p>0,30</text:p>
          </table:table-cell>
          <table:table-cell table:style-name="ce4" table:formula="of:=COS(RADIANS([.N$4])) * SIN(RADIANS([.$A27]))" office:value-type="float" office:value="0.28696529924199" calcext:value-type="float">
            <text:p>0,29</text:p>
          </table:table-cell>
          <table:table-cell table:style-name="ce4" table:formula="of:=COS(RADIANS([.O$4])) * SIN(RADIANS([.$A27]))" office:value-type="float" office:value="0.278386951486749" calcext:value-type="float">
            <text:p>0,28</text:p>
          </table:table-cell>
          <table:table-cell table:style-name="ce4" table:formula="of:=COS(RADIANS([.P$4])) * SIN(RADIANS([.$A27]))" office:value-type="float" office:value="0.269469432113344" calcext:value-type="float">
            <text:p>0,27</text:p>
          </table:table-cell>
          <table:table-cell table:style-name="ce4" table:formula="of:=COS(RADIANS([.Q$4])) * SIN(RADIANS([.$A27]))" office:value-type="float" office:value="0.264886862481583" calcext:value-type="float">
            <text:p>0,26</text:p>
          </table:table-cell>
          <table:table-cell table:style-name="ce4" table:formula="of:=COS(RADIANS([.R$4])) * SIN(RADIANS([.$A27]))" office:value-type="float" office:value="0.260223605745494" calcext:value-type="float">
            <text:p>0,26</text:p>
          </table:table-cell>
          <table:table-cell table:style-name="ce4" table:formula="of:=COS(RADIANS([.S$4])) * SIN(RADIANS([.$A27]))" office:value-type="float" office:value="0.255481082378251" calcext:value-type="float">
            <text:p>0,26</text:p>
          </table:table-cell>
          <table:table-cell table:style-name="ce4" table:formula="of:=COS(RADIANS([.T$4])) * SIN(RADIANS([.$A27]))" office:value-type="float" office:value="0.250660736998416" calcext:value-type="float">
            <text:p>0,25</text:p>
          </table:table-cell>
          <table:table-cell table:style-name="ce4" table:formula="of:=COS(RADIANS([.U$4])) * SIN(RADIANS([.$A27]))" office:value-type="float" office:value="0.245764037929885" calcext:value-type="float">
            <text:p>0,25</text:p>
          </table:table-cell>
          <table:table-cell table:style-name="ce4" table:formula="of:=COS(RADIANS([.V$4])) * SIN(RADIANS([.$A27]))" office:value-type="float" office:value="0.240792476754631" calcext:value-type="float">
            <text:p>0,24</text:p>
          </table:table-cell>
          <table:table-cell table:style-name="ce4" table:formula="of:=COS(RADIANS([.W$4])) * SIN(RADIANS([.$A27]))" office:value-type="float" office:value="0.235747567858349" calcext:value-type="float">
            <text:p>0,24</text:p>
          </table:table-cell>
          <table:table-cell table:style-name="ce4" table:formula="of:=COS(RADIANS([.X$4])) * SIN(RADIANS([.$A27]))" office:value-type="float" office:value="0.230630847969159" calcext:value-type="float">
            <text:p>0,23</text:p>
          </table:table-cell>
          <table:table-cell table:style-name="ce4" table:formula="of:=COS(RADIANS([.Y$4])) * SIN(RADIANS([.$A27]))" office:value-type="float" office:value="0.225443875689507" calcext:value-type="float">
            <text:p>0,23</text:p>
          </table:table-cell>
          <table:table-cell table:style-name="ce4" table:formula="of:=COS(RADIANS([.Z$4])) * SIN(RADIANS([.$A27]))" office:value-type="float" office:value="0.220188231021396" calcext:value-type="float">
            <text:p>0,22</text:p>
          </table:table-cell>
          <table:table-cell table:style-name="ce4" table:formula="of:=COS(RADIANS([.AA$4])) * SIN(RADIANS([.$A27]))" office:value-type="float" office:value="0.214865514885104" calcext:value-type="float">
            <text:p>0,21</text:p>
          </table:table-cell>
          <table:table-cell table:style-name="ce4" table:formula="of:=COS(RADIANS([.AB$4])) * SIN(RADIANS([.$A27]))" office:value-type="float" office:value="0.209477348631529" calcext:value-type="float">
            <text:p>0,21</text:p>
          </table:table-cell>
          <table:table-cell table:style-name="ce4" table:formula="of:=COS(RADIANS([.AC$4])) * SIN(RADIANS([.$A27]))" office:value-type="float" office:value="0.204025373548309" calcext:value-type="float">
            <text:p>0,20</text:p>
          </table:table-cell>
          <table:table-cell table:style-name="ce4" table:formula="of:=COS(RADIANS([.AD$4])) * SIN(RADIANS([.$A27]))" office:value-type="float" office:value="0.198511250359867" calcext:value-type="float">
            <text:p>0,20</text:p>
          </table:table-cell>
          <table:table-cell table:style-name="ce4" table:formula="of:=COS(RADIANS([.AE$4])) * SIN(RADIANS([.$A27]))" office:value-type="float" office:value="0.192936658721545" calcext:value-type="float">
            <text:p>0,19</text:p>
          </table:table-cell>
          <table:table-cell table:style-name="ce4" table:formula="of:=COS(RADIANS([.AF$4])) * SIN(RADIANS([.$A27]))" office:value-type="float" office:value="0.187303296707956" calcext:value-type="float">
            <text:p>0,19</text:p>
          </table:table-cell>
          <table:table-cell table:style-name="ce4" table:formula="of:=COS(RADIANS([.AG$4])) * SIN(RADIANS([.$A27]))" office:value-type="float" office:value="0.181612880295742" calcext:value-type="float">
            <text:p>0,18</text:p>
          </table:table-cell>
          <table:table-cell table:style-name="ce4" table:formula="of:=COS(RADIANS([.AH$4])) * SIN(RADIANS([.$A27]))" office:value-type="float" office:value="0.175867142840867" calcext:value-type="float">
            <text:p>0,18</text:p>
          </table:table-cell>
          <table:table-cell table:style-name="ce4" table:formula="of:=COS(RADIANS([.AI$4])) * SIN(RADIANS([.$A27]))" office:value-type="float" office:value="0.170067834550619" calcext:value-type="float">
            <text:p>0,17</text:p>
          </table:table-cell>
          <table:table-cell table:style-name="ce4" table:formula="of:=COS(RADIANS([.AJ$4])) * SIN(RADIANS([.$A27]))" office:value-type="float" office:value="0.164216721950483" calcext:value-type="float">
            <text:p>0,16</text:p>
          </table:table-cell>
          <table:table-cell table:style-name="ce4" table:formula="of:=COS(RADIANS([.AK$4])) * SIN(RADIANS([.$A27]))" office:value-type="float" office:value="0.158315587346038" calcext:value-type="float">
            <text:p>0,16</text:p>
          </table:table-cell>
          <table:table-cell table:style-name="ce4" table:formula="of:=COS(RADIANS([.AL$4])) * SIN(RADIANS([.$A27]))" office:value-type="float" office:value="0.152366228280049" calcext:value-type="float">
            <text:p>0,15</text:p>
          </table:table-cell>
          <table:table-cell table:style-name="ce4" table:formula="of:=COS(RADIANS([.AM$4])) * SIN(RADIANS([.$A27]))" office:value-type="float" office:value="0.146370456984922" calcext:value-type="float">
            <text:p>0,15</text:p>
          </table:table-cell>
          <table:table-cell table:style-name="ce4" table:formula="of:=COS(RADIANS([.AN$4])) * SIN(RADIANS([.$A27]))" office:value-type="float" office:value="0.140330099830674" calcext:value-type="float">
            <text:p>0,14</text:p>
          </table:table-cell>
          <table:table-cell table:style-name="ce4" table:formula="of:=COS(RADIANS([.AO$4])) * SIN(RADIANS([.$A27]))" office:value-type="float" office:value="0.13424699676861" calcext:value-type="float">
            <text:p>0,13</text:p>
          </table:table-cell>
          <table:table-cell table:style-name="ce4" table:formula="of:=COS(RADIANS([.AP$4])) * SIN(RADIANS([.$A27]))" office:value-type="float" office:value="0.128123000770851" calcext:value-type="float">
            <text:p>0,13</text:p>
          </table:table-cell>
          <table:table-cell table:style-name="ce4" table:formula="of:=COS(RADIANS([.AQ$4])) * SIN(RADIANS([.$A27]))" office:value-type="float" office:value="0.121959977265901" calcext:value-type="float">
            <text:p>0,12</text:p>
          </table:table-cell>
          <table:table-cell table:style-name="ce4" table:formula="of:=COS(RADIANS([.AR$4])) * SIN(RADIANS([.$A27]))" office:value-type="float" office:value="0.115759803570423" calcext:value-type="float">
            <text:p>0,12</text:p>
          </table:table-cell>
          <table:table-cell table:style-name="ce4" table:formula="of:=COS(RADIANS([.AS$4])) * SIN(RADIANS([.$A27]))" office:value-type="float" office:value="0.109524368317387" calcext:value-type="float">
            <text:p>0,11</text:p>
          </table:table-cell>
          <table:table-cell table:style-name="ce4" table:formula="of:=COS(RADIANS([.AT$4])) * SIN(RADIANS([.$A27]))" office:value-type="float" office:value="0.103255570880776" calcext:value-type="float">
            <text:p>0,10</text:p>
          </table:table-cell>
          <table:table-cell table:style-name="ce4" table:formula="of:=COS(RADIANS([.AU$4])) * SIN(RADIANS([.$A27]))" office:value-type="float" office:value="0.0969553207970146" calcext:value-type="float">
            <text:p>0,10</text:p>
          </table:table-cell>
          <table:table-cell table:style-name="ce4" table:formula="of:=COS(RADIANS([.AV$4])) * SIN(RADIANS([.$A27]))" office:value-type="float" office:value="0.0906255371833114" calcext:value-type="float">
            <text:p>0,09</text:p>
          </table:table-cell>
          <table:table-cell table:style-name="ce4" table:formula="of:=COS(RADIANS([.AW$4])) * SIN(RADIANS([.$A27]))" office:value-type="float" office:value="0.084268148153073" calcext:value-type="float">
            <text:p>0,08</text:p>
          </table:table-cell>
          <table:table-cell table:style-name="ce4" table:formula="of:=COS(RADIANS([.AX$4])) * SIN(RADIANS([.$A27]))" office:value-type="float" office:value="0.0778850902285831" calcext:value-type="float">
            <text:p>0,08</text:p>
          </table:table-cell>
          <table:table-cell table:style-name="ce4" table:formula="of:=COS(RADIANS([.AY$4])) * SIN(RADIANS([.$A27]))" office:value-type="float" office:value="0.07147830775112" calcext:value-type="float">
            <text:p>0,07</text:p>
          </table:table-cell>
          <table:table-cell table:style-name="ce4" table:formula="of:=COS(RADIANS([.AZ$4])) * SIN(RADIANS([.$A27]))" office:value-type="float" office:value="0.0650497522886899" calcext:value-type="float">
            <text:p>0,07</text:p>
          </table:table-cell>
          <table:table-cell table:style-name="ce4" table:formula="of:=COS(RADIANS([.BA$4])) * SIN(RADIANS([.$A27]))" office:value-type="float" office:value="0.0586013820415615" calcext:value-type="float">
            <text:p>0,06</text:p>
          </table:table-cell>
          <table:table-cell table:style-name="ce4" table:formula="of:=COS(RADIANS([.BB$4])) * SIN(RADIANS([.$A27]))" office:value-type="float" office:value="0.0521351612457789" calcext:value-type="float">
            <text:p>0,05</text:p>
          </table:table-cell>
          <table:table-cell table:style-name="ce4" table:formula="of:=COS(RADIANS([.BC$4])) * SIN(RADIANS([.$A27]))" office:value-type="float" office:value="0.0456530595748362" calcext:value-type="float">
            <text:p>0,05</text:p>
          </table:table-cell>
          <table:table-cell table:style-name="ce4" table:formula="of:=COS(RADIANS([.BD$4])) * SIN(RADIANS([.$A27]))" office:value-type="float" office:value="0.0391570515396959" calcext:value-type="float">
            <text:p>0,04</text:p>
          </table:table-cell>
          <table:table-cell table:style-name="ce4" table:formula="of:=COS(RADIANS([.BE$4])) * SIN(RADIANS([.$A27]))" office:value-type="float" office:value="0.0326491158873339" calcext:value-type="float">
            <text:p>0,03</text:p>
          </table:table-cell>
          <table:table-cell table:style-name="ce4" table:formula="of:=COS(RADIANS([.BF$4])) * SIN(RADIANS([.$A27]))" office:value-type="float" office:value="0.0261312349979933" calcext:value-type="float">
            <text:p>0,03</text:p>
          </table:table-cell>
          <table:table-cell table:style-name="ce4" table:formula="of:=COS(RADIANS([.BG$4])) * SIN(RADIANS([.$A27]))" office:value-type="float" office:value="0.0196053942813335" calcext:value-type="float">
            <text:p>0,02</text:p>
          </table:table-cell>
          <table:table-cell table:style-name="ce4" table:formula="of:=COS(RADIANS([.BH$4])) * SIN(RADIANS([.$A27]))" office:value-type="float" office:value="0.0163401101078176" calcext:value-type="float">
            <text:p>0,02</text:p>
          </table:table-cell>
          <table:table-cell table:style-name="ce4" table:formula="of:=COS(RADIANS([.BI$4])) * SIN(RADIANS([.$A27]))" office:value-type="float" office:value="0.0130735815716538" calcext:value-type="float">
            <text:p>0,01</text:p>
          </table:table-cell>
          <table:table-cell table:style-name="ce4" table:formula="of:=COS(RADIANS([.BJ$4])) * SIN(RADIANS([.$A27]))" office:value-type="float" office:value="0.00980605743163686" calcext:value-type="float">
            <text:p>0,01</text:p>
          </table:table-cell>
          <table:table-cell table:style-name="ce4" table:formula="of:=COS(RADIANS([.BK$4])) * SIN(RADIANS([.$A27]))" office:value-type="float" office:value="0.00653778652238074" calcext:value-type="float">
            <text:p>0,01</text:p>
          </table:table-cell>
          <table:table-cell table:style-name="ce4" table:formula="of:=COS(RADIANS([.BL$4])) * SIN(RADIANS([.$A27]))" office:value-type="float" office:value="0.00326901773536887" calcext:value-type="float">
            <text:p>0,00</text:p>
          </table:table-cell>
          <table:table-cell table:style-name="ce4" table:formula="of:=COS(RADIANS([.BM$4])) * SIN(RADIANS([.$A27]))" office:value-type="float" office:value="2.29380382783145E-017" calcext:value-type="float">
            <text:p>0,00</text:p>
          </table:table-cell>
          <table:table-cell table:formula="of:=90-[.A27]" office:value-type="float" office:value="68" calcext:value-type="float">
            <text:p>68</text:p>
          </table:table-cell>
          <table:table-cell table:number-columns-repeated="958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style-name="ce4" table:formula="of:=COS(RADIANS([.B$4])) * SIN(RADIANS([.$A28]))" office:value-type="float" office:value="0.390731128489274" calcext:value-type="float">
            <text:p>0,39</text:p>
          </table:table-cell>
          <table:table-cell table:style-name="ce4" table:formula="of:=COS(RADIANS([.C$4])) * SIN(RADIANS([.$A28]))" office:value-type="float" office:value="0.389244278580419" calcext:value-type="float">
            <text:p>0,39</text:p>
          </table:table-cell>
          <table:table-cell table:style-name="ce4" table:formula="of:=COS(RADIANS([.D$4])) * SIN(RADIANS([.$A28]))" office:value-type="float" office:value="0.384795044679446" calcext:value-type="float">
            <text:p>0,38</text:p>
          </table:table-cell>
          <table:table-cell table:style-name="ce4" table:formula="of:=COS(RADIANS([.E$4])) * SIN(RADIANS([.$A28]))" office:value-type="float" office:value="0.377417288142862" calcext:value-type="float">
            <text:p>0,38</text:p>
          </table:table-cell>
          <table:table-cell table:style-name="ce4" table:formula="of:=COS(RADIANS([.F$4])) * SIN(RADIANS([.$A28]))" office:value-type="float" office:value="0.367167158152721" calcext:value-type="float">
            <text:p>0,37</text:p>
          </table:table-cell>
          <table:table-cell table:style-name="ce4" table:formula="of:=COS(RADIANS([.G$4])) * SIN(RADIANS([.$A28]))" office:value-type="float" office:value="0.356950647590943" calcext:value-type="float">
            <text:p>0,36</text:p>
          </table:table-cell>
          <table:table-cell table:style-name="ce4" table:formula="of:=COS(RADIANS([.H$4])) * SIN(RADIANS([.$A28]))" office:value-type="float" office:value="0.348143984687426" calcext:value-type="float">
            <text:p>0,35</text:p>
          </table:table-cell>
          <table:table-cell table:style-name="ce4" table:formula="of:=COS(RADIANS([.I$4])) * SIN(RADIANS([.$A28]))" office:value-type="float" office:value="0.338383083321073" calcext:value-type="float">
            <text:p>0,34</text:p>
          </table:table-cell>
          <table:table-cell table:style-name="ce4" table:formula="of:=COS(RADIANS([.J$4])) * SIN(RADIANS([.$A28]))" office:value-type="float" office:value="0.33135878962438" calcext:value-type="float">
            <text:p>0,33</text:p>
          </table:table-cell>
          <table:table-cell table:style-name="ce4" table:formula="of:=COS(RADIANS([.K$4])) * SIN(RADIANS([.$A28]))" office:value-type="float" office:value="0.32393078628444" calcext:value-type="float">
            <text:p>0,32</text:p>
          </table:table-cell>
          <table:table-cell table:style-name="ce4" table:formula="of:=COS(RADIANS([.L$4])) * SIN(RADIANS([.$A28]))" office:value-type="float" office:value="0.316108123179124" calcext:value-type="float">
            <text:p>0,32</text:p>
          </table:table-cell>
          <table:table-cell table:style-name="ce4" table:formula="of:=COS(RADIANS([.M$4])) * SIN(RADIANS([.$A28]))" office:value-type="float" office:value="0.307900331018437" calcext:value-type="float">
            <text:p>0,31</text:p>
          </table:table-cell>
          <table:table-cell table:style-name="ce4" table:formula="of:=COS(RADIANS([.N$4])) * SIN(RADIANS([.$A28]))" office:value-type="float" office:value="0.299317409732815" calcext:value-type="float">
            <text:p>0,30</text:p>
          </table:table-cell>
          <table:table-cell table:style-name="ce4" table:formula="of:=COS(RADIANS([.O$4])) * SIN(RADIANS([.$A28]))" office:value-type="float" office:value="0.290369816289747" calcext:value-type="float">
            <text:p>0,29</text:p>
          </table:table-cell>
          <table:table-cell table:style-name="ce4" table:formula="of:=COS(RADIANS([.P$4])) * SIN(RADIANS([.$A28]))" office:value-type="float" office:value="0.28106845195357" calcext:value-type="float">
            <text:p>0,28</text:p>
          </table:table-cell>
          <table:table-cell table:style-name="ce4" table:formula="of:=COS(RADIANS([.Q$4])) * SIN(RADIANS([.$A28]))" office:value-type="float" office:value="0.276288630575438" calcext:value-type="float">
            <text:p>0,28</text:p>
          </table:table-cell>
          <table:table-cell table:style-name="ce4" table:formula="of:=COS(RADIANS([.R$4])) * SIN(RADIANS([.$A28]))" office:value-type="float" office:value="0.271424649003964" calcext:value-type="float">
            <text:p>0,27</text:p>
          </table:table-cell>
          <table:table-cell table:style-name="ce4" table:formula="of:=COS(RADIANS([.S$4])) * SIN(RADIANS([.$A28]))" office:value-type="float" office:value="0.266477988855054" calcext:value-type="float">
            <text:p>0,27</text:p>
          </table:table-cell>
          <table:table-cell table:style-name="ce4" table:formula="of:=COS(RADIANS([.T$4])) * SIN(RADIANS([.$A28]))" office:value-type="float" office:value="0.261450156929309" calcext:value-type="float">
            <text:p>0,26</text:p>
          </table:table-cell>
          <table:table-cell table:style-name="ce4" table:formula="of:=COS(RADIANS([.U$4])) * SIN(RADIANS([.$A28]))" office:value-type="float" office:value="0.256342684753038" calcext:value-type="float">
            <text:p>0,26</text:p>
          </table:table-cell>
          <table:table-cell table:style-name="ce4" table:formula="of:=COS(RADIANS([.V$4])) * SIN(RADIANS([.$A28]))" office:value-type="float" office:value="0.251157128111744" calcext:value-type="float">
            <text:p>0,25</text:p>
          </table:table-cell>
          <table:table-cell table:style-name="ce4" table:formula="of:=COS(RADIANS([.W$4])) * SIN(RADIANS([.$A28]))" office:value-type="float" office:value="0.245895066576214" calcext:value-type="float">
            <text:p>0,25</text:p>
          </table:table-cell>
          <table:table-cell table:style-name="ce4" table:formula="of:=COS(RADIANS([.X$4])) * SIN(RADIANS([.$A28]))" office:value-type="float" office:value="0.240558103021366" calcext:value-type="float">
            <text:p>0,24</text:p>
          </table:table-cell>
          <table:table-cell table:style-name="ce4" table:formula="of:=COS(RADIANS([.Y$4])) * SIN(RADIANS([.$A28]))" office:value-type="float" office:value="0.235147863137998" calcext:value-type="float">
            <text:p>0,24</text:p>
          </table:table-cell>
          <table:table-cell table:style-name="ce4" table:formula="of:=COS(RADIANS([.Z$4])) * SIN(RADIANS([.$A28]))" office:value-type="float" office:value="0.229665994937591" calcext:value-type="float">
            <text:p>0,23</text:p>
          </table:table-cell>
          <table:table-cell table:style-name="ce4" table:formula="of:=COS(RADIANS([.AA$4])) * SIN(RADIANS([.$A28]))" office:value-type="float" office:value="0.2241141682503" calcext:value-type="float">
            <text:p>0,22</text:p>
          </table:table-cell>
          <table:table-cell table:style-name="ce4" table:formula="of:=COS(RADIANS([.AB$4])) * SIN(RADIANS([.$A28]))" office:value-type="float" office:value="0.218494074216318" calcext:value-type="float">
            <text:p>0,22</text:p>
          </table:table-cell>
          <table:table-cell table:style-name="ce4" table:formula="of:=COS(RADIANS([.AC$4])) * SIN(RADIANS([.$A28]))" office:value-type="float" office:value="0.212807424770731" calcext:value-type="float">
            <text:p>0,21</text:p>
          </table:table-cell>
          <table:table-cell table:style-name="ce4" table:formula="of:=COS(RADIANS([.AD$4])) * SIN(RADIANS([.$A28]))" office:value-type="float" office:value="0.207055952122046" calcext:value-type="float">
            <text:p>0,21</text:p>
          </table:table-cell>
          <table:table-cell table:style-name="ce4" table:formula="of:=COS(RADIANS([.AE$4])) * SIN(RADIANS([.$A28]))" office:value-type="float" office:value="0.201241408224549" calcext:value-type="float">
            <text:p>0,20</text:p>
          </table:table-cell>
          <table:table-cell table:style-name="ce4" table:formula="of:=COS(RADIANS([.AF$4])) * SIN(RADIANS([.$A28]))" office:value-type="float" office:value="0.195365564244637" calcext:value-type="float">
            <text:p>0,20</text:p>
          </table:table-cell>
          <table:table-cell table:style-name="ce4" table:formula="of:=COS(RADIANS([.AG$4])) * SIN(RADIANS([.$A28]))" office:value-type="float" office:value="0.189430210021308" calcext:value-type="float">
            <text:p>0,19</text:p>
          </table:table-cell>
          <table:table-cell table:style-name="ce4" table:formula="of:=COS(RADIANS([.AH$4])) * SIN(RADIANS([.$A28]))" office:value-type="float" office:value="0.183437153520954" calcext:value-type="float">
            <text:p>0,18</text:p>
          </table:table-cell>
          <table:table-cell table:style-name="ce4" table:formula="of:=COS(RADIANS([.AI$4])) * SIN(RADIANS([.$A28]))" office:value-type="float" office:value="0.177388220286642" calcext:value-type="float">
            <text:p>0,18</text:p>
          </table:table-cell>
          <table:table-cell table:style-name="ce4" table:formula="of:=COS(RADIANS([.AJ$4])) * SIN(RADIANS([.$A28]))" office:value-type="float" office:value="0.171285252882033" calcext:value-type="float">
            <text:p>0,17</text:p>
          </table:table-cell>
          <table:table-cell table:style-name="ce4" table:formula="of:=COS(RADIANS([.AK$4])) * SIN(RADIANS([.$A28]))" office:value-type="float" office:value="0.165130110330119" calcext:value-type="float">
            <text:p>0,17</text:p>
          </table:table-cell>
          <table:table-cell table:style-name="ce4" table:formula="of:=COS(RADIANS([.AL$4])) * SIN(RADIANS([.$A28]))" office:value-type="float" office:value="0.158924667546946" calcext:value-type="float">
            <text:p>0,16</text:p>
          </table:table-cell>
          <table:table-cell table:style-name="ce4" table:formula="of:=COS(RADIANS([.AM$4])) * SIN(RADIANS([.$A28]))" office:value-type="float" office:value="0.152670814770501" calcext:value-type="float">
            <text:p>0,15</text:p>
          </table:table-cell>
          <table:table-cell table:style-name="ce4" table:formula="of:=COS(RADIANS([.AN$4])) * SIN(RADIANS([.$A28]))" office:value-type="float" office:value="0.146370456984922" calcext:value-type="float">
            <text:p>0,15</text:p>
          </table:table-cell>
          <table:table-cell table:style-name="ce4" table:formula="of:=COS(RADIANS([.AO$4])) * SIN(RADIANS([.$A28]))" office:value-type="float" office:value="0.140025513340222" calcext:value-type="float">
            <text:p>0,14</text:p>
          </table:table-cell>
          <table:table-cell table:style-name="ce4" table:formula="of:=COS(RADIANS([.AP$4])) * SIN(RADIANS([.$A28]))" office:value-type="float" office:value="0.133637916567702" calcext:value-type="float">
            <text:p>0,13</text:p>
          </table:table-cell>
          <table:table-cell table:style-name="ce4" table:formula="of:=COS(RADIANS([.AQ$4])) * SIN(RADIANS([.$A28]))" office:value-type="float" office:value="0.127209612391215" calcext:value-type="float">
            <text:p>0,13</text:p>
          </table:table-cell>
          <table:table-cell table:style-name="ce4" table:formula="of:=COS(RADIANS([.AR$4])) * SIN(RADIANS([.$A28]))" office:value-type="float" office:value="0.120742558934487" calcext:value-type="float">
            <text:p>0,12</text:p>
          </table:table-cell>
          <table:table-cell table:style-name="ce4" table:formula="of:=COS(RADIANS([.AS$4])) * SIN(RADIANS([.$A28]))" office:value-type="float" office:value="0.114238726124648" calcext:value-type="float">
            <text:p>0,11</text:p>
          </table:table-cell>
          <table:table-cell table:style-name="ce4" table:formula="of:=COS(RADIANS([.AT$4])) * SIN(RADIANS([.$A28]))" office:value-type="float" office:value="0.107700095092176" calcext:value-type="float">
            <text:p>0,11</text:p>
          </table:table-cell>
          <table:table-cell table:style-name="ce4" table:formula="of:=COS(RADIANS([.AU$4])) * SIN(RADIANS([.$A28]))" office:value-type="float" office:value="0.101128657567424" calcext:value-type="float">
            <text:p>0,10</text:p>
          </table:table-cell>
          <table:table-cell table:style-name="ce4" table:formula="of:=COS(RADIANS([.AV$4])) * SIN(RADIANS([.$A28]))" office:value-type="float" office:value="0.0945264152739224" calcext:value-type="float">
            <text:p>0,09</text:p>
          </table:table-cell>
          <table:table-cell table:style-name="ce4" table:formula="of:=COS(RADIANS([.AW$4])) * SIN(RADIANS([.$A28]))" office:value-type="float" office:value="0.0878953793186304" calcext:value-type="float">
            <text:p>0,09</text:p>
          </table:table-cell>
          <table:table-cell table:style-name="ce4" table:formula="of:=COS(RADIANS([.AX$4])) * SIN(RADIANS([.$A28]))" office:value-type="float" office:value="0.081237569579336" calcext:value-type="float">
            <text:p>0,08</text:p>
          </table:table-cell>
          <table:table-cell table:style-name="ce4" table:formula="of:=COS(RADIANS([.AY$4])) * SIN(RADIANS([.$A28]))" office:value-type="float" office:value="0.074555014089382" calcext:value-type="float">
            <text:p>0,07</text:p>
          </table:table-cell>
          <table:table-cell table:style-name="ce4" table:formula="of:=COS(RADIANS([.AZ$4])) * SIN(RADIANS([.$A28]))" office:value-type="float" office:value="0.0678497484199056" calcext:value-type="float">
            <text:p>0,07</text:p>
          </table:table-cell>
          <table:table-cell table:style-name="ce4" table:formula="of:=COS(RADIANS([.BA$4])) * SIN(RADIANS([.$A28]))" office:value-type="float" office:value="0.0611238150597853" calcext:value-type="float">
            <text:p>0,06</text:p>
          </table:table-cell>
          <table:table-cell table:style-name="ce4" table:formula="of:=COS(RADIANS([.BB$4])) * SIN(RADIANS([.$A28]))" office:value-type="float" office:value="0.054379262793478" calcext:value-type="float">
            <text:p>0,05</text:p>
          </table:table-cell>
          <table:table-cell table:style-name="ce4" table:formula="of:=COS(RADIANS([.BC$4])) * SIN(RADIANS([.$A28]))" office:value-type="float" office:value="0.0476181460769401" calcext:value-type="float">
            <text:p>0,05</text:p>
          </table:table-cell>
          <table:table-cell table:style-name="ce4" table:formula="of:=COS(RADIANS([.BD$4])) * SIN(RADIANS([.$A28]))" office:value-type="float" office:value="0.0408425244118198" calcext:value-type="float">
            <text:p>0,04</text:p>
          </table:table-cell>
          <table:table-cell table:style-name="ce4" table:formula="of:=COS(RADIANS([.BE$4])) * SIN(RADIANS([.$A28]))" office:value-type="float" office:value="0.0340544617181134" calcext:value-type="float">
            <text:p>0,03</text:p>
          </table:table-cell>
          <table:table-cell table:style-name="ce4" table:formula="of:=COS(RADIANS([.BF$4])) * SIN(RADIANS([.$A28]))" office:value-type="float" office:value="0.0272560257054744" calcext:value-type="float">
            <text:p>0,03</text:p>
          </table:table-cell>
          <table:table-cell table:style-name="ce4" table:formula="of:=COS(RADIANS([.BG$4])) * SIN(RADIANS([.$A28]))" office:value-type="float" office:value="0.0204492872433707" calcext:value-type="float">
            <text:p>0,02</text:p>
          </table:table-cell>
          <table:table-cell table:style-name="ce4" table:formula="of:=COS(RADIANS([.BH$4])) * SIN(RADIANS([.$A28]))" office:value-type="float" office:value="0.0170434524492685" calcext:value-type="float">
            <text:p>0,02</text:p>
          </table:table-cell>
          <table:table-cell table:style-name="ce4" table:formula="of:=COS(RADIANS([.BI$4])) * SIN(RADIANS([.$A28]))" office:value-type="float" office:value="0.0136363197302759" calcext:value-type="float">
            <text:p>0,01</text:p>
          </table:table-cell>
          <table:table-cell table:style-name="ce4" table:formula="of:=COS(RADIANS([.BJ$4])) * SIN(RADIANS([.$A28]))" office:value-type="float" office:value="0.0102281485527407" calcext:value-type="float">
            <text:p>0,01</text:p>
          </table:table-cell>
          <table:table-cell table:style-name="ce4" table:formula="of:=COS(RADIANS([.BK$4])) * SIN(RADIANS([.$A28]))" office:value-type="float" office:value="0.00681919846209329" calcext:value-type="float">
            <text:p>0,01</text:p>
          </table:table-cell>
          <table:table-cell table:style-name="ce4" table:formula="of:=COS(RADIANS([.BL$4])) * SIN(RADIANS([.$A28]))" office:value-type="float" office:value="0.00340972906308134" calcext:value-type="float">
            <text:p>0,00</text:p>
          </table:table-cell>
          <table:table-cell table:style-name="ce4" table:formula="of:=COS(RADIANS([.BM$4])) * SIN(RADIANS([.$A28]))" office:value-type="float" office:value="2.39253812915811E-017" calcext:value-type="float">
            <text:p>0,00</text:p>
          </table:table-cell>
          <table:table-cell table:formula="of:=90-[.A28]" office:value-type="float" office:value="67" calcext:value-type="float">
            <text:p>67</text:p>
          </table:table-cell>
          <table:table-cell table:number-columns-repeated="958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style-name="ce4" table:formula="of:=COS(RADIANS([.B$4])) * SIN(RADIANS([.$A29]))" office:value-type="float" office:value="0.4067366430758" calcext:value-type="float">
            <text:p>0,41</text:p>
          </table:table-cell>
          <table:table-cell table:style-name="ce4" table:formula="of:=COS(RADIANS([.C$4])) * SIN(RADIANS([.$A29]))" office:value-type="float" office:value="0.405188887351747" calcext:value-type="float">
            <text:p>0,41</text:p>
          </table:table-cell>
          <table:table-cell table:style-name="ce4" table:formula="of:=COS(RADIANS([.D$4])) * SIN(RADIANS([.$A29]))" office:value-type="float" office:value="0.400557399535207" calcext:value-type="float">
            <text:p>0,40</text:p>
          </table:table-cell>
          <table:table-cell table:style-name="ce4" table:formula="of:=COS(RADIANS([.E$4])) * SIN(RADIANS([.$A29]))" office:value-type="float" office:value="0.392877428045034" calcext:value-type="float">
            <text:p>0,39</text:p>
          </table:table-cell>
          <table:table-cell table:style-name="ce4" table:formula="of:=COS(RADIANS([.F$4])) * SIN(RADIANS([.$A29]))" office:value-type="float" office:value="0.382207422101561" calcext:value-type="float">
            <text:p>0,38</text:p>
          </table:table-cell>
          <table:table-cell table:style-name="ce4" table:formula="of:=COS(RADIANS([.G$4])) * SIN(RADIANS([.$A29]))" office:value-type="float" office:value="0.371572412738697" calcext:value-type="float">
            <text:p>0,37</text:p>
          </table:table-cell>
          <table:table-cell table:style-name="ce4" table:formula="of:=COS(RADIANS([.H$4])) * SIN(RADIANS([.$A29]))" office:value-type="float" office:value="0.362405002607013" calcext:value-type="float">
            <text:p>0,36</text:p>
          </table:table-cell>
          <table:table-cell table:style-name="ce4" table:formula="of:=COS(RADIANS([.I$4])) * SIN(RADIANS([.$A29]))" office:value-type="float" office:value="0.352244265553647" calcext:value-type="float">
            <text:p>0,35</text:p>
          </table:table-cell>
          <table:table-cell table:style-name="ce4" table:formula="of:=COS(RADIANS([.J$4])) * SIN(RADIANS([.$A29]))" office:value-type="float" office:value="0.344932235797488" calcext:value-type="float">
            <text:p>0,34</text:p>
          </table:table-cell>
          <table:table-cell table:style-name="ce4" table:formula="of:=COS(RADIANS([.K$4])) * SIN(RADIANS([.$A29]))" office:value-type="float" office:value="0.337199959244748" calcext:value-type="float">
            <text:p>0,34</text:p>
          </table:table-cell>
          <table:table-cell table:style-name="ce4" table:formula="of:=COS(RADIANS([.L$4])) * SIN(RADIANS([.$A29]))" office:value-type="float" office:value="0.32905685648334" calcext:value-type="float">
            <text:p>0,33</text:p>
          </table:table-cell>
          <table:table-cell table:style-name="ce4" table:formula="of:=COS(RADIANS([.M$4])) * SIN(RADIANS([.$A29]))" office:value-type="float" office:value="0.320512848629629" calcext:value-type="float">
            <text:p>0,32</text:p>
          </table:table-cell>
          <table:table-cell table:style-name="ce4" table:formula="of:=COS(RADIANS([.N$4])) * SIN(RADIANS([.$A29]))" office:value-type="float" office:value="0.311578345241084" calcext:value-type="float">
            <text:p>0,31</text:p>
          </table:table-cell>
          <table:table-cell table:style-name="ce4" table:formula="of:=COS(RADIANS([.O$4])) * SIN(RADIANS([.$A29]))" office:value-type="float" office:value="0.302264231633827" calcext:value-type="float">
            <text:p>0,30</text:p>
          </table:table-cell>
          <table:table-cell table:style-name="ce4" table:formula="of:=COS(RADIANS([.P$4])) * SIN(RADIANS([.$A29]))" office:value-type="float" office:value="0.292581855620559" calcext:value-type="float">
            <text:p>0,29</text:p>
          </table:table-cell>
          <table:table-cell table:style-name="ce4" table:formula="of:=COS(RADIANS([.Q$4])) * SIN(RADIANS([.$A29]))" office:value-type="float" office:value="0.287606238475951" calcext:value-type="float">
            <text:p>0,29</text:p>
          </table:table-cell>
          <table:table-cell table:style-name="ce4" table:formula="of:=COS(RADIANS([.R$4])) * SIN(RADIANS([.$A29]))" office:value-type="float" office:value="0.282543013684998" calcext:value-type="float">
            <text:p>0,28</text:p>
          </table:table-cell>
          <table:table-cell table:style-name="ce4" table:formula="of:=COS(RADIANS([.S$4])) * SIN(RADIANS([.$A29]))" office:value-type="float" office:value="0.277393723555021" calcext:value-type="float">
            <text:p>0,28</text:p>
          </table:table-cell>
          <table:table-cell table:style-name="ce4" table:formula="of:=COS(RADIANS([.T$4])) * SIN(RADIANS([.$A29]))" office:value-type="float" office:value="0.272159936609677" calcext:value-type="float">
            <text:p>0,27</text:p>
          </table:table-cell>
          <table:table-cell table:style-name="ce4" table:formula="of:=COS(RADIANS([.U$4])) * SIN(RADIANS([.$A29]))" office:value-type="float" office:value="0.266843247111168" calcext:value-type="float">
            <text:p>0,27</text:p>
          </table:table-cell>
          <table:table-cell table:style-name="ce4" table:formula="of:=COS(RADIANS([.V$4])) * SIN(RADIANS([.$A29]))" office:value-type="float" office:value="0.261445274574621" calcext:value-type="float">
            <text:p>0,26</text:p>
          </table:table-cell>
          <table:table-cell table:style-name="ce4" table:formula="of:=COS(RADIANS([.W$4])) * SIN(RADIANS([.$A29]))" office:value-type="float" office:value="0.255967663274761" calcext:value-type="float">
            <text:p>0,26</text:p>
          </table:table-cell>
          <table:table-cell table:style-name="ce4" table:formula="of:=COS(RADIANS([.X$4])) * SIN(RADIANS([.$A29]))" office:value-type="float" office:value="0.250412081745053" calcext:value-type="float">
            <text:p>0,25</text:p>
          </table:table-cell>
          <table:table-cell table:style-name="ce4" table:formula="of:=COS(RADIANS([.Y$4])) * SIN(RADIANS([.$A29]))" office:value-type="float" office:value="0.244780222269449" calcext:value-type="float">
            <text:p>0,24</text:p>
          </table:table-cell>
          <table:table-cell table:style-name="ce4" table:formula="of:=COS(RADIANS([.Z$4])) * SIN(RADIANS([.$A29]))" office:value-type="float" office:value="0.239073800366903" calcext:value-type="float">
            <text:p>0,24</text:p>
          </table:table-cell>
          <table:table-cell table:style-name="ce4" table:formula="of:=COS(RADIANS([.AA$4])) * SIN(RADIANS([.$A29]))" office:value-type="float" office:value="0.233294554268805" calcext:value-type="float">
            <text:p>0,23</text:p>
          </table:table-cell>
          <table:table-cell table:style-name="ce4" table:formula="of:=COS(RADIANS([.AB$4])) * SIN(RADIANS([.$A29]))" office:value-type="float" office:value="0.227444244389502" calcext:value-type="float">
            <text:p>0,23</text:p>
          </table:table-cell>
          <table:table-cell table:style-name="ce4" table:formula="of:=COS(RADIANS([.AC$4])) * SIN(RADIANS([.$A29]))" office:value-type="float" office:value="0.221524652790055" calcext:value-type="float">
            <text:p>0,22</text:p>
          </table:table-cell>
          <table:table-cell table:style-name="ce4" table:formula="of:=COS(RADIANS([.AD$4])) * SIN(RADIANS([.$A29]))" office:value-type="float" office:value="0.215537582635412" calcext:value-type="float">
            <text:p>0,22</text:p>
          </table:table-cell>
          <table:table-cell table:style-name="ce4" table:formula="of:=COS(RADIANS([.AE$4])) * SIN(RADIANS([.$A29]))" office:value-type="float" office:value="0.209484857645138" calcext:value-type="float">
            <text:p>0,21</text:p>
          </table:table-cell>
          <table:table-cell table:style-name="ce4" table:formula="of:=COS(RADIANS([.AF$4])) * SIN(RADIANS([.$A29]))" office:value-type="float" office:value="0.2033683215379" calcext:value-type="float">
            <text:p>0,20</text:p>
          </table:table-cell>
          <table:table-cell table:style-name="ce4" table:formula="of:=COS(RADIANS([.AG$4])) * SIN(RADIANS([.$A29]))" office:value-type="float" office:value="0.197189837469849" calcext:value-type="float">
            <text:p>0,20</text:p>
          </table:table-cell>
          <table:table-cell table:style-name="ce4" table:formula="of:=COS(RADIANS([.AH$4])) * SIN(RADIANS([.$A29]))" office:value-type="float" office:value="0.190951287467083" calcext:value-type="float">
            <text:p>0,19</text:p>
          </table:table-cell>
          <table:table-cell table:style-name="ce4" table:formula="of:=COS(RADIANS([.AI$4])) * SIN(RADIANS([.$A29]))" office:value-type="float" office:value="0.184654571852368" calcext:value-type="float">
            <text:p>0,18</text:p>
          </table:table-cell>
          <table:table-cell table:style-name="ce4" table:formula="of:=COS(RADIANS([.AJ$4])) * SIN(RADIANS([.$A29]))" office:value-type="float" office:value="0.178301608666278" calcext:value-type="float">
            <text:p>0,18</text:p>
          </table:table-cell>
          <table:table-cell table:style-name="ce4" table:formula="of:=COS(RADIANS([.AK$4])) * SIN(RADIANS([.$A29]))" office:value-type="float" office:value="0.171894333082942" calcext:value-type="float">
            <text:p>0,17</text:p>
          </table:table-cell>
          <table:table-cell table:style-name="ce4" table:formula="of:=COS(RADIANS([.AL$4])) * SIN(RADIANS([.$A29]))" office:value-type="float" office:value="0.165434696820571" calcext:value-type="float">
            <text:p>0,17</text:p>
          </table:table-cell>
          <table:table-cell table:style-name="ce4" table:formula="of:=COS(RADIANS([.AM$4])) * SIN(RADIANS([.$A29]))" office:value-type="float" office:value="0.158924667546946" calcext:value-type="float">
            <text:p>0,16</text:p>
          </table:table-cell>
          <table:table-cell table:style-name="ce4" table:formula="of:=COS(RADIANS([.AN$4])) * SIN(RADIANS([.$A29]))" office:value-type="float" office:value="0.152366228280049" calcext:value-type="float">
            <text:p>0,15</text:p>
          </table:table-cell>
          <table:table-cell table:style-name="ce4" table:formula="of:=COS(RADIANS([.AO$4])) * SIN(RADIANS([.$A29]))" office:value-type="float" office:value="0.145761376784013" calcext:value-type="float">
            <text:p>0,15</text:p>
          </table:table-cell>
          <table:table-cell table:style-name="ce4" table:formula="of:=COS(RADIANS([.AP$4])) * SIN(RADIANS([.$A29]))" office:value-type="float" office:value="0.139112124960587" calcext:value-type="float">
            <text:p>0,14</text:p>
          </table:table-cell>
          <table:table-cell table:style-name="ce4" table:formula="of:=COS(RADIANS([.AQ$4])) * SIN(RADIANS([.$A29]))" office:value-type="float" office:value="0.132420498236288" calcext:value-type="float">
            <text:p>0,13</text:p>
          </table:table-cell>
          <table:table-cell table:style-name="ce4" table:formula="of:=COS(RADIANS([.AR$4])) * SIN(RADIANS([.$A29]))" office:value-type="float" office:value="0.12568853494544" calcext:value-type="float">
            <text:p>0,13</text:p>
          </table:table-cell>
          <table:table-cell table:style-name="ce4" table:formula="of:=COS(RADIANS([.AS$4])) * SIN(RADIANS([.$A29]))" office:value-type="float" office:value="0.118918285709275" calcext:value-type="float">
            <text:p>0,12</text:p>
          </table:table-cell>
          <table:table-cell table:style-name="ce4" table:formula="of:=COS(RADIANS([.AT$4])) * SIN(RADIANS([.$A29]))" office:value-type="float" office:value="0.112111812811296" calcext:value-type="float">
            <text:p>0,11</text:p>
          </table:table-cell>
          <table:table-cell table:style-name="ce4" table:formula="of:=COS(RADIANS([.AU$4])) * SIN(RADIANS([.$A29]))" office:value-type="float" office:value="0.105271189569083" calcext:value-type="float">
            <text:p>0,11</text:p>
          </table:table-cell>
          <table:table-cell table:style-name="ce4" table:formula="of:=COS(RADIANS([.AV$4])) * SIN(RADIANS([.$A29]))" office:value-type="float" office:value="0.098398499702743" calcext:value-type="float">
            <text:p>0,10</text:p>
          </table:table-cell>
          <table:table-cell table:style-name="ce4" table:formula="of:=COS(RADIANS([.AW$4])) * SIN(RADIANS([.$A29]))" office:value-type="float" office:value="0.0914958367001856" calcext:value-type="float">
            <text:p>0,09</text:p>
          </table:table-cell>
          <table:table-cell table:style-name="ce4" table:formula="of:=COS(RADIANS([.AX$4])) * SIN(RADIANS([.$A29]))" office:value-type="float" office:value="0.0845653031794291" calcext:value-type="float">
            <text:p>0,08</text:p>
          </table:table-cell>
          <table:table-cell table:style-name="ce4" table:formula="of:=COS(RADIANS([.AY$4])) * SIN(RADIANS([.$A29]))" office:value-type="float" office:value="0.0776090102481218" calcext:value-type="float">
            <text:p>0,08</text:p>
          </table:table-cell>
          <table:table-cell table:style-name="ce4" table:formula="of:=COS(RADIANS([.AZ$4])) * SIN(RADIANS([.$A29]))" office:value-type="float" office:value="0.0706290768604774" calcext:value-type="float">
            <text:p>0,07</text:p>
          </table:table-cell>
          <table:table-cell table:style-name="ce4" table:formula="of:=COS(RADIANS([.BA$4])) * SIN(RADIANS([.$A29]))" office:value-type="float" office:value="0.0636276291718221" calcext:value-type="float">
            <text:p>0,06</text:p>
          </table:table-cell>
          <table:table-cell table:style-name="ce4" table:formula="of:=COS(RADIANS([.BB$4])) * SIN(RADIANS([.$A29]))" office:value-type="float" office:value="0.0566067998909464" calcext:value-type="float">
            <text:p>0,06</text:p>
          </table:table-cell>
          <table:table-cell table:style-name="ce4" table:formula="of:=COS(RADIANS([.BC$4])) * SIN(RADIANS([.$A29]))" office:value-type="float" office:value="0.0495687276304616" calcext:value-type="float">
            <text:p>0,05</text:p>
          </table:table-cell>
          <table:table-cell table:style-name="ce4" table:formula="of:=COS(RADIANS([.BD$4])) * SIN(RADIANS([.$A29]))" office:value-type="float" office:value="0.0425155562553575" calcext:value-type="float">
            <text:p>0,04</text:p>
          </table:table-cell>
          <table:table-cell table:style-name="ce4" table:formula="of:=COS(RADIANS([.BE$4])) * SIN(RADIANS([.$A29]))" office:value-type="float" office:value="0.0354494342299606" calcext:value-type="float">
            <text:p>0,04</text:p>
          </table:table-cell>
          <table:table-cell table:style-name="ce4" table:formula="of:=COS(RADIANS([.BF$4])) * SIN(RADIANS([.$A29]))" office:value-type="float" office:value="0.0283725139634907" calcext:value-type="float">
            <text:p>0,03</text:p>
          </table:table-cell>
          <table:table-cell table:style-name="ce4" table:formula="of:=COS(RADIANS([.BG$4])) * SIN(RADIANS([.$A29]))" office:value-type="float" office:value="0.021286951154417" calcext:value-type="float">
            <text:p>0,02</text:p>
          </table:table-cell>
          <table:table-cell table:style-name="ce4" table:formula="of:=COS(RADIANS([.BH$4])) * SIN(RADIANS([.$A29]))" office:value-type="float" office:value="0.0177416031899997" calcext:value-type="float">
            <text:p>0,02</text:p>
          </table:table-cell>
          <table:table-cell table:style-name="ce4" table:formula="of:=COS(RADIANS([.BI$4])) * SIN(RADIANS([.$A29]))" office:value-type="float" office:value="0.0141949041338102" calcext:value-type="float">
            <text:p>0,01</text:p>
          </table:table-cell>
          <table:table-cell table:style-name="ce4" table:formula="of:=COS(RADIANS([.BJ$4])) * SIN(RADIANS([.$A29]))" office:value-type="float" office:value="0.0106471240807132" calcext:value-type="float">
            <text:p>0,01</text:p>
          </table:table-cell>
          <table:table-cell table:style-name="ce4" table:formula="of:=COS(RADIANS([.BK$4])) * SIN(RADIANS([.$A29]))" office:value-type="float" office:value="0.00709853320789522" calcext:value-type="float">
            <text:p>0,01</text:p>
          </table:table-cell>
          <table:table-cell table:style-name="ce4" table:formula="of:=COS(RADIANS([.BL$4])) * SIN(RADIANS([.$A29]))" office:value-type="float" office:value="0.0035494017542904" calcext:value-type="float">
            <text:p>0,00</text:p>
          </table:table-cell>
          <table:table-cell table:style-name="ce4" table:formula="of:=COS(RADIANS([.BM$4])) * SIN(RADIANS([.$A29]))" office:value-type="float" office:value="2.49054364019359E-017" calcext:value-type="float">
            <text:p>0,00</text:p>
          </table:table-cell>
          <table:table-cell table:formula="of:=90-[.A29]" office:value-type="float" office:value="66" calcext:value-type="float">
            <text:p>66</text:p>
          </table:table-cell>
          <table:table-cell table:number-columns-repeated="958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style-name="ce4" table:formula="of:=COS(RADIANS([.B$4])) * SIN(RADIANS([.$A30]))" office:value-type="float" office:value="0.422618261740699" calcext:value-type="float">
            <text:p>0,42</text:p>
          </table:table-cell>
          <table:table-cell table:style-name="ce4" table:formula="of:=COS(RADIANS([.C$4])) * SIN(RADIANS([.$A30]))" office:value-type="float" office:value="0.421010071662834" calcext:value-type="float">
            <text:p>0,42</text:p>
          </table:table-cell>
          <table:table-cell table:style-name="ce4" table:formula="of:=COS(RADIANS([.D$4])) * SIN(RADIANS([.$A30]))" office:value-type="float" office:value="0.416197740726783" calcext:value-type="float">
            <text:p>0,42</text:p>
          </table:table-cell>
          <table:table-cell table:style-name="ce4" table:formula="of:=COS(RADIANS([.E$4])) * SIN(RADIANS([.$A30]))" office:value-type="float" office:value="0.408217893676735" calcext:value-type="float">
            <text:p>0,41</text:p>
          </table:table-cell>
          <table:table-cell table:style-name="ce4" table:formula="of:=COS(RADIANS([.F$4])) * SIN(RADIANS([.$A30]))" office:value-type="float" office:value="0.397131261967103" calcext:value-type="float">
            <text:p>0,40</text:p>
          </table:table-cell>
          <table:table-cell table:style-name="ce4" table:formula="of:=COS(RADIANS([.G$4])) * SIN(RADIANS([.$A30]))" office:value-type="float" office:value="0.386080993330028" calcext:value-type="float">
            <text:p>0,39</text:p>
          </table:table-cell>
          <table:table-cell table:style-name="ce4" table:formula="of:=COS(RADIANS([.H$4])) * SIN(RADIANS([.$A30]))" office:value-type="float" office:value="0.37655562845211" calcext:value-type="float">
            <text:p>0,38</text:p>
          </table:table-cell>
          <table:table-cell table:style-name="ce4" table:formula="of:=COS(RADIANS([.I$4])) * SIN(RADIANS([.$A30]))" office:value-type="float" office:value="0.365998150770667" calcext:value-type="float">
            <text:p>0,37</text:p>
          </table:table-cell>
          <table:table-cell table:style-name="ce4" table:formula="of:=COS(RADIANS([.J$4])) * SIN(RADIANS([.$A30]))" office:value-type="float" office:value="0.358400612270138" calcext:value-type="float">
            <text:p>0,36</text:p>
          </table:table-cell>
          <table:table-cell table:style-name="ce4" table:formula="of:=COS(RADIANS([.K$4])) * SIN(RADIANS([.$A30]))" office:value-type="float" office:value="0.350366417830941" calcext:value-type="float">
            <text:p>0,35</text:p>
          </table:table-cell>
          <table:table-cell table:style-name="ce4" table:formula="of:=COS(RADIANS([.L$4])) * SIN(RADIANS([.$A30]))" office:value-type="float" office:value="0.341905355881425" calcext:value-type="float">
            <text:p>0,34</text:p>
          </table:table-cell>
          <table:table-cell table:style-name="ce4" table:formula="of:=COS(RADIANS([.M$4])) * SIN(RADIANS([.$A30]))" office:value-type="float" office:value="0.333027734922251" calcext:value-type="float">
            <text:p>0,33</text:p>
          </table:table-cell>
          <table:table-cell table:style-name="ce4" table:formula="of:=COS(RADIANS([.N$4])) * SIN(RADIANS([.$A30]))" office:value-type="float" office:value="0.323744370967065" calcext:value-type="float">
            <text:p>0,32</text:p>
          </table:table-cell>
          <table:table-cell table:style-name="ce4" table:formula="of:=COS(RADIANS([.O$4])) * SIN(RADIANS([.$A30]))" office:value-type="float" office:value="0.314066574364852" calcext:value-type="float">
            <text:p>0,31</text:p>
          </table:table-cell>
          <table:table-cell table:style-name="ce4" table:formula="of:=COS(RADIANS([.P$4])) * SIN(RADIANS([.$A30]))" office:value-type="float" office:value="0.304006136020023" calcext:value-type="float">
            <text:p>0,30</text:p>
          </table:table-cell>
          <table:table-cell table:style-name="ce4" table:formula="of:=COS(RADIANS([.Q$4])) * SIN(RADIANS([.$A30]))" office:value-type="float" office:value="0.29883623873012" calcext:value-type="float">
            <text:p>0,30</text:p>
          </table:table-cell>
          <table:table-cell table:style-name="ce4" table:formula="of:=COS(RADIANS([.R$4])) * SIN(RADIANS([.$A30]))" office:value-type="float" office:value="0.293575313027008" calcext:value-type="float">
            <text:p>0,29</text:p>
          </table:table-cell>
          <table:table-cell table:style-name="ce4" table:formula="of:=COS(RADIANS([.S$4])) * SIN(RADIANS([.$A30]))" office:value-type="float" office:value="0.288224961439621" calcext:value-type="float">
            <text:p>0,29</text:p>
          </table:table-cell>
          <table:table-cell table:style-name="ce4" table:formula="of:=COS(RADIANS([.T$4])) * SIN(RADIANS([.$A30]))" office:value-type="float" office:value="0.282786813736881" calcext:value-type="float">
            <text:p>0,28</text:p>
          </table:table-cell>
          <table:table-cell table:style-name="ce4" table:formula="of:=COS(RADIANS([.U$4])) * SIN(RADIANS([.$A30]))" office:value-type="float" office:value="0.277262526431259" calcext:value-type="float">
            <text:p>0,28</text:p>
          </table:table-cell>
          <table:table-cell table:style-name="ce4" table:formula="of:=COS(RADIANS([.V$4])) * SIN(RADIANS([.$A30]))" office:value-type="float" office:value="0.271653782274184" calcext:value-type="float">
            <text:p>0,27</text:p>
          </table:table-cell>
          <table:table-cell table:style-name="ce4" table:formula="of:=COS(RADIANS([.W$4])) * SIN(RADIANS([.$A30]))" office:value-type="float" office:value="0.26596228974346" calcext:value-type="float">
            <text:p>0,27</text:p>
          </table:table-cell>
          <table:table-cell table:style-name="ce4" table:formula="of:=COS(RADIANS([.X$4])) * SIN(RADIANS([.$A30]))" office:value-type="float" office:value="0.260189782522844" calcext:value-type="float">
            <text:p>0,26</text:p>
          </table:table-cell>
          <table:table-cell table:style-name="ce4" table:formula="of:=COS(RADIANS([.Y$4])) * SIN(RADIANS([.$A30]))" office:value-type="float" office:value="0.254338018973957" calcext:value-type="float">
            <text:p>0,25</text:p>
          </table:table-cell>
          <table:table-cell table:style-name="ce4" table:formula="of:=COS(RADIANS([.Z$4])) * SIN(RADIANS([.$A30]))" office:value-type="float" office:value="0.248408781600663" calcext:value-type="float">
            <text:p>0,25</text:p>
          </table:table-cell>
          <table:table-cell table:style-name="ce4" table:formula="of:=COS(RADIANS([.AA$4])) * SIN(RADIANS([.$A30]))" office:value-type="float" office:value="0.242403876506104" calcext:value-type="float">
            <text:p>0,24</text:p>
          </table:table-cell>
          <table:table-cell table:style-name="ce4" table:formula="of:=COS(RADIANS([.AB$4])) * SIN(RADIANS([.$A30]))" office:value-type="float" office:value="0.236325132842542" calcext:value-type="float">
            <text:p>0,24</text:p>
          </table:table-cell>
          <table:table-cell table:style-name="ce4" table:formula="of:=COS(RADIANS([.AC$4])) * SIN(RADIANS([.$A30]))" office:value-type="float" office:value="0.230174402254183" calcext:value-type="float">
            <text:p>0,23</text:p>
          </table:table-cell>
          <table:table-cell table:style-name="ce4" table:formula="of:=COS(RADIANS([.AD$4])) * SIN(RADIANS([.$A30]))" office:value-type="float" office:value="0.223953558313147" calcext:value-type="float">
            <text:p>0,22</text:p>
          </table:table-cell>
          <table:table-cell table:style-name="ce4" table:formula="of:=COS(RADIANS([.AE$4])) * SIN(RADIANS([.$A30]))" office:value-type="float" office:value="0.217664495948763" calcext:value-type="float">
            <text:p>0,22</text:p>
          </table:table-cell>
          <table:table-cell table:style-name="ce4" table:formula="of:=COS(RADIANS([.AF$4])) * SIN(RADIANS([.$A30]))" office:value-type="float" office:value="0.21130913087035" calcext:value-type="float">
            <text:p>0,21</text:p>
          </table:table-cell>
          <table:table-cell table:style-name="ce4" table:formula="of:=COS(RADIANS([.AG$4])) * SIN(RADIANS([.$A30]))" office:value-type="float" office:value="0.204889398983676" calcext:value-type="float">
            <text:p>0,20</text:p>
          </table:table-cell>
          <table:table-cell table:style-name="ce4" table:formula="of:=COS(RADIANS([.AH$4])) * SIN(RADIANS([.$A30]))" office:value-type="float" office:value="0.198407255801263" calcext:value-type="float">
            <text:p>0,20</text:p>
          </table:table-cell>
          <table:table-cell table:style-name="ce4" table:formula="of:=COS(RADIANS([.AI$4])) * SIN(RADIANS([.$A30]))" office:value-type="float" office:value="0.191864675846719" calcext:value-type="float">
            <text:p>0,19</text:p>
          </table:table-cell>
          <table:table-cell table:style-name="ce4" table:formula="of:=COS(RADIANS([.AJ$4])) * SIN(RADIANS([.$A30]))" office:value-type="float" office:value="0.185263652053277" calcext:value-type="float">
            <text:p>0,19</text:p>
          </table:table-cell>
          <table:table-cell table:style-name="ce4" table:formula="of:=COS(RADIANS([.AK$4])) * SIN(RADIANS([.$A30]))" office:value-type="float" office:value="0.17860619515673" calcext:value-type="float">
            <text:p>0,18</text:p>
          </table:table-cell>
          <table:table-cell table:style-name="ce4" table:formula="of:=COS(RADIANS([.AL$4])) * SIN(RADIANS([.$A30]))" office:value-type="float" office:value="0.171894333082942" calcext:value-type="float">
            <text:p>0,17</text:p>
          </table:table-cell>
          <table:table-cell table:style-name="ce4" table:formula="of:=COS(RADIANS([.AM$4])) * SIN(RADIANS([.$A30]))" office:value-type="float" office:value="0.165130110330119" calcext:value-type="float">
            <text:p>0,17</text:p>
          </table:table-cell>
          <table:table-cell table:style-name="ce4" table:formula="of:=COS(RADIANS([.AN$4])) * SIN(RADIANS([.$A30]))" office:value-type="float" office:value="0.158315587346038" calcext:value-type="float">
            <text:p>0,16</text:p>
          </table:table-cell>
          <table:table-cell table:style-name="ce4" table:formula="of:=COS(RADIANS([.AO$4])) * SIN(RADIANS([.$A30]))" office:value-type="float" office:value="0.151452839900413" calcext:value-type="float">
            <text:p>0,15</text:p>
          </table:table-cell>
          <table:table-cell table:style-name="ce4" table:formula="of:=COS(RADIANS([.AP$4])) * SIN(RADIANS([.$A30]))" office:value-type="float" office:value="0.144543958452599" calcext:value-type="float">
            <text:p>0,14</text:p>
          </table:table-cell>
          <table:table-cell table:style-name="ce4" table:formula="of:=COS(RADIANS([.AQ$4])) * SIN(RADIANS([.$A30]))" office:value-type="float" office:value="0.137591047514811" calcext:value-type="float">
            <text:p>0,14</text:p>
          </table:table-cell>
          <table:table-cell table:style-name="ce4" table:formula="of:=COS(RADIANS([.AR$4])) * SIN(RADIANS([.$A30]))" office:value-type="float" office:value="0.130596225011076" calcext:value-type="float">
            <text:p>0,13</text:p>
          </table:table-cell>
          <table:table-cell table:style-name="ce4" table:formula="of:=COS(RADIANS([.AS$4])) * SIN(RADIANS([.$A30]))" office:value-type="float" office:value="0.123561621632088" calcext:value-type="float">
            <text:p>0,12</text:p>
          </table:table-cell>
          <table:table-cell table:style-name="ce4" table:formula="of:=COS(RADIANS([.AT$4])) * SIN(RADIANS([.$A30]))" office:value-type="float" office:value="0.116489380186183" calcext:value-type="float">
            <text:p>0,12</text:p>
          </table:table-cell>
          <table:table-cell table:style-name="ce4" table:formula="of:=COS(RADIANS([.AU$4])) * SIN(RADIANS([.$A30]))" office:value-type="float" office:value="0.109381654946615" calcext:value-type="float">
            <text:p>0,11</text:p>
          </table:table-cell>
          <table:table-cell table:style-name="ce4" table:formula="of:=COS(RADIANS([.AV$4])) * SIN(RADIANS([.$A30]))" office:value-type="float" office:value="0.102240610995347" calcext:value-type="float">
            <text:p>0,10</text:p>
          </table:table-cell>
          <table:table-cell table:style-name="ce4" table:formula="of:=COS(RADIANS([.AW$4])) * SIN(RADIANS([.$A30]))" office:value-type="float" office:value="0.0950684235635419" calcext:value-type="float">
            <text:p>0,10</text:p>
          </table:table-cell>
          <table:table-cell table:style-name="ce4" table:formula="of:=COS(RADIANS([.AX$4])) * SIN(RADIANS([.$A30]))" office:value-type="float" office:value="0.0878672773689712" calcext:value-type="float">
            <text:p>0,09</text:p>
          </table:table-cell>
          <table:table-cell table:style-name="ce4" table:formula="of:=COS(RADIANS([.AY$4])) * SIN(RADIANS([.$A30]))" office:value-type="float" office:value="0.0806393659505246" calcext:value-type="float">
            <text:p>0,08</text:p>
          </table:table-cell>
          <table:table-cell table:style-name="ce4" table:formula="of:=COS(RADIANS([.AZ$4])) * SIN(RADIANS([.$A30]))" office:value-type="float" office:value="0.0733868910000383" calcext:value-type="float">
            <text:p>0,07</text:p>
          </table:table-cell>
          <table:table-cell table:style-name="ce4" table:formula="of:=COS(RADIANS([.BA$4])) * SIN(RADIANS([.$A30]))" office:value-type="float" office:value="0.0661120616916386" calcext:value-type="float">
            <text:p>0,07</text:p>
          </table:table-cell>
          <table:table-cell table:style-name="ce4" table:formula="of:=COS(RADIANS([.BB$4])) * SIN(RADIANS([.$A30]))" office:value-type="float" office:value="0.0588170940088057" calcext:value-type="float">
            <text:p>0,06</text:p>
          </table:table-cell>
          <table:table-cell table:style-name="ce4" table:formula="of:=COS(RADIANS([.BC$4])) * SIN(RADIANS([.$A30]))" office:value-type="float" office:value="0.0515042100693638" calcext:value-type="float">
            <text:p>0,05</text:p>
          </table:table-cell>
          <table:table-cell table:style-name="ce4" table:formula="of:=COS(RADIANS([.BD$4])) * SIN(RADIANS([.$A30]))" office:value-type="float" office:value="0.0441756374486022" calcext:value-type="float">
            <text:p>0,04</text:p>
          </table:table-cell>
          <table:table-cell table:style-name="ce4" table:formula="of:=COS(RADIANS([.BE$4])) * SIN(RADIANS([.$A30]))" office:value-type="float" office:value="0.0368336085007349" calcext:value-type="float">
            <text:p>0,04</text:p>
          </table:table-cell>
          <table:table-cell table:style-name="ce4" table:formula="of:=COS(RADIANS([.BF$4])) * SIN(RADIANS([.$A30]))" office:value-type="float" office:value="0.0294803596789029" calcext:value-type="float">
            <text:p>0,03</text:p>
          </table:table-cell>
          <table:table-cell table:style-name="ce4" table:formula="of:=COS(RADIANS([.BG$4])) * SIN(RADIANS([.$A30]))" office:value-type="float" office:value="0.0221181308539303" calcext:value-type="float">
            <text:p>0,02</text:p>
          </table:table-cell>
          <table:table-cell table:style-name="ce4" table:formula="of:=COS(RADIANS([.BH$4])) * SIN(RADIANS([.$A30]))" office:value-type="float" office:value="0.0184343496665325" calcext:value-type="float">
            <text:p>0,02</text:p>
          </table:table-cell>
          <table:table-cell table:style-name="ce4" table:formula="of:=COS(RADIANS([.BI$4])) * SIN(RADIANS([.$A30]))" office:value-type="float" office:value="0.0147491646320363" calcext:value-type="float">
            <text:p>0,01</text:p>
          </table:table-cell>
          <table:table-cell table:style-name="ce4" table:formula="of:=COS(RADIANS([.BJ$4])) * SIN(RADIANS([.$A30]))" office:value-type="float" office:value="0.0110628563915496" calcext:value-type="float">
            <text:p>0,01</text:p>
          </table:table-cell>
          <table:table-cell table:style-name="ce4" table:formula="of:=COS(RADIANS([.BK$4])) * SIN(RADIANS([.$A30]))" office:value-type="float" office:value="0.00737570567171699" calcext:value-type="float">
            <text:p>0,01</text:p>
          </table:table-cell>
          <table:table-cell table:style-name="ce4" table:formula="of:=COS(RADIANS([.BL$4])) * SIN(RADIANS([.$A30]))" office:value-type="float" office:value="0.00368799326334128" calcext:value-type="float">
            <text:p>0,00</text:p>
          </table:table-cell>
          <table:table-cell table:style-name="ce4" table:formula="of:=COS(RADIANS([.BM$4])) * SIN(RADIANS([.$A30]))" office:value-type="float" office:value="2.58779050750983E-017" calcext:value-type="float">
            <text:p>0,00</text:p>
          </table:table-cell>
          <table:table-cell table:formula="of:=90-[.A30]" office:value-type="float" office:value="65" calcext:value-type="float">
            <text:p>65</text:p>
          </table:table-cell>
          <table:table-cell table:number-columns-repeated="958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style-name="ce4" table:formula="of:=COS(RADIANS([.B$4])) * SIN(RADIANS([.$A31]))" office:value-type="float" office:value="0.438371146789077" calcext:value-type="float">
            <text:p>0,44</text:p>
          </table:table-cell>
          <table:table-cell table:style-name="ce4" table:formula="of:=COS(RADIANS([.C$4])) * SIN(RADIANS([.$A31]))" office:value-type="float" office:value="0.436703012227677" calcext:value-type="float">
            <text:p>0,44</text:p>
          </table:table-cell>
          <table:table-cell table:style-name="ce4" table:formula="of:=COS(RADIANS([.D$4])) * SIN(RADIANS([.$A31]))" office:value-type="float" office:value="0.431711304054736" calcext:value-type="float">
            <text:p>0,43</text:p>
          </table:table-cell>
          <table:table-cell table:style-name="ce4" table:formula="of:=COS(RADIANS([.E$4])) * SIN(RADIANS([.$A31]))" office:value-type="float" office:value="0.423434012183526" calcext:value-type="float">
            <text:p>0,42</text:p>
          </table:table-cell>
          <table:table-cell table:style-name="ce4" table:formula="of:=COS(RADIANS([.F$4])) * SIN(RADIANS([.$A31]))" office:value-type="float" office:value="0.411934131803152" calcext:value-type="float">
            <text:p>0,41</text:p>
          </table:table-cell>
          <table:table-cell table:style-name="ce4" table:formula="of:=COS(RADIANS([.G$4])) * SIN(RADIANS([.$A31]))" office:value-type="float" office:value="0.40047196991074" calcext:value-type="float">
            <text:p>0,40</text:p>
          </table:table-cell>
          <table:table-cell table:style-name="ce4" table:formula="of:=COS(RADIANS([.H$4])) * SIN(RADIANS([.$A31]))" office:value-type="float" office:value="0.390591551805005" calcext:value-type="float">
            <text:p>0,39</text:p>
          </table:table-cell>
          <table:table-cell table:style-name="ce4" table:formula="of:=COS(RADIANS([.I$4])) * SIN(RADIANS([.$A31]))" office:value-type="float" office:value="0.379640549405458" calcext:value-type="float">
            <text:p>0,38</text:p>
          </table:table-cell>
          <table:table-cell table:style-name="ce4" table:formula="of:=COS(RADIANS([.J$4])) * SIN(RADIANS([.$A31]))" office:value-type="float" office:value="0.371759816444386" calcext:value-type="float">
            <text:p>0,37</text:p>
          </table:table-cell>
          <table:table-cell table:style-name="ce4" table:formula="of:=COS(RADIANS([.K$4])) * SIN(RADIANS([.$A31]))" office:value-type="float" office:value="0.363426151412187" calcext:value-type="float">
            <text:p>0,36</text:p>
          </table:table-cell>
          <table:table-cell table:style-name="ce4" table:formula="of:=COS(RADIANS([.L$4])) * SIN(RADIANS([.$A31]))" office:value-type="float" office:value="0.354649707595998" calcext:value-type="float">
            <text:p>0,35</text:p>
          </table:table-cell>
          <table:table-cell table:style-name="ce4" table:formula="of:=COS(RADIANS([.M$4])) * SIN(RADIANS([.$A31]))" office:value-type="float" office:value="0.345441177740704" calcext:value-type="float">
            <text:p>0,35</text:p>
          </table:table-cell>
          <table:table-cell table:style-name="ce4" table:formula="of:=COS(RADIANS([.N$4])) * SIN(RADIANS([.$A31]))" office:value-type="float" office:value="0.335811781021467" calcext:value-type="float">
            <text:p>0,34</text:p>
          </table:table-cell>
          <table:table-cell table:style-name="ce4" table:formula="of:=COS(RADIANS([.O$4])) * SIN(RADIANS([.$A31]))" office:value-type="float" office:value="0.325773249374894" calcext:value-type="float">
            <text:p>0,33</text:p>
          </table:table-cell>
          <table:table-cell table:style-name="ce4" table:formula="of:=COS(RADIANS([.P$4])) * SIN(RADIANS([.$A31]))" office:value-type="float" office:value="0.31533781320548" calcext:value-type="float">
            <text:p>0,32</text:p>
          </table:table-cell>
          <table:table-cell table:style-name="ce4" table:formula="of:=COS(RADIANS([.Q$4])) * SIN(RADIANS([.$A31]))" office:value-type="float" office:value="0.30997521057108" calcext:value-type="float">
            <text:p>0,31</text:p>
          </table:table-cell>
          <table:table-cell table:style-name="ce4" table:formula="of:=COS(RADIANS([.R$4])) * SIN(RADIANS([.$A31]))" office:value-type="float" office:value="0.304518186484742" calcext:value-type="float">
            <text:p>0,30</text:p>
          </table:table-cell>
          <table:table-cell table:style-name="ce4" table:formula="of:=COS(RADIANS([.S$4])) * SIN(RADIANS([.$A31]))" office:value-type="float" office:value="0.298968403208868" calcext:value-type="float">
            <text:p>0,30</text:p>
          </table:table-cell>
          <table:table-cell table:style-name="ce4" table:formula="of:=COS(RADIANS([.T$4])) * SIN(RADIANS([.$A31]))" office:value-type="float" office:value="0.293327551261203" calcext:value-type="float">
            <text:p>0,29</text:p>
          </table:table-cell>
          <table:table-cell table:style-name="ce4" table:formula="of:=COS(RADIANS([.U$4])) * SIN(RADIANS([.$A31]))" office:value-type="float" office:value="0.287597348899897" calcext:value-type="float">
            <text:p>0,29</text:p>
          </table:table-cell>
          <table:table-cell table:style-name="ce4" table:formula="of:=COS(RADIANS([.V$4])) * SIN(RADIANS([.$A31]))" office:value-type="float" office:value="0.281779541600098" calcext:value-type="float">
            <text:p>0,28</text:p>
          </table:table-cell>
          <table:table-cell table:style-name="ce4" table:formula="of:=COS(RADIANS([.W$4])) * SIN(RADIANS([.$A31]))" office:value-type="float" office:value="0.275875901522268" calcext:value-type="float">
            <text:p>0,28</text:p>
          </table:table-cell>
          <table:table-cell table:style-name="ce4" table:formula="of:=COS(RADIANS([.X$4])) * SIN(RADIANS([.$A31]))" office:value-type="float" office:value="0.269888226972364" calcext:value-type="float">
            <text:p>0,27</text:p>
          </table:table-cell>
          <table:table-cell table:style-name="ce4" table:formula="of:=COS(RADIANS([.Y$4])) * SIN(RADIANS([.$A31]))" office:value-type="float" office:value="0.263818341854059" calcext:value-type="float">
            <text:p>0,26</text:p>
          </table:table-cell>
          <table:table-cell table:style-name="ce4" table:formula="of:=COS(RADIANS([.Z$4])) * SIN(RADIANS([.$A31]))" office:value-type="float" office:value="0.257668095113159" calcext:value-type="float">
            <text:p>0,26</text:p>
          </table:table-cell>
          <table:table-cell table:style-name="ce4" table:formula="of:=COS(RADIANS([.AA$4])) * SIN(RADIANS([.$A31]))" office:value-type="float" office:value="0.2514393601744" calcext:value-type="float">
            <text:p>0,25</text:p>
          </table:table-cell>
          <table:table-cell table:style-name="ce4" table:formula="of:=COS(RADIANS([.AB$4])) * SIN(RADIANS([.$A31]))" office:value-type="float" office:value="0.245134034370785" calcext:value-type="float">
            <text:p>0,25</text:p>
          </table:table-cell>
          <table:table-cell table:style-name="ce4" table:formula="of:=COS(RADIANS([.AC$4])) * SIN(RADIANS([.$A31]))" office:value-type="float" office:value="0.238754038365634" calcext:value-type="float">
            <text:p>0,24</text:p>
          </table:table-cell>
          <table:table-cell table:style-name="ce4" table:formula="of:=COS(RADIANS([.AD$4])) * SIN(RADIANS([.$A31]))" office:value-type="float" office:value="0.232301315567534" calcext:value-type="float">
            <text:p>0,23</text:p>
          </table:table-cell>
          <table:table-cell table:style-name="ce4" table:formula="of:=COS(RADIANS([.AE$4])) * SIN(RADIANS([.$A31]))" office:value-type="float" office:value="0.225777831538359" calcext:value-type="float">
            <text:p>0,23</text:p>
          </table:table-cell>
          <table:table-cell table:style-name="ce4" table:formula="of:=COS(RADIANS([.AF$4])) * SIN(RADIANS([.$A31]))" office:value-type="float" office:value="0.219185573394539" calcext:value-type="float">
            <text:p>0,22</text:p>
          </table:table-cell>
          <table:table-cell table:style-name="ce4" table:formula="of:=COS(RADIANS([.AG$4])) * SIN(RADIANS([.$A31]))" office:value-type="float" office:value="0.212526549201764" calcext:value-type="float">
            <text:p>0,21</text:p>
          </table:table-cell>
          <table:table-cell table:style-name="ce4" table:formula="of:=COS(RADIANS([.AH$4])) * SIN(RADIANS([.$A31]))" office:value-type="float" office:value="0.205802787363311" calcext:value-type="float">
            <text:p>0,21</text:p>
          </table:table-cell>
          <table:table-cell table:style-name="ce4" table:formula="of:=COS(RADIANS([.AI$4])) * SIN(RADIANS([.$A31]))" office:value-type="float" office:value="0.199016336002171" calcext:value-type="float">
            <text:p>0,20</text:p>
          </table:table-cell>
          <table:table-cell table:style-name="ce4" table:formula="of:=COS(RADIANS([.AJ$4])) * SIN(RADIANS([.$A31]))" office:value-type="float" office:value="0.192169262337171" calcext:value-type="float">
            <text:p>0,19</text:p>
          </table:table-cell>
          <table:table-cell table:style-name="ce4" table:formula="of:=COS(RADIANS([.AK$4])) * SIN(RADIANS([.$A31]))" office:value-type="float" office:value="0.185263652053277" calcext:value-type="float">
            <text:p>0,19</text:p>
          </table:table-cell>
          <table:table-cell table:style-name="ce4" table:formula="of:=COS(RADIANS([.AL$4])) * SIN(RADIANS([.$A31]))" office:value-type="float" office:value="0.178301608666278" calcext:value-type="float">
            <text:p>0,18</text:p>
          </table:table-cell>
          <table:table-cell table:style-name="ce4" table:formula="of:=COS(RADIANS([.AM$4])) * SIN(RADIANS([.$A31]))" office:value-type="float" office:value="0.171285252882033" calcext:value-type="float">
            <text:p>0,17</text:p>
          </table:table-cell>
          <table:table-cell table:style-name="ce4" table:formula="of:=COS(RADIANS([.AN$4])) * SIN(RADIANS([.$A31]))" office:value-type="float" office:value="0.164216721950483" calcext:value-type="float">
            <text:p>0,16</text:p>
          </table:table-cell>
          <table:table-cell table:style-name="ce4" table:formula="of:=COS(RADIANS([.AO$4])) * SIN(RADIANS([.$A31]))" office:value-type="float" office:value="0.157098169014623" calcext:value-type="float">
            <text:p>0,16</text:p>
          </table:table-cell>
          <table:table-cell table:style-name="ce4" table:formula="of:=COS(RADIANS([.AP$4])) * SIN(RADIANS([.$A31]))" office:value-type="float" office:value="0.149931762454638" calcext:value-type="float">
            <text:p>0,15</text:p>
          </table:table-cell>
          <table:table-cell table:style-name="ce4" table:formula="of:=COS(RADIANS([.AQ$4])) * SIN(RADIANS([.$A31]))" office:value-type="float" office:value="0.142719685227387" calcext:value-type="float">
            <text:p>0,14</text:p>
          </table:table-cell>
          <table:table-cell table:style-name="ce4" table:formula="of:=COS(RADIANS([.AR$4])) * SIN(RADIANS([.$A31]))" office:value-type="float" office:value="0.13546413420146" calcext:value-type="float">
            <text:p>0,14</text:p>
          </table:table-cell>
          <table:table-cell table:style-name="ce4" table:formula="of:=COS(RADIANS([.AS$4])) * SIN(RADIANS([.$A31]))" office:value-type="float" office:value="0.128167319487984" calcext:value-type="float">
            <text:p>0,13</text:p>
          </table:table-cell>
          <table:table-cell table:style-name="ce4" table:formula="of:=COS(RADIANS([.AT$4])) * SIN(RADIANS([.$A31]))" office:value-type="float" office:value="0.120831463767407" calcext:value-type="float">
            <text:p>0,12</text:p>
          </table:table-cell>
          <table:table-cell table:style-name="ce4" table:formula="of:=COS(RADIANS([.AU$4])) * SIN(RADIANS([.$A31]))" office:value-type="float" office:value="0.113458801612446" calcext:value-type="float">
            <text:p>0,11</text:p>
          </table:table-cell>
          <table:table-cell table:style-name="ce4" table:formula="of:=COS(RADIANS([.AV$4])) * SIN(RADIANS([.$A31]))" office:value-type="float" office:value="0.106051578807414" calcext:value-type="float">
            <text:p>0,11</text:p>
          </table:table-cell>
          <table:table-cell table:style-name="ce4" table:formula="of:=COS(RADIANS([.AW$4])) * SIN(RADIANS([.$A31]))" office:value-type="float" office:value="0.0986120516641322" calcext:value-type="float">
            <text:p>0,10</text:p>
          </table:table-cell>
          <table:table-cell table:style-name="ce4" table:formula="of:=COS(RADIANS([.AX$4])) * SIN(RADIANS([.$A31]))" office:value-type="float" office:value="0.0911424863346372" calcext:value-type="float">
            <text:p>0,09</text:p>
          </table:table-cell>
          <table:table-cell table:style-name="ce4" table:formula="of:=COS(RADIANS([.AY$4])) * SIN(RADIANS([.$A31]))" office:value-type="float" office:value="0.0836451581208878" calcext:value-type="float">
            <text:p>0,08</text:p>
          </table:table-cell>
          <table:table-cell table:style-name="ce4" table:formula="of:=COS(RADIANS([.AZ$4])) * SIN(RADIANS([.$A31]))" office:value-type="float" office:value="0.0761223507816858" calcext:value-type="float">
            <text:p>0,08</text:p>
          </table:table-cell>
          <table:table-cell table:style-name="ce4" table:formula="of:=COS(RADIANS([.BA$4])) * SIN(RADIANS([.$A31]))" office:value-type="float" office:value="0.0685763558370219" calcext:value-type="float">
            <text:p>0,07</text:p>
          </table:table-cell>
          <table:table-cell table:style-name="ce4" table:formula="of:=COS(RADIANS([.BB$4])) * SIN(RADIANS([.$A31]))" office:value-type="float" office:value="0.061009471870056" calcext:value-type="float">
            <text:p>0,06</text:p>
          </table:table-cell>
          <table:table-cell table:style-name="ce4" table:formula="of:=COS(RADIANS([.BC$4])) * SIN(RADIANS([.$A31]))" office:value-type="float" office:value="0.0534240038269464" calcext:value-type="float">
            <text:p>0,05</text:p>
          </table:table-cell>
          <table:table-cell table:style-name="ce4" table:formula="of:=COS(RADIANS([.BD$4])) * SIN(RADIANS([.$A31]))" office:value-type="float" office:value="0.0458222623147412" calcext:value-type="float">
            <text:p>0,05</text:p>
          </table:table-cell>
          <table:table-cell table:style-name="ce4" table:formula="of:=COS(RADIANS([.BE$4])) * SIN(RADIANS([.$A31]))" office:value-type="float" office:value="0.0382065628975448" calcext:value-type="float">
            <text:p>0,04</text:p>
          </table:table-cell>
          <table:table-cell table:style-name="ce4" table:formula="of:=COS(RADIANS([.BF$4])) * SIN(RADIANS([.$A31]))" office:value-type="float" office:value="0.0305792253911743" calcext:value-type="float">
            <text:p>0,03</text:p>
          </table:table-cell>
          <table:table-cell table:style-name="ce4" table:formula="of:=COS(RADIANS([.BG$4])) * SIN(RADIANS([.$A31]))" office:value-type="float" office:value="0.0229425731565223" calcext:value-type="float">
            <text:p>0,02</text:p>
          </table:table-cell>
          <table:table-cell table:style-name="ce4" table:formula="of:=COS(RADIANS([.BH$4])) * SIN(RADIANS([.$A31]))" office:value-type="float" office:value="0.0191214808615793" calcext:value-type="float">
            <text:p>0,02</text:p>
          </table:table-cell>
          <table:table-cell table:style-name="ce4" table:formula="of:=COS(RADIANS([.BI$4])) * SIN(RADIANS([.$A31]))" office:value-type="float" office:value="0.015298932391837" calcext:value-type="float">
            <text:p>0,02</text:p>
          </table:table-cell>
          <table:table-cell table:style-name="ce4" table:formula="of:=COS(RADIANS([.BJ$4])) * SIN(RADIANS([.$A31]))" office:value-type="float" office:value="0.0114752188491608" calcext:value-type="float">
            <text:p>0,01</text:p>
          </table:table-cell>
          <table:table-cell table:style-name="ce4" table:formula="of:=COS(RADIANS([.BK$4])) * SIN(RADIANS([.$A31]))" office:value-type="float" office:value="0.00765063142414109" calcext:value-type="float">
            <text:p>0,01</text:p>
          </table:table-cell>
          <table:table-cell table:style-name="ce4" table:formula="of:=COS(RADIANS([.BL$4])) * SIN(RADIANS([.$A31]))" office:value-type="float" office:value="0.00382546137391776" calcext:value-type="float">
            <text:p>0,00</text:p>
          </table:table-cell>
          <table:table-cell table:style-name="ce4" table:formula="of:=COS(RADIANS([.BM$4])) * SIN(RADIANS([.$A31]))" office:value-type="float" office:value="2.68424910876899E-017" calcext:value-type="float">
            <text:p>0,00</text:p>
          </table:table-cell>
          <table:table-cell table:formula="of:=90-[.A31]" office:value-type="float" office:value="64" calcext:value-type="float">
            <text:p>64</text:p>
          </table:table-cell>
          <table:table-cell table:number-columns-repeated="958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style-name="ce4" table:formula="of:=COS(RADIANS([.B$4])) * SIN(RADIANS([.$A32]))" office:value-type="float" office:value="0.453990499739547" calcext:value-type="float">
            <text:p>0,45</text:p>
          </table:table-cell>
          <table:table-cell table:style-name="ce4" table:formula="of:=COS(RADIANS([.C$4])) * SIN(RADIANS([.$A32]))" office:value-type="float" office:value="0.452262928824559" calcext:value-type="float">
            <text:p>0,45</text:p>
          </table:table-cell>
          <table:table-cell table:style-name="ce4" table:formula="of:=COS(RADIANS([.D$4])) * SIN(RADIANS([.$A32]))" office:value-type="float" office:value="0.447093363937393" calcext:value-type="float">
            <text:p>0,45</text:p>
          </table:table-cell>
          <table:table-cell table:style-name="ce4" table:formula="of:=COS(RADIANS([.E$4])) * SIN(RADIANS([.$A32]))" office:value-type="float" office:value="0.438521148588309" calcext:value-type="float">
            <text:p>0,44</text:p>
          </table:table-cell>
          <table:table-cell table:style-name="ce4" table:formula="of:=COS(RADIANS([.F$4])) * SIN(RADIANS([.$A32]))" office:value-type="float" office:value="0.426611522512159" calcext:value-type="float">
            <text:p>0,43</text:p>
          </table:table-cell>
          <table:table-cell table:style-name="ce4" table:formula="of:=COS(RADIANS([.G$4])) * SIN(RADIANS([.$A32]))" office:value-type="float" office:value="0.414740958849957" calcext:value-type="float">
            <text:p>0,41</text:p>
          </table:table-cell>
          <table:table-cell table:style-name="ce4" table:formula="of:=COS(RADIANS([.H$4])) * SIN(RADIANS([.$A32]))" office:value-type="float" office:value="0.404508497187474" calcext:value-type="float">
            <text:p>0,40</text:p>
          </table:table-cell>
          <table:table-cell table:style-name="ce4" table:formula="of:=COS(RADIANS([.I$4])) * SIN(RADIANS([.$A32]))" office:value-type="float" office:value="0.39316730585124" calcext:value-type="float">
            <text:p>0,39</text:p>
          </table:table-cell>
          <table:table-cell table:style-name="ce4" table:formula="of:=COS(RADIANS([.J$4])) * SIN(RADIANS([.$A32]))" office:value-type="float" office:value="0.385005778977227" calcext:value-type="float">
            <text:p>0,39</text:p>
          </table:table-cell>
          <table:table-cell table:style-name="ce4" table:formula="of:=COS(RADIANS([.K$4])) * SIN(RADIANS([.$A32]))" office:value-type="float" office:value="0.376375181867124" calcext:value-type="float">
            <text:p>0,38</text:p>
          </table:table-cell>
          <table:table-cell table:style-name="ce4" table:formula="of:=COS(RADIANS([.L$4])) * SIN(RADIANS([.$A32]))" office:value-type="float" office:value="0.367286029574069" calcext:value-type="float">
            <text:p>0,37</text:p>
          </table:table-cell>
          <table:table-cell table:style-name="ce4" table:formula="of:=COS(RADIANS([.M$4])) * SIN(RADIANS([.$A32]))" office:value-type="float" office:value="0.357749395830053" calcext:value-type="float">
            <text:p>0,36</text:p>
          </table:table-cell>
          <table:table-cell table:style-name="ce4" table:formula="of:=COS(RADIANS([.N$4])) * SIN(RADIANS([.$A32]))" office:value-type="float" office:value="0.347776899554288" calcext:value-type="float">
            <text:p>0,35</text:p>
          </table:table-cell>
          <table:table-cell table:style-name="ce4" table:formula="of:=COS(RADIANS([.O$4])) * SIN(RADIANS([.$A32]))" office:value-type="float" office:value="0.33738069069734" calcext:value-type="float">
            <text:p>0,34</text:p>
          </table:table-cell>
          <table:table-cell table:style-name="ce4" table:formula="of:=COS(RADIANS([.P$4])) * SIN(RADIANS([.$A32]))" office:value-type="float" office:value="0.32657343543829" calcext:value-type="float">
            <text:p>0,33</text:p>
          </table:table-cell>
          <table:table-cell table:style-name="ce4" table:formula="of:=COS(RADIANS([.Q$4])) * SIN(RADIANS([.$A32]))" office:value-type="float" office:value="0.321019760960103" calcext:value-type="float">
            <text:p>0,32</text:p>
          </table:table-cell>
          <table:table-cell table:style-name="ce4" table:formula="of:=COS(RADIANS([.R$4])) * SIN(RADIANS([.$A32]))" office:value-type="float" office:value="0.315368300752939" calcext:value-type="float">
            <text:p>0,32</text:p>
          </table:table-cell>
          <table:table-cell table:style-name="ce4" table:formula="of:=COS(RADIANS([.S$4])) * SIN(RADIANS([.$A32]))" office:value-type="float" office:value="0.309620776306325" calcext:value-type="float">
            <text:p>0,31</text:p>
          </table:table-cell>
          <table:table-cell table:style-name="ce4" table:formula="of:=COS(RADIANS([.T$4])) * SIN(RADIANS([.$A32]))" office:value-type="float" office:value="0.303778938371884" calcext:value-type="float">
            <text:p>0,30</text:p>
          </table:table-cell>
          <table:table-cell table:style-name="ce4" table:formula="of:=COS(RADIANS([.U$4])) * SIN(RADIANS([.$A32]))" office:value-type="float" office:value="0.297844566430042" calcext:value-type="float">
            <text:p>0,30</text:p>
          </table:table-cell>
          <table:table-cell table:style-name="ce4" table:formula="of:=COS(RADIANS([.V$4])) * SIN(RADIANS([.$A32]))" office:value-type="float" office:value="0.291819468147981" calcext:value-type="float">
            <text:p>0,29</text:p>
          </table:table-cell>
          <table:table-cell table:style-name="ce4" table:formula="of:=COS(RADIANS([.W$4])) * SIN(RADIANS([.$A32]))" office:value-type="float" office:value="0.285705478829003" calcext:value-type="float">
            <text:p>0,29</text:p>
          </table:table-cell>
          <table:table-cell table:style-name="ce4" table:formula="of:=COS(RADIANS([.X$4])) * SIN(RADIANS([.$A32]))" office:value-type="float" office:value="0.279504460853482" calcext:value-type="float">
            <text:p>0,28</text:p>
          </table:table-cell>
          <table:table-cell table:style-name="ce4" table:formula="of:=COS(RADIANS([.Y$4])) * SIN(RADIANS([.$A32]))" office:value-type="float" office:value="0.273218303111565" calcext:value-type="float">
            <text:p>0,27</text:p>
          </table:table-cell>
          <table:table-cell table:style-name="ce4" table:formula="of:=COS(RADIANS([.Z$4])) * SIN(RADIANS([.$A32]))" office:value-type="float" office:value="0.266848920427795" calcext:value-type="float">
            <text:p>0,27</text:p>
          </table:table-cell>
          <table:table-cell table:style-name="ce4" table:formula="of:=COS(RADIANS([.AA$4])) * SIN(RADIANS([.$A32]))" office:value-type="float" office:value="0.26039825297784" calcext:value-type="float">
            <text:p>0,26</text:p>
          </table:table-cell>
          <table:table-cell table:style-name="ce4" table:formula="of:=COS(RADIANS([.AB$4])) * SIN(RADIANS([.$A32]))" office:value-type="float" office:value="0.253868265697493" calcext:value-type="float">
            <text:p>0,25</text:p>
          </table:table-cell>
          <table:table-cell table:style-name="ce4" table:formula="of:=COS(RADIANS([.AC$4])) * SIN(RADIANS([.$A32]))" office:value-type="float" office:value="0.247260947684137" calcext:value-type="float">
            <text:p>0,25</text:p>
          </table:table-cell>
          <table:table-cell table:style-name="ce4" table:formula="of:=COS(RADIANS([.AD$4])) * SIN(RADIANS([.$A32]))" office:value-type="float" office:value="0.240578311590846" calcext:value-type="float">
            <text:p>0,24</text:p>
          </table:table-cell>
          <table:table-cell table:style-name="ce4" table:formula="of:=COS(RADIANS([.AE$4])) * SIN(RADIANS([.$A32]))" office:value-type="float" office:value="0.23382239301331" calcext:value-type="float">
            <text:p>0,23</text:p>
          </table:table-cell>
          <table:table-cell table:style-name="ce4" table:formula="of:=COS(RADIANS([.AF$4])) * SIN(RADIANS([.$A32]))" office:value-type="float" office:value="0.226995249869773" calcext:value-type="float">
            <text:p>0,23</text:p>
          </table:table-cell>
          <table:table-cell table:style-name="ce4" table:formula="of:=COS(RADIANS([.AG$4])) * SIN(RADIANS([.$A32]))" office:value-type="float" office:value="0.220098961774175" calcext:value-type="float">
            <text:p>0,22</text:p>
          </table:table-cell>
          <table:table-cell table:style-name="ce4" table:formula="of:=COS(RADIANS([.AH$4])) * SIN(RADIANS([.$A32]))" office:value-type="float" office:value="0.213135629402673" calcext:value-type="float">
            <text:p>0,21</text:p>
          </table:table-cell>
          <table:table-cell table:style-name="ce4" table:formula="of:=COS(RADIANS([.AI$4])) * SIN(RADIANS([.$A32]))" office:value-type="float" office:value="0.206107373853763" calcext:value-type="float">
            <text:p>0,21</text:p>
          </table:table-cell>
          <table:table-cell table:style-name="ce4" table:formula="of:=COS(RADIANS([.AJ$4])) * SIN(RADIANS([.$A32]))" office:value-type="float" office:value="0.199016336002172" calcext:value-type="float">
            <text:p>0,20</text:p>
          </table:table-cell>
          <table:table-cell table:style-name="ce4" table:formula="of:=COS(RADIANS([.AK$4])) * SIN(RADIANS([.$A32]))" office:value-type="float" office:value="0.191864675846719" calcext:value-type="float">
            <text:p>0,19</text:p>
          </table:table-cell>
          <table:table-cell table:style-name="ce4" table:formula="of:=COS(RADIANS([.AL$4])) * SIN(RADIANS([.$A32]))" office:value-type="float" office:value="0.184654571852368" calcext:value-type="float">
            <text:p>0,18</text:p>
          </table:table-cell>
          <table:table-cell table:style-name="ce4" table:formula="of:=COS(RADIANS([.AM$4])) * SIN(RADIANS([.$A32]))" office:value-type="float" office:value="0.177388220286642" calcext:value-type="float">
            <text:p>0,18</text:p>
          </table:table-cell>
          <table:table-cell table:style-name="ce4" table:formula="of:=COS(RADIANS([.AN$4])) * SIN(RADIANS([.$A32]))" office:value-type="float" office:value="0.170067834550619" calcext:value-type="float">
            <text:p>0,17</text:p>
          </table:table-cell>
          <table:table-cell table:style-name="ce4" table:formula="of:=COS(RADIANS([.AO$4])) * SIN(RADIANS([.$A32]))" office:value-type="float" office:value="0.162695644504708" calcext:value-type="float">
            <text:p>0,16</text:p>
          </table:table-cell>
          <table:table-cell table:style-name="ce4" table:formula="of:=COS(RADIANS([.AP$4])) * SIN(RADIANS([.$A32]))" office:value-type="float" office:value="0.155273895789412" calcext:value-type="float">
            <text:p>0,16</text:p>
          </table:table-cell>
          <table:table-cell table:style-name="ce4" table:formula="of:=COS(RADIANS([.AQ$4])) * SIN(RADIANS([.$A32]))" office:value-type="float" office:value="0.147804849141287" calcext:value-type="float">
            <text:p>0,15</text:p>
          </table:table-cell>
          <table:table-cell table:style-name="ce4" table:formula="of:=COS(RADIANS([.AR$4])) * SIN(RADIANS([.$A32]))" office:value-type="float" office:value="0.140290779704295" calcext:value-type="float">
            <text:p>0,14</text:p>
          </table:table-cell>
          <table:table-cell table:style-name="ce4" table:formula="of:=COS(RADIANS([.AS$4])) * SIN(RADIANS([.$A32]))" office:value-type="float" office:value="0.132733976336778" calcext:value-type="float">
            <text:p>0,13</text:p>
          </table:table-cell>
          <table:table-cell table:style-name="ce4" table:formula="of:=COS(RADIANS([.AT$4])) * SIN(RADIANS([.$A32]))" office:value-type="float" office:value="0.125136740914247" calcext:value-type="float">
            <text:p>0,13</text:p>
          </table:table-cell>
          <table:table-cell table:style-name="ce4" table:formula="of:=COS(RADIANS([.AU$4])) * SIN(RADIANS([.$A32]))" office:value-type="float" office:value="0.117501387628206" calcext:value-type="float">
            <text:p>0,12</text:p>
          </table:table-cell>
          <table:table-cell table:style-name="ce4" table:formula="of:=COS(RADIANS([.AV$4])) * SIN(RADIANS([.$A32]))" office:value-type="float" office:value="0.109830242281232" calcext:value-type="float">
            <text:p>0,11</text:p>
          </table:table-cell>
          <table:table-cell table:style-name="ce4" table:formula="of:=COS(RADIANS([.AW$4])) * SIN(RADIANS([.$A32]))" office:value-type="float" office:value="0.102125641578509" calcext:value-type="float">
            <text:p>0,10</text:p>
          </table:table-cell>
          <table:table-cell table:style-name="ce4" table:formula="of:=COS(RADIANS([.AX$4])) * SIN(RADIANS([.$A32]))" office:value-type="float" office:value="0.0943899324160487" calcext:value-type="float">
            <text:p>0,09</text:p>
          </table:table-cell>
          <table:table-cell table:style-name="ce4" table:formula="of:=COS(RADIANS([.AY$4])) * SIN(RADIANS([.$A32]))" office:value-type="float" office:value="0.0866254711657985" calcext:value-type="float">
            <text:p>0,09</text:p>
          </table:table-cell>
          <table:table-cell table:style-name="ce4" table:formula="of:=COS(RADIANS([.AZ$4])) * SIN(RADIANS([.$A32]))" office:value-type="float" office:value="0.0788346229578713" calcext:value-type="float">
            <text:p>0,08</text:p>
          </table:table-cell>
          <table:table-cell table:style-name="ce4" table:formula="of:=COS(RADIANS([.BA$4])) * SIN(RADIANS([.$A32]))" office:value-type="float" office:value="0.0710197609601031" calcext:value-type="float">
            <text:p>0,07</text:p>
          </table:table-cell>
          <table:table-cell table:style-name="ce4" table:formula="of:=COS(RADIANS([.BB$4])) * SIN(RADIANS([.$A32]))" office:value-type="float" office:value="0.0631832656551625" calcext:value-type="float">
            <text:p>0,06</text:p>
          </table:table-cell>
          <table:table-cell table:style-name="ce4" table:formula="of:=COS(RADIANS([.BC$4])) * SIN(RADIANS([.$A32]))" office:value-type="float" office:value="0.0553275241154334" calcext:value-type="float">
            <text:p>0,06</text:p>
          </table:table-cell>
          <table:table-cell table:style-name="ce4" table:formula="of:=COS(RADIANS([.BD$4])) * SIN(RADIANS([.$A32]))" office:value-type="float" office:value="0.0474549292758888" calcext:value-type="float">
            <text:p>0,05</text:p>
          </table:table-cell>
          <table:table-cell table:style-name="ce4" table:formula="of:=COS(RADIANS([.BE$4])) * SIN(RADIANS([.$A32]))" office:value-type="float" office:value="0.0395678792051808" calcext:value-type="float">
            <text:p>0,04</text:p>
          </table:table-cell>
          <table:table-cell table:style-name="ce4" table:formula="of:=COS(RADIANS([.BF$4])) * SIN(RADIANS([.$A32]))" office:value-type="float" office:value="0.031668776375164" calcext:value-type="float">
            <text:p>0,03</text:p>
          </table:table-cell>
          <table:table-cell table:style-name="ce4" table:formula="of:=COS(RADIANS([.BG$4])) * SIN(RADIANS([.$A32]))" office:value-type="float" office:value="0.0237600269290812" calcext:value-type="float">
            <text:p>0,02</text:p>
          </table:table-cell>
          <table:table-cell table:style-name="ce4" table:formula="of:=COS(RADIANS([.BH$4])) * SIN(RADIANS([.$A32]))" office:value-type="float" office:value="0.0198027874683218" calcext:value-type="float">
            <text:p>0,02</text:p>
          </table:table-cell>
          <table:table-cell table:style-name="ce4" table:formula="of:=COS(RADIANS([.BI$4])) * SIN(RADIANS([.$A32]))" office:value-type="float" office:value="0.0158440399486271" calcext:value-type="float">
            <text:p>0,02</text:p>
          </table:table-cell>
          <table:table-cell table:style-name="ce4" table:formula="of:=COS(RADIANS([.BJ$4])) * SIN(RADIANS([.$A32]))" office:value-type="float" office:value="0.0118840858439477" calcext:value-type="float">
            <text:p>0,01</text:p>
          </table:table-cell>
          <table:table-cell table:style-name="ce4" table:formula="of:=COS(RADIANS([.BK$4])) * SIN(RADIANS([.$A32]))" office:value-type="float" office:value="0.00792322672012006" calcext:value-type="float">
            <text:p>0,01</text:p>
          </table:table-cell>
          <table:table-cell table:style-name="ce4" table:formula="of:=COS(RADIANS([.BL$4])) * SIN(RADIANS([.$A32]))" office:value-type="float" office:value="0.00396176421190166" calcext:value-type="float">
            <text:p>0,00</text:p>
          </table:table-cell>
          <table:table-cell table:style-name="ce4" table:formula="of:=COS(RADIANS([.BM$4])) * SIN(RADIANS([.$A32]))" office:value-type="float" office:value="2.77989006174672E-017" calcext:value-type="float">
            <text:p>0,00</text:p>
          </table:table-cell>
          <table:table-cell table:formula="of:=90-[.A32]" office:value-type="float" office:value="63" calcext:value-type="float">
            <text:p>63</text:p>
          </table:table-cell>
          <table:table-cell table:number-columns-repeated="958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style-name="ce4" table:formula="of:=COS(RADIANS([.B$4])) * SIN(RADIANS([.$A33]))" office:value-type="float" office:value="0.469471562785891" calcext:value-type="float">
            <text:p>0,47</text:p>
          </table:table-cell>
          <table:table-cell table:style-name="ce4" table:formula="of:=COS(RADIANS([.C$4])) * SIN(RADIANS([.$A33]))" office:value-type="float" office:value="0.46768508175215" calcext:value-type="float">
            <text:p>0,47</text:p>
          </table:table-cell>
          <table:table-cell table:style-name="ce4" table:formula="of:=COS(RADIANS([.D$4])) * SIN(RADIANS([.$A33]))" office:value-type="float" office:value="0.462339234850303" calcext:value-type="float">
            <text:p>0,46</text:p>
          </table:table-cell>
          <table:table-cell table:style-name="ce4" table:formula="of:=COS(RADIANS([.E$4])) * SIN(RADIANS([.$A33]))" office:value-type="float" office:value="0.453474707203182" calcext:value-type="float">
            <text:p>0,45</text:p>
          </table:table-cell>
          <table:table-cell table:style-name="ce4" table:formula="of:=COS(RADIANS([.F$4])) * SIN(RADIANS([.$A33]))" office:value-type="float" office:value="0.44115896321873" calcext:value-type="float">
            <text:p>0,44</text:p>
          </table:table-cell>
          <table:table-cell table:style-name="ce4" table:formula="of:=COS(RADIANS([.G$4])) * SIN(RADIANS([.$A33]))" office:value-type="float" office:value="0.428883613675424" calcext:value-type="float">
            <text:p>0,43</text:p>
          </table:table-cell>
          <table:table-cell table:style-name="ce4" table:formula="of:=COS(RADIANS([.H$4])) * SIN(RADIANS([.$A33]))" office:value-type="float" office:value="0.418302225363138" calcext:value-type="float">
            <text:p>0,42</text:p>
          </table:table-cell>
          <table:table-cell table:style-name="ce4" table:formula="of:=COS(RADIANS([.I$4])) * SIN(RADIANS([.$A33]))" office:value-type="float" office:value="0.406574299726963" calcext:value-type="float">
            <text:p>0,41</text:p>
          </table:table-cell>
          <table:table-cell table:style-name="ce4" table:formula="of:=COS(RADIANS([.J$4])) * SIN(RADIANS([.$A33]))" office:value-type="float" office:value="0.398134465020157" calcext:value-type="float">
            <text:p>0,40</text:p>
          </table:table-cell>
          <table:table-cell table:style-name="ce4" table:formula="of:=COS(RADIANS([.K$4])) * SIN(RADIANS([.$A33]))" office:value-type="float" office:value="0.389209564795637" calcext:value-type="float">
            <text:p>0,39</text:p>
          </table:table-cell>
          <table:table-cell table:style-name="ce4" table:formula="of:=COS(RADIANS([.L$4])) * SIN(RADIANS([.$A33]))" office:value-type="float" office:value="0.379810472669551" calcext:value-type="float">
            <text:p>0,38</text:p>
          </table:table-cell>
          <table:table-cell table:style-name="ce4" table:formula="of:=COS(RADIANS([.M$4])) * SIN(RADIANS([.$A33]))" office:value-type="float" office:value="0.369948639987835" calcext:value-type="float">
            <text:p>0,37</text:p>
          </table:table-cell>
          <table:table-cell table:style-name="ce4" table:formula="of:=COS(RADIANS([.N$4])) * SIN(RADIANS([.$A33]))" office:value-type="float" office:value="0.359636081874514" calcext:value-type="float">
            <text:p>0,36</text:p>
          </table:table-cell>
          <table:table-cell table:style-name="ce4" table:formula="of:=COS(RADIANS([.O$4])) * SIN(RADIANS([.$A33]))" office:value-type="float" office:value="0.34888536259312" calcext:value-type="float">
            <text:p>0,35</text:p>
          </table:table-cell>
          <table:table-cell table:style-name="ce4" table:formula="of:=COS(RADIANS([.P$4])) * SIN(RADIANS([.$A33]))" office:value-type="float" office:value="0.337709580239077" calcext:value-type="float">
            <text:p>0,34</text:p>
          </table:table-cell>
          <table:table-cell table:style-name="ce4" table:formula="of:=COS(RADIANS([.Q$4])) * SIN(RADIANS([.$A33]))" office:value-type="float" office:value="0.331966525620149" calcext:value-type="float">
            <text:p>0,33</text:p>
          </table:table-cell>
          <table:table-cell table:style-name="ce4" table:formula="of:=COS(RADIANS([.R$4])) * SIN(RADIANS([.$A33]))" office:value-type="float" office:value="0.326122350781686" calcext:value-type="float">
            <text:p>0,33</text:p>
          </table:table-cell>
          <table:table-cell table:style-name="ce4" table:formula="of:=COS(RADIANS([.S$4])) * SIN(RADIANS([.$A33]))" office:value-type="float" office:value="0.320178835915956" calcext:value-type="float">
            <text:p>0,32</text:p>
          </table:table-cell>
          <table:table-cell table:style-name="ce4" table:formula="of:=COS(RADIANS([.T$4])) * SIN(RADIANS([.$A33]))" office:value-type="float" office:value="0.314137791475164" calcext:value-type="float">
            <text:p>0,31</text:p>
          </table:table-cell>
          <table:table-cell table:style-name="ce4" table:formula="of:=COS(RADIANS([.U$4])) * SIN(RADIANS([.$A33]))" office:value-type="float" office:value="0.308001057619968" calcext:value-type="float">
            <text:p>0,31</text:p>
          </table:table-cell>
          <table:table-cell table:style-name="ce4" table:formula="of:=COS(RADIANS([.V$4])) * SIN(RADIANS([.$A33]))" office:value-type="float" office:value="0.301770503658947" calcext:value-type="float">
            <text:p>0,30</text:p>
          </table:table-cell>
          <table:table-cell table:style-name="ce4" table:formula="of:=COS(RADIANS([.W$4])) * SIN(RADIANS([.$A33]))" office:value-type="float" office:value="0.295448027479195" calcext:value-type="float">
            <text:p>0,30</text:p>
          </table:table-cell>
          <table:table-cell table:style-name="ce4" table:formula="of:=COS(RADIANS([.X$4])) * SIN(RADIANS([.$A33]))" office:value-type="float" office:value="0.289035554968204" calcext:value-type="float">
            <text:p>0,29</text:p>
          </table:table-cell>
          <table:table-cell table:style-name="ce4" table:formula="of:=COS(RADIANS([.Y$4])) * SIN(RADIANS([.$A33]))" office:value-type="float" office:value="0.282535039427219" calcext:value-type="float">
            <text:p>0,28</text:p>
          </table:table-cell>
          <table:table-cell table:style-name="ce4" table:formula="of:=COS(RADIANS([.Z$4])) * SIN(RADIANS([.$A33]))" office:value-type="float" office:value="0.275948460976246" calcext:value-type="float">
            <text:p>0,28</text:p>
          </table:table-cell>
          <table:table-cell table:style-name="ce4" table:formula="of:=COS(RADIANS([.AA$4])) * SIN(RADIANS([.$A33]))" office:value-type="float" office:value="0.269277825950888" calcext:value-type="float">
            <text:p>0,27</text:p>
          </table:table-cell>
          <table:table-cell table:style-name="ce4" table:formula="of:=COS(RADIANS([.AB$4])) * SIN(RADIANS([.$A33]))" office:value-type="float" office:value="0.262525166291191" calcext:value-type="float">
            <text:p>0,26</text:p>
          </table:table-cell>
          <table:table-cell table:style-name="ce4" table:formula="of:=COS(RADIANS([.AC$4])) * SIN(RADIANS([.$A33]))" office:value-type="float" office:value="0.255692538922704" calcext:value-type="float">
            <text:p>0,26</text:p>
          </table:table-cell>
          <table:table-cell table:style-name="ce4" table:formula="of:=COS(RADIANS([.AD$4])) * SIN(RADIANS([.$A33]))" office:value-type="float" office:value="0.248782025129912" calcext:value-type="float">
            <text:p>0,25</text:p>
          </table:table-cell>
          <table:table-cell table:style-name="ce4" table:formula="of:=COS(RADIANS([.AE$4])) * SIN(RADIANS([.$A33]))" office:value-type="float" office:value="0.24179572992226" calcext:value-type="float">
            <text:p>0,24</text:p>
          </table:table-cell>
          <table:table-cell table:style-name="ce4" table:formula="of:=COS(RADIANS([.AF$4])) * SIN(RADIANS([.$A33]))" office:value-type="float" office:value="0.234735781392945" calcext:value-type="float">
            <text:p>0,23</text:p>
          </table:table-cell>
          <table:table-cell table:style-name="ce4" table:formula="of:=COS(RADIANS([.AG$4])) * SIN(RADIANS([.$A33]))" office:value-type="float" office:value="0.227604330070682" calcext:value-type="float">
            <text:p>0,23</text:p>
          </table:table-cell>
          <table:table-cell table:style-name="ce4" table:formula="of:=COS(RADIANS([.AH$4])) * SIN(RADIANS([.$A33]))" office:value-type="float" office:value="0.220403548264627" calcext:value-type="float">
            <text:p>0,22</text:p>
          </table:table-cell>
          <table:table-cell table:style-name="ce4" table:formula="of:=COS(RADIANS([.AI$4])) * SIN(RADIANS([.$A33]))" office:value-type="float" office:value="0.213135629402673" calcext:value-type="float">
            <text:p>0,21</text:p>
          </table:table-cell>
          <table:table-cell table:style-name="ce4" table:formula="of:=COS(RADIANS([.AJ$4])) * SIN(RADIANS([.$A33]))" office:value-type="float" office:value="0.205802787363311" calcext:value-type="float">
            <text:p>0,21</text:p>
          </table:table-cell>
          <table:table-cell table:style-name="ce4" table:formula="of:=COS(RADIANS([.AK$4])) * SIN(RADIANS([.$A33]))" office:value-type="float" office:value="0.198407255801263" calcext:value-type="float">
            <text:p>0,20</text:p>
          </table:table-cell>
          <table:table-cell table:style-name="ce4" table:formula="of:=COS(RADIANS([.AL$4])) * SIN(RADIANS([.$A33]))" office:value-type="float" office:value="0.190951287467083" calcext:value-type="float">
            <text:p>0,19</text:p>
          </table:table-cell>
          <table:table-cell table:style-name="ce4" table:formula="of:=COS(RADIANS([.AM$4])) * SIN(RADIANS([.$A33]))" office:value-type="float" office:value="0.183437153520954" calcext:value-type="float">
            <text:p>0,18</text:p>
          </table:table-cell>
          <table:table-cell table:style-name="ce4" table:formula="of:=COS(RADIANS([.AN$4])) * SIN(RADIANS([.$A33]))" office:value-type="float" office:value="0.175867142840867" calcext:value-type="float">
            <text:p>0,18</text:p>
          </table:table-cell>
          <table:table-cell table:style-name="ce4" table:formula="of:=COS(RADIANS([.AO$4])) * SIN(RADIANS([.$A33]))" office:value-type="float" office:value="0.168243561325407" calcext:value-type="float">
            <text:p>0,17</text:p>
          </table:table-cell>
          <table:table-cell table:style-name="ce4" table:formula="of:=COS(RADIANS([.AP$4])) * SIN(RADIANS([.$A33]))" office:value-type="float" office:value="0.160568731191356" calcext:value-type="float">
            <text:p>0,16</text:p>
          </table:table-cell>
          <table:table-cell table:style-name="ce4" table:formula="of:=COS(RADIANS([.AQ$4])) * SIN(RADIANS([.$A33]))" office:value-type="float" office:value="0.15284499026632" calcext:value-type="float">
            <text:p>0,15</text:p>
          </table:table-cell>
          <table:table-cell table:style-name="ce4" table:formula="of:=COS(RADIANS([.AR$4])) * SIN(RADIANS([.$A33]))" office:value-type="float" office:value="0.145074691276605" calcext:value-type="float">
            <text:p>0,15</text:p>
          </table:table-cell>
          <table:table-cell table:style-name="ce4" table:formula="of:=COS(RADIANS([.AS$4])) * SIN(RADIANS([.$A33]))" office:value-type="float" office:value="0.137260201130558" calcext:value-type="float">
            <text:p>0,14</text:p>
          </table:table-cell>
          <table:table-cell table:style-name="ce4" table:formula="of:=COS(RADIANS([.AT$4])) * SIN(RADIANS([.$A33]))" office:value-type="float" office:value="0.129403900197577" calcext:value-type="float">
            <text:p>0,13</text:p>
          </table:table-cell>
          <table:table-cell table:style-name="ce4" table:formula="of:=COS(RADIANS([.AU$4])) * SIN(RADIANS([.$A33]))" office:value-type="float" office:value="0.121508181583032" calcext:value-type="float">
            <text:p>0,12</text:p>
          </table:table-cell>
          <table:table-cell table:style-name="ce4" table:formula="of:=COS(RADIANS([.AV$4])) * SIN(RADIANS([.$A33]))" office:value-type="float" office:value="0.113575450399301" calcext:value-type="float">
            <text:p>0,11</text:p>
          </table:table-cell>
          <table:table-cell table:style-name="ce4" table:formula="of:=COS(RADIANS([.AW$4])) * SIN(RADIANS([.$A33]))" office:value-type="float" office:value="0.105608123033148" calcext:value-type="float">
            <text:p>0,11</text:p>
          </table:table-cell>
          <table:table-cell table:style-name="ce4" table:formula="of:=COS(RADIANS([.AX$4])) * SIN(RADIANS([.$A33]))" office:value-type="float" office:value="0.0976086264096704" calcext:value-type="float">
            <text:p>0,10</text:p>
          </table:table-cell>
          <table:table-cell table:style-name="ce4" table:formula="of:=COS(RADIANS([.AY$4])) * SIN(RADIANS([.$A33]))" office:value-type="float" office:value="0.0895793972530323" calcext:value-type="float">
            <text:p>0,09</text:p>
          </table:table-cell>
          <table:table-cell table:style-name="ce4" table:formula="of:=COS(RADIANS([.AZ$4])) * SIN(RADIANS([.$A33]))" office:value-type="float" office:value="0.0815228813442158" calcext:value-type="float">
            <text:p>0,08</text:p>
          </table:table-cell>
          <table:table-cell table:style-name="ce4" table:formula="of:=COS(RADIANS([.BA$4])) * SIN(RADIANS([.$A33]))" office:value-type="float" office:value="0.073441532776012" calcext:value-type="float">
            <text:p>0,07</text:p>
          </table:table-cell>
          <table:table-cell table:style-name="ce4" table:formula="of:=COS(RADIANS([.BB$4])) * SIN(RADIANS([.$A33]))" office:value-type="float" office:value="0.0653378132054805" calcext:value-type="float">
            <text:p>0,07</text:p>
          </table:table-cell>
          <table:table-cell table:style-name="ce4" table:formula="of:=COS(RADIANS([.BC$4])) * SIN(RADIANS([.$A33]))" office:value-type="float" office:value="0.057214191104105" calcext:value-type="float">
            <text:p>0,06</text:p>
          </table:table-cell>
          <table:table-cell table:style-name="ce4" table:formula="of:=COS(RADIANS([.BD$4])) * SIN(RADIANS([.$A33]))" office:value-type="float" office:value="0.0490731410058729" calcext:value-type="float">
            <text:p>0,05</text:p>
          </table:table-cell>
          <table:table-cell table:style-name="ce4" table:formula="of:=COS(RADIANS([.BE$4])) * SIN(RADIANS([.$A33]))" office:value-type="float" office:value="0.0409171427535082" calcext:value-type="float">
            <text:p>0,04</text:p>
          </table:table-cell>
          <table:table-cell table:style-name="ce4" table:formula="of:=COS(RADIANS([.BF$4])) * SIN(RADIANS([.$A33]))" office:value-type="float" office:value="0.0327486807430874" calcext:value-type="float">
            <text:p>0,03</text:p>
          </table:table-cell>
          <table:table-cell table:style-name="ce4" table:formula="of:=COS(RADIANS([.BG$4])) * SIN(RADIANS([.$A33]))" office:value-type="float" office:value="0.0245702431672689" calcext:value-type="float">
            <text:p>0,02</text:p>
          </table:table-cell>
          <table:table-cell table:style-name="ce4" table:formula="of:=COS(RADIANS([.BH$4])) * SIN(RADIANS([.$A33]))" office:value-type="float" office:value="0.0204780619541674" calcext:value-type="float">
            <text:p>0,02</text:p>
          </table:table-cell>
          <table:table-cell table:style-name="ce4" table:formula="of:=COS(RADIANS([.BI$4])) * SIN(RADIANS([.$A33]))" office:value-type="float" office:value="0.0163843212573642" calcext:value-type="float">
            <text:p>0,02</text:p>
          </table:table-cell>
          <table:table-cell table:style-name="ce4" table:formula="of:=COS(RADIANS([.BJ$4])) * SIN(RADIANS([.$A33]))" office:value-type="float" office:value="0.0122893328310628" calcext:value-type="float">
            <text:p>0,01</text:p>
          </table:table-cell>
          <table:table-cell table:style-name="ce4" table:formula="of:=COS(RADIANS([.BK$4])) * SIN(RADIANS([.$A33]))" office:value-type="float" office:value="0.00819340852448607" calcext:value-type="float">
            <text:p>0,01</text:p>
          </table:table-cell>
          <table:table-cell table:style-name="ce4" table:formula="of:=COS(RADIANS([.BL$4])) * SIN(RADIANS([.$A33]))" office:value-type="float" office:value="0.00409686025812815" calcext:value-type="float">
            <text:p>0,00</text:p>
          </table:table-cell>
          <table:table-cell table:style-name="ce4" table:formula="of:=COS(RADIANS([.BM$4])) * SIN(RADIANS([.$A33]))" office:value-type="float" office:value="2.87468423328223E-017" calcext:value-type="float">
            <text:p>0,00</text:p>
          </table:table-cell>
          <table:table-cell table:formula="of:=90-[.A33]" office:value-type="float" office:value="62" calcext:value-type="float">
            <text:p>62</text:p>
          </table:table-cell>
          <table:table-cell table:number-columns-repeated="958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style-name="ce4" table:formula="of:=COS(RADIANS([.B$4])) * SIN(RADIANS([.$A34]))" office:value-type="float" office:value="0.484809620246337" calcext:value-type="float">
            <text:p>0,48</text:p>
          </table:table-cell>
          <table:table-cell table:style-name="ce4" table:formula="of:=COS(RADIANS([.C$4])) * SIN(RADIANS([.$A34]))" office:value-type="float" office:value="0.482964773273274" calcext:value-type="float">
            <text:p>0,48</text:p>
          </table:table-cell>
          <table:table-cell table:style-name="ce4" table:formula="of:=COS(RADIANS([.D$4])) * SIN(RADIANS([.$A34]))" office:value-type="float" office:value="0.477444272753497" calcext:value-type="float">
            <text:p>0,48</text:p>
          </table:table-cell>
          <table:table-cell table:style-name="ce4" table:formula="of:=COS(RADIANS([.E$4])) * SIN(RADIANS([.$A34]))" office:value-type="float" office:value="0.468290133029333" calcext:value-type="float">
            <text:p>0,47</text:p>
          </table:table-cell>
          <table:table-cell table:style-name="ce4" table:formula="of:=COS(RADIANS([.F$4])) * SIN(RADIANS([.$A34]))" office:value-type="float" office:value="0.455572022631502" calcext:value-type="float">
            <text:p>0,46</text:p>
          </table:table-cell>
          <table:table-cell table:style-name="ce4" table:formula="of:=COS(RADIANS([.G$4])) * SIN(RADIANS([.$A34]))" office:value-type="float" office:value="0.442895626397476" calcext:value-type="float">
            <text:p>0,44</text:p>
          </table:table-cell>
          <table:table-cell table:style-name="ce4" table:formula="of:=COS(RADIANS([.H$4])) * SIN(RADIANS([.$A34]))" office:value-type="float" office:value="0.431968534628771" calcext:value-type="float">
            <text:p>0,43</text:p>
          </table:table-cell>
          <table:table-cell table:style-name="ce4" table:formula="of:=COS(RADIANS([.I$4])) * SIN(RADIANS([.$A34]))" office:value-type="float" office:value="0.419857447132414" calcext:value-type="float">
            <text:p>0,42</text:p>
          </table:table-cell>
          <table:table-cell table:style-name="ce4" table:formula="of:=COS(RADIANS([.J$4])) * SIN(RADIANS([.$A34]))" office:value-type="float" office:value="0.411141875448226" calcext:value-type="float">
            <text:p>0,41</text:p>
          </table:table-cell>
          <table:table-cell table:style-name="ce4" table:formula="of:=COS(RADIANS([.K$4])) * SIN(RADIANS([.$A34]))" office:value-type="float" office:value="0.401925390720355" calcext:value-type="float">
            <text:p>0,40</text:p>
          </table:table-cell>
          <table:table-cell table:style-name="ce4" table:formula="of:=COS(RADIANS([.L$4])) * SIN(RADIANS([.$A34]))" office:value-type="float" office:value="0.392219221815751" calcext:value-type="float">
            <text:p>0,39</text:p>
          </table:table-cell>
          <table:table-cell table:style-name="ce4" table:formula="of:=COS(RADIANS([.M$4])) * SIN(RADIANS([.$A34]))" office:value-type="float" office:value="0.382035194206105" calcext:value-type="float">
            <text:p>0,38</text:p>
          </table:table-cell>
          <table:table-cell table:style-name="ce4" table:formula="of:=COS(RADIANS([.N$4])) * SIN(RADIANS([.$A34]))" office:value-type="float" office:value="0.371385715560328" calcext:value-type="float">
            <text:p>0,37</text:p>
          </table:table-cell>
          <table:table-cell table:style-name="ce4" table:formula="of:=COS(RADIANS([.O$4])) * SIN(RADIANS([.$A34]))" office:value-type="float" office:value="0.360283760627726" calcext:value-type="float">
            <text:p>0,36</text:p>
          </table:table-cell>
          <table:table-cell table:style-name="ce4" table:formula="of:=COS(RADIANS([.P$4])) * SIN(RADIANS([.$A34]))" office:value-type="float" office:value="0.348742855430257" calcext:value-type="float">
            <text:p>0,35</text:p>
          </table:table-cell>
          <table:table-cell table:style-name="ce4" table:formula="of:=COS(RADIANS([.Q$4])) * SIN(RADIANS([.$A34]))" office:value-type="float" office:value="0.34281217006066" calcext:value-type="float">
            <text:p>0,34</text:p>
          </table:table-cell>
          <table:table-cell table:style-name="ce4" table:formula="of:=COS(RADIANS([.R$4])) * SIN(RADIANS([.$A34]))" office:value-type="float" office:value="0.336777060783166" calcext:value-type="float">
            <text:p>0,34</text:p>
          </table:table-cell>
          <table:table-cell table:style-name="ce4" table:formula="of:=COS(RADIANS([.S$4])) * SIN(RADIANS([.$A34]))" office:value-type="float" office:value="0.330639365950524" calcext:value-type="float">
            <text:p>0,33</text:p>
          </table:table-cell>
          <table:table-cell table:style-name="ce4" table:formula="of:=COS(RADIANS([.T$4])) * SIN(RADIANS([.$A34]))" office:value-type="float" office:value="0.324400955164039" calcext:value-type="float">
            <text:p>0,32</text:p>
          </table:table-cell>
          <table:table-cell table:style-name="ce4" table:formula="of:=COS(RADIANS([.U$4])) * SIN(RADIANS([.$A34]))" office:value-type="float" office:value="0.318063728704069" calcext:value-type="float">
            <text:p>0,32</text:p>
          </table:table-cell>
          <table:table-cell table:style-name="ce4" table:formula="of:=COS(RADIANS([.V$4])) * SIN(RADIANS([.$A34]))" office:value-type="float" office:value="0.311629616951182" calcext:value-type="float">
            <text:p>0,31</text:p>
          </table:table-cell>
          <table:table-cell table:style-name="ce4" table:formula="of:=COS(RADIANS([.W$4])) * SIN(RADIANS([.$A34]))" office:value-type="float" office:value="0.305100579798148" calcext:value-type="float">
            <text:p>0,31</text:p>
          </table:table-cell>
          <table:table-cell table:style-name="ce4" table:formula="of:=COS(RADIANS([.X$4])) * SIN(RADIANS([.$A34]))" office:value-type="float" office:value="0.298478606052932" calcext:value-type="float">
            <text:p>0,30</text:p>
          </table:table-cell>
          <table:table-cell table:style-name="ce4" table:formula="of:=COS(RADIANS([.Y$4])) * SIN(RADIANS([.$A34]))" office:value-type="float" office:value="0.291765712832885" calcext:value-type="float">
            <text:p>0,29</text:p>
          </table:table-cell>
          <table:table-cell table:style-name="ce4" table:formula="of:=COS(RADIANS([.Z$4])) * SIN(RADIANS([.$A34]))" office:value-type="float" office:value="0.284963944950311" calcext:value-type="float">
            <text:p>0,28</text:p>
          </table:table-cell>
          <table:table-cell table:style-name="ce4" table:formula="of:=COS(RADIANS([.AA$4])) * SIN(RADIANS([.$A34]))" office:value-type="float" office:value="0.278075374289598" calcext:value-type="float">
            <text:p>0,28</text:p>
          </table:table-cell>
          <table:table-cell table:style-name="ce4" table:formula="of:=COS(RADIANS([.AB$4])) * SIN(RADIANS([.$A34]))" office:value-type="float" office:value="0.271102099176099" calcext:value-type="float">
            <text:p>0,27</text:p>
          </table:table-cell>
          <table:table-cell table:style-name="ce4" table:formula="of:=COS(RADIANS([.AC$4])) * SIN(RADIANS([.$A34]))" office:value-type="float" office:value="0.264046243736967" calcext:value-type="float">
            <text:p>0,26</text:p>
          </table:table-cell>
          <table:table-cell table:style-name="ce4" table:formula="of:=COS(RADIANS([.AD$4])) * SIN(RADIANS([.$A34]))" office:value-type="float" office:value="0.256909957254118" calcext:value-type="float">
            <text:p>0,26</text:p>
          </table:table-cell>
          <table:table-cell table:style-name="ce4" table:formula="of:=COS(RADIANS([.AE$4])) * SIN(RADIANS([.$A34]))" office:value-type="float" office:value="0.249695413509548" calcext:value-type="float">
            <text:p>0,25</text:p>
          </table:table-cell>
          <table:table-cell table:style-name="ce4" table:formula="of:=COS(RADIANS([.AF$4])) * SIN(RADIANS([.$A34]))" office:value-type="float" office:value="0.242404810123169" calcext:value-type="float">
            <text:p>0,24</text:p>
          </table:table-cell>
          <table:table-cell table:style-name="ce4" table:formula="of:=COS(RADIANS([.AG$4])) * SIN(RADIANS([.$A34]))" office:value-type="float" office:value="0.235040367883398" calcext:value-type="float">
            <text:p>0,24</text:p>
          </table:table-cell>
          <table:table-cell table:style-name="ce4" table:formula="of:=COS(RADIANS([.AH$4])) * SIN(RADIANS([.$A34]))" office:value-type="float" office:value="0.227604330070682" calcext:value-type="float">
            <text:p>0,23</text:p>
          </table:table-cell>
          <table:table-cell table:style-name="ce4" table:formula="of:=COS(RADIANS([.AI$4])) * SIN(RADIANS([.$A34]))" office:value-type="float" office:value="0.220098961774174" calcext:value-type="float">
            <text:p>0,22</text:p>
          </table:table-cell>
          <table:table-cell table:style-name="ce4" table:formula="of:=COS(RADIANS([.AJ$4])) * SIN(RADIANS([.$A34]))" office:value-type="float" office:value="0.212526549201764" calcext:value-type="float">
            <text:p>0,21</text:p>
          </table:table-cell>
          <table:table-cell table:style-name="ce4" table:formula="of:=COS(RADIANS([.AK$4])) * SIN(RADIANS([.$A34]))" office:value-type="float" office:value="0.204889398983676" calcext:value-type="float">
            <text:p>0,20</text:p>
          </table:table-cell>
          <table:table-cell table:style-name="ce4" table:formula="of:=COS(RADIANS([.AL$4])) * SIN(RADIANS([.$A34]))" office:value-type="float" office:value="0.197189837469849" calcext:value-type="float">
            <text:p>0,20</text:p>
          </table:table-cell>
          <table:table-cell table:style-name="ce4" table:formula="of:=COS(RADIANS([.AM$4])) * SIN(RADIANS([.$A34]))" office:value-type="float" office:value="0.189430210021308" calcext:value-type="float">
            <text:p>0,19</text:p>
          </table:table-cell>
          <table:table-cell table:style-name="ce4" table:formula="of:=COS(RADIANS([.AN$4])) * SIN(RADIANS([.$A34]))" office:value-type="float" office:value="0.181612880295742" calcext:value-type="float">
            <text:p>0,18</text:p>
          </table:table-cell>
          <table:table-cell table:style-name="ce4" table:formula="of:=COS(RADIANS([.AO$4])) * SIN(RADIANS([.$A34]))" office:value-type="float" office:value="0.173740229527515" calcext:value-type="float">
            <text:p>0,17</text:p>
          </table:table-cell>
          <table:table-cell table:style-name="ce4" table:formula="of:=COS(RADIANS([.AP$4])) * SIN(RADIANS([.$A34]))" office:value-type="float" office:value="0.165814655802315" calcext:value-type="float">
            <text:p>0,17</text:p>
          </table:table-cell>
          <table:table-cell table:style-name="ce4" table:formula="of:=COS(RADIANS([.AQ$4])) * SIN(RADIANS([.$A34]))" office:value-type="float" office:value="0.157838573326675" calcext:value-type="float">
            <text:p>0,16</text:p>
          </table:table-cell>
          <table:table-cell table:style-name="ce4" table:formula="of:=COS(RADIANS([.AR$4])) * SIN(RADIANS([.$A34]))" office:value-type="float" office:value="0.149814411692583" calcext:value-type="float">
            <text:p>0,15</text:p>
          </table:table-cell>
          <table:table-cell table:style-name="ce4" table:formula="of:=COS(RADIANS([.AS$4])) * SIN(RADIANS([.$A34]))" office:value-type="float" office:value="0.141744615137404" calcext:value-type="float">
            <text:p>0,14</text:p>
          </table:table-cell>
          <table:table-cell table:style-name="ce4" table:formula="of:=COS(RADIANS([.AT$4])) * SIN(RADIANS([.$A34]))" office:value-type="float" office:value="0.133631641799344" calcext:value-type="float">
            <text:p>0,13</text:p>
          </table:table-cell>
          <table:table-cell table:style-name="ce4" table:formula="of:=COS(RADIANS([.AU$4])) * SIN(RADIANS([.$A34]))" office:value-type="float" office:value="0.125477962968673" calcext:value-type="float">
            <text:p>0,13</text:p>
          </table:table-cell>
          <table:table-cell table:style-name="ce4" table:formula="of:=COS(RADIANS([.AV$4])) * SIN(RADIANS([.$A34]))" office:value-type="float" office:value="0.117286062334949" calcext:value-type="float">
            <text:p>0,12</text:p>
          </table:table-cell>
          <table:table-cell table:style-name="ce4" table:formula="of:=COS(RADIANS([.AW$4])) * SIN(RADIANS([.$A34]))" office:value-type="float" office:value="0.109058435230462" calcext:value-type="float">
            <text:p>0,11</text:p>
          </table:table-cell>
          <table:table-cell table:style-name="ce4" table:formula="of:=COS(RADIANS([.AX$4])) * SIN(RADIANS([.$A34]))" office:value-type="float" office:value="0.100797587870132" calcext:value-type="float">
            <text:p>0,10</text:p>
          </table:table-cell>
          <table:table-cell table:style-name="ce4" table:formula="of:=COS(RADIANS([.AY$4])) * SIN(RADIANS([.$A34]))" office:value-type="float" office:value="0.0925060365880878" calcext:value-type="float">
            <text:p>0,09</text:p>
          </table:table-cell>
          <table:table-cell table:style-name="ce4" table:formula="of:=COS(RADIANS([.AZ$4])) * SIN(RADIANS([.$A34]))" office:value-type="float" office:value="0.084186307071173" calcext:value-type="float">
            <text:p>0,08</text:p>
          </table:table-cell>
          <table:table-cell table:style-name="ce4" table:formula="of:=COS(RADIANS([.BA$4])) * SIN(RADIANS([.$A34]))" office:value-type="float" office:value="0.0758409335895933" calcext:value-type="float">
            <text:p>0,08</text:p>
          </table:table-cell>
          <table:table-cell table:style-name="ce4" table:formula="of:=COS(RADIANS([.BB$4])) * SIN(RADIANS([.$A34]))" office:value-type="float" office:value="0.0674724582249545" calcext:value-type="float">
            <text:p>0,07</text:p>
          </table:table-cell>
          <table:table-cell table:style-name="ce4" table:formula="of:=COS(RADIANS([.BC$4])) * SIN(RADIANS([.$A34]))" office:value-type="float" office:value="0.05908343009592" calcext:value-type="float">
            <text:p>0,06</text:p>
          </table:table-cell>
          <table:table-cell table:style-name="ce4" table:formula="of:=COS(RADIANS([.BD$4])) * SIN(RADIANS([.$A34]))" office:value-type="float" office:value="0.0506764045817243" calcext:value-type="float">
            <text:p>0,05</text:p>
          </table:table-cell>
          <table:table-cell table:style-name="ce4" table:formula="of:=COS(RADIANS([.BE$4])) * SIN(RADIANS([.$A34]))" office:value-type="float" office:value="0.0422539425437797" calcext:value-type="float">
            <text:p>0,04</text:p>
          </table:table-cell>
          <table:table-cell table:style-name="ce4" table:formula="of:=COS(RADIANS([.BF$4])) * SIN(RADIANS([.$A34]))" office:value-type="float" office:value="0.0338186095456129" calcext:value-type="float">
            <text:p>0,03</text:p>
          </table:table-cell>
          <table:table-cell table:style-name="ce4" table:formula="of:=COS(RADIANS([.BG$4])) * SIN(RADIANS([.$A34]))" office:value-type="float" office:value="0.0253729750713706" calcext:value-type="float">
            <text:p>0,03</text:p>
          </table:table-cell>
          <table:table-cell table:style-name="ce4" table:formula="of:=COS(RADIANS([.BH$4])) * SIN(RADIANS([.$A34]))" office:value-type="float" office:value="0.0211470986239664" calcext:value-type="float">
            <text:p>0,02</text:p>
          </table:table-cell>
          <table:table-cell table:style-name="ce4" table:formula="of:=COS(RADIANS([.BI$4])) * SIN(RADIANS([.$A34]))" office:value-type="float" office:value="0.0169196117431278" calcext:value-type="float">
            <text:p>0,02</text:p>
          </table:table-cell>
          <table:table-cell table:style-name="ce4" table:formula="of:=COS(RADIANS([.BJ$4])) * SIN(RADIANS([.$A34]))" office:value-type="float" office:value="0.0126908363683481" calcext:value-type="float">
            <text:p>0,01</text:p>
          </table:table-cell>
          <table:table-cell table:style-name="ce4" table:formula="of:=COS(RADIANS([.BK$4])) * SIN(RADIANS([.$A34]))" office:value-type="float" office:value="0.00846109453724419" calcext:value-type="float">
            <text:p>0,01</text:p>
          </table:table-cell>
          <table:table-cell table:style-name="ce4" table:formula="of:=COS(RADIANS([.BL$4])) * SIN(RADIANS([.$A34]))" office:value-type="float" office:value="0.00423070836103283" calcext:value-type="float">
            <text:p>0,00</text:p>
          </table:table-cell>
          <table:table-cell table:style-name="ce4" table:formula="of:=COS(RADIANS([.BM$4])) * SIN(RADIANS([.$A34]))" office:value-type="float" office:value="2.9686027481526E-017" calcext:value-type="float">
            <text:p>0,00</text:p>
          </table:table-cell>
          <table:table-cell table:formula="of:=90-[.A34]" office:value-type="float" office:value="61" calcext:value-type="float">
            <text:p>61</text:p>
          </table:table-cell>
          <table:table-cell table:number-columns-repeated="958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table:style-name="ce4" table:formula="of:=COS(RADIANS([.B$4])) * SIN(RADIANS([.$A35]))" office:value-type="float" office:value="0.5" calcext:value-type="float">
            <text:p>0,50</text:p>
          </table:table-cell>
          <table:table-cell table:style-name="ce4" table:formula="of:=COS(RADIANS([.C$4])) * SIN(RADIANS([.$A35]))" office:value-type="float" office:value="0.498097349045873" calcext:value-type="float">
            <text:p>0,50</text:p>
          </table:table-cell>
          <table:table-cell table:style-name="ce4" table:formula="of:=COS(RADIANS([.D$4])) * SIN(RADIANS([.$A35]))" office:value-type="float" office:value="0.492403876506104" calcext:value-type="float">
            <text:p>0,49</text:p>
          </table:table-cell>
          <table:table-cell table:style-name="ce4" table:formula="of:=COS(RADIANS([.E$4])) * SIN(RADIANS([.$A35]))" office:value-type="float" office:value="0.482962913144534" calcext:value-type="float">
            <text:p>0,48</text:p>
          </table:table-cell>
          <table:table-cell table:style-name="ce4" table:formula="of:=COS(RADIANS([.F$4])) * SIN(RADIANS([.$A35]))" office:value-type="float" office:value="0.469846310392954" calcext:value-type="float">
            <text:p>0,47</text:p>
          </table:table-cell>
          <table:table-cell table:style-name="ce4" table:formula="of:=COS(RADIANS([.G$4])) * SIN(RADIANS([.$A35]))" office:value-type="float" office:value="0.4567727288213" calcext:value-type="float">
            <text:p>0,46</text:p>
          </table:table-cell>
          <table:table-cell table:style-name="ce4" table:formula="of:=COS(RADIANS([.H$4])) * SIN(RADIANS([.$A35]))" office:value-type="float" office:value="0.445503262094184" calcext:value-type="float">
            <text:p>0,45</text:p>
          </table:table-cell>
          <table:table-cell table:style-name="ce4" table:formula="of:=COS(RADIANS([.I$4])) * SIN(RADIANS([.$A35]))" office:value-type="float" office:value="0.433012701892219" calcext:value-type="float">
            <text:p>0,43</text:p>
          </table:table-cell>
          <table:table-cell table:style-name="ce4" table:formula="of:=COS(RADIANS([.J$4])) * SIN(RADIANS([.$A35]))" office:value-type="float" office:value="0.424024048078213" calcext:value-type="float">
            <text:p>0,42</text:p>
          </table:table-cell>
          <table:table-cell table:style-name="ce4" table:formula="of:=COS(RADIANS([.K$4])) * SIN(RADIANS([.$A35]))" office:value-type="float" office:value="0.414518786277521" calcext:value-type="float">
            <text:p>0,41</text:p>
          </table:table-cell>
          <table:table-cell table:style-name="ce4" table:formula="of:=COS(RADIANS([.L$4])) * SIN(RADIANS([.$A35]))" office:value-type="float" office:value="0.404508497187474" calcext:value-type="float">
            <text:p>0,40</text:p>
          </table:table-cell>
          <table:table-cell table:style-name="ce4" table:formula="of:=COS(RADIANS([.M$4])) * SIN(RADIANS([.$A35]))" office:value-type="float" office:value="0.394005376803361" calcext:value-type="float">
            <text:p>0,39</text:p>
          </table:table-cell>
          <table:table-cell table:style-name="ce4" table:formula="of:=COS(RADIANS([.N$4])) * SIN(RADIANS([.$A35]))" office:value-type="float" office:value="0.383022221559489" calcext:value-type="float">
            <text:p>0,38</text:p>
          </table:table-cell>
          <table:table-cell table:style-name="ce4" table:formula="of:=COS(RADIANS([.O$4])) * SIN(RADIANS([.$A35]))" office:value-type="float" office:value="0.371572412738697" calcext:value-type="float">
            <text:p>0,37</text:p>
          </table:table-cell>
          <table:table-cell table:style-name="ce4" table:formula="of:=COS(RADIANS([.P$4])) * SIN(RADIANS([.$A35]))" office:value-type="float" office:value="0.359669900169326" calcext:value-type="float">
            <text:p>0,36</text:p>
          </table:table-cell>
          <table:table-cell table:style-name="ce4" table:formula="of:=COS(RADIANS([.Q$4])) * SIN(RADIANS([.$A35]))" office:value-type="float" office:value="0.353553390593274" calcext:value-type="float">
            <text:p>0,35</text:p>
          </table:table-cell>
          <table:table-cell table:style-name="ce4" table:formula="of:=COS(RADIANS([.R$4])) * SIN(RADIANS([.$A35]))" office:value-type="float" office:value="0.347329185229499" calcext:value-type="float">
            <text:p>0,35</text:p>
          </table:table-cell>
          <table:table-cell table:style-name="ce4" table:formula="of:=COS(RADIANS([.S$4])) * SIN(RADIANS([.$A35]))" office:value-type="float" office:value="0.340999180031249" calcext:value-type="float">
            <text:p>0,34</text:p>
          </table:table-cell>
          <table:table-cell table:style-name="ce4" table:formula="of:=COS(RADIANS([.T$4])) * SIN(RADIANS([.$A35]))" office:value-type="float" office:value="0.334565303179429" calcext:value-type="float">
            <text:p>0,33</text:p>
          </table:table-cell>
          <table:table-cell table:style-name="ce4" table:formula="of:=COS(RADIANS([.U$4])) * SIN(RADIANS([.$A35]))" office:value-type="float" office:value="0.328029514495254" calcext:value-type="float">
            <text:p>0,33</text:p>
          </table:table-cell>
          <table:table-cell table:style-name="ce4" table:formula="of:=COS(RADIANS([.V$4])) * SIN(RADIANS([.$A35]))" office:value-type="float" office:value="0.32139380484327" calcext:value-type="float">
            <text:p>0,32</text:p>
          </table:table-cell>
          <table:table-cell table:style-name="ce4" table:formula="of:=COS(RADIANS([.W$4])) * SIN(RADIANS([.$A35]))" office:value-type="float" office:value="0.314660195524919" calcext:value-type="float">
            <text:p>0,31</text:p>
          </table:table-cell>
          <table:table-cell table:style-name="ce4" table:formula="of:=COS(RADIANS([.X$4])) * SIN(RADIANS([.$A35]))" office:value-type="float" office:value="0.307830737662829" calcext:value-type="float">
            <text:p>0,31</text:p>
          </table:table-cell>
          <table:table-cell table:style-name="ce4" table:formula="of:=COS(RADIANS([.Y$4])) * SIN(RADIANS([.$A35]))" office:value-type="float" office:value="0.300907511576024" calcext:value-type="float">
            <text:p>0,30</text:p>
          </table:table-cell>
          <table:table-cell table:style-name="ce4" table:formula="of:=COS(RADIANS([.Z$4])) * SIN(RADIANS([.$A35]))" office:value-type="float" office:value="0.293892626146237" calcext:value-type="float">
            <text:p>0,29</text:p>
          </table:table-cell>
          <table:table-cell table:style-name="ce4" table:formula="of:=COS(RADIANS([.AA$4])) * SIN(RADIANS([.$A35]))" office:value-type="float" office:value="0.286788218175523" calcext:value-type="float">
            <text:p>0,29</text:p>
          </table:table-cell>
          <table:table-cell table:style-name="ce4" table:formula="of:=COS(RADIANS([.AB$4])) * SIN(RADIANS([.$A35]))" office:value-type="float" office:value="0.279596451735373" calcext:value-type="float">
            <text:p>0,28</text:p>
          </table:table-cell>
          <table:table-cell table:style-name="ce4" table:formula="of:=COS(RADIANS([.AC$4])) * SIN(RADIANS([.$A35]))" office:value-type="float" office:value="0.272319517507514" calcext:value-type="float">
            <text:p>0,27</text:p>
          </table:table-cell>
          <table:table-cell table:style-name="ce4" table:formula="of:=COS(RADIANS([.AD$4])) * SIN(RADIANS([.$A35]))" office:value-type="float" office:value="0.264959632116602" calcext:value-type="float">
            <text:p>0,26</text:p>
          </table:table-cell>
          <table:table-cell table:style-name="ce4" table:formula="of:=COS(RADIANS([.AE$4])) * SIN(RADIANS([.$A35]))" office:value-type="float" office:value="0.257519037455027" calcext:value-type="float">
            <text:p>0,26</text:p>
          </table:table-cell>
          <table:table-cell table:style-name="ce4" table:formula="of:=COS(RADIANS([.AF$4])) * SIN(RADIANS([.$A35]))" office:value-type="float" office:value="0.25" calcext:value-type="float">
            <text:p>0,25</text:p>
          </table:table-cell>
          <table:table-cell table:style-name="ce4" table:formula="of:=COS(RADIANS([.AG$4])) * SIN(RADIANS([.$A35]))" office:value-type="float" office:value="0.242404810123169" calcext:value-type="float">
            <text:p>0,24</text:p>
          </table:table-cell>
          <table:table-cell table:style-name="ce4" table:formula="of:=COS(RADIANS([.AH$4])) * SIN(RADIANS([.$A35]))" office:value-type="float" office:value="0.234735781392945" calcext:value-type="float">
            <text:p>0,23</text:p>
          </table:table-cell>
          <table:table-cell table:style-name="ce4" table:formula="of:=COS(RADIANS([.AI$4])) * SIN(RADIANS([.$A35]))" office:value-type="float" office:value="0.226995249869773" calcext:value-type="float">
            <text:p>0,23</text:p>
          </table:table-cell>
          <table:table-cell table:style-name="ce4" table:formula="of:=COS(RADIANS([.AJ$4])) * SIN(RADIANS([.$A35]))" office:value-type="float" office:value="0.219185573394539" calcext:value-type="float">
            <text:p>0,22</text:p>
          </table:table-cell>
          <table:table-cell table:style-name="ce4" table:formula="of:=COS(RADIANS([.AK$4])) * SIN(RADIANS([.$A35]))" office:value-type="float" office:value="0.21130913087035" calcext:value-type="float">
            <text:p>0,21</text:p>
          </table:table-cell>
          <table:table-cell table:style-name="ce4" table:formula="of:=COS(RADIANS([.AL$4])) * SIN(RADIANS([.$A35]))" office:value-type="float" office:value="0.2033683215379" calcext:value-type="float">
            <text:p>0,20</text:p>
          </table:table-cell>
          <table:table-cell table:style-name="ce4" table:formula="of:=COS(RADIANS([.AM$4])) * SIN(RADIANS([.$A35]))" office:value-type="float" office:value="0.195365564244637" calcext:value-type="float">
            <text:p>0,20</text:p>
          </table:table-cell>
          <table:table-cell table:style-name="ce4" table:formula="of:=COS(RADIANS([.AN$4])) * SIN(RADIANS([.$A35]))" office:value-type="float" office:value="0.187303296707956" calcext:value-type="float">
            <text:p>0,19</text:p>
          </table:table-cell>
          <table:table-cell table:style-name="ce4" table:formula="of:=COS(RADIANS([.AO$4])) * SIN(RADIANS([.$A35]))" office:value-type="float" office:value="0.17918397477265" calcext:value-type="float">
            <text:p>0,18</text:p>
          </table:table-cell>
          <table:table-cell table:style-name="ce4" table:formula="of:=COS(RADIANS([.AP$4])) * SIN(RADIANS([.$A35]))" office:value-type="float" office:value="0.171010071662834" calcext:value-type="float">
            <text:p>0,17</text:p>
          </table:table-cell>
          <table:table-cell table:style-name="ce4" table:formula="of:=COS(RADIANS([.AQ$4])) * SIN(RADIANS([.$A35]))" office:value-type="float" office:value="0.162784077228578" calcext:value-type="float">
            <text:p>0,16</text:p>
          </table:table-cell>
          <table:table-cell table:style-name="ce4" table:formula="of:=COS(RADIANS([.AR$4])) * SIN(RADIANS([.$A35]))" office:value-type="float" office:value="0.154508497187474" calcext:value-type="float">
            <text:p>0,15</text:p>
          </table:table-cell>
          <table:table-cell table:style-name="ce4" table:formula="of:=COS(RADIANS([.AS$4])) * SIN(RADIANS([.$A35]))" office:value-type="float" office:value="0.146185852361368" calcext:value-type="float">
            <text:p>0,15</text:p>
          </table:table-cell>
          <table:table-cell table:style-name="ce4" table:formula="of:=COS(RADIANS([.AT$4])) * SIN(RADIANS([.$A35]))" office:value-type="float" office:value="0.1378186779085" calcext:value-type="float">
            <text:p>0,14</text:p>
          </table:table-cell>
          <table:table-cell table:style-name="ce4" table:formula="of:=COS(RADIANS([.AU$4])) * SIN(RADIANS([.$A35]))" office:value-type="float" office:value="0.12940952255126" calcext:value-type="float">
            <text:p>0,13</text:p>
          </table:table-cell>
          <table:table-cell table:style-name="ce4" table:formula="of:=COS(RADIANS([.AV$4])) * SIN(RADIANS([.$A35]))" office:value-type="float" office:value="0.120960947799834" calcext:value-type="float">
            <text:p>0,12</text:p>
          </table:table-cell>
          <table:table-cell table:style-name="ce4" table:formula="of:=COS(RADIANS([.AW$4])) * SIN(RADIANS([.$A35]))" office:value-type="float" office:value="0.112475527171933" calcext:value-type="float">
            <text:p>0,11</text:p>
          </table:table-cell>
          <table:table-cell table:style-name="ce4" table:formula="of:=COS(RADIANS([.AX$4])) * SIN(RADIANS([.$A35]))" office:value-type="float" office:value="0.10395584540888" calcext:value-type="float">
            <text:p>0,10</text:p>
          </table:table-cell>
          <table:table-cell table:style-name="ce4" table:formula="of:=COS(RADIANS([.AY$4])) * SIN(RADIANS([.$A35]))" office:value-type="float" office:value="0.0954044976882724" calcext:value-type="float">
            <text:p>0,10</text:p>
          </table:table-cell>
          <table:table-cell table:style-name="ce4" table:formula="of:=COS(RADIANS([.AZ$4])) * SIN(RADIANS([.$A35]))" office:value-type="float" office:value="0.0868240888334652" calcext:value-type="float">
            <text:p>0,09</text:p>
          </table:table-cell>
          <table:table-cell table:style-name="ce4" table:formula="of:=COS(RADIANS([.BA$4])) * SIN(RADIANS([.$A35]))" office:value-type="float" office:value="0.0782172325201154" calcext:value-type="float">
            <text:p>0,08</text:p>
          </table:table-cell>
          <table:table-cell table:style-name="ce4" table:formula="of:=COS(RADIANS([.BB$4])) * SIN(RADIANS([.$A35]))" office:value-type="float" office:value="0.0695865504800327" calcext:value-type="float">
            <text:p>0,07</text:p>
          </table:table-cell>
          <table:table-cell table:style-name="ce4" table:formula="of:=COS(RADIANS([.BC$4])) * SIN(RADIANS([.$A35]))" office:value-type="float" office:value="0.0609346717025737" calcext:value-type="float">
            <text:p>0,06</text:p>
          </table:table-cell>
          <table:table-cell table:style-name="ce4" table:formula="of:=COS(RADIANS([.BD$4])) * SIN(RADIANS([.$A35]))" office:value-type="float" office:value="0.0522642316338267" calcext:value-type="float">
            <text:p>0,05</text:p>
          </table:table-cell>
          <table:table-cell table:style-name="ce4" table:formula="of:=COS(RADIANS([.BE$4])) * SIN(RADIANS([.$A35]))" office:value-type="float" office:value="0.0435778713738292" calcext:value-type="float">
            <text:p>0,04</text:p>
          </table:table-cell>
          <table:table-cell table:style-name="ce4" table:formula="of:=COS(RADIANS([.BF$4])) * SIN(RADIANS([.$A35]))" office:value-type="float" office:value="0.0348782368720626" calcext:value-type="float">
            <text:p>0,03</text:p>
          </table:table-cell>
          <table:table-cell table:style-name="ce4" table:formula="of:=COS(RADIANS([.BG$4])) * SIN(RADIANS([.$A35]))" office:value-type="float" office:value="0.026167978121472" calcext:value-type="float">
            <text:p>0,03</text:p>
          </table:table-cell>
          <table:table-cell table:style-name="ce4" table:formula="of:=COS(RADIANS([.BH$4])) * SIN(RADIANS([.$A35]))" office:value-type="float" office:value="0.021809693682668" calcext:value-type="float">
            <text:p>0,02</text:p>
          </table:table-cell>
          <table:table-cell table:style-name="ce4" table:formula="of:=COS(RADIANS([.BI$4])) * SIN(RADIANS([.$A35]))" office:value-type="float" office:value="0.0174497483512505" calcext:value-type="float">
            <text:p>0,02</text:p>
          </table:table-cell>
          <table:table-cell table:style-name="ce4" table:formula="of:=COS(RADIANS([.BJ$4])) * SIN(RADIANS([.$A35]))" office:value-type="float" office:value="0.0130884741539367" calcext:value-type="float">
            <text:p>0,01</text:p>
          </table:table-cell>
          <table:table-cell table:style-name="ce4" table:formula="of:=COS(RADIANS([.BK$4])) * SIN(RADIANS([.$A35]))" office:value-type="float" office:value="0.0087262032186418" calcext:value-type="float">
            <text:p>0,01</text:p>
          </table:table-cell>
          <table:table-cell table:style-name="ce4" table:formula="of:=COS(RADIANS([.BL$4])) * SIN(RADIANS([.$A35]))" office:value-type="float" office:value="0.00436326774918695" calcext:value-type="float">
            <text:p>0,00</text:p>
          </table:table-cell>
          <table:table-cell table:style-name="ce4" table:formula="of:=COS(RADIANS([.BM$4])) * SIN(RADIANS([.$A35]))" office:value-type="float" office:value="3.06161699786838E-017" calcext:value-type="float">
            <text:p>0,00</text:p>
          </table:table-cell>
          <table:table-cell table:formula="of:=90-[.A35]" office:value-type="float" office:value="60" calcext:value-type="float">
            <text:p>60</text:p>
          </table:table-cell>
          <table:table-cell table:number-columns-repeated="958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table:style-name="ce4" table:formula="of:=COS(RADIANS([.B$4])) * SIN(RADIANS([.$A36]))" office:value-type="float" office:value="0.515038074910054" calcext:value-type="float">
            <text:p>0,52</text:p>
          </table:table-cell>
          <table:table-cell table:style-name="ce4" table:formula="of:=COS(RADIANS([.C$4])) * SIN(RADIANS([.$A36]))" office:value-type="float" office:value="0.513078199540775" calcext:value-type="float">
            <text:p>0,51</text:p>
          </table:table-cell>
          <table:table-cell table:style-name="ce4" table:formula="of:=COS(RADIANS([.D$4])) * SIN(RADIANS([.$A36]))" office:value-type="float" office:value="0.507213489267904" calcext:value-type="float">
            <text:p>0,51</text:p>
          </table:table-cell>
          <table:table-cell table:style-name="ce4" table:formula="of:=COS(RADIANS([.E$4])) * SIN(RADIANS([.$A36]))" office:value-type="float" office:value="0.497488578077825" calcext:value-type="float">
            <text:p>0,50</text:p>
          </table:table-cell>
          <table:table-cell table:style-name="ce4" table:formula="of:=COS(RADIANS([.F$4])) * SIN(RADIANS([.$A36]))" office:value-type="float" office:value="0.483977478416758" calcext:value-type="float">
            <text:p>0,48</text:p>
          </table:table-cell>
          <table:table-cell table:style-name="ce4" table:formula="of:=COS(RADIANS([.G$4])) * SIN(RADIANS([.$A36]))" office:value-type="float" office:value="0.47051069384707" calcext:value-type="float">
            <text:p>0,47</text:p>
          </table:table-cell>
          <table:table-cell table:style-name="ce4" table:formula="of:=COS(RADIANS([.H$4])) * SIN(RADIANS([.$A36]))" office:value-type="float" office:value="0.458902284950276" calcext:value-type="float">
            <text:p>0,46</text:p>
          </table:table-cell>
          <table:table-cell table:style-name="ce4" table:formula="of:=COS(RADIANS([.I$4])) * SIN(RADIANS([.$A36]))" office:value-type="float" office:value="0.44603605678834" calcext:value-type="float">
            <text:p>0,45</text:p>
          </table:table-cell>
          <table:table-cell table:style-name="ce4" table:formula="of:=COS(RADIANS([.J$4])) * SIN(RADIANS([.$A36]))" office:value-type="float" office:value="0.436777058875542" calcext:value-type="float">
            <text:p>0,44</text:p>
          </table:table-cell>
          <table:table-cell table:style-name="ce4" table:formula="of:=COS(RADIANS([.K$4])) * SIN(RADIANS([.$A36]))" office:value-type="float" office:value="0.426985915396853" calcext:value-type="float">
            <text:p>0,43</text:p>
          </table:table-cell>
          <table:table-cell table:style-name="ce4" table:formula="of:=COS(RADIANS([.L$4])) * SIN(RADIANS([.$A36]))" office:value-type="float" office:value="0.416674555352391" calcext:value-type="float">
            <text:p>0,42</text:p>
          </table:table-cell>
          <table:table-cell table:style-name="ce4" table:formula="of:=COS(RADIANS([.M$4])) * SIN(RADIANS([.$A36]))" office:value-type="float" office:value="0.405855541546027" calcext:value-type="float">
            <text:p>0,41</text:p>
          </table:table-cell>
          <table:table-cell table:style-name="ce4" table:formula="of:=COS(RADIANS([.N$4])) * SIN(RADIANS([.$A36]))" office:value-type="float" office:value="0.394542055279543" calcext:value-type="float">
            <text:p>0,39</text:p>
          </table:table-cell>
          <table:table-cell table:style-name="ce4" table:formula="of:=COS(RADIANS([.O$4])) * SIN(RADIANS([.$A36]))" office:value-type="float" office:value="0.382747880293245" calcext:value-type="float">
            <text:p>0,38</text:p>
          </table:table-cell>
          <table:table-cell table:style-name="ce4" table:formula="of:=COS(RADIANS([.P$4])) * SIN(RADIANS([.$A36]))" office:value-type="float" office:value="0.370487385972602" calcext:value-type="float">
            <text:p>0,37</text:p>
          </table:table-cell>
          <table:table-cell table:style-name="ce4" table:formula="of:=COS(RADIANS([.Q$4])) * SIN(RADIANS([.$A36]))" office:value-type="float" office:value="0.364186915338164" calcext:value-type="float">
            <text:p>0,36</text:p>
          </table:table-cell>
          <table:table-cell table:style-name="ce4" table:formula="of:=COS(RADIANS([.R$4])) * SIN(RADIANS([.$A36]))" office:value-type="float" office:value="0.357775509841357" calcext:value-type="float">
            <text:p>0,36</text:p>
          </table:table-cell>
          <table:table-cell table:style-name="ce4" table:formula="of:=COS(RADIANS([.S$4])) * SIN(RADIANS([.$A36]))" office:value-type="float" office:value="0.351255122458403" calcext:value-type="float">
            <text:p>0,35</text:p>
          </table:table-cell>
          <table:table-cell table:style-name="ce4" table:formula="of:=COS(RADIANS([.T$4])) * SIN(RADIANS([.$A36]))" office:value-type="float" office:value="0.344627739362464" calcext:value-type="float">
            <text:p>0,34</text:p>
          </table:table-cell>
          <table:table-cell table:style-name="ce4" table:formula="of:=COS(RADIANS([.U$4])) * SIN(RADIANS([.$A36]))" office:value-type="float" office:value="0.33789537931863" calcext:value-type="float">
            <text:p>0,34</text:p>
          </table:table-cell>
          <table:table-cell table:style-name="ce4" table:formula="of:=COS(RADIANS([.V$4])) * SIN(RADIANS([.$A36]))" office:value-type="float" office:value="0.331060093068991" calcext:value-type="float">
            <text:p>0,33</text:p>
          </table:table-cell>
          <table:table-cell table:style-name="ce4" table:formula="of:=COS(RADIANS([.W$4])) * SIN(RADIANS([.$A36]))" office:value-type="float" office:value="0.324123962707951" calcext:value-type="float">
            <text:p>0,32</text:p>
          </table:table-cell>
          <table:table-cell table:style-name="ce4" table:formula="of:=COS(RADIANS([.X$4])) * SIN(RADIANS([.$A36]))" office:value-type="float" office:value="0.317089101048011" calcext:value-type="float">
            <text:p>0,32</text:p>
          </table:table-cell>
          <table:table-cell table:style-name="ce4" table:formula="of:=COS(RADIANS([.Y$4])) * SIN(RADIANS([.$A36]))" office:value-type="float" office:value="0.309957650976181" calcext:value-type="float">
            <text:p>0,31</text:p>
          </table:table-cell>
          <table:table-cell table:style-name="ce4" table:formula="of:=COS(RADIANS([.Z$4])) * SIN(RADIANS([.$A36]))" office:value-type="float" office:value="0.302731784801236" calcext:value-type="float">
            <text:p>0,30</text:p>
          </table:table-cell>
          <table:table-cell table:style-name="ce4" table:formula="of:=COS(RADIANS([.AA$4])) * SIN(RADIANS([.$A36]))" office:value-type="float" office:value="0.295413703592012" calcext:value-type="float">
            <text:p>0,30</text:p>
          </table:table-cell>
          <table:table-cell table:style-name="ce4" table:formula="of:=COS(RADIANS([.AB$4])) * SIN(RADIANS([.$A36]))" office:value-type="float" office:value="0.288005636506937" calcext:value-type="float">
            <text:p>0,29</text:p>
          </table:table-cell>
          <table:table-cell table:style-name="ce4" table:formula="of:=COS(RADIANS([.AC$4])) * SIN(RADIANS([.$A36]))" office:value-type="float" office:value="0.280509840115009" calcext:value-type="float">
            <text:p>0,28</text:p>
          </table:table-cell>
          <table:table-cell table:style-name="ce4" table:formula="of:=COS(RADIANS([.AD$4])) * SIN(RADIANS([.$A36]))" office:value-type="float" office:value="0.272928597708422" calcext:value-type="float">
            <text:p>0,27</text:p>
          </table:table-cell>
          <table:table-cell table:style-name="ce4" table:formula="of:=COS(RADIANS([.AE$4])) * SIN(RADIANS([.$A36]))" office:value-type="float" office:value="0.265264218607055" calcext:value-type="float">
            <text:p>0,27</text:p>
          </table:table-cell>
          <table:table-cell table:style-name="ce4" table:formula="of:=COS(RADIANS([.AF$4])) * SIN(RADIANS([.$A36]))" office:value-type="float" office:value="0.257519037455027" calcext:value-type="float">
            <text:p>0,26</text:p>
          </table:table-cell>
          <table:table-cell table:style-name="ce4" table:formula="of:=COS(RADIANS([.AG$4])) * SIN(RADIANS([.$A36]))" office:value-type="float" office:value="0.249695413509548" calcext:value-type="float">
            <text:p>0,25</text:p>
          </table:table-cell>
          <table:table-cell table:style-name="ce4" table:formula="of:=COS(RADIANS([.AH$4])) * SIN(RADIANS([.$A36]))" office:value-type="float" office:value="0.24179572992226" calcext:value-type="float">
            <text:p>0,24</text:p>
          </table:table-cell>
          <table:table-cell table:style-name="ce4" table:formula="of:=COS(RADIANS([.AI$4])) * SIN(RADIANS([.$A36]))" office:value-type="float" office:value="0.23382239301331" calcext:value-type="float">
            <text:p>0,23</text:p>
          </table:table-cell>
          <table:table-cell table:style-name="ce4" table:formula="of:=COS(RADIANS([.AJ$4])) * SIN(RADIANS([.$A36]))" office:value-type="float" office:value="0.225777831538359" calcext:value-type="float">
            <text:p>0,23</text:p>
          </table:table-cell>
          <table:table-cell table:style-name="ce4" table:formula="of:=COS(RADIANS([.AK$4])) * SIN(RADIANS([.$A36]))" office:value-type="float" office:value="0.217664495948763" calcext:value-type="float">
            <text:p>0,22</text:p>
          </table:table-cell>
          <table:table-cell table:style-name="ce4" table:formula="of:=COS(RADIANS([.AL$4])) * SIN(RADIANS([.$A36]))" office:value-type="float" office:value="0.209484857645138" calcext:value-type="float">
            <text:p>0,21</text:p>
          </table:table-cell>
          <table:table-cell table:style-name="ce4" table:formula="of:=COS(RADIANS([.AM$4])) * SIN(RADIANS([.$A36]))" office:value-type="float" office:value="0.201241408224549" calcext:value-type="float">
            <text:p>0,20</text:p>
          </table:table-cell>
          <table:table-cell table:style-name="ce4" table:formula="of:=COS(RADIANS([.AN$4])) * SIN(RADIANS([.$A36]))" office:value-type="float" office:value="0.192936658721545" calcext:value-type="float">
            <text:p>0,19</text:p>
          </table:table-cell>
          <table:table-cell table:style-name="ce4" table:formula="of:=COS(RADIANS([.AO$4])) * SIN(RADIANS([.$A36]))" office:value-type="float" office:value="0.184573138843275" calcext:value-type="float">
            <text:p>0,18</text:p>
          </table:table-cell>
          <table:table-cell table:style-name="ce4" table:formula="of:=COS(RADIANS([.AP$4])) * SIN(RADIANS([.$A36]))" office:value-type="float" office:value="0.176153396198913" calcext:value-type="float">
            <text:p>0,18</text:p>
          </table:table-cell>
          <table:table-cell table:style-name="ce4" table:formula="of:=COS(RADIANS([.AQ$4])) * SIN(RADIANS([.$A36]))" office:value-type="float" office:value="0.167679995523633" calcext:value-type="float">
            <text:p>0,17</text:p>
          </table:table-cell>
          <table:table-cell table:style-name="ce4" table:formula="of:=COS(RADIANS([.AR$4])) * SIN(RADIANS([.$A36]))" office:value-type="float" office:value="0.159155517897364" calcext:value-type="float">
            <text:p>0,16</text:p>
          </table:table-cell>
          <table:table-cell table:style-name="ce4" table:formula="of:=COS(RADIANS([.AS$4])) * SIN(RADIANS([.$A36]))" office:value-type="float" office:value="0.150582559958569" calcext:value-type="float">
            <text:p>0,15</text:p>
          </table:table-cell>
          <table:table-cell table:style-name="ce4" table:formula="of:=COS(RADIANS([.AT$4])) * SIN(RADIANS([.$A36]))" office:value-type="float" office:value="0.141963733113285" calcext:value-type="float">
            <text:p>0,14</text:p>
          </table:table-cell>
          <table:table-cell table:style-name="ce4" table:formula="of:=COS(RADIANS([.AU$4])) * SIN(RADIANS([.$A36]))" office:value-type="float" office:value="0.133301662739661" calcext:value-type="float">
            <text:p>0,13</text:p>
          </table:table-cell>
          <table:table-cell table:style-name="ce4" table:formula="of:=COS(RADIANS([.AV$4])) * SIN(RADIANS([.$A36]))" office:value-type="float" office:value="0.124598987388244" calcext:value-type="float">
            <text:p>0,12</text:p>
          </table:table-cell>
          <table:table-cell table:style-name="ce4" table:formula="of:=COS(RADIANS([.AW$4])) * SIN(RADIANS([.$A36]))" office:value-type="float" office:value="0.115858357978251" calcext:value-type="float">
            <text:p>0,12</text:p>
          </table:table-cell>
          <table:table-cell table:style-name="ce4" table:formula="of:=COS(RADIANS([.AX$4])) * SIN(RADIANS([.$A36]))" office:value-type="float" office:value="0.107082436990073" calcext:value-type="float">
            <text:p>0,11</text:p>
          </table:table-cell>
          <table:table-cell table:style-name="ce4" table:formula="of:=COS(RADIANS([.AY$4])) * SIN(RADIANS([.$A36]))" office:value-type="float" office:value="0.0982738976542571" calcext:value-type="float">
            <text:p>0,10</text:p>
          </table:table-cell>
          <table:table-cell table:style-name="ce4" table:formula="of:=COS(RADIANS([.AZ$4])) * SIN(RADIANS([.$A36]))" office:value-type="float" office:value="0.0894354231372149" calcext:value-type="float">
            <text:p>0,09</text:p>
          </table:table-cell>
          <table:table-cell table:style-name="ce4" table:formula="of:=COS(RADIANS([.BA$4])) * SIN(RADIANS([.$A36]))" office:value-type="float" office:value="0.0805697057239047" calcext:value-type="float">
            <text:p>0,08</text:p>
          </table:table-cell>
          <table:table-cell table:style-name="ce4" table:formula="of:=COS(RADIANS([.BB$4])) * SIN(RADIANS([.$A36]))" office:value-type="float" office:value="0.0716794459977347" calcext:value-type="float">
            <text:p>0,07</text:p>
          </table:table-cell>
          <table:table-cell table:style-name="ce4" table:formula="of:=COS(RADIANS([.BC$4])) * SIN(RADIANS([.$A36]))" office:value-type="float" office:value="0.0627673520179395" calcext:value-type="float">
            <text:p>0,06</text:p>
          </table:table-cell>
          <table:table-cell table:style-name="ce4" table:formula="of:=COS(RADIANS([.BD$4])) * SIN(RADIANS([.$A36]))" office:value-type="float" office:value="0.0538361384946785" calcext:value-type="float">
            <text:p>0,05</text:p>
          </table:table-cell>
          <table:table-cell table:style-name="ce4" table:formula="of:=COS(RADIANS([.BE$4])) * SIN(RADIANS([.$A36]))" office:value-type="float" office:value="0.0448885259621099" calcext:value-type="float">
            <text:p>0,04</text:p>
          </table:table-cell>
          <table:table-cell table:style-name="ce4" table:formula="of:=COS(RADIANS([.BF$4])) * SIN(RADIANS([.$A36]))" office:value-type="float" office:value="0.035927239949688" calcext:value-type="float">
            <text:p>0,04</text:p>
          </table:table-cell>
          <table:table-cell table:style-name="ce4" table:formula="of:=COS(RADIANS([.BG$4])) * SIN(RADIANS([.$A36]))" office:value-type="float" office:value="0.0269550101519427" calcext:value-type="float">
            <text:p>0,03</text:p>
          </table:table-cell>
          <table:table-cell table:style-name="ce4" table:formula="of:=COS(RADIANS([.BH$4])) * SIN(RADIANS([.$A36]))" office:value-type="float" office:value="0.0224656452973986" calcext:value-type="float">
            <text:p>0,02</text:p>
          </table:table-cell>
          <table:table-cell table:style-name="ce4" table:formula="of:=COS(RADIANS([.BI$4])) * SIN(RADIANS([.$A36]))" office:value-type="float" office:value="0.0179745695969859" calcext:value-type="float">
            <text:p>0,02</text:p>
          </table:table-cell>
          <table:table-cell table:style-name="ce4" table:formula="of:=COS(RADIANS([.BJ$4])) * SIN(RADIANS([.$A36]))" office:value-type="float" office:value="0.0134821250635071" calcext:value-type="float">
            <text:p>0,01</text:p>
          </table:table-cell>
          <table:table-cell table:style-name="ce4" table:formula="of:=COS(RADIANS([.BK$4])) * SIN(RADIANS([.$A36]))" office:value-type="float" office:value="0.00898865381400638" calcext:value-type="float">
            <text:p>0,01</text:p>
          </table:table-cell>
          <table:table-cell table:style-name="ce4" table:formula="of:=COS(RADIANS([.BL$4])) * SIN(RADIANS([.$A36]))" office:value-type="float" office:value="0.00449449804371674" calcext:value-type="float">
            <text:p>0,00</text:p>
          </table:table-cell>
          <table:table-cell table:style-name="ce4" table:formula="of:=COS(RADIANS([.BM$4])) * SIN(RADIANS([.$A36]))" office:value-type="float" office:value="3.15369864938806E-017" calcext:value-type="float">
            <text:p>0,00</text:p>
          </table:table-cell>
          <table:table-cell table:formula="of:=90-[.A36]" office:value-type="float" office:value="59" calcext:value-type="float">
            <text:p>59</text:p>
          </table:table-cell>
          <table:table-cell table:number-columns-repeated="958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table:style-name="ce4" table:formula="of:=COS(RADIANS([.B$4])) * SIN(RADIANS([.$A37]))" office:value-type="float" office:value="0.529919264233205" calcext:value-type="float">
            <text:p>0,53</text:p>
          </table:table-cell>
          <table:table-cell table:style-name="ce4" table:formula="of:=COS(RADIANS([.C$4])) * SIN(RADIANS([.$A37]))" office:value-type="float" office:value="0.527902761445797" calcext:value-type="float">
            <text:p>0,53</text:p>
          </table:table-cell>
          <table:table-cell table:style-name="ce4" table:formula="of:=COS(RADIANS([.D$4])) * SIN(RADIANS([.$A37]))" office:value-type="float" office:value="0.521868599887385" calcext:value-type="float">
            <text:p>0,52</text:p>
          </table:table-cell>
          <table:table-cell table:style-name="ce4" table:formula="of:=COS(RADIANS([.E$4])) * SIN(RADIANS([.$A37]))" office:value-type="float" office:value="0.511862703170954" calcext:value-type="float">
            <text:p>0,51</text:p>
          </table:table-cell>
          <table:table-cell table:style-name="ce4" table:formula="of:=COS(RADIANS([.F$4])) * SIN(RADIANS([.$A37]))" office:value-type="float" office:value="0.497961222212241" calcext:value-type="float">
            <text:p>0,50</text:p>
          </table:table-cell>
          <table:table-cell table:style-name="ce4" table:formula="of:=COS(RADIANS([.G$4])) * SIN(RADIANS([.$A37]))" office:value-type="float" office:value="0.484105336757554" calcext:value-type="float">
            <text:p>0,48</text:p>
          </table:table-cell>
          <table:table-cell table:style-name="ce4" table:formula="of:=COS(RADIANS([.H$4])) * SIN(RADIANS([.$A37]))" office:value-type="float" office:value="0.472161521724885" calcext:value-type="float">
            <text:p>0,47</text:p>
          </table:table-cell>
          <table:table-cell table:style-name="ce4" table:formula="of:=COS(RADIANS([.I$4])) * SIN(RADIANS([.$A37]))" office:value-type="float" office:value="0.458923544780714" calcext:value-type="float">
            <text:p>0,46</text:p>
          </table:table-cell>
          <table:table-cell table:style-name="ce4" table:formula="of:=COS(RADIANS([.J$4])) * SIN(RADIANS([.$A37]))" office:value-type="float" office:value="0.449397023149583" calcext:value-type="float">
            <text:p>0,45</text:p>
          </table:table-cell>
          <table:table-cell table:style-name="ce4" table:formula="of:=COS(RADIANS([.K$4])) * SIN(RADIANS([.$A37]))" office:value-type="float" office:value="0.43932298047005" calcext:value-type="float">
            <text:p>0,44</text:p>
          </table:table-cell>
          <table:table-cell table:style-name="ce4" table:formula="of:=COS(RADIANS([.L$4])) * SIN(RADIANS([.$A37]))" office:value-type="float" office:value="0.428713690411331" calcext:value-type="float">
            <text:p>0,43</text:p>
          </table:table-cell>
          <table:table-cell table:style-name="ce4" table:formula="of:=COS(RADIANS([.M$4])) * SIN(RADIANS([.$A37]))" office:value-type="float" office:value="0.417582078759127" calcext:value-type="float">
            <text:p>0,42</text:p>
          </table:table-cell>
          <table:table-cell table:style-name="ce4" table:formula="of:=COS(RADIANS([.N$4])) * SIN(RADIANS([.$A37]))" office:value-type="float" office:value="0.405941707667544" calcext:value-type="float">
            <text:p>0,41</text:p>
          </table:table-cell>
          <table:table-cell table:style-name="ce4" table:formula="of:=COS(RADIANS([.O$4])) * SIN(RADIANS([.$A37]))" office:value-type="float" office:value="0.393806759135694" calcext:value-type="float">
            <text:p>0,39</text:p>
          </table:table-cell>
          <table:table-cell table:style-name="ce4" table:formula="of:=COS(RADIANS([.P$4])) * SIN(RADIANS([.$A37]))" office:value-type="float" office:value="0.381192017729119" calcext:value-type="float">
            <text:p>0,38</text:p>
          </table:table-cell>
          <table:table-cell table:style-name="ce4" table:formula="of:=COS(RADIANS([.Q$4])) * SIN(RADIANS([.$A37]))" office:value-type="float" office:value="0.374709505220685" calcext:value-type="float">
            <text:p>0,37</text:p>
          </table:table-cell>
          <table:table-cell table:style-name="ce4" table:formula="of:=COS(RADIANS([.R$4])) * SIN(RADIANS([.$A37]))" office:value-type="float" office:value="0.368112852567069" calcext:value-type="float">
            <text:p>0,37</text:p>
          </table:table-cell>
          <table:table-cell table:style-name="ce4" table:formula="of:=COS(RADIANS([.S$4])) * SIN(RADIANS([.$A37]))" office:value-type="float" office:value="0.361404069172572" calcext:value-type="float">
            <text:p>0,36</text:p>
          </table:table-cell>
          <table:table-cell table:style-name="ce4" table:formula="of:=COS(RADIANS([.T$4])) * SIN(RADIANS([.$A37]))" office:value-type="float" office:value="0.354585198597604" calcext:value-type="float">
            <text:p>0,35</text:p>
          </table:table-cell>
          <table:table-cell table:style-name="ce4" table:formula="of:=COS(RADIANS([.U$4])) * SIN(RADIANS([.$A37]))" office:value-type="float" office:value="0.347658317936201" calcext:value-type="float">
            <text:p>0,35</text:p>
          </table:table-cell>
          <table:table-cell table:style-name="ce4" table:formula="of:=COS(RADIANS([.V$4])) * SIN(RADIANS([.$A37]))" office:value-type="float" office:value="0.340625537183311" calcext:value-type="float">
            <text:p>0,34</text:p>
          </table:table-cell>
          <table:table-cell table:style-name="ce4" table:formula="of:=COS(RADIANS([.W$4])) * SIN(RADIANS([.$A37]))" office:value-type="float" office:value="0.333488998592083" calcext:value-type="float">
            <text:p>0,33</text:p>
          </table:table-cell>
          <table:table-cell table:style-name="ce4" table:formula="of:=COS(RADIANS([.X$4])) * SIN(RADIANS([.$A37]))" office:value-type="float" office:value="0.326250876021302" calcext:value-type="float">
            <text:p>0,33</text:p>
          </table:table-cell>
          <table:table-cell table:style-name="ce4" table:formula="of:=COS(RADIANS([.Y$4])) * SIN(RADIANS([.$A37]))" office:value-type="float" office:value="0.318913374273223" calcext:value-type="float">
            <text:p>0,32</text:p>
          </table:table-cell>
          <table:table-cell table:style-name="ce4" table:formula="of:=COS(RADIANS([.Z$4])) * SIN(RADIANS([.$A37]))" office:value-type="float" office:value="0.311478728421956" calcext:value-type="float">
            <text:p>0,31</text:p>
          </table:table-cell>
          <table:table-cell table:style-name="ce4" table:formula="of:=COS(RADIANS([.AA$4])) * SIN(RADIANS([.$A37]))" office:value-type="float" office:value="0.30394920313265" calcext:value-type="float">
            <text:p>0,30</text:p>
          </table:table-cell>
          <table:table-cell table:style-name="ce4" table:formula="of:=COS(RADIANS([.AB$4])) * SIN(RADIANS([.$A37]))" office:value-type="float" office:value="0.296327091971648" calcext:value-type="float">
            <text:p>0,30</text:p>
          </table:table-cell>
          <table:table-cell table:style-name="ce4" table:formula="of:=COS(RADIANS([.AC$4])) * SIN(RADIANS([.$A37]))" office:value-type="float" office:value="0.288614716707846" calcext:value-type="float">
            <text:p>0,29</text:p>
          </table:table-cell>
          <table:table-cell table:style-name="ce4" table:formula="of:=COS(RADIANS([.AD$4])) * SIN(RADIANS([.$A37]))" office:value-type="float" office:value="0.280814426605461" calcext:value-type="float">
            <text:p>0,28</text:p>
          </table:table-cell>
          <table:table-cell table:style-name="ce4" table:formula="of:=COS(RADIANS([.AE$4])) * SIN(RADIANS([.$A37]))" office:value-type="float" office:value="0.272928597708422" calcext:value-type="float">
            <text:p>0,27</text:p>
          </table:table-cell>
          <table:table-cell table:style-name="ce4" table:formula="of:=COS(RADIANS([.AF$4])) * SIN(RADIANS([.$A37]))" office:value-type="float" office:value="0.264959632116602" calcext:value-type="float">
            <text:p>0,26</text:p>
          </table:table-cell>
          <table:table-cell table:style-name="ce4" table:formula="of:=COS(RADIANS([.AG$4])) * SIN(RADIANS([.$A37]))" office:value-type="float" office:value="0.256909957254118" calcext:value-type="float">
            <text:p>0,26</text:p>
          </table:table-cell>
          <table:table-cell table:style-name="ce4" table:formula="of:=COS(RADIANS([.AH$4])) * SIN(RADIANS([.$A37]))" office:value-type="float" office:value="0.248782025129912" calcext:value-type="float">
            <text:p>0,25</text:p>
          </table:table-cell>
          <table:table-cell table:style-name="ce4" table:formula="of:=COS(RADIANS([.AI$4])) * SIN(RADIANS([.$A37]))" office:value-type="float" office:value="0.240578311590846" calcext:value-type="float">
            <text:p>0,24</text:p>
          </table:table-cell>
          <table:table-cell table:style-name="ce4" table:formula="of:=COS(RADIANS([.AJ$4])) * SIN(RADIANS([.$A37]))" office:value-type="float" office:value="0.232301315567534" calcext:value-type="float">
            <text:p>0,23</text:p>
          </table:table-cell>
          <table:table-cell table:style-name="ce4" table:formula="of:=COS(RADIANS([.AK$4])) * SIN(RADIANS([.$A37]))" office:value-type="float" office:value="0.223953558313147" calcext:value-type="float">
            <text:p>0,22</text:p>
          </table:table-cell>
          <table:table-cell table:style-name="ce4" table:formula="of:=COS(RADIANS([.AL$4])) * SIN(RADIANS([.$A37]))" office:value-type="float" office:value="0.215537582635412" calcext:value-type="float">
            <text:p>0,22</text:p>
          </table:table-cell>
          <table:table-cell table:style-name="ce4" table:formula="of:=COS(RADIANS([.AM$4])) * SIN(RADIANS([.$A37]))" office:value-type="float" office:value="0.207055952122046" calcext:value-type="float">
            <text:p>0,21</text:p>
          </table:table-cell>
          <table:table-cell table:style-name="ce4" table:formula="of:=COS(RADIANS([.AN$4])) * SIN(RADIANS([.$A37]))" office:value-type="float" office:value="0.198511250359868" calcext:value-type="float">
            <text:p>0,20</text:p>
          </table:table-cell>
          <table:table-cell table:style-name="ce4" table:formula="of:=COS(RADIANS([.AO$4])) * SIN(RADIANS([.$A37]))" office:value-type="float" office:value="0.189906080147808" calcext:value-type="float">
            <text:p>0,19</text:p>
          </table:table-cell>
          <table:table-cell table:style-name="ce4" table:formula="of:=COS(RADIANS([.AP$4])) * SIN(RADIANS([.$A37]))" office:value-type="float" office:value="0.181243062704074" calcext:value-type="float">
            <text:p>0,18</text:p>
          </table:table-cell>
          <table:table-cell table:style-name="ce4" table:formula="of:=COS(RADIANS([.AQ$4])) * SIN(RADIANS([.$A37]))" office:value-type="float" office:value="0.172524836867699" calcext:value-type="float">
            <text:p>0,17</text:p>
          </table:table-cell>
          <table:table-cell table:style-name="ce4" table:formula="of:=COS(RADIANS([.AR$4])) * SIN(RADIANS([.$A37]))" office:value-type="float" office:value="0.163754058294729" calcext:value-type="float">
            <text:p>0,16</text:p>
          </table:table-cell>
          <table:table-cell table:style-name="ce4" table:formula="of:=COS(RADIANS([.AS$4])) * SIN(RADIANS([.$A37]))" office:value-type="float" office:value="0.154933398649281" calcext:value-type="float">
            <text:p>0,15</text:p>
          </table:table-cell>
          <table:table-cell table:style-name="ce4" table:formula="of:=COS(RADIANS([.AT$4])) * SIN(RADIANS([.$A37]))" office:value-type="float" office:value="0.14606554478973" calcext:value-type="float">
            <text:p>0,15</text:p>
          </table:table-cell>
          <table:table-cell table:style-name="ce4" table:formula="of:=COS(RADIANS([.AU$4])) * SIN(RADIANS([.$A37]))" office:value-type="float" office:value="0.137153197950268" calcext:value-type="float">
            <text:p>0,14</text:p>
          </table:table-cell>
          <table:table-cell table:style-name="ce4" table:formula="of:=COS(RADIANS([.AV$4])) * SIN(RADIANS([.$A37]))" office:value-type="float" office:value="0.128199072918078" calcext:value-type="float">
            <text:p>0,13</text:p>
          </table:table-cell>
          <table:table-cell table:style-name="ce4" table:formula="of:=COS(RADIANS([.AW$4])) * SIN(RADIANS([.$A37]))" office:value-type="float" office:value="0.119205897206385" calcext:value-type="float">
            <text:p>0,12</text:p>
          </table:table-cell>
          <table:table-cell table:style-name="ce4" table:formula="of:=COS(RADIANS([.AX$4])) * SIN(RADIANS([.$A37]))" office:value-type="float" office:value="0.110176410223629" calcext:value-type="float">
            <text:p>0,11</text:p>
          </table:table-cell>
          <table:table-cell table:style-name="ce4" table:formula="of:=COS(RADIANS([.AY$4])) * SIN(RADIANS([.$A37]))" office:value-type="float" office:value="0.101113362439016" calcext:value-type="float">
            <text:p>0,10</text:p>
          </table:table-cell>
          <table:table-cell table:style-name="ce4" table:formula="of:=COS(RADIANS([.AZ$4])) * SIN(RADIANS([.$A37]))" office:value-type="float" office:value="0.0920195145446966" calcext:value-type="float">
            <text:p>0,09</text:p>
          </table:table-cell>
          <table:table-cell table:style-name="ce4" table:formula="of:=COS(RADIANS([.BA$4])) * SIN(RADIANS([.$A37]))" office:value-type="float" office:value="0.0828976366148342" calcext:value-type="float">
            <text:p>0,08</text:p>
          </table:table-cell>
          <table:table-cell table:style-name="ce4" table:formula="of:=COS(RADIANS([.BB$4])) * SIN(RADIANS([.$A37]))" office:value-type="float" office:value="0.0737505072618114" calcext:value-type="float">
            <text:p>0,07</text:p>
          </table:table-cell>
          <table:table-cell table:style-name="ce4" table:formula="of:=COS(RADIANS([.BC$4])) * SIN(RADIANS([.$A37]))" office:value-type="float" office:value="0.0645809127898395" calcext:value-type="float">
            <text:p>0,06</text:p>
          </table:table-cell>
          <table:table-cell table:style-name="ce4" table:formula="of:=COS(RADIANS([.BD$4])) * SIN(RADIANS([.$A37]))" office:value-type="float" office:value="0.0553916463462225" calcext:value-type="float">
            <text:p>0,06</text:p>
          </table:table-cell>
          <table:table-cell table:style-name="ce4" table:formula="of:=COS(RADIANS([.BE$4])) * SIN(RADIANS([.$A37]))" office:value-type="float" office:value="0.0461855070705376" calcext:value-type="float">
            <text:p>0,05</text:p>
          </table:table-cell>
          <table:table-cell table:style-name="ce4" table:formula="of:=COS(RADIANS([.BF$4])) * SIN(RADIANS([.$A37]))" office:value-type="float" office:value="0.0369652992419897" calcext:value-type="float">
            <text:p>0,04</text:p>
          </table:table-cell>
          <table:table-cell table:style-name="ce4" table:formula="of:=COS(RADIANS([.BG$4])) * SIN(RADIANS([.$A37]))" office:value-type="float" office:value="0.0277338314252021" calcext:value-type="float">
            <text:p>0,03</text:p>
          </table:table-cell>
          <table:table-cell table:style-name="ce4" table:formula="of:=COS(RADIANS([.BH$4])) * SIN(RADIANS([.$A37]))" office:value-type="float" office:value="0.023114753658942" calcext:value-type="float">
            <text:p>0,02</text:p>
          </table:table-cell>
          <table:table-cell table:style-name="ce4" table:formula="of:=COS(RADIANS([.BI$4])) * SIN(RADIANS([.$A37]))" office:value-type="float" office:value="0.0184939156146985" calcext:value-type="float">
            <text:p>0,02</text:p>
          </table:table-cell>
          <table:table-cell table:style-name="ce4" table:formula="of:=COS(RADIANS([.BJ$4])) * SIN(RADIANS([.$A37]))" office:value-type="float" office:value="0.0138716691871789" calcext:value-type="float">
            <text:p>0,01</text:p>
          </table:table-cell>
          <table:table-cell table:style-name="ce4" table:formula="of:=COS(RADIANS([.BK$4])) * SIN(RADIANS([.$A37]))" office:value-type="float" office:value="0.00924836637834417" calcext:value-type="float">
            <text:p>0,01</text:p>
          </table:table-cell>
          <table:table-cell table:style-name="ce4" table:formula="of:=COS(RADIANS([.BL$4])) * SIN(RADIANS([.$A37]))" office:value-type="float" office:value="0.00462435927060324" calcext:value-type="float">
            <text:p>0,00</text:p>
          </table:table-cell>
          <table:table-cell table:style-name="ce4" table:formula="of:=COS(RADIANS([.BM$4])) * SIN(RADIANS([.$A37]))" office:value-type="float" office:value="3.24481965374857E-017" calcext:value-type="float">
            <text:p>0,00</text:p>
          </table:table-cell>
          <table:table-cell table:formula="of:=90-[.A37]" office:value-type="float" office:value="58" calcext:value-type="float">
            <text:p>58</text:p>
          </table:table-cell>
          <table:table-cell table:number-columns-repeated="958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table:style-name="ce4" table:formula="of:=COS(RADIANS([.B$4])) * SIN(RADIANS([.$A38]))" office:value-type="float" office:value="0.544639035015027" calcext:value-type="float">
            <text:p>0,54</text:p>
          </table:table-cell>
          <table:table-cell table:style-name="ce4" table:formula="of:=COS(RADIANS([.C$4])) * SIN(RADIANS([.$A38]))" office:value-type="float" office:value="0.542566519055774" calcext:value-type="float">
            <text:p>0,54</text:p>
          </table:table-cell>
          <table:table-cell table:style-name="ce4" table:formula="of:=COS(RADIANS([.D$4])) * SIN(RADIANS([.$A38]))" office:value-type="float" office:value="0.536364744275886" calcext:value-type="float">
            <text:p>0,54</text:p>
          </table:table-cell>
          <table:table-cell table:style-name="ce4" table:formula="of:=COS(RADIANS([.E$4])) * SIN(RADIANS([.$A38]))" office:value-type="float" office:value="0.526080909926171" calcext:value-type="float">
            <text:p>0,53</text:p>
          </table:table-cell>
          <table:table-cell table:style-name="ce4" table:formula="of:=COS(RADIANS([.F$4])) * SIN(RADIANS([.$A38]))" office:value-type="float" office:value="0.511793282195579" calcext:value-type="float">
            <text:p>0,51</text:p>
          </table:table-cell>
          <table:table-cell table:style-name="ce4" table:formula="of:=COS(RADIANS([.G$4])) * SIN(RADIANS([.$A38]))" office:value-type="float" office:value="0.497552516492827" calcext:value-type="float">
            <text:p>0,50</text:p>
          </table:table-cell>
          <table:table-cell table:style-name="ce4" table:formula="of:=COS(RADIANS([.H$4])) * SIN(RADIANS([.$A38]))" office:value-type="float" office:value="0.485276933526046" calcext:value-type="float">
            <text:p>0,49</text:p>
          </table:table-cell>
          <table:table-cell table:style-name="ce4" table:formula="of:=COS(RADIANS([.I$4])) * SIN(RADIANS([.$A38]))" office:value-type="float" office:value="0.471671240215656" calcext:value-type="float">
            <text:p>0,47</text:p>
          </table:table-cell>
          <table:table-cell table:style-name="ce4" table:formula="of:=COS(RADIANS([.J$4])) * SIN(RADIANS([.$A38]))" office:value-type="float" office:value="0.461880096736967" calcext:value-type="float">
            <text:p>0,46</text:p>
          </table:table-cell>
          <table:table-cell table:style-name="ce4" table:formula="of:=COS(RADIANS([.K$4])) * SIN(RADIANS([.$A38]))" office:value-type="float" office:value="0.451526223507578" calcext:value-type="float">
            <text:p>0,45</text:p>
          </table:table-cell>
          <table:table-cell table:style-name="ce4" table:formula="of:=COS(RADIANS([.L$4])) * SIN(RADIANS([.$A38]))" office:value-type="float" office:value="0.440622235127129" calcext:value-type="float">
            <text:p>0,44</text:p>
          </table:table-cell>
          <table:table-cell table:style-name="ce4" table:formula="of:=COS(RADIANS([.M$4])) * SIN(RADIANS([.$A38]))" office:value-type="float" office:value="0.429181416425829" calcext:value-type="float">
            <text:p>0,43</text:p>
          </table:table-cell>
          <table:table-cell table:style-name="ce4" table:formula="of:=COS(RADIANS([.N$4])) * SIN(RADIANS([.$A38]))" office:value-type="float" office:value="0.417217706278944" calcext:value-type="float">
            <text:p>0,42</text:p>
          </table:table-cell>
          <table:table-cell table:style-name="ce4" table:formula="of:=COS(RADIANS([.O$4])) * SIN(RADIANS([.$A38]))" office:value-type="float" office:value="0.404745680624419" calcext:value-type="float">
            <text:p>0,40</text:p>
          </table:table-cell>
          <table:table-cell table:style-name="ce4" table:formula="of:=COS(RADIANS([.P$4])) * SIN(RADIANS([.$A38]))" office:value-type="float" office:value="0.391780534704345" calcext:value-type="float">
            <text:p>0,39</text:p>
          </table:table-cell>
          <table:table-cell table:style-name="ce4" table:formula="of:=COS(RADIANS([.Q$4])) * SIN(RADIANS([.$A38]))" office:value-type="float" office:value="0.385117954958023" calcext:value-type="float">
            <text:p>0,39</text:p>
          </table:table-cell>
          <table:table-cell table:style-name="ce4" table:formula="of:=COS(RADIANS([.R$4])) * SIN(RADIANS([.$A38]))" office:value-type="float" office:value="0.378338064551899" calcext:value-type="float">
            <text:p>0,38</text:p>
          </table:table-cell>
          <table:table-cell table:style-name="ce4" table:formula="of:=COS(RADIANS([.S$4])) * SIN(RADIANS([.$A38]))" office:value-type="float" office:value="0.37144292870627" calcext:value-type="float">
            <text:p>0,37</text:p>
          </table:table-cell>
          <table:table-cell table:style-name="ce4" table:formula="of:=COS(RADIANS([.T$4])) * SIN(RADIANS([.$A38]))" office:value-type="float" office:value="0.364434647746308" calcext:value-type="float">
            <text:p>0,36</text:p>
          </table:table-cell>
          <table:table-cell table:style-name="ce4" table:formula="of:=COS(RADIANS([.U$4])) * SIN(RADIANS([.$A38]))" office:value-type="float" office:value="0.357315356462286" calcext:value-type="float">
            <text:p>0,36</text:p>
          </table:table-cell>
          <table:table-cell table:style-name="ce4" table:formula="of:=COS(RADIANS([.V$4])) * SIN(RADIANS([.$A38]))" office:value-type="float" office:value="0.350087223459293" calcext:value-type="float">
            <text:p>0,35</text:p>
          </table:table-cell>
          <table:table-cell table:style-name="ce4" table:formula="of:=COS(RADIANS([.W$4])) * SIN(RADIANS([.$A38]))" office:value-type="float" office:value="0.342752450496663" calcext:value-type="float">
            <text:p>0,34</text:p>
          </table:table-cell>
          <table:table-cell table:style-name="ce4" table:formula="of:=COS(RADIANS([.X$4])) * SIN(RADIANS([.$A38]))" office:value-type="float" office:value="0.335313271817294" calcext:value-type="float">
            <text:p>0,34</text:p>
          </table:table-cell>
          <table:table-cell table:style-name="ce4" table:formula="of:=COS(RADIANS([.Y$4])) * SIN(RADIANS([.$A38]))" office:value-type="float" office:value="0.327771953467078" calcext:value-type="float">
            <text:p>0,33</text:p>
          </table:table-cell>
          <table:table-cell table:style-name="ce4" table:formula="of:=COS(RADIANS([.Z$4])) * SIN(RADIANS([.$A38]))" office:value-type="float" office:value="0.320130792604637" calcext:value-type="float">
            <text:p>0,32</text:p>
          </table:table-cell>
          <table:table-cell table:style-name="ce4" table:formula="of:=COS(RADIANS([.AA$4])) * SIN(RADIANS([.$A38]))" office:value-type="float" office:value="0.312392116801592" calcext:value-type="float">
            <text:p>0,31</text:p>
          </table:table-cell>
          <table:table-cell table:style-name="ce4" table:formula="of:=COS(RADIANS([.AB$4])) * SIN(RADIANS([.$A38]))" office:value-type="float" office:value="0.304558283333559" calcext:value-type="float">
            <text:p>0,30</text:p>
          </table:table-cell>
          <table:table-cell table:style-name="ce4" table:formula="of:=COS(RADIANS([.AC$4])) * SIN(RADIANS([.$A38]))" office:value-type="float" office:value="0.2966316784621" calcext:value-type="float">
            <text:p>0,30</text:p>
          </table:table-cell>
          <table:table-cell table:style-name="ce4" table:formula="of:=COS(RADIANS([.AD$4])) * SIN(RADIANS([.$A38]))" office:value-type="float" office:value="0.288614716707846" calcext:value-type="float">
            <text:p>0,29</text:p>
          </table:table-cell>
          <table:table-cell table:style-name="ce4" table:formula="of:=COS(RADIANS([.AE$4])) * SIN(RADIANS([.$A38]))" office:value-type="float" office:value="0.280509840115009" calcext:value-type="float">
            <text:p>0,28</text:p>
          </table:table-cell>
          <table:table-cell table:style-name="ce4" table:formula="of:=COS(RADIANS([.AF$4])) * SIN(RADIANS([.$A38]))" office:value-type="float" office:value="0.272319517507514" calcext:value-type="float">
            <text:p>0,27</text:p>
          </table:table-cell>
          <table:table-cell table:style-name="ce4" table:formula="of:=COS(RADIANS([.AG$4])) * SIN(RADIANS([.$A38]))" office:value-type="float" office:value="0.264046243736967" calcext:value-type="float">
            <text:p>0,26</text:p>
          </table:table-cell>
          <table:table-cell table:style-name="ce4" table:formula="of:=COS(RADIANS([.AH$4])) * SIN(RADIANS([.$A38]))" office:value-type="float" office:value="0.255692538922704" calcext:value-type="float">
            <text:p>0,26</text:p>
          </table:table-cell>
          <table:table-cell table:style-name="ce4" table:formula="of:=COS(RADIANS([.AI$4])) * SIN(RADIANS([.$A38]))" office:value-type="float" office:value="0.247260947684137" calcext:value-type="float">
            <text:p>0,25</text:p>
          </table:table-cell>
          <table:table-cell table:style-name="ce4" table:formula="of:=COS(RADIANS([.AJ$4])) * SIN(RADIANS([.$A38]))" office:value-type="float" office:value="0.238754038365634" calcext:value-type="float">
            <text:p>0,24</text:p>
          </table:table-cell>
          <table:table-cell table:style-name="ce4" table:formula="of:=COS(RADIANS([.AK$4])) * SIN(RADIANS([.$A38]))" office:value-type="float" office:value="0.230174402254183" calcext:value-type="float">
            <text:p>0,23</text:p>
          </table:table-cell>
          <table:table-cell table:style-name="ce4" table:formula="of:=COS(RADIANS([.AL$4])) * SIN(RADIANS([.$A38]))" office:value-type="float" office:value="0.221524652790055" calcext:value-type="float">
            <text:p>0,22</text:p>
          </table:table-cell>
          <table:table-cell table:style-name="ce4" table:formula="of:=COS(RADIANS([.AM$4])) * SIN(RADIANS([.$A38]))" office:value-type="float" office:value="0.212807424770731" calcext:value-type="float">
            <text:p>0,21</text:p>
          </table:table-cell>
          <table:table-cell table:style-name="ce4" table:formula="of:=COS(RADIANS([.AN$4])) * SIN(RADIANS([.$A38]))" office:value-type="float" office:value="0.204025373548309" calcext:value-type="float">
            <text:p>0,20</text:p>
          </table:table-cell>
          <table:table-cell table:style-name="ce4" table:formula="of:=COS(RADIANS([.AO$4])) * SIN(RADIANS([.$A38]))" office:value-type="float" office:value="0.195181174220666" calcext:value-type="float">
            <text:p>0,20</text:p>
          </table:table-cell>
          <table:table-cell table:style-name="ce4" table:formula="of:=COS(RADIANS([.AP$4])) * SIN(RADIANS([.$A38]))" office:value-type="float" office:value="0.186277520816593" calcext:value-type="float">
            <text:p>0,19</text:p>
          </table:table-cell>
          <table:table-cell table:style-name="ce4" table:formula="of:=COS(RADIANS([.AQ$4])) * SIN(RADIANS([.$A38]))" office:value-type="float" office:value="0.177317125475169" calcext:value-type="float">
            <text:p>0,18</text:p>
          </table:table-cell>
          <table:table-cell table:style-name="ce4" table:formula="of:=COS(RADIANS([.AR$4])) * SIN(RADIANS([.$A38]))" office:value-type="float" office:value="0.168302717619615" calcext:value-type="float">
            <text:p>0,17</text:p>
          </table:table-cell>
          <table:table-cell table:style-name="ce4" table:formula="of:=COS(RADIANS([.AS$4])) * SIN(RADIANS([.$A38]))" office:value-type="float" office:value="0.15923704312589" calcext:value-type="float">
            <text:p>0,16</text:p>
          </table:table-cell>
          <table:table-cell table:style-name="ce4" table:formula="of:=COS(RADIANS([.AT$4])) * SIN(RADIANS([.$A38]))" office:value-type="float" office:value="0.150122863486264" calcext:value-type="float">
            <text:p>0,15</text:p>
          </table:table-cell>
          <table:table-cell table:style-name="ce4" table:formula="of:=COS(RADIANS([.AU$4])) * SIN(RADIANS([.$A38]))" office:value-type="float" office:value="0.140962954968148" calcext:value-type="float">
            <text:p>0,14</text:p>
          </table:table-cell>
          <table:table-cell table:style-name="ce4" table:formula="of:=COS(RADIANS([.AV$4])) * SIN(RADIANS([.$A38]))" office:value-type="float" office:value="0.131760107768409" calcext:value-type="float">
            <text:p>0,13</text:p>
          </table:table-cell>
          <table:table-cell table:style-name="ce4" table:formula="of:=COS(RADIANS([.AW$4])) * SIN(RADIANS([.$A38]))" office:value-type="float" office:value="0.122517125163456" calcext:value-type="float">
            <text:p>0,12</text:p>
          </table:table-cell>
          <table:table-cell table:style-name="ce4" table:formula="of:=COS(RADIANS([.AX$4])) * SIN(RADIANS([.$A38]))" office:value-type="float" office:value="0.113236822655327" calcext:value-type="float">
            <text:p>0,11</text:p>
          </table:table-cell>
          <table:table-cell table:style-name="ce4" table:formula="of:=COS(RADIANS([.AY$4])) * SIN(RADIANS([.$A38]))" office:value-type="float" office:value="0.103922027114068" calcext:value-type="float">
            <text:p>0,10</text:p>
          </table:table-cell>
          <table:table-cell table:style-name="ce4" table:formula="of:=COS(RADIANS([.AZ$4])) * SIN(RADIANS([.$A38]))" office:value-type="float" office:value="0.0945755759166349" calcext:value-type="float">
            <text:p>0,09</text:p>
          </table:table-cell>
          <table:table-cell table:style-name="ce4" table:formula="of:=COS(RADIANS([.BA$4])) * SIN(RADIANS([.$A38]))" office:value-type="float" office:value="0.0852003160826033" calcext:value-type="float">
            <text:p>0,09</text:p>
          </table:table-cell>
          <table:table-cell table:style-name="ce4" table:formula="of:=COS(RADIANS([.BB$4])) * SIN(RADIANS([.$A38]))" office:value-type="float" office:value="0.075799103406939" calcext:value-type="float">
            <text:p>0,08</text:p>
          </table:table-cell>
          <table:table-cell table:style-name="ce4" table:formula="of:=COS(RADIANS([.BC$4])) * SIN(RADIANS([.$A38]))" office:value-type="float" office:value="0.0663748015900945" calcext:value-type="float">
            <text:p>0,07</text:p>
          </table:table-cell>
          <table:table-cell table:style-name="ce4" table:formula="of:=COS(RADIANS([.BD$4])) * SIN(RADIANS([.$A38]))" office:value-type="float" office:value="0.0569302813656985" calcext:value-type="float">
            <text:p>0,06</text:p>
          </table:table-cell>
          <table:table-cell table:style-name="ce4" table:formula="of:=COS(RADIANS([.BE$4])) * SIN(RADIANS([.$A38]))" office:value-type="float" office:value="0.0474684196261026" calcext:value-type="float">
            <text:p>0,05</text:p>
          </table:table-cell>
          <table:table-cell table:style-name="ce4" table:formula="of:=COS(RADIANS([.BF$4])) * SIN(RADIANS([.$A38]))" office:value-type="float" office:value="0.0379920985460514" calcext:value-type="float">
            <text:p>0,04</text:p>
          </table:table-cell>
          <table:table-cell table:style-name="ce4" table:formula="of:=COS(RADIANS([.BG$4])) * SIN(RADIANS([.$A38]))" office:value-type="float" office:value="0.0285042047047457" calcext:value-type="float">
            <text:p>0,03</text:p>
          </table:table-cell>
          <table:table-cell table:style-name="ce4" table:formula="of:=COS(RADIANS([.BH$4])) * SIN(RADIANS([.$A38]))" office:value-type="float" office:value="0.0237568210426033" calcext:value-type="float">
            <text:p>0,02</text:p>
          </table:table-cell>
          <table:table-cell table:style-name="ce4" table:formula="of:=COS(RADIANS([.BI$4])) * SIN(RADIANS([.$A38]))" office:value-type="float" office:value="0.0190076282065603" calcext:value-type="float">
            <text:p>0,02</text:p>
          </table:table-cell>
          <table:table-cell table:style-name="ce4" table:formula="of:=COS(RADIANS([.BJ$4])) * SIN(RADIANS([.$A38]))" office:value-type="float" office:value="0.0142569878660384" calcext:value-type="float">
            <text:p>0,01</text:p>
          </table:table-cell>
          <table:table-cell table:style-name="ce4" table:formula="of:=COS(RADIANS([.BK$4])) * SIN(RADIANS([.$A38]))" office:value-type="float" office:value="0.00950526180069218" calcext:value-type="float">
            <text:p>0,01</text:p>
          </table:table-cell>
          <table:table-cell table:style-name="ce4" table:formula="of:=COS(RADIANS([.BL$4])) * SIN(RADIANS([.$A38]))" office:value-type="float" office:value="0.00475281187285874" calcext:value-type="float">
            <text:p>0,00</text:p>
          </table:table-cell>
          <table:table-cell table:style-name="ce4" table:formula="of:=COS(RADIANS([.BM$4])) * SIN(RADIANS([.$A38]))" office:value-type="float" office:value="3.33495225460928E-017" calcext:value-type="float">
            <text:p>0,00</text:p>
          </table:table-cell>
          <table:table-cell table:formula="of:=90-[.A38]" office:value-type="float" office:value="57" calcext:value-type="float">
            <text:p>57</text:p>
          </table:table-cell>
          <table:table-cell table:number-columns-repeated="958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table:style-name="ce4" table:formula="of:=COS(RADIANS([.B$4])) * SIN(RADIANS([.$A39]))" office:value-type="float" office:value="0.559192903470747" calcext:value-type="float">
            <text:p>0,56</text:p>
          </table:table-cell>
          <table:table-cell table:style-name="ce4" table:formula="of:=COS(RADIANS([.C$4])) * SIN(RADIANS([.$A39]))" office:value-type="float" office:value="0.557065005648087" calcext:value-type="float">
            <text:p>0,56</text:p>
          </table:table-cell>
          <table:table-cell table:style-name="ce4" table:formula="of:=COS(RADIANS([.D$4])) * SIN(RADIANS([.$A39]))" office:value-type="float" office:value="0.550697506767399" calcext:value-type="float">
            <text:p>0,55</text:p>
          </table:table-cell>
          <table:table-cell table:style-name="ce4" table:formula="of:=COS(RADIANS([.E$4])) * SIN(RADIANS([.$A39]))" office:value-type="float" office:value="0.540138867339964" calcext:value-type="float">
            <text:p>0,54</text:p>
          </table:table-cell>
          <table:table-cell table:style-name="ce4" table:formula="of:=COS(RADIANS([.F$4])) * SIN(RADIANS([.$A39]))" office:value-type="float" office:value="0.525469444987307" calcext:value-type="float">
            <text:p>0,53</text:p>
          </table:table-cell>
          <table:table-cell table:style-name="ce4" table:formula="of:=COS(RADIANS([.G$4])) * SIN(RADIANS([.$A39]))" office:value-type="float" office:value="0.510848136911678" calcext:value-type="float">
            <text:p>0,51</text:p>
          </table:table-cell>
          <table:table-cell table:style-name="ce4" table:formula="of:=COS(RADIANS([.H$4])) * SIN(RADIANS([.$A39]))" office:value-type="float" office:value="0.498244525272272" calcext:value-type="float">
            <text:p>0,50</text:p>
          </table:table-cell>
          <table:table-cell table:style-name="ce4" table:formula="of:=COS(RADIANS([.I$4])) * SIN(RADIANS([.$A39]))" office:value-type="float" office:value="0.484275260021646" calcext:value-type="float">
            <text:p>0,48</text:p>
          </table:table-cell>
          <table:table-cell table:style-name="ce4" table:formula="of:=COS(RADIANS([.J$4])) * SIN(RADIANS([.$A39]))" office:value-type="float" office:value="0.474222477172551" calcext:value-type="float">
            <text:p>0,47</text:p>
          </table:table-cell>
          <table:table-cell table:style-name="ce4" table:formula="of:=COS(RADIANS([.K$4])) * SIN(RADIANS([.$A39]))" office:value-type="float" office:value="0.463591927283394" calcext:value-type="float">
            <text:p>0,46</text:p>
          </table:table-cell>
          <table:table-cell table:style-name="ce4" table:formula="of:=COS(RADIANS([.L$4])) * SIN(RADIANS([.$A39]))" office:value-type="float" office:value="0.452396562041704" calcext:value-type="float">
            <text:p>0,45</text:p>
          </table:table-cell>
          <table:table-cell table:style-name="ce4" table:formula="of:=COS(RADIANS([.M$4])) * SIN(RADIANS([.$A39]))" office:value-type="float" office:value="0.440650021275514" calcext:value-type="float">
            <text:p>0,44</text:p>
          </table:table-cell>
          <table:table-cell table:style-name="ce4" table:formula="of:=COS(RADIANS([.N$4])) * SIN(RADIANS([.$A39]))" office:value-type="float" office:value="0.428366616335333" calcext:value-type="float">
            <text:p>0,43</text:p>
          </table:table-cell>
          <table:table-cell table:style-name="ce4" table:formula="of:=COS(RADIANS([.O$4])) * SIN(RADIANS([.$A39]))" office:value-type="float" office:value="0.415561312657965" calcext:value-type="float">
            <text:p>0,42</text:p>
          </table:table-cell>
          <table:table-cell table:style-name="ce4" table:formula="of:=COS(RADIANS([.P$4])) * SIN(RADIANS([.$A39]))" office:value-type="float" office:value="0.402249711533438" calcext:value-type="float">
            <text:p>0,40</text:p>
          </table:table-cell>
          <table:table-cell table:style-name="ce4" table:formula="of:=COS(RADIANS([.Q$4])) * SIN(RADIANS([.$A39]))" office:value-type="float" office:value="0.39540909403556" calcext:value-type="float">
            <text:p>0,40</text:p>
          </table:table-cell>
          <table:table-cell table:style-name="ce4" table:formula="of:=COS(RADIANS([.R$4])) * SIN(RADIANS([.$A39]))" office:value-type="float" office:value="0.388448031097224" calcext:value-type="float">
            <text:p>0,39</text:p>
          </table:table-cell>
          <table:table-cell table:style-name="ce4" table:formula="of:=COS(RADIANS([.S$4])) * SIN(RADIANS([.$A39]))" office:value-type="float" office:value="0.381368643125636" calcext:value-type="float">
            <text:p>0,38</text:p>
          </table:table-cell>
          <table:table-cell table:style-name="ce4" table:formula="of:=COS(RADIANS([.T$4])) * SIN(RADIANS([.$A39]))" office:value-type="float" office:value="0.374173086570951" calcext:value-type="float">
            <text:p>0,37</text:p>
          </table:table-cell>
          <table:table-cell table:style-name="ce4" table:formula="of:=COS(RADIANS([.U$4])) * SIN(RADIANS([.$A39]))" office:value-type="float" office:value="0.366863553269401" calcext:value-type="float">
            <text:p>0,37</text:p>
          </table:table-cell>
          <table:table-cell table:style-name="ce4" table:formula="of:=COS(RADIANS([.V$4])) * SIN(RADIANS([.$A39]))" office:value-type="float" office:value="0.359442269775637" calcext:value-type="float">
            <text:p>0,36</text:p>
          </table:table-cell>
          <table:table-cell table:style-name="ce4" table:formula="of:=COS(RADIANS([.W$4])) * SIN(RADIANS([.$A39]))" office:value-type="float" office:value="0.351911496684504" calcext:value-type="float">
            <text:p>0,35</text:p>
          </table:table-cell>
          <table:table-cell table:style-name="ce4" table:formula="of:=COS(RADIANS([.X$4])) * SIN(RADIANS([.$A39]))" office:value-type="float" office:value="0.344273527942438" calcext:value-type="float">
            <text:p>0,34</text:p>
          </table:table-cell>
          <table:table-cell table:style-name="ce4" table:formula="of:=COS(RADIANS([.Y$4])) * SIN(RADIANS([.$A39]))" office:value-type="float" office:value="0.336530690148709" calcext:value-type="float">
            <text:p>0,34</text:p>
          </table:table-cell>
          <table:table-cell table:style-name="ce4" table:formula="of:=COS(RADIANS([.Z$4])) * SIN(RADIANS([.$A39]))" office:value-type="float" office:value="0.328685341846714" calcext:value-type="float">
            <text:p>0,33</text:p>
          </table:table-cell>
          <table:table-cell table:style-name="ce4" table:formula="of:=COS(RADIANS([.AA$4])) * SIN(RADIANS([.$A39]))" office:value-type="float" office:value="0.320739872805545" calcext:value-type="float">
            <text:p>0,32</text:p>
          </table:table-cell>
          <table:table-cell table:style-name="ce4" table:formula="of:=COS(RADIANS([.AB$4])) * SIN(RADIANS([.$A39]))" office:value-type="float" office:value="0.312696703292044" calcext:value-type="float">
            <text:p>0,31</text:p>
          </table:table-cell>
          <table:table-cell table:style-name="ce4" table:formula="of:=COS(RADIANS([.AC$4])) * SIN(RADIANS([.$A39]))" office:value-type="float" office:value="0.304558283333559" calcext:value-type="float">
            <text:p>0,30</text:p>
          </table:table-cell>
          <table:table-cell table:style-name="ce4" table:formula="of:=COS(RADIANS([.AD$4])) * SIN(RADIANS([.$A39]))" office:value-type="float" office:value="0.296327091971648" calcext:value-type="float">
            <text:p>0,30</text:p>
          </table:table-cell>
          <table:table-cell table:style-name="ce4" table:formula="of:=COS(RADIANS([.AE$4])) * SIN(RADIANS([.$A39]))" office:value-type="float" office:value="0.288005636506937" calcext:value-type="float">
            <text:p>0,29</text:p>
          </table:table-cell>
          <table:table-cell table:style-name="ce4" table:formula="of:=COS(RADIANS([.AF$4])) * SIN(RADIANS([.$A39]))" office:value-type="float" office:value="0.279596451735373" calcext:value-type="float">
            <text:p>0,28</text:p>
          </table:table-cell>
          <table:table-cell table:style-name="ce4" table:formula="of:=COS(RADIANS([.AG$4])) * SIN(RADIANS([.$A39]))" office:value-type="float" office:value="0.271102099176099" calcext:value-type="float">
            <text:p>0,27</text:p>
          </table:table-cell>
          <table:table-cell table:style-name="ce4" table:formula="of:=COS(RADIANS([.AH$4])) * SIN(RADIANS([.$A39]))" office:value-type="float" office:value="0.262525166291191" calcext:value-type="float">
            <text:p>0,26</text:p>
          </table:table-cell>
          <table:table-cell table:style-name="ce4" table:formula="of:=COS(RADIANS([.AI$4])) * SIN(RADIANS([.$A39]))" office:value-type="float" office:value="0.253868265697492" calcext:value-type="float">
            <text:p>0,25</text:p>
          </table:table-cell>
          <table:table-cell table:style-name="ce4" table:formula="of:=COS(RADIANS([.AJ$4])) * SIN(RADIANS([.$A39]))" office:value-type="float" office:value="0.245134034370785" calcext:value-type="float">
            <text:p>0,25</text:p>
          </table:table-cell>
          <table:table-cell table:style-name="ce4" table:formula="of:=COS(RADIANS([.AK$4])) * SIN(RADIANS([.$A39]))" office:value-type="float" office:value="0.236325132842542" calcext:value-type="float">
            <text:p>0,24</text:p>
          </table:table-cell>
          <table:table-cell table:style-name="ce4" table:formula="of:=COS(RADIANS([.AL$4])) * SIN(RADIANS([.$A39]))" office:value-type="float" office:value="0.227444244389502" calcext:value-type="float">
            <text:p>0,23</text:p>
          </table:table-cell>
          <table:table-cell table:style-name="ce4" table:formula="of:=COS(RADIANS([.AM$4])) * SIN(RADIANS([.$A39]))" office:value-type="float" office:value="0.218494074216318" calcext:value-type="float">
            <text:p>0,22</text:p>
          </table:table-cell>
          <table:table-cell table:style-name="ce4" table:formula="of:=COS(RADIANS([.AN$4])) * SIN(RADIANS([.$A39]))" office:value-type="float" office:value="0.209477348631529" calcext:value-type="float">
            <text:p>0,21</text:p>
          </table:table-cell>
          <table:table-cell table:style-name="ce4" table:formula="of:=COS(RADIANS([.AO$4])) * SIN(RADIANS([.$A39]))" office:value-type="float" office:value="0.200396814217094" calcext:value-type="float">
            <text:p>0,20</text:p>
          </table:table-cell>
          <table:table-cell table:style-name="ce4" table:formula="of:=COS(RADIANS([.AP$4])) * SIN(RADIANS([.$A39]))" office:value-type="float" office:value="0.191255236991762" calcext:value-type="float">
            <text:p>0,19</text:p>
          </table:table-cell>
          <table:table-cell table:style-name="ce4" table:formula="of:=COS(RADIANS([.AQ$4])) * SIN(RADIANS([.$A39]))" office:value-type="float" office:value="0.18205540156851" calcext:value-type="float">
            <text:p>0,18</text:p>
          </table:table-cell>
          <table:table-cell table:style-name="ce4" table:formula="of:=COS(RADIANS([.AR$4])) * SIN(RADIANS([.$A39]))" office:value-type="float" office:value="0.17280011030633" calcext:value-type="float">
            <text:p>0,17</text:p>
          </table:table-cell>
          <table:table-cell table:style-name="ce4" table:formula="of:=COS(RADIANS([.AS$4])) * SIN(RADIANS([.$A39]))" office:value-type="float" office:value="0.163492182456599" calcext:value-type="float">
            <text:p>0,16</text:p>
          </table:table-cell>
          <table:table-cell table:style-name="ce4" table:formula="of:=COS(RADIANS([.AT$4])) * SIN(RADIANS([.$A39]))" office:value-type="float" office:value="0.154134453304307" calcext:value-type="float">
            <text:p>0,15</text:p>
          </table:table-cell>
          <table:table-cell table:style-name="ce4" table:formula="of:=COS(RADIANS([.AU$4])) * SIN(RADIANS([.$A39]))" office:value-type="float" office:value="0.144729773304405" calcext:value-type="float">
            <text:p>0,14</text:p>
          </table:table-cell>
          <table:table-cell table:style-name="ce4" table:formula="of:=COS(RADIANS([.AV$4])) * SIN(RADIANS([.$A39]))" office:value-type="float" office:value="0.135281007213525" calcext:value-type="float">
            <text:p>0,14</text:p>
          </table:table-cell>
          <table:table-cell table:style-name="ce4" table:formula="of:=COS(RADIANS([.AW$4])) * SIN(RADIANS([.$A39]))" office:value-type="float" office:value="0.125791033217352" calcext:value-type="float">
            <text:p>0,13</text:p>
          </table:table-cell>
          <table:table-cell table:style-name="ce4" table:formula="of:=COS(RADIANS([.AX$4])) * SIN(RADIANS([.$A39]))" office:value-type="float" office:value="0.116262742053895" calcext:value-type="float">
            <text:p>0,12</text:p>
          </table:table-cell>
          <table:table-cell table:style-name="ce4" table:formula="of:=COS(RADIANS([.AY$4])) * SIN(RADIANS([.$A39]))" office:value-type="float" office:value="0.106699036132946" calcext:value-type="float">
            <text:p>0,11</text:p>
          </table:table-cell>
          <table:table-cell table:style-name="ce4" table:formula="of:=COS(RADIANS([.AZ$4])) * SIN(RADIANS([.$A39]))" office:value-type="float" office:value="0.0971028286519749" calcext:value-type="float">
            <text:p>0,10</text:p>
          </table:table-cell>
          <table:table-cell table:style-name="ce4" table:formula="of:=COS(RADIANS([.BA$4])) * SIN(RADIANS([.$A39]))" office:value-type="float" office:value="0.0874770427087398" calcext:value-type="float">
            <text:p>0,09</text:p>
          </table:table-cell>
          <table:table-cell table:style-name="ce4" table:formula="of:=COS(RADIANS([.BB$4])) * SIN(RADIANS([.$A39]))" office:value-type="float" office:value="0.0778246104108864" calcext:value-type="float">
            <text:p>0,08</text:p>
          </table:table-cell>
          <table:table-cell table:style-name="ce4" table:formula="of:=COS(RADIANS([.BC$4])) * SIN(RADIANS([.$A39]))" office:value-type="float" office:value="0.0681484719827979" calcext:value-type="float">
            <text:p>0,07</text:p>
          </table:table-cell>
          <table:table-cell table:style-name="ce4" table:formula="of:=COS(RADIANS([.BD$4])) * SIN(RADIANS([.$A39]))" office:value-type="float" office:value="0.0584515748699744" calcext:value-type="float">
            <text:p>0,06</text:p>
          </table:table-cell>
          <table:table-cell table:style-name="ce4" table:formula="of:=COS(RADIANS([.BE$4])) * SIN(RADIANS([.$A39]))" office:value-type="float" office:value="0.0487368728412126" calcext:value-type="float">
            <text:p>0,05</text:p>
          </table:table-cell>
          <table:table-cell table:style-name="ce4" table:formula="of:=COS(RADIANS([.BF$4])) * SIN(RADIANS([.$A39]))" office:value-type="float" office:value="0.0390073250888583" calcext:value-type="float">
            <text:p>0,04</text:p>
          </table:table-cell>
          <table:table-cell table:style-name="ce4" table:formula="of:=COS(RADIANS([.BG$4])) * SIN(RADIANS([.$A39]))" office:value-type="float" office:value="0.0292658953274098" calcext:value-type="float">
            <text:p>0,03</text:p>
          </table:table-cell>
          <table:table-cell table:style-name="ce4" table:formula="of:=COS(RADIANS([.BH$4])) * SIN(RADIANS([.$A39]))" office:value-type="float" office:value="0.0243916518684375" calcext:value-type="float">
            <text:p>0,02</text:p>
          </table:table-cell>
          <table:table-cell table:style-name="ce4" table:formula="of:=COS(RADIANS([.BI$4])) * SIN(RADIANS([.$A39]))" office:value-type="float" office:value="0.0195155508907393" calcext:value-type="float">
            <text:p>0,02</text:p>
          </table:table-cell>
          <table:table-cell table:style-name="ce4" table:formula="of:=COS(RADIANS([.BJ$4])) * SIN(RADIANS([.$A39]))" office:value-type="float" office:value="0.0146379637282834" calcext:value-type="float">
            <text:p>0,01</text:p>
          </table:table-cell>
          <table:table-cell table:style-name="ce4" table:formula="of:=COS(RADIANS([.BK$4])) * SIN(RADIANS([.$A39]))" office:value-type="float" office:value="0.00975926182821617" calcext:value-type="float">
            <text:p>0,01</text:p>
          </table:table-cell>
          <table:table-cell table:style-name="ce4" table:formula="of:=COS(RADIANS([.BL$4])) * SIN(RADIANS([.$A39]))" office:value-type="float" office:value="0.00487981672257624" calcext:value-type="float">
            <text:p>0,00</text:p>
          </table:table-cell>
          <table:table-cell table:style-name="ce4" table:formula="of:=COS(RADIANS([.BM$4])) * SIN(RADIANS([.$A39]))" office:value-type="float" office:value="3.42406899670682E-017" calcext:value-type="float">
            <text:p>0,00</text:p>
          </table:table-cell>
          <table:table-cell table:formula="of:=90-[.A39]" office:value-type="float" office:value="56" calcext:value-type="float">
            <text:p>56</text:p>
          </table:table-cell>
          <table:table-cell table:number-columns-repeated="958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table:style-name="ce4" table:formula="of:=COS(RADIANS([.B$4])) * SIN(RADIANS([.$A40]))" office:value-type="float" office:value="0.573576436351046" calcext:value-type="float">
            <text:p>0,57</text:p>
          </table:table-cell>
          <table:table-cell table:style-name="ce4" table:formula="of:=COS(RADIANS([.C$4])) * SIN(RADIANS([.$A40]))" office:value-type="float" office:value="0.57139380484327" calcext:value-type="float">
            <text:p>0,57</text:p>
          </table:table-cell>
          <table:table-cell table:style-name="ce4" table:formula="of:=COS(RADIANS([.D$4])) * SIN(RADIANS([.$A40]))" office:value-type="float" office:value="0.564862521463623" calcext:value-type="float">
            <text:p>0,56</text:p>
          </table:table-cell>
          <table:table-cell table:style-name="ce4" table:formula="of:=COS(RADIANS([.E$4])) * SIN(RADIANS([.$A40]))" office:value-type="float" office:value="0.554032293222323" calcext:value-type="float">
            <text:p>0,55</text:p>
          </table:table-cell>
          <table:table-cell table:style-name="ce4" table:formula="of:=COS(RADIANS([.F$4])) * SIN(RADIANS([.$A40]))" office:value-type="float" office:value="0.538985544695756" calcext:value-type="float">
            <text:p>0,54</text:p>
          </table:table-cell>
          <table:table-cell table:style-name="ce4" table:formula="of:=COS(RADIANS([.G$4])) * SIN(RADIANS([.$A40]))" office:value-type="float" office:value="0.523988148039329" calcext:value-type="float">
            <text:p>0,52</text:p>
          </table:table-cell>
          <table:table-cell table:style-name="ce4" table:formula="of:=COS(RADIANS([.H$4])) * SIN(RADIANS([.$A40]))" office:value-type="float" office:value="0.511060346909496" calcext:value-type="float">
            <text:p>0,51</text:p>
          </table:table-cell>
          <table:table-cell table:style-name="ce4" table:formula="of:=COS(RADIANS([.I$4])) * SIN(RADIANS([.$A40]))" office:value-type="float" office:value="0.496731764892154" calcext:value-type="float">
            <text:p>0,50</text:p>
          </table:table-cell>
          <table:table-cell table:style-name="ce4" table:formula="of:=COS(RADIANS([.J$4])) * SIN(RADIANS([.$A40]))" office:value-type="float" office:value="0.486420404847692" calcext:value-type="float">
            <text:p>0,49</text:p>
          </table:table-cell>
          <table:table-cell table:style-name="ce4" table:formula="of:=COS(RADIANS([.K$4])) * SIN(RADIANS([.$A40]))" office:value-type="float" office:value="0.475516416467243" calcext:value-type="float">
            <text:p>0,48</text:p>
          </table:table-cell>
          <table:table-cell table:style-name="ce4" table:formula="of:=COS(RADIANS([.L$4])) * SIN(RADIANS([.$A40]))" office:value-type="float" office:value="0.464033084581017" calcext:value-type="float">
            <text:p>0,46</text:p>
          </table:table-cell>
          <table:table-cell table:style-name="ce4" table:formula="of:=COS(RADIANS([.M$4])) * SIN(RADIANS([.$A40]))" office:value-type="float" office:value="0.451984399860046" calcext:value-type="float">
            <text:p>0,45</text:p>
          </table:table-cell>
          <table:table-cell table:style-name="ce4" table:formula="of:=COS(RADIANS([.N$4])) * SIN(RADIANS([.$A40]))" office:value-type="float" office:value="0.439385041770705" calcext:value-type="float">
            <text:p>0,44</text:p>
          </table:table-cell>
          <table:table-cell table:style-name="ce4" table:formula="of:=COS(RADIANS([.O$4])) * SIN(RADIANS([.$A40]))" office:value-type="float" office:value="0.426250360690044" calcext:value-type="float">
            <text:p>0,43</text:p>
          </table:table-cell>
          <table:table-cell table:style-name="ce4" table:formula="of:=COS(RADIANS([.P$4])) * SIN(RADIANS([.$A40]))" office:value-type="float" office:value="0.412596359203717" calcext:value-type="float">
            <text:p>0,41</text:p>
          </table:table-cell>
          <table:table-cell table:style-name="ce4" table:formula="of:=COS(RADIANS([.Q$4])) * SIN(RADIANS([.$A40]))" office:value-type="float" office:value="0.405579787672639" calcext:value-type="float">
            <text:p>0,41</text:p>
          </table:table-cell>
          <table:table-cell table:style-name="ce4" table:formula="of:=COS(RADIANS([.R$4])) * SIN(RADIANS([.$A40]))" office:value-type="float" office:value="0.398439672609296" calcext:value-type="float">
            <text:p>0,40</text:p>
          </table:table-cell>
          <table:table-cell table:style-name="ce4" table:formula="of:=COS(RADIANS([.S$4])) * SIN(RADIANS([.$A40]))" office:value-type="float" office:value="0.391178188961905" calcext:value-type="float">
            <text:p>0,39</text:p>
          </table:table-cell>
          <table:table-cell table:style-name="ce4" table:formula="of:=COS(RADIANS([.T$4])) * SIN(RADIANS([.$A40]))" office:value-type="float" office:value="0.383797548648729" calcext:value-type="float">
            <text:p>0,38</text:p>
          </table:table-cell>
          <table:table-cell table:style-name="ce4" table:formula="of:=COS(RADIANS([.U$4])) * SIN(RADIANS([.$A40]))" office:value-type="float" office:value="0.376299999884303" calcext:value-type="float">
            <text:p>0,38</text:p>
          </table:table-cell>
          <table:table-cell table:style-name="ce4" table:formula="of:=COS(RADIANS([.V$4])) * SIN(RADIANS([.$A40]))" office:value-type="float" office:value="0.368687826494612" calcext:value-type="float">
            <text:p>0,37</text:p>
          </table:table-cell>
          <table:table-cell table:style-name="ce4" table:formula="of:=COS(RADIANS([.W$4])) * SIN(RADIANS([.$A40]))" office:value-type="float" office:value="0.360963347221413" calcext:value-type="float">
            <text:p>0,36</text:p>
          </table:table-cell>
          <table:table-cell table:style-name="ce4" table:formula="of:=COS(RADIANS([.X$4])) * SIN(RADIANS([.$A40]))" office:value-type="float" office:value="0.353128915015919" calcext:value-type="float">
            <text:p>0,35</text:p>
          </table:table-cell>
          <table:table-cell table:style-name="ce4" table:formula="of:=COS(RADIANS([.Y$4])) * SIN(RADIANS([.$A40]))" office:value-type="float" office:value="0.345186916322074" calcext:value-type="float">
            <text:p>0,35</text:p>
          </table:table-cell>
          <table:table-cell table:style-name="ce4" table:formula="of:=COS(RADIANS([.Z$4])) * SIN(RADIANS([.$A40]))" office:value-type="float" office:value="0.337139770349617" calcext:value-type="float">
            <text:p>0,34</text:p>
          </table:table-cell>
          <table:table-cell table:style-name="ce4" table:formula="of:=COS(RADIANS([.AA$4])) * SIN(RADIANS([.$A40]))" office:value-type="float" office:value="0.328989928337166" calcext:value-type="float">
            <text:p>0,33</text:p>
          </table:table-cell>
          <table:table-cell table:style-name="ce4" table:formula="of:=COS(RADIANS([.AB$4])) * SIN(RADIANS([.$A40]))" office:value-type="float" office:value="0.320739872805545" calcext:value-type="float">
            <text:p>0,32</text:p>
          </table:table-cell>
          <table:table-cell table:style-name="ce4" table:formula="of:=COS(RADIANS([.AC$4])) * SIN(RADIANS([.$A40]))" office:value-type="float" office:value="0.312392116801592" calcext:value-type="float">
            <text:p>0,31</text:p>
          </table:table-cell>
          <table:table-cell table:style-name="ce4" table:formula="of:=COS(RADIANS([.AD$4])) * SIN(RADIANS([.$A40]))" office:value-type="float" office:value="0.30394920313265" calcext:value-type="float">
            <text:p>0,30</text:p>
          </table:table-cell>
          <table:table-cell table:style-name="ce4" table:formula="of:=COS(RADIANS([.AE$4])) * SIN(RADIANS([.$A40]))" office:value-type="float" office:value="0.295413703592012" calcext:value-type="float">
            <text:p>0,30</text:p>
          </table:table-cell>
          <table:table-cell table:style-name="ce4" table:formula="of:=COS(RADIANS([.AF$4])) * SIN(RADIANS([.$A40]))" office:value-type="float" office:value="0.286788218175523" calcext:value-type="float">
            <text:p>0,29</text:p>
          </table:table-cell>
          <table:table-cell table:style-name="ce4" table:formula="of:=COS(RADIANS([.AG$4])) * SIN(RADIANS([.$A40]))" office:value-type="float" office:value="0.278075374289598" calcext:value-type="float">
            <text:p>0,28</text:p>
          </table:table-cell>
          <table:table-cell table:style-name="ce4" table:formula="of:=COS(RADIANS([.AH$4])) * SIN(RADIANS([.$A40]))" office:value-type="float" office:value="0.269277825950888" calcext:value-type="float">
            <text:p>0,27</text:p>
          </table:table-cell>
          <table:table-cell table:style-name="ce4" table:formula="of:=COS(RADIANS([.AI$4])) * SIN(RADIANS([.$A40]))" office:value-type="float" office:value="0.26039825297784" calcext:value-type="float">
            <text:p>0,26</text:p>
          </table:table-cell>
          <table:table-cell table:style-name="ce4" table:formula="of:=COS(RADIANS([.AJ$4])) * SIN(RADIANS([.$A40]))" office:value-type="float" office:value="0.2514393601744" calcext:value-type="float">
            <text:p>0,25</text:p>
          </table:table-cell>
          <table:table-cell table:style-name="ce4" table:formula="of:=COS(RADIANS([.AK$4])) * SIN(RADIANS([.$A40]))" office:value-type="float" office:value="0.242403876506104" calcext:value-type="float">
            <text:p>0,24</text:p>
          </table:table-cell>
          <table:table-cell table:style-name="ce4" table:formula="of:=COS(RADIANS([.AL$4])) * SIN(RADIANS([.$A40]))" office:value-type="float" office:value="0.233294554268805" calcext:value-type="float">
            <text:p>0,23</text:p>
          </table:table-cell>
          <table:table-cell table:style-name="ce4" table:formula="of:=COS(RADIANS([.AM$4])) * SIN(RADIANS([.$A40]))" office:value-type="float" office:value="0.2241141682503" calcext:value-type="float">
            <text:p>0,22</text:p>
          </table:table-cell>
          <table:table-cell table:style-name="ce4" table:formula="of:=COS(RADIANS([.AN$4])) * SIN(RADIANS([.$A40]))" office:value-type="float" office:value="0.214865514885104" calcext:value-type="float">
            <text:p>0,21</text:p>
          </table:table-cell>
          <table:table-cell table:style-name="ce4" table:formula="of:=COS(RADIANS([.AO$4])) * SIN(RADIANS([.$A40]))" office:value-type="float" office:value="0.205551411402625" calcext:value-type="float">
            <text:p>0,21</text:p>
          </table:table-cell>
          <table:table-cell table:style-name="ce4" table:formula="of:=COS(RADIANS([.AP$4])) * SIN(RADIANS([.$A40]))" office:value-type="float" office:value="0.196174694969011" calcext:value-type="float">
            <text:p>0,20</text:p>
          </table:table-cell>
          <table:table-cell table:style-name="ce4" table:formula="of:=COS(RADIANS([.AQ$4])) * SIN(RADIANS([.$A40]))" office:value-type="float" office:value="0.186738221822923" calcext:value-type="float">
            <text:p>0,19</text:p>
          </table:table-cell>
          <table:table-cell table:style-name="ce4" table:formula="of:=COS(RADIANS([.AR$4])) * SIN(RADIANS([.$A40]))" office:value-type="float" office:value="0.177244866405494" calcext:value-type="float">
            <text:p>0,18</text:p>
          </table:table-cell>
          <table:table-cell table:style-name="ce4" table:formula="of:=COS(RADIANS([.AS$4])) * SIN(RADIANS([.$A40]))" office:value-type="float" office:value="0.167697520484748" calcext:value-type="float">
            <text:p>0,17</text:p>
          </table:table-cell>
          <table:table-cell table:style-name="ce4" table:formula="of:=COS(RADIANS([.AT$4])) * SIN(RADIANS([.$A40]))" office:value-type="float" office:value="0.15809909227474" calcext:value-type="float">
            <text:p>0,16</text:p>
          </table:table-cell>
          <table:table-cell table:style-name="ce4" table:formula="of:=COS(RADIANS([.AU$4])) * SIN(RADIANS([.$A40]))" office:value-type="float" office:value="0.148452505549685" calcext:value-type="float">
            <text:p>0,15</text:p>
          </table:table-cell>
          <table:table-cell table:style-name="ce4" table:formula="of:=COS(RADIANS([.AV$4])) * SIN(RADIANS([.$A40]))" office:value-type="float" office:value="0.138760698753347" calcext:value-type="float">
            <text:p>0,14</text:p>
          </table:table-cell>
          <table:table-cell table:style-name="ce4" table:formula="of:=COS(RADIANS([.AW$4])) * SIN(RADIANS([.$A40]))" office:value-type="float" office:value="0.129026624103965" calcext:value-type="float">
            <text:p>0,13</text:p>
          </table:table-cell>
          <table:table-cell table:style-name="ce4" table:formula="of:=COS(RADIANS([.AX$4])) * SIN(RADIANS([.$A40]))" office:value-type="float" office:value="0.119253246694971" calcext:value-type="float">
            <text:p>0,12</text:p>
          </table:table-cell>
          <table:table-cell table:style-name="ce4" table:formula="of:=COS(RADIANS([.AY$4])) * SIN(RADIANS([.$A40]))" office:value-type="float" office:value="0.109443543591802" calcext:value-type="float">
            <text:p>0,11</text:p>
          </table:table-cell>
          <table:table-cell table:style-name="ce4" table:formula="of:=COS(RADIANS([.AZ$4])) * SIN(RADIANS([.$A40]))" office:value-type="float" office:value="0.0996005029250513" calcext:value-type="float">
            <text:p>0,10</text:p>
          </table:table-cell>
          <table:table-cell table:style-name="ce4" table:formula="of:=COS(RADIANS([.BA$4])) * SIN(RADIANS([.$A40]))" office:value-type="float" office:value="0.089727122980258" calcext:value-type="float">
            <text:p>0,09</text:p>
          </table:table-cell>
          <table:table-cell table:style-name="ce4" table:formula="of:=COS(RADIANS([.BB$4])) * SIN(RADIANS([.$A40]))" office:value-type="float" office:value="0.0798264112845987" calcext:value-type="float">
            <text:p>0,08</text:p>
          </table:table-cell>
          <table:table-cell table:style-name="ce4" table:formula="of:=COS(RADIANS([.BC$4])) * SIN(RADIANS([.$A40]))" office:value-type="float" office:value="0.0699013836907663" calcext:value-type="float">
            <text:p>0,07</text:p>
          </table:table-cell>
          <table:table-cell table:style-name="ce4" table:formula="of:=COS(RADIANS([.BD$4])) * SIN(RADIANS([.$A40]))" office:value-type="float" office:value="0.0599550634583119" calcext:value-type="float">
            <text:p>0,06</text:p>
          </table:table-cell>
          <table:table-cell table:style-name="ce4" table:formula="of:=COS(RADIANS([.BE$4])) * SIN(RADIANS([.$A40]))" office:value-type="float" office:value="0.0499904803327304" calcext:value-type="float">
            <text:p>0,05</text:p>
          </table:table-cell>
          <table:table-cell table:style-name="ce4" table:formula="of:=COS(RADIANS([.BF$4])) * SIN(RADIANS([.$A40]))" office:value-type="float" office:value="0.0400106696225707" calcext:value-type="float">
            <text:p>0,04</text:p>
          </table:table-cell>
          <table:table-cell table:style-name="ce4" table:formula="of:=COS(RADIANS([.BG$4])) * SIN(RADIANS([.$A40]))" office:value-type="float" office:value="0.0300186712748521" calcext:value-type="float">
            <text:p>0,03</text:p>
          </table:table-cell>
          <table:table-cell table:style-name="ce4" table:formula="of:=COS(RADIANS([.BH$4])) * SIN(RADIANS([.$A40]))" office:value-type="float" office:value="0.0250190527608253" calcext:value-type="float">
            <text:p>0,03</text:p>
          </table:table-cell>
          <table:table-cell table:style-name="ce4" table:formula="of:=COS(RADIANS([.BI$4])) * SIN(RADIANS([.$A40]))" office:value-type="float" office:value="0.0200175289490656" calcext:value-type="float">
            <text:p>0,02</text:p>
          </table:table-cell>
          <table:table-cell table:style-name="ce4" table:formula="of:=COS(RADIANS([.BJ$4])) * SIN(RADIANS([.$A40]))" office:value-type="float" office:value="0.0150144807249755" calcext:value-type="float">
            <text:p>0,02</text:p>
          </table:table-cell>
          <table:table-cell table:style-name="ce4" table:formula="of:=COS(RADIANS([.BK$4])) * SIN(RADIANS([.$A40]))" office:value-type="float" office:value="0.0100102890900472" calcext:value-type="float">
            <text:p>0,01</text:p>
          </table:table-cell>
          <table:table-cell table:style-name="ce4" table:formula="of:=COS(RADIANS([.BL$4])) * SIN(RADIANS([.$A40]))" office:value-type="float" office:value="0.0050053351328482" calcext:value-type="float">
            <text:p>0,01</text:p>
          </table:table-cell>
          <table:table-cell table:style-name="ce4" table:formula="of:=COS(RADIANS([.BM$4])) * SIN(RADIANS([.$A40]))" office:value-type="float" office:value="3.51214273421827E-017" calcext:value-type="float">
            <text:p>0,00</text:p>
          </table:table-cell>
          <table:table-cell table:formula="of:=90-[.A40]" office:value-type="float" office:value="55" calcext:value-type="float">
            <text:p>55</text:p>
          </table:table-cell>
          <table:table-cell table:number-columns-repeated="958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table:style-name="ce4" table:formula="of:=COS(RADIANS([.B$4])) * SIN(RADIANS([.$A41]))" office:value-type="float" office:value="0.587785252292473" calcext:value-type="float">
            <text:p>0,59</text:p>
          </table:table-cell>
          <table:table-cell table:style-name="ce4" table:formula="of:=COS(RADIANS([.C$4])) * SIN(RADIANS([.$A41]))" office:value-type="float" office:value="0.585548551950281" calcext:value-type="float">
            <text:p>0,59</text:p>
          </table:table-cell>
          <table:table-cell table:style-name="ce4" table:formula="of:=COS(RADIANS([.D$4])) * SIN(RADIANS([.$A41]))" office:value-type="float" office:value="0.578855473563864" calcext:value-type="float">
            <text:p>0,58</text:p>
          </table:table-cell>
          <table:table-cell table:style-name="ce4" table:formula="of:=COS(RADIANS([.E$4])) * SIN(RADIANS([.$A41]))" office:value-type="float" office:value="0.567756955501136" calcext:value-type="float">
            <text:p>0,57</text:p>
          </table:table-cell>
          <table:table-cell table:style-name="ce4" table:formula="of:=COS(RADIANS([.F$4])) * SIN(RADIANS([.$A41]))" office:value-type="float" office:value="0.55233746418602" calcext:value-type="float">
            <text:p>0,55</text:p>
          </table:table-cell>
          <table:table-cell table:style-name="ce4" table:formula="of:=COS(RADIANS([.G$4])) * SIN(RADIANS([.$A41]))" office:value-type="float" office:value="0.536968547301099" calcext:value-type="float">
            <text:p>0,54</text:p>
          </table:table-cell>
          <table:table-cell table:style-name="ce4" table:formula="of:=COS(RADIANS([.H$4])) * SIN(RADIANS([.$A41]))" office:value-type="float" office:value="0.523720494614299" calcext:value-type="float">
            <text:p>0,52</text:p>
          </table:table-cell>
          <table:table-cell table:style-name="ce4" table:formula="of:=COS(RADIANS([.I$4])) * SIN(RADIANS([.$A41]))" office:value-type="float" office:value="0.509036960455127" calcext:value-type="float">
            <text:p>0,51</text:p>
          </table:table-cell>
          <table:table-cell table:style-name="ce4" table:formula="of:=COS(RADIANS([.J$4])) * SIN(RADIANS([.$A41]))" office:value-type="float" office:value="0.498470164155456" calcext:value-type="float">
            <text:p>0,50</text:p>
          </table:table-cell>
          <table:table-cell table:style-name="ce4" table:formula="of:=COS(RADIANS([.K$4])) * SIN(RADIANS([.$A41]))" office:value-type="float" office:value="0.487296058744205" calcext:value-type="float">
            <text:p>0,49</text:p>
          </table:table-cell>
          <table:table-cell table:style-name="ce4" table:formula="of:=COS(RADIANS([.L$4])) * SIN(RADIANS([.$A41]))" office:value-type="float" office:value="0.475528258147577" calcext:value-type="float">
            <text:p>0,48</text:p>
          </table:table-cell>
          <table:table-cell table:style-name="ce4" table:formula="of:=COS(RADIANS([.M$4])) * SIN(RADIANS([.$A41]))" office:value-type="float" office:value="0.463181099617909" calcext:value-type="float">
            <text:p>0,46</text:p>
          </table:table-cell>
          <table:table-cell table:style-name="ce4" table:formula="of:=COS(RADIANS([.N$4])) * SIN(RADIANS([.$A41]))" office:value-type="float" office:value="0.450269626265936" calcext:value-type="float">
            <text:p>0,45</text:p>
          </table:table-cell>
          <table:table-cell table:style-name="ce4" table:formula="of:=COS(RADIANS([.O$4])) * SIN(RADIANS([.$A41]))" office:value-type="float" office:value="0.436809568733076" calcext:value-type="float">
            <text:p>0,44</text:p>
          </table:table-cell>
          <table:table-cell table:style-name="ce4" table:formula="of:=COS(RADIANS([.P$4])) * SIN(RADIANS([.$A41]))" office:value-type="float" office:value="0.422817326026071" calcext:value-type="float">
            <text:p>0,42</text:p>
          </table:table-cell>
          <table:table-cell table:style-name="ce4" table:formula="of:=COS(RADIANS([.Q$4])) * SIN(RADIANS([.$A41]))" office:value-type="float" office:value="0.415626937777453" calcext:value-type="float">
            <text:p>0,42</text:p>
          </table:table-cell>
          <table:table-cell table:style-name="ce4" table:formula="of:=COS(RADIANS([.R$4])) * SIN(RADIANS([.$A41]))" office:value-type="float" office:value="0.40830994553732" calcext:value-type="float">
            <text:p>0,41</text:p>
          </table:table-cell>
          <table:table-cell table:style-name="ce4" table:formula="of:=COS(RADIANS([.S$4])) * SIN(RADIANS([.$A41]))" office:value-type="float" office:value="0.400868578132389" calcext:value-type="float">
            <text:p>0,40</text:p>
          </table:table-cell>
          <table:table-cell table:style-name="ce4" table:formula="of:=COS(RADIANS([.T$4])) * SIN(RADIANS([.$A41]))" office:value-type="float" office:value="0.393305102275257" calcext:value-type="float">
            <text:p>0,39</text:p>
          </table:table-cell>
          <table:table-cell table:style-name="ce4" table:formula="of:=COS(RADIANS([.U$4])) * SIN(RADIANS([.$A41]))" office:value-type="float" office:value="0.38562182187394" calcext:value-type="float">
            <text:p>0,39</text:p>
          </table:table-cell>
          <table:table-cell table:style-name="ce4" table:formula="of:=COS(RADIANS([.V$4])) * SIN(RADIANS([.$A41]))" office:value-type="float" office:value="0.377821077330078" calcext:value-type="float">
            <text:p>0,38</text:p>
          </table:table-cell>
          <table:table-cell table:style-name="ce4" table:formula="of:=COS(RADIANS([.W$4])) * SIN(RADIANS([.$A41]))" office:value-type="float" office:value="0.369905244826027" calcext:value-type="float">
            <text:p>0,37</text:p>
          </table:table-cell>
          <table:table-cell table:style-name="ce4" table:formula="of:=COS(RADIANS([.X$4])) * SIN(RADIANS([.$A41]))" office:value-type="float" office:value="0.361876735601048" calcext:value-type="float">
            <text:p>0,36</text:p>
          </table:table-cell>
          <table:table-cell table:style-name="ce4" table:formula="of:=COS(RADIANS([.Y$4])) * SIN(RADIANS([.$A41]))" office:value-type="float" office:value="0.353737995216827" calcext:value-type="float">
            <text:p>0,35</text:p>
          </table:table-cell>
          <table:table-cell table:style-name="ce4" table:formula="of:=COS(RADIANS([.Z$4])) * SIN(RADIANS([.$A41]))" office:value-type="float" office:value="0.345491502812526" calcext:value-type="float">
            <text:p>0,35</text:p>
          </table:table-cell>
          <table:table-cell table:style-name="ce4" table:formula="of:=COS(RADIANS([.AA$4])) * SIN(RADIANS([.$A41]))" office:value-type="float" office:value="0.337139770349617" calcext:value-type="float">
            <text:p>0,34</text:p>
          </table:table-cell>
          <table:table-cell table:style-name="ce4" table:formula="of:=COS(RADIANS([.AB$4])) * SIN(RADIANS([.$A41]))" office:value-type="float" office:value="0.328685341846714" calcext:value-type="float">
            <text:p>0,33</text:p>
          </table:table-cell>
          <table:table-cell table:style-name="ce4" table:formula="of:=COS(RADIANS([.AC$4])) * SIN(RADIANS([.$A41]))" office:value-type="float" office:value="0.320130792604637" calcext:value-type="float">
            <text:p>0,32</text:p>
          </table:table-cell>
          <table:table-cell table:style-name="ce4" table:formula="of:=COS(RADIANS([.AD$4])) * SIN(RADIANS([.$A41]))" office:value-type="float" office:value="0.311478728421956" calcext:value-type="float">
            <text:p>0,31</text:p>
          </table:table-cell>
          <table:table-cell table:style-name="ce4" table:formula="of:=COS(RADIANS([.AE$4])) * SIN(RADIANS([.$A41]))" office:value-type="float" office:value="0.302731784801236" calcext:value-type="float">
            <text:p>0,30</text:p>
          </table:table-cell>
          <table:table-cell table:style-name="ce4" table:formula="of:=COS(RADIANS([.AF$4])) * SIN(RADIANS([.$A41]))" office:value-type="float" office:value="0.293892626146237" calcext:value-type="float">
            <text:p>0,29</text:p>
          </table:table-cell>
          <table:table-cell table:style-name="ce4" table:formula="of:=COS(RADIANS([.AG$4])) * SIN(RADIANS([.$A41]))" office:value-type="float" office:value="0.284963944950311" calcext:value-type="float">
            <text:p>0,28</text:p>
          </table:table-cell>
          <table:table-cell table:style-name="ce4" table:formula="of:=COS(RADIANS([.AH$4])) * SIN(RADIANS([.$A41]))" office:value-type="float" office:value="0.275948460976246" calcext:value-type="float">
            <text:p>0,28</text:p>
          </table:table-cell>
          <table:table-cell table:style-name="ce4" table:formula="of:=COS(RADIANS([.AI$4])) * SIN(RADIANS([.$A41]))" office:value-type="float" office:value="0.266848920427795" calcext:value-type="float">
            <text:p>0,27</text:p>
          </table:table-cell>
          <table:table-cell table:style-name="ce4" table:formula="of:=COS(RADIANS([.AJ$4])) * SIN(RADIANS([.$A41]))" office:value-type="float" office:value="0.257668095113159" calcext:value-type="float">
            <text:p>0,26</text:p>
          </table:table-cell>
          <table:table-cell table:style-name="ce4" table:formula="of:=COS(RADIANS([.AK$4])) * SIN(RADIANS([.$A41]))" office:value-type="float" office:value="0.248408781600663" calcext:value-type="float">
            <text:p>0,25</text:p>
          </table:table-cell>
          <table:table-cell table:style-name="ce4" table:formula="of:=COS(RADIANS([.AL$4])) * SIN(RADIANS([.$A41]))" office:value-type="float" office:value="0.239073800366903" calcext:value-type="float">
            <text:p>0,24</text:p>
          </table:table-cell>
          <table:table-cell table:style-name="ce4" table:formula="of:=COS(RADIANS([.AM$4])) * SIN(RADIANS([.$A41]))" office:value-type="float" office:value="0.22966599493759" calcext:value-type="float">
            <text:p>0,23</text:p>
          </table:table-cell>
          <table:table-cell table:style-name="ce4" table:formula="of:=COS(RADIANS([.AN$4])) * SIN(RADIANS([.$A41]))" office:value-type="float" office:value="0.220188231021396" calcext:value-type="float">
            <text:p>0,22</text:p>
          </table:table-cell>
          <table:table-cell table:style-name="ce4" table:formula="of:=COS(RADIANS([.AO$4])) * SIN(RADIANS([.$A41]))" office:value-type="float" office:value="0.210643395637021" calcext:value-type="float">
            <text:p>0,21</text:p>
          </table:table-cell>
          <table:table-cell table:style-name="ce4" table:formula="of:=COS(RADIANS([.AP$4])) * SIN(RADIANS([.$A41]))" office:value-type="float" office:value="0.201034396233786" calcext:value-type="float">
            <text:p>0,20</text:p>
          </table:table-cell>
          <table:table-cell table:style-name="ce4" table:formula="of:=COS(RADIANS([.AQ$4])) * SIN(RADIANS([.$A41]))" office:value-type="float" office:value="0.191364159805995" calcext:value-type="float">
            <text:p>0,19</text:p>
          </table:table-cell>
          <table:table-cell table:style-name="ce4" table:formula="of:=COS(RADIANS([.AR$4])) * SIN(RADIANS([.$A41]))" office:value-type="float" office:value="0.18163563200134" calcext:value-type="float">
            <text:p>0,18</text:p>
          </table:table-cell>
          <table:table-cell table:style-name="ce4" table:formula="of:=COS(RADIANS([.AS$4])) * SIN(RADIANS([.$A41]))" office:value-type="float" office:value="0.171851776223634" calcext:value-type="float">
            <text:p>0,17</text:p>
          </table:table-cell>
          <table:table-cell table:style-name="ce4" table:formula="of:=COS(RADIANS([.AT$4])) * SIN(RADIANS([.$A41]))" office:value-type="float" office:value="0.162015572730125" calcext:value-type="float">
            <text:p>0,16</text:p>
          </table:table-cell>
          <table:table-cell table:style-name="ce4" table:formula="of:=COS(RADIANS([.AU$4])) * SIN(RADIANS([.$A41]))" office:value-type="float" office:value="0.152130017723682" calcext:value-type="float">
            <text:p>0,15</text:p>
          </table:table-cell>
          <table:table-cell table:style-name="ce4" table:formula="of:=COS(RADIANS([.AV$4])) * SIN(RADIANS([.$A41]))" office:value-type="float" office:value="0.142198122440124" calcext:value-type="float">
            <text:p>0,14</text:p>
          </table:table-cell>
          <table:table-cell table:style-name="ce4" table:formula="of:=COS(RADIANS([.AW$4])) * SIN(RADIANS([.$A41]))" office:value-type="float" office:value="0.132222912230967" calcext:value-type="float">
            <text:p>0,13</text:p>
          </table:table-cell>
          <table:table-cell table:style-name="ce4" table:formula="of:=COS(RADIANS([.AX$4])) * SIN(RADIANS([.$A41]))" office:value-type="float" office:value="0.122207425641871" calcext:value-type="float">
            <text:p>0,12</text:p>
          </table:table-cell>
          <table:table-cell table:style-name="ce4" table:formula="of:=COS(RADIANS([.AY$4])) * SIN(RADIANS([.$A41]))" office:value-type="float" office:value="0.112154713487076" calcext:value-type="float">
            <text:p>0,11</text:p>
          </table:table-cell>
          <table:table-cell table:style-name="ce4" table:formula="of:=COS(RADIANS([.AZ$4])) * SIN(RADIANS([.$A41]))" office:value-type="float" office:value="0.102067837920085" calcext:value-type="float">
            <text:p>0,10</text:p>
          </table:table-cell>
          <table:table-cell table:style-name="ce4" table:formula="of:=COS(RADIANS([.BA$4])) * SIN(RADIANS([.$A41]))" office:value-type="float" office:value="0.0919498715009102" calcext:value-type="float">
            <text:p>0,09</text:p>
          </table:table-cell>
          <table:table-cell table:style-name="ce4" table:formula="of:=COS(RADIANS([.BB$4])) * SIN(RADIANS([.$A41]))" office:value-type="float" office:value="0.0818038962601379" calcext:value-type="float">
            <text:p>0,08</text:p>
          </table:table-cell>
          <table:table-cell table:style-name="ce4" table:formula="of:=COS(RADIANS([.BC$4])) * SIN(RADIANS([.$A41]))" office:value-type="float" office:value="0.0716330027601127" calcext:value-type="float">
            <text:p>0,07</text:p>
          </table:table-cell>
          <table:table-cell table:style-name="ce4" table:formula="of:=COS(RADIANS([.BD$4])) * SIN(RADIANS([.$A41]))" office:value-type="float" office:value="0.0614402891535222" calcext:value-type="float">
            <text:p>0,06</text:p>
          </table:table-cell>
          <table:table-cell table:style-name="ce4" table:formula="of:=COS(RADIANS([.BE$4])) * SIN(RADIANS([.$A41]))" office:value-type="float" office:value="0.0512288602396703" calcext:value-type="float">
            <text:p>0,05</text:p>
          </table:table-cell>
          <table:table-cell table:style-name="ce4" table:formula="of:=COS(RADIANS([.BF$4])) * SIN(RADIANS([.$A41]))" office:value-type="float" office:value="0.0410018265187239" calcext:value-type="float">
            <text:p>0,04</text:p>
          </table:table-cell>
          <table:table-cell table:style-name="ce4" table:formula="of:=COS(RADIANS([.BG$4])) * SIN(RADIANS([.$A41]))" office:value-type="float" office:value="0.0307623032442267" calcext:value-type="float">
            <text:p>0,03</text:p>
          </table:table-cell>
          <table:table-cell table:style-name="ce4" table:formula="of:=COS(RADIANS([.BH$4])) * SIN(RADIANS([.$A41]))" office:value-type="float" office:value="0.0256388326073771" calcext:value-type="float">
            <text:p>0,03</text:p>
          </table:table-cell>
          <table:table-cell table:style-name="ce4" table:formula="of:=COS(RADIANS([.BI$4])) * SIN(RADIANS([.$A41]))" office:value-type="float" office:value="0.0205134094741599" calcext:value-type="float">
            <text:p>0,02</text:p>
          </table:table-cell>
          <table:table-cell table:style-name="ce4" table:formula="of:=COS(RADIANS([.BJ$4])) * SIN(RADIANS([.$A41]))" office:value-type="float" office:value="0.0153864241653904" calcext:value-type="float">
            <text:p>0,02</text:p>
          </table:table-cell>
          <table:table-cell table:style-name="ce4" table:formula="of:=COS(RADIANS([.BK$4])) * SIN(RADIANS([.$A41]))" office:value-type="float" office:value="0.0102582671208495" calcext:value-type="float">
            <text:p>0,01</text:p>
          </table:table-cell>
          <table:table-cell table:style-name="ce4" table:formula="of:=COS(RADIANS([.BL$4])) * SIN(RADIANS([.$A41]))" office:value-type="float" office:value="0.00512932886955092" calcext:value-type="float">
            <text:p>0,01</text:p>
          </table:table-cell>
          <table:table-cell table:style-name="ce4" table:formula="of:=COS(RADIANS([.BM$4])) * SIN(RADIANS([.$A41]))" office:value-type="float" office:value="3.59914663902998E-017" calcext:value-type="float">
            <text:p>0,00</text:p>
          </table:table-cell>
          <table:table-cell table:formula="of:=90-[.A41]" office:value-type="float" office:value="54" calcext:value-type="float">
            <text:p>54</text:p>
          </table:table-cell>
          <table:table-cell table:number-columns-repeated="958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table:style-name="ce4" table:formula="of:=COS(RADIANS([.B$4])) * SIN(RADIANS([.$A42]))" office:value-type="float" office:value="0.601815023152048" calcext:value-type="float">
            <text:p>0,60</text:p>
          </table:table-cell>
          <table:table-cell table:style-name="ce4" table:formula="of:=COS(RADIANS([.C$4])) * SIN(RADIANS([.$A42]))" office:value-type="float" office:value="0.599524935296032" calcext:value-type="float">
            <text:p>0,60</text:p>
          </table:table-cell>
          <table:table-cell table:style-name="ce4" table:formula="of:=COS(RADIANS([.D$4])) * SIN(RADIANS([.$A42]))" office:value-type="float" office:value="0.592672100679359" calcext:value-type="float">
            <text:p>0,59</text:p>
          </table:table-cell>
          <table:table-cell table:style-name="ce4" table:formula="of:=COS(RADIANS([.E$4])) * SIN(RADIANS([.$A42]))" office:value-type="float" office:value="0.581308673511317" calcext:value-type="float">
            <text:p>0,58</text:p>
          </table:table-cell>
          <table:table-cell table:style-name="ce4" table:formula="of:=COS(RADIANS([.F$4])) * SIN(RADIANS([.$A42]))" office:value-type="float" office:value="0.56552113633408" calcext:value-type="float">
            <text:p>0,57</text:p>
          </table:table-cell>
          <table:table-cell table:style-name="ce4" table:formula="of:=COS(RADIANS([.G$4])) * SIN(RADIANS([.$A42]))" office:value-type="float" office:value="0.54978538074163" calcext:value-type="float">
            <text:p>0,55</text:p>
          </table:table-cell>
          <table:table-cell table:style-name="ce4" table:formula="of:=COS(RADIANS([.H$4])) * SIN(RADIANS([.$A42]))" office:value-type="float" office:value="0.536221111983049" calcext:value-type="float">
            <text:p>0,54</text:p>
          </table:table-cell>
          <table:table-cell table:style-name="ce4" table:formula="of:=COS(RADIANS([.I$4])) * SIN(RADIANS([.$A42]))" office:value-type="float" office:value="0.521187098428794" calcext:value-type="float">
            <text:p>0,52</text:p>
          </table:table-cell>
          <table:table-cell table:style-name="ce4" table:formula="of:=COS(RADIANS([.J$4])) * SIN(RADIANS([.$A42]))" office:value-type="float" office:value="0.51036808462243" calcext:value-type="float">
            <text:p>0,51</text:p>
          </table:table-cell>
          <table:table-cell table:style-name="ce4" table:formula="of:=COS(RADIANS([.K$4])) * SIN(RADIANS([.$A42]))" office:value-type="float" office:value="0.49892726592113" calcext:value-type="float">
            <text:p>0,50</text:p>
          </table:table-cell>
          <table:table-cell table:style-name="ce4" table:formula="of:=COS(RADIANS([.L$4])) * SIN(RADIANS([.$A42]))" office:value-type="float" office:value="0.48687858120016" calcext:value-type="float">
            <text:p>0,49</text:p>
          </table:table-cell>
          <table:table-cell table:style-name="ce4" table:formula="of:=COS(RADIANS([.M$4])) * SIN(RADIANS([.$A42]))" office:value-type="float" office:value="0.474236709925892" calcext:value-type="float">
            <text:p>0,47</text:p>
          </table:table-cell>
          <table:table-cell table:style-name="ce4" table:formula="of:=COS(RADIANS([.N$4])) * SIN(RADIANS([.$A42]))" office:value-type="float" office:value="0.461017054271146" calcext:value-type="float">
            <text:p>0,46</text:p>
          </table:table-cell>
          <table:table-cell table:style-name="ce4" table:formula="of:=COS(RADIANS([.O$4])) * SIN(RADIANS([.$A42]))" office:value-type="float" office:value="0.447235720350003" calcext:value-type="float">
            <text:p>0,45</text:p>
          </table:table-cell>
          <table:table-cell table:style-name="ce4" table:formula="of:=COS(RADIANS([.P$4])) * SIN(RADIANS([.$A42]))" office:value-type="float" office:value="0.432909498594995" calcext:value-type="float">
            <text:p>0,43</text:p>
          </table:table-cell>
          <table:table-cell table:style-name="ce4" table:formula="of:=COS(RADIANS([.Q$4])) * SIN(RADIANS([.$A42]))" office:value-type="float" office:value="0.425547483890752" calcext:value-type="float">
            <text:p>0,43</text:p>
          </table:table-cell>
          <table:table-cell table:style-name="ce4" table:formula="of:=COS(RADIANS([.R$4])) * SIN(RADIANS([.$A42]))" office:value-type="float" office:value="0.418055843300546" calcext:value-type="float">
            <text:p>0,42</text:p>
          </table:table-cell>
          <table:table-cell table:style-name="ce4" table:formula="of:=COS(RADIANS([.S$4])) * SIN(RADIANS([.$A42]))" office:value-type="float" office:value="0.410436858850671" calcext:value-type="float">
            <text:p>0,41</text:p>
          </table:table-cell>
          <table:table-cell table:style-name="ce4" table:formula="of:=COS(RADIANS([.T$4])) * SIN(RADIANS([.$A42]))" office:value-type="float" office:value="0.4026928513576" calcext:value-type="float">
            <text:p>0,40</text:p>
          </table:table-cell>
          <table:table-cell table:style-name="ce4" table:formula="of:=COS(RADIANS([.U$4])) * SIN(RADIANS([.$A42]))" office:value-type="float" office:value="0.394826179721033" calcext:value-type="float">
            <text:p>0,39</text:p>
          </table:table-cell>
          <table:table-cell table:style-name="ce4" table:formula="of:=COS(RADIANS([.V$4])) * SIN(RADIANS([.$A42]))" office:value-type="float" office:value="0.386839240205354" calcext:value-type="float">
            <text:p>0,39</text:p>
          </table:table-cell>
          <table:table-cell table:style-name="ce4" table:formula="of:=COS(RADIANS([.W$4])) * SIN(RADIANS([.$A42]))" office:value-type="float" office:value="0.378734465709714" calcext:value-type="float">
            <text:p>0,38</text:p>
          </table:table-cell>
          <table:table-cell table:style-name="ce4" table:formula="of:=COS(RADIANS([.X$4])) * SIN(RADIANS([.$A42]))" office:value-type="float" office:value="0.370514325026935" calcext:value-type="float">
            <text:p>0,37</text:p>
          </table:table-cell>
          <table:table-cell table:style-name="ce4" table:formula="of:=COS(RADIANS([.Y$4])) * SIN(RADIANS([.$A42]))" office:value-type="float" office:value="0.3621813220915" calcext:value-type="float">
            <text:p>0,36</text:p>
          </table:table-cell>
          <table:table-cell table:style-name="ce4" table:formula="of:=COS(RADIANS([.Z$4])) * SIN(RADIANS([.$A42]))" office:value-type="float" office:value="0.353737995216827" calcext:value-type="float">
            <text:p>0,35</text:p>
          </table:table-cell>
          <table:table-cell table:style-name="ce4" table:formula="of:=COS(RADIANS([.AA$4])) * SIN(RADIANS([.$A42]))" office:value-type="float" office:value="0.345186916322074" calcext:value-type="float">
            <text:p>0,35</text:p>
          </table:table-cell>
          <table:table-cell table:style-name="ce4" table:formula="of:=COS(RADIANS([.AB$4])) * SIN(RADIANS([.$A42]))" office:value-type="float" office:value="0.336530690148709" calcext:value-type="float">
            <text:p>0,34</text:p>
          </table:table-cell>
          <table:table-cell table:style-name="ce4" table:formula="of:=COS(RADIANS([.AC$4])) * SIN(RADIANS([.$A42]))" office:value-type="float" office:value="0.327771953467078" calcext:value-type="float">
            <text:p>0,33</text:p>
          </table:table-cell>
          <table:table-cell table:style-name="ce4" table:formula="of:=COS(RADIANS([.AD$4])) * SIN(RADIANS([.$A42]))" office:value-type="float" office:value="0.318913374273223" calcext:value-type="float">
            <text:p>0,32</text:p>
          </table:table-cell>
          <table:table-cell table:style-name="ce4" table:formula="of:=COS(RADIANS([.AE$4])) * SIN(RADIANS([.$A42]))" office:value-type="float" office:value="0.309957650976181" calcext:value-type="float">
            <text:p>0,31</text:p>
          </table:table-cell>
          <table:table-cell table:style-name="ce4" table:formula="of:=COS(RADIANS([.AF$4])) * SIN(RADIANS([.$A42]))" office:value-type="float" office:value="0.300907511576024" calcext:value-type="float">
            <text:p>0,30</text:p>
          </table:table-cell>
          <table:table-cell table:style-name="ce4" table:formula="of:=COS(RADIANS([.AG$4])) * SIN(RADIANS([.$A42]))" office:value-type="float" office:value="0.291765712832885" calcext:value-type="float">
            <text:p>0,29</text:p>
          </table:table-cell>
          <table:table-cell table:style-name="ce4" table:formula="of:=COS(RADIANS([.AH$4])) * SIN(RADIANS([.$A42]))" office:value-type="float" office:value="0.282535039427219" calcext:value-type="float">
            <text:p>0,28</text:p>
          </table:table-cell>
          <table:table-cell table:style-name="ce4" table:formula="of:=COS(RADIANS([.AI$4])) * SIN(RADIANS([.$A42]))" office:value-type="float" office:value="0.273218303111565" calcext:value-type="float">
            <text:p>0,27</text:p>
          </table:table-cell>
          <table:table-cell table:style-name="ce4" table:formula="of:=COS(RADIANS([.AJ$4])) * SIN(RADIANS([.$A42]))" office:value-type="float" office:value="0.263818341854059" calcext:value-type="float">
            <text:p>0,26</text:p>
          </table:table-cell>
          <table:table-cell table:style-name="ce4" table:formula="of:=COS(RADIANS([.AK$4])) * SIN(RADIANS([.$A42]))" office:value-type="float" office:value="0.254338018973957" calcext:value-type="float">
            <text:p>0,25</text:p>
          </table:table-cell>
          <table:table-cell table:style-name="ce4" table:formula="of:=COS(RADIANS([.AL$4])) * SIN(RADIANS([.$A42]))" office:value-type="float" office:value="0.244780222269449" calcext:value-type="float">
            <text:p>0,24</text:p>
          </table:table-cell>
          <table:table-cell table:style-name="ce4" table:formula="of:=COS(RADIANS([.AM$4])) * SIN(RADIANS([.$A42]))" office:value-type="float" office:value="0.235147863137998" calcext:value-type="float">
            <text:p>0,24</text:p>
          </table:table-cell>
          <table:table-cell table:style-name="ce4" table:formula="of:=COS(RADIANS([.AN$4])) * SIN(RADIANS([.$A42]))" office:value-type="float" office:value="0.225443875689507" calcext:value-type="float">
            <text:p>0,23</text:p>
          </table:table-cell>
          <table:table-cell table:style-name="ce4" table:formula="of:=COS(RADIANS([.AO$4])) * SIN(RADIANS([.$A42]))" office:value-type="float" office:value="0.215671215852557" calcext:value-type="float">
            <text:p>0,22</text:p>
          </table:table-cell>
          <table:table-cell table:style-name="ce4" table:formula="of:=COS(RADIANS([.AP$4])) * SIN(RADIANS([.$A42]))" office:value-type="float" office:value="0.205832860474004" calcext:value-type="float">
            <text:p>0,21</text:p>
          </table:table-cell>
          <table:table-cell table:style-name="ce4" table:formula="of:=COS(RADIANS([.AQ$4])) * SIN(RADIANS([.$A42]))" office:value-type="float" office:value="0.195931806412203" calcext:value-type="float">
            <text:p>0,20</text:p>
          </table:table-cell>
          <table:table-cell table:style-name="ce4" table:formula="of:=COS(RADIANS([.AR$4])) * SIN(RADIANS([.$A42]))" office:value-type="float" office:value="0.185971069624135" calcext:value-type="float">
            <text:p>0,19</text:p>
          </table:table-cell>
          <table:table-cell table:style-name="ce4" table:formula="of:=COS(RADIANS([.AS$4])) * SIN(RADIANS([.$A42]))" office:value-type="float" office:value="0.175953684246718" calcext:value-type="float">
            <text:p>0,18</text:p>
          </table:table-cell>
          <table:table-cell table:style-name="ce4" table:formula="of:=COS(RADIANS([.AT$4])) * SIN(RADIANS([.$A42]))" office:value-type="float" office:value="0.165882701672577" calcext:value-type="float">
            <text:p>0,17</text:p>
          </table:table-cell>
          <table:table-cell table:style-name="ce4" table:formula="of:=COS(RADIANS([.AU$4])) * SIN(RADIANS([.$A42]))" office:value-type="float" office:value="0.155761189620565" calcext:value-type="float">
            <text:p>0,16</text:p>
          </table:table-cell>
          <table:table-cell table:style-name="ce4" table:formula="of:=COS(RADIANS([.AV$4])) * SIN(RADIANS([.$A42]))" office:value-type="float" office:value="0.145592231201301" calcext:value-type="float">
            <text:p>0,15</text:p>
          </table:table-cell>
          <table:table-cell table:style-name="ce4" table:formula="of:=COS(RADIANS([.AW$4])) * SIN(RADIANS([.$A42]))" office:value-type="float" office:value="0.135378923978031" calcext:value-type="float">
            <text:p>0,14</text:p>
          </table:table-cell>
          <table:table-cell table:style-name="ce4" table:formula="of:=COS(RADIANS([.AX$4])) * SIN(RADIANS([.$A42]))" office:value-type="float" office:value="0.125124379023071" calcext:value-type="float">
            <text:p>0,13</text:p>
          </table:table-cell>
          <table:table-cell table:style-name="ce4" table:formula="of:=COS(RADIANS([.AY$4])) * SIN(RADIANS([.$A42]))" office:value-type="float" office:value="0.114831719970154" calcext:value-type="float">
            <text:p>0,11</text:p>
          </table:table-cell>
          <table:table-cell table:style-name="ce4" table:formula="of:=COS(RADIANS([.AZ$4])) * SIN(RADIANS([.$A42]))" office:value-type="float" office:value="0.104504082062935" calcext:value-type="float">
            <text:p>0,10</text:p>
          </table:table-cell>
          <table:table-cell table:style-name="ce4" table:formula="of:=COS(RADIANS([.BA$4])) * SIN(RADIANS([.$A42]))" office:value-type="float" office:value="0.0941446111999649" calcext:value-type="float">
            <text:p>0,09</text:p>
          </table:table-cell>
          <table:table-cell table:style-name="ce4" table:formula="of:=COS(RADIANS([.BB$4])) * SIN(RADIANS([.$A42]))" office:value-type="float" office:value="0.0837564629764242" calcext:value-type="float">
            <text:p>0,08</text:p>
          </table:table-cell>
          <table:table-cell table:style-name="ce4" table:formula="of:=COS(RADIANS([.BC$4])) * SIN(RADIANS([.$A42]))" office:value-type="float" office:value="0.0733428017228937" calcext:value-type="float">
            <text:p>0,07</text:p>
          </table:table-cell>
          <table:table-cell table:style-name="ce4" table:formula="of:=COS(RADIANS([.BD$4])) * SIN(RADIANS([.$A42]))" office:value-type="float" office:value="0.0629067995414709" calcext:value-type="float">
            <text:p>0,06</text:p>
          </table:table-cell>
          <table:table-cell table:style-name="ce4" table:formula="of:=COS(RADIANS([.BE$4])) * SIN(RADIANS([.$A42]))" office:value-type="float" office:value="0.052451635339516" calcext:value-type="float">
            <text:p>0,05</text:p>
          </table:table-cell>
          <table:table-cell table:style-name="ce4" table:formula="of:=COS(RADIANS([.BF$4])) * SIN(RADIANS([.$A42]))" office:value-type="float" office:value="0.041980493861326" calcext:value-type="float">
            <text:p>0,04</text:p>
          </table:table-cell>
          <table:table-cell table:style-name="ce4" table:formula="of:=COS(RADIANS([.BG$4])) * SIN(RADIANS([.$A42]))" office:value-type="float" office:value="0.0314965647180319" calcext:value-type="float">
            <text:p>0,03</text:p>
          </table:table-cell>
          <table:table-cell table:style-name="ce4" table:formula="of:=COS(RADIANS([.BH$4])) * SIN(RADIANS([.$A42]))" office:value-type="float" office:value="0.0262508026171479" calcext:value-type="float">
            <text:p>0,03</text:p>
          </table:table-cell>
          <table:table-cell table:style-name="ce4" table:formula="of:=COS(RADIANS([.BI$4])) * SIN(RADIANS([.$A42]))" office:value-type="float" office:value="0.0210030414160105" calcext:value-type="float">
            <text:p>0,02</text:p>
          </table:table-cell>
          <table:table-cell table:style-name="ce4" table:formula="of:=COS(RADIANS([.BJ$4])) * SIN(RADIANS([.$A42]))" office:value-type="float" office:value="0.0157536807519528" calcext:value-type="float">
            <text:p>0,02</text:p>
          </table:table-cell>
          <table:table-cell table:style-name="ce4" table:formula="of:=COS(RADIANS([.BK$4])) * SIN(RADIANS([.$A42]))" office:value-type="float" office:value="0.0105031203841128" calcext:value-type="float">
            <text:p>0,01</text:p>
          </table:table-cell>
          <table:table-cell table:style-name="ce4" table:formula="of:=COS(RADIANS([.BL$4])) * SIN(RADIANS([.$A42]))" office:value-type="float" office:value="0.00525176016299106" calcext:value-type="float">
            <text:p>0,01</text:p>
          </table:table-cell>
          <table:table-cell table:style-name="ce4" table:formula="of:=COS(RADIANS([.BM$4])) * SIN(RADIANS([.$A42]))" office:value-type="float" office:value="3.68505420890973E-017" calcext:value-type="float">
            <text:p>0,00</text:p>
          </table:table-cell>
          <table:table-cell table:formula="of:=90-[.A42]" office:value-type="float" office:value="53" calcext:value-type="float">
            <text:p>53</text:p>
          </table:table-cell>
          <table:table-cell table:number-columns-repeated="958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table:style-name="ce4" table:formula="of:=COS(RADIANS([.B$4])) * SIN(RADIANS([.$A43]))" office:value-type="float" office:value="0.615661475325658" calcext:value-type="float">
            <text:p>0,62</text:p>
          </table:table-cell>
          <table:table-cell table:style-name="ce4" table:formula="of:=COS(RADIANS([.C$4])) * SIN(RADIANS([.$A43]))" office:value-type="float" office:value="0.613318697538763" calcext:value-type="float">
            <text:p>0,61</text:p>
          </table:table-cell>
          <table:table-cell table:style-name="ce4" table:formula="of:=COS(RADIANS([.D$4])) * SIN(RADIANS([.$A43]))" office:value-type="float" office:value="0.606308194131642" calcext:value-type="float">
            <text:p>0,61</text:p>
          </table:table-cell>
          <table:table-cell table:style-name="ce4" table:formula="of:=COS(RADIANS([.E$4])) * SIN(RADIANS([.$A43]))" office:value-type="float" office:value="0.594683319268283" calcext:value-type="float">
            <text:p>0,59</text:p>
          </table:table-cell>
          <table:table-cell table:style-name="ce4" table:formula="of:=COS(RADIANS([.F$4])) * SIN(RADIANS([.$A43]))" office:value-type="float" office:value="0.578532545265687" calcext:value-type="float">
            <text:p>0,58</text:p>
          </table:table-cell>
          <table:table-cell table:style-name="ce4" table:formula="of:=COS(RADIANS([.G$4])) * SIN(RADIANS([.$A43]))" office:value-type="float" office:value="0.562434744229297" calcext:value-type="float">
            <text:p>0,56</text:p>
          </table:table-cell>
          <table:table-cell table:style-name="ce4" table:formula="of:=COS(RADIANS([.H$4])) * SIN(RADIANS([.$A43]))" office:value-type="float" office:value="0.548558391206597" calcext:value-type="float">
            <text:p>0,55</text:p>
          </table:table-cell>
          <table:table-cell table:style-name="ce4" table:formula="of:=COS(RADIANS([.I$4])) * SIN(RADIANS([.$A43]))" office:value-type="float" office:value="0.533178477763426" calcext:value-type="float">
            <text:p>0,53</text:p>
          </table:table-cell>
          <table:table-cell table:style-name="ce4" table:formula="of:=COS(RADIANS([.J$4])) * SIN(RADIANS([.$A43]))" office:value-type="float" office:value="0.522110542026781" calcext:value-type="float">
            <text:p>0,52</text:p>
          </table:table-cell>
          <table:table-cell table:style-name="ce4" table:formula="of:=COS(RADIANS([.K$4])) * SIN(RADIANS([.$A43]))" office:value-type="float" office:value="0.510406495019639" calcext:value-type="float">
            <text:p>0,51</text:p>
          </table:table-cell>
          <table:table-cell table:style-name="ce4" table:formula="of:=COS(RADIANS([.L$4])) * SIN(RADIANS([.$A43]))" office:value-type="float" office:value="0.49808059632041" calcext:value-type="float">
            <text:p>0,50</text:p>
          </table:table-cell>
          <table:table-cell table:style-name="ce4" table:formula="of:=COS(RADIANS([.M$4])) * SIN(RADIANS([.$A43]))" office:value-type="float" office:value="0.485147863137998" calcext:value-type="float">
            <text:p>0,49</text:p>
          </table:table-cell>
          <table:table-cell table:style-name="ce4" table:formula="of:=COS(RADIANS([.N$4])) * SIN(RADIANS([.$A43]))" office:value-type="float" office:value="0.471624052015652" calcext:value-type="float">
            <text:p>0,47</text:p>
          </table:table-cell>
          <table:table-cell table:style-name="ce4" table:formula="of:=COS(RADIANS([.O$4])) * SIN(RADIANS([.$A43]))" office:value-type="float" office:value="0.457525639634041" calcext:value-type="float">
            <text:p>0,46</text:p>
          </table:table-cell>
          <table:table-cell table:style-name="ce4" table:formula="of:=COS(RADIANS([.P$4])) * SIN(RADIANS([.$A43]))" office:value-type="float" office:value="0.442869802736958" calcext:value-type="float">
            <text:p>0,44</text:p>
          </table:table-cell>
          <table:table-cell table:style-name="ce4" table:formula="of:=COS(RADIANS([.Q$4])) * SIN(RADIANS([.$A43]))" office:value-type="float" office:value="0.435338404118087" calcext:value-type="float">
            <text:p>0,44</text:p>
          </table:table-cell>
          <table:table-cell table:style-name="ce4" table:formula="of:=COS(RADIANS([.R$4])) * SIN(RADIANS([.$A43]))" office:value-type="float" office:value="0.427674397204104" calcext:value-type="float">
            <text:p>0,43</text:p>
          </table:table-cell>
          <table:table-cell table:style-name="ce4" table:formula="of:=COS(RADIANS([.S$4])) * SIN(RADIANS([.$A43]))" office:value-type="float" office:value="0.419880116525757" calcext:value-type="float">
            <text:p>0,42</text:p>
          </table:table-cell>
          <table:table-cell table:style-name="ce4" table:formula="of:=COS(RADIANS([.T$4])) * SIN(RADIANS([.$A43]))" office:value-type="float" office:value="0.411957936296447" calcext:value-type="float">
            <text:p>0,41</text:p>
          </table:table-cell>
          <table:table-cell table:style-name="ce4" table:formula="of:=COS(RADIANS([.U$4])) * SIN(RADIANS([.$A43]))" office:value-type="float" office:value="0.403910269689015" calcext:value-type="float">
            <text:p>0,40</text:p>
          </table:table-cell>
          <table:table-cell table:style-name="ce4" table:formula="of:=COS(RADIANS([.V$4])) * SIN(RADIANS([.$A43]))" office:value-type="float" office:value="0.395739568100668" calcext:value-type="float">
            <text:p>0,40</text:p>
          </table:table-cell>
          <table:table-cell table:style-name="ce4" table:formula="of:=COS(RADIANS([.W$4])) * SIN(RADIANS([.$A43]))" office:value-type="float" office:value="0.387448320406263" calcext:value-type="float">
            <text:p>0,39</text:p>
          </table:table-cell>
          <table:table-cell table:style-name="ce4" table:formula="of:=COS(RADIANS([.X$4])) * SIN(RADIANS([.$A43]))" office:value-type="float" office:value="0.379039052200166" calcext:value-type="float">
            <text:p>0,38</text:p>
          </table:table-cell>
          <table:table-cell table:style-name="ce4" table:formula="of:=COS(RADIANS([.Y$4])) * SIN(RADIANS([.$A43]))" office:value-type="float" office:value="0.370514325026935" calcext:value-type="float">
            <text:p>0,37</text:p>
          </table:table-cell>
          <table:table-cell table:style-name="ce4" table:formula="of:=COS(RADIANS([.Z$4])) * SIN(RADIANS([.$A43]))" office:value-type="float" office:value="0.361876735601048" calcext:value-type="float">
            <text:p>0,36</text:p>
          </table:table-cell>
          <table:table-cell table:style-name="ce4" table:formula="of:=COS(RADIANS([.AA$4])) * SIN(RADIANS([.$A43]))" office:value-type="float" office:value="0.353128915015919" calcext:value-type="float">
            <text:p>0,35</text:p>
          </table:table-cell>
          <table:table-cell table:style-name="ce4" table:formula="of:=COS(RADIANS([.AB$4])) * SIN(RADIANS([.$A43]))" office:value-type="float" office:value="0.344273527942438" calcext:value-type="float">
            <text:p>0,34</text:p>
          </table:table-cell>
          <table:table-cell table:style-name="ce4" table:formula="of:=COS(RADIANS([.AC$4])) * SIN(RADIANS([.$A43]))" office:value-type="float" office:value="0.335313271817294" calcext:value-type="float">
            <text:p>0,34</text:p>
          </table:table-cell>
          <table:table-cell table:style-name="ce4" table:formula="of:=COS(RADIANS([.AD$4])) * SIN(RADIANS([.$A43]))" office:value-type="float" office:value="0.326250876021302" calcext:value-type="float">
            <text:p>0,33</text:p>
          </table:table-cell>
          <table:table-cell table:style-name="ce4" table:formula="of:=COS(RADIANS([.AE$4])) * SIN(RADIANS([.$A43]))" office:value-type="float" office:value="0.317089101048011" calcext:value-type="float">
            <text:p>0,32</text:p>
          </table:table-cell>
          <table:table-cell table:style-name="ce4" table:formula="of:=COS(RADIANS([.AF$4])) * SIN(RADIANS([.$A43]))" office:value-type="float" office:value="0.307830737662829" calcext:value-type="float">
            <text:p>0,31</text:p>
          </table:table-cell>
          <table:table-cell table:style-name="ce4" table:formula="of:=COS(RADIANS([.AG$4])) * SIN(RADIANS([.$A43]))" office:value-type="float" office:value="0.298478606052932" calcext:value-type="float">
            <text:p>0,30</text:p>
          </table:table-cell>
          <table:table-cell table:style-name="ce4" table:formula="of:=COS(RADIANS([.AH$4])) * SIN(RADIANS([.$A43]))" office:value-type="float" office:value="0.289035554968204" calcext:value-type="float">
            <text:p>0,29</text:p>
          </table:table-cell>
          <table:table-cell table:style-name="ce4" table:formula="of:=COS(RADIANS([.AI$4])) * SIN(RADIANS([.$A43]))" office:value-type="float" office:value="0.279504460853482" calcext:value-type="float">
            <text:p>0,28</text:p>
          </table:table-cell>
          <table:table-cell table:style-name="ce4" table:formula="of:=COS(RADIANS([.AJ$4])) * SIN(RADIANS([.$A43]))" office:value-type="float" office:value="0.269888226972364" calcext:value-type="float">
            <text:p>0,27</text:p>
          </table:table-cell>
          <table:table-cell table:style-name="ce4" table:formula="of:=COS(RADIANS([.AK$4])) * SIN(RADIANS([.$A43]))" office:value-type="float" office:value="0.260189782522844" calcext:value-type="float">
            <text:p>0,26</text:p>
          </table:table-cell>
          <table:table-cell table:style-name="ce4" table:formula="of:=COS(RADIANS([.AL$4])) * SIN(RADIANS([.$A43]))" office:value-type="float" office:value="0.250412081745053" calcext:value-type="float">
            <text:p>0,25</text:p>
          </table:table-cell>
          <table:table-cell table:style-name="ce4" table:formula="of:=COS(RADIANS([.AM$4])) * SIN(RADIANS([.$A43]))" office:value-type="float" office:value="0.240558103021366" calcext:value-type="float">
            <text:p>0,24</text:p>
          </table:table-cell>
          <table:table-cell table:style-name="ce4" table:formula="of:=COS(RADIANS([.AN$4])) * SIN(RADIANS([.$A43]))" office:value-type="float" office:value="0.23063084796916" calcext:value-type="float">
            <text:p>0,23</text:p>
          </table:table-cell>
          <table:table-cell table:style-name="ce4" table:formula="of:=COS(RADIANS([.AO$4])) * SIN(RADIANS([.$A43]))" office:value-type="float" office:value="0.220633340526491" calcext:value-type="float">
            <text:p>0,22</text:p>
          </table:table-cell>
          <table:table-cell table:style-name="ce4" table:formula="of:=COS(RADIANS([.AP$4])) * SIN(RADIANS([.$A43]))" office:value-type="float" office:value="0.210568626030974" calcext:value-type="float">
            <text:p>0,21</text:p>
          </table:table-cell>
          <table:table-cell table:style-name="ce4" table:formula="of:=COS(RADIANS([.AQ$4])) * SIN(RADIANS([.$A43]))" office:value-type="float" office:value="0.200439770292145" calcext:value-type="float">
            <text:p>0,20</text:p>
          </table:table-cell>
          <table:table-cell table:style-name="ce4" table:formula="of:=COS(RADIANS([.AR$4])) * SIN(RADIANS([.$A43]))" office:value-type="float" office:value="0.190249858657581" calcext:value-type="float">
            <text:p>0,19</text:p>
          </table:table-cell>
          <table:table-cell table:style-name="ce4" table:formula="of:=COS(RADIANS([.AS$4])) * SIN(RADIANS([.$A43]))" office:value-type="float" office:value="0.180001995073078" calcext:value-type="float">
            <text:p>0,18</text:p>
          </table:table-cell>
          <table:table-cell table:style-name="ce4" table:formula="of:=COS(RADIANS([.AT$4])) * SIN(RADIANS([.$A43]))" office:value-type="float" office:value="0.169699301137157" calcext:value-type="float">
            <text:p>0,17</text:p>
          </table:table-cell>
          <table:table-cell table:style-name="ce4" table:formula="of:=COS(RADIANS([.AU$4])) * SIN(RADIANS([.$A43]))" office:value-type="float" office:value="0.159344915150196" calcext:value-type="float">
            <text:p>0,16</text:p>
          </table:table-cell>
          <table:table-cell table:style-name="ce4" table:formula="of:=COS(RADIANS([.AV$4])) * SIN(RADIANS([.$A43]))" office:value-type="float" office:value="0.148941991158471" calcext:value-type="float">
            <text:p>0,15</text:p>
          </table:table-cell>
          <table:table-cell table:style-name="ce4" table:formula="of:=COS(RADIANS([.AW$4])) * SIN(RADIANS([.$A43]))" office:value-type="float" office:value="0.138493697993406" calcext:value-type="float">
            <text:p>0,14</text:p>
          </table:table-cell>
          <table:table-cell table:style-name="ce4" table:formula="of:=COS(RADIANS([.AX$4])) * SIN(RADIANS([.$A43]))" office:value-type="float" office:value="0.128003218306314" calcext:value-type="float">
            <text:p>0,13</text:p>
          </table:table-cell>
          <table:table-cell table:style-name="ce4" table:formula="of:=COS(RADIANS([.AY$4])) * SIN(RADIANS([.$A43]))" office:value-type="float" office:value="0.11747374759893" calcext:value-type="float">
            <text:p>0,12</text:p>
          </table:table-cell>
          <table:table-cell table:style-name="ce4" table:formula="of:=COS(RADIANS([.AZ$4])) * SIN(RADIANS([.$A43]))" office:value-type="float" office:value="0.106908493250034" calcext:value-type="float">
            <text:p>0,11</text:p>
          </table:table-cell>
          <table:table-cell table:style-name="ce4" table:formula="of:=COS(RADIANS([.BA$4])) * SIN(RADIANS([.$A43]))" office:value-type="float" office:value="0.0963106735384487" calcext:value-type="float">
            <text:p>0,10</text:p>
          </table:table-cell>
          <table:table-cell table:style-name="ce4" table:formula="of:=COS(RADIANS([.BB$4])) * SIN(RADIANS([.$A43]))" office:value-type="float" office:value="0.0856835166627207" calcext:value-type="float">
            <text:p>0,09</text:p>
          </table:table-cell>
          <table:table-cell table:style-name="ce4" table:formula="of:=COS(RADIANS([.BC$4])) * SIN(RADIANS([.$A43]))" office:value-type="float" office:value="0.0750302597577824" calcext:value-type="float">
            <text:p>0,08</text:p>
          </table:table-cell>
          <table:table-cell table:style-name="ce4" table:formula="of:=COS(RADIANS([.BD$4])) * SIN(RADIANS([.$A43]))" office:value-type="float" office:value="0.0643541479088874" calcext:value-type="float">
            <text:p>0,06</text:p>
          </table:table-cell>
          <table:table-cell table:style-name="ce4" table:formula="of:=COS(RADIANS([.BE$4])) * SIN(RADIANS([.$A43]))" office:value-type="float" office:value="0.0536584331631269" calcext:value-type="float">
            <text:p>0,05</text:p>
          </table:table-cell>
          <table:table-cell table:style-name="ce4" table:formula="of:=COS(RADIANS([.BF$4])) * SIN(RADIANS([.$A43]))" office:value-type="float" office:value="0.0429463735388237" calcext:value-type="float">
            <text:p>0,04</text:p>
          </table:table-cell>
          <table:table-cell table:style-name="ce4" table:formula="of:=COS(RADIANS([.BG$4])) * SIN(RADIANS([.$A43]))" office:value-type="float" office:value="0.03222123203311" calcext:value-type="float">
            <text:p>0,03</text:p>
          </table:table-cell>
          <table:table-cell table:style-name="ce4" table:formula="of:=COS(RADIANS([.BH$4])) * SIN(RADIANS([.$A43]))" office:value-type="float" office:value="0.0268547763781441" calcext:value-type="float">
            <text:p>0,03</text:p>
          </table:table-cell>
          <table:table-cell table:style-name="ce4" table:formula="of:=COS(RADIANS([.BI$4])) * SIN(RADIANS([.$A43]))" office:value-type="float" office:value="0.0214862756279848" calcext:value-type="float">
            <text:p>0,02</text:p>
          </table:table-cell>
          <table:table-cell table:style-name="ce4" table:formula="of:=COS(RADIANS([.BJ$4])) * SIN(RADIANS([.$A43]))" office:value-type="float" office:value="0.0161161386147488" calcext:value-type="float">
            <text:p>0,02</text:p>
          </table:table-cell>
          <table:table-cell table:style-name="ce4" table:formula="of:=COS(RADIANS([.BK$4])) * SIN(RADIANS([.$A43]))" office:value-type="float" office:value="0.010744774295161" calcext:value-type="float">
            <text:p>0,01</text:p>
          </table:table-cell>
          <table:table-cell table:style-name="ce4" table:formula="of:=COS(RADIANS([.BL$4])) * SIN(RADIANS([.$A43]))" office:value-type="float" office:value="0.0053725917194106" calcext:value-type="float">
            <text:p>0,01</text:p>
          </table:table-cell>
          <table:table-cell table:style-name="ce4" table:formula="of:=COS(RADIANS([.BM$4])) * SIN(RADIANS([.$A43]))" office:value-type="float" office:value="3.76983927557952E-017" calcext:value-type="float">
            <text:p>0,00</text:p>
          </table:table-cell>
          <table:table-cell table:formula="of:=90-[.A43]" office:value-type="float" office:value="52" calcext:value-type="float">
            <text:p>52</text:p>
          </table:table-cell>
          <table:table-cell table:number-columns-repeated="958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table:style-name="ce4" table:formula="of:=COS(RADIANS([.B$4])) * SIN(RADIANS([.$A44]))" office:value-type="float" office:value="0.629320391049837" calcext:value-type="float">
            <text:p>0,63</text:p>
          </table:table-cell>
          <table:table-cell table:style-name="ce4" table:formula="of:=COS(RADIANS([.C$4])) * SIN(RADIANS([.$A44]))" office:value-type="float" office:value="0.626925636964872" calcext:value-type="float">
            <text:p>0,63</text:p>
          </table:table-cell>
          <table:table-cell table:style-name="ce4" table:formula="of:=COS(RADIANS([.D$4])) * SIN(RADIANS([.$A44]))" office:value-type="float" office:value="0.619759600234555" calcext:value-type="float">
            <text:p>0,62</text:p>
          </table:table-cell>
          <table:table-cell table:style-name="ce4" table:formula="of:=COS(RADIANS([.E$4])) * SIN(RADIANS([.$A44]))" office:value-type="float" office:value="0.607876818725374" calcext:value-type="float">
            <text:p>0,61</text:p>
          </table:table-cell>
          <table:table-cell table:style-name="ce4" table:formula="of:=COS(RADIANS([.F$4])) * SIN(RADIANS([.$A44]))" office:value-type="float" office:value="0.591367727579635" calcext:value-type="float">
            <text:p>0,59</text:p>
          </table:table-cell>
          <table:table-cell table:style-name="ce4" table:formula="of:=COS(RADIANS([.G$4])) * SIN(RADIANS([.$A44]))" office:value-type="float" office:value="0.574912784645444" calcext:value-type="float">
            <text:p>0,57</text:p>
          </table:table-cell>
          <table:table-cell table:style-name="ce4" table:formula="of:=COS(RADIANS([.H$4])) * SIN(RADIANS([.$A44]))" office:value-type="float" office:value="0.56072857423018" calcext:value-type="float">
            <text:p>0,56</text:p>
          </table:table-cell>
          <table:table-cell table:style-name="ce4" table:formula="of:=COS(RADIANS([.I$4])) * SIN(RADIANS([.$A44]))" office:value-type="float" office:value="0.545007445768716" calcext:value-type="float">
            <text:p>0,55</text:p>
          </table:table-cell>
          <table:table-cell table:style-name="ce4" table:formula="of:=COS(RADIANS([.J$4])) * SIN(RADIANS([.$A44]))" office:value-type="float" office:value="0.533693959502232" calcext:value-type="float">
            <text:p>0,53</text:p>
          </table:table-cell>
          <table:table-cell table:style-name="ce4" table:formula="of:=COS(RADIANS([.K$4])) * SIN(RADIANS([.$A44]))" office:value-type="float" office:value="0.521730249355347" calcext:value-type="float">
            <text:p>0,52</text:p>
          </table:table-cell>
          <table:table-cell table:style-name="ce4" table:formula="of:=COS(RADIANS([.L$4])) * SIN(RADIANS([.$A44]))" office:value-type="float" office:value="0.509130891266006" calcext:value-type="float">
            <text:p>0,51</text:p>
          </table:table-cell>
          <table:table-cell table:style-name="ce4" table:formula="of:=COS(RADIANS([.M$4])) * SIN(RADIANS([.$A44]))" office:value-type="float" office:value="0.495911235611259" calcext:value-type="float">
            <text:p>0,50</text:p>
          </table:table-cell>
          <table:table-cell table:style-name="ce4" table:formula="of:=COS(RADIANS([.N$4])) * SIN(RADIANS([.$A44]))" office:value-type="float" office:value="0.48208738850519" calcext:value-type="float">
            <text:p>0,48</text:p>
          </table:table-cell>
          <table:table-cell table:style-name="ce4" table:formula="of:=COS(RADIANS([.O$4])) * SIN(RADIANS([.$A44]))" office:value-type="float" office:value="0.467676192176097" calcext:value-type="float">
            <text:p>0,47</text:p>
          </table:table-cell>
          <table:table-cell table:style-name="ce4" table:formula="of:=COS(RADIANS([.P$4])) * SIN(RADIANS([.$A44]))" office:value-type="float" office:value="0.452695204446832" calcext:value-type="float">
            <text:p>0,45</text:p>
          </table:table-cell>
          <table:table-cell table:style-name="ce4" table:formula="of:=COS(RADIANS([.Q$4])) * SIN(RADIANS([.$A44]))" office:value-type="float" office:value="0.44499671605031" calcext:value-type="float">
            <text:p>0,44</text:p>
          </table:table-cell>
          <table:table-cell table:style-name="ce4" table:formula="of:=COS(RADIANS([.R$4])) * SIN(RADIANS([.$A44]))" office:value-type="float" office:value="0.437162677343299" calcext:value-type="float">
            <text:p>0,44</text:p>
          </table:table-cell>
          <table:table-cell table:style-name="ce4" table:formula="of:=COS(RADIANS([.S$4])) * SIN(RADIANS([.$A44]))" office:value-type="float" office:value="0.429195474649879" calcext:value-type="float">
            <text:p>0,43</text:p>
          </table:table-cell>
          <table:table-cell table:style-name="ce4" table:formula="of:=COS(RADIANS([.T$4])) * SIN(RADIANS([.$A44]))" office:value-type="float" office:value="0.421097534857172" calcext:value-type="float">
            <text:p>0,42</text:p>
          </table:table-cell>
          <table:table-cell table:style-name="ce4" table:formula="of:=COS(RADIANS([.U$4])) * SIN(RADIANS([.$A44]))" office:value-type="float" office:value="0.412871324676083" calcext:value-type="float">
            <text:p>0,41</text:p>
          </table:table-cell>
          <table:table-cell table:style-name="ce4" table:formula="of:=COS(RADIANS([.V$4])) * SIN(RADIANS([.$A44]))" office:value-type="float" office:value="0.404519349889923" calcext:value-type="float">
            <text:p>0,40</text:p>
          </table:table-cell>
          <table:table-cell table:style-name="ce4" table:formula="of:=COS(RADIANS([.W$4])) * SIN(RADIANS([.$A44]))" office:value-type="float" office:value="0.39604415459112" calcext:value-type="float">
            <text:p>0,40</text:p>
          </table:table-cell>
          <table:table-cell table:style-name="ce4" table:formula="of:=COS(RADIANS([.X$4])) * SIN(RADIANS([.$A44]))" office:value-type="float" office:value="0.387448320406263" calcext:value-type="float">
            <text:p>0,39</text:p>
          </table:table-cell>
          <table:table-cell table:style-name="ce4" table:formula="of:=COS(RADIANS([.Y$4])) * SIN(RADIANS([.$A44]))" office:value-type="float" office:value="0.378734465709714" calcext:value-type="float">
            <text:p>0,38</text:p>
          </table:table-cell>
          <table:table-cell table:style-name="ce4" table:formula="of:=COS(RADIANS([.Z$4])) * SIN(RADIANS([.$A44]))" office:value-type="float" office:value="0.369905244826027" calcext:value-type="float">
            <text:p>0,37</text:p>
          </table:table-cell>
          <table:table-cell table:style-name="ce4" table:formula="of:=COS(RADIANS([.AA$4])) * SIN(RADIANS([.$A44]))" office:value-type="float" office:value="0.360963347221413" calcext:value-type="float">
            <text:p>0,36</text:p>
          </table:table-cell>
          <table:table-cell table:style-name="ce4" table:formula="of:=COS(RADIANS([.AB$4])) * SIN(RADIANS([.$A44]))" office:value-type="float" office:value="0.351911496684504" calcext:value-type="float">
            <text:p>0,35</text:p>
          </table:table-cell>
          <table:table-cell table:style-name="ce4" table:formula="of:=COS(RADIANS([.AC$4])) * SIN(RADIANS([.$A44]))" office:value-type="float" office:value="0.342752450496663" calcext:value-type="float">
            <text:p>0,34</text:p>
          </table:table-cell>
          <table:table-cell table:style-name="ce4" table:formula="of:=COS(RADIANS([.AD$4])) * SIN(RADIANS([.$A44]))" office:value-type="float" office:value="0.333488998592083" calcext:value-type="float">
            <text:p>0,33</text:p>
          </table:table-cell>
          <table:table-cell table:style-name="ce4" table:formula="of:=COS(RADIANS([.AE$4])) * SIN(RADIANS([.$A44]))" office:value-type="float" office:value="0.324123962707951" calcext:value-type="float">
            <text:p>0,32</text:p>
          </table:table-cell>
          <table:table-cell table:style-name="ce4" table:formula="of:=COS(RADIANS([.AF$4])) * SIN(RADIANS([.$A44]))" office:value-type="float" office:value="0.314660195524919" calcext:value-type="float">
            <text:p>0,31</text:p>
          </table:table-cell>
          <table:table-cell table:style-name="ce4" table:formula="of:=COS(RADIANS([.AG$4])) * SIN(RADIANS([.$A44]))" office:value-type="float" office:value="0.305100579798148" calcext:value-type="float">
            <text:p>0,31</text:p>
          </table:table-cell>
          <table:table-cell table:style-name="ce4" table:formula="of:=COS(RADIANS([.AH$4])) * SIN(RADIANS([.$A44]))" office:value-type="float" office:value="0.295448027479195" calcext:value-type="float">
            <text:p>0,30</text:p>
          </table:table-cell>
          <table:table-cell table:style-name="ce4" table:formula="of:=COS(RADIANS([.AI$4])) * SIN(RADIANS([.$A44]))" office:value-type="float" office:value="0.285705478829003" calcext:value-type="float">
            <text:p>0,29</text:p>
          </table:table-cell>
          <table:table-cell table:style-name="ce4" table:formula="of:=COS(RADIANS([.AJ$4])) * SIN(RADIANS([.$A44]))" office:value-type="float" office:value="0.275875901522268" calcext:value-type="float">
            <text:p>0,28</text:p>
          </table:table-cell>
          <table:table-cell table:style-name="ce4" table:formula="of:=COS(RADIANS([.AK$4])) * SIN(RADIANS([.$A44]))" office:value-type="float" office:value="0.26596228974346" calcext:value-type="float">
            <text:p>0,27</text:p>
          </table:table-cell>
          <table:table-cell table:style-name="ce4" table:formula="of:=COS(RADIANS([.AL$4])) * SIN(RADIANS([.$A44]))" office:value-type="float" office:value="0.255967663274761" calcext:value-type="float">
            <text:p>0,26</text:p>
          </table:table-cell>
          <table:table-cell table:style-name="ce4" table:formula="of:=COS(RADIANS([.AM$4])) * SIN(RADIANS([.$A44]))" office:value-type="float" office:value="0.245895066576214" calcext:value-type="float">
            <text:p>0,25</text:p>
          </table:table-cell>
          <table:table-cell table:style-name="ce4" table:formula="of:=COS(RADIANS([.AN$4])) * SIN(RADIANS([.$A44]))" office:value-type="float" office:value="0.235747567858349" calcext:value-type="float">
            <text:p>0,24</text:p>
          </table:table-cell>
          <table:table-cell table:style-name="ce4" table:formula="of:=COS(RADIANS([.AO$4])) * SIN(RADIANS([.$A44]))" office:value-type="float" office:value="0.225528258147577" calcext:value-type="float">
            <text:p>0,23</text:p>
          </table:table-cell>
          <table:table-cell table:style-name="ce4" table:formula="of:=COS(RADIANS([.AP$4])) * SIN(RADIANS([.$A44]))" office:value-type="float" office:value="0.215240250344631" calcext:value-type="float">
            <text:p>0,22</text:p>
          </table:table-cell>
          <table:table-cell table:style-name="ce4" table:formula="of:=COS(RADIANS([.AQ$4])) * SIN(RADIANS([.$A44]))" office:value-type="float" office:value="0.204886678276352" calcext:value-type="float">
            <text:p>0,20</text:p>
          </table:table-cell>
          <table:table-cell table:style-name="ce4" table:formula="of:=COS(RADIANS([.AR$4])) * SIN(RADIANS([.$A44]))" office:value-type="float" office:value="0.194470695741087" calcext:value-type="float">
            <text:p>0,19</text:p>
          </table:table-cell>
          <table:table-cell table:style-name="ce4" table:formula="of:=COS(RADIANS([.AS$4])) * SIN(RADIANS([.$A44]))" office:value-type="float" office:value="0.18399547554802" calcext:value-type="float">
            <text:p>0,18</text:p>
          </table:table-cell>
          <table:table-cell table:style-name="ce4" table:formula="of:=COS(RADIANS([.AT$4])) * SIN(RADIANS([.$A44]))" office:value-type="float" office:value="0.173464208550697" calcext:value-type="float">
            <text:p>0,17</text:p>
          </table:table-cell>
          <table:table-cell table:style-name="ce4" table:formula="of:=COS(RADIANS([.AU$4])) * SIN(RADIANS([.$A44]))" office:value-type="float" office:value="0.162880102675064" calcext:value-type="float">
            <text:p>0,16</text:p>
          </table:table-cell>
          <table:table-cell table:style-name="ce4" table:formula="of:=COS(RADIANS([.AV$4])) * SIN(RADIANS([.$A44]))" office:value-type="float" office:value="0.152246381942301" calcext:value-type="float">
            <text:p>0,15</text:p>
          </table:table-cell>
          <table:table-cell table:style-name="ce4" table:formula="of:=COS(RADIANS([.AW$4])) * SIN(RADIANS([.$A44]))" office:value-type="float" office:value="0.141566285486754" calcext:value-type="float">
            <text:p>0,14</text:p>
          </table:table-cell>
          <table:table-cell table:style-name="ce4" table:formula="of:=COS(RADIANS([.AX$4])) * SIN(RADIANS([.$A44]))" office:value-type="float" office:value="0.130843066569265" calcext:value-type="float">
            <text:p>0,13</text:p>
          </table:table-cell>
          <table:table-cell table:style-name="ce4" table:formula="of:=COS(RADIANS([.AY$4])) * SIN(RADIANS([.$A44]))" office:value-type="float" office:value="0.120079991586194" calcext:value-type="float">
            <text:p>0,12</text:p>
          </table:table-cell>
          <table:table-cell table:style-name="ce4" table:formula="of:=COS(RADIANS([.AZ$4])) * SIN(RADIANS([.$A44]))" office:value-type="float" office:value="0.109280339074444" calcext:value-type="float">
            <text:p>0,11</text:p>
          </table:table-cell>
          <table:table-cell table:style-name="ce4" table:formula="of:=COS(RADIANS([.BA$4])) * SIN(RADIANS([.$A44]))" office:value-type="float" office:value="0.0984473987127903" calcext:value-type="float">
            <text:p>0,10</text:p>
          </table:table-cell>
          <table:table-cell table:style-name="ce4" table:formula="of:=COS(RADIANS([.BB$4])) * SIN(RADIANS([.$A44]))" office:value-type="float" office:value="0.0875844703198069" calcext:value-type="float">
            <text:p>0,09</text:p>
          </table:table-cell>
          <table:table-cell table:style-name="ce4" table:formula="of:=COS(RADIANS([.BC$4])) * SIN(RADIANS([.$A44]))" office:value-type="float" office:value="0.0766948628487144" calcext:value-type="float">
            <text:p>0,08</text:p>
          </table:table-cell>
          <table:table-cell table:style-name="ce4" table:formula="of:=COS(RADIANS([.BD$4])) * SIN(RADIANS([.$A44]))" office:value-type="float" office:value="0.0657818933794382" calcext:value-type="float">
            <text:p>0,07</text:p>
          </table:table-cell>
          <table:table-cell table:style-name="ce4" table:formula="of:=COS(RADIANS([.BE$4])) * SIN(RADIANS([.$A44]))" office:value-type="float" office:value="0.0548488861081954" calcext:value-type="float">
            <text:p>0,05</text:p>
          </table:table-cell>
          <table:table-cell table:style-name="ce4" table:formula="of:=COS(RADIANS([.BF$4])) * SIN(RADIANS([.$A44]))" office:value-type="float" office:value="0.0438991713349106" calcext:value-type="float">
            <text:p>0,04</text:p>
          </table:table-cell>
          <table:table-cell table:style-name="ce4" table:formula="of:=COS(RADIANS([.BG$4])) * SIN(RADIANS([.$A44]))" office:value-type="float" office:value="0.0329360844487767" calcext:value-type="float">
            <text:p>0,03</text:p>
          </table:table-cell>
          <table:table-cell table:style-name="ce4" table:formula="of:=COS(RADIANS([.BH$4])) * SIN(RADIANS([.$A44]))" office:value-type="float" office:value="0.0274505699141076" calcext:value-type="float">
            <text:p>0,03</text:p>
          </table:table-cell>
          <table:table-cell table:style-name="ce4" table:formula="of:=COS(RADIANS([.BI$4])) * SIN(RADIANS([.$A44]))" office:value-type="float" office:value="0.0219629649122605" calcext:value-type="float">
            <text:p>0,02</text:p>
          </table:table-cell>
          <table:table-cell table:style-name="ce4" table:formula="of:=COS(RADIANS([.BJ$4])) * SIN(RADIANS([.$A44]))" office:value-type="float" office:value="0.0164736873456022" calcext:value-type="float">
            <text:p>0,02</text:p>
          </table:table-cell>
          <table:table-cell table:style-name="ce4" table:formula="of:=COS(RADIANS([.BK$4])) * SIN(RADIANS([.$A44]))" office:value-type="float" office:value="0.010983155243872" calcext:value-type="float">
            <text:p>0,01</text:p>
          </table:table-cell>
          <table:table-cell table:style-name="ce4" table:formula="of:=COS(RADIANS([.BL$4])) * SIN(RADIANS([.$A44]))" office:value-type="float" office:value="0.00549178673234695" calcext:value-type="float">
            <text:p>0,01</text:p>
          </table:table-cell>
          <table:table-cell table:style-name="ce4" table:formula="of:=COS(RADIANS([.BM$4])) * SIN(RADIANS([.$A44]))" office:value-type="float" office:value="3.85347601268672E-017" calcext:value-type="float">
            <text:p>0,00</text:p>
          </table:table-cell>
          <table:table-cell table:formula="of:=90-[.A44]" office:value-type="float" office:value="51" calcext:value-type="float">
            <text:p>51</text:p>
          </table:table-cell>
          <table:table-cell table:number-columns-repeated="958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table:style-name="ce4" table:formula="of:=COS(RADIANS([.B$4])) * SIN(RADIANS([.$A45]))" office:value-type="float" office:value="0.642787609686539" calcext:value-type="float">
            <text:p>0,64</text:p>
          </table:table-cell>
          <table:table-cell table:style-name="ce4" table:formula="of:=COS(RADIANS([.C$4])) * SIN(RADIANS([.$A45]))" office:value-type="float" office:value="0.640341608768797" calcext:value-type="float">
            <text:p>0,64</text:p>
          </table:table-cell>
          <table:table-cell table:style-name="ce4" table:formula="of:=COS(RADIANS([.D$4])) * SIN(RADIANS([.$A45]))" office:value-type="float" office:value="0.633022221559489" calcext:value-type="float">
            <text:p>0,63</text:p>
          </table:table-cell>
          <table:table-cell table:style-name="ce4" table:formula="of:=COS(RADIANS([.E$4])) * SIN(RADIANS([.$A45]))" office:value-type="float" office:value="0.620885153014846" calcext:value-type="float">
            <text:p>0,62</text:p>
          </table:table-cell>
          <table:table-cell table:style-name="ce4" table:formula="of:=COS(RADIANS([.F$4])) * SIN(RADIANS([.$A45]))" office:value-type="float" office:value="0.604022773555054" calcext:value-type="float">
            <text:p>0,60</text:p>
          </table:table-cell>
          <table:table-cell table:style-name="ce4" table:formula="of:=COS(RADIANS([.G$4])) * SIN(RADIANS([.$A45]))" office:value-type="float" office:value="0.587215701058083" calcext:value-type="float">
            <text:p>0,59</text:p>
          </table:table-cell>
          <table:table-cell table:style-name="ce4" table:formula="of:=COS(RADIANS([.H$4])) * SIN(RADIANS([.$A45]))" office:value-type="float" office:value="0.572727953898153" calcext:value-type="float">
            <text:p>0,57</text:p>
          </table:table-cell>
          <table:table-cell table:style-name="ce4" table:formula="of:=COS(RADIANS([.I$4])) * SIN(RADIANS([.$A45]))" office:value-type="float" office:value="0.556670399226419" calcext:value-type="float">
            <text:p>0,56</text:p>
          </table:table-cell>
          <table:table-cell table:style-name="ce4" table:formula="of:=COS(RADIANS([.J$4])) * SIN(RADIANS([.$A45]))" office:value-type="float" office:value="0.545114808627609" calcext:value-type="float">
            <text:p>0,55</text:p>
          </table:table-cell>
          <table:table-cell table:style-name="ce4" table:formula="of:=COS(RADIANS([.K$4])) * SIN(RADIANS([.$A45]))" office:value-type="float" office:value="0.532895079602986" calcext:value-type="float">
            <text:p>0,53</text:p>
          </table:table-cell>
          <table:table-cell table:style-name="ce4" table:formula="of:=COS(RADIANS([.L$4])) * SIN(RADIANS([.$A45]))" office:value-type="float" office:value="0.520026100010061" calcext:value-type="float">
            <text:p>0,52</text:p>
          </table:table-cell>
          <table:table-cell table:style-name="ce4" table:formula="of:=COS(RADIANS([.M$4])) * SIN(RADIANS([.$A45]))" office:value-type="float" office:value="0.506523548718153" calcext:value-type="float">
            <text:p>0,51</text:p>
          </table:table-cell>
          <table:table-cell table:style-name="ce4" table:formula="of:=COS(RADIANS([.N$4])) * SIN(RADIANS([.$A45]))" office:value-type="float" office:value="0.492403876506104" calcext:value-type="float">
            <text:p>0,49</text:p>
          </table:table-cell>
          <table:table-cell table:style-name="ce4" table:formula="of:=COS(RADIANS([.O$4])) * SIN(RADIANS([.$A45]))" office:value-type="float" office:value="0.477684286019535" calcext:value-type="float">
            <text:p>0,48</text:p>
          </table:table-cell>
          <table:table-cell table:style-name="ce4" table:formula="of:=COS(RADIANS([.P$4])) * SIN(RADIANS([.$A45]))" office:value-type="float" office:value="0.462382710812074" calcext:value-type="float">
            <text:p>0,46</text:p>
          </table:table-cell>
          <table:table-cell table:style-name="ce4" table:formula="of:=COS(RADIANS([.Q$4])) * SIN(RADIANS([.$A45]))" office:value-type="float" office:value="0.454519477672044" calcext:value-type="float">
            <text:p>0,45</text:p>
          </table:table-cell>
          <table:table-cell table:style-name="ce4" table:formula="of:=COS(RADIANS([.R$4])) * SIN(RADIANS([.$A45]))" office:value-type="float" office:value="0.446517793496085" calcext:value-type="float">
            <text:p>0,45</text:p>
          </table:table-cell>
          <table:table-cell table:style-name="ce4" table:formula="of:=COS(RADIANS([.S$4])) * SIN(RADIANS([.$A45]))" office:value-type="float" office:value="0.438380095674713" calcext:value-type="float">
            <text:p>0,44</text:p>
          </table:table-cell>
          <table:table-cell table:style-name="ce4" table:formula="of:=COS(RADIANS([.T$4])) * SIN(RADIANS([.$A45]))" office:value-type="float" office:value="0.430108863029515" calcext:value-type="float">
            <text:p>0,43</text:p>
          </table:table-cell>
          <table:table-cell table:style-name="ce4" table:formula="of:=COS(RADIANS([.U$4])) * SIN(RADIANS([.$A45]))" office:value-type="float" office:value="0.42170661505808" calcext:value-type="float">
            <text:p>0,42</text:p>
          </table:table-cell>
          <table:table-cell table:style-name="ce4" table:formula="of:=COS(RADIANS([.V$4])) * SIN(RADIANS([.$A45]))" office:value-type="float" office:value="0.413175911166535" calcext:value-type="float">
            <text:p>0,41</text:p>
          </table:table-cell>
          <table:table-cell table:style-name="ce4" table:formula="of:=COS(RADIANS([.W$4])) * SIN(RADIANS([.$A45]))" office:value-type="float" office:value="0.404519349889923" calcext:value-type="float">
            <text:p>0,40</text:p>
          </table:table-cell>
          <table:table-cell table:style-name="ce4" table:formula="of:=COS(RADIANS([.X$4])) * SIN(RADIANS([.$A45]))" office:value-type="float" office:value="0.395739568100668" calcext:value-type="float">
            <text:p>0,40</text:p>
          </table:table-cell>
          <table:table-cell table:style-name="ce4" table:formula="of:=COS(RADIANS([.Y$4])) * SIN(RADIANS([.$A45]))" office:value-type="float" office:value="0.386839240205354" calcext:value-type="float">
            <text:p>0,39</text:p>
          </table:table-cell>
          <table:table-cell table:style-name="ce4" table:formula="of:=COS(RADIANS([.Z$4])) * SIN(RADIANS([.$A45]))" office:value-type="float" office:value="0.377821077330078" calcext:value-type="float">
            <text:p>0,38</text:p>
          </table:table-cell>
          <table:table-cell table:style-name="ce4" table:formula="of:=COS(RADIANS([.AA$4])) * SIN(RADIANS([.$A45]))" office:value-type="float" office:value="0.368687826494612" calcext:value-type="float">
            <text:p>0,37</text:p>
          </table:table-cell>
          <table:table-cell table:style-name="ce4" table:formula="of:=COS(RADIANS([.AB$4])) * SIN(RADIANS([.$A45]))" office:value-type="float" office:value="0.359442269775637" calcext:value-type="float">
            <text:p>0,36</text:p>
          </table:table-cell>
          <table:table-cell table:style-name="ce4" table:formula="of:=COS(RADIANS([.AC$4])) * SIN(RADIANS([.$A45]))" office:value-type="float" office:value="0.350087223459293" calcext:value-type="float">
            <text:p>0,35</text:p>
          </table:table-cell>
          <table:table-cell table:style-name="ce4" table:formula="of:=COS(RADIANS([.AD$4])) * SIN(RADIANS([.$A45]))" office:value-type="float" office:value="0.340625537183311" calcext:value-type="float">
            <text:p>0,34</text:p>
          </table:table-cell>
          <table:table-cell table:style-name="ce4" table:formula="of:=COS(RADIANS([.AE$4])) * SIN(RADIANS([.$A45]))" office:value-type="float" office:value="0.331060093068991" calcext:value-type="float">
            <text:p>0,33</text:p>
          </table:table-cell>
          <table:table-cell table:style-name="ce4" table:formula="of:=COS(RADIANS([.AF$4])) * SIN(RADIANS([.$A45]))" office:value-type="float" office:value="0.32139380484327" calcext:value-type="float">
            <text:p>0,32</text:p>
          </table:table-cell>
          <table:table-cell table:style-name="ce4" table:formula="of:=COS(RADIANS([.AG$4])) * SIN(RADIANS([.$A45]))" office:value-type="float" office:value="0.311629616951182" calcext:value-type="float">
            <text:p>0,31</text:p>
          </table:table-cell>
          <table:table-cell table:style-name="ce4" table:formula="of:=COS(RADIANS([.AH$4])) * SIN(RADIANS([.$A45]))" office:value-type="float" office:value="0.301770503658947" calcext:value-type="float">
            <text:p>0,30</text:p>
          </table:table-cell>
          <table:table-cell table:style-name="ce4" table:formula="of:=COS(RADIANS([.AI$4])) * SIN(RADIANS([.$A45]))" office:value-type="float" office:value="0.291819468147981" calcext:value-type="float">
            <text:p>0,29</text:p>
          </table:table-cell>
          <table:table-cell table:style-name="ce4" table:formula="of:=COS(RADIANS([.AJ$4])) * SIN(RADIANS([.$A45]))" office:value-type="float" office:value="0.281779541600098" calcext:value-type="float">
            <text:p>0,28</text:p>
          </table:table-cell>
          <table:table-cell table:style-name="ce4" table:formula="of:=COS(RADIANS([.AK$4])) * SIN(RADIANS([.$A45]))" office:value-type="float" office:value="0.271653782274184" calcext:value-type="float">
            <text:p>0,27</text:p>
          </table:table-cell>
          <table:table-cell table:style-name="ce4" table:formula="of:=COS(RADIANS([.AL$4])) * SIN(RADIANS([.$A45]))" office:value-type="float" office:value="0.261445274574621" calcext:value-type="float">
            <text:p>0,26</text:p>
          </table:table-cell>
          <table:table-cell table:style-name="ce4" table:formula="of:=COS(RADIANS([.AM$4])) * SIN(RADIANS([.$A45]))" office:value-type="float" office:value="0.251157128111744" calcext:value-type="float">
            <text:p>0,25</text:p>
          </table:table-cell>
          <table:table-cell table:style-name="ce4" table:formula="of:=COS(RADIANS([.AN$4])) * SIN(RADIANS([.$A45]))" office:value-type="float" office:value="0.240792476754631" calcext:value-type="float">
            <text:p>0,24</text:p>
          </table:table-cell>
          <table:table-cell table:style-name="ce4" table:formula="of:=COS(RADIANS([.AO$4])) * SIN(RADIANS([.$A45]))" office:value-type="float" office:value="0.23035447767649" calcext:value-type="float">
            <text:p>0,23</text:p>
          </table:table-cell>
          <table:table-cell table:style-name="ce4" table:formula="of:=COS(RADIANS([.AP$4])) * SIN(RADIANS([.$A45]))" office:value-type="float" office:value="0.219846310392954" calcext:value-type="float">
            <text:p>0,22</text:p>
          </table:table-cell>
          <table:table-cell table:style-name="ce4" table:formula="of:=COS(RADIANS([.AQ$4])) * SIN(RADIANS([.$A45]))" office:value-type="float" office:value="0.209271175793574" calcext:value-type="float">
            <text:p>0,21</text:p>
          </table:table-cell>
          <table:table-cell table:style-name="ce4" table:formula="of:=COS(RADIANS([.AR$4])) * SIN(RADIANS([.$A45]))" office:value-type="float" office:value="0.198632295166791" calcext:value-type="float">
            <text:p>0,20</text:p>
          </table:table-cell>
          <table:table-cell table:style-name="ce4" table:formula="of:=COS(RADIANS([.AS$4])) * SIN(RADIANS([.$A45]))" office:value-type="float" office:value="0.187932909218707" calcext:value-type="float">
            <text:p>0,19</text:p>
          </table:table-cell>
          <table:table-cell table:style-name="ce4" table:formula="of:=COS(RADIANS([.AT$4])) * SIN(RADIANS([.$A45]))" office:value-type="float" office:value="0.177176277085927" calcext:value-type="float">
            <text:p>0,18</text:p>
          </table:table-cell>
          <table:table-cell table:style-name="ce4" table:formula="of:=COS(RADIANS([.AU$4])) * SIN(RADIANS([.$A45]))" office:value-type="float" office:value="0.166365675342802" calcext:value-type="float">
            <text:p>0,17</text:p>
          </table:table-cell>
          <table:table-cell table:style-name="ce4" table:formula="of:=COS(RADIANS([.AV$4])) * SIN(RADIANS([.$A45]))" office:value-type="float" office:value="0.155504397003347" calcext:value-type="float">
            <text:p>0,16</text:p>
          </table:table-cell>
          <table:table-cell table:style-name="ce4" table:formula="of:=COS(RADIANS([.AW$4])) * SIN(RADIANS([.$A45]))" office:value-type="float" office:value="0.14459575051816" calcext:value-type="float">
            <text:p>0,14</text:p>
          </table:table-cell>
          <table:table-cell table:style-name="ce4" table:formula="of:=COS(RADIANS([.AX$4])) * SIN(RADIANS([.$A45]))" office:value-type="float" office:value="0.133643058766634" calcext:value-type="float">
            <text:p>0,13</text:p>
          </table:table-cell>
          <table:table-cell table:style-name="ce4" table:formula="of:=COS(RADIANS([.AY$4])) * SIN(RADIANS([.$A45]))" office:value-type="float" office:value="0.122649658044779" calcext:value-type="float">
            <text:p>0,12</text:p>
          </table:table-cell>
          <table:table-cell table:style-name="ce4" table:formula="of:=COS(RADIANS([.AZ$4])) * SIN(RADIANS([.$A45]))" office:value-type="float" office:value="0.11161889704895" calcext:value-type="float">
            <text:p>0,11</text:p>
          </table:table-cell>
          <table:table-cell table:style-name="ce4" table:formula="of:=COS(RADIANS([.BA$4])) * SIN(RADIANS([.$A45]))" office:value-type="float" office:value="0.100554135855803" calcext:value-type="float">
            <text:p>0,10</text:p>
          </table:table-cell>
          <table:table-cell table:style-name="ce4" table:formula="of:=COS(RADIANS([.BB$4])) * SIN(RADIANS([.$A45]))" office:value-type="float" office:value="0.0894587448987839" calcext:value-type="float">
            <text:p>0,09</text:p>
          </table:table-cell>
          <table:table-cell table:style-name="ce4" table:formula="of:=COS(RADIANS([.BC$4])) * SIN(RADIANS([.$A45]))" office:value-type="float" office:value="0.0783361039414628" calcext:value-type="float">
            <text:p>0,08</text:p>
          </table:table-cell>
          <table:table-cell table:style-name="ce4" table:formula="of:=COS(RADIANS([.BD$4])) * SIN(RADIANS([.$A45]))" office:value-type="float" office:value="0.0671896010480222" calcext:value-type="float">
            <text:p>0,07</text:p>
          </table:table-cell>
          <table:table-cell table:style-name="ce4" table:formula="of:=COS(RADIANS([.BE$4])) * SIN(RADIANS([.$A45]))" office:value-type="float" office:value="0.0560226315512222" calcext:value-type="float">
            <text:p>0,06</text:p>
          </table:table-cell>
          <table:table-cell table:style-name="ce4" table:formula="of:=COS(RADIANS([.BF$4])) * SIN(RADIANS([.$A45]))" office:value-type="float" office:value="0.0448385970181481" calcext:value-type="float">
            <text:p>0,04</text:p>
          </table:table-cell>
          <table:table-cell table:style-name="ce4" table:formula="of:=COS(RADIANS([.BG$4])) * SIN(RADIANS([.$A45]))" office:value-type="float" office:value="0.0336409042140613" calcext:value-type="float">
            <text:p>0,03</text:p>
          </table:table-cell>
          <table:table-cell table:style-name="ce4" table:formula="of:=COS(RADIANS([.BH$4])) * SIN(RADIANS([.$A45]))" office:value-type="float" office:value="0.0280380017405556" calcext:value-type="float">
            <text:p>0,03</text:p>
          </table:table-cell>
          <table:table-cell table:style-name="ce4" table:formula="of:=COS(RADIANS([.BI$4])) * SIN(RADIANS([.$A45]))" office:value-type="float" office:value="0.0224329640646639" calcext:value-type="float">
            <text:p>0,02</text:p>
          </table:table-cell>
          <table:table-cell table:style-name="ce4" table:formula="of:=COS(RADIANS([.BJ$4])) * SIN(RADIANS([.$A45]))" office:value-type="float" office:value="0.016826218031706" calcext:value-type="float">
            <text:p>0,02</text:p>
          </table:table-cell>
          <table:table-cell table:style-name="ce4" table:formula="of:=COS(RADIANS([.BK$4])) * SIN(RADIANS([.$A45]))" office:value-type="float" office:value="0.0112181906170995" calcext:value-type="float">
            <text:p>0,01</text:p>
          </table:table-cell>
          <table:table-cell table:style-name="ce4" table:formula="of:=COS(RADIANS([.BL$4])) * SIN(RADIANS([.$A45]))" office:value-type="float" office:value="0.00560930889384449" calcext:value-type="float">
            <text:p>0,01</text:p>
          </table:table-cell>
          <table:table-cell table:style-name="ce4" table:formula="of:=COS(RADIANS([.BM$4])) * SIN(RADIANS([.$A45]))" office:value-type="float" office:value="3.93593894367099E-017" calcext:value-type="float">
            <text:p>0,00</text:p>
          </table:table-cell>
          <table:table-cell table:formula="of:=90-[.A45]" office:value-type="float" office:value="50" calcext:value-type="float">
            <text:p>50</text:p>
          </table:table-cell>
          <table:table-cell table:number-columns-repeated="958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table:style-name="ce4" table:formula="of:=COS(RADIANS([.B$4])) * SIN(RADIANS([.$A46]))" office:value-type="float" office:value="0.656059028990507" calcext:value-type="float">
            <text:p>0,66</text:p>
          </table:table-cell>
          <table:table-cell table:style-name="ce4" table:formula="of:=COS(RADIANS([.C$4])) * SIN(RADIANS([.$A46]))" office:value-type="float" office:value="0.653562526315562" calcext:value-type="float">
            <text:p>0,65</text:p>
          </table:table-cell>
          <table:table-cell table:style-name="ce4" table:formula="of:=COS(RADIANS([.D$4])) * SIN(RADIANS([.$A46]))" office:value-type="float" office:value="0.646092018183512" calcext:value-type="float">
            <text:p>0,65</text:p>
          </table:table-cell>
          <table:table-cell table:style-name="ce4" table:formula="of:=COS(RADIANS([.E$4])) * SIN(RADIANS([.$A46]))" office:value-type="float" office:value="0.63370435967206" calcext:value-type="float">
            <text:p>0,63</text:p>
          </table:table-cell>
          <table:table-cell table:style-name="ce4" table:formula="of:=COS(RADIANS([.F$4])) * SIN(RADIANS([.$A46]))" office:value-type="float" office:value="0.616493828342348" calcext:value-type="float">
            <text:p>0,62</text:p>
          </table:table-cell>
          <table:table-cell table:style-name="ce4" table:formula="of:=COS(RADIANS([.G$4])) * SIN(RADIANS([.$A46]))" office:value-type="float" office:value="0.599339745879693" calcext:value-type="float">
            <text:p>0,60</text:p>
          </table:table-cell>
          <table:table-cell table:style-name="ce4" table:formula="of:=COS(RADIANS([.H$4])) * SIN(RADIANS([.$A46]))" office:value-type="float" office:value="0.584552875083228" calcext:value-type="float">
            <text:p>0,58</text:p>
          </table:table-cell>
          <table:table-cell table:style-name="ce4" table:formula="of:=COS(RADIANS([.I$4])) * SIN(RADIANS([.$A46]))" office:value-type="float" office:value="0.568163785487931" calcext:value-type="float">
            <text:p>0,57</text:p>
          </table:table-cell>
          <table:table-cell table:style-name="ce4" table:formula="of:=COS(RADIANS([.J$4])) * SIN(RADIANS([.$A46]))" office:value-type="float" office:value="0.556369610501633" calcext:value-type="float">
            <text:p>0,56</text:p>
          </table:table-cell>
          <table:table-cell table:style-name="ce4" table:formula="of:=COS(RADIANS([.K$4])) * SIN(RADIANS([.$A46]))" office:value-type="float" office:value="0.543897584847108" calcext:value-type="float">
            <text:p>0,54</text:p>
          </table:table-cell>
          <table:table-cell table:style-name="ce4" table:formula="of:=COS(RADIANS([.L$4])) * SIN(RADIANS([.$A46]))" office:value-type="float" office:value="0.530762903766447" calcext:value-type="float">
            <text:p>0,53</text:p>
          </table:table-cell>
          <table:table-cell table:style-name="ce4" table:formula="of:=COS(RADIANS([.M$4])) * SIN(RADIANS([.$A46]))" office:value-type="float" office:value="0.516981569845304" calcext:value-type="float">
            <text:p>0,52</text:p>
          </table:table-cell>
          <table:table-cell table:style-name="ce4" table:formula="of:=COS(RADIANS([.N$4])) * SIN(RADIANS([.$A46]))" office:value-type="float" office:value="0.502570373516211" calcext:value-type="float">
            <text:p>0,50</text:p>
          </table:table-cell>
          <table:table-cell table:style-name="ce4" table:formula="of:=COS(RADIANS([.O$4])) * SIN(RADIANS([.$A46]))" office:value-type="float" office:value="0.487546872602019" calcext:value-type="float">
            <text:p>0,49</text:p>
          </table:table-cell>
          <table:table-cell table:style-name="ce4" table:formula="of:=COS(RADIANS([.P$4])) * SIN(RADIANS([.$A46]))" office:value-type="float" office:value="0.471929370924401" calcext:value-type="float">
            <text:p>0,47</text:p>
          </table:table-cell>
          <table:table-cell table:style-name="ce4" table:formula="of:=COS(RADIANS([.Q$4])) * SIN(RADIANS([.$A46]))" office:value-type="float" office:value="0.46390378825785" calcext:value-type="float">
            <text:p>0,46</text:p>
          </table:table-cell>
          <table:table-cell table:style-name="ce4" table:formula="of:=COS(RADIANS([.R$4])) * SIN(RADIANS([.$A46]))" office:value-type="float" office:value="0.455736896003458" calcext:value-type="float">
            <text:p>0,46</text:p>
          </table:table-cell>
          <table:table-cell table:style-name="ce4" table:formula="of:=COS(RADIANS([.S$4])) * SIN(RADIANS([.$A46]))" office:value-type="float" office:value="0.447431181875721" calcext:value-type="float">
            <text:p>0,45</text:p>
          </table:table-cell>
          <table:table-cell table:style-name="ce4" table:formula="of:=COS(RADIANS([.T$4])) * SIN(RADIANS([.$A46]))" office:value-type="float" office:value="0.438989175875622" calcext:value-type="float">
            <text:p>0,44</text:p>
          </table:table-cell>
          <table:table-cell table:style-name="ce4" table:formula="of:=COS(RADIANS([.U$4])) * SIN(RADIANS([.$A46]))" office:value-type="float" office:value="0.430413449519967" calcext:value-type="float">
            <text:p>0,43</text:p>
          </table:table-cell>
          <table:table-cell table:style-name="ce4" table:formula="of:=COS(RADIANS([.V$4])) * SIN(RADIANS([.$A46]))" office:value-type="float" office:value="0.42170661505808" calcext:value-type="float">
            <text:p>0,42</text:p>
          </table:table-cell>
          <table:table-cell table:style-name="ce4" table:formula="of:=COS(RADIANS([.W$4])) * SIN(RADIANS([.$A46]))" office:value-type="float" office:value="0.412871324676083" calcext:value-type="float">
            <text:p>0,41</text:p>
          </table:table-cell>
          <table:table-cell table:style-name="ce4" table:formula="of:=COS(RADIANS([.X$4])) * SIN(RADIANS([.$A46]))" office:value-type="float" office:value="0.403910269689015" calcext:value-type="float">
            <text:p>0,40</text:p>
          </table:table-cell>
          <table:table-cell table:style-name="ce4" table:formula="of:=COS(RADIANS([.Y$4])) * SIN(RADIANS([.$A46]))" office:value-type="float" office:value="0.394826179721032" calcext:value-type="float">
            <text:p>0,39</text:p>
          </table:table-cell>
          <table:table-cell table:style-name="ce4" table:formula="of:=COS(RADIANS([.Z$4])) * SIN(RADIANS([.$A46]))" office:value-type="float" office:value="0.38562182187394" calcext:value-type="float">
            <text:p>0,39</text:p>
          </table:table-cell>
          <table:table-cell table:style-name="ce4" table:formula="of:=COS(RADIANS([.AA$4])) * SIN(RADIANS([.$A46]))" office:value-type="float" office:value="0.376299999884303" calcext:value-type="float">
            <text:p>0,38</text:p>
          </table:table-cell>
          <table:table-cell table:style-name="ce4" table:formula="of:=COS(RADIANS([.AB$4])) * SIN(RADIANS([.$A46]))" office:value-type="float" office:value="0.366863553269401" calcext:value-type="float">
            <text:p>0,37</text:p>
          </table:table-cell>
          <table:table-cell table:style-name="ce4" table:formula="of:=COS(RADIANS([.AC$4])) * SIN(RADIANS([.$A46]))" office:value-type="float" office:value="0.357315356462286" calcext:value-type="float">
            <text:p>0,36</text:p>
          </table:table-cell>
          <table:table-cell table:style-name="ce4" table:formula="of:=COS(RADIANS([.AD$4])) * SIN(RADIANS([.$A46]))" office:value-type="float" office:value="0.3476583179362" calcext:value-type="float">
            <text:p>0,35</text:p>
          </table:table-cell>
          <table:table-cell table:style-name="ce4" table:formula="of:=COS(RADIANS([.AE$4])) * SIN(RADIANS([.$A46]))" office:value-type="float" office:value="0.33789537931863" calcext:value-type="float">
            <text:p>0,34</text:p>
          </table:table-cell>
          <table:table-cell table:style-name="ce4" table:formula="of:=COS(RADIANS([.AF$4])) * SIN(RADIANS([.$A46]))" office:value-type="float" office:value="0.328029514495254" calcext:value-type="float">
            <text:p>0,33</text:p>
          </table:table-cell>
          <table:table-cell table:style-name="ce4" table:formula="of:=COS(RADIANS([.AG$4])) * SIN(RADIANS([.$A46]))" office:value-type="float" office:value="0.318063728704068" calcext:value-type="float">
            <text:p>0,32</text:p>
          </table:table-cell>
          <table:table-cell table:style-name="ce4" table:formula="of:=COS(RADIANS([.AH$4])) * SIN(RADIANS([.$A46]))" office:value-type="float" office:value="0.308001057619967" calcext:value-type="float">
            <text:p>0,31</text:p>
          </table:table-cell>
          <table:table-cell table:style-name="ce4" table:formula="of:=COS(RADIANS([.AI$4])) * SIN(RADIANS([.$A46]))" office:value-type="float" office:value="0.297844566430042" calcext:value-type="float">
            <text:p>0,30</text:p>
          </table:table-cell>
          <table:table-cell table:style-name="ce4" table:formula="of:=COS(RADIANS([.AJ$4])) * SIN(RADIANS([.$A46]))" office:value-type="float" office:value="0.287597348899897" calcext:value-type="float">
            <text:p>0,29</text:p>
          </table:table-cell>
          <table:table-cell table:style-name="ce4" table:formula="of:=COS(RADIANS([.AK$4])) * SIN(RADIANS([.$A46]))" office:value-type="float" office:value="0.277262526431259" calcext:value-type="float">
            <text:p>0,28</text:p>
          </table:table-cell>
          <table:table-cell table:style-name="ce4" table:formula="of:=COS(RADIANS([.AL$4])) * SIN(RADIANS([.$A46]))" office:value-type="float" office:value="0.266843247111168" calcext:value-type="float">
            <text:p>0,27</text:p>
          </table:table-cell>
          <table:table-cell table:style-name="ce4" table:formula="of:=COS(RADIANS([.AM$4])) * SIN(RADIANS([.$A46]))" office:value-type="float" office:value="0.256342684753038" calcext:value-type="float">
            <text:p>0,26</text:p>
          </table:table-cell>
          <table:table-cell table:style-name="ce4" table:formula="of:=COS(RADIANS([.AN$4])) * SIN(RADIANS([.$A46]))" office:value-type="float" office:value="0.245764037929885" calcext:value-type="float">
            <text:p>0,25</text:p>
          </table:table-cell>
          <table:table-cell table:style-name="ce4" table:formula="of:=COS(RADIANS([.AO$4])) * SIN(RADIANS([.$A46]))" office:value-type="float" office:value="0.235110529000009" calcext:value-type="float">
            <text:p>0,24</text:p>
          </table:table-cell>
          <table:table-cell table:style-name="ce4" table:formula="of:=COS(RADIANS([.AP$4])) * SIN(RADIANS([.$A46]))" office:value-type="float" office:value="0.224385403125432" calcext:value-type="float">
            <text:p>0,22</text:p>
          </table:table-cell>
          <table:table-cell table:style-name="ce4" table:formula="of:=COS(RADIANS([.AQ$4])) * SIN(RADIANS([.$A46]))" office:value-type="float" office:value="0.213591927283394" calcext:value-type="float">
            <text:p>0,21</text:p>
          </table:table-cell>
          <table:table-cell table:style-name="ce4" table:formula="of:=COS(RADIANS([.AR$4])) * SIN(RADIANS([.$A46]))" office:value-type="float" office:value="0.202733389271193" calcext:value-type="float">
            <text:p>0,20</text:p>
          </table:table-cell>
          <table:table-cell table:style-name="ce4" table:formula="of:=COS(RADIANS([.AS$4])) * SIN(RADIANS([.$A46]))" office:value-type="float" office:value="0.191813096704698" calcext:value-type="float">
            <text:p>0,19</text:p>
          </table:table-cell>
          <table:table-cell table:style-name="ce4" table:formula="of:=COS(RADIANS([.AT$4])) * SIN(RADIANS([.$A46]))" office:value-type="float" office:value="0.180834376010811" calcext:value-type="float">
            <text:p>0,18</text:p>
          </table:table-cell>
          <table:table-cell table:style-name="ce4" table:formula="of:=COS(RADIANS([.AU$4])) * SIN(RADIANS([.$A46]))" office:value-type="float" office:value="0.16980057141421" calcext:value-type="float">
            <text:p>0,17</text:p>
          </table:table-cell>
          <table:table-cell table:style-name="ce4" table:formula="of:=COS(RADIANS([.AV$4])) * SIN(RADIANS([.$A46]))" office:value-type="float" office:value="0.158715043918661" calcext:value-type="float">
            <text:p>0,16</text:p>
          </table:table-cell>
          <table:table-cell table:style-name="ce4" table:formula="of:=COS(RADIANS([.AW$4])) * SIN(RADIANS([.$A46]))" office:value-type="float" office:value="0.147581170283227" calcext:value-type="float">
            <text:p>0,15</text:p>
          </table:table-cell>
          <table:table-cell table:style-name="ce4" table:formula="of:=COS(RADIANS([.AX$4])) * SIN(RADIANS([.$A46]))" office:value-type="float" office:value="0.136402341993674" calcext:value-type="float">
            <text:p>0,14</text:p>
          </table:table-cell>
          <table:table-cell table:style-name="ce4" table:formula="of:=COS(RADIANS([.AY$4])) * SIN(RADIANS([.$A46]))" office:value-type="float" office:value="0.12518196422939" calcext:value-type="float">
            <text:p>0,13</text:p>
          </table:table-cell>
          <table:table-cell table:style-name="ce4" table:formula="of:=COS(RADIANS([.AZ$4])) * SIN(RADIANS([.$A46]))" office:value-type="float" office:value="0.113923454826137" calcext:value-type="float">
            <text:p>0,11</text:p>
          </table:table-cell>
          <table:table-cell table:style-name="ce4" table:formula="of:=COS(RADIANS([.BA$4])) * SIN(RADIANS([.$A46]))" office:value-type="float" office:value="0.102630243234943" calcext:value-type="float">
            <text:p>0,10</text:p>
          </table:table-cell>
          <table:table-cell table:style-name="ce4" table:formula="of:=COS(RADIANS([.BB$4])) * SIN(RADIANS([.$A46]))" office:value-type="float" office:value="0.0913057694774584" calcext:value-type="float">
            <text:p>0,09</text:p>
          </table:table-cell>
          <table:table-cell table:style-name="ce4" table:formula="of:=COS(RADIANS([.BC$4])) * SIN(RADIANS([.$A46]))" office:value-type="float" office:value="0.0799534830980917" calcext:value-type="float">
            <text:p>0,08</text:p>
          </table:table-cell>
          <table:table-cell table:style-name="ce4" table:formula="of:=COS(RADIANS([.BD$4])) * SIN(RADIANS([.$A46]))" office:value-type="float" office:value="0.0685768421132466" calcext:value-type="float">
            <text:p>0,07</text:p>
          </table:table-cell>
          <table:table-cell table:style-name="ce4" table:formula="of:=COS(RADIANS([.BE$4])) * SIN(RADIANS([.$A46]))" office:value-type="float" office:value="0.0571793119579752" calcext:value-type="float">
            <text:p>0,06</text:p>
          </table:table-cell>
          <table:table-cell table:style-name="ce4" table:formula="of:=COS(RADIANS([.BF$4])) * SIN(RADIANS([.$A46]))" office:value-type="float" office:value="0.0457643644303726" calcext:value-type="float">
            <text:p>0,05</text:p>
          </table:table-cell>
          <table:table-cell table:style-name="ce4" table:formula="of:=COS(RADIANS([.BG$4])) * SIN(RADIANS([.$A46]))" office:value-type="float" office:value="0.0343354766340355" calcext:value-type="float">
            <text:p>0,03</text:p>
          </table:table-cell>
          <table:table-cell table:style-name="ce4" table:formula="of:=COS(RADIANS([.BH$4])) * SIN(RADIANS([.$A46]))" office:value-type="float" office:value="0.0286168929200631" calcext:value-type="float">
            <text:p>0,03</text:p>
          </table:table-cell>
          <table:table-cell table:style-name="ce4" table:formula="of:=COS(RADIANS([.BI$4])) * SIN(RADIANS([.$A46]))" office:value-type="float" office:value="0.0228961299189003" calcext:value-type="float">
            <text:p>0,02</text:p>
          </table:table-cell>
          <table:table-cell table:style-name="ce4" table:formula="of:=COS(RADIANS([.BJ$4])) * SIN(RADIANS([.$A46]))" office:value-type="float" office:value="0.0171736232887981" calcext:value-type="float">
            <text:p>0,02</text:p>
          </table:table-cell>
          <table:table-cell table:style-name="ce4" table:formula="of:=COS(RADIANS([.BK$4])) * SIN(RADIANS([.$A46]))" office:value-type="float" office:value="0.011449808820792" calcext:value-type="float">
            <text:p>0,01</text:p>
          </table:table-cell>
          <table:table-cell table:style-name="ce4" table:formula="of:=COS(RADIANS([.BL$4])) * SIN(RADIANS([.$A46]))" office:value-type="float" office:value="0.00572512240551437" calcext:value-type="float">
            <text:p>0,01</text:p>
          </table:table-cell>
          <table:table-cell table:style-name="ce4" table:formula="of:=COS(RADIANS([.BM$4])) * SIN(RADIANS([.$A46]))" office:value-type="float" office:value="4.01720294952473E-017" calcext:value-type="float">
            <text:p>0,00</text:p>
          </table:table-cell>
          <table:table-cell table:formula="of:=90-[.A46]" office:value-type="float" office:value="49" calcext:value-type="float">
            <text:p>49</text:p>
          </table:table-cell>
          <table:table-cell table:number-columns-repeated="958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table:style-name="ce4" table:formula="of:=COS(RADIANS([.B$4])) * SIN(RADIANS([.$A47]))" office:value-type="float" office:value="0.669130606358858" calcext:value-type="float">
            <text:p>0,67</text:p>
          </table:table-cell>
          <table:table-cell table:style-name="ce4" table:formula="of:=COS(RADIANS([.C$4])) * SIN(RADIANS([.$A47]))" office:value-type="float" office:value="0.666584362385609" calcext:value-type="float">
            <text:p>0,67</text:p>
          </table:table-cell>
          <table:table-cell table:style-name="ce4" table:formula="of:=COS(RADIANS([.D$4])) * SIN(RADIANS([.$A47]))" office:value-type="float" office:value="0.658965008919963" calcext:value-type="float">
            <text:p>0,66</text:p>
          </table:table-cell>
          <table:table-cell table:style-name="ce4" table:formula="of:=COS(RADIANS([.E$4])) * SIN(RADIANS([.$A47]))" office:value-type="float" office:value="0.646330533842485" calcext:value-type="float">
            <text:p>0,65</text:p>
          </table:table-cell>
          <table:table-cell table:style-name="ce4" table:formula="of:=COS(RADIANS([.F$4])) * SIN(RADIANS([.$A47]))" office:value-type="float" office:value="0.62877709313742" calcext:value-type="float">
            <text:p>0,63</text:p>
          </table:table-cell>
          <table:table-cell table:style-name="ce4" table:formula="of:=COS(RADIANS([.G$4])) * SIN(RADIANS([.$A47]))" office:value-type="float" office:value="0.611281226008774" calcext:value-type="float">
            <text:p>0,61</text:p>
          </table:table-cell>
          <table:table-cell table:style-name="ce4" table:formula="of:=COS(RADIANS([.H$4])) * SIN(RADIANS([.$A47]))" office:value-type="float" office:value="0.596199735799861" calcext:value-type="float">
            <text:p>0,60</text:p>
          </table:table-cell>
          <table:table-cell table:style-name="ce4" table:formula="of:=COS(RADIANS([.I$4])) * SIN(RADIANS([.$A47]))" office:value-type="float" office:value="0.579484103556456" calcext:value-type="float">
            <text:p>0,58</text:p>
          </table:table-cell>
          <table:table-cell table:style-name="ce4" table:formula="of:=COS(RADIANS([.J$4])) * SIN(RADIANS([.$A47]))" office:value-type="float" office:value="0.567454936802625" calcext:value-type="float">
            <text:p>0,57</text:p>
          </table:table-cell>
          <table:table-cell table:style-name="ce4" table:formula="of:=COS(RADIANS([.K$4])) * SIN(RADIANS([.$A47]))" office:value-type="float" office:value="0.554734413618031" calcext:value-type="float">
            <text:p>0,55</text:p>
          </table:table-cell>
          <table:table-cell table:style-name="ce4" table:formula="of:=COS(RADIANS([.L$4])) * SIN(RADIANS([.$A47]))" office:value-type="float" office:value="0.54133803200073" calcext:value-type="float">
            <text:p>0,54</text:p>
          </table:table-cell>
          <table:table-cell table:style-name="ce4" table:formula="of:=COS(RADIANS([.M$4])) * SIN(RADIANS([.$A47]))" office:value-type="float" office:value="0.527282113378167" calcext:value-type="float">
            <text:p>0,53</text:p>
          </table:table-cell>
          <table:table-cell table:style-name="ce4" table:formula="of:=COS(RADIANS([.N$4])) * SIN(RADIANS([.$A47]))" office:value-type="float" office:value="0.512583782722036" calcext:value-type="float">
            <text:p>0,51</text:p>
          </table:table-cell>
          <table:table-cell table:style-name="ce4" table:formula="of:=COS(RADIANS([.O$4])) * SIN(RADIANS([.$A47]))" office:value-type="float" office:value="0.497260947684137" calcext:value-type="float">
            <text:p>0,50</text:p>
          </table:table-cell>
          <table:table-cell table:style-name="ce4" table:formula="of:=COS(RADIANS([.P$4])) * SIN(RADIANS([.$A47]))" office:value-type="float" office:value="0.481332276778662" calcext:value-type="float">
            <text:p>0,48</text:p>
          </table:table-cell>
          <table:table-cell table:style-name="ce4" table:formula="of:=COS(RADIANS([.Q$4])) * SIN(RADIANS([.$A47]))" office:value-type="float" office:value="0.473146789255815" calcext:value-type="float">
            <text:p>0,47</text:p>
          </table:table-cell>
          <table:table-cell table:style-name="ce4" table:formula="of:=COS(RADIANS([.R$4])) * SIN(RADIANS([.$A47]))" office:value-type="float" office:value="0.464817176637485" calcext:value-type="float">
            <text:p>0,46</text:p>
          </table:table-cell>
          <table:table-cell table:style-name="ce4" table:formula="of:=COS(RADIANS([.S$4])) * SIN(RADIANS([.$A47]))" office:value-type="float" office:value="0.456345976204366" calcext:value-type="float">
            <text:p>0,46</text:p>
          </table:table-cell>
          <table:table-cell table:style-name="ce4" table:formula="of:=COS(RADIANS([.T$4])) * SIN(RADIANS([.$A47]))" office:value-type="float" office:value="0.447735768366173" calcext:value-type="float">
            <text:p>0,45</text:p>
          </table:table-cell>
          <table:table-cell table:style-name="ce4" table:formula="of:=COS(RADIANS([.U$4])) * SIN(RADIANS([.$A47]))" office:value-type="float" office:value="0.438989175875622" calcext:value-type="float">
            <text:p>0,44</text:p>
          </table:table-cell>
          <table:table-cell table:style-name="ce4" table:formula="of:=COS(RADIANS([.V$4])) * SIN(RADIANS([.$A47]))" office:value-type="float" office:value="0.430108863029515" calcext:value-type="float">
            <text:p>0,43</text:p>
          </table:table-cell>
          <table:table-cell table:style-name="ce4" table:formula="of:=COS(RADIANS([.W$4])) * SIN(RADIANS([.$A47]))" office:value-type="float" office:value="0.421097534857172" calcext:value-type="float">
            <text:p>0,42</text:p>
          </table:table-cell>
          <table:table-cell table:style-name="ce4" table:formula="of:=COS(RADIANS([.X$4])) * SIN(RADIANS([.$A47]))" office:value-type="float" office:value="0.411957936296447" calcext:value-type="float">
            <text:p>0,41</text:p>
          </table:table-cell>
          <table:table-cell table:style-name="ce4" table:formula="of:=COS(RADIANS([.Y$4])) * SIN(RADIANS([.$A47]))" office:value-type="float" office:value="0.402692851357601" calcext:value-type="float">
            <text:p>0,40</text:p>
          </table:table-cell>
          <table:table-cell table:style-name="ce4" table:formula="of:=COS(RADIANS([.Z$4])) * SIN(RADIANS([.$A47]))" office:value-type="float" office:value="0.393305102275257" calcext:value-type="float">
            <text:p>0,39</text:p>
          </table:table-cell>
          <table:table-cell table:style-name="ce4" table:formula="of:=COS(RADIANS([.AA$4])) * SIN(RADIANS([.$A47]))" office:value-type="float" office:value="0.383797548648729" calcext:value-type="float">
            <text:p>0,38</text:p>
          </table:table-cell>
          <table:table-cell table:style-name="ce4" table:formula="of:=COS(RADIANS([.AB$4])) * SIN(RADIANS([.$A47]))" office:value-type="float" office:value="0.374173086570951" calcext:value-type="float">
            <text:p>0,37</text:p>
          </table:table-cell>
          <table:table-cell table:style-name="ce4" table:formula="of:=COS(RADIANS([.AC$4])) * SIN(RADIANS([.$A47]))" office:value-type="float" office:value="0.364434647746309" calcext:value-type="float">
            <text:p>0,36</text:p>
          </table:table-cell>
          <table:table-cell table:style-name="ce4" table:formula="of:=COS(RADIANS([.AD$4])) * SIN(RADIANS([.$A47]))" office:value-type="float" office:value="0.354585198597604" calcext:value-type="float">
            <text:p>0,35</text:p>
          </table:table-cell>
          <table:table-cell table:style-name="ce4" table:formula="of:=COS(RADIANS([.AE$4])) * SIN(RADIANS([.$A47]))" office:value-type="float" office:value="0.344627739362464" calcext:value-type="float">
            <text:p>0,34</text:p>
          </table:table-cell>
          <table:table-cell table:style-name="ce4" table:formula="of:=COS(RADIANS([.AF$4])) * SIN(RADIANS([.$A47]))" office:value-type="float" office:value="0.334565303179429" calcext:value-type="float">
            <text:p>0,33</text:p>
          </table:table-cell>
          <table:table-cell table:style-name="ce4" table:formula="of:=COS(RADIANS([.AG$4])) * SIN(RADIANS([.$A47]))" office:value-type="float" office:value="0.324400955164039" calcext:value-type="float">
            <text:p>0,32</text:p>
          </table:table-cell>
          <table:table-cell table:style-name="ce4" table:formula="of:=COS(RADIANS([.AH$4])) * SIN(RADIANS([.$A47]))" office:value-type="float" office:value="0.314137791475164" calcext:value-type="float">
            <text:p>0,31</text:p>
          </table:table-cell>
          <table:table-cell table:style-name="ce4" table:formula="of:=COS(RADIANS([.AI$4])) * SIN(RADIANS([.$A47]))" office:value-type="float" office:value="0.303778938371884" calcext:value-type="float">
            <text:p>0,30</text:p>
          </table:table-cell>
          <table:table-cell table:style-name="ce4" table:formula="of:=COS(RADIANS([.AJ$4])) * SIN(RADIANS([.$A47]))" office:value-type="float" office:value="0.293327551261203" calcext:value-type="float">
            <text:p>0,29</text:p>
          </table:table-cell>
          <table:table-cell table:style-name="ce4" table:formula="of:=COS(RADIANS([.AK$4])) * SIN(RADIANS([.$A47]))" office:value-type="float" office:value="0.282786813736881" calcext:value-type="float">
            <text:p>0,28</text:p>
          </table:table-cell>
          <table:table-cell table:style-name="ce4" table:formula="of:=COS(RADIANS([.AL$4])) * SIN(RADIANS([.$A47]))" office:value-type="float" office:value="0.272159936609677" calcext:value-type="float">
            <text:p>0,27</text:p>
          </table:table-cell>
          <table:table-cell table:style-name="ce4" table:formula="of:=COS(RADIANS([.AM$4])) * SIN(RADIANS([.$A47]))" office:value-type="float" office:value="0.261450156929309" calcext:value-type="float">
            <text:p>0,26</text:p>
          </table:table-cell>
          <table:table-cell table:style-name="ce4" table:formula="of:=COS(RADIANS([.AN$4])) * SIN(RADIANS([.$A47]))" office:value-type="float" office:value="0.250660736998416" calcext:value-type="float">
            <text:p>0,25</text:p>
          </table:table-cell>
          <table:table-cell table:style-name="ce4" table:formula="of:=COS(RADIANS([.AO$4])) * SIN(RADIANS([.$A47]))" office:value-type="float" office:value="0.239794963378827" calcext:value-type="float">
            <text:p>0,24</text:p>
          </table:table-cell>
          <table:table-cell table:style-name="ce4" table:formula="of:=COS(RADIANS([.AP$4])) * SIN(RADIANS([.$A47]))" office:value-type="float" office:value="0.228856145890448" calcext:value-type="float">
            <text:p>0,23</text:p>
          </table:table-cell>
          <table:table-cell table:style-name="ce4" table:formula="of:=COS(RADIANS([.AQ$4])) * SIN(RADIANS([.$A47]))" office:value-type="float" office:value="0.217847616603052" calcext:value-type="float">
            <text:p>0,22</text:p>
          </table:table-cell>
          <table:table-cell table:style-name="ce4" table:formula="of:=COS(RADIANS([.AR$4])) * SIN(RADIANS([.$A47]))" office:value-type="float" office:value="0.2067727288213" calcext:value-type="float">
            <text:p>0,21</text:p>
          </table:table-cell>
          <table:table-cell table:style-name="ce4" table:formula="of:=COS(RADIANS([.AS$4])) * SIN(RADIANS([.$A47]))" office:value-type="float" office:value="0.195634856063298" calcext:value-type="float">
            <text:p>0,20</text:p>
          </table:table-cell>
          <table:table-cell table:style-name="ce4" table:formula="of:=COS(RADIANS([.AT$4])) * SIN(RADIANS([.$A47]))" office:value-type="float" office:value="0.184437391032981" calcext:value-type="float">
            <text:p>0,18</text:p>
          </table:table-cell>
          <table:table-cell table:style-name="ce4" table:formula="of:=COS(RADIANS([.AU$4])) * SIN(RADIANS([.$A47]))" office:value-type="float" office:value="0.17318374458667" calcext:value-type="float">
            <text:p>0,17</text:p>
          </table:table-cell>
          <table:table-cell table:style-name="ce4" table:formula="of:=COS(RADIANS([.AV$4])) * SIN(RADIANS([.$A47]))" office:value-type="float" office:value="0.16187734469409" calcext:value-type="float">
            <text:p>0,16</text:p>
          </table:table-cell>
          <table:table-cell table:style-name="ce4" table:formula="of:=COS(RADIANS([.AW$4])) * SIN(RADIANS([.$A47]))" office:value-type="float" office:value="0.150521635394175" calcext:value-type="float">
            <text:p>0,15</text:p>
          </table:table-cell>
          <table:table-cell table:style-name="ce4" table:formula="of:=COS(RADIANS([.AX$4])) * SIN(RADIANS([.$A47]))" office:value-type="float" office:value="0.139120075745983" calcext:value-type="float">
            <text:p>0,14</text:p>
          </table:table-cell>
          <table:table-cell table:style-name="ce4" table:formula="of:=COS(RADIANS([.AY$4])) * SIN(RADIANS([.$A47]))" office:value-type="float" office:value="0.127676138775032" calcext:value-type="float">
            <text:p>0,13</text:p>
          </table:table-cell>
          <table:table-cell table:style-name="ce4" table:formula="of:=COS(RADIANS([.AZ$4])) * SIN(RADIANS([.$A47]))" office:value-type="float" office:value="0.116193310415384" calcext:value-type="float">
            <text:p>0,12</text:p>
          </table:table-cell>
          <table:table-cell table:style-name="ce4" table:formula="of:=COS(RADIANS([.BA$4])) * SIN(RADIANS([.$A47]))" office:value-type="float" office:value="0.104675088447793" calcext:value-type="float">
            <text:p>0,10</text:p>
          </table:table-cell>
          <table:table-cell table:style-name="ce4" table:formula="of:=COS(RADIANS([.BB$4])) * SIN(RADIANS([.$A47]))" office:value-type="float" office:value="0.0931249814342512" calcext:value-type="float">
            <text:p>0,09</text:p>
          </table:table-cell>
          <table:table-cell table:style-name="ce4" table:formula="of:=COS(RADIANS([.BC$4])) * SIN(RADIANS([.$A47]))" office:value-type="float" office:value="0.0815465076492422" calcext:value-type="float">
            <text:p>0,08</text:p>
          </table:table-cell>
          <table:table-cell table:style-name="ce4" table:formula="of:=COS(RADIANS([.BD$4])) * SIN(RADIANS([.$A47]))" office:value-type="float" office:value="0.0699431940080446" calcext:value-type="float">
            <text:p>0,07</text:p>
          </table:table-cell>
          <table:table-cell table:style-name="ce4" table:formula="of:=COS(RADIANS([.BE$4])) * SIN(RADIANS([.$A47]))" office:value-type="float" office:value="0.0583185749923973" calcext:value-type="float">
            <text:p>0,06</text:p>
          </table:table-cell>
          <table:table-cell table:style-name="ce4" table:formula="of:=COS(RADIANS([.BF$4])) * SIN(RADIANS([.$A47]))" office:value-type="float" office:value="0.0466761915738623" calcext:value-type="float">
            <text:p>0,05</text:p>
          </table:table-cell>
          <table:table-cell table:style-name="ce4" table:formula="of:=COS(RADIANS([.BG$4])) * SIN(RADIANS([.$A47]))" office:value-type="float" office:value="0.0350195901352118" calcext:value-type="float">
            <text:p>0,04</text:p>
          </table:table-cell>
          <table:table-cell table:style-name="ce4" table:formula="of:=COS(RADIANS([.BH$4])) * SIN(RADIANS([.$A47]))" office:value-type="float" office:value="0.0291870671167692" calcext:value-type="float">
            <text:p>0,03</text:p>
          </table:table-cell>
          <table:table-cell table:style-name="ce4" table:formula="of:=COS(RADIANS([.BI$4])) * SIN(RADIANS([.$A47]))" office:value-type="float" office:value="0.0233523213901635" calcext:value-type="float">
            <text:p>0,02</text:p>
          </table:table-cell>
          <table:table-cell table:style-name="ce4" table:formula="of:=COS(RADIANS([.BJ$4])) * SIN(RADIANS([.$A47]))" office:value-type="float" office:value="0.0175157972938718" calcext:value-type="float">
            <text:p>0,02</text:p>
          </table:table-cell>
          <table:table-cell table:style-name="ce4" table:formula="of:=COS(RADIANS([.BK$4])) * SIN(RADIANS([.$A47]))" office:value-type="float" office:value="0.0116779393018008" calcext:value-type="float">
            <text:p>0,01</text:p>
          </table:table-cell>
          <table:table-cell table:style-name="ce4" table:formula="of:=COS(RADIANS([.BL$4])) * SIN(RADIANS([.$A47]))" office:value-type="float" office:value="0.00583919198943903" calcext:value-type="float">
            <text:p>0,01</text:p>
          </table:table-cell>
          <table:table-cell table:style-name="ce4" table:formula="of:=COS(RADIANS([.BM$4])) * SIN(RADIANS([.$A47]))" office:value-type="float" office:value="4.09724327644452E-017" calcext:value-type="float">
            <text:p>0,00</text:p>
          </table:table-cell>
          <table:table-cell table:formula="of:=90-[.A47]" office:value-type="float" office:value="48" calcext:value-type="float">
            <text:p>48</text:p>
          </table:table-cell>
          <table:table-cell table:number-columns-repeated="958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table:style-name="ce4" table:formula="of:=COS(RADIANS([.B$4])) * SIN(RADIANS([.$A48]))" office:value-type="float" office:value="0.681998360062498" calcext:value-type="float">
            <text:p>0,68</text:p>
          </table:table-cell>
          <table:table-cell table:style-name="ce4" table:formula="of:=COS(RADIANS([.C$4])) * SIN(RADIANS([.$A48]))" office:value-type="float" office:value="0.679403150401526" calcext:value-type="float">
            <text:p>0,68</text:p>
          </table:table-cell>
          <table:table-cell table:style-name="ce4" table:formula="of:=COS(RADIANS([.D$4])) * SIN(RADIANS([.$A48]))" office:value-type="float" office:value="0.67163727253116" calcext:value-type="float">
            <text:p>0,67</text:p>
          </table:table-cell>
          <table:table-cell table:style-name="ce4" table:formula="of:=COS(RADIANS([.E$4])) * SIN(RADIANS([.$A48]))" office:value-type="float" office:value="0.658759829471158" calcext:value-type="float">
            <text:p>0,66</text:p>
          </table:table-cell>
          <table:table-cell table:style-name="ce4" table:formula="of:=COS(RADIANS([.F$4])) * SIN(RADIANS([.$A48]))" office:value-type="float" office:value="0.640868826338821" calcext:value-type="float">
            <text:p>0,64</text:p>
          </table:table-cell>
          <table:table-cell table:style-name="ce4" table:formula="of:=COS(RADIANS([.G$4])) * SIN(RADIANS([.$A48]))" office:value-type="float" office:value="0.623036503954798" calcext:value-type="float">
            <text:p>0,62</text:p>
          </table:table-cell>
          <table:table-cell table:style-name="ce4" table:formula="of:=COS(RADIANS([.H$4])) * SIN(RADIANS([.$A48]))" office:value-type="float" office:value="0.607664988301454" calcext:value-type="float">
            <text:p>0,61</text:p>
          </table:table-cell>
          <table:table-cell table:style-name="ce4" table:formula="of:=COS(RADIANS([.I$4])) * SIN(RADIANS([.$A48]))" office:value-type="float" office:value="0.59062790515345" calcext:value-type="float">
            <text:p>0,59</text:p>
          </table:table-cell>
          <table:table-cell table:style-name="ce4" table:formula="of:=COS(RADIANS([.J$4])) * SIN(RADIANS([.$A48]))" office:value-type="float" office:value="0.578367410832807" calcext:value-type="float">
            <text:p>0,58</text:p>
          </table:table-cell>
          <table:table-cell table:style-name="ce4" table:formula="of:=COS(RADIANS([.K$4])) * SIN(RADIANS([.$A48]))" office:value-type="float" office:value="0.565402264912733" calcext:value-type="float">
            <text:p>0,57</text:p>
          </table:table-cell>
          <table:table-cell table:style-name="ce4" table:formula="of:=COS(RADIANS([.L$4])) * SIN(RADIANS([.$A48]))" office:value-type="float" office:value="0.551748263426406" calcext:value-type="float">
            <text:p>0,55</text:p>
          </table:table-cell>
          <table:table-cell table:style-name="ce4" table:formula="of:=COS(RADIANS([.M$4])) * SIN(RADIANS([.$A48]))" office:value-type="float" office:value="0.537422041671398" calcext:value-type="float">
            <text:p>0,54</text:p>
          </table:table-cell>
          <table:table-cell table:style-name="ce4" table:formula="of:=COS(RADIANS([.N$4])) * SIN(RADIANS([.$A48]))" office:value-type="float" office:value="0.522441053942133" calcext:value-type="float">
            <text:p>0,52</text:p>
          </table:table-cell>
          <table:table-cell table:style-name="ce4" table:formula="of:=COS(RADIANS([.O$4])) * SIN(RADIANS([.$A48]))" office:value-type="float" office:value="0.506823552264514" calcext:value-type="float">
            <text:p>0,51</text:p>
          </table:table-cell>
          <table:table-cell table:style-name="ce4" table:formula="of:=COS(RADIANS([.P$4])) * SIN(RADIANS([.$A48]))" office:value-type="float" office:value="0.490588564158645" calcext:value-type="float">
            <text:p>0,49</text:p>
          </table:table-cell>
          <table:table-cell table:style-name="ce4" table:formula="of:=COS(RADIANS([.Q$4])) * SIN(RADIANS([.$A48]))" office:value-type="float" office:value="0.482245665158297" calcext:value-type="float">
            <text:p>0,48</text:p>
          </table:table-cell>
          <table:table-cell table:style-name="ce4" table:formula="of:=COS(RADIANS([.R$4])) * SIN(RADIANS([.$A48]))" office:value-type="float" office:value="0.473755869456724" calcext:value-type="float">
            <text:p>0,47</text:p>
          </table:table-cell>
          <table:table-cell table:style-name="ce4" table:formula="of:=COS(RADIANS([.S$4])) * SIN(RADIANS([.$A48]))" office:value-type="float" office:value="0.465121763127937" calcext:value-type="float">
            <text:p>0,47</text:p>
          </table:table-cell>
          <table:table-cell table:style-name="ce4" table:formula="of:=COS(RADIANS([.T$4])) * SIN(RADIANS([.$A48]))" office:value-type="float" office:value="0.456345976204367" calcext:value-type="float">
            <text:p>0,46</text:p>
          </table:table-cell>
          <table:table-cell table:style-name="ce4" table:formula="of:=COS(RADIANS([.U$4])) * SIN(RADIANS([.$A48]))" office:value-type="float" office:value="0.447431181875721" calcext:value-type="float">
            <text:p>0,45</text:p>
          </table:table-cell>
          <table:table-cell table:style-name="ce4" table:formula="of:=COS(RADIANS([.V$4])) * SIN(RADIANS([.$A48]))" office:value-type="float" office:value="0.438380095674713" calcext:value-type="float">
            <text:p>0,44</text:p>
          </table:table-cell>
          <table:table-cell table:style-name="ce4" table:formula="of:=COS(RADIANS([.W$4])) * SIN(RADIANS([.$A48]))" office:value-type="float" office:value="0.42919547464988" calcext:value-type="float">
            <text:p>0,43</text:p>
          </table:table-cell>
          <table:table-cell table:style-name="ce4" table:formula="of:=COS(RADIANS([.X$4])) * SIN(RADIANS([.$A48]))" office:value-type="float" office:value="0.419880116525757" calcext:value-type="float">
            <text:p>0,42</text:p>
          </table:table-cell>
          <table:table-cell table:style-name="ce4" table:formula="of:=COS(RADIANS([.Y$4])) * SIN(RADIANS([.$A48]))" office:value-type="float" office:value="0.410436858850672" calcext:value-type="float">
            <text:p>0,41</text:p>
          </table:table-cell>
          <table:table-cell table:style-name="ce4" table:formula="of:=COS(RADIANS([.Z$4])) * SIN(RADIANS([.$A48]))" office:value-type="float" office:value="0.400868578132389" calcext:value-type="float">
            <text:p>0,40</text:p>
          </table:table-cell>
          <table:table-cell table:style-name="ce4" table:formula="of:=COS(RADIANS([.AA$4])) * SIN(RADIANS([.$A48]))" office:value-type="float" office:value="0.391178188961906" calcext:value-type="float">
            <text:p>0,39</text:p>
          </table:table-cell>
          <table:table-cell table:style-name="ce4" table:formula="of:=COS(RADIANS([.AB$4])) * SIN(RADIANS([.$A48]))" office:value-type="float" office:value="0.381368643125636" calcext:value-type="float">
            <text:p>0,38</text:p>
          </table:table-cell>
          <table:table-cell table:style-name="ce4" table:formula="of:=COS(RADIANS([.AC$4])) * SIN(RADIANS([.$A48]))" office:value-type="float" office:value="0.37144292870627" calcext:value-type="float">
            <text:p>0,37</text:p>
          </table:table-cell>
          <table:table-cell table:style-name="ce4" table:formula="of:=COS(RADIANS([.AD$4])) * SIN(RADIANS([.$A48]))" office:value-type="float" office:value="0.361404069172572" calcext:value-type="float">
            <text:p>0,36</text:p>
          </table:table-cell>
          <table:table-cell table:style-name="ce4" table:formula="of:=COS(RADIANS([.AE$4])) * SIN(RADIANS([.$A48]))" office:value-type="float" office:value="0.351255122458403" calcext:value-type="float">
            <text:p>0,35</text:p>
          </table:table-cell>
          <table:table-cell table:style-name="ce4" table:formula="of:=COS(RADIANS([.AF$4])) * SIN(RADIANS([.$A48]))" office:value-type="float" office:value="0.340999180031249" calcext:value-type="float">
            <text:p>0,34</text:p>
          </table:table-cell>
          <table:table-cell table:style-name="ce4" table:formula="of:=COS(RADIANS([.AG$4])) * SIN(RADIANS([.$A48]))" office:value-type="float" office:value="0.330639365950525" calcext:value-type="float">
            <text:p>0,33</text:p>
          </table:table-cell>
          <table:table-cell table:style-name="ce4" table:formula="of:=COS(RADIANS([.AH$4])) * SIN(RADIANS([.$A48]))" office:value-type="float" office:value="0.320178835915956" calcext:value-type="float">
            <text:p>0,32</text:p>
          </table:table-cell>
          <table:table-cell table:style-name="ce4" table:formula="of:=COS(RADIANS([.AI$4])) * SIN(RADIANS([.$A48]))" office:value-type="float" office:value="0.309620776306325" calcext:value-type="float">
            <text:p>0,31</text:p>
          </table:table-cell>
          <table:table-cell table:style-name="ce4" table:formula="of:=COS(RADIANS([.AJ$4])) * SIN(RADIANS([.$A48]))" office:value-type="float" office:value="0.298968403208868" calcext:value-type="float">
            <text:p>0,30</text:p>
          </table:table-cell>
          <table:table-cell table:style-name="ce4" table:formula="of:=COS(RADIANS([.AK$4])) * SIN(RADIANS([.$A48]))" office:value-type="float" office:value="0.288224961439621" calcext:value-type="float">
            <text:p>0,29</text:p>
          </table:table-cell>
          <table:table-cell table:style-name="ce4" table:formula="of:=COS(RADIANS([.AL$4])) * SIN(RADIANS([.$A48]))" office:value-type="float" office:value="0.277393723555022" calcext:value-type="float">
            <text:p>0,28</text:p>
          </table:table-cell>
          <table:table-cell table:style-name="ce4" table:formula="of:=COS(RADIANS([.AM$4])) * SIN(RADIANS([.$A48]))" office:value-type="float" office:value="0.266477988855054" calcext:value-type="float">
            <text:p>0,27</text:p>
          </table:table-cell>
          <table:table-cell table:style-name="ce4" table:formula="of:=COS(RADIANS([.AN$4])) * SIN(RADIANS([.$A48]))" office:value-type="float" office:value="0.255481082378251" calcext:value-type="float">
            <text:p>0,26</text:p>
          </table:table-cell>
          <table:table-cell table:style-name="ce4" table:formula="of:=COS(RADIANS([.AO$4])) * SIN(RADIANS([.$A48]))" office:value-type="float" office:value="0.244406353888855" calcext:value-type="float">
            <text:p>0,24</text:p>
          </table:table-cell>
          <table:table-cell table:style-name="ce4" table:formula="of:=COS(RADIANS([.AP$4])) * SIN(RADIANS([.$A48]))" office:value-type="float" office:value="0.233257176856447" calcext:value-type="float">
            <text:p>0,23</text:p>
          </table:table-cell>
          <table:table-cell table:style-name="ce4" table:formula="of:=COS(RADIANS([.AQ$4])) * SIN(RADIANS([.$A48]))" office:value-type="float" office:value="0.222036947428355" calcext:value-type="float">
            <text:p>0,22</text:p>
          </table:table-cell>
          <table:table-cell table:style-name="ce4" table:formula="of:=COS(RADIANS([.AR$4])) * SIN(RADIANS([.$A48]))" office:value-type="float" office:value="0.210749083395156" calcext:value-type="float">
            <text:p>0,21</text:p>
          </table:table-cell>
          <table:table-cell table:style-name="ce4" table:formula="of:=COS(RADIANS([.AS$4])) * SIN(RADIANS([.$A48]))" office:value-type="float" office:value="0.199397023149584" calcext:value-type="float">
            <text:p>0,20</text:p>
          </table:table-cell>
          <table:table-cell table:style-name="ce4" table:formula="of:=COS(RADIANS([.AT$4])) * SIN(RADIANS([.$A48]))" office:value-type="float" office:value="0.187984224639157" calcext:value-type="float">
            <text:p>0,19</text:p>
          </table:table-cell>
          <table:table-cell table:style-name="ce4" table:formula="of:=COS(RADIANS([.AU$4])) * SIN(RADIANS([.$A48]))" office:value-type="float" office:value="0.176514164312861" calcext:value-type="float">
            <text:p>0,18</text:p>
          </table:table-cell>
          <table:table-cell table:style-name="ce4" table:formula="of:=COS(RADIANS([.AV$4])) * SIN(RADIANS([.$A48]))" office:value-type="float" office:value="0.164990336062184" calcext:value-type="float">
            <text:p>0,16</text:p>
          </table:table-cell>
          <table:table-cell table:style-name="ce4" table:formula="of:=COS(RADIANS([.AW$4])) * SIN(RADIANS([.$A48]))" office:value-type="float" office:value="0.153416250156846" calcext:value-type="float">
            <text:p>0,15</text:p>
          </table:table-cell>
          <table:table-cell table:style-name="ce4" table:formula="of:=COS(RADIANS([.AX$4])) * SIN(RADIANS([.$A48]))" office:value-type="float" office:value="0.141795432175533" calcext:value-type="float">
            <text:p>0,14</text:p>
          </table:table-cell>
          <table:table-cell table:style-name="ce4" table:formula="of:=COS(RADIANS([.AY$4])) * SIN(RADIANS([.$A48]))" office:value-type="float" office:value="0.130131421931976" calcext:value-type="float">
            <text:p>0,13</text:p>
          </table:table-cell>
          <table:table-cell table:style-name="ce4" table:formula="of:=COS(RADIANS([.AZ$4])) * SIN(RADIANS([.$A48]))" office:value-type="float" office:value="0.118427772396688" calcext:value-type="float">
            <text:p>0,12</text:p>
          </table:table-cell>
          <table:table-cell table:style-name="ce4" table:formula="of:=COS(RADIANS([.BA$4])) * SIN(RADIANS([.$A48]))" office:value-type="float" office:value="0.106688048614692" calcext:value-type="float">
            <text:p>0,11</text:p>
          </table:table-cell>
          <table:table-cell table:style-name="ce4" table:formula="of:=COS(RADIANS([.BB$4])) * SIN(RADIANS([.$A48]))" office:value-type="float" office:value="0.0949158266195772" calcext:value-type="float">
            <text:p>0,09</text:p>
          </table:table-cell>
          <table:table-cell table:style-name="ce4" table:formula="of:=COS(RADIANS([.BC$4])) * SIN(RADIANS([.$A48]))" office:value-type="float" office:value="0.083114692344204" calcext:value-type="float">
            <text:p>0,08</text:p>
          </table:table-cell>
          <table:table-cell table:style-name="ce4" table:formula="of:=COS(RADIANS([.BD$4])) * SIN(RADIANS([.$A48]))" office:value-type="float" office:value="0.0712882405283928" calcext:value-type="float">
            <text:p>0,07</text:p>
          </table:table-cell>
          <table:table-cell table:style-name="ce4" table:formula="of:=COS(RADIANS([.BE$4])) * SIN(RADIANS([.$A48]))" office:value-type="float" office:value="0.059440073623932" calcext:value-type="float">
            <text:p>0,06</text:p>
          </table:table-cell>
          <table:table-cell table:style-name="ce4" table:formula="of:=COS(RADIANS([.BF$4])) * SIN(RADIANS([.$A48]))" office:value-type="float" office:value="0.0475738006972361" calcext:value-type="float">
            <text:p>0,05</text:p>
          </table:table-cell>
          <table:table-cell table:style-name="ce4" table:formula="of:=COS(RADIANS([.BG$4])) * SIN(RADIANS([.$A48]))" office:value-type="float" office:value="0.0356930363299905" calcext:value-type="float">
            <text:p>0,04</text:p>
          </table:table-cell>
          <table:table-cell table:style-name="ce4" table:formula="of:=COS(RADIANS([.BH$4])) * SIN(RADIANS([.$A48]))" office:value-type="float" office:value="0.02974835065009" calcext:value-type="float">
            <text:p>0,03</text:p>
          </table:table-cell>
          <table:table-cell table:style-name="ce4" table:formula="of:=COS(RADIANS([.BI$4])) * SIN(RADIANS([.$A48]))" office:value-type="float" office:value="0.0238013995181123" calcext:value-type="float">
            <text:p>0,02</text:p>
          </table:table-cell>
          <table:table-cell table:style-name="ce4" table:formula="of:=COS(RADIANS([.BJ$4])) * SIN(RADIANS([.$A48]))" office:value-type="float" office:value="0.0178526358174104" calcext:value-type="float">
            <text:p>0,02</text:p>
          </table:table-cell>
          <table:table-cell table:style-name="ce4" table:formula="of:=COS(RADIANS([.BK$4])) * SIN(RADIANS([.$A48]))" office:value-type="float" office:value="0.0119025125693716" calcext:value-type="float">
            <text:p>0,01</text:p>
          </table:table-cell>
          <table:table-cell table:style-name="ce4" table:formula="of:=COS(RADIANS([.BL$4])) * SIN(RADIANS([.$A48]))" office:value-type="float" office:value="0.00595148289891818" calcext:value-type="float">
            <text:p>0,01</text:p>
          </table:table-cell>
          <table:table-cell table:style-name="ce4" table:formula="of:=COS(RADIANS([.BM$4])) * SIN(RADIANS([.$A48]))" office:value-type="float" office:value="4.17603554337141E-017" calcext:value-type="float">
            <text:p>0,00</text:p>
          </table:table-cell>
          <table:table-cell table:formula="of:=90-[.A48]" office:value-type="float" office:value="47" calcext:value-type="float">
            <text:p>47</text:p>
          </table:table-cell>
          <table:table-cell table:number-columns-repeated="958"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table:style-name="ce4" table:formula="of:=COS(RADIANS([.B$4])) * SIN(RADIANS([.$A49]))" office:value-type="float" office:value="0.694658370458997" calcext:value-type="float">
            <text:p>0,69</text:p>
          </table:table-cell>
          <table:table-cell table:style-name="ce4" table:formula="of:=COS(RADIANS([.C$4])) * SIN(RADIANS([.$A49]))" office:value-type="float" office:value="0.692014985636305" calcext:value-type="float">
            <text:p>0,69</text:p>
          </table:table-cell>
          <table:table-cell table:style-name="ce4" table:formula="of:=COS(RADIANS([.D$4])) * SIN(RADIANS([.$A49]))" office:value-type="float" office:value="0.684104948922847" calcext:value-type="float">
            <text:p>0,68</text:p>
          </table:table-cell>
          <table:table-cell table:style-name="ce4" table:formula="of:=COS(RADIANS([.E$4])) * SIN(RADIANS([.$A49]))" office:value-type="float" office:value="0.670988460474225" calcext:value-type="float">
            <text:p>0,67</text:p>
          </table:table-cell>
          <table:table-cell table:style-name="ce4" table:formula="of:=COS(RADIANS([.F$4])) * SIN(RADIANS([.$A49]))" office:value-type="float" office:value="0.652765344687484" calcext:value-type="float">
            <text:p>0,65</text:p>
          </table:table-cell>
          <table:table-cell table:style-name="ce4" table:formula="of:=COS(RADIANS([.G$4])) * SIN(RADIANS([.$A49]))" office:value-type="float" office:value="0.634601998946228" calcext:value-type="float">
            <text:p>0,63</text:p>
          </table:table-cell>
          <table:table-cell table:style-name="ce4" table:formula="of:=COS(RADIANS([.H$4])) * SIN(RADIANS([.$A49]))" office:value-type="float" office:value="0.618945140161027" calcext:value-type="float">
            <text:p>0,62</text:p>
          </table:table-cell>
          <table:table-cell table:style-name="ce4" table:formula="of:=COS(RADIANS([.I$4])) * SIN(RADIANS([.$A49]))" office:value-type="float" office:value="0.601591795768993" calcext:value-type="float">
            <text:p>0,60</text:p>
          </table:table-cell>
          <table:table-cell table:style-name="ce4" table:formula="of:=COS(RADIANS([.J$4])) * SIN(RADIANS([.$A49]))" office:value-type="float" office:value="0.589103708546878" calcext:value-type="float">
            <text:p>0,59</text:p>
          </table:table-cell>
          <table:table-cell table:style-name="ce4" table:formula="of:=COS(RADIANS([.K$4])) * SIN(RADIANS([.$A49]))" office:value-type="float" office:value="0.575897889200368" calcext:value-type="float">
            <text:p>0,58</text:p>
          </table:table-cell>
          <table:table-cell table:style-name="ce4" table:formula="of:=COS(RADIANS([.L$4])) * SIN(RADIANS([.$A49]))" office:value-type="float" office:value="0.561990426986137" calcext:value-type="float">
            <text:p>0,56</text:p>
          </table:table-cell>
          <table:table-cell table:style-name="ce4" table:formula="of:=COS(RADIANS([.M$4])) * SIN(RADIANS([.$A49]))" office:value-type="float" office:value="0.547398266004612" calcext:value-type="float">
            <text:p>0,55</text:p>
          </table:table-cell>
          <table:table-cell table:style-name="ce4" table:formula="of:=COS(RADIANS([.N$4])) * SIN(RADIANS([.$A49]))" office:value-type="float" office:value="0.532139184556199" calcext:value-type="float">
            <text:p>0,53</text:p>
          </table:table-cell>
          <table:table-cell table:style-name="ce4" table:formula="of:=COS(RADIANS([.O$4])) * SIN(RADIANS([.$A49]))" office:value-type="float" office:value="0.516231773481163" calcext:value-type="float">
            <text:p>0,52</text:p>
          </table:table-cell>
          <table:table-cell table:style-name="ce4" table:formula="of:=COS(RADIANS([.P$4])) * SIN(RADIANS([.$A49]))" office:value-type="float" office:value="0.499695413509548" calcext:value-type="float">
            <text:p>0,50</text:p>
          </table:table-cell>
          <table:table-cell table:style-name="ce4" table:formula="of:=COS(RADIANS([.Q$4])) * SIN(RADIANS([.$A49]))" office:value-type="float" office:value="0.491197644359554" calcext:value-type="float">
            <text:p>0,49</text:p>
          </table:table-cell>
          <table:table-cell table:style-name="ce4" table:formula="of:=COS(RADIANS([.R$4])) * SIN(RADIANS([.$A49]))" office:value-type="float" office:value="0.48255025164875" calcext:value-type="float">
            <text:p>0,48</text:p>
          </table:table-cell>
          <table:table-cell table:style-name="ce4" table:formula="of:=COS(RADIANS([.S$4])) * SIN(RADIANS([.$A49]))" office:value-type="float" office:value="0.473755869456724" calcext:value-type="float">
            <text:p>0,47</text:p>
          </table:table-cell>
          <table:table-cell table:style-name="ce4" table:formula="of:=COS(RADIANS([.T$4])) * SIN(RADIANS([.$A49]))" office:value-type="float" office:value="0.464817176637485" calcext:value-type="float">
            <text:p>0,46</text:p>
          </table:table-cell>
          <table:table-cell table:style-name="ce4" table:formula="of:=COS(RADIANS([.U$4])) * SIN(RADIANS([.$A49]))" office:value-type="float" office:value="0.455736896003458" calcext:value-type="float">
            <text:p>0,46</text:p>
          </table:table-cell>
          <table:table-cell table:style-name="ce4" table:formula="of:=COS(RADIANS([.V$4])) * SIN(RADIANS([.$A49]))" office:value-type="float" office:value="0.446517793496085" calcext:value-type="float">
            <text:p>0,45</text:p>
          </table:table-cell>
          <table:table-cell table:style-name="ce4" table:formula="of:=COS(RADIANS([.W$4])) * SIN(RADIANS([.$A49]))" office:value-type="float" office:value="0.437162677343299" calcext:value-type="float">
            <text:p>0,44</text:p>
          </table:table-cell>
          <table:table-cell table:style-name="ce4" table:formula="of:=COS(RADIANS([.X$4])) * SIN(RADIANS([.$A49]))" office:value-type="float" office:value="0.427674397204104" calcext:value-type="float">
            <text:p>0,43</text:p>
          </table:table-cell>
          <table:table-cell table:style-name="ce4" table:formula="of:=COS(RADIANS([.Y$4])) * SIN(RADIANS([.$A49]))" office:value-type="float" office:value="0.418055843300546" calcext:value-type="float">
            <text:p>0,42</text:p>
          </table:table-cell>
          <table:table-cell table:style-name="ce4" table:formula="of:=COS(RADIANS([.Z$4])) * SIN(RADIANS([.$A49]))" office:value-type="float" office:value="0.40830994553732" calcext:value-type="float">
            <text:p>0,41</text:p>
          </table:table-cell>
          <table:table-cell table:style-name="ce4" table:formula="of:=COS(RADIANS([.AA$4])) * SIN(RADIANS([.$A49]))" office:value-type="float" office:value="0.398439672609296" calcext:value-type="float">
            <text:p>0,40</text:p>
          </table:table-cell>
          <table:table-cell table:style-name="ce4" table:formula="of:=COS(RADIANS([.AB$4])) * SIN(RADIANS([.$A49]))" office:value-type="float" office:value="0.388448031097224" calcext:value-type="float">
            <text:p>0,39</text:p>
          </table:table-cell>
          <table:table-cell table:style-name="ce4" table:formula="of:=COS(RADIANS([.AC$4])) * SIN(RADIANS([.$A49]))" office:value-type="float" office:value="0.3783380645519" calcext:value-type="float">
            <text:p>0,38</text:p>
          </table:table-cell>
          <table:table-cell table:style-name="ce4" table:formula="of:=COS(RADIANS([.AD$4])) * SIN(RADIANS([.$A49]))" office:value-type="float" office:value="0.368112852567069" calcext:value-type="float">
            <text:p>0,37</text:p>
          </table:table-cell>
          <table:table-cell table:style-name="ce4" table:formula="of:=COS(RADIANS([.AE$4])) * SIN(RADIANS([.$A49]))" office:value-type="float" office:value="0.357775509841357" calcext:value-type="float">
            <text:p>0,36</text:p>
          </table:table-cell>
          <table:table-cell table:style-name="ce4" table:formula="of:=COS(RADIANS([.AF$4])) * SIN(RADIANS([.$A49]))" office:value-type="float" office:value="0.347329185229499" calcext:value-type="float">
            <text:p>0,35</text:p>
          </table:table-cell>
          <table:table-cell table:style-name="ce4" table:formula="of:=COS(RADIANS([.AG$4])) * SIN(RADIANS([.$A49]))" office:value-type="float" office:value="0.336777060783166" calcext:value-type="float">
            <text:p>0,34</text:p>
          </table:table-cell>
          <table:table-cell table:style-name="ce4" table:formula="of:=COS(RADIANS([.AH$4])) * SIN(RADIANS([.$A49]))" office:value-type="float" office:value="0.326122350781686" calcext:value-type="float">
            <text:p>0,33</text:p>
          </table:table-cell>
          <table:table-cell table:style-name="ce4" table:formula="of:=COS(RADIANS([.AI$4])) * SIN(RADIANS([.$A49]))" office:value-type="float" office:value="0.315368300752939" calcext:value-type="float">
            <text:p>0,32</text:p>
          </table:table-cell>
          <table:table-cell table:style-name="ce4" table:formula="of:=COS(RADIANS([.AJ$4])) * SIN(RADIANS([.$A49]))" office:value-type="float" office:value="0.304518186484742" calcext:value-type="float">
            <text:p>0,30</text:p>
          </table:table-cell>
          <table:table-cell table:style-name="ce4" table:formula="of:=COS(RADIANS([.AK$4])) * SIN(RADIANS([.$A49]))" office:value-type="float" office:value="0.293575313027008" calcext:value-type="float">
            <text:p>0,29</text:p>
          </table:table-cell>
          <table:table-cell table:style-name="ce4" table:formula="of:=COS(RADIANS([.AL$4])) * SIN(RADIANS([.$A49]))" office:value-type="float" office:value="0.282543013684998" calcext:value-type="float">
            <text:p>0,28</text:p>
          </table:table-cell>
          <table:table-cell table:style-name="ce4" table:formula="of:=COS(RADIANS([.AM$4])) * SIN(RADIANS([.$A49]))" office:value-type="float" office:value="0.271424649003964" calcext:value-type="float">
            <text:p>0,27</text:p>
          </table:table-cell>
          <table:table-cell table:style-name="ce4" table:formula="of:=COS(RADIANS([.AN$4])) * SIN(RADIANS([.$A49]))" office:value-type="float" office:value="0.260223605745494" calcext:value-type="float">
            <text:p>0,26</text:p>
          </table:table-cell>
          <table:table-cell table:style-name="ce4" table:formula="of:=COS(RADIANS([.AO$4])) * SIN(RADIANS([.$A49]))" office:value-type="float" office:value="0.24894329585587" calcext:value-type="float">
            <text:p>0,25</text:p>
          </table:table-cell>
          <table:table-cell table:style-name="ce4" table:formula="of:=COS(RADIANS([.AP$4])) * SIN(RADIANS([.$A49]))" office:value-type="float" office:value="0.237587155426762" calcext:value-type="float">
            <text:p>0,24</text:p>
          </table:table-cell>
          <table:table-cell table:style-name="ce4" table:formula="of:=COS(RADIANS([.AQ$4])) * SIN(RADIANS([.$A49]))" office:value-type="float" office:value="0.226158643648552" calcext:value-type="float">
            <text:p>0,23</text:p>
          </table:table-cell>
          <table:table-cell table:style-name="ce4" table:formula="of:=COS(RADIANS([.AR$4])) * SIN(RADIANS([.$A49]))" office:value-type="float" office:value="0.214661241756638" calcext:value-type="float">
            <text:p>0,21</text:p>
          </table:table-cell>
          <table:table-cell table:style-name="ce4" table:formula="of:=COS(RADIANS([.AS$4])) * SIN(RADIANS([.$A49]))" office:value-type="float" office:value="0.203098451971015" calcext:value-type="float">
            <text:p>0,20</text:p>
          </table:table-cell>
          <table:table-cell table:style-name="ce4" table:formula="of:=COS(RADIANS([.AT$4])) * SIN(RADIANS([.$A49]))" office:value-type="float" office:value="0.191473796429463" calcext:value-type="float">
            <text:p>0,19</text:p>
          </table:table-cell>
          <table:table-cell table:style-name="ce4" table:formula="of:=COS(RADIANS([.AU$4])) * SIN(RADIANS([.$A49]))" office:value-type="float" office:value="0.179790816114671" calcext:value-type="float">
            <text:p>0,18</text:p>
          </table:table-cell>
          <table:table-cell table:style-name="ce4" table:formula="of:=COS(RADIANS([.AV$4])) * SIN(RADIANS([.$A49]))" office:value-type="float" office:value="0.168053069775617" calcext:value-type="float">
            <text:p>0,17</text:p>
          </table:table-cell>
          <table:table-cell table:style-name="ce4" table:formula="of:=COS(RADIANS([.AW$4])) * SIN(RADIANS([.$A49]))" office:value-type="float" office:value="0.156264132843543" calcext:value-type="float">
            <text:p>0,16</text:p>
          </table:table-cell>
          <table:table-cell table:style-name="ce4" table:formula="of:=COS(RADIANS([.AX$4])) * SIN(RADIANS([.$A49]))" office:value-type="float" office:value="0.144427596342839" calcext:value-type="float">
            <text:p>0,14</text:p>
          </table:table-cell>
          <table:table-cell table:style-name="ce4" table:formula="of:=COS(RADIANS([.AY$4])) * SIN(RADIANS([.$A49]))" office:value-type="float" office:value="0.132547065797189" calcext:value-type="float">
            <text:p>0,13</text:p>
          </table:table-cell>
          <table:table-cell table:style-name="ce4" table:formula="of:=COS(RADIANS([.AZ$4])) * SIN(RADIANS([.$A49]))" office:value-type="float" office:value="0.120626160131284" calcext:value-type="float">
            <text:p>0,12</text:p>
          </table:table-cell>
          <table:table-cell table:style-name="ce4" table:formula="of:=COS(RADIANS([.BA$4])) * SIN(RADIANS([.$A49]))" office:value-type="float" office:value="0.108668510568472" calcext:value-type="float">
            <text:p>0,11</text:p>
          </table:table-cell>
          <table:table-cell table:style-name="ce4" table:formula="of:=COS(RADIANS([.BB$4])) * SIN(RADIANS([.$A49]))" office:value-type="float" office:value="0.0966777595246446" calcext:value-type="float">
            <text:p>0,10</text:p>
          </table:table-cell>
          <table:table-cell table:style-name="ce4" table:formula="of:=COS(RADIANS([.BC$4])) * SIN(RADIANS([.$A49]))" office:value-type="float" office:value="0.0846575594987277" calcext:value-type="float">
            <text:p>0,08</text:p>
          </table:table-cell>
          <table:table-cell table:style-name="ce4" table:formula="of:=COS(RADIANS([.BD$4])) * SIN(RADIANS([.$A49]))" office:value-type="float" office:value="0.0726115719600913" calcext:value-type="float">
            <text:p>0,07</text:p>
          </table:table-cell>
          <table:table-cell table:style-name="ce4" table:formula="of:=COS(RADIANS([.BE$4])) * SIN(RADIANS([.$A49]))" office:value-type="float" office:value="0.0605434662332319" calcext:value-type="float">
            <text:p>0,06</text:p>
          </table:table-cell>
          <table:table-cell table:style-name="ce4" table:formula="of:=COS(RADIANS([.BF$4])) * SIN(RADIANS([.$A49]))" office:value-type="float" office:value="0.0484569183800599" calcext:value-type="float">
            <text:p>0,05</text:p>
          </table:table-cell>
          <table:table-cell table:style-name="ce4" table:formula="of:=COS(RADIANS([.BG$4])) * SIN(RADIANS([.$A49]))" office:value-type="float" office:value="0.0363556100801368" calcext:value-type="float">
            <text:p>0,04</text:p>
          </table:table-cell>
          <table:table-cell table:style-name="ce4" table:formula="of:=COS(RADIANS([.BH$4])) * SIN(RADIANS([.$A49]))" office:value-type="float" office:value="0.0303005725476241" calcext:value-type="float">
            <text:p>0,03</text:p>
          </table:table-cell>
          <table:table-cell table:style-name="ce4" table:formula="of:=COS(RADIANS([.BI$4])) * SIN(RADIANS([.$A49]))" office:value-type="float" office:value="0.0242432275091985" calcext:value-type="float">
            <text:p>0,02</text:p>
          </table:table-cell>
          <table:table-cell table:style-name="ce4" table:formula="of:=COS(RADIANS([.BJ$4])) * SIN(RADIANS([.$A49]))" office:value-type="float" office:value="0.0181840362551367" calcext:value-type="float">
            <text:p>0,02</text:p>
          </table:table-cell>
          <table:table-cell table:style-name="ce4" table:formula="of:=COS(RADIANS([.BK$4])) * SIN(RADIANS([.$A49]))" office:value-type="float" office:value="0.0121234602163115" calcext:value-type="float">
            <text:p>0,01</text:p>
          </table:table-cell>
          <table:table-cell table:style-name="ce4" table:formula="of:=COS(RADIANS([.BL$4])) * SIN(RADIANS([.$A49]))" office:value-type="float" office:value="0.006061960929053" calcext:value-type="float">
            <text:p>0,01</text:p>
          </table:table-cell>
          <table:table-cell table:style-name="ce4" table:formula="of:=COS(RADIANS([.BM$4])) * SIN(RADIANS([.$A49]))" office:value-type="float" office:value="4.25355574941764E-017" calcext:value-type="float">
            <text:p>0,00</text:p>
          </table:table-cell>
          <table:table-cell table:formula="of:=90-[.A49]" office:value-type="float" office:value="46" calcext:value-type="float">
            <text:p>46</text:p>
          </table:table-cell>
          <table:table-cell table:number-columns-repeated="958"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table:style-name="ce4" table:formula="of:=COS(RADIANS([.B$4])) * SIN(RADIANS([.$A50]))" office:value-type="float" office:value="0.707106781186547" calcext:value-type="float">
            <text:p>0,71</text:p>
          </table:table-cell>
          <table:table-cell table:style-name="ce4" table:formula="of:=COS(RADIANS([.C$4])) * SIN(RADIANS([.$A50]))" office:value-type="float" office:value="0.704416026402759" calcext:value-type="float">
            <text:p>0,70</text:p>
          </table:table-cell>
          <table:table-cell table:style-name="ce4" table:formula="of:=COS(RADIANS([.D$4])) * SIN(RADIANS([.$A50]))" office:value-type="float" office:value="0.696364240320019" calcext:value-type="float">
            <text:p>0,70</text:p>
          </table:table-cell>
          <table:table-cell table:style-name="ce4" table:formula="of:=COS(RADIANS([.E$4])) * SIN(RADIANS([.$A50]))" office:value-type="float" office:value="0.683012701892219" calcext:value-type="float">
            <text:p>0,68</text:p>
          </table:table-cell>
          <table:table-cell table:style-name="ce4" table:formula="of:=COS(RADIANS([.F$4])) * SIN(RADIANS([.$A50]))" office:value-type="float" office:value="0.664463024388675" calcext:value-type="float">
            <text:p>0,66</text:p>
          </table:table-cell>
          <table:table-cell table:style-name="ce4" table:formula="of:=COS(RADIANS([.G$4])) * SIN(RADIANS([.$A50]))" office:value-type="float" office:value="0.645974188021251" calcext:value-type="float">
            <text:p>0,65</text:p>
          </table:table-cell>
          <table:table-cell table:style-name="ce4" table:formula="of:=COS(RADIANS([.H$4])) * SIN(RADIANS([.$A50]))" office:value-type="float" office:value="0.63003675533505" calcext:value-type="float">
            <text:p>0,63</text:p>
          </table:table-cell>
          <table:table-cell table:style-name="ce4" table:formula="of:=COS(RADIANS([.I$4])) * SIN(RADIANS([.$A50]))" office:value-type="float" office:value="0.612372435695794" calcext:value-type="float">
            <text:p>0,61</text:p>
          </table:table-cell>
          <table:table-cell table:style-name="ce4" table:formula="of:=COS(RADIANS([.J$4])) * SIN(RADIANS([.$A50]))" office:value-type="float" office:value="0.59966055956455" calcext:value-type="float">
            <text:p>0,60</text:p>
          </table:table-cell>
          <table:table-cell table:style-name="ce4" table:formula="of:=COS(RADIANS([.K$4])) * SIN(RADIANS([.$A50]))" office:value-type="float" office:value="0.586218089412104" calcext:value-type="float">
            <text:p>0,59</text:p>
          </table:table-cell>
          <table:table-cell table:style-name="ce4" table:formula="of:=COS(RADIANS([.L$4])) * SIN(RADIANS([.$A50]))" office:value-type="float" office:value="0.572061402817684" calcext:value-type="float">
            <text:p>0,57</text:p>
          </table:table-cell>
          <table:table-cell table:style-name="ce4" table:formula="of:=COS(RADIANS([.M$4])) * SIN(RADIANS([.$A50]))" office:value-type="float" office:value="0.557207747523235" calcext:value-type="float">
            <text:p>0,56</text:p>
          </table:table-cell>
          <table:table-cell table:style-name="ce4" table:formula="of:=COS(RADIANS([.N$4])) * SIN(RADIANS([.$A50]))" office:value-type="float" office:value="0.541675220419702" calcext:value-type="float">
            <text:p>0,54</text:p>
          </table:table-cell>
          <table:table-cell table:style-name="ce4" table:formula="of:=COS(RADIANS([.O$4])) * SIN(RADIANS([.$A50]))" office:value-type="float" office:value="0.525482745498759" calcext:value-type="float">
            <text:p>0,53</text:p>
          </table:table-cell>
          <table:table-cell table:style-name="ce4" table:formula="of:=COS(RADIANS([.P$4])) * SIN(RADIANS([.$A50]))" office:value-type="float" office:value="0.508650050796837" calcext:value-type="float">
            <text:p>0,51</text:p>
          </table:table-cell>
          <table:table-cell table:style-name="ce4" table:formula="of:=COS(RADIANS([.Q$4])) * SIN(RADIANS([.$A50]))" office:value-type="float" office:value="0.5" calcext:value-type="float">
            <text:p>0,50</text:p>
          </table:table-cell>
          <table:table-cell table:style-name="ce4" table:formula="of:=COS(RADIANS([.R$4])) * SIN(RADIANS([.$A50]))" office:value-type="float" office:value="0.491197644359554" calcext:value-type="float">
            <text:p>0,49</text:p>
          </table:table-cell>
          <table:table-cell table:style-name="ce4" table:formula="of:=COS(RADIANS([.S$4])) * SIN(RADIANS([.$A50]))" office:value-type="float" office:value="0.482245665158297" calcext:value-type="float">
            <text:p>0,48</text:p>
          </table:table-cell>
          <table:table-cell table:style-name="ce4" table:formula="of:=COS(RADIANS([.T$4])) * SIN(RADIANS([.$A50]))" office:value-type="float" office:value="0.473146789255815" calcext:value-type="float">
            <text:p>0,47</text:p>
          </table:table-cell>
          <table:table-cell table:style-name="ce4" table:formula="of:=COS(RADIANS([.U$4])) * SIN(RADIANS([.$A50]))" office:value-type="float" office:value="0.46390378825785" calcext:value-type="float">
            <text:p>0,46</text:p>
          </table:table-cell>
          <table:table-cell table:style-name="ce4" table:formula="of:=COS(RADIANS([.V$4])) * SIN(RADIANS([.$A50]))" office:value-type="float" office:value="0.454519477672044" calcext:value-type="float">
            <text:p>0,45</text:p>
          </table:table-cell>
          <table:table-cell table:style-name="ce4" table:formula="of:=COS(RADIANS([.W$4])) * SIN(RADIANS([.$A50]))" office:value-type="float" office:value="0.44499671605031" calcext:value-type="float">
            <text:p>0,44</text:p>
          </table:table-cell>
          <table:table-cell table:style-name="ce4" table:formula="of:=COS(RADIANS([.X$4])) * SIN(RADIANS([.$A50]))" office:value-type="float" office:value="0.435338404118087" calcext:value-type="float">
            <text:p>0,44</text:p>
          </table:table-cell>
          <table:table-cell table:style-name="ce4" table:formula="of:=COS(RADIANS([.Y$4])) * SIN(RADIANS([.$A50]))" office:value-type="float" office:value="0.425547483890752" calcext:value-type="float">
            <text:p>0,43</text:p>
          </table:table-cell>
          <table:table-cell table:style-name="ce4" table:formula="of:=COS(RADIANS([.Z$4])) * SIN(RADIANS([.$A50]))" office:value-type="float" office:value="0.415626937777453" calcext:value-type="float">
            <text:p>0,42</text:p>
          </table:table-cell>
          <table:table-cell table:style-name="ce4" table:formula="of:=COS(RADIANS([.AA$4])) * SIN(RADIANS([.$A50]))" office:value-type="float" office:value="0.405579787672639" calcext:value-type="float">
            <text:p>0,41</text:p>
          </table:table-cell>
          <table:table-cell table:style-name="ce4" table:formula="of:=COS(RADIANS([.AB$4])) * SIN(RADIANS([.$A50]))" office:value-type="float" office:value="0.39540909403556" calcext:value-type="float">
            <text:p>0,40</text:p>
          </table:table-cell>
          <table:table-cell table:style-name="ce4" table:formula="of:=COS(RADIANS([.AC$4])) * SIN(RADIANS([.$A50]))" office:value-type="float" office:value="0.385117954958023" calcext:value-type="float">
            <text:p>0,39</text:p>
          </table:table-cell>
          <table:table-cell table:style-name="ce4" table:formula="of:=COS(RADIANS([.AD$4])) * SIN(RADIANS([.$A50]))" office:value-type="float" office:value="0.374709505220685" calcext:value-type="float">
            <text:p>0,37</text:p>
          </table:table-cell>
          <table:table-cell table:style-name="ce4" table:formula="of:=COS(RADIANS([.AE$4])) * SIN(RADIANS([.$A50]))" office:value-type="float" office:value="0.364186915338164" calcext:value-type="float">
            <text:p>0,36</text:p>
          </table:table-cell>
          <table:table-cell table:style-name="ce4" table:formula="of:=COS(RADIANS([.AF$4])) * SIN(RADIANS([.$A50]))" office:value-type="float" office:value="0.353553390593274" calcext:value-type="float">
            <text:p>0,35</text:p>
          </table:table-cell>
          <table:table-cell table:style-name="ce4" table:formula="of:=COS(RADIANS([.AG$4])) * SIN(RADIANS([.$A50]))" office:value-type="float" office:value="0.34281217006066" calcext:value-type="float">
            <text:p>0,34</text:p>
          </table:table-cell>
          <table:table-cell table:style-name="ce4" table:formula="of:=COS(RADIANS([.AH$4])) * SIN(RADIANS([.$A50]))" office:value-type="float" office:value="0.331966525620149" calcext:value-type="float">
            <text:p>0,33</text:p>
          </table:table-cell>
          <table:table-cell table:style-name="ce4" table:formula="of:=COS(RADIANS([.AI$4])) * SIN(RADIANS([.$A50]))" office:value-type="float" office:value="0.321019760960103" calcext:value-type="float">
            <text:p>0,32</text:p>
          </table:table-cell>
          <table:table-cell table:style-name="ce4" table:formula="of:=COS(RADIANS([.AJ$4])) * SIN(RADIANS([.$A50]))" office:value-type="float" office:value="0.30997521057108" calcext:value-type="float">
            <text:p>0,31</text:p>
          </table:table-cell>
          <table:table-cell table:style-name="ce4" table:formula="of:=COS(RADIANS([.AK$4])) * SIN(RADIANS([.$A50]))" office:value-type="float" office:value="0.29883623873012" calcext:value-type="float">
            <text:p>0,30</text:p>
          </table:table-cell>
          <table:table-cell table:style-name="ce4" table:formula="of:=COS(RADIANS([.AL$4])) * SIN(RADIANS([.$A50]))" office:value-type="float" office:value="0.287606238475951" calcext:value-type="float">
            <text:p>0,29</text:p>
          </table:table-cell>
          <table:table-cell table:style-name="ce4" table:formula="of:=COS(RADIANS([.AM$4])) * SIN(RADIANS([.$A50]))" office:value-type="float" office:value="0.276288630575438" calcext:value-type="float">
            <text:p>0,28</text:p>
          </table:table-cell>
          <table:table-cell table:style-name="ce4" table:formula="of:=COS(RADIANS([.AN$4])) * SIN(RADIANS([.$A50]))" office:value-type="float" office:value="0.264886862481583" calcext:value-type="float">
            <text:p>0,26</text:p>
          </table:table-cell>
          <table:table-cell table:style-name="ce4" table:formula="of:=COS(RADIANS([.AO$4])) * SIN(RADIANS([.$A50]))" office:value-type="float" office:value="0.2534044072834" calcext:value-type="float">
            <text:p>0,25</text:p>
          </table:table-cell>
          <table:table-cell table:style-name="ce4" table:formula="of:=COS(RADIANS([.AP$4])) * SIN(RADIANS([.$A50]))" office:value-type="float" office:value="0.241844762647975" calcext:value-type="float">
            <text:p>0,24</text:p>
          </table:table-cell>
          <table:table-cell table:style-name="ce4" table:formula="of:=COS(RADIANS([.AQ$4])) * SIN(RADIANS([.$A50]))" office:value-type="float" office:value="0.230211449755045" calcext:value-type="float">
            <text:p>0,23</text:p>
          </table:table-cell>
          <table:table-cell table:style-name="ce4" table:formula="of:=COS(RADIANS([.AR$4])) * SIN(RADIANS([.$A50]))" office:value-type="float" office:value="0.218508012224411" calcext:value-type="float">
            <text:p>0,22</text:p>
          </table:table-cell>
          <table:table-cell table:style-name="ce4" table:formula="of:=COS(RADIANS([.AS$4])) * SIN(RADIANS([.$A50]))" office:value-type="float" office:value="0.206738015036518" calcext:value-type="float">
            <text:p>0,21</text:p>
          </table:table-cell>
          <table:table-cell table:style-name="ce4" table:formula="of:=COS(RADIANS([.AT$4])) * SIN(RADIANS([.$A50]))" office:value-type="float" office:value="0.194905043446529" calcext:value-type="float">
            <text:p>0,19</text:p>
          </table:table-cell>
          <table:table-cell table:style-name="ce4" table:formula="of:=COS(RADIANS([.AU$4])) * SIN(RADIANS([.$A50]))" office:value-type="float" office:value="0.183012701892219" calcext:value-type="float">
            <text:p>0,18</text:p>
          </table:table-cell>
          <table:table-cell table:style-name="ce4" table:formula="of:=COS(RADIANS([.AV$4])) * SIN(RADIANS([.$A50]))" office:value-type="float" office:value="0.171064612896029" calcext:value-type="float">
            <text:p>0,17</text:p>
          </table:table-cell>
          <table:table-cell table:style-name="ce4" table:formula="of:=COS(RADIANS([.AW$4])) * SIN(RADIANS([.$A50]))" office:value-type="float" office:value="0.159064415961611" calcext:value-type="float">
            <text:p>0,16</text:p>
          </table:table-cell>
          <table:table-cell table:style-name="ce4" table:formula="of:=COS(RADIANS([.AX$4])) * SIN(RADIANS([.$A50]))" office:value-type="float" office:value="0.147015766465198" calcext:value-type="float">
            <text:p>0,15</text:p>
          </table:table-cell>
          <table:table-cell table:style-name="ce4" table:formula="of:=COS(RADIANS([.AY$4])) * SIN(RADIANS([.$A50]))" office:value-type="float" office:value="0.134922334542147" calcext:value-type="float">
            <text:p>0,13</text:p>
          </table:table-cell>
          <table:table-cell table:style-name="ce4" table:formula="of:=COS(RADIANS([.AZ$4])) * SIN(RADIANS([.$A50]))" office:value-type="float" office:value="0.122787803968973" calcext:value-type="float">
            <text:p>0,12</text:p>
          </table:table-cell>
          <table:table-cell table:style-name="ce4" table:formula="of:=COS(RADIANS([.BA$4])) * SIN(RADIANS([.$A50]))" office:value-type="float" office:value="0.110615871041237" calcext:value-type="float">
            <text:p>0,11</text:p>
          </table:table-cell>
          <table:table-cell table:style-name="ce4" table:formula="of:=COS(RADIANS([.BB$4])) * SIN(RADIANS([.$A50]))" office:value-type="float" office:value="0.0984102434476223" calcext:value-type="float">
            <text:p>0,10</text:p>
          </table:table-cell>
          <table:table-cell table:style-name="ce4" table:formula="of:=COS(RADIANS([.BC$4])) * SIN(RADIANS([.$A50]))" office:value-type="float" office:value="0.0861746391405318" calcext:value-type="float">
            <text:p>0,09</text:p>
          </table:table-cell>
          <table:table-cell table:style-name="ce4" table:formula="of:=COS(RADIANS([.BD$4])) * SIN(RADIANS([.$A50]))" office:value-type="float" office:value="0.0739127852035667" calcext:value-type="float">
            <text:p>0,07</text:p>
          </table:table-cell>
          <table:table-cell table:style-name="ce4" table:formula="of:=COS(RADIANS([.BE$4])) * SIN(RADIANS([.$A50]))" office:value-type="float" office:value="0.0616284167162195" calcext:value-type="float">
            <text:p>0,06</text:p>
          </table:table-cell>
          <table:table-cell table:style-name="ce4" table:formula="of:=COS(RADIANS([.BF$4])) * SIN(RADIANS([.$A50]))" office:value-type="float" office:value="0.0493252756161323" calcext:value-type="float">
            <text:p>0,05</text:p>
          </table:table-cell>
          <table:table-cell table:style-name="ce4" table:formula="of:=COS(RADIANS([.BG$4])) * SIN(RADIANS([.$A50]))" office:value-type="float" office:value="0.0370071095592681" calcext:value-type="float">
            <text:p>0,04</text:p>
          </table:table-cell>
          <table:table-cell table:style-name="ce4" table:formula="of:=COS(RADIANS([.BH$4])) * SIN(RADIANS([.$A50]))" office:value-type="float" office:value="0.0308435645972319" calcext:value-type="float">
            <text:p>0,03</text:p>
          </table:table-cell>
          <table:table-cell table:style-name="ce4" table:formula="of:=COS(RADIANS([.BI$4])) * SIN(RADIANS([.$A50]))" office:value-type="float" office:value="0.0246776707783361" calcext:value-type="float">
            <text:p>0,02</text:p>
          </table:table-cell>
          <table:table-cell table:style-name="ce4" table:formula="of:=COS(RADIANS([.BJ$4])) * SIN(RADIANS([.$A50]))" office:value-type="float" office:value="0.018509897659267" calcext:value-type="float">
            <text:p>0,02</text:p>
          </table:table-cell>
          <table:table-cell table:style-name="ce4" table:formula="of:=COS(RADIANS([.BK$4])) * SIN(RADIANS([.$A50]))" office:value-type="float" office:value="0.012340714939827" calcext:value-type="float">
            <text:p>0,01</text:p>
          </table:table-cell>
          <table:table-cell table:style-name="ce4" table:formula="of:=COS(RADIANS([.BL$4])) * SIN(RADIANS([.$A50]))" office:value-type="float" office:value="0.00617059242716531" calcext:value-type="float">
            <text:p>0,01</text:p>
          </table:table-cell>
          <table:table-cell table:style-name="ce4" table:formula="of:=COS(RADIANS([.BM$4])) * SIN(RADIANS([.$A50]))" office:value-type="float" office:value="4.32978028117747E-017" calcext:value-type="float">
            <text:p>0,00</text:p>
          </table:table-cell>
          <table:table-cell table:formula="of:=90-[.A50]" office:value-type="float" office:value="45" calcext:value-type="float">
            <text:p>45</text:p>
          </table:table-cell>
          <table:table-cell table:number-columns-repeated="958"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table:style-name="ce4" table:formula="of:=COS(RADIANS([.B$4])) * SIN(RADIANS([.$A51]))" office:value-type="float" office:value="0.719339800338651" calcext:value-type="float">
            <text:p>0,72</text:p>
          </table:table-cell>
          <table:table-cell table:style-name="ce4" table:formula="of:=COS(RADIANS([.C$4])) * SIN(RADIANS([.$A51]))" office:value-type="float" office:value="0.716602495223739" calcext:value-type="float">
            <text:p>0,72</text:p>
          </table:table-cell>
          <table:table-cell table:style-name="ce4" table:formula="of:=COS(RADIANS([.D$4])) * SIN(RADIANS([.$A51]))" office:value-type="float" office:value="0.708411412423757" calcext:value-type="float">
            <text:p>0,71</text:p>
          </table:table-cell>
          <table:table-cell table:style-name="ce4" table:formula="of:=COS(RADIANS([.E$4])) * SIN(RADIANS([.$A51]))" office:value-type="float" office:value="0.694828891024725" calcext:value-type="float">
            <text:p>0,69</text:p>
          </table:table-cell>
          <table:table-cell table:style-name="ce4" table:formula="of:=COS(RADIANS([.F$4])) * SIN(RADIANS([.$A51]))" office:value-type="float" office:value="0.675958302215839" calcext:value-type="float">
            <text:p>0,68</text:p>
          </table:table-cell>
          <table:table-cell table:style-name="ce4" table:formula="of:=COS(RADIANS([.G$4])) * SIN(RADIANS([.$A51]))" office:value-type="float" office:value="0.65714960710091" calcext:value-type="float">
            <text:p>0,66</text:p>
          </table:table-cell>
          <table:table-cell table:style-name="ce4" table:formula="of:=COS(RADIANS([.H$4])) * SIN(RADIANS([.$A51]))" office:value-type="float" office:value="0.640936455210096" calcext:value-type="float">
            <text:p>0,64</text:p>
          </table:table-cell>
          <table:table-cell table:style-name="ce4" table:formula="of:=COS(RADIANS([.I$4])) * SIN(RADIANS([.$A51]))" office:value-type="float" office:value="0.622966541046498" calcext:value-type="float">
            <text:p>0,62</text:p>
          </table:table-cell>
          <table:table-cell table:style-name="ce4" table:formula="of:=COS(RADIANS([.J$4])) * SIN(RADIANS([.$A51]))" office:value-type="float" office:value="0.610034748166737" calcext:value-type="float">
            <text:p>0,61</text:p>
          </table:table-cell>
          <table:table-cell table:style-name="ce4" table:formula="of:=COS(RADIANS([.K$4])) * SIN(RADIANS([.$A51]))" office:value-type="float" office:value="0.596359721914984" calcext:value-type="float">
            <text:p>0,60</text:p>
          </table:table-cell>
          <table:table-cell table:style-name="ce4" table:formula="of:=COS(RADIANS([.L$4])) * SIN(RADIANS([.$A51]))" office:value-type="float" office:value="0.58195812320425" calcext:value-type="float">
            <text:p>0,58</text:p>
          </table:table-cell>
          <table:table-cell table:style-name="ce4" table:formula="of:=COS(RADIANS([.M$4])) * SIN(RADIANS([.$A51]))" office:value-type="float" office:value="0.566847498164169" calcext:value-type="float">
            <text:p>0,57</text:p>
          </table:table-cell>
          <table:table-cell table:style-name="ce4" table:formula="of:=COS(RADIANS([.N$4])) * SIN(RADIANS([.$A51]))" office:value-type="float" office:value="0.551046256763739" calcext:value-type="float">
            <text:p>0,55</text:p>
          </table:table-cell>
          <table:table-cell table:style-name="ce4" table:formula="of:=COS(RADIANS([.O$4])) * SIN(RADIANS([.$A51]))" office:value-type="float" office:value="0.53457365038161" calcext:value-type="float">
            <text:p>0,53</text:p>
          </table:table-cell>
          <table:table-cell table:style-name="ce4" table:formula="of:=COS(RADIANS([.P$4])) * SIN(RADIANS([.$A51]))" office:value-type="float" office:value="0.51744974835125" calcext:value-type="float">
            <text:p>0,52</text:p>
          </table:table-cell>
          <table:table-cell table:style-name="ce4" table:formula="of:=COS(RADIANS([.Q$4])) * SIN(RADIANS([.$A51]))" office:value-type="float" office:value="0.508650050796837" calcext:value-type="float">
            <text:p>0,51</text:p>
          </table:table-cell>
          <table:table-cell table:style-name="ce4" table:formula="of:=COS(RADIANS([.R$4])) * SIN(RADIANS([.$A51]))" office:value-type="float" office:value="0.499695413509548" calcext:value-type="float">
            <text:p>0,50</text:p>
          </table:table-cell>
          <table:table-cell table:style-name="ce4" table:formula="of:=COS(RADIANS([.S$4])) * SIN(RADIANS([.$A51]))" office:value-type="float" office:value="0.490588564158645" calcext:value-type="float">
            <text:p>0,49</text:p>
          </table:table-cell>
          <table:table-cell table:style-name="ce4" table:formula="of:=COS(RADIANS([.T$4])) * SIN(RADIANS([.$A51]))" office:value-type="float" office:value="0.481332276778662" calcext:value-type="float">
            <text:p>0,48</text:p>
          </table:table-cell>
          <table:table-cell table:style-name="ce4" table:formula="of:=COS(RADIANS([.U$4])) * SIN(RADIANS([.$A51]))" office:value-type="float" office:value="0.471929370924401" calcext:value-type="float">
            <text:p>0,47</text:p>
          </table:table-cell>
          <table:table-cell table:style-name="ce4" table:formula="of:=COS(RADIANS([.V$4])) * SIN(RADIANS([.$A51]))" office:value-type="float" office:value="0.462382710812074" calcext:value-type="float">
            <text:p>0,46</text:p>
          </table:table-cell>
          <table:table-cell table:style-name="ce4" table:formula="of:=COS(RADIANS([.W$4])) * SIN(RADIANS([.$A51]))" office:value-type="float" office:value="0.452695204446832" calcext:value-type="float">
            <text:p>0,45</text:p>
          </table:table-cell>
          <table:table-cell table:style-name="ce4" table:formula="of:=COS(RADIANS([.X$4])) * SIN(RADIANS([.$A51]))" office:value-type="float" office:value="0.442869802736958" calcext:value-type="float">
            <text:p>0,44</text:p>
          </table:table-cell>
          <table:table-cell table:style-name="ce4" table:formula="of:=COS(RADIANS([.Y$4])) * SIN(RADIANS([.$A51]))" office:value-type="float" office:value="0.432909498594995" calcext:value-type="float">
            <text:p>0,43</text:p>
          </table:table-cell>
          <table:table-cell table:style-name="ce4" table:formula="of:=COS(RADIANS([.Z$4])) * SIN(RADIANS([.$A51]))" office:value-type="float" office:value="0.422817326026071" calcext:value-type="float">
            <text:p>0,42</text:p>
          </table:table-cell>
          <table:table-cell table:style-name="ce4" table:formula="of:=COS(RADIANS([.AA$4])) * SIN(RADIANS([.$A51]))" office:value-type="float" office:value="0.412596359203717" calcext:value-type="float">
            <text:p>0,41</text:p>
          </table:table-cell>
          <table:table-cell table:style-name="ce4" table:formula="of:=COS(RADIANS([.AB$4])) * SIN(RADIANS([.$A51]))" office:value-type="float" office:value="0.402249711533438" calcext:value-type="float">
            <text:p>0,40</text:p>
          </table:table-cell>
          <table:table-cell table:style-name="ce4" table:formula="of:=COS(RADIANS([.AC$4])) * SIN(RADIANS([.$A51]))" office:value-type="float" office:value="0.391780534704345" calcext:value-type="float">
            <text:p>0,39</text:p>
          </table:table-cell>
          <table:table-cell table:style-name="ce4" table:formula="of:=COS(RADIANS([.AD$4])) * SIN(RADIANS([.$A51]))" office:value-type="float" office:value="0.381192017729118" calcext:value-type="float">
            <text:p>0,38</text:p>
          </table:table-cell>
          <table:table-cell table:style-name="ce4" table:formula="of:=COS(RADIANS([.AE$4])) * SIN(RADIANS([.$A51]))" office:value-type="float" office:value="0.370487385972602" calcext:value-type="float">
            <text:p>0,37</text:p>
          </table:table-cell>
          <table:table-cell table:style-name="ce4" table:formula="of:=COS(RADIANS([.AF$4])) * SIN(RADIANS([.$A51]))" office:value-type="float" office:value="0.359669900169326" calcext:value-type="float">
            <text:p>0,36</text:p>
          </table:table-cell>
          <table:table-cell table:style-name="ce4" table:formula="of:=COS(RADIANS([.AG$4])) * SIN(RADIANS([.$A51]))" office:value-type="float" office:value="0.348742855430257" calcext:value-type="float">
            <text:p>0,35</text:p>
          </table:table-cell>
          <table:table-cell table:style-name="ce4" table:formula="of:=COS(RADIANS([.AH$4])) * SIN(RADIANS([.$A51]))" office:value-type="float" office:value="0.337709580239077" calcext:value-type="float">
            <text:p>0,34</text:p>
          </table:table-cell>
          <table:table-cell table:style-name="ce4" table:formula="of:=COS(RADIANS([.AI$4])) * SIN(RADIANS([.$A51]))" office:value-type="float" office:value="0.32657343543829" calcext:value-type="float">
            <text:p>0,33</text:p>
          </table:table-cell>
          <table:table-cell table:style-name="ce4" table:formula="of:=COS(RADIANS([.AJ$4])) * SIN(RADIANS([.$A51]))" office:value-type="float" office:value="0.31533781320548" calcext:value-type="float">
            <text:p>0,32</text:p>
          </table:table-cell>
          <table:table-cell table:style-name="ce4" table:formula="of:=COS(RADIANS([.AK$4])) * SIN(RADIANS([.$A51]))" office:value-type="float" office:value="0.304006136020022" calcext:value-type="float">
            <text:p>0,30</text:p>
          </table:table-cell>
          <table:table-cell table:style-name="ce4" table:formula="of:=COS(RADIANS([.AL$4])) * SIN(RADIANS([.$A51]))" office:value-type="float" office:value="0.292581855620559" calcext:value-type="float">
            <text:p>0,29</text:p>
          </table:table-cell>
          <table:table-cell table:style-name="ce4" table:formula="of:=COS(RADIANS([.AM$4])) * SIN(RADIANS([.$A51]))" office:value-type="float" office:value="0.28106845195357" calcext:value-type="float">
            <text:p>0,28</text:p>
          </table:table-cell>
          <table:table-cell table:style-name="ce4" table:formula="of:=COS(RADIANS([.AN$4])) * SIN(RADIANS([.$A51]))" office:value-type="float" office:value="0.269469432113344" calcext:value-type="float">
            <text:p>0,27</text:p>
          </table:table-cell>
          <table:table-cell table:style-name="ce4" table:formula="of:=COS(RADIANS([.AO$4])) * SIN(RADIANS([.$A51]))" office:value-type="float" office:value="0.257788329273688" calcext:value-type="float">
            <text:p>0,26</text:p>
          </table:table-cell>
          <table:table-cell table:style-name="ce4" table:formula="of:=COS(RADIANS([.AP$4])) * SIN(RADIANS([.$A51]))" office:value-type="float" office:value="0.246028701611683" calcext:value-type="float">
            <text:p>0,25</text:p>
          </table:table-cell>
          <table:table-cell table:style-name="ce4" table:formula="of:=COS(RADIANS([.AQ$4])) * SIN(RADIANS([.$A51]))" office:value-type="float" office:value="0.234194131223834" calcext:value-type="float">
            <text:p>0,23</text:p>
          </table:table-cell>
          <table:table-cell table:style-name="ce4" table:formula="of:=COS(RADIANS([.AR$4])) * SIN(RADIANS([.$A51]))" office:value-type="float" office:value="0.222288223034925" calcext:value-type="float">
            <text:p>0,22</text:p>
          </table:table-cell>
          <table:table-cell table:style-name="ce4" table:formula="of:=COS(RADIANS([.AS$4])) * SIN(RADIANS([.$A51]))" office:value-type="float" office:value="0.210314603699924" calcext:value-type="float">
            <text:p>0,21</text:p>
          </table:table-cell>
          <table:table-cell table:style-name="ce4" table:formula="of:=COS(RADIANS([.AT$4])) * SIN(RADIANS([.$A51]))" office:value-type="float" office:value="0.198276920499274" calcext:value-type="float">
            <text:p>0,20</text:p>
          </table:table-cell>
          <table:table-cell table:style-name="ce4" table:formula="of:=COS(RADIANS([.AU$4])) * SIN(RADIANS([.$A51]))" office:value-type="float" office:value="0.186178840227888" calcext:value-type="float">
            <text:p>0,19</text:p>
          </table:table-cell>
          <table:table-cell table:style-name="ce4" table:formula="of:=COS(RADIANS([.AV$4])) * SIN(RADIANS([.$A51]))" office:value-type="float" office:value="0.174024048078213" calcext:value-type="float">
            <text:p>0,17</text:p>
          </table:table-cell>
          <table:table-cell table:style-name="ce4" table:formula="of:=COS(RADIANS([.AW$4])) * SIN(RADIANS([.$A51]))" office:value-type="float" office:value="0.161816246517685" calcext:value-type="float">
            <text:p>0,16</text:p>
          </table:table-cell>
          <table:table-cell table:style-name="ce4" table:formula="of:=COS(RADIANS([.AX$4])) * SIN(RADIANS([.$A51]))" office:value-type="float" office:value="0.149559154160918" calcext:value-type="float">
            <text:p>0,15</text:p>
          </table:table-cell>
          <table:table-cell table:style-name="ce4" table:formula="of:=COS(RADIANS([.AY$4])) * SIN(RADIANS([.$A51]))" office:value-type="float" office:value="0.137256504636982" calcext:value-type="float">
            <text:p>0,14</text:p>
          </table:table-cell>
          <table:table-cell table:style-name="ce4" table:formula="of:=COS(RADIANS([.AZ$4])) * SIN(RADIANS([.$A51]))" office:value-type="float" office:value="0.1249120454521" calcext:value-type="float">
            <text:p>0,12</text:p>
          </table:table-cell>
          <table:table-cell table:style-name="ce4" table:formula="of:=COS(RADIANS([.BA$4])) * SIN(RADIANS([.$A51]))" office:value-type="float" office:value="0.112529536848123" calcext:value-type="float">
            <text:p>0,11</text:p>
          </table:table-cell>
          <table:table-cell table:style-name="ce4" table:formula="of:=COS(RADIANS([.BB$4])) * SIN(RADIANS([.$A51]))" office:value-type="float" office:value="0.100112750657124" calcext:value-type="float">
            <text:p>0,10</text:p>
          </table:table-cell>
          <table:table-cell table:style-name="ce4" table:formula="of:=COS(RADIANS([.BC$4])) * SIN(RADIANS([.$A51]))" office:value-type="float" office:value="0.0876654691524613" calcext:value-type="float">
            <text:p>0,09</text:p>
          </table:table-cell>
          <table:table-cell table:style-name="ce4" table:formula="of:=COS(RADIANS([.BD$4])) * SIN(RADIANS([.$A51]))" office:value-type="float" office:value="0.0751914838966598" calcext:value-type="float">
            <text:p>0,08</text:p>
          </table:table-cell>
          <table:table-cell table:style-name="ce4" table:formula="of:=COS(RADIANS([.BE$4])) * SIN(RADIANS([.$A51]))" office:value-type="float" office:value="0.0626945945864674" calcext:value-type="float">
            <text:p>0,06</text:p>
          </table:table-cell>
          <table:table-cell table:style-name="ce4" table:formula="of:=COS(RADIANS([.BF$4])) * SIN(RADIANS([.$A51]))" office:value-type="float" office:value="0.0501786078954274" calcext:value-type="float">
            <text:p>0,05</text:p>
          </table:table-cell>
          <table:table-cell table:style-name="ce4" table:formula="of:=COS(RADIANS([.BG$4])) * SIN(RADIANS([.$A51]))" office:value-type="float" office:value="0.0376473363143317" calcext:value-type="float">
            <text:p>0,04</text:p>
          </table:table-cell>
          <table:table-cell table:style-name="ce4" table:formula="of:=COS(RADIANS([.BH$4])) * SIN(RADIANS([.$A51]))" office:value-type="float" office:value="0.0313771613982751" calcext:value-type="float">
            <text:p>0,03</text:p>
          </table:table-cell>
          <table:table-cell table:style-name="ce4" table:formula="of:=COS(RADIANS([.BI$4])) * SIN(RADIANS([.$A51]))" office:value-type="float" office:value="0.0251045969898965" calcext:value-type="float">
            <text:p>0,03</text:p>
          </table:table-cell>
          <table:table-cell table:style-name="ce4" table:formula="of:=COS(RADIANS([.BJ$4])) * SIN(RADIANS([.$A51]))" office:value-type="float" office:value="0.0188301207692608" calcext:value-type="float">
            <text:p>0,02</text:p>
          </table:table-cell>
          <table:table-cell table:style-name="ce4" table:formula="of:=COS(RADIANS([.BK$4])) * SIN(RADIANS([.$A51]))" office:value-type="float" office:value="0.0125542105620246" calcext:value-type="float">
            <text:p>0,01</text:p>
          </table:table-cell>
          <table:table-cell table:style-name="ce4" table:formula="of:=COS(RADIANS([.BL$4])) * SIN(RADIANS([.$A51]))" office:value-type="float" office:value="0.00627734430304843" calcext:value-type="float">
            <text:p>0,01</text:p>
          </table:table-cell>
          <table:table-cell table:style-name="ce4" table:formula="of:=COS(RADIANS([.BM$4])) * SIN(RADIANS([.$A51]))" office:value-type="float" office:value="4.40468591992013E-017" calcext:value-type="float">
            <text:p>0,00</text:p>
          </table:table-cell>
          <table:table-cell table:formula="of:=90-[.A51]" office:value-type="float" office:value="44" calcext:value-type="float">
            <text:p>44</text:p>
          </table:table-cell>
          <table:table-cell table:number-columns-repeated="958"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table:style-name="ce4" table:formula="of:=COS(RADIANS([.B$4])) * SIN(RADIANS([.$A52]))" office:value-type="float" office:value="0.73135370161917" calcext:value-type="float">
            <text:p>0,73</text:p>
          </table:table-cell>
          <table:table-cell table:style-name="ce4" table:formula="of:=COS(RADIANS([.C$4])) * SIN(RADIANS([.$A52]))" office:value-type="float" office:value="0.72857067998279" calcext:value-type="float">
            <text:p>0,73</text:p>
          </table:table-cell>
          <table:table-cell table:style-name="ce4" table:formula="of:=COS(RADIANS([.D$4])) * SIN(RADIANS([.$A52]))" office:value-type="float" office:value="0.720242795548736" calcext:value-type="float">
            <text:p>0,72</text:p>
          </table:table-cell>
          <table:table-cell table:style-name="ce4" table:formula="of:=COS(RADIANS([.E$4])) * SIN(RADIANS([.$A52]))" office:value-type="float" office:value="0.706433428546066" calcext:value-type="float">
            <text:p>0,71</text:p>
          </table:table-cell>
          <table:table-cell table:style-name="ce4" table:formula="of:=COS(RADIANS([.F$4])) * SIN(RADIANS([.$A52]))" office:value-type="float" office:value="0.687247676595994" calcext:value-type="float">
            <text:p>0,69</text:p>
          </table:table-cell>
          <table:table-cell table:style-name="ce4" table:formula="of:=COS(RADIANS([.G$4])) * SIN(RADIANS([.$A52]))" office:value-type="float" office:value="0.668124852044295" calcext:value-type="float">
            <text:p>0,67</text:p>
          </table:table-cell>
          <table:table-cell table:style-name="ce4" table:formula="of:=COS(RADIANS([.H$4])) * SIN(RADIANS([.$A52]))" office:value-type="float" office:value="0.651640919631994" calcext:value-type="float">
            <text:p>0,65</text:p>
          </table:table-cell>
          <table:table-cell table:style-name="ce4" table:formula="of:=COS(RADIANS([.I$4])) * SIN(RADIANS([.$A52]))" office:value-type="float" office:value="0.633370884753986" calcext:value-type="float">
            <text:p>0,63</text:p>
          </table:table-cell>
          <table:table-cell table:style-name="ce4" table:formula="of:=COS(RADIANS([.J$4])) * SIN(RADIANS([.$A52]))" office:value-type="float" office:value="0.620223114275092" calcext:value-type="float">
            <text:p>0,62</text:p>
          </table:table-cell>
          <table:table-cell table:style-name="ce4" table:formula="of:=COS(RADIANS([.K$4])) * SIN(RADIANS([.$A52]))" office:value-type="float" office:value="0.606319697469501" calcext:value-type="float">
            <text:p>0,61</text:p>
          </table:table-cell>
          <table:table-cell table:style-name="ce4" table:formula="of:=COS(RADIANS([.L$4])) * SIN(RADIANS([.$A52]))" office:value-type="float" office:value="0.591677573508933" calcext:value-type="float">
            <text:p>0,59</text:p>
          </table:table-cell>
          <table:table-cell table:style-name="ce4" table:formula="of:=COS(RADIANS([.M$4])) * SIN(RADIANS([.$A52]))" office:value-type="float" office:value="0.576314581565988" calcext:value-type="float">
            <text:p>0,58</text:p>
          </table:table-cell>
          <table:table-cell table:style-name="ce4" table:formula="of:=COS(RADIANS([.N$4])) * SIN(RADIANS([.$A52]))" office:value-type="float" office:value="0.560249439079861" calcext:value-type="float">
            <text:p>0,56</text:p>
          </table:table-cell>
          <table:table-cell table:style-name="ce4" table:formula="of:=COS(RADIANS([.O$4])) * SIN(RADIANS([.$A52]))" office:value-type="float" office:value="0.543501718952025" calcext:value-type="float">
            <text:p>0,54</text:p>
          </table:table-cell>
          <table:table-cell table:style-name="ce4" table:formula="of:=COS(RADIANS([.P$4])) * SIN(RADIANS([.$A52]))" office:value-type="float" office:value="0.526091825699668" calcext:value-type="float">
            <text:p>0,53</text:p>
          </table:table-cell>
          <table:table-cell table:style-name="ce4" table:formula="of:=COS(RADIANS([.Q$4])) * SIN(RADIANS([.$A52]))" office:value-type="float" office:value="0.517145161860798" calcext:value-type="float">
            <text:p>0,52</text:p>
          </table:table-cell>
          <table:table-cell table:style-name="ce4" table:formula="of:=COS(RADIANS([.R$4])) * SIN(RADIANS([.$A52]))" office:value-type="float" office:value="0.508040970595929" calcext:value-type="float">
            <text:p>0,51</text:p>
          </table:table-cell>
          <table:table-cell table:style-name="ce4" table:formula="of:=COS(RADIANS([.S$4])) * SIN(RADIANS([.$A52]))" office:value-type="float" office:value="0.498782025129912" calcext:value-type="float">
            <text:p>0,50</text:p>
          </table:table-cell>
          <table:table-cell table:style-name="ce4" table:formula="of:=COS(RADIANS([.T$4])) * SIN(RADIANS([.$A52]))" office:value-type="float" office:value="0.489371145827231" calcext:value-type="float">
            <text:p>0,49</text:p>
          </table:table-cell>
          <table:table-cell table:style-name="ce4" table:formula="of:=COS(RADIANS([.U$4])) * SIN(RADIANS([.$A52]))" office:value-type="float" office:value="0.479811199332886" calcext:value-type="float">
            <text:p>0,48</text:p>
          </table:table-cell>
          <table:table-cell table:style-name="ce4" table:formula="of:=COS(RADIANS([.V$4])) * SIN(RADIANS([.$A52]))" office:value-type="float" office:value="0.470105097699189" calcext:value-type="float">
            <text:p>0,47</text:p>
          </table:table-cell>
          <table:table-cell table:style-name="ce4" table:formula="of:=COS(RADIANS([.W$4])) * SIN(RADIANS([.$A52]))" office:value-type="float" office:value="0.460255797498723" calcext:value-type="float">
            <text:p>0,46</text:p>
          </table:table-cell>
          <table:table-cell table:style-name="ce4" table:formula="of:=COS(RADIANS([.X$4])) * SIN(RADIANS([.$A52]))" office:value-type="float" office:value="0.45026629892374" calcext:value-type="float">
            <text:p>0,45</text:p>
          </table:table-cell>
          <table:table-cell table:style-name="ce4" table:formula="of:=COS(RADIANS([.Y$4])) * SIN(RADIANS([.$A52]))" office:value-type="float" office:value="0.440139644872277" calcext:value-type="float">
            <text:p>0,44</text:p>
          </table:table-cell>
          <table:table-cell table:style-name="ce4" table:formula="of:=COS(RADIANS([.Z$4])) * SIN(RADIANS([.$A52]))" office:value-type="float" office:value="0.429878920021258" calcext:value-type="float">
            <text:p>0,43</text:p>
          </table:table-cell>
          <table:table-cell table:style-name="ce4" table:formula="of:=COS(RADIANS([.AA$4])) * SIN(RADIANS([.$A52]))" office:value-type="float" office:value="0.41948724988687" calcext:value-type="float">
            <text:p>0,42</text:p>
          </table:table-cell>
          <table:table-cell table:style-name="ce4" table:formula="of:=COS(RADIANS([.AB$4])) * SIN(RADIANS([.$A52]))" office:value-type="float" office:value="0.408967799872502" calcext:value-type="float">
            <text:p>0,41</text:p>
          </table:table-cell>
          <table:table-cell table:style-name="ce4" table:formula="of:=COS(RADIANS([.AC$4])) * SIN(RADIANS([.$A52]))" office:value-type="float" office:value="0.398323774304533" calcext:value-type="float">
            <text:p>0,40</text:p>
          </table:table-cell>
          <table:table-cell table:style-name="ce4" table:formula="of:=COS(RADIANS([.AD$4])) * SIN(RADIANS([.$A52]))" office:value-type="float" office:value="0.387558415456262" calcext:value-type="float">
            <text:p>0,39</text:p>
          </table:table-cell>
          <table:table-cell table:style-name="ce4" table:formula="of:=COS(RADIANS([.AE$4])) * SIN(RADIANS([.$A52]))" office:value-type="float" office:value="0.37667500256028" calcext:value-type="float">
            <text:p>0,38</text:p>
          </table:table-cell>
          <table:table-cell table:style-name="ce4" table:formula="of:=COS(RADIANS([.AF$4])) * SIN(RADIANS([.$A52]))" office:value-type="float" office:value="0.365676850809585" calcext:value-type="float">
            <text:p>0,37</text:p>
          </table:table-cell>
          <table:table-cell table:style-name="ce4" table:formula="of:=COS(RADIANS([.AG$4])) * SIN(RADIANS([.$A52]))" office:value-type="float" office:value="0.354567310347743" calcext:value-type="float">
            <text:p>0,35</text:p>
          </table:table-cell>
          <table:table-cell table:style-name="ce4" table:formula="of:=COS(RADIANS([.AH$4])) * SIN(RADIANS([.$A52]))" office:value-type="float" office:value="0.343349765248398" calcext:value-type="float">
            <text:p>0,34</text:p>
          </table:table-cell>
          <table:table-cell table:style-name="ce4" table:formula="of:=COS(RADIANS([.AI$4])) * SIN(RADIANS([.$A52]))" office:value-type="float" office:value="0.332027632484455" calcext:value-type="float">
            <text:p>0,33</text:p>
          </table:table-cell>
          <table:table-cell table:style-name="ce4" table:formula="of:=COS(RADIANS([.AJ$4])) * SIN(RADIANS([.$A52]))" office:value-type="float" office:value="0.320604360887233" calcext:value-type="float">
            <text:p>0,32</text:p>
          </table:table-cell>
          <table:table-cell table:style-name="ce4" table:formula="of:=COS(RADIANS([.AK$4])) * SIN(RADIANS([.$A52]))" office:value-type="float" office:value="0.30908343009592" calcext:value-type="float">
            <text:p>0,31</text:p>
          </table:table-cell>
          <table:table-cell table:style-name="ce4" table:formula="of:=COS(RADIANS([.AL$4])) * SIN(RADIANS([.$A52]))" office:value-type="float" office:value="0.297468349497642" calcext:value-type="float">
            <text:p>0,30</text:p>
          </table:table-cell>
          <table:table-cell table:style-name="ce4" table:formula="of:=COS(RADIANS([.AM$4])) * SIN(RADIANS([.$A52]))" office:value-type="float" office:value="0.285762657158466" calcext:value-type="float">
            <text:p>0,29</text:p>
          </table:table-cell>
          <table:table-cell table:style-name="ce4" table:formula="of:=COS(RADIANS([.AN$4])) * SIN(RADIANS([.$A52]))" office:value-type="float" office:value="0.273969918745675" calcext:value-type="float">
            <text:p>0,27</text:p>
          </table:table-cell>
          <table:table-cell table:style-name="ce4" table:formula="of:=COS(RADIANS([.AO$4])) * SIN(RADIANS([.$A52]))" office:value-type="float" office:value="0.262093726441627" calcext:value-type="float">
            <text:p>0,26</text:p>
          </table:table-cell>
          <table:table-cell table:style-name="ce4" table:formula="of:=COS(RADIANS([.AP$4])) * SIN(RADIANS([.$A52]))" office:value-type="float" office:value="0.250137697849547" calcext:value-type="float">
            <text:p>0,25</text:p>
          </table:table-cell>
          <table:table-cell table:style-name="ce4" table:formula="of:=COS(RADIANS([.AQ$4])) * SIN(RADIANS([.$A52]))" office:value-type="float" office:value="0.238105474891563" calcext:value-type="float">
            <text:p>0,24</text:p>
          </table:table-cell>
          <table:table-cell table:style-name="ce4" table:formula="of:=COS(RADIANS([.AR$4])) * SIN(RADIANS([.$A52]))" office:value-type="float" office:value="0.226000722699348" calcext:value-type="float">
            <text:p>0,23</text:p>
          </table:table-cell>
          <table:table-cell table:style-name="ce4" table:formula="of:=COS(RADIANS([.AS$4])) * SIN(RADIANS([.$A52]))" office:value-type="float" office:value="0.213827128497681" calcext:value-type="float">
            <text:p>0,21</text:p>
          </table:table-cell>
          <table:table-cell table:style-name="ce4" table:formula="of:=COS(RADIANS([.AT$4])) * SIN(RADIANS([.$A52]))" office:value-type="float" office:value="0.201588400481283" calcext:value-type="float">
            <text:p>0,20</text:p>
          </table:table-cell>
          <table:table-cell table:style-name="ce4" table:formula="of:=COS(RADIANS([.AU$4])) * SIN(RADIANS([.$A52]))" office:value-type="float" office:value="0.189288266685268" calcext:value-type="float">
            <text:p>0,19</text:p>
          </table:table-cell>
          <table:table-cell table:style-name="ce4" table:formula="of:=COS(RADIANS([.AV$4])) * SIN(RADIANS([.$A52]))" office:value-type="float" office:value="0.176930473849543" calcext:value-type="float">
            <text:p>0,18</text:p>
          </table:table-cell>
          <table:table-cell table:style-name="ce4" table:formula="of:=COS(RADIANS([.AW$4])) * SIN(RADIANS([.$A52]))" office:value-type="float" office:value="0.164518786277521" calcext:value-type="float">
            <text:p>0,16</text:p>
          </table:table-cell>
          <table:table-cell table:style-name="ce4" table:formula="of:=COS(RADIANS([.AX$4])) * SIN(RADIANS([.$A52]))" office:value-type="float" office:value="0.152056984689469" calcext:value-type="float">
            <text:p>0,15</text:p>
          </table:table-cell>
          <table:table-cell table:style-name="ce4" table:formula="of:=COS(RADIANS([.AY$4])) * SIN(RADIANS([.$A52]))" office:value-type="float" office:value="0.139548865070871" calcext:value-type="float">
            <text:p>0,14</text:p>
          </table:table-cell>
          <table:table-cell table:style-name="ce4" table:formula="of:=COS(RADIANS([.AZ$4])) * SIN(RADIANS([.$A52]))" office:value-type="float" office:value="0.126998237516133" calcext:value-type="float">
            <text:p>0,13</text:p>
          </table:table-cell>
          <table:table-cell table:style-name="ce4" table:formula="of:=COS(RADIANS([.BA$4])) * SIN(RADIANS([.$A52]))" office:value-type="float" office:value="0.114408925067988" calcext:value-type="float">
            <text:p>0,11</text:p>
          </table:table-cell>
          <table:table-cell table:style-name="ce4" table:formula="of:=COS(RADIANS([.BB$4])) * SIN(RADIANS([.$A52]))" office:value-type="float" office:value="0.101784762552962" calcext:value-type="float">
            <text:p>0,10</text:p>
          </table:table-cell>
          <table:table-cell table:style-name="ce4" table:formula="of:=COS(RADIANS([.BC$4])) * SIN(RADIANS([.$A52]))" office:value-type="float" office:value="0.0891295954132525" calcext:value-type="float">
            <text:p>0,09</text:p>
          </table:table-cell>
          <table:table-cell table:style-name="ce4" table:formula="of:=COS(RADIANS([.BD$4])) * SIN(RADIANS([.$A52]))" office:value-type="float" office:value="0.0764472785353618" calcext:value-type="float">
            <text:p>0,08</text:p>
          </table:table-cell>
          <table:table-cell table:style-name="ce4" table:formula="of:=COS(RADIANS([.BE$4])) * SIN(RADIANS([.$A52]))" office:value-type="float" office:value="0.0637416750758681" calcext:value-type="float">
            <text:p>0,06</text:p>
          </table:table-cell>
          <table:table-cell table:style-name="ce4" table:formula="of:=COS(RADIANS([.BF$4])) * SIN(RADIANS([.$A52]))" office:value-type="float" office:value="0.0510166552846665" calcext:value-type="float">
            <text:p>0,05</text:p>
          </table:table-cell>
          <table:table-cell table:style-name="ce4" table:formula="of:=COS(RADIANS([.BG$4])) * SIN(RADIANS([.$A52]))" office:value-type="float" office:value="0.038276095326056" calcext:value-type="float">
            <text:p>0,04</text:p>
          </table:table-cell>
          <table:table-cell table:style-name="ce4" table:formula="of:=COS(RADIANS([.BH$4])) * SIN(RADIANS([.$A52]))" office:value-type="float" office:value="0.031901200411999" calcext:value-type="float">
            <text:p>0,03</text:p>
          </table:table-cell>
          <table:table-cell table:style-name="ce4" table:formula="of:=COS(RADIANS([.BI$4])) * SIN(RADIANS([.$A52]))" office:value-type="float" office:value="0.0255238760980202" calcext:value-type="float">
            <text:p>0,03</text:p>
          </table:table-cell>
          <table:table-cell table:style-name="ce4" table:formula="of:=COS(RADIANS([.BJ$4])) * SIN(RADIANS([.$A52]))" office:value-type="float" office:value="0.0191446080420569" calcext:value-type="float">
            <text:p>0,02</text:p>
          </table:table-cell>
          <table:table-cell table:style-name="ce4" table:formula="of:=COS(RADIANS([.BK$4])) * SIN(RADIANS([.$A52]))" office:value-type="float" office:value="0.0127638820500696" calcext:value-type="float">
            <text:p>0,01</text:p>
          </table:table-cell>
          <table:table-cell table:style-name="ce4" table:formula="of:=COS(RADIANS([.BL$4])) * SIN(RADIANS([.$A52]))" office:value-type="float" office:value="0.00638218403904684" calcext:value-type="float">
            <text:p>0,01</text:p>
          </table:table-cell>
          <table:table-cell table:style-name="ce4" table:formula="of:=COS(RADIANS([.BM$4])) * SIN(RADIANS([.$A52]))" office:value-type="float" office:value="4.47824984866243E-017" calcext:value-type="float">
            <text:p>0,00</text:p>
          </table:table-cell>
          <table:table-cell table:formula="of:=90-[.A52]" office:value-type="float" office:value="43" calcext:value-type="float">
            <text:p>43</text:p>
          </table:table-cell>
          <table:table-cell table:number-columns-repeated="958"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table:style-name="ce4" table:formula="of:=COS(RADIANS([.B$4])) * SIN(RADIANS([.$A53]))" office:value-type="float" office:value="0.743144825477394" calcext:value-type="float">
            <text:p>0,74</text:p>
          </table:table-cell>
          <table:table-cell table:style-name="ce4" table:formula="of:=COS(RADIANS([.C$4])) * SIN(RADIANS([.$A53]))" office:value-type="float" office:value="0.740316935054896" calcext:value-type="float">
            <text:p>0,74</text:p>
          </table:table-cell>
          <table:table-cell table:style-name="ce4" table:formula="of:=COS(RADIANS([.D$4])) * SIN(RADIANS([.$A53]))" office:value-type="float" office:value="0.731854785741042" calcext:value-type="float">
            <text:p>0,73</text:p>
          </table:table-cell>
          <table:table-cell table:style-name="ce4" table:formula="of:=COS(RADIANS([.E$4])) * SIN(RADIANS([.$A53]))" office:value-type="float" office:value="0.717822779601697" calcext:value-type="float">
            <text:p>0,72</text:p>
          </table:table-cell>
          <table:table-cell table:style-name="ce4" table:formula="of:=COS(RADIANS([.F$4])) * SIN(RADIANS([.$A53]))" office:value-type="float" office:value="0.698327708676339" calcext:value-type="float">
            <text:p>0,70</text:p>
          </table:table-cell>
          <table:table-cell table:style-name="ce4" table:formula="of:=COS(RADIANS([.G$4])) * SIN(RADIANS([.$A53]))" office:value-type="float" office:value="0.678896579685477" calcext:value-type="float">
            <text:p>0,68</text:p>
          </table:table-cell>
          <table:table-cell table:style-name="ce4" table:formula="of:=COS(RADIANS([.H$4])) * SIN(RADIANS([.$A53]))" office:value-type="float" office:value="0.662146887917184" calcext:value-type="float">
            <text:p>0,66</text:p>
          </table:table-cell>
          <table:table-cell table:style-name="ce4" table:formula="of:=COS(RADIANS([.I$4])) * SIN(RADIANS([.$A53]))" office:value-type="float" office:value="0.643582297554376" calcext:value-type="float">
            <text:p>0,64</text:p>
          </table:table-cell>
          <table:table-cell table:style-name="ce4" table:formula="of:=COS(RADIANS([.J$4])) * SIN(RADIANS([.$A53]))" office:value-type="float" office:value="0.630222554414604" calcext:value-type="float">
            <text:p>0,63</text:p>
          </table:table-cell>
          <table:table-cell table:style-name="ce4" table:formula="of:=COS(RADIANS([.K$4])) * SIN(RADIANS([.$A53]))" office:value-type="float" office:value="0.616094982170619" calcext:value-type="float">
            <text:p>0,62</text:p>
          </table:table-cell>
          <table:table-cell table:style-name="ce4" table:formula="of:=COS(RADIANS([.L$4])) * SIN(RADIANS([.$A53]))" office:value-type="float" office:value="0.601216793093016" calcext:value-type="float">
            <text:p>0,60</text:p>
          </table:table-cell>
          <table:table-cell table:style-name="ce4" table:formula="of:=COS(RADIANS([.M$4])) * SIN(RADIANS([.$A53]))" office:value-type="float" office:value="0.585606113963377" calcext:value-type="float">
            <text:p>0,59</text:p>
          </table:table-cell>
          <table:table-cell table:style-name="ce4" table:formula="of:=COS(RADIANS([.N$4])) * SIN(RADIANS([.$A53]))" office:value-type="float" office:value="0.569281963989581" calcext:value-type="float">
            <text:p>0,57</text:p>
          </table:table-cell>
          <table:table-cell table:style-name="ce4" table:formula="of:=COS(RADIANS([.O$4])) * SIN(RADIANS([.$A53]))" office:value-type="float" office:value="0.552264231633827" calcext:value-type="float">
            <text:p>0,55</text:p>
          </table:table-cell>
          <table:table-cell table:style-name="ce4" table:formula="of:=COS(RADIANS([.P$4])) * SIN(RADIANS([.$A53]))" office:value-type="float" office:value="0.534573650381611" calcext:value-type="float">
            <text:p>0,53</text:p>
          </table:table-cell>
          <table:table-cell table:style-name="ce4" table:formula="of:=COS(RADIANS([.Q$4])) * SIN(RADIANS([.$A53]))" office:value-type="float" office:value="0.525482745498759" calcext:value-type="float">
            <text:p>0,53</text:p>
          </table:table-cell>
          <table:table-cell table:style-name="ce4" table:formula="of:=COS(RADIANS([.R$4])) * SIN(RADIANS([.$A53]))" office:value-type="float" office:value="0.516231773481163" calcext:value-type="float">
            <text:p>0,52</text:p>
          </table:table-cell>
          <table:table-cell table:style-name="ce4" table:formula="of:=COS(RADIANS([.S$4])) * SIN(RADIANS([.$A53]))" office:value-type="float" office:value="0.506823552264514" calcext:value-type="float">
            <text:p>0,51</text:p>
          </table:table-cell>
          <table:table-cell table:style-name="ce4" table:formula="of:=COS(RADIANS([.T$4])) * SIN(RADIANS([.$A53]))" office:value-type="float" office:value="0.497260947684137" calcext:value-type="float">
            <text:p>0,50</text:p>
          </table:table-cell>
          <table:table-cell table:style-name="ce4" table:formula="of:=COS(RADIANS([.U$4])) * SIN(RADIANS([.$A53]))" office:value-type="float" office:value="0.487546872602019" calcext:value-type="float">
            <text:p>0,49</text:p>
          </table:table-cell>
          <table:table-cell table:style-name="ce4" table:formula="of:=COS(RADIANS([.V$4])) * SIN(RADIANS([.$A53]))" office:value-type="float" office:value="0.477684286019535" calcext:value-type="float">
            <text:p>0,48</text:p>
          </table:table-cell>
          <table:table-cell table:style-name="ce4" table:formula="of:=COS(RADIANS([.W$4])) * SIN(RADIANS([.$A53]))" office:value-type="float" office:value="0.467676192176097" calcext:value-type="float">
            <text:p>0,47</text:p>
          </table:table-cell>
          <table:table-cell table:style-name="ce4" table:formula="of:=COS(RADIANS([.X$4])) * SIN(RADIANS([.$A53]))" office:value-type="float" office:value="0.457525639634041" calcext:value-type="float">
            <text:p>0,46</text:p>
          </table:table-cell>
          <table:table-cell table:style-name="ce4" table:formula="of:=COS(RADIANS([.Y$4])) * SIN(RADIANS([.$A53]))" office:value-type="float" office:value="0.447235720350003" calcext:value-type="float">
            <text:p>0,45</text:p>
          </table:table-cell>
          <table:table-cell table:style-name="ce4" table:formula="of:=COS(RADIANS([.Z$4])) * SIN(RADIANS([.$A53]))" office:value-type="float" office:value="0.436809568733076" calcext:value-type="float">
            <text:p>0,44</text:p>
          </table:table-cell>
          <table:table-cell table:style-name="ce4" table:formula="of:=COS(RADIANS([.AA$4])) * SIN(RADIANS([.$A53]))" office:value-type="float" office:value="0.426250360690044" calcext:value-type="float">
            <text:p>0,43</text:p>
          </table:table-cell>
          <table:table-cell table:style-name="ce4" table:formula="of:=COS(RADIANS([.AB$4])) * SIN(RADIANS([.$A53]))" office:value-type="float" office:value="0.415561312657966" calcext:value-type="float">
            <text:p>0,42</text:p>
          </table:table-cell>
          <table:table-cell table:style-name="ce4" table:formula="of:=COS(RADIANS([.AC$4])) * SIN(RADIANS([.$A53]))" office:value-type="float" office:value="0.404745680624419" calcext:value-type="float">
            <text:p>0,40</text:p>
          </table:table-cell>
          <table:table-cell table:style-name="ce4" table:formula="of:=COS(RADIANS([.AD$4])) * SIN(RADIANS([.$A53]))" office:value-type="float" office:value="0.393806759135694" calcext:value-type="float">
            <text:p>0,39</text:p>
          </table:table-cell>
          <table:table-cell table:style-name="ce4" table:formula="of:=COS(RADIANS([.AE$4])) * SIN(RADIANS([.$A53]))" office:value-type="float" office:value="0.382747880293245" calcext:value-type="float">
            <text:p>0,38</text:p>
          </table:table-cell>
          <table:table-cell table:style-name="ce4" table:formula="of:=COS(RADIANS([.AF$4])) * SIN(RADIANS([.$A53]))" office:value-type="float" office:value="0.371572412738697" calcext:value-type="float">
            <text:p>0,37</text:p>
          </table:table-cell>
          <table:table-cell table:style-name="ce4" table:formula="of:=COS(RADIANS([.AG$4])) * SIN(RADIANS([.$A53]))" office:value-type="float" office:value="0.360283760627726" calcext:value-type="float">
            <text:p>0,36</text:p>
          </table:table-cell>
          <table:table-cell table:style-name="ce4" table:formula="of:=COS(RADIANS([.AH$4])) * SIN(RADIANS([.$A53]))" office:value-type="float" office:value="0.34888536259312" calcext:value-type="float">
            <text:p>0,35</text:p>
          </table:table-cell>
          <table:table-cell table:style-name="ce4" table:formula="of:=COS(RADIANS([.AI$4])) * SIN(RADIANS([.$A53]))" office:value-type="float" office:value="0.33738069069734" calcext:value-type="float">
            <text:p>0,34</text:p>
          </table:table-cell>
          <table:table-cell table:style-name="ce4" table:formula="of:=COS(RADIANS([.AJ$4])) * SIN(RADIANS([.$A53]))" office:value-type="float" office:value="0.325773249374894" calcext:value-type="float">
            <text:p>0,33</text:p>
          </table:table-cell>
          <table:table-cell table:style-name="ce4" table:formula="of:=COS(RADIANS([.AK$4])) * SIN(RADIANS([.$A53]))" office:value-type="float" office:value="0.314066574364852" calcext:value-type="float">
            <text:p>0,31</text:p>
          </table:table-cell>
          <table:table-cell table:style-name="ce4" table:formula="of:=COS(RADIANS([.AL$4])) * SIN(RADIANS([.$A53]))" office:value-type="float" office:value="0.302264231633827" calcext:value-type="float">
            <text:p>0,30</text:p>
          </table:table-cell>
          <table:table-cell table:style-name="ce4" table:formula="of:=COS(RADIANS([.AM$4])) * SIN(RADIANS([.$A53]))" office:value-type="float" office:value="0.290369816289747" calcext:value-type="float">
            <text:p>0,29</text:p>
          </table:table-cell>
          <table:table-cell table:style-name="ce4" table:formula="of:=COS(RADIANS([.AN$4])) * SIN(RADIANS([.$A53]))" office:value-type="float" office:value="0.278386951486749" calcext:value-type="float">
            <text:p>0,28</text:p>
          </table:table-cell>
          <table:table-cell table:style-name="ce4" table:formula="of:=COS(RADIANS([.AO$4])) * SIN(RADIANS([.$A53]))" office:value-type="float" office:value="0.266319287321534" calcext:value-type="float">
            <text:p>0,27</text:p>
          </table:table-cell>
          <table:table-cell table:style-name="ce4" table:formula="of:=COS(RADIANS([.AP$4])) * SIN(RADIANS([.$A53]))" office:value-type="float" office:value="0.254170499721507" calcext:value-type="float">
            <text:p>0,25</text:p>
          </table:table-cell>
          <table:table-cell table:style-name="ce4" table:formula="of:=COS(RADIANS([.AQ$4])) * SIN(RADIANS([.$A53]))" office:value-type="float" office:value="0.241944289325061" calcext:value-type="float">
            <text:p>0,24</text:p>
          </table:table-cell>
          <table:table-cell table:style-name="ce4" table:formula="of:=COS(RADIANS([.AR$4])) * SIN(RADIANS([.$A53]))" office:value-type="float" office:value="0.229644380354319" calcext:value-type="float">
            <text:p>0,23</text:p>
          </table:table-cell>
          <table:table-cell table:style-name="ce4" table:formula="of:=COS(RADIANS([.AS$4])) * SIN(RADIANS([.$A53]))" office:value-type="float" office:value="0.217274519480706" calcext:value-type="float">
            <text:p>0,22</text:p>
          </table:table-cell>
          <table:table-cell table:style-name="ce4" table:formula="of:=COS(RADIANS([.AT$4])) * SIN(RADIANS([.$A53]))" office:value-type="float" office:value="0.204838474683674" calcext:value-type="float">
            <text:p>0,20</text:p>
          </table:table-cell>
          <table:table-cell table:style-name="ce4" table:formula="of:=COS(RADIANS([.AU$4])) * SIN(RADIANS([.$A53]))" office:value-type="float" office:value="0.192340034102939" calcext:value-type="float">
            <text:p>0,19</text:p>
          </table:table-cell>
          <table:table-cell table:style-name="ce4" table:formula="of:=COS(RADIANS([.AV$4])) * SIN(RADIANS([.$A53]))" office:value-type="float" office:value="0.179783004884575" calcext:value-type="float">
            <text:p>0,18</text:p>
          </table:table-cell>
          <table:table-cell table:style-name="ce4" table:formula="of:=COS(RADIANS([.AW$4])) * SIN(RADIANS([.$A53]))" office:value-type="float" office:value="0.167171212021327" calcext:value-type="float">
            <text:p>0,17</text:p>
          </table:table-cell>
          <table:table-cell table:style-name="ce4" table:formula="of:=COS(RADIANS([.AX$4])) * SIN(RADIANS([.$A53]))" office:value-type="float" office:value="0.154508497187474" calcext:value-type="float">
            <text:p>0,15</text:p>
          </table:table-cell>
          <table:table-cell table:style-name="ce4" table:formula="of:=COS(RADIANS([.AY$4])) * SIN(RADIANS([.$A53]))" office:value-type="float" office:value="0.141798717568619" calcext:value-type="float">
            <text:p>0,14</text:p>
          </table:table-cell>
          <table:table-cell table:style-name="ce4" table:formula="of:=COS(RADIANS([.AZ$4])) * SIN(RADIANS([.$A53]))" office:value-type="float" office:value="0.129045744686759" calcext:value-type="float">
            <text:p>0,13</text:p>
          </table:table-cell>
          <table:table-cell table:style-name="ce4" table:formula="of:=COS(RADIANS([.BA$4])) * SIN(RADIANS([.$A53]))" office:value-type="float" office:value="0.116253463220972" calcext:value-type="float">
            <text:p>0,12</text:p>
          </table:table-cell>
          <table:table-cell table:style-name="ce4" table:formula="of:=COS(RADIANS([.BB$4])) * SIN(RADIANS([.$A53]))" office:value-type="float" office:value="0.103425769824116" calcext:value-type="float">
            <text:p>0,10</text:p>
          </table:table-cell>
          <table:table-cell table:style-name="ce4" table:formula="of:=COS(RADIANS([.BC$4])) * SIN(RADIANS([.$A53]))" office:value-type="float" office:value="0.0905665719358629" calcext:value-type="float">
            <text:p>0,09</text:p>
          </table:table-cell>
          <table:table-cell table:style-name="ce4" table:formula="of:=COS(RADIANS([.BD$4])) * SIN(RADIANS([.$A53]))" office:value-type="float" office:value="0.0776797865924605" calcext:value-type="float">
            <text:p>0,08</text:p>
          </table:table-cell>
          <table:table-cell table:style-name="ce4" table:formula="of:=COS(RADIANS([.BE$4])) * SIN(RADIANS([.$A53]))" office:value-type="float" office:value="0.0647693392335612" calcext:value-type="float">
            <text:p>0,06</text:p>
          </table:table-cell>
          <table:table-cell table:style-name="ce4" table:formula="of:=COS(RADIANS([.BF$4])) * SIN(RADIANS([.$A53]))" office:value-type="float" office:value="0.0518391625064964" calcext:value-type="float">
            <text:p>0,05</text:p>
          </table:table-cell>
          <table:table-cell table:style-name="ce4" table:formula="of:=COS(RADIANS([.BG$4])) * SIN(RADIANS([.$A53]))" office:value-type="float" office:value="0.0388931950683551" calcext:value-type="float">
            <text:p>0,04</text:p>
          </table:table-cell>
          <table:table-cell table:style-name="ce4" table:formula="of:=COS(RADIANS([.BH$4])) * SIN(RADIANS([.$A53]))" office:value-type="float" office:value="0.0324155220110435" calcext:value-type="float">
            <text:p>0,03</text:p>
          </table:table-cell>
          <table:table-cell table:style-name="ce4" table:formula="of:=COS(RADIANS([.BI$4])) * SIN(RADIANS([.$A53]))" office:value-type="float" office:value="0.0259353803862291" calcext:value-type="float">
            <text:p>0,03</text:p>
          </table:table-cell>
          <table:table-cell table:style-name="ce4" table:formula="of:=COS(RADIANS([.BJ$4])) * SIN(RADIANS([.$A53]))" office:value-type="float" office:value="0.0194532636817853" calcext:value-type="float">
            <text:p>0,02</text:p>
          </table:table-cell>
          <table:table-cell table:style-name="ce4" table:formula="of:=COS(RADIANS([.BK$4])) * SIN(RADIANS([.$A53]))" office:value-type="float" office:value="0.0129696655359957" calcext:value-type="float">
            <text:p>0,01</text:p>
          </table:table-cell>
          <table:table-cell table:style-name="ce4" table:formula="of:=COS(RADIANS([.BL$4])) * SIN(RADIANS([.$A53]))" office:value-type="float" office:value="0.00648507969996135" calcext:value-type="float">
            <text:p>0,01</text:p>
          </table:table-cell>
          <table:table-cell table:style-name="ce4" table:formula="of:=COS(RADIANS([.BM$4])) * SIN(RADIANS([.$A53]))" office:value-type="float" office:value="4.55044965911905E-017" calcext:value-type="float">
            <text:p>0,00</text:p>
          </table:table-cell>
          <table:table-cell table:formula="of:=90-[.A53]" office:value-type="float" office:value="42" calcext:value-type="float">
            <text:p>42</text:p>
          </table:table-cell>
          <table:table-cell table:number-columns-repeated="958"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table:style-name="ce4" table:formula="of:=COS(RADIANS([.B$4])) * SIN(RADIANS([.$A54]))" office:value-type="float" office:value="0.754709580222772" calcext:value-type="float">
            <text:p>0,75</text:p>
          </table:table-cell>
          <table:table-cell table:style-name="ce4" table:formula="of:=COS(RADIANS([.C$4])) * SIN(RADIANS([.$A54]))" office:value-type="float" office:value="0.751837682416972" calcext:value-type="float">
            <text:p>0,75</text:p>
          </table:table-cell>
          <table:table-cell table:style-name="ce4" table:formula="of:=COS(RADIANS([.D$4])) * SIN(RADIANS([.$A54]))" office:value-type="float" office:value="0.743243845875975" calcext:value-type="float">
            <text:p>0,74</text:p>
          </table:table-cell>
          <table:table-cell table:style-name="ce4" table:formula="of:=COS(RADIANS([.E$4])) * SIN(RADIANS([.$A54]))" office:value-type="float" office:value="0.728993474884957" calcext:value-type="float">
            <text:p>0,73</text:p>
          </table:table-cell>
          <table:table-cell table:style-name="ce4" table:formula="of:=COS(RADIANS([.F$4])) * SIN(RADIANS([.$A54]))" office:value-type="float" office:value="0.709195023371769" calcext:value-type="float">
            <text:p>0,71</text:p>
          </table:table-cell>
          <table:table-cell table:style-name="ce4" table:formula="of:=COS(RADIANS([.G$4])) * SIN(RADIANS([.$A54]))" office:value-type="float" office:value="0.689461508851867" calcext:value-type="float">
            <text:p>0,69</text:p>
          </table:table-cell>
          <table:table-cell table:style-name="ce4" table:formula="of:=COS(RADIANS([.H$4])) * SIN(RADIANS([.$A54]))" office:value-type="float" office:value="0.672451159845954" calcext:value-type="float">
            <text:p>0,67</text:p>
          </table:table-cell>
          <table:table-cell table:style-name="ce4" table:formula="of:=COS(RADIANS([.I$4])) * SIN(RADIANS([.$A54]))" office:value-type="float" office:value="0.65359766895241" calcext:value-type="float">
            <text:p>0,65</text:p>
          </table:table-cell>
          <table:table-cell table:style-name="ce4" table:formula="of:=COS(RADIANS([.J$4])) * SIN(RADIANS([.$A54]))" office:value-type="float" office:value="0.640030022658937" calcext:value-type="float">
            <text:p>0,64</text:p>
          </table:table-cell>
          <table:table-cell table:style-name="ce4" table:formula="of:=COS(RADIANS([.K$4])) * SIN(RADIANS([.$A54]))" office:value-type="float" office:value="0.625682598371921" calcext:value-type="float">
            <text:p>0,63</text:p>
          </table:table-cell>
          <table:table-cell table:style-name="ce4" table:formula="of:=COS(RADIANS([.L$4])) * SIN(RADIANS([.$A54]))" office:value-type="float" office:value="0.610572876217805" calcext:value-type="float">
            <text:p>0,61</text:p>
          </table:table-cell>
          <table:table-cell table:style-name="ce4" table:formula="of:=COS(RADIANS([.M$4])) * SIN(RADIANS([.$A54]))" office:value-type="float" office:value="0.594719265065559" calcext:value-type="float">
            <text:p>0,59</text:p>
          </table:table-cell>
          <table:table-cell table:style-name="ce4" table:formula="of:=COS(RADIANS([.N$4])) * SIN(RADIANS([.$A54]))" office:value-type="float" office:value="0.578141080098311" calcext:value-type="float">
            <text:p>0,58</text:p>
          </table:table-cell>
          <table:table-cell table:style-name="ce4" table:formula="of:=COS(RADIANS([.O$4])) * SIN(RADIANS([.$A54]))" office:value-type="float" office:value="0.560858519280769" calcext:value-type="float">
            <text:p>0,56</text:p>
          </table:table-cell>
          <table:table-cell table:style-name="ce4" table:formula="of:=COS(RADIANS([.P$4])) * SIN(RADIANS([.$A54]))" office:value-type="float" office:value="0.542892638751116" calcext:value-type="float">
            <text:p>0,54</text:p>
          </table:table-cell>
          <table:table-cell table:style-name="ce4" table:formula="of:=COS(RADIANS([.Q$4])) * SIN(RADIANS([.$A54]))" office:value-type="float" office:value="0.533660262001975" calcext:value-type="float">
            <text:p>0,53</text:p>
          </table:table-cell>
          <table:table-cell table:style-name="ce4" table:formula="of:=COS(RADIANS([.R$4])) * SIN(RADIANS([.$A54]))" office:value-type="float" office:value="0.524265327167345" calcext:value-type="float">
            <text:p>0,52</text:p>
          </table:table-cell>
          <table:table-cell table:style-name="ce4" table:formula="of:=COS(RADIANS([.S$4])) * SIN(RADIANS([.$A54]))" office:value-type="float" office:value="0.514710696035387" calcext:value-type="float">
            <text:p>0,51</text:p>
          </table:table-cell>
          <table:table-cell table:style-name="ce4" table:formula="of:=COS(RADIANS([.T$4])) * SIN(RADIANS([.$A54]))" office:value-type="float" office:value="0.504999279039303" calcext:value-type="float">
            <text:p>0,50</text:p>
          </table:table-cell>
          <table:table-cell table:style-name="ce4" table:formula="of:=COS(RADIANS([.U$4])) * SIN(RADIANS([.$A54]))" office:value-type="float" office:value="0.495134034370785" calcext:value-type="float">
            <text:p>0,50</text:p>
          </table:table-cell>
          <table:table-cell table:style-name="ce4" table:formula="of:=COS(RADIANS([.V$4])) * SIN(RADIANS([.$A54]))" office:value-type="float" office:value="0.485117967078927" calcext:value-type="float">
            <text:p>0,49</text:p>
          </table:table-cell>
          <table:table-cell table:style-name="ce4" table:formula="of:=COS(RADIANS([.W$4])) * SIN(RADIANS([.$A54]))" office:value-type="float" office:value="0.474954128154854" calcext:value-type="float">
            <text:p>0,47</text:p>
          </table:table-cell>
          <table:table-cell table:style-name="ce4" table:formula="of:=COS(RADIANS([.X$4])) * SIN(RADIANS([.$A54]))" office:value-type="float" office:value="0.46464561360236" calcext:value-type="float">
            <text:p>0,46</text:p>
          </table:table-cell>
          <table:table-cell table:style-name="ce4" table:formula="of:=COS(RADIANS([.Y$4])) * SIN(RADIANS([.$A54]))" office:value-type="float" office:value="0.45419556349484" calcext:value-type="float">
            <text:p>0,45</text:p>
          </table:table-cell>
          <table:table-cell table:style-name="ce4" table:formula="of:=COS(RADIANS([.Z$4])) * SIN(RADIANS([.$A54]))" office:value-type="float" office:value="0.443607161018789" calcext:value-type="float">
            <text:p>0,44</text:p>
          </table:table-cell>
          <table:table-cell table:style-name="ce4" table:formula="of:=COS(RADIANS([.AA$4])) * SIN(RADIANS([.$A54]))" office:value-type="float" office:value="0.432883631504171" calcext:value-type="float">
            <text:p>0,43</text:p>
          </table:table-cell>
          <table:table-cell table:style-name="ce4" table:formula="of:=COS(RADIANS([.AB$4])) * SIN(RADIANS([.$A54]))" office:value-type="float" office:value="0.42202824144196" calcext:value-type="float">
            <text:p>0,42</text:p>
          </table:table-cell>
          <table:table-cell table:style-name="ce4" table:formula="of:=COS(RADIANS([.AC$4])) * SIN(RADIANS([.$A54]))" office:value-type="float" office:value="0.411044297489127" calcext:value-type="float">
            <text:p>0,41</text:p>
          </table:table-cell>
          <table:table-cell table:style-name="ce4" table:formula="of:=COS(RADIANS([.AD$4])) * SIN(RADIANS([.$A54]))" office:value-type="float" office:value="0.399935145461402" calcext:value-type="float">
            <text:p>0,40</text:p>
          </table:table-cell>
          <table:table-cell table:style-name="ce4" table:formula="of:=COS(RADIANS([.AE$4])) * SIN(RADIANS([.$A54]))" office:value-type="float" office:value="0.388704169314112" calcext:value-type="float">
            <text:p>0,39</text:p>
          </table:table-cell>
          <table:table-cell table:style-name="ce4" table:formula="of:=COS(RADIANS([.AF$4])) * SIN(RADIANS([.$A54]))" office:value-type="float" office:value="0.377354790111386" calcext:value-type="float">
            <text:p>0,38</text:p>
          </table:table-cell>
          <table:table-cell table:style-name="ce4" table:formula="of:=COS(RADIANS([.AG$4])) * SIN(RADIANS([.$A54]))" office:value-type="float" office:value="0.365890464984075" calcext:value-type="float">
            <text:p>0,37</text:p>
          </table:table-cell>
          <table:table-cell table:style-name="ce4" table:formula="of:=COS(RADIANS([.AH$4])) * SIN(RADIANS([.$A54]))" office:value-type="float" office:value="0.354314686076668" calcext:value-type="float">
            <text:p>0,35</text:p>
          </table:table-cell>
          <table:table-cell table:style-name="ce4" table:formula="of:=COS(RADIANS([.AI$4])) * SIN(RADIANS([.$A54]))" office:value-type="float" office:value="0.34263097948356" calcext:value-type="float">
            <text:p>0,34</text:p>
          </table:table-cell>
          <table:table-cell table:style-name="ce4" table:formula="of:=COS(RADIANS([.AJ$4])) * SIN(RADIANS([.$A54]))" office:value-type="float" office:value="0.33084290417496" calcext:value-type="float">
            <text:p>0,33</text:p>
          </table:table-cell>
          <table:table-cell table:style-name="ce4" table:formula="of:=COS(RADIANS([.AK$4])) * SIN(RADIANS([.$A54]))" office:value-type="float" office:value="0.318954050912801" calcext:value-type="float">
            <text:p>0,32</text:p>
          </table:table-cell>
          <table:table-cell table:style-name="ce4" table:formula="of:=COS(RADIANS([.AL$4])) * SIN(RADIANS([.$A54]))" office:value-type="float" office:value="0.306968041156957" calcext:value-type="float">
            <text:p>0,31</text:p>
          </table:table-cell>
          <table:table-cell table:style-name="ce4" table:formula="of:=COS(RADIANS([.AM$4])) * SIN(RADIANS([.$A54]))" office:value-type="float" office:value="0.29488852596211" calcext:value-type="float">
            <text:p>0,29</text:p>
          </table:table-cell>
          <table:table-cell table:style-name="ce4" table:formula="of:=COS(RADIANS([.AN$4])) * SIN(RADIANS([.$A54]))" office:value-type="float" office:value="0.282719184865606" calcext:value-type="float">
            <text:p>0,28</text:p>
          </table:table-cell>
          <table:table-cell table:style-name="ce4" table:formula="of:=COS(RADIANS([.AO$4])) * SIN(RADIANS([.$A54]))" office:value-type="float" office:value="0.270463724766629" calcext:value-type="float">
            <text:p>0,27</text:p>
          </table:table-cell>
          <table:table-cell table:style-name="ce4" table:formula="of:=COS(RADIANS([.AP$4])) * SIN(RADIANS([.$A54]))" office:value-type="float" office:value="0.258125878797048" calcext:value-type="float">
            <text:p>0,26</text:p>
          </table:table-cell>
          <table:table-cell table:style-name="ce4" table:formula="of:=COS(RADIANS([.AQ$4])) * SIN(RADIANS([.$A54]))" office:value-type="float" office:value="0.245709405184263" calcext:value-type="float">
            <text:p>0,25</text:p>
          </table:table-cell>
          <table:table-cell table:style-name="ce4" table:formula="of:=COS(RADIANS([.AR$4])) * SIN(RADIANS([.$A54]))" office:value-type="float" office:value="0.233218086106419" calcext:value-type="float">
            <text:p>0,23</text:p>
          </table:table-cell>
          <table:table-cell table:style-name="ce4" table:formula="of:=COS(RADIANS([.AS$4])) * SIN(RADIANS([.$A54]))" office:value-type="float" office:value="0.220655726540313" calcext:value-type="float">
            <text:p>0,22</text:p>
          </table:table-cell>
          <table:table-cell table:style-name="ce4" table:formula="of:=COS(RADIANS([.AT$4])) * SIN(RADIANS([.$A54]))" office:value-type="float" office:value="0.208026153102362" calcext:value-type="float">
            <text:p>0,21</text:p>
          </table:table-cell>
          <table:table-cell table:style-name="ce4" table:formula="of:=COS(RADIANS([.AU$4])) * SIN(RADIANS([.$A54]))" office:value-type="float" office:value="0.195333212882982" calcext:value-type="float">
            <text:p>0,20</text:p>
          </table:table-cell>
          <table:table-cell table:style-name="ce4" table:formula="of:=COS(RADIANS([.AV$4])) * SIN(RADIANS([.$A54]))" office:value-type="float" office:value="0.182580772274722" calcext:value-type="float">
            <text:p>0,18</text:p>
          </table:table-cell>
          <table:table-cell table:style-name="ce4" table:formula="of:=COS(RADIANS([.AW$4])) * SIN(RADIANS([.$A54]))" office:value-type="float" office:value="0.169772715794528" calcext:value-type="float">
            <text:p>0,17</text:p>
          </table:table-cell>
          <table:table-cell table:style-name="ce4" table:formula="of:=COS(RADIANS([.AX$4])) * SIN(RADIANS([.$A54]))" office:value-type="float" office:value="0.156912944900478" calcext:value-type="float">
            <text:p>0,16</text:p>
          </table:table-cell>
          <table:table-cell table:style-name="ce4" table:formula="of:=COS(RADIANS([.AY$4])) * SIN(RADIANS([.$A54]))" office:value-type="float" office:value="0.144005376803361" calcext:value-type="float">
            <text:p>0,14</text:p>
          </table:table-cell>
          <table:table-cell table:style-name="ce4" table:formula="of:=COS(RADIANS([.AZ$4])) * SIN(RADIANS([.$A54]))" office:value-type="float" office:value="0.131053943273458" calcext:value-type="float">
            <text:p>0,13</text:p>
          </table:table-cell>
          <table:table-cell table:style-name="ce4" table:formula="of:=COS(RADIANS([.BA$4])) * SIN(RADIANS([.$A54]))" office:value-type="float" office:value="0.118062589442887" calcext:value-type="float">
            <text:p>0,12</text:p>
          </table:table-cell>
          <table:table-cell table:style-name="ce4" table:formula="of:=COS(RADIANS([.BB$4])) * SIN(RADIANS([.$A54]))" office:value-type="float" office:value="0.105035272603872" calcext:value-type="float">
            <text:p>0,11</text:p>
          </table:table-cell>
          <table:table-cell table:style-name="ce4" table:formula="of:=COS(RADIANS([.BC$4])) * SIN(RADIANS([.$A54]))" office:value-type="float" office:value="0.0919759610033237" calcext:value-type="float">
            <text:p>0,09</text:p>
          </table:table-cell>
          <table:table-cell table:style-name="ce4" table:formula="of:=COS(RADIANS([.BD$4])) * SIN(RADIANS([.$A54]))" office:value-type="float" office:value="0.0788886326340622" calcext:value-type="float">
            <text:p>0,08</text:p>
          </table:table-cell>
          <table:table-cell table:style-name="ce4" table:formula="of:=COS(RADIANS([.BE$4])) * SIN(RADIANS([.$A54]))" office:value-type="float" office:value="0.0657772740230891" calcext:value-type="float">
            <text:p>0,07</text:p>
          </table:table-cell>
          <table:table-cell table:style-name="ce4" table:formula="of:=COS(RADIANS([.BF$4])) * SIN(RADIANS([.$A54]))" office:value-type="float" office:value="0.0526458790172496" calcext:value-type="float">
            <text:p>0,05</text:p>
          </table:table-cell>
          <table:table-cell table:style-name="ce4" table:formula="of:=COS(RADIANS([.BG$4])) * SIN(RADIANS([.$A54]))" office:value-type="float" office:value="0.0394984475666696" calcext:value-type="float">
            <text:p>0,04</text:p>
          </table:table-cell>
          <table:table-cell table:style-name="ce4" table:formula="of:=COS(RADIANS([.BH$4])) * SIN(RADIANS([.$A54]))" office:value-type="float" office:value="0.0329199695280672" calcext:value-type="float">
            <text:p>0,03</text:p>
          </table:table-cell>
          <table:table-cell table:style-name="ce4" table:formula="of:=COS(RADIANS([.BI$4])) * SIN(RADIANS([.$A54]))" office:value-type="float" office:value="0.0263389845063306" calcext:value-type="float">
            <text:p>0,03</text:p>
          </table:table-cell>
          <table:table-cell table:style-name="ce4" table:formula="of:=COS(RADIANS([.BJ$4])) * SIN(RADIANS([.$A54]))" office:value-type="float" office:value="0.0197559936689483" calcext:value-type="float">
            <text:p>0,02</text:p>
          </table:table-cell>
          <table:table-cell table:style-name="ce4" table:formula="of:=COS(RADIANS([.BK$4])) * SIN(RADIANS([.$A54]))" office:value-type="float" office:value="0.0131714983361595" calcext:value-type="float">
            <text:p>0,01</text:p>
          </table:table-cell>
          <table:table-cell table:style-name="ce4" table:formula="of:=COS(RADIANS([.BL$4])) * SIN(RADIANS([.$A54]))" office:value-type="float" office:value="0.00658599994277688" calcext:value-type="float">
            <text:p>0,01</text:p>
          </table:table-cell>
          <table:table-cell table:style-name="ce4" table:formula="of:=COS(RADIANS([.BM$4])) * SIN(RADIANS([.$A54]))" office:value-type="float" office:value="4.6212633585283E-017" calcext:value-type="float">
            <text:p>0,00</text:p>
          </table:table-cell>
          <table:table-cell table:formula="of:=90-[.A54]" office:value-type="float" office:value="41" calcext:value-type="float">
            <text:p>41</text:p>
          </table:table-cell>
          <table:table-cell table:number-columns-repeated="958"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table:style-name="ce4" table:formula="of:=COS(RADIANS([.B$4])) * SIN(RADIANS([.$A55]))" office:value-type="float" office:value="0.766044443118978" calcext:value-type="float">
            <text:p>0,77</text:p>
          </table:table-cell>
          <table:table-cell table:style-name="ce4" table:formula="of:=COS(RADIANS([.C$4])) * SIN(RADIANS([.$A55]))" office:value-type="float" office:value="0.76312941273777" calcext:value-type="float">
            <text:p>0,76</text:p>
          </table:table-cell>
          <table:table-cell table:style-name="ce4" table:formula="of:=COS(RADIANS([.D$4])) * SIN(RADIANS([.$A55]))" office:value-type="float" office:value="0.754406506735489" calcext:value-type="float">
            <text:p>0,75</text:p>
          </table:table-cell>
          <table:table-cell table:style-name="ce4" table:formula="of:=COS(RADIANS([.E$4])) * SIN(RADIANS([.$A55]))" office:value-type="float" office:value="0.739942111693848" calcext:value-type="float">
            <text:p>0,74</text:p>
          </table:table-cell>
          <table:table-cell table:style-name="ce4" table:formula="of:=COS(RADIANS([.F$4])) * SIN(RADIANS([.$A55]))" office:value-type="float" office:value="0.719846310392954" calcext:value-type="float">
            <text:p>0,72</text:p>
          </table:table-cell>
          <table:table-cell table:style-name="ce4" table:formula="of:=COS(RADIANS([.G$4])) * SIN(RADIANS([.$A55]))" office:value-type="float" office:value="0.699816421363698" calcext:value-type="float">
            <text:p>0,70</text:p>
          </table:table-cell>
          <table:table-cell table:style-name="ce4" table:formula="of:=COS(RADIANS([.H$4])) * SIN(RADIANS([.$A55]))" office:value-type="float" office:value="0.682550596637254" calcext:value-type="float">
            <text:p>0,68</text:p>
          </table:table-cell>
          <table:table-cell table:style-name="ce4" table:formula="of:=COS(RADIANS([.I$4])) * SIN(RADIANS([.$A55]))" office:value-type="float" office:value="0.663413948168938" calcext:value-type="float">
            <text:p>0,66</text:p>
          </table:table-cell>
          <table:table-cell table:style-name="ce4" table:formula="of:=COS(RADIANS([.J$4])) * SIN(RADIANS([.$A55]))" office:value-type="float" office:value="0.649642531558259" calcext:value-type="float">
            <text:p>0,65</text:p>
          </table:table-cell>
          <table:table-cell table:style-name="ce4" table:formula="of:=COS(RADIANS([.K$4])) * SIN(RADIANS([.$A55]))" office:value-type="float" office:value="0.635079625592636" calcext:value-type="float">
            <text:p>0,64</text:p>
          </table:table-cell>
          <table:table-cell table:style-name="ce4" table:formula="of:=COS(RADIANS([.L$4])) * SIN(RADIANS([.$A55]))" office:value-type="float" office:value="0.619742972929746" calcext:value-type="float">
            <text:p>0,62</text:p>
          </table:table-cell>
          <table:table-cell table:style-name="ce4" table:formula="of:=COS(RADIANS([.M$4])) * SIN(RADIANS([.$A55]))" office:value-type="float" office:value="0.603651258918428" calcext:value-type="float">
            <text:p>0,60</text:p>
          </table:table-cell>
          <table:table-cell table:style-name="ce4" table:formula="of:=COS(RADIANS([.N$4])) * SIN(RADIANS([.$A55]))" office:value-type="float" office:value="0.586824088833465" calcext:value-type="float">
            <text:p>0,59</text:p>
          </table:table-cell>
          <table:table-cell table:style-name="ce4" table:formula="of:=COS(RADIANS([.O$4])) * SIN(RADIANS([.$A55]))" office:value-type="float" office:value="0.569281963989581" calcext:value-type="float">
            <text:p>0,57</text:p>
          </table:table-cell>
          <table:table-cell table:style-name="ce4" table:formula="of:=COS(RADIANS([.P$4])) * SIN(RADIANS([.$A55]))" office:value-type="float" office:value="0.551046256763739" calcext:value-type="float">
            <text:p>0,55</text:p>
          </table:table-cell>
          <table:table-cell table:style-name="ce4" table:formula="of:=COS(RADIANS([.Q$4])) * SIN(RADIANS([.$A55]))" office:value-type="float" office:value="0.541675220419702" calcext:value-type="float">
            <text:p>0,54</text:p>
          </table:table-cell>
          <table:table-cell table:style-name="ce4" table:formula="of:=COS(RADIANS([.R$4])) * SIN(RADIANS([.$A55]))" office:value-type="float" office:value="0.532139184556199" calcext:value-type="float">
            <text:p>0,53</text:p>
          </table:table-cell>
          <table:table-cell table:style-name="ce4" table:formula="of:=COS(RADIANS([.S$4])) * SIN(RADIANS([.$A55]))" office:value-type="float" office:value="0.522441053942133" calcext:value-type="float">
            <text:p>0,52</text:p>
          </table:table-cell>
          <table:table-cell table:style-name="ce4" table:formula="of:=COS(RADIANS([.T$4])) * SIN(RADIANS([.$A55]))" office:value-type="float" office:value="0.512583782722036" calcext:value-type="float">
            <text:p>0,51</text:p>
          </table:table-cell>
          <table:table-cell table:style-name="ce4" table:formula="of:=COS(RADIANS([.U$4])) * SIN(RADIANS([.$A55]))" office:value-type="float" office:value="0.502570373516211" calcext:value-type="float">
            <text:p>0,50</text:p>
          </table:table-cell>
          <table:table-cell table:style-name="ce4" table:formula="of:=COS(RADIANS([.V$4])) * SIN(RADIANS([.$A55]))" office:value-type="float" office:value="0.492403876506104" calcext:value-type="float">
            <text:p>0,49</text:p>
          </table:table-cell>
          <table:table-cell table:style-name="ce4" table:formula="of:=COS(RADIANS([.W$4])) * SIN(RADIANS([.$A55]))" office:value-type="float" office:value="0.48208738850519" calcext:value-type="float">
            <text:p>0,48</text:p>
          </table:table-cell>
          <table:table-cell table:style-name="ce4" table:formula="of:=COS(RADIANS([.X$4])) * SIN(RADIANS([.$A55]))" office:value-type="float" office:value="0.471624052015652" calcext:value-type="float">
            <text:p>0,47</text:p>
          </table:table-cell>
          <table:table-cell table:style-name="ce4" table:formula="of:=COS(RADIANS([.Y$4])) * SIN(RADIANS([.$A55]))" office:value-type="float" office:value="0.461017054271146" calcext:value-type="float">
            <text:p>0,46</text:p>
          </table:table-cell>
          <table:table-cell table:style-name="ce4" table:formula="of:=COS(RADIANS([.Z$4])) * SIN(RADIANS([.$A55]))" office:value-type="float" office:value="0.450269626265936" calcext:value-type="float">
            <text:p>0,45</text:p>
          </table:table-cell>
          <table:table-cell table:style-name="ce4" table:formula="of:=COS(RADIANS([.AA$4])) * SIN(RADIANS([.$A55]))" office:value-type="float" office:value="0.439385041770705" calcext:value-type="float">
            <text:p>0,44</text:p>
          </table:table-cell>
          <table:table-cell table:style-name="ce4" table:formula="of:=COS(RADIANS([.AB$4])) * SIN(RADIANS([.$A55]))" office:value-type="float" office:value="0.428366616335333" calcext:value-type="float">
            <text:p>0,43</text:p>
          </table:table-cell>
          <table:table-cell table:style-name="ce4" table:formula="of:=COS(RADIANS([.AC$4])) * SIN(RADIANS([.$A55]))" office:value-type="float" office:value="0.417217706278944" calcext:value-type="float">
            <text:p>0,42</text:p>
          </table:table-cell>
          <table:table-cell table:style-name="ce4" table:formula="of:=COS(RADIANS([.AD$4])) * SIN(RADIANS([.$A55]))" office:value-type="float" office:value="0.405941707667544" calcext:value-type="float">
            <text:p>0,41</text:p>
          </table:table-cell>
          <table:table-cell table:style-name="ce4" table:formula="of:=COS(RADIANS([.AE$4])) * SIN(RADIANS([.$A55]))" office:value-type="float" office:value="0.394542055279543" calcext:value-type="float">
            <text:p>0,39</text:p>
          </table:table-cell>
          <table:table-cell table:style-name="ce4" table:formula="of:=COS(RADIANS([.AF$4])) * SIN(RADIANS([.$A55]))" office:value-type="float" office:value="0.383022221559489" calcext:value-type="float">
            <text:p>0,38</text:p>
          </table:table-cell>
          <table:table-cell table:style-name="ce4" table:formula="of:=COS(RADIANS([.AG$4])) * SIN(RADIANS([.$A55]))" office:value-type="float" office:value="0.371385715560329" calcext:value-type="float">
            <text:p>0,37</text:p>
          </table:table-cell>
          <table:table-cell table:style-name="ce4" table:formula="of:=COS(RADIANS([.AH$4])) * SIN(RADIANS([.$A55]))" office:value-type="float" office:value="0.359636081874514" calcext:value-type="float">
            <text:p>0,36</text:p>
          </table:table-cell>
          <table:table-cell table:style-name="ce4" table:formula="of:=COS(RADIANS([.AI$4])) * SIN(RADIANS([.$A55]))" office:value-type="float" office:value="0.347776899554288" calcext:value-type="float">
            <text:p>0,35</text:p>
          </table:table-cell>
          <table:table-cell table:style-name="ce4" table:formula="of:=COS(RADIANS([.AJ$4])) * SIN(RADIANS([.$A55]))" office:value-type="float" office:value="0.335811781021467" calcext:value-type="float">
            <text:p>0,34</text:p>
          </table:table-cell>
          <table:table-cell table:style-name="ce4" table:formula="of:=COS(RADIANS([.AK$4])) * SIN(RADIANS([.$A55]))" office:value-type="float" office:value="0.323744370967065" calcext:value-type="float">
            <text:p>0,32</text:p>
          </table:table-cell>
          <table:table-cell table:style-name="ce4" table:formula="of:=COS(RADIANS([.AL$4])) * SIN(RADIANS([.$A55]))" office:value-type="float" office:value="0.311578345241084" calcext:value-type="float">
            <text:p>0,31</text:p>
          </table:table-cell>
          <table:table-cell table:style-name="ce4" table:formula="of:=COS(RADIANS([.AM$4])) * SIN(RADIANS([.$A55]))" office:value-type="float" office:value="0.299317409732815" calcext:value-type="float">
            <text:p>0,30</text:p>
          </table:table-cell>
          <table:table-cell table:style-name="ce4" table:formula="of:=COS(RADIANS([.AN$4])) * SIN(RADIANS([.$A55]))" office:value-type="float" office:value="0.28696529924199" calcext:value-type="float">
            <text:p>0,29</text:p>
          </table:table-cell>
          <table:table-cell table:style-name="ce4" table:formula="of:=COS(RADIANS([.AO$4])) * SIN(RADIANS([.$A55]))" office:value-type="float" office:value="0.274525776341119" calcext:value-type="float">
            <text:p>0,27</text:p>
          </table:table-cell>
          <table:table-cell table:style-name="ce4" table:formula="of:=COS(RADIANS([.AP$4])) * SIN(RADIANS([.$A55]))" office:value-type="float" office:value="0.262002630229385" calcext:value-type="float">
            <text:p>0,26</text:p>
          </table:table-cell>
          <table:table-cell table:style-name="ce4" table:formula="of:=COS(RADIANS([.AQ$4])) * SIN(RADIANS([.$A55]))" office:value-type="float" office:value="0.249399675578406" calcext:value-type="float">
            <text:p>0,25</text:p>
          </table:table-cell>
          <table:table-cell table:style-name="ce4" table:formula="of:=COS(RADIANS([.AR$4])) * SIN(RADIANS([.$A55]))" office:value-type="float" office:value="0.236720751370257" calcext:value-type="float">
            <text:p>0,24</text:p>
          </table:table-cell>
          <table:table-cell table:style-name="ce4" table:formula="of:=COS(RADIANS([.AS$4])) * SIN(RADIANS([.$A55]))" office:value-type="float" office:value="0.223969719728075" calcext:value-type="float">
            <text:p>0,22</text:p>
          </table:table-cell>
          <table:table-cell table:style-name="ce4" table:formula="of:=COS(RADIANS([.AT$4])) * SIN(RADIANS([.$A55]))" office:value-type="float" office:value="0.211150464739621" calcext:value-type="float">
            <text:p>0,21</text:p>
          </table:table-cell>
          <table:table-cell table:style-name="ce4" table:formula="of:=COS(RADIANS([.AU$4])) * SIN(RADIANS([.$A55]))" office:value-type="float" office:value="0.198266891274146" calcext:value-type="float">
            <text:p>0,20</text:p>
          </table:table-cell>
          <table:table-cell table:style-name="ce4" table:formula="of:=COS(RADIANS([.AV$4])) * SIN(RADIANS([.$A55]))" office:value-type="float" office:value="0.185322923792935" calcext:value-type="float">
            <text:p>0,19</text:p>
          </table:table-cell>
          <table:table-cell table:style-name="ce4" table:formula="of:=COS(RADIANS([.AW$4])) * SIN(RADIANS([.$A55]))" office:value-type="float" office:value="0.172322505153873" calcext:value-type="float">
            <text:p>0,17</text:p>
          </table:table-cell>
          <table:table-cell table:style-name="ce4" table:formula="of:=COS(RADIANS([.AX$4])) * SIN(RADIANS([.$A55]))" office:value-type="float" office:value="0.159269595410415" calcext:value-type="float">
            <text:p>0,16</text:p>
          </table:table-cell>
          <table:table-cell table:style-name="ce4" table:formula="of:=COS(RADIANS([.AY$4])) * SIN(RADIANS([.$A55]))" office:value-type="float" office:value="0.146168170605317" calcext:value-type="float">
            <text:p>0,15</text:p>
          </table:table-cell>
          <table:table-cell table:style-name="ce4" table:formula="of:=COS(RADIANS([.AZ$4])) * SIN(RADIANS([.$A55]))" office:value-type="float" office:value="0.133022221559489" calcext:value-type="float">
            <text:p>0,13</text:p>
          </table:table-cell>
          <table:table-cell table:style-name="ce4" table:formula="of:=COS(RADIANS([.BA$4])) * SIN(RADIANS([.$A55]))" office:value-type="float" office:value="0.119835752656359" calcext:value-type="float">
            <text:p>0,12</text:p>
          </table:table-cell>
          <table:table-cell table:style-name="ce4" table:formula="of:=COS(RADIANS([.BB$4])) * SIN(RADIANS([.$A55]))" office:value-type="float" office:value="0.106612780622095" calcext:value-type="float">
            <text:p>0,11</text:p>
          </table:table-cell>
          <table:table-cell table:style-name="ce4" table:formula="of:=COS(RADIANS([.BC$4])) * SIN(RADIANS([.$A55]))" office:value-type="float" office:value="0.0933573333020717" calcext:value-type="float">
            <text:p>0,09</text:p>
          </table:table-cell>
          <table:table-cell table:style-name="ce4" table:formula="of:=COS(RADIANS([.BD$4])) * SIN(RADIANS([.$A55]))" office:value-type="float" office:value="0.0800734484339521" calcext:value-type="float">
            <text:p>0,08</text:p>
          </table:table-cell>
          <table:table-cell table:style-name="ce4" table:formula="of:=COS(RADIANS([.BE$4])) * SIN(RADIANS([.$A55]))" office:value-type="float" office:value="0.0667651724177508" calcext:value-type="float">
            <text:p>0,07</text:p>
          </table:table-cell>
          <table:table-cell table:style-name="ce4" table:formula="of:=COS(RADIANS([.BF$4])) * SIN(RADIANS([.$A55]))" office:value-type="float" office:value="0.053436559083262" calcext:value-type="float">
            <text:p>0,05</text:p>
          </table:table-cell>
          <table:table-cell table:style-name="ce4" table:formula="of:=COS(RADIANS([.BG$4])) * SIN(RADIANS([.$A55]))" office:value-type="float" office:value="0.0400916684552252" calcext:value-type="float">
            <text:p>0,04</text:p>
          </table:table-cell>
          <table:table-cell table:style-name="ce4" table:formula="of:=COS(RADIANS([.BH$4])) * SIN(RADIANS([.$A55]))" office:value-type="float" office:value="0.0334143893034698" calcext:value-type="float">
            <text:p>0,03</text:p>
          </table:table-cell>
          <table:table-cell table:style-name="ce4" table:formula="of:=COS(RADIANS([.BI$4])) * SIN(RADIANS([.$A55]))" office:value-type="float" office:value="0.0267345655166" calcext:value-type="float">
            <text:p>0,03</text:p>
          </table:table-cell>
          <table:table-cell table:style-name="ce4" table:formula="of:=COS(RADIANS([.BJ$4])) * SIN(RADIANS([.$A55]))" office:value-type="float" office:value="0.0200527057890591" calcext:value-type="float">
            <text:p>0,02</text:p>
          </table:table-cell>
          <table:table-cell table:style-name="ce4" table:formula="of:=COS(RADIANS([.BK$4])) * SIN(RADIANS([.$A55]))" office:value-type="float" office:value="0.013369318970335" calcext:value-type="float">
            <text:p>0,01</text:p>
          </table:table-cell>
          <table:table-cell table:style-name="ce4" table:formula="of:=COS(RADIANS([.BL$4])) * SIN(RADIANS([.$A55]))" office:value-type="float" office:value="0.00668491402620983" calcext:value-type="float">
            <text:p>0,01</text:p>
          </table:table-cell>
          <table:table-cell table:style-name="ce4" table:formula="of:=COS(RADIANS([.BM$4])) * SIN(RADIANS([.$A55]))" office:value-type="float" office:value="4.69066937635137E-017" calcext:value-type="float">
            <text:p>0,00</text:p>
          </table:table-cell>
          <table:table-cell table:formula="of:=90-[.A55]" office:value-type="float" office:value="40" calcext:value-type="float">
            <text:p>40</text:p>
          </table:table-cell>
          <table:table-cell table:number-columns-repeated="958"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table:style-name="ce4" table:formula="of:=COS(RADIANS([.B$4])) * SIN(RADIANS([.$A56]))" office:value-type="float" office:value="0.777145961456971" calcext:value-type="float">
            <text:p>0,78</text:p>
          </table:table-cell>
          <table:table-cell table:style-name="ce4" table:formula="of:=COS(RADIANS([.C$4])) * SIN(RADIANS([.$A56]))" office:value-type="float" office:value="0.774188686446846" calcext:value-type="float">
            <text:p>0,77</text:p>
          </table:table-cell>
          <table:table-cell table:style-name="ce4" table:formula="of:=COS(RADIANS([.D$4])) * SIN(RADIANS([.$A56]))" office:value-type="float" office:value="0.765339368064951" calcext:value-type="float">
            <text:p>0,77</text:p>
          </table:table-cell>
          <table:table-cell table:style-name="ce4" table:formula="of:=COS(RADIANS([.E$4])) * SIN(RADIANS([.$A56]))" office:value-type="float" office:value="0.750665354967537" calcext:value-type="float">
            <text:p>0,75</text:p>
          </table:table-cell>
          <table:table-cell table:style-name="ce4" table:formula="of:=COS(RADIANS([.F$4])) * SIN(RADIANS([.$A56]))" office:value-type="float" office:value="0.730278325254685" calcext:value-type="float">
            <text:p>0,73</text:p>
          </table:table-cell>
          <table:table-cell table:style-name="ce4" table:formula="of:=COS(RADIANS([.G$4])) * SIN(RADIANS([.$A56]))" office:value-type="float" office:value="0.709958163014307" calcext:value-type="float">
            <text:p>0,71</text:p>
          </table:table-cell>
          <table:table-cell table:style-name="ce4" table:formula="of:=COS(RADIANS([.H$4])) * SIN(RADIANS([.$A56]))" office:value-type="float" office:value="0.692442121904803" calcext:value-type="float">
            <text:p>0,69</text:p>
          </table:table-cell>
          <table:table-cell table:style-name="ce4" table:formula="of:=COS(RADIANS([.I$4])) * SIN(RADIANS([.$A56]))" office:value-type="float" office:value="0.673028145070219" calcext:value-type="float">
            <text:p>0,67</text:p>
          </table:table-cell>
          <table:table-cell table:style-name="ce4" table:formula="of:=COS(RADIANS([.J$4])) * SIN(RADIANS([.$A56]))" office:value-type="float" office:value="0.659057153049239" calcext:value-type="float">
            <text:p>0,66</text:p>
          </table:table-cell>
          <table:table-cell table:style-name="ce4" table:formula="of:=COS(RADIANS([.K$4])) * SIN(RADIANS([.$A56]))" office:value-type="float" office:value="0.644283201407241" calcext:value-type="float">
            <text:p>0,64</text:p>
          </table:table-cell>
          <table:table-cell table:style-name="ce4" table:formula="of:=COS(RADIANS([.L$4])) * SIN(RADIANS([.$A56]))" office:value-type="float" office:value="0.628724289928547" calcext:value-type="float">
            <text:p>0,63</text:p>
          </table:table-cell>
          <table:table-cell table:style-name="ce4" table:formula="of:=COS(RADIANS([.M$4])) * SIN(RADIANS([.$A56]))" office:value-type="float" office:value="0.612399374750128" calcext:value-type="float">
            <text:p>0,61</text:p>
          </table:table-cell>
          <table:table-cell table:style-name="ce4" table:formula="of:=COS(RADIANS([.N$4])) * SIN(RADIANS([.$A56]))" office:value-type="float" office:value="0.595328345266468" calcext:value-type="float">
            <text:p>0,60</text:p>
          </table:table-cell>
          <table:table-cell table:style-name="ce4" table:formula="of:=COS(RADIANS([.O$4])) * SIN(RADIANS([.$A56]))" office:value-type="float" office:value="0.577531999897402" calcext:value-type="float">
            <text:p>0,58</text:p>
          </table:table-cell>
          <table:table-cell table:style-name="ce4" table:formula="of:=COS(RADIANS([.P$4])) * SIN(RADIANS([.$A56]))" office:value-type="float" office:value="0.559032020748446" calcext:value-type="float">
            <text:p>0,56</text:p>
          </table:table-cell>
          <table:table-cell table:style-name="ce4" table:formula="of:=COS(RADIANS([.Q$4])) * SIN(RADIANS([.$A56]))" office:value-type="float" office:value="0.549525179317963" calcext:value-type="float">
            <text:p>0,55</text:p>
          </table:table-cell>
          <table:table-cell table:style-name="ce4" table:formula="of:=COS(RADIANS([.R$4])) * SIN(RADIANS([.$A56]))" office:value-type="float" office:value="0.53985094719449" calcext:value-type="float">
            <text:p>0,54</text:p>
          </table:table-cell>
          <table:table-cell table:style-name="ce4" table:formula="of:=COS(RADIANS([.S$4])) * SIN(RADIANS([.$A56]))" office:value-type="float" office:value="0.530012271242848" calcext:value-type="float">
            <text:p>0,53</text:p>
          </table:table-cell>
          <table:table-cell table:style-name="ce4" table:formula="of:=COS(RADIANS([.T$4])) * SIN(RADIANS([.$A56]))" office:value-type="float" office:value="0.520012148419041" calcext:value-type="float">
            <text:p>0,52</text:p>
          </table:table-cell>
          <table:table-cell table:style-name="ce4" table:formula="of:=COS(RADIANS([.U$4])) * SIN(RADIANS([.$A56]))" office:value-type="float" office:value="0.509853624857355" calcext:value-type="float">
            <text:p>0,51</text:p>
          </table:table-cell>
          <table:table-cell table:style-name="ce4" table:formula="of:=COS(RADIANS([.V$4])) * SIN(RADIANS([.$A56]))" office:value-type="float" office:value="0.499539794942474" calcext:value-type="float">
            <text:p>0,50</text:p>
          </table:table-cell>
          <table:table-cell table:style-name="ce4" table:formula="of:=COS(RADIANS([.W$4])) * SIN(RADIANS([.$A56]))" office:value-type="float" office:value="0.489073800366903" calcext:value-type="float">
            <text:p>0,49</text:p>
          </table:table-cell>
          <table:table-cell table:style-name="ce4" table:formula="of:=COS(RADIANS([.X$4])) * SIN(RADIANS([.$A56]))" office:value-type="float" office:value="0.478458829173976" calcext:value-type="float">
            <text:p>0,48</text:p>
          </table:table-cell>
          <table:table-cell table:style-name="ce4" table:formula="of:=COS(RADIANS([.Y$4])) * SIN(RADIANS([.$A56]))" office:value-type="float" office:value="0.467698114786748" calcext:value-type="float">
            <text:p>0,47</text:p>
          </table:table-cell>
          <table:table-cell table:style-name="ce4" table:formula="of:=COS(RADIANS([.Z$4])) * SIN(RADIANS([.$A56]))" office:value-type="float" office:value="0.456794935023062" calcext:value-type="float">
            <text:p>0,46</text:p>
          </table:table-cell>
          <table:table-cell table:style-name="ce4" table:formula="of:=COS(RADIANS([.AA$4])) * SIN(RADIANS([.$A56]))" office:value-type="float" office:value="0.445752611097097" calcext:value-type="float">
            <text:p>0,45</text:p>
          </table:table-cell>
          <table:table-cell table:style-name="ce4" table:formula="of:=COS(RADIANS([.AB$4])) * SIN(RADIANS([.$A56]))" office:value-type="float" office:value="0.434574506607689" calcext:value-type="float">
            <text:p>0,43</text:p>
          </table:table-cell>
          <table:table-cell table:style-name="ce4" table:formula="of:=COS(RADIANS([.AC$4])) * SIN(RADIANS([.$A56]))" office:value-type="float" office:value="0.42326402651375" calcext:value-type="float">
            <text:p>0,42</text:p>
          </table:table-cell>
          <table:table-cell table:style-name="ce4" table:formula="of:=COS(RADIANS([.AD$4])) * SIN(RADIANS([.$A56]))" office:value-type="float" office:value="0.411824616097085" calcext:value-type="float">
            <text:p>0,41</text:p>
          </table:table-cell>
          <table:table-cell table:style-name="ce4" table:formula="of:=COS(RADIANS([.AE$4])) * SIN(RADIANS([.$A56]))" office:value-type="float" office:value="0.400259759912922" calcext:value-type="float">
            <text:p>0,40</text:p>
          </table:table-cell>
          <table:table-cell table:style-name="ce4" table:formula="of:=COS(RADIANS([.AF$4])) * SIN(RADIANS([.$A56]))" office:value-type="float" office:value="0.388572980728485" calcext:value-type="float">
            <text:p>0,39</text:p>
          </table:table-cell>
          <table:table-cell table:style-name="ce4" table:formula="of:=COS(RADIANS([.AG$4])) * SIN(RADIANS([.$A56]))" office:value-type="float" office:value="0.376767838449929" calcext:value-type="float">
            <text:p>0,38</text:p>
          </table:table-cell>
          <table:table-cell table:style-name="ce4" table:formula="of:=COS(RADIANS([.AH$4])) * SIN(RADIANS([.$A56]))" office:value-type="float" office:value="0.364847929037948" calcext:value-type="float">
            <text:p>0,36</text:p>
          </table:table-cell>
          <table:table-cell table:style-name="ce4" table:formula="of:=COS(RADIANS([.AI$4])) * SIN(RADIANS([.$A56]))" office:value-type="float" office:value="0.352816883412421" calcext:value-type="float">
            <text:p>0,35</text:p>
          </table:table-cell>
          <table:table-cell table:style-name="ce4" table:formula="of:=COS(RADIANS([.AJ$4])) * SIN(RADIANS([.$A56]))" office:value-type="float" office:value="0.340678366346392" calcext:value-type="float">
            <text:p>0,34</text:p>
          </table:table-cell>
          <table:table-cell table:style-name="ce4" table:formula="of:=COS(RADIANS([.AK$4])) * SIN(RADIANS([.$A56]))" office:value-type="float" office:value="0.32843607534975" calcext:value-type="float">
            <text:p>0,33</text:p>
          </table:table-cell>
          <table:table-cell table:style-name="ce4" table:formula="of:=COS(RADIANS([.AL$4])) * SIN(RADIANS([.$A56]))" office:value-type="float" office:value="0.316093739542924" calcext:value-type="float">
            <text:p>0,32</text:p>
          </table:table-cell>
          <table:table-cell table:style-name="ce4" table:formula="of:=COS(RADIANS([.AM$4])) * SIN(RADIANS([.$A56]))" office:value-type="float" office:value="0.303655118520964" calcext:value-type="float">
            <text:p>0,30</text:p>
          </table:table-cell>
          <table:table-cell table:style-name="ce4" table:formula="of:=COS(RADIANS([.AN$4])) * SIN(RADIANS([.$A56]))" office:value-type="float" office:value="0.29112400120833" calcext:value-type="float">
            <text:p>0,29</text:p>
          </table:table-cell>
          <table:table-cell table:style-name="ce4" table:formula="of:=COS(RADIANS([.AO$4])) * SIN(RADIANS([.$A56]))" office:value-type="float" office:value="0.278504204704745" calcext:value-type="float">
            <text:p>0,28</text:p>
          </table:table-cell>
          <table:table-cell table:style-name="ce4" table:formula="of:=COS(RADIANS([.AP$4])) * SIN(RADIANS([.$A56]))" office:value-type="float" office:value="0.265799573122478" calcext:value-type="float">
            <text:p>0,27</text:p>
          </table:table-cell>
          <table:table-cell table:style-name="ce4" table:formula="of:=COS(RADIANS([.AQ$4])) * SIN(RADIANS([.$A56]))" office:value-type="float" office:value="0.253013976415379" calcext:value-type="float">
            <text:p>0,25</text:p>
          </table:table-cell>
          <table:table-cell table:style-name="ce4" table:formula="of:=COS(RADIANS([.AR$4])) * SIN(RADIANS([.$A56]))" office:value-type="float" office:value="0.240151309200062" calcext:value-type="float">
            <text:p>0,24</text:p>
          </table:table-cell>
          <table:table-cell table:style-name="ce4" table:formula="of:=COS(RADIANS([.AS$4])) * SIN(RADIANS([.$A56]))" office:value-type="float" office:value="0.227215489569565" calcext:value-type="float">
            <text:p>0,23</text:p>
          </table:table-cell>
          <table:table-cell table:style-name="ce4" table:formula="of:=COS(RADIANS([.AT$4])) * SIN(RADIANS([.$A56]))" office:value-type="float" office:value="0.214210457899859" calcext:value-type="float">
            <text:p>0,21</text:p>
          </table:table-cell>
          <table:table-cell table:style-name="ce4" table:formula="of:=COS(RADIANS([.AU$4])) * SIN(RADIANS([.$A56]))" office:value-type="float" office:value="0.201140175649574" calcext:value-type="float">
            <text:p>0,20</text:p>
          </table:table-cell>
          <table:table-cell table:style-name="ce4" table:formula="of:=COS(RADIANS([.AV$4])) * SIN(RADIANS([.$A56]))" office:value-type="float" office:value="0.188008624153297" calcext:value-type="float">
            <text:p>0,19</text:p>
          </table:table-cell>
          <table:table-cell table:style-name="ce4" table:formula="of:=COS(RADIANS([.AW$4])) * SIN(RADIANS([.$A56]))" office:value-type="float" office:value="0.174819803408822" calcext:value-type="float">
            <text:p>0,17</text:p>
          </table:table-cell>
          <table:table-cell table:style-name="ce4" table:formula="of:=COS(RADIANS([.AX$4])) * SIN(RADIANS([.$A56]))" office:value-type="float" office:value="0.161577730858712" calcext:value-type="float">
            <text:p>0,16</text:p>
          </table:table-cell>
          <table:table-cell table:style-name="ce4" table:formula="of:=COS(RADIANS([.AY$4])) * SIN(RADIANS([.$A56]))" office:value-type="float" office:value="0.148286440166544" calcext:value-type="float">
            <text:p>0,15</text:p>
          </table:table-cell>
          <table:table-cell table:style-name="ce4" table:formula="of:=COS(RADIANS([.AZ$4])) * SIN(RADIANS([.$A56]))" office:value-type="float" office:value="0.134949979988218" calcext:value-type="float">
            <text:p>0,13</text:p>
          </table:table-cell>
          <table:table-cell table:style-name="ce4" table:formula="of:=COS(RADIANS([.BA$4])) * SIN(RADIANS([.$A56]))" office:value-type="float" office:value="0.121572412738697" calcext:value-type="float">
            <text:p>0,12</text:p>
          </table:table-cell>
          <table:table-cell table:style-name="ce4" table:formula="of:=COS(RADIANS([.BB$4])) * SIN(RADIANS([.$A56]))" office:value-type="float" office:value="0.108157813354558" calcext:value-type="float">
            <text:p>0,11</text:p>
          </table:table-cell>
          <table:table-cell table:style-name="ce4" table:formula="of:=COS(RADIANS([.BC$4])) * SIN(RADIANS([.$A56]))" office:value-type="float" office:value="0.0947102680527231" calcext:value-type="float">
            <text:p>0,09</text:p>
          </table:table-cell>
          <table:table-cell table:style-name="ce4" table:formula="of:=COS(RADIANS([.BD$4])) * SIN(RADIANS([.$A56]))" office:value-type="float" office:value="0.0812338730857602" calcext:value-type="float">
            <text:p>0,08</text:p>
          </table:table-cell>
          <table:table-cell table:style-name="ce4" table:formula="of:=COS(RADIANS([.BE$4])) * SIN(RADIANS([.$A56]))" office:value-type="float" office:value="0.0677327334941254" calcext:value-type="float">
            <text:p>0,07</text:p>
          </table:table-cell>
          <table:table-cell table:style-name="ce4" table:formula="of:=COS(RADIANS([.BF$4])) * SIN(RADIANS([.$A56]))" office:value-type="float" office:value="0.0542109618557261" calcext:value-type="float">
            <text:p>0,05</text:p>
          </table:table-cell>
          <table:table-cell table:style-name="ce4" table:formula="of:=COS(RADIANS([.BG$4])) * SIN(RADIANS([.$A56]))" office:value-type="float" office:value="0.0406726770331926" calcext:value-type="float">
            <text:p>0,04</text:p>
          </table:table-cell>
          <table:table-cell table:style-name="ce4" table:formula="of:=COS(RADIANS([.BH$4])) * SIN(RADIANS([.$A56]))" office:value-type="float" office:value="0.0338986307321981" calcext:value-type="float">
            <text:p>0,03</text:p>
          </table:table-cell>
          <table:table-cell table:style-name="ce4" table:formula="of:=COS(RADIANS([.BI$4])) * SIN(RADIANS([.$A56]))" office:value-type="float" office:value="0.0271220029192296" calcext:value-type="float">
            <text:p>0,03</text:p>
          </table:table-cell>
          <table:table-cell table:style-name="ce4" table:formula="of:=COS(RADIANS([.BJ$4])) * SIN(RADIANS([.$A56]))" office:value-type="float" office:value="0.0203433096607317" calcext:value-type="float">
            <text:p>0,02</text:p>
          </table:table-cell>
          <table:table-cell table:style-name="ce4" table:formula="of:=COS(RADIANS([.BK$4])) * SIN(RADIANS([.$A56]))" office:value-type="float" office:value="0.0135630671804406" calcext:value-type="float">
            <text:p>0,01</text:p>
          </table:table-cell>
          <table:table-cell table:style-name="ce4" table:formula="of:=COS(RADIANS([.BL$4])) * SIN(RADIANS([.$A56]))" office:value-type="float" office:value="0.00678179182007217" calcext:value-type="float">
            <text:p>0,01</text:p>
          </table:table-cell>
          <table:table-cell table:style-name="ce4" table:formula="of:=COS(RADIANS([.BM$4])) * SIN(RADIANS([.$A56]))" office:value-type="float" office:value="4.75864657084286E-017" calcext:value-type="float">
            <text:p>0,00</text:p>
          </table:table-cell>
          <table:table-cell table:formula="of:=90-[.A56]" office:value-type="float" office:value="39" calcext:value-type="float">
            <text:p>39</text:p>
          </table:table-cell>
          <table:table-cell table:number-columns-repeated="958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table:style-name="ce4" table:formula="of:=COS(RADIANS([.B$4])) * SIN(RADIANS([.$A57]))" office:value-type="float" office:value="0.788010753606722" calcext:value-type="float">
            <text:p>0,79</text:p>
          </table:table-cell>
          <table:table-cell table:style-name="ce4" table:formula="of:=COS(RADIANS([.C$4])) * SIN(RADIANS([.$A57]))" office:value-type="float" office:value="0.785012134782297" calcext:value-type="float">
            <text:p>0,79</text:p>
          </table:table-cell>
          <table:table-cell table:style-name="ce4" table:formula="of:=COS(RADIANS([.D$4])) * SIN(RADIANS([.$A57]))" office:value-type="float" office:value="0.776039099608892" calcext:value-type="float">
            <text:p>0,78</text:p>
          </table:table-cell>
          <table:table-cell table:style-name="ce4" table:formula="of:=COS(RADIANS([.E$4])) * SIN(RADIANS([.$A57]))" office:value-type="float" office:value="0.761159938302244" calcext:value-type="float">
            <text:p>0,76</text:p>
          </table:table-cell>
          <table:table-cell table:style-name="ce4" table:formula="of:=COS(RADIANS([.F$4])) * SIN(RADIANS([.$A57]))" office:value-type="float" office:value="0.740487890264179" calcext:value-type="float">
            <text:p>0,74</text:p>
          </table:table-cell>
          <table:table-cell table:style-name="ce4" table:formula="of:=COS(RADIANS([.G$4])) * SIN(RADIANS([.$A57]))" office:value-type="float" office:value="0.719883644530944" calcext:value-type="float">
            <text:p>0,72</text:p>
          </table:table-cell>
          <table:table-cell table:style-name="ce4" table:formula="of:=COS(RADIANS([.H$4])) * SIN(RADIANS([.$A57]))" office:value-type="float" office:value="0.702122722594182" calcext:value-type="float">
            <text:p>0,70</text:p>
          </table:table-cell>
          <table:table-cell table:style-name="ce4" table:formula="of:=COS(RADIANS([.I$4])) * SIN(RADIANS([.$A57]))" office:value-type="float" office:value="0.682437331078741" calcext:value-type="float">
            <text:p>0,68</text:p>
          </table:table-cell>
          <table:table-cell table:style-name="ce4" table:formula="of:=COS(RADIANS([.J$4])) * SIN(RADIANS([.$A57]))" office:value-type="float" office:value="0.668271019346971" calcext:value-type="float">
            <text:p>0,67</text:p>
          </table:table-cell>
          <table:table-cell table:style-name="ce4" table:formula="of:=COS(RADIANS([.K$4])) * SIN(RADIANS([.$A57]))" office:value-type="float" office:value="0.653290522317386" calcext:value-type="float">
            <text:p>0,65</text:p>
          </table:table-cell>
          <table:table-cell table:style-name="ce4" table:formula="of:=COS(RADIANS([.L$4])) * SIN(RADIANS([.$A57]))" office:value-type="float" office:value="0.637514091418047" calcext:value-type="float">
            <text:p>0,64</text:p>
          </table:table-cell>
          <table:table-cell table:style-name="ce4" table:formula="of:=COS(RADIANS([.M$4])) * SIN(RADIANS([.$A57]))" office:value-type="float" office:value="0.620960947799834" calcext:value-type="float">
            <text:p>0,62</text:p>
          </table:table-cell>
          <table:table-cell table:style-name="ce4" table:formula="of:=COS(RADIANS([.N$4])) * SIN(RADIANS([.$A57]))" office:value-type="float" office:value="0.603651258918428" calcext:value-type="float">
            <text:p>0,60</text:p>
          </table:table-cell>
          <table:table-cell table:style-name="ce4" table:formula="of:=COS(RADIANS([.O$4])) * SIN(RADIANS([.$A57]))" office:value-type="float" office:value="0.585606113963377" calcext:value-type="float">
            <text:p>0,59</text:p>
          </table:table-cell>
          <table:table-cell table:style-name="ce4" table:formula="of:=COS(RADIANS([.P$4])) * SIN(RADIANS([.$A57]))" office:value-type="float" office:value="0.566847498164169" calcext:value-type="float">
            <text:p>0,57</text:p>
          </table:table-cell>
          <table:table-cell table:style-name="ce4" table:formula="of:=COS(RADIANS([.Q$4])) * SIN(RADIANS([.$A57]))" office:value-type="float" office:value="0.557207747523235" calcext:value-type="float">
            <text:p>0,56</text:p>
          </table:table-cell>
          <table:table-cell table:style-name="ce4" table:formula="of:=COS(RADIANS([.R$4])) * SIN(RADIANS([.$A57]))" office:value-type="float" office:value="0.547398266004612" calcext:value-type="float">
            <text:p>0,55</text:p>
          </table:table-cell>
          <table:table-cell table:style-name="ce4" table:formula="of:=COS(RADIANS([.S$4])) * SIN(RADIANS([.$A57]))" office:value-type="float" office:value="0.537422041671398" calcext:value-type="float">
            <text:p>0,54</text:p>
          </table:table-cell>
          <table:table-cell table:style-name="ce4" table:formula="of:=COS(RADIANS([.T$4])) * SIN(RADIANS([.$A57]))" office:value-type="float" office:value="0.527282113378167" calcext:value-type="float">
            <text:p>0,53</text:p>
          </table:table-cell>
          <table:table-cell table:style-name="ce4" table:formula="of:=COS(RADIANS([.U$4])) * SIN(RADIANS([.$A57]))" office:value-type="float" office:value="0.516981569845304" calcext:value-type="float">
            <text:p>0,52</text:p>
          </table:table-cell>
          <table:table-cell table:style-name="ce4" table:formula="of:=COS(RADIANS([.V$4])) * SIN(RADIANS([.$A57]))" office:value-type="float" office:value="0.506523548718153" calcext:value-type="float">
            <text:p>0,51</text:p>
          </table:table-cell>
          <table:table-cell table:style-name="ce4" table:formula="of:=COS(RADIANS([.W$4])) * SIN(RADIANS([.$A57]))" office:value-type="float" office:value="0.495911235611259" calcext:value-type="float">
            <text:p>0,50</text:p>
          </table:table-cell>
          <table:table-cell table:style-name="ce4" table:formula="of:=COS(RADIANS([.X$4])) * SIN(RADIANS([.$A57]))" office:value-type="float" office:value="0.485147863137998" calcext:value-type="float">
            <text:p>0,49</text:p>
          </table:table-cell>
          <table:table-cell table:style-name="ce4" table:formula="of:=COS(RADIANS([.Y$4])) * SIN(RADIANS([.$A57]))" office:value-type="float" office:value="0.474236709925892" calcext:value-type="float">
            <text:p>0,47</text:p>
          </table:table-cell>
          <table:table-cell table:style-name="ce4" table:formula="of:=COS(RADIANS([.Z$4])) * SIN(RADIANS([.$A57]))" office:value-type="float" office:value="0.463181099617909" calcext:value-type="float">
            <text:p>0,46</text:p>
          </table:table-cell>
          <table:table-cell table:style-name="ce4" table:formula="of:=COS(RADIANS([.AA$4])) * SIN(RADIANS([.$A57]))" office:value-type="float" office:value="0.451984399860046" calcext:value-type="float">
            <text:p>0,45</text:p>
          </table:table-cell>
          <table:table-cell table:style-name="ce4" table:formula="of:=COS(RADIANS([.AB$4])) * SIN(RADIANS([.$A57]))" office:value-type="float" office:value="0.440650021275514" calcext:value-type="float">
            <text:p>0,44</text:p>
          </table:table-cell>
          <table:table-cell table:style-name="ce4" table:formula="of:=COS(RADIANS([.AC$4])) * SIN(RADIANS([.$A57]))" office:value-type="float" office:value="0.429181416425829" calcext:value-type="float">
            <text:p>0,43</text:p>
          </table:table-cell>
          <table:table-cell table:style-name="ce4" table:formula="of:=COS(RADIANS([.AD$4])) * SIN(RADIANS([.$A57]))" office:value-type="float" office:value="0.417582078759127" calcext:value-type="float">
            <text:p>0,42</text:p>
          </table:table-cell>
          <table:table-cell table:style-name="ce4" table:formula="of:=COS(RADIANS([.AE$4])) * SIN(RADIANS([.$A57]))" office:value-type="float" office:value="0.405855541546027" calcext:value-type="float">
            <text:p>0,41</text:p>
          </table:table-cell>
          <table:table-cell table:style-name="ce4" table:formula="of:=COS(RADIANS([.AF$4])) * SIN(RADIANS([.$A57]))" office:value-type="float" office:value="0.394005376803361" calcext:value-type="float">
            <text:p>0,39</text:p>
          </table:table-cell>
          <table:table-cell table:style-name="ce4" table:formula="of:=COS(RADIANS([.AG$4])) * SIN(RADIANS([.$A57]))" office:value-type="float" office:value="0.382035194206105" calcext:value-type="float">
            <text:p>0,38</text:p>
          </table:table-cell>
          <table:table-cell table:style-name="ce4" table:formula="of:=COS(RADIANS([.AH$4])) * SIN(RADIANS([.$A57]))" office:value-type="float" office:value="0.369948639987835" calcext:value-type="float">
            <text:p>0,37</text:p>
          </table:table-cell>
          <table:table-cell table:style-name="ce4" table:formula="of:=COS(RADIANS([.AI$4])) * SIN(RADIANS([.$A57]))" office:value-type="float" office:value="0.357749395830053" calcext:value-type="float">
            <text:p>0,36</text:p>
          </table:table-cell>
          <table:table-cell table:style-name="ce4" table:formula="of:=COS(RADIANS([.AJ$4])) * SIN(RADIANS([.$A57]))" office:value-type="float" office:value="0.345441177740704" calcext:value-type="float">
            <text:p>0,35</text:p>
          </table:table-cell>
          <table:table-cell table:style-name="ce4" table:formula="of:=COS(RADIANS([.AK$4])) * SIN(RADIANS([.$A57]))" office:value-type="float" office:value="0.333027734922251" calcext:value-type="float">
            <text:p>0,33</text:p>
          </table:table-cell>
          <table:table-cell table:style-name="ce4" table:formula="of:=COS(RADIANS([.AL$4])) * SIN(RADIANS([.$A57]))" office:value-type="float" office:value="0.32051284862963" calcext:value-type="float">
            <text:p>0,32</text:p>
          </table:table-cell>
          <table:table-cell table:style-name="ce4" table:formula="of:=COS(RADIANS([.AM$4])) * SIN(RADIANS([.$A57]))" office:value-type="float" office:value="0.307900331018437" calcext:value-type="float">
            <text:p>0,31</text:p>
          </table:table-cell>
          <table:table-cell table:style-name="ce4" table:formula="of:=COS(RADIANS([.AN$4])) * SIN(RADIANS([.$A57]))" office:value-type="float" office:value="0.29519402398372" calcext:value-type="float">
            <text:p>0,30</text:p>
          </table:table-cell>
          <table:table-cell table:style-name="ce4" table:formula="of:=COS(RADIANS([.AO$4])) * SIN(RADIANS([.$A57]))" office:value-type="float" office:value="0.282397797989688" calcext:value-type="float">
            <text:p>0,28</text:p>
          </table:table-cell>
          <table:table-cell table:style-name="ce4" table:formula="of:=COS(RADIANS([.AP$4])) * SIN(RADIANS([.$A57]))" office:value-type="float" office:value="0.269515550890739" calcext:value-type="float">
            <text:p>0,27</text:p>
          </table:table-cell>
          <table:table-cell table:style-name="ce4" table:formula="of:=COS(RADIANS([.AQ$4])) * SIN(RADIANS([.$A57]))" office:value-type="float" office:value="0.256551206744134" calcext:value-type="float">
            <text:p>0,26</text:p>
          </table:table-cell>
          <table:table-cell table:style-name="ce4" table:formula="of:=COS(RADIANS([.AR$4])) * SIN(RADIANS([.$A57]))" office:value-type="float" office:value="0.243508714614686" calcext:value-type="float">
            <text:p>0,24</text:p>
          </table:table-cell>
          <table:table-cell table:style-name="ce4" table:formula="of:=COS(RADIANS([.AS$4])) * SIN(RADIANS([.$A57]))" office:value-type="float" office:value="0.230392047371846" calcext:value-type="float">
            <text:p>0,23</text:p>
          </table:table-cell>
          <table:table-cell table:style-name="ce4" table:formula="of:=COS(RADIANS([.AT$4])) * SIN(RADIANS([.$A57]))" office:value-type="float" office:value="0.217205200479518" calcext:value-type="float">
            <text:p>0,22</text:p>
          </table:table-cell>
          <table:table-cell table:style-name="ce4" table:formula="of:=COS(RADIANS([.AU$4])) * SIN(RADIANS([.$A57]))" office:value-type="float" office:value="0.203952190779009" calcext:value-type="float">
            <text:p>0,20</text:p>
          </table:table-cell>
          <table:table-cell table:style-name="ce4" table:formula="of:=COS(RADIANS([.AV$4])) * SIN(RADIANS([.$A57]))" office:value-type="float" office:value="0.190637055265461" calcext:value-type="float">
            <text:p>0,19</text:p>
          </table:table-cell>
          <table:table-cell table:style-name="ce4" table:formula="of:=COS(RADIANS([.AW$4])) * SIN(RADIANS([.$A57]))" office:value-type="float" office:value="0.177263849858136" calcext:value-type="float">
            <text:p>0,18</text:p>
          </table:table-cell>
          <table:table-cell table:style-name="ce4" table:formula="of:=COS(RADIANS([.AX$4])) * SIN(RADIANS([.$A57]))" office:value-type="float" office:value="0.16383664816495" calcext:value-type="float">
            <text:p>0,16</text:p>
          </table:table-cell>
          <table:table-cell table:style-name="ce4" table:formula="of:=COS(RADIANS([.AY$4])) * SIN(RADIANS([.$A57]))" office:value-type="float" office:value="0.150359540241613" calcext:value-type="float">
            <text:p>0,15</text:p>
          </table:table-cell>
          <table:table-cell table:style-name="ce4" table:formula="of:=COS(RADIANS([.AZ$4])) * SIN(RADIANS([.$A57]))" office:value-type="float" office:value="0.136836631345752" calcext:value-type="float">
            <text:p>0,14</text:p>
          </table:table-cell>
          <table:table-cell table:style-name="ce4" table:formula="of:=COS(RADIANS([.BA$4])) * SIN(RADIANS([.$A57]))" office:value-type="float" office:value="0.123272040686417" calcext:value-type="float">
            <text:p>0,12</text:p>
          </table:table-cell>
          <table:table-cell table:style-name="ce4" table:formula="of:=COS(RADIANS([.BB$4])) * SIN(RADIANS([.$A57]))" office:value-type="float" office:value="0.109669900169326" calcext:value-type="float">
            <text:p>0,11</text:p>
          </table:table-cell>
          <table:table-cell table:style-name="ce4" table:formula="of:=COS(RADIANS([.BC$4])) * SIN(RADIANS([.$A57]))" office:value-type="float" office:value="0.0960343531382467" calcext:value-type="float">
            <text:p>0,10</text:p>
          </table:table-cell>
          <table:table-cell table:style-name="ce4" table:formula="of:=COS(RADIANS([.BD$4])) * SIN(RADIANS([.$A57]))" office:value-type="float" office:value="0.0823695531128961" calcext:value-type="float">
            <text:p>0,08</text:p>
          </table:table-cell>
          <table:table-cell table:style-name="ce4" table:formula="of:=COS(RADIANS([.BE$4])) * SIN(RADIANS([.$A57]))" office:value-type="float" office:value="0.0686796625237358" calcext:value-type="float">
            <text:p>0,07</text:p>
          </table:table-cell>
          <table:table-cell table:style-name="ce4" table:formula="of:=COS(RADIANS([.BF$4])) * SIN(RADIANS([.$A57]))" office:value-type="float" office:value="0.0549688514440556" calcext:value-type="float">
            <text:p>0,05</text:p>
          </table:table-cell>
          <table:table-cell table:style-name="ce4" table:formula="of:=COS(RADIANS([.BG$4])) * SIN(RADIANS([.$A57]))" office:value-type="float" office:value="0.0412412963197307" calcext:value-type="float">
            <text:p>0,04</text:p>
          </table:table-cell>
          <table:table-cell table:style-name="ce4" table:formula="of:=COS(RADIANS([.BH$4])) * SIN(RADIANS([.$A57]))" office:value-type="float" office:value="0.034372546309622" calcext:value-type="float">
            <text:p>0,03</text:p>
          </table:table-cell>
          <table:table-cell table:style-name="ce4" table:formula="of:=COS(RADIANS([.BI$4])) * SIN(RADIANS([.$A57]))" office:value-type="float" office:value="0.0275011786970332" calcext:value-type="float">
            <text:p>0,03</text:p>
          </table:table-cell>
          <table:table-cell table:style-name="ce4" table:formula="of:=COS(RADIANS([.BJ$4])) * SIN(RADIANS([.$A57]))" office:value-type="float" office:value="0.0206277167632115" calcext:value-type="float">
            <text:p>0,02</text:p>
          </table:table-cell>
          <table:table-cell table:style-name="ce4" table:formula="of:=COS(RADIANS([.BK$4])) * SIN(RADIANS([.$A57]))" office:value-type="float" office:value="0.0137526839488947" calcext:value-type="float">
            <text:p>0,01</text:p>
          </table:table-cell>
          <table:table-cell table:style-name="ce4" table:formula="of:=COS(RADIANS([.BL$4])) * SIN(RADIANS([.$A57]))" office:value-type="float" office:value="0.00687660381444942" calcext:value-type="float">
            <text:p>0,01</text:p>
          </table:table-cell>
          <table:table-cell table:style-name="ce4" table:formula="of:=COS(RADIANS([.BM$4])) * SIN(RADIANS([.$A57]))" office:value-type="float" office:value="4.82517423549083E-017" calcext:value-type="float">
            <text:p>0,00</text:p>
          </table:table-cell>
          <table:table-cell table:formula="of:=90-[.A57]" office:value-type="float" office:value="38" calcext:value-type="float">
            <text:p>38</text:p>
          </table:table-cell>
          <table:table-cell table:number-columns-repeated="958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table:style-name="ce4" table:formula="of:=COS(RADIANS([.B$4])) * SIN(RADIANS([.$A58]))" office:value-type="float" office:value="0.798635510047293" calcext:value-type="float">
            <text:p>0,80</text:p>
          </table:table-cell>
          <table:table-cell table:style-name="ce4" table:formula="of:=COS(RADIANS([.C$4])) * SIN(RADIANS([.$A58]))" office:value-type="float" office:value="0.79559646081691" calcext:value-type="float">
            <text:p>0,80</text:p>
          </table:table-cell>
          <table:table-cell table:style-name="ce4" table:formula="of:=COS(RADIANS([.D$4])) * SIN(RADIANS([.$A58]))" office:value-type="float" office:value="0.786502442125433" calcext:value-type="float">
            <text:p>0,79</text:p>
          </table:table-cell>
          <table:table-cell table:style-name="ce4" table:formula="of:=COS(RADIANS([.E$4])) * SIN(RADIANS([.$A58]))" office:value-type="float" office:value="0.771422664946223" calcext:value-type="float">
            <text:p>0,77</text:p>
          </table:table-cell>
          <table:table-cell table:style-name="ce4" table:formula="of:=COS(RADIANS([.F$4])) * SIN(RADIANS([.$A58]))" office:value-type="float" office:value="0.750471895489031" calcext:value-type="float">
            <text:p>0,75</text:p>
          </table:table-cell>
          <table:table-cell table:style-name="ce4" table:formula="of:=COS(RADIANS([.G$4])) * SIN(RADIANS([.$A58]))" office:value-type="float" office:value="0.729589842515786" calcext:value-type="float">
            <text:p>0,73</text:p>
          </table:table-cell>
          <table:table-cell table:style-name="ce4" table:formula="of:=COS(RADIANS([.H$4])) * SIN(RADIANS([.$A58]))" office:value-type="float" office:value="0.711589449900643" calcext:value-type="float">
            <text:p>0,71</text:p>
          </table:table-cell>
          <table:table-cell table:style-name="ce4" table:formula="of:=COS(RADIANS([.I$4])) * SIN(RADIANS([.$A58]))" office:value-type="float" office:value="0.691638640065298" calcext:value-type="float">
            <text:p>0,69</text:p>
          </table:table-cell>
          <table:table-cell table:style-name="ce4" table:formula="of:=COS(RADIANS([.J$4])) * SIN(RADIANS([.$A58]))" office:value-type="float" office:value="0.677281323818523" calcext:value-type="float">
            <text:p>0,68</text:p>
          </table:table-cell>
          <table:table-cell table:style-name="ce4" table:formula="of:=COS(RADIANS([.K$4])) * SIN(RADIANS([.$A58]))" office:value-type="float" office:value="0.662098844605865" calcext:value-type="float">
            <text:p>0,66</text:p>
          </table:table-cell>
          <table:table-cell table:style-name="ce4" table:formula="of:=COS(RADIANS([.L$4])) * SIN(RADIANS([.$A58]))" office:value-type="float" office:value="0.646109699939564" calcext:value-type="float">
            <text:p>0,65</text:p>
          </table:table-cell>
          <table:table-cell table:style-name="ce4" table:formula="of:=COS(RADIANS([.M$4])) * SIN(RADIANS([.$A58]))" office:value-type="float" office:value="0.629333370129456" calcext:value-type="float">
            <text:p>0,63</text:p>
          </table:table-cell>
          <table:table-cell table:style-name="ce4" table:formula="of:=COS(RADIANS([.N$4])) * SIN(RADIANS([.$A58]))" office:value-type="float" office:value="0.611790294549219" calcext:value-type="float">
            <text:p>0,61</text:p>
          </table:table-cell>
          <table:table-cell table:style-name="ce4" table:formula="of:=COS(RADIANS([.O$4])) * SIN(RADIANS([.$A58]))" office:value-type="float" office:value="0.593501846734145" calcext:value-type="float">
            <text:p>0,59</text:p>
          </table:table-cell>
          <table:table-cell table:style-name="ce4" table:formula="of:=COS(RADIANS([.P$4])) * SIN(RADIANS([.$A58]))" office:value-type="float" office:value="0.574490308340777" calcext:value-type="float">
            <text:p>0,57</text:p>
          </table:table-cell>
          <table:table-cell table:style-name="ce4" table:formula="of:=COS(RADIANS([.Q$4])) * SIN(RADIANS([.$A58]))" office:value-type="float" office:value="0.564720584850818" calcext:value-type="float">
            <text:p>0,56</text:p>
          </table:table-cell>
          <table:table-cell table:style-name="ce4" table:formula="of:=COS(RADIANS([.R$4])) * SIN(RADIANS([.$A58]))" office:value-type="float" office:value="0.554778842000143" calcext:value-type="float">
            <text:p>0,55</text:p>
          </table:table-cell>
          <table:table-cell table:style-name="ce4" table:formula="of:=COS(RADIANS([.S$4])) * SIN(RADIANS([.$A58]))" office:value-type="float" office:value="0.544668108139931" calcext:value-type="float">
            <text:p>0,54</text:p>
          </table:table-cell>
          <table:table-cell table:style-name="ce4" table:formula="of:=COS(RADIANS([.T$4])) * SIN(RADIANS([.$A58]))" office:value-type="float" office:value="0.534391463097661" calcext:value-type="float">
            <text:p>0,53</text:p>
          </table:table-cell>
          <table:table-cell table:style-name="ce4" table:formula="of:=COS(RADIANS([.U$4])) * SIN(RADIANS([.$A58]))" office:value-type="float" office:value="0.523952037238966" calcext:value-type="float">
            <text:p>0,52</text:p>
          </table:table-cell>
          <table:table-cell table:style-name="ce4" table:formula="of:=COS(RADIANS([.V$4])) * SIN(RADIANS([.$A58]))" office:value-type="float" office:value="0.51335301051409" calcext:value-type="float">
            <text:p>0,51</text:p>
          </table:table-cell>
          <table:table-cell table:style-name="ce4" table:formula="of:=COS(RADIANS([.W$4])) * SIN(RADIANS([.$A58]))" office:value-type="float" office:value="0.502597611489249" calcext:value-type="float">
            <text:p>0,50</text:p>
          </table:table-cell>
          <table:table-cell table:style-name="ce4" table:formula="of:=COS(RADIANS([.X$4])) * SIN(RADIANS([.$A58]))" office:value-type="float" office:value="0.491689116363176" calcext:value-type="float">
            <text:p>0,49</text:p>
          </table:table-cell>
          <table:table-cell table:style-name="ce4" table:formula="of:=COS(RADIANS([.Y$4])) * SIN(RADIANS([.$A58]))" office:value-type="float" office:value="0.480630847969159" calcext:value-type="float">
            <text:p>0,48</text:p>
          </table:table-cell>
          <table:table-cell table:style-name="ce4" table:formula="of:=COS(RADIANS([.Z$4])) * SIN(RADIANS([.$A58]))" office:value-type="float" office:value="0.469426174762876" calcext:value-type="float">
            <text:p>0,47</text:p>
          </table:table-cell>
          <table:table-cell table:style-name="ce4" table:formula="of:=COS(RADIANS([.AA$4])) * SIN(RADIANS([.$A58]))" office:value-type="float" office:value="0.458078509796326" calcext:value-type="float">
            <text:p>0,46</text:p>
          </table:table-cell>
          <table:table-cell table:style-name="ce4" table:formula="of:=COS(RADIANS([.AB$4])) * SIN(RADIANS([.$A58]))" office:value-type="float" office:value="0.446591309678187" calcext:value-type="float">
            <text:p>0,45</text:p>
          </table:table-cell>
          <table:table-cell table:style-name="ce4" table:formula="of:=COS(RADIANS([.AC$4])) * SIN(RADIANS([.$A58]))" office:value-type="float" office:value="0.434968073520892" calcext:value-type="float">
            <text:p>0,43</text:p>
          </table:table-cell>
          <table:table-cell table:style-name="ce4" table:formula="of:=COS(RADIANS([.AD$4])) * SIN(RADIANS([.$A58]))" office:value-type="float" office:value="0.423212341874772" calcext:value-type="float">
            <text:p>0,42</text:p>
          </table:table-cell>
          <table:table-cell table:style-name="ce4" table:formula="of:=COS(RADIANS([.AE$4])) * SIN(RADIANS([.$A58]))" office:value-type="float" office:value="0.411327695649567" calcext:value-type="float">
            <text:p>0,41</text:p>
          </table:table-cell>
          <table:table-cell table:style-name="ce4" table:formula="of:=COS(RADIANS([.AF$4])) * SIN(RADIANS([.$A58]))" office:value-type="float" office:value="0.399317755023646" calcext:value-type="float">
            <text:p>0,40</text:p>
          </table:table-cell>
          <table:table-cell table:style-name="ce4" table:formula="of:=COS(RADIANS([.AG$4])) * SIN(RADIANS([.$A58]))" office:value-type="float" office:value="0.387186178341268" calcext:value-type="float">
            <text:p>0,39</text:p>
          </table:table-cell>
          <table:table-cell table:style-name="ce4" table:formula="of:=COS(RADIANS([.AH$4])) * SIN(RADIANS([.$A58]))" office:value-type="float" office:value="0.37493666099821" calcext:value-type="float">
            <text:p>0,37</text:p>
          </table:table-cell>
          <table:table-cell table:style-name="ce4" table:formula="of:=COS(RADIANS([.AI$4])) * SIN(RADIANS([.$A58]))" office:value-type="float" office:value="0.362572934316118" calcext:value-type="float">
            <text:p>0,36</text:p>
          </table:table-cell>
          <table:table-cell table:style-name="ce4" table:formula="of:=COS(RADIANS([.AJ$4])) * SIN(RADIANS([.$A58]))" office:value-type="float" office:value="0.350098764405912" calcext:value-type="float">
            <text:p>0,35</text:p>
          </table:table-cell>
          <table:table-cell table:style-name="ce4" table:formula="of:=COS(RADIANS([.AK$4])) * SIN(RADIANS([.$A58]))" office:value-type="float" office:value="0.337517951020584" calcext:value-type="float">
            <text:p>0,34</text:p>
          </table:table-cell>
          <table:table-cell table:style-name="ce4" table:formula="of:=COS(RADIANS([.AL$4])) * SIN(RADIANS([.$A58]))" office:value-type="float" office:value="0.324834326397766" calcext:value-type="float">
            <text:p>0,32</text:p>
          </table:table-cell>
          <table:table-cell table:style-name="ce4" table:formula="of:=COS(RADIANS([.AM$4])) * SIN(RADIANS([.$A58]))" office:value-type="float" office:value="0.312051754092385" calcext:value-type="float">
            <text:p>0,31</text:p>
          </table:table-cell>
          <table:table-cell table:style-name="ce4" table:formula="of:=COS(RADIANS([.AN$4])) * SIN(RADIANS([.$A58]))" office:value-type="float" office:value="0.299174127799796" calcext:value-type="float">
            <text:p>0,30</text:p>
          </table:table-cell>
          <table:table-cell table:style-name="ce4" table:formula="of:=COS(RADIANS([.AO$4])) * SIN(RADIANS([.$A58]))" office:value-type="float" office:value="0.286205370169713" calcext:value-type="float">
            <text:p>0,29</text:p>
          </table:table-cell>
          <table:table-cell table:style-name="ce4" table:formula="of:=COS(RADIANS([.AP$4])) * SIN(RADIANS([.$A58]))" office:value-type="float" office:value="0.273149431611344" calcext:value-type="float">
            <text:p>0,27</text:p>
          </table:table-cell>
          <table:table-cell table:style-name="ce4" table:formula="of:=COS(RADIANS([.AQ$4])) * SIN(RADIANS([.$A58]))" office:value-type="float" office:value="0.260010289090047" calcext:value-type="float">
            <text:p>0,26</text:p>
          </table:table-cell>
          <table:table-cell table:style-name="ce4" table:formula="of:=COS(RADIANS([.AR$4])) * SIN(RADIANS([.$A58]))" office:value-type="float" office:value="0.246791944915918" calcext:value-type="float">
            <text:p>0,25</text:p>
          </table:table-cell>
          <table:table-cell table:style-name="ce4" table:formula="of:=COS(RADIANS([.AS$4])) * SIN(RADIANS([.$A58]))" office:value-type="float" office:value="0.233498425524639" calcext:value-type="float">
            <text:p>0,23</text:p>
          </table:table-cell>
          <table:table-cell table:style-name="ce4" table:formula="of:=COS(RADIANS([.AT$4])) * SIN(RADIANS([.$A58]))" office:value-type="float" office:value="0.220133780250996" calcext:value-type="float">
            <text:p>0,22</text:p>
          </table:table-cell>
          <table:table-cell table:style-name="ce4" table:formula="of:=COS(RADIANS([.AU$4])) * SIN(RADIANS([.$A58]))" office:value-type="float" office:value="0.206702080095405" calcext:value-type="float">
            <text:p>0,21</text:p>
          </table:table-cell>
          <table:table-cell table:style-name="ce4" table:formula="of:=COS(RADIANS([.AV$4])) * SIN(RADIANS([.$A58]))" office:value-type="float" office:value="0.193207416483848" calcext:value-type="float">
            <text:p>0,19</text:p>
          </table:table-cell>
          <table:table-cell table:style-name="ce4" table:formula="of:=COS(RADIANS([.AW$4])) * SIN(RADIANS([.$A58]))" office:value-type="float" office:value="0.179653900021589" calcext:value-type="float">
            <text:p>0,18</text:p>
          </table:table-cell>
          <table:table-cell table:style-name="ce4" table:formula="of:=COS(RADIANS([.AX$4])) * SIN(RADIANS([.$A58]))" office:value-type="float" office:value="0.166045659241036" calcext:value-type="float">
            <text:p>0,17</text:p>
          </table:table-cell>
          <table:table-cell table:style-name="ce4" table:formula="of:=COS(RADIANS([.AY$4])) * SIN(RADIANS([.$A58]))" office:value-type="float" office:value="0.152386839344158" calcext:value-type="float">
            <text:p>0,15</text:p>
          </table:table-cell>
          <table:table-cell table:style-name="ce4" table:formula="of:=COS(RADIANS([.AZ$4])) * SIN(RADIANS([.$A58]))" office:value-type="float" office:value="0.138681600939812" calcext:value-type="float">
            <text:p>0,14</text:p>
          </table:table-cell>
          <table:table-cell table:style-name="ce4" table:formula="of:=COS(RADIANS([.BA$4])) * SIN(RADIANS([.$A58]))" office:value-type="float" office:value="0.12493411877638" calcext:value-type="float">
            <text:p>0,12</text:p>
          </table:table-cell>
          <table:table-cell table:style-name="ce4" table:formula="of:=COS(RADIANS([.BB$4])) * SIN(RADIANS([.$A58]))" office:value-type="float" office:value="0.111148580470105" calcext:value-type="float">
            <text:p>0,11</text:p>
          </table:table-cell>
          <table:table-cell table:style-name="ce4" table:formula="of:=COS(RADIANS([.BC$4])) * SIN(RADIANS([.$A58]))" office:value-type="float" office:value="0.0973291852294986" calcext:value-type="float">
            <text:p>0,10</text:p>
          </table:table-cell>
          <table:table-cell table:style-name="ce4" table:formula="of:=COS(RADIANS([.BD$4])) * SIN(RADIANS([.$A58]))" office:value-type="float" office:value="0.0834801425762221" calcext:value-type="float">
            <text:p>0,08</text:p>
          </table:table-cell>
          <table:table-cell table:style-name="ce4" table:formula="of:=COS(RADIANS([.BE$4])) * SIN(RADIANS([.$A58]))" office:value-type="float" office:value="0.0696056710628268" calcext:value-type="float">
            <text:p>0,07</text:p>
          </table:table-cell>
          <table:table-cell table:style-name="ce4" table:formula="of:=COS(RADIANS([.BF$4])) * SIN(RADIANS([.$A58]))" office:value-type="float" office:value="0.05570999698774" calcext:value-type="float">
            <text:p>0,06</text:p>
          </table:table-cell>
          <table:table-cell table:style-name="ce4" table:formula="of:=COS(RADIANS([.BG$4])) * SIN(RADIANS([.$A58]))" office:value-type="float" office:value="0.0417973531078964" calcext:value-type="float">
            <text:p>0,04</text:p>
          </table:table-cell>
          <table:table-cell table:style-name="ce4" table:formula="of:=COS(RADIANS([.BH$4])) * SIN(RADIANS([.$A58]))" office:value-type="float" office:value="0.0348359916764656" calcext:value-type="float">
            <text:p>0,03</text:p>
          </table:table-cell>
          <table:table-cell table:style-name="ce4" table:formula="of:=COS(RADIANS([.BI$4])) * SIN(RADIANS([.$A58]))" office:value-type="float" office:value="0.0278719773493958" calcext:value-type="float">
            <text:p>0,03</text:p>
          </table:table-cell>
          <table:table-cell table:style-name="ce4" table:formula="of:=COS(RADIANS([.BJ$4])) * SIN(RADIANS([.$A58]))" office:value-type="float" office:value="0.0209058404633401" calcext:value-type="float">
            <text:p>0,02</text:p>
          </table:table-cell>
          <table:table-cell table:style-name="ce4" table:formula="of:=COS(RADIANS([.BK$4])) * SIN(RADIANS([.$A58]))" office:value-type="float" office:value="0.0139381115165926" calcext:value-type="float">
            <text:p>0,01</text:p>
          </table:table-cell>
          <table:table-cell table:style-name="ce4" table:formula="of:=COS(RADIANS([.BL$4])) * SIN(RADIANS([.$A58]))" office:value-type="float" office:value="0.00696932112868964" calcext:value-type="float">
            <text:p>0,01</text:p>
          </table:table-cell>
          <table:table-cell table:style-name="ce4" table:formula="of:=COS(RADIANS([.BM$4])) * SIN(RADIANS([.$A58]))" office:value-type="float" office:value="4.89023210532416E-017" calcext:value-type="float">
            <text:p>0,00</text:p>
          </table:table-cell>
          <table:table-cell table:formula="of:=90-[.A58]" office:value-type="float" office:value="37" calcext:value-type="float">
            <text:p>37</text:p>
          </table:table-cell>
          <table:table-cell table:number-columns-repeated="958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table:style-name="ce4" table:formula="of:=COS(RADIANS([.B$4])) * SIN(RADIANS([.$A59]))" office:value-type="float" office:value="0.809016994374947" calcext:value-type="float">
            <text:p>0,81</text:p>
          </table:table-cell>
          <table:table-cell table:style-name="ce4" table:formula="of:=COS(RADIANS([.C$4])) * SIN(RADIANS([.$A59]))" office:value-type="float" office:value="0.805938440462442" calcext:value-type="float">
            <text:p>0,81</text:p>
          </table:table-cell>
          <table:table-cell table:style-name="ce4" table:formula="of:=COS(RADIANS([.D$4])) * SIN(RADIANS([.$A59]))" office:value-type="float" office:value="0.796726208379082" calcext:value-type="float">
            <text:p>0,80</text:p>
          </table:table-cell>
          <table:table-cell table:style-name="ce4" table:formula="of:=COS(RADIANS([.E$4])) * SIN(RADIANS([.$A59]))" office:value-type="float" office:value="0.78145040877352" calcext:value-type="float">
            <text:p>0,78</text:p>
          </table:table-cell>
          <table:table-cell table:style-name="ce4" table:formula="of:=COS(RADIANS([.F$4])) * SIN(RADIANS([.$A59]))" office:value-type="float" office:value="0.760227299704533" calcext:value-type="float">
            <text:p>0,76</text:p>
          </table:table-cell>
          <table:table-cell table:style-name="ce4" table:formula="of:=COS(RADIANS([.G$4])) * SIN(RADIANS([.$A59]))" office:value-type="float" office:value="0.739073800366903" calcext:value-type="float">
            <text:p>0,74</text:p>
          </table:table-cell>
          <table:table-cell table:style-name="ce4" table:formula="of:=COS(RADIANS([.H$4])) * SIN(RADIANS([.$A59]))" office:value-type="float" office:value="0.720839420167342" calcext:value-type="float">
            <text:p>0,72</text:p>
          </table:table-cell>
          <table:table-cell table:style-name="ce4" table:formula="of:=COS(RADIANS([.I$4])) * SIN(RADIANS([.$A59]))" office:value-type="float" office:value="0.700629269222037" calcext:value-type="float">
            <text:p>0,70</text:p>
          </table:table-cell>
          <table:table-cell table:style-name="ce4" table:formula="of:=COS(RADIANS([.J$4])) * SIN(RADIANS([.$A59]))" office:value-type="float" office:value="0.686085321837868" calcext:value-type="float">
            <text:p>0,69</text:p>
          </table:table-cell>
          <table:table-cell table:style-name="ce4" table:formula="of:=COS(RADIANS([.K$4])) * SIN(RADIANS([.$A59]))" office:value-type="float" office:value="0.670705485172382" calcext:value-type="float">
            <text:p>0,67</text:p>
          </table:table-cell>
          <table:table-cell table:style-name="ce4" table:formula="of:=COS(RADIANS([.L$4])) * SIN(RADIANS([.$A59]))" office:value-type="float" office:value="0.654508497187474" calcext:value-type="float">
            <text:p>0,65</text:p>
          </table:table-cell>
          <table:table-cell table:style-name="ce4" table:formula="of:=COS(RADIANS([.M$4])) * SIN(RADIANS([.$A59]))" office:value-type="float" office:value="0.637514091418047" calcext:value-type="float">
            <text:p>0,64</text:p>
          </table:table-cell>
          <table:table-cell table:style-name="ce4" table:formula="of:=COS(RADIANS([.N$4])) * SIN(RADIANS([.$A59]))" office:value-type="float" office:value="0.619742972929746" calcext:value-type="float">
            <text:p>0,62</text:p>
          </table:table-cell>
          <table:table-cell table:style-name="ce4" table:formula="of:=COS(RADIANS([.O$4])) * SIN(RADIANS([.$A59]))" office:value-type="float" office:value="0.601216793093016" calcext:value-type="float">
            <text:p>0,60</text:p>
          </table:table-cell>
          <table:table-cell table:style-name="ce4" table:formula="of:=COS(RADIANS([.P$4])) * SIN(RADIANS([.$A59]))" office:value-type="float" office:value="0.58195812320425" calcext:value-type="float">
            <text:p>0,58</text:p>
          </table:table-cell>
          <table:table-cell table:style-name="ce4" table:formula="of:=COS(RADIANS([.Q$4])) * SIN(RADIANS([.$A59]))" office:value-type="float" office:value="0.572061402817684" calcext:value-type="float">
            <text:p>0,57</text:p>
          </table:table-cell>
          <table:table-cell table:style-name="ce4" table:formula="of:=COS(RADIANS([.R$4])) * SIN(RADIANS([.$A59]))" office:value-type="float" office:value="0.561990426986137" calcext:value-type="float">
            <text:p>0,56</text:p>
          </table:table-cell>
          <table:table-cell table:style-name="ce4" table:formula="of:=COS(RADIANS([.S$4])) * SIN(RADIANS([.$A59]))" office:value-type="float" office:value="0.551748263426406" calcext:value-type="float">
            <text:p>0,55</text:p>
          </table:table-cell>
          <table:table-cell table:style-name="ce4" table:formula="of:=COS(RADIANS([.T$4])) * SIN(RADIANS([.$A59]))" office:value-type="float" office:value="0.54133803200073" calcext:value-type="float">
            <text:p>0,54</text:p>
          </table:table-cell>
          <table:table-cell table:style-name="ce4" table:formula="of:=COS(RADIANS([.U$4])) * SIN(RADIANS([.$A59]))" office:value-type="float" office:value="0.530762903766447" calcext:value-type="float">
            <text:p>0,53</text:p>
          </table:table-cell>
          <table:table-cell table:style-name="ce4" table:formula="of:=COS(RADIANS([.V$4])) * SIN(RADIANS([.$A59]))" office:value-type="float" office:value="0.520026100010061" calcext:value-type="float">
            <text:p>0,52</text:p>
          </table:table-cell>
          <table:table-cell table:style-name="ce4" table:formula="of:=COS(RADIANS([.W$4])) * SIN(RADIANS([.$A59]))" office:value-type="float" office:value="0.509130891266006" calcext:value-type="float">
            <text:p>0,51</text:p>
          </table:table-cell>
          <table:table-cell table:style-name="ce4" table:formula="of:=COS(RADIANS([.X$4])) * SIN(RADIANS([.$A59]))" office:value-type="float" office:value="0.49808059632041" calcext:value-type="float">
            <text:p>0,50</text:p>
          </table:table-cell>
          <table:table-cell table:style-name="ce4" table:formula="of:=COS(RADIANS([.Y$4])) * SIN(RADIANS([.$A59]))" office:value-type="float" office:value="0.48687858120016" calcext:value-type="float">
            <text:p>0,49</text:p>
          </table:table-cell>
          <table:table-cell table:style-name="ce4" table:formula="of:=COS(RADIANS([.Z$4])) * SIN(RADIANS([.$A59]))" office:value-type="float" office:value="0.475528258147577" calcext:value-type="float">
            <text:p>0,48</text:p>
          </table:table-cell>
          <table:table-cell table:style-name="ce4" table:formula="of:=COS(RADIANS([.AA$4])) * SIN(RADIANS([.$A59]))" office:value-type="float" office:value="0.464033084581017" calcext:value-type="float">
            <text:p>0,46</text:p>
          </table:table-cell>
          <table:table-cell table:style-name="ce4" table:formula="of:=COS(RADIANS([.AB$4])) * SIN(RADIANS([.$A59]))" office:value-type="float" office:value="0.452396562041704" calcext:value-type="float">
            <text:p>0,45</text:p>
          </table:table-cell>
          <table:table-cell table:style-name="ce4" table:formula="of:=COS(RADIANS([.AC$4])) * SIN(RADIANS([.$A59]))" office:value-type="float" office:value="0.440622235127129" calcext:value-type="float">
            <text:p>0,44</text:p>
          </table:table-cell>
          <table:table-cell table:style-name="ce4" table:formula="of:=COS(RADIANS([.AD$4])) * SIN(RADIANS([.$A59]))" office:value-type="float" office:value="0.428713690411331" calcext:value-type="float">
            <text:p>0,43</text:p>
          </table:table-cell>
          <table:table-cell table:style-name="ce4" table:formula="of:=COS(RADIANS([.AE$4])) * SIN(RADIANS([.$A59]))" office:value-type="float" office:value="0.416674555352391" calcext:value-type="float">
            <text:p>0,42</text:p>
          </table:table-cell>
          <table:table-cell table:style-name="ce4" table:formula="of:=COS(RADIANS([.AF$4])) * SIN(RADIANS([.$A59]))" office:value-type="float" office:value="0.404508497187474" calcext:value-type="float">
            <text:p>0,40</text:p>
          </table:table-cell>
          <table:table-cell table:style-name="ce4" table:formula="of:=COS(RADIANS([.AG$4])) * SIN(RADIANS([.$A59]))" office:value-type="float" office:value="0.392219221815751" calcext:value-type="float">
            <text:p>0,39</text:p>
          </table:table-cell>
          <table:table-cell table:style-name="ce4" table:formula="of:=COS(RADIANS([.AH$4])) * SIN(RADIANS([.$A59]))" office:value-type="float" office:value="0.379810472669551" calcext:value-type="float">
            <text:p>0,38</text:p>
          </table:table-cell>
          <table:table-cell table:style-name="ce4" table:formula="of:=COS(RADIANS([.AI$4])) * SIN(RADIANS([.$A59]))" office:value-type="float" office:value="0.367286029574068" calcext:value-type="float">
            <text:p>0,37</text:p>
          </table:table-cell>
          <table:table-cell table:style-name="ce4" table:formula="of:=COS(RADIANS([.AJ$4])) * SIN(RADIANS([.$A59]))" office:value-type="float" office:value="0.354649707595998" calcext:value-type="float">
            <text:p>0,35</text:p>
          </table:table-cell>
          <table:table-cell table:style-name="ce4" table:formula="of:=COS(RADIANS([.AK$4])) * SIN(RADIANS([.$A59]))" office:value-type="float" office:value="0.341905355881425" calcext:value-type="float">
            <text:p>0,34</text:p>
          </table:table-cell>
          <table:table-cell table:style-name="ce4" table:formula="of:=COS(RADIANS([.AL$4])) * SIN(RADIANS([.$A59]))" office:value-type="float" office:value="0.32905685648334" calcext:value-type="float">
            <text:p>0,33</text:p>
          </table:table-cell>
          <table:table-cell table:style-name="ce4" table:formula="of:=COS(RADIANS([.AM$4])) * SIN(RADIANS([.$A59]))" office:value-type="float" office:value="0.316108123179124" calcext:value-type="float">
            <text:p>0,32</text:p>
          </table:table-cell>
          <table:table-cell table:style-name="ce4" table:formula="of:=COS(RADIANS([.AN$4])) * SIN(RADIANS([.$A59]))" office:value-type="float" office:value="0.303063100278379" calcext:value-type="float">
            <text:p>0,30</text:p>
          </table:table-cell>
          <table:table-cell table:style-name="ce4" table:formula="of:=COS(RADIANS([.AO$4])) * SIN(RADIANS([.$A59]))" office:value-type="float" office:value="0.289925761421451" calcext:value-type="float">
            <text:p>0,29</text:p>
          </table:table-cell>
          <table:table-cell table:style-name="ce4" table:formula="of:=COS(RADIANS([.AP$4])) * SIN(RADIANS([.$A59]))" office:value-type="float" office:value="0.276700108369021" calcext:value-type="float">
            <text:p>0,28</text:p>
          </table:table-cell>
          <table:table-cell table:style-name="ce4" table:formula="of:=COS(RADIANS([.AQ$4])) * SIN(RADIANS([.$A59]))" office:value-type="float" office:value="0.263390169783128" calcext:value-type="float">
            <text:p>0,26</text:p>
          </table:table-cell>
          <table:table-cell table:style-name="ce4" table:formula="of:=COS(RADIANS([.AR$4])) * SIN(RADIANS([.$A59]))" office:value-type="float" office:value="0.25" calcext:value-type="float">
            <text:p>0,25</text:p>
          </table:table-cell>
          <table:table-cell table:style-name="ce4" table:formula="of:=COS(RADIANS([.AS$4])) * SIN(RADIANS([.$A59]))" office:value-type="float" office:value="0.236533677795068" calcext:value-type="float">
            <text:p>0,24</text:p>
          </table:table-cell>
          <table:table-cell table:style-name="ce4" table:formula="of:=COS(RADIANS([.AT$4])) * SIN(RADIANS([.$A59]))" office:value-type="float" office:value="0.222995305140527" calcext:value-type="float">
            <text:p>0,22</text:p>
          </table:table-cell>
          <table:table-cell table:style-name="ce4" table:formula="of:=COS(RADIANS([.AU$4])) * SIN(RADIANS([.$A59]))" office:value-type="float" office:value="0.209389005955835" calcext:value-type="float">
            <text:p>0,21</text:p>
          </table:table-cell>
          <table:table-cell table:style-name="ce4" table:formula="of:=COS(RADIANS([.AV$4])) * SIN(RADIANS([.$A59]))" office:value-type="float" office:value="0.195718924851533" calcext:value-type="float">
            <text:p>0,20</text:p>
          </table:table-cell>
          <table:table-cell table:style-name="ce4" table:formula="of:=COS(RADIANS([.AW$4])) * SIN(RADIANS([.$A59]))" office:value-type="float" office:value="0.181989225866749" calcext:value-type="float">
            <text:p>0,18</text:p>
          </table:table-cell>
          <table:table-cell table:style-name="ce4" table:formula="of:=COS(RADIANS([.AX$4])) * SIN(RADIANS([.$A59]))" office:value-type="float" office:value="0.168204091200797" calcext:value-type="float">
            <text:p>0,17</text:p>
          </table:table-cell>
          <table:table-cell table:style-name="ce4" table:formula="of:=COS(RADIANS([.AY$4])) * SIN(RADIANS([.$A59]))" office:value-type="float" office:value="0.154367719939236" calcext:value-type="float">
            <text:p>0,15</text:p>
          </table:table-cell>
          <table:table-cell table:style-name="ce4" table:formula="of:=COS(RADIANS([.AZ$4])) * SIN(RADIANS([.$A59]))" office:value-type="float" office:value="0.140484326774787" calcext:value-type="float">
            <text:p>0,14</text:p>
          </table:table-cell>
          <table:table-cell table:style-name="ce4" table:formula="of:=COS(RADIANS([.BA$4])) * SIN(RADIANS([.$A59]))" office:value-type="float" office:value="0.1265581407235" calcext:value-type="float">
            <text:p>0,13</text:p>
          </table:table-cell>
          <table:table-cell table:style-name="ce4" table:formula="of:=COS(RADIANS([.BB$4])) * SIN(RADIANS([.$A59]))" office:value-type="float" office:value="0.112593403836553" calcext:value-type="float">
            <text:p>0,11</text:p>
          </table:table-cell>
          <table:table-cell table:style-name="ce4" table:formula="of:=COS(RADIANS([.BC$4])) * SIN(RADIANS([.$A59]))" office:value-type="float" office:value="0.0985943699080807" calcext:value-type="float">
            <text:p>0,10</text:p>
          </table:table-cell>
          <table:table-cell table:style-name="ce4" table:formula="of:=COS(RADIANS([.BD$4])) * SIN(RADIANS([.$A59]))" office:value-type="float" office:value="0.0845653031794291" calcext:value-type="float">
            <text:p>0,08</text:p>
          </table:table-cell>
          <table:table-cell table:style-name="ce4" table:formula="of:=COS(RADIANS([.BE$4])) * SIN(RADIANS([.$A59]))" office:value-type="float" office:value="0.0705104770402267" calcext:value-type="float">
            <text:p>0,07</text:p>
          </table:table-cell>
          <table:table-cell table:style-name="ce4" table:formula="of:=COS(RADIANS([.BF$4])) * SIN(RADIANS([.$A59]))" office:value-type="float" office:value="0.0564341727266671" calcext:value-type="float">
            <text:p>0,06</text:p>
          </table:table-cell>
          <table:table-cell table:style-name="ce4" table:formula="of:=COS(RADIANS([.BG$4])) * SIN(RADIANS([.$A59]))" office:value-type="float" office:value="0.0423406780174053" calcext:value-type="float">
            <text:p>0,04</text:p>
          </table:table-cell>
          <table:table-cell table:style-name="ce4" table:formula="of:=COS(RADIANS([.BH$4])) * SIN(RADIANS([.$A59]))" office:value-type="float" office:value="0.0352888256627807" calcext:value-type="float">
            <text:p>0,04</text:p>
          </table:table-cell>
          <table:table-cell table:style-name="ce4" table:formula="of:=COS(RADIANS([.BI$4])) * SIN(RADIANS([.$A59]))" office:value-type="float" office:value="0.0282342859274558" calcext:value-type="float">
            <text:p>0,03</text:p>
          </table:table-cell>
          <table:table-cell table:style-name="ce4" table:formula="of:=COS(RADIANS([.BJ$4])) * SIN(RADIANS([.$A59]))" office:value-type="float" office:value="0.0211775960419441" calcext:value-type="float">
            <text:p>0,02</text:p>
          </table:table-cell>
          <table:table-cell table:style-name="ce4" table:formula="of:=COS(RADIANS([.BK$4])) * SIN(RADIANS([.$A59]))" office:value-type="float" office:value="0.0141192934005012" calcext:value-type="float">
            <text:p>0,01</text:p>
          </table:table-cell>
          <table:table-cell table:style-name="ce4" table:formula="of:=COS(RADIANS([.BL$4])) * SIN(RADIANS([.$A59]))" office:value-type="float" office:value="0.00705991552020073" calcext:value-type="float">
            <text:p>0,01</text:p>
          </table:table-cell>
          <table:table-cell table:style-name="ce4" table:formula="of:=COS(RADIANS([.BM$4])) * SIN(RADIANS([.$A59]))" office:value-type="float" office:value="4.95380036308546E-017" calcext:value-type="float">
            <text:p>0,00</text:p>
          </table:table-cell>
          <table:table-cell table:formula="of:=90-[.A59]" office:value-type="float" office:value="36" calcext:value-type="float">
            <text:p>36</text:p>
          </table:table-cell>
          <table:table-cell table:number-columns-repeated="958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table:style-name="ce4" table:formula="of:=COS(RADIANS([.B$4])) * SIN(RADIANS([.$A60]))" office:value-type="float" office:value="0.819152044288992" calcext:value-type="float">
            <text:p>0,82</text:p>
          </table:table-cell>
          <table:table-cell table:style-name="ce4" table:formula="of:=COS(RADIANS([.C$4])) * SIN(RADIANS([.$A60]))" office:value-type="float" office:value="0.816034923451708" calcext:value-type="float">
            <text:p>0,82</text:p>
          </table:table-cell>
          <table:table-cell table:style-name="ce4" table:formula="of:=COS(RADIANS([.D$4])) * SIN(RADIANS([.$A60]))" office:value-type="float" office:value="0.806707284111599" calcext:value-type="float">
            <text:p>0,81</text:p>
          </table:table-cell>
          <table:table-cell table:style-name="ce4" table:formula="of:=COS(RADIANS([.E$4])) * SIN(RADIANS([.$A60]))" office:value-type="float" office:value="0.791240115236224" calcext:value-type="float">
            <text:p>0,79</text:p>
          </table:table-cell>
          <table:table-cell table:style-name="ce4" table:formula="of:=COS(RADIANS([.F$4])) * SIN(RADIANS([.$A60]))" office:value-type="float" office:value="0.769751131320057" calcext:value-type="float">
            <text:p>0,77</text:p>
          </table:table-cell>
          <table:table-cell table:style-name="ce4" table:formula="of:=COS(RADIANS([.G$4])) * SIN(RADIANS([.$A60]))" office:value-type="float" office:value="0.748332629178859" calcext:value-type="float">
            <text:p>0,75</text:p>
          </table:table-cell>
          <table:table-cell table:style-name="ce4" table:formula="of:=COS(RADIANS([.H$4])) * SIN(RADIANS([.$A60]))" office:value-type="float" office:value="0.729869815763731" calcext:value-type="float">
            <text:p>0,73</text:p>
          </table:table-cell>
          <table:table-cell table:style-name="ce4" table:formula="of:=COS(RADIANS([.I$4])) * SIN(RADIANS([.$A60]))" office:value-type="float" office:value="0.709406479916223" calcext:value-type="float">
            <text:p>0,71</text:p>
          </table:table-cell>
          <table:table-cell table:style-name="ce4" table:formula="of:=COS(RADIANS([.J$4])) * SIN(RADIANS([.$A60]))" office:value-type="float" office:value="0.694680331621924" calcext:value-type="float">
            <text:p>0,69</text:p>
          </table:table-cell>
          <table:table-cell table:style-name="ce4" table:formula="of:=COS(RADIANS([.K$4])) * SIN(RADIANS([.$A60]))" office:value-type="float" office:value="0.679107822350846" calcext:value-type="float">
            <text:p>0,68</text:p>
          </table:table-cell>
          <table:table-cell table:style-name="ce4" table:formula="of:=COS(RADIANS([.L$4])) * SIN(RADIANS([.$A60]))" office:value-type="float" office:value="0.662707924806774" calcext:value-type="float">
            <text:p>0,66</text:p>
          </table:table-cell>
          <table:table-cell table:style-name="ce4" table:formula="of:=COS(RADIANS([.M$4])) * SIN(RADIANS([.$A60]))" office:value-type="float" office:value="0.645500619738655" calcext:value-type="float">
            <text:p>0,65</text:p>
          </table:table-cell>
          <table:table-cell table:style-name="ce4" table:formula="of:=COS(RADIANS([.N$4])) * SIN(RADIANS([.$A60]))" office:value-type="float" office:value="0.627506871597133" calcext:value-type="float">
            <text:p>0,63</text:p>
          </table:table-cell>
          <table:table-cell table:style-name="ce4" table:formula="of:=COS(RADIANS([.O$4])) * SIN(RADIANS([.$A60]))" office:value-type="float" office:value="0.608748602992594" calcext:value-type="float">
            <text:p>0,61</text:p>
          </table:table-cell>
          <table:table-cell table:style-name="ce4" table:formula="of:=COS(RADIANS([.P$4])) * SIN(RADIANS([.$A60]))" office:value-type="float" office:value="0.589248667985841" calcext:value-type="float">
            <text:p>0,59</text:p>
          </table:table-cell>
          <table:table-cell table:style-name="ce4" table:formula="of:=COS(RADIANS([.Q$4])) * SIN(RADIANS([.$A60]))" office:value-type="float" office:value="0.579227965339569" calcext:value-type="float">
            <text:p>0,58</text:p>
          </table:table-cell>
          <table:table-cell table:style-name="ce4" table:formula="of:=COS(RADIANS([.R$4])) * SIN(RADIANS([.$A60]))" office:value-type="float" office:value="0.569030824243947" calcext:value-type="float">
            <text:p>0,57</text:p>
          </table:table-cell>
          <table:table-cell table:style-name="ce4" table:formula="of:=COS(RADIANS([.S$4])) * SIN(RADIANS([.$A60]))" office:value-type="float" office:value="0.558660350846936" calcext:value-type="float">
            <text:p>0,56</text:p>
          </table:table-cell>
          <table:table-cell table:style-name="ce4" table:formula="of:=COS(RADIANS([.T$4])) * SIN(RADIANS([.$A60]))" office:value-type="float" office:value="0.548119704095191" calcext:value-type="float">
            <text:p>0,55</text:p>
          </table:table-cell>
          <table:table-cell table:style-name="ce4" table:formula="of:=COS(RADIANS([.U$4])) * SIN(RADIANS([.$A60]))" office:value-type="float" office:value="0.537412094771825" calcext:value-type="float">
            <text:p>0,54</text:p>
          </table:table-cell>
          <table:table-cell table:style-name="ce4" table:formula="of:=COS(RADIANS([.V$4])) * SIN(RADIANS([.$A60]))" office:value-type="float" office:value="0.526540784518363" calcext:value-type="float">
            <text:p>0,53</text:p>
          </table:table-cell>
          <table:table-cell table:style-name="ce4" table:formula="of:=COS(RADIANS([.W$4])) * SIN(RADIANS([.$A60]))" office:value-type="float" office:value="0.515509084841222" calcext:value-type="float">
            <text:p>0,52</text:p>
          </table:table-cell>
          <table:table-cell table:style-name="ce4" table:formula="of:=COS(RADIANS([.X$4])) * SIN(RADIANS([.$A60]))" office:value-type="float" office:value="0.50432035610299" calcext:value-type="float">
            <text:p>0,50</text:p>
          </table:table-cell>
          <table:table-cell table:style-name="ce4" table:formula="of:=COS(RADIANS([.Y$4])) * SIN(RADIANS([.$A60]))" office:value-type="float" office:value="0.492978006498827" calcext:value-type="float">
            <text:p>0,49</text:p>
          </table:table-cell>
          <table:table-cell table:style-name="ce4" table:formula="of:=COS(RADIANS([.Z$4])) * SIN(RADIANS([.$A60]))" office:value-type="float" office:value="0.4814854910183" calcext:value-type="float">
            <text:p>0,48</text:p>
          </table:table-cell>
          <table:table-cell table:style-name="ce4" table:formula="of:=COS(RADIANS([.AA$4])) * SIN(RADIANS([.$A60]))" office:value-type="float" office:value="0.469846310392954" calcext:value-type="float">
            <text:p>0,47</text:p>
          </table:table-cell>
          <table:table-cell table:style-name="ce4" table:formula="of:=COS(RADIANS([.AB$4])) * SIN(RADIANS([.$A60]))" office:value-type="float" office:value="0.458064010029959" calcext:value-type="float">
            <text:p>0,46</text:p>
          </table:table-cell>
          <table:table-cell table:style-name="ce4" table:formula="of:=COS(RADIANS([.AC$4])) * SIN(RADIANS([.$A60]))" office:value-type="float" office:value="0.446142178932143" calcext:value-type="float">
            <text:p>0,45</text:p>
          </table:table-cell>
          <table:table-cell table:style-name="ce4" table:formula="of:=COS(RADIANS([.AD$4])) * SIN(RADIANS([.$A60]))" office:value-type="float" office:value="0.434084448604748" calcext:value-type="float">
            <text:p>0,43</text:p>
          </table:table-cell>
          <table:table-cell table:style-name="ce4" table:formula="of:=COS(RADIANS([.AE$4])) * SIN(RADIANS([.$A60]))" office:value-type="float" office:value="0.421894491949238" calcext:value-type="float">
            <text:p>0,42</text:p>
          </table:table-cell>
          <table:table-cell table:style-name="ce4" table:formula="of:=COS(RADIANS([.AF$4])) * SIN(RADIANS([.$A60]))" office:value-type="float" office:value="0.409576022144496" calcext:value-type="float">
            <text:p>0,41</text:p>
          </table:table-cell>
          <table:table-cell table:style-name="ce4" table:formula="of:=COS(RADIANS([.AG$4])) * SIN(RADIANS([.$A60]))" office:value-type="float" office:value="0.397132791515757" calcext:value-type="float">
            <text:p>0,40</text:p>
          </table:table-cell>
          <table:table-cell table:style-name="ce4" table:formula="of:=COS(RADIANS([.AH$4])) * SIN(RADIANS([.$A60]))" office:value-type="float" office:value="0.38456859039161" calcext:value-type="float">
            <text:p>0,38</text:p>
          </table:table-cell>
          <table:table-cell table:style-name="ce4" table:formula="of:=COS(RADIANS([.AI$4])) * SIN(RADIANS([.$A60]))" office:value-type="float" office:value="0.371887245949431" calcext:value-type="float">
            <text:p>0,37</text:p>
          </table:table-cell>
          <table:table-cell table:style-name="ce4" table:formula="of:=COS(RADIANS([.AJ$4])) * SIN(RADIANS([.$A60]))" office:value-type="float" office:value="0.359092621049582" calcext:value-type="float">
            <text:p>0,36</text:p>
          </table:table-cell>
          <table:table-cell table:style-name="ce4" table:formula="of:=COS(RADIANS([.AK$4])) * SIN(RADIANS([.$A60]))" office:value-type="float" office:value="0.346188613058754" calcext:value-type="float">
            <text:p>0,35</text:p>
          </table:table-cell>
          <table:table-cell table:style-name="ce4" table:formula="of:=COS(RADIANS([.AL$4])) * SIN(RADIANS([.$A60]))" office:value-type="float" office:value="0.333179152662784" calcext:value-type="float">
            <text:p>0,33</text:p>
          </table:table-cell>
          <table:table-cell table:style-name="ce4" table:formula="of:=COS(RADIANS([.AM$4])) * SIN(RADIANS([.$A60]))" office:value-type="float" office:value="0.320068202669333" calcext:value-type="float">
            <text:p>0,32</text:p>
          </table:table-cell>
          <table:table-cell table:style-name="ce4" table:formula="of:=COS(RADIANS([.AN$4])) * SIN(RADIANS([.$A60]))" office:value-type="float" office:value="0.30685975680078" calcext:value-type="float">
            <text:p>0,31</text:p>
          </table:table-cell>
          <table:table-cell table:style-name="ce4" table:formula="of:=COS(RADIANS([.AO$4])) * SIN(RADIANS([.$A60]))" office:value-type="float" office:value="0.293557838477687" calcext:value-type="float">
            <text:p>0,29</text:p>
          </table:table-cell>
          <table:table-cell table:style-name="ce4" table:formula="of:=COS(RADIANS([.AP$4])) * SIN(RADIANS([.$A60]))" office:value-type="float" office:value="0.280166499593236" calcext:value-type="float">
            <text:p>0,28</text:p>
          </table:table-cell>
          <table:table-cell table:style-name="ce4" table:formula="of:=COS(RADIANS([.AQ$4])) * SIN(RADIANS([.$A60]))" office:value-type="float" office:value="0.266689819278974" calcext:value-type="float">
            <text:p>0,27</text:p>
          </table:table-cell>
          <table:table-cell table:style-name="ce4" table:formula="of:=COS(RADIANS([.AR$4])) * SIN(RADIANS([.$A60]))" office:value-type="float" office:value="0.253131902662278" calcext:value-type="float">
            <text:p>0,25</text:p>
          </table:table-cell>
          <table:table-cell table:style-name="ce4" table:formula="of:=COS(RADIANS([.AS$4])) * SIN(RADIANS([.$A60]))" office:value-type="float" office:value="0.239496879615887" calcext:value-type="float">
            <text:p>0,24</text:p>
          </table:table-cell>
          <table:table-cell table:style-name="ce4" table:formula="of:=COS(RADIANS([.AT$4])) * SIN(RADIANS([.$A60]))" office:value-type="float" office:value="0.225788903499907" calcext:value-type="float">
            <text:p>0,23</text:p>
          </table:table-cell>
          <table:table-cell table:style-name="ce4" table:formula="of:=COS(RADIANS([.AU$4])) * SIN(RADIANS([.$A60]))" office:value-type="float" office:value="0.212012149896655" calcext:value-type="float">
            <text:p>0,21</text:p>
          </table:table-cell>
          <table:table-cell table:style-name="ce4" table:formula="of:=COS(RADIANS([.AV$4])) * SIN(RADIANS([.$A60]))" office:value-type="float" office:value="0.198170815338736" calcext:value-type="float">
            <text:p>0,20</text:p>
          </table:table-cell>
          <table:table-cell table:style-name="ce4" table:formula="of:=COS(RADIANS([.AW$4])) * SIN(RADIANS([.$A60]))" office:value-type="float" office:value="0.184269116030741" calcext:value-type="float">
            <text:p>0,18</text:p>
          </table:table-cell>
          <table:table-cell table:style-name="ce4" table:formula="of:=COS(RADIANS([.AX$4])) * SIN(RADIANS([.$A60]))" office:value-type="float" office:value="0.170311286564948" calcext:value-type="float">
            <text:p>0,17</text:p>
          </table:table-cell>
          <table:table-cell table:style-name="ce4" table:formula="of:=COS(RADIANS([.AY$4])) * SIN(RADIANS([.$A60]))" office:value-type="float" office:value="0.156301578631426" calcext:value-type="float">
            <text:p>0,16</text:p>
          </table:table-cell>
          <table:table-cell table:style-name="ce4" table:formula="of:=COS(RADIANS([.AZ$4])) * SIN(RADIANS([.$A60]))" office:value-type="float" office:value="0.142244259722924" calcext:value-type="float">
            <text:p>0,14</text:p>
          </table:table-cell>
          <table:table-cell table:style-name="ce4" table:formula="of:=COS(RADIANS([.BA$4])) * SIN(RADIANS([.$A60]))" office:value-type="float" office:value="0.12814361183496" calcext:value-type="float">
            <text:p>0,13</text:p>
          </table:table-cell>
          <table:table-cell table:style-name="ce4" table:formula="of:=COS(RADIANS([.BB$4])) * SIN(RADIANS([.$A60]))" office:value-type="float" office:value="0.114003930161476" calcext:value-type="float">
            <text:p>0,11</text:p>
          </table:table-cell>
          <table:table-cell table:style-name="ce4" table:formula="of:=COS(RADIANS([.BC$4])) * SIN(RADIANS([.$A60]))" office:value-type="float" office:value="0.0998295217864837" calcext:value-type="float">
            <text:p>0,10</text:p>
          </table:table-cell>
          <table:table-cell table:style-name="ce4" table:formula="of:=COS(RADIANS([.BD$4])) * SIN(RADIANS([.$A60]))" office:value-type="float" office:value="0.0856247043720851" calcext:value-type="float">
            <text:p>0,09</text:p>
          </table:table-cell>
          <table:table-cell table:style-name="ce4" table:formula="of:=COS(RADIANS([.BE$4])) * SIN(RADIANS([.$A60]))" office:value-type="float" office:value="0.0713938048432698" calcext:value-type="float">
            <text:p>0,07</text:p>
          </table:table-cell>
          <table:table-cell table:style-name="ce4" table:formula="of:=COS(RADIANS([.BF$4])) * SIN(RADIANS([.$A60]))" office:value-type="float" office:value="0.0571411580698916" calcext:value-type="float">
            <text:p>0,06</text:p>
          </table:table-cell>
          <table:table-cell table:style-name="ce4" table:formula="of:=COS(RADIANS([.BG$4])) * SIN(RADIANS([.$A60]))" office:value-type="float" office:value="0.0428711055462268" calcext:value-type="float">
            <text:p>0,04</text:p>
          </table:table-cell>
          <table:table-cell table:style-name="ce4" table:formula="of:=COS(RADIANS([.BH$4])) * SIN(RADIANS([.$A60]))" office:value-type="float" office:value="0.0357309103309484" calcext:value-type="float">
            <text:p>0,04</text:p>
          </table:table-cell>
          <table:table-cell table:style-name="ce4" table:formula="of:=COS(RADIANS([.BI$4])) * SIN(RADIANS([.$A60]))" office:value-type="float" office:value="0.0285879940685107" calcext:value-type="float">
            <text:p>0,03</text:p>
          </table:table-cell>
          <table:table-cell table:style-name="ce4" table:formula="of:=COS(RADIANS([.BJ$4])) * SIN(RADIANS([.$A60]))" office:value-type="float" office:value="0.0214429007196417" calcext:value-type="float">
            <text:p>0,02</text:p>
          </table:table-cell>
          <table:table-cell table:style-name="ce4" table:formula="of:=COS(RADIANS([.BK$4])) * SIN(RADIANS([.$A60]))" office:value-type="float" office:value="0.0142961744108632" calcext:value-type="float">
            <text:p>0,01</text:p>
          </table:table-cell>
          <table:table-cell table:style-name="ce4" table:formula="of:=COS(RADIANS([.BL$4])) * SIN(RADIANS([.$A60]))" office:value-type="float" office:value="0.00714835939305343" calcext:value-type="float">
            <text:p>0,01</text:p>
          </table:table-cell>
          <table:table-cell table:style-name="ce4" table:formula="of:=COS(RADIANS([.BM$4])) * SIN(RADIANS([.$A60]))" office:value-type="float" office:value="5.01585964526762E-017" calcext:value-type="float">
            <text:p>0,00</text:p>
          </table:table-cell>
          <table:table-cell table:formula="of:=90-[.A60]" office:value-type="float" office:value="35" calcext:value-type="float">
            <text:p>35</text:p>
          </table:table-cell>
          <table:table-cell table:number-columns-repeated="958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table:style-name="ce4" table:formula="of:=COS(RADIANS([.B$4])) * SIN(RADIANS([.$A61]))" office:value-type="float" office:value="0.829037572555042" calcext:value-type="float">
            <text:p>0,83</text:p>
          </table:table-cell>
          <table:table-cell table:style-name="ce4" table:formula="of:=COS(RADIANS([.C$4])) * SIN(RADIANS([.$A61]))" office:value-type="float" office:value="0.825882834298183" calcext:value-type="float">
            <text:p>0,83</text:p>
          </table:table-cell>
          <table:table-cell table:style-name="ce4" table:formula="of:=COS(RADIANS([.D$4])) * SIN(RADIANS([.$A61]))" office:value-type="float" office:value="0.816442628990626" calcext:value-type="float">
            <text:p>0,82</text:p>
          </table:table-cell>
          <table:table-cell table:style-name="ce4" table:formula="of:=COS(RADIANS([.E$4])) * SIN(RADIANS([.$A61]))" office:value-type="float" office:value="0.800788802294912" calcext:value-type="float">
            <text:p>0,80</text:p>
          </table:table-cell>
          <table:table-cell table:style-name="ce4" table:formula="of:=COS(RADIANS([.F$4])) * SIN(RADIANS([.$A61]))" office:value-type="float" office:value="0.779040489284235" calcext:value-type="float">
            <text:p>0,78</text:p>
          </table:table-cell>
          <table:table-cell table:style-name="ce4" table:formula="of:=COS(RADIANS([.G$4])) * SIN(RADIANS([.$A61]))" office:value-type="float" office:value="0.757363508622707" calcext:value-type="float">
            <text:p>0,76</text:p>
          </table:table-cell>
          <table:table-cell table:style-name="ce4" table:formula="of:=COS(RADIANS([.H$4])) * SIN(RADIANS([.$A61]))" office:value-type="float" office:value="0.73867788594383" calcext:value-type="float">
            <text:p>0,74</text:p>
          </table:table-cell>
          <table:table-cell table:style-name="ce4" table:formula="of:=COS(RADIANS([.I$4])) * SIN(RADIANS([.$A61]))" office:value-type="float" office:value="0.717967598524451" calcext:value-type="float">
            <text:p>0,72</text:p>
          </table:table-cell>
          <table:table-cell table:style-name="ce4" table:formula="of:=COS(RADIANS([.J$4])) * SIN(RADIANS([.$A61]))" office:value-type="float" office:value="0.703063735047448" calcext:value-type="float">
            <text:p>0,70</text:p>
          </table:table-cell>
          <table:table-cell table:style-name="ce4" table:formula="of:=COS(RADIANS([.K$4])) * SIN(RADIANS([.$A61]))" office:value-type="float" office:value="0.687303296707956" calcext:value-type="float">
            <text:p>0,69</text:p>
          </table:table-cell>
          <table:table-cell table:style-name="ce4" table:formula="of:=COS(RADIANS([.L$4])) * SIN(RADIANS([.$A61]))" office:value-type="float" office:value="0.670705485172382" calcext:value-type="float">
            <text:p>0,67</text:p>
          </table:table-cell>
          <table:table-cell table:style-name="ce4" table:formula="of:=COS(RADIANS([.M$4])) * SIN(RADIANS([.$A61]))" office:value-type="float" office:value="0.653290522317386" calcext:value-type="float">
            <text:p>0,65</text:p>
          </table:table-cell>
          <table:table-cell table:style-name="ce4" table:formula="of:=COS(RADIANS([.N$4])) * SIN(RADIANS([.$A61]))" office:value-type="float" office:value="0.635079625592636" calcext:value-type="float">
            <text:p>0,64</text:p>
          </table:table-cell>
          <table:table-cell table:style-name="ce4" table:formula="of:=COS(RADIANS([.O$4])) * SIN(RADIANS([.$A61]))" office:value-type="float" office:value="0.616094982170619" calcext:value-type="float">
            <text:p>0,62</text:p>
          </table:table-cell>
          <table:table-cell table:style-name="ce4" table:formula="of:=COS(RADIANS([.P$4])) * SIN(RADIANS([.$A61]))" office:value-type="float" office:value="0.596359721914984" calcext:value-type="float">
            <text:p>0,60</text:p>
          </table:table-cell>
          <table:table-cell table:style-name="ce4" table:formula="of:=COS(RADIANS([.Q$4])) * SIN(RADIANS([.$A61]))" office:value-type="float" office:value="0.586218089412104" calcext:value-type="float">
            <text:p>0,59</text:p>
          </table:table-cell>
          <table:table-cell table:style-name="ce4" table:formula="of:=COS(RADIANS([.R$4])) * SIN(RADIANS([.$A61]))" office:value-type="float" office:value="0.575897889200368" calcext:value-type="float">
            <text:p>0,58</text:p>
          </table:table-cell>
          <table:table-cell table:style-name="ce4" table:formula="of:=COS(RADIANS([.S$4])) * SIN(RADIANS([.$A61]))" office:value-type="float" office:value="0.565402264912733" calcext:value-type="float">
            <text:p>0,57</text:p>
          </table:table-cell>
          <table:table-cell table:style-name="ce4" table:formula="of:=COS(RADIANS([.T$4])) * SIN(RADIANS([.$A61]))" office:value-type="float" office:value="0.554734413618031" calcext:value-type="float">
            <text:p>0,55</text:p>
          </table:table-cell>
          <table:table-cell table:style-name="ce4" table:formula="of:=COS(RADIANS([.U$4])) * SIN(RADIANS([.$A61]))" office:value-type="float" office:value="0.543897584847108" calcext:value-type="float">
            <text:p>0,54</text:p>
          </table:table-cell>
          <table:table-cell table:style-name="ce4" table:formula="of:=COS(RADIANS([.V$4])) * SIN(RADIANS([.$A61]))" office:value-type="float" office:value="0.532895079602986" calcext:value-type="float">
            <text:p>0,53</text:p>
          </table:table-cell>
          <table:table-cell table:style-name="ce4" table:formula="of:=COS(RADIANS([.W$4])) * SIN(RADIANS([.$A61]))" office:value-type="float" office:value="0.521730249355347" calcext:value-type="float">
            <text:p>0,52</text:p>
          </table:table-cell>
          <table:table-cell table:style-name="ce4" table:formula="of:=COS(RADIANS([.X$4])) * SIN(RADIANS([.$A61]))" office:value-type="float" office:value="0.510406495019639" calcext:value-type="float">
            <text:p>0,51</text:p>
          </table:table-cell>
          <table:table-cell table:style-name="ce4" table:formula="of:=COS(RADIANS([.Y$4])) * SIN(RADIANS([.$A61]))" office:value-type="float" office:value="0.49892726592113" calcext:value-type="float">
            <text:p>0,50</text:p>
          </table:table-cell>
          <table:table-cell table:style-name="ce4" table:formula="of:=COS(RADIANS([.Z$4])) * SIN(RADIANS([.$A61]))" office:value-type="float" office:value="0.487296058744205" calcext:value-type="float">
            <text:p>0,49</text:p>
          </table:table-cell>
          <table:table-cell table:style-name="ce4" table:formula="of:=COS(RADIANS([.AA$4])) * SIN(RADIANS([.$A61]))" office:value-type="float" office:value="0.475516416467243" calcext:value-type="float">
            <text:p>0,48</text:p>
          </table:table-cell>
          <table:table-cell table:style-name="ce4" table:formula="of:=COS(RADIANS([.AB$4])) * SIN(RADIANS([.$A61]))" office:value-type="float" office:value="0.463591927283394" calcext:value-type="float">
            <text:p>0,46</text:p>
          </table:table-cell>
          <table:table-cell table:style-name="ce4" table:formula="of:=COS(RADIANS([.AC$4])) * SIN(RADIANS([.$A61]))" office:value-type="float" office:value="0.451526223507579" calcext:value-type="float">
            <text:p>0,45</text:p>
          </table:table-cell>
          <table:table-cell table:style-name="ce4" table:formula="of:=COS(RADIANS([.AD$4])) * SIN(RADIANS([.$A61]))" office:value-type="float" office:value="0.43932298047005" calcext:value-type="float">
            <text:p>0,44</text:p>
          </table:table-cell>
          <table:table-cell table:style-name="ce4" table:formula="of:=COS(RADIANS([.AE$4])) * SIN(RADIANS([.$A61]))" office:value-type="float" office:value="0.426985915396853" calcext:value-type="float">
            <text:p>0,43</text:p>
          </table:table-cell>
          <table:table-cell table:style-name="ce4" table:formula="of:=COS(RADIANS([.AF$4])) * SIN(RADIANS([.$A61]))" office:value-type="float" office:value="0.414518786277521" calcext:value-type="float">
            <text:p>0,41</text:p>
          </table:table-cell>
          <table:table-cell table:style-name="ce4" table:formula="of:=COS(RADIANS([.AG$4])) * SIN(RADIANS([.$A61]))" office:value-type="float" office:value="0.401925390720355" calcext:value-type="float">
            <text:p>0,40</text:p>
          </table:table-cell>
          <table:table-cell table:style-name="ce4" table:formula="of:=COS(RADIANS([.AH$4])) * SIN(RADIANS([.$A61]))" office:value-type="float" office:value="0.389209564795637" calcext:value-type="float">
            <text:p>0,39</text:p>
          </table:table-cell>
          <table:table-cell table:style-name="ce4" table:formula="of:=COS(RADIANS([.AI$4])) * SIN(RADIANS([.$A61]))" office:value-type="float" office:value="0.376375181867124" calcext:value-type="float">
            <text:p>0,38</text:p>
          </table:table-cell>
          <table:table-cell table:style-name="ce4" table:formula="of:=COS(RADIANS([.AJ$4])) * SIN(RADIANS([.$A61]))" office:value-type="float" office:value="0.363426151412187" calcext:value-type="float">
            <text:p>0,36</text:p>
          </table:table-cell>
          <table:table-cell table:style-name="ce4" table:formula="of:=COS(RADIANS([.AK$4])) * SIN(RADIANS([.$A61]))" office:value-type="float" office:value="0.350366417830941" calcext:value-type="float">
            <text:p>0,35</text:p>
          </table:table-cell>
          <table:table-cell table:style-name="ce4" table:formula="of:=COS(RADIANS([.AL$4])) * SIN(RADIANS([.$A61]))" office:value-type="float" office:value="0.337199959244748" calcext:value-type="float">
            <text:p>0,34</text:p>
          </table:table-cell>
          <table:table-cell table:style-name="ce4" table:formula="of:=COS(RADIANS([.AM$4])) * SIN(RADIANS([.$A61]))" office:value-type="float" office:value="0.32393078628444" calcext:value-type="float">
            <text:p>0,32</text:p>
          </table:table-cell>
          <table:table-cell table:style-name="ce4" table:formula="of:=COS(RADIANS([.AN$4])) * SIN(RADIANS([.$A61]))" office:value-type="float" office:value="0.310562940868641" calcext:value-type="float">
            <text:p>0,31</text:p>
          </table:table-cell>
          <table:table-cell table:style-name="ce4" table:formula="of:=COS(RADIANS([.AO$4])) * SIN(RADIANS([.$A61]))" office:value-type="float" office:value="0.297100494972563" calcext:value-type="float">
            <text:p>0,30</text:p>
          </table:table-cell>
          <table:table-cell table:style-name="ce4" table:formula="of:=COS(RADIANS([.AP$4])) * SIN(RADIANS([.$A61]))" office:value-type="float" office:value="0.28354754938764" calcext:value-type="float">
            <text:p>0,28</text:p>
          </table:table-cell>
          <table:table-cell table:style-name="ce4" table:formula="of:=COS(RADIANS([.AQ$4])) * SIN(RADIANS([.$A61]))" office:value-type="float" office:value="0.269908232472386" calcext:value-type="float">
            <text:p>0,27</text:p>
          </table:table-cell>
          <table:table-cell table:style-name="ce4" table:formula="of:=COS(RADIANS([.AR$4])) * SIN(RADIANS([.$A61]))" office:value-type="float" office:value="0.256186698894861" calcext:value-type="float">
            <text:p>0,26</text:p>
          </table:table-cell>
          <table:table-cell table:style-name="ce4" table:formula="of:=COS(RADIANS([.AS$4])) * SIN(RADIANS([.$A61]))" office:value-type="float" office:value="0.242387128367117" calcext:value-type="float">
            <text:p>0,24</text:p>
          </table:table-cell>
          <table:table-cell table:style-name="ce4" table:formula="of:=COS(RADIANS([.AT$4])) * SIN(RADIANS([.$A61]))" office:value-type="float" office:value="0.228513724372015" calcext:value-type="float">
            <text:p>0,23</text:p>
          </table:table-cell>
          <table:table-cell table:style-name="ce4" table:formula="of:=COS(RADIANS([.AU$4])) * SIN(RADIANS([.$A61]))" office:value-type="float" office:value="0.214570712882808" calcext:value-type="float">
            <text:p>0,21</text:p>
          </table:table-cell>
          <table:table-cell table:style-name="ce4" table:formula="of:=COS(RADIANS([.AV$4])) * SIN(RADIANS([.$A61]))" office:value-type="float" office:value="0.200562341075863" calcext:value-type="float">
            <text:p>0,20</text:p>
          </table:table-cell>
          <table:table-cell table:style-name="ce4" table:formula="of:=COS(RADIANS([.AW$4])) * SIN(RADIANS([.$A61]))" office:value-type="float" office:value="0.186492876036935" calcext:value-type="float">
            <text:p>0,19</text:p>
          </table:table-cell>
          <table:table-cell table:style-name="ce4" table:formula="of:=COS(RADIANS([.AX$4])) * SIN(RADIANS([.$A61]))" office:value-type="float" office:value="0.172366603461369" calcext:value-type="float">
            <text:p>0,17</text:p>
          </table:table-cell>
          <table:table-cell table:style-name="ce4" table:formula="of:=COS(RADIANS([.AY$4])) * SIN(RADIANS([.$A61]))" office:value-type="float" office:value="0.158187826348637" calcext:value-type="float">
            <text:p>0,16</text:p>
          </table:table-cell>
          <table:table-cell table:style-name="ce4" table:formula="of:=COS(RADIANS([.AZ$4])) * SIN(RADIANS([.$A61]))" office:value-type="float" office:value="0.143960863691599" calcext:value-type="float">
            <text:p>0,14</text:p>
          </table:table-cell>
          <table:table-cell table:style-name="ce4" table:formula="of:=COS(RADIANS([.BA$4])) * SIN(RADIANS([.$A61]))" office:value-type="float" office:value="0.1296900491609" calcext:value-type="float">
            <text:p>0,13</text:p>
          </table:table-cell>
          <table:table-cell table:style-name="ce4" table:formula="of:=COS(RADIANS([.BB$4])) * SIN(RADIANS([.$A61]))" office:value-type="float" office:value="0.11537972978489" calcext:value-type="float">
            <text:p>0,12</text:p>
          </table:table-cell>
          <table:table-cell table:style-name="ce4" table:formula="of:=COS(RADIANS([.BC$4])) * SIN(RADIANS([.$A61]))" office:value-type="float" office:value="0.10103426462548" calcext:value-type="float">
            <text:p>0,10</text:p>
          </table:table-cell>
          <table:table-cell table:style-name="ce4" table:formula="of:=COS(RADIANS([.BD$4])) * SIN(RADIANS([.$A61]))" office:value-type="float" office:value="0.0866580234503243" calcext:value-type="float">
            <text:p>0,09</text:p>
          </table:table-cell>
          <table:table-cell table:style-name="ce4" table:formula="of:=COS(RADIANS([.BE$4])) * SIN(RADIANS([.$A61]))" office:value-type="float" office:value="0.0722553854017504" calcext:value-type="float">
            <text:p>0,07</text:p>
          </table:table-cell>
          <table:table-cell table:style-name="ce4" table:formula="of:=COS(RADIANS([.BF$4])) * SIN(RADIANS([.$A61]))" office:value-type="float" office:value="0.0578307376628291" calcext:value-type="float">
            <text:p>0,06</text:p>
          </table:table-cell>
          <table:table-cell table:style-name="ce4" table:formula="of:=COS(RADIANS([.BG$4])) * SIN(RADIANS([.$A61]))" office:value-type="float" office:value="0.0433884741209972" calcext:value-type="float">
            <text:p>0,04</text:p>
          </table:table-cell>
          <table:table-cell table:style-name="ce4" table:formula="of:=COS(RADIANS([.BH$4])) * SIN(RADIANS([.$A61]))" office:value-type="float" office:value="0.0361621110176962" calcext:value-type="float">
            <text:p>0,04</text:p>
          </table:table-cell>
          <table:table-cell table:style-name="ce4" table:formula="of:=COS(RADIANS([.BI$4])) * SIN(RADIANS([.$A61]))" office:value-type="float" office:value="0.0289329940296342" calcext:value-type="float">
            <text:p>0,03</text:p>
          </table:table-cell>
          <table:table-cell table:style-name="ce4" table:formula="of:=COS(RADIANS([.BJ$4])) * SIN(RADIANS([.$A61]))" office:value-type="float" office:value="0.0217016736820581" calcext:value-type="float">
            <text:p>0,02</text:p>
          </table:table-cell>
          <table:table-cell table:style-name="ce4" table:formula="of:=COS(RADIANS([.BK$4])) * SIN(RADIANS([.$A61]))" office:value-type="float" office:value="0.0144687006680096" calcext:value-type="float">
            <text:p>0,01</text:p>
          </table:table-cell>
          <table:table-cell table:style-name="ce4" table:formula="of:=COS(RADIANS([.BL$4])) * SIN(RADIANS([.$A61]))" office:value-type="float" office:value="0.0072346258063873" calcext:value-type="float">
            <text:p>0,01</text:p>
          </table:table-cell>
          <table:table-cell table:style-name="ce4" table:formula="of:=COS(RADIANS([.BM$4])) * SIN(RADIANS([.$A61]))" office:value-type="float" office:value="5.07639104801212E-017" calcext:value-type="float">
            <text:p>0,00</text:p>
          </table:table-cell>
          <table:table-cell table:formula="of:=90-[.A61]" office:value-type="float" office:value="34" calcext:value-type="float">
            <text:p>34</text:p>
          </table:table-cell>
          <table:table-cell table:number-columns-repeated="958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table:style-name="ce4" table:formula="of:=COS(RADIANS([.B$4])) * SIN(RADIANS([.$A62]))" office:value-type="float" office:value="0.838670567945424" calcext:value-type="float">
            <text:p>0,84</text:p>
          </table:table-cell>
          <table:table-cell table:style-name="ce4" table:formula="of:=COS(RADIANS([.C$4])) * SIN(RADIANS([.$A62]))" office:value-type="float" office:value="0.835479173232824" calcext:value-type="float">
            <text:p>0,84</text:p>
          </table:table-cell>
          <table:table-cell table:style-name="ce4" table:formula="of:=COS(RADIANS([.D$4])) * SIN(RADIANS([.$A62]))" office:value-type="float" office:value="0.825929277535805" calcext:value-type="float">
            <text:p>0,83</text:p>
          </table:table-cell>
          <table:table-cell table:style-name="ce4" table:formula="of:=COS(RADIANS([.E$4])) * SIN(RADIANS([.$A62]))" office:value-type="float" office:value="0.810093561327006" calcext:value-type="float">
            <text:p>0,81</text:p>
          </table:table-cell>
          <table:table-cell table:style-name="ce4" table:formula="of:=COS(RADIANS([.F$4])) * SIN(RADIANS([.$A62]))" office:value-type="float" office:value="0.788092543968642" calcext:value-type="float">
            <text:p>0,79</text:p>
          </table:table-cell>
          <table:table-cell table:style-name="ce4" table:formula="of:=COS(RADIANS([.G$4])) * SIN(RADIANS([.$A62]))" office:value-type="float" office:value="0.766163687805082" calcext:value-type="float">
            <text:p>0,77</text:p>
          </table:table-cell>
          <table:table-cell table:style-name="ce4" table:formula="of:=COS(RADIANS([.H$4])) * SIN(RADIANS([.$A62]))" office:value-type="float" office:value="0.747260947684137" calcext:value-type="float">
            <text:p>0,75</text:p>
          </table:table-cell>
          <table:table-cell table:style-name="ce4" table:formula="of:=COS(RADIANS([.I$4])) * SIN(RADIANS([.$A62]))" office:value-type="float" office:value="0.72631001724706" calcext:value-type="float">
            <text:p>0,73</text:p>
          </table:table-cell>
          <table:table-cell table:style-name="ce4" table:formula="of:=COS(RADIANS([.J$4])) * SIN(RADIANS([.$A62]))" office:value-type="float" office:value="0.711232978448545" calcext:value-type="float">
            <text:p>0,71</text:p>
          </table:table-cell>
          <table:table-cell table:style-name="ce4" table:formula="of:=COS(RADIANS([.K$4])) * SIN(RADIANS([.$A62]))" office:value-type="float" office:value="0.695289411822832" calcext:value-type="float">
            <text:p>0,70</text:p>
          </table:table-cell>
          <table:table-cell table:style-name="ce4" table:formula="of:=COS(RADIANS([.L$4])) * SIN(RADIANS([.$A62]))" office:value-type="float" office:value="0.678498742149937" calcext:value-type="float">
            <text:p>0,68</text:p>
          </table:table-cell>
          <table:table-cell table:style-name="ce4" table:formula="of:=COS(RADIANS([.M$4])) * SIN(RADIANS([.$A62]))" office:value-type="float" office:value="0.660881426274451" calcext:value-type="float">
            <text:p>0,66</text:p>
          </table:table-cell>
          <table:table-cell table:style-name="ce4" table:formula="of:=COS(RADIANS([.N$4])) * SIN(RADIANS([.$A62]))" office:value-type="float" office:value="0.642458928182029" calcext:value-type="float">
            <text:p>0,64</text:p>
          </table:table-cell>
          <table:table-cell table:style-name="ce4" table:formula="of:=COS(RADIANS([.O$4])) * SIN(RADIANS([.$A62]))" office:value-type="float" office:value="0.623253692848829" calcext:value-type="float">
            <text:p>0,62</text:p>
          </table:table-cell>
          <table:table-cell table:style-name="ce4" table:formula="of:=COS(RADIANS([.P$4])) * SIN(RADIANS([.$A62]))" office:value-type="float" office:value="0.603289118895764" calcext:value-type="float">
            <text:p>0,60</text:p>
          </table:table-cell>
          <table:table-cell table:style-name="ce4" table:formula="of:=COS(RADIANS([.Q$4])) * SIN(RADIANS([.$A62]))" office:value-type="float" office:value="0.593029645775782" calcext:value-type="float">
            <text:p>0,59</text:p>
          </table:table-cell>
          <table:table-cell table:style-name="ce4" table:formula="of:=COS(RADIANS([.R$4])) * SIN(RADIANS([.$A62]))" office:value-type="float" office:value="0.58258953008089" calcext:value-type="float">
            <text:p>0,58</text:p>
          </table:table-cell>
          <table:table-cell table:style-name="ce4" table:formula="of:=COS(RADIANS([.S$4])) * SIN(RADIANS([.$A62]))" office:value-type="float" office:value="0.571971951971463" calcext:value-type="float">
            <text:p>0,57</text:p>
          </table:table-cell>
          <table:table-cell table:style-name="ce4" table:formula="of:=COS(RADIANS([.T$4])) * SIN(RADIANS([.$A62]))" office:value-type="float" office:value="0.56118014566465" calcext:value-type="float">
            <text:p>0,56</text:p>
          </table:table-cell>
          <table:table-cell table:style-name="ce4" table:formula="of:=COS(RADIANS([.U$4])) * SIN(RADIANS([.$A62]))" office:value-type="float" office:value="0.550217398449192" calcext:value-type="float">
            <text:p>0,55</text:p>
          </table:table-cell>
          <table:table-cell table:style-name="ce4" table:formula="of:=COS(RADIANS([.V$4])) * SIN(RADIANS([.$A62]))" office:value-type="float" office:value="0.539087049684092" calcext:value-type="float">
            <text:p>0,54</text:p>
          </table:table-cell>
          <table:table-cell table:style-name="ce4" table:formula="of:=COS(RADIANS([.W$4])) * SIN(RADIANS([.$A62]))" office:value-type="float" office:value="0.527792489781404" calcext:value-type="float">
            <text:p>0,53</text:p>
          </table:table-cell>
          <table:table-cell table:style-name="ce4" table:formula="of:=COS(RADIANS([.X$4])) * SIN(RADIANS([.$A62]))" office:value-type="float" office:value="0.516337159173488" calcext:value-type="float">
            <text:p>0,52</text:p>
          </table:table-cell>
          <table:table-cell table:style-name="ce4" table:formula="of:=COS(RADIANS([.Y$4])) * SIN(RADIANS([.$A62]))" office:value-type="float" office:value="0.504724547265017" calcext:value-type="float">
            <text:p>0,50</text:p>
          </table:table-cell>
          <table:table-cell table:style-name="ce4" table:formula="of:=COS(RADIANS([.Z$4])) * SIN(RADIANS([.$A62]))" office:value-type="float" office:value="0.492958191370073" calcext:value-type="float">
            <text:p>0,49</text:p>
          </table:table-cell>
          <table:table-cell table:style-name="ce4" table:formula="of:=COS(RADIANS([.AA$4])) * SIN(RADIANS([.$A62]))" office:value-type="float" office:value="0.481041675634644" calcext:value-type="float">
            <text:p>0,48</text:p>
          </table:table-cell>
          <table:table-cell table:style-name="ce4" table:formula="of:=COS(RADIANS([.AB$4])) * SIN(RADIANS([.$A62]))" office:value-type="float" office:value="0.468978629944862" calcext:value-type="float">
            <text:p>0,47</text:p>
          </table:table-cell>
          <table:table-cell table:style-name="ce4" table:formula="of:=COS(RADIANS([.AC$4])) * SIN(RADIANS([.$A62]))" office:value-type="float" office:value="0.4567727288213" calcext:value-type="float">
            <text:p>0,46</text:p>
          </table:table-cell>
          <table:table-cell table:style-name="ce4" table:formula="of:=COS(RADIANS([.AD$4])) * SIN(RADIANS([.$A62]))" office:value-type="float" office:value="0.444427690299683" calcext:value-type="float">
            <text:p>0,44</text:p>
          </table:table-cell>
          <table:table-cell table:style-name="ce4" table:formula="of:=COS(RADIANS([.AE$4])) * SIN(RADIANS([.$A62]))" office:value-type="float" office:value="0.431947274798333" calcext:value-type="float">
            <text:p>0,43</text:p>
          </table:table-cell>
          <table:table-cell table:style-name="ce4" table:formula="of:=COS(RADIANS([.AF$4])) * SIN(RADIANS([.$A62]))" office:value-type="float" office:value="0.419335283972712" calcext:value-type="float">
            <text:p>0,42</text:p>
          </table:table-cell>
          <table:table-cell table:style-name="ce4" table:formula="of:=COS(RADIANS([.AG$4])) * SIN(RADIANS([.$A62]))" office:value-type="float" office:value="0.406595559557401" calcext:value-type="float">
            <text:p>0,41</text:p>
          </table:table-cell>
          <table:table-cell table:style-name="ce4" table:formula="of:=COS(RADIANS([.AH$4])) * SIN(RADIANS([.$A62]))" office:value-type="float" office:value="0.393731982195869" calcext:value-type="float">
            <text:p>0,39</text:p>
          </table:table-cell>
          <table:table-cell table:style-name="ce4" table:formula="of:=COS(RADIANS([.AI$4])) * SIN(RADIANS([.$A62]))" office:value-type="float" office:value="0.380748470258393" calcext:value-type="float">
            <text:p>0,38</text:p>
          </table:table-cell>
          <table:table-cell table:style-name="ce4" table:formula="of:=COS(RADIANS([.AJ$4])) * SIN(RADIANS([.$A62]))" office:value-type="float" office:value="0.367648978648482" calcext:value-type="float">
            <text:p>0,37</text:p>
          </table:table-cell>
          <table:table-cell table:style-name="ce4" table:formula="of:=COS(RADIANS([.AK$4])) * SIN(RADIANS([.$A62]))" office:value-type="float" office:value="0.35443749759818" calcext:value-type="float">
            <text:p>0,35</text:p>
          </table:table-cell>
          <table:table-cell table:style-name="ce4" table:formula="of:=COS(RADIANS([.AL$4])) * SIN(RADIANS([.$A62]))" office:value-type="float" office:value="0.341118051452597" calcext:value-type="float">
            <text:p>0,34</text:p>
          </table:table-cell>
          <table:table-cell table:style-name="ce4" table:formula="of:=COS(RADIANS([.AM$4])) * SIN(RADIANS([.$A62]))" office:value-type="float" office:value="0.327694697444056" calcext:value-type="float">
            <text:p>0,33</text:p>
          </table:table-cell>
          <table:table-cell table:style-name="ce4" table:formula="of:=COS(RADIANS([.AN$4])) * SIN(RADIANS([.$A62]))" office:value-type="float" office:value="0.314171524456224" calcext:value-type="float">
            <text:p>0,31</text:p>
          </table:table-cell>
          <table:table-cell table:style-name="ce4" table:formula="of:=COS(RADIANS([.AO$4])) * SIN(RADIANS([.$A62]))" office:value-type="float" office:value="0.300552651778594" calcext:value-type="float">
            <text:p>0,30</text:p>
          </table:table-cell>
          <table:table-cell table:style-name="ce4" table:formula="of:=COS(RADIANS([.AP$4])) * SIN(RADIANS([.$A62]))" office:value-type="float" office:value="0.286842227851714" calcext:value-type="float">
            <text:p>0,29</text:p>
          </table:table-cell>
          <table:table-cell table:style-name="ce4" table:formula="of:=COS(RADIANS([.AQ$4])) * SIN(RADIANS([.$A62]))" office:value-type="float" office:value="0.273044429003527" calcext:value-type="float">
            <text:p>0,27</text:p>
          </table:table-cell>
          <table:table-cell table:style-name="ce4" table:formula="of:=COS(RADIANS([.AR$4])) * SIN(RADIANS([.$A62]))" office:value-type="float" office:value="0.259163458177225" calcext:value-type="float">
            <text:p>0,26</text:p>
          </table:table-cell>
          <table:table-cell table:style-name="ce4" table:formula="of:=COS(RADIANS([.AS$4])) * SIN(RADIANS([.$A62]))" office:value-type="float" office:value="0.245203543650989" calcext:value-type="float">
            <text:p>0,25</text:p>
          </table:table-cell>
          <table:table-cell table:style-name="ce4" table:formula="of:=COS(RADIANS([.AT$4])) * SIN(RADIANS([.$A62]))" office:value-type="float" office:value="0.231168937750018" calcext:value-type="float">
            <text:p>0,23</text:p>
          </table:table-cell>
          <table:table-cell table:style-name="ce4" table:formula="of:=COS(RADIANS([.AU$4])) * SIN(RADIANS([.$A62]))" office:value-type="float" office:value="0.217063915551223" calcext:value-type="float">
            <text:p>0,22</text:p>
          </table:table-cell>
          <table:table-cell table:style-name="ce4" table:formula="of:=COS(RADIANS([.AV$4])) * SIN(RADIANS([.$A62]))" office:value-type="float" office:value="0.202892773581007" calcext:value-type="float">
            <text:p>0,20</text:p>
          </table:table-cell>
          <table:table-cell table:style-name="ce4" table:formula="of:=COS(RADIANS([.AW$4])) * SIN(RADIANS([.$A62]))" office:value-type="float" office:value="0.188659828506491" calcext:value-type="float">
            <text:p>0,19</text:p>
          </table:table-cell>
          <table:table-cell table:style-name="ce4" table:formula="of:=COS(RADIANS([.AX$4])) * SIN(RADIANS([.$A62]))" office:value-type="float" office:value="0.174369415820624" calcext:value-type="float">
            <text:p>0,17</text:p>
          </table:table-cell>
          <table:table-cell table:style-name="ce4" table:formula="of:=COS(RADIANS([.AY$4])) * SIN(RADIANS([.$A62]))" office:value-type="float" office:value="0.160025888521543" calcext:value-type="float">
            <text:p>0,16</text:p>
          </table:table-cell>
          <table:table-cell table:style-name="ce4" table:formula="of:=COS(RADIANS([.AZ$4])) * SIN(RADIANS([.$A62]))" office:value-type="float" office:value="0.145633615786612" calcext:value-type="float">
            <text:p>0,15</text:p>
          </table:table-cell>
          <table:table-cell table:style-name="ce4" table:formula="of:=COS(RADIANS([.BA$4])) * SIN(RADIANS([.$A62]))" office:value-type="float" office:value="0.131196981641529" calcext:value-type="float">
            <text:p>0,13</text:p>
          </table:table-cell>
          <table:table-cell table:style-name="ce4" table:formula="of:=COS(RADIANS([.BB$4])) * SIN(RADIANS([.$A62]))" office:value-type="float" office:value="0.116720383624904" calcext:value-type="float">
            <text:p>0,12</text:p>
          </table:table-cell>
          <table:table-cell table:style-name="ce4" table:formula="of:=COS(RADIANS([.BC$4])) * SIN(RADIANS([.$A62]))" office:value-type="float" office:value="0.102208231448731" calcext:value-type="float">
            <text:p>0,10</text:p>
          </table:table-cell>
          <table:table-cell table:style-name="ce4" table:formula="of:=COS(RADIANS([.BD$4])) * SIN(RADIANS([.$A62]))" office:value-type="float" office:value="0.0876649456551453" calcext:value-type="float">
            <text:p>0,09</text:p>
          </table:table-cell>
          <table:table-cell table:style-name="ce4" table:formula="of:=COS(RADIANS([.BE$4])) * SIN(RADIANS([.$A62]))" office:value-type="float" office:value="0.0730949562698839" calcext:value-type="float">
            <text:p>0,07</text:p>
          </table:table-cell>
          <table:table-cell table:style-name="ce4" table:formula="of:=COS(RADIANS([.BF$4])) * SIN(RADIANS([.$A62]))" office:value-type="float" office:value="0.0585027014528556" calcext:value-type="float">
            <text:p>0,06</text:p>
          </table:table-cell>
          <table:table-cell table:style-name="ce4" table:formula="of:=COS(RADIANS([.BG$4])) * SIN(RADIANS([.$A62]))" office:value-type="float" office:value="0.0438926261462367" calcext:value-type="float">
            <text:p>0,04</text:p>
          </table:table-cell>
          <table:table-cell table:style-name="ce4" table:formula="of:=COS(RADIANS([.BH$4])) * SIN(RADIANS([.$A62]))" office:value-type="float" office:value="0.0365822963751178" calcext:value-type="float">
            <text:p>0,04</text:p>
          </table:table-cell>
          <table:table-cell table:style-name="ce4" table:formula="of:=COS(RADIANS([.BI$4])) * SIN(RADIANS([.$A62]))" office:value-type="float" office:value="0.029269180720496" calcext:value-type="float">
            <text:p>0,03</text:p>
          </table:table-cell>
          <table:table-cell table:style-name="ce4" table:formula="of:=COS(RADIANS([.BJ$4])) * SIN(RADIANS([.$A62]))" office:value-type="float" office:value="0.0219538361044422" calcext:value-type="float">
            <text:p>0,02</text:p>
          </table:table-cell>
          <table:table-cell table:style-name="ce4" table:formula="of:=COS(RADIANS([.BK$4])) * SIN(RADIANS([.$A62]))" office:value-type="float" office:value="0.014636819618771" calcext:value-type="float">
            <text:p>0,01</text:p>
          </table:table-cell>
          <table:table-cell table:style-name="ce4" table:formula="of:=COS(RADIANS([.BL$4])) * SIN(RADIANS([.$A62]))" office:value-type="float" office:value="0.00731868848261714" calcext:value-type="float">
            <text:p>0,01</text:p>
          </table:table-cell>
          <table:table-cell table:style-name="ce4" table:formula="of:=COS(RADIANS([.BM$4])) * SIN(RADIANS([.$A62]))" office:value-type="float" office:value="5.13537613286728E-017" calcext:value-type="float">
            <text:p>0,00</text:p>
          </table:table-cell>
          <table:table-cell table:formula="of:=90-[.A62]" office:value-type="float" office:value="33" calcext:value-type="float">
            <text:p>33</text:p>
          </table:table-cell>
          <table:table-cell table:number-columns-repeated="958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table:style-name="ce4" table:formula="of:=COS(RADIANS([.B$4])) * SIN(RADIANS([.$A63]))" office:value-type="float" office:value="0.848048096156426" calcext:value-type="float">
            <text:p>0,85</text:p>
          </table:table-cell>
          <table:table-cell table:style-name="ce4" table:formula="of:=COS(RADIANS([.C$4])) * SIN(RADIANS([.$A63]))" office:value-type="float" office:value="0.84482101711783" calcext:value-type="float">
            <text:p>0,84</text:p>
          </table:table-cell>
          <table:table-cell table:style-name="ce4" table:formula="of:=COS(RADIANS([.D$4])) * SIN(RADIANS([.$A63]))" office:value-type="float" office:value="0.835164340022091" calcext:value-type="float">
            <text:p>0,84</text:p>
          </table:table-cell>
          <table:table-cell table:style-name="ce4" table:formula="of:=COS(RADIANS([.E$4])) * SIN(RADIANS([.$A63]))" office:value-type="float" office:value="0.819151558012767" calcext:value-type="float">
            <text:p>0,82</text:p>
          </table:table-cell>
          <table:table-cell table:style-name="ce4" table:formula="of:=COS(RADIANS([.F$4])) * SIN(RADIANS([.$A63]))" office:value-type="float" office:value="0.796904538029732" calcext:value-type="float">
            <text:p>0,80</text:p>
          </table:table-cell>
          <table:table-cell table:style-name="ce4" table:formula="of:=COS(RADIANS([.G$4])) * SIN(RADIANS([.$A63]))" office:value-type="float" office:value="0.774730486106159" calcext:value-type="float">
            <text:p>0,77</text:p>
          </table:table-cell>
          <table:table-cell table:style-name="ce4" table:formula="of:=COS(RADIANS([.H$4])) * SIN(RADIANS([.$A63]))" office:value-type="float" office:value="0.7556163865009" calcext:value-type="float">
            <text:p>0,76</text:p>
          </table:table-cell>
          <table:table-cell table:style-name="ce4" table:formula="of:=COS(RADIANS([.I$4])) * SIN(RADIANS([.$A63]))" office:value-type="float" office:value="0.734431194902493" calcext:value-type="float">
            <text:p>0,73</text:p>
          </table:table-cell>
          <table:table-cell table:style-name="ce4" table:formula="of:=COS(RADIANS([.J$4])) * SIN(RADIANS([.$A63]))" office:value-type="float" office:value="0.719185573394539" calcext:value-type="float">
            <text:p>0,72</text:p>
          </table:table-cell>
          <table:table-cell table:style-name="ce4" table:formula="of:=COS(RADIANS([.K$4])) * SIN(RADIANS([.$A63]))" office:value-type="float" office:value="0.703063735047448" calcext:value-type="float">
            <text:p>0,70</text:p>
          </table:table-cell>
          <table:table-cell table:style-name="ce4" table:formula="of:=COS(RADIANS([.L$4])) * SIN(RADIANS([.$A63]))" office:value-type="float" office:value="0.686085321837868" calcext:value-type="float">
            <text:p>0,69</text:p>
          </table:table-cell>
          <table:table-cell table:style-name="ce4" table:formula="of:=COS(RADIANS([.M$4])) * SIN(RADIANS([.$A63]))" office:value-type="float" office:value="0.668271019346971" calcext:value-type="float">
            <text:p>0,67</text:p>
          </table:table-cell>
          <table:table-cell table:style-name="ce4" table:formula="of:=COS(RADIANS([.N$4])) * SIN(RADIANS([.$A63]))" office:value-type="float" office:value="0.649642531558259" calcext:value-type="float">
            <text:p>0,65</text:p>
          </table:table-cell>
          <table:table-cell table:style-name="ce4" table:formula="of:=COS(RADIANS([.O$4])) * SIN(RADIANS([.$A63]))" office:value-type="float" office:value="0.630222554414604" calcext:value-type="float">
            <text:p>0,63</text:p>
          </table:table-cell>
          <table:table-cell table:style-name="ce4" table:formula="of:=COS(RADIANS([.P$4])) * SIN(RADIANS([.$A63]))" office:value-type="float" office:value="0.610034748166737" calcext:value-type="float">
            <text:p>0,61</text:p>
          </table:table-cell>
          <table:table-cell table:style-name="ce4" table:formula="of:=COS(RADIANS([.Q$4])) * SIN(RADIANS([.$A63]))" office:value-type="float" office:value="0.59966055956455" calcext:value-type="float">
            <text:p>0,60</text:p>
          </table:table-cell>
          <table:table-cell table:style-name="ce4" table:formula="of:=COS(RADIANS([.R$4])) * SIN(RADIANS([.$A63]))" office:value-type="float" office:value="0.589103708546878" calcext:value-type="float">
            <text:p>0,59</text:p>
          </table:table-cell>
          <table:table-cell table:style-name="ce4" table:formula="of:=COS(RADIANS([.S$4])) * SIN(RADIANS([.$A63]))" office:value-type="float" office:value="0.578367410832807" calcext:value-type="float">
            <text:p>0,58</text:p>
          </table:table-cell>
          <table:table-cell table:style-name="ce4" table:formula="of:=COS(RADIANS([.T$4])) * SIN(RADIANS([.$A63]))" office:value-type="float" office:value="0.567454936802625" calcext:value-type="float">
            <text:p>0,57</text:p>
          </table:table-cell>
          <table:table-cell table:style-name="ce4" table:formula="of:=COS(RADIANS([.U$4])) * SIN(RADIANS([.$A63]))" office:value-type="float" office:value="0.556369610501633" calcext:value-type="float">
            <text:p>0,56</text:p>
          </table:table-cell>
          <table:table-cell table:style-name="ce4" table:formula="of:=COS(RADIANS([.V$4])) * SIN(RADIANS([.$A63]))" office:value-type="float" office:value="0.545114808627609" calcext:value-type="float">
            <text:p>0,55</text:p>
          </table:table-cell>
          <table:table-cell table:style-name="ce4" table:formula="of:=COS(RADIANS([.W$4])) * SIN(RADIANS([.$A63]))" office:value-type="float" office:value="0.533693959502232" calcext:value-type="float">
            <text:p>0,53</text:p>
          </table:table-cell>
          <table:table-cell table:style-name="ce4" table:formula="of:=COS(RADIANS([.X$4])) * SIN(RADIANS([.$A63]))" office:value-type="float" office:value="0.522110542026781" calcext:value-type="float">
            <text:p>0,52</text:p>
          </table:table-cell>
          <table:table-cell table:style-name="ce4" table:formula="of:=COS(RADIANS([.Y$4])) * SIN(RADIANS([.$A63]))" office:value-type="float" office:value="0.51036808462243" calcext:value-type="float">
            <text:p>0,51</text:p>
          </table:table-cell>
          <table:table-cell table:style-name="ce4" table:formula="of:=COS(RADIANS([.Z$4])) * SIN(RADIANS([.$A63]))" office:value-type="float" office:value="0.498470164155456" calcext:value-type="float">
            <text:p>0,50</text:p>
          </table:table-cell>
          <table:table-cell table:style-name="ce4" table:formula="of:=COS(RADIANS([.AA$4])) * SIN(RADIANS([.$A63]))" office:value-type="float" office:value="0.486420404847692" calcext:value-type="float">
            <text:p>0,49</text:p>
          </table:table-cell>
          <table:table-cell table:style-name="ce4" table:formula="of:=COS(RADIANS([.AB$4])) * SIN(RADIANS([.$A63]))" office:value-type="float" office:value="0.474222477172551" calcext:value-type="float">
            <text:p>0,47</text:p>
          </table:table-cell>
          <table:table-cell table:style-name="ce4" table:formula="of:=COS(RADIANS([.AC$4])) * SIN(RADIANS([.$A63]))" office:value-type="float" office:value="0.461880096736967" calcext:value-type="float">
            <text:p>0,46</text:p>
          </table:table-cell>
          <table:table-cell table:style-name="ce4" table:formula="of:=COS(RADIANS([.AD$4])) * SIN(RADIANS([.$A63]))" office:value-type="float" office:value="0.449397023149583" calcext:value-type="float">
            <text:p>0,45</text:p>
          </table:table-cell>
          <table:table-cell table:style-name="ce4" table:formula="of:=COS(RADIANS([.AE$4])) * SIN(RADIANS([.$A63]))" office:value-type="float" office:value="0.436777058875542" calcext:value-type="float">
            <text:p>0,44</text:p>
          </table:table-cell>
          <table:table-cell table:style-name="ce4" table:formula="of:=COS(RADIANS([.AF$4])) * SIN(RADIANS([.$A63]))" office:value-type="float" office:value="0.424024048078213" calcext:value-type="float">
            <text:p>0,42</text:p>
          </table:table-cell>
          <table:table-cell table:style-name="ce4" table:formula="of:=COS(RADIANS([.AG$4])) * SIN(RADIANS([.$A63]))" office:value-type="float" office:value="0.411141875448226" calcext:value-type="float">
            <text:p>0,41</text:p>
          </table:table-cell>
          <table:table-cell table:style-name="ce4" table:formula="of:=COS(RADIANS([.AH$4])) * SIN(RADIANS([.$A63]))" office:value-type="float" office:value="0.398134465020157" calcext:value-type="float">
            <text:p>0,40</text:p>
          </table:table-cell>
          <table:table-cell table:style-name="ce4" table:formula="of:=COS(RADIANS([.AI$4])) * SIN(RADIANS([.$A63]))" office:value-type="float" office:value="0.385005778977227" calcext:value-type="float">
            <text:p>0,39</text:p>
          </table:table-cell>
          <table:table-cell table:style-name="ce4" table:formula="of:=COS(RADIANS([.AJ$4])) * SIN(RADIANS([.$A63]))" office:value-type="float" office:value="0.371759816444386" calcext:value-type="float">
            <text:p>0,37</text:p>
          </table:table-cell>
          <table:table-cell table:style-name="ce4" table:formula="of:=COS(RADIANS([.AK$4])) * SIN(RADIANS([.$A63]))" office:value-type="float" office:value="0.358400612270138" calcext:value-type="float">
            <text:p>0,36</text:p>
          </table:table-cell>
          <table:table-cell table:style-name="ce4" table:formula="of:=COS(RADIANS([.AL$4])) * SIN(RADIANS([.$A63]))" office:value-type="float" office:value="0.344932235797488" calcext:value-type="float">
            <text:p>0,34</text:p>
          </table:table-cell>
          <table:table-cell table:style-name="ce4" table:formula="of:=COS(RADIANS([.AM$4])) * SIN(RADIANS([.$A63]))" office:value-type="float" office:value="0.33135878962438" calcext:value-type="float">
            <text:p>0,33</text:p>
          </table:table-cell>
          <table:table-cell table:style-name="ce4" table:formula="of:=COS(RADIANS([.AN$4])) * SIN(RADIANS([.$A63]))" office:value-type="float" office:value="0.317684408354009" calcext:value-type="float">
            <text:p>0,32</text:p>
          </table:table-cell>
          <table:table-cell table:style-name="ce4" table:formula="of:=COS(RADIANS([.AO$4])) * SIN(RADIANS([.$A63]))" office:value-type="float" office:value="0.303913257335374" calcext:value-type="float">
            <text:p>0,30</text:p>
          </table:table-cell>
          <table:table-cell table:style-name="ce4" table:formula="of:=COS(RADIANS([.AP$4])) * SIN(RADIANS([.$A63]))" office:value-type="float" office:value="0.290049531394481" calcext:value-type="float">
            <text:p>0,29</text:p>
          </table:table-cell>
          <table:table-cell table:style-name="ce4" table:formula="of:=COS(RADIANS([.AQ$4])) * SIN(RADIANS([.$A63]))" office:value-type="float" office:value="0.276097453556553" calcext:value-type="float">
            <text:p>0,28</text:p>
          </table:table-cell>
          <table:table-cell table:style-name="ce4" table:formula="of:=COS(RADIANS([.AR$4])) * SIN(RADIANS([.$A63]))" office:value-type="float" office:value="0.262061273759655" calcext:value-type="float">
            <text:p>0,26</text:p>
          </table:table-cell>
          <table:table-cell table:style-name="ce4" table:formula="of:=COS(RADIANS([.AS$4])) * SIN(RADIANS([.$A63]))" office:value-type="float" office:value="0.247945267560126" calcext:value-type="float">
            <text:p>0,25</text:p>
          </table:table-cell>
          <table:table-cell table:style-name="ce4" table:formula="of:=COS(RADIANS([.AT$4])) * SIN(RADIANS([.$A63]))" office:value-type="float" office:value="0.233753734830197" calcext:value-type="float">
            <text:p>0,23</text:p>
          </table:table-cell>
          <table:table-cell table:style-name="ce4" table:formula="of:=COS(RADIANS([.AU$4])) * SIN(RADIANS([.$A63]))" office:value-type="float" office:value="0.219490998448217" calcext:value-type="float">
            <text:p>0,22</text:p>
          </table:table-cell>
          <table:table-cell table:style-name="ce4" table:formula="of:=COS(RADIANS([.AV$4])) * SIN(RADIANS([.$A63]))" office:value-type="float" office:value="0.205161402981852" calcext:value-type="float">
            <text:p>0,21</text:p>
          </table:table-cell>
          <table:table-cell table:style-name="ce4" table:formula="of:=COS(RADIANS([.AW$4])) * SIN(RADIANS([.$A63]))" office:value-type="float" office:value="0.190769313364696" calcext:value-type="float">
            <text:p>0,19</text:p>
          </table:table-cell>
          <table:table-cell table:style-name="ce4" table:formula="of:=COS(RADIANS([.AX$4])) * SIN(RADIANS([.$A63]))" office:value-type="float" office:value="0.176319113566664" calcext:value-type="float">
            <text:p>0,18</text:p>
          </table:table-cell>
          <table:table-cell table:style-name="ce4" table:formula="of:=COS(RADIANS([.AY$4])) * SIN(RADIANS([.$A63]))" office:value-type="float" office:value="0.161815205258599" calcext:value-type="float">
            <text:p>0,16</text:p>
          </table:table-cell>
          <table:table-cell table:style-name="ce4" table:formula="of:=COS(RADIANS([.AZ$4])) * SIN(RADIANS([.$A63]))" office:value-type="float" office:value="0.147262006471473" calcext:value-type="float">
            <text:p>0,15</text:p>
          </table:table-cell>
          <table:table-cell table:style-name="ce4" table:formula="of:=COS(RADIANS([.BA$4])) * SIN(RADIANS([.$A63]))" office:value-type="float" office:value="0.132663950250617" calcext:value-type="float">
            <text:p>0,13</text:p>
          </table:table-cell>
          <table:table-cell table:style-name="ce4" table:formula="of:=COS(RADIANS([.BB$4])) * SIN(RADIANS([.$A63]))" office:value-type="float" office:value="0.11802548330537" calcext:value-type="float">
            <text:p>0,12</text:p>
          </table:table-cell>
          <table:table-cell table:style-name="ce4" table:formula="of:=COS(RADIANS([.BC$4])) * SIN(RADIANS([.$A63]))" office:value-type="float" office:value="0.103351064654569" calcext:value-type="float">
            <text:p>0,10</text:p>
          </table:table-cell>
          <table:table-cell table:style-name="ce4" table:formula="of:=COS(RADIANS([.BD$4])) * SIN(RADIANS([.$A63]))" office:value-type="float" office:value="0.0886451642682904" calcext:value-type="float">
            <text:p>0,09</text:p>
          </table:table-cell>
          <table:table-cell table:style-name="ce4" table:formula="of:=COS(RADIANS([.BE$4])) * SIN(RADIANS([.$A63]))" office:value-type="float" office:value="0.0739122617062509" calcext:value-type="float">
            <text:p>0,07</text:p>
          </table:table-cell>
          <table:table-cell table:style-name="ce4" table:formula="of:=COS(RADIANS([.BF$4])) * SIN(RADIANS([.$A63]))" office:value-type="float" office:value="0.0591568447532911" calcext:value-type="float">
            <text:p>0,06</text:p>
          </table:table-cell>
          <table:table-cell table:style-name="ce4" table:formula="of:=COS(RADIANS([.BG$4])) * SIN(RADIANS([.$A63]))" office:value-type="float" office:value="0.0443834080523546" calcext:value-type="float">
            <text:p>0,04</text:p>
          </table:table-cell>
          <table:table-cell table:style-name="ce4" table:formula="of:=COS(RADIANS([.BH$4])) * SIN(RADIANS([.$A63]))" office:value-type="float" office:value="0.0369913384106829" calcext:value-type="float">
            <text:p>0,04</text:p>
          </table:table-cell>
          <table:table-cell table:style-name="ce4" table:formula="of:=COS(RADIANS([.BI$4])) * SIN(RADIANS([.$A63]))" office:value-type="float" office:value="0.0295964517353735" calcext:value-type="float">
            <text:p>0,03</text:p>
          </table:table-cell>
          <table:table-cell table:style-name="ce4" table:formula="of:=COS(RADIANS([.BJ$4])) * SIN(RADIANS([.$A63]))" office:value-type="float" office:value="0.0221993111756772" calcext:value-type="float">
            <text:p>0,02</text:p>
          </table:table-cell>
          <table:table-cell table:style-name="ce4" table:formula="of:=COS(RADIANS([.BK$4])) * SIN(RADIANS([.$A63]))" office:value-type="float" office:value="0.0148004800524865" calcext:value-type="float">
            <text:p>0,01</text:p>
          </table:table-cell>
          <table:table-cell table:style-name="ce4" table:formula="of:=COS(RADIANS([.BL$4])) * SIN(RADIANS([.$A63]))" office:value-type="float" office:value="0.00740052181543745" calcext:value-type="float">
            <text:p>0,01</text:p>
          </table:table-cell>
          <table:table-cell table:style-name="ce4" table:formula="of:=COS(RADIANS([.BM$4])) * SIN(RADIANS([.$A63]))" office:value-type="float" office:value="5.19279693240487E-017" calcext:value-type="float">
            <text:p>0,00</text:p>
          </table:table-cell>
          <table:table-cell table:formula="of:=90-[.A63]" office:value-type="float" office:value="32" calcext:value-type="float">
            <text:p>32</text:p>
          </table:table-cell>
          <table:table-cell table:number-columns-repeated="958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table:style-name="ce4" table:formula="of:=COS(RADIANS([.B$4])) * SIN(RADIANS([.$A64]))" office:value-type="float" office:value="0.857167300702112" calcext:value-type="float">
            <text:p>0,86</text:p>
          </table:table-cell>
          <table:table-cell table:style-name="ce4" table:formula="of:=COS(RADIANS([.C$4])) * SIN(RADIANS([.$A64]))" office:value-type="float" office:value="0.853905520337057" calcext:value-type="float">
            <text:p>0,85</text:p>
          </table:table-cell>
          <table:table-cell table:style-name="ce4" table:formula="of:=COS(RADIANS([.D$4])) * SIN(RADIANS([.$A64]))" office:value-type="float" office:value="0.844145003359987" calcext:value-type="float">
            <text:p>0,84</text:p>
          </table:table-cell>
          <table:table-cell table:style-name="ce4" table:formula="of:=COS(RADIANS([.E$4])) * SIN(RADIANS([.$A64]))" office:value-type="float" office:value="0.827960033198658" calcext:value-type="float">
            <text:p>0,83</text:p>
          </table:table-cell>
          <table:table-cell table:style-name="ce4" table:formula="of:=COS(RADIANS([.F$4])) * SIN(RADIANS([.$A64]))" office:value-type="float" office:value="0.805473787248751" calcext:value-type="float">
            <text:p>0,81</text:p>
          </table:table-cell>
          <table:table-cell table:style-name="ce4" table:formula="of:=COS(RADIANS([.G$4])) * SIN(RADIANS([.$A64]))" office:value-type="float" office:value="0.783061293996184" calcext:value-type="float">
            <text:p>0,78</text:p>
          </table:table-cell>
          <table:table-cell table:style-name="ce4" table:formula="of:=COS(RADIANS([.H$4])) * SIN(RADIANS([.$A64]))" office:value-type="float" office:value="0.763741657246515" calcext:value-type="float">
            <text:p>0,76</text:p>
          </table:table-cell>
          <table:table-cell table:style-name="ce4" table:formula="of:=COS(RADIANS([.I$4])) * SIN(RADIANS([.$A64]))" office:value-type="float" office:value="0.742328657701364" calcext:value-type="float">
            <text:p>0,74</text:p>
          </table:table-cell>
          <table:table-cell table:style-name="ce4" table:formula="of:=COS(RADIANS([.J$4])) * SIN(RADIANS([.$A64]))" office:value-type="float" office:value="0.726919097447969" calcext:value-type="float">
            <text:p>0,73</text:p>
          </table:table-cell>
          <table:table-cell table:style-name="ce4" table:formula="of:=COS(RADIANS([.K$4])) * SIN(RADIANS([.$A64]))" office:value-type="float" office:value="0.710623898247637" calcext:value-type="float">
            <text:p>0,71</text:p>
          </table:table-cell>
          <table:table-cell table:style-name="ce4" table:formula="of:=COS(RADIANS([.L$4])) * SIN(RADIANS([.$A64]))" office:value-type="float" office:value="0.69346291329051" calcext:value-type="float">
            <text:p>0,69</text:p>
          </table:table-cell>
          <table:table-cell table:style-name="ce4" table:formula="of:=COS(RADIANS([.M$4])) * SIN(RADIANS([.$A64]))" office:value-type="float" office:value="0.675457050593311" calcext:value-type="float">
            <text:p>0,68</text:p>
          </table:table-cell>
          <table:table-cell table:style-name="ce4" table:formula="of:=COS(RADIANS([.N$4])) * SIN(RADIANS([.$A64]))" office:value-type="float" office:value="0.656628247526147" calcext:value-type="float">
            <text:p>0,66</text:p>
          </table:table-cell>
          <table:table-cell table:style-name="ce4" table:formula="of:=COS(RADIANS([.O$4])) * SIN(RADIANS([.$A64]))" office:value-type="float" office:value="0.6369994440852" calcext:value-type="float">
            <text:p>0,64</text:p>
          </table:table-cell>
          <table:table-cell table:style-name="ce4" table:formula="of:=COS(RADIANS([.P$4])) * SIN(RADIANS([.$A64]))" office:value-type="float" office:value="0.616594554943878" calcext:value-type="float">
            <text:p>0,62</text:p>
          </table:table-cell>
          <table:table-cell table:style-name="ce4" table:formula="of:=COS(RADIANS([.Q$4])) * SIN(RADIANS([.$A64]))" office:value-type="float" office:value="0.606108810937832" calcext:value-type="float">
            <text:p>0,61</text:p>
          </table:table-cell>
          <table:table-cell table:style-name="ce4" table:formula="of:=COS(RADIANS([.R$4])) * SIN(RADIANS([.$A64]))" office:value-type="float" office:value="0.595438440316467" calcext:value-type="float">
            <text:p>0,60</text:p>
          </table:table-cell>
          <table:table-cell table:style-name="ce4" table:formula="of:=COS(RADIANS([.S$4])) * SIN(RADIANS([.$A64]))" office:value-type="float" office:value="0.584586693378039" calcext:value-type="float">
            <text:p>0,58</text:p>
          </table:table-cell>
          <table:table-cell table:style-name="ce4" table:formula="of:=COS(RADIANS([.T$4])) * SIN(RADIANS([.$A64]))" office:value-type="float" office:value="0.57355687566979" calcext:value-type="float">
            <text:p>0,57</text:p>
          </table:table-cell>
          <table:table-cell table:style-name="ce4" table:formula="of:=COS(RADIANS([.U$4])) * SIN(RADIANS([.$A64]))" office:value-type="float" office:value="0.562352346981042" calcext:value-type="float">
            <text:p>0,56</text:p>
          </table:table-cell>
          <table:table-cell table:style-name="ce4" table:formula="of:=COS(RADIANS([.V$4])) * SIN(RADIANS([.$A64]))" office:value-type="float" office:value="0.550976520319774" calcext:value-type="float">
            <text:p>0,55</text:p>
          </table:table-cell>
          <table:table-cell table:style-name="ce4" table:formula="of:=COS(RADIANS([.W$4])) * SIN(RADIANS([.$A64]))" office:value-type="float" office:value="0.539432860872987" calcext:value-type="float">
            <text:p>0,54</text:p>
          </table:table-cell>
          <table:table-cell table:style-name="ce4" table:formula="of:=COS(RADIANS([.X$4])) * SIN(RADIANS([.$A64]))" office:value-type="float" office:value="0.527724884951175" calcext:value-type="float">
            <text:p>0,53</text:p>
          </table:table-cell>
          <table:table-cell table:style-name="ce4" table:formula="of:=COS(RADIANS([.Y$4])) * SIN(RADIANS([.$A64]))" office:value-type="float" office:value="0.51585615891722" calcext:value-type="float">
            <text:p>0,52</text:p>
          </table:table-cell>
          <table:table-cell table:style-name="ce4" table:formula="of:=COS(RADIANS([.Z$4])) * SIN(RADIANS([.$A64]))" office:value-type="float" office:value="0.503830298100049" calcext:value-type="float">
            <text:p>0,50</text:p>
          </table:table-cell>
          <table:table-cell table:style-name="ce4" table:formula="of:=COS(RADIANS([.AA$4])) * SIN(RADIANS([.$A64]))" office:value-type="float" office:value="0.491650965693363" calcext:value-type="float">
            <text:p>0,49</text:p>
          </table:table-cell>
          <table:table-cell table:style-name="ce4" table:formula="of:=COS(RADIANS([.AB$4])) * SIN(RADIANS([.$A64]))" office:value-type="float" office:value="0.479321871639797" calcext:value-type="float">
            <text:p>0,48</text:p>
          </table:table-cell>
          <table:table-cell table:style-name="ce4" table:formula="of:=COS(RADIANS([.AC$4])) * SIN(RADIANS([.$A64]))" office:value-type="float" office:value="0.466846771500834" calcext:value-type="float">
            <text:p>0,47</text:p>
          </table:table-cell>
          <table:table-cell table:style-name="ce4" table:formula="of:=COS(RADIANS([.AD$4])) * SIN(RADIANS([.$A64]))" office:value-type="float" office:value="0.454229465312826" calcext:value-type="float">
            <text:p>0,45</text:p>
          </table:table-cell>
          <table:table-cell table:style-name="ce4" table:formula="of:=COS(RADIANS([.AE$4])) * SIN(RADIANS([.$A64]))" office:value-type="float" office:value="0.441473796429464" calcext:value-type="float">
            <text:p>0,44</text:p>
          </table:table-cell>
          <table:table-cell table:style-name="ce4" table:formula="of:=COS(RADIANS([.AF$4])) * SIN(RADIANS([.$A64]))" office:value-type="float" office:value="0.428583650351056" calcext:value-type="float">
            <text:p>0,43</text:p>
          </table:table-cell>
          <table:table-cell table:style-name="ce4" table:formula="of:=COS(RADIANS([.AG$4])) * SIN(RADIANS([.$A64]))" office:value-type="float" office:value="0.415562953540969" calcext:value-type="float">
            <text:p>0,42</text:p>
          </table:table-cell>
          <table:table-cell table:style-name="ce4" table:formula="of:=COS(RADIANS([.AH$4])) * SIN(RADIANS([.$A64]))" office:value-type="float" office:value="0.402415672229584" calcext:value-type="float">
            <text:p>0,40</text:p>
          </table:table-cell>
          <table:table-cell table:style-name="ce4" table:formula="of:=COS(RADIANS([.AI$4])) * SIN(RADIANS([.$A64]))" office:value-type="float" office:value="0.38914581120615" calcext:value-type="float">
            <text:p>0,39</text:p>
          </table:table-cell>
          <table:table-cell table:style-name="ce4" table:formula="of:=COS(RADIANS([.AJ$4])) * SIN(RADIANS([.$A64]))" office:value-type="float" office:value="0.375757412598883" calcext:value-type="float">
            <text:p>0,38</text:p>
          </table:table-cell>
          <table:table-cell table:style-name="ce4" table:formula="of:=COS(RADIANS([.AK$4])) * SIN(RADIANS([.$A64]))" office:value-type="float" office:value="0.362254554643694" calcext:value-type="float">
            <text:p>0,36</text:p>
          </table:table-cell>
          <table:table-cell table:style-name="ce4" table:formula="of:=COS(RADIANS([.AL$4])) * SIN(RADIANS([.$A64]))" office:value-type="float" office:value="0.348641350441922" calcext:value-type="float">
            <text:p>0,35</text:p>
          </table:table-cell>
          <table:table-cell table:style-name="ce4" table:formula="of:=COS(RADIANS([.AM$4])) * SIN(RADIANS([.$A64]))" office:value-type="float" office:value="0.334921946707441" calcext:value-type="float">
            <text:p>0,33</text:p>
          </table:table-cell>
          <table:table-cell table:style-name="ce4" table:formula="of:=COS(RADIANS([.AN$4])) * SIN(RADIANS([.$A64]))" office:value-type="float" office:value="0.321100522503531" calcext:value-type="float">
            <text:p>0,32</text:p>
          </table:table-cell>
          <table:table-cell table:style-name="ce4" table:formula="of:=COS(RADIANS([.AO$4])) * SIN(RADIANS([.$A64]))" office:value-type="float" office:value="0.307181287969896" calcext:value-type="float">
            <text:p>0,31</text:p>
          </table:table-cell>
          <table:table-cell table:style-name="ce4" table:formula="of:=COS(RADIANS([.AP$4])) * SIN(RADIANS([.$A64]))" office:value-type="float" office:value="0.293168483040213" calcext:value-type="float">
            <text:p>0,29</text:p>
          </table:table-cell>
          <table:table-cell table:style-name="ce4" table:formula="of:=COS(RADIANS([.AQ$4])) * SIN(RADIANS([.$A64]))" office:value-type="float" office:value="0.279066376150609" calcext:value-type="float">
            <text:p>0,28</text:p>
          </table:table-cell>
          <table:table-cell table:style-name="ce4" table:formula="of:=COS(RADIANS([.AR$4])) * SIN(RADIANS([.$A64]))" office:value-type="float" office:value="0.264879262939453" calcext:value-type="float">
            <text:p>0,26</text:p>
          </table:table-cell>
          <table:table-cell table:style-name="ce4" table:formula="of:=COS(RADIANS([.AS$4])) * SIN(RADIANS([.$A64]))" office:value-type="float" office:value="0.250611464938863" calcext:value-type="float">
            <text:p>0,25</text:p>
          </table:table-cell>
          <table:table-cell table:style-name="ce4" table:formula="of:=COS(RADIANS([.AT$4])) * SIN(RADIANS([.$A64]))" office:value-type="float" office:value="0.236267328258325" calcext:value-type="float">
            <text:p>0,24</text:p>
          </table:table-cell>
          <table:table-cell table:style-name="ce4" table:formula="of:=COS(RADIANS([.AU$4])) * SIN(RADIANS([.$A64]))" office:value-type="float" office:value="0.221851222260826" calcext:value-type="float">
            <text:p>0,22</text:p>
          </table:table-cell>
          <table:table-cell table:style-name="ce4" table:formula="of:=COS(RADIANS([.AV$4])) * SIN(RADIANS([.$A64]))" office:value-type="float" office:value="0.207367538231905" calcext:value-type="float">
            <text:p>0,21</text:p>
          </table:table-cell>
          <table:table-cell table:style-name="ce4" table:formula="of:=COS(RADIANS([.AW$4])) * SIN(RADIANS([.$A64]))" office:value-type="float" office:value="0.192820688042025" calcext:value-type="float">
            <text:p>0,19</text:p>
          </table:table-cell>
          <table:table-cell table:style-name="ce4" table:formula="of:=COS(RADIANS([.AX$4])) * SIN(RADIANS([.$A64]))" office:value-type="float" office:value="0.178215102802671" calcext:value-type="float">
            <text:p>0,18</text:p>
          </table:table-cell>
          <table:table-cell table:style-name="ce4" table:formula="of:=COS(RADIANS([.AY$4])) * SIN(RADIANS([.$A64]))" office:value-type="float" office:value="0.163555231516595" calcext:value-type="float">
            <text:p>0,16</text:p>
          </table:table-cell>
          <table:table-cell table:style-name="ce4" table:formula="of:=COS(RADIANS([.AZ$4])) * SIN(RADIANS([.$A64]))" office:value-type="float" office:value="0.148845539722604" calcext:value-type="float">
            <text:p>0,15</text:p>
          </table:table-cell>
          <table:table-cell table:style-name="ce4" table:formula="of:=COS(RADIANS([.BA$4])) * SIN(RADIANS([.$A64]))" office:value-type="float" office:value="0.134090508135314" calcext:value-type="float">
            <text:p>0,13</text:p>
          </table:table-cell>
          <table:table-cell table:style-name="ce4" table:formula="of:=COS(RADIANS([.BB$4])) * SIN(RADIANS([.$A64]))" office:value-type="float" office:value="0.119294631280282" calcext:value-type="float">
            <text:p>0,12</text:p>
          </table:table-cell>
          <table:table-cell table:style-name="ce4" table:formula="of:=COS(RADIANS([.BC$4])) * SIN(RADIANS([.$A64]))" office:value-type="float" office:value="0.104462416124929" calcext:value-type="float">
            <text:p>0,10</text:p>
          </table:table-cell>
          <table:table-cell table:style-name="ce4" table:formula="of:=COS(RADIANS([.BD$4])) * SIN(RADIANS([.$A64]))" office:value-type="float" office:value="0.0895983807056744" calcext:value-type="float">
            <text:p>0,09</text:p>
          </table:table-cell>
          <table:table-cell table:style-name="ce4" table:formula="of:=COS(RADIANS([.BE$4])) * SIN(RADIANS([.$A64]))" office:value-type="float" office:value="0.074707052751698" calcext:value-type="float">
            <text:p>0,07</text:p>
          </table:table-cell>
          <table:table-cell table:style-name="ce4" table:formula="of:=COS(RADIANS([.BF$4])) * SIN(RADIANS([.$A64]))" office:value-type="float" office:value="0.0597929683057496" calcext:value-type="float">
            <text:p>0,06</text:p>
          </table:table-cell>
          <table:table-cell table:style-name="ce4" table:formula="of:=COS(RADIANS([.BG$4])) * SIN(RADIANS([.$A64]))" office:value-type="float" office:value="0.0448606703424281" calcext:value-type="float">
            <text:p>0,04</text:p>
          </table:table-cell>
          <table:table-cell table:style-name="ce4" table:formula="of:=COS(RADIANS([.BH$4])) * SIN(RADIANS([.$A64]))" office:value-type="float" office:value="0.0373891125262249" calcext:value-type="float">
            <text:p>0,04</text:p>
          </table:table-cell>
          <table:table-cell table:style-name="ce4" table:formula="of:=COS(RADIANS([.BI$4])) * SIN(RADIANS([.$A64]))" office:value-type="float" office:value="0.0299147073843451" calcext:value-type="float">
            <text:p>0,03</text:p>
          </table:table-cell>
          <table:table-cell table:style-name="ce4" table:formula="of:=COS(RADIANS([.BJ$4])) * SIN(RADIANS([.$A64]))" office:value-type="float" office:value="0.0224380241216785" calcext:value-type="float">
            <text:p>0,02</text:p>
          </table:table-cell>
          <table:table-cell table:style-name="ce4" table:formula="of:=COS(RADIANS([.BK$4])) * SIN(RADIANS([.$A64]))" office:value-type="float" office:value="0.0149596321166025" calcext:value-type="float">
            <text:p>0,01</text:p>
          </table:table-cell>
          <table:table-cell table:style-name="ce4" table:formula="of:=COS(RADIANS([.BL$4])) * SIN(RADIANS([.$A64]))" office:value-type="float" office:value="0.00748010087762231" calcext:value-type="float">
            <text:p>0,01</text:p>
          </table:table-cell>
          <table:table-cell table:style-name="ce4" table:formula="of:=COS(RADIANS([.BM$4])) * SIN(RADIANS([.$A64]))" office:value-type="float" office:value="5.24863595569309E-017" calcext:value-type="float">
            <text:p>0,00</text:p>
          </table:table-cell>
          <table:table-cell table:formula="of:=90-[.A64]" office:value-type="float" office:value="31" calcext:value-type="float">
            <text:p>31</text:p>
          </table:table-cell>
          <table:table-cell table:number-columns-repeated="958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table:style-name="ce4" table:formula="of:=COS(RADIANS([.B$4])) * SIN(RADIANS([.$A65]))" office:value-type="float" office:value="0.866025403784439" calcext:value-type="float">
            <text:p>0,87</text:p>
          </table:table-cell>
          <table:table-cell table:style-name="ce4" table:formula="of:=COS(RADIANS([.C$4])) * SIN(RADIANS([.$A65]))" office:value-type="float" office:value="0.862729915662821" calcext:value-type="float">
            <text:p>0,86</text:p>
          </table:table-cell>
          <table:table-cell table:style-name="ce4" table:formula="of:=COS(RADIANS([.D$4])) * SIN(RADIANS([.$A65]))" office:value-type="float" office:value="0.852868531952443" calcext:value-type="float">
            <text:p>0,85</text:p>
          </table:table-cell>
          <table:table-cell table:style-name="ce4" table:formula="of:=COS(RADIANS([.E$4])) * SIN(RADIANS([.$A65]))" office:value-type="float" office:value="0.836516303737808" calcext:value-type="float">
            <text:p>0,84</text:p>
          </table:table-cell>
          <table:table-cell table:style-name="ce4" table:formula="of:=COS(RADIANS([.F$4])) * SIN(RADIANS([.$A65]))" office:value-type="float" office:value="0.813797681349374" calcext:value-type="float">
            <text:p>0,81</text:p>
          </table:table-cell>
          <table:table-cell table:style-name="ce4" table:formula="of:=COS(RADIANS([.G$4])) * SIN(RADIANS([.$A65]))" office:value-type="float" office:value="0.791153573830373" calcext:value-type="float">
            <text:p>0,79</text:p>
          </table:table-cell>
          <table:table-cell table:style-name="ce4" table:formula="of:=COS(RADIANS([.H$4])) * SIN(RADIANS([.$A65]))" office:value-type="float" office:value="0.7716342848848" calcext:value-type="float">
            <text:p>0,77</text:p>
          </table:table-cell>
          <table:table-cell table:style-name="ce4" table:formula="of:=COS(RADIANS([.I$4])) * SIN(RADIANS([.$A65]))" office:value-type="float" office:value="0.75" calcext:value-type="float">
            <text:p>0,75</text:p>
          </table:table-cell>
          <table:table-cell table:style-name="ce4" table:formula="of:=COS(RADIANS([.J$4])) * SIN(RADIANS([.$A65]))" office:value-type="float" office:value="0.734431194902493" calcext:value-type="float">
            <text:p>0,73</text:p>
          </table:table-cell>
          <table:table-cell table:style-name="ce4" table:formula="of:=COS(RADIANS([.K$4])) * SIN(RADIANS([.$A65]))" office:value-type="float" office:value="0.717967598524451" calcext:value-type="float">
            <text:p>0,72</text:p>
          </table:table-cell>
          <table:table-cell table:style-name="ce4" table:formula="of:=COS(RADIANS([.L$4])) * SIN(RADIANS([.$A65]))" office:value-type="float" office:value="0.700629269222037" calcext:value-type="float">
            <text:p>0,70</text:p>
          </table:table-cell>
          <table:table-cell table:style-name="ce4" table:formula="of:=COS(RADIANS([.M$4])) * SIN(RADIANS([.$A65]))" office:value-type="float" office:value="0.682437331078741" calcext:value-type="float">
            <text:p>0,68</text:p>
          </table:table-cell>
          <table:table-cell table:style-name="ce4" table:formula="of:=COS(RADIANS([.N$4])) * SIN(RADIANS([.$A65]))" office:value-type="float" office:value="0.663413948168938" calcext:value-type="float">
            <text:p>0,66</text:p>
          </table:table-cell>
          <table:table-cell table:style-name="ce4" table:formula="of:=COS(RADIANS([.O$4])) * SIN(RADIANS([.$A65]))" office:value-type="float" office:value="0.643582297554376" calcext:value-type="float">
            <text:p>0,64</text:p>
          </table:table-cell>
          <table:table-cell table:style-name="ce4" table:formula="of:=COS(RADIANS([.P$4])) * SIN(RADIANS([.$A65]))" office:value-type="float" office:value="0.622966541046498" calcext:value-type="float">
            <text:p>0,62</text:p>
          </table:table-cell>
          <table:table-cell table:style-name="ce4" table:formula="of:=COS(RADIANS([.Q$4])) * SIN(RADIANS([.$A65]))" office:value-type="float" office:value="0.612372435695795" calcext:value-type="float">
            <text:p>0,61</text:p>
          </table:table-cell>
          <table:table-cell table:style-name="ce4" table:formula="of:=COS(RADIANS([.R$4])) * SIN(RADIANS([.$A65]))" office:value-type="float" office:value="0.601591795768993" calcext:value-type="float">
            <text:p>0,60</text:p>
          </table:table-cell>
          <table:table-cell table:style-name="ce4" table:formula="of:=COS(RADIANS([.S$4])) * SIN(RADIANS([.$A65]))" office:value-type="float" office:value="0.59062790515345" calcext:value-type="float">
            <text:p>0,59</text:p>
          </table:table-cell>
          <table:table-cell table:style-name="ce4" table:formula="of:=COS(RADIANS([.T$4])) * SIN(RADIANS([.$A65]))" office:value-type="float" office:value="0.579484103556456" calcext:value-type="float">
            <text:p>0,58</text:p>
          </table:table-cell>
          <table:table-cell table:style-name="ce4" table:formula="of:=COS(RADIANS([.U$4])) * SIN(RADIANS([.$A65]))" office:value-type="float" office:value="0.568163785487931" calcext:value-type="float">
            <text:p>0,57</text:p>
          </table:table-cell>
          <table:table-cell table:style-name="ce4" table:formula="of:=COS(RADIANS([.V$4])) * SIN(RADIANS([.$A65]))" office:value-type="float" office:value="0.556670399226419" calcext:value-type="float">
            <text:p>0,56</text:p>
          </table:table-cell>
          <table:table-cell table:style-name="ce4" table:formula="of:=COS(RADIANS([.W$4])) * SIN(RADIANS([.$A65]))" office:value-type="float" office:value="0.545007445768716" calcext:value-type="float">
            <text:p>0,55</text:p>
          </table:table-cell>
          <table:table-cell table:style-name="ce4" table:formula="of:=COS(RADIANS([.X$4])) * SIN(RADIANS([.$A65]))" office:value-type="float" office:value="0.533178477763427" calcext:value-type="float">
            <text:p>0,53</text:p>
          </table:table-cell>
          <table:table-cell table:style-name="ce4" table:formula="of:=COS(RADIANS([.Y$4])) * SIN(RADIANS([.$A65]))" office:value-type="float" office:value="0.521187098428794" calcext:value-type="float">
            <text:p>0,52</text:p>
          </table:table-cell>
          <table:table-cell table:style-name="ce4" table:formula="of:=COS(RADIANS([.Z$4])) * SIN(RADIANS([.$A65]))" office:value-type="float" office:value="0.509036960455127" calcext:value-type="float">
            <text:p>0,51</text:p>
          </table:table-cell>
          <table:table-cell table:style-name="ce4" table:formula="of:=COS(RADIANS([.AA$4])) * SIN(RADIANS([.$A65]))" office:value-type="float" office:value="0.496731764892154" calcext:value-type="float">
            <text:p>0,50</text:p>
          </table:table-cell>
          <table:table-cell table:style-name="ce4" table:formula="of:=COS(RADIANS([.AB$4])) * SIN(RADIANS([.$A65]))" office:value-type="float" office:value="0.484275260021646" calcext:value-type="float">
            <text:p>0,48</text:p>
          </table:table-cell>
          <table:table-cell table:style-name="ce4" table:formula="of:=COS(RADIANS([.AC$4])) * SIN(RADIANS([.$A65]))" office:value-type="float" office:value="0.471671240215656" calcext:value-type="float">
            <text:p>0,47</text:p>
          </table:table-cell>
          <table:table-cell table:style-name="ce4" table:formula="of:=COS(RADIANS([.AD$4])) * SIN(RADIANS([.$A65]))" office:value-type="float" office:value="0.458923544780714" calcext:value-type="float">
            <text:p>0,46</text:p>
          </table:table-cell>
          <table:table-cell table:style-name="ce4" table:formula="of:=COS(RADIANS([.AE$4])) * SIN(RADIANS([.$A65]))" office:value-type="float" office:value="0.44603605678834" calcext:value-type="float">
            <text:p>0,45</text:p>
          </table:table-cell>
          <table:table-cell table:style-name="ce4" table:formula="of:=COS(RADIANS([.AF$4])) * SIN(RADIANS([.$A65]))" office:value-type="float" office:value="0.433012701892219" calcext:value-type="float">
            <text:p>0,43</text:p>
          </table:table-cell>
          <table:table-cell table:style-name="ce4" table:formula="of:=COS(RADIANS([.AG$4])) * SIN(RADIANS([.$A65]))" office:value-type="float" office:value="0.419857447132414" calcext:value-type="float">
            <text:p>0,42</text:p>
          </table:table-cell>
          <table:table-cell table:style-name="ce4" table:formula="of:=COS(RADIANS([.AH$4])) * SIN(RADIANS([.$A65]))" office:value-type="float" office:value="0.406574299726963" calcext:value-type="float">
            <text:p>0,41</text:p>
          </table:table-cell>
          <table:table-cell table:style-name="ce4" table:formula="of:=COS(RADIANS([.AI$4])) * SIN(RADIANS([.$A65]))" office:value-type="float" office:value="0.39316730585124" calcext:value-type="float">
            <text:p>0,39</text:p>
          </table:table-cell>
          <table:table-cell table:style-name="ce4" table:formula="of:=COS(RADIANS([.AJ$4])) * SIN(RADIANS([.$A65]))" office:value-type="float" office:value="0.379640549405458" calcext:value-type="float">
            <text:p>0,38</text:p>
          </table:table-cell>
          <table:table-cell table:style-name="ce4" table:formula="of:=COS(RADIANS([.AK$4])) * SIN(RADIANS([.$A65]))" office:value-type="float" office:value="0.365998150770667" calcext:value-type="float">
            <text:p>0,37</text:p>
          </table:table-cell>
          <table:table-cell table:style-name="ce4" table:formula="of:=COS(RADIANS([.AL$4])) * SIN(RADIANS([.$A65]))" office:value-type="float" office:value="0.352244265553647" calcext:value-type="float">
            <text:p>0,35</text:p>
          </table:table-cell>
          <table:table-cell table:style-name="ce4" table:formula="of:=COS(RADIANS([.AM$4])) * SIN(RADIANS([.$A65]))" office:value-type="float" office:value="0.338383083321073" calcext:value-type="float">
            <text:p>0,34</text:p>
          </table:table-cell>
          <table:table-cell table:style-name="ce4" table:formula="of:=COS(RADIANS([.AN$4])) * SIN(RADIANS([.$A65]))" office:value-type="float" office:value="0.324418826323328" calcext:value-type="float">
            <text:p>0,32</text:p>
          </table:table-cell>
          <table:table-cell table:style-name="ce4" table:formula="of:=COS(RADIANS([.AO$4])) * SIN(RADIANS([.$A65]))" office:value-type="float" office:value="0.31035574820837" calcext:value-type="float">
            <text:p>0,31</text:p>
          </table:table-cell>
          <table:table-cell table:style-name="ce4" table:formula="of:=COS(RADIANS([.AP$4])) * SIN(RADIANS([.$A65]))" office:value-type="float" office:value="0.296198132726024" calcext:value-type="float">
            <text:p>0,30</text:p>
          </table:table-cell>
          <table:table-cell table:style-name="ce4" table:formula="of:=COS(RADIANS([.AQ$4])) * SIN(RADIANS([.$A65]))" office:value-type="float" office:value="0.281950292423114" calcext:value-type="float">
            <text:p>0,28</text:p>
          </table:table-cell>
          <table:table-cell table:style-name="ce4" table:formula="of:=COS(RADIANS([.AR$4])) * SIN(RADIANS([.$A65]))" office:value-type="float" office:value="0.267616567329817" calcext:value-type="float">
            <text:p>0,27</text:p>
          </table:table-cell>
          <table:table-cell table:style-name="ce4" table:formula="of:=COS(RADIANS([.AS$4])) * SIN(RADIANS([.$A65]))" office:value-type="float" office:value="0.253201323637653" calcext:value-type="float">
            <text:p>0,25</text:p>
          </table:table-cell>
          <table:table-cell table:style-name="ce4" table:formula="of:=COS(RADIANS([.AT$4])) * SIN(RADIANS([.$A65]))" office:value-type="float" office:value="0.238708952369492" calcext:value-type="float">
            <text:p>0,24</text:p>
          </table:table-cell>
          <table:table-cell table:style-name="ce4" table:formula="of:=COS(RADIANS([.AU$4])) * SIN(RADIANS([.$A65]))" office:value-type="float" office:value="0.224143868042013" calcext:value-type="float">
            <text:p>0,22</text:p>
          </table:table-cell>
          <table:table-cell table:style-name="ce4" table:formula="of:=COS(RADIANS([.AV$4])) * SIN(RADIANS([.$A65]))" office:value-type="float" office:value="0.209510507320999" calcext:value-type="float">
            <text:p>0,21</text:p>
          </table:table-cell>
          <table:table-cell table:style-name="ce4" table:formula="of:=COS(RADIANS([.AW$4])) * SIN(RADIANS([.$A65]))" office:value-type="float" office:value="0.194813327669881" calcext:value-type="float">
            <text:p>0,19</text:p>
          </table:table-cell>
          <table:table-cell table:style-name="ce4" table:formula="of:=COS(RADIANS([.AX$4])) * SIN(RADIANS([.$A65]))" office:value-type="float" office:value="0.180056805991955" calcext:value-type="float">
            <text:p>0,18</text:p>
          </table:table-cell>
          <table:table-cell table:style-name="ce4" table:formula="of:=COS(RADIANS([.AY$4])) * SIN(RADIANS([.$A65]))" office:value-type="float" office:value="0.165245437266675" calcext:value-type="float">
            <text:p>0,17</text:p>
          </table:table-cell>
          <table:table-cell table:style-name="ce4" table:formula="of:=COS(RADIANS([.AZ$4])) * SIN(RADIANS([.$A65]))" office:value-type="float" office:value="0.150383733180435" calcext:value-type="float">
            <text:p>0,15</text:p>
          </table:table-cell>
          <table:table-cell table:style-name="ce4" table:formula="of:=COS(RADIANS([.BA$4])) * SIN(RADIANS([.$A65]))" office:value-type="float" office:value="0.135476220752269" calcext:value-type="float">
            <text:p>0,14</text:p>
          </table:table-cell>
          <table:table-cell table:style-name="ce4" table:formula="of:=COS(RADIANS([.BB$4])) * SIN(RADIANS([.$A65]))" office:value-type="float" office:value="0.120527440954873" calcext:value-type="float">
            <text:p>0,12</text:p>
          </table:table-cell>
          <table:table-cell table:style-name="ce4" table:formula="of:=COS(RADIANS([.BC$4])) * SIN(RADIANS([.$A65]))" office:value-type="float" office:value="0.105541947331387" calcext:value-type="float">
            <text:p>0,11</text:p>
          </table:table-cell>
          <table:table-cell table:style-name="ce4" table:formula="of:=COS(RADIANS([.BD$4])) * SIN(RADIANS([.$A65]))" office:value-type="float" office:value="0.0905243046083364" calcext:value-type="float">
            <text:p>0,09</text:p>
          </table:table-cell>
          <table:table-cell table:style-name="ce4" table:formula="of:=COS(RADIANS([.BE$4])) * SIN(RADIANS([.$A65]))" office:value-type="float" office:value="0.0754790873051735" calcext:value-type="float">
            <text:p>0,08</text:p>
          </table:table-cell>
          <table:table-cell table:style-name="ce4" table:formula="of:=COS(RADIANS([.BF$4])) * SIN(RADIANS([.$A65]))" office:value-type="float" office:value="0.0604108783408346" calcext:value-type="float">
            <text:p>0,06</text:p>
          </table:table-cell>
          <table:table-cell table:style-name="ce4" table:formula="of:=COS(RADIANS([.BG$4])) * SIN(RADIANS([.$A65]))" office:value-type="float" office:value="0.0453242676377403" calcext:value-type="float">
            <text:p>0,05</text:p>
          </table:table-cell>
          <table:table-cell table:style-name="ce4" table:formula="of:=COS(RADIANS([.BH$4])) * SIN(RADIANS([.$A65]))" office:value-type="float" office:value="0.037775497555895" calcext:value-type="float">
            <text:p>0,04</text:p>
          </table:table-cell>
          <table:table-cell table:style-name="ce4" table:formula="of:=COS(RADIANS([.BI$4])) * SIN(RADIANS([.$A65]))" office:value-type="float" office:value="0.0302238507236572" calcext:value-type="float">
            <text:p>0,03</text:p>
          </table:table-cell>
          <table:table-cell table:style-name="ce4" table:formula="of:=COS(RADIANS([.BJ$4])) * SIN(RADIANS([.$A65]))" office:value-type="float" office:value="0.0226699022281704" calcext:value-type="float">
            <text:p>0,02</text:p>
          </table:table-cell>
          <table:table-cell table:style-name="ce4" table:formula="of:=COS(RADIANS([.BK$4])) * SIN(RADIANS([.$A65]))" office:value-type="float" office:value="0.0151142273318587" calcext:value-type="float">
            <text:p>0,02</text:p>
          </table:table-cell>
          <table:table-cell table:style-name="ce4" table:formula="of:=COS(RADIANS([.BL$4])) * SIN(RADIANS([.$A65]))" office:value-type="float" office:value="0.00755740142861849" calcext:value-type="float">
            <text:p>0,01</text:p>
          </table:table-cell>
          <table:table-cell table:style-name="ce4" table:formula="of:=COS(RADIANS([.BM$4])) * SIN(RADIANS([.$A65]))" office:value-type="float" office:value="5.30287619362453E-017" calcext:value-type="float">
            <text:p>0,00</text:p>
          </table:table-cell>
          <table:table-cell table:formula="of:=90-[.A65]" office:value-type="float" office:value="30" calcext:value-type="float">
            <text:p>30</text:p>
          </table:table-cell>
          <table:table-cell table:number-columns-repeated="958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table:style-name="ce4" table:formula="of:=COS(RADIANS([.B$4])) * SIN(RADIANS([.$A66]))" office:value-type="float" office:value="0.874619707139396" calcext:value-type="float">
            <text:p>0,87</text:p>
          </table:table-cell>
          <table:table-cell table:style-name="ce4" table:formula="of:=COS(RADIANS([.C$4])) * SIN(RADIANS([.$A66]))" office:value-type="float" office:value="0.871291515098821" calcext:value-type="float">
            <text:p>0,87</text:p>
          </table:table-cell>
          <table:table-cell table:style-name="ce4" table:formula="of:=COS(RADIANS([.D$4])) * SIN(RADIANS([.$A66]))" office:value-type="float" office:value="0.861332268528144" calcext:value-type="float">
            <text:p>0,86</text:p>
          </table:table-cell>
          <table:table-cell table:style-name="ce4" table:formula="of:=COS(RADIANS([.E$4])) * SIN(RADIANS([.$A66]))" office:value-type="float" office:value="0.844817763307324" calcext:value-type="float">
            <text:p>0,84</text:p>
          </table:table-cell>
          <table:table-cell table:style-name="ce4" table:formula="of:=COS(RADIANS([.F$4])) * SIN(RADIANS([.$A66]))" office:value-type="float" office:value="0.821873684792823" calcext:value-type="float">
            <text:p>0,82</text:p>
          </table:table-cell>
          <table:table-cell table:style-name="ce4" table:formula="of:=COS(RADIANS([.G$4])) * SIN(RADIANS([.$A66]))" office:value-type="float" office:value="0.799004860621897" calcext:value-type="float">
            <text:p>0,80</text:p>
          </table:table-cell>
          <table:table-cell table:style-name="ce4" table:formula="of:=COS(RADIANS([.H$4])) * SIN(RADIANS([.$A66]))" office:value-type="float" office:value="0.779291865244921" calcext:value-type="float">
            <text:p>0,78</text:p>
          </table:table-cell>
          <table:table-cell table:style-name="ce4" table:formula="of:=COS(RADIANS([.I$4])) * SIN(RADIANS([.$A66]))" office:value-type="float" office:value="0.757442885033223" calcext:value-type="float">
            <text:p>0,76</text:p>
          </table:table-cell>
          <table:table-cell table:style-name="ce4" table:formula="of:=COS(RADIANS([.J$4])) * SIN(RADIANS([.$A66]))" office:value-type="float" office:value="0.741719577500455" calcext:value-type="float">
            <text:p>0,74</text:p>
          </table:table-cell>
          <table:table-cell table:style-name="ce4" table:formula="of:=COS(RADIANS([.K$4])) * SIN(RADIANS([.$A66]))" office:value-type="float" office:value="0.725092598915646" calcext:value-type="float">
            <text:p>0,73</text:p>
          </table:table-cell>
          <table:table-cell table:style-name="ce4" table:formula="of:=COS(RADIANS([.L$4])) * SIN(RADIANS([.$A66]))" office:value-type="float" office:value="0.707582206691011" calcext:value-type="float">
            <text:p>0,71</text:p>
          </table:table-cell>
          <table:table-cell table:style-name="ce4" table:formula="of:=COS(RADIANS([.M$4])) * SIN(RADIANS([.$A66]))" office:value-type="float" office:value="0.689209734542206" calcext:value-type="float">
            <text:p>0,69</text:p>
          </table:table-cell>
          <table:table-cell table:style-name="ce4" table:formula="of:=COS(RADIANS([.N$4])) * SIN(RADIANS([.$A66]))" office:value-type="float" office:value="0.669997566496482" calcext:value-type="float">
            <text:p>0,67</text:p>
          </table:table-cell>
          <table:table-cell table:style-name="ce4" table:formula="of:=COS(RADIANS([.O$4])) * SIN(RADIANS([.$A66]))" office:value-type="float" office:value="0.649969109621196" calcext:value-type="float">
            <text:p>0,65</text:p>
          </table:table-cell>
          <table:table-cell table:style-name="ce4" table:formula="of:=COS(RADIANS([.P$4])) * SIN(RADIANS([.$A66]))" office:value-type="float" office:value="0.629148765505903" calcext:value-type="float">
            <text:p>0,63</text:p>
          </table:table-cell>
          <table:table-cell table:style-name="ce4" table:formula="of:=COS(RADIANS([.Q$4])) * SIN(RADIANS([.$A66]))" office:value-type="float" office:value="0.618449525877659" calcext:value-type="float">
            <text:p>0,62</text:p>
          </table:table-cell>
          <table:table-cell table:style-name="ce4" table:formula="of:=COS(RADIANS([.R$4])) * SIN(RADIANS([.$A66]))" office:value-type="float" office:value="0.607561900532778" calcext:value-type="float">
            <text:p>0,61</text:p>
          </table:table-cell>
          <table:table-cell table:style-name="ce4" table:formula="of:=COS(RADIANS([.S$4])) * SIN(RADIANS([.$A66]))" office:value-type="float" office:value="0.596489205947411" calcext:value-type="float">
            <text:p>0,60</text:p>
          </table:table-cell>
          <table:table-cell table:style-name="ce4" table:formula="of:=COS(RADIANS([.T$4])) * SIN(RADIANS([.$A66]))" office:value-type="float" office:value="0.585234814971591" calcext:value-type="float">
            <text:p>0,59</text:p>
          </table:table-cell>
          <table:table-cell table:style-name="ce4" table:formula="of:=COS(RADIANS([.U$4])) * SIN(RADIANS([.$A66]))" office:value-type="float" office:value="0.573802155801834" calcext:value-type="float">
            <text:p>0,57</text:p>
          </table:table-cell>
          <table:table-cell table:style-name="ce4" table:formula="of:=COS(RADIANS([.V$4])) * SIN(RADIANS([.$A66]))" office:value-type="float" office:value="0.562194710936873" calcext:value-type="float">
            <text:p>0,56</text:p>
          </table:table-cell>
          <table:table-cell table:style-name="ce4" table:formula="of:=COS(RADIANS([.W$4])) * SIN(RADIANS([.$A66]))" office:value-type="float" office:value="0.550416016116859" calcext:value-type="float">
            <text:p>0,55</text:p>
          </table:table-cell>
          <table:table-cell table:style-name="ce4" table:formula="of:=COS(RADIANS([.X$4])) * SIN(RADIANS([.$A66]))" office:value-type="float" office:value="0.538469659246336" calcext:value-type="float">
            <text:p>0,54</text:p>
          </table:table-cell>
          <table:table-cell table:style-name="ce4" table:formula="of:=COS(RADIANS([.Y$4])) * SIN(RADIANS([.$A66]))" office:value-type="float" office:value="0.526359279301333" calcext:value-type="float">
            <text:p>0,53</text:p>
          </table:table-cell>
          <table:table-cell table:style-name="ce4" table:formula="of:=COS(RADIANS([.Z$4])) * SIN(RADIANS([.$A66]))" office:value-type="float" office:value="0.514088565220899" calcext:value-type="float">
            <text:p>0,51</text:p>
          </table:table-cell>
          <table:table-cell table:style-name="ce4" table:formula="of:=COS(RADIANS([.AA$4])) * SIN(RADIANS([.$A66]))" office:value-type="float" office:value="0.50166125478341" calcext:value-type="float">
            <text:p>0,50</text:p>
          </table:table-cell>
          <table:table-cell table:style-name="ce4" table:formula="of:=COS(RADIANS([.AB$4])) * SIN(RADIANS([.$A66]))" office:value-type="float" office:value="0.489081133468013" calcext:value-type="float">
            <text:p>0,49</text:p>
          </table:table-cell>
          <table:table-cell table:style-name="ce4" table:formula="of:=COS(RADIANS([.AC$4])) * SIN(RADIANS([.$A66]))" office:value-type="float" office:value="0.476352033301526" calcext:value-type="float">
            <text:p>0,48</text:p>
          </table:table-cell>
          <table:table-cell table:style-name="ce4" table:formula="of:=COS(RADIANS([.AD$4])) * SIN(RADIANS([.$A66]))" office:value-type="float" office:value="0.46347783169117" calcext:value-type="float">
            <text:p>0,46</text:p>
          </table:table-cell>
          <table:table-cell table:style-name="ce4" table:formula="of:=COS(RADIANS([.AE$4])) * SIN(RADIANS([.$A66]))" office:value-type="float" office:value="0.45046245024347" calcext:value-type="float">
            <text:p>0,45</text:p>
          </table:table-cell>
          <table:table-cell table:style-name="ce4" table:formula="of:=COS(RADIANS([.AF$4])) * SIN(RADIANS([.$A66]))" office:value-type="float" office:value="0.437309853569698" calcext:value-type="float">
            <text:p>0,44</text:p>
          </table:table-cell>
          <table:table-cell table:style-name="ce4" table:formula="of:=COS(RADIANS([.AG$4])) * SIN(RADIANS([.$A66]))" office:value-type="float" office:value="0.424024048078213" calcext:value-type="float">
            <text:p>0,42</text:p>
          </table:table-cell>
          <table:table-cell table:style-name="ce4" table:formula="of:=COS(RADIANS([.AH$4])) * SIN(RADIANS([.$A66]))" office:value-type="float" office:value="0.41060908075407" calcext:value-type="float">
            <text:p>0,41</text:p>
          </table:table-cell>
          <table:table-cell table:style-name="ce4" table:formula="of:=COS(RADIANS([.AI$4])) * SIN(RADIANS([.$A66]))" office:value-type="float" office:value="0.39706903792627" calcext:value-type="float">
            <text:p>0,40</text:p>
          </table:table-cell>
          <table:table-cell table:style-name="ce4" table:formula="of:=COS(RADIANS([.AJ$4])) * SIN(RADIANS([.$A66]))" office:value-type="float" office:value="0.383408044023024" calcext:value-type="float">
            <text:p>0,38</text:p>
          </table:table-cell>
          <table:table-cell table:style-name="ce4" table:formula="of:=COS(RADIANS([.AK$4])) * SIN(RADIANS([.$A66]))" office:value-type="float" office:value="0.369630260315411" calcext:value-type="float">
            <text:p>0,37</text:p>
          </table:table-cell>
          <table:table-cell table:style-name="ce4" table:formula="of:=COS(RADIANS([.AL$4])) * SIN(RADIANS([.$A66]))" office:value-type="float" office:value="0.355739883649817" calcext:value-type="float">
            <text:p>0,36</text:p>
          </table:table-cell>
          <table:table-cell table:style-name="ce4" table:formula="of:=COS(RADIANS([.AM$4])) * SIN(RADIANS([.$A66]))" office:value-type="float" office:value="0.341741145169534" calcext:value-type="float">
            <text:p>0,34</text:p>
          </table:table-cell>
          <table:table-cell table:style-name="ce4" table:formula="of:=COS(RADIANS([.AN$4])) * SIN(RADIANS([.$A66]))" office:value-type="float" office:value="0.327638309025912" calcext:value-type="float">
            <text:p>0,33</text:p>
          </table:table-cell>
          <table:table-cell table:style-name="ce4" table:formula="of:=COS(RADIANS([.AO$4])) * SIN(RADIANS([.$A66]))" office:value-type="float" office:value="0.313435671079456" calcext:value-type="float">
            <text:p>0,31</text:p>
          </table:table-cell>
          <table:table-cell table:style-name="ce4" table:formula="of:=COS(RADIANS([.AP$4])) * SIN(RADIANS([.$A66]))" office:value-type="float" office:value="0.299137557591271" calcext:value-type="float">
            <text:p>0,30</text:p>
          </table:table-cell>
          <table:table-cell table:style-name="ce4" table:formula="of:=COS(RADIANS([.AQ$4])) * SIN(RADIANS([.$A66]))" office:value-type="float" office:value="0.284748323905232" calcext:value-type="float">
            <text:p>0,28</text:p>
          </table:table-cell>
          <table:table-cell table:style-name="ce4" table:formula="of:=COS(RADIANS([.AR$4])) * SIN(RADIANS([.$A66]))" office:value-type="float" office:value="0.270272353121313" calcext:value-type="float">
            <text:p>0,27</text:p>
          </table:table-cell>
          <table:table-cell table:style-name="ce4" table:formula="of:=COS(RADIANS([.AS$4])) * SIN(RADIANS([.$A66]))" office:value-type="float" office:value="0.255714054760446" calcext:value-type="float">
            <text:p>0,26</text:p>
          </table:table-cell>
          <table:table-cell table:style-name="ce4" table:formula="of:=COS(RADIANS([.AT$4])) * SIN(RADIANS([.$A66]))" office:value-type="float" office:value="0.241077863421341" calcext:value-type="float">
            <text:p>0,24</text:p>
          </table:table-cell>
          <table:table-cell table:style-name="ce4" table:formula="of:=COS(RADIANS([.AU$4])) * SIN(RADIANS([.$A66]))" office:value-type="float" office:value="0.226368237429665" calcext:value-type="float">
            <text:p>0,23</text:p>
          </table:table-cell>
          <table:table-cell table:style-name="ce4" table:formula="of:=COS(RADIANS([.AV$4])) * SIN(RADIANS([.$A66]))" office:value-type="float" office:value="0.211589657479989" calcext:value-type="float">
            <text:p>0,21</text:p>
          </table:table-cell>
          <table:table-cell table:style-name="ce4" table:formula="of:=COS(RADIANS([.AW$4])) * SIN(RADIANS([.$A66]))" office:value-type="float" office:value="0.19674662527093" calcext:value-type="float">
            <text:p>0,20</text:p>
          </table:table-cell>
          <table:table-cell table:style-name="ce4" table:formula="of:=COS(RADIANS([.AX$4])) * SIN(RADIANS([.$A66]))" office:value-type="float" office:value="0.181843662133885" calcext:value-type="float">
            <text:p>0,18</text:p>
          </table:table-cell>
          <table:table-cell table:style-name="ce4" table:formula="of:=COS(RADIANS([.AY$4])) * SIN(RADIANS([.$A66]))" office:value-type="float" office:value="0.166885307655796" calcext:value-type="float">
            <text:p>0,17</text:p>
          </table:table-cell>
          <table:table-cell table:style-name="ce4" table:formula="of:=COS(RADIANS([.AZ$4])) * SIN(RADIANS([.$A66]))" office:value-type="float" office:value="0.15187611829634" calcext:value-type="float">
            <text:p>0,15</text:p>
          </table:table-cell>
          <table:table-cell table:style-name="ce4" table:formula="of:=COS(RADIANS([.BA$4])) * SIN(RADIANS([.$A66]))" office:value-type="float" office:value="0.136820665999995" calcext:value-type="float">
            <text:p>0,14</text:p>
          </table:table-cell>
          <table:table-cell table:style-name="ce4" table:formula="of:=COS(RADIANS([.BB$4])) * SIN(RADIANS([.$A66]))" office:value-type="float" office:value="0.121723536803374" calcext:value-type="float">
            <text:p>0,12</text:p>
          </table:table-cell>
          <table:table-cell table:style-name="ce4" table:formula="of:=COS(RADIANS([.BC$4])) * SIN(RADIANS([.$A66]))" office:value-type="float" office:value="0.106589329438281" calcext:value-type="float">
            <text:p>0,11</text:p>
          </table:table-cell>
          <table:table-cell table:style-name="ce4" table:formula="of:=COS(RADIANS([.BD$4])) * SIN(RADIANS([.$A66]))" office:value-type="float" office:value="0.0914226539308861" calcext:value-type="float">
            <text:p>0,09</text:p>
          </table:table-cell>
          <table:table-cell table:style-name="ce4" table:formula="of:=COS(RADIANS([.BE$4])) * SIN(RADIANS([.$A66]))" office:value-type="float" office:value="0.0762281301974735" calcext:value-type="float">
            <text:p>0,08</text:p>
          </table:table-cell>
          <table:table-cell table:style-name="ce4" table:formula="of:=COS(RADIANS([.BF$4])) * SIN(RADIANS([.$A66]))" office:value-type="float" office:value="0.0610103866371638" calcext:value-type="float">
            <text:p>0,06</text:p>
          </table:table-cell>
          <table:table-cell table:style-name="ce4" table:formula="of:=COS(RADIANS([.BG$4])) * SIN(RADIANS([.$A66]))" office:value-type="float" office:value="0.0457740587220639" calcext:value-type="float">
            <text:p>0,05</text:p>
          </table:table-cell>
          <table:table-cell table:style-name="ce4" table:formula="of:=COS(RADIANS([.BH$4])) * SIN(RADIANS([.$A66]))" office:value-type="float" office:value="0.03815037580307" calcext:value-type="float">
            <text:p>0,04</text:p>
          </table:table-cell>
          <table:table-cell table:style-name="ce4" table:formula="of:=COS(RADIANS([.BI$4])) * SIN(RADIANS([.$A66]))" office:value-type="float" office:value="0.0305237875852538" calcext:value-type="float">
            <text:p>0,03</text:p>
          </table:table-cell>
          <table:table-cell table:style-name="ce4" table:formula="of:=COS(RADIANS([.BJ$4])) * SIN(RADIANS([.$A66]))" office:value-type="float" office:value="0.0228948748628353" calcext:value-type="float">
            <text:p>0,02</text:p>
          </table:table-cell>
          <table:table-cell table:style-name="ce4" table:formula="of:=COS(RADIANS([.BK$4])) * SIN(RADIANS([.$A66]))" office:value-type="float" office:value="0.0152642186070547" calcext:value-type="float">
            <text:p>0,02</text:p>
          </table:table-cell>
          <table:table-cell table:style-name="ce4" table:formula="of:=COS(RADIANS([.BL$4])) * SIN(RADIANS([.$A66]))" office:value-type="float" office:value="0.00763239992192932" calcext:value-type="float">
            <text:p>0,01</text:p>
          </table:table-cell>
          <table:table-cell table:style-name="ce4" table:formula="of:=COS(RADIANS([.BM$4])) * SIN(RADIANS([.$A66]))" office:value-type="float" office:value="5.35550112409728E-017" calcext:value-type="float">
            <text:p>0,00</text:p>
          </table:table-cell>
          <table:table-cell table:formula="of:=90-[.A66]" office:value-type="float" office:value="29" calcext:value-type="float">
            <text:p>29</text:p>
          </table:table-cell>
          <table:table-cell table:number-columns-repeated="958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table:style-name="ce4" table:formula="of:=COS(RADIANS([.B$4])) * SIN(RADIANS([.$A67]))" office:value-type="float" office:value="0.882947592858927" calcext:value-type="float">
            <text:p>0,88</text:p>
          </table:table-cell>
          <table:table-cell table:style-name="ce4" table:formula="of:=COS(RADIANS([.C$4])) * SIN(RADIANS([.$A67]))" office:value-type="float" office:value="0.879587710698932" calcext:value-type="float">
            <text:p>0,88</text:p>
          </table:table-cell>
          <table:table-cell table:style-name="ce4" table:formula="of:=COS(RADIANS([.D$4])) * SIN(RADIANS([.$A67]))" office:value-type="float" office:value="0.869533634950938" calcext:value-type="float">
            <text:p>0,87</text:p>
          </table:table-cell>
          <table:table-cell table:style-name="ce4" table:formula="of:=COS(RADIANS([.E$4])) * SIN(RADIANS([.$A67]))" office:value-type="float" office:value="0.852861883202203" calcext:value-type="float">
            <text:p>0,85</text:p>
          </table:table-cell>
          <table:table-cell table:style-name="ce4" table:formula="of:=COS(RADIANS([.F$4])) * SIN(RADIANS([.$A67]))" office:value-type="float" office:value="0.829699337550214" calcext:value-type="float">
            <text:p>0,83</text:p>
          </table:table-cell>
          <table:table-cell table:style-name="ce4" table:formula="of:=COS(RADIANS([.G$4])) * SIN(RADIANS([.$A67]))" office:value-type="float" office:value="0.806612762792741" calcext:value-type="float">
            <text:p>0,81</text:p>
          </table:table-cell>
          <table:table-cell table:style-name="ce4" table:formula="of:=COS(RADIANS([.H$4])) * SIN(RADIANS([.$A67]))" office:value-type="float" office:value="0.786712065753719" calcext:value-type="float">
            <text:p>0,79</text:p>
          </table:table-cell>
          <table:table-cell table:style-name="ce4" table:formula="of:=COS(RADIANS([.I$4])) * SIN(RADIANS([.$A67]))" office:value-type="float" office:value="0.76465504562615" calcext:value-type="float">
            <text:p>0,76</text:p>
          </table:table-cell>
          <table:table-cell table:style-name="ce4" table:formula="of:=COS(RADIANS([.J$4])) * SIN(RADIANS([.$A67]))" office:value-type="float" office:value="0.748782025129912" calcext:value-type="float">
            <text:p>0,75</text:p>
          </table:table-cell>
          <table:table-cell table:style-name="ce4" table:formula="of:=COS(RADIANS([.K$4])) * SIN(RADIANS([.$A67]))" office:value-type="float" office:value="0.731996729077082" calcext:value-type="float">
            <text:p>0,73</text:p>
          </table:table-cell>
          <table:table-cell table:style-name="ce4" table:formula="of:=COS(RADIANS([.L$4])) * SIN(RADIANS([.$A67]))" office:value-type="float" office:value="0.714319607765324" calcext:value-type="float">
            <text:p>0,71</text:p>
          </table:table-cell>
          <table:table-cell table:style-name="ce4" table:formula="of:=COS(RADIANS([.M$4])) * SIN(RADIANS([.$A67]))" office:value-type="float" office:value="0.695772198044004" calcext:value-type="float">
            <text:p>0,70</text:p>
          </table:table-cell>
          <table:table-cell table:style-name="ce4" table:formula="of:=COS(RADIANS([.N$4])) * SIN(RADIANS([.$A67]))" office:value-type="float" office:value="0.676377097074859" calcext:value-type="float">
            <text:p>0,68</text:p>
          </table:table-cell>
          <table:table-cell table:style-name="ce4" table:formula="of:=COS(RADIANS([.O$4])) * SIN(RADIANS([.$A67]))" office:value-type="float" office:value="0.656157934800832" calcext:value-type="float">
            <text:p>0,66</text:p>
          </table:table-cell>
          <table:table-cell table:style-name="ce4" table:formula="of:=COS(RADIANS([.P$4])) * SIN(RADIANS([.$A67]))" office:value-type="float" office:value="0.635139345156633" calcext:value-type="float">
            <text:p>0,64</text:p>
          </table:table-cell>
          <table:table-cell table:style-name="ce4" table:formula="of:=COS(RADIANS([.Q$4])) * SIN(RADIANS([.$A67]))" office:value-type="float" office:value="0.624338230342886" calcext:value-type="float">
            <text:p>0,62</text:p>
          </table:table-cell>
          <table:table-cell table:style-name="ce4" table:formula="of:=COS(RADIANS([.R$4])) * SIN(RADIANS([.$A67]))" office:value-type="float" office:value="0.613346936056076" calcext:value-type="float">
            <text:p>0,61</text:p>
          </table:table-cell>
          <table:table-cell table:style-name="ce4" table:formula="of:=COS(RADIANS([.S$4])) * SIN(RADIANS([.$A67]))" office:value-type="float" office:value="0.602168810350919" calcext:value-type="float">
            <text:p>0,60</text:p>
          </table:table-cell>
          <table:table-cell table:style-name="ce4" table:formula="of:=COS(RADIANS([.T$4])) * SIN(RADIANS([.$A67]))" office:value-type="float" office:value="0.590807258192788" calcext:value-type="float">
            <text:p>0,59</text:p>
          </table:table-cell>
          <table:table-cell table:style-name="ce4" table:formula="of:=COS(RADIANS([.U$4])) * SIN(RADIANS([.$A67]))" office:value-type="float" office:value="0.579265740420533" calcext:value-type="float">
            <text:p>0,58</text:p>
          </table:table-cell>
          <table:table-cell table:style-name="ce4" table:formula="of:=COS(RADIANS([.V$4])) * SIN(RADIANS([.$A67]))" office:value-type="float" office:value="0.567547772692273" calcext:value-type="float">
            <text:p>0,57</text:p>
          </table:table-cell>
          <table:table-cell table:style-name="ce4" table:formula="of:=COS(RADIANS([.W$4])) * SIN(RADIANS([.$A67]))" office:value-type="float" office:value="0.555656924414493" calcext:value-type="float">
            <text:p>0,56</text:p>
          </table:table-cell>
          <table:table-cell table:style-name="ce4" table:formula="of:=COS(RADIANS([.X$4])) * SIN(RADIANS([.$A67]))" office:value-type="float" office:value="0.543596817654766" calcext:value-type="float">
            <text:p>0,54</text:p>
          </table:table-cell>
          <table:table-cell table:style-name="ce4" table:formula="of:=COS(RADIANS([.Y$4])) * SIN(RADIANS([.$A67]))" office:value-type="float" office:value="0.53137112603844" calcext:value-type="float">
            <text:p>0,53</text:p>
          </table:table-cell>
          <table:table-cell table:style-name="ce4" table:formula="of:=COS(RADIANS([.Z$4])) * SIN(RADIANS([.$A67]))" office:value-type="float" office:value="0.518983573629616" calcext:value-type="float">
            <text:p>0,52</text:p>
          </table:table-cell>
          <table:table-cell table:style-name="ce4" table:formula="of:=COS(RADIANS([.AA$4])) * SIN(RADIANS([.$A67]))" office:value-type="float" office:value="0.506437933796758" calcext:value-type="float">
            <text:p>0,51</text:p>
          </table:table-cell>
          <table:table-cell table:style-name="ce4" table:formula="of:=COS(RADIANS([.AB$4])) * SIN(RADIANS([.$A67]))" office:value-type="float" office:value="0.49373802806329" calcext:value-type="float">
            <text:p>0,49</text:p>
          </table:table-cell>
          <table:table-cell table:style-name="ce4" table:formula="of:=COS(RADIANS([.AC$4])) * SIN(RADIANS([.$A67]))" office:value-type="float" office:value="0.480887724943527" calcext:value-type="float">
            <text:p>0,48</text:p>
          </table:table-cell>
          <table:table-cell table:style-name="ce4" table:formula="of:=COS(RADIANS([.AD$4])) * SIN(RADIANS([.$A67]))" office:value-type="float" office:value="0.467890938764282" calcext:value-type="float">
            <text:p>0,47</text:p>
          </table:table-cell>
          <table:table-cell table:style-name="ce4" table:formula="of:=COS(RADIANS([.AE$4])) * SIN(RADIANS([.$A67]))" office:value-type="float" office:value="0.454751628472528" calcext:value-type="float">
            <text:p>0,45</text:p>
          </table:table-cell>
          <table:table-cell table:style-name="ce4" table:formula="of:=COS(RADIANS([.AF$4])) * SIN(RADIANS([.$A67]))" office:value-type="float" office:value="0.441473796429464" calcext:value-type="float">
            <text:p>0,44</text:p>
          </table:table-cell>
          <table:table-cell table:style-name="ce4" table:formula="of:=COS(RADIANS([.AG$4])) * SIN(RADIANS([.$A67]))" office:value-type="float" office:value="0.428061487191354" calcext:value-type="float">
            <text:p>0,43</text:p>
          </table:table-cell>
          <table:table-cell table:style-name="ce4" table:formula="of:=COS(RADIANS([.AH$4])) * SIN(RADIANS([.$A67]))" office:value-type="float" office:value="0.414518786277521" calcext:value-type="float">
            <text:p>0,41</text:p>
          </table:table-cell>
          <table:table-cell table:style-name="ce4" table:formula="of:=COS(RADIANS([.AI$4])) * SIN(RADIANS([.$A67]))" office:value-type="float" office:value="0.400849818925854" calcext:value-type="float">
            <text:p>0,40</text:p>
          </table:table-cell>
          <table:table-cell table:style-name="ce4" table:formula="of:=COS(RADIANS([.AJ$4])) * SIN(RADIANS([.$A67]))" office:value-type="float" office:value="0.387058748836223" calcext:value-type="float">
            <text:p>0,39</text:p>
          </table:table-cell>
          <table:table-cell table:style-name="ce4" table:formula="of:=COS(RADIANS([.AK$4])) * SIN(RADIANS([.$A67]))" office:value-type="float" office:value="0.373149776902174" calcext:value-type="float">
            <text:p>0,37</text:p>
          </table:table-cell>
          <table:table-cell table:style-name="ce4" table:formula="of:=COS(RADIANS([.AL$4])) * SIN(RADIANS([.$A67]))" office:value-type="float" office:value="0.359127139931298" calcext:value-type="float">
            <text:p>0,36</text:p>
          </table:table-cell>
          <table:table-cell table:style-name="ce4" table:formula="of:=COS(RADIANS([.AM$4])) * SIN(RADIANS([.$A67]))" office:value-type="float" office:value="0.344995109354656" calcext:value-type="float">
            <text:p>0,34</text:p>
          </table:table-cell>
          <table:table-cell table:style-name="ce4" table:formula="of:=COS(RADIANS([.AN$4])) * SIN(RADIANS([.$A67]))" office:value-type="float" office:value="0.330757989925662" calcext:value-type="float">
            <text:p>0,33</text:p>
          </table:table-cell>
          <table:table-cell table:style-name="ce4" table:formula="of:=COS(RADIANS([.AO$4])) * SIN(RADIANS([.$A67]))" office:value-type="float" office:value="0.316420118408812" calcext:value-type="float">
            <text:p>0,32</text:p>
          </table:table-cell>
          <table:table-cell table:style-name="ce4" table:formula="of:=COS(RADIANS([.AP$4])) * SIN(RADIANS([.$A67]))" office:value-type="float" office:value="0.301985862258664" calcext:value-type="float">
            <text:p>0,30</text:p>
          </table:table-cell>
          <table:table-cell table:style-name="ce4" table:formula="of:=COS(RADIANS([.AQ$4])) * SIN(RADIANS([.$A67]))" office:value-type="float" office:value="0.28745961828947" calcext:value-type="float">
            <text:p>0,29</text:p>
          </table:table-cell>
          <table:table-cell table:style-name="ce4" table:formula="of:=COS(RADIANS([.AR$4])) * SIN(RADIANS([.$A67]))" office:value-type="float" office:value="0.27284581133586" calcext:value-type="float">
            <text:p>0,27</text:p>
          </table:table-cell>
          <table:table-cell table:style-name="ce4" table:formula="of:=COS(RADIANS([.AS$4])) * SIN(RADIANS([.$A67]))" office:value-type="float" office:value="0.258148892905001" calcext:value-type="float">
            <text:p>0,26</text:p>
          </table:table-cell>
          <table:table-cell table:style-name="ce4" table:formula="of:=COS(RADIANS([.AT$4])) * SIN(RADIANS([.$A67]))" office:value-type="float" office:value="0.243373339820619" calcext:value-type="float">
            <text:p>0,24</text:p>
          </table:table-cell>
          <table:table-cell table:style-name="ce4" table:formula="of:=COS(RADIANS([.AU$4])) * SIN(RADIANS([.$A67]))" office:value-type="float" office:value="0.228523652859317" calcext:value-type="float">
            <text:p>0,23</text:p>
          </table:table-cell>
          <table:table-cell table:style-name="ce4" table:formula="of:=COS(RADIANS([.AV$4])) * SIN(RADIANS([.$A67]))" office:value-type="float" office:value="0.213604355379595" calcext:value-type="float">
            <text:p>0,21</text:p>
          </table:table-cell>
          <table:table-cell table:style-name="ce4" table:formula="of:=COS(RADIANS([.AW$4])) * SIN(RADIANS([.$A67]))" office:value-type="float" office:value="0.198619991943993" calcext:value-type="float">
            <text:p>0,20</text:p>
          </table:table-cell>
          <table:table-cell table:style-name="ce4" table:formula="of:=COS(RADIANS([.AX$4])) * SIN(RADIANS([.$A67]))" office:value-type="float" office:value="0.18357512693477" calcext:value-type="float">
            <text:p>0,18</text:p>
          </table:table-cell>
          <table:table-cell table:style-name="ce4" table:formula="of:=COS(RADIANS([.AY$4])) * SIN(RADIANS([.$A67]))" office:value-type="float" office:value="0.16847434316355" calcext:value-type="float">
            <text:p>0,17</text:p>
          </table:table-cell>
          <table:table-cell table:style-name="ce4" table:formula="of:=COS(RADIANS([.AZ$4])) * SIN(RADIANS([.$A67]))" office:value-type="float" office:value="0.153322240475355" calcext:value-type="float">
            <text:p>0,15</text:p>
          </table:table-cell>
          <table:table-cell table:style-name="ce4" table:formula="of:=COS(RADIANS([.BA$4])) * SIN(RADIANS([.$A67]))" office:value-type="float" office:value="0.138123434347446" calcext:value-type="float">
            <text:p>0,14</text:p>
          </table:table-cell>
          <table:table-cell table:style-name="ce4" table:formula="of:=COS(RADIANS([.BB$4])) * SIN(RADIANS([.$A67]))" office:value-type="float" office:value="0.122882554483402" calcext:value-type="float">
            <text:p>0,12</text:p>
          </table:table-cell>
          <table:table-cell table:style-name="ce4" table:formula="of:=COS(RADIANS([.BC$4])) * SIN(RADIANS([.$A67]))" office:value-type="float" office:value="0.107604243402873" calcext:value-type="float">
            <text:p>0,11</text:p>
          </table:table-cell>
          <table:table-cell table:style-name="ce4" table:formula="of:=COS(RADIANS([.BD$4])) * SIN(RADIANS([.$A67]))" office:value-type="float" office:value="0.0922931550274174" calcext:value-type="float">
            <text:p>0,09</text:p>
          </table:table-cell>
          <table:table-cell table:style-name="ce4" table:formula="of:=COS(RADIANS([.BE$4])) * SIN(RADIANS([.$A67]))" office:value-type="float" office:value="0.0769539532628768" calcext:value-type="float">
            <text:p>0,08</text:p>
          </table:table-cell>
          <table:table-cell table:style-name="ce4" table:formula="of:=COS(RADIANS([.BF$4])) * SIN(RADIANS([.$A67]))" office:value-type="float" office:value="0.0615913105787023" calcext:value-type="float">
            <text:p>0,06</text:p>
          </table:table-cell>
          <table:table-cell table:style-name="ce4" table:formula="of:=COS(RADIANS([.BG$4])) * SIN(RADIANS([.$A67]))" office:value-type="float" office:value="0.0462099065846775" calcext:value-type="float">
            <text:p>0,05</text:p>
          </table:table-cell>
          <table:table-cell table:style-name="ce4" table:formula="of:=COS(RADIANS([.BH$4])) * SIN(RADIANS([.$A67]))" office:value-type="float" office:value="0.0385136330762045" calcext:value-type="float">
            <text:p>0,04</text:p>
          </table:table-cell>
          <table:table-cell table:style-name="ce4" table:formula="of:=COS(RADIANS([.BI$4])) * SIN(RADIANS([.$A67]))" office:value-type="float" office:value="0.0308144266054614" calcext:value-type="float">
            <text:p>0,03</text:p>
          </table:table-cell>
          <table:table-cell table:style-name="ce4" table:formula="of:=COS(RADIANS([.BJ$4])) * SIN(RADIANS([.$A67]))" office:value-type="float" office:value="0.0231128734968293" calcext:value-type="float">
            <text:p>0,02</text:p>
          </table:table-cell>
          <table:table-cell table:style-name="ce4" table:formula="of:=COS(RADIANS([.BK$4])) * SIN(RADIANS([.$A67]))" office:value-type="float" office:value="0.0154095602533952" calcext:value-type="float">
            <text:p>0,02</text:p>
          </table:table-cell>
          <table:table-cell table:style-name="ce4" table:formula="of:=COS(RADIANS([.BL$4])) * SIN(RADIANS([.$A67]))" office:value-type="float" office:value="0.00770507351228721" calcext:value-type="float">
            <text:p>0,01</text:p>
          </table:table-cell>
          <table:table-cell table:style-name="ce4" table:formula="of:=COS(RADIANS([.BM$4])) * SIN(RADIANS([.$A67]))" office:value-type="float" office:value="5.40649471704773E-017" calcext:value-type="float">
            <text:p>0,00</text:p>
          </table:table-cell>
          <table:table-cell table:formula="of:=90-[.A67]" office:value-type="float" office:value="28" calcext:value-type="float">
            <text:p>28</text:p>
          </table:table-cell>
          <table:table-cell table:number-columns-repeated="958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table:style-name="ce4" table:formula="of:=COS(RADIANS([.B$4])) * SIN(RADIANS([.$A68]))" office:value-type="float" office:value="0.891006524188368" calcext:value-type="float">
            <text:p>0,89</text:p>
          </table:table-cell>
          <table:table-cell table:style-name="ce4" table:formula="of:=COS(RADIANS([.C$4])) * SIN(RADIANS([.$A68]))" office:value-type="float" office:value="0.887615975361607" calcext:value-type="float">
            <text:p>0,89</text:p>
          </table:table-cell>
          <table:table-cell table:style-name="ce4" table:formula="of:=COS(RADIANS([.D$4])) * SIN(RADIANS([.$A68]))" office:value-type="float" office:value="0.877470133005164" calcext:value-type="float">
            <text:p>0,88</text:p>
          </table:table-cell>
          <table:table-cell table:style-name="ce4" table:formula="of:=COS(RADIANS([.E$4])) * SIN(RADIANS([.$A68]))" office:value-type="float" office:value="0.8606462131056" calcext:value-type="float">
            <text:p>0,86</text:p>
          </table:table-cell>
          <table:table-cell table:style-name="ce4" table:formula="of:=COS(RADIANS([.F$4])) * SIN(RADIANS([.$A68]))" office:value-type="float" office:value="0.83727225585191" calcext:value-type="float">
            <text:p>0,84</text:p>
          </table:table-cell>
          <table:table-cell table:style-name="ce4" table:formula="of:=COS(RADIANS([.G$4])) * SIN(RADIANS([.$A68]))" office:value-type="float" office:value="0.813974962902206" calcext:value-type="float">
            <text:p>0,81</text:p>
          </table:table-cell>
          <table:table-cell table:style-name="ce4" table:formula="of:=COS(RADIANS([.H$4])) * SIN(RADIANS([.$A68]))" office:value-type="float" office:value="0.793892626146237" calcext:value-type="float">
            <text:p>0,79</text:p>
          </table:table-cell>
          <table:table-cell table:style-name="ce4" table:formula="of:=COS(RADIANS([.I$4])) * SIN(RADIANS([.$A68]))" office:value-type="float" office:value="0.771634284884801" calcext:value-type="float">
            <text:p>0,77</text:p>
          </table:table-cell>
          <table:table-cell table:style-name="ce4" table:formula="of:=COS(RADIANS([.J$4])) * SIN(RADIANS([.$A68]))" office:value-type="float" office:value="0.7556163865009" calcext:value-type="float">
            <text:p>0,76</text:p>
          </table:table-cell>
          <table:table-cell table:style-name="ce4" table:formula="of:=COS(RADIANS([.K$4])) * SIN(RADIANS([.$A68]))" office:value-type="float" office:value="0.73867788594383" calcext:value-type="float">
            <text:p>0,74</text:p>
          </table:table-cell>
          <table:table-cell table:style-name="ce4" table:formula="of:=COS(RADIANS([.L$4])) * SIN(RADIANS([.$A68]))" office:value-type="float" office:value="0.720839420167342" calcext:value-type="float">
            <text:p>0,72</text:p>
          </table:table-cell>
          <table:table-cell table:style-name="ce4" table:formula="of:=COS(RADIANS([.M$4])) * SIN(RADIANS([.$A68]))" office:value-type="float" office:value="0.702122722594182" calcext:value-type="float">
            <text:p>0,70</text:p>
          </table:table-cell>
          <table:table-cell table:style-name="ce4" table:formula="of:=COS(RADIANS([.N$4])) * SIN(RADIANS([.$A68]))" office:value-type="float" office:value="0.682550596637254" calcext:value-type="float">
            <text:p>0,68</text:p>
          </table:table-cell>
          <table:table-cell table:style-name="ce4" table:formula="of:=COS(RADIANS([.O$4])) * SIN(RADIANS([.$A68]))" office:value-type="float" office:value="0.662146887917184" calcext:value-type="float">
            <text:p>0,66</text:p>
          </table:table-cell>
          <table:table-cell table:style-name="ce4" table:formula="of:=COS(RADIANS([.P$4])) * SIN(RADIANS([.$A68]))" office:value-type="float" office:value="0.640936455210096" calcext:value-type="float">
            <text:p>0,64</text:p>
          </table:table-cell>
          <table:table-cell table:style-name="ce4" table:formula="of:=COS(RADIANS([.Q$4])) * SIN(RADIANS([.$A68]))" office:value-type="float" office:value="0.630036755335051" calcext:value-type="float">
            <text:p>0,63</text:p>
          </table:table-cell>
          <table:table-cell table:style-name="ce4" table:formula="of:=COS(RADIANS([.R$4])) * SIN(RADIANS([.$A68]))" office:value-type="float" office:value="0.618945140161027" calcext:value-type="float">
            <text:p>0,62</text:p>
          </table:table-cell>
          <table:table-cell table:style-name="ce4" table:formula="of:=COS(RADIANS([.S$4])) * SIN(RADIANS([.$A68]))" office:value-type="float" office:value="0.607664988301454" calcext:value-type="float">
            <text:p>0,61</text:p>
          </table:table-cell>
          <table:table-cell table:style-name="ce4" table:formula="of:=COS(RADIANS([.T$4])) * SIN(RADIANS([.$A68]))" office:value-type="float" office:value="0.596199735799861" calcext:value-type="float">
            <text:p>0,60</text:p>
          </table:table-cell>
          <table:table-cell table:style-name="ce4" table:formula="of:=COS(RADIANS([.U$4])) * SIN(RADIANS([.$A68]))" office:value-type="float" office:value="0.584552875083228" calcext:value-type="float">
            <text:p>0,58</text:p>
          </table:table-cell>
          <table:table-cell table:style-name="ce4" table:formula="of:=COS(RADIANS([.V$4])) * SIN(RADIANS([.$A68]))" office:value-type="float" office:value="0.572727953898153" calcext:value-type="float">
            <text:p>0,57</text:p>
          </table:table-cell>
          <table:table-cell table:style-name="ce4" table:formula="of:=COS(RADIANS([.W$4])) * SIN(RADIANS([.$A68]))" office:value-type="float" office:value="0.56072857423018" calcext:value-type="float">
            <text:p>0,56</text:p>
          </table:table-cell>
          <table:table-cell table:style-name="ce4" table:formula="of:=COS(RADIANS([.X$4])) * SIN(RADIANS([.$A68]))" office:value-type="float" office:value="0.548558391206598" calcext:value-type="float">
            <text:p>0,55</text:p>
          </table:table-cell>
          <table:table-cell table:style-name="ce4" table:formula="of:=COS(RADIANS([.Y$4])) * SIN(RADIANS([.$A68]))" office:value-type="float" office:value="0.536221111983049" calcext:value-type="float">
            <text:p>0,54</text:p>
          </table:table-cell>
          <table:table-cell table:style-name="ce4" table:formula="of:=COS(RADIANS([.Z$4])) * SIN(RADIANS([.$A68]))" office:value-type="float" office:value="0.523720494614299" calcext:value-type="float">
            <text:p>0,52</text:p>
          </table:table-cell>
          <table:table-cell table:style-name="ce4" table:formula="of:=COS(RADIANS([.AA$4])) * SIN(RADIANS([.$A68]))" office:value-type="float" office:value="0.511060346909496" calcext:value-type="float">
            <text:p>0,51</text:p>
          </table:table-cell>
          <table:table-cell table:style-name="ce4" table:formula="of:=COS(RADIANS([.AB$4])) * SIN(RADIANS([.$A68]))" office:value-type="float" office:value="0.498244525272272" calcext:value-type="float">
            <text:p>0,50</text:p>
          </table:table-cell>
          <table:table-cell table:style-name="ce4" table:formula="of:=COS(RADIANS([.AC$4])) * SIN(RADIANS([.$A68]))" office:value-type="float" office:value="0.485276933526046" calcext:value-type="float">
            <text:p>0,49</text:p>
          </table:table-cell>
          <table:table-cell table:style-name="ce4" table:formula="of:=COS(RADIANS([.AD$4])) * SIN(RADIANS([.$A68]))" office:value-type="float" office:value="0.472161521724885" calcext:value-type="float">
            <text:p>0,47</text:p>
          </table:table-cell>
          <table:table-cell table:style-name="ce4" table:formula="of:=COS(RADIANS([.AE$4])) * SIN(RADIANS([.$A68]))" office:value-type="float" office:value="0.458902284950276" calcext:value-type="float">
            <text:p>0,46</text:p>
          </table:table-cell>
          <table:table-cell table:style-name="ce4" table:formula="of:=COS(RADIANS([.AF$4])) * SIN(RADIANS([.$A68]))" office:value-type="float" office:value="0.445503262094184" calcext:value-type="float">
            <text:p>0,45</text:p>
          </table:table-cell>
          <table:table-cell table:style-name="ce4" table:formula="of:=COS(RADIANS([.AG$4])) * SIN(RADIANS([.$A68]))" office:value-type="float" office:value="0.431968534628772" calcext:value-type="float">
            <text:p>0,43</text:p>
          </table:table-cell>
          <table:table-cell table:style-name="ce4" table:formula="of:=COS(RADIANS([.AH$4])) * SIN(RADIANS([.$A68]))" office:value-type="float" office:value="0.418302225363138" calcext:value-type="float">
            <text:p>0,42</text:p>
          </table:table-cell>
          <table:table-cell table:style-name="ce4" table:formula="of:=COS(RADIANS([.AI$4])) * SIN(RADIANS([.$A68]))" office:value-type="float" office:value="0.404508497187474" calcext:value-type="float">
            <text:p>0,40</text:p>
          </table:table-cell>
          <table:table-cell table:style-name="ce4" table:formula="of:=COS(RADIANS([.AJ$4])) * SIN(RADIANS([.$A68]))" office:value-type="float" office:value="0.390591551805005" calcext:value-type="float">
            <text:p>0,39</text:p>
          </table:table-cell>
          <table:table-cell table:style-name="ce4" table:formula="of:=COS(RADIANS([.AK$4])) * SIN(RADIANS([.$A68]))" office:value-type="float" office:value="0.37655562845211" calcext:value-type="float">
            <text:p>0,38</text:p>
          </table:table-cell>
          <table:table-cell table:style-name="ce4" table:formula="of:=COS(RADIANS([.AL$4])) * SIN(RADIANS([.$A68]))" office:value-type="float" office:value="0.362405002607014" calcext:value-type="float">
            <text:p>0,36</text:p>
          </table:table-cell>
          <table:table-cell table:style-name="ce4" table:formula="of:=COS(RADIANS([.AM$4])) * SIN(RADIANS([.$A68]))" office:value-type="float" office:value="0.348143984687426" calcext:value-type="float">
            <text:p>0,35</text:p>
          </table:table-cell>
          <table:table-cell table:style-name="ce4" table:formula="of:=COS(RADIANS([.AN$4])) * SIN(RADIANS([.$A68]))" office:value-type="float" office:value="0.333776918737557" calcext:value-type="float">
            <text:p>0,33</text:p>
          </table:table-cell>
          <table:table-cell table:style-name="ce4" table:formula="of:=COS(RADIANS([.AO$4])) * SIN(RADIANS([.$A68]))" office:value-type="float" office:value="0.31930818110487" calcext:value-type="float">
            <text:p>0,32</text:p>
          </table:table-cell>
          <table:table-cell table:style-name="ce4" table:formula="of:=COS(RADIANS([.AP$4])) * SIN(RADIANS([.$A68]))" office:value-type="float" office:value="0.304742179107012" calcext:value-type="float">
            <text:p>0,30</text:p>
          </table:table-cell>
          <table:table-cell table:style-name="ce4" table:formula="of:=COS(RADIANS([.AQ$4])) * SIN(RADIANS([.$A68]))" office:value-type="float" office:value="0.290083349689293" calcext:value-type="float">
            <text:p>0,29</text:p>
          </table:table-cell>
          <table:table-cell table:style-name="ce4" table:formula="of:=COS(RADIANS([.AR$4])) * SIN(RADIANS([.$A68]))" office:value-type="float" office:value="0.275336158073158" calcext:value-type="float">
            <text:p>0,28</text:p>
          </table:table-cell>
          <table:table-cell table:style-name="ce4" table:formula="of:=COS(RADIANS([.AS$4])) * SIN(RADIANS([.$A68]))" office:value-type="float" office:value="0.260505096396033" calcext:value-type="float">
            <text:p>0,26</text:p>
          </table:table-cell>
          <table:table-cell table:style-name="ce4" table:formula="of:=COS(RADIANS([.AT$4])) * SIN(RADIANS([.$A68]))" office:value-type="float" office:value="0.245594682342977" calcext:value-type="float">
            <text:p>0,25</text:p>
          </table:table-cell>
          <table:table-cell table:style-name="ce4" table:formula="of:=COS(RADIANS([.AU$4])) * SIN(RADIANS([.$A68]))" office:value-type="float" office:value="0.230609457770549" calcext:value-type="float">
            <text:p>0,23</text:p>
          </table:table-cell>
          <table:table-cell table:style-name="ce4" table:formula="of:=COS(RADIANS([.AV$4])) * SIN(RADIANS([.$A68]))" office:value-type="float" office:value="0.215553987323321" calcext:value-type="float">
            <text:p>0,22</text:p>
          </table:table-cell>
          <table:table-cell table:style-name="ce4" table:formula="of:=COS(RADIANS([.AW$4])) * SIN(RADIANS([.$A68]))" office:value-type="float" office:value="0.200432857043436" calcext:value-type="float">
            <text:p>0,20</text:p>
          </table:table-cell>
          <table:table-cell table:style-name="ce4" table:formula="of:=COS(RADIANS([.AX$4])) * SIN(RADIANS([.$A68]))" office:value-type="float" office:value="0.185250672973658" calcext:value-type="float">
            <text:p>0,19</text:p>
          </table:table-cell>
          <table:table-cell table:style-name="ce4" table:formula="of:=COS(RADIANS([.AY$4])) * SIN(RADIANS([.$A68]))" office:value-type="float" office:value="0.17001205975433" calcext:value-type="float">
            <text:p>0,17</text:p>
          </table:table-cell>
          <table:table-cell table:style-name="ce4" table:formula="of:=COS(RADIANS([.AZ$4])) * SIN(RADIANS([.$A68]))" office:value-type="float" office:value="0.154721659214656" calcext:value-type="float">
            <text:p>0,15</text:p>
          </table:table-cell>
          <table:table-cell table:style-name="ce4" table:formula="of:=COS(RADIANS([.BA$4])) * SIN(RADIANS([.$A68]))" office:value-type="float" office:value="0.139384128958763" calcext:value-type="float">
            <text:p>0,14</text:p>
          </table:table-cell>
          <table:table-cell table:style-name="ce4" table:formula="of:=COS(RADIANS([.BB$4])) * SIN(RADIANS([.$A68]))" office:value-type="float" office:value="0.124004140946945" calcext:value-type="float">
            <text:p>0,12</text:p>
          </table:table-cell>
          <table:table-cell table:style-name="ce4" table:formula="of:=COS(RADIANS([.BC$4])) * SIN(RADIANS([.$A68]))" office:value-type="float" office:value="0.108586380072539" calcext:value-type="float">
            <text:p>0,11</text:p>
          </table:table-cell>
          <table:table-cell table:style-name="ce4" table:formula="of:=COS(RADIANS([.BD$4])) * SIN(RADIANS([.$A68]))" office:value-type="float" office:value="0.0931355427348634" calcext:value-type="float">
            <text:p>0,09</text:p>
          </table:table-cell>
          <table:table-cell table:style-name="ce4" table:formula="of:=COS(RADIANS([.BE$4])) * SIN(RADIANS([.$A68]))" office:value-type="float" office:value="0.0776563354086466" calcext:value-type="float">
            <text:p>0,08</text:p>
          </table:table-cell>
          <table:table-cell table:style-name="ce4" table:formula="of:=COS(RADIANS([.BF$4])) * SIN(RADIANS([.$A68]))" office:value-type="float" office:value="0.0621534732103902" calcext:value-type="float">
            <text:p>0,06</text:p>
          </table:table-cell>
          <table:table-cell table:style-name="ce4" table:formula="of:=COS(RADIANS([.BG$4])) * SIN(RADIANS([.$A68]))" office:value-type="float" office:value="0.0466316784621" calcext:value-type="float">
            <text:p>0,05</text:p>
          </table:table-cell>
          <table:table-cell table:style-name="ce4" table:formula="of:=COS(RADIANS([.BH$4])) * SIN(RADIANS([.$A68]))" office:value-type="float" office:value="0.0388651587236141" calcext:value-type="float">
            <text:p>0,04</text:p>
          </table:table-cell>
          <table:table-cell table:style-name="ce4" table:formula="of:=COS(RADIANS([.BI$4])) * SIN(RADIANS([.$A68]))" office:value-type="float" office:value="0.0310956792528189" calcext:value-type="float">
            <text:p>0,03</text:p>
          </table:table-cell>
          <table:table-cell table:style-name="ce4" table:formula="of:=COS(RADIANS([.BJ$4])) * SIN(RADIANS([.$A68]))" office:value-type="float" office:value="0.0233238317256568" calcext:value-type="float">
            <text:p>0,02</text:p>
          </table:table-cell>
          <table:table-cell table:style-name="ce4" table:formula="of:=COS(RADIANS([.BK$4])) * SIN(RADIANS([.$A68]))" office:value-type="float" office:value="0.0155502079984068" calcext:value-type="float">
            <text:p>0,02</text:p>
          </table:table-cell>
          <table:table-cell table:style-name="ce4" table:formula="of:=COS(RADIANS([.BL$4])) * SIN(RADIANS([.$A68]))" office:value-type="float" office:value="0.00777540006261253" calcext:value-type="float">
            <text:p>0,01</text:p>
          </table:table-cell>
          <table:table-cell table:style-name="ce4" table:formula="of:=COS(RADIANS([.BM$4])) * SIN(RADIANS([.$A68]))" office:value-type="float" office:value="5.45584143933347E-017" calcext:value-type="float">
            <text:p>0,00</text:p>
          </table:table-cell>
          <table:table-cell table:formula="of:=90-[.A68]" office:value-type="float" office:value="27" calcext:value-type="float">
            <text:p>27</text:p>
          </table:table-cell>
          <table:table-cell table:number-columns-repeated="958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table:style-name="ce4" table:formula="of:=COS(RADIANS([.B$4])) * SIN(RADIANS([.$A69]))" office:value-type="float" office:value="0.898794046299167" calcext:value-type="float">
            <text:p>0,90</text:p>
          </table:table-cell>
          <table:table-cell table:style-name="ce4" table:formula="of:=COS(RADIANS([.C$4])) * SIN(RADIANS([.$A69]))" office:value-type="float" office:value="0.895373863599657" calcext:value-type="float">
            <text:p>0,90</text:p>
          </table:table-cell>
          <table:table-cell table:style-name="ce4" table:formula="of:=COS(RADIANS([.D$4])) * SIN(RADIANS([.$A69]))" office:value-type="float" office:value="0.885139345156633" calcext:value-type="float">
            <text:p>0,89</text:p>
          </table:table-cell>
          <table:table-cell table:style-name="ce4" table:formula="of:=COS(RADIANS([.E$4])) * SIN(RADIANS([.$A69]))" office:value-type="float" office:value="0.868168381835218" calcext:value-type="float">
            <text:p>0,87</text:p>
          </table:table-cell>
          <table:table-cell table:style-name="ce4" table:formula="of:=COS(RADIANS([.F$4])) * SIN(RADIANS([.$A69]))" office:value-type="float" office:value="0.844590132913635" calcext:value-type="float">
            <text:p>0,84</text:p>
          </table:table-cell>
          <table:table-cell table:style-name="ce4" table:formula="of:=COS(RADIANS([.G$4])) * SIN(RADIANS([.$A69]))" office:value-type="float" office:value="0.821089218352818" calcext:value-type="float">
            <text:p>0,82</text:p>
          </table:table-cell>
          <table:table-cell table:style-name="ce4" table:formula="of:=COS(RADIANS([.H$4])) * SIN(RADIANS([.$A69]))" office:value-type="float" office:value="0.80083135915422" calcext:value-type="float">
            <text:p>0,80</text:p>
          </table:table-cell>
          <table:table-cell table:style-name="ce4" table:formula="of:=COS(RADIANS([.I$4])) * SIN(RADIANS([.$A69]))" office:value-type="float" office:value="0.778378476865286" calcext:value-type="float">
            <text:p>0,78</text:p>
          </table:table-cell>
          <table:table-cell table:style-name="ce4" table:formula="of:=COS(RADIANS([.J$4])) * SIN(RADIANS([.$A69]))" office:value-type="float" office:value="0.762220579800739" calcext:value-type="float">
            <text:p>0,76</text:p>
          </table:table-cell>
          <table:table-cell table:style-name="ce4" table:formula="of:=COS(RADIANS([.K$4])) * SIN(RADIANS([.$A69]))" office:value-type="float" office:value="0.745134034370785" calcext:value-type="float">
            <text:p>0,75</text:p>
          </table:table-cell>
          <table:table-cell table:style-name="ce4" table:formula="of:=COS(RADIANS([.L$4])) * SIN(RADIANS([.$A69]))" office:value-type="float" office:value="0.727139657899049" calcext:value-type="float">
            <text:p>0,73</text:p>
          </table:table-cell>
          <table:table-cell table:style-name="ce4" table:formula="of:=COS(RADIANS([.M$4])) * SIN(RADIANS([.$A69]))" office:value-type="float" office:value="0.708259373761442" calcext:value-type="float">
            <text:p>0,71</text:p>
          </table:table-cell>
          <table:table-cell table:style-name="ce4" table:formula="of:=COS(RADIANS([.N$4])) * SIN(RADIANS([.$A69]))" office:value-type="float" office:value="0.688516184675898" calcext:value-type="float">
            <text:p>0,69</text:p>
          </table:table-cell>
          <table:table-cell table:style-name="ce4" table:formula="of:=COS(RADIANS([.O$4])) * SIN(RADIANS([.$A69]))" office:value-type="float" office:value="0.667934144677116" calcext:value-type="float">
            <text:p>0,67</text:p>
          </table:table-cell>
          <table:table-cell table:style-name="ce4" table:formula="of:=COS(RADIANS([.P$4])) * SIN(RADIANS([.$A69]))" office:value-type="float" office:value="0.646538329810411" calcext:value-type="float">
            <text:p>0,65</text:p>
          </table:table-cell>
          <table:table-cell table:style-name="ce4" table:formula="of:=COS(RADIANS([.Q$4])) * SIN(RADIANS([.$A69]))" office:value-type="float" office:value="0.635543365028237" calcext:value-type="float">
            <text:p>0,64</text:p>
          </table:table-cell>
          <table:table-cell table:style-name="ce4" table:formula="of:=COS(RADIANS([.R$4])) * SIN(RADIANS([.$A69]))" office:value-type="float" office:value="0.624354807580428" calcext:value-type="float">
            <text:p>0,62</text:p>
          </table:table-cell>
          <table:table-cell table:style-name="ce4" table:formula="of:=COS(RADIANS([.S$4])) * SIN(RADIANS([.$A69]))" office:value-type="float" office:value="0.612976065609969" calcext:value-type="float">
            <text:p>0,61</text:p>
          </table:table-cell>
          <table:table-cell table:style-name="ce4" table:formula="of:=COS(RADIANS([.T$4])) * SIN(RADIANS([.$A69]))" office:value-type="float" office:value="0.601410605191894" calcext:value-type="float">
            <text:p>0,60</text:p>
          </table:table-cell>
          <table:table-cell table:style-name="ce4" table:formula="of:=COS(RADIANS([.U$4])) * SIN(RADIANS([.$A69]))" office:value-type="float" office:value="0.589661949277481" calcext:value-type="float">
            <text:p>0,59</text:p>
          </table:table-cell>
          <table:table-cell table:style-name="ce4" table:formula="of:=COS(RADIANS([.V$4])) * SIN(RADIANS([.$A69]))" office:value-type="float" office:value="0.577733676621134" calcext:value-type="float">
            <text:p>0,58</text:p>
          </table:table-cell>
          <table:table-cell table:style-name="ce4" table:formula="of:=COS(RADIANS([.W$4])) * SIN(RADIANS([.$A69]))" office:value-type="float" office:value="0.565629420690258" calcext:value-type="float">
            <text:p>0,57</text:p>
          </table:table-cell>
          <table:table-cell table:style-name="ce4" table:formula="of:=COS(RADIANS([.X$4])) * SIN(RADIANS([.$A69]))" office:value-type="float" office:value="0.553352868558463" calcext:value-type="float">
            <text:p>0,55</text:p>
          </table:table-cell>
          <table:table-cell table:style-name="ce4" table:formula="of:=COS(RADIANS([.Y$4])) * SIN(RADIANS([.$A69]))" office:value-type="float" office:value="0.540907759782456" calcext:value-type="float">
            <text:p>0,54</text:p>
          </table:table-cell>
          <table:table-cell table:style-name="ce4" table:formula="of:=COS(RADIANS([.Z$4])) * SIN(RADIANS([.$A69]))" office:value-type="float" office:value="0.528297885262929" calcext:value-type="float">
            <text:p>0,53</text:p>
          </table:table-cell>
          <table:table-cell table:style-name="ce4" table:formula="of:=COS(RADIANS([.AA$4])) * SIN(RADIANS([.$A69]))" office:value-type="float" office:value="0.515527086089813" calcext:value-type="float">
            <text:p>0,52</text:p>
          </table:table-cell>
          <table:table-cell table:style-name="ce4" table:formula="of:=COS(RADIANS([.AB$4])) * SIN(RADIANS([.$A69]))" office:value-type="float" office:value="0.502599252372252" calcext:value-type="float">
            <text:p>0,50</text:p>
          </table:table-cell>
          <table:table-cell table:style-name="ce4" table:formula="of:=COS(RADIANS([.AC$4])) * SIN(RADIANS([.$A69]))" office:value-type="float" office:value="0.48951832205363" calcext:value-type="float">
            <text:p>0,49</text:p>
          </table:table-cell>
          <table:table-cell table:style-name="ce4" table:formula="of:=COS(RADIANS([.AD$4])) * SIN(RADIANS([.$A69]))" office:value-type="float" office:value="0.47628827971204" calcext:value-type="float">
            <text:p>0,48</text:p>
          </table:table-cell>
          <table:table-cell table:style-name="ce4" table:formula="of:=COS(RADIANS([.AE$4])) * SIN(RADIANS([.$A69]))" office:value-type="float" office:value="0.462913155346541" calcext:value-type="float">
            <text:p>0,46</text:p>
          </table:table-cell>
          <table:table-cell table:style-name="ce4" table:formula="of:=COS(RADIANS([.AF$4])) * SIN(RADIANS([.$A69]))" office:value-type="float" office:value="0.449397023149584" calcext:value-type="float">
            <text:p>0,45</text:p>
          </table:table-cell>
          <table:table-cell table:style-name="ce4" table:formula="of:=COS(RADIANS([.AG$4])) * SIN(RADIANS([.$A69]))" office:value-type="float" office:value="0.435744000265968" calcext:value-type="float">
            <text:p>0,44</text:p>
          </table:table-cell>
          <table:table-cell table:style-name="ce4" table:formula="of:=COS(RADIANS([.AH$4])) * SIN(RADIANS([.$A69]))" office:value-type="float" office:value="0.421958245538724" calcext:value-type="float">
            <text:p>0,42</text:p>
          </table:table-cell>
          <table:table-cell table:style-name="ce4" table:formula="of:=COS(RADIANS([.AI$4])) * SIN(RADIANS([.$A69]))" office:value-type="float" office:value="0.408043958242288" calcext:value-type="float">
            <text:p>0,41</text:p>
          </table:table-cell>
          <table:table-cell table:style-name="ce4" table:formula="of:=COS(RADIANS([.AJ$4])) * SIN(RADIANS([.$A69]))" office:value-type="float" office:value="0.394005376803361" calcext:value-type="float">
            <text:p>0,39</text:p>
          </table:table-cell>
          <table:table-cell table:style-name="ce4" table:formula="of:=COS(RADIANS([.AK$4])) * SIN(RADIANS([.$A69]))" office:value-type="float" office:value="0.379846777509844" calcext:value-type="float">
            <text:p>0,38</text:p>
          </table:table-cell>
          <table:table-cell table:style-name="ce4" table:formula="of:=COS(RADIANS([.AL$4])) * SIN(RADIANS([.$A69]))" office:value-type="float" office:value="0.365572473208239" calcext:value-type="float">
            <text:p>0,37</text:p>
          </table:table-cell>
          <table:table-cell table:style-name="ce4" table:formula="of:=COS(RADIANS([.AM$4])) * SIN(RADIANS([.$A69]))" office:value-type="float" office:value="0.351186811989914" calcext:value-type="float">
            <text:p>0,35</text:p>
          </table:table-cell>
          <table:table-cell table:style-name="ce4" table:formula="of:=COS(RADIANS([.AN$4])) * SIN(RADIANS([.$A69]))" office:value-type="float" office:value="0.336694175866635" calcext:value-type="float">
            <text:p>0,34</text:p>
          </table:table-cell>
          <table:table-cell table:style-name="ce4" table:formula="of:=COS(RADIANS([.AO$4])) * SIN(RADIANS([.$A69]))" office:value-type="float" office:value="0.322098979435756" calcext:value-type="float">
            <text:p>0,32</text:p>
          </table:table-cell>
          <table:table-cell table:style-name="ce4" table:formula="of:=COS(RADIANS([.AP$4])) * SIN(RADIANS([.$A69]))" office:value-type="float" office:value="0.307405668535499" calcext:value-type="float">
            <text:p>0,31</text:p>
          </table:table-cell>
          <table:table-cell table:style-name="ce4" table:formula="of:=COS(RADIANS([.AQ$4])) * SIN(RADIANS([.$A69]))" office:value-type="float" office:value="0.2926187188907" calcext:value-type="float">
            <text:p>0,29</text:p>
          </table:table-cell>
          <table:table-cell table:style-name="ce4" table:formula="of:=COS(RADIANS([.AR$4])) * SIN(RADIANS([.$A69]))" office:value-type="float" office:value="0.277742634749466" calcext:value-type="float">
            <text:p>0,28</text:p>
          </table:table-cell>
          <table:table-cell table:style-name="ce4" table:formula="of:=COS(RADIANS([.AS$4])) * SIN(RADIANS([.$A69]))" office:value-type="float" office:value="0.262781947511134" calcext:value-type="float">
            <text:p>0,26</text:p>
          </table:table-cell>
          <table:table-cell table:style-name="ce4" table:formula="of:=COS(RADIANS([.AT$4])) * SIN(RADIANS([.$A69]))" office:value-type="float" office:value="0.247741214345964" calcext:value-type="float">
            <text:p>0,25</text:p>
          </table:table-cell>
          <table:table-cell table:style-name="ce4" table:formula="of:=COS(RADIANS([.AU$4])) * SIN(RADIANS([.$A69]))" office:value-type="float" office:value="0.232625016806981" calcext:value-type="float">
            <text:p>0,23</text:p>
          </table:table-cell>
          <table:table-cell table:style-name="ce4" table:formula="of:=COS(RADIANS([.AV$4])) * SIN(RADIANS([.$A69]))" office:value-type="float" office:value="0.21743795943439" calcext:value-type="float">
            <text:p>0,22</text:p>
          </table:table-cell>
          <table:table-cell table:style-name="ce4" table:formula="of:=COS(RADIANS([.AW$4])) * SIN(RADIANS([.$A69]))" office:value-type="float" office:value="0.202184668352986" calcext:value-type="float">
            <text:p>0,20</text:p>
          </table:table-cell>
          <table:table-cell table:style-name="ce4" table:formula="of:=COS(RADIANS([.AX$4])) * SIN(RADIANS([.$A69]))" office:value-type="float" office:value="0.186869789862995" calcext:value-type="float">
            <text:p>0,19</text:p>
          </table:table-cell>
          <table:table-cell table:style-name="ce4" table:formula="of:=COS(RADIANS([.AY$4])) * SIN(RADIANS([.$A69]))" office:value-type="float" office:value="0.171497989024764" calcext:value-type="float">
            <text:p>0,17</text:p>
          </table:table-cell>
          <table:table-cell table:style-name="ce4" table:formula="of:=COS(RADIANS([.AZ$4])) * SIN(RADIANS([.$A69]))" office:value-type="float" office:value="0.156073948237737" calcext:value-type="float">
            <text:p>0,16</text:p>
          </table:table-cell>
          <table:table-cell table:style-name="ce4" table:formula="of:=COS(RADIANS([.BA$4])) * SIN(RADIANS([.$A69]))" office:value-type="float" office:value="0.140602365814155" calcext:value-type="float">
            <text:p>0,14</text:p>
          </table:table-cell>
          <table:table-cell table:style-name="ce4" table:formula="of:=COS(RADIANS([.BB$4])) * SIN(RADIANS([.$A69]))" office:value-type="float" office:value="0.1250879545479" calcext:value-type="float">
            <text:p>0,13</text:p>
          </table:table-cell>
          <table:table-cell table:style-name="ce4" table:formula="of:=COS(RADIANS([.BC$4])) * SIN(RADIANS([.$A69]))" office:value-type="float" office:value="0.109535440278935" calcext:value-type="float">
            <text:p>0,11</text:p>
          </table:table-cell>
          <table:table-cell table:style-name="ce4" table:formula="of:=COS(RADIANS([.BD$4])) * SIN(RADIANS([.$A69]))" office:value-type="float" office:value="0.0939495604537681" calcext:value-type="float">
            <text:p>0,09</text:p>
          </table:table-cell>
          <table:table-cell table:style-name="ce4" table:formula="of:=COS(RADIANS([.BE$4])) * SIN(RADIANS([.$A69]))" office:value-type="float" office:value="0.0783350626823771" calcext:value-type="float">
            <text:p>0,08</text:p>
          </table:table-cell>
          <table:table-cell table:style-name="ce4" table:formula="of:=COS(RADIANS([.BF$4])) * SIN(RADIANS([.$A69]))" office:value-type="float" office:value="0.0626967032920439" calcext:value-type="float">
            <text:p>0,06</text:p>
          </table:table-cell>
          <table:table-cell table:style-name="ce4" table:formula="of:=COS(RADIANS([.BG$4])) * SIN(RADIANS([.$A69]))" office:value-type="float" office:value="0.0470392458785318" calcext:value-type="float">
            <text:p>0,05</text:p>
          </table:table-cell>
          <table:table-cell table:style-name="ce4" table:formula="of:=COS(RADIANS([.BH$4])) * SIN(RADIANS([.$A69]))" office:value-type="float" office:value="0.0392048456671811" calcext:value-type="float">
            <text:p>0,04</text:p>
          </table:table-cell>
          <table:table-cell table:style-name="ce4" table:formula="of:=COS(RADIANS([.BI$4])) * SIN(RADIANS([.$A69]))" office:value-type="float" office:value="0.0313674598550454" calcext:value-type="float">
            <text:p>0,03</text:p>
          </table:table-cell>
          <table:table-cell table:style-name="ce4" table:formula="of:=COS(RADIANS([.BJ$4])) * SIN(RADIANS([.$A69]))" office:value-type="float" office:value="0.0235276852893976" calcext:value-type="float">
            <text:p>0,02</text:p>
          </table:table-cell>
          <table:table-cell table:style-name="ce4" table:formula="of:=COS(RADIANS([.BK$4])) * SIN(RADIANS([.$A69]))" office:value-type="float" office:value="0.0156861189994238" calcext:value-type="float">
            <text:p>0,02</text:p>
          </table:table-cell>
          <table:table-cell table:style-name="ce4" table:formula="of:=COS(RADIANS([.BL$4])) * SIN(RADIANS([.$A69]))" office:value-type="float" office:value="0.00784335815075679" calcext:value-type="float">
            <text:p>0,01</text:p>
          </table:table-cell>
          <table:table-cell table:style-name="ce4" table:formula="of:=COS(RADIANS([.BM$4])) * SIN(RADIANS([.$A69]))" office:value-type="float" office:value="5.50352625946486E-017" calcext:value-type="float">
            <text:p>0,00</text:p>
          </table:table-cell>
          <table:table-cell table:formula="of:=90-[.A69]" office:value-type="float" office:value="26" calcext:value-type="float">
            <text:p>26</text:p>
          </table:table-cell>
          <table:table-cell table:number-columns-repeated="958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table:style-name="ce4" table:formula="of:=COS(RADIANS([.B$4])) * SIN(RADIANS([.$A70]))" office:value-type="float" office:value="0.90630778703665" calcext:value-type="float">
            <text:p>0,91</text:p>
          </table:table-cell>
          <table:table-cell table:style-name="ce4" table:formula="of:=COS(RADIANS([.C$4])) * SIN(RADIANS([.$A70]))" office:value-type="float" office:value="0.902859012285174" calcext:value-type="float">
            <text:p>0,90</text:p>
          </table:table-cell>
          <table:table-cell table:style-name="ce4" table:formula="of:=COS(RADIANS([.D$4])) * SIN(RADIANS([.$A70]))" office:value-type="float" office:value="0.89253893528903" calcext:value-type="float">
            <text:p>0,89</text:p>
          </table:table-cell>
          <table:table-cell table:style-name="ce4" table:formula="of:=COS(RADIANS([.E$4])) * SIN(RADIANS([.$A70]))" office:value-type="float" office:value="0.875426098065593" calcext:value-type="float">
            <text:p>0,88</text:p>
          </table:table-cell>
          <table:table-cell table:style-name="ce4" table:formula="of:=COS(RADIANS([.F$4])) * SIN(RADIANS([.$A70]))" office:value-type="float" office:value="0.851650739639146" calcext:value-type="float">
            <text:p>0,85</text:p>
          </table:table-cell>
          <table:table-cell table:style-name="ce4" table:formula="of:=COS(RADIANS([.G$4])) * SIN(RADIANS([.$A70]))" office:value-type="float" office:value="0.827953362073449" calcext:value-type="float">
            <text:p>0,83</text:p>
          </table:table-cell>
          <table:table-cell table:style-name="ce4" table:formula="of:=COS(RADIANS([.H$4])) * SIN(RADIANS([.$A70]))" office:value-type="float" office:value="0.807526151172377" calcext:value-type="float">
            <text:p>0,81</text:p>
          </table:table-cell>
          <table:table-cell table:style-name="ce4" table:formula="of:=COS(RADIANS([.I$4])) * SIN(RADIANS([.$A70]))" office:value-type="float" office:value="0.784885567221396" calcext:value-type="float">
            <text:p>0,78</text:p>
          </table:table-cell>
          <table:table-cell table:style-name="ce4" table:formula="of:=COS(RADIANS([.J$4])) * SIN(RADIANS([.$A70]))" office:value-type="float" office:value="0.768592593328175" calcext:value-type="float">
            <text:p>0,77</text:p>
          </table:table-cell>
          <table:table-cell table:style-name="ce4" table:formula="of:=COS(RADIANS([.K$4])) * SIN(RADIANS([.$A70]))" office:value-type="float" office:value="0.751363207752596" calcext:value-type="float">
            <text:p>0,75</text:p>
          </table:table-cell>
          <table:table-cell table:style-name="ce4" table:formula="of:=COS(RADIANS([.L$4])) * SIN(RADIANS([.$A70]))" office:value-type="float" office:value="0.733218401847001" calcext:value-type="float">
            <text:p>0,73</text:p>
          </table:table-cell>
          <table:table-cell table:style-name="ce4" table:formula="of:=COS(RADIANS([.M$4])) * SIN(RADIANS([.$A70]))" office:value-type="float" office:value="0.714180282262391" calcext:value-type="float">
            <text:p>0,71</text:p>
          </table:table-cell>
          <table:table-cell table:style-name="ce4" table:formula="of:=COS(RADIANS([.N$4])) * SIN(RADIANS([.$A70]))" office:value-type="float" office:value="0.694272044014884" calcext:value-type="float">
            <text:p>0,69</text:p>
          </table:table-cell>
          <table:table-cell table:style-name="ce4" table:formula="of:=COS(RADIANS([.O$4])) * SIN(RADIANS([.$A70]))" office:value-type="float" office:value="0.673517942226155" calcext:value-type="float">
            <text:p>0,67</text:p>
          </table:table-cell>
          <table:table-cell table:style-name="ce4" table:formula="of:=COS(RADIANS([.P$4])) * SIN(RADIANS([.$A70]))" office:value-type="float" office:value="0.651943262572309" calcext:value-type="float">
            <text:p>0,65</text:p>
          </table:table-cell>
          <table:table-cell table:style-name="ce4" table:formula="of:=COS(RADIANS([.Q$4])) * SIN(RADIANS([.$A70]))" office:value-type="float" office:value="0.640856382055789" calcext:value-type="float">
            <text:p>0,64</text:p>
          </table:table-cell>
          <table:table-cell table:style-name="ce4" table:formula="of:=COS(RADIANS([.R$4])) * SIN(RADIANS([.$A70]))" office:value-type="float" office:value="0.629574290477179" calcext:value-type="float">
            <text:p>0,63</text:p>
          </table:table-cell>
          <table:table-cell table:style-name="ce4" table:formula="of:=COS(RADIANS([.S$4])) * SIN(RADIANS([.$A70]))" office:value-type="float" office:value="0.618100424470867" calcext:value-type="float">
            <text:p>0,62</text:p>
          </table:table-cell>
          <table:table-cell table:style-name="ce4" table:formula="of:=COS(RADIANS([.T$4])) * SIN(RADIANS([.$A70]))" office:value-type="float" office:value="0.606438279087589" calcext:value-type="float">
            <text:p>0,61</text:p>
          </table:table-cell>
          <table:table-cell table:style-name="ce4" table:formula="of:=COS(RADIANS([.U$4])) * SIN(RADIANS([.$A70]))" office:value-type="float" office:value="0.5945914067298" calcext:value-type="float">
            <text:p>0,59</text:p>
          </table:table-cell>
          <table:table-cell table:style-name="ce4" table:formula="of:=COS(RADIANS([.V$4])) * SIN(RADIANS([.$A70]))" office:value-type="float" office:value="0.582563416069585" calcext:value-type="float">
            <text:p>0,58</text:p>
          </table:table-cell>
          <table:table-cell table:style-name="ce4" table:formula="of:=COS(RADIANS([.W$4])) * SIN(RADIANS([.$A70]))" office:value-type="float" office:value="0.570357970949418" calcext:value-type="float">
            <text:p>0,57</text:p>
          </table:table-cell>
          <table:table-cell table:style-name="ce4" table:formula="of:=COS(RADIANS([.X$4])) * SIN(RADIANS([.$A70]))" office:value-type="float" office:value="0.557978789266117" calcext:value-type="float">
            <text:p>0,56</text:p>
          </table:table-cell>
          <table:table-cell table:style-name="ce4" table:formula="of:=COS(RADIANS([.Y$4])) * SIN(RADIANS([.$A70]))" office:value-type="float" office:value="0.545429641838343" calcext:value-type="float">
            <text:p>0,55</text:p>
          </table:table-cell>
          <table:table-cell table:style-name="ce4" table:formula="of:=COS(RADIANS([.Z$4])) * SIN(RADIANS([.$A70]))" office:value-type="float" office:value="0.53271435125797" calcext:value-type="float">
            <text:p>0,53</text:p>
          </table:table-cell>
          <table:table-cell table:style-name="ce4" table:formula="of:=COS(RADIANS([.AA$4])) * SIN(RADIANS([.$A70]))" office:value-type="float" office:value="0.519836790725685" calcext:value-type="float">
            <text:p>0,52</text:p>
          </table:table-cell>
          <table:table-cell table:style-name="ce4" table:formula="of:=COS(RADIANS([.AB$4])) * SIN(RADIANS([.$A70]))" office:value-type="float" office:value="0.506800882871172" calcext:value-type="float">
            <text:p>0,51</text:p>
          </table:table-cell>
          <table:table-cell table:style-name="ce4" table:formula="of:=COS(RADIANS([.AC$4])) * SIN(RADIANS([.$A70]))" office:value-type="float" office:value="0.493610598558246" calcext:value-type="float">
            <text:p>0,49</text:p>
          </table:table-cell>
          <table:table-cell table:style-name="ce4" table:formula="of:=COS(RADIANS([.AD$4])) * SIN(RADIANS([.$A70]))" office:value-type="float" office:value="0.480269955675286" calcext:value-type="float">
            <text:p>0,48</text:p>
          </table:table-cell>
          <table:table-cell table:style-name="ce4" table:formula="of:=COS(RADIANS([.AE$4])) * SIN(RADIANS([.$A70]))" office:value-type="float" office:value="0.466783017911348" calcext:value-type="float">
            <text:p>0,47</text:p>
          </table:table-cell>
          <table:table-cell table:style-name="ce4" table:formula="of:=COS(RADIANS([.AF$4])) * SIN(RADIANS([.$A70]))" office:value-type="float" office:value="0.453153893518325" calcext:value-type="float">
            <text:p>0,45</text:p>
          </table:table-cell>
          <table:table-cell table:style-name="ce4" table:formula="of:=COS(RADIANS([.AG$4])) * SIN(RADIANS([.$A70]))" office:value-type="float" office:value="0.439386734059536" calcext:value-type="float">
            <text:p>0,44</text:p>
          </table:table-cell>
          <table:table-cell table:style-name="ce4" table:formula="of:=COS(RADIANS([.AH$4])) * SIN(RADIANS([.$A70]))" office:value-type="float" office:value="0.425485733145118" calcext:value-type="float">
            <text:p>0,43</text:p>
          </table:table-cell>
          <table:table-cell table:style-name="ce4" table:formula="of:=COS(RADIANS([.AI$4])) * SIN(RADIANS([.$A70]))" office:value-type="float" office:value="0.411455125154611" calcext:value-type="float">
            <text:p>0,41</text:p>
          </table:table-cell>
          <table:table-cell table:style-name="ce4" table:formula="of:=COS(RADIANS([.AJ$4])) * SIN(RADIANS([.$A70]))" office:value-type="float" office:value="0.397299183947127" calcext:value-type="float">
            <text:p>0,40</text:p>
          </table:table-cell>
          <table:table-cell table:style-name="ce4" table:formula="of:=COS(RADIANS([.AK$4])) * SIN(RADIANS([.$A70]))" office:value-type="float" office:value="0.383022221559489" calcext:value-type="float">
            <text:p>0,38</text:p>
          </table:table-cell>
          <table:table-cell table:style-name="ce4" table:formula="of:=COS(RADIANS([.AL$4])) * SIN(RADIANS([.$A70]))" office:value-type="float" office:value="0.368628586892744" calcext:value-type="float">
            <text:p>0,37</text:p>
          </table:table-cell>
          <table:table-cell table:style-name="ce4" table:formula="of:=COS(RADIANS([.AM$4])) * SIN(RADIANS([.$A70]))" office:value-type="float" office:value="0.354122664387447" calcext:value-type="float">
            <text:p>0,35</text:p>
          </table:table-cell>
          <table:table-cell table:style-name="ce4" table:formula="of:=COS(RADIANS([.AN$4])) * SIN(RADIANS([.$A70]))" office:value-type="float" office:value="0.339508872688113" calcext:value-type="float">
            <text:p>0,34</text:p>
          </table:table-cell>
          <table:table-cell table:style-name="ce4" table:formula="of:=COS(RADIANS([.AO$4])) * SIN(RADIANS([.$A70]))" office:value-type="float" office:value="0.324791663297263" calcext:value-type="float">
            <text:p>0,32</text:p>
          </table:table-cell>
          <table:table-cell table:style-name="ce4" table:formula="of:=COS(RADIANS([.AP$4])) * SIN(RADIANS([.$A70]))" office:value-type="float" office:value="0.309975519219445" calcext:value-type="float">
            <text:p>0,31</text:p>
          </table:table-cell>
          <table:table-cell table:style-name="ce4" table:formula="of:=COS(RADIANS([.AQ$4])) * SIN(RADIANS([.$A70]))" office:value-type="float" office:value="0.295064953595672" calcext:value-type="float">
            <text:p>0,30</text:p>
          </table:table-cell>
          <table:table-cell table:style-name="ce4" table:formula="of:=COS(RADIANS([.AR$4])) * SIN(RADIANS([.$A70]))" office:value-type="float" office:value="0.280064508328675" calcext:value-type="float">
            <text:p>0,28</text:p>
          </table:table-cell>
          <table:table-cell table:style-name="ce4" table:formula="of:=COS(RADIANS([.AS$4])) * SIN(RADIANS([.$A70]))" office:value-type="float" office:value="0.264978752699396" calcext:value-type="float">
            <text:p>0,26</text:p>
          </table:table-cell>
          <table:table-cell table:style-name="ce4" table:formula="of:=COS(RADIANS([.AT$4])) * SIN(RADIANS([.$A70]))" office:value-type="float" office:value="0.249812281975138" calcext:value-type="float">
            <text:p>0,25</text:p>
          </table:table-cell>
          <table:table-cell table:style-name="ce4" table:formula="of:=COS(RADIANS([.AU$4])) * SIN(RADIANS([.$A70]))" office:value-type="float" office:value="0.234569716009804" calcext:value-type="float">
            <text:p>0,23</text:p>
          </table:table-cell>
          <table:table-cell table:style-name="ce4" table:formula="of:=COS(RADIANS([.AV$4])) * SIN(RADIANS([.$A70]))" office:value-type="float" office:value="0.219255697836646" calcext:value-type="float">
            <text:p>0,22</text:p>
          </table:table-cell>
          <table:table-cell table:style-name="ce4" table:formula="of:=COS(RADIANS([.AW$4])) * SIN(RADIANS([.$A70]))" office:value-type="float" office:value="0.20387489225395" calcext:value-type="float">
            <text:p>0,20</text:p>
          </table:table-cell>
          <table:table-cell table:style-name="ce4" table:formula="of:=COS(RADIANS([.AX$4])) * SIN(RADIANS([.$A70]))" office:value-type="float" office:value="0.188431984404092" calcext:value-type="float">
            <text:p>0,19</text:p>
          </table:table-cell>
          <table:table-cell table:style-name="ce4" table:formula="of:=COS(RADIANS([.AY$4])) * SIN(RADIANS([.$A70]))" office:value-type="float" office:value="0.172931678346403" calcext:value-type="float">
            <text:p>0,17</text:p>
          </table:table-cell>
          <table:table-cell table:style-name="ce4" table:formula="of:=COS(RADIANS([.AZ$4])) * SIN(RADIANS([.$A70]))" office:value-type="float" office:value="0.157378695624263" calcext:value-type="float">
            <text:p>0,16</text:p>
          </table:table-cell>
          <table:table-cell table:style-name="ce4" table:formula="of:=COS(RADIANS([.BA$4])) * SIN(RADIANS([.$A70]))" office:value-type="float" office:value="0.141777773826874" calcext:value-type="float">
            <text:p>0,14</text:p>
          </table:table-cell>
          <table:table-cell table:style-name="ce4" table:formula="of:=COS(RADIANS([.BB$4])) * SIN(RADIANS([.$A70]))" office:value-type="float" office:value="0.126133665146145" calcext:value-type="float">
            <text:p>0,13</text:p>
          </table:table-cell>
          <table:table-cell table:style-name="ce4" table:formula="of:=COS(RADIANS([.BC$4])) * SIN(RADIANS([.$A70]))" office:value-type="float" office:value="0.110451134929129" calcext:value-type="float">
            <text:p>0,11</text:p>
          </table:table-cell>
          <table:table-cell table:style-name="ce4" table:formula="of:=COS(RADIANS([.BD$4])) * SIN(RADIANS([.$A70]))" office:value-type="float" office:value="0.0947349602264487" calcext:value-type="float">
            <text:p>0,09</text:p>
          </table:table-cell>
          <table:table-cell table:style-name="ce4" table:formula="of:=COS(RADIANS([.BE$4])) * SIN(RADIANS([.$A70]))" office:value-type="float" office:value="0.0789899283371658" calcext:value-type="float">
            <text:p>0,08</text:p>
          </table:table-cell>
          <table:table-cell table:style-name="ce4" table:formula="of:=COS(RADIANS([.BF$4])) * SIN(RADIANS([.$A70]))" office:value-type="float" office:value="0.0632208353505183" calcext:value-type="float">
            <text:p>0,06</text:p>
          </table:table-cell>
          <table:table-cell table:style-name="ce4" table:formula="of:=COS(RADIANS([.BG$4])) * SIN(RADIANS([.$A70]))" office:value-type="float" office:value="0.0474324846849895" calcext:value-type="float">
            <text:p>0,05</text:p>
          </table:table-cell>
          <table:table-cell table:style-name="ce4" table:formula="of:=COS(RADIANS([.BH$4])) * SIN(RADIANS([.$A70]))" office:value-type="float" office:value="0.0395325904349721" calcext:value-type="float">
            <text:p>0,04</text:p>
          </table:table-cell>
          <table:table-cell table:style-name="ce4" table:formula="of:=COS(RADIANS([.BI$4])) * SIN(RADIANS([.$A70]))" office:value-type="float" office:value="0.0316296856251366" calcext:value-type="float">
            <text:p>0,03</text:p>
          </table:table-cell>
          <table:table-cell table:style-name="ce4" table:formula="of:=COS(RADIANS([.BJ$4])) * SIN(RADIANS([.$A70]))" office:value-type="float" office:value="0.0237243720922815" calcext:value-type="float">
            <text:p>0,02</text:p>
          </table:table-cell>
          <table:table-cell table:style-name="ce4" table:formula="of:=COS(RADIANS([.BK$4])) * SIN(RADIANS([.$A70]))" office:value-type="float" office:value="0.0158172518566387" calcext:value-type="float">
            <text:p>0,02</text:p>
          </table:table-cell>
          <table:table-cell table:style-name="ce4" table:formula="of:=COS(RADIANS([.BL$4])) * SIN(RADIANS([.$A70]))" office:value-type="float" office:value="0.00790892707602802" calcext:value-type="float">
            <text:p>0,01</text:p>
          </table:table-cell>
          <table:table-cell table:style-name="ce4" table:formula="of:=COS(RADIANS([.BM$4])) * SIN(RADIANS([.$A70]))" office:value-type="float" office:value="5.54953465218377E-017" calcext:value-type="float">
            <text:p>0,00</text:p>
          </table:table-cell>
          <table:table-cell table:formula="of:=90-[.A70]" office:value-type="float" office:value="25" calcext:value-type="float">
            <text:p>25</text:p>
          </table:table-cell>
          <table:table-cell table:number-columns-repeated="958"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table:style-name="ce4" table:formula="of:=COS(RADIANS([.B$4])) * SIN(RADIANS([.$A71]))" office:value-type="float" office:value="0.913545457642601" calcext:value-type="float">
            <text:p>0,91</text:p>
          </table:table-cell>
          <table:table-cell table:style-name="ce4" table:formula="of:=COS(RADIANS([.C$4])) * SIN(RADIANS([.$A71]))" office:value-type="float" office:value="0.910069141369356" calcext:value-type="float">
            <text:p>0,91</text:p>
          </table:table-cell>
          <table:table-cell table:style-name="ce4" table:formula="of:=COS(RADIANS([.D$4])) * SIN(RADIANS([.$A71]))" office:value-type="float" office:value="0.899666649415519" calcext:value-type="float">
            <text:p>0,90</text:p>
          </table:table-cell>
          <table:table-cell table:style-name="ce4" table:formula="of:=COS(RADIANS([.E$4])) * SIN(RADIANS([.$A71]))" office:value-type="float" office:value="0.882417151026054" calcext:value-type="float">
            <text:p>0,88</text:p>
          </table:table-cell>
          <table:table-cell table:style-name="ce4" table:formula="of:=COS(RADIANS([.F$4])) * SIN(RADIANS([.$A71]))" office:value-type="float" office:value="0.858451925299238" calcext:value-type="float">
            <text:p>0,86</text:p>
          </table:table-cell>
          <table:table-cell table:style-name="ce4" table:formula="of:=COS(RADIANS([.G$4])) * SIN(RADIANS([.$A71]))" office:value-type="float" office:value="0.834565303179429" calcext:value-type="float">
            <text:p>0,83</text:p>
          </table:table-cell>
          <table:table-cell table:style-name="ce4" table:formula="of:=COS(RADIANS([.H$4])) * SIN(RADIANS([.$A71]))" office:value-type="float" office:value="0.813974962902206" calcext:value-type="float">
            <text:p>0,81</text:p>
          </table:table-cell>
          <table:table-cell table:style-name="ce4" table:formula="of:=COS(RADIANS([.I$4])) * SIN(RADIANS([.$A71]))" office:value-type="float" office:value="0.791153573830373" calcext:value-type="float">
            <text:p>0,79</text:p>
          </table:table-cell>
          <table:table-cell table:style-name="ce4" table:formula="of:=COS(RADIANS([.J$4])) * SIN(RADIANS([.$A71]))" office:value-type="float" office:value="0.774730486106159" calcext:value-type="float">
            <text:p>0,77</text:p>
          </table:table-cell>
          <table:table-cell table:style-name="ce4" table:formula="of:=COS(RADIANS([.K$4])) * SIN(RADIANS([.$A71]))" office:value-type="float" office:value="0.757363508622707" calcext:value-type="float">
            <text:p>0,76</text:p>
          </table:table-cell>
          <table:table-cell table:style-name="ce4" table:formula="of:=COS(RADIANS([.L$4])) * SIN(RADIANS([.$A71]))" office:value-type="float" office:value="0.739073800366903" calcext:value-type="float">
            <text:p>0,74</text:p>
          </table:table-cell>
          <table:table-cell table:style-name="ce4" table:formula="of:=COS(RADIANS([.M$4])) * SIN(RADIANS([.$A71]))" office:value-type="float" office:value="0.719883644530944" calcext:value-type="float">
            <text:p>0,72</text:p>
          </table:table-cell>
          <table:table-cell table:style-name="ce4" table:formula="of:=COS(RADIANS([.N$4])) * SIN(RADIANS([.$A71]))" office:value-type="float" office:value="0.699816421363698" calcext:value-type="float">
            <text:p>0,70</text:p>
          </table:table-cell>
          <table:table-cell table:style-name="ce4" table:formula="of:=COS(RADIANS([.O$4])) * SIN(RADIANS([.$A71]))" office:value-type="float" office:value="0.678896579685477" calcext:value-type="float">
            <text:p>0,68</text:p>
          </table:table-cell>
          <table:table-cell table:style-name="ce4" table:formula="of:=COS(RADIANS([.P$4])) * SIN(RADIANS([.$A71]))" office:value-type="float" office:value="0.65714960710091" calcext:value-type="float">
            <text:p>0,66</text:p>
          </table:table-cell>
          <table:table-cell table:style-name="ce4" table:formula="of:=COS(RADIANS([.Q$4])) * SIN(RADIANS([.$A71]))" office:value-type="float" office:value="0.645974188021251" calcext:value-type="float">
            <text:p>0,65</text:p>
          </table:table-cell>
          <table:table-cell table:style-name="ce4" table:formula="of:=COS(RADIANS([.R$4])) * SIN(RADIANS([.$A71]))" office:value-type="float" office:value="0.634601998946228" calcext:value-type="float">
            <text:p>0,63</text:p>
          </table:table-cell>
          <table:table-cell table:style-name="ce4" table:formula="of:=COS(RADIANS([.S$4])) * SIN(RADIANS([.$A71]))" office:value-type="float" office:value="0.623036503954798" calcext:value-type="float">
            <text:p>0,62</text:p>
          </table:table-cell>
          <table:table-cell table:style-name="ce4" table:formula="of:=COS(RADIANS([.T$4])) * SIN(RADIANS([.$A71]))" office:value-type="float" office:value="0.611281226008774" calcext:value-type="float">
            <text:p>0,61</text:p>
          </table:table-cell>
          <table:table-cell table:style-name="ce4" table:formula="of:=COS(RADIANS([.U$4])) * SIN(RADIANS([.$A71]))" office:value-type="float" office:value="0.599339745879693" calcext:value-type="float">
            <text:p>0,60</text:p>
          </table:table-cell>
          <table:table-cell table:style-name="ce4" table:formula="of:=COS(RADIANS([.V$4])) * SIN(RADIANS([.$A71]))" office:value-type="float" office:value="0.587215701058083" calcext:value-type="float">
            <text:p>0,59</text:p>
          </table:table-cell>
          <table:table-cell table:style-name="ce4" table:formula="of:=COS(RADIANS([.W$4])) * SIN(RADIANS([.$A71]))" office:value-type="float" office:value="0.574912784645445" calcext:value-type="float">
            <text:p>0,57</text:p>
          </table:table-cell>
          <table:table-cell table:style-name="ce4" table:formula="of:=COS(RADIANS([.X$4])) * SIN(RADIANS([.$A71]))" office:value-type="float" office:value="0.562434744229297" calcext:value-type="float">
            <text:p>0,56</text:p>
          </table:table-cell>
          <table:table-cell table:style-name="ce4" table:formula="of:=COS(RADIANS([.Y$4])) * SIN(RADIANS([.$A71]))" office:value-type="float" office:value="0.54978538074163" calcext:value-type="float">
            <text:p>0,55</text:p>
          </table:table-cell>
          <table:table-cell table:style-name="ce4" table:formula="of:=COS(RADIANS([.Z$4])) * SIN(RADIANS([.$A71]))" office:value-type="float" office:value="0.536968547301099" calcext:value-type="float">
            <text:p>0,54</text:p>
          </table:table-cell>
          <table:table-cell table:style-name="ce4" table:formula="of:=COS(RADIANS([.AA$4])) * SIN(RADIANS([.$A71]))" office:value-type="float" office:value="0.523988148039329" calcext:value-type="float">
            <text:p>0,52</text:p>
          </table:table-cell>
          <table:table-cell table:style-name="ce4" table:formula="of:=COS(RADIANS([.AB$4])) * SIN(RADIANS([.$A71]))" office:value-type="float" office:value="0.510848136911678" calcext:value-type="float">
            <text:p>0,51</text:p>
          </table:table-cell>
          <table:table-cell table:style-name="ce4" table:formula="of:=COS(RADIANS([.AC$4])) * SIN(RADIANS([.$A71]))" office:value-type="float" office:value="0.497552516492828" calcext:value-type="float">
            <text:p>0,50</text:p>
          </table:table-cell>
          <table:table-cell table:style-name="ce4" table:formula="of:=COS(RADIANS([.AD$4])) * SIN(RADIANS([.$A71]))" office:value-type="float" office:value="0.484105336757554" calcext:value-type="float">
            <text:p>0,48</text:p>
          </table:table-cell>
          <table:table-cell table:style-name="ce4" table:formula="of:=COS(RADIANS([.AE$4])) * SIN(RADIANS([.$A71]))" office:value-type="float" office:value="0.47051069384707" calcext:value-type="float">
            <text:p>0,47</text:p>
          </table:table-cell>
          <table:table-cell table:style-name="ce4" table:formula="of:=COS(RADIANS([.AF$4])) * SIN(RADIANS([.$A71]))" office:value-type="float" office:value="0.456772728821301" calcext:value-type="float">
            <text:p>0,46</text:p>
          </table:table-cell>
          <table:table-cell table:style-name="ce4" table:formula="of:=COS(RADIANS([.AG$4])) * SIN(RADIANS([.$A71]))" office:value-type="float" office:value="0.442895626397476" calcext:value-type="float">
            <text:p>0,44</text:p>
          </table:table-cell>
          <table:table-cell table:style-name="ce4" table:formula="of:=COS(RADIANS([.AH$4])) * SIN(RADIANS([.$A71]))" office:value-type="float" office:value="0.428883613675424" calcext:value-type="float">
            <text:p>0,43</text:p>
          </table:table-cell>
          <table:table-cell table:style-name="ce4" table:formula="of:=COS(RADIANS([.AI$4])) * SIN(RADIANS([.$A71]))" office:value-type="float" office:value="0.414740958849957" calcext:value-type="float">
            <text:p>0,41</text:p>
          </table:table-cell>
          <table:table-cell table:style-name="ce4" table:formula="of:=COS(RADIANS([.AJ$4])) * SIN(RADIANS([.$A71]))" office:value-type="float" office:value="0.40047196991074" calcext:value-type="float">
            <text:p>0,40</text:p>
          </table:table-cell>
          <table:table-cell table:style-name="ce4" table:formula="of:=COS(RADIANS([.AK$4])) * SIN(RADIANS([.$A71]))" office:value-type="float" office:value="0.386080993330028" calcext:value-type="float">
            <text:p>0,39</text:p>
          </table:table-cell>
          <table:table-cell table:style-name="ce4" table:formula="of:=COS(RADIANS([.AL$4])) * SIN(RADIANS([.$A71]))" office:value-type="float" office:value="0.371572412738697" calcext:value-type="float">
            <text:p>0,37</text:p>
          </table:table-cell>
          <table:table-cell table:style-name="ce4" table:formula="of:=COS(RADIANS([.AM$4])) * SIN(RADIANS([.$A71]))" office:value-type="float" office:value="0.356950647590943" calcext:value-type="float">
            <text:p>0,36</text:p>
          </table:table-cell>
          <table:table-cell table:style-name="ce4" table:formula="of:=COS(RADIANS([.AN$4])) * SIN(RADIANS([.$A71]))" office:value-type="float" office:value="0.342220151818075" calcext:value-type="float">
            <text:p>0,34</text:p>
          </table:table-cell>
          <table:table-cell table:style-name="ce4" table:formula="of:=COS(RADIANS([.AO$4])) * SIN(RADIANS([.$A71]))" office:value-type="float" office:value="0.327385412471802" calcext:value-type="float">
            <text:p>0,33</text:p>
          </table:table-cell>
          <table:table-cell table:style-name="ce4" table:formula="of:=COS(RADIANS([.AP$4])) * SIN(RADIANS([.$A71]))" office:value-type="float" office:value="0.312450948357436" calcext:value-type="float">
            <text:p>0,31</text:p>
          </table:table-cell>
          <table:table-cell table:style-name="ce4" table:formula="of:=COS(RADIANS([.AQ$4])) * SIN(RADIANS([.$A71]))" office:value-type="float" office:value="0.29742130865742" calcext:value-type="float">
            <text:p>0,30</text:p>
          </table:table-cell>
          <table:table-cell table:style-name="ce4" table:formula="of:=COS(RADIANS([.AR$4])) * SIN(RADIANS([.$A71]))" office:value-type="float" office:value="0.282301071545602" calcext:value-type="float">
            <text:p>0,28</text:p>
          </table:table-cell>
          <table:table-cell table:style-name="ce4" table:formula="of:=COS(RADIANS([.AS$4])) * SIN(RADIANS([.$A71]))" office:value-type="float" office:value="0.26709484279268" calcext:value-type="float">
            <text:p>0,27</text:p>
          </table:table-cell>
          <table:table-cell table:style-name="ce4" table:formula="of:=COS(RADIANS([.AT$4])) * SIN(RADIANS([.$A71]))" office:value-type="float" office:value="0.251807254363237" calcext:value-type="float">
            <text:p>0,25</text:p>
          </table:table-cell>
          <table:table-cell table:style-name="ce4" table:formula="of:=COS(RADIANS([.AU$4])) * SIN(RADIANS([.$A71]))" office:value-type="float" office:value="0.236442963004803" calcext:value-type="float">
            <text:p>0,24</text:p>
          </table:table-cell>
          <table:table-cell table:style-name="ce4" table:formula="of:=COS(RADIANS([.AV$4])) * SIN(RADIANS([.$A71]))" office:value-type="float" office:value="0.221006648829364" calcext:value-type="float">
            <text:p>0,22</text:p>
          </table:table-cell>
          <table:table-cell table:style-name="ce4" table:formula="of:=COS(RADIANS([.AW$4])) * SIN(RADIANS([.$A71]))" office:value-type="float" office:value="0.205503013887752" calcext:value-type="float">
            <text:p>0,21</text:p>
          </table:table-cell>
          <table:table-cell table:style-name="ce4" table:formula="of:=COS(RADIANS([.AX$4])) * SIN(RADIANS([.$A71]))" office:value-type="float" office:value="0.189936780737357" calcext:value-type="float">
            <text:p>0,19</text:p>
          </table:table-cell>
          <table:table-cell table:style-name="ce4" table:formula="of:=COS(RADIANS([.AY$4])) * SIN(RADIANS([.$A71]))" office:value-type="float" office:value="0.174312691003591" calcext:value-type="float">
            <text:p>0,17</text:p>
          </table:table-cell>
          <table:table-cell table:style-name="ce4" table:formula="of:=COS(RADIANS([.AZ$4])) * SIN(RADIANS([.$A71]))" office:value-type="float" office:value="0.15863550393554" calcext:value-type="float">
            <text:p>0,16</text:p>
          </table:table-cell>
          <table:table-cell table:style-name="ce4" table:formula="of:=COS(RADIANS([.BA$4])) * SIN(RADIANS([.$A71]))" office:value-type="float" office:value="0.142909994956253" calcext:value-type="float">
            <text:p>0,14</text:p>
          </table:table-cell>
          <table:table-cell table:style-name="ce4" table:formula="of:=COS(RADIANS([.BB$4])) * SIN(RADIANS([.$A71]))" office:value-type="float" office:value="0.127140954208103" calcext:value-type="float">
            <text:p>0,13</text:p>
          </table:table-cell>
          <table:table-cell table:style-name="ce4" table:formula="of:=COS(RADIANS([.BC$4])) * SIN(RADIANS([.$A71]))" office:value-type="float" office:value="0.111333185093659" calcext:value-type="float">
            <text:p>0,11</text:p>
          </table:table-cell>
          <table:table-cell table:style-name="ce4" table:formula="of:=COS(RADIANS([.BD$4])) * SIN(RADIANS([.$A71]))" office:value-type="float" office:value="0.0954915028125263" calcext:value-type="float">
            <text:p>0,10</text:p>
          </table:table-cell>
          <table:table-cell table:style-name="ce4" table:formula="of:=COS(RADIANS([.BE$4])) * SIN(RADIANS([.$A71]))" office:value-type="float" office:value="0.0796207328945903" calcext:value-type="float">
            <text:p>0,08</text:p>
          </table:table-cell>
          <table:table-cell table:style-name="ce4" table:formula="of:=COS(RADIANS([.BF$4])) * SIN(RADIANS([.$A71]))" office:value-type="float" office:value="0.063725709730111" calcext:value-type="float">
            <text:p>0,06</text:p>
          </table:table-cell>
          <table:table-cell table:style-name="ce4" table:formula="of:=COS(RADIANS([.BG$4])) * SIN(RADIANS([.$A71]))" office:value-type="float" office:value="0.0478112750971234" calcext:value-type="float">
            <text:p>0,05</text:p>
          </table:table-cell>
          <table:table-cell table:style-name="ce4" table:formula="of:=COS(RADIANS([.BH$4])) * SIN(RADIANS([.$A71]))" office:value-type="float" office:value="0.0398482931927558" calcext:value-type="float">
            <text:p>0,04</text:p>
          </table:table-cell>
          <table:table-cell table:style-name="ce4" table:formula="of:=COS(RADIANS([.BI$4])) * SIN(RADIANS([.$A71]))" office:value-type="float" office:value="0.0318822766865828" calcext:value-type="float">
            <text:p>0,03</text:p>
          </table:table-cell>
          <table:table-cell table:style-name="ce4" table:formula="of:=COS(RADIANS([.BJ$4])) * SIN(RADIANS([.$A71]))" office:value-type="float" office:value="0.0239138322216029" calcext:value-type="float">
            <text:p>0,02</text:p>
          </table:table-cell>
          <table:table-cell table:style-name="ce4" table:formula="of:=COS(RADIANS([.BK$4])) * SIN(RADIANS([.$A71]))" office:value-type="float" office:value="0.0159435666257129" calcext:value-type="float">
            <text:p>0,02</text:p>
          </table:table-cell>
          <table:table-cell table:style-name="ce4" table:formula="of:=COS(RADIANS([.BL$4])) * SIN(RADIANS([.$A71]))" office:value-type="float" office:value="0.00797208686549638" calcext:value-type="float">
            <text:p>0,01</text:p>
          </table:table-cell>
          <table:table-cell table:style-name="ce4" table:formula="of:=COS(RADIANS([.BM$4])) * SIN(RADIANS([.$A71]))" office:value-type="float" office:value="5.59385260288808E-017" calcext:value-type="float">
            <text:p>0,00</text:p>
          </table:table-cell>
          <table:table-cell table:formula="of:=90-[.A71]" office:value-type="float" office:value="24" calcext:value-type="float">
            <text:p>24</text:p>
          </table:table-cell>
          <table:table-cell table:number-columns-repeated="958"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table:style-name="ce4" table:formula="of:=COS(RADIANS([.B$4])) * SIN(RADIANS([.$A72]))" office:value-type="float" office:value="0.92050485345244" calcext:value-type="float">
            <text:p>0,92</text:p>
          </table:table-cell>
          <table:table-cell table:style-name="ce4" table:formula="of:=COS(RADIANS([.C$4])) * SIN(RADIANS([.$A72]))" office:value-type="float" office:value="0.91700205457704" calcext:value-type="float">
            <text:p>0,92</text:p>
          </table:table-cell>
          <table:table-cell table:style-name="ce4" table:formula="of:=COS(RADIANS([.D$4])) * SIN(RADIANS([.$A72]))" office:value-type="float" office:value="0.90652031636533" calcext:value-type="float">
            <text:p>0,91</text:p>
          </table:table-cell>
          <table:table-cell table:style-name="ce4" table:formula="of:=COS(RADIANS([.E$4])) * SIN(RADIANS([.$A72]))" office:value-type="float" office:value="0.889139411174146" calcext:value-type="float">
            <text:p>0,89</text:p>
          </table:table-cell>
          <table:table-cell table:style-name="ce4" table:formula="of:=COS(RADIANS([.F$4])) * SIN(RADIANS([.$A72]))" office:value-type="float" office:value="0.864991618186872" calcext:value-type="float">
            <text:p>0,86</text:p>
          </table:table-cell>
          <table:table-cell table:style-name="ce4" table:formula="of:=COS(RADIANS([.G$4])) * SIN(RADIANS([.$A72]))" office:value-type="float" office:value="0.840923027609445" calcext:value-type="float">
            <text:p>0,84</text:p>
          </table:table-cell>
          <table:table-cell table:style-name="ce4" table:formula="of:=COS(RADIANS([.H$4])) * SIN(RADIANS([.$A72]))" office:value-type="float" office:value="0.820175829973182" calcext:value-type="float">
            <text:p>0,82</text:p>
          </table:table-cell>
          <table:table-cell table:style-name="ce4" table:formula="of:=COS(RADIANS([.I$4])) * SIN(RADIANS([.$A72]))" office:value-type="float" office:value="0.797180587396685" calcext:value-type="float">
            <text:p>0,80</text:p>
          </table:table-cell>
          <table:table-cell table:style-name="ce4" table:formula="of:=COS(RADIANS([.J$4])) * SIN(RADIANS([.$A72]))" office:value-type="float" office:value="0.780632388473092" calcext:value-type="float">
            <text:p>0,78</text:p>
          </table:table-cell>
          <table:table-cell table:style-name="ce4" table:formula="of:=COS(RADIANS([.K$4])) * SIN(RADIANS([.$A72]))" office:value-type="float" office:value="0.763133109231346" calcext:value-type="float">
            <text:p>0,76</text:p>
          </table:table-cell>
          <table:table-cell table:style-name="ce4" table:formula="of:=COS(RADIANS([.L$4])) * SIN(RADIANS([.$A72]))" office:value-type="float" office:value="0.744704069847645" calcext:value-type="float">
            <text:p>0,74</text:p>
          </table:table-cell>
          <table:table-cell table:style-name="ce4" table:formula="of:=COS(RADIANS([.M$4])) * SIN(RADIANS([.$A72]))" office:value-type="float" office:value="0.725367723267703" calcext:value-type="float">
            <text:p>0,73</text:p>
          </table:table-cell>
          <table:table-cell table:style-name="ce4" table:formula="of:=COS(RADIANS([.N$4])) * SIN(RADIANS([.$A72]))" office:value-type="float" office:value="0.705147627851291" calcext:value-type="float">
            <text:p>0,71</text:p>
          </table:table-cell>
          <table:table-cell table:style-name="ce4" table:formula="of:=COS(RADIANS([.O$4])) * SIN(RADIANS([.$A72]))" office:value-type="float" office:value="0.684068418670008" calcext:value-type="float">
            <text:p>0,68</text:p>
          </table:table-cell>
          <table:table-cell table:style-name="ce4" table:formula="of:=COS(RADIANS([.P$4])) * SIN(RADIANS([.$A72]))" office:value-type="float" office:value="0.662155777493238" calcext:value-type="float">
            <text:p>0,66</text:p>
          </table:table-cell>
          <table:table-cell table:style-name="ce4" table:formula="of:=COS(RADIANS([.Q$4])) * SIN(RADIANS([.$A72]))" office:value-type="float" office:value="0.65089522399135" calcext:value-type="float">
            <text:p>0,65</text:p>
          </table:table-cell>
          <table:table-cell table:style-name="ce4" table:formula="of:=COS(RADIANS([.R$4])) * SIN(RADIANS([.$A72]))" office:value-type="float" office:value="0.63943640149887" calcext:value-type="float">
            <text:p>0,64</text:p>
          </table:table-cell>
          <table:table-cell table:style-name="ce4" table:formula="of:=COS(RADIANS([.S$4])) * SIN(RADIANS([.$A72]))" office:value-type="float" office:value="0.627782800484135" calcext:value-type="float">
            <text:p>0,63</text:p>
          </table:table-cell>
          <table:table-cell table:style-name="ce4" table:formula="of:=COS(RADIANS([.T$4])) * SIN(RADIANS([.$A72]))" office:value-type="float" office:value="0.615937970746904" calcext:value-type="float">
            <text:p>0,62</text:p>
          </table:table-cell>
          <table:table-cell table:style-name="ce4" table:formula="of:=COS(RADIANS([.U$4])) * SIN(RADIANS([.$A72]))" office:value-type="float" office:value="0.603905520337057" calcext:value-type="float">
            <text:p>0,60</text:p>
          </table:table-cell>
          <table:table-cell table:style-name="ce4" table:formula="of:=COS(RADIANS([.V$4])) * SIN(RADIANS([.$A72]))" office:value-type="float" office:value="0.591689114455552" calcext:value-type="float">
            <text:p>0,59</text:p>
          </table:table-cell>
          <table:table-cell table:style-name="ce4" table:formula="of:=COS(RADIANS([.W$4])) * SIN(RADIANS([.$A72]))" office:value-type="float" office:value="0.579292474337963" calcext:value-type="float">
            <text:p>0,58</text:p>
          </table:table-cell>
          <table:table-cell table:style-name="ce4" table:formula="of:=COS(RADIANS([.X$4])) * SIN(RADIANS([.$A72]))" office:value-type="float" office:value="0.566719376120958" calcext:value-type="float">
            <text:p>0,57</text:p>
          </table:table-cell>
          <table:table-cell table:style-name="ce4" table:formula="of:=COS(RADIANS([.Y$4])) * SIN(RADIANS([.$A72]))" office:value-type="float" office:value="0.553973649692053" calcext:value-type="float">
            <text:p>0,55</text:p>
          </table:table-cell>
          <table:table-cell table:style-name="ce4" table:formula="of:=COS(RADIANS([.Z$4])) * SIN(RADIANS([.$A72]))" office:value-type="float" office:value="0.541059177522989" calcext:value-type="float">
            <text:p>0,54</text:p>
          </table:table-cell>
          <table:table-cell table:style-name="ce4" table:formula="of:=COS(RADIANS([.AA$4])) * SIN(RADIANS([.$A72]))" office:value-type="float" office:value="0.527979893487093" calcext:value-type="float">
            <text:p>0,53</text:p>
          </table:table-cell>
          <table:table-cell table:style-name="ce4" table:formula="of:=COS(RADIANS([.AB$4])) * SIN(RADIANS([.$A72]))" office:value-type="float" office:value="0.514739781660985" calcext:value-type="float">
            <text:p>0,51</text:p>
          </table:table-cell>
          <table:table-cell table:style-name="ce4" table:formula="of:=COS(RADIANS([.AC$4])) * SIN(RADIANS([.$A72]))" office:value-type="float" office:value="0.501342875110986" calcext:value-type="float">
            <text:p>0,50</text:p>
          </table:table-cell>
          <table:table-cell table:style-name="ce4" table:formula="of:=COS(RADIANS([.AD$4])) * SIN(RADIANS([.$A72]))" office:value-type="float" office:value="0.487793254664611" calcext:value-type="float">
            <text:p>0,49</text:p>
          </table:table-cell>
          <table:table-cell table:style-name="ce4" table:formula="of:=COS(RADIANS([.AE$4])) * SIN(RADIANS([.$A72]))" office:value-type="float" office:value="0.474095047667507" calcext:value-type="float">
            <text:p>0,47</text:p>
          </table:table-cell>
          <table:table-cell table:style-name="ce4" table:formula="of:=COS(RADIANS([.AF$4])) * SIN(RADIANS([.$A72]))" office:value-type="float" office:value="0.46025242672622" calcext:value-type="float">
            <text:p>0,46</text:p>
          </table:table-cell>
          <table:table-cell table:style-name="ce4" table:formula="of:=COS(RADIANS([.AG$4])) * SIN(RADIANS([.$A72]))" office:value-type="float" office:value="0.446269608437188" calcext:value-type="float">
            <text:p>0,45</text:p>
          </table:table-cell>
          <table:table-cell table:style-name="ce4" table:formula="of:=COS(RADIANS([.AH$4])) * SIN(RADIANS([.$A72]))" office:value-type="float" office:value="0.432150852102315" calcext:value-type="float">
            <text:p>0,43</text:p>
          </table:table-cell>
          <table:table-cell table:style-name="ce4" table:formula="of:=COS(RADIANS([.AI$4])) * SIN(RADIANS([.$A72]))" office:value-type="float" office:value="0.417900458431552" calcext:value-type="float">
            <text:p>0,42</text:p>
          </table:table-cell>
          <table:table-cell table:style-name="ce4" table:formula="of:=COS(RADIANS([.AJ$4])) * SIN(RADIANS([.$A72]))" office:value-type="float" office:value="0.403522768232858" calcext:value-type="float">
            <text:p>0,40</text:p>
          </table:table-cell>
          <table:table-cell table:style-name="ce4" table:formula="of:=COS(RADIANS([.AK$4])) * SIN(RADIANS([.$A72]))" office:value-type="float" office:value="0.389022161089948" calcext:value-type="float">
            <text:p>0,39</text:p>
          </table:table-cell>
          <table:table-cell table:style-name="ce4" table:formula="of:=COS(RADIANS([.AL$4])) * SIN(RADIANS([.$A72]))" office:value-type="float" office:value="0.374403054028227" calcext:value-type="float">
            <text:p>0,37</text:p>
          </table:table-cell>
          <table:table-cell table:style-name="ce4" table:formula="of:=COS(RADIANS([.AM$4])) * SIN(RADIANS([.$A72]))" office:value-type="float" office:value="0.359669900169326" calcext:value-type="float">
            <text:p>0,36</text:p>
          </table:table-cell>
          <table:table-cell table:style-name="ce4" table:formula="of:=COS(RADIANS([.AN$4])) * SIN(RADIANS([.$A72]))" office:value-type="float" office:value="0.344827187374632" calcext:value-type="float">
            <text:p>0,34</text:p>
          </table:table-cell>
          <table:table-cell table:style-name="ce4" table:formula="of:=COS(RADIANS([.AO$4])) * SIN(RADIANS([.$A72]))" office:value-type="float" office:value="0.329879436878248" calcext:value-type="float">
            <text:p>0,33</text:p>
          </table:table-cell>
          <table:table-cell table:style-name="ce4" table:formula="of:=COS(RADIANS([.AP$4])) * SIN(RADIANS([.$A72]))" office:value-type="float" office:value="0.314831201909777" calcext:value-type="float">
            <text:p>0,31</text:p>
          </table:table-cell>
          <table:table-cell table:style-name="ce4" table:formula="of:=COS(RADIANS([.AQ$4])) * SIN(RADIANS([.$A72]))" office:value-type="float" office:value="0.299687066307367" calcext:value-type="float">
            <text:p>0,30</text:p>
          </table:table-cell>
          <table:table-cell table:style-name="ce4" table:formula="of:=COS(RADIANS([.AR$4])) * SIN(RADIANS([.$A72]))" office:value-type="float" office:value="0.284451643121425" calcext:value-type="float">
            <text:p>0,28</text:p>
          </table:table-cell>
          <table:table-cell table:style-name="ce4" table:formula="of:=COS(RADIANS([.AS$4])) * SIN(RADIANS([.$A72]))" office:value-type="float" office:value="0.269129573209443" calcext:value-type="float">
            <text:p>0,27</text:p>
          </table:table-cell>
          <table:table-cell table:style-name="ce4" table:formula="of:=COS(RADIANS([.AT$4])) * SIN(RADIANS([.$A72]))" office:value-type="float" office:value="0.253725523822345" calcext:value-type="float">
            <text:p>0,25</text:p>
          </table:table-cell>
          <table:table-cell table:style-name="ce4" table:formula="of:=COS(RADIANS([.AU$4])) * SIN(RADIANS([.$A72]))" office:value-type="float" office:value="0.238244187182796" calcext:value-type="float">
            <text:p>0,24</text:p>
          </table:table-cell>
          <table:table-cell table:style-name="ce4" table:formula="of:=COS(RADIANS([.AV$4])) * SIN(RADIANS([.$A72]))" office:value-type="float" office:value="0.222690279055909" calcext:value-type="float">
            <text:p>0,22</text:p>
          </table:table-cell>
          <table:table-cell table:style-name="ce4" table:formula="of:=COS(RADIANS([.AW$4])) * SIN(RADIANS([.$A72]))" office:value-type="float" office:value="0.207068537312771" calcext:value-type="float">
            <text:p>0,21</text:p>
          </table:table-cell>
          <table:table-cell table:style-name="ce4" table:formula="of:=COS(RADIANS([.AX$4])) * SIN(RADIANS([.$A72]))" office:value-type="float" office:value="0.191383720487251" calcext:value-type="float">
            <text:p>0,19</text:p>
          </table:table-cell>
          <table:table-cell table:style-name="ce4" table:formula="of:=COS(RADIANS([.AY$4])) * SIN(RADIANS([.$A72]))" office:value-type="float" office:value="0.175640606326494" calcext:value-type="float">
            <text:p>0,18</text:p>
          </table:table-cell>
          <table:table-cell table:style-name="ce4" table:formula="of:=COS(RADIANS([.AZ$4])) * SIN(RADIANS([.$A72]))" office:value-type="float" office:value="0.159843990335581" calcext:value-type="float">
            <text:p>0,16</text:p>
          </table:table-cell>
          <table:table-cell table:style-name="ce4" table:formula="of:=COS(RADIANS([.BA$4])) * SIN(RADIANS([.$A72]))" office:value-type="float" office:value="0.143998684316769" calcext:value-type="float">
            <text:p>0,14</text:p>
          </table:table-cell>
          <table:table-cell table:style-name="ce4" table:formula="of:=COS(RADIANS([.BB$4])) * SIN(RADIANS([.$A72]))" office:value-type="float" office:value="0.128109514903767" calcext:value-type="float">
            <text:p>0,13</text:p>
          </table:table-cell>
          <table:table-cell table:style-name="ce4" table:formula="of:=COS(RADIANS([.BC$4])) * SIN(RADIANS([.$A72]))" office:value-type="float" office:value="0.1121813220915" calcext:value-type="float">
            <text:p>0,11</text:p>
          </table:table-cell>
          <table:table-cell table:style-name="ce4" table:formula="of:=COS(RADIANS([.BD$4])) * SIN(RADIANS([.$A72]))" office:value-type="float" office:value="0.0962189577618001" calcext:value-type="float">
            <text:p>0,10</text:p>
          </table:table-cell>
          <table:table-cell table:style-name="ce4" table:formula="of:=COS(RADIANS([.BE$4])) * SIN(RADIANS([.$A72]))" office:value-type="float" office:value="0.0802272842054718" calcext:value-type="float">
            <text:p>0,08</text:p>
          </table:table-cell>
          <table:table-cell table:style-name="ce4" table:formula="of:=COS(RADIANS([.BF$4])) * SIN(RADIANS([.$A72]))" office:value-type="float" office:value="0.064211172641195" calcext:value-type="float">
            <text:p>0,06</text:p>
          </table:table-cell>
          <table:table-cell table:style-name="ce4" table:formula="of:=COS(RADIANS([.BG$4])) * SIN(RADIANS([.$A72]))" office:value-type="float" office:value="0.0481755017317045" calcext:value-type="float">
            <text:p>0,05</text:p>
          </table:table-cell>
          <table:table-cell table:style-name="ce4" table:formula="of:=COS(RADIANS([.BH$4])) * SIN(RADIANS([.$A72]))" office:value-type="float" office:value="0.0401518577744139" calcext:value-type="float">
            <text:p>0,04</text:p>
          </table:table-cell>
          <table:table-cell table:style-name="ce4" table:formula="of:=COS(RADIANS([.BI$4])) * SIN(RADIANS([.$A72]))" office:value-type="float" office:value="0.0321251560976997" calcext:value-type="float">
            <text:p>0,03</text:p>
          </table:table-cell>
          <table:table-cell table:style-name="ce4" table:formula="of:=COS(RADIANS([.BJ$4])) * SIN(RADIANS([.$A72]))" office:value-type="float" office:value="0.0240960079659711" calcext:value-type="float">
            <text:p>0,02</text:p>
          </table:table-cell>
          <table:table-cell table:style-name="ce4" table:formula="of:=COS(RADIANS([.BK$4])) * SIN(RADIANS([.$A72]))" office:value-type="float" office:value="0.0160650248299442" calcext:value-type="float">
            <text:p>0,02</text:p>
          </table:table-cell>
          <table:table-cell table:style-name="ce4" table:formula="of:=COS(RADIANS([.BL$4])) * SIN(RADIANS([.$A72]))" office:value-type="float" office:value="0.00803281828007818" calcext:value-type="float">
            <text:p>0,01</text:p>
          </table:table-cell>
          <table:table-cell table:style-name="ce4" table:formula="of:=COS(RADIANS([.BM$4])) * SIN(RADIANS([.$A72]))" office:value-type="float" office:value="5.63646661190067E-017" calcext:value-type="float">
            <text:p>0,00</text:p>
          </table:table-cell>
          <table:table-cell table:formula="of:=90-[.A72]" office:value-type="float" office:value="23" calcext:value-type="float">
            <text:p>23</text:p>
          </table:table-cell>
          <table:table-cell table:number-columns-repeated="958"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table:style-name="ce4" table:formula="of:=COS(RADIANS([.B$4])) * SIN(RADIANS([.$A73]))" office:value-type="float" office:value="0.927183854566787" calcext:value-type="float">
            <text:p>0,93</text:p>
          </table:table-cell>
          <table:table-cell table:style-name="ce4" table:formula="of:=COS(RADIANS([.C$4])) * SIN(RADIANS([.$A73]))" office:value-type="float" office:value="0.923655640075702" calcext:value-type="float">
            <text:p>0,92</text:p>
          </table:table-cell>
          <table:table-cell table:style-name="ce4" table:formula="of:=COS(RADIANS([.D$4])) * SIN(RADIANS([.$A73]))" office:value-type="float" office:value="0.913097848445116" calcext:value-type="float">
            <text:p>0,91</text:p>
          </table:table-cell>
          <table:table-cell table:style-name="ce4" table:formula="of:=COS(RADIANS([.E$4])) * SIN(RADIANS([.$A73]))" office:value-type="float" office:value="0.895590830844307" calcext:value-type="float">
            <text:p>0,90</text:p>
          </table:table-cell>
          <table:table-cell table:style-name="ce4" table:formula="of:=COS(RADIANS([.F$4])) * SIN(RADIANS([.$A73]))" office:value-type="float" office:value="0.871267826248245" calcext:value-type="float">
            <text:p>0,87</text:p>
          </table:table-cell>
          <table:table-cell table:style-name="ce4" table:formula="of:=COS(RADIANS([.G$4])) * SIN(RADIANS([.$A73]))" office:value-type="float" office:value="0.847024598739047" calcext:value-type="float">
            <text:p>0,85</text:p>
          </table:table-cell>
          <table:table-cell table:style-name="ce4" table:formula="of:=COS(RADIANS([.H$4])) * SIN(RADIANS([.$A73]))" office:value-type="float" office:value="0.826126863541126" calcext:value-type="float">
            <text:p>0,83</text:p>
          </table:table-cell>
          <table:table-cell table:style-name="ce4" table:formula="of:=COS(RADIANS([.I$4])) * SIN(RADIANS([.$A73]))" office:value-type="float" office:value="0.802964772033614" calcext:value-type="float">
            <text:p>0,80</text:p>
          </table:table-cell>
          <table:table-cell table:style-name="ce4" table:formula="of:=COS(RADIANS([.J$4])) * SIN(RADIANS([.$A73]))" office:value-type="float" office:value="0.786296502652341" calcext:value-type="float">
            <text:p>0,79</text:p>
          </table:table-cell>
          <table:table-cell table:style-name="ce4" table:formula="of:=COS(RADIANS([.K$4])) * SIN(RADIANS([.$A73]))" office:value-type="float" office:value="0.768670252102276" calcext:value-type="float">
            <text:p>0,77</text:p>
          </table:table-cell>
          <table:table-cell table:style-name="ce4" table:formula="of:=COS(RADIANS([.L$4])) * SIN(RADIANS([.$A73]))" office:value-type="float" office:value="0.750107495254601" calcext:value-type="float">
            <text:p>0,75</text:p>
          </table:table-cell>
          <table:table-cell table:style-name="ce4" table:formula="of:=COS(RADIANS([.M$4])) * SIN(RADIANS([.$A73]))" office:value-type="float" office:value="0.730630847969159" calcext:value-type="float">
            <text:p>0,73</text:p>
          </table:table-cell>
          <table:table-cell table:style-name="ce4" table:formula="of:=COS(RADIANS([.N$4])) * SIN(RADIANS([.$A73]))" office:value-type="float" office:value="0.710264039540522" calcext:value-type="float">
            <text:p>0,71</text:p>
          </table:table-cell>
          <table:table-cell table:style-name="ce4" table:formula="of:=COS(RADIANS([.O$4])) * SIN(RADIANS([.$A73]))" office:value-type="float" office:value="0.689031883787493" calcext:value-type="float">
            <text:p>0,69</text:p>
          </table:table-cell>
          <table:table-cell table:style-name="ce4" table:formula="of:=COS(RADIANS([.P$4])) * SIN(RADIANS([.$A73]))" office:value-type="float" office:value="0.666960248821294" calcext:value-type="float">
            <text:p>0,67</text:p>
          </table:table-cell>
          <table:table-cell table:style-name="ce4" table:formula="of:=COS(RADIANS([.Q$4])) * SIN(RADIANS([.$A73]))" office:value-type="float" office:value="0.655617990970857" calcext:value-type="float">
            <text:p>0,66</text:p>
          </table:table-cell>
          <table:table-cell table:style-name="ce4" table:formula="of:=COS(RADIANS([.R$4])) * SIN(RADIANS([.$A73]))" office:value-type="float" office:value="0.644076025529256" calcext:value-type="float">
            <text:p>0,64</text:p>
          </table:table-cell>
          <table:table-cell table:style-name="ce4" table:formula="of:=COS(RADIANS([.S$4])) * SIN(RADIANS([.$A73]))" office:value-type="float" office:value="0.632337868290975" calcext:value-type="float">
            <text:p>0,63</text:p>
          </table:table-cell>
          <table:table-cell table:style-name="ce4" table:formula="of:=COS(RADIANS([.T$4])) * SIN(RADIANS([.$A73]))" office:value-type="float" office:value="0.620407094812418" calcext:value-type="float">
            <text:p>0,62</text:p>
          </table:table-cell>
          <table:table-cell table:style-name="ce4" table:formula="of:=COS(RADIANS([.U$4])) * SIN(RADIANS([.$A73]))" office:value-type="float" office:value="0.608287339322762" calcext:value-type="float">
            <text:p>0,61</text:p>
          </table:table-cell>
          <table:table-cell table:style-name="ce4" table:formula="of:=COS(RADIANS([.V$4])) * SIN(RADIANS([.$A73]))" office:value-type="float" office:value="0.595982293616937" calcext:value-type="float">
            <text:p>0,60</text:p>
          </table:table-cell>
          <table:table-cell table:style-name="ce4" table:formula="of:=COS(RADIANS([.W$4])) * SIN(RADIANS([.$A73]))" office:value-type="float" office:value="0.583495705931066" calcext:value-type="float">
            <text:p>0,58</text:p>
          </table:table-cell>
          <table:table-cell table:style-name="ce4" table:formula="of:=COS(RADIANS([.X$4])) * SIN(RADIANS([.$A73]))" office:value-type="float" office:value="0.570831379800719" calcext:value-type="float">
            <text:p>0,57</text:p>
          </table:table-cell>
          <table:table-cell table:style-name="ce4" table:formula="of:=COS(RADIANS([.Y$4])) * SIN(RADIANS([.$A73]))" office:value-type="float" office:value="0.557993172902317" calcext:value-type="float">
            <text:p>0,56</text:p>
          </table:table-cell>
          <table:table-cell table:style-name="ce4" table:formula="of:=COS(RADIANS([.Z$4])) * SIN(RADIANS([.$A73]))" office:value-type="float" office:value="0.544984995878047" calcext:value-type="float">
            <text:p>0,54</text:p>
          </table:table-cell>
          <table:table-cell table:style-name="ce4" table:formula="of:=COS(RADIANS([.AA$4])) * SIN(RADIANS([.$A73]))" office:value-type="float" office:value="0.531810811144645" calcext:value-type="float">
            <text:p>0,53</text:p>
          </table:table-cell>
          <table:table-cell table:style-name="ce4" table:formula="of:=COS(RADIANS([.AB$4])) * SIN(RADIANS([.$A73]))" office:value-type="float" office:value="0.518474631686401" calcext:value-type="float">
            <text:p>0,52</text:p>
          </table:table-cell>
          <table:table-cell table:style-name="ce4" table:formula="of:=COS(RADIANS([.AC$4])) * SIN(RADIANS([.$A73]))" office:value-type="float" office:value="0.504980519832768" calcext:value-type="float">
            <text:p>0,50</text:p>
          </table:table-cell>
          <table:table-cell table:style-name="ce4" table:formula="of:=COS(RADIANS([.AD$4])) * SIN(RADIANS([.$A73]))" office:value-type="float" office:value="0.491332586020939" calcext:value-type="float">
            <text:p>0,49</text:p>
          </table:table-cell>
          <table:table-cell table:style-name="ce4" table:formula="of:=COS(RADIANS([.AE$4])) * SIN(RADIANS([.$A73]))" office:value-type="float" office:value="0.477534987543762" calcext:value-type="float">
            <text:p>0,48</text:p>
          </table:table-cell>
          <table:table-cell table:style-name="ce4" table:formula="of:=COS(RADIANS([.AF$4])) * SIN(RADIANS([.$A73]))" office:value-type="float" office:value="0.463591927283394" calcext:value-type="float">
            <text:p>0,46</text:p>
          </table:table-cell>
          <table:table-cell table:style-name="ce4" table:formula="of:=COS(RADIANS([.AG$4])) * SIN(RADIANS([.$A73]))" office:value-type="float" office:value="0.449507652431059" calcext:value-type="float">
            <text:p>0,45</text:p>
          </table:table-cell>
          <table:table-cell table:style-name="ce4" table:formula="of:=COS(RADIANS([.AH$4])) * SIN(RADIANS([.$A73]))" office:value-type="float" office:value="0.435286453193316" calcext:value-type="float">
            <text:p>0,44</text:p>
          </table:table-cell>
          <table:table-cell table:style-name="ce4" table:formula="of:=COS(RADIANS([.AI$4])) * SIN(RADIANS([.$A73]))" office:value-type="float" office:value="0.420932661485215" calcext:value-type="float">
            <text:p>0,42</text:p>
          </table:table-cell>
          <table:table-cell table:style-name="ce4" table:formula="of:=COS(RADIANS([.AJ$4])) * SIN(RADIANS([.$A73]))" office:value-type="float" office:value="0.40645064961076" calcext:value-type="float">
            <text:p>0,41</text:p>
          </table:table-cell>
          <table:table-cell table:style-name="ce4" table:formula="of:=COS(RADIANS([.AK$4])) * SIN(RADIANS([.$A73]))" office:value-type="float" office:value="0.391844828931057" calcext:value-type="float">
            <text:p>0,39</text:p>
          </table:table-cell>
          <table:table-cell table:style-name="ce4" table:formula="of:=COS(RADIANS([.AL$4])) * SIN(RADIANS([.$A73]))" office:value-type="float" office:value="0.377119648520576" calcext:value-type="float">
            <text:p>0,38</text:p>
          </table:table-cell>
          <table:table-cell table:style-name="ce4" table:formula="of:=COS(RADIANS([.AM$4])) * SIN(RADIANS([.$A73]))" office:value-type="float" office:value="0.362279593811915" calcext:value-type="float">
            <text:p>0,36</text:p>
          </table:table-cell>
          <table:table-cell table:style-name="ce4" table:formula="of:=COS(RADIANS([.AN$4])) * SIN(RADIANS([.$A73]))" office:value-type="float" office:value="0.347329185229499" calcext:value-type="float">
            <text:p>0,35</text:p>
          </table:table-cell>
          <table:table-cell table:style-name="ce4" table:formula="of:=COS(RADIANS([.AO$4])) * SIN(RADIANS([.$A73]))" office:value-type="float" office:value="0.332272976812607" calcext:value-type="float">
            <text:p>0,33</text:p>
          </table:table-cell>
          <table:table-cell table:style-name="ce4" table:formula="of:=COS(RADIANS([.AP$4])) * SIN(RADIANS([.$A73]))" office:value-type="float" office:value="0.317115554828179" calcext:value-type="float">
            <text:p>0,32</text:p>
          </table:table-cell>
          <table:table-cell table:style-name="ce4" table:formula="of:=COS(RADIANS([.AQ$4])) * SIN(RADIANS([.$A73]))" office:value-type="float" office:value="0.301861536373782" calcext:value-type="float">
            <text:p>0,30</text:p>
          </table:table-cell>
          <table:table-cell table:style-name="ce4" table:formula="of:=COS(RADIANS([.AR$4])) * SIN(RADIANS([.$A73]))" office:value-type="float" office:value="0.286515567971207" calcext:value-type="float">
            <text:p>0,29</text:p>
          </table:table-cell>
          <table:table-cell table:style-name="ce4" table:formula="of:=COS(RADIANS([.AS$4])) * SIN(RADIANS([.$A73]))" office:value-type="float" office:value="0.27108232415109" calcext:value-type="float">
            <text:p>0,27</text:p>
          </table:table-cell>
          <table:table-cell table:style-name="ce4" table:formula="of:=COS(RADIANS([.AT$4])) * SIN(RADIANS([.$A73]))" office:value-type="float" office:value="0.255566506029002" calcext:value-type="float">
            <text:p>0,26</text:p>
          </table:table-cell>
          <table:table-cell table:style-name="ce4" table:formula="of:=COS(RADIANS([.AU$4])) * SIN(RADIANS([.$A73]))" office:value-type="float" office:value="0.23997283987345" calcext:value-type="float">
            <text:p>0,24</text:p>
          </table:table-cell>
          <table:table-cell table:style-name="ce4" table:formula="of:=COS(RADIANS([.AV$4])) * SIN(RADIANS([.$A73]))" office:value-type="float" office:value="0.224306075666204" calcext:value-type="float">
            <text:p>0,22</text:p>
          </table:table-cell>
          <table:table-cell table:style-name="ce4" table:formula="of:=COS(RADIANS([.AW$4])) * SIN(RADIANS([.$A73]))" office:value-type="float" office:value="0.208570985655408" calcext:value-type="float">
            <text:p>0,21</text:p>
          </table:table-cell>
          <table:table-cell table:style-name="ce4" table:formula="of:=COS(RADIANS([.AX$4])) * SIN(RADIANS([.$A73]))" office:value-type="float" office:value="0.192772362901908" calcext:value-type="float">
            <text:p>0,19</text:p>
          </table:table-cell>
          <table:table-cell table:style-name="ce4" table:formula="of:=COS(RADIANS([.AY$4])) * SIN(RADIANS([.$A73]))" office:value-type="float" office:value="0.176915019819241" calcext:value-type="float">
            <text:p>0,18</text:p>
          </table:table-cell>
          <table:table-cell table:style-name="ce4" table:formula="of:=COS(RADIANS([.AZ$4])) * SIN(RADIANS([.$A73]))" office:value-type="float" office:value="0.161003786707723" calcext:value-type="float">
            <text:p>0,16</text:p>
          </table:table-cell>
          <table:table-cell table:style-name="ce4" table:formula="of:=COS(RADIANS([.BA$4])) * SIN(RADIANS([.$A73]))" office:value-type="float" office:value="0.145043510283095" calcext:value-type="float">
            <text:p>0,15</text:p>
          </table:table-cell>
          <table:table-cell table:style-name="ce4" table:formula="of:=COS(RADIANS([.BB$4])) * SIN(RADIANS([.$A73]))" office:value-type="float" office:value="0.129039052200166" calcext:value-type="float">
            <text:p>0,13</text:p>
          </table:table-cell>
          <table:table-cell table:style-name="ce4" table:formula="of:=COS(RADIANS([.BC$4])) * SIN(RADIANS([.$A73]))" office:value-type="float" office:value="0.112995287571908" calcext:value-type="float">
            <text:p>0,11</text:p>
          </table:table-cell>
          <table:table-cell table:style-name="ce4" table:formula="of:=COS(RADIANS([.BD$4])) * SIN(RADIANS([.$A73]))" office:value-type="float" office:value="0.0969171034844458" calcext:value-type="float">
            <text:p>0,10</text:p>
          </table:table-cell>
          <table:table-cell table:style-name="ce4" table:formula="of:=COS(RADIANS([.BE$4])) * SIN(RADIANS([.$A73]))" office:value-type="float" office:value="0.0808093975084052" calcext:value-type="float">
            <text:p>0,08</text:p>
          </table:table-cell>
          <table:table-cell table:style-name="ce4" table:formula="of:=COS(RADIANS([.BF$4])) * SIN(RADIANS([.$A73]))" office:value-type="float" office:value="0.0646770762070649" calcext:value-type="float">
            <text:p>0,06</text:p>
          </table:table-cell>
          <table:table-cell table:style-name="ce4" table:formula="of:=COS(RADIANS([.BG$4])) * SIN(RADIANS([.$A73]))" office:value-type="float" office:value="0.0485250536417715" calcext:value-type="float">
            <text:p>0,05</text:p>
          </table:table-cell>
          <table:table-cell table:style-name="ce4" table:formula="of:=COS(RADIANS([.BH$4])) * SIN(RADIANS([.$A73]))" office:value-type="float" office:value="0.0404431917112341" calcext:value-type="float">
            <text:p>0,04</text:p>
          </table:table-cell>
          <table:table-cell table:style-name="ce4" table:formula="of:=COS(RADIANS([.BI$4])) * SIN(RADIANS([.$A73]))" office:value-type="float" office:value="0.0323582498750658" calcext:value-type="float">
            <text:p>0,03</text:p>
          </table:table-cell>
          <table:table-cell table:style-name="ce4" table:formula="of:=COS(RADIANS([.BJ$4])) * SIN(RADIANS([.$A73]))" office:value-type="float" office:value="0.0242708438328896" calcext:value-type="float">
            <text:p>0,02</text:p>
          </table:table-cell>
          <table:table-cell table:style-name="ce4" table:formula="of:=COS(RADIANS([.BK$4])) * SIN(RADIANS([.$A73]))" office:value-type="float" office:value="0.0161815894719868" calcext:value-type="float">
            <text:p>0,02</text:p>
          </table:table-cell>
          <table:table-cell table:style-name="ce4" table:formula="of:=COS(RADIANS([.BL$4])) * SIN(RADIANS([.$A73]))" office:value-type="float" office:value="0.00809110282039621" calcext:value-type="float">
            <text:p>0,01</text:p>
          </table:table-cell>
          <table:table-cell table:style-name="ce4" table:formula="of:=COS(RADIANS([.BM$4])) * SIN(RADIANS([.$A73]))" office:value-type="float" office:value="5.67736369858161E-017" calcext:value-type="float">
            <text:p>0,00</text:p>
          </table:table-cell>
          <table:table-cell table:formula="of:=90-[.A73]" office:value-type="float" office:value="22" calcext:value-type="float">
            <text:p>22</text:p>
          </table:table-cell>
          <table:table-cell table:number-columns-repeated="958"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table:style-name="ce4" table:formula="of:=COS(RADIANS([.B$4])) * SIN(RADIANS([.$A74]))" office:value-type="float" office:value="0.933580426497202" calcext:value-type="float">
            <text:p>0,93</text:p>
          </table:table-cell>
          <table:table-cell table:style-name="ce4" table:formula="of:=COS(RADIANS([.C$4])) * SIN(RADIANS([.$A74]))" office:value-type="float" office:value="0.930027871118743" calcext:value-type="float">
            <text:p>0,93</text:p>
          </table:table-cell>
          <table:table-cell table:style-name="ce4" table:formula="of:=COS(RADIANS([.D$4])) * SIN(RADIANS([.$A74]))" office:value-type="float" office:value="0.919397242074888" calcext:value-type="float">
            <text:p>0,92</text:p>
          </table:table-cell>
          <table:table-cell table:style-name="ce4" table:formula="of:=COS(RADIANS([.E$4])) * SIN(RADIANS([.$A74]))" office:value-type="float" office:value="0.90176944487161" calcext:value-type="float">
            <text:p>0,90</text:p>
          </table:table-cell>
          <table:table-cell table:style-name="ce4" table:formula="of:=COS(RADIANS([.F$4])) * SIN(RADIANS([.$A74]))" office:value-type="float" office:value="0.877278637689582" calcext:value-type="float">
            <text:p>0,88</text:p>
          </table:table-cell>
          <table:table-cell table:style-name="ce4" table:formula="of:=COS(RADIANS([.G$4])) * SIN(RADIANS([.$A74]))" office:value-type="float" office:value="0.852868157970561" calcext:value-type="float">
            <text:p>0,85</text:p>
          </table:table-cell>
          <table:table-cell table:style-name="ce4" table:formula="of:=COS(RADIANS([.H$4])) * SIN(RADIANS([.$A74]))" office:value-type="float" office:value="0.831826250863566" calcext:value-type="float">
            <text:p>0,83</text:p>
          </table:table-cell>
          <table:table-cell table:style-name="ce4" table:formula="of:=COS(RADIANS([.I$4])) * SIN(RADIANS([.$A74]))" office:value-type="float" office:value="0.808504365822488" calcext:value-type="float">
            <text:p>0,81</text:p>
          </table:table-cell>
          <table:table-cell table:style-name="ce4" table:formula="of:=COS(RADIANS([.J$4])) * SIN(RADIANS([.$A74]))" office:value-type="float" office:value="0.791721103299856" calcext:value-type="float">
            <text:p>0,79</text:p>
          </table:table-cell>
          <table:table-cell table:style-name="ce4" table:formula="of:=COS(RADIANS([.K$4])) * SIN(RADIANS([.$A74]))" office:value-type="float" office:value="0.773973250568141" calcext:value-type="float">
            <text:p>0,77</text:p>
          </table:table-cell>
          <table:table-cell table:style-name="ce4" table:formula="of:=COS(RADIANS([.L$4])) * SIN(RADIANS([.$A74]))" office:value-type="float" office:value="0.755282430652048" calcext:value-type="float">
            <text:p>0,76</text:p>
          </table:table-cell>
          <table:table-cell table:style-name="ce4" table:formula="of:=COS(RADIANS([.M$4])) * SIN(RADIANS([.$A74]))" office:value-type="float" office:value="0.735671415436545" calcext:value-type="float">
            <text:p>0,74</text:p>
          </table:table-cell>
          <table:table-cell table:style-name="ce4" table:formula="of:=COS(RADIANS([.N$4])) * SIN(RADIANS([.$A74]))" office:value-type="float" office:value="0.715164097922827" calcext:value-type="float">
            <text:p>0,72</text:p>
          </table:table-cell>
          <table:table-cell table:style-name="ce4" table:formula="of:=COS(RADIANS([.O$4])) * SIN(RADIANS([.$A74]))" office:value-type="float" office:value="0.693785463118374" calcext:value-type="float">
            <text:p>0,69</text:p>
          </table:table-cell>
          <table:table-cell table:style-name="ce4" table:formula="of:=COS(RADIANS([.P$4])) * SIN(RADIANS([.$A74]))" office:value-type="float" office:value="0.67156155759657" calcext:value-type="float">
            <text:p>0,67</text:p>
          </table:table-cell>
          <table:table-cell table:style-name="ce4" table:formula="of:=COS(RADIANS([.Q$4])) * SIN(RADIANS([.$A74]))" office:value-type="float" office:value="0.660141050359201" calcext:value-type="float">
            <text:p>0,66</text:p>
          </table:table-cell>
          <table:table-cell table:style-name="ce4" table:formula="of:=COS(RADIANS([.R$4])) * SIN(RADIANS([.$A74]))" office:value-type="float" office:value="0.648519457762962" calcext:value-type="float">
            <text:p>0,65</text:p>
          </table:table-cell>
          <table:table-cell table:style-name="ce4" table:formula="of:=COS(RADIANS([.S$4])) * SIN(RADIANS([.$A74]))" office:value-type="float" office:value="0.63670031985754" calcext:value-type="float">
            <text:p>0,64</text:p>
          </table:table-cell>
          <table:table-cell table:style-name="ce4" table:formula="of:=COS(RADIANS([.T$4])) * SIN(RADIANS([.$A74]))" office:value-type="float" office:value="0.624687236866834" calcext:value-type="float">
            <text:p>0,62</text:p>
          </table:table-cell>
          <table:table-cell table:style-name="ce4" table:formula="of:=COS(RADIANS([.U$4])) * SIN(RADIANS([.$A74]))" office:value-type="float" office:value="0.612483868092298" calcext:value-type="float">
            <text:p>0,61</text:p>
          </table:table-cell>
          <table:table-cell table:style-name="ce4" table:formula="of:=COS(RADIANS([.V$4])) * SIN(RADIANS([.$A74]))" office:value-type="float" office:value="0.600093930798276" calcext:value-type="float">
            <text:p>0,60</text:p>
          </table:table-cell>
          <table:table-cell table:style-name="ce4" table:formula="of:=COS(RADIANS([.W$4])) * SIN(RADIANS([.$A74]))" office:value-type="float" office:value="0.587521199079693" calcext:value-type="float">
            <text:p>0,59</text:p>
          </table:table-cell>
          <table:table-cell table:style-name="ce4" table:formula="of:=COS(RADIANS([.X$4])) * SIN(RADIANS([.$A74]))" office:value-type="float" office:value="0.574769502712425" calcext:value-type="float">
            <text:p>0,57</text:p>
          </table:table-cell>
          <table:table-cell table:style-name="ce4" table:formula="of:=COS(RADIANS([.Y$4])) * SIN(RADIANS([.$A74]))" office:value-type="float" office:value="0.561842725986713" calcext:value-type="float">
            <text:p>0,56</text:p>
          </table:table-cell>
          <table:table-cell table:style-name="ce4" table:formula="of:=COS(RADIANS([.Z$4])) * SIN(RADIANS([.$A74]))" office:value-type="float" office:value="0.548744806523972" calcext:value-type="float">
            <text:p>0,55</text:p>
          </table:table-cell>
          <table:table-cell table:style-name="ce4" table:formula="of:=COS(RADIANS([.AA$4])) * SIN(RADIANS([.$A74]))" office:value-type="float" office:value="0.535479734077355" calcext:value-type="float">
            <text:p>0,54</text:p>
          </table:table-cell>
          <table:table-cell table:style-name="ce4" table:formula="of:=COS(RADIANS([.AB$4])) * SIN(RADIANS([.$A74]))" office:value-type="float" office:value="0.522051549316428" calcext:value-type="float">
            <text:p>0,52</text:p>
          </table:table-cell>
          <table:table-cell table:style-name="ce4" table:formula="of:=COS(RADIANS([.AC$4])) * SIN(RADIANS([.$A74]))" office:value-type="float" office:value="0.508464342596354" calcext:value-type="float">
            <text:p>0,51</text:p>
          </table:table-cell>
          <table:table-cell table:style-name="ce4" table:formula="of:=COS(RADIANS([.AD$4])) * SIN(RADIANS([.$A74]))" office:value-type="float" office:value="0.494722252711919" calcext:value-type="float">
            <text:p>0,49</text:p>
          </table:table-cell>
          <table:table-cell table:style-name="ce4" table:formula="of:=COS(RADIANS([.AE$4])) * SIN(RADIANS([.$A74]))" office:value-type="float" office:value="0.480829465636826" calcext:value-type="float">
            <text:p>0,48</text:p>
          </table:table-cell>
          <table:table-cell table:style-name="ce4" table:formula="of:=COS(RADIANS([.AF$4])) * SIN(RADIANS([.$A74]))" office:value-type="float" office:value="0.466790213248601" calcext:value-type="float">
            <text:p>0,47</text:p>
          </table:table-cell>
          <table:table-cell table:style-name="ce4" table:formula="of:=COS(RADIANS([.AG$4])) * SIN(RADIANS([.$A74]))" office:value-type="float" office:value="0.452608772039522" calcext:value-type="float">
            <text:p>0,45</text:p>
          </table:table-cell>
          <table:table-cell table:style-name="ce4" table:formula="of:=COS(RADIANS([.AH$4])) * SIN(RADIANS([.$A74]))" office:value-type="float" office:value="0.43828946181396" calcext:value-type="float">
            <text:p>0,44</text:p>
          </table:table-cell>
          <table:table-cell table:style-name="ce4" table:formula="of:=COS(RADIANS([.AI$4])) * SIN(RADIANS([.$A74]))" office:value-type="float" office:value="0.423836644372524" calcext:value-type="float">
            <text:p>0,42</text:p>
          </table:table-cell>
          <table:table-cell table:style-name="ce4" table:formula="of:=COS(RADIANS([.AJ$4])) * SIN(RADIANS([.$A74]))" office:value-type="float" office:value="0.409254722183414" calcext:value-type="float">
            <text:p>0,41</text:p>
          </table:table-cell>
          <table:table-cell table:style-name="ce4" table:formula="of:=COS(RADIANS([.AK$4])) * SIN(RADIANS([.$A74]))" office:value-type="float" office:value="0.394548137041388" calcext:value-type="float">
            <text:p>0,39</text:p>
          </table:table-cell>
          <table:table-cell table:style-name="ce4" table:formula="of:=COS(RADIANS([.AL$4])) * SIN(RADIANS([.$A74]))" office:value-type="float" office:value="0.379721368714746" calcext:value-type="float">
            <text:p>0,38</text:p>
          </table:table-cell>
          <table:table-cell table:style-name="ce4" table:formula="of:=COS(RADIANS([.AM$4])) * SIN(RADIANS([.$A74]))" office:value-type="float" office:value="0.364778933580749" calcext:value-type="float">
            <text:p>0,36</text:p>
          </table:table-cell>
          <table:table-cell table:style-name="ce4" table:formula="of:=COS(RADIANS([.AN$4])) * SIN(RADIANS([.$A74]))" office:value-type="float" office:value="0.349725383249891" calcext:value-type="float">
            <text:p>0,35</text:p>
          </table:table-cell>
          <table:table-cell table:style-name="ce4" table:formula="of:=COS(RADIANS([.AO$4])) * SIN(RADIANS([.$A74]))" office:value-type="float" office:value="0.334565303179429" calcext:value-type="float">
            <text:p>0,33</text:p>
          </table:table-cell>
          <table:table-cell table:style-name="ce4" table:formula="of:=COS(RADIANS([.AP$4])) * SIN(RADIANS([.$A74]))" office:value-type="float" office:value="0.319303311276612" calcext:value-type="float">
            <text:p>0,32</text:p>
          </table:table-cell>
          <table:table-cell table:style-name="ce4" table:formula="of:=COS(RADIANS([.AQ$4])) * SIN(RADIANS([.$A74]))" office:value-type="float" office:value="0.303944056492019" calcext:value-type="float">
            <text:p>0,30</text:p>
          </table:table-cell>
          <table:table-cell table:style-name="ce4" table:formula="of:=COS(RADIANS([.AR$4])) * SIN(RADIANS([.$A74]))" office:value-type="float" office:value="0.288492217403447" calcext:value-type="float">
            <text:p>0,29</text:p>
          </table:table-cell>
          <table:table-cell table:style-name="ce4" table:formula="of:=COS(RADIANS([.AS$4])) * SIN(RADIANS([.$A74]))" office:value-type="float" office:value="0.272952500790767" calcext:value-type="float">
            <text:p>0,27</text:p>
          </table:table-cell>
          <table:table-cell table:style-name="ce4" table:formula="of:=COS(RADIANS([.AT$4])) * SIN(RADIANS([.$A74]))" office:value-type="float" office:value="0.257329640202195" calcext:value-type="float">
            <text:p>0,26</text:p>
          </table:table-cell>
          <table:table-cell table:style-name="ce4" table:formula="of:=COS(RADIANS([.AU$4])) * SIN(RADIANS([.$A74]))" office:value-type="float" office:value="0.24162839451241" calcext:value-type="float">
            <text:p>0,24</text:p>
          </table:table-cell>
          <table:table-cell table:style-name="ce4" table:formula="of:=COS(RADIANS([.AV$4])) * SIN(RADIANS([.$A74]))" office:value-type="float" office:value="0.225853546472949" calcext:value-type="float">
            <text:p>0,23</text:p>
          </table:table-cell>
          <table:table-cell table:style-name="ce4" table:formula="of:=COS(RADIANS([.AW$4])) * SIN(RADIANS([.$A74]))" office:value-type="float" office:value="0.210009901255341" calcext:value-type="float">
            <text:p>0,21</text:p>
          </table:table-cell>
          <table:table-cell table:style-name="ce4" table:formula="of:=COS(RADIANS([.AX$4])) * SIN(RADIANS([.$A74]))" office:value-type="float" office:value="0.194102284987398" calcext:value-type="float">
            <text:p>0,19</text:p>
          </table:table-cell>
          <table:table-cell table:style-name="ce4" table:formula="of:=COS(RADIANS([.AY$4])) * SIN(RADIANS([.$A74]))" office:value-type="float" office:value="0.178135543283137" calcext:value-type="float">
            <text:p>0,18</text:p>
          </table:table-cell>
          <table:table-cell table:style-name="ce4" table:formula="of:=COS(RADIANS([.AZ$4])) * SIN(RADIANS([.$A74]))" office:value-type="float" office:value="0.162114539766755" calcext:value-type="float">
            <text:p>0,16</text:p>
          </table:table-cell>
          <table:table-cell table:style-name="ce4" table:formula="of:=COS(RADIANS([.BA$4])) * SIN(RADIANS([.$A74]))" office:value-type="float" office:value="0.14604415459112" calcext:value-type="float">
            <text:p>0,15</text:p>
          </table:table-cell>
          <table:table-cell table:style-name="ce4" table:formula="of:=COS(RADIANS([.BB$4])) * SIN(RADIANS([.$A74]))" office:value-type="float" office:value="0.129929282951236" calcext:value-type="float">
            <text:p>0,13</text:p>
          </table:table-cell>
          <table:table-cell table:style-name="ce4" table:formula="of:=COS(RADIANS([.BC$4])) * SIN(RADIANS([.$A74]))" office:value-type="float" office:value="0.113774833593112" calcext:value-type="float">
            <text:p>0,11</text:p>
          </table:table-cell>
          <table:table-cell table:style-name="ce4" table:formula="of:=COS(RADIANS([.BD$4])) * SIN(RADIANS([.$A74]))" office:value-type="float" office:value="0.097585727318513" calcext:value-type="float">
            <text:p>0,10</text:p>
          </table:table-cell>
          <table:table-cell table:style-name="ce4" table:formula="of:=COS(RADIANS([.BE$4])) * SIN(RADIANS([.$A74]))" office:value-type="float" office:value="0.0813668954860393" calcext:value-type="float">
            <text:p>0,08</text:p>
          </table:table-cell>
          <table:table-cell table:style-name="ce4" table:formula="of:=COS(RADIANS([.BF$4])) * SIN(RADIANS([.$A74]))" office:value-type="float" office:value="0.0651232785089813" calcext:value-type="float">
            <text:p>0,07</text:p>
          </table:table-cell>
          <table:table-cell table:style-name="ce4" table:formula="of:=COS(RADIANS([.BG$4])) * SIN(RADIANS([.$A74]))" office:value-type="float" office:value="0.0488598243504265" calcext:value-type="float">
            <text:p>0,05</text:p>
          </table:table-cell>
          <table:table-cell table:style-name="ce4" table:formula="of:=COS(RADIANS([.BH$4])) * SIN(RADIANS([.$A74]))" office:value-type="float" office:value="0.0407222062600771" calcext:value-type="float">
            <text:p>0,04</text:p>
          </table:table-cell>
          <table:table-cell table:style-name="ce4" table:formula="of:=COS(RADIANS([.BI$4])) * SIN(RADIANS([.$A74]))" office:value-type="float" office:value="0.0325814870160586" calcext:value-type="float">
            <text:p>0,03</text:p>
          </table:table-cell>
          <table:table-cell table:style-name="ce4" table:formula="of:=COS(RADIANS([.BJ$4])) * SIN(RADIANS([.$A74]))" office:value-type="float" office:value="0.0244382865656596" calcext:value-type="float">
            <text:p>0,02</text:p>
          </table:table-cell>
          <table:table-cell table:style-name="ce4" table:formula="of:=COS(RADIANS([.BK$4])) * SIN(RADIANS([.$A74]))" office:value-type="float" office:value="0.0162932250451217" calcext:value-type="float">
            <text:p>0,02</text:p>
          </table:table-cell>
          <table:table-cell table:style-name="ce4" table:formula="of:=COS(RADIANS([.BL$4])) * SIN(RADIANS([.$A74]))" office:value-type="float" office:value="0.00814692273241487" calcext:value-type="float">
            <text:p>0,01</text:p>
          </table:table-cell>
          <table:table-cell table:style-name="ce4" table:formula="of:=COS(RADIANS([.BM$4])) * SIN(RADIANS([.$A74]))" office:value-type="float" office:value="5.7165314052821E-017" calcext:value-type="float">
            <text:p>0,00</text:p>
          </table:table-cell>
          <table:table-cell table:formula="of:=90-[.A74]" office:value-type="float" office:value="21" calcext:value-type="float">
            <text:p>21</text:p>
          </table:table-cell>
          <table:table-cell table:number-columns-repeated="958"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table:style-name="ce4" table:formula="of:=COS(RADIANS([.B$4])) * SIN(RADIANS([.$A75]))" office:value-type="float" office:value="0.939692620785908" calcext:value-type="float">
            <text:p>0,94</text:p>
          </table:table-cell>
          <table:table-cell table:style-name="ce4" table:formula="of:=COS(RADIANS([.C$4])) * SIN(RADIANS([.$A75]))" office:value-type="float" office:value="0.936116806662859" calcext:value-type="float">
            <text:p>0,94</text:p>
          </table:table-cell>
          <table:table-cell table:style-name="ce4" table:formula="of:=COS(RADIANS([.D$4])) * SIN(RADIANS([.$A75]))" office:value-type="float" office:value="0.925416578398323" calcext:value-type="float">
            <text:p>0,93</text:p>
          </table:table-cell>
          <table:table-cell table:style-name="ce4" table:formula="of:=COS(RADIANS([.E$4])) * SIN(RADIANS([.$A75]))" office:value-type="float" office:value="0.907673371190369" calcext:value-type="float">
            <text:p>0,91</text:p>
          </table:table-cell>
          <table:table-cell table:style-name="ce4" table:formula="of:=COS(RADIANS([.F$4])) * SIN(RADIANS([.$A75]))" office:value-type="float" office:value="0.883022221559489" calcext:value-type="float">
            <text:p>0,88</text:p>
          </table:table-cell>
          <table:table-cell table:style-name="ce4" table:formula="of:=COS(RADIANS([.G$4])) * SIN(RADIANS([.$A75]))" office:value-type="float" office:value="0.858451925299238" calcext:value-type="float">
            <text:p>0,86</text:p>
          </table:table-cell>
          <table:table-cell table:style-name="ce4" table:formula="of:=COS(RADIANS([.H$4])) * SIN(RADIANS([.$A75]))" office:value-type="float" office:value="0.83727225585191" calcext:value-type="float">
            <text:p>0,84</text:p>
          </table:table-cell>
          <table:table-cell table:style-name="ce4" table:formula="of:=COS(RADIANS([.I$4])) * SIN(RADIANS([.$A75]))" office:value-type="float" office:value="0.813797681349374" calcext:value-type="float">
            <text:p>0,81</text:p>
          </table:table-cell>
          <table:table-cell table:style-name="ce4" table:formula="of:=COS(RADIANS([.J$4])) * SIN(RADIANS([.$A75]))" office:value-type="float" office:value="0.796904538029732" calcext:value-type="float">
            <text:p>0,80</text:p>
          </table:table-cell>
          <table:table-cell table:style-name="ce4" table:formula="of:=COS(RADIANS([.K$4])) * SIN(RADIANS([.$A75]))" office:value-type="float" office:value="0.779040489284235" calcext:value-type="float">
            <text:p>0,78</text:p>
          </table:table-cell>
          <table:table-cell table:style-name="ce4" table:formula="of:=COS(RADIANS([.L$4])) * SIN(RADIANS([.$A75]))" office:value-type="float" office:value="0.760227299704533" calcext:value-type="float">
            <text:p>0,76</text:p>
          </table:table-cell>
          <table:table-cell table:style-name="ce4" table:formula="of:=COS(RADIANS([.M$4])) * SIN(RADIANS([.$A75]))" office:value-type="float" office:value="0.740487890264179" calcext:value-type="float">
            <text:p>0,74</text:p>
          </table:table-cell>
          <table:table-cell table:style-name="ce4" table:formula="of:=COS(RADIANS([.N$4])) * SIN(RADIANS([.$A75]))" office:value-type="float" office:value="0.719846310392954" calcext:value-type="float">
            <text:p>0,72</text:p>
          </table:table-cell>
          <table:table-cell table:style-name="ce4" table:formula="of:=COS(RADIANS([.O$4])) * SIN(RADIANS([.$A75]))" office:value-type="float" office:value="0.698327708676339" calcext:value-type="float">
            <text:p>0,70</text:p>
          </table:table-cell>
          <table:table-cell table:style-name="ce4" table:formula="of:=COS(RADIANS([.P$4])) * SIN(RADIANS([.$A75]))" office:value-type="float" office:value="0.675958302215839" calcext:value-type="float">
            <text:p>0,68</text:p>
          </table:table-cell>
          <table:table-cell table:style-name="ce4" table:formula="of:=COS(RADIANS([.Q$4])) * SIN(RADIANS([.$A75]))" office:value-type="float" office:value="0.664463024388675" calcext:value-type="float">
            <text:p>0,66</text:p>
          </table:table-cell>
          <table:table-cell table:style-name="ce4" table:formula="of:=COS(RADIANS([.R$4])) * SIN(RADIANS([.$A75]))" office:value-type="float" office:value="0.652765344687484" calcext:value-type="float">
            <text:p>0,65</text:p>
          </table:table-cell>
          <table:table-cell table:style-name="ce4" table:formula="of:=COS(RADIANS([.S$4])) * SIN(RADIANS([.$A75]))" office:value-type="float" office:value="0.640868826338821" calcext:value-type="float">
            <text:p>0,64</text:p>
          </table:table-cell>
          <table:table-cell table:style-name="ce4" table:formula="of:=COS(RADIANS([.T$4])) * SIN(RADIANS([.$A75]))" office:value-type="float" office:value="0.62877709313742" calcext:value-type="float">
            <text:p>0,63</text:p>
          </table:table-cell>
          <table:table-cell table:style-name="ce4" table:formula="of:=COS(RADIANS([.U$4])) * SIN(RADIANS([.$A75]))" office:value-type="float" office:value="0.616493828342348" calcext:value-type="float">
            <text:p>0,62</text:p>
          </table:table-cell>
          <table:table-cell table:style-name="ce4" table:formula="of:=COS(RADIANS([.V$4])) * SIN(RADIANS([.$A75]))" office:value-type="float" office:value="0.604022773555054" calcext:value-type="float">
            <text:p>0,60</text:p>
          </table:table-cell>
          <table:table-cell table:style-name="ce4" table:formula="of:=COS(RADIANS([.W$4])) * SIN(RADIANS([.$A75]))" office:value-type="float" office:value="0.591367727579635" calcext:value-type="float">
            <text:p>0,59</text:p>
          </table:table-cell>
          <table:table-cell table:style-name="ce4" table:formula="of:=COS(RADIANS([.X$4])) * SIN(RADIANS([.$A75]))" office:value-type="float" office:value="0.578532545265687" calcext:value-type="float">
            <text:p>0,58</text:p>
          </table:table-cell>
          <table:table-cell table:style-name="ce4" table:formula="of:=COS(RADIANS([.Y$4])) * SIN(RADIANS([.$A75]))" office:value-type="float" office:value="0.56552113633408" calcext:value-type="float">
            <text:p>0,57</text:p>
          </table:table-cell>
          <table:table-cell table:style-name="ce4" table:formula="of:=COS(RADIANS([.Z$4])) * SIN(RADIANS([.$A75]))" office:value-type="float" office:value="0.55233746418602" calcext:value-type="float">
            <text:p>0,55</text:p>
          </table:table-cell>
          <table:table-cell table:style-name="ce4" table:formula="of:=COS(RADIANS([.AA$4])) * SIN(RADIANS([.$A75]))" office:value-type="float" office:value="0.538985544695756" calcext:value-type="float">
            <text:p>0,54</text:p>
          </table:table-cell>
          <table:table-cell table:style-name="ce4" table:formula="of:=COS(RADIANS([.AB$4])) * SIN(RADIANS([.$A75]))" office:value-type="float" office:value="0.525469444987308" calcext:value-type="float">
            <text:p>0,53</text:p>
          </table:table-cell>
          <table:table-cell table:style-name="ce4" table:formula="of:=COS(RADIANS([.AC$4])) * SIN(RADIANS([.$A75]))" office:value-type="float" office:value="0.511793282195579" calcext:value-type="float">
            <text:p>0,51</text:p>
          </table:table-cell>
          <table:table-cell table:style-name="ce4" table:formula="of:=COS(RADIANS([.AD$4])) * SIN(RADIANS([.$A75]))" office:value-type="float" office:value="0.497961222212241" calcext:value-type="float">
            <text:p>0,50</text:p>
          </table:table-cell>
          <table:table-cell table:style-name="ce4" table:formula="of:=COS(RADIANS([.AE$4])) * SIN(RADIANS([.$A75]))" office:value-type="float" office:value="0.483977478416758" calcext:value-type="float">
            <text:p>0,48</text:p>
          </table:table-cell>
          <table:table-cell table:style-name="ce4" table:formula="of:=COS(RADIANS([.AF$4])) * SIN(RADIANS([.$A75]))" office:value-type="float" office:value="0.469846310392954" calcext:value-type="float">
            <text:p>0,47</text:p>
          </table:table-cell>
          <table:table-cell table:style-name="ce4" table:formula="of:=COS(RADIANS([.AG$4])) * SIN(RADIANS([.$A75]))" office:value-type="float" office:value="0.455572022631502" calcext:value-type="float">
            <text:p>0,46</text:p>
          </table:table-cell>
          <table:table-cell table:style-name="ce4" table:formula="of:=COS(RADIANS([.AH$4])) * SIN(RADIANS([.$A75]))" office:value-type="float" office:value="0.44115896321873" calcext:value-type="float">
            <text:p>0,44</text:p>
          </table:table-cell>
          <table:table-cell table:style-name="ce4" table:formula="of:=COS(RADIANS([.AI$4])) * SIN(RADIANS([.$A75]))" office:value-type="float" office:value="0.426611522512159" calcext:value-type="float">
            <text:p>0,43</text:p>
          </table:table-cell>
          <table:table-cell table:style-name="ce4" table:formula="of:=COS(RADIANS([.AJ$4])) * SIN(RADIANS([.$A75]))" office:value-type="float" office:value="0.411934131803152" calcext:value-type="float">
            <text:p>0,41</text:p>
          </table:table-cell>
          <table:table-cell table:style-name="ce4" table:formula="of:=COS(RADIANS([.AK$4])) * SIN(RADIANS([.$A75]))" office:value-type="float" office:value="0.397131261967103" calcext:value-type="float">
            <text:p>0,40</text:p>
          </table:table-cell>
          <table:table-cell table:style-name="ce4" table:formula="of:=COS(RADIANS([.AL$4])) * SIN(RADIANS([.$A75]))" office:value-type="float" office:value="0.382207422101561" calcext:value-type="float">
            <text:p>0,38</text:p>
          </table:table-cell>
          <table:table-cell table:style-name="ce4" table:formula="of:=COS(RADIANS([.AM$4])) * SIN(RADIANS([.$A75]))" office:value-type="float" office:value="0.367167158152721" calcext:value-type="float">
            <text:p>0,37</text:p>
          </table:table-cell>
          <table:table-cell table:style-name="ce4" table:formula="of:=COS(RADIANS([.AN$4])) * SIN(RADIANS([.$A75]))" office:value-type="float" office:value="0.35201505153068" calcext:value-type="float">
            <text:p>0,35</text:p>
          </table:table-cell>
          <table:table-cell table:style-name="ce4" table:formula="of:=COS(RADIANS([.AO$4])) * SIN(RADIANS([.$A75]))" office:value-type="float" office:value="0.336755717713895" calcext:value-type="float">
            <text:p>0,34</text:p>
          </table:table-cell>
          <table:table-cell table:style-name="ce4" table:formula="of:=COS(RADIANS([.AP$4])) * SIN(RADIANS([.$A75]))" office:value-type="float" office:value="0.32139380484327" calcext:value-type="float">
            <text:p>0,32</text:p>
          </table:table-cell>
          <table:table-cell table:style-name="ce4" table:formula="of:=COS(RADIANS([.AQ$4])) * SIN(RADIANS([.$A75]))" office:value-type="float" office:value="0.305933992306277" calcext:value-type="float">
            <text:p>0,31</text:p>
          </table:table-cell>
          <table:table-cell table:style-name="ce4" table:formula="of:=COS(RADIANS([.AR$4])) * SIN(RADIANS([.$A75]))" office:value-type="float" office:value="0.290380989311579" calcext:value-type="float">
            <text:p>0,29</text:p>
          </table:table-cell>
          <table:table-cell table:style-name="ce4" table:formula="of:=COS(RADIANS([.AS$4])) * SIN(RADIANS([.$A75]))" office:value-type="float" office:value="0.274739533454552" calcext:value-type="float">
            <text:p>0,27</text:p>
          </table:table-cell>
          <table:table-cell table:style-name="ce4" table:formula="of:=COS(RADIANS([.AT$4])) * SIN(RADIANS([.$A75]))" office:value-type="float" office:value="0.259014389274174" calcext:value-type="float">
            <text:p>0,26</text:p>
          </table:table-cell>
          <table:table-cell table:style-name="ce4" table:formula="of:=COS(RADIANS([.AU$4])) * SIN(RADIANS([.$A75]))" office:value-type="float" office:value="0.243210346801694" calcext:value-type="float">
            <text:p>0,24</text:p>
          </table:table-cell>
          <table:table-cell table:style-name="ce4" table:formula="of:=COS(RADIANS([.AV$4])) * SIN(RADIANS([.$A75]))" office:value-type="float" office:value="0.227332220101547" calcext:value-type="float">
            <text:p>0,23</text:p>
          </table:table-cell>
          <table:table-cell table:style-name="ce4" table:formula="of:=COS(RADIANS([.AW$4])) * SIN(RADIANS([.$A75]))" office:value-type="float" office:value="0.21138484580494" calcext:value-type="float">
            <text:p>0,21</text:p>
          </table:table-cell>
          <table:table-cell table:style-name="ce4" table:formula="of:=COS(RADIANS([.AX$4])) * SIN(RADIANS([.$A75]))" office:value-type="float" office:value="0.19537308163657" calcext:value-type="float">
            <text:p>0,20</text:p>
          </table:table-cell>
          <table:table-cell table:style-name="ce4" table:formula="of:=COS(RADIANS([.AY$4])) * SIN(RADIANS([.$A75]))" office:value-type="float" office:value="0.179301804934912" calcext:value-type="float">
            <text:p>0,18</text:p>
          </table:table-cell>
          <table:table-cell table:style-name="ce4" table:formula="of:=COS(RADIANS([.AZ$4])) * SIN(RADIANS([.$A75]))" office:value-type="float" office:value="0.163175911166535" calcext:value-type="float">
            <text:p>0,16</text:p>
          </table:table-cell>
          <table:table-cell table:style-name="ce4" table:formula="of:=COS(RADIANS([.BA$4])) * SIN(RADIANS([.$A75]))" office:value-type="float" office:value="0.147000312434896" calcext:value-type="float">
            <text:p>0,15</text:p>
          </table:table-cell>
          <table:table-cell table:style-name="ce4" table:formula="of:=COS(RADIANS([.BB$4])) * SIN(RADIANS([.$A75]))" office:value-type="float" office:value="0.130779935984066" calcext:value-type="float">
            <text:p>0,13</text:p>
          </table:table-cell>
          <table:table-cell table:style-name="ce4" table:formula="of:=COS(RADIANS([.BC$4])) * SIN(RADIANS([.$A75]))" office:value-type="float" office:value="0.114519722697841" calcext:value-type="float">
            <text:p>0,11</text:p>
          </table:table-cell>
          <table:table-cell table:style-name="ce4" table:formula="of:=COS(RADIANS([.BD$4])) * SIN(RADIANS([.$A75]))" office:value-type="float" office:value="0.0982246255947048" calcext:value-type="float">
            <text:p>0,10</text:p>
          </table:table-cell>
          <table:table-cell table:style-name="ce4" table:formula="of:=COS(RADIANS([.BE$4])) * SIN(RADIANS([.$A75]))" office:value-type="float" office:value="0.0818996083190895" calcext:value-type="float">
            <text:p>0,08</text:p>
          </table:table-cell>
          <table:table-cell table:style-name="ce4" table:formula="of:=COS(RADIANS([.BF$4])) * SIN(RADIANS([.$A75]))" office:value-type="float" office:value="0.0655496436294004" calcext:value-type="float">
            <text:p>0,07</text:p>
          </table:table-cell>
          <table:table-cell table:style-name="ce4" table:formula="of:=COS(RADIANS([.BG$4])) * SIN(RADIANS([.$A75]))" office:value-type="float" office:value="0.0491797118832686" calcext:value-type="float">
            <text:p>0,05</text:p>
          </table:table-cell>
          <table:table-cell table:style-name="ce4" table:formula="of:=COS(RADIANS([.BH$4])) * SIN(RADIANS([.$A75]))" office:value-type="float" office:value="0.0409888164304083" calcext:value-type="float">
            <text:p>0,04</text:p>
          </table:table-cell>
          <table:table-cell table:style-name="ce4" table:formula="of:=COS(RADIANS([.BI$4])) * SIN(RADIANS([.$A75]))" office:value-type="float" office:value="0.0327947995204824" calcext:value-type="float">
            <text:p>0,03</text:p>
          </table:table-cell>
          <table:table-cell table:style-name="ce4" table:formula="of:=COS(RADIANS([.BJ$4])) * SIN(RADIANS([.$A75]))" office:value-type="float" office:value="0.0245982851596028" calcext:value-type="float">
            <text:p>0,02</text:p>
          </table:table-cell>
          <table:table-cell table:style-name="ce4" table:formula="of:=COS(RADIANS([.BK$4])) * SIN(RADIANS([.$A75]))" office:value-type="float" office:value="0.0163998975440719" calcext:value-type="float">
            <text:p>0,02</text:p>
          </table:table-cell>
          <table:table-cell table:style-name="ce4" table:formula="of:=COS(RADIANS([.BL$4])) * SIN(RADIANS([.$A75]))" office:value-type="float" office:value="0.00820026101284823" calcext:value-type="float">
            <text:p>0,01</text:p>
          </table:table-cell>
          <table:table-cell table:style-name="ce4" table:formula="of:=COS(RADIANS([.BM$4])) * SIN(RADIANS([.$A75]))" office:value-type="float" office:value="5.75395780113925E-017" calcext:value-type="float">
            <text:p>0,00</text:p>
          </table:table-cell>
          <table:table-cell table:formula="of:=90-[.A75]" office:value-type="float" office:value="20" calcext:value-type="float">
            <text:p>20</text:p>
          </table:table-cell>
          <table:table-cell table:number-columns-repeated="958"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table:style-name="ce4" table:formula="of:=COS(RADIANS([.B$4])) * SIN(RADIANS([.$A76]))" office:value-type="float" office:value="0.945518575599317" calcext:value-type="float">
            <text:p>0,95</text:p>
          </table:table-cell>
          <table:table-cell table:style-name="ce4" table:formula="of:=COS(RADIANS([.C$4])) * SIN(RADIANS([.$A76]))" office:value-type="float" office:value="0.941920591959299" calcext:value-type="float">
            <text:p>0,94</text:p>
          </table:table-cell>
          <table:table-cell table:style-name="ce4" table:formula="of:=COS(RADIANS([.D$4])) * SIN(RADIANS([.$A76]))" office:value-type="float" office:value="0.931154023867267" calcext:value-type="float">
            <text:p>0,93</text:p>
          </table:table-cell>
          <table:table-cell table:style-name="ce4" table:formula="of:=COS(RADIANS([.E$4])) * SIN(RADIANS([.$A76]))" office:value-type="float" office:value="0.913300811407433" calcext:value-type="float">
            <text:p>0,91</text:p>
          </table:table-cell>
          <table:table-cell table:style-name="ce4" table:formula="of:=COS(RADIANS([.F$4])) * SIN(RADIANS([.$A76]))" office:value-type="float" office:value="0.888496828306681" calcext:value-type="float">
            <text:p>0,89</text:p>
          </table:table-cell>
          <table:table-cell table:style-name="ce4" table:formula="of:=COS(RADIANS([.G$4])) * SIN(RADIANS([.$A76]))" office:value-type="float" office:value="0.863774199855458" calcext:value-type="float">
            <text:p>0,86</text:p>
          </table:table-cell>
          <table:table-cell table:style-name="ce4" table:formula="of:=COS(RADIANS([.H$4])) * SIN(RADIANS([.$A76]))" office:value-type="float" office:value="0.842463219600284" calcext:value-type="float">
            <text:p>0,84</text:p>
          </table:table-cell>
          <table:table-cell table:style-name="ce4" table:formula="of:=COS(RADIANS([.I$4])) * SIN(RADIANS([.$A76]))" office:value-type="float" office:value="0.818843106219086" calcext:value-type="float">
            <text:p>0,82</text:p>
          </table:table-cell>
          <table:table-cell table:style-name="ce4" table:formula="of:=COS(RADIANS([.J$4])) * SIN(RADIANS([.$A76]))" office:value-type="float" office:value="0.801845227917536" calcext:value-type="float">
            <text:p>0,80</text:p>
          </table:table-cell>
          <table:table-cell table:style-name="ce4" table:formula="of:=COS(RADIANS([.K$4])) * SIN(RADIANS([.$A76]))" office:value-type="float" office:value="0.783870424720558" calcext:value-type="float">
            <text:p>0,78</text:p>
          </table:table-cell>
          <table:table-cell table:style-name="ce4" table:formula="of:=COS(RADIANS([.L$4])) * SIN(RADIANS([.$A76]))" office:value-type="float" office:value="0.764940596157041" calcext:value-type="float">
            <text:p>0,76</text:p>
          </table:table-cell>
          <table:table-cell table:style-name="ce4" table:formula="of:=COS(RADIANS([.M$4])) * SIN(RADIANS([.$A76]))" office:value-type="float" office:value="0.745078805307172" calcext:value-type="float">
            <text:p>0,75</text:p>
          </table:table-cell>
          <table:table-cell table:style-name="ce4" table:formula="of:=COS(RADIANS([.N$4])) * SIN(RADIANS([.$A76]))" office:value-type="float" office:value="0.724309250703628" calcext:value-type="float">
            <text:p>0,72</text:p>
          </table:table-cell>
          <table:table-cell table:style-name="ce4" table:formula="of:=COS(RADIANS([.O$4])) * SIN(RADIANS([.$A76]))" office:value-type="float" office:value="0.702657236849389" calcext:value-type="float">
            <text:p>0,70</text:p>
          </table:table-cell>
          <table:table-cell table:style-name="ce4" table:formula="of:=COS(RADIANS([.P$4])) * SIN(RADIANS([.$A76]))" office:value-type="float" office:value="0.680149143388098" calcext:value-type="float">
            <text:p>0,68</text:p>
          </table:table-cell>
          <table:table-cell table:style-name="ce4" table:formula="of:=COS(RADIANS([.Q$4])) * SIN(RADIANS([.$A76]))" office:value-type="float" office:value="0.668582596544122" calcext:value-type="float">
            <text:p>0,67</text:p>
          </table:table-cell>
          <table:table-cell table:style-name="ce4" table:formula="of:=COS(RADIANS([.R$4])) * SIN(RADIANS([.$A76]))" office:value-type="float" office:value="0.656812392964534" calcext:value-type="float">
            <text:p>0,66</text:p>
          </table:table-cell>
          <table:table-cell table:style-name="ce4" table:formula="of:=COS(RADIANS([.S$4])) * SIN(RADIANS([.$A76]))" office:value-type="float" office:value="0.644842117967363" calcext:value-type="float">
            <text:p>0,64</text:p>
          </table:table-cell>
          <table:table-cell table:style-name="ce4" table:formula="of:=COS(RADIANS([.T$4])) * SIN(RADIANS([.$A76]))" office:value-type="float" office:value="0.632675417814335" calcext:value-type="float">
            <text:p>0,63</text:p>
          </table:table-cell>
          <table:table-cell table:style-name="ce4" table:formula="of:=COS(RADIANS([.U$4])) * SIN(RADIANS([.$A76]))" office:value-type="float" office:value="0.620315998600175" calcext:value-type="float">
            <text:p>0,62</text:p>
          </table:table-cell>
          <table:table-cell table:style-name="ce4" table:formula="of:=COS(RADIANS([.V$4])) * SIN(RADIANS([.$A76]))" office:value-type="float" office:value="0.607767625123706" calcext:value-type="float">
            <text:p>0,61</text:p>
          </table:table-cell>
          <table:table-cell table:style-name="ce4" table:formula="of:=COS(RADIANS([.W$4])) * SIN(RADIANS([.$A76]))" office:value-type="float" office:value="0.595034119741047" calcext:value-type="float">
            <text:p>0,60</text:p>
          </table:table-cell>
          <table:table-cell table:style-name="ce4" table:formula="of:=COS(RADIANS([.X$4])) * SIN(RADIANS([.$A76]))" office:value-type="float" office:value="0.58211936120129" calcext:value-type="float">
            <text:p>0,58</text:p>
          </table:table-cell>
          <table:table-cell table:style-name="ce4" table:formula="of:=COS(RADIANS([.Y$4])) * SIN(RADIANS([.$A76]))" office:value-type="float" office:value="0.569027283464995" calcext:value-type="float">
            <text:p>0,57</text:p>
          </table:table-cell>
          <table:table-cell table:style-name="ce4" table:formula="of:=COS(RADIANS([.Z$4])) * SIN(RADIANS([.$A76]))" office:value-type="float" office:value="0.555761874505864" calcext:value-type="float">
            <text:p>0,56</text:p>
          </table:table-cell>
          <table:table-cell table:style-name="ce4" table:formula="of:=COS(RADIANS([.AA$4])) * SIN(RADIANS([.$A76]))" office:value-type="float" office:value="0.542327175095973" calcext:value-type="float">
            <text:p>0,54</text:p>
          </table:table-cell>
          <table:table-cell table:style-name="ce4" table:formula="of:=COS(RADIANS([.AB$4])) * SIN(RADIANS([.$A76]))" office:value-type="float" office:value="0.528727277574907" calcext:value-type="float">
            <text:p>0,53</text:p>
          </table:table-cell>
          <table:table-cell table:style-name="ce4" table:formula="of:=COS(RADIANS([.AC$4])) * SIN(RADIANS([.$A76]))" office:value-type="float" office:value="0.514966324603195" calcext:value-type="float">
            <text:p>0,51</text:p>
          </table:table-cell>
          <table:table-cell table:style-name="ce4" table:formula="of:=COS(RADIANS([.AD$4])) * SIN(RADIANS([.$A76]))" office:value-type="float" office:value="0.501048507900418" calcext:value-type="float">
            <text:p>0,50</text:p>
          </table:table-cell>
          <table:table-cell table:style-name="ce4" table:formula="of:=COS(RADIANS([.AE$4])) * SIN(RADIANS([.$A76]))" office:value-type="float" office:value="0.486978066968369" calcext:value-type="float">
            <text:p>0,49</text:p>
          </table:table-cell>
          <table:table-cell table:style-name="ce4" table:formula="of:=COS(RADIANS([.AF$4])) * SIN(RADIANS([.$A76]))" office:value-type="float" office:value="0.472759287799658" calcext:value-type="float">
            <text:p>0,47</text:p>
          </table:table-cell>
          <table:table-cell table:style-name="ce4" table:formula="of:=COS(RADIANS([.AG$4])) * SIN(RADIANS([.$A76]))" office:value-type="float" office:value="0.458396501572162" calcext:value-type="float">
            <text:p>0,46</text:p>
          </table:table-cell>
          <table:table-cell table:style-name="ce4" table:formula="of:=COS(RADIANS([.AH$4])) * SIN(RADIANS([.$A76]))" office:value-type="float" office:value="0.443894083329701" calcext:value-type="float">
            <text:p>0,44</text:p>
          </table:table-cell>
          <table:table-cell table:style-name="ce4" table:formula="of:=COS(RADIANS([.AI$4])) * SIN(RADIANS([.$A76]))" office:value-type="float" office:value="0.429256450649358" calcext:value-type="float">
            <text:p>0,43</text:p>
          </table:table-cell>
          <table:table-cell table:style-name="ce4" table:formula="of:=COS(RADIANS([.AJ$4])) * SIN(RADIANS([.$A76]))" office:value-type="float" office:value="0.414488062295848" calcext:value-type="float">
            <text:p>0,41</text:p>
          </table:table-cell>
          <table:table-cell table:style-name="ce4" table:formula="of:=COS(RADIANS([.AK$4])) * SIN(RADIANS([.$A76]))" office:value-type="float" office:value="0.399593416863325" calcext:value-type="float">
            <text:p>0,40</text:p>
          </table:table-cell>
          <table:table-cell table:style-name="ce4" table:formula="of:=COS(RADIANS([.AL$4])) * SIN(RADIANS([.$A76]))" office:value-type="float" office:value="0.384577051405078" calcext:value-type="float">
            <text:p>0,38</text:p>
          </table:table-cell>
          <table:table-cell table:style-name="ce4" table:formula="of:=COS(RADIANS([.AM$4])) * SIN(RADIANS([.$A76]))" office:value-type="float" office:value="0.369443540051492" calcext:value-type="float">
            <text:p>0,37</text:p>
          </table:table-cell>
          <table:table-cell table:style-name="ce4" table:formula="of:=COS(RADIANS([.AN$4])) * SIN(RADIANS([.$A76]))" office:value-type="float" office:value="0.354197492616726" calcext:value-type="float">
            <text:p>0,35</text:p>
          </table:table-cell>
          <table:table-cell table:style-name="ce4" table:formula="of:=COS(RADIANS([.AO$4])) * SIN(RADIANS([.$A76]))" office:value-type="float" office:value="0.33884355319452" calcext:value-type="float">
            <text:p>0,34</text:p>
          </table:table-cell>
          <table:table-cell table:style-name="ce4" table:formula="of:=COS(RADIANS([.AP$4])) * SIN(RADIANS([.$A76]))" office:value-type="float" office:value="0.323386398743561" calcext:value-type="float">
            <text:p>0,32</text:p>
          </table:table-cell>
          <table:table-cell table:style-name="ce4" table:formula="of:=COS(RADIANS([.AQ$4])) * SIN(RADIANS([.$A76]))" office:value-type="float" office:value="0.307830737662829" calcext:value-type="float">
            <text:p>0,31</text:p>
          </table:table-cell>
          <table:table-cell table:style-name="ce4" table:formula="of:=COS(RADIANS([.AR$4])) * SIN(RADIANS([.$A76]))" office:value-type="float" office:value="0.292181308357382" calcext:value-type="float">
            <text:p>0,29</text:p>
          </table:table-cell>
          <table:table-cell table:style-name="ce4" table:formula="of:=COS(RADIANS([.AS$4])) * SIN(RADIANS([.$A76]))" office:value-type="float" office:value="0.276442877794986" calcext:value-type="float">
            <text:p>0,28</text:p>
          </table:table-cell>
          <table:table-cell table:style-name="ce4" table:formula="of:=COS(RADIANS([.AT$4])) * SIN(RADIANS([.$A76]))" office:value-type="float" office:value="0.260620240054051" calcext:value-type="float">
            <text:p>0,26</text:p>
          </table:table-cell>
          <table:table-cell table:style-name="ce4" table:formula="of:=COS(RADIANS([.AU$4])) * SIN(RADIANS([.$A76]))" office:value-type="float" office:value="0.244718214863311" calcext:value-type="float">
            <text:p>0,24</text:p>
          </table:table-cell>
          <table:table-cell table:style-name="ce4" table:formula="of:=COS(RADIANS([.AV$4])) * SIN(RADIANS([.$A76]))" office:value-type="float" office:value="0.228741646133684" calcext:value-type="float">
            <text:p>0,23</text:p>
          </table:table-cell>
          <table:table-cell table:style-name="ce4" table:formula="of:=COS(RADIANS([.AW$4])) * SIN(RADIANS([.$A76]))" office:value-type="float" office:value="0.212695400482776" calcext:value-type="float">
            <text:p>0,21</text:p>
          </table:table-cell>
          <table:table-cell table:style-name="ce4" table:formula="of:=COS(RADIANS([.AX$4])) * SIN(RADIANS([.$A76]))" office:value-type="float" office:value="0.196584365752453" calcext:value-type="float">
            <text:p>0,20</text:p>
          </table:table-cell>
          <table:table-cell table:style-name="ce4" table:formula="of:=COS(RADIANS([.AY$4])) * SIN(RADIANS([.$A76]))" office:value-type="float" office:value="0.180413449519967" calcext:value-type="float">
            <text:p>0,18</text:p>
          </table:table-cell>
          <table:table-cell table:style-name="ce4" table:formula="of:=COS(RADIANS([.AZ$4])) * SIN(RADIANS([.$A76]))" office:value-type="float" office:value="0.164187577603053" calcext:value-type="float">
            <text:p>0,16</text:p>
          </table:table-cell>
          <table:table-cell table:style-name="ce4" table:formula="of:=COS(RADIANS([.BA$4])) * SIN(RADIANS([.$A76]))" office:value-type="float" office:value="0.14791169255948" calcext:value-type="float">
            <text:p>0,15</text:p>
          </table:table-cell>
          <table:table-cell table:style-name="ce4" table:formula="of:=COS(RADIANS([.BB$4])) * SIN(RADIANS([.$A76]))" office:value-type="float" office:value="0.131590752181501" calcext:value-type="float">
            <text:p>0,13</text:p>
          </table:table-cell>
          <table:table-cell table:style-name="ce4" table:formula="of:=COS(RADIANS([.BC$4])) * SIN(RADIANS([.$A76]))" office:value-type="float" office:value="0.115229727985659" calcext:value-type="float">
            <text:p>0,12</text:p>
          </table:table-cell>
          <table:table-cell table:style-name="ce4" table:formula="of:=COS(RADIANS([.BD$4])) * SIN(RADIANS([.$A76]))" office:value-type="float" office:value="0.0988336036984172" calcext:value-type="float">
            <text:p>0,10</text:p>
          </table:table-cell>
          <table:table-cell table:style-name="ce4" table:formula="of:=COS(RADIANS([.BE$4])) * SIN(RADIANS([.$A76]))" office:value-type="float" office:value="0.0824073737380664" calcext:value-type="float">
            <text:p>0,08</text:p>
          </table:table-cell>
          <table:table-cell table:style-name="ce4" table:formula="of:=COS(RADIANS([.BF$4])) * SIN(RADIANS([.$A76]))" office:value-type="float" office:value="0.0659560416933764" calcext:value-type="float">
            <text:p>0,07</text:p>
          </table:table-cell>
          <table:table-cell table:style-name="ce4" table:formula="of:=COS(RADIANS([.BG$4])) * SIN(RADIANS([.$A76]))" office:value-type="float" office:value="0.0494846187994566" calcext:value-type="float">
            <text:p>0,05</text:p>
          </table:table-cell>
          <table:table-cell table:style-name="ce4" table:formula="of:=COS(RADIANS([.BH$4])) * SIN(RADIANS([.$A76]))" office:value-type="float" office:value="0.0412429410101873" calcext:value-type="float">
            <text:p>0,04</text:p>
          </table:table-cell>
          <table:table-cell table:style-name="ce4" table:formula="of:=COS(RADIANS([.BI$4])) * SIN(RADIANS([.$A76]))" office:value-type="float" office:value="0.0329981224112819" calcext:value-type="float">
            <text:p>0,03</text:p>
          </table:table-cell>
          <table:table-cell table:style-name="ce4" table:formula="of:=COS(RADIANS([.BJ$4])) * SIN(RADIANS([.$A76]))" office:value-type="float" office:value="0.0247507908775974" calcext:value-type="float">
            <text:p>0,02</text:p>
          </table:table-cell>
          <table:table-cell table:style-name="ce4" table:formula="of:=COS(RADIANS([.BK$4])) * SIN(RADIANS([.$A76]))" office:value-type="float" office:value="0.0165015744753607" calcext:value-type="float">
            <text:p>0,02</text:p>
          </table:table-cell>
          <table:table-cell table:style-name="ce4" table:formula="of:=COS(RADIANS([.BL$4])) * SIN(RADIANS([.$A76]))" office:value-type="float" office:value="0.00825110141433936" calcext:value-type="float">
            <text:p>0,01</text:p>
          </table:table-cell>
          <table:table-cell table:style-name="ce4" table:formula="of:=COS(RADIANS([.BM$4])) * SIN(RADIANS([.$A76]))" office:value-type="float" office:value="5.78963148571034E-017" calcext:value-type="float">
            <text:p>0,00</text:p>
          </table:table-cell>
          <table:table-cell table:formula="of:=90-[.A76]" office:value-type="float" office:value="19" calcext:value-type="float">
            <text:p>19</text:p>
          </table:table-cell>
          <table:table-cell table:number-columns-repeated="958"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table:style-name="ce4" table:formula="of:=COS(RADIANS([.B$4])) * SIN(RADIANS([.$A77]))" office:value-type="float" office:value="0.951056516295153" calcext:value-type="float">
            <text:p>0,95</text:p>
          </table:table-cell>
          <table:table-cell table:style-name="ce4" table:formula="of:=COS(RADIANS([.C$4])) * SIN(RADIANS([.$A77]))" office:value-type="float" office:value="0.947437459118838" calcext:value-type="float">
            <text:p>0,95</text:p>
          </table:table-cell>
          <table:table-cell table:style-name="ce4" table:formula="of:=COS(RADIANS([.D$4])) * SIN(RADIANS([.$A77]))" office:value-type="float" office:value="0.936607830800249" calcext:value-type="float">
            <text:p>0,94</text:p>
          </table:table-cell>
          <table:table-cell table:style-name="ce4" table:formula="of:=COS(RADIANS([.E$4])) * SIN(RADIANS([.$A77]))" office:value-type="float" office:value="0.918650051349999" calcext:value-type="float">
            <text:p>0,92</text:p>
          </table:table-cell>
          <table:table-cell table:style-name="ce4" table:formula="of:=COS(RADIANS([.F$4])) * SIN(RADIANS([.$A77]))" office:value-type="float" office:value="0.893700790312909" calcext:value-type="float">
            <text:p>0,89</text:p>
          </table:table-cell>
          <table:table-cell table:style-name="ce4" table:formula="of:=COS(RADIANS([.G$4])) * SIN(RADIANS([.$A77]))" office:value-type="float" office:value="0.868833360422834" calcext:value-type="float">
            <text:p>0,87</text:p>
          </table:table-cell>
          <table:table-cell table:style-name="ce4" table:formula="of:=COS(RADIANS([.H$4])) * SIN(RADIANS([.$A77]))" office:value-type="float" office:value="0.847397560890843" calcext:value-type="float">
            <text:p>0,85</text:p>
          </table:table-cell>
          <table:table-cell table:style-name="ce4" table:formula="of:=COS(RADIANS([.I$4])) * SIN(RADIANS([.$A77]))" office:value-type="float" office:value="0.823639103546332" calcext:value-type="float">
            <text:p>0,82</text:p>
          </table:table-cell>
          <table:table-cell table:style-name="ce4" table:formula="of:=COS(RADIANS([.J$4])) * SIN(RADIANS([.$A77]))" office:value-type="float" office:value="0.806541667981268" calcext:value-type="float">
            <text:p>0,81</text:p>
          </table:table-cell>
          <table:table-cell table:style-name="ce4" table:formula="of:=COS(RADIANS([.K$4])) * SIN(RADIANS([.$A77]))" office:value-type="float" office:value="0.788461585631989" calcext:value-type="float">
            <text:p>0,79</text:p>
          </table:table-cell>
          <table:table-cell table:style-name="ce4" table:formula="of:=COS(RADIANS([.L$4])) * SIN(RADIANS([.$A77]))" office:value-type="float" office:value="0.769420884293813" calcext:value-type="float">
            <text:p>0,77</text:p>
          </table:table-cell>
          <table:table-cell table:style-name="ce4" table:formula="of:=COS(RADIANS([.M$4])) * SIN(RADIANS([.$A77]))" office:value-type="float" office:value="0.749442762128327" calcext:value-type="float">
            <text:p>0,75</text:p>
          </table:table-cell>
          <table:table-cell table:style-name="ce4" table:formula="of:=COS(RADIANS([.N$4])) * SIN(RADIANS([.$A77]))" office:value-type="float" office:value="0.728551559399996" calcext:value-type="float">
            <text:p>0,73</text:p>
          </table:table-cell>
          <table:table-cell table:style-name="ce4" table:formula="of:=COS(RADIANS([.O$4])) * SIN(RADIANS([.$A77]))" office:value-type="float" office:value="0.7067727288213" calcext:value-type="float">
            <text:p>0,71</text:p>
          </table:table-cell>
          <table:table-cell table:style-name="ce4" table:formula="of:=COS(RADIANS([.P$4])) * SIN(RADIANS([.$A77]))" office:value-type="float" office:value="0.684132804542529" calcext:value-type="float">
            <text:p>0,68</text:p>
          </table:table-cell>
          <table:table-cell table:style-name="ce4" table:formula="of:=COS(RADIANS([.Q$4])) * SIN(RADIANS([.$A77]))" office:value-type="float" office:value="0.672498511963957" calcext:value-type="float">
            <text:p>0,67</text:p>
          </table:table-cell>
          <table:table-cell table:style-name="ce4" table:formula="of:=COS(RADIANS([.R$4])) * SIN(RADIANS([.$A77]))" office:value-type="float" office:value="0.660659369824002" calcext:value-type="float">
            <text:p>0,66</text:p>
          </table:table-cell>
          <table:table-cell table:style-name="ce4" table:formula="of:=COS(RADIANS([.S$4])) * SIN(RADIANS([.$A77]))" office:value-type="float" office:value="0.648618984440048" calcext:value-type="float">
            <text:p>0,65</text:p>
          </table:table-cell>
          <table:table-cell table:style-name="ce4" table:formula="of:=COS(RADIANS([.T$4])) * SIN(RADIANS([.$A77]))" office:value-type="float" office:value="0.636381023430119" calcext:value-type="float">
            <text:p>0,64</text:p>
          </table:table-cell>
          <table:table-cell table:style-name="ce4" table:formula="of:=COS(RADIANS([.U$4])) * SIN(RADIANS([.$A77]))" office:value-type="float" office:value="0.623949214595693" calcext:value-type="float">
            <text:p>0,62</text:p>
          </table:table-cell>
          <table:table-cell table:style-name="ce4" table:formula="of:=COS(RADIANS([.V$4])) * SIN(RADIANS([.$A77]))" office:value-type="float" office:value="0.611327344786169" calcext:value-type="float">
            <text:p>0,61</text:p>
          </table:table-cell>
          <table:table-cell table:style-name="ce4" table:formula="of:=COS(RADIANS([.W$4])) * SIN(RADIANS([.$A77]))" office:value-type="float" office:value="0.598519258745362" calcext:value-type="float">
            <text:p>0,60</text:p>
          </table:table-cell>
          <table:table-cell table:style-name="ce4" table:formula="of:=COS(RADIANS([.X$4])) * SIN(RADIANS([.$A77]))" office:value-type="float" office:value="0.585528857940355" calcext:value-type="float">
            <text:p>0,59</text:p>
          </table:table-cell>
          <table:table-cell table:style-name="ce4" table:formula="of:=COS(RADIANS([.Y$4])) * SIN(RADIANS([.$A77]))" office:value-type="float" office:value="0.572360099373074" calcext:value-type="float">
            <text:p>0,57</text:p>
          </table:table-cell>
          <table:table-cell table:style-name="ce4" table:formula="of:=COS(RADIANS([.Z$4])) * SIN(RADIANS([.$A77]))" office:value-type="float" office:value="0.559016994374948" calcext:value-type="float">
            <text:p>0,56</text:p>
          </table:table-cell>
          <table:table-cell table:style-name="ce4" table:formula="of:=COS(RADIANS([.AA$4])) * SIN(RADIANS([.$A77]))" office:value-type="float" office:value="0.545503607385015" calcext:value-type="float">
            <text:p>0,55</text:p>
          </table:table-cell>
          <table:table-cell table:style-name="ce4" table:formula="of:=COS(RADIANS([.AB$4])) * SIN(RADIANS([.$A77]))" office:value-type="float" office:value="0.531824054711861" calcext:value-type="float">
            <text:p>0,53</text:p>
          </table:table-cell>
          <table:table-cell table:style-name="ce4" table:formula="of:=COS(RADIANS([.AC$4])) * SIN(RADIANS([.$A77]))" office:value-type="float" office:value="0.517982503279746" calcext:value-type="float">
            <text:p>0,52</text:p>
          </table:table-cell>
          <table:table-cell table:style-name="ce4" table:formula="of:=COS(RADIANS([.AD$4])) * SIN(RADIANS([.$A77]))" office:value-type="float" office:value="0.503983169359323" calcext:value-type="float">
            <text:p>0,50</text:p>
          </table:table-cell>
          <table:table-cell table:style-name="ce4" table:formula="of:=COS(RADIANS([.AE$4])) * SIN(RADIANS([.$A77]))" office:value-type="float" office:value="0.489830317283319" calcext:value-type="float">
            <text:p>0,49</text:p>
          </table:table-cell>
          <table:table-cell table:style-name="ce4" table:formula="of:=COS(RADIANS([.AF$4])) * SIN(RADIANS([.$A77]))" office:value-type="float" office:value="0.475528258147577" calcext:value-type="float">
            <text:p>0,48</text:p>
          </table:table-cell>
          <table:table-cell table:style-name="ce4" table:formula="of:=COS(RADIANS([.AG$4])) * SIN(RADIANS([.$A77]))" office:value-type="float" office:value="0.461081348497858" calcext:value-type="float">
            <text:p>0,46</text:p>
          </table:table-cell>
          <table:table-cell table:style-name="ce4" table:formula="of:=COS(RADIANS([.AH$4])) * SIN(RADIANS([.$A77]))" office:value-type="float" office:value="0.446493989002791" calcext:value-type="float">
            <text:p>0,45</text:p>
          </table:table-cell>
          <table:table-cell table:style-name="ce4" table:formula="of:=COS(RADIANS([.AI$4])) * SIN(RADIANS([.$A77]))" office:value-type="float" office:value="0.431770623113389" calcext:value-type="float">
            <text:p>0,43</text:p>
          </table:table-cell>
          <table:table-cell table:style-name="ce4" table:formula="of:=COS(RADIANS([.AJ$4])) * SIN(RADIANS([.$A77]))" office:value-type="float" office:value="0.416915735709531" calcext:value-type="float">
            <text:p>0,42</text:p>
          </table:table-cell>
          <table:table-cell table:style-name="ce4" table:formula="of:=COS(RADIANS([.AK$4])) * SIN(RADIANS([.$A77]))" office:value-type="float" office:value="0.401933851733823" calcext:value-type="float">
            <text:p>0,40</text:p>
          </table:table-cell>
          <table:table-cell table:style-name="ce4" table:formula="of:=COS(RADIANS([.AL$4])) * SIN(RADIANS([.$A77]))" office:value-type="float" office:value="0.386829534813256" calcext:value-type="float">
            <text:p>0,39</text:p>
          </table:table-cell>
          <table:table-cell table:style-name="ce4" table:formula="of:=COS(RADIANS([.AM$4])) * SIN(RADIANS([.$A77]))" office:value-type="float" office:value="0.371607385869083" calcext:value-type="float">
            <text:p>0,37</text:p>
          </table:table-cell>
          <table:table-cell table:style-name="ce4" table:formula="of:=COS(RADIANS([.AN$4])) * SIN(RADIANS([.$A77]))" office:value-type="float" office:value="0.356272041715332" calcext:value-type="float">
            <text:p>0,36</text:p>
          </table:table-cell>
          <table:table-cell table:style-name="ce4" table:formula="of:=COS(RADIANS([.AO$4])) * SIN(RADIANS([.$A77]))" office:value-type="float" office:value="0.34082817364639" calcext:value-type="float">
            <text:p>0,34</text:p>
          </table:table-cell>
          <table:table-cell table:style-name="ce4" table:formula="of:=COS(RADIANS([.AP$4])) * SIN(RADIANS([.$A77]))" office:value-type="float" office:value="0.32528048601408" calcext:value-type="float">
            <text:p>0,33</text:p>
          </table:table-cell>
          <table:table-cell table:style-name="ce4" table:formula="of:=COS(RADIANS([.AQ$4])) * SIN(RADIANS([.$A77]))" office:value-type="float" office:value="0.309633714794666" calcext:value-type="float">
            <text:p>0,31</text:p>
          </table:table-cell>
          <table:table-cell table:style-name="ce4" table:formula="of:=COS(RADIANS([.AR$4])) * SIN(RADIANS([.$A77]))" office:value-type="float" office:value="0.293892626146237" calcext:value-type="float">
            <text:p>0,29</text:p>
          </table:table-cell>
          <table:table-cell table:style-name="ce4" table:formula="of:=COS(RADIANS([.AS$4])) * SIN(RADIANS([.$A77]))" office:value-type="float" office:value="0.278062014956881" calcext:value-type="float">
            <text:p>0,28</text:p>
          </table:table-cell>
          <table:table-cell table:style-name="ce4" table:formula="of:=COS(RADIANS([.AT$4])) * SIN(RADIANS([.$A77]))" office:value-type="float" office:value="0.262146703384123" calcext:value-type="float">
            <text:p>0,26</text:p>
          </table:table-cell>
          <table:table-cell table:style-name="ce4" table:formula="of:=COS(RADIANS([.AU$4])) * SIN(RADIANS([.$A77]))" office:value-type="float" office:value="0.246151539386042" calcext:value-type="float">
            <text:p>0,25</text:p>
          </table:table-cell>
          <table:table-cell table:style-name="ce4" table:formula="of:=COS(RADIANS([.AV$4])) * SIN(RADIANS([.$A77]))" office:value-type="float" office:value="0.23008139524454" calcext:value-type="float">
            <text:p>0,23</text:p>
          </table:table-cell>
          <table:table-cell table:style-name="ce4" table:formula="of:=COS(RADIANS([.AW$4])) * SIN(RADIANS([.$A77]))" office:value-type="float" office:value="0.213941166081198" calcext:value-type="float">
            <text:p>0,21</text:p>
          </table:table-cell>
          <table:table-cell table:style-name="ce4" table:formula="of:=COS(RADIANS([.AX$4])) * SIN(RADIANS([.$A77]))" office:value-type="float" office:value="0.197735768366173" calcext:value-type="float">
            <text:p>0,20</text:p>
          </table:table-cell>
          <table:table-cell table:style-name="ce4" table:formula="of:=COS(RADIANS([.AY$4])) * SIN(RADIANS([.$A77]))" office:value-type="float" office:value="0.181470138420595" calcext:value-type="float">
            <text:p>0,18</text:p>
          </table:table-cell>
          <table:table-cell table:style-name="ce4" table:formula="of:=COS(RADIANS([.AZ$4])) * SIN(RADIANS([.$A77]))" office:value-type="float" office:value="0.165149230912913" calcext:value-type="float">
            <text:p>0,17</text:p>
          </table:table-cell>
          <table:table-cell table:style-name="ce4" table:formula="of:=COS(RADIANS([.BA$4])) * SIN(RADIANS([.$A77]))" office:value-type="float" office:value="0.148778017349658" calcext:value-type="float">
            <text:p>0,15</text:p>
          </table:table-cell>
          <table:table-cell table:style-name="ce4" table:formula="of:=COS(RADIANS([.BB$4])) * SIN(RADIANS([.$A77]))" office:value-type="float" office:value="0.132361484561074" calcext:value-type="float">
            <text:p>0,13</text:p>
          </table:table-cell>
          <table:table-cell table:style-name="ce4" table:formula="of:=COS(RADIANS([.BC$4])) * SIN(RADIANS([.$A77]))" office:value-type="float" office:value="0.115904633182077" calcext:value-type="float">
            <text:p>0,12</text:p>
          </table:table-cell>
          <table:table-cell table:style-name="ce4" table:formula="of:=COS(RADIANS([.BD$4])) * SIN(RADIANS([.$A77]))" office:value-type="float" office:value="0.0994124761290204" calcext:value-type="float">
            <text:p>0,10</text:p>
          </table:table-cell>
          <table:table-cell table:style-name="ce4" table:formula="of:=COS(RADIANS([.BE$4])) * SIN(RADIANS([.$A77]))" office:value-type="float" office:value="0.0828900370727045" calcext:value-type="float">
            <text:p>0,08</text:p>
          </table:table-cell>
          <table:table-cell table:style-name="ce4" table:formula="of:=COS(RADIANS([.BF$4])) * SIN(RADIANS([.$A77]))" office:value-type="float" office:value="0.0663423489081221" calcext:value-type="float">
            <text:p>0,07</text:p>
          </table:table-cell>
          <table:table-cell table:style-name="ce4" table:formula="of:=COS(RADIANS([.BG$4])) * SIN(RADIANS([.$A77]))" office:value-type="float" office:value="0.0497744522213899" calcext:value-type="float">
            <text:p>0,05</text:p>
          </table:table-cell>
          <table:table-cell table:style-name="ce4" table:formula="of:=COS(RADIANS([.BH$4])) * SIN(RADIANS([.$A77]))" office:value-type="float" office:value="0.0414845025906053" calcext:value-type="float">
            <text:p>0,04</text:p>
          </table:table-cell>
          <table:table-cell table:style-name="ce4" table:formula="of:=COS(RADIANS([.BI$4])) * SIN(RADIANS([.$A77]))" office:value-type="float" office:value="0.0331913937543349" calcext:value-type="float">
            <text:p>0,03</text:p>
          </table:table-cell>
          <table:table-cell table:style-name="ce4" table:formula="of:=COS(RADIANS([.BJ$4])) * SIN(RADIANS([.$A77]))" office:value-type="float" office:value="0.0248957572649243" calcext:value-type="float">
            <text:p>0,02</text:p>
          </table:table-cell>
          <table:table-cell table:style-name="ce4" table:formula="of:=COS(RADIANS([.BK$4])) * SIN(RADIANS([.$A77]))" office:value-type="float" office:value="0.0165982248672101" calcext:value-type="float">
            <text:p>0,02</text:p>
          </table:table-cell>
          <table:table-cell table:style-name="ce4" table:formula="of:=COS(RADIANS([.BL$4])) * SIN(RADIANS([.$A77]))" office:value-type="float" office:value="0.00829942845040947" calcext:value-type="float">
            <text:p>0,01</text:p>
          </table:table-cell>
          <table:table-cell table:style-name="ce4" table:formula="of:=COS(RADIANS([.BM$4])) * SIN(RADIANS([.$A77]))" office:value-type="float" office:value="5.82354159244546E-017" calcext:value-type="float">
            <text:p>0,00</text:p>
          </table:table-cell>
          <table:table-cell table:formula="of:=90-[.A77]" office:value-type="float" office:value="18" calcext:value-type="float">
            <text:p>18</text:p>
          </table:table-cell>
          <table:table-cell table:number-columns-repeated="958"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table:style-name="ce4" table:formula="of:=COS(RADIANS([.B$4])) * SIN(RADIANS([.$A78]))" office:value-type="float" office:value="0.956304755963035" calcext:value-type="float">
            <text:p>0,96</text:p>
          </table:table-cell>
          <table:table-cell table:style-name="ce4" table:formula="of:=COS(RADIANS([.C$4])) * SIN(RADIANS([.$A78]))" office:value-type="float" office:value="0.952665727650297" calcext:value-type="float">
            <text:p>0,95</text:p>
          </table:table-cell>
          <table:table-cell table:style-name="ce4" table:formula="of:=COS(RADIANS([.D$4])) * SIN(RADIANS([.$A78]))" office:value-type="float" office:value="0.941776337914845" calcext:value-type="float">
            <text:p>0,94</text:p>
          </table:table-cell>
          <table:table-cell table:style-name="ce4" table:formula="of:=COS(RADIANS([.E$4])) * SIN(RADIANS([.$A78]))" office:value-type="float" office:value="0.923719461587761" calcext:value-type="float">
            <text:p>0,92</text:p>
          </table:table-cell>
          <table:table-cell table:style-name="ce4" table:formula="of:=COS(RADIANS([.F$4])) * SIN(RADIANS([.$A78]))" office:value-type="float" office:value="0.898632522400933" calcext:value-type="float">
            <text:p>0,90</text:p>
          </table:table-cell>
          <table:table-cell table:style-name="ce4" table:formula="of:=COS(RADIANS([.G$4])) * SIN(RADIANS([.$A78]))" office:value-type="float" office:value="0.873627865932047" calcext:value-type="float">
            <text:p>0,87</text:p>
          </table:table-cell>
          <table:table-cell table:style-name="ce4" table:formula="of:=COS(RADIANS([.H$4])) * SIN(RADIANS([.$A78]))" office:value-type="float" office:value="0.85207377667543" calcext:value-type="float">
            <text:p>0,85</text:p>
          </table:table-cell>
          <table:table-cell table:style-name="ce4" table:formula="of:=COS(RADIANS([.I$4])) * SIN(RADIANS([.$A78]))" office:value-type="float" office:value="0.828184212423867" calcext:value-type="float">
            <text:p>0,83</text:p>
          </table:table-cell>
          <table:table-cell table:style-name="ce4" table:formula="of:=COS(RADIANS([.J$4])) * SIN(RADIANS([.$A78]))" office:value-type="float" office:value="0.810992427639788" calcext:value-type="float">
            <text:p>0,81</text:p>
          </table:table-cell>
          <table:table-cell table:style-name="ce4" table:formula="of:=COS(RADIANS([.K$4])) * SIN(RADIANS([.$A78]))" office:value-type="float" office:value="0.792812573506436" calcext:value-type="float">
            <text:p>0,79</text:p>
          </table:table-cell>
          <table:table-cell table:style-name="ce4" table:formula="of:=COS(RADIANS([.L$4])) * SIN(RADIANS([.$A78]))" office:value-type="float" office:value="0.773666799375683" calcext:value-type="float">
            <text:p>0,77</text:p>
          </table:table-cell>
          <table:table-cell table:style-name="ce4" table:formula="of:=COS(RADIANS([.M$4])) * SIN(RADIANS([.$A78]))" office:value-type="float" office:value="0.753578431424124" calcext:value-type="float">
            <text:p>0,75</text:p>
          </table:table-cell>
          <table:table-cell table:style-name="ce4" table:formula="of:=COS(RADIANS([.N$4])) * SIN(RADIANS([.$A78]))" office:value-type="float" office:value="0.732571944233734" calcext:value-type="float">
            <text:p>0,73</text:p>
          </table:table-cell>
          <table:table-cell table:style-name="ce4" table:formula="of:=COS(RADIANS([.O$4])) * SIN(RADIANS([.$A78]))" office:value-type="float" office:value="0.710672930973352" calcext:value-type="float">
            <text:p>0,71</text:p>
          </table:table-cell>
          <table:table-cell table:style-name="ce4" table:formula="of:=COS(RADIANS([.P$4])) * SIN(RADIANS([.$A78]))" office:value-type="float" office:value="0.687908072217352" calcext:value-type="float">
            <text:p>0,69</text:p>
          </table:table-cell>
          <table:table-cell table:style-name="ce4" table:formula="of:=COS(RADIANS([.Q$4])) * SIN(RADIANS([.$A78]))" office:value-type="float" office:value="0.676209577822409" calcext:value-type="float">
            <text:p>0,68</text:p>
          </table:table-cell>
          <table:table-cell table:style-name="ce4" table:formula="of:=COS(RADIANS([.R$4])) * SIN(RADIANS([.$A78]))" office:value-type="float" office:value="0.664305103439471" calcext:value-type="float">
            <text:p>0,66</text:p>
          </table:table-cell>
          <table:table-cell table:style-name="ce4" table:formula="of:=COS(RADIANS([.S$4])) * SIN(RADIANS([.$A78]))" office:value-type="float" office:value="0.652198275286758" calcext:value-type="float">
            <text:p>0,65</text:p>
          </table:table-cell>
          <table:table-cell table:style-name="ce4" table:formula="of:=COS(RADIANS([.T$4])) * SIN(RADIANS([.$A78]))" office:value-type="float" office:value="0.639892781221406" calcext:value-type="float">
            <text:p>0,64</text:p>
          </table:table-cell>
          <table:table-cell table:style-name="ce4" table:formula="of:=COS(RADIANS([.U$4])) * SIN(RADIANS([.$A78]))" office:value-type="float" office:value="0.627392369616113" calcext:value-type="float">
            <text:p>0,63</text:p>
          </table:table-cell>
          <table:table-cell table:style-name="ce4" table:formula="of:=COS(RADIANS([.V$4])) * SIN(RADIANS([.$A78]))" office:value-type="float" office:value="0.614700848217349" calcext:value-type="float">
            <text:p>0,61</text:p>
          </table:table-cell>
          <table:table-cell table:style-name="ce4" table:formula="of:=COS(RADIANS([.W$4])) * SIN(RADIANS([.$A78]))" office:value-type="float" office:value="0.601822082985477" calcext:value-type="float">
            <text:p>0,60</text:p>
          </table:table-cell>
          <table:table-cell table:style-name="ce4" table:formula="of:=COS(RADIANS([.X$4])) * SIN(RADIANS([.$A78]))" office:value-type="float" office:value="0.588759996917146" calcext:value-type="float">
            <text:p>0,59</text:p>
          </table:table-cell>
          <table:table-cell table:style-name="ce4" table:formula="of:=COS(RADIANS([.Y$4])) * SIN(RADIANS([.$A78]))" office:value-type="float" office:value="0.575518568850308" calcext:value-type="float">
            <text:p>0,58</text:p>
          </table:table-cell>
          <table:table-cell table:style-name="ce4" table:formula="of:=COS(RADIANS([.Z$4])) * SIN(RADIANS([.$A78]))" office:value-type="float" office:value="0.562101832252225" calcext:value-type="float">
            <text:p>0,56</text:p>
          </table:table-cell>
          <table:table-cell table:style-name="ce4" table:formula="of:=COS(RADIANS([.AA$4])) * SIN(RADIANS([.$A78]))" office:value-type="float" office:value="0.548513873990835" calcext:value-type="float">
            <text:p>0,55</text:p>
          </table:table-cell>
          <table:table-cell table:style-name="ce4" table:formula="of:=COS(RADIANS([.AB$4])) * SIN(RADIANS([.$A78]))" office:value-type="float" office:value="0.534758833089854" calcext:value-type="float">
            <text:p>0,53</text:p>
          </table:table-cell>
          <table:table-cell table:style-name="ce4" table:formula="of:=COS(RADIANS([.AC$4])) * SIN(RADIANS([.$A78]))" office:value-type="float" office:value="0.520840899467989" calcext:value-type="float">
            <text:p>0,52</text:p>
          </table:table-cell>
          <table:table-cell table:style-name="ce4" table:formula="of:=COS(RADIANS([.AD$4])) * SIN(RADIANS([.$A78]))" office:value-type="float" office:value="0.506764312662646" calcext:value-type="float">
            <text:p>0,51</text:p>
          </table:table-cell>
          <table:table-cell table:style-name="ce4" table:formula="of:=COS(RADIANS([.AE$4])) * SIN(RADIANS([.$A78]))" office:value-type="float" office:value="0.492533360538531" calcext:value-type="float">
            <text:p>0,49</text:p>
          </table:table-cell>
          <table:table-cell table:style-name="ce4" table:formula="of:=COS(RADIANS([.AF$4])) * SIN(RADIANS([.$A78]))" office:value-type="float" office:value="0.478152377981518" calcext:value-type="float">
            <text:p>0,48</text:p>
          </table:table-cell>
          <table:table-cell table:style-name="ce4" table:formula="of:=COS(RADIANS([.AG$4])) * SIN(RADIANS([.$A78]))" office:value-type="float" office:value="0.463625745578205" calcext:value-type="float">
            <text:p>0,46</text:p>
          </table:table-cell>
          <table:table-cell table:style-name="ce4" table:formula="of:=COS(RADIANS([.AH$4])) * SIN(RADIANS([.$A78]))" office:value-type="float" office:value="0.448957888281546" calcext:value-type="float">
            <text:p>0,45</text:p>
          </table:table-cell>
          <table:table-cell table:style-name="ce4" table:formula="of:=COS(RADIANS([.AI$4])) * SIN(RADIANS([.$A78]))" office:value-type="float" office:value="0.434153274062964" calcext:value-type="float">
            <text:p>0,43</text:p>
          </table:table-cell>
          <table:table-cell table:style-name="ce4" table:formula="of:=COS(RADIANS([.AJ$4])) * SIN(RADIANS([.$A78]))" office:value-type="float" office:value="0.419216412551365" calcext:value-type="float">
            <text:p>0,42</text:p>
          </table:table-cell>
          <table:table-cell table:style-name="ce4" table:formula="of:=COS(RADIANS([.AK$4])) * SIN(RADIANS([.$A78]))" office:value-type="float" office:value="0.404151853659462" calcext:value-type="float">
            <text:p>0,40</text:p>
          </table:table-cell>
          <table:table-cell table:style-name="ce4" table:formula="of:=COS(RADIANS([.AL$4])) * SIN(RADIANS([.$A78]))" office:value-type="float" office:value="0.388964186197827" calcext:value-type="float">
            <text:p>0,39</text:p>
          </table:table-cell>
          <table:table-cell table:style-name="ce4" table:formula="of:=COS(RADIANS([.AM$4])) * SIN(RADIANS([.$A78]))" office:value-type="float" office:value="0.373658036477096" calcext:value-type="float">
            <text:p>0,37</text:p>
          </table:table-cell>
          <table:table-cell table:style-name="ce4" table:formula="of:=COS(RADIANS([.AN$4])) * SIN(RADIANS([.$A78]))" office:value-type="float" office:value="0.358238066898748" calcext:value-type="float">
            <text:p>0,36</text:p>
          </table:table-cell>
          <table:table-cell table:style-name="ce4" table:formula="of:=COS(RADIANS([.AO$4])) * SIN(RADIANS([.$A78]))" office:value-type="float" office:value="0.342708974534892" calcext:value-type="float">
            <text:p>0,34</text:p>
          </table:table-cell>
          <table:table-cell table:style-name="ce4" table:formula="of:=COS(RADIANS([.AP$4])) * SIN(RADIANS([.$A78]))" office:value-type="float" office:value="0.327075489697496" calcext:value-type="float">
            <text:p>0,33</text:p>
          </table:table-cell>
          <table:table-cell table:style-name="ce4" table:formula="of:=COS(RADIANS([.AQ$4])) * SIN(RADIANS([.$A78]))" office:value-type="float" office:value="0.311342374497487" calcext:value-type="float">
            <text:p>0,31</text:p>
          </table:table-cell>
          <table:table-cell table:style-name="ce4" table:formula="of:=COS(RADIANS([.AR$4])) * SIN(RADIANS([.$A78]))" office:value-type="float" office:value="0.295514421394165" calcext:value-type="float">
            <text:p>0,30</text:p>
          </table:table-cell>
          <table:table-cell table:style-name="ce4" table:formula="of:=COS(RADIANS([.AS$4])) * SIN(RADIANS([.$A78]))" office:value-type="float" office:value="0.279596451735373" calcext:value-type="float">
            <text:p>0,28</text:p>
          </table:table-cell>
          <table:table-cell table:style-name="ce4" table:formula="of:=COS(RADIANS([.AT$4])) * SIN(RADIANS([.$A78]))" office:value-type="float" office:value="0.263593314288872" calcext:value-type="float">
            <text:p>0,26</text:p>
          </table:table-cell>
          <table:table-cell table:style-name="ce4" table:formula="of:=COS(RADIANS([.AU$4])) * SIN(RADIANS([.$A78]))" office:value-type="float" office:value="0.247509883765352" calcext:value-type="float">
            <text:p>0,25</text:p>
          </table:table-cell>
          <table:table-cell table:style-name="ce4" table:formula="of:=COS(RADIANS([.AV$4])) * SIN(RADIANS([.$A78]))" office:value-type="float" office:value="0.231351059333555" calcext:value-type="float">
            <text:p>0,23</text:p>
          </table:table-cell>
          <table:table-cell table:style-name="ce4" table:formula="of:=COS(RADIANS([.AW$4])) * SIN(RADIANS([.$A78]))" office:value-type="float" office:value="0.215121763127937" calcext:value-type="float">
            <text:p>0,22</text:p>
          </table:table-cell>
          <table:table-cell table:style-name="ce4" table:formula="of:=COS(RADIANS([.AX$4])) * SIN(RADIANS([.$A78]))" office:value-type="float" office:value="0.198826938749339" calcext:value-type="float">
            <text:p>0,20</text:p>
          </table:table-cell>
          <table:table-cell table:style-name="ce4" table:formula="of:=COS(RADIANS([.AY$4])) * SIN(RADIANS([.$A78]))" office:value-type="float" office:value="0.182471549759119" calcext:value-type="float">
            <text:p>0,18</text:p>
          </table:table-cell>
          <table:table-cell table:style-name="ce4" table:formula="of:=COS(RADIANS([.AZ$4])) * SIN(RADIANS([.$A78]))" office:value-type="float" office:value="0.1660605781672" calcext:value-type="float">
            <text:p>0,17</text:p>
          </table:table-cell>
          <table:table-cell table:style-name="ce4" table:formula="of:=COS(RADIANS([.BA$4])) * SIN(RADIANS([.$A78]))" office:value-type="float" office:value="0.149599022914506" calcext:value-type="float">
            <text:p>0,15</text:p>
          </table:table-cell>
          <table:table-cell table:style-name="ce4" table:formula="of:=COS(RADIANS([.BB$4])) * SIN(RADIANS([.$A78]))" office:value-type="float" office:value="0.133091898350234" calcext:value-type="float">
            <text:p>0,13</text:p>
          </table:table-cell>
          <table:table-cell table:style-name="ce4" table:formula="of:=COS(RADIANS([.BC$4])) * SIN(RADIANS([.$A78]))" office:value-type="float" office:value="0.116544232704435" calcext:value-type="float">
            <text:p>0,12</text:p>
          </table:table-cell>
          <table:table-cell table:style-name="ce4" table:formula="of:=COS(RADIANS([.BD$4])) * SIN(RADIANS([.$A78]))" office:value-type="float" office:value="0.0999610665563644" calcext:value-type="float">
            <text:p>0,10</text:p>
          </table:table-cell>
          <table:table-cell table:style-name="ce4" table:formula="of:=COS(RADIANS([.BE$4])) * SIN(RADIANS([.$A78]))" office:value-type="float" office:value="0.0833474512990765" calcext:value-type="float">
            <text:p>0,08</text:p>
          </table:table-cell>
          <table:table-cell table:style-name="ce4" table:formula="of:=COS(RADIANS([.BF$4])) * SIN(RADIANS([.$A78]))" office:value-type="float" office:value="0.0667084476007176" calcext:value-type="float">
            <text:p>0,07</text:p>
          </table:table-cell>
          <table:table-cell table:style-name="ce4" table:formula="of:=COS(RADIANS([.BG$4])) * SIN(RADIANS([.$A78]))" office:value-type="float" office:value="0.0500491238630006" calcext:value-type="float">
            <text:p>0,05</text:p>
          </table:table-cell>
          <table:table-cell table:style-name="ce4" table:formula="of:=COS(RADIANS([.BH$4])) * SIN(RADIANS([.$A78]))" office:value-type="float" office:value="0.0417134275896648" calcext:value-type="float">
            <text:p>0,04</text:p>
          </table:table-cell>
          <table:table-cell table:style-name="ce4" table:formula="of:=COS(RADIANS([.BI$4])) * SIN(RADIANS([.$A78]))" office:value-type="float" office:value="0.0333745546773181" calcext:value-type="float">
            <text:p>0,03</text:p>
          </table:table-cell>
          <table:table-cell table:style-name="ce4" table:formula="of:=COS(RADIANS([.BJ$4])) * SIN(RADIANS([.$A78]))" office:value-type="float" office:value="0.0250331401634178" calcext:value-type="float">
            <text:p>0,03</text:p>
          </table:table-cell>
          <table:table-cell table:style-name="ce4" table:formula="of:=COS(RADIANS([.BK$4])) * SIN(RADIANS([.$A78]))" office:value-type="float" office:value="0.0166898192789742" calcext:value-type="float">
            <text:p>0,02</text:p>
          </table:table-cell>
          <table:table-cell table:style-name="ce4" table:formula="of:=COS(RADIANS([.BL$4])) * SIN(RADIANS([.$A78]))" office:value-type="float" office:value="0.00834522740017521" calcext:value-type="float">
            <text:p>0,01</text:p>
          </table:table-cell>
          <table:table-cell table:style-name="ce4" table:formula="of:=COS(RADIANS([.BM$4])) * SIN(RADIANS([.$A78]))" office:value-type="float" office:value="5.85567779199761E-017" calcext:value-type="float">
            <text:p>0,00</text:p>
          </table:table-cell>
          <table:table-cell table:formula="of:=90-[.A78]" office:value-type="float" office:value="17" calcext:value-type="float">
            <text:p>17</text:p>
          </table:table-cell>
          <table:table-cell table:number-columns-repeated="958"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table:style-name="ce4" table:formula="of:=COS(RADIANS([.B$4])) * SIN(RADIANS([.$A79]))" office:value-type="float" office:value="0.961261695938319" calcext:value-type="float">
            <text:p>0,96</text:p>
          </table:table-cell>
          <table:table-cell table:style-name="ce4" table:formula="of:=COS(RADIANS([.C$4])) * SIN(RADIANS([.$A79]))" office:value-type="float" office:value="0.957603804972433" calcext:value-type="float">
            <text:p>0,96</text:p>
          </table:table-cell>
          <table:table-cell table:style-name="ce4" table:formula="of:=COS(RADIANS([.D$4])) * SIN(RADIANS([.$A79]))" office:value-type="float" office:value="0.94665797083372" calcext:value-type="float">
            <text:p>0,95</text:p>
          </table:table-cell>
          <table:table-cell table:style-name="ce4" table:formula="of:=COS(RADIANS([.E$4])) * SIN(RADIANS([.$A79]))" office:value-type="float" office:value="0.928507497929252" calcext:value-type="float">
            <text:p>0,93</text:p>
          </table:table-cell>
          <table:table-cell table:style-name="ce4" table:formula="of:=COS(RADIANS([.F$4])) * SIN(RADIANS([.$A79]))" office:value-type="float" office:value="0.903290522317386" calcext:value-type="float">
            <text:p>0,90</text:p>
          </table:table-cell>
          <table:table-cell table:style-name="ce4" table:formula="of:=COS(RADIANS([.G$4])) * SIN(RADIANS([.$A79]))" office:value-type="float" office:value="0.878156255930274" calcext:value-type="float">
            <text:p>0,88</text:p>
          </table:table-cell>
          <table:table-cell table:style-name="ce4" table:formula="of:=COS(RADIANS([.H$4])) * SIN(RADIANS([.$A79]))" office:value-type="float" office:value="0.856490442533417" calcext:value-type="float">
            <text:p>0,86</text:p>
          </table:table-cell>
          <table:table-cell table:style-name="ce4" table:formula="of:=COS(RADIANS([.I$4])) * SIN(RADIANS([.$A79]))" office:value-type="float" office:value="0.832477048367497" calcext:value-type="float">
            <text:p>0,83</text:p>
          </table:table-cell>
          <table:table-cell table:style-name="ce4" table:formula="of:=COS(RADIANS([.J$4])) * SIN(RADIANS([.$A79]))" office:value-type="float" office:value="0.815196151148589" calcext:value-type="float">
            <text:p>0,82</text:p>
          </table:table-cell>
          <table:table-cell table:style-name="ce4" table:formula="of:=COS(RADIANS([.K$4])) * SIN(RADIANS([.$A79]))" office:value-type="float" office:value="0.796922062990847" calcext:value-type="float">
            <text:p>0,80</text:p>
          </table:table-cell>
          <table:table-cell table:style-name="ce4" table:formula="of:=COS(RADIANS([.L$4])) * SIN(RADIANS([.$A79]))" office:value-type="float" office:value="0.777677048055783" calcext:value-type="float">
            <text:p>0,78</text:p>
          </table:table-cell>
          <table:table-cell table:style-name="ce4" table:formula="of:=COS(RADIANS([.M$4])) * SIN(RADIANS([.$A79]))" office:value-type="float" office:value="0.75748455342963" calcext:value-type="float">
            <text:p>0,76</text:p>
          </table:table-cell>
          <table:table-cell table:style-name="ce4" table:formula="of:=COS(RADIANS([.N$4])) * SIN(RADIANS([.$A79]))" office:value-type="float" office:value="0.736369180556674" calcext:value-type="float">
            <text:p>0,74</text:p>
          </table:table-cell>
          <table:table-cell table:style-name="ce4" table:formula="of:=COS(RADIANS([.O$4])) * SIN(RADIANS([.$A79]))" office:value-type="float" office:value="0.714356655266186" calcext:value-type="float">
            <text:p>0,71</text:p>
          </table:table-cell>
          <table:table-cell table:style-name="ce4" table:formula="of:=COS(RADIANS([.P$4])) * SIN(RADIANS([.$A79]))" office:value-type="float" office:value="0.691473796429464" calcext:value-type="float">
            <text:p>0,69</text:p>
          </table:table-cell>
          <table:table-cell table:style-name="ce4" table:formula="of:=COS(RADIANS([.Q$4])) * SIN(RADIANS([.$A79]))" office:value-type="float" office:value="0.679714663692866" calcext:value-type="float">
            <text:p>0,68</text:p>
          </table:table-cell>
          <table:table-cell table:style-name="ce4" table:formula="of:=COS(RADIANS([.R$4])) * SIN(RADIANS([.$A79]))" office:value-type="float" office:value="0.667748483285165" calcext:value-type="float">
            <text:p>0,67</text:p>
          </table:table-cell>
          <table:table-cell table:style-name="ce4" table:formula="of:=COS(RADIANS([.S$4])) * SIN(RADIANS([.$A79]))" office:value-type="float" office:value="0.65557890022083" calcext:value-type="float">
            <text:p>0,66</text:p>
          </table:table-cell>
          <table:table-cell table:style-name="ce4" table:formula="of:=COS(RADIANS([.T$4])) * SIN(RADIANS([.$A79]))" office:value-type="float" office:value="0.643209621472752" calcext:value-type="float">
            <text:p>0,64</text:p>
          </table:table-cell>
          <table:table-cell table:style-name="ce4" table:formula="of:=COS(RADIANS([.U$4])) * SIN(RADIANS([.$A79]))" office:value-type="float" office:value="0.630644414843062" calcext:value-type="float">
            <text:p>0,63</text:p>
          </table:table-cell>
          <table:table-cell table:style-name="ce4" table:formula="of:=COS(RADIANS([.V$4])) * SIN(RADIANS([.$A79]))" office:value-type="float" office:value="0.617887107815421" calcext:value-type="float">
            <text:p>0,62</text:p>
          </table:table-cell>
          <table:table-cell table:style-name="ce4" table:formula="of:=COS(RADIANS([.W$4])) * SIN(RADIANS([.$A79]))" office:value-type="float" office:value="0.604941586389133" calcext:value-type="float">
            <text:p>0,60</text:p>
          </table:table-cell>
          <table:table-cell table:style-name="ce4" table:formula="of:=COS(RADIANS([.X$4])) * SIN(RADIANS([.$A79]))" office:value-type="float" office:value="0.59181179389543" calcext:value-type="float">
            <text:p>0,59</text:p>
          </table:table-cell>
          <table:table-cell table:style-name="ce4" table:formula="of:=COS(RADIANS([.Y$4])) * SIN(RADIANS([.$A79]))" office:value-type="float" office:value="0.578501729796297" calcext:value-type="float">
            <text:p>0,58</text:p>
          </table:table-cell>
          <table:table-cell table:style-name="ce4" table:formula="of:=COS(RADIANS([.Z$4])) * SIN(RADIANS([.$A79]))" office:value-type="float" office:value="0.565015448466195" calcext:value-type="float">
            <text:p>0,57</text:p>
          </table:table-cell>
          <table:table-cell table:style-name="ce4" table:formula="of:=COS(RADIANS([.AA$4])) * SIN(RADIANS([.$A79]))" office:value-type="float" office:value="0.551357057957064" calcext:value-type="float">
            <text:p>0,55</text:p>
          </table:table-cell>
          <table:table-cell table:style-name="ce4" table:formula="of:=COS(RADIANS([.AB$4])) * SIN(RADIANS([.$A79]))" office:value-type="float" office:value="0.537530718746963" calcext:value-type="float">
            <text:p>0,54</text:p>
          </table:table-cell>
          <table:table-cell table:style-name="ce4" table:formula="of:=COS(RADIANS([.AC$4])) * SIN(RADIANS([.$A79]))" office:value-type="float" office:value="0.523540642472754" calcext:value-type="float">
            <text:p>0,52</text:p>
          </table:table-cell>
          <table:table-cell table:style-name="ce4" table:formula="of:=COS(RADIANS([.AD$4])) * SIN(RADIANS([.$A79]))" office:value-type="float" office:value="0.509391090647197" calcext:value-type="float">
            <text:p>0,51</text:p>
          </table:table-cell>
          <table:table-cell table:style-name="ce4" table:formula="of:=COS(RADIANS([.AE$4])) * SIN(RADIANS([.$A79]))" office:value-type="float" office:value="0.495086373360846" calcext:value-type="float">
            <text:p>0,50</text:p>
          </table:table-cell>
          <table:table-cell table:style-name="ce4" table:formula="of:=COS(RADIANS([.AF$4])) * SIN(RADIANS([.$A79]))" office:value-type="float" office:value="0.48063084796916" calcext:value-type="float">
            <text:p>0,48</text:p>
          </table:table-cell>
          <table:table-cell table:style-name="ce4" table:formula="of:=COS(RADIANS([.AG$4])) * SIN(RADIANS([.$A79]))" office:value-type="float" office:value="0.466028917765206" calcext:value-type="float">
            <text:p>0,47</text:p>
          </table:table-cell>
          <table:table-cell table:style-name="ce4" table:formula="of:=COS(RADIANS([.AH$4])) * SIN(RADIANS([.$A79]))" office:value-type="float" office:value="0.451285030638378" calcext:value-type="float">
            <text:p>0,45</text:p>
          </table:table-cell>
          <table:table-cell table:style-name="ce4" table:formula="of:=COS(RADIANS([.AI$4])) * SIN(RADIANS([.$A79]))" office:value-type="float" office:value="0.436403677719522" calcext:value-type="float">
            <text:p>0,44</text:p>
          </table:table-cell>
          <table:table-cell table:style-name="ce4" table:formula="of:=COS(RADIANS([.AJ$4])) * SIN(RADIANS([.$A79]))" office:value-type="float" office:value="0.421389392012894" calcext:value-type="float">
            <text:p>0,42</text:p>
          </table:table-cell>
          <table:table-cell table:style-name="ce4" table:formula="of:=COS(RADIANS([.AK$4])) * SIN(RADIANS([.$A79]))" office:value-type="float" office:value="0.406246747015369" calcext:value-type="float">
            <text:p>0,41</text:p>
          </table:table-cell>
          <table:table-cell table:style-name="ce4" table:formula="of:=COS(RADIANS([.AL$4])) * SIN(RADIANS([.$A79]))" office:value-type="float" office:value="0.390980355323303" calcext:value-type="float">
            <text:p>0,39</text:p>
          </table:table-cell>
          <table:table-cell table:style-name="ce4" table:formula="of:=COS(RADIANS([.AM$4])) * SIN(RADIANS([.$A79]))" office:value-type="float" office:value="0.375594867227492" calcext:value-type="float">
            <text:p>0,38</text:p>
          </table:table-cell>
          <table:table-cell table:style-name="ce4" table:formula="of:=COS(RADIANS([.AN$4])) * SIN(RADIANS([.$A79]))" office:value-type="float" office:value="0.360094969296656" calcext:value-type="float">
            <text:p>0,36</text:p>
          </table:table-cell>
          <table:table-cell table:style-name="ce4" table:formula="of:=COS(RADIANS([.AO$4])) * SIN(RADIANS([.$A79]))" office:value-type="float" office:value="0.344485382949853" calcext:value-type="float">
            <text:p>0,34</text:p>
          </table:table-cell>
          <table:table-cell table:style-name="ce4" table:formula="of:=COS(RADIANS([.AP$4])) * SIN(RADIANS([.$A79]))" office:value-type="float" office:value="0.328770863018299" calcext:value-type="float">
            <text:p>0,33</text:p>
          </table:table-cell>
          <table:table-cell table:style-name="ce4" table:formula="of:=COS(RADIANS([.AQ$4])) * SIN(RADIANS([.$A79]))" office:value-type="float" office:value="0.312956196296995" calcext:value-type="float">
            <text:p>0,31</text:p>
          </table:table-cell>
          <table:table-cell table:style-name="ce4" table:formula="of:=COS(RADIANS([.AR$4])) * SIN(RADIANS([.$A79]))" office:value-type="float" office:value="0.297046200086624" calcext:value-type="float">
            <text:p>0,30</text:p>
          </table:table-cell>
          <table:table-cell table:style-name="ce4" table:formula="of:=COS(RADIANS([.AS$4])) * SIN(RADIANS([.$A79]))" office:value-type="float" office:value="0.281045720726155" calcext:value-type="float">
            <text:p>0,28</text:p>
          </table:table-cell>
          <table:table-cell table:style-name="ce4" table:formula="of:=COS(RADIANS([.AT$4])) * SIN(RADIANS([.$A79]))" office:value-type="float" office:value="0.264959632116602" calcext:value-type="float">
            <text:p>0,26</text:p>
          </table:table-cell>
          <table:table-cell table:style-name="ce4" table:formula="of:=COS(RADIANS([.AU$4])) * SIN(RADIANS([.$A79]))" office:value-type="float" office:value="0.248792834236385" calcext:value-type="float">
            <text:p>0,25</text:p>
          </table:table-cell>
          <table:table-cell table:style-name="ce4" table:formula="of:=COS(RADIANS([.AV$4])) * SIN(RADIANS([.$A79]))" office:value-type="float" office:value="0.232550251648749" calcext:value-type="float">
            <text:p>0,23</text:p>
          </table:table-cell>
          <table:table-cell table:style-name="ce4" table:formula="of:=COS(RADIANS([.AW$4])) * SIN(RADIANS([.$A79]))" office:value-type="float" office:value="0.216236832001697" calcext:value-type="float">
            <text:p>0,22</text:p>
          </table:table-cell>
          <table:table-cell table:style-name="ce4" table:formula="of:=COS(RADIANS([.AX$4])) * SIN(RADIANS([.$A79]))" office:value-type="float" office:value="0.199857544520883" calcext:value-type="float">
            <text:p>0,20</text:p>
          </table:table-cell>
          <table:table-cell table:style-name="ce4" table:formula="of:=COS(RADIANS([.AY$4])) * SIN(RADIANS([.$A79]))" office:value-type="float" office:value="0.183417378495944" calcext:value-type="float">
            <text:p>0,18</text:p>
          </table:table-cell>
          <table:table-cell table:style-name="ce4" table:formula="of:=COS(RADIANS([.AZ$4])) * SIN(RADIANS([.$A79]))" office:value-type="float" office:value="0.166921341760712" calcext:value-type="float">
            <text:p>0,17</text:p>
          </table:table-cell>
          <table:table-cell table:style-name="ce4" table:formula="of:=COS(RADIANS([.BA$4])) * SIN(RADIANS([.$A79]))" office:value-type="float" office:value="0.150374459167776" calcext:value-type="float">
            <text:p>0,15</text:p>
          </table:table-cell>
          <table:table-cell table:style-name="ce4" table:formula="of:=COS(RADIANS([.BB$4])) * SIN(RADIANS([.$A79]))" office:value-type="float" office:value="0.133781771057867" calcext:value-type="float">
            <text:p>0,13</text:p>
          </table:table-cell>
          <table:table-cell table:style-name="ce4" table:formula="of:=COS(RADIANS([.BC$4])) * SIN(RADIANS([.$A79]))" office:value-type="float" office:value="0.117148331724521" calcext:value-type="float">
            <text:p>0,12</text:p>
          </table:table-cell>
          <table:table-cell table:style-name="ce4" table:formula="of:=COS(RADIANS([.BD$4])) * SIN(RADIANS([.$A79]))" office:value-type="float" office:value="0.100479207874491" calcext:value-type="float">
            <text:p>0,10</text:p>
          </table:table-cell>
          <table:table-cell table:style-name="ce4" table:formula="of:=COS(RADIANS([.BE$4])) * SIN(RADIANS([.$A79]))" office:value-type="float" office:value="0.0837794770843779" calcext:value-type="float">
            <text:p>0,08</text:p>
          </table:table-cell>
          <table:table-cell table:style-name="ce4" table:formula="of:=COS(RADIANS([.BF$4])) * SIN(RADIANS([.$A79]))" office:value-type="float" office:value="0.0670542262539546" calcext:value-type="float">
            <text:p>0,07</text:p>
          </table:table-cell>
          <table:table-cell table:style-name="ce4" table:formula="of:=COS(RADIANS([.BG$4])) * SIN(RADIANS([.$A79]))" office:value-type="float" office:value="0.050308550056646" calcext:value-type="float">
            <text:p>0,05</text:p>
          </table:table-cell>
          <table:table-cell table:style-name="ce4" table:formula="of:=COS(RADIANS([.BH$4])) * SIN(RADIANS([.$A79]))" office:value-type="float" office:value="0.0419296462745934" calcext:value-type="float">
            <text:p>0,04</text:p>
          </table:table-cell>
          <table:table-cell table:style-name="ce4" table:formula="of:=COS(RADIANS([.BI$4])) * SIN(RADIANS([.$A79]))" office:value-type="float" office:value="0.03354754938764" calcext:value-type="float">
            <text:p>0,03</text:p>
          </table:table-cell>
          <table:table-cell table:style-name="ce4" table:formula="of:=COS(RADIANS([.BJ$4])) * SIN(RADIANS([.$A79]))" office:value-type="float" office:value="0.0251628977249161" calcext:value-type="float">
            <text:p>0,03</text:p>
          </table:table-cell>
          <table:table-cell table:style-name="ce4" table:formula="of:=COS(RADIANS([.BK$4])) * SIN(RADIANS([.$A79]))" office:value-type="float" office:value="0.0167763298101081" calcext:value-type="float">
            <text:p>0,02</text:p>
          </table:table-cell>
          <table:table-cell table:style-name="ce4" table:formula="of:=COS(RADIANS([.BL$4])) * SIN(RADIANS([.$A79]))" office:value-type="float" office:value="0.00838848431283283" calcext:value-type="float">
            <text:p>0,01</text:p>
          </table:table-cell>
          <table:table-cell table:style-name="ce4" table:formula="of:=COS(RADIANS([.BM$4])) * SIN(RADIANS([.$A79]))" office:value-type="float" office:value="5.88603029536909E-017" calcext:value-type="float">
            <text:p>0,00</text:p>
          </table:table-cell>
          <table:table-cell table:formula="of:=90-[.A79]" office:value-type="float" office:value="16" calcext:value-type="float">
            <text:p>16</text:p>
          </table:table-cell>
          <table:table-cell table:number-columns-repeated="958"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table:style-name="ce4" table:formula="of:=COS(RADIANS([.B$4])) * SIN(RADIANS([.$A80]))" office:value-type="float" office:value="0.965925826289068" calcext:value-type="float">
            <text:p>0,97</text:p>
          </table:table-cell>
          <table:table-cell table:style-name="ce4" table:formula="of:=COS(RADIANS([.C$4])) * SIN(RADIANS([.$A80]))" office:value-type="float" office:value="0.962250186899058" calcext:value-type="float">
            <text:p>0,96</text:p>
          </table:table-cell>
          <table:table-cell table:style-name="ce4" table:formula="of:=COS(RADIANS([.D$4])) * SIN(RADIANS([.$A80]))" office:value-type="float" office:value="0.951251242564198" calcext:value-type="float">
            <text:p>0,95</text:p>
          </table:table-cell>
          <table:table-cell table:style-name="ce4" table:formula="of:=COS(RADIANS([.E$4])) * SIN(RADIANS([.$A80]))" office:value-type="float" office:value="0.933012701892219" calcext:value-type="float">
            <text:p>0,93</text:p>
          </table:table-cell>
          <table:table-cell table:style-name="ce4" table:formula="of:=COS(RADIANS([.F$4])) * SIN(RADIANS([.$A80]))" office:value-type="float" office:value="0.907673371190369" calcext:value-type="float">
            <text:p>0,91</text:p>
          </table:table-cell>
          <table:table-cell table:style-name="ce4" table:formula="of:=COS(RADIANS([.G$4])) * SIN(RADIANS([.$A80]))" office:value-type="float" office:value="0.882417151026054" calcext:value-type="float">
            <text:p>0,88</text:p>
          </table:table-cell>
          <table:table-cell table:style-name="ce4" table:formula="of:=COS(RADIANS([.H$4])) * SIN(RADIANS([.$A80]))" office:value-type="float" office:value="0.8606462131056" calcext:value-type="float">
            <text:p>0,86</text:p>
          </table:table-cell>
          <table:table-cell table:style-name="ce4" table:formula="of:=COS(RADIANS([.I$4])) * SIN(RADIANS([.$A80]))" office:value-type="float" office:value="0.836516303737808" calcext:value-type="float">
            <text:p>0,84</text:p>
          </table:table-cell>
          <table:table-cell table:style-name="ce4" table:formula="of:=COS(RADIANS([.J$4])) * SIN(RADIANS([.$A80]))" office:value-type="float" office:value="0.819151558012767" calcext:value-type="float">
            <text:p>0,82</text:p>
          </table:table-cell>
          <table:table-cell table:style-name="ce4" table:formula="of:=COS(RADIANS([.K$4])) * SIN(RADIANS([.$A80]))" office:value-type="float" office:value="0.800788802294912" calcext:value-type="float">
            <text:p>0,80</text:p>
          </table:table-cell>
          <table:table-cell table:style-name="ce4" table:formula="of:=COS(RADIANS([.L$4])) * SIN(RADIANS([.$A80]))" office:value-type="float" office:value="0.78145040877352" calcext:value-type="float">
            <text:p>0,78</text:p>
          </table:table-cell>
          <table:table-cell table:style-name="ce4" table:formula="of:=COS(RADIANS([.M$4])) * SIN(RADIANS([.$A80]))" office:value-type="float" office:value="0.761159938302244" calcext:value-type="float">
            <text:p>0,76</text:p>
          </table:table-cell>
          <table:table-cell table:style-name="ce4" table:formula="of:=COS(RADIANS([.N$4])) * SIN(RADIANS([.$A80]))" office:value-type="float" office:value="0.739942111693848" calcext:value-type="float">
            <text:p>0,74</text:p>
          </table:table-cell>
          <table:table-cell table:style-name="ce4" table:formula="of:=COS(RADIANS([.O$4])) * SIN(RADIANS([.$A80]))" office:value-type="float" office:value="0.717822779601698" calcext:value-type="float">
            <text:p>0,72</text:p>
          </table:table-cell>
          <table:table-cell table:style-name="ce4" table:formula="of:=COS(RADIANS([.P$4])) * SIN(RADIANS([.$A80]))" office:value-type="float" office:value="0.694828891024725" calcext:value-type="float">
            <text:p>0,69</text:p>
          </table:table-cell>
          <table:table-cell table:style-name="ce4" table:formula="of:=COS(RADIANS([.Q$4])) * SIN(RADIANS([.$A80]))" office:value-type="float" office:value="0.683012701892219" calcext:value-type="float">
            <text:p>0,68</text:p>
          </table:table-cell>
          <table:table-cell table:style-name="ce4" table:formula="of:=COS(RADIANS([.R$4])) * SIN(RADIANS([.$A80]))" office:value-type="float" office:value="0.670988460474225" calcext:value-type="float">
            <text:p>0,67</text:p>
          </table:table-cell>
          <table:table-cell table:style-name="ce4" table:formula="of:=COS(RADIANS([.S$4])) * SIN(RADIANS([.$A80]))" office:value-type="float" office:value="0.658759829471158" calcext:value-type="float">
            <text:p>0,66</text:p>
          </table:table-cell>
          <table:table-cell table:style-name="ce4" table:formula="of:=COS(RADIANS([.T$4])) * SIN(RADIANS([.$A80]))" office:value-type="float" office:value="0.646330533842485" calcext:value-type="float">
            <text:p>0,65</text:p>
          </table:table-cell>
          <table:table-cell table:style-name="ce4" table:formula="of:=COS(RADIANS([.U$4])) * SIN(RADIANS([.$A80]))" office:value-type="float" office:value="0.63370435967206" calcext:value-type="float">
            <text:p>0,63</text:p>
          </table:table-cell>
          <table:table-cell table:style-name="ce4" table:formula="of:=COS(RADIANS([.V$4])) * SIN(RADIANS([.$A80]))" office:value-type="float" office:value="0.620885153014846" calcext:value-type="float">
            <text:p>0,62</text:p>
          </table:table-cell>
          <table:table-cell table:style-name="ce4" table:formula="of:=COS(RADIANS([.W$4])) * SIN(RADIANS([.$A80]))" office:value-type="float" office:value="0.607876818725374" calcext:value-type="float">
            <text:p>0,61</text:p>
          </table:table-cell>
          <table:table-cell table:style-name="ce4" table:formula="of:=COS(RADIANS([.X$4])) * SIN(RADIANS([.$A80]))" office:value-type="float" office:value="0.594683319268283" calcext:value-type="float">
            <text:p>0,59</text:p>
          </table:table-cell>
          <table:table-cell table:style-name="ce4" table:formula="of:=COS(RADIANS([.Y$4])) * SIN(RADIANS([.$A80]))" office:value-type="float" office:value="0.581308673511317" calcext:value-type="float">
            <text:p>0,58</text:p>
          </table:table-cell>
          <table:table-cell table:style-name="ce4" table:formula="of:=COS(RADIANS([.Z$4])) * SIN(RADIANS([.$A80]))" office:value-type="float" office:value="0.567756955501136" calcext:value-type="float">
            <text:p>0,57</text:p>
          </table:table-cell>
          <table:table-cell table:style-name="ce4" table:formula="of:=COS(RADIANS([.AA$4])) * SIN(RADIANS([.$A80]))" office:value-type="float" office:value="0.554032293222323" calcext:value-type="float">
            <text:p>0,55</text:p>
          </table:table-cell>
          <table:table-cell table:style-name="ce4" table:formula="of:=COS(RADIANS([.AB$4])) * SIN(RADIANS([.$A80]))" office:value-type="float" office:value="0.540138867339964" calcext:value-type="float">
            <text:p>0,54</text:p>
          </table:table-cell>
          <table:table-cell table:style-name="ce4" table:formula="of:=COS(RADIANS([.AC$4])) * SIN(RADIANS([.$A80]))" office:value-type="float" office:value="0.526080909926171" calcext:value-type="float">
            <text:p>0,53</text:p>
          </table:table-cell>
          <table:table-cell table:style-name="ce4" table:formula="of:=COS(RADIANS([.AD$4])) * SIN(RADIANS([.$A80]))" office:value-type="float" office:value="0.511862703170954" calcext:value-type="float">
            <text:p>0,51</text:p>
          </table:table-cell>
          <table:table-cell table:style-name="ce4" table:formula="of:=COS(RADIANS([.AE$4])) * SIN(RADIANS([.$A80]))" office:value-type="float" office:value="0.497488578077825" calcext:value-type="float">
            <text:p>0,50</text:p>
          </table:table-cell>
          <table:table-cell table:style-name="ce4" table:formula="of:=COS(RADIANS([.AF$4])) * SIN(RADIANS([.$A80]))" office:value-type="float" office:value="0.482962913144534" calcext:value-type="float">
            <text:p>0,48</text:p>
          </table:table-cell>
          <table:table-cell table:style-name="ce4" table:formula="of:=COS(RADIANS([.AG$4])) * SIN(RADIANS([.$A80]))" office:value-type="float" office:value="0.468290133029333" calcext:value-type="float">
            <text:p>0,47</text:p>
          </table:table-cell>
          <table:table-cell table:style-name="ce4" table:formula="of:=COS(RADIANS([.AH$4])) * SIN(RADIANS([.$A80]))" office:value-type="float" office:value="0.453474707203182" calcext:value-type="float">
            <text:p>0,45</text:p>
          </table:table-cell>
          <table:table-cell table:style-name="ce4" table:formula="of:=COS(RADIANS([.AI$4])) * SIN(RADIANS([.$A80]))" office:value-type="float" office:value="0.438521148588309" calcext:value-type="float">
            <text:p>0,44</text:p>
          </table:table-cell>
          <table:table-cell table:style-name="ce4" table:formula="of:=COS(RADIANS([.AJ$4])) * SIN(RADIANS([.$A80]))" office:value-type="float" office:value="0.423434012183526" calcext:value-type="float">
            <text:p>0,42</text:p>
          </table:table-cell>
          <table:table-cell table:style-name="ce4" table:formula="of:=COS(RADIANS([.AK$4])) * SIN(RADIANS([.$A80]))" office:value-type="float" office:value="0.408217893676735" calcext:value-type="float">
            <text:p>0,41</text:p>
          </table:table-cell>
          <table:table-cell table:style-name="ce4" table:formula="of:=COS(RADIANS([.AL$4])) * SIN(RADIANS([.$A80]))" office:value-type="float" office:value="0.392877428045034" calcext:value-type="float">
            <text:p>0,39</text:p>
          </table:table-cell>
          <table:table-cell table:style-name="ce4" table:formula="of:=COS(RADIANS([.AM$4])) * SIN(RADIANS([.$A80]))" office:value-type="float" office:value="0.377417288142862" calcext:value-type="float">
            <text:p>0,38</text:p>
          </table:table-cell>
          <table:table-cell table:style-name="ce4" table:formula="of:=COS(RADIANS([.AN$4])) * SIN(RADIANS([.$A80]))" office:value-type="float" office:value="0.361842183278598" calcext:value-type="float">
            <text:p>0,36</text:p>
          </table:table-cell>
          <table:table-cell table:style-name="ce4" table:formula="of:=COS(RADIANS([.AO$4])) * SIN(RADIANS([.$A80]))" office:value-type="float" office:value="0.346156857780063" calcext:value-type="float">
            <text:p>0,35</text:p>
          </table:table-cell>
          <table:table-cell table:style-name="ce4" table:formula="of:=COS(RADIANS([.AP$4])) * SIN(RADIANS([.$A80]))" office:value-type="float" office:value="0.330366089549352" calcext:value-type="float">
            <text:p>0,33</text:p>
          </table:table-cell>
          <table:table-cell table:style-name="ce4" table:formula="of:=COS(RADIANS([.AQ$4])) * SIN(RADIANS([.$A80]))" office:value-type="float" office:value="0.314474688607436" calcext:value-type="float">
            <text:p>0,31</text:p>
          </table:table-cell>
          <table:table-cell table:style-name="ce4" table:formula="of:=COS(RADIANS([.AR$4])) * SIN(RADIANS([.$A80]))" office:value-type="float" office:value="0.298487495628985" calcext:value-type="float">
            <text:p>0,30</text:p>
          </table:table-cell>
          <table:table-cell table:style-name="ce4" table:formula="of:=COS(RADIANS([.AS$4])) * SIN(RADIANS([.$A80]))" office:value-type="float" office:value="0.282409380467853" calcext:value-type="float">
            <text:p>0,28</text:p>
          </table:table-cell>
          <table:table-cell table:style-name="ce4" table:formula="of:=COS(RADIANS([.AT$4])) * SIN(RADIANS([.$A80]))" office:value-type="float" office:value="0.266245240673669" calcext:value-type="float">
            <text:p>0,27</text:p>
          </table:table-cell>
          <table:table-cell table:style-name="ce4" table:formula="of:=COS(RADIANS([.AU$4])) * SIN(RADIANS([.$A80]))" office:value-type="float" office:value="0.25" calcext:value-type="float">
            <text:p>0,25</text:p>
          </table:table-cell>
          <table:table-cell table:style-name="ce4" table:formula="of:=COS(RADIANS([.AV$4])) * SIN(RADIANS([.$A80]))" office:value-type="float" office:value="0.233678606904527" calcext:value-type="float">
            <text:p>0,23</text:p>
          </table:table-cell>
          <table:table-cell table:style-name="ce4" table:formula="of:=COS(RADIANS([.AW$4])) * SIN(RADIANS([.$A80]))" office:value-type="float" office:value="0.217286033041695" calcext:value-type="float">
            <text:p>0,22</text:p>
          </table:table-cell>
          <table:table-cell table:style-name="ce4" table:formula="of:=COS(RADIANS([.AX$4])) * SIN(RADIANS([.$A80]))" office:value-type="float" office:value="0.200827271748301" calcext:value-type="float">
            <text:p>0,20</text:p>
          </table:table-cell>
          <table:table-cell table:style-name="ce4" table:formula="of:=COS(RADIANS([.AY$4])) * SIN(RADIANS([.$A80]))" office:value-type="float" office:value="0.184307336522476" calcext:value-type="float">
            <text:p>0,18</text:p>
          </table:table-cell>
          <table:table-cell table:style-name="ce4" table:formula="of:=COS(RADIANS([.AZ$4])) * SIN(RADIANS([.$A80]))" office:value-type="float" office:value="0.167731259496521" calcext:value-type="float">
            <text:p>0,17</text:p>
          </table:table-cell>
          <table:table-cell table:style-name="ce4" table:formula="of:=COS(RADIANS([.BA$4])) * SIN(RADIANS([.$A80]))" office:value-type="float" office:value="0.151104089904073" calcext:value-type="float">
            <text:p>0,15</text:p>
          </table:table-cell>
          <table:table-cell table:style-name="ce4" table:formula="of:=COS(RADIANS([.BB$4])) * SIN(RADIANS([.$A80]))" office:value-type="float" office:value="0.134430892542063" calcext:value-type="float">
            <text:p>0,13</text:p>
          </table:table-cell>
          <table:table-cell table:style-name="ce4" table:formula="of:=COS(RADIANS([.BC$4])) * SIN(RADIANS([.$A80]))" office:value-type="float" office:value="0.117716746227923" calcext:value-type="float">
            <text:p>0,12</text:p>
          </table:table-cell>
          <table:table-cell table:style-name="ce4" table:formula="of:=COS(RADIANS([.BD$4])) * SIN(RADIANS([.$A80]))" office:value-type="float" office:value="0.100966742252535" calcext:value-type="float">
            <text:p>0,10</text:p>
          </table:table-cell>
          <table:table-cell table:style-name="ce4" table:formula="of:=COS(RADIANS([.BE$4])) * SIN(RADIANS([.$A80]))" office:value-type="float" office:value="0.0841859828293694" calcext:value-type="float">
            <text:p>0,08</text:p>
          </table:table-cell>
          <table:table-cell table:style-name="ce4" table:formula="of:=COS(RADIANS([.BF$4])) * SIN(RADIANS([.$A80]))" office:value-type="float" office:value="0.0673795795403059" calcext:value-type="float">
            <text:p>0,07</text:p>
          </table:table-cell>
          <table:table-cell table:style-name="ce4" table:formula="of:=COS(RADIANS([.BG$4])) * SIN(RADIANS([.$A80]))" office:value-type="float" office:value="0.0505526517785942" calcext:value-type="float">
            <text:p>0,05</text:p>
          </table:table-cell>
          <table:table-cell table:style-name="ce4" table:formula="of:=COS(RADIANS([.BH$4])) * SIN(RADIANS([.$A80]))" office:value-type="float" office:value="0.0421330927830851" calcext:value-type="float">
            <text:p>0,04</text:p>
          </table:table-cell>
          <table:table-cell table:style-name="ce4" table:formula="of:=COS(RADIANS([.BI$4])) * SIN(RADIANS([.$A80]))" office:value-type="float" office:value="0.033710325189436" calcext:value-type="float">
            <text:p>0,03</text:p>
          </table:table-cell>
          <table:table-cell table:style-name="ce4" table:formula="of:=COS(RADIANS([.BJ$4])) * SIN(RADIANS([.$A80]))" office:value-type="float" office:value="0.0252849904240088" calcext:value-type="float">
            <text:p>0,03</text:p>
          </table:table-cell>
          <table:table-cell table:style-name="ce4" table:formula="of:=COS(RADIANS([.BK$4])) * SIN(RADIANS([.$A80]))" office:value-type="float" office:value="0.0168577301086658" calcext:value-type="float">
            <text:p>0,02</text:p>
          </table:table-cell>
          <table:table-cell table:style-name="ce4" table:formula="of:=COS(RADIANS([.BL$4])) * SIN(RADIANS([.$A80]))" office:value-type="float" office:value="0.00842918601190769" calcext:value-type="float">
            <text:p>0,01</text:p>
          </table:table-cell>
          <table:table-cell table:style-name="ce4" table:formula="of:=COS(RADIANS([.BM$4])) * SIN(RADIANS([.$A80]))" office:value-type="float" office:value="5.91458985689335E-017" calcext:value-type="float">
            <text:p>0,00</text:p>
          </table:table-cell>
          <table:table-cell table:formula="of:=90-[.A80]" office:value-type="float" office:value="15" calcext:value-type="float">
            <text:p>15</text:p>
          </table:table-cell>
          <table:table-cell table:number-columns-repeated="958"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table:style-name="ce4" table:formula="of:=COS(RADIANS([.B$4])) * SIN(RADIANS([.$A81]))" office:value-type="float" office:value="0.970295726275996" calcext:value-type="float">
            <text:p>0,97</text:p>
          </table:table-cell>
          <table:table-cell table:style-name="ce4" table:formula="of:=COS(RADIANS([.C$4])) * SIN(RADIANS([.$A81]))" office:value-type="float" office:value="0.966603458097227" calcext:value-type="float">
            <text:p>0,97</text:p>
          </table:table-cell>
          <table:table-cell table:style-name="ce4" table:formula="of:=COS(RADIANS([.D$4])) * SIN(RADIANS([.$A81]))" office:value-type="float" office:value="0.955554753951212" calcext:value-type="float">
            <text:p>0,96</text:p>
          </table:table-cell>
          <table:table-cell table:style-name="ce4" table:formula="of:=COS(RADIANS([.E$4])) * SIN(RADIANS([.$A81]))" office:value-type="float" office:value="0.937233701147894" calcext:value-type="float">
            <text:p>0,94</text:p>
          </table:table-cell>
          <table:table-cell table:style-name="ce4" table:formula="of:=COS(RADIANS([.F$4])) * SIN(RADIANS([.$A81]))" office:value-type="float" office:value="0.911779733961657" calcext:value-type="float">
            <text:p>0,91</text:p>
          </table:table-cell>
          <table:table-cell table:style-name="ce4" table:formula="of:=COS(RADIANS([.G$4])) * SIN(RADIANS([.$A81]))" office:value-type="float" office:value="0.886409253309465" calcext:value-type="float">
            <text:p>0,89</text:p>
          </table:table-cell>
          <table:table-cell table:style-name="ce4" table:formula="of:=COS(RADIANS([.H$4])) * SIN(RADIANS([.$A81]))" office:value-type="float" office:value="0.864539822504004" calcext:value-type="float">
            <text:p>0,86</text:p>
          </table:table-cell>
          <table:table-cell table:style-name="ce4" table:formula="of:=COS(RADIANS([.I$4])) * SIN(RADIANS([.$A81]))" office:value-type="float" office:value="0.840300748138485" calcext:value-type="float">
            <text:p>0,84</text:p>
          </table:table-cell>
          <table:table-cell table:style-name="ce4" table:formula="of:=COS(RADIANS([.J$4])) * SIN(RADIANS([.$A81]))" office:value-type="float" office:value="0.822857443377075" calcext:value-type="float">
            <text:p>0,82</text:p>
          </table:table-cell>
          <table:table-cell table:style-name="ce4" table:formula="of:=COS(RADIANS([.K$4])) * SIN(RADIANS([.$A81]))" office:value-type="float" office:value="0.804411613572383" calcext:value-type="float">
            <text:p>0,80</text:p>
          </table:table-cell>
          <table:table-cell table:style-name="ce4" table:formula="of:=COS(RADIANS([.L$4])) * SIN(RADIANS([.$A81]))" office:value-type="float" office:value="0.784985732126663" calcext:value-type="float">
            <text:p>0,78</text:p>
          </table:table-cell>
          <table:table-cell table:style-name="ce4" table:formula="of:=COS(RADIANS([.M$4])) * SIN(RADIANS([.$A81]))" office:value-type="float" office:value="0.76460346648413" calcext:value-type="float">
            <text:p>0,76</text:p>
          </table:table-cell>
          <table:table-cell table:style-name="ce4" table:formula="of:=COS(RADIANS([.N$4])) * SIN(RADIANS([.$A81]))" office:value-type="float" office:value="0.74328964929582" calcext:value-type="float">
            <text:p>0,74</text:p>
          </table:table-cell>
          <table:table-cell table:style-name="ce4" table:formula="of:=COS(RADIANS([.O$4])) * SIN(RADIANS([.$A81]))" office:value-type="float" office:value="0.721070248164837" calcext:value-type="float">
            <text:p>0,72</text:p>
          </table:table-cell>
          <table:table-cell table:style-name="ce4" table:formula="of:=COS(RADIANS([.P$4])) * SIN(RADIANS([.$A81]))" office:value-type="float" office:value="0.697972334008822" calcext:value-type="float">
            <text:p>0,70</text:p>
          </table:table-cell>
          <table:table-cell table:style-name="ce4" table:formula="of:=COS(RADIANS([.Q$4])) * SIN(RADIANS([.$A81]))" office:value-type="float" office:value="0.686102687806083" calcext:value-type="float">
            <text:p>0,69</text:p>
          </table:table-cell>
          <table:table-cell table:style-name="ce4" table:formula="of:=COS(RADIANS([.R$4])) * SIN(RADIANS([.$A81]))" office:value-type="float" office:value="0.674024048078213" calcext:value-type="float">
            <text:p>0,67</text:p>
          </table:table-cell>
          <table:table-cell table:style-name="ce4" table:formula="of:=COS(RADIANS([.S$4])) * SIN(RADIANS([.$A81]))" office:value-type="float" office:value="0.661740094095881" calcext:value-type="float">
            <text:p>0,66</text:p>
          </table:table-cell>
          <table:table-cell table:style-name="ce4" table:formula="of:=COS(RADIANS([.T$4])) * SIN(RADIANS([.$A81]))" office:value-type="float" office:value="0.649254567670466" calcext:value-type="float">
            <text:p>0,65</text:p>
          </table:table-cell>
          <table:table-cell table:style-name="ce4" table:formula="of:=COS(RADIANS([.U$4])) * SIN(RADIANS([.$A81]))" office:value-type="float" office:value="0.63657127201427" calcext:value-type="float">
            <text:p>0,64</text:p>
          </table:table-cell>
          <table:table-cell table:style-name="ce4" table:formula="of:=COS(RADIANS([.V$4])) * SIN(RADIANS([.$A81]))" office:value-type="float" office:value="0.623694070582012" calcext:value-type="float">
            <text:p>0,62</text:p>
          </table:table-cell>
          <table:table-cell table:style-name="ce4" table:formula="of:=COS(RADIANS([.W$4])) * SIN(RADIANS([.$A81]))" office:value-type="float" office:value="0.610626885893996" calcext:value-type="float">
            <text:p>0,61</text:p>
          </table:table-cell>
          <table:table-cell table:style-name="ce4" table:formula="of:=COS(RADIANS([.X$4])) * SIN(RADIANS([.$A81]))" office:value-type="float" office:value="0.597373698341261" calcext:value-type="float">
            <text:p>0,60</text:p>
          </table:table-cell>
          <table:table-cell table:style-name="ce4" table:formula="of:=COS(RADIANS([.Y$4])) * SIN(RADIANS([.$A81]))" office:value-type="float" office:value="0.583938544973122" calcext:value-type="float">
            <text:p>0,58</text:p>
          </table:table-cell>
          <table:table-cell table:style-name="ce4" table:formula="of:=COS(RADIANS([.Z$4])) * SIN(RADIANS([.$A81]))" office:value-type="float" office:value="0.570325518267445" calcext:value-type="float">
            <text:p>0,57</text:p>
          </table:table-cell>
          <table:table-cell table:style-name="ce4" table:formula="of:=COS(RADIANS([.AA$4])) * SIN(RADIANS([.$A81]))" office:value-type="float" office:value="0.556538764884036" calcext:value-type="float">
            <text:p>0,56</text:p>
          </table:table-cell>
          <table:table-cell table:style-name="ce4" table:formula="of:=COS(RADIANS([.AB$4])) * SIN(RADIANS([.$A81]))" office:value-type="float" office:value="0.542582484401532" calcext:value-type="float">
            <text:p>0,54</text:p>
          </table:table-cell>
          <table:table-cell table:style-name="ce4" table:formula="of:=COS(RADIANS([.AC$4])) * SIN(RADIANS([.$A81]))" office:value-type="float" office:value="0.528460928038164" calcext:value-type="float">
            <text:p>0,53</text:p>
          </table:table-cell>
          <table:table-cell table:style-name="ce4" table:formula="of:=COS(RADIANS([.AD$4])) * SIN(RADIANS([.$A81]))" office:value-type="float" office:value="0.514178397356799" calcext:value-type="float">
            <text:p>0,51</text:p>
          </table:table-cell>
          <table:table-cell table:style-name="ce4" table:formula="of:=COS(RADIANS([.AE$4])) * SIN(RADIANS([.$A81]))" office:value-type="float" office:value="0.499739242954642" calcext:value-type="float">
            <text:p>0,50</text:p>
          </table:table-cell>
          <table:table-cell table:style-name="ce4" table:formula="of:=COS(RADIANS([.AF$4])) * SIN(RADIANS([.$A81]))" office:value-type="float" office:value="0.485147863137998" calcext:value-type="float">
            <text:p>0,49</text:p>
          </table:table-cell>
          <table:table-cell table:style-name="ce4" table:formula="of:=COS(RADIANS([.AG$4])) * SIN(RADIANS([.$A81]))" office:value-type="float" office:value="0.47040870258251" calcext:value-type="float">
            <text:p>0,47</text:p>
          </table:table-cell>
          <table:table-cell table:style-name="ce4" table:formula="of:=COS(RADIANS([.AH$4])) * SIN(RADIANS([.$A81]))" office:value-type="float" office:value="0.455526250979263" calcext:value-type="float">
            <text:p>0,46</text:p>
          </table:table-cell>
          <table:table-cell table:style-name="ce4" table:formula="of:=COS(RADIANS([.AI$4])) * SIN(RADIANS([.$A81]))" office:value-type="float" office:value="0.440505041667186" calcext:value-type="float">
            <text:p>0,44</text:p>
          </table:table-cell>
          <table:table-cell table:style-name="ce4" table:formula="of:=COS(RADIANS([.AJ$4])) * SIN(RADIANS([.$A81]))" office:value-type="float" office:value="0.425349650252149" calcext:value-type="float">
            <text:p>0,43</text:p>
          </table:table-cell>
          <table:table-cell table:style-name="ce4" table:formula="of:=COS(RADIANS([.AK$4])) * SIN(RADIANS([.$A81]))" office:value-type="float" office:value="0.410064693213191" calcext:value-type="float">
            <text:p>0,41</text:p>
          </table:table-cell>
          <table:table-cell table:style-name="ce4" table:formula="of:=COS(RADIANS([.AL$4])) * SIN(RADIANS([.$A81]))" office:value-type="float" office:value="0.394654826496294" calcext:value-type="float">
            <text:p>0,39</text:p>
          </table:table-cell>
          <table:table-cell table:style-name="ce4" table:formula="of:=COS(RADIANS([.AM$4])) * SIN(RADIANS([.$A81]))" office:value-type="float" office:value="0.37912474409614" calcext:value-type="float">
            <text:p>0,38</text:p>
          </table:table-cell>
          <table:table-cell table:style-name="ce4" table:formula="of:=COS(RADIANS([.AN$4])) * SIN(RADIANS([.$A81]))" office:value-type="float" office:value="0.363479176626269" calcext:value-type="float">
            <text:p>0,36</text:p>
          </table:table-cell>
          <table:table-cell table:style-name="ce4" table:formula="of:=COS(RADIANS([.AO$4])) * SIN(RADIANS([.$A81]))" office:value-type="float" office:value="0.347722889878097" calcext:value-type="float">
            <text:p>0,35</text:p>
          </table:table-cell>
          <table:table-cell table:style-name="ce4" table:formula="of:=COS(RADIANS([.AP$4])) * SIN(RADIANS([.$A81]))" office:value-type="float" office:value="0.3318606833692" calcext:value-type="float">
            <text:p>0,33</text:p>
          </table:table-cell>
          <table:table-cell table:style-name="ce4" table:formula="of:=COS(RADIANS([.AQ$4])) * SIN(RADIANS([.$A81]))" office:value-type="float" office:value="0.315897388881343" calcext:value-type="float">
            <text:p>0,32</text:p>
          </table:table-cell>
          <table:table-cell table:style-name="ce4" table:formula="of:=COS(RADIANS([.AR$4])) * SIN(RADIANS([.$A81]))" office:value-type="float" office:value="0.299837868988665" calcext:value-type="float">
            <text:p>0,30</text:p>
          </table:table-cell>
          <table:table-cell table:style-name="ce4" table:formula="of:=COS(RADIANS([.AS$4])) * SIN(RADIANS([.$A81]))" office:value-type="float" office:value="0.283687015576499" calcext:value-type="float">
            <text:p>0,28</text:p>
          </table:table-cell>
          <table:table-cell table:style-name="ce4" table:formula="of:=COS(RADIANS([.AT$4])) * SIN(RADIANS([.$A81]))" office:value-type="float" office:value="0.26744974835125" calcext:value-type="float">
            <text:p>0,27</text:p>
          </table:table-cell>
          <table:table-cell table:style-name="ce4" table:formula="of:=COS(RADIANS([.AU$4])) * SIN(RADIANS([.$A81]))" office:value-type="float" office:value="0.25113101334181" calcext:value-type="float">
            <text:p>0,25</text:p>
          </table:table-cell>
          <table:table-cell table:style-name="ce4" table:formula="of:=COS(RADIANS([.AV$4])) * SIN(RADIANS([.$A81]))" office:value-type="float" office:value="0.234735781392945" calcext:value-type="float">
            <text:p>0,23</text:p>
          </table:table-cell>
          <table:table-cell table:style-name="ce4" table:formula="of:=COS(RADIANS([.AW$4])) * SIN(RADIANS([.$A81]))" office:value-type="float" office:value="0.218269046651132" calcext:value-type="float">
            <text:p>0,22</text:p>
          </table:table-cell>
          <table:table-cell table:style-name="ce4" table:formula="of:=COS(RADIANS([.AX$4])) * SIN(RADIANS([.$A81]))" office:value-type="float" office:value="0.201735825043288" calcext:value-type="float">
            <text:p>0,20</text:p>
          </table:table-cell>
          <table:table-cell table:style-name="ce4" table:formula="of:=COS(RADIANS([.AY$4])) * SIN(RADIANS([.$A81]))" office:value-type="float" office:value="0.185141152748878" calcext:value-type="float">
            <text:p>0,19</text:p>
          </table:table-cell>
          <table:table-cell table:style-name="ce4" table:formula="of:=COS(RADIANS([.AZ$4])) * SIN(RADIANS([.$A81]))" office:value-type="float" office:value="0.168490084665838" calcext:value-type="float">
            <text:p>0,17</text:p>
          </table:table-cell>
          <table:table-cell table:style-name="ce4" table:formula="of:=COS(RADIANS([.BA$4])) * SIN(RADIANS([.$A81]))" office:value-type="float" office:value="0.151787692870808" calcext:value-type="float">
            <text:p>0,15</text:p>
          </table:table-cell>
          <table:table-cell table:style-name="ce4" table:formula="of:=COS(RADIANS([.BB$4])) * SIN(RADIANS([.$A81]))" office:value-type="float" office:value="0.135039065074129" calcext:value-type="float">
            <text:p>0,14</text:p>
          </table:table-cell>
          <table:table-cell table:style-name="ce4" table:formula="of:=COS(RADIANS([.BC$4])) * SIN(RADIANS([.$A81]))" office:value-type="float" office:value="0.118249303070076" calcext:value-type="float">
            <text:p>0,12</text:p>
          </table:table-cell>
          <table:table-cell table:style-name="ce4" table:formula="of:=COS(RADIANS([.BD$4])) * SIN(RADIANS([.$A81]))" office:value-type="float" office:value="0.101423521182802" calcext:value-type="float">
            <text:p>0,10</text:p>
          </table:table-cell>
          <table:table-cell table:style-name="ce4" table:formula="of:=COS(RADIANS([.BE$4])) * SIN(RADIANS([.$A81]))" office:value-type="float" office:value="0.0845668447084631" calcext:value-type="float">
            <text:p>0,08</text:p>
          </table:table-cell>
          <table:table-cell table:style-name="ce4" table:formula="of:=COS(RADIANS([.BF$4])) * SIN(RADIANS([.$A81]))" office:value-type="float" office:value="0.0676844083540085" calcext:value-type="float">
            <text:p>0,07</text:p>
          </table:table-cell>
          <table:table-cell table:style-name="ce4" table:formula="of:=COS(RADIANS([.BG$4])) * SIN(RADIANS([.$A81]))" office:value-type="float" office:value="0.0507813546730961" calcext:value-type="float">
            <text:p>0,05</text:p>
          </table:table-cell>
          <table:table-cell table:style-name="ce4" table:formula="of:=COS(RADIANS([.BH$4])) * SIN(RADIANS([.$A81]))" office:value-type="float" office:value="0.0423237051433627" calcext:value-type="float">
            <text:p>0,04</text:p>
          </table:table-cell>
          <table:table-cell table:style-name="ce4" table:formula="of:=COS(RADIANS([.BI$4])) * SIN(RADIANS([.$A81]))" office:value-type="float" office:value="0.03386283249962" calcext:value-type="float">
            <text:p>0,03</text:p>
          </table:table-cell>
          <table:table-cell table:style-name="ce4" table:formula="of:=COS(RADIANS([.BJ$4])) * SIN(RADIANS([.$A81]))" office:value-type="float" office:value="0.0253993810700772" calcext:value-type="float">
            <text:p>0,03</text:p>
          </table:table-cell>
          <table:table-cell table:style-name="ce4" table:formula="of:=COS(RADIANS([.BK$4])) * SIN(RADIANS([.$A81]))" office:value-type="float" office:value="0.016933995379328" calcext:value-type="float">
            <text:p>0,02</text:p>
          </table:table-cell>
          <table:table-cell table:style-name="ce4" table:formula="of:=COS(RADIANS([.BL$4])) * SIN(RADIANS([.$A81]))" office:value-type="float" office:value="0.00846732009926796" calcext:value-type="float">
            <text:p>0,01</text:p>
          </table:table-cell>
          <table:table-cell table:style-name="ce4" table:formula="of:=COS(RADIANS([.BM$4])) * SIN(RADIANS([.$A81]))" office:value-type="float" office:value="5.94134777705128E-017" calcext:value-type="float">
            <text:p>0,00</text:p>
          </table:table-cell>
          <table:table-cell table:formula="of:=90-[.A81]" office:value-type="float" office:value="14" calcext:value-type="float">
            <text:p>14</text:p>
          </table:table-cell>
          <table:table-cell table:number-columns-repeated="958"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table:style-name="ce4" table:formula="of:=COS(RADIANS([.B$4])) * SIN(RADIANS([.$A82]))" office:value-type="float" office:value="0.974370064785235" calcext:value-type="float">
            <text:p>0,97</text:p>
          </table:table-cell>
          <table:table-cell table:style-name="ce4" table:formula="of:=COS(RADIANS([.C$4])) * SIN(RADIANS([.$A82]))" office:value-type="float" office:value="0.970662292518362" calcext:value-type="float">
            <text:p>0,97</text:p>
          </table:table-cell>
          <table:table-cell table:style-name="ce4" table:formula="of:=COS(RADIANS([.D$4])) * SIN(RADIANS([.$A82]))" office:value-type="float" office:value="0.959567194103507" calcext:value-type="float">
            <text:p>0,96</text:p>
          </table:table-cell>
          <table:table-cell table:style-name="ce4" table:formula="of:=COS(RADIANS([.E$4])) * SIN(RADIANS([.$A82]))" office:value-type="float" office:value="0.941169209939011" calcext:value-type="float">
            <text:p>0,94</text:p>
          </table:table-cell>
          <table:table-cell table:style-name="ce4" table:formula="of:=COS(RADIANS([.F$4])) * SIN(RADIANS([.$A82]))" office:value-type="float" office:value="0.915608359793373" calcext:value-type="float">
            <text:p>0,92</text:p>
          </table:table-cell>
          <table:table-cell table:style-name="ce4" table:formula="of:=COS(RADIANS([.G$4])) * SIN(RADIANS([.$A82]))" office:value-type="float" office:value="0.890131346747478" calcext:value-type="float">
            <text:p>0,89</text:p>
          </table:table-cell>
          <table:table-cell table:style-name="ce4" table:formula="of:=COS(RADIANS([.H$4])) * SIN(RADIANS([.$A82]))" office:value-type="float" office:value="0.868170084697487" calcext:value-type="float">
            <text:p>0,87</text:p>
          </table:table-cell>
          <table:table-cell table:style-name="ce4" table:formula="of:=COS(RADIANS([.I$4])) * SIN(RADIANS([.$A82]))" office:value-type="float" office:value="0.843829228791103" calcext:value-type="float">
            <text:p>0,84</text:p>
          </table:table-cell>
          <table:table-cell table:style-name="ce4" table:formula="of:=COS(RADIANS([.J$4])) * SIN(RADIANS([.$A82]))" office:value-type="float" office:value="0.826312678392932" calcext:value-type="float">
            <text:p>0,83</text:p>
          </table:table-cell>
          <table:table-cell table:style-name="ce4" table:formula="of:=COS(RADIANS([.K$4])) * SIN(RADIANS([.$A82]))" office:value-type="float" office:value="0.80778939327985" calcext:value-type="float">
            <text:p>0,81</text:p>
          </table:table-cell>
          <table:table-cell table:style-name="ce4" table:formula="of:=COS(RADIANS([.L$4])) * SIN(RADIANS([.$A82]))" office:value-type="float" office:value="0.788281941221474" calcext:value-type="float">
            <text:p>0,79</text:p>
          </table:table-cell>
          <table:table-cell table:style-name="ce4" table:formula="of:=COS(RADIANS([.M$4])) * SIN(RADIANS([.$A82]))" office:value-type="float" office:value="0.767814089043244" calcext:value-type="float">
            <text:p>0,77</text:p>
          </table:table-cell>
          <table:table-cell table:style-name="ce4" table:formula="of:=COS(RADIANS([.N$4])) * SIN(RADIANS([.$A82]))" office:value-type="float" office:value="0.746410773670208" calcext:value-type="float">
            <text:p>0,75</text:p>
          </table:table-cell>
          <table:table-cell table:style-name="ce4" table:formula="of:=COS(RADIANS([.O$4])) * SIN(RADIANS([.$A82]))" office:value-type="float" office:value="0.724098071745221" calcext:value-type="float">
            <text:p>0,72</text:p>
          </table:table-cell>
          <table:table-cell table:style-name="ce4" table:formula="of:=COS(RADIANS([.P$4])) * SIN(RADIANS([.$A82]))" office:value-type="float" office:value="0.70090316785857" calcext:value-type="float">
            <text:p>0,70</text:p>
          </table:table-cell>
          <table:table-cell table:style-name="ce4" table:formula="of:=COS(RADIANS([.Q$4])) * SIN(RADIANS([.$A82]))" office:value-type="float" office:value="0.688983680194816" calcext:value-type="float">
            <text:p>0,69</text:p>
          </table:table-cell>
          <table:table-cell table:style-name="ce4" table:formula="of:=COS(RADIANS([.R$4])) * SIN(RADIANS([.$A82]))" office:value-type="float" office:value="0.676854321427739" calcext:value-type="float">
            <text:p>0,68</text:p>
          </table:table-cell>
          <table:table-cell table:style-name="ce4" table:formula="of:=COS(RADIANS([.S$4])) * SIN(RADIANS([.$A82]))" office:value-type="float" office:value="0.664518786277521" calcext:value-type="float">
            <text:p>0,66</text:p>
          </table:table-cell>
          <table:table-cell table:style-name="ce4" table:formula="of:=COS(RADIANS([.T$4])) * SIN(RADIANS([.$A82]))" office:value-type="float" office:value="0.651980832267665" calcext:value-type="float">
            <text:p>0,65</text:p>
          </table:table-cell>
          <table:table-cell table:style-name="ce4" table:formula="of:=COS(RADIANS([.U$4])) * SIN(RADIANS([.$A82]))" office:value-type="float" office:value="0.639244278580419" calcext:value-type="float">
            <text:p>0,64</text:p>
          </table:table-cell>
          <table:table-cell table:style-name="ce4" table:formula="of:=COS(RADIANS([.V$4])) * SIN(RADIANS([.$A82]))" office:value-type="float" office:value="0.62631300489342" calcext:value-type="float">
            <text:p>0,63</text:p>
          </table:table-cell>
          <table:table-cell table:style-name="ce4" table:formula="of:=COS(RADIANS([.W$4])) * SIN(RADIANS([.$A82]))" office:value-type="float" office:value="0.6131909501979" calcext:value-type="float">
            <text:p>0,61</text:p>
          </table:table-cell>
          <table:table-cell table:style-name="ce4" table:formula="of:=COS(RADIANS([.X$4])) * SIN(RADIANS([.$A82]))" office:value-type="float" office:value="0.599882111598835" calcext:value-type="float">
            <text:p>0,60</text:p>
          </table:table-cell>
          <table:table-cell table:style-name="ce4" table:formula="of:=COS(RADIANS([.Y$4])) * SIN(RADIANS([.$A82]))" office:value-type="float" office:value="0.586390543097389" calcext:value-type="float">
            <text:p>0,59</text:p>
          </table:table-cell>
          <table:table-cell table:style-name="ce4" table:formula="of:=COS(RADIANS([.Z$4])) * SIN(RADIANS([.$A82]))" office:value-type="float" office:value="0.572720354356023" calcext:value-type="float">
            <text:p>0,57</text:p>
          </table:table-cell>
          <table:table-cell table:style-name="ce4" table:formula="of:=COS(RADIANS([.AA$4])) * SIN(RADIANS([.$A82]))" office:value-type="float" office:value="0.558875709446653" calcext:value-type="float">
            <text:p>0,56</text:p>
          </table:table-cell>
          <table:table-cell table:style-name="ce4" table:formula="of:=COS(RADIANS([.AB$4])) * SIN(RADIANS([.$A82]))" office:value-type="float" office:value="0.544860825582235" calcext:value-type="float">
            <text:p>0,54</text:p>
          </table:table-cell>
          <table:table-cell table:style-name="ce4" table:formula="of:=COS(RADIANS([.AC$4])) * SIN(RADIANS([.$A82]))" office:value-type="float" office:value="0.53067997183216" calcext:value-type="float">
            <text:p>0,53</text:p>
          </table:table-cell>
          <table:table-cell table:style-name="ce4" table:formula="of:=COS(RADIANS([.AD$4])) * SIN(RADIANS([.$A82]))" office:value-type="float" office:value="0.516337467821852" calcext:value-type="float">
            <text:p>0,52</text:p>
          </table:table-cell>
          <table:table-cell table:style-name="ce4" table:formula="of:=COS(RADIANS([.AE$4])) * SIN(RADIANS([.$A82]))" office:value-type="float" office:value="0.501837682416973" calcext:value-type="float">
            <text:p>0,50</text:p>
          </table:table-cell>
          <table:table-cell table:style-name="ce4" table:formula="of:=COS(RADIANS([.AF$4])) * SIN(RADIANS([.$A82]))" office:value-type="float" office:value="0.487185032392618" calcext:value-type="float">
            <text:p>0,49</text:p>
          </table:table-cell>
          <table:table-cell table:style-name="ce4" table:formula="of:=COS(RADIANS([.AG$4])) * SIN(RADIANS([.$A82]))" office:value-type="float" office:value="0.472383981087929" calcext:value-type="float">
            <text:p>0,47</text:p>
          </table:table-cell>
          <table:table-cell table:style-name="ce4" table:formula="of:=COS(RADIANS([.AH$4])) * SIN(RADIANS([.$A82]))" office:value-type="float" office:value="0.457439037046514" calcext:value-type="float">
            <text:p>0,46</text:p>
          </table:table-cell>
          <table:table-cell table:style-name="ce4" table:formula="of:=COS(RADIANS([.AI$4])) * SIN(RADIANS([.$A82]))" office:value-type="float" office:value="0.442354752643104" calcext:value-type="float">
            <text:p>0,44</text:p>
          </table:table-cell>
          <table:table-cell table:style-name="ce4" table:formula="of:=COS(RADIANS([.AJ$4])) * SIN(RADIANS([.$A82]))" office:value-type="float" office:value="0.427135722696851" calcext:value-type="float">
            <text:p>0,43</text:p>
          </table:table-cell>
          <table:table-cell table:style-name="ce4" table:formula="of:=COS(RADIANS([.AK$4])) * SIN(RADIANS([.$A82]))" office:value-type="float" office:value="0.411786583071709" calcext:value-type="float">
            <text:p>0,41</text:p>
          </table:table-cell>
          <table:table-cell table:style-name="ce4" table:formula="of:=COS(RADIANS([.AL$4])) * SIN(RADIANS([.$A82]))" office:value-type="float" office:value="0.396312009264297" calcext:value-type="float">
            <text:p>0,40</text:p>
          </table:table-cell>
          <table:table-cell table:style-name="ce4" table:formula="of:=COS(RADIANS([.AM$4])) * SIN(RADIANS([.$A82]))" office:value-type="float" office:value="0.380716714979702" calcext:value-type="float">
            <text:p>0,38</text:p>
          </table:table-cell>
          <table:table-cell table:style-name="ce4" table:formula="of:=COS(RADIANS([.AN$4])) * SIN(RADIANS([.$A82]))" office:value-type="float" office:value="0.365005450695639" calcext:value-type="float">
            <text:p>0,37</text:p>
          </table:table-cell>
          <table:table-cell table:style-name="ce4" table:formula="of:=COS(RADIANS([.AO$4])) * SIN(RADIANS([.$A82]))" office:value-type="float" office:value="0.349183002215406" calcext:value-type="float">
            <text:p>0,35</text:p>
          </table:table-cell>
          <table:table-cell table:style-name="ce4" table:formula="of:=COS(RADIANS([.AP$4])) * SIN(RADIANS([.$A82]))" office:value-type="float" office:value="0.333254189210087" calcext:value-type="float">
            <text:p>0,33</text:p>
          </table:table-cell>
          <table:table-cell table:style-name="ce4" table:formula="of:=COS(RADIANS([.AQ$4])) * SIN(RADIANS([.$A82]))" office:value-type="float" office:value="0.317223863750429" calcext:value-type="float">
            <text:p>0,32</text:p>
          </table:table-cell>
          <table:table-cell table:style-name="ce4" table:formula="of:=COS(RADIANS([.AR$4])) * SIN(RADIANS([.$A82]))" office:value-type="float" office:value="0.301096908828856" calcext:value-type="float">
            <text:p>0,30</text:p>
          </table:table-cell>
          <table:table-cell table:style-name="ce4" table:formula="of:=COS(RADIANS([.AS$4])) * SIN(RADIANS([.$A82]))" office:value-type="float" office:value="0.284878236872063" calcext:value-type="float">
            <text:p>0,28</text:p>
          </table:table-cell>
          <table:table-cell table:style-name="ce4" table:formula="of:=COS(RADIANS([.AT$4])) * SIN(RADIANS([.$A82]))" office:value-type="float" office:value="0.26857278824464" calcext:value-type="float">
            <text:p>0,27</text:p>
          </table:table-cell>
          <table:table-cell table:style-name="ce4" table:formula="of:=COS(RADIANS([.AU$4])) * SIN(RADIANS([.$A82]))" office:value-type="float" office:value="0.252185529744196" calcext:value-type="float">
            <text:p>0,25</text:p>
          </table:table-cell>
          <table:table-cell table:style-name="ce4" table:formula="of:=COS(RADIANS([.AV$4])) * SIN(RADIANS([.$A82]))" office:value-type="float" office:value="0.235721453088415" calcext:value-type="float">
            <text:p>0,24</text:p>
          </table:table-cell>
          <table:table-cell table:style-name="ce4" table:formula="of:=COS(RADIANS([.AW$4])) * SIN(RADIANS([.$A82]))" office:value-type="float" office:value="0.219185573394539" calcext:value-type="float">
            <text:p>0,22</text:p>
          </table:table-cell>
          <table:table-cell table:style-name="ce4" table:formula="of:=COS(RADIANS([.AX$4])) * SIN(RADIANS([.$A82]))" office:value-type="float" office:value="0.202582927651708" calcext:value-type="float">
            <text:p>0,20</text:p>
          </table:table-cell>
          <table:table-cell table:style-name="ce4" table:formula="of:=COS(RADIANS([.AY$4])) * SIN(RADIANS([.$A82]))" office:value-type="float" office:value="0.18591857318665" calcext:value-type="float">
            <text:p>0,19</text:p>
          </table:table-cell>
          <table:table-cell table:style-name="ce4" table:formula="of:=COS(RADIANS([.AZ$4])) * SIN(RADIANS([.$A82]))" office:value-type="float" office:value="0.169197586123165" calcext:value-type="float">
            <text:p>0,17</text:p>
          </table:table-cell>
          <table:table-cell table:style-name="ce4" table:formula="of:=COS(RADIANS([.BA$4])) * SIN(RADIANS([.$A82]))" office:value-type="float" office:value="0.152425059835893" calcext:value-type="float">
            <text:p>0,15</text:p>
          </table:table-cell>
          <table:table-cell table:style-name="ce4" table:formula="of:=COS(RADIANS([.BB$4])) * SIN(RADIANS([.$A82]))" office:value-type="float" office:value="0.135606103398821" calcext:value-type="float">
            <text:p>0,14</text:p>
          </table:table-cell>
          <table:table-cell table:style-name="ce4" table:formula="of:=COS(RADIANS([.BC$4])) * SIN(RADIANS([.$A82]))" office:value-type="float" office:value="0.118745840029008" calcext:value-type="float">
            <text:p>0,12</text:p>
          </table:table-cell>
          <table:table-cell table:style-name="ce4" table:formula="of:=COS(RADIANS([.BD$4])) * SIN(RADIANS([.$A82]))" office:value-type="float" office:value="0.101849405526005" calcext:value-type="float">
            <text:p>0,10</text:p>
          </table:table-cell>
          <table:table-cell table:style-name="ce4" table:formula="of:=COS(RADIANS([.BE$4])) * SIN(RADIANS([.$A82]))" office:value-type="float" office:value="0.0849219467074412" calcext:value-type="float">
            <text:p>0,08</text:p>
          </table:table-cell>
          <table:table-cell table:style-name="ce4" table:formula="of:=COS(RADIANS([.BF$4])) * SIN(RADIANS([.$A82]))" office:value-type="float" office:value="0.0679686198412529" calcext:value-type="float">
            <text:p>0,07</text:p>
          </table:table-cell>
          <table:table-cell table:style-name="ce4" table:formula="of:=COS(RADIANS([.BG$4])) * SIN(RADIANS([.$A82]))" office:value-type="float" office:value="0.0509945890750346" calcext:value-type="float">
            <text:p>0,05</text:p>
          </table:table-cell>
          <table:table-cell table:style-name="ce4" table:formula="of:=COS(RADIANS([.BH$4])) * SIN(RADIANS([.$A82]))" office:value-type="float" office:value="0.0425014252930547" calcext:value-type="float">
            <text:p>0,04</text:p>
          </table:table-cell>
          <table:table-cell table:style-name="ce4" table:formula="of:=COS(RADIANS([.BI$4])) * SIN(RADIANS([.$A82]))" office:value-type="float" office:value="0.0340050248629881" calcext:value-type="float">
            <text:p>0,03</text:p>
          </table:table-cell>
          <table:table-cell table:style-name="ce4" table:formula="of:=COS(RADIANS([.BJ$4])) * SIN(RADIANS([.$A82]))" office:value-type="float" office:value="0.0255060348186223" calcext:value-type="float">
            <text:p>0,03</text:p>
          </table:table-cell>
          <table:table-cell table:style-name="ce4" table:formula="of:=COS(RADIANS([.BK$4])) * SIN(RADIANS([.$A82]))" office:value-type="float" office:value="0.0170051023909543" calcext:value-type="float">
            <text:p>0,02</text:p>
          </table:table-cell>
          <table:table-cell table:style-name="ce4" table:formula="of:=COS(RADIANS([.BL$4])) * SIN(RADIANS([.$A82]))" office:value-type="float" office:value="0.00850287495890123" calcext:value-type="float">
            <text:p>0,01</text:p>
          </table:table-cell>
          <table:table-cell table:style-name="ce4" table:formula="of:=COS(RADIANS([.BM$4])) * SIN(RADIANS([.$A82]))" office:value-type="float" office:value="5.96629590512119E-017" calcext:value-type="float">
            <text:p>0,00</text:p>
          </table:table-cell>
          <table:table-cell table:formula="of:=90-[.A82]" office:value-type="float" office:value="13" calcext:value-type="float">
            <text:p>13</text:p>
          </table:table-cell>
          <table:table-cell table:number-columns-repeated="958"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table:style-name="ce4" table:formula="of:=COS(RADIANS([.B$4])) * SIN(RADIANS([.$A83]))" office:value-type="float" office:value="0.978147600733806" calcext:value-type="float">
            <text:p>0,98</text:p>
          </table:table-cell>
          <table:table-cell table:style-name="ce4" table:formula="of:=COS(RADIANS([.C$4])) * SIN(RADIANS([.$A83]))" office:value-type="float" office:value="0.974425453802179" calcext:value-type="float">
            <text:p>0,97</text:p>
          </table:table-cell>
          <table:table-cell table:style-name="ce4" table:formula="of:=COS(RADIANS([.D$4])) * SIN(RADIANS([.$A83]))" office:value-type="float" office:value="0.963287340792942" calcext:value-type="float">
            <text:p>0,96</text:p>
          </table:table-cell>
          <table:table-cell table:style-name="ce4" table:formula="of:=COS(RADIANS([.E$4])) * SIN(RADIANS([.$A83]))" office:value-type="float" office:value="0.944818029471471" calcext:value-type="float">
            <text:p>0,94</text:p>
          </table:table-cell>
          <table:table-cell table:style-name="ce4" table:formula="of:=COS(RADIANS([.F$4])) * SIN(RADIANS([.$A83]))" office:value-type="float" office:value="0.919158082448998" calcext:value-type="float">
            <text:p>0,92</text:p>
          </table:table-cell>
          <table:table-cell table:style-name="ce4" table:formula="of:=COS(RADIANS([.G$4])) * SIN(RADIANS([.$A83]))" office:value-type="float" office:value="0.893582297554377" calcext:value-type="float">
            <text:p>0,89</text:p>
          </table:table-cell>
          <table:table-cell table:style-name="ce4" table:formula="of:=COS(RADIANS([.H$4])) * SIN(RADIANS([.$A83]))" office:value-type="float" office:value="0.87153589387302" calcext:value-type="float">
            <text:p>0,87</text:p>
          </table:table-cell>
          <table:table-cell table:style-name="ce4" table:formula="of:=COS(RADIANS([.I$4])) * SIN(RADIANS([.$A83]))" office:value-type="float" office:value="0.847100670886274" calcext:value-type="float">
            <text:p>0,85</text:p>
          </table:table-cell>
          <table:table-cell table:style-name="ce4" table:formula="of:=COS(RADIANS([.J$4])) * SIN(RADIANS([.$A83]))" office:value-type="float" office:value="0.82951621056228" calcext:value-type="float">
            <text:p>0,83</text:p>
          </table:table-cell>
          <table:table-cell table:style-name="ce4" table:formula="of:=COS(RADIANS([.K$4])) * SIN(RADIANS([.$A83]))" office:value-type="float" office:value="0.810921112512892" calcext:value-type="float">
            <text:p>0,81</text:p>
          </table:table-cell>
          <table:table-cell table:style-name="ce4" table:formula="of:=COS(RADIANS([.L$4])) * SIN(RADIANS([.$A83]))" office:value-type="float" office:value="0.79133803200073" calcext:value-type="float">
            <text:p>0,79</text:p>
          </table:table-cell>
          <table:table-cell table:style-name="ce4" table:formula="of:=COS(RADIANS([.M$4])) * SIN(RADIANS([.$A83]))" office:value-type="float" office:value="0.770790827992853" calcext:value-type="float">
            <text:p>0,77</text:p>
          </table:table-cell>
          <table:table-cell table:style-name="ce4" table:formula="of:=COS(RADIANS([.N$4])) * SIN(RADIANS([.$A83]))" office:value-type="float" office:value="0.749304534092293" calcext:value-type="float">
            <text:p>0,75</text:p>
          </table:table-cell>
          <table:table-cell table:style-name="ce4" table:formula="of:=COS(RADIANS([.O$4])) * SIN(RADIANS([.$A83]))" office:value-type="float" office:value="0.726905328038456" calcext:value-type="float">
            <text:p>0,73</text:p>
          </table:table-cell>
          <table:table-cell table:style-name="ce4" table:formula="of:=COS(RADIANS([.P$4])) * SIN(RADIANS([.$A83]))" office:value-type="float" office:value="0.703620499813587" calcext:value-type="float">
            <text:p>0,70</text:p>
          </table:table-cell>
          <table:table-cell table:style-name="ce4" table:formula="of:=COS(RADIANS([.Q$4])) * SIN(RADIANS([.$A83]))" office:value-type="float" office:value="0.691654801480226" calcext:value-type="float">
            <text:p>0,69</text:p>
          </table:table-cell>
          <table:table-cell table:style-name="ce4" table:formula="of:=COS(RADIANS([.R$4])) * SIN(RADIANS([.$A83]))" office:value-type="float" office:value="0.679478418394123" calcext:value-type="float">
            <text:p>0,68</text:p>
          </table:table-cell>
          <table:table-cell table:style-name="ce4" table:formula="of:=COS(RADIANS([.S$4])) * SIN(RADIANS([.$A83]))" office:value-type="float" office:value="0.667095059599523" calcext:value-type="float">
            <text:p>0,67</text:p>
          </table:table-cell>
          <table:table-cell table:style-name="ce4" table:formula="of:=COS(RADIANS([.T$4])) * SIN(RADIANS([.$A83]))" office:value-type="float" office:value="0.654508497187474" calcext:value-type="float">
            <text:p>0,65</text:p>
          </table:table-cell>
          <table:table-cell table:style-name="ce4" table:formula="of:=COS(RADIANS([.U$4])) * SIN(RADIANS([.$A83]))" office:value-type="float" office:value="0.641722565146815" calcext:value-type="float">
            <text:p>0,64</text:p>
          </table:table-cell>
          <table:table-cell table:style-name="ce4" table:formula="of:=COS(RADIANS([.V$4])) * SIN(RADIANS([.$A83]))" office:value-type="float" office:value="0.628741158196306" calcext:value-type="float">
            <text:p>0,63</text:p>
          </table:table-cell>
          <table:table-cell table:style-name="ce4" table:formula="of:=COS(RADIANS([.W$4])) * SIN(RADIANS([.$A83]))" office:value-type="float" office:value="0.615568230598259" calcext:value-type="float">
            <text:p>0,62</text:p>
          </table:table-cell>
          <table:table-cell table:style-name="ce4" table:formula="of:=COS(RADIANS([.X$4])) * SIN(RADIANS([.$A83]))" office:value-type="float" office:value="0.602207794954028" calcext:value-type="float">
            <text:p>0,60</text:p>
          </table:table-cell>
          <table:table-cell table:style-name="ce4" table:formula="of:=COS(RADIANS([.Y$4])) * SIN(RADIANS([.$A83]))" office:value-type="float" office:value="0.588663920981736" calcext:value-type="float">
            <text:p>0,59</text:p>
          </table:table-cell>
          <table:table-cell table:style-name="ce4" table:formula="of:=COS(RADIANS([.Z$4])) * SIN(RADIANS([.$A83]))" office:value-type="float" office:value="0.574940734276597" calcext:value-type="float">
            <text:p>0,57</text:p>
          </table:table-cell>
          <table:table-cell table:style-name="ce4" table:formula="of:=COS(RADIANS([.AA$4])) * SIN(RADIANS([.$A83]))" office:value-type="float" office:value="0.561042415054222" calcext:value-type="float">
            <text:p>0,56</text:p>
          </table:table-cell>
          <table:table-cell table:style-name="ce4" table:formula="of:=COS(RADIANS([.AB$4])) * SIN(RADIANS([.$A83]))" office:value-type="float" office:value="0.546973196877282" calcext:value-type="float">
            <text:p>0,55</text:p>
          </table:table-cell>
          <table:table-cell table:style-name="ce4" table:formula="of:=COS(RADIANS([.AC$4])) * SIN(RADIANS([.$A83]))" office:value-type="float" office:value="0.532737365365924" calcext:value-type="float">
            <text:p>0,53</text:p>
          </table:table-cell>
          <table:table-cell table:style-name="ce4" table:formula="of:=COS(RADIANS([.AD$4])) * SIN(RADIANS([.$A83]))" office:value-type="float" office:value="0.518339256892333" calcext:value-type="float">
            <text:p>0,52</text:p>
          </table:table-cell>
          <table:table-cell table:style-name="ce4" table:formula="of:=COS(RADIANS([.AE$4])) * SIN(RADIANS([.$A83]))" office:value-type="float" office:value="0.503783257259828" calcext:value-type="float">
            <text:p>0,50</text:p>
          </table:table-cell>
          <table:table-cell table:style-name="ce4" table:formula="of:=COS(RADIANS([.AF$4])) * SIN(RADIANS([.$A83]))" office:value-type="float" office:value="0.489073800366903" calcext:value-type="float">
            <text:p>0,49</text:p>
          </table:table-cell>
          <table:table-cell table:style-name="ce4" table:formula="of:=COS(RADIANS([.AG$4])) * SIN(RADIANS([.$A83]))" office:value-type="float" office:value="0.474215366856622" calcext:value-type="float">
            <text:p>0,47</text:p>
          </table:table-cell>
          <table:table-cell table:style-name="ce4" table:formula="of:=COS(RADIANS([.AH$4])) * SIN(RADIANS([.$A83]))" office:value-type="float" office:value="0.459212482751769" calcext:value-type="float">
            <text:p>0,46</text:p>
          </table:table-cell>
          <table:table-cell table:style-name="ce4" table:formula="of:=COS(RADIANS([.AI$4])) * SIN(RADIANS([.$A83]))" office:value-type="float" office:value="0.444069718076179" calcext:value-type="float">
            <text:p>0,44</text:p>
          </table:table-cell>
          <table:table-cell table:style-name="ce4" table:formula="of:=COS(RADIANS([.AJ$4])) * SIN(RADIANS([.$A83]))" office:value-type="float" office:value="0.428791685462663" calcext:value-type="float">
            <text:p>0,43</text:p>
          </table:table-cell>
          <table:table-cell table:style-name="ce4" table:formula="of:=COS(RADIANS([.AK$4])) * SIN(RADIANS([.$A83]))" office:value-type="float" office:value="0.413383038747957" calcext:value-type="float">
            <text:p>0,41</text:p>
          </table:table-cell>
          <table:table-cell table:style-name="ce4" table:formula="of:=COS(RADIANS([.AL$4])) * SIN(RADIANS([.$A83]))" office:value-type="float" office:value="0.397848471555116" calcext:value-type="float">
            <text:p>0,40</text:p>
          </table:table-cell>
          <table:table-cell table:style-name="ce4" table:formula="of:=COS(RADIANS([.AM$4])) * SIN(RADIANS([.$A83]))" office:value-type="float" office:value="0.382192715863795" calcext:value-type="float">
            <text:p>0,38</text:p>
          </table:table-cell>
          <table:table-cell table:style-name="ce4" table:formula="of:=COS(RADIANS([.AN$4])) * SIN(RADIANS([.$A83]))" office:value-type="float" office:value="0.366420540568839" calcext:value-type="float">
            <text:p>0,37</text:p>
          </table:table-cell>
          <table:table-cell table:style-name="ce4" table:formula="of:=COS(RADIANS([.AO$4])) * SIN(RADIANS([.$A83]))" office:value-type="float" office:value="0.350536750027629" calcext:value-type="float">
            <text:p>0,35</text:p>
          </table:table-cell>
          <table:table-cell table:style-name="ce4" table:formula="of:=COS(RADIANS([.AP$4])) * SIN(RADIANS([.$A83]))" office:value-type="float" office:value="0.334546182596635" calcext:value-type="float">
            <text:p>0,33</text:p>
          </table:table-cell>
          <table:table-cell table:style-name="ce4" table:formula="of:=COS(RADIANS([.AQ$4])) * SIN(RADIANS([.$A83]))" office:value-type="float" office:value="0.318453709157601" calcext:value-type="float">
            <text:p>0,32</text:p>
          </table:table-cell>
          <table:table-cell table:style-name="ce4" table:formula="of:=COS(RADIANS([.AR$4])) * SIN(RADIANS([.$A83]))" office:value-type="float" office:value="0.302264231633827" calcext:value-type="float">
            <text:p>0,30</text:p>
          </table:table-cell>
          <table:table-cell table:style-name="ce4" table:formula="of:=COS(RADIANS([.AS$4])) * SIN(RADIANS([.$A83]))" office:value-type="float" office:value="0.285982681496998" calcext:value-type="float">
            <text:p>0,29</text:p>
          </table:table-cell>
          <table:table-cell table:style-name="ce4" table:formula="of:=COS(RADIANS([.AT$4])) * SIN(RADIANS([.$A83]))" office:value-type="float" office:value="0.269614018265008" calcext:value-type="float">
            <text:p>0,27</text:p>
          </table:table-cell>
          <table:table-cell table:style-name="ce4" table:formula="of:=COS(RADIANS([.AU$4])) * SIN(RADIANS([.$A83]))" office:value-type="float" office:value="0.253163227991245" calcext:value-type="float">
            <text:p>0,25</text:p>
          </table:table-cell>
          <table:table-cell table:style-name="ce4" table:formula="of:=COS(RADIANS([.AV$4])) * SIN(RADIANS([.$A83]))" office:value-type="float" office:value="0.236635321745789" calcext:value-type="float">
            <text:p>0,24</text:p>
          </table:table-cell>
          <table:table-cell table:style-name="ce4" table:formula="of:=COS(RADIANS([.AW$4])) * SIN(RADIANS([.$A83]))" office:value-type="float" office:value="0.220035334088992" calcext:value-type="float">
            <text:p>0,22</text:p>
          </table:table-cell>
          <table:table-cell table:style-name="ce4" table:formula="of:=COS(RADIANS([.AX$4])) * SIN(RADIANS([.$A83]))" office:value-type="float" office:value="0.2033683215379" calcext:value-type="float">
            <text:p>0,20</text:p>
          </table:table-cell>
          <table:table-cell table:style-name="ce4" table:formula="of:=COS(RADIANS([.AY$4])) * SIN(RADIANS([.$A83]))" office:value-type="float" office:value="0.186639361025995" calcext:value-type="float">
            <text:p>0,19</text:p>
          </table:table-cell>
          <table:table-cell table:style-name="ce4" table:formula="of:=COS(RADIANS([.AZ$4])) * SIN(RADIANS([.$A83]))" office:value-type="float" office:value="0.169853548356706" calcext:value-type="float">
            <text:p>0,17</text:p>
          </table:table-cell>
          <table:table-cell table:style-name="ce4" table:formula="of:=COS(RADIANS([.BA$4])) * SIN(RADIANS([.$A83]))" office:value-type="float" office:value="0.153015996651178" calcext:value-type="float">
            <text:p>0,15</text:p>
          </table:table-cell>
          <table:table-cell table:style-name="ce4" table:formula="of:=COS(RADIANS([.BB$4])) * SIN(RADIANS([.$A83]))" office:value-type="float" office:value="0.136131834790772" calcext:value-type="float">
            <text:p>0,14</text:p>
          </table:table-cell>
          <table:table-cell table:style-name="ce4" table:formula="of:=COS(RADIANS([.BC$4])) * SIN(RADIANS([.$A83]))" office:value-type="float" office:value="0.119206205854749" calcext:value-type="float">
            <text:p>0,12</text:p>
          </table:table-cell>
          <table:table-cell table:style-name="ce4" table:formula="of:=COS(RADIANS([.BD$4])) * SIN(RADIANS([.$A83]))" office:value-type="float" office:value="0.102244265553647" calcext:value-type="float">
            <text:p>0,10</text:p>
          </table:table-cell>
          <table:table-cell table:style-name="ce4" table:formula="of:=COS(RADIANS([.BE$4])) * SIN(RADIANS([.$A83]))" office:value-type="float" office:value="0.0852511806587948" calcext:value-type="float">
            <text:p>0,09</text:p>
          </table:table-cell>
          <table:table-cell table:style-name="ce4" table:formula="of:=COS(RADIANS([.BF$4])) * SIN(RADIANS([.$A83]))" office:value-type="float" office:value="0.0682321274284668" calcext:value-type="float">
            <text:p>0,07</text:p>
          </table:table-cell>
          <table:table-cell table:style-name="ce4" table:formula="of:=COS(RADIANS([.BG$4])) * SIN(RADIANS([.$A83]))" office:value-type="float" office:value="0.0511922900311451" calcext:value-type="float">
            <text:p>0,05</text:p>
          </table:table-cell>
          <table:table-cell table:style-name="ce4" table:formula="of:=COS(RADIANS([.BH$4])) * SIN(RADIANS([.$A83]))" office:value-type="float" office:value="0.0426661990968819" calcext:value-type="float">
            <text:p>0,04</text:p>
          </table:table-cell>
          <table:table-cell table:style-name="ce4" table:formula="of:=COS(RADIANS([.BI$4])) * SIN(RADIANS([.$A83]))" office:value-type="float" office:value="0.0341368589663688" calcext:value-type="float">
            <text:p>0,03</text:p>
          </table:table-cell>
          <table:table-cell table:style-name="ce4" table:formula="of:=COS(RADIANS([.BJ$4])) * SIN(RADIANS([.$A83]))" office:value-type="float" office:value="0.0256049191818792" calcext:value-type="float">
            <text:p>0,03</text:p>
          </table:table-cell>
          <table:table-cell table:style-name="ce4" table:formula="of:=COS(RADIANS([.BK$4])) * SIN(RADIANS([.$A83]))" office:value-type="float" office:value="0.0170710294836602" calcext:value-type="float">
            <text:p>0,02</text:p>
          </table:table-cell>
          <table:table-cell table:style-name="ce4" table:formula="of:=COS(RADIANS([.BL$4])) * SIN(RADIANS([.$A83]))" office:value-type="float" office:value="0.00853583976045281" calcext:value-type="float">
            <text:p>0,01</text:p>
          </table:table-cell>
          <table:table-cell table:style-name="ce4" table:formula="of:=COS(RADIANS([.BM$4])) * SIN(RADIANS([.$A83]))" office:value-type="float" office:value="5.98942664166159E-017" calcext:value-type="float">
            <text:p>0,00</text:p>
          </table:table-cell>
          <table:table-cell table:formula="of:=90-[.A83]" office:value-type="float" office:value="12" calcext:value-type="float">
            <text:p>12</text:p>
          </table:table-cell>
          <table:table-cell table:number-columns-repeated="958"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table:style-name="ce4" table:formula="of:=COS(RADIANS([.B$4])) * SIN(RADIANS([.$A84]))" office:value-type="float" office:value="0.981627183447664" calcext:value-type="float">
            <text:p>0,98</text:p>
          </table:table-cell>
          <table:table-cell table:style-name="ce4" table:formula="of:=COS(RADIANS([.C$4])) * SIN(RADIANS([.$A84]))" office:value-type="float" office:value="0.977891795653296" calcext:value-type="float">
            <text:p>0,98</text:p>
          </table:table-cell>
          <table:table-cell table:style-name="ce4" table:formula="of:=COS(RADIANS([.D$4])) * SIN(RADIANS([.$A84]))" office:value-type="float" office:value="0.966714060826796" calcext:value-type="float">
            <text:p>0,97</text:p>
          </table:table-cell>
          <table:table-cell table:style-name="ce4" table:formula="of:=COS(RADIANS([.E$4])) * SIN(RADIANS([.$A84]))" office:value-type="float" office:value="0.948179048279496" calcext:value-type="float">
            <text:p>0,95</text:p>
          </table:table-cell>
          <table:table-cell table:style-name="ce4" table:formula="of:=COS(RADIANS([.F$4])) * SIN(RADIANS([.$A84]))" office:value-type="float" office:value="0.922427820648625" calcext:value-type="float">
            <text:p>0,92</text:p>
          </table:table-cell>
          <table:table-cell table:style-name="ce4" table:formula="of:=COS(RADIANS([.G$4])) * SIN(RADIANS([.$A84]))" office:value-type="float" office:value="0.896761054537114" calcext:value-type="float">
            <text:p>0,90</text:p>
          </table:table-cell>
          <table:table-cell table:style-name="ce4" table:formula="of:=COS(RADIANS([.H$4])) * SIN(RADIANS([.$A84]))" office:value-type="float" office:value="0.87463622477252" calcext:value-type="float">
            <text:p>0,87</text:p>
          </table:table-cell>
          <table:table-cell table:style-name="ce4" table:formula="of:=COS(RADIANS([.I$4])) * SIN(RADIANS([.$A84]))" office:value-type="float" office:value="0.850114077911044" calcext:value-type="float">
            <text:p>0,85</text:p>
          </table:table-cell>
          <table:table-cell table:style-name="ce4" table:formula="of:=COS(RADIANS([.J$4])) * SIN(RADIANS([.$A84]))" office:value-type="float" office:value="0.832467064058186" calcext:value-type="float">
            <text:p>0,83</text:p>
          </table:table-cell>
          <table:table-cell table:style-name="ce4" table:formula="of:=COS(RADIANS([.K$4])) * SIN(RADIANS([.$A84]))" office:value-type="float" office:value="0.813805817319494" calcext:value-type="float">
            <text:p>0,81</text:p>
          </table:table-cell>
          <table:table-cell table:style-name="ce4" table:formula="of:=COS(RADIANS([.L$4])) * SIN(RADIANS([.$A84]))" office:value-type="float" office:value="0.794153073549574" calcext:value-type="float">
            <text:p>0,79</text:p>
          </table:table-cell>
          <table:table-cell table:style-name="ce4" table:formula="of:=COS(RADIANS([.M$4])) * SIN(RADIANS([.$A84]))" office:value-type="float" office:value="0.773532776589438" calcext:value-type="float">
            <text:p>0,77</text:p>
          </table:table-cell>
          <table:table-cell table:style-name="ce4" table:formula="of:=COS(RADIANS([.N$4])) * SIN(RADIANS([.$A84]))" office:value-type="float" office:value="0.751970049094617" calcext:value-type="float">
            <text:p>0,75</text:p>
          </table:table-cell>
          <table:table-cell table:style-name="ce4" table:formula="of:=COS(RADIANS([.O$4])) * SIN(RADIANS([.$A84]))" office:value-type="float" office:value="0.72949116192708" calcext:value-type="float">
            <text:p>0,73</text:p>
          </table:table-cell>
          <table:table-cell table:style-name="ce4" table:formula="of:=COS(RADIANS([.P$4])) * SIN(RADIANS([.$A84]))" office:value-type="float" office:value="0.706123502148235" calcext:value-type="float">
            <text:p>0,71</text:p>
          </table:table-cell>
          <table:table-cell table:style-name="ce4" table:formula="of:=COS(RADIANS([.Q$4])) * SIN(RADIANS([.$A84]))" office:value-type="float" office:value="0.694115238012894" calcext:value-type="float">
            <text:p>0,69</text:p>
          </table:table-cell>
          <table:table-cell table:style-name="ce4" table:formula="of:=COS(RADIANS([.R$4])) * SIN(RADIANS([.$A84]))" office:value-type="float" office:value="0.68189553965201" calcext:value-type="float">
            <text:p>0,68</text:p>
          </table:table-cell>
          <table:table-cell table:style-name="ce4" table:formula="of:=COS(RADIANS([.S$4])) * SIN(RADIANS([.$A84]))" office:value-type="float" office:value="0.669468129304076" calcext:value-type="float">
            <text:p>0,67</text:p>
          </table:table-cell>
          <table:table-cell table:style-name="ce4" table:formula="of:=COS(RADIANS([.T$4])) * SIN(RADIANS([.$A84]))" office:value-type="float" office:value="0.656836792478674" calcext:value-type="float">
            <text:p>0,66</text:p>
          </table:table-cell>
          <table:table-cell table:style-name="ce4" table:formula="of:=COS(RADIANS([.U$4])) * SIN(RADIANS([.$A84]))" office:value-type="float" office:value="0.644005376803361" calcext:value-type="float">
            <text:p>0,64</text:p>
          </table:table-cell>
          <table:table-cell table:style-name="ce4" table:formula="of:=COS(RADIANS([.V$4])) * SIN(RADIANS([.$A84]))" office:value-type="float" office:value="0.630977790851654" calcext:value-type="float">
            <text:p>0,63</text:p>
          </table:table-cell>
          <table:table-cell table:style-name="ce4" table:formula="of:=COS(RADIANS([.W$4])) * SIN(RADIANS([.$A84]))" office:value-type="float" office:value="0.617758002952435" calcext:value-type="float">
            <text:p>0,62</text:p>
          </table:table-cell>
          <table:table-cell table:style-name="ce4" table:formula="of:=COS(RADIANS([.X$4])) * SIN(RADIANS([.$A84]))" office:value-type="float" office:value="0.60435003998116" calcext:value-type="float">
            <text:p>0,60</text:p>
          </table:table-cell>
          <table:table-cell table:style-name="ce4" table:formula="of:=COS(RADIANS([.Y$4])) * SIN(RADIANS([.$A84]))" office:value-type="float" office:value="0.590757986133236" calcext:value-type="float">
            <text:p>0,59</text:p>
          </table:table-cell>
          <table:table-cell table:style-name="ce4" table:formula="of:=COS(RADIANS([.Z$4])) * SIN(RADIANS([.$A84]))" office:value-type="float" office:value="0.576985981679935" calcext:value-type="float">
            <text:p>0,58</text:p>
          </table:table-cell>
          <table:table-cell table:style-name="ce4" table:formula="of:=COS(RADIANS([.AA$4])) * SIN(RADIANS([.$A84]))" office:value-type="float" office:value="0.563038221707226" calcext:value-type="float">
            <text:p>0,56</text:p>
          </table:table-cell>
          <table:table-cell table:style-name="ce4" table:formula="of:=COS(RADIANS([.AB$4])) * SIN(RADIANS([.$A84]))" office:value-type="float" office:value="0.548918954837911" calcext:value-type="float">
            <text:p>0,55</text:p>
          </table:table-cell>
          <table:table-cell table:style-name="ce4" table:formula="of:=COS(RADIANS([.AC$4])) * SIN(RADIANS([.$A84]))" office:value-type="float" office:value="0.534632481937455" calcext:value-type="float">
            <text:p>0,53</text:p>
          </table:table-cell>
          <table:table-cell table:style-name="ce4" table:formula="of:=COS(RADIANS([.AD$4])) * SIN(RADIANS([.$A84]))" office:value-type="float" office:value="0.520183154803899" calcext:value-type="float">
            <text:p>0,52</text:p>
          </table:table-cell>
          <table:table-cell table:style-name="ce4" table:formula="of:=COS(RADIANS([.AE$4])) * SIN(RADIANS([.$A84]))" office:value-type="float" office:value="0.505575374842264" calcext:value-type="float">
            <text:p>0,51</text:p>
          </table:table-cell>
          <table:table-cell table:style-name="ce4" table:formula="of:=COS(RADIANS([.AF$4])) * SIN(RADIANS([.$A84]))" office:value-type="float" office:value="0.490813591723832" calcext:value-type="float">
            <text:p>0,49</text:p>
          </table:table-cell>
          <table:table-cell table:style-name="ce4" table:formula="of:=COS(RADIANS([.AG$4])) * SIN(RADIANS([.$A84]))" office:value-type="float" office:value="0.475902302030744" calcext:value-type="float">
            <text:p>0,48</text:p>
          </table:table-cell>
          <table:table-cell table:style-name="ce4" table:formula="of:=COS(RADIANS([.AH$4])) * SIN(RADIANS([.$A84]))" office:value-type="float" office:value="0.460846047886287" calcext:value-type="float">
            <text:p>0,46</text:p>
          </table:table-cell>
          <table:table-cell table:style-name="ce4" table:formula="of:=COS(RADIANS([.AI$4])) * SIN(RADIANS([.$A84]))" office:value-type="float" office:value="0.445649415571329" calcext:value-type="float">
            <text:p>0,45</text:p>
          </table:table-cell>
          <table:table-cell table:style-name="ce4" table:formula="of:=COS(RADIANS([.AJ$4])) * SIN(RADIANS([.$A84]))" office:value-type="float" office:value="0.430317034127285" calcext:value-type="float">
            <text:p>0,43</text:p>
          </table:table-cell>
          <table:table-cell table:style-name="ce4" table:formula="of:=COS(RADIANS([.AK$4])) * SIN(RADIANS([.$A84]))" office:value-type="float" office:value="0.41485357394607" calcext:value-type="float">
            <text:p>0,41</text:p>
          </table:table-cell>
          <table:table-cell table:style-name="ce4" table:formula="of:=COS(RADIANS([.AL$4])) * SIN(RADIANS([.$A84]))" office:value-type="float" office:value="0.399263745347456" calcext:value-type="float">
            <text:p>0,40</text:p>
          </table:table-cell>
          <table:table-cell table:style-name="ce4" table:formula="of:=COS(RADIANS([.AM$4])) * SIN(RADIANS([.$A84]))" office:value-type="float" office:value="0.383552297144253" calcext:value-type="float">
            <text:p>0,38</text:p>
          </table:table-cell>
          <table:table-cell table:style-name="ce4" table:formula="of:=COS(RADIANS([.AN$4])) * SIN(RADIANS([.$A84]))" office:value-type="float" office:value="0.367724015195786" calcext:value-type="float">
            <text:p>0,37</text:p>
          </table:table-cell>
          <table:table-cell table:style-name="ce4" table:formula="of:=COS(RADIANS([.AO$4])) * SIN(RADIANS([.$A84]))" office:value-type="float" office:value="0.351783720950068" calcext:value-type="float">
            <text:p>0,35</text:p>
          </table:table-cell>
          <table:table-cell table:style-name="ce4" table:formula="of:=COS(RADIANS([.AP$4])) * SIN(RADIANS([.$A84]))" office:value-type="float" office:value="0.335736269975143" calcext:value-type="float">
            <text:p>0,34</text:p>
          </table:table-cell>
          <table:table-cell table:style-name="ce4" table:formula="of:=COS(RADIANS([.AQ$4])) * SIN(RADIANS([.$A84]))" office:value-type="float" office:value="0.319586550480033" calcext:value-type="float">
            <text:p>0,32</text:p>
          </table:table-cell>
          <table:table-cell table:style-name="ce4" table:formula="of:=COS(RADIANS([.AR$4])) * SIN(RADIANS([.$A84]))" office:value-type="float" office:value="0.303339481825742" calcext:value-type="float">
            <text:p>0,30</text:p>
          </table:table-cell>
          <table:table-cell table:style-name="ce4" table:formula="of:=COS(RADIANS([.AS$4])) * SIN(RADIANS([.$A84]))" office:value-type="float" office:value="0.287000013026772" calcext:value-type="float">
            <text:p>0,29</text:p>
          </table:table-cell>
          <table:table-cell table:style-name="ce4" table:formula="of:=COS(RADIANS([.AT$4])) * SIN(RADIANS([.$A84]))" office:value-type="float" office:value="0.270573121243602" calcext:value-type="float">
            <text:p>0,27</text:p>
          </table:table-cell>
          <table:table-cell table:style-name="ce4" table:formula="of:=COS(RADIANS([.AU$4])) * SIN(RADIANS([.$A84]))" office:value-type="float" office:value="0.254063810266601" calcext:value-type="float">
            <text:p>0,25</text:p>
          </table:table-cell>
          <table:table-cell table:style-name="ce4" table:formula="of:=COS(RADIANS([.AV$4])) * SIN(RADIANS([.$A84]))" office:value-type="float" office:value="0.237477108991822" calcext:value-type="float">
            <text:p>0,24</text:p>
          </table:table-cell>
          <table:table-cell table:style-name="ce4" table:formula="of:=COS(RADIANS([.AW$4])) * SIN(RADIANS([.$A84]))" office:value-type="float" office:value="0.220818069889151" calcext:value-type="float">
            <text:p>0,22</text:p>
          </table:table-cell>
          <table:table-cell table:style-name="ce4" table:formula="of:=COS(RADIANS([.AX$4])) * SIN(RADIANS([.$A84]))" office:value-type="float" office:value="0.204091767463278" calcext:value-type="float">
            <text:p>0,20</text:p>
          </table:table-cell>
          <table:table-cell table:style-name="ce4" table:formula="of:=COS(RADIANS([.AY$4])) * SIN(RADIANS([.$A84]))" office:value-type="float" office:value="0.187303296707956" calcext:value-type="float">
            <text:p>0,19</text:p>
          </table:table-cell>
          <table:table-cell table:style-name="ce4" table:formula="of:=COS(RADIANS([.AZ$4])) * SIN(RADIANS([.$A84]))" office:value-type="float" office:value="0.170457771554008" calcext:value-type="float">
            <text:p>0,17</text:p>
          </table:table-cell>
          <table:table-cell table:style-name="ce4" table:formula="of:=COS(RADIANS([.BA$4])) * SIN(RADIANS([.$A84]))" office:value-type="float" office:value="0.153560323311584" calcext:value-type="float">
            <text:p>0,15</text:p>
          </table:table-cell>
          <table:table-cell table:style-name="ce4" table:formula="of:=COS(RADIANS([.BB$4])) * SIN(RADIANS([.$A84]))" office:value-type="float" office:value="0.136616099107106" calcext:value-type="float">
            <text:p>0,14</text:p>
          </table:table-cell>
          <table:table-cell table:style-name="ce4" table:formula="of:=COS(RADIANS([.BC$4])) * SIN(RADIANS([.$A84]))" office:value-type="float" office:value="0.119630260315411" calcext:value-type="float">
            <text:p>0,12</text:p>
          </table:table-cell>
          <table:table-cell table:style-name="ce4" table:formula="of:=COS(RADIANS([.BD$4])) * SIN(RADIANS([.$A84]))" office:value-type="float" office:value="0.102607980987539" calcext:value-type="float">
            <text:p>0,10</text:p>
          </table:table-cell>
          <table:table-cell table:style-name="ce4" table:formula="of:=COS(RADIANS([.BE$4])) * SIN(RADIANS([.$A84]))" office:value-type="float" office:value="0.085554446274673" calcext:value-type="float">
            <text:p>0,09</text:p>
          </table:table-cell>
          <table:table-cell table:style-name="ce4" table:formula="of:=COS(RADIANS([.BF$4])) * SIN(RADIANS([.$A84]))" office:value-type="float" office:value="0.0684748508486866" calcext:value-type="float">
            <text:p>0,07</text:p>
          </table:table-cell>
          <table:table-cell table:style-name="ce4" table:formula="of:=COS(RADIANS([.BG$4])) * SIN(RADIANS([.$A84]))" office:value-type="float" office:value="0.0513743973198013" calcext:value-type="float">
            <text:p>0,05</text:p>
          </table:table-cell>
          <table:table-cell table:style-name="ce4" table:formula="of:=COS(RADIANS([.BH$4])) * SIN(RADIANS([.$A84]))" office:value-type="float" office:value="0.0428179763631474" calcext:value-type="float">
            <text:p>0,04</text:p>
          </table:table-cell>
          <table:table-cell table:style-name="ce4" table:formula="of:=COS(RADIANS([.BI$4])) * SIN(RADIANS([.$A84]))" office:value-type="float" office:value="0.0342582946518172" calcext:value-type="float">
            <text:p>0,03</text:p>
          </table:table-cell>
          <table:table-cell table:style-name="ce4" table:formula="of:=COS(RADIANS([.BJ$4])) * SIN(RADIANS([.$A84]))" office:value-type="float" office:value="0.0256960040387128" calcext:value-type="float">
            <text:p>0,03</text:p>
          </table:table-cell>
          <table:table-cell table:style-name="ce4" table:formula="of:=COS(RADIANS([.BK$4])) * SIN(RADIANS([.$A84]))" office:value-type="float" office:value="0.0171317565754146" calcext:value-type="float">
            <text:p>0,02</text:p>
          </table:table-cell>
          <table:table-cell table:style-name="ce4" table:formula="of:=COS(RADIANS([.BL$4])) * SIN(RADIANS([.$A84]))" office:value-type="float" office:value="0.00856620446252482" calcext:value-type="float">
            <text:p>0,01</text:p>
          </table:table-cell>
          <table:table-cell table:style-name="ce4" table:formula="of:=COS(RADIANS([.BM$4])) * SIN(RADIANS([.$A84]))" office:value-type="float" office:value="6.01073294082607E-017" calcext:value-type="float">
            <text:p>0,00</text:p>
          </table:table-cell>
          <table:table-cell table:formula="of:=90-[.A84]" office:value-type="float" office:value="11" calcext:value-type="float">
            <text:p>11</text:p>
          </table:table-cell>
          <table:table-cell table:number-columns-repeated="958"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table:style-name="ce4" table:formula="of:=COS(RADIANS([.B$4])) * SIN(RADIANS([.$A85]))" office:value-type="float" office:value="0.984807753012208" calcext:value-type="float">
            <text:p>0,98</text:p>
          </table:table-cell>
          <table:table-cell table:style-name="ce4" table:formula="of:=COS(RADIANS([.C$4])) * SIN(RADIANS([.$A85]))" office:value-type="float" office:value="0.981060262190407" calcext:value-type="float">
            <text:p>0,98</text:p>
          </table:table-cell>
          <table:table-cell table:style-name="ce4" table:formula="of:=COS(RADIANS([.D$4])) * SIN(RADIANS([.$A85]))" office:value-type="float" office:value="0.969846310392954" calcext:value-type="float">
            <text:p>0,97</text:p>
          </table:table-cell>
          <table:table-cell table:style-name="ce4" table:formula="of:=COS(RADIANS([.E$4])) * SIN(RADIANS([.$A85]))" office:value-type="float" office:value="0.951251242564198" calcext:value-type="float">
            <text:p>0,95</text:p>
          </table:table-cell>
          <table:table-cell table:style-name="ce4" table:formula="of:=COS(RADIANS([.F$4])) * SIN(RADIANS([.$A85]))" office:value-type="float" office:value="0.925416578398323" calcext:value-type="float">
            <text:p>0,93</text:p>
          </table:table-cell>
          <table:table-cell table:style-name="ce4" table:formula="of:=COS(RADIANS([.G$4])) * SIN(RADIANS([.$A85]))" office:value-type="float" office:value="0.899666649415519" calcext:value-type="float">
            <text:p>0,90</text:p>
          </table:table-cell>
          <table:table-cell table:style-name="ce4" table:formula="of:=COS(RADIANS([.H$4])) * SIN(RADIANS([.$A85]))" office:value-type="float" office:value="0.877470133005164" calcext:value-type="float">
            <text:p>0,88</text:p>
          </table:table-cell>
          <table:table-cell table:style-name="ce4" table:formula="of:=COS(RADIANS([.I$4])) * SIN(RADIANS([.$A85]))" office:value-type="float" office:value="0.852868531952443" calcext:value-type="float">
            <text:p>0,85</text:p>
          </table:table-cell>
          <table:table-cell table:style-name="ce4" table:formula="of:=COS(RADIANS([.J$4])) * SIN(RADIANS([.$A85]))" office:value-type="float" office:value="0.835164340022091" calcext:value-type="float">
            <text:p>0,84</text:p>
          </table:table-cell>
          <table:table-cell table:style-name="ce4" table:formula="of:=COS(RADIANS([.K$4])) * SIN(RADIANS([.$A85]))" office:value-type="float" office:value="0.816442628990626" calcext:value-type="float">
            <text:p>0,82</text:p>
          </table:table-cell>
          <table:table-cell table:style-name="ce4" table:formula="of:=COS(RADIANS([.L$4])) * SIN(RADIANS([.$A85]))" office:value-type="float" office:value="0.796726208379082" calcext:value-type="float">
            <text:p>0,80</text:p>
          </table:table-cell>
          <table:table-cell table:style-name="ce4" table:formula="of:=COS(RADIANS([.M$4])) * SIN(RADIANS([.$A85]))" office:value-type="float" office:value="0.776039099608892" calcext:value-type="float">
            <text:p>0,78</text:p>
          </table:table-cell>
          <table:table-cell table:style-name="ce4" table:formula="of:=COS(RADIANS([.N$4])) * SIN(RADIANS([.$A85]))" office:value-type="float" office:value="0.754406506735489" calcext:value-type="float">
            <text:p>0,75</text:p>
          </table:table-cell>
          <table:table-cell table:style-name="ce4" table:formula="of:=COS(RADIANS([.O$4])) * SIN(RADIANS([.$A85]))" office:value-type="float" office:value="0.731854785741042" calcext:value-type="float">
            <text:p>0,73</text:p>
          </table:table-cell>
          <table:table-cell table:style-name="ce4" table:formula="of:=COS(RADIANS([.P$4])) * SIN(RADIANS([.$A85]))" office:value-type="float" office:value="0.708411412423757" calcext:value-type="float">
            <text:p>0,71</text:p>
          </table:table-cell>
          <table:table-cell table:style-name="ce4" table:formula="of:=COS(RADIANS([.Q$4])) * SIN(RADIANS([.$A85]))" office:value-type="float" office:value="0.696364240320019" calcext:value-type="float">
            <text:p>0,70</text:p>
          </table:table-cell>
          <table:table-cell table:style-name="ce4" table:formula="of:=COS(RADIANS([.R$4])) * SIN(RADIANS([.$A85]))" office:value-type="float" office:value="0.684104948922847" calcext:value-type="float">
            <text:p>0,68</text:p>
          </table:table-cell>
          <table:table-cell table:style-name="ce4" table:formula="of:=COS(RADIANS([.S$4])) * SIN(RADIANS([.$A85]))" office:value-type="float" office:value="0.67163727253116" calcext:value-type="float">
            <text:p>0,67</text:p>
          </table:table-cell>
          <table:table-cell table:style-name="ce4" table:formula="of:=COS(RADIANS([.T$4])) * SIN(RADIANS([.$A85]))" office:value-type="float" office:value="0.658965008919964" calcext:value-type="float">
            <text:p>0,66</text:p>
          </table:table-cell>
          <table:table-cell table:style-name="ce4" table:formula="of:=COS(RADIANS([.U$4])) * SIN(RADIANS([.$A85]))" office:value-type="float" office:value="0.646092018183513" calcext:value-type="float">
            <text:p>0,65</text:p>
          </table:table-cell>
          <table:table-cell table:style-name="ce4" table:formula="of:=COS(RADIANS([.V$4])) * SIN(RADIANS([.$A85]))" office:value-type="float" office:value="0.633022221559489" calcext:value-type="float">
            <text:p>0,63</text:p>
          </table:table-cell>
          <table:table-cell table:style-name="ce4" table:formula="of:=COS(RADIANS([.W$4])) * SIN(RADIANS([.$A85]))" office:value-type="float" office:value="0.619759600234555" calcext:value-type="float">
            <text:p>0,62</text:p>
          </table:table-cell>
          <table:table-cell table:style-name="ce4" table:formula="of:=COS(RADIANS([.X$4])) * SIN(RADIANS([.$A85]))" office:value-type="float" office:value="0.606308194131643" calcext:value-type="float">
            <text:p>0,61</text:p>
          </table:table-cell>
          <table:table-cell table:style-name="ce4" table:formula="of:=COS(RADIANS([.Y$4])) * SIN(RADIANS([.$A85]))" office:value-type="float" office:value="0.592672100679359" calcext:value-type="float">
            <text:p>0,59</text:p>
          </table:table-cell>
          <table:table-cell table:style-name="ce4" table:formula="of:=COS(RADIANS([.Z$4])) * SIN(RADIANS([.$A85]))" office:value-type="float" office:value="0.578855473563864" calcext:value-type="float">
            <text:p>0,58</text:p>
          </table:table-cell>
          <table:table-cell table:style-name="ce4" table:formula="of:=COS(RADIANS([.AA$4])) * SIN(RADIANS([.$A85]))" office:value-type="float" office:value="0.564862521463623" calcext:value-type="float">
            <text:p>0,56</text:p>
          </table:table-cell>
          <table:table-cell table:style-name="ce4" table:formula="of:=COS(RADIANS([.AB$4])) * SIN(RADIANS([.$A85]))" office:value-type="float" office:value="0.550697506767399" calcext:value-type="float">
            <text:p>0,55</text:p>
          </table:table-cell>
          <table:table-cell table:style-name="ce4" table:formula="of:=COS(RADIANS([.AC$4])) * SIN(RADIANS([.$A85]))" office:value-type="float" office:value="0.536364744275886" calcext:value-type="float">
            <text:p>0,54</text:p>
          </table:table-cell>
          <table:table-cell table:style-name="ce4" table:formula="of:=COS(RADIANS([.AD$4])) * SIN(RADIANS([.$A85]))" office:value-type="float" office:value="0.521868599887385" calcext:value-type="float">
            <text:p>0,52</text:p>
          </table:table-cell>
          <table:table-cell table:style-name="ce4" table:formula="of:=COS(RADIANS([.AE$4])) * SIN(RADIANS([.$A85]))" office:value-type="float" office:value="0.507213489267904" calcext:value-type="float">
            <text:p>0,51</text:p>
          </table:table-cell>
          <table:table-cell table:style-name="ce4" table:formula="of:=COS(RADIANS([.AF$4])) * SIN(RADIANS([.$A85]))" office:value-type="float" office:value="0.492403876506104" calcext:value-type="float">
            <text:p>0,49</text:p>
          </table:table-cell>
          <table:table-cell table:style-name="ce4" table:formula="of:=COS(RADIANS([.AG$4])) * SIN(RADIANS([.$A85]))" office:value-type="float" office:value="0.477444272753497" calcext:value-type="float">
            <text:p>0,48</text:p>
          </table:table-cell>
          <table:table-cell table:style-name="ce4" table:formula="of:=COS(RADIANS([.AH$4])) * SIN(RADIANS([.$A85]))" office:value-type="float" office:value="0.462339234850303" calcext:value-type="float">
            <text:p>0,46</text:p>
          </table:table-cell>
          <table:table-cell table:style-name="ce4" table:formula="of:=COS(RADIANS([.AI$4])) * SIN(RADIANS([.$A85]))" office:value-type="float" office:value="0.447093363937393" calcext:value-type="float">
            <text:p>0,45</text:p>
          </table:table-cell>
          <table:table-cell table:style-name="ce4" table:formula="of:=COS(RADIANS([.AJ$4])) * SIN(RADIANS([.$A85]))" office:value-type="float" office:value="0.431711304054736" calcext:value-type="float">
            <text:p>0,43</text:p>
          </table:table-cell>
          <table:table-cell table:style-name="ce4" table:formula="of:=COS(RADIANS([.AK$4])) * SIN(RADIANS([.$A85]))" office:value-type="float" office:value="0.416197740726783" calcext:value-type="float">
            <text:p>0,42</text:p>
          </table:table-cell>
          <table:table-cell table:style-name="ce4" table:formula="of:=COS(RADIANS([.AL$4])) * SIN(RADIANS([.$A85]))" office:value-type="float" office:value="0.400557399535207" calcext:value-type="float">
            <text:p>0,40</text:p>
          </table:table-cell>
          <table:table-cell table:style-name="ce4" table:formula="of:=COS(RADIANS([.AM$4])) * SIN(RADIANS([.$A85]))" office:value-type="float" office:value="0.384795044679446" calcext:value-type="float">
            <text:p>0,38</text:p>
          </table:table-cell>
          <table:table-cell table:style-name="ce4" table:formula="of:=COS(RADIANS([.AN$4])) * SIN(RADIANS([.$A85]))" office:value-type="float" office:value="0.368915477525482" calcext:value-type="float">
            <text:p>0,37</text:p>
          </table:table-cell>
          <table:table-cell table:style-name="ce4" table:formula="of:=COS(RADIANS([.AO$4])) * SIN(RADIANS([.$A85]))" office:value-type="float" office:value="0.352923535143299" calcext:value-type="float">
            <text:p>0,35</text:p>
          </table:table-cell>
          <table:table-cell table:style-name="ce4" table:formula="of:=COS(RADIANS([.AP$4])) * SIN(RADIANS([.$A85]))" office:value-type="float" office:value="0.336824088833465" calcext:value-type="float">
            <text:p>0,34</text:p>
          </table:table-cell>
          <table:table-cell table:style-name="ce4" table:formula="of:=COS(RADIANS([.AQ$4])) * SIN(RADIANS([.$A85]))" office:value-type="float" office:value="0.320622042643284" calcext:value-type="float">
            <text:p>0,32</text:p>
          </table:table-cell>
          <table:table-cell table:style-name="ce4" table:formula="of:=COS(RADIANS([.AR$4])) * SIN(RADIANS([.$A85]))" office:value-type="float" office:value="0.304322331872978" calcext:value-type="float">
            <text:p>0,30</text:p>
          </table:table-cell>
          <table:table-cell table:style-name="ce4" table:formula="of:=COS(RADIANS([.AS$4])) * SIN(RADIANS([.$A85]))" office:value-type="float" office:value="0.287929921572347" calcext:value-type="float">
            <text:p>0,29</text:p>
          </table:table-cell>
          <table:table-cell table:style-name="ce4" table:formula="of:=COS(RADIANS([.AT$4])) * SIN(RADIANS([.$A85]))" office:value-type="float" office:value="0.271449805028365" calcext:value-type="float">
            <text:p>0,27</text:p>
          </table:table-cell>
          <table:table-cell table:style-name="ce4" table:formula="of:=COS(RADIANS([.AU$4])) * SIN(RADIANS([.$A85]))" office:value-type="float" office:value="0.254887002244179" calcext:value-type="float">
            <text:p>0,25</text:p>
          </table:table-cell>
          <table:table-cell table:style-name="ce4" table:formula="of:=COS(RADIANS([.AV$4])) * SIN(RADIANS([.$A85]))" office:value-type="float" office:value="0.238246558409963" calcext:value-type="float">
            <text:p>0,24</text:p>
          </table:table-cell>
          <table:table-cell table:style-name="ce4" table:formula="of:=COS(RADIANS([.AW$4])) * SIN(RADIANS([.$A85]))" office:value-type="float" office:value="0.221533542366109" calcext:value-type="float">
            <text:p>0,22</text:p>
          </table:table-cell>
          <table:table-cell table:style-name="ce4" table:formula="of:=COS(RADIANS([.AX$4])) * SIN(RADIANS([.$A85]))" office:value-type="float" office:value="0.204753045059206" calcext:value-type="float">
            <text:p>0,20</text:p>
          </table:table-cell>
          <table:table-cell table:style-name="ce4" table:formula="of:=COS(RADIANS([.AY$4])) * SIN(RADIANS([.$A85]))" office:value-type="float" office:value="0.187910177991292" calcext:value-type="float">
            <text:p>0,19</text:p>
          </table:table-cell>
          <table:table-cell table:style-name="ce4" table:formula="of:=COS(RADIANS([.AZ$4])) * SIN(RADIANS([.$A85]))" office:value-type="float" office:value="0.171010071662834" calcext:value-type="float">
            <text:p>0,17</text:p>
          </table:table-cell>
          <table:table-cell table:style-name="ce4" table:formula="of:=COS(RADIANS([.BA$4])) * SIN(RADIANS([.$A85]))" office:value-type="float" office:value="0.154057874009937" calcext:value-type="float">
            <text:p>0,15</text:p>
          </table:table-cell>
          <table:table-cell table:style-name="ce4" table:formula="of:=COS(RADIANS([.BB$4])) * SIN(RADIANS([.$A85]))" office:value-type="float" office:value="0.137058748836223" calcext:value-type="float">
            <text:p>0,14</text:p>
          </table:table-cell>
          <table:table-cell table:style-name="ce4" table:formula="of:=COS(RADIANS([.BC$4])) * SIN(RADIANS([.$A85]))" office:value-type="float" office:value="0.120017874239896" calcext:value-type="float">
            <text:p>0,12</text:p>
          </table:table-cell>
          <table:table-cell table:style-name="ce4" table:formula="of:=COS(RADIANS([.BD$4])) * SIN(RADIANS([.$A85]))" office:value-type="float" office:value="0.102940441036437" calcext:value-type="float">
            <text:p>0,10</text:p>
          </table:table-cell>
          <table:table-cell table:style-name="ce4" table:formula="of:=COS(RADIANS([.BE$4])) * SIN(RADIANS([.$A85]))" office:value-type="float" office:value="0.0858316511774315" calcext:value-type="float">
            <text:p>0,09</text:p>
          </table:table-cell>
          <table:table-cell table:style-name="ce4" table:formula="of:=COS(RADIANS([.BF$4])) * SIN(RADIANS([.$A85]))" office:value-type="float" office:value="0.0686967161660071" calcext:value-type="float">
            <text:p>0,07</text:p>
          </table:table-cell>
          <table:table-cell table:style-name="ce4" table:formula="of:=COS(RADIANS([.BG$4])) * SIN(RADIANS([.$A85]))" office:value-type="float" office:value="0.0515408554693589" calcext:value-type="float">
            <text:p>0,05</text:p>
          </table:table-cell>
          <table:table-cell table:style-name="ce4" table:formula="of:=COS(RADIANS([.BH$4])) * SIN(RADIANS([.$A85]))" office:value-type="float" office:value="0.0429567108590257" calcext:value-type="float">
            <text:p>0,04</text:p>
          </table:table-cell>
          <table:table-cell table:style-name="ce4" table:formula="of:=COS(RADIANS([.BI$4])) * SIN(RADIANS([.$A85]))" office:value-type="float" office:value="0.034369294928847" calcext:value-type="float">
            <text:p>0,03</text:p>
          </table:table-cell>
          <table:table-cell table:style-name="ce4" table:formula="of:=COS(RADIANS([.BJ$4])) * SIN(RADIANS([.$A85]))" office:value-type="float" office:value="0.0257792616437935" calcext:value-type="float">
            <text:p>0,03</text:p>
          </table:table-cell>
          <table:table-cell table:style-name="ce4" table:formula="of:=COS(RADIANS([.BK$4])) * SIN(RADIANS([.$A85]))" office:value-type="float" office:value="0.0171872651681571" calcext:value-type="float">
            <text:p>0,02</text:p>
          </table:table-cell>
          <table:table-cell table:style-name="ce4" table:formula="of:=COS(RADIANS([.BL$4])) * SIN(RADIANS([.$A85]))" office:value-type="float" office:value="0.00859395981573486" calcext:value-type="float">
            <text:p>0,01</text:p>
          </table:table-cell>
          <table:table-cell table:style-name="ce4" table:formula="of:=COS(RADIANS([.BM$4])) * SIN(RADIANS([.$A85]))" office:value-type="float" office:value="6.03020831250949E-017" calcext:value-type="float">
            <text:p>0,00</text:p>
          </table:table-cell>
          <table:table-cell table:formula="of:=90-[.A85]" office:value-type="float" office:value="10" calcext:value-type="float">
            <text:p>10</text:p>
          </table:table-cell>
          <table:table-cell table:number-columns-repeated="958"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table:style-name="ce4" table:formula="of:=COS(RADIANS([.B$4])) * SIN(RADIANS([.$A86]))" office:value-type="float" office:value="0.987688340595138" calcext:value-type="float">
            <text:p>0,99</text:p>
          </table:table-cell>
          <table:table-cell table:style-name="ce4" table:formula="of:=COS(RADIANS([.C$4])) * SIN(RADIANS([.$A86]))" office:value-type="float" office:value="0.98392988826791" calcext:value-type="float">
            <text:p>0,98</text:p>
          </table:table-cell>
          <table:table-cell table:style-name="ce4" table:formula="of:=COS(RADIANS([.D$4])) * SIN(RADIANS([.$A86]))" office:value-type="float" office:value="0.972683135377854" calcext:value-type="float">
            <text:p>0,97</text:p>
          </table:table-cell>
          <table:table-cell table:style-name="ce4" table:formula="of:=COS(RADIANS([.E$4])) * SIN(RADIANS([.$A86]))" office:value-type="float" office:value="0.954033676505437" calcext:value-type="float">
            <text:p>0,95</text:p>
          </table:table-cell>
          <table:table-cell table:style-name="ce4" table:formula="of:=COS(RADIANS([.F$4])) * SIN(RADIANS([.$A86]))" office:value-type="float" office:value="0.92812344529353" calcext:value-type="float">
            <text:p>0,93</text:p>
          </table:table-cell>
          <table:table-cell table:style-name="ce4" table:formula="of:=COS(RADIANS([.G$4])) * SIN(RADIANS([.$A86]))" office:value-type="float" office:value="0.902298197117246" calcext:value-type="float">
            <text:p>0,90</text:p>
          </table:table-cell>
          <table:table-cell table:style-name="ce4" table:formula="of:=COS(RADIANS([.H$4])) * SIN(RADIANS([.$A86]))" office:value-type="float" office:value="0.88003675533505" calcext:value-type="float">
            <text:p>0,88</text:p>
          </table:table-cell>
          <table:table-cell table:style-name="ce4" table:formula="of:=COS(RADIANS([.I$4])) * SIN(RADIANS([.$A86]))" office:value-type="float" office:value="0.855363193977086" calcext:value-type="float">
            <text:p>0,86</text:p>
          </table:table-cell>
          <table:table-cell table:style-name="ce4" table:formula="of:=COS(RADIANS([.J$4])) * SIN(RADIANS([.$A86]))" office:value-type="float" office:value="0.837607216837606" calcext:value-type="float">
            <text:p>0,84</text:p>
          </table:table-cell>
          <table:table-cell table:style-name="ce4" table:formula="of:=COS(RADIANS([.K$4])) * SIN(RADIANS([.$A86]))" office:value-type="float" office:value="0.81883074432791" calcext:value-type="float">
            <text:p>0,82</text:p>
          </table:table-cell>
          <table:table-cell table:style-name="ce4" table:formula="of:=COS(RADIANS([.L$4])) * SIN(RADIANS([.$A86]))" office:value-type="float" office:value="0.799056652687458" calcext:value-type="float">
            <text:p>0,80</text:p>
          </table:table-cell>
          <table:table-cell table:style-name="ce4" table:formula="of:=COS(RADIANS([.M$4])) * SIN(RADIANS([.$A86]))" office:value-type="float" office:value="0.778309033600947" calcext:value-type="float">
            <text:p>0,78</text:p>
          </table:table-cell>
          <table:table-cell table:style-name="ce4" table:formula="of:=COS(RADIANS([.N$4])) * SIN(RADIANS([.$A86]))" office:value-type="float" office:value="0.75661316484631" calcext:value-type="float">
            <text:p>0,76</text:p>
          </table:table-cell>
          <table:table-cell table:style-name="ce4" table:formula="of:=COS(RADIANS([.O$4])) * SIN(RADIANS([.$A86]))" office:value-type="float" office:value="0.733995479497631" calcext:value-type="float">
            <text:p>0,73</text:p>
          </table:table-cell>
          <table:table-cell table:style-name="ce4" table:formula="of:=COS(RADIANS([.P$4])) * SIN(RADIANS([.$A86]))" office:value-type="float" office:value="0.71048353372052" calcext:value-type="float">
            <text:p>0,71</text:p>
          </table:table-cell>
          <table:table-cell table:style-name="ce4" table:formula="of:=COS(RADIANS([.Q$4])) * SIN(RADIANS([.$A86]))" office:value-type="float" office:value="0.69840112333371" calcext:value-type="float">
            <text:p>0,70</text:p>
          </table:table-cell>
          <table:table-cell table:style-name="ce4" table:formula="of:=COS(RADIANS([.R$4])) * SIN(RADIANS([.$A86]))" office:value-type="float" office:value="0.68610597319917" calcext:value-type="float">
            <text:p>0,69</text:p>
          </table:table-cell>
          <table:table-cell table:style-name="ce4" table:formula="of:=COS(RADIANS([.S$4])) * SIN(RADIANS([.$A86]))" office:value-type="float" office:value="0.673601828538734" calcext:value-type="float">
            <text:p>0,67</text:p>
          </table:table-cell>
          <table:table-cell table:style-name="ce4" table:formula="of:=COS(RADIANS([.T$4])) * SIN(RADIANS([.$A86]))" office:value-type="float" office:value="0.660892498235999" calcext:value-type="float">
            <text:p>0,66</text:p>
          </table:table-cell>
          <table:table-cell table:style-name="ce4" table:formula="of:=COS(RADIANS([.U$4])) * SIN(RADIANS([.$A86]))" office:value-type="float" office:value="0.647981853676092" calcext:value-type="float">
            <text:p>0,65</text:p>
          </table:table-cell>
          <table:table-cell table:style-name="ce4" table:formula="of:=COS(RADIANS([.V$4])) * SIN(RADIANS([.$A86]))" office:value-type="float" office:value="0.634873827566413" calcext:value-type="float">
            <text:p>0,63</text:p>
          </table:table-cell>
          <table:table-cell table:style-name="ce4" table:formula="of:=COS(RADIANS([.W$4])) * SIN(RADIANS([.$A86]))" office:value-type="float" office:value="0.621572412738697" calcext:value-type="float">
            <text:p>0,62</text:p>
          </table:table-cell>
          <table:table-cell table:style-name="ce4" table:formula="of:=COS(RADIANS([.X$4])) * SIN(RADIANS([.$A86]))" office:value-type="float" office:value="0.608081660932754" calcext:value-type="float">
            <text:p>0,61</text:p>
          </table:table-cell>
          <table:table-cell table:style-name="ce4" table:formula="of:=COS(RADIANS([.Y$4])) * SIN(RADIANS([.$A86]))" office:value-type="float" office:value="0.594405681562271" calcext:value-type="float">
            <text:p>0,59</text:p>
          </table:table-cell>
          <table:table-cell table:style-name="ce4" table:formula="of:=COS(RADIANS([.Z$4])) * SIN(RADIANS([.$A86]))" office:value-type="float" office:value="0.580548640463047" calcext:value-type="float">
            <text:p>0,58</text:p>
          </table:table-cell>
          <table:table-cell table:style-name="ce4" table:formula="of:=COS(RADIANS([.AA$4])) * SIN(RADIANS([.$A86]))" office:value-type="float" office:value="0.566514758624037" calcext:value-type="float">
            <text:p>0,57</text:p>
          </table:table-cell>
          <table:table-cell table:style-name="ce4" table:formula="of:=COS(RADIANS([.AB$4])) * SIN(RADIANS([.$A86]))" office:value-type="float" office:value="0.552308310901599" calcext:value-type="float">
            <text:p>0,55</text:p>
          </table:table-cell>
          <table:table-cell table:style-name="ce4" table:formula="of:=COS(RADIANS([.AC$4])) * SIN(RADIANS([.$A86]))" office:value-type="float" office:value="0.537933624717329" calcext:value-type="float">
            <text:p>0,54</text:p>
          </table:table-cell>
          <table:table-cell table:style-name="ce4" table:formula="of:=COS(RADIANS([.AD$4])) * SIN(RADIANS([.$A86]))" office:value-type="float" office:value="0.52339507873989" calcext:value-type="float">
            <text:p>0,52</text:p>
          </table:table-cell>
          <table:table-cell table:style-name="ce4" table:formula="of:=COS(RADIANS([.AE$4])) * SIN(RADIANS([.$A86]))" office:value-type="float" office:value="0.508697101551226" calcext:value-type="float">
            <text:p>0,51</text:p>
          </table:table-cell>
          <table:table-cell table:style-name="ce4" table:formula="of:=COS(RADIANS([.AF$4])) * SIN(RADIANS([.$A86]))" office:value-type="float" office:value="0.493844170297569" calcext:value-type="float">
            <text:p>0,49</text:p>
          </table:table-cell>
          <table:table-cell table:style-name="ce4" table:formula="of:=COS(RADIANS([.AG$4])) * SIN(RADIANS([.$A86]))" office:value-type="float" office:value="0.478840809325664" calcext:value-type="float">
            <text:p>0,48</text:p>
          </table:table-cell>
          <table:table-cell table:style-name="ce4" table:formula="of:=COS(RADIANS([.AH$4])) * SIN(RADIANS([.$A86]))" office:value-type="float" office:value="0.463691588804603" calcext:value-type="float">
            <text:p>0,46</text:p>
          </table:table-cell>
          <table:table-cell table:style-name="ce4" table:formula="of:=COS(RADIANS([.AI$4])) * SIN(RADIANS([.$A86]))" office:value-type="float" office:value="0.44840112333371" calcext:value-type="float">
            <text:p>0,45</text:p>
          </table:table-cell>
          <table:table-cell table:style-name="ce4" table:formula="of:=COS(RADIANS([.AJ$4])) * SIN(RADIANS([.$A86]))" office:value-type="float" office:value="0.432974070536891" calcext:value-type="float">
            <text:p>0,43</text:p>
          </table:table-cell>
          <table:table-cell table:style-name="ce4" table:formula="of:=COS(RADIANS([.AK$4])) * SIN(RADIANS([.$A86]))" office:value-type="float" office:value="0.417415129643873" calcext:value-type="float">
            <text:p>0,42</text:p>
          </table:table-cell>
          <table:table-cell table:style-name="ce4" table:formula="of:=COS(RADIANS([.AL$4])) * SIN(RADIANS([.$A86]))" office:value-type="float" office:value="0.401729040058774" calcext:value-type="float">
            <text:p>0,40</text:p>
          </table:table-cell>
          <table:table-cell table:style-name="ce4" table:formula="of:=COS(RADIANS([.AM$4])) * SIN(RADIANS([.$A86]))" office:value-type="float" office:value="0.385920579916436" calcext:value-type="float">
            <text:p>0,39</text:p>
          </table:table-cell>
          <table:table-cell table:style-name="ce4" table:formula="of:=COS(RADIANS([.AN$4])) * SIN(RADIANS([.$A86]))" office:value-type="float" office:value="0.36999456462696" calcext:value-type="float">
            <text:p>0,37</text:p>
          </table:table-cell>
          <table:table-cell table:style-name="ce4" table:formula="of:=COS(RADIANS([.AO$4])) * SIN(RADIANS([.$A86]))" office:value-type="float" office:value="0.35395584540888" calcext:value-type="float">
            <text:p>0,35</text:p>
          </table:table-cell>
          <table:table-cell table:style-name="ce4" table:formula="of:=COS(RADIANS([.AP$4])) * SIN(RADIANS([.$A86]))" office:value-type="float" office:value="0.337809307811441" calcext:value-type="float">
            <text:p>0,34</text:p>
          </table:table-cell>
          <table:table-cell table:style-name="ce4" table:formula="of:=COS(RADIANS([.AQ$4])) * SIN(RADIANS([.$A86]))" office:value-type="float" office:value="0.321559870226411" calcext:value-type="float">
            <text:p>0,32</text:p>
          </table:table-cell>
          <table:table-cell table:style-name="ce4" table:formula="of:=COS(RADIANS([.AR$4])) * SIN(RADIANS([.$A86]))" office:value-type="float" office:value="0.305212482389889" calcext:value-type="float">
            <text:p>0,31</text:p>
          </table:table-cell>
          <table:table-cell table:style-name="ce4" table:formula="of:=COS(RADIANS([.AS$4])) * SIN(RADIANS([.$A86]))" office:value-type="float" office:value="0.288772123874571" calcext:value-type="float">
            <text:p>0,29</text:p>
          </table:table-cell>
          <table:table-cell table:style-name="ce4" table:formula="of:=COS(RADIANS([.AT$4])) * SIN(RADIANS([.$A86]))" office:value-type="float" office:value="0.272243802572923" calcext:value-type="float">
            <text:p>0,27</text:p>
          </table:table-cell>
          <table:table-cell table:style-name="ce4" table:formula="of:=COS(RADIANS([.AU$4])) * SIN(RADIANS([.$A86]))" office:value-type="float" office:value="0.255632553171727" calcext:value-type="float">
            <text:p>0,26</text:p>
          </table:table-cell>
          <table:table-cell table:style-name="ce4" table:formula="of:=COS(RADIANS([.AV$4])) * SIN(RADIANS([.$A86]))" office:value-type="float" office:value="0.238943435618466" calcext:value-type="float">
            <text:p>0,24</text:p>
          </table:table-cell>
          <table:table-cell table:style-name="ce4" table:formula="of:=COS(RADIANS([.AW$4])) * SIN(RADIANS([.$A86]))" office:value-type="float" office:value="0.222181533580019" calcext:value-type="float">
            <text:p>0,22</text:p>
          </table:table-cell>
          <table:table-cell table:style-name="ce4" table:formula="of:=COS(RADIANS([.AX$4])) * SIN(RADIANS([.$A86]))" office:value-type="float" office:value="0.205351952894122" calcext:value-type="float">
            <text:p>0,21</text:p>
          </table:table-cell>
          <table:table-cell table:style-name="ce4" table:formula="of:=COS(RADIANS([.AY$4])) * SIN(RADIANS([.$A86]))" office:value-type="float" office:value="0.188459820014085" calcext:value-type="float">
            <text:p>0,19</text:p>
          </table:table-cell>
          <table:table-cell table:style-name="ce4" table:formula="of:=COS(RADIANS([.AZ$4])) * SIN(RADIANS([.$A86]))" office:value-type="float" office:value="0.17151028044722" calcext:value-type="float">
            <text:p>0,17</text:p>
          </table:table-cell>
          <table:table-cell table:style-name="ce4" table:formula="of:=COS(RADIANS([.BA$4])) * SIN(RADIANS([.$A86]))" office:value-type="float" office:value="0.154508497187474" calcext:value-type="float">
            <text:p>0,15</text:p>
          </table:table-cell>
          <table:table-cell table:style-name="ce4" table:formula="of:=COS(RADIANS([.BB$4])) * SIN(RADIANS([.$A86]))" office:value-type="float" office:value="0.137459649142727" calcext:value-type="float">
            <text:p>0,14</text:p>
          </table:table-cell>
          <table:table-cell table:style-name="ce4" table:formula="of:=COS(RADIANS([.BC$4])) * SIN(RADIANS([.$A86]))" office:value-type="float" office:value="0.120368929557249" calcext:value-type="float">
            <text:p>0,12</text:p>
          </table:table-cell>
          <table:table-cell table:style-name="ce4" table:formula="of:=COS(RADIANS([.BD$4])) * SIN(RADIANS([.$A86]))" office:value-type="float" office:value="0.103241544429788" calcext:value-type="float">
            <text:p>0,10</text:p>
          </table:table-cell>
          <table:table-cell table:style-name="ce4" table:formula="of:=COS(RADIANS([.BE$4])) * SIN(RADIANS([.$A86]))" office:value-type="float" office:value="0.0860827109277714" calcext:value-type="float">
            <text:p>0,09</text:p>
          </table:table-cell>
          <table:table-cell table:style-name="ce4" table:formula="of:=COS(RADIANS([.BF$4])) * SIN(RADIANS([.$A86]))" office:value-type="float" office:value="0.0688976557981033" calcext:value-type="float">
            <text:p>0,07</text:p>
          </table:table-cell>
          <table:table-cell table:style-name="ce4" table:formula="of:=COS(RADIANS([.BG$4])) * SIN(RADIANS([.$A86]))" office:value-type="float" office:value="0.0516916137750531" calcext:value-type="float">
            <text:p>0,05</text:p>
          </table:table-cell>
          <table:table-cell table:style-name="ce4" table:formula="of:=COS(RADIANS([.BH$4])) * SIN(RADIANS([.$A86]))" office:value-type="float" office:value="0.0430823603246452" calcext:value-type="float">
            <text:p>0,04</text:p>
          </table:table-cell>
          <table:table-cell table:style-name="ce4" table:formula="of:=COS(RADIANS([.BI$4])) * SIN(RADIANS([.$A86]))" office:value-type="float" office:value="0.0344698259856988" calcext:value-type="float">
            <text:p>0,03</text:p>
          </table:table-cell>
          <table:table-cell table:style-name="ce4" table:formula="of:=COS(RADIANS([.BJ$4])) * SIN(RADIANS([.$A86]))" office:value-type="float" office:value="0.0258546666360481" calcext:value-type="float">
            <text:p>0,03</text:p>
          </table:table-cell>
          <table:table-cell table:style-name="ce4" table:formula="of:=COS(RADIANS([.BK$4])) * SIN(RADIANS([.$A86]))" office:value-type="float" office:value="0.0172375383534325" calcext:value-type="float">
            <text:p>0,02</text:p>
          </table:table-cell>
          <table:table-cell table:style-name="ce4" table:formula="of:=COS(RADIANS([.BL$4])) * SIN(RADIANS([.$A86]))" office:value-type="float" office:value="0.00861909736553348" calcext:value-type="float">
            <text:p>0,01</text:p>
          </table:table-cell>
          <table:table-cell table:style-name="ce4" table:formula="of:=COS(RADIANS([.BM$4])) * SIN(RADIANS([.$A86]))" office:value-type="float" office:value="6.04784682432498E-017" calcext:value-type="float">
            <text:p>0,00</text:p>
          </table:table-cell>
          <table:table-cell table:formula="of:=90-[.A86]" office:value-type="float" office:value="9" calcext:value-type="float">
            <text:p>9</text:p>
          </table:table-cell>
          <table:table-cell table:number-columns-repeated="958"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table:style-name="ce4" table:formula="of:=COS(RADIANS([.B$4])) * SIN(RADIANS([.$A87]))" office:value-type="float" office:value="0.99026806874157" calcext:value-type="float">
            <text:p>0,99</text:p>
          </table:table-cell>
          <table:table-cell table:style-name="ce4" table:formula="of:=COS(RADIANS([.C$4])) * SIN(RADIANS([.$A87]))" office:value-type="float" office:value="0.986499799769905" calcext:value-type="float">
            <text:p>0,99</text:p>
          </table:table-cell>
          <table:table-cell table:style-name="ce4" table:formula="of:=COS(RADIANS([.D$4])) * SIN(RADIANS([.$A87]))" office:value-type="float" office:value="0.975223671657125" calcext:value-type="float">
            <text:p>0,98</text:p>
          </table:table-cell>
          <table:table-cell table:style-name="ce4" table:formula="of:=COS(RADIANS([.E$4])) * SIN(RADIANS([.$A87]))" office:value-type="float" office:value="0.956525502546881" calcext:value-type="float">
            <text:p>0,96</text:p>
          </table:table-cell>
          <table:table-cell table:style-name="ce4" table:formula="of:=COS(RADIANS([.F$4])) * SIN(RADIANS([.$A87]))" office:value-type="float" office:value="0.930547596796366" calcext:value-type="float">
            <text:p>0,93</text:p>
          </table:table-cell>
          <table:table-cell table:style-name="ce4" table:formula="of:=COS(RADIANS([.G$4])) * SIN(RADIANS([.$A87]))" office:value-type="float" office:value="0.904654896047373" calcext:value-type="float">
            <text:p>0,90</text:p>
          </table:table-cell>
          <table:table-cell table:style-name="ce4" table:formula="of:=COS(RADIANS([.H$4])) * SIN(RADIANS([.$A87]))" office:value-type="float" office:value="0.882335309944154" calcext:value-type="float">
            <text:p>0,88</text:p>
          </table:table-cell>
          <table:table-cell table:style-name="ce4" table:formula="of:=COS(RADIANS([.I$4])) * SIN(RADIANS([.$A87]))" office:value-type="float" office:value="0.857597304086755" calcext:value-type="float">
            <text:p>0,86</text:p>
          </table:table-cell>
          <table:table-cell table:style-name="ce4" table:formula="of:=COS(RADIANS([.J$4])) * SIN(RADIANS([.$A87]))" office:value-type="float" office:value="0.839794950380789" calcext:value-type="float">
            <text:p>0,84</text:p>
          </table:table-cell>
          <table:table-cell table:style-name="ce4" table:formula="of:=COS(RADIANS([.K$4])) * SIN(RADIANS([.$A87]))" office:value-type="float" office:value="0.820969435888281" calcext:value-type="float">
            <text:p>0,82</text:p>
          </table:table-cell>
          <table:table-cell table:style-name="ce4" table:formula="of:=COS(RADIANS([.L$4])) * SIN(RADIANS([.$A87]))" office:value-type="float" office:value="0.801143696598789" calcext:value-type="float">
            <text:p>0,80</text:p>
          </table:table-cell>
          <table:table-cell table:style-name="ce4" table:formula="of:=COS(RADIANS([.M$4])) * SIN(RADIANS([.$A87]))" office:value-type="float" office:value="0.780341887121718" calcext:value-type="float">
            <text:p>0,78</text:p>
          </table:table-cell>
          <table:table-cell table:style-name="ce4" table:formula="of:=COS(RADIANS([.N$4])) * SIN(RADIANS([.$A87]))" office:value-type="float" office:value="0.758589351257642" calcext:value-type="float">
            <text:p>0,76</text:p>
          </table:table-cell>
          <table:table-cell table:style-name="ce4" table:formula="of:=COS(RADIANS([.O$4])) * SIN(RADIANS([.$A87]))" office:value-type="float" office:value="0.735912591120791" calcext:value-type="float">
            <text:p>0,74</text:p>
          </table:table-cell>
          <table:table-cell table:style-name="ce4" table:formula="of:=COS(RADIANS([.P$4])) * SIN(RADIANS([.$A87]))" office:value-type="float" office:value="0.712339234850303" calcext:value-type="float">
            <text:p>0,71</text:p>
          </table:table-cell>
          <table:table-cell table:style-name="ce4" table:formula="of:=COS(RADIANS([.Q$4])) * SIN(RADIANS([.$A87]))" office:value-type="float" office:value="0.700225266599671" calcext:value-type="float">
            <text:p>0,70</text:p>
          </table:table-cell>
          <table:table-cell table:style-name="ce4" table:formula="of:=COS(RADIANS([.R$4])) * SIN(RADIANS([.$A87]))" office:value-type="float" office:value="0.687898002949598" calcext:value-type="float">
            <text:p>0,69</text:p>
          </table:table-cell>
          <table:table-cell table:style-name="ce4" table:formula="of:=COS(RADIANS([.S$4])) * SIN(RADIANS([.$A87]))" office:value-type="float" office:value="0.675361198904009" calcext:value-type="float">
            <text:p>0,68</text:p>
          </table:table-cell>
          <table:table-cell table:style-name="ce4" table:formula="of:=COS(RADIANS([.T$4])) * SIN(RADIANS([.$A87]))" office:value-type="float" office:value="0.662618673294863" calcext:value-type="float">
            <text:p>0,66</text:p>
          </table:table-cell>
          <table:table-cell table:style-name="ce4" table:formula="of:=COS(RADIANS([.U$4])) * SIN(RADIANS([.$A87]))" office:value-type="float" office:value="0.6496743076189" calcext:value-type="float">
            <text:p>0,65</text:p>
          </table:table-cell>
          <table:table-cell table:style-name="ce4" table:formula="of:=COS(RADIANS([.V$4])) * SIN(RADIANS([.$A87]))" office:value-type="float" office:value="0.6365320448553" calcext:value-type="float">
            <text:p>0,64</text:p>
          </table:table-cell>
          <table:table-cell table:style-name="ce4" table:formula="of:=COS(RADIANS([.W$4])) * SIN(RADIANS([.$A87]))" office:value-type="float" office:value="0.623195888264613" calcext:value-type="float">
            <text:p>0,62</text:p>
          </table:table-cell>
          <table:table-cell table:style-name="ce4" table:formula="of:=COS(RADIANS([.X$4])) * SIN(RADIANS([.$A87]))" office:value-type="float" office:value="0.609669900169326" calcext:value-type="float">
            <text:p>0,61</text:p>
          </table:table-cell>
          <table:table-cell table:style-name="ce4" table:formula="of:=COS(RADIANS([.Y$4])) * SIN(RADIANS([.$A87]))" office:value-type="float" office:value="0.595958200716442" calcext:value-type="float">
            <text:p>0,60</text:p>
          </table:table-cell>
          <table:table-cell table:style-name="ce4" table:formula="of:=COS(RADIANS([.Z$4])) * SIN(RADIANS([.$A87]))" office:value-type="float" office:value="0.582064966622444" calcext:value-type="float">
            <text:p>0,58</text:p>
          </table:table-cell>
          <table:table-cell table:style-name="ce4" table:formula="of:=COS(RADIANS([.AA$4])) * SIN(RADIANS([.$A87]))" office:value-type="float" office:value="0.567994429901023" calcext:value-type="float">
            <text:p>0,57</text:p>
          </table:table-cell>
          <table:table-cell table:style-name="ce4" table:formula="of:=COS(RADIANS([.AB$4])) * SIN(RADIANS([.$A87]))" office:value-type="float" office:value="0.553750876573968" calcext:value-type="float">
            <text:p>0,55</text:p>
          </table:table-cell>
          <table:table-cell table:style-name="ce4" table:formula="of:=COS(RADIANS([.AC$4])) * SIN(RADIANS([.$A87]))" office:value-type="float" office:value="0.539338645365604" calcext:value-type="float">
            <text:p>0,54</text:p>
          </table:table-cell>
          <table:table-cell table:style-name="ce4" table:formula="of:=COS(RADIANS([.AD$4])) * SIN(RADIANS([.$A87]))" office:value-type="float" office:value="0.52476212638117" calcext:value-type="float">
            <text:p>0,52</text:p>
          </table:table-cell>
          <table:table-cell table:style-name="ce4" table:formula="of:=COS(RADIANS([.AE$4])) * SIN(RADIANS([.$A87]))" office:value-type="float" office:value="0.510025759769556" calcext:value-type="float">
            <text:p>0,51</text:p>
          </table:table-cell>
          <table:table-cell table:style-name="ce4" table:formula="of:=COS(RADIANS([.AF$4])) * SIN(RADIANS([.$A87]))" office:value-type="float" office:value="0.495134034370785" calcext:value-type="float">
            <text:p>0,50</text:p>
          </table:table-cell>
          <table:table-cell table:style-name="ce4" table:formula="of:=COS(RADIANS([.AG$4])) * SIN(RADIANS([.$A87]))" office:value-type="float" office:value="0.480091486348674" calcext:value-type="float">
            <text:p>0,48</text:p>
          </table:table-cell>
          <table:table-cell table:style-name="ce4" table:formula="of:=COS(RADIANS([.AH$4])) * SIN(RADIANS([.$A87]))" office:value-type="float" office:value="0.464902697809071" calcext:value-type="float">
            <text:p>0,46</text:p>
          </table:table-cell>
          <table:table-cell table:style-name="ce4" table:formula="of:=COS(RADIANS([.AI$4])) * SIN(RADIANS([.$A87]))" office:value-type="float" office:value="0.449572295404101" calcext:value-type="float">
            <text:p>0,45</text:p>
          </table:table-cell>
          <table:table-cell table:style-name="ce4" table:formula="of:=COS(RADIANS([.AJ$4])) * SIN(RADIANS([.$A87]))" office:value-type="float" office:value="0.434104948922847" calcext:value-type="float">
            <text:p>0,43</text:p>
          </table:table-cell>
          <table:table-cell table:style-name="ce4" table:formula="of:=COS(RADIANS([.AK$4])) * SIN(RADIANS([.$A87]))" office:value-type="float" office:value="0.418505369868882" calcext:value-type="float">
            <text:p>0,42</text:p>
          </table:table-cell>
          <table:table-cell table:style-name="ce4" table:formula="of:=COS(RADIANS([.AL$4])) * SIN(RADIANS([.$A87]))" office:value-type="float" office:value="0.402778310025102" calcext:value-type="float">
            <text:p>0,40</text:p>
          </table:table-cell>
          <table:table-cell table:style-name="ce4" table:formula="of:=COS(RADIANS([.AM$4])) * SIN(RADIANS([.$A87]))" office:value-type="float" office:value="0.386928560006287" calcext:value-type="float">
            <text:p>0,39</text:p>
          </table:table-cell>
          <table:table-cell table:style-name="ce4" table:formula="of:=COS(RADIANS([.AN$4])) * SIN(RADIANS([.$A87]))" office:value-type="float" office:value="0.370960947799834" calcext:value-type="float">
            <text:p>0,37</text:p>
          </table:table-cell>
          <table:table-cell table:style-name="ce4" table:formula="of:=COS(RADIANS([.AO$4])) * SIN(RADIANS([.$A87]))" office:value-type="float" office:value="0.354880337295101" calcext:value-type="float">
            <text:p>0,35</text:p>
          </table:table-cell>
          <table:table-cell table:style-name="ce4" table:formula="of:=COS(RADIANS([.AP$4])) * SIN(RADIANS([.$A87]))" office:value-type="float" office:value="0.338691626801825" calcext:value-type="float">
            <text:p>0,34</text:p>
          </table:table-cell>
          <table:table-cell table:style-name="ce4" table:formula="of:=COS(RADIANS([.AQ$4])) * SIN(RADIANS([.$A87]))" office:value-type="float" office:value="0.322399747558046" calcext:value-type="float">
            <text:p>0,32</text:p>
          </table:table-cell>
          <table:table-cell table:style-name="ce4" table:formula="of:=COS(RADIANS([.AR$4])) * SIN(RADIANS([.$A87]))" office:value-type="float" office:value="0.306009662228004" calcext:value-type="float">
            <text:p>0,31</text:p>
          </table:table-cell>
          <table:table-cell table:style-name="ce4" table:formula="of:=COS(RADIANS([.AS$4])) * SIN(RADIANS([.$A87]))" office:value-type="float" office:value="0.289526363390465" calcext:value-type="float">
            <text:p>0,29</text:p>
          </table:table-cell>
          <table:table-cell table:style-name="ce4" table:formula="of:=COS(RADIANS([.AT$4])) * SIN(RADIANS([.$A87]))" office:value-type="float" office:value="0.272954872017933" calcext:value-type="float">
            <text:p>0,27</text:p>
          </table:table-cell>
          <table:table-cell table:style-name="ce4" table:formula="of:=COS(RADIANS([.AU$4])) * SIN(RADIANS([.$A87]))" office:value-type="float" office:value="0.256300235947211" calcext:value-type="float">
            <text:p>0,26</text:p>
          </table:table-cell>
          <table:table-cell table:style-name="ce4" table:formula="of:=COS(RADIANS([.AV$4])) * SIN(RADIANS([.$A87]))" office:value-type="float" office:value="0.239567528341783" calcext:value-type="float">
            <text:p>0,24</text:p>
          </table:table-cell>
          <table:table-cell table:style-name="ce4" table:formula="of:=COS(RADIANS([.AW$4])) * SIN(RADIANS([.$A87]))" office:value-type="float" office:value="0.222761846146479" calcext:value-type="float">
            <text:p>0,22</text:p>
          </table:table-cell>
          <table:table-cell table:style-name="ce4" table:formula="of:=COS(RADIANS([.AX$4])) * SIN(RADIANS([.$A87]))" office:value-type="float" office:value="0.205888308534897" calcext:value-type="float">
            <text:p>0,21</text:p>
          </table:table-cell>
          <table:table-cell table:style-name="ce4" table:formula="of:=COS(RADIANS([.AY$4])) * SIN(RADIANS([.$A87]))" office:value-type="float" office:value="0.18895205535005" calcext:value-type="float">
            <text:p>0,19</text:p>
          </table:table-cell>
          <table:table-cell table:style-name="ce4" table:formula="of:=COS(RADIANS([.AZ$4])) * SIN(RADIANS([.$A87]))" office:value-type="float" office:value="0.171958245538724" calcext:value-type="float">
            <text:p>0,17</text:p>
          </table:table-cell>
          <table:table-cell table:style-name="ce4" table:formula="of:=COS(RADIANS([.BA$4])) * SIN(RADIANS([.$A87]))" office:value-type="float" office:value="0.15491205558001" calcext:value-type="float">
            <text:p>0,15</text:p>
          </table:table-cell>
          <table:table-cell table:style-name="ce4" table:formula="of:=COS(RADIANS([.BB$4])) * SIN(RADIANS([.$A87]))" office:value-type="float" office:value="0.1378186779085" calcext:value-type="float">
            <text:p>0,14</text:p>
          </table:table-cell>
          <table:table-cell table:style-name="ce4" table:formula="of:=COS(RADIANS([.BC$4])) * SIN(RADIANS([.$A87]))" office:value-type="float" office:value="0.120683319332619" calcext:value-type="float">
            <text:p>0,12</text:p>
          </table:table-cell>
          <table:table-cell table:style-name="ce4" table:formula="of:=COS(RADIANS([.BD$4])) * SIN(RADIANS([.$A87]))" office:value-type="float" office:value="0.103511199448583" calcext:value-type="float">
            <text:p>0,10</text:p>
          </table:table-cell>
          <table:table-cell table:style-name="ce4" table:formula="of:=COS(RADIANS([.BE$4])) * SIN(RADIANS([.$A87]))" office:value-type="float" office:value="0.0863075490504608" calcext:value-type="float">
            <text:p>0,09</text:p>
          </table:table-cell>
          <table:table-cell table:style-name="ce4" table:formula="of:=COS(RADIANS([.BF$4])) * SIN(RADIANS([.$A87]))" office:value-type="float" office:value="0.069077608536817" calcext:value-type="float">
            <text:p>0,07</text:p>
          </table:table-cell>
          <table:table-cell table:style-name="ce4" table:formula="of:=COS(RADIANS([.BG$4])) * SIN(RADIANS([.$A87]))" office:value-type="float" office:value="0.0518266263144435" calcext:value-type="float">
            <text:p>0,05</text:p>
          </table:table-cell>
          <table:table-cell table:style-name="ce4" table:formula="of:=COS(RADIANS([.BH$4])) * SIN(RADIANS([.$A87]))" office:value-type="float" office:value="0.0431948864859618" calcext:value-type="float">
            <text:p>0,04</text:p>
          </table:table-cell>
          <table:table-cell table:style-name="ce4" table:formula="of:=COS(RADIANS([.BI$4])) * SIN(RADIANS([.$A87]))" office:value-type="float" office:value="0.0345598571996385" calcext:value-type="float">
            <text:p>0,03</text:p>
          </table:table-cell>
          <table:table-cell table:style-name="ce4" table:formula="of:=COS(RADIANS([.BJ$4])) * SIN(RADIANS([.$A87]))" office:value-type="float" office:value="0.0259221960463857" calcext:value-type="float">
            <text:p>0,03</text:p>
          </table:table-cell>
          <table:table-cell table:style-name="ce4" table:formula="of:=COS(RADIANS([.BK$4])) * SIN(RADIANS([.$A87]))" office:value-type="float" office:value="0.0172825608175418" calcext:value-type="float">
            <text:p>0,02</text:p>
          </table:table-cell>
          <table:table-cell table:style-name="ce4" table:formula="of:=COS(RADIANS([.BL$4])) * SIN(RADIANS([.$A87]))" office:value-type="float" office:value="0.00864160945477948" calcext:value-type="float">
            <text:p>0,01</text:p>
          </table:table-cell>
          <table:table-cell table:style-name="ce4" table:formula="of:=COS(RADIANS([.BM$4])) * SIN(RADIANS([.$A87]))" office:value-type="float" office:value="6.06364310341098E-017" calcext:value-type="float">
            <text:p>0,00</text:p>
          </table:table-cell>
          <table:table-cell table:formula="of:=90-[.A87]" office:value-type="float" office:value="8" calcext:value-type="float">
            <text:p>8</text:p>
          </table:table-cell>
          <table:table-cell table:number-columns-repeated="958"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table:style-name="ce4" table:formula="of:=COS(RADIANS([.B$4])) * SIN(RADIANS([.$A88]))" office:value-type="float" office:value="0.992546151641322" calcext:value-type="float">
            <text:p>0,99</text:p>
          </table:table-cell>
          <table:table-cell table:style-name="ce4" table:formula="of:=COS(RADIANS([.C$4])) * SIN(RADIANS([.$A88]))" office:value-type="float" office:value="0.988769213876451" calcext:value-type="float">
            <text:p>0,99</text:p>
          </table:table-cell>
          <table:table-cell table:style-name="ce4" table:formula="of:=COS(RADIANS([.D$4])) * SIN(RADIANS([.$A88]))" office:value-type="float" office:value="0.977467145358805" calcext:value-type="float">
            <text:p>0,98</text:p>
          </table:table-cell>
          <table:table-cell table:style-name="ce4" table:formula="of:=COS(RADIANS([.E$4])) * SIN(RADIANS([.$A88]))" office:value-type="float" office:value="0.958725961654179" calcext:value-type="float">
            <text:p>0,96</text:p>
          </table:table-cell>
          <table:table-cell table:style-name="ce4" table:formula="of:=COS(RADIANS([.F$4])) * SIN(RADIANS([.$A88]))" office:value-type="float" office:value="0.932688294486801" calcext:value-type="float">
            <text:p>0,93</text:p>
          </table:table-cell>
          <table:table-cell table:style-name="ce4" table:formula="of:=COS(RADIANS([.G$4])) * SIN(RADIANS([.$A88]))" office:value-type="float" office:value="0.906736028332574" calcext:value-type="float">
            <text:p>0,91</text:p>
          </table:table-cell>
          <table:table-cell table:style-name="ce4" table:formula="of:=COS(RADIANS([.H$4])) * SIN(RADIANS([.$A88]))" office:value-type="float" office:value="0.884365096670475" calcext:value-type="float">
            <text:p>0,88</text:p>
          </table:table-cell>
          <table:table-cell table:style-name="ce4" table:formula="of:=COS(RADIANS([.I$4])) * SIN(RADIANS([.$A88]))" office:value-type="float" office:value="0.859570181749867" calcext:value-type="float">
            <text:p>0,86</text:p>
          </table:table-cell>
          <table:table-cell table:style-name="ce4" table:formula="of:=COS(RADIANS([.J$4])) * SIN(RADIANS([.$A88]))" office:value-type="float" office:value="0.84172687424681" calcext:value-type="float">
            <text:p>0,84</text:p>
          </table:table-cell>
          <table:table-cell table:style-name="ce4" table:formula="of:=COS(RADIANS([.K$4])) * SIN(RADIANS([.$A88]))" office:value-type="float" office:value="0.82285805220557" calcext:value-type="float">
            <text:p>0,82</text:p>
          </table:table-cell>
          <table:table-cell table:style-name="ce4" table:formula="of:=COS(RADIANS([.L$4])) * SIN(RADIANS([.$A88]))" office:value-type="float" office:value="0.802986704379283" calcext:value-type="float">
            <text:p>0,80</text:p>
          </table:table-cell>
          <table:table-cell table:style-name="ce4" table:formula="of:=COS(RADIANS([.M$4])) * SIN(RADIANS([.$A88]))" office:value-type="float" office:value="0.78213704094433" calcext:value-type="float">
            <text:p>0,78</text:p>
          </table:table-cell>
          <table:table-cell table:style-name="ce4" table:formula="of:=COS(RADIANS([.N$4])) * SIN(RADIANS([.$A88]))" office:value-type="float" office:value="0.760334464003961" calcext:value-type="float">
            <text:p>0,76</text:p>
          </table:table-cell>
          <table:table-cell table:style-name="ce4" table:formula="of:=COS(RADIANS([.O$4])) * SIN(RADIANS([.$A88]))" office:value-type="float" office:value="0.737605536639749" calcext:value-type="float">
            <text:p>0,74</text:p>
          </table:table-cell>
          <table:table-cell table:style-name="ce4" table:formula="of:=COS(RADIANS([.P$4])) * SIN(RADIANS([.$A88]))" office:value-type="float" office:value="0.713977950548565" calcext:value-type="float">
            <text:p>0,71</text:p>
          </table:table-cell>
          <table:table-cell table:style-name="ce4" table:formula="of:=COS(RADIANS([.Q$4])) * SIN(RADIANS([.$A88]))" office:value-type="float" office:value="0.70183611446619" calcext:value-type="float">
            <text:p>0,70</text:p>
          </table:table-cell>
          <table:table-cell table:style-name="ce4" table:formula="of:=COS(RADIANS([.R$4])) * SIN(RADIANS([.$A88]))" office:value-type="float" office:value="0.68948049230451" calcext:value-type="float">
            <text:p>0,69</text:p>
          </table:table-cell>
          <table:table-cell table:style-name="ce4" table:formula="of:=COS(RADIANS([.S$4])) * SIN(RADIANS([.$A88]))" office:value-type="float" office:value="0.676914847705725" calcext:value-type="float">
            <text:p>0,68</text:p>
          </table:table-cell>
          <table:table-cell table:style-name="ce4" table:formula="of:=COS(RADIANS([.T$4])) * SIN(RADIANS([.$A88]))" office:value-type="float" office:value="0.664143008286909" calcext:value-type="float">
            <text:p>0,66</text:p>
          </table:table-cell>
          <table:table-cell table:style-name="ce4" table:formula="of:=COS(RADIANS([.U$4])) * SIN(RADIANS([.$A88]))" office:value-type="float" office:value="0.651168864474071" calcext:value-type="float">
            <text:p>0,65</text:p>
          </table:table-cell>
          <table:table-cell table:style-name="ce4" table:formula="of:=COS(RADIANS([.V$4])) * SIN(RADIANS([.$A88]))" office:value-type="float" office:value="0.637996368317099" calcext:value-type="float">
            <text:p>0,64</text:p>
          </table:table-cell>
          <table:table-cell table:style-name="ce4" table:formula="of:=COS(RADIANS([.W$4])) * SIN(RADIANS([.$A88]))" office:value-type="float" office:value="0.624629532285928" calcext:value-type="float">
            <text:p>0,62</text:p>
          </table:table-cell>
          <table:table-cell table:style-name="ce4" table:formula="of:=COS(RADIANS([.X$4])) * SIN(RADIANS([.$A88]))" office:value-type="float" office:value="0.611072428048301" calcext:value-type="float">
            <text:p>0,61</text:p>
          </table:table-cell>
          <table:table-cell table:style-name="ce4" table:formula="of:=COS(RADIANS([.Y$4])) * SIN(RADIANS([.$A88]))" office:value-type="float" office:value="0.597329185229499" calcext:value-type="float">
            <text:p>0,60</text:p>
          </table:table-cell>
          <table:table-cell table:style-name="ce4" table:formula="of:=COS(RADIANS([.Z$4])) * SIN(RADIANS([.$A88]))" office:value-type="float" office:value="0.583403990154418" calcext:value-type="float">
            <text:p>0,58</text:p>
          </table:table-cell>
          <table:table-cell table:style-name="ce4" table:formula="of:=COS(RADIANS([.AA$4])) * SIN(RADIANS([.$A88]))" office:value-type="float" office:value="0.569301084572374" calcext:value-type="float">
            <text:p>0,57</text:p>
          </table:table-cell>
          <table:table-cell table:style-name="ce4" table:formula="of:=COS(RADIANS([.AB$4])) * SIN(RADIANS([.$A88]))" office:value-type="float" office:value="0.555024764365027" calcext:value-type="float">
            <text:p>0,56</text:p>
          </table:table-cell>
          <table:table-cell table:style-name="ce4" table:formula="of:=COS(RADIANS([.AC$4])) * SIN(RADIANS([.$A88]))" office:value-type="float" office:value="0.540579378237808" calcext:value-type="float">
            <text:p>0,54</text:p>
          </table:table-cell>
          <table:table-cell table:style-name="ce4" table:formula="of:=COS(RADIANS([.AD$4])) * SIN(RADIANS([.$A88]))" office:value-type="float" office:value="0.525969326395268" calcext:value-type="float">
            <text:p>0,53</text:p>
          </table:table-cell>
          <table:table-cell table:style-name="ce4" table:formula="of:=COS(RADIANS([.AE$4])) * SIN(RADIANS([.$A88]))" office:value-type="float" office:value="0.511199059200729" calcext:value-type="float">
            <text:p>0,51</text:p>
          </table:table-cell>
          <table:table-cell table:style-name="ce4" table:formula="of:=COS(RADIANS([.AF$4])) * SIN(RADIANS([.$A88]))" office:value-type="float" office:value="0.496273075820661" calcext:value-type="float">
            <text:p>0,50</text:p>
          </table:table-cell>
          <table:table-cell table:style-name="ce4" table:formula="of:=COS(RADIANS([.AG$4])) * SIN(RADIANS([.$A88]))" office:value-type="float" office:value="0.481195922854193" calcext:value-type="float">
            <text:p>0,48</text:p>
          </table:table-cell>
          <table:table-cell table:style-name="ce4" table:formula="of:=COS(RADIANS([.AH$4])) * SIN(RADIANS([.$A88]))" office:value-type="float" office:value="0.465972192948173" calcext:value-type="float">
            <text:p>0,47</text:p>
          </table:table-cell>
          <table:table-cell table:style-name="ce4" table:formula="of:=COS(RADIANS([.AI$4])) * SIN(RADIANS([.$A88]))" office:value-type="float" office:value="0.450606523398208" calcext:value-type="float">
            <text:p>0,45</text:p>
          </table:table-cell>
          <table:table-cell table:style-name="ce4" table:formula="of:=COS(RADIANS([.AJ$4])) * SIN(RADIANS([.$A88]))" office:value-type="float" office:value="0.435103594736092" calcext:value-type="float">
            <text:p>0,44</text:p>
          </table:table-cell>
          <table:table-cell table:style-name="ce4" table:formula="of:=COS(RADIANS([.AK$4])) * SIN(RADIANS([.$A88]))" office:value-type="float" office:value="0.419468129304076" calcext:value-type="float">
            <text:p>0,42</text:p>
          </table:table-cell>
          <table:table-cell table:style-name="ce4" table:formula="of:=COS(RADIANS([.AL$4])) * SIN(RADIANS([.$A88]))" office:value-type="float" office:value="0.403704889816396" calcext:value-type="float">
            <text:p>0,40</text:p>
          </table:table-cell>
          <table:table-cell table:style-name="ce4" table:formula="of:=COS(RADIANS([.AM$4])) * SIN(RADIANS([.$A88]))" office:value-type="float" office:value="0.3878186779085" calcext:value-type="float">
            <text:p>0,39</text:p>
          </table:table-cell>
          <table:table-cell table:style-name="ce4" table:formula="of:=COS(RADIANS([.AN$4])) * SIN(RADIANS([.$A88]))" office:value-type="float" office:value="0.371814332674429" calcext:value-type="float">
            <text:p>0,37</text:p>
          </table:table-cell>
          <table:table-cell table:style-name="ce4" table:formula="of:=COS(RADIANS([.AO$4])) * SIN(RADIANS([.$A88]))" office:value-type="float" office:value="0.355696729192779" calcext:value-type="float">
            <text:p>0,36</text:p>
          </table:table-cell>
          <table:table-cell table:style-name="ce4" table:formula="of:=COS(RADIANS([.AP$4])) * SIN(RADIANS([.$A88]))" office:value-type="float" office:value="0.339470777041706" calcext:value-type="float">
            <text:p>0,34</text:p>
          </table:table-cell>
          <table:table-cell table:style-name="ce4" table:formula="of:=COS(RADIANS([.AQ$4])) * SIN(RADIANS([.$A88]))" office:value-type="float" office:value="0.323141418803418" calcext:value-type="float">
            <text:p>0,32</text:p>
          </table:table-cell>
          <table:table-cell table:style-name="ce4" table:formula="of:=COS(RADIANS([.AR$4])) * SIN(RADIANS([.$A88]))" office:value-type="float" office:value="0.306713628558622" calcext:value-type="float">
            <text:p>0,31</text:p>
          </table:table-cell>
          <table:table-cell table:style-name="ce4" table:formula="of:=COS(RADIANS([.AS$4])) * SIN(RADIANS([.$A88]))" office:value-type="float" office:value="0.290192410371365" calcext:value-type="float">
            <text:p>0,29</text:p>
          </table:table-cell>
          <table:table-cell table:style-name="ce4" table:formula="of:=COS(RADIANS([.AT$4])) * SIN(RADIANS([.$A88]))" office:value-type="float" office:value="0.273582796764752" calcext:value-type="float">
            <text:p>0,27</text:p>
          </table:table-cell>
          <table:table-cell table:style-name="ce4" table:formula="of:=COS(RADIANS([.AU$4])) * SIN(RADIANS([.$A88]))" office:value-type="float" office:value="0.256889847187989" calcext:value-type="float">
            <text:p>0,26</text:p>
          </table:table-cell>
          <table:table-cell table:style-name="ce4" table:formula="of:=COS(RADIANS([.AV$4])) * SIN(RADIANS([.$A88]))" office:value-type="float" office:value="0.240118646475224" calcext:value-type="float">
            <text:p>0,24</text:p>
          </table:table-cell>
          <table:table-cell table:style-name="ce4" table:formula="of:=COS(RADIANS([.AW$4])) * SIN(RADIANS([.$A88]))" office:value-type="float" office:value="0.223274303296661" calcext:value-type="float">
            <text:p>0,22</text:p>
          </table:table-cell>
          <table:table-cell table:style-name="ce4" table:formula="of:=COS(RADIANS([.AX$4])) * SIN(RADIANS([.$A88]))" office:value-type="float" office:value="0.206361948602407" calcext:value-type="float">
            <text:p>0,21</text:p>
          </table:table-cell>
          <table:table-cell table:style-name="ce4" table:formula="of:=COS(RADIANS([.AY$4])) * SIN(RADIANS([.$A88]))" office:value-type="float" office:value="0.189386734059536" calcext:value-type="float">
            <text:p>0,19</text:p>
          </table:table-cell>
          <table:table-cell table:style-name="ce4" table:formula="of:=COS(RADIANS([.AZ$4])) * SIN(RADIANS([.$A88]))" office:value-type="float" office:value="0.17235383048284" calcext:value-type="float">
            <text:p>0,17</text:p>
          </table:table-cell>
          <table:table-cell table:style-name="ce4" table:formula="of:=COS(RADIANS([.BA$4])) * SIN(RADIANS([.$A88]))" office:value-type="float" office:value="0.15526842625975" calcext:value-type="float">
            <text:p>0,16</text:p>
          </table:table-cell>
          <table:table-cell table:style-name="ce4" table:formula="of:=COS(RADIANS([.BB$4])) * SIN(RADIANS([.$A88]))" office:value-type="float" office:value="0.138135725769902" calcext:value-type="float">
            <text:p>0,14</text:p>
          </table:table-cell>
          <table:table-cell table:style-name="ce4" table:formula="of:=COS(RADIANS([.BC$4])) * SIN(RADIANS([.$A88]))" office:value-type="float" office:value="0.120960947799834" calcext:value-type="float">
            <text:p>0,12</text:p>
          </table:table-cell>
          <table:table-cell table:style-name="ce4" table:formula="of:=COS(RADIANS([.BD$4])) * SIN(RADIANS([.$A88]))" office:value-type="float" office:value="0.103749323953291" calcext:value-type="float">
            <text:p>0,10</text:p>
          </table:table-cell>
          <table:table-cell table:style-name="ce4" table:formula="of:=COS(RADIANS([.BE$4])) * SIN(RADIANS([.$A88]))" office:value-type="float" office:value="0.0865060970576294" calcext:value-type="float">
            <text:p>0,09</text:p>
          </table:table-cell>
          <table:table-cell table:style-name="ce4" table:formula="of:=COS(RADIANS([.BF$4])) * SIN(RADIANS([.$A88]))" office:value-type="float" office:value="0.0692365195668004" calcext:value-type="float">
            <text:p>0,07</text:p>
          </table:table-cell>
          <table:table-cell table:style-name="ce4" table:formula="of:=COS(RADIANS([.BG$4])) * SIN(RADIANS([.$A88]))" office:value-type="float" office:value="0.0519458519614027" calcext:value-type="float">
            <text:p>0,05</text:p>
          </table:table-cell>
          <table:table-cell table:style-name="ce4" table:formula="of:=COS(RADIANS([.BH$4])) * SIN(RADIANS([.$A88]))" office:value-type="float" office:value="0.0432942550664164" calcext:value-type="float">
            <text:p>0,04</text:p>
          </table:table-cell>
          <table:table-cell table:style-name="ce4" table:formula="of:=COS(RADIANS([.BI$4])) * SIN(RADIANS([.$A88]))" office:value-type="float" office:value="0.0346393611462865" calcext:value-type="float">
            <text:p>0,03</text:p>
          </table:table-cell>
          <table:table-cell table:style-name="ce4" table:formula="of:=COS(RADIANS([.BJ$4])) * SIN(RADIANS([.$A88]))" office:value-type="float" office:value="0.0259818293046935" calcext:value-type="float">
            <text:p>0,03</text:p>
          </table:table-cell>
          <table:table-cell table:style-name="ce4" table:formula="of:=COS(RADIANS([.BK$4])) * SIN(RADIANS([.$A88]))" office:value-type="float" office:value="0.0173223188462061" calcext:value-type="float">
            <text:p>0,02</text:p>
          </table:table-cell>
          <table:table-cell table:style-name="ce4" table:formula="of:=COS(RADIANS([.BL$4])) * SIN(RADIANS([.$A88]))" office:value-type="float" office:value="0.0086614892260724" calcext:value-type="float">
            <text:p>0,01</text:p>
          </table:table-cell>
          <table:table-cell table:style-name="ce4" table:formula="of:=COS(RADIANS([.BM$4])) * SIN(RADIANS([.$A88]))" office:value-type="float" office:value="6.07759233806784E-017" calcext:value-type="float">
            <text:p>0,00</text:p>
          </table:table-cell>
          <table:table-cell table:formula="of:=90-[.A88]" office:value-type="float" office:value="7" calcext:value-type="float">
            <text:p>7</text:p>
          </table:table-cell>
          <table:table-cell table:number-columns-repeated="958"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table:style-name="ce4" table:formula="of:=COS(RADIANS([.B$4])) * SIN(RADIANS([.$A89]))" office:value-type="float" office:value="0.994521895368273" calcext:value-type="float">
            <text:p>0,99</text:p>
          </table:table-cell>
          <table:table-cell table:style-name="ce4" table:formula="of:=COS(RADIANS([.C$4])) * SIN(RADIANS([.$A89]))" office:value-type="float" office:value="0.990737439302028" calcext:value-type="float">
            <text:p>0,99</text:p>
          </table:table-cell>
          <table:table-cell table:style-name="ce4" table:formula="of:=COS(RADIANS([.D$4])) * SIN(RADIANS([.$A89]))" office:value-type="float" office:value="0.979412873099071" calcext:value-type="float">
            <text:p>0,98</text:p>
          </table:table-cell>
          <table:table-cell table:style-name="ce4" table:formula="of:=COS(RADIANS([.E$4])) * SIN(RADIANS([.$A89]))" office:value-type="float" office:value="0.96063438354617" calcext:value-type="float">
            <text:p>0,96</text:p>
          </table:table-cell>
          <table:table-cell table:style-name="ce4" table:formula="of:=COS(RADIANS([.F$4])) * SIN(RADIANS([.$A89]))" office:value-type="float" office:value="0.934544886287582" calcext:value-type="float">
            <text:p>0,93</text:p>
          </table:table-cell>
          <table:table-cell table:style-name="ce4" table:formula="of:=COS(RADIANS([.G$4])) * SIN(RADIANS([.$A89]))" office:value-type="float" office:value="0.908540960039796" calcext:value-type="float">
            <text:p>0,91</text:p>
          </table:table-cell>
          <table:table-cell table:style-name="ce4" table:formula="of:=COS(RADIANS([.H$4])) * SIN(RADIANS([.$A89]))" office:value-type="float" office:value="0.886125497221313" calcext:value-type="float">
            <text:p>0,89</text:p>
          </table:table-cell>
          <table:table-cell table:style-name="ce4" table:formula="of:=COS(RADIANS([.I$4])) * SIN(RADIANS([.$A89]))" office:value-type="float" office:value="0.861281226008774" calcext:value-type="float">
            <text:p>0,86</text:p>
          </table:table-cell>
          <table:table-cell table:style-name="ce4" table:formula="of:=COS(RADIANS([.J$4])) * SIN(RADIANS([.$A89]))" office:value-type="float" office:value="0.843402399952944" calcext:value-type="float">
            <text:p>0,84</text:p>
          </table:table-cell>
          <table:table-cell table:style-name="ce4" table:formula="of:=COS(RADIANS([.K$4])) * SIN(RADIANS([.$A89]))" office:value-type="float" office:value="0.824496017988952" calcext:value-type="float">
            <text:p>0,82</text:p>
          </table:table-cell>
          <table:table-cell table:style-name="ce4" table:formula="of:=COS(RADIANS([.L$4])) * SIN(RADIANS([.$A89]))" office:value-type="float" office:value="0.804585114630916" calcext:value-type="float">
            <text:p>0,80</text:p>
          </table:table-cell>
          <table:table-cell table:style-name="ce4" table:formula="of:=COS(RADIANS([.M$4])) * SIN(RADIANS([.$A89]))" office:value-type="float" office:value="0.783693948247538" calcext:value-type="float">
            <text:p>0,78</text:p>
          </table:table-cell>
          <table:table-cell table:style-name="ce4" table:formula="of:=COS(RADIANS([.N$4])) * SIN(RADIANS([.$A89]))" office:value-type="float" office:value="0.761847971507019" calcext:value-type="float">
            <text:p>0,76</text:p>
          </table:table-cell>
          <table:table-cell table:style-name="ce4" table:formula="of:=COS(RADIANS([.O$4])) * SIN(RADIANS([.$A89]))" office:value-type="float" office:value="0.739073800366903" calcext:value-type="float">
            <text:p>0,74</text:p>
          </table:table-cell>
          <table:table-cell table:style-name="ce4" table:formula="of:=COS(RADIANS([.P$4])) * SIN(RADIANS([.$A89]))" office:value-type="float" office:value="0.715399181646631" calcext:value-type="float">
            <text:p>0,72</text:p>
          </table:table-cell>
          <table:table-cell table:style-name="ce4" table:formula="of:=COS(RADIANS([.Q$4])) * SIN(RADIANS([.$A89]))" office:value-type="float" office:value="0.703233176253404" calcext:value-type="float">
            <text:p>0,70</text:p>
          </table:table-cell>
          <table:table-cell table:style-name="ce4" table:formula="of:=COS(RADIANS([.R$4])) * SIN(RADIANS([.$A89]))" office:value-type="float" office:value="0.690852959222318" calcext:value-type="float">
            <text:p>0,69</text:p>
          </table:table-cell>
          <table:table-cell table:style-name="ce4" table:formula="of:=COS(RADIANS([.S$4])) * SIN(RADIANS([.$A89]))" office:value-type="float" office:value="0.67826230168741" calcext:value-type="float">
            <text:p>0,68</text:p>
          </table:table-cell>
          <table:table-cell table:style-name="ce4" table:formula="of:=COS(RADIANS([.T$4])) * SIN(RADIANS([.$A89]))" office:value-type="float" office:value="0.665465038884934" calcext:value-type="float">
            <text:p>0,67</text:p>
          </table:table-cell>
          <table:table-cell table:style-name="ce4" table:formula="of:=COS(RADIANS([.U$4])) * SIN(RADIANS([.$A89]))" office:value-type="float" office:value="0.652465068985108" calcext:value-type="float">
            <text:p>0,65</text:p>
          </table:table-cell>
          <table:table-cell table:style-name="ce4" table:formula="of:=COS(RADIANS([.V$4])) * SIN(RADIANS([.$A89]))" office:value-type="float" office:value="0.639266351904699" calcext:value-type="float">
            <text:p>0,64</text:p>
          </table:table-cell>
          <table:table-cell table:style-name="ce4" table:formula="of:=COS(RADIANS([.W$4])) * SIN(RADIANS([.$A89]))" office:value-type="float" office:value="0.625872908100787" calcext:value-type="float">
            <text:p>0,63</text:p>
          </table:table-cell>
          <table:table-cell table:style-name="ce4" table:formula="of:=COS(RADIANS([.X$4])) * SIN(RADIANS([.$A89]))" office:value-type="float" office:value="0.612288817346101" calcext:value-type="float">
            <text:p>0,61</text:p>
          </table:table-cell>
          <table:table-cell table:style-name="ce4" table:formula="of:=COS(RADIANS([.Y$4])) * SIN(RADIANS([.$A89]))" office:value-type="float" office:value="0.598518217486276" calcext:value-type="float">
            <text:p>0,60</text:p>
          </table:table-cell>
          <table:table-cell table:style-name="ce4" table:formula="of:=COS(RADIANS([.Z$4])) * SIN(RADIANS([.$A89]))" office:value-type="float" office:value="0.584565303179429" calcext:value-type="float">
            <text:p>0,58</text:p>
          </table:table-cell>
          <table:table-cell table:style-name="ce4" table:formula="of:=COS(RADIANS([.AA$4])) * SIN(RADIANS([.$A89]))" office:value-type="float" office:value="0.570434324618422" calcext:value-type="float">
            <text:p>0,57</text:p>
          </table:table-cell>
          <table:table-cell table:style-name="ce4" table:formula="of:=COS(RADIANS([.AB$4])) * SIN(RADIANS([.$A89]))" office:value-type="float" office:value="0.556129586236215" calcext:value-type="float">
            <text:p>0,56</text:p>
          </table:table-cell>
          <table:table-cell table:style-name="ce4" table:formula="of:=COS(RADIANS([.AC$4])) * SIN(RADIANS([.$A89]))" office:value-type="float" office:value="0.541655445394692" calcext:value-type="float">
            <text:p>0,54</text:p>
          </table:table-cell>
          <table:table-cell table:style-name="ce4" table:formula="of:=COS(RADIANS([.AD$4])) * SIN(RADIANS([.$A89]))" office:value-type="float" office:value="0.527016311057368" calcext:value-type="float">
            <text:p>0,53</text:p>
          </table:table-cell>
          <table:table-cell table:style-name="ce4" table:formula="of:=COS(RADIANS([.AE$4])) * SIN(RADIANS([.$A89]))" office:value-type="float" office:value="0.512216642446374" calcext:value-type="float">
            <text:p>0,51</text:p>
          </table:table-cell>
          <table:table-cell table:style-name="ce4" table:formula="of:=COS(RADIANS([.AF$4])) * SIN(RADIANS([.$A89]))" office:value-type="float" office:value="0.497260947684137" calcext:value-type="float">
            <text:p>0,50</text:p>
          </table:table-cell>
          <table:table-cell table:style-name="ce4" table:formula="of:=COS(RADIANS([.AG$4])) * SIN(RADIANS([.$A89]))" office:value-type="float" office:value="0.48215378242016" calcext:value-type="float">
            <text:p>0,48</text:p>
          </table:table-cell>
          <table:table-cell table:style-name="ce4" table:formula="of:=COS(RADIANS([.AH$4])) * SIN(RADIANS([.$A89]))" office:value-type="float" office:value="0.466899748443329" calcext:value-type="float">
            <text:p>0,47</text:p>
          </table:table-cell>
          <table:table-cell table:style-name="ce4" table:formula="of:=COS(RADIANS([.AI$4])) * SIN(RADIANS([.$A89]))" office:value-type="float" office:value="0.451503492280164" calcext:value-type="float">
            <text:p>0,45</text:p>
          </table:table-cell>
          <table:table-cell table:style-name="ce4" table:formula="of:=COS(RADIANS([.AJ$4])) * SIN(RADIANS([.$A89]))" office:value-type="float" office:value="0.435969703779437" calcext:value-type="float">
            <text:p>0,44</text:p>
          </table:table-cell>
          <table:table-cell table:style-name="ce4" table:formula="of:=COS(RADIANS([.AK$4])) * SIN(RADIANS([.$A89]))" office:value-type="float" office:value="0.420303114683605" calcext:value-type="float">
            <text:p>0,42</text:p>
          </table:table-cell>
          <table:table-cell table:style-name="ce4" table:formula="of:=COS(RADIANS([.AL$4])) * SIN(RADIANS([.$A89]))" office:value-type="float" office:value="0.404508497187474" calcext:value-type="float">
            <text:p>0,40</text:p>
          </table:table-cell>
          <table:table-cell table:style-name="ce4" table:formula="of:=COS(RADIANS([.AM$4])) * SIN(RADIANS([.$A89]))" office:value-type="float" office:value="0.388590662484537" calcext:value-type="float">
            <text:p>0,39</text:p>
          </table:table-cell>
          <table:table-cell table:style-name="ce4" table:formula="of:=COS(RADIANS([.AN$4])) * SIN(RADIANS([.$A89]))" office:value-type="float" office:value="0.372554459301445" calcext:value-type="float">
            <text:p>0,37</text:p>
          </table:table-cell>
          <table:table-cell table:style-name="ce4" table:formula="of:=COS(RADIANS([.AO$4])) * SIN(RADIANS([.$A89]))" office:value-type="float" office:value="0.356404772421034" calcext:value-type="float">
            <text:p>0,36</text:p>
          </table:table-cell>
          <table:table-cell table:style-name="ce4" table:formula="of:=COS(RADIANS([.AP$4])) * SIN(RADIANS([.$A89]))" office:value-type="float" office:value="0.340146521194373" calcext:value-type="float">
            <text:p>0,34</text:p>
          </table:table-cell>
          <table:table-cell table:style-name="ce4" table:formula="of:=COS(RADIANS([.AQ$4])) * SIN(RADIANS([.$A89]))" office:value-type="float" office:value="0.323784658042282" calcext:value-type="float">
            <text:p>0,32</text:p>
          </table:table-cell>
          <table:table-cell table:style-name="ce4" table:formula="of:=COS(RADIANS([.AR$4])) * SIN(RADIANS([.$A89]))" office:value-type="float" office:value="0.30732416694678" calcext:value-type="float">
            <text:p>0,31</text:p>
          </table:table-cell>
          <table:table-cell table:style-name="ce4" table:formula="of:=COS(RADIANS([.AS$4])) * SIN(RADIANS([.$A89]))" office:value-type="float" office:value="0.290770061932909" calcext:value-type="float">
            <text:p>0,29</text:p>
          </table:table-cell>
          <table:table-cell table:style-name="ce4" table:formula="of:=COS(RADIANS([.AT$4])) * SIN(RADIANS([.$A89]))" office:value-type="float" office:value="0.274127385541421" calcext:value-type="float">
            <text:p>0,27</text:p>
          </table:table-cell>
          <table:table-cell table:style-name="ce4" table:formula="of:=COS(RADIANS([.AU$4])) * SIN(RADIANS([.$A89]))" office:value-type="float" office:value="0.257401207292766" calcext:value-type="float">
            <text:p>0,26</text:p>
          </table:table-cell>
          <table:table-cell table:style-name="ce4" table:formula="of:=COS(RADIANS([.AV$4])) * SIN(RADIANS([.$A89]))" office:value-type="float" office:value="0.240596622142867" calcext:value-type="float">
            <text:p>0,24</text:p>
          </table:table-cell>
          <table:table-cell table:style-name="ce4" table:formula="of:=COS(RADIANS([.AW$4])) * SIN(RADIANS([.$A89]))" office:value-type="float" office:value="0.223718748931152" calcext:value-type="float">
            <text:p>0,22</text:p>
          </table:table-cell>
          <table:table-cell table:style-name="ce4" table:formula="of:=COS(RADIANS([.AX$4])) * SIN(RADIANS([.$A89]))" office:value-type="float" office:value="0.2067727288213" calcext:value-type="float">
            <text:p>0,21</text:p>
          </table:table-cell>
          <table:table-cell table:style-name="ce4" table:formula="of:=COS(RADIANS([.AY$4])) * SIN(RADIANS([.$A89]))" office:value-type="float" office:value="0.189763723735198" calcext:value-type="float">
            <text:p>0,19</text:p>
          </table:table-cell>
          <table:table-cell table:style-name="ce4" table:formula="of:=COS(RADIANS([.AZ$4])) * SIN(RADIANS([.$A89]))" office:value-type="float" office:value="0.172696914780562" calcext:value-type="float">
            <text:p>0,17</text:p>
          </table:table-cell>
          <table:table-cell table:style-name="ce4" table:formula="of:=COS(RADIANS([.BA$4])) * SIN(RADIANS([.$A89]))" office:value-type="float" office:value="0.155577500672732" calcext:value-type="float">
            <text:p>0,16</text:p>
          </table:table-cell>
          <table:table-cell table:style-name="ce4" table:formula="of:=COS(RADIANS([.BB$4])) * SIN(RADIANS([.$A89]))" office:value-type="float" office:value="0.138410696151084" calcext:value-type="float">
            <text:p>0,14</text:p>
          </table:table-cell>
          <table:table-cell table:style-name="ce4" table:formula="of:=COS(RADIANS([.BC$4])) * SIN(RADIANS([.$A89]))" office:value-type="float" office:value="0.121201730390574" calcext:value-type="float">
            <text:p>0,12</text:p>
          </table:table-cell>
          <table:table-cell table:style-name="ce4" table:formula="of:=COS(RADIANS([.BD$4])) * SIN(RADIANS([.$A89]))" office:value-type="float" office:value="0.10395584540888" calcext:value-type="float">
            <text:p>0,10</text:p>
          </table:table-cell>
          <table:table-cell table:style-name="ce4" table:formula="of:=COS(RADIANS([.BE$4])) * SIN(RADIANS([.$A89]))" office:value-type="float" office:value="0.0866782944696308" calcext:value-type="float">
            <text:p>0,09</text:p>
          </table:table-cell>
          <table:table-cell table:style-name="ce4" table:formula="of:=COS(RADIANS([.BF$4])) * SIN(RADIANS([.$A89]))" office:value-type="float" office:value="0.0693743404822146" calcext:value-type="float">
            <text:p>0,07</text:p>
          </table:table-cell>
          <table:table-cell table:style-name="ce4" table:formula="of:=COS(RADIANS([.BG$4])) * SIN(RADIANS([.$A89]))" office:value-type="float" office:value="0.0520492543986437" calcext:value-type="float">
            <text:p>0,05</text:p>
          </table:table-cell>
          <table:table-cell table:style-name="ce4" table:formula="of:=COS(RADIANS([.BH$4])) * SIN(RADIANS([.$A89]))" office:value-type="float" office:value="0.0433804357973769" calcext:value-type="float">
            <text:p>0,04</text:p>
          </table:table-cell>
          <table:table-cell table:style-name="ce4" table:formula="of:=COS(RADIANS([.BI$4])) * SIN(RADIANS([.$A89]))" office:value-type="float" office:value="0.0347083136079702" calcext:value-type="float">
            <text:p>0,03</text:p>
          </table:table-cell>
          <table:table-cell table:style-name="ce4" table:formula="of:=COS(RADIANS([.BJ$4])) * SIN(RADIANS([.$A89]))" office:value-type="float" office:value="0.0260335482461035" calcext:value-type="float">
            <text:p>0,03</text:p>
          </table:table-cell>
          <table:table-cell table:style-name="ce4" table:formula="of:=COS(RADIANS([.BK$4])) * SIN(RADIANS([.$A89]))" office:value-type="float" office:value="0.0173568003287447" calcext:value-type="float">
            <text:p>0,02</text:p>
          </table:table-cell>
          <table:table-cell table:style-name="ce4" table:formula="of:=COS(RADIANS([.BL$4])) * SIN(RADIANS([.$A89]))" office:value-type="float" office:value="0.00867873062384133" calcext:value-type="float">
            <text:p>0,01</text:p>
          </table:table-cell>
          <table:table-cell table:style-name="ce4" table:formula="of:=COS(RADIANS([.BM$4])) * SIN(RADIANS([.$A89]))" office:value-type="float" office:value="6.08969027922357E-017" calcext:value-type="float">
            <text:p>0,00</text:p>
          </table:table-cell>
          <table:table-cell table:formula="of:=90-[.A89]" office:value-type="float" office:value="6" calcext:value-type="float">
            <text:p>6</text:p>
          </table:table-cell>
          <table:table-cell table:number-columns-repeated="958"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table:style-name="ce4" table:formula="of:=COS(RADIANS([.B$4])) * SIN(RADIANS([.$A90]))" office:value-type="float" office:value="0.996194698091746" calcext:value-type="float">
            <text:p>1,00</text:p>
          </table:table-cell>
          <table:table-cell table:style-name="ce4" table:formula="of:=COS(RADIANS([.C$4])) * SIN(RADIANS([.$A90]))" office:value-type="float" office:value="0.992403876506104" calcext:value-type="float">
            <text:p>0,99</text:p>
          </table:table-cell>
          <table:table-cell table:style-name="ce4" table:formula="of:=COS(RADIANS([.D$4])) * SIN(RADIANS([.$A90]))" office:value-type="float" office:value="0.981060262190407" calcext:value-type="float">
            <text:p>0,98</text:p>
          </table:table-cell>
          <table:table-cell table:style-name="ce4" table:formula="of:=COS(RADIANS([.E$4])) * SIN(RADIANS([.$A90]))" office:value-type="float" office:value="0.962250186899058" calcext:value-type="float">
            <text:p>0,96</text:p>
          </table:table-cell>
          <table:table-cell table:style-name="ce4" table:formula="of:=COS(RADIANS([.F$4])) * SIN(RADIANS([.$A90]))" office:value-type="float" office:value="0.936116806662859" calcext:value-type="float">
            <text:p>0,94</text:p>
          </table:table-cell>
          <table:table-cell table:style-name="ce4" table:formula="of:=COS(RADIANS([.G$4])) * SIN(RADIANS([.$A90]))" office:value-type="float" office:value="0.910069141369356" calcext:value-type="float">
            <text:p>0,91</text:p>
          </table:table-cell>
          <table:table-cell table:style-name="ce4" table:formula="of:=COS(RADIANS([.H$4])) * SIN(RADIANS([.$A90]))" office:value-type="float" office:value="0.887615975361607" calcext:value-type="float">
            <text:p>0,89</text:p>
          </table:table-cell>
          <table:table-cell table:style-name="ce4" table:formula="of:=COS(RADIANS([.I$4])) * SIN(RADIANS([.$A90]))" office:value-type="float" office:value="0.862729915662821" calcext:value-type="float">
            <text:p>0,86</text:p>
          </table:table-cell>
          <table:table-cell table:style-name="ce4" table:formula="of:=COS(RADIANS([.J$4])) * SIN(RADIANS([.$A90]))" office:value-type="float" office:value="0.84482101711783" calcext:value-type="float">
            <text:p>0,84</text:p>
          </table:table-cell>
          <table:table-cell table:style-name="ce4" table:formula="of:=COS(RADIANS([.K$4])) * SIN(RADIANS([.$A90]))" office:value-type="float" office:value="0.825882834298183" calcext:value-type="float">
            <text:p>0,83</text:p>
          </table:table-cell>
          <table:table-cell table:style-name="ce4" table:formula="of:=COS(RADIANS([.L$4])) * SIN(RADIANS([.$A90]))" office:value-type="float" office:value="0.805938440462442" calcext:value-type="float">
            <text:p>0,81</text:p>
          </table:table-cell>
          <table:table-cell table:style-name="ce4" table:formula="of:=COS(RADIANS([.M$4])) * SIN(RADIANS([.$A90]))" office:value-type="float" office:value="0.785012134782297" calcext:value-type="float">
            <text:p>0,79</text:p>
          </table:table-cell>
          <table:table-cell table:style-name="ce4" table:formula="of:=COS(RADIANS([.N$4])) * SIN(RADIANS([.$A90]))" office:value-type="float" office:value="0.76312941273777" calcext:value-type="float">
            <text:p>0,76</text:p>
          </table:table-cell>
          <table:table-cell table:style-name="ce4" table:formula="of:=COS(RADIANS([.O$4])) * SIN(RADIANS([.$A90]))" office:value-type="float" office:value="0.740316935054896" calcext:value-type="float">
            <text:p>0,74</text:p>
          </table:table-cell>
          <table:table-cell table:style-name="ce4" table:formula="of:=COS(RADIANS([.P$4])) * SIN(RADIANS([.$A90]))" office:value-type="float" office:value="0.716602495223739" calcext:value-type="float">
            <text:p>0,72</text:p>
          </table:table-cell>
          <table:table-cell table:style-name="ce4" table:formula="of:=COS(RADIANS([.Q$4])) * SIN(RADIANS([.$A90]))" office:value-type="float" office:value="0.704416026402759" calcext:value-type="float">
            <text:p>0,70</text:p>
          </table:table-cell>
          <table:table-cell table:style-name="ce4" table:formula="of:=COS(RADIANS([.R$4])) * SIN(RADIANS([.$A90]))" office:value-type="float" office:value="0.692014985636305" calcext:value-type="float">
            <text:p>0,69</text:p>
          </table:table-cell>
          <table:table-cell table:style-name="ce4" table:formula="of:=COS(RADIANS([.S$4])) * SIN(RADIANS([.$A90]))" office:value-type="float" office:value="0.679403150401526" calcext:value-type="float">
            <text:p>0,68</text:p>
          </table:table-cell>
          <table:table-cell table:style-name="ce4" table:formula="of:=COS(RADIANS([.T$4])) * SIN(RADIANS([.$A90]))" office:value-type="float" office:value="0.666584362385609" calcext:value-type="float">
            <text:p>0,67</text:p>
          </table:table-cell>
          <table:table-cell table:style-name="ce4" table:formula="of:=COS(RADIANS([.U$4])) * SIN(RADIANS([.$A90]))" office:value-type="float" office:value="0.653562526315562" calcext:value-type="float">
            <text:p>0,65</text:p>
          </table:table-cell>
          <table:table-cell table:style-name="ce4" table:formula="of:=COS(RADIANS([.V$4])) * SIN(RADIANS([.$A90]))" office:value-type="float" office:value="0.640341608768797" calcext:value-type="float">
            <text:p>0,64</text:p>
          </table:table-cell>
          <table:table-cell table:style-name="ce4" table:formula="of:=COS(RADIANS([.W$4])) * SIN(RADIANS([.$A90]))" office:value-type="float" office:value="0.626925636964872" calcext:value-type="float">
            <text:p>0,63</text:p>
          </table:table-cell>
          <table:table-cell table:style-name="ce4" table:formula="of:=COS(RADIANS([.X$4])) * SIN(RADIANS([.$A90]))" office:value-type="float" office:value="0.613318697538763" calcext:value-type="float">
            <text:p>0,61</text:p>
          </table:table-cell>
          <table:table-cell table:style-name="ce4" table:formula="of:=COS(RADIANS([.Y$4])) * SIN(RADIANS([.$A90]))" office:value-type="float" office:value="0.599524935296032" calcext:value-type="float">
            <text:p>0,60</text:p>
          </table:table-cell>
          <table:table-cell table:style-name="ce4" table:formula="of:=COS(RADIANS([.Z$4])) * SIN(RADIANS([.$A90]))" office:value-type="float" office:value="0.585548551950281" calcext:value-type="float">
            <text:p>0,59</text:p>
          </table:table-cell>
          <table:table-cell table:style-name="ce4" table:formula="of:=COS(RADIANS([.AA$4])) * SIN(RADIANS([.$A90]))" office:value-type="float" office:value="0.57139380484327" calcext:value-type="float">
            <text:p>0,57</text:p>
          </table:table-cell>
          <table:table-cell table:style-name="ce4" table:formula="of:=COS(RADIANS([.AB$4])) * SIN(RADIANS([.$A90]))" office:value-type="float" office:value="0.557065005648087" calcext:value-type="float">
            <text:p>0,56</text:p>
          </table:table-cell>
          <table:table-cell table:style-name="ce4" table:formula="of:=COS(RADIANS([.AC$4])) * SIN(RADIANS([.$A90]))" office:value-type="float" office:value="0.542566519055775" calcext:value-type="float">
            <text:p>0,54</text:p>
          </table:table-cell>
          <table:table-cell table:style-name="ce4" table:formula="of:=COS(RADIANS([.AD$4])) * SIN(RADIANS([.$A90]))" office:value-type="float" office:value="0.527902761445797" calcext:value-type="float">
            <text:p>0,53</text:p>
          </table:table-cell>
          <table:table-cell table:style-name="ce4" table:formula="of:=COS(RADIANS([.AE$4])) * SIN(RADIANS([.$A90]))" office:value-type="float" office:value="0.513078199540775" calcext:value-type="float">
            <text:p>0,51</text:p>
          </table:table-cell>
          <table:table-cell table:style-name="ce4" table:formula="of:=COS(RADIANS([.AF$4])) * SIN(RADIANS([.$A90]))" office:value-type="float" office:value="0.498097349045873" calcext:value-type="float">
            <text:p>0,50</text:p>
          </table:table-cell>
          <table:table-cell table:style-name="ce4" table:formula="of:=COS(RADIANS([.AG$4])) * SIN(RADIANS([.$A90]))" office:value-type="float" office:value="0.482964773273274" calcext:value-type="float">
            <text:p>0,48</text:p>
          </table:table-cell>
          <table:table-cell table:style-name="ce4" table:formula="of:=COS(RADIANS([.AH$4])) * SIN(RADIANS([.$A90]))" office:value-type="float" office:value="0.46768508175215" calcext:value-type="float">
            <text:p>0,47</text:p>
          </table:table-cell>
          <table:table-cell table:style-name="ce4" table:formula="of:=COS(RADIANS([.AI$4])) * SIN(RADIANS([.$A90]))" office:value-type="float" office:value="0.452262928824559" calcext:value-type="float">
            <text:p>0,45</text:p>
          </table:table-cell>
          <table:table-cell table:style-name="ce4" table:formula="of:=COS(RADIANS([.AJ$4])) * SIN(RADIANS([.$A90]))" office:value-type="float" office:value="0.436703012227677" calcext:value-type="float">
            <text:p>0,44</text:p>
          </table:table-cell>
          <table:table-cell table:style-name="ce4" table:formula="of:=COS(RADIANS([.AK$4])) * SIN(RADIANS([.$A90]))" office:value-type="float" office:value="0.421010071662834" calcext:value-type="float">
            <text:p>0,42</text:p>
          </table:table-cell>
          <table:table-cell table:style-name="ce4" table:formula="of:=COS(RADIANS([.AL$4])) * SIN(RADIANS([.$A90]))" office:value-type="float" office:value="0.405188887351747" calcext:value-type="float">
            <text:p>0,41</text:p>
          </table:table-cell>
          <table:table-cell table:style-name="ce4" table:formula="of:=COS(RADIANS([.AM$4])) * SIN(RADIANS([.$A90]))" office:value-type="float" office:value="0.389244278580419" calcext:value-type="float">
            <text:p>0,39</text:p>
          </table:table-cell>
          <table:table-cell table:style-name="ce4" table:formula="of:=COS(RADIANS([.AN$4])) * SIN(RADIANS([.$A90]))" office:value-type="float" office:value="0.373181102231142" calcext:value-type="float">
            <text:p>0,37</text:p>
          </table:table-cell>
          <table:table-cell table:style-name="ce4" table:formula="of:=COS(RADIANS([.AO$4])) * SIN(RADIANS([.$A90]))" office:value-type="float" office:value="0.357004251303038" calcext:value-type="float">
            <text:p>0,36</text:p>
          </table:table-cell>
          <table:table-cell table:style-name="ce4" table:formula="of:=COS(RADIANS([.AP$4])) * SIN(RADIANS([.$A90]))" office:value-type="float" office:value="0.34071865342161" calcext:value-type="float">
            <text:p>0,34</text:p>
          </table:table-cell>
          <table:table-cell table:style-name="ce4" table:formula="of:=COS(RADIANS([.AQ$4])) * SIN(RADIANS([.$A90]))" office:value-type="float" office:value="0.324329269337734" calcext:value-type="float">
            <text:p>0,32</text:p>
          </table:table-cell>
          <table:table-cell table:style-name="ce4" table:formula="of:=COS(RADIANS([.AR$4])) * SIN(RADIANS([.$A90]))" office:value-type="float" office:value="0.307841091416569" calcext:value-type="float">
            <text:p>0,31</text:p>
          </table:table-cell>
          <table:table-cell table:style-name="ce4" table:formula="of:=COS(RADIANS([.AS$4])) * SIN(RADIANS([.$A90]))" office:value-type="float" office:value="0.291259142116836" calcext:value-type="float">
            <text:p>0,29</text:p>
          </table:table-cell>
          <table:table-cell table:style-name="ce4" table:formula="of:=COS(RADIANS([.AT$4])) * SIN(RADIANS([.$A90]))" office:value-type="float" office:value="0.274588472460923" calcext:value-type="float">
            <text:p>0,27</text:p>
          </table:table-cell>
          <table:table-cell table:style-name="ce4" table:formula="of:=COS(RADIANS([.AU$4])) * SIN(RADIANS([.$A90]))" office:value-type="float" office:value="0.2578341604963" calcext:value-type="float">
            <text:p>0,26</text:p>
          </table:table-cell>
          <table:table-cell table:style-name="ce4" table:formula="of:=COS(RADIANS([.AV$4])) * SIN(RADIANS([.$A90]))" office:value-type="float" office:value="0.241001309748694" calcext:value-type="float">
            <text:p>0,24</text:p>
          </table:table-cell>
          <table:table-cell table:style-name="ce4" table:formula="of:=COS(RADIANS([.AW$4])) * SIN(RADIANS([.$A90]))" office:value-type="float" office:value="0.224095047667507" calcext:value-type="float">
            <text:p>0,22</text:p>
          </table:table-cell>
          <table:table-cell table:style-name="ce4" table:formula="of:=COS(RADIANS([.AX$4])) * SIN(RADIANS([.$A90]))" office:value-type="float" office:value="0.207120524063942" calcext:value-type="float">
            <text:p>0,21</text:p>
          </table:table-cell>
          <table:table-cell table:style-name="ce4" table:formula="of:=COS(RADIANS([.AY$4])) * SIN(RADIANS([.$A90]))" office:value-type="float" office:value="0.190082909542326" calcext:value-type="float">
            <text:p>0,19</text:p>
          </table:table-cell>
          <table:table-cell table:style-name="ce4" table:formula="of:=COS(RADIANS([.AZ$4])) * SIN(RADIANS([.$A90]))" office:value-type="float" office:value="0.17298739392509" calcext:value-type="float">
            <text:p>0,17</text:p>
          </table:table-cell>
          <table:table-cell table:style-name="ce4" table:formula="of:=COS(RADIANS([.BA$4])) * SIN(RADIANS([.$A90]))" office:value-type="float" office:value="0.155839184671897" calcext:value-type="float">
            <text:p>0,16</text:p>
          </table:table-cell>
          <table:table-cell table:style-name="ce4" table:formula="of:=COS(RADIANS([.BB$4])) * SIN(RADIANS([.$A90]))" office:value-type="float" office:value="0.138643505293404" calcext:value-type="float">
            <text:p>0,14</text:p>
          </table:table-cell>
          <table:table-cell table:style-name="ce4" table:formula="of:=COS(RADIANS([.BC$4])) * SIN(RADIANS([.$A90]))" office:value-type="float" office:value="0.12140559376013" calcext:value-type="float">
            <text:p>0,12</text:p>
          </table:table-cell>
          <table:table-cell table:style-name="ce4" table:formula="of:=COS(RADIANS([.BD$4])) * SIN(RADIANS([.$A90]))" office:value-type="float" office:value="0.104130700906914" calcext:value-type="float">
            <text:p>0,10</text:p>
          </table:table-cell>
          <table:table-cell table:style-name="ce4" table:formula="of:=COS(RADIANS([.BE$4])) * SIN(RADIANS([.$A90]))" office:value-type="float" office:value="0.0868240888334653" calcext:value-type="float">
            <text:p>0,09</text:p>
          </table:table-cell>
          <table:table-cell table:style-name="ce4" table:formula="of:=COS(RADIANS([.BF$4])) * SIN(RADIANS([.$A90]))" office:value-type="float" office:value="0.0694910293014736" calcext:value-type="float">
            <text:p>0,07</text:p>
          </table:table-cell>
          <table:table-cell table:style-name="ce4" table:formula="of:=COS(RADIANS([.BG$4])) * SIN(RADIANS([.$A90]))" office:value-type="float" office:value="0.0521368021287824" calcext:value-type="float">
            <text:p>0,05</text:p>
          </table:table-cell>
          <table:table-cell table:style-name="ce4" table:formula="of:=COS(RADIANS([.BH$4])) * SIN(RADIANS([.$A90]))" office:value-type="float" office:value="0.0434534024273578" calcext:value-type="float">
            <text:p>0,04</text:p>
          </table:table-cell>
          <table:table-cell table:style-name="ce4" table:formula="of:=COS(RADIANS([.BI$4])) * SIN(RADIANS([.$A90]))" office:value-type="float" office:value="0.0347666935811019" calcext:value-type="float">
            <text:p>0,03</text:p>
          </table:table-cell>
          <table:table-cell table:style-name="ce4" table:formula="of:=COS(RADIANS([.BJ$4])) * SIN(RADIANS([.$A90]))" office:value-type="float" office:value="0.0260773371165251" calcext:value-type="float">
            <text:p>0,03</text:p>
          </table:table-cell>
          <table:table-cell table:style-name="ce4" table:formula="of:=COS(RADIANS([.BK$4])) * SIN(RADIANS([.$A90]))" office:value-type="float" office:value="0.0173859947617642" calcext:value-type="float">
            <text:p>0,02</text:p>
          </table:table-cell>
          <table:table-cell table:style-name="ce4" table:formula="of:=COS(RADIANS([.BL$4])) * SIN(RADIANS([.$A90]))" office:value-type="float" office:value="0.00869332839618948" calcext:value-type="float">
            <text:p>0,01</text:p>
          </table:table-cell>
          <table:table-cell table:style-name="ce4" table:formula="of:=COS(RADIANS([.BM$4])) * SIN(RADIANS([.$A90]))" office:value-type="float" office:value="6.0999332417281E-017" calcext:value-type="float">
            <text:p>0,00</text:p>
          </table:table-cell>
          <table:table-cell table:formula="of:=90-[.A90]" office:value-type="float" office:value="5" calcext:value-type="float">
            <text:p>5</text:p>
          </table:table-cell>
          <table:table-cell table:number-columns-repeated="958"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table:style-name="ce4" table:formula="of:=COS(RADIANS([.B$4])) * SIN(RADIANS([.$A91]))" office:value-type="float" office:value="0.997564050259824" calcext:value-type="float">
            <text:p>1,00</text:p>
          </table:table-cell>
          <table:table-cell table:style-name="ce4" table:formula="of:=COS(RADIANS([.C$4])) * SIN(RADIANS([.$A91]))" office:value-type="float" office:value="0.993768017875764" calcext:value-type="float">
            <text:p>0,99</text:p>
          </table:table-cell>
          <table:table-cell table:style-name="ce4" table:formula="of:=COS(RADIANS([.D$4])) * SIN(RADIANS([.$A91]))" office:value-type="float" office:value="0.982408810822135" calcext:value-type="float">
            <text:p>0,98</text:p>
          </table:table-cell>
          <table:table-cell table:style-name="ce4" table:formula="of:=COS(RADIANS([.E$4])) * SIN(RADIANS([.$A91]))" office:value-type="float" office:value="0.96357287952349" calcext:value-type="float">
            <text:p>0,96</text:p>
          </table:table-cell>
          <table:table-cell table:style-name="ce4" table:formula="of:=COS(RADIANS([.F$4])) * SIN(RADIANS([.$A91]))" office:value-type="float" office:value="0.93740357679046" calcext:value-type="float">
            <text:p>0,94</text:p>
          </table:table-cell>
          <table:table-cell table:style-name="ce4" table:formula="of:=COS(RADIANS([.G$4])) * SIN(RADIANS([.$A91]))" office:value-type="float" office:value="0.911320106822418" calcext:value-type="float">
            <text:p>0,91</text:p>
          </table:table-cell>
          <table:table-cell table:style-name="ce4" table:formula="of:=COS(RADIANS([.H$4])) * SIN(RADIANS([.$A91]))" office:value-type="float" office:value="0.888836077077276" calcext:value-type="float">
            <text:p>0,89</text:p>
          </table:table-cell>
          <table:table-cell table:style-name="ce4" table:formula="of:=COS(RADIANS([.I$4])) * SIN(RADIANS([.$A91]))" office:value-type="float" office:value="0.863915809427104" calcext:value-type="float">
            <text:p>0,86</text:p>
          </table:table-cell>
          <table:table-cell table:style-name="ce4" table:formula="of:=COS(RADIANS([.J$4])) * SIN(RADIANS([.$A91]))" office:value-type="float" office:value="0.845982293616937" calcext:value-type="float">
            <text:p>0,85</text:p>
          </table:table-cell>
          <table:table-cell table:style-name="ce4" table:formula="of:=COS(RADIANS([.K$4])) * SIN(RADIANS([.$A91]))" office:value-type="float" office:value="0.82701807869558" calcext:value-type="float">
            <text:p>0,83</text:p>
          </table:table-cell>
          <table:table-cell table:style-name="ce4" table:formula="of:=COS(RADIANS([.L$4])) * SIN(RADIANS([.$A91]))" office:value-type="float" office:value="0.807046269637702" calcext:value-type="float">
            <text:p>0,81</text:p>
          </table:table-cell>
          <table:table-cell table:style-name="ce4" table:formula="of:=COS(RADIANS([.M$4])) * SIN(RADIANS([.$A91]))" office:value-type="float" office:value="0.786091199016218" calcext:value-type="float">
            <text:p>0,79</text:p>
          </table:table-cell>
          <table:table-cell table:style-name="ce4" table:formula="of:=COS(RADIANS([.N$4])) * SIN(RADIANS([.$A91]))" office:value-type="float" office:value="0.764178397356799" calcext:value-type="float">
            <text:p>0,76</text:p>
          </table:table-cell>
          <table:table-cell table:style-name="ce4" table:formula="of:=COS(RADIANS([.O$4])) * SIN(RADIANS([.$A91]))" office:value-type="float" office:value="0.74133456203286" calcext:value-type="float">
            <text:p>0,74</text:p>
          </table:table-cell>
          <table:table-cell table:style-name="ce4" table:formula="of:=COS(RADIANS([.P$4])) * SIN(RADIANS([.$A91]))" office:value-type="float" office:value="0.717587524738918" calcext:value-type="float">
            <text:p>0,72</text:p>
          </table:table-cell>
          <table:table-cell table:style-name="ce4" table:formula="of:=COS(RADIANS([.Q$4])) * SIN(RADIANS([.$A91]))" office:value-type="float" office:value="0.70538430460664" calcext:value-type="float">
            <text:p>0,71</text:p>
          </table:table-cell>
          <table:table-cell table:style-name="ce4" table:formula="of:=COS(RADIANS([.R$4])) * SIN(RADIANS([.$A91]))" office:value-type="float" office:value="0.692966217581967" calcext:value-type="float">
            <text:p>0,69</text:p>
          </table:table-cell>
          <table:table-cell table:style-name="ce4" table:formula="of:=COS(RADIANS([.S$4])) * SIN(RADIANS([.$A91]))" office:value-type="float" office:value="0.680337046334504" calcext:value-type="float">
            <text:p>0,68</text:p>
          </table:table-cell>
          <table:table-cell table:style-name="ce4" table:formula="of:=COS(RADIANS([.T$4])) * SIN(RADIANS([.$A91]))" office:value-type="float" office:value="0.667500637832155" calcext:value-type="float">
            <text:p>0,67</text:p>
          </table:table-cell>
          <table:table-cell table:style-name="ce4" table:formula="of:=COS(RADIANS([.U$4])) * SIN(RADIANS([.$A91]))" office:value-type="float" office:value="0.654460902169298" calcext:value-type="float">
            <text:p>0,65</text:p>
          </table:table-cell>
          <table:table-cell table:style-name="ce4" table:formula="of:=COS(RADIANS([.V$4])) * SIN(RADIANS([.$A91]))" office:value-type="float" office:value="0.641221811375735" calcext:value-type="float">
            <text:p>0,64</text:p>
          </table:table-cell>
          <table:table-cell table:style-name="ce4" table:formula="of:=COS(RADIANS([.W$4])) * SIN(RADIANS([.$A91]))" office:value-type="float" office:value="0.627787398206772" calcext:value-type="float">
            <text:p>0,63</text:p>
          </table:table-cell>
          <table:table-cell table:style-name="ce4" table:formula="of:=COS(RADIANS([.X$4])) * SIN(RADIANS([.$A91]))" office:value-type="float" office:value="0.614161754914803" calcext:value-type="float">
            <text:p>0,61</text:p>
          </table:table-cell>
          <table:table-cell table:style-name="ce4" table:formula="of:=COS(RADIANS([.Y$4])) * SIN(RADIANS([.$A91]))" office:value-type="float" office:value="0.600349032002767" calcext:value-type="float">
            <text:p>0,60</text:p>
          </table:table-cell>
          <table:table-cell table:style-name="ce4" table:formula="of:=COS(RADIANS([.Z$4])) * SIN(RADIANS([.$A91]))" office:value-type="float" office:value="0.586353436959872" calcext:value-type="float">
            <text:p>0,59</text:p>
          </table:table-cell>
          <table:table-cell table:style-name="ce4" table:formula="of:=COS(RADIANS([.AA$4])) * SIN(RADIANS([.$A91]))" office:value-type="float" office:value="0.572179232979946" calcext:value-type="float">
            <text:p>0,57</text:p>
          </table:table-cell>
          <table:table-cell table:style-name="ce4" table:formula="of:=COS(RADIANS([.AB$4])) * SIN(RADIANS([.$A91]))" office:value-type="float" office:value="0.557830737662829" calcext:value-type="float">
            <text:p>0,56</text:p>
          </table:table-cell>
          <table:table-cell table:style-name="ce4" table:formula="of:=COS(RADIANS([.AC$4])) * SIN(RADIANS([.$A91]))" office:value-type="float" office:value="0.543312321699193" calcext:value-type="float">
            <text:p>0,54</text:p>
          </table:table-cell>
          <table:table-cell table:style-name="ce4" table:formula="of:=COS(RADIANS([.AD$4])) * SIN(RADIANS([.$A91]))" office:value-type="float" office:value="0.528628407539182" calcext:value-type="float">
            <text:p>0,53</text:p>
          </table:table-cell>
          <table:table-cell table:style-name="ce4" table:formula="of:=COS(RADIANS([.AE$4])) * SIN(RADIANS([.$A91]))" office:value-type="float" office:value="0.513783468045297" calcext:value-type="float">
            <text:p>0,51</text:p>
          </table:table-cell>
          <table:table-cell table:style-name="ce4" table:formula="of:=COS(RADIANS([.AF$4])) * SIN(RADIANS([.$A91]))" office:value-type="float" office:value="0.498782025129912" calcext:value-type="float">
            <text:p>0,50</text:p>
          </table:table-cell>
          <table:table-cell table:style-name="ce4" table:formula="of:=COS(RADIANS([.AG$4])) * SIN(RADIANS([.$A91]))" office:value-type="float" office:value="0.483628648377863" calcext:value-type="float">
            <text:p>0,48</text:p>
          </table:table-cell>
          <table:table-cell table:style-name="ce4" table:formula="of:=COS(RADIANS([.AH$4])) * SIN(RADIANS([.$A91]))" office:value-type="float" office:value="0.468327953654503" calcext:value-type="float">
            <text:p>0,47</text:p>
          </table:table-cell>
          <table:table-cell table:style-name="ce4" table:formula="of:=COS(RADIANS([.AI$4])) * SIN(RADIANS([.$A91]))" office:value-type="float" office:value="0.452884601699664" calcext:value-type="float">
            <text:p>0,45</text:p>
          </table:table-cell>
          <table:table-cell table:style-name="ce4" table:formula="of:=COS(RADIANS([.AJ$4])) * SIN(RADIANS([.$A91]))" office:value-type="float" office:value="0.437303296707956" calcext:value-type="float">
            <text:p>0,44</text:p>
          </table:table-cell>
          <table:table-cell table:style-name="ce4" table:formula="of:=COS(RADIANS([.AK$4])) * SIN(RADIANS([.$A91]))" office:value-type="float" office:value="0.421588784895819" calcext:value-type="float">
            <text:p>0,42</text:p>
          </table:table-cell>
          <table:table-cell table:style-name="ce4" table:formula="of:=COS(RADIANS([.AL$4])) * SIN(RADIANS([.$A91]))" office:value-type="float" office:value="0.40574585305578" calcext:value-type="float">
            <text:p>0,41</text:p>
          </table:table-cell>
          <table:table-cell table:style-name="ce4" table:formula="of:=COS(RADIANS([.AM$4])) * SIN(RADIANS([.$A91]))" office:value-type="float" office:value="0.389779327098352" calcext:value-type="float">
            <text:p>0,39</text:p>
          </table:table-cell>
          <table:table-cell table:style-name="ce4" table:formula="of:=COS(RADIANS([.AN$4])) * SIN(RADIANS([.$A91]))" office:value-type="float" office:value="0.373694070582013" calcext:value-type="float">
            <text:p>0,37</text:p>
          </table:table-cell>
          <table:table-cell table:style-name="ce4" table:formula="of:=COS(RADIANS([.AO$4])) * SIN(RADIANS([.$A91]))" office:value-type="float" office:value="0.357494983231718" calcext:value-type="float">
            <text:p>0,36</text:p>
          </table:table-cell>
          <table:table-cell table:style-name="ce4" table:formula="of:=COS(RADIANS([.AP$4])) * SIN(RADIANS([.$A91]))" office:value-type="float" office:value="0.3411869994464" calcext:value-type="float">
            <text:p>0,34</text:p>
          </table:table-cell>
          <table:table-cell table:style-name="ce4" table:formula="of:=COS(RADIANS([.AQ$4])) * SIN(RADIANS([.$A91]))" office:value-type="float" office:value="0.324775086795897" calcext:value-type="float">
            <text:p>0,32</text:p>
          </table:table-cell>
          <table:table-cell table:style-name="ce4" table:formula="of:=COS(RADIANS([.AR$4])) * SIN(RADIANS([.$A91]))" office:value-type="float" office:value="0.30826424450779" calcext:value-type="float">
            <text:p>0,31</text:p>
          </table:table-cell>
          <table:table-cell table:style-name="ce4" table:formula="of:=COS(RADIANS([.AS$4])) * SIN(RADIANS([.$A91]))" office:value-type="float" office:value="0.291659501944583" calcext:value-type="float">
            <text:p>0,29</text:p>
          </table:table-cell>
          <table:table-cell table:style-name="ce4" table:formula="of:=COS(RADIANS([.AT$4])) * SIN(RADIANS([.$A91]))" office:value-type="float" office:value="0.274965917071714" calcext:value-type="float">
            <text:p>0,27</text:p>
          </table:table-cell>
          <table:table-cell table:style-name="ce4" table:formula="of:=COS(RADIANS([.AU$4])) * SIN(RADIANS([.$A91]))" office:value-type="float" office:value="0.258188574916851" calcext:value-type="float">
            <text:p>0,26</text:p>
          </table:table-cell>
          <table:table-cell table:style-name="ce4" table:formula="of:=COS(RADIANS([.AV$4])) * SIN(RADIANS([.$A91]))" office:value-type="float" office:value="0.241332586020939" calcext:value-type="float">
            <text:p>0,24</text:p>
          </table:table-cell>
          <table:table-cell table:style-name="ce4" table:formula="of:=COS(RADIANS([.AW$4])) * SIN(RADIANS([.$A91]))" office:value-type="float" office:value="0.224403084881484" calcext:value-type="float">
            <text:p>0,22</text:p>
          </table:table-cell>
          <table:table-cell table:style-name="ce4" table:formula="of:=COS(RADIANS([.AX$4])) * SIN(RADIANS([.$A91]))" office:value-type="float" office:value="0.207405228388532" calcext:value-type="float">
            <text:p>0,21</text:p>
          </table:table-cell>
          <table:table-cell table:style-name="ce4" table:formula="of:=COS(RADIANS([.AY$4])) * SIN(RADIANS([.$A91]))" office:value-type="float" office:value="0.190344194253834" calcext:value-type="float">
            <text:p>0,19</text:p>
          </table:table-cell>
          <table:table-cell table:style-name="ce4" table:formula="of:=COS(RADIANS([.AZ$4])) * SIN(RADIANS([.$A91]))" office:value-type="float" office:value="0.173225179433661" calcext:value-type="float">
            <text:p>0,17</text:p>
          </table:table-cell>
          <table:table-cell table:style-name="ce4" table:formula="of:=COS(RADIANS([.BA$4])) * SIN(RADIANS([.$A91]))" office:value-type="float" office:value="0.156053398545762" calcext:value-type="float">
            <text:p>0,16</text:p>
          </table:table-cell>
          <table:table-cell table:style-name="ce4" table:formula="of:=COS(RADIANS([.BB$4])) * SIN(RADIANS([.$A91]))" office:value-type="float" office:value="0.138834082280942" calcext:value-type="float">
            <text:p>0,14</text:p>
          </table:table-cell>
          <table:table-cell table:style-name="ce4" table:formula="of:=COS(RADIANS([.BC$4])) * SIN(RADIANS([.$A91]))" office:value-type="float" office:value="0.121572475809744" calcext:value-type="float">
            <text:p>0,12</text:p>
          </table:table-cell>
          <table:table-cell table:style-name="ce4" table:formula="of:=COS(RADIANS([.BD$4])) * SIN(RADIANS([.$A91]))" office:value-type="float" office:value="0.104273837184716" calcext:value-type="float">
            <text:p>0,10</text:p>
          </table:table-cell>
          <table:table-cell table:style-name="ce4" table:formula="of:=COS(RADIANS([.BE$4])) * SIN(RADIANS([.$A91]))" office:value-type="float" office:value="0.0869434357387574" calcext:value-type="float">
            <text:p>0,09</text:p>
          </table:table-cell>
          <table:table-cell table:style-name="ce4" table:formula="of:=COS(RADIANS([.BF$4])) * SIN(RADIANS([.$A91]))" office:value-type="float" office:value="0.0695865504800327" calcext:value-type="float">
            <text:p>0,07</text:p>
          </table:table-cell>
          <table:table-cell table:style-name="ce4" table:formula="of:=COS(RADIANS([.BG$4])) * SIN(RADIANS([.$A91]))" office:value-type="float" office:value="0.0522084684839321" calcext:value-type="float">
            <text:p>0,05</text:p>
          </table:table-cell>
          <table:table-cell table:style-name="ce4" table:formula="of:=COS(RADIANS([.BH$4])) * SIN(RADIANS([.$A91]))" office:value-type="float" office:value="0.0435131327300168" calcext:value-type="float">
            <text:p>0,04</text:p>
          </table:table-cell>
          <table:table-cell table:style-name="ce4" table:formula="of:=COS(RADIANS([.BI$4])) * SIN(RADIANS([.$A91]))" office:value-type="float" office:value="0.0348144832825764" calcext:value-type="float">
            <text:p>0,03</text:p>
          </table:table-cell>
          <table:table-cell table:style-name="ce4" table:formula="of:=COS(RADIANS([.BJ$4])) * SIN(RADIANS([.$A91]))" office:value-type="float" office:value="0.0261131825774442" calcext:value-type="float">
            <text:p>0,03</text:p>
          </table:table-cell>
          <table:table-cell table:style-name="ce4" table:formula="of:=COS(RADIANS([.BK$4])) * SIN(RADIANS([.$A91]))" office:value-type="float" office:value="0.0174098932523573" calcext:value-type="float">
            <text:p>0,02</text:p>
          </table:table-cell>
          <table:table-cell table:style-name="ce4" table:formula="of:=COS(RADIANS([.BL$4])) * SIN(RADIANS([.$A91]))" office:value-type="float" office:value="0.008705278096494" calcext:value-type="float">
            <text:p>0,01</text:p>
          </table:table-cell>
          <table:table-cell table:style-name="ce4" table:formula="of:=COS(RADIANS([.BM$4])) * SIN(RADIANS([.$A91]))" office:value-type="float" office:value="6.10831810547581E-017" calcext:value-type="float">
            <text:p>0,00</text:p>
          </table:table-cell>
          <table:table-cell table:formula="of:=90-[.A91]" office:value-type="float" office:value="4" calcext:value-type="float">
            <text:p>4</text:p>
          </table:table-cell>
          <table:table-cell table:number-columns-repeated="958"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table:style-name="ce4" table:formula="of:=COS(RADIANS([.B$4])) * SIN(RADIANS([.$A92]))" office:value-type="float" office:value="0.998629534754574" calcext:value-type="float">
            <text:p>1,00</text:p>
          </table:table-cell>
          <table:table-cell table:style-name="ce4" table:formula="of:=COS(RADIANS([.C$4])) * SIN(RADIANS([.$A92]))" office:value-type="float" office:value="0.994829447880333" calcext:value-type="float">
            <text:p>0,99</text:p>
          </table:table-cell>
          <table:table-cell table:style-name="ce4" table:formula="of:=COS(RADIANS([.D$4])) * SIN(RADIANS([.$A92]))" office:value-type="float" office:value="0.983458108213278" calcext:value-type="float">
            <text:p>0,98</text:p>
          </table:table-cell>
          <table:table-cell table:style-name="ce4" table:formula="of:=COS(RADIANS([.E$4])) * SIN(RADIANS([.$A92]))" office:value-type="float" office:value="0.96460205851448" calcext:value-type="float">
            <text:p>0,96</text:p>
          </table:table-cell>
          <table:table-cell table:style-name="ce4" table:formula="of:=COS(RADIANS([.F$4])) * SIN(RADIANS([.$A92]))" office:value-type="float" office:value="0.938404804707738" calcext:value-type="float">
            <text:p>0,94</text:p>
          </table:table-cell>
          <table:table-cell table:style-name="ce4" table:formula="of:=COS(RADIANS([.G$4])) * SIN(RADIANS([.$A92]))" office:value-type="float" office:value="0.912293475342785" calcext:value-type="float">
            <text:p>0,91</text:p>
          </table:table-cell>
          <table:table-cell table:style-name="ce4" table:formula="of:=COS(RADIANS([.H$4])) * SIN(RADIANS([.$A92]))" office:value-type="float" office:value="0.88978543071352" calcext:value-type="float">
            <text:p>0,89</text:p>
          </table:table-cell>
          <table:table-cell table:style-name="ce4" table:formula="of:=COS(RADIANS([.I$4])) * SIN(RADIANS([.$A92]))" office:value-type="float" office:value="0.864838546066896" calcext:value-type="float">
            <text:p>0,86</text:p>
          </table:table-cell>
          <table:table-cell table:style-name="ce4" table:formula="of:=COS(RADIANS([.J$4])) * SIN(RADIANS([.$A92]))" office:value-type="float" office:value="0.846885875714194" calcext:value-type="float">
            <text:p>0,85</text:p>
          </table:table-cell>
          <table:table-cell table:style-name="ce4" table:formula="of:=COS(RADIANS([.K$4])) * SIN(RADIANS([.$A92]))" office:value-type="float" office:value="0.827901405374703" calcext:value-type="float">
            <text:p>0,83</text:p>
          </table:table-cell>
          <table:table-cell table:style-name="ce4" table:formula="of:=COS(RADIANS([.L$4])) * SIN(RADIANS([.$A92]))" office:value-type="float" office:value="0.807908264701197" calcext:value-type="float">
            <text:p>0,81</text:p>
          </table:table-cell>
          <table:table-cell table:style-name="ce4" table:formula="of:=COS(RADIANS([.M$4])) * SIN(RADIANS([.$A92]))" office:value-type="float" office:value="0.786930812255882" calcext:value-type="float">
            <text:p>0,79</text:p>
          </table:table-cell>
          <table:table-cell table:style-name="ce4" table:formula="of:=COS(RADIANS([.N$4])) * SIN(RADIANS([.$A92]))" office:value-type="float" office:value="0.764994605833232" calcext:value-type="float">
            <text:p>0,76</text:p>
          </table:table-cell>
          <table:table-cell table:style-name="ce4" table:formula="of:=COS(RADIANS([.O$4])) * SIN(RADIANS([.$A92]))" office:value-type="float" office:value="0.742126371321759" calcext:value-type="float">
            <text:p>0,74</text:p>
          </table:table-cell>
          <table:table-cell table:style-name="ce4" table:formula="of:=COS(RADIANS([.P$4])) * SIN(RADIANS([.$A92]))" office:value-type="float" office:value="0.718353970142635" calcext:value-type="float">
            <text:p>0,72</text:p>
          </table:table-cell>
          <table:table-cell table:style-name="ce4" table:formula="of:=COS(RADIANS([.Q$4])) * SIN(RADIANS([.$A92]))" office:value-type="float" office:value="0.706137715918126" calcext:value-type="float">
            <text:p>0,71</text:p>
          </table:table-cell>
          <table:table-cell table:style-name="ce4" table:formula="of:=COS(RADIANS([.R$4])) * SIN(RADIANS([.$A92]))" office:value-type="float" office:value="0.693706365304839" calcext:value-type="float">
            <text:p>0,69</text:p>
          </table:table-cell>
          <table:table-cell table:style-name="ce4" table:formula="of:=COS(RADIANS([.S$4])) * SIN(RADIANS([.$A92]))" office:value-type="float" office:value="0.681063705012595" calcext:value-type="float">
            <text:p>0,68</text:p>
          </table:table-cell>
          <table:table-cell table:style-name="ce4" table:formula="of:=COS(RADIANS([.T$4])) * SIN(RADIANS([.$A92]))" office:value-type="float" office:value="0.668213586118193" calcext:value-type="float">
            <text:p>0,67</text:p>
          </table:table-cell>
          <table:table-cell table:style-name="ce4" table:formula="of:=COS(RADIANS([.U$4])) * SIN(RADIANS([.$A92]))" office:value-type="float" office:value="0.655159922892328" calcext:value-type="float">
            <text:p>0,66</text:p>
          </table:table-cell>
          <table:table-cell table:style-name="ce4" table:formula="of:=COS(RADIANS([.V$4])) * SIN(RADIANS([.$A92]))" office:value-type="float" office:value="0.641906691607273" calcext:value-type="float">
            <text:p>0,64</text:p>
          </table:table-cell>
          <table:table-cell table:style-name="ce4" table:formula="of:=COS(RADIANS([.W$4])) * SIN(RADIANS([.$A92]))" office:value-type="float" office:value="0.628457929325666" calcext:value-type="float">
            <text:p>0,63</text:p>
          </table:table-cell>
          <table:table-cell table:style-name="ce4" table:formula="of:=COS(RADIANS([.X$4])) * SIN(RADIANS([.$A92]))" office:value-type="float" office:value="0.614817732670777" calcext:value-type="float">
            <text:p>0,61</text:p>
          </table:table-cell>
          <table:table-cell table:style-name="ce4" table:formula="of:=COS(RADIANS([.Y$4])) * SIN(RADIANS([.$A92]))" office:value-type="float" office:value="0.600990256578643" calcext:value-type="float">
            <text:p>0,60</text:p>
          </table:table-cell>
          <table:table-cell table:style-name="ce4" table:formula="of:=COS(RADIANS([.Z$4])) * SIN(RADIANS([.$A92]))" office:value-type="float" office:value="0.586979713032432" calcext:value-type="float">
            <text:p>0,59</text:p>
          </table:table-cell>
          <table:table-cell table:style-name="ce4" table:formula="of:=COS(RADIANS([.AA$4])) * SIN(RADIANS([.$A92]))" office:value-type="float" office:value="0.572790369779432" calcext:value-type="float">
            <text:p>0,57</text:p>
          </table:table-cell>
          <table:table-cell table:style-name="ce4" table:formula="of:=COS(RADIANS([.AB$4])) * SIN(RADIANS([.$A92]))" office:value-type="float" office:value="0.558426549031051" calcext:value-type="float">
            <text:p>0,56</text:p>
          </table:table-cell>
          <table:table-cell table:style-name="ce4" table:formula="of:=COS(RADIANS([.AC$4])) * SIN(RADIANS([.$A92]))" office:value-type="float" office:value="0.543892626146237" calcext:value-type="float">
            <text:p>0,54</text:p>
          </table:table-cell>
          <table:table-cell table:style-name="ce4" table:formula="of:=COS(RADIANS([.AD$4])) * SIN(RADIANS([.$A92]))" office:value-type="float" office:value="0.529193028298691" calcext:value-type="float">
            <text:p>0,53</text:p>
          </table:table-cell>
          <table:table-cell table:style-name="ce4" table:formula="of:=COS(RADIANS([.AE$4])) * SIN(RADIANS([.$A92]))" office:value-type="float" office:value="0.514332233128319" calcext:value-type="float">
            <text:p>0,51</text:p>
          </table:table-cell>
          <table:table-cell table:style-name="ce4" table:formula="of:=COS(RADIANS([.AF$4])) * SIN(RADIANS([.$A92]))" office:value-type="float" office:value="0.499314767377287" calcext:value-type="float">
            <text:p>0,50</text:p>
          </table:table-cell>
          <table:table-cell table:style-name="ce4" table:formula="of:=COS(RADIANS([.AG$4])) * SIN(RADIANS([.$A92]))" office:value-type="float" office:value="0.484145205511141" calcext:value-type="float">
            <text:p>0,48</text:p>
          </table:table-cell>
          <table:table-cell table:style-name="ce4" table:formula="of:=COS(RADIANS([.AH$4])) * SIN(RADIANS([.$A92]))" office:value-type="float" office:value="0.468828168325377" calcext:value-type="float">
            <text:p>0,47</text:p>
          </table:table-cell>
          <table:table-cell table:style-name="ce4" table:formula="of:=COS(RADIANS([.AI$4])) * SIN(RADIANS([.$A92]))" office:value-type="float" office:value="0.4533683215379" calcext:value-type="float">
            <text:p>0,45</text:p>
          </table:table-cell>
          <table:table-cell table:style-name="ce4" table:formula="of:=COS(RADIANS([.AJ$4])) * SIN(RADIANS([.$A92]))" office:value-type="float" office:value="0.437770374367805" calcext:value-type="float">
            <text:p>0,44</text:p>
          </table:table-cell>
          <table:table-cell table:style-name="ce4" table:formula="of:=COS(RADIANS([.AK$4])) * SIN(RADIANS([.$A92]))" office:value-type="float" office:value="0.422039078100901" calcext:value-type="float">
            <text:p>0,42</text:p>
          </table:table-cell>
          <table:table-cell table:style-name="ce4" table:formula="of:=COS(RADIANS([.AL$4])) * SIN(RADIANS([.$A92]))" office:value-type="float" office:value="0.406179224642424" calcext:value-type="float">
            <text:p>0,41</text:p>
          </table:table-cell>
          <table:table-cell table:style-name="ce4" table:formula="of:=COS(RADIANS([.AM$4])) * SIN(RADIANS([.$A92]))" office:value-type="float" office:value="0.390195645057373" calcext:value-type="float">
            <text:p>0,39</text:p>
          </table:table-cell>
          <table:table-cell table:style-name="ce4" table:formula="of:=COS(RADIANS([.AN$4])) * SIN(RADIANS([.$A92]))" office:value-type="float" office:value="0.374093208098928" calcext:value-type="float">
            <text:p>0,37</text:p>
          </table:table-cell>
          <table:table-cell table:style-name="ce4" table:formula="of:=COS(RADIANS([.AO$4])) * SIN(RADIANS([.$A92]))" office:value-type="float" office:value="0.357876818725374" calcext:value-type="float">
            <text:p>0,36</text:p>
          </table:table-cell>
          <table:table-cell table:style-name="ce4" table:formula="of:=COS(RADIANS([.AP$4])) * SIN(RADIANS([.$A92]))" office:value-type="float" office:value="0.341551416606005" calcext:value-type="float">
            <text:p>0,34</text:p>
          </table:table-cell>
          <table:table-cell table:style-name="ce4" table:formula="of:=COS(RADIANS([.AQ$4])) * SIN(RADIANS([.$A92]))" office:value-type="float" office:value="0.325121974616456" calcext:value-type="float">
            <text:p>0,33</text:p>
          </table:table-cell>
          <table:table-cell table:style-name="ce4" table:formula="of:=COS(RADIANS([.AR$4])) * SIN(RADIANS([.$A92]))" office:value-type="float" office:value="0.308593497323911" calcext:value-type="float">
            <text:p>0,31</text:p>
          </table:table-cell>
          <table:table-cell table:style-name="ce4" table:formula="of:=COS(RADIANS([.AS$4])) * SIN(RADIANS([.$A92]))" office:value-type="float" office:value="0.291971019462668" calcext:value-type="float">
            <text:p>0,29</text:p>
          </table:table-cell>
          <table:table-cell table:style-name="ce4" table:formula="of:=COS(RADIANS([.AT$4])) * SIN(RADIANS([.$A92]))" office:value-type="float" office:value="0.275259604400511" calcext:value-type="float">
            <text:p>0,28</text:p>
          </table:table-cell>
          <table:table-cell table:style-name="ce4" table:formula="of:=COS(RADIANS([.AU$4])) * SIN(RADIANS([.$A92]))" office:value-type="float" office:value="0.258464342596353" calcext:value-type="float">
            <text:p>0,26</text:p>
          </table:table-cell>
          <table:table-cell table:style-name="ce4" table:formula="of:=COS(RADIANS([.AV$4])) * SIN(RADIANS([.$A92]))" office:value-type="float" office:value="0.241590350049641" calcext:value-type="float">
            <text:p>0,24</text:p>
          </table:table-cell>
          <table:table-cell table:style-name="ce4" table:formula="of:=COS(RADIANS([.AW$4])) * SIN(RADIANS([.$A92]))" office:value-type="float" office:value="0.224642766741965" calcext:value-type="float">
            <text:p>0,22</text:p>
          </table:table-cell>
          <table:table-cell table:style-name="ce4" table:formula="of:=COS(RADIANS([.AX$4])) * SIN(RADIANS([.$A92]))" office:value-type="float" office:value="0.207626755071376" calcext:value-type="float">
            <text:p>0,21</text:p>
          </table:table-cell>
          <table:table-cell table:style-name="ce4" table:formula="of:=COS(RADIANS([.AY$4])) * SIN(RADIANS([.$A92]))" office:value-type="float" office:value="0.190547498279867" calcext:value-type="float">
            <text:p>0,19</text:p>
          </table:table-cell>
          <table:table-cell table:style-name="ce4" table:formula="of:=COS(RADIANS([.AZ$4])) * SIN(RADIANS([.$A92]))" office:value-type="float" office:value="0.173410198874506" calcext:value-type="float">
            <text:p>0,17</text:p>
          </table:table-cell>
          <table:table-cell table:style-name="ce4" table:formula="of:=COS(RADIANS([.BA$4])) * SIN(RADIANS([.$A92]))" office:value-type="float" office:value="0.156220077042706" calcext:value-type="float">
            <text:p>0,16</text:p>
          </table:table-cell>
          <table:table-cell table:style-name="ce4" table:formula="of:=COS(RADIANS([.BB$4])) * SIN(RADIANS([.$A92]))" office:value-type="float" office:value="0.138982369062102" calcext:value-type="float">
            <text:p>0,14</text:p>
          </table:table-cell>
          <table:table-cell table:style-name="ce4" table:formula="of:=COS(RADIANS([.BC$4])) * SIN(RADIANS([.$A92]))" office:value-type="float" office:value="0.121702325705528" calcext:value-type="float">
            <text:p>0,12</text:p>
          </table:table-cell>
          <table:table-cell table:style-name="ce4" table:formula="of:=COS(RADIANS([.BD$4])) * SIN(RADIANS([.$A92]))" office:value-type="float" office:value="0.104385210641587" calcext:value-type="float">
            <text:p>0,10</text:p>
          </table:table-cell>
          <table:table-cell table:style-name="ce4" table:formula="of:=COS(RADIANS([.BE$4])) * SIN(RADIANS([.$A92]))" office:value-type="float" office:value="0.0870362988312834" calcext:value-type="float">
            <text:p>0,09</text:p>
          </table:table-cell>
          <table:table-cell table:style-name="ce4" table:formula="of:=COS(RADIANS([.BF$4])) * SIN(RADIANS([.$A92]))" office:value-type="float" office:value="0.0696608749212154" calcext:value-type="float">
            <text:p>0,07</text:p>
          </table:table-cell>
          <table:table-cell table:style-name="ce4" table:formula="of:=COS(RADIANS([.BG$4])) * SIN(RADIANS([.$A92]))" office:value-type="float" office:value="0.0522642316338269" calcext:value-type="float">
            <text:p>0,05</text:p>
          </table:table-cell>
          <table:table-cell table:style-name="ce4" table:formula="of:=COS(RADIANS([.BH$4])) * SIN(RADIANS([.$A92]))" office:value-type="float" office:value="0.043559608510925" calcext:value-type="float">
            <text:p>0,04</text:p>
          </table:table-cell>
          <table:table-cell table:style-name="ce4" table:formula="of:=COS(RADIANS([.BI$4])) * SIN(RADIANS([.$A92]))" office:value-type="float" office:value="0.0348516681551874" calcext:value-type="float">
            <text:p>0,03</text:p>
          </table:table-cell>
          <table:table-cell table:style-name="ce4" table:formula="of:=COS(RADIANS([.BJ$4])) * SIN(RADIANS([.$A92]))" office:value-type="float" office:value="0.0261410737099861" calcext:value-type="float">
            <text:p>0,03</text:p>
          </table:table-cell>
          <table:table-cell table:style-name="ce4" table:formula="of:=COS(RADIANS([.BK$4])) * SIN(RADIANS([.$A92]))" office:value-type="float" office:value="0.0174284885208122" calcext:value-type="float">
            <text:p>0,02</text:p>
          </table:table-cell>
          <table:table-cell table:style-name="ce4" table:formula="of:=COS(RADIANS([.BL$4])) * SIN(RADIANS([.$A92]))" office:value-type="float" office:value="0.0087145760847604" calcext:value-type="float">
            <text:p>0,01</text:p>
          </table:table-cell>
          <table:table-cell table:style-name="ce4" table:formula="of:=COS(RADIANS([.BM$4])) * SIN(RADIANS([.$A92]))" office:value-type="float" office:value="6.114842316356E-017" calcext:value-type="float">
            <text:p>0,00</text:p>
          </table:table-cell>
          <table:table-cell table:formula="of:=90-[.A92]" office:value-type="float" office:value="3" calcext:value-type="float">
            <text:p>3</text:p>
          </table:table-cell>
          <table:table-cell table:number-columns-repeated="958"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table:style-name="ce4" table:formula="of:=COS(RADIANS([.B$4])) * SIN(RADIANS([.$A93]))" office:value-type="float" office:value="0.999390827019096" calcext:value-type="float">
            <text:p>1,00</text:p>
          </table:table-cell>
          <table:table-cell table:style-name="ce4" table:formula="of:=COS(RADIANS([.C$4])) * SIN(RADIANS([.$A93]))" office:value-type="float" office:value="0.995587843197948" calcext:value-type="float">
            <text:p>1,00</text:p>
          </table:table-cell>
          <table:table-cell table:style-name="ce4" table:formula="of:=COS(RADIANS([.D$4])) * SIN(RADIANS([.$A93]))" office:value-type="float" office:value="0.984207834737688" calcext:value-type="float">
            <text:p>0,98</text:p>
          </table:table-cell>
          <table:table-cell table:style-name="ce4" table:formula="of:=COS(RADIANS([.E$4])) * SIN(RADIANS([.$A93]))" office:value-type="float" office:value="0.965337410374135" calcext:value-type="float">
            <text:p>0,97</text:p>
          </table:table-cell>
          <table:table-cell table:style-name="ce4" table:formula="of:=COS(RADIANS([.F$4])) * SIN(RADIANS([.$A93]))" office:value-type="float" office:value="0.93912018543097" calcext:value-type="float">
            <text:p>0,94</text:p>
          </table:table-cell>
          <table:table-cell table:style-name="ce4" table:formula="of:=COS(RADIANS([.G$4])) * SIN(RADIANS([.$A93]))" office:value-type="float" office:value="0.912988950432977" calcext:value-type="float">
            <text:p>0,91</text:p>
          </table:table-cell>
          <table:table-cell table:style-name="ce4" table:formula="of:=COS(RADIANS([.H$4])) * SIN(RADIANS([.$A93]))" office:value-type="float" office:value="0.890463747088023" calcext:value-type="float">
            <text:p>0,89</text:p>
          </table:table-cell>
          <table:table-cell table:style-name="ce4" table:formula="of:=COS(RADIANS([.I$4])) * SIN(RADIANS([.$A93]))" office:value-type="float" office:value="0.865497844507676" calcext:value-type="float">
            <text:p>0,87</text:p>
          </table:table-cell>
          <table:table-cell table:style-name="ce4" table:formula="of:=COS(RADIANS([.J$4])) * SIN(RADIANS([.$A93]))" office:value-type="float" office:value="0.84753148816974" calcext:value-type="float">
            <text:p>0,85</text:p>
          </table:table-cell>
          <table:table-cell table:style-name="ce4" table:formula="of:=COS(RADIANS([.K$4])) * SIN(RADIANS([.$A93]))" office:value-type="float" office:value="0.828532545265687" calcext:value-type="float">
            <text:p>0,83</text:p>
          </table:table-cell>
          <table:table-cell table:style-name="ce4" table:formula="of:=COS(RADIANS([.L$4])) * SIN(RADIANS([.$A93]))" office:value-type="float" office:value="0.808524163080882" calcext:value-type="float">
            <text:p>0,81</text:p>
          </table:table-cell>
          <table:table-cell table:style-name="ce4" table:formula="of:=COS(RADIANS([.M$4])) * SIN(RADIANS([.$A93]))" office:value-type="float" office:value="0.787530718746963" calcext:value-type="float">
            <text:p>0,79</text:p>
          </table:table-cell>
          <table:table-cell table:style-name="ce4" table:formula="of:=COS(RADIANS([.N$4])) * SIN(RADIANS([.$A93]))" office:value-type="float" office:value="0.765577789542058" calcext:value-type="float">
            <text:p>0,77</text:p>
          </table:table-cell>
          <table:table-cell table:style-name="ce4" table:formula="of:=COS(RADIANS([.O$4])) * SIN(RADIANS([.$A93]))" office:value-type="float" office:value="0.742692121728815" calcext:value-type="float">
            <text:p>0,74</text:p>
          </table:table-cell>
          <table:table-cell table:style-name="ce4" table:formula="of:=COS(RADIANS([.P$4])) * SIN(RADIANS([.$A93]))" office:value-type="float" office:value="0.718901597968196" calcext:value-type="float">
            <text:p>0,72</text:p>
          </table:table-cell>
          <table:table-cell table:style-name="ce4" table:formula="of:=COS(RADIANS([.Q$4])) * SIN(RADIANS([.$A93]))" office:value-type="float" office:value="0.706676030840834" calcext:value-type="float">
            <text:p>0,71</text:p>
          </table:table-cell>
          <table:table-cell table:style-name="ce4" table:formula="of:=COS(RADIANS([.R$4])) * SIN(RADIANS([.$A93]))" office:value-type="float" office:value="0.694235203348755" calcext:value-type="float">
            <text:p>0,69</text:p>
          </table:table-cell>
          <table:table-cell table:style-name="ce4" table:formula="of:=COS(RADIANS([.S$4])) * SIN(RADIANS([.$A93]))" office:value-type="float" office:value="0.681582905088527" calcext:value-type="float">
            <text:p>0,68</text:p>
          </table:table-cell>
          <table:table-cell table:style-name="ce4" table:formula="of:=COS(RADIANS([.T$4])) * SIN(RADIANS([.$A93]))" office:value-type="float" office:value="0.668722990072769" calcext:value-type="float">
            <text:p>0,67</text:p>
          </table:table-cell>
          <table:table-cell table:style-name="ce4" table:formula="of:=COS(RADIANS([.U$4])) * SIN(RADIANS([.$A93]))" office:value-type="float" office:value="0.655659375556168" calcext:value-type="float">
            <text:p>0,66</text:p>
          </table:table-cell>
          <table:table-cell table:style-name="ce4" table:formula="of:=COS(RADIANS([.V$4])) * SIN(RADIANS([.$A93]))" office:value-type="float" office:value="0.642396040842258" calcext:value-type="float">
            <text:p>0,64</text:p>
          </table:table-cell>
          <table:table-cell table:style-name="ce4" table:formula="of:=COS(RADIANS([.W$4])) * SIN(RADIANS([.$A93]))" office:value-type="float" office:value="0.628937026071278" calcext:value-type="float">
            <text:p>0,63</text:p>
          </table:table-cell>
          <table:table-cell table:style-name="ce4" table:formula="of:=COS(RADIANS([.X$4])) * SIN(RADIANS([.$A93]))" office:value-type="float" office:value="0.615286430989506" calcext:value-type="float">
            <text:p>0,62</text:p>
          </table:table-cell>
          <table:table-cell table:style-name="ce4" table:formula="of:=COS(RADIANS([.Y$4])) * SIN(RADIANS([.$A93]))" office:value-type="float" office:value="0.601448413700442" calcext:value-type="float">
            <text:p>0,60</text:p>
          </table:table-cell>
          <table:table-cell table:style-name="ce4" table:formula="of:=COS(RADIANS([.Z$4])) * SIN(RADIANS([.$A93]))" office:value-type="float" office:value="0.587427189398203" calcext:value-type="float">
            <text:p>0,59</text:p>
          </table:table-cell>
          <table:table-cell table:style-name="ce4" table:formula="of:=COS(RADIANS([.AA$4])) * SIN(RADIANS([.$A93]))" office:value-type="float" office:value="0.573227029083538" calcext:value-type="float">
            <text:p>0,57</text:p>
          </table:table-cell>
          <table:table-cell table:style-name="ce4" table:formula="of:=COS(RADIANS([.AB$4])) * SIN(RADIANS([.$A93]))" office:value-type="float" office:value="0.558852258262839" calcext:value-type="float">
            <text:p>0,56</text:p>
          </table:table-cell>
          <table:table-cell table:style-name="ce4" table:formula="of:=COS(RADIANS([.AC$4])) * SIN(RADIANS([.$A93]))" office:value-type="float" office:value="0.54430725563055" calcext:value-type="float">
            <text:p>0,54</text:p>
          </table:table-cell>
          <table:table-cell table:style-name="ce4" table:formula="of:=COS(RADIANS([.AD$4])) * SIN(RADIANS([.$A93]))" office:value-type="float" office:value="0.529596451735373" calcext:value-type="float">
            <text:p>0,53</text:p>
          </table:table-cell>
          <table:table-cell table:style-name="ce4" table:formula="of:=COS(RADIANS([.AE$4])) * SIN(RADIANS([.$A93]))" office:value-type="float" office:value="0.514724327630682" calcext:value-type="float">
            <text:p>0,51</text:p>
          </table:table-cell>
          <table:table-cell table:style-name="ce4" table:formula="of:=COS(RADIANS([.AF$4])) * SIN(RADIANS([.$A93]))" office:value-type="float" office:value="0.499695413509548" calcext:value-type="float">
            <text:p>0,50</text:p>
          </table:table-cell>
          <table:table-cell table:style-name="ce4" table:formula="of:=COS(RADIANS([.AG$4])) * SIN(RADIANS([.$A93]))" office:value-type="float" office:value="0.484514287324801" calcext:value-type="float">
            <text:p>0,48</text:p>
          </table:table-cell>
          <table:table-cell table:style-name="ce4" table:formula="of:=COS(RADIANS([.AH$4])) * SIN(RADIANS([.$A93]))" office:value-type="float" office:value="0.469185573394539" calcext:value-type="float">
            <text:p>0,47</text:p>
          </table:table-cell>
          <table:table-cell table:style-name="ce4" table:formula="of:=COS(RADIANS([.AI$4])) * SIN(RADIANS([.$A93]))" office:value-type="float" office:value="0.453713940993518" calcext:value-type="float">
            <text:p>0,45</text:p>
          </table:table-cell>
          <table:table-cell table:style-name="ce4" table:formula="of:=COS(RADIANS([.AJ$4])) * SIN(RADIANS([.$A93]))" office:value-type="float" office:value="0.438104102930846" calcext:value-type="float">
            <text:p>0,44</text:p>
          </table:table-cell>
          <table:table-cell table:style-name="ce4" table:formula="of:=COS(RADIANS([.AK$4])) * SIN(RADIANS([.$A93]))" office:value-type="float" office:value="0.42236081411441" calcext:value-type="float">
            <text:p>0,42</text:p>
          </table:table-cell>
          <table:table-cell table:style-name="ce4" table:formula="of:=COS(RADIANS([.AL$4])) * SIN(RADIANS([.$A93]))" office:value-type="float" office:value="0.406488870102495" calcext:value-type="float">
            <text:p>0,41</text:p>
          </table:table-cell>
          <table:table-cell table:style-name="ce4" table:formula="of:=COS(RADIANS([.AM$4])) * SIN(RADIANS([.$A93]))" office:value-type="float" office:value="0.390493105643" calcext:value-type="float">
            <text:p>0,39</text:p>
          </table:table-cell>
          <table:table-cell table:style-name="ce4" table:formula="of:=COS(RADIANS([.AN$4])) * SIN(RADIANS([.$A93]))" office:value-type="float" office:value="0.374378393200735" calcext:value-type="float">
            <text:p>0,37</text:p>
          </table:table-cell>
          <table:table-cell table:style-name="ce4" table:formula="of:=COS(RADIANS([.AO$4])) * SIN(RADIANS([.$A93]))" office:value-type="float" office:value="0.358149641473215" calcext:value-type="float">
            <text:p>0,36</text:p>
          </table:table-cell>
          <table:table-cell table:style-name="ce4" table:formula="of:=COS(RADIANS([.AP$4])) * SIN(RADIANS([.$A93]))" office:value-type="float" office:value="0.34181179389543" calcext:value-type="float">
            <text:p>0,34</text:p>
          </table:table-cell>
          <table:table-cell table:style-name="ce4" table:formula="of:=COS(RADIANS([.AQ$4])) * SIN(RADIANS([.$A93]))" office:value-type="float" office:value="0.325369827134019" calcext:value-type="float">
            <text:p>0,33</text:p>
          </table:table-cell>
          <table:table-cell table:style-name="ce4" table:formula="of:=COS(RADIANS([.AR$4])) * SIN(RADIANS([.$A93]))" office:value-type="float" office:value="0.308828749571334" calcext:value-type="float">
            <text:p>0,31</text:p>
          </table:table-cell>
          <table:table-cell table:style-name="ce4" table:formula="of:=COS(RADIANS([.AS$4])) * SIN(RADIANS([.$A93]))" office:value-type="float" office:value="0.292193599779839" calcext:value-type="float">
            <text:p>0,29</text:p>
          </table:table-cell>
          <table:table-cell table:style-name="ce4" table:formula="of:=COS(RADIANS([.AT$4])) * SIN(RADIANS([.$A93]))" office:value-type="float" office:value="0.275469444987308" calcext:value-type="float">
            <text:p>0,28</text:p>
          </table:table-cell>
          <table:table-cell table:style-name="ce4" table:formula="of:=COS(RADIANS([.AU$4])) * SIN(RADIANS([.$A93]))" office:value-type="float" office:value="0.258661379533301" calcext:value-type="float">
            <text:p>0,26</text:p>
          </table:table-cell>
          <table:table-cell table:style-name="ce4" table:formula="of:=COS(RADIANS([.AV$4])) * SIN(RADIANS([.$A93]))" office:value-type="float" office:value="0.241774523317379" calcext:value-type="float">
            <text:p>0,24</text:p>
          </table:table-cell>
          <table:table-cell table:style-name="ce4" table:formula="of:=COS(RADIANS([.AW$4])) * SIN(RADIANS([.$A93]))" office:value-type="float" office:value="0.224814020239533" calcext:value-type="float">
            <text:p>0,22</text:p>
          </table:table-cell>
          <table:table-cell table:style-name="ce4" table:formula="of:=COS(RADIANS([.AX$4])) * SIN(RADIANS([.$A93]))" office:value-type="float" office:value="0.207785036633299" calcext:value-type="float">
            <text:p>0,21</text:p>
          </table:table-cell>
          <table:table-cell table:style-name="ce4" table:formula="of:=COS(RADIANS([.AY$4])) * SIN(RADIANS([.$A93]))" office:value-type="float" office:value="0.190692759692048" calcext:value-type="float">
            <text:p>0,19</text:p>
          </table:table-cell>
          <table:table-cell table:style-name="ce4" table:formula="of:=COS(RADIANS([.AZ$4])) * SIN(RADIANS([.$A93]))" office:value-type="float" office:value="0.173542395888912" calcext:value-type="float">
            <text:p>0,17</text:p>
          </table:table-cell>
          <table:table-cell table:style-name="ce4" table:formula="of:=COS(RADIANS([.BA$4])) * SIN(RADIANS([.$A93]))" office:value-type="float" office:value="0.156339169390846" calcext:value-type="float">
            <text:p>0,16</text:p>
          </table:table-cell>
          <table:table-cell table:style-name="ce4" table:formula="of:=COS(RADIANS([.BB$4])) * SIN(RADIANS([.$A93]))" office:value-type="float" office:value="0.139088320467292" calcext:value-type="float">
            <text:p>0,14</text:p>
          </table:table-cell>
          <table:table-cell table:style-name="ce4" table:formula="of:=COS(RADIANS([.BC$4])) * SIN(RADIANS([.$A93]))" office:value-type="float" office:value="0.121795103893945" calcext:value-type="float">
            <text:p>0,12</text:p>
          </table:table-cell>
          <table:table-cell table:style-name="ce4" table:formula="of:=COS(RADIANS([.BD$4])) * SIN(RADIANS([.$A93]))" office:value-type="float" office:value="0.104464787352095" calcext:value-type="float">
            <text:p>0,10</text:p>
          </table:table-cell>
          <table:table-cell table:style-name="ce4" table:formula="of:=COS(RADIANS([.BE$4])) * SIN(RADIANS([.$A93]))" office:value-type="float" office:value="0.0871026498240458" calcext:value-type="float">
            <text:p>0,09</text:p>
          </table:table-cell>
          <table:table-cell table:style-name="ce4" table:formula="of:=COS(RADIANS([.BF$4])) * SIN(RADIANS([.$A93]))" office:value-type="float" office:value="0.0697139799850772" calcext:value-type="float">
            <text:p>0,07</text:p>
          </table:table-cell>
          <table:table-cell table:style-name="ce4" table:formula="of:=COS(RADIANS([.BG$4])) * SIN(RADIANS([.$A93]))" office:value-type="float" office:value="0.052304074592471" calcext:value-type="float">
            <text:p>0,05</text:p>
          </table:table-cell>
          <table:table-cell table:style-name="ce4" table:formula="of:=COS(RADIANS([.BH$4])) * SIN(RADIANS([.$A93]))" office:value-type="float" office:value="0.0435928156131095" calcext:value-type="float">
            <text:p>0,04</text:p>
          </table:table-cell>
          <table:table-cell table:style-name="ce4" table:formula="of:=COS(RADIANS([.BI$4])) * SIN(RADIANS([.$A93]))" office:value-type="float" office:value="0.0348782368720628" calcext:value-type="float">
            <text:p>0,03</text:p>
          </table:table-cell>
          <table:table-cell table:style-name="ce4" table:formula="of:=COS(RADIANS([.BJ$4])) * SIN(RADIANS([.$A93]))" office:value-type="float" office:value="0.0261610020182417" calcext:value-type="float">
            <text:p>0,03</text:p>
          </table:table-cell>
          <table:table-cell table:style-name="ce4" table:formula="of:=COS(RADIANS([.BK$4])) * SIN(RADIANS([.$A93]))" office:value-type="float" office:value="0.0174417749028302" calcext:value-type="float">
            <text:p>0,02</text:p>
          </table:table-cell>
          <table:table-cell table:style-name="ce4" table:formula="of:=COS(RADIANS([.BL$4])) * SIN(RADIANS([.$A93]))" office:value-type="float" office:value="0.00872121952873139" calcext:value-type="float">
            <text:p>0,01</text:p>
          </table:table-cell>
          <table:table-cell table:style-name="ce4" table:formula="of:=COS(RADIANS([.BM$4])) * SIN(RADIANS([.$A93]))" office:value-type="float" office:value="6.11950388703081E-017" calcext:value-type="float">
            <text:p>0,00</text:p>
          </table:table-cell>
          <table:table-cell table:formula="of:=90-[.A93]" office:value-type="float" office:value="2" calcext:value-type="float">
            <text:p>2</text:p>
          </table:table-cell>
          <table:table-cell table:number-columns-repeated="958"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table:style-name="ce4" table:formula="of:=COS(RADIANS([.B$4])) * SIN(RADIANS([.$A94]))" office:value-type="float" office:value="0.999847695156391" calcext:value-type="float">
            <text:p>1,00</text:p>
          </table:table-cell>
          <table:table-cell table:style-name="ce4" table:formula="of:=COS(RADIANS([.C$4])) * SIN(RADIANS([.$A94]))" office:value-type="float" office:value="0.996042972814049" calcext:value-type="float">
            <text:p>1,00</text:p>
          </table:table-cell>
          <table:table-cell table:style-name="ce4" table:formula="of:=COS(RADIANS([.D$4])) * SIN(RADIANS([.$A94]))" office:value-type="float" office:value="0.984657762021401" calcext:value-type="float">
            <text:p>0,98</text:p>
          </table:table-cell>
          <table:table-cell table:style-name="ce4" table:formula="of:=COS(RADIANS([.E$4])) * SIN(RADIANS([.$A94]))" office:value-type="float" office:value="0.965778711107158" calcext:value-type="float">
            <text:p>0,97</text:p>
          </table:table-cell>
          <table:table-cell table:style-name="ce4" table:formula="of:=COS(RADIANS([.F$4])) * SIN(RADIANS([.$A94]))" office:value-type="float" office:value="0.939549501048259" calcext:value-type="float">
            <text:p>0,94</text:p>
          </table:table-cell>
          <table:table-cell table:style-name="ce4" table:formula="of:=COS(RADIANS([.G$4])) * SIN(RADIANS([.$A94]))" office:value-type="float" office:value="0.913406320244545" calcext:value-type="float">
            <text:p>0,91</text:p>
          </table:table-cell>
          <table:table-cell table:style-name="ce4" table:formula="of:=COS(RADIANS([.H$4])) * SIN(RADIANS([.$A94]))" office:value-type="float" office:value="0.890870819579047" calcext:value-type="float">
            <text:p>0,89</text:p>
          </table:table-cell>
          <table:table-cell table:style-name="ce4" table:formula="of:=COS(RADIANS([.I$4])) * SIN(RADIANS([.$A94]))" office:value-type="float" office:value="0.865893503920754" calcext:value-type="float">
            <text:p>0,87</text:p>
          </table:table-cell>
          <table:table-cell table:style-name="ce4" table:formula="of:=COS(RADIANS([.J$4])) * SIN(RADIANS([.$A94]))" office:value-type="float" office:value="0.847918934323768" calcext:value-type="float">
            <text:p>0,85</text:p>
          </table:table-cell>
          <table:table-cell table:style-name="ce4" table:formula="of:=COS(RADIANS([.K$4])) * SIN(RADIANS([.$A94]))" office:value-type="float" office:value="0.828911306117208" calcext:value-type="float">
            <text:p>0,83</text:p>
          </table:table-cell>
          <table:table-cell table:style-name="ce4" table:formula="of:=COS(RADIANS([.L$4])) * SIN(RADIANS([.$A94]))" office:value-type="float" office:value="0.808893777168142" calcext:value-type="float">
            <text:p>0,81</text:p>
          </table:table-cell>
          <table:table-cell table:style-name="ce4" table:formula="of:=COS(RADIANS([.M$4])) * SIN(RADIANS([.$A94]))" office:value-type="float" office:value="0.787890735752132" calcext:value-type="float">
            <text:p>0,79</text:p>
          </table:table-cell>
          <table:table-cell table:style-name="ce4" table:formula="of:=COS(RADIANS([.N$4])) * SIN(RADIANS([.$A94]))" office:value-type="float" office:value="0.765927770839871" calcext:value-type="float">
            <text:p>0,77</text:p>
          </table:table-cell>
          <table:table-cell table:style-name="ce4" table:formula="of:=COS(RADIANS([.O$4])) * SIN(RADIANS([.$A94]))" office:value-type="float" office:value="0.743031640920971" calcext:value-type="float">
            <text:p>0,74</text:p>
          </table:table-cell>
          <table:table-cell table:style-name="ce4" table:formula="of:=COS(RADIANS([.P$4])) * SIN(RADIANS([.$A94]))" office:value-type="float" office:value="0.719230241402859" calcext:value-type="float">
            <text:p>0,72</text:p>
          </table:table-cell>
          <table:table-cell table:style-name="ce4" table:formula="of:=COS(RADIANS([.Q$4])) * SIN(RADIANS([.$A94]))" office:value-type="float" office:value="0.706999085398824" calcext:value-type="float">
            <text:p>0,71</text:p>
          </table:table-cell>
          <table:table-cell table:style-name="ce4" table:formula="of:=COS(RADIANS([.R$4])) * SIN(RADIANS([.$A94]))" office:value-type="float" office:value="0.694552570624523" calcext:value-type="float">
            <text:p>0,69</text:p>
          </table:table-cell>
          <table:table-cell table:style-name="ce4" table:formula="of:=COS(RADIANS([.S$4])) * SIN(RADIANS([.$A94]))" office:value-type="float" office:value="0.681894488408928" calcext:value-type="float">
            <text:p>0,68</text:p>
          </table:table-cell>
          <table:table-cell table:style-name="ce4" table:formula="of:=COS(RADIANS([.T$4])) * SIN(RADIANS([.$A94]))" office:value-type="float" office:value="0.669028694526503" calcext:value-type="float">
            <text:p>0,67</text:p>
          </table:table-cell>
          <table:table-cell table:style-name="ce4" table:formula="of:=COS(RADIANS([.U$4])) * SIN(RADIANS([.$A94]))" office:value-type="float" office:value="0.655959108022699" calcext:value-type="float">
            <text:p>0,66</text:p>
          </table:table-cell>
          <table:table-cell table:style-name="ce4" table:formula="of:=COS(RADIANS([.V$4])) * SIN(RADIANS([.$A94]))" office:value-type="float" office:value="0.642689710020172" calcext:value-type="float">
            <text:p>0,64</text:p>
          </table:table-cell>
          <table:table-cell table:style-name="ce4" table:formula="of:=COS(RADIANS([.W$4])) * SIN(RADIANS([.$A94]))" office:value-type="float" office:value="0.629224542506099" calcext:value-type="float">
            <text:p>0,63</text:p>
          </table:table-cell>
          <table:table-cell table:style-name="ce4" table:formula="of:=COS(RADIANS([.X$4])) * SIN(RADIANS([.$A94]))" office:value-type="float" office:value="0.615567707100943" calcext:value-type="float">
            <text:p>0,62</text:p>
          </table:table-cell>
          <table:table-cell table:style-name="ce4" table:formula="of:=COS(RADIANS([.Y$4])) * SIN(RADIANS([.$A94]))" office:value-type="float" office:value="0.601723363809066" calcext:value-type="float">
            <text:p>0,60</text:p>
          </table:table-cell>
          <table:table-cell table:style-name="ce4" table:formula="of:=COS(RADIANS([.Z$4])) * SIN(RADIANS([.$A94]))" office:value-type="float" office:value="0.587695729751547" calcext:value-type="float">
            <text:p>0,59</text:p>
          </table:table-cell>
          <table:table-cell table:style-name="ce4" table:formula="of:=COS(RADIANS([.AA$4])) * SIN(RADIANS([.$A94]))" office:value-type="float" office:value="0.57348907788161" calcext:value-type="float">
            <text:p>0,57</text:p>
          </table:table-cell>
          <table:table-cell table:style-name="ce4" table:formula="of:=COS(RADIANS([.AB$4])) * SIN(RADIANS([.$A94]))" office:value-type="float" office:value="0.559107735683037" calcext:value-type="float">
            <text:p>0,56</text:p>
          </table:table-cell>
          <table:table-cell table:style-name="ce4" table:formula="of:=COS(RADIANS([.AC$4])) * SIN(RADIANS([.$A94]))" office:value-type="float" office:value="0.544556083851976" calcext:value-type="float">
            <text:p>0,54</text:p>
          </table:table-cell>
          <table:table-cell table:style-name="ce4" table:formula="of:=COS(RADIANS([.AD$4])) * SIN(RADIANS([.$A94]))" office:value-type="float" office:value="0.529838554962541" calcext:value-type="float">
            <text:p>0,53</text:p>
          </table:table-cell>
          <table:table-cell table:style-name="ce4" table:formula="of:=COS(RADIANS([.AE$4])) * SIN(RADIANS([.$A94]))" office:value-type="float" office:value="0.514959632116603" calcext:value-type="float">
            <text:p>0,51</text:p>
          </table:table-cell>
          <table:table-cell table:style-name="ce4" table:formula="of:=COS(RADIANS([.AF$4])) * SIN(RADIANS([.$A94]))" office:value-type="float" office:value="0.499923847578196" calcext:value-type="float">
            <text:p>0,50</text:p>
          </table:table-cell>
          <table:table-cell table:style-name="ce4" table:formula="of:=COS(RADIANS([.AG$4])) * SIN(RADIANS([.$A94]))" office:value-type="float" office:value="0.484735781392946" calcext:value-type="float">
            <text:p>0,48</text:p>
          </table:table-cell>
          <table:table-cell table:style-name="ce4" table:formula="of:=COS(RADIANS([.AH$4])) * SIN(RADIANS([.$A94]))" office:value-type="float" office:value="0.469400059992942" calcext:value-type="float">
            <text:p>0,47</text:p>
          </table:table-cell>
          <table:table-cell table:style-name="ce4" table:formula="of:=COS(RADIANS([.AI$4])) * SIN(RADIANS([.$A94]))" office:value-type="float" office:value="0.453921354787484" calcext:value-type="float">
            <text:p>0,45</text:p>
          </table:table-cell>
          <table:table-cell table:style-name="ce4" table:formula="of:=COS(RADIANS([.AJ$4])) * SIN(RADIANS([.$A94]))" office:value-type="float" office:value="0.438304380740123" calcext:value-type="float">
            <text:p>0,44</text:p>
          </table:table-cell>
          <table:table-cell table:style-name="ce4" table:formula="of:=COS(RADIANS([.AK$4])) * SIN(RADIANS([.$A94]))" office:value-type="float" office:value="0.422553894932439" calcext:value-type="float">
            <text:p>0,42</text:p>
          </table:table-cell>
          <table:table-cell table:style-name="ce4" table:formula="of:=COS(RADIANS([.AL$4])) * SIN(RADIANS([.$A94]))" office:value-type="float" office:value="0.406674695114987" calcext:value-type="float">
            <text:p>0,41</text:p>
          </table:table-cell>
          <table:table-cell table:style-name="ce4" table:formula="of:=COS(RADIANS([.AM$4])) * SIN(RADIANS([.$A94]))" office:value-type="float" office:value="0.390671618245856" calcext:value-type="float">
            <text:p>0,39</text:p>
          </table:table-cell>
          <table:table-cell table:style-name="ce4" table:formula="of:=COS(RADIANS([.AN$4])) * SIN(RADIANS([.$A94]))" office:value-type="float" office:value="0.374549539017287" calcext:value-type="float">
            <text:p>0,37</text:p>
          </table:table-cell>
          <table:table-cell table:style-name="ce4" table:formula="of:=COS(RADIANS([.AO$4])) * SIN(RADIANS([.$A94]))" office:value-type="float" office:value="0.35831336837079" calcext:value-type="float">
            <text:p>0,36</text:p>
          </table:table-cell>
          <table:table-cell table:style-name="ce4" table:formula="of:=COS(RADIANS([.AP$4])) * SIN(RADIANS([.$A94]))" office:value-type="float" office:value="0.341968052001229" calcext:value-type="float">
            <text:p>0,34</text:p>
          </table:table-cell>
          <table:table-cell table:style-name="ce4" table:formula="of:=COS(RADIANS([.AQ$4])) * SIN(RADIANS([.$A94]))" office:value-type="float" office:value="0.325518568850308" calcext:value-type="float">
            <text:p>0,33</text:p>
          </table:table-cell>
          <table:table-cell table:style-name="ce4" table:formula="of:=COS(RADIANS([.AR$4])) * SIN(RADIANS([.$A94]))" office:value-type="float" office:value="0.308969929589947" calcext:value-type="float">
            <text:p>0,31</text:p>
          </table:table-cell>
          <table:table-cell table:style-name="ce4" table:formula="of:=COS(RADIANS([.AS$4])) * SIN(RADIANS([.$A94]))" office:value-type="float" office:value="0.292327175095973" calcext:value-type="float">
            <text:p>0,29</text:p>
          </table:table-cell>
          <table:table-cell table:style-name="ce4" table:formula="of:=COS(RADIANS([.AT$4])) * SIN(RADIANS([.$A94]))" office:value-type="float" office:value="0.275595374912629" calcext:value-type="float">
            <text:p>0,28</text:p>
          </table:table-cell>
          <table:table-cell table:style-name="ce4" table:formula="of:=COS(RADIANS([.AU$4])) * SIN(RADIANS([.$A94]))" office:value-type="float" office:value="0.258779625708333" calcext:value-type="float">
            <text:p>0,26</text:p>
          </table:table-cell>
          <table:table-cell table:style-name="ce4" table:formula="of:=COS(RADIANS([.AV$4])) * SIN(RADIANS([.$A94]))" office:value-type="float" office:value="0.241885049723193" calcext:value-type="float">
            <text:p>0,24</text:p>
          </table:table-cell>
          <table:table-cell table:style-name="ce4" table:formula="of:=COS(RADIANS([.AW$4])) * SIN(RADIANS([.$A94]))" office:value-type="float" office:value="0.224916793208714" calcext:value-type="float">
            <text:p>0,22</text:p>
          </table:table-cell>
          <table:table-cell table:style-name="ce4" table:formula="of:=COS(RADIANS([.AX$4])) * SIN(RADIANS([.$A94]))" office:value-type="float" office:value="0.207880024860205" calcext:value-type="float">
            <text:p>0,21</text:p>
          </table:table-cell>
          <table:table-cell table:style-name="ce4" table:formula="of:=COS(RADIANS([.AY$4])) * SIN(RADIANS([.$A94]))" office:value-type="float" office:value="0.190779934242345" calcext:value-type="float">
            <text:p>0,19</text:p>
          </table:table-cell>
          <table:table-cell table:style-name="ce4" table:formula="of:=COS(RADIANS([.AZ$4])) * SIN(RADIANS([.$A94]))" office:value-type="float" office:value="0.173621730208388" calcext:value-type="float">
            <text:p>0,17</text:p>
          </table:table-cell>
          <table:table-cell table:style-name="ce4" table:formula="of:=COS(RADIANS([.BA$4])) * SIN(RADIANS([.$A94]))" office:value-type="float" office:value="0.156410639313498" calcext:value-type="float">
            <text:p>0,16</text:p>
          </table:table-cell>
          <table:table-cell table:style-name="ce4" table:formula="of:=COS(RADIANS([.BB$4])) * SIN(RADIANS([.$A94]))" office:value-type="float" office:value="0.139151904222689" calcext:value-type="float">
            <text:p>0,14</text:p>
          </table:table-cell>
          <table:table-cell table:style-name="ce4" table:formula="of:=COS(RADIANS([.BC$4])) * SIN(RADIANS([.$A94]))" office:value-type="float" office:value="0.121850782113859" calcext:value-type="float">
            <text:p>0,12</text:p>
          </table:table-cell>
          <table:table-cell table:style-name="ce4" table:formula="of:=COS(RADIANS([.BD$4])) * SIN(RADIANS([.$A94]))" office:value-type="float" office:value="0.104512543076403" calcext:value-type="float">
            <text:p>0,10</text:p>
          </table:table-cell>
          <table:table-cell table:style-name="ce4" table:formula="of:=COS(RADIANS([.BE$4])) * SIN(RADIANS([.$A94]))" office:value-type="float" office:value="0.0871424685058896" calcext:value-type="float">
            <text:p>0,09</text:p>
          </table:table-cell>
          <table:table-cell table:style-name="ce4" table:formula="of:=COS(RADIANS([.BF$4])) * SIN(RADIANS([.$A94]))" office:value-type="float" office:value="0.0697458494953009" calcext:value-type="float">
            <text:p>0,07</text:p>
          </table:table-cell>
          <table:table-cell table:style-name="ce4" table:formula="of:=COS(RADIANS([.BG$4])) * SIN(RADIANS([.$A94]))" office:value-type="float" office:value="0.0523279852233133" calcext:value-type="float">
            <text:p>0,05</text:p>
          </table:table-cell>
          <table:table-cell table:style-name="ce4" table:formula="of:=COS(RADIANS([.BH$4])) * SIN(RADIANS([.$A94]))" office:value-type="float" office:value="0.043612743921365" calcext:value-type="float">
            <text:p>0,04</text:p>
          </table:table-cell>
          <table:table-cell table:style-name="ce4" table:formula="of:=COS(RADIANS([.BI$4])) * SIN(RADIANS([.$A94]))" office:value-type="float" office:value="0.0348941813401138" calcext:value-type="float">
            <text:p>0,03</text:p>
          </table:table-cell>
          <table:table-cell table:style-name="ce4" table:formula="of:=COS(RADIANS([.BJ$4])) * SIN(RADIANS([.$A94]))" office:value-type="float" office:value="0.0261729614318552" calcext:value-type="float">
            <text:p>0,03</text:p>
          </table:table-cell>
          <table:table-cell table:style-name="ce4" table:formula="of:=COS(RADIANS([.BK$4])) * SIN(RADIANS([.$A94]))" office:value-type="float" office:value="0.0174497483512506" calcext:value-type="float">
            <text:p>0,02</text:p>
          </table:table-cell>
          <table:table-cell table:style-name="ce4" table:formula="of:=COS(RADIANS([.BL$4])) * SIN(RADIANS([.$A94]))" office:value-type="float" office:value="0.00872520640474957" calcext:value-type="float">
            <text:p>0,01</text:p>
          </table:table-cell>
          <table:table-cell table:style-name="ce4" table:formula="of:=COS(RADIANS([.BM$4])) * SIN(RADIANS([.$A94]))" office:value-type="float" office:value="6.12230139754067E-017" calcext:value-type="float">
            <text:p>0,00</text:p>
          </table:table-cell>
          <table:table-cell table:formula="of:=90-[.A94]" office:value-type="float" office:value="1" calcext:value-type="float">
            <text:p>1</text:p>
          </table:table-cell>
          <table:table-cell table:number-columns-repeated="958"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table:style-name="ce4" table:formula="of:=COS(RADIANS([.B$4])) * SIN(RADIANS([.$A95]))" office:value-type="float" office:value="1" calcext:value-type="float">
            <text:p>1,00</text:p>
          </table:table-cell>
          <table:table-cell table:style-name="ce4" table:formula="of:=COS(RADIANS([.C$4])) * SIN(RADIANS([.$A95]))" office:value-type="float" office:value="0.996194698091746" calcext:value-type="float">
            <text:p>1,00</text:p>
          </table:table-cell>
          <table:table-cell table:style-name="ce4" table:formula="of:=COS(RADIANS([.D$4])) * SIN(RADIANS([.$A95]))" office:value-type="float" office:value="0.984807753012208" calcext:value-type="float">
            <text:p>0,98</text:p>
          </table:table-cell>
          <table:table-cell table:style-name="ce4" table:formula="of:=COS(RADIANS([.E$4])) * SIN(RADIANS([.$A95]))" office:value-type="float" office:value="0.965925826289068" calcext:value-type="float">
            <text:p>0,97</text:p>
          </table:table-cell>
          <table:table-cell table:style-name="ce4" table:formula="of:=COS(RADIANS([.F$4])) * SIN(RADIANS([.$A95]))" office:value-type="float" office:value="0.939692620785908" calcext:value-type="float">
            <text:p>0,94</text:p>
          </table:table-cell>
          <table:table-cell table:style-name="ce4" table:formula="of:=COS(RADIANS([.G$4])) * SIN(RADIANS([.$A95]))" office:value-type="float" office:value="0.913545457642601" calcext:value-type="float">
            <text:p>0,91</text:p>
          </table:table-cell>
          <table:table-cell table:style-name="ce4" table:formula="of:=COS(RADIANS([.H$4])) * SIN(RADIANS([.$A95]))" office:value-type="float" office:value="0.891006524188368" calcext:value-type="float">
            <text:p>0,89</text:p>
          </table:table-cell>
          <table:table-cell table:style-name="ce4" table:formula="of:=COS(RADIANS([.I$4])) * SIN(RADIANS([.$A95]))" office:value-type="float" office:value="0.866025403784439" calcext:value-type="float">
            <text:p>0,87</text:p>
          </table:table-cell>
          <table:table-cell table:style-name="ce4" table:formula="of:=COS(RADIANS([.J$4])) * SIN(RADIANS([.$A95]))" office:value-type="float" office:value="0.848048096156426" calcext:value-type="float">
            <text:p>0,85</text:p>
          </table:table-cell>
          <table:table-cell table:style-name="ce4" table:formula="of:=COS(RADIANS([.K$4])) * SIN(RADIANS([.$A95]))" office:value-type="float" office:value="0.829037572555042" calcext:value-type="float">
            <text:p>0,83</text:p>
          </table:table-cell>
          <table:table-cell table:style-name="ce4" table:formula="of:=COS(RADIANS([.L$4])) * SIN(RADIANS([.$A95]))" office:value-type="float" office:value="0.809016994374947" calcext:value-type="float">
            <text:p>0,81</text:p>
          </table:table-cell>
          <table:table-cell table:style-name="ce4" table:formula="of:=COS(RADIANS([.M$4])) * SIN(RADIANS([.$A95]))" office:value-type="float" office:value="0.788010753606722" calcext:value-type="float">
            <text:p>0,79</text:p>
          </table:table-cell>
          <table:table-cell table:style-name="ce4" table:formula="of:=COS(RADIANS([.N$4])) * SIN(RADIANS([.$A95]))" office:value-type="float" office:value="0.766044443118978" calcext:value-type="float">
            <text:p>0,77</text:p>
          </table:table-cell>
          <table:table-cell table:style-name="ce4" table:formula="of:=COS(RADIANS([.O$4])) * SIN(RADIANS([.$A95]))" office:value-type="float" office:value="0.743144825477394" calcext:value-type="float">
            <text:p>0,74</text:p>
          </table:table-cell>
          <table:table-cell table:style-name="ce4" table:formula="of:=COS(RADIANS([.P$4])) * SIN(RADIANS([.$A95]))" office:value-type="float" office:value="0.719339800338651" calcext:value-type="float">
            <text:p>0,72</text:p>
          </table:table-cell>
          <table:table-cell table:style-name="ce4" table:formula="of:=COS(RADIANS([.Q$4])) * SIN(RADIANS([.$A95]))" office:value-type="float" office:value="0.707106781186548" calcext:value-type="float">
            <text:p>0,71</text:p>
          </table:table-cell>
          <table:table-cell table:style-name="ce4" table:formula="of:=COS(RADIANS([.R$4])) * SIN(RADIANS([.$A95]))" office:value-type="float" office:value="0.694658370458997" calcext:value-type="float">
            <text:p>0,69</text:p>
          </table:table-cell>
          <table:table-cell table:style-name="ce4" table:formula="of:=COS(RADIANS([.S$4])) * SIN(RADIANS([.$A95]))" office:value-type="float" office:value="0.681998360062498" calcext:value-type="float">
            <text:p>0,68</text:p>
          </table:table-cell>
          <table:table-cell table:style-name="ce4" table:formula="of:=COS(RADIANS([.T$4])) * SIN(RADIANS([.$A95]))" office:value-type="float" office:value="0.669130606358858" calcext:value-type="float">
            <text:p>0,67</text:p>
          </table:table-cell>
          <table:table-cell table:style-name="ce4" table:formula="of:=COS(RADIANS([.U$4])) * SIN(RADIANS([.$A95]))" office:value-type="float" office:value="0.656059028990507" calcext:value-type="float">
            <text:p>0,66</text:p>
          </table:table-cell>
          <table:table-cell table:style-name="ce4" table:formula="of:=COS(RADIANS([.V$4])) * SIN(RADIANS([.$A95]))" office:value-type="float" office:value="0.642787609686539" calcext:value-type="float">
            <text:p>0,64</text:p>
          </table:table-cell>
          <table:table-cell table:style-name="ce4" table:formula="of:=COS(RADIANS([.W$4])) * SIN(RADIANS([.$A95]))" office:value-type="float" office:value="0.629320391049838" calcext:value-type="float">
            <text:p>0,63</text:p>
          </table:table-cell>
          <table:table-cell table:style-name="ce4" table:formula="of:=COS(RADIANS([.X$4])) * SIN(RADIANS([.$A95]))" office:value-type="float" office:value="0.615661475325658" calcext:value-type="float">
            <text:p>0,62</text:p>
          </table:table-cell>
          <table:table-cell table:style-name="ce4" table:formula="of:=COS(RADIANS([.Y$4])) * SIN(RADIANS([.$A95]))" office:value-type="float" office:value="0.601815023152048" calcext:value-type="float">
            <text:p>0,60</text:p>
          </table:table-cell>
          <table:table-cell table:style-name="ce4" table:formula="of:=COS(RADIANS([.Z$4])) * SIN(RADIANS([.$A95]))" office:value-type="float" office:value="0.587785252292473" calcext:value-type="float">
            <text:p>0,59</text:p>
          </table:table-cell>
          <table:table-cell table:style-name="ce4" table:formula="of:=COS(RADIANS([.AA$4])) * SIN(RADIANS([.$A95]))" office:value-type="float" office:value="0.573576436351046" calcext:value-type="float">
            <text:p>0,57</text:p>
          </table:table-cell>
          <table:table-cell table:style-name="ce4" table:formula="of:=COS(RADIANS([.AB$4])) * SIN(RADIANS([.$A95]))" office:value-type="float" office:value="0.559192903470747" calcext:value-type="float">
            <text:p>0,56</text:p>
          </table:table-cell>
          <table:table-cell table:style-name="ce4" table:formula="of:=COS(RADIANS([.AC$4])) * SIN(RADIANS([.$A95]))" office:value-type="float" office:value="0.544639035015027" calcext:value-type="float">
            <text:p>0,54</text:p>
          </table:table-cell>
          <table:table-cell table:style-name="ce4" table:formula="of:=COS(RADIANS([.AD$4])) * SIN(RADIANS([.$A95]))" office:value-type="float" office:value="0.529919264233205" calcext:value-type="float">
            <text:p>0,53</text:p>
          </table:table-cell>
          <table:table-cell table:style-name="ce4" table:formula="of:=COS(RADIANS([.AE$4])) * SIN(RADIANS([.$A95]))" office:value-type="float" office:value="0.515038074910054" calcext:value-type="float">
            <text:p>0,52</text:p>
          </table:table-cell>
          <table:table-cell table:style-name="ce4" table:formula="of:=COS(RADIANS([.AF$4])) * SIN(RADIANS([.$A95]))" office:value-type="float" office:value="0.5" calcext:value-type="float">
            <text:p>0,50</text:p>
          </table:table-cell>
          <table:table-cell table:style-name="ce4" table:formula="of:=COS(RADIANS([.AG$4])) * SIN(RADIANS([.$A95]))" office:value-type="float" office:value="0.484809620246337" calcext:value-type="float">
            <text:p>0,48</text:p>
          </table:table-cell>
          <table:table-cell table:style-name="ce4" table:formula="of:=COS(RADIANS([.AH$4])) * SIN(RADIANS([.$A95]))" office:value-type="float" office:value="0.469471562785891" calcext:value-type="float">
            <text:p>0,47</text:p>
          </table:table-cell>
          <table:table-cell table:style-name="ce4" table:formula="of:=COS(RADIANS([.AI$4])) * SIN(RADIANS([.$A95]))" office:value-type="float" office:value="0.453990499739547" calcext:value-type="float">
            <text:p>0,45</text:p>
          </table:table-cell>
          <table:table-cell table:style-name="ce4" table:formula="of:=COS(RADIANS([.AJ$4])) * SIN(RADIANS([.$A95]))" office:value-type="float" office:value="0.438371146789077" calcext:value-type="float">
            <text:p>0,44</text:p>
          </table:table-cell>
          <table:table-cell table:style-name="ce4" table:formula="of:=COS(RADIANS([.AK$4])) * SIN(RADIANS([.$A95]))" office:value-type="float" office:value="0.422618261740699" calcext:value-type="float">
            <text:p>0,42</text:p>
          </table:table-cell>
          <table:table-cell table:style-name="ce4" table:formula="of:=COS(RADIANS([.AL$4])) * SIN(RADIANS([.$A95]))" office:value-type="float" office:value="0.4067366430758" calcext:value-type="float">
            <text:p>0,41</text:p>
          </table:table-cell>
          <table:table-cell table:style-name="ce4" table:formula="of:=COS(RADIANS([.AM$4])) * SIN(RADIANS([.$A95]))" office:value-type="float" office:value="0.390731128489274" calcext:value-type="float">
            <text:p>0,39</text:p>
          </table:table-cell>
          <table:table-cell table:style-name="ce4" table:formula="of:=COS(RADIANS([.AN$4])) * SIN(RADIANS([.$A95]))" office:value-type="float" office:value="0.374606593415912" calcext:value-type="float">
            <text:p>0,37</text:p>
          </table:table-cell>
          <table:table-cell table:style-name="ce4" table:formula="of:=COS(RADIANS([.AO$4])) * SIN(RADIANS([.$A95]))" office:value-type="float" office:value="0.3583679495453" calcext:value-type="float">
            <text:p>0,36</text:p>
          </table:table-cell>
          <table:table-cell table:style-name="ce4" table:formula="of:=COS(RADIANS([.AP$4])) * SIN(RADIANS([.$A95]))" office:value-type="float" office:value="0.342020143325669" calcext:value-type="float">
            <text:p>0,34</text:p>
          </table:table-cell>
          <table:table-cell table:style-name="ce4" table:formula="of:=COS(RADIANS([.AQ$4])) * SIN(RADIANS([.$A95]))" office:value-type="float" office:value="0.325568154457157" calcext:value-type="float">
            <text:p>0,33</text:p>
          </table:table-cell>
          <table:table-cell table:style-name="ce4" table:formula="of:=COS(RADIANS([.AR$4])) * SIN(RADIANS([.$A95]))" office:value-type="float" office:value="0.309016994374947" calcext:value-type="float">
            <text:p>0,31</text:p>
          </table:table-cell>
          <table:table-cell table:style-name="ce4" table:formula="of:=COS(RADIANS([.AS$4])) * SIN(RADIANS([.$A95]))" office:value-type="float" office:value="0.292371704722737" calcext:value-type="float">
            <text:p>0,29</text:p>
          </table:table-cell>
          <table:table-cell table:style-name="ce4" table:formula="of:=COS(RADIANS([.AT$4])) * SIN(RADIANS([.$A95]))" office:value-type="float" office:value="0.275637355816999" calcext:value-type="float">
            <text:p>0,28</text:p>
          </table:table-cell>
          <table:table-cell table:style-name="ce4" table:formula="of:=COS(RADIANS([.AU$4])) * SIN(RADIANS([.$A95]))" office:value-type="float" office:value="0.258819045102521" calcext:value-type="float">
            <text:p>0,26</text:p>
          </table:table-cell>
          <table:table-cell table:style-name="ce4" table:formula="of:=COS(RADIANS([.AV$4])) * SIN(RADIANS([.$A95]))" office:value-type="float" office:value="0.241921895599668" calcext:value-type="float">
            <text:p>0,24</text:p>
          </table:table-cell>
          <table:table-cell table:style-name="ce4" table:formula="of:=COS(RADIANS([.AW$4])) * SIN(RADIANS([.$A95]))" office:value-type="float" office:value="0.224951054343865" calcext:value-type="float">
            <text:p>0,22</text:p>
          </table:table-cell>
          <table:table-cell table:style-name="ce4" table:formula="of:=COS(RADIANS([.AX$4])) * SIN(RADIANS([.$A95]))" office:value-type="float" office:value="0.207911690817759" calcext:value-type="float">
            <text:p>0,21</text:p>
          </table:table-cell>
          <table:table-cell table:style-name="ce4" table:formula="of:=COS(RADIANS([.AY$4])) * SIN(RADIANS([.$A95]))" office:value-type="float" office:value="0.190808995376545" calcext:value-type="float">
            <text:p>0,19</text:p>
          </table:table-cell>
          <table:table-cell table:style-name="ce4" table:formula="of:=COS(RADIANS([.AZ$4])) * SIN(RADIANS([.$A95]))" office:value-type="float" office:value="0.17364817766693" calcext:value-type="float">
            <text:p>0,17</text:p>
          </table:table-cell>
          <table:table-cell table:style-name="ce4" table:formula="of:=COS(RADIANS([.BA$4])) * SIN(RADIANS([.$A95]))" office:value-type="float" office:value="0.156434465040231" calcext:value-type="float">
            <text:p>0,16</text:p>
          </table:table-cell>
          <table:table-cell table:style-name="ce4" table:formula="of:=COS(RADIANS([.BB$4])) * SIN(RADIANS([.$A95]))" office:value-type="float" office:value="0.139173100960065" calcext:value-type="float">
            <text:p>0,14</text:p>
          </table:table-cell>
          <table:table-cell table:style-name="ce4" table:formula="of:=COS(RADIANS([.BC$4])) * SIN(RADIANS([.$A95]))" office:value-type="float" office:value="0.121869343405147" calcext:value-type="float">
            <text:p>0,12</text:p>
          </table:table-cell>
          <table:table-cell table:style-name="ce4" table:formula="of:=COS(RADIANS([.BD$4])) * SIN(RADIANS([.$A95]))" office:value-type="float" office:value="0.104528463267653" calcext:value-type="float">
            <text:p>0,10</text:p>
          </table:table-cell>
          <table:table-cell table:style-name="ce4" table:formula="of:=COS(RADIANS([.BE$4])) * SIN(RADIANS([.$A95]))" office:value-type="float" office:value="0.0871557427476584" calcext:value-type="float">
            <text:p>0,09</text:p>
          </table:table-cell>
          <table:table-cell table:style-name="ce4" table:formula="of:=COS(RADIANS([.BF$4])) * SIN(RADIANS([.$A95]))" office:value-type="float" office:value="0.0697564737441252" calcext:value-type="float">
            <text:p>0,07</text:p>
          </table:table-cell>
          <table:table-cell table:style-name="ce4" table:formula="of:=COS(RADIANS([.BG$4])) * SIN(RADIANS([.$A95]))" office:value-type="float" office:value="0.052335956242944" calcext:value-type="float">
            <text:p>0,05</text:p>
          </table:table-cell>
          <table:table-cell table:style-name="ce4" table:formula="of:=COS(RADIANS([.BH$4])) * SIN(RADIANS([.$A95]))" office:value-type="float" office:value="0.043619387365336" calcext:value-type="float">
            <text:p>0,04</text:p>
          </table:table-cell>
          <table:table-cell table:style-name="ce4" table:formula="of:=COS(RADIANS([.BI$4])) * SIN(RADIANS([.$A95]))" office:value-type="float" office:value="0.0348994967025011" calcext:value-type="float">
            <text:p>0,03</text:p>
          </table:table-cell>
          <table:table-cell table:style-name="ce4" table:formula="of:=COS(RADIANS([.BJ$4])) * SIN(RADIANS([.$A95]))" office:value-type="float" office:value="0.0261769483078734" calcext:value-type="float">
            <text:p>0,03</text:p>
          </table:table-cell>
          <table:table-cell table:style-name="ce4" table:formula="of:=COS(RADIANS([.BK$4])) * SIN(RADIANS([.$A95]))" office:value-type="float" office:value="0.0174524064372836" calcext:value-type="float">
            <text:p>0,02</text:p>
          </table:table-cell>
          <table:table-cell table:style-name="ce4" table:formula="of:=COS(RADIANS([.BL$4])) * SIN(RADIANS([.$A95]))" office:value-type="float" office:value="0.0087265354983739" calcext:value-type="float">
            <text:p>0,01</text:p>
          </table:table-cell>
          <table:table-cell table:style-name="ce4" table:formula="of:=COS(RADIANS([.BM$4])) * SIN(RADIANS([.$A95]))" office:value-type="float" office:value="6.12323399573677E-017" calcext:value-type="float">
            <text:p>0,00</text:p>
          </table:table-cell>
          <table:table-cell table:formula="of:=90-[.A95]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/>
          <table:table-cell table:style-name="ce2" table:formula="of:=180 - [.B4]" office:value-type="float" office:value="180" calcext:value-type="float">
            <text:p>180</text:p>
          </table:table-cell>
          <table:table-cell table:style-name="ce2" table:formula="of:=180 - [.C4]" office:value-type="float" office:value="175" calcext:value-type="float">
            <text:p>175</text:p>
          </table:table-cell>
          <table:table-cell table:style-name="ce2" table:formula="of:=180 - [.D4]" office:value-type="float" office:value="170" calcext:value-type="float">
            <text:p>170</text:p>
          </table:table-cell>
          <table:table-cell table:style-name="ce2" table:formula="of:=180 - [.E4]" office:value-type="float" office:value="165" calcext:value-type="float">
            <text:p>165</text:p>
          </table:table-cell>
          <table:table-cell table:style-name="ce2" table:formula="of:=180 - [.F4]" office:value-type="float" office:value="160" calcext:value-type="float">
            <text:p>160</text:p>
          </table:table-cell>
          <table:table-cell table:style-name="ce2" table:formula="of:=180 - [.G4]" office:value-type="float" office:value="156" calcext:value-type="float">
            <text:p>156</text:p>
          </table:table-cell>
          <table:table-cell table:style-name="ce2" table:formula="of:=180 - [.H4]" office:value-type="float" office:value="153" calcext:value-type="float">
            <text:p>153</text:p>
          </table:table-cell>
          <table:table-cell table:style-name="ce2" table:formula="of:=180 - [.I4]" office:value-type="float" office:value="150" calcext:value-type="float">
            <text:p>150</text:p>
          </table:table-cell>
          <table:table-cell table:style-name="ce2" table:formula="of:=180 - [.J4]" office:value-type="float" office:value="148" calcext:value-type="float">
            <text:p>148</text:p>
          </table:table-cell>
          <table:table-cell table:style-name="ce2" table:formula="of:=180 - [.K4]" office:value-type="float" office:value="146" calcext:value-type="float">
            <text:p>146</text:p>
          </table:table-cell>
          <table:table-cell table:style-name="ce2" table:formula="of:=180 - [.L4]" office:value-type="float" office:value="144" calcext:value-type="float">
            <text:p>144</text:p>
          </table:table-cell>
          <table:table-cell table:style-name="ce2" table:formula="of:=180 - [.M4]" office:value-type="float" office:value="142" calcext:value-type="float">
            <text:p>142</text:p>
          </table:table-cell>
          <table:table-cell table:style-name="ce2" table:formula="of:=180 - [.N4]" office:value-type="float" office:value="140" calcext:value-type="float">
            <text:p>140</text:p>
          </table:table-cell>
          <table:table-cell table:style-name="ce2" table:formula="of:=180 - [.O4]" office:value-type="float" office:value="138" calcext:value-type="float">
            <text:p>138</text:p>
          </table:table-cell>
          <table:table-cell table:style-name="ce2" table:formula="of:=180 - [.P4]" office:value-type="float" office:value="136" calcext:value-type="float">
            <text:p>136</text:p>
          </table:table-cell>
          <table:table-cell table:style-name="ce2" table:formula="of:=180 - [.Q4]" office:value-type="float" office:value="135" calcext:value-type="float">
            <text:p>135</text:p>
          </table:table-cell>
          <table:table-cell table:style-name="ce2" table:formula="of:=180 - [.R4]" office:value-type="float" office:value="134" calcext:value-type="float">
            <text:p>134</text:p>
          </table:table-cell>
          <table:table-cell table:style-name="ce2" table:formula="of:=180 - [.S4]" office:value-type="float" office:value="133" calcext:value-type="float">
            <text:p>133</text:p>
          </table:table-cell>
          <table:table-cell table:style-name="ce2" table:formula="of:=180 - [.T4]" office:value-type="float" office:value="132" calcext:value-type="float">
            <text:p>132</text:p>
          </table:table-cell>
          <table:table-cell table:style-name="ce2" table:formula="of:=180 - [.U4]" office:value-type="float" office:value="131" calcext:value-type="float">
            <text:p>131</text:p>
          </table:table-cell>
          <table:table-cell table:style-name="ce2" table:formula="of:=180 - [.V4]" office:value-type="float" office:value="130" calcext:value-type="float">
            <text:p>130</text:p>
          </table:table-cell>
          <table:table-cell table:style-name="ce2" table:formula="of:=180 - [.W4]" office:value-type="float" office:value="129" calcext:value-type="float">
            <text:p>129</text:p>
          </table:table-cell>
          <table:table-cell table:style-name="ce2" table:formula="of:=180 - [.X4]" office:value-type="float" office:value="128" calcext:value-type="float">
            <text:p>128</text:p>
          </table:table-cell>
          <table:table-cell table:style-name="ce2" table:formula="of:=180 - [.Y4]" office:value-type="float" office:value="127" calcext:value-type="float">
            <text:p>127</text:p>
          </table:table-cell>
          <table:table-cell table:style-name="ce2" table:formula="of:=180 - [.Z4]" office:value-type="float" office:value="126" calcext:value-type="float">
            <text:p>126</text:p>
          </table:table-cell>
          <table:table-cell table:style-name="ce2" table:formula="of:=180 - [.AA4]" office:value-type="float" office:value="125" calcext:value-type="float">
            <text:p>125</text:p>
          </table:table-cell>
          <table:table-cell table:style-name="ce2" table:formula="of:=180 - [.AB4]" office:value-type="float" office:value="124" calcext:value-type="float">
            <text:p>124</text:p>
          </table:table-cell>
          <table:table-cell table:style-name="ce2" table:formula="of:=180 - [.AC4]" office:value-type="float" office:value="123" calcext:value-type="float">
            <text:p>123</text:p>
          </table:table-cell>
          <table:table-cell table:style-name="ce2" table:formula="of:=180 - [.AD4]" office:value-type="float" office:value="122" calcext:value-type="float">
            <text:p>122</text:p>
          </table:table-cell>
          <table:table-cell table:style-name="ce2" table:formula="of:=180 - [.AE4]" office:value-type="float" office:value="121" calcext:value-type="float">
            <text:p>121</text:p>
          </table:table-cell>
          <table:table-cell table:style-name="ce2" table:formula="of:=180 - [.AF4]" office:value-type="float" office:value="120" calcext:value-type="float">
            <text:p>120</text:p>
          </table:table-cell>
          <table:table-cell table:style-name="ce2" table:formula="of:=180 - [.AG4]" office:value-type="float" office:value="119" calcext:value-type="float">
            <text:p>119</text:p>
          </table:table-cell>
          <table:table-cell table:style-name="ce2" table:formula="of:=180 - [.AH4]" office:value-type="float" office:value="118" calcext:value-type="float">
            <text:p>118</text:p>
          </table:table-cell>
          <table:table-cell table:style-name="ce2" table:formula="of:=180 - [.AI4]" office:value-type="float" office:value="117" calcext:value-type="float">
            <text:p>117</text:p>
          </table:table-cell>
          <table:table-cell table:style-name="ce2" table:formula="of:=180 - [.AJ4]" office:value-type="float" office:value="116" calcext:value-type="float">
            <text:p>116</text:p>
          </table:table-cell>
          <table:table-cell table:style-name="ce2" table:formula="of:=180 - [.AK4]" office:value-type="float" office:value="115" calcext:value-type="float">
            <text:p>115</text:p>
          </table:table-cell>
          <table:table-cell table:style-name="ce2" table:formula="of:=180 - [.AL4]" office:value-type="float" office:value="114" calcext:value-type="float">
            <text:p>114</text:p>
          </table:table-cell>
          <table:table-cell table:style-name="ce2" table:formula="of:=180 - [.AM4]" office:value-type="float" office:value="113" calcext:value-type="float">
            <text:p>113</text:p>
          </table:table-cell>
          <table:table-cell table:style-name="ce2" table:formula="of:=180 - [.AN4]" office:value-type="float" office:value="112" calcext:value-type="float">
            <text:p>112</text:p>
          </table:table-cell>
          <table:table-cell table:style-name="ce2" table:formula="of:=180 - [.AO4]" office:value-type="float" office:value="111" calcext:value-type="float">
            <text:p>111</text:p>
          </table:table-cell>
          <table:table-cell table:style-name="ce2" table:formula="of:=180 - [.AP4]" office:value-type="float" office:value="110" calcext:value-type="float">
            <text:p>110</text:p>
          </table:table-cell>
          <table:table-cell table:style-name="ce2" table:formula="of:=180 - [.AQ4]" office:value-type="float" office:value="109" calcext:value-type="float">
            <text:p>109</text:p>
          </table:table-cell>
          <table:table-cell table:style-name="ce2" table:formula="of:=180 - [.AR4]" office:value-type="float" office:value="108" calcext:value-type="float">
            <text:p>108</text:p>
          </table:table-cell>
          <table:table-cell table:style-name="ce2" table:formula="of:=180 - [.AS4]" office:value-type="float" office:value="107" calcext:value-type="float">
            <text:p>107</text:p>
          </table:table-cell>
          <table:table-cell table:style-name="ce2" table:formula="of:=180 - [.AT4]" office:value-type="float" office:value="106" calcext:value-type="float">
            <text:p>106</text:p>
          </table:table-cell>
          <table:table-cell table:style-name="ce2" table:formula="of:=180 - [.AU4]" office:value-type="float" office:value="105" calcext:value-type="float">
            <text:p>105</text:p>
          </table:table-cell>
          <table:table-cell table:style-name="ce2" table:formula="of:=180 - [.AV4]" office:value-type="float" office:value="104" calcext:value-type="float">
            <text:p>104</text:p>
          </table:table-cell>
          <table:table-cell table:style-name="ce2" table:formula="of:=180 - [.AW4]" office:value-type="float" office:value="103" calcext:value-type="float">
            <text:p>103</text:p>
          </table:table-cell>
          <table:table-cell table:style-name="ce2" table:formula="of:=180 - [.AX4]" office:value-type="float" office:value="102" calcext:value-type="float">
            <text:p>102</text:p>
          </table:table-cell>
          <table:table-cell table:style-name="ce2" table:formula="of:=180 - [.AY4]" office:value-type="float" office:value="101" calcext:value-type="float">
            <text:p>101</text:p>
          </table:table-cell>
          <table:table-cell table:style-name="ce2" table:formula="of:=180 - [.AZ4]" office:value-type="float" office:value="100" calcext:value-type="float">
            <text:p>100</text:p>
          </table:table-cell>
          <table:table-cell table:style-name="ce2" table:formula="of:=180 - [.BA4]" office:value-type="float" office:value="99" calcext:value-type="float">
            <text:p>99</text:p>
          </table:table-cell>
          <table:table-cell table:style-name="ce2" table:formula="of:=180 - [.BB4]" office:value-type="float" office:value="98" calcext:value-type="float">
            <text:p>98</text:p>
          </table:table-cell>
          <table:table-cell table:style-name="ce2" table:formula="of:=180 - [.BC4]" office:value-type="float" office:value="97" calcext:value-type="float">
            <text:p>97</text:p>
          </table:table-cell>
          <table:table-cell table:style-name="ce2" table:formula="of:=180 - [.BD4]" office:value-type="float" office:value="96" calcext:value-type="float">
            <text:p>96</text:p>
          </table:table-cell>
          <table:table-cell table:style-name="ce2" table:formula="of:=180 - [.BE4]" office:value-type="float" office:value="95" calcext:value-type="float">
            <text:p>95</text:p>
          </table:table-cell>
          <table:table-cell table:style-name="ce2" table:formula="of:=180 - [.BF4]" office:value-type="float" office:value="94" calcext:value-type="float">
            <text:p>94</text:p>
          </table:table-cell>
          <table:table-cell table:style-name="ce2" table:formula="of:=180 - [.BG4]" office:value-type="float" office:value="93" calcext:value-type="float">
            <text:p>93</text:p>
          </table:table-cell>
          <table:table-cell table:style-name="ce2" table:formula="of:=180 - [.BH4]" office:value-type="float" office:value="92.5" calcext:value-type="float">
            <text:p>92,5</text:p>
          </table:table-cell>
          <table:table-cell table:style-name="ce2" table:formula="of:=180 - [.BI4]" office:value-type="float" office:value="92" calcext:value-type="float">
            <text:p>92</text:p>
          </table:table-cell>
          <table:table-cell table:style-name="ce2" table:formula="of:=180 - [.BJ4]" office:value-type="float" office:value="91.5" calcext:value-type="float">
            <text:p>91,5</text:p>
          </table:table-cell>
          <table:table-cell table:style-name="ce2" table:formula="of:=180 - [.BK4]" office:value-type="float" office:value="91" calcext:value-type="float">
            <text:p>91</text:p>
          </table:table-cell>
          <table:table-cell table:style-name="ce2" table:formula="of:=180 - [.BL4]" office:value-type="float" office:value="90.5" calcext:value-type="float">
            <text:p>90,5</text:p>
          </table:table-cell>
          <table:table-cell table:style-name="ce2" table:formula="of:=180 - [.BM4]" office:value-type="float" office:value="90" calcext:value-type="float">
            <text:p>90</text:p>
          </table:table-cell>
          <table:table-cell/>
          <table:table-cell table:style-name="ce2" table:number-columns-repeated="958"/>
        </table:table-row>
        <table:table-row table:style-name="ro1">
          <table:table-cell/>
          <table:table-cell table:style-name="ce2" office:value-type="string" calcext:value-type="string">
            <text:p>12h00</text:p>
          </table:table-cell>
          <table:table-cell table:style-name="ce2" office:value-type="string" calcext:value-type="string">
            <text:p>11h40</text:p>
          </table:table-cell>
          <table:table-cell table:style-name="ce2" office:value-type="string" calcext:value-type="string">
            <text:p>…</text:p>
          </table:table-cell>
          <table:table-cell table:style-name="ce2" table:number-columns-repeated="61"/>
          <table:table-cell/>
          <table:table-cell table:style-name="ce2" table:number-columns-repeated="958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2" table:style-name="ta1">
        <table:table-column table:style-name="co1" table:default-cell-style-name="ce2"/>
        <table:table-column table:style-name="co5" table:number-columns-repeated="90" table:default-cell-style-name="Default"/>
        <table:table-column table:style-name="co1" table:number-columns-repeated="933" table:default-cell-style-name="Default"/>
        <table:table-row table:style-name="ro1">
          <table:table-cell office:value-type="string" calcext:value-type="string">
            <text:p>cos(L) * tan(P)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2" office:value-type="string" calcext:value-type="string">
            <text:p>D<text:span text:style-name="T1">é</text:span>clinaison</text:p>
          </table:table-cell>
          <table:table-cell table:style-name="ce2" table:number-columns-repeated="1022"/>
        </table:table-row>
        <table:table-row table:style-name="ro7">
          <table:table-cell table:style-name="ce5" office:value-type="string" calcext:value-type="string">
            <text:p>Latitu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+1" office:value-type="float" office:value="1" calcext:value-type="float">
            <text:p>1</text:p>
          </table:table-cell>
          <table:table-cell table:style-name="ce2" table:formula="of:=[.C3]+1" office:value-type="float" office:value="2" calcext:value-type="float">
            <text:p>2</text:p>
          </table:table-cell>
          <table:table-cell table:style-name="ce2" table:formula="of:=[.D3]+1" office:value-type="float" office:value="3" calcext:value-type="float">
            <text:p>3</text:p>
          </table:table-cell>
          <table:table-cell table:style-name="ce2" table:formula="of:=[.E3]+1" office:value-type="float" office:value="4" calcext:value-type="float">
            <text:p>4</text:p>
          </table:table-cell>
          <table:table-cell table:style-name="ce2" table:formula="of:=[.F3]+1" office:value-type="float" office:value="5" calcext:value-type="float">
            <text:p>5</text:p>
          </table:table-cell>
          <table:table-cell table:style-name="ce2" table:formula="of:=[.G3]+1" office:value-type="float" office:value="6" calcext:value-type="float">
            <text:p>6</text:p>
          </table:table-cell>
          <table:table-cell table:style-name="ce2" table:formula="of:=[.H3]+1" office:value-type="float" office:value="7" calcext:value-type="float">
            <text:p>7</text:p>
          </table:table-cell>
          <table:table-cell table:style-name="ce2" table:formula="of:=[.I3]+1" office:value-type="float" office:value="8" calcext:value-type="float">
            <text:p>8</text:p>
          </table:table-cell>
          <table:table-cell table:style-name="ce2" table:formula="of:=[.J3]+1" office:value-type="float" office:value="9" calcext:value-type="float">
            <text:p>9</text:p>
          </table:table-cell>
          <table:table-cell table:style-name="ce2" table:formula="of:=[.K3]+1" office:value-type="float" office:value="10" calcext:value-type="float">
            <text:p>10</text:p>
          </table:table-cell>
          <table:table-cell table:style-name="ce2" table:formula="of:=[.L3]+1" office:value-type="float" office:value="11" calcext:value-type="float">
            <text:p>11</text:p>
          </table:table-cell>
          <table:table-cell table:style-name="ce2" table:formula="of:=[.M3]+1" office:value-type="float" office:value="12" calcext:value-type="float">
            <text:p>12</text:p>
          </table:table-cell>
          <table:table-cell table:style-name="ce2" table:formula="of:=[.N3]+1" office:value-type="float" office:value="13" calcext:value-type="float">
            <text:p>13</text:p>
          </table:table-cell>
          <table:table-cell table:style-name="ce2" table:formula="of:=[.O3]+1" office:value-type="float" office:value="14" calcext:value-type="float">
            <text:p>14</text:p>
          </table:table-cell>
          <table:table-cell table:style-name="ce2" table:formula="of:=[.P3]+1" office:value-type="float" office:value="15" calcext:value-type="float">
            <text:p>15</text:p>
          </table:table-cell>
          <table:table-cell table:style-name="ce2" table:formula="of:=[.Q3]+1" office:value-type="float" office:value="16" calcext:value-type="float">
            <text:p>16</text:p>
          </table:table-cell>
          <table:table-cell table:style-name="ce2" table:formula="of:=[.R3]+1" office:value-type="float" office:value="17" calcext:value-type="float">
            <text:p>17</text:p>
          </table:table-cell>
          <table:table-cell table:style-name="ce2" table:formula="of:=[.S3]+1" office:value-type="float" office:value="18" calcext:value-type="float">
            <text:p>18</text:p>
          </table:table-cell>
          <table:table-cell table:style-name="ce2" table:formula="of:=[.T3]+1" office:value-type="float" office:value="19" calcext:value-type="float">
            <text:p>19</text:p>
          </table:table-cell>
          <table:table-cell table:style-name="ce2" table:formula="of:=[.U3]+1" office:value-type="float" office:value="20" calcext:value-type="float">
            <text:p>20</text:p>
          </table:table-cell>
          <table:table-cell table:style-name="ce2" table:formula="of:=[.V3]+1" office:value-type="float" office:value="21" calcext:value-type="float">
            <text:p>21</text:p>
          </table:table-cell>
          <table:table-cell table:style-name="ce2" table:formula="of:=[.W3]+1" office:value-type="float" office:value="22" calcext:value-type="float">
            <text:p>22</text:p>
          </table:table-cell>
          <table:table-cell table:style-name="ce2" table:formula="of:=[.X3]+1" office:value-type="float" office:value="23" calcext:value-type="float">
            <text:p>23</text:p>
          </table:table-cell>
          <table:table-cell table:style-name="ce2" table:formula="of:=[.Y3]+1" office:value-type="float" office:value="24" calcext:value-type="float">
            <text:p>24</text:p>
          </table:table-cell>
          <table:table-cell table:style-name="ce2" table:formula="of:=[.Z3]+1" office:value-type="float" office:value="25" calcext:value-type="float">
            <text:p>25</text:p>
          </table:table-cell>
          <table:table-cell table:style-name="ce2" table:formula="of:=[.AA3]+1" office:value-type="float" office:value="26" calcext:value-type="float">
            <text:p>26</text:p>
          </table:table-cell>
          <table:table-cell table:style-name="ce2" table:formula="of:=[.AB3]+1" office:value-type="float" office:value="27" calcext:value-type="float">
            <text:p>27</text:p>
          </table:table-cell>
          <table:table-cell table:style-name="ce2" table:formula="of:=[.AC3]+1" office:value-type="float" office:value="28" calcext:value-type="float">
            <text:p>28</text:p>
          </table:table-cell>
          <table:table-cell table:style-name="ce2" table:formula="of:=[.AD3]+1" office:value-type="float" office:value="29" calcext:value-type="float">
            <text:p>29</text:p>
          </table:table-cell>
          <table:table-cell table:style-name="ce2" table:formula="of:=[.AE3]+1" office:value-type="float" office:value="30" calcext:value-type="float">
            <text:p>30</text:p>
          </table:table-cell>
          <table:table-cell table:style-name="ce2" table:formula="of:=[.AF3]+1" office:value-type="float" office:value="31" calcext:value-type="float">
            <text:p>31</text:p>
          </table:table-cell>
          <table:table-cell table:style-name="ce2" table:formula="of:=[.AG3]+1" office:value-type="float" office:value="32" calcext:value-type="float">
            <text:p>32</text:p>
          </table:table-cell>
          <table:table-cell table:style-name="ce2" table:formula="of:=[.AH3]+1" office:value-type="float" office:value="33" calcext:value-type="float">
            <text:p>33</text:p>
          </table:table-cell>
          <table:table-cell table:style-name="ce2" table:formula="of:=[.AI3]+1" office:value-type="float" office:value="34" calcext:value-type="float">
            <text:p>34</text:p>
          </table:table-cell>
          <table:table-cell table:style-name="ce2" table:formula="of:=[.AJ3]+1" office:value-type="float" office:value="35" calcext:value-type="float">
            <text:p>35</text:p>
          </table:table-cell>
          <table:table-cell table:style-name="ce2" table:formula="of:=[.AK3]+1" office:value-type="float" office:value="36" calcext:value-type="float">
            <text:p>36</text:p>
          </table:table-cell>
          <table:table-cell table:style-name="ce2" table:formula="of:=[.AL3]+1" office:value-type="float" office:value="37" calcext:value-type="float">
            <text:p>37</text:p>
          </table:table-cell>
          <table:table-cell table:style-name="ce2" table:formula="of:=[.AM3]+1" office:value-type="float" office:value="38" calcext:value-type="float">
            <text:p>38</text:p>
          </table:table-cell>
          <table:table-cell table:style-name="ce2" table:formula="of:=[.AN3]+1" office:value-type="float" office:value="39" calcext:value-type="float">
            <text:p>39</text:p>
          </table:table-cell>
          <table:table-cell table:style-name="ce2" table:formula="of:=[.AO3]+1" office:value-type="float" office:value="40" calcext:value-type="float">
            <text:p>40</text:p>
          </table:table-cell>
          <table:table-cell table:style-name="ce2" table:formula="of:=[.AP3]+1" office:value-type="float" office:value="41" calcext:value-type="float">
            <text:p>41</text:p>
          </table:table-cell>
          <table:table-cell table:style-name="ce2" table:formula="of:=[.AQ3]+1" office:value-type="float" office:value="42" calcext:value-type="float">
            <text:p>42</text:p>
          </table:table-cell>
          <table:table-cell table:style-name="ce2" table:formula="of:=[.AR3]+1" office:value-type="float" office:value="43" calcext:value-type="float">
            <text:p>43</text:p>
          </table:table-cell>
          <table:table-cell table:style-name="ce2" table:formula="of:=[.AS3]+1" office:value-type="float" office:value="44" calcext:value-type="float">
            <text:p>44</text:p>
          </table:table-cell>
          <table:table-cell table:style-name="ce2" table:formula="of:=[.AT3]+1" office:value-type="float" office:value="45" calcext:value-type="float">
            <text:p>45</text:p>
          </table:table-cell>
          <table:table-cell table:style-name="ce2" table:formula="of:=[.AU3]+1" office:value-type="float" office:value="46" calcext:value-type="float">
            <text:p>46</text:p>
          </table:table-cell>
          <table:table-cell table:style-name="ce2" table:formula="of:=[.AV3]+1" office:value-type="float" office:value="47" calcext:value-type="float">
            <text:p>47</text:p>
          </table:table-cell>
          <table:table-cell table:style-name="ce2" table:formula="of:=[.AW3]+1" office:value-type="float" office:value="48" calcext:value-type="float">
            <text:p>48</text:p>
          </table:table-cell>
          <table:table-cell table:style-name="ce2" table:formula="of:=[.AX3]+1" office:value-type="float" office:value="49" calcext:value-type="float">
            <text:p>49</text:p>
          </table:table-cell>
          <table:table-cell table:style-name="ce2" table:formula="of:=[.AY3]+1" office:value-type="float" office:value="50" calcext:value-type="float">
            <text:p>50</text:p>
          </table:table-cell>
          <table:table-cell table:style-name="ce2" table:formula="of:=[.AZ3]+1" office:value-type="float" office:value="51" calcext:value-type="float">
            <text:p>51</text:p>
          </table:table-cell>
          <table:table-cell table:style-name="ce2" table:formula="of:=[.BA3]+1" office:value-type="float" office:value="52" calcext:value-type="float">
            <text:p>52</text:p>
          </table:table-cell>
          <table:table-cell table:style-name="ce2" table:formula="of:=[.BB3]+1" office:value-type="float" office:value="53" calcext:value-type="float">
            <text:p>53</text:p>
          </table:table-cell>
          <table:table-cell table:style-name="ce2" table:formula="of:=[.BC3]+1" office:value-type="float" office:value="54" calcext:value-type="float">
            <text:p>54</text:p>
          </table:table-cell>
          <table:table-cell table:style-name="ce2" table:formula="of:=[.BD3]+1" office:value-type="float" office:value="55" calcext:value-type="float">
            <text:p>55</text:p>
          </table:table-cell>
          <table:table-cell table:style-name="ce2" table:formula="of:=[.BE3]+1" office:value-type="float" office:value="56" calcext:value-type="float">
            <text:p>56</text:p>
          </table:table-cell>
          <table:table-cell table:style-name="ce2" table:formula="of:=[.BF3]+1" office:value-type="float" office:value="57" calcext:value-type="float">
            <text:p>57</text:p>
          </table:table-cell>
          <table:table-cell table:style-name="ce2" table:formula="of:=[.BG3]+1" office:value-type="float" office:value="58" calcext:value-type="float">
            <text:p>58</text:p>
          </table:table-cell>
          <table:table-cell table:style-name="ce2" table:formula="of:=[.BH3]+1" office:value-type="float" office:value="59" calcext:value-type="float">
            <text:p>59</text:p>
          </table:table-cell>
          <table:table-cell table:style-name="ce2" table:formula="of:=[.BI3]+1" office:value-type="float" office:value="60" calcext:value-type="float">
            <text:p>60</text:p>
          </table:table-cell>
          <table:table-cell table:style-name="ce2" table:formula="of:=[.BJ3]+1" office:value-type="float" office:value="61" calcext:value-type="float">
            <text:p>61</text:p>
          </table:table-cell>
          <table:table-cell table:style-name="ce2" table:formula="of:=[.BK3]+1" office:value-type="float" office:value="62" calcext:value-type="float">
            <text:p>62</text:p>
          </table:table-cell>
          <table:table-cell table:style-name="ce2" table:formula="of:=[.BL3]+1" office:value-type="float" office:value="63" calcext:value-type="float">
            <text:p>63</text:p>
          </table:table-cell>
          <table:table-cell table:style-name="ce2" table:formula="of:=[.BM3]+1" office:value-type="float" office:value="64" calcext:value-type="float">
            <text:p>64</text:p>
          </table:table-cell>
          <table:table-cell table:style-name="ce2" table:formula="of:=[.BN3]+1" office:value-type="float" office:value="65" calcext:value-type="float">
            <text:p>65</text:p>
          </table:table-cell>
          <table:table-cell table:style-name="ce2" table:formula="of:=[.BO3]+1" office:value-type="float" office:value="66" calcext:value-type="float">
            <text:p>66</text:p>
          </table:table-cell>
          <table:table-cell table:style-name="ce2" table:formula="of:=[.BP3]+1" office:value-type="float" office:value="67" calcext:value-type="float">
            <text:p>67</text:p>
          </table:table-cell>
          <table:table-cell table:style-name="ce2" table:formula="of:=[.BQ3]+1" office:value-type="float" office:value="68" calcext:value-type="float">
            <text:p>68</text:p>
          </table:table-cell>
          <table:table-cell table:style-name="ce2" table:formula="of:=[.BR3]+1" office:value-type="float" office:value="69" calcext:value-type="float">
            <text:p>69</text:p>
          </table:table-cell>
          <table:table-cell table:style-name="ce2" table:formula="of:=[.BS3]+1" office:value-type="float" office:value="70" calcext:value-type="float">
            <text:p>70</text:p>
          </table:table-cell>
          <table:table-cell table:style-name="ce2" table:formula="of:=[.BT3]+1" office:value-type="float" office:value="71" calcext:value-type="float">
            <text:p>71</text:p>
          </table:table-cell>
          <table:table-cell table:style-name="ce2" table:formula="of:=[.BU3]+1" office:value-type="float" office:value="72" calcext:value-type="float">
            <text:p>72</text:p>
          </table:table-cell>
          <table:table-cell table:style-name="ce2" table:formula="of:=[.BV3]+1" office:value-type="float" office:value="73" calcext:value-type="float">
            <text:p>73</text:p>
          </table:table-cell>
          <table:table-cell table:style-name="ce2" table:formula="of:=[.BW3]+1" office:value-type="float" office:value="74" calcext:value-type="float">
            <text:p>74</text:p>
          </table:table-cell>
          <table:table-cell table:style-name="ce2" table:formula="of:=[.BX3]+1" office:value-type="float" office:value="75" calcext:value-type="float">
            <text:p>75</text:p>
          </table:table-cell>
          <table:table-cell table:style-name="ce2" table:formula="of:=[.BY3]+1" office:value-type="float" office:value="76" calcext:value-type="float">
            <text:p>76</text:p>
          </table:table-cell>
          <table:table-cell table:style-name="ce2" table:formula="of:=[.BZ3]+1" office:value-type="float" office:value="77" calcext:value-type="float">
            <text:p>77</text:p>
          </table:table-cell>
          <table:table-cell table:style-name="ce2" table:formula="of:=[.CA3]+1" office:value-type="float" office:value="78" calcext:value-type="float">
            <text:p>78</text:p>
          </table:table-cell>
          <table:table-cell table:style-name="ce2" table:formula="of:=[.CB3]+1" office:value-type="float" office:value="79" calcext:value-type="float">
            <text:p>79</text:p>
          </table:table-cell>
          <table:table-cell table:style-name="ce2" table:formula="of:=[.CC3]+1" office:value-type="float" office:value="80" calcext:value-type="float">
            <text:p>80</text:p>
          </table:table-cell>
          <table:table-cell table:style-name="ce2" table:formula="of:=[.CD3]+1" office:value-type="float" office:value="81" calcext:value-type="float">
            <text:p>81</text:p>
          </table:table-cell>
          <table:table-cell table:style-name="ce2" table:formula="of:=[.CE3]+1" office:value-type="float" office:value="82" calcext:value-type="float">
            <text:p>82</text:p>
          </table:table-cell>
          <table:table-cell table:style-name="ce2" table:formula="of:=[.CF3]+1" office:value-type="float" office:value="83" calcext:value-type="float">
            <text:p>83</text:p>
          </table:table-cell>
          <table:table-cell table:style-name="ce2" table:formula="of:=[.CG3]+1" office:value-type="float" office:value="84" calcext:value-type="float">
            <text:p>84</text:p>
          </table:table-cell>
          <table:table-cell table:style-name="ce2" table:formula="of:=[.CH3]+1" office:value-type="float" office:value="85" calcext:value-type="float">
            <text:p>85</text:p>
          </table:table-cell>
          <table:table-cell table:style-name="ce2" table:formula="of:=[.CI3]+1" office:value-type="float" office:value="86" calcext:value-type="float">
            <text:p>86</text:p>
          </table:table-cell>
          <table:table-cell table:style-name="ce2" table:formula="of:=[.CJ3]+1" office:value-type="float" office:value="87" calcext:value-type="float">
            <text:p>87</text:p>
          </table:table-cell>
          <table:table-cell table:style-name="ce2" table:formula="of:=[.CK3]+1" office:value-type="float" office:value="88" calcext:value-type="float">
            <text:p>88</text:p>
          </table:table-cell>
          <table:table-cell table:style-name="ce2" table:formula="of:=[.CL3]+1" office:value-type="float" office:value="89" calcext:value-type="float">
            <text:p>89</text:p>
          </table:table-cell>
          <table:table-cell table:style-name="ce2" table:number-columns-repeated="93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COS(RADIANS([.$A4])) * TAN(RADIANS([.B$3]))" office:value-type="float" office:value="0" calcext:value-type="float">
            <text:p>0,00</text:p>
          </table:table-cell>
          <table:table-cell table:style-name="ce4" table:formula="of:=COS(RADIANS([.$A4])) * TAN(RADIANS([.C$3]))" office:value-type="float" office:value="0.0174550649282176" calcext:value-type="float">
            <text:p>0,02</text:p>
          </table:table-cell>
          <table:table-cell table:style-name="ce4" table:formula="of:=COS(RADIANS([.$A4])) * TAN(RADIANS([.D$3]))" office:value-type="float" office:value="0.0349207694917477" calcext:value-type="float">
            <text:p>0,03</text:p>
          </table:table-cell>
          <table:table-cell table:style-name="ce4" table:formula="of:=COS(RADIANS([.$A4])) * TAN(RADIANS([.E$3]))" office:value-type="float" office:value="0.0524077792830412" calcext:value-type="float">
            <text:p>0,05</text:p>
          </table:table-cell>
          <table:table-cell table:style-name="ce4" table:formula="of:=COS(RADIANS([.$A4])) * TAN(RADIANS([.F$3]))" office:value-type="float" office:value="0.0699268119435104" calcext:value-type="float">
            <text:p>0,07</text:p>
          </table:table-cell>
          <table:table-cell table:style-name="ce4" table:formula="of:=COS(RADIANS([.$A4])) * TAN(RADIANS([.G$3]))" office:value-type="float" office:value="0.087488663525924" calcext:value-type="float">
            <text:p>0,09</text:p>
          </table:table-cell>
          <table:table-cell table:style-name="ce4" table:formula="of:=COS(RADIANS([.$A4])) * TAN(RADIANS([.H$3]))" office:value-type="float" office:value="0.105104235265676" calcext:value-type="float">
            <text:p>0,11</text:p>
          </table:table-cell>
          <table:table-cell table:style-name="ce4" table:formula="of:=COS(RADIANS([.$A4])) * TAN(RADIANS([.I$3]))" office:value-type="float" office:value="0.122784560902905" calcext:value-type="float">
            <text:p>0,12</text:p>
          </table:table-cell>
          <table:table-cell table:style-name="ce4" table:formula="of:=COS(RADIANS([.$A4])) * TAN(RADIANS([.J$3]))" office:value-type="float" office:value="0.140540834702391" calcext:value-type="float">
            <text:p>0,14</text:p>
          </table:table-cell>
          <table:table-cell table:style-name="ce4" table:formula="of:=COS(RADIANS([.$A4])) * TAN(RADIANS([.K$3]))" office:value-type="float" office:value="0.158384440324536" calcext:value-type="float">
            <text:p>0,16</text:p>
          </table:table-cell>
          <table:table-cell table:style-name="ce4" table:formula="of:=COS(RADIANS([.$A4])) * TAN(RADIANS([.L$3]))" office:value-type="float" office:value="0.176326980708465" calcext:value-type="float">
            <text:p>0,18</text:p>
          </table:table-cell>
          <table:table-cell table:style-name="ce4" table:formula="of:=COS(RADIANS([.$A4])) * TAN(RADIANS([.M$3]))" office:value-type="float" office:value="0.194380309137718" calcext:value-type="float">
            <text:p>0,19</text:p>
          </table:table-cell>
          <table:table-cell table:style-name="ce4" table:formula="of:=COS(RADIANS([.$A4])) * TAN(RADIANS([.N$3]))" office:value-type="float" office:value="0.212556561670022" calcext:value-type="float">
            <text:p>0,21</text:p>
          </table:table-cell>
          <table:table-cell table:style-name="ce4" table:formula="of:=COS(RADIANS([.$A4])) * TAN(RADIANS([.O$3]))" office:value-type="float" office:value="0.230868191125563" calcext:value-type="float">
            <text:p>0,23</text:p>
          </table:table-cell>
          <table:table-cell table:style-name="ce4" table:formula="of:=COS(RADIANS([.$A4])) * TAN(RADIANS([.P$3]))" office:value-type="float" office:value="0.249328002843181" calcext:value-type="float">
            <text:p>0,25</text:p>
          </table:table-cell>
          <table:table-cell table:style-name="ce4" table:formula="of:=COS(RADIANS([.$A4])) * TAN(RADIANS([.Q$3]))" office:value-type="float" office:value="0.267949192431123" calcext:value-type="float">
            <text:p>0,27</text:p>
          </table:table-cell>
          <table:table-cell table:style-name="ce4" table:formula="of:=COS(RADIANS([.$A4])) * TAN(RADIANS([.R$3]))" office:value-type="float" office:value="0.286745385758808" calcext:value-type="float">
            <text:p>0,29</text:p>
          </table:table-cell>
          <table:table-cell table:style-name="ce4" table:formula="of:=COS(RADIANS([.$A4])) * TAN(RADIANS([.S$3]))" office:value-type="float" office:value="0.30573068145866" calcext:value-type="float">
            <text:p>0,31</text:p>
          </table:table-cell>
          <table:table-cell table:style-name="ce4" table:formula="of:=COS(RADIANS([.$A4])) * TAN(RADIANS([.T$3]))" office:value-type="float" office:value="0.324919696232906" calcext:value-type="float">
            <text:p>0,32</text:p>
          </table:table-cell>
          <table:table-cell table:style-name="ce4" table:formula="of:=COS(RADIANS([.$A4])) * TAN(RADIANS([.U$3]))" office:value-type="float" office:value="0.344327613289665" calcext:value-type="float">
            <text:p>0,34</text:p>
          </table:table-cell>
          <table:table-cell table:style-name="ce4" table:formula="of:=COS(RADIANS([.$A4])) * TAN(RADIANS([.V$3]))" office:value-type="float" office:value="0.363970234266202" calcext:value-type="float">
            <text:p>0,36</text:p>
          </table:table-cell>
          <table:table-cell table:style-name="ce4" table:formula="of:=COS(RADIANS([.$A4])) * TAN(RADIANS([.W$3]))" office:value-type="float" office:value="0.383864035035416" calcext:value-type="float">
            <text:p>0,38</text:p>
          </table:table-cell>
          <table:table-cell table:style-name="ce4" table:formula="of:=COS(RADIANS([.$A4])) * TAN(RADIANS([.X$3]))" office:value-type="float" office:value="0.404026225835157" calcext:value-type="float">
            <text:p>0,40</text:p>
          </table:table-cell>
          <table:table-cell table:style-name="ce4" table:formula="of:=COS(RADIANS([.$A4])) * TAN(RADIANS([.Y$3]))" office:value-type="float" office:value="0.424474816209605" calcext:value-type="float">
            <text:p>0,42</text:p>
          </table:table-cell>
          <table:table-cell table:style-name="ce4" table:formula="of:=COS(RADIANS([.$A4])) * TAN(RADIANS([.Z$3]))" office:value-type="float" office:value="0.445228685308536" calcext:value-type="float">
            <text:p>0,45</text:p>
          </table:table-cell>
          <table:table-cell table:style-name="ce4" table:formula="of:=COS(RADIANS([.$A4])) * TAN(RADIANS([.AA$3]))" office:value-type="float" office:value="0.466307658154999" calcext:value-type="float">
            <text:p>0,47</text:p>
          </table:table-cell>
          <table:table-cell table:style-name="ce4" table:formula="of:=COS(RADIANS([.$A4])) * TAN(RADIANS([.AB$3]))" office:value-type="float" office:value="0.487732588565861" calcext:value-type="float">
            <text:p>0,49</text:p>
          </table:table-cell>
          <table:table-cell table:style-name="ce4" table:formula="of:=COS(RADIANS([.$A4])) * TAN(RADIANS([.AC$3]))" office:value-type="float" office:value="0.509525449494429" calcext:value-type="float">
            <text:p>0,51</text:p>
          </table:table-cell>
          <table:table-cell table:style-name="ce4" table:formula="of:=COS(RADIANS([.$A4])) * TAN(RADIANS([.AD$3]))" office:value-type="float" office:value="0.531709431661479" calcext:value-type="float">
            <text:p>0,53</text:p>
          </table:table-cell>
          <table:table-cell table:style-name="ce4" table:formula="of:=COS(RADIANS([.$A4])) * TAN(RADIANS([.AE$3]))" office:value-type="float" office:value="0.554309051452769" calcext:value-type="float">
            <text:p>0,55</text:p>
          </table:table-cell>
          <table:table-cell table:style-name="ce4" table:formula="of:=COS(RADIANS([.$A4])) * TAN(RADIANS([.AF$3]))" office:value-type="float" office:value="0.577350269189626" calcext:value-type="float">
            <text:p>0,58</text:p>
          </table:table-cell>
          <table:table-cell table:style-name="ce4" table:formula="of:=COS(RADIANS([.$A4])) * TAN(RADIANS([.AG$3]))" office:value-type="float" office:value="0.60086061902756" calcext:value-type="float">
            <text:p>0,60</text:p>
          </table:table-cell>
          <table:table-cell table:style-name="ce4" table:formula="of:=COS(RADIANS([.$A4])) * TAN(RADIANS([.AH$3]))" office:value-type="float" office:value="0.624869351909327" calcext:value-type="float">
            <text:p>0,62</text:p>
          </table:table-cell>
          <table:table-cell table:style-name="ce4" table:formula="of:=COS(RADIANS([.$A4])) * TAN(RADIANS([.AI$3]))" office:value-type="float" office:value="0.64940759319751" calcext:value-type="float">
            <text:p>0,65</text:p>
          </table:table-cell>
          <table:table-cell table:style-name="ce4" table:formula="of:=COS(RADIANS([.$A4])) * TAN(RADIANS([.AJ$3]))" office:value-type="float" office:value="0.674508516842427" calcext:value-type="float">
            <text:p>0,67</text:p>
          </table:table-cell>
          <table:table-cell table:style-name="ce4" table:formula="of:=COS(RADIANS([.$A4])) * TAN(RADIANS([.AK$3]))" office:value-type="float" office:value="0.70020753820971" calcext:value-type="float">
            <text:p>0,70</text:p>
          </table:table-cell>
          <table:table-cell table:style-name="ce4" table:formula="of:=COS(RADIANS([.$A4])) * TAN(RADIANS([.AL$3]))" office:value-type="float" office:value="0.726542528005361" calcext:value-type="float">
            <text:p>0,73</text:p>
          </table:table-cell>
          <table:table-cell table:style-name="ce4" table:formula="of:=COS(RADIANS([.$A4])) * TAN(RADIANS([.AM$3]))" office:value-type="float" office:value="0.753554050102794" calcext:value-type="float">
            <text:p>0,75</text:p>
          </table:table-cell>
          <table:table-cell table:style-name="ce4" table:formula="of:=COS(RADIANS([.$A4])) * TAN(RADIANS([.AN$3]))" office:value-type="float" office:value="0.781285626506717" calcext:value-type="float">
            <text:p>0,78</text:p>
          </table:table-cell>
          <table:table-cell table:style-name="ce4" table:formula="of:=COS(RADIANS([.$A4])) * TAN(RADIANS([.AO$3]))" office:value-type="float" office:value="0.809784033195007" calcext:value-type="float">
            <text:p>0,81</text:p>
          </table:table-cell>
          <table:table-cell table:style-name="ce4" table:formula="of:=COS(RADIANS([.$A4])) * TAN(RADIANS([.AP$3]))" office:value-type="float" office:value="0.83909963117728" calcext:value-type="float">
            <text:p>0,84</text:p>
          </table:table-cell>
          <table:table-cell table:style-name="ce4" table:formula="of:=COS(RADIANS([.$A4])) * TAN(RADIANS([.AQ$3]))" office:value-type="float" office:value="0.869286737816227" calcext:value-type="float">
            <text:p>0,87</text:p>
          </table:table-cell>
          <table:table-cell table:style-name="ce4" table:formula="of:=COS(RADIANS([.$A4])) * TAN(RADIANS([.AR$3]))" office:value-type="float" office:value="0.90040404429784" calcext:value-type="float">
            <text:p>0,90</text:p>
          </table:table-cell>
          <table:table-cell table:style-name="ce4" table:formula="of:=COS(RADIANS([.$A4])) * TAN(RADIANS([.AS$3]))" office:value-type="float" office:value="0.932515086137662" calcext:value-type="float">
            <text:p>0,93</text:p>
          </table:table-cell>
          <table:table-cell table:style-name="ce4" table:formula="of:=COS(RADIANS([.$A4])) * TAN(RADIANS([.AT$3]))" office:value-type="float" office:value="0.965688774807074" calcext:value-type="float">
            <text:p>0,97</text:p>
          </table:table-cell>
          <table:table-cell table:style-name="ce4" table:formula="of:=COS(RADIANS([.$A4])) * TAN(RADIANS([.AU$3]))" office:value-type="float" office:value="1" calcext:value-type="float">
            <text:p>1,00</text:p>
          </table:table-cell>
          <table:table-cell table:style-name="ce4" table:formula="of:=COS(RADIANS([.$A4])) * TAN(RADIANS([.AV$3]))" office:value-type="float" office:value="1.03553031379057" calcext:value-type="float">
            <text:p>1,04</text:p>
          </table:table-cell>
          <table:table-cell table:style-name="ce4" table:formula="of:=COS(RADIANS([.$A4])) * TAN(RADIANS([.AW$3]))" office:value-type="float" office:value="1.07236871002468" calcext:value-type="float">
            <text:p>1,07</text:p>
          </table:table-cell>
          <table:table-cell table:style-name="ce4" table:formula="of:=COS(RADIANS([.$A4])) * TAN(RADIANS([.AX$3]))" office:value-type="float" office:value="1.11061251482919" calcext:value-type="float">
            <text:p>1,11</text:p>
          </table:table-cell>
          <table:table-cell table:style-name="ce4" table:formula="of:=COS(RADIANS([.$A4])) * TAN(RADIANS([.AY$3]))" office:value-type="float" office:value="1.15036840722101" calcext:value-type="float">
            <text:p>1,15</text:p>
          </table:table-cell>
          <table:table-cell table:style-name="ce4" table:formula="of:=COS(RADIANS([.$A4])) * TAN(RADIANS([.AZ$3]))" office:value-type="float" office:value="1.19175359259421" calcext:value-type="float">
            <text:p>1,19</text:p>
          </table:table-cell>
          <table:table-cell table:style-name="ce4" table:formula="of:=COS(RADIANS([.$A4])) * TAN(RADIANS([.BA$3]))" office:value-type="float" office:value="1.23489715653505" calcext:value-type="float">
            <text:p>1,23</text:p>
          </table:table-cell>
          <table:table-cell table:style-name="ce4" table:formula="of:=COS(RADIANS([.$A4])) * TAN(RADIANS([.BB$3]))" office:value-type="float" office:value="1.27994163219308" calcext:value-type="float">
            <text:p>1,28</text:p>
          </table:table-cell>
          <table:table-cell table:style-name="ce4" table:formula="of:=COS(RADIANS([.$A4])) * TAN(RADIANS([.BC$3]))" office:value-type="float" office:value="1.32704482162041" calcext:value-type="float">
            <text:p>1,33</text:p>
          </table:table-cell>
          <table:table-cell table:style-name="ce4" table:formula="of:=COS(RADIANS([.$A4])) * TAN(RADIANS([.BD$3]))" office:value-type="float" office:value="1.37638192047117" calcext:value-type="float">
            <text:p>1,38</text:p>
          </table:table-cell>
          <table:table-cell table:style-name="ce4" table:formula="of:=COS(RADIANS([.$A4])) * TAN(RADIANS([.BE$3]))" office:value-type="float" office:value="1.42814800674211" calcext:value-type="float">
            <text:p>1,43</text:p>
          </table:table-cell>
          <table:table-cell table:style-name="ce4" table:formula="of:=COS(RADIANS([.$A4])) * TAN(RADIANS([.BF$3]))" office:value-type="float" office:value="1.48256096851274" calcext:value-type="float">
            <text:p>1,48</text:p>
          </table:table-cell>
          <table:table-cell table:style-name="ce4" table:formula="of:=COS(RADIANS([.$A4])) * TAN(RADIANS([.BG$3]))" office:value-type="float" office:value="1.53986496381458" calcext:value-type="float">
            <text:p>1,54</text:p>
          </table:table-cell>
          <table:table-cell table:style-name="ce4" table:formula="of:=COS(RADIANS([.$A4])) * TAN(RADIANS([.BH$3]))" office:value-type="float" office:value="1.60033452904105" calcext:value-type="float">
            <text:p>1,60</text:p>
          </table:table-cell>
          <table:table-cell table:style-name="ce4" table:formula="of:=COS(RADIANS([.$A4])) * TAN(RADIANS([.BI$3]))" office:value-type="float" office:value="1.66427948235052" calcext:value-type="float">
            <text:p>1,66</text:p>
          </table:table-cell>
          <table:table-cell table:style-name="ce4" table:formula="of:=COS(RADIANS([.$A4])) * TAN(RADIANS([.BJ$3]))" office:value-type="float" office:value="1.73205080756888" calcext:value-type="float">
            <text:p>1,73</text:p>
          </table:table-cell>
          <table:table-cell table:style-name="ce4" table:formula="of:=COS(RADIANS([.$A4])) * TAN(RADIANS([.BK$3]))" office:value-type="float" office:value="1.80404775527142" calcext:value-type="float">
            <text:p>1,80</text:p>
          </table:table-cell>
          <table:table-cell table:style-name="ce4" table:formula="of:=COS(RADIANS([.$A4])) * TAN(RADIANS([.BL$3]))" office:value-type="float" office:value="1.88072646534633" calcext:value-type="float">
            <text:p>1,88</text:p>
          </table:table-cell>
          <table:table-cell table:style-name="ce4" table:formula="of:=COS(RADIANS([.$A4])) * TAN(RADIANS([.BM$3]))" office:value-type="float" office:value="1.96261050550515" calcext:value-type="float">
            <text:p>1,96</text:p>
          </table:table-cell>
          <table:table-cell table:style-name="ce4" table:formula="of:=COS(RADIANS([.$A4])) * TAN(RADIANS([.BN$3]))" office:value-type="float" office:value="2.0503038415793" calcext:value-type="float">
            <text:p>2,05</text:p>
          </table:table-cell>
          <table:table-cell table:style-name="ce4" table:formula="of:=COS(RADIANS([.$A4])) * TAN(RADIANS([.BO$3]))" office:value-type="float" office:value="2.14450692050956" calcext:value-type="float">
            <text:p>2,14</text:p>
          </table:table-cell>
          <table:table-cell table:style-name="ce4" table:formula="of:=COS(RADIANS([.$A4])) * TAN(RADIANS([.BP$3]))" office:value-type="float" office:value="2.24603677390421" calcext:value-type="float">
            <text:p>2,25</text:p>
          </table:table-cell>
          <table:table-cell table:style-name="ce4" table:formula="of:=COS(RADIANS([.$A4])) * TAN(RADIANS([.BQ$3]))" office:value-type="float" office:value="2.35585236582375" calcext:value-type="float">
            <text:p>2,36</text:p>
          </table:table-cell>
          <table:table-cell table:style-name="ce4" table:formula="of:=COS(RADIANS([.$A4])) * TAN(RADIANS([.BR$3]))" office:value-type="float" office:value="2.47508685341629" calcext:value-type="float">
            <text:p>2,48</text:p>
          </table:table-cell>
          <table:table-cell table:style-name="ce4" table:formula="of:=COS(RADIANS([.$A4])) * TAN(RADIANS([.BS$3]))" office:value-type="float" office:value="2.6050890646938" calcext:value-type="float">
            <text:p>2,61</text:p>
          </table:table-cell>
          <table:table-cell table:style-name="ce4" table:formula="of:=COS(RADIANS([.$A4])) * TAN(RADIANS([.BT$3]))" office:value-type="float" office:value="2.74747741945462" calcext:value-type="float">
            <text:p>2,75</text:p>
          </table:table-cell>
          <table:table-cell table:style-name="ce4" table:formula="of:=COS(RADIANS([.$A4])) * TAN(RADIANS([.BU$3]))" office:value-type="float" office:value="2.90421087767582" calcext:value-type="float">
            <text:p>2,90</text:p>
          </table:table-cell>
          <table:table-cell table:style-name="ce4" table:formula="of:=COS(RADIANS([.$A4])) * TAN(RADIANS([.BV$3]))" office:value-type="float" office:value="3.07768353717525" calcext:value-type="float">
            <text:p>3,08</text:p>
          </table:table-cell>
          <table:table-cell table:style-name="ce4" table:formula="of:=COS(RADIANS([.$A4])) * TAN(RADIANS([.BW$3]))" office:value-type="float" office:value="3.27085261848414" calcext:value-type="float">
            <text:p>3,27</text:p>
          </table:table-cell>
          <table:table-cell table:style-name="ce4" table:formula="of:=COS(RADIANS([.$A4])) * TAN(RADIANS([.BX$3]))" office:value-type="float" office:value="3.48741444384091" calcext:value-type="float">
            <text:p>3,49</text:p>
          </table:table-cell>
          <table:table-cell table:style-name="ce4" table:formula="of:=COS(RADIANS([.$A4])) * TAN(RADIANS([.BY$3]))" office:value-type="float" office:value="3.73205080756888" calcext:value-type="float">
            <text:p>3,73</text:p>
          </table:table-cell>
          <table:table-cell table:style-name="ce4" table:formula="of:=COS(RADIANS([.$A4])) * TAN(RADIANS([.BZ$3]))" office:value-type="float" office:value="4.01078093353585" calcext:value-type="float">
            <text:p>4,01</text:p>
          </table:table-cell>
          <table:table-cell table:style-name="ce4" table:formula="of:=COS(RADIANS([.$A4])) * TAN(RADIANS([.CA$3]))" office:value-type="float" office:value="4.33147587428415" calcext:value-type="float">
            <text:p>4,33</text:p>
          </table:table-cell>
          <table:table-cell table:style-name="ce4" table:formula="of:=COS(RADIANS([.$A4])) * TAN(RADIANS([.CB$3]))" office:value-type="float" office:value="4.70463010947846" calcext:value-type="float">
            <text:p>4,70</text:p>
          </table:table-cell>
          <table:table-cell table:style-name="ce4" table:formula="of:=COS(RADIANS([.$A4])) * TAN(RADIANS([.CC$3]))" office:value-type="float" office:value="5.14455401597031" calcext:value-type="float">
            <text:p>5,14</text:p>
          </table:table-cell>
          <table:table-cell table:style-name="ce4" table:formula="of:=COS(RADIANS([.$A4])) * TAN(RADIANS([.CD$3]))" office:value-type="float" office:value="5.67128181961771" calcext:value-type="float">
            <text:p>5,67</text:p>
          </table:table-cell>
          <table:table-cell table:style-name="ce4" table:formula="of:=COS(RADIANS([.$A4])) * TAN(RADIANS([.CE$3]))" office:value-type="float" office:value="6.31375151467504" calcext:value-type="float">
            <text:p>6,31</text:p>
          </table:table-cell>
          <table:table-cell table:style-name="ce4" table:formula="of:=COS(RADIANS([.$A4])) * TAN(RADIANS([.CF$3]))" office:value-type="float" office:value="7.11536972238421" calcext:value-type="float">
            <text:p>7,12</text:p>
          </table:table-cell>
          <table:table-cell table:style-name="ce4" table:formula="of:=COS(RADIANS([.$A4])) * TAN(RADIANS([.CG$3]))" office:value-type="float" office:value="8.14434642797459" calcext:value-type="float">
            <text:p>8,14</text:p>
          </table:table-cell>
          <table:table-cell table:style-name="ce4" table:formula="of:=COS(RADIANS([.$A4])) * TAN(RADIANS([.CH$3]))" office:value-type="float" office:value="9.51436445422259" calcext:value-type="float">
            <text:p>9,51</text:p>
          </table:table-cell>
          <table:table-cell table:style-name="ce4" table:formula="of:=COS(RADIANS([.$A4])) * TAN(RADIANS([.CI$3]))" office:value-type="float" office:value="11.4300523027613" calcext:value-type="float">
            <text:p>11,43</text:p>
          </table:table-cell>
          <table:table-cell table:style-name="ce4" table:formula="of:=COS(RADIANS([.$A4])) * TAN(RADIANS([.CJ$3]))" office:value-type="float" office:value="14.3006662567119" calcext:value-type="float">
            <text:p>14,30</text:p>
          </table:table-cell>
          <table:table-cell table:style-name="ce4" table:formula="of:=COS(RADIANS([.$A4])) * TAN(RADIANS([.CK$3]))" office:value-type="float" office:value="19.0811366877282" calcext:value-type="float">
            <text:p>19,08</text:p>
          </table:table-cell>
          <table:table-cell table:style-name="ce4" table:formula="of:=COS(RADIANS([.$A4])) * TAN(RADIANS([.CL$3]))" office:value-type="float" office:value="28.6362532829155" calcext:value-type="float">
            <text:p>28,64</text:p>
          </table:table-cell>
          <table:table-cell table:style-name="ce4" table:formula="of:=COS(RADIANS([.$A4])) * TAN(RADIANS([.CM$3]))" office:value-type="float" office:value="57.2899616307591" calcext:value-type="float">
            <text:p>57,29</text:p>
          </table:table-cell>
          <table:table-cell table:number-columns-repeated="933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4" table:formula="of:=COS(RADIANS([.$A5])) * TAN(RADIANS([.B$3]))" office:value-type="float" office:value="0" calcext:value-type="float">
            <text:p>0,00</text:p>
          </table:table-cell>
          <table:table-cell table:style-name="ce4" table:formula="of:=COS(RADIANS([.$A5])) * TAN(RADIANS([.C$3]))" office:value-type="float" office:value="0.0174524064372835" calcext:value-type="float">
            <text:p>0,02</text:p>
          </table:table-cell>
          <table:table-cell table:style-name="ce4" table:formula="of:=COS(RADIANS([.$A5])) * TAN(RADIANS([.D$3]))" office:value-type="float" office:value="0.0349154508894116" calcext:value-type="float">
            <text:p>0,03</text:p>
          </table:table-cell>
          <table:table-cell table:style-name="ce4" table:formula="of:=COS(RADIANS([.$A5])) * TAN(RADIANS([.E$3]))" office:value-type="float" office:value="0.0523997973244136" calcext:value-type="float">
            <text:p>0,05</text:p>
          </table:table-cell>
          <table:table-cell table:style-name="ce4" table:formula="of:=COS(RADIANS([.$A5])) * TAN(RADIANS([.F$3]))" office:value-type="float" office:value="0.0699161617513533" calcext:value-type="float">
            <text:p>0,07</text:p>
          </table:table-cell>
          <table:table-cell table:style-name="ce4" table:formula="of:=COS(RADIANS([.$A5])) * TAN(RADIANS([.G$3]))" office:value-type="float" office:value="0.0874753385787081" calcext:value-type="float">
            <text:p>0,09</text:p>
          </table:table-cell>
          <table:table-cell table:style-name="ce4" table:formula="of:=COS(RADIANS([.$A5])) * TAN(RADIANS([.H$3]))" office:value-type="float" office:value="0.105088227381562" calcext:value-type="float">
            <text:p>0,11</text:p>
          </table:table-cell>
          <table:table-cell table:style-name="ce4" table:formula="of:=COS(RADIANS([.$A5])) * TAN(RADIANS([.I$3]))" office:value-type="float" office:value="0.122765860219559" calcext:value-type="float">
            <text:p>0,12</text:p>
          </table:table-cell>
          <table:table-cell table:style-name="ce4" table:formula="of:=COS(RADIANS([.$A5])) * TAN(RADIANS([.J$3]))" office:value-type="float" office:value="0.140519429652541" calcext:value-type="float">
            <text:p>0,14</text:p>
          </table:table-cell>
          <table:table-cell table:style-name="ce4" table:formula="of:=COS(RADIANS([.$A5])) * TAN(RADIANS([.K$3]))" office:value-type="float" office:value="0.158360317607123" calcext:value-type="float">
            <text:p>0,16</text:p>
          </table:table-cell>
          <table:table-cell table:style-name="ce4" table:formula="of:=COS(RADIANS([.$A5])) * TAN(RADIANS([.L$3]))" office:value-type="float" office:value="0.176300125255244" calcext:value-type="float">
            <text:p>0,18</text:p>
          </table:table-cell>
          <table:table-cell table:style-name="ce4" table:formula="of:=COS(RADIANS([.$A5])) * TAN(RADIANS([.M$3]))" office:value-type="float" office:value="0.194350704075135" calcext:value-type="float">
            <text:p>0,19</text:p>
          </table:table-cell>
          <table:table-cell table:style-name="ce4" table:formula="of:=COS(RADIANS([.$A5])) * TAN(RADIANS([.N$3]))" office:value-type="float" office:value="0.212524188276139" calcext:value-type="float">
            <text:p>0,21</text:p>
          </table:table-cell>
          <table:table-cell table:style-name="ce4" table:formula="of:=COS(RADIANS([.$A5])) * TAN(RADIANS([.O$3]))" office:value-type="float" office:value="0.230833028781819" calcext:value-type="float">
            <text:p>0,23</text:p>
          </table:table-cell>
          <table:table-cell table:style-name="ce4" table:formula="of:=COS(RADIANS([.$A5])) * TAN(RADIANS([.P$3]))" office:value-type="float" office:value="0.2492900289807" calcext:value-type="float">
            <text:p>0,25</text:p>
          </table:table-cell>
          <table:table-cell table:style-name="ce4" table:formula="of:=COS(RADIANS([.$A5])) * TAN(RADIANS([.Q$3]))" office:value-type="float" office:value="0.267908382471274" calcext:value-type="float">
            <text:p>0,27</text:p>
          </table:table-cell>
          <table:table-cell table:style-name="ce4" table:formula="of:=COS(RADIANS([.$A5])) * TAN(RADIANS([.R$3]))" office:value-type="float" office:value="0.286701713047674" calcext:value-type="float">
            <text:p>0,29</text:p>
          </table:table-cell>
          <table:table-cell table:style-name="ce4" table:formula="of:=COS(RADIANS([.$A5])) * TAN(RADIANS([.S$3]))" office:value-type="float" office:value="0.305684117195034" calcext:value-type="float">
            <text:p>0,31</text:p>
          </table:table-cell>
          <table:table-cell table:style-name="ce4" table:formula="of:=COS(RADIANS([.$A5])) * TAN(RADIANS([.T$3]))" office:value-type="float" office:value="0.324870209389386" calcext:value-type="float">
            <text:p>0,32</text:p>
          </table:table-cell>
          <table:table-cell table:style-name="ce4" table:formula="of:=COS(RADIANS([.$A5])) * TAN(RADIANS([.U$3]))" office:value-type="float" office:value="0.344275170526373" calcext:value-type="float">
            <text:p>0,34</text:p>
          </table:table-cell>
          <table:table-cell table:style-name="ce4" table:formula="of:=COS(RADIANS([.$A5])) * TAN(RADIANS([.V$3]))" office:value-type="float" office:value="0.363914799836594" calcext:value-type="float">
            <text:p>0,36</text:p>
          </table:table-cell>
          <table:table-cell table:style-name="ce4" table:formula="of:=COS(RADIANS([.$A5])) * TAN(RADIANS([.W$3]))" office:value-type="float" office:value="0.383805570683593" calcext:value-type="float">
            <text:p>0,38</text:p>
          </table:table-cell>
          <table:table-cell table:style-name="ce4" table:formula="of:=COS(RADIANS([.$A5])) * TAN(RADIANS([.X$3]))" office:value-type="float" office:value="0.403964690684017" calcext:value-type="float">
            <text:p>0,40</text:p>
          </table:table-cell>
          <table:table-cell table:style-name="ce4" table:formula="of:=COS(RADIANS([.$A5])) * TAN(RADIANS([.Y$3]))" office:value-type="float" office:value="0.424410166639106" calcext:value-type="float">
            <text:p>0,42</text:p>
          </table:table-cell>
          <table:table-cell table:style-name="ce4" table:formula="of:=COS(RADIANS([.$A5])) * TAN(RADIANS([.Z$3]))" office:value-type="float" office:value="0.44516087482325" calcext:value-type="float">
            <text:p>0,45</text:p>
          </table:table-cell>
          <table:table-cell table:style-name="ce4" table:formula="of:=COS(RADIANS([.$A5])) * TAN(RADIANS([.AA$3]))" office:value-type="float" office:value="0.46623663724005" calcext:value-type="float">
            <text:p>0,47</text:p>
          </table:table-cell>
          <table:table-cell table:style-name="ce4" table:formula="of:=COS(RADIANS([.$A5])) * TAN(RADIANS([.AB$3]))" office:value-type="float" office:value="0.487658304530237" calcext:value-type="float">
            <text:p>0,49</text:p>
          </table:table-cell>
          <table:table-cell table:style-name="ce4" table:formula="of:=COS(RADIANS([.$A5])) * TAN(RADIANS([.AC$3]))" office:value-type="float" office:value="0.509447846300529" calcext:value-type="float">
            <text:p>0,51</text:p>
          </table:table-cell>
          <table:table-cell table:style-name="ce4" table:formula="of:=COS(RADIANS([.$A5])) * TAN(RADIANS([.AD$3]))" office:value-type="float" office:value="0.531628449739644" calcext:value-type="float">
            <text:p>0,53</text:p>
          </table:table-cell>
          <table:table-cell table:style-name="ce4" table:formula="of:=COS(RADIANS([.$A5])) * TAN(RADIANS([.AE$3]))" office:value-type="float" office:value="0.554224627499377" calcext:value-type="float">
            <text:p>0,55</text:p>
          </table:table-cell>
          <table:table-cell table:style-name="ce4" table:formula="of:=COS(RADIANS([.$A5])) * TAN(RADIANS([.AF$3]))" office:value-type="float" office:value="0.577262335947169" calcext:value-type="float">
            <text:p>0,58</text:p>
          </table:table-cell>
          <table:table-cell table:style-name="ce4" table:formula="of:=COS(RADIANS([.$A5])) * TAN(RADIANS([.AG$3]))" office:value-type="float" office:value="0.600769105044949" calcext:value-type="float">
            <text:p>0,60</text:p>
          </table:table-cell>
          <table:table-cell table:style-name="ce4" table:formula="of:=COS(RADIANS([.$A5])) * TAN(RADIANS([.AH$3]))" office:value-type="float" office:value="0.624774181280409" calcext:value-type="float">
            <text:p>0,62</text:p>
          </table:table-cell>
          <table:table-cell table:style-name="ce4" table:formula="of:=COS(RADIANS([.$A5])) * TAN(RADIANS([.AI$3]))" office:value-type="float" office:value="0.64930868527559" calcext:value-type="float">
            <text:p>0,65</text:p>
          </table:table-cell>
          <table:table-cell table:style-name="ce4" table:formula="of:=COS(RADIANS([.$A5])) * TAN(RADIANS([.AJ$3]))" office:value-type="float" office:value="0.674405785928256" calcext:value-type="float">
            <text:p>0,67</text:p>
          </table:table-cell>
          <table:table-cell table:style-name="ce4" table:formula="of:=COS(RADIANS([.$A5])) * TAN(RADIANS([.AK$3]))" office:value-type="float" office:value="0.700100893210109" calcext:value-type="float">
            <text:p>0,70</text:p>
          </table:table-cell>
          <table:table-cell table:style-name="ce4" table:formula="of:=COS(RADIANS([.$A5])) * TAN(RADIANS([.AL$3]))" office:value-type="float" office:value="0.726431872059258" calcext:value-type="float">
            <text:p>0,73</text:p>
          </table:table-cell>
          <table:table-cell table:style-name="ce4" table:formula="of:=COS(RADIANS([.$A5])) * TAN(RADIANS([.AM$3]))" office:value-type="float" office:value="0.753439280171043" calcext:value-type="float">
            <text:p>0,75</text:p>
          </table:table-cell>
          <table:table-cell table:style-name="ce4" table:formula="of:=COS(RADIANS([.$A5])) * TAN(RADIANS([.AN$3]))" office:value-type="float" office:value="0.781166632921559" calcext:value-type="float">
            <text:p>0,78</text:p>
          </table:table-cell>
          <table:table-cell table:style-name="ce4" table:formula="of:=COS(RADIANS([.$A5])) * TAN(RADIANS([.AO$3]))" office:value-type="float" office:value="0.809660699164475" calcext:value-type="float">
            <text:p>0,81</text:p>
          </table:table-cell>
          <table:table-cell table:style-name="ce4" table:formula="of:=COS(RADIANS([.$A5])) * TAN(RADIANS([.AP$3]))" office:value-type="float" office:value="0.838971832239181" calcext:value-type="float">
            <text:p>0,84</text:p>
          </table:table-cell>
          <table:table-cell table:style-name="ce4" table:formula="of:=COS(RADIANS([.$A5])) * TAN(RADIANS([.AQ$3]))" office:value-type="float" office:value="0.869154341235572" calcext:value-type="float">
            <text:p>0,87</text:p>
          </table:table-cell>
          <table:table-cell table:style-name="ce4" table:formula="of:=COS(RADIANS([.$A5])) * TAN(RADIANS([.AR$3]))" office:value-type="float" office:value="0.900266908400688" calcext:value-type="float">
            <text:p>0,90</text:p>
          </table:table-cell>
          <table:table-cell table:style-name="ce4" table:formula="of:=COS(RADIANS([.$A5])) * TAN(RADIANS([.AS$3]))" office:value-type="float" office:value="0.932373059573305" calcext:value-type="float">
            <text:p>0,93</text:p>
          </table:table-cell>
          <table:table-cell table:style-name="ce4" table:formula="of:=COS(RADIANS([.$A5])) * TAN(RADIANS([.AT$3]))" office:value-type="float" office:value="0.965541695729252" calcext:value-type="float">
            <text:p>0,97</text:p>
          </table:table-cell>
          <table:table-cell table:style-name="ce4" table:formula="of:=COS(RADIANS([.$A5])) * TAN(RADIANS([.AU$3]))" office:value-type="float" office:value="0.999847695156391" calcext:value-type="float">
            <text:p>1,00</text:p>
          </table:table-cell>
          <table:table-cell table:style-name="ce4" table:formula="of:=COS(RADIANS([.$A5])) * TAN(RADIANS([.AV$3]))" office:value-type="float" office:value="1.03537259750808" calcext:value-type="float">
            <text:p>1,04</text:p>
          </table:table-cell>
          <table:table-cell table:style-name="ce4" table:formula="of:=COS(RADIANS([.$A5])) * TAN(RADIANS([.AW$3]))" office:value-type="float" office:value="1.07220538307601" calcext:value-type="float">
            <text:p>1,07</text:p>
          </table:table-cell>
          <table:table-cell table:style-name="ce4" table:formula="of:=COS(RADIANS([.$A5])) * TAN(RADIANS([.AX$3]))" office:value-type="float" office:value="1.11044336316381" calcext:value-type="float">
            <text:p>1,11</text:p>
          </table:table-cell>
          <table:table-cell table:style-name="ce4" table:formula="of:=COS(RADIANS([.$A5])) * TAN(RADIANS([.AY$3]))" office:value-type="float" office:value="1.15019320054065" calcext:value-type="float">
            <text:p>1,15</text:p>
          </table:table-cell>
          <table:table-cell table:style-name="ce4" table:formula="of:=COS(RADIANS([.$A5])) * TAN(RADIANS([.AZ$3]))" office:value-type="float" office:value="1.19157208274967" calcext:value-type="float">
            <text:p>1,19</text:p>
          </table:table-cell>
          <table:table-cell table:style-name="ce4" table:formula="of:=COS(RADIANS([.$A5])) * TAN(RADIANS([.BA$3]))" office:value-type="float" office:value="1.23470907571675" calcext:value-type="float">
            <text:p>1,23</text:p>
          </table:table-cell>
          <table:table-cell table:style-name="ce4" table:formula="of:=COS(RADIANS([.$A5])) * TAN(RADIANS([.BB$3]))" office:value-type="float" office:value="1.27974669088296" calcext:value-type="float">
            <text:p>1,28</text:p>
          </table:table-cell>
          <table:table-cell table:style-name="ce4" table:formula="of:=COS(RADIANS([.$A5])) * TAN(RADIANS([.BC$3]))" office:value-type="float" office:value="1.32684270626639" calcext:value-type="float">
            <text:p>1,33</text:p>
          </table:table-cell>
          <table:table-cell table:style-name="ce4" table:formula="of:=COS(RADIANS([.$A5])) * TAN(RADIANS([.BD$3]))" office:value-type="float" office:value="1.37617229083803" calcext:value-type="float">
            <text:p>1,38</text:p>
          </table:table-cell>
          <table:table-cell table:style-name="ce4" table:formula="of:=COS(RADIANS([.$A5])) * TAN(RADIANS([.BE$3]))" office:value-type="float" office:value="1.4279304928833" calcext:value-type="float">
            <text:p>1,43</text:p>
          </table:table-cell>
          <table:table-cell table:style-name="ce4" table:formula="of:=COS(RADIANS([.$A5])) * TAN(RADIANS([.BF$3]))" office:value-type="float" office:value="1.48233516729629" calcext:value-type="float">
            <text:p>1,48</text:p>
          </table:table-cell>
          <table:table-cell table:style-name="ce4" table:formula="of:=COS(RADIANS([.$A5])) * TAN(RADIANS([.BG$3]))" office:value-type="float" office:value="1.53963043492209" calcext:value-type="float">
            <text:p>1,54</text:p>
          </table:table-cell>
          <table:table-cell table:style-name="ce4" table:formula="of:=COS(RADIANS([.$A5])) * TAN(RADIANS([.BH$3]))" office:value-type="float" office:value="1.60009079034088" calcext:value-type="float">
            <text:p>1,60</text:p>
          </table:table-cell>
          <table:table-cell table:style-name="ce4" table:formula="of:=COS(RADIANS([.$A5])) * TAN(RADIANS([.BI$3]))" office:value-type="float" office:value="1.66402600452424" calcext:value-type="float">
            <text:p>1,66</text:p>
          </table:table-cell>
          <table:table-cell table:style-name="ce4" table:formula="of:=COS(RADIANS([.$A5])) * TAN(RADIANS([.BJ$3]))" office:value-type="float" office:value="1.73178700784151" calcext:value-type="float">
            <text:p>1,73</text:p>
          </table:table-cell>
          <table:table-cell table:style-name="ce4" table:formula="of:=COS(RADIANS([.$A5])) * TAN(RADIANS([.BK$3]))" office:value-type="float" office:value="1.80377299006019" calcext:value-type="float">
            <text:p>1,80</text:p>
          </table:table-cell>
          <table:table-cell table:style-name="ce4" table:formula="of:=COS(RADIANS([.$A5])) * TAN(RADIANS([.BL$3]))" office:value-type="float" office:value="1.88044002159616" calcext:value-type="float">
            <text:p>1,88</text:p>
          </table:table-cell>
          <table:table-cell table:style-name="ce4" table:formula="of:=COS(RADIANS([.$A5])) * TAN(RADIANS([.BM$3]))" office:value-type="float" office:value="1.96231159041904" calcext:value-type="float">
            <text:p>1,96</text:p>
          </table:table-cell>
          <table:table-cell table:style-name="ce4" table:formula="of:=COS(RADIANS([.$A5])) * TAN(RADIANS([.BN$3]))" office:value-type="float" office:value="2.04999157037335" calcext:value-type="float">
            <text:p>2,05</text:p>
          </table:table-cell>
          <table:table-cell table:style-name="ce4" table:formula="of:=COS(RADIANS([.$A5])) * TAN(RADIANS([.BO$3]))" office:value-type="float" office:value="2.14418030171841" calcext:value-type="float">
            <text:p>2,14</text:p>
          </table:table-cell>
          <table:table-cell table:style-name="ce4" table:formula="of:=COS(RADIANS([.$A5])) * TAN(RADIANS([.BP$3]))" office:value-type="float" office:value="2.24569469162463" calcext:value-type="float">
            <text:p>2,25</text:p>
          </table:table-cell>
          <table:table-cell table:style-name="ce4" table:formula="of:=COS(RADIANS([.$A5])) * TAN(RADIANS([.BQ$3]))" office:value-type="float" office:value="2.35549355809761" calcext:value-type="float">
            <text:p>2,36</text:p>
          </table:table-cell>
          <table:table-cell table:style-name="ce4" table:formula="of:=COS(RADIANS([.$A5])) * TAN(RADIANS([.BR$3]))" office:value-type="float" office:value="2.47470988570017" calcext:value-type="float">
            <text:p>2,47</text:p>
          </table:table-cell>
          <table:table-cell table:style-name="ce4" table:formula="of:=COS(RADIANS([.$A5])) * TAN(RADIANS([.BS$3]))" office:value-type="float" office:value="2.60469229701122" calcext:value-type="float">
            <text:p>2,60</text:p>
          </table:table-cell>
          <table:table-cell table:style-name="ce4" table:formula="of:=COS(RADIANS([.$A5])) * TAN(RADIANS([.BT$3]))" office:value-type="float" office:value="2.74705896533593" calcext:value-type="float">
            <text:p>2,75</text:p>
          </table:table-cell>
          <table:table-cell table:style-name="ce4" table:formula="of:=COS(RADIANS([.$A5])) * TAN(RADIANS([.BU$3]))" office:value-type="float" office:value="2.90376855229229" calcext:value-type="float">
            <text:p>2,90</text:p>
          </table:table-cell>
          <table:table-cell table:style-name="ce4" table:formula="of:=COS(RADIANS([.$A5])) * TAN(RADIANS([.BV$3]))" office:value-type="float" office:value="3.07721479106545" calcext:value-type="float">
            <text:p>3,08</text:p>
          </table:table-cell>
          <table:table-cell table:style-name="ce4" table:formula="of:=COS(RADIANS([.$A5])) * TAN(RADIANS([.BW$3]))" office:value-type="float" office:value="3.27035445178761" calcext:value-type="float">
            <text:p>3,27</text:p>
          </table:table-cell>
          <table:table-cell table:style-name="ce4" table:formula="of:=COS(RADIANS([.$A5])) * TAN(RADIANS([.BX$3]))" office:value-type="float" office:value="3.48688329372944" calcext:value-type="float">
            <text:p>3,49</text:p>
          </table:table-cell>
          <table:table-cell table:style-name="ce4" table:formula="of:=COS(RADIANS([.$A5])) * TAN(RADIANS([.BY$3]))" office:value-type="float" office:value="3.73148239815429" calcext:value-type="float">
            <text:p>3,73</text:p>
          </table:table-cell>
          <table:table-cell table:style-name="ce4" table:formula="of:=COS(RADIANS([.$A5])) * TAN(RADIANS([.BZ$3]))" office:value-type="float" office:value="4.01017007217302" calcext:value-type="float">
            <text:p>4,01</text:p>
          </table:table-cell>
          <table:table-cell table:style-name="ce4" table:formula="of:=COS(RADIANS([.$A5])) * TAN(RADIANS([.CA$3]))" office:value-type="float" office:value="4.33081616952853" calcext:value-type="float">
            <text:p>4,33</text:p>
          </table:table-cell>
          <table:table-cell table:style-name="ce4" table:formula="of:=COS(RADIANS([.$A5])) * TAN(RADIANS([.CB$3]))" office:value-type="float" office:value="4.7039135715254" calcext:value-type="float">
            <text:p>4,70</text:p>
          </table:table-cell>
          <table:table-cell table:style-name="ce4" table:formula="of:=COS(RADIANS([.$A5])) * TAN(RADIANS([.CC$3]))" office:value-type="float" office:value="5.14377047547547" calcext:value-type="float">
            <text:p>5,14</text:p>
          </table:table-cell>
          <table:table-cell table:style-name="ce4" table:formula="of:=COS(RADIANS([.$A5])) * TAN(RADIANS([.CD$3]))" office:value-type="float" office:value="5.67041805592711" calcext:value-type="float">
            <text:p>5,67</text:p>
          </table:table-cell>
          <table:table-cell table:style-name="ce4" table:formula="of:=COS(RADIANS([.$A5])) * TAN(RADIANS([.CE$3]))" office:value-type="float" office:value="6.31278989973801" calcext:value-type="float">
            <text:p>6,31</text:p>
          </table:table-cell>
          <table:table-cell table:style-name="ce4" table:formula="of:=COS(RADIANS([.$A5])) * TAN(RADIANS([.CF$3]))" office:value-type="float" office:value="7.11428601711142" calcext:value-type="float">
            <text:p>7,11</text:p>
          </table:table-cell>
          <table:table-cell table:style-name="ce4" table:formula="of:=COS(RADIANS([.$A5])) * TAN(RADIANS([.CG$3]))" office:value-type="float" office:value="8.14310600456559" calcext:value-type="float">
            <text:p>8,14</text:p>
          </table:table-cell>
          <table:table-cell table:style-name="ce4" table:formula="of:=COS(RADIANS([.$A5])) * TAN(RADIANS([.CH$3]))" office:value-type="float" office:value="9.51291537043235" calcext:value-type="float">
            <text:p>9,51</text:p>
          </table:table-cell>
          <table:table-cell table:style-name="ce4" table:formula="of:=COS(RADIANS([.$A5])) * TAN(RADIANS([.CI$3]))" office:value-type="float" office:value="11.4283114504329" calcext:value-type="float">
            <text:p>11,43</text:p>
          </table:table-cell>
          <table:table-cell table:style-name="ce4" table:formula="of:=COS(RADIANS([.$A5])) * TAN(RADIANS([.CJ$3]))" office:value-type="float" office:value="14.2984881959742" calcext:value-type="float">
            <text:p>14,30</text:p>
          </table:table-cell>
          <table:table-cell table:style-name="ce4" table:formula="of:=COS(RADIANS([.$A5])) * TAN(RADIANS([.CK$3]))" office:value-type="float" office:value="19.0782305381891" calcext:value-type="float">
            <text:p>19,08</text:p>
          </table:table-cell>
          <table:table-cell table:style-name="ce4" table:formula="of:=COS(RADIANS([.$A5])) * TAN(RADIANS([.CL$3]))" office:value-type="float" office:value="28.6318918428377" calcext:value-type="float">
            <text:p>28,63</text:p>
          </table:table-cell>
          <table:table-cell table:style-name="ce4" table:formula="of:=COS(RADIANS([.$A5])) * TAN(RADIANS([.CM$3]))" office:value-type="float" office:value="57.2812360921126" calcext:value-type="float">
            <text:p>57,28</text:p>
          </table:table-cell>
          <table:table-cell table:number-columns-repeated="93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4" table:formula="of:=COS(RADIANS([.$A6])) * TAN(RADIANS([.B$3]))" office:value-type="float" office:value="0" calcext:value-type="float">
            <text:p>0,00</text:p>
          </table:table-cell>
          <table:table-cell table:style-name="ce4" table:formula="of:=COS(RADIANS([.$A6])) * TAN(RADIANS([.C$3]))" office:value-type="float" office:value="0.0174444317742834" calcext:value-type="float">
            <text:p>0,02</text:p>
          </table:table-cell>
          <table:table-cell table:style-name="ce4" table:formula="of:=COS(RADIANS([.$A6])) * TAN(RADIANS([.D$3]))" office:value-type="float" office:value="0.034899496702501" calcext:value-type="float">
            <text:p>0,03</text:p>
          </table:table-cell>
          <table:table-cell table:style-name="ce4" table:formula="of:=COS(RADIANS([.$A6])) * TAN(RADIANS([.E$3]))" office:value-type="float" office:value="0.0523758538799128" calcext:value-type="float">
            <text:p>0,05</text:p>
          </table:table-cell>
          <table:table-cell table:style-name="ce4" table:formula="of:=COS(RADIANS([.$A6])) * TAN(RADIANS([.F$3]))" office:value-type="float" office:value="0.0698842144190337" calcext:value-type="float">
            <text:p>0,07</text:p>
          </table:table-cell>
          <table:table-cell table:style-name="ce4" table:formula="of:=COS(RADIANS([.$A6])) * TAN(RADIANS([.G$3]))" office:value-type="float" office:value="0.0874353677959686" calcext:value-type="float">
            <text:p>0,09</text:p>
          </table:table-cell>
          <table:table-cell table:style-name="ce4" table:formula="of:=COS(RADIANS([.$A6])) * TAN(RADIANS([.H$3]))" office:value-type="float" office:value="0.105040208605374" calcext:value-type="float">
            <text:p>0,11</text:p>
          </table:table-cell>
          <table:table-cell table:style-name="ce4" table:formula="of:=COS(RADIANS([.$A6])) * TAN(RADIANS([.I$3]))" office:value-type="float" office:value="0.12270976386593" calcext:value-type="float">
            <text:p>0,12</text:p>
          </table:table-cell>
          <table:table-cell table:style-name="ce4" table:formula="of:=COS(RADIANS([.$A6])) * TAN(RADIANS([.J$3]))" office:value-type="float" office:value="0.140455221023177" calcext:value-type="float">
            <text:p>0,14</text:p>
          </table:table-cell>
          <table:table-cell table:style-name="ce4" table:formula="of:=COS(RADIANS([.$A6])) * TAN(RADIANS([.K$3]))" office:value-type="float" office:value="0.158287956802895" calcext:value-type="float">
            <text:p>0,16</text:p>
          </table:table-cell>
          <table:table-cell table:style-name="ce4" table:formula="of:=COS(RADIANS([.$A6])) * TAN(RADIANS([.L$3]))" office:value-type="float" office:value="0.176219567076013" calcext:value-type="float">
            <text:p>0,18</text:p>
          </table:table-cell>
          <table:table-cell table:style-name="ce4" table:formula="of:=COS(RADIANS([.$A6])) * TAN(RADIANS([.M$3]))" office:value-type="float" office:value="0.194261897905372" calcext:value-type="float">
            <text:p>0,19</text:p>
          </table:table-cell>
          <table:table-cell table:style-name="ce4" table:formula="of:=COS(RADIANS([.$A6])) * TAN(RADIANS([.N$3]))" office:value-type="float" office:value="0.212427077955739" calcext:value-type="float">
            <text:p>0,21</text:p>
          </table:table-cell>
          <table:table-cell table:style-name="ce4" table:formula="of:=COS(RADIANS([.$A6])) * TAN(RADIANS([.O$3]))" office:value-type="float" office:value="0.230727552461379" calcext:value-type="float">
            <text:p>0,23</text:p>
          </table:table-cell>
          <table:table-cell table:style-name="ce4" table:formula="of:=COS(RADIANS([.$A6])) * TAN(RADIANS([.P$3]))" office:value-type="float" office:value="0.249176118960466" calcext:value-type="float">
            <text:p>0,25</text:p>
          </table:table-cell>
          <table:table-cell table:style-name="ce4" table:formula="of:=COS(RADIANS([.$A6])) * TAN(RADIANS([.Q$3]))" office:value-type="float" office:value="0.267785965022839" calcext:value-type="float">
            <text:p>0,27</text:p>
          </table:table-cell>
          <table:table-cell table:style-name="ce4" table:formula="of:=COS(RADIANS([.$A6])) * TAN(RADIANS([.R$3]))" office:value-type="float" office:value="0.286570708217405" calcext:value-type="float">
            <text:p>0,29</text:p>
          </table:table-cell>
          <table:table-cell table:style-name="ce4" table:formula="of:=COS(RADIANS([.$A6])) * TAN(RADIANS([.S$3]))" office:value-type="float" office:value="0.305544438588082" calcext:value-type="float">
            <text:p>0,31</text:p>
          </table:table-cell>
          <table:table-cell table:style-name="ce4" table:formula="of:=COS(RADIANS([.$A6])) * TAN(RADIANS([.T$3]))" office:value-type="float" office:value="0.324721763932998" calcext:value-type="float">
            <text:p>0,32</text:p>
          </table:table-cell>
          <table:table-cell table:style-name="ce4" table:formula="of:=COS(RADIANS([.$A6])) * TAN(RADIANS([.U$3]))" office:value-type="float" office:value="0.34411785821107" calcext:value-type="float">
            <text:p>0,34</text:p>
          </table:table-cell>
          <table:table-cell table:style-name="ce4" table:formula="of:=COS(RADIANS([.$A6])) * TAN(RADIANS([.V$3]))" office:value-type="float" office:value="0.363748513433634" calcext:value-type="float">
            <text:p>0,36</text:p>
          </table:table-cell>
          <table:table-cell table:style-name="ce4" table:formula="of:=COS(RADIANS([.$A6])) * TAN(RADIANS([.W$3]))" office:value-type="float" office:value="0.383630195436931" calcext:value-type="float">
            <text:p>0,38</text:p>
          </table:table-cell>
          <table:table-cell table:style-name="ce4" table:formula="of:=COS(RADIANS([.$A6])) * TAN(RADIANS([.X$3]))" office:value-type="float" office:value="0.403780103974801" calcext:value-type="float">
            <text:p>0,40</text:p>
          </table:table-cell>
          <table:table-cell table:style-name="ce4" table:formula="of:=COS(RADIANS([.$A6])) * TAN(RADIANS([.Y$3]))" office:value-type="float" office:value="0.424216237620496" calcext:value-type="float">
            <text:p>0,42</text:p>
          </table:table-cell>
          <table:table-cell table:style-name="ce4" table:formula="of:=COS(RADIANS([.$A6])) * TAN(RADIANS([.Z$3]))" office:value-type="float" office:value="0.444957464023123" calcext:value-type="float">
            <text:p>0,44</text:p>
          </table:table-cell>
          <table:table-cell table:style-name="ce4" table:formula="of:=COS(RADIANS([.$A6])) * TAN(RADIANS([.AA$3]))" office:value-type="float" office:value="0.466023596128862" calcext:value-type="float">
            <text:p>0,47</text:p>
          </table:table-cell>
          <table:table-cell table:style-name="ce4" table:formula="of:=COS(RADIANS([.$A6])) * TAN(RADIANS([.AB$3]))" office:value-type="float" office:value="0.487435475051001" calcext:value-type="float">
            <text:p>0,49</text:p>
          </table:table-cell>
          <table:table-cell table:style-name="ce4" table:formula="of:=COS(RADIANS([.$A6])) * TAN(RADIANS([.AC$3]))" office:value-type="float" office:value="0.509215060357514" calcext:value-type="float">
            <text:p>0,51</text:p>
          </table:table-cell>
          <table:table-cell table:style-name="ce4" table:formula="of:=COS(RADIANS([.$A6])) * TAN(RADIANS([.AD$3]))" office:value-type="float" office:value="0.531385528642019" calcext:value-type="float">
            <text:p>0,53</text:p>
          </table:table-cell>
          <table:table-cell table:style-name="ce4" table:formula="of:=COS(RADIANS([.$A6])) * TAN(RADIANS([.AE$3]))" office:value-type="float" office:value="0.553971381355553" calcext:value-type="float">
            <text:p>0,55</text:p>
          </table:table-cell>
          <table:table-cell table:style-name="ce4" table:formula="of:=COS(RADIANS([.$A6])) * TAN(RADIANS([.AF$3]))" office:value-type="float" office:value="0.576998563005118" calcext:value-type="float">
            <text:p>0,58</text:p>
          </table:table-cell>
          <table:table-cell table:style-name="ce4" table:formula="of:=COS(RADIANS([.$A6])) * TAN(RADIANS([.AG$3]))" office:value-type="float" office:value="0.600494590973159" calcext:value-type="float">
            <text:p>0,60</text:p>
          </table:table-cell>
          <table:table-cell table:style-name="ce4" table:formula="of:=COS(RADIANS([.$A6])) * TAN(RADIANS([.AH$3]))" office:value-type="float" office:value="0.624488698383549" calcext:value-type="float">
            <text:p>0,62</text:p>
          </table:table-cell>
          <table:table-cell table:style-name="ce4" table:formula="of:=COS(RADIANS([.$A6])) * TAN(RADIANS([.AI$3]))" office:value-type="float" office:value="0.64901199163814" calcext:value-type="float">
            <text:p>0,65</text:p>
          </table:table-cell>
          <table:table-cell table:style-name="ce4" table:formula="of:=COS(RADIANS([.$A6])) * TAN(RADIANS([.AJ$3]))" office:value-type="float" office:value="0.674097624478576" calcext:value-type="float">
            <text:p>0,67</text:p>
          </table:table-cell>
          <table:table-cell table:style-name="ce4" table:formula="of:=COS(RADIANS([.$A6])) * TAN(RADIANS([.AK$3]))" office:value-type="float" office:value="0.699780990696407" calcext:value-type="float">
            <text:p>0,70</text:p>
          </table:table-cell>
          <table:table-cell table:style-name="ce4" table:formula="of:=COS(RADIANS([.$A6])) * TAN(RADIANS([.AL$3]))" office:value-type="float" office:value="0.726099937927822" calcext:value-type="float">
            <text:p>0,73</text:p>
          </table:table-cell>
          <table:table-cell table:style-name="ce4" table:formula="of:=COS(RADIANS([.$A6])) * TAN(RADIANS([.AM$3]))" office:value-type="float" office:value="0.753095005335821" calcext:value-type="float">
            <text:p>0,75</text:p>
          </table:table-cell>
          <table:table-cell table:style-name="ce4" table:formula="of:=COS(RADIANS([.$A6])) * TAN(RADIANS([.AN$3]))" office:value-type="float" office:value="0.780809688412681" calcext:value-type="float">
            <text:p>0,78</text:p>
          </table:table-cell>
          <table:table-cell table:style-name="ce4" table:formula="of:=COS(RADIANS([.$A6])) * TAN(RADIANS([.AO$3]))" office:value-type="float" office:value="0.809290734641617" calcext:value-type="float">
            <text:p>0,81</text:p>
          </table:table-cell>
          <table:table-cell table:style-name="ce4" table:formula="of:=COS(RADIANS([.$A6])) * TAN(RADIANS([.AP$3]))" office:value-type="float" office:value="0.83858847435368" calcext:value-type="float">
            <text:p>0,84</text:p>
          </table:table-cell>
          <table:table-cell table:style-name="ce4" table:formula="of:=COS(RADIANS([.$A6])) * TAN(RADIANS([.AQ$3]))" office:value-type="float" office:value="0.868757191822891" calcext:value-type="float">
            <text:p>0,87</text:p>
          </table:table-cell>
          <table:table-cell table:style-name="ce4" table:formula="of:=COS(RADIANS([.$A6])) * TAN(RADIANS([.AR$3]))" office:value-type="float" office:value="0.899855542482157" calcext:value-type="float">
            <text:p>0,90</text:p>
          </table:table-cell>
          <table:table-cell table:style-name="ce4" table:formula="of:=COS(RADIANS([.$A6])) * TAN(RADIANS([.AS$3]))" office:value-type="float" office:value="0.931947023142901" calcext:value-type="float">
            <text:p>0,93</text:p>
          </table:table-cell>
          <table:table-cell table:style-name="ce4" table:formula="of:=COS(RADIANS([.$A6])) * TAN(RADIANS([.AT$3]))" office:value-type="float" office:value="0.965100503297499" calcext:value-type="float">
            <text:p>0,97</text:p>
          </table:table-cell>
          <table:table-cell table:style-name="ce4" table:formula="of:=COS(RADIANS([.$A6])) * TAN(RADIANS([.AU$3]))" office:value-type="float" office:value="0.999390827019096" calcext:value-type="float">
            <text:p>1,00</text:p>
          </table:table-cell>
          <table:table-cell table:style-name="ce4" table:formula="of:=COS(RADIANS([.$A6])) * TAN(RADIANS([.AV$3]))" office:value-type="float" office:value="1.0348994967025" calcext:value-type="float">
            <text:p>1,03</text:p>
          </table:table-cell>
          <table:table-cell table:style-name="ce4" table:formula="of:=COS(RADIANS([.$A6])) * TAN(RADIANS([.AW$3]))" office:value-type="float" office:value="1.07171545198097" calcext:value-type="float">
            <text:p>1,07</text:p>
          </table:table-cell>
          <table:table-cell table:style-name="ce4" table:formula="of:=COS(RADIANS([.$A6])) * TAN(RADIANS([.AX$3]))" office:value-type="float" office:value="1.1099359596929" calcext:value-type="float">
            <text:p>1,11</text:p>
          </table:table-cell>
          <table:table-cell table:style-name="ce4" table:formula="of:=COS(RADIANS([.$A6])) * TAN(RADIANS([.AY$3]))" office:value-type="float" office:value="1.14966763386924" calcext:value-type="float">
            <text:p>1,15</text:p>
          </table:table-cell>
          <table:table-cell table:style-name="ce4" table:formula="of:=COS(RADIANS([.$A6])) * TAN(RADIANS([.AZ$3]))" office:value-type="float" office:value="1.19102760850571" calcext:value-type="float">
            <text:p>1,19</text:p>
          </table:table-cell>
          <table:table-cell table:style-name="ce4" table:formula="of:=COS(RADIANS([.$A6])) * TAN(RADIANS([.BA$3]))" office:value-type="float" office:value="1.23414489055309" calcext:value-type="float">
            <text:p>1,23</text:p>
          </table:table-cell>
          <table:table-cell table:style-name="ce4" table:formula="of:=COS(RADIANS([.$A6])) * TAN(RADIANS([.BB$3]))" office:value-type="float" office:value="1.27916192633361" calcext:value-type="float">
            <text:p>1,28</text:p>
          </table:table-cell>
          <table:table-cell table:style-name="ce4" table:formula="of:=COS(RADIANS([.$A6])) * TAN(RADIANS([.BC$3]))" office:value-type="float" office:value="1.32623642177063" calcext:value-type="float">
            <text:p>1,33</text:p>
          </table:table-cell>
          <table:table-cell table:style-name="ce4" table:formula="of:=COS(RADIANS([.$A6])) * TAN(RADIANS([.BD$3]))" office:value-type="float" office:value="1.37554346579382" calcext:value-type="float">
            <text:p>1,38</text:p>
          </table:table-cell>
          <table:table-cell table:style-name="ce4" table:formula="of:=COS(RADIANS([.$A6])) * TAN(RADIANS([.BE$3]))" office:value-type="float" office:value="1.42727801756367" calcext:value-type="float">
            <text:p>1,43</text:p>
          </table:table-cell>
          <table:table-cell table:style-name="ce4" table:formula="of:=COS(RADIANS([.$A6])) * TAN(RADIANS([.BF$3]))" office:value-type="float" office:value="1.48165783242818" calcext:value-type="float">
            <text:p>1,48</text:p>
          </table:table-cell>
          <table:table-cell table:style-name="ce4" table:formula="of:=COS(RADIANS([.$A6])) * TAN(RADIANS([.BG$3]))" office:value-type="float" office:value="1.53892691968439" calcext:value-type="float">
            <text:p>1,54</text:p>
          </table:table-cell>
          <table:table-cell table:style-name="ce4" table:formula="of:=COS(RADIANS([.$A6])) * TAN(RADIANS([.BH$3]))" office:value-type="float" office:value="1.59935964848555" calcext:value-type="float">
            <text:p>1,60</text:p>
          </table:table-cell>
          <table:table-cell table:style-name="ce4" table:formula="of:=COS(RADIANS([.$A6])) * TAN(RADIANS([.BI$3]))" office:value-type="float" office:value="1.6632656482572" calcext:value-type="float">
            <text:p>1,66</text:p>
          </table:table-cell>
          <table:table-cell table:style-name="ce4" table:formula="of:=COS(RADIANS([.$A6])) * TAN(RADIANS([.BJ$3]))" office:value-type="float" office:value="1.73099568901535" calcext:value-type="float">
            <text:p>1,73</text:p>
          </table:table-cell>
          <table:table-cell table:style-name="ce4" table:formula="of:=COS(RADIANS([.$A6])) * TAN(RADIANS([.BK$3]))" office:value-type="float" office:value="1.80294877812265" calcext:value-type="float">
            <text:p>1,80</text:p>
          </table:table-cell>
          <table:table-cell table:style-name="ce4" table:formula="of:=COS(RADIANS([.$A6])) * TAN(RADIANS([.BL$3]))" office:value-type="float" office:value="1.87958077759917" calcext:value-type="float">
            <text:p>1,88</text:p>
          </table:table-cell>
          <table:table-cell table:style-name="ce4" table:formula="of:=COS(RADIANS([.$A6])) * TAN(RADIANS([.BM$3]))" office:value-type="float" office:value="1.96141493621316" calcext:value-type="float">
            <text:p>1,96</text:p>
          </table:table-cell>
          <table:table-cell table:style-name="ce4" table:formula="of:=COS(RADIANS([.$A6])) * TAN(RADIANS([.BN$3]))" office:value-type="float" office:value="2.04905485187636" calcext:value-type="float">
            <text:p>2,05</text:p>
          </table:table-cell>
          <table:table-cell table:style-name="ce4" table:formula="of:=COS(RADIANS([.$A6])) * TAN(RADIANS([.BO$3]))" office:value-type="float" office:value="2.14320054483622" calcext:value-type="float">
            <text:p>2,14</text:p>
          </table:table-cell>
          <table:table-cell table:style-name="ce4" table:formula="of:=COS(RADIANS([.$A6])) * TAN(RADIANS([.BP$3]))" office:value-type="float" office:value="2.24466854898744" calcext:value-type="float">
            <text:p>2,24</text:p>
          </table:table-cell>
          <table:table-cell table:style-name="ce4" table:formula="of:=COS(RADIANS([.$A6])) * TAN(RADIANS([.BQ$3]))" office:value-type="float" office:value="2.35441724421549" calcext:value-type="float">
            <text:p>2,35</text:p>
          </table:table-cell>
          <table:table-cell table:style-name="ce4" table:formula="of:=COS(RADIANS([.$A6])) * TAN(RADIANS([.BR$3]))" office:value-type="float" office:value="2.4735790973798" calcext:value-type="float">
            <text:p>2,47</text:p>
          </table:table-cell>
          <table:table-cell table:style-name="ce4" table:formula="of:=COS(RADIANS([.$A6])) * TAN(RADIANS([.BS$3]))" office:value-type="float" office:value="2.60350211482274" calcext:value-type="float">
            <text:p>2,60</text:p>
          </table:table-cell>
          <table:table-cell table:style-name="ce4" table:formula="of:=COS(RADIANS([.$A6])) * TAN(RADIANS([.BT$3]))" office:value-type="float" office:value="2.74580373044504" calcext:value-type="float">
            <text:p>2,75</text:p>
          </table:table-cell>
          <table:table-cell table:style-name="ce4" table:formula="of:=COS(RADIANS([.$A6])) * TAN(RADIANS([.BU$3]))" office:value-type="float" office:value="2.90244171087829" calcext:value-type="float">
            <text:p>2,90</text:p>
          </table:table-cell>
          <table:table-cell table:style-name="ce4" table:formula="of:=COS(RADIANS([.$A6])) * TAN(RADIANS([.BV$3]))" office:value-type="float" office:value="3.07580869552063" calcext:value-type="float">
            <text:p>3,08</text:p>
          </table:table-cell>
          <table:table-cell table:style-name="ce4" table:formula="of:=COS(RADIANS([.$A6])) * TAN(RADIANS([.BW$3]))" office:value-type="float" office:value="3.26886010344444" calcext:value-type="float">
            <text:p>3,27</text:p>
          </table:table-cell>
          <table:table-cell table:style-name="ce4" table:formula="of:=COS(RADIANS([.$A6])) * TAN(RADIANS([.BX$3]))" office:value-type="float" office:value="3.48529000518851" calcext:value-type="float">
            <text:p>3,49</text:p>
          </table:table-cell>
          <table:table-cell table:style-name="ce4" table:formula="of:=COS(RADIANS([.$A6])) * TAN(RADIANS([.BY$3]))" office:value-type="float" office:value="3.72977734305354" calcext:value-type="float">
            <text:p>3,73</text:p>
          </table:table-cell>
          <table:table-cell table:style-name="ce4" table:formula="of:=COS(RADIANS([.$A6])) * TAN(RADIANS([.BZ$3]))" office:value-type="float" office:value="4.00833767415881" calcext:value-type="float">
            <text:p>4,01</text:p>
          </table:table-cell>
          <table:table-cell table:style-name="ce4" table:formula="of:=COS(RADIANS([.$A6])) * TAN(RADIANS([.CA$3]))" office:value-type="float" office:value="4.3288372562141" calcext:value-type="float">
            <text:p>4,33</text:p>
          </table:table-cell>
          <table:table-cell table:style-name="ce4" table:formula="of:=COS(RADIANS([.$A6])) * TAN(RADIANS([.CB$3]))" office:value-type="float" office:value="4.70176417593062" calcext:value-type="float">
            <text:p>4,70</text:p>
          </table:table-cell>
          <table:table-cell table:style-name="ce4" table:formula="of:=COS(RADIANS([.$A6])) * TAN(RADIANS([.CC$3]))" office:value-type="float" office:value="5.14142009266498" calcext:value-type="float">
            <text:p>5,14</text:p>
          </table:table-cell>
          <table:table-cell table:style-name="ce4" table:formula="of:=COS(RADIANS([.$A6])) * TAN(RADIANS([.CD$3]))" office:value-type="float" office:value="5.6678270279661" calcext:value-type="float">
            <text:p>5,67</text:p>
          </table:table-cell>
          <table:table-cell table:style-name="ce4" table:formula="of:=COS(RADIANS([.$A6])) * TAN(RADIANS([.CE$3]))" office:value-type="float" office:value="6.30990534784416" calcext:value-type="float">
            <text:p>6,31</text:p>
          </table:table-cell>
          <table:table-cell table:style-name="ce4" table:formula="of:=COS(RADIANS([.$A6])) * TAN(RADIANS([.CF$3]))" office:value-type="float" office:value="7.11103523140019" calcext:value-type="float">
            <text:p>7,11</text:p>
          </table:table-cell>
          <table:table-cell table:style-name="ce4" table:formula="of:=COS(RADIANS([.$A6])) * TAN(RADIANS([.CG$3]))" office:value-type="float" office:value="8.13938511218355" calcext:value-type="float">
            <text:p>8,14</text:p>
          </table:table-cell>
          <table:table-cell table:style-name="ce4" table:formula="of:=COS(RADIANS([.$A6])) * TAN(RADIANS([.CH$3]))" office:value-type="float" office:value="9.5085685604666" calcext:value-type="float">
            <text:p>9,51</text:p>
          </table:table-cell>
          <table:table-cell table:style-name="ce4" table:formula="of:=COS(RADIANS([.$A6])) * TAN(RADIANS([.CI$3]))" office:value-type="float" office:value="11.4230894237282" calcext:value-type="float">
            <text:p>11,42</text:p>
          </table:table-cell>
          <table:table-cell table:style-name="ce4" table:formula="of:=COS(RADIANS([.$A6])) * TAN(RADIANS([.CJ$3]))" office:value-type="float" office:value="14.2919546772194" calcext:value-type="float">
            <text:p>14,29</text:p>
          </table:table-cell>
          <table:table-cell table:style-name="ce4" table:formula="of:=COS(RADIANS([.$A6])) * TAN(RADIANS([.CK$3]))" office:value-type="float" office:value="19.0695129748131" calcext:value-type="float">
            <text:p>19,07</text:p>
          </table:table-cell>
          <table:table-cell table:style-name="ce4" table:formula="of:=COS(RADIANS([.$A6])) * TAN(RADIANS([.CL$3]))" office:value-type="float" office:value="28.6188088511412" calcext:value-type="float">
            <text:p>28,62</text:p>
          </table:table-cell>
          <table:table-cell table:style-name="ce4" table:formula="of:=COS(RADIANS([.$A6])) * TAN(RADIANS([.CM$3]))" office:value-type="float" office:value="57.2550621340566" calcext:value-type="float">
            <text:p>57,26</text:p>
          </table:table-cell>
          <table:table-cell table:number-columns-repeated="933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4" table:formula="of:=COS(RADIANS([.$A7])) * TAN(RADIANS([.B$3]))" office:value-type="float" office:value="0" calcext:value-type="float">
            <text:p>0,00</text:p>
          </table:table-cell>
          <table:table-cell table:style-name="ce4" table:formula="of:=COS(RADIANS([.$A7])) * TAN(RADIANS([.C$3]))" office:value-type="float" office:value="0.0174311433683768" calcext:value-type="float">
            <text:p>0,02</text:p>
          </table:table-cell>
          <table:table-cell table:style-name="ce4" table:formula="of:=COS(RADIANS([.$A7])) * TAN(RADIANS([.D$3]))" office:value-type="float" office:value="0.0348729117908158" calcext:value-type="float">
            <text:p>0,03</text:p>
          </table:table-cell>
          <table:table-cell table:style-name="ce4" table:formula="of:=COS(RADIANS([.$A7])) * TAN(RADIANS([.E$3]))" office:value-type="float" office:value="0.0523359562429438" calcext:value-type="float">
            <text:p>0,05</text:p>
          </table:table-cell>
          <table:table-cell table:style-name="ce4" table:formula="of:=COS(RADIANS([.$A7])) * TAN(RADIANS([.F$3]))" office:value-type="float" office:value="0.0698309796780184" calcext:value-type="float">
            <text:p>0,07</text:p>
          </table:table-cell>
          <table:table-cell table:style-name="ce4" table:formula="of:=COS(RADIANS([.$A7])) * TAN(RADIANS([.G$3]))" office:value-type="float" office:value="0.0873687633531929" calcext:value-type="float">
            <text:p>0,09</text:p>
          </table:table-cell>
          <table:table-cell table:style-name="ce4" table:formula="of:=COS(RADIANS([.$A7])) * TAN(RADIANS([.H$3]))" office:value-type="float" office:value="0.104960193564098" calcext:value-type="float">
            <text:p>0,10</text:p>
          </table:table-cell>
          <table:table-cell table:style-name="ce4" table:formula="of:=COS(RADIANS([.$A7])) * TAN(RADIANS([.I$3]))" office:value-type="float" office:value="0.122616288929512" calcext:value-type="float">
            <text:p>0,12</text:p>
          </table:table-cell>
          <table:table-cell table:style-name="ce4" table:formula="of:=COS(RADIANS([.$A7])) * TAN(RADIANS([.J$3]))" office:value-type="float" office:value="0.140348228372869" calcext:value-type="float">
            <text:p>0,14</text:p>
          </table:table-cell>
          <table:table-cell table:style-name="ce4" table:formula="of:=COS(RADIANS([.$A7])) * TAN(RADIANS([.K$3]))" office:value-type="float" office:value="0.158167379953655" calcext:value-type="float">
            <text:p>0,16</text:p>
          </table:table-cell>
          <table:table-cell table:style-name="ce4" table:formula="of:=COS(RADIANS([.$A7])) * TAN(RADIANS([.L$3]))" office:value-type="float" office:value="0.176085330709573" calcext:value-type="float">
            <text:p>0,18</text:p>
          </table:table-cell>
          <table:table-cell table:style-name="ce4" table:formula="of:=COS(RADIANS([.$A7])) * TAN(RADIANS([.M$3]))" office:value-type="float" office:value="0.19411391767965" calcext:value-type="float">
            <text:p>0,19</text:p>
          </table:table-cell>
          <table:table-cell table:style-name="ce4" table:formula="of:=COS(RADIANS([.$A7])) * TAN(RADIANS([.N$3]))" office:value-type="float" office:value="0.212265260289566" calcext:value-type="float">
            <text:p>0,21</text:p>
          </table:table-cell>
          <table:table-cell table:style-name="ce4" table:formula="of:=COS(RADIANS([.$A7])) * TAN(RADIANS([.O$3]))" office:value-type="float" office:value="0.230551794293351" calcext:value-type="float">
            <text:p>0,23</text:p>
          </table:table-cell>
          <table:table-cell table:style-name="ce4" table:formula="of:=COS(RADIANS([.$A7])) * TAN(RADIANS([.P$3]))" office:value-type="float" office:value="0.248986307480573" calcext:value-type="float">
            <text:p>0,25</text:p>
          </table:table-cell>
          <table:table-cell table:style-name="ce4" table:formula="of:=COS(RADIANS([.$A7])) * TAN(RADIANS([.Q$3]))" office:value-type="float" office:value="0.267581977375356" calcext:value-type="float">
            <text:p>0,27</text:p>
          </table:table-cell>
          <table:table-cell table:style-name="ce4" table:formula="of:=COS(RADIANS([.$A7])) * TAN(RADIANS([.R$3]))" office:value-type="float" office:value="0.286352411173339" calcext:value-type="float">
            <text:p>0,29</text:p>
          </table:table-cell>
          <table:table-cell table:style-name="ce4" table:formula="of:=COS(RADIANS([.$A7])) * TAN(RADIANS([.S$3]))" office:value-type="float" office:value="0.305311688185261" calcext:value-type="float">
            <text:p>0,31</text:p>
          </table:table-cell>
          <table:table-cell table:style-name="ce4" table:formula="of:=COS(RADIANS([.$A7])) * TAN(RADIANS([.T$3]))" office:value-type="float" office:value="0.324474405081665" calcext:value-type="float">
            <text:p>0,32</text:p>
          </table:table-cell>
          <table:table-cell table:style-name="ce4" table:formula="of:=COS(RADIANS([.$A7])) * TAN(RADIANS([.U$3]))" office:value-type="float" office:value="0.343855724262611" calcext:value-type="float">
            <text:p>0,34</text:p>
          </table:table-cell>
          <table:table-cell table:style-name="ce4" table:formula="of:=COS(RADIANS([.$A7])) * TAN(RADIANS([.V$3]))" office:value-type="float" office:value="0.363471425709771" calcext:value-type="float">
            <text:p>0,36</text:p>
          </table:table-cell>
          <table:table-cell table:style-name="ce4" table:formula="of:=COS(RADIANS([.$A7])) * TAN(RADIANS([.W$3]))" office:value-type="float" office:value="0.383337962716431" calcext:value-type="float">
            <text:p>0,38</text:p>
          </table:table-cell>
          <table:table-cell table:style-name="ce4" table:formula="of:=COS(RADIANS([.$A7])) * TAN(RADIANS([.X$3]))" office:value-type="float" office:value="0.403472521934409" calcext:value-type="float">
            <text:p>0,40</text:p>
          </table:table-cell>
          <table:table-cell table:style-name="ce4" table:formula="of:=COS(RADIANS([.$A7])) * TAN(RADIANS([.Y$3]))" office:value-type="float" office:value="0.423893088226431" calcext:value-type="float">
            <text:p>0,42</text:p>
          </table:table-cell>
          <table:table-cell table:style-name="ce4" table:formula="of:=COS(RADIANS([.$A7])) * TAN(RADIANS([.Z$3]))" office:value-type="float" office:value="0.444618514869054" calcext:value-type="float">
            <text:p>0,44</text:p>
          </table:table-cell>
          <table:table-cell table:style-name="ce4" table:formula="of:=COS(RADIANS([.$A7])) * TAN(RADIANS([.AA$3]))" office:value-type="float" office:value="0.465668599715821" calcext:value-type="float">
            <text:p>0,47</text:p>
          </table:table-cell>
          <table:table-cell table:style-name="ce4" table:formula="of:=COS(RADIANS([.$A7])) * TAN(RADIANS([.AB$3]))" office:value-type="float" office:value="0.48706416800417" calcext:value-type="float">
            <text:p>0,49</text:p>
          </table:table-cell>
          <table:table-cell table:style-name="ce4" table:formula="of:=COS(RADIANS([.$A7])) * TAN(RADIANS([.AC$3]))" office:value-type="float" office:value="0.508827162574237" calcext:value-type="float">
            <text:p>0,51</text:p>
          </table:table-cell>
          <table:table-cell table:style-name="ce4" table:formula="of:=COS(RADIANS([.$A7])) * TAN(RADIANS([.AD$3]))" office:value-type="float" office:value="0.530980742364721" calcext:value-type="float">
            <text:p>0,53</text:p>
          </table:table-cell>
          <table:table-cell table:style-name="ce4" table:formula="of:=COS(RADIANS([.$A7])) * TAN(RADIANS([.AE$3]))" office:value-type="float" office:value="0.553549390162528" calcext:value-type="float">
            <text:p>0,55</text:p>
          </table:table-cell>
          <table:table-cell table:style-name="ce4" table:formula="of:=COS(RADIANS([.$A7])) * TAN(RADIANS([.AF$3]))" office:value-type="float" office:value="0.576559030711264" calcext:value-type="float">
            <text:p>0,58</text:p>
          </table:table-cell>
          <table:table-cell table:style-name="ce4" table:formula="of:=COS(RADIANS([.$A7])) * TAN(RADIANS([.AG$3]))" office:value-type="float" office:value="0.600037160431838" calcext:value-type="float">
            <text:p>0,60</text:p>
          </table:table-cell>
          <table:table-cell table:style-name="ce4" table:formula="of:=COS(RADIANS([.$A7])) * TAN(RADIANS([.AH$3]))" office:value-type="float" office:value="0.624012990179604" calcext:value-type="float">
            <text:p>0,62</text:p>
          </table:table-cell>
          <table:table-cell table:style-name="ce4" table:formula="of:=COS(RADIANS([.$A7])) * TAN(RADIANS([.AI$3]))" office:value-type="float" office:value="0.648517602660917" calcext:value-type="float">
            <text:p>0,65</text:p>
          </table:table-cell>
          <table:table-cell table:style-name="ce4" table:formula="of:=COS(RADIANS([.$A7])) * TAN(RADIANS([.AJ$3]))" office:value-type="float" office:value="0.67358412636235" calcext:value-type="float">
            <text:p>0,67</text:p>
          </table:table-cell>
          <table:table-cell table:style-name="ce4" table:formula="of:=COS(RADIANS([.$A7])) * TAN(RADIANS([.AK$3]))" office:value-type="float" office:value="0.699247928114008" calcext:value-type="float">
            <text:p>0,70</text:p>
          </table:table-cell>
          <table:table-cell table:style-name="ce4" table:formula="of:=COS(RADIANS([.$A7])) * TAN(RADIANS([.AL$3]))" office:value-type="float" office:value="0.725546826721405" calcext:value-type="float">
            <text:p>0,73</text:p>
          </table:table-cell>
          <table:table-cell table:style-name="ce4" table:formula="of:=COS(RADIANS([.$A7])) * TAN(RADIANS([.AM$3]))" office:value-type="float" office:value="0.752521330466578" calcext:value-type="float">
            <text:p>0,75</text:p>
          </table:table-cell>
          <table:table-cell table:style-name="ce4" table:formula="of:=COS(RADIANS([.$A7])) * TAN(RADIANS([.AN$3]))" office:value-type="float" office:value="0.780214901708839" calcext:value-type="float">
            <text:p>0,78</text:p>
          </table:table-cell>
          <table:table-cell table:style-name="ce4" table:formula="of:=COS(RADIANS([.$A7])) * TAN(RADIANS([.AO$3]))" office:value-type="float" office:value="0.808674252321213" calcext:value-type="float">
            <text:p>0,81</text:p>
          </table:table-cell>
          <table:table-cell table:style-name="ce4" table:formula="of:=COS(RADIANS([.$A7])) * TAN(RADIANS([.AP$3]))" office:value-type="float" office:value="0.837949674295301" calcext:value-type="float">
            <text:p>0,84</text:p>
          </table:table-cell>
          <table:table-cell table:style-name="ce4" table:formula="of:=COS(RADIANS([.$A7])) * TAN(RADIANS([.AQ$3]))" office:value-type="float" office:value="0.86809541055374" calcext:value-type="float">
            <text:p>0,87</text:p>
          </table:table-cell>
          <table:table-cell table:style-name="ce4" table:formula="of:=COS(RADIANS([.$A7])) * TAN(RADIANS([.AR$3]))" office:value-type="float" office:value="0.899170071848289" calcext:value-type="float">
            <text:p>0,90</text:p>
          </table:table-cell>
          <table:table-cell table:style-name="ce4" table:formula="of:=COS(RADIANS([.$A7])) * TAN(RADIANS([.AS$3]))" office:value-type="float" office:value="0.931237106621274" calcext:value-type="float">
            <text:p>0,93</text:p>
          </table:table-cell>
          <table:table-cell table:style-name="ce4" table:formula="of:=COS(RADIANS([.$A7])) * TAN(RADIANS([.AT$3]))" office:value-type="float" office:value="0.964365331903303" calcext:value-type="float">
            <text:p>0,96</text:p>
          </table:table-cell>
          <table:table-cell table:style-name="ce4" table:formula="of:=COS(RADIANS([.$A7])) * TAN(RADIANS([.AU$3]))" office:value-type="float" office:value="0.998629534754574" calcext:value-type="float">
            <text:p>1,00</text:p>
          </table:table-cell>
          <table:table-cell table:style-name="ce4" table:formula="of:=COS(RADIANS([.$A7])) * TAN(RADIANS([.AV$3]))" office:value-type="float" office:value="1.03411115548493" calcext:value-type="float">
            <text:p>1,03</text:p>
          </table:table-cell>
          <table:table-cell table:style-name="ce4" table:formula="of:=COS(RADIANS([.$A7])) * TAN(RADIANS([.AW$3]))" office:value-type="float" office:value="1.07089906597731" calcext:value-type="float">
            <text:p>1,07</text:p>
          </table:table-cell>
          <table:table-cell table:style-name="ce4" table:formula="of:=COS(RADIANS([.$A7])) * TAN(RADIANS([.AX$3]))" office:value-type="float" office:value="1.10909045897648" calcext:value-type="float">
            <text:p>1,11</text:p>
          </table:table-cell>
          <table:table-cell table:style-name="ce4" table:formula="of:=COS(RADIANS([.$A7])) * TAN(RADIANS([.AY$3]))" office:value-type="float" office:value="1.14879186729948" calcext:value-type="float">
            <text:p>1,15</text:p>
          </table:table-cell>
          <table:table-cell table:style-name="ce4" table:formula="of:=COS(RADIANS([.$A7])) * TAN(RADIANS([.AZ$3]))" office:value-type="float" office:value="1.19012033571445" calcext:value-type="float">
            <text:p>1,19</text:p>
          </table:table-cell>
          <table:table-cell table:style-name="ce4" table:formula="of:=COS(RADIANS([.$A7])) * TAN(RADIANS([.BA$3]))" office:value-type="float" office:value="1.23320477290034" calcext:value-type="float">
            <text:p>1,23</text:p>
          </table:table-cell>
          <table:table-cell table:style-name="ce4" table:formula="of:=COS(RADIANS([.$A7])) * TAN(RADIANS([.BB$3]))" office:value-type="float" office:value="1.27818751666998" calcext:value-type="float">
            <text:p>1,28</text:p>
          </table:table-cell>
          <table:table-cell table:style-name="ce4" table:formula="of:=COS(RADIANS([.$A7])) * TAN(RADIANS([.BC$3]))" office:value-type="float" office:value="1.32522615281326" calcext:value-type="float">
            <text:p>1,33</text:p>
          </table:table-cell>
          <table:table-cell table:style-name="ce4" table:formula="of:=COS(RADIANS([.$A7])) * TAN(RADIANS([.BD$3]))" office:value-type="float" office:value="1.37449563688473" calcext:value-type="float">
            <text:p>1,37</text:p>
          </table:table-cell>
          <table:table-cell table:style-name="ce4" table:formula="of:=COS(RADIANS([.$A7])) * TAN(RADIANS([.BE$3]))" office:value-type="float" office:value="1.42619077953355" calcext:value-type="float">
            <text:p>1,43</text:p>
          </table:table-cell>
          <table:table-cell table:style-name="ce4" table:formula="of:=COS(RADIANS([.$A7])) * TAN(RADIANS([.BF$3]))" office:value-type="float" office:value="1.48052917023117" calcext:value-type="float">
            <text:p>1,48</text:p>
          </table:table-cell>
          <table:table-cell table:style-name="ce4" table:formula="of:=COS(RADIANS([.$A7])) * TAN(RADIANS([.BG$3]))" office:value-type="float" office:value="1.53775463239903" calcext:value-type="float">
            <text:p>1,54</text:p>
          </table:table-cell>
          <table:table-cell table:style-name="ce4" table:formula="of:=COS(RADIANS([.$A7])) * TAN(RADIANS([.BH$3]))" office:value-type="float" office:value="1.59814132618794" calcext:value-type="float">
            <text:p>1,60</text:p>
          </table:table-cell>
          <table:table-cell table:style-name="ce4" table:formula="of:=COS(RADIANS([.$A7])) * TAN(RADIANS([.BI$3]))" office:value-type="float" office:value="1.66199864516128" calcext:value-type="float">
            <text:p>1,66</text:p>
          </table:table-cell>
          <table:table-cell table:style-name="ce4" table:formula="of:=COS(RADIANS([.$A7])) * TAN(RADIANS([.BJ$3]))" office:value-type="float" office:value="1.72967709213379" calcext:value-type="float">
            <text:p>1,73</text:p>
          </table:table-cell>
          <table:table-cell table:style-name="ce4" table:formula="of:=COS(RADIANS([.$A7])) * TAN(RADIANS([.BK$3]))" office:value-type="float" office:value="1.80157537052173" calcext:value-type="float">
            <text:p>1,80</text:p>
          </table:table-cell>
          <table:table-cell table:style-name="ce4" table:formula="of:=COS(RADIANS([.$A7])) * TAN(RADIANS([.BL$3]))" office:value-type="float" office:value="1.87814899508942" calcext:value-type="float">
            <text:p>1,88</text:p>
          </table:table-cell>
          <table:table-cell table:style-name="ce4" table:formula="of:=COS(RADIANS([.$A7])) * TAN(RADIANS([.BM$3]))" office:value-type="float" office:value="1.95992081601705" calcext:value-type="float">
            <text:p>1,96</text:p>
          </table:table-cell>
          <table:table-cell table:style-name="ce4" table:formula="of:=COS(RADIANS([.$A7])) * TAN(RADIANS([.BN$3]))" office:value-type="float" office:value="2.04749397142185" calcext:value-type="float">
            <text:p>2,05</text:p>
          </table:table-cell>
          <table:table-cell table:style-name="ce4" table:formula="of:=COS(RADIANS([.$A7])) * TAN(RADIANS([.BO$3]))" office:value-type="float" office:value="2.14156794830642" calcext:value-type="float">
            <text:p>2,14</text:p>
          </table:table-cell>
          <table:table-cell table:style-name="ce4" table:formula="of:=COS(RADIANS([.$A7])) * TAN(RADIANS([.BP$3]))" office:value-type="float" office:value="2.24295865856563" calcext:value-type="float">
            <text:p>2,24</text:p>
          </table:table-cell>
          <table:table-cell table:style-name="ce4" table:formula="of:=COS(RADIANS([.$A7])) * TAN(RADIANS([.BQ$3]))" office:value-type="float" office:value="2.35262375203304" calcext:value-type="float">
            <text:p>2,35</text:p>
          </table:table-cell>
          <table:table-cell table:style-name="ce4" table:formula="of:=COS(RADIANS([.$A7])) * TAN(RADIANS([.BR$3]))" office:value-type="float" office:value="2.47169483290428" calcext:value-type="float">
            <text:p>2,47</text:p>
          </table:table-cell>
          <table:table-cell table:style-name="ce4" table:formula="of:=COS(RADIANS([.$A7])) * TAN(RADIANS([.BS$3]))" office:value-type="float" office:value="2.6015188806694" calcext:value-type="float">
            <text:p>2,60</text:p>
          </table:table-cell>
          <table:table-cell table:style-name="ce4" table:formula="of:=COS(RADIANS([.$A7])) * TAN(RADIANS([.BT$3]))" office:value-type="float" office:value="2.74371209713867" calcext:value-type="float">
            <text:p>2,74</text:p>
          </table:table-cell>
          <table:table-cell table:style-name="ce4" table:formula="of:=COS(RADIANS([.$A7])) * TAN(RADIANS([.BU$3]))" office:value-type="float" office:value="2.90023075760258" calcext:value-type="float">
            <text:p>2,90</text:p>
          </table:table-cell>
          <table:table-cell table:style-name="ce4" table:formula="of:=COS(RADIANS([.$A7])) * TAN(RADIANS([.BV$3]))" office:value-type="float" office:value="3.07346567885113" calcext:value-type="float">
            <text:p>3,07</text:p>
          </table:table-cell>
          <table:table-cell table:style-name="ce4" table:formula="of:=COS(RADIANS([.$A7])) * TAN(RADIANS([.BW$3]))" office:value-type="float" office:value="3.2663700286476" calcext:value-type="float">
            <text:p>3,27</text:p>
          </table:table-cell>
          <table:table-cell table:style-name="ce4" table:formula="of:=COS(RADIANS([.$A7])) * TAN(RADIANS([.BX$3]))" office:value-type="float" office:value="3.48263506354923" calcext:value-type="float">
            <text:p>3,48</text:p>
          </table:table-cell>
          <table:table-cell table:style-name="ce4" table:formula="of:=COS(RADIANS([.$A7])) * TAN(RADIANS([.BY$3]))" office:value-type="float" office:value="3.72693616164294" calcext:value-type="float">
            <text:p>3,73</text:p>
          </table:table-cell>
          <table:table-cell table:style-name="ce4" table:formula="of:=COS(RADIANS([.$A7])) * TAN(RADIANS([.BZ$3]))" office:value-type="float" office:value="4.00528429765942" calcext:value-type="float">
            <text:p>4,01</text:p>
          </table:table-cell>
          <table:table-cell table:style-name="ce4" table:formula="of:=COS(RADIANS([.$A7])) * TAN(RADIANS([.CA$3]))" office:value-type="float" office:value="4.32553973713705" calcext:value-type="float">
            <text:p>4,33</text:p>
          </table:table-cell>
          <table:table-cell table:style-name="ce4" table:formula="of:=COS(RADIANS([.$A7])) * TAN(RADIANS([.CB$3]))" office:value-type="float" office:value="4.69818257742083" calcext:value-type="float">
            <text:p>4,70</text:p>
          </table:table-cell>
          <table:table-cell table:style-name="ce4" table:formula="of:=COS(RADIANS([.$A7])) * TAN(RADIANS([.CC$3]))" office:value-type="float" office:value="5.1375035834882" calcext:value-type="float">
            <text:p>5,14</text:p>
          </table:table-cell>
          <table:table-cell table:style-name="ce4" table:formula="of:=COS(RADIANS([.$A7])) * TAN(RADIANS([.CD$3]))" office:value-type="float" office:value="5.6635095249869" calcext:value-type="float">
            <text:p>5,66</text:p>
          </table:table-cell>
          <table:table-cell table:style-name="ce4" table:formula="of:=COS(RADIANS([.$A7])) * TAN(RADIANS([.CE$3]))" office:value-type="float" office:value="6.30509873765592" calcext:value-type="float">
            <text:p>6,31</text:p>
          </table:table-cell>
          <table:table-cell table:style-name="ce4" table:formula="of:=COS(RADIANS([.$A7])) * TAN(RADIANS([.CF$3]))" office:value-type="float" office:value="7.10561835547132" calcext:value-type="float">
            <text:p>7,11</text:p>
          </table:table-cell>
          <table:table-cell table:style-name="ce4" table:formula="of:=COS(RADIANS([.$A7])) * TAN(RADIANS([.CG$3]))" office:value-type="float" office:value="8.13318488424834" calcext:value-type="float">
            <text:p>8,13</text:p>
          </table:table-cell>
          <table:table-cell table:style-name="ce4" table:formula="of:=COS(RADIANS([.$A7])) * TAN(RADIANS([.CH$3]))" office:value-type="float" office:value="9.50132534840576" calcext:value-type="float">
            <text:p>9,50</text:p>
          </table:table-cell>
          <table:table-cell table:style-name="ce4" table:formula="of:=COS(RADIANS([.$A7])) * TAN(RADIANS([.CI$3]))" office:value-type="float" office:value="11.414387813327" calcext:value-type="float">
            <text:p>11,41</text:p>
          </table:table-cell>
          <table:table-cell table:style-name="ce4" table:formula="of:=COS(RADIANS([.$A7])) * TAN(RADIANS([.CJ$3]))" office:value-type="float" office:value="14.2810676906207" calcext:value-type="float">
            <text:p>14,28</text:p>
          </table:table-cell>
          <table:table-cell table:style-name="ce4" table:formula="of:=COS(RADIANS([.$A7])) * TAN(RADIANS([.CK$3]))" office:value-type="float" office:value="19.0549866530544" calcext:value-type="float">
            <text:p>19,05</text:p>
          </table:table-cell>
          <table:table-cell table:style-name="ce4" table:formula="of:=COS(RADIANS([.$A7])) * TAN(RADIANS([.CL$3]))" office:value-type="float" office:value="28.5970082930321" calcext:value-type="float">
            <text:p>28,60</text:p>
          </table:table-cell>
          <table:table-cell table:style-name="ce4" table:formula="of:=COS(RADIANS([.$A7])) * TAN(RADIANS([.CM$3]))" office:value-type="float" office:value="57.2114477294324" calcext:value-type="float">
            <text:p>57,21</text:p>
          </table:table-cell>
          <table:table-cell table:number-columns-repeated="933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style-name="ce4" table:formula="of:=COS(RADIANS([.$A8])) * TAN(RADIANS([.B$3]))" office:value-type="float" office:value="0" calcext:value-type="float">
            <text:p>0,00</text:p>
          </table:table-cell>
          <table:table-cell table:style-name="ce4" table:formula="of:=COS(RADIANS([.$A8])) * TAN(RADIANS([.C$3]))" office:value-type="float" office:value="0.0174125452673409" calcext:value-type="float">
            <text:p>0,02</text:p>
          </table:table-cell>
          <table:table-cell table:style-name="ce4" table:formula="of:=COS(RADIANS([.$A8])) * TAN(RADIANS([.D$3]))" office:value-type="float" office:value="0.0348357042523776" calcext:value-type="float">
            <text:p>0,03</text:p>
          </table:table-cell>
          <table:table-cell table:style-name="ce4" table:formula="of:=COS(RADIANS([.$A8])) * TAN(RADIANS([.E$3]))" office:value-type="float" office:value="0.0522801165667135" calcext:value-type="float">
            <text:p>0,05</text:p>
          </table:table-cell>
          <table:table-cell table:style-name="ce4" table:formula="of:=COS(RADIANS([.$A8])) * TAN(RADIANS([.F$3]))" office:value-type="float" office:value="0.0697564737441253" calcext:value-type="float">
            <text:p>0,07</text:p>
          </table:table-cell>
          <table:table-cell table:style-name="ce4" table:formula="of:=COS(RADIANS([.$A8])) * TAN(RADIANS([.G$3]))" office:value-type="float" office:value="0.0872755455387397" calcext:value-type="float">
            <text:p>0,09</text:p>
          </table:table-cell>
          <table:table-cell table:style-name="ce4" table:formula="of:=COS(RADIANS([.$A8])) * TAN(RADIANS([.H$3]))" office:value-type="float" office:value="0.10484820663109" calcext:value-type="float">
            <text:p>0,10</text:p>
          </table:table-cell>
          <table:table-cell table:style-name="ce4" table:formula="of:=COS(RADIANS([.$A8])) * TAN(RADIANS([.I$3]))" office:value-type="float" office:value="0.122485463883676" calcext:value-type="float">
            <text:p>0,12</text:p>
          </table:table-cell>
          <table:table-cell table:style-name="ce4" table:formula="of:=COS(RADIANS([.$A8])) * TAN(RADIANS([.J$3]))" office:value-type="float" office:value="0.140198484292614" calcext:value-type="float">
            <text:p>0,14</text:p>
          </table:table-cell>
          <table:table-cell table:style-name="ce4" table:formula="of:=COS(RADIANS([.$A8])) * TAN(RADIANS([.K$3]))" office:value-type="float" office:value="0.15799862378828" calcext:value-type="float">
            <text:p>0,16</text:p>
          </table:table-cell>
          <table:table-cell table:style-name="ce4" table:formula="of:=COS(RADIANS([.$A8])) * TAN(RADIANS([.L$3]))" office:value-type="float" office:value="0.175897457045622" calcext:value-type="float">
            <text:p>0,18</text:p>
          </table:table-cell>
          <table:table-cell table:style-name="ce4" table:formula="of:=COS(RADIANS([.$A8])) * TAN(RADIANS([.M$3]))" office:value-type="float" office:value="0.193906808474179" calcext:value-type="float">
            <text:p>0,19</text:p>
          </table:table-cell>
          <table:table-cell table:style-name="ce4" table:formula="of:=COS(RADIANS([.$A8])) * TAN(RADIANS([.N$3]))" office:value-type="float" office:value="0.212038784568849" calcext:value-type="float">
            <text:p>0,21</text:p>
          </table:table-cell>
          <table:table-cell table:style-name="ce4" table:formula="of:=COS(RADIANS([.$A8])) * TAN(RADIANS([.O$3]))" office:value-type="float" office:value="0.230305807815376" calcext:value-type="float">
            <text:p>0,23</text:p>
          </table:table-cell>
          <table:table-cell table:style-name="ce4" table:formula="of:=COS(RADIANS([.$A8])) * TAN(RADIANS([.P$3]))" office:value-type="float" office:value="0.248720652359436" calcext:value-type="float">
            <text:p>0,25</text:p>
          </table:table-cell>
          <table:table-cell table:style-name="ce4" table:formula="of:=COS(RADIANS([.$A8])) * TAN(RADIANS([.Q$3]))" office:value-type="float" office:value="0.26729648166544" calcext:value-type="float">
            <text:p>0,27</text:p>
          </table:table-cell>
          <table:table-cell table:style-name="ce4" table:formula="of:=COS(RADIANS([.$A8])) * TAN(RADIANS([.R$3]))" office:value-type="float" office:value="0.286046888410872" calcext:value-type="float">
            <text:p>0,29</text:p>
          </table:table-cell>
          <table:table-cell table:style-name="ce4" table:formula="of:=COS(RADIANS([.$A8])) * TAN(RADIANS([.S$3]))" office:value-type="float" office:value="0.304985936884597" calcext:value-type="float">
            <text:p>0,30</text:p>
          </table:table-cell>
          <table:table-cell table:style-name="ce4" table:formula="of:=COS(RADIANS([.$A8])) * TAN(RADIANS([.T$3]))" office:value-type="float" office:value="0.32412820818329" calcext:value-type="float">
            <text:p>0,32</text:p>
          </table:table-cell>
          <table:table-cell table:style-name="ce4" table:formula="of:=COS(RADIANS([.$A8])) * TAN(RADIANS([.U$3]))" office:value-type="float" office:value="0.343488848529537" calcext:value-type="float">
            <text:p>0,34</text:p>
          </table:table-cell>
          <table:table-cell table:style-name="ce4" table:formula="of:=COS(RADIANS([.$A8])) * TAN(RADIANS([.V$3]))" office:value-type="float" office:value="0.36308362106861" calcext:value-type="float">
            <text:p>0,36</text:p>
          </table:table-cell>
          <table:table-cell table:style-name="ce4" table:formula="of:=COS(RADIANS([.$A8])) * TAN(RADIANS([.W$3]))" office:value-type="float" office:value="0.382928961539008" calcext:value-type="float">
            <text:p>0,38</text:p>
          </table:table-cell>
          <table:table-cell table:style-name="ce4" table:formula="of:=COS(RADIANS([.$A8])) * TAN(RADIANS([.X$3]))" office:value-type="float" office:value="0.403042038255309" calcext:value-type="float">
            <text:p>0,40</text:p>
          </table:table-cell>
          <table:table-cell table:style-name="ce4" table:formula="of:=COS(RADIANS([.$A8])) * TAN(RADIANS([.Y$3]))" office:value-type="float" office:value="0.423440816891348" calcext:value-type="float">
            <text:p>0,42</text:p>
          </table:table-cell>
          <table:table-cell table:style-name="ce4" table:formula="of:=COS(RADIANS([.$A8])) * TAN(RADIANS([.Z$3]))" office:value-type="float" office:value="0.44414413060824" calcext:value-type="float">
            <text:p>0,44</text:p>
          </table:table-cell>
          <table:table-cell table:style-name="ce4" table:formula="of:=COS(RADIANS([.$A8])) * TAN(RADIANS([.AA$3]))" office:value-type="float" office:value="0.465171756136274" calcext:value-type="float">
            <text:p>0,47</text:p>
          </table:table-cell>
          <table:table-cell table:style-name="ce4" table:formula="of:=COS(RADIANS([.$A8])) * TAN(RADIANS([.AB$3]))" office:value-type="float" office:value="0.486544496493469" calcext:value-type="float">
            <text:p>0,49</text:p>
          </table:table-cell>
          <table:table-cell table:style-name="ce4" table:formula="of:=COS(RADIANS([.$A8])) * TAN(RADIANS([.AC$3]))" office:value-type="float" office:value="0.50828427110812" calcext:value-type="float">
            <text:p>0,51</text:p>
          </table:table-cell>
          <table:table-cell table:style-name="ce4" table:formula="of:=COS(RADIANS([.$A8])) * TAN(RADIANS([.AD$3]))" office:value-type="float" office:value="0.530414214209574" calcext:value-type="float">
            <text:p>0,53</text:p>
          </table:table-cell>
          <table:table-cell table:style-name="ce4" table:formula="of:=COS(RADIANS([.$A8])) * TAN(RADIANS([.AE$3]))" office:value-type="float" office:value="0.552958782462906" calcext:value-type="float">
            <text:p>0,55</text:p>
          </table:table-cell>
          <table:table-cell table:style-name="ce4" table:formula="of:=COS(RADIANS([.$A8])) * TAN(RADIANS([.AF$3]))" office:value-type="float" office:value="0.575943872951403" calcext:value-type="float">
            <text:p>0,58</text:p>
          </table:table-cell>
          <table:table-cell table:style-name="ce4" table:formula="of:=COS(RADIANS([.$A8])) * TAN(RADIANS([.AG$3]))" office:value-type="float" office:value="0.599396952758758" calcext:value-type="float">
            <text:p>0,60</text:p>
          </table:table-cell>
          <table:table-cell table:style-name="ce4" table:formula="of:=COS(RADIANS([.$A8])) * TAN(RADIANS([.AH$3]))" office:value-type="float" office:value="0.6233472015739" calcext:value-type="float">
            <text:p>0,62</text:p>
          </table:table-cell>
          <table:table-cell table:style-name="ce4" table:formula="of:=COS(RADIANS([.$A8])) * TAN(RADIANS([.AI$3]))" office:value-type="float" office:value="0.647825668939593" calcext:value-type="float">
            <text:p>0,65</text:p>
          </table:table-cell>
          <table:table-cell table:style-name="ce4" table:formula="of:=COS(RADIANS([.$A8])) * TAN(RADIANS([.AJ$3]))" office:value-type="float" office:value="0.672865447996078" calcext:value-type="float">
            <text:p>0,67</text:p>
          </table:table-cell>
          <table:table-cell table:style-name="ce4" table:formula="of:=COS(RADIANS([.$A8])) * TAN(RADIANS([.AK$3]))" office:value-type="float" office:value="0.698501867838939" calcext:value-type="float">
            <text:p>0,70</text:p>
          </table:table-cell>
          <table:table-cell table:style-name="ce4" table:formula="of:=COS(RADIANS([.$A8])) * TAN(RADIANS([.AL$3]))" office:value-type="float" office:value="0.72477270692304" calcext:value-type="float">
            <text:p>0,72</text:p>
          </table:table-cell>
          <table:table-cell table:style-name="ce4" table:formula="of:=COS(RADIANS([.$A8])) * TAN(RADIANS([.AM$3]))" office:value-type="float" office:value="0.751718430310238" calcext:value-type="float">
            <text:p>0,75</text:p>
          </table:table-cell>
          <table:table-cell table:style-name="ce4" table:formula="of:=COS(RADIANS([.$A8])) * TAN(RADIANS([.AN$3]))" office:value-type="float" office:value="0.779382453987825" calcext:value-type="float">
            <text:p>0,78</text:p>
          </table:table-cell>
          <table:table-cell table:style-name="ce4" table:formula="of:=COS(RADIANS([.$A8])) * TAN(RADIANS([.AO$3]))" office:value-type="float" office:value="0.807811439989747" calcext:value-type="float">
            <text:p>0,81</text:p>
          </table:table-cell>
          <table:table-cell table:style-name="ce4" table:formula="of:=COS(RADIANS([.$A8])) * TAN(RADIANS([.AP$3]))" office:value-type="float" office:value="0.837055626648732" calcext:value-type="float">
            <text:p>0,84</text:p>
          </table:table-cell>
          <table:table-cell table:style-name="ce4" table:formula="of:=COS(RADIANS([.$A8])) * TAN(RADIANS([.AQ$3]))" office:value-type="float" office:value="0.867169199013105" calcext:value-type="float">
            <text:p>0,87</text:p>
          </table:table-cell>
          <table:table-cell table:style-name="ce4" table:formula="of:=COS(RADIANS([.$A8])) * TAN(RADIANS([.AR$3]))" office:value-type="float" office:value="0.898210705300079" calcext:value-type="float">
            <text:p>0,90</text:p>
          </table:table-cell>
          <table:table-cell table:style-name="ce4" table:formula="of:=COS(RADIANS([.$A8])) * TAN(RADIANS([.AS$3]))" office:value-type="float" office:value="0.930243526255875" calcext:value-type="float">
            <text:p>0,93</text:p>
          </table:table-cell>
          <table:table-cell table:style-name="ce4" table:formula="of:=COS(RADIANS([.$A8])) * TAN(RADIANS([.AT$3]))" office:value-type="float" office:value="0.963336405486992" calcext:value-type="float">
            <text:p>0,96</text:p>
          </table:table-cell>
          <table:table-cell table:style-name="ce4" table:formula="of:=COS(RADIANS([.$A8])) * TAN(RADIANS([.AU$3]))" office:value-type="float" office:value="0.997564050259824" calcext:value-type="float">
            <text:p>1,00</text:p>
          </table:table-cell>
          <table:table-cell table:style-name="ce4" table:formula="of:=COS(RADIANS([.$A8])) * TAN(RADIANS([.AV$3]))" office:value-type="float" office:value="1.03300781399175" calcext:value-type="float">
            <text:p>1,03</text:p>
          </table:table-cell>
          <table:table-cell table:style-name="ce4" table:formula="of:=COS(RADIANS([.$A8])) * TAN(RADIANS([.AW$3]))" office:value-type="float" office:value="1.06975647374413" calcext:value-type="float">
            <text:p>1,07</text:p>
          </table:table-cell>
          <table:table-cell table:style-name="ce4" table:formula="of:=COS(RADIANS([.$A8])) * TAN(RADIANS([.AX$3]))" office:value-type="float" office:value="1.10790711856226" calcext:value-type="float">
            <text:p>1,11</text:p>
          </table:table-cell>
          <table:table-cell table:style-name="ce4" table:formula="of:=COS(RADIANS([.$A8])) * TAN(RADIANS([.AY$3]))" office:value-type="float" office:value="1.14756616759833" calcext:value-type="float">
            <text:p>1,15</text:p>
          </table:table-cell>
          <table:table-cell table:style-name="ce4" table:formula="of:=COS(RADIANS([.$A8])) * TAN(RADIANS([.AZ$3]))" office:value-type="float" office:value="1.18885054073998" calcext:value-type="float">
            <text:p>1,19</text:p>
          </table:table-cell>
          <table:table-cell table:style-name="ce4" table:formula="of:=COS(RADIANS([.$A8])) * TAN(RADIANS([.BA$3]))" office:value-type="float" office:value="1.23188900912745" calcext:value-type="float">
            <text:p>1,23</text:p>
          </table:table-cell>
          <table:table-cell table:style-name="ce4" table:formula="of:=COS(RADIANS([.$A8])) * TAN(RADIANS([.BB$3]))" office:value-type="float" office:value="1.2768237587067" calcext:value-type="float">
            <text:p>1,28</text:p>
          </table:table-cell>
          <table:table-cell table:style-name="ce4" table:formula="of:=COS(RADIANS([.$A8])) * TAN(RADIANS([.BC$3]))" office:value-type="float" office:value="1.32381220713198" calcext:value-type="float">
            <text:p>1,32</text:p>
          </table:table-cell>
          <table:table-cell table:style-name="ce4" table:formula="of:=COS(RADIANS([.$A8])) * TAN(RADIANS([.BD$3]))" office:value-type="float" office:value="1.37302912328962" calcext:value-type="float">
            <text:p>1,37</text:p>
          </table:table-cell>
          <table:table-cell table:style-name="ce4" table:formula="of:=COS(RADIANS([.$A8])) * TAN(RADIANS([.BE$3]))" office:value-type="float" office:value="1.42466910997616" calcext:value-type="float">
            <text:p>1,42</text:p>
          </table:table-cell>
          <table:table-cell table:style-name="ce4" table:formula="of:=COS(RADIANS([.$A8])) * TAN(RADIANS([.BF$3]))" office:value-type="float" office:value="1.4789495245067" calcext:value-type="float">
            <text:p>1,48</text:p>
          </table:table-cell>
          <table:table-cell table:style-name="ce4" table:formula="of:=COS(RADIANS([.$A8])) * TAN(RADIANS([.BG$3]))" office:value-type="float" office:value="1.53611393015607" calcext:value-type="float">
            <text:p>1,54</text:p>
          </table:table-cell>
          <table:table-cell table:style-name="ce4" table:formula="of:=COS(RADIANS([.$A8])) * TAN(RADIANS([.BH$3]))" office:value-type="float" office:value="1.59643619456084" calcext:value-type="float">
            <text:p>1,60</text:p>
          </table:table-cell>
          <table:table-cell table:style-name="ce4" table:formula="of:=COS(RADIANS([.$A8])) * TAN(RADIANS([.BI$3]))" office:value-type="float" office:value="1.66022538117791" calcext:value-type="float">
            <text:p>1,66</text:p>
          </table:table-cell>
          <table:table-cell table:style-name="ce4" table:formula="of:=COS(RADIANS([.$A8])) * TAN(RADIANS([.BJ$3]))" office:value-type="float" office:value="1.72783161885421" calcext:value-type="float">
            <text:p>1,73</text:p>
          </table:table-cell>
          <table:table-cell table:style-name="ce4" table:formula="of:=COS(RADIANS([.$A8])) * TAN(RADIANS([.BK$3]))" office:value-type="float" office:value="1.79965318561071" calcext:value-type="float">
            <text:p>1,80</text:p>
          </table:table-cell>
          <table:table-cell table:style-name="ce4" table:formula="of:=COS(RADIANS([.$A8])) * TAN(RADIANS([.BL$3]))" office:value-type="float" office:value="1.87614511020173" calcext:value-type="float">
            <text:p>1,88</text:p>
          </table:table-cell>
          <table:table-cell table:style-name="ce4" table:formula="of:=COS(RADIANS([.$A8])) * TAN(RADIANS([.BM$3]))" office:value-type="float" office:value="1.9578296849542" calcext:value-type="float">
            <text:p>1,96</text:p>
          </table:table-cell>
          <table:table-cell table:style-name="ce4" table:formula="of:=COS(RADIANS([.$A8])) * TAN(RADIANS([.BN$3]))" office:value-type="float" office:value="2.04530940446912" calcext:value-type="float">
            <text:p>2,05</text:p>
          </table:table-cell>
          <table:table-cell table:style-name="ce4" table:formula="of:=COS(RADIANS([.$A8])) * TAN(RADIANS([.BO$3]))" office:value-type="float" office:value="2.13928300943374" calcext:value-type="float">
            <text:p>2,14</text:p>
          </table:table-cell>
          <table:table-cell table:style-name="ce4" table:formula="of:=COS(RADIANS([.$A8])) * TAN(RADIANS([.BP$3]))" office:value-type="float" office:value="2.2405655412084" calcext:value-type="float">
            <text:p>2,24</text:p>
          </table:table-cell>
          <table:table-cell table:style-name="ce4" table:formula="of:=COS(RADIANS([.$A8])) * TAN(RADIANS([.BQ$3]))" office:value-type="float" office:value="2.35011362786533" calcext:value-type="float">
            <text:p>2,35</text:p>
          </table:table-cell>
          <table:table-cell table:style-name="ce4" table:formula="of:=COS(RADIANS([.$A8])) * TAN(RADIANS([.BR$3]))" office:value-type="float" office:value="2.4690576662388" calcext:value-type="float">
            <text:p>2,47</text:p>
          </table:table-cell>
          <table:table-cell table:style-name="ce4" table:formula="of:=COS(RADIANS([.$A8])) * TAN(RADIANS([.BS$3]))" office:value-type="float" office:value="2.59874319866353" calcext:value-type="float">
            <text:p>2,60</text:p>
          </table:table-cell>
          <table:table-cell table:style-name="ce4" table:formula="of:=COS(RADIANS([.$A8])) * TAN(RADIANS([.BT$3]))" office:value-type="float" office:value="2.74078470254856" calcext:value-type="float">
            <text:p>2,74</text:p>
          </table:table-cell>
          <table:table-cell table:style-name="ce4" table:formula="of:=COS(RADIANS([.$A8])) * TAN(RADIANS([.BU$3]))" office:value-type="float" office:value="2.89713636594293" calcext:value-type="float">
            <text:p>2,90</text:p>
          </table:table-cell>
          <table:table-cell table:style-name="ce4" table:formula="of:=COS(RADIANS([.$A8])) * TAN(RADIANS([.BV$3]))" office:value-type="float" office:value="3.07018645476253" calcext:value-type="float">
            <text:p>3,07</text:p>
          </table:table-cell>
          <table:table-cell table:style-name="ce4" table:formula="of:=COS(RADIANS([.$A8])) * TAN(RADIANS([.BW$3]))" office:value-type="float" office:value="3.26288498589799" calcext:value-type="float">
            <text:p>3,26</text:p>
          </table:table-cell>
          <table:table-cell table:style-name="ce4" table:formula="of:=COS(RADIANS([.$A8])) * TAN(RADIANS([.BX$3]))" office:value-type="float" office:value="3.47891927753255" calcext:value-type="float">
            <text:p>3,48</text:p>
          </table:table-cell>
          <table:table-cell table:style-name="ce4" table:formula="of:=COS(RADIANS([.$A8])) * TAN(RADIANS([.BY$3]))" office:value-type="float" office:value="3.72295971937386" calcext:value-type="float">
            <text:p>3,72</text:p>
          </table:table-cell>
          <table:table-cell table:style-name="ce4" table:formula="of:=COS(RADIANS([.$A8])) * TAN(RADIANS([.BZ$3]))" office:value-type="float" office:value="4.0010108727629" calcext:value-type="float">
            <text:p>4,00</text:p>
          </table:table-cell>
          <table:table-cell table:style-name="ce4" table:formula="of:=COS(RADIANS([.$A8])) * TAN(RADIANS([.CA$3]))" office:value-type="float" office:value="4.32092461675361" calcext:value-type="float">
            <text:p>4,32</text:p>
          </table:table-cell>
          <table:table-cell table:style-name="ce4" table:formula="of:=COS(RADIANS([.$A8])) * TAN(RADIANS([.CB$3]))" office:value-type="float" office:value="4.69316986698565" calcext:value-type="float">
            <text:p>4,69</text:p>
          </table:table-cell>
          <table:table-cell table:style-name="ce4" table:formula="of:=COS(RADIANS([.$A8])) * TAN(RADIANS([.CC$3]))" office:value-type="float" office:value="5.13202214095178" calcext:value-type="float">
            <text:p>5,13</text:p>
          </table:table-cell>
          <table:table-cell table:style-name="ce4" table:formula="of:=COS(RADIANS([.$A8])) * TAN(RADIANS([.CD$3]))" office:value-type="float" office:value="5.65746686214275" calcext:value-type="float">
            <text:p>5,66</text:p>
          </table:table-cell>
          <table:table-cell table:style-name="ce4" table:formula="of:=COS(RADIANS([.$A8])) * TAN(RADIANS([.CE$3]))" office:value-type="float" office:value="6.29837153331333" calcext:value-type="float">
            <text:p>6,30</text:p>
          </table:table-cell>
          <table:table-cell table:style-name="ce4" table:formula="of:=COS(RADIANS([.$A8])) * TAN(RADIANS([.CF$3]))" office:value-type="float" office:value="7.09803703935771" calcext:value-type="float">
            <text:p>7,10</text:p>
          </table:table-cell>
          <table:table-cell table:style-name="ce4" table:formula="of:=COS(RADIANS([.$A8])) * TAN(RADIANS([.CG$3]))" office:value-type="float" office:value="8.12450720940947" calcext:value-type="float">
            <text:p>8,12</text:p>
          </table:table-cell>
          <table:table-cell table:style-name="ce4" table:formula="of:=COS(RADIANS([.$A8])) * TAN(RADIANS([.CH$3]))" office:value-type="float" office:value="9.49118794060239" calcext:value-type="float">
            <text:p>9,49</text:p>
          </table:table-cell>
          <table:table-cell table:style-name="ce4" table:formula="of:=COS(RADIANS([.$A8])) * TAN(RADIANS([.CI$3]))" office:value-type="float" office:value="11.4022092698242" calcext:value-type="float">
            <text:p>11,40</text:p>
          </table:table-cell>
          <table:table-cell table:style-name="ce4" table:formula="of:=COS(RADIANS([.$A8])) * TAN(RADIANS([.CJ$3]))" office:value-type="float" office:value="14.2658305524596" calcext:value-type="float">
            <text:p>14,27</text:p>
          </table:table-cell>
          <table:table-cell table:style-name="ce4" table:formula="of:=COS(RADIANS([.$A8])) * TAN(RADIANS([.CK$3]))" office:value-type="float" office:value="19.0346559977714" calcext:value-type="float">
            <text:p>19,03</text:p>
          </table:table-cell>
          <table:table-cell table:style-name="ce4" table:formula="of:=COS(RADIANS([.$A8])) * TAN(RADIANS([.CL$3]))" office:value-type="float" office:value="28.5664968091714" calcext:value-type="float">
            <text:p>28,57</text:p>
          </table:table-cell>
          <table:table-cell table:style-name="ce4" table:formula="of:=COS(RADIANS([.$A8])) * TAN(RADIANS([.CM$3]))" office:value-type="float" office:value="57.15040616361" calcext:value-type="float">
            <text:p>57,15</text:p>
          </table:table-cell>
          <table:table-cell table:number-columns-repeated="933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style-name="ce4" table:formula="of:=COS(RADIANS([.$A9])) * TAN(RADIANS([.B$3]))" office:value-type="float" office:value="0" calcext:value-type="float">
            <text:p>0,00</text:p>
          </table:table-cell>
          <table:table-cell table:style-name="ce4" table:formula="of:=COS(RADIANS([.$A9])) * TAN(RADIANS([.C$3]))" office:value-type="float" office:value="0.0173886431363375" calcext:value-type="float">
            <text:p>0,02</text:p>
          </table:table-cell>
          <table:table-cell table:style-name="ce4" table:formula="of:=COS(RADIANS([.$A9])) * TAN(RADIANS([.D$3]))" office:value-type="float" office:value="0.0347878854209631" calcext:value-type="float">
            <text:p>0,03</text:p>
          </table:table-cell>
          <table:table-cell table:style-name="ce4" table:formula="of:=COS(RADIANS([.$A9])) * TAN(RADIANS([.E$3]))" office:value-type="float" office:value="0.0522083518605281" calcext:value-type="float">
            <text:p>0,05</text:p>
          </table:table-cell>
          <table:table-cell table:style-name="ce4" table:formula="of:=COS(RADIANS([.$A9])) * TAN(RADIANS([.F$3]))" office:value-type="float" office:value="0.0696607193125836" calcext:value-type="float">
            <text:p>0,07</text:p>
          </table:table-cell>
          <table:table-cell table:style-name="ce4" table:formula="of:=COS(RADIANS([.$A9])) * TAN(RADIANS([.G$3]))" office:value-type="float" office:value="0.0871557427476582" calcext:value-type="float">
            <text:p>0,09</text:p>
          </table:table-cell>
          <table:table-cell table:style-name="ce4" table:formula="of:=COS(RADIANS([.$A9])) * TAN(RADIANS([.H$3]))" office:value-type="float" office:value="0.104704281918654" calcext:value-type="float">
            <text:p>0,10</text:p>
          </table:table-cell>
          <table:table-cell table:style-name="ce4" table:formula="of:=COS(RADIANS([.$A9])) * TAN(RADIANS([.I$3]))" office:value-type="float" office:value="0.122317328578997" calcext:value-type="float">
            <text:p>0,12</text:p>
          </table:table-cell>
          <table:table-cell table:style-name="ce4" table:formula="of:=COS(RADIANS([.$A9])) * TAN(RADIANS([.J$3]))" office:value-type="float" office:value="0.140006034395911" calcext:value-type="float">
            <text:p>0,14</text:p>
          </table:table-cell>
          <table:table-cell table:style-name="ce4" table:formula="of:=COS(RADIANS([.$A9])) * TAN(RADIANS([.K$3]))" office:value-type="float" office:value="0.157781739711531" calcext:value-type="float">
            <text:p>0,16</text:p>
          </table:table-cell>
          <table:table-cell table:style-name="ce4" table:formula="of:=COS(RADIANS([.$A9])) * TAN(RADIANS([.L$3]))" office:value-type="float" office:value="0.175656003312298" calcext:value-type="float">
            <text:p>0,18</text:p>
          </table:table-cell>
          <table:table-cell table:style-name="ce4" table:formula="of:=COS(RADIANS([.$A9])) * TAN(RADIANS([.M$3]))" office:value-type="float" office:value="0.19364063337643" calcext:value-type="float">
            <text:p>0,19</text:p>
          </table:table-cell>
          <table:table-cell table:style-name="ce4" table:formula="of:=COS(RADIANS([.$A9])) * TAN(RADIANS([.N$3]))" office:value-type="float" office:value="0.211747719780287" calcext:value-type="float">
            <text:p>0,21</text:p>
          </table:table-cell>
          <table:table-cell table:style-name="ce4" table:formula="of:=COS(RADIANS([.$A9])) * TAN(RADIANS([.O$3]))" office:value-type="float" office:value="0.229989667957318" calcext:value-type="float">
            <text:p>0,23</text:p>
          </table:table-cell>
          <table:table-cell table:style-name="ce4" table:formula="of:=COS(RADIANS([.$A9])) * TAN(RADIANS([.P$3]))" office:value-type="float" office:value="0.24837923451818" calcext:value-type="float">
            <text:p>0,25</text:p>
          </table:table-cell>
          <table:table-cell table:style-name="ce4" table:formula="of:=COS(RADIANS([.$A9])) * TAN(RADIANS([.Q$3]))" office:value-type="float" office:value="0.266929564857849" calcext:value-type="float">
            <text:p>0,27</text:p>
          </table:table-cell>
          <table:table-cell table:style-name="ce4" table:formula="of:=COS(RADIANS([.$A9])) * TAN(RADIANS([.R$3]))" office:value-type="float" office:value="0.285654232995197" calcext:value-type="float">
            <text:p>0,29</text:p>
          </table:table-cell>
          <table:table-cell table:style-name="ce4" table:formula="of:=COS(RADIANS([.$A9])) * TAN(RADIANS([.S$3]))" office:value-type="float" office:value="0.304567283913094" calcext:value-type="float">
            <text:p>0,30</text:p>
          </table:table-cell>
          <table:table-cell table:style-name="ce4" table:formula="of:=COS(RADIANS([.$A9])) * TAN(RADIANS([.T$3]))" office:value-type="float" office:value="0.323683278692802" calcext:value-type="float">
            <text:p>0,32</text:p>
          </table:table-cell>
          <table:table-cell table:style-name="ce4" table:formula="of:=COS(RADIANS([.$A9])) * TAN(RADIANS([.U$3]))" office:value-type="float" office:value="0.343017342765749" calcext:value-type="float">
            <text:p>0,34</text:p>
          </table:table-cell>
          <table:table-cell table:style-name="ce4" table:formula="of:=COS(RADIANS([.$A9])) * TAN(RADIANS([.V$3]))" office:value-type="float" office:value="0.362585217639201" calcext:value-type="float">
            <text:p>0,36</text:p>
          </table:table-cell>
          <table:table-cell table:style-name="ce4" table:formula="of:=COS(RADIANS([.$A9])) * TAN(RADIANS([.W$3]))" office:value-type="float" office:value="0.382403316490385" calcext:value-type="float">
            <text:p>0,38</text:p>
          </table:table-cell>
          <table:table-cell table:style-name="ce4" table:formula="of:=COS(RADIANS([.$A9])) * TAN(RADIANS([.X$3]))" office:value-type="float" office:value="0.402488784067001" calcext:value-type="float">
            <text:p>0,40</text:p>
          </table:table-cell>
          <table:table-cell table:style-name="ce4" table:formula="of:=COS(RADIANS([.$A9])) * TAN(RADIANS([.Y$3]))" office:value-type="float" office:value="0.422859561381476" calcext:value-type="float">
            <text:p>0,42</text:p>
          </table:table-cell>
          <table:table-cell table:style-name="ce4" table:formula="of:=COS(RADIANS([.$A9])) * TAN(RADIANS([.Z$3]))" office:value-type="float" office:value="0.443534455742722" calcext:value-type="float">
            <text:p>0,44</text:p>
          </table:table-cell>
          <table:table-cell table:style-name="ce4" table:formula="of:=COS(RADIANS([.$A9])) * TAN(RADIANS([.AA$3]))" office:value-type="float" office:value="0.464533216733588" calcext:value-type="float">
            <text:p>0,46</text:p>
          </table:table-cell>
          <table:table-cell table:style-name="ce4" table:formula="of:=COS(RADIANS([.$A9])) * TAN(RADIANS([.AB$3]))" office:value-type="float" office:value="0.485876618815874" calcext:value-type="float">
            <text:p>0,49</text:p>
          </table:table-cell>
          <table:table-cell table:style-name="ce4" table:formula="of:=COS(RADIANS([.$A9])) * TAN(RADIANS([.AC$3]))" office:value-type="float" office:value="0.507586551329163" calcext:value-type="float">
            <text:p>0,51</text:p>
          </table:table-cell>
          <table:table-cell table:style-name="ce4" table:formula="of:=COS(RADIANS([.$A9])) * TAN(RADIANS([.AD$3]))" office:value-type="float" office:value="0.52968611674654" calcext:value-type="float">
            <text:p>0,53</text:p>
          </table:table-cell>
          <table:table-cell table:style-name="ce4" table:formula="of:=COS(RADIANS([.$A9])) * TAN(RADIANS([.AE$3]))" office:value-type="float" office:value="0.552199738161513" calcext:value-type="float">
            <text:p>0,55</text:p>
          </table:table-cell>
          <table:table-cell table:style-name="ce4" table:formula="of:=COS(RADIANS([.$A9])) * TAN(RADIANS([.AF$3]))" office:value-type="float" office:value="0.575153277108547" calcext:value-type="float">
            <text:p>0,58</text:p>
          </table:table-cell>
          <table:table-cell table:style-name="ce4" table:formula="of:=COS(RADIANS([.$A9])) * TAN(RADIANS([.AG$3]))" office:value-type="float" office:value="0.59857416296738" calcext:value-type="float">
            <text:p>0,60</text:p>
          </table:table-cell>
          <table:table-cell table:style-name="ce4" table:formula="of:=COS(RADIANS([.$A9])) * TAN(RADIANS([.AH$3]))" office:value-type="float" office:value="0.622491535372097" calcext:value-type="float">
            <text:p>0,62</text:p>
          </table:table-cell>
          <table:table-cell table:style-name="ce4" table:formula="of:=COS(RADIANS([.$A9])) * TAN(RADIANS([.AI$3]))" office:value-type="float" office:value="0.646936401243881" calcext:value-type="float">
            <text:p>0,65</text:p>
          </table:table-cell>
          <table:table-cell table:style-name="ce4" table:formula="of:=COS(RADIANS([.$A9])) * TAN(RADIANS([.AJ$3]))" office:value-type="float" office:value="0.671941808296152" calcext:value-type="float">
            <text:p>0,67</text:p>
          </table:table-cell>
          <table:table-cell table:style-name="ce4" table:formula="of:=COS(RADIANS([.$A9])) * TAN(RADIANS([.AK$3]))" office:value-type="float" office:value="0.697543037128386" calcext:value-type="float">
            <text:p>0,70</text:p>
          </table:table-cell>
          <table:table-cell table:style-name="ce4" table:formula="of:=COS(RADIANS([.$A9])) * TAN(RADIANS([.AL$3]))" office:value-type="float" office:value="0.723777814337114" calcext:value-type="float">
            <text:p>0,72</text:p>
          </table:table-cell>
          <table:table-cell table:style-name="ce4" table:formula="of:=COS(RADIANS([.$A9])) * TAN(RADIANS([.AM$3]))" office:value-type="float" office:value="0.750686549437965" calcext:value-type="float">
            <text:p>0,75</text:p>
          </table:table-cell>
          <table:table-cell table:style-name="ce4" table:formula="of:=COS(RADIANS([.$A9])) * TAN(RADIANS([.AN$3]))" office:value-type="float" office:value="0.77831259882128" calcext:value-type="float">
            <text:p>0,78</text:p>
          </table:table-cell>
          <table:table-cell table:style-name="ce4" table:formula="of:=COS(RADIANS([.$A9])) * TAN(RADIANS([.AO$3]))" office:value-type="float" office:value="0.806702560468216" calcext:value-type="float">
            <text:p>0,81</text:p>
          </table:table-cell>
          <table:table-cell table:style-name="ce4" table:formula="of:=COS(RADIANS([.$A9])) * TAN(RADIANS([.AP$3]))" office:value-type="float" office:value="0.835906603749545" calcext:value-type="float">
            <text:p>0,84</text:p>
          </table:table-cell>
          <table:table-cell table:style-name="ce4" table:formula="of:=COS(RADIANS([.$A9])) * TAN(RADIANS([.AQ$3]))" office:value-type="float" office:value="0.865978839333994" calcext:value-type="float">
            <text:p>0,87</text:p>
          </table:table-cell>
          <table:table-cell table:style-name="ce4" table:formula="of:=COS(RADIANS([.$A9])) * TAN(RADIANS([.AR$3]))" office:value-type="float" office:value="0.896977735069873" calcext:value-type="float">
            <text:p>0,90</text:p>
          </table:table-cell>
          <table:table-cell table:style-name="ce4" table:formula="of:=COS(RADIANS([.$A9])) * TAN(RADIANS([.AS$3]))" office:value-type="float" office:value="0.928966584700906" calcext:value-type="float">
            <text:p>0,93</text:p>
          </table:table-cell>
          <table:table-cell table:style-name="ce4" table:formula="of:=COS(RADIANS([.$A9])) * TAN(RADIANS([.AT$3]))" office:value-type="float" office:value="0.962014037469521" calcext:value-type="float">
            <text:p>0,96</text:p>
          </table:table-cell>
          <table:table-cell table:style-name="ce4" table:formula="of:=COS(RADIANS([.$A9])) * TAN(RADIANS([.AU$3]))" office:value-type="float" office:value="0.996194698091745" calcext:value-type="float">
            <text:p>1,00</text:p>
          </table:table-cell>
          <table:table-cell table:style-name="ce4" table:formula="of:=COS(RADIANS([.$A9])) * TAN(RADIANS([.AV$3]))" office:value-type="float" office:value="1.03158980831145" calcext:value-type="float">
            <text:p>1,03</text:p>
          </table:table-cell>
          <table:table-cell table:style-name="ce4" table:formula="of:=COS(RADIANS([.$A9])) * TAN(RADIANS([.AW$3]))" office:value-type="float" office:value="1.06828802332607" calcext:value-type="float">
            <text:p>1,07</text:p>
          </table:table-cell>
          <table:table-cell table:style-name="ce4" table:formula="of:=COS(RADIANS([.$A9])) * TAN(RADIANS([.AX$3]))" office:value-type="float" office:value="1.10638629890718" calcext:value-type="float">
            <text:p>1,11</text:p>
          </table:table-cell>
          <table:table-cell table:style-name="ce4" table:formula="of:=COS(RADIANS([.$A9])) * TAN(RADIANS([.AY$3]))" office:value-type="float" office:value="1.14599090812582" calcext:value-type="float">
            <text:p>1,15</text:p>
          </table:table-cell>
          <table:table-cell table:style-name="ce4" table:formula="of:=COS(RADIANS([.$A9])) * TAN(RADIANS([.AZ$3]))" office:value-type="float" office:value="1.18721861037414" calcext:value-type="float">
            <text:p>1,19</text:p>
          </table:table-cell>
          <table:table-cell table:style-name="ce4" table:formula="of:=COS(RADIANS([.$A9])) * TAN(RADIANS([.BA$3]))" office:value-type="float" office:value="1.23019800002879" calcext:value-type="float">
            <text:p>1,23</text:p>
          </table:table-cell>
          <table:table-cell table:style-name="ce4" table:formula="of:=COS(RADIANS([.$A9])) * TAN(RADIANS([.BB$3]))" office:value-type="float" office:value="1.27507106785764" calcext:value-type="float">
            <text:p>1,28</text:p>
          </table:table-cell>
          <table:table-cell table:style-name="ce4" table:formula="of:=COS(RADIANS([.$A9])) * TAN(RADIANS([.BC$3]))" office:value-type="float" office:value="1.32199501542836" calcext:value-type="float">
            <text:p>1,32</text:p>
          </table:table-cell>
          <table:table-cell table:style-name="ce4" table:formula="of:=COS(RADIANS([.$A9])) * TAN(RADIANS([.BD$3]))" office:value-type="float" office:value="1.37114437172272" calcext:value-type="float">
            <text:p>1,37</text:p>
          </table:table-cell>
          <table:table-cell table:style-name="ce4" table:formula="of:=COS(RADIANS([.$A9])) * TAN(RADIANS([.BE$3]))" office:value-type="float" office:value="1.42271347240679" calcext:value-type="float">
            <text:p>1,42</text:p>
          </table:table-cell>
          <table:table-cell table:style-name="ce4" table:formula="of:=COS(RADIANS([.$A9])) * TAN(RADIANS([.BF$3]))" office:value-type="float" office:value="1.47691937643016" calcext:value-type="float">
            <text:p>1,48</text:p>
          </table:table-cell>
          <table:table-cell table:style-name="ce4" table:formula="of:=COS(RADIANS([.$A9])) * TAN(RADIANS([.BG$3]))" office:value-type="float" office:value="1.53400531272932" calcext:value-type="float">
            <text:p>1,53</text:p>
          </table:table-cell>
          <table:table-cell table:style-name="ce4" table:formula="of:=COS(RADIANS([.$A9])) * TAN(RADIANS([.BH$3]))" office:value-type="float" office:value="1.59424477300385" calcext:value-type="float">
            <text:p>1,59</text:p>
          </table:table-cell>
          <table:table-cell table:style-name="ce4" table:formula="of:=COS(RADIANS([.$A9])) * TAN(RADIANS([.BI$3]))" office:value-type="float" office:value="1.65794639646046" calcext:value-type="float">
            <text:p>1,66</text:p>
          </table:table-cell>
          <table:table-cell table:style-name="ce4" table:formula="of:=COS(RADIANS([.$A9])) * TAN(RADIANS([.BJ$3]))" office:value-type="float" office:value="1.72545983132564" calcext:value-type="float">
            <text:p>1,73</text:p>
          </table:table-cell>
          <table:table-cell table:style-name="ce4" table:formula="of:=COS(RADIANS([.$A9])) * TAN(RADIANS([.BK$3]))" office:value-type="float" office:value="1.79718280890571" calcext:value-type="float">
            <text:p>1,80</text:p>
          </table:table-cell>
          <table:table-cell table:style-name="ce4" table:formula="of:=COS(RADIANS([.$A9])) * TAN(RADIANS([.BL$3]))" office:value-type="float" office:value="1.87356973333884" calcext:value-type="float">
            <text:p>1,87</text:p>
          </table:table-cell>
          <table:table-cell table:style-name="ce4" table:formula="of:=COS(RADIANS([.$A9])) * TAN(RADIANS([.BM$3]))" office:value-type="float" office:value="1.95514218000339" calcext:value-type="float">
            <text:p>1,96</text:p>
          </table:table-cell>
          <table:table-cell table:style-name="ce4" table:formula="of:=COS(RADIANS([.$A9])) * TAN(RADIANS([.BN$3]))" office:value-type="float" office:value="2.04250181645843" calcext:value-type="float">
            <text:p>2,04</text:p>
          </table:table-cell>
          <table:table-cell table:style-name="ce4" table:formula="of:=COS(RADIANS([.$A9])) * TAN(RADIANS([.BO$3]))" office:value-type="float" office:value="2.13634642423268" calcext:value-type="float">
            <text:p>2,14</text:p>
          </table:table-cell>
          <table:table-cell table:style-name="ce4" table:formula="of:=COS(RADIANS([.$A9])) * TAN(RADIANS([.BP$3]))" office:value-type="float" office:value="2.23748992588247" calcext:value-type="float">
            <text:p>2,24</text:p>
          </table:table-cell>
          <table:table-cell table:style-name="ce4" table:formula="of:=COS(RADIANS([.$A9])) * TAN(RADIANS([.BQ$3]))" office:value-type="float" office:value="2.34688763632052" calcext:value-type="float">
            <text:p>2,35</text:p>
          </table:table-cell>
          <table:table-cell table:style-name="ce4" table:formula="of:=COS(RADIANS([.$A9])) * TAN(RADIANS([.BR$3]))" office:value-type="float" office:value="2.46566840068989" calcext:value-type="float">
            <text:p>2,47</text:p>
          </table:table-cell>
          <table:table-cell table:style-name="ce4" table:formula="of:=COS(RADIANS([.$A9])) * TAN(RADIANS([.BS$3]))" office:value-type="float" office:value="2.59517591430475" calcext:value-type="float">
            <text:p>2,60</text:p>
          </table:table-cell>
          <table:table-cell table:style-name="ce4" table:formula="of:=COS(RADIANS([.$A9])) * TAN(RADIANS([.BT$3]))" office:value-type="float" office:value="2.73702243838748" calcext:value-type="float">
            <text:p>2,74</text:p>
          </table:table-cell>
          <table:table-cell table:style-name="ce4" table:formula="of:=COS(RADIANS([.$A9])) * TAN(RADIANS([.BU$3]))" office:value-type="float" office:value="2.89315947848103" calcext:value-type="float">
            <text:p>2,89</text:p>
          </table:table-cell>
          <table:table-cell table:style-name="ce4" table:formula="of:=COS(RADIANS([.$A9])) * TAN(RADIANS([.BV$3]))" office:value-type="float" office:value="3.06597202213824" calcext:value-type="float">
            <text:p>3,07</text:p>
          </table:table-cell>
          <table:table-cell table:style-name="ce4" table:formula="of:=COS(RADIANS([.$A9])) * TAN(RADIANS([.BW$3]))" office:value-type="float" office:value="3.2584060367734" calcext:value-type="float">
            <text:p>3,26</text:p>
          </table:table-cell>
          <table:table-cell table:style-name="ce4" table:formula="of:=COS(RADIANS([.$A9])) * TAN(RADIANS([.BX$3]))" office:value-type="float" office:value="3.47414377900289" calcext:value-type="float">
            <text:p>3,47</text:p>
          </table:table-cell>
          <table:table-cell table:style-name="ce4" table:formula="of:=COS(RADIANS([.$A9])) * TAN(RADIANS([.BY$3]))" office:value-type="float" office:value="3.71784922750913" calcext:value-type="float">
            <text:p>3,72</text:p>
          </table:table-cell>
          <table:table-cell table:style-name="ce4" table:formula="of:=COS(RADIANS([.$A9])) * TAN(RADIANS([.BZ$3]))" office:value-type="float" office:value="3.99551870119587" calcext:value-type="float">
            <text:p>4,00</text:p>
          </table:table-cell>
          <table:table-cell table:style-name="ce4" table:formula="of:=COS(RADIANS([.$A9])) * TAN(RADIANS([.CA$3]))" office:value-type="float" office:value="4.31499330087418" calcext:value-type="float">
            <text:p>4,31</text:p>
          </table:table-cell>
          <table:table-cell table:style-name="ce4" table:formula="of:=COS(RADIANS([.$A9])) * TAN(RADIANS([.CB$3]))" office:value-type="float" office:value="4.68672757154523" calcext:value-type="float">
            <text:p>4,69</text:p>
          </table:table-cell>
          <table:table-cell table:style-name="ce4" table:formula="of:=COS(RADIANS([.$A9])) * TAN(RADIANS([.CC$3]))" office:value-type="float" office:value="5.12497743475622" calcext:value-type="float">
            <text:p>5,12</text:p>
          </table:table-cell>
          <table:table-cell table:style-name="ce4" table:formula="of:=COS(RADIANS([.$A9])) * TAN(RADIANS([.CD$3]))" office:value-type="float" office:value="5.64970088008727" calcext:value-type="float">
            <text:p>5,65</text:p>
          </table:table-cell>
          <table:table-cell table:style-name="ce4" table:formula="of:=COS(RADIANS([.$A9])) * TAN(RADIANS([.CE$3]))" office:value-type="float" office:value="6.289725783988" calcext:value-type="float">
            <text:p>6,29</text:p>
          </table:table-cell>
          <table:table-cell table:style-name="ce4" table:formula="of:=COS(RADIANS([.$A9])) * TAN(RADIANS([.CF$3]))" office:value-type="float" office:value="7.08829359240168" calcext:value-type="float">
            <text:p>7,09</text:p>
          </table:table-cell>
          <table:table-cell table:style-name="ce4" table:formula="of:=COS(RADIANS([.$A9])) * TAN(RADIANS([.CG$3]))" office:value-type="float" office:value="8.11335473097074" calcext:value-type="float">
            <text:p>8,11</text:p>
          </table:table-cell>
          <table:table-cell table:style-name="ce4" table:formula="of:=COS(RADIANS([.$A9])) * TAN(RADIANS([.CH$3]))" office:value-type="float" office:value="9.47815942500911" calcext:value-type="float">
            <text:p>9,48</text:p>
          </table:table-cell>
          <table:table-cell table:style-name="ce4" table:formula="of:=COS(RADIANS([.$A9])) * TAN(RADIANS([.CI$3]))" office:value-type="float" office:value="11.3865575029222" calcext:value-type="float">
            <text:p>11,39</text:p>
          </table:table-cell>
          <table:table-cell table:style-name="ce4" table:formula="of:=COS(RADIANS([.$A9])) * TAN(RADIANS([.CJ$3]))" office:value-type="float" office:value="14.246247904116" calcext:value-type="float">
            <text:p>14,25</text:p>
          </table:table-cell>
          <table:table-cell table:style-name="ce4" table:formula="of:=COS(RADIANS([.$A9])) * TAN(RADIANS([.CK$3]))" office:value-type="float" office:value="19.0085272018787" calcext:value-type="float">
            <text:p>19,01</text:p>
          </table:table-cell>
          <table:table-cell table:style-name="ce4" table:formula="of:=COS(RADIANS([.$A9])) * TAN(RADIANS([.CL$3]))" office:value-type="float" office:value="28.5272836936528" calcext:value-type="float">
            <text:p>28,53</text:p>
          </table:table-cell>
          <table:table-cell table:style-name="ce4" table:formula="of:=COS(RADIANS([.$A9])) * TAN(RADIANS([.CM$3]))" office:value-type="float" office:value="57.0719560304418" calcext:value-type="float">
            <text:p>57,07</text:p>
          </table:table-cell>
          <table:table-cell table:number-columns-repeated="933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style-name="ce4" table:formula="of:=COS(RADIANS([.$A10])) * TAN(RADIANS([.B$3]))" office:value-type="float" office:value="0" calcext:value-type="float">
            <text:p>0,00</text:p>
          </table:table-cell>
          <table:table-cell table:style-name="ce4" table:formula="of:=COS(RADIANS([.$A10])) * TAN(RADIANS([.C$3]))" office:value-type="float" office:value="0.0173594442561872" calcext:value-type="float">
            <text:p>0,02</text:p>
          </table:table-cell>
          <table:table-cell table:style-name="ce4" table:formula="of:=COS(RADIANS([.$A10])) * TAN(RADIANS([.D$3]))" office:value-type="float" office:value="0.0347294698626515" calcext:value-type="float">
            <text:p>0,03</text:p>
          </table:table-cell>
          <table:table-cell table:style-name="ce4" table:formula="of:=COS(RADIANS([.$A10])) * TAN(RADIANS([.E$3]))" office:value-type="float" office:value="0.0521206839846123" calcext:value-type="float">
            <text:p>0,05</text:p>
          </table:table-cell>
          <table:table-cell table:style-name="ce4" table:formula="of:=COS(RADIANS([.$A10])) * TAN(RADIANS([.F$3]))" office:value-type="float" office:value="0.0695437455511208" calcext:value-type="float">
            <text:p>0,07</text:p>
          </table:table-cell>
          <table:table-cell table:style-name="ce4" table:formula="of:=COS(RADIANS([.$A10])) * TAN(RADIANS([.G$3]))" office:value-type="float" office:value="0.087009391473039" calcext:value-type="float">
            <text:p>0,09</text:p>
          </table:table-cell>
          <table:table-cell table:style-name="ce4" table:formula="of:=COS(RADIANS([.$A10])) * TAN(RADIANS([.H$3]))" office:value-type="float" office:value="0.104528463267653" calcext:value-type="float">
            <text:p>0,10</text:p>
          </table:table-cell>
          <table:table-cell table:style-name="ce4" table:formula="of:=COS(RADIANS([.$A10])) * TAN(RADIANS([.I$3]))" office:value-type="float" office:value="0.122111934231118" calcext:value-type="float">
            <text:p>0,12</text:p>
          </table:table-cell>
          <table:table-cell table:style-name="ce4" table:formula="of:=COS(RADIANS([.$A10])) * TAN(RADIANS([.J$3]))" office:value-type="float" office:value="0.139770937304862" calcext:value-type="float">
            <text:p>0,14</text:p>
          </table:table-cell>
          <table:table-cell table:style-name="ce4" table:formula="of:=COS(RADIANS([.$A10])) * TAN(RADIANS([.K$3]))" office:value-type="float" office:value="0.157516793788401" calcext:value-type="float">
            <text:p>0,16</text:p>
          </table:table-cell>
          <table:table-cell table:style-name="ce4" table:formula="of:=COS(RADIANS([.$A10])) * TAN(RADIANS([.L$3]))" office:value-type="float" office:value="0.175361043058748" calcext:value-type="float">
            <text:p>0,18</text:p>
          </table:table-cell>
          <table:table-cell table:style-name="ce4" table:formula="of:=COS(RADIANS([.$A10])) * TAN(RADIANS([.M$3]))" office:value-type="float" office:value="0.193315473465915" calcext:value-type="float">
            <text:p>0,19</text:p>
          </table:table-cell>
          <table:table-cell table:style-name="ce4" table:formula="of:=COS(RADIANS([.$A10])) * TAN(RADIANS([.N$3]))" office:value-type="float" office:value="0.211392154585034" calcext:value-type="float">
            <text:p>0,21</text:p>
          </table:table-cell>
          <table:table-cell table:style-name="ce4" table:formula="of:=COS(RADIANS([.$A10])) * TAN(RADIANS([.O$3]))" office:value-type="float" office:value="0.22960347101844" calcext:value-type="float">
            <text:p>0,23</text:p>
          </table:table-cell>
          <table:table-cell table:style-name="ce4" table:formula="of:=COS(RADIANS([.$A10])) * TAN(RADIANS([.P$3]))" office:value-type="float" office:value="0.247962157955986" calcext:value-type="float">
            <text:p>0,25</text:p>
          </table:table-cell>
          <table:table-cell table:style-name="ce4" table:formula="of:=COS(RADIANS([.$A10])) * TAN(RADIANS([.Q$3]))" office:value-type="float" office:value="0.266481338718998" calcext:value-type="float">
            <text:p>0,27</text:p>
          </table:table-cell>
          <table:table-cell table:style-name="ce4" table:formula="of:=COS(RADIANS([.$A10])) * TAN(RADIANS([.R$3]))" office:value-type="float" office:value="0.285174564532956" calcext:value-type="float">
            <text:p>0,29</text:p>
          </table:table-cell>
          <table:table-cell table:style-name="ce4" table:formula="of:=COS(RADIANS([.$A10])) * TAN(RADIANS([.S$3]))" office:value-type="float" office:value="0.304055856796501" calcext:value-type="float">
            <text:p>0,30</text:p>
          </table:table-cell>
          <table:table-cell table:style-name="ce4" table:formula="of:=COS(RADIANS([.$A10])) * TAN(RADIANS([.T$3]))" office:value-type="float" office:value="0.323139752140034" calcext:value-type="float">
            <text:p>0,32</text:p>
          </table:table-cell>
          <table:table-cell table:style-name="ce4" table:formula="of:=COS(RADIANS([.$A10])) * TAN(RADIANS([.U$3]))" office:value-type="float" office:value="0.342441350596472" calcext:value-type="float">
            <text:p>0,34</text:p>
          </table:table-cell>
          <table:table-cell table:style-name="ce4" table:formula="of:=COS(RADIANS([.$A10])) * TAN(RADIANS([.V$3]))" office:value-type="float" office:value="0.361976367240058" calcext:value-type="float">
            <text:p>0,36</text:p>
          </table:table-cell>
          <table:table-cell table:style-name="ce4" table:formula="of:=COS(RADIANS([.$A10])) * TAN(RADIANS([.W$3]))" office:value-type="float" office:value="0.381761187687135" calcext:value-type="float">
            <text:p>0,38</text:p>
          </table:table-cell>
          <table:table-cell table:style-name="ce4" table:formula="of:=COS(RADIANS([.$A10])) * TAN(RADIANS([.X$3]))" office:value-type="float" office:value="0.40181292789607" calcext:value-type="float">
            <text:p>0,40</text:p>
          </table:table-cell>
          <table:table-cell table:style-name="ce4" table:formula="of:=COS(RADIANS([.$A10])) * TAN(RADIANS([.Y$3]))" office:value-type="float" office:value="0.422149498752875" calcext:value-type="float">
            <text:p>0,42</text:p>
          </table:table-cell>
          <table:table-cell table:style-name="ce4" table:formula="of:=COS(RADIANS([.$A10])) * TAN(RADIANS([.Z$3]))" office:value-type="float" office:value="0.44278967598537" calcext:value-type="float">
            <text:p>0,44</text:p>
          </table:table-cell>
          <table:table-cell table:style-name="ce4" table:formula="of:=COS(RADIANS([.$A10])) * TAN(RADIANS([.AA$3]))" office:value-type="float" office:value="0.46375317601305" calcext:value-type="float">
            <text:p>0,46</text:p>
          </table:table-cell>
          <table:table-cell table:style-name="ce4" table:formula="of:=COS(RADIANS([.$A10])) * TAN(RADIANS([.AB$3]))" office:value-type="float" office:value="0.485060738413395" calcext:value-type="float">
            <text:p>0,49</text:p>
          </table:table-cell>
          <table:table-cell table:style-name="ce4" table:formula="of:=COS(RADIANS([.$A10])) * TAN(RADIANS([.AC$3]))" office:value-type="float" office:value="0.506734215769571" calcext:value-type="float">
            <text:p>0,51</text:p>
          </table:table-cell>
          <table:table-cell table:style-name="ce4" table:formula="of:=COS(RADIANS([.$A10])) * TAN(RADIANS([.AD$3]))" office:value-type="float" office:value="0.528796671761161" calcext:value-type="float">
            <text:p>0,53</text:p>
          </table:table-cell>
          <table:table-cell table:style-name="ce4" table:formula="of:=COS(RADIANS([.$A10])) * TAN(RADIANS([.AE$3]))" office:value-type="float" office:value="0.551272488470597" calcext:value-type="float">
            <text:p>0,55</text:p>
          </table:table-cell>
          <table:table-cell table:style-name="ce4" table:formula="of:=COS(RADIANS([.$A10])) * TAN(RADIANS([.AF$3]))" office:value-type="float" office:value="0.574187484005849" calcext:value-type="float">
            <text:p>0,57</text:p>
          </table:table-cell>
          <table:table-cell table:style-name="ce4" table:formula="of:=COS(RADIANS([.$A10])) * TAN(RADIANS([.AG$3]))" office:value-type="float" office:value="0.597569041687443" calcext:value-type="float">
            <text:p>0,60</text:p>
          </table:table-cell>
          <table:table-cell table:style-name="ce4" table:formula="of:=COS(RADIANS([.$A10])) * TAN(RADIANS([.AH$3]))" office:value-type="float" office:value="0.621446252218409" calcext:value-type="float">
            <text:p>0,62</text:p>
          </table:table-cell>
          <table:table-cell table:style-name="ce4" table:formula="of:=COS(RADIANS([.$A10])) * TAN(RADIANS([.AI$3]))" office:value-type="float" office:value="0.645850070453337" calcext:value-type="float">
            <text:p>0,65</text:p>
          </table:table-cell>
          <table:table-cell table:style-name="ce4" table:formula="of:=COS(RADIANS([.$A10])) * TAN(RADIANS([.AJ$3]))" office:value-type="float" office:value="0.670813488612173" calcext:value-type="float">
            <text:p>0,67</text:p>
          </table:table-cell>
          <table:table-cell table:style-name="ce4" table:formula="of:=COS(RADIANS([.$A10])) * TAN(RADIANS([.AK$3]))" office:value-type="float" office:value="0.696371728051473" calcext:value-type="float">
            <text:p>0,70</text:p>
          </table:table-cell>
          <table:table-cell table:style-name="ce4" table:formula="of:=COS(RADIANS([.$A10])) * TAN(RADIANS([.AL$3]))" office:value-type="float" office:value="0.722562452017548" calcext:value-type="float">
            <text:p>0,72</text:p>
          </table:table-cell>
          <table:table-cell table:style-name="ce4" table:formula="of:=COS(RADIANS([.$A10])) * TAN(RADIANS([.AM$3]))" office:value-type="float" office:value="0.74942600217067" calcext:value-type="float">
            <text:p>0,75</text:p>
          </table:table-cell>
          <table:table-cell table:style-name="ce4" table:formula="of:=COS(RADIANS([.$A10])) * TAN(RADIANS([.AN$3]))" office:value-type="float" office:value="0.77700566209745" calcext:value-type="float">
            <text:p>0,78</text:p>
          </table:table-cell>
          <table:table-cell table:style-name="ce4" table:formula="of:=COS(RADIANS([.$A10])) * TAN(RADIANS([.AO$3]))" office:value-type="float" office:value="0.805347951532063" calcext:value-type="float">
            <text:p>0,81</text:p>
          </table:table-cell>
          <table:table-cell table:style-name="ce4" table:formula="of:=COS(RADIANS([.$A10])) * TAN(RADIANS([.AP$3]))" office:value-type="float" office:value="0.834502955601248" calcext:value-type="float">
            <text:p>0,83</text:p>
          </table:table-cell>
          <table:table-cell table:style-name="ce4" table:formula="of:=COS(RADIANS([.$A10])) * TAN(RADIANS([.AQ$3]))" office:value-type="float" office:value="0.864524694111497" calcext:value-type="float">
            <text:p>0,86</text:p>
          </table:table-cell>
          <table:table-cell table:style-name="ce4" table:formula="of:=COS(RADIANS([.$A10])) * TAN(RADIANS([.AR$3]))" office:value-type="float" office:value="0.895471536732346" calcext:value-type="float">
            <text:p>0,90</text:p>
          </table:table-cell>
          <table:table-cell table:style-name="ce4" table:formula="of:=COS(RADIANS([.$A10])) * TAN(RADIANS([.AS$3]))" office:value-type="float" office:value="0.927406670925136" calcext:value-type="float">
            <text:p>0,93</text:p>
          </table:table-cell>
          <table:table-cell table:style-name="ce4" table:formula="of:=COS(RADIANS([.$A10])) * TAN(RADIANS([.AT$3]))" office:value-type="float" office:value="0.960398630656997" calcext:value-type="float">
            <text:p>0,96</text:p>
          </table:table-cell>
          <table:table-cell table:style-name="ce4" table:formula="of:=COS(RADIANS([.$A10])) * TAN(RADIANS([.AU$3]))" office:value-type="float" office:value="0.994521895368273" calcext:value-type="float">
            <text:p>0,99</text:p>
          </table:table-cell>
          <table:table-cell table:style-name="ce4" table:formula="of:=COS(RADIANS([.$A10])) * TAN(RADIANS([.AV$3]))" office:value-type="float" office:value="1.0298575703823" calcext:value-type="float">
            <text:p>1,03</text:p>
          </table:table-cell>
          <table:table-cell table:style-name="ce4" table:formula="of:=COS(RADIANS([.$A10])) * TAN(RADIANS([.AW$3]))" office:value-type="float" office:value="1.06649416202738" calcext:value-type="float">
            <text:p>1,07</text:p>
          </table:table-cell>
          <table:table-cell table:style-name="ce4" table:formula="of:=COS(RADIANS([.$A10])) * TAN(RADIANS([.AX$3]))" office:value-type="float" office:value="1.10452846326765" calcext:value-type="float">
            <text:p>1,10</text:p>
          </table:table-cell>
          <table:table-cell table:style-name="ce4" table:formula="of:=COS(RADIANS([.$A10])) * TAN(RADIANS([.AY$3]))" office:value-type="float" office:value="1.14406656872122" calcext:value-type="float">
            <text:p>1,14</text:p>
          </table:table-cell>
          <table:table-cell table:style-name="ce4" table:formula="of:=COS(RADIANS([.$A10])) * TAN(RADIANS([.AZ$3]))" office:value-type="float" office:value="1.18522504171874" calcext:value-type="float">
            <text:p>1,19</text:p>
          </table:table-cell>
          <table:table-cell table:style-name="ce4" table:formula="of:=COS(RADIANS([.$A10])) * TAN(RADIANS([.BA$3]))" office:value-type="float" office:value="1.22813226070213" calcext:value-type="float">
            <text:p>1,23</text:p>
          </table:table-cell>
          <table:table-cell table:style-name="ce4" table:formula="of:=COS(RADIANS([.$A10])) * TAN(RADIANS([.BB$3]))" office:value-type="float" office:value="1.27292997800942" calcext:value-type="float">
            <text:p>1,27</text:p>
          </table:table-cell>
          <table:table-cell table:style-name="ce4" table:formula="of:=COS(RADIANS([.$A10])) * TAN(RADIANS([.BC$3]))" office:value-type="float" office:value="1.31977513123658" calcext:value-type="float">
            <text:p>1,32</text:p>
          </table:table-cell>
          <table:table-cell table:style-name="ce4" table:formula="of:=COS(RADIANS([.$A10])) * TAN(RADIANS([.BD$3]))" office:value-type="float" office:value="1.36884195629762" calcext:value-type="float">
            <text:p>1,37</text:p>
          </table:table-cell>
          <table:table-cell table:style-name="ce4" table:formula="of:=COS(RADIANS([.$A10])) * TAN(RADIANS([.BE$3]))" office:value-type="float" office:value="1.42032446253159" calcext:value-type="float">
            <text:p>1,42</text:p>
          </table:table-cell>
          <table:table-cell table:style-name="ce4" table:formula="of:=COS(RADIANS([.$A10])) * TAN(RADIANS([.BF$3]))" office:value-type="float" office:value="1.47443934440431" calcext:value-type="float">
            <text:p>1,47</text:p>
          </table:table-cell>
          <table:table-cell table:style-name="ce4" table:formula="of:=COS(RADIANS([.$A10])) * TAN(RADIANS([.BG$3]))" office:value-type="float" office:value="1.53142942242408" calcext:value-type="float">
            <text:p>1,53</text:p>
          </table:table-cell>
          <table:table-cell table:style-name="ce4" table:formula="of:=COS(RADIANS([.$A10])) * TAN(RADIANS([.BH$3]))" office:value-type="float" office:value="1.5915677290452" calcext:value-type="float">
            <text:p>1,59</text:p>
          </table:table-cell>
          <table:table-cell table:style-name="ce4" table:formula="of:=COS(RADIANS([.$A10])) * TAN(RADIANS([.BI$3]))" office:value-type="float" office:value="1.65516238520977" calcext:value-type="float">
            <text:p>1,66</text:p>
          </table:table-cell>
          <table:table-cell table:style-name="ce4" table:formula="of:=COS(RADIANS([.$A10])) * TAN(RADIANS([.BJ$3]))" office:value-type="float" office:value="1.72256245201755" calcext:value-type="float">
            <text:p>1,72</text:p>
          </table:table-cell>
          <table:table-cell table:style-name="ce4" table:formula="of:=COS(RADIANS([.$A10])) * TAN(RADIANS([.BK$3]))" office:value-type="float" office:value="1.79416499290741" calcext:value-type="float">
            <text:p>1,79</text:p>
          </table:table-cell>
          <table:table-cell table:style-name="ce4" table:formula="of:=COS(RADIANS([.$A10])) * TAN(RADIANS([.BL$3]))" office:value-type="float" office:value="1.87042364898551" calcext:value-type="float">
            <text:p>1,87</text:p>
          </table:table-cell>
          <table:table-cell table:style-name="ce4" table:formula="of:=COS(RADIANS([.$A10])) * TAN(RADIANS([.BM$3]))" office:value-type="float" office:value="1.95185911980467" calcext:value-type="float">
            <text:p>1,95</text:p>
          </table:table-cell>
          <table:table-cell table:style-name="ce4" table:formula="of:=COS(RADIANS([.$A10])) * TAN(RADIANS([.BN$3]))" office:value-type="float" office:value="2.03907206260829" calcext:value-type="float">
            <text:p>2,04</text:p>
          </table:table-cell>
          <table:table-cell table:style-name="ce4" table:formula="of:=COS(RADIANS([.$A10])) * TAN(RADIANS([.BO$3]))" office:value-type="float" office:value="2.13275908721554" calcext:value-type="float">
            <text:p>2,13</text:p>
          </table:table-cell>
          <table:table-cell table:style-name="ce4" table:formula="of:=COS(RADIANS([.$A10])) * TAN(RADIANS([.BP$3]))" office:value-type="float" office:value="2.23373274945006" calcext:value-type="float">
            <text:p>2,23</text:p>
          </table:table-cell>
          <table:table-cell table:style-name="ce4" table:formula="of:=COS(RADIANS([.$A10])) * TAN(RADIANS([.BQ$3]))" office:value-type="float" office:value="2.34294676006687" calcext:value-type="float">
            <text:p>2,34</text:p>
          </table:table-cell>
          <table:table-cell table:style-name="ce4" table:formula="of:=COS(RADIANS([.$A10])) * TAN(RADIANS([.BR$3]))" office:value-type="float" office:value="2.46152806866067" calcext:value-type="float">
            <text:p>2,46</text:p>
          </table:table-cell>
          <table:table-cell table:style-name="ce4" table:formula="of:=COS(RADIANS([.$A10])) * TAN(RADIANS([.BS$3]))" office:value-type="float" office:value="2.59081811422244" calcext:value-type="float">
            <text:p>2,59</text:p>
          </table:table-cell>
          <table:table-cell table:style-name="ce4" table:formula="of:=COS(RADIANS([.$A10])) * TAN(RADIANS([.BT$3]))" office:value-type="float" office:value="2.73242645067754" calcext:value-type="float">
            <text:p>2,73</text:p>
          </table:table-cell>
          <table:table-cell table:style-name="ce4" table:formula="of:=COS(RADIANS([.$A10])) * TAN(RADIANS([.BU$3]))" office:value-type="float" office:value="2.88830130661531" calcext:value-type="float">
            <text:p>2,89</text:p>
          </table:table-cell>
          <table:table-cell table:style-name="ce4" table:formula="of:=COS(RADIANS([.$A10])) * TAN(RADIANS([.BV$3]))" office:value-type="float" office:value="3.06082366473526" calcext:value-type="float">
            <text:p>3,06</text:p>
          </table:table-cell>
          <table:table-cell table:style-name="ce4" table:formula="of:=COS(RADIANS([.$A10])) * TAN(RADIANS([.BW$3]))" office:value-type="float" office:value="3.25293454560513" calcext:value-type="float">
            <text:p>3,25</text:p>
          </table:table-cell>
          <table:table-cell table:style-name="ce4" table:formula="of:=COS(RADIANS([.$A10])) * TAN(RADIANS([.BX$3]))" office:value-type="float" office:value="3.46831002262335" calcext:value-type="float">
            <text:p>3,47</text:p>
          </table:table-cell>
          <table:table-cell table:style-name="ce4" table:formula="of:=COS(RADIANS([.$A10])) * TAN(RADIANS([.BY$3]))" office:value-type="float" office:value="3.7116062427541" calcext:value-type="float">
            <text:p>3,71</text:p>
          </table:table-cell>
          <table:table-cell table:style-name="ce4" table:formula="of:=COS(RADIANS([.$A10])) * TAN(RADIANS([.BZ$3]))" office:value-type="float" office:value="3.988809455927" calcext:value-type="float">
            <text:p>3,99</text:p>
          </table:table-cell>
          <table:table-cell table:style-name="ce4" table:formula="of:=COS(RADIANS([.$A10])) * TAN(RADIANS([.CA$3]))" office:value-type="float" office:value="4.30774759623502" calcext:value-type="float">
            <text:p>4,31</text:p>
          </table:table-cell>
          <table:table-cell table:style-name="ce4" table:formula="of:=COS(RADIANS([.$A10])) * TAN(RADIANS([.CB$3]))" office:value-type="float" office:value="4.67885765348516" calcext:value-type="float">
            <text:p>4,68</text:p>
          </table:table-cell>
          <table:table-cell table:style-name="ce4" table:formula="of:=COS(RADIANS([.$A10])) * TAN(RADIANS([.CC$3]))" office:value-type="float" office:value="5.11637161078725" calcext:value-type="float">
            <text:p>5,12</text:p>
          </table:table-cell>
          <table:table-cell table:style-name="ce4" table:formula="of:=COS(RADIANS([.$A10])) * TAN(RADIANS([.CD$3]))" office:value-type="float" office:value="5.64021394441383" calcext:value-type="float">
            <text:p>5,64</text:p>
          </table:table-cell>
          <table:table-cell table:style-name="ce4" table:formula="of:=COS(RADIANS([.$A10])) * TAN(RADIANS([.CE$3]))" office:value-type="float" office:value="6.27916412325893" calcext:value-type="float">
            <text:p>6,28</text:p>
          </table:table-cell>
          <table:table-cell table:style-name="ce4" table:formula="of:=COS(RADIANS([.$A10])) * TAN(RADIANS([.CF$3]))" office:value-type="float" office:value="7.07639098255157" calcext:value-type="float">
            <text:p>7,08</text:p>
          </table:table-cell>
          <table:table-cell table:style-name="ce4" table:formula="of:=COS(RADIANS([.$A10])) * TAN(RADIANS([.CG$3]))" office:value-type="float" office:value="8.09973084608512" calcext:value-type="float">
            <text:p>8,10</text:p>
          </table:table-cell>
          <table:table-cell table:style-name="ce4" table:formula="of:=COS(RADIANS([.$A10])) * TAN(RADIANS([.CH$3]))" office:value-type="float" office:value="9.46224377023797" calcext:value-type="float">
            <text:p>9,46</text:p>
          </table:table-cell>
          <table:table-cell table:style-name="ce4" table:formula="of:=COS(RADIANS([.$A10])) * TAN(RADIANS([.CI$3]))" office:value-type="float" office:value="11.3674372803007" calcext:value-type="float">
            <text:p>11,37</text:p>
          </table:table-cell>
          <table:table-cell table:style-name="ce4" table:formula="of:=COS(RADIANS([.$A10])) * TAN(RADIANS([.CJ$3]))" office:value-type="float" office:value="14.2223257106543" calcext:value-type="float">
            <text:p>14,22</text:p>
          </table:table-cell>
          <table:table-cell table:style-name="ce4" table:formula="of:=COS(RADIANS([.$A10])) * TAN(RADIANS([.CK$3]))" office:value-type="float" office:value="18.9766082244605" calcext:value-type="float">
            <text:p>18,98</text:p>
          </table:table-cell>
          <table:table-cell table:style-name="ce4" table:formula="of:=COS(RADIANS([.$A10])) * TAN(RADIANS([.CL$3]))" office:value-type="float" office:value="28.4793808911711" calcext:value-type="float">
            <text:p>28,48</text:p>
          </table:table-cell>
          <table:table-cell table:style-name="ce4" table:formula="of:=COS(RADIANS([.$A10])) * TAN(RADIANS([.CM$3]))" office:value-type="float" office:value="56.9761212265982" calcext:value-type="float">
            <text:p>56,98</text:p>
          </table:table-cell>
          <table:table-cell table:number-columns-repeated="93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style-name="ce4" table:formula="of:=COS(RADIANS([.$A11])) * TAN(RADIANS([.B$3]))" office:value-type="float" office:value="0" calcext:value-type="float">
            <text:p>0,00</text:p>
          </table:table-cell>
          <table:table-cell table:style-name="ce4" table:formula="of:=COS(RADIANS([.$A11])) * TAN(RADIANS([.C$3]))" office:value-type="float" office:value="0.0173249575211518" calcext:value-type="float">
            <text:p>0,02</text:p>
          </table:table-cell>
          <table:table-cell table:style-name="ce4" table:formula="of:=COS(RADIANS([.$A11])) * TAN(RADIANS([.D$3]))" office:value-type="float" office:value="0.0346604753713879" calcext:value-type="float">
            <text:p>0,03</text:p>
          </table:table-cell>
          <table:table-cell table:style-name="ce4" table:formula="of:=COS(RADIANS([.$A11])) * TAN(RADIANS([.E$3]))" office:value-type="float" office:value="0.0520171396434504" calcext:value-type="float">
            <text:p>0,05</text:p>
          </table:table-cell>
          <table:table-cell table:style-name="ce4" table:formula="of:=COS(RADIANS([.$A11])) * TAN(RADIANS([.F$3]))" office:value-type="float" office:value="0.0694055880910777" calcext:value-type="float">
            <text:p>0,07</text:p>
          </table:table-cell>
          <table:table-cell table:style-name="ce4" table:formula="of:=COS(RADIANS([.$A11])) * TAN(RADIANS([.G$3]))" office:value-type="float" office:value="0.0868365362948983" calcext:value-type="float">
            <text:p>0,09</text:p>
          </table:table-cell>
          <table:table-cell table:style-name="ce4" table:formula="of:=COS(RADIANS([.$A11])) * TAN(RADIANS([.H$3]))" office:value-type="float" office:value="0.104320804234151" calcext:value-type="float">
            <text:p>0,10</text:p>
          </table:table-cell>
          <table:table-cell table:style-name="ce4" table:formula="of:=COS(RADIANS([.$A11])) * TAN(RADIANS([.I$3]))" office:value-type="float" office:value="0.121869343405147" calcext:value-type="float">
            <text:p>0,12</text:p>
          </table:table-cell>
          <table:table-cell table:style-name="ce4" table:formula="of:=COS(RADIANS([.$A11])) * TAN(RADIANS([.J$3]))" office:value-type="float" office:value="0.139493264632318" calcext:value-type="float">
            <text:p>0,14</text:p>
          </table:table-cell>
          <table:table-cell table:style-name="ce4" table:formula="of:=COS(RADIANS([.$A11])) * TAN(RADIANS([.K$3]))" office:value-type="float" office:value="0.157203866723983" calcext:value-type="float">
            <text:p>0,16</text:p>
          </table:table-cell>
          <table:table-cell table:style-name="ce4" table:formula="of:=COS(RADIANS([.$A11])) * TAN(RADIANS([.L$3]))" office:value-type="float" office:value="0.175012666132721" calcext:value-type="float">
            <text:p>0,18</text:p>
          </table:table-cell>
          <table:table-cell table:style-name="ce4" table:formula="of:=COS(RADIANS([.$A11])) * TAN(RADIANS([.M$3]))" office:value-type="float" office:value="0.192931427789493" calcext:value-type="float">
            <text:p>0,19</text:p>
          </table:table-cell>
          <table:table-cell table:style-name="ce4" table:formula="of:=COS(RADIANS([.$A11])) * TAN(RADIANS([.N$3]))" office:value-type="float" office:value="0.210972197291692" calcext:value-type="float">
            <text:p>0,21</text:p>
          </table:table-cell>
          <table:table-cell table:style-name="ce4" table:formula="of:=COS(RADIANS([.$A11])) * TAN(RADIANS([.O$3]))" office:value-type="float" office:value="0.229147334638071" calcext:value-type="float">
            <text:p>0,23</text:p>
          </table:table-cell>
          <table:table-cell table:style-name="ce4" table:formula="of:=COS(RADIANS([.$A11])) * TAN(RADIANS([.P$3]))" office:value-type="float" office:value="0.247469549718416" calcext:value-type="float">
            <text:p>0,25</text:p>
          </table:table-cell>
          <table:table-cell table:style-name="ce4" table:formula="of:=COS(RADIANS([.$A11])) * TAN(RADIANS([.Q$3]))" office:value-type="float" office:value="0.265951939782911" calcext:value-type="float">
            <text:p>0,27</text:p>
          </table:table-cell>
          <table:table-cell table:style-name="ce4" table:formula="of:=COS(RADIANS([.$A11])) * TAN(RADIANS([.R$3]))" office:value-type="float" office:value="0.284608029135811" calcext:value-type="float">
            <text:p>0,28</text:p>
          </table:table-cell>
          <table:table-cell table:style-name="ce4" table:formula="of:=COS(RADIANS([.$A11])) * TAN(RADIANS([.S$3]))" office:value-type="float" office:value="0.303451811320472" calcext:value-type="float">
            <text:p>0,30</text:p>
          </table:table-cell>
          <table:table-cell table:style-name="ce4" table:formula="of:=COS(RADIANS([.$A11])) * TAN(RADIANS([.T$3]))" office:value-type="float" office:value="0.322497794088438" calcext:value-type="float">
            <text:p>0,32</text:p>
          </table:table-cell>
          <table:table-cell table:style-name="ce4" table:formula="of:=COS(RADIANS([.$A11])) * TAN(RADIANS([.U$3]))" office:value-type="float" office:value="0.341761047474499" calcext:value-type="float">
            <text:p>0,34</text:p>
          </table:table-cell>
          <table:table-cell table:style-name="ce4" table:formula="of:=COS(RADIANS([.$A11])) * TAN(RADIANS([.V$3]))" office:value-type="float" office:value="0.361257255332909" calcext:value-type="float">
            <text:p>0,36</text:p>
          </table:table-cell>
          <table:table-cell table:style-name="ce4" table:formula="of:=COS(RADIANS([.$A11])) * TAN(RADIANS([.W$3]))" office:value-type="float" office:value="0.381002770727911" calcext:value-type="float">
            <text:p>0,38</text:p>
          </table:table-cell>
          <table:table-cell table:style-name="ce4" table:formula="of:=COS(RADIANS([.$A11])) * TAN(RADIANS([.X$3]))" office:value-type="float" office:value="0.401014675614853" calcext:value-type="float">
            <text:p>0,40</text:p>
          </table:table-cell>
          <table:table-cell table:style-name="ce4" table:formula="of:=COS(RADIANS([.$A11])) * TAN(RADIANS([.Y$3]))" office:value-type="float" office:value="0.421310845297501" calcext:value-type="float">
            <text:p>0,42</text:p>
          </table:table-cell>
          <table:table-cell table:style-name="ce4" table:formula="of:=COS(RADIANS([.$A11])) * TAN(RADIANS([.Z$3]))" office:value-type="float" office:value="0.441910018203313" calcext:value-type="float">
            <text:p>0,44</text:p>
          </table:table-cell>
          <table:table-cell table:style-name="ce4" table:formula="of:=COS(RADIANS([.$A11])) * TAN(RADIANS([.AA$3]))" office:value-type="float" office:value="0.462831871582621" calcext:value-type="float">
            <text:p>0,46</text:p>
          </table:table-cell>
          <table:table-cell table:style-name="ce4" table:formula="of:=COS(RADIANS([.$A11])) * TAN(RADIANS([.AB$3]))" office:value-type="float" office:value="0.484097103811106" calcext:value-type="float">
            <text:p>0,48</text:p>
          </table:table-cell>
          <table:table-cell table:style-name="ce4" table:formula="of:=COS(RADIANS([.$A11])) * TAN(RADIANS([.AC$3]))" office:value-type="float" office:value="0.50572752405901" calcext:value-type="float">
            <text:p>0,51</text:p>
          </table:table-cell>
          <table:table-cell table:style-name="ce4" table:formula="of:=COS(RADIANS([.$A11])) * TAN(RADIANS([.AD$3]))" office:value-type="float" office:value="0.527746150186995" calcext:value-type="float">
            <text:p>0,53</text:p>
          </table:table-cell>
          <table:table-cell table:style-name="ce4" table:formula="of:=COS(RADIANS([.$A11])) * TAN(RADIANS([.AE$3]))" office:value-type="float" office:value="0.550177315839397" calcext:value-type="float">
            <text:p>0,55</text:p>
          </table:table-cell>
          <table:table-cell table:style-name="ce4" table:formula="of:=COS(RADIANS([.$A11])) * TAN(RADIANS([.AF$3]))" office:value-type="float" office:value="0.573046787833244" calcext:value-type="float">
            <text:p>0,57</text:p>
          </table:table-cell>
          <table:table-cell table:style-name="ce4" table:formula="of:=COS(RADIANS([.$A11])) * TAN(RADIANS([.AG$3]))" office:value-type="float" office:value="0.596381895088627" calcext:value-type="float">
            <text:p>0,60</text:p>
          </table:table-cell>
          <table:table-cell table:style-name="ce4" table:formula="of:=COS(RADIANS([.$A11])) * TAN(RADIANS([.AH$3]))" office:value-type="float" office:value="0.62021167051621" calcext:value-type="float">
            <text:p>0,62</text:p>
          </table:table-cell>
          <table:table-cell table:style-name="ce4" table:formula="of:=COS(RADIANS([.$A11])) * TAN(RADIANS([.AI$3]))" office:value-type="float" office:value="0.644567007474842" calcext:value-type="float">
            <text:p>0,64</text:p>
          </table:table-cell>
          <table:table-cell table:style-name="ce4" table:formula="of:=COS(RADIANS([.$A11])) * TAN(RADIANS([.AJ$3]))" office:value-type="float" office:value="0.669480832641246" calcext:value-type="float">
            <text:p>0,67</text:p>
          </table:table-cell>
          <table:table-cell table:style-name="ce4" table:formula="of:=COS(RADIANS([.$A11])) * TAN(RADIANS([.AK$3]))" office:value-type="float" office:value="0.694988297400291" calcext:value-type="float">
            <text:p>0,69</text:p>
          </table:table-cell>
          <table:table-cell table:style-name="ce4" table:formula="of:=COS(RADIANS([.$A11])) * TAN(RADIANS([.AL$3]))" office:value-type="float" office:value="0.721126990175478" calcext:value-type="float">
            <text:p>0,72</text:p>
          </table:table-cell>
          <table:table-cell table:style-name="ce4" table:formula="of:=COS(RADIANS([.$A11])) * TAN(RADIANS([.AM$3]))" office:value-type="float" office:value="0.74793717248326" calcext:value-type="float">
            <text:p>0,75</text:p>
          </table:table-cell>
          <table:table-cell table:style-name="ce4" table:formula="of:=COS(RADIANS([.$A11])) * TAN(RADIANS([.AN$3]))" office:value-type="float" office:value="0.775462041921922" calcext:value-type="float">
            <text:p>0,78</text:p>
          </table:table-cell>
          <table:table-cell table:style-name="ce4" table:formula="of:=COS(RADIANS([.$A11])) * TAN(RADIANS([.AO$3]))" office:value-type="float" office:value="0.803748025808293" calcext:value-type="float">
            <text:p>0,80</text:p>
          </table:table-cell>
          <table:table-cell table:style-name="ce4" table:formula="of:=COS(RADIANS([.$A11])) * TAN(RADIANS([.AP$3]))" office:value-type="float" office:value="0.832845109768662" calcext:value-type="float">
            <text:p>0,83</text:p>
          </table:table-cell>
          <table:table-cell table:style-name="ce4" table:formula="of:=COS(RADIANS([.$A11])) * TAN(RADIANS([.AQ$3]))" office:value-type="float" office:value="0.862807206292335" calcext:value-type="float">
            <text:p>0,86</text:p>
          </table:table-cell>
          <table:table-cell table:style-name="ce4" table:formula="of:=COS(RADIANS([.$A11])) * TAN(RADIANS([.AR$3]))" office:value-type="float" office:value="0.893692569090103" calcext:value-type="float">
            <text:p>0,89</text:p>
          </table:table-cell>
          <table:table-cell table:style-name="ce4" table:formula="of:=COS(RADIANS([.$A11])) * TAN(RADIANS([.AS$3]))" office:value-type="float" office:value="0.925564260093412" calcext:value-type="float">
            <text:p>0,93</text:p>
          </table:table-cell>
          <table:table-cell table:style-name="ce4" table:formula="of:=COS(RADIANS([.$A11])) * TAN(RADIANS([.AT$3]))" office:value-type="float" office:value="0.958490677117984" calcext:value-type="float">
            <text:p>0,96</text:p>
          </table:table-cell>
          <table:table-cell table:style-name="ce4" table:formula="of:=COS(RADIANS([.$A11])) * TAN(RADIANS([.AU$3]))" office:value-type="float" office:value="0.992546151641322" calcext:value-type="float">
            <text:p>0,99</text:p>
          </table:table-cell>
          <table:table-cell table:style-name="ce4" table:formula="of:=COS(RADIANS([.$A11])) * TAN(RADIANS([.AV$3]))" office:value-type="float" office:value="1.02781162786076" calcext:value-type="float">
            <text:p>1,03</text:p>
          </table:table-cell>
          <table:table-cell table:style-name="ce4" table:formula="of:=COS(RADIANS([.$A11])) * TAN(RADIANS([.AW$3]))" office:value-type="float" office:value="1.06437543627557" calcext:value-type="float">
            <text:p>1,06</text:p>
          </table:table-cell>
          <table:table-cell table:style-name="ce4" table:formula="of:=COS(RADIANS([.$A11])) * TAN(RADIANS([.AX$3]))" office:value-type="float" office:value="1.10233417755841" calcext:value-type="float">
            <text:p>1,10</text:p>
          </table:table-cell>
          <table:table-cell table:style-name="ce4" table:formula="of:=COS(RADIANS([.$A11])) * TAN(RADIANS([.AY$3]))" office:value-type="float" office:value="1.14179373555697" calcext:value-type="float">
            <text:p>1,14</text:p>
          </table:table-cell>
          <table:table-cell table:style-name="ce4" table:formula="of:=COS(RADIANS([.$A11])) * TAN(RADIANS([.AZ$3]))" office:value-type="float" office:value="1.1828704420341" calcext:value-type="float">
            <text:p>1,18</text:p>
          </table:table-cell>
          <table:table-cell table:style-name="ce4" table:formula="of:=COS(RADIANS([.$A11])) * TAN(RADIANS([.BA$3]))" office:value-type="float" office:value="1.22569242039168" calcext:value-type="float">
            <text:p>1,23</text:p>
          </table:table-cell>
          <table:table-cell table:style-name="ce4" table:formula="of:=COS(RADIANS([.$A11])) * TAN(RADIANS([.BB$3]))" office:value-type="float" office:value="1.27040114135875" calcext:value-type="float">
            <text:p>1,27</text:p>
          </table:table-cell>
          <table:table-cell table:style-name="ce4" table:formula="of:=COS(RADIANS([.$A11])) * TAN(RADIANS([.BC$3]))" office:value-type="float" office:value="1.31715323075488" calcext:value-type="float">
            <text:p>1,32</text:p>
          </table:table-cell>
          <table:table-cell table:style-name="ce4" table:formula="of:=COS(RADIANS([.$A11])) * TAN(RADIANS([.BD$3]))" office:value-type="float" office:value="1.36612257835236" calcext:value-type="float">
            <text:p>1,37</text:p>
          </table:table-cell>
          <table:table-cell table:style-name="ce4" table:formula="of:=COS(RADIANS([.$A11])) * TAN(RADIANS([.BE$3]))" office:value-type="float" office:value="1.41750280806611" calcext:value-type="float">
            <text:p>1,42</text:p>
          </table:table-cell>
          <table:table-cell table:style-name="ce4" table:formula="of:=COS(RADIANS([.$A11])) * TAN(RADIANS([.BF$3]))" office:value-type="float" office:value="1.47151018387095" calcext:value-type="float">
            <text:p>1,47</text:p>
          </table:table-cell>
          <table:table-cell table:style-name="ce4" table:formula="of:=COS(RADIANS([.$A11])) * TAN(RADIANS([.BG$3]))" office:value-type="float" office:value="1.52838704388147" calcext:value-type="float">
            <text:p>1,53</text:p>
          </table:table-cell>
          <table:table-cell table:style-name="ce4" table:formula="of:=COS(RADIANS([.$A11])) * TAN(RADIANS([.BH$3]))" office:value-type="float" office:value="1.58840587813842" calcext:value-type="float">
            <text:p>1,59</text:p>
          </table:table-cell>
          <table:table-cell table:style-name="ce4" table:formula="of:=COS(RADIANS([.$A11])) * TAN(RADIANS([.BI$3]))" office:value-type="float" office:value="1.65187419546262" calcext:value-type="float">
            <text:p>1,65</text:p>
          </table:table-cell>
          <table:table-cell table:style-name="ce4" table:formula="of:=COS(RADIANS([.$A11])) * TAN(RADIANS([.BJ$3]))" office:value-type="float" office:value="1.71914036349973" calcext:value-type="float">
            <text:p>1,72</text:p>
          </table:table-cell>
          <table:table-cell table:style-name="ce4" table:formula="of:=COS(RADIANS([.$A11])) * TAN(RADIANS([.BK$3]))" office:value-type="float" office:value="1.79060065687182" calcext:value-type="float">
            <text:p>1,79</text:p>
          </table:table-cell>
          <table:table-cell table:style-name="ce4" table:formula="of:=COS(RADIANS([.$A11])) * TAN(RADIANS([.BL$3]))" office:value-type="float" office:value="1.86670781546949" calcext:value-type="float">
            <text:p>1,87</text:p>
          </table:table-cell>
          <table:table-cell table:style-name="ce4" table:formula="of:=COS(RADIANS([.$A11])) * TAN(RADIANS([.BM$3]))" office:value-type="float" office:value="1.94798150440997" calcext:value-type="float">
            <text:p>1,95</text:p>
          </table:table-cell>
          <table:table-cell table:style-name="ce4" table:formula="of:=COS(RADIANS([.$A11])) * TAN(RADIANS([.BN$3]))" office:value-type="float" office:value="2.03502118765495" calcext:value-type="float">
            <text:p>2,04</text:p>
          </table:table-cell>
          <table:table-cell table:style-name="ce4" table:formula="of:=COS(RADIANS([.$A11])) * TAN(RADIANS([.BO$3]))" office:value-type="float" office:value="2.12852209111994" calcext:value-type="float">
            <text:p>2,13</text:p>
          </table:table-cell>
          <table:table-cell table:style-name="ce4" table:formula="of:=COS(RADIANS([.$A11])) * TAN(RADIANS([.BP$3]))" office:value-type="float" office:value="2.22929515638352" calcext:value-type="float">
            <text:p>2,23</text:p>
          </table:table-cell>
          <table:table-cell table:style-name="ce4" table:formula="of:=COS(RADIANS([.$A11])) * TAN(RADIANS([.BQ$3]))" office:value-type="float" office:value="2.33829219953347" calcext:value-type="float">
            <text:p>2,34</text:p>
          </table:table-cell>
          <table:table-cell table:style-name="ce4" table:formula="of:=COS(RADIANS([.$A11])) * TAN(RADIANS([.BR$3]))" office:value-type="float" office:value="2.45663793133637" calcext:value-type="float">
            <text:p>2,46</text:p>
          </table:table-cell>
          <table:table-cell table:style-name="ce4" table:formula="of:=COS(RADIANS([.$A11])) * TAN(RADIANS([.BS$3]))" office:value-type="float" office:value="2.58567112584472" calcext:value-type="float">
            <text:p>2,59</text:p>
          </table:table-cell>
          <table:table-cell table:style-name="ce4" table:formula="of:=COS(RADIANS([.$A11])) * TAN(RADIANS([.BT$3]))" office:value-type="float" office:value="2.72699813940111" calcext:value-type="float">
            <text:p>2,73</text:p>
          </table:table-cell>
          <table:table-cell table:style-name="ce4" table:formula="of:=COS(RADIANS([.$A11])) * TAN(RADIANS([.BU$3]))" office:value-type="float" office:value="2.882563330192" calcext:value-type="float">
            <text:p>2,88</text:p>
          </table:table-cell>
          <table:table-cell table:style-name="ce4" table:formula="of:=COS(RADIANS([.$A11])) * TAN(RADIANS([.BV$3]))" office:value-type="float" office:value="3.05474295079315" calcext:value-type="float">
            <text:p>3,05</text:p>
          </table:table-cell>
          <table:table-cell table:style-name="ce4" table:formula="of:=COS(RADIANS([.$A11])) * TAN(RADIANS([.BW$3]))" office:value-type="float" office:value="3.24647217906237" calcext:value-type="float">
            <text:p>3,25</text:p>
          </table:table-cell>
          <table:table-cell table:style-name="ce4" table:formula="of:=COS(RADIANS([.$A11])) * TAN(RADIANS([.BX$3]))" office:value-type="float" office:value="3.46141978541266" calcext:value-type="float">
            <text:p>3,46</text:p>
          </table:table-cell>
          <table:table-cell table:style-name="ce4" table:formula="of:=COS(RADIANS([.$A11])) * TAN(RADIANS([.BY$3]))" office:value-type="float" office:value="3.70423266678238" calcext:value-type="float">
            <text:p>3,70</text:p>
          </table:table-cell>
          <table:table-cell table:style-name="ce4" table:formula="of:=COS(RADIANS([.$A11])) * TAN(RADIANS([.BZ$3]))" office:value-type="float" office:value="3.98088518065739" calcext:value-type="float">
            <text:p>3,98</text:p>
          </table:table-cell>
          <table:table-cell table:style-name="ce4" table:formula="of:=COS(RADIANS([.$A11])) * TAN(RADIANS([.CA$3]))" office:value-type="float" office:value="4.29918970994797" calcext:value-type="float">
            <text:p>4,30</text:p>
          </table:table-cell>
          <table:table-cell table:style-name="ce4" table:formula="of:=COS(RADIANS([.$A11])) * TAN(RADIANS([.CB$3]))" office:value-type="float" office:value="4.66956251005873" calcext:value-type="float">
            <text:p>4,67</text:p>
          </table:table-cell>
          <table:table-cell table:style-name="ce4" table:formula="of:=COS(RADIANS([.$A11])) * TAN(RADIANS([.CC$3]))" office:value-type="float" office:value="5.10620729046224" calcext:value-type="float">
            <text:p>5,11</text:p>
          </table:table-cell>
          <table:table-cell table:style-name="ce4" table:formula="of:=COS(RADIANS([.$A11])) * TAN(RADIANS([.CD$3]))" office:value-type="float" office:value="5.62900894493495" calcext:value-type="float">
            <text:p>5,63</text:p>
          </table:table-cell>
          <table:table-cell table:style-name="ce4" table:formula="of:=COS(RADIANS([.$A11])) * TAN(RADIANS([.CE$3]))" office:value-type="float" office:value="6.26668976831028" calcext:value-type="float">
            <text:p>6,27</text:p>
          </table:table-cell>
          <table:table-cell table:style-name="ce4" table:formula="of:=COS(RADIANS([.$A11])) * TAN(RADIANS([.CF$3]))" office:value-type="float" office:value="7.06233283545763" calcext:value-type="float">
            <text:p>7,06</text:p>
          </table:table-cell>
          <table:table-cell table:style-name="ce4" table:formula="of:=COS(RADIANS([.$A11])) * TAN(RADIANS([.CG$3]))" office:value-type="float" office:value="8.08363970471993" calcext:value-type="float">
            <text:p>8,08</text:p>
          </table:table-cell>
          <table:table-cell table:style-name="ce4" table:formula="of:=COS(RADIANS([.$A11])) * TAN(RADIANS([.CH$3]))" office:value-type="float" office:value="9.44344582435162" calcext:value-type="float">
            <text:p>9,44</text:p>
          </table:table-cell>
          <table:table-cell table:style-name="ce4" table:formula="of:=COS(RADIANS([.$A11])) * TAN(RADIANS([.CI$3]))" office:value-type="float" office:value="11.3448544261648" calcext:value-type="float">
            <text:p>11,34</text:p>
          </table:table-cell>
          <table:table-cell table:style-name="ce4" table:formula="of:=COS(RADIANS([.$A11])) * TAN(RADIANS([.CJ$3]))" office:value-type="float" office:value="14.1940712590063" calcext:value-type="float">
            <text:p>14,19</text:p>
          </table:table-cell>
          <table:table-cell table:style-name="ce4" table:formula="of:=COS(RADIANS([.$A11])) * TAN(RADIANS([.CK$3]))" office:value-type="float" office:value="18.9389087883466" calcext:value-type="float">
            <text:p>18,94</text:p>
          </table:table-cell>
          <table:table-cell table:style-name="ce4" table:formula="of:=COS(RADIANS([.$A11])) * TAN(RADIANS([.CL$3]))" office:value-type="float" office:value="28.422802993384" calcext:value-type="float">
            <text:p>28,42</text:p>
          </table:table-cell>
          <table:table-cell table:style-name="ce4" table:formula="of:=COS(RADIANS([.$A11])) * TAN(RADIANS([.CM$3]))" office:value-type="float" office:value="56.862930944289" calcext:value-type="float">
            <text:p>56,86</text:p>
          </table:table-cell>
          <table:table-cell table:number-columns-repeated="933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style-name="ce4" table:formula="of:=COS(RADIANS([.$A12])) * TAN(RADIANS([.B$3]))" office:value-type="float" office:value="0" calcext:value-type="float">
            <text:p>0,00</text:p>
          </table:table-cell>
          <table:table-cell table:style-name="ce4" table:formula="of:=COS(RADIANS([.$A12])) * TAN(RADIANS([.C$3]))" office:value-type="float" office:value="0.0172851934362247" calcext:value-type="float">
            <text:p>0,02</text:p>
          </table:table-cell>
          <table:table-cell table:style-name="ce4" table:formula="of:=COS(RADIANS([.$A12])) * TAN(RADIANS([.D$3]))" office:value-type="float" office:value="0.0345809229635626" calcext:value-type="float">
            <text:p>0,03</text:p>
          </table:table-cell>
          <table:table-cell table:style-name="ce4" table:formula="of:=COS(RADIANS([.$A12])) * TAN(RADIANS([.E$3]))" office:value-type="float" office:value="0.0518977503776517" calcext:value-type="float">
            <text:p>0,05</text:p>
          </table:table-cell>
          <table:table-cell table:style-name="ce4" table:formula="of:=COS(RADIANS([.$A12])) * TAN(RADIANS([.F$3]))" office:value-type="float" office:value="0.069246289016555" calcext:value-type="float">
            <text:p>0,07</text:p>
          </table:table-cell>
          <table:table-cell table:style-name="ce4" table:formula="of:=COS(RADIANS([.$A12])) * TAN(RADIANS([.G$3]))" office:value-type="float" office:value="0.0866372298665978" calcext:value-type="float">
            <text:p>0,09</text:p>
          </table:table-cell>
          <table:table-cell table:style-name="ce4" table:formula="of:=COS(RADIANS([.$A12])) * TAN(RADIANS([.H$3]))" office:value-type="float" office:value="0.104081368073101" calcext:value-type="float">
            <text:p>0,10</text:p>
          </table:table-cell>
          <table:table-cell table:style-name="ce4" table:formula="of:=COS(RADIANS([.$A12])) * TAN(RADIANS([.I$3]))" office:value-type="float" office:value="0.121589629996601" calcext:value-type="float">
            <text:p>0,12</text:p>
          </table:table-cell>
          <table:table-cell table:style-name="ce4" table:formula="of:=COS(RADIANS([.$A12])) * TAN(RADIANS([.J$3]))" office:value-type="float" office:value="0.139173100960065" calcext:value-type="float">
            <text:p>0,14</text:p>
          </table:table-cell>
          <table:table-cell table:style-name="ce4" table:formula="of:=COS(RADIANS([.$A12])) * TAN(RADIANS([.K$3]))" office:value-type="float" office:value="0.156843053838893" calcext:value-type="float">
            <text:p>0,16</text:p>
          </table:table-cell>
          <table:table-cell table:style-name="ce4" table:formula="of:=COS(RADIANS([.$A12])) * TAN(RADIANS([.L$3]))" office:value-type="float" office:value="0.174610978653204" calcext:value-type="float">
            <text:p>0,17</text:p>
          </table:table-cell>
          <table:table-cell table:style-name="ce4" table:formula="of:=COS(RADIANS([.$A12])) * TAN(RADIANS([.M$3]))" office:value-type="float" office:value="0.192488613331198" calcext:value-type="float">
            <text:p>0,19</text:p>
          </table:table-cell>
          <table:table-cell table:style-name="ce4" table:formula="of:=COS(RADIANS([.$A12])) * TAN(RADIANS([.N$3]))" office:value-type="float" office:value="0.210487975823321" calcext:value-type="float">
            <text:p>0,21</text:p>
          </table:table-cell>
          <table:table-cell table:style-name="ce4" table:formula="of:=COS(RADIANS([.$A12])) * TAN(RADIANS([.O$3]))" office:value-type="float" office:value="0.228621397759771" calcext:value-type="float">
            <text:p>0,23</text:p>
          </table:table-cell>
          <table:table-cell table:style-name="ce4" table:formula="of:=COS(RADIANS([.$A12])) * TAN(RADIANS([.P$3]))" office:value-type="float" office:value="0.246901559858709" calcext:value-type="float">
            <text:p>0,25</text:p>
          </table:table-cell>
          <table:table-cell table:style-name="ce4" table:formula="of:=COS(RADIANS([.$A12])) * TAN(RADIANS([.Q$3]))" office:value-type="float" office:value="0.265341529309631" calcext:value-type="float">
            <text:p>0,27</text:p>
          </table:table-cell>
          <table:table-cell table:style-name="ce4" table:formula="of:=COS(RADIANS([.$A12])) * TAN(RADIANS([.R$3]))" office:value-type="float" office:value="0.283954799375931" calcext:value-type="float">
            <text:p>0,28</text:p>
          </table:table-cell>
          <table:table-cell table:style-name="ce4" table:formula="of:=COS(RADIANS([.$A12])) * TAN(RADIANS([.S$3]))" office:value-type="float" office:value="0.302755331483112" calcext:value-type="float">
            <text:p>0,30</text:p>
          </table:table-cell>
          <table:table-cell table:style-name="ce4" table:formula="of:=COS(RADIANS([.$A12])) * TAN(RADIANS([.T$3]))" office:value-type="float" office:value="0.321757600084658" calcext:value-type="float">
            <text:p>0,32</text:p>
          </table:table-cell>
          <table:table-cell table:style-name="ce4" table:formula="of:=COS(RADIANS([.$A12])) * TAN(RADIANS([.U$3]))" office:value-type="float" office:value="0.340976640626751" calcext:value-type="float">
            <text:p>0,34</text:p>
          </table:table-cell>
          <table:table-cell table:style-name="ce4" table:formula="of:=COS(RADIANS([.$A12])) * TAN(RADIANS([.V$3]))" office:value-type="float" office:value="0.360428100966209" calcext:value-type="float">
            <text:p>0,36</text:p>
          </table:table-cell>
          <table:table-cell table:style-name="ce4" table:formula="of:=COS(RADIANS([.$A12])) * TAN(RADIANS([.W$3]))" office:value-type="float" office:value="0.380128296633868" calcext:value-type="float">
            <text:p>0,38</text:p>
          </table:table-cell>
          <table:table-cell table:style-name="ce4" table:formula="of:=COS(RADIANS([.$A12])) * TAN(RADIANS([.X$3]))" office:value-type="float" office:value="0.400094270378726" calcext:value-type="float">
            <text:p>0,40</text:p>
          </table:table-cell>
          <table:table-cell table:style-name="ce4" table:formula="of:=COS(RADIANS([.$A12])) * TAN(RADIANS([.Y$3]))" office:value-type="float" office:value="0.420343856477318" calcext:value-type="float">
            <text:p>0,42</text:p>
          </table:table-cell>
          <table:table-cell table:style-name="ce4" table:formula="of:=COS(RADIANS([.$A12])) * TAN(RADIANS([.Z$3]))" office:value-type="float" office:value="0.440895750348832" calcext:value-type="float">
            <text:p>0,44</text:p>
          </table:table-cell>
          <table:table-cell table:style-name="ce4" table:formula="of:=COS(RADIANS([.$A12])) * TAN(RADIANS([.AA$3]))" office:value-type="float" office:value="0.461769584080555" calcext:value-type="float">
            <text:p>0,46</text:p>
          </table:table-cell>
          <table:table-cell table:style-name="ce4" table:formula="of:=COS(RADIANS([.$A12])) * TAN(RADIANS([.AB$3]))" office:value-type="float" office:value="0.482986008541442" calcext:value-type="float">
            <text:p>0,48</text:p>
          </table:table-cell>
          <table:table-cell table:style-name="ce4" table:formula="of:=COS(RADIANS([.$A12])) * TAN(RADIANS([.AC$3]))" office:value-type="float" office:value="0.504566782845529" calcext:value-type="float">
            <text:p>0,50</text:p>
          </table:table-cell>
          <table:table-cell table:style-name="ce4" table:formula="of:=COS(RADIANS([.$A12])) * TAN(RADIANS([.AD$3]))" office:value-type="float" office:value="0.526534872023091" calcext:value-type="float">
            <text:p>0,53</text:p>
          </table:table-cell>
          <table:table-cell table:style-name="ce4" table:formula="of:=COS(RADIANS([.$A12])) * TAN(RADIANS([.AE$3]))" office:value-type="float" office:value="0.548914553868105" calcext:value-type="float">
            <text:p>0,55</text:p>
          </table:table-cell>
          <table:table-cell table:style-name="ce4" table:formula="of:=COS(RADIANS([.$A12])) * TAN(RADIANS([.AF$3]))" office:value-type="float" office:value="0.571731536057836" calcext:value-type="float">
            <text:p>0,57</text:p>
          </table:table-cell>
          <table:table-cell table:style-name="ce4" table:formula="of:=COS(RADIANS([.$A12])) * TAN(RADIANS([.AG$3]))" office:value-type="float" office:value="0.595013084787287" calcext:value-type="float">
            <text:p>0,60</text:p>
          </table:table-cell>
          <table:table-cell table:style-name="ce4" table:formula="of:=COS(RADIANS([.$A12])) * TAN(RADIANS([.AH$3]))" office:value-type="float" office:value="0.618788166331046" calcext:value-type="float">
            <text:p>0,62</text:p>
          </table:table-cell>
          <table:table-cell table:style-name="ce4" table:formula="of:=COS(RADIANS([.$A12])) * TAN(RADIANS([.AI$3]))" office:value-type="float" office:value="0.64308760314181" calcext:value-type="float">
            <text:p>0,64</text:p>
          </table:table-cell>
          <table:table-cell table:style-name="ce4" table:formula="of:=COS(RADIANS([.$A12])) * TAN(RADIANS([.AJ$3]))" office:value-type="float" office:value="0.667944246323291" calcext:value-type="float">
            <text:p>0,67</text:p>
          </table:table-cell>
          <table:table-cell table:style-name="ce4" table:formula="of:=COS(RADIANS([.$A12])) * TAN(RADIANS([.AK$3]))" office:value-type="float" office:value="0.693393166581219" calcext:value-type="float">
            <text:p>0,69</text:p>
          </table:table-cell>
          <table:table-cell table:style-name="ce4" table:formula="of:=COS(RADIANS([.$A12])) * TAN(RADIANS([.AL$3]))" office:value-type="float" office:value="0.719471866066487" calcext:value-type="float">
            <text:p>0,72</text:p>
          </table:table-cell>
          <table:table-cell table:style-name="ce4" table:formula="of:=COS(RADIANS([.$A12])) * TAN(RADIANS([.AM$3]))" office:value-type="float" office:value="0.746220513887683" calcext:value-type="float">
            <text:p>0,75</text:p>
          </table:table-cell>
          <table:table-cell table:style-name="ce4" table:formula="of:=COS(RADIANS([.$A12])) * TAN(RADIANS([.AN$3]))" office:value-type="float" office:value="0.773682208496355" calcext:value-type="float">
            <text:p>0,77</text:p>
          </table:table-cell>
          <table:table-cell table:style-name="ce4" table:formula="of:=COS(RADIANS([.$A12])) * TAN(RADIANS([.AO$3]))" office:value-type="float" office:value="0.80190327064978" calcext:value-type="float">
            <text:p>0,80</text:p>
          </table:table-cell>
          <table:table-cell table:style-name="ce4" table:formula="of:=COS(RADIANS([.$A12])) * TAN(RADIANS([.AP$3]))" office:value-type="float" office:value="0.830933571247689" calcext:value-type="float">
            <text:p>0,83</text:p>
          </table:table-cell>
          <table:table-cell table:style-name="ce4" table:formula="of:=COS(RADIANS([.$A12])) * TAN(RADIANS([.AQ$3]))" office:value-type="float" office:value="0.860826899039935" calcext:value-type="float">
            <text:p>0,86</text:p>
          </table:table-cell>
          <table:table-cell table:style-name="ce4" table:formula="of:=COS(RADIANS([.$A12])) * TAN(RADIANS([.AR$3]))" office:value-type="float" office:value="0.891641374033921" calcext:value-type="float">
            <text:p>0,89</text:p>
          </table:table-cell>
          <table:table-cell table:style-name="ce4" table:formula="of:=COS(RADIANS([.$A12])) * TAN(RADIANS([.AS$3]))" office:value-type="float" office:value="0.923439913421921" calcext:value-type="float">
            <text:p>0,92</text:p>
          </table:table-cell>
          <table:table-cell table:style-name="ce4" table:formula="of:=COS(RADIANS([.$A12])) * TAN(RADIANS([.AT$3]))" office:value-type="float" office:value="0.956290758033614" calcext:value-type="float">
            <text:p>0,96</text:p>
          </table:table-cell>
          <table:table-cell table:style-name="ce4" table:formula="of:=COS(RADIANS([.$A12])) * TAN(RADIANS([.AU$3]))" office:value-type="float" office:value="0.99026806874157" calcext:value-type="float">
            <text:p>0,99</text:p>
          </table:table-cell>
          <table:table-cell table:style-name="ce4" table:formula="of:=COS(RADIANS([.$A12])) * TAN(RADIANS([.AV$3]))" office:value-type="float" office:value="1.02545260396074" calcext:value-type="float">
            <text:p>1,03</text:p>
          </table:table-cell>
          <table:table-cell table:style-name="ce4" table:formula="of:=COS(RADIANS([.$A12])) * TAN(RADIANS([.AW$3]))" office:value-type="float" office:value="1.06193249145503" calcext:value-type="float">
            <text:p>1,06</text:p>
          </table:table-cell>
          <table:table-cell table:style-name="ce4" table:formula="of:=COS(RADIANS([.$A12])) * TAN(RADIANS([.AX$3]))" office:value-type="float" office:value="1.09980411018012" calcext:value-type="float">
            <text:p>1,10</text:p>
          </table:table-cell>
          <table:table-cell table:style-name="ce4" table:formula="of:=COS(RADIANS([.$A12])) * TAN(RADIANS([.AY$3]))" office:value-type="float" office:value="1.13917310096007" calcext:value-type="float">
            <text:p>1,14</text:p>
          </table:table-cell>
          <table:table-cell table:style-name="ce4" table:formula="of:=COS(RADIANS([.$A12])) * TAN(RADIANS([.AZ$3]))" office:value-type="float" office:value="1.1801555285541" calcext:value-type="float">
            <text:p>1,18</text:p>
          </table:table-cell>
          <table:table-cell table:style-name="ce4" table:formula="of:=COS(RADIANS([.$A12])) * TAN(RADIANS([.BA$3]))" office:value-type="float" office:value="1.22287922229642" calcext:value-type="float">
            <text:p>1,22</text:p>
          </table:table-cell>
          <table:table-cell table:style-name="ce4" table:formula="of:=COS(RADIANS([.$A12])) * TAN(RADIANS([.BB$3]))" office:value-type="float" office:value="1.26748532821377" calcext:value-type="float">
            <text:p>1,27</text:p>
          </table:table-cell>
          <table:table-cell table:style-name="ce4" table:formula="of:=COS(RADIANS([.$A12])) * TAN(RADIANS([.BC$3]))" office:value-type="float" office:value="1.31413011263955" calcext:value-type="float">
            <text:p>1,31</text:p>
          </table:table-cell>
          <table:table-cell table:style-name="ce4" table:formula="of:=COS(RADIANS([.$A12])) * TAN(RADIANS([.BD$3]))" office:value-type="float" office:value="1.3629870662358" calcext:value-type="float">
            <text:p>1,36</text:p>
          </table:table-cell>
          <table:table-cell table:style-name="ce4" table:formula="of:=COS(RADIANS([.$A12])) * TAN(RADIANS([.BE$3]))" office:value-type="float" office:value="1.41424936851364" calcext:value-type="float">
            <text:p>1,41</text:p>
          </table:table-cell>
          <table:table-cell table:style-name="ce4" table:formula="of:=COS(RADIANS([.$A12])) * TAN(RADIANS([.BF$3]))" office:value-type="float" office:value="1.46813278708074" calcext:value-type="float">
            <text:p>1,47</text:p>
          </table:table-cell>
          <table:table-cell table:style-name="ce4" table:formula="of:=COS(RADIANS([.$A12])) * TAN(RADIANS([.BG$3]))" office:value-type="float" office:value="1.52487910383947" calcext:value-type="float">
            <text:p>1,52</text:p>
          </table:table-cell>
          <table:table-cell table:style-name="ce4" table:formula="of:=COS(RADIANS([.$A12])) * TAN(RADIANS([.BH$3]))" office:value-type="float" office:value="1.58476018341393" calcext:value-type="float">
            <text:p>1,58</text:p>
          </table:table-cell>
          <table:table-cell table:style-name="ce4" table:formula="of:=COS(RADIANS([.$A12])) * TAN(RADIANS([.BI$3]))" office:value-type="float" office:value="1.64808282883347" calcext:value-type="float">
            <text:p>1,65</text:p>
          </table:table-cell>
          <table:table-cell table:style-name="ce4" table:formula="of:=COS(RADIANS([.$A12])) * TAN(RADIANS([.BJ$3]))" office:value-type="float" office:value="1.71519460817351" calcext:value-type="float">
            <text:p>1,72</text:p>
          </table:table-cell>
          <table:table-cell table:style-name="ce4" table:formula="of:=COS(RADIANS([.$A12])) * TAN(RADIANS([.BK$3]))" office:value-type="float" office:value="1.7864908865302" calcext:value-type="float">
            <text:p>1,79</text:p>
          </table:table-cell>
          <table:table-cell table:style-name="ce4" table:formula="of:=COS(RADIANS([.$A12])) * TAN(RADIANS([.BL$3]))" office:value-type="float" office:value="1.86242336466967" calcext:value-type="float">
            <text:p>1,86</text:p>
          </table:table-cell>
          <table:table-cell table:style-name="ce4" table:formula="of:=COS(RADIANS([.$A12])) * TAN(RADIANS([.BM$3]))" office:value-type="float" office:value="1.9435105149785" calcext:value-type="float">
            <text:p>1,94</text:p>
          </table:table-cell>
          <table:table-cell table:style-name="ce4" table:formula="of:=COS(RADIANS([.$A12])) * TAN(RADIANS([.BN$3]))" office:value-type="float" office:value="2.03035042553415" calcext:value-type="float">
            <text:p>2,03</text:p>
          </table:table-cell>
          <table:table-cell table:style-name="ce4" table:formula="of:=COS(RADIANS([.$A12])) * TAN(RADIANS([.BO$3]))" office:value-type="float" office:value="2.12363672657593" calcext:value-type="float">
            <text:p>2,12</text:p>
          </table:table-cell>
          <table:table-cell table:style-name="ce4" table:formula="of:=COS(RADIANS([.$A12])) * TAN(RADIANS([.BP$3]))" office:value-type="float" office:value="2.22417849841667" calcext:value-type="float">
            <text:p>2,22</text:p>
          </table:table-cell>
          <table:table-cell table:style-name="ce4" table:formula="of:=COS(RADIANS([.$A12])) * TAN(RADIANS([.BQ$3]))" office:value-type="float" office:value="2.33292537254455" calcext:value-type="float">
            <text:p>2,33</text:p>
          </table:table-cell>
          <table:table-cell table:style-name="ce4" table:formula="of:=COS(RADIANS([.$A12])) * TAN(RADIANS([.BR$3]))" office:value-type="float" office:value="2.4509994783002" calcext:value-type="float">
            <text:p>2,45</text:p>
          </table:table-cell>
          <table:table-cell table:style-name="ce4" table:formula="of:=COS(RADIANS([.$A12])) * TAN(RADIANS([.BS$3]))" office:value-type="float" office:value="2.57973651699412" calcext:value-type="float">
            <text:p>2,58</text:p>
          </table:table-cell>
          <table:table-cell table:style-name="ce4" table:formula="of:=COS(RADIANS([.$A12])) * TAN(RADIANS([.BT$3]))" office:value-type="float" office:value="2.7207391580744" calcext:value-type="float">
            <text:p>2,72</text:p>
          </table:table-cell>
          <table:table-cell table:style-name="ce4" table:formula="of:=COS(RADIANS([.$A12])) * TAN(RADIANS([.BU$3]))" office:value-type="float" office:value="2.8759472970543" calcext:value-type="float">
            <text:p>2,88</text:p>
          </table:table-cell>
          <table:table-cell table:style-name="ce4" table:formula="of:=COS(RADIANS([.$A12])) * TAN(RADIANS([.BV$3]))" office:value-type="float" office:value="3.04773173255626" calcext:value-type="float">
            <text:p>3,05</text:p>
          </table:table-cell>
          <table:table-cell table:style-name="ce4" table:formula="of:=COS(RADIANS([.$A12])) * TAN(RADIANS([.BW$3]))" office:value-type="float" office:value="3.2390209056446" calcext:value-type="float">
            <text:p>3,24</text:p>
          </table:table-cell>
          <table:table-cell table:style-name="ce4" table:formula="of:=COS(RADIANS([.$A12])) * TAN(RADIANS([.BX$3]))" office:value-type="float" office:value="3.45347516620379" calcext:value-type="float">
            <text:p>3,45</text:p>
          </table:table-cell>
          <table:table-cell table:style-name="ce4" table:formula="of:=COS(RADIANS([.$A12])) * TAN(RADIANS([.BY$3]))" office:value-type="float" office:value="3.69573074565665" calcext:value-type="float">
            <text:p>3,70</text:p>
          </table:table-cell>
          <table:table-cell table:style-name="ce4" table:formula="of:=COS(RADIANS([.$A12])) * TAN(RADIANS([.BZ$3]))" office:value-type="float" office:value="3.97174828919805" calcext:value-type="float">
            <text:p>3,97</text:p>
          </table:table-cell>
          <table:table-cell table:style-name="ce4" table:formula="of:=COS(RADIANS([.$A12])) * TAN(RADIANS([.CA$3]))" office:value-type="float" office:value="4.28932224882807" calcext:value-type="float">
            <text:p>4,29</text:p>
          </table:table-cell>
          <table:table-cell table:style-name="ce4" table:formula="of:=COS(RADIANS([.$A12])) * TAN(RADIANS([.CB$3]))" office:value-type="float" office:value="4.65884497265667" calcext:value-type="float">
            <text:p>4,66</text:p>
          </table:table-cell>
          <table:table-cell table:style-name="ce4" table:formula="of:=COS(RADIANS([.$A12])) * TAN(RADIANS([.CC$3]))" office:value-type="float" office:value="5.09448756993161" calcext:value-type="float">
            <text:p>5,09</text:p>
          </table:table-cell>
          <table:table-cell table:style-name="ce4" table:formula="of:=COS(RADIANS([.$A12])) * TAN(RADIANS([.CD$3]))" office:value-type="float" office:value="5.61608929480201" calcext:value-type="float">
            <text:p>5,62</text:p>
          </table:table-cell>
          <table:table-cell table:style-name="ce4" table:formula="of:=COS(RADIANS([.$A12])) * TAN(RADIANS([.CE$3]))" office:value-type="float" office:value="6.25230651895142" calcext:value-type="float">
            <text:p>6,25</text:p>
          </table:table-cell>
          <table:table-cell table:style-name="ce4" table:formula="of:=COS(RADIANS([.$A12])) * TAN(RADIANS([.CF$3]))" office:value-type="float" office:value="7.04612343336765" calcext:value-type="float">
            <text:p>7,05</text:p>
          </table:table-cell>
          <table:table-cell table:style-name="ce4" table:formula="of:=COS(RADIANS([.$A12])) * TAN(RADIANS([.CG$3]))" office:value-type="float" office:value="8.06508620839271" calcext:value-type="float">
            <text:p>8,07</text:p>
          </table:table-cell>
          <table:table-cell table:style-name="ce4" table:formula="of:=COS(RADIANS([.$A12])) * TAN(RADIANS([.CH$3]))" office:value-type="float" office:value="9.42177131338645" calcext:value-type="float">
            <text:p>9,42</text:p>
          </table:table-cell>
          <table:table-cell table:style-name="ce4" table:formula="of:=COS(RADIANS([.$A12])) * TAN(RADIANS([.CI$3]))" office:value-type="float" office:value="11.3188158194706" calcext:value-type="float">
            <text:p>11,32</text:p>
          </table:table-cell>
          <table:table-cell table:style-name="ce4" table:formula="of:=COS(RADIANS([.$A12])) * TAN(RADIANS([.CJ$3]))" office:value-type="float" office:value="14.1614931557519" calcext:value-type="float">
            <text:p>14,16</text:p>
          </table:table-cell>
          <table:table-cell table:style-name="ce4" table:formula="of:=COS(RADIANS([.$A12])) * TAN(RADIANS([.CK$3]))" office:value-type="float" office:value="18.8954403771505" calcext:value-type="float">
            <text:p>18,90</text:p>
          </table:table-cell>
          <table:table-cell table:style-name="ce4" table:formula="of:=COS(RADIANS([.$A12])) * TAN(RADIANS([.CL$3]))" office:value-type="float" office:value="28.3575672344672" calcext:value-type="float">
            <text:p>28,36</text:p>
          </table:table-cell>
          <table:table-cell table:style-name="ce4" table:formula="of:=COS(RADIANS([.$A12])) * TAN(RADIANS([.CM$3]))" office:value-type="float" office:value="56.7324196623705" calcext:value-type="float">
            <text:p>56,73</text:p>
          </table:table-cell>
          <table:table-cell table:number-columns-repeated="933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style-name="ce4" table:formula="of:=COS(RADIANS([.$A13])) * TAN(RADIANS([.B$3]))" office:value-type="float" office:value="0" calcext:value-type="float">
            <text:p>0,00</text:p>
          </table:table-cell>
          <table:table-cell table:style-name="ce4" table:formula="of:=COS(RADIANS([.$A13])) * TAN(RADIANS([.C$3]))" office:value-type="float" office:value="0.0172401641139316" calcext:value-type="float">
            <text:p>0,02</text:p>
          </table:table-cell>
          <table:table-cell table:style-name="ce4" table:formula="of:=COS(RADIANS([.$A13])) * TAN(RADIANS([.D$3]))" office:value-type="float" office:value="0.0344908368716096" calcext:value-type="float">
            <text:p>0,03</text:p>
          </table:table-cell>
          <table:table-cell table:style-name="ce4" table:formula="of:=COS(RADIANS([.$A13])) * TAN(RADIANS([.E$3]))" office:value-type="float" office:value="0.0517625525543432" calcext:value-type="float">
            <text:p>0,05</text:p>
          </table:table-cell>
          <table:table-cell table:style-name="ce4" table:formula="of:=COS(RADIANS([.$A13])) * TAN(RADIANS([.F$3]))" office:value-type="float" office:value="0.0690658968515941" calcext:value-type="float">
            <text:p>0,07</text:p>
          </table:table-cell>
          <table:table-cell table:style-name="ce4" table:formula="of:=COS(RADIANS([.$A13])) * TAN(RADIANS([.G$3]))" office:value-type="float" office:value="0.0864115328988062" calcext:value-type="float">
            <text:p>0,09</text:p>
          </table:table-cell>
          <table:table-cell table:style-name="ce4" table:formula="of:=COS(RADIANS([.$A13])) * TAN(RADIANS([.H$3]))" office:value-type="float" office:value="0.103810227719077" calcext:value-type="float">
            <text:p>0,10</text:p>
          </table:table-cell>
          <table:table-cell table:style-name="ce4" table:formula="of:=COS(RADIANS([.$A13])) * TAN(RADIANS([.I$3]))" office:value-type="float" office:value="0.121272879208892" calcext:value-type="float">
            <text:p>0,12</text:p>
          </table:table-cell>
          <table:table-cell table:style-name="ce4" table:formula="of:=COS(RADIANS([.$A13])) * TAN(RADIANS([.J$3]))" office:value-type="float" office:value="0.138810543813061" calcext:value-type="float">
            <text:p>0,14</text:p>
          </table:table-cell>
          <table:table-cell table:style-name="ce4" table:formula="of:=COS(RADIANS([.$A13])) * TAN(RADIANS([.K$3]))" office:value-type="float" office:value="0.156434465040231" calcext:value-type="float">
            <text:p>0,16</text:p>
          </table:table-cell>
          <table:table-cell table:style-name="ce4" table:formula="of:=COS(RADIANS([.$A13])) * TAN(RADIANS([.L$3]))" office:value-type="float" office:value="0.174156102978095" calcext:value-type="float">
            <text:p>0,17</text:p>
          </table:table-cell>
          <table:table-cell table:style-name="ce4" table:formula="of:=COS(RADIANS([.$A13])) * TAN(RADIANS([.M$3]))" office:value-type="float" office:value="0.191987164976603" calcext:value-type="float">
            <text:p>0,19</text:p>
          </table:table-cell>
          <table:table-cell table:style-name="ce4" table:formula="of:=COS(RADIANS([.$A13])) * TAN(RADIANS([.N$3]))" office:value-type="float" office:value="0.209939637678472" calcext:value-type="float">
            <text:p>0,21</text:p>
          </table:table-cell>
          <table:table-cell table:style-name="ce4" table:formula="of:=COS(RADIANS([.$A13])) * TAN(RADIANS([.O$3]))" office:value-type="float" office:value="0.228025820589009" calcext:value-type="float">
            <text:p>0,23</text:p>
          </table:table-cell>
          <table:table-cell table:style-name="ce4" table:formula="of:=COS(RADIANS([.$A13])) * TAN(RADIANS([.P$3]))" office:value-type="float" office:value="0.246258361392081" calcext:value-type="float">
            <text:p>0,25</text:p>
          </table:table-cell>
          <table:table-cell table:style-name="ce4" table:formula="of:=COS(RADIANS([.$A13])) * TAN(RADIANS([.Q$3]))" office:value-type="float" office:value="0.264650293236103" calcext:value-type="float">
            <text:p>0,26</text:p>
          </table:table-cell>
          <table:table-cell table:style-name="ce4" table:formula="of:=COS(RADIANS([.$A13])) * TAN(RADIANS([.R$3]))" office:value-type="float" office:value="0.28321507423343" calcext:value-type="float">
            <text:p>0,28</text:p>
          </table:table-cell>
          <table:table-cell table:style-name="ce4" table:formula="of:=COS(RADIANS([.$A13])) * TAN(RADIANS([.S$3]))" office:value-type="float" office:value="0.301966629438925" calcext:value-type="float">
            <text:p>0,30</text:p>
          </table:table-cell>
          <table:table-cell table:style-name="ce4" table:formula="of:=COS(RADIANS([.$A13])) * TAN(RADIANS([.T$3]))" office:value-type="float" office:value="0.320919395598955" calcext:value-type="float">
            <text:p>0,32</text:p>
          </table:table-cell>
          <table:table-cell table:style-name="ce4" table:formula="of:=COS(RADIANS([.$A13])) * TAN(RADIANS([.U$3]))" office:value-type="float" office:value="0.340088368991154" calcext:value-type="float">
            <text:p>0,34</text:p>
          </table:table-cell>
          <table:table-cell table:style-name="ce4" table:formula="of:=COS(RADIANS([.$A13])) * TAN(RADIANS([.V$3]))" office:value-type="float" office:value="0.359489156708409" calcext:value-type="float">
            <text:p>0,36</text:p>
          </table:table-cell>
          <table:table-cell table:style-name="ce4" table:formula="of:=COS(RADIANS([.$A13])) * TAN(RADIANS([.W$3]))" office:value-type="float" office:value="0.379138031778284" calcext:value-type="float">
            <text:p>0,38</text:p>
          </table:table-cell>
          <table:table-cell table:style-name="ce4" table:formula="of:=COS(RADIANS([.$A13])) * TAN(RADIANS([.X$3]))" office:value-type="float" office:value="0.399051992552042" calcext:value-type="float">
            <text:p>0,40</text:p>
          </table:table-cell>
          <table:table-cell table:style-name="ce4" table:formula="of:=COS(RADIANS([.$A13])) * TAN(RADIANS([.Y$3]))" office:value-type="float" office:value="0.419248826846491" calcext:value-type="float">
            <text:p>0,42</text:p>
          </table:table-cell>
          <table:table-cell table:style-name="ce4" table:formula="of:=COS(RADIANS([.$A13])) * TAN(RADIANS([.Z$3]))" office:value-type="float" office:value="0.439747181377743" calcext:value-type="float">
            <text:p>0,44</text:p>
          </table:table-cell>
          <table:table-cell table:style-name="ce4" table:formula="of:=COS(RADIANS([.$A13])) * TAN(RADIANS([.AA$3]))" office:value-type="float" office:value="0.460566637089915" calcext:value-type="float">
            <text:p>0,46</text:p>
          </table:table-cell>
          <table:table-cell table:style-name="ce4" table:formula="of:=COS(RADIANS([.$A13])) * TAN(RADIANS([.AB$3]))" office:value-type="float" office:value="0.481727791054787" calcext:value-type="float">
            <text:p>0,48</text:p>
          </table:table-cell>
          <table:table-cell table:style-name="ce4" table:formula="of:=COS(RADIANS([.$A13])) * TAN(RADIANS([.AC$3]))" office:value-type="float" office:value="0.503252345702144" calcext:value-type="float">
            <text:p>0,50</text:p>
          </table:table-cell>
          <table:table-cell table:style-name="ce4" table:formula="of:=COS(RADIANS([.$A13])) * TAN(RADIANS([.AD$3]))" office:value-type="float" office:value="0.52516320623651" calcext:value-type="float">
            <text:p>0,53</text:p>
          </table:table-cell>
          <table:table-cell table:style-name="ce4" table:formula="of:=COS(RADIANS([.$A13])) * TAN(RADIANS([.AE$3]))" office:value-type="float" office:value="0.54748458720625" calcext:value-type="float">
            <text:p>0,55</text:p>
          </table:table-cell>
          <table:table-cell table:style-name="ce4" table:formula="of:=COS(RADIANS([.$A13])) * TAN(RADIANS([.AF$3]))" office:value-type="float" office:value="0.570242129318057" calcext:value-type="float">
            <text:p>0,57</text:p>
          </table:table-cell>
          <table:table-cell table:style-name="ce4" table:formula="of:=COS(RADIANS([.$A13])) * TAN(RADIANS([.AG$3]))" office:value-type="float" office:value="0.593463027736298" calcext:value-type="float">
            <text:p>0,59</text:p>
          </table:table-cell>
          <table:table-cell table:style-name="ce4" table:formula="of:=COS(RADIANS([.$A13])) * TAN(RADIANS([.AH$3]))" office:value-type="float" office:value="0.617176173276083" calcext:value-type="float">
            <text:p>0,62</text:p>
          </table:table-cell>
          <table:table-cell table:style-name="ce4" table:formula="of:=COS(RADIANS([.$A13])) * TAN(RADIANS([.AI$3]))" office:value-type="float" office:value="0.641412308095131" calcext:value-type="float">
            <text:p>0,64</text:p>
          </table:table-cell>
          <table:table-cell table:style-name="ce4" table:formula="of:=COS(RADIANS([.$A13])) * TAN(RADIANS([.AJ$3]))" office:value-type="float" office:value="0.666204197717384" calcext:value-type="float">
            <text:p>0,67</text:p>
          </table:table-cell>
          <table:table-cell table:style-name="ce4" table:formula="of:=COS(RADIANS([.$A13])) * TAN(RADIANS([.AK$3]))" office:value-type="float" office:value="0.691586821486555" calcext:value-type="float">
            <text:p>0,69</text:p>
          </table:table-cell>
          <table:table-cell table:style-name="ce4" table:formula="of:=COS(RADIANS([.$A13])) * TAN(RADIANS([.AL$3]))" office:value-type="float" office:value="0.717597583857411" calcext:value-type="float">
            <text:p>0,72</text:p>
          </table:table-cell>
          <table:table-cell table:style-name="ce4" table:formula="of:=COS(RADIANS([.$A13])) * TAN(RADIANS([.AM$3]))" office:value-type="float" office:value="0.744276549294774" calcext:value-type="float">
            <text:p>0,74</text:p>
          </table:table-cell>
          <table:table-cell table:style-name="ce4" table:formula="of:=COS(RADIANS([.$A13])) * TAN(RADIANS([.AN$3]))" office:value-type="float" office:value="0.771666703975252" calcext:value-type="float">
            <text:p>0,77</text:p>
          </table:table-cell>
          <table:table-cell table:style-name="ce4" table:formula="of:=COS(RADIANS([.$A13])) * TAN(RADIANS([.AO$3]))" office:value-type="float" office:value="0.799814247986815" calcext:value-type="float">
            <text:p>0,80</text:p>
          </table:table-cell>
          <table:table-cell table:style-name="ce4" table:formula="of:=COS(RADIANS([.$A13])) * TAN(RADIANS([.AP$3]))" office:value-type="float" office:value="0.82876892231148" calcext:value-type="float">
            <text:p>0,83</text:p>
          </table:table-cell>
          <table:table-cell table:style-name="ce4" table:formula="of:=COS(RADIANS([.$A13])) * TAN(RADIANS([.AQ$3]))" office:value-type="float" office:value="0.858584375575069" calcext:value-type="float">
            <text:p>0,86</text:p>
          </table:table-cell>
          <table:table-cell table:style-name="ce4" table:formula="of:=COS(RADIANS([.$A13])) * TAN(RADIANS([.AR$3]))" office:value-type="float" office:value="0.889318576377684" calcext:value-type="float">
            <text:p>0,89</text:p>
          </table:table-cell>
          <table:table-cell table:style-name="ce4" table:formula="of:=COS(RADIANS([.$A13])) * TAN(RADIANS([.AS$3]))" office:value-type="float" office:value="0.921034278007239" calcext:value-type="float">
            <text:p>0,92</text:p>
          </table:table-cell>
          <table:table-cell table:style-name="ce4" table:formula="of:=COS(RADIANS([.$A13])) * TAN(RADIANS([.AT$3]))" office:value-type="float" office:value="0.95379954352055" calcext:value-type="float">
            <text:p>0,95</text:p>
          </table:table-cell>
          <table:table-cell table:style-name="ce4" table:formula="of:=COS(RADIANS([.$A13])) * TAN(RADIANS([.AU$3]))" office:value-type="float" office:value="0.987688340595138" calcext:value-type="float">
            <text:p>0,99</text:p>
          </table:table-cell>
          <table:table-cell table:style-name="ce4" table:formula="of:=COS(RADIANS([.$A13])) * TAN(RADIANS([.AV$3]))" office:value-type="float" office:value="1.02278121726377" calcext:value-type="float">
            <text:p>1,02</text:p>
          </table:table-cell>
          <table:table-cell table:style-name="ce4" table:formula="of:=COS(RADIANS([.$A13])) * TAN(RADIANS([.AW$3]))" office:value-type="float" office:value="1.05916607171043" calcext:value-type="float">
            <text:p>1,06</text:p>
          </table:table-cell>
          <table:table-cell table:style-name="ce4" table:formula="of:=COS(RADIANS([.$A13])) * TAN(RADIANS([.AX$3]))" office:value-type="float" office:value="1.09693903181584" calcext:value-type="float">
            <text:p>1,10</text:p>
          </table:table-cell>
          <table:table-cell table:style-name="ce4" table:formula="of:=COS(RADIANS([.$A13])) * TAN(RADIANS([.AY$3]))" office:value-type="float" office:value="1.13620546320119" calcext:value-type="float">
            <text:p>1,14</text:p>
          </table:table-cell>
          <table:table-cell table:style-name="ce4" table:formula="of:=COS(RADIANS([.$A13])) * TAN(RADIANS([.AZ$3]))" office:value-type="float" office:value="1.17708112826767" calcext:value-type="float">
            <text:p>1,18</text:p>
          </table:table-cell>
          <table:table-cell table:style-name="ce4" table:formula="of:=COS(RADIANS([.$A13])) * TAN(RADIANS([.BA$3]))" office:value-type="float" office:value="1.21969352334376" calcext:value-type="float">
            <text:p>1,22</text:p>
          </table:table-cell>
          <table:table-cell table:style-name="ce4" table:formula="of:=COS(RADIANS([.$A13])) * TAN(RADIANS([.BB$3]))" office:value-type="float" office:value="1.26418342675941" calcext:value-type="float">
            <text:p>1,26</text:p>
          </table:table-cell>
          <table:table-cell table:style-name="ce4" table:formula="of:=COS(RADIANS([.$A13])) * TAN(RADIANS([.BC$3]))" office:value-type="float" office:value="1.31070669776163" calcext:value-type="float">
            <text:p>1,31</text:p>
          </table:table-cell>
          <table:table-cell table:style-name="ce4" table:formula="of:=COS(RADIANS([.$A13])) * TAN(RADIANS([.BD$3]))" office:value-type="float" office:value="1.35943637505532" calcext:value-type="float">
            <text:p>1,36</text:p>
          </table:table-cell>
          <table:table-cell table:style-name="ce4" table:formula="of:=COS(RADIANS([.$A13])) * TAN(RADIANS([.BE$3]))" office:value-type="float" office:value="1.41056513490337" calcext:value-type="float">
            <text:p>1,41</text:p>
          </table:table-cell>
          <table:table-cell table:style-name="ce4" table:formula="of:=COS(RADIANS([.$A13])) * TAN(RADIANS([.BF$3]))" office:value-type="float" office:value="1.46430818282147" calcext:value-type="float">
            <text:p>1,46</text:p>
          </table:table-cell>
          <table:table-cell table:style-name="ce4" table:formula="of:=COS(RADIANS([.$A13])) * TAN(RADIANS([.BG$3]))" office:value-type="float" office:value="1.52090667085062" calcext:value-type="float">
            <text:p>1,52</text:p>
          </table:table-cell>
          <table:table-cell table:style-name="ce4" table:formula="of:=COS(RADIANS([.$A13])) * TAN(RADIANS([.BH$3]))" office:value-type="float" office:value="1.58063175538566" calcext:value-type="float">
            <text:p>1,58</text:p>
          </table:table-cell>
          <table:table-cell table:style-name="ce4" table:formula="of:=COS(RADIANS([.$A13])) * TAN(RADIANS([.BI$3]))" office:value-type="float" office:value="1.64378944020932" calcext:value-type="float">
            <text:p>1,64</text:p>
          </table:table-cell>
          <table:table-cell table:style-name="ce4" table:formula="of:=COS(RADIANS([.$A13])) * TAN(RADIANS([.BJ$3]))" office:value-type="float" office:value="1.71072638795417" calcext:value-type="float">
            <text:p>1,71</text:p>
          </table:table-cell>
          <table:table-cell table:style-name="ce4" table:formula="of:=COS(RADIANS([.$A13])) * TAN(RADIANS([.BK$3]))" office:value-type="float" office:value="1.78183693375842" calcext:value-type="float">
            <text:p>1,78</text:p>
          </table:table-cell>
          <table:table-cell table:style-name="ce4" table:formula="of:=COS(RADIANS([.$A13])) * TAN(RADIANS([.BL$3]))" office:value-type="float" office:value="1.85757160167128" calcext:value-type="float">
            <text:p>1,86</text:p>
          </table:table-cell>
          <table:table-cell table:style-name="ce4" table:formula="of:=COS(RADIANS([.$A13])) * TAN(RADIANS([.BM$3]))" office:value-type="float" office:value="1.93844751341697" calcext:value-type="float">
            <text:p>1,94</text:p>
          </table:table-cell>
          <table:table-cell table:style-name="ce4" table:formula="of:=COS(RADIANS([.$A13])) * TAN(RADIANS([.BN$3]))" office:value-type="float" office:value="2.02506119900529" calcext:value-type="float">
            <text:p>2,03</text:p>
          </table:table-cell>
          <table:table-cell table:style-name="ce4" table:formula="of:=COS(RADIANS([.$A13])) * TAN(RADIANS([.BO$3]))" office:value-type="float" office:value="2.11810448171288" calcext:value-type="float">
            <text:p>2,12</text:p>
          </table:table-cell>
          <table:table-cell table:style-name="ce4" table:formula="of:=COS(RADIANS([.$A13])) * TAN(RADIANS([.BP$3]))" office:value-type="float" office:value="2.21838433413311" calcext:value-type="float">
            <text:p>2,22</text:p>
          </table:table-cell>
          <table:table-cell table:style-name="ce4" table:formula="of:=COS(RADIANS([.$A13])) * TAN(RADIANS([.BQ$3]))" office:value-type="float" office:value="2.32684791388759" calcext:value-type="float">
            <text:p>2,33</text:p>
          </table:table-cell>
          <table:table-cell table:style-name="ce4" table:formula="of:=COS(RADIANS([.$A13])) * TAN(RADIANS([.BR$3]))" office:value-type="float" office:value="2.44461442707958" calcext:value-type="float">
            <text:p>2,44</text:p>
          </table:table-cell>
          <table:table-cell table:style-name="ce4" table:formula="of:=COS(RADIANS([.$A13])) * TAN(RADIANS([.BS$3]))" office:value-type="float" office:value="2.57301609540996" calcext:value-type="float">
            <text:p>2,57</text:p>
          </table:table-cell>
          <table:table-cell table:style-name="ce4" table:formula="of:=COS(RADIANS([.$A13])) * TAN(RADIANS([.BT$3]))" office:value-type="float" office:value="2.71365141324375" calcext:value-type="float">
            <text:p>2,71</text:p>
          </table:table-cell>
          <table:table-cell table:style-name="ce4" table:formula="of:=COS(RADIANS([.$A13])) * TAN(RADIANS([.BU$3]))" office:value-type="float" office:value="2.86845522250998" calcext:value-type="float">
            <text:p>2,87</text:p>
          </table:table-cell>
          <table:table-cell table:style-name="ce4" table:formula="of:=COS(RADIANS([.$A13])) * TAN(RADIANS([.BV$3]))" office:value-type="float" office:value="3.0397921457096" calcext:value-type="float">
            <text:p>3,04</text:p>
          </table:table-cell>
          <table:table-cell table:style-name="ce4" table:formula="of:=COS(RADIANS([.$A13])) * TAN(RADIANS([.BW$3]))" office:value-type="float" office:value="3.23058299508186" calcext:value-type="float">
            <text:p>3,23</text:p>
          </table:table-cell>
          <table:table-cell table:style-name="ce4" table:formula="of:=COS(RADIANS([.$A13])) * TAN(RADIANS([.BX$3]))" office:value-type="float" office:value="3.44447858500474" calcext:value-type="float">
            <text:p>3,44</text:p>
          </table:table-cell>
          <table:table-cell table:style-name="ce4" table:formula="of:=COS(RADIANS([.$A13])) * TAN(RADIANS([.BY$3]))" office:value-type="float" office:value="3.68610306914445" calcext:value-type="float">
            <text:p>3,69</text:p>
          </table:table-cell>
          <table:table-cell table:style-name="ce4" table:formula="of:=COS(RADIANS([.$A13])) * TAN(RADIANS([.BZ$3]))" office:value-type="float" office:value="3.96140156473464" calcext:value-type="float">
            <text:p>3,96</text:p>
          </table:table-cell>
          <table:table-cell table:style-name="ce4" table:formula="of:=COS(RADIANS([.$A13])) * TAN(RADIANS([.CA$3]))" office:value-type="float" office:value="4.27814821859959" calcext:value-type="float">
            <text:p>4,28</text:p>
          </table:table-cell>
          <table:table-cell table:style-name="ce4" table:formula="of:=COS(RADIANS([.$A13])) * TAN(RADIANS([.CB$3]))" office:value-type="float" office:value="4.6467083059447" calcext:value-type="float">
            <text:p>4,65</text:p>
          </table:table-cell>
          <table:table-cell table:style-name="ce4" table:formula="of:=COS(RADIANS([.$A13])) * TAN(RADIANS([.CC$3]))" office:value-type="float" office:value="5.08121601913576" calcext:value-type="float">
            <text:p>5,08</text:p>
          </table:table-cell>
          <table:table-cell table:style-name="ce4" table:formula="of:=COS(RADIANS([.$A13])) * TAN(RADIANS([.CD$3]))" office:value-type="float" office:value="5.60145892946559" calcext:value-type="float">
            <text:p>5,60</text:p>
          </table:table-cell>
          <table:table-cell table:style-name="ce4" table:formula="of:=COS(RADIANS([.$A13])) * TAN(RADIANS([.CE$3]))" office:value-type="float" office:value="6.23601875645943" calcext:value-type="float">
            <text:p>6,24</text:p>
          </table:table-cell>
          <table:table-cell table:style-name="ce4" table:formula="of:=COS(RADIANS([.$A13])) * TAN(RADIANS([.CF$3]))" office:value-type="float" office:value="7.02776771382254" calcext:value-type="float">
            <text:p>7,03</text:p>
          </table:table-cell>
          <table:table-cell table:style-name="ce4" table:formula="of:=COS(RADIANS([.$A13])) * TAN(RADIANS([.CG$3]))" office:value-type="float" office:value="8.04407600867816" calcext:value-type="float">
            <text:p>8,04</text:p>
          </table:table-cell>
          <table:table-cell table:style-name="ce4" table:formula="of:=COS(RADIANS([.$A13])) * TAN(RADIANS([.CH$3]))" office:value-type="float" office:value="9.39722683960847" calcext:value-type="float">
            <text:p>9,40</text:p>
          </table:table-cell>
          <table:table-cell table:style-name="ce4" table:formula="of:=COS(RADIANS([.$A13])) * TAN(RADIANS([.CI$3]))" office:value-type="float" office:value="11.28932939183" calcext:value-type="float">
            <text:p>11,29</text:p>
          </table:table-cell>
          <table:table-cell table:style-name="ce4" table:formula="of:=COS(RADIANS([.$A13])) * TAN(RADIANS([.CJ$3]))" office:value-type="float" office:value="14.1246013244967" calcext:value-type="float">
            <text:p>14,12</text:p>
          </table:table-cell>
          <table:table-cell table:style-name="ce4" table:formula="of:=COS(RADIANS([.$A13])) * TAN(RADIANS([.CK$3]))" office:value-type="float" office:value="18.8462162317712" calcext:value-type="float">
            <text:p>18,85</text:p>
          </table:table-cell>
          <table:table-cell table:style-name="ce4" table:formula="of:=COS(RADIANS([.$A13])) * TAN(RADIANS([.CL$3]))" office:value-type="float" office:value="28.2836934858649" calcext:value-type="float">
            <text:p>28,28</text:p>
          </table:table-cell>
          <table:table-cell table:style-name="ce4" table:formula="of:=COS(RADIANS([.$A13])) * TAN(RADIANS([.CM$3]))" office:value-type="float" office:value="56.5846271358436" calcext:value-type="float">
            <text:p>56,58</text:p>
          </table:table-cell>
          <table:table-cell table:number-columns-repeated="933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style-name="ce4" table:formula="of:=COS(RADIANS([.$A14])) * TAN(RADIANS([.B$3]))" office:value-type="float" office:value="0" calcext:value-type="float">
            <text:p>0,00</text:p>
          </table:table-cell>
          <table:table-cell table:style-name="ce4" table:formula="of:=COS(RADIANS([.$A14])) * TAN(RADIANS([.C$3]))" office:value-type="float" office:value="0.0171898832706402" calcext:value-type="float">
            <text:p>0,02</text:p>
          </table:table-cell>
          <table:table-cell table:style-name="ce4" table:formula="of:=COS(RADIANS([.$A14])) * TAN(RADIANS([.D$3]))" office:value-type="float" office:value="0.0343902445366253" calcext:value-type="float">
            <text:p>0,03</text:p>
          </table:table-cell>
          <table:table-cell table:style-name="ce4" table:formula="of:=COS(RADIANS([.$A14])) * TAN(RADIANS([.E$3]))" office:value-type="float" office:value="0.0516115873560916" calcext:value-type="float">
            <text:p>0,05</text:p>
          </table:table-cell>
          <table:table-cell table:style-name="ce4" table:formula="of:=COS(RADIANS([.$A14])) * TAN(RADIANS([.F$3]))" office:value-type="float" office:value="0.0688644665453957" calcext:value-type="float">
            <text:p>0,07</text:p>
          </table:table-cell>
          <table:table-cell table:style-name="ce4" table:formula="of:=COS(RADIANS([.$A14])) * TAN(RADIANS([.G$3]))" office:value-type="float" office:value="0.0861595141410063" calcext:value-type="float">
            <text:p>0,09</text:p>
          </table:table-cell>
          <table:table-cell table:style-name="ce4" table:formula="of:=COS(RADIANS([.$A14])) * TAN(RADIANS([.H$3]))" office:value-type="float" office:value="0.103507465764057" calcext:value-type="float">
            <text:p>0,10</text:p>
          </table:table-cell>
          <table:table-cell table:style-name="ce4" table:formula="of:=COS(RADIANS([.$A14])) * TAN(RADIANS([.I$3]))" office:value-type="float" office:value="0.12091918752738" calcext:value-type="float">
            <text:p>0,12</text:p>
          </table:table-cell>
          <table:table-cell table:style-name="ce4" table:formula="of:=COS(RADIANS([.$A14])) * TAN(RADIANS([.J$3]))" office:value-type="float" office:value="0.138405703629722" calcext:value-type="float">
            <text:p>0,14</text:p>
          </table:table-cell>
          <table:table-cell table:style-name="ce4" table:formula="of:=COS(RADIANS([.$A14])) * TAN(RADIANS([.K$3]))" office:value-type="float" office:value="0.155978224788103" calcext:value-type="float">
            <text:p>0,16</text:p>
          </table:table-cell>
          <table:table-cell table:style-name="ce4" table:formula="of:=COS(RADIANS([.$A14])) * TAN(RADIANS([.L$3]))" office:value-type="float" office:value="0.17364817766693" calcext:value-type="float">
            <text:p>0,17</text:p>
          </table:table-cell>
          <table:table-cell table:style-name="ce4" table:formula="of:=COS(RADIANS([.$A14])) * TAN(RADIANS([.M$3]))" office:value-type="float" office:value="0.191427235471735" calcext:value-type="float">
            <text:p>0,19</text:p>
          </table:table-cell>
          <table:table-cell table:style-name="ce4" table:formula="of:=COS(RADIANS([.$A14])) * TAN(RADIANS([.N$3]))" office:value-type="float" office:value="0.209327349886255" calcext:value-type="float">
            <text:p>0,21</text:p>
          </table:table-cell>
          <table:table-cell table:style-name="ce4" table:formula="of:=COS(RADIANS([.$A14])) * TAN(RADIANS([.O$3]))" office:value-type="float" office:value="0.227360784544359" calcext:value-type="float">
            <text:p>0,23</text:p>
          </table:table-cell>
          <table:table-cell table:style-name="ce4" table:formula="of:=COS(RADIANS([.$A14])) * TAN(RADIANS([.P$3]))" office:value-type="float" office:value="0.245540150243014" calcext:value-type="float">
            <text:p>0,25</text:p>
          </table:table-cell>
          <table:table-cell table:style-name="ce4" table:formula="of:=COS(RADIANS([.$A14])) * TAN(RADIANS([.Q$3]))" office:value-type="float" office:value="0.26387844211953" calcext:value-type="float">
            <text:p>0,26</text:p>
          </table:table-cell>
          <table:table-cell table:style-name="ce4" table:formula="of:=COS(RADIANS([.$A14])) * TAN(RADIANS([.R$3]))" office:value-type="float" office:value="0.28238907903575" calcext:value-type="float">
            <text:p>0,28</text:p>
          </table:table-cell>
          <table:table-cell table:style-name="ce4" table:formula="of:=COS(RADIANS([.$A14])) * TAN(RADIANS([.S$3]))" office:value-type="float" office:value="0.301085945434194" calcext:value-type="float">
            <text:p>0,30</text:p>
          </table:table-cell>
          <table:table-cell table:style-name="ce4" table:formula="of:=COS(RADIANS([.$A14])) * TAN(RADIANS([.T$3]))" office:value-type="float" office:value="0.319983435956538" calcext:value-type="float">
            <text:p>0,32</text:p>
          </table:table-cell>
          <table:table-cell table:style-name="ce4" table:formula="of:=COS(RADIANS([.$A14])) * TAN(RADIANS([.U$3]))" office:value-type="float" office:value="0.339096503143852" calcext:value-type="float">
            <text:p>0,34</text:p>
          </table:table-cell>
          <table:table-cell table:style-name="ce4" table:formula="of:=COS(RADIANS([.$A14])) * TAN(RADIANS([.V$3]))" office:value-type="float" office:value="0.358440708571026" calcext:value-type="float">
            <text:p>0,36</text:p>
          </table:table-cell>
          <table:table-cell table:style-name="ce4" table:formula="of:=COS(RADIANS([.$A14])) * TAN(RADIANS([.W$3]))" office:value-type="float" office:value="0.378032277805427" calcext:value-type="float">
            <text:p>0,38</text:p>
          </table:table-cell>
          <table:table-cell table:style-name="ce4" table:formula="of:=COS(RADIANS([.$A14])) * TAN(RADIANS([.X$3]))" office:value-type="float" office:value="0.397888159622724" calcext:value-type="float">
            <text:p>0,40</text:p>
          </table:table-cell>
          <table:table-cell table:style-name="ce4" table:formula="of:=COS(RADIANS([.$A14])) * TAN(RADIANS([.Y$3]))" office:value-type="float" office:value="0.418026089961651" calcext:value-type="float">
            <text:p>0,42</text:p>
          </table:table-cell>
          <table:table-cell table:style-name="ce4" table:formula="of:=COS(RADIANS([.$A14])) * TAN(RADIANS([.Z$3]))" office:value-type="float" office:value="0.438464661155279" calcext:value-type="float">
            <text:p>0,44</text:p>
          </table:table-cell>
          <table:table-cell table:style-name="ce4" table:formula="of:=COS(RADIANS([.$A14])) * TAN(RADIANS([.AA$3]))" office:value-type="float" office:value="0.459223397040009" calcext:value-type="float">
            <text:p>0,46</text:p>
          </table:table-cell>
          <table:table-cell table:style-name="ce4" table:formula="of:=COS(RADIANS([.$A14])) * TAN(RADIANS([.AB$3]))" office:value-type="float" office:value="0.480322834616374" calcext:value-type="float">
            <text:p>0,48</text:p>
          </table:table-cell>
          <table:table-cell table:style-name="ce4" table:formula="of:=COS(RADIANS([.$A14])) * TAN(RADIANS([.AC$3]))" office:value-type="float" office:value="0.501784613019144" calcext:value-type="float">
            <text:p>0,50</text:p>
          </table:table-cell>
          <table:table-cell table:style-name="ce4" table:formula="of:=COS(RADIANS([.$A14])) * TAN(RADIANS([.AD$3]))" office:value-type="float" office:value="0.523631570649939" calcext:value-type="float">
            <text:p>0,52</text:p>
          </table:table-cell>
          <table:table-cell table:style-name="ce4" table:formula="of:=COS(RADIANS([.$A14])) * TAN(RADIANS([.AE$3]))" office:value-type="float" office:value="0.54588785143553" calcext:value-type="float">
            <text:p>0,55</text:p>
          </table:table-cell>
          <table:table-cell table:style-name="ce4" table:formula="of:=COS(RADIANS([.$A14])) * TAN(RADIANS([.AF$3]))" office:value-type="float" office:value="0.568579021301629" calcext:value-type="float">
            <text:p>0,57</text:p>
          </table:table-cell>
          <table:table-cell table:style-name="ce4" table:formula="of:=COS(RADIANS([.$A14])) * TAN(RADIANS([.AG$3]))" office:value-type="float" office:value="0.591732196098056" calcext:value-type="float">
            <text:p>0,59</text:p>
          </table:table-cell>
          <table:table-cell table:style-name="ce4" table:formula="of:=COS(RADIANS([.$A14])) * TAN(RADIANS([.AH$3]))" office:value-type="float" office:value="0.615376182380019" calcext:value-type="float">
            <text:p>0,62</text:p>
          </table:table-cell>
          <table:table-cell table:style-name="ce4" table:formula="of:=COS(RADIANS([.$A14])) * TAN(RADIANS([.AI$3]))" office:value-type="float" office:value="0.639541632645906" calcext:value-type="float">
            <text:p>0,64</text:p>
          </table:table-cell>
          <table:table-cell table:style-name="ce4" table:formula="of:=COS(RADIANS([.$A14])) * TAN(RADIANS([.AJ$3]))" office:value-type="float" office:value="0.664261216859187" calcext:value-type="float">
            <text:p>0,66</text:p>
          </table:table-cell>
          <table:table-cell table:style-name="ce4" table:formula="of:=COS(RADIANS([.$A14])) * TAN(RADIANS([.AK$3]))" office:value-type="float" office:value="0.689569812346514" calcext:value-type="float">
            <text:p>0,69</text:p>
          </table:table-cell>
          <table:table-cell table:style-name="ce4" table:formula="of:=COS(RADIANS([.$A14])) * TAN(RADIANS([.AL$3]))" office:value-type="float" office:value="0.715504714472769" calcext:value-type="float">
            <text:p>0,72</text:p>
          </table:table-cell>
          <table:table-cell table:style-name="ce4" table:formula="of:=COS(RADIANS([.$A14])) * TAN(RADIANS([.AM$3]))" office:value-type="float" office:value="0.742105870854982" calcext:value-type="float">
            <text:p>0,74</text:p>
          </table:table-cell>
          <table:table-cell table:style-name="ce4" table:formula="of:=COS(RADIANS([.$A14])) * TAN(RADIANS([.AN$3]))" office:value-type="float" office:value="0.769416142300816" calcext:value-type="float">
            <text:p>0,77</text:p>
          </table:table-cell>
          <table:table-cell table:style-name="ce4" table:formula="of:=COS(RADIANS([.$A14])) * TAN(RADIANS([.AO$3]))" office:value-type="float" office:value="0.797481594155938" calcext:value-type="float">
            <text:p>0,80</text:p>
          </table:table-cell>
          <table:table-cell table:style-name="ce4" table:formula="of:=COS(RADIANS([.$A14])) * TAN(RADIANS([.AP$3]))" office:value-type="float" office:value="0.82635182233307" calcext:value-type="float">
            <text:p>0,83</text:p>
          </table:table-cell>
          <table:table-cell table:style-name="ce4" table:formula="of:=COS(RADIANS([.$A14])) * TAN(RADIANS([.AQ$3]))" office:value-type="float" office:value="0.85608031899211" calcext:value-type="float">
            <text:p>0,86</text:p>
          </table:table-cell>
          <table:table-cell table:style-name="ce4" table:formula="of:=COS(RADIANS([.$A14])) * TAN(RADIANS([.AR$3]))" office:value-type="float" office:value="0.88672488366806" calcext:value-type="float">
            <text:p>0,89</text:p>
          </table:table-cell>
          <table:table-cell table:style-name="ce4" table:formula="of:=COS(RADIANS([.$A14])) * TAN(RADIANS([.AS$3]))" office:value-type="float" office:value="0.918348086629216" calcext:value-type="float">
            <text:p>0,92</text:p>
          </table:table-cell>
          <table:table-cell table:style-name="ce4" table:formula="of:=COS(RADIANS([.$A14])) * TAN(RADIANS([.AT$3]))" office:value-type="float" office:value="0.951017792426867" calcext:value-type="float">
            <text:p>0,95</text:p>
          </table:table-cell>
          <table:table-cell table:style-name="ce4" table:formula="of:=COS(RADIANS([.$A14])) * TAN(RADIANS([.AU$3]))" office:value-type="float" office:value="0.984807753012208" calcext:value-type="float">
            <text:p>0,98</text:p>
          </table:table-cell>
          <table:table-cell table:style-name="ce4" table:formula="of:=COS(RADIANS([.$A14])) * TAN(RADIANS([.AV$3]))" office:value-type="float" office:value="1.01979828150012" calcext:value-type="float">
            <text:p>1,02</text:p>
          </table:table-cell>
          <table:table-cell table:style-name="ce4" table:formula="of:=COS(RADIANS([.$A14])) * TAN(RADIANS([.AW$3]))" office:value-type="float" office:value="1.05607701972001" calcext:value-type="float">
            <text:p>1,06</text:p>
          </table:table-cell>
          <table:table-cell table:style-name="ce4" table:formula="of:=COS(RADIANS([.$A14])) * TAN(RADIANS([.AX$3]))" office:value-type="float" office:value="1.09373981519617" calcext:value-type="float">
            <text:p>1,09</text:p>
          </table:table-cell>
          <table:table-cell table:style-name="ce4" table:formula="of:=COS(RADIANS([.$A14])) * TAN(RADIANS([.AY$3]))" office:value-type="float" office:value="1.13289172625155" calcext:value-type="float">
            <text:p>1,13</text:p>
          </table:table-cell>
          <table:table-cell table:style-name="ce4" table:formula="of:=COS(RADIANS([.$A14])) * TAN(RADIANS([.AZ$3]))" office:value-type="float" office:value="1.17364817766693" calcext:value-type="float">
            <text:p>1,17</text:p>
          </table:table-cell>
          <table:table-cell table:style-name="ce4" table:formula="of:=COS(RADIANS([.$A14])) * TAN(RADIANS([.BA$3]))" office:value-type="float" office:value="1.21613629392845" calcext:value-type="float">
            <text:p>1,22</text:p>
          </table:table-cell>
          <table:table-cell table:style-name="ce4" table:formula="of:=COS(RADIANS([.$A14])) * TAN(RADIANS([.BB$3]))" office:value-type="float" office:value="1.26049644278684" calcext:value-type="float">
            <text:p>1,26</text:p>
          </table:table-cell>
          <table:table-cell table:style-name="ce4" table:formula="of:=COS(RADIANS([.$A14])) * TAN(RADIANS([.BC$3]))" office:value-type="float" office:value="1.30688402892648" calcext:value-type="float">
            <text:p>1,31</text:p>
          </table:table-cell>
          <table:table-cell table:style-name="ce4" table:formula="of:=COS(RADIANS([.$A14])) * TAN(RADIANS([.BD$3]))" office:value-type="float" office:value="1.35547158638584" calcext:value-type="float">
            <text:p>1,36</text:p>
          </table:table-cell>
          <table:table-cell table:style-name="ce4" table:formula="of:=COS(RADIANS([.$A14])) * TAN(RADIANS([.BE$3]))" office:value-type="float" office:value="1.40645122948857" calcext:value-type="float">
            <text:p>1,41</text:p>
          </table:table-cell>
          <table:table-cell table:style-name="ce4" table:formula="of:=COS(RADIANS([.$A14])) * TAN(RADIANS([.BF$3]))" office:value-type="float" office:value="1.46003753610463" calcext:value-type="float">
            <text:p>1,46</text:p>
          </table:table-cell>
          <table:table-cell table:style-name="ce4" table:formula="of:=COS(RADIANS([.$A14])) * TAN(RADIANS([.BG$3]))" office:value-type="float" office:value="1.51647095495646" calcext:value-type="float">
            <text:p>1,52</text:p>
          </table:table-cell>
          <table:table-cell table:style-name="ce4" table:formula="of:=COS(RADIANS([.$A14])) * TAN(RADIANS([.BH$3]))" office:value-type="float" office:value="1.57602185161277" calcext:value-type="float">
            <text:p>1,58</text:p>
          </table:table-cell>
          <table:table-cell table:style-name="ce4" table:formula="of:=COS(RADIANS([.$A14])) * TAN(RADIANS([.BI$3]))" office:value-type="float" office:value="1.63899533739793" calcext:value-type="float">
            <text:p>1,64</text:p>
          </table:table-cell>
          <table:table-cell table:style-name="ce4" table:formula="of:=COS(RADIANS([.$A14])) * TAN(RADIANS([.BJ$3]))" office:value-type="float" office:value="1.70573706390489" calcext:value-type="float">
            <text:p>1,71</text:p>
          </table:table-cell>
          <table:table-cell table:style-name="ce4" table:formula="of:=COS(RADIANS([.$A14])) * TAN(RADIANS([.BK$3]))" office:value-type="float" office:value="1.77664021619557" calcext:value-type="float">
            <text:p>1,78</text:p>
          </table:table-cell>
          <table:table-cell table:style-name="ce4" table:formula="of:=COS(RADIANS([.$A14])) * TAN(RADIANS([.BL$3]))" office:value-type="float" office:value="1.85215400436831" calcext:value-type="float">
            <text:p>1,85</text:p>
          </table:table-cell>
          <table:table-cell table:style-name="ce4" table:formula="of:=COS(RADIANS([.$A14])) * TAN(RADIANS([.BM$3]))" office:value-type="float" office:value="1.93279404196468" calcext:value-type="float">
            <text:p>1,93</text:p>
          </table:table-cell>
          <table:table-cell table:style-name="ce4" table:formula="of:=COS(RADIANS([.$A14])) * TAN(RADIANS([.BN$3]))" office:value-type="float" office:value="2.019155119218" calcext:value-type="float">
            <text:p>2,02</text:p>
          </table:table-cell>
          <table:table-cell table:style-name="ce4" table:formula="of:=COS(RADIANS([.$A14])) * TAN(RADIANS([.BO$3]))" office:value-type="float" office:value="2.11192704170615" calcext:value-type="float">
            <text:p>2,11</text:p>
          </table:table-cell>
          <table:table-cell table:style-name="ce4" table:formula="of:=COS(RADIANS([.$A14])) * TAN(RADIANS([.BP$3]))" office:value-type="float" office:value="2.2119144284914" calcext:value-type="float">
            <text:p>2,21</text:p>
          </table:table-cell>
          <table:table-cell table:style-name="ce4" table:formula="of:=COS(RADIANS([.$A14])) * TAN(RADIANS([.BQ$3]))" office:value-type="float" office:value="2.32006167481538" calcext:value-type="float">
            <text:p>2,32</text:p>
          </table:table-cell>
          <table:table-cell table:style-name="ce4" table:formula="of:=COS(RADIANS([.$A14])) * TAN(RADIANS([.BR$3]))" office:value-type="float" office:value="2.43748472262296" calcext:value-type="float">
            <text:p>2,44</text:p>
          </table:table-cell>
          <table:table-cell table:style-name="ce4" table:formula="of:=COS(RADIANS([.$A14])) * TAN(RADIANS([.BS$3]))" office:value-type="float" office:value="2.56551190819778" calcext:value-type="float">
            <text:p>2,57</text:p>
          </table:table-cell>
          <table:table-cell table:style-name="ce4" table:formula="of:=COS(RADIANS([.$A14])) * TAN(RADIANS([.BT$3]))" office:value-type="float" office:value="2.70573706390489" calcext:value-type="float">
            <text:p>2,71</text:p>
          </table:table-cell>
          <table:table-cell table:style-name="ce4" table:formula="of:=COS(RADIANS([.$A14])) * TAN(RADIANS([.BU$3]))" office:value-type="float" office:value="2.86008938871754" calcext:value-type="float">
            <text:p>2,86</text:p>
          </table:table-cell>
          <table:table-cell table:style-name="ce4" table:formula="of:=COS(RADIANS([.$A14])) * TAN(RADIANS([.BV$3]))" office:value-type="float" office:value="3.03092660872823" calcext:value-type="float">
            <text:p>3,03</text:p>
          </table:table-cell>
          <table:table-cell table:style-name="ce4" table:formula="of:=COS(RADIANS([.$A14])) * TAN(RADIANS([.BW$3]))" office:value-type="float" office:value="3.22116101764346" calcext:value-type="float">
            <text:p>3,22</text:p>
          </table:table-cell>
          <table:table-cell table:style-name="ce4" table:formula="of:=COS(RADIANS([.$A14])) * TAN(RADIANS([.BX$3]))" office:value-type="float" office:value="3.43443278226128" calcext:value-type="float">
            <text:p>3,43</text:p>
          </table:table-cell>
          <table:table-cell table:style-name="ce4" table:formula="of:=COS(RADIANS([.$A14])) * TAN(RADIANS([.BY$3]))" office:value-type="float" office:value="3.6753525699293" calcext:value-type="float">
            <text:p>3,68</text:p>
          </table:table-cell>
          <table:table-cell table:style-name="ce4" table:formula="of:=COS(RADIANS([.$A14])) * TAN(RADIANS([.BZ$3]))" office:value-type="float" office:value="3.94984815897964" calcext:value-type="float">
            <text:p>3,95</text:p>
          </table:table-cell>
          <table:table-cell table:style-name="ce4" table:formula="of:=COS(RADIANS([.$A14])) * TAN(RADIANS([.CA$3]))" office:value-type="float" office:value="4.26567102298037" calcext:value-type="float">
            <text:p>4,27</text:p>
          </table:table-cell>
          <table:table-cell table:style-name="ce4" table:formula="of:=COS(RADIANS([.$A14])) * TAN(RADIANS([.CB$3]))" office:value-type="float" office:value="4.63315620686906" calcext:value-type="float">
            <text:p>4,63</text:p>
          </table:table-cell>
          <table:table-cell table:style-name="ce4" table:formula="of:=COS(RADIANS([.$A14])) * TAN(RADIANS([.CC$3]))" office:value-type="float" office:value="5.06639668071765" calcext:value-type="float">
            <text:p>5,07</text:p>
          </table:table-cell>
          <table:table-cell table:style-name="ce4" table:formula="of:=COS(RADIANS([.$A14])) * TAN(RADIANS([.CD$3]))" office:value-type="float" office:value="5.5851223054767" calcext:value-type="float">
            <text:p>5,59</text:p>
          </table:table-cell>
          <table:table-cell table:style-name="ce4" table:formula="of:=COS(RADIANS([.$A14])) * TAN(RADIANS([.CE$3]))" office:value-type="float" office:value="6.21783144224455" calcext:value-type="float">
            <text:p>6,22</text:p>
          </table:table-cell>
          <table:table-cell table:style-name="ce4" table:formula="of:=COS(RADIANS([.$A14])) * TAN(RADIANS([.CF$3]))" office:value-type="float" office:value="7.00727126815229" calcext:value-type="float">
            <text:p>7,01</text:p>
          </table:table-cell>
          <table:table-cell table:style-name="ce4" table:formula="of:=COS(RADIANS([.$A14])) * TAN(RADIANS([.CG$3]))" office:value-type="float" office:value="8.02061550548666" calcext:value-type="float">
            <text:p>8,02</text:p>
          </table:table-cell>
          <table:table-cell table:style-name="ce4" table:formula="of:=COS(RADIANS([.$A14])) * TAN(RADIANS([.CH$3]))" office:value-type="float" office:value="9.36981987950217" calcext:value-type="float">
            <text:p>9,37</text:p>
          </table:table-cell>
          <table:table-cell table:style-name="ce4" table:formula="of:=COS(RADIANS([.$A14])) * TAN(RADIANS([.CI$3]))" office:value-type="float" office:value="11.2564041250944" calcext:value-type="float">
            <text:p>11,26</text:p>
          </table:table-cell>
          <table:table-cell table:style-name="ce4" table:formula="of:=COS(RADIANS([.$A14])) * TAN(RADIANS([.CJ$3]))" office:value-type="float" office:value="14.08340700285" calcext:value-type="float">
            <text:p>14,08</text:p>
          </table:table-cell>
          <table:table-cell table:style-name="ce4" table:formula="of:=COS(RADIANS([.$A14])) * TAN(RADIANS([.CK$3]))" office:value-type="float" office:value="18.7912513463604" calcext:value-type="float">
            <text:p>18,79</text:p>
          </table:table-cell>
          <table:table-cell table:style-name="ce4" table:formula="of:=COS(RADIANS([.$A14])) * TAN(RADIANS([.CL$3]))" office:value-type="float" office:value="28.2012042502365" calcext:value-type="float">
            <text:p>28,20</text:p>
          </table:table-cell>
          <table:table-cell table:style-name="ce4" table:formula="of:=COS(RADIANS([.$A14])) * TAN(RADIANS([.CM$3]))" office:value-type="float" office:value="56.4195983837435" calcext:value-type="float">
            <text:p>56,42</text:p>
          </table:table-cell>
          <table:table-cell table:number-columns-repeated="933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4" table:formula="of:=COS(RADIANS([.$A15])) * TAN(RADIANS([.B$3]))" office:value-type="float" office:value="0" calcext:value-type="float">
            <text:p>0,00</text:p>
          </table:table-cell>
          <table:table-cell table:style-name="ce4" table:formula="of:=COS(RADIANS([.$A15])) * TAN(RADIANS([.C$3]))" office:value-type="float" office:value="0.0171343662223823" calcext:value-type="float">
            <text:p>0,02</text:p>
          </table:table-cell>
          <table:table-cell table:style-name="ce4" table:formula="of:=COS(RADIANS([.$A15])) * TAN(RADIANS([.D$3]))" office:value-type="float" office:value="0.0342791766000094" calcext:value-type="float">
            <text:p>0,03</text:p>
          </table:table-cell>
          <table:table-cell table:style-name="ce4" table:formula="of:=COS(RADIANS([.$A15])) * TAN(RADIANS([.E$3]))" office:value-type="float" office:value="0.0514449007683586" calcext:value-type="float">
            <text:p>0,05</text:p>
          </table:table-cell>
          <table:table-cell table:style-name="ce4" table:formula="of:=COS(RADIANS([.$A15])) * TAN(RADIANS([.F$3]))" office:value-type="float" office:value="0.0686420594555826" calcext:value-type="float">
            <text:p>0,07</text:p>
          </table:table-cell>
          <table:table-cell table:style-name="ce4" table:formula="of:=COS(RADIANS([.$A15])) * TAN(RADIANS([.G$3]))" office:value-type="float" office:value="0.0858812503605531" calcext:value-type="float">
            <text:p>0,09</text:p>
          </table:table-cell>
          <table:table-cell table:style-name="ce4" table:formula="of:=COS(RADIANS([.$A15])) * TAN(RADIANS([.H$3]))" office:value-type="float" office:value="0.103173174432267" calcext:value-type="float">
            <text:p>0,10</text:p>
          </table:table-cell>
          <table:table-cell table:style-name="ce4" table:formula="of:=COS(RADIANS([.$A15])) * TAN(RADIANS([.I$3]))" office:value-type="float" office:value="0.120528662689976" calcext:value-type="float">
            <text:p>0,12</text:p>
          </table:table-cell>
          <table:table-cell table:style-name="ce4" table:formula="of:=COS(RADIANS([.$A15])) * TAN(RADIANS([.J$3]))" office:value-type="float" office:value="0.137958703728292" calcext:value-type="float">
            <text:p>0,14</text:p>
          </table:table-cell>
          <table:table-cell table:style-name="ce4" table:formula="of:=COS(RADIANS([.$A15])) * TAN(RADIANS([.K$3]))" office:value-type="float" office:value="0.155474472057709" calcext:value-type="float">
            <text:p>0,16</text:p>
          </table:table-cell>
          <table:table-cell table:style-name="ce4" table:formula="of:=COS(RADIANS([.$A15])) * TAN(RADIANS([.L$3]))" office:value-type="float" office:value="0.173087357438681" calcext:value-type="float">
            <text:p>0,17</text:p>
          </table:table-cell>
          <table:table-cell table:style-name="ce4" table:formula="of:=COS(RADIANS([.$A15])) * TAN(RADIANS([.M$3]))" office:value-type="float" office:value="0.190808995376545" calcext:value-type="float">
            <text:p>0,19</text:p>
          </table:table-cell>
          <table:table-cell table:style-name="ce4" table:formula="of:=COS(RADIANS([.$A15])) * TAN(RADIANS([.N$3]))" office:value-type="float" office:value="0.208651298955463" calcext:value-type="float">
            <text:p>0,21</text:p>
          </table:table-cell>
          <table:table-cell table:style-name="ce4" table:formula="of:=COS(RADIANS([.$A15])) * TAN(RADIANS([.O$3]))" office:value-type="float" office:value="0.226626492202243" calcext:value-type="float">
            <text:p>0,23</text:p>
          </table:table-cell>
          <table:table-cell table:style-name="ce4" table:formula="of:=COS(RADIANS([.$A15])) * TAN(RADIANS([.P$3]))" office:value-type="float" office:value="0.244747145185583" calcext:value-type="float">
            <text:p>0,24</text:p>
          </table:table-cell>
          <table:table-cell table:style-name="ce4" table:formula="of:=COS(RADIANS([.$A15])) * TAN(RADIANS([.Q$3]))" office:value-type="float" office:value="0.263026211073239" calcext:value-type="float">
            <text:p>0,26</text:p>
          </table:table-cell>
          <table:table-cell table:style-name="ce4" table:formula="of:=COS(RADIANS([.$A15])) * TAN(RADIANS([.R$3]))" office:value-type="float" office:value="0.281477065389032" calcext:value-type="float">
            <text:p>0,28</text:p>
          </table:table-cell>
          <table:table-cell table:style-name="ce4" table:formula="of:=COS(RADIANS([.$A15])) * TAN(RADIANS([.S$3]))" office:value-type="float" office:value="0.3001135477338" calcext:value-type="float">
            <text:p>0,30</text:p>
          </table:table-cell>
          <table:table-cell table:style-name="ce4" table:formula="of:=COS(RADIANS([.$A15])) * TAN(RADIANS([.T$3]))" office:value-type="float" office:value="0.318950006259778" calcext:value-type="float">
            <text:p>0,32</text:p>
          </table:table-cell>
          <table:table-cell table:style-name="ce4" table:formula="of:=COS(RADIANS([.$A15])) * TAN(RADIANS([.U$3]))" office:value-type="float" office:value="0.338001345216791" calcext:value-type="float">
            <text:p>0,34</text:p>
          </table:table-cell>
          <table:table-cell table:style-name="ce4" table:formula="of:=COS(RADIANS([.$A15])) * TAN(RADIANS([.V$3]))" office:value-type="float" office:value="0.357283075921519" calcext:value-type="float">
            <text:p>0,36</text:p>
          </table:table-cell>
          <table:table-cell table:style-name="ce4" table:formula="of:=COS(RADIANS([.$A15])) * TAN(RADIANS([.W$3]))" office:value-type="float" office:value="0.376811371538671" calcext:value-type="float">
            <text:p>0,38</text:p>
          </table:table-cell>
          <table:table-cell table:style-name="ce4" table:formula="of:=COS(RADIANS([.$A15])) * TAN(RADIANS([.X$3]))" office:value-type="float" office:value="0.396603126105555" calcext:value-type="float">
            <text:p>0,40</text:p>
          </table:table-cell>
          <table:table-cell table:style-name="ce4" table:formula="of:=COS(RADIANS([.$A15])) * TAN(RADIANS([.Y$3]))" office:value-type="float" office:value="0.416676018280299" calcext:value-type="float">
            <text:p>0,42</text:p>
          </table:table-cell>
          <table:table-cell table:style-name="ce4" table:formula="of:=COS(RADIANS([.$A15])) * TAN(RADIANS([.Z$3]))" office:value-type="float" office:value="0.437048580349525" calcext:value-type="float">
            <text:p>0,44</text:p>
          </table:table-cell>
          <table:table-cell table:style-name="ce4" table:formula="of:=COS(RADIANS([.$A15])) * TAN(RADIANS([.AA$3]))" office:value-type="float" office:value="0.457740273094767" calcext:value-type="float">
            <text:p>0,46</text:p>
          </table:table-cell>
          <table:table-cell table:style-name="ce4" table:formula="of:=COS(RADIANS([.$A15])) * TAN(RADIANS([.AB$3]))" office:value-type="float" office:value="0.478771567189545" calcext:value-type="float">
            <text:p>0,48</text:p>
          </table:table-cell>
          <table:table-cell table:style-name="ce4" table:formula="of:=COS(RADIANS([.$A15])) * TAN(RADIANS([.AC$3]))" office:value-type="float" office:value="0.500164031882121" calcext:value-type="float">
            <text:p>0,50</text:p>
          </table:table-cell>
          <table:table-cell table:style-name="ce4" table:formula="of:=COS(RADIANS([.$A15])) * TAN(RADIANS([.AD$3]))" office:value-type="float" office:value="0.521940431814416" calcext:value-type="float">
            <text:p>0,52</text:p>
          </table:table-cell>
          <table:table-cell table:style-name="ce4" table:formula="of:=COS(RADIANS([.$A15])) * TAN(RADIANS([.AE$3]))" office:value-type="float" office:value="0.544124832937128" calcext:value-type="float">
            <text:p>0,54</text:p>
          </table:table-cell>
          <table:table-cell table:style-name="ce4" table:formula="of:=COS(RADIANS([.$A15])) * TAN(RADIANS([.AF$3]))" office:value-type="float" office:value="0.566742718607363" calcext:value-type="float">
            <text:p>0,57</text:p>
          </table:table-cell>
          <table:table-cell table:style-name="ce4" table:formula="of:=COS(RADIANS([.$A15])) * TAN(RADIANS([.AG$3]))" office:value-type="float" office:value="0.589821117100644" calcext:value-type="float">
            <text:p>0,59</text:p>
          </table:table-cell>
          <table:table-cell table:style-name="ce4" table:formula="of:=COS(RADIANS([.$A15])) * TAN(RADIANS([.AH$3]))" office:value-type="float" office:value="0.61338874193752" calcext:value-type="float">
            <text:p>0,61</text:p>
          </table:table-cell>
          <table:table-cell table:style-name="ce4" table:formula="of:=COS(RADIANS([.$A15])) * TAN(RADIANS([.AI$3]))" office:value-type="float" office:value="0.637476146619999" calcext:value-type="float">
            <text:p>0,64</text:p>
          </table:table-cell>
          <table:table-cell table:style-name="ce4" table:formula="of:=COS(RADIANS([.$A15])) * TAN(RADIANS([.AJ$3]))" office:value-type="float" office:value="0.662115895599492" calcext:value-type="float">
            <text:p>0,66</text:p>
          </table:table-cell>
          <table:table-cell table:style-name="ce4" table:formula="of:=COS(RADIANS([.$A15])) * TAN(RADIANS([.AK$3]))" office:value-type="float" office:value="0.68734275356162" calcext:value-type="float">
            <text:p>0,69</text:p>
          </table:table-cell>
          <table:table-cell table:style-name="ce4" table:formula="of:=COS(RADIANS([.$A15])) * TAN(RADIANS([.AL$3]))" office:value-type="float" office:value="0.713193895420848" calcext:value-type="float">
            <text:p>0,71</text:p>
          </table:table-cell>
          <table:table-cell table:style-name="ce4" table:formula="of:=COS(RADIANS([.$A15])) * TAN(RADIANS([.AM$3]))" office:value-type="float" office:value="0.739709139777986" calcext:value-type="float">
            <text:p>0,74</text:p>
          </table:table-cell>
          <table:table-cell table:style-name="ce4" table:formula="of:=COS(RADIANS([.$A15])) * TAN(RADIANS([.AN$3]))" office:value-type="float" office:value="0.766931209015933" calcext:value-type="float">
            <text:p>0,77</text:p>
          </table:table-cell>
          <table:table-cell table:style-name="ce4" table:formula="of:=COS(RADIANS([.$A15])) * TAN(RADIANS([.AO$3]))" office:value-type="float" office:value="0.794906019706105" calcext:value-type="float">
            <text:p>0,79</text:p>
          </table:table-cell>
          <table:table-cell table:style-name="ce4" table:formula="of:=COS(RADIANS([.$A15])) * TAN(RADIANS([.AP$3]))" office:value-type="float" office:value="0.823683007584527" calcext:value-type="float">
            <text:p>0,82</text:p>
          </table:table-cell>
          <table:table-cell table:style-name="ce4" table:formula="of:=COS(RADIANS([.$A15])) * TAN(RADIANS([.AQ$3]))" office:value-type="float" office:value="0.853315492050951" calcext:value-type="float">
            <text:p>0,85</text:p>
          </table:table-cell>
          <table:table-cell table:style-name="ce4" table:formula="of:=COS(RADIANS([.$A15])) * TAN(RADIANS([.AR$3]))" office:value-type="float" office:value="0.883861085968974" calcext:value-type="float">
            <text:p>0,88</text:p>
          </table:table-cell>
          <table:table-cell table:style-name="ce4" table:formula="of:=COS(RADIANS([.$A15])) * TAN(RADIANS([.AS$3]))" office:value-type="float" office:value="0.915382157527768" calcext:value-type="float">
            <text:p>0,92</text:p>
          </table:table-cell>
          <table:table-cell table:style-name="ce4" table:formula="of:=COS(RADIANS([.$A15])) * TAN(RADIANS([.AT$3]))" office:value-type="float" office:value="0.947946352100893" calcext:value-type="float">
            <text:p>0,95</text:p>
          </table:table-cell>
          <table:table-cell table:style-name="ce4" table:formula="of:=COS(RADIANS([.$A15])) * TAN(RADIANS([.AU$3]))" office:value-type="float" office:value="0.981627183447664" calcext:value-type="float">
            <text:p>0,98</text:p>
          </table:table-cell>
          <table:table-cell table:style-name="ce4" table:formula="of:=COS(RADIANS([.$A15])) * TAN(RADIANS([.AV$3]))" office:value-type="float" office:value="1.01650470530091" calcext:value-type="float">
            <text:p>1,02</text:p>
          </table:table-cell>
          <table:table-cell table:style-name="ce4" table:formula="of:=COS(RADIANS([.$A15])) * TAN(RADIANS([.AW$3]))" office:value-type="float" office:value="1.05266627643893" calcext:value-type="float">
            <text:p>1,05</text:p>
          </table:table-cell>
          <table:table-cell table:style-name="ce4" table:formula="of:=COS(RADIANS([.$A15])) * TAN(RADIANS([.AX$3]))" office:value-type="float" office:value="1.09020743483351" calcext:value-type="float">
            <text:p>1,09</text:p>
          </table:table-cell>
          <table:table-cell table:style-name="ce4" table:formula="of:=COS(RADIANS([.$A15])) * TAN(RADIANS([.AY$3]))" office:value-type="float" office:value="1.12923289950753" calcext:value-type="float">
            <text:p>1,13</text:p>
          </table:table-cell>
          <table:table-cell table:style-name="ce4" table:formula="of:=COS(RADIANS([.$A15])) * TAN(RADIANS([.AZ$3]))" office:value-type="float" office:value="1.16985772246189" calcext:value-type="float">
            <text:p>1,17</text:p>
          </table:table-cell>
          <table:table-cell table:style-name="ce4" table:formula="of:=COS(RADIANS([.$A15])) * TAN(RADIANS([.BA$3]))" office:value-type="float" office:value="1.21220861761703" calcext:value-type="float">
            <text:p>1,21</text:p>
          </table:table-cell>
          <table:table-cell table:style-name="ce4" table:formula="of:=COS(RADIANS([.$A15])) * TAN(RADIANS([.BB$3]))" office:value-type="float" office:value="1.2564254993871" calcext:value-type="float">
            <text:p>1,26</text:p>
          </table:table-cell>
          <table:table-cell table:style-name="ce4" table:formula="of:=COS(RADIANS([.$A15])) * TAN(RADIANS([.BC$3]))" office:value-type="float" office:value="1.30266327055605" calcext:value-type="float">
            <text:p>1,30</text:p>
          </table:table-cell>
          <table:table-cell table:style-name="ce4" table:formula="of:=COS(RADIANS([.$A15])) * TAN(RADIANS([.BD$3]))" office:value-type="float" office:value="1.3510939079404" calcext:value-type="float">
            <text:p>1,35</text:p>
          </table:table-cell>
          <table:table-cell table:style-name="ce4" table:formula="of:=COS(RADIANS([.$A15])) * TAN(RADIANS([.BE$3]))" office:value-type="float" office:value="1.40190890540466" calcext:value-type="float">
            <text:p>1,40</text:p>
          </table:table-cell>
          <table:table-cell table:style-name="ce4" table:formula="of:=COS(RADIANS([.$A15])) * TAN(RADIANS([.BF$3]))" office:value-type="float" office:value="1.4553221478106" calcext:value-type="float">
            <text:p>1,46</text:p>
          </table:table-cell>
          <table:table-cell table:style-name="ce4" table:formula="of:=COS(RADIANS([.$A15])) * TAN(RADIANS([.BG$3]))" office:value-type="float" office:value="1.51157330731905" calcext:value-type="float">
            <text:p>1,51</text:p>
          </table:table-cell>
          <table:table-cell table:style-name="ce4" table:formula="of:=COS(RADIANS([.$A15])) * TAN(RADIANS([.BH$3]))" office:value-type="float" office:value="1.57093187631661" calcext:value-type="float">
            <text:p>1,57</text:p>
          </table:table-cell>
          <table:table-cell table:style-name="ce4" table:formula="of:=COS(RADIANS([.$A15])) * TAN(RADIANS([.BI$3]))" office:value-type="float" office:value="1.63370198072947" calcext:value-type="float">
            <text:p>1,63</text:p>
          </table:table-cell>
          <table:table-cell table:style-name="ce4" table:formula="of:=COS(RADIANS([.$A15])) * TAN(RADIANS([.BJ$3]))" office:value-type="float" office:value="1.70022815582209" calcext:value-type="float">
            <text:p>1,70</text:p>
          </table:table-cell>
          <table:table-cell table:style-name="ce4" table:formula="of:=COS(RADIANS([.$A15])) * TAN(RADIANS([.BK$3]))" office:value-type="float" office:value="1.77090231681217" calcext:value-type="float">
            <text:p>1,77</text:p>
          </table:table-cell>
          <table:table-cell table:style-name="ce4" table:formula="of:=COS(RADIANS([.$A15])) * TAN(RADIANS([.BL$3]))" office:value-type="float" office:value="1.8461722230134" calcext:value-type="float">
            <text:p>1,85</text:p>
          </table:table-cell>
          <table:table-cell table:style-name="ce4" table:formula="of:=COS(RADIANS([.$A15])) * TAN(RADIANS([.BM$3]))" office:value-type="float" office:value="1.92655182272382" calcext:value-type="float">
            <text:p>1,93</text:p>
          </table:table-cell>
          <table:table-cell table:style-name="ce4" table:formula="of:=COS(RADIANS([.$A15])) * TAN(RADIANS([.BN$3]))" office:value-type="float" office:value="2.01263398522141" calcext:value-type="float">
            <text:p>2,01</text:p>
          </table:table-cell>
          <table:table-cell table:style-name="ce4" table:formula="of:=COS(RADIANS([.$A15])) * TAN(RADIANS([.BO$3]))" office:value-type="float" office:value="2.10510628826382" calcext:value-type="float">
            <text:p>2,11</text:p>
          </table:table-cell>
          <table:table-cell table:style-name="ce4" table:formula="of:=COS(RADIANS([.$A15])) * TAN(RADIANS([.BP$3]))" office:value-type="float" office:value="2.20477075228747" calcext:value-type="float">
            <text:p>2,20</text:p>
          </table:table-cell>
          <table:table-cell table:style-name="ce4" table:formula="of:=COS(RADIANS([.$A15])) * TAN(RADIANS([.BQ$3]))" office:value-type="float" office:value="2.31256872248209" calcext:value-type="float">
            <text:p>2,31</text:p>
          </table:table-cell>
          <table:table-cell table:style-name="ce4" table:formula="of:=COS(RADIANS([.$A15])) * TAN(RADIANS([.BR$3]))" office:value-type="float" office:value="2.42961253670738" calcext:value-type="float">
            <text:p>2,43</text:p>
          </table:table-cell>
          <table:table-cell table:style-name="ce4" table:formula="of:=COS(RADIANS([.$A15])) * TAN(RADIANS([.BS$3]))" office:value-type="float" office:value="2.55722624120569" calcext:value-type="float">
            <text:p>2,56</text:p>
          </table:table-cell>
          <table:table-cell table:style-name="ce4" table:formula="of:=COS(RADIANS([.$A15])) * TAN(RADIANS([.BT$3]))" office:value-type="float" office:value="2.6969985208453" calcext:value-type="float">
            <text:p>2,70</text:p>
          </table:table-cell>
          <table:table-cell table:style-name="ce4" table:formula="of:=COS(RADIANS([.$A15])) * TAN(RADIANS([.BU$3]))" office:value-type="float" office:value="2.85085234399099" calcext:value-type="float">
            <text:p>2,85</text:p>
          </table:table-cell>
          <table:table-cell table:style-name="ce4" table:formula="of:=COS(RADIANS([.$A15])) * TAN(RADIANS([.BV$3]))" office:value-type="float" office:value="3.02113782214059" calcext:value-type="float">
            <text:p>3,02</text:p>
          </table:table-cell>
          <table:table-cell table:style-name="ce4" table:formula="of:=COS(RADIANS([.$A15])) * TAN(RADIANS([.BW$3]))" office:value-type="float" office:value="3.210757843355" calcext:value-type="float">
            <text:p>3,21</text:p>
          </table:table-cell>
          <table:table-cell table:style-name="ce4" table:formula="of:=COS(RADIANS([.$A15])) * TAN(RADIANS([.BX$3]))" office:value-type="float" office:value="3.42334081802225" calcext:value-type="float">
            <text:p>3,42</text:p>
          </table:table-cell>
          <table:table-cell table:style-name="ce4" table:formula="of:=COS(RADIANS([.$A15])) * TAN(RADIANS([.BY$3]))" office:value-type="float" office:value="3.66348252271742" calcext:value-type="float">
            <text:p>3,66</text:p>
          </table:table-cell>
          <table:table-cell table:style-name="ce4" table:formula="of:=COS(RADIANS([.$A15])) * TAN(RADIANS([.BZ$3]))" office:value-type="float" office:value="3.93709159121238" calcext:value-type="float">
            <text:p>3,94</text:p>
          </table:table-cell>
          <table:table-cell table:style-name="ce4" table:formula="of:=COS(RADIANS([.$A15])) * TAN(RADIANS([.CA$3]))" office:value-type="float" office:value="4.25189446264506" calcext:value-type="float">
            <text:p>4,25</text:p>
          </table:table-cell>
          <table:table-cell table:style-name="ce4" table:formula="of:=COS(RADIANS([.$A15])) * TAN(RADIANS([.CB$3]))" office:value-type="float" office:value="4.61819280353041" calcext:value-type="float">
            <text:p>4,62</text:p>
          </table:table-cell>
          <table:table-cell table:style-name="ce4" table:formula="of:=COS(RADIANS([.$A15])) * TAN(RADIANS([.CC$3]))" office:value-type="float" office:value="5.0500340687913" calcext:value-type="float">
            <text:p>5,05</text:p>
          </table:table-cell>
          <table:table-cell table:style-name="ce4" table:formula="of:=COS(RADIANS([.$A15])) * TAN(RADIANS([.CD$3]))" office:value-type="float" office:value="5.56708439912927" calcext:value-type="float">
            <text:p>5,57</text:p>
          </table:table-cell>
          <table:table-cell table:style-name="ce4" table:formula="of:=COS(RADIANS([.$A15])) * TAN(RADIANS([.CE$3]))" office:value-type="float" office:value="6.19775011633888" calcext:value-type="float">
            <text:p>6,20</text:p>
          </table:table-cell>
          <table:table-cell table:style-name="ce4" table:formula="of:=COS(RADIANS([.$A15])) * TAN(RADIANS([.CF$3]))" office:value-type="float" office:value="6.9846403397728" calcext:value-type="float">
            <text:p>6,98</text:p>
          </table:table-cell>
          <table:table-cell table:style-name="ce4" table:formula="of:=COS(RADIANS([.$A15])) * TAN(RADIANS([.CG$3]))" office:value-type="float" office:value="7.99471184511474" calcext:value-type="float">
            <text:p>7,99</text:p>
          </table:table-cell>
          <table:table-cell table:style-name="ce4" table:formula="of:=COS(RADIANS([.$A15])) * TAN(RADIANS([.CH$3]))" office:value-type="float" office:value="9.33955878149309" calcext:value-type="float">
            <text:p>9,34</text:p>
          </table:table-cell>
          <table:table-cell table:style-name="ce4" table:formula="of:=COS(RADIANS([.$A15])) * TAN(RADIANS([.CI$3]))" office:value-type="float" office:value="11.2200500486191" calcext:value-type="float">
            <text:p>11,22</text:p>
          </table:table-cell>
          <table:table-cell table:style-name="ce4" table:formula="of:=COS(RADIANS([.$A15])) * TAN(RADIANS([.CJ$3]))" office:value-type="float" office:value="14.0379227390012" calcext:value-type="float">
            <text:p>14,04</text:p>
          </table:table-cell>
          <table:table-cell table:style-name="ce4" table:formula="of:=COS(RADIANS([.$A15])) * TAN(RADIANS([.CK$3]))" office:value-type="float" office:value="18.7305624637545" calcext:value-type="float">
            <text:p>18,73</text:p>
          </table:table-cell>
          <table:table-cell table:style-name="ce4" table:formula="of:=COS(RADIANS([.$A15])) * TAN(RADIANS([.CL$3]))" office:value-type="float" office:value="28.1101246546023" calcext:value-type="float">
            <text:p>28,11</text:p>
          </table:table-cell>
          <table:table-cell table:style-name="ce4" table:formula="of:=COS(RADIANS([.$A15])) * TAN(RADIANS([.CM$3]))" office:value-type="float" office:value="56.2373836754268" calcext:value-type="float">
            <text:p>56,24</text:p>
          </table:table-cell>
          <table:table-cell table:number-columns-repeated="933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4" table:formula="of:=COS(RADIANS([.$A16])) * TAN(RADIANS([.B$3]))" office:value-type="float" office:value="0" calcext:value-type="float">
            <text:p>0,00</text:p>
          </table:table-cell>
          <table:table-cell table:style-name="ce4" table:formula="of:=COS(RADIANS([.$A16])) * TAN(RADIANS([.C$3]))" office:value-type="float" office:value="0.0170736298801888" calcext:value-type="float">
            <text:p>0,02</text:p>
          </table:table-cell>
          <table:table-cell table:style-name="ce4" table:formula="of:=COS(RADIANS([.$A16])) * TAN(RADIANS([.D$3]))" office:value-type="float" office:value="0.0341576668941313" calcext:value-type="float">
            <text:p>0,03</text:p>
          </table:table-cell>
          <table:table-cell table:style-name="ce4" table:formula="of:=COS(RADIANS([.$A16])) * TAN(RADIANS([.E$3]))" office:value-type="float" office:value="0.0512625435654936" calcext:value-type="float">
            <text:p>0,05</text:p>
          </table:table-cell>
          <table:table-cell table:style-name="ce4" table:formula="of:=COS(RADIANS([.$A16])) * TAN(RADIANS([.F$3]))" office:value-type="float" office:value="0.0683987433295087" calcext:value-type="float">
            <text:p>0,07</text:p>
          </table:table-cell>
          <table:table-cell table:style-name="ce4" table:formula="of:=COS(RADIANS([.$A16])) * TAN(RADIANS([.G$3]))" office:value-type="float" office:value="0.0855768263192898" calcext:value-type="float">
            <text:p>0,09</text:p>
          </table:table-cell>
          <table:table-cell table:style-name="ce4" table:formula="of:=COS(RADIANS([.$A16])) * TAN(RADIANS([.H$3]))" office:value-type="float" office:value="0.102807455552083" calcext:value-type="float">
            <text:p>0,10</text:p>
          </table:table-cell>
          <table:table-cell table:style-name="ce4" table:formula="of:=COS(RADIANS([.$A16])) * TAN(RADIANS([.I$3]))" office:value-type="float" office:value="0.12010142365433" calcext:value-type="float">
            <text:p>0,12</text:p>
          </table:table-cell>
          <table:table-cell table:style-name="ce4" table:formula="of:=COS(RADIANS([.$A16])) * TAN(RADIANS([.J$3]))" office:value-type="float" office:value="0.137469680269271" calcext:value-type="float">
            <text:p>0,14</text:p>
          </table:table-cell>
          <table:table-cell table:style-name="ce4" table:formula="of:=COS(RADIANS([.$A16])) * TAN(RADIANS([.K$3]))" office:value-type="float" office:value="0.154923360297012" calcext:value-type="float">
            <text:p>0,15</text:p>
          </table:table-cell>
          <table:table-cell table:style-name="ce4" table:formula="of:=COS(RADIANS([.$A16])) * TAN(RADIANS([.L$3]))" office:value-type="float" office:value="0.172473813124621" calcext:value-type="float">
            <text:p>0,17</text:p>
          </table:table-cell>
          <table:table-cell table:style-name="ce4" table:formula="of:=COS(RADIANS([.$A16])) * TAN(RADIANS([.M$3]))" office:value-type="float" office:value="0.190132633012955" calcext:value-type="float">
            <text:p>0,19</text:p>
          </table:table-cell>
          <table:table-cell table:style-name="ce4" table:formula="of:=COS(RADIANS([.$A16])) * TAN(RADIANS([.N$3]))" office:value-type="float" office:value="0.207911690817759" calcext:value-type="float">
            <text:p>0,21</text:p>
          </table:table-cell>
          <table:table-cell table:style-name="ce4" table:formula="of:=COS(RADIANS([.$A16])) * TAN(RADIANS([.O$3]))" office:value-type="float" office:value="0.225823167235223" calcext:value-type="float">
            <text:p>0,23</text:p>
          </table:table-cell>
          <table:table-cell table:style-name="ce4" table:formula="of:=COS(RADIANS([.$A16])) * TAN(RADIANS([.P$3]))" office:value-type="float" office:value="0.243879587776809" calcext:value-type="float">
            <text:p>0,24</text:p>
          </table:table-cell>
          <table:table-cell table:style-name="ce4" table:formula="of:=COS(RADIANS([.$A16])) * TAN(RADIANS([.Q$3]))" office:value-type="float" office:value="0.262093859695063" calcext:value-type="float">
            <text:p>0,26</text:p>
          </table:table-cell>
          <table:table-cell table:style-name="ce4" table:formula="of:=COS(RADIANS([.$A16])) * TAN(RADIANS([.R$3]))" office:value-type="float" office:value="0.280479311101468" calcext:value-type="float">
            <text:p>0,28</text:p>
          </table:table-cell>
          <table:table-cell table:style-name="ce4" table:formula="of:=COS(RADIANS([.$A16])) * TAN(RADIANS([.S$3]))" office:value-type="float" office:value="0.2990497325395" calcext:value-type="float">
            <text:p>0,30</text:p>
          </table:table-cell>
          <table:table-cell table:style-name="ce4" table:formula="of:=COS(RADIANS([.$A16])) * TAN(RADIANS([.T$3]))" office:value-type="float" office:value="0.317819421301374" calcext:value-type="float">
            <text:p>0,32</text:p>
          </table:table-cell>
          <table:table-cell table:style-name="ce4" table:formula="of:=COS(RADIANS([.$A16])) * TAN(RADIANS([.U$3]))" office:value-type="float" office:value="0.336803228805684" calcext:value-type="float">
            <text:p>0,34</text:p>
          </table:table-cell>
          <table:table-cell table:style-name="ce4" table:formula="of:=COS(RADIANS([.$A16])) * TAN(RADIANS([.V$3]))" office:value-type="float" office:value="0.356016611386007" calcext:value-type="float">
            <text:p>0,36</text:p>
          </table:table-cell>
          <table:table-cell table:style-name="ce4" table:formula="of:=COS(RADIANS([.$A16])) * TAN(RADIANS([.W$3]))" office:value-type="float" office:value="0.375475684877889" calcext:value-type="float">
            <text:p>0,38</text:p>
          </table:table-cell>
          <table:table-cell table:style-name="ce4" table:formula="of:=COS(RADIANS([.$A16])) * TAN(RADIANS([.X$3]))" office:value-type="float" office:value="0.395197283434193" calcext:value-type="float">
            <text:p>0,40</text:p>
          </table:table-cell>
          <table:table-cell table:style-name="ce4" table:formula="of:=COS(RADIANS([.$A16])) * TAN(RADIANS([.Y$3]))" office:value-type="float" office:value="0.415199023047348" calcext:value-type="float">
            <text:p>0,42</text:p>
          </table:table-cell>
          <table:table-cell table:style-name="ce4" table:formula="of:=COS(RADIANS([.$A16])) * TAN(RADIANS([.Z$3]))" office:value-type="float" office:value="0.435499370312411" calcext:value-type="float">
            <text:p>0,44</text:p>
          </table:table-cell>
          <table:table-cell table:style-name="ce4" table:formula="of:=COS(RADIANS([.$A16])) * TAN(RADIANS([.AA$3]))" office:value-type="float" office:value="0.456117717028112" calcext:value-type="float">
            <text:p>0,46</text:p>
          </table:table-cell>
          <table:table-cell table:style-name="ce4" table:formula="of:=COS(RADIANS([.$A16])) * TAN(RADIANS([.AB$3]))" office:value-type="float" office:value="0.477074461305386" calcext:value-type="float">
            <text:p>0,48</text:p>
          </table:table-cell>
          <table:table-cell table:style-name="ce4" table:formula="of:=COS(RADIANS([.$A16])) * TAN(RADIANS([.AC$3]))" office:value-type="float" office:value="0.498391095935789" calcext:value-type="float">
            <text:p>0,50</text:p>
          </table:table-cell>
          <table:table-cell table:style-name="ce4" table:formula="of:=COS(RADIANS([.$A16])) * TAN(RADIANS([.AD$3]))" office:value-type="float" office:value="0.520090304867211" calcext:value-type="float">
            <text:p>0,52</text:p>
          </table:table-cell>
          <table:table-cell table:style-name="ce4" table:formula="of:=COS(RADIANS([.$A16])) * TAN(RADIANS([.AE$3]))" office:value-type="float" office:value="0.542196068743558" calcext:value-type="float">
            <text:p>0,54</text:p>
          </table:table-cell>
          <table:table-cell table:style-name="ce4" table:formula="of:=COS(RADIANS([.$A16])) * TAN(RADIANS([.AF$3]))" office:value-type="float" office:value="0.564733780590849" calcext:value-type="float">
            <text:p>0,56</text:p>
          </table:table-cell>
          <table:table-cell table:style-name="ce4" table:formula="of:=COS(RADIANS([.$A16])) * TAN(RADIANS([.AG$3]))" office:value-type="float" office:value="0.587730372877237" calcext:value-type="float">
            <text:p>0,59</text:p>
          </table:table-cell>
          <table:table-cell table:style-name="ce4" table:formula="of:=COS(RADIANS([.$A16])) * TAN(RADIANS([.AH$3]))" office:value-type="float" office:value="0.611214457342197" calcext:value-type="float">
            <text:p>0,61</text:p>
          </table:table-cell>
          <table:table-cell table:style-name="ce4" table:formula="of:=COS(RADIANS([.$A16])) * TAN(RADIANS([.AI$3]))" office:value-type="float" office:value="0.63521647918446" calcext:value-type="float">
            <text:p>0,64</text:p>
          </table:table-cell>
          <table:table-cell table:style-name="ce4" table:formula="of:=COS(RADIANS([.$A16])) * TAN(RADIANS([.AJ$3]))" office:value-type="float" office:value="0.659768887423937" calcext:value-type="float">
            <text:p>0,66</text:p>
          </table:table-cell>
          <table:table-cell table:style-name="ce4" table:formula="of:=COS(RADIANS([.$A16])) * TAN(RADIANS([.AK$3]))" office:value-type="float" office:value="0.684906323515552" calcext:value-type="float">
            <text:p>0,68</text:p>
          </table:table-cell>
          <table:table-cell table:style-name="ce4" table:formula="of:=COS(RADIANS([.$A16])) * TAN(RADIANS([.AL$3]))" office:value-type="float" office:value="0.710665830599518" calcext:value-type="float">
            <text:p>0,71</text:p>
          </table:table-cell>
          <table:table-cell table:style-name="ce4" table:formula="of:=COS(RADIANS([.$A16])) * TAN(RADIANS([.AM$3]))" office:value-type="float" office:value="0.73708708613129" calcext:value-type="float">
            <text:p>0,74</text:p>
          </table:table-cell>
          <table:table-cell table:style-name="ce4" table:formula="of:=COS(RADIANS([.$A16])) * TAN(RADIANS([.AN$3]))" office:value-type="float" office:value="0.764212661055354" calcext:value-type="float">
            <text:p>0,76</text:p>
          </table:table-cell>
          <table:table-cell table:style-name="ce4" table:formula="of:=COS(RADIANS([.$A16])) * TAN(RADIANS([.AO$3]))" office:value-type="float" office:value="0.792088309182241" calcext:value-type="float">
            <text:p>0,79</text:p>
          </table:table-cell>
          <table:table-cell table:style-name="ce4" table:formula="of:=COS(RADIANS([.$A16])) * TAN(RADIANS([.AP$3]))" office:value-type="float" office:value="0.820763291012678" calcext:value-type="float">
            <text:p>0,82</text:p>
          </table:table-cell>
          <table:table-cell table:style-name="ce4" table:formula="of:=COS(RADIANS([.$A16])) * TAN(RADIANS([.AQ$3]))" office:value-type="float" office:value="0.850290736944659" calcext:value-type="float">
            <text:p>0,85</text:p>
          </table:table-cell>
          <table:table-cell table:style-name="ce4" table:formula="of:=COS(RADIANS([.$A16])) * TAN(RADIANS([.AR$3]))" office:value-type="float" office:value="0.880728055620947" calcext:value-type="float">
            <text:p>0,88</text:p>
          </table:table-cell>
          <table:table-cell table:style-name="ce4" table:formula="of:=COS(RADIANS([.$A16])) * TAN(RADIANS([.AS$3]))" office:value-type="float" office:value="0.912137394153632" calcext:value-type="float">
            <text:p>0,91</text:p>
          </table:table-cell>
          <table:table-cell table:style-name="ce4" table:formula="of:=COS(RADIANS([.$A16])) * TAN(RADIANS([.AT$3]))" office:value-type="float" office:value="0.944586158133108" calcext:value-type="float">
            <text:p>0,94</text:p>
          </table:table-cell>
          <table:table-cell table:style-name="ce4" table:formula="of:=COS(RADIANS([.$A16])) * TAN(RADIANS([.AU$3]))" office:value-type="float" office:value="0.978147600733806" calcext:value-type="float">
            <text:p>0,98</text:p>
          </table:table-cell>
          <table:table-cell table:style-name="ce4" table:formula="of:=COS(RADIANS([.$A16])) * TAN(RADIANS([.AV$3]))" office:value-type="float" office:value="1.01290149192137" calcext:value-type="float">
            <text:p>1,01</text:p>
          </table:table-cell>
          <table:table-cell table:style-name="ce4" table:formula="of:=COS(RADIANS([.$A16])) * TAN(RADIANS([.AW$3]))" office:value-type="float" office:value="1.04893488081265" calcext:value-type="float">
            <text:p>1,05</text:p>
          </table:table-cell>
          <table:table-cell table:style-name="ce4" table:formula="of:=COS(RADIANS([.$A16])) * TAN(RADIANS([.AX$3]))" office:value-type="float" office:value="1.08634296672511" calcext:value-type="float">
            <text:p>1,09</text:p>
          </table:table-cell>
          <table:table-cell table:style-name="ce4" table:formula="of:=COS(RADIANS([.$A16])) * TAN(RADIANS([.AY$3]))" office:value-type="float" office:value="1.1252300974832" calcext:value-type="float">
            <text:p>1,13</text:p>
          </table:table-cell>
          <table:table-cell table:style-name="ce4" table:formula="of:=COS(RADIANS([.$A16])) * TAN(RADIANS([.AZ$3]))" office:value-type="float" office:value="1.16571091726192" calcext:value-type="float">
            <text:p>1,17</text:p>
          </table:table-cell>
          <table:table-cell table:style-name="ce4" table:formula="of:=COS(RADIANS([.$A16])) * TAN(RADIANS([.BA$3]))" office:value-type="float" office:value="1.20791169081776" calcext:value-type="float">
            <text:p>1,21</text:p>
          </table:table-cell>
          <table:table-cell table:style-name="ce4" table:formula="of:=COS(RADIANS([.$A16])) * TAN(RADIANS([.BB$3]))" office:value-type="float" office:value="1.25197183660897" calcext:value-type="float">
            <text:p>1,25</text:p>
          </table:table-cell>
          <table:table-cell table:style-name="ce4" table:formula="of:=COS(RADIANS([.$A16])) * TAN(RADIANS([.BC$3]))" office:value-type="float" office:value="1.29804570833423" calcext:value-type="float">
            <text:p>1,30</text:p>
          </table:table-cell>
          <table:table-cell table:style-name="ce4" table:formula="of:=COS(RADIANS([.$A16])) * TAN(RADIANS([.BD$3]))" office:value-type="float" office:value="1.34630467320227" calcext:value-type="float">
            <text:p>1,35</text:p>
          </table:table-cell>
          <table:table-cell table:style-name="ce4" table:formula="of:=COS(RADIANS([.$A16])) * TAN(RADIANS([.BE$3]))" office:value-type="float" office:value="1.39693954628757" calcext:value-type="float">
            <text:p>1,40</text:p>
          </table:table-cell>
          <table:table-cell table:style-name="ce4" table:formula="of:=COS(RADIANS([.$A16])) * TAN(RADIANS([.BF$3]))" office:value-type="float" office:value="1.45016345429232" calcext:value-type="float">
            <text:p>1,45</text:p>
          </table:table-cell>
          <table:table-cell table:style-name="ce4" table:formula="of:=COS(RADIANS([.$A16])) * TAN(RADIANS([.BG$3]))" office:value-type="float" office:value="1.50621521980928" calcext:value-type="float">
            <text:p>1,51</text:p>
          </table:table-cell>
          <table:table-cell table:style-name="ce4" table:formula="of:=COS(RADIANS([.$A16])) * TAN(RADIANS([.BH$3]))" office:value-type="float" office:value="1.56536337995297" calcext:value-type="float">
            <text:p>1,57</text:p>
          </table:table-cell>
          <table:table-cell table:style-name="ce4" table:formula="of:=COS(RADIANS([.$A16])) * TAN(RADIANS([.BI$3]))" office:value-type="float" office:value="1.62791098261166" calcext:value-type="float">
            <text:p>1,63</text:p>
          </table:table-cell>
          <table:table-cell table:style-name="ce4" table:formula="of:=COS(RADIANS([.$A16])) * TAN(RADIANS([.BJ$3]))" office:value-type="float" office:value="1.69420134177255" calcext:value-type="float">
            <text:p>1,69</text:p>
          </table:table-cell>
          <table:table-cell table:style-name="ce4" table:formula="of:=COS(RADIANS([.$A16])) * TAN(RADIANS([.BK$3]))" office:value-type="float" office:value="1.76462498342795" calcext:value-type="float">
            <text:p>1,76</text:p>
          </table:table-cell>
          <table:table-cell table:style-name="ce4" table:formula="of:=COS(RADIANS([.$A16])) * TAN(RADIANS([.BL$3]))" office:value-type="float" office:value="1.83962807971509" calcext:value-type="float">
            <text:p>1,84</text:p>
          </table:table-cell>
          <table:table-cell table:style-name="ce4" table:formula="of:=COS(RADIANS([.$A16])) * TAN(RADIANS([.BM$3]))" office:value-type="float" office:value="1.91972275713482" calcext:value-type="float">
            <text:p>1,92</text:p>
          </table:table-cell>
          <table:table-cell table:style-name="ce4" table:formula="of:=COS(RADIANS([.$A16])) * TAN(RADIANS([.BN$3]))" office:value-type="float" office:value="2.00549978341609" calcext:value-type="float">
            <text:p>2,01</text:p>
          </table:table-cell>
          <table:table-cell table:style-name="ce4" table:formula="of:=COS(RADIANS([.$A16])) * TAN(RADIANS([.BO$3]))" office:value-type="float" office:value="2.09764429905347" calcext:value-type="float">
            <text:p>2,10</text:p>
          </table:table-cell>
          <table:table-cell table:style-name="ce4" table:formula="of:=COS(RADIANS([.$A16])) * TAN(RADIANS([.BP$3]))" office:value-type="float" office:value="2.19695548155431" calcext:value-type="float">
            <text:p>2,20</text:p>
          </table:table-cell>
          <table:table-cell table:style-name="ce4" table:formula="of:=COS(RADIANS([.$A16])) * TAN(RADIANS([.BQ$3]))" office:value-type="float" office:value="2.30437133931356" calcext:value-type="float">
            <text:p>2,30</text:p>
          </table:table-cell>
          <table:table-cell table:style-name="ce4" table:formula="of:=COS(RADIANS([.$A16])) * TAN(RADIANS([.BR$3]))" office:value-type="float" office:value="2.42100026727693" calcext:value-type="float">
            <text:p>2,42</text:p>
          </table:table-cell>
          <table:table-cell table:style-name="ce4" table:formula="of:=COS(RADIANS([.$A16])) * TAN(RADIANS([.BS$3]))" office:value-type="float" office:value="2.54816161832812" calcext:value-type="float">
            <text:p>2,55</text:p>
          </table:table-cell>
          <table:table-cell table:style-name="ce4" table:formula="of:=COS(RADIANS([.$A16])) * TAN(RADIANS([.BT$3]))" office:value-type="float" office:value="2.68743844590985" calcext:value-type="float">
            <text:p>2,69</text:p>
          </table:table-cell>
          <table:table-cell table:style-name="ce4" table:formula="of:=COS(RADIANS([.$A16])) * TAN(RADIANS([.BU$3]))" office:value-type="float" office:value="2.84074690202362" calcext:value-type="float">
            <text:p>2,84</text:p>
          </table:table-cell>
          <table:table-cell table:style-name="ce4" table:formula="of:=COS(RADIANS([.$A16])) * TAN(RADIANS([.BV$3]))" office:value-type="float" office:value="3.01042876770591" calcext:value-type="float">
            <text:p>3,01</text:p>
          </table:table-cell>
          <table:table-cell table:style-name="ce4" table:formula="of:=COS(RADIANS([.$A16])) * TAN(RADIANS([.BW$3]))" office:value-type="float" office:value="3.19937664112415" calcext:value-type="float">
            <text:p>3,20</text:p>
          </table:table-cell>
          <table:table-cell table:style-name="ce4" table:formula="of:=COS(RADIANS([.$A16])) * TAN(RADIANS([.BX$3]))" office:value-type="float" office:value="3.4112060710074" calcext:value-type="float">
            <text:p>3,41</text:p>
          </table:table-cell>
          <table:table-cell table:style-name="ce4" table:formula="of:=COS(RADIANS([.$A16])) * TAN(RADIANS([.BY$3]))" office:value-type="float" office:value="3.65049654324016" calcext:value-type="float">
            <text:p>3,65</text:p>
          </table:table-cell>
          <table:table-cell table:style-name="ce4" table:formula="of:=COS(RADIANS([.$A16])) * TAN(RADIANS([.BZ$3]))" office:value-type="float" office:value="3.92313574720698" calcext:value-type="float">
            <text:p>3,92</text:p>
          </table:table-cell>
          <table:table-cell table:style-name="ce4" table:formula="of:=COS(RADIANS([.$A16])) * TAN(RADIANS([.CA$3]))" office:value-type="float" office:value="4.23682273406741" calcext:value-type="float">
            <text:p>4,24</text:p>
          </table:table-cell>
          <table:table-cell table:style-name="ce4" table:formula="of:=COS(RADIANS([.$A16])) * TAN(RADIANS([.CB$3]))" office:value-type="float" office:value="4.60182265392638" calcext:value-type="float">
            <text:p>4,60</text:p>
          </table:table-cell>
          <table:table-cell table:style-name="ce4" table:formula="of:=COS(RADIANS([.$A16])) * TAN(RADIANS([.CC$3]))" office:value-type="float" office:value="5.03213316756682" calcext:value-type="float">
            <text:p>5,03</text:p>
          </table:table-cell>
          <table:table-cell table:style-name="ce4" table:formula="of:=COS(RADIANS([.$A16])) * TAN(RADIANS([.CD$3]))" office:value-type="float" office:value="5.54735070494431" calcext:value-type="float">
            <text:p>5,55</text:p>
          </table:table-cell>
          <table:table-cell table:style-name="ce4" table:formula="of:=COS(RADIANS([.$A16])) * TAN(RADIANS([.CE$3]))" office:value-type="float" office:value="6.17578089570882" calcext:value-type="float">
            <text:p>6,18</text:p>
          </table:table-cell>
          <table:table-cell table:style-name="ce4" table:formula="of:=COS(RADIANS([.$A16])) * TAN(RADIANS([.CF$3]))" office:value-type="float" office:value="6.95988182228408" calcext:value-type="float">
            <text:p>6,96</text:p>
          </table:table-cell>
          <table:table-cell table:style-name="ce4" table:formula="of:=COS(RADIANS([.$A16])) * TAN(RADIANS([.CG$3]))" office:value-type="float" office:value="7.96637291806829" calcext:value-type="float">
            <text:p>7,97</text:p>
          </table:table-cell>
          <table:table-cell table:style-name="ce4" table:formula="of:=COS(RADIANS([.$A16])) * TAN(RADIANS([.CH$3]))" office:value-type="float" office:value="9.30645276340483" calcext:value-type="float">
            <text:p>9,31</text:p>
          </table:table-cell>
          <table:table-cell table:style-name="ce4" table:formula="of:=COS(RADIANS([.$A16])) * TAN(RADIANS([.CI$3]))" office:value-type="float" office:value="11.1802782362079" calcext:value-type="float">
            <text:p>11,18</text:p>
          </table:table-cell>
          <table:table-cell table:style-name="ce4" table:formula="of:=COS(RADIANS([.$A16])) * TAN(RADIANS([.CJ$3]))" office:value-type="float" office:value="13.9881623878977" calcext:value-type="float">
            <text:p>13,99</text:p>
          </table:table-cell>
          <table:table-cell table:style-name="ce4" table:formula="of:=COS(RADIANS([.$A16])) * TAN(RADIANS([.CK$3]))" office:value-type="float" office:value="18.6641680703751" calcext:value-type="float">
            <text:p>18,66</text:p>
          </table:table-cell>
          <table:table-cell table:style-name="ce4" table:formula="of:=COS(RADIANS([.$A16])) * TAN(RADIANS([.CL$3]))" office:value-type="float" office:value="28.0104824426894" calcext:value-type="float">
            <text:p>28,01</text:p>
          </table:table-cell>
          <table:table-cell table:style-name="ce4" table:formula="of:=COS(RADIANS([.$A16])) * TAN(RADIANS([.CM$3]))" office:value-type="float" office:value="56.0380385152588" calcext:value-type="float">
            <text:p>56,04</text:p>
          </table:table-cell>
          <table:table-cell table:number-columns-repeated="933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4" table:formula="of:=COS(RADIANS([.$A17])) * TAN(RADIANS([.B$3]))" office:value-type="float" office:value="0" calcext:value-type="float">
            <text:p>0,00</text:p>
          </table:table-cell>
          <table:table-cell table:style-name="ce4" table:formula="of:=COS(RADIANS([.$A17])) * TAN(RADIANS([.C$3]))" office:value-type="float" office:value="0.0170076927449379" calcext:value-type="float">
            <text:p>0,02</text:p>
          </table:table-cell>
          <table:table-cell table:style-name="ce4" table:formula="of:=COS(RADIANS([.$A17])) * TAN(RADIANS([.D$3]))" office:value-type="float" office:value="0.0340257524320245" calcext:value-type="float">
            <text:p>0,03</text:p>
          </table:table-cell>
          <table:table-cell table:style-name="ce4" table:formula="of:=COS(RADIANS([.$A17])) * TAN(RADIANS([.E$3]))" office:value-type="float" office:value="0.0510645712952672" calcext:value-type="float">
            <text:p>0,05</text:p>
          </table:table-cell>
          <table:table-cell table:style-name="ce4" table:formula="of:=COS(RADIANS([.$A17])) * TAN(RADIANS([.F$3]))" office:value-type="float" office:value="0.0681345922836232" calcext:value-type="float">
            <text:p>0,07</text:p>
          </table:table-cell>
          <table:table-cell table:style-name="ce4" table:formula="of:=COS(RADIANS([.$A17])) * TAN(RADIANS([.G$3]))" office:value-type="float" office:value="0.0852463347477282" calcext:value-type="float">
            <text:p>0,09</text:p>
          </table:table-cell>
          <table:table-cell table:style-name="ce4" table:formula="of:=COS(RADIANS([.$A17])) * TAN(RADIANS([.H$3]))" office:value-type="float" office:value="0.10241042052502" calcext:value-type="float">
            <text:p>0,10</text:p>
          </table:table-cell>
          <table:table-cell table:style-name="ce4" table:formula="of:=COS(RADIANS([.$A17])) * TAN(RADIANS([.I$3]))" office:value-type="float" office:value="0.11963760056159" calcext:value-type="float">
            <text:p>0,12</text:p>
          </table:table-cell>
          <table:table-cell table:style-name="ce4" table:formula="of:=COS(RADIANS([.$A17])) * TAN(RADIANS([.J$3]))" office:value-type="float" office:value="0.13693878221394" calcext:value-type="float">
            <text:p>0,14</text:p>
          </table:table-cell>
          <table:table-cell table:style-name="ce4" table:formula="of:=COS(RADIANS([.$A17])) * TAN(RADIANS([.K$3]))" office:value-type="float" office:value="0.154325057379992" calcext:value-type="float">
            <text:p>0,15</text:p>
          </table:table-cell>
          <table:table-cell table:style-name="ce4" table:formula="of:=COS(RADIANS([.$A17])) * TAN(RADIANS([.L$3]))" office:value-type="float" office:value="0.171807731616292" calcext:value-type="float">
            <text:p>0,17</text:p>
          </table:table-cell>
          <table:table-cell table:style-name="ce4" table:formula="of:=COS(RADIANS([.$A17])) * TAN(RADIANS([.M$3]))" office:value-type="float" office:value="0.189398354407493" calcext:value-type="float">
            <text:p>0,19</text:p>
          </table:table-cell>
          <table:table-cell table:style-name="ce4" table:formula="of:=COS(RADIANS([.$A17])) * TAN(RADIANS([.N$3]))" office:value-type="float" office:value="0.207108750764946" calcext:value-type="float">
            <text:p>0,21</text:p>
          </table:table-cell>
          <table:table-cell table:style-name="ce4" table:formula="of:=COS(RADIANS([.$A17])) * TAN(RADIANS([.O$3]))" office:value-type="float" office:value="0.224951054343865" calcext:value-type="float">
            <text:p>0,22</text:p>
          </table:table-cell>
          <table:table-cell table:style-name="ce4" table:formula="of:=COS(RADIANS([.$A17])) * TAN(RADIANS([.P$3]))" office:value-type="float" office:value="0.242937742283083" calcext:value-type="float">
            <text:p>0,24</text:p>
          </table:table-cell>
          <table:table-cell table:style-name="ce4" table:formula="of:=COS(RADIANS([.$A17])) * TAN(RADIANS([.Q$3]))" office:value-type="float" office:value="0.261081671988264" calcext:value-type="float">
            <text:p>0,26</text:p>
          </table:table-cell>
          <table:table-cell table:style-name="ce4" table:formula="of:=COS(RADIANS([.$A17])) * TAN(RADIANS([.R$3]))" office:value-type="float" office:value="0.279396120098677" calcext:value-type="float">
            <text:p>0,28</text:p>
          </table:table-cell>
          <table:table-cell table:style-name="ce4" table:formula="of:=COS(RADIANS([.$A17])) * TAN(RADIANS([.S$3]))" office:value-type="float" office:value="0.297894823899709" calcext:value-type="float">
            <text:p>0,30</text:p>
          </table:table-cell>
          <table:table-cell table:style-name="ce4" table:formula="of:=COS(RADIANS([.$A17])) * TAN(RADIANS([.T$3]))" office:value-type="float" office:value="0.316592025468456" calcext:value-type="float">
            <text:p>0,32</text:p>
          </table:table-cell>
          <table:table-cell table:style-name="ce4" table:formula="of:=COS(RADIANS([.$A17])) * TAN(RADIANS([.U$3]))" office:value-type="float" office:value="0.335502518868397" calcext:value-type="float">
            <text:p>0,34</text:p>
          </table:table-cell>
          <table:table-cell table:style-name="ce4" table:formula="of:=COS(RADIANS([.$A17])) * TAN(RADIANS([.V$3]))" office:value-type="float" office:value="0.354641700741857" calcext:value-type="float">
            <text:p>0,35</text:p>
          </table:table-cell>
          <table:table-cell table:style-name="ce4" table:formula="of:=COS(RADIANS([.$A17])) * TAN(RADIANS([.W$3]))" office:value-type="float" office:value="0.37402562468618" calcext:value-type="float">
            <text:p>0,37</text:p>
          </table:table-cell>
          <table:table-cell table:style-name="ce4" table:formula="of:=COS(RADIANS([.$A17])) * TAN(RADIANS([.X$3]))" office:value-type="float" office:value="0.393671059841936" calcext:value-type="float">
            <text:p>0,39</text:p>
          </table:table-cell>
          <table:table-cell table:style-name="ce4" table:formula="of:=COS(RADIANS([.$A17])) * TAN(RADIANS([.Y$3]))" office:value-type="float" office:value="0.413595554169853" calcext:value-type="float">
            <text:p>0,41</text:p>
          </table:table-cell>
          <table:table-cell table:style-name="ce4" table:formula="of:=COS(RADIANS([.$A17])) * TAN(RADIANS([.Z$3]))" office:value-type="float" office:value="0.433817502948323" calcext:value-type="float">
            <text:p>0,43</text:p>
          </table:table-cell>
          <table:table-cell table:style-name="ce4" table:formula="of:=COS(RADIANS([.$A17])) * TAN(RADIANS([.AA$3]))" office:value-type="float" office:value="0.454356223086337" calcext:value-type="float">
            <text:p>0,45</text:p>
          </table:table-cell>
          <table:table-cell table:style-name="ce4" table:formula="of:=COS(RADIANS([.$A17])) * TAN(RADIANS([.AB$3]))" office:value-type="float" office:value="0.475232033918789" calcext:value-type="float">
            <text:p>0,48</text:p>
          </table:table-cell>
          <table:table-cell table:style-name="ce4" table:formula="of:=COS(RADIANS([.$A17])) * TAN(RADIANS([.AC$3]))" office:value-type="float" office:value="0.496466345233613" calcext:value-type="float">
            <text:p>0,50</text:p>
          </table:table-cell>
          <table:table-cell table:style-name="ce4" table:formula="of:=COS(RADIANS([.$A17])) * TAN(RADIANS([.AD$3]))" office:value-type="float" office:value="0.518081753374916" calcext:value-type="float">
            <text:p>0,52</text:p>
          </table:table-cell>
          <table:table-cell table:style-name="ce4" table:formula="of:=COS(RADIANS([.$A17])) * TAN(RADIANS([.AE$3]))" office:value-type="float" office:value="0.540102146375077" calcext:value-type="float">
            <text:p>0,54</text:p>
          </table:table-cell>
          <table:table-cell table:style-name="ce4" table:formula="of:=COS(RADIANS([.$A17])) * TAN(RADIANS([.AF$3]))" office:value-type="float" office:value="0.562552819194069" calcext:value-type="float">
            <text:p>0,56</text:p>
          </table:table-cell>
          <table:table-cell table:style-name="ce4" table:formula="of:=COS(RADIANS([.$A17])) * TAN(RADIANS([.AG$3]))" office:value-type="float" office:value="0.58546060028878" calcext:value-type="float">
            <text:p>0,59</text:p>
          </table:table-cell>
          <table:table-cell table:style-name="ce4" table:formula="of:=COS(RADIANS([.$A17])) * TAN(RADIANS([.AH$3]))" office:value-type="float" office:value="0.608853990902199" calcext:value-type="float">
            <text:p>0,61</text:p>
          </table:table-cell>
          <table:table-cell table:style-name="ce4" table:formula="of:=COS(RADIANS([.$A17])) * TAN(RADIANS([.AI$3]))" office:value-type="float" office:value="0.632763318655882" calcext:value-type="float">
            <text:p>0,63</text:p>
          </table:table-cell>
          <table:table-cell table:style-name="ce4" table:formula="of:=COS(RADIANS([.$A17])) * TAN(RADIANS([.AJ$3]))" office:value-type="float" office:value="0.657220907253948" calcext:value-type="float">
            <text:p>0,66</text:p>
          </table:table-cell>
          <table:table-cell table:style-name="ce4" table:formula="of:=COS(RADIANS([.$A17])) * TAN(RADIANS([.AK$3]))" office:value-type="float" office:value="0.682261264368505" calcext:value-type="float">
            <text:p>0,68</text:p>
          </table:table-cell>
          <table:table-cell table:style-name="ce4" table:formula="of:=COS(RADIANS([.$A17])) * TAN(RADIANS([.AL$3]))" office:value-type="float" office:value="0.707921290081812" calcext:value-type="float">
            <text:p>0,71</text:p>
          </table:table-cell>
          <table:table-cell table:style-name="ce4" table:formula="of:=COS(RADIANS([.$A17])) * TAN(RADIANS([.AM$3]))" office:value-type="float" office:value="0.734240508617836" calcext:value-type="float">
            <text:p>0,73</text:p>
          </table:table-cell>
          <table:table-cell table:style-name="ce4" table:formula="of:=COS(RADIANS([.$A17])) * TAN(RADIANS([.AN$3]))" office:value-type="float" office:value="0.761261326515123" calcext:value-type="float">
            <text:p>0,76</text:p>
          </table:table-cell>
          <table:table-cell table:style-name="ce4" table:formula="of:=COS(RADIANS([.$A17])) * TAN(RADIANS([.AO$3]))" office:value-type="float" office:value="0.789029320886268" calcext:value-type="float">
            <text:p>0,79</text:p>
          </table:table-cell>
          <table:table-cell table:style-name="ce4" table:formula="of:=COS(RADIANS([.$A17])) * TAN(RADIANS([.AP$3]))" office:value-type="float" office:value="0.817593561991473" calcext:value-type="float">
            <text:p>0,82</text:p>
          </table:table-cell>
          <table:table-cell table:style-name="ce4" table:formula="of:=COS(RADIANS([.$A17])) * TAN(RADIANS([.AQ$3]))" office:value-type="float" office:value="0.847006975042943" calcext:value-type="float">
            <text:p>0,85</text:p>
          </table:table-cell>
          <table:table-cell table:style-name="ce4" table:formula="of:=COS(RADIANS([.$A17])) * TAN(RADIANS([.AR$3]))" office:value-type="float" office:value="0.877326746975374" calcext:value-type="float">
            <text:p>0,88</text:p>
          </table:table-cell>
          <table:table-cell table:style-name="ce4" table:formula="of:=COS(RADIANS([.$A17])) * TAN(RADIANS([.AS$3]))" office:value-type="float" office:value="0.908614784893163" calcext:value-type="float">
            <text:p>0,91</text:p>
          </table:table-cell>
          <table:table-cell table:style-name="ce4" table:formula="of:=COS(RADIANS([.$A17])) * TAN(RADIANS([.AT$3]))" office:value-type="float" office:value="0.940938234071143" calcext:value-type="float">
            <text:p>0,94</text:p>
          </table:table-cell>
          <table:table-cell table:style-name="ce4" table:formula="of:=COS(RADIANS([.$A17])) * TAN(RADIANS([.AU$3]))" office:value-type="float" office:value="0.974370064785235" calcext:value-type="float">
            <text:p>0,97</text:p>
          </table:table-cell>
          <table:table-cell table:style-name="ce4" table:formula="of:=COS(RADIANS([.$A17])) * TAN(RADIANS([.AV$3]))" office:value-type="float" office:value="1.00898973893519" calcext:value-type="float">
            <text:p>1,01</text:p>
          </table:table-cell>
          <table:table-cell table:style-name="ce4" table:formula="of:=COS(RADIANS([.$A17])) * TAN(RADIANS([.AW$3]))" office:value-type="float" office:value="1.04488396946041" calcext:value-type="float">
            <text:p>1,04</text:p>
          </table:table-cell>
          <table:table-cell table:style-name="ce4" table:formula="of:=COS(RADIANS([.$A17])) * TAN(RADIANS([.AX$3]))" office:value-type="float" office:value="1.08214758802541" calcext:value-type="float">
            <text:p>1,08</text:p>
          </table:table-cell>
          <table:table-cell table:style-name="ce4" table:formula="of:=COS(RADIANS([.$A17])) * TAN(RADIANS([.AY$3]))" office:value-type="float" office:value="1.12088453947082" calcext:value-type="float">
            <text:p>1,12</text:p>
          </table:table-cell>
          <table:table-cell table:style-name="ce4" table:formula="of:=COS(RADIANS([.$A17])) * TAN(RADIANS([.AZ$3]))" office:value-type="float" office:value="1.16120902522406" calcext:value-type="float">
            <text:p>1,16</text:p>
          </table:table-cell>
          <table:table-cell table:style-name="ce4" table:formula="of:=COS(RADIANS([.$A17])) * TAN(RADIANS([.BA$3]))" office:value-type="float" office:value="1.20324682241616" calcext:value-type="float">
            <text:p>1,20</text:p>
          </table:table-cell>
          <table:table-cell table:style-name="ce4" table:formula="of:=COS(RADIANS([.$A17])) * TAN(RADIANS([.BB$3]))" office:value-type="float" office:value="1.24713681108129" calcext:value-type="float">
            <text:p>1,25</text:p>
          </table:table-cell>
          <table:table-cell table:style-name="ce4" table:formula="of:=COS(RADIANS([.$A17])) * TAN(RADIANS([.BC$3]))" office:value-type="float" office:value="1.29303274881519" calcext:value-type="float">
            <text:p>1,29</text:p>
          </table:table-cell>
          <table:table-cell table:style-name="ce4" table:formula="of:=COS(RADIANS([.$A17])) * TAN(RADIANS([.BD$3]))" office:value-type="float" office:value="1.34110534101872" calcext:value-type="float">
            <text:p>1,34</text:p>
          </table:table-cell>
          <table:table-cell table:style-name="ce4" table:formula="of:=COS(RADIANS([.$A17])) * TAN(RADIANS([.BE$3]))" office:value-type="float" office:value="1.39154466585222" calcext:value-type="float">
            <text:p>1,39</text:p>
          </table:table-cell>
          <table:table-cell table:style-name="ce4" table:formula="of:=COS(RADIANS([.$A17])) * TAN(RADIANS([.BF$3]))" office:value-type="float" office:value="1.44456302693782" calcext:value-type="float">
            <text:p>1,44</text:p>
          </table:table-cell>
          <table:table-cell table:style-name="ce4" table:formula="of:=COS(RADIANS([.$A17])) * TAN(RADIANS([.BG$3]))" office:value-type="float" office:value="1.50039832455253" calcext:value-type="float">
            <text:p>1,50</text:p>
          </table:table-cell>
          <table:table-cell table:style-name="ce4" table:formula="of:=COS(RADIANS([.$A17])) * TAN(RADIANS([.BH$3]))" office:value-type="float" office:value="1.55931805873978" calcext:value-type="float">
            <text:p>1,56</text:p>
          </table:table-cell>
          <table:table-cell table:style-name="ce4" table:formula="of:=COS(RADIANS([.$A17])) * TAN(RADIANS([.BI$3]))" office:value-type="float" office:value="1.62162410703861" calcext:value-type="float">
            <text:p>1,62</text:p>
          </table:table-cell>
          <table:table-cell table:style-name="ce4" table:formula="of:=COS(RADIANS([.$A17])) * TAN(RADIANS([.BJ$3]))" office:value-type="float" office:value="1.68765845758221" calcext:value-type="float">
            <text:p>1,69</text:p>
          </table:table-cell>
          <table:table-cell table:style-name="ce4" table:formula="of:=COS(RADIANS([.$A17])) * TAN(RADIANS([.BK$3]))" office:value-type="float" office:value="1.75781012817948" calcext:value-type="float">
            <text:p>1,76</text:p>
          </table:table-cell>
          <table:table-cell table:style-name="ce4" table:formula="of:=COS(RADIANS([.$A17])) * TAN(RADIANS([.BL$3]))" office:value-type="float" office:value="1.83252356788281" calcext:value-type="float">
            <text:p>1,83</text:p>
          </table:table-cell>
          <table:table-cell table:style-name="ce4" table:formula="of:=COS(RADIANS([.$A17])) * TAN(RADIANS([.BM$3]))" office:value-type="float" office:value="1.91230892539724" calcext:value-type="float">
            <text:p>1,91</text:p>
          </table:table-cell>
          <table:table-cell table:style-name="ce4" table:formula="of:=COS(RADIANS([.$A17])) * TAN(RADIANS([.BN$3]))" office:value-type="float" office:value="1.99775468694904" calcext:value-type="float">
            <text:p>2,00</text:p>
          </table:table-cell>
          <table:table-cell table:style-name="ce4" table:formula="of:=COS(RADIANS([.$A17])) * TAN(RADIANS([.BO$3]))" office:value-type="float" office:value="2.08954334706928" calcext:value-type="float">
            <text:p>2,09</text:p>
          </table:table-cell>
          <table:table-cell table:style-name="ce4" table:formula="of:=COS(RADIANS([.$A17])) * TAN(RADIANS([.BP$3]))" office:value-type="float" office:value="2.18847099689907" calcext:value-type="float">
            <text:p>2,19</text:p>
          </table:table-cell>
          <table:table-cell table:style-name="ce4" table:formula="of:=COS(RADIANS([.$A17])) * TAN(RADIANS([.BQ$3]))" office:value-type="float" office:value="2.29547202231214" calcext:value-type="float">
            <text:p>2,30</text:p>
          </table:table-cell>
          <table:table-cell table:style-name="ce4" table:formula="of:=COS(RADIANS([.$A17])) * TAN(RADIANS([.BR$3]))" office:value-type="float" office:value="2.41165053771232" calcext:value-type="float">
            <text:p>2,41</text:p>
          </table:table-cell>
          <table:table-cell table:style-name="ce4" table:formula="of:=COS(RADIANS([.$A17])) * TAN(RADIANS([.BS$3]))" office:value-type="float" office:value="2.53832080073701" calcext:value-type="float">
            <text:p>2,54</text:p>
          </table:table-cell>
          <table:table-cell table:style-name="ce4" table:formula="of:=COS(RADIANS([.$A17])) * TAN(RADIANS([.BT$3]))" office:value-type="float" office:value="2.67705975118997" calcext:value-type="float">
            <text:p>2,68</text:p>
          </table:table-cell>
          <table:table-cell table:style-name="ce4" table:formula="of:=COS(RADIANS([.$A17])) * TAN(RADIANS([.BU$3]))" office:value-type="float" office:value="2.82977614103097" calcext:value-type="float">
            <text:p>2,83</text:p>
          </table:table-cell>
          <table:table-cell table:style-name="ce4" table:formula="of:=COS(RADIANS([.$A17])) * TAN(RADIANS([.BV$3]))" office:value-type="float" office:value="2.9988027075059" calcext:value-type="float">
            <text:p>3,00</text:p>
          </table:table-cell>
          <table:table-cell table:style-name="ce4" table:formula="of:=COS(RADIANS([.$A17])) * TAN(RADIANS([.BW$3]))" office:value-type="float" office:value="3.18702087777535" calcext:value-type="float">
            <text:p>3,19</text:p>
          </table:table-cell>
          <table:table-cell table:style-name="ce4" table:formula="of:=COS(RADIANS([.$A17])) * TAN(RADIANS([.BX$3]))" office:value-type="float" office:value="3.39803223757823" calcext:value-type="float">
            <text:p>3,40</text:p>
          </table:table-cell>
          <table:table-cell table:style-name="ce4" table:formula="of:=COS(RADIANS([.$A17])) * TAN(RADIANS([.BY$3]))" office:value-type="float" office:value="3.63639858715268" calcext:value-type="float">
            <text:p>3,64</text:p>
          </table:table-cell>
          <table:table-cell table:style-name="ce4" table:formula="of:=COS(RADIANS([.$A17])) * TAN(RADIANS([.BZ$3]))" office:value-type="float" office:value="3.90798487804871" calcext:value-type="float">
            <text:p>3,91</text:p>
          </table:table-cell>
          <table:table-cell table:style-name="ce4" table:formula="of:=COS(RADIANS([.$A17])) * TAN(RADIANS([.CA$3]))" office:value-type="float" office:value="4.22046042824193" calcext:value-type="float">
            <text:p>4,22</text:p>
          </table:table-cell>
          <table:table-cell table:style-name="ce4" table:formula="of:=COS(RADIANS([.$A17])) * TAN(RADIANS([.CB$3]))" office:value-type="float" office:value="4.58405074456309" calcext:value-type="float">
            <text:p>4,58</text:p>
          </table:table-cell>
          <table:table-cell table:style-name="ce4" table:formula="of:=COS(RADIANS([.$A17])) * TAN(RADIANS([.CC$3]))" office:value-type="float" office:value="5.01269942983213" calcext:value-type="float">
            <text:p>5,01</text:p>
          </table:table-cell>
          <table:table-cell table:style-name="ce4" table:formula="of:=COS(RADIANS([.$A17])) * TAN(RADIANS([.CD$3]))" office:value-type="float" office:value="5.52592723399623" calcext:value-type="float">
            <text:p>5,53</text:p>
          </table:table-cell>
          <table:table-cell table:style-name="ce4" table:formula="of:=COS(RADIANS([.$A17])) * TAN(RADIANS([.CE$3]))" office:value-type="float" office:value="6.1519304723918" calcext:value-type="float">
            <text:p>6,15</text:p>
          </table:table-cell>
          <table:table-cell table:style-name="ce4" table:formula="of:=COS(RADIANS([.$A17])) * TAN(RADIANS([.CF$3]))" office:value-type="float" office:value="6.9330032573704" calcext:value-type="float">
            <text:p>6,93</text:p>
          </table:table-cell>
          <table:table-cell table:style-name="ce4" table:formula="of:=COS(RADIANS([.$A17])) * TAN(RADIANS([.CG$3]))" office:value-type="float" office:value="7.935607356659" calcext:value-type="float">
            <text:p>7,94</text:p>
          </table:table-cell>
          <table:table-cell table:style-name="ce4" table:formula="of:=COS(RADIANS([.$A17])) * TAN(RADIANS([.CH$3]))" office:value-type="float" office:value="9.2705119096512" calcext:value-type="float">
            <text:p>9,27</text:p>
          </table:table-cell>
          <table:table-cell table:style-name="ce4" table:formula="of:=COS(RADIANS([.$A17])) * TAN(RADIANS([.CI$3]))" office:value-type="float" office:value="11.1371008027402" calcext:value-type="float">
            <text:p>11,14</text:p>
          </table:table-cell>
          <table:table-cell table:style-name="ce4" table:formula="of:=COS(RADIANS([.$A17])) * TAN(RADIANS([.CJ$3]))" office:value-type="float" office:value="13.9341411070244" calcext:value-type="float">
            <text:p>13,93</text:p>
          </table:table-cell>
          <table:table-cell table:style-name="ce4" table:formula="of:=COS(RADIANS([.$A17])) * TAN(RADIANS([.CK$3]))" office:value-type="float" office:value="18.5920883905976" calcext:value-type="float">
            <text:p>18,59</text:p>
          </table:table-cell>
          <table:table-cell table:style-name="ce4" table:formula="of:=COS(RADIANS([.$A17])) * TAN(RADIANS([.CL$3]))" office:value-type="float" office:value="27.9023079664808" calcext:value-type="float">
            <text:p>27,90</text:p>
          </table:table-cell>
          <table:table-cell table:style-name="ce4" table:formula="of:=COS(RADIANS([.$A17])) * TAN(RADIANS([.CM$3]))" office:value-type="float" office:value="55.8216236257064" calcext:value-type="float">
            <text:p>55,82</text:p>
          </table:table-cell>
          <table:table-cell table:number-columns-repeated="93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4" table:formula="of:=COS(RADIANS([.$A18])) * TAN(RADIANS([.B$3]))" office:value-type="float" office:value="0" calcext:value-type="float">
            <text:p>0,00</text:p>
          </table:table-cell>
          <table:table-cell table:style-name="ce4" table:formula="of:=COS(RADIANS([.$A18])) * TAN(RADIANS([.C$3]))" office:value-type="float" office:value="0.0169365749017196" calcext:value-type="float">
            <text:p>0,02</text:p>
          </table:table-cell>
          <table:table-cell table:style-name="ce4" table:formula="of:=COS(RADIANS([.$A18])) * TAN(RADIANS([.D$3]))" office:value-type="float" office:value="0.033883473396112" calcext:value-type="float">
            <text:p>0,03</text:p>
          </table:table-cell>
          <table:table-cell table:style-name="ce4" table:formula="of:=COS(RADIANS([.$A18])) * TAN(RADIANS([.E$3]))" office:value-type="float" office:value="0.0508510442619506" calcext:value-type="float">
            <text:p>0,05</text:p>
          </table:table-cell>
          <table:table-cell table:style-name="ce4" table:formula="of:=COS(RADIANS([.$A18])) * TAN(RADIANS([.F$3]))" office:value-type="float" office:value="0.0678496867808935" calcext:value-type="float">
            <text:p>0,07</text:p>
          </table:table-cell>
          <table:table-cell table:style-name="ce4" table:formula="of:=COS(RADIANS([.$A18])) * TAN(RADIANS([.G$3]))" office:value-type="float" office:value="0.0848898763168027" calcext:value-type="float">
            <text:p>0,08</text:p>
          </table:table-cell>
          <table:table-cell table:style-name="ce4" table:formula="of:=COS(RADIANS([.$A18])) * TAN(RADIANS([.H$3]))" office:value-type="float" office:value="0.101982190291793" calcext:value-type="float">
            <text:p>0,10</text:p>
          </table:table-cell>
          <table:table-cell table:style-name="ce4" table:formula="of:=COS(RADIANS([.$A18])) * TAN(RADIANS([.I$3]))" office:value-type="float" office:value="0.119137334696763" calcext:value-type="float">
            <text:p>0,12</text:p>
          </table:table-cell>
          <table:table-cell table:style-name="ce4" table:formula="of:=COS(RADIANS([.$A18])) * TAN(RADIANS([.J$3]))" office:value-type="float" office:value="0.136366171278992" calcext:value-type="float">
            <text:p>0,14</text:p>
          </table:table-cell>
          <table:table-cell table:style-name="ce4" table:formula="of:=COS(RADIANS([.$A18])) * TAN(RADIANS([.K$3]))" office:value-type="float" office:value="0.153679745555513" calcext:value-type="float">
            <text:p>0,15</text:p>
          </table:table-cell>
          <table:table-cell table:style-name="ce4" table:formula="of:=COS(RADIANS([.$A18])) * TAN(RADIANS([.L$3]))" office:value-type="float" office:value="0.171089315808574" calcext:value-type="float">
            <text:p>0,17</text:p>
          </table:table-cell>
          <table:table-cell table:style-name="ce4" table:formula="of:=COS(RADIANS([.$A18])) * TAN(RADIANS([.M$3]))" office:value-type="float" office:value="0.188606383228535" calcext:value-type="float">
            <text:p>0,19</text:p>
          </table:table-cell>
          <table:table-cell table:style-name="ce4" table:formula="of:=COS(RADIANS([.$A18])) * TAN(RADIANS([.N$3]))" office:value-type="float" office:value="0.206242723380343" calcext:value-type="float">
            <text:p>0,21</text:p>
          </table:table-cell>
          <table:table-cell table:style-name="ce4" table:formula="of:=COS(RADIANS([.$A18])) * TAN(RADIANS([.O$3]))" office:value-type="float" office:value="0.224010419182204" calcext:value-type="float">
            <text:p>0,22</text:p>
          </table:table-cell>
          <table:table-cell table:style-name="ce4" table:formula="of:=COS(RADIANS([.$A18])) * TAN(RADIANS([.P$3]))" office:value-type="float" office:value="0.241921895599668" calcext:value-type="float">
            <text:p>0,24</text:p>
          </table:table-cell>
          <table:table-cell table:style-name="ce4" table:formula="of:=COS(RADIANS([.$A18])) * TAN(RADIANS([.Q$3]))" office:value-type="float" office:value="0.259989956275023" calcext:value-type="float">
            <text:p>0,26</text:p>
          </table:table-cell>
          <table:table-cell table:style-name="ce4" table:formula="of:=COS(RADIANS([.$A18])) * TAN(RADIANS([.R$3]))" office:value-type="float" office:value="0.278227822331133" calcext:value-type="float">
            <text:p>0,28</text:p>
          </table:table-cell>
          <table:table-cell table:style-name="ce4" table:formula="of:=COS(RADIANS([.$A18])) * TAN(RADIANS([.S$3]))" office:value-type="float" office:value="0.296649173610786" calcext:value-type="float">
            <text:p>0,30</text:p>
          </table:table-cell>
          <table:table-cell table:style-name="ce4" table:formula="of:=COS(RADIANS([.$A18])) * TAN(RADIANS([.T$3]))" office:value-type="float" office:value="0.315268192637684" calcext:value-type="float">
            <text:p>0,32</text:p>
          </table:table-cell>
          <table:table-cell table:style-name="ce4" table:formula="of:=COS(RADIANS([.$A18])) * TAN(RADIANS([.U$3]))" office:value-type="float" office:value="0.334099611613776" calcext:value-type="float">
            <text:p>0,33</text:p>
          </table:table-cell>
          <table:table-cell table:style-name="ce4" table:formula="of:=COS(RADIANS([.$A18])) * TAN(RADIANS([.V$3]))" office:value-type="float" office:value="0.353158762800169" calcext:value-type="float">
            <text:p>0,35</text:p>
          </table:table-cell>
          <table:table-cell table:style-name="ce4" table:formula="of:=COS(RADIANS([.$A18])) * TAN(RADIANS([.W$3]))" office:value-type="float" office:value="0.372461632665923" calcext:value-type="float">
            <text:p>0,37</text:p>
          </table:table-cell>
          <table:table-cell table:style-name="ce4" table:formula="of:=COS(RADIANS([.$A18])) * TAN(RADIANS([.X$3]))" office:value-type="float" office:value="0.392024920231273" calcext:value-type="float">
            <text:p>0,39</text:p>
          </table:table-cell>
          <table:table-cell table:style-name="ce4" table:formula="of:=COS(RADIANS([.$A18])) * TAN(RADIANS([.Y$3]))" office:value-type="float" office:value="0.411866100079968" calcext:value-type="float">
            <text:p>0,41</text:p>
          </table:table-cell>
          <table:table-cell table:style-name="ce4" table:formula="of:=COS(RADIANS([.$A18])) * TAN(RADIANS([.Z$3]))" office:value-type="float" office:value="0.432003490570353" calcext:value-type="float">
            <text:p>0,43</text:p>
          </table:table-cell>
          <table:table-cell table:style-name="ce4" table:formula="of:=COS(RADIANS([.$A18])) * TAN(RADIANS([.AA$3]))" office:value-type="float" office:value="0.452456327837564" calcext:value-type="float">
            <text:p>0,45</text:p>
          </table:table-cell>
          <table:table-cell table:style-name="ce4" table:formula="of:=COS(RADIANS([.$A18])) * TAN(RADIANS([.AB$3]))" office:value-type="float" office:value="0.473244846250984" calcext:value-type="float">
            <text:p>0,47</text:p>
          </table:table-cell>
          <table:table-cell table:style-name="ce4" table:formula="of:=COS(RADIANS([.$A18])) * TAN(RADIANS([.AC$3]))" office:value-type="float" office:value="0.4943903660733" calcext:value-type="float">
            <text:p>0,49</text:p>
          </table:table-cell>
          <table:table-cell table:style-name="ce4" table:formula="of:=COS(RADIANS([.$A18])) * TAN(RADIANS([.AD$3]))" office:value-type="float" office:value="0.515915389161772" calcext:value-type="float">
            <text:p>0,52</text:p>
          </table:table-cell>
          <table:table-cell table:style-name="ce4" table:formula="of:=COS(RADIANS([.$A18])) * TAN(RADIANS([.AE$3]))" office:value-type="float" office:value="0.537843703660723" calcext:value-type="float">
            <text:p>0,54</text:p>
          </table:table-cell>
          <table:table-cell table:style-name="ce4" table:formula="of:=COS(RADIANS([.$A18])) * TAN(RADIANS([.AF$3]))" office:value-type="float" office:value="0.56020049875899" calcext:value-type="float">
            <text:p>0,56</text:p>
          </table:table-cell>
          <table:table-cell table:style-name="ce4" table:formula="of:=COS(RADIANS([.$A18])) * TAN(RADIANS([.AG$3]))" office:value-type="float" office:value="0.583012490729991" calcext:value-type="float">
            <text:p>0,58</text:p>
          </table:table-cell>
          <table:table-cell table:style-name="ce4" table:formula="of:=COS(RADIANS([.$A18])) * TAN(RADIANS([.AH$3]))" office:value-type="float" office:value="0.606308061638472" calcext:value-type="float">
            <text:p>0,61</text:p>
          </table:table-cell>
          <table:table-cell table:style-name="ce4" table:formula="of:=COS(RADIANS([.$A18])) * TAN(RADIANS([.AI$3]))" office:value-type="float" office:value="0.630117412290725" calcext:value-type="float">
            <text:p>0,63</text:p>
          </table:table-cell>
          <table:table-cell table:style-name="ce4" table:formula="of:=COS(RADIANS([.$A18])) * TAN(RADIANS([.AJ$3]))" office:value-type="float" office:value="0.654472731228967" calcext:value-type="float">
            <text:p>0,65</text:p>
          </table:table-cell>
          <table:table-cell table:style-name="ce4" table:formula="of:=COS(RADIANS([.$A18])) * TAN(RADIANS([.AK$3]))" office:value-type="float" office:value="0.679408381831118" calcext:value-type="float">
            <text:p>0,68</text:p>
          </table:table-cell>
          <table:table-cell table:style-name="ce4" table:formula="of:=COS(RADIANS([.$A18])) * TAN(RADIANS([.AL$3]))" office:value-type="float" office:value="0.70496110988136" calcext:value-type="float">
            <text:p>0,70</text:p>
          </table:table-cell>
          <table:table-cell table:style-name="ce4" table:formula="of:=COS(RADIANS([.$A18])) * TAN(RADIANS([.AM$3]))" office:value-type="float" office:value="0.731170274332709" calcext:value-type="float">
            <text:p>0,73</text:p>
          </table:table-cell>
          <table:table-cell table:style-name="ce4" table:formula="of:=COS(RADIANS([.$A18])) * TAN(RADIANS([.AN$3]))" office:value-type="float" office:value="0.758078104400332" calcext:value-type="float">
            <text:p>0,76</text:p>
          </table:table-cell>
          <table:table-cell table:style-name="ce4" table:formula="of:=COS(RADIANS([.$A18])) * TAN(RADIANS([.AO$3]))" office:value-type="float" office:value="0.785729986615655" calcext:value-type="float">
            <text:p>0,79</text:p>
          </table:table-cell>
          <table:table-cell table:style-name="ce4" table:formula="of:=COS(RADIANS([.$A18])) * TAN(RADIANS([.AP$3]))" office:value-type="float" office:value="0.81417478605108" calcext:value-type="float">
            <text:p>0,81</text:p>
          </table:table-cell>
          <table:table-cell table:style-name="ce4" table:formula="of:=COS(RADIANS([.$A18])) * TAN(RADIANS([.AQ$3]))" office:value-type="float" office:value="0.843465206611487" calcext:value-type="float">
            <text:p>0,84</text:p>
          </table:table-cell>
          <table:table-cell table:style-name="ce4" table:formula="of:=COS(RADIANS([.$A18])) * TAN(RADIANS([.AR$3]))" office:value-type="float" office:value="0.873658196103817" calcext:value-type="float">
            <text:p>0,87</text:p>
          </table:table-cell>
          <table:table-cell table:style-name="ce4" table:formula="of:=COS(RADIANS([.$A18])) * TAN(RADIANS([.AS$3]))" office:value-type="float" office:value="0.904815402767266" calcext:value-type="float">
            <text:p>0,90</text:p>
          </table:table-cell>
          <table:table-cell table:style-name="ce4" table:formula="of:=COS(RADIANS([.$A18])) * TAN(RADIANS([.AT$3]))" office:value-type="float" office:value="0.937003691108007" calcext:value-type="float">
            <text:p>0,94</text:p>
          </table:table-cell>
          <table:table-cell table:style-name="ce4" table:formula="of:=COS(RADIANS([.$A18])) * TAN(RADIANS([.AU$3]))" office:value-type="float" office:value="0.970295726275996" calcext:value-type="float">
            <text:p>0,97</text:p>
          </table:table-cell>
          <table:table-cell table:style-name="ce4" table:formula="of:=COS(RADIANS([.$A18])) * TAN(RADIANS([.AV$3]))" office:value-type="float" office:value="1.00477063790023" calcext:value-type="float">
            <text:p>1,00</text:p>
          </table:table-cell>
          <table:table-cell table:style-name="ce4" table:formula="of:=COS(RADIANS([.$A18])) * TAN(RADIANS([.AW$3]))" office:value-type="float" office:value="1.04051477632905" calcext:value-type="float">
            <text:p>1,04</text:p>
          </table:table-cell>
          <table:table-cell table:style-name="ce4" table:formula="of:=COS(RADIANS([.$A18])) * TAN(RADIANS([.AX$3]))" office:value-type="float" office:value="1.0776225766874" calcext:value-type="float">
            <text:p>1,08</text:p>
          </table:table-cell>
          <table:table-cell table:style-name="ce4" table:formula="of:=COS(RADIANS([.$A18])) * TAN(RADIANS([.AY$3]))" office:value-type="float" office:value="1.11619754916947" calcext:value-type="float">
            <text:p>1,12</text:p>
          </table:table-cell>
          <table:table-cell table:style-name="ce4" table:formula="of:=COS(RADIANS([.$A18])) * TAN(RADIANS([.AZ$3]))" office:value-type="float" office:value="1.15635341766823" calcext:value-type="float">
            <text:p>1,16</text:p>
          </table:table-cell>
          <table:table-cell table:style-name="ce4" table:formula="of:=COS(RADIANS([.$A18])) * TAN(RADIANS([.BA$3]))" office:value-type="float" office:value="1.19821543337634" calcext:value-type="float">
            <text:p>1,20</text:p>
          </table:table-cell>
          <table:table-cell table:style-name="ce4" table:formula="of:=COS(RADIANS([.$A18])) * TAN(RADIANS([.BB$3]))" office:value-type="float" office:value="1.24192189559967" calcext:value-type="float">
            <text:p>1,24</text:p>
          </table:table-cell>
          <table:table-cell table:style-name="ce4" table:formula="of:=COS(RADIANS([.$A18])) * TAN(RADIANS([.BC$3]))" office:value-type="float" office:value="1.28762591899498" calcext:value-type="float">
            <text:p>1,29</text:p>
          </table:table-cell>
          <table:table-cell table:style-name="ce4" table:formula="of:=COS(RADIANS([.$A18])) * TAN(RADIANS([.BD$3]))" office:value-type="float" office:value="1.33549749515673" calcext:value-type="float">
            <text:p>1,34</text:p>
          </table:table-cell>
          <table:table-cell table:style-name="ce4" table:formula="of:=COS(RADIANS([.$A18])) * TAN(RADIANS([.BE$3]))" office:value-type="float" office:value="1.38572590743146" calcext:value-type="float">
            <text:p>1,39</text:p>
          </table:table-cell>
          <table:table-cell table:style-name="ce4" table:formula="of:=COS(RADIANS([.$A18])) * TAN(RADIANS([.BF$3]))" office:value-type="float" office:value="1.43852257169151" calcext:value-type="float">
            <text:p>1,44</text:p>
          </table:table-cell>
          <table:table-cell table:style-name="ce4" table:formula="of:=COS(RADIANS([.$A18])) * TAN(RADIANS([.BG$3]))" office:value-type="float" office:value="1.49412439343143" calcext:value-type="float">
            <text:p>1,49</text:p>
          </table:table-cell>
          <table:table-cell table:style-name="ce4" table:formula="of:=COS(RADIANS([.$A18])) * TAN(RADIANS([.BH$3]))" office:value-type="float" office:value="1.55279775414044" calcext:value-type="float">
            <text:p>1,55</text:p>
          </table:table-cell>
          <table:table-cell table:style-name="ce4" table:formula="of:=COS(RADIANS([.$A18])) * TAN(RADIANS([.BI$3]))" office:value-type="float" office:value="1.61484326905353" calcext:value-type="float">
            <text:p>1,61</text:p>
          </table:table-cell>
          <table:table-cell table:style-name="ce4" table:formula="of:=COS(RADIANS([.$A18])) * TAN(RADIANS([.BJ$3]))" office:value-type="float" office:value="1.68060149627697" calcext:value-type="float">
            <text:p>1,68</text:p>
          </table:table-cell>
          <table:table-cell table:style-name="ce4" table:formula="of:=COS(RADIANS([.$A18])) * TAN(RADIANS([.BK$3]))" office:value-type="float" office:value="1.75045982693767" calcext:value-type="float">
            <text:p>1,75</text:p>
          </table:table-cell>
          <table:table-cell table:style-name="ce4" table:formula="of:=COS(RADIANS([.$A18])) * TAN(RADIANS([.BL$3]))" office:value-type="float" office:value="1.82486085161971" calcext:value-type="float">
            <text:p>1,82</text:p>
          </table:table-cell>
          <table:table-cell table:style-name="ce4" table:formula="of:=COS(RADIANS([.$A18])) * TAN(RADIANS([.BM$3]))" office:value-type="float" office:value="1.90431258583602" calcext:value-type="float">
            <text:p>1,90</text:p>
          </table:table-cell>
          <table:table-cell table:style-name="ce4" table:formula="of:=COS(RADIANS([.$A18])) * TAN(RADIANS([.BN$3]))" office:value-type="float" office:value="1.98940105505165" calcext:value-type="float">
            <text:p>1,99</text:p>
          </table:table-cell>
          <table:table-cell table:style-name="ce4" table:formula="of:=COS(RADIANS([.$A18])) * TAN(RADIANS([.BO$3]))" office:value-type="float" office:value="2.08080589993972" calcext:value-type="float">
            <text:p>2,08</text:p>
          </table:table-cell>
          <table:table-cell table:style-name="ce4" table:formula="of:=COS(RADIANS([.$A18])) * TAN(RADIANS([.BP$3]))" office:value-type="float" office:value="2.17931988277799" calcext:value-type="float">
            <text:p>2,18</text:p>
          </table:table-cell>
          <table:table-cell table:style-name="ce4" table:formula="of:=COS(RADIANS([.$A18])) * TAN(RADIANS([.BQ$3]))" office:value-type="float" office:value="2.28587348229598" calcext:value-type="float">
            <text:p>2,29</text:p>
          </table:table-cell>
          <table:table-cell table:style-name="ce4" table:formula="of:=COS(RADIANS([.$A18])) * TAN(RADIANS([.BR$3]))" office:value-type="float" office:value="2.40156619603173" calcext:value-type="float">
            <text:p>2,40</text:p>
          </table:table-cell>
          <table:table-cell table:style-name="ce4" table:formula="of:=COS(RADIANS([.$A18])) * TAN(RADIANS([.BS$3]))" office:value-type="float" office:value="2.52770678604073" calcext:value-type="float">
            <text:p>2,53</text:p>
          </table:table-cell>
          <table:table-cell table:style-name="ce4" table:formula="of:=COS(RADIANS([.$A18])) * TAN(RADIANS([.BT$3]))" office:value-type="float" office:value="2.66586559813662" calcext:value-type="float">
            <text:p>2,67</text:p>
          </table:table-cell>
          <table:table-cell table:style-name="ce4" table:formula="of:=COS(RADIANS([.$A18])) * TAN(RADIANS([.BU$3]))" office:value-type="float" office:value="2.81794340281311" calcext:value-type="float">
            <text:p>2,82</text:p>
          </table:table-cell>
          <table:table-cell table:style-name="ce4" table:formula="of:=COS(RADIANS([.$A18])) * TAN(RADIANS([.BV$3]))" office:value-type="float" office:value="2.98626318295114" calcext:value-type="float">
            <text:p>2,99</text:p>
          </table:table-cell>
          <table:table-cell table:style-name="ce4" table:formula="of:=COS(RADIANS([.$A18])) * TAN(RADIANS([.BW$3]))" office:value-type="float" office:value="3.17369431699381" calcext:value-type="float">
            <text:p>3,17</text:p>
          </table:table-cell>
          <table:table-cell table:style-name="ce4" table:formula="of:=COS(RADIANS([.$A18])) * TAN(RADIANS([.BX$3]))" office:value-type="float" office:value="3.38382333061202" calcext:value-type="float">
            <text:p>3,38</text:p>
          </table:table-cell>
          <table:table-cell table:style-name="ce4" table:formula="of:=COS(RADIANS([.$A18])) * TAN(RADIANS([.BY$3]))" office:value-type="float" office:value="3.62119294882896" calcext:value-type="float">
            <text:p>3,62</text:p>
          </table:table-cell>
          <table:table-cell table:style-name="ce4" table:formula="of:=COS(RADIANS([.$A18])) * TAN(RADIANS([.BZ$3]))" office:value-type="float" office:value="3.89164359883908" calcext:value-type="float">
            <text:p>3,89</text:p>
          </table:table-cell>
          <table:table-cell table:style-name="ce4" table:formula="of:=COS(RADIANS([.$A18])) * TAN(RADIANS([.CA$3]))" office:value-type="float" office:value="4.2028125292855" calcext:value-type="float">
            <text:p>4,20</text:p>
          </table:table-cell>
          <table:table-cell table:style-name="ce4" table:formula="of:=COS(RADIANS([.$A18])) * TAN(RADIANS([.CB$3]))" office:value-type="float" office:value="4.56488248893632" calcext:value-type="float">
            <text:p>4,56</text:p>
          </table:table-cell>
          <table:table-cell table:style-name="ce4" table:formula="of:=COS(RADIANS([.$A18])) * TAN(RADIANS([.CC$3]))" office:value-type="float" office:value="4.991738775292" calcext:value-type="float">
            <text:p>4,99</text:p>
          </table:table-cell>
          <table:table-cell table:style-name="ce4" table:formula="of:=COS(RADIANS([.$A18])) * TAN(RADIANS([.CD$3]))" office:value-type="float" office:value="5.50282051208182" calcext:value-type="float">
            <text:p>5,50</text:p>
          </table:table-cell>
          <table:table-cell table:style-name="ce4" table:formula="of:=COS(RADIANS([.$A18])) * TAN(RADIANS([.CE$3]))" office:value-type="float" office:value="6.12620611145779" calcext:value-type="float">
            <text:p>6,13</text:p>
          </table:table-cell>
          <table:table-cell table:style-name="ce4" table:formula="of:=COS(RADIANS([.$A18])) * TAN(RADIANS([.CF$3]))" office:value-type="float" office:value="6.90401283250302" calcext:value-type="float">
            <text:p>6,90</text:p>
          </table:table-cell>
          <table:table-cell table:style-name="ce4" table:formula="of:=COS(RADIANS([.$A18])) * TAN(RADIANS([.CG$3]))" office:value-type="float" office:value="7.90242453237493" calcext:value-type="float">
            <text:p>7,90</text:p>
          </table:table-cell>
          <table:table-cell table:style-name="ce4" table:formula="of:=COS(RADIANS([.$A18])) * TAN(RADIANS([.CH$3]))" office:value-type="float" office:value="9.23174716816443" calcext:value-type="float">
            <text:p>9,23</text:p>
          </table:table-cell>
          <table:table-cell table:style-name="ce4" table:formula="of:=COS(RADIANS([.$A18])) * TAN(RADIANS([.CI$3]))" office:value-type="float" office:value="11.0905309004804" calcext:value-type="float">
            <text:p>11,09</text:p>
          </table:table-cell>
          <table:table-cell table:style-name="ce4" table:formula="of:=COS(RADIANS([.$A18])) * TAN(RADIANS([.CJ$3]))" office:value-type="float" office:value="13.8758753517869" calcext:value-type="float">
            <text:p>13,88</text:p>
          </table:table-cell>
          <table:table-cell table:style-name="ce4" table:formula="of:=COS(RADIANS([.$A18])) * TAN(RADIANS([.CK$3]))" office:value-type="float" office:value="18.5143453805908" calcext:value-type="float">
            <text:p>18,51</text:p>
          </table:table-cell>
          <table:table-cell table:style-name="ce4" table:formula="of:=COS(RADIANS([.$A18])) * TAN(RADIANS([.CL$3]))" office:value-type="float" office:value="27.7856341769699" calcext:value-type="float">
            <text:p>27,79</text:p>
          </table:table-cell>
          <table:table-cell table:style-name="ce4" table:formula="of:=COS(RADIANS([.$A18])) * TAN(RADIANS([.CM$3]))" office:value-type="float" office:value="55.5882049288414" calcext:value-type="float">
            <text:p>55,59</text:p>
          </table:table-cell>
          <table:table-cell table:number-columns-repeated="93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4" table:formula="of:=COS(RADIANS([.$A19])) * TAN(RADIANS([.B$3]))" office:value-type="float" office:value="0" calcext:value-type="float">
            <text:p>0,00</text:p>
          </table:table-cell>
          <table:table-cell table:style-name="ce4" table:formula="of:=COS(RADIANS([.$A19])) * TAN(RADIANS([.C$3]))" office:value-type="float" office:value="0.0168602980137179" calcext:value-type="float">
            <text:p>0,02</text:p>
          </table:table-cell>
          <table:table-cell table:style-name="ce4" table:formula="of:=COS(RADIANS([.$A19])) * TAN(RADIANS([.D$3]))" office:value-type="float" office:value="0.0337308731259665" calcext:value-type="float">
            <text:p>0,03</text:p>
          </table:table-cell>
          <table:table-cell table:style-name="ce4" table:formula="of:=COS(RADIANS([.$A19])) * TAN(RADIANS([.E$3]))" office:value-type="float" office:value="0.0506220275079467" calcext:value-type="float">
            <text:p>0,05</text:p>
          </table:table-cell>
          <table:table-cell table:style-name="ce4" table:formula="of:=COS(RADIANS([.$A19])) * TAN(RADIANS([.F$3]))" office:value-type="float" office:value="0.0675441136062956" calcext:value-type="float">
            <text:p>0,07</text:p>
          </table:table-cell>
          <table:table-cell table:style-name="ce4" table:formula="of:=COS(RADIANS([.$A19])) * TAN(RADIANS([.G$3]))" office:value-type="float" office:value="0.0845075596072044" calcext:value-type="float">
            <text:p>0,08</text:p>
          </table:table-cell>
          <table:table-cell table:style-name="ce4" table:formula="of:=COS(RADIANS([.$A19])) * TAN(RADIANS([.H$3]))" office:value-type="float" office:value="0.101522895295479" calcext:value-type="float">
            <text:p>0,10</text:p>
          </table:table-cell>
          <table:table-cell table:style-name="ce4" table:formula="of:=COS(RADIANS([.$A19])) * TAN(RADIANS([.I$3]))" office:value-type="float" office:value="0.118600778445679" calcext:value-type="float">
            <text:p>0,12</text:p>
          </table:table-cell>
          <table:table-cell table:style-name="ce4" table:formula="of:=COS(RADIANS([.$A19])) * TAN(RADIANS([.J$3]))" office:value-type="float" office:value="0.135752021887263" calcext:value-type="float">
            <text:p>0,14</text:p>
          </table:table-cell>
          <table:table-cell table:style-name="ce4" table:formula="of:=COS(RADIANS([.$A19])) * TAN(RADIANS([.K$3]))" office:value-type="float" office:value="0.152987621391809" calcext:value-type="float">
            <text:p>0,15</text:p>
          </table:table-cell>
          <table:table-cell table:style-name="ce4" table:formula="of:=COS(RADIANS([.$A19])) * TAN(RADIANS([.L$3]))" office:value-type="float" office:value="0.170318784537881" calcext:value-type="float">
            <text:p>0,17</text:p>
          </table:table-cell>
          <table:table-cell table:style-name="ce4" table:formula="of:=COS(RADIANS([.$A19])) * TAN(RADIANS([.M$3]))" office:value-type="float" office:value="0.187756960718175" calcext:value-type="float">
            <text:p>0,19</text:p>
          </table:table-cell>
          <table:table-cell table:style-name="ce4" table:formula="of:=COS(RADIANS([.$A19])) * TAN(RADIANS([.N$3]))" office:value-type="float" office:value="0.205313872464279" calcext:value-type="float">
            <text:p>0,21</text:p>
          </table:table-cell>
          <table:table-cell table:style-name="ce4" table:formula="of:=COS(RADIANS([.$A19])) * TAN(RADIANS([.O$3]))" office:value-type="float" office:value="0.223001548276822" calcext:value-type="float">
            <text:p>0,22</text:p>
          </table:table-cell>
          <table:table-cell table:style-name="ce4" table:formula="of:=COS(RADIANS([.$A19])) * TAN(RADIANS([.P$3]))" office:value-type="float" office:value="0.240832357163303" calcext:value-type="float">
            <text:p>0,24</text:p>
          </table:table-cell>
          <table:table-cell table:style-name="ce4" table:formula="of:=COS(RADIANS([.$A19])) * TAN(RADIANS([.Q$3]))" office:value-type="float" office:value="0.258819045102521" calcext:value-type="float">
            <text:p>0,26</text:p>
          </table:table-cell>
          <table:table-cell table:style-name="ce4" table:formula="of:=COS(RADIANS([.$A19])) * TAN(RADIANS([.R$3]))" office:value-type="float" office:value="0.276974773673654" calcext:value-type="float">
            <text:p>0,28</text:p>
          </table:table-cell>
          <table:table-cell table:style-name="ce4" table:formula="of:=COS(RADIANS([.$A19])) * TAN(RADIANS([.S$3]))" office:value-type="float" office:value="0.295313161109876" calcext:value-type="float">
            <text:p>0,30</text:p>
          </table:table-cell>
          <table:table-cell table:style-name="ce4" table:formula="of:=COS(RADIANS([.$A19])) * TAN(RADIANS([.T$3]))" office:value-type="float" office:value="0.313848326061363" calcext:value-type="float">
            <text:p>0,31</text:p>
          </table:table-cell>
          <table:table-cell table:style-name="ce4" table:formula="of:=COS(RADIANS([.$A19])) * TAN(RADIANS([.U$3]))" office:value-type="float" office:value="0.332594934380963" calcext:value-type="float">
            <text:p>0,33</text:p>
          </table:table-cell>
          <table:table-cell table:style-name="ce4" table:formula="of:=COS(RADIANS([.$A19])) * TAN(RADIANS([.V$3]))" office:value-type="float" office:value="0.351568249278207" calcext:value-type="float">
            <text:p>0,35</text:p>
          </table:table-cell>
          <table:table-cell table:style-name="ce4" table:formula="of:=COS(RADIANS([.$A19])) * TAN(RADIANS([.W$3]))" office:value-type="float" office:value="0.37078418522424" calcext:value-type="float">
            <text:p>0,37</text:p>
          </table:table-cell>
          <table:table-cell table:style-name="ce4" table:formula="of:=COS(RADIANS([.$A19])) * TAN(RADIANS([.X$3]))" office:value-type="float" office:value="0.390259366032278" calcext:value-type="float">
            <text:p>0,39</text:p>
          </table:table-cell>
          <table:table-cell table:style-name="ce4" table:formula="of:=COS(RADIANS([.$A19])) * TAN(RADIANS([.Y$3]))" office:value-type="float" office:value="0.410011187586163" calcext:value-type="float">
            <text:p>0,41</text:p>
          </table:table-cell>
          <table:table-cell table:style-name="ce4" table:formula="of:=COS(RADIANS([.$A19])) * TAN(RADIANS([.Z$3]))" office:value-type="float" office:value="0.430057885744243" calcext:value-type="float">
            <text:p>0,43</text:p>
          </table:table-cell>
          <table:table-cell table:style-name="ce4" table:formula="of:=COS(RADIANS([.$A19])) * TAN(RADIANS([.AA$3]))" office:value-type="float" office:value="0.450418610008287" calcext:value-type="float">
            <text:p>0,45</text:p>
          </table:table-cell>
          <table:table-cell table:style-name="ce4" table:formula="of:=COS(RADIANS([.$A19])) * TAN(RADIANS([.AB$3]))" office:value-type="float" office:value="0.471113503618586" calcext:value-type="float">
            <text:p>0,47</text:p>
          </table:table-cell>
          <table:table-cell table:style-name="ce4" table:formula="of:=COS(RADIANS([.$A19])) * TAN(RADIANS([.AC$3]))" office:value-type="float" office:value="0.492163790818215" calcext:value-type="float">
            <text:p>0,49</text:p>
          </table:table-cell>
          <table:table-cell table:style-name="ce4" table:formula="of:=COS(RADIANS([.$A19])) * TAN(RADIANS([.AD$3]))" office:value-type="float" office:value="0.513591872123305" calcext:value-type="float">
            <text:p>0,51</text:p>
          </table:table-cell>
          <table:table-cell table:style-name="ce4" table:formula="of:=COS(RADIANS([.$A19])) * TAN(RADIANS([.AE$3]))" office:value-type="float" office:value="0.535421428544026" calcext:value-type="float">
            <text:p>0,54</text:p>
          </table:table-cell>
          <table:table-cell table:style-name="ce4" table:formula="of:=COS(RADIANS([.$A19])) * TAN(RADIANS([.AF$3]))" office:value-type="float" office:value="0.557677535825205" calcext:value-type="float">
            <text:p>0,56</text:p>
          </table:table-cell>
          <table:table-cell table:style-name="ce4" table:formula="of:=COS(RADIANS([.$A19])) * TAN(RADIANS([.AG$3]))" office:value-type="float" office:value="0.580386789918757" calcext:value-type="float">
            <text:p>0,58</text:p>
          </table:table-cell>
          <table:table-cell table:style-name="ce4" table:formula="of:=COS(RADIANS([.$A19])) * TAN(RADIANS([.AH$3]))" office:value-type="float" office:value="0.603577445065732" calcext:value-type="float">
            <text:p>0,60</text:p>
          </table:table-cell>
          <table:table-cell table:style-name="ce4" table:formula="of:=COS(RADIANS([.$A19])) * TAN(RADIANS([.AI$3]))" office:value-type="float" office:value="0.6272795660577" calcext:value-type="float">
            <text:p>0,63</text:p>
          </table:table-cell>
          <table:table-cell table:style-name="ce4" table:formula="of:=COS(RADIANS([.$A19])) * TAN(RADIANS([.AJ$3]))" office:value-type="float" office:value="0.651525196470035" calcext:value-type="float">
            <text:p>0,65</text:p>
          </table:table-cell>
          <table:table-cell table:style-name="ce4" table:formula="of:=COS(RADIANS([.$A19])) * TAN(RADIANS([.AK$3]))" office:value-type="float" office:value="0.676348544919048" calcext:value-type="float">
            <text:p>0,68</text:p>
          </table:table-cell>
          <table:table-cell table:style-name="ce4" table:formula="of:=COS(RADIANS([.$A19])) * TAN(RADIANS([.AL$3]))" office:value-type="float" office:value="0.701786191697727" calcext:value-type="float">
            <text:p>0,70</text:p>
          </table:table-cell>
          <table:table-cell table:style-name="ce4" table:formula="of:=COS(RADIANS([.$A19])) * TAN(RADIANS([.AM$3]))" office:value-type="float" office:value="0.727877318499016" calcext:value-type="float">
            <text:p>0,73</text:p>
          </table:table-cell>
          <table:table-cell table:style-name="ce4" table:formula="of:=COS(RADIANS([.$A19])) * TAN(RADIANS([.AN$3]))" office:value-type="float" office:value="0.754663964351273" calcext:value-type="float">
            <text:p>0,75</text:p>
          </table:table-cell>
          <table:table-cell table:style-name="ce4" table:formula="of:=COS(RADIANS([.$A19])) * TAN(RADIANS([.AO$3]))" office:value-type="float" office:value="0.782191311379582" calcext:value-type="float">
            <text:p>0,78</text:p>
          </table:table-cell>
          <table:table-cell table:style-name="ce4" table:formula="of:=COS(RADIANS([.$A19])) * TAN(RADIANS([.AP$3]))" office:value-type="float" office:value="0.810508004583767" calcext:value-type="float">
            <text:p>0,81</text:p>
          </table:table-cell>
          <table:table-cell table:style-name="ce4" table:formula="of:=COS(RADIANS([.$A19])) * TAN(RADIANS([.AQ$3]))" office:value-type="float" office:value="0.839666510507267" calcext:value-type="float">
            <text:p>0,84</text:p>
          </table:table-cell>
          <table:table-cell table:style-name="ce4" table:formula="of:=COS(RADIANS([.$A19])) * TAN(RADIANS([.AR$3]))" office:value-type="float" office:value="0.86972352048241" calcext:value-type="float">
            <text:p>0,87</text:p>
          </table:table-cell>
          <table:table-cell table:style-name="ce4" table:formula="of:=COS(RADIANS([.$A19])) * TAN(RADIANS([.AS$3]))" office:value-type="float" office:value="0.900740405104543" calcext:value-type="float">
            <text:p>0,90</text:p>
          </table:table-cell>
          <table:table-cell table:style-name="ce4" table:formula="of:=COS(RADIANS([.$A19])) * TAN(RADIANS([.AT$3]))" office:value-type="float" office:value="0.932783727743601" calcext:value-type="float">
            <text:p>0,93</text:p>
          </table:table-cell>
          <table:table-cell table:style-name="ce4" table:formula="of:=COS(RADIANS([.$A19])) * TAN(RADIANS([.AU$3]))" office:value-type="float" office:value="0.965925826289068" calcext:value-type="float">
            <text:p>0,97</text:p>
          </table:table-cell>
          <table:table-cell table:style-name="ce4" table:formula="of:=COS(RADIANS([.$A19])) * TAN(RADIANS([.AV$3]))" office:value-type="float" office:value="1.00024547399553" calcext:value-type="float">
            <text:p>1,00</text:p>
          </table:table-cell>
          <table:table-cell table:style-name="ce4" table:formula="of:=COS(RADIANS([.$A19])) * TAN(RADIANS([.AW$3]))" office:value-type="float" office:value="1.03582863231713" calcext:value-type="float">
            <text:p>1,04</text:p>
          </table:table-cell>
          <table:table-cell table:style-name="ce4" table:formula="of:=COS(RADIANS([.$A19])) * TAN(RADIANS([.AX$3]))" office:value-type="float" office:value="1.07276931107337" calcext:value-type="float">
            <text:p>1,07</text:p>
          </table:table-cell>
          <table:table-cell table:style-name="ce4" table:formula="of:=COS(RADIANS([.$A19])) * TAN(RADIANS([.AY$3]))" office:value-type="float" office:value="1.11117055428179" calcext:value-type="float">
            <text:p>1,11</text:p>
          </table:table-cell>
          <table:table-cell table:style-name="ce4" table:formula="of:=COS(RADIANS([.$A19])) * TAN(RADIANS([.AZ$3]))" office:value-type="float" office:value="1.15114557365953" calcext:value-type="float">
            <text:p>1,15</text:p>
          </table:table-cell>
          <table:table-cell table:style-name="ce4" table:formula="of:=COS(RADIANS([.$A19])) * TAN(RADIANS([.BA$3]))" office:value-type="float" office:value="1.19281905630814" calcext:value-type="float">
            <text:p>1,19</text:p>
          </table:table-cell>
          <table:table-cell table:style-name="ce4" table:formula="of:=COS(RADIANS([.$A19])) * TAN(RADIANS([.BB$3]))" office:value-type="float" office:value="1.23632867867788" calcext:value-type="float">
            <text:p>1,24</text:p>
          </table:table-cell>
          <table:table-cell table:style-name="ce4" table:formula="of:=COS(RADIANS([.$A19])) * TAN(RADIANS([.BC$3]))" office:value-type="float" office:value="1.28182686584632" calcext:value-type="float">
            <text:p>1,28</text:p>
          </table:table-cell>
          <table:table-cell table:style-name="ce4" table:formula="of:=COS(RADIANS([.$A19])) * TAN(RADIANS([.BD$3]))" office:value-type="float" office:value="1.32948284382045" calcext:value-type="float">
            <text:p>1,33</text:p>
          </table:table-cell>
          <table:table-cell table:style-name="ce4" table:formula="of:=COS(RADIANS([.$A19])) * TAN(RADIANS([.BE$3]))" office:value-type="float" office:value="1.37948504347546" calcext:value-type="float">
            <text:p>1,38</text:p>
          </table:table-cell>
          <table:table-cell table:style-name="ce4" table:formula="of:=COS(RADIANS([.$A19])) * TAN(RADIANS([.BF$3]))" office:value-type="float" office:value="1.43204392853459" calcext:value-type="float">
            <text:p>1,43</text:p>
          </table:table-cell>
          <table:table-cell table:style-name="ce4" table:formula="of:=COS(RADIANS([.$A19])) * TAN(RADIANS([.BG$3]))" office:value-type="float" office:value="1.48739533754619" calcext:value-type="float">
            <text:p>1,49</text:p>
          </table:table-cell>
          <table:table-cell table:style-name="ce4" table:formula="of:=COS(RADIANS([.$A19])) * TAN(RADIANS([.BH$3]))" office:value-type="float" office:value="1.5458044523029" calcext:value-type="float">
            <text:p>1,55</text:p>
          </table:table-cell>
          <table:table-cell table:style-name="ce4" table:formula="of:=COS(RADIANS([.$A19])) * TAN(RADIANS([.BI$3]))" office:value-type="float" office:value="1.60757053416537" calcext:value-type="float">
            <text:p>1,61</text:p>
          </table:table-cell>
          <table:table-cell table:style-name="ce4" table:formula="of:=COS(RADIANS([.$A19])) * TAN(RADIANS([.BJ$3]))" office:value-type="float" office:value="1.67303260747562" calcext:value-type="float">
            <text:p>1,67</text:p>
          </table:table-cell>
          <table:table-cell table:style-name="ce4" table:formula="of:=COS(RADIANS([.$A19])) * TAN(RADIANS([.BK$3]))" office:value-type="float" office:value="1.74257631867549" calcext:value-type="float">
            <text:p>1,74</text:p>
          </table:table-cell>
          <table:table-cell table:style-name="ce4" table:formula="of:=COS(RADIANS([.$A19])) * TAN(RADIANS([.BL$3]))" office:value-type="float" office:value="1.81664226506337" calcext:value-type="float">
            <text:p>1,82</text:p>
          </table:table-cell>
          <table:table-cell table:style-name="ce4" table:formula="of:=COS(RADIANS([.$A19])) * TAN(RADIANS([.BM$3]))" office:value-type="float" office:value="1.89573617421367" calcext:value-type="float">
            <text:p>1,90</text:p>
          </table:table-cell>
          <table:table-cell table:style-name="ce4" table:formula="of:=COS(RADIANS([.$A19])) * TAN(RADIANS([.BN$3]))" office:value-type="float" office:value="1.98044143232113" calcext:value-type="float">
            <text:p>1,98</text:p>
          </table:table-cell>
          <table:table-cell table:style-name="ce4" table:formula="of:=COS(RADIANS([.$A19])) * TAN(RADIANS([.BO$3]))" office:value-type="float" office:value="2.07143461917582" calcext:value-type="float">
            <text:p>2,07</text:p>
          </table:table-cell>
          <table:table-cell table:style-name="ce4" table:formula="of:=COS(RADIANS([.$A19])) * TAN(RADIANS([.BP$3]))" office:value-type="float" office:value="2.16950492670906" calcext:value-type="float">
            <text:p>2,17</text:p>
          </table:table-cell>
          <table:table-cell table:style-name="ce4" table:formula="of:=COS(RADIANS([.$A19])) * TAN(RADIANS([.BQ$3]))" office:value-type="float" office:value="2.27557864307336" calcext:value-type="float">
            <text:p>2,28</text:p>
          </table:table-cell>
          <table:table-cell table:style-name="ce4" table:formula="of:=COS(RADIANS([.$A19])) * TAN(RADIANS([.BR$3]))" office:value-type="float" office:value="2.39075031402334" calcext:value-type="float">
            <text:p>2,39</text:p>
          </table:table-cell>
          <table:table-cell table:style-name="ce4" table:formula="of:=COS(RADIANS([.$A19])) * TAN(RADIANS([.BS$3]))" office:value-type="float" office:value="2.51632280737098" calcext:value-type="float">
            <text:p>2,52</text:p>
          </table:table-cell>
          <table:table-cell table:style-name="ce4" table:formula="of:=COS(RADIANS([.$A19])) * TAN(RADIANS([.BT$3]))" office:value-type="float" office:value="2.65385939659726" calcext:value-type="float">
            <text:p>2,65</text:p>
          </table:table-cell>
          <table:table-cell table:style-name="ce4" table:formula="of:=COS(RADIANS([.$A19])) * TAN(RADIANS([.BU$3]))" office:value-type="float" office:value="2.80525229173672" calcext:value-type="float">
            <text:p>2,81</text:p>
          </table:table-cell>
          <table:table-cell table:style-name="ce4" table:formula="of:=COS(RADIANS([.$A19])) * TAN(RADIANS([.BV$3]))" office:value-type="float" office:value="2.97281401370227" calcext:value-type="float">
            <text:p>2,97</text:p>
          </table:table-cell>
          <table:table-cell table:style-name="ce4" table:formula="of:=COS(RADIANS([.$A19])) * TAN(RADIANS([.BW$3]))" office:value-type="float" office:value="3.15940101817906" calcext:value-type="float">
            <text:p>3,16</text:p>
          </table:table-cell>
          <table:table-cell table:style-name="ce4" table:formula="of:=COS(RADIANS([.$A19])) * TAN(RADIANS([.BX$3]))" office:value-type="float" office:value="3.36858367827946" calcext:value-type="float">
            <text:p>3,37</text:p>
          </table:table-cell>
          <table:table-cell table:style-name="ce4" table:formula="of:=COS(RADIANS([.$A19])) * TAN(RADIANS([.BY$3]))" office:value-type="float" office:value="3.60488426005375" calcext:value-type="float">
            <text:p>3,60</text:p>
          </table:table-cell>
          <table:table-cell table:style-name="ce4" table:formula="of:=COS(RADIANS([.$A19])) * TAN(RADIANS([.BZ$3]))" office:value-type="float" office:value="3.87411688729005" calcext:value-type="float">
            <text:p>3,87</text:p>
          </table:table-cell>
          <table:table-cell table:style-name="ce4" table:formula="of:=COS(RADIANS([.$A19])) * TAN(RADIANS([.CA$3]))" office:value-type="float" office:value="4.18388441291908" calcext:value-type="float">
            <text:p>4,18</text:p>
          </table:table-cell>
          <table:table-cell table:style-name="ce4" table:formula="of:=COS(RADIANS([.$A19])) * TAN(RADIANS([.CB$3]))" office:value-type="float" office:value="4.54432372588241" calcext:value-type="float">
            <text:p>4,54</text:p>
          </table:table-cell>
          <table:table-cell table:style-name="ce4" table:formula="of:=COS(RADIANS([.$A19])) * TAN(RADIANS([.CC$3]))" office:value-type="float" office:value="4.96925758876486" calcext:value-type="float">
            <text:p>4,97</text:p>
          </table:table-cell>
          <table:table-cell table:style-name="ce4" table:formula="of:=COS(RADIANS([.$A19])) * TAN(RADIANS([.CD$3]))" office:value-type="float" office:value="5.4780375777324" calcext:value-type="float">
            <text:p>5,48</text:p>
          </table:table-cell>
          <table:table-cell table:style-name="ce4" table:formula="of:=COS(RADIANS([.$A19])) * TAN(RADIANS([.CE$3]))" office:value-type="float" office:value="6.09861564879635" calcext:value-type="float">
            <text:p>6,10</text:p>
          </table:table-cell>
          <table:table-cell table:style-name="ce4" table:formula="of:=COS(RADIANS([.$A19])) * TAN(RADIANS([.CF$3]))" office:value-type="float" office:value="6.87291937844618" calcext:value-type="float">
            <text:p>6,87</text:p>
          </table:table-cell>
          <table:table-cell table:style-name="ce4" table:formula="of:=COS(RADIANS([.$A19])) * TAN(RADIANS([.CG$3]))" office:value-type="float" office:value="7.86683455302578" calcext:value-type="float">
            <text:p>7,87</text:p>
          </table:table-cell>
          <table:table-cell table:style-name="ce4" table:formula="of:=COS(RADIANS([.$A19])) * TAN(RADIANS([.CH$3]))" office:value-type="float" office:value="9.19017034706029" calcext:value-type="float">
            <text:p>9,19</text:p>
          </table:table-cell>
          <table:table-cell table:style-name="ce4" table:formula="of:=COS(RADIANS([.$A19])) * TAN(RADIANS([.CI$3]))" office:value-type="float" office:value="11.040582715072" calcext:value-type="float">
            <text:p>11,04</text:p>
          </table:table-cell>
          <table:table-cell table:style-name="ce4" table:formula="of:=COS(RADIANS([.$A19])) * TAN(RADIANS([.CJ$3]))" office:value-type="float" office:value="13.8133828704987" calcext:value-type="float">
            <text:p>13,81</text:p>
          </table:table-cell>
          <table:table-cell table:style-name="ce4" table:formula="of:=COS(RADIANS([.$A19])) * TAN(RADIANS([.CK$3]))" office:value-type="float" office:value="18.4309627216285" calcext:value-type="float">
            <text:p>18,43</text:p>
          </table:table-cell>
          <table:table-cell table:style-name="ce4" table:formula="of:=COS(RADIANS([.$A19])) * TAN(RADIANS([.CL$3]))" office:value-type="float" office:value="27.6604966141232" calcext:value-type="float">
            <text:p>27,66</text:p>
          </table:table-cell>
          <table:table-cell table:style-name="ce4" table:formula="of:=COS(RADIANS([.$A19])) * TAN(RADIANS([.CM$3]))" office:value-type="float" office:value="55.3378535262601" calcext:value-type="float">
            <text:p>55,34</text:p>
          </table:table-cell>
          <table:table-cell table:number-columns-repeated="93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4" table:formula="of:=COS(RADIANS([.$A20])) * TAN(RADIANS([.B$3]))" office:value-type="float" office:value="0" calcext:value-type="float">
            <text:p>0,00</text:p>
          </table:table-cell>
          <table:table-cell table:style-name="ce4" table:formula="of:=COS(RADIANS([.$A20])) * TAN(RADIANS([.C$3]))" office:value-type="float" office:value="0.0167788853156119" calcext:value-type="float">
            <text:p>0,02</text:p>
          </table:table-cell>
          <table:table-cell table:style-name="ce4" table:formula="of:=COS(RADIANS([.$A20])) * TAN(RADIANS([.D$3]))" office:value-type="float" office:value="0.0335679981051085" calcext:value-type="float">
            <text:p>0,03</text:p>
          </table:table-cell>
          <table:table-cell table:style-name="ce4" table:formula="of:=COS(RADIANS([.$A20])) * TAN(RADIANS([.E$3]))" office:value-type="float" office:value="0.0503775907939773" calcext:value-type="float">
            <text:p>0,05</text:p>
          </table:table-cell>
          <table:table-cell table:style-name="ce4" table:formula="of:=COS(RADIANS([.$A20])) * TAN(RADIANS([.F$3]))" office:value-type="float" office:value="0.0672179658403787" calcext:value-type="float">
            <text:p>0,07</text:p>
          </table:table-cell>
          <table:table-cell table:style-name="ce4" table:formula="of:=COS(RADIANS([.$A20])) * TAN(RADIANS([.G$3]))" office:value-type="float" office:value="0.0840995010763066" calcext:value-type="float">
            <text:p>0,08</text:p>
          </table:table-cell>
          <table:table-cell table:style-name="ce4" table:formula="of:=COS(RADIANS([.$A20])) * TAN(RADIANS([.H$3]))" office:value-type="float" office:value="0.101032675441784" calcext:value-type="float">
            <text:p>0,10</text:p>
          </table:table-cell>
          <table:table-cell table:style-name="ce4" table:formula="of:=COS(RADIANS([.$A20])) * TAN(RADIANS([.I$3]))" office:value-type="float" office:value="0.118028095248568" calcext:value-type="float">
            <text:p>0,12</text:p>
          </table:table-cell>
          <table:table-cell table:style-name="ce4" table:formula="of:=COS(RADIANS([.$A20])) * TAN(RADIANS([.J$3]))" office:value-type="float" office:value="0.135096521114608" calcext:value-type="float">
            <text:p>0,14</text:p>
          </table:table-cell>
          <table:table-cell table:style-name="ce4" table:formula="of:=COS(RADIANS([.$A20])) * TAN(RADIANS([.K$3]))" office:value-type="float" office:value="0.152248895716605" calcext:value-type="float">
            <text:p>0,15</text:p>
          </table:table-cell>
          <table:table-cell table:style-name="ce4" table:formula="of:=COS(RADIANS([.$A20])) * TAN(RADIANS([.L$3]))" office:value-type="float" office:value="0.169496372515502" calcext:value-type="float">
            <text:p>0,17</text:p>
          </table:table-cell>
          <table:table-cell table:style-name="ce4" table:formula="of:=COS(RADIANS([.$A20])) * TAN(RADIANS([.M$3]))" office:value-type="float" office:value="0.186850345618738" calcext:value-type="float">
            <text:p>0,19</text:p>
          </table:table-cell>
          <table:table-cell table:style-name="ce4" table:formula="of:=COS(RADIANS([.$A20])) * TAN(RADIANS([.N$3]))" office:value-type="float" office:value="0.204322480953743" calcext:value-type="float">
            <text:p>0,20</text:p>
          </table:table-cell>
          <table:table-cell table:style-name="ce4" table:formula="of:=COS(RADIANS([.$A20])) * TAN(RADIANS([.O$3]))" office:value-type="float" office:value="0.221924748939571" calcext:value-type="float">
            <text:p>0,22</text:p>
          </table:table-cell>
          <table:table-cell table:style-name="ce4" table:formula="of:=COS(RADIANS([.$A20])) * TAN(RADIANS([.P$3]))" office:value-type="float" office:value="0.23966945885795" calcext:value-type="float">
            <text:p>0,24</text:p>
          </table:table-cell>
          <table:table-cell table:style-name="ce4" table:formula="of:=COS(RADIANS([.$A20])) * TAN(RADIANS([.Q$3]))" office:value-type="float" office:value="0.257569295141644" calcext:value-type="float">
            <text:p>0,26</text:p>
          </table:table-cell>
          <table:table-cell table:style-name="ce4" table:formula="of:=COS(RADIANS([.$A20])) * TAN(RADIANS([.R$3]))" office:value-type="float" office:value="0.275637355816999" calcext:value-type="float">
            <text:p>0,28</text:p>
          </table:table-cell>
          <table:table-cell table:style-name="ce4" table:formula="of:=COS(RADIANS([.$A20])) * TAN(RADIANS([.S$3]))" office:value-type="float" office:value="0.29388719335933" calcext:value-type="float">
            <text:p>0,29</text:p>
          </table:table-cell>
          <table:table-cell table:style-name="ce4" table:formula="of:=COS(RADIANS([.$A20])) * TAN(RADIANS([.T$3]))" office:value-type="float" office:value="0.312332858244607" calcext:value-type="float">
            <text:p>0,31</text:p>
          </table:table-cell>
          <table:table-cell table:style-name="ce4" table:formula="of:=COS(RADIANS([.$A20])) * TAN(RADIANS([.U$3]))" office:value-type="float" office:value="0.330988945509217" calcext:value-type="float">
            <text:p>0,33</text:p>
          </table:table-cell>
          <table:table-cell table:style-name="ce4" table:formula="of:=COS(RADIANS([.$A20])) * TAN(RADIANS([.V$3]))" office:value-type="float" office:value="0.349870644661797" calcext:value-type="float">
            <text:p>0,35</text:p>
          </table:table-cell>
          <table:table-cell table:style-name="ce4" table:formula="of:=COS(RADIANS([.$A20])) * TAN(RADIANS([.W$3]))" office:value-type="float" office:value="0.36899379332787" calcext:value-type="float">
            <text:p>0,37</text:p>
          </table:table-cell>
          <table:table-cell table:style-name="ce4" table:formula="of:=COS(RADIANS([.$A20])) * TAN(RADIANS([.X$3]))" office:value-type="float" office:value="0.388374935049861" calcext:value-type="float">
            <text:p>0,39</text:p>
          </table:table-cell>
          <table:table-cell table:style-name="ce4" table:formula="of:=COS(RADIANS([.$A20])) * TAN(RADIANS([.Y$3]))" office:value-type="float" office:value="0.408031381712751" calcext:value-type="float">
            <text:p>0,41</text:p>
          </table:table-cell>
          <table:table-cell table:style-name="ce4" table:formula="of:=COS(RADIANS([.$A20])) * TAN(RADIANS([.Z$3]))" office:value-type="float" office:value="0.427981281120071" calcext:value-type="float">
            <text:p>0,43</text:p>
          </table:table-cell>
          <table:table-cell table:style-name="ce4" table:formula="of:=COS(RADIANS([.$A20])) * TAN(RADIANS([.AA$3]))" office:value-type="float" office:value="0.4482436903071" calcext:value-type="float">
            <text:p>0,45</text:p>
          </table:table-cell>
          <table:table-cell table:style-name="ce4" table:formula="of:=COS(RADIANS([.$A20])) * TAN(RADIANS([.AB$3]))" office:value-type="float" office:value="0.468838655249206" calcext:value-type="float">
            <text:p>0,47</text:p>
          </table:table-cell>
          <table:table-cell table:style-name="ce4" table:formula="of:=COS(RADIANS([.$A20])) * TAN(RADIANS([.AC$3]))" office:value-type="float" office:value="0.489787297704749" calcext:value-type="float">
            <text:p>0,49</text:p>
          </table:table-cell>
          <table:table-cell table:style-name="ce4" table:formula="of:=COS(RADIANS([.$A20])) * TAN(RADIANS([.AD$3]))" office:value-type="float" office:value="0.511111910025313" calcext:value-type="float">
            <text:p>0,51</text:p>
          </table:table-cell>
          <table:table-cell table:style-name="ce4" table:formula="of:=COS(RADIANS([.$A20])) * TAN(RADIANS([.AE$3]))" office:value-type="float" office:value="0.53283605887345" calcext:value-type="float">
            <text:p>0,53</text:p>
          </table:table-cell>
          <table:table-cell table:style-name="ce4" table:formula="of:=COS(RADIANS([.$A20])) * TAN(RADIANS([.AF$3]))" office:value-type="float" office:value="0.554984698911664" calcext:value-type="float">
            <text:p>0,55</text:p>
          </table:table-cell>
          <table:table-cell table:style-name="ce4" table:formula="of:=COS(RADIANS([.$A20])) * TAN(RADIANS([.AG$3]))" office:value-type="float" office:value="0.577584297668981" calcext:value-type="float">
            <text:p>0,58</text:p>
          </table:table-cell>
          <table:table-cell table:style-name="ce4" table:formula="of:=COS(RADIANS([.$A20])) * TAN(RADIANS([.AH$3]))" office:value-type="float" office:value="0.600662972956238" calcext:value-type="float">
            <text:p>0,60</text:p>
          </table:table-cell>
          <table:table-cell table:style-name="ce4" table:formula="of:=COS(RADIANS([.$A20])) * TAN(RADIANS([.AI$3]))" office:value-type="float" office:value="0.624250644392261" calcext:value-type="float">
            <text:p>0,62</text:p>
          </table:table-cell>
          <table:table-cell table:style-name="ce4" table:formula="of:=COS(RADIANS([.$A20])) * TAN(RADIANS([.AJ$3]))" office:value-type="float" office:value="0.648379200824791" calcext:value-type="float">
            <text:p>0,65</text:p>
          </table:table-cell>
          <table:table-cell table:style-name="ce4" table:formula="of:=COS(RADIANS([.$A20])) * TAN(RADIANS([.AK$3]))" office:value-type="float" office:value="0.673082685688261" calcext:value-type="float">
            <text:p>0,67</text:p>
          </table:table-cell>
          <table:table-cell table:style-name="ce4" table:formula="of:=COS(RADIANS([.$A20])) * TAN(RADIANS([.AL$3]))" office:value-type="float" office:value="0.698397502641747" calcext:value-type="float">
            <text:p>0,70</text:p>
          </table:table-cell>
          <table:table-cell table:style-name="ce4" table:formula="of:=COS(RADIANS([.$A20])) * TAN(RADIANS([.AM$3]))" office:value-type="float" office:value="0.724362644183001" calcext:value-type="float">
            <text:p>0,72</text:p>
          </table:table-cell>
          <table:table-cell table:style-name="ce4" table:formula="of:=COS(RADIANS([.$A20])) * TAN(RADIANS([.AN$3]))" office:value-type="float" office:value="0.751019946348079" calcext:value-type="float">
            <text:p>0,75</text:p>
          </table:table-cell>
          <table:table-cell table:style-name="ce4" table:formula="of:=COS(RADIANS([.$A20])) * TAN(RADIANS([.AO$3]))" office:value-type="float" office:value="0.778414373092805" calcext:value-type="float">
            <text:p>0,78</text:p>
          </table:table-cell>
          <table:table-cell table:style-name="ce4" table:formula="of:=COS(RADIANS([.$A20])) * TAN(RADIANS([.AP$3]))" office:value-type="float" office:value="0.80659433452669" calcext:value-type="float">
            <text:p>0,81</text:p>
          </table:table-cell>
          <table:table-cell table:style-name="ce4" table:formula="of:=COS(RADIANS([.$A20])) * TAN(RADIANS([.AQ$3]))" office:value-type="float" office:value="0.835612043849915" calcext:value-type="float">
            <text:p>0,84</text:p>
          </table:table-cell>
          <table:table-cell table:style-name="ce4" table:formula="of:=COS(RADIANS([.$A20])) * TAN(RADIANS([.AR$3]))" office:value-type="float" office:value="0.865523918651463" calcext:value-type="float">
            <text:p>0,87</text:p>
          </table:table-cell>
          <table:table-cell table:style-name="ce4" table:formula="of:=COS(RADIANS([.$A20])) * TAN(RADIANS([.AS$3]))" office:value-type="float" office:value="0.896391033188756" calcext:value-type="float">
            <text:p>0,90</text:p>
          </table:table-cell>
          <table:table-cell table:style-name="ce4" table:formula="of:=COS(RADIANS([.$A20])) * TAN(RADIANS([.AT$3]))" office:value-type="float" office:value="0.928279629419645" calcext:value-type="float">
            <text:p>0,93</text:p>
          </table:table-cell>
          <table:table-cell table:style-name="ce4" table:formula="of:=COS(RADIANS([.$A20])) * TAN(RADIANS([.AU$3]))" office:value-type="float" office:value="0.961261695938319" calcext:value-type="float">
            <text:p>0,96</text:p>
          </table:table-cell>
          <table:table-cell table:style-name="ce4" table:formula="of:=COS(RADIANS([.$A20])) * TAN(RADIANS([.AV$3]))" office:value-type="float" office:value="0.995415625629862" calcext:value-type="float">
            <text:p>1,00</text:p>
          </table:table-cell>
          <table:table-cell table:style-name="ce4" table:formula="of:=COS(RADIANS([.$A20])) * TAN(RADIANS([.AW$3]))" office:value-type="float" office:value="1.03082696486951" calcext:value-type="float">
            <text:p>1,03</text:p>
          </table:table-cell>
          <table:table-cell table:style-name="ce4" table:formula="of:=COS(RADIANS([.$A20])) * TAN(RADIANS([.AX$3]))" office:value-type="float" office:value="1.06758926953503" calcext:value-type="float">
            <text:p>1,07</text:p>
          </table:table-cell>
          <table:table-cell table:style-name="ce4" table:formula="of:=COS(RADIANS([.$A20])) * TAN(RADIANS([.AY$3]))" office:value-type="float" office:value="1.10580508607913" calcext:value-type="float">
            <text:p>1,11</text:p>
          </table:table-cell>
          <table:table-cell table:style-name="ce4" table:formula="of:=COS(RADIANS([.$A20])) * TAN(RADIANS([.AZ$3]))" office:value-type="float" office:value="1.14558707955769" calcext:value-type="float">
            <text:p>1,15</text:p>
          </table:table-cell>
          <table:table-cell table:style-name="ce4" table:formula="of:=COS(RADIANS([.$A20])) * TAN(RADIANS([.BA$3]))" office:value-type="float" office:value="1.18705933500029" calcext:value-type="float">
            <text:p>1,19</text:p>
          </table:table-cell>
          <table:table-cell table:style-name="ce4" table:formula="of:=COS(RADIANS([.$A20])) * TAN(RADIANS([.BB$3]))" office:value-type="float" office:value="1.23035886406398" calcext:value-type="float">
            <text:p>1,23</text:p>
          </table:table-cell>
          <table:table-cell table:style-name="ce4" table:formula="of:=COS(RADIANS([.$A20])) * TAN(RADIANS([.BC$3]))" office:value-type="float" office:value="1.275637355817" calcext:value-type="float">
            <text:p>1,28</text:p>
          </table:table-cell>
          <table:table-cell table:style-name="ce4" table:formula="of:=COS(RADIANS([.$A20])) * TAN(RADIANS([.BD$3]))" office:value-type="float" office:value="1.32306321913096" calcext:value-type="float">
            <text:p>1,32</text:p>
          </table:table-cell>
          <table:table-cell table:style-name="ce4" table:formula="of:=COS(RADIANS([.$A20])) * TAN(RADIANS([.BE$3]))" office:value-type="float" office:value="1.37282397501185" calcext:value-type="float">
            <text:p>1,37</text:p>
          </table:table-cell>
          <table:table-cell table:style-name="ce4" table:formula="of:=COS(RADIANS([.$A20])) * TAN(RADIANS([.BF$3]))" office:value-type="float" office:value="1.42512907092451" calcext:value-type="float">
            <text:p>1,43</text:p>
          </table:table-cell>
          <table:table-cell table:style-name="ce4" table:formula="of:=COS(RADIANS([.$A20])) * TAN(RADIANS([.BG$3]))" office:value-type="float" office:value="1.4802132066324" calcext:value-type="float">
            <text:p>1,48</text:p>
          </table:table-cell>
          <table:table-cell table:style-name="ce4" table:formula="of:=COS(RADIANS([.$A20])) * TAN(RADIANS([.BH$3]))" office:value-type="float" office:value="1.53834028345465" calcext:value-type="float">
            <text:p>1,54</text:p>
          </table:table-cell>
          <table:table-cell table:style-name="ce4" table:formula="of:=COS(RADIANS([.$A20])) * TAN(RADIANS([.BI$3]))" office:value-type="float" office:value="1.59980811771961" calcext:value-type="float">
            <text:p>1,60</text:p>
          </table:table-cell>
          <table:table-cell table:style-name="ce4" table:formula="of:=COS(RADIANS([.$A20])) * TAN(RADIANS([.BJ$3]))" office:value-type="float" office:value="1.66495409673499" calcext:value-type="float">
            <text:p>1,66</text:p>
          </table:table-cell>
          <table:table-cell table:style-name="ce4" table:formula="of:=COS(RADIANS([.$A20])) * TAN(RADIANS([.BK$3]))" office:value-type="float" office:value="1.73416200478593" calcext:value-type="float">
            <text:p>1,73</text:p>
          </table:table-cell>
          <table:table-cell table:style-name="ce4" table:formula="of:=COS(RADIANS([.$A20])) * TAN(RADIANS([.BL$3]))" office:value-type="float" office:value="1.8078703116749" calcext:value-type="float">
            <text:p>1,81</text:p>
          </table:table-cell>
          <table:table-cell table:style-name="ce4" table:formula="of:=COS(RADIANS([.$A20])) * TAN(RADIANS([.BM$3]))" office:value-type="float" office:value="1.88658230298824" calcext:value-type="float">
            <text:p>1,89</text:p>
          </table:table-cell>
          <table:table-cell table:style-name="ce4" table:formula="of:=COS(RADIANS([.$A20])) * TAN(RADIANS([.BN$3]))" office:value-type="float" office:value="1.97087854794536" calcext:value-type="float">
            <text:p>1,97</text:p>
          </table:table-cell>
          <table:table-cell table:style-name="ce4" table:formula="of:=COS(RADIANS([.$A20])) * TAN(RADIANS([.BO$3]))" office:value-type="float" office:value="2.06143235936048" calcext:value-type="float">
            <text:p>2,06</text:p>
          </table:table-cell>
          <table:table-cell table:style-name="ce4" table:formula="of:=COS(RADIANS([.$A20])) * TAN(RADIANS([.BP$3]))" office:value-type="float" office:value="2.159029118423" calcext:value-type="float">
            <text:p>2,16</text:p>
          </table:table-cell>
          <table:table-cell table:style-name="ce4" table:formula="of:=COS(RADIANS([.$A20])) * TAN(RADIANS([.BQ$3]))" office:value-type="float" office:value="2.26459064055204" calcext:value-type="float">
            <text:p>2,26</text:p>
          </table:table-cell>
          <table:table-cell table:style-name="ce4" table:formula="of:=COS(RADIANS([.$A20])) * TAN(RADIANS([.BR$3]))" office:value-type="float" office:value="2.37920618630958" calcext:value-type="float">
            <text:p>2,38</text:p>
          </table:table-cell>
          <table:table-cell table:style-name="ce4" table:formula="of:=COS(RADIANS([.$A20])) * TAN(RADIANS([.BS$3]))" office:value-type="float" office:value="2.50417233239793" calcext:value-type="float">
            <text:p>2,50</text:p>
          </table:table-cell>
          <table:table-cell table:style-name="ce4" table:formula="of:=COS(RADIANS([.$A20])) * TAN(RADIANS([.BT$3]))" office:value-type="float" office:value="2.64104480377719" calcext:value-type="float">
            <text:p>2,64</text:p>
          </table:table-cell>
          <table:table-cell table:style-name="ce4" table:formula="of:=COS(RADIANS([.$A20])) * TAN(RADIANS([.BU$3]))" office:value-type="float" office:value="2.79170667363717" calcext:value-type="float">
            <text:p>2,79</text:p>
          </table:table-cell>
          <table:table-cell table:style-name="ce4" table:formula="of:=COS(RADIANS([.$A20])) * TAN(RADIANS([.BV$3]))" office:value-type="float" office:value="2.95845929650653" calcext:value-type="float">
            <text:p>2,96</text:p>
          </table:table-cell>
          <table:table-cell table:style-name="ce4" table:formula="of:=COS(RADIANS([.$A20])) * TAN(RADIANS([.BW$3]))" office:value-type="float" office:value="3.14414533520836" calcext:value-type="float">
            <text:p>3,14</text:p>
          </table:table-cell>
          <table:table-cell table:style-name="ce4" table:formula="of:=COS(RADIANS([.$A20])) * TAN(RADIANS([.BX$3]))" office:value-type="float" office:value="3.3523179227263" calcext:value-type="float">
            <text:p>3,35</text:p>
          </table:table-cell>
          <table:table-cell table:style-name="ce4" table:formula="of:=COS(RADIANS([.$A20])) * TAN(RADIANS([.BY$3]))" office:value-type="float" office:value="3.58747748861163" calcext:value-type="float">
            <text:p>3,59</text:p>
          </table:table-cell>
          <table:table-cell table:style-name="ce4" table:formula="of:=COS(RADIANS([.$A20])) * TAN(RADIANS([.BZ$3]))" office:value-type="float" office:value="3.85541008220774" calcext:value-type="float">
            <text:p>3,86</text:p>
          </table:table-cell>
          <table:table-cell table:style-name="ce4" table:formula="of:=COS(RADIANS([.$A20])) * TAN(RADIANS([.CA$3]))" office:value-type="float" office:value="4.1636818448303" calcext:value-type="float">
            <text:p>4,16</text:p>
          </table:table-cell>
          <table:table-cell table:style-name="ce4" table:formula="of:=COS(RADIANS([.$A20])) * TAN(RADIANS([.CB$3]))" office:value-type="float" office:value="4.52238071779974" calcext:value-type="float">
            <text:p>4,52</text:p>
          </table:table-cell>
          <table:table-cell table:style-name="ce4" table:formula="of:=COS(RADIANS([.$A20])) * TAN(RADIANS([.CC$3]))" office:value-type="float" office:value="4.94526271823791" calcext:value-type="float">
            <text:p>4,95</text:p>
          </table:table-cell>
          <table:table-cell table:style-name="ce4" table:formula="of:=COS(RADIANS([.$A20])) * TAN(RADIANS([.CD$3]))" office:value-type="float" office:value="5.45158598006987" calcext:value-type="float">
            <text:p>5,45</text:p>
          </table:table-cell>
          <table:table-cell table:style-name="ce4" table:formula="of:=COS(RADIANS([.$A20])) * TAN(RADIANS([.CE$3]))" office:value-type="float" office:value="6.06916748872966" calcext:value-type="float">
            <text:p>6,07</text:p>
          </table:table-cell>
          <table:table-cell table:style-name="ce4" table:formula="of:=COS(RADIANS([.$A20])) * TAN(RADIANS([.CF$3]))" office:value-type="float" office:value="6.83973236656721" calcext:value-type="float">
            <text:p>6,84</text:p>
          </table:table-cell>
          <table:table-cell table:style-name="ce4" table:formula="of:=COS(RADIANS([.$A20])) * TAN(RADIANS([.CG$3]))" office:value-type="float" office:value="7.82884825966405" calcext:value-type="float">
            <text:p>7,83</text:p>
          </table:table-cell>
          <table:table-cell table:style-name="ce4" table:formula="of:=COS(RADIANS([.$A20])) * TAN(RADIANS([.CH$3]))" office:value-type="float" office:value="9.14579411104126" calcext:value-type="float">
            <text:p>9,15</text:p>
          </table:table-cell>
          <table:table-cell table:style-name="ce4" table:formula="of:=COS(RADIANS([.$A20])) * TAN(RADIANS([.CI$3]))" office:value-type="float" office:value="10.987271461216" calcext:value-type="float">
            <text:p>10,99</text:p>
          </table:table-cell>
          <table:table-cell table:style-name="ce4" table:formula="of:=COS(RADIANS([.$A20])) * TAN(RADIANS([.CJ$3]))" office:value-type="float" office:value="13.7466826989748" calcext:value-type="float">
            <text:p>13,75</text:p>
          </table:table-cell>
          <table:table-cell table:style-name="ce4" table:formula="of:=COS(RADIANS([.$A20])) * TAN(RADIANS([.CK$3]))" office:value-type="float" office:value="18.3419658128764" calcext:value-type="float">
            <text:p>18,34</text:p>
          </table:table-cell>
          <table:table-cell table:style-name="ce4" table:formula="of:=COS(RADIANS([.$A20])) * TAN(RADIANS([.CL$3]))" office:value-type="float" office:value="27.5269333960546" calcext:value-type="float">
            <text:p>27,53</text:p>
          </table:table-cell>
          <table:table-cell table:style-name="ce4" table:formula="of:=COS(RADIANS([.$A20])) * TAN(RADIANS([.CM$3]))" office:value-type="float" office:value="55.0706456774248" calcext:value-type="float">
            <text:p>55,07</text:p>
          </table:table-cell>
          <table:table-cell table:number-columns-repeated="93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style-name="ce4" table:formula="of:=COS(RADIANS([.$A21])) * TAN(RADIANS([.B$3]))" office:value-type="float" office:value="0" calcext:value-type="float">
            <text:p>0,00</text:p>
          </table:table-cell>
          <table:table-cell table:style-name="ce4" table:formula="of:=COS(RADIANS([.$A21])) * TAN(RADIANS([.C$3]))" office:value-type="float" office:value="0.0166923616064981" calcext:value-type="float">
            <text:p>0,02</text:p>
          </table:table-cell>
          <table:table-cell table:style-name="ce4" table:formula="of:=COS(RADIANS([.$A21])) * TAN(RADIANS([.D$3]))" office:value-type="float" office:value="0.0333948979468472" calcext:value-type="float">
            <text:p>0,03</text:p>
          </table:table-cell>
          <table:table-cell table:style-name="ce4" table:formula="of:=COS(RADIANS([.$A21])) * TAN(RADIANS([.E$3]))" office:value-type="float" office:value="0.0501178085778334" calcext:value-type="float">
            <text:p>0,05</text:p>
          </table:table-cell>
          <table:table-cell table:style-name="ce4" table:formula="of:=COS(RADIANS([.$A21])) * TAN(RADIANS([.F$3]))" office:value-type="float" office:value="0.0668713428309118" calcext:value-type="float">
            <text:p>0,07</text:p>
          </table:table-cell>
          <table:table-cell table:style-name="ce4" table:formula="of:=COS(RADIANS([.$A21])) * TAN(RADIANS([.G$3]))" office:value-type="float" office:value="0.0836658250226909" calcext:value-type="float">
            <text:p>0,08</text:p>
          </table:table-cell>
          <table:table-cell table:style-name="ce4" table:formula="of:=COS(RADIANS([.$A21])) * TAN(RADIANS([.H$3]))" office:value-type="float" office:value="0.100511680056424" calcext:value-type="float">
            <text:p>0,10</text:p>
          </table:table-cell>
          <table:table-cell table:style-name="ce4" table:formula="of:=COS(RADIANS([.$A21])) * TAN(RADIANS([.I$3]))" office:value-type="float" office:value="0.117419459550281" calcext:value-type="float">
            <text:p>0,12</text:p>
          </table:table-cell>
          <table:table-cell table:style-name="ce4" table:formula="of:=COS(RADIANS([.$A21])) * TAN(RADIANS([.J$3]))" office:value-type="float" office:value="0.134399868632912" calcext:value-type="float">
            <text:p>0,13</text:p>
          </table:table-cell>
          <table:table-cell table:style-name="ce4" table:formula="of:=COS(RADIANS([.$A21])) * TAN(RADIANS([.K$3]))" office:value-type="float" office:value="0.151463793552898" calcext:value-type="float">
            <text:p>0,15</text:p>
          </table:table-cell>
          <table:table-cell table:style-name="ce4" table:formula="of:=COS(RADIANS([.$A21])) * TAN(RADIANS([.L$3]))" office:value-type="float" office:value="0.168622330256107" calcext:value-type="float">
            <text:p>0,17</text:p>
          </table:table-cell>
          <table:table-cell table:style-name="ce4" table:formula="of:=COS(RADIANS([.$A21])) * TAN(RADIANS([.M$3]))" office:value-type="float" office:value="0.185886814093965" calcext:value-type="float">
            <text:p>0,19</text:p>
          </table:table-cell>
          <table:table-cell table:style-name="ce4" table:formula="of:=COS(RADIANS([.$A21])) * TAN(RADIANS([.N$3]))" office:value-type="float" office:value="0.203268850836192" calcext:value-type="float">
            <text:p>0,20</text:p>
          </table:table-cell>
          <table:table-cell table:style-name="ce4" table:formula="of:=COS(RADIANS([.$A21])) * TAN(RADIANS([.O$3]))" office:value-type="float" office:value="0.220780349173959" calcext:value-type="float">
            <text:p>0,22</text:p>
          </table:table-cell>
          <table:table-cell table:style-name="ce4" table:formula="of:=COS(RADIANS([.$A21])) * TAN(RADIANS([.P$3]))" office:value-type="float" office:value="0.238433554913699" calcext:value-type="float">
            <text:p>0,24</text:p>
          </table:table-cell>
          <table:table-cell table:style-name="ce4" table:formula="of:=COS(RADIANS([.$A21])) * TAN(RADIANS([.Q$3]))" office:value-type="float" office:value="0.256241087078337" calcext:value-type="float">
            <text:p>0,26</text:p>
          </table:table-cell>
          <table:table-cell table:style-name="ce4" table:formula="of:=COS(RADIANS([.$A21])) * TAN(RADIANS([.R$3]))" office:value-type="float" office:value="0.274215976151603" calcext:value-type="float">
            <text:p>0,27</text:p>
          </table:table-cell>
          <table:table-cell table:style-name="ce4" table:formula="of:=COS(RADIANS([.$A21])) * TAN(RADIANS([.S$3]))" office:value-type="float" office:value="0.292371704722737" calcext:value-type="float">
            <text:p>0,29</text:p>
          </table:table-cell>
          <table:table-cell table:style-name="ce4" table:formula="of:=COS(RADIANS([.$A21])) * TAN(RADIANS([.T$3]))" office:value-type="float" office:value="0.310722250813593" calcext:value-type="float">
            <text:p>0,31</text:p>
          </table:table-cell>
          <table:table-cell table:style-name="ce4" table:formula="of:=COS(RADIANS([.$A21])) * TAN(RADIANS([.U$3]))" office:value-type="float" office:value="0.329282134198308" calcext:value-type="float">
            <text:p>0,33</text:p>
          </table:table-cell>
          <table:table-cell table:style-name="ce4" table:formula="of:=COS(RADIANS([.$A21])) * TAN(RADIANS([.V$3]))" office:value-type="float" office:value="0.348066466057749" calcext:value-type="float">
            <text:p>0,35</text:p>
          </table:table-cell>
          <table:table-cell table:style-name="ce4" table:formula="of:=COS(RADIANS([.$A21])) * TAN(RADIANS([.W$3]))" office:value-type="float" office:value="0.367091002347529" calcext:value-type="float">
            <text:p>0,37</text:p>
          </table:table-cell>
          <table:table-cell table:style-name="ce4" table:formula="of:=COS(RADIANS([.$A21])) * TAN(RADIANS([.X$3]))" office:value-type="float" office:value="0.386372201299956" calcext:value-type="float">
            <text:p>0,39</text:p>
          </table:table-cell>
          <table:table-cell table:style-name="ce4" table:formula="of:=COS(RADIANS([.$A21])) * TAN(RADIANS([.Y$3]))" office:value-type="float" office:value="0.40592728552778" calcext:value-type="float">
            <text:p>0,41</text:p>
          </table:table-cell>
          <table:table-cell table:style-name="ce4" table:formula="of:=COS(RADIANS([.$A21])) * TAN(RADIANS([.Z$3]))" office:value-type="float" office:value="0.425774309251723" calcext:value-type="float">
            <text:p>0,43</text:p>
          </table:table-cell>
          <table:table-cell table:style-name="ce4" table:formula="of:=COS(RADIANS([.$A21])) * TAN(RADIANS([.AA$3]))" office:value-type="float" office:value="0.445932231235611" calcext:value-type="float">
            <text:p>0,45</text:p>
          </table:table-cell>
          <table:table-cell table:style-name="ce4" table:formula="of:=COS(RADIANS([.$A21])) * TAN(RADIANS([.AB$3]))" office:value-type="float" office:value="0.466420994083696" calcext:value-type="float">
            <text:p>0,47</text:p>
          </table:table-cell>
          <table:table-cell table:style-name="ce4" table:formula="of:=COS(RADIANS([.$A21])) * TAN(RADIANS([.AC$3]))" office:value-type="float" office:value="0.487261610635726" calcext:value-type="float">
            <text:p>0,49</text:p>
          </table:table-cell>
          <table:table-cell table:style-name="ce4" table:formula="of:=COS(RADIANS([.$A21])) * TAN(RADIANS([.AD$3]))" office:value-type="float" office:value="0.508476258288275" calcext:value-type="float">
            <text:p>0,51</text:p>
          </table:table-cell>
          <table:table-cell table:style-name="ce4" table:formula="of:=COS(RADIANS([.$A21])) * TAN(RADIANS([.AE$3]))" office:value-type="float" office:value="0.530088382177642" calcext:value-type="float">
            <text:p>0,53</text:p>
          </table:table-cell>
          <table:table-cell table:style-name="ce4" table:formula="of:=COS(RADIANS([.$A21])) * TAN(RADIANS([.AF$3]))" office:value-type="float" office:value="0.552122808282578" calcext:value-type="float">
            <text:p>0,55</text:p>
          </table:table-cell>
          <table:table-cell table:style-name="ce4" table:formula="of:=COS(RADIANS([.$A21])) * TAN(RADIANS([.AG$3]))" office:value-type="float" office:value="0.57460586764695" calcext:value-type="float">
            <text:p>0,57</text:p>
          </table:table-cell>
          <table:table-cell table:style-name="ce4" table:formula="of:=COS(RADIANS([.$A21])) * TAN(RADIANS([.AH$3]))" office:value-type="float" office:value="0.59756553308643" calcext:value-type="float">
            <text:p>0,60</text:p>
          </table:table-cell>
          <table:table-cell table:style-name="ce4" table:formula="of:=COS(RADIANS([.$A21])) * TAN(RADIANS([.AI$3]))" office:value-type="float" office:value="0.621031569933287" calcext:value-type="float">
            <text:p>0,62</text:p>
          </table:table-cell>
          <table:table-cell table:style-name="ce4" table:formula="of:=COS(RADIANS([.$A21])) * TAN(RADIANS([.AJ$3]))" office:value-type="float" office:value="0.645035702593986" calcext:value-type="float">
            <text:p>0,65</text:p>
          </table:table-cell>
          <table:table-cell table:style-name="ce4" table:formula="of:=COS(RADIANS([.$A21])) * TAN(RADIANS([.AK$3]))" office:value-type="float" office:value="0.669611798951114" calcext:value-type="float">
            <text:p>0,67</text:p>
          </table:table-cell>
          <table:table-cell table:style-name="ce4" table:formula="of:=COS(RADIANS([.$A21])) * TAN(RADIANS([.AL$3]))" office:value-type="float" office:value="0.694796074940934" calcext:value-type="float">
            <text:p>0,69</text:p>
          </table:table-cell>
          <table:table-cell table:style-name="ce4" table:formula="of:=COS(RADIANS([.$A21])) * TAN(RADIANS([.AM$3]))" office:value-type="float" office:value="0.72062732198851" calcext:value-type="float">
            <text:p>0,72</text:p>
          </table:table-cell>
          <table:table-cell table:style-name="ce4" table:formula="of:=COS(RADIANS([.$A21])) * TAN(RADIANS([.AN$3]))" office:value-type="float" office:value="0.747147160393934" calcext:value-type="float">
            <text:p>0,75</text:p>
          </table:table-cell>
          <table:table-cell table:style-name="ce4" table:formula="of:=COS(RADIANS([.$A21])) * TAN(RADIANS([.AO$3]))" office:value-type="float" office:value="0.774400322247314" calcext:value-type="float">
            <text:p>0,77</text:p>
          </table:table-cell>
          <table:table-cell table:style-name="ce4" table:formula="of:=COS(RADIANS([.$A21])) * TAN(RADIANS([.AP$3]))" office:value-type="float" office:value="0.802434968021662" calcext:value-type="float">
            <text:p>0,80</text:p>
          </table:table-cell>
          <table:table-cell table:style-name="ce4" table:formula="of:=COS(RADIANS([.$A21])) * TAN(RADIANS([.AQ$3]))" office:value-type="float" office:value="0.83130304166925" calcext:value-type="float">
            <text:p>0,83</text:p>
          </table:table-cell>
          <table:table-cell table:style-name="ce4" table:formula="of:=COS(RADIANS([.$A21])) * TAN(RADIANS([.AR$3]))" office:value-type="float" office:value="0.861060669850376" calcext:value-type="float">
            <text:p>0,86</text:p>
          </table:table-cell>
          <table:table-cell table:style-name="ce4" table:formula="of:=COS(RADIANS([.$A21])) * TAN(RADIANS([.AS$3]))" office:value-type="float" office:value="0.891768611880726" calcext:value-type="float">
            <text:p>0,89</text:p>
          </table:table-cell>
          <table:table-cell table:style-name="ce4" table:formula="of:=COS(RADIANS([.$A21])) * TAN(RADIANS([.AT$3]))" office:value-type="float" office:value="0.923492768128122" calcext:value-type="float">
            <text:p>0,92</text:p>
          </table:table-cell>
          <table:table-cell table:style-name="ce4" table:formula="of:=COS(RADIANS([.$A21])) * TAN(RADIANS([.AU$3]))" office:value-type="float" office:value="0.956304755963035" calcext:value-type="float">
            <text:p>0,96</text:p>
          </table:table-cell>
          <table:table-cell table:style-name="ce4" table:formula="of:=COS(RADIANS([.$A21])) * TAN(RADIANS([.AV$3]))" office:value-type="float" office:value="0.990282564021816" calcext:value-type="float">
            <text:p>0,99</text:p>
          </table:table-cell>
          <table:table-cell table:style-name="ce4" table:formula="of:=COS(RADIANS([.$A21])) * TAN(RADIANS([.AW$3]))" office:value-type="float" office:value="1.02551129754255" calcext:value-type="float">
            <text:p>1,03</text:p>
          </table:table-cell>
          <table:table-cell table:style-name="ce4" table:formula="of:=COS(RADIANS([.$A21])) * TAN(RADIANS([.AX$3]))" office:value-type="float" office:value="1.06208402996322" calcext:value-type="float">
            <text:p>1,06</text:p>
          </table:table-cell>
          <table:table-cell table:style-name="ce4" table:formula="of:=COS(RADIANS([.$A21])) * TAN(RADIANS([.AY$3]))" office:value-type="float" office:value="1.10010277893507" calcext:value-type="float">
            <text:p>1,10</text:p>
          </table:table-cell>
          <table:table-cell table:style-name="ce4" table:formula="of:=COS(RADIANS([.$A21])) * TAN(RADIANS([.AZ$3]))" office:value-type="float" office:value="1.13967962853388" calcext:value-type="float">
            <text:p>1,14</text:p>
          </table:table-cell>
          <table:table-cell table:style-name="ce4" table:formula="of:=COS(RADIANS([.$A21])) * TAN(RADIANS([.BA$3]))" office:value-type="float" office:value="1.1809380239197" calcext:value-type="float">
            <text:p>1,18</text:p>
          </table:table-cell>
          <table:table-cell table:style-name="ce4" table:formula="of:=COS(RADIANS([.$A21])) * TAN(RADIANS([.BB$3]))" office:value-type="float" office:value="1.22401427022133" calcext:value-type="float">
            <text:p>1,22</text:p>
          </table:table-cell>
          <table:table-cell table:style-name="ce4" table:formula="of:=COS(RADIANS([.$A21])) * TAN(RADIANS([.BC$3]))" office:value-type="float" office:value="1.26905927429172" calcext:value-type="float">
            <text:p>1,27</text:p>
          </table:table-cell>
          <table:table-cell table:style-name="ce4" table:formula="of:=COS(RADIANS([.$A21])) * TAN(RADIANS([.BD$3]))" office:value-type="float" office:value="1.31624057656812" calcext:value-type="float">
            <text:p>1,32</text:p>
          </table:table-cell>
          <table:table-cell table:style-name="ce4" table:formula="of:=COS(RADIANS([.$A21])) * TAN(RADIANS([.BE$3]))" office:value-type="float" office:value="1.36574473106661" calcext:value-type="float">
            <text:p>1,37</text:p>
          </table:table-cell>
          <table:table-cell table:style-name="ce4" table:formula="of:=COS(RADIANS([.$A21])) * TAN(RADIANS([.BF$3]))" office:value-type="float" office:value="1.4177801051939" calcext:value-type="float">
            <text:p>1,42</text:p>
          </table:table-cell>
          <table:table-cell table:style-name="ce4" table:formula="of:=COS(RADIANS([.$A21])) * TAN(RADIANS([.BG$3]))" office:value-type="float" office:value="1.47258018843673" calcext:value-type="float">
            <text:p>1,47</text:p>
          </table:table-cell>
          <table:table-cell table:style-name="ce4" table:formula="of:=COS(RADIANS([.$A21])) * TAN(RADIANS([.BH$3]))" office:value-type="float" office:value="1.53040752125382" calcext:value-type="float">
            <text:p>1,53</text:p>
          </table:table-cell>
          <table:table-cell table:style-name="ce4" table:formula="of:=COS(RADIANS([.$A21])) * TAN(RADIANS([.BI$3]))" office:value-type="float" office:value="1.5915583842235" calcext:value-type="float">
            <text:p>1,59</text:p>
          </table:table-cell>
          <table:table-cell table:style-name="ce4" table:formula="of:=COS(RADIANS([.$A21])) * TAN(RADIANS([.BJ$3]))" office:value-type="float" office:value="1.65636842484773" calcext:value-type="float">
            <text:p>1,66</text:p>
          </table:table-cell>
          <table:table-cell table:style-name="ce4" table:formula="of:=COS(RADIANS([.$A21])) * TAN(RADIANS([.BK$3]))" office:value-type="float" office:value="1.7252194483505" calcext:value-type="float">
            <text:p>1,73</text:p>
          </table:table-cell>
          <table:table-cell table:style-name="ce4" table:formula="of:=COS(RADIANS([.$A21])) * TAN(RADIANS([.BL$3]))" office:value-type="float" office:value="1.79854766347625" calcext:value-type="float">
            <text:p>1,80</text:p>
          </table:table-cell>
          <table:table-cell table:style-name="ce4" table:formula="of:=COS(RADIANS([.$A21])) * TAN(RADIANS([.BM$3]))" office:value-type="float" office:value="1.87685376051759" calcext:value-type="float">
            <text:p>1,88</text:p>
          </table:table-cell>
          <table:table-cell table:style-name="ce4" table:formula="of:=COS(RADIANS([.$A21])) * TAN(RADIANS([.BN$3]))" office:value-type="float" office:value="1.96071531487156" calcext:value-type="float">
            <text:p>1,96</text:p>
          </table:table-cell>
          <table:table-cell table:style-name="ce4" table:formula="of:=COS(RADIANS([.$A21])) * TAN(RADIANS([.BO$3]))" office:value-type="float" office:value="2.05080216727893" calcext:value-type="float">
            <text:p>2,05</text:p>
          </table:table-cell>
          <table:table-cell table:style-name="ce4" table:formula="of:=COS(RADIANS([.$A21])) * TAN(RADIANS([.BP$3]))" office:value-type="float" office:value="2.14789564895247" calcext:value-type="float">
            <text:p>2,15</text:p>
          </table:table-cell>
          <table:table-cell table:style-name="ce4" table:formula="of:=COS(RADIANS([.$A21])) * TAN(RADIANS([.BQ$3]))" office:value-type="float" office:value="2.25291282178402" calcext:value-type="float">
            <text:p>2,25</text:p>
          </table:table-cell>
          <table:table-cell table:style-name="ce4" table:formula="of:=COS(RADIANS([.$A21])) * TAN(RADIANS([.BR$3]))" office:value-type="float" office:value="2.36693732934359" calcext:value-type="float">
            <text:p>2,37</text:p>
          </table:table-cell>
          <table:table-cell table:style-name="ce4" table:formula="of:=COS(RADIANS([.$A21])) * TAN(RADIANS([.BS$3]))" office:value-type="float" office:value="2.49125906227398" calcext:value-type="float">
            <text:p>2,49</text:p>
          </table:table-cell>
          <table:table-cell table:style-name="ce4" table:formula="of:=COS(RADIANS([.$A21])) * TAN(RADIANS([.BT$3]))" office:value-type="float" office:value="2.6274257231255" calcext:value-type="float">
            <text:p>2,63</text:p>
          </table:table-cell>
          <table:table-cell table:style-name="ce4" table:formula="of:=COS(RADIANS([.$A21])) * TAN(RADIANS([.BU$3]))" office:value-type="float" office:value="2.77731067464097" calcext:value-type="float">
            <text:p>2,78</text:p>
          </table:table-cell>
          <table:table-cell table:style-name="ce4" table:formula="of:=COS(RADIANS([.$A21])) * TAN(RADIANS([.BV$3]))" office:value-type="float" office:value="2.94320340394983" calcext:value-type="float">
            <text:p>2,94</text:p>
          </table:table-cell>
          <table:table-cell table:style-name="ce4" table:formula="of:=COS(RADIANS([.$A21])) * TAN(RADIANS([.BW$3]))" office:value-type="float" office:value="3.12793191511053" calcext:value-type="float">
            <text:p>3,13</text:p>
          </table:table-cell>
          <table:table-cell table:style-name="ce4" table:formula="of:=COS(RADIANS([.$A21])) * TAN(RADIANS([.BX$3]))" office:value-type="float" office:value="3.33503101865925" calcext:value-type="float">
            <text:p>3,34</text:p>
          </table:table-cell>
          <table:table-cell table:style-name="ce4" table:formula="of:=COS(RADIANS([.$A21])) * TAN(RADIANS([.BY$3]))" office:value-type="float" office:value="3.56897793677381" calcext:value-type="float">
            <text:p>3,57</text:p>
          </table:table-cell>
          <table:table-cell table:style-name="ce4" table:formula="of:=COS(RADIANS([.$A21])) * TAN(RADIANS([.BZ$3]))" office:value-type="float" office:value="3.83552888186619" calcext:value-type="float">
            <text:p>3,84</text:p>
          </table:table-cell>
          <table:table-cell table:style-name="ce4" table:formula="of:=COS(RADIANS([.$A21])) * TAN(RADIANS([.CA$3]))" office:value-type="float" office:value="4.14221097891708" calcext:value-type="float">
            <text:p>4,14</text:p>
          </table:table-cell>
          <table:table-cell table:style-name="ce4" table:formula="of:=COS(RADIANS([.$A21])) * TAN(RADIANS([.CB$3]))" office:value-type="float" office:value="4.49906014874115" calcext:value-type="float">
            <text:p>4,50</text:p>
          </table:table-cell>
          <table:table-cell table:style-name="ce4" table:formula="of:=COS(RADIANS([.$A21])) * TAN(RADIANS([.CC$3]))" office:value-type="float" office:value="4.91976147278114" calcext:value-type="float">
            <text:p>4,92</text:p>
          </table:table-cell>
          <table:table-cell table:style-name="ce4" table:formula="of:=COS(RADIANS([.$A21])) * TAN(RADIANS([.CD$3]))" office:value-type="float" office:value="5.42347377650711" calcext:value-type="float">
            <text:p>5,42</text:p>
          </table:table-cell>
          <table:table-cell table:style-name="ce4" table:formula="of:=COS(RADIANS([.$A21])) * TAN(RADIANS([.CE$3]))" office:value-type="float" office:value="6.03787060145256" calcext:value-type="float">
            <text:p>6,04</text:p>
          </table:table-cell>
          <table:table-cell table:style-name="ce4" table:formula="of:=COS(RADIANS([.$A21])) * TAN(RADIANS([.CF$3]))" office:value-type="float" office:value="6.8044619059514" calcext:value-type="float">
            <text:p>6,80</text:p>
          </table:table-cell>
          <table:table-cell table:style-name="ce4" table:formula="of:=COS(RADIANS([.$A21])) * TAN(RADIANS([.CG$3]))" office:value-type="float" office:value="7.78847722328266" calcext:value-type="float">
            <text:p>7,79</text:p>
          </table:table-cell>
          <table:table-cell table:style-name="ce4" table:formula="of:=COS(RADIANS([.$A21])) * TAN(RADIANS([.CH$3]))" office:value-type="float" office:value="9.09863197753871" calcext:value-type="float">
            <text:p>9,10</text:p>
          </table:table-cell>
          <table:table-cell table:style-name="ce4" table:formula="of:=COS(RADIANS([.$A21])) * TAN(RADIANS([.CI$3]))" office:value-type="float" office:value="10.9306133780369" calcext:value-type="float">
            <text:p>10,93</text:p>
          </table:table-cell>
          <table:table-cell table:style-name="ce4" table:formula="of:=COS(RADIANS([.$A21])) * TAN(RADIANS([.CJ$3]))" office:value-type="float" office:value="13.6757951547337" calcext:value-type="float">
            <text:p>13,68</text:p>
          </table:table-cell>
          <table:table-cell table:style-name="ce4" table:formula="of:=COS(RADIANS([.$A21])) * TAN(RADIANS([.CK$3]))" office:value-type="float" office:value="18.2473817636552" calcext:value-type="float">
            <text:p>18,25</text:p>
          </table:table-cell>
          <table:table-cell table:style-name="ce4" table:formula="of:=COS(RADIANS([.$A21])) * TAN(RADIANS([.CL$3]))" office:value-type="float" office:value="27.3849852074142" calcext:value-type="float">
            <text:p>27,38</text:p>
          </table:table-cell>
          <table:table-cell table:style-name="ce4" table:formula="of:=COS(RADIANS([.$A21])) * TAN(RADIANS([.CM$3]))" office:value-type="float" office:value="54.7866627764348" calcext:value-type="float">
            <text:p>54,79</text:p>
          </table:table-cell>
          <table:table-cell table:number-columns-repeated="93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style-name="ce4" table:formula="of:=COS(RADIANS([.$A22])) * TAN(RADIANS([.B$3]))" office:value-type="float" office:value="0" calcext:value-type="float">
            <text:p>0,00</text:p>
          </table:table-cell>
          <table:table-cell table:style-name="ce4" table:formula="of:=COS(RADIANS([.$A22])) * TAN(RADIANS([.C$3]))" office:value-type="float" office:value="0.0166007532423363" calcext:value-type="float">
            <text:p>0,02</text:p>
          </table:table-cell>
          <table:table-cell table:style-name="ce4" table:formula="of:=COS(RADIANS([.$A22])) * TAN(RADIANS([.D$3]))" office:value-type="float" office:value="0.0332116253791677" calcext:value-type="float">
            <text:p>0,03</text:p>
          </table:table-cell>
          <table:table-cell table:style-name="ce4" table:formula="of:=COS(RADIANS([.$A22])) * TAN(RADIANS([.E$3]))" office:value-type="float" office:value="0.0498427599916945" calcext:value-type="float">
            <text:p>0,05</text:p>
          </table:table-cell>
          <table:table-cell table:style-name="ce4" table:formula="of:=COS(RADIANS([.$A22])) * TAN(RADIANS([.F$3]))" office:value-type="float" office:value="0.0665043501626213" calcext:value-type="float">
            <text:p>0,07</text:p>
          </table:table-cell>
          <table:table-cell table:style-name="ce4" table:formula="of:=COS(RADIANS([.$A22])) * TAN(RADIANS([.G$3]))" office:value-type="float" office:value="0.0832066635482841" calcext:value-type="float">
            <text:p>0,08</text:p>
          </table:table-cell>
          <table:table-cell table:style-name="ce4" table:formula="of:=COS(RADIANS([.$A22])) * TAN(RADIANS([.H$3]))" office:value-type="float" office:value="0.0999600678396405" calcext:value-type="float">
            <text:p>0,10</text:p>
          </table:table-cell>
          <table:table-cell table:style-name="ce4" table:formula="of:=COS(RADIANS([.$A22])) * TAN(RADIANS([.I$3]))" office:value-type="float" office:value="0.116775056747147" calcext:value-type="float">
            <text:p>0,12</text:p>
          </table:table-cell>
          <table:table-cell table:style-name="ce4" table:formula="of:=COS(RADIANS([.$A22])) * TAN(RADIANS([.J$3]))" office:value-type="float" office:value="0.133662276649269" calcext:value-type="float">
            <text:p>0,13</text:p>
          </table:table-cell>
          <table:table-cell table:style-name="ce4" table:formula="of:=COS(RADIANS([.$A22])) * TAN(RADIANS([.K$3]))" office:value-type="float" office:value="0.150632554050411" calcext:value-type="float">
            <text:p>0,15</text:p>
          </table:table-cell>
          <table:table-cell table:style-name="ce4" table:formula="of:=COS(RADIANS([.$A22])) * TAN(RADIANS([.L$3]))" office:value-type="float" office:value="0.167696924001435" calcext:value-type="float">
            <text:p>0,17</text:p>
          </table:table-cell>
          <table:table-cell table:style-name="ce4" table:formula="of:=COS(RADIANS([.$A22])) * TAN(RADIANS([.M$3]))" office:value-type="float" office:value="0.184866659644894" calcext:value-type="float">
            <text:p>0,18</text:p>
          </table:table-cell>
          <table:table-cell table:style-name="ce4" table:formula="of:=COS(RADIANS([.$A22])) * TAN(RADIANS([.N$3]))" office:value-type="float" office:value="0.202153303057567" calcext:value-type="float">
            <text:p>0,20</text:p>
          </table:table-cell>
          <table:table-cell table:style-name="ce4" table:formula="of:=COS(RADIANS([.$A22])) * TAN(RADIANS([.O$3]))" office:value-type="float" office:value="0.219568697575242" calcext:value-type="float">
            <text:p>0,22</text:p>
          </table:table-cell>
          <table:table-cell table:style-name="ce4" table:formula="of:=COS(RADIANS([.$A22])) * TAN(RADIANS([.P$3]))" office:value-type="float" office:value="0.237125021798864" calcext:value-type="float">
            <text:p>0,24</text:p>
          </table:table-cell>
          <table:table-cell table:style-name="ce4" table:formula="of:=COS(RADIANS([.$A22])) * TAN(RADIANS([.Q$3]))" office:value-type="float" office:value="0.254834825497643" calcext:value-type="float">
            <text:p>0,25</text:p>
          </table:table-cell>
          <table:table-cell table:style-name="ce4" table:formula="of:=COS(RADIANS([.$A22])) * TAN(RADIANS([.R$3]))" office:value-type="float" office:value="0.272711067643482" calcext:value-type="float">
            <text:p>0,27</text:p>
          </table:table-cell>
          <table:table-cell table:style-name="ce4" table:formula="of:=COS(RADIANS([.$A22])) * TAN(RADIANS([.S$3]))" office:value-type="float" office:value="0.290767156832617" calcext:value-type="float">
            <text:p>0,29</text:p>
          </table:table-cell>
          <table:table-cell table:style-name="ce4" table:formula="of:=COS(RADIANS([.$A22])) * TAN(RADIANS([.T$3]))" office:value-type="float" office:value="0.309016994374947" calcext:value-type="float">
            <text:p>0,31</text:p>
          </table:table-cell>
          <table:table-cell table:style-name="ce4" table:formula="of:=COS(RADIANS([.$A22])) * TAN(RADIANS([.U$3]))" office:value-type="float" office:value="0.327475020359494" calcext:value-type="float">
            <text:p>0,33</text:p>
          </table:table-cell>
          <table:table-cell table:style-name="ce4" table:formula="of:=COS(RADIANS([.$A22])) * TAN(RADIANS([.V$3]))" office:value-type="float" office:value="0.346156263036345" calcext:value-type="float">
            <text:p>0,35</text:p>
          </table:table-cell>
          <table:table-cell table:style-name="ce4" table:formula="of:=COS(RADIANS([.$A22])) * TAN(RADIANS([.W$3]))" office:value-type="float" office:value="0.365076391891783" calcext:value-type="float">
            <text:p>0,37</text:p>
          </table:table-cell>
          <table:table-cell table:style-name="ce4" table:formula="of:=COS(RADIANS([.$A22])) * TAN(RADIANS([.X$3]))" office:value-type="float" office:value="0.384251774834663" calcext:value-type="float">
            <text:p>0,38</text:p>
          </table:table-cell>
          <table:table-cell table:style-name="ce4" table:formula="of:=COS(RADIANS([.$A22])) * TAN(RADIANS([.Y$3]))" office:value-type="float" office:value="0.403699539959332" calcext:value-type="float">
            <text:p>0,40</text:p>
          </table:table-cell>
          <table:table-cell table:style-name="ce4" table:formula="of:=COS(RADIANS([.$A22])) * TAN(RADIANS([.Z$3]))" office:value-type="float" office:value="0.423437642404208" calcext:value-type="float">
            <text:p>0,42</text:p>
          </table:table-cell>
          <table:table-cell table:style-name="ce4" table:formula="of:=COS(RADIANS([.$A22])) * TAN(RADIANS([.AA$3]))" office:value-type="float" office:value="0.443484936886644" calcext:value-type="float">
            <text:p>0,44</text:p>
          </table:table-cell>
          <table:table-cell table:style-name="ce4" table:formula="of:=COS(RADIANS([.$A22])) * TAN(RADIANS([.AB$3]))" office:value-type="float" office:value="0.463861256565066" calcext:value-type="float">
            <text:p>0,46</text:p>
          </table:table-cell>
          <table:table-cell table:style-name="ce4" table:formula="of:=COS(RADIANS([.$A22])) * TAN(RADIANS([.AC$3]))" office:value-type="float" office:value="0.484587498959894" calcext:value-type="float">
            <text:p>0,48</text:p>
          </table:table-cell>
          <table:table-cell table:style-name="ce4" table:formula="of:=COS(RADIANS([.$A22])) * TAN(RADIANS([.AD$3]))" office:value-type="float" office:value="0.505685719757242" calcext:value-type="float">
            <text:p>0,51</text:p>
          </table:table-cell>
          <table:table-cell table:style-name="ce4" table:formula="of:=COS(RADIANS([.$A22])) * TAN(RADIANS([.AE$3]))" office:value-type="float" office:value="0.527179235425541" calcext:value-type="float">
            <text:p>0,53</text:p>
          </table:table-cell>
          <table:table-cell table:style-name="ce4" table:formula="of:=COS(RADIANS([.$A22])) * TAN(RADIANS([.AF$3]))" office:value-type="float" office:value="0.549092735697554" calcext:value-type="float">
            <text:p>0,55</text:p>
          </table:table-cell>
          <table:table-cell table:style-name="ce4" table:formula="of:=COS(RADIANS([.$A22])) * TAN(RADIANS([.AG$3]))" office:value-type="float" office:value="0.571452407111301" calcext:value-type="float">
            <text:p>0,57</text:p>
          </table:table-cell>
          <table:table-cell table:style-name="ce4" table:formula="of:=COS(RADIANS([.$A22])) * TAN(RADIANS([.AH$3]))" office:value-type="float" office:value="0.594286068966495" calcext:value-type="float">
            <text:p>0,59</text:p>
          </table:table-cell>
          <table:table-cell table:style-name="ce4" table:formula="of:=COS(RADIANS([.$A22])) * TAN(RADIANS([.AI$3]))" office:value-type="float" office:value="0.617623323242044" calcext:value-type="float">
            <text:p>0,62</text:p>
          </table:table-cell>
          <table:table-cell table:style-name="ce4" table:formula="of:=COS(RADIANS([.$A22])) * TAN(RADIANS([.AJ$3]))" office:value-type="float" office:value="0.641495720239569" calcext:value-type="float">
            <text:p>0,64</text:p>
          </table:table-cell>
          <table:table-cell table:style-name="ce4" table:formula="of:=COS(RADIANS([.$A22])) * TAN(RADIANS([.AK$3]))" office:value-type="float" office:value="0.665936941973332" calcext:value-type="float">
            <text:p>0,67</text:p>
          </table:table-cell>
          <table:table-cell table:style-name="ce4" table:formula="of:=COS(RADIANS([.$A22])) * TAN(RADIANS([.AL$3]))" office:value-type="float" office:value="0.690983005625053" calcext:value-type="float">
            <text:p>0,69</text:p>
          </table:table-cell>
          <table:table-cell table:style-name="ce4" table:formula="of:=COS(RADIANS([.$A22])) * TAN(RADIANS([.AM$3]))" office:value-type="float" office:value="0.716672489730867" calcext:value-type="float">
            <text:p>0,72</text:p>
          </table:table-cell>
          <table:table-cell table:style-name="ce4" table:formula="of:=COS(RADIANS([.$A22])) * TAN(RADIANS([.AN$3]))" office:value-type="float" office:value="0.743046786176955" calcext:value-type="float">
            <text:p>0,74</text:p>
          </table:table-cell>
          <table:table-cell table:style-name="ce4" table:formula="of:=COS(RADIANS([.$A22])) * TAN(RADIANS([.AO$3]))" office:value-type="float" office:value="0.770150381561883" calcext:value-type="float">
            <text:p>0,77</text:p>
          </table:table-cell>
          <table:table-cell table:style-name="ce4" table:formula="of:=COS(RADIANS([.$A22])) * TAN(RADIANS([.AP$3]))" office:value-type="float" office:value="0.798031172052012" calcext:value-type="float">
            <text:p>0,80</text:p>
          </table:table-cell>
          <table:table-cell table:style-name="ce4" table:formula="of:=COS(RADIANS([.$A22])) * TAN(RADIANS([.AQ$3]))" office:value-type="float" office:value="0.826740816529079" calcext:value-type="float">
            <text:p>0,83</text:p>
          </table:table-cell>
          <table:table-cell table:style-name="ce4" table:formula="of:=COS(RADIANS([.$A22])) * TAN(RADIANS([.AR$3]))" office:value-type="float" office:value="0.856335133627971" calcext:value-type="float">
            <text:p>0,86</text:p>
          </table:table-cell>
          <table:table-cell table:style-name="ce4" table:formula="of:=COS(RADIANS([.$A22])) * TAN(RADIANS([.AS$3]))" office:value-type="float" office:value="0.886874549214759" calcext:value-type="float">
            <text:p>0,89</text:p>
          </table:table-cell>
          <table:table-cell table:style-name="ce4" table:formula="of:=COS(RADIANS([.$A22])) * TAN(RADIANS([.AT$3]))" office:value-type="float" office:value="0.918424601993351" calcext:value-type="float">
            <text:p>0,92</text:p>
          </table:table-cell>
          <table:table-cell table:style-name="ce4" table:formula="of:=COS(RADIANS([.$A22])) * TAN(RADIANS([.AU$3]))" office:value-type="float" office:value="0.951056516295153" calcext:value-type="float">
            <text:p>0,95</text:p>
          </table:table-cell>
          <table:table-cell table:style-name="ce4" table:formula="of:=COS(RADIANS([.$A22])) * TAN(RADIANS([.AV$3]))" office:value-type="float" office:value="0.984847852751686" calcext:value-type="float">
            <text:p>0,98</text:p>
          </table:table-cell>
          <table:table-cell table:style-name="ce4" table:formula="of:=COS(RADIANS([.$A22])) * TAN(RADIANS([.AW$3]))" office:value-type="float" office:value="1.01988324954" calcext:value-type="float">
            <text:p>1,02</text:p>
          </table:table-cell>
          <table:table-cell table:style-name="ce4" table:formula="of:=COS(RADIANS([.$A22])) * TAN(RADIANS([.AX$3]))" office:value-type="float" office:value="1.05625526930725" calcext:value-type="float">
            <text:p>1,06</text:p>
          </table:table-cell>
          <table:table-cell table:style-name="ce4" table:formula="of:=COS(RADIANS([.$A22])) * TAN(RADIANS([.AY$3]))" office:value-type="float" office:value="1.09406536982762" calcext:value-type="float">
            <text:p>1,09</text:p>
          </table:table-cell>
          <table:table-cell table:style-name="ce4" table:formula="of:=COS(RADIANS([.$A22])) * TAN(RADIANS([.AZ$3]))" office:value-type="float" office:value="1.13342502005488" calcext:value-type="float">
            <text:p>1,13</text:p>
          </table:table-cell>
          <table:table-cell table:style-name="ce4" table:formula="of:=COS(RADIANS([.$A22])) * TAN(RADIANS([.BA$3]))" office:value-type="float" office:value="1.17445698767702" calcext:value-type="float">
            <text:p>1,17</text:p>
          </table:table-cell>
          <table:table-cell table:style-name="ce4" table:formula="of:=COS(RADIANS([.$A22])) * TAN(RADIANS([.BB$3]))" office:value-type="float" office:value="1.21729682977468" calcext:value-type="float">
            <text:p>1,22</text:p>
          </table:table-cell>
          <table:table-cell table:style-name="ce4" table:formula="of:=COS(RADIANS([.$A22])) * TAN(RADIANS([.BC$3]))" office:value-type="float" office:value="1.26209462501783" calcext:value-type="float">
            <text:p>1,26</text:p>
          </table:table-cell>
          <table:table-cell table:style-name="ce4" table:formula="of:=COS(RADIANS([.$A22])) * TAN(RADIANS([.BD$3]))" office:value-type="float" office:value="1.30901699437495" calcext:value-type="float">
            <text:p>1,31</text:p>
          </table:table-cell>
          <table:table-cell table:style-name="ce4" table:formula="of:=COS(RADIANS([.$A22])) * TAN(RADIANS([.BE$3]))" office:value-type="float" office:value="1.35824946804602" calcext:value-type="float">
            <text:p>1,36</text:p>
          </table:table-cell>
          <table:table-cell table:style-name="ce4" table:formula="of:=COS(RADIANS([.$A22])) * TAN(RADIANS([.BF$3]))" office:value-type="float" office:value="1.4099992699089" calcext:value-type="float">
            <text:p>1,41</text:p>
          </table:table-cell>
          <table:table-cell table:style-name="ce4" table:formula="of:=COS(RADIANS([.$A22])) * TAN(RADIANS([.BG$3]))" office:value-type="float" office:value="1.46449860805046" calcext:value-type="float">
            <text:p>1,46</text:p>
          </table:table-cell>
          <table:table-cell table:style-name="ce4" table:formula="of:=COS(RADIANS([.$A22])) * TAN(RADIANS([.BH$3]))" office:value-type="float" office:value="1.52200858209663" calcext:value-type="float">
            <text:p>1,52</text:p>
          </table:table-cell>
          <table:table-cell table:style-name="ce4" table:formula="of:=COS(RADIANS([.$A22])) * TAN(RADIANS([.BI$3]))" office:value-type="float" office:value="1.58282384662578" calcext:value-type="float">
            <text:p>1,58</text:p>
          </table:table-cell>
          <table:table-cell table:style-name="ce4" table:formula="of:=COS(RADIANS([.$A22])) * TAN(RADIANS([.BJ$3]))" office:value-type="float" office:value="1.64727820709266" calcext:value-type="float">
            <text:p>1,65</text:p>
          </table:table-cell>
          <table:table-cell table:style-name="ce4" table:formula="of:=COS(RADIANS([.$A22])) * TAN(RADIANS([.BK$3]))" office:value-type="float" office:value="1.71575137335853" calcext:value-type="float">
            <text:p>1,72</text:p>
          </table:table-cell>
          <table:table-cell table:style-name="ce4" table:formula="of:=COS(RADIANS([.$A22])) * TAN(RADIANS([.BL$3]))" office:value-type="float" office:value="1.78867716023638" calcext:value-type="float">
            <text:p>1,79</text:p>
          </table:table-cell>
          <table:table-cell table:style-name="ce4" table:formula="of:=COS(RADIANS([.$A22])) * TAN(RADIANS([.BM$3]))" office:value-type="float" office:value="1.86655351021" calcext:value-type="float">
            <text:p>1,87</text:p>
          </table:table-cell>
          <table:table-cell table:style-name="ce4" table:formula="of:=COS(RADIANS([.$A22])) * TAN(RADIANS([.BN$3]))" office:value-type="float" office:value="1.94995482891898" calcext:value-type="float">
            <text:p>1,95</text:p>
          </table:table-cell>
          <table:table-cell table:style-name="ce4" table:formula="of:=COS(RADIANS([.$A22])) * TAN(RADIANS([.BO$3]))" office:value-type="float" office:value="2.03954728099067" calcext:value-type="float">
            <text:p>2,04</text:p>
          </table:table-cell>
          <table:table-cell table:style-name="ce4" table:formula="of:=COS(RADIANS([.$A22])) * TAN(RADIANS([.BP$3]))" office:value-type="float" office:value="2.13610790966015" calcext:value-type="float">
            <text:p>2,14</text:p>
          </table:table-cell>
          <table:table-cell table:style-name="ce4" table:formula="of:=COS(RADIANS([.$A22])) * TAN(RADIANS([.BQ$3]))" office:value-type="float" office:value="2.24054874394603" calcext:value-type="float">
            <text:p>2,24</text:p>
          </table:table-cell>
          <table:table-cell table:style-name="ce4" table:formula="of:=COS(RADIANS([.$A22])) * TAN(RADIANS([.BR$3]))" office:value-type="float" office:value="2.35394748033803" calcext:value-type="float">
            <text:p>2,35</text:p>
          </table:table-cell>
          <table:table-cell table:style-name="ce4" table:formula="of:=COS(RADIANS([.$A22])) * TAN(RADIANS([.BS$3]))" office:value-type="float" office:value="2.47758693050629" calcext:value-type="float">
            <text:p>2,48</text:p>
          </table:table-cell>
          <table:table-cell table:style-name="ce4" table:formula="of:=COS(RADIANS([.$A22])) * TAN(RADIANS([.BT$3]))" office:value-type="float" office:value="2.61300630314611" calcext:value-type="float">
            <text:p>2,61</text:p>
          </table:table-cell>
          <table:table-cell table:style-name="ce4" table:formula="of:=COS(RADIANS([.$A22])) * TAN(RADIANS([.BU$3]))" office:value-type="float" office:value="2.76206867990886" calcext:value-type="float">
            <text:p>2,76</text:p>
          </table:table-cell>
          <table:table-cell table:style-name="ce4" table:formula="of:=COS(RADIANS([.$A22])) * TAN(RADIANS([.BV$3]))" office:value-type="float" office:value="2.92705098312484" calcext:value-type="float">
            <text:p>2,93</text:p>
          </table:table-cell>
          <table:table-cell table:style-name="ce4" table:formula="of:=COS(RADIANS([.$A22])) * TAN(RADIANS([.BW$3]))" office:value-type="float" office:value="3.11076569665041" calcext:value-type="float">
            <text:p>3,11</text:p>
          </table:table-cell>
          <table:table-cell table:style-name="ce4" table:formula="of:=COS(RADIANS([.$A22])) * TAN(RADIANS([.BX$3]))" office:value-type="float" office:value="3.31672823183674" calcext:value-type="float">
            <text:p>3,32</text:p>
          </table:table-cell>
          <table:table-cell table:style-name="ce4" table:formula="of:=COS(RADIANS([.$A22])) * TAN(RADIANS([.BY$3]))" office:value-type="float" office:value="3.54939123968297" calcext:value-type="float">
            <text:p>3,55</text:p>
          </table:table-cell>
          <table:table-cell table:style-name="ce4" table:formula="of:=COS(RADIANS([.$A22])) * TAN(RADIANS([.BZ$3]))" office:value-type="float" office:value="3.81447934227162" calcext:value-type="float">
            <text:p>3,81</text:p>
          </table:table-cell>
          <table:table-cell table:style-name="ce4" table:formula="of:=COS(RADIANS([.$A22])) * TAN(RADIANS([.CA$3]))" office:value-type="float" office:value="4.11947835541319" calcext:value-type="float">
            <text:p>4,12</text:p>
          </table:table-cell>
          <table:table-cell table:style-name="ce4" table:formula="of:=COS(RADIANS([.$A22])) * TAN(RADIANS([.CB$3]))" office:value-type="float" office:value="4.47436912237787" calcext:value-type="float">
            <text:p>4,47</text:p>
          </table:table-cell>
          <table:table-cell table:style-name="ce4" table:formula="of:=COS(RADIANS([.$A22])) * TAN(RADIANS([.CC$3]))" office:value-type="float" office:value="4.89276162032096" calcext:value-type="float">
            <text:p>4,89</text:p>
          </table:table-cell>
          <table:table-cell table:style-name="ce4" table:formula="of:=COS(RADIANS([.$A22])) * TAN(RADIANS([.CD$3]))" office:value-type="float" office:value="5.39370953029366" calcext:value-type="float">
            <text:p>5,39</text:p>
          </table:table-cell>
          <table:table-cell table:style-name="ce4" table:formula="of:=COS(RADIANS([.$A22])) * TAN(RADIANS([.CE$3]))" office:value-type="float" office:value="6.00473452030009" calcext:value-type="float">
            <text:p>6,00</text:p>
          </table:table-cell>
          <table:table-cell table:style-name="ce4" table:formula="of:=COS(RADIANS([.$A22])) * TAN(RADIANS([.CF$3]))" office:value-type="float" office:value="6.76711874032274" calcext:value-type="float">
            <text:p>6,77</text:p>
          </table:table-cell>
          <table:table-cell table:style-name="ce4" table:formula="of:=COS(RADIANS([.$A22])) * TAN(RADIANS([.CG$3]))" office:value-type="float" office:value="7.74573374129039" calcext:value-type="float">
            <text:p>7,75</text:p>
          </table:table-cell>
          <table:table-cell table:style-name="ce4" table:formula="of:=COS(RADIANS([.$A22])) * TAN(RADIANS([.CH$3]))" office:value-type="float" office:value="9.04869831259537" calcext:value-type="float">
            <text:p>9,05</text:p>
          </table:table-cell>
          <table:table-cell table:style-name="ce4" table:formula="of:=COS(RADIANS([.$A22])) * TAN(RADIANS([.CI$3]))" office:value-type="float" office:value="10.8706257241356" calcext:value-type="float">
            <text:p>10,87</text:p>
          </table:table-cell>
          <table:table-cell table:style-name="ce4" table:formula="of:=COS(RADIANS([.$A22])) * TAN(RADIANS([.CJ$3]))" office:value-type="float" office:value="13.6007418308081" calcext:value-type="float">
            <text:p>13,60</text:p>
          </table:table-cell>
          <table:table-cell table:style-name="ce4" table:formula="of:=COS(RADIANS([.$A22])) * TAN(RADIANS([.CK$3]))" office:value-type="float" office:value="18.1472393851824" calcext:value-type="float">
            <text:p>18,15</text:p>
          </table:table-cell>
          <table:table-cell table:style-name="ce4" table:formula="of:=COS(RADIANS([.$A22])) * TAN(RADIANS([.CL$3]))" office:value-type="float" office:value="27.2346952869953" calcext:value-type="float">
            <text:p>27,23</text:p>
          </table:table-cell>
          <table:table-cell table:style-name="ce4" table:formula="of:=COS(RADIANS([.$A22])) * TAN(RADIANS([.CM$3]))" office:value-type="float" office:value="54.4859913272328" calcext:value-type="float">
            <text:p>54,49</text:p>
          </table:table-cell>
          <table:table-cell table:number-columns-repeated="933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style-name="ce4" table:formula="of:=COS(RADIANS([.$A23])) * TAN(RADIANS([.B$3]))" office:value-type="float" office:value="0" calcext:value-type="float">
            <text:p>0,00</text:p>
          </table:table-cell>
          <table:table-cell table:style-name="ce4" table:formula="of:=COS(RADIANS([.$A23])) * TAN(RADIANS([.C$3]))" office:value-type="float" office:value="0.0165040881279219" calcext:value-type="float">
            <text:p>0,02</text:p>
          </table:table-cell>
          <table:table-cell table:style-name="ce4" table:formula="of:=COS(RADIANS([.$A23])) * TAN(RADIANS([.D$3]))" office:value-type="float" office:value="0.0330182362286694" calcext:value-type="float">
            <text:p>0,03</text:p>
          </table:table-cell>
          <table:table-cell table:style-name="ce4" table:formula="of:=COS(RADIANS([.$A23])) * TAN(RADIANS([.E$3]))" office:value-type="float" office:value="0.0495525288180245" calcext:value-type="float">
            <text:p>0,05</text:p>
          </table:table-cell>
          <table:table-cell table:style-name="ce4" table:formula="of:=COS(RADIANS([.$A23])) * TAN(RADIANS([.F$3]))" office:value-type="float" office:value="0.0661170996250293" calcext:value-type="float">
            <text:p>0,07</text:p>
          </table:table-cell>
          <table:table-cell table:style-name="ce4" table:formula="of:=COS(RADIANS([.$A23])) * TAN(RADIANS([.G$3]))" office:value-type="float" office:value="0.0827221565181196" calcext:value-type="float">
            <text:p>0,08</text:p>
          </table:table-cell>
          <table:table-cell table:style-name="ce4" table:formula="of:=COS(RADIANS([.$A23])) * TAN(RADIANS([.H$3]))" office:value-type="float" office:value="0.0993780068178579" calcext:value-type="float">
            <text:p>0,10</text:p>
          </table:table-cell>
          <table:table-cell table:style-name="ce4" table:formula="of:=COS(RADIANS([.$A23])) * TAN(RADIANS([.I$3]))" office:value-type="float" office:value="0.116095083130502" calcext:value-type="float">
            <text:p>0,12</text:p>
          </table:table-cell>
          <table:table-cell table:style-name="ce4" table:formula="of:=COS(RADIANS([.$A23])) * TAN(RADIANS([.J$3]))" office:value-type="float" office:value="0.132883969841344" calcext:value-type="float">
            <text:p>0,13</text:p>
          </table:table-cell>
          <table:table-cell table:style-name="ce4" table:formula="of:=COS(RADIANS([.$A23])) * TAN(RADIANS([.K$3]))" office:value-type="float" office:value="0.149755430412751" calcext:value-type="float">
            <text:p>0,15</text:p>
          </table:table-cell>
          <table:table-cell table:style-name="ce4" table:formula="of:=COS(RADIANS([.$A23])) * TAN(RADIANS([.L$3]))" office:value-type="float" office:value="0.166720435639196" calcext:value-type="float">
            <text:p>0,17</text:p>
          </table:table-cell>
          <table:table-cell table:style-name="ce4" table:formula="of:=COS(RADIANS([.$A23])) * TAN(RADIANS([.M$3]))" office:value-type="float" office:value="0.18379019302045" calcext:value-type="float">
            <text:p>0,18</text:p>
          </table:table-cell>
          <table:table-cell table:style-name="ce4" table:formula="of:=COS(RADIANS([.$A23])) * TAN(RADIANS([.N$3]))" office:value-type="float" office:value="0.200976177424528" calcext:value-type="float">
            <text:p>0,20</text:p>
          </table:table-cell>
          <table:table-cell table:style-name="ce4" table:formula="of:=COS(RADIANS([.$A23])) * TAN(RADIANS([.O$3]))" office:value-type="float" office:value="0.218290163224233" calcext:value-type="float">
            <text:p>0,22</text:p>
          </table:table-cell>
          <table:table-cell table:style-name="ce4" table:formula="of:=COS(RADIANS([.$A23])) * TAN(RADIANS([.P$3]))" office:value-type="float" office:value="0.235744258105307" calcext:value-type="float">
            <text:p>0,24</text:p>
          </table:table-cell>
          <table:table-cell table:style-name="ce4" table:formula="of:=COS(RADIANS([.$A23])) * TAN(RADIANS([.Q$3]))" office:value-type="float" office:value="0.253350938760462" calcext:value-type="float">
            <text:p>0,25</text:p>
          </table:table-cell>
          <table:table-cell table:style-name="ce4" table:formula="of:=COS(RADIANS([.$A23])) * TAN(RADIANS([.R$3]))" office:value-type="float" office:value="0.271123088702345" calcext:value-type="float">
            <text:p>0,27</text:p>
          </table:table-cell>
          <table:table-cell table:style-name="ce4" table:formula="of:=COS(RADIANS([.$A23])) * TAN(RADIANS([.S$3]))" office:value-type="float" office:value="0.289074038449801" calcext:value-type="float">
            <text:p>0,29</text:p>
          </table:table-cell>
          <table:table-cell table:style-name="ce4" table:formula="of:=COS(RADIANS([.$A23])) * TAN(RADIANS([.T$3]))" office:value-type="float" office:value="0.3072176083663" calcext:value-type="float">
            <text:p>0,31</text:p>
          </table:table-cell>
          <table:table-cell table:style-name="ce4" table:formula="of:=COS(RADIANS([.$A23])) * TAN(RADIANS([.U$3]))" office:value-type="float" office:value="0.325568154457157" calcext:value-type="float">
            <text:p>0,33</text:p>
          </table:table-cell>
          <table:table-cell table:style-name="ce4" table:formula="of:=COS(RADIANS([.$A23])) * TAN(RADIANS([.V$3]))" office:value-type="float" office:value="0.344140617463929" calcext:value-type="float">
            <text:p>0,34</text:p>
          </table:table-cell>
          <table:table-cell table:style-name="ce4" table:formula="of:=COS(RADIANS([.$A23])) * TAN(RADIANS([.W$3]))" office:value-type="float" office:value="0.362950575630493" calcext:value-type="float">
            <text:p>0,36</text:p>
          </table:table-cell>
          <table:table-cell table:style-name="ce4" table:formula="of:=COS(RADIANS([.$A23])) * TAN(RADIANS([.X$3]))" office:value-type="float" office:value="0.382014301556425" calcext:value-type="float">
            <text:p>0,38</text:p>
          </table:table-cell>
          <table:table-cell table:style-name="ce4" table:formula="of:=COS(RADIANS([.$A23])) * TAN(RADIANS([.Y$3]))" office:value-type="float" office:value="0.401348823600287" calcext:value-type="float">
            <text:p>0,40</text:p>
          </table:table-cell>
          <table:table-cell table:style-name="ce4" table:formula="of:=COS(RADIANS([.$A23])) * TAN(RADIANS([.Z$3]))" office:value-type="float" office:value="0.420971992348884" calcext:value-type="float">
            <text:p>0,42</text:p>
          </table:table-cell>
          <table:table-cell table:style-name="ce4" table:formula="of:=COS(RADIANS([.$A23])) * TAN(RADIANS([.AA$3]))" office:value-type="float" office:value="0.440902552729767" calcext:value-type="float">
            <text:p>0,44</text:p>
          </table:table-cell>
          <table:table-cell table:style-name="ce4" table:formula="of:=COS(RADIANS([.$A23])) * TAN(RADIANS([.AB$3]))" office:value-type="float" office:value="0.461160222414161" calcext:value-type="float">
            <text:p>0,46</text:p>
          </table:table-cell>
          <table:table-cell table:style-name="ce4" table:formula="of:=COS(RADIANS([.$A23])) * TAN(RADIANS([.AC$3]))" office:value-type="float" office:value="0.481765777237574" calcext:value-type="float">
            <text:p>0,48</text:p>
          </table:table-cell>
          <table:table-cell table:style-name="ce4" table:formula="of:=COS(RADIANS([.$A23])) * TAN(RADIANS([.AD$3]))" office:value-type="float" office:value="0.502741144457284" calcext:value-type="float">
            <text:p>0,50</text:p>
          </table:table-cell>
          <table:table-cell table:style-name="ce4" table:formula="of:=COS(RADIANS([.$A23])) * TAN(RADIANS([.AE$3]))" office:value-type="float" office:value="0.524109504771431" calcext:value-type="float">
            <text:p>0,52</text:p>
          </table:table-cell>
          <table:table-cell table:style-name="ce4" table:formula="of:=COS(RADIANS([.$A23])) * TAN(RADIANS([.AF$3]))" office:value-type="float" office:value="0.545895404146057" calcext:value-type="float">
            <text:p>0,55</text:p>
          </table:table-cell>
          <table:table-cell table:style-name="ce4" table:formula="of:=COS(RADIANS([.$A23])) * TAN(RADIANS([.AG$3]))" office:value-type="float" office:value="0.568124876636663" calcext:value-type="float">
            <text:p>0,57</text:p>
          </table:table-cell>
          <table:table-cell table:style-name="ce4" table:formula="of:=COS(RADIANS([.$A23])) * TAN(RADIANS([.AH$3]))" office:value-type="float" office:value="0.590825579552976" calcext:value-type="float">
            <text:p>0,59</text:p>
          </table:table-cell>
          <table:table-cell table:style-name="ce4" table:formula="of:=COS(RADIANS([.$A23])) * TAN(RADIANS([.AI$3]))" office:value-type="float" office:value="0.614026942503491" calcext:value-type="float">
            <text:p>0,61</text:p>
          </table:table-cell>
          <table:table-cell table:style-name="ce4" table:formula="of:=COS(RADIANS([.$A23])) * TAN(RADIANS([.AJ$3]))" office:value-type="float" office:value="0.637760332074459" calcext:value-type="float">
            <text:p>0,64</text:p>
          </table:table-cell>
          <table:table-cell table:style-name="ce4" table:formula="of:=COS(RADIANS([.$A23])) * TAN(RADIANS([.AK$3]))" office:value-type="float" office:value="0.662059234151949" calcext:value-type="float">
            <text:p>0,66</text:p>
          </table:table-cell>
          <table:table-cell table:style-name="ce4" table:formula="of:=COS(RADIANS([.$A23])) * TAN(RADIANS([.AL$3]))" office:value-type="float" office:value="0.686959456191956" calcext:value-type="float">
            <text:p>0,69</text:p>
          </table:table-cell>
          <table:table-cell table:style-name="ce4" table:formula="of:=COS(RADIANS([.$A23])) * TAN(RADIANS([.AM$3]))" office:value-type="float" office:value="0.71249935209029" calcext:value-type="float">
            <text:p>0,71</text:p>
          </table:table-cell>
          <table:table-cell table:style-name="ce4" table:formula="of:=COS(RADIANS([.$A23])) * TAN(RADIANS([.AN$3]))" office:value-type="float" office:value="0.738720072710851" calcext:value-type="float">
            <text:p>0,74</text:p>
          </table:table-cell>
          <table:table-cell table:style-name="ce4" table:formula="of:=COS(RADIANS([.$A23])) * TAN(RADIANS([.AO$3]))" office:value-type="float" office:value="0.765665845609613" calcext:value-type="float">
            <text:p>0,77</text:p>
          </table:table-cell>
          <table:table-cell table:style-name="ce4" table:formula="of:=COS(RADIANS([.$A23])) * TAN(RADIANS([.AP$3]))" office:value-type="float" office:value="0.793384288056654" calcext:value-type="float">
            <text:p>0,79</text:p>
          </table:table-cell>
          <table:table-cell table:style-name="ce4" table:formula="of:=COS(RADIANS([.$A23])) * TAN(RADIANS([.AQ$3]))" office:value-type="float" office:value="0.821926758127376" calcext:value-type="float">
            <text:p>0,82</text:p>
          </table:table-cell>
          <table:table-cell table:style-name="ce4" table:formula="of:=COS(RADIANS([.$A23])) * TAN(RADIANS([.AR$3]))" office:value-type="float" office:value="0.851348749428358" calcext:value-type="float">
            <text:p>0,85</text:p>
          </table:table-cell>
          <table:table-cell table:style-name="ce4" table:formula="of:=COS(RADIANS([.$A23])) * TAN(RADIANS([.AS$3]))" office:value-type="float" office:value="0.881710335969756" calcext:value-type="float">
            <text:p>0,88</text:p>
          </table:table-cell>
          <table:table-cell table:style-name="ce4" table:formula="of:=COS(RADIANS([.$A23])) * TAN(RADIANS([.AT$3]))" office:value-type="float" office:value="0.913076674827834" calcext:value-type="float">
            <text:p>0,91</text:p>
          </table:table-cell>
          <table:table-cell table:style-name="ce4" table:formula="of:=COS(RADIANS([.$A23])) * TAN(RADIANS([.AU$3]))" office:value-type="float" office:value="0.945518575599317" calcext:value-type="float">
            <text:p>0,95</text:p>
          </table:table-cell>
          <table:table-cell table:style-name="ce4" table:formula="of:=COS(RADIANS([.$A23])) * TAN(RADIANS([.AV$3]))" office:value-type="float" office:value="0.979113147285172" calcext:value-type="float">
            <text:p>0,98</text:p>
          </table:table-cell>
          <table:table-cell table:style-name="ce4" table:formula="of:=COS(RADIANS([.$A23])) * TAN(RADIANS([.AW$3]))" office:value-type="float" office:value="1.01394453521981" calcext:value-type="float">
            <text:p>1,01</text:p>
          </table:table-cell>
          <table:table-cell table:style-name="ce4" table:formula="of:=COS(RADIANS([.$A23])) * TAN(RADIANS([.AX$3]))" office:value-type="float" office:value="1.05010476306407" calcext:value-type="float">
            <text:p>1,05</text:p>
          </table:table-cell>
          <table:table-cell table:style-name="ce4" table:formula="of:=COS(RADIANS([.$A23])) * TAN(RADIANS([.AY$3]))" office:value-type="float" office:value="1.08769469781006" calcext:value-type="float">
            <text:p>1,09</text:p>
          </table:table-cell>
          <table:table-cell table:style-name="ce4" table:formula="of:=COS(RADIANS([.$A23])) * TAN(RADIANS([.AZ$3]))" office:value-type="float" office:value="1.12682515933505" calcext:value-type="float">
            <text:p>1,13</text:p>
          </table:table-cell>
          <table:table-cell table:style-name="ce4" table:formula="of:=COS(RADIANS([.$A23])) * TAN(RADIANS([.BA$3]))" office:value-type="float" office:value="1.16761820045867" calcext:value-type="float">
            <text:p>1,17</text:p>
          </table:table-cell>
          <table:table-cell table:style-name="ce4" table:formula="of:=COS(RADIANS([.$A23])) * TAN(RADIANS([.BB$3]))" office:value-type="float" office:value="1.21020858892146" calcext:value-type="float">
            <text:p>1,21</text:p>
          </table:table-cell>
          <table:table-cell table:style-name="ce4" table:formula="of:=COS(RADIANS([.$A23])) * TAN(RADIANS([.BC$3]))" office:value-type="float" office:value="1.25474552949498" calcext:value-type="float">
            <text:p>1,25</text:p>
          </table:table-cell>
          <table:table-cell table:style-name="ce4" table:formula="of:=COS(RADIANS([.$A23])) * TAN(RADIANS([.BD$3]))" office:value-type="float" office:value="1.30139467292456" calcext:value-type="float">
            <text:p>1,30</text:p>
          </table:table-cell>
          <table:table-cell table:style-name="ce4" table:formula="of:=COS(RADIANS([.$A23])) * TAN(RADIANS([.BE$3]))" office:value-type="float" office:value="1.35034046907981" calcext:value-type="float">
            <text:p>1,35</text:p>
          </table:table-cell>
          <table:table-cell table:style-name="ce4" table:formula="of:=COS(RADIANS([.$A23])) * TAN(RADIANS([.BF$3]))" office:value-type="float" office:value="1.40178893518731" calcext:value-type="float">
            <text:p>1,40</text:p>
          </table:table-cell>
          <table:table-cell table:style-name="ce4" table:formula="of:=COS(RADIANS([.$A23])) * TAN(RADIANS([.BG$3]))" office:value-type="float" office:value="1.45597092720126" calcext:value-type="float">
            <text:p>1,46</text:p>
          </table:table-cell>
          <table:table-cell table:style-name="ce4" table:formula="of:=COS(RADIANS([.$A23])) * TAN(RADIANS([.BH$3]))" office:value-type="float" office:value="1.5131460243813" calcext:value-type="float">
            <text:p>1,51</text:p>
          </table:table-cell>
          <table:table-cell table:style-name="ce4" table:formula="of:=COS(RADIANS([.$A23])) * TAN(RADIANS([.BI$3]))" office:value-type="float" office:value="1.57360716555123" calcext:value-type="float">
            <text:p>1,57</text:p>
          </table:table-cell>
          <table:table-cell table:style-name="ce4" table:formula="of:=COS(RADIANS([.$A23])) * TAN(RADIANS([.BJ$3]))" office:value-type="float" office:value="1.63768621243817" calcext:value-type="float">
            <text:p>1,64</text:p>
          </table:table-cell>
          <table:table-cell table:style-name="ce4" table:formula="of:=COS(RADIANS([.$A23])) * TAN(RADIANS([.BK$3]))" office:value-type="float" office:value="1.70576066387738" calcext:value-type="float">
            <text:p>1,71</text:p>
          </table:table-cell>
          <table:table-cell table:style-name="ce4" table:formula="of:=COS(RADIANS([.$A23])) * TAN(RADIANS([.BL$3]))" office:value-type="float" office:value="1.7782618086062" calcext:value-type="float">
            <text:p>1,78</text:p>
          </table:table-cell>
          <table:table-cell table:style-name="ce4" table:formula="of:=COS(RADIANS([.$A23])) * TAN(RADIANS([.BM$3]))" office:value-type="float" office:value="1.85568468962149" calcext:value-type="float">
            <text:p>1,86</text:p>
          </table:table-cell>
          <table:table-cell table:style-name="ce4" table:formula="of:=COS(RADIANS([.$A23])) * TAN(RADIANS([.BN$3]))" office:value-type="float" office:value="1.93860036783586" calcext:value-type="float">
            <text:p>1,94</text:p>
          </table:table-cell>
          <table:table-cell table:style-name="ce4" table:formula="of:=COS(RADIANS([.$A23])) * TAN(RADIANS([.BO$3]))" office:value-type="float" office:value="2.02767112884307" calcext:value-type="float">
            <text:p>2,03</text:p>
          </table:table-cell>
          <table:table-cell table:style-name="ce4" table:formula="of:=COS(RADIANS([.$A23])) * TAN(RADIANS([.BP$3]))" office:value-type="float" office:value="2.1236694912056" calcext:value-type="float">
            <text:p>2,12</text:p>
          </table:table-cell>
          <table:table-cell table:style-name="ce4" table:formula="of:=COS(RADIANS([.$A23])) * TAN(RADIANS([.BQ$3]))" office:value-type="float" office:value="2.22750217325596" calcext:value-type="float">
            <text:p>2,23</text:p>
          </table:table-cell>
          <table:table-cell table:style-name="ce4" table:formula="of:=COS(RADIANS([.$A23])) * TAN(RADIANS([.BR$3]))" office:value-type="float" office:value="2.34024059612677" calcext:value-type="float">
            <text:p>2,34</text:p>
          </table:table-cell>
          <table:table-cell table:style-name="ce4" table:formula="of:=COS(RADIANS([.$A23])) * TAN(RADIANS([.BS$3]))" office:value-type="float" office:value="2.46316010175864" calcext:value-type="float">
            <text:p>2,46</text:p>
          </table:table-cell>
          <table:table-cell table:style-name="ce4" table:formula="of:=COS(RADIANS([.$A23])) * TAN(RADIANS([.BT$3]))" office:value-type="float" office:value="2.59779093613402" calcext:value-type="float">
            <text:p>2,60</text:p>
          </table:table-cell>
          <table:table-cell table:style-name="ce4" table:formula="of:=COS(RADIANS([.$A23])) * TAN(RADIANS([.BU$3]))" office:value-type="float" office:value="2.74598533230008" calcext:value-type="float">
            <text:p>2,75</text:p>
          </table:table-cell>
          <table:table-cell table:style-name="ce4" table:formula="of:=COS(RADIANS([.$A23])) * TAN(RADIANS([.BV$3]))" office:value-type="float" office:value="2.91000695421541" calcext:value-type="float">
            <text:p>2,91</text:p>
          </table:table-cell>
          <table:table-cell table:style-name="ce4" table:formula="of:=COS(RADIANS([.$A23])) * TAN(RADIANS([.BW$3]))" office:value-type="float" office:value="3.09265190882442" calcext:value-type="float">
            <text:p>3,09</text:p>
          </table:table-cell>
          <table:table-cell table:style-name="ce4" table:formula="of:=COS(RADIANS([.$A23])) * TAN(RADIANS([.BX$3]))" office:value-type="float" office:value="3.29741513746494" calcext:value-type="float">
            <text:p>3,30</text:p>
          </table:table-cell>
          <table:table-cell table:style-name="ce4" table:formula="of:=COS(RADIANS([.$A23])) * TAN(RADIANS([.BY$3]))" office:value-type="float" office:value="3.52872336363681" calcext:value-type="float">
            <text:p>3,53</text:p>
          </table:table-cell>
          <table:table-cell table:style-name="ce4" table:formula="of:=COS(RADIANS([.$A23])) * TAN(RADIANS([.BZ$3]))" office:value-type="float" office:value="3.79226787531771" calcext:value-type="float">
            <text:p>3,79</text:p>
          </table:table-cell>
          <table:table-cell table:style-name="ce4" table:formula="of:=COS(RADIANS([.$A23])) * TAN(RADIANS([.CA$3]))" office:value-type="float" office:value="4.09549089889596" calcext:value-type="float">
            <text:p>4,10</text:p>
          </table:table-cell>
          <table:table-cell table:style-name="ce4" table:formula="of:=COS(RADIANS([.$A23])) * TAN(RADIANS([.CB$3]))" office:value-type="float" office:value="4.44831515983573" calcext:value-type="float">
            <text:p>4,45</text:p>
          </table:table-cell>
          <table:table-cell table:style-name="ce4" table:formula="of:=COS(RADIANS([.$A23])) * TAN(RADIANS([.CC$3]))" office:value-type="float" office:value="4.86427138527399" calcext:value-type="float">
            <text:p>4,86</text:p>
          </table:table-cell>
          <table:table-cell table:style-name="ce4" table:formula="of:=COS(RADIANS([.$A23])) * TAN(RADIANS([.CD$3]))" office:value-type="float" office:value="5.36230230790724" calcext:value-type="float">
            <text:p>5,36</text:p>
          </table:table-cell>
          <table:table-cell table:style-name="ce4" table:formula="of:=COS(RADIANS([.$A23])) * TAN(RADIANS([.CE$3]))" office:value-type="float" office:value="5.96976933884357" calcext:value-type="float">
            <text:p>5,97</text:p>
          </table:table-cell>
          <table:table-cell table:style-name="ce4" table:formula="of:=COS(RADIANS([.$A23])) * TAN(RADIANS([.CF$3]))" office:value-type="float" office:value="6.72771424477122" calcext:value-type="float">
            <text:p>6,73</text:p>
          </table:table-cell>
          <table:table-cell table:style-name="ce4" table:formula="of:=COS(RADIANS([.$A23])) * TAN(RADIANS([.CG$3]))" office:value-type="float" office:value="7.70063083376592" calcext:value-type="float">
            <text:p>7,70</text:p>
          </table:table-cell>
          <table:table-cell table:style-name="ce4" table:formula="of:=COS(RADIANS([.$A23])) * TAN(RADIANS([.CH$3]))" office:value-type="float" office:value="8.99600832648931" calcext:value-type="float">
            <text:p>9,00</text:p>
          </table:table-cell>
          <table:table-cell table:style-name="ce4" table:formula="of:=COS(RADIANS([.$A23])) * TAN(RADIANS([.CI$3]))" office:value-type="float" office:value="10.8073267723326" calcext:value-type="float">
            <text:p>10,81</text:p>
          </table:table-cell>
          <table:table-cell table:style-name="ce4" table:formula="of:=COS(RADIANS([.$A23])) * TAN(RADIANS([.CJ$3]))" office:value-type="float" office:value="13.5215455891675" calcext:value-type="float">
            <text:p>13,52</text:p>
          </table:table-cell>
          <table:table-cell table:style-name="ce4" table:formula="of:=COS(RADIANS([.$A23])) * TAN(RADIANS([.CK$3]))" office:value-type="float" office:value="18.0415691817966" calcext:value-type="float">
            <text:p>18,04</text:p>
          </table:table-cell>
          <table:table-cell table:style-name="ce4" table:formula="of:=COS(RADIANS([.$A23])) * TAN(RADIANS([.CL$3]))" office:value-type="float" office:value="27.0761094145635" calcext:value-type="float">
            <text:p>27,08</text:p>
          </table:table-cell>
          <table:table-cell table:style-name="ce4" table:formula="of:=COS(RADIANS([.$A23])) * TAN(RADIANS([.CM$3]))" office:value-type="float" office:value="54.1687229172549" calcext:value-type="float">
            <text:p>54,17</text:p>
          </table:table-cell>
          <table:table-cell table:number-columns-repeated="933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style-name="ce4" table:formula="of:=COS(RADIANS([.$A24])) * TAN(RADIANS([.B$3]))" office:value-type="float" office:value="0" calcext:value-type="float">
            <text:p>0,00</text:p>
          </table:table-cell>
          <table:table-cell table:style-name="ce4" table:formula="of:=COS(RADIANS([.$A24])) * TAN(RADIANS([.C$3]))" office:value-type="float" office:value="0.016402395708385" calcext:value-type="float">
            <text:p>0,02</text:p>
          </table:table-cell>
          <table:table-cell table:style-name="ce4" table:formula="of:=COS(RADIANS([.$A24])) * TAN(RADIANS([.D$3]))" office:value-type="float" office:value="0.032814789403561" calcext:value-type="float">
            <text:p>0,03</text:p>
          </table:table-cell>
          <table:table-cell table:style-name="ce4" table:formula="of:=COS(RADIANS([.$A24])) * TAN(RADIANS([.E$3]))" office:value-type="float" office:value="0.0492472034640504" calcext:value-type="float">
            <text:p>0,05</text:p>
          </table:table-cell>
          <table:table-cell table:style-name="ce4" table:formula="of:=COS(RADIANS([.$A24])) * TAN(RADIANS([.F$3]))" office:value-type="float" office:value="0.0657097091784007" calcext:value-type="float">
            <text:p>0,07</text:p>
          </table:table-cell>
          <table:table-cell table:style-name="ce4" table:formula="of:=COS(RADIANS([.$A24])) * TAN(RADIANS([.G$3]))" office:value-type="float" office:value="0.082212451517732" calcext:value-type="float">
            <text:p>0,08</text:p>
          </table:table-cell>
          <table:table-cell table:style-name="ce4" table:formula="of:=COS(RADIANS([.$A24])) * TAN(RADIANS([.H$3]))" office:value-type="float" office:value="0.0987656742925022" calcext:value-type="float">
            <text:p>0,10</text:p>
          </table:table-cell>
          <table:table-cell table:style-name="ce4" table:formula="of:=COS(RADIANS([.$A24])) * TAN(RADIANS([.I$3]))" office:value-type="float" office:value="0.115379745826897" calcext:value-type="float">
            <text:p>0,12</text:p>
          </table:table-cell>
          <table:table-cell table:style-name="ce4" table:formula="of:=COS(RADIANS([.$A24])) * TAN(RADIANS([.J$3]))" office:value-type="float" office:value="0.132065185288929" calcext:value-type="float">
            <text:p>0,13</text:p>
          </table:table-cell>
          <table:table-cell table:style-name="ce4" table:formula="of:=COS(RADIANS([.$A24])) * TAN(RADIANS([.K$3]))" office:value-type="float" office:value="0.148832689820273" calcext:value-type="float">
            <text:p>0,15</text:p>
          </table:table-cell>
          <table:table-cell table:style-name="ce4" table:formula="of:=COS(RADIANS([.$A24])) * TAN(RADIANS([.L$3]))" office:value-type="float" office:value="0.165693162617204" calcext:value-type="float">
            <text:p>0,17</text:p>
          </table:table-cell>
          <table:table-cell table:style-name="ce4" table:formula="of:=COS(RADIANS([.$A24])) * TAN(RADIANS([.M$3]))" office:value-type="float" office:value="0.182657742122798" calcext:value-type="float">
            <text:p>0,18</text:p>
          </table:table-cell>
          <table:table-cell table:style-name="ce4" table:formula="of:=COS(RADIANS([.$A24])) * TAN(RADIANS([.N$3]))" office:value-type="float" office:value="0.199737832500945" calcext:value-type="float">
            <text:p>0,20</text:p>
          </table:table-cell>
          <table:table-cell table:style-name="ce4" table:formula="of:=COS(RADIANS([.$A24])) * TAN(RADIANS([.O$3]))" office:value-type="float" office:value="0.216945135574882" calcext:value-type="float">
            <text:p>0,22</text:p>
          </table:table-cell>
          <table:table-cell table:style-name="ce4" table:formula="of:=COS(RADIANS([.$A24])) * TAN(RADIANS([.P$3]))" office:value-type="float" office:value="0.234291684427025" calcext:value-type="float">
            <text:p>0,23</text:p>
          </table:table-cell>
          <table:table-cell table:style-name="ce4" table:formula="of:=COS(RADIANS([.$A24])) * TAN(RADIANS([.Q$3]))" office:value-type="float" office:value="0.251789878873069" calcext:value-type="float">
            <text:p>0,25</text:p>
          </table:table-cell>
          <table:table-cell table:style-name="ce4" table:formula="of:=COS(RADIANS([.$A24])) * TAN(RADIANS([.R$3]))" office:value-type="float" office:value="0.269452523041961" calcext:value-type="float">
            <text:p>0,27</text:p>
          </table:table-cell>
          <table:table-cell table:style-name="ce4" table:formula="of:=COS(RADIANS([.$A24])) * TAN(RADIANS([.S$3]))" office:value-type="float" office:value="0.28729286531455" calcext:value-type="float">
            <text:p>0,29</text:p>
          </table:table-cell>
          <table:table-cell table:style-name="ce4" table:formula="of:=COS(RADIANS([.$A24])) * TAN(RADIANS([.T$3]))" office:value-type="float" office:value="0.305324640898061" calcext:value-type="float">
            <text:p>0,31</text:p>
          </table:table-cell>
          <table:table-cell table:style-name="ce4" table:formula="of:=COS(RADIANS([.$A24])) * TAN(RADIANS([.U$3]))" office:value-type="float" office:value="0.323562117341122" calcext:value-type="float">
            <text:p>0,32</text:p>
          </table:table-cell>
          <table:table-cell table:style-name="ce4" table:formula="of:=COS(RADIANS([.$A24])) * TAN(RADIANS([.V$3]))" office:value-type="float" office:value="0.342020143325669" calcext:value-type="float">
            <text:p>0,34</text:p>
          </table:table-cell>
          <table:table-cell table:style-name="ce4" table:formula="of:=COS(RADIANS([.$A24])) * TAN(RADIANS([.W$3]))" office:value-type="float" office:value="0.360714201107884" calcext:value-type="float">
            <text:p>0,36</text:p>
          </table:table-cell>
          <table:table-cell table:style-name="ce4" table:formula="of:=COS(RADIANS([.$A24])) * TAN(RADIANS([.X$3]))" office:value-type="float" office:value="0.379660463021278" calcext:value-type="float">
            <text:p>0,38</text:p>
          </table:table-cell>
          <table:table-cell table:style-name="ce4" table:formula="of:=COS(RADIANS([.$A24])) * TAN(RADIANS([.Y$3]))" office:value-type="float" office:value="0.39887585250162" calcext:value-type="float">
            <text:p>0,40</text:p>
          </table:table-cell>
          <table:table-cell table:style-name="ce4" table:formula="of:=COS(RADIANS([.$A24])) * TAN(RADIANS([.Z$3]))" office:value-type="float" office:value="0.418378110146643" calcext:value-type="float">
            <text:p>0,42</text:p>
          </table:table-cell>
          <table:table-cell table:style-name="ce4" table:formula="of:=COS(RADIANS([.$A24])) * TAN(RADIANS([.AA$3]))" office:value-type="float" office:value="0.43818586538421" calcext:value-type="float">
            <text:p>0,44</text:p>
          </table:table-cell>
          <table:table-cell table:style-name="ce4" table:formula="of:=COS(RADIANS([.$A24])) * TAN(RADIANS([.AB$3]))" office:value-type="float" office:value="0.45831871439215" calcext:value-type="float">
            <text:p>0,46</text:p>
          </table:table-cell>
          <table:table-cell table:style-name="ce4" table:formula="of:=COS(RADIANS([.$A24])) * TAN(RADIANS([.AC$3]))" office:value-type="float" office:value="0.478797304992538" calcext:value-type="float">
            <text:p>0,48</text:p>
          </table:table-cell>
          <table:table-cell table:style-name="ce4" table:formula="of:=COS(RADIANS([.$A24])) * TAN(RADIANS([.AD$3]))" office:value-type="float" office:value="0.499643429334561" calcext:value-type="float">
            <text:p>0,50</text:p>
          </table:table-cell>
          <table:table-cell table:style-name="ce4" table:formula="of:=COS(RADIANS([.$A24])) * TAN(RADIANS([.AE$3]))" office:value-type="float" office:value="0.520880125285003" calcext:value-type="float">
            <text:p>0,52</text:p>
          </table:table-cell>
          <table:table-cell table:style-name="ce4" table:formula="of:=COS(RADIANS([.$A24])) * TAN(RADIANS([.AF$3]))" office:value-type="float" office:value="0.542531787566249" calcext:value-type="float">
            <text:p>0,54</text:p>
          </table:table-cell>
          <table:table-cell table:style-name="ce4" table:formula="of:=COS(RADIANS([.$A24])) * TAN(RADIANS([.AG$3]))" office:value-type="float" office:value="0.564624289821051" calcext:value-type="float">
            <text:p>0,56</text:p>
          </table:table-cell>
          <table:table-cell table:style-name="ce4" table:formula="of:=COS(RADIANS([.$A24])) * TAN(RADIANS([.AH$3]))" office:value-type="float" office:value="0.587185118944468" calcext:value-type="float">
            <text:p>0,59</text:p>
          </table:table-cell>
          <table:table-cell table:style-name="ce4" table:formula="of:=COS(RADIANS([.$A24])) * TAN(RADIANS([.AI$3]))" office:value-type="float" office:value="0.610243523210038" calcext:value-type="float">
            <text:p>0,61</text:p>
          </table:table-cell>
          <table:table-cell table:style-name="ce4" table:formula="of:=COS(RADIANS([.$A24])) * TAN(RADIANS([.AJ$3]))" office:value-type="float" office:value="0.633830675934076" calcext:value-type="float">
            <text:p>0,63</text:p>
          </table:table-cell>
          <table:table-cell table:style-name="ce4" table:formula="of:=COS(RADIANS([.$A24])) * TAN(RADIANS([.AK$3]))" office:value-type="float" office:value="0.657979856674331" calcext:value-type="float">
            <text:p>0,66</text:p>
          </table:table-cell>
          <table:table-cell table:style-name="ce4" table:formula="of:=COS(RADIANS([.$A24])) * TAN(RADIANS([.AL$3]))" office:value-type="float" office:value="0.682726652253777" calcext:value-type="float">
            <text:p>0,68</text:p>
          </table:table-cell>
          <table:table-cell table:style-name="ce4" table:formula="of:=COS(RADIANS([.$A24])) * TAN(RADIANS([.AM$3]))" office:value-type="float" office:value="0.70810918024493" calcext:value-type="float">
            <text:p>0,71</text:p>
          </table:table-cell>
          <table:table-cell table:style-name="ce4" table:formula="of:=COS(RADIANS([.$A24])) * TAN(RADIANS([.AN$3]))" office:value-type="float" office:value="0.734168337954458" calcext:value-type="float">
            <text:p>0,73</text:p>
          </table:table-cell>
          <table:table-cell table:style-name="ce4" table:formula="of:=COS(RADIANS([.$A24])) * TAN(RADIANS([.AO$3]))" office:value-type="float" office:value="0.7609480804236" calcext:value-type="float">
            <text:p>0,76</text:p>
          </table:table-cell>
          <table:table-cell table:style-name="ce4" table:formula="of:=COS(RADIANS([.$A24])) * TAN(RADIANS([.AP$3]))" office:value-type="float" office:value="0.788495731521467" calcext:value-type="float">
            <text:p>0,79</text:p>
          </table:table-cell>
          <table:table-cell table:style-name="ce4" table:formula="of:=COS(RADIANS([.$A24])) * TAN(RADIANS([.AQ$3]))" office:value-type="float" office:value="0.816862332872963" calcext:value-type="float">
            <text:p>0,82</text:p>
          </table:table-cell>
          <table:table-cell table:style-name="ce4" table:formula="of:=COS(RADIANS([.$A24])) * TAN(RADIANS([.AR$3]))" office:value-type="float" office:value="0.846103036152468" calcext:value-type="float">
            <text:p>0,85</text:p>
          </table:table-cell>
          <table:table-cell table:style-name="ce4" table:formula="of:=COS(RADIANS([.$A24])) * TAN(RADIANS([.AS$3]))" office:value-type="float" office:value="0.876277545215096" calcext:value-type="float">
            <text:p>0,88</text:p>
          </table:table-cell>
          <table:table-cell table:style-name="ce4" table:formula="of:=COS(RADIANS([.$A24])) * TAN(RADIANS([.AT$3]))" office:value-type="float" office:value="0.907450615661992" calcext:value-type="float">
            <text:p>0,91</text:p>
          </table:table-cell>
          <table:table-cell table:style-name="ce4" table:formula="of:=COS(RADIANS([.$A24])) * TAN(RADIANS([.AU$3]))" office:value-type="float" office:value="0.939692620785908" calcext:value-type="float">
            <text:p>0,94</text:p>
          </table:table-cell>
          <table:table-cell table:style-name="ce4" table:formula="of:=COS(RADIANS([.$A24])) * TAN(RADIANS([.AV$3]))" office:value-type="float" office:value="0.973080194469114" calcext:value-type="float">
            <text:p>0,97</text:p>
          </table:table-cell>
          <table:table-cell table:style-name="ce4" table:formula="of:=COS(RADIANS([.$A24])) * TAN(RADIANS([.AW$3]))" office:value-type="float" office:value="1.0076969635719" calcext:value-type="float">
            <text:p>1,01</text:p>
          </table:table-cell>
          <table:table-cell table:style-name="ce4" table:formula="of:=COS(RADIANS([.$A24])) * TAN(RADIANS([.AX$3]))" office:value-type="float" office:value="1.04363438473747" calcext:value-type="float">
            <text:p>1,04</text:p>
          </table:table-cell>
          <table:table-cell table:style-name="ce4" table:formula="of:=COS(RADIANS([.$A24])) * TAN(RADIANS([.AY$3]))" office:value-type="float" office:value="1.08099270345082" calcext:value-type="float">
            <text:p>1,08</text:p>
          </table:table-cell>
          <table:table-cell table:style-name="ce4" table:formula="of:=COS(RADIANS([.$A24])) * TAN(RADIANS([.AZ$3]))" office:value-type="float" office:value="1.11988205675587" calcext:value-type="float">
            <text:p>1,12</text:p>
          </table:table-cell>
          <table:table-cell table:style-name="ce4" table:formula="of:=COS(RADIANS([.$A24])) * TAN(RADIANS([.BA$3]))" office:value-type="float" office:value="1.16042374542549" calcext:value-type="float">
            <text:p>1,16</text:p>
          </table:table-cell>
          <table:table-cell table:style-name="ce4" table:formula="of:=COS(RADIANS([.$A24])) * TAN(RADIANS([.BB$3]))" office:value-type="float" office:value="1.20275170680851" calcext:value-type="float">
            <text:p>1,20</text:p>
          </table:table-cell>
          <table:table-cell table:style-name="ce4" table:formula="of:=COS(RADIANS([.$A24])) * TAN(RADIANS([.BC$3]))" office:value-type="float" office:value="1.24701422632885" calcext:value-type="float">
            <text:p>1,25</text:p>
          </table:table-cell>
          <table:table-cell table:style-name="ce4" table:formula="of:=COS(RADIANS([.$A24])) * TAN(RADIANS([.BD$3]))" office:value-type="float" office:value="1.2933759340499" calcext:value-type="float">
            <text:p>1,29</text:p>
          </table:table-cell>
          <table:table-cell table:style-name="ce4" table:formula="of:=COS(RADIANS([.$A24])) * TAN(RADIANS([.BE$3]))" office:value-type="float" office:value="1.34202014332567" calcext:value-type="float">
            <text:p>1,34</text:p>
          </table:table-cell>
          <table:table-cell table:style-name="ce4" table:formula="of:=COS(RADIANS([.$A24])) * TAN(RADIANS([.BF$3]))" office:value-type="float" office:value="1.39315160197663" calcext:value-type="float">
            <text:p>1,39</text:p>
          </table:table-cell>
          <table:table-cell table:style-name="ce4" table:formula="of:=COS(RADIANS([.$A24])) * TAN(RADIANS([.BG$3]))" office:value-type="float" office:value="1.44699974350332" calcext:value-type="float">
            <text:p>1,45</text:p>
          </table:table-cell>
          <table:table-cell table:style-name="ce4" table:formula="of:=COS(RADIANS([.$A24])) * TAN(RADIANS([.BH$3]))" office:value-type="float" office:value="1.50382254772877" calcext:value-type="float">
            <text:p>1,50</text:p>
          </table:table-cell>
          <table:table-cell table:style-name="ce4" table:formula="of:=COS(RADIANS([.$A24])) * TAN(RADIANS([.BI$3]))" office:value-type="float" office:value="1.56391114849017" calcext:value-type="float">
            <text:p>1,56</text:p>
          </table:table-cell>
          <table:table-cell table:style-name="ce4" table:formula="of:=COS(RADIANS([.$A24])) * TAN(RADIANS([.BJ$3]))" office:value-type="float" office:value="1.62759536269875" calcext:value-type="float">
            <text:p>1,63</text:p>
          </table:table-cell>
          <table:table-cell table:style-name="ce4" table:formula="of:=COS(RADIANS([.$A24])) * TAN(RADIANS([.BK$3]))" office:value-type="float" office:value="1.69525036317394" calcext:value-type="float">
            <text:p>1,70</text:p>
          </table:table-cell>
          <table:table-cell table:style-name="ce4" table:formula="of:=COS(RADIANS([.$A24])) * TAN(RADIANS([.BL$3]))" office:value-type="float" office:value="1.76730478120271" calcext:value-type="float">
            <text:p>1,77</text:p>
          </table:table-cell>
          <table:table-cell table:style-name="ce4" table:formula="of:=COS(RADIANS([.$A24])) * TAN(RADIANS([.BM$3]))" office:value-type="float" office:value="1.84425060950009" calcext:value-type="float">
            <text:p>1,84</text:p>
          </table:table-cell>
          <table:table-cell table:style-name="ce4" table:formula="of:=COS(RADIANS([.$A24])) * TAN(RADIANS([.BN$3]))" office:value-type="float" office:value="1.92665539030106" calcext:value-type="float">
            <text:p>1,93</text:p>
          </table:table-cell>
          <table:table-cell table:style-name="ce4" table:formula="of:=COS(RADIANS([.$A24])) * TAN(RADIANS([.BO$3]))" office:value-type="float" office:value="2.01517732842714" calcext:value-type="float">
            <text:p>2,02</text:p>
          </table:table-cell>
          <table:table-cell table:style-name="ce4" table:formula="of:=COS(RADIANS([.$A24])) * TAN(RADIANS([.BP$3]))" office:value-type="float" office:value="2.11058418245158" calcext:value-type="float">
            <text:p>2,11</text:p>
          </table:table-cell>
          <table:table-cell table:style-name="ce4" table:formula="of:=COS(RADIANS([.$A24])) * TAN(RADIANS([.BQ$3]))" office:value-type="float" office:value="2.21377708382561" calcext:value-type="float">
            <text:p>2,21</text:p>
          </table:table-cell>
          <table:table-cell table:style-name="ce4" table:formula="of:=COS(RADIANS([.$A24])) * TAN(RADIANS([.BR$3]))" office:value-type="float" office:value="2.32582085195951" calcext:value-type="float">
            <text:p>2,33</text:p>
          </table:table-cell>
          <table:table-cell table:style-name="ce4" table:formula="of:=COS(RADIANS([.$A24])) * TAN(RADIANS([.BS$3]))" office:value-type="float" office:value="2.44798297058283" calcext:value-type="float">
            <text:p>2,45</text:p>
          </table:table-cell>
          <table:table-cell table:style-name="ce4" table:formula="of:=COS(RADIANS([.$A24])) * TAN(RADIANS([.BT$3]))" office:value-type="float" office:value="2.58178425683742" calcext:value-type="float">
            <text:p>2,58</text:p>
          </table:table-cell>
          <table:table-cell table:style-name="ce4" table:formula="of:=COS(RADIANS([.$A24])) * TAN(RADIANS([.BU$3]))" office:value-type="float" office:value="2.72906553095814" calcext:value-type="float">
            <text:p>2,73</text:p>
          </table:table-cell>
          <table:table-cell table:style-name="ce4" table:formula="of:=COS(RADIANS([.$A24])) * TAN(RADIANS([.BV$3]))" office:value-type="float" office:value="2.89207650899786" calcext:value-type="float">
            <text:p>2,89</text:p>
          </table:table-cell>
          <table:table-cell table:style-name="ce4" table:formula="of:=COS(RADIANS([.$A24])) * TAN(RADIANS([.BW$3]))" office:value-type="float" office:value="3.07359606926781" calcext:value-type="float">
            <text:p>3,07</text:p>
          </table:table-cell>
          <table:table-cell table:style-name="ce4" table:formula="of:=COS(RADIANS([.$A24])) * TAN(RADIANS([.BX$3]))" office:value-type="float" office:value="3.27709761849949" calcext:value-type="float">
            <text:p>3,28</text:p>
          </table:table-cell>
          <table:table-cell table:style-name="ce4" table:formula="of:=COS(RADIANS([.$A24])) * TAN(RADIANS([.BY$3]))" office:value-type="float" office:value="3.50698060427056" calcext:value-type="float">
            <text:p>3,51</text:p>
          </table:table-cell>
          <table:table-cell table:style-name="ce4" table:formula="of:=COS(RADIANS([.$A24])) * TAN(RADIANS([.BZ$3]))" office:value-type="float" office:value="3.76890124683245" calcext:value-type="float">
            <text:p>3,77</text:p>
          </table:table-cell>
          <table:table-cell table:style-name="ce4" table:formula="of:=COS(RADIANS([.$A24])) * TAN(RADIANS([.CA$3]))" office:value-type="float" office:value="4.07025591617701" calcext:value-type="float">
            <text:p>4,07</text:p>
          </table:table-cell>
          <table:table-cell table:style-name="ce4" table:formula="of:=COS(RADIANS([.$A24])) * TAN(RADIANS([.CB$3]))" office:value-type="float" office:value="4.42090619740411" calcext:value-type="float">
            <text:p>4,42</text:p>
          </table:table-cell>
          <table:table-cell table:style-name="ce4" table:formula="of:=COS(RADIANS([.$A24])) * TAN(RADIANS([.CC$3]))" office:value-type="float" office:value="4.83429944604181" calcext:value-type="float">
            <text:p>4,83</text:p>
          </table:table-cell>
          <table:table-cell table:style-name="ce4" table:formula="of:=COS(RADIANS([.$A24])) * TAN(RADIANS([.CD$3]))" office:value-type="float" office:value="5.32926167629204" calcext:value-type="float">
            <text:p>5,33</text:p>
          </table:table-cell>
          <table:table-cell table:style-name="ce4" table:formula="of:=COS(RADIANS([.$A24])) * TAN(RADIANS([.CE$3]))" office:value-type="float" office:value="5.93298570781599" calcext:value-type="float">
            <text:p>5,93</text:p>
          </table:table-cell>
          <table:table-cell table:style-name="ce4" table:formula="of:=COS(RADIANS([.$A24])) * TAN(RADIANS([.CF$3]))" office:value-type="float" office:value="6.68626042228792" calcext:value-type="float">
            <text:p>6,69</text:p>
          </table:table-cell>
          <table:table-cell table:style-name="ce4" table:formula="of:=COS(RADIANS([.$A24])) * TAN(RADIANS([.CG$3]))" office:value-type="float" office:value="7.6531822394918" calcext:value-type="float">
            <text:p>7,65</text:p>
          </table:table-cell>
          <table:table-cell table:style-name="ce4" table:formula="of:=COS(RADIANS([.$A24])) * TAN(RADIANS([.CH$3]))" office:value-type="float" office:value="8.94057806910071" calcext:value-type="float">
            <text:p>8,94</text:p>
          </table:table-cell>
          <table:table-cell table:style-name="ce4" table:formula="of:=COS(RADIANS([.$A24])) * TAN(RADIANS([.CI$3]))" office:value-type="float" office:value="10.7407358041018" calcext:value-type="float">
            <text:p>10,74</text:p>
          </table:table-cell>
          <table:table-cell table:style-name="ce4" table:formula="of:=COS(RADIANS([.$A24])) * TAN(RADIANS([.CJ$3]))" office:value-type="float" office:value="13.4382305537543" calcext:value-type="float">
            <text:p>13,44</text:p>
          </table:table-cell>
          <table:table-cell table:style-name="ce4" table:formula="of:=COS(RADIANS([.$A24])) * TAN(RADIANS([.CK$3]))" office:value-type="float" office:value="17.9304033416654" calcext:value-type="float">
            <text:p>17,93</text:p>
          </table:table-cell>
          <table:table-cell table:style-name="ce4" table:formula="of:=COS(RADIANS([.$A24])) * TAN(RADIANS([.CL$3]))" office:value-type="float" office:value="26.909275896912" calcext:value-type="float">
            <text:p>26,91</text:p>
          </table:table-cell>
          <table:table-cell table:style-name="ce4" table:formula="of:=COS(RADIANS([.$A24])) * TAN(RADIANS([.CM$3]))" office:value-type="float" office:value="53.8349541895322" calcext:value-type="float">
            <text:p>53,83</text:p>
          </table:table-cell>
          <table:table-cell table:number-columns-repeated="93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style-name="ce4" table:formula="of:=COS(RADIANS([.$A25])) * TAN(RADIANS([.B$3]))" office:value-type="float" office:value="0" calcext:value-type="float">
            <text:p>0,00</text:p>
          </table:table-cell>
          <table:table-cell table:style-name="ce4" table:formula="of:=COS(RADIANS([.$A25])) * TAN(RADIANS([.C$3]))" office:value-type="float" office:value="0.0162957069602217" calcext:value-type="float">
            <text:p>0,02</text:p>
          </table:table-cell>
          <table:table-cell table:style-name="ce4" table:formula="of:=COS(RADIANS([.$A25])) * TAN(RADIANS([.D$3]))" office:value-type="float" office:value="0.0326013468757163" calcext:value-type="float">
            <text:p>0,03</text:p>
          </table:table-cell>
          <table:table-cell table:style-name="ce4" table:formula="of:=COS(RADIANS([.$A25])) * TAN(RADIANS([.E$3]))" office:value-type="float" office:value="0.0489268769348328" calcext:value-type="float">
            <text:p>0,05</text:p>
          </table:table-cell>
          <table:table-cell table:style-name="ce4" table:formula="of:=COS(RADIANS([.$A25])) * TAN(RADIANS([.F$3]))" office:value-type="float" office:value="0.0652823029178121" calcext:value-type="float">
            <text:p>0,07</text:p>
          </table:table-cell>
          <table:table-cell table:style-name="ce4" table:formula="of:=COS(RADIANS([.$A25])) * TAN(RADIANS([.G$3]))" office:value-type="float" office:value="0.0816777038082023" calcext:value-type="float">
            <text:p>0,08</text:p>
          </table:table-cell>
          <table:table-cell table:style-name="ce4" table:formula="of:=COS(RADIANS([.$A25])) * TAN(RADIANS([.H$3]))" office:value-type="float" office:value="0.0981232567859925" calcext:value-type="float">
            <text:p>0,10</text:p>
          </table:table-cell>
          <table:table-cell table:style-name="ce4" table:formula="of:=COS(RADIANS([.$A25])) * TAN(RADIANS([.I$3]))" office:value-type="float" office:value="0.114629262735005" calcext:value-type="float">
            <text:p>0,11</text:p>
          </table:table-cell>
          <table:table-cell table:style-name="ce4" table:formula="of:=COS(RADIANS([.$A25])) * TAN(RADIANS([.J$3]))" office:value-type="float" office:value="0.131206172401731" calcext:value-type="float">
            <text:p>0,13</text:p>
          </table:table-cell>
          <table:table-cell table:style-name="ce4" table:formula="of:=COS(RADIANS([.$A25])) * TAN(RADIANS([.K$3]))" office:value-type="float" office:value="0.147864613348701" calcext:value-type="float">
            <text:p>0,15</text:p>
          </table:table-cell>
          <table:table-cell table:style-name="ce4" table:formula="of:=COS(RADIANS([.$A25])) * TAN(RADIANS([.L$3]))" office:value-type="float" office:value="0.164615417852773" calcext:value-type="float">
            <text:p>0,16</text:p>
          </table:table-cell>
          <table:table-cell table:style-name="ce4" table:formula="of:=COS(RADIANS([.$A25])) * TAN(RADIANS([.M$3]))" office:value-type="float" office:value="0.181469651907449" calcext:value-type="float">
            <text:p>0,18</text:p>
          </table:table-cell>
          <table:table-cell table:style-name="ce4" table:formula="of:=COS(RADIANS([.$A25])) * TAN(RADIANS([.N$3]))" office:value-type="float" office:value="0.198438645498678" calcext:value-type="float">
            <text:p>0,20</text:p>
          </table:table-cell>
          <table:table-cell table:style-name="ce4" table:formula="of:=COS(RADIANS([.$A25])) * TAN(RADIANS([.O$3]))" office:value-type="float" office:value="0.215534024335641" calcext:value-type="float">
            <text:p>0,22</text:p>
          </table:table-cell>
          <table:table-cell table:style-name="ce4" table:formula="of:=COS(RADIANS([.$A25])) * TAN(RADIANS([.P$3]))" office:value-type="float" office:value="0.232767743232032" calcext:value-type="float">
            <text:p>0,23</text:p>
          </table:table-cell>
          <table:table-cell table:style-name="ce4" table:formula="of:=COS(RADIANS([.$A25])) * TAN(RADIANS([.Q$3]))" office:value-type="float" office:value="0.250152121349428" calcext:value-type="float">
            <text:p>0,25</text:p>
          </table:table-cell>
          <table:table-cell table:style-name="ce4" table:formula="of:=COS(RADIANS([.$A25])) * TAN(RADIANS([.R$3]))" office:value-type="float" office:value="0.267699879532813" calcext:value-type="float">
            <text:p>0,27</text:p>
          </table:table-cell>
          <table:table-cell table:style-name="ce4" table:formula="of:=COS(RADIANS([.$A25])) * TAN(RADIANS([.S$3]))" office:value-type="float" office:value="0.285424179989456" calcext:value-type="float">
            <text:p>0,29</text:p>
          </table:table-cell>
          <table:table-cell table:style-name="ce4" table:formula="of:=COS(RADIANS([.$A25])) * TAN(RADIANS([.T$3]))" office:value-type="float" office:value="0.303338668586458" calcext:value-type="float">
            <text:p>0,30</text:p>
          </table:table-cell>
          <table:table-cell table:style-name="ce4" table:formula="of:=COS(RADIANS([.$A25])) * TAN(RADIANS([.U$3]))" office:value-type="float" office:value="0.321457520069729" calcext:value-type="float">
            <text:p>0,32</text:p>
          </table:table-cell>
          <table:table-cell table:style-name="ce4" table:formula="of:=COS(RADIANS([.$A25])) * TAN(RADIANS([.V$3]))" office:value-type="float" office:value="0.339795486538528" calcext:value-type="float">
            <text:p>0,34</text:p>
          </table:table-cell>
          <table:table-cell table:style-name="ce4" table:formula="of:=COS(RADIANS([.$A25])) * TAN(RADIANS([.W$3]))" office:value-type="float" office:value="0.3583679495453" calcext:value-type="float">
            <text:p>0,36</text:p>
          </table:table-cell>
          <table:table-cell table:style-name="ce4" table:formula="of:=COS(RADIANS([.$A25])) * TAN(RADIANS([.X$3]))" office:value-type="float" office:value="0.37719097623124" calcext:value-type="float">
            <text:p>0,38</text:p>
          </table:table-cell>
          <table:table-cell table:style-name="ce4" table:formula="of:=COS(RADIANS([.$A25])) * TAN(RADIANS([.Y$3]))" office:value-type="float" office:value="0.396281379954284" calcext:value-type="float">
            <text:p>0,40</text:p>
          </table:table-cell>
          <table:table-cell table:style-name="ce4" table:formula="of:=COS(RADIANS([.$A25])) * TAN(RADIANS([.Z$3]))" office:value-type="float" office:value="0.415656785919132" calcext:value-type="float">
            <text:p>0,42</text:p>
          </table:table-cell>
          <table:table-cell table:style-name="ce4" table:formula="of:=COS(RADIANS([.$A25])) * TAN(RADIANS([.AA$3]))" office:value-type="float" office:value="0.435335702379255" calcext:value-type="float">
            <text:p>0,44</text:p>
          </table:table-cell>
          <table:table-cell table:style-name="ce4" table:formula="of:=COS(RADIANS([.$A25])) * TAN(RADIANS([.AB$3]))" office:value-type="float" office:value="0.455337598049901" calcext:value-type="float">
            <text:p>0,46</text:p>
          </table:table-cell>
          <table:table-cell table:style-name="ce4" table:formula="of:=COS(RADIANS([.$A25])) * TAN(RADIANS([.AC$3]))" office:value-type="float" office:value="0.475682986450187" calcext:value-type="float">
            <text:p>0,48</text:p>
          </table:table-cell>
          <table:table-cell table:style-name="ce4" table:formula="of:=COS(RADIANS([.$A25])) * TAN(RADIANS([.AD$3]))" office:value-type="float" office:value="0.496393517983108" calcext:value-type="float">
            <text:p>0,50</text:p>
          </table:table-cell>
          <table:table-cell table:style-name="ce4" table:formula="of:=COS(RADIANS([.$A25])) * TAN(RADIANS([.AE$3]))" office:value-type="float" office:value="0.517492080666535" calcext:value-type="float">
            <text:p>0,52</text:p>
          </table:table-cell>
          <table:table-cell table:style-name="ce4" table:formula="of:=COS(RADIANS([.$A25])) * TAN(RADIANS([.AF$3]))" office:value-type="float" office:value="0.539002910548325" calcext:value-type="float">
            <text:p>0,54</text:p>
          </table:table-cell>
          <table:table-cell table:style-name="ce4" table:formula="of:=COS(RADIANS([.$A25])) * TAN(RADIANS([.AG$3]))" office:value-type="float" office:value="0.560951712977122" calcext:value-type="float">
            <text:p>0,56</text:p>
          </table:table-cell>
          <table:table-cell table:style-name="ce4" table:formula="of:=COS(RADIANS([.$A25])) * TAN(RADIANS([.AH$3]))" office:value-type="float" office:value="0.58336579606054" calcext:value-type="float">
            <text:p>0,58</text:p>
          </table:table-cell>
          <table:table-cell table:style-name="ce4" table:formula="of:=COS(RADIANS([.$A25])) * TAN(RADIANS([.AI$3]))" office:value-type="float" office:value="0.606274217827853" calcext:value-type="float">
            <text:p>0,61</text:p>
          </table:table-cell>
          <table:table-cell table:style-name="ce4" table:formula="of:=COS(RADIANS([.$A25])) * TAN(RADIANS([.AJ$3]))" office:value-type="float" office:value="0.629707948829748" calcext:value-type="float">
            <text:p>0,63</text:p>
          </table:table-cell>
          <table:table-cell table:style-name="ce4" table:formula="of:=COS(RADIANS([.$A25])) * TAN(RADIANS([.AK$3]))" office:value-type="float" office:value="0.653700052158376" calcext:value-type="float">
            <text:p>0,65</text:p>
          </table:table-cell>
          <table:table-cell table:style-name="ce4" table:formula="of:=COS(RADIANS([.$A25])) * TAN(RADIANS([.AL$3]))" office:value-type="float" office:value="0.6782858831636" calcext:value-type="float">
            <text:p>0,68</text:p>
          </table:table-cell>
          <table:table-cell table:style-name="ce4" table:formula="of:=COS(RADIANS([.$A25])) * TAN(RADIANS([.AM$3]))" office:value-type="float" office:value="0.70350331148366" calcext:value-type="float">
            <text:p>0,70</text:p>
          </table:table-cell>
          <table:table-cell table:style-name="ce4" table:formula="of:=COS(RADIANS([.$A25])) * TAN(RADIANS([.AN$3]))" office:value-type="float" office:value="0.729392968410275" calcext:value-type="float">
            <text:p>0,73</text:p>
          </table:table-cell>
          <table:table-cell table:style-name="ce4" table:formula="of:=COS(RADIANS([.$A25])) * TAN(RADIANS([.AO$3]))" office:value-type="float" office:value="0.755998523080819" calcext:value-type="float">
            <text:p>0,76</text:p>
          </table:table-cell>
          <table:table-cell table:style-name="ce4" table:formula="of:=COS(RADIANS([.$A25])) * TAN(RADIANS([.AP$3]))" office:value-type="float" office:value="0.78336699154813" calcext:value-type="float">
            <text:p>0,78</text:p>
          </table:table-cell>
          <table:table-cell table:style-name="ce4" table:formula="of:=COS(RADIANS([.$A25])) * TAN(RADIANS([.AQ$3]))" office:value-type="float" office:value="0.811549083438834" calcext:value-type="float">
            <text:p>0,81</text:p>
          </table:table-cell>
          <table:table-cell table:style-name="ce4" table:formula="of:=COS(RADIANS([.$A25])) * TAN(RADIANS([.AR$3]))" office:value-type="float" office:value="0.840599591695383" calcext:value-type="float">
            <text:p>0,84</text:p>
          </table:table-cell>
          <table:table-cell table:style-name="ce4" table:formula="of:=COS(RADIANS([.$A25])) * TAN(RADIANS([.AS$3]))" office:value-type="float" office:value="0.870577831831473" calcext:value-type="float">
            <text:p>0,87</text:p>
          </table:table-cell>
          <table:table-cell table:style-name="ce4" table:formula="of:=COS(RADIANS([.$A25])) * TAN(RADIANS([.AT$3]))" office:value-type="float" office:value="0.901548138247948" calcext:value-type="float">
            <text:p>0,90</text:p>
          </table:table-cell>
          <table:table-cell table:style-name="ce4" table:formula="of:=COS(RADIANS([.$A25])) * TAN(RADIANS([.AU$3]))" office:value-type="float" office:value="0.933580426497202" calcext:value-type="float">
            <text:p>0,93</text:p>
          </table:table-cell>
          <table:table-cell table:style-name="ce4" table:formula="of:=COS(RADIANS([.$A25])) * TAN(RADIANS([.AV$3]))" office:value-type="float" office:value="0.966750831999381" calcext:value-type="float">
            <text:p>0,97</text:p>
          </table:table-cell>
          <table:table-cell table:style-name="ce4" table:formula="of:=COS(RADIANS([.$A25])) * TAN(RADIANS([.AW$3]))" office:value-type="float" office:value="1.0011424376671" calcext:value-type="float">
            <text:p>1,00</text:p>
          </table:table-cell>
          <table:table-cell table:style-name="ce4" table:formula="of:=COS(RADIANS([.$A25])) * TAN(RADIANS([.AX$3]))" office:value-type="float" office:value="1.03684610526737" calcext:value-type="float">
            <text:p>1,04</text:p>
          </table:table-cell>
          <table:table-cell table:style-name="ce4" table:formula="of:=COS(RADIANS([.$A25])) * TAN(RADIANS([.AY$3]))" office:value-type="float" office:value="1.0739614282423" calcext:value-type="float">
            <text:p>1,07</text:p>
          </table:table-cell>
          <table:table-cell table:style-name="ce4" table:formula="of:=COS(RADIANS([.$A25])) * TAN(RADIANS([.AZ$3]))" office:value-type="float" office:value="1.11259782725367" calcext:value-type="float">
            <text:p>1,11</text:p>
          </table:table-cell>
          <table:table-cell table:style-name="ce4" table:formula="of:=COS(RADIANS([.$A25])) * TAN(RADIANS([.BA$3]))" office:value-type="float" office:value="1.15287581407817" calcext:value-type="float">
            <text:p>1,15</text:p>
          </table:table-cell>
          <table:table-cell table:style-name="ce4" table:formula="of:=COS(RADIANS([.$A25])) * TAN(RADIANS([.BB$3]))" office:value-type="float" office:value="1.19492845487434" calcext:value-type="float">
            <text:p>1,19</text:p>
          </table:table-cell>
          <table:table-cell table:style-name="ce4" table:formula="of:=COS(RADIANS([.$A25])) * TAN(RADIANS([.BC$3]))" office:value-type="float" office:value="1.23890307054929" calcext:value-type="float">
            <text:p>1,24</text:p>
          </table:table-cell>
          <table:table-cell table:style-name="ce4" table:formula="of:=COS(RADIANS([.$A25])) * TAN(RADIANS([.BD$3]))" office:value-type="float" office:value="1.28496322033652" calcext:value-type="float">
            <text:p>1,28</text:p>
          </table:table-cell>
          <table:table-cell table:style-name="ce4" table:formula="of:=COS(RADIANS([.$A25])) * TAN(RADIANS([.BE$3]))" office:value-type="float" office:value="1.33329102523543" calcext:value-type="float">
            <text:p>1,33</text:p>
          </table:table-cell>
          <table:table-cell table:style-name="ce4" table:formula="of:=COS(RADIANS([.$A25])) * TAN(RADIANS([.BF$3]))" office:value-type="float" office:value="1.38408990129223" calcext:value-type="float">
            <text:p>1,38</text:p>
          </table:table-cell>
          <table:table-cell table:style-name="ce4" table:formula="of:=COS(RADIANS([.$A25])) * TAN(RADIANS([.BG$3]))" office:value-type="float" office:value="1.43758778966612" calcext:value-type="float">
            <text:p>1,44</text:p>
          </table:table-cell>
          <table:table-cell table:style-name="ce4" table:formula="of:=COS(RADIANS([.$A25])) * TAN(RADIANS([.BH$3]))" office:value-type="float" office:value="1.49404099216034" calcext:value-type="float">
            <text:p>1,49</text:p>
          </table:table-cell>
          <table:table-cell table:style-name="ce4" table:formula="of:=COS(RADIANS([.$A25])) * TAN(RADIANS([.BI$3]))" office:value-type="float" office:value="1.55373874894334" calcext:value-type="float">
            <text:p>1,55</text:p>
          </table:table-cell>
          <table:table-cell table:style-name="ce4" table:formula="of:=COS(RADIANS([.$A25])) * TAN(RADIANS([.BJ$3]))" office:value-type="float" office:value="1.61700873164497" calcext:value-type="float">
            <text:p>1,62</text:p>
          </table:table-cell>
          <table:table-cell table:style-name="ce4" table:formula="of:=COS(RADIANS([.$A25])) * TAN(RADIANS([.BK$3]))" office:value-type="float" office:value="1.68422367278761" calcext:value-type="float">
            <text:p>1,68</text:p>
          </table:table-cell>
          <table:table-cell table:style-name="ce4" table:formula="of:=COS(RADIANS([.$A25])) * TAN(RADIANS([.BL$3]))" office:value-type="float" office:value="1.7558094156426" calcext:value-type="float">
            <text:p>1,76</text:p>
          </table:table-cell>
          <table:table-cell table:style-name="ce4" table:formula="of:=COS(RADIANS([.$A25])) * TAN(RADIANS([.BM$3]))" office:value-type="float" office:value="1.83225475277739" calcext:value-type="float">
            <text:p>1,83</text:p>
          </table:table-cell>
          <table:table-cell table:style-name="ce4" table:formula="of:=COS(RADIANS([.$A25])) * TAN(RADIANS([.BN$3]))" office:value-type="float" office:value="1.91412353487045" calcext:value-type="float">
            <text:p>1,91</text:p>
          </table:table-cell>
          <table:table-cell table:style-name="ce4" table:formula="of:=COS(RADIANS([.$A25])) * TAN(RADIANS([.BO$3]))" office:value-type="float" office:value="2.00206968547551" calcext:value-type="float">
            <text:p>2,00</text:p>
          </table:table-cell>
          <table:table-cell table:style-name="ce4" table:formula="of:=COS(RADIANS([.$A25])) * TAN(RADIANS([.BP$3]))" office:value-type="float" office:value="2.0968559693099" calcext:value-type="float">
            <text:p>2,10</text:p>
          </table:table-cell>
          <table:table-cell table:style-name="ce4" table:formula="of:=COS(RADIANS([.$A25])) * TAN(RADIANS([.BQ$3]))" office:value-type="float" office:value="2.19937765645018" calcext:value-type="float">
            <text:p>2,20</text:p>
          </table:table-cell>
          <table:table-cell table:style-name="ce4" table:formula="of:=COS(RADIANS([.$A25])) * TAN(RADIANS([.BR$3]))" office:value-type="float" office:value="2.31069264023" calcext:value-type="float">
            <text:p>2,31</text:p>
          </table:table-cell>
          <table:table-cell table:style-name="ce4" table:formula="of:=COS(RADIANS([.$A25])) * TAN(RADIANS([.BS$3]))" office:value-type="float" office:value="2.43206016008004" calcext:value-type="float">
            <text:p>2,43</text:p>
          </table:table-cell>
          <table:table-cell table:style-name="ce4" table:formula="of:=COS(RADIANS([.$A25])) * TAN(RADIANS([.BT$3]))" office:value-type="float" office:value="2.56499114104588" calcext:value-type="float">
            <text:p>2,56</text:p>
          </table:table-cell>
          <table:table-cell table:style-name="ce4" table:formula="of:=COS(RADIANS([.$A25])) * TAN(RADIANS([.BU$3]))" office:value-type="float" office:value="2.71131442981841" calcext:value-type="float">
            <text:p>2,71</text:p>
          </table:table-cell>
          <table:table-cell table:style-name="ce4" table:formula="of:=COS(RADIANS([.$A25])) * TAN(RADIANS([.BV$3]))" office:value-type="float" office:value="2.87326510925949" calcext:value-type="float">
            <text:p>2,87</text:p>
          </table:table-cell>
          <table:table-cell table:style-name="ce4" table:formula="of:=COS(RADIANS([.$A25])) * TAN(RADIANS([.BW$3]))" office:value-type="float" office:value="3.05360398257391" calcext:value-type="float">
            <text:p>3,05</text:p>
          </table:table-cell>
          <table:table-cell table:style-name="ce4" table:formula="of:=COS(RADIANS([.$A25])) * TAN(RADIANS([.BX$3]))" office:value-type="float" office:value="3.2557818638535" calcext:value-type="float">
            <text:p>3,26</text:p>
          </table:table-cell>
          <table:table-cell table:style-name="ce4" table:formula="of:=COS(RADIANS([.$A25])) * TAN(RADIANS([.BY$3]))" office:value-type="float" office:value="3.48416958463938" calcext:value-type="float">
            <text:p>3,48</text:p>
          </table:table-cell>
          <table:table-cell table:style-name="ce4" table:formula="of:=COS(RADIANS([.$A25])) * TAN(RADIANS([.BZ$3]))" office:value-type="float" office:value="3.74438657451724" calcext:value-type="float">
            <text:p>3,74</text:p>
          </table:table-cell>
          <table:table-cell table:style-name="ce4" table:formula="of:=COS(RADIANS([.$A25])) * TAN(RADIANS([.CA$3]))" office:value-type="float" office:value="4.04378109407654" calcext:value-type="float">
            <text:p>4,04</text:p>
          </table:table-cell>
          <table:table-cell table:style-name="ce4" table:formula="of:=COS(RADIANS([.$A25])) * TAN(RADIANS([.CB$3]))" office:value-type="float" office:value="4.39215058411848" calcext:value-type="float">
            <text:p>4,39</text:p>
          </table:table-cell>
          <table:table-cell table:style-name="ce4" table:formula="of:=COS(RADIANS([.$A25])) * TAN(RADIANS([.CC$3]))" office:value-type="float" office:value="4.80285493236745" calcext:value-type="float">
            <text:p>4,80</text:p>
          </table:table-cell>
          <table:table-cell table:style-name="ce4" table:formula="of:=COS(RADIANS([.$A25])) * TAN(RADIANS([.CD$3]))" office:value-type="float" office:value="5.29459769994453" calcext:value-type="float">
            <text:p>5,29</text:p>
          </table:table-cell>
          <table:table-cell table:style-name="ce4" table:formula="of:=COS(RADIANS([.$A25])) * TAN(RADIANS([.CE$3]))" office:value-type="float" office:value="5.89439483186768" calcext:value-type="float">
            <text:p>5,89</text:p>
          </table:table-cell>
          <table:table-cell table:style-name="ce4" table:formula="of:=COS(RADIANS([.$A25])) * TAN(RADIANS([.CF$3]))" office:value-type="float" office:value="6.64276990010873" calcext:value-type="float">
            <text:p>6,64</text:p>
          </table:table-cell>
          <table:table-cell table:style-name="ce4" table:formula="of:=COS(RADIANS([.$A25])) * TAN(RADIANS([.CG$3]))" office:value-type="float" office:value="7.60340241176948" calcext:value-type="float">
            <text:p>7,60</text:p>
          </table:table-cell>
          <table:table-cell table:style-name="ce4" table:formula="of:=COS(RADIANS([.$A25])) * TAN(RADIANS([.CH$3]))" office:value-type="float" office:value="8.88242442502294" calcext:value-type="float">
            <text:p>8,88</text:p>
          </table:table-cell>
          <table:table-cell table:style-name="ce4" table:formula="of:=COS(RADIANS([.$A25])) * TAN(RADIANS([.CI$3]))" office:value-type="float" office:value="10.6708731036972" calcext:value-type="float">
            <text:p>10,67</text:p>
          </table:table-cell>
          <table:table-cell table:style-name="ce4" table:formula="of:=COS(RADIANS([.$A25])) * TAN(RADIANS([.CJ$3]))" office:value-type="float" office:value="13.3508221031353" calcext:value-type="float">
            <text:p>13,35</text:p>
          </table:table-cell>
          <table:table-cell table:style-name="ce4" table:formula="of:=COS(RADIANS([.$A25])) * TAN(RADIANS([.CK$3]))" office:value-type="float" office:value="17.8137757269807" calcext:value-type="float">
            <text:p>17,81</text:p>
          </table:table-cell>
          <table:table-cell table:style-name="ce4" table:formula="of:=COS(RADIANS([.$A25])) * TAN(RADIANS([.CL$3]))" office:value-type="float" office:value="26.7342455531462" calcext:value-type="float">
            <text:p>26,73</text:p>
          </table:table-cell>
          <table:table-cell table:style-name="ce4" table:formula="of:=COS(RADIANS([.$A25])) * TAN(RADIANS([.CM$3]))" office:value-type="float" office:value="53.4847868132525" calcext:value-type="float">
            <text:p>53,48</text:p>
          </table:table-cell>
          <table:table-cell table:number-columns-repeated="93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style-name="ce4" table:formula="of:=COS(RADIANS([.$A26])) * TAN(RADIANS([.B$3]))" office:value-type="float" office:value="0" calcext:value-type="float">
            <text:p>0,00</text:p>
          </table:table-cell>
          <table:table-cell table:style-name="ce4" table:formula="of:=COS(RADIANS([.$A26])) * TAN(RADIANS([.C$3]))" office:value-type="float" office:value="0.0161840543818583" calcext:value-type="float">
            <text:p>0,02</text:p>
          </table:table-cell>
          <table:table-cell table:style-name="ce4" table:formula="of:=COS(RADIANS([.$A26])) * TAN(RADIANS([.D$3]))" office:value-type="float" office:value="0.0323779736617969" calcext:value-type="float">
            <text:p>0,03</text:p>
          </table:table-cell>
          <table:table-cell table:style-name="ce4" table:formula="of:=COS(RADIANS([.$A26])) * TAN(RADIANS([.E$3]))" office:value-type="float" office:value="0.0485916468049356" calcext:value-type="float">
            <text:p>0,05</text:p>
          </table:table-cell>
          <table:table-cell table:style-name="ce4" table:formula="of:=COS(RADIANS([.$A26])) * TAN(RADIANS([.F$3]))" office:value-type="float" office:value="0.0648350110353509" calcext:value-type="float">
            <text:p>0,06</text:p>
          </table:table-cell>
          <table:table-cell table:style-name="ce4" table:formula="of:=COS(RADIANS([.$A26])) * TAN(RADIANS([.G$3]))" office:value-type="float" office:value="0.0811180762788629" calcext:value-type="float">
            <text:p>0,08</text:p>
          </table:table-cell>
          <table:table-cell table:style-name="ce4" table:formula="of:=COS(RADIANS([.$A26])) * TAN(RADIANS([.H$3]))" office:value-type="float" office:value="0.0974509499849244" calcext:value-type="float">
            <text:p>0,10</text:p>
          </table:table-cell>
          <table:table-cell table:style-name="ce4" table:formula="of:=COS(RADIANS([.$A26])) * TAN(RADIANS([.I$3]))" office:value-type="float" office:value="0.113843862459246" calcext:value-type="float">
            <text:p>0,11</text:p>
          </table:table-cell>
          <table:table-cell table:style-name="ce4" table:formula="of:=COS(RADIANS([.$A26])) * TAN(RADIANS([.J$3]))" office:value-type="float" office:value="0.130307192843397" calcext:value-type="float">
            <text:p>0,13</text:p>
          </table:table-cell>
          <table:table-cell table:style-name="ce4" table:formula="of:=COS(RADIANS([.$A26])) * TAN(RADIANS([.K$3]))" office:value-type="float" office:value="0.146851495883507" calcext:value-type="float">
            <text:p>0,15</text:p>
          </table:table-cell>
          <table:table-cell table:style-name="ce4" table:formula="of:=COS(RADIANS([.$A26])) * TAN(RADIANS([.L$3]))" office:value-type="float" office:value="0.163487529637398" calcext:value-type="float">
            <text:p>0,16</text:p>
          </table:table-cell>
          <table:table-cell table:style-name="ce4" table:formula="of:=COS(RADIANS([.$A26])) * TAN(RADIANS([.M$3]))" office:value-type="float" office:value="0.180226284278194" calcext:value-type="float">
            <text:p>0,18</text:p>
          </table:table-cell>
          <table:table-cell table:style-name="ce4" table:formula="of:=COS(RADIANS([.$A26])) * TAN(RADIANS([.N$3]))" office:value-type="float" office:value="0.197079012162674" calcext:value-type="float">
            <text:p>0,20</text:p>
          </table:table-cell>
          <table:table-cell table:style-name="ce4" table:formula="of:=COS(RADIANS([.$A26])) * TAN(RADIANS([.O$3]))" office:value-type="float" office:value="0.214057259344661" calcext:value-type="float">
            <text:p>0,21</text:p>
          </table:table-cell>
          <table:table-cell table:style-name="ce4" table:formula="of:=COS(RADIANS([.$A26])) * TAN(RADIANS([.P$3]))" office:value-type="float" office:value="0.231172898727579" calcext:value-type="float">
            <text:p>0,23</text:p>
          </table:table-cell>
          <table:table-cell table:style-name="ce4" table:formula="of:=COS(RADIANS([.$A26])) * TAN(RADIANS([.Q$3]))" office:value-type="float" office:value="0.248438165066346" calcext:value-type="float">
            <text:p>0,25</text:p>
          </table:table-cell>
          <table:table-cell table:style-name="ce4" table:formula="of:=COS(RADIANS([.$A26])) * TAN(RADIANS([.R$3]))" office:value-type="float" office:value="0.265865692047092" calcext:value-type="float">
            <text:p>0,27</text:p>
          </table:table-cell>
          <table:table-cell table:style-name="ce4" table:formula="of:=COS(RADIANS([.$A26])) * TAN(RADIANS([.S$3]))" office:value-type="float" office:value="0.283468551694171" calcext:value-type="float">
            <text:p>0,28</text:p>
          </table:table-cell>
          <table:table-cell table:style-name="ce4" table:formula="of:=COS(RADIANS([.$A26])) * TAN(RADIANS([.T$3]))" office:value-type="float" office:value="0.301260296377896" calcext:value-type="float">
            <text:p>0,30</text:p>
          </table:table-cell>
          <table:table-cell table:style-name="ce4" table:formula="of:=COS(RADIANS([.$A26])) * TAN(RADIANS([.U$3]))" office:value-type="float" office:value="0.319255003723694" calcext:value-type="float">
            <text:p>0,32</text:p>
          </table:table-cell>
          <table:table-cell table:style-name="ce4" table:formula="of:=COS(RADIANS([.$A26])) * TAN(RADIANS([.V$3]))" office:value-type="float" office:value="0.337467324754514" calcext:value-type="float">
            <text:p>0,34</text:p>
          </table:table-cell>
          <table:table-cell table:style-name="ce4" table:formula="of:=COS(RADIANS([.$A26])) * TAN(RADIANS([.W$3]))" office:value-type="float" office:value="0.355912535633697" calcext:value-type="float">
            <text:p>0,36</text:p>
          </table:table-cell>
          <table:table-cell table:style-name="ce4" table:formula="of:=COS(RADIANS([.$A26])) * TAN(RADIANS([.X$3]))" office:value-type="float" office:value="0.374606593415912" calcext:value-type="float">
            <text:p>0,37</text:p>
          </table:table-cell>
          <table:table-cell table:style-name="ce4" table:formula="of:=COS(RADIANS([.$A26])) * TAN(RADIANS([.Y$3]))" office:value-type="float" office:value="0.39356619625975" calcext:value-type="float">
            <text:p>0,39</text:p>
          </table:table-cell>
          <table:table-cell table:style-name="ce4" table:formula="of:=COS(RADIANS([.$A26])) * TAN(RADIANS([.Z$3]))" office:value-type="float" office:value="0.412808848608072" calcext:value-type="float">
            <text:p>0,41</text:p>
          </table:table-cell>
          <table:table-cell table:style-name="ce4" table:formula="of:=COS(RADIANS([.$A26])) * TAN(RADIANS([.AA$3]))" office:value-type="float" office:value="0.432352931902163" calcext:value-type="float">
            <text:p>0,43</text:p>
          </table:table-cell>
          <table:table-cell table:style-name="ce4" table:formula="of:=COS(RADIANS([.$A26])) * TAN(RADIANS([.AB$3]))" office:value-type="float" office:value="0.452217781464332" calcext:value-type="float">
            <text:p>0,45</text:p>
          </table:table-cell>
          <table:table-cell table:style-name="ce4" table:formula="of:=COS(RADIANS([.$A26])) * TAN(RADIANS([.AC$3]))" office:value-type="float" office:value="0.472423770262119" calcext:value-type="float">
            <text:p>0,47</text:p>
          </table:table-cell>
          <table:table-cell table:style-name="ce4" table:formula="of:=COS(RADIANS([.$A26])) * TAN(RADIANS([.AD$3]))" office:value-type="float" office:value="0.492992400357406" calcext:value-type="float">
            <text:p>0,49</text:p>
          </table:table-cell>
          <table:table-cell table:style-name="ce4" table:formula="of:=COS(RADIANS([.$A26])) * TAN(RADIANS([.AE$3]))" office:value-type="float" office:value="0.513946402947238" calcext:value-type="float">
            <text:p>0,51</text:p>
          </table:table-cell>
          <table:table-cell table:style-name="ce4" table:formula="of:=COS(RADIANS([.$A26])) * TAN(RADIANS([.AF$3]))" office:value-type="float" office:value="0.535309848022409" calcext:value-type="float">
            <text:p>0,54</text:p>
          </table:table-cell>
          <table:table-cell table:style-name="ce4" table:formula="of:=COS(RADIANS([.$A26])) * TAN(RADIANS([.AG$3]))" office:value-type="float" office:value="0.557108264807359" calcext:value-type="float">
            <text:p>0,56</text:p>
          </table:table-cell>
          <table:table-cell table:style-name="ce4" table:formula="of:=COS(RADIANS([.$A26])) * TAN(RADIANS([.AH$3]))" office:value-type="float" office:value="0.579368774303941" calcext:value-type="float">
            <text:p>0,58</text:p>
          </table:table-cell>
          <table:table-cell table:style-name="ce4" table:formula="of:=COS(RADIANS([.$A26])) * TAN(RADIANS([.AI$3]))" office:value-type="float" office:value="0.602120235445808" calcext:value-type="float">
            <text:p>0,60</text:p>
          </table:table-cell>
          <table:table-cell table:style-name="ce4" table:formula="of:=COS(RADIANS([.$A26])) * TAN(RADIANS([.AJ$3]))" office:value-type="float" office:value="0.625393406584088" calcext:value-type="float">
            <text:p>0,63</text:p>
          </table:table-cell>
          <table:table-cell table:style-name="ce4" table:formula="of:=COS(RADIANS([.$A26])) * TAN(RADIANS([.AK$3]))" office:value-type="float" office:value="0.649221124274" calcext:value-type="float">
            <text:p>0,65</text:p>
          </table:table-cell>
          <table:table-cell table:style-name="ce4" table:formula="of:=COS(RADIANS([.$A26])) * TAN(RADIANS([.AL$3]))" office:value-type="float" office:value="0.673638501622709" calcext:value-type="float">
            <text:p>0,67</text:p>
          </table:table-cell>
          <table:table-cell table:style-name="ce4" table:formula="of:=COS(RADIANS([.$A26])) * TAN(RADIANS([.AM$3]))" office:value-type="float" office:value="0.698683148798723" calcext:value-type="float">
            <text:p>0,70</text:p>
          </table:table-cell>
          <table:table-cell table:style-name="ce4" table:formula="of:=COS(RADIANS([.$A26])) * TAN(RADIANS([.AN$3]))" office:value-type="float" office:value="0.724395418702126" calcext:value-type="float">
            <text:p>0,72</text:p>
          </table:table-cell>
          <table:table-cell table:style-name="ce4" table:formula="of:=COS(RADIANS([.$A26])) * TAN(RADIANS([.AO$3]))" office:value-type="float" office:value="0.750818681264386" calcext:value-type="float">
            <text:p>0,75</text:p>
          </table:table-cell>
          <table:table-cell table:style-name="ce4" table:formula="of:=COS(RADIANS([.$A26])) * TAN(RADIANS([.AP$3]))" office:value-type="float" office:value="0.77799963040052" calcext:value-type="float">
            <text:p>0,78</text:p>
          </table:table-cell>
          <table:table-cell table:style-name="ce4" table:formula="of:=COS(RADIANS([.$A26])) * TAN(RADIANS([.AQ$3]))" office:value-type="float" office:value="0.805988628292237" calcext:value-type="float">
            <text:p>0,81</text:p>
          </table:table-cell>
          <table:table-cell table:style-name="ce4" table:formula="of:=COS(RADIANS([.$A26])) * TAN(RADIANS([.AR$3]))" office:value-type="float" office:value="0.834840092459596" calcext:value-type="float">
            <text:p>0,83</text:p>
          </table:table-cell>
          <table:table-cell table:style-name="ce4" table:formula="of:=COS(RADIANS([.$A26])) * TAN(RADIANS([.AS$3]))" office:value-type="float" office:value="0.864612932006797" calcext:value-type="float">
            <text:p>0,86</text:p>
          </table:table-cell>
          <table:table-cell table:style-name="ce4" table:formula="of:=COS(RADIANS([.$A26])) * TAN(RADIANS([.AT$3]))" office:value-type="float" office:value="0.895371040537501" calcext:value-type="float">
            <text:p>0,90</text:p>
          </table:table-cell>
          <table:table-cell table:style-name="ce4" table:formula="of:=COS(RADIANS([.$A26])) * TAN(RADIANS([.AU$3]))" office:value-type="float" office:value="0.927183854566787" calcext:value-type="float">
            <text:p>0,93</text:p>
          </table:table-cell>
          <table:table-cell table:style-name="ce4" table:formula="of:=COS(RADIANS([.$A26])) * TAN(RADIANS([.AV$3]))" office:value-type="float" office:value="0.960126987861095" calcext:value-type="float">
            <text:p>0,96</text:p>
          </table:table-cell>
          <table:table-cell table:style-name="ce4" table:formula="of:=COS(RADIANS([.$A26])) * TAN(RADIANS([.AW$3]))" office:value-type="float" office:value="0.994282954077499" calcext:value-type="float">
            <text:p>0,99</text:p>
          </table:table-cell>
          <table:table-cell table:style-name="ce4" table:formula="of:=COS(RADIANS([.$A26])) * TAN(RADIANS([.AX$3]))" office:value-type="float" office:value="1.02974199242944" calcext:value-type="float">
            <text:p>1,03</text:p>
          </table:table-cell>
          <table:table-cell table:style-name="ce4" table:formula="of:=COS(RADIANS([.$A26])) * TAN(RADIANS([.AY$3]))" office:value-type="float" office:value="1.06660301397903" calcext:value-type="float">
            <text:p>1,07</text:p>
          </table:table-cell>
          <table:table-cell table:style-name="ce4" table:formula="of:=COS(RADIANS([.$A26])) * TAN(RADIANS([.AZ$3]))" office:value-type="float" office:value="1.10497468967532" calcext:value-type="float">
            <text:p>1,10</text:p>
          </table:table-cell>
          <table:table-cell table:style-name="ce4" table:formula="of:=COS(RADIANS([.$A26])) * TAN(RADIANS([.BA$3]))" office:value-type="float" office:value="1.14497670558973" calcext:value-type="float">
            <text:p>1,14</text:p>
          </table:table-cell>
          <table:table-cell table:style-name="ce4" table:formula="of:=COS(RADIANS([.$A26])) * TAN(RADIANS([.BB$3]))" office:value-type="float" office:value="1.18674121615728" calcext:value-type="float">
            <text:p>1,19</text:p>
          </table:table-cell>
          <table:table-cell table:style-name="ce4" table:formula="of:=COS(RADIANS([.$A26])) * TAN(RADIANS([.BC$3]))" office:value-type="float" office:value="1.23041453289291" calcext:value-type="float">
            <text:p>1,23</text:p>
          </table:table-cell>
          <table:table-cell table:style-name="ce4" table:formula="of:=COS(RADIANS([.$A26])) * TAN(RADIANS([.BD$3]))" office:value-type="float" office:value="1.2761590943785" calcext:value-type="float">
            <text:p>1,28</text:p>
          </table:table-cell>
          <table:table-cell table:style-name="ce4" table:formula="of:=COS(RADIANS([.$A26])) * TAN(RADIANS([.BE$3]))" office:value-type="float" office:value="1.32415577378303" calcext:value-type="float">
            <text:p>1,32</text:p>
          </table:table-cell>
          <table:table-cell table:style-name="ce4" table:formula="of:=COS(RADIANS([.$A26])) * TAN(RADIANS([.BF$3]))" office:value-type="float" office:value="1.37460659341591" calcext:value-type="float">
            <text:p>1,37</text:p>
          </table:table-cell>
          <table:table-cell table:style-name="ce4" table:formula="of:=COS(RADIANS([.$A26])) * TAN(RADIANS([.BG$3]))" office:value-type="float" office:value="1.42773793266195" calcext:value-type="float">
            <text:p>1,43</text:p>
          </table:table-cell>
          <table:table-cell table:style-name="ce4" table:formula="of:=COS(RADIANS([.$A26])) * TAN(RADIANS([.BH$3]))" office:value-type="float" office:value="1.48380433723261" calcext:value-type="float">
            <text:p>1,48</text:p>
          </table:table-cell>
          <table:table-cell table:style-name="ce4" table:formula="of:=COS(RADIANS([.$A26])) * TAN(RADIANS([.BI$3]))" office:value-type="float" office:value="1.54309306552217" calcext:value-type="float">
            <text:p>1,54</text:p>
          </table:table-cell>
          <table:table-cell table:style-name="ce4" table:formula="of:=COS(RADIANS([.$A26])) * TAN(RADIANS([.BJ$3]))" office:value-type="float" office:value="1.60592954406723" calcext:value-type="float">
            <text:p>1,61</text:p>
          </table:table-cell>
          <table:table-cell table:style-name="ce4" table:formula="of:=COS(RADIANS([.$A26])) * TAN(RADIANS([.BK$3]))" office:value-type="float" office:value="1.67268395155512" calcext:value-type="float">
            <text:p>1,67</text:p>
          </table:table-cell>
          <table:table-cell table:style-name="ce4" table:formula="of:=COS(RADIANS([.$A26])) * TAN(RADIANS([.BL$3]))" office:value-type="float" office:value="1.74377921352558" calcext:value-type="float">
            <text:p>1,74</text:p>
          </table:table-cell>
          <table:table-cell table:style-name="ce4" table:formula="of:=COS(RADIANS([.$A26])) * TAN(RADIANS([.BM$3]))" office:value-type="float" office:value="1.81970077350754" calcext:value-type="float">
            <text:p>1,82</text:p>
          </table:table-cell>
          <table:table-cell table:style-name="ce4" table:formula="of:=COS(RADIANS([.$A26])) * TAN(RADIANS([.BN$3]))" office:value-type="float" office:value="1.90100861886858" calcext:value-type="float">
            <text:p>1,90</text:p>
          </table:table-cell>
          <table:table-cell table:style-name="ce4" table:formula="of:=COS(RADIANS([.$A26])) * TAN(RADIANS([.BO$3]))" office:value-type="float" office:value="1.9883521927032" calcext:value-type="float">
            <text:p>1,99</text:p>
          </table:table-cell>
          <table:table-cell table:style-name="ce4" table:formula="of:=COS(RADIANS([.$A26])) * TAN(RADIANS([.BP$3]))" office:value-type="float" office:value="2.08248903352726" calcext:value-type="float">
            <text:p>2,08</text:p>
          </table:table-cell>
          <table:table-cell table:style-name="ce4" table:formula="of:=COS(RADIANS([.$A26])) * TAN(RADIANS([.BQ$3]))" office:value-type="float" office:value="2.18430827733475" calcext:value-type="float">
            <text:p>2,18</text:p>
          </table:table-cell>
          <table:table-cell table:style-name="ce4" table:formula="of:=COS(RADIANS([.$A26])) * TAN(RADIANS([.BR$3]))" office:value-type="float" office:value="2.2948605691381" calcext:value-type="float">
            <text:p>2,29</text:p>
          </table:table-cell>
          <table:table-cell table:style-name="ce4" table:formula="of:=COS(RADIANS([.$A26])) * TAN(RADIANS([.BS$3]))" office:value-type="float" office:value="2.41539652049259" calcext:value-type="float">
            <text:p>2,42</text:p>
          </table:table-cell>
          <table:table-cell table:style-name="ce4" table:formula="of:=COS(RADIANS([.$A26])) * TAN(RADIANS([.BT$3]))" office:value-type="float" office:value="2.54741670410515" calcext:value-type="float">
            <text:p>2,55</text:p>
          </table:table-cell>
          <table:table-cell table:style-name="ce4" table:formula="of:=COS(RADIANS([.$A26])) * TAN(RADIANS([.BU$3]))" office:value-type="float" office:value="2.69273743603826" calcext:value-type="float">
            <text:p>2,69</text:p>
          </table:table-cell>
          <table:table-cell table:style-name="ce4" table:formula="of:=COS(RADIANS([.$A26])) * TAN(RADIANS([.BV$3]))" office:value-type="float" office:value="2.8535784851349" calcext:value-type="float">
            <text:p>2,85</text:p>
          </table:table-cell>
          <table:table-cell table:style-name="ce4" table:formula="of:=COS(RADIANS([.$A26])) * TAN(RADIANS([.BW$3]))" office:value-type="float" office:value="3.032681738526" calcext:value-type="float">
            <text:p>3,03</text:p>
          </table:table-cell>
          <table:table-cell table:style-name="ce4" table:formula="of:=COS(RADIANS([.$A26])) * TAN(RADIANS([.BX$3]))" office:value-type="float" office:value="3.2334743665123" calcext:value-type="float">
            <text:p>3,23</text:p>
          </table:table-cell>
          <table:table-cell table:style-name="ce4" table:formula="of:=COS(RADIANS([.$A26])) * TAN(RADIANS([.BY$3]))" office:value-type="float" office:value="3.4602972532008" calcext:value-type="float">
            <text:p>3,46</text:p>
          </table:table-cell>
          <table:table-cell table:style-name="ce4" table:formula="of:=COS(RADIANS([.$A26])) * TAN(RADIANS([.BZ$3]))" office:value-type="float" office:value="3.71873132577874" calcext:value-type="float">
            <text:p>3,72</text:p>
          </table:table-cell>
          <table:table-cell table:style-name="ce4" table:formula="of:=COS(RADIANS([.$A26])) * TAN(RADIANS([.CA$3]))" office:value-type="float" office:value="4.01607449708183" calcext:value-type="float">
            <text:p>4,02</text:p>
          </table:table-cell>
          <table:table-cell table:style-name="ce4" table:formula="of:=COS(RADIANS([.$A26])) * TAN(RADIANS([.CB$3]))" office:value-type="float" office:value="4.3620570792172" calcext:value-type="float">
            <text:p>4,36</text:p>
          </table:table-cell>
          <table:table-cell table:style-name="ce4" table:formula="of:=COS(RADIANS([.$A26])) * TAN(RADIANS([.CC$3]))" office:value-type="float" office:value="4.7699474225544" calcext:value-type="float">
            <text:p>4,77</text:p>
          </table:table-cell>
          <table:table-cell table:style-name="ce4" table:formula="of:=COS(RADIANS([.$A26])) * TAN(RADIANS([.CD$3]))" office:value-type="float" office:value="5.25832093784769" calcext:value-type="float">
            <text:p>5,26</text:p>
          </table:table-cell>
          <table:table-cell table:style-name="ce4" table:formula="of:=COS(RADIANS([.$A26])) * TAN(RADIANS([.CE$3]))" office:value-type="float" office:value="5.8540084661533" calcext:value-type="float">
            <text:p>5,85</text:p>
          </table:table-cell>
          <table:table-cell table:style-name="ce4" table:formula="of:=COS(RADIANS([.$A26])) * TAN(RADIANS([.CF$3]))" office:value-type="float" office:value="6.597255925868" calcext:value-type="float">
            <text:p>6,60</text:p>
          </table:table-cell>
          <table:table-cell table:style-name="ce4" table:formula="of:=COS(RADIANS([.$A26])) * TAN(RADIANS([.CG$3]))" office:value-type="float" office:value="7.55130651401673" calcext:value-type="float">
            <text:p>7,55</text:p>
          </table:table-cell>
          <table:table-cell table:style-name="ce4" table:formula="of:=COS(RADIANS([.$A26])) * TAN(RADIANS([.CH$3]))" office:value-type="float" office:value="8.82156510841933" calcext:value-type="float">
            <text:p>8,82</text:p>
          </table:table-cell>
          <table:table-cell table:style-name="ce4" table:formula="of:=COS(RADIANS([.$A26])) * TAN(RADIANS([.CI$3]))" office:value-type="float" office:value="10.5977599519742" calcext:value-type="float">
            <text:p>10,60</text:p>
          </table:table-cell>
          <table:table-cell table:style-name="ce4" table:formula="of:=COS(RADIANS([.$A26])) * TAN(RADIANS([.CJ$3]))" office:value-type="float" office:value="13.2593468627714" calcext:value-type="float">
            <text:p>13,26</text:p>
          </table:table-cell>
          <table:table-cell table:style-name="ce4" table:formula="of:=COS(RADIANS([.$A26])) * TAN(RADIANS([.CK$3]))" office:value-type="float" office:value="17.6917218636435" calcext:value-type="float">
            <text:p>17,69</text:p>
          </table:table-cell>
          <table:table-cell table:style-name="ce4" table:formula="of:=COS(RADIANS([.$A26])) * TAN(RADIANS([.CL$3]))" office:value-type="float" office:value="26.5510716992044" calcext:value-type="float">
            <text:p>26,55</text:p>
          </table:table-cell>
          <table:table-cell table:style-name="ce4" table:formula="of:=COS(RADIANS([.$A26])) * TAN(RADIANS([.CM$3]))" office:value-type="float" office:value="53.1183274527906" calcext:value-type="float">
            <text:p>53,12</text:p>
          </table:table-cell>
          <table:table-cell table:number-columns-repeated="93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4" table:formula="of:=COS(RADIANS([.$A27])) * TAN(RADIANS([.B$3]))" office:value-type="float" office:value="0" calcext:value-type="float">
            <text:p>0,00</text:p>
          </table:table-cell>
          <table:table-cell table:style-name="ce4" table:formula="of:=COS(RADIANS([.$A27])) * TAN(RADIANS([.C$3]))" office:value-type="float" office:value="0.0160674719837518" calcext:value-type="float">
            <text:p>0,02</text:p>
          </table:table-cell>
          <table:table-cell table:style-name="ce4" table:formula="of:=COS(RADIANS([.$A27])) * TAN(RADIANS([.D$3]))" office:value-type="float" office:value="0.0321447378034477" calcext:value-type="float">
            <text:p>0,03</text:p>
          </table:table-cell>
          <table:table-cell table:style-name="ce4" table:formula="of:=COS(RADIANS([.$A27])) * TAN(RADIANS([.E$3]))" office:value-type="float" office:value="0.0482416151887037" calcext:value-type="float">
            <text:p>0,05</text:p>
          </table:table-cell>
          <table:table-cell table:style-name="ce4" table:formula="of:=COS(RADIANS([.$A27])) * TAN(RADIANS([.F$3]))" office:value-type="float" office:value="0.0643679697804574" calcext:value-type="float">
            <text:p>0,06</text:p>
          </table:table-cell>
          <table:table-cell table:style-name="ce4" table:formula="of:=COS(RADIANS([.$A27])) * TAN(RADIANS([.G$3]))" office:value-type="float" office:value="0.0805337393976805" calcext:value-type="float">
            <text:p>0,08</text:p>
          </table:table-cell>
          <table:table-cell table:style-name="ce4" table:formula="of:=COS(RADIANS([.$A27])) * TAN(RADIANS([.H$3]))" office:value-type="float" office:value="0.0967489586804623" calcext:value-type="float">
            <text:p>0,10</text:p>
          </table:table-cell>
          <table:table-cell table:style-name="ce4" table:formula="of:=COS(RADIANS([.$A27])) * TAN(RADIANS([.I$3]))" office:value-type="float" office:value="0.11302378424015" calcext:value-type="float">
            <text:p>0,11</text:p>
          </table:table-cell>
          <table:table-cell table:style-name="ce4" table:formula="of:=COS(RADIANS([.$A27])) * TAN(RADIANS([.J$3]))" office:value-type="float" office:value="0.129368520451808" calcext:value-type="float">
            <text:p>0,13</text:p>
          </table:table-cell>
          <table:table-cell table:style-name="ce4" table:formula="of:=COS(RADIANS([.$A27])) * TAN(RADIANS([.K$3]))" office:value-type="float" office:value="0.145793646030084" calcext:value-type="float">
            <text:p>0,15</text:p>
          </table:table-cell>
          <table:table-cell table:style-name="ce4" table:formula="of:=COS(RADIANS([.$A27])) * TAN(RADIANS([.L$3]))" office:value-type="float" office:value="0.162309841536757" calcext:value-type="float">
            <text:p>0,16</text:p>
          </table:table-cell>
          <table:table-cell table:style-name="ce4" table:formula="of:=COS(RADIANS([.$A27])) * TAN(RADIANS([.M$3]))" office:value-type="float" office:value="0.178928017976856" calcext:value-type="float">
            <text:p>0,18</text:p>
          </table:table-cell>
          <table:table-cell table:style-name="ce4" table:formula="of:=COS(RADIANS([.$A27])) * TAN(RADIANS([.N$3]))" office:value-type="float" office:value="0.195659346650418" calcext:value-type="float">
            <text:p>0,20</text:p>
          </table:table-cell>
          <table:table-cell table:style-name="ce4" table:formula="of:=COS(RADIANS([.$A27])) * TAN(RADIANS([.O$3]))" office:value-type="float" office:value="0.212515290438866" calcext:value-type="float">
            <text:p>0,21</text:p>
          </table:table-cell>
          <table:table-cell table:style-name="ce4" table:formula="of:=COS(RADIANS([.$A27])) * TAN(RADIANS([.P$3]))" office:value-type="float" office:value="0.229507636718752" calcext:value-type="float">
            <text:p>0,23</text:p>
          </table:table-cell>
          <table:table-cell table:style-name="ce4" table:formula="of:=COS(RADIANS([.$A27])) * TAN(RADIANS([.Q$3]))" office:value-type="float" office:value="0.24664853211151" calcext:value-type="float">
            <text:p>0,25</text:p>
          </table:table-cell>
          <table:table-cell table:style-name="ce4" table:formula="of:=COS(RADIANS([.$A27])) * TAN(RADIANS([.R$3]))" office:value-type="float" office:value="0.263950519296075" calcext:value-type="float">
            <text:p>0,26</text:p>
          </table:table-cell>
          <table:table-cell table:style-name="ce4" table:formula="of:=COS(RADIANS([.$A27])) * TAN(RADIANS([.S$3]))" office:value-type="float" office:value="0.281426576132019" calcext:value-type="float">
            <text:p>0,28</text:p>
          </table:table-cell>
          <table:table-cell table:style-name="ce4" table:formula="of:=COS(RADIANS([.$A27])) * TAN(RADIANS([.T$3]))" office:value-type="float" office:value="0.299090157364683" calcext:value-type="float">
            <text:p>0,30</text:p>
          </table:table-cell>
          <table:table-cell table:style-name="ce4" table:formula="of:=COS(RADIANS([.$A27])) * TAN(RADIANS([.U$3]))" office:value-type="float" office:value="0.316955239210832" calcext:value-type="float">
            <text:p>0,32</text:p>
          </table:table-cell>
          <table:table-cell table:style-name="ce4" table:formula="of:=COS(RADIANS([.$A27])) * TAN(RADIANS([.V$3]))" office:value-type="float" office:value="0.335036367154261" calcext:value-type="float">
            <text:p>0,34</text:p>
          </table:table-cell>
          <table:table-cell table:style-name="ce4" table:formula="of:=COS(RADIANS([.$A27])) * TAN(RADIANS([.W$3]))" office:value-type="float" office:value="0.353348707315938" calcext:value-type="float">
            <text:p>0,35</text:p>
          </table:table-cell>
          <table:table-cell table:style-name="ce4" table:formula="of:=COS(RADIANS([.$A27])) * TAN(RADIANS([.X$3]))" office:value-type="float" office:value="0.371908101803334" calcext:value-type="float">
            <text:p>0,37</text:p>
          </table:table-cell>
          <table:table-cell table:style-name="ce4" table:formula="of:=COS(RADIANS([.$A27])) * TAN(RADIANS([.Y$3]))" office:value-type="float" office:value="0.390731128489274" calcext:value-type="float">
            <text:p>0,39</text:p>
          </table:table-cell>
          <table:table-cell table:style-name="ce4" table:formula="of:=COS(RADIANS([.$A27])) * TAN(RADIANS([.Z$3]))" office:value-type="float" office:value="0.409835165722757" calcext:value-type="float">
            <text:p>0,41</text:p>
          </table:table-cell>
          <table:table-cell table:style-name="ce4" table:formula="of:=COS(RADIANS([.$A27])) * TAN(RADIANS([.AA$3]))" office:value-type="float" office:value="0.429238462533718" calcext:value-type="float">
            <text:p>0,43</text:p>
          </table:table-cell>
          <table:table-cell table:style-name="ce4" table:formula="of:=COS(RADIANS([.$A27])) * TAN(RADIANS([.AB$3]))" office:value-type="float" office:value="0.448960214961798" calcext:value-type="float">
            <text:p>0,45</text:p>
          </table:table-cell>
          <table:table-cell table:style-name="ce4" table:formula="of:=COS(RADIANS([.$A27])) * TAN(RADIANS([.AC$3]))" office:value-type="float" office:value="0.469020649217158" calcext:value-type="float">
            <text:p>0,47</text:p>
          </table:table-cell>
          <table:table-cell table:style-name="ce4" table:formula="of:=COS(RADIANS([.$A27])) * TAN(RADIANS([.AD$3]))" office:value-type="float" office:value="0.48944111247083" calcext:value-type="float">
            <text:p>0,49</text:p>
          </table:table-cell>
          <table:table-cell table:style-name="ce4" table:formula="of:=COS(RADIANS([.$A27])) * TAN(RADIANS([.AE$3]))" office:value-type="float" office:value="0.510244172174892" calcext:value-type="float">
            <text:p>0,51</text:p>
          </table:table-cell>
          <table:table-cell table:style-name="ce4" table:formula="of:=COS(RADIANS([.$A27])) * TAN(RADIANS([.AF$3]))" office:value-type="float" office:value="0.531453724931123" calcext:value-type="float">
            <text:p>0,53</text:p>
          </table:table-cell>
          <table:table-cell table:style-name="ce4" table:formula="of:=COS(RADIANS([.$A27])) * TAN(RADIANS([.AG$3]))" office:value-type="float" office:value="0.553095116063307" calcext:value-type="float">
            <text:p>0,55</text:p>
          </table:table-cell>
          <table:table-cell table:style-name="ce4" table:formula="of:=COS(RADIANS([.$A27])) * TAN(RADIANS([.AH$3]))" office:value-type="float" office:value="0.575195271206217" calcext:value-type="float">
            <text:p>0,58</text:p>
          </table:table-cell>
          <table:table-cell table:style-name="ce4" table:formula="of:=COS(RADIANS([.$A27])) * TAN(RADIANS([.AI$3]))" office:value-type="float" office:value="0.597782841407176" calcext:value-type="float">
            <text:p>0,60</text:p>
          </table:table-cell>
          <table:table-cell table:style-name="ce4" table:formula="of:=COS(RADIANS([.$A27])) * TAN(RADIANS([.AJ$3]))" office:value-type="float" office:value="0.620888363448461" calcext:value-type="float">
            <text:p>0,62</text:p>
          </table:table-cell>
          <table:table-cell table:style-name="ce4" table:formula="of:=COS(RADIANS([.$A27])) * TAN(RADIANS([.AK$3]))" office:value-type="float" office:value="0.644544437346023" calcext:value-type="float">
            <text:p>0,64</text:p>
          </table:table-cell>
          <table:table-cell table:style-name="ce4" table:formula="of:=COS(RADIANS([.$A27])) * TAN(RADIANS([.AL$3]))" office:value-type="float" office:value="0.66878592326854" calcext:value-type="float">
            <text:p>0,67</text:p>
          </table:table-cell>
          <table:table-cell table:style-name="ce4" table:formula="of:=COS(RADIANS([.$A27])) * TAN(RADIANS([.AM$3]))" office:value-type="float" office:value="0.693650160458365" calcext:value-type="float">
            <text:p>0,69</text:p>
          </table:table-cell>
          <table:table-cell table:style-name="ce4" table:formula="of:=COS(RADIANS([.$A27])) * TAN(RADIANS([.AN$3]))" office:value-type="float" office:value="0.719177211132064" calcext:value-type="float">
            <text:p>0,72</text:p>
          </table:table-cell>
          <table:table-cell table:style-name="ce4" table:formula="of:=COS(RADIANS([.$A27])) * TAN(RADIANS([.AO$3]))" office:value-type="float" office:value="0.745410132804296" calcext:value-type="float">
            <text:p>0,75</text:p>
          </table:table-cell>
          <table:table-cell table:style-name="ce4" table:formula="of:=COS(RADIANS([.$A27])) * TAN(RADIANS([.AP$3]))" office:value-type="float" office:value="0.772395283028839" calcext:value-type="float">
            <text:p>0,77</text:p>
          </table:table-cell>
          <table:table-cell table:style-name="ce4" table:formula="of:=COS(RADIANS([.$A27])) * TAN(RADIANS([.AQ$3]))" office:value-type="float" office:value="0.800182661201676" calcext:value-type="float">
            <text:p>0,80</text:p>
          </table:table-cell>
          <table:table-cell table:style-name="ce4" table:formula="of:=COS(RADIANS([.$A27])) * TAN(RADIANS([.AR$3]))" office:value-type="float" office:value="0.828826292844368" calcext:value-type="float">
            <text:p>0,83</text:p>
          </table:table-cell>
          <table:table-cell table:style-name="ce4" table:formula="of:=COS(RADIANS([.$A27])) * TAN(RADIANS([.AS$3]))" office:value-type="float" office:value="0.858384662707338" calcext:value-type="float">
            <text:p>0,86</text:p>
          </table:table-cell>
          <table:table-cell table:style-name="ce4" table:formula="of:=COS(RADIANS([.$A27])) * TAN(RADIANS([.AT$3]))" office:value-type="float" office:value="0.888921204134452" calcext:value-type="float">
            <text:p>0,89</text:p>
          </table:table-cell>
          <table:table-cell table:style-name="ce4" table:formula="of:=COS(RADIANS([.$A27])) * TAN(RADIANS([.AU$3]))" office:value-type="float" office:value="0.92050485345244" calcext:value-type="float">
            <text:p>0,92</text:p>
          </table:table-cell>
          <table:table-cell table:style-name="ce4" table:formula="of:=COS(RADIANS([.$A27])) * TAN(RADIANS([.AV$3]))" office:value-type="float" office:value="0.953210679741347" calcext:value-type="float">
            <text:p>0,95</text:p>
          </table:table-cell>
          <table:table-cell table:style-name="ce4" table:formula="of:=COS(RADIANS([.$A27])) * TAN(RADIANS([.AW$3]))" office:value-type="float" office:value="0.987120602268253" calcext:value-type="float">
            <text:p>0,99</text:p>
          </table:table-cell>
          <table:table-cell table:style-name="ce4" table:formula="of:=COS(RADIANS([.$A27])) * TAN(RADIANS([.AX$3]))" office:value-type="float" office:value="1.02232421020529" calcext:value-type="float">
            <text:p>1,02</text:p>
          </table:table-cell>
          <table:table-cell table:style-name="ce4" table:formula="of:=COS(RADIANS([.$A27])) * TAN(RADIANS([.AY$3]))" office:value-type="float" office:value="1.05891970210529" calcext:value-type="float">
            <text:p>1,06</text:p>
          </table:table-cell>
          <table:table-cell table:style-name="ce4" table:formula="of:=COS(RADIANS([.$A27])) * TAN(RADIANS([.AZ$3]))" office:value-type="float" office:value="1.09701496610235" calcext:value-type="float">
            <text:p>1,10</text:p>
          </table:table-cell>
          <table:table-cell table:style-name="ce4" table:formula="of:=COS(RADIANS([.$A27])) * TAN(RADIANS([.BA$3]))" office:value-type="float" office:value="1.13672882610513" calcext:value-type="float">
            <text:p>1,14</text:p>
          </table:table-cell>
          <table:table-cell table:style-name="ce4" table:formula="of:=COS(RADIANS([.$A27])) * TAN(RADIANS([.BB$3]))" office:value-type="float" office:value="1.17819248456957" calcext:value-type="float">
            <text:p>1,18</text:p>
          </table:table-cell>
          <table:table-cell table:style-name="ce4" table:formula="of:=COS(RADIANS([.$A27])) * TAN(RADIANS([.BC$3]))" office:value-type="float" office:value="1.22155119905052" calcext:value-type="float">
            <text:p>1,22</text:p>
          </table:table-cell>
          <table:table-cell table:style-name="ce4" table:formula="of:=COS(RADIANS([.$A27])) * TAN(RADIANS([.BD$3]))" office:value-type="float" office:value="1.26696623799791" calcext:value-type="float">
            <text:p>1,27</text:p>
          </table:table-cell>
          <table:table-cell table:style-name="ce4" table:formula="of:=COS(RADIANS([.$A27])) * TAN(RADIANS([.BE$3]))" office:value-type="float" office:value="1.31461717165455" calcext:value-type="float">
            <text:p>1,31</text:p>
          </table:table-cell>
          <table:table-cell table:style-name="ce4" table:formula="of:=COS(RADIANS([.$A27])) * TAN(RADIANS([.BF$3]))" office:value-type="float" office:value="1.36470456705513" calcext:value-type="float">
            <text:p>1,36</text:p>
          </table:table-cell>
          <table:table-cell table:style-name="ce4" table:formula="of:=COS(RADIANS([.$A27])) * TAN(RADIANS([.BG$3]))" office:value-type="float" office:value="1.41745317285269" calcext:value-type="float">
            <text:p>1,42</text:p>
          </table:table-cell>
          <table:table-cell table:style-name="ce4" table:formula="of:=COS(RADIANS([.$A27])) * TAN(RADIANS([.BH$3]))" office:value-type="float" office:value="1.47311570112981" calcext:value-type="float">
            <text:p>1,47</text:p>
          </table:table-cell>
          <table:table-cell table:style-name="ce4" table:formula="of:=COS(RADIANS([.$A27])) * TAN(RADIANS([.BI$3]))" office:value-type="float" office:value="1.53197734100497" calcext:value-type="float">
            <text:p>1,53</text:p>
          </table:table-cell>
          <table:table-cell table:style-name="ce4" table:formula="of:=COS(RADIANS([.$A27])) * TAN(RADIANS([.BJ$3]))" office:value-type="float" office:value="1.59436117479337" calcext:value-type="float">
            <text:p>1,59</text:p>
          </table:table-cell>
          <table:table-cell table:style-name="ce4" table:formula="of:=COS(RADIANS([.$A27])) * TAN(RADIANS([.BK$3]))" office:value-type="float" office:value="1.66063471458733" calcext:value-type="float">
            <text:p>1,66</text:p>
          </table:table-cell>
          <table:table-cell table:style-name="ce4" table:formula="of:=COS(RADIANS([.$A27])) * TAN(RADIANS([.BL$3]))" office:value-type="float" office:value="1.73121783936775" calcext:value-type="float">
            <text:p>1,73</text:p>
          </table:table-cell>
          <table:table-cell table:style-name="ce4" table:formula="of:=COS(RADIANS([.$A27])) * TAN(RADIANS([.BM$3]))" office:value-type="float" office:value="1.80659249575424" calcext:value-type="float">
            <text:p>1,81</text:p>
          </table:table-cell>
          <table:table-cell table:style-name="ce4" table:formula="of:=COS(RADIANS([.$A27])) * TAN(RADIANS([.BN$3]))" office:value-type="float" office:value="1.88731463722593" calcext:value-type="float">
            <text:p>1,89</text:p>
          </table:table-cell>
          <table:table-cell table:style-name="ce4" table:formula="of:=COS(RADIANS([.$A27])) * TAN(RADIANS([.BO$3]))" office:value-type="float" office:value="1.9740290285914" calcext:value-type="float">
            <text:p>1,97</text:p>
          </table:table-cell>
          <table:table-cell table:style-name="ce4" table:formula="of:=COS(RADIANS([.$A27])) * TAN(RADIANS([.BP$3]))" office:value-type="float" office:value="2.06748775141149" calcext:value-type="float">
            <text:p>2,07</text:p>
          </table:table-cell>
          <table:table-cell table:style-name="ce4" table:formula="of:=COS(RADIANS([.$A27])) * TAN(RADIANS([.BQ$3]))" office:value-type="float" office:value="2.16857353675818" calcext:value-type="float">
            <text:p>2,17</text:p>
          </table:table-cell>
          <table:table-cell table:style-name="ce4" table:formula="of:=COS(RADIANS([.$A27])) * TAN(RADIANS([.BR$3]))" office:value-type="float" office:value="2.27832946128603" calcext:value-type="float">
            <text:p>2,28</text:p>
          </table:table-cell>
          <table:table-cell table:style-name="ce4" table:formula="of:=COS(RADIANS([.$A27])) * TAN(RADIANS([.BS$3]))" office:value-type="float" office:value="2.39799712772652" calcext:value-type="float">
            <text:p>2,40</text:p>
          </table:table-cell>
          <table:table-cell table:style-name="ce4" table:formula="of:=COS(RADIANS([.$A27])) * TAN(RADIANS([.BT$3]))" office:value-type="float" office:value="2.52906629935896" calcext:value-type="float">
            <text:p>2,53</text:p>
          </table:table-cell>
          <table:table-cell table:style-name="ce4" table:formula="of:=COS(RADIANS([.$A27])) * TAN(RADIANS([.BU$3]))" office:value-type="float" office:value="2.67334020834997" calcext:value-type="float">
            <text:p>2,67</text:p>
          </table:table-cell>
          <table:table-cell table:style-name="ce4" table:formula="of:=COS(RADIANS([.$A27])) * TAN(RADIANS([.BV$3]))" office:value-type="float" office:value="2.83302263336049" calcext:value-type="float">
            <text:p>2,83</text:p>
          </table:table-cell>
          <table:table-cell table:style-name="ce4" table:formula="of:=COS(RADIANS([.$A27])) * TAN(RADIANS([.BW$3]))" office:value-type="float" office:value="3.01083571024227" calcext:value-type="float">
            <text:p>3,01</text:p>
          </table:table-cell>
          <table:table-cell table:style-name="ce4" table:formula="of:=COS(RADIANS([.$A27])) * TAN(RADIANS([.BX$3]))" office:value-type="float" office:value="3.2101819215557" calcext:value-type="float">
            <text:p>3,21</text:p>
          </table:table-cell>
          <table:table-cell table:style-name="ce4" table:formula="of:=COS(RADIANS([.$A27])) * TAN(RADIANS([.BY$3]))" office:value-type="float" office:value="3.43537088169825" calcext:value-type="float">
            <text:p>3,44</text:p>
          </table:table-cell>
          <table:table-cell table:style-name="ce4" table:formula="of:=COS(RADIANS([.$A27])) * TAN(RADIANS([.BZ$3]))" office:value-type="float" office:value="3.69194331545426" calcext:value-type="float">
            <text:p>3,69</text:p>
          </table:table-cell>
          <table:table-cell table:style-name="ce4" table:formula="of:=COS(RADIANS([.$A27])) * TAN(RADIANS([.CA$3]))" office:value-type="float" office:value="3.98714456489072" calcext:value-type="float">
            <text:p>3,99</text:p>
          </table:table-cell>
          <table:table-cell table:style-name="ce4" table:formula="of:=COS(RADIANS([.$A27])) * TAN(RADIANS([.CB$3]))" office:value-type="float" office:value="4.33063484947341" calcext:value-type="float">
            <text:p>4,33</text:p>
          </table:table-cell>
          <table:table-cell table:style-name="ce4" table:formula="of:=COS(RADIANS([.$A27])) * TAN(RADIANS([.CC$3]))" office:value-type="float" office:value="4.73558694054891" calcext:value-type="float">
            <text:p>4,74</text:p>
          </table:table-cell>
          <table:table-cell table:style-name="ce4" table:formula="of:=COS(RADIANS([.$A27])) * TAN(RADIANS([.CD$3]))" office:value-type="float" office:value="5.22044244025469" calcext:value-type="float">
            <text:p>5,22</text:p>
          </table:table-cell>
          <table:table-cell table:style-name="ce4" table:formula="of:=COS(RADIANS([.$A27])) * TAN(RADIANS([.CE$3]))" office:value-type="float" office:value="5.81183891275107" calcext:value-type="float">
            <text:p>5,81</text:p>
          </table:table-cell>
          <table:table-cell table:style-name="ce4" table:formula="of:=COS(RADIANS([.$A27])) * TAN(RADIANS([.CF$3]))" office:value-type="float" office:value="6.54973236356321" calcext:value-type="float">
            <text:p>6,55</text:p>
          </table:table-cell>
          <table:table-cell table:style-name="ce4" table:formula="of:=COS(RADIANS([.$A27])) * TAN(RADIANS([.CG$3]))" office:value-type="float" office:value="7.49691041514866" calcext:value-type="float">
            <text:p>7,50</text:p>
          </table:table-cell>
          <table:table-cell table:style-name="ce4" table:formula="of:=COS(RADIANS([.$A27])) * TAN(RADIANS([.CH$3]))" office:value-type="float" office:value="8.75801865762727" calcext:value-type="float">
            <text:p>8,76</text:p>
          </table:table-cell>
          <table:table-cell table:style-name="ce4" table:formula="of:=COS(RADIANS([.$A27])) * TAN(RADIANS([.CI$3]))" office:value-type="float" office:value="10.521418619907" calcext:value-type="float">
            <text:p>10,52</text:p>
          </table:table-cell>
          <table:table-cell table:style-name="ce4" table:formula="of:=COS(RADIANS([.$A27])) * TAN(RADIANS([.CJ$3]))" office:value-type="float" office:value="13.1638326969069" calcext:value-type="float">
            <text:p>13,16</text:p>
          </table:table-cell>
          <table:table-cell table:style-name="ce4" table:formula="of:=COS(RADIANS([.$A27])) * TAN(RADIANS([.CK$3]))" office:value-type="float" office:value="17.5642789304432" calcext:value-type="float">
            <text:p>17,56</text:p>
          </table:table-cell>
          <table:table-cell table:style-name="ce4" table:formula="of:=COS(RADIANS([.$A27])) * TAN(RADIANS([.CL$3]))" office:value-type="float" office:value="26.3598101316171" calcext:value-type="float">
            <text:p>26,36</text:p>
          </table:table-cell>
          <table:table-cell table:style-name="ce4" table:formula="of:=COS(RADIANS([.$A27])) * TAN(RADIANS([.CM$3]))" office:value-type="float" office:value="52.7356877352179" calcext:value-type="float">
            <text:p>52,74</text:p>
          </table:table-cell>
          <table:table-cell table:number-columns-repeated="93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4" table:formula="of:=COS(RADIANS([.$A28])) * TAN(RADIANS([.B$3]))" office:value-type="float" office:value="0" calcext:value-type="float">
            <text:p>0,00</text:p>
          </table:table-cell>
          <table:table-cell table:style-name="ce4" table:formula="of:=COS(RADIANS([.$A28])) * TAN(RADIANS([.C$3]))" office:value-type="float" office:value="0.0159459952780298" calcext:value-type="float">
            <text:p>0,02</text:p>
          </table:table-cell>
          <table:table-cell table:style-name="ce4" table:formula="of:=COS(RADIANS([.$A28])) * TAN(RADIANS([.D$3]))" office:value-type="float" office:value="0.0319017103465704" calcext:value-type="float">
            <text:p>0,03</text:p>
          </table:table-cell>
          <table:table-cell table:style-name="ce4" table:formula="of:=COS(RADIANS([.$A28])) * TAN(RADIANS([.E$3]))" office:value-type="float" office:value="0.0478768887091583" calcext:value-type="float">
            <text:p>0,05</text:p>
          </table:table-cell>
          <table:table-cell table:style-name="ce4" table:formula="of:=COS(RADIANS([.$A28])) * TAN(RADIANS([.F$3]))" office:value-type="float" office:value="0.0638813214184223" calcext:value-type="float">
            <text:p>0,06</text:p>
          </table:table-cell>
          <table:table-cell table:style-name="ce4" table:formula="of:=COS(RADIANS([.$A28])) * TAN(RADIANS([.G$3]))" office:value-type="float" office:value="0.0799248711593298" calcext:value-type="float">
            <text:p>0,08</text:p>
          </table:table-cell>
          <table:table-cell table:style-name="ce4" table:formula="of:=COS(RADIANS([.$A28])) * TAN(RADIANS([.H$3]))" office:value-type="float" office:value="0.096017496705958" calcext:value-type="float">
            <text:p>0,10</text:p>
          </table:table-cell>
          <table:table-cell table:style-name="ce4" table:formula="of:=COS(RADIANS([.$A28])) * TAN(RADIANS([.I$3]))" office:value-type="float" office:value="0.11216927788149" calcext:value-type="float">
            <text:p>0,11</text:p>
          </table:table-cell>
          <table:table-cell table:style-name="ce4" table:formula="of:=COS(RADIANS([.$A28])) * TAN(RADIANS([.J$3]))" office:value-type="float" office:value="0.128390441155669" calcext:value-type="float">
            <text:p>0,13</text:p>
          </table:table-cell>
          <table:table-cell table:style-name="ce4" table:formula="of:=COS(RADIANS([.$A28])) * TAN(RADIANS([.K$3]))" office:value-type="float" office:value="0.144691386019746" calcext:value-type="float">
            <text:p>0,14</text:p>
          </table:table-cell>
          <table:table-cell table:style-name="ce4" table:formula="of:=COS(RADIANS([.$A28])) * TAN(RADIANS([.L$3]))" office:value-type="float" office:value="0.161082712286053" calcext:value-type="float">
            <text:p>0,16</text:p>
          </table:table-cell>
          <table:table-cell table:style-name="ce4" table:formula="of:=COS(RADIANS([.$A28])) * TAN(RADIANS([.M$3]))" office:value-type="float" office:value="0.177575248467927" calcext:value-type="float">
            <text:p>0,18</text:p>
          </table:table-cell>
          <table:table-cell table:style-name="ce4" table:formula="of:=COS(RADIANS([.$A28])) * TAN(RADIANS([.N$3]))" office:value-type="float" office:value="0.194180081405778" calcext:value-type="float">
            <text:p>0,19</text:p>
          </table:table-cell>
          <table:table-cell table:style-name="ce4" table:formula="of:=COS(RADIANS([.$A28])) * TAN(RADIANS([.O$3]))" office:value-type="float" office:value="0.210908587316922" calcext:value-type="float">
            <text:p>0,21</text:p>
          </table:table-cell>
          <table:table-cell table:style-name="ce4" table:formula="of:=COS(RADIANS([.$A28])) * TAN(RADIANS([.P$3]))" office:value-type="float" office:value="0.227772464460489" calcext:value-type="float">
            <text:p>0,23</text:p>
          </table:table-cell>
          <table:table-cell table:style-name="ce4" table:formula="of:=COS(RADIANS([.$A28])) * TAN(RADIANS([.Q$3]))" office:value-type="float" office:value="0.244783767624455" calcext:value-type="float">
            <text:p>0,24</text:p>
          </table:table-cell>
          <table:table-cell table:style-name="ce4" table:formula="of:=COS(RADIANS([.$A28])) * TAN(RADIANS([.R$3]))" office:value-type="float" office:value="0.261954944659934" calcext:value-type="float">
            <text:p>0,26</text:p>
          </table:table-cell>
          <table:table-cell table:style-name="ce4" table:formula="of:=COS(RADIANS([.$A28])) * TAN(RADIANS([.S$3]))" office:value-type="float" office:value="0.279298875308536" calcext:value-type="float">
            <text:p>0,28</text:p>
          </table:table-cell>
          <table:table-cell table:style-name="ce4" table:formula="of:=COS(RADIANS([.$A28])) * TAN(RADIANS([.T$3]))" office:value-type="float" office:value="0.296828912592185" calcext:value-type="float">
            <text:p>0,30</text:p>
          </table:table-cell>
          <table:table-cell table:style-name="ce4" table:formula="of:=COS(RADIANS([.$A28])) * TAN(RADIANS([.U$3]))" office:value-type="float" office:value="0.314558927061692" calcext:value-type="float">
            <text:p>0,31</text:p>
          </table:table-cell>
          <table:table-cell table:style-name="ce4" table:formula="of:=COS(RADIANS([.$A28])) * TAN(RADIANS([.V$3]))" office:value-type="float" office:value="0.332503354231002" calcext:value-type="float">
            <text:p>0,33</text:p>
          </table:table-cell>
          <table:table-cell table:style-name="ce4" table:formula="of:=COS(RADIANS([.$A28])) * TAN(RADIANS([.W$3]))" office:value-type="float" office:value="0.350677245558964" calcext:value-type="float">
            <text:p>0,35</text:p>
          </table:table-cell>
          <table:table-cell table:style-name="ce4" table:formula="of:=COS(RADIANS([.$A28])) * TAN(RADIANS([.X$3]))" office:value-type="float" office:value="0.369096323380191" calcext:value-type="float">
            <text:p>0,37</text:p>
          </table:table-cell>
          <table:table-cell table:style-name="ce4" table:formula="of:=COS(RADIANS([.$A28])) * TAN(RADIANS([.Y$3]))" office:value-type="float" office:value="0.387777040231962" calcext:value-type="float">
            <text:p>0,39</text:p>
          </table:table-cell>
          <table:table-cell table:style-name="ce4" table:formula="of:=COS(RADIANS([.$A28])) * TAN(RADIANS([.Z$3]))" office:value-type="float" office:value="0.4067366430758" calcext:value-type="float">
            <text:p>0,41</text:p>
          </table:table-cell>
          <table:table-cell table:style-name="ce4" table:formula="of:=COS(RADIANS([.$A28])) * TAN(RADIANS([.AA$3]))" office:value-type="float" office:value="0.425993242971458" calcext:value-type="float">
            <text:p>0,43</text:p>
          </table:table-cell>
          <table:table-cell table:style-name="ce4" table:formula="of:=COS(RADIANS([.$A28])) * TAN(RADIANS([.AB$3]))" office:value-type="float" office:value="0.44556589082861" calcext:value-type="float">
            <text:p>0,45</text:p>
          </table:table-cell>
          <table:table-cell table:style-name="ce4" table:formula="of:=COS(RADIANS([.$A28])) * TAN(RADIANS([.AC$3]))" office:value-type="float" office:value="0.46547465993894" calcext:value-type="float">
            <text:p>0,47</text:p>
          </table:table-cell>
          <table:table-cell table:style-name="ce4" table:formula="of:=COS(RADIANS([.$A28])) * TAN(RADIANS([.AD$3]))" office:value-type="float" office:value="0.485740736080073" calcext:value-type="float">
            <text:p>0,49</text:p>
          </table:table-cell>
          <table:table-cell table:style-name="ce4" table:formula="of:=COS(RADIANS([.$A28])) * TAN(RADIANS([.AE$3]))" office:value-type="float" office:value="0.506386516084856" calcext:value-type="float">
            <text:p>0,51</text:p>
          </table:table-cell>
          <table:table-cell table:style-name="ce4" table:formula="of:=COS(RADIANS([.$A28])) * TAN(RADIANS([.AF$3]))" office:value-type="float" office:value="0.527435715886915" calcext:value-type="float">
            <text:p>0,53</text:p>
          </table:table-cell>
          <table:table-cell table:style-name="ce4" table:formula="of:=COS(RADIANS([.$A28])) * TAN(RADIANS([.AG$3]))" office:value-type="float" office:value="0.548913489188949" calcext:value-type="float">
            <text:p>0,55</text:p>
          </table:table-cell>
          <table:table-cell table:style-name="ce4" table:formula="of:=COS(RADIANS([.$A28])) * TAN(RADIANS([.AH$3]))" office:value-type="float" office:value="0.570846558056842" calcext:value-type="float">
            <text:p>0,57</text:p>
          </table:table-cell>
          <table:table-cell table:style-name="ce4" table:formula="of:=COS(RADIANS([.$A28])) * TAN(RADIANS([.AI$3]))" office:value-type="float" office:value="0.5932633569242" calcext:value-type="float">
            <text:p>0,59</text:p>
          </table:table-cell>
          <table:table-cell table:style-name="ce4" table:formula="of:=COS(RADIANS([.$A28])) * TAN(RADIANS([.AJ$3]))" office:value-type="float" office:value="0.616194191702646" calcext:value-type="float">
            <text:p>0,62</text:p>
          </table:table-cell>
          <table:table-cell table:style-name="ce4" table:formula="of:=COS(RADIANS([.$A28])) * TAN(RADIANS([.AK$3]))" office:value-type="float" office:value="0.639671415938588" calcext:value-type="float">
            <text:p>0,64</text:p>
          </table:table-cell>
          <table:table-cell table:style-name="ce4" table:formula="of:=COS(RADIANS([.$A28])) * TAN(RADIANS([.AL$3]))" office:value-type="float" office:value="0.66372962624347" calcext:value-type="float">
            <text:p>0,66</text:p>
          </table:table-cell>
          <table:table-cell table:style-name="ce4" table:formula="of:=COS(RADIANS([.$A28])) * TAN(RADIANS([.AM$3]))" office:value-type="float" office:value="0.688405879559593" calcext:value-type="float">
            <text:p>0,69</text:p>
          </table:table-cell>
          <table:table-cell table:style-name="ce4" table:formula="of:=COS(RADIANS([.$A28])) * TAN(RADIANS([.AN$3]))" office:value-type="float" office:value="0.713739935216665" calcext:value-type="float">
            <text:p>0,71</text:p>
          </table:table-cell>
          <table:table-cell table:style-name="ce4" table:formula="of:=COS(RADIANS([.$A28])) * TAN(RADIANS([.AO$3]))" office:value-type="float" office:value="0.739774525196804" calcext:value-type="float">
            <text:p>0,74</text:p>
          </table:table-cell>
          <table:table-cell table:style-name="ce4" table:formula="of:=COS(RADIANS([.$A28])) * TAN(RADIANS([.AP$3]))" office:value-type="float" office:value="0.766555656571586" calcext:value-type="float">
            <text:p>0,77</text:p>
          </table:table-cell>
          <table:table-cell table:style-name="ce4" table:formula="of:=COS(RADIANS([.$A28])) * TAN(RADIANS([.AQ$3]))" office:value-type="float" office:value="0.794132950720968" calcext:value-type="float">
            <text:p>0,79</text:p>
          </table:table-cell>
          <table:table-cell table:style-name="ce4" table:formula="of:=COS(RADIANS([.$A28])) * TAN(RADIANS([.AR$3]))" office:value-type="float" office:value="0.822560024711319" calcext:value-type="float">
            <text:p>0,82</text:p>
          </table:table-cell>
          <table:table-cell table:style-name="ce4" table:formula="of:=COS(RADIANS([.$A28])) * TAN(RADIANS([.AS$3]))" office:value-type="float" office:value="0.851894921124259" calcext:value-type="float">
            <text:p>0,85</text:p>
          </table:table-cell>
          <table:table-cell table:style-name="ce4" table:formula="of:=COS(RADIANS([.$A28])) * TAN(RADIANS([.AT$3]))" office:value-type="float" office:value="0.882200593721451" calcext:value-type="float">
            <text:p>0,88</text:p>
          </table:table-cell>
          <table:table-cell table:style-name="ce4" table:formula="of:=COS(RADIANS([.$A28])) * TAN(RADIANS([.AU$3]))" office:value-type="float" office:value="0.913545457642601" calcext:value-type="float">
            <text:p>0,91</text:p>
          </table:table-cell>
          <table:table-cell table:style-name="ce4" table:formula="of:=COS(RADIANS([.$A28])) * TAN(RADIANS([.AV$3]))" office:value-type="float" office:value="0.946004014414592" calcext:value-type="float">
            <text:p>0,95</text:p>
          </table:table-cell>
          <table:table-cell table:style-name="ce4" table:formula="of:=COS(RADIANS([.$A28])) * TAN(RADIANS([.AW$3]))" office:value-type="float" office:value="0.979657563961104" calcext:value-type="float">
            <text:p>0,98</text:p>
          </table:table-cell>
          <table:table-cell table:style-name="ce4" table:formula="of:=COS(RADIANS([.$A28])) * TAN(RADIANS([.AX$3]))" office:value-type="float" office:value="1.01459501812323" calcext:value-type="float">
            <text:p>1,01</text:p>
          </table:table-cell>
          <table:table-cell table:style-name="ce4" table:formula="of:=COS(RADIANS([.$A28])) * TAN(RADIANS([.AY$3]))" office:value-type="float" office:value="1.05091383303231" calcext:value-type="float">
            <text:p>1,05</text:p>
          </table:table-cell>
          <table:table-cell table:style-name="ce4" table:formula="of:=COS(RADIANS([.$A28])) * TAN(RADIANS([.AZ$3]))" office:value-type="float" office:value="1.08872108114369" calcext:value-type="float">
            <text:p>1,09</text:p>
          </table:table-cell>
          <table:table-cell table:style-name="ce4" table:formula="of:=COS(RADIANS([.$A28])) * TAN(RADIANS([.BA$3]))" office:value-type="float" office:value="1.12813468800836" calcext:value-type="float">
            <text:p>1,13</text:p>
          </table:table-cell>
          <table:table-cell table:style-name="ce4" table:formula="of:=COS(RADIANS([.$A28])) * TAN(RADIANS([.BB$3]))" office:value-type="float" office:value="1.16928486413764" calcext:value-type="float">
            <text:p>1,17</text:p>
          </table:table-cell>
          <table:table-cell table:style-name="ce4" table:formula="of:=COS(RADIANS([.$A28])) * TAN(RADIANS([.BC$3]))" office:value-type="float" office:value="1.21231576887946" calcext:value-type="float">
            <text:p>1,21</text:p>
          </table:table-cell>
          <table:table-cell table:style-name="ce4" table:formula="of:=COS(RADIANS([.$A28])) * TAN(RADIANS([.BD$3]))" office:value-type="float" office:value="1.25738745142784" calcext:value-type="float">
            <text:p>1,26</text:p>
          </table:table-cell>
          <table:table-cell table:style-name="ce4" table:formula="of:=COS(RADIANS([.$A28])) * TAN(RADIANS([.BE$3]))" office:value-type="float" office:value="1.30467812440059" calcext:value-type="float">
            <text:p>1,30</text:p>
          </table:table-cell>
          <table:table-cell table:style-name="ce4" table:formula="of:=COS(RADIANS([.$A28])) * TAN(RADIANS([.BF$3]))" office:value-type="float" office:value="1.35438683846303" calcext:value-type="float">
            <text:p>1,35</text:p>
          </table:table-cell>
          <table:table-cell table:style-name="ce4" table:formula="of:=COS(RADIANS([.$A28])) * TAN(RADIANS([.BG$3]))" office:value-type="float" office:value="1.4067366430758" calcext:value-type="float">
            <text:p>1,41</text:p>
          </table:table-cell>
          <table:table-cell table:style-name="ce4" table:formula="of:=COS(RADIANS([.$A28])) * TAN(RADIANS([.BH$3]))" office:value-type="float" office:value="1.46197833971406" calcext:value-type="float">
            <text:p>1,46</text:p>
          </table:table-cell>
          <table:table-cell table:style-name="ce4" table:formula="of:=COS(RADIANS([.$A28])) * TAN(RADIANS([.BI$3]))" office:value-type="float" office:value="1.52039496134909" calcext:value-type="float">
            <text:p>1,52</text:p>
          </table:table-cell>
          <table:table-cell table:style-name="ce4" table:formula="of:=COS(RADIANS([.$A28])) * TAN(RADIANS([.BJ$3]))" office:value-type="float" office:value="1.58230714766075" calcext:value-type="float">
            <text:p>1,58</text:p>
          </table:table-cell>
          <table:table-cell table:style-name="ce4" table:formula="of:=COS(RADIANS([.$A28])) * TAN(RADIANS([.BK$3]))" office:value-type="float" office:value="1.64807963219854" calcext:value-type="float">
            <text:p>1,65</text:p>
          </table:table-cell>
          <table:table-cell table:style-name="ce4" table:formula="of:=COS(RADIANS([.$A28])) * TAN(RADIANS([.BL$3]))" office:value-type="float" office:value="1.71812911948537" calcext:value-type="float">
            <text:p>1,72</text:p>
          </table:table-cell>
          <table:table-cell table:style-name="ce4" table:formula="of:=COS(RADIANS([.$A28])) * TAN(RADIANS([.BM$3]))" office:value-type="float" office:value="1.79293391242588" calcext:value-type="float">
            <text:p>1,79</text:p>
          </table:table-cell>
          <table:table-cell table:style-name="ce4" table:formula="of:=COS(RADIANS([.$A28])) * TAN(RADIANS([.BN$3]))" office:value-type="float" office:value="1.87304576126194" calcext:value-type="float">
            <text:p>1,87</text:p>
          </table:table-cell>
          <table:table-cell table:style-name="ce4" table:formula="of:=COS(RADIANS([.$A28])) * TAN(RADIANS([.BO$3]))" office:value-type="float" office:value="1.95910455611463" calcext:value-type="float">
            <text:p>1,96</text:p>
          </table:table-cell>
          <table:table-cell table:style-name="ce4" table:formula="of:=COS(RADIANS([.$A28])) * TAN(RADIANS([.BP$3]))" office:value-type="float" office:value="2.05185669249844" calcext:value-type="float">
            <text:p>2,05</text:p>
          </table:table-cell>
          <table:table-cell table:style-name="ce4" table:formula="of:=COS(RADIANS([.$A28])) * TAN(RADIANS([.BQ$3]))" office:value-type="float" office:value="2.15217822767486" calcext:value-type="float">
            <text:p>2,15</text:p>
          </table:table-cell>
          <table:table-cell table:style-name="ce4" table:formula="of:=COS(RADIANS([.$A28])) * TAN(RADIANS([.BR$3]))" office:value-type="float" office:value="2.26110435220937" calcext:value-type="float">
            <text:p>2,26</text:p>
          </table:table-cell>
          <table:table-cell table:style-name="ce4" table:formula="of:=COS(RADIANS([.$A28])) * TAN(RADIANS([.BS$3]))" office:value-type="float" office:value="2.37986728180543" calcext:value-type="float">
            <text:p>2,38</text:p>
          </table:table-cell>
          <table:table-cell table:style-name="ce4" table:formula="of:=COS(RADIANS([.$A28])) * TAN(RADIANS([.BT$3]))" office:value-type="float" office:value="2.50994551651838" calcext:value-type="float">
            <text:p>2,51</text:p>
          </table:table-cell>
          <table:table-cell table:style-name="ce4" table:formula="of:=COS(RADIANS([.$A28])) * TAN(RADIANS([.BU$3]))" office:value-type="float" office:value="2.65312865533698" calcext:value-type="float">
            <text:p>2,65</text:p>
          </table:table-cell>
          <table:table-cell table:style-name="ce4" table:formula="of:=COS(RADIANS([.$A28])) * TAN(RADIANS([.BV$3]))" office:value-type="float" office:value="2.81160381544786" calcext:value-type="float">
            <text:p>2,81</text:p>
          </table:table-cell>
          <table:table-cell table:style-name="ce4" table:formula="of:=COS(RADIANS([.$A28])) * TAN(RADIANS([.BW$3]))" office:value-type="float" office:value="2.98807255223459" calcext:value-type="float">
            <text:p>2,99</text:p>
          </table:table-cell>
          <table:table-cell table:style-name="ce4" table:formula="of:=COS(RADIANS([.$A28])) * TAN(RADIANS([.BX$3]))" office:value-type="float" office:value="3.18591162408806" calcext:value-type="float">
            <text:p>3,19</text:p>
          </table:table-cell>
          <table:table-cell table:style-name="ce4" table:formula="of:=COS(RADIANS([.$A28])) * TAN(RADIANS([.BY$3]))" office:value-type="float" office:value="3.40939806294595" calcext:value-type="float">
            <text:p>3,41</text:p>
          </table:table-cell>
          <table:table-cell table:style-name="ce4" table:formula="of:=COS(RADIANS([.$A28])) * TAN(RADIANS([.BZ$3]))" office:value-type="float" office:value="3.66403070343122" calcext:value-type="float">
            <text:p>3,66</text:p>
          </table:table-cell>
          <table:table-cell table:style-name="ce4" table:formula="of:=COS(RADIANS([.$A28])) * TAN(RADIANS([.CA$3]))" office:value-type="float" office:value="3.9570001098408" calcext:value-type="float">
            <text:p>3,96</text:p>
          </table:table-cell>
          <table:table-cell table:style-name="ce4" table:formula="of:=COS(RADIANS([.$A28])) * TAN(RADIANS([.CB$3]))" office:value-type="float" office:value="4.29789346640266" calcext:value-type="float">
            <text:p>4,30</text:p>
          </table:table-cell>
          <table:table-cell table:style-name="ce4" table:formula="of:=COS(RADIANS([.$A28])) * TAN(RADIANS([.CC$3]))" office:value-type="float" office:value="4.69978395288667" calcext:value-type="float">
            <text:p>4,70</text:p>
          </table:table-cell>
          <table:table-cell table:style-name="ce4" table:formula="of:=COS(RADIANS([.$A28])) * TAN(RADIANS([.CD$3]))" office:value-type="float" office:value="5.18097374532282" calcext:value-type="float">
            <text:p>5,18</text:p>
          </table:table-cell>
          <table:table-cell table:style-name="ce4" table:formula="of:=COS(RADIANS([.$A28])) * TAN(RADIANS([.CE$3]))" office:value-type="float" office:value="5.76789901691548" calcext:value-type="float">
            <text:p>5,77</text:p>
          </table:table-cell>
          <table:table-cell table:style-name="ce4" table:formula="of:=COS(RADIANS([.$A28])) * TAN(RADIANS([.CF$3]))" office:value-type="float" office:value="6.50021368933179" calcext:value-type="float">
            <text:p>6,50</text:p>
          </table:table-cell>
          <table:table-cell table:style-name="ce4" table:formula="of:=COS(RADIANS([.$A28])) * TAN(RADIANS([.CG$3]))" office:value-type="float" office:value="7.44023068474393" calcext:value-type="float">
            <text:p>7,44</text:p>
          </table:table-cell>
          <table:table-cell table:style-name="ce4" table:formula="of:=COS(RADIANS([.$A28])) * TAN(RADIANS([.CH$3]))" office:value-type="float" office:value="8.69180442951127" calcext:value-type="float">
            <text:p>8,69</text:p>
          </table:table-cell>
          <table:table-cell table:style-name="ce4" table:formula="of:=COS(RADIANS([.$A28])) * TAN(RADIANS([.CI$3]))" office:value-type="float" office:value="10.441872361805" calcext:value-type="float">
            <text:p>10,44</text:p>
          </table:table-cell>
          <table:table-cell table:style-name="ce4" table:formula="of:=COS(RADIANS([.$A28])) * TAN(RADIANS([.CJ$3]))" office:value-type="float" office:value="13.064308700082" calcext:value-type="float">
            <text:p>13,06</text:p>
          </table:table-cell>
          <table:table-cell table:style-name="ce4" table:formula="of:=COS(RADIANS([.$A28])) * TAN(RADIANS([.CK$3]))" office:value-type="float" office:value="17.4314857477316" calcext:value-type="float">
            <text:p>17,43</text:p>
          </table:table-cell>
          <table:table-cell table:style-name="ce4" table:formula="of:=COS(RADIANS([.$A28])) * TAN(RADIANS([.CL$3]))" office:value-type="float" office:value="26.1605191105105" calcext:value-type="float">
            <text:p>26,16</text:p>
          </table:table-cell>
          <table:table-cell table:style-name="ce4" table:formula="of:=COS(RADIANS([.$A28])) * TAN(RADIANS([.CM$3]))" office:value-type="float" office:value="52.3369842162989" calcext:value-type="float">
            <text:p>52,34</text:p>
          </table:table-cell>
          <table:table-cell table:number-columns-repeated="93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4" table:formula="of:=COS(RADIANS([.$A29])) * TAN(RADIANS([.B$3]))" office:value-type="float" office:value="0" calcext:value-type="float">
            <text:p>0,00</text:p>
          </table:table-cell>
          <table:table-cell table:style-name="ce4" table:formula="of:=COS(RADIANS([.$A29])) * TAN(RADIANS([.C$3]))" office:value-type="float" office:value="0.0158196612676739" calcext:value-type="float">
            <text:p>0,02</text:p>
          </table:table-cell>
          <table:table-cell table:style-name="ce4" table:formula="of:=COS(RADIANS([.$A29])) * TAN(RADIANS([.D$3]))" office:value-type="float" office:value="0.0316489653196828" calcext:value-type="float">
            <text:p>0,03</text:p>
          </table:table-cell>
          <table:table-cell table:style-name="ce4" table:formula="of:=COS(RADIANS([.$A29])) * TAN(RADIANS([.E$3]))" office:value-type="float" office:value="0.0474975784655183" calcext:value-type="float">
            <text:p>0,05</text:p>
          </table:table-cell>
          <table:table-cell table:style-name="ce4" table:formula="of:=COS(RADIANS([.$A29])) * TAN(RADIANS([.F$3]))" office:value-type="float" office:value="0.0633752141870509" calcext:value-type="float">
            <text:p>0,06</text:p>
          </table:table-cell>
          <table:table-cell table:style-name="ce4" table:formula="of:=COS(RADIANS([.$A29])) * TAN(RADIANS([.G$3]))" office:value-type="float" office:value="0.0792916570309742" calcext:value-type="float">
            <text:p>0,08</text:p>
          </table:table-cell>
          <table:table-cell table:style-name="ce4" table:formula="of:=COS(RADIANS([.$A29])) * TAN(RADIANS([.H$3]))" office:value-type="float" office:value="0.0952567868718147" calcext:value-type="float">
            <text:p>0,10</text:p>
          </table:table-cell>
          <table:table-cell table:style-name="ce4" table:formula="of:=COS(RADIANS([.$A29])) * TAN(RADIANS([.I$3]))" office:value-type="float" office:value="0.111280603674178" calcext:value-type="float">
            <text:p>0,11</text:p>
          </table:table-cell>
          <table:table-cell table:style-name="ce4" table:formula="of:=COS(RADIANS([.$A29])) * TAN(RADIANS([.J$3]))" office:value-type="float" office:value="0.127373252887408" calcext:value-type="float">
            <text:p>0,13</text:p>
          </table:table-cell>
          <table:table-cell table:style-name="ce4" table:formula="of:=COS(RADIANS([.$A29])) * TAN(RADIANS([.K$3]))" office:value-type="float" office:value="0.143545051611569" calcext:value-type="float">
            <text:p>0,14</text:p>
          </table:table-cell>
          <table:table-cell table:style-name="ce4" table:formula="of:=COS(RADIANS([.$A29])) * TAN(RADIANS([.L$3]))" office:value-type="float" office:value="0.159806515680743" calcext:value-type="float">
            <text:p>0,16</text:p>
          </table:table-cell>
          <table:table-cell table:style-name="ce4" table:formula="of:=COS(RADIANS([.$A29])) * TAN(RADIANS([.M$3]))" office:value-type="float" office:value="0.176168387818106" calcext:value-type="float">
            <text:p>0,18</text:p>
          </table:table-cell>
          <table:table-cell table:style-name="ce4" table:formula="of:=COS(RADIANS([.$A29])) * TAN(RADIANS([.N$3]))" office:value-type="float" office:value="0.192641667027277" calcext:value-type="float">
            <text:p>0,19</text:p>
          </table:table-cell>
          <table:table-cell table:style-name="ce4" table:formula="of:=COS(RADIANS([.$A29])) * TAN(RADIANS([.O$3]))" office:value-type="float" office:value="0.209237639396163" calcext:value-type="float">
            <text:p>0,21</text:p>
          </table:table-cell>
          <table:table-cell table:style-name="ce4" table:formula="of:=COS(RADIANS([.$A29])) * TAN(RADIANS([.P$3]))" office:value-type="float" office:value="0.225967910503071" calcext:value-type="float">
            <text:p>0,23</text:p>
          </table:table-cell>
          <table:table-cell table:style-name="ce4" table:formula="of:=COS(RADIANS([.$A29])) * TAN(RADIANS([.Q$3]))" office:value-type="float" office:value="0.242844439630508" calcext:value-type="float">
            <text:p>0,24</text:p>
          </table:table-cell>
          <table:table-cell table:style-name="ce4" table:formula="of:=COS(RADIANS([.$A29])) * TAN(RADIANS([.R$3]))" office:value-type="float" office:value="0.259879576010036" calcext:value-type="float">
            <text:p>0,26</text:p>
          </table:table-cell>
          <table:table-cell table:style-name="ce4" table:formula="of:=COS(RADIANS([.$A29])) * TAN(RADIANS([.S$3]))" office:value-type="float" office:value="0.277086097342005" calcext:value-type="float">
            <text:p>0,28</text:p>
          </table:table-cell>
          <table:table-cell table:style-name="ce4" table:formula="of:=COS(RADIANS([.$A29])) * TAN(RADIANS([.T$3]))" office:value-type="float" office:value="0.294477250857466" calcext:value-type="float">
            <text:p>0,29</text:p>
          </table:table-cell>
          <table:table-cell table:style-name="ce4" table:formula="of:=COS(RADIANS([.$A29])) * TAN(RADIANS([.U$3]))" office:value-type="float" office:value="0.312066797216168" calcext:value-type="float">
            <text:p>0,31</text:p>
          </table:table-cell>
          <table:table-cell table:style-name="ce4" table:formula="of:=COS(RADIANS([.$A29])) * TAN(RADIANS([.V$3]))" office:value-type="float" office:value="0.329869057565013" calcext:value-type="float">
            <text:p>0,33</text:p>
          </table:table-cell>
          <table:table-cell table:style-name="ce4" table:formula="of:=COS(RADIANS([.$A29])) * TAN(RADIANS([.W$3]))" office:value-type="float" office:value="0.347898964115907" calcext:value-type="float">
            <text:p>0,35</text:p>
          </table:table-cell>
          <table:table-cell table:style-name="ce4" table:formula="of:=COS(RADIANS([.$A29])) * TAN(RADIANS([.X$3]))" office:value-type="float" office:value="0.366172114641431" calcext:value-type="float">
            <text:p>0,37</text:p>
          </table:table-cell>
          <table:table-cell table:style-name="ce4" table:formula="of:=COS(RADIANS([.$A29])) * TAN(RADIANS([.Y$3]))" office:value-type="float" office:value="0.384704831331715" calcext:value-type="float">
            <text:p>0,38</text:p>
          </table:table-cell>
          <table:table-cell table:style-name="ce4" table:formula="of:=COS(RADIANS([.$A29])) * TAN(RADIANS([.Z$3]))" office:value-type="float" office:value="0.403514224507216" calcext:value-type="float">
            <text:p>0,40</text:p>
          </table:table-cell>
          <table:table-cell table:style-name="ce4" table:formula="of:=COS(RADIANS([.$A29])) * TAN(RADIANS([.AA$3]))" office:value-type="float" office:value="0.422618261740699" calcext:value-type="float">
            <text:p>0,42</text:p>
          </table:table-cell>
          <table:table-cell table:style-name="ce4" table:formula="of:=COS(RADIANS([.$A29])) * TAN(RADIANS([.AB$3]))" office:value-type="float" office:value="0.442035843008783" calcext:value-type="float">
            <text:p>0,44</text:p>
          </table:table-cell>
          <table:table-cell table:style-name="ce4" table:formula="of:=COS(RADIANS([.$A29])) * TAN(RADIANS([.AC$3]))" office:value-type="float" office:value="0.46178688257015" calcext:value-type="float">
            <text:p>0,46</text:p>
          </table:table-cell>
          <table:table-cell table:style-name="ce4" table:formula="of:=COS(RADIANS([.$A29])) * TAN(RADIANS([.AD$3]))" office:value-type="float" office:value="0.48189239835563" calcext:value-type="float">
            <text:p>0,48</text:p>
          </table:table-cell>
          <table:table-cell table:style-name="ce4" table:formula="of:=COS(RADIANS([.$A29])) * TAN(RADIANS([.AE$3]))" office:value-type="float" office:value="0.502374609756544" calcext:value-type="float">
            <text:p>0,50</text:p>
          </table:table-cell>
          <table:table-cell table:style-name="ce4" table:formula="of:=COS(RADIANS([.$A29])) * TAN(RADIANS([.AF$3]))" office:value-type="float" office:value="0.523257044814264" calcext:value-type="float">
            <text:p>0,52</text:p>
          </table:table-cell>
          <table:table-cell table:style-name="ce4" table:formula="of:=COS(RADIANS([.$A29])) * TAN(RADIANS([.AG$3]))" office:value-type="float" office:value="0.54456465794834" calcext:value-type="float">
            <text:p>0,54</text:p>
          </table:table-cell>
          <table:table-cell table:style-name="ce4" table:formula="of:=COS(RADIANS([.$A29])) * TAN(RADIANS([.AH$3]))" office:value-type="float" office:value="0.566323959515968" calcext:value-type="float">
            <text:p>0,57</text:p>
          </table:table-cell>
          <table:table-cell table:style-name="ce4" table:formula="of:=COS(RADIANS([.$A29])) * TAN(RADIANS([.AI$3]))" office:value-type="float" office:value="0.588563158675633" calcext:value-type="float">
            <text:p>0,59</text:p>
          </table:table-cell>
          <table:table-cell table:style-name="ce4" table:formula="of:=COS(RADIANS([.$A29])) * TAN(RADIANS([.AJ$3]))" office:value-type="float" office:value="0.611312321236833" calcext:value-type="float">
            <text:p>0,61</text:p>
          </table:table-cell>
          <table:table-cell table:style-name="ce4" table:formula="of:=COS(RADIANS([.$A29])) * TAN(RADIANS([.AK$3]))" office:value-type="float" office:value="0.634603544421222" calcext:value-type="float">
            <text:p>0,63</text:p>
          </table:table-cell>
          <table:table-cell table:style-name="ce4" table:formula="of:=COS(RADIANS([.$A29])) * TAN(RADIANS([.AL$3]))" office:value-type="float" office:value="0.658471150744552" calcext:value-type="float">
            <text:p>0,66</text:p>
          </table:table-cell>
          <table:table-cell table:style-name="ce4" table:formula="of:=COS(RADIANS([.$A29])) * TAN(RADIANS([.AM$3]))" office:value-type="float" office:value="0.682951903561168" calcext:value-type="float">
            <text:p>0,68</text:p>
          </table:table-cell>
          <table:table-cell table:style-name="ce4" table:formula="of:=COS(RADIANS([.$A29])) * TAN(RADIANS([.AN$3]))" office:value-type="float" office:value="0.708085247202846" calcext:value-type="float">
            <text:p>0,71</text:p>
          </table:table-cell>
          <table:table-cell table:style-name="ce4" table:formula="of:=COS(RADIANS([.$A29])) * TAN(RADIANS([.AO$3]))" office:value-type="float" office:value="0.73391357510258" calcext:value-type="float">
            <text:p>0,73</text:p>
          </table:table-cell>
          <table:table-cell table:style-name="ce4" table:formula="of:=COS(RADIANS([.$A29])) * TAN(RADIANS([.AP$3]))" office:value-type="float" office:value="0.76048252983555" calcext:value-type="float">
            <text:p>0,76</text:p>
          </table:table-cell>
          <table:table-cell table:style-name="ce4" table:formula="of:=COS(RADIANS([.$A29])) * TAN(RADIANS([.AQ$3]))" office:value-type="float" office:value="0.787841339650533" calcext:value-type="float">
            <text:p>0,79</text:p>
          </table:table-cell>
          <table:table-cell table:style-name="ce4" table:formula="of:=COS(RADIANS([.$A29])) * TAN(RADIANS([.AR$3]))" office:value-type="float" office:value="0.816043196826425" calcext:value-type="float">
            <text:p>0,82</text:p>
          </table:table-cell>
          <table:table-cell table:style-name="ce4" table:formula="of:=COS(RADIANS([.$A29])) * TAN(RADIANS([.AS$3]))" office:value-type="float" office:value="0.845145684095715" calcext:value-type="float">
            <text:p>0,85</text:p>
          </table:table-cell>
          <table:table-cell table:style-name="ce4" table:formula="of:=COS(RADIANS([.$A29])) * TAN(RADIANS([.AT$3]))" office:value-type="float" office:value="0.875211256461533" calcext:value-type="float">
            <text:p>0,88</text:p>
          </table:table-cell>
          <table:table-cell table:style-name="ce4" table:formula="of:=COS(RADIANS([.$A29])) * TAN(RADIANS([.AU$3]))" office:value-type="float" office:value="0.90630778703665" calcext:value-type="float">
            <text:p>0,91</text:p>
          </table:table-cell>
          <table:table-cell table:style-name="ce4" table:formula="of:=COS(RADIANS([.$A29])) * TAN(RADIANS([.AV$3]))" office:value-type="float" office:value="0.938509187100899" calcext:value-type="float">
            <text:p>0,94</text:p>
          </table:table-cell>
          <table:table-cell table:style-name="ce4" table:formula="of:=COS(RADIANS([.$A29])) * TAN(RADIANS([.AW$3]))" office:value-type="float" office:value="0.971896112469817" calcext:value-type="float">
            <text:p>0,97</text:p>
          </table:table-cell>
          <table:table-cell table:style-name="ce4" table:formula="of:=COS(RADIANS([.$A29])) * TAN(RADIANS([.AX$3]))" office:value-type="float" office:value="1.00655677057005" calcext:value-type="float">
            <text:p>1,01</text:p>
          </table:table-cell>
          <table:table-cell table:style-name="ce4" table:formula="of:=COS(RADIANS([.$A29])) * TAN(RADIANS([.AY$3]))" office:value-type="float" office:value="1.04258784542535" calcext:value-type="float">
            <text:p>1,04</text:p>
          </table:table-cell>
          <table:table-cell table:style-name="ce4" table:formula="of:=COS(RADIANS([.$A29])) * TAN(RADIANS([.AZ$3]))" office:value-type="float" office:value="1.08009556119704" calcext:value-type="float">
            <text:p>1,08</text:p>
          </table:table-cell>
          <table:table-cell table:style-name="ce4" table:formula="of:=COS(RADIANS([.$A29])) * TAN(RADIANS([.BA$3]))" office:value-type="float" office:value="1.11919690915713" calcext:value-type="float">
            <text:p>1,12</text:p>
          </table:table-cell>
          <table:table-cell table:style-name="ce4" table:formula="of:=COS(RADIANS([.$A29])) * TAN(RADIANS([.BB$3]))" office:value-type="float" office:value="1.16002106820899" calcext:value-type="float">
            <text:p>1,16</text:p>
          </table:table-cell>
          <table:table-cell table:style-name="ce4" table:formula="of:=COS(RADIANS([.$A29])) * TAN(RADIANS([.BC$3]))" office:value-type="float" office:value="1.20271105558124" calcext:value-type="float">
            <text:p>1,20</text:p>
          </table:table-cell>
          <table:table-cell table:style-name="ce4" table:formula="of:=COS(RADIANS([.$A29])) * TAN(RADIANS([.BD$3]))" office:value-type="float" office:value="1.24742565245948" calcext:value-type="float">
            <text:p>1,25</text:p>
          </table:table-cell>
          <table:table-cell table:style-name="ce4" table:formula="of:=COS(RADIANS([.$A29])) * TAN(RADIANS([.BE$3]))" office:value-type="float" office:value="1.29434165955125" calcext:value-type="float">
            <text:p>1,29</text:p>
          </table:table-cell>
          <table:table-cell table:style-name="ce4" table:formula="of:=COS(RADIANS([.$A29])) * TAN(RADIANS([.BF$3]))" office:value-type="float" office:value="1.34365655051969" calcext:value-type="float">
            <text:p>1,34</text:p>
          </table:table-cell>
          <table:table-cell table:style-name="ce4" table:formula="of:=COS(RADIANS([.$A29])) * TAN(RADIANS([.BG$3]))" office:value-type="float" office:value="1.39559160769007" calcext:value-type="float">
            <text:p>1,40</text:p>
          </table:table-cell>
          <table:table-cell table:style-name="ce4" table:formula="of:=COS(RADIANS([.$A29])) * TAN(RADIANS([.BH$3]))" office:value-type="float" office:value="1.45039564553353" calcext:value-type="float">
            <text:p>1,45</text:p>
          </table:table-cell>
          <table:table-cell table:style-name="ce4" table:formula="of:=COS(RADIANS([.$A29])) * TAN(RADIANS([.BI$3]))" office:value-type="float" office:value="1.5083494546596" calcext:value-type="float">
            <text:p>1,51</text:p>
          </table:table-cell>
          <table:table-cell table:style-name="ce4" table:formula="of:=COS(RADIANS([.$A29])) * TAN(RADIANS([.BJ$3]))" office:value-type="float" office:value="1.56977113444279" calcext:value-type="float">
            <text:p>1,57</text:p>
          </table:table-cell>
          <table:table-cell table:style-name="ce4" table:formula="of:=COS(RADIANS([.$A29])) * TAN(RADIANS([.BK$3]))" office:value-type="float" office:value="1.63502252878848" calcext:value-type="float">
            <text:p>1,64</text:p>
          </table:table-cell>
          <table:table-cell table:style-name="ce4" table:formula="of:=COS(RADIANS([.$A29])) * TAN(RADIANS([.BL$3]))" office:value-type="float" office:value="1.70451704082929" calcext:value-type="float">
            <text:p>1,70</text:p>
          </table:table-cell>
          <table:table-cell table:style-name="ce4" table:formula="of:=COS(RADIANS([.$A29])) * TAN(RADIANS([.BM$3]))" office:value-type="float" office:value="1.77872918405925" calcext:value-type="float">
            <text:p>1,78</text:p>
          </table:table-cell>
          <table:table-cell table:style-name="ce4" table:formula="of:=COS(RADIANS([.$A29])) * TAN(RADIANS([.BN$3]))" office:value-type="float" office:value="1.85820633741447" calcext:value-type="float">
            <text:p>1,86</text:p>
          </table:table-cell>
          <table:table-cell table:style-name="ce4" table:formula="of:=COS(RADIANS([.$A29])) * TAN(RADIANS([.BO$3]))" office:value-type="float" office:value="1.9435833214118" calcext:value-type="float">
            <text:p>1,94</text:p>
          </table:table-cell>
          <table:table-cell table:style-name="ce4" table:formula="of:=COS(RADIANS([.$A29])) * TAN(RADIANS([.BP$3]))" office:value-type="float" office:value="2.03560061816007" calcext:value-type="float">
            <text:p>2,04</text:p>
          </table:table-cell>
          <table:table-cell table:style-name="ce4" table:formula="of:=COS(RADIANS([.$A29])) * TAN(RADIANS([.BQ$3]))" office:value-type="float" office:value="2.13512734425478" calcext:value-type="float">
            <text:p>2,14</text:p>
          </table:table-cell>
          <table:table-cell table:style-name="ce4" table:formula="of:=COS(RADIANS([.$A29])) * TAN(RADIANS([.BR$3]))" office:value-type="float" office:value="2.24319048884323" calcext:value-type="float">
            <text:p>2,24</text:p>
          </table:table-cell>
          <table:table-cell table:style-name="ce4" table:formula="of:=COS(RADIANS([.$A29])) * TAN(RADIANS([.BS$3]))" office:value-type="float" office:value="2.36101250525602" calcext:value-type="float">
            <text:p>2,36</text:p>
          </table:table-cell>
          <table:table-cell table:style-name="ce4" table:formula="of:=COS(RADIANS([.$A29])) * TAN(RADIANS([.BT$3]))" office:value-type="float" office:value="2.49006017995908" calcext:value-type="float">
            <text:p>2,49</text:p>
          </table:table-cell>
          <table:table-cell table:style-name="ce4" table:formula="of:=COS(RADIANS([.$A29])) * TAN(RADIANS([.BU$3]))" office:value-type="float" office:value="2.63210893363414" calcext:value-type="float">
            <text:p>2,63</text:p>
          </table:table-cell>
          <table:table-cell table:style-name="ce4" table:formula="of:=COS(RADIANS([.$A29])) * TAN(RADIANS([.BV$3]))" office:value-type="float" office:value="2.78932855577643" calcext:value-type="float">
            <text:p>2,79</text:p>
          </table:table-cell>
          <table:table-cell table:style-name="ce4" table:formula="of:=COS(RADIANS([.$A29])) * TAN(RADIANS([.BW$3]))" office:value-type="float" office:value="2.96439919838139" calcext:value-type="float">
            <text:p>2,96</text:p>
          </table:table-cell>
          <table:table-cell table:style-name="ce4" table:formula="of:=COS(RADIANS([.$A29])) * TAN(RADIANS([.BX$3]))" office:value-type="float" office:value="3.1606708670771" calcext:value-type="float">
            <text:p>3,16</text:p>
          </table:table-cell>
          <table:table-cell table:style-name="ce4" table:formula="of:=COS(RADIANS([.$A29])) * TAN(RADIANS([.BY$3]))" office:value-type="float" office:value="3.38238670851609" calcext:value-type="float">
            <text:p>3,38</text:p>
          </table:table-cell>
          <table:table-cell table:style-name="ce4" table:formula="of:=COS(RADIANS([.$A29])) * TAN(RADIANS([.BZ$3]))" office:value-type="float" office:value="3.63500199216166" calcext:value-type="float">
            <text:p>3,64</text:p>
          </table:table-cell>
          <table:table-cell table:style-name="ce4" table:formula="of:=COS(RADIANS([.$A29])) * TAN(RADIANS([.CA$3]))" office:value-type="float" office:value="3.92565031422511" calcext:value-type="float">
            <text:p>3,93</text:p>
          </table:table-cell>
          <table:table-cell table:style-name="ce4" table:formula="of:=COS(RADIANS([.$A29])) * TAN(RADIANS([.CB$3]))" office:value-type="float" office:value="4.26384290334741" calcext:value-type="float">
            <text:p>4,26</text:p>
          </table:table-cell>
          <table:table-cell table:style-name="ce4" table:formula="of:=COS(RADIANS([.$A29])) * TAN(RADIANS([.CC$3]))" office:value-type="float" office:value="4.66254936550456" calcext:value-type="float">
            <text:p>4,66</text:p>
          </table:table-cell>
          <table:table-cell table:style-name="ce4" table:formula="of:=COS(RADIANS([.$A29])) * TAN(RADIANS([.CD$3]))" office:value-type="float" office:value="5.13992687559891" calcext:value-type="float">
            <text:p>5,14</text:p>
          </table:table-cell>
          <table:table-cell table:style-name="ce4" table:formula="of:=COS(RADIANS([.$A29])) * TAN(RADIANS([.CE$3]))" office:value-type="float" office:value="5.72220216316443" calcext:value-type="float">
            <text:p>5,72</text:p>
          </table:table-cell>
          <table:table-cell table:style-name="ce4" table:formula="of:=COS(RADIANS([.$A29])) * TAN(RADIANS([.CF$3]))" office:value-type="float" office:value="6.44871498704161" calcext:value-type="float">
            <text:p>6,45</text:p>
          </table:table-cell>
          <table:table-cell table:style-name="ce4" table:formula="of:=COS(RADIANS([.$A29])) * TAN(RADIANS([.CG$3]))" office:value-type="float" office:value="7.3812845879975" calcext:value-type="float">
            <text:p>7,38</text:p>
          </table:table-cell>
          <table:table-cell table:style-name="ce4" table:formula="of:=COS(RADIANS([.$A29])) * TAN(RADIANS([.CH$3]))" office:value-type="float" office:value="8.62294259356664" calcext:value-type="float">
            <text:p>8,62</text:p>
          </table:table-cell>
          <table:table-cell table:style-name="ce4" table:formula="of:=COS(RADIANS([.$A29])) * TAN(RADIANS([.CI$3]))" office:value-type="float" office:value="10.3591454082288" calcext:value-type="float">
            <text:p>10,36</text:p>
          </table:table-cell>
          <table:table-cell table:style-name="ce4" table:formula="of:=COS(RADIANS([.$A29])) * TAN(RADIANS([.CJ$3]))" office:value-type="float" office:value="12.9608051882703" calcext:value-type="float">
            <text:p>12,96</text:p>
          </table:table-cell>
          <table:table-cell table:style-name="ce4" table:formula="of:=COS(RADIANS([.$A29])) * TAN(RADIANS([.CK$3]))" office:value-type="float" office:value="17.2933827655987" calcext:value-type="float">
            <text:p>17,29</text:p>
          </table:table-cell>
          <table:table-cell table:style-name="ce4" table:formula="of:=COS(RADIANS([.$A29])) * TAN(RADIANS([.CL$3]))" office:value-type="float" office:value="25.9532593418602" calcext:value-type="float">
            <text:p>25,95</text:p>
          </table:table-cell>
          <table:table-cell table:style-name="ce4" table:formula="of:=COS(RADIANS([.$A29])) * TAN(RADIANS([.CM$3]))" office:value-type="float" office:value="51.9223383449879" calcext:value-type="float">
            <text:p>51,92</text:p>
          </table:table-cell>
          <table:table-cell table:number-columns-repeated="93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4" table:formula="of:=COS(RADIANS([.$A30])) * TAN(RADIANS([.B$3]))" office:value-type="float" office:value="0" calcext:value-type="float">
            <text:p>0,00</text:p>
          </table:table-cell>
          <table:table-cell table:style-name="ce4" table:formula="of:=COS(RADIANS([.$A30])) * TAN(RADIANS([.C$3]))" office:value-type="float" office:value="0.0156885084352474" calcext:value-type="float">
            <text:p>0,02</text:p>
          </table:table-cell>
          <table:table-cell table:style-name="ce4" table:formula="of:=COS(RADIANS([.$A30])) * TAN(RADIANS([.D$3]))" office:value-type="float" office:value="0.0313865797113684" calcext:value-type="float">
            <text:p>0,03</text:p>
          </table:table-cell>
          <table:table-cell table:style-name="ce4" table:formula="of:=COS(RADIANS([.$A30])) * TAN(RADIANS([.E$3]))" office:value-type="float" office:value="0.0471037999993583" calcext:value-type="float">
            <text:p>0,05</text:p>
          </table:table-cell>
          <table:table-cell table:style-name="ce4" table:formula="of:=COS(RADIANS([.$A30])) * TAN(RADIANS([.F$3]))" office:value-type="float" office:value="0.0628498022515086" calcext:value-type="float">
            <text:p>0,06</text:p>
          </table:table-cell>
          <table:table-cell table:style-name="ce4" table:formula="of:=COS(RADIANS([.$A30])) * TAN(RADIANS([.G$3]))" office:value-type="float" office:value="0.0786342898957716" calcext:value-type="float">
            <text:p>0,08</text:p>
          </table:table-cell>
          <table:table-cell table:style-name="ce4" table:formula="of:=COS(RADIANS([.$A30])) * TAN(RADIANS([.H$3]))" office:value-type="float" office:value="0.0944670608976169" calcext:value-type="float">
            <text:p>0,09</text:p>
          </table:table-cell>
          <table:table-cell table:style-name="ce4" table:formula="of:=COS(RADIANS([.$A30])) * TAN(RADIANS([.I$3]))" office:value-type="float" office:value="0.110358032316988" calcext:value-type="float">
            <text:p>0,11</text:p>
          </table:table-cell>
          <table:table-cell table:style-name="ce4" table:formula="of:=COS(RADIANS([.$A30])) * TAN(RADIANS([.J$3]))" office:value-type="float" office:value="0.126317265492425" calcext:value-type="float">
            <text:p>0,13</text:p>
          </table:table-cell>
          <table:table-cell table:style-name="ce4" table:formula="of:=COS(RADIANS([.$A30])) * TAN(RADIANS([.K$3]))" office:value-type="float" office:value="0.142354991990119" calcext:value-type="float">
            <text:p>0,14</text:p>
          </table:table-cell>
          <table:table-cell table:style-name="ce4" table:formula="of:=COS(RADIANS([.$A30])) * TAN(RADIANS([.L$3]))" office:value-type="float" office:value="0.158481640462676" calcext:value-type="float">
            <text:p>0,16</text:p>
          </table:table-cell>
          <table:table-cell table:style-name="ce4" table:formula="of:=COS(RADIANS([.$A30])) * TAN(RADIANS([.M$3]))" office:value-type="float" office:value="0.174707864570773" calcext:value-type="float">
            <text:p>0,17</text:p>
          </table:table-cell>
          <table:table-cell table:style-name="ce4" table:formula="of:=COS(RADIANS([.$A30])) * TAN(RADIANS([.N$3]))" office:value-type="float" office:value="0.191044572130838" calcext:value-type="float">
            <text:p>0,19</text:p>
          </table:table-cell>
          <table:table-cell table:style-name="ce4" table:formula="of:=COS(RADIANS([.$A30])) * TAN(RADIANS([.O$3]))" office:value-type="float" office:value="0.207502955663514" calcext:value-type="float">
            <text:p>0,21</text:p>
          </table:table-cell>
          <table:table-cell table:style-name="ce4" table:formula="of:=COS(RADIANS([.$A30])) * TAN(RADIANS([.P$3]))" office:value-type="float" office:value="0.224094524531113" calcext:value-type="float">
            <text:p>0,22</text:p>
          </table:table-cell>
          <table:table-cell table:style-name="ce4" table:formula="of:=COS(RADIANS([.$A30])) * TAN(RADIANS([.Q$3]))" office:value-type="float" office:value="0.240831138867763" calcext:value-type="float">
            <text:p>0,24</text:p>
          </table:table-cell>
          <table:table-cell table:style-name="ce4" table:formula="of:=COS(RADIANS([.$A30])) * TAN(RADIANS([.R$3]))" office:value-type="float" office:value="0.257725045523774" calcext:value-type="float">
            <text:p>0,26</text:p>
          </table:table-cell>
          <table:table-cell table:style-name="ce4" table:formula="of:=COS(RADIANS([.$A30])) * TAN(RADIANS([.S$3]))" office:value-type="float" office:value="0.274788916266031" calcext:value-type="float">
            <text:p>0,27</text:p>
          </table:table-cell>
          <table:table-cell table:style-name="ce4" table:formula="of:=COS(RADIANS([.$A30])) * TAN(RADIANS([.T$3]))" office:value-type="float" office:value="0.29203588849947" calcext:value-type="float">
            <text:p>0,29</text:p>
          </table:table-cell>
          <table:table-cell table:style-name="ce4" table:formula="of:=COS(RADIANS([.$A30])) * TAN(RADIANS([.U$3]))" office:value-type="float" office:value="0.309479608801153" calcext:value-type="float">
            <text:p>0,31</text:p>
          </table:table-cell>
          <table:table-cell table:style-name="ce4" table:formula="of:=COS(RADIANS([.$A30])) * TAN(RADIANS([.V$3]))" office:value-type="float" office:value="0.327134279588576" calcext:value-type="float">
            <text:p>0,33</text:p>
          </table:table-cell>
          <table:table-cell table:style-name="ce4" table:formula="of:=COS(RADIANS([.$A30])) * TAN(RADIANS([.W$3]))" office:value-type="float" office:value="0.345014709278207" calcext:value-type="float">
            <text:p>0,35</text:p>
          </table:table-cell>
          <table:table-cell table:style-name="ce4" table:formula="of:=COS(RADIANS([.$A30])) * TAN(RADIANS([.X$3]))" office:value-type="float" office:value="0.363136366329362" calcext:value-type="float">
            <text:p>0,36</text:p>
          </table:table-cell>
          <table:table-cell table:style-name="ce4" table:formula="of:=COS(RADIANS([.$A30])) * TAN(RADIANS([.Y$3]))" office:value-type="float" office:value="0.381515437613126" calcext:value-type="float">
            <text:p>0,38</text:p>
          </table:table-cell>
          <table:table-cell table:style-name="ce4" table:formula="of:=COS(RADIANS([.$A30])) * TAN(RADIANS([.Z$3]))" office:value-type="float" office:value="0.400168891596918" calcext:value-type="float">
            <text:p>0,40</text:p>
          </table:table-cell>
          <table:table-cell table:style-name="ce4" table:formula="of:=COS(RADIANS([.$A30])) * TAN(RADIANS([.AA$3]))" office:value-type="float" office:value="0.41911454689342" calcext:value-type="float">
            <text:p>0,42</text:p>
          </table:table-cell>
          <table:table-cell table:style-name="ce4" table:formula="of:=COS(RADIANS([.$A30])) * TAN(RADIANS([.AB$3]))" office:value-type="float" office:value="0.438371146789077" calcext:value-type="float">
            <text:p>0,44</text:p>
          </table:table-cell>
          <table:table-cell table:style-name="ce4" table:formula="of:=COS(RADIANS([.$A30])) * TAN(RADIANS([.AC$3]))" office:value-type="float" office:value="0.4579584404435" calcext:value-type="float">
            <text:p>0,46</text:p>
          </table:table-cell>
          <table:table-cell table:style-name="ce4" table:formula="of:=COS(RADIANS([.$A30])) * TAN(RADIANS([.AD$3]))" office:value-type="float" office:value="0.477897271538451" calcext:value-type="float">
            <text:p>0,48</text:p>
          </table:table-cell>
          <table:table-cell table:style-name="ce4" table:formula="of:=COS(RADIANS([.$A30])) * TAN(RADIANS([.AE$3]))" office:value-type="float" office:value="0.498209675255487" calcext:value-type="float">
            <text:p>0,50</text:p>
          </table:table-cell>
          <table:table-cell table:style-name="ce4" table:formula="of:=COS(RADIANS([.$A30])) * TAN(RADIANS([.AF$3]))" office:value-type="float" office:value="0.518918984576857" calcext:value-type="float">
            <text:p>0,52</text:p>
          </table:table-cell>
          <table:table-cell table:style-name="ce4" table:formula="of:=COS(RADIANS([.$A30])) * TAN(RADIANS([.AG$3]))" office:value-type="float" office:value="0.540049947037603" calcext:value-type="float">
            <text:p>0,54</text:p>
          </table:table-cell>
          <table:table-cell table:style-name="ce4" table:formula="of:=COS(RADIANS([.$A30])) * TAN(RADIANS([.AH$3]))" office:value-type="float" office:value="0.561628853210923" calcext:value-type="float">
            <text:p>0,56</text:p>
          </table:table-cell>
          <table:table-cell table:style-name="ce4" table:formula="of:=COS(RADIANS([.$A30])) * TAN(RADIANS([.AI$3]))" office:value-type="float" office:value="0.583683678387394" calcext:value-type="float">
            <text:p>0,58</text:p>
          </table:table-cell>
          <table:table-cell table:style-name="ce4" table:formula="of:=COS(RADIANS([.$A30])) * TAN(RADIANS([.AJ$3]))" office:value-type="float" office:value="0.606244239116054" calcext:value-type="float">
            <text:p>0,61</text:p>
          </table:table-cell>
          <table:table-cell table:style-name="ce4" table:formula="of:=COS(RADIANS([.$A30])) * TAN(RADIANS([.AK$3]))" office:value-type="float" office:value="0.629342366516684" calcext:value-type="float">
            <text:p>0,63</text:p>
          </table:table-cell>
          <table:table-cell table:style-name="ce4" table:formula="of:=COS(RADIANS([.$A30])) * TAN(RADIANS([.AL$3]))" office:value-type="float" office:value="0.653012098554364" calcext:value-type="float">
            <text:p>0,65</text:p>
          </table:table-cell>
          <table:table-cell table:style-name="ce4" table:formula="of:=COS(RADIANS([.$A30])) * TAN(RADIANS([.AM$3]))" office:value-type="float" office:value="0.677289893797016" calcext:value-type="float">
            <text:p>0,68</text:p>
          </table:table-cell>
          <table:table-cell table:style-name="ce4" table:formula="of:=COS(RADIANS([.$A30])) * TAN(RADIANS([.AN$3]))" office:value-type="float" office:value="0.702214869563352" calcext:value-type="float">
            <text:p>0,70</text:p>
          </table:table-cell>
          <table:table-cell table:style-name="ce4" table:formula="of:=COS(RADIANS([.$A30])) * TAN(RADIANS([.AO$3]))" office:value-type="float" office:value="0.7278290678238" calcext:value-type="float">
            <text:p>0,73</text:p>
          </table:table-cell>
          <table:table-cell table:style-name="ce4" table:formula="of:=COS(RADIANS([.$A30])) * TAN(RADIANS([.AP$3]))" office:value-type="float" office:value="0.754177752753966" calcext:value-type="float">
            <text:p>0,75</text:p>
          </table:table-cell>
          <table:table-cell table:style-name="ce4" table:formula="of:=COS(RADIANS([.$A30])) * TAN(RADIANS([.AQ$3]))" office:value-type="float" office:value="0.78130974447605" calcext:value-type="float">
            <text:p>0,78</text:p>
          </table:table-cell>
          <table:table-cell table:style-name="ce4" table:formula="of:=COS(RADIANS([.$A30])) * TAN(RADIANS([.AR$3]))" office:value-type="float" office:value="0.80927779427859" calcext:value-type="float">
            <text:p>0,81</text:p>
          </table:table-cell>
          <table:table-cell table:style-name="ce4" table:formula="of:=COS(RADIANS([.$A30])) * TAN(RADIANS([.AS$3]))" office:value-type="float" office:value="0.838139007504685" calcext:value-type="float">
            <text:p>0,84</text:p>
          </table:table-cell>
          <table:table-cell table:style-name="ce4" table:formula="of:=COS(RADIANS([.$A30])) * TAN(RADIANS([.AT$3]))" office:value-type="float" office:value="0.867955321374535" calcext:value-type="float">
            <text:p>0,87</text:p>
          </table:table-cell>
          <table:table-cell table:style-name="ce4" table:formula="of:=COS(RADIANS([.$A30])) * TAN(RADIANS([.AU$3]))" office:value-type="float" office:value="0.898794046299167" calcext:value-type="float">
            <text:p>0,90</text:p>
          </table:table-cell>
          <table:table-cell table:style-name="ce4" table:formula="of:=COS(RADIANS([.$A30])) * TAN(RADIANS([.AV$3]))" office:value-type="float" office:value="0.930728480797272" calcext:value-type="float">
            <text:p>0,93</text:p>
          </table:table-cell>
          <table:table-cell table:style-name="ce4" table:formula="of:=COS(RADIANS([.$A30])) * TAN(RADIANS([.AW$3]))" office:value-type="float" office:value="0.963838612007703" calcext:value-type="float">
            <text:p>0,96</text:p>
          </table:table-cell>
          <table:table-cell table:style-name="ce4" table:formula="of:=COS(RADIANS([.$A30])) * TAN(RADIANS([.AX$3]))" office:value-type="float" office:value="0.998211916073824" calcext:value-type="float">
            <text:p>1,00</text:p>
          </table:table-cell>
          <table:table-cell table:style-name="ce4" table:formula="of:=COS(RADIANS([.$A30])) * TAN(RADIANS([.AY$3]))" office:value-type="float" office:value="1.0339442754609" calcext:value-type="float">
            <text:p>1,03</text:p>
          </table:table-cell>
          <table:table-cell table:style-name="ce4" table:formula="of:=COS(RADIANS([.$A30])) * TAN(RADIANS([.AZ$3]))" office:value-type="float" office:value="1.07114103367932" calcext:value-type="float">
            <text:p>1,07</text:p>
          </table:table-cell>
          <table:table-cell table:style-name="ce4" table:formula="of:=COS(RADIANS([.$A30])) * TAN(RADIANS([.BA$3]))" office:value-type="float" office:value="1.10991821208547" calcext:value-type="float">
            <text:p>1,11</text:p>
          </table:table-cell>
          <table:table-cell table:style-name="ce4" table:formula="of:=COS(RADIANS([.$A30])) * TAN(RADIANS([.BB$3]))" office:value-type="float" office:value="1.15040391862558" calcext:value-type="float">
            <text:p>1,15</text:p>
          </table:table-cell>
          <table:table-cell table:style-name="ce4" table:formula="of:=COS(RADIANS([.$A30])) * TAN(RADIANS([.BC$3]))" office:value-type="float" office:value="1.19273998484456" calcext:value-type="float">
            <text:p>1,19</text:p>
          </table:table-cell>
          <table:table-cell table:style-name="ce4" table:formula="of:=COS(RADIANS([.$A30])) * TAN(RADIANS([.BD$3]))" office:value-type="float" office:value="1.2370838755533" calcext:value-type="float">
            <text:p>1,24</text:p>
          </table:table-cell>
          <table:table-cell table:style-name="ce4" table:formula="of:=COS(RADIANS([.$A30])) * TAN(RADIANS([.BE$3]))" office:value-type="float" office:value="1.28361092569384" calcext:value-type="float">
            <text:p>1,28</text:p>
          </table:table-cell>
          <table:table-cell table:style-name="ce4" table:formula="of:=COS(RADIANS([.$A30])) * TAN(RADIANS([.BF$3]))" office:value-type="float" office:value="1.33251697177478" calcext:value-type="float">
            <text:p>1,33</text:p>
          </table:table-cell>
          <table:table-cell table:style-name="ce4" table:formula="of:=COS(RADIANS([.$A30])) * TAN(RADIANS([.BG$3]))" office:value-type="float" office:value="1.38402146158123" calcext:value-type="float">
            <text:p>1,38</text:p>
          </table:table-cell>
          <table:table-cell table:style-name="ce4" table:formula="of:=COS(RADIANS([.$A30])) * TAN(RADIANS([.BH$3]))" office:value-type="float" office:value="1.43837114678908" calcext:value-type="float">
            <text:p>1,44</text:p>
          </table:table-cell>
          <table:table-cell table:style-name="ce4" table:formula="of:=COS(RADIANS([.$A30])) * TAN(RADIANS([.BI$3]))" office:value-type="float" office:value="1.4958444901145" calcext:value-type="float">
            <text:p>1,50</text:p>
          </table:table-cell>
          <table:table-cell table:style-name="ce4" table:formula="of:=COS(RADIANS([.$A30])) * TAN(RADIANS([.BJ$3]))" office:value-type="float" office:value="1.55675695373057" calcext:value-type="float">
            <text:p>1,56</text:p>
          </table:table-cell>
          <table:table-cell table:style-name="ce4" table:formula="of:=COS(RADIANS([.$A30])) * TAN(RADIANS([.BK$3]))" office:value-type="float" office:value="1.62146738167733" calcext:value-type="float">
            <text:p>1,62</text:p>
          </table:table-cell>
          <table:table-cell table:style-name="ce4" table:formula="of:=COS(RADIANS([.$A30])) * TAN(RADIANS([.BL$3]))" office:value-type="float" office:value="1.69038574977056" calcext:value-type="float">
            <text:p>1,69</text:p>
          </table:table-cell>
          <table:table-cell table:style-name="ce4" table:formula="of:=COS(RADIANS([.$A30])) * TAN(RADIANS([.BM$3]))" office:value-type="float" office:value="1.76398263755223" calcext:value-type="float">
            <text:p>1,76</text:p>
          </table:table-cell>
          <table:table-cell table:style-name="ce4" table:formula="of:=COS(RADIANS([.$A30])) * TAN(RADIANS([.BN$3]))" office:value-type="float" office:value="1.84280088591578" calcext:value-type="float">
            <text:p>1,84</text:p>
          </table:table-cell>
          <table:table-cell table:style-name="ce4" table:formula="of:=COS(RADIANS([.$A30])) * TAN(RADIANS([.BO$3]))" office:value-type="float" office:value="1.92747005240135" calcext:value-type="float">
            <text:p>1,93</text:p>
          </table:table-cell>
          <table:table-cell table:style-name="ce4" table:formula="of:=COS(RADIANS([.$A30])) * TAN(RADIANS([.BP$3]))" office:value-type="float" office:value="2.0187244801541" calcext:value-type="float">
            <text:p>2,02</text:p>
          </table:table-cell>
          <table:table-cell table:style-name="ce4" table:formula="of:=COS(RADIANS([.$A30])) * TAN(RADIANS([.BQ$3]))" office:value-type="float" office:value="2.1174260803622" calcext:value-type="float">
            <text:p>2,12</text:p>
          </table:table-cell>
          <table:table-cell table:style-name="ce4" table:formula="of:=COS(RADIANS([.$A30])) * TAN(RADIANS([.BR$3]))" office:value-type="float" office:value="2.2245933279239" calcext:value-type="float">
            <text:p>2,22</text:p>
          </table:table-cell>
          <table:table-cell table:style-name="ce4" table:formula="of:=COS(RADIANS([.$A30])) * TAN(RADIANS([.BS$3]))" office:value-type="float" office:value="2.34143854142585" calcext:value-type="float">
            <text:p>2,34</text:p>
          </table:table-cell>
          <table:table-cell table:style-name="ce4" table:formula="of:=COS(RADIANS([.$A30])) * TAN(RADIANS([.BT$3]))" office:value-type="float" office:value="2.46941634694721" calcext:value-type="float">
            <text:p>2,47</text:p>
          </table:table-cell>
          <table:table-cell table:style-name="ce4" table:formula="of:=COS(RADIANS([.$A30])) * TAN(RADIANS([.BU$3]))" office:value-type="float" office:value="2.61028744605231" calcext:value-type="float">
            <text:p>2,61</text:p>
          </table:table-cell>
          <table:table-cell table:style-name="ce4" table:formula="of:=COS(RADIANS([.$A30])) * TAN(RADIANS([.BV$3]))" office:value-type="float" office:value="2.76620363960608" calcext:value-type="float">
            <text:p>2,77</text:p>
          </table:table-cell>
          <table:table-cell table:style-name="ce4" table:formula="of:=COS(RADIANS([.$A30])) * TAN(RADIANS([.BW$3]))" office:value-type="float" office:value="2.93982285981559" calcext:value-type="float">
            <text:p>2,94</text:p>
          </table:table-cell>
          <table:table-cell table:style-name="ce4" table:formula="of:=COS(RADIANS([.$A30])) * TAN(RADIANS([.BX$3]))" office:value-type="float" office:value="3.13446733910193" calcext:value-type="float">
            <text:p>3,13</text:p>
          </table:table-cell>
          <table:table-cell table:style-name="ce4" table:formula="of:=COS(RADIANS([.$A30])) * TAN(RADIANS([.BY$3]))" office:value-type="float" office:value="3.35434504632891" calcext:value-type="float">
            <text:p>3,35</text:p>
          </table:table-cell>
          <table:table-cell table:style-name="ce4" table:formula="of:=COS(RADIANS([.$A30])) * TAN(RADIANS([.BZ$3]))" office:value-type="float" office:value="3.60486602407223" calcext:value-type="float">
            <text:p>3,60</text:p>
          </table:table-cell>
          <table:table-cell table:style-name="ce4" table:formula="of:=COS(RADIANS([.$A30])) * TAN(RADIANS([.CA$3]))" office:value-type="float" office:value="3.89310472749508" calcext:value-type="float">
            <text:p>3,89</text:p>
          </table:table-cell>
          <table:table-cell table:style-name="ce4" table:formula="of:=COS(RADIANS([.$A30])) * TAN(RADIANS([.CB$3]))" office:value-type="float" office:value="4.22849353243904" calcext:value-type="float">
            <text:p>4,23</text:p>
          </table:table-cell>
          <table:table-cell table:style-name="ce4" table:formula="of:=COS(RADIANS([.$A30])) * TAN(RADIANS([.CC$3]))" office:value-type="float" office:value="4.62389452041858" calcext:value-type="float">
            <text:p>4,62</text:p>
          </table:table-cell>
          <table:table-cell table:style-name="ce4" table:formula="of:=COS(RADIANS([.$A30])) * TAN(RADIANS([.CD$3]))" office:value-type="float" office:value="5.0973143343571" calcext:value-type="float">
            <text:p>5,10</text:p>
          </table:table-cell>
          <table:table-cell table:style-name="ce4" table:formula="of:=COS(RADIANS([.$A30])) * TAN(RADIANS([.CE$3]))" office:value-type="float" office:value="5.67476227120228" calcext:value-type="float">
            <text:p>5,67</text:p>
          </table:table-cell>
          <table:table-cell table:style-name="ce4" table:formula="of:=COS(RADIANS([.$A30])) * TAN(RADIANS([.CF$3]))" office:value-type="float" office:value="6.39525194369628" calcext:value-type="float">
            <text:p>6,40</text:p>
          </table:table-cell>
          <table:table-cell table:style-name="ce4" table:formula="of:=COS(RADIANS([.$A30])) * TAN(RADIANS([.CG$3]))" office:value-type="float" office:value="7.32009008046145" calcext:value-type="float">
            <text:p>7,32</text:p>
          </table:table-cell>
          <table:table-cell table:style-name="ce4" table:formula="of:=COS(RADIANS([.$A30])) * TAN(RADIANS([.CH$3]))" office:value-type="float" office:value="8.55145412577568" calcext:value-type="float">
            <text:p>8,55</text:p>
          </table:table-cell>
          <table:table-cell table:style-name="ce4" table:formula="of:=COS(RADIANS([.$A30])) * TAN(RADIANS([.CI$3]))" office:value-type="float" office:value="10.27326295861" calcext:value-type="float">
            <text:p>10,27</text:p>
          </table:table-cell>
          <table:table-cell table:style-name="ce4" table:formula="of:=COS(RADIANS([.$A30])) * TAN(RADIANS([.CJ$3]))" office:value-type="float" office:value="12.8533536896441" calcext:value-type="float">
            <text:p>12,85</text:p>
          </table:table-cell>
          <table:table-cell table:style-name="ce4" table:formula="of:=COS(RADIANS([.$A30])) * TAN(RADIANS([.CK$3]))" office:value-type="float" office:value="17.1500120515507" calcext:value-type="float">
            <text:p>17,15</text:p>
          </table:table-cell>
          <table:table-cell table:style-name="ce4" table:formula="of:=COS(RADIANS([.$A30])) * TAN(RADIANS([.CL$3]))" office:value-type="float" office:value="25.7380939589994" calcext:value-type="float">
            <text:p>25,74</text:p>
          </table:table-cell>
          <table:table-cell table:style-name="ce4" table:formula="of:=COS(RADIANS([.$A30])) * TAN(RADIANS([.CM$3]))" office:value-type="float" office:value="51.491876426434" calcext:value-type="float">
            <text:p>51,49</text:p>
          </table:table-cell>
          <table:table-cell table:number-columns-repeated="93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4" table:formula="of:=COS(RADIANS([.$A31])) * TAN(RADIANS([.B$3]))" office:value-type="float" office:value="0" calcext:value-type="float">
            <text:p>0,00</text:p>
          </table:table-cell>
          <table:table-cell table:style-name="ce4" table:formula="of:=COS(RADIANS([.$A31])) * TAN(RADIANS([.C$3]))" office:value-type="float" office:value="0.0155525767311734" calcext:value-type="float">
            <text:p>0,02</text:p>
          </table:table-cell>
          <table:table-cell table:style-name="ce4" table:formula="of:=COS(RADIANS([.$A31])) * TAN(RADIANS([.D$3]))" office:value-type="float" office:value="0.0311146334468253" calcext:value-type="float">
            <text:p>0,03</text:p>
          </table:table-cell>
          <table:table-cell table:style-name="ce4" table:formula="of:=COS(RADIANS([.$A31])) * TAN(RADIANS([.E$3]))" office:value-type="float" office:value="0.0466956732594137" calcext:value-type="float">
            <text:p>0,05</text:p>
          </table:table-cell>
          <table:table-cell table:style-name="ce4" table:formula="of:=COS(RADIANS([.$A31])) * TAN(RADIANS([.F$3]))" office:value-type="float" office:value="0.0623052456573609" calcext:value-type="float">
            <text:p>0,06</text:p>
          </table:table-cell>
          <table:table-cell table:style-name="ce4" table:formula="of:=COS(RADIANS([.$A31])) * TAN(RADIANS([.G$3]))" office:value-type="float" office:value="0.0779529699941192" calcext:value-type="float">
            <text:p>0,08</text:p>
          </table:table-cell>
          <table:table-cell table:style-name="ce4" table:formula="of:=COS(RADIANS([.$A31])) * TAN(RADIANS([.H$3]))" office:value-type="float" office:value="0.0936485593415469" calcext:value-type="float">
            <text:p>0,09</text:p>
          </table:table-cell>
          <table:table-cell table:style-name="ce4" table:formula="of:=COS(RADIANS([.$A31])) * TAN(RADIANS([.I$3]))" office:value-type="float" office:value="0.109401844834092" calcext:value-type="float">
            <text:p>0,11</text:p>
          </table:table-cell>
          <table:table-cell table:style-name="ce4" table:formula="of:=COS(RADIANS([.$A31])) * TAN(RADIANS([.J$3]))" office:value-type="float" office:value="0.12522280063471" calcext:value-type="float">
            <text:p>0,13</text:p>
          </table:table-cell>
          <table:table-cell table:style-name="ce4" table:formula="of:=COS(RADIANS([.$A31])) * TAN(RADIANS([.K$3]))" office:value-type="float" office:value="0.141121569659085" calcext:value-type="float">
            <text:p>0,14</text:p>
          </table:table-cell>
          <table:table-cell table:style-name="ce4" table:formula="of:=COS(RADIANS([.$A31])) * TAN(RADIANS([.L$3]))" office:value-type="float" office:value="0.157108490201679" calcext:value-type="float">
            <text:p>0,16</text:p>
          </table:table-cell>
          <table:table-cell table:style-name="ce4" table:formula="of:=COS(RADIANS([.$A31])) * TAN(RADIANS([.M$3]))" office:value-type="float" office:value="0.173194123615459" calcext:value-type="float">
            <text:p>0,17</text:p>
          </table:table-cell>
          <table:table-cell table:style-name="ce4" table:formula="of:=COS(RADIANS([.$A31])) * TAN(RADIANS([.N$3]))" office:value-type="float" office:value="0.189389283207037" calcext:value-type="float">
            <text:p>0,19</text:p>
          </table:table-cell>
          <table:table-cell table:style-name="ce4" table:formula="of:=COS(RADIANS([.$A31])) * TAN(RADIANS([.O$3]))" office:value-type="float" office:value="0.205705064520444" calcext:value-type="float">
            <text:p>0,21</text:p>
          </table:table-cell>
          <table:table-cell table:style-name="ce4" table:formula="of:=COS(RADIANS([.$A31])) * TAN(RADIANS([.P$3]))" office:value-type="float" office:value="0.22215287719613" calcext:value-type="float">
            <text:p>0,22</text:p>
          </table:table-cell>
          <table:table-cell table:style-name="ce4" table:formula="of:=COS(RADIANS([.$A31])) * TAN(RADIANS([.Q$3]))" office:value-type="float" office:value="0.238744478607135" calcext:value-type="float">
            <text:p>0,24</text:p>
          </table:table-cell>
          <table:table-cell table:style-name="ce4" table:formula="of:=COS(RADIANS([.$A31])) * TAN(RADIANS([.R$3]))" office:value-type="float" office:value="0.255492009492008" calcext:value-type="float">
            <text:p>0,26</text:p>
          </table:table-cell>
          <table:table-cell table:style-name="ce4" table:formula="of:=COS(RADIANS([.$A31])) * TAN(RADIANS([.S$3]))" office:value-type="float" office:value="0.272408031824222" calcext:value-type="float">
            <text:p>0,27</text:p>
          </table:table-cell>
          <table:table-cell table:style-name="ce4" table:formula="of:=COS(RADIANS([.$A31])) * TAN(RADIANS([.T$3]))" office:value-type="float" office:value="0.289505569180822" calcext:value-type="float">
            <text:p>0,29</text:p>
          </table:table-cell>
          <table:table-cell table:style-name="ce4" table:formula="of:=COS(RADIANS([.$A31])) * TAN(RADIANS([.U$3]))" office:value-type="float" office:value="0.306798149899301" calcext:value-type="float">
            <text:p>0,31</text:p>
          </table:table-cell>
          <table:table-cell table:style-name="ce4" table:formula="of:=COS(RADIANS([.$A31])) * TAN(RADIANS([.V$3]))" office:value-type="float" office:value="0.324299853341555" calcext:value-type="float">
            <text:p>0,32</text:p>
          </table:table-cell>
          <table:table-cell table:style-name="ce4" table:formula="of:=COS(RADIANS([.$A31])) * TAN(RADIANS([.W$3]))" office:value-type="float" office:value="0.342025359617828" calcext:value-type="float">
            <text:p>0,34</text:p>
          </table:table-cell>
          <table:table-cell table:style-name="ce4" table:formula="of:=COS(RADIANS([.$A31])) * TAN(RADIANS([.X$3]))" office:value-type="float" office:value="0.359990003162328" calcext:value-type="float">
            <text:p>0,36</text:p>
          </table:table-cell>
          <table:table-cell table:style-name="ce4" table:formula="of:=COS(RADIANS([.$A31])) * TAN(RADIANS([.Y$3]))" office:value-type="float" office:value="0.378209830596416" calcext:value-type="float">
            <text:p>0,38</text:p>
          </table:table-cell>
          <table:table-cell table:style-name="ce4" table:formula="of:=COS(RADIANS([.$A31])) * TAN(RADIANS([.Z$3]))" office:value-type="float" office:value="0.396701663365715" calcext:value-type="float">
            <text:p>0,40</text:p>
          </table:table-cell>
          <table:table-cell table:style-name="ce4" table:formula="of:=COS(RADIANS([.$A31])) * TAN(RADIANS([.AA$3]))" office:value-type="float" office:value="0.415483165695103" calcext:value-type="float">
            <text:p>0,42</text:p>
          </table:table-cell>
          <table:table-cell table:style-name="ce4" table:formula="of:=COS(RADIANS([.$A31])) * TAN(RADIANS([.AB$3]))" office:value-type="float" office:value="0.434572918471463" calcext:value-type="float">
            <text:p>0,43</text:p>
          </table:table-cell>
          <table:table-cell table:style-name="ce4" table:formula="of:=COS(RADIANS([.$A31])) * TAN(RADIANS([.AC$3]))" office:value-type="float" office:value="0.453990499739547" calcext:value-type="float">
            <text:p>0,45</text:p>
          </table:table-cell>
          <table:table-cell table:style-name="ce4" table:formula="of:=COS(RADIANS([.$A31])) * TAN(RADIANS([.AD$3]))" office:value-type="float" office:value="0.473756572582867" calcext:value-type="float">
            <text:p>0,47</text:p>
          </table:table-cell>
          <table:table-cell table:style-name="ce4" table:formula="of:=COS(RADIANS([.$A31])) * TAN(RADIANS([.AE$3]))" office:value-type="float" office:value="0.493892981261083" calcext:value-type="float">
            <text:p>0,49</text:p>
          </table:table-cell>
          <table:table-cell table:style-name="ce4" table:formula="of:=COS(RADIANS([.$A31])) * TAN(RADIANS([.AF$3]))" office:value-type="float" office:value="0.514422856589867" calcext:value-type="float">
            <text:p>0,51</text:p>
          </table:table-cell>
          <table:table-cell table:style-name="ce4" table:formula="of:=COS(RADIANS([.$A31])) * TAN(RADIANS([.AG$3]))" office:value-type="float" office:value="0.535370731681418" calcext:value-type="float">
            <text:p>0,54</text:p>
          </table:table-cell>
          <table:table-cell table:style-name="ce4" table:formula="of:=COS(RADIANS([.$A31])) * TAN(RADIANS([.AH$3]))" office:value-type="float" office:value="0.556762669316568" calcext:value-type="float">
            <text:p>0,56</text:p>
          </table:table-cell>
          <table:table-cell table:style-name="ce4" table:formula="of:=COS(RADIANS([.$A31])) * TAN(RADIANS([.AI$3]))" office:value-type="float" office:value="0.578626402396447" calcext:value-type="float">
            <text:p>0,58</text:p>
          </table:table-cell>
          <table:table-cell table:style-name="ce4" table:formula="of:=COS(RADIANS([.$A31])) * TAN(RADIANS([.AJ$3]))" office:value-type="float" office:value="0.600991489127222" calcext:value-type="float">
            <text:p>0,60</text:p>
          </table:table-cell>
          <table:table-cell table:style-name="ce4" table:formula="of:=COS(RADIANS([.$A31])) * TAN(RADIANS([.AK$3]))" office:value-type="float" office:value="0.623889484830727" calcext:value-type="float">
            <text:p>0,62</text:p>
          </table:table-cell>
          <table:table-cell table:style-name="ce4" table:formula="of:=COS(RADIANS([.$A31])) * TAN(RADIANS([.AL$3]))" office:value-type="float" office:value="0.647354132553087" calcext:value-type="float">
            <text:p>0,65</text:p>
          </table:table-cell>
          <table:table-cell table:style-name="ce4" table:formula="of:=COS(RADIANS([.$A31])) * TAN(RADIANS([.AM$3]))" office:value-type="float" office:value="0.671421574970158" calcext:value-type="float">
            <text:p>0,67</text:p>
          </table:table-cell>
          <table:table-cell table:style-name="ce4" table:formula="of:=COS(RADIANS([.$A31])) * TAN(RADIANS([.AN$3]))" office:value-type="float" office:value="0.696130590472082" calcext:value-type="float">
            <text:p>0,70</text:p>
          </table:table-cell>
          <table:table-cell table:style-name="ce4" table:formula="of:=COS(RADIANS([.$A31])) * TAN(RADIANS([.AO$3]))" office:value-type="float" office:value="0.721522856760321" calcext:value-type="float">
            <text:p>0,72</text:p>
          </table:table-cell>
          <table:table-cell table:style-name="ce4" table:formula="of:=COS(RADIANS([.$A31])) * TAN(RADIANS([.AP$3]))" office:value-type="float" office:value="0.74764324582301" calcext:value-type="float">
            <text:p>0,75</text:p>
          </table:table-cell>
          <table:table-cell table:style-name="ce4" table:formula="of:=COS(RADIANS([.$A31])) * TAN(RADIANS([.AQ$3]))" office:value-type="float" office:value="0.774540154784681" calcext:value-type="float">
            <text:p>0,77</text:p>
          </table:table-cell>
          <table:table-cell table:style-name="ce4" table:formula="of:=COS(RADIANS([.$A31])) * TAN(RADIANS([.AR$3]))" office:value-type="float" office:value="0.802265877874968" calcext:value-type="float">
            <text:p>0,80</text:p>
          </table:table-cell>
          <table:table-cell table:style-name="ce4" table:formula="of:=COS(RADIANS([.$A31])) * TAN(RADIANS([.AS$3]))" office:value-type="float" office:value="0.830877025652734" calcext:value-type="float">
            <text:p>0,83</text:p>
          </table:table-cell>
          <table:table-cell table:style-name="ce4" table:formula="of:=COS(RADIANS([.$A31])) * TAN(RADIANS([.AT$3]))" office:value-type="float" office:value="0.860434998688575" calcext:value-type="float">
            <text:p>0,86</text:p>
          </table:table-cell>
          <table:table-cell table:style-name="ce4" table:formula="of:=COS(RADIANS([.$A31])) * TAN(RADIANS([.AU$3]))" office:value-type="float" office:value="0.891006524188368" calcext:value-type="float">
            <text:p>0,89</text:p>
          </table:table-cell>
          <table:table-cell table:style-name="ce4" table:formula="of:=COS(RADIANS([.$A31])) * TAN(RADIANS([.AV$3]))" office:value-type="float" office:value="0.922664265582225" calcext:value-type="float">
            <text:p>0,92</text:p>
          </table:table-cell>
          <table:table-cell table:style-name="ce4" table:formula="of:=COS(RADIANS([.$A31])) * TAN(RADIANS([.AW$3]))" office:value-type="float" office:value="0.955487516967456" calcext:value-type="float">
            <text:p>0,96</text:p>
          </table:table-cell>
          <table:table-cell table:style-name="ce4" table:formula="of:=COS(RADIANS([.$A31])) * TAN(RADIANS([.AX$3]))" office:value-type="float" office:value="0.989562996558061" calcext:value-type="float">
            <text:p>0,99</text:p>
          </table:table-cell>
          <table:table-cell table:style-name="ce4" table:formula="of:=COS(RADIANS([.$A31])) * TAN(RADIANS([.AY$3]))" office:value-type="float" office:value="1.0249857560541" calcext:value-type="float">
            <text:p>1,02</text:p>
          </table:table-cell>
          <table:table-cell table:style-name="ce4" table:formula="of:=COS(RADIANS([.$A31])) * TAN(RADIANS([.AZ$3]))" office:value-type="float" office:value="1.06186022622637" calcext:value-type="float">
            <text:p>1,06</text:p>
          </table:table-cell>
          <table:table-cell table:style-name="ce4" table:formula="of:=COS(RADIANS([.$A31])) * TAN(RADIANS([.BA$3]))" office:value-type="float" office:value="1.10030142317439" calcext:value-type="float">
            <text:p>1,10</text:p>
          </table:table-cell>
          <table:table-cell table:style-name="ce4" table:formula="of:=COS(RADIANS([.$A31])) * TAN(RADIANS([.BB$3]))" office:value-type="float" office:value="1.14043634486434" calcext:value-type="float">
            <text:p>1,14</text:p>
          </table:table-cell>
          <table:table-cell table:style-name="ce4" table:formula="of:=COS(RADIANS([.$A31])) * TAN(RADIANS([.BC$3]))" office:value-type="float" office:value="1.18240559395417" calcext:value-type="float">
            <text:p>1,18</text:p>
          </table:table-cell>
          <table:table-cell table:style-name="ce4" table:formula="of:=COS(RADIANS([.$A31])) * TAN(RADIANS([.BD$3]))" office:value-type="float" office:value="1.22636527091473" calcext:value-type="float">
            <text:p>1,23</text:p>
          </table:table-cell>
          <table:table-cell table:style-name="ce4" table:formula="of:=COS(RADIANS([.$A31])) * TAN(RADIANS([.BE$3]))" office:value-type="float" office:value="1.27248919151384" calcext:value-type="float">
            <text:p>1,27</text:p>
          </table:table-cell>
          <table:table-cell table:style-name="ce4" table:formula="of:=COS(RADIANS([.$A31])) * TAN(RADIANS([.BF$3]))" office:value-type="float" office:value="1.32097149545188" calcext:value-type="float">
            <text:p>1,32</text:p>
          </table:table-cell>
          <table:table-cell table:style-name="ce4" table:formula="of:=COS(RADIANS([.$A31])) * TAN(RADIANS([.BG$3]))" office:value-type="float" office:value="1.37202972912788" calcext:value-type="float">
            <text:p>1,37</text:p>
          </table:table-cell>
          <table:table-cell table:style-name="ce4" table:formula="of:=COS(RADIANS([.$A31])) * TAN(RADIANS([.BH$3]))" office:value-type="float" office:value="1.4259085062595" calcext:value-type="float">
            <text:p>1,43</text:p>
          </table:table-cell>
          <table:table-cell table:style-name="ce4" table:formula="of:=COS(RADIANS([.$A31])) * TAN(RADIANS([.BI$3]))" office:value-type="float" office:value="1.48288387684715" calcext:value-type="float">
            <text:p>1,48</text:p>
          </table:table-cell>
          <table:table-cell table:style-name="ce4" table:formula="of:=COS(RADIANS([.$A31])) * TAN(RADIANS([.BJ$3]))" office:value-type="float" office:value="1.5432685697696" calcext:value-type="float">
            <text:p>1,54</text:p>
          </table:table-cell>
          <table:table-cell table:style-name="ce4" table:formula="of:=COS(RADIANS([.$A31])) * TAN(RADIANS([.BK$3]))" office:value-type="float" office:value="1.60741831989422" calcext:value-type="float">
            <text:p>1,61</text:p>
          </table:table-cell>
          <table:table-cell table:style-name="ce4" table:formula="of:=COS(RADIANS([.$A31])) * TAN(RADIANS([.BL$3]))" office:value-type="float" office:value="1.67573955083731" calcext:value-type="float">
            <text:p>1,68</text:p>
          </table:table-cell>
          <table:table-cell table:style-name="ce4" table:formula="of:=COS(RADIANS([.$A31])) * TAN(RADIANS([.BM$3]))" office:value-type="float" office:value="1.74869876484572" calcext:value-type="float">
            <text:p>1,75</text:p>
          </table:table-cell>
          <table:table-cell table:style-name="ce4" table:formula="of:=COS(RADIANS([.$A31])) * TAN(RADIANS([.BN$3]))" office:value-type="float" office:value="1.82683409941563" calcext:value-type="float">
            <text:p>1,83</text:p>
          </table:table-cell>
          <table:table-cell table:style-name="ce4" table:formula="of:=COS(RADIANS([.$A31])) * TAN(RADIANS([.BO$3]))" office:value-type="float" office:value="1.91076965734112" calcext:value-type="float">
            <text:p>1,91</text:p>
          </table:table-cell>
          <table:table-cell table:style-name="ce4" table:formula="of:=COS(RADIANS([.$A31])) * TAN(RADIANS([.BP$3]))" office:value-type="float" office:value="2.00123341911565" calcext:value-type="float">
            <text:p>2,00</text:p>
          </table:table-cell>
          <table:table-cell table:style-name="ce4" table:formula="of:=COS(RADIANS([.$A31])) * TAN(RADIANS([.BQ$3]))" office:value-type="float" office:value="2.09907982797357" calcext:value-type="float">
            <text:p>2,10</text:p>
          </table:table-cell>
          <table:table-cell table:style-name="ce4" table:formula="of:=COS(RADIANS([.$A31])) * TAN(RADIANS([.BR$3]))" office:value-type="float" office:value="2.20531853432678" calcext:value-type="float">
            <text:p>2,21</text:p>
          </table:table-cell>
          <table:table-cell table:style-name="ce4" table:formula="of:=COS(RADIANS([.$A31])) * TAN(RADIANS([.BS$3]))" office:value-type="float" office:value="2.32115135273395" calcext:value-type="float">
            <text:p>2,32</text:p>
          </table:table-cell>
          <table:table-cell table:style-name="ce4" table:formula="of:=COS(RADIANS([.$A31])) * TAN(RADIANS([.BT$3]))" office:value-type="float" office:value="2.44802030579429" calcext:value-type="float">
            <text:p>2,45</text:p>
          </table:table-cell>
          <table:table-cell table:style-name="ce4" table:formula="of:=COS(RADIANS([.$A31])) * TAN(RADIANS([.BU$3]))" office:value-type="float" office:value="2.58767083962798" calcext:value-type="float">
            <text:p>2,59</text:p>
          </table:table-cell>
          <table:table-cell table:style-name="ce4" table:formula="of:=COS(RADIANS([.$A31])) * TAN(RADIANS([.BV$3]))" office:value-type="float" office:value="2.74223611101028" calcext:value-type="float">
            <text:p>2,74</text:p>
          </table:table-cell>
          <table:table-cell table:style-name="ce4" table:formula="of:=COS(RADIANS([.$A31])) * TAN(RADIANS([.BW$3]))" office:value-type="float" office:value="2.91435102272798" calcext:value-type="float">
            <text:p>2,91</text:p>
          </table:table-cell>
          <table:table-cell table:style-name="ce4" table:formula="of:=COS(RADIANS([.$A31])) * TAN(RADIANS([.BX$3]))" office:value-type="float" office:value="3.107309022011" calcext:value-type="float">
            <text:p>3,11</text:p>
          </table:table-cell>
          <table:table-cell table:style-name="ce4" table:formula="of:=COS(RADIANS([.$A31])) * TAN(RADIANS([.BY$3]))" office:value-type="float" office:value="3.32528161814634" calcext:value-type="float">
            <text:p>3,33</text:p>
          </table:table-cell>
          <table:table-cell table:style-name="ce4" table:formula="of:=COS(RADIANS([.$A31])) * TAN(RADIANS([.BZ$3]))" office:value-type="float" office:value="3.57363197887075" calcext:value-type="float">
            <text:p>3,57</text:p>
          </table:table-cell>
          <table:table-cell table:style-name="ce4" table:formula="of:=COS(RADIANS([.$A31])) * TAN(RADIANS([.CA$3]))" office:value-type="float" office:value="3.85937326335169" calcext:value-type="float">
            <text:p>3,86</text:p>
          </table:table-cell>
          <table:table-cell table:style-name="ce4" table:formula="of:=COS(RADIANS([.$A31])) * TAN(RADIANS([.CB$3]))" office:value-type="float" office:value="4.19185612143834" calcext:value-type="float">
            <text:p>4,19</text:p>
          </table:table-cell>
          <table:table-cell table:style-name="ce4" table:formula="of:=COS(RADIANS([.$A31])) * TAN(RADIANS([.CC$3]))" office:value-type="float" office:value="4.58383119226901" calcext:value-type="float">
            <text:p>4,58</text:p>
          </table:table-cell>
          <table:table-cell table:style-name="ce4" table:formula="of:=COS(RADIANS([.$A31])) * TAN(RADIANS([.CD$3]))" office:value-type="float" office:value="5.05314910179026" calcext:value-type="float">
            <text:p>5,05</text:p>
          </table:table-cell>
          <table:table-cell table:style-name="ce4" table:formula="of:=COS(RADIANS([.$A31])) * TAN(RADIANS([.CE$3]))" office:value-type="float" office:value="5.62559379167965" calcext:value-type="float">
            <text:p>5,63</text:p>
          </table:table-cell>
          <table:table-cell table:style-name="ce4" table:formula="of:=COS(RADIANS([.$A31])) * TAN(RADIANS([.CF$3]))" office:value-type="float" office:value="6.33984084465671" calcext:value-type="float">
            <text:p>6,34</text:p>
          </table:table-cell>
          <table:table-cell table:style-name="ce4" table:formula="of:=COS(RADIANS([.$A31])) * TAN(RADIANS([.CG$3]))" office:value-type="float" office:value="7.25666580257559" calcext:value-type="float">
            <text:p>7,26</text:p>
          </table:table-cell>
          <table:table-cell table:style-name="ce4" table:formula="of:=COS(RADIANS([.$A31])) * TAN(RADIANS([.CH$3]))" office:value-type="float" office:value="8.47736080221823" calcext:value-type="float">
            <text:p>8,48</text:p>
          </table:table-cell>
          <table:table-cell table:style-name="ce4" table:formula="of:=COS(RADIANS([.$A31])) * TAN(RADIANS([.CI$3]))" office:value-type="float" office:value="10.1842511735746" calcext:value-type="float">
            <text:p>10,18</text:p>
          </table:table-cell>
          <table:table-cell table:style-name="ce4" table:formula="of:=COS(RADIANS([.$A31])) * TAN(RADIANS([.CJ$3]))" office:value-type="float" office:value="12.7419869349708" calcext:value-type="float">
            <text:p>12,74</text:p>
          </table:table-cell>
          <table:table-cell table:style-name="ce4" table:formula="of:=COS(RADIANS([.$A31])) * TAN(RADIANS([.CK$3]))" office:value-type="float" office:value="17.0014172776958" calcext:value-type="float">
            <text:p>17,00</text:p>
          </table:table-cell>
          <table:table-cell table:style-name="ce4" table:formula="of:=COS(RADIANS([.$A31])) * TAN(RADIANS([.CL$3]))" office:value-type="float" office:value="25.5150885033883" calcext:value-type="float">
            <text:p>25,52</text:p>
          </table:table-cell>
          <table:table-cell table:style-name="ce4" table:formula="of:=COS(RADIANS([.$A31])) * TAN(RADIANS([.CM$3]))" office:value-type="float" office:value="51.0457295835077" calcext:value-type="float">
            <text:p>51,05</text:p>
          </table:table-cell>
          <table:table-cell table:number-columns-repeated="93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4" table:formula="of:=COS(RADIANS([.$A32])) * TAN(RADIANS([.B$3]))" office:value-type="float" office:value="0" calcext:value-type="float">
            <text:p>0,00</text:p>
          </table:table-cell>
          <table:table-cell table:style-name="ce4" table:formula="of:=COS(RADIANS([.$A32])) * TAN(RADIANS([.C$3]))" office:value-type="float" office:value="0.015411907561566" calcext:value-type="float">
            <text:p>0,02</text:p>
          </table:table-cell>
          <table:table-cell table:style-name="ce4" table:formula="of:=COS(RADIANS([.$A32])) * TAN(RADIANS([.D$3]))" office:value-type="float" office:value="0.0308332093635201" calcext:value-type="float">
            <text:p>0,03</text:p>
          </table:table-cell>
          <table:table-cell table:style-name="ce4" table:formula="of:=COS(RADIANS([.$A32])) * TAN(RADIANS([.E$3]))" office:value-type="float" office:value="0.0462733225650432" calcext:value-type="float">
            <text:p>0,05</text:p>
          </table:table-cell>
          <table:table-cell table:style-name="ce4" table:formula="of:=COS(RADIANS([.$A32])) * TAN(RADIANS([.F$3]))" office:value-type="float" office:value="0.0617417102818214" calcext:value-type="float">
            <text:p>0,06</text:p>
          </table:table-cell>
          <table:table-cell table:style-name="ce4" table:formula="of:=COS(RADIANS([.$A32])) * TAN(RADIANS([.G$3]))" office:value-type="float" office:value="0.0772479048626592" calcext:value-type="float">
            <text:p>0,08</text:p>
          </table:table-cell>
          <table:table-cell table:style-name="ce4" table:formula="of:=COS(RADIANS([.$A32])) * TAN(RADIANS([.H$3]))" office:value-type="float" office:value="0.0928015315271074" calcext:value-type="float">
            <text:p>0,09</text:p>
          </table:table-cell>
          <table:table-cell table:style-name="ce4" table:formula="of:=COS(RADIANS([.$A32])) * TAN(RADIANS([.I$3]))" office:value-type="float" office:value="0.10841233248946" calcext:value-type="float">
            <text:p>0,11</text:p>
          </table:table-cell>
          <table:table-cell table:style-name="ce4" table:formula="of:=COS(RADIANS([.$A32])) * TAN(RADIANS([.J$3]))" office:value-type="float" office:value="0.124090191698861" calcext:value-type="float">
            <text:p>0,12</text:p>
          </table:table-cell>
          <table:table-cell table:style-name="ce4" table:formula="of:=COS(RADIANS([.$A32])) * TAN(RADIANS([.K$3]))" office:value-type="float" office:value="0.139845160330858" calcext:value-type="float">
            <text:p>0,14</text:p>
          </table:table-cell>
          <table:table-cell table:style-name="ce4" table:formula="of:=COS(RADIANS([.$A32])) * TAN(RADIANS([.L$3]))" office:value-type="float" office:value="0.155687483172622" calcext:value-type="float">
            <text:p>0,16</text:p>
          </table:table-cell>
          <table:table-cell table:style-name="ce4" table:formula="of:=COS(RADIANS([.$A32])) * TAN(RADIANS([.M$3]))" office:value-type="float" office:value="0.171627626052323" calcext:value-type="float">
            <text:p>0,17</text:p>
          </table:table-cell>
          <table:table-cell table:style-name="ce4" table:formula="of:=COS(RADIANS([.$A32])) * TAN(RADIANS([.N$3]))" office:value-type="float" office:value="0.187676304472916" calcext:value-type="float">
            <text:p>0,19</text:p>
          </table:table-cell>
          <table:table-cell table:style-name="ce4" table:formula="of:=COS(RADIANS([.$A32])) * TAN(RADIANS([.O$3]))" office:value-type="float" office:value="0.203844513622011" calcext:value-type="float">
            <text:p>0,20</text:p>
          </table:table-cell>
          <table:table-cell table:style-name="ce4" table:formula="of:=COS(RADIANS([.$A32])) * TAN(RADIANS([.P$3]))" office:value-type="float" office:value="0.22014355994271" calcext:value-type="float">
            <text:p>0,22</text:p>
          </table:table-cell>
          <table:table-cell table:style-name="ce4" table:formula="of:=COS(RADIANS([.$A32])) * TAN(RADIANS([.Q$3]))" office:value-type="float" office:value="0.236585094465553" calcext:value-type="float">
            <text:p>0,24</text:p>
          </table:table-cell>
          <table:table-cell table:style-name="ce4" table:formula="of:=COS(RADIANS([.$A32])) * TAN(RADIANS([.R$3]))" office:value-type="float" office:value="0.253181148119144" calcext:value-type="float">
            <text:p>0,25</text:p>
          </table:table-cell>
          <table:table-cell table:style-name="ce4" table:formula="of:=COS(RADIANS([.$A32])) * TAN(RADIANS([.S$3]))" office:value-type="float" office:value="0.269944169257043" calcext:value-type="float">
            <text:p>0,27</text:p>
          </table:table-cell>
          <table:table-cell table:style-name="ce4" table:formula="of:=COS(RADIANS([.$A32])) * TAN(RADIANS([.T$3]))" office:value-type="float" office:value="0.286887063661298" calcext:value-type="float">
            <text:p>0,29</text:p>
          </table:table-cell>
          <table:table-cell table:style-name="ce4" table:formula="of:=COS(RADIANS([.$A32])) * TAN(RADIANS([.U$3]))" office:value-type="float" office:value="0.304023237308969" calcext:value-type="float">
            <text:p>0,30</text:p>
          </table:table-cell>
          <table:table-cell table:style-name="ce4" table:formula="of:=COS(RADIANS([.$A32])) * TAN(RADIANS([.V$3]))" office:value-type="float" office:value="0.321366642217643" calcext:value-type="float">
            <text:p>0,32</text:p>
          </table:table-cell>
          <table:table-cell table:style-name="ce4" table:formula="of:=COS(RADIANS([.$A32])) * TAN(RADIANS([.W$3]))" office:value-type="float" office:value="0.338931825719635" calcext:value-type="float">
            <text:p>0,34</text:p>
          </table:table-cell>
          <table:table-cell table:style-name="ce4" table:formula="of:=COS(RADIANS([.$A32])) * TAN(RADIANS([.X$3]))" office:value-type="float" office:value="0.356733983553029" calcext:value-type="float">
            <text:p>0,36</text:p>
          </table:table-cell>
          <table:table-cell table:style-name="ce4" table:formula="of:=COS(RADIANS([.$A32])) * TAN(RADIANS([.Y$3]))" office:value-type="float" office:value="0.374789017201506" calcext:value-type="float">
            <text:p>0,37</text:p>
          </table:table-cell>
          <table:table-cell table:style-name="ce4" table:formula="of:=COS(RADIANS([.$A32])) * TAN(RADIANS([.Z$3]))" office:value-type="float" office:value="0.393113595964917" calcext:value-type="float">
            <text:p>0,39</text:p>
          </table:table-cell>
          <table:table-cell table:style-name="ce4" table:formula="of:=COS(RADIANS([.$A32])) * TAN(RADIANS([.AA$3]))" office:value-type="float" office:value="0.411725224299639" calcext:value-type="float">
            <text:p>0,41</text:p>
          </table:table-cell>
          <table:table-cell table:style-name="ce4" table:formula="of:=COS(RADIANS([.$A32])) * TAN(RADIANS([.AB$3]))" office:value-type="float" office:value="0.430642315033081" calcext:value-type="float">
            <text:p>0,43</text:p>
          </table:table-cell>
          <table:table-cell table:style-name="ce4" table:formula="of:=COS(RADIANS([.$A32])) * TAN(RADIANS([.AC$3]))" office:value-type="float" office:value="0.449884269131469" calcext:value-type="float">
            <text:p>0,45</text:p>
          </table:table-cell>
          <table:table-cell table:style-name="ce4" table:formula="of:=COS(RADIANS([.$A32])) * TAN(RADIANS([.AD$3]))" office:value-type="float" office:value="0.469471562785891" calcext:value-type="float">
            <text:p>0,47</text:p>
          </table:table-cell>
          <table:table-cell table:style-name="ce4" table:formula="of:=COS(RADIANS([.$A32])) * TAN(RADIANS([.AE$3]))" office:value-type="float" office:value="0.489425842680137" calcext:value-type="float">
            <text:p>0,49</text:p>
          </table:table-cell>
          <table:table-cell table:style-name="ce4" table:formula="of:=COS(RADIANS([.$A32])) * TAN(RADIANS([.AF$3]))" office:value-type="float" office:value="0.509770030417433" calcext:value-type="float">
            <text:p>0,51</text:p>
          </table:table-cell>
          <table:table-cell table:style-name="ce4" table:formula="of:=COS(RADIANS([.$A32])) * TAN(RADIANS([.AG$3]))" office:value-type="float" office:value="0.530528437214109" calcext:value-type="float">
            <text:p>0,53</text:p>
          </table:table-cell>
          <table:table-cell table:style-name="ce4" table:formula="of:=COS(RADIANS([.$A32])) * TAN(RADIANS([.AH$3]))" office:value-type="float" office:value="0.551726890119658" calcext:value-type="float">
            <text:p>0,55</text:p>
          </table:table-cell>
          <table:table-cell table:style-name="ce4" table:formula="of:=COS(RADIANS([.$A32])) * TAN(RADIANS([.AI$3]))" office:value-type="float" office:value="0.573392871198051" calcext:value-type="float">
            <text:p>0,57</text:p>
          </table:table-cell>
          <table:table-cell table:style-name="ce4" table:formula="of:=COS(RADIANS([.$A32])) * TAN(RADIANS([.AJ$3]))" office:value-type="float" office:value="0.595555671308866" calcext:value-type="float">
            <text:p>0,60</text:p>
          </table:table-cell>
          <table:table-cell table:style-name="ce4" table:formula="of:=COS(RADIANS([.$A32])) * TAN(RADIANS([.AK$3]))" office:value-type="float" office:value="0.618246560363938" calcext:value-type="float">
            <text:p>0,62</text:p>
          </table:table-cell>
          <table:table-cell table:style-name="ce4" table:formula="of:=COS(RADIANS([.$A32])) * TAN(RADIANS([.AL$3]))" office:value-type="float" office:value="0.641498976211973" calcext:value-type="float">
            <text:p>0,64</text:p>
          </table:table-cell>
          <table:table-cell table:style-name="ce4" table:formula="of:=COS(RADIANS([.$A32])) * TAN(RADIANS([.AM$3]))" office:value-type="float" office:value="0.665348734627357" calcext:value-type="float">
            <text:p>0,67</text:p>
          </table:table-cell>
          <table:table-cell table:style-name="ce4" table:formula="of:=COS(RADIANS([.$A32])) * TAN(RADIANS([.AN$3]))" office:value-type="float" office:value="0.689834263259385" calcext:value-type="float">
            <text:p>0,69</text:p>
          </table:table-cell>
          <table:table-cell table:style-name="ce4" table:formula="of:=COS(RADIANS([.$A32])) * TAN(RADIANS([.AO$3]))" office:value-type="float" office:value="0.714996862845125" calcext:value-type="float">
            <text:p>0,71</text:p>
          </table:table-cell>
          <table:table-cell table:style-name="ce4" table:formula="of:=COS(RADIANS([.$A32])) * TAN(RADIANS([.AP$3]))" office:value-type="float" office:value="0.740880999516793" calcext:value-type="float">
            <text:p>0,74</text:p>
          </table:table-cell>
          <table:table-cell table:style-name="ce4" table:formula="of:=COS(RADIANS([.$A32])) * TAN(RADIANS([.AQ$3]))" office:value-type="float" office:value="0.767534632659027" calcext:value-type="float">
            <text:p>0,77</text:p>
          </table:table-cell>
          <table:table-cell table:style-name="ce4" table:formula="of:=COS(RADIANS([.$A32])) * TAN(RADIANS([.AR$3]))" office:value-type="float" office:value="0.79500958351322" calcext:value-type="float">
            <text:p>0,80</text:p>
          </table:table-cell>
          <table:table-cell table:style-name="ce4" table:formula="of:=COS(RADIANS([.$A32])) * TAN(RADIANS([.AS$3]))" office:value-type="float" office:value="0.823361950609883" calcext:value-type="float">
            <text:p>0,82</text:p>
          </table:table-cell>
          <table:table-cell table:style-name="ce4" table:formula="of:=COS(RADIANS([.$A32])) * TAN(RADIANS([.AT$3]))" office:value-type="float" office:value="0.852652579166792" calcext:value-type="float">
            <text:p>0,85</text:p>
          </table:table-cell>
          <table:table-cell table:style-name="ce4" table:formula="of:=COS(RADIANS([.$A32])) * TAN(RADIANS([.AU$3]))" office:value-type="float" office:value="0.882947592858927" calcext:value-type="float">
            <text:p>0,88</text:p>
          </table:table-cell>
          <table:table-cell table:style-name="ce4" table:formula="of:=COS(RADIANS([.$A32])) * TAN(RADIANS([.AV$3]))" office:value-type="float" office:value="0.914318997893832" calcext:value-type="float">
            <text:p>0,91</text:p>
          </table:table-cell>
          <table:table-cell table:style-name="ce4" table:formula="of:=COS(RADIANS([.$A32])) * TAN(RADIANS([.AW$3]))" office:value-type="float" office:value="0.946845371173526" calcext:value-type="float">
            <text:p>0,95</text:p>
          </table:table-cell>
          <table:table-cell table:style-name="ce4" table:formula="of:=COS(RADIANS([.$A32])) * TAN(RADIANS([.AX$3]))" office:value-type="float" office:value="0.980612646567435" calcext:value-type="float">
            <text:p>0,98</text:p>
          </table:table-cell>
          <table:table-cell table:style-name="ce4" table:formula="of:=COS(RADIANS([.$A32])) * TAN(RADIANS([.AY$3]))" office:value-type="float" office:value="1.01571501605675" calcext:value-type="float">
            <text:p>1,02</text:p>
          </table:table-cell>
          <table:table-cell table:style-name="ce4" table:formula="of:=COS(RADIANS([.$A32])) * TAN(RADIANS([.AZ$3]))" office:value-type="float" office:value="1.05225596586204" calcext:value-type="float">
            <text:p>1,05</text:p>
          </table:table-cell>
          <table:table-cell table:style-name="ce4" table:formula="of:=COS(RADIANS([.$A32])) * TAN(RADIANS([.BA$3]))" office:value-type="float" office:value="1.09034947179096" calcext:value-type="float">
            <text:p>1,09</text:p>
          </table:table-cell>
          <table:table-cell table:style-name="ce4" table:formula="of:=COS(RADIANS([.$A32])) * TAN(RADIANS([.BB$3]))" office:value-type="float" office:value="1.1301213831448" calcext:value-type="float">
            <text:p>1,13</text:p>
          </table:table-cell>
          <table:table-cell table:style-name="ce4" table:formula="of:=COS(RADIANS([.$A32])) * TAN(RADIANS([.BC$3]))" office:value-type="float" office:value="1.17171103086565" calcext:value-type="float">
            <text:p>1,17</text:p>
          </table:table-cell>
          <table:table-cell table:style-name="ce4" table:formula="of:=COS(RADIANS([.$A32])) * TAN(RADIANS([.BD$3]))" office:value-type="float" office:value="1.21527310353457" calcext:value-type="float">
            <text:p>1,22</text:p>
          </table:table-cell>
          <table:table-cell table:style-name="ce4" table:formula="of:=COS(RADIANS([.$A32])) * TAN(RADIANS([.BE$3]))" office:value-type="float" office:value="1.26097984479922" calcext:value-type="float">
            <text:p>1,26</text:p>
          </table:table-cell>
          <table:table-cell table:style-name="ce4" table:formula="of:=COS(RADIANS([.$A32])) * TAN(RADIANS([.BF$3]))" office:value-type="float" office:value="1.30902363841492" calcext:value-type="float">
            <text:p>1,31</text:p>
          </table:table-cell>
          <table:table-cell table:style-name="ce4" table:formula="of:=COS(RADIANS([.$A32])) * TAN(RADIANS([.BG$3]))" office:value-type="float" office:value="1.35962006312788" calcext:value-type="float">
            <text:p>1,36</text:p>
          </table:table-cell>
          <table:table-cell table:style-name="ce4" table:formula="of:=COS(RADIANS([.$A32])) * TAN(RADIANS([.BH$3]))" office:value-type="float" office:value="1.41301152018582" calcext:value-type="float">
            <text:p>1,41</text:p>
          </table:table-cell>
          <table:table-cell table:style-name="ce4" table:formula="of:=COS(RADIANS([.$A32])) * TAN(RADIANS([.BI$3]))" office:value-type="float" office:value="1.46947156278589" calcext:value-type="float">
            <text:p>1,47</text:p>
          </table:table-cell>
          <table:table-cell table:style-name="ce4" table:formula="of:=COS(RADIANS([.$A32])) * TAN(RADIANS([.BJ$3]))" office:value-type="float" office:value="1.5293100912523" calcext:value-type="float">
            <text:p>1,53</text:p>
          </table:table-cell>
          <table:table-cell table:style-name="ce4" table:formula="of:=COS(RADIANS([.$A32])) * TAN(RADIANS([.BK$3]))" office:value-type="float" office:value="1.59287962291945" calcext:value-type="float">
            <text:p>1,59</text:p>
          </table:table-cell>
          <table:table-cell table:style-name="ce4" table:formula="of:=COS(RADIANS([.$A32])) * TAN(RADIANS([.BL$3]))" office:value-type="float" office:value="1.66058290540362" calcext:value-type="float">
            <text:p>1,66</text:p>
          </table:table-cell>
          <table:table-cell table:style-name="ce4" table:formula="of:=COS(RADIANS([.$A32])) * TAN(RADIANS([.BM$3]))" office:value-type="float" office:value="1.73288222155541" calcext:value-type="float">
            <text:p>1,73</text:p>
          </table:table-cell>
          <table:table-cell table:style-name="ce4" table:formula="of:=COS(RADIANS([.$A32])) * TAN(RADIANS([.BN$3]))" office:value-type="float" office:value="1.81031084155185" calcext:value-type="float">
            <text:p>1,81</text:p>
          </table:table-cell>
          <table:table-cell table:style-name="ce4" table:formula="of:=COS(RADIANS([.$A32])) * TAN(RADIANS([.BO$3]))" office:value-type="float" office:value="1.89348722333322" calcext:value-type="float">
            <text:p>1,89</text:p>
          </table:table-cell>
          <table:table-cell table:style-name="ce4" table:formula="of:=COS(RADIANS([.$A32])) * TAN(RADIANS([.BP$3]))" office:value-type="float" office:value="1.98313276299136" calcext:value-type="float">
            <text:p>1,98</text:p>
          </table:table-cell>
          <table:table-cell table:style-name="ce4" table:formula="of:=COS(RADIANS([.$A32])) * TAN(RADIANS([.BQ$3]))" office:value-type="float" office:value="2.08009417553509" calcext:value-type="float">
            <text:p>2,08</text:p>
          </table:table-cell>
          <table:table-cell table:style-name="ce4" table:formula="of:=COS(RADIANS([.$A32])) * TAN(RADIANS([.BR$3]))" office:value-type="float" office:value="2.18537197934069" calcext:value-type="float">
            <text:p>2,19</text:p>
          </table:table-cell>
          <table:table-cell table:style-name="ce4" table:formula="of:=COS(RADIANS([.$A32])) * TAN(RADIANS([.BS$3]))" office:value-type="float" office:value="2.30015711885451" calcext:value-type="float">
            <text:p>2,30</text:p>
          </table:table-cell>
          <table:table-cell table:style-name="ce4" table:formula="of:=COS(RADIANS([.$A32])) * TAN(RADIANS([.BT$3]))" office:value-type="float" office:value="2.42587857394171" calcext:value-type="float">
            <text:p>2,43</text:p>
          </table:table-cell>
          <table:table-cell table:style-name="ce4" table:formula="of:=COS(RADIANS([.$A32])) * TAN(RADIANS([.BU$3]))" office:value-type="float" office:value="2.56426600359858" calcext:value-type="float">
            <text:p>2,56</text:p>
          </table:table-cell>
          <table:table-cell table:style-name="ce4" table:formula="of:=COS(RADIANS([.$A32])) * TAN(RADIANS([.BV$3]))" office:value-type="float" office:value="2.71743327073044" calcext:value-type="float">
            <text:p>2,72</text:p>
          </table:table-cell>
          <table:table-cell table:style-name="ce4" table:formula="of:=COS(RADIANS([.$A32])) * TAN(RADIANS([.BW$3]))" office:value-type="float" office:value="2.88799144608689" calcext:value-type="float">
            <text:p>2,89</text:p>
          </table:table-cell>
          <table:table-cell table:style-name="ce4" table:formula="of:=COS(RADIANS([.$A32])) * TAN(RADIANS([.BX$3]))" office:value-type="float" office:value="3.07920418849078" calcext:value-type="float">
            <text:p>3,08</text:p>
          </table:table-cell>
          <table:table-cell table:style-name="ce4" table:formula="of:=COS(RADIANS([.$A32])) * TAN(RADIANS([.BY$3]))" office:value-type="float" office:value="3.29520527697015" calcext:value-type="float">
            <text:p>3,30</text:p>
          </table:table-cell>
          <table:table-cell table:style-name="ce4" table:formula="of:=COS(RADIANS([.$A32])) * TAN(RADIANS([.BZ$3]))" office:value-type="float" office:value="3.54130937074995" calcext:value-type="float">
            <text:p>3,54</text:p>
          </table:table-cell>
          <table:table-cell table:style-name="ce4" table:formula="of:=COS(RADIANS([.$A32])) * TAN(RADIANS([.CA$3]))" office:value-type="float" office:value="3.82446619672571" calcext:value-type="float">
            <text:p>3,82</text:p>
          </table:table-cell>
          <table:table-cell table:style-name="ce4" table:formula="of:=COS(RADIANS([.$A32])) * TAN(RADIANS([.CB$3]))" office:value-type="float" office:value="4.15394183045563" calcext:value-type="float">
            <text:p>4,15</text:p>
          </table:table-cell>
          <table:table-cell table:style-name="ce4" table:formula="of:=COS(RADIANS([.$A32])) * TAN(RADIANS([.CC$3]))" office:value-type="float" office:value="4.54237158473371" calcext:value-type="float">
            <text:p>4,54</text:p>
          </table:table-cell>
          <table:table-cell table:style-name="ce4" table:formula="of:=COS(RADIANS([.$A32])) * TAN(RADIANS([.CD$3]))" office:value-type="float" office:value="5.00744463105605" calcext:value-type="float">
            <text:p>5,01</text:p>
          </table:table-cell>
          <table:table-cell table:style-name="ce4" table:formula="of:=COS(RADIANS([.$A32])) * TAN(RADIANS([.CE$3]))" office:value-type="float" office:value="5.57471170179173" calcext:value-type="float">
            <text:p>5,57</text:p>
          </table:table-cell>
          <table:table-cell table:style-name="ce4" table:formula="of:=COS(RADIANS([.$A32])) * TAN(RADIANS([.CF$3]))" office:value-type="float" office:value="6.28249856868043" calcext:value-type="float">
            <text:p>6,28</text:p>
          </table:table-cell>
          <table:table-cell table:style-name="ce4" table:formula="of:=COS(RADIANS([.$A32])) * TAN(RADIANS([.CG$3]))" office:value-type="float" office:value="7.19103107398937" calcext:value-type="float">
            <text:p>7,19</text:p>
          </table:table-cell>
          <table:table-cell table:style-name="ce4" table:formula="of:=COS(RADIANS([.$A32])) * TAN(RADIANS([.CH$3]))" office:value-type="float" office:value="8.40068519243837" calcext:value-type="float">
            <text:p>8,40</text:p>
          </table:table-cell>
          <table:table-cell table:style-name="ce4" table:formula="of:=COS(RADIANS([.$A32])) * TAN(RADIANS([.CI$3]))" office:value-type="float" office:value="10.0921371669747" calcext:value-type="float">
            <text:p>10,09</text:p>
          </table:table-cell>
          <table:table-cell table:style-name="ce4" table:formula="of:=COS(RADIANS([.$A32])) * TAN(RADIANS([.CJ$3]))" office:value-type="float" office:value="12.6267388476427" calcext:value-type="float">
            <text:p>12,63</text:p>
          </table:table-cell>
          <table:table-cell table:style-name="ce4" table:formula="of:=COS(RADIANS([.$A32])) * TAN(RADIANS([.CK$3]))" office:value-type="float" office:value="16.8476437074417" calcext:value-type="float">
            <text:p>16,85</text:p>
          </table:table-cell>
          <table:table-cell table:style-name="ce4" table:formula="of:=COS(RADIANS([.$A32])) * TAN(RADIANS([.CL$3]))" office:value-type="float" office:value="25.2843109046488" calcext:value-type="float">
            <text:p>25,28</text:p>
          </table:table-cell>
          <table:table-cell table:style-name="ce4" table:formula="of:=COS(RADIANS([.$A32])) * TAN(RADIANS([.CM$3]))" office:value-type="float" office:value="50.5840337168591" calcext:value-type="float">
            <text:p>50,58</text:p>
          </table:table-cell>
          <table:table-cell table:number-columns-repeated="93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table:style-name="ce4" table:formula="of:=COS(RADIANS([.$A33])) * TAN(RADIANS([.B$3]))" office:value-type="float" office:value="0" calcext:value-type="float">
            <text:p>0,00</text:p>
          </table:table-cell>
          <table:table-cell table:style-name="ce4" table:formula="of:=COS(RADIANS([.$A33])) * TAN(RADIANS([.C$3]))" office:value-type="float" office:value="0.0152665437756168" calcext:value-type="float">
            <text:p>0,02</text:p>
          </table:table-cell>
          <table:table-cell table:style-name="ce4" table:formula="of:=COS(RADIANS([.$A33])) * TAN(RADIANS([.D$3]))" office:value-type="float" office:value="0.0305423931859547" calcext:value-type="float">
            <text:p>0,03</text:p>
          </table:table-cell>
          <table:table-cell table:style-name="ce4" table:formula="of:=COS(RADIANS([.$A33])) * TAN(RADIANS([.E$3]))" office:value-type="float" office:value="0.0458368765683596" calcext:value-type="float">
            <text:p>0,05</text:p>
          </table:table-cell>
          <table:table-cell table:style-name="ce4" table:formula="of:=COS(RADIANS([.$A33])) * TAN(RADIANS([.F$3]))" office:value-type="float" office:value="0.0611593677832247" calcext:value-type="float">
            <text:p>0,06</text:p>
          </table:table-cell>
          <table:table-cell table:style-name="ce4" table:formula="of:=COS(RADIANS([.$A33])) * TAN(RADIANS([.G$3]))" office:value-type="float" office:value="0.0765193092710608" calcext:value-type="float">
            <text:p>0,08</text:p>
          </table:table-cell>
          <table:table-cell table:style-name="ce4" table:formula="of:=COS(RADIANS([.$A33])) * TAN(RADIANS([.H$3]))" office:value-type="float" office:value="0.0919262354671761" calcext:value-type="float">
            <text:p>0,09</text:p>
          </table:table-cell>
          <table:table-cell table:style-name="ce4" table:formula="of:=COS(RADIANS([.$A33])) * TAN(RADIANS([.I$3]))" office:value-type="float" office:value="0.107389796698138" calcext:value-type="float">
            <text:p>0,11</text:p>
          </table:table-cell>
          <table:table-cell table:style-name="ce4" table:formula="of:=COS(RADIANS([.$A33])) * TAN(RADIANS([.J$3]))" office:value-type="float" office:value="0.122919783688532" calcext:value-type="float">
            <text:p>0,12</text:p>
          </table:table-cell>
          <table:table-cell table:style-name="ce4" table:formula="of:=COS(RADIANS([.$A33])) * TAN(RADIANS([.K$3]))" office:value-type="float" office:value="0.138526152812083" calcext:value-type="float">
            <text:p>0,14</text:p>
          </table:table-cell>
          <table:table-cell table:style-name="ce4" table:formula="of:=COS(RADIANS([.$A33])) * TAN(RADIANS([.L$3]))" office:value-type="float" office:value="0.154219052228012" calcext:value-type="float">
            <text:p>0,15</text:p>
          </table:table-cell>
          <table:table-cell table:style-name="ce4" table:formula="of:=COS(RADIANS([.$A33])) * TAN(RADIANS([.M$3]))" office:value-type="float" office:value="0.170008849051697" calcext:value-type="float">
            <text:p>0,17</text:p>
          </table:table-cell>
          <table:table-cell table:style-name="ce4" table:formula="of:=COS(RADIANS([.$A33])) * TAN(RADIANS([.N$3]))" office:value-type="float" office:value="0.185906157718392" calcext:value-type="float">
            <text:p>0,19</text:p>
          </table:table-cell>
          <table:table-cell table:style-name="ce4" table:formula="of:=COS(RADIANS([.$A33])) * TAN(RADIANS([.O$3]))" office:value-type="float" office:value="0.201921869710042" calcext:value-type="float">
            <text:p>0,20</text:p>
          </table:table-cell>
          <table:table-cell table:style-name="ce4" table:formula="of:=COS(RADIANS([.$A33])) * TAN(RADIANS([.P$3]))" office:value-type="float" office:value="0.218067184828353" calcext:value-type="float">
            <text:p>0,22</text:p>
          </table:table-cell>
          <table:table-cell table:style-name="ce4" table:formula="of:=COS(RADIANS([.$A33])) * TAN(RADIANS([.Q$3]))" office:value-type="float" office:value="0.234353644212346" calcext:value-type="float">
            <text:p>0,23</text:p>
          </table:table-cell>
          <table:table-cell table:style-name="ce4" table:formula="of:=COS(RADIANS([.$A33])) * TAN(RADIANS([.R$3]))" office:value-type="float" office:value="0.250793165315942" calcext:value-type="float">
            <text:p>0,25</text:p>
          </table:table-cell>
          <table:table-cell table:style-name="ce4" table:formula="of:=COS(RADIANS([.$A33])) * TAN(RADIANS([.S$3]))" office:value-type="float" office:value="0.267398079080901" calcext:value-type="float">
            <text:p>0,27</text:p>
          </table:table-cell>
          <table:table-cell table:style-name="ce4" table:formula="of:=COS(RADIANS([.$A33])) * TAN(RADIANS([.T$3]))" office:value-type="float" office:value="0.284181169563046" calcext:value-type="float">
            <text:p>0,28</text:p>
          </table:table-cell>
          <table:table-cell table:style-name="ce4" table:formula="of:=COS(RADIANS([.$A33])) * TAN(RADIANS([.U$3]))" office:value-type="float" office:value="0.301155716295414" calcext:value-type="float">
            <text:p>0,30</text:p>
          </table:table-cell>
          <table:table-cell table:style-name="ce4" table:formula="of:=COS(RADIANS([.$A33])) * TAN(RADIANS([.V$3]))" office:value-type="float" office:value="0.318335539701363" calcext:value-type="float">
            <text:p>0,32</text:p>
          </table:table-cell>
          <table:table-cell table:style-name="ce4" table:formula="of:=COS(RADIANS([.$A33])) * TAN(RADIANS([.W$3]))" office:value-type="float" office:value="0.335735049904022" calcext:value-type="float">
            <text:p>0,34</text:p>
          </table:table-cell>
          <table:table-cell table:style-name="ce4" table:formula="of:=COS(RADIANS([.$A33])) * TAN(RADIANS([.X$3]))" office:value-type="float" office:value="0.35336929931658" calcext:value-type="float">
            <text:p>0,35</text:p>
          </table:table-cell>
          <table:table-cell table:style-name="ce4" table:formula="of:=COS(RADIANS([.$A33])) * TAN(RADIANS([.Y$3]))" office:value-type="float" office:value="0.371254039441293" calcext:value-type="float">
            <text:p>0,37</text:p>
          </table:table-cell>
          <table:table-cell table:style-name="ce4" table:formula="of:=COS(RADIANS([.$A33])) * TAN(RADIANS([.Z$3]))" office:value-type="float" office:value="0.38940578235461" calcext:value-type="float">
            <text:p>0,39</text:p>
          </table:table-cell>
          <table:table-cell table:style-name="ce4" table:formula="of:=COS(RADIANS([.$A33])) * TAN(RADIANS([.AA$3]))" office:value-type="float" office:value="0.407841867412382" calcext:value-type="float">
            <text:p>0,41</text:p>
          </table:table-cell>
          <table:table-cell table:style-name="ce4" table:formula="of:=COS(RADIANS([.$A33])) * TAN(RADIANS([.AB$3]))" office:value-type="float" office:value="0.426580533773813" calcext:value-type="float">
            <text:p>0,43</text:p>
          </table:table-cell>
          <table:table-cell table:style-name="ce4" table:formula="of:=COS(RADIANS([.$A33])) * TAN(RADIANS([.AC$3]))" office:value-type="float" office:value="0.445640999416886" calcext:value-type="float">
            <text:p>0,45</text:p>
          </table:table-cell>
          <table:table-cell table:style-name="ce4" table:formula="of:=COS(RADIANS([.$A33])) * TAN(RADIANS([.AD$3]))" office:value-type="float" office:value="0.465043547403017" calcext:value-type="float">
            <text:p>0,47</text:p>
          </table:table-cell>
          <table:table-cell table:style-name="ce4" table:formula="of:=COS(RADIANS([.$A33])) * TAN(RADIANS([.AE$3]))" office:value-type="float" office:value="0.484809620246337" calcext:value-type="float">
            <text:p>0,48</text:p>
          </table:table-cell>
          <table:table-cell table:style-name="ce4" table:formula="of:=COS(RADIANS([.$A33])) * TAN(RADIANS([.AF$3]))" office:value-type="float" office:value="0.504961923355482" calcext:value-type="float">
            <text:p>0,50</text:p>
          </table:table-cell>
          <table:table-cell table:style-name="ce4" table:formula="of:=COS(RADIANS([.$A33])) * TAN(RADIANS([.AG$3]))" office:value-type="float" office:value="0.525524538645481" calcext:value-type="float">
            <text:p>0,53</text:p>
          </table:table-cell>
          <table:table-cell table:style-name="ce4" table:formula="of:=COS(RADIANS([.$A33])) * TAN(RADIANS([.AH$3]))" office:value-type="float" office:value="0.54652304956732" calcext:value-type="float">
            <text:p>0,55</text:p>
          </table:table-cell>
          <table:table-cell table:style-name="ce4" table:formula="of:=COS(RADIANS([.$A33])) * TAN(RADIANS([.AI$3]))" office:value-type="float" office:value="0.567984678976506" calcext:value-type="float">
            <text:p>0,57</text:p>
          </table:table-cell>
          <table:table-cell table:style-name="ce4" table:formula="of:=COS(RADIANS([.$A33])) * TAN(RADIANS([.AJ$3]))" office:value-type="float" office:value="0.589938441463751" calcext:value-type="float">
            <text:p>0,59</text:p>
          </table:table-cell>
          <table:table-cell table:style-name="ce4" table:formula="of:=COS(RADIANS([.$A33])) * TAN(RADIANS([.AK$3]))" office:value-type="float" office:value="0.612415312005774" calcext:value-type="float">
            <text:p>0,61</text:p>
          </table:table-cell>
          <table:table-cell table:style-name="ce4" table:formula="of:=COS(RADIANS([.$A33])) * TAN(RADIANS([.AL$3]))" office:value-type="float" office:value="0.635448413068365" calcext:value-type="float">
            <text:p>0,64</text:p>
          </table:table-cell>
          <table:table-cell table:style-name="ce4" table:formula="of:=COS(RADIANS([.$A33])) * TAN(RADIANS([.AM$3]))" office:value-type="float" office:value="0.659073222614611" calcext:value-type="float">
            <text:p>0,66</text:p>
          </table:table-cell>
          <table:table-cell table:style-name="ce4" table:formula="of:=COS(RADIANS([.$A33])) * TAN(RADIANS([.AN$3]))" office:value-type="float" office:value="0.683327805847525" calcext:value-type="float">
            <text:p>0,68</text:p>
          </table:table-cell>
          <table:table-cell table:style-name="ce4" table:formula="of:=COS(RADIANS([.$A33])) * TAN(RADIANS([.AO$3]))" office:value-type="float" office:value="0.708253073959176" calcext:value-type="float">
            <text:p>0,71</text:p>
          </table:table-cell>
          <table:table-cell table:style-name="ce4" table:formula="of:=COS(RADIANS([.$A33])) * TAN(RADIANS([.AP$3]))" office:value-type="float" office:value="0.733893073681047" calcext:value-type="float">
            <text:p>0,73</text:p>
          </table:table-cell>
          <table:table-cell table:style-name="ce4" table:formula="of:=COS(RADIANS([.$A33])) * TAN(RADIANS([.AQ$3]))" office:value-type="float" office:value="0.760295312048989" calcext:value-type="float">
            <text:p>0,76</text:p>
          </table:table-cell>
          <table:table-cell table:style-name="ce4" table:formula="of:=COS(RADIANS([.$A33])) * TAN(RADIANS([.AR$3]))" office:value-type="float" office:value="0.787511121530904" calcext:value-type="float">
            <text:p>0,79</text:p>
          </table:table-cell>
          <table:table-cell table:style-name="ce4" table:formula="of:=COS(RADIANS([.$A33])) * TAN(RADIANS([.AS$3]))" office:value-type="float" office:value="0.81559607154079" calcext:value-type="float">
            <text:p>0,82</text:p>
          </table:table-cell>
          <table:table-cell table:style-name="ce4" table:formula="of:=COS(RADIANS([.$A33])) * TAN(RADIANS([.AT$3]))" office:value-type="float" office:value="0.844610433409565" calcext:value-type="float">
            <text:p>0,84</text:p>
          </table:table-cell>
          <table:table-cell table:style-name="ce4" table:formula="of:=COS(RADIANS([.$A33])) * TAN(RADIANS([.AU$3]))" office:value-type="float" office:value="0.874619707139396" calcext:value-type="float">
            <text:p>0,87</text:p>
          </table:table-cell>
          <table:table-cell table:style-name="ce4" table:formula="of:=COS(RADIANS([.$A33])) * TAN(RADIANS([.AV$3]))" office:value-type="float" office:value="0.905695219781474" calcext:value-type="float">
            <text:p>0,91</text:p>
          </table:table-cell>
          <table:table-cell table:style-name="ce4" table:formula="of:=COS(RADIANS([.$A33])) * TAN(RADIANS([.AW$3]))" office:value-type="float" office:value="0.93791480710724" calcext:value-type="float">
            <text:p>0,94</text:p>
          </table:table-cell>
          <table:table-cell table:style-name="ce4" table:formula="of:=COS(RADIANS([.$A33])) * TAN(RADIANS([.AX$3]))" office:value-type="float" office:value="0.971363592465256" calcext:value-type="float">
            <text:p>0,97</text:p>
          </table:table-cell>
          <table:table-cell table:style-name="ce4" table:formula="of:=COS(RADIANS([.$A33])) * TAN(RADIANS([.AY$3]))" office:value-type="float" office:value="1.00613487942605" calcext:value-type="float">
            <text:p>1,01</text:p>
          </table:table-cell>
          <table:table-cell table:style-name="ce4" table:formula="of:=COS(RADIANS([.$A33])) * TAN(RADIANS([.AZ$3]))" office:value-type="float" office:value="1.04233117813707" calcext:value-type="float">
            <text:p>1,04</text:p>
          </table:table-cell>
          <table:table-cell table:style-name="ce4" table:formula="of:=COS(RADIANS([.$A33])) * TAN(RADIANS([.BA$3]))" office:value-type="float" office:value="1.08006538939596" calcext:value-type="float">
            <text:p>1,08</text:p>
          </table:table-cell>
          <table:table-cell table:style-name="ce4" table:formula="of:=COS(RADIANS([.$A33])) * TAN(RADIANS([.BB$3]))" office:value-type="float" office:value="1.11946217550423" calcext:value-type="float">
            <text:p>1,12</text:p>
          </table:table-cell>
          <table:table-cell table:style-name="ce4" table:formula="of:=COS(RADIANS([.$A33])) * TAN(RADIANS([.BC$3]))" office:value-type="float" office:value="1.16065955324649" calcext:value-type="float">
            <text:p>1,16</text:p>
          </table:table-cell>
          <table:table-cell table:style-name="ce4" table:formula="of:=COS(RADIANS([.$A33])) * TAN(RADIANS([.BD$3]))" office:value-type="float" office:value="1.20381075219446" calcext:value-type="float">
            <text:p>1,20</text:p>
          </table:table-cell>
          <table:table-cell table:style-name="ce4" table:formula="of:=COS(RADIANS([.$A33])) * TAN(RADIANS([.BE$3]))" office:value-type="float" office:value="1.2490863914085" calcext:value-type="float">
            <text:p>1,25</text:p>
          </table:table-cell>
          <table:table-cell table:style-name="ce4" table:formula="of:=COS(RADIANS([.$A33])) * TAN(RADIANS([.BF$3]))" office:value-type="float" office:value="1.29667704009691" calcext:value-type="float">
            <text:p>1,30</text:p>
          </table:table-cell>
          <table:table-cell table:style-name="ce4" table:formula="of:=COS(RADIANS([.$A33])) * TAN(RADIANS([.BG$3]))" office:value-type="float" office:value="1.34679624368573" calcext:value-type="float">
            <text:p>1,35</text:p>
          </table:table-cell>
          <table:table-cell table:style-name="ce4" table:formula="of:=COS(RADIANS([.$A33])) * TAN(RADIANS([.BH$3]))" office:value-type="float" office:value="1.39968411711495" calcext:value-type="float">
            <text:p>1,40</text:p>
          </table:table-cell>
          <table:table-cell table:style-name="ce4" table:formula="of:=COS(RADIANS([.$A33])) * TAN(RADIANS([.BI$3]))" office:value-type="float" office:value="1.45561163345151" calcext:value-type="float">
            <text:p>1,46</text:p>
          </table:table-cell>
          <table:table-cell table:style-name="ce4" table:formula="of:=COS(RADIANS([.$A33])) * TAN(RADIANS([.BJ$3]))" office:value-type="float" office:value="1.51488577006645" calcext:value-type="float">
            <text:p>1,51</text:p>
          </table:table-cell>
          <table:table-cell table:style-name="ce4" table:formula="of:=COS(RADIANS([.$A33])) * TAN(RADIANS([.BK$3]))" office:value-type="float" office:value="1.57785571938098" calcext:value-type="float">
            <text:p>1,58</text:p>
          </table:table-cell>
          <table:table-cell table:style-name="ce4" table:formula="of:=COS(RADIANS([.$A33])) * TAN(RADIANS([.BL$3]))" office:value-type="float" office:value="1.64492043033052" calcext:value-type="float">
            <text:p>1,64</text:p>
          </table:table-cell>
          <table:table-cell table:style-name="ce4" table:formula="of:=COS(RADIANS([.$A33])) * TAN(RADIANS([.BM$3]))" office:value-type="float" office:value="1.71653782555362" calcext:value-type="float">
            <text:p>1,72</text:p>
          </table:table-cell>
          <table:table-cell table:style-name="ce4" table:formula="of:=COS(RADIANS([.$A33])) * TAN(RADIANS([.BN$3]))" office:value-type="float" office:value="1.79323614546886" calcext:value-type="float">
            <text:p>1,79</text:p>
          </table:table-cell>
          <table:table-cell table:style-name="ce4" table:formula="of:=COS(RADIANS([.$A33])) * TAN(RADIANS([.BO$3]))" office:value-type="float" office:value="1.87562801477448" calcext:value-type="float">
            <text:p>1,88</text:p>
          </table:table-cell>
          <table:table-cell table:style-name="ce4" table:formula="of:=COS(RADIANS([.$A33])) * TAN(RADIANS([.BP$3]))" office:value-type="float" office:value="1.96442802541642" calcext:value-type="float">
            <text:p>1,96</text:p>
          </table:table-cell>
          <table:table-cell table:style-name="ce4" table:formula="of:=COS(RADIANS([.$A33])) * TAN(RADIANS([.BQ$3]))" office:value-type="float" office:value="2.06047490626042" calcext:value-type="float">
            <text:p>2,06</text:p>
          </table:table-cell>
          <table:table-cell table:style-name="ce4" table:formula="of:=COS(RADIANS([.$A33])) * TAN(RADIANS([.BR$3]))" office:value-type="float" office:value="2.16475973887953" calcext:value-type="float">
            <text:p>2,16</text:p>
          </table:table-cell>
          <table:table-cell table:style-name="ce4" table:formula="of:=COS(RADIANS([.$A33])) * TAN(RADIANS([.BS$3]))" office:value-type="float" office:value="2.27846223483454" calcext:value-type="float">
            <text:p>2,28</text:p>
          </table:table-cell>
          <table:table-cell table:style-name="ce4" table:formula="of:=COS(RADIANS([.$A33])) * TAN(RADIANS([.BT$3]))" office:value-type="float" office:value="2.4029978959755" calcext:value-type="float">
            <text:p>2,40</text:p>
          </table:table-cell>
          <table:table-cell table:style-name="ce4" table:formula="of:=COS(RADIANS([.$A33])) * TAN(RADIANS([.BU$3]))" office:value-type="float" office:value="2.54008006730387" calcext:value-type="float">
            <text:p>2,54</text:p>
          </table:table-cell>
          <table:table-cell table:style-name="ce4" table:formula="of:=COS(RADIANS([.$A33])) * TAN(RADIANS([.BV$3]))" office:value-type="float" office:value="2.69180267395196" calcext:value-type="float">
            <text:p>2,69</text:p>
          </table:table-cell>
          <table:table-cell table:style-name="ce4" table:formula="of:=COS(RADIANS([.$A33])) * TAN(RADIANS([.BW$3]))" office:value-type="float" office:value="2.86075215927472" calcext:value-type="float">
            <text:p>2,86</text:p>
          </table:table-cell>
          <table:table-cell table:style-name="ce4" table:formula="of:=COS(RADIANS([.$A33])) * TAN(RADIANS([.BX$3]))" office:value-type="float" office:value="3.05016139954583" calcext:value-type="float">
            <text:p>3,05</text:p>
          </table:table-cell>
          <table:table-cell table:style-name="ce4" table:formula="of:=COS(RADIANS([.$A33])) * TAN(RADIANS([.BY$3]))" office:value-type="float" office:value="3.26412518434524" calcext:value-type="float">
            <text:p>3,26</text:p>
          </table:table-cell>
          <table:table-cell table:style-name="ce4" table:formula="of:=COS(RADIANS([.$A33])) * TAN(RADIANS([.BZ$3]))" office:value-type="float" office:value="3.50790804548939" calcext:value-type="float">
            <text:p>3,51</text:p>
          </table:table-cell>
          <table:table-cell table:style-name="ce4" table:formula="of:=COS(RADIANS([.$A33])) * TAN(RADIANS([.CA$3]))" office:value-type="float" office:value="3.78839416064776" calcext:value-type="float">
            <text:p>3,79</text:p>
          </table:table-cell>
          <table:table-cell table:style-name="ce4" table:formula="of:=COS(RADIANS([.$A33])) * TAN(RADIANS([.CB$3]))" office:value-type="float" office:value="4.11476220855123" calcext:value-type="float">
            <text:p>4,11</text:p>
          </table:table-cell>
          <table:table-cell table:style-name="ce4" table:formula="of:=COS(RADIANS([.$A33])) * TAN(RADIANS([.CC$3]))" office:value-type="float" office:value="4.49952832681075" calcext:value-type="float">
            <text:p>4,50</text:p>
          </table:table-cell>
          <table:table-cell table:style-name="ce4" table:formula="of:=COS(RADIANS([.$A33])) * TAN(RADIANS([.CD$3]))" office:value-type="float" office:value="4.96021484417902" calcext:value-type="float">
            <text:p>4,96</text:p>
          </table:table-cell>
          <table:table-cell table:style-name="ce4" table:formula="of:=COS(RADIANS([.$A33])) * TAN(RADIANS([.CE$3]))" office:value-type="float" office:value="5.522131500716" calcext:value-type="float">
            <text:p>5,52</text:p>
          </table:table-cell>
          <table:table-cell table:style-name="ce4" table:formula="of:=COS(RADIANS([.$A33])) * TAN(RADIANS([.CF$3]))" office:value-type="float" office:value="6.2232425827802" calcext:value-type="float">
            <text:p>6,22</text:p>
          </table:table-cell>
          <table:table-cell table:style-name="ce4" table:formula="of:=COS(RADIANS([.$A33])) * TAN(RADIANS([.CG$3]))" office:value-type="float" office:value="7.12320588767692" calcext:value-type="float">
            <text:p>7,12</text:p>
          </table:table-cell>
          <table:table-cell table:style-name="ce4" table:formula="of:=COS(RADIANS([.$A33])) * TAN(RADIANS([.CH$3]))" office:value-type="float" office:value="8.32145065256964" calcext:value-type="float">
            <text:p>8,32</text:p>
          </table:table-cell>
          <table:table-cell table:style-name="ce4" table:formula="of:=COS(RADIANS([.$A33])) * TAN(RADIANS([.CI$3]))" office:value-type="float" office:value="9.99694899762908" calcext:value-type="float">
            <text:p>10,00</text:p>
          </table:table-cell>
          <table:table-cell table:style-name="ce4" table:formula="of:=COS(RADIANS([.$A33])) * TAN(RADIANS([.CJ$3]))" office:value-type="float" office:value="12.5076445333436" calcext:value-type="float">
            <text:p>12,51</text:p>
          </table:table-cell>
          <table:table-cell table:style-name="ce4" table:formula="of:=COS(RADIANS([.$A33])) * TAN(RADIANS([.CK$3]))" office:value-type="float" office:value="16.6887381817076" calcext:value-type="float">
            <text:p>16,69</text:p>
          </table:table-cell>
          <table:table-cell table:style-name="ce4" table:formula="of:=COS(RADIANS([.$A33])) * TAN(RADIANS([.CL$3]))" office:value-type="float" office:value="25.0458314598731" calcext:value-type="float">
            <text:p>25,05</text:p>
          </table:table-cell>
          <table:table-cell table:style-name="ce4" table:formula="of:=COS(RADIANS([.$A33])) * TAN(RADIANS([.CM$3]))" office:value-type="float" office:value="50.1069294635218" calcext:value-type="float">
            <text:p>50,11</text:p>
          </table:table-cell>
          <table:table-cell table:number-columns-repeated="93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style-name="ce4" table:formula="of:=COS(RADIANS([.$A34])) * TAN(RADIANS([.B$3]))" office:value-type="float" office:value="0" calcext:value-type="float">
            <text:p>0,00</text:p>
          </table:table-cell>
          <table:table-cell table:style-name="ce4" table:formula="of:=COS(RADIANS([.$A34])) * TAN(RADIANS([.C$3]))" office:value-type="float" office:value="0.0151165296525432" calcext:value-type="float">
            <text:p>0,02</text:p>
          </table:table-cell>
          <table:table-cell table:style-name="ce4" table:formula="of:=COS(RADIANS([.$A34])) * TAN(RADIANS([.D$3]))" office:value-type="float" office:value="0.0302422734995541" calcext:value-type="float">
            <text:p>0,03</text:p>
          </table:table-cell>
          <table:table-cell table:style-name="ce4" table:formula="of:=COS(RADIANS([.$A34])) * TAN(RADIANS([.E$3]))" office:value-type="float" office:value="0.0453864682150415" calcext:value-type="float">
            <text:p>0,05</text:p>
          </table:table-cell>
          <table:table-cell table:style-name="ce4" table:formula="of:=COS(RADIANS([.$A34])) * TAN(RADIANS([.F$3]))" office:value-type="float" office:value="0.0605583955487371" calcext:value-type="float">
            <text:p>0,06</text:p>
          </table:table-cell>
          <table:table-cell table:style-name="ce4" table:formula="of:=COS(RADIANS([.$A34])) * TAN(RADIANS([.G$3]))" office:value-type="float" office:value="0.0757674051565992" calcext:value-type="float">
            <text:p>0,08</text:p>
          </table:table-cell>
          <table:table-cell table:style-name="ce4" table:formula="of:=COS(RADIANS([.$A34])) * TAN(RADIANS([.H$3]))" office:value-type="float" office:value="0.0910229377854121" calcext:value-type="float">
            <text:p>0,09</text:p>
          </table:table-cell>
          <table:table-cell table:style-name="ce4" table:formula="of:=COS(RADIANS([.$A34])) * TAN(RADIANS([.I$3]))" office:value-type="float" office:value="0.106334548934433" calcext:value-type="float">
            <text:p>0,11</text:p>
          </table:table-cell>
          <table:table-cell table:style-name="ce4" table:formula="of:=COS(RADIANS([.$A34])) * TAN(RADIANS([.J$3]))" office:value-type="float" office:value="0.121711933121341" calcext:value-type="float">
            <text:p>0,12</text:p>
          </table:table-cell>
          <table:table-cell table:style-name="ce4" table:formula="of:=COS(RADIANS([.$A34])) * TAN(RADIANS([.K$3]))" office:value-type="float" office:value="0.137164948885229" calcext:value-type="float">
            <text:p>0,14</text:p>
          </table:table-cell>
          <table:table-cell table:style-name="ce4" table:formula="of:=COS(RADIANS([.$A34])) * TAN(RADIANS([.L$3]))" office:value-type="float" office:value="0.152703644666139" calcext:value-type="float">
            <text:p>0,15</text:p>
          </table:table-cell>
          <table:table-cell table:style-name="ce4" table:formula="of:=COS(RADIANS([.$A34])) * TAN(RADIANS([.M$3]))" office:value-type="float" office:value="0.168338285708737" calcext:value-type="float">
            <text:p>0,17</text:p>
          </table:table-cell>
          <table:table-cell table:style-name="ce4" table:formula="of:=COS(RADIANS([.$A34])) * TAN(RADIANS([.N$3]))" office:value-type="float" office:value="0.184079382147313" calcext:value-type="float">
            <text:p>0,18</text:p>
          </table:table-cell>
          <table:table-cell table:style-name="ce4" table:formula="of:=COS(RADIANS([.$A34])) * TAN(RADIANS([.O$3]))" office:value-type="float" office:value="0.199937718440499" calcext:value-type="float">
            <text:p>0,20</text:p>
          </table:table-cell>
          <table:table-cell table:style-name="ce4" table:formula="of:=COS(RADIANS([.$A34])) * TAN(RADIANS([.P$3]))" office:value-type="float" office:value="0.215924384337033" calcext:value-type="float">
            <text:p>0,22</text:p>
          </table:table-cell>
          <table:table-cell table:style-name="ce4" table:formula="of:=COS(RADIANS([.$A34])) * TAN(RADIANS([.Q$3]))" office:value-type="float" office:value="0.232050807568877" calcext:value-type="float">
            <text:p>0,23</text:p>
          </table:table-cell>
          <table:table-cell table:style-name="ce4" table:formula="of:=COS(RADIANS([.$A34])) * TAN(RADIANS([.R$3]))" office:value-type="float" office:value="0.248328788485096" calcext:value-type="float">
            <text:p>0,25</text:p>
          </table:table-cell>
          <table:table-cell table:style-name="ce4" table:formula="of:=COS(RADIANS([.$A34])) * TAN(RADIANS([.S$3]))" office:value-type="float" office:value="0.264770536859528" calcext:value-type="float">
            <text:p>0,26</text:p>
          </table:table-cell>
          <table:table-cell table:style-name="ce4" table:formula="of:=COS(RADIANS([.$A34])) * TAN(RADIANS([.T$3]))" office:value-type="float" office:value="0.28138871112762" calcext:value-type="float">
            <text:p>0,28</text:p>
          </table:table-cell>
          <table:table-cell table:style-name="ce4" table:formula="of:=COS(RADIANS([.$A34])) * TAN(RADIANS([.U$3]))" office:value-type="float" office:value="0.298196460333314" calcext:value-type="float">
            <text:p>0,30</text:p>
          </table:table-cell>
          <table:table-cell table:style-name="ce4" table:formula="of:=COS(RADIANS([.$A34])) * TAN(RADIANS([.V$3]))" office:value-type="float" office:value="0.315207469095905" calcext:value-type="float">
            <text:p>0,32</text:p>
          </table:table-cell>
          <table:table-cell table:style-name="ce4" table:formula="of:=COS(RADIANS([.$A34])) * TAN(RADIANS([.W$3]))" office:value-type="float" office:value="0.33243600593987" calcext:value-type="float">
            <text:p>0,33</text:p>
          </table:table-cell>
          <table:table-cell table:style-name="ce4" table:formula="of:=COS(RADIANS([.$A34])) * TAN(RADIANS([.X$3]))" office:value-type="float" office:value="0.349896975368394" calcext:value-type="float">
            <text:p>0,35</text:p>
          </table:table-cell>
          <table:table-cell table:style-name="ce4" table:formula="of:=COS(RADIANS([.$A34])) * TAN(RADIANS([.Y$3]))" office:value-type="float" office:value="0.367605974104248" calcext:value-type="float">
            <text:p>0,37</text:p>
          </table:table-cell>
          <table:table-cell table:style-name="ce4" table:formula="of:=COS(RADIANS([.$A34])) * TAN(RADIANS([.Z$3]))" office:value-type="float" office:value="0.38557935197074" calcext:value-type="float">
            <text:p>0,39</text:p>
          </table:table-cell>
          <table:table-cell table:style-name="ce4" table:formula="of:=COS(RADIANS([.$A34])) * TAN(RADIANS([.AA$3]))" office:value-type="float" office:value="0.403834277941459" calcext:value-type="float">
            <text:p>0,40</text:p>
          </table:table-cell>
          <table:table-cell table:style-name="ce4" table:formula="of:=COS(RADIANS([.$A34])) * TAN(RADIANS([.AB$3]))" office:value-type="float" office:value="0.42238881195158" calcext:value-type="float">
            <text:p>0,42</text:p>
          </table:table-cell>
          <table:table-cell table:style-name="ce4" table:formula="of:=COS(RADIANS([.$A34])) * TAN(RADIANS([.AC$3]))" office:value-type="float" office:value="0.44126198313686" calcext:value-type="float">
            <text:p>0,44</text:p>
          </table:table-cell>
          <table:table-cell table:style-name="ce4" table:formula="of:=COS(RADIANS([.$A34])) * TAN(RADIANS([.AD$3]))" office:value-type="float" office:value="0.460473875250627" calcext:value-type="float">
            <text:p>0,46</text:p>
          </table:table-cell>
          <table:table-cell table:style-name="ce4" table:formula="of:=COS(RADIANS([.$A34])) * TAN(RADIANS([.AE$3]))" office:value-type="float" office:value="0.480045720105754" calcext:value-type="float">
            <text:p>0,48</text:p>
          </table:table-cell>
          <table:table-cell table:style-name="ce4" table:formula="of:=COS(RADIANS([.$A34])) * TAN(RADIANS([.AF$3]))" office:value-type="float" office:value="0.5" calcext:value-type="float">
            <text:p>0,50</text:p>
          </table:table-cell>
          <table:table-cell table:style-name="ce4" table:formula="of:=COS(RADIANS([.$A34])) * TAN(RADIANS([.AG$3]))" office:value-type="float" office:value="0.520360560211511" calcext:value-type="float">
            <text:p>0,52</text:p>
          </table:table-cell>
          <table:table-cell table:style-name="ce4" table:formula="of:=COS(RADIANS([.$A34])) * TAN(RADIANS([.AH$3]))" office:value-type="float" office:value="0.541152732799796" calcext:value-type="float">
            <text:p>0,54</text:p>
          </table:table-cell>
          <table:table-cell table:style-name="ce4" table:formula="of:=COS(RADIANS([.$A34])) * TAN(RADIANS([.AI$3]))" office:value-type="float" office:value="0.562403473119554" calcext:value-type="float">
            <text:p>0,56</text:p>
          </table:table-cell>
          <table:table-cell table:style-name="ce4" table:formula="of:=COS(RADIANS([.$A34])) * TAN(RADIANS([.AJ$3]))" office:value-type="float" office:value="0.584141510654505" calcext:value-type="float">
            <text:p>0,58</text:p>
          </table:table-cell>
          <table:table-cell table:style-name="ce4" table:formula="of:=COS(RADIANS([.$A34])) * TAN(RADIANS([.AK$3]))" office:value-type="float" office:value="0.606397516010972" calcext:value-type="float">
            <text:p>0,61</text:p>
          </table:table-cell>
          <table:table-cell table:style-name="ce4" table:formula="of:=COS(RADIANS([.$A34])) * TAN(RADIANS([.AL$3]))" office:value-type="float" office:value="0.62920428618241" calcext:value-type="float">
            <text:p>0,63</text:p>
          </table:table-cell>
          <table:table-cell table:style-name="ce4" table:formula="of:=COS(RADIANS([.$A34])) * TAN(RADIANS([.AM$3]))" office:value-type="float" office:value="0.652596950513671" calcext:value-type="float">
            <text:p>0,65</text:p>
          </table:table-cell>
          <table:table-cell table:style-name="ce4" table:formula="of:=COS(RADIANS([.$A34])) * TAN(RADIANS([.AN$3]))" office:value-type="float" office:value="0.676613200166458" calcext:value-type="float">
            <text:p>0,68</text:p>
          </table:table-cell>
          <table:table-cell table:style-name="ce4" table:formula="of:=COS(RADIANS([.$A34])) * TAN(RADIANS([.AO$3]))" office:value-type="float" office:value="0.701293544325898" calcext:value-type="float">
            <text:p>0,70</text:p>
          </table:table-cell>
          <table:table-cell table:style-name="ce4" table:formula="of:=COS(RADIANS([.$A34])) * TAN(RADIANS([.AP$3]))" office:value-type="float" office:value="0.726681596905677" calcext:value-type="float">
            <text:p>0,73</text:p>
          </table:table-cell>
          <table:table-cell table:style-name="ce4" table:formula="of:=COS(RADIANS([.$A34])) * TAN(RADIANS([.AQ$3]))" office:value-type="float" office:value="0.752824398121755" calcext:value-type="float">
            <text:p>0,75</text:p>
          </table:table-cell>
          <table:table-cell table:style-name="ce4" table:formula="of:=COS(RADIANS([.$A34])) * TAN(RADIANS([.AR$3]))" office:value-type="float" office:value="0.779772776032178" calcext:value-type="float">
            <text:p>0,78</text:p>
          </table:table-cell>
          <table:table-cell table:style-name="ce4" table:formula="of:=COS(RADIANS([.$A34])) * TAN(RADIANS([.AS$3]))" office:value-type="float" office:value="0.807581754007449" calcext:value-type="float">
            <text:p>0,81</text:p>
          </table:table-cell>
          <table:table-cell table:style-name="ce4" table:formula="of:=COS(RADIANS([.$A34])) * TAN(RADIANS([.AT$3]))" office:value-type="float" office:value="0.836311011132396" calcext:value-type="float">
            <text:p>0,84</text:p>
          </table:table-cell>
          <table:table-cell table:style-name="ce4" table:formula="of:=COS(RADIANS([.$A34])) * TAN(RADIANS([.AU$3]))" office:value-type="float" office:value="0.866025403784439" calcext:value-type="float">
            <text:p>0,87</text:p>
          </table:table-cell>
          <table:table-cell table:style-name="ce4" table:formula="of:=COS(RADIANS([.$A34])) * TAN(RADIANS([.AV$3]))" office:value-type="float" office:value="0.896795558131504" calcext:value-type="float">
            <text:p>0,90</text:p>
          </table:table-cell>
          <table:table-cell table:style-name="ce4" table:formula="of:=COS(RADIANS([.$A34])) * TAN(RADIANS([.AW$3]))" office:value-type="float" office:value="0.928698545104923" calcext:value-type="float">
            <text:p>0,93</text:p>
          </table:table-cell>
          <table:table-cell table:style-name="ce4" table:formula="of:=COS(RADIANS([.$A34])) * TAN(RADIANS([.AX$3]))" office:value-type="float" office:value="0.961818651603002" calcext:value-type="float">
            <text:p>0,96</text:p>
          </table:table-cell>
          <table:table-cell table:style-name="ce4" table:formula="of:=COS(RADIANS([.$A34])) * TAN(RADIANS([.AY$3]))" office:value-type="float" office:value="0.996248264364436" calcext:value-type="float">
            <text:p>1,00</text:p>
          </table:table-cell>
          <table:table-cell table:style-name="ce4" table:formula="of:=COS(RADIANS([.$A34])) * TAN(RADIANS([.AZ$3]))" office:value-type="float" office:value="1.03208888623796" calcext:value-type="float">
            <text:p>1,03</text:p>
          </table:table-cell>
          <table:table-cell table:style-name="ce4" table:formula="of:=COS(RADIANS([.$A34])) * TAN(RADIANS([.BA$3]))" office:value-type="float" office:value="1.06945230862052" calcext:value-type="float">
            <text:p>1,07</text:p>
          </table:table-cell>
          <table:table-cell table:style-name="ce4" table:formula="of:=COS(RADIANS([.$A34])) * TAN(RADIANS([.BB$3]))" office:value-type="float" office:value="1.10846196884052" calcext:value-type="float">
            <text:p>1,11</text:p>
          </table:table-cell>
          <table:table-cell table:style-name="ce4" table:formula="of:=COS(RADIANS([.$A34])) * TAN(RADIANS([.BC$3]))" office:value-type="float" office:value="1.14925452748386" calcext:value-type="float">
            <text:p>1,15</text:p>
          </table:table-cell>
          <table:table-cell table:style-name="ce4" table:formula="of:=COS(RADIANS([.$A34])) * TAN(RADIANS([.BD$3]))" office:value-type="float" office:value="1.19198170843765" calcext:value-type="float">
            <text:p>1,19</text:p>
          </table:table-cell>
          <table:table-cell table:style-name="ce4" table:formula="of:=COS(RADIANS([.$A34])) * TAN(RADIANS([.BE$3]))" office:value-type="float" office:value="1.23681245420278" calcext:value-type="float">
            <text:p>1,24</text:p>
          </table:table-cell>
          <table:table-cell table:style-name="ce4" table:formula="of:=COS(RADIANS([.$A34])) * TAN(RADIANS([.BF$3]))" office:value-type="float" office:value="1.28393546139129" calcext:value-type="float">
            <text:p>1,28</text:p>
          </table:table-cell>
          <table:table-cell table:style-name="ce4" table:formula="of:=COS(RADIANS([.$A34])) * TAN(RADIANS([.BG$3]))" office:value-type="float" office:value="1.33356217706103" calcext:value-type="float">
            <text:p>1,33</text:p>
          </table:table-cell>
          <table:table-cell table:style-name="ce4" table:formula="of:=COS(RADIANS([.$A34])) * TAN(RADIANS([.BH$3]))" office:value-type="float" office:value="1.38593035670296" calcext:value-type="float">
            <text:p>1,39</text:p>
          </table:table-cell>
          <table:table-cell table:style-name="ce4" table:formula="of:=COS(RADIANS([.$A34])) * TAN(RADIANS([.BI$3]))" office:value-type="float" office:value="1.44130831071276" calcext:value-type="float">
            <text:p>1,44</text:p>
          </table:table-cell>
          <table:table-cell table:style-name="ce4" table:formula="of:=COS(RADIANS([.$A34])) * TAN(RADIANS([.BJ$3]))" office:value-type="float" office:value="1.5" calcext:value-type="float">
            <text:p>1,50</text:p>
          </table:table-cell>
          <table:table-cell table:style-name="ce4" table:formula="of:=COS(RADIANS([.$A34])) * TAN(RADIANS([.BK$3]))" office:value-type="float" office:value="1.56235118570534" calcext:value-type="float">
            <text:p>1,56</text:p>
          </table:table-cell>
          <table:table-cell table:style-name="ce4" table:formula="of:=COS(RADIANS([.$A34])) * TAN(RADIANS([.BL$3]))" office:value-type="float" office:value="1.62875689655964" calcext:value-type="float">
            <text:p>1,63</text:p>
          </table:table-cell>
          <table:table-cell table:style-name="ce4" table:formula="of:=COS(RADIANS([.$A34])) * TAN(RADIANS([.BM$3]))" office:value-type="float" office:value="1.69967055550168" calcext:value-type="float">
            <text:p>1,70</text:p>
          </table:table-cell>
          <table:table-cell table:style-name="ce4" table:formula="of:=COS(RADIANS([.$A34])) * TAN(RADIANS([.BN$3]))" office:value-type="float" office:value="1.7756152122845" calcext:value-type="float">
            <text:p>1,78</text:p>
          </table:table-cell>
          <table:table-cell table:style-name="ce4" table:formula="of:=COS(RADIANS([.$A34])) * TAN(RADIANS([.BO$3]))" office:value-type="float" office:value="1.85719747175281" calcext:value-type="float">
            <text:p>1,86</text:p>
          </table:table-cell>
          <table:table-cell table:style-name="ce4" table:formula="of:=COS(RADIANS([.$A34])) * TAN(RADIANS([.BP$3]))" office:value-type="float" office:value="1.9451249040351" calcext:value-type="float">
            <text:p>1,95</text:p>
          </table:table-cell>
          <table:table-cell table:style-name="ce4" table:formula="of:=COS(RADIANS([.$A34])) * TAN(RADIANS([.BQ$3]))" office:value-type="float" office:value="2.04022799636904" calcext:value-type="float">
            <text:p>2,04</text:p>
          </table:table-cell>
          <table:table-cell table:style-name="ce4" table:formula="of:=COS(RADIANS([.$A34])) * TAN(RADIANS([.BR$3]))" office:value-type="float" office:value="2.1434880916314" calcext:value-type="float">
            <text:p>2,14</text:p>
          </table:table-cell>
          <table:table-cell table:style-name="ce4" table:formula="of:=COS(RADIANS([.$A34])) * TAN(RADIANS([.BS$3]))" office:value-type="float" office:value="2.25607330914588" calcext:value-type="float">
            <text:p>2,26</text:p>
          </table:table-cell>
          <table:table-cell table:style-name="ce4" table:formula="of:=COS(RADIANS([.$A34])) * TAN(RADIANS([.BT$3]))" office:value-type="float" office:value="2.37938524157182" calcext:value-type="float">
            <text:p>2,38</text:p>
          </table:table-cell>
          <table:table-cell table:style-name="ce4" table:formula="of:=COS(RADIANS([.$A34])) * TAN(RADIANS([.BU$3]))" office:value-type="float" office:value="2.51512039801436" calcext:value-type="float">
            <text:p>2,52</text:p>
          </table:table-cell>
          <table:table-cell table:style-name="ce4" table:formula="of:=COS(RADIANS([.$A34])) * TAN(RADIANS([.BV$3]))" office:value-type="float" office:value="2.66535212800292" calcext:value-type="float">
            <text:p>2,67</text:p>
          </table:table-cell>
          <table:table-cell table:style-name="ce4" table:formula="of:=COS(RADIANS([.$A34])) * TAN(RADIANS([.BW$3]))" office:value-type="float" office:value="2.83264145964212" calcext:value-type="float">
            <text:p>2,83</text:p>
          </table:table-cell>
          <table:table-cell table:style-name="ce4" table:formula="of:=COS(RADIANS([.$A34])) * TAN(RADIANS([.BX$3]))" office:value-type="float" office:value="3.02018950189101" calcext:value-type="float">
            <text:p>3,02</text:p>
          </table:table-cell>
          <table:table-cell table:style-name="ce4" table:formula="of:=COS(RADIANS([.$A34])) * TAN(RADIANS([.BY$3]))" office:value-type="float" office:value="3.23205080756888" calcext:value-type="float">
            <text:p>3,23</text:p>
          </table:table-cell>
          <table:table-cell table:style-name="ce4" table:formula="of:=COS(RADIANS([.$A34])) * TAN(RADIANS([.BZ$3]))" office:value-type="float" office:value="3.47343817745631" calcext:value-type="float">
            <text:p>3,47</text:p>
          </table:table-cell>
          <table:table-cell table:style-name="ce4" table:formula="of:=COS(RADIANS([.$A34])) * TAN(RADIANS([.CA$3]))" office:value-type="float" office:value="3.75116814300949" calcext:value-type="float">
            <text:p>3,75</text:p>
          </table:table-cell>
          <table:table-cell table:style-name="ce4" table:formula="of:=COS(RADIANS([.$A34])) * TAN(RADIANS([.CB$3]))" office:value-type="float" office:value="4.07432919021751" calcext:value-type="float">
            <text:p>4,07</text:p>
          </table:table-cell>
          <table:table-cell table:style-name="ce4" table:formula="of:=COS(RADIANS([.$A34])) * TAN(RADIANS([.CC$3]))" office:value-type="float" office:value="4.45531446897154" calcext:value-type="float">
            <text:p>4,46</text:p>
          </table:table-cell>
          <table:table-cell table:style-name="ce4" table:formula="of:=COS(RADIANS([.$A34])) * TAN(RADIANS([.CD$3]))" office:value-type="float" office:value="4.91147412780977" calcext:value-type="float">
            <text:p>4,91</text:p>
          </table:table-cell>
          <table:table-cell table:style-name="ce4" table:formula="of:=COS(RADIANS([.$A34])) * TAN(RADIANS([.CE$3]))" office:value-type="float" office:value="5.46786920489106" calcext:value-type="float">
            <text:p>5,47</text:p>
          </table:table-cell>
          <table:table-cell table:style-name="ce4" table:formula="of:=COS(RADIANS([.$A34])) * TAN(RADIANS([.CF$3]))" office:value-type="float" office:value="6.16209093690335" calcext:value-type="float">
            <text:p>6,16</text:p>
          </table:table-cell>
          <table:table-cell table:style-name="ce4" table:formula="of:=COS(RADIANS([.$A34])) * TAN(RADIANS([.CG$3]))" office:value-type="float" office:value="7.05321090384705" calcext:value-type="float">
            <text:p>7,05</text:p>
          </table:table-cell>
          <table:table-cell table:style-name="ce4" table:formula="of:=COS(RADIANS([.$A34])) * TAN(RADIANS([.CH$3]))" office:value-type="float" office:value="8.23968131822043" calcext:value-type="float">
            <text:p>8,24</text:p>
          </table:table-cell>
          <table:table-cell table:style-name="ce4" table:formula="of:=COS(RADIANS([.$A34])) * TAN(RADIANS([.CI$3]))" office:value-type="float" office:value="9.89871566077613" calcext:value-type="float">
            <text:p>9,90</text:p>
          </table:table-cell>
          <table:table-cell table:style-name="ce4" table:formula="of:=COS(RADIANS([.$A34])) * TAN(RADIANS([.CJ$3]))" office:value-type="float" office:value="12.3847402693555" calcext:value-type="float">
            <text:p>12,38</text:p>
          </table:table-cell>
          <table:table-cell table:style-name="ce4" table:formula="of:=COS(RADIANS([.$A34])) * TAN(RADIANS([.CK$3]))" office:value-type="float" office:value="16.5247491046558" calcext:value-type="float">
            <text:p>16,52</text:p>
          </table:table-cell>
          <table:table-cell table:style-name="ce4" table:formula="of:=COS(RADIANS([.$A34])) * TAN(RADIANS([.CL$3]))" office:value-type="float" office:value="24.7997228122104" calcext:value-type="float">
            <text:p>24,80</text:p>
          </table:table-cell>
          <table:table-cell table:style-name="ce4" table:formula="of:=COS(RADIANS([.$A34])) * TAN(RADIANS([.CM$3]))" office:value-type="float" office:value="49.6145621540732" calcext:value-type="float">
            <text:p>49,61</text:p>
          </table:table-cell>
          <table:table-cell table:number-columns-repeated="93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table:style-name="ce4" table:formula="of:=COS(RADIANS([.$A35])) * TAN(RADIANS([.B$3]))" office:value-type="float" office:value="0" calcext:value-type="float">
            <text:p>0,00</text:p>
          </table:table-cell>
          <table:table-cell table:style-name="ce4" table:formula="of:=COS(RADIANS([.$A35])) * TAN(RADIANS([.C$3]))" office:value-type="float" office:value="0.0149619108881004" calcext:value-type="float">
            <text:p>0,01</text:p>
          </table:table-cell>
          <table:table-cell table:style-name="ce4" table:formula="of:=COS(RADIANS([.$A35])) * TAN(RADIANS([.D$3]))" office:value-type="float" office:value="0.0299329417236821" calcext:value-type="float">
            <text:p>0,03</text:p>
          </table:table-cell>
          <table:table-cell table:style-name="ce4" table:formula="of:=COS(RADIANS([.$A35])) * TAN(RADIANS([.E$3]))" office:value-type="float" office:value="0.0449222347038365" calcext:value-type="float">
            <text:p>0,04</text:p>
          </table:table-cell>
          <table:table-cell table:style-name="ce4" table:formula="of:=COS(RADIANS([.$A35])) * TAN(RADIANS([.F$3]))" office:value-type="float" office:value="0.0599389766403231" calcext:value-type="float">
            <text:p>0,06</text:p>
          </table:table-cell>
          <table:table-cell table:style-name="ce4" table:formula="of:=COS(RADIANS([.$A35])) * TAN(RADIANS([.G$3]))" office:value-type="float" office:value="0.0749924215565516" calcext:value-type="float">
            <text:p>0,07</text:p>
          </table:table-cell>
          <table:table-cell table:style-name="ce4" table:formula="of:=COS(RADIANS([.$A35])) * TAN(RADIANS([.H$3]))" office:value-type="float" office:value="0.0900919136350397" calcext:value-type="float">
            <text:p>0,09</text:p>
          </table:table-cell>
          <table:table-cell table:style-name="ce4" table:formula="of:=COS(RADIANS([.$A35])) * TAN(RADIANS([.I$3]))" office:value-type="float" office:value="0.105246910637037" calcext:value-type="float">
            <text:p>0,11</text:p>
          </table:table-cell>
          <table:table-cell table:style-name="ce4" table:formula="of:=COS(RADIANS([.$A35])) * TAN(RADIANS([.J$3]))" office:value-type="float" office:value="0.120467007920271" calcext:value-type="float">
            <text:p>0,12</text:p>
          </table:table-cell>
          <table:table-cell table:style-name="ce4" table:formula="of:=COS(RADIANS([.$A35])) * TAN(RADIANS([.K$3]))" office:value-type="float" office:value="0.135761963186198" calcext:value-type="float">
            <text:p>0,14</text:p>
          </table:table-cell>
          <table:table-cell table:style-name="ce4" table:formula="of:=COS(RADIANS([.$A35])) * TAN(RADIANS([.L$3]))" office:value-type="float" office:value="0.151141722094828" calcext:value-type="float">
            <text:p>0,15</text:p>
          </table:table-cell>
          <table:table-cell table:style-name="ce4" table:formula="of:=COS(RADIANS([.$A35])) * TAN(RADIANS([.M$3]))" office:value-type="float" office:value="0.16661644489322" calcext:value-type="float">
            <text:p>0,17</text:p>
          </table:table-cell>
          <table:table-cell table:style-name="ce4" table:formula="of:=COS(RADIANS([.$A35])) * TAN(RADIANS([.N$3]))" office:value-type="float" office:value="0.182196534213215" calcext:value-type="float">
            <text:p>0,18</text:p>
          </table:table-cell>
          <table:table-cell table:style-name="ce4" table:formula="of:=COS(RADIANS([.$A35])) * TAN(RADIANS([.O$3]))" office:value-type="float" office:value="0.197892664205078" calcext:value-type="float">
            <text:p>0,20</text:p>
          </table:table-cell>
          <table:table-cell table:style-name="ce4" table:formula="of:=COS(RADIANS([.$A35])) * TAN(RADIANS([.P$3]))" office:value-type="float" office:value="0.213715811186538" calcext:value-type="float">
            <text:p>0,21</text:p>
          </table:table-cell>
          <table:table-cell table:style-name="ce4" table:formula="of:=COS(RADIANS([.$A35])) * TAN(RADIANS([.Q$3]))" office:value-type="float" office:value="0.229677286001496" calcext:value-type="float">
            <text:p>0,23</text:p>
          </table:table-cell>
          <table:table-cell table:style-name="ce4" table:formula="of:=COS(RADIANS([.$A35])) * TAN(RADIANS([.R$3]))" office:value-type="float" office:value="0.245788768299663" calcext:value-type="float">
            <text:p>0,25</text:p>
          </table:table-cell>
          <table:table-cell table:style-name="ce4" table:formula="of:=COS(RADIANS([.$A35])) * TAN(RADIANS([.S$3]))" office:value-type="float" office:value="0.262062342967737" calcext:value-type="float">
            <text:p>0,26</text:p>
          </table:table-cell>
          <table:table-cell table:style-name="ce4" table:formula="of:=COS(RADIANS([.$A35])) * TAN(RADIANS([.T$3]))" office:value-type="float" office:value="0.278510538964911" calcext:value-type="float">
            <text:p>0,28</text:p>
          </table:table-cell>
          <table:table-cell table:style-name="ce4" table:formula="of:=COS(RADIANS([.$A35])) * TAN(RADIANS([.U$3]))" office:value-type="float" office:value="0.295146370840703" calcext:value-type="float">
            <text:p>0,30</text:p>
          </table:table-cell>
          <table:table-cell table:style-name="ce4" table:formula="of:=COS(RADIANS([.$A35])) * TAN(RADIANS([.V$3]))" office:value-type="float" office:value="0.311983383241876" calcext:value-type="float">
            <text:p>0,31</text:p>
          </table:table-cell>
          <table:table-cell table:style-name="ce4" table:formula="of:=COS(RADIANS([.$A35])) * TAN(RADIANS([.W$3]))" office:value-type="float" office:value="0.329035698747928" calcext:value-type="float">
            <text:p>0,33</text:p>
          </table:table-cell>
          <table:table-cell table:style-name="ce4" table:formula="of:=COS(RADIANS([.$A35])) * TAN(RADIANS([.X$3]))" office:value-type="float" office:value="0.346318069411983" calcext:value-type="float">
            <text:p>0,35</text:p>
          </table:table-cell>
          <table:table-cell table:style-name="ce4" table:formula="of:=COS(RADIANS([.$A35])) * TAN(RADIANS([.Y$3]))" office:value-type="float" office:value="0.363845932426412" calcext:value-type="float">
            <text:p>0,36</text:p>
          </table:table-cell>
          <table:table-cell table:style-name="ce4" table:formula="of:=COS(RADIANS([.$A35])) * TAN(RADIANS([.Z$3]))" office:value-type="float" office:value="0.381635470381068" calcext:value-type="float">
            <text:p>0,38</text:p>
          </table:table-cell>
          <table:table-cell table:style-name="ce4" table:formula="of:=COS(RADIANS([.$A35])) * TAN(RADIANS([.AA$3]))" office:value-type="float" office:value="0.399703676637444" calcext:value-type="float">
            <text:p>0,40</text:p>
          </table:table-cell>
          <table:table-cell table:style-name="ce4" table:formula="of:=COS(RADIANS([.$A35])) * TAN(RADIANS([.AB$3]))" office:value-type="float" office:value="0.418068426405453" calcext:value-type="float">
            <text:p>0,42</text:p>
          </table:table-cell>
          <table:table-cell table:style-name="ce4" table:formula="of:=COS(RADIANS([.$A35])) * TAN(RADIANS([.AC$3]))" office:value-type="float" office:value="0.43674855418217" calcext:value-type="float">
            <text:p>0,44</text:p>
          </table:table-cell>
          <table:table-cell table:style-name="ce4" table:formula="of:=COS(RADIANS([.$A35])) * TAN(RADIANS([.AD$3]))" office:value-type="float" office:value="0.455763938295124" calcext:value-type="float">
            <text:p>0,46</text:p>
          </table:table-cell>
          <table:table-cell table:style-name="ce4" table:formula="of:=COS(RADIANS([.$A35])) * TAN(RADIANS([.AE$3]))" office:value-type="float" office:value="0.475135593388518" calcext:value-type="float">
            <text:p>0,48</text:p>
          </table:table-cell>
          <table:table-cell table:style-name="ce4" table:formula="of:=COS(RADIANS([.$A35])) * TAN(RADIANS([.AF$3]))" office:value-type="float" office:value="0.494885771800909" calcext:value-type="float">
            <text:p>0,49</text:p>
          </table:table-cell>
          <table:table-cell table:style-name="ce4" table:formula="of:=COS(RADIANS([.$A35])) * TAN(RADIANS([.AG$3]))" office:value-type="float" office:value="0.515038074910054" calcext:value-type="float">
            <text:p>0,52</text:p>
          </table:table-cell>
          <table:table-cell table:style-name="ce4" table:formula="of:=COS(RADIANS([.$A35])) * TAN(RADIANS([.AH$3]))" office:value-type="float" office:value="0.535617575667597" calcext:value-type="float">
            <text:p>0,54</text:p>
          </table:table-cell>
          <table:table-cell table:style-name="ce4" table:formula="of:=COS(RADIANS([.$A35])) * TAN(RADIANS([.AI$3]))" office:value-type="float" office:value="0.556650953716565" calcext:value-type="float">
            <text:p>0,56</text:p>
          </table:table-cell>
          <table:table-cell table:style-name="ce4" table:formula="of:=COS(RADIANS([.$A35])) * TAN(RADIANS([.AJ$3]))" office:value-type="float" office:value="0.578166644682408" calcext:value-type="float">
            <text:p>0,58</text:p>
          </table:table-cell>
          <table:table-cell table:style-name="ce4" table:formula="of:=COS(RADIANS([.$A35])) * TAN(RADIANS([.AK$3]))" office:value-type="float" office:value="0.600195005458488" calcext:value-type="float">
            <text:p>0,60</text:p>
          </table:table-cell>
          <table:table-cell table:style-name="ce4" table:formula="of:=COS(RADIANS([.$A35])) * TAN(RADIANS([.AL$3]))" office:value-type="float" office:value="0.622768497575644" calcext:value-type="float">
            <text:p>0,62</text:p>
          </table:table-cell>
          <table:table-cell table:style-name="ce4" table:formula="of:=COS(RADIANS([.$A35])) * TAN(RADIANS([.AM$3]))" office:value-type="float" office:value="0.645921891059756" calcext:value-type="float">
            <text:p>0,65</text:p>
          </table:table-cell>
          <table:table-cell table:style-name="ce4" table:formula="of:=COS(RADIANS([.$A35])) * TAN(RADIANS([.AN$3]))" office:value-type="float" office:value="0.669692491550122" calcext:value-type="float">
            <text:p>0,67</text:p>
          </table:table-cell>
          <table:table-cell table:style-name="ce4" table:formula="of:=COS(RADIANS([.$A35])) * TAN(RADIANS([.AO$3]))" office:value-type="float" office:value="0.694120393885434" calcext:value-type="float">
            <text:p>0,69</text:p>
          </table:table-cell>
          <table:table-cell table:style-name="ce4" table:formula="of:=COS(RADIANS([.$A35])) * TAN(RADIANS([.AP$3]))" office:value-type="float" office:value="0.719248765876367" calcext:value-type="float">
            <text:p>0,72</text:p>
          </table:table-cell>
          <table:table-cell table:style-name="ce4" table:formula="of:=COS(RADIANS([.$A35])) * TAN(RADIANS([.AQ$3]))" office:value-type="float" office:value="0.74512416659008" calcext:value-type="float">
            <text:p>0,75</text:p>
          </table:table-cell>
          <table:table-cell table:style-name="ce4" table:formula="of:=COS(RADIANS([.$A35])) * TAN(RADIANS([.AR$3]))" office:value-type="float" office:value="0.771796904192045" calcext:value-type="float">
            <text:p>0,77</text:p>
          </table:table-cell>
          <table:table-cell table:style-name="ce4" table:formula="of:=COS(RADIANS([.$A35])) * TAN(RADIANS([.AS$3]))" office:value-type="float" office:value="0.799321439248617" calcext:value-type="float">
            <text:p>0,80</text:p>
          </table:table-cell>
          <table:table-cell table:style-name="ce4" table:formula="of:=COS(RADIANS([.$A35])) * TAN(RADIANS([.AT$3]))" office:value-type="float" office:value="0.827756840419709" calcext:value-type="float">
            <text:p>0,83</text:p>
          </table:table-cell>
          <table:table-cell table:style-name="ce4" table:formula="of:=COS(RADIANS([.$A35])) * TAN(RADIANS([.AU$3]))" office:value-type="float" office:value="0.857167300702112" calcext:value-type="float">
            <text:p>0,86</text:p>
          </table:table-cell>
          <table:table-cell table:style-name="ce4" table:formula="of:=COS(RADIANS([.$A35])) * TAN(RADIANS([.AV$3]))" office:value-type="float" office:value="0.887622723867074" calcext:value-type="float">
            <text:p>0,89</text:p>
          </table:table-cell>
          <table:table-cell table:style-name="ce4" table:formula="of:=COS(RADIANS([.$A35])) * TAN(RADIANS([.AW$3]))" office:value-type="float" office:value="0.919199392529263" calcext:value-type="float">
            <text:p>0,92</text:p>
          </table:table-cell>
          <table:table-cell table:style-name="ce4" table:formula="of:=COS(RADIANS([.$A35])) * TAN(RADIANS([.AX$3]))" office:value-type="float" office:value="0.951980731462124" calcext:value-type="float">
            <text:p>0,95</text:p>
          </table:table-cell>
          <table:table-cell table:style-name="ce4" table:formula="of:=COS(RADIANS([.$A35])) * TAN(RADIANS([.AY$3]))" office:value-type="float" office:value="0.986058182430621" calcext:value-type="float">
            <text:p>0,99</text:p>
          </table:table-cell>
          <table:table-cell table:style-name="ce4" table:formula="of:=COS(RADIANS([.$A35])) * TAN(RADIANS([.AZ$3]))" office:value-type="float" office:value="1.02153221006602" calcext:value-type="float">
            <text:p>1,02</text:p>
          </table:table-cell>
          <table:table-cell table:style-name="ce4" table:formula="of:=COS(RADIANS([.$A35])) * TAN(RADIANS([.BA$3]))" office:value-type="float" office:value="1.05851346231186" calcext:value-type="float">
            <text:p>1,06</text:p>
          </table:table-cell>
          <table:table-cell table:style-name="ce4" table:formula="of:=COS(RADIANS([.$A35])) * TAN(RADIANS([.BB$3]))" office:value-type="float" office:value="1.0971241139232" calcext:value-type="float">
            <text:p>1,10</text:p>
          </table:table-cell>
          <table:table-cell table:style-name="ce4" table:formula="of:=COS(RADIANS([.$A35])) * TAN(RADIANS([.BC$3]))" office:value-type="float" office:value="1.13749942765908" calcext:value-type="float">
            <text:p>1,14</text:p>
          </table:table-cell>
          <table:table-cell table:style-name="ce4" table:formula="of:=COS(RADIANS([.$A35])) * TAN(RADIANS([.BD$3]))" office:value-type="float" office:value="1.17978957550547" calcext:value-type="float">
            <text:p>1,18</text:p>
          </table:table-cell>
          <table:table-cell table:style-name="ce4" table:formula="of:=COS(RADIANS([.$A35])) * TAN(RADIANS([.BE$3]))" office:value-type="float" office:value="1.22416177194224" calcext:value-type="float">
            <text:p>1,22</text:p>
          </table:table-cell>
          <table:table-cell table:style-name="ce4" table:formula="of:=COS(RADIANS([.$A35])) * TAN(RADIANS([.BF$3]))" office:value-type="float" office:value="1.27080278350637" calcext:value-type="float">
            <text:p>1,27</text:p>
          </table:table-cell>
          <table:table-cell table:style-name="ce4" table:formula="of:=COS(RADIANS([.$A35])) * TAN(RADIANS([.BG$3]))" office:value-type="float" office:value="1.3199218944787" calcext:value-type="float">
            <text:p>1,32</text:p>
          </table:table-cell>
          <table:table-cell table:style-name="ce4" table:formula="of:=COS(RADIANS([.$A35])) * TAN(RADIANS([.BH$3]))" office:value-type="float" office:value="1.3717544284785" calcext:value-type="float">
            <text:p>1,37</text:p>
          </table:table-cell>
          <table:table-cell table:style-name="ce4" table:formula="of:=COS(RADIANS([.$A35])) * TAN(RADIANS([.BI$3]))" office:value-type="float" office:value="1.4265659515003" calcext:value-type="float">
            <text:p>1,43</text:p>
          </table:table-cell>
          <table:table-cell table:style-name="ce4" table:formula="of:=COS(RADIANS([.$A35])) * TAN(RADIANS([.BJ$3]))" office:value-type="float" office:value="1.48465731540273" calcext:value-type="float">
            <text:p>1,48</text:p>
          </table:table-cell>
          <table:table-cell table:style-name="ce4" table:formula="of:=COS(RADIANS([.$A35])) * TAN(RADIANS([.BK$3]))" office:value-type="float" office:value="1.54637074472371" calcext:value-type="float">
            <text:p>1,55</text:p>
          </table:table-cell>
          <table:table-cell table:style-name="ce4" table:formula="of:=COS(RADIANS([.$A35])) * TAN(RADIANS([.BL$3]))" office:value-type="float" office:value="1.61209722765994" calcext:value-type="float">
            <text:p>1,61</text:p>
          </table:table-cell>
          <table:table-cell table:style-name="ce4" table:formula="of:=COS(RADIANS([.$A35])) * TAN(RADIANS([.BM$3]))" office:value-type="float" office:value="1.68228554933346" calcext:value-type="float">
            <text:p>1,68</text:p>
          </table:table-cell>
          <table:table-cell table:style-name="ce4" table:formula="of:=COS(RADIANS([.$A35])) * TAN(RADIANS([.BN$3]))" office:value-type="float" office:value="1.7574534095057" calcext:value-type="float">
            <text:p>1,76</text:p>
          </table:table-cell>
          <table:table-cell table:style-name="ce4" table:formula="of:=COS(RADIANS([.$A35])) * TAN(RADIANS([.BO$3]))" office:value-type="float" office:value="1.83820120839018" calcext:value-type="float">
            <text:p>1,84</text:p>
          </table:table-cell>
          <table:table-cell table:style-name="ce4" table:formula="of:=COS(RADIANS([.$A35])) * TAN(RADIANS([.BP$3]))" office:value-type="float" office:value="1.92522927876516" calcext:value-type="float">
            <text:p>1,93</text:p>
          </table:table-cell>
          <table:table-cell table:style-name="ce4" table:formula="of:=COS(RADIANS([.$A35])) * TAN(RADIANS([.BQ$3]))" office:value-type="float" office:value="2.01935961326583" calcext:value-type="float">
            <text:p>2,02</text:p>
          </table:table-cell>
          <table:table-cell table:style-name="ce4" table:formula="of:=COS(RADIANS([.$A35])) * TAN(RADIANS([.BR$3]))" office:value-type="float" office:value="2.12156351714613" calcext:value-type="float">
            <text:p>2,12</text:p>
          </table:table-cell>
          <table:table-cell table:style-name="ce4" table:formula="of:=COS(RADIANS([.$A35])) * TAN(RADIANS([.BS$3]))" office:value-type="float" office:value="2.23299716167218" calcext:value-type="float">
            <text:p>2,23</text:p>
          </table:table-cell>
          <table:table-cell table:style-name="ce4" table:formula="of:=COS(RADIANS([.$A35])) * TAN(RADIANS([.BT$3]))" office:value-type="float" office:value="2.35504780337392" calcext:value-type="float">
            <text:p>2,36</text:p>
          </table:table-cell>
          <table:table-cell table:style-name="ce4" table:formula="of:=COS(RADIANS([.$A35])) * TAN(RADIANS([.BU$3]))" office:value-type="float" office:value="2.4893945986871" calcext:value-type="float">
            <text:p>2,49</text:p>
          </table:table-cell>
          <table:table-cell table:style-name="ce4" table:formula="of:=COS(RADIANS([.$A35])) * TAN(RADIANS([.BV$3]))" office:value-type="float" office:value="2.63808968997584" calcext:value-type="float">
            <text:p>2,64</text:p>
          </table:table-cell>
          <table:table-cell table:style-name="ce4" table:formula="of:=COS(RADIANS([.$A35])) * TAN(RADIANS([.BW$3]))" office:value-type="float" office:value="2.80366790998049" calcext:value-type="float">
            <text:p>2,80</text:p>
          </table:table-cell>
          <table:table-cell table:style-name="ce4" table:formula="of:=COS(RADIANS([.$A35])) * TAN(RADIANS([.BX$3]))" office:value-type="float" office:value="2.98929762525667" calcext:value-type="float">
            <text:p>2,99</text:p>
          </table:table-cell>
          <table:table-cell table:style-name="ce4" table:formula="of:=COS(RADIANS([.$A35])) * TAN(RADIANS([.BY$3]))" office:value-type="float" office:value="3.19899191680695" calcext:value-type="float">
            <text:p>3,20</text:p>
          </table:table-cell>
          <table:table-cell table:style-name="ce4" table:formula="of:=COS(RADIANS([.$A35])) * TAN(RADIANS([.BZ$3]))" office:value-type="float" office:value="3.43791026650642" calcext:value-type="float">
            <text:p>3,44</text:p>
          </table:table-cell>
          <table:table-cell table:style-name="ce4" table:formula="of:=COS(RADIANS([.$A35])) * TAN(RADIANS([.CA$3]))" office:value-type="float" office:value="3.71279948321647" calcext:value-type="float">
            <text:p>3,71</text:p>
          </table:table-cell>
          <table:table-cell table:style-name="ce4" table:formula="of:=COS(RADIANS([.$A35])) * TAN(RADIANS([.CB$3]))" office:value-type="float" office:value="4.03265509174353" calcext:value-type="float">
            <text:p>4,03</text:p>
          </table:table-cell>
          <table:table-cell table:style-name="ce4" table:formula="of:=COS(RADIANS([.$A35])) * TAN(RADIANS([.CC$3]))" office:value-type="float" office:value="4.40974347918548" calcext:value-type="float">
            <text:p>4,41</text:p>
          </table:table-cell>
          <table:table-cell table:style-name="ce4" table:formula="of:=COS(RADIANS([.$A35])) * TAN(RADIANS([.CD$3]))" office:value-type="float" office:value="4.86123732884267" calcext:value-type="float">
            <text:p>4,86</text:p>
          </table:table-cell>
          <table:table-cell table:style-name="ce4" table:formula="of:=COS(RADIANS([.$A35])) * TAN(RADIANS([.CE$3]))" office:value-type="float" office:value="5.41194134313788" calcext:value-type="float">
            <text:p>5,41</text:p>
          </table:table-cell>
          <table:table-cell table:style-name="ce4" table:formula="of:=COS(RADIANS([.$A35])) * TAN(RADIANS([.CF$3]))" office:value-type="float" office:value="6.09906225843361" calcext:value-type="float">
            <text:p>6,10</text:p>
          </table:table-cell>
          <table:table-cell table:style-name="ce4" table:formula="of:=COS(RADIANS([.$A35])) * TAN(RADIANS([.CG$3]))" office:value-type="float" office:value="6.98106744364987" calcext:value-type="float">
            <text:p>6,98</text:p>
          </table:table-cell>
          <table:table-cell table:style-name="ce4" table:formula="of:=COS(RADIANS([.$A35])) * TAN(RADIANS([.CH$3]))" office:value-type="float" office:value="8.1554020971221" calcext:value-type="float">
            <text:p>8,16</text:p>
          </table:table-cell>
          <table:table-cell table:style-name="ce4" table:formula="of:=COS(RADIANS([.$A35])) * TAN(RADIANS([.CI$3]))" office:value-type="float" office:value="9.79746707924188" calcext:value-type="float">
            <text:p>9,80</text:p>
          </table:table-cell>
          <table:table-cell table:style-name="ce4" table:formula="of:=COS(RADIANS([.$A35])) * TAN(RADIANS([.CJ$3]))" office:value-type="float" office:value="12.2580634935076" calcext:value-type="float">
            <text:p>12,26</text:p>
          </table:table-cell>
          <table:table-cell table:style-name="ce4" table:formula="of:=COS(RADIANS([.$A35])) * TAN(RADIANS([.CK$3]))" office:value-type="float" office:value="16.355726428948" calcext:value-type="float">
            <text:p>16,36</text:p>
          </table:table-cell>
          <table:table-cell table:style-name="ce4" table:formula="of:=COS(RADIANS([.$A35])) * TAN(RADIANS([.CL$3]))" office:value-type="float" office:value="24.5460599287387" calcext:value-type="float">
            <text:p>24,55</text:p>
          </table:table-cell>
          <table:table-cell table:style-name="ce4" table:formula="of:=COS(RADIANS([.$A35])) * TAN(RADIANS([.CM$3]))" office:value-type="float" office:value="49.1070817683654" calcext:value-type="float">
            <text:p>49,11</text:p>
          </table:table-cell>
          <table:table-cell table:number-columns-repeated="93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table:style-name="ce4" table:formula="of:=COS(RADIANS([.$A36])) * TAN(RADIANS([.B$3]))" office:value-type="float" office:value="0" calcext:value-type="float">
            <text:p>0,00</text:p>
          </table:table-cell>
          <table:table-cell table:style-name="ce4" table:formula="of:=COS(RADIANS([.$A36])) * TAN(RADIANS([.C$3]))" office:value-type="float" office:value="0.0148027345806617" calcext:value-type="float">
            <text:p>0,01</text:p>
          </table:table-cell>
          <table:table-cell table:style-name="ce4" table:formula="of:=COS(RADIANS([.$A36])) * TAN(RADIANS([.D$3]))" office:value-type="float" office:value="0.0296144920837941" calcext:value-type="float">
            <text:p>0,03</text:p>
          </table:table-cell>
          <table:table-cell table:style-name="ce4" table:formula="of:=COS(RADIANS([.$A36])) * TAN(RADIANS([.E$3]))" office:value-type="float" office:value="0.0444443174447693" calcext:value-type="float">
            <text:p>0,04</text:p>
          </table:table-cell>
          <table:table-cell table:style-name="ce4" table:formula="of:=COS(RADIANS([.$A36])) * TAN(RADIANS([.F$3]))" office:value-type="float" office:value="0.0593012997389824" calcext:value-type="float">
            <text:p>0,06</text:p>
          </table:table-cell>
          <table:table-cell table:style-name="ce4" table:formula="of:=COS(RADIANS([.$A36])) * TAN(RADIANS([.G$3]))" office:value-type="float" office:value="0.07419459453843" calcext:value-type="float">
            <text:p>0,07</text:p>
          </table:table-cell>
          <table:table-cell table:style-name="ce4" table:formula="of:=COS(RADIANS([.$A36])) * TAN(RADIANS([.H$3]))" office:value-type="float" office:value="0.089133446615034" calcext:value-type="float">
            <text:p>0,09</text:p>
          </table:table-cell>
          <table:table-cell table:style-name="ce4" table:formula="of:=COS(RADIANS([.$A36])) * TAN(RADIANS([.I$3]))" office:value-type="float" office:value="0.104127213111111" calcext:value-type="float">
            <text:p>0,10</text:p>
          </table:table-cell>
          <table:table-cell table:style-name="ce4" table:formula="of:=COS(RADIANS([.$A36])) * TAN(RADIANS([.J$3]))" office:value-type="float" office:value="0.119185387301598" calcext:value-type="float">
            <text:p>0,12</text:p>
          </table:table-cell>
          <table:table-cell table:style-name="ce4" table:formula="of:=COS(RADIANS([.$A36])) * TAN(RADIANS([.K$3]))" office:value-type="float" office:value="0.134317623078024" calcext:value-type="float">
            <text:p>0,13</text:p>
          </table:table-cell>
          <table:table-cell table:style-name="ce4" table:formula="of:=COS(RADIANS([.$A36])) * TAN(RADIANS([.L$3]))" office:value-type="float" office:value="0.149533760290825" calcext:value-type="float">
            <text:p>0,15</text:p>
          </table:table-cell>
          <table:table-cell table:style-name="ce4" table:formula="of:=COS(RADIANS([.$A36])) * TAN(RADIANS([.M$3]))" office:value-type="float" office:value="0.16484385109454" calcext:value-type="float">
            <text:p>0,16</text:p>
          </table:table-cell>
          <table:table-cell table:style-name="ce4" table:formula="of:=COS(RADIANS([.$A36])) * TAN(RADIANS([.N$3]))" office:value-type="float" office:value="0.180258187449818" calcext:value-type="float">
            <text:p>0,18</text:p>
          </table:table-cell>
          <table:table-cell table:style-name="ce4" table:formula="of:=COS(RADIANS([.$A36])) * TAN(RADIANS([.O$3]))" office:value-type="float" office:value="0.195787329947112" calcext:value-type="float">
            <text:p>0,20</text:p>
          </table:table-cell>
          <table:table-cell table:style-name="ce4" table:formula="of:=COS(RADIANS([.$A36])) * TAN(RADIANS([.P$3]))" office:value-type="float" office:value="0.211442138129643" calcext:value-type="float">
            <text:p>0,21</text:p>
          </table:table-cell>
          <table:table-cell table:style-name="ce4" table:formula="of:=COS(RADIANS([.$A36])) * TAN(RADIANS([.Q$3]))" office:value-type="float" office:value="0.227233802507865" calcext:value-type="float">
            <text:p>0,23</text:p>
          </table:table-cell>
          <table:table-cell table:style-name="ce4" table:formula="of:=COS(RADIANS([.$A36])) * TAN(RADIANS([.R$3]))" office:value-type="float" office:value="0.243173878474397" calcext:value-type="float">
            <text:p>0,24</text:p>
          </table:table-cell>
          <table:table-cell table:style-name="ce4" table:formula="of:=COS(RADIANS([.$A36])) * TAN(RADIANS([.S$3]))" office:value-type="float" office:value="0.259274322347624" calcext:value-type="float">
            <text:p>0,26</text:p>
          </table:table-cell>
          <table:table-cell table:style-name="ce4" table:formula="of:=COS(RADIANS([.$A36])) * TAN(RADIANS([.T$3]))" office:value-type="float" office:value="0.27554752979404" calcext:value-type="float">
            <text:p>0,28</text:p>
          </table:table-cell>
          <table:table-cell table:style-name="ce4" table:formula="of:=COS(RADIANS([.$A36])) * TAN(RADIANS([.U$3]))" office:value-type="float" office:value="0.292006376904387" calcext:value-type="float">
            <text:p>0,29</text:p>
          </table:table-cell>
          <table:table-cell table:style-name="ce4" table:formula="of:=COS(RADIANS([.$A36])) * TAN(RADIANS([.V$3]))" office:value-type="float" office:value="0.308664264227061" calcext:value-type="float">
            <text:p>0,31</text:p>
          </table:table-cell>
          <table:table-cell table:style-name="ce4" table:formula="of:=COS(RADIANS([.$A36])) * TAN(RADIANS([.W$3]))" office:value-type="float" office:value="0.325535164094708" calcext:value-type="float">
            <text:p>0,33</text:p>
          </table:table-cell>
          <table:table-cell table:style-name="ce4" table:formula="of:=COS(RADIANS([.$A36])) * TAN(RADIANS([.X$3]))" office:value-type="float" office:value="0.342633671616771" calcext:value-type="float">
            <text:p>0,34</text:p>
          </table:table-cell>
          <table:table-cell table:style-name="ce4" table:formula="of:=COS(RADIANS([.$A36])) * TAN(RADIANS([.Y$3]))" office:value-type="float" office:value="0.359975059752904" calcext:value-type="float">
            <text:p>0,36</text:p>
          </table:table-cell>
          <table:table-cell table:style-name="ce4" table:formula="of:=COS(RADIANS([.$A36])) * TAN(RADIANS([.Z$3]))" office:value-type="float" office:value="0.377575338930132" calcext:value-type="float">
            <text:p>0,38</text:p>
          </table:table-cell>
          <table:table-cell table:style-name="ce4" table:formula="of:=COS(RADIANS([.$A36])) * TAN(RADIANS([.AA$3]))" office:value-type="float" office:value="0.395451321721508" calcext:value-type="float">
            <text:p>0,40</text:p>
          </table:table-cell>
          <table:table-cell table:style-name="ce4" table:formula="of:=COS(RADIANS([.$A36])) * TAN(RADIANS([.AB$3]))" office:value-type="float" office:value="0.413620693166724" calcext:value-type="float">
            <text:p>0,41</text:p>
          </table:table-cell>
          <table:table-cell table:style-name="ce4" table:formula="of:=COS(RADIANS([.$A36])) * TAN(RADIANS([.AC$3]))" office:value-type="float" office:value="0.432102087386997" calcext:value-type="float">
            <text:p>0,43</text:p>
          </table:table-cell>
          <table:table-cell table:style-name="ce4" table:formula="of:=COS(RADIANS([.$A36])) * TAN(RADIANS([.AD$3]))" office:value-type="float" office:value="0.450915171228932" calcext:value-type="float">
            <text:p>0,45</text:p>
          </table:table-cell>
          <table:table-cell table:style-name="ce4" table:formula="of:=COS(RADIANS([.$A36])) * TAN(RADIANS([.AE$3]))" office:value-type="float" office:value="0.470080735766795" calcext:value-type="float">
            <text:p>0,47</text:p>
          </table:table-cell>
          <table:table-cell table:style-name="ce4" table:formula="of:=COS(RADIANS([.$A36])) * TAN(RADIANS([.AF$3]))" office:value-type="float" office:value="0.489620796601662" calcext:value-type="float">
            <text:p>0,49</text:p>
          </table:table-cell>
          <table:table-cell table:style-name="ce4" table:formula="of:=COS(RADIANS([.$A36])) * TAN(RADIANS([.AG$3]))" office:value-type="float" office:value="0.509558704021694" calcext:value-type="float">
            <text:p>0,51</text:p>
          </table:table-cell>
          <table:table-cell table:style-name="ce4" table:formula="of:=COS(RADIANS([.$A36])) * TAN(RADIANS([.AH$3]))" office:value-type="float" office:value="0.529919264233205" calcext:value-type="float">
            <text:p>0,53</text:p>
          </table:table-cell>
          <table:table-cell table:style-name="ce4" table:formula="of:=COS(RADIANS([.$A36])) * TAN(RADIANS([.AI$3]))" office:value-type="float" office:value="0.550728873040675" calcext:value-type="float">
            <text:p>0,55</text:p>
          </table:table-cell>
          <table:table-cell table:style-name="ce4" table:formula="of:=COS(RADIANS([.$A36])) * TAN(RADIANS([.AJ$3]))" office:value-type="float" office:value="0.572015663549514" calcext:value-type="float">
            <text:p>0,57</text:p>
          </table:table-cell>
          <table:table-cell table:style-name="ce4" table:formula="of:=COS(RADIANS([.$A36])) * TAN(RADIANS([.AK$3]))" office:value-type="float" office:value="0.593809669693122" calcext:value-type="float">
            <text:p>0,59</text:p>
          </table:table-cell>
          <table:table-cell table:style-name="ce4" table:formula="of:=COS(RADIANS([.$A36])) * TAN(RADIANS([.AL$3]))" office:value-type="float" office:value="0.616143007651623" calcext:value-type="float">
            <text:p>0,62</text:p>
          </table:table-cell>
          <table:table-cell table:style-name="ce4" table:formula="of:=COS(RADIANS([.$A36])) * TAN(RADIANS([.AM$3]))" office:value-type="float" office:value="0.639050077540639" calcext:value-type="float">
            <text:p>0,64</text:p>
          </table:table-cell>
          <table:table-cell table:style-name="ce4" table:formula="of:=COS(RADIANS([.$A36])) * TAN(RADIANS([.AN$3]))" office:value-type="float" office:value="0.662567788113402" calcext:value-type="float">
            <text:p>0,66</text:p>
          </table:table-cell>
          <table:table-cell table:style-name="ce4" table:formula="of:=COS(RADIANS([.$A36])) * TAN(RADIANS([.AO$3]))" office:value-type="float" office:value="0.686735807648898" calcext:value-type="float">
            <text:p>0,69</text:p>
          </table:table-cell>
          <table:table-cell table:style-name="ce4" table:formula="of:=COS(RADIANS([.$A36])) * TAN(RADIANS([.AP$3]))" office:value-type="float" office:value="0.711596844705452" calcext:value-type="float">
            <text:p>0,71</text:p>
          </table:table-cell>
          <table:table-cell table:style-name="ce4" table:formula="of:=COS(RADIANS([.$A36])) * TAN(RADIANS([.AQ$3]))" office:value-type="float" office:value="0.737196963019081" calcext:value-type="float">
            <text:p>0,74</text:p>
          </table:table-cell>
          <table:table-cell table:style-name="ce4" table:formula="of:=COS(RADIANS([.$A36])) * TAN(RADIANS([.AR$3]))" office:value-type="float" office:value="0.763585935538329" calcext:value-type="float">
            <text:p>0,76</text:p>
          </table:table-cell>
          <table:table-cell table:style-name="ce4" table:formula="of:=COS(RADIANS([.$A36])) * TAN(RADIANS([.AS$3]))" office:value-type="float" office:value="0.79081764343619" calcext:value-type="float">
            <text:p>0,79</text:p>
          </table:table-cell>
          <table:table-cell table:style-name="ce4" table:formula="of:=COS(RADIANS([.$A36])) * TAN(RADIANS([.AT$3]))" office:value-type="float" office:value="0.818950526954771" calcext:value-type="float">
            <text:p>0,82</text:p>
          </table:table-cell>
          <table:table-cell table:style-name="ce4" table:formula="of:=COS(RADIANS([.$A36])) * TAN(RADIANS([.AU$3]))" office:value-type="float" office:value="0.848048096156426" calcext:value-type="float">
            <text:p>0,85</text:p>
          </table:table-cell>
          <table:table-cell table:style-name="ce4" table:formula="of:=COS(RADIANS([.$A36])) * TAN(RADIANS([.AV$3]))" office:value-type="float" office:value="0.878179511122358" calcext:value-type="float">
            <text:p>0,88</text:p>
          </table:table-cell>
          <table:table-cell table:style-name="ce4" table:formula="of:=COS(RADIANS([.$A36])) * TAN(RADIANS([.AW$3]))" office:value-type="float" office:value="0.909420242914154" calcext:value-type="float">
            <text:p>0,91</text:p>
          </table:table-cell>
          <table:table-cell table:style-name="ce4" table:formula="of:=COS(RADIANS([.$A36])) * TAN(RADIANS([.AX$3]))" office:value-type="float" office:value="0.941852828768397" calcext:value-type="float">
            <text:p>0,94</text:p>
          </table:table-cell>
          <table:table-cell table:style-name="ce4" table:formula="of:=COS(RADIANS([.$A36])) * TAN(RADIANS([.AY$3]))" office:value-type="float" office:value="0.975567737622277" calcext:value-type="float">
            <text:p>0,98</text:p>
          </table:table-cell>
          <table:table-cell table:style-name="ce4" table:formula="of:=COS(RADIANS([.$A36])) * TAN(RADIANS([.AZ$3]))" office:value-type="float" office:value="1.0106643652871" calcext:value-type="float">
            <text:p>1,01</text:p>
          </table:table-cell>
          <table:table-cell table:style-name="ce4" table:formula="of:=COS(RADIANS([.$A36])) * TAN(RADIANS([.BA$3]))" office:value-type="float" office:value="1.04725218254853" calcext:value-type="float">
            <text:p>1,05</text:p>
          </table:table-cell>
          <table:table-cell table:style-name="ce4" table:formula="of:=COS(RADIANS([.$A36])) * TAN(RADIANS([.BB$3]))" office:value-type="float" office:value="1.08545206437269" calcext:value-type="float">
            <text:p>1,09</text:p>
          </table:table-cell>
          <table:table-cell table:style-name="ce4" table:formula="of:=COS(RADIANS([.$A36])) * TAN(RADIANS([.BC$3]))" office:value-type="float" office:value="1.12539783448943" calcext:value-type="float">
            <text:p>1,13</text:p>
          </table:table-cell>
          <table:table-cell table:style-name="ce4" table:formula="of:=COS(RADIANS([.$A36])) * TAN(RADIANS([.BD$3]))" office:value-type="float" office:value="1.1672380672397" calcext:value-type="float">
            <text:p>1,17</text:p>
          </table:table-cell>
          <table:table-cell table:style-name="ce4" table:formula="of:=COS(RADIANS([.$A36])) * TAN(RADIANS([.BE$3]))" office:value-type="float" office:value="1.21113819814724" calcext:value-type="float">
            <text:p>1,21</text:p>
          </table:table-cell>
          <table:table-cell table:style-name="ce4" table:formula="of:=COS(RADIANS([.$A36])) * TAN(RADIANS([.BF$3]))" office:value-type="float" office:value="1.25728300678306" calcext:value-type="float">
            <text:p>1,26</text:p>
          </table:table-cell>
          <table:table-cell table:style-name="ce4" table:formula="of:=COS(RADIANS([.$A36])) * TAN(RADIANS([.BG$3]))" office:value-type="float" office:value="1.30587955090094" calcext:value-type="float">
            <text:p>1,31</text:p>
          </table:table-cell>
          <table:table-cell table:style-name="ce4" table:formula="of:=COS(RADIANS([.$A36])) * TAN(RADIANS([.BH$3]))" office:value-type="float" office:value="1.35716065056665" calcext:value-type="float">
            <text:p>1,36</text:p>
          </table:table-cell>
          <table:table-cell table:style-name="ce4" table:formula="of:=COS(RADIANS([.$A36])) * TAN(RADIANS([.BI$3]))" office:value-type="float" office:value="1.41138904647956" calcext:value-type="float">
            <text:p>1,41</text:p>
          </table:table-cell>
          <table:table-cell table:style-name="ce4" table:formula="of:=COS(RADIANS([.$A36])) * TAN(RADIANS([.BJ$3]))" office:value-type="float" office:value="1.46886238980499" calcext:value-type="float">
            <text:p>1,47</text:p>
          </table:table-cell>
          <table:table-cell table:style-name="ce4" table:formula="of:=COS(RADIANS([.$A36])) * TAN(RADIANS([.BK$3]))" office:value-type="float" office:value="1.5299192642332" calcext:value-type="float">
            <text:p>1,53</text:p>
          </table:table-cell>
          <table:table-cell table:style-name="ce4" table:formula="of:=COS(RADIANS([.$A36])) * TAN(RADIANS([.BL$3]))" office:value-type="float" office:value="1.59494649832796" calcext:value-type="float">
            <text:p>1,59</text:p>
          </table:table-cell>
          <table:table-cell table:style-name="ce4" table:formula="of:=COS(RADIANS([.$A36])) * TAN(RADIANS([.BM$3]))" office:value-type="float" office:value="1.66438810269024" calcext:value-type="float">
            <text:p>1,66</text:p>
          </table:table-cell>
          <table:table-cell table:style-name="ce4" table:formula="of:=COS(RADIANS([.$A36])) * TAN(RADIANS([.BN$3]))" office:value-type="float" office:value="1.73875626939353" calcext:value-type="float">
            <text:p>1,74</text:p>
          </table:table-cell>
          <table:table-cell table:style-name="ce4" table:formula="of:=COS(RADIANS([.$A36])) * TAN(RADIANS([.BO$3]))" office:value-type="float" office:value="1.81864501113241" calcext:value-type="float">
            <text:p>1,82</text:p>
          </table:table-cell>
          <table:table-cell table:style-name="ce4" table:formula="of:=COS(RADIANS([.$A36])) * TAN(RADIANS([.BP$3]))" office:value-type="float" office:value="1.90474721000679" calcext:value-type="float">
            <text:p>1,90</text:p>
          </table:table-cell>
          <table:table-cell table:style-name="ce4" table:formula="of:=COS(RADIANS([.$A36])) * TAN(RADIANS([.BQ$3]))" office:value-type="float" office:value="1.99787611366245" calcext:value-type="float">
            <text:p>2,00</text:p>
          </table:table-cell>
          <table:table-cell table:style-name="ce4" table:formula="of:=COS(RADIANS([.$A36])) * TAN(RADIANS([.BR$3]))" office:value-type="float" office:value="2.09899269386149" calcext:value-type="float">
            <text:p>2,10</text:p>
          </table:table-cell>
          <table:table-cell table:style-name="ce4" table:formula="of:=COS(RADIANS([.$A36])) * TAN(RADIANS([.BS$3]))" office:value-type="float" office:value="2.2092408216315" calcext:value-type="float">
            <text:p>2,21</text:p>
          </table:table-cell>
          <table:table-cell table:style-name="ce4" table:formula="of:=COS(RADIANS([.$A36])) * TAN(RADIANS([.BT$3]))" office:value-type="float" office:value="2.32999299480126" calcext:value-type="float">
            <text:p>2,33</text:p>
          </table:table-cell>
          <table:table-cell table:style-name="ce4" table:formula="of:=COS(RADIANS([.$A36])) * TAN(RADIANS([.BU$3]))" office:value-type="float" office:value="2.46291050564976" calcext:value-type="float">
            <text:p>2,46</text:p>
          </table:table-cell>
          <table:table-cell table:style-name="ce4" table:formula="of:=COS(RADIANS([.$A36])) * TAN(RADIANS([.BV$3]))" office:value-type="float" office:value="2.61002366427345" calcext:value-type="float">
            <text:p>2,61</text:p>
          </table:table-cell>
          <table:table-cell table:style-name="ce4" table:formula="of:=COS(RADIANS([.$A36])) * TAN(RADIANS([.BW$3]))" office:value-type="float" office:value="2.77384033591374" calcext:value-type="float">
            <text:p>2,77</text:p>
          </table:table-cell>
          <table:table-cell table:style-name="ce4" table:formula="of:=COS(RADIANS([.$A36])) * TAN(RADIANS([.BX$3]))" office:value-type="float" office:value="2.9574951796077" calcext:value-type="float">
            <text:p>2,96</text:p>
          </table:table-cell>
          <table:table-cell table:style-name="ce4" table:formula="of:=COS(RADIANS([.$A36])) * TAN(RADIANS([.BY$3]))" office:value-type="float" office:value="3.16495858211784" calcext:value-type="float">
            <text:p>3,16</text:p>
          </table:table-cell>
          <table:table-cell table:style-name="ce4" table:formula="of:=COS(RADIANS([.$A36])) * TAN(RADIANS([.BZ$3]))" office:value-type="float" office:value="3.40133513478557" calcext:value-type="float">
            <text:p>3,40</text:p>
          </table:table-cell>
          <table:table-cell table:style-name="ce4" table:formula="of:=COS(RADIANS([.$A36])) * TAN(RADIANS([.CA$3]))" office:value-type="float" office:value="3.67329986873417" calcext:value-type="float">
            <text:p>3,67</text:p>
          </table:table-cell>
          <table:table-cell table:style-name="ce4" table:formula="of:=COS(RADIANS([.$A36])) * TAN(RADIANS([.CB$3]))" office:value-type="float" office:value="3.9897526074634" calcext:value-type="float">
            <text:p>3,99</text:p>
          </table:table-cell>
          <table:table-cell table:style-name="ce4" table:formula="of:=COS(RADIANS([.$A36])) * TAN(RADIANS([.CC$3]))" office:value-type="float" office:value="4.36282923881752" calcext:value-type="float">
            <text:p>4,36</text:p>
          </table:table-cell>
          <table:table-cell table:style-name="ce4" table:formula="of:=COS(RADIANS([.$A36])) * TAN(RADIANS([.CD$3]))" office:value-type="float" office:value="4.80951974989335" calcext:value-type="float">
            <text:p>4,81</text:p>
          </table:table-cell>
          <table:table-cell table:style-name="ce4" table:formula="of:=COS(RADIANS([.$A36])) * TAN(RADIANS([.CE$3]))" office:value-type="float" office:value="5.35436495162492" calcext:value-type="float">
            <text:p>5,35</text:p>
          </table:table-cell>
          <table:table-cell table:style-name="ce4" table:formula="of:=COS(RADIANS([.$A36])) * TAN(RADIANS([.CF$3]))" office:value-type="float" office:value="6.03417574651701" calcext:value-type="float">
            <text:p>6,03</text:p>
          </table:table-cell>
          <table:table-cell table:style-name="ce4" table:formula="of:=COS(RADIANS([.$A36])) * TAN(RADIANS([.CG$3]))" office:value-type="float" office:value="6.90679748268224" calcext:value-type="float">
            <text:p>6,91</text:p>
          </table:table-cell>
          <table:table-cell table:style-name="ce4" table:formula="of:=COS(RADIANS([.$A36])) * TAN(RADIANS([.CH$3]))" office:value-type="float" office:value="8.06863866154184" calcext:value-type="float">
            <text:p>8,07</text:p>
          </table:table-cell>
          <table:table-cell table:style-name="ce4" table:formula="of:=COS(RADIANS([.$A36])) * TAN(RADIANS([.CI$3]))" office:value-type="float" office:value="9.69323409432511" calcext:value-type="float">
            <text:p>9,69</text:p>
          </table:table-cell>
          <table:table-cell table:style-name="ce4" table:formula="of:=COS(RADIANS([.$A36])) * TAN(RADIANS([.CJ$3]))" office:value-type="float" office:value="12.127652792773" calcext:value-type="float">
            <text:p>12,13</text:p>
          </table:table-cell>
          <table:table-cell table:style-name="ce4" table:formula="of:=COS(RADIANS([.$A36])) * TAN(RADIANS([.CK$3]))" office:value-type="float" office:value="16.1817216405284" calcext:value-type="float">
            <text:p>16,18</text:p>
          </table:table-cell>
          <table:table-cell table:style-name="ce4" table:formula="of:=COS(RADIANS([.$A36])) * TAN(RADIANS([.CL$3]))" office:value-type="float" office:value="24.2849200776297" calcext:value-type="float">
            <text:p>24,28</text:p>
          </table:table-cell>
          <table:table-cell table:style-name="ce4" table:formula="of:=COS(RADIANS([.$A36])) * TAN(RADIANS([.CM$3]))" office:value-type="float" office:value="48.58464288984" calcext:value-type="float">
            <text:p>48,58</text:p>
          </table:table-cell>
          <table:table-cell table:number-columns-repeated="93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style-name="ce4" table:formula="of:=COS(RADIANS([.$A37])) * TAN(RADIANS([.B$3]))" office:value-type="float" office:value="0" calcext:value-type="float">
            <text:p>0,00</text:p>
          </table:table-cell>
          <table:table-cell table:style-name="ce4" table:formula="of:=COS(RADIANS([.$A37])) * TAN(RADIANS([.C$3]))" office:value-type="float" office:value="0.0146390492168725" calcext:value-type="float">
            <text:p>0,01</text:p>
          </table:table-cell>
          <table:table-cell table:style-name="ce4" table:formula="of:=COS(RADIANS([.$A37])) * TAN(RADIANS([.D$3]))" office:value-type="float" office:value="0.0292870215827353" calcext:value-type="float">
            <text:p>0,03</text:p>
          </table:table-cell>
          <table:table-cell table:style-name="ce4" table:formula="of:=COS(RADIANS([.$A37])) * TAN(RADIANS([.E$3]))" office:value-type="float" office:value="0.0439528620160666" calcext:value-type="float">
            <text:p>0,04</text:p>
          </table:table-cell>
          <table:table-cell table:style-name="ce4" table:formula="of:=COS(RADIANS([.$A37])) * TAN(RADIANS([.F$3]))" office:value-type="float" office:value="0.0586455590872767" calcext:value-type="float">
            <text:p>0,06</text:p>
          </table:table-cell>
          <table:table-cell table:style-name="ce4" table:formula="of:=COS(RADIANS([.$A37])) * TAN(RADIANS([.G$3]))" office:value-type="float" office:value="0.0733741671280728" calcext:value-type="float">
            <text:p>0,07</text:p>
          </table:table-cell>
          <table:table-cell table:style-name="ce4" table:formula="of:=COS(RADIANS([.$A37])) * TAN(RADIANS([.H$3]))" office:value-type="float" office:value="0.0881478286837343" calcext:value-type="float">
            <text:p>0,09</text:p>
          </table:table-cell>
          <table:table-cell table:style-name="ce4" table:formula="of:=COS(RADIANS([.$A37])) * TAN(RADIANS([.I$3]))" office:value-type="float" office:value="0.102975797427369" calcext:value-type="float">
            <text:p>0,10</text:p>
          </table:table-cell>
          <table:table-cell table:style-name="ce4" table:formula="of:=COS(RADIANS([.$A37])) * TAN(RADIANS([.J$3]))" office:value-type="float" office:value="0.117867461659379" calcext:value-type="float">
            <text:p>0,12</text:p>
          </table:table-cell>
          <table:table-cell table:style-name="ce4" table:formula="of:=COS(RADIANS([.$A37])) * TAN(RADIANS([.K$3]))" office:value-type="float" office:value="0.132832368520697" calcext:value-type="float">
            <text:p>0,13</text:p>
          </table:table-cell>
          <table:table-cell table:style-name="ce4" table:formula="of:=COS(RADIANS([.$A37])) * TAN(RADIANS([.L$3]))" office:value-type="float" office:value="0.14788024905487" calcext:value-type="float">
            <text:p>0,15</text:p>
          </table:table-cell>
          <table:table-cell table:style-name="ce4" table:formula="of:=COS(RADIANS([.$A37])) * TAN(RADIANS([.M$3]))" office:value-type="float" office:value="0.163021044261937" calcext:value-type="float">
            <text:p>0,16</text:p>
          </table:table-cell>
          <table:table-cell table:style-name="ce4" table:formula="of:=COS(RADIANS([.$A37])) * TAN(RADIANS([.N$3]))" office:value-type="float" office:value="0.178264932296324" calcext:value-type="float">
            <text:p>0,18</text:p>
          </table:table-cell>
          <table:table-cell table:style-name="ce4" table:formula="of:=COS(RADIANS([.$A37])) * TAN(RADIANS([.O$3]))" office:value-type="float" office:value="0.193622356971809" calcext:value-type="float">
            <text:p>0,19</text:p>
          </table:table-cell>
          <table:table-cell table:style-name="ce4" table:formula="of:=COS(RADIANS([.$A37])) * TAN(RADIANS([.P$3]))" office:value-type="float" office:value="0.209104057749189" calcext:value-type="float">
            <text:p>0,21</text:p>
          </table:table-cell>
          <table:table-cell table:style-name="ce4" table:formula="of:=COS(RADIANS([.$A37])) * TAN(RADIANS([.Q$3]))" office:value-type="float" office:value="0.224721101396727" calcext:value-type="float">
            <text:p>0,22</text:p>
          </table:table-cell>
          <table:table-cell table:style-name="ce4" table:formula="of:=COS(RADIANS([.$A37])) * TAN(RADIANS([.R$3]))" office:value-type="float" office:value="0.240484915530069" calcext:value-type="float">
            <text:p>0,24</text:p>
          </table:table-cell>
          <table:table-cell table:style-name="ce4" table:formula="of:=COS(RADIANS([.$A37])) * TAN(RADIANS([.S$3]))" office:value-type="float" office:value="0.256407324257276" calcext:value-type="float">
            <text:p>0,26</text:p>
          </table:table-cell>
          <table:table-cell table:style-name="ce4" table:formula="of:=COS(RADIANS([.$A37])) * TAN(RADIANS([.T$3]))" office:value-type="float" office:value="0.272500586176306" calcext:value-type="float">
            <text:p>0,27</text:p>
          </table:table-cell>
          <table:table-cell table:style-name="ce4" table:formula="of:=COS(RADIANS([.$A37])) * TAN(RADIANS([.U$3]))" office:value-type="float" office:value="0.288777434996936" calcext:value-type="float">
            <text:p>0,29</text:p>
          </table:table-cell>
          <table:table-cell table:style-name="ce4" table:formula="of:=COS(RADIANS([.$A37])) * TAN(RADIANS([.V$3]))" office:value-type="float" office:value="0.305251123087265" calcext:value-type="float">
            <text:p>0,31</text:p>
          </table:table-cell>
          <table:table-cell table:style-name="ce4" table:formula="of:=COS(RADIANS([.$A37])) * TAN(RADIANS([.W$3]))" office:value-type="float" office:value="0.321935468276974" calcext:value-type="float">
            <text:p>0,32</text:p>
          </table:table-cell>
          <table:table-cell table:style-name="ce4" table:formula="of:=COS(RADIANS([.$A37])) * TAN(RADIANS([.X$3]))" office:value-type="float" office:value="0.338844904286017" calcext:value-type="float">
            <text:p>0,34</text:p>
          </table:table-cell>
          <table:table-cell table:style-name="ce4" table:formula="of:=COS(RADIANS([.$A37])) * TAN(RADIANS([.Y$3]))" office:value-type="float" office:value="0.355994535189039" calcext:value-type="float">
            <text:p>0,36</text:p>
          </table:table-cell>
          <table:table-cell table:style-name="ce4" table:formula="of:=COS(RADIANS([.$A37])) * TAN(RADIANS([.Z$3]))" office:value-type="float" office:value="0.373400194373304" calcext:value-type="float">
            <text:p>0,37</text:p>
          </table:table-cell>
          <table:table-cell table:style-name="ce4" table:formula="of:=COS(RADIANS([.$A37])) * TAN(RADIANS([.AA$3]))" office:value-type="float" office:value="0.391078508502153" calcext:value-type="float">
            <text:p>0,39</text:p>
          </table:table-cell>
          <table:table-cell table:style-name="ce4" table:formula="of:=COS(RADIANS([.$A37])) * TAN(RADIANS([.AB$3]))" office:value-type="float" office:value="0.409046967058023" calcext:value-type="float">
            <text:p>0,41</text:p>
          </table:table-cell>
          <table:table-cell table:style-name="ce4" table:formula="of:=COS(RADIANS([.$A37])) * TAN(RADIANS([.AC$3]))" office:value-type="float" office:value="0.42732399811014" calcext:value-type="float">
            <text:p>0,43</text:p>
          </table:table-cell>
          <table:table-cell table:style-name="ce4" table:formula="of:=COS(RADIANS([.$A37])) * TAN(RADIANS([.AD$3]))" office:value-type="float" office:value="0.445929051033471" calcext:value-type="float">
            <text:p>0,45</text:p>
          </table:table-cell>
          <table:table-cell table:style-name="ce4" table:formula="of:=COS(RADIANS([.$A37])) * TAN(RADIANS([.AE$3]))" office:value-type="float" office:value="0.464882686999183" calcext:value-type="float">
            <text:p>0,46</text:p>
          </table:table-cell>
          <table:table-cell table:style-name="ce4" table:formula="of:=COS(RADIANS([.$A37])) * TAN(RADIANS([.AF$3]))" office:value-type="float" office:value="0.484206678164707" calcext:value-type="float">
            <text:p>0,48</text:p>
          </table:table-cell>
          <table:table-cell table:style-name="ce4" table:formula="of:=COS(RADIANS([.$A37])) * TAN(RADIANS([.AG$3]))" office:value-type="float" office:value="0.503924116615883" calcext:value-type="float">
            <text:p>0,50</text:p>
          </table:table-cell>
          <table:table-cell table:style-name="ce4" table:formula="of:=COS(RADIANS([.$A37])) * TAN(RADIANS([.AH$3]))" office:value-type="float" office:value="0.524059534257485" calcext:value-type="float">
            <text:p>0,52</text:p>
          </table:table-cell>
          <table:table-cell table:style-name="ce4" table:formula="of:=COS(RADIANS([.$A37])) * TAN(RADIANS([.AI$3]))" office:value-type="float" office:value="0.544639035015027" calcext:value-type="float">
            <text:p>0,54</text:p>
          </table:table-cell>
          <table:table-cell table:style-name="ce4" table:formula="of:=COS(RADIANS([.$A37])) * TAN(RADIANS([.AJ$3]))" office:value-type="float" office:value="0.565690440904263" calcext:value-type="float">
            <text:p>0,57</text:p>
          </table:table-cell>
          <table:table-cell table:style-name="ce4" table:formula="of:=COS(RADIANS([.$A37])) * TAN(RADIANS([.AK$3]))" office:value-type="float" office:value="0.587243453750004" calcext:value-type="float">
            <text:p>0,59</text:p>
          </table:table-cell>
          <table:table-cell table:style-name="ce4" table:formula="of:=COS(RADIANS([.$A37])) * TAN(RADIANS([.AL$3]))" office:value-type="float" office:value="0.60932983459876" calcext:value-type="float">
            <text:p>0,61</text:p>
          </table:table-cell>
          <table:table-cell table:style-name="ce4" table:formula="of:=COS(RADIANS([.$A37])) * TAN(RADIANS([.AM$3]))" office:value-type="float" office:value="0.631983603177285" calcext:value-type="float">
            <text:p>0,63</text:p>
          </table:table-cell>
          <table:table-cell table:style-name="ce4" table:formula="of:=COS(RADIANS([.$A37])) * TAN(RADIANS([.AN$3]))" office:value-type="float" office:value="0.655241260109985" calcext:value-type="float">
            <text:p>0,66</text:p>
          </table:table-cell>
          <table:table-cell table:style-name="ce4" table:formula="of:=COS(RADIANS([.$A37])) * TAN(RADIANS([.AO$3]))" office:value-type="float" office:value="0.679142035032793" calcext:value-type="float">
            <text:p>0,68</text:p>
          </table:table-cell>
          <table:table-cell table:style-name="ce4" table:formula="of:=COS(RADIANS([.$A37])) * TAN(RADIANS([.AP$3]))" office:value-type="float" office:value="0.703728164242245" calcext:value-type="float">
            <text:p>0,70</text:p>
          </table:table-cell>
          <table:table-cell table:style-name="ce4" table:formula="of:=COS(RADIANS([.$A37])) * TAN(RADIANS([.AQ$3]))" office:value-type="float" office:value="0.72904520211176" calcext:value-type="float">
            <text:p>0,73</text:p>
          </table:table-cell>
          <table:table-cell table:style-name="ce4" table:formula="of:=COS(RADIANS([.$A37])) * TAN(RADIANS([.AR$3]))" office:value-type="float" office:value="0.755142371211626" calcext:value-type="float">
            <text:p>0,76</text:p>
          </table:table-cell>
          <table:table-cell table:style-name="ce4" table:formula="of:=COS(RADIANS([.$A37])) * TAN(RADIANS([.AS$3]))" office:value-type="float" office:value="0.782072956908749" calcext:value-type="float">
            <text:p>0,78</text:p>
          </table:table-cell>
          <table:table-cell table:style-name="ce4" table:formula="of:=COS(RADIANS([.$A37])) * TAN(RADIANS([.AT$3]))" office:value-type="float" office:value="0.809894753225969" calcext:value-type="float">
            <text:p>0,81</text:p>
          </table:table-cell>
          <table:table-cell table:style-name="ce4" table:formula="of:=COS(RADIANS([.$A37])) * TAN(RADIANS([.AU$3]))" office:value-type="float" office:value="0.838670567945424" calcext:value-type="float">
            <text:p>0,84</text:p>
          </table:table-cell>
          <table:table-cell table:style-name="ce4" table:formula="of:=COS(RADIANS([.$A37])) * TAN(RADIANS([.AV$3]))" office:value-type="float" office:value="0.86846879639144" calcext:value-type="float">
            <text:p>0,87</text:p>
          </table:table-cell>
          <table:table-cell table:style-name="ce4" table:formula="of:=COS(RADIANS([.$A37])) * TAN(RADIANS([.AW$3]))" office:value-type="float" office:value="0.899364075083302" calcext:value-type="float">
            <text:p>0,90</text:p>
          </table:table-cell>
          <table:table-cell table:style-name="ce4" table:formula="of:=COS(RADIANS([.$A37])) * TAN(RADIANS([.AX$3]))" office:value-type="float" office:value="0.931438028579095" calcext:value-type="float">
            <text:p>0,93</text:p>
          </table:table-cell>
          <table:table-cell table:style-name="ce4" table:formula="of:=COS(RADIANS([.$A37])) * TAN(RADIANS([.AY$3]))" office:value-type="float" office:value="0.964780125430517" calcext:value-type="float">
            <text:p>0,96</text:p>
          </table:table-cell>
          <table:table-cell table:style-name="ce4" table:formula="of:=COS(RADIANS([.$A37])) * TAN(RADIANS([.AZ$3]))" office:value-type="float" office:value="0.999488662351985" calcext:value-type="float">
            <text:p>1,00</text:p>
          </table:table-cell>
          <table:table-cell table:style-name="ce4" table:formula="of:=COS(RADIANS([.$A37])) * TAN(RADIANS([.BA$3]))" office:value-type="float" office:value="1.03567189962544" calcext:value-type="float">
            <text:p>1,04</text:p>
          </table:table-cell>
          <table:table-cell table:style-name="ce4" table:formula="of:=COS(RADIANS([.$A37])) * TAN(RADIANS([.BB$3]))" office:value-type="float" office:value="1.07344937560836" calcext:value-type="float">
            <text:p>1,07</text:p>
          </table:table-cell>
          <table:table-cell table:style-name="ce4" table:formula="of:=COS(RADIANS([.$A37])) * TAN(RADIANS([.BC$3]))" office:value-type="float" office:value="1.11295343423742" calcext:value-type="float">
            <text:p>1,11</text:p>
          </table:table-cell>
          <table:table-cell table:style-name="ce4" table:formula="of:=COS(RADIANS([.$A37])) * TAN(RADIANS([.BD$3]))" office:value-type="float" office:value="1.15433100695137" calcext:value-type="float">
            <text:p>1,15</text:p>
          </table:table-cell>
          <table:table-cell table:style-name="ce4" table:formula="of:=COS(RADIANS([.$A37])) * TAN(RADIANS([.BE$3]))" office:value-type="float" office:value="1.19774569992453" calcext:value-type="float">
            <text:p>1,20</text:p>
          </table:table-cell>
          <table:table-cell table:style-name="ce4" table:formula="of:=COS(RADIANS([.$A37])) * TAN(RADIANS([.BF$3]))" office:value-type="float" office:value="1.2433802494763" calcext:value-type="float">
            <text:p>1,24</text:p>
          </table:table-cell>
          <table:table-cell table:style-name="ce4" table:formula="of:=COS(RADIANS([.$A37])) * TAN(RADIANS([.BG$3]))" office:value-type="float" office:value="1.29143942376164" calcext:value-type="float">
            <text:p>1,29</text:p>
          </table:table-cell>
          <table:table-cell table:style-name="ce4" table:formula="of:=COS(RADIANS([.$A37])) * TAN(RADIANS([.BH$3]))" office:value-type="float" office:value="1.34215346837353" calcext:value-type="float">
            <text:p>1,34</text:p>
          </table:table-cell>
          <table:table-cell table:style-name="ce4" table:formula="of:=COS(RADIANS([.$A37])) * TAN(RADIANS([.BI$3]))" office:value-type="float" office:value="1.39578221868282" calcext:value-type="float">
            <text:p>1,40</text:p>
          </table:table-cell>
          <table:table-cell table:style-name="ce4" table:formula="of:=COS(RADIANS([.$A37])) * TAN(RADIANS([.BJ$3]))" office:value-type="float" office:value="1.45262003449412" calcext:value-type="float">
            <text:p>1,45</text:p>
          </table:table-cell>
          <table:table-cell table:style-name="ce4" table:formula="of:=COS(RADIANS([.$A37])) * TAN(RADIANS([.BK$3]))" office:value-type="float" office:value="1.51300175551415" calcext:value-type="float">
            <text:p>1,51</text:p>
          </table:table-cell>
          <table:table-cell table:style-name="ce4" table:formula="of:=COS(RADIANS([.$A37])) * TAN(RADIANS([.BL$3]))" office:value-type="float" office:value="1.577309932842" calcext:value-type="float">
            <text:p>1,58</text:p>
          </table:table-cell>
          <table:table-cell table:style-name="ce4" table:formula="of:=COS(RADIANS([.$A37])) * TAN(RADIANS([.BM$3]))" office:value-type="float" office:value="1.64598366730766" calcext:value-type="float">
            <text:p>1,65</text:p>
          </table:table-cell>
          <table:table-cell table:style-name="ce4" table:formula="of:=COS(RADIANS([.$A37])) * TAN(RADIANS([.BN$3]))" office:value-type="float" office:value="1.71952948727799" calcext:value-type="float">
            <text:p>1,72</text:p>
          </table:table-cell>
          <table:table-cell table:style-name="ce4" table:formula="of:=COS(RADIANS([.$A37])) * TAN(RADIANS([.BO$3]))" office:value-type="float" office:value="1.79853483698664" calcext:value-type="float">
            <text:p>1,80</text:p>
          </table:table-cell>
          <table:table-cell table:style-name="ce4" table:formula="of:=COS(RADIANS([.$A37])) * TAN(RADIANS([.BP$3]))" office:value-type="float" office:value="1.88368493679656" calcext:value-type="float">
            <text:p>1,88</text:p>
          </table:table-cell>
          <table:table-cell table:style-name="ce4" table:formula="of:=COS(RADIANS([.$A37])) * TAN(RADIANS([.BQ$3]))" office:value-type="float" office:value="1.97578404164098" calcext:value-type="float">
            <text:p>1,98</text:p>
          </table:table-cell>
          <table:table-cell table:style-name="ce4" table:formula="of:=COS(RADIANS([.$A37])) * TAN(RADIANS([.BR$3]))" office:value-type="float" office:value="2.0757824970689" calcext:value-type="float">
            <text:p>2,08</text:p>
          </table:table-cell>
          <table:table-cell table:style-name="ce4" table:formula="of:=COS(RADIANS([.$A37])) * TAN(RADIANS([.BS$3]))" office:value-type="float" office:value="2.18481152543516" calcext:value-type="float">
            <text:p>2,18</text:p>
          </table:table-cell>
          <table:table-cell table:style-name="ce4" table:formula="of:=COS(RADIANS([.$A37])) * TAN(RADIANS([.BT$3]))" office:value-type="float" office:value="2.30422844779124" calcext:value-type="float">
            <text:p>2,30</text:p>
          </table:table-cell>
          <table:table-cell table:style-name="ce4" table:formula="of:=COS(RADIANS([.$A37])) * TAN(RADIANS([.BU$3]))" office:value-type="float" office:value="2.43567618621366" calcext:value-type="float">
            <text:p>2,44</text:p>
          </table:table-cell>
          <table:table-cell table:style-name="ce4" table:formula="of:=COS(RADIANS([.$A37])) * TAN(RADIANS([.BV$3]))" office:value-type="float" office:value="2.58116260007905" calcext:value-type="float">
            <text:p>2,58</text:p>
          </table:table-cell>
          <table:table-cell table:style-name="ce4" table:formula="of:=COS(RADIANS([.$A37])) * TAN(RADIANS([.BW$3]))" office:value-type="float" office:value="2.74316782320987" calcext:value-type="float">
            <text:p>2,74</text:p>
          </table:table-cell>
          <table:table-cell table:style-name="ce4" table:formula="of:=COS(RADIANS([.$A37])) * TAN(RADIANS([.BX$3]))" office:value-type="float" office:value="2.92479185227713" calcext:value-type="float">
            <text:p>2,92</text:p>
          </table:table-cell>
          <table:table-cell table:style-name="ce4" table:formula="of:=COS(RADIANS([.$A37])) * TAN(RADIANS([.BY$3]))" office:value-type="float" office:value="3.12996117038497" calcext:value-type="float">
            <text:p>3,13</text:p>
          </table:table-cell>
          <table:table-cell table:style-name="ce4" table:formula="of:=COS(RADIANS([.$A37])) * TAN(RADIANS([.BZ$3]))" office:value-type="float" office:value="3.36372392343319" calcext:value-type="float">
            <text:p>3,36</text:p>
          </table:table-cell>
          <table:table-cell table:style-name="ce4" table:formula="of:=COS(RADIANS([.$A37])) * TAN(RADIANS([.CA$3]))" office:value-type="float" office:value="3.63268133152779" calcext:value-type="float">
            <text:p>3,63</text:p>
          </table:table-cell>
          <table:table-cell table:style-name="ce4" table:formula="of:=COS(RADIANS([.$A37])) * TAN(RADIANS([.CB$3]))" office:value-type="float" office:value="3.94563480588944" calcext:value-type="float">
            <text:p>3,95</text:p>
          </table:table-cell>
          <table:table-cell table:style-name="ce4" table:formula="of:=COS(RADIANS([.$A37])) * TAN(RADIANS([.CC$3]))" office:value-type="float" office:value="4.31458603839973" calcext:value-type="float">
            <text:p>4,31</text:p>
          </table:table-cell>
          <table:table-cell table:style-name="ce4" table:formula="of:=COS(RADIANS([.$A37])) * TAN(RADIANS([.CD$3]))" office:value-type="float" office:value="4.75633714463734" calcext:value-type="float">
            <text:p>4,76</text:p>
          </table:table-cell>
          <table:table-cell table:style-name="ce4" table:formula="of:=COS(RADIANS([.$A37])) * TAN(RADIANS([.CE$3]))" office:value-type="float" office:value="5.2951575686788" calcext:value-type="float">
            <text:p>5,30</text:p>
          </table:table-cell>
          <table:table-cell table:style-name="ce4" table:formula="of:=COS(RADIANS([.$A37])) * TAN(RADIANS([.CF$3]))" office:value-type="float" office:value="5.96745116621364" calcext:value-type="float">
            <text:p>5,97</text:p>
          </table:table-cell>
          <table:table-cell table:style-name="ce4" table:formula="of:=COS(RADIANS([.$A37])) * TAN(RADIANS([.CG$3]))" office:value-type="float" office:value="6.83042364429374" calcext:value-type="float">
            <text:p>6,83</text:p>
          </table:table-cell>
          <table:table-cell table:style-name="ce4" table:formula="of:=COS(RADIANS([.$A37])) * TAN(RADIANS([.CH$3]))" office:value-type="float" office:value="7.97941744046261" calcext:value-type="float">
            <text:p>7,98</text:p>
          </table:table-cell>
          <table:table-cell table:style-name="ce4" table:formula="of:=COS(RADIANS([.$A37])) * TAN(RADIANS([.CI$3]))" office:value-type="float" office:value="9.58604845640274" calcext:value-type="float">
            <text:p>9,59</text:p>
          </table:table-cell>
          <table:table-cell table:style-name="ce4" table:formula="of:=COS(RADIANS([.$A37])) * TAN(RADIANS([.CJ$3]))" office:value-type="float" office:value="11.9935478915146" calcext:value-type="float">
            <text:p>11,99</text:p>
          </table:table-cell>
          <table:table-cell table:style-name="ce4" table:formula="of:=COS(RADIANS([.$A37])) * TAN(RADIANS([.CK$3]))" office:value-type="float" office:value="16.0027877429412" calcext:value-type="float">
            <text:p>16,00</text:p>
          </table:table-cell>
          <table:table-cell table:style-name="ce4" table:formula="of:=COS(RADIANS([.$A37])) * TAN(RADIANS([.CL$3]))" office:value-type="float" office:value="24.0163828046118" calcext:value-type="float">
            <text:p>24,02</text:p>
          </table:table-cell>
          <table:table-cell table:style-name="ce4" table:formula="of:=COS(RADIANS([.$A37])) * TAN(RADIANS([.CM$3]))" office:value-type="float" office:value="48.0474046584403" calcext:value-type="float">
            <text:p>48,05</text:p>
          </table:table-cell>
          <table:table-cell table:number-columns-repeated="933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table:style-name="ce4" table:formula="of:=COS(RADIANS([.$A38])) * TAN(RADIANS([.B$3]))" office:value-type="float" office:value="0" calcext:value-type="float">
            <text:p>0,00</text:p>
          </table:table-cell>
          <table:table-cell table:style-name="ce4" table:formula="of:=COS(RADIANS([.$A38])) * TAN(RADIANS([.C$3]))" office:value-type="float" office:value="0.0144709046568802" calcext:value-type="float">
            <text:p>0,01</text:p>
          </table:table-cell>
          <table:table-cell table:style-name="ce4" table:formula="of:=COS(RADIANS([.$A38])) * TAN(RADIANS([.D$3]))" office:value-type="float" office:value="0.0289506299711927" calcext:value-type="float">
            <text:p>0,03</text:p>
          </table:table-cell>
          <table:table-cell table:style-name="ce4" table:formula="of:=COS(RADIANS([.$A38])) * TAN(RADIANS([.E$3]))" office:value-type="float" office:value="0.0434480181198129" calcext:value-type="float">
            <text:p>0,04</text:p>
          </table:table-cell>
          <table:table-cell table:style-name="ce4" table:formula="of:=COS(RADIANS([.$A38])) * TAN(RADIANS([.F$3]))" office:value-type="float" office:value="0.0579719544301608" calcext:value-type="float">
            <text:p>0,06</text:p>
          </table:table-cell>
          <table:table-cell table:style-name="ce4" table:formula="of:=COS(RADIANS([.$A38])) * TAN(RADIANS([.G$3]))" office:value-type="float" office:value="0.0725313892356169" calcext:value-type="float">
            <text:p>0,07</text:p>
          </table:table-cell>
          <table:table-cell table:style-name="ce4" table:formula="of:=COS(RADIANS([.$A38])) * TAN(RADIANS([.H$3]))" office:value-type="float" office:value="0.0871353600699104" calcext:value-type="float">
            <text:p>0,09</text:p>
          </table:table-cell>
          <table:table-cell table:style-name="ce4" table:formula="of:=COS(RADIANS([.$A38])) * TAN(RADIANS([.I$3]))" office:value-type="float" office:value="0.101793014318181" calcext:value-type="float">
            <text:p>0,10</text:p>
          </table:table-cell>
          <table:table-cell table:style-name="ce4" table:formula="of:=COS(RADIANS([.$A38])) * TAN(RADIANS([.J$3]))" office:value-type="float" office:value="0.11651363244653" calcext:value-type="float">
            <text:p>0,12</text:p>
          </table:table-cell>
          <table:table-cell table:style-name="ce4" table:formula="of:=COS(RADIANS([.$A38])) * TAN(RADIANS([.K$3]))" office:value-type="float" office:value="0.131306651937142" calcext:value-type="float">
            <text:p>0,13</text:p>
          </table:table-cell>
          <table:table-cell table:style-name="ce4" table:formula="of:=COS(RADIANS([.$A38])) * TAN(RADIANS([.L$3]))" office:value-type="float" office:value="0.146181692062505" calcext:value-type="float">
            <text:p>0,15</text:p>
          </table:table-cell>
          <table:table-cell table:style-name="ce4" table:formula="of:=COS(RADIANS([.$A38])) * TAN(RADIANS([.M$3]))" office:value-type="float" office:value="0.161148579640033" calcext:value-type="float">
            <text:p>0,16</text:p>
          </table:table-cell>
          <table:table-cell table:style-name="ce4" table:formula="of:=COS(RADIANS([.$A38])) * TAN(RADIANS([.N$3]))" office:value-type="float" office:value="0.176217375917561" calcext:value-type="float">
            <text:p>0,18</text:p>
          </table:table-cell>
          <table:table-cell table:style-name="ce4" table:formula="of:=COS(RADIANS([.$A38])) * TAN(RADIANS([.O$3]))" office:value-type="float" office:value="0.19139840475091" calcext:value-type="float">
            <text:p>0,19</text:p>
          </table:table-cell>
          <table:table-cell table:style-name="ce4" table:formula="of:=COS(RADIANS([.$A38])) * TAN(RADIANS([.P$3]))" office:value-type="float" office:value="0.206702282247107" calcext:value-type="float">
            <text:p>0,21</text:p>
          </table:table-cell>
          <table:table-cell table:style-name="ce4" table:formula="of:=COS(RADIANS([.$A38])) * TAN(RADIANS([.Q$3]))" office:value-type="float" office:value="0.222139948061182" calcext:value-type="float">
            <text:p>0,22</text:p>
          </table:table-cell>
          <table:table-cell table:style-name="ce4" table:formula="of:=COS(RADIANS([.$A38])) * TAN(RADIANS([.R$3]))" office:value-type="float" office:value="0.237722698550841" calcext:value-type="float">
            <text:p>0,24</text:p>
          </table:table-cell>
          <table:table-cell table:style-name="ce4" table:formula="of:=COS(RADIANS([.$A38])) * TAN(RADIANS([.S$3]))" office:value-type="float" office:value="0.253462222012086" calcext:value-type="float">
            <text:p>0,25</text:p>
          </table:table-cell>
          <table:table-cell table:style-name="ce4" table:formula="of:=COS(RADIANS([.$A38])) * TAN(RADIANS([.T$3]))" office:value-type="float" office:value="0.26937063624025" calcext:value-type="float">
            <text:p>0,27</text:p>
          </table:table-cell>
          <table:table-cell table:style-name="ce4" table:formula="of:=COS(RADIANS([.$A38])) * TAN(RADIANS([.U$3]))" office:value-type="float" office:value="0.285460528685335" calcext:value-type="float">
            <text:p>0,29</text:p>
          </table:table-cell>
          <table:table-cell table:style-name="ce4" table:formula="of:=COS(RADIANS([.$A38])) * TAN(RADIANS([.V$3]))" office:value-type="float" office:value="0.301744999498342" calcext:value-type="float">
            <text:p>0,30</text:p>
          </table:table-cell>
          <table:table-cell table:style-name="ce4" table:formula="of:=COS(RADIANS([.$A38])) * TAN(RADIANS([.W$3]))" office:value-type="float" office:value="0.318237707796945" calcext:value-type="float">
            <text:p>0,32</text:p>
          </table:table-cell>
          <table:table-cell table:style-name="ce4" table:formula="of:=COS(RADIANS([.$A38])) * TAN(RADIANS([.X$3]))" office:value-type="float" office:value="0.334952921514953" calcext:value-type="float">
            <text:p>0,33</text:p>
          </table:table-cell>
          <table:table-cell table:style-name="ce4" table:formula="of:=COS(RADIANS([.$A38])) * TAN(RADIANS([.Y$3]))" office:value-type="float" office:value="0.351905571241158" calcext:value-type="float">
            <text:p>0,35</text:p>
          </table:table-cell>
          <table:table-cell table:style-name="ce4" table:formula="of:=COS(RADIANS([.$A38])) * TAN(RADIANS([.Z$3]))" office:value-type="float" office:value="0.369111308500061" calcext:value-type="float">
            <text:p>0,37</text:p>
          </table:table-cell>
          <table:table-cell table:style-name="ce4" table:formula="of:=COS(RADIANS([.$A38])) * TAN(RADIANS([.AA$3]))" office:value-type="float" office:value="0.386586568980646" calcext:value-type="float">
            <text:p>0,39</text:p>
          </table:table-cell>
          <table:table-cell table:style-name="ce4" table:formula="of:=COS(RADIANS([.$A38])) * TAN(RADIANS([.AB$3]))" office:value-type="float" office:value="0.404348641280629" calcext:value-type="float">
            <text:p>0,40</text:p>
          </table:table-cell>
          <table:table-cell table:style-name="ce4" table:formula="of:=COS(RADIANS([.$A38])) * TAN(RADIANS([.AC$3]))" office:value-type="float" office:value="0.422415741803878" calcext:value-type="float">
            <text:p>0,42</text:p>
          </table:table-cell>
          <table:table-cell table:style-name="ce4" table:formula="of:=COS(RADIANS([.$A38])) * TAN(RADIANS([.AD$3]))" office:value-type="float" office:value="0.440807096529253" calcext:value-type="float">
            <text:p>0,44</text:p>
          </table:table-cell>
          <table:table-cell table:style-name="ce4" table:formula="of:=COS(RADIANS([.$A38])) * TAN(RADIANS([.AE$3]))" office:value-type="float" office:value="0.459543030461691" calcext:value-type="float">
            <text:p>0,46</text:p>
          </table:table-cell>
          <table:table-cell table:style-name="ce4" table:formula="of:=COS(RADIANS([.$A38])) * TAN(RADIANS([.AF$3]))" office:value-type="float" office:value="0.478645065682967" calcext:value-type="float">
            <text:p>0,48</text:p>
          </table:table-cell>
          <table:table-cell table:style-name="ce4" table:formula="of:=COS(RADIANS([.$A38])) * TAN(RADIANS([.AG$3]))" office:value-type="float" office:value="0.498136029042528" calcext:value-type="float">
            <text:p>0,50</text:p>
          </table:table-cell>
          <table:table-cell table:style-name="ce4" table:formula="of:=COS(RADIANS([.$A38])) * TAN(RADIANS([.AH$3]))" office:value-type="float" office:value="0.518040170670951" calcext:value-type="float">
            <text:p>0,52</text:p>
          </table:table-cell>
          <table:table-cell table:style-name="ce4" table:formula="of:=COS(RADIANS([.$A38])) * TAN(RADIANS([.AI$3]))" office:value-type="float" office:value="0.538383294663276" calcext:value-type="float">
            <text:p>0,54</text:p>
          </table:table-cell>
          <table:table-cell table:style-name="ce4" table:formula="of:=COS(RADIANS([.$A38])) * TAN(RADIANS([.AJ$3]))" office:value-type="float" office:value="0.559192903470747" calcext:value-type="float">
            <text:p>0,56</text:p>
          </table:table-cell>
          <table:table-cell table:style-name="ce4" table:formula="of:=COS(RADIANS([.$A38])) * TAN(RADIANS([.AK$3]))" office:value-type="float" office:value="0.580498357762119" calcext:value-type="float">
            <text:p>0,58</text:p>
          </table:table-cell>
          <table:table-cell table:style-name="ce4" table:formula="of:=COS(RADIANS([.$A38])) * TAN(RADIANS([.AL$3]))" office:value-type="float" office:value="0.602331053775568" calcext:value-type="float">
            <text:p>0,60</text:p>
          </table:table-cell>
          <table:table-cell table:style-name="ce4" table:formula="of:=COS(RADIANS([.$A38])) * TAN(RADIANS([.AM$3]))" office:value-type="float" office:value="0.624724620486241" calcext:value-type="float">
            <text:p>0,62</text:p>
          </table:table-cell>
          <table:table-cell table:style-name="ce4" table:formula="of:=COS(RADIANS([.$A38])) * TAN(RADIANS([.AN$3]))" office:value-type="float" office:value="0.647715139271274" calcext:value-type="float">
            <text:p>0,65</text:p>
          </table:table-cell>
          <table:table-cell table:style-name="ce4" table:formula="of:=COS(RADIANS([.$A38])) * TAN(RADIANS([.AO$3]))" office:value-type="float" office:value="0.67134138917382" calcext:value-type="float">
            <text:p>0,67</text:p>
          </table:table-cell>
          <table:table-cell table:style-name="ce4" table:formula="of:=COS(RADIANS([.$A38])) * TAN(RADIANS([.AP$3]))" office:value-type="float" office:value="0.695645121363043" calcext:value-type="float">
            <text:p>0,70</text:p>
          </table:table-cell>
          <table:table-cell table:style-name="ce4" table:formula="of:=COS(RADIANS([.$A38])) * TAN(RADIANS([.AQ$3]))" office:value-type="float" office:value="0.720671366973456" calcext:value-type="float">
            <text:p>0,72</text:p>
          </table:table-cell>
          <table:table-cell table:style-name="ce4" table:formula="of:=COS(RADIANS([.$A38])) * TAN(RADIANS([.AR$3]))" office:value-type="float" office:value="0.746468783203423" calcext:value-type="float">
            <text:p>0,75</text:p>
          </table:table-cell>
          <table:table-cell table:style-name="ce4" table:formula="of:=COS(RADIANS([.$A38])) * TAN(RADIANS([.AS$3]))" office:value-type="float" office:value="0.773090043382523" calcext:value-type="float">
            <text:p>0,77</text:p>
          </table:table-cell>
          <table:table-cell table:style-name="ce4" table:formula="of:=COS(RADIANS([.$A38])) * TAN(RADIANS([.AT$3]))" office:value-type="float" office:value="0.800592277709709" calcext:value-type="float">
            <text:p>0,80</text:p>
          </table:table-cell>
          <table:table-cell table:style-name="ce4" table:formula="of:=COS(RADIANS([.$A38])) * TAN(RADIANS([.AU$3]))" office:value-type="float" office:value="0.829037572555042" calcext:value-type="float">
            <text:p>0,83</text:p>
          </table:table-cell>
          <table:table-cell table:style-name="ce4" table:formula="of:=COS(RADIANS([.$A38])) * TAN(RADIANS([.AV$3]))" office:value-type="float" office:value="0.858493537652094" calcext:value-type="float">
            <text:p>0,86</text:p>
          </table:table-cell>
          <table:table-cell table:style-name="ce4" table:formula="of:=COS(RADIANS([.$A38])) * TAN(RADIANS([.AW$3]))" office:value-type="float" office:value="0.889033952242844" calcext:value-type="float">
            <text:p>0,89</text:p>
          </table:table-cell>
          <table:table-cell table:style-name="ce4" table:formula="of:=COS(RADIANS([.$A38])) * TAN(RADIANS([.AX$3]))" office:value-type="float" office:value="0.920739503343244" calcext:value-type="float">
            <text:p>0,92</text:p>
          </table:table-cell>
          <table:table-cell table:style-name="ce4" table:formula="of:=COS(RADIANS([.$A38])) * TAN(RADIANS([.AY$3]))" office:value-type="float" office:value="0.953698631866515" calcext:value-type="float">
            <text:p>0,95</text:p>
          </table:table-cell>
          <table:table-cell table:style-name="ce4" table:formula="of:=COS(RADIANS([.$A38])) * TAN(RADIANS([.AZ$3]))" office:value-type="float" office:value="0.988008505488054" calcext:value-type="float">
            <text:p>0,99</text:p>
          </table:table-cell>
          <table:table-cell table:style-name="ce4" table:formula="of:=COS(RADIANS([.$A38])) * TAN(RADIANS([.BA$3]))" office:value-type="float" office:value="1.02377614100894" calcext:value-type="float">
            <text:p>1,02</text:p>
          </table:table-cell>
          <table:table-cell table:style-name="ce4" table:formula="of:=COS(RADIANS([.$A38])) * TAN(RADIANS([.BB$3]))" office:value-type="float" office:value="1.06111970376549" calcext:value-type="float">
            <text:p>1,06</text:p>
          </table:table-cell>
          <table:table-cell table:style-name="ce4" table:formula="of:=COS(RADIANS([.$A38])) * TAN(RADIANS([.BC$3]))" office:value-type="float" office:value="1.10017001758792" calcext:value-type="float">
            <text:p>1,10</text:p>
          </table:table-cell>
          <table:table-cell table:style-name="ce4" table:formula="of:=COS(RADIANS([.$A38])) * TAN(RADIANS([.BD$3]))" office:value-type="float" office:value="1.14107232625607" calcext:value-type="float">
            <text:p>1,14</text:p>
          </table:table-cell>
          <table:table-cell table:style-name="ce4" table:formula="of:=COS(RADIANS([.$A38])) * TAN(RADIANS([.BE$3]))" office:value-type="float" office:value="1.1839883567588" calcext:value-type="float">
            <text:p>1,18</text:p>
          </table:table-cell>
          <table:table-cell table:style-name="ce4" table:formula="of:=COS(RADIANS([.$A38])) * TAN(RADIANS([.BF$3]))" office:value-type="float" office:value="1.22909874650065" calcext:value-type="float">
            <text:p>1,23</text:p>
          </table:table-cell>
          <table:table-cell table:style-name="ce4" table:formula="of:=COS(RADIANS([.$A38])) * TAN(RADIANS([.BG$3]))" office:value-type="float" office:value="1.2766059116634" calcext:value-type="float">
            <text:p>1,28</text:p>
          </table:table-cell>
          <table:table-cell table:style-name="ce4" table:formula="of:=COS(RADIANS([.$A38])) * TAN(RADIANS([.BH$3]))" office:value-type="float" office:value="1.32673745323221" calcext:value-type="float">
            <text:p>1,33</text:p>
          </table:table-cell>
          <table:table-cell table:style-name="ce4" table:formula="of:=COS(RADIANS([.$A38])) * TAN(RADIANS([.BI$3]))" office:value-type="float" office:value="1.37975022210103" calcext:value-type="float">
            <text:p>1,38</text:p>
          </table:table-cell>
          <table:table-cell table:style-name="ce4" table:formula="of:=COS(RADIANS([.$A38])) * TAN(RADIANS([.BJ$3]))" office:value-type="float" office:value="1.4359351970489" calcext:value-type="float">
            <text:p>1,44</text:p>
          </table:table-cell>
          <table:table-cell table:style-name="ce4" table:formula="of:=COS(RADIANS([.$A38])) * TAN(RADIANS([.BK$3]))" office:value-type="float" office:value="1.49562337180359" calcext:value-type="float">
            <text:p>1,50</text:p>
          </table:table-cell>
          <table:table-cell table:style-name="ce4" table:formula="of:=COS(RADIANS([.$A38])) * TAN(RADIANS([.BL$3]))" office:value-type="float" office:value="1.55919290347075" calcext:value-type="float">
            <text:p>1,56</text:p>
          </table:table-cell>
          <table:table-cell table:style-name="ce4" table:formula="of:=COS(RADIANS([.$A38])) * TAN(RADIANS([.BM$3]))" office:value-type="float" office:value="1.62707784935501" calcext:value-type="float">
            <text:p>1,63</text:p>
          </table:table-cell>
          <table:table-cell table:style-name="ce4" table:formula="of:=COS(RADIANS([.$A38])) * TAN(RADIANS([.BN$3]))" office:value-type="float" office:value="1.69977891982318" calcext:value-type="float">
            <text:p>1,70</text:p>
          </table:table-cell>
          <table:table-cell table:style-name="ce4" table:formula="of:=COS(RADIANS([.$A38])) * TAN(RADIANS([.BO$3]))" office:value-type="float" office:value="1.77787681170673" calcext:value-type="float">
            <text:p>1,78</text:p>
          </table:table-cell>
          <table:table-cell table:style-name="ce4" table:formula="of:=COS(RADIANS([.$A38])) * TAN(RADIANS([.BP$3]))" office:value-type="float" office:value="1.86204887490691" calcext:value-type="float">
            <text:p>1,86</text:p>
          </table:table-cell>
          <table:table-cell table:style-name="ce4" table:formula="of:=COS(RADIANS([.$A38])) * TAN(RADIANS([.BQ$3]))" office:value-type="float" office:value="1.95309012666058" calcext:value-type="float">
            <text:p>1,95</text:p>
          </table:table-cell>
          <table:table-cell table:style-name="ce4" table:formula="of:=COS(RADIANS([.$A38])) * TAN(RADIANS([.BR$3]))" office:value-type="float" office:value="2.05193999681914" calcext:value-type="float">
            <text:p>2,05</text:p>
          </table:table-cell>
          <table:table-cell table:style-name="ce4" table:formula="of:=COS(RADIANS([.$A38])) * TAN(RADIANS([.BS$3]))" office:value-type="float" office:value="2.15971671448343" calcext:value-type="float">
            <text:p>2,16</text:p>
          </table:table-cell>
          <table:table-cell table:style-name="ce4" table:formula="of:=COS(RADIANS([.$A38])) * TAN(RADIANS([.BT$3]))" office:value-type="float" office:value="2.27776201047445" calcext:value-type="float">
            <text:p>2,28</text:p>
          </table:table-cell>
          <table:table-cell table:style-name="ce4" table:formula="of:=COS(RADIANS([.$A38])) * TAN(RADIANS([.BU$3]))" office:value-type="float" office:value="2.40769993621631" calcext:value-type="float">
            <text:p>2,41</text:p>
          </table:table-cell>
          <table:table-cell table:style-name="ce4" table:formula="of:=COS(RADIANS([.$A38])) * TAN(RADIANS([.BV$3]))" office:value-type="float" office:value="2.55151528875239" calcext:value-type="float">
            <text:p>2,55</text:p>
          </table:table-cell>
          <table:table-cell table:style-name="ce4" table:formula="of:=COS(RADIANS([.$A38])) * TAN(RADIANS([.BW$3]))" office:value-type="float" office:value="2.71165971501339" calcext:value-type="float">
            <text:p>2,71</text:p>
          </table:table-cell>
          <table:table-cell table:style-name="ce4" table:formula="of:=COS(RADIANS([.$A38])) * TAN(RADIANS([.BX$3]))" office:value-type="float" office:value="2.89119760501526" calcext:value-type="float">
            <text:p>2,89</text:p>
          </table:table-cell>
          <table:table-cell table:style-name="ce4" table:formula="of:=COS(RADIANS([.$A38])) * TAN(RADIANS([.BY$3]))" office:value-type="float" office:value="3.09401034215899" calcext:value-type="float">
            <text:p>3,09</text:p>
          </table:table-cell>
          <table:table-cell table:style-name="ce4" table:formula="of:=COS(RADIANS([.$A38])) * TAN(RADIANS([.BZ$3]))" office:value-type="float" office:value="3.3250880891886" calcext:value-type="float">
            <text:p>3,33</text:p>
          </table:table-cell>
          <table:table-cell table:style-name="ce4" table:formula="of:=COS(RADIANS([.$A38])) * TAN(RADIANS([.CA$3]))" office:value-type="float" office:value="3.59095624439726" calcext:value-type="float">
            <text:p>3,59</text:p>
          </table:table-cell>
          <table:table-cell table:style-name="ce4" table:formula="of:=COS(RADIANS([.$A38])) * TAN(RADIANS([.CB$3]))" office:value-type="float" office:value="3.90031512573138" calcext:value-type="float">
            <text:p>3,90</text:p>
          </table:table-cell>
          <table:table-cell table:style-name="ce4" table:formula="of:=COS(RADIANS([.$A38])) * TAN(RADIANS([.CC$3]))" office:value-type="float" office:value="4.26502857327831" calcext:value-type="float">
            <text:p>4,27</text:p>
          </table:table-cell>
          <table:table-cell table:style-name="ce4" table:formula="of:=COS(RADIANS([.$A38])) * TAN(RADIANS([.CD$3]))" office:value-type="float" office:value="4.7017057130114" calcext:value-type="float">
            <text:p>4,70</text:p>
          </table:table-cell>
          <table:table-cell table:style-name="ce4" table:formula="of:=COS(RADIANS([.$A38])) * TAN(RADIANS([.CE$3]))" office:value-type="float" office:value="5.23433722944191" calcext:value-type="float">
            <text:p>5,23</text:p>
          </table:table-cell>
          <table:table-cell table:style-name="ce4" table:formula="of:=COS(RADIANS([.$A38])) * TAN(RADIANS([.CF$3]))" office:value-type="float" office:value="5.89890884247705" calcext:value-type="float">
            <text:p>5,90</text:p>
          </table:table-cell>
          <table:table-cell table:style-name="ce4" table:formula="of:=COS(RADIANS([.$A38])) * TAN(RADIANS([.CG$3]))" office:value-type="float" office:value="6.75196919269538" calcext:value-type="float">
            <text:p>6,75</text:p>
          </table:table-cell>
          <table:table-cell table:style-name="ce4" table:formula="of:=COS(RADIANS([.$A38])) * TAN(RADIANS([.CH$3]))" office:value-type="float" office:value="7.88776561153267" calcext:value-type="float">
            <text:p>7,89</text:p>
          </table:table-cell>
          <table:table-cell table:style-name="ce4" table:formula="of:=COS(RADIANS([.$A38])) * TAN(RADIANS([.CI$3]))" office:value-type="float" office:value="9.47594281525841" calcext:value-type="float">
            <text:p>9,48</text:p>
          </table:table-cell>
          <table:table-cell table:style-name="ce4" table:formula="of:=COS(RADIANS([.$A38])) * TAN(RADIANS([.CJ$3]))" office:value-type="float" office:value="11.8557896393843" calcext:value-type="float">
            <text:p>11,86</text:p>
          </table:table-cell>
          <table:table-cell table:style-name="ce4" table:formula="of:=COS(RADIANS([.$A38])) * TAN(RADIANS([.CK$3]))" office:value-type="float" office:value="15.8189792411851" calcext:value-type="float">
            <text:p>15,82</text:p>
          </table:table-cell>
          <table:table-cell table:style-name="ce4" table:formula="of:=COS(RADIANS([.$A38])) * TAN(RADIANS([.CL$3]))" office:value-type="float" office:value="23.7405299087396" calcext:value-type="float">
            <text:p>23,74</text:p>
          </table:table-cell>
          <table:table-cell table:style-name="ce4" table:formula="of:=COS(RADIANS([.$A38])) * TAN(RADIANS([.CM$3]))" office:value-type="float" office:value="47.495530722136" calcext:value-type="float">
            <text:p>47,50</text:p>
          </table:table-cell>
          <table:table-cell table:number-columns-repeated="93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style-name="ce4" table:formula="of:=COS(RADIANS([.$A39])) * TAN(RADIANS([.B$3]))" office:value-type="float" office:value="0" calcext:value-type="float">
            <text:p>0,00</text:p>
          </table:table-cell>
          <table:table-cell table:style-name="ce4" table:formula="of:=COS(RADIANS([.$A39])) * TAN(RADIANS([.C$3]))" office:value-type="float" office:value="0.0142983521191465" calcext:value-type="float">
            <text:p>0,01</text:p>
          </table:table-cell>
          <table:table-cell table:style-name="ce4" table:formula="of:=COS(RADIANS([.$A39])) * TAN(RADIANS([.D$3]))" office:value-type="float" office:value="0.0286054197173098" calcext:value-type="float">
            <text:p>0,03</text:p>
          </table:table-cell>
          <table:table-cell table:style-name="ce4" table:formula="of:=COS(RADIANS([.$A39])) * TAN(RADIANS([.E$3]))" office:value-type="float" office:value="0.0429299395363495" calcext:value-type="float">
            <text:p>0,04</text:p>
          </table:table-cell>
          <table:table-cell table:style-name="ce4" table:formula="of:=COS(RADIANS([.$A39])) * TAN(RADIANS([.F$3]))" office:value-type="float" office:value="0.0572806909541384" calcext:value-type="float">
            <text:p>0,06</text:p>
          </table:table-cell>
          <table:table-cell table:style-name="ce4" table:formula="of:=COS(RADIANS([.$A39])) * TAN(RADIANS([.G$3]))" office:value-type="float" office:value="0.0716665175793724" calcext:value-type="float">
            <text:p>0,07</text:p>
          </table:table-cell>
          <table:table-cell table:style-name="ce4" table:formula="of:=COS(RADIANS([.$A39])) * TAN(RADIANS([.H$3]))" office:value-type="float" office:value="0.08609634918131" calcext:value-type="float">
            <text:p>0,09</text:p>
          </table:table-cell>
          <table:table-cell table:style-name="ce4" table:formula="of:=COS(RADIANS([.$A39])) * TAN(RADIANS([.I$3]))" office:value-type="float" office:value="0.100579224070741" calcext:value-type="float">
            <text:p>0,10</text:p>
          </table:table-cell>
          <table:table-cell table:style-name="ce4" table:formula="of:=COS(RADIANS([.$A39])) * TAN(RADIANS([.J$3]))" office:value-type="float" office:value="0.115124312052545" calcext:value-type="float">
            <text:p>0,12</text:p>
          </table:table-cell>
          <table:table-cell table:style-name="ce4" table:formula="of:=COS(RADIANS([.$A39])) * TAN(RADIANS([.K$3]))" office:value-type="float" office:value="0.129740938075412" calcext:value-type="float">
            <text:p>0,13</text:p>
          </table:table-cell>
          <table:table-cell table:style-name="ce4" table:formula="of:=COS(RADIANS([.$A39])) * TAN(RADIANS([.L$3]))" office:value-type="float" office:value="0.144438606710645" calcext:value-type="float">
            <text:p>0,14</text:p>
          </table:table-cell>
          <table:table-cell table:style-name="ce4" table:formula="of:=COS(RADIANS([.$A39])) * TAN(RADIANS([.M$3]))" office:value-type="float" office:value="0.159227027599688" calcext:value-type="float">
            <text:p>0,16</text:p>
          </table:table-cell>
          <table:table-cell table:style-name="ce4" table:formula="of:=COS(RADIANS([.$A39])) * TAN(RADIANS([.N$3]))" office:value-type="float" office:value="0.174116142019038" calcext:value-type="float">
            <text:p>0,17</text:p>
          </table:table-cell>
          <table:table-cell table:style-name="ce4" table:formula="of:=COS(RADIANS([.$A39])) * TAN(RADIANS([.O$3]))" office:value-type="float" office:value="0.189116150721807" calcext:value-type="float">
            <text:p>0,19</text:p>
          </table:table-cell>
          <table:table-cell table:style-name="ce4" table:formula="of:=COS(RADIANS([.$A39])) * TAN(RADIANS([.P$3]))" office:value-type="float" office:value="0.204237543227483" calcext:value-type="float">
            <text:p>0,20</text:p>
          </table:table-cell>
          <table:table-cell table:style-name="ce4" table:formula="of:=COS(RADIANS([.$A39])) * TAN(RADIANS([.Q$3]))" office:value-type="float" office:value="0.219491128745539" calcext:value-type="float">
            <text:p>0,22</text:p>
          </table:table-cell>
          <table:table-cell table:style-name="ce4" table:formula="of:=COS(RADIANS([.$A39])) * TAN(RADIANS([.R$3]))" office:value-type="float" office:value="0.234888068934763" calcext:value-type="float">
            <text:p>0,23</text:p>
          </table:table-cell>
          <table:table-cell table:style-name="ce4" table:formula="of:=COS(RADIANS([.$A39])) * TAN(RADIANS([.S$3]))" office:value-type="float" office:value="0.250439912718728" calcext:value-type="float">
            <text:p>0,25</text:p>
          </table:table-cell>
          <table:table-cell table:style-name="ce4" table:formula="of:=COS(RADIANS([.$A39])) * TAN(RADIANS([.T$3]))" office:value-type="float" office:value="0.266158633398943" calcext:value-type="float">
            <text:p>0,27</text:p>
          </table:table-cell>
          <table:table-cell table:style-name="ce4" table:formula="of:=COS(RADIANS([.$A39])) * TAN(RADIANS([.U$3]))" office:value-type="float" office:value="0.282056668331379" calcext:value-type="float">
            <text:p>0,28</text:p>
          </table:table-cell>
          <table:table-cell table:style-name="ce4" table:formula="of:=COS(RADIANS([.$A39])) * TAN(RADIANS([.V$3]))" office:value-type="float" office:value="0.298146961459503" calcext:value-type="float">
            <text:p>0,30</text:p>
          </table:table-cell>
          <table:table-cell table:style-name="ce4" table:formula="of:=COS(RADIANS([.$A39])) * TAN(RADIANS([.W$3]))" office:value-type="float" office:value="0.314443009028282" calcext:value-type="float">
            <text:p>0,31</text:p>
          </table:table-cell>
          <table:table-cell table:style-name="ce4" table:formula="of:=COS(RADIANS([.$A39])) * TAN(RADIANS([.X$3]))" office:value-type="float" office:value="0.330958908839235" calcext:value-type="float">
            <text:p>0,33</text:p>
          </table:table-cell>
          <table:table-cell table:style-name="ce4" table:formula="of:=COS(RADIANS([.$A39])) * TAN(RADIANS([.Y$3]))" office:value-type="float" office:value="0.347709413447292" calcext:value-type="float">
            <text:p>0,35</text:p>
          </table:table-cell>
          <table:table-cell table:style-name="ce4" table:formula="of:=COS(RADIANS([.$A39])) * TAN(RADIANS([.Z$3]))" office:value-type="float" office:value="0.364709987746587" calcext:value-type="float">
            <text:p>0,36</text:p>
          </table:table-cell>
          <table:table-cell table:style-name="ce4" table:formula="of:=COS(RADIANS([.$A39])) * TAN(RADIANS([.AA$3]))" office:value-type="float" office:value="0.381976871445279" calcext:value-type="float">
            <text:p>0,38</text:p>
          </table:table-cell>
          <table:table-cell table:style-name="ce4" table:formula="of:=COS(RADIANS([.$A39])) * TAN(RADIANS([.AB$3]))" office:value-type="float" office:value="0.399527146990087" calcext:value-type="float">
            <text:p>0,40</text:p>
          </table:table-cell>
          <table:table-cell table:style-name="ce4" table:formula="of:=COS(RADIANS([.$A39])) * TAN(RADIANS([.AC$3]))" office:value-type="float" office:value="0.417378813570629" calcext:value-type="float">
            <text:p>0,42</text:p>
          </table:table-cell>
          <table:table-cell table:style-name="ce4" table:formula="of:=COS(RADIANS([.$A39])) * TAN(RADIANS([.AD$3]))" office:value-type="float" office:value="0.435550867913238" calcext:value-type="float">
            <text:p>0,44</text:p>
          </table:table-cell>
          <table:table-cell table:style-name="ce4" table:formula="of:=COS(RADIANS([.$A39])) * TAN(RADIANS([.AE$3]))" office:value-type="float" office:value="0.454063392665428" calcext:value-type="float">
            <text:p>0,45</text:p>
          </table:table-cell>
          <table:table-cell table:style-name="ce4" table:formula="of:=COS(RADIANS([.$A39])) * TAN(RADIANS([.AF$3]))" office:value-type="float" office:value="0.472937653277482" calcext:value-type="float">
            <text:p>0,47</text:p>
          </table:table-cell>
          <table:table-cell table:style-name="ce4" table:formula="of:=COS(RADIANS([.$A39])) * TAN(RADIANS([.AG$3]))" office:value-type="float" office:value="0.492196204409175" calcext:value-type="float">
            <text:p>0,49</text:p>
          </table:table-cell>
          <table:table-cell table:style-name="ce4" table:formula="of:=COS(RADIANS([.$A39])) * TAN(RADIANS([.AH$3]))" office:value-type="float" office:value="0.511863007030063" calcext:value-type="float">
            <text:p>0,51</text:p>
          </table:table-cell>
          <table:table-cell table:style-name="ce4" table:formula="of:=COS(RADIANS([.$A39])) * TAN(RADIANS([.AI$3]))" office:value-type="float" office:value="0.531963557544535" calcext:value-type="float">
            <text:p>0,53</text:p>
          </table:table-cell>
          <table:table-cell table:style-name="ce4" table:formula="of:=COS(RADIANS([.$A39])) * TAN(RADIANS([.AJ$3]))" office:value-type="float" office:value="0.55252503046181" calcext:value-type="float">
            <text:p>0,55</text:p>
          </table:table-cell>
          <table:table-cell table:style-name="ce4" table:formula="of:=COS(RADIANS([.$A39])) * TAN(RADIANS([.AK$3]))" office:value-type="float" office:value="0.573576436351046" calcext:value-type="float">
            <text:p>0,57</text:p>
          </table:table-cell>
          <table:table-cell table:style-name="ce4" table:formula="of:=COS(RADIANS([.$A39])) * TAN(RADIANS([.AL$3]))" office:value-type="float" office:value="0.595148797078483" calcext:value-type="float">
            <text:p>0,60</text:p>
          </table:table-cell>
          <table:table-cell table:style-name="ce4" table:formula="of:=COS(RADIANS([.$A39])) * TAN(RADIANS([.AM$3]))" office:value-type="float" office:value="0.617275340623953" calcext:value-type="float">
            <text:p>0,62</text:p>
          </table:table-cell>
          <table:table-cell table:style-name="ce4" table:formula="of:=COS(RADIANS([.$A39])) * TAN(RADIANS([.AN$3]))" office:value-type="float" office:value="0.639991718126583" calcext:value-type="float">
            <text:p>0,64</text:p>
          </table:table-cell>
          <table:table-cell table:style-name="ce4" table:formula="of:=COS(RADIANS([.$A39])) * TAN(RADIANS([.AO$3]))" office:value-type="float" office:value="0.663336246224275" calcext:value-type="float">
            <text:p>0,66</text:p>
          </table:table-cell>
          <table:table-cell table:style-name="ce4" table:formula="of:=COS(RADIANS([.$A39])) * TAN(RADIANS([.AP$3]))" office:value-type="float" office:value="0.687350178241008" calcext:value-type="float">
            <text:p>0,69</text:p>
          </table:table-cell>
          <table:table-cell table:style-name="ce4" table:formula="of:=COS(RADIANS([.$A39])) * TAN(RADIANS([.AQ$3]))" office:value-type="float" office:value="0.712078008355471" calcext:value-type="float">
            <text:p>0,71</text:p>
          </table:table-cell>
          <table:table-cell table:style-name="ce4" table:formula="of:=COS(RADIANS([.$A39])) * TAN(RADIANS([.AR$3]))" office:value-type="float" office:value="0.737567813572652" calcext:value-type="float">
            <text:p>0,74</text:p>
          </table:table-cell>
          <table:table-cell table:style-name="ce4" table:formula="of:=COS(RADIANS([.$A39])) * TAN(RADIANS([.AS$3]))" office:value-type="float" office:value="0.763871639139991" calcext:value-type="float">
            <text:p>0,76</text:p>
          </table:table-cell>
          <table:table-cell table:style-name="ce4" table:formula="of:=COS(RADIANS([.$A39])) * TAN(RADIANS([.AT$3]))" office:value-type="float" office:value="0.791045934030146" calcext:value-type="float">
            <text:p>0,79</text:p>
          </table:table-cell>
          <table:table-cell table:style-name="ce4" table:formula="of:=COS(RADIANS([.$A39])) * TAN(RADIANS([.AU$3]))" office:value-type="float" office:value="0.819152044288992" calcext:value-type="float">
            <text:p>0,82</text:p>
          </table:table-cell>
          <table:table-cell table:style-name="ce4" table:formula="of:=COS(RADIANS([.$A39])) * TAN(RADIANS([.AV$3]))" office:value-type="float" office:value="0.848256773464766" calcext:value-type="float">
            <text:p>0,85</text:p>
          </table:table-cell>
          <table:table-cell table:style-name="ce4" table:formula="of:=COS(RADIANS([.$A39])) * TAN(RADIANS([.AW$3]))" office:value-type="float" office:value="0.878433021048268" calcext:value-type="float">
            <text:p>0,88</text:p>
          </table:table-cell>
          <table:table-cell table:style-name="ce4" table:formula="of:=COS(RADIANS([.$A39])) * TAN(RADIANS([.AX$3]))" office:value-type="float" office:value="0.909760511935271" calcext:value-type="float">
            <text:p>0,91</text:p>
          </table:table-cell>
          <table:table-cell table:style-name="ce4" table:formula="of:=COS(RADIANS([.$A39])) * TAN(RADIANS([.AY$3]))" office:value-type="float" office:value="0.942326632460561" calcext:value-type="float">
            <text:p>0,94</text:p>
          </table:table-cell>
          <table:table-cell table:style-name="ce4" table:formula="of:=COS(RADIANS([.$A39])) * TAN(RADIANS([.AZ$3]))" office:value-type="float" office:value="0.976227391662297" calcext:value-type="float">
            <text:p>0,98</text:p>
          </table:table-cell>
          <table:table-cell table:style-name="ce4" table:formula="of:=COS(RADIANS([.$A39])) * TAN(RADIANS([.BA$3]))" office:value-type="float" office:value="1.01156853026235" calcext:value-type="float">
            <text:p>1,01</text:p>
          </table:table-cell>
          <table:table-cell table:style-name="ce4" table:formula="of:=COS(RADIANS([.$A39])) * TAN(RADIANS([.BB$3]))" office:value-type="float" office:value="1.04846680458155" calcext:value-type="float">
            <text:p>1,05</text:p>
          </table:table-cell>
          <table:table-cell table:style-name="ce4" table:formula="of:=COS(RADIANS([.$A39])) * TAN(RADIANS([.BC$3]))" office:value-type="float" office:value="1.08705147849348" calcext:value-type="float">
            <text:p>1,09</text:p>
          </table:table-cell>
          <table:table-cell table:style-name="ce4" table:formula="of:=COS(RADIANS([.$A39])) * TAN(RADIANS([.BD$3]))" office:value-type="float" office:value="1.12746606387637" calcext:value-type="float">
            <text:p>1,13</text:p>
          </table:table-cell>
          <table:table-cell table:style-name="ce4" table:formula="of:=COS(RADIANS([.$A39])) * TAN(RADIANS([.BE$3]))" office:value-type="float" office:value="1.16987035927005" calcext:value-type="float">
            <text:p>1,17</text:p>
          </table:table-cell>
          <table:table-cell table:style-name="ce4" table:formula="of:=COS(RADIANS([.$A39])) * TAN(RADIANS([.BF$3]))" office:value-type="float" office:value="1.21444284814028" calcext:value-type="float">
            <text:p>1,21</text:p>
          </table:table-cell>
          <table:table-cell table:style-name="ce4" table:formula="of:=COS(RADIANS([.$A39])) * TAN(RADIANS([.BG$3]))" office:value-type="float" office:value="1.26138353303771" calcext:value-type="float">
            <text:p>1,26</text:p>
          </table:table-cell>
          <table:table-cell table:style-name="ce4" table:formula="of:=COS(RADIANS([.$A39])) * TAN(RADIANS([.BH$3]))" office:value-type="float" office:value="1.31091730101024" calcext:value-type="float">
            <text:p>1,31</text:p>
          </table:table-cell>
          <table:table-cell table:style-name="ce4" table:formula="of:=COS(RADIANS([.$A39])) * TAN(RADIANS([.BI$3]))" office:value-type="float" office:value="1.36329794023565" calcext:value-type="float">
            <text:p>1,36</text:p>
          </table:table-cell>
          <table:table-cell table:style-name="ce4" table:formula="of:=COS(RADIANS([.$A39])) * TAN(RADIANS([.BJ$3]))" office:value-type="float" office:value="1.41881295983244" calcext:value-type="float">
            <text:p>1,42</text:p>
          </table:table-cell>
          <table:table-cell table:style-name="ce4" table:formula="of:=COS(RADIANS([.$A39])) * TAN(RADIANS([.BK$3]))" office:value-type="float" office:value="1.47778940672555" calcext:value-type="float">
            <text:p>1,48</text:p>
          </table:table-cell>
          <table:table-cell table:style-name="ce4" table:formula="of:=COS(RADIANS([.$A39])) * TAN(RADIANS([.BL$3]))" office:value-type="float" office:value="1.54060092883686" calcext:value-type="float">
            <text:p>1,54</text:p>
          </table:table-cell>
          <table:table-cell table:style-name="ce4" table:formula="of:=COS(RADIANS([.$A39])) * TAN(RADIANS([.BM$3]))" office:value-type="float" office:value="1.6076764077276" calcext:value-type="float">
            <text:p>1,61</text:p>
          </table:table-cell>
          <table:table-cell table:style-name="ce4" table:formula="of:=COS(RADIANS([.$A39])) * TAN(RADIANS([.BN$3]))" office:value-type="float" office:value="1.67951058324325" calcext:value-type="float">
            <text:p>1,68</text:p>
          </table:table-cell>
          <table:table-cell table:style-name="ce4" table:formula="of:=COS(RADIANS([.$A39])) * TAN(RADIANS([.BO$3]))" office:value-type="float" office:value="1.7566772279273" calcext:value-type="float">
            <text:p>1,76</text:p>
          </table:table-cell>
          <table:table-cell table:style-name="ce4" table:formula="of:=COS(RADIANS([.$A39])) * TAN(RADIANS([.BP$3]))" office:value-type="float" office:value="1.83984561489189" calcext:value-type="float">
            <text:p>1,84</text:p>
          </table:table-cell>
          <table:table-cell table:style-name="ce4" table:formula="of:=COS(RADIANS([.$A39])) * TAN(RADIANS([.BQ$3]))" office:value-type="float" office:value="1.92980128150759" calcext:value-type="float">
            <text:p>1,93</text:p>
          </table:table-cell>
          <table:table-cell table:style-name="ce4" table:formula="of:=COS(RADIANS([.$A39])) * TAN(RADIANS([.BR$3]))" office:value-type="float" office:value="2.02747245576877" calcext:value-type="float">
            <text:p>2,03</text:p>
          </table:table-cell>
          <table:table-cell table:style-name="ce4" table:formula="of:=COS(RADIANS([.$A39])) * TAN(RADIANS([.BS$3]))" office:value-type="float" office:value="2.13396403289883" calcext:value-type="float">
            <text:p>2,13</text:p>
          </table:table-cell>
          <table:table-cell table:style-name="ce4" table:formula="of:=COS(RADIANS([.$A39])) * TAN(RADIANS([.BT$3]))" office:value-type="float" office:value="2.2506017447841" calcext:value-type="float">
            <text:p>2,25</text:p>
          </table:table-cell>
          <table:table-cell table:style-name="ce4" table:formula="of:=COS(RADIANS([.$A39])) * TAN(RADIANS([.BU$3]))" office:value-type="float" office:value="2.37899027749448" calcext:value-type="float">
            <text:p>2,38</text:p>
          </table:table-cell>
          <table:table-cell table:style-name="ce4" table:formula="of:=COS(RADIANS([.$A39])) * TAN(RADIANS([.BV$3]))" office:value-type="float" office:value="2.52109076115168" calcext:value-type="float">
            <text:p>2,52</text:p>
          </table:table-cell>
          <table:table-cell table:style-name="ce4" table:formula="of:=COS(RADIANS([.$A39])) * TAN(RADIANS([.BW$3]))" office:value-type="float" office:value="2.67932560899929" calcext:value-type="float">
            <text:p>2,68</text:p>
          </table:table-cell>
          <table:table-cell table:style-name="ce4" table:formula="of:=COS(RADIANS([.$A39])) * TAN(RADIANS([.BX$3]))" office:value-type="float" office:value="2.85672267095524" calcext:value-type="float">
            <text:p>2,86</text:p>
          </table:table-cell>
          <table:table-cell table:style-name="ce4" table:formula="of:=COS(RADIANS([.$A39])) * TAN(RADIANS([.BY$3]))" office:value-type="float" office:value="3.05711704841043" calcext:value-type="float">
            <text:p>3,06</text:p>
          </table:table-cell>
          <table:table-cell table:style-name="ce4" table:formula="of:=COS(RADIANS([.$A39])) * TAN(RADIANS([.BZ$3]))" office:value-type="float" office:value="3.2854394009012" calcext:value-type="float">
            <text:p>3,29</text:p>
          </table:table-cell>
          <table:table-cell table:style-name="ce4" table:formula="of:=COS(RADIANS([.$A39])) * TAN(RADIANS([.CA$3]))" office:value-type="float" office:value="3.54813731720831" calcext:value-type="float">
            <text:p>3,55</text:p>
          </table:table-cell>
          <table:table-cell table:style-name="ce4" table:formula="of:=COS(RADIANS([.$A39])) * TAN(RADIANS([.CB$3]))" office:value-type="float" office:value="3.85380737180282" calcext:value-type="float">
            <text:p>3,85</text:p>
          </table:table-cell>
          <table:table-cell table:style-name="ce4" table:formula="of:=COS(RADIANS([.$A39])) * TAN(RADIANS([.CC$3]))" office:value-type="float" office:value="4.21417193913722" calcext:value-type="float">
            <text:p>4,21</text:p>
          </table:table-cell>
          <table:table-cell table:style-name="ce4" table:formula="of:=COS(RADIANS([.$A39])) * TAN(RADIANS([.CD$3]))" office:value-type="float" office:value="4.64564209627884" calcext:value-type="float">
            <text:p>4,65</text:p>
          </table:table-cell>
          <table:table-cell table:style-name="ce4" table:formula="of:=COS(RADIANS([.$A39])) * TAN(RADIANS([.CE$3]))" office:value-type="float" office:value="5.17192246037878" calcext:value-type="float">
            <text:p>5,17</text:p>
          </table:table-cell>
          <table:table-cell table:style-name="ce4" table:formula="of:=COS(RADIANS([.$A39])) * TAN(RADIANS([.CF$3]))" office:value-type="float" office:value="5.82856965396302" calcext:value-type="float">
            <text:p>5,83</text:p>
          </table:table-cell>
          <table:table-cell table:style-name="ce4" table:formula="of:=COS(RADIANS([.$A39])) * TAN(RADIANS([.CG$3]))" office:value-type="float" office:value="6.67145802587314" calcext:value-type="float">
            <text:p>6,67</text:p>
          </table:table-cell>
          <table:table-cell table:style-name="ce4" table:formula="of:=COS(RADIANS([.$A39])) * TAN(RADIANS([.CH$3]))" office:value-type="float" office:value="7.79371109278695" calcext:value-type="float">
            <text:p>7,79</text:p>
          </table:table-cell>
          <table:table-cell table:style-name="ce4" table:formula="of:=COS(RADIANS([.$A39])) * TAN(RADIANS([.CI$3]))" office:value-type="float" office:value="9.36295071013703" calcext:value-type="float">
            <text:p>9,36</text:p>
          </table:table-cell>
          <table:table-cell table:style-name="ce4" table:formula="of:=COS(RADIANS([.$A39])) * TAN(RADIANS([.CJ$3]))" office:value-type="float" office:value="11.7144199988802" calcext:value-type="float">
            <text:p>11,71</text:p>
          </table:table-cell>
          <table:table-cell table:style-name="ce4" table:formula="of:=COS(RADIANS([.$A39])) * TAN(RADIANS([.CK$3]))" office:value-type="float" office:value="15.6303521251102" calcext:value-type="float">
            <text:p>15,63</text:p>
          </table:table-cell>
          <table:table-cell table:style-name="ce4" table:formula="of:=COS(RADIANS([.$A39])) * TAN(RADIANS([.CL$3]))" office:value-type="float" office:value="23.4574454174776" calcext:value-type="float">
            <text:p>23,46</text:p>
          </table:table-cell>
          <table:table-cell table:style-name="ce4" table:formula="of:=COS(RADIANS([.$A39])) * TAN(RADIANS([.CM$3]))" office:value-type="float" office:value="46.9291891870743" calcext:value-type="float">
            <text:p>46,93</text:p>
          </table:table-cell>
          <table:table-cell table:number-columns-repeated="93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table:style-name="ce4" table:formula="of:=COS(RADIANS([.$A40])) * TAN(RADIANS([.B$3]))" office:value-type="float" office:value="0" calcext:value-type="float">
            <text:p>0,00</text:p>
          </table:table-cell>
          <table:table-cell table:style-name="ce4" table:formula="of:=COS(RADIANS([.$A40])) * TAN(RADIANS([.C$3]))" office:value-type="float" office:value="0.0141214441648461" calcext:value-type="float">
            <text:p>0,01</text:p>
          </table:table-cell>
          <table:table-cell table:style-name="ce4" table:formula="of:=COS(RADIANS([.$A40])) * TAN(RADIANS([.D$3]))" office:value-type="float" office:value="0.0282514959754741" calcext:value-type="float">
            <text:p>0,03</text:p>
          </table:table-cell>
          <table:table-cell table:style-name="ce4" table:formula="of:=COS(RADIANS([.$A40])) * TAN(RADIANS([.E$3]))" office:value-type="float" office:value="0.0423987840774316" calcext:value-type="float">
            <text:p>0,04</text:p>
          </table:table-cell>
          <table:table-cell table:style-name="ce4" table:formula="of:=COS(RADIANS([.$A40])) * TAN(RADIANS([.F$3]))" office:value-type="float" office:value="0.056571979224761" calcext:value-type="float">
            <text:p>0,06</text:p>
          </table:table-cell>
          <table:table-cell table:style-name="ce4" table:formula="of:=COS(RADIANS([.$A40])) * TAN(RADIANS([.G$3]))" office:value-type="float" office:value="0.0707798156076241" calcext:value-type="float">
            <text:p>0,07</text:p>
          </table:table-cell>
          <table:table-cell table:style-name="ce4" table:formula="of:=COS(RADIANS([.$A40])) * TAN(RADIANS([.H$3]))" office:value-type="float" office:value="0.0850311125107149" calcext:value-type="float">
            <text:p>0,09</text:p>
          </table:table-cell>
          <table:table-cell table:style-name="ce4" table:formula="of:=COS(RADIANS([.$A40])) * TAN(RADIANS([.I$3]))" office:value-type="float" office:value="0.0993347964173156" calcext:value-type="float">
            <text:p>0,10</text:p>
          </table:table-cell>
          <table:table-cell table:style-name="ce4" table:formula="of:=COS(RADIANS([.$A40])) * TAN(RADIANS([.J$3]))" office:value-type="float" office:value="0.113699923677875" calcext:value-type="float">
            <text:p>0,11</text:p>
          </table:table-cell>
          <table:table-cell table:style-name="ce4" table:formula="of:=COS(RADIANS([.$A40])) * TAN(RADIANS([.K$3]))" office:value-type="float" office:value="0.128135703867115" calcext:value-type="float">
            <text:p>0,13</text:p>
          </table:table-cell>
          <table:table-cell table:style-name="ce4" table:formula="of:=COS(RADIANS([.$A40])) * TAN(RADIANS([.L$3]))" office:value-type="float" office:value="0.142651523959972" calcext:value-type="float">
            <text:p>0,14</text:p>
          </table:table-cell>
          <table:table-cell table:style-name="ce4" table:formula="of:=COS(RADIANS([.$A40])) * TAN(RADIANS([.M$3]))" office:value-type="float" office:value="0.15725697346427" calcext:value-type="float">
            <text:p>0,16</text:p>
          </table:table-cell>
          <table:table-cell table:style-name="ce4" table:formula="of:=COS(RADIANS([.$A40])) * TAN(RADIANS([.N$3]))" office:value-type="float" office:value="0.171961870656954" calcext:value-type="float">
            <text:p>0,17</text:p>
          </table:table-cell>
          <table:table-cell table:style-name="ce4" table:formula="of:=COS(RADIANS([.$A40])) * TAN(RADIANS([.O$3]))" office:value-type="float" office:value="0.186776290081184" calcext:value-type="float">
            <text:p>0,19</text:p>
          </table:table-cell>
          <table:table-cell table:style-name="ce4" table:formula="of:=COS(RADIANS([.$A40])) * TAN(RADIANS([.P$3]))" office:value-type="float" office:value="0.201710591473698" calcext:value-type="float">
            <text:p>0,20</text:p>
          </table:table-cell>
          <table:table-cell table:style-name="ce4" table:formula="of:=COS(RADIANS([.$A40])) * TAN(RADIANS([.Q$3]))" office:value-type="float" office:value="0.216775450305821" calcext:value-type="float">
            <text:p>0,22</text:p>
          </table:table-cell>
          <table:table-cell table:style-name="ce4" table:formula="of:=COS(RADIANS([.$A40])) * TAN(RADIANS([.R$3]))" office:value-type="float" office:value="0.231981890137476" calcext:value-type="float">
            <text:p>0,23</text:p>
          </table:table-cell>
          <table:table-cell table:style-name="ce4" table:formula="of:=COS(RADIANS([.$A40])) * TAN(RADIANS([.S$3]))" office:value-type="float" office:value="0.24734131700189" calcext:value-type="float">
            <text:p>0,25</text:p>
          </table:table-cell>
          <table:table-cell table:style-name="ce4" table:formula="of:=COS(RADIANS([.$A40])) * TAN(RADIANS([.T$3]))" office:value-type="float" office:value="0.262865556059567" calcext:value-type="float">
            <text:p>0,26</text:p>
          </table:table-cell>
          <table:table-cell table:style-name="ce4" table:formula="of:=COS(RADIANS([.$A40])) * TAN(RADIANS([.U$3]))" office:value-type="float" office:value="0.278566890783904" calcext:value-type="float">
            <text:p>0,28</text:p>
          </table:table-cell>
          <table:table-cell table:style-name="ce4" table:formula="of:=COS(RADIANS([.$A40])) * TAN(RADIANS([.V$3]))" office:value-type="float" office:value="0.294458104967988" calcext:value-type="float">
            <text:p>0,29</text:p>
          </table:table-cell>
          <table:table-cell table:style-name="ce4" table:formula="of:=COS(RADIANS([.$A40])) * TAN(RADIANS([.W$3]))" office:value-type="float" office:value="0.310552527872992" calcext:value-type="float">
            <text:p>0,31</text:p>
          </table:table-cell>
          <table:table-cell table:style-name="ce4" table:formula="of:=COS(RADIANS([.$A40])) * TAN(RADIANS([.X$3]))" office:value-type="float" office:value="0.326864082873812" calcext:value-type="float">
            <text:p>0,33</text:p>
          </table:table-cell>
          <table:table-cell table:style-name="ce4" table:formula="of:=COS(RADIANS([.$A40])) * TAN(RADIANS([.Y$3]))" office:value-type="float" office:value="0.343407339997753" calcext:value-type="float">
            <text:p>0,34</text:p>
          </table:table-cell>
          <table:table-cell table:style-name="ce4" table:formula="of:=COS(RADIANS([.$A40])) * TAN(RADIANS([.Z$3]))" office:value-type="float" office:value="0.360197572797821" calcext:value-type="float">
            <text:p>0,36</text:p>
          </table:table-cell>
          <table:table-cell table:style-name="ce4" table:formula="of:=COS(RADIANS([.$A40])) * TAN(RADIANS([.AA$3]))" office:value-type="float" office:value="0.377250820054577" calcext:value-type="float">
            <text:p>0,38</text:p>
          </table:table-cell>
          <table:table-cell table:style-name="ce4" table:formula="of:=COS(RADIANS([.$A40])) * TAN(RADIANS([.AB$3]))" office:value-type="float" office:value="0.394583952860266" calcext:value-type="float">
            <text:p>0,39</text:p>
          </table:table-cell>
          <table:table-cell table:style-name="ce4" table:formula="of:=COS(RADIANS([.$A40])) * TAN(RADIANS([.AC$3]))" office:value-type="float" office:value="0.412214747707527" calcext:value-type="float">
            <text:p>0,41</text:p>
          </table:table-cell>
          <table:table-cell table:style-name="ce4" table:formula="of:=COS(RADIANS([.$A40])) * TAN(RADIANS([.AD$3]))" office:value-type="float" office:value="0.430161966283581" calcext:value-type="float">
            <text:p>0,43</text:p>
          </table:table-cell>
          <table:table-cell table:style-name="ce4" table:formula="of:=COS(RADIANS([.$A40])) * TAN(RADIANS([.AE$3]))" office:value-type="float" office:value="0.448445442761147" calcext:value-type="float">
            <text:p>0,45</text:p>
          </table:table-cell>
          <table:table-cell table:style-name="ce4" table:formula="of:=COS(RADIANS([.$A40])) * TAN(RADIANS([.AF$3]))" office:value-type="float" office:value="0.467086179481358" calcext:value-type="float">
            <text:p>0,47</text:p>
          </table:table-cell>
          <table:table-cell table:style-name="ce4" table:formula="of:=COS(RADIANS([.$A40])) * TAN(RADIANS([.AG$3]))" office:value-type="float" office:value="0.486106452043947" calcext:value-type="float">
            <text:p>0,49</text:p>
          </table:table-cell>
          <table:table-cell table:style-name="ce4" table:formula="of:=COS(RADIANS([.$A40])) * TAN(RADIANS([.AH$3]))" office:value-type="float" office:value="0.505529924958705" calcext:value-type="float">
            <text:p>0,51</text:p>
          </table:table-cell>
          <table:table-cell table:style-name="ce4" table:formula="of:=COS(RADIANS([.$A40])) * TAN(RADIANS([.AI$3]))" office:value-type="float" office:value="0.525381779172918" calcext:value-type="float">
            <text:p>0,53</text:p>
          </table:table-cell>
          <table:table-cell table:style-name="ce4" table:formula="of:=COS(RADIANS([.$A40])) * TAN(RADIANS([.AJ$3]))" office:value-type="float" office:value="0.545688852976164" calcext:value-type="float">
            <text:p>0,55</text:p>
          </table:table-cell>
          <table:table-cell table:style-name="ce4" table:formula="of:=COS(RADIANS([.$A40])) * TAN(RADIANS([.AK$3]))" office:value-type="float" office:value="0.566479798001101" calcext:value-type="float">
            <text:p>0,57</text:p>
          </table:table-cell>
          <table:table-cell table:style-name="ce4" table:formula="of:=COS(RADIANS([.$A40])) * TAN(RADIANS([.AL$3]))" office:value-type="float" office:value="0.587785252292473" calcext:value-type="float">
            <text:p>0,59</text:p>
          </table:table-cell>
          <table:table-cell table:style-name="ce4" table:formula="of:=COS(RADIANS([.$A40])) * TAN(RADIANS([.AM$3]))" office:value-type="float" office:value="0.609638032713231" calcext:value-type="float">
            <text:p>0,61</text:p>
          </table:table-cell>
          <table:table-cell table:style-name="ce4" table:formula="of:=COS(RADIANS([.$A40])) * TAN(RADIANS([.AN$3]))" office:value-type="float" office:value="0.632073349304812" calcext:value-type="float">
            <text:p>0,63</text:p>
          </table:table-cell>
          <table:table-cell table:style-name="ce4" table:formula="of:=COS(RADIANS([.$A40])) * TAN(RADIANS([.AO$3]))" office:value-type="float" office:value="0.655129044628248" calcext:value-type="float">
            <text:p>0,66</text:p>
          </table:table-cell>
          <table:table-cell table:style-name="ce4" table:formula="of:=COS(RADIANS([.$A40])) * TAN(RADIANS([.AP$3]))" office:value-type="float" office:value="0.67884586159617" calcext:value-type="float">
            <text:p>0,68</text:p>
          </table:table-cell>
          <table:table-cell table:style-name="ce4" table:formula="of:=COS(RADIANS([.$A40])) * TAN(RADIANS([.AQ$3]))" office:value-type="float" office:value="0.703267743878087" calcext:value-type="float">
            <text:p>0,70</text:p>
          </table:table-cell>
          <table:table-cell table:style-name="ce4" table:formula="of:=COS(RADIANS([.$A40])) * TAN(RADIANS([.AR$3]))" office:value-type="float" office:value="0.728442173640886" calcext:value-type="float">
            <text:p>0,73</text:p>
          </table:table-cell>
          <table:table-cell table:style-name="ce4" table:formula="of:=COS(RADIANS([.$A40])) * TAN(RADIANS([.AS$3]))" office:value-type="float" office:value="0.754420552196386" calcext:value-type="float">
            <text:p>0,75</text:p>
          </table:table-cell>
          <table:table-cell table:style-name="ce4" table:formula="of:=COS(RADIANS([.$A40])) * TAN(RADIANS([.AT$3]))" office:value-type="float" office:value="0.781258630096044" calcext:value-type="float">
            <text:p>0,78</text:p>
          </table:table-cell>
          <table:table-cell table:style-name="ce4" table:formula="of:=COS(RADIANS([.$A40])) * TAN(RADIANS([.AU$3]))" office:value-type="float" office:value="0.809016994374947" calcext:value-type="float">
            <text:p>0,81</text:p>
          </table:table-cell>
          <table:table-cell table:style-name="ce4" table:formula="of:=COS(RADIANS([.$A40])) * TAN(RADIANS([.AV$3]))" office:value-type="float" office:value="0.837761622046993" calcext:value-type="float">
            <text:p>0,84</text:p>
          </table:table-cell>
          <table:table-cell table:style-name="ce4" table:formula="of:=COS(RADIANS([.$A40])) * TAN(RADIANS([.AW$3]))" office:value-type="float" office:value="0.867564510645908" calcext:value-type="float">
            <text:p>0,87</text:p>
          </table:table-cell>
          <table:table-cell table:style-name="ce4" table:formula="of:=COS(RADIANS([.$A40])) * TAN(RADIANS([.AX$3]))" office:value-type="float" office:value="0.898504398662315" calcext:value-type="float">
            <text:p>0,90</text:p>
          </table:table-cell>
          <table:table-cell table:style-name="ce4" table:formula="of:=COS(RADIANS([.$A40])) * TAN(RADIANS([.AY$3]))" office:value-type="float" office:value="0.930667591233836" calcext:value-type="float">
            <text:p>0,93</text:p>
          </table:table-cell>
          <table:table-cell table:style-name="ce4" table:formula="of:=COS(RADIANS([.$A40])) * TAN(RADIANS([.AZ$3]))" office:value-type="float" office:value="0.964148909516113" calcext:value-type="float">
            <text:p>0,96</text:p>
          </table:table-cell>
          <table:table-cell table:style-name="ce4" table:formula="of:=COS(RADIANS([.$A40])) * TAN(RADIANS([.BA$3]))" office:value-type="float" office:value="0.999052785942156" calcext:value-type="float">
            <text:p>1,00</text:p>
          </table:table-cell>
          <table:table-cell table:style-name="ce4" table:formula="of:=COS(RADIANS([.$A40])) * TAN(RADIANS([.BB$3]))" office:value-type="float" office:value="1.03549453225221" calcext:value-type="float">
            <text:p>1,04</text:p>
          </table:table-cell>
          <table:table-cell table:style-name="ce4" table:formula="of:=COS(RADIANS([.$A40])) * TAN(RADIANS([.BC$3]))" office:value-type="float" office:value="1.07360181298818" calcext:value-type="float">
            <text:p>1,07</text:p>
          </table:table-cell>
          <table:table-cell table:style-name="ce4" table:formula="of:=COS(RADIANS([.$A40])) * TAN(RADIANS([.BD$3]))" office:value-type="float" office:value="1.11351636441161" calcext:value-type="float">
            <text:p>1,11</text:p>
          </table:table-cell>
          <table:table-cell table:style-name="ce4" table:formula="of:=COS(RADIANS([.$A40])) * TAN(RADIANS([.BE$3]))" office:value-type="float" office:value="1.15539600793708" calcext:value-type="float">
            <text:p>1,16</text:p>
          </table:table-cell>
          <table:table-cell table:style-name="ce4" table:formula="of:=COS(RADIANS([.$A40])) * TAN(RADIANS([.BF$3]))" office:value-type="float" office:value="1.19941701872379" calcext:value-type="float">
            <text:p>1,20</text:p>
          </table:table-cell>
          <table:table-cell table:style-name="ce4" table:formula="of:=COS(RADIANS([.$A40])) * TAN(RADIANS([.BG$3]))" office:value-type="float" office:value="1.24577692476856" calcext:value-type="float">
            <text:p>1,25</text:p>
          </table:table-cell>
          <table:table-cell table:style-name="ce4" table:formula="of:=COS(RADIANS([.$A40])) * TAN(RADIANS([.BH$3]))" office:value-type="float" office:value="1.29469783067924" calcext:value-type="float">
            <text:p>1,29</text:p>
          </table:table-cell>
          <table:table-cell table:style-name="ce4" table:formula="of:=COS(RADIANS([.$A40])) * TAN(RADIANS([.BI$3]))" office:value-type="float" office:value="1.34643038461111" calcext:value-type="float">
            <text:p>1,35</text:p>
          </table:table-cell>
          <table:table-cell table:style-name="ce4" table:formula="of:=COS(RADIANS([.$A40])) * TAN(RADIANS([.BJ$3]))" office:value-type="float" office:value="1.40125853844407" calcext:value-type="float">
            <text:p>1,40</text:p>
          </table:table-cell>
          <table:table-cell table:style-name="ce4" table:formula="of:=COS(RADIANS([.$A40])) * TAN(RADIANS([.BK$3]))" office:value-type="float" office:value="1.45950529267856" calcext:value-type="float">
            <text:p>1,46</text:p>
          </table:table-cell>
          <table:table-cell table:style-name="ce4" table:formula="of:=COS(RADIANS([.$A40])) * TAN(RADIANS([.BL$3]))" office:value-type="float" office:value="1.52153967223591" calcext:value-type="float">
            <text:p>1,52</text:p>
          </table:table-cell>
          <table:table-cell table:style-name="ce4" table:formula="of:=COS(RADIANS([.$A40])) * TAN(RADIANS([.BM$3]))" office:value-type="float" office:value="1.58778525229247" calcext:value-type="float">
            <text:p>1,59</text:p>
          </table:table-cell>
          <table:table-cell table:style-name="ce4" table:formula="of:=COS(RADIANS([.$A40])) * TAN(RADIANS([.BN$3]))" office:value-type="float" office:value="1.65873065146989" calcext:value-type="float">
            <text:p>1,66</text:p>
          </table:table-cell>
          <table:table-cell table:style-name="ce4" table:formula="of:=COS(RADIANS([.$A40])) * TAN(RADIANS([.BO$3]))" office:value-type="float" office:value="1.73494254324692" calcext:value-type="float">
            <text:p>1,73</text:p>
          </table:table-cell>
          <table:table-cell table:style-name="ce4" table:formula="of:=COS(RADIANS([.$A40])) * TAN(RADIANS([.BP$3]))" office:value-type="float" office:value="1.81708192007959" calcext:value-type="float">
            <text:p>1,82</text:p>
          </table:table-cell>
          <table:table-cell table:style-name="ce4" table:formula="of:=COS(RADIANS([.$A40])) * TAN(RADIANS([.BQ$3]))" office:value-type="float" office:value="1.90592460018984" calcext:value-type="float">
            <text:p>1,91</text:p>
          </table:table-cell>
          <table:table-cell table:style-name="ce4" table:formula="of:=COS(RADIANS([.$A40])) * TAN(RADIANS([.BR$3]))" office:value-type="float" office:value="2.0023873269678" calcext:value-type="float">
            <text:p>2,00</text:p>
          </table:table-cell>
          <table:table-cell table:style-name="ce4" table:formula="of:=COS(RADIANS([.$A40])) * TAN(RADIANS([.BS$3]))" office:value-type="float" office:value="2.10756132519762" calcext:value-type="float">
            <text:p>2,11</text:p>
          </table:table-cell>
          <table:table-cell table:style-name="ce4" table:formula="of:=COS(RADIANS([.$A40])) * TAN(RADIANS([.BT$3]))" office:value-type="float" office:value="2.22275592400021" calcext:value-type="float">
            <text:p>2,22</text:p>
          </table:table-cell>
          <table:table-cell table:style-name="ce4" table:formula="of:=COS(RADIANS([.$A40])) * TAN(RADIANS([.BU$3]))" office:value-type="float" office:value="2.34955595528832" calcext:value-type="float">
            <text:p>2,35</text:p>
          </table:table-cell>
          <table:table-cell table:style-name="ce4" table:formula="of:=COS(RADIANS([.$A40])) * TAN(RADIANS([.BV$3]))" office:value-type="float" office:value="2.48989828488278" calcext:value-type="float">
            <text:p>2,49</text:p>
          </table:table-cell>
          <table:table-cell table:style-name="ce4" table:formula="of:=COS(RADIANS([.$A40])) * TAN(RADIANS([.BW$3]))" office:value-type="float" office:value="2.64617535444947" calcext:value-type="float">
            <text:p>2,65</text:p>
          </table:table-cell>
          <table:table-cell table:style-name="ce4" table:formula="of:=COS(RADIANS([.$A40])) * TAN(RADIANS([.BX$3]))" office:value-type="float" office:value="2.82137755149595" calcext:value-type="float">
            <text:p>2,82</text:p>
          </table:table-cell>
          <table:table-cell table:style-name="ce4" table:formula="of:=COS(RADIANS([.$A40])) * TAN(RADIANS([.BY$3]))" office:value-type="float" office:value="3.01929252719397" calcext:value-type="float">
            <text:p>3,02</text:p>
          </table:table-cell>
          <table:table-cell table:style-name="ce4" table:formula="of:=COS(RADIANS([.$A40])) * TAN(RADIANS([.BZ$3]))" office:value-type="float" office:value="3.24478993594552" calcext:value-type="float">
            <text:p>3,24</text:p>
          </table:table-cell>
          <table:table-cell table:style-name="ce4" table:formula="of:=COS(RADIANS([.$A40])) * TAN(RADIANS([.CA$3]))" office:value-type="float" office:value="3.50423759302096" calcext:value-type="float">
            <text:p>3,50</text:p>
          </table:table-cell>
          <table:table-cell table:style-name="ce4" table:formula="of:=COS(RADIANS([.$A40])) * TAN(RADIANS([.CB$3]))" office:value-type="float" office:value="3.80612571081614" calcext:value-type="float">
            <text:p>3,81</text:p>
          </table:table-cell>
          <table:table-cell table:style-name="ce4" table:formula="of:=COS(RADIANS([.$A40])) * TAN(RADIANS([.CC$3]))" office:value-type="float" office:value="4.16203162739986" calcext:value-type="float">
            <text:p>4,16</text:p>
          </table:table-cell>
          <table:table-cell table:style-name="ce4" table:formula="of:=COS(RADIANS([.$A40])) * TAN(RADIANS([.CD$3]))" office:value-type="float" office:value="4.5881633719604" calcext:value-type="float">
            <text:p>4,59</text:p>
          </table:table-cell>
          <table:table-cell table:style-name="ce4" table:formula="of:=COS(RADIANS([.$A40])) * TAN(RADIANS([.CE$3]))" office:value-type="float" office:value="5.10793227363267" calcext:value-type="float">
            <text:p>5,11</text:p>
          </table:table-cell>
          <table:table-cell table:style-name="ce4" table:formula="of:=COS(RADIANS([.$A40])) * TAN(RADIANS([.CF$3]))" office:value-type="float" office:value="5.75645502666978" calcext:value-type="float">
            <text:p>5,76</text:p>
          </table:table-cell>
          <table:table-cell table:style-name="ce4" table:formula="of:=COS(RADIANS([.$A40])) * TAN(RADIANS([.CG$3]))" office:value-type="float" office:value="6.58891466830834" calcext:value-type="float">
            <text:p>6,59</text:p>
          </table:table-cell>
          <table:table-cell table:style-name="ce4" table:formula="of:=COS(RADIANS([.$A40])) * TAN(RADIANS([.CH$3]))" office:value-type="float" office:value="7.697282534143" calcext:value-type="float">
            <text:p>7,70</text:p>
          </table:table-cell>
          <table:table-cell table:style-name="ce4" table:formula="of:=COS(RADIANS([.$A40])) * TAN(RADIANS([.CI$3]))" office:value-type="float" office:value="9.24710655952841" calcext:value-type="float">
            <text:p>9,25</text:p>
          </table:table-cell>
          <table:table-cell table:style-name="ce4" table:formula="of:=COS(RADIANS([.$A40])) * TAN(RADIANS([.CJ$3]))" office:value-type="float" office:value="11.5694820325643" calcext:value-type="float">
            <text:p>11,57</text:p>
          </table:table-cell>
          <table:table-cell table:style-name="ce4" table:formula="of:=COS(RADIANS([.$A40])) * TAN(RADIANS([.CK$3]))" office:value-type="float" office:value="15.4369638523634" calcext:value-type="float">
            <text:p>15,44</text:p>
          </table:table-cell>
          <table:table-cell table:style-name="ce4" table:formula="of:=COS(RADIANS([.$A40])) * TAN(RADIANS([.CL$3]))" office:value-type="float" office:value="23.167215561104" calcext:value-type="float">
            <text:p>23,17</text:p>
          </table:table-cell>
          <table:table-cell table:style-name="ce4" table:formula="of:=COS(RADIANS([.$A40])) * TAN(RADIANS([.CM$3]))" office:value-type="float" office:value="46.3485525663728" calcext:value-type="float">
            <text:p>46,35</text:p>
          </table:table-cell>
          <table:table-cell table:number-columns-repeated="93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table:style-name="ce4" table:formula="of:=COS(RADIANS([.$A41])) * TAN(RADIANS([.B$3]))" office:value-type="float" office:value="0" calcext:value-type="float">
            <text:p>0,00</text:p>
          </table:table-cell>
          <table:table-cell table:style-name="ce4" table:formula="of:=COS(RADIANS([.$A41])) * TAN(RADIANS([.C$3]))" office:value-type="float" office:value="0.0139402346818557" calcext:value-type="float">
            <text:p>0,01</text:p>
          </table:table-cell>
          <table:table-cell table:style-name="ce4" table:formula="of:=COS(RADIANS([.$A41])) * TAN(RADIANS([.D$3]))" office:value-type="float" office:value="0.0278889665542859" calcext:value-type="float">
            <text:p>0,03</text:p>
          </table:table-cell>
          <table:table-cell table:style-name="ce4" table:formula="of:=COS(RADIANS([.$A41])) * TAN(RADIANS([.E$3]))" office:value-type="float" office:value="0.0418547135381576" calcext:value-type="float">
            <text:p>0,04</text:p>
          </table:table-cell>
          <table:table-cell table:style-name="ce4" table:formula="of:=COS(RADIANS([.$A41])) * TAN(RADIANS([.F$3]))" office:value-type="float" office:value="0.0558460351224866" calcext:value-type="float">
            <text:p>0,06</text:p>
          </table:table-cell>
          <table:table-cell table:style-name="ce4" table:formula="of:=COS(RADIANS([.$A41])) * TAN(RADIANS([.G$3]))" office:value-type="float" office:value="0.0698715534183823" calcext:value-type="float">
            <text:p>0,07</text:p>
          </table:table-cell>
          <table:table-cell table:style-name="ce4" table:formula="of:=COS(RADIANS([.$A41])) * TAN(RADIANS([.H$3]))" office:value-type="float" office:value="0.0839399745395342" calcext:value-type="float">
            <text:p>0,08</text:p>
          </table:table-cell>
          <table:table-cell table:style-name="ce4" table:formula="of:=COS(RADIANS([.$A41])) * TAN(RADIANS([.I$3]))" office:value-type="float" office:value="0.0980601104226241" calcext:value-type="float">
            <text:p>0,10</text:p>
          </table:table-cell>
          <table:table-cell table:style-name="ce4" table:formula="of:=COS(RADIANS([.$A41])) * TAN(RADIANS([.J$3]))" office:value-type="float" office:value="0.112240901205017" calcext:value-type="float">
            <text:p>0,11</text:p>
          </table:table-cell>
          <table:table-cell table:style-name="ce4" table:formula="of:=COS(RADIANS([.$A41])) * TAN(RADIANS([.K$3]))" office:value-type="float" office:value="0.126491438282141" calcext:value-type="float">
            <text:p>0,13</text:p>
          </table:table-cell>
          <table:table-cell table:style-name="ce4" table:formula="of:=COS(RADIANS([.$A41])) * TAN(RADIANS([.L$3]))" office:value-type="float" office:value="0.140820988173204" calcext:value-type="float">
            <text:p>0,14</text:p>
          </table:table-cell>
          <table:table-cell table:style-name="ce4" table:formula="of:=COS(RADIANS([.$A41])) * TAN(RADIANS([.M$3]))" office:value-type="float" office:value="0.155239017331352" calcext:value-type="float">
            <text:p>0,16</text:p>
          </table:table-cell>
          <table:table-cell table:style-name="ce4" table:formula="of:=COS(RADIANS([.$A41])) * TAN(RADIANS([.N$3]))" office:value-type="float" office:value="0.169755218043237" calcext:value-type="float">
            <text:p>0,17</text:p>
          </table:table-cell>
          <table:table-cell table:style-name="ce4" table:formula="of:=COS(RADIANS([.$A41])) * TAN(RADIANS([.O$3]))" office:value-type="float" office:value="0.18437953557326" calcext:value-type="float">
            <text:p>0,18</text:p>
          </table:table-cell>
          <table:table-cell table:style-name="ce4" table:formula="of:=COS(RADIANS([.$A41])) * TAN(RADIANS([.P$3]))" office:value-type="float" office:value="0.199122196719736" calcext:value-type="float">
            <text:p>0,20</text:p>
          </table:table-cell>
          <table:table-cell table:style-name="ce4" table:formula="of:=COS(RADIANS([.$A41])) * TAN(RADIANS([.Q$3]))" office:value-type="float" office:value="0.21399373996399" calcext:value-type="float">
            <text:p>0,21</text:p>
          </table:table-cell>
          <table:table-cell table:style-name="ce4" table:formula="of:=COS(RADIANS([.$A41])) * TAN(RADIANS([.R$3]))" office:value-type="float" office:value="0.229005047409193" calcext:value-type="float">
            <text:p>0,23</text:p>
          </table:table-cell>
          <table:table-cell table:style-name="ce4" table:formula="of:=COS(RADIANS([.$A41])) * TAN(RADIANS([.S$3]))" office:value-type="float" office:value="0.244167378723844" calcext:value-type="float">
            <text:p>0,24</text:p>
          </table:table-cell>
          <table:table-cell table:style-name="ce4" table:formula="of:=COS(RADIANS([.$A41])) * TAN(RADIANS([.T$3]))" office:value-type="float" office:value="0.259492407325378" calcext:value-type="float">
            <text:p>0,26</text:p>
          </table:table-cell>
          <table:table-cell table:style-name="ce4" table:formula="of:=COS(RADIANS([.$A41])) * TAN(RADIANS([.U$3]))" office:value-type="float" office:value="0.274992259062959" calcext:value-type="float">
            <text:p>0,27</text:p>
          </table:table-cell>
          <table:table-cell table:style-name="ce4" table:formula="of:=COS(RADIANS([.$A41])) * TAN(RADIANS([.V$3]))" office:value-type="float" office:value="0.290679553685221" calcext:value-type="float">
            <text:p>0,29</text:p>
          </table:table-cell>
          <table:table-cell table:style-name="ce4" table:formula="of:=COS(RADIANS([.$A41])) * TAN(RADIANS([.W$3]))" office:value-type="float" office:value="0.306567449409321" calcext:value-type="float">
            <text:p>0,31</text:p>
          </table:table-cell>
          <table:table-cell table:style-name="ce4" table:formula="of:=COS(RADIANS([.$A41])) * TAN(RADIANS([.X$3]))" office:value-type="float" office:value="0.322669690942343" calcext:value-type="float">
            <text:p>0,32</text:p>
          </table:table-cell>
          <table:table-cell table:style-name="ce4" table:formula="of:=COS(RADIANS([.$A41])) * TAN(RADIANS([.Y$3]))" office:value-type="float" office:value="0.339000661345789" calcext:value-type="float">
            <text:p>0,34</text:p>
          </table:table-cell>
          <table:table-cell table:style-name="ce4" table:formula="of:=COS(RADIANS([.$A41])) * TAN(RADIANS([.Z$3]))" office:value-type="float" office:value="0.355575438179068" calcext:value-type="float">
            <text:p>0,36</text:p>
          </table:table-cell>
          <table:table-cell table:style-name="ce4" table:formula="of:=COS(RADIANS([.$A41])) * TAN(RADIANS([.AA$3]))" office:value-type="float" office:value="0.372409854409576" calcext:value-type="float">
            <text:p>0,37</text:p>
          </table:table-cell>
          <table:table-cell table:style-name="ce4" table:formula="of:=COS(RADIANS([.$A41])) * TAN(RADIANS([.AB$3]))" office:value-type="float" office:value="0.389520564635983" calcext:value-type="float">
            <text:p>0,39</text:p>
          </table:table-cell>
          <table:table-cell table:style-name="ce4" table:formula="of:=COS(RADIANS([.$A41])) * TAN(RADIANS([.AC$3]))" office:value-type="float" office:value="0.406925117239059" calcext:value-type="float">
            <text:p>0,41</text:p>
          </table:table-cell>
          <table:table-cell table:style-name="ce4" table:formula="of:=COS(RADIANS([.$A41])) * TAN(RADIANS([.AD$3]))" office:value-type="float" office:value="0.424642033151921" calcext:value-type="float">
            <text:p>0,42</text:p>
          </table:table-cell>
          <table:table-cell table:style-name="ce4" table:formula="of:=COS(RADIANS([.$A41])) * TAN(RADIANS([.AE$3]))" office:value-type="float" office:value="0.442690892030813" calcext:value-type="float">
            <text:p>0,44</text:p>
          </table:table-cell>
          <table:table-cell table:style-name="ce4" table:formula="of:=COS(RADIANS([.$A41])) * TAN(RADIANS([.AF$3]))" office:value-type="float" office:value="0.461092426710198" calcext:value-type="float">
            <text:p>0,46</text:p>
          </table:table-cell>
          <table:table-cell table:style-name="ce4" table:formula="of:=COS(RADIANS([.$A41])) * TAN(RADIANS([.AG$3]))" office:value-type="float" office:value="0.479868626944408" calcext:value-type="float">
            <text:p>0,48</text:p>
          </table:table-cell>
          <table:table-cell table:style-name="ce4" table:formula="of:=COS(RADIANS([.$A41])) * TAN(RADIANS([.AH$3]))" office:value-type="float" office:value="0.499042853575027" calcext:value-type="float">
            <text:p>0,50</text:p>
          </table:table-cell>
          <table:table-cell table:style-name="ce4" table:formula="of:=COS(RADIANS([.$A41])) * TAN(RADIANS([.AI$3]))" office:value-type="float" office:value="0.518639964421879" calcext:value-type="float">
            <text:p>0,52</text:p>
          </table:table-cell>
          <table:table-cell table:style-name="ce4" table:formula="of:=COS(RADIANS([.$A41])) * TAN(RADIANS([.AJ$3]))" office:value-type="float" office:value="0.538686453379694" calcext:value-type="float">
            <text:p>0,54</text:p>
          </table:table-cell>
          <table:table-cell table:style-name="ce4" table:formula="of:=COS(RADIANS([.$A41])) * TAN(RADIANS([.AK$3]))" office:value-type="float" office:value="0.559210604417071" calcext:value-type="float">
            <text:p>0,56</text:p>
          </table:table-cell>
          <table:table-cell table:style-name="ce4" table:formula="of:=COS(RADIANS([.$A41])) * TAN(RADIANS([.AL$3]))" office:value-type="float" office:value="0.580242662424611" calcext:value-type="float">
            <text:p>0,58</text:p>
          </table:table-cell>
          <table:table-cell table:style-name="ce4" table:formula="of:=COS(RADIANS([.$A41])) * TAN(RADIANS([.AM$3]))" office:value-type="float" office:value="0.601815023152048" calcext:value-type="float">
            <text:p>0,60</text:p>
          </table:table-cell>
          <table:table-cell table:style-name="ce4" table:formula="of:=COS(RADIANS([.$A41])) * TAN(RADIANS([.AN$3]))" office:value-type="float" office:value="0.623962444817811" calcext:value-type="float">
            <text:p>0,62</text:p>
          </table:table-cell>
          <table:table-cell table:style-name="ce4" table:formula="of:=COS(RADIANS([.$A41])) * TAN(RADIANS([.AO$3]))" office:value-type="float" office:value="0.646722284378849" calcext:value-type="float">
            <text:p>0,65</text:p>
          </table:table-cell>
          <table:table-cell table:style-name="ce4" table:formula="of:=COS(RADIANS([.$A41])) * TAN(RADIANS([.AP$3]))" office:value-type="float" office:value="0.670134761925762" calcext:value-type="float">
            <text:p>0,67</text:p>
          </table:table-cell>
          <table:table-cell table:style-name="ce4" table:formula="of:=COS(RADIANS([.$A41])) * TAN(RADIANS([.AQ$3]))" office:value-type="float" office:value="0.694243257233209" calcext:value-type="float">
            <text:p>0,69</text:p>
          </table:table-cell>
          <table:table-cell table:style-name="ce4" table:formula="of:=COS(RADIANS([.$A41])) * TAN(RADIANS([.AR$3]))" office:value-type="float" office:value="0.719094643166451" calcext:value-type="float">
            <text:p>0,72</text:p>
          </table:table-cell>
          <table:table-cell table:style-name="ce4" table:formula="of:=COS(RADIANS([.$A41])) * TAN(RADIANS([.AS$3]))" office:value-type="float" office:value="0.744739661444347" calcext:value-type="float">
            <text:p>0,74</text:p>
          </table:table-cell>
          <table:table-cell table:style-name="ce4" table:formula="of:=COS(RADIANS([.$A41])) * TAN(RADIANS([.AT$3]))" office:value-type="float" office:value="0.771233347214993" calcext:value-type="float">
            <text:p>0,77</text:p>
          </table:table-cell>
          <table:table-cell table:style-name="ce4" table:formula="of:=COS(RADIANS([.$A41])) * TAN(RADIANS([.AU$3]))" office:value-type="float" office:value="0.798635510047293" calcext:value-type="float">
            <text:p>0,80</text:p>
          </table:table-cell>
          <table:table-cell table:style-name="ce4" table:formula="of:=COS(RADIANS([.$A41])) * TAN(RADIANS([.AV$3]))" office:value-type="float" office:value="0.827011280323564" calcext:value-type="float">
            <text:p>0,83</text:p>
          </table:table-cell>
          <table:table-cell table:style-name="ce4" table:formula="of:=COS(RADIANS([.$A41])) * TAN(RADIANS([.AW$3]))" office:value-type="float" office:value="0.85643173168932" calcext:value-type="float">
            <text:p>0,86</text:p>
          </table:table-cell>
          <table:table-cell table:style-name="ce4" table:formula="of:=COS(RADIANS([.$A41])) * TAN(RADIANS([.AX$3]))" office:value-type="float" office:value="0.886974592245519" calcext:value-type="float">
            <text:p>0,89</text:p>
          </table:table-cell>
          <table:table-cell table:style-name="ce4" table:formula="of:=COS(RADIANS([.$A41])) * TAN(RADIANS([.AY$3]))" office:value-type="float" office:value="0.918725059643242" calcext:value-type="float">
            <text:p>0,92</text:p>
          </table:table-cell>
          <table:table-cell table:style-name="ce4" table:formula="of:=COS(RADIANS([.$A41])) * TAN(RADIANS([.AZ$3]))" office:value-type="float" office:value="0.95177673827217" calcext:value-type="float">
            <text:p>0,95</text:p>
          </table:table-cell>
          <table:table-cell table:style-name="ce4" table:formula="of:=COS(RADIANS([.$A41])) * TAN(RADIANS([.BA$3]))" office:value-type="float" office:value="0.986232720465322" calcext:value-type="float">
            <text:p>0,99</text:p>
          </table:table-cell>
          <table:table-cell table:style-name="ce4" table:formula="of:=COS(RADIANS([.$A41])) * TAN(RADIANS([.BB$3]))" office:value-type="float" office:value="1.02220683825728" calcext:value-type="float">
            <text:p>1,02</text:p>
          </table:table-cell>
          <table:table-cell table:style-name="ce4" table:formula="of:=COS(RADIANS([.$A41])) * TAN(RADIANS([.BC$3]))" office:value-type="float" office:value="1.05982511797043" calcext:value-type="float">
            <text:p>1,06</text:p>
          </table:table-cell>
          <table:table-cell table:style-name="ce4" table:formula="of:=COS(RADIANS([.$A41])) * TAN(RADIANS([.BD$3]))" office:value-type="float" office:value="1.09922747707537" calcext:value-type="float">
            <text:p>1,10</text:p>
          </table:table-cell>
          <table:table-cell table:style-name="ce4" table:formula="of:=COS(RADIANS([.$A41])) * TAN(RADIANS([.BE$3]))" office:value-type="float" office:value="1.14056971178751" calcext:value-type="float">
            <text:p>1,14</text:p>
          </table:table-cell>
          <table:table-cell table:style-name="ce4" table:formula="of:=COS(RADIANS([.$A41])) * TAN(RADIANS([.BF$3]))" office:value-type="float" office:value="1.18402583526438" calcext:value-type="float">
            <text:p>1,18</text:p>
          </table:table-cell>
          <table:table-cell table:style-name="ce4" table:formula="of:=COS(RADIANS([.$A41])) * TAN(RADIANS([.BG$3]))" office:value-type="float" office:value="1.22979084078002" calcext:value-type="float">
            <text:p>1,23</text:p>
          </table:table-cell>
          <table:table-cell table:style-name="ce4" table:formula="of:=COS(RADIANS([.$A41])) * TAN(RADIANS([.BH$3]))" office:value-type="float" office:value="1.27808398284699" calcext:value-type="float">
            <text:p>1,28</text:p>
          </table:table-cell>
          <table:table-cell table:style-name="ce4" table:formula="of:=COS(RADIANS([.$A41])) * TAN(RADIANS([.BI$3]))" office:value-type="float" office:value="1.32915269324825" calcext:value-type="float">
            <text:p>1,33</text:p>
          </table:table-cell>
          <table:table-cell table:style-name="ce4" table:formula="of:=COS(RADIANS([.$A41])) * TAN(RADIANS([.BJ$3]))" office:value-type="float" office:value="1.3832772801306" calcext:value-type="float">
            <text:p>1,38</text:p>
          </table:table-cell>
          <table:table-cell table:style-name="ce4" table:formula="of:=COS(RADIANS([.$A41])) * TAN(RADIANS([.BK$3]))" office:value-type="float" office:value="1.44077659918087" calcext:value-type="float">
            <text:p>1,44</text:p>
          </table:table-cell>
          <table:table-cell table:style-name="ce4" table:formula="of:=COS(RADIANS([.$A41])) * TAN(RADIANS([.BL$3]))" office:value-type="float" office:value="1.50201493991131" calcext:value-type="float">
            <text:p>1,50</text:p>
          </table:table-cell>
          <table:table-cell table:style-name="ce4" table:formula="of:=COS(RADIANS([.$A41])) * TAN(RADIANS([.BM$3]))" office:value-type="float" office:value="1.56741044208828" calcext:value-type="float">
            <text:p>1,57</text:p>
          </table:table-cell>
          <table:table-cell table:style-name="ce4" table:formula="of:=COS(RADIANS([.$A41])) * TAN(RADIANS([.BN$3]))" office:value-type="float" office:value="1.63744545427161" calcext:value-type="float">
            <text:p>1,64</text:p>
          </table:table-cell>
          <table:table-cell table:style-name="ce4" table:formula="of:=COS(RADIANS([.$A41])) * TAN(RADIANS([.BO$3]))" office:value-type="float" office:value="1.7126793782611" calcext:value-type="float">
            <text:p>1,71</text:p>
          </table:table-cell>
          <table:table-cell table:style-name="ce4" table:formula="of:=COS(RADIANS([.$A41])) * TAN(RADIANS([.BP$3]))" office:value-type="float" office:value="1.79376472451197" calcext:value-type="float">
            <text:p>1,79</text:p>
          </table:table-cell>
          <table:table-cell table:style-name="ce4" table:formula="of:=COS(RADIANS([.$A41])) * TAN(RADIANS([.BQ$3]))" office:value-type="float" office:value="1.88146735577577" calcext:value-type="float">
            <text:p>1,88</text:p>
          </table:table-cell>
          <table:table-cell table:style-name="ce4" table:formula="of:=COS(RADIANS([.$A41])) * TAN(RADIANS([.BR$3]))" office:value-type="float" office:value="1.97669225158947" calcext:value-type="float">
            <text:p>1,98</text:p>
          </table:table-cell>
          <table:table-cell table:style-name="ce4" table:formula="of:=COS(RADIANS([.$A41])) * TAN(RADIANS([.BS$3]))" office:value-type="float" office:value="2.08051663390036" calcext:value-type="float">
            <text:p>2,08</text:p>
          </table:table-cell>
          <table:table-cell table:style-name="ce4" table:formula="of:=COS(RADIANS([.$A41])) * TAN(RADIANS([.BT$3]))" office:value-type="float" office:value="2.19423303022956" calcext:value-type="float">
            <text:p>2,19</text:p>
          </table:table-cell>
          <table:table-cell table:style-name="ce4" table:formula="of:=COS(RADIANS([.$A41])) * TAN(RADIANS([.BU$3]))" office:value-type="float" office:value="2.31940593557753" calcext:value-type="float">
            <text:p>2,32</text:p>
          </table:table-cell>
          <table:table-cell table:style-name="ce4" table:formula="of:=COS(RADIANS([.$A41])) * TAN(RADIANS([.BV$3]))" office:value-type="float" office:value="2.45794736147611" calcext:value-type="float">
            <text:p>2,46</text:p>
          </table:table-cell>
          <table:table-cell table:style-name="ce4" table:formula="of:=COS(RADIANS([.$A41])) * TAN(RADIANS([.BW$3]))" office:value-type="float" office:value="2.6122190492526" calcext:value-type="float">
            <text:p>2,61</text:p>
          </table:table-cell>
          <table:table-cell table:style-name="ce4" table:formula="of:=COS(RADIANS([.$A41])) * TAN(RADIANS([.BX$3]))" office:value-type="float" office:value="2.78517301310318" calcext:value-type="float">
            <text:p>2,79</text:p>
          </table:table-cell>
          <table:table-cell table:style-name="ce4" table:formula="of:=COS(RADIANS([.$A41])) * TAN(RADIANS([.BY$3]))" office:value-type="float" office:value="2.98054830022518" calcext:value-type="float">
            <text:p>2,98</text:p>
          </table:table-cell>
          <table:table-cell table:style-name="ce4" table:formula="of:=COS(RADIANS([.$A41])) * TAN(RADIANS([.BZ$3]))" office:value-type="float" office:value="3.20315207654236" calcext:value-type="float">
            <text:p>3,20</text:p>
          </table:table-cell>
          <table:table-cell table:style-name="ce4" table:formula="of:=COS(RADIANS([.$A41])) * TAN(RADIANS([.CA$3]))" office:value-type="float" office:value="3.45927044411647" calcext:value-type="float">
            <text:p>3,46</text:p>
          </table:table-cell>
          <table:table-cell table:style-name="ce4" table:formula="of:=COS(RADIANS([.$A41])) * TAN(RADIANS([.CB$3]))" office:value-type="float" office:value="3.75728466706718" calcext:value-type="float">
            <text:p>3,76</text:p>
          </table:table-cell>
          <table:table-cell table:style-name="ce4" table:formula="of:=COS(RADIANS([.$A41])) * TAN(RADIANS([.CC$3]))" office:value-type="float" office:value="4.1086235205103" calcext:value-type="float">
            <text:p>4,11</text:p>
          </table:table-cell>
          <table:table-cell table:style-name="ce4" table:formula="of:=COS(RADIANS([.$A41])) * TAN(RADIANS([.CD$3]))" office:value-type="float" office:value="4.52928704863233" calcext:value-type="float">
            <text:p>4,53</text:p>
          </table:table-cell>
          <table:table-cell table:style-name="ce4" table:formula="of:=COS(RADIANS([.$A41])) * TAN(RADIANS([.CE$3]))" office:value-type="float" office:value="5.04238616123437" calcext:value-type="float">
            <text:p>5,04</text:p>
          </table:table-cell>
          <table:table-cell table:style-name="ce4" table:formula="of:=COS(RADIANS([.$A41])) * TAN(RADIANS([.CF$3]))" office:value-type="float" office:value="5.68258692741138" calcext:value-type="float">
            <text:p>5,68</text:p>
          </table:table-cell>
          <table:table-cell table:style-name="ce4" table:formula="of:=COS(RADIANS([.$A41])) * TAN(RADIANS([.CG$3]))" office:value-type="float" office:value="6.50436426350734" calcext:value-type="float">
            <text:p>6,50</text:p>
          </table:table-cell>
          <table:table-cell table:style-name="ce4" table:formula="of:=COS(RADIANS([.$A41])) * TAN(RADIANS([.CH$3]))" office:value-type="float" office:value="7.59850930867389" calcext:value-type="float">
            <text:p>7,60</text:p>
          </table:table-cell>
          <table:table-cell table:style-name="ce4" table:formula="of:=COS(RADIANS([.$A41])) * TAN(RADIANS([.CI$3]))" office:value-type="float" office:value="9.12844565068302" calcext:value-type="float">
            <text:p>9,13</text:p>
          </table:table-cell>
          <table:table-cell table:style-name="ce4" table:formula="of:=COS(RADIANS([.$A41])) * TAN(RADIANS([.CJ$3]))" office:value-type="float" office:value="11.4210198899453" calcext:value-type="float">
            <text:p>11,42</text:p>
          </table:table-cell>
          <table:table-cell table:style-name="ce4" table:formula="of:=COS(RADIANS([.$A41])) * TAN(RADIANS([.CK$3]))" office:value-type="float" office:value="15.2388733308859" calcext:value-type="float">
            <text:p>15,24</text:p>
          </table:table-cell>
          <table:table-cell table:style-name="ce4" table:formula="of:=COS(RADIANS([.$A41])) * TAN(RADIANS([.CL$3]))" office:value-type="float" office:value="22.8699287464447" calcext:value-type="float">
            <text:p>22,87</text:p>
          </table:table-cell>
          <table:table-cell table:style-name="ce4" table:formula="of:=COS(RADIANS([.$A41])) * TAN(RADIANS([.CM$3]))" office:value-type="float" office:value="45.7537977275712" calcext:value-type="float">
            <text:p>45,75</text:p>
          </table:table-cell>
          <table:table-cell table:number-columns-repeated="93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style-name="ce4" table:formula="of:=COS(RADIANS([.$A42])) * TAN(RADIANS([.B$3]))" office:value-type="float" office:value="0" calcext:value-type="float">
            <text:p>0,00</text:p>
          </table:table-cell>
          <table:table-cell table:style-name="ce4" table:formula="of:=COS(RADIANS([.$A42])) * TAN(RADIANS([.C$3]))" office:value-type="float" office:value="0.013754778868339" calcext:value-type="float">
            <text:p>0,01</text:p>
          </table:table-cell>
          <table:table-cell table:style-name="ce4" table:formula="of:=COS(RADIANS([.$A42])) * TAN(RADIANS([.D$3]))" office:value-type="float" office:value="0.0275179418837188" calcext:value-type="float">
            <text:p>0,03</text:p>
          </table:table-cell>
          <table:table-cell table:style-name="ce4" table:formula="of:=COS(RADIANS([.$A42])) * TAN(RADIANS([.E$3]))" office:value-type="float" office:value="0.041297893647684" calcext:value-type="float">
            <text:p>0,04</text:p>
          </table:table-cell>
          <table:table-cell table:style-name="ce4" table:formula="of:=COS(RADIANS([.$A42])) * TAN(RADIANS([.F$3]))" office:value-type="float" office:value="0.0551030797769212" calcext:value-type="float">
            <text:p>0,06</text:p>
          </table:table-cell>
          <table:table-cell table:style-name="ce4" table:formula="of:=COS(RADIANS([.$A42])) * TAN(RADIANS([.G$3]))" office:value-type="float" office:value="0.0689420076771083" calcext:value-type="float">
            <text:p>0,07</text:p>
          </table:table-cell>
          <table:table-cell table:style-name="ce4" table:formula="of:=COS(RADIANS([.$A42])) * TAN(RADIANS([.H$3]))" office:value-type="float" office:value="0.0828232676389639" calcext:value-type="float">
            <text:p>0,08</text:p>
          </table:table-cell>
          <table:table-cell table:style-name="ce4" table:formula="of:=COS(RADIANS([.$A42])) * TAN(RADIANS([.I$3]))" office:value-type="float" office:value="0.0967555543683683" calcext:value-type="float">
            <text:p>0,10</text:p>
          </table:table-cell>
          <table:table-cell table:style-name="ce4" table:formula="of:=COS(RADIANS([.$A42])) * TAN(RADIANS([.J$3]))" office:value-type="float" office:value="0.110747689066349" calcext:value-type="float">
            <text:p>0,11</text:p>
          </table:table-cell>
          <table:table-cell table:style-name="ce4" table:formula="of:=COS(RADIANS([.$A42])) * TAN(RADIANS([.K$3]))" office:value-type="float" office:value="0.124808642179717" calcext:value-type="float">
            <text:p>0,12</text:p>
          </table:table-cell>
          <table:table-cell table:style-name="ce4" table:formula="of:=COS(RADIANS([.$A42])) * TAN(RADIANS([.L$3]))" office:value-type="float" office:value="0.138947556949275" calcext:value-type="float">
            <text:p>0,14</text:p>
          </table:table-cell>
          <table:table-cell table:style-name="ce4" table:formula="of:=COS(RADIANS([.$A42])) * TAN(RADIANS([.M$3]))" office:value-type="float" office:value="0.153173773889921" calcext:value-type="float">
            <text:p>0,15</text:p>
          </table:table-cell>
          <table:table-cell table:style-name="ce4" table:formula="of:=COS(RADIANS([.$A42])) * TAN(RADIANS([.N$3]))" office:value-type="float" office:value="0.167496856345648" calcext:value-type="float">
            <text:p>0,17</text:p>
          </table:table-cell>
          <table:table-cell table:style-name="ce4" table:formula="of:=COS(RADIANS([.$A42])) * TAN(RADIANS([.O$3]))" office:value-type="float" office:value="0.181926617272676" calcext:value-type="float">
            <text:p>0,18</text:p>
          </table:table-cell>
          <table:table-cell table:style-name="ce4" table:formula="of:=COS(RADIANS([.$A42])) * TAN(RADIANS([.P$3]))" office:value-type="float" office:value="0.196473147415714" calcext:value-type="float">
            <text:p>0,20</text:p>
          </table:table-cell>
          <table:table-cell table:style-name="ce4" table:formula="of:=COS(RADIANS([.$A42])) * TAN(RADIANS([.Q$3]))" office:value-type="float" office:value="0.211146845055962" calcext:value-type="float">
            <text:p>0,21</text:p>
          </table:table-cell>
          <table:table-cell table:style-name="ce4" table:formula="of:=COS(RADIANS([.$A42])) * TAN(RADIANS([.R$3]))" office:value-type="float" office:value="0.225958447525048" calcext:value-type="float">
            <text:p>0,23</text:p>
          </table:table-cell>
          <table:table-cell table:style-name="ce4" table:formula="of:=COS(RADIANS([.$A42])) * TAN(RADIANS([.S$3]))" office:value-type="float" office:value="0.240919064696936" calcext:value-type="float">
            <text:p>0,24</text:p>
          </table:table-cell>
          <table:table-cell table:style-name="ce4" table:formula="of:=COS(RADIANS([.$A42])) * TAN(RADIANS([.T$3]))" office:value-type="float" office:value="0.25604021469016" calcext:value-type="float">
            <text:p>0,26</text:p>
          </table:table-cell>
          <table:table-cell table:style-name="ce4" table:formula="of:=COS(RADIANS([.$A42])) * TAN(RADIANS([.U$3]))" office:value-type="float" office:value="0.271333862035993" calcext:value-type="float">
            <text:p>0,27</text:p>
          </table:table-cell>
          <table:table-cell table:style-name="ce4" table:formula="of:=COS(RADIANS([.$A42])) * TAN(RADIANS([.V$3]))" office:value-type="float" office:value="0.286812458594525" calcext:value-type="float">
            <text:p>0,29</text:p>
          </table:table-cell>
          <table:table-cell table:style-name="ce4" table:formula="of:=COS(RADIANS([.$A42])) * TAN(RADIANS([.W$3]))" office:value-type="float" office:value="0.302488987530775" calcext:value-type="float">
            <text:p>0,30</text:p>
          </table:table-cell>
          <table:table-cell table:style-name="ce4" table:formula="of:=COS(RADIANS([.$A42])) * TAN(RADIANS([.X$3]))" office:value-type="float" office:value="0.318377010697241" calcext:value-type="float">
            <text:p>0,32</text:p>
          </table:table-cell>
          <table:table-cell table:style-name="ce4" table:formula="of:=COS(RADIANS([.$A42])) * TAN(RADIANS([.Y$3]))" office:value-type="float" office:value="0.334490719808405" calcext:value-type="float">
            <text:p>0,33</text:p>
          </table:table-cell>
          <table:table-cell table:style-name="ce4" table:formula="of:=COS(RADIANS([.$A42])) * TAN(RADIANS([.Z$3]))" office:value-type="float" office:value="0.35084499183731" calcext:value-type="float">
            <text:p>0,35</text:p>
          </table:table-cell>
          <table:table-cell table:style-name="ce4" table:formula="of:=COS(RADIANS([.$A42])) * TAN(RADIANS([.AA$3]))" office:value-type="float" office:value="0.367455449115306" calcext:value-type="float">
            <text:p>0,37</text:p>
          </table:table-cell>
          <table:table-cell table:style-name="ce4" table:formula="of:=COS(RADIANS([.$A42])) * TAN(RADIANS([.AB$3]))" office:value-type="float" office:value="0.384338524674342" calcext:value-type="float">
            <text:p>0,38</text:p>
          </table:table-cell>
          <table:table-cell table:style-name="ce4" table:formula="of:=COS(RADIANS([.$A42])) * TAN(RADIANS([.AC$3]))" office:value-type="float" office:value="0.401511533437909" calcext:value-type="float">
            <text:p>0,40</text:p>
          </table:table-cell>
          <table:table-cell table:style-name="ce4" table:formula="of:=COS(RADIANS([.$A42])) * TAN(RADIANS([.AD$3]))" office:value-type="float" office:value="0.418992749943364" calcext:value-type="float">
            <text:p>0,42</text:p>
          </table:table-cell>
          <table:table-cell table:style-name="ce4" table:formula="of:=COS(RADIANS([.$A42])) * TAN(RADIANS([.AE$3]))" office:value-type="float" office:value="0.436801493366324" calcext:value-type="float">
            <text:p>0,44</text:p>
          </table:table-cell>
          <table:table-cell table:style-name="ce4" table:formula="of:=COS(RADIANS([.$A42])) * TAN(RADIANS([.AF$3]))" office:value-type="float" office:value="0.454958220719161" calcext:value-type="float">
            <text:p>0,45</text:p>
          </table:table-cell>
          <table:table-cell table:style-name="ce4" table:formula="of:=COS(RADIANS([.$A42])) * TAN(RADIANS([.AG$3]))" office:value-type="float" office:value="0.473484629212509" calcext:value-type="float">
            <text:p>0,47</text:p>
          </table:table-cell>
          <table:table-cell table:style-name="ce4" table:formula="of:=COS(RADIANS([.$A42])) * TAN(RADIANS([.AH$3]))" office:value-type="float" office:value="0.492403768903813" calcext:value-type="float">
            <text:p>0,49</text:p>
          </table:table-cell>
          <table:table-cell table:style-name="ce4" table:formula="of:=COS(RADIANS([.$A42])) * TAN(RADIANS([.AI$3]))" office:value-type="float" office:value="0.511740166913498" calcext:value-type="float">
            <text:p>0,51</text:p>
          </table:table-cell>
          <table:table-cell table:style-name="ce4" table:formula="of:=COS(RADIANS([.$A42])) * TAN(RADIANS([.AJ$3]))" office:value-type="float" office:value="0.531519964671153" calcext:value-type="float">
            <text:p>0,53</text:p>
          </table:table-cell>
          <table:table-cell table:style-name="ce4" table:formula="of:=COS(RADIANS([.$A42])) * TAN(RADIANS([.AK$3]))" office:value-type="float" office:value="0.551771069865741" calcext:value-type="float">
            <text:p>0,55</text:p>
          </table:table-cell>
          <table:table-cell table:style-name="ce4" table:formula="of:=COS(RADIANS([.$A42])) * TAN(RADIANS([.AL$3]))" office:value-type="float" office:value="0.572523325020837" calcext:value-type="float">
            <text:p>0,57</text:p>
          </table:table-cell>
          <table:table-cell table:style-name="ce4" table:formula="of:=COS(RADIANS([.$A42])) * TAN(RADIANS([.AM$3]))" office:value-type="float" office:value="0.5938086949049" calcext:value-type="float">
            <text:p>0,59</text:p>
          </table:table-cell>
          <table:table-cell table:style-name="ce4" table:formula="of:=COS(RADIANS([.$A42])) * TAN(RADIANS([.AN$3]))" office:value-type="float" office:value="0.615661475325658" calcext:value-type="float">
            <text:p>0,62</text:p>
          </table:table-cell>
          <table:table-cell table:style-name="ce4" table:formula="of:=COS(RADIANS([.$A42])) * TAN(RADIANS([.AO$3]))" office:value-type="float" office:value="0.638118526256688" calcext:value-type="float">
            <text:p>0,64</text:p>
          </table:table-cell>
          <table:table-cell table:style-name="ce4" table:formula="of:=COS(RADIANS([.$A42])) * TAN(RADIANS([.AP$3]))" office:value-type="float" office:value="0.661219532715131" calcext:value-type="float">
            <text:p>0,66</text:p>
          </table:table-cell>
          <table:table-cell table:style-name="ce4" table:formula="of:=COS(RADIANS([.$A42])) * TAN(RADIANS([.AQ$3]))" office:value-type="float" office:value="0.685007297366894" calcext:value-type="float">
            <text:p>0,69</text:p>
          </table:table-cell>
          <table:table-cell table:style-name="ce4" table:formula="of:=COS(RADIANS([.$A42])) * TAN(RADIANS([.AR$3]))" office:value-type="float" office:value="0.709528069497681" calcext:value-type="float">
            <text:p>0,71</text:p>
          </table:table-cell>
          <table:table-cell table:style-name="ce4" table:formula="of:=COS(RADIANS([.$A42])) * TAN(RADIANS([.AS$3]))" office:value-type="float" office:value="0.734831915776976" calcext:value-type="float">
            <text:p>0,73</text:p>
          </table:table-cell>
          <table:table-cell table:style-name="ce4" table:formula="of:=COS(RADIANS([.$A42])) * TAN(RADIANS([.AT$3]))" office:value-type="float" office:value="0.760973139185274" calcext:value-type="float">
            <text:p>0,76</text:p>
          </table:table-cell>
          <table:table-cell table:style-name="ce4" table:formula="of:=COS(RADIANS([.$A42])) * TAN(RADIANS([.AU$3]))" office:value-type="float" office:value="0.788010753606722" calcext:value-type="float">
            <text:p>0,79</text:p>
          </table:table-cell>
          <table:table-cell table:style-name="ce4" table:formula="of:=COS(RADIANS([.$A42])) * TAN(RADIANS([.AV$3]))" office:value-type="float" office:value="0.816009022952712" calcext:value-type="float">
            <text:p>0,82</text:p>
          </table:table-cell>
          <table:table-cell table:style-name="ce4" table:formula="of:=COS(RADIANS([.$A42])) * TAN(RADIANS([.AW$3]))" office:value-type="float" office:value="0.845038075330818" calcext:value-type="float">
            <text:p>0,85</text:p>
          </table:table-cell>
          <table:table-cell table:style-name="ce4" table:formula="of:=COS(RADIANS([.$A42])) * TAN(RADIANS([.AX$3]))" office:value-type="float" office:value="0.875174604775609" calcext:value-type="float">
            <text:p>0,88</text:p>
          </table:table-cell>
          <table:table-cell table:style-name="ce4" table:formula="of:=COS(RADIANS([.$A42])) * TAN(RADIANS([.AY$3]))" office:value-type="float" office:value="0.906502675499592" calcext:value-type="float">
            <text:p>0,91</text:p>
          </table:table-cell>
          <table:table-cell table:style-name="ce4" table:formula="of:=COS(RADIANS([.$A42])) * TAN(RADIANS([.AZ$3]))" office:value-type="float" office:value="0.939114646613681" calcext:value-type="float">
            <text:p>0,94</text:p>
          </table:table-cell>
          <table:table-cell table:style-name="ce4" table:formula="of:=COS(RADIANS([.$A42])) * TAN(RADIANS([.BA$3]))" office:value-type="float" office:value="0.973112238947983" calcext:value-type="float">
            <text:p>0,97</text:p>
          </table:table-cell>
          <table:table-cell table:style-name="ce4" table:formula="of:=COS(RADIANS([.$A42])) * TAN(RADIANS([.BB$3]))" office:value-type="float" office:value="1.00860777015709" calcext:value-type="float">
            <text:p>1,01</text:p>
          </table:table-cell>
          <table:table-cell table:style-name="ce4" table:formula="of:=COS(RADIANS([.$A42])) * TAN(RADIANS([.BC$3]))" office:value-type="float" office:value="1.045725589955" calcext:value-type="float">
            <text:p>1,05</text:p>
          </table:table-cell>
          <table:table-cell table:style-name="ce4" table:formula="of:=COS(RADIANS([.$A42])) * TAN(RADIANS([.BD$3]))" office:value-type="float" office:value="1.08460375440116" calcext:value-type="float">
            <text:p>1,08</text:p>
          </table:table-cell>
          <table:table-cell table:style-name="ce4" table:formula="of:=COS(RADIANS([.$A42])) * TAN(RADIANS([.BE$3]))" office:value-type="float" office:value="1.12539598705479" calcext:value-type="float">
            <text:p>1,13</text:p>
          </table:table-cell>
          <table:table-cell table:style-name="ce4" table:formula="of:=COS(RADIANS([.$A42])) * TAN(RADIANS([.BF$3]))" office:value-type="float" office:value="1.16827398606564" calcext:value-type="float">
            <text:p>1,17</text:p>
          </table:table-cell>
          <table:table-cell table:style-name="ce4" table:formula="of:=COS(RADIANS([.$A42])) * TAN(RADIANS([.BG$3]))" office:value-type="float" office:value="1.21343015058812" calcext:value-type="float">
            <text:p>1,21</text:p>
          </table:table-cell>
          <table:table-cell table:style-name="ce4" table:formula="of:=COS(RADIANS([.$A42])) * TAN(RADIANS([.BH$3]))" office:value-type="float" office:value="1.2610808182525" calcext:value-type="float">
            <text:p>1,26</text:p>
          </table:table-cell>
          <table:table-cell table:style-name="ce4" table:formula="of:=COS(RADIANS([.$A42])) * TAN(RADIANS([.BI$3]))" office:value-type="float" office:value="1.31147012909924" calcext:value-type="float">
            <text:p>1,31</text:p>
          </table:table-cell>
          <table:table-cell table:style-name="ce4" table:formula="of:=COS(RADIANS([.$A42])) * TAN(RADIANS([.BJ$3]))" office:value-type="float" office:value="1.36487466215748" calcext:value-type="float">
            <text:p>1,36</text:p>
          </table:table-cell>
          <table:table-cell table:style-name="ce4" table:formula="of:=COS(RADIANS([.$A42])) * TAN(RADIANS([.BK$3]))" office:value-type="float" office:value="1.42160903117395" calcext:value-type="float">
            <text:p>1,42</text:p>
          </table:table-cell>
          <table:table-cell table:style-name="ce4" table:formula="of:=COS(RADIANS([.$A42])) * TAN(RADIANS([.BL$3]))" office:value-type="float" office:value="1.48203267928567" calcext:value-type="float">
            <text:p>1,48</text:p>
          </table:table-cell>
          <table:table-cell table:style-name="ce4" table:formula="of:=COS(RADIANS([.$A42])) * TAN(RADIANS([.BM$3]))" office:value-type="float" office:value="1.54655818347958" calcext:value-type="float">
            <text:p>1,55</text:p>
          </table:table-cell>
          <table:table-cell table:style-name="ce4" table:formula="of:=COS(RADIANS([.$A42])) * TAN(RADIANS([.BN$3]))" office:value-type="float" office:value="1.61566147532566" calcext:value-type="float">
            <text:p>1,62</text:p>
          </table:table-cell>
          <table:table-cell table:style-name="ce4" table:formula="of:=COS(RADIANS([.$A42])) * TAN(RADIANS([.BO$3]))" office:value-type="float" office:value="1.68989451454557" calcext:value-type="float">
            <text:p>1,69</text:p>
          </table:table-cell>
          <table:table-cell table:style-name="ce4" table:formula="of:=COS(RADIANS([.$A42])) * TAN(RADIANS([.BP$3]))" office:value-type="float" office:value="1.76990113083267" calcext:value-type="float">
            <text:p>1,77</text:p>
          </table:table-cell>
          <table:table-cell table:style-name="ce4" table:formula="of:=COS(RADIANS([.$A42])) * TAN(RADIANS([.BQ$3]))" office:value-type="float" office:value="1.85643699817895" calcext:value-type="float">
            <text:p>1,86</text:p>
          </table:table-cell>
          <table:table-cell table:style-name="ce4" table:formula="of:=COS(RADIANS([.$A42])) * TAN(RADIANS([.BR$3]))" office:value-type="float" office:value="1.95039505660266" calcext:value-type="float">
            <text:p>1,95</text:p>
          </table:table-cell>
          <table:table-cell table:style-name="ce4" table:formula="of:=COS(RADIANS([.$A42])) * TAN(RADIANS([.BS$3]))" office:value-type="float" office:value="2.05283819708199" calcext:value-type="float">
            <text:p>2,05</text:p>
          </table:table-cell>
          <table:table-cell table:style-name="ce4" table:formula="of:=COS(RADIANS([.$A42])) * TAN(RADIANS([.BT$3]))" office:value-type="float" office:value="2.16504175182189" calcext:value-type="float">
            <text:p>2,17</text:p>
          </table:table-cell>
          <table:table-cell table:style-name="ce4" table:formula="of:=COS(RADIANS([.$A42])) * TAN(RADIANS([.BU$3]))" office:value-type="float" office:value="2.28854940235016" calcext:value-type="float">
            <text:p>2,29</text:p>
          </table:table-cell>
          <table:table-cell table:style-name="ce4" table:formula="of:=COS(RADIANS([.$A42])) * TAN(RADIANS([.BV$3]))" office:value-type="float" office:value="2.42524772349247" calcext:value-type="float">
            <text:p>2,43</text:p>
          </table:table-cell>
          <table:table-cell table:style-name="ce4" table:formula="of:=COS(RADIANS([.$A42])) * TAN(RADIANS([.BW$3]))" office:value-type="float" office:value="2.57746703682821" calcext:value-type="float">
            <text:p>2,58</text:p>
          </table:table-cell>
          <table:table-cell table:style-name="ce4" table:formula="of:=COS(RADIANS([.$A42])) * TAN(RADIANS([.BX$3]))" office:value-type="float" office:value="2.74812008403004" calcext:value-type="float">
            <text:p>2,75</text:p>
          </table:table-cell>
          <table:table-cell table:style-name="ce4" table:formula="of:=COS(RADIANS([.$A42])) * TAN(RADIANS([.BY$3]))" office:value-type="float" office:value="2.94089616937093" calcext:value-type="float">
            <text:p>2,94</text:p>
          </table:table-cell>
          <table:table-cell table:style-name="ce4" table:formula="of:=COS(RADIANS([.$A42])) * TAN(RADIANS([.BZ$3]))" office:value-type="float" office:value="3.16053850598705" calcext:value-type="float">
            <text:p>3,16</text:p>
          </table:table-cell>
          <table:table-cell table:style-name="ce4" table:formula="of:=COS(RADIANS([.$A42])) * TAN(RADIANS([.CA$3]))" office:value-type="float" office:value="3.41324956792399" calcext:value-type="float">
            <text:p>3,41</text:p>
          </table:table-cell>
          <table:table-cell table:style-name="ce4" table:formula="of:=COS(RADIANS([.$A42])) * TAN(RADIANS([.CB$3]))" office:value-type="float" office:value="3.70729911801099" calcext:value-type="float">
            <text:p>3,71</text:p>
          </table:table-cell>
          <table:table-cell table:style-name="ce4" table:formula="of:=COS(RADIANS([.$A42])) * TAN(RADIANS([.CC$3]))" office:value-type="float" office:value="4.05396388709525" calcext:value-type="float">
            <text:p>4,05</text:p>
          </table:table-cell>
          <table:table-cell table:style-name="ce4" table:formula="of:=COS(RADIANS([.$A42])) * TAN(RADIANS([.CD$3]))" office:value-type="float" office:value="4.46903106059305" calcext:value-type="float">
            <text:p>4,47</text:p>
          </table:table-cell>
          <table:table-cell table:style-name="ce4" table:formula="of:=COS(RADIANS([.$A42])) * TAN(RADIANS([.CE$3]))" office:value-type="float" office:value="4.97530408916466" calcext:value-type="float">
            <text:p>4,98</text:p>
          </table:table-cell>
          <table:table-cell table:style-name="ce4" table:formula="of:=COS(RADIANS([.$A42])) * TAN(RADIANS([.CF$3]))" office:value-type="float" office:value="5.60698785712643" calcext:value-type="float">
            <text:p>5,61</text:p>
          </table:table-cell>
          <table:table-cell table:style-name="ce4" table:formula="of:=COS(RADIANS([.$A42])) * TAN(RADIANS([.CG$3]))" office:value-type="float" office:value="6.41783256634247" calcext:value-type="float">
            <text:p>6,42</text:p>
          </table:table-cell>
          <table:table-cell table:style-name="ce4" table:formula="of:=COS(RADIANS([.$A42])) * TAN(RADIANS([.CH$3]))" office:value-type="float" office:value="7.49742150366095" calcext:value-type="float">
            <text:p>7,50</text:p>
          </table:table-cell>
          <table:table-cell table:style-name="ce4" table:formula="of:=COS(RADIANS([.$A42])) * TAN(RADIANS([.CI$3]))" office:value-type="float" office:value="9.00700412886319" calcext:value-type="float">
            <text:p>9,01</text:p>
          </table:table-cell>
          <table:table-cell table:style-name="ce4" table:formula="of:=COS(RADIANS([.$A42])) * TAN(RADIANS([.CJ$3]))" office:value-type="float" office:value="11.2690787940298" calcext:value-type="float">
            <text:p>11,27</text:p>
          </table:table-cell>
          <table:table-cell table:style-name="ce4" table:formula="of:=COS(RADIANS([.$A42])) * TAN(RADIANS([.CK$3]))" office:value-type="float" office:value="15.0361409009695" calcext:value-type="float">
            <text:p>15,04</text:p>
          </table:table-cell>
          <table:table-cell table:style-name="ce4" table:formula="of:=COS(RADIANS([.$A42])) * TAN(RADIANS([.CL$3]))" office:value-type="float" office:value="22.5656755299432" calcext:value-type="float">
            <text:p>22,57</text:p>
          </table:table-cell>
          <table:table-cell table:style-name="ce4" table:formula="of:=COS(RADIANS([.$A42])) * TAN(RADIANS([.CM$3]))" office:value-type="float" office:value="45.1451058387547" calcext:value-type="float">
            <text:p>45,15</text:p>
          </table:table-cell>
          <table:table-cell table:number-columns-repeated="93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style-name="ce4" table:formula="of:=COS(RADIANS([.$A43])) * TAN(RADIANS([.B$3]))" office:value-type="float" office:value="0" calcext:value-type="float">
            <text:p>0,00</text:p>
          </table:table-cell>
          <table:table-cell table:style-name="ce4" table:formula="of:=COS(RADIANS([.$A43])) * TAN(RADIANS([.C$3]))" office:value-type="float" office:value="0.0135651332159335" calcext:value-type="float">
            <text:p>0,01</text:p>
          </table:table-cell>
          <table:table-cell table:style-name="ce4" table:formula="of:=COS(RADIANS([.$A43])) * TAN(RADIANS([.D$3]))" office:value-type="float" office:value="0.0271385349814815" calcext:value-type="float">
            <text:p>0,03</text:p>
          </table:table-cell>
          <table:table-cell table:style-name="ce4" table:formula="of:=COS(RADIANS([.$A43])) * TAN(RADIANS([.E$3]))" office:value-type="float" office:value="0.0407284940187438" calcext:value-type="float">
            <text:p>0,04</text:p>
          </table:table-cell>
          <table:table-cell table:style-name="ce4" table:formula="of:=COS(RADIANS([.$A43])) * TAN(RADIANS([.F$3]))" office:value-type="float" office:value="0.0543433394994602" calcext:value-type="float">
            <text:p>0,05</text:p>
          </table:table-cell>
          <table:table-cell table:style-name="ce4" table:formula="of:=COS(RADIANS([.$A43])) * TAN(RADIANS([.G$3]))" office:value-type="float" office:value="0.0679914615324396" calcext:value-type="float">
            <text:p>0,07</text:p>
          </table:table-cell>
          <table:table-cell table:style-name="ce4" table:formula="of:=COS(RADIANS([.$A43])) * TAN(RADIANS([.H$3]))" office:value-type="float" office:value="0.0816813319687438" calcext:value-type="float">
            <text:p>0,08</text:p>
          </table:table-cell>
          <table:table-cell table:style-name="ce4" table:formula="of:=COS(RADIANS([.$A43])) * TAN(RADIANS([.I$3]))" office:value-type="float" office:value="0.0954215256349598" calcext:value-type="float">
            <text:p>0,10</text:p>
          </table:table-cell>
          <table:table-cell table:style-name="ce4" table:formula="of:=COS(RADIANS([.$A43])) * TAN(RADIANS([.J$3]))" office:value-type="float" office:value="0.109220742108755" calcext:value-type="float">
            <text:p>0,11</text:p>
          </table:table-cell>
          <table:table-cell table:style-name="ce4" table:formula="of:=COS(RADIANS([.$A43])) * TAN(RADIANS([.K$3]))" office:value-type="float" office:value="0.123087828155836" calcext:value-type="float">
            <text:p>0,12</text:p>
          </table:table-cell>
          <table:table-cell table:style-name="ce4" table:formula="of:=COS(RADIANS([.$A43])) * TAN(RADIANS([.L$3]))" office:value-type="float" office:value="0.137031800953485" calcext:value-type="float">
            <text:p>0,14</text:p>
          </table:table-cell>
          <table:table-cell table:style-name="ce4" table:formula="of:=COS(RADIANS([.$A43])) * TAN(RADIANS([.M$3]))" office:value-type="float" office:value="0.151061872233135" calcext:value-type="float">
            <text:p>0,15</text:p>
          </table:table-cell>
          <table:table-cell table:style-name="ce4" table:formula="of:=COS(RADIANS([.$A43])) * TAN(RADIANS([.N$3]))" office:value-type="float" office:value="0.165187473483037" calcext:value-type="float">
            <text:p>0,17</text:p>
          </table:table-cell>
          <table:table-cell table:style-name="ce4" table:formula="of:=COS(RADIANS([.$A43])) * TAN(RADIANS([.O$3]))" office:value-type="float" office:value="0.179418282362107" calcext:value-type="float">
            <text:p>0,18</text:p>
          </table:table-cell>
          <table:table-cell table:style-name="ce4" table:formula="of:=COS(RADIANS([.$A43])) * TAN(RADIANS([.P$3]))" office:value-type="float" office:value="0.19376425048771" calcext:value-type="float">
            <text:p>0,19</text:p>
          </table:table-cell>
          <table:table-cell table:style-name="ce4" table:formula="of:=COS(RADIANS([.$A43])) * TAN(RADIANS([.Q$3]))" office:value-type="float" office:value="0.208235632773504" calcext:value-type="float">
            <text:p>0,21</text:p>
          </table:table-cell>
          <table:table-cell table:style-name="ce4" table:formula="of:=COS(RADIANS([.$A43])) * TAN(RADIANS([.R$3]))" office:value-type="float" office:value="0.222843018508879" calcext:value-type="float">
            <text:p>0,22</text:p>
          </table:table-cell>
          <table:table-cell table:style-name="ce4" table:formula="of:=COS(RADIANS([.$A43])) * TAN(RADIANS([.S$3]))" office:value-type="float" office:value="0.237597364389085" calcext:value-type="float">
            <text:p>0,24</text:p>
          </table:table-cell>
          <table:table-cell table:style-name="ce4" table:formula="of:=COS(RADIANS([.$A43])) * TAN(RADIANS([.T$3]))" office:value-type="float" office:value="0.252510029725229" calcext:value-type="float">
            <text:p>0,25</text:p>
          </table:table-cell>
          <table:table-cell table:style-name="ce4" table:formula="of:=COS(RADIANS([.$A43])) * TAN(RADIANS([.U$3]))" office:value-type="float" office:value="0.267592814086181" calcext:value-type="float">
            <text:p>0,27</text:p>
          </table:table-cell>
          <table:table-cell table:style-name="ce4" table:formula="of:=COS(RADIANS([.$A43])) * TAN(RADIANS([.V$3]))" office:value-type="float" office:value="0.282857997650527" calcext:value-type="float">
            <text:p>0,28</text:p>
          </table:table-cell>
          <table:table-cell table:style-name="ce4" table:formula="of:=COS(RADIANS([.$A43])) * TAN(RADIANS([.W$3]))" office:value-type="float" office:value="0.29831838457635" calcext:value-type="float">
            <text:p>0,30</text:p>
          </table:table-cell>
          <table:table-cell table:style-name="ce4" table:formula="of:=COS(RADIANS([.$A43])) * TAN(RADIANS([.X$3]))" office:value-type="float" office:value="0.313987349730494" calcext:value-type="float">
            <text:p>0,31</text:p>
          </table:table-cell>
          <table:table-cell table:style-name="ce4" table:formula="of:=COS(RADIANS([.$A43])) * TAN(RADIANS([.Y$3]))" office:value-type="float" office:value="0.329878889157484" calcext:value-type="float">
            <text:p>0,33</text:p>
          </table:table-cell>
          <table:table-cell table:style-name="ce4" table:formula="of:=COS(RADIANS([.$A43])) * TAN(RADIANS([.Z$3]))" office:value-type="float" office:value="0.346007674712325" calcext:value-type="float">
            <text:p>0,35</text:p>
          </table:table-cell>
          <table:table-cell table:style-name="ce4" table:formula="of:=COS(RADIANS([.$A43])) * TAN(RADIANS([.AA$3]))" office:value-type="float" office:value="0.362389113331615" calcext:value-type="float">
            <text:p>0,36</text:p>
          </table:table-cell>
          <table:table-cell table:style-name="ce4" table:formula="of:=COS(RADIANS([.$A43])) * TAN(RADIANS([.AB$3]))" office:value-type="float" office:value="0.379039411474913" calcext:value-type="float">
            <text:p>0,38</text:p>
          </table:table-cell>
          <table:table-cell table:style-name="ce4" table:formula="of:=COS(RADIANS([.$A43])) * TAN(RADIANS([.AC$3]))" office:value-type="float" office:value="0.395975645334143" calcext:value-type="float">
            <text:p>0,40</text:p>
          </table:table-cell>
          <table:table-cell table:style-name="ce4" table:formula="of:=COS(RADIANS([.$A43])) * TAN(RADIANS([.AD$3]))" office:value-type="float" office:value="0.413215837484299" calcext:value-type="float">
            <text:p>0,41</text:p>
          </table:table-cell>
          <table:table-cell table:style-name="ce4" table:formula="of:=COS(RADIANS([.$A43])) * TAN(RADIANS([.AE$3]))" office:value-type="float" office:value="0.430779040735564" calcext:value-type="float">
            <text:p>0,43</text:p>
          </table:table-cell>
          <table:table-cell table:style-name="ce4" table:formula="of:=COS(RADIANS([.$A43])) * TAN(RADIANS([.AF$3]))" office:value-type="float" office:value="0.448685430046812" calcext:value-type="float">
            <text:p>0,45</text:p>
          </table:table-cell>
          <table:table-cell table:style-name="ce4" table:formula="of:=COS(RADIANS([.$A43])) * TAN(RADIANS([.AG$3]))" office:value-type="float" office:value="0.466956403475804" calcext:value-type="float">
            <text:p>0,47</text:p>
          </table:table-cell>
          <table:table-cell table:style-name="ce4" table:formula="of:=COS(RADIANS([.$A43])) * TAN(RADIANS([.AH$3]))" office:value-type="float" office:value="0.485614693274569" calcext:value-type="float">
            <text:p>0,49</text:p>
          </table:table-cell>
          <table:table-cell table:style-name="ce4" table:formula="of:=COS(RADIANS([.$A43])) * TAN(RADIANS([.AI$3]))" office:value-type="float" office:value="0.504684488392937" calcext:value-type="float">
            <text:p>0,50</text:p>
          </table:table-cell>
          <table:table-cell table:style-name="ce4" table:formula="of:=COS(RADIANS([.$A43])) * TAN(RADIANS([.AJ$3]))" office:value-type="float" office:value="0.524191569832423" calcext:value-type="float">
            <text:p>0,52</text:p>
          </table:table-cell>
          <table:table-cell table:style-name="ce4" table:formula="of:=COS(RADIANS([.$A43])) * TAN(RADIANS([.AK$3]))" office:value-type="float" office:value="0.544163460501404" calcext:value-type="float">
            <text:p>0,54</text:p>
          </table:table-cell>
          <table:table-cell table:style-name="ce4" table:formula="of:=COS(RADIANS([.$A43])) * TAN(RADIANS([.AL$3]))" office:value-type="float" office:value="0.564629591466104" calcext:value-type="float">
            <text:p>0,56</text:p>
          </table:table-cell>
          <table:table-cell table:style-name="ce4" table:formula="of:=COS(RADIANS([.$A43])) * TAN(RADIANS([.AM$3]))" office:value-type="float" office:value="0.58562148677693" calcext:value-type="float">
            <text:p>0,59</text:p>
          </table:table-cell>
          <table:table-cell table:style-name="ce4" table:formula="of:=COS(RADIANS([.$A43])) * TAN(RADIANS([.AN$3]))" office:value-type="float" office:value="0.607172969384075" calcext:value-type="float">
            <text:p>0,61</text:p>
          </table:table-cell>
          <table:table-cell table:style-name="ce4" table:formula="of:=COS(RADIANS([.$A43])) * TAN(RADIANS([.AO$3]))" office:value-type="float" office:value="0.629320391049837" calcext:value-type="float">
            <text:p>0,63</text:p>
          </table:table-cell>
          <table:table-cell table:style-name="ce4" table:formula="of:=COS(RADIANS([.$A43])) * TAN(RADIANS([.AP$3]))" office:value-type="float" office:value="0.652102889629457" calcext:value-type="float">
            <text:p>0,65</text:p>
          </table:table-cell>
          <table:table-cell table:style-name="ce4" table:formula="of:=COS(RADIANS([.$A43])) * TAN(RADIANS([.AQ$3]))" office:value-type="float" office:value="0.675562677641985" calcext:value-type="float">
            <text:p>0,68</text:p>
          </table:table-cell>
          <table:table-cell table:style-name="ce4" table:formula="of:=COS(RADIANS([.$A43])) * TAN(RADIANS([.AR$3]))" office:value-type="float" office:value="0.69974536670559" calcext:value-type="float">
            <text:p>0,70</text:p>
          </table:table-cell>
          <table:table-cell table:style-name="ce4" table:formula="of:=COS(RADIANS([.$A43])) * TAN(RADIANS([.AS$3]))" office:value-type="float" office:value="0.724700333189583" calcext:value-type="float">
            <text:p>0,72</text:p>
          </table:table-cell>
          <table:table-cell table:style-name="ce4" table:formula="of:=COS(RADIANS([.$A43])) * TAN(RADIANS([.AT$3]))" office:value-type="float" office:value="0.750481131365648" calcext:value-type="float">
            <text:p>0,75</text:p>
          </table:table-cell>
          <table:table-cell table:style-name="ce4" table:formula="of:=COS(RADIANS([.$A43])) * TAN(RADIANS([.AU$3]))" office:value-type="float" office:value="0.777145961456971" calcext:value-type="float">
            <text:p>0,78</text:p>
          </table:table-cell>
          <table:table-cell table:style-name="ce4" table:formula="of:=COS(RADIANS([.$A43])) * TAN(RADIANS([.AV$3]))" office:value-type="float" office:value="0.804758201328611" calcext:value-type="float">
            <text:p>0,80</text:p>
          </table:table-cell>
          <table:table-cell table:style-name="ce4" table:formula="of:=COS(RADIANS([.$A43])) * TAN(RADIANS([.AW$3]))" office:value-type="float" office:value="0.833387012188503" calcext:value-type="float">
            <text:p>0,83</text:p>
          </table:table-cell>
          <table:table-cell table:style-name="ce4" table:formula="of:=COS(RADIANS([.$A43])) * TAN(RADIANS([.AX$3]))" office:value-type="float" office:value="0.863108030643077" calcext:value-type="float">
            <text:p>0,86</text:p>
          </table:table-cell>
          <table:table-cell table:style-name="ce4" table:formula="of:=COS(RADIANS([.$A43])) * TAN(RADIANS([.AY$3]))" office:value-type="float" office:value="0.894004161859495" calcext:value-type="float">
            <text:p>0,89</text:p>
          </table:table-cell>
          <table:table-cell table:style-name="ce4" table:formula="of:=COS(RADIANS([.$A43])) * TAN(RADIANS([.AZ$3]))" office:value-type="float" office:value="0.926166491536426" calcext:value-type="float">
            <text:p>0,93</text:p>
          </table:table-cell>
          <table:table-cell table:style-name="ce4" table:formula="of:=COS(RADIANS([.$A43])) * TAN(RADIANS([.BA$3]))" office:value-type="float" office:value="0.959695338015911" calcext:value-type="float">
            <text:p>0,96</text:p>
          </table:table-cell>
          <table:table-cell table:style-name="ce4" table:formula="of:=COS(RADIANS([.$A43])) * TAN(RADIANS([.BB$3]))" office:value-type="float" office:value="0.994701470359494" calcext:value-type="float">
            <text:p>0,99</text:p>
          </table:table-cell>
          <table:table-cell table:style-name="ce4" table:formula="of:=COS(RADIANS([.$A43])) * TAN(RADIANS([.BC$3]))" office:value-type="float" office:value="1.03130752379469" calcext:value-type="float">
            <text:p>1,03</text:p>
          </table:table-cell>
          <table:table-cell table:style-name="ce4" table:formula="of:=COS(RADIANS([.$A43])) * TAN(RADIANS([.BD$3]))" office:value-type="float" office:value="1.06964965091656" calcext:value-type="float">
            <text:p>1,07</text:p>
          </table:table-cell>
          <table:table-cell table:style-name="ce4" table:formula="of:=COS(RADIANS([.$A43])) * TAN(RADIANS([.BE$3]))" office:value-type="float" office:value="1.10987945580246" calcext:value-type="float">
            <text:p>1,11</text:p>
          </table:table-cell>
          <table:table-cell table:style-name="ce4" table:formula="of:=COS(RADIANS([.$A43])) * TAN(RADIANS([.BF$3]))" office:value-type="float" office:value="1.15216626929341" calcext:value-type="float">
            <text:p>1,15</text:p>
          </table:table-cell>
          <table:table-cell table:style-name="ce4" table:formula="of:=COS(RADIANS([.$A43])) * TAN(RADIANS([.BG$3]))" office:value-type="float" office:value="1.19669983781759" calcext:value-type="float">
            <text:p>1,20</text:p>
          </table:table-cell>
          <table:table-cell table:style-name="ce4" table:formula="of:=COS(RADIANS([.$A43])) * TAN(RADIANS([.BH$3]))" office:value-type="float" office:value="1.2436935162244" calcext:value-type="float">
            <text:p>1,24</text:p>
          </table:table-cell>
          <table:table-cell table:style-name="ce4" table:formula="of:=COS(RADIANS([.$A43])) * TAN(RADIANS([.BI$3]))" office:value-type="float" office:value="1.2933880784444" calcext:value-type="float">
            <text:p>1,29</text:p>
          </table:table-cell>
          <table:table-cell table:style-name="ce4" table:formula="of:=COS(RADIANS([.$A43])) * TAN(RADIANS([.BJ$3]))" office:value-type="float" office:value="1.34605629014044" calcext:value-type="float">
            <text:p>1,35</text:p>
          </table:table-cell>
          <table:table-cell table:style-name="ce4" table:formula="of:=COS(RADIANS([.$A43])) * TAN(RADIANS([.BK$3]))" office:value-type="float" office:value="1.4020084272847" calcext:value-type="float">
            <text:p>1,40</text:p>
          </table:table-cell>
          <table:table-cell table:style-name="ce4" table:formula="of:=COS(RADIANS([.$A43])) * TAN(RADIANS([.BL$3]))" office:value-type="float" office:value="1.46159897714915" calcext:value-type="float">
            <text:p>1,46</text:p>
          </table:table-cell>
          <table:table-cell table:style-name="ce4" table:formula="of:=COS(RADIANS([.$A43])) * TAN(RADIANS([.BM$3]))" office:value-type="float" office:value="1.52523482826635" calcext:value-type="float">
            <text:p>1,53</text:p>
          </table:table-cell>
          <table:table-cell table:style-name="ce4" table:formula="of:=COS(RADIANS([.$A43])) * TAN(RADIANS([.BN$3]))" office:value-type="float" office:value="1.59338535024306" calcext:value-type="float">
            <text:p>1,59</text:p>
          </table:table-cell>
          <table:table-cell table:style-name="ce4" table:formula="of:=COS(RADIANS([.$A43])) * TAN(RADIANS([.BO$3]))" office:value-type="float" office:value="1.66659489259053" calcext:value-type="float">
            <text:p>1,67</text:p>
          </table:table-cell>
          <table:table-cell table:style-name="ce4" table:formula="of:=COS(RADIANS([.$A43])) * TAN(RADIANS([.BP$3]))" office:value-type="float" office:value="1.7454984081235" calcext:value-type="float">
            <text:p>1,75</text:p>
          </table:table-cell>
          <table:table-cell table:style-name="ce4" table:formula="of:=COS(RADIANS([.$A43])) * TAN(RADIANS([.BQ$3]))" office:value-type="float" office:value="1.83084115188878" calcext:value-type="float">
            <text:p>1,83</text:p>
          </table:table-cell>
          <table:table-cell table:style-name="ce4" table:formula="of:=COS(RADIANS([.$A43])) * TAN(RADIANS([.BR$3]))" office:value-type="float" office:value="1.92350375238771" calcext:value-type="float">
            <text:p>1,92</text:p>
          </table:table-cell>
          <table:table-cell table:style-name="ce4" table:formula="of:=COS(RADIANS([.$A43])) * TAN(RADIANS([.BS$3]))" office:value-type="float" office:value="2.02453444586251" calcext:value-type="float">
            <text:p>2,02</text:p>
          </table:table-cell>
          <table:table-cell table:style-name="ce4" table:formula="of:=COS(RADIANS([.$A43])) * TAN(RADIANS([.BT$3]))" office:value-type="float" office:value="2.13519098072338" calcext:value-type="float">
            <text:p>2,14</text:p>
          </table:table-cell>
          <table:table-cell table:style-name="ce4" table:formula="of:=COS(RADIANS([.$A43])) * TAN(RADIANS([.BU$3]))" office:value-type="float" office:value="2.25699575480517" calcext:value-type="float">
            <text:p>2,26</text:p>
          </table:table-cell>
          <table:table-cell table:style-name="ce4" table:formula="of:=COS(RADIANS([.$A43])) * TAN(RADIANS([.BV$3]))" office:value-type="float" office:value="2.39180933155835" calcext:value-type="float">
            <text:p>2,39</text:p>
          </table:table-cell>
          <table:table-cell table:style-name="ce4" table:formula="of:=COS(RADIANS([.$A43])) * TAN(RADIANS([.BW$3]))" office:value-type="float" office:value="2.54192990297591" calcext:value-type="float">
            <text:p>2,54</text:p>
          </table:table-cell>
          <table:table-cell table:style-name="ce4" table:formula="of:=COS(RADIANS([.$A43])) * TAN(RADIANS([.BX$3]))" office:value-type="float" office:value="2.71023005095767" calcext:value-type="float">
            <text:p>2,71</text:p>
          </table:table-cell>
          <table:table-cell table:style-name="ce4" table:formula="of:=COS(RADIANS([.$A43])) * TAN(RADIANS([.BY$3]))" office:value-type="float" office:value="2.90034821305438" calcext:value-type="float">
            <text:p>2,90</text:p>
          </table:table-cell>
          <table:table-cell table:style-name="ce4" table:formula="of:=COS(RADIANS([.$A43])) * TAN(RADIANS([.BZ$3]))" office:value-type="float" office:value="3.116962204786" calcext:value-type="float">
            <text:p>3,12</text:p>
          </table:table-cell>
          <table:table-cell table:style-name="ce4" table:formula="of:=COS(RADIANS([.$A43])) * TAN(RADIANS([.CA$3]))" office:value-type="float" office:value="3.36618898284823" calcext:value-type="float">
            <text:p>3,37</text:p>
          </table:table-cell>
          <table:table-cell table:style-name="ce4" table:formula="of:=COS(RADIANS([.$A43])) * TAN(RADIANS([.CB$3]))" office:value-type="float" office:value="3.65618428973005" calcext:value-type="float">
            <text:p>3,66</text:p>
          </table:table-cell>
          <table:table-cell table:style-name="ce4" table:formula="of:=COS(RADIANS([.$A43])) * TAN(RADIANS([.CC$3]))" office:value-type="float" office:value="3.99806937700856" calcext:value-type="float">
            <text:p>4,00</text:p>
          </table:table-cell>
          <table:table-cell table:style-name="ce4" table:formula="of:=COS(RADIANS([.$A43])) * TAN(RADIANS([.CD$3]))" office:value-type="float" office:value="4.40741376240024" calcext:value-type="float">
            <text:p>4,41</text:p>
          </table:table-cell>
          <table:table-cell table:style-name="ce4" table:formula="of:=COS(RADIANS([.$A43])) * TAN(RADIANS([.CE$3]))" office:value-type="float" office:value="4.90670649127254" calcext:value-type="float">
            <text:p>4,91</text:p>
          </table:table-cell>
          <table:table-cell table:style-name="ce4" table:formula="of:=COS(RADIANS([.$A43])) * TAN(RADIANS([.CF$3]))" office:value-type="float" office:value="5.52968084402409" calcext:value-type="float">
            <text:p>5,53</text:p>
          </table:table-cell>
          <table:table-cell table:style-name="ce4" table:formula="of:=COS(RADIANS([.$A43])) * TAN(RADIANS([.CG$3]))" office:value-type="float" office:value="6.32934593520696" calcext:value-type="float">
            <text:p>6,33</text:p>
          </table:table-cell>
          <table:table-cell table:style-name="ce4" table:formula="of:=COS(RADIANS([.$A43])) * TAN(RADIANS([.CH$3]))" office:value-type="float" office:value="7.39404991142884" calcext:value-type="float">
            <text:p>7,39</text:p>
          </table:table-cell>
          <table:table-cell table:style-name="ce4" table:formula="of:=COS(RADIANS([.$A43])) * TAN(RADIANS([.CI$3]))" office:value-type="float" office:value="8.88281898633291" calcext:value-type="float">
            <text:p>8,88</text:p>
          </table:table-cell>
          <table:table-cell table:style-name="ce4" table:formula="of:=COS(RADIANS([.$A43])) * TAN(RADIANS([.CJ$3]))" office:value-type="float" office:value="11.1137050275477" calcext:value-type="float">
            <text:p>11,11</text:p>
          </table:table-cell>
          <table:table-cell table:style-name="ce4" table:formula="of:=COS(RADIANS([.$A43])) * TAN(RADIANS([.CK$3]))" office:value-type="float" office:value="14.8288283168764" calcext:value-type="float">
            <text:p>14,83</text:p>
          </table:table-cell>
          <table:table-cell table:style-name="ce4" table:formula="of:=COS(RADIANS([.$A43])) * TAN(RADIANS([.CL$3]))" office:value-type="float" office:value="22.2545485900767" calcext:value-type="float">
            <text:p>22,25</text:p>
          </table:table-cell>
          <table:table-cell table:style-name="ce4" table:formula="of:=COS(RADIANS([.$A43])) * TAN(RADIANS([.CM$3]))" office:value-type="float" office:value="44.5226623133693" calcext:value-type="float">
            <text:p>44,52</text:p>
          </table:table-cell>
          <table:table-cell table:number-columns-repeated="933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style-name="ce4" table:formula="of:=COS(RADIANS([.$A44])) * TAN(RADIANS([.B$3]))" office:value-type="float" office:value="0" calcext:value-type="float">
            <text:p>0,00</text:p>
          </table:table-cell>
          <table:table-cell table:style-name="ce4" table:formula="of:=COS(RADIANS([.$A44])) * TAN(RADIANS([.C$3]))" office:value-type="float" office:value="0.013371355492542" calcext:value-type="float">
            <text:p>0,01</text:p>
          </table:table-cell>
          <table:table-cell table:style-name="ce4" table:formula="of:=COS(RADIANS([.$A44])) * TAN(RADIANS([.D$3]))" office:value-type="float" office:value="0.0267508614185921" calcext:value-type="float">
            <text:p>0,03</text:p>
          </table:table-cell>
          <table:table-cell table:style-name="ce4" table:formula="of:=COS(RADIANS([.$A44])) * TAN(RADIANS([.E$3]))" office:value-type="float" office:value="0.0401466880959796" calcext:value-type="float">
            <text:p>0,04</text:p>
          </table:table-cell>
          <table:table-cell table:style-name="ce4" table:formula="of:=COS(RADIANS([.$A44])) * TAN(RADIANS([.F$3]))" office:value-type="float" office:value="0.0535670457143519" calcext:value-type="float">
            <text:p>0,05</text:p>
          </table:table-cell>
          <table:table-cell table:style-name="ce4" table:formula="of:=COS(RADIANS([.$A44])) * TAN(RADIANS([.G$3]))" office:value-type="float" office:value="0.0670202045299401" calcext:value-type="float">
            <text:p>0,07</text:p>
          </table:table-cell>
          <table:table-cell table:style-name="ce4" table:formula="of:=COS(RADIANS([.$A44])) * TAN(RADIANS([.H$3]))" office:value-type="float" office:value="0.0805145153735412" calcext:value-type="float">
            <text:p>0,08</text:p>
          </table:table-cell>
          <table:table-cell table:style-name="ce4" table:formula="of:=COS(RADIANS([.$A44])) * TAN(RADIANS([.I$3]))" office:value-type="float" office:value="0.0940584305804738" calcext:value-type="float">
            <text:p>0,09</text:p>
          </table:table-cell>
          <table:table-cell table:style-name="ce4" table:formula="of:=COS(RADIANS([.$A44])) * TAN(RADIANS([.J$3]))" office:value-type="float" office:value="0.10766052545507" calcext:value-type="float">
            <text:p>0,11</text:p>
          </table:table-cell>
          <table:table-cell table:style-name="ce4" table:formula="of:=COS(RADIANS([.$A44])) * TAN(RADIANS([.K$3]))" office:value-type="float" office:value="0.12132952038712" calcext:value-type="float">
            <text:p>0,12</text:p>
          </table:table-cell>
          <table:table-cell table:style-name="ce4" table:formula="of:=COS(RADIANS([.$A44])) * TAN(RADIANS([.L$3]))" office:value-type="float" office:value="0.135074303743667" calcext:value-type="float">
            <text:p>0,14</text:p>
          </table:table-cell>
          <table:table-cell table:style-name="ce4" table:formula="of:=COS(RADIANS([.$A44])) * TAN(RADIANS([.M$3]))" office:value-type="float" office:value="0.148903955666698" calcext:value-type="float">
            <text:p>0,15</text:p>
          </table:table-cell>
          <table:table-cell table:style-name="ce4" table:formula="of:=COS(RADIANS([.$A44])) * TAN(RADIANS([.N$3]))" office:value-type="float" office:value="0.162827772915797" calcext:value-type="float">
            <text:p>0,16</text:p>
          </table:table-cell>
          <table:table-cell table:style-name="ce4" table:formula="of:=COS(RADIANS([.$A44])) * TAN(RADIANS([.O$3]))" office:value-type="float" office:value="0.176855294904668" calcext:value-type="float">
            <text:p>0,18</text:p>
          </table:table-cell>
          <table:table-cell table:style-name="ce4" table:formula="of:=COS(RADIANS([.$A44])) * TAN(RADIANS([.P$3]))" office:value-type="float" office:value="0.190996331091971" calcext:value-type="float">
            <text:p>0,19</text:p>
          </table:table-cell>
          <table:table-cell table:style-name="ce4" table:formula="of:=COS(RADIANS([.$A44])) * TAN(RADIANS([.Q$3]))" office:value-type="float" office:value="0.205260989900079" calcext:value-type="float">
            <text:p>0,21</text:p>
          </table:table-cell>
          <table:table-cell table:style-name="ce4" table:formula="of:=COS(RADIANS([.$A44])) * TAN(RADIANS([.R$3]))" office:value-type="float" office:value="0.219659709350543" calcext:value-type="float">
            <text:p>0,22</text:p>
          </table:table-cell>
          <table:table-cell table:style-name="ce4" table:formula="of:=COS(RADIANS([.$A44])) * TAN(RADIANS([.S$3]))" office:value-type="float" office:value="0.234203289622385" calcext:value-type="float">
            <text:p>0,23</text:p>
          </table:table-cell>
          <table:table-cell table:style-name="ce4" table:formula="of:=COS(RADIANS([.$A44])) * TAN(RADIANS([.T$3]))" office:value-type="float" office:value="0.248902927759124" calcext:value-type="float">
            <text:p>0,25</text:p>
          </table:table-cell>
          <table:table-cell table:style-name="ce4" table:formula="of:=COS(RADIANS([.$A44])) * TAN(RADIANS([.U$3]))" office:value-type="float" office:value="0.263770254772968" calcext:value-type="float">
            <text:p>0,26</text:p>
          </table:table-cell>
          <table:table-cell table:style-name="ce4" table:formula="of:=COS(RADIANS([.$A44])) * TAN(RADIANS([.V$3]))" office:value-type="float" office:value="0.278817375420337" calcext:value-type="float">
            <text:p>0,28</text:p>
          </table:table-cell>
          <table:table-cell table:style-name="ce4" table:formula="of:=COS(RADIANS([.$A44])) * TAN(RADIANS([.W$3]))" office:value-type="float" office:value="0.294056910952109" calcext:value-type="float">
            <text:p>0,29</text:p>
          </table:table-cell>
          <table:table-cell table:style-name="ce4" table:formula="of:=COS(RADIANS([.$A44])) * TAN(RADIANS([.X$3]))" office:value-type="float" office:value="0.309502045175355" calcext:value-type="float">
            <text:p>0,31</text:p>
          </table:table-cell>
          <table:table-cell table:style-name="ce4" table:formula="of:=COS(RADIANS([.$A44])) * TAN(RADIANS([.Y$3]))" office:value-type="float" office:value="0.325166574201317" calcext:value-type="float">
            <text:p>0,33</text:p>
          </table:table-cell>
          <table:table-cell table:style-name="ce4" table:formula="of:=COS(RADIANS([.$A44])) * TAN(RADIANS([.Z$3]))" office:value-type="float" office:value="0.341064960297772" calcext:value-type="float">
            <text:p>0,34</text:p>
          </table:table-cell>
          <table:table-cell table:style-name="ce4" table:formula="of:=COS(RADIANS([.$A44])) * TAN(RADIANS([.AA$3]))" office:value-type="float" office:value="0.357212390313461" calcext:value-type="float">
            <text:p>0,36</text:p>
          </table:table-cell>
          <table:table-cell table:style-name="ce4" table:formula="of:=COS(RADIANS([.$A44])) * TAN(RADIANS([.AB$3]))" office:value-type="float" office:value="0.373624839198913" calcext:value-type="float">
            <text:p>0,37</text:p>
          </table:table-cell>
          <table:table-cell table:style-name="ce4" table:formula="of:=COS(RADIANS([.$A44])) * TAN(RADIANS([.AC$3]))" office:value-type="float" office:value="0.390319139212907" calcext:value-type="float">
            <text:p>0,39</text:p>
          </table:table-cell>
          <table:table-cell table:style-name="ce4" table:formula="of:=COS(RADIANS([.$A44])) * TAN(RADIANS([.AD$3]))" office:value-type="float" office:value="0.407313055478226" calcext:value-type="float">
            <text:p>0,41</text:p>
          </table:table-cell>
          <table:table-cell table:style-name="ce4" table:formula="of:=COS(RADIANS([.$A44])) * TAN(RADIANS([.AE$3]))" office:value-type="float" office:value="0.424625368635945" calcext:value-type="float">
            <text:p>0,42</text:p>
          </table:table-cell>
          <table:table-cell table:style-name="ce4" table:formula="of:=COS(RADIANS([.$A44])) * TAN(RADIANS([.AF$3]))" office:value-type="float" office:value="0.442275965445959" calcext:value-type="float">
            <text:p>0,44</text:p>
          </table:table-cell>
          <table:table-cell table:style-name="ce4" table:formula="of:=COS(RADIANS([.$A44])) * TAN(RADIANS([.AG$3]))" office:value-type="float" office:value="0.460285938295092" calcext:value-type="float">
            <text:p>0,46</text:p>
          </table:table-cell>
          <table:table-cell table:style-name="ce4" table:formula="of:=COS(RADIANS([.$A44])) * TAN(RADIANS([.AH$3]))" office:value-type="float" office:value="0.478677694705497" calcext:value-type="float">
            <text:p>0,48</text:p>
          </table:table-cell>
          <table:table-cell table:style-name="ce4" table:formula="of:=COS(RADIANS([.$A44])) * TAN(RADIANS([.AI$3]))" office:value-type="float" office:value="0.497475078088223" calcext:value-type="float">
            <text:p>0,50</text:p>
          </table:table-cell>
          <table:table-cell table:style-name="ce4" table:formula="of:=COS(RADIANS([.$A44])) * TAN(RADIANS([.AJ$3]))" office:value-type="float" office:value="0.516703501163564" calcext:value-type="float">
            <text:p>0,52</text:p>
          </table:table-cell>
          <table:table-cell table:style-name="ce4" table:formula="of:=COS(RADIANS([.$A44])) * TAN(RADIANS([.AK$3]))" office:value-type="float" office:value="0.536390093675568" calcext:value-type="float">
            <text:p>0,54</text:p>
          </table:table-cell>
          <table:table-cell table:style-name="ce4" table:formula="of:=COS(RADIANS([.$A44])) * TAN(RADIANS([.AL$3]))" office:value-type="float" office:value="0.556563866268121" calcext:value-type="float">
            <text:p>0,56</text:p>
          </table:table-cell>
          <table:table-cell table:style-name="ce4" table:formula="of:=COS(RADIANS([.$A44])) * TAN(RADIANS([.AM$3]))" office:value-type="float" office:value="0.577255892671045" calcext:value-type="float">
            <text:p>0,58</text:p>
          </table:table-cell>
          <table:table-cell table:style-name="ce4" table:formula="of:=COS(RADIANS([.$A44])) * TAN(RADIANS([.AN$3]))" office:value-type="float" office:value="0.5984995126742" calcext:value-type="float">
            <text:p>0,60</text:p>
          </table:table-cell>
          <table:table-cell table:style-name="ce4" table:formula="of:=COS(RADIANS([.$A44])) * TAN(RADIANS([.AO$3]))" office:value-type="float" office:value="0.620330558755509" calcext:value-type="float">
            <text:p>0,62</text:p>
          </table:table-cell>
          <table:table-cell table:style-name="ce4" table:formula="of:=COS(RADIANS([.$A44])) * TAN(RADIANS([.AP$3]))" office:value-type="float" office:value="0.642787609686539" calcext:value-type="float">
            <text:p>0,64</text:p>
          </table:table-cell>
          <table:table-cell table:style-name="ce4" table:formula="of:=COS(RADIANS([.$A44])) * TAN(RADIANS([.AQ$3]))" office:value-type="float" office:value="0.665912274981144" calcext:value-type="float">
            <text:p>0,67</text:p>
          </table:table-cell>
          <table:table-cell table:style-name="ce4" table:formula="of:=COS(RADIANS([.$A44])) * TAN(RADIANS([.AR$3]))" office:value-type="float" office:value="0.689749514696214" calcext:value-type="float">
            <text:p>0,69</text:p>
          </table:table-cell>
          <table:table-cell table:style-name="ce4" table:formula="of:=COS(RADIANS([.$A44])) * TAN(RADIANS([.AS$3]))" office:value-type="float" office:value="0.714347999860371" calcext:value-type="float">
            <text:p>0,71</text:p>
          </table:table-cell>
          <table:table-cell table:style-name="ce4" table:formula="of:=COS(RADIANS([.$A44])) * TAN(RADIANS([.AT$3]))" office:value-type="float" office:value="0.739760519723333" calcext:value-type="float">
            <text:p>0,74</text:p>
          </table:table-cell>
          <table:table-cell table:style-name="ce4" table:formula="of:=COS(RADIANS([.$A44])) * TAN(RADIANS([.AU$3]))" office:value-type="float" office:value="0.766044443118978" calcext:value-type="float">
            <text:p>0,77</text:p>
          </table:table-cell>
          <table:table-cell table:style-name="ce4" table:formula="of:=COS(RADIANS([.$A44])) * TAN(RADIANS([.AV$3]))" office:value-type="float" office:value="0.793262242560517" calcext:value-type="float">
            <text:p>0,79</text:p>
          </table:table-cell>
          <table:table-cell table:style-name="ce4" table:formula="of:=COS(RADIANS([.$A44])) * TAN(RADIANS([.AW$3]))" office:value-type="float" office:value="0.821482091289075" calcext:value-type="float">
            <text:p>0,82</text:p>
          </table:table-cell>
          <table:table-cell table:style-name="ce4" table:formula="of:=COS(RADIANS([.$A44])) * TAN(RADIANS([.AX$3]))" office:value-type="float" office:value="0.850778545443296" calcext:value-type="float">
            <text:p>0,85</text:p>
          </table:table-cell>
          <table:table-cell table:style-name="ce4" table:formula="of:=COS(RADIANS([.$A44])) * TAN(RADIANS([.AY$3]))" office:value-type="float" office:value="0.881233325891284" calcext:value-type="float">
            <text:p>0,88</text:p>
          </table:table-cell>
          <table:table-cell table:style-name="ce4" table:formula="of:=COS(RADIANS([.$A44])) * TAN(RADIANS([.AZ$3]))" office:value-type="float" office:value="0.912936217173873" calcext:value-type="float">
            <text:p>0,91</text:p>
          </table:table-cell>
          <table:table-cell table:style-name="ce4" table:formula="of:=COS(RADIANS([.$A44])) * TAN(RADIANS([.BA$3]))" office:value-type="float" office:value="0.945986104587102" calcext:value-type="float">
            <text:p>0,95</text:p>
          </table:table-cell>
          <table:table-cell table:style-name="ce4" table:formula="of:=COS(RADIANS([.$A44])) * TAN(RADIANS([.BB$3]))" office:value-type="float" office:value="0.980492174858142" calcext:value-type="float">
            <text:p>0,98</text:p>
          </table:table-cell>
          <table:table-cell table:style-name="ce4" table:formula="of:=COS(RADIANS([.$A44])) * TAN(RADIANS([.BC$3]))" office:value-type="float" office:value="1.01657531137213" calcext:value-type="float">
            <text:p>1,02</text:p>
          </table:table-cell>
          <table:table-cell table:style-name="ce4" table:formula="of:=COS(RADIANS([.$A44])) * TAN(RADIANS([.BD$3]))" office:value-type="float" office:value="1.05436972178637" calcext:value-type="float">
            <text:p>1,05</text:p>
          </table:table-cell>
          <table:table-cell table:style-name="ce4" table:formula="of:=COS(RADIANS([.$A44])) * TAN(RADIANS([.BE$3]))" office:value-type="float" office:value="1.09402484451624" calcext:value-type="float">
            <text:p>1,09</text:p>
          </table:table-cell>
          <table:table-cell table:style-name="ce4" table:formula="of:=COS(RADIANS([.$A44])) * TAN(RADIANS([.BF$3]))" office:value-type="float" office:value="1.13570759151427" calcext:value-type="float">
            <text:p>1,14</text:p>
          </table:table-cell>
          <table:table-cell table:style-name="ce4" table:formula="of:=COS(RADIANS([.$A44])) * TAN(RADIANS([.BG$3]))" office:value-type="float" office:value="1.17960499868377" calcext:value-type="float">
            <text:p>1,18</text:p>
          </table:table-cell>
          <table:table-cell table:style-name="ce4" table:formula="of:=COS(RADIANS([.$A44])) * TAN(RADIANS([.BH$3]))" office:value-type="float" office:value="1.22592737310332" calcext:value-type="float">
            <text:p>1,23</text:p>
          </table:table-cell>
          <table:table-cell table:style-name="ce4" table:formula="of:=COS(RADIANS([.$A44])) * TAN(RADIANS([.BI$3]))" office:value-type="float" office:value="1.27491204925154" calcext:value-type="float">
            <text:p>1,27</text:p>
          </table:table-cell>
          <table:table-cell table:style-name="ce4" table:formula="of:=COS(RADIANS([.$A44])) * TAN(RADIANS([.BJ$3]))" office:value-type="float" office:value="1.32682789633788" calcext:value-type="float">
            <text:p>1,33</text:p>
          </table:table-cell>
          <table:table-cell table:style-name="ce4" table:formula="of:=COS(RADIANS([.$A44])) * TAN(RADIANS([.BK$3]))" office:value-type="float" office:value="1.38198075804694" calcext:value-type="float">
            <text:p>1,38</text:p>
          </table:table-cell>
          <table:table-cell table:style-name="ce4" table:formula="of:=COS(RADIANS([.$A44])) * TAN(RADIANS([.BL$3]))" office:value-type="float" office:value="1.44072005780535" calcext:value-type="float">
            <text:p>1,44</text:p>
          </table:table-cell>
          <table:table-cell table:style-name="ce4" table:formula="of:=COS(RADIANS([.$A44])) * TAN(RADIANS([.BM$3]))" office:value-type="float" office:value="1.50344687174915" calcext:value-type="float">
            <text:p>1,50</text:p>
          </table:table-cell>
          <table:table-cell table:style-name="ce4" table:formula="of:=COS(RADIANS([.$A44])) * TAN(RADIANS([.BN$3]))" office:value-type="float" office:value="1.57062386454731" calcext:value-type="float">
            <text:p>1,57</text:p>
          </table:table-cell>
          <table:table-cell table:style-name="ce4" table:formula="of:=COS(RADIANS([.$A44])) * TAN(RADIANS([.BO$3]))" office:value-type="float" office:value="1.64278760968654" calcext:value-type="float">
            <text:p>1,64</text:p>
          </table:table-cell>
          <table:table-cell table:style-name="ce4" table:formula="of:=COS(RADIANS([.$A44])) * TAN(RADIANS([.BP$3]))" office:value-type="float" office:value="1.7205639896902" calcext:value-type="float">
            <text:p>1,72</text:p>
          </table:table-cell>
          <table:table-cell table:style-name="ce4" table:formula="of:=COS(RADIANS([.$A44])) * TAN(RADIANS([.BQ$3]))" office:value-type="float" office:value="1.80468761364798" calcext:value-type="float">
            <text:p>1,80</text:p>
          </table:table-cell>
          <table:table-cell table:style-name="ce4" table:formula="of:=COS(RADIANS([.$A44])) * TAN(RADIANS([.BR$3]))" office:value-type="float" office:value="1.89602653029639" calcext:value-type="float">
            <text:p>1,90</text:p>
          </table:table-cell>
          <table:table-cell table:style-name="ce4" table:formula="of:=COS(RADIANS([.$A44])) * TAN(RADIANS([.BS$3]))" office:value-type="float" office:value="1.9956140018387" calcext:value-type="float">
            <text:p>2,00</text:p>
          </table:table-cell>
          <table:table-cell table:style-name="ce4" table:formula="of:=COS(RADIANS([.$A44])) * TAN(RADIANS([.BT$3]))" office:value-type="float" office:value="2.10468980976808" calcext:value-type="float">
            <text:p>2,10</text:p>
          </table:table-cell>
          <table:table-cell table:style-name="ce4" table:formula="of:=COS(RADIANS([.$A44])) * TAN(RADIANS([.BU$3]))" office:value-type="float" office:value="2.22475460448925" calcext:value-type="float">
            <text:p>2,22</text:p>
          </table:table-cell>
          <table:table-cell table:style-name="ce4" table:formula="of:=COS(RADIANS([.$A44])) * TAN(RADIANS([.BV$3]))" office:value-type="float" office:value="2.35764237133186" calcext:value-type="float">
            <text:p>2,36</text:p>
          </table:table-cell>
          <table:table-cell table:style-name="ce4" table:formula="of:=COS(RADIANS([.$A44])) * TAN(RADIANS([.BW$3]))" office:value-type="float" office:value="2.50561847265093" calcext:value-type="float">
            <text:p>2,51</text:p>
          </table:table-cell>
          <table:table-cell table:style-name="ce4" table:formula="of:=COS(RADIANS([.$A44])) * TAN(RADIANS([.BX$3]))" office:value-type="float" office:value="2.67151445555719" calcext:value-type="float">
            <text:p>2,67</text:p>
          </table:table-cell>
          <table:table-cell table:style-name="ce4" table:formula="of:=COS(RADIANS([.$A44])) * TAN(RADIANS([.BY$3]))" office:value-type="float" office:value="2.85891678257583" calcext:value-type="float">
            <text:p>2,86</text:p>
          </table:table-cell>
          <table:table-cell table:style-name="ce4" table:formula="of:=COS(RADIANS([.$A44])) * TAN(RADIANS([.BZ$3]))" office:value-type="float" office:value="3.07243644670268" calcext:value-type="float">
            <text:p>3,07</text:p>
          </table:table-cell>
          <table:table-cell table:style-name="ce4" table:formula="of:=COS(RADIANS([.$A44])) * TAN(RADIANS([.CA$3]))" office:value-type="float" office:value="3.31810302399929" calcext:value-type="float">
            <text:p>3,32</text:p>
          </table:table-cell>
          <table:table-cell table:style-name="ce4" table:formula="of:=COS(RADIANS([.$A44])) * TAN(RADIANS([.CB$3]))" office:value-type="float" office:value="3.6039557522962" calcext:value-type="float">
            <text:p>3,60</text:p>
          </table:table-cell>
          <table:table-cell table:style-name="ce4" table:formula="of:=COS(RADIANS([.$A44])) * TAN(RADIANS([.CC$3]))" office:value-type="float" office:value="3.94095701625948" calcext:value-type="float">
            <text:p>3,94</text:p>
          </table:table-cell>
          <table:table-cell table:style-name="ce4" table:formula="of:=COS(RADIANS([.$A44])) * TAN(RADIANS([.CD$3]))" office:value-type="float" office:value="4.34445392327983" calcext:value-type="float">
            <text:p>4,34</text:p>
          </table:table-cell>
          <table:table-cell table:style-name="ce4" table:formula="of:=COS(RADIANS([.$A44])) * TAN(RADIANS([.CE$3]))" office:value-type="float" office:value="4.83661426305085" calcext:value-type="float">
            <text:p>4,84</text:p>
          </table:table-cell>
          <table:table-cell table:style-name="ce4" table:formula="of:=COS(RADIANS([.$A44])) * TAN(RADIANS([.CF$3]))" office:value-type="float" office:value="5.45068943656945" calcext:value-type="float">
            <text:p>5,45</text:p>
          </table:table-cell>
          <table:table-cell table:style-name="ce4" table:formula="of:=COS(RADIANS([.$A44])) * TAN(RADIANS([.CG$3]))" office:value-type="float" office:value="6.23893132398583" calcext:value-type="float">
            <text:p>6,24</text:p>
          </table:table-cell>
          <table:table-cell table:style-name="ce4" table:formula="of:=COS(RADIANS([.$A44])) * TAN(RADIANS([.CH$3]))" office:value-type="float" office:value="7.28842601996594" calcext:value-type="float">
            <text:p>7,29</text:p>
          </table:table-cell>
          <table:table-cell table:style-name="ce4" table:formula="of:=COS(RADIANS([.$A44])) * TAN(RADIANS([.CI$3]))" office:value-type="float" office:value="8.75592805108959" calcext:value-type="float">
            <text:p>8,76</text:p>
          </table:table-cell>
          <table:table-cell table:style-name="ce4" table:formula="of:=COS(RADIANS([.$A44])) * TAN(RADIANS([.CJ$3]))" office:value-type="float" office:value="10.9549459188533" calcext:value-type="float">
            <text:p>10,95</text:p>
          </table:table-cell>
          <table:table-cell table:style-name="ce4" table:formula="of:=COS(RADIANS([.$A44])) * TAN(RADIANS([.CK$3]))" office:value-type="float" office:value="14.6169987280278" calcext:value-type="float">
            <text:p>14,62</text:p>
          </table:table-cell>
          <table:table-cell table:style-name="ce4" table:formula="of:=COS(RADIANS([.$A44])) * TAN(RADIANS([.CL$3]))" office:value-type="float" office:value="21.936642699125" calcext:value-type="float">
            <text:p>21,94</text:p>
          </table:table-cell>
          <table:table-cell table:style-name="ce4" table:formula="of:=COS(RADIANS([.$A44])) * TAN(RADIANS([.CM$3]))" office:value-type="float" office:value="43.8866567537425" calcext:value-type="float">
            <text:p>43,89</text:p>
          </table:table-cell>
          <table:table-cell table:number-columns-repeated="93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style-name="ce4" table:formula="of:=COS(RADIANS([.$A45])) * TAN(RADIANS([.B$3]))" office:value-type="float" office:value="0" calcext:value-type="float">
            <text:p>0,00</text:p>
          </table:table-cell>
          <table:table-cell table:style-name="ce4" table:formula="of:=COS(RADIANS([.$A45])) * TAN(RADIANS([.C$3]))" office:value-type="float" office:value="0.0131735047247363" calcext:value-type="float">
            <text:p>0,01</text:p>
          </table:table-cell>
          <table:table-cell table:style-name="ce4" table:formula="of:=COS(RADIANS([.$A45])) * TAN(RADIANS([.D$3]))" office:value-type="float" office:value="0.0263550392841731" calcext:value-type="float">
            <text:p>0,03</text:p>
          </table:table-cell>
          <table:table-cell table:style-name="ce4" table:formula="of:=COS(RADIANS([.$A45])) * TAN(RADIANS([.E$3]))" office:value-type="float" office:value="0.0395526531031117" calcext:value-type="float">
            <text:p>0,04</text:p>
          </table:table-cell>
          <table:table-cell table:style-name="ce4" table:formula="of:=COS(RADIANS([.$A45])) * TAN(RADIANS([.F$3]))" office:value-type="float" office:value="0.0527744348882035" calcext:value-type="float">
            <text:p>0,05</text:p>
          </table:table-cell>
          <table:table-cell table:style-name="ce4" table:formula="of:=COS(RADIANS([.$A45])) * TAN(RADIANS([.G$3]))" office:value-type="float" office:value="0.0660285325239014" calcext:value-type="float">
            <text:p>0,07</text:p>
          </table:table-cell>
          <table:table-cell table:style-name="ce4" table:formula="of:=COS(RADIANS([.$A45])) * TAN(RADIANS([.H$3]))" office:value-type="float" office:value="0.0793231732769941" calcext:value-type="float">
            <text:p>0,08</text:p>
          </table:table-cell>
          <table:table-cell table:style-name="ce4" table:formula="of:=COS(RADIANS([.$A45])) * TAN(RADIANS([.I$3]))" office:value-type="float" office:value="0.0926666844168685" calcext:value-type="float">
            <text:p>0,09</text:p>
          </table:table-cell>
          <table:table-cell table:style-name="ce4" table:formula="of:=COS(RADIANS([.$A45])) * TAN(RADIANS([.J$3]))" office:value-type="float" office:value="0.1060675143624" calcext:value-type="float">
            <text:p>0,11</text:p>
          </table:table-cell>
          <table:table-cell table:style-name="ce4" table:formula="of:=COS(RADIANS([.$A45])) * TAN(RADIANS([.K$3]))" office:value-type="float" office:value="0.119534254471149" calcext:value-type="float">
            <text:p>0,12</text:p>
          </table:table-cell>
          <table:table-cell table:style-name="ce4" table:formula="of:=COS(RADIANS([.$A45])) * TAN(RADIANS([.L$3]))" office:value-type="float" office:value="0.133075661592434" calcext:value-type="float">
            <text:p>0,13</text:p>
          </table:table-cell>
          <table:table-cell table:style-name="ce4" table:formula="of:=COS(RADIANS([.$A45])) * TAN(RADIANS([.M$3]))" office:value-type="float" office:value="0.1467006815129" calcext:value-type="float">
            <text:p>0,15</text:p>
          </table:table-cell>
          <table:table-cell table:style-name="ce4" table:formula="of:=COS(RADIANS([.$A45])) * TAN(RADIANS([.N$3]))" office:value-type="float" office:value="0.160418473431578" calcext:value-type="float">
            <text:p>0,16</text:p>
          </table:table-cell>
          <table:table-cell table:style-name="ce4" table:formula="of:=COS(RADIANS([.$A45])) * TAN(RADIANS([.O$3]))" office:value-type="float" office:value="0.174238435611164" calcext:value-type="float">
            <text:p>0,17</text:p>
          </table:table-cell>
          <table:table-cell table:style-name="ce4" table:formula="of:=COS(RADIANS([.$A45])) * TAN(RADIANS([.P$3]))" office:value-type="float" office:value="0.188170232363559" calcext:value-type="float">
            <text:p>0,19</text:p>
          </table:table-cell>
          <table:table-cell table:style-name="ce4" table:formula="of:=COS(RADIANS([.$A45])) * TAN(RADIANS([.Q$3]))" office:value-type="float" office:value="0.202223822540723" calcext:value-type="float">
            <text:p>0,20</text:p>
          </table:table-cell>
          <table:table-cell table:style-name="ce4" table:formula="of:=COS(RADIANS([.$A45])) * TAN(RADIANS([.R$3]))" office:value-type="float" office:value="0.216409489716847" calcext:value-type="float">
            <text:p>0,22</text:p>
          </table:table-cell>
          <table:table-cell table:style-name="ce4" table:formula="of:=COS(RADIANS([.$A45])) * TAN(RADIANS([.S$3]))" office:value-type="float" office:value="0.230737874264888" calcext:value-type="float">
            <text:p>0,23</text:p>
          </table:table-cell>
          <table:table-cell table:style-name="ce4" table:formula="of:=COS(RADIANS([.$A45])) * TAN(RADIANS([.T$3]))" office:value-type="float" office:value="0.245220007550047" calcext:value-type="float">
            <text:p>0,25</text:p>
          </table:table-cell>
          <table:table-cell table:style-name="ce4" table:formula="of:=COS(RADIANS([.$A45])) * TAN(RADIANS([.U$3]))" office:value-type="float" office:value="0.259867348484952" calcext:value-type="float">
            <text:p>0,26</text:p>
          </table:table-cell>
          <table:table-cell table:style-name="ce4" table:formula="of:=COS(RADIANS([.$A45])) * TAN(RADIANS([.V$3]))" office:value-type="float" office:value="0.27469182271663" calcext:value-type="float">
            <text:p>0,27</text:p>
          </table:table-cell>
          <table:table-cell table:style-name="ce4" table:formula="of:=COS(RADIANS([.$A45])) * TAN(RADIANS([.W$3]))" office:value-type="float" office:value="0.289705864744198" calcext:value-type="float">
            <text:p>0,29</text:p>
          </table:table-cell>
          <table:table-cell table:style-name="ce4" table:formula="of:=COS(RADIANS([.$A45])) * TAN(RADIANS([.X$3]))" office:value-type="float" office:value="0.304922463299042" calcext:value-type="float">
            <text:p>0,30</text:p>
          </table:table-cell>
          <table:table-cell table:style-name="ce4" table:formula="of:=COS(RADIANS([.$A45])) * TAN(RADIANS([.Y$3]))" office:value-type="float" office:value="0.320355210356689" calcext:value-type="float">
            <text:p>0,32</text:p>
          </table:table-cell>
          <table:table-cell table:style-name="ce4" table:formula="of:=COS(RADIANS([.$A45])) * TAN(RADIANS([.Z$3]))" office:value-type="float" office:value="0.336018354192342" calcext:value-type="float">
            <text:p>0,34</text:p>
          </table:table-cell>
          <table:table-cell table:style-name="ce4" table:formula="of:=COS(RADIANS([.$A45])) * TAN(RADIANS([.AA$3]))" office:value-type="float" office:value="0.351926856940823" calcext:value-type="float">
            <text:p>0,35</text:p>
          </table:table-cell>
          <table:table-cell table:style-name="ce4" table:formula="of:=COS(RADIANS([.$A45])) * TAN(RADIANS([.AB$3]))" office:value-type="float" office:value="0.368096457177507" calcext:value-type="float">
            <text:p>0,37</text:p>
          </table:table-cell>
          <table:table-cell table:style-name="ce4" table:formula="of:=COS(RADIANS([.$A45])) * TAN(RADIANS([.AC$3]))" office:value-type="float" office:value="0.38454373810076" calcext:value-type="float">
            <text:p>0,38</text:p>
          </table:table-cell>
          <table:table-cell table:style-name="ce4" table:formula="of:=COS(RADIANS([.$A45])) * TAN(RADIANS([.AD$3]))" office:value-type="float" office:value="0.401286201969723" calcext:value-type="float">
            <text:p>0,40</text:p>
          </table:table-cell>
          <table:table-cell table:style-name="ce4" table:formula="of:=COS(RADIANS([.$A45])) * TAN(RADIANS([.AE$3]))" office:value-type="float" office:value="0.418342351535602" calcext:value-type="float">
            <text:p>0,42</text:p>
          </table:table-cell>
          <table:table-cell table:style-name="ce4" table:formula="of:=COS(RADIANS([.$A45])) * TAN(RADIANS([.AF$3]))" office:value-type="float" office:value="0.435731779301607" calcext:value-type="float">
            <text:p>0,44</text:p>
          </table:table-cell>
          <table:table-cell table:style-name="ce4" table:formula="of:=COS(RADIANS([.$A45])) * TAN(RADIANS([.AG$3]))" office:value-type="float" office:value="0.453475265558685" calcext:value-type="float">
            <text:p>0,45</text:p>
          </table:table-cell>
          <table:table-cell table:style-name="ce4" table:formula="of:=COS(RADIANS([.$A45])) * TAN(RADIANS([.AH$3]))" office:value-type="float" office:value="0.471594886273564" calcext:value-type="float">
            <text:p>0,47</text:p>
          </table:table-cell>
          <table:table-cell table:style-name="ce4" table:formula="of:=COS(RADIANS([.$A45])) * TAN(RADIANS([.AI$3]))" office:value-type="float" office:value="0.490114132055574" calcext:value-type="float">
            <text:p>0,49</text:p>
          </table:table-cell>
          <table:table-cell table:style-name="ce4" table:formula="of:=COS(RADIANS([.$A45])) * TAN(RADIANS([.AJ$3]))" office:value-type="float" office:value="0.509058039602832" calcext:value-type="float">
            <text:p>0,51</text:p>
          </table:table-cell>
          <table:table-cell table:style-name="ce4" table:formula="of:=COS(RADIANS([.$A45])) * TAN(RADIANS([.AK$3]))" office:value-type="float" office:value="0.528453337231071" calcext:value-type="float">
            <text:p>0,53</text:p>
          </table:table-cell>
          <table:table-cell table:style-name="ce4" table:formula="of:=COS(RADIANS([.$A45])) * TAN(RADIANS([.AL$3]))" office:value-type="float" office:value="0.548328606324918" calcext:value-type="float">
            <text:p>0,55</text:p>
          </table:table-cell>
          <table:table-cell table:style-name="ce4" table:formula="of:=COS(RADIANS([.$A45])) * TAN(RADIANS([.AM$3]))" office:value-type="float" office:value="0.568714460828249" calcext:value-type="float">
            <text:p>0,57</text:p>
          </table:table-cell>
          <table:table-cell table:style-name="ce4" table:formula="of:=COS(RADIANS([.$A45])) * TAN(RADIANS([.AN$3]))" office:value-type="float" office:value="0.58964374721497" calcext:value-type="float">
            <text:p>0,59</text:p>
          </table:table-cell>
          <table:table-cell table:style-name="ce4" table:formula="of:=COS(RADIANS([.$A45])) * TAN(RADIANS([.AO$3]))" office:value-type="float" office:value="0.611151767763707" calcext:value-type="float">
            <text:p>0,61</text:p>
          </table:table-cell>
          <table:table-cell table:style-name="ce4" table:formula="of:=COS(RADIANS([.$A45])) * TAN(RADIANS([.AP$3]))" office:value-type="float" office:value="0.633276530410888" calcext:value-type="float">
            <text:p>0,63</text:p>
          </table:table-cell>
          <table:table-cell table:style-name="ce4" table:formula="of:=COS(RADIANS([.$A45])) * TAN(RADIANS([.AQ$3]))" office:value-type="float" office:value="0.656059028990507" calcext:value-type="float">
            <text:p>0,66</text:p>
          </table:table-cell>
          <table:table-cell table:style-name="ce4" table:formula="of:=COS(RADIANS([.$A45])) * TAN(RADIANS([.AR$3]))" office:value-type="float" office:value="0.679543558302909" calcext:value-type="float">
            <text:p>0,68</text:p>
          </table:table-cell>
          <table:table-cell table:style-name="ce4" table:formula="of:=COS(RADIANS([.$A45])) * TAN(RADIANS([.AS$3]))" office:value-type="float" office:value="0.703778069210357" calcext:value-type="float">
            <text:p>0,70</text:p>
          </table:table-cell>
          <table:table-cell table:style-name="ce4" table:formula="of:=COS(RADIANS([.$A45])) * TAN(RADIANS([.AT$3]))" office:value-type="float" office:value="0.72881456986049" calcext:value-type="float">
            <text:p>0,73</text:p>
          </table:table-cell>
          <table:table-cell table:style-name="ce4" table:formula="of:=COS(RADIANS([.$A45])) * TAN(RADIANS([.AU$3]))" office:value-type="float" office:value="0.754709580222772" calcext:value-type="float">
            <text:p>0,75</text:p>
          </table:table-cell>
          <table:table-cell table:style-name="ce4" table:formula="of:=COS(RADIANS([.$A45])) * TAN(RADIANS([.AV$3]))" office:value-type="float" office:value="0.781524648428836" calcext:value-type="float">
            <text:p>0,78</text:p>
          </table:table-cell>
          <table:table-cell table:style-name="ce4" table:formula="of:=COS(RADIANS([.$A45])) * TAN(RADIANS([.AW$3]))" office:value-type="float" office:value="0.809326938986764" calcext:value-type="float">
            <text:p>0,81</text:p>
          </table:table-cell>
          <table:table-cell table:style-name="ce4" table:formula="of:=COS(RADIANS([.$A45])) * TAN(RADIANS([.AX$3]))" office:value-type="float" office:value="0.838189904856897" calcext:value-type="float">
            <text:p>0,84</text:p>
          </table:table-cell>
          <table:table-cell table:style-name="ce4" table:formula="of:=COS(RADIANS([.$A45])) * TAN(RADIANS([.AY$3]))" office:value-type="float" office:value="0.868194057715307" calcext:value-type="float">
            <text:p>0,87</text:p>
          </table:table-cell>
          <table:table-cell table:style-name="ce4" table:formula="of:=COS(RADIANS([.$A45])) * TAN(RADIANS([.AZ$3]))" office:value-type="float" office:value="0.899427853595756" calcext:value-type="float">
            <text:p>0,90</text:p>
          </table:table-cell>
          <table:table-cell table:style-name="ce4" table:formula="of:=COS(RADIANS([.$A45])) * TAN(RADIANS([.BA$3]))" office:value-type="float" office:value="0.931988714626863" calcext:value-type="float">
            <text:p>0,93</text:p>
          </table:table-cell>
          <table:table-cell table:style-name="ce4" table:formula="of:=COS(RADIANS([.$A45])) * TAN(RADIANS([.BB$3]))" office:value-type="float" office:value="0.965984211942088" calcext:value-type="float">
            <text:p>0,97</text:p>
          </table:table-cell>
          <table:table-cell table:style-name="ce4" table:formula="of:=COS(RADIANS([.$A45])) * TAN(RADIANS([.BC$3]))" office:value-type="float" office:value="1.00153344026194" calcext:value-type="float">
            <text:p>1,00</text:p>
          </table:table-cell>
          <table:table-cell table:style-name="ce4" table:formula="of:=COS(RADIANS([.$A45])) * TAN(RADIANS([.BD$3]))" office:value-type="float" office:value="1.03876862142501" calcext:value-type="float">
            <text:p>1,04</text:p>
          </table:table-cell>
          <table:table-cell table:style-name="ce4" table:formula="of:=COS(RADIANS([.$A45])) * TAN(RADIANS([.BE$3]))" office:value-type="float" office:value="1.07783698266433" calcext:value-type="float">
            <text:p>1,08</text:p>
          </table:table-cell>
          <table:table-cell table:style-name="ce4" table:formula="of:=COS(RADIANS([.$A45])) * TAN(RADIANS([.BF$3]))" office:value-type="float" office:value="1.11890296620092" calcext:value-type="float">
            <text:p>1,12</text:p>
          </table:table-cell>
          <table:table-cell table:style-name="ce4" table:formula="of:=COS(RADIANS([.$A45])) * TAN(RADIANS([.BG$3]))" office:value-type="float" office:value="1.16215084044026" calcext:value-type="float">
            <text:p>1,16</text:p>
          </table:table-cell>
          <table:table-cell table:style-name="ce4" table:formula="of:=COS(RADIANS([.$A45])) * TAN(RADIANS([.BH$3]))" office:value-type="float" office:value="1.20778780062858" calcext:value-type="float">
            <text:p>1,21</text:p>
          </table:table-cell>
          <table:table-cell table:style-name="ce4" table:formula="of:=COS(RADIANS([.$A45])) * TAN(RADIANS([.BI$3]))" office:value-type="float" office:value="1.25604766949813" calcext:value-type="float">
            <text:p>1,26</text:p>
          </table:table-cell>
          <table:table-cell table:style-name="ce4" table:formula="of:=COS(RADIANS([.$A45])) * TAN(RADIANS([.BJ$3]))" office:value-type="float" office:value="1.30719533790482" calcext:value-type="float">
            <text:p>1,31</text:p>
          </table:table-cell>
          <table:table-cell table:style-name="ce4" table:formula="of:=COS(RADIANS([.$A45])) * TAN(RADIANS([.BK$3]))" office:value-type="float" office:value="1.36153212408273" calcext:value-type="float">
            <text:p>1,36</text:p>
          </table:table-cell>
          <table:table-cell table:style-name="ce4" table:formula="of:=COS(RADIANS([.$A45])) * TAN(RADIANS([.BL$3]))" office:value-type="float" office:value="1.41940228117539" calcext:value-type="float">
            <text:p>1,42</text:p>
          </table:table-cell>
          <table:table-cell table:style-name="ce4" table:formula="of:=COS(RADIANS([.$A45])) * TAN(RADIANS([.BM$3]))" office:value-type="float" office:value="1.48120095075059" calcext:value-type="float">
            <text:p>1,48</text:p>
          </table:table-cell>
          <table:table-cell table:style-name="ce4" table:formula="of:=COS(RADIANS([.$A45])) * TAN(RADIANS([.BN$3]))" office:value-type="float" office:value="1.54738395160745" calcext:value-type="float">
            <text:p>1,55</text:p>
          </table:table-cell>
          <table:table-cell table:style-name="ce4" table:formula="of:=COS(RADIANS([.$A45])) * TAN(RADIANS([.BO$3]))" office:value-type="float" office:value="1.6184799177626" calcext:value-type="float">
            <text:p>1,62</text:p>
          </table:table-cell>
          <table:table-cell table:style-name="ce4" table:formula="of:=COS(RADIANS([.$A45])) * TAN(RADIANS([.BP$3]))" office:value-type="float" office:value="1.69510547079816" calcext:value-type="float">
            <text:p>1,70</text:p>
          </table:table-cell>
          <table:table-cell table:style-name="ce4" table:formula="of:=COS(RADIANS([.$A45])) * TAN(RADIANS([.BQ$3]))" office:value-type="float" office:value="1.77798435007767" calcext:value-type="float">
            <text:p>1,78</text:p>
          </table:table-cell>
          <table:table-cell table:style-name="ce4" table:formula="of:=COS(RADIANS([.$A45])) * TAN(RADIANS([.BR$3]))" office:value-type="float" office:value="1.86797176015671" calcext:value-type="float">
            <text:p>1,87</text:p>
          </table:table-cell>
          <table:table-cell table:style-name="ce4" table:formula="of:=COS(RADIANS([.$A45])) * TAN(RADIANS([.BS$3]))" office:value-type="float" office:value="1.96608567445799" calcext:value-type="float">
            <text:p>1,97</text:p>
          </table:table-cell>
          <table:table-cell table:style-name="ce4" table:formula="of:=COS(RADIANS([.$A45])) * TAN(RADIANS([.BT$3]))" office:value-type="float" office:value="2.07354752990814" calcext:value-type="float">
            <text:p>2,07</text:p>
          </table:table-cell>
          <table:table-cell table:style-name="ce4" table:formula="of:=COS(RADIANS([.$A45])) * TAN(RADIANS([.BU$3]))" office:value-type="float" office:value="2.19183577236913" calcext:value-type="float">
            <text:p>2,19</text:p>
          </table:table-cell>
          <table:table-cell table:style-name="ce4" table:formula="of:=COS(RADIANS([.$A45])) * TAN(RADIANS([.BV$3]))" office:value-type="float" office:value="2.32275725040007" calcext:value-type="float">
            <text:p>2,32</text:p>
          </table:table-cell>
          <table:table-cell table:style-name="ce4" table:formula="of:=COS(RADIANS([.$A45])) * TAN(RADIANS([.BW$3]))" office:value-type="float" office:value="2.46854380666672" calcext:value-type="float">
            <text:p>2,47</text:p>
          </table:table-cell>
          <table:table-cell table:style-name="ce4" table:formula="of:=COS(RADIANS([.$A45])) * TAN(RADIANS([.BX$3]))" office:value-type="float" office:value="2.631985090974" calcext:value-type="float">
            <text:p>2,63</text:p>
          </table:table-cell>
          <table:table-cell table:style-name="ce4" table:formula="of:=COS(RADIANS([.$A45])) * TAN(RADIANS([.BY$3]))" office:value-type="float" office:value="2.81661449835036" calcext:value-type="float">
            <text:p>2,82</text:p>
          </table:table-cell>
          <table:table-cell table:style-name="ce4" table:formula="of:=COS(RADIANS([.$A45])) * TAN(RADIANS([.BZ$3]))" office:value-type="float" office:value="3.02697479471434" calcext:value-type="float">
            <text:p>3,03</text:p>
          </table:table-cell>
          <table:table-cell table:style-name="ce4" table:formula="of:=COS(RADIANS([.$A45])) * TAN(RADIANS([.CA$3]))" office:value-type="float" office:value="3.26900633882606" calcext:value-type="float">
            <text:p>3,27</text:p>
          </table:table-cell>
          <table:table-cell table:style-name="ce4" table:formula="of:=COS(RADIANS([.$A45])) * TAN(RADIANS([.CB$3]))" office:value-type="float" office:value="3.5506294150279" calcext:value-type="float">
            <text:p>3,55</text:p>
          </table:table-cell>
          <table:table-cell table:style-name="ce4" table:formula="of:=COS(RADIANS([.$A45])) * TAN(RADIANS([.CC$3]))" office:value-type="float" office:value="3.88264420182633" calcext:value-type="float">
            <text:p>3,88</text:p>
          </table:table-cell>
          <table:table-cell table:style-name="ce4" table:formula="of:=COS(RADIANS([.$A45])) * TAN(RADIANS([.CD$3]))" office:value-type="float" office:value="4.28017072140872" calcext:value-type="float">
            <text:p>4,28</text:p>
          </table:table-cell>
          <table:table-cell table:style-name="ce4" table:formula="of:=COS(RADIANS([.$A45])) * TAN(RADIANS([.CE$3]))" office:value-type="float" office:value="4.76504875527129" calcext:value-type="float">
            <text:p>4,77</text:p>
          </table:table-cell>
          <table:table-cell table:style-name="ce4" table:formula="of:=COS(RADIANS([.$A45])) * TAN(RADIANS([.CF$3]))" office:value-type="float" office:value="5.37003769631041" calcext:value-type="float">
            <text:p>5,37</text:p>
          </table:table-cell>
          <table:table-cell table:style-name="ce4" table:formula="of:=COS(RADIANS([.$A45])) * TAN(RADIANS([.CG$3]))" office:value-type="float" office:value="6.14661627384554" calcext:value-type="float">
            <text:p>6,15</text:p>
          </table:table-cell>
          <table:table-cell table:style-name="ce4" table:formula="of:=COS(RADIANS([.$A45])) * TAN(RADIANS([.CH$3]))" office:value-type="float" office:value="7.18058200333279" calcext:value-type="float">
            <text:p>7,18</text:p>
          </table:table-cell>
          <table:table-cell table:style-name="ce4" table:formula="of:=COS(RADIANS([.$A45])) * TAN(RADIANS([.CI$3]))" office:value-type="float" office:value="8.62636997534132" calcext:value-type="float">
            <text:p>8,63</text:p>
          </table:table-cell>
          <table:table-cell table:style-name="ce4" table:formula="of:=COS(RADIANS([.$A45])) * TAN(RADIANS([.CJ$3]))" office:value-type="float" office:value="10.792849827509" calcext:value-type="float">
            <text:p>10,79</text:p>
          </table:table-cell>
          <table:table-cell table:style-name="ce4" table:formula="of:=COS(RADIANS([.$A45])) * TAN(RADIANS([.CK$3]))" office:value-type="float" office:value="14.4007166597687" calcext:value-type="float">
            <text:p>14,40</text:p>
          </table:table-cell>
          <table:table-cell table:style-name="ce4" table:formula="of:=COS(RADIANS([.$A45])) * TAN(RADIANS([.CL$3]))" office:value-type="float" office:value="21.6120546943021" calcext:value-type="float">
            <text:p>21,61</text:p>
          </table:table-cell>
          <table:table-cell table:style-name="ce4" table:formula="of:=COS(RADIANS([.$A45])) * TAN(RADIANS([.CM$3]))" office:value-type="float" office:value="43.237282893329" calcext:value-type="float">
            <text:p>43,24</text:p>
          </table:table-cell>
          <table:table-cell table:number-columns-repeated="93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style-name="ce4" table:formula="of:=COS(RADIANS([.$A46])) * TAN(RADIANS([.B$3]))" office:value-type="float" office:value="0" calcext:value-type="float">
            <text:p>0,00</text:p>
          </table:table-cell>
          <table:table-cell table:style-name="ce4" table:formula="of:=COS(RADIANS([.$A46])) * TAN(RADIANS([.C$3]))" office:value-type="float" office:value="0.0129716411797768" calcext:value-type="float">
            <text:p>0,01</text:p>
          </table:table-cell>
          <table:table-cell table:style-name="ce4" table:formula="of:=COS(RADIANS([.$A46])) * TAN(RADIANS([.D$3]))" office:value-type="float" office:value="0.0259511891494812" calcext:value-type="float">
            <text:p>0,03</text:p>
          </table:table-cell>
          <table:table-cell table:style-name="ce4" table:formula="of:=COS(RADIANS([.$A46])) * TAN(RADIANS([.E$3]))" office:value-type="float" office:value="0.0389465699889535" calcext:value-type="float">
            <text:p>0,04</text:p>
          </table:table-cell>
          <table:table-cell table:style-name="ce4" table:formula="of:=COS(RADIANS([.$A46])) * TAN(RADIANS([.F$3]))" office:value-type="float" office:value="0.0519657484579506" calcext:value-type="float">
            <text:p>0,05</text:p>
          </table:table-cell>
          <table:table-cell table:style-name="ce4" table:formula="of:=COS(RADIANS([.$A46])) * TAN(RADIANS([.G$3]))" office:value-type="float" office:value="0.0650167475872233" calcext:value-type="float">
            <text:p>0,07</text:p>
          </table:table-cell>
          <table:table-cell table:style-name="ce4" table:formula="of:=COS(RADIANS([.$A46])) * TAN(RADIANS([.H$3]))" office:value-type="float" office:value="0.0781076685734461" calcext:value-type="float">
            <text:p>0,08</text:p>
          </table:table-cell>
          <table:table-cell table:style-name="ce4" table:formula="of:=COS(RADIANS([.$A46])) * TAN(RADIANS([.I$3]))" office:value-type="float" office:value="0.0912467110835075" calcext:value-type="float">
            <text:p>0,09</text:p>
          </table:table-cell>
          <table:table-cell table:style-name="ce4" table:formula="of:=COS(RADIANS([.$A46])) * TAN(RADIANS([.J$3]))" office:value-type="float" office:value="0.104442194077356" calcext:value-type="float">
            <text:p>0,10</text:p>
          </table:table-cell>
          <table:table-cell table:style-name="ce4" table:formula="of:=COS(RADIANS([.$A46])) * TAN(RADIANS([.K$3]))" office:value-type="float" office:value="0.117702577263312" calcext:value-type="float">
            <text:p>0,12</text:p>
          </table:table-cell>
          <table:table-cell table:style-name="ce4" table:formula="of:=COS(RADIANS([.$A46])) * TAN(RADIANS([.L$3]))" office:value-type="float" office:value="0.131036483305548" calcext:value-type="float">
            <text:p>0,13</text:p>
          </table:table-cell>
          <table:table-cell table:style-name="ce4" table:formula="of:=COS(RADIANS([.$A46])) * TAN(RADIANS([.M$3]))" office:value-type="float" office:value="0.144452720910392" calcext:value-type="float">
            <text:p>0,14</text:p>
          </table:table-cell>
          <table:table-cell table:style-name="ce4" table:formula="of:=COS(RADIANS([.$A46])) * TAN(RADIANS([.N$3]))" office:value-type="float" office:value="0.157960308926344" calcext:value-type="float">
            <text:p>0,16</text:p>
          </table:table-cell>
          <table:table-cell table:style-name="ce4" table:formula="of:=COS(RADIANS([.$A46])) * TAN(RADIANS([.O$3]))" office:value-type="float" office:value="0.171568501602288" calcext:value-type="float">
            <text:p>0,17</text:p>
          </table:table-cell>
          <table:table-cell table:style-name="ce4" table:formula="of:=COS(RADIANS([.$A46])) * TAN(RADIANS([.P$3]))" office:value-type="float" office:value="0.185286815159523" calcext:value-type="float">
            <text:p>0,19</text:p>
          </table:table-cell>
          <table:table-cell table:style-name="ce4" table:formula="of:=COS(RADIANS([.$A46])) * TAN(RADIANS([.Q$3]))" office:value-type="float" office:value="0.199125055846035" calcext:value-type="float">
            <text:p>0,20</text:p>
          </table:table-cell>
          <table:table-cell table:style-name="ce4" table:formula="of:=COS(RADIANS([.$A46])) * TAN(RADIANS([.R$3]))" office:value-type="float" office:value="0.213093349656177" calcext:value-type="float">
            <text:p>0,21</text:p>
          </table:table-cell>
          <table:table-cell table:style-name="ce4" table:formula="of:=COS(RADIANS([.$A46])) * TAN(RADIANS([.S$3]))" office:value-type="float" office:value="0.227202173915681" calcext:value-type="float">
            <text:p>0,23</text:p>
          </table:table-cell>
          <table:table-cell table:style-name="ce4" table:formula="of:=COS(RADIANS([.$A46])) * TAN(RADIANS([.T$3]))" office:value-type="float" office:value="0.241462390951171" calcext:value-type="float">
            <text:p>0,24</text:p>
          </table:table-cell>
          <table:table-cell table:style-name="ce4" table:formula="of:=COS(RADIANS([.$A46])) * TAN(RADIANS([.U$3]))" office:value-type="float" office:value="0.255885284085196" calcext:value-type="float">
            <text:p>0,26</text:p>
          </table:table-cell>
          <table:table-cell table:style-name="ce4" table:formula="of:=COS(RADIANS([.$A46])) * TAN(RADIANS([.V$3]))" office:value-type="float" office:value="0.270482596222723" calcext:value-type="float">
            <text:p>0,27</text:p>
          </table:table-cell>
          <table:table-cell table:style-name="ce4" table:formula="of:=COS(RADIANS([.$A46])) * TAN(RADIANS([.W$3]))" office:value-type="float" office:value="0.285266571323442" calcext:value-type="float">
            <text:p>0,29</text:p>
          </table:table-cell>
          <table:table-cell table:style-name="ce4" table:formula="of:=COS(RADIANS([.$A46])) * TAN(RADIANS([.X$3]))" office:value-type="float" office:value="0.300249999086558" calcext:value-type="float">
            <text:p>0,30</text:p>
          </table:table-cell>
          <table:table-cell table:style-name="ce4" table:formula="of:=COS(RADIANS([.$A46])) * TAN(RADIANS([.Y$3]))" office:value-type="float" office:value="0.315446263211636" calcext:value-type="float">
            <text:p>0,32</text:p>
          </table:table-cell>
          <table:table-cell table:style-name="ce4" table:formula="of:=COS(RADIANS([.$A46])) * TAN(RADIANS([.Z$3]))" office:value-type="float" office:value="0.330869393641142" calcext:value-type="float">
            <text:p>0,33</text:p>
          </table:table-cell>
          <table:table-cell table:style-name="ce4" table:formula="of:=COS(RADIANS([.$A46])) * TAN(RADIANS([.AA$3]))" office:value-type="float" office:value="0.346534123238369" calcext:value-type="float">
            <text:p>0,35</text:p>
          </table:table-cell>
          <table:table-cell table:style-name="ce4" table:formula="of:=COS(RADIANS([.$A46])) * TAN(RADIANS([.AB$3]))" office:value-type="float" office:value="0.362455949409415" calcext:value-type="float">
            <text:p>0,36</text:p>
          </table:table-cell>
          <table:table-cell table:style-name="ce4" table:formula="of:=COS(RADIANS([.$A46])) * TAN(RADIANS([.AC$3]))" office:value-type="float" office:value="0.378651201240828" calcext:value-type="float">
            <text:p>0,38</text:p>
          </table:table-cell>
          <table:table-cell table:style-name="ce4" table:formula="of:=COS(RADIANS([.$A46])) * TAN(RADIANS([.AD$3]))" office:value-type="float" office:value="0.395137112796754" calcext:value-type="float">
            <text:p>0,40</text:p>
          </table:table-cell>
          <table:table-cell table:style-name="ce4" table:formula="of:=COS(RADIANS([.$A46])) * TAN(RADIANS([.AE$3]))" office:value-type="float" office:value="0.411931903302408" calcext:value-type="float">
            <text:p>0,41</text:p>
          </table:table-cell>
          <table:table-cell table:style-name="ce4" table:formula="of:=COS(RADIANS([.$A46])) * TAN(RADIANS([.AF$3]))" office:value-type="float" office:value="0.429054865036251" calcext:value-type="float">
            <text:p>0,43</text:p>
          </table:table-cell>
          <table:table-cell table:style-name="ce4" table:formula="of:=COS(RADIANS([.$A46])) * TAN(RADIANS([.AG$3]))" office:value-type="float" office:value="0.446526459863475" calcext:value-type="float">
            <text:p>0,45</text:p>
          </table:table-cell>
          <table:table-cell table:style-name="ce4" table:formula="of:=COS(RADIANS([.$A46])) * TAN(RADIANS([.AH$3]))" office:value-type="float" office:value="0.46436842547083" calcext:value-type="float">
            <text:p>0,46</text:p>
          </table:table-cell>
          <table:table-cell table:style-name="ce4" table:formula="of:=COS(RADIANS([.$A46])) * TAN(RADIANS([.AI$3]))" office:value-type="float" office:value="0.482603892510458" calcext:value-type="float">
            <text:p>0,48</text:p>
          </table:table-cell>
          <table:table-cell table:style-name="ce4" table:formula="of:=COS(RADIANS([.$A46])) * TAN(RADIANS([.AJ$3]))" office:value-type="float" office:value="0.501257514031881" calcext:value-type="float">
            <text:p>0,50</text:p>
          </table:table-cell>
          <table:table-cell table:style-name="ce4" table:formula="of:=COS(RADIANS([.$A46])) * TAN(RADIANS([.AK$3]))" office:value-type="float" office:value="0.520355608780811" calcext:value-type="float">
            <text:p>0,52</text:p>
          </table:table-cell>
          <table:table-cell table:style-name="ce4" table:formula="of:=COS(RADIANS([.$A46])) * TAN(RADIANS([.AL$3]))" office:value-type="float" office:value="0.539926320176449" calcext:value-type="float">
            <text:p>0,54</text:p>
          </table:table-cell>
          <table:table-cell table:style-name="ce4" table:formula="of:=COS(RADIANS([.$A46])) * TAN(RADIANS([.AM$3]))" office:value-type="float" office:value="0.559999793051425" calcext:value-type="float">
            <text:p>0,56</text:p>
          </table:table-cell>
          <table:table-cell table:style-name="ce4" table:formula="of:=COS(RADIANS([.$A46])) * TAN(RADIANS([.AN$3]))" office:value-type="float" office:value="0.580608370558331" calcext:value-type="float">
            <text:p>0,58</text:p>
          </table:table-cell>
          <table:table-cell table:style-name="ce4" table:formula="of:=COS(RADIANS([.$A46])) * TAN(RADIANS([.AO$3]))" office:value-type="float" office:value="0.601786814023084" calcext:value-type="float">
            <text:p>0,60</text:p>
          </table:table-cell>
          <table:table-cell table:style-name="ce4" table:formula="of:=COS(RADIANS([.$A46])) * TAN(RADIANS([.AP$3]))" office:value-type="float" office:value="0.623572548969386" calcext:value-type="float">
            <text:p>0,62</text:p>
          </table:table-cell>
          <table:table-cell table:style-name="ce4" table:formula="of:=COS(RADIANS([.$A46])) * TAN(RADIANS([.AQ$3]))" office:value-type="float" office:value="0.646005941064253" calcext:value-type="float">
            <text:p>0,65</text:p>
          </table:table-cell>
          <table:table-cell table:style-name="ce4" table:formula="of:=COS(RADIANS([.$A46])) * TAN(RADIANS([.AR$3]))" office:value-type="float" office:value="0.669130606358858" calcext:value-type="float">
            <text:p>0,67</text:p>
          </table:table-cell>
          <table:table-cell table:style-name="ce4" table:formula="of:=COS(RADIANS([.$A46])) * TAN(RADIANS([.AS$3]))" office:value-type="float" office:value="0.69299376094281" calcext:value-type="float">
            <text:p>0,69</text:p>
          </table:table-cell>
          <table:table-cell table:style-name="ce4" table:formula="of:=COS(RADIANS([.$A46])) * TAN(RADIANS([.AT$3]))" office:value-type="float" office:value="0.717646616019482" calcext:value-type="float">
            <text:p>0,72</text:p>
          </table:table-cell>
          <table:table-cell table:style-name="ce4" table:formula="of:=COS(RADIANS([.$A46])) * TAN(RADIANS([.AU$3]))" office:value-type="float" office:value="0.743144825477394" calcext:value-type="float">
            <text:p>0,74</text:p>
          </table:table-cell>
          <table:table-cell table:style-name="ce4" table:formula="of:=COS(RADIANS([.$A46])) * TAN(RADIANS([.AV$3]))" office:value-type="float" office:value="0.769548994318444" calcext:value-type="float">
            <text:p>0,77</text:p>
          </table:table-cell>
          <table:table-cell table:style-name="ce4" table:formula="of:=COS(RADIANS([.$A46])) * TAN(RADIANS([.AW$3]))" office:value-type="float" office:value="0.796925257858711" calcext:value-type="float">
            <text:p>0,80</text:p>
          </table:table-cell>
          <table:table-cell table:style-name="ce4" table:formula="of:=COS(RADIANS([.$A46])) * TAN(RADIANS([.AX$3]))" office:value-type="float" office:value="0.82534594350575" calcext:value-type="float">
            <text:p>0,83</text:p>
          </table:table-cell>
          <table:table-cell table:style-name="ce4" table:formula="of:=COS(RADIANS([.$A46])) * TAN(RADIANS([.AY$3]))" office:value-type="float" office:value="0.854890329218965" calcext:value-type="float">
            <text:p>0,85</text:p>
          </table:table-cell>
          <table:table-cell table:style-name="ce4" table:formula="of:=COS(RADIANS([.$A46])) * TAN(RADIANS([.AZ$3]))" office:value-type="float" office:value="0.885645515580482" calcext:value-type="float">
            <text:p>0,89</text:p>
          </table:table-cell>
          <table:table-cell table:style-name="ce4" table:formula="of:=COS(RADIANS([.$A46])) * TAN(RADIANS([.BA$3]))" office:value-type="float" office:value="0.917707431875771" calcext:value-type="float">
            <text:p>0,92</text:p>
          </table:table-cell>
          <table:table-cell table:style-name="ce4" table:formula="of:=COS(RADIANS([.$A46])) * TAN(RADIANS([.BB$3]))" office:value-type="float" office:value="0.951182000877376" calcext:value-type="float">
            <text:p>0,95</text:p>
          </table:table-cell>
          <table:table-cell table:style-name="ce4" table:formula="of:=COS(RADIANS([.$A46])) * TAN(RADIANS([.BC$3]))" office:value-type="float" office:value="0.986186492363779" calcext:value-type="float">
            <text:p>0,99</text:p>
          </table:table-cell>
          <table:table-cell table:style-name="ce4" table:formula="of:=COS(RADIANS([.$A46])) * TAN(RADIANS([.BD$3]))" office:value-type="float" office:value="1.02285110207879" calcext:value-type="float">
            <text:p>1,02</text:p>
          </table:table-cell>
          <table:table-cell table:style-name="ce4" table:formula="of:=COS(RADIANS([.$A46])) * TAN(RADIANS([.BE$3]))" office:value-type="float" office:value="1.06132080122626" calcext:value-type="float">
            <text:p>1,06</text:p>
          </table:table-cell>
          <table:table-cell table:style-name="ce4" table:formula="of:=COS(RADIANS([.$A46])) * TAN(RADIANS([.BF$3]))" office:value-type="float" office:value="1.101757512205" calcext:value-type="float">
            <text:p>1,10</text:p>
          </table:table-cell>
          <table:table-cell table:style-name="ce4" table:formula="of:=COS(RADIANS([.$A46])) * TAN(RADIANS([.BG$3]))" office:value-type="float" office:value="1.14434267979274" calcext:value-type="float">
            <text:p>1,14</text:p>
          </table:table-cell>
          <table:table-cell table:style-name="ce4" table:formula="of:=COS(RADIANS([.$A46])) * TAN(RADIANS([.BH$3]))" office:value-type="float" office:value="1.18928032428966" calcext:value-type="float">
            <text:p>1,19</text:p>
          </table:table-cell>
          <table:table-cell table:style-name="ce4" table:formula="of:=COS(RADIANS([.$A46])) * TAN(RADIANS([.BI$3]))" office:value-type="float" office:value="1.23680068545698" calcext:value-type="float">
            <text:p>1,24</text:p>
          </table:table-cell>
          <table:table-cell table:style-name="ce4" table:formula="of:=COS(RADIANS([.$A46])) * TAN(RADIANS([.BJ$3]))" office:value-type="float" office:value="1.28716459510875" calcext:value-type="float">
            <text:p>1,29</text:p>
          </table:table-cell>
          <table:table-cell table:style-name="ce4" table:formula="of:=COS(RADIANS([.$A46])) * TAN(RADIANS([.BK$3]))" office:value-type="float" office:value="1.34066875424407" calcext:value-type="float">
            <text:p>1,34</text:p>
          </table:table-cell>
          <table:table-cell table:style-name="ce4" table:formula="of:=COS(RADIANS([.$A46])) * TAN(RADIANS([.BL$3]))" office:value-type="float" office:value="1.39765214086052" calcext:value-type="float">
            <text:p>1,40</text:p>
          </table:table-cell>
          <table:table-cell table:style-name="ce4" table:formula="of:=COS(RADIANS([.$A46])) * TAN(RADIANS([.BM$3]))" office:value-type="float" office:value="1.45850384159373" calcext:value-type="float">
            <text:p>1,46</text:p>
          </table:table-cell>
          <table:table-cell table:style-name="ce4" table:formula="of:=COS(RADIANS([.$A46])) * TAN(RADIANS([.BN$3]))" office:value-type="float" office:value="1.52367269052608" calcext:value-type="float">
            <text:p>1,52</text:p>
          </table:table-cell>
          <table:table-cell table:style-name="ce4" table:formula="of:=COS(RADIANS([.$A46])) * TAN(RADIANS([.BO$3]))" office:value-type="float" office:value="1.59367922117714" calcext:value-type="float">
            <text:p>1,59</text:p>
          </table:table-cell>
          <table:table-cell table:style-name="ce4" table:formula="of:=COS(RADIANS([.$A46])) * TAN(RADIANS([.BP$3]))" office:value-type="float" office:value="1.66913060635886" calcext:value-type="float">
            <text:p>1,67</text:p>
          </table:table-cell>
          <table:table-cell table:style-name="ce4" table:formula="of:=COS(RADIANS([.$A46])) * TAN(RADIANS([.BQ$3]))" office:value-type="float" office:value="1.7507394952506" calcext:value-type="float">
            <text:p>1,75</text:p>
          </table:table-cell>
          <table:table-cell table:style-name="ce4" table:formula="of:=COS(RADIANS([.$A46])) * TAN(RADIANS([.BR$3]))" office:value-type="float" office:value="1.83934798772345" calcext:value-type="float">
            <text:p>1,84</text:p>
          </table:table-cell>
          <table:table-cell table:style-name="ce4" table:formula="of:=COS(RADIANS([.$A46])) * TAN(RADIANS([.BS$3]))" office:value-type="float" office:value="1.93595845833494" calcext:value-type="float">
            <text:p>1,94</text:p>
          </table:table-cell>
          <table:table-cell table:style-name="ce4" table:formula="of:=COS(RADIANS([.$A46])) * TAN(RADIANS([.BT$3]))" office:value-type="float" office:value="2.04177362738369" calcext:value-type="float">
            <text:p>2,04</text:p>
          </table:table-cell>
          <table:table-cell table:style-name="ce4" table:formula="of:=COS(RADIANS([.$A46])) * TAN(RADIANS([.BU$3]))" office:value-type="float" office:value="2.15824928583995" calcext:value-type="float">
            <text:p>2,16</text:p>
          </table:table-cell>
          <table:table-cell table:style-name="ce4" table:formula="of:=COS(RADIANS([.$A46])) * TAN(RADIANS([.BV$3]))" office:value-type="float" office:value="2.28716459510875" calcext:value-type="float">
            <text:p>2,29</text:p>
          </table:table-cell>
          <table:table-cell table:style-name="ce4" table:formula="of:=COS(RADIANS([.$A46])) * TAN(RADIANS([.BW$3]))" office:value-type="float" office:value="2.43071719832567" calcext:value-type="float">
            <text:p>2,43</text:p>
          </table:table-cell>
          <table:table-cell table:style-name="ce4" table:formula="of:=COS(RADIANS([.$A46])) * TAN(RADIANS([.BX$3]))" office:value-type="float" office:value="2.5916539982355" calcext:value-type="float">
            <text:p>2,59</text:p>
          </table:table-cell>
          <table:table-cell table:style-name="ce4" table:formula="of:=COS(RADIANS([.$A46])) * TAN(RADIANS([.BY$3]))" office:value-type="float" office:value="2.77345424606354" calcext:value-type="float">
            <text:p>2,77</text:p>
          </table:table-cell>
          <table:table-cell table:style-name="ce4" table:formula="of:=COS(RADIANS([.$A46])) * TAN(RADIANS([.BZ$3]))" office:value-type="float" office:value="2.98059109688056" calcext:value-type="float">
            <text:p>2,98</text:p>
          </table:table-cell>
          <table:table-cell table:style-name="ce4" table:formula="of:=COS(RADIANS([.$A46])) * TAN(RADIANS([.CA$3]))" office:value-type="float" office:value="3.21891388265444" calcext:value-type="float">
            <text:p>3,22</text:p>
          </table:table-cell>
          <table:table-cell table:style-name="ce4" table:formula="of:=COS(RADIANS([.$A46])) * TAN(RADIANS([.CB$3]))" office:value-type="float" office:value="3.49622152164406" calcext:value-type="float">
            <text:p>3,50</text:p>
          </table:table-cell>
          <table:table-cell table:style-name="ce4" table:formula="of:=COS(RADIANS([.$A46])) * TAN(RADIANS([.CC$3]))" office:value-type="float" office:value="3.82314869635728" calcext:value-type="float">
            <text:p>3,82</text:p>
          </table:table-cell>
          <table:table-cell table:style-name="ce4" table:formula="of:=COS(RADIANS([.$A46])) * TAN(RADIANS([.CD$3]))" office:value-type="float" office:value="4.21458373807292" calcext:value-type="float">
            <text:p>4,21</text:p>
          </table:table-cell>
          <table:table-cell table:style-name="ce4" table:formula="of:=COS(RADIANS([.$A46])) * TAN(RADIANS([.CE$3]))" office:value-type="float" office:value="4.69203176748082" calcext:value-type="float">
            <text:p>4,69</text:p>
          </table:table-cell>
          <table:table-cell table:style-name="ce4" table:formula="of:=COS(RADIANS([.$A46])) * TAN(RADIANS([.CF$3]))" office:value-type="float" office:value="5.28775019054835" calcext:value-type="float">
            <text:p>5,29</text:p>
          </table:table-cell>
          <table:table-cell table:style-name="ce4" table:formula="of:=COS(RADIANS([.$A46])) * TAN(RADIANS([.CG$3]))" office:value-type="float" office:value="6.05242890484462" calcext:value-type="float">
            <text:p>6,05</text:p>
          </table:table-cell>
          <table:table-cell table:style-name="ce4" table:formula="of:=COS(RADIANS([.$A46])) * TAN(RADIANS([.CH$3]))" office:value-type="float" office:value="7.07055071186157" calcext:value-type="float">
            <text:p>7,07</text:p>
          </table:table-cell>
          <table:table-cell table:style-name="ce4" table:formula="of:=COS(RADIANS([.$A46])) * TAN(RADIANS([.CI$3]))" office:value-type="float" office:value="8.49418422373305" calcext:value-type="float">
            <text:p>8,49</text:p>
          </table:table-cell>
          <table:table-cell table:style-name="ce4" table:formula="of:=COS(RADIANS([.$A46])) * TAN(RADIANS([.CJ$3]))" office:value-type="float" office:value="10.6274661295547" calcext:value-type="float">
            <text:p>10,63</text:p>
          </table:table-cell>
          <table:table-cell table:style-name="ce4" table:formula="of:=COS(RADIANS([.$A46])) * TAN(RADIANS([.CK$3]))" office:value-type="float" office:value="14.1800479937121" calcext:value-type="float">
            <text:p>14,18</text:p>
          </table:table-cell>
          <table:table-cell table:style-name="ce4" table:formula="of:=COS(RADIANS([.$A46])) * TAN(RADIANS([.CL$3]))" office:value-type="float" office:value="21.2808834482587" calcext:value-type="float">
            <text:p>21,28</text:p>
          </table:table-cell>
          <table:table-cell table:style-name="ce4" table:formula="of:=COS(RADIANS([.$A46])) * TAN(RADIANS([.CM$3]))" office:value-type="float" office:value="42.5747385376971" calcext:value-type="float">
            <text:p>42,57</text:p>
          </table:table-cell>
          <table:table-cell table:number-columns-repeated="93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style-name="ce4" table:formula="of:=COS(RADIANS([.$A47])) * TAN(RADIANS([.B$3]))" office:value-type="float" office:value="0" calcext:value-type="float">
            <text:p>0,00</text:p>
          </table:table-cell>
          <table:table-cell table:style-name="ce4" table:formula="of:=COS(RADIANS([.$A47])) * TAN(RADIANS([.C$3]))" office:value-type="float" office:value="0.0127658263472549" calcext:value-type="float">
            <text:p>0,01</text:p>
          </table:table-cell>
          <table:table-cell table:style-name="ce4" table:formula="of:=COS(RADIANS([.$A47])) * TAN(RADIANS([.D$3]))" office:value-type="float" office:value="0.0255394340311795" calcext:value-type="float">
            <text:p>0,03</text:p>
          </table:table-cell>
          <table:table-cell table:style-name="ce4" table:formula="of:=COS(RADIANS([.$A47])) * TAN(RADIANS([.E$3]))" office:value-type="float" office:value="0.0383286233722927" calcext:value-type="float">
            <text:p>0,04</text:p>
          </table:table-cell>
          <table:table-cell table:style-name="ce4" table:formula="of:=COS(RADIANS([.$A47])) * TAN(RADIANS([.F$3]))" office:value-type="float" office:value="0.051141232757314" calcext:value-type="float">
            <text:p>0,05</text:p>
          </table:table-cell>
          <table:table-cell table:style-name="ce4" table:formula="of:=COS(RADIANS([.$A47])) * TAN(RADIANS([.G$3]))" office:value-type="float" office:value="0.0639851579193986" calcext:value-type="float">
            <text:p>0,06</text:p>
          </table:table-cell>
          <table:table-cell table:style-name="ce4" table:formula="of:=COS(RADIANS([.$A47])) * TAN(RADIANS([.H$3]))" office:value-type="float" office:value="0.0768683715174046" calcext:value-type="float">
            <text:p>0,08</text:p>
          </table:table-cell>
          <table:table-cell table:style-name="ce4" table:formula="of:=COS(RADIANS([.$A47])) * TAN(RADIANS([.I$3]))" office:value-type="float" office:value="0.0897989431180237" calcext:value-type="float">
            <text:p>0,09</text:p>
          </table:table-cell>
          <table:table-cell table:style-name="ce4" table:formula="of:=COS(RADIANS([.$A47])) * TAN(RADIANS([.J$3]))" office:value-type="float" office:value="0.102785059688242" calcext:value-type="float">
            <text:p>0,10</text:p>
          </table:table-cell>
          <table:table-cell table:style-name="ce4" table:formula="of:=COS(RADIANS([.$A47])) * TAN(RADIANS([.K$3]))" office:value-type="float" office:value="0.11583504671023" calcext:value-type="float">
            <text:p>0,12</text:p>
          </table:table-cell>
          <table:table-cell table:style-name="ce4" table:formula="of:=COS(RADIANS([.$A47])) * TAN(RADIANS([.L$3]))" office:value-type="float" office:value="0.128957390036468" calcext:value-type="float">
            <text:p>0,13</text:p>
          </table:table-cell>
          <table:table-cell table:style-name="ce4" table:formula="of:=COS(RADIANS([.$A47])) * TAN(RADIANS([.M$3]))" office:value-type="float" office:value="0.142160758609749" calcext:value-type="float">
            <text:p>0,14</text:p>
          </table:table-cell>
          <table:table-cell table:style-name="ce4" table:formula="of:=COS(RADIANS([.$A47])) * TAN(RADIANS([.N$3]))" office:value-type="float" office:value="0.155454028180814" calcext:value-type="float">
            <text:p>0,16</text:p>
          </table:table-cell>
          <table:table-cell table:style-name="ce4" table:formula="of:=COS(RADIANS([.$A47])) * TAN(RADIANS([.O$3]))" office:value-type="float" office:value="0.168846306165803" calcext:value-type="float">
            <text:p>0,17</text:p>
          </table:table-cell>
          <table:table-cell table:style-name="ce4" table:formula="of:=COS(RADIANS([.$A47])) * TAN(RADIANS([.P$3]))" office:value-type="float" office:value="0.182346957796675" calcext:value-type="float">
            <text:p>0,18</text:p>
          </table:table-cell>
          <table:table-cell table:style-name="ce4" table:formula="of:=COS(RADIANS([.$A47])) * TAN(RADIANS([.Q$3]))" office:value-type="float" office:value="0.195965633730369" calcext:value-type="float">
            <text:p>0,20</text:p>
          </table:table-cell>
          <table:table-cell table:style-name="ce4" table:formula="of:=COS(RADIANS([.$A47])) * TAN(RADIANS([.R$3]))" office:value-type="float" office:value="0.209712299296921" calcext:value-type="float">
            <text:p>0,21</text:p>
          </table:table-cell>
          <table:table-cell table:style-name="ce4" table:formula="of:=COS(RADIANS([.$A47])) * TAN(RADIANS([.S$3]))" office:value-type="float" office:value="0.223597265583343" calcext:value-type="float">
            <text:p>0,22</text:p>
          </table:table-cell>
          <table:table-cell table:style-name="ce4" table:formula="of:=COS(RADIANS([.$A47])) * TAN(RADIANS([.T$3]))" office:value-type="float" office:value="0.237631222568912" calcext:value-type="float">
            <text:p>0,24</text:p>
          </table:table-cell>
          <table:table-cell table:style-name="ce4" table:formula="of:=COS(RADIANS([.$A47])) * TAN(RADIANS([.U$3]))" office:value-type="float" office:value="0.251825274549091" calcext:value-type="float">
            <text:p>0,25</text:p>
          </table:table-cell>
          <table:table-cell table:style-name="ce4" table:formula="of:=COS(RADIANS([.$A47])) * TAN(RADIANS([.V$3]))" office:value-type="float" office:value="0.266190978109784" calcext:value-type="float">
            <text:p>0,27</text:p>
          </table:table-cell>
          <table:table-cell table:style-name="ce4" table:formula="of:=COS(RADIANS([.$A47])) * TAN(RADIANS([.W$3]))" office:value-type="float" office:value="0.280740382941622" calcext:value-type="float">
            <text:p>0,28</text:p>
          </table:table-cell>
          <table:table-cell table:style-name="ce4" table:formula="of:=COS(RADIANS([.$A47])) * TAN(RADIANS([.X$3]))" office:value-type="float" office:value="0.295486075815765" calcext:value-type="float">
            <text:p>0,30</text:p>
          </table:table-cell>
          <table:table-cell table:style-name="ce4" table:formula="of:=COS(RADIANS([.$A47])) * TAN(RADIANS([.Y$3]))" office:value-type="float" office:value="0.310441228079011" calcext:value-type="float">
            <text:p>0,31</text:p>
          </table:table-cell>
          <table:table-cell table:style-name="ce4" table:formula="of:=COS(RADIANS([.$A47])) * TAN(RADIANS([.Z$3]))" office:value-type="float" office:value="0.325619647067435" calcext:value-type="float">
            <text:p>0,33</text:p>
          </table:table-cell>
          <table:table-cell table:style-name="ce4" table:formula="of:=COS(RADIANS([.$A47])) * TAN(RADIANS([.AA$3]))" office:value-type="float" office:value="0.341035831885025" calcext:value-type="float">
            <text:p>0,34</text:p>
          </table:table-cell>
          <table:table-cell table:style-name="ce4" table:formula="of:=COS(RADIANS([.$A47])) * TAN(RADIANS([.AB$3]))" office:value-type="float" office:value="0.356705034047943" calcext:value-type="float">
            <text:p>0,36</text:p>
          </table:table-cell>
          <table:table-cell table:style-name="ce4" table:formula="of:=COS(RADIANS([.$A47])) * TAN(RADIANS([.AC$3]))" office:value-type="float" office:value="0.372643323556922" calcext:value-type="float">
            <text:p>0,37</text:p>
          </table:table-cell>
          <table:table-cell table:style-name="ce4" table:formula="of:=COS(RADIANS([.$A47])) * TAN(RADIANS([.AD$3]))" office:value-type="float" office:value="0.388867661031448" calcext:value-type="float">
            <text:p>0,39</text:p>
          </table:table-cell>
          <table:table-cell table:style-name="ce4" table:formula="of:=COS(RADIANS([.$A47])) * TAN(RADIANS([.AE$3]))" office:value-type="float" office:value="0.405395976620994" calcext:value-type="float">
            <text:p>0,41</text:p>
          </table:table-cell>
          <table:table-cell table:style-name="ce4" table:formula="of:=COS(RADIANS([.$A47])) * TAN(RADIANS([.AF$3]))" office:value-type="float" office:value="0.422247256502657" calcext:value-type="float">
            <text:p>0,42</text:p>
          </table:table-cell>
          <table:table-cell table:style-name="ce4" table:formula="of:=COS(RADIANS([.$A47])) * TAN(RADIANS([.AG$3]))" office:value-type="float" office:value="0.439441637882992" calcext:value-type="float">
            <text:p>0,44</text:p>
          </table:table-cell>
          <table:table-cell table:style-name="ce4" table:formula="of:=COS(RADIANS([.$A47])) * TAN(RADIANS([.AH$3]))" office:value-type="float" office:value="0.457000513547259" calcext:value-type="float">
            <text:p>0,46</text:p>
          </table:table-cell>
          <table:table-cell table:style-name="ce4" table:formula="of:=COS(RADIANS([.$A47])) * TAN(RADIANS([.AI$3]))" office:value-type="float" office:value="0.474946647144596" calcext:value-type="float">
            <text:p>0,47</text:p>
          </table:table-cell>
          <table:table-cell table:style-name="ce4" table:formula="of:=COS(RADIANS([.$A47])) * TAN(RADIANS([.AJ$3]))" office:value-type="float" office:value="0.493304300566365" calcext:value-type="float">
            <text:p>0,49</text:p>
          </table:table-cell>
          <table:table-cell table:style-name="ce4" table:formula="of:=COS(RADIANS([.$A47])) * TAN(RADIANS([.AK$3]))" office:value-type="float" office:value="0.512099374971318" calcext:value-type="float">
            <text:p>0,51</text:p>
          </table:table-cell>
          <table:table-cell table:style-name="ce4" table:formula="of:=COS(RADIANS([.$A47])) * TAN(RADIANS([.AL$3]))" office:value-type="float" office:value="0.53135956724047" calcext:value-type="float">
            <text:p>0,53</text:p>
          </table:table-cell>
          <table:table-cell table:style-name="ce4" table:formula="of:=COS(RADIANS([.$A47])) * TAN(RADIANS([.AM$3]))" office:value-type="float" office:value="0.551114543912796" calcext:value-type="float">
            <text:p>0,55</text:p>
          </table:table-cell>
          <table:table-cell table:style-name="ce4" table:formula="of:=COS(RADIANS([.$A47])) * TAN(RADIANS([.AN$3]))" office:value-type="float" office:value="0.57139613496754" calcext:value-type="float">
            <text:p>0,57</text:p>
          </table:table-cell>
          <table:table-cell table:style-name="ce4" table:formula="of:=COS(RADIANS([.$A47])) * TAN(RADIANS([.AO$3]))" office:value-type="float" office:value="0.59223855018927" calcext:value-type="float">
            <text:p>0,59</text:p>
          </table:table-cell>
          <table:table-cell table:style-name="ce4" table:formula="of:=COS(RADIANS([.$A47])) * TAN(RADIANS([.AP$3]))" office:value-type="float" office:value="0.613678621288784" calcext:value-type="float">
            <text:p>0,61</text:p>
          </table:table-cell>
          <table:table-cell table:style-name="ce4" table:formula="of:=COS(RADIANS([.$A47])) * TAN(RADIANS([.AQ$3]))" office:value-type="float" office:value="0.635756073470351" calcext:value-type="float">
            <text:p>0,64</text:p>
          </table:table-cell>
          <table:table-cell table:style-name="ce4" table:formula="of:=COS(RADIANS([.$A47])) * TAN(RADIANS([.AR$3]))" office:value-type="float" office:value="0.658513830750097" calcext:value-type="float">
            <text:p>0,66</text:p>
          </table:table-cell>
          <table:table-cell table:style-name="ce4" table:formula="of:=COS(RADIANS([.$A47])) * TAN(RADIANS([.AS$3]))" office:value-type="float" office:value="0.681998360062498" calcext:value-type="float">
            <text:p>0,68</text:p>
          </table:table-cell>
          <table:table-cell table:style-name="ce4" table:formula="of:=COS(RADIANS([.$A47])) * TAN(RADIANS([.AT$3]))" office:value-type="float" office:value="0.706260060067235" calcext:value-type="float">
            <text:p>0,71</text:p>
          </table:table-cell>
          <table:table-cell table:style-name="ce4" table:formula="of:=COS(RADIANS([.$A47])) * TAN(RADIANS([.AU$3]))" office:value-type="float" office:value="0.73135370161917" calcext:value-type="float">
            <text:p>0,73</text:p>
          </table:table-cell>
          <table:table-cell table:style-name="ce4" table:formula="of:=COS(RADIANS([.$A47])) * TAN(RADIANS([.AV$3]))" office:value-type="float" office:value="0.757338928129594" calcext:value-type="float">
            <text:p>0,76</text:p>
          </table:table-cell>
          <table:table-cell table:style-name="ce4" table:formula="of:=COS(RADIANS([.$A47])) * TAN(RADIANS([.AW$3]))" office:value-type="float" office:value="0.784280825577126" calcext:value-type="float">
            <text:p>0,78</text:p>
          </table:table-cell>
          <table:table-cell table:style-name="ce4" table:formula="of:=COS(RADIANS([.$A47])) * TAN(RADIANS([.AX$3]))" office:value-type="float" office:value="0.812250573784906" calcext:value-type="float">
            <text:p>0,81</text:p>
          </table:table-cell>
          <table:table-cell table:style-name="ce4" table:formula="of:=COS(RADIANS([.$A47])) * TAN(RADIANS([.AY$3]))" office:value-type="float" office:value="0.841326192846834" calcext:value-type="float">
            <text:p>0,84</text:p>
          </table:table-cell>
          <table:table-cell table:style-name="ce4" table:formula="of:=COS(RADIANS([.$A47])) * TAN(RADIANS([.AZ$3]))" office:value-type="float" office:value="0.87159340136172" calcext:value-type="float">
            <text:p>0,87</text:p>
          </table:table-cell>
          <table:table-cell table:style-name="ce4" table:formula="of:=COS(RADIANS([.$A47])) * TAN(RADIANS([.BA$3]))" office:value-type="float" office:value="0.903146606550898" calcext:value-type="float">
            <text:p>0,90</text:p>
          </table:table-cell>
          <table:table-cell table:style-name="ce4" table:formula="of:=COS(RADIANS([.$A47])) * TAN(RADIANS([.BB$3]))" office:value-type="float" office:value="0.936090050560891" calcext:value-type="float">
            <text:p>0,94</text:p>
          </table:table-cell>
          <table:table-cell table:style-name="ce4" table:formula="of:=COS(RADIANS([.$A47])) * TAN(RADIANS([.BC$3]))" office:value-type="float" office:value="0.970539142506638" calcext:value-type="float">
            <text:p>0,97</text:p>
          </table:table-cell>
          <table:table-cell table:style-name="ce4" table:formula="of:=COS(RADIANS([.$A47])) * TAN(RADIANS([.BD$3]))" office:value-type="float" office:value="1.0066220123783" calcext:value-type="float">
            <text:p>1,01</text:p>
          </table:table-cell>
          <table:table-cell table:style-name="ce4" table:formula="of:=COS(RADIANS([.$A47])) * TAN(RADIANS([.BE$3]))" office:value-type="float" office:value="1.04448133119089" calcext:value-type="float">
            <text:p>1,04</text:p>
          </table:table-cell>
          <table:table-cell table:style-name="ce4" table:formula="of:=COS(RADIANS([.$A47])) * TAN(RADIANS([.BF$3]))" office:value-type="float" office:value="1.0842764521979" calcext:value-type="float">
            <text:p>1,08</text:p>
          </table:table-cell>
          <table:table-cell table:style-name="ce4" table:formula="of:=COS(RADIANS([.$A47])) * TAN(RADIANS([.BG$3]))" office:value-type="float" office:value="1.12618594127946" calcext:value-type="float">
            <text:p>1,13</text:p>
          </table:table-cell>
          <table:table-cell table:style-name="ce4" table:formula="of:=COS(RADIANS([.$A47])) * TAN(RADIANS([.BH$3]))" office:value-type="float" office:value="1.17041058164314" calcext:value-type="float">
            <text:p>1,17</text:p>
          </table:table-cell>
          <table:table-cell table:style-name="ce4" table:formula="of:=COS(RADIANS([.$A47])) * TAN(RADIANS([.BI$3]))" office:value-type="float" office:value="1.21717695994589" calcext:value-type="float">
            <text:p>1,22</text:p>
          </table:table-cell>
          <table:table-cell table:style-name="ce4" table:formula="of:=COS(RADIANS([.$A47])) * TAN(RADIANS([.BJ$3]))" office:value-type="float" office:value="1.26674176950797" calcext:value-type="float">
            <text:p>1,27</text:p>
          </table:table-cell>
          <table:table-cell table:style-name="ce4" table:formula="of:=COS(RADIANS([.$A47])) * TAN(RADIANS([.BK$3]))" office:value-type="float" office:value="1.31939700371551" calcext:value-type="float">
            <text:p>1,32</text:p>
          </table:table-cell>
          <table:table-cell table:style-name="ce4" table:formula="of:=COS(RADIANS([.$A47])) * TAN(RADIANS([.BL$3]))" office:value-type="float" office:value="1.37547626216418" calcext:value-type="float">
            <text:p>1,38</text:p>
          </table:table-cell>
          <table:table-cell table:style-name="ce4" table:formula="of:=COS(RADIANS([.$A47])) * TAN(RADIANS([.BM$3]))" office:value-type="float" office:value="1.43536245803786" calcext:value-type="float">
            <text:p>1,44</text:p>
          </table:table-cell>
          <table:table-cell table:style-name="ce4" table:formula="of:=COS(RADIANS([.$A47])) * TAN(RADIANS([.BN$3]))" office:value-type="float" office:value="1.49949730398302" calcext:value-type="float">
            <text:p>1,50</text:p>
          </table:table-cell>
          <table:table-cell table:style-name="ce4" table:formula="of:=COS(RADIANS([.$A47])) * TAN(RADIANS([.BO$3]))" office:value-type="float" office:value="1.56839307446259" calcext:value-type="float">
            <text:p>1,57</text:p>
          </table:table-cell>
          <table:table-cell table:style-name="ce4" table:formula="of:=COS(RADIANS([.$A47])) * TAN(RADIANS([.BP$3]))" office:value-type="float" office:value="1.64264730856763" calcext:value-type="float">
            <text:p>1,64</text:p>
          </table:table-cell>
          <table:table-cell table:style-name="ce4" table:formula="of:=COS(RADIANS([.$A47])) * TAN(RADIANS([.BQ$3]))" office:value-type="float" office:value="1.72296134821348" calcext:value-type="float">
            <text:p>1,72</text:p>
          </table:table-cell>
          <table:table-cell table:style-name="ce4" table:formula="of:=COS(RADIANS([.$A47])) * TAN(RADIANS([.BR$3]))" office:value-type="float" office:value="1.81016393207495" calcext:value-type="float">
            <text:p>1,81</text:p>
          </table:table-cell>
          <table:table-cell table:style-name="ce4" table:formula="of:=COS(RADIANS([.$A47])) * TAN(RADIANS([.BS$3]))" office:value-type="float" office:value="1.90524153051144" calcext:value-type="float">
            <text:p>1,91</text:p>
          </table:table-cell>
          <table:table-cell table:style-name="ce4" table:formula="of:=COS(RADIANS([.$A47])) * TAN(RADIANS([.BT$3]))" office:value-type="float" office:value="2.00937778083322" calcext:value-type="float">
            <text:p>2,01</text:p>
          </table:table-cell>
          <table:table-cell table:style-name="ce4" table:formula="of:=COS(RADIANS([.$A47])) * TAN(RADIANS([.BU$3]))" office:value-type="float" office:value="2.12400537567087" calcext:value-type="float">
            <text:p>2,12</text:p>
          </table:table-cell>
          <table:table-cell table:style-name="ce4" table:formula="of:=COS(RADIANS([.$A47])) * TAN(RADIANS([.BV$3]))" office:value-type="float" office:value="2.2508752473255" calcext:value-type="float">
            <text:p>2,25</text:p>
          </table:table-cell>
          <table:table-cell table:style-name="ce4" table:formula="of:=COS(RADIANS([.$A47])) * TAN(RADIANS([.BW$3]))" office:value-type="float" office:value="2.39215016997913" calcext:value-type="float">
            <text:p>2,39</text:p>
          </table:table-cell>
          <table:table-cell table:style-name="ce4" table:formula="of:=COS(RADIANS([.$A47])) * TAN(RADIANS([.BX$3]))" office:value-type="float" office:value="2.55053346258321" calcext:value-type="float">
            <text:p>2,55</text:p>
          </table:table-cell>
          <table:table-cell table:style-name="ce4" table:formula="of:=COS(RADIANS([.$A47])) * TAN(RADIANS([.BY$3]))" office:value-type="float" office:value="2.72944917274631" calcext:value-type="float">
            <text:p>2,73</text:p>
          </table:table-cell>
          <table:table-cell table:style-name="ce4" table:formula="of:=COS(RADIANS([.$A47])) * TAN(RADIANS([.BZ$3]))" office:value-type="float" office:value="2.93329948212503" calcext:value-type="float">
            <text:p>2,93</text:p>
          </table:table-cell>
          <table:table-cell table:style-name="ce4" table:formula="of:=COS(RADIANS([.$A47])) * TAN(RADIANS([.CA$3]))" office:value-type="float" office:value="3.16784091413185" calcext:value-type="float">
            <text:p>3,17</text:p>
          </table:table-cell>
          <table:table-cell table:style-name="ce4" table:formula="of:=COS(RADIANS([.$A47])) * TAN(RADIANS([.CB$3]))" office:value-type="float" office:value="3.44074864531607" calcext:value-type="float">
            <text:p>3,44</text:p>
          </table:table-cell>
          <table:table-cell table:style-name="ce4" table:formula="of:=COS(RADIANS([.$A47])) * TAN(RADIANS([.CC$3]))" office:value-type="float" office:value="3.76248862275965" calcext:value-type="float">
            <text:p>3,76</text:p>
          </table:table-cell>
          <table:table-cell table:style-name="ce4" table:formula="of:=COS(RADIANS([.$A47])) * TAN(RADIANS([.CD$3]))" office:value-type="float" office:value="4.14771295170292" calcext:value-type="float">
            <text:p>4,15</text:p>
          </table:table-cell>
          <table:table-cell table:style-name="ce4" table:formula="of:=COS(RADIANS([.$A47])) * TAN(RADIANS([.CE$3]))" office:value-type="float" office:value="4.61758554136124" calcext:value-type="float">
            <text:p>4,62</text:p>
          </table:table-cell>
          <table:table-cell table:style-name="ce4" table:formula="of:=COS(RADIANS([.$A47])) * TAN(RADIANS([.CF$3]))" office:value-type="float" office:value="5.20385198485466" calcext:value-type="float">
            <text:p>5,20</text:p>
          </table:table-cell>
          <table:table-cell table:style-name="ce4" table:formula="of:=COS(RADIANS([.$A47])) * TAN(RADIANS([.CG$3]))" office:value-type="float" office:value="5.95639790736809" calcext:value-type="float">
            <text:p>5,96</text:p>
          </table:table-cell>
          <table:table-cell table:style-name="ce4" table:formula="of:=COS(RADIANS([.$A47])) * TAN(RADIANS([.CH$3]))" office:value-type="float" office:value="6.95836566214955" calcext:value-type="float">
            <text:p>6,96</text:p>
          </table:table-cell>
          <table:table-cell table:style-name="ce4" table:formula="of:=COS(RADIANS([.$A47])) * TAN(RADIANS([.CI$3]))" office:value-type="float" office:value="8.35941106132522" calcext:value-type="float">
            <text:p>8,36</text:p>
          </table:table-cell>
          <table:table-cell table:style-name="ce4" table:formula="of:=COS(RADIANS([.$A47])) * TAN(RADIANS([.CJ$3]))" office:value-type="float" office:value="10.4588452024666" calcext:value-type="float">
            <text:p>10,46</text:p>
          </table:table-cell>
          <table:table-cell table:style-name="ce4" table:formula="of:=COS(RADIANS([.$A47])) * TAN(RADIANS([.CK$3]))" office:value-type="float" office:value="13.9550599476713" calcext:value-type="float">
            <text:p>13,96</text:p>
          </table:table-cell>
          <table:table-cell table:style-name="ce4" table:formula="of:=COS(RADIANS([.$A47])) * TAN(RADIANS([.CL$3]))" office:value-type="float" office:value="20.9432298389644" calcext:value-type="float">
            <text:p>20,94</text:p>
          </table:table-cell>
          <table:table-cell table:style-name="ce4" table:formula="of:=COS(RADIANS([.$A47])) * TAN(RADIANS([.CM$3]))" office:value-type="float" office:value="41.8992255042759" calcext:value-type="float">
            <text:p>41,90</text:p>
          </table:table-cell>
          <table:table-cell table:number-columns-repeated="933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style-name="ce4" table:formula="of:=COS(RADIANS([.$A48])) * TAN(RADIANS([.B$3]))" office:value-type="float" office:value="0" calcext:value-type="float">
            <text:p>0,00</text:p>
          </table:table-cell>
          <table:table-cell table:style-name="ce4" table:formula="of:=COS(RADIANS([.$A48])) * TAN(RADIANS([.C$3]))" office:value-type="float" office:value="0.0125561229203622" calcext:value-type="float">
            <text:p>0,01</text:p>
          </table:table-cell>
          <table:table-cell table:style-name="ce4" table:formula="of:=COS(RADIANS([.$A48])) * TAN(RADIANS([.D$3]))" office:value-type="float" office:value="0.0251198993538659" calcext:value-type="float">
            <text:p>0,03</text:p>
          </table:table-cell>
          <table:table-cell table:style-name="ce4" table:formula="of:=COS(RADIANS([.$A48])) * TAN(RADIANS([.E$3]))" office:value-type="float" office:value="0.037699001485655" calcext:value-type="float">
            <text:p>0,04</text:p>
          </table:table-cell>
          <table:table-cell table:style-name="ce4" table:formula="of:=COS(RADIANS([.$A48])) * TAN(RADIANS([.F$3]))" office:value-type="float" office:value="0.0503011389417632" calcext:value-type="float">
            <text:p>0,05</text:p>
          </table:table-cell>
          <table:table-cell table:style-name="ce4" table:formula="of:=COS(RADIANS([.$A48])) * TAN(RADIANS([.G$3]))" office:value-type="float" office:value="0.0629340777526336" calcext:value-type="float">
            <text:p>0,06</text:p>
          </table:table-cell>
          <table:table-cell table:style-name="ce4" table:formula="of:=COS(RADIANS([.$A48])) * TAN(RADIANS([.H$3]))" office:value-type="float" office:value="0.0756056596107583" calcext:value-type="float">
            <text:p>0,08</text:p>
          </table:table-cell>
          <table:table-cell table:style-name="ce4" table:formula="of:=COS(RADIANS([.$A48])) * TAN(RADIANS([.I$3]))" office:value-type="float" office:value="0.0883238215245643" calcext:value-type="float">
            <text:p>0,09</text:p>
          </table:table-cell>
          <table:table-cell table:style-name="ce4" table:formula="of:=COS(RADIANS([.$A48])) * TAN(RADIANS([.J$3]))" office:value-type="float" office:value="0.101096615974246" calcext:value-type="float">
            <text:p>0,10</text:p>
          </table:table-cell>
          <table:table-cell table:style-name="ce4" table:formula="of:=COS(RADIANS([.$A48])) * TAN(RADIANS([.K$3]))" office:value-type="float" office:value="0.113932231679801" calcext:value-type="float">
            <text:p>0,11</text:p>
          </table:table-cell>
          <table:table-cell table:style-name="ce4" table:formula="of:=COS(RADIANS([.$A48])) * TAN(RADIANS([.L$3]))" office:value-type="float" office:value="0.126839015097144" calcext:value-type="float">
            <text:p>0,13</text:p>
          </table:table-cell>
          <table:table-cell table:style-name="ce4" table:formula="of:=COS(RADIANS([.$A48])) * TAN(RADIANS([.M$3]))" office:value-type="float" office:value="0.139825492764892" calcext:value-type="float">
            <text:p>0,14</text:p>
          </table:table-cell>
          <table:table-cell table:style-name="ce4" table:formula="of:=COS(RADIANS([.$A48])) * TAN(RADIANS([.N$3]))" office:value-type="float" office:value="0.152900394632384" calcext:value-type="float">
            <text:p>0,15</text:p>
          </table:table-cell>
          <table:table-cell table:style-name="ce4" table:formula="of:=COS(RADIANS([.$A48])) * TAN(RADIANS([.O$3]))" office:value-type="float" office:value="0.166072678508808" calcext:value-type="float">
            <text:p>0,17</text:p>
          </table:table-cell>
          <table:table-cell table:style-name="ce4" table:formula="of:=COS(RADIANS([.$A48])) * TAN(RADIANS([.P$3]))" office:value-type="float" office:value="0.179351555784048" calcext:value-type="float">
            <text:p>0,18</text:p>
          </table:table-cell>
          <table:table-cell table:style-name="ce4" table:formula="of:=COS(RADIANS([.$A48])) * TAN(RADIANS([.Q$3]))" office:value-type="float" office:value="0.192746518584307" calcext:value-type="float">
            <text:p>0,19</text:p>
          </table:table-cell>
          <table:table-cell table:style-name="ce4" table:formula="of:=COS(RADIANS([.$A48])) * TAN(RADIANS([.R$3]))" office:value-type="float" office:value="0.20626736853977" calcext:value-type="float">
            <text:p>0,21</text:p>
          </table:table-cell>
          <table:table-cell table:style-name="ce4" table:formula="of:=COS(RADIANS([.$A48])) * TAN(RADIANS([.S$3]))" office:value-type="float" office:value="0.219924247357872" calcext:value-type="float">
            <text:p>0,22</text:p>
          </table:table-cell>
          <table:table-cell table:style-name="ce4" table:formula="of:=COS(RADIANS([.$A48])) * TAN(RADIANS([.T$3]))" office:value-type="float" office:value="0.233727669414274" calcext:value-type="float">
            <text:p>0,23</text:p>
          </table:table-cell>
          <table:table-cell table:style-name="ce4" table:formula="of:=COS(RADIANS([.$A48])) * TAN(RADIANS([.U$3]))" office:value-type="float" office:value="0.247688556594872" calcext:value-type="float">
            <text:p>0,25</text:p>
          </table:table-cell>
          <table:table-cell table:style-name="ce4" table:formula="of:=COS(RADIANS([.$A48])) * TAN(RADIANS([.V$3]))" office:value-type="float" office:value="0.261818275646262" calcext:value-type="float">
            <text:p>0,26</text:p>
          </table:table-cell>
          <table:table-cell table:style-name="ce4" table:formula="of:=COS(RADIANS([.$A48])) * TAN(RADIANS([.W$3]))" office:value-type="float" office:value="0.276128678319565" calcext:value-type="float">
            <text:p>0,28</text:p>
          </table:table-cell>
          <table:table-cell table:style-name="ce4" table:formula="of:=COS(RADIANS([.$A48])) * TAN(RADIANS([.X$3]))" office:value-type="float" office:value="0.29063214462384" calcext:value-type="float">
            <text:p>0,29</text:p>
          </table:table-cell>
          <table:table-cell table:style-name="ce4" table:formula="of:=COS(RADIANS([.$A48])) * TAN(RADIANS([.Y$3]))" office:value-type="float" office:value="0.305341629541003" calcext:value-type="float">
            <text:p>0,31</text:p>
          </table:table-cell>
          <table:table-cell table:style-name="ce4" table:formula="of:=COS(RADIANS([.$A48])) * TAN(RADIANS([.Z$3]))" office:value-type="float" office:value="0.320270713594882" calcext:value-type="float">
            <text:p>0,32</text:p>
          </table:table-cell>
          <table:table-cell table:style-name="ce4" table:formula="of:=COS(RADIANS([.$A48])) * TAN(RADIANS([.AA$3]))" office:value-type="float" office:value="0.335433657713601" calcext:value-type="float">
            <text:p>0,34</text:p>
          </table:table-cell>
          <table:table-cell table:style-name="ce4" table:formula="of:=COS(RADIANS([.$A48])) * TAN(RADIANS([.AB$3]))" office:value-type="float" office:value="0.35084546287762" calcext:value-type="float">
            <text:p>0,35</text:p>
          </table:table-cell>
          <table:table-cell table:style-name="ce4" table:formula="of:=COS(RADIANS([.$A48])) * TAN(RADIANS([.AC$3]))" office:value-type="float" office:value="0.366521935106784" calcext:value-type="float">
            <text:p>0,37</text:p>
          </table:table-cell>
          <table:table-cell table:style-name="ce4" table:formula="of:=COS(RADIANS([.$A48])) * TAN(RADIANS([.AD$3]))" office:value-type="float" office:value="0.382479756409546" calcext:value-type="float">
            <text:p>0,38</text:p>
          </table:table-cell>
          <table:table-cell table:style-name="ce4" table:formula="of:=COS(RADIANS([.$A48])) * TAN(RADIANS([.AE$3]))" office:value-type="float" office:value="0.398736562397942" calcext:value-type="float">
            <text:p>0,40</text:p>
          </table:table-cell>
          <table:table-cell table:style-name="ce4" table:formula="of:=COS(RADIANS([.$A48])) * TAN(RADIANS([.AF$3]))" office:value-type="float" office:value="0.415311027364332" calcext:value-type="float">
            <text:p>0,42</text:p>
          </table:table-cell>
          <table:table-cell table:style-name="ce4" table:formula="of:=COS(RADIANS([.$A48])) * TAN(RADIANS([.AG$3]))" office:value-type="float" office:value="0.432222957722644" calcext:value-type="float">
            <text:p>0,43</text:p>
          </table:table-cell>
          <table:table-cell table:style-name="ce4" table:formula="of:=COS(RADIANS([.$A48])) * TAN(RADIANS([.AH$3]))" office:value-type="float" office:value="0.449493394840198" calcext:value-type="float">
            <text:p>0,45</text:p>
          </table:table-cell>
          <table:table-cell table:style-name="ce4" table:formula="of:=COS(RADIANS([.$A48])) * TAN(RADIANS([.AI$3]))" office:value-type="float" office:value="0.467144728429101" calcext:value-type="float">
            <text:p>0,47</text:p>
          </table:table-cell>
          <table:table-cell table:style-name="ce4" table:formula="of:=COS(RADIANS([.$A48])) * TAN(RADIANS([.AJ$3]))" office:value-type="float" office:value="0.485200821832151" calcext:value-type="float">
            <text:p>0,49</text:p>
          </table:table-cell>
          <table:table-cell table:style-name="ce4" table:formula="of:=COS(RADIANS([.$A48])) * TAN(RADIANS([.AK$3]))" office:value-type="float" office:value="0.503687150731391" calcext:value-type="float">
            <text:p>0,50</text:p>
          </table:table-cell>
          <table:table-cell table:style-name="ce4" table:formula="of:=COS(RADIANS([.$A48])) * TAN(RADIANS([.AL$3]))" office:value-type="float" office:value="0.522630957032915" calcext:value-type="float">
            <text:p>0,52</text:p>
          </table:table-cell>
          <table:table-cell table:style-name="ce4" table:formula="of:=COS(RADIANS([.$A48])) * TAN(RADIANS([.AM$3]))" office:value-type="float" office:value="0.542061419945326" calcext:value-type="float">
            <text:p>0,54</text:p>
          </table:table-cell>
          <table:table-cell table:style-name="ce4" table:formula="of:=COS(RADIANS([.$A48])) * TAN(RADIANS([.AN$3]))" office:value-type="float" office:value="0.5620098465788" calcext:value-type="float">
            <text:p>0,56</text:p>
          </table:table-cell>
          <table:table-cell table:style-name="ce4" table:formula="of:=COS(RADIANS([.$A48])) * TAN(RADIANS([.AO$3]))" office:value-type="float" office:value="0.582509884755924" calcext:value-type="float">
            <text:p>0,58</text:p>
          </table:table-cell>
          <table:table-cell table:style-name="ce4" table:formula="of:=COS(RADIANS([.$A48])) * TAN(RADIANS([.AP$3]))" office:value-type="float" office:value="0.6035977611553" calcext:value-type="float">
            <text:p>0,60</text:p>
          </table:table-cell>
          <table:table-cell table:style-name="ce4" table:formula="of:=COS(RADIANS([.$A48])) * TAN(RADIANS([.AQ$3]))" office:value-type="float" office:value="0.625312548417762" calcext:value-type="float">
            <text:p>0,63</text:p>
          </table:table-cell>
          <table:table-cell table:style-name="ce4" table:formula="of:=COS(RADIANS([.$A48])) * TAN(RADIANS([.AR$3]))" office:value-type="float" office:value="0.647696465449322" calcext:value-type="float">
            <text:p>0,65</text:p>
          </table:table-cell>
          <table:table-cell table:style-name="ce4" table:formula="of:=COS(RADIANS([.$A48])) * TAN(RADIANS([.AS$3]))" office:value-type="float" office:value="0.670795215875046" calcext:value-type="float">
            <text:p>0,67</text:p>
          </table:table-cell>
          <table:table-cell table:style-name="ce4" table:formula="of:=COS(RADIANS([.$A48])) * TAN(RADIANS([.AT$3]))" office:value-type="float" office:value="0.694658370458997" calcext:value-type="float">
            <text:p>0,69</text:p>
          </table:table-cell>
          <table:table-cell table:style-name="ce4" table:formula="of:=COS(RADIANS([.$A48])) * TAN(RADIANS([.AU$3]))" office:value-type="float" office:value="0.719339800338651" calcext:value-type="float">
            <text:p>0,72</text:p>
          </table:table-cell>
          <table:table-cell table:style-name="ce4" table:formula="of:=COS(RADIANS([.$A48])) * TAN(RADIANS([.AV$3]))" office:value-type="float" office:value="0.744898169166729" calcext:value-type="float">
            <text:p>0,74</text:p>
          </table:table-cell>
          <table:table-cell table:style-name="ce4" table:formula="of:=COS(RADIANS([.$A48])) * TAN(RADIANS([.AW$3]))" office:value-type="float" office:value="0.771397493758572" calcext:value-type="float">
            <text:p>0,77</text:p>
          </table:table-cell>
          <table:table-cell table:style-name="ce4" table:formula="of:=COS(RADIANS([.$A48])) * TAN(RADIANS([.AX$3]))" office:value-type="float" office:value="0.798907784670839" calcext:value-type="float">
            <text:p>0,80</text:p>
          </table:table-cell>
          <table:table-cell table:style-name="ce4" table:formula="of:=COS(RADIANS([.$A48])) * TAN(RADIANS([.AY$3]))" office:value-type="float" office:value="0.827505780366253" calcext:value-type="float">
            <text:p>0,83</text:p>
          </table:table-cell>
          <table:table-cell table:style-name="ce4" table:formula="of:=COS(RADIANS([.$A48])) * TAN(RADIANS([.AZ$3]))" office:value-type="float" office:value="0.857275791349589" calcext:value-type="float">
            <text:p>0,86</text:p>
          </table:table-cell>
          <table:table-cell table:style-name="ce4" table:formula="of:=COS(RADIANS([.$A48])) * TAN(RADIANS([.BA$3]))" office:value-type="float" office:value="0.888310674020691" calcext:value-type="float">
            <text:p>0,89</text:p>
          </table:table-cell>
          <table:table-cell table:style-name="ce4" table:formula="of:=COS(RADIANS([.$A48])) * TAN(RADIANS([.BB$3]))" office:value-type="float" office:value="0.920712958146896" calcext:value-type="float">
            <text:p>0,92</text:p>
          </table:table-cell>
          <table:table-cell table:style-name="ce4" table:formula="of:=COS(RADIANS([.$A48])) * TAN(RADIANS([.BC$3]))" office:value-type="float" office:value="0.954596157024866" calcext:value-type="float">
            <text:p>0,95</text:p>
          </table:table-cell>
          <table:table-cell table:style-name="ce4" table:formula="of:=COS(RADIANS([.$A48])) * TAN(RADIANS([.BD$3]))" office:value-type="float" office:value="0.990086295861463" calcext:value-type="float">
            <text:p>0,99</text:p>
          </table:table-cell>
          <table:table-cell table:style-name="ce4" table:formula="of:=COS(RADIANS([.$A48])) * TAN(RADIANS([.BE$3]))" office:value-type="float" office:value="1.02732370202392" calcext:value-type="float">
            <text:p>1,03</text:p>
          </table:table-cell>
          <table:table-cell table:style-name="ce4" table:formula="of:=COS(RADIANS([.$A48])) * TAN(RADIANS([.BF$3]))" office:value-type="float" office:value="1.06646511107983" calcext:value-type="float">
            <text:p>1,07</text:p>
          </table:table-cell>
          <table:table-cell table:style-name="ce4" table:formula="of:=COS(RADIANS([.$A48])) * TAN(RADIANS([.BG$3]))" office:value-type="float" office:value="1.10768615561887" calcext:value-type="float">
            <text:p>1,11</text:p>
          </table:table-cell>
          <table:table-cell table:style-name="ce4" table:formula="of:=COS(RADIANS([.$A48])) * TAN(RADIANS([.BH$3]))" office:value-type="float" office:value="1.15118432059544" calcext:value-type="float">
            <text:p>1,15</text:p>
          </table:table-cell>
          <table:table-cell table:style-name="ce4" table:formula="of:=COS(RADIANS([.$A48])) * TAN(RADIANS([.BI$3]))" office:value-type="float" office:value="1.19718247054173" calcext:value-type="float">
            <text:p>1,20</text:p>
          </table:table-cell>
          <table:table-cell table:style-name="ce4" table:formula="of:=COS(RADIANS([.$A48])) * TAN(RADIANS([.BJ$3]))" office:value-type="float" office:value="1.245933082093" calcext:value-type="float">
            <text:p>1,25</text:p>
          </table:table-cell>
          <table:table-cell table:style-name="ce4" table:formula="of:=COS(RADIANS([.$A48])) * TAN(RADIANS([.BK$3]))" office:value-type="float" office:value="1.29772335207834" calcext:value-type="float">
            <text:p>1,30</text:p>
          </table:table-cell>
          <table:table-cell table:style-name="ce4" table:formula="of:=COS(RADIANS([.$A48])) * TAN(RADIANS([.BL$3]))" office:value-type="float" office:value="1.35288140007385" calcext:value-type="float">
            <text:p>1,35</text:p>
          </table:table-cell>
          <table:table-cell table:style-name="ce4" table:formula="of:=COS(RADIANS([.$A48])) * TAN(RADIANS([.BM$3]))" office:value-type="float" office:value="1.41178384917261" calcext:value-type="float">
            <text:p>1,41</text:p>
          </table:table-cell>
          <table:table-cell table:style-name="ce4" table:formula="of:=COS(RADIANS([.$A48])) * TAN(RADIANS([.BN$3]))" office:value-type="float" office:value="1.47486515603522" calcext:value-type="float">
            <text:p>1,47</text:p>
          </table:table-cell>
          <table:table-cell table:style-name="ce4" table:formula="of:=COS(RADIANS([.$A48])) * TAN(RADIANS([.BO$3]))" office:value-type="float" office:value="1.5426291800242" calcext:value-type="float">
            <text:p>1,54</text:p>
          </table:table-cell>
          <table:table-cell table:style-name="ce4" table:formula="of:=COS(RADIANS([.$A48])) * TAN(RADIANS([.BP$3]))" office:value-type="float" office:value="1.61566364449353" calcext:value-type="float">
            <text:p>1,62</text:p>
          </table:table-cell>
          <table:table-cell table:style-name="ce4" table:formula="of:=COS(RADIANS([.$A48])) * TAN(RADIANS([.BQ$3]))" office:value-type="float" office:value="1.694658370459" calcext:value-type="float">
            <text:p>1,69</text:p>
          </table:table-cell>
          <table:table-cell table:style-name="ce4" table:formula="of:=COS(RADIANS([.$A48])) * TAN(RADIANS([.BR$3]))" office:value-type="float" office:value="1.7804284829573" calcext:value-type="float">
            <text:p>1,78</text:p>
          </table:table-cell>
          <table:table-cell table:style-name="ce4" table:formula="of:=COS(RADIANS([.$A48])) * TAN(RADIANS([.BS$3]))" office:value-type="float" office:value="1.87394424766124" calcext:value-type="float">
            <text:p>1,87</text:p>
          </table:table-cell>
          <table:table-cell table:style-name="ce4" table:formula="of:=COS(RADIANS([.$A48])) * TAN(RADIANS([.BT$3]))" office:value-type="float" office:value="1.97636985834544" calcext:value-type="float">
            <text:p>1,98</text:p>
          </table:table-cell>
          <table:table-cell table:style-name="ce4" table:formula="of:=COS(RADIANS([.$A48])) * TAN(RADIANS([.BU$3]))" office:value-type="float" office:value="2.08911447288866" calcext:value-type="float">
            <text:p>2,09</text:p>
          </table:table-cell>
          <table:table-cell table:style-name="ce4" table:formula="of:=COS(RADIANS([.$A48])) * TAN(RADIANS([.BV$3]))" office:value-type="float" office:value="2.2139002611372" calcext:value-type="float">
            <text:p>2,21</text:p>
          </table:table-cell>
          <table:table-cell table:style-name="ce4" table:formula="of:=COS(RADIANS([.$A48])) * TAN(RADIANS([.BW$3]))" office:value-type="float" office:value="2.35285446951754" calcext:value-type="float">
            <text:p>2,35</text:p>
          </table:table-cell>
          <table:table-cell table:style-name="ce4" table:formula="of:=COS(RADIANS([.$A48])) * TAN(RADIANS([.BX$3]))" office:value-type="float" office:value="2.50863600973065" calcext:value-type="float">
            <text:p>2,51</text:p>
          </table:table-cell>
          <table:table-cell table:style-name="ce4" table:formula="of:=COS(RADIANS([.$A48])) * TAN(RADIANS([.BY$3]))" office:value-type="float" office:value="2.6846126827703" calcext:value-type="float">
            <text:p>2,68</text:p>
          </table:table-cell>
          <table:table-cell table:style-name="ce4" table:formula="of:=COS(RADIANS([.$A48])) * TAN(RADIANS([.BZ$3]))" office:value-type="float" office:value="2.88511435593174" calcext:value-type="float">
            <text:p>2,89</text:p>
          </table:table-cell>
          <table:table-cell table:style-name="ce4" table:formula="of:=COS(RADIANS([.$A48])) * TAN(RADIANS([.CA$3]))" office:value-type="float" office:value="3.11580299057925" calcext:value-type="float">
            <text:p>3,12</text:p>
          </table:table-cell>
          <table:table-cell table:style-name="ce4" table:formula="of:=COS(RADIANS([.$A48])) * TAN(RADIANS([.CB$3]))" office:value-type="float" office:value="3.38422768361944" calcext:value-type="float">
            <text:p>3,38</text:p>
          </table:table-cell>
          <table:table-cell table:style-name="ce4" table:formula="of:=COS(RADIANS([.$A48])) * TAN(RADIANS([.CC$3]))" office:value-type="float" office:value="3.70068245867949" calcext:value-type="float">
            <text:p>3,70</text:p>
          </table:table-cell>
          <table:table-cell table:style-name="ce4" table:formula="of:=COS(RADIANS([.$A48])) * TAN(RADIANS([.CD$3]))" office:value-type="float" office:value="4.07957873178802" calcext:value-type="float">
            <text:p>4,08</text:p>
          </table:table-cell>
          <table:table-cell table:style-name="ce4" table:formula="of:=COS(RADIANS([.$A48])) * TAN(RADIANS([.CE$3]))" office:value-type="float" office:value="4.5417327539542" calcext:value-type="float">
            <text:p>4,54</text:p>
          </table:table-cell>
          <table:table-cell table:style-name="ce4" table:formula="of:=COS(RADIANS([.$A48])) * TAN(RADIANS([.CF$3]))" office:value-type="float" office:value="5.11836863543554" calcext:value-type="float">
            <text:p>5,12</text:p>
          </table:table-cell>
          <table:table-cell table:style-name="ce4" table:formula="of:=COS(RADIANS([.$A48])) * TAN(RADIANS([.CG$3]))" office:value-type="float" office:value="5.85855253338805" calcext:value-type="float">
            <text:p>5,86</text:p>
          </table:table-cell>
          <table:table-cell table:style-name="ce4" table:formula="of:=COS(RADIANS([.$A48])) * TAN(RADIANS([.CH$3]))" office:value-type="float" office:value="6.84406102684964" calcext:value-type="float">
            <text:p>6,84</text:p>
          </table:table-cell>
          <table:table-cell table:style-name="ce4" table:formula="of:=COS(RADIANS([.$A48])) * TAN(RADIANS([.CI$3]))" office:value-type="float" office:value="8.22209154132867" calcext:value-type="float">
            <text:p>8,22</text:p>
          </table:table-cell>
          <table:table-cell table:style-name="ce4" table:formula="of:=COS(RADIANS([.$A48])) * TAN(RADIANS([.CJ$3]))" office:value-type="float" office:value="10.2870384098129" calcext:value-type="float">
            <text:p>10,29</text:p>
          </table:table-cell>
          <table:table-cell table:style-name="ce4" table:formula="of:=COS(RADIANS([.$A48])) * TAN(RADIANS([.CK$3]))" office:value-type="float" office:value="13.7258210551849" calcext:value-type="float">
            <text:p>13,73</text:p>
          </table:table-cell>
          <table:table-cell table:style-name="ce4" table:formula="of:=COS(RADIANS([.$A48])) * TAN(RADIANS([.CL$3]))" office:value-type="float" office:value="20.5991967189795" calcext:value-type="float">
            <text:p>20,60</text:p>
          </table:table-cell>
          <table:table-cell table:style-name="ce4" table:formula="of:=COS(RADIANS([.$A48])) * TAN(RADIANS([.CM$3]))" office:value-type="float" office:value="41.2109495608793" calcext:value-type="float">
            <text:p>41,21</text:p>
          </table:table-cell>
          <table:table-cell table:number-columns-repeated="93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style-name="ce4" table:formula="of:=COS(RADIANS([.$A49])) * TAN(RADIANS([.B$3]))" office:value-type="float" office:value="0" calcext:value-type="float">
            <text:p>0,00</text:p>
          </table:table-cell>
          <table:table-cell table:style-name="ce4" table:formula="of:=COS(RADIANS([.$A49])) * TAN(RADIANS([.C$3]))" office:value-type="float" office:value="0.0123425947767941" calcext:value-type="float">
            <text:p>0,01</text:p>
          </table:table-cell>
          <table:table-cell table:style-name="ce4" table:formula="of:=COS(RADIANS([.$A49])) * TAN(RADIANS([.D$3]))" office:value-type="float" office:value="0.0246927129118671" calcext:value-type="float">
            <text:p>0,02</text:p>
          </table:table-cell>
          <table:table-cell table:style-name="ce4" table:formula="of:=COS(RADIANS([.$A49])) * TAN(RADIANS([.E$3]))" office:value-type="float" office:value="0.0370578961179663" calcext:value-type="float">
            <text:p>0,04</text:p>
          </table:table-cell>
          <table:table-cell table:style-name="ce4" table:formula="of:=COS(RADIANS([.$A49])) * TAN(RADIANS([.F$3]))" office:value-type="float" office:value="0.0494457229120127" calcext:value-type="float">
            <text:p>0,05</text:p>
          </table:table-cell>
          <table:table-cell table:style-name="ce4" table:formula="of:=COS(RADIANS([.$A49])) * TAN(RADIANS([.G$3]))" office:value-type="float" office:value="0.061863827256129" calcext:value-type="float">
            <text:p>0,06</text:p>
          </table:table-cell>
          <table:table-cell table:style-name="ce4" table:formula="of:=COS(RADIANS([.$A49])) * TAN(RADIANS([.H$3]))" office:value-type="float" office:value="0.0743199174877861" calcext:value-type="float">
            <text:p>0,07</text:p>
          </table:table-cell>
          <table:table-cell table:style-name="ce4" table:formula="of:=COS(RADIANS([.$A49])) * TAN(RADIANS([.I$3]))" office:value-type="float" office:value="0.0868217956394565" calcext:value-type="float">
            <text:p>0,09</text:p>
          </table:table-cell>
          <table:table-cell table:style-name="ce4" table:formula="of:=COS(RADIANS([.$A49])) * TAN(RADIANS([.J$3]))" office:value-type="float" office:value="0.0993773772516786" calcext:value-type="float">
            <text:p>0,10</text:p>
          </table:table-cell>
          <table:table-cell table:style-name="ce4" table:formula="of:=COS(RADIANS([.$A49])) * TAN(RADIANS([.K$3]))" office:value-type="float" office:value="0.111994711787916" calcext:value-type="float">
            <text:p>0,11</text:p>
          </table:table-cell>
          <table:table-cell table:style-name="ce4" table:formula="of:=COS(RADIANS([.$A49])) * TAN(RADIANS([.L$3]))" office:value-type="float" office:value="0.124682003765105" calcext:value-type="float">
            <text:p>0,12</text:p>
          </table:table-cell>
          <table:table-cell table:style-name="ce4" table:formula="of:=COS(RADIANS([.$A49])) * TAN(RADIANS([.M$3]))" office:value-type="float" office:value="0.137447634720418" calcext:value-type="float">
            <text:p>0,14</text:p>
          </table:table-cell>
          <table:table-cell table:style-name="ce4" table:formula="of:=COS(RADIANS([.$A49])) * TAN(RADIANS([.N$3]))" office:value-type="float" office:value="0.150300186142569" calcext:value-type="float">
            <text:p>0,15</text:p>
          </table:table-cell>
          <table:table-cell table:style-name="ce4" table:formula="of:=COS(RADIANS([.$A49])) * TAN(RADIANS([.O$3]))" office:value-type="float" office:value="0.163248463505158" calcext:value-type="float">
            <text:p>0,16</text:p>
          </table:table-cell>
          <table:table-cell table:style-name="ce4" table:formula="of:=COS(RADIANS([.$A49])) * TAN(RADIANS([.P$3]))" office:value-type="float" office:value="0.176301521550112" calcext:value-type="float">
            <text:p>0,18</text:p>
          </table:table-cell>
          <table:table-cell table:style-name="ce4" table:formula="of:=COS(RADIANS([.$A49])) * TAN(RADIANS([.Q$3]))" office:value-type="float" office:value="0.189468690981506" calcext:value-type="float">
            <text:p>0,19</text:p>
          </table:table-cell>
          <table:table-cell table:style-name="ce4" table:formula="of:=COS(RADIANS([.$A49])) * TAN(RADIANS([.R$3]))" office:value-type="float" office:value="0.202759606744006" calcext:value-type="float">
            <text:p>0,20</text:p>
          </table:table-cell>
          <table:table-cell table:style-name="ce4" table:formula="of:=COS(RADIANS([.$A49])) * TAN(RADIANS([.S$3]))" office:value-type="float" office:value="0.216184238076203" calcext:value-type="float">
            <text:p>0,22</text:p>
          </table:table-cell>
          <table:table-cell table:style-name="ce4" table:formula="of:=COS(RADIANS([.$A49])) * TAN(RADIANS([.T$3]))" office:value-type="float" office:value="0.229752920547361" calcext:value-type="float">
            <text:p>0,23</text:p>
          </table:table-cell>
          <table:table-cell table:style-name="ce4" table:formula="of:=COS(RADIANS([.$A49])) * TAN(RADIANS([.U$3]))" office:value-type="float" office:value="0.243476390306901" calcext:value-type="float">
            <text:p>0,24</text:p>
          </table:table-cell>
          <table:table-cell table:style-name="ce4" table:formula="of:=COS(RADIANS([.$A49])) * TAN(RADIANS([.V$3]))" office:value-type="float" office:value="0.257365820799688" calcext:value-type="float">
            <text:p>0,26</text:p>
          </table:table-cell>
          <table:table-cell table:style-name="ce4" table:formula="of:=COS(RADIANS([.$A49])) * TAN(RADIANS([.W$3]))" office:value-type="float" office:value="0.271432862227173" calcext:value-type="float">
            <text:p>0,27</text:p>
          </table:table-cell>
          <table:table-cell table:style-name="ce4" table:formula="of:=COS(RADIANS([.$A49])) * TAN(RADIANS([.X$3]))" office:value-type="float" office:value="0.285689684065247" calcext:value-type="float">
            <text:p>0,29</text:p>
          </table:table-cell>
          <table:table-cell table:style-name="ce4" table:formula="of:=COS(RADIANS([.$A49])) * TAN(RADIANS([.Y$3]))" office:value-type="float" office:value="0.300149020984725" calcext:value-type="float">
            <text:p>0,30</text:p>
          </table:table-cell>
          <table:table-cell table:style-name="ce4" table:formula="of:=COS(RADIANS([.$A49])) * TAN(RADIANS([.Z$3]))" office:value-type="float" office:value="0.314824222560437" calcext:value-type="float">
            <text:p>0,31</text:p>
          </table:table-cell>
          <table:table-cell table:style-name="ce4" table:formula="of:=COS(RADIANS([.$A49])) * TAN(RADIANS([.AA$3]))" office:value-type="float" office:value="0.329729307200618" calcext:value-type="float">
            <text:p>0,33</text:p>
          </table:table-cell>
          <table:table-cell table:style-name="ce4" table:formula="of:=COS(RADIANS([.$A49])) * TAN(RADIANS([.AB$3]))" office:value-type="float" office:value="0.344879020780589" calcext:value-type="float">
            <text:p>0,34</text:p>
          </table:table-cell>
          <table:table-cell table:style-name="ce4" table:formula="of:=COS(RADIANS([.$A49])) * TAN(RADIANS([.AC$3]))" office:value-type="float" office:value="0.360288900524634" calcext:value-type="float">
            <text:p>0,36</text:p>
          </table:table-cell>
          <table:table-cell table:style-name="ce4" table:formula="of:=COS(RADIANS([.$A49])) * TAN(RADIANS([.AD$3]))" office:value-type="float" office:value="0.375975344748677" calcext:value-type="float">
            <text:p>0,38</text:p>
          </table:table-cell>
          <table:table-cell table:style-name="ce4" table:formula="of:=COS(RADIANS([.$A49])) * TAN(RADIANS([.AE$3]))" office:value-type="float" office:value="0.391955689155336" calcext:value-type="float">
            <text:p>0,39</text:p>
          </table:table-cell>
          <table:table-cell table:style-name="ce4" table:formula="of:=COS(RADIANS([.$A49])) * TAN(RADIANS([.AF$3]))" office:value-type="float" office:value="0.408248290463863" calcext:value-type="float">
            <text:p>0,41</text:p>
          </table:table-cell>
          <table:table-cell table:style-name="ce4" table:formula="of:=COS(RADIANS([.$A49])) * TAN(RADIANS([.AG$3]))" office:value-type="float" office:value="0.424872618262335" calcext:value-type="float">
            <text:p>0,42</text:p>
          </table:table-cell>
          <table:table-cell table:style-name="ce4" table:formula="of:=COS(RADIANS([.$A49])) * TAN(RADIANS([.AH$3]))" office:value-type="float" office:value="0.441849356090729" calcext:value-type="float">
            <text:p>0,44</text:p>
          </table:table-cell>
          <table:table-cell table:style-name="ce4" table:formula="of:=COS(RADIANS([.$A49])) * TAN(RADIANS([.AI$3]))" office:value-type="float" office:value="0.459200512903994" calcext:value-type="float">
            <text:p>0,46</text:p>
          </table:table-cell>
          <table:table-cell table:style-name="ce4" table:formula="of:=COS(RADIANS([.$A49])) * TAN(RADIANS([.AJ$3]))" office:value-type="float" office:value="0.47694954622736" calcext:value-type="float">
            <text:p>0,48</text:p>
          </table:table-cell>
          <table:table-cell table:style-name="ce4" table:formula="of:=COS(RADIANS([.$A49])) * TAN(RADIANS([.AK$3]))" office:value-type="float" office:value="0.495121498506024" calcext:value-type="float">
            <text:p>0,50</text:p>
          </table:table-cell>
          <table:table-cell table:style-name="ce4" table:formula="of:=COS(RADIANS([.$A49])) * TAN(RADIANS([.AL$3]))" office:value-type="float" office:value="0.513743148373008" calcext:value-type="float">
            <text:p>0,51</text:p>
          </table:table-cell>
          <table:table-cell table:style-name="ce4" table:formula="of:=COS(RADIANS([.$A49])) * TAN(RADIANS([.AM$3]))" office:value-type="float" office:value="0.532843178818273" calcext:value-type="float">
            <text:p>0,53</text:p>
          </table:table-cell>
          <table:table-cell table:style-name="ce4" table:formula="of:=COS(RADIANS([.$A49])) * TAN(RADIANS([.AN$3]))" office:value-type="float" office:value="0.55245236454648" calcext:value-type="float">
            <text:p>0,55</text:p>
          </table:table-cell>
          <table:table-cell table:style-name="ce4" table:formula="of:=COS(RADIANS([.$A49])) * TAN(RADIANS([.AO$3]))" office:value-type="float" office:value="0.572603781168782" calcext:value-type="float">
            <text:p>0,57</text:p>
          </table:table-cell>
          <table:table-cell table:style-name="ce4" table:formula="of:=COS(RADIANS([.$A49])) * TAN(RADIANS([.AP$3]))" office:value-type="float" office:value="0.593333039296586" calcext:value-type="float">
            <text:p>0,59</text:p>
          </table:table-cell>
          <table:table-cell table:style-name="ce4" table:formula="of:=COS(RADIANS([.$A49])) * TAN(RADIANS([.AQ$3]))" office:value-type="float" office:value="0.614678547105386" calcext:value-type="float">
            <text:p>0,61</text:p>
          </table:table-cell>
          <table:table-cell table:style-name="ce4" table:formula="of:=COS(RADIANS([.$A49])) * TAN(RADIANS([.AR$3]))" office:value-type="float" office:value="0.636681805530795" calcext:value-type="float">
            <text:p>0,64</text:p>
          </table:table-cell>
          <table:table-cell table:style-name="ce4" table:formula="of:=COS(RADIANS([.$A49])) * TAN(RADIANS([.AS$3]))" office:value-type="float" office:value="0.659387740966698" calcext:value-type="float">
            <text:p>0,66</text:p>
          </table:table-cell>
          <table:table-cell table:style-name="ce4" table:formula="of:=COS(RADIANS([.$A49])) * TAN(RADIANS([.AT$3]))" office:value-type="float" office:value="0.682845081181811" calcext:value-type="float">
            <text:p>0,68</text:p>
          </table:table-cell>
          <table:table-cell table:style-name="ce4" table:formula="of:=COS(RADIANS([.$A49])) * TAN(RADIANS([.AU$3]))" office:value-type="float" office:value="0.707106781186547" calcext:value-type="float">
            <text:p>0,71</text:p>
          </table:table-cell>
          <table:table-cell table:style-name="ce4" table:formula="of:=COS(RADIANS([.$A49])) * TAN(RADIANS([.AV$3]))" office:value-type="float" office:value="0.732230507005545" calcext:value-type="float">
            <text:p>0,73</text:p>
          </table:table-cell>
          <table:table-cell table:style-name="ce4" table:formula="of:=COS(RADIANS([.$A49])) * TAN(RADIANS([.AW$3]))" office:value-type="float" office:value="0.758279186790723" calcext:value-type="float">
            <text:p>0,76</text:p>
          </table:table-cell>
          <table:table-cell table:style-name="ce4" table:formula="of:=COS(RADIANS([.$A49])) * TAN(RADIANS([.AX$3]))" office:value-type="float" office:value="0.785321640506367" calcext:value-type="float">
            <text:p>0,79</text:p>
          </table:table-cell>
          <table:table-cell table:style-name="ce4" table:formula="of:=COS(RADIANS([.$A49])) * TAN(RADIANS([.AY$3]))" office:value-type="float" office:value="0.813433301608743" calcext:value-type="float">
            <text:p>0,81</text:p>
          </table:table-cell>
          <table:table-cell table:style-name="ce4" table:formula="of:=COS(RADIANS([.$A49])) * TAN(RADIANS([.AZ$3]))" office:value-type="float" office:value="0.842697046826796" calcext:value-type="float">
            <text:p>0,84</text:p>
          </table:table-cell>
          <table:table-cell table:style-name="ce4" table:formula="of:=COS(RADIANS([.$A49])) * TAN(RADIANS([.BA$3]))" office:value-type="float" office:value="0.87320415345392" calcext:value-type="float">
            <text:p>0,87</text:p>
          </table:table-cell>
          <table:table-cell table:style-name="ce4" table:formula="of:=COS(RADIANS([.$A49])) * TAN(RADIANS([.BB$3]))" office:value-type="float" office:value="0.905055407646704" calcext:value-type="float">
            <text:p>0,91</text:p>
          </table:table-cell>
          <table:table-cell table:style-name="ce4" table:formula="of:=COS(RADIANS([.$A49])) * TAN(RADIANS([.BC$3]))" office:value-type="float" office:value="0.938362392306284" calcext:value-type="float">
            <text:p>0,94</text:p>
          </table:table-cell>
          <table:table-cell table:style-name="ce4" table:formula="of:=COS(RADIANS([.$A49])) * TAN(RADIANS([.BD$3]))" office:value-type="float" office:value="0.97324898946773" calcext:value-type="float">
            <text:p>0,97</text:p>
          </table:table-cell>
          <table:table-cell table:style-name="ce4" table:formula="of:=COS(RADIANS([.$A49])) * TAN(RADIANS([.BE$3]))" office:value-type="float" office:value="1.0098531401054" calcext:value-type="float">
            <text:p>1,01</text:p>
          </table:table-cell>
          <table:table-cell table:style-name="ce4" table:formula="of:=COS(RADIANS([.$A49])) * TAN(RADIANS([.BF$3]))" office:value-type="float" office:value="1.04832891435785" calcext:value-type="float">
            <text:p>1,05</text:p>
          </table:table-cell>
          <table:table-cell table:style-name="ce4" table:formula="of:=COS(RADIANS([.$A49])) * TAN(RADIANS([.BG$3]))" office:value-type="float" office:value="1.08884895802487" calcext:value-type="float">
            <text:p>1,09</text:p>
          </table:table-cell>
          <table:table-cell table:style-name="ce4" table:formula="of:=COS(RADIANS([.$A49])) * TAN(RADIANS([.BH$3]))" office:value-type="float" office:value="1.13160739765191" calcext:value-type="float">
            <text:p>1,13</text:p>
          </table:table-cell>
          <table:table-cell table:style-name="ce4" table:formula="of:=COS(RADIANS([.$A49])) * TAN(RADIANS([.BI$3]))" office:value-type="float" office:value="1.17682330775969" calcext:value-type="float">
            <text:p>1,18</text:p>
          </table:table-cell>
          <table:table-cell table:style-name="ce4" table:formula="of:=COS(RADIANS([.$A49])) * TAN(RADIANS([.BJ$3]))" office:value-type="float" office:value="1.22474487139159" calcext:value-type="float">
            <text:p>1,22</text:p>
          </table:table-cell>
          <table:table-cell table:style-name="ce4" table:formula="of:=COS(RADIANS([.$A49])) * TAN(RADIANS([.BK$3]))" office:value-type="float" office:value="1.27565440133679" calcext:value-type="float">
            <text:p>1,28</text:p>
          </table:table-cell>
          <table:table-cell table:style-name="ce4" table:formula="of:=COS(RADIANS([.$A49])) * TAN(RADIANS([.BL$3]))" office:value-type="float" office:value="1.3298744372034" calcext:value-type="float">
            <text:p>1,33</text:p>
          </table:table-cell>
          <table:table-cell table:style-name="ce4" table:formula="of:=COS(RADIANS([.$A49])) * TAN(RADIANS([.BM$3]))" office:value-type="float" office:value="1.38777519727065" calcext:value-type="float">
            <text:p>1,39</text:p>
          </table:table-cell>
          <table:table-cell table:style-name="ce4" table:formula="of:=COS(RADIANS([.$A49])) * TAN(RADIANS([.BN$3]))" office:value-type="float" office:value="1.44978374987355" calcext:value-type="float">
            <text:p>1,45</text:p>
          </table:table-cell>
          <table:table-cell table:style-name="ce4" table:formula="of:=COS(RADIANS([.$A49])) * TAN(RADIANS([.BO$3]))" office:value-type="float" office:value="1.51639538579379" calcext:value-type="float">
            <text:p>1,52</text:p>
          </table:table-cell>
          <table:table-cell table:style-name="ce4" table:formula="of:=COS(RADIANS([.$A49])) * TAN(RADIANS([.BP$3]))" office:value-type="float" office:value="1.58818783362203" calcext:value-type="float">
            <text:p>1,59</text:p>
          </table:table-cell>
          <table:table-cell table:style-name="ce4" table:formula="of:=COS(RADIANS([.$A49])) * TAN(RADIANS([.BQ$3]))" office:value-type="float" office:value="1.66583918334835" calcext:value-type="float">
            <text:p>1,67</text:p>
          </table:table-cell>
          <table:table-cell table:style-name="ce4" table:formula="of:=COS(RADIANS([.$A49])) * TAN(RADIANS([.BR$3]))" office:value-type="float" office:value="1.75015069807634" calcext:value-type="float">
            <text:p>1,75</text:p>
          </table:table-cell>
          <table:table-cell table:style-name="ce4" table:formula="of:=COS(RADIANS([.$A49])) * TAN(RADIANS([.BS$3]))" office:value-type="float" office:value="1.84207614323991" calcext:value-type="float">
            <text:p>1,84</text:p>
          </table:table-cell>
          <table:table-cell table:style-name="ce4" table:formula="of:=COS(RADIANS([.$A49])) * TAN(RADIANS([.BT$3]))" office:value-type="float" office:value="1.94275991445328" calcext:value-type="float">
            <text:p>1,94</text:p>
          </table:table-cell>
          <table:table-cell table:style-name="ce4" table:formula="of:=COS(RADIANS([.$A49])) * TAN(RADIANS([.BU$3]))" office:value-type="float" office:value="2.05358720560031" calcext:value-type="float">
            <text:p>2,05</text:p>
          </table:table-cell>
          <table:table-cell table:style-name="ce4" table:formula="of:=COS(RADIANS([.$A49])) * TAN(RADIANS([.BV$3]))" office:value-type="float" office:value="2.17625089948282" calcext:value-type="float">
            <text:p>2,18</text:p>
          </table:table-cell>
          <table:table-cell table:style-name="ce4" table:formula="of:=COS(RADIANS([.$A49])) * TAN(RADIANS([.BW$3]))" office:value-type="float" office:value="2.31284206679191" calcext:value-type="float">
            <text:p>2,31</text:p>
          </table:table-cell>
          <table:table-cell table:style-name="ce4" table:formula="of:=COS(RADIANS([.$A49])) * TAN(RADIANS([.BX$3]))" office:value-type="float" office:value="2.46597440204782" calcext:value-type="float">
            <text:p>2,47</text:p>
          </table:table-cell>
          <table:table-cell table:style-name="ce4" table:formula="of:=COS(RADIANS([.$A49])) * TAN(RADIANS([.BY$3]))" office:value-type="float" office:value="2.63895843376468" calcext:value-type="float">
            <text:p>2,64</text:p>
          </table:table-cell>
          <table:table-cell table:style-name="ce4" table:formula="of:=COS(RADIANS([.$A49])) * TAN(RADIANS([.BZ$3]))" office:value-type="float" office:value="2.83605039595691" calcext:value-type="float">
            <text:p>2,84</text:p>
          </table:table-cell>
          <table:table-cell table:style-name="ce4" table:formula="of:=COS(RADIANS([.$A49])) * TAN(RADIANS([.CA$3]))" office:value-type="float" office:value="3.06281596325225" calcext:value-type="float">
            <text:p>3,06</text:p>
          </table:table-cell>
          <table:table-cell table:style-name="ce4" table:formula="of:=COS(RADIANS([.$A49])) * TAN(RADIANS([.CB$3]))" office:value-type="float" office:value="3.32667585338663" calcext:value-type="float">
            <text:p>3,33</text:p>
          </table:table-cell>
          <table:table-cell table:style-name="ce4" table:formula="of:=COS(RADIANS([.$A49])) * TAN(RADIANS([.CC$3]))" office:value-type="float" office:value="3.63774903087309" calcext:value-type="float">
            <text:p>3,64</text:p>
          </table:table-cell>
          <table:table-cell table:style-name="ce4" table:formula="of:=COS(RADIANS([.$A49])) * TAN(RADIANS([.CD$3]))" office:value-type="float" office:value="4.01020183267166" calcext:value-type="float">
            <text:p>4,01</text:p>
          </table:table-cell>
          <table:table-cell table:style-name="ce4" table:formula="of:=COS(RADIANS([.$A49])) * TAN(RADIANS([.CE$3]))" office:value-type="float" office:value="4.46449651075356" calcext:value-type="float">
            <text:p>4,46</text:p>
          </table:table-cell>
          <table:table-cell table:style-name="ce4" table:formula="of:=COS(RADIANS([.$A49])) * TAN(RADIANS([.CF$3]))" office:value-type="float" office:value="5.03132618134732" calcext:value-type="float">
            <text:p>5,03</text:p>
          </table:table-cell>
          <table:table-cell table:style-name="ce4" table:formula="of:=COS(RADIANS([.$A49])) * TAN(RADIANS([.CG$3]))" office:value-type="float" office:value="5.75892258755327" calcext:value-type="float">
            <text:p>5,76</text:p>
          </table:table-cell>
          <table:table-cell table:style-name="ce4" table:formula="of:=COS(RADIANS([.$A49])) * TAN(RADIANS([.CH$3]))" office:value-type="float" office:value="6.72767162426104" calcext:value-type="float">
            <text:p>6,73</text:p>
          </table:table-cell>
          <table:table-cell table:style-name="ce4" table:formula="of:=COS(RADIANS([.$A49])) * TAN(RADIANS([.CI$3]))" office:value-type="float" office:value="8.08226749259944" calcext:value-type="float">
            <text:p>8,08</text:p>
          </table:table-cell>
          <table:table-cell table:style-name="ce4" table:formula="of:=COS(RADIANS([.$A49])) * TAN(RADIANS([.CJ$3]))" office:value-type="float" office:value="10.1120980856067" calcext:value-type="float">
            <text:p>10,11</text:p>
          </table:table-cell>
          <table:table-cell table:style-name="ce4" table:formula="of:=COS(RADIANS([.$A49])) * TAN(RADIANS([.CK$3]))" office:value-type="float" office:value="13.49240114464" calcext:value-type="float">
            <text:p>13,49</text:p>
          </table:table-cell>
          <table:table-cell table:style-name="ce4" table:formula="of:=COS(RADIANS([.$A49])) * TAN(RADIANS([.CL$3]))" office:value-type="float" office:value="20.2488888841251" calcext:value-type="float">
            <text:p>20,25</text:p>
          </table:table-cell>
          <table:table-cell table:style-name="ce4" table:formula="of:=COS(RADIANS([.$A49])) * TAN(RADIANS([.CM$3]))" office:value-type="float" office:value="40.5101203630269" calcext:value-type="float">
            <text:p>40,51</text:p>
          </table:table-cell>
          <table:table-cell table:number-columns-repeated="93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style-name="ce4" table:formula="of:=COS(RADIANS([.$A50])) * TAN(RADIANS([.B$3]))" office:value-type="float" office:value="0" calcext:value-type="float">
            <text:p>0,00</text:p>
          </table:table-cell>
          <table:table-cell table:style-name="ce4" table:formula="of:=COS(RADIANS([.$A50])) * TAN(RADIANS([.C$3]))" office:value-type="float" office:value="0.0121253069592916" calcext:value-type="float">
            <text:p>0,01</text:p>
          </table:table-cell>
          <table:table-cell table:style-name="ce4" table:formula="of:=COS(RADIANS([.$A50])) * TAN(RADIANS([.D$3]))" office:value-type="float" office:value="0.0242580048303117" calcext:value-type="float">
            <text:p>0,02</text:p>
          </table:table-cell>
          <table:table-cell table:style-name="ce4" table:formula="of:=COS(RADIANS([.$A50])) * TAN(RADIANS([.E$3]))" office:value-type="float" office:value="0.0364055025561322" calcext:value-type="float">
            <text:p>0,04</text:p>
          </table:table-cell>
          <table:table-cell table:style-name="ce4" table:formula="of:=COS(RADIANS([.$A50])) * TAN(RADIANS([.F$3]))" office:value-type="float" office:value="0.0485752452360717" calcext:value-type="float">
            <text:p>0,05</text:p>
          </table:table-cell>
          <table:table-cell table:style-name="ce4" table:formula="of:=COS(RADIANS([.$A50])) * TAN(RADIANS([.G$3]))" office:value-type="float" office:value="0.0607747324385539" calcext:value-type="float">
            <text:p>0,06</text:p>
          </table:table-cell>
          <table:table-cell table:style-name="ce4" table:formula="of:=COS(RADIANS([.$A50])) * TAN(RADIANS([.H$3]))" office:value-type="float" office:value="0.0730115367979939" calcext:value-type="float">
            <text:p>0,07</text:p>
          </table:table-cell>
          <table:table-cell table:style-name="ce4" table:formula="of:=COS(RADIANS([.$A50])) * TAN(RADIANS([.I$3]))" office:value-type="float" office:value="0.0852933229943352" calcext:value-type="float">
            <text:p>0,09</text:p>
          </table:table-cell>
          <table:table-cell table:style-name="ce4" table:formula="of:=COS(RADIANS([.$A50])) * TAN(RADIANS([.J$3]))" office:value-type="float" office:value="0.0976278672173105" calcext:value-type="float">
            <text:p>0,10</text:p>
          </table:table-cell>
          <table:table-cell table:style-name="ce4" table:formula="of:=COS(RADIANS([.$A50])) * TAN(RADIANS([.K$3]))" office:value-type="float" office:value="0.110023077221903" calcext:value-type="float">
            <text:p>0,11</text:p>
          </table:table-cell>
          <table:table-cell table:style-name="ce4" table:formula="of:=COS(RADIANS([.$A50])) * TAN(RADIANS([.L$3]))" office:value-type="float" office:value="0.122487013086897" calcext:value-type="float">
            <text:p>0,12</text:p>
          </table:table-cell>
          <table:table-cell table:style-name="ce4" table:formula="of:=COS(RADIANS([.$A50])) * TAN(RADIANS([.M$3]))" office:value-type="float" office:value="0.135027908794924" calcext:value-type="float">
            <text:p>0,14</text:p>
          </table:table-cell>
          <table:table-cell table:style-name="ce4" table:formula="of:=COS(RADIANS([.$A50])) * TAN(RADIANS([.N$3]))" office:value-type="float" office:value="0.147654194760065" calcext:value-type="float">
            <text:p>0,15</text:p>
          </table:table-cell>
          <table:table-cell table:style-name="ce4" table:formula="of:=COS(RADIANS([.$A50])) * TAN(RADIANS([.O$3]))" office:value-type="float" office:value="0.1603745214381" calcext:value-type="float">
            <text:p>0,16</text:p>
          </table:table-cell>
          <table:table-cell table:style-name="ce4" table:formula="of:=COS(RADIANS([.$A50])) * TAN(RADIANS([.P$3]))" office:value-type="float" office:value="0.17319778416484" calcext:value-type="float">
            <text:p>0,17</text:p>
          </table:table-cell>
          <table:table-cell table:style-name="ce4" table:formula="of:=COS(RADIANS([.$A50])) * TAN(RADIANS([.Q$3]))" office:value-type="float" office:value="0.186133149380008" calcext:value-type="float">
            <text:p>0,19</text:p>
          </table:table-cell>
          <table:table-cell table:style-name="ce4" table:formula="of:=COS(RADIANS([.$A50])) * TAN(RADIANS([.R$3]))" office:value-type="float" office:value="0.19919008240785" calcext:value-type="float">
            <text:p>0,20</text:p>
          </table:table-cell>
          <table:table-cell table:style-name="ce4" table:formula="of:=COS(RADIANS([.$A50])) * TAN(RADIANS([.S$3]))" office:value-type="float" office:value="0.212378376981392" calcext:value-type="float">
            <text:p>0,21</text:p>
          </table:table-cell>
          <table:table-cell table:style-name="ce4" table:formula="of:=COS(RADIANS([.$A50])) * TAN(RADIANS([.T$3]))" office:value-type="float" office:value="0.225708186715183" calcext:value-type="float">
            <text:p>0,23</text:p>
          </table:table-cell>
          <table:table-cell table:style-name="ce4" table:formula="of:=COS(RADIANS([.$A50])) * TAN(RADIANS([.U$3]))" office:value-type="float" office:value="0.239190058751835" calcext:value-type="float">
            <text:p>0,24</text:p>
          </table:table-cell>
          <table:table-cell table:style-name="ce4" table:formula="of:=COS(RADIANS([.$A50])) * TAN(RADIANS([.V$3]))" office:value-type="float" office:value="0.25283496983094" calcext:value-type="float">
            <text:p>0,25</text:p>
          </table:table-cell>
          <table:table-cell table:style-name="ce4" table:formula="of:=COS(RADIANS([.$A50])) * TAN(RADIANS([.W$3]))" office:value-type="float" office:value="0.266654365055517" calcext:value-type="float">
            <text:p>0,27</text:p>
          </table:table-cell>
          <table:table-cell table:style-name="ce4" table:formula="of:=COS(RADIANS([.$A50])) * TAN(RADIANS([.X$3]))" office:value-type="float" office:value="0.280660199661349" calcext:value-type="float">
            <text:p>0,28</text:p>
          </table:table-cell>
          <table:table-cell table:style-name="ce4" table:formula="of:=COS(RADIANS([.$A50])) * TAN(RADIANS([.Y$3]))" office:value-type="float" office:value="0.294864984129046" calcext:value-type="float">
            <text:p>0,29</text:p>
          </table:table-cell>
          <table:table-cell table:style-name="ce4" table:formula="of:=COS(RADIANS([.$A50])) * TAN(RADIANS([.Z$3]))" office:value-type="float" office:value="0.309281833018029" calcext:value-type="float">
            <text:p>0,31</text:p>
          </table:table-cell>
          <table:table-cell table:style-name="ce4" table:formula="of:=COS(RADIANS([.$A50])) * TAN(RADIANS([.AA$3]))" office:value-type="float" office:value="0.323924517946503" calcext:value-type="float">
            <text:p>0,32</text:p>
          </table:table-cell>
          <table:table-cell table:style-name="ce4" table:formula="of:=COS(RADIANS([.$A50])) * TAN(RADIANS([.AB$3]))" office:value-type="float" office:value="0.33880752519291" calcext:value-type="float">
            <text:p>0,34</text:p>
          </table:table-cell>
          <table:table-cell table:style-name="ce4" table:formula="of:=COS(RADIANS([.$A50])) * TAN(RADIANS([.AC$3]))" office:value-type="float" office:value="0.353946118453188" calcext:value-type="float">
            <text:p>0,35</text:p>
          </table:table-cell>
          <table:table-cell table:style-name="ce4" table:formula="of:=COS(RADIANS([.$A50])) * TAN(RADIANS([.AD$3]))" office:value-type="float" office:value="0.369356407355642" calcext:value-type="float">
            <text:p>0,37</text:p>
          </table:table-cell>
          <table:table-cell table:style-name="ce4" table:formula="of:=COS(RADIANS([.$A50])) * TAN(RADIANS([.AE$3]))" office:value-type="float" office:value="0.385055422412853" calcext:value-type="float">
            <text:p>0,39</text:p>
          </table:table-cell>
          <table:table-cell table:style-name="ce4" table:formula="of:=COS(RADIANS([.$A50])) * TAN(RADIANS([.AF$3]))" office:value-type="float" office:value="0.401061197179329" calcext:value-type="float">
            <text:p>0,40</text:p>
          </table:table-cell>
          <table:table-cell table:style-name="ce4" table:formula="of:=COS(RADIANS([.$A50])) * TAN(RADIANS([.AG$3]))" office:value-type="float" office:value="0.41739285848667" calcext:value-type="float">
            <text:p>0,42</text:p>
          </table:table-cell>
          <table:table-cell table:style-name="ce4" table:formula="of:=COS(RADIANS([.$A50])) * TAN(RADIANS([.AH$3]))" office:value-type="float" office:value="0.434070725747103" calcext:value-type="float">
            <text:p>0,43</text:p>
          </table:table-cell>
          <table:table-cell table:style-name="ce4" table:formula="of:=COS(RADIANS([.$A50])) * TAN(RADIANS([.AI$3]))" office:value-type="float" office:value="0.451116420454282" calcext:value-type="float">
            <text:p>0,45</text:p>
          </table:table-cell>
          <table:table-cell table:style-name="ce4" table:formula="of:=COS(RADIANS([.$A50])) * TAN(RADIANS([.AJ$3]))" office:value-type="float" office:value="0.468552987170475" calcext:value-type="float">
            <text:p>0,47</text:p>
          </table:table-cell>
          <table:table-cell table:style-name="ce4" table:formula="of:=COS(RADIANS([.$A50])) * TAN(RADIANS([.AK$3]))" office:value-type="float" office:value="0.486405027475863" calcext:value-type="float">
            <text:p>0,49</text:p>
          </table:table-cell>
          <table:table-cell table:style-name="ce4" table:formula="of:=COS(RADIANS([.$A50])) * TAN(RADIANS([.AL$3]))" office:value-type="float" office:value="0.504698848573364" calcext:value-type="float">
            <text:p>0,50</text:p>
          </table:table-cell>
          <table:table-cell table:style-name="ce4" table:formula="of:=COS(RADIANS([.$A50])) * TAN(RADIANS([.AM$3]))" office:value-type="float" office:value="0.523462628497185" calcext:value-type="float">
            <text:p>0,52</text:p>
          </table:table-cell>
          <table:table-cell table:style-name="ce4" table:formula="of:=COS(RADIANS([.$A50])) * TAN(RADIANS([.AN$3]))" office:value-type="float" office:value="0.542726600172193" calcext:value-type="float">
            <text:p>0,54</text:p>
          </table:table-cell>
          <table:table-cell table:style-name="ce4" table:formula="of:=COS(RADIANS([.$A50])) * TAN(RADIANS([.AO$3]))" office:value-type="float" office:value="0.562523256922958" calcext:value-type="float">
            <text:p>0,56</text:p>
          </table:table-cell>
          <table:table-cell table:style-name="ce4" table:formula="of:=COS(RADIANS([.$A50])) * TAN(RADIANS([.AP$3]))" office:value-type="float" office:value="0.582887582446355" calcext:value-type="float">
            <text:p>0,58</text:p>
          </table:table-cell>
          <table:table-cell table:style-name="ce4" table:formula="of:=COS(RADIANS([.$A50])) * TAN(RADIANS([.AQ$3]))" office:value-type="float" office:value="0.603857308753038" calcext:value-type="float">
            <text:p>0,60</text:p>
          </table:table-cell>
          <table:table-cell table:style-name="ce4" table:formula="of:=COS(RADIANS([.$A50])) * TAN(RADIANS([.AR$3]))" office:value-type="float" office:value="0.625473206166628" calcext:value-type="float">
            <text:p>0,63</text:p>
          </table:table-cell>
          <table:table-cell table:style-name="ce4" table:formula="of:=COS(RADIANS([.$A50])) * TAN(RADIANS([.AS$3]))" office:value-type="float" office:value="0.64777941016482" calcext:value-type="float">
            <text:p>0,65</text:p>
          </table:table-cell>
          <table:table-cell table:style-name="ce4" table:formula="of:=COS(RADIANS([.$A50])) * TAN(RADIANS([.AT$3]))" office:value-type="float" office:value="0.670823790678028" calcext:value-type="float">
            <text:p>0,67</text:p>
          </table:table-cell>
          <table:table-cell table:style-name="ce4" table:formula="of:=COS(RADIANS([.$A50])) * TAN(RADIANS([.AU$3]))" office:value-type="float" office:value="0.694658370458997" calcext:value-type="float">
            <text:p>0,69</text:p>
          </table:table-cell>
          <table:table-cell table:style-name="ce4" table:formula="of:=COS(RADIANS([.$A50])) * TAN(RADIANS([.AV$3]))" office:value-type="float" office:value="0.719339800338651" calcext:value-type="float">
            <text:p>0,72</text:p>
          </table:table-cell>
          <table:table-cell table:style-name="ce4" table:formula="of:=COS(RADIANS([.$A50])) * TAN(RADIANS([.AW$3]))" office:value-type="float" office:value="0.744929900636963" calcext:value-type="float">
            <text:p>0,74</text:p>
          </table:table-cell>
          <table:table-cell table:style-name="ce4" table:formula="of:=COS(RADIANS([.$A50])) * TAN(RADIANS([.AX$3]))" office:value-type="float" office:value="0.771496279762616" calcext:value-type="float">
            <text:p>0,77</text:p>
          </table:table-cell>
          <table:table-cell table:style-name="ce4" table:formula="of:=COS(RADIANS([.$A50])) * TAN(RADIANS([.AY$3]))" office:value-type="float" office:value="0.799113043187658" calcext:value-type="float">
            <text:p>0,80</text:p>
          </table:table-cell>
          <table:table-cell table:style-name="ce4" table:formula="of:=COS(RADIANS([.$A50])) * TAN(RADIANS([.AZ$3]))" office:value-type="float" office:value="0.82786160862015" calcext:value-type="float">
            <text:p>0,83</text:p>
          </table:table-cell>
          <table:table-cell table:style-name="ce4" table:formula="of:=COS(RADIANS([.$A50])) * TAN(RADIANS([.BA$3]))" office:value-type="float" office:value="0.857831646443088" calcext:value-type="float">
            <text:p>0,86</text:p>
          </table:table-cell>
          <table:table-cell table:style-name="ce4" table:formula="of:=COS(RADIANS([.$A50])) * TAN(RADIANS([.BB$3]))" office:value-type="float" office:value="0.889122168501873" calcext:value-type="float">
            <text:p>0,89</text:p>
          </table:table-cell>
          <table:table-cell table:style-name="ce4" table:formula="of:=COS(RADIANS([.$A50])) * TAN(RADIANS([.BC$3]))" office:value-type="float" office:value="0.921842793312885" calcext:value-type="float">
            <text:p>0,92</text:p>
          </table:table-cell>
          <table:table-cell table:style-name="ce4" table:formula="of:=COS(RADIANS([.$A50])) * TAN(RADIANS([.BD$3]))" office:value-type="float" office:value="0.95611522200373" calcext:value-type="float">
            <text:p>0,96</text:p>
          </table:table-cell>
          <table:table-cell table:style-name="ce4" table:formula="of:=COS(RADIANS([.$A50])) * TAN(RADIANS([.BE$3]))" office:value-type="float" office:value="0.992074967137742" calcext:value-type="float">
            <text:p>0,99</text:p>
          </table:table-cell>
          <table:table-cell table:style-name="ce4" table:formula="of:=COS(RADIANS([.$A50])) * TAN(RADIANS([.BF$3]))" office:value-type="float" office:value="1.02987338649317" calcext:value-type="float">
            <text:p>1,03</text:p>
          </table:table-cell>
          <table:table-cell table:style-name="ce4" table:formula="of:=COS(RADIANS([.$A50])) * TAN(RADIANS([.BG$3]))" office:value-type="float" office:value="1.06968008649034" calcext:value-type="float">
            <text:p>1,07</text:p>
          </table:table-cell>
          <table:table-cell table:style-name="ce4" table:formula="of:=COS(RADIANS([.$A50])) * TAN(RADIANS([.BH$3]))" office:value-type="float" office:value="1.11168577613292" calcext:value-type="float">
            <text:p>1,11</text:p>
          </table:table-cell>
          <table:table-cell table:style-name="ce4" table:formula="of:=COS(RADIANS([.$A50])) * TAN(RADIANS([.BI$3]))" office:value-type="float" office:value="1.15610567319795" calcext:value-type="float">
            <text:p>1,16</text:p>
          </table:table-cell>
          <table:table-cell table:style-name="ce4" table:formula="of:=COS(RADIANS([.$A50])) * TAN(RADIANS([.BJ$3]))" office:value-type="float" office:value="1.20318359153799" calcext:value-type="float">
            <text:p>1,20</text:p>
          </table:table-cell>
          <table:table-cell table:style-name="ce4" table:formula="of:=COS(RADIANS([.$A50])) * TAN(RADIANS([.BK$3]))" office:value-type="float" office:value="1.25319687390706" calcext:value-type="float">
            <text:p>1,25</text:p>
          </table:table-cell>
          <table:table-cell table:style-name="ce4" table:formula="of:=COS(RADIANS([.$A50])) * TAN(RADIANS([.BL$3]))" office:value-type="float" office:value="1.30646238169659" calcext:value-type="float">
            <text:p>1,31</text:p>
          </table:table-cell>
          <table:table-cell table:style-name="ce4" table:formula="of:=COS(RADIANS([.$A50])) * TAN(RADIANS([.BM$3]))" office:value-type="float" office:value="1.36334381559992" calcext:value-type="float">
            <text:p>1,36</text:p>
          </table:table-cell>
          <table:table-cell table:style-name="ce4" table:formula="of:=COS(RADIANS([.$A50])) * TAN(RADIANS([.BN$3]))" office:value-type="float" office:value="1.4242607255373" calcext:value-type="float">
            <text:p>1,42</text:p>
          </table:table-cell>
          <table:table-cell table:style-name="ce4" table:formula="of:=COS(RADIANS([.$A50])) * TAN(RADIANS([.BO$3]))" office:value-type="float" office:value="1.48969968283921" calcext:value-type="float">
            <text:p>1,49</text:p>
          </table:table-cell>
          <table:table-cell table:style-name="ce4" table:formula="of:=COS(RADIANS([.$A50])) * TAN(RADIANS([.BP$3]))" office:value-type="float" office:value="1.56022824535129" calcext:value-type="float">
            <text:p>1,56</text:p>
          </table:table-cell>
          <table:table-cell table:style-name="ce4" table:formula="of:=COS(RADIANS([.$A50])) * TAN(RADIANS([.BQ$3]))" office:value-type="float" office:value="1.6365125654851" calcext:value-type="float">
            <text:p>1,64</text:p>
          </table:table-cell>
          <table:table-cell table:style-name="ce4" table:formula="of:=COS(RADIANS([.$A50])) * TAN(RADIANS([.BR$3]))" office:value-type="float" office:value="1.71933980033865" calcext:value-type="float">
            <text:p>1,72</text:p>
          </table:table-cell>
          <table:table-cell table:style-name="ce4" table:formula="of:=COS(RADIANS([.$A50])) * TAN(RADIANS([.BS$3]))" office:value-type="float" office:value="1.80964692458075" calcext:value-type="float">
            <text:p>1,81</text:p>
          </table:table-cell>
          <table:table-cell table:style-name="ce4" table:formula="of:=COS(RADIANS([.$A50])) * TAN(RADIANS([.BT$3]))" office:value-type="float" office:value="1.90855818707124" calcext:value-type="float">
            <text:p>1,91</text:p>
          </table:table-cell>
          <table:table-cell table:style-name="ce4" table:formula="of:=COS(RADIANS([.$A50])) * TAN(RADIANS([.BU$3]))" office:value-type="float" office:value="2.01743439575558" calcext:value-type="float">
            <text:p>2,02</text:p>
          </table:table-cell>
          <table:table-cell table:style-name="ce4" table:formula="of:=COS(RADIANS([.$A50])) * TAN(RADIANS([.BV$3]))" office:value-type="float" office:value="2.13793863072264" calcext:value-type="float">
            <text:p>2,14</text:p>
          </table:table-cell>
          <table:table-cell table:style-name="ce4" table:formula="of:=COS(RADIANS([.$A50])) * TAN(RADIANS([.BW$3]))" office:value-type="float" office:value="2.27212514996774" calcext:value-type="float">
            <text:p>2,27</text:p>
          </table:table-cell>
          <table:table-cell table:style-name="ce4" table:formula="of:=COS(RADIANS([.$A50])) * TAN(RADIANS([.BX$3]))" office:value-type="float" office:value="2.4225616346737" calcext:value-type="float">
            <text:p>2,42</text:p>
          </table:table-cell>
          <table:table-cell table:style-name="ce4" table:formula="of:=COS(RADIANS([.$A50])) * TAN(RADIANS([.BY$3]))" office:value-type="float" office:value="2.59250033245598" calcext:value-type="float">
            <text:p>2,59</text:p>
          </table:table-cell>
          <table:table-cell table:style-name="ce4" table:formula="of:=COS(RADIANS([.$A50])) * TAN(RADIANS([.BZ$3]))" office:value-type="float" office:value="2.78612254755803" calcext:value-type="float">
            <text:p>2,79</text:p>
          </table:table-cell>
          <table:table-cell table:style-name="ce4" table:formula="of:=COS(RADIANS([.$A50])) * TAN(RADIANS([.CA$3]))" office:value-type="float" office:value="3.00889597251269" calcext:value-type="float">
            <text:p>3,01</text:p>
          </table:table-cell>
          <table:table-cell table:style-name="ce4" table:formula="of:=COS(RADIANS([.$A50])) * TAN(RADIANS([.CB$3]))" office:value-type="float" office:value="3.26811068546264" calcext:value-type="float">
            <text:p>3,27</text:p>
          </table:table-cell>
          <table:table-cell table:style-name="ce4" table:formula="of:=COS(RADIANS([.$A50])) * TAN(RADIANS([.CC$3]))" office:value-type="float" office:value="3.57370750947222" calcext:value-type="float">
            <text:p>3,57</text:p>
          </table:table-cell>
          <table:table-cell table:style-name="ce4" table:formula="of:=COS(RADIANS([.$A50])) * TAN(RADIANS([.CD$3]))" office:value-type="float" office:value="3.93960338722937" calcext:value-type="float">
            <text:p>3,94</text:p>
          </table:table-cell>
          <table:table-cell table:style-name="ce4" table:formula="of:=COS(RADIANS([.$A50])) * TAN(RADIANS([.CE$3]))" office:value-type="float" office:value="4.38590033866719" calcext:value-type="float">
            <text:p>4,39</text:p>
          </table:table-cell>
          <table:table-cell table:style-name="ce4" table:formula="of:=COS(RADIANS([.$A50])) * TAN(RADIANS([.CF$3]))" office:value-type="float" office:value="4.9427511365647" calcext:value-type="float">
            <text:p>4,94</text:p>
          </table:table-cell>
          <table:table-cell table:style-name="ce4" table:formula="of:=COS(RADIANS([.$A50])) * TAN(RADIANS([.CG$3]))" office:value-type="float" office:value="5.65753841811039" calcext:value-type="float">
            <text:p>5,66</text:p>
          </table:table-cell>
          <table:table-cell table:style-name="ce4" table:formula="of:=COS(RADIANS([.$A50])) * TAN(RADIANS([.CH$3]))" office:value-type="float" office:value="6.60923290772327" calcext:value-type="float">
            <text:p>6,61</text:p>
          </table:table-cell>
          <table:table-cell table:style-name="ce4" table:formula="of:=COS(RADIANS([.$A50])) * TAN(RADIANS([.CI$3]))" office:value-type="float" office:value="7.93998150689729" calcext:value-type="float">
            <text:p>7,94</text:p>
          </table:table-cell>
          <table:table-cell table:style-name="ce4" table:formula="of:=COS(RADIANS([.$A50])) * TAN(RADIANS([.CJ$3]))" office:value-type="float" office:value="9.93407751836549" calcext:value-type="float">
            <text:p>9,93</text:p>
          </table:table-cell>
          <table:table-cell table:style-name="ce4" table:formula="of:=COS(RADIANS([.$A50])) * TAN(RADIANS([.CK$3]))" office:value-type="float" office:value="13.2548713180026" calcext:value-type="float">
            <text:p>13,25</text:p>
          </table:table-cell>
          <table:table-cell table:style-name="ce4" table:formula="of:=COS(RADIANS([.$A50])) * TAN(RADIANS([.CL$3]))" office:value-type="float" office:value="19.8924130415612" calcext:value-type="float">
            <text:p>19,89</text:p>
          </table:table-cell>
          <table:table-cell table:style-name="ce4" table:formula="of:=COS(RADIANS([.$A50])) * TAN(RADIANS([.CM$3]))" office:value-type="float" office:value="39.7969513900816" calcext:value-type="float">
            <text:p>39,80</text:p>
          </table:table-cell>
          <table:table-cell table:number-columns-repeated="93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style-name="ce4" table:formula="of:=COS(RADIANS([.$A51])) * TAN(RADIANS([.B$3]))" office:value-type="float" office:value="0" calcext:value-type="float">
            <text:p>0,00</text:p>
          </table:table-cell>
          <table:table-cell table:style-name="ce4" table:formula="of:=COS(RADIANS([.$A51])) * TAN(RADIANS([.C$3]))" office:value-type="float" office:value="0.0119043256558288" calcext:value-type="float">
            <text:p>0,01</text:p>
          </table:table-cell>
          <table:table-cell table:style-name="ce4" table:formula="of:=COS(RADIANS([.$A51])) * TAN(RADIANS([.D$3]))" office:value-type="float" office:value="0.0238159075254925" calcext:value-type="float">
            <text:p>0,02</text:p>
          </table:table-cell>
          <table:table-cell table:style-name="ce4" table:formula="of:=COS(RADIANS([.$A51])) * TAN(RADIANS([.E$3]))" office:value-type="float" office:value="0.0357420195255515" calcext:value-type="float">
            <text:p>0,04</text:p>
          </table:table-cell>
          <table:table-cell table:style-name="ce4" table:formula="of:=COS(RADIANS([.$A51])) * TAN(RADIANS([.F$3]))" office:value-type="float" office:value="0.0476899710698728" calcext:value-type="float">
            <text:p>0,05</text:p>
          </table:table-cell>
          <table:table-cell table:style-name="ce4" table:formula="of:=COS(RADIANS([.$A51])) * TAN(RADIANS([.G$3]))" office:value-type="float" office:value="0.0596671250487399" calcext:value-type="float">
            <text:p>0,06</text:p>
          </table:table-cell>
          <table:table-cell table:style-name="ce4" table:formula="of:=COS(RADIANS([.$A51])) * TAN(RADIANS([.H$3]))" office:value-type="float" office:value="0.0716809160868144" calcext:value-type="float">
            <text:p>0,07</text:p>
          </table:table-cell>
          <table:table-cell table:style-name="ce4" table:formula="of:=COS(RADIANS([.$A51])) * TAN(RADIANS([.I$3]))" office:value-type="float" office:value="0.0837388691767749" calcext:value-type="float">
            <text:p>0,08</text:p>
          </table:table-cell>
          <table:table-cell table:style-name="ce4" table:formula="of:=COS(RADIANS([.$A51])) * TAN(RADIANS([.J$3]))" office:value-type="float" office:value="0.0958486187888456" calcext:value-type="float">
            <text:p>0,10</text:p>
          </table:table-cell>
          <table:table-cell table:style-name="ce4" table:formula="of:=COS(RADIANS([.$A51])) * TAN(RADIANS([.K$3]))" office:value-type="float" office:value="0.10801792856075" calcext:value-type="float">
            <text:p>0,11</text:p>
          </table:table-cell>
          <table:table-cell table:style-name="ce4" table:formula="of:=COS(RADIANS([.$A51])) * TAN(RADIANS([.L$3]))" office:value-type="float" office:value="0.120254711677945" calcext:value-type="float">
            <text:p>0,12</text:p>
          </table:table-cell>
          <table:table-cell table:style-name="ce4" table:formula="of:=COS(RADIANS([.$A51])) * TAN(RADIANS([.M$3]))" office:value-type="float" office:value="0.132567052060365" calcext:value-type="float">
            <text:p>0,13</text:p>
          </table:table-cell>
          <table:table-cell table:style-name="ce4" table:formula="of:=COS(RADIANS([.$A51])) * TAN(RADIANS([.N$3]))" office:value-type="float" office:value="0.144963226479478" calcext:value-type="float">
            <text:p>0,14</text:p>
          </table:table-cell>
          <table:table-cell table:style-name="ce4" table:formula="of:=COS(RADIANS([.$A51])) * TAN(RADIANS([.O$3]))" office:value-type="float" office:value="0.157451727738229" calcext:value-type="float">
            <text:p>0,16</text:p>
          </table:table-cell>
          <table:table-cell table:style-name="ce4" table:formula="of:=COS(RADIANS([.$A51])) * TAN(RADIANS([.P$3]))" office:value-type="float" office:value="0.170041289056707" calcext:value-type="float">
            <text:p>0,17</text:p>
          </table:table-cell>
          <table:table-cell table:style-name="ce4" table:formula="of:=COS(RADIANS([.$A51])) * TAN(RADIANS([.Q$3]))" office:value-type="float" office:value="0.182740909818097" calcext:value-type="float">
            <text:p>0,18</text:p>
          </table:table-cell>
          <table:table-cell table:style-name="ce4" table:formula="of:=COS(RADIANS([.$A51])) * TAN(RADIANS([.R$3]))" office:value-type="float" office:value="0.195559882842995" calcext:value-type="float">
            <text:p>0,20</text:p>
          </table:table-cell>
          <table:table-cell table:style-name="ce4" table:formula="of:=COS(RADIANS([.$A51])) * TAN(RADIANS([.S$3]))" office:value-type="float" office:value="0.208507823375596" calcext:value-type="float">
            <text:p>0,21</text:p>
          </table:table-cell>
          <table:table-cell table:style-name="ce4" table:formula="of:=COS(RADIANS([.$A51])) * TAN(RADIANS([.T$3]))" office:value-type="float" office:value="0.221594699982847" calcext:value-type="float">
            <text:p>0,22</text:p>
          </table:table-cell>
          <table:table-cell table:style-name="ce4" table:formula="of:=COS(RADIANS([.$A51])) * TAN(RADIANS([.U$3]))" office:value-type="float" office:value="0.234830867587786" calcext:value-type="float">
            <text:p>0,23</text:p>
          </table:table-cell>
          <table:table-cell table:style-name="ce4" table:formula="of:=COS(RADIANS([.$A51])) * TAN(RADIANS([.V$3]))" office:value-type="float" office:value="0.248227102881113" calcext:value-type="float">
            <text:p>0,25</text:p>
          </table:table-cell>
          <table:table-cell table:style-name="ce4" table:formula="of:=COS(RADIANS([.$A51])) * TAN(RADIANS([.W$3]))" office:value-type="float" office:value="0.261794642381127" calcext:value-type="float">
            <text:p>0,26</text:p>
          </table:table-cell>
          <table:table-cell table:style-name="ce4" table:formula="of:=COS(RADIANS([.$A51])) * TAN(RADIANS([.X$3]))" office:value-type="float" office:value="0.275545223441818" calcext:value-type="float">
            <text:p>0,28</text:p>
          </table:table-cell>
          <table:table-cell table:style-name="ce4" table:formula="of:=COS(RADIANS([.$A51])) * TAN(RADIANS([.Y$3]))" office:value-type="float" office:value="0.289491128542781" calcext:value-type="float">
            <text:p>0,29</text:p>
          </table:table-cell>
          <table:table-cell table:style-name="ce4" table:formula="of:=COS(RADIANS([.$A51])) * TAN(RADIANS([.Z$3]))" office:value-type="float" office:value="0.303645233233204" calcext:value-type="float">
            <text:p>0,30</text:p>
          </table:table-cell>
          <table:table-cell table:style-name="ce4" table:formula="of:=COS(RADIANS([.$A51])) * TAN(RADIANS([.AA$3]))" office:value-type="float" office:value="0.318021058146293" calcext:value-type="float">
            <text:p>0,32</text:p>
          </table:table-cell>
          <table:table-cell table:style-name="ce4" table:formula="of:=COS(RADIANS([.$A51])) * TAN(RADIANS([.AB$3]))" office:value-type="float" office:value="0.332632825550955" calcext:value-type="float">
            <text:p>0,33</text:p>
          </table:table-cell>
          <table:table-cell table:style-name="ce4" table:formula="of:=COS(RADIANS([.$A51])) * TAN(RADIANS([.AC$3]))" office:value-type="float" office:value="0.347495520965308" calcext:value-type="float">
            <text:p>0,35</text:p>
          </table:table-cell>
          <table:table-cell table:style-name="ce4" table:formula="of:=COS(RADIANS([.$A51])) * TAN(RADIANS([.AD$3]))" office:value-type="float" office:value="0.362624960422892" calcext:value-type="float">
            <text:p>0,36</text:p>
          </table:table-cell>
          <table:table-cell table:style-name="ce4" table:formula="of:=COS(RADIANS([.$A51])) * TAN(RADIANS([.AE$3]))" office:value-type="float" office:value="0.378037864058588" calcext:value-type="float">
            <text:p>0,38</text:p>
          </table:table-cell>
          <table:table-cell table:style-name="ce4" table:formula="of:=COS(RADIANS([.$A51])) * TAN(RADIANS([.AF$3]))" office:value-type="float" office:value="0.393751936768967" calcext:value-type="float">
            <text:p>0,39</text:p>
          </table:table-cell>
          <table:table-cell table:style-name="ce4" table:formula="of:=COS(RADIANS([.$A51])) * TAN(RADIANS([.AG$3]))" office:value-type="float" office:value="0.409785956802934" calcext:value-type="float">
            <text:p>0,41</text:p>
          </table:table-cell>
          <table:table-cell table:style-name="ce4" table:formula="of:=COS(RADIANS([.$A51])) * TAN(RADIANS([.AH$3]))" office:value-type="float" office:value="0.426159873255478" calcext:value-type="float">
            <text:p>0,43</text:p>
          </table:table-cell>
          <table:table-cell table:style-name="ce4" table:formula="of:=COS(RADIANS([.$A51])) * TAN(RADIANS([.AI$3]))" office:value-type="float" office:value="0.442894913572836" calcext:value-type="float">
            <text:p>0,44</text:p>
          </table:table-cell>
          <table:table-cell table:style-name="ce4" table:formula="of:=COS(RADIANS([.$A51])) * TAN(RADIANS([.AJ$3]))" office:value-type="float" office:value="0.460013702334723" calcext:value-type="float">
            <text:p>0,46</text:p>
          </table:table-cell>
          <table:table-cell table:style-name="ce4" table:formula="of:=COS(RADIANS([.$A51])) * TAN(RADIANS([.AK$3]))" office:value-type="float" office:value="0.477540392762421" calcext:value-type="float">
            <text:p>0,48</text:p>
          </table:table-cell>
          <table:table-cell table:style-name="ce4" table:formula="of:=COS(RADIANS([.$A51])) * TAN(RADIANS([.AL$3]))" office:value-type="float" office:value="0.495500812615318" calcext:value-type="float">
            <text:p>0,50</text:p>
          </table:table-cell>
          <table:table-cell table:style-name="ce4" table:formula="of:=COS(RADIANS([.$A51])) * TAN(RADIANS([.AM$3]))" office:value-type="float" office:value="0.513922626388559" calcext:value-type="float">
            <text:p>0,51</text:p>
          </table:table-cell>
          <table:table-cell table:style-name="ce4" table:formula="of:=COS(RADIANS([.$A51])) * TAN(RADIANS([.AN$3]))" office:value-type="float" office:value="0.532835516017983" calcext:value-type="float">
            <text:p>0,53</text:p>
          </table:table-cell>
          <table:table-cell table:style-name="ce4" table:formula="of:=COS(RADIANS([.$A51])) * TAN(RADIANS([.AO$3]))" office:value-type="float" office:value="0.552271382643791" calcext:value-type="float">
            <text:p>0,55</text:p>
          </table:table-cell>
          <table:table-cell table:style-name="ce4" table:formula="of:=COS(RADIANS([.$A51])) * TAN(RADIANS([.AP$3]))" office:value-type="float" office:value="0.572264572391952" calcext:value-type="float">
            <text:p>0,57</text:p>
          </table:table-cell>
          <table:table-cell table:style-name="ce4" table:formula="of:=COS(RADIANS([.$A51])) * TAN(RADIANS([.AQ$3]))" office:value-type="float" office:value="0.592852129614746" calcext:value-type="float">
            <text:p>0,59</text:p>
          </table:table-cell>
          <table:table-cell table:style-name="ce4" table:formula="of:=COS(RADIANS([.$A51])) * TAN(RADIANS([.AR$3]))" office:value-type="float" office:value="0.614074081604768" calcext:value-type="float">
            <text:p>0,61</text:p>
          </table:table-cell>
          <table:table-cell table:style-name="ce4" table:formula="of:=COS(RADIANS([.$A51])) * TAN(RADIANS([.AS$3]))" office:value-type="float" office:value="0.635973759479425" calcext:value-type="float">
            <text:p>0,64</text:p>
          </table:table-cell>
          <table:table-cell table:style-name="ce4" table:formula="of:=COS(RADIANS([.$A51])) * TAN(RADIANS([.AT$3]))" office:value-type="float" office:value="0.658598160749188" calcext:value-type="float">
            <text:p>0,66</text:p>
          </table:table-cell>
          <table:table-cell table:style-name="ce4" table:formula="of:=COS(RADIANS([.$A51])) * TAN(RADIANS([.AU$3]))" office:value-type="float" office:value="0.681998360062498" calcext:value-type="float">
            <text:p>0,68</text:p>
          </table:table-cell>
          <table:table-cell table:style-name="ce4" table:formula="of:=COS(RADIANS([.$A51])) * TAN(RADIANS([.AV$3]))" office:value-type="float" office:value="0.706229975800173" calcext:value-type="float">
            <text:p>0,71</text:p>
          </table:table-cell>
          <table:table-cell table:style-name="ce4" table:formula="of:=COS(RADIANS([.$A51])) * TAN(RADIANS([.AW$3]))" office:value-type="float" office:value="0.73135370161917" calcext:value-type="float">
            <text:p>0,73</text:p>
          </table:table-cell>
          <table:table-cell table:style-name="ce4" table:formula="of:=COS(RADIANS([.$A51])) * TAN(RADIANS([.AX$3]))" office:value-type="float" office:value="0.757435913778397" calcext:value-type="float">
            <text:p>0,76</text:p>
          </table:table-cell>
          <table:table-cell table:style-name="ce4" table:formula="of:=COS(RADIANS([.$A51])) * TAN(RADIANS([.AY$3]))" office:value-type="float" office:value="0.784549367192436" calcext:value-type="float">
            <text:p>0,78</text:p>
          </table:table-cell>
          <table:table-cell table:style-name="ce4" table:formula="of:=COS(RADIANS([.$A51])) * TAN(RADIANS([.AZ$3]))" office:value-type="float" office:value="0.812773995747842" calcext:value-type="float">
            <text:p>0,81</text:p>
          </table:table-cell>
          <table:table-cell table:style-name="ce4" table:formula="of:=COS(RADIANS([.$A51])) * TAN(RADIANS([.BA$3]))" office:value-type="float" office:value="0.842197835602747" calcext:value-type="float">
            <text:p>0,84</text:p>
          </table:table-cell>
          <table:table-cell table:style-name="ce4" table:formula="of:=COS(RADIANS([.$A51])) * TAN(RADIANS([.BB$3]))" office:value-type="float" office:value="0.872918094131397" calcext:value-type="float">
            <text:p>0,87</text:p>
          </table:table-cell>
          <table:table-cell table:style-name="ce4" table:formula="of:=COS(RADIANS([.$A51])) * TAN(RADIANS([.BC$3]))" office:value-type="float" office:value="0.90504239207455" calcext:value-type="float">
            <text:p>0,91</text:p>
          </table:table-cell>
          <table:table-cell table:style-name="ce4" table:formula="of:=COS(RADIANS([.$A51])) * TAN(RADIANS([.BD$3]))" office:value-type="float" office:value="0.938690212581012" calcext:value-type="float">
            <text:p>0,94</text:p>
          </table:table-cell>
          <table:table-cell table:style-name="ce4" table:formula="of:=COS(RADIANS([.$A51])) * TAN(RADIANS([.BE$3]))" office:value-type="float" office:value="0.973994598524648" calcext:value-type="float">
            <text:p>0,97</text:p>
          </table:table-cell>
          <table:table-cell table:style-name="ce4" table:formula="of:=COS(RADIANS([.$A51])) * TAN(RADIANS([.BF$3]))" office:value-type="float" office:value="1.01110414921836" calcext:value-type="float">
            <text:p>1,01</text:p>
          </table:table-cell>
          <table:table-cell table:style-name="ce4" table:formula="of:=COS(RADIANS([.$A51])) * TAN(RADIANS([.BG$3]))" office:value-type="float" office:value="1.05018538003924" calcext:value-type="float">
            <text:p>1,05</text:p>
          </table:table-cell>
          <table:table-cell table:style-name="ce4" table:formula="of:=COS(RADIANS([.$A51])) * TAN(RADIANS([.BH$3]))" office:value-type="float" office:value="1.09142552435739" calcext:value-type="float">
            <text:p>1,09</text:p>
          </table:table-cell>
          <table:table-cell table:style-name="ce4" table:formula="of:=COS(RADIANS([.$A51])) * TAN(RADIANS([.BI$3]))" office:value-type="float" office:value="1.13503587764872" calcext:value-type="float">
            <text:p>1,14</text:p>
          </table:table-cell>
          <table:table-cell table:style-name="ce4" table:formula="of:=COS(RADIANS([.$A51])) * TAN(RADIANS([.BJ$3]))" office:value-type="float" office:value="1.1812558103069" calcext:value-type="float">
            <text:p>1,18</text:p>
          </table:table-cell>
          <table:table-cell table:style-name="ce4" table:formula="of:=COS(RADIANS([.$A51])) * TAN(RADIANS([.BK$3]))" office:value-type="float" office:value="1.23035761056954" calcext:value-type="float">
            <text:p>1,23</text:p>
          </table:table-cell>
          <table:table-cell table:style-name="ce4" table:formula="of:=COS(RADIANS([.$A51])) * TAN(RADIANS([.BL$3]))" office:value-type="float" office:value="1.28265236509234" calcext:value-type="float">
            <text:p>1,28</text:p>
          </table:table-cell>
          <table:table-cell table:style-name="ce4" table:formula="of:=COS(RADIANS([.$A51])) * TAN(RADIANS([.BM$3]))" office:value-type="float" office:value="1.33849714619594" calcext:value-type="float">
            <text:p>1,34</text:p>
          </table:table-cell>
          <table:table-cell table:style-name="ce4" table:formula="of:=COS(RADIANS([.$A51])) * TAN(RADIANS([.BN$3]))" office:value-type="float" office:value="1.39830385758692" calcext:value-type="float">
            <text:p>1,40</text:p>
          </table:table-cell>
          <table:table-cell table:style-name="ce4" table:formula="of:=COS(RADIANS([.$A51])) * TAN(RADIANS([.BO$3]))" office:value-type="float" office:value="1.4625502029302" calcext:value-type="float">
            <text:p>1,46</text:p>
          </table:table-cell>
          <table:table-cell table:style-name="ce4" table:formula="of:=COS(RADIANS([.$A51])) * TAN(RADIANS([.BP$3]))" office:value-type="float" office:value="1.53179339644274" calcext:value-type="float">
            <text:p>1,53</text:p>
          </table:table-cell>
          <table:table-cell table:style-name="ce4" table:formula="of:=COS(RADIANS([.$A51])) * TAN(RADIANS([.BQ$3]))" office:value-type="float" office:value="1.60668745004116" calcext:value-type="float">
            <text:p>1,61</text:p>
          </table:table-cell>
          <table:table-cell table:style-name="ce4" table:formula="of:=COS(RADIANS([.$A51])) * TAN(RADIANS([.BR$3]))" office:value-type="float" office:value="1.68800517504216" calcext:value-type="float">
            <text:p>1,69</text:p>
          </table:table-cell>
          <table:table-cell table:style-name="ce4" table:formula="of:=COS(RADIANS([.$A51])) * TAN(RADIANS([.BS$3]))" office:value-type="float" office:value="1.77666646993792" calcext:value-type="float">
            <text:p>1,78</text:p>
          </table:table-cell>
          <table:table-cell table:style-name="ce4" table:formula="of:=COS(RADIANS([.$A51])) * TAN(RADIANS([.BT$3]))" office:value-type="float" office:value="1.8737750943768" calcext:value-type="float">
            <text:p>1,87</text:p>
          </table:table-cell>
          <table:table-cell table:style-name="ce4" table:formula="of:=COS(RADIANS([.$A51])) * TAN(RADIANS([.BU$3]))" office:value-type="float" office:value="1.98066705585058" calcext:value-type="float">
            <text:p>1,98</text:p>
          </table:table-cell>
          <table:table-cell table:style-name="ce4" table:formula="of:=COS(RADIANS([.$A51])) * TAN(RADIANS([.BV$3]))" office:value-type="float" office:value="2.09897512514487" calcext:value-type="float">
            <text:p>2,10</text:p>
          </table:table-cell>
          <table:table-cell table:style-name="ce4" table:formula="of:=COS(RADIANS([.$A51])) * TAN(RADIANS([.BW$3]))" office:value-type="float" office:value="2.23071612181231" calcext:value-type="float">
            <text:p>2,23</text:p>
          </table:table-cell>
          <table:table-cell table:style-name="ce4" table:formula="of:=COS(RADIANS([.$A51])) * TAN(RADIANS([.BX$3]))" office:value-type="float" office:value="2.37841093155777" calcext:value-type="float">
            <text:p>2,38</text:p>
          </table:table-cell>
          <table:table-cell table:style-name="ce4" table:formula="of:=COS(RADIANS([.$A51])) * TAN(RADIANS([.BY$3]))" office:value-type="float" office:value="2.5452525304319" calcext:value-type="float">
            <text:p>2,55</text:p>
          </table:table-cell>
          <table:table-cell table:style-name="ce4" table:formula="of:=COS(RADIANS([.$A51])) * TAN(RADIANS([.BZ$3]))" office:value-type="float" office:value="2.73534601924138" calcext:value-type="float">
            <text:p>2,74</text:p>
          </table:table-cell>
          <table:table-cell table:style-name="ce4" table:formula="of:=COS(RADIANS([.$A51])) * TAN(RADIANS([.CA$3]))" office:value-type="float" office:value="2.95405944291207" calcext:value-type="float">
            <text:p>2,95</text:p>
          </table:table-cell>
          <table:table-cell table:style-name="ce4" table:formula="of:=COS(RADIANS([.$A51])) * TAN(RADIANS([.CB$3]))" office:value-type="float" office:value="3.20855001936496" calcext:value-type="float">
            <text:p>3,21</text:p>
          </table:table-cell>
          <table:table-cell table:style-name="ce4" table:formula="of:=COS(RADIANS([.$A51])) * TAN(RADIANS([.CC$3]))" office:value-type="float" office:value="3.50857740214469" calcext:value-type="float">
            <text:p>3,51</text:p>
          </table:table-cell>
          <table:table-cell table:style-name="ce4" table:formula="of:=COS(RADIANS([.$A51])) * TAN(RADIANS([.CD$3]))" office:value-type="float" office:value="3.86780490043154" calcext:value-type="float">
            <text:p>3,87</text:p>
          </table:table-cell>
          <table:table-cell table:style-name="ce4" table:formula="of:=COS(RADIANS([.$A51])) * TAN(RADIANS([.CE$3]))" office:value-type="float" office:value="4.30596817885049" calcext:value-type="float">
            <text:p>4,31</text:p>
          </table:table-cell>
          <table:table-cell table:style-name="ce4" table:formula="of:=COS(RADIANS([.$A51])) * TAN(RADIANS([.CF$3]))" office:value-type="float" office:value="4.85267048190438" calcext:value-type="float">
            <text:p>4,85</text:p>
          </table:table-cell>
          <table:table-cell table:style-name="ce4" table:formula="of:=COS(RADIANS([.$A51])) * TAN(RADIANS([.CG$3]))" office:value-type="float" office:value="5.55443090765954" calcext:value-type="float">
            <text:p>5,55</text:p>
          </table:table-cell>
          <table:table-cell table:style-name="ce4" table:formula="of:=COS(RADIANS([.$A51])) * TAN(RADIANS([.CH$3]))" office:value-type="float" office:value="6.48878095481673" calcext:value-type="float">
            <text:p>6,49</text:p>
          </table:table-cell>
          <table:table-cell table:style-name="ce4" table:formula="of:=COS(RADIANS([.$A51])) * TAN(RADIANS([.CI$3]))" office:value-type="float" office:value="7.7952769259118" calcext:value-type="float">
            <text:p>7,80</text:p>
          </table:table-cell>
          <table:table-cell table:style-name="ce4" table:formula="of:=COS(RADIANS([.$A51])) * TAN(RADIANS([.CJ$3]))" office:value-type="float" office:value="9.75303093487865" calcext:value-type="float">
            <text:p>9,75</text:p>
          </table:table-cell>
          <table:table-cell table:style-name="ce4" table:formula="of:=COS(RADIANS([.$A51])) * TAN(RADIANS([.CK$3]))" office:value-type="float" office:value="13.013303929159" calcext:value-type="float">
            <text:p>13,01</text:p>
          </table:table-cell>
          <table:table-cell table:style-name="ce4" table:formula="of:=COS(RADIANS([.$A51])) * TAN(RADIANS([.CL$3]))" office:value-type="float" office:value="19.5298777772827" calcext:value-type="float">
            <text:p>19,53</text:p>
          </table:table-cell>
          <table:table-cell table:style-name="ce4" table:formula="of:=COS(RADIANS([.$A51])) * TAN(RADIANS([.CM$3]))" office:value-type="float" office:value="39.0716598802212" calcext:value-type="float">
            <text:p>39,07</text:p>
          </table:table-cell>
          <table:table-cell table:number-columns-repeated="93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style-name="ce4" table:formula="of:=COS(RADIANS([.$A52])) * TAN(RADIANS([.B$3]))" office:value-type="float" office:value="0" calcext:value-type="float">
            <text:p>0,00</text:p>
          </table:table-cell>
          <table:table-cell table:style-name="ce4" table:formula="of:=COS(RADIANS([.$A52])) * TAN(RADIANS([.C$3]))" office:value-type="float" office:value="0.0116797181794515" calcext:value-type="float">
            <text:p>0,01</text:p>
          </table:table-cell>
          <table:table-cell table:style-name="ce4" table:formula="of:=COS(RADIANS([.$A52])) * TAN(RADIANS([.D$3]))" office:value-type="float" office:value="0.0233665556645311" calcext:value-type="float">
            <text:p>0,02</text:p>
          </table:table-cell>
          <table:table-cell table:style-name="ce4" table:formula="of:=COS(RADIANS([.$A52])) * TAN(RADIANS([.E$3]))" office:value-type="float" office:value="0.0350676491295826" calcext:value-type="float">
            <text:p>0,04</text:p>
          </table:table-cell>
          <table:table-cell table:style-name="ce4" table:formula="of:=COS(RADIANS([.$A52])) * TAN(RADIANS([.F$3]))" office:value-type="float" office:value="0.046790170076503" calcext:value-type="float">
            <text:p>0,05</text:p>
          </table:table-cell>
          <table:table-cell table:style-name="ce4" table:formula="of:=COS(RADIANS([.$A52])) * TAN(RADIANS([.G$3]))" office:value-type="float" office:value="0.0585413424746277" calcext:value-type="float">
            <text:p>0,06</text:p>
          </table:table-cell>
          <table:table-cell table:style-name="ce4" table:formula="of:=COS(RADIANS([.$A52])) * TAN(RADIANS([.H$3]))" office:value-type="float" office:value="0.0703284606742062" calcext:value-type="float">
            <text:p>0,07</text:p>
          </table:table-cell>
          <table:table-cell table:style-name="ce4" table:formula="of:=COS(RADIANS([.$A52])) * TAN(RADIANS([.I$3]))" office:value-type="float" office:value="0.0821589076884667" calcext:value-type="float">
            <text:p>0,08</text:p>
          </table:table-cell>
          <table:table-cell table:style-name="ce4" table:formula="of:=COS(RADIANS([.$A52])) * TAN(RADIANS([.J$3]))" office:value-type="float" office:value="0.0940401739425913" calcext:value-type="float">
            <text:p>0,09</text:p>
          </table:table-cell>
          <table:table-cell table:style-name="ce4" table:formula="of:=COS(RADIANS([.$A52])) * TAN(RADIANS([.K$3]))" office:value-type="float" office:value="0.105979876592165" calcext:value-type="float">
            <text:p>0,11</text:p>
          </table:table-cell>
          <table:table-cell table:style-name="ce4" table:formula="of:=COS(RADIANS([.$A52])) * TAN(RADIANS([.L$3]))" office:value-type="float" office:value="0.117985779518882" calcext:value-type="float">
            <text:p>0,12</text:p>
          </table:table-cell>
          <table:table-cell table:style-name="ce4" table:formula="of:=COS(RADIANS([.$A52])) * TAN(RADIANS([.M$3]))" office:value-type="float" office:value="0.130065814117544" calcext:value-type="float">
            <text:p>0,13</text:p>
          </table:table-cell>
          <table:table-cell table:style-name="ce4" table:formula="of:=COS(RADIANS([.$A52])) * TAN(RADIANS([.N$3]))" office:value-type="float" office:value="0.142228100995816" calcext:value-type="float">
            <text:p>0,14</text:p>
          </table:table-cell>
          <table:table-cell table:style-name="ce4" table:formula="of:=COS(RADIANS([.$A52])) * TAN(RADIANS([.O$3]))" office:value-type="float" office:value="0.154480972716821" calcext:value-type="float">
            <text:p>0,15</text:p>
          </table:table-cell>
          <table:table-cell table:style-name="ce4" table:formula="of:=COS(RADIANS([.$A52])) * TAN(RADIANS([.P$3]))" office:value-type="float" office:value="0.166832997724701" calcext:value-type="float">
            <text:p>0,17</text:p>
          </table:table-cell>
          <table:table-cell table:style-name="ce4" table:formula="of:=COS(RADIANS([.$A52])) * TAN(RADIANS([.Q$3]))" office:value-type="float" office:value="0.179293005604804" calcext:value-type="float">
            <text:p>0,18</text:p>
          </table:table-cell>
          <table:table-cell table:style-name="ce4" table:formula="of:=COS(RADIANS([.$A52])) * TAN(RADIANS([.R$3]))" office:value-type="float" office:value="0.191870113843396" calcext:value-type="float">
            <text:p>0,19</text:p>
          </table:table-cell>
          <table:table-cell table:style-name="ce4" table:formula="of:=COS(RADIANS([.$A52])) * TAN(RADIANS([.S$3]))" office:value-type="float" office:value="0.20457375626694" calcext:value-type="float">
            <text:p>0,20</text:p>
          </table:table-cell>
          <table:table-cell table:style-name="ce4" table:formula="of:=COS(RADIANS([.$A52])) * TAN(RADIANS([.T$3]))" office:value-type="float" office:value="0.217413713358261" calcext:value-type="float">
            <text:p>0,22</text:p>
          </table:table-cell>
          <table:table-cell table:style-name="ce4" table:formula="of:=COS(RADIANS([.$A52])) * TAN(RADIANS([.U$3]))" office:value-type="float" office:value="0.230400144666612" calcext:value-type="float">
            <text:p>0,23</text:p>
          </table:table-cell>
          <table:table-cell table:style-name="ce4" table:formula="of:=COS(RADIANS([.$A52])) * TAN(RADIANS([.V$3]))" office:value-type="float" office:value="0.24354362355112" calcext:value-type="float">
            <text:p>0,24</text:p>
          </table:table-cell>
          <table:table-cell table:style-name="ce4" table:formula="of:=COS(RADIANS([.$A52])) * TAN(RADIANS([.W$3]))" office:value-type="float" office:value="0.256855174522606" calcext:value-type="float">
            <text:p>0,26</text:p>
          </table:table-cell>
          <table:table-cell table:style-name="ce4" table:formula="of:=COS(RADIANS([.$A52])) * TAN(RADIANS([.X$3]))" office:value-type="float" office:value="0.270346313477959" calcext:value-type="float">
            <text:p>0,27</text:p>
          </table:table-cell>
          <table:table-cell table:style-name="ce4" table:formula="of:=COS(RADIANS([.$A52])) * TAN(RADIANS([.Y$3]))" office:value-type="float" office:value="0.284029091154398" calcext:value-type="float">
            <text:p>0,28</text:p>
          </table:table-cell>
          <table:table-cell table:style-name="ce4" table:formula="of:=COS(RADIANS([.$A52])) * TAN(RADIANS([.Z$3]))" office:value-type="float" office:value="0.297916140168858" calcext:value-type="float">
            <text:p>0,30</text:p>
          </table:table-cell>
          <table:table-cell table:style-name="ce4" table:formula="of:=COS(RADIANS([.$A52])) * TAN(RADIANS([.AA$3]))" office:value-type="float" office:value="0.312020726051033" calcext:value-type="float">
            <text:p>0,31</text:p>
          </table:table-cell>
          <table:table-cell table:style-name="ce4" table:formula="of:=COS(RADIANS([.$A52])) * TAN(RADIANS([.AB$3]))" office:value-type="float" office:value="0.32635680272805" calcext:value-type="float">
            <text:p>0,33</text:p>
          </table:table-cell>
          <table:table-cell table:style-name="ce4" table:formula="of:=COS(RADIANS([.$A52])) * TAN(RADIANS([.AC$3]))" office:value-type="float" office:value="0.340939072975477" calcext:value-type="float">
            <text:p>0,34</text:p>
          </table:table-cell>
          <table:table-cell table:style-name="ce4" table:formula="of:=COS(RADIANS([.$A52])) * TAN(RADIANS([.AD$3]))" office:value-type="float" office:value="0.355783054414369" calcext:value-type="float">
            <text:p>0,36</text:p>
          </table:table-cell>
          <table:table-cell table:style-name="ce4" table:formula="of:=COS(RADIANS([.$A52])) * TAN(RADIANS([.AE$3]))" office:value-type="float" office:value="0.370905151708795" calcext:value-type="float">
            <text:p>0,37</text:p>
          </table:table-cell>
          <table:table-cell table:style-name="ce4" table:formula="of:=COS(RADIANS([.$A52])) * TAN(RADIANS([.AF$3]))" office:value-type="float" office:value="0.386322735704304" calcext:value-type="float">
            <text:p>0,39</text:p>
          </table:table-cell>
          <table:table-cell table:style-name="ce4" table:formula="of:=COS(RADIANS([.$A52])) * TAN(RADIANS([.AG$3]))" office:value-type="float" office:value="0.40205423034707" calcext:value-type="float">
            <text:p>0,40</text:p>
          </table:table-cell>
          <table:table-cell table:style-name="ce4" table:formula="of:=COS(RADIANS([.$A52])) * TAN(RADIANS([.AH$3]))" office:value-type="float" office:value="0.418119208338155" calcext:value-type="float">
            <text:p>0,42</text:p>
          </table:table-cell>
          <table:table-cell table:style-name="ce4" table:formula="of:=COS(RADIANS([.$A52])) * TAN(RADIANS([.AI$3]))" office:value-type="float" office:value="0.434538496610297" calcext:value-type="float">
            <text:p>0,43</text:p>
          </table:table-cell>
          <table:table-cell table:style-name="ce4" table:formula="of:=COS(RADIANS([.$A52])) * TAN(RADIANS([.AJ$3]))" office:value-type="float" office:value="0.451334292868987" calcext:value-type="float">
            <text:p>0,45</text:p>
          </table:table-cell>
          <table:table-cell table:style-name="ce4" table:formula="of:=COS(RADIANS([.$A52])) * TAN(RADIANS([.AK$3]))" office:value-type="float" office:value="0.468530294619306" calcext:value-type="float">
            <text:p>0,47</text:p>
          </table:table-cell>
          <table:table-cell table:style-name="ce4" table:formula="of:=COS(RADIANS([.$A52])) * TAN(RADIANS([.AL$3]))" office:value-type="float" office:value="0.486151842309725" calcext:value-type="float">
            <text:p>0,49</text:p>
          </table:table-cell>
          <table:table-cell table:style-name="ce4" table:formula="of:=COS(RADIANS([.$A52])) * TAN(RADIANS([.AM$3]))" office:value-type="float" office:value="0.504226078469456" calcext:value-type="float">
            <text:p>0,50</text:p>
          </table:table-cell>
          <table:table-cell table:style-name="ce4" table:formula="of:=COS(RADIANS([.$A52])) * TAN(RADIANS([.AN$3]))" office:value-type="float" office:value="0.5227821250039" calcext:value-type="float">
            <text:p>0,52</text:p>
          </table:table-cell>
          <table:table-cell table:style-name="ce4" table:formula="of:=COS(RADIANS([.$A52])) * TAN(RADIANS([.AO$3]))" office:value-type="float" office:value="0.541851281151497" calcext:value-type="float">
            <text:p>0,54</text:p>
          </table:table-cell>
          <table:table-cell table:style-name="ce4" table:formula="of:=COS(RADIANS([.$A52])) * TAN(RADIANS([.AP$3]))" office:value-type="float" office:value="0.561467245005148" calcext:value-type="float">
            <text:p>0,56</text:p>
          </table:table-cell>
          <table:table-cell table:style-name="ce4" table:formula="of:=COS(RADIANS([.$A52])) * TAN(RADIANS([.AQ$3]))" office:value-type="float" office:value="0.581666361974686" calcext:value-type="float">
            <text:p>0,58</text:p>
          </table:table-cell>
          <table:table-cell table:style-name="ce4" table:formula="of:=COS(RADIANS([.$A52])) * TAN(RADIANS([.AR$3]))" office:value-type="float" office:value="0.602487904128982" calcext:value-type="float">
            <text:p>0,60</text:p>
          </table:table-cell>
          <table:table-cell table:style-name="ce4" table:formula="of:=COS(RADIANS([.$A52])) * TAN(RADIANS([.AS$3]))" office:value-type="float" office:value="0.623974385026077" calcext:value-type="float">
            <text:p>0,62</text:p>
          </table:table-cell>
          <table:table-cell table:style-name="ce4" table:formula="of:=COS(RADIANS([.$A52])) * TAN(RADIANS([.AT$3]))" office:value-type="float" office:value="0.6461719154406" calcext:value-type="float">
            <text:p>0,65</text:p>
          </table:table-cell>
          <table:table-cell table:style-name="ce4" table:formula="of:=COS(RADIANS([.$A52])) * TAN(RADIANS([.AU$3]))" office:value-type="float" office:value="0.669130606358858" calcext:value-type="float">
            <text:p>0,67</text:p>
          </table:table-cell>
          <table:table-cell table:style-name="ce4" table:formula="of:=COS(RADIANS([.$A52])) * TAN(RADIANS([.AV$3]))" office:value-type="float" office:value="0.692905026769662" calcext:value-type="float">
            <text:p>0,69</text:p>
          </table:table-cell>
          <table:table-cell table:style-name="ce4" table:formula="of:=COS(RADIANS([.$A52])) * TAN(RADIANS([.AW$3]))" office:value-type="float" office:value="0.717554725179083" calcext:value-type="float">
            <text:p>0,72</text:p>
          </table:table-cell>
          <table:table-cell table:style-name="ce4" table:formula="of:=COS(RADIANS([.$A52])) * TAN(RADIANS([.AX$3]))" office:value-type="float" office:value="0.743144825477394" calcext:value-type="float">
            <text:p>0,74</text:p>
          </table:table-cell>
          <table:table-cell table:style-name="ce4" table:formula="of:=COS(RADIANS([.$A52])) * TAN(RADIANS([.AY$3]))" office:value-type="float" office:value="0.769746709859868" calcext:value-type="float">
            <text:p>0,77</text:p>
          </table:table-cell>
          <table:table-cell table:style-name="ce4" table:formula="of:=COS(RADIANS([.$A52])) * TAN(RADIANS([.AZ$3]))" office:value-type="float" office:value="0.797438804042911" calcext:value-type="float">
            <text:p>0,80</text:p>
          </table:table-cell>
          <table:table-cell table:style-name="ce4" table:formula="of:=COS(RADIANS([.$A52])) * TAN(RADIANS([.BA$3]))" office:value-type="float" office:value="0.826307483143129" calcext:value-type="float">
            <text:p>0,83</text:p>
          </table:table-cell>
          <table:table-cell table:style-name="ce4" table:formula="of:=COS(RADIANS([.$A52])) * TAN(RADIANS([.BB$3]))" office:value-type="float" office:value="0.856448120453301" calcext:value-type="float">
            <text:p>0,86</text:p>
          </table:table-cell>
          <table:table-cell table:style-name="ce4" table:formula="of:=COS(RADIANS([.$A52])) * TAN(RADIANS([.BC$3]))" office:value-type="float" office:value="0.887966306156248" calcext:value-type="float">
            <text:p>0,89</text:p>
          </table:table-cell>
          <table:table-cell table:style-name="ce4" table:formula="of:=COS(RADIANS([.$A52])) * TAN(RADIANS([.BD$3]))" office:value-type="float" office:value="0.920979269026246" calcext:value-type="float">
            <text:p>0,92</text:p>
          </table:table-cell>
          <table:table-cell table:style-name="ce4" table:formula="of:=COS(RADIANS([.$A52])) * TAN(RADIANS([.BE$3]))" office:value-type="float" office:value="0.955617541721546" calcext:value-type="float">
            <text:p>0,96</text:p>
          </table:table-cell>
          <table:table-cell table:style-name="ce4" table:formula="of:=COS(RADIANS([.$A52])) * TAN(RADIANS([.BF$3]))" office:value-type="float" office:value="0.992026919824906" calcext:value-type="float">
            <text:p>0,99</text:p>
          </table:table-cell>
          <table:table-cell table:style-name="ce4" table:formula="of:=COS(RADIANS([.$A52])) * TAN(RADIANS([.BG$3]))" office:value-type="float" office:value="1.03037077694801" calcext:value-type="float">
            <text:p>1,03</text:p>
          </table:table-cell>
          <table:table-cell table:style-name="ce4" table:formula="of:=COS(RADIANS([.$A52])) * TAN(RADIANS([.BH$3]))" office:value-type="float" office:value="1.07083281379426" calcext:value-type="float">
            <text:p>1,07</text:p>
          </table:table-cell>
          <table:table-cell table:style-name="ce4" table:formula="of:=COS(RADIANS([.$A52])) * TAN(RADIANS([.BI$3]))" office:value-type="float" office:value="1.11362033917581" calcext:value-type="float">
            <text:p>1,11</text:p>
          </table:table-cell>
          <table:table-cell table:style-name="ce4" table:formula="of:=COS(RADIANS([.$A52])) * TAN(RADIANS([.BJ$3]))" office:value-type="float" office:value="1.15896820711291" calcext:value-type="float">
            <text:p>1,16</text:p>
          </table:table-cell>
          <table:table-cell table:style-name="ce4" table:formula="of:=COS(RADIANS([.$A52])) * TAN(RADIANS([.BK$3]))" office:value-type="float" office:value="1.2071435683851" calcext:value-type="float">
            <text:p>1,21</text:p>
          </table:table-cell>
          <table:table-cell table:style-name="ce4" table:formula="of:=COS(RADIANS([.$A52])) * TAN(RADIANS([.BL$3]))" office:value-type="float" office:value="1.25845164015234" calcext:value-type="float">
            <text:p>1,26</text:p>
          </table:table-cell>
          <table:table-cell table:style-name="ce4" table:formula="of:=COS(RADIANS([.$A52])) * TAN(RADIANS([.BM$3]))" office:value-type="float" office:value="1.31324275759493" calcext:value-type="float">
            <text:p>1,31</text:p>
          </table:table-cell>
          <table:table-cell table:style-name="ce4" table:formula="of:=COS(RADIANS([.$A52])) * TAN(RADIANS([.BN$3]))" office:value-type="float" office:value="1.37192105273585" calcext:value-type="float">
            <text:p>1,37</text:p>
          </table:table-cell>
          <table:table-cell table:style-name="ce4" table:formula="of:=COS(RADIANS([.$A52])) * TAN(RADIANS([.BO$3]))" office:value-type="float" office:value="1.43495521606133" calcext:value-type="float">
            <text:p>1,43</text:p>
          </table:table-cell>
          <table:table-cell table:style-name="ce4" table:formula="of:=COS(RADIANS([.$A52])) * TAN(RADIANS([.BP$3]))" office:value-type="float" office:value="1.50289194842682" calcext:value-type="float">
            <text:p>1,50</text:p>
          </table:table-cell>
          <table:table-cell table:style-name="ce4" table:formula="of:=COS(RADIANS([.$A52])) * TAN(RADIANS([.BQ$3]))" office:value-type="float" office:value="1.5763729220356" calcext:value-type="float">
            <text:p>1,58</text:p>
          </table:table-cell>
          <table:table-cell table:style-name="ce4" table:formula="of:=COS(RADIANS([.$A52])) * TAN(RADIANS([.BR$3]))" office:value-type="float" office:value="1.65615636701728" calcext:value-type="float">
            <text:p>1,66</text:p>
          </table:table-cell>
          <table:table-cell table:style-name="ce4" table:formula="of:=COS(RADIANS([.$A52])) * TAN(RADIANS([.BS$3]))" office:value-type="float" office:value="1.7431448254774" calcext:value-type="float">
            <text:p>1,74</text:p>
          </table:table-cell>
          <table:table-cell table:style-name="ce4" table:formula="of:=COS(RADIANS([.$A52])) * TAN(RADIANS([.BT$3]))" office:value-type="float" office:value="1.83842123163694" calcext:value-type="float">
            <text:p>1,84</text:p>
          </table:table-cell>
          <table:table-cell table:style-name="ce4" table:formula="of:=COS(RADIANS([.$A52])) * TAN(RADIANS([.BU$3]))" office:value-type="float" office:value="1.94329638557321" calcext:value-type="float">
            <text:p>1,94</text:p>
          </table:table-cell>
          <table:table-cell table:style-name="ce4" table:formula="of:=COS(RADIANS([.$A52])) * TAN(RADIANS([.BV$3]))" office:value-type="float" office:value="2.05937225141075" calcext:value-type="float">
            <text:p>2,06</text:p>
          </table:table-cell>
          <table:table-cell table:style-name="ce4" table:formula="of:=COS(RADIANS([.$A52])) * TAN(RADIANS([.BW$3]))" office:value-type="float" office:value="2.18862759591675" calcext:value-type="float">
            <text:p>2,19</text:p>
          </table:table-cell>
          <table:table-cell table:style-name="ce4" table:formula="of:=COS(RADIANS([.$A52])) * TAN(RADIANS([.BX$3]))" office:value-type="float" office:value="2.33353574143191" calcext:value-type="float">
            <text:p>2,33</text:p>
          </table:table-cell>
          <table:table-cell table:style-name="ce4" table:formula="of:=COS(RADIANS([.$A52])) * TAN(RADIANS([.BY$3]))" office:value-type="float" office:value="2.49722941983063" calcext:value-type="float">
            <text:p>2,50</text:p>
          </table:table-cell>
          <table:table-cell table:style-name="ce4" table:formula="of:=COS(RADIANS([.$A52])) * TAN(RADIANS([.BZ$3]))" office:value-type="float" office:value="2.68373627802939" calcext:value-type="float">
            <text:p>2,68</text:p>
          </table:table-cell>
          <table:table-cell table:style-name="ce4" table:formula="of:=COS(RADIANS([.$A52])) * TAN(RADIANS([.CA$3]))" office:value-type="float" office:value="2.89832307818852" calcext:value-type="float">
            <text:p>2,90</text:p>
          </table:table-cell>
          <table:table-cell table:style-name="ce4" table:formula="of:=COS(RADIANS([.$A52])) * TAN(RADIANS([.CB$3]))" office:value-type="float" office:value="3.14801199784946" calcext:value-type="float">
            <text:p>3,15</text:p>
          </table:table-cell>
          <table:table-cell table:style-name="ce4" table:formula="of:=COS(RADIANS([.$A52])) * TAN(RADIANS([.CC$3]))" office:value-type="float" office:value="3.44237854815211" calcext:value-type="float">
            <text:p>3,44</text:p>
          </table:table-cell>
          <table:table-cell table:style-name="ce4" table:formula="of:=COS(RADIANS([.$A52])) * TAN(RADIANS([.CD$3]))" office:value-type="float" office:value="3.79482824279277" calcext:value-type="float">
            <text:p>3,79</text:p>
          </table:table-cell>
          <table:table-cell table:style-name="ce4" table:formula="of:=COS(RADIANS([.$A52])) * TAN(RADIANS([.CE$3]))" office:value-type="float" office:value="4.22472437941367" calcext:value-type="float">
            <text:p>4,22</text:p>
          </table:table-cell>
          <table:table-cell table:style-name="ce4" table:formula="of:=COS(RADIANS([.$A52])) * TAN(RADIANS([.CF$3]))" office:value-type="float" office:value="4.76111165680641" calcext:value-type="float">
            <text:p>4,76</text:p>
          </table:table-cell>
          <table:table-cell table:style-name="ce4" table:formula="of:=COS(RADIANS([.$A52])) * TAN(RADIANS([.CG$3]))" office:value-type="float" office:value="5.44963146374724" calcext:value-type="float">
            <text:p>5,45</text:p>
          </table:table-cell>
          <table:table-cell table:style-name="ce4" table:formula="of:=COS(RADIANS([.$A52])) * TAN(RADIANS([.CH$3]))" office:value-type="float" office:value="6.36635245637313" calcext:value-type="float">
            <text:p>6,37</text:p>
          </table:table-cell>
          <table:table-cell table:style-name="ce4" table:formula="of:=COS(RADIANS([.$A52])) * TAN(RADIANS([.CI$3]))" office:value-type="float" office:value="7.64819782806015" calcext:value-type="float">
            <text:p>7,65</text:p>
          </table:table-cell>
          <table:table-cell table:style-name="ce4" table:formula="of:=COS(RADIANS([.$A52])) * TAN(RADIANS([.CJ$3]))" office:value-type="float" office:value="9.56901348368933" calcext:value-type="float">
            <text:p>9,57</text:p>
          </table:table-cell>
          <table:table-cell table:style-name="ce4" table:formula="of:=COS(RADIANS([.$A52])) * TAN(RADIANS([.CK$3]))" office:value-type="float" office:value="12.7677725618758" calcext:value-type="float">
            <text:p>12,77</text:p>
          </table:table-cell>
          <table:table-cell table:style-name="ce4" table:formula="of:=COS(RADIANS([.$A52])) * TAN(RADIANS([.CL$3]))" office:value-type="float" office:value="19.1613935230431" calcext:value-type="float">
            <text:p>19,16</text:p>
          </table:table-cell>
          <table:table-cell table:style-name="ce4" table:formula="of:=COS(RADIANS([.$A52])) * TAN(RADIANS([.CM$3]))" office:value-type="float" office:value="38.3344667642656" calcext:value-type="float">
            <text:p>38,33</text:p>
          </table:table-cell>
          <table:table-cell table:number-columns-repeated="93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table:style-name="ce4" table:formula="of:=COS(RADIANS([.$A53])) * TAN(RADIANS([.B$3]))" office:value-type="float" office:value="0" calcext:value-type="float">
            <text:p>0,00</text:p>
          </table:table-cell>
          <table:table-cell table:style-name="ce4" table:formula="of:=COS(RADIANS([.$A53])) * TAN(RADIANS([.C$3]))" office:value-type="float" office:value="0.0114515529477727" calcext:value-type="float">
            <text:p>0,01</text:p>
          </table:table-cell>
          <table:table-cell table:style-name="ce4" table:formula="of:=COS(RADIANS([.$A53])) * TAN(RADIANS([.D$3]))" office:value-type="float" office:value="0.0229100861243574" calcext:value-type="float">
            <text:p>0,02</text:p>
          </table:table-cell>
          <table:table-cell table:style-name="ce4" table:formula="of:=COS(RADIANS([.$A53])) * TAN(RADIANS([.E$3]))" office:value-type="float" office:value="0.0343825967879808" calcext:value-type="float">
            <text:p>0,03</text:p>
          </table:table-cell>
          <table:table-cell table:style-name="ce4" table:formula="of:=COS(RADIANS([.$A53])) * TAN(RADIANS([.F$3]))" office:value-type="float" office:value="0.0458761163440613" calcext:value-type="float">
            <text:p>0,05</text:p>
          </table:table-cell>
          <table:table-cell table:style-name="ce4" table:formula="of:=COS(RADIANS([.$A53])) * TAN(RADIANS([.G$3]))" office:value-type="float" office:value="0.0573977276404949" calcext:value-type="float">
            <text:p>0,06</text:p>
          </table:table-cell>
          <table:table-cell table:style-name="ce4" table:formula="of:=COS(RADIANS([.$A53])) * TAN(RADIANS([.H$3]))" office:value-type="float" office:value="0.0689545825311896" calcext:value-type="float">
            <text:p>0,07</text:p>
          </table:table-cell>
          <table:table-cell table:style-name="ce4" table:formula="of:=COS(RADIANS([.$A53])) * TAN(RADIANS([.I$3]))" office:value-type="float" office:value="0.0805539198009854" calcext:value-type="float">
            <text:p>0,08</text:p>
          </table:table-cell>
          <table:table-cell table:style-name="ce4" table:formula="of:=COS(RADIANS([.$A53])) * TAN(RADIANS([.J$3]))" office:value-type="float" office:value="0.0922030835483663" calcext:value-type="float">
            <text:p>0,09</text:p>
          </table:table-cell>
          <table:table-cell table:style-name="ce4" table:formula="of:=COS(RADIANS([.$A53])) * TAN(RADIANS([.K$3]))" office:value-type="float" office:value="0.10390954212652" calcext:value-type="float">
            <text:p>0,10</text:p>
          </table:table-cell>
          <table:table-cell table:style-name="ce4" table:formula="of:=COS(RADIANS([.$A53])) * TAN(RADIANS([.L$3]))" office:value-type="float" office:value="0.115680907748423" calcext:value-type="float">
            <text:p>0,12</text:p>
          </table:table-cell>
          <table:table-cell table:style-name="ce4" table:formula="of:=COS(RADIANS([.$A53])) * TAN(RADIANS([.M$3]))" office:value-type="float" office:value="0.127524956867766" calcext:value-type="float">
            <text:p>0,13</text:p>
          </table:table-cell>
          <table:table-cell table:style-name="ce4" table:formula="of:=COS(RADIANS([.$A53])) * TAN(RADIANS([.N$3]))" office:value-type="float" office:value="0.139449651454796" calcext:value-type="float">
            <text:p>0,14</text:p>
          </table:table-cell>
          <table:table-cell table:style-name="ce4" table:formula="of:=COS(RADIANS([.$A53])) * TAN(RADIANS([.O$3]))" office:value-type="float" office:value="0.151463161294632" calcext:value-type="float">
            <text:p>0,15</text:p>
          </table:table-cell>
          <table:table-cell table:style-name="ce4" table:formula="of:=COS(RADIANS([.$A53])) * TAN(RADIANS([.P$3]))" office:value-type="float" office:value="0.16357388744544" calcext:value-type="float">
            <text:p>0,16</text:p>
          </table:table-cell>
          <table:table-cell table:style-name="ce4" table:formula="of:=COS(RADIANS([.$A53])) * TAN(RADIANS([.Q$3]))" office:value-type="float" office:value="0.175790487005153" calcext:value-type="float">
            <text:p>0,18</text:p>
          </table:table-cell>
          <table:table-cell table:style-name="ce4" table:formula="of:=COS(RADIANS([.$A53])) * TAN(RADIANS([.R$3]))" office:value-type="float" office:value="0.188121899348432" calcext:value-type="float">
            <text:p>0,19</text:p>
          </table:table-cell>
          <table:table-cell table:style-name="ce4" table:formula="of:=COS(RADIANS([.$A53])) * TAN(RADIANS([.S$3]))" office:value-type="float" office:value="0.200577374010375" calcext:value-type="float">
            <text:p>0,20</text:p>
          </table:table-cell>
          <table:table-cell table:style-name="ce4" table:formula="of:=COS(RADIANS([.$A53])) * TAN(RADIANS([.T$3]))" office:value-type="float" office:value="0.213166500410451" calcext:value-type="float">
            <text:p>0,21</text:p>
          </table:table-cell>
          <table:table-cell table:style-name="ce4" table:formula="of:=COS(RADIANS([.$A53])) * TAN(RADIANS([.U$3]))" office:value-type="float" office:value="0.225899239629437" calcext:value-type="float">
            <text:p>0,23</text:p>
          </table:table-cell>
          <table:table-cell table:style-name="ce4" table:formula="of:=COS(RADIANS([.$A53])) * TAN(RADIANS([.V$3]))" office:value-type="float" office:value="0.238785958474132" calcext:value-type="float">
            <text:p>0,24</text:p>
          </table:table-cell>
          <table:table-cell table:style-name="ce4" table:formula="of:=COS(RADIANS([.$A53])) * TAN(RADIANS([.W$3]))" office:value-type="float" office:value="0.251837466089713" calcext:value-type="float">
            <text:p>0,25</text:p>
          </table:table-cell>
          <table:table-cell table:style-name="ce4" table:formula="of:=COS(RADIANS([.$A53])) * TAN(RADIANS([.X$3]))" office:value-type="float" office:value="0.265065053408112" calcext:value-type="float">
            <text:p>0,27</text:p>
          </table:table-cell>
          <table:table-cell table:style-name="ce4" table:formula="of:=COS(RADIANS([.$A53])) * TAN(RADIANS([.Y$3]))" office:value-type="float" office:value="0.278480535753397" calcext:value-type="float">
            <text:p>0,28</text:p>
          </table:table-cell>
          <table:table-cell table:style-name="ce4" table:formula="of:=COS(RADIANS([.$A53])) * TAN(RADIANS([.Z$3]))" office:value-type="float" office:value="0.292096298962238" calcext:value-type="float">
            <text:p>0,29</text:p>
          </table:table-cell>
          <table:table-cell table:style-name="ce4" table:formula="of:=COS(RADIANS([.$A53])) * TAN(RADIANS([.AA$3]))" office:value-type="float" office:value="0.305925349420006" calcext:value-type="float">
            <text:p>0,31</text:p>
          </table:table-cell>
          <table:table-cell table:style-name="ce4" table:formula="of:=COS(RADIANS([.$A53])) * TAN(RADIANS([.AB$3]))" office:value-type="float" office:value="0.319981368461546" calcext:value-type="float">
            <text:p>0,32</text:p>
          </table:table-cell>
          <table:table-cell table:style-name="ce4" table:formula="of:=COS(RADIANS([.$A53])) * TAN(RADIANS([.AC$3]))" office:value-type="float" office:value="0.334278771641267" calcext:value-type="float">
            <text:p>0,33</text:p>
          </table:table-cell>
          <table:table-cell table:style-name="ce4" table:formula="of:=COS(RADIANS([.$A53])) * TAN(RADIANS([.AD$3]))" office:value-type="float" office:value="0.348832773440924" calcext:value-type="float">
            <text:p>0,35</text:p>
          </table:table-cell>
          <table:table-cell table:style-name="ce4" table:formula="of:=COS(RADIANS([.$A53])) * TAN(RADIANS([.AE$3]))" office:value-type="float" office:value="0.363659458056753" calcext:value-type="float">
            <text:p>0,36</text:p>
          </table:table-cell>
          <table:table-cell table:style-name="ce4" table:formula="of:=COS(RADIANS([.$A53])) * TAN(RADIANS([.AF$3]))" office:value-type="float" office:value="0.378775856991954" calcext:value-type="float">
            <text:p>0,38</text:p>
          </table:table-cell>
          <table:table-cell table:style-name="ce4" table:formula="of:=COS(RADIANS([.$A53])) * TAN(RADIANS([.AG$3]))" office:value-type="float" office:value="0.394200034277856" calcext:value-type="float">
            <text:p>0,39</text:p>
          </table:table-cell>
          <table:table-cell table:style-name="ce4" table:formula="of:=COS(RADIANS([.$A53])) * TAN(RADIANS([.AH$3]))" office:value-type="float" office:value="0.409951180259561" calcext:value-type="float">
            <text:p>0,41</text:p>
          </table:table-cell>
          <table:table-cell table:style-name="ce4" table:formula="of:=COS(RADIANS([.$A53])) * TAN(RADIANS([.AI$3]))" office:value-type="float" office:value="0.426049715012221" calcext:value-type="float">
            <text:p>0,43</text:p>
          </table:table-cell>
          <table:table-cell table:style-name="ce4" table:formula="of:=COS(RADIANS([.$A53])) * TAN(RADIANS([.AJ$3]))" office:value-type="float" office:value="0.44251740260547" calcext:value-type="float">
            <text:p>0,44</text:p>
          </table:table-cell>
          <table:table-cell table:style-name="ce4" table:formula="of:=COS(RADIANS([.$A53])) * TAN(RADIANS([.AK$3]))" office:value-type="float" office:value="0.459377477609696" calcext:value-type="float">
            <text:p>0,46</text:p>
          </table:table-cell>
          <table:table-cell table:style-name="ce4" table:formula="of:=COS(RADIANS([.$A53])) * TAN(RADIANS([.AL$3]))" office:value-type="float" office:value="0.476654785443506" calcext:value-type="float">
            <text:p>0,48</text:p>
          </table:table-cell>
          <table:table-cell table:style-name="ce4" table:formula="of:=COS(RADIANS([.$A53])) * TAN(RADIANS([.AM$3]))" office:value-type="float" office:value="0.494375938402303" calcext:value-type="float">
            <text:p>0,49</text:p>
          </table:table-cell>
          <table:table-cell table:style-name="ce4" table:formula="of:=COS(RADIANS([.$A53])) * TAN(RADIANS([.AN$3]))" office:value-type="float" office:value="0.512569489490237" calcext:value-type="float">
            <text:p>0,51</text:p>
          </table:table-cell>
          <table:table-cell table:style-name="ce4" table:formula="of:=COS(RADIANS([.$A53])) * TAN(RADIANS([.AO$3]))" office:value-type="float" office:value="0.531266126509933" calcext:value-type="float">
            <text:p>0,53</text:p>
          </table:table-cell>
          <table:table-cell table:style-name="ce4" table:formula="of:=COS(RADIANS([.$A53])) * TAN(RADIANS([.AP$3]))" office:value-type="float" office:value="0.550498889256459" calcext:value-type="float">
            <text:p>0,55</text:p>
          </table:table-cell>
          <table:table-cell table:style-name="ce4" table:formula="of:=COS(RADIANS([.$A53])) * TAN(RADIANS([.AQ$3]))" office:value-type="float" office:value="0.570303413126039" calcext:value-type="float">
            <text:p>0,57</text:p>
          </table:table-cell>
          <table:table-cell table:style-name="ce4" table:formula="of:=COS(RADIANS([.$A53])) * TAN(RADIANS([.AR$3]))" office:value-type="float" office:value="0.590718203001167" calcext:value-type="float">
            <text:p>0,59</text:p>
          </table:table-cell>
          <table:table-cell table:style-name="ce4" table:formula="of:=COS(RADIANS([.$A53])) * TAN(RADIANS([.AS$3]))" office:value-type="float" office:value="0.611784941930474" calcext:value-type="float">
            <text:p>0,61</text:p>
          </table:table-cell>
          <table:table-cell table:style-name="ce4" table:formula="of:=COS(RADIANS([.$A53])) * TAN(RADIANS([.AT$3]))" office:value-type="float" office:value="0.633548839906962" calcext:value-type="float">
            <text:p>0,63</text:p>
          </table:table-cell>
          <table:table-cell table:style-name="ce4" table:formula="of:=COS(RADIANS([.$A53])) * TAN(RADIANS([.AU$3]))" office:value-type="float" office:value="0.656059028990507" calcext:value-type="float">
            <text:p>0,66</text:p>
          </table:table-cell>
          <table:table-cell table:style-name="ce4" table:formula="of:=COS(RADIANS([.$A53])) * TAN(RADIANS([.AV$3]))" office:value-type="float" office:value="0.679369012155676" calcext:value-type="float">
            <text:p>0,68</text:p>
          </table:table-cell>
          <table:table-cell table:style-name="ce4" table:formula="of:=COS(RADIANS([.$A53])) * TAN(RADIANS([.AW$3]))" office:value-type="float" office:value="0.703537174618596" calcext:value-type="float">
            <text:p>0,70</text:p>
          </table:table-cell>
          <table:table-cell table:style-name="ce4" table:formula="of:=COS(RADIANS([.$A53])) * TAN(RADIANS([.AX$3]))" office:value-type="float" office:value="0.728627368063546" calcext:value-type="float">
            <text:p>0,73</text:p>
          </table:table-cell>
          <table:table-cell table:style-name="ce4" table:formula="of:=COS(RADIANS([.$A53])) * TAN(RADIANS([.AY$3]))" office:value-type="float" office:value="0.754709580222772" calcext:value-type="float">
            <text:p>0,75</text:p>
          </table:table-cell>
          <table:table-cell table:style-name="ce4" table:formula="of:=COS(RADIANS([.$A53])) * TAN(RADIANS([.AZ$3]))" office:value-type="float" office:value="0.781860704753306" calcext:value-type="float">
            <text:p>0,78</text:p>
          </table:table-cell>
          <table:table-cell table:style-name="ce4" table:formula="of:=COS(RADIANS([.$A53])) * TAN(RADIANS([.BA$3]))" office:value-type="float" office:value="0.810165429419524" calcext:value-type="float">
            <text:p>0,81</text:p>
          </table:table-cell>
          <table:table-cell table:style-name="ce4" table:formula="of:=COS(RADIANS([.$A53])) * TAN(RADIANS([.BB$3]))" office:value-type="float" office:value="0.839717264381116" calcext:value-type="float">
            <text:p>0,84</text:p>
          </table:table-cell>
          <table:table-cell table:style-name="ce4" table:formula="of:=COS(RADIANS([.$A53])) * TAN(RADIANS([.BC$3]))" office:value-type="float" office:value="0.870619737099167" calcext:value-type="float">
            <text:p>0,87</text:p>
          </table:table-cell>
          <table:table-cell table:style-name="ce4" table:formula="of:=COS(RADIANS([.$A53])) * TAN(RADIANS([.BD$3]))" office:value-type="float" office:value="0.902987786264408" calcext:value-type="float">
            <text:p>0,90</text:p>
          </table:table-cell>
          <table:table-cell table:style-name="ce4" table:formula="of:=COS(RADIANS([.$A53])) * TAN(RADIANS([.BE$3]))" office:value-type="float" office:value="0.93694939455796" calcext:value-type="float">
            <text:p>0,94</text:p>
          </table:table-cell>
          <table:table-cell table:style-name="ce4" table:formula="of:=COS(RADIANS([.$A53])) * TAN(RADIANS([.BF$3]))" office:value-type="float" office:value="0.972647509421695" calcext:value-type="float">
            <text:p>0,97</text:p>
          </table:table-cell>
          <table:table-cell table:style-name="ce4" table:formula="of:=COS(RADIANS([.$A53])) * TAN(RADIANS([.BG$3]))" office:value-type="float" office:value="1.0102423129367" calcext:value-type="float">
            <text:p>1,01</text:p>
          </table:table-cell>
          <table:table-cell table:style-name="ce4" table:formula="of:=COS(RADIANS([.$A53])) * TAN(RADIANS([.BH$3]))" office:value-type="float" office:value="1.04991391718265" calcext:value-type="float">
            <text:p>1,05</text:p>
          </table:table-cell>
          <table:table-cell table:style-name="ce4" table:formula="of:=COS(RADIANS([.$A53])) * TAN(RADIANS([.BI$3]))" office:value-type="float" office:value="1.0918655811597" calcext:value-type="float">
            <text:p>1,09</text:p>
          </table:table-cell>
          <table:table-cell table:style-name="ce4" table:formula="of:=COS(RADIANS([.$A53])) * TAN(RADIANS([.BJ$3]))" office:value-type="float" office:value="1.13632757097586" calcext:value-type="float">
            <text:p>1,14</text:p>
          </table:table-cell>
          <table:table-cell table:style-name="ce4" table:formula="of:=COS(RADIANS([.$A53])) * TAN(RADIANS([.BK$3]))" office:value-type="float" office:value="1.18356181857587" calcext:value-type="float">
            <text:p>1,18</text:p>
          </table:table-cell>
          <table:table-cell table:style-name="ce4" table:formula="of:=COS(RADIANS([.$A53])) * TAN(RADIANS([.BL$3]))" office:value-type="float" office:value="1.23386757865186" calcext:value-type="float">
            <text:p>1,23</text:p>
          </table:table-cell>
          <table:table-cell table:style-name="ce4" table:formula="of:=COS(RADIANS([.$A53])) * TAN(RADIANS([.BM$3]))" office:value-type="float" office:value="1.28758834252828" calcext:value-type="float">
            <text:p>1,29</text:p>
          </table:table-cell>
          <table:table-cell table:style-name="ce4" table:formula="of:=COS(RADIANS([.$A53])) * TAN(RADIANS([.BN$3]))" office:value-type="float" office:value="1.34512034744202" calcext:value-type="float">
            <text:p>1,35</text:p>
          </table:table-cell>
          <table:table-cell table:style-name="ce4" table:formula="of:=COS(RADIANS([.$A53])) * TAN(RADIANS([.BO$3]))" office:value-type="float" office:value="1.40692312793292" calcext:value-type="float">
            <text:p>1,41</text:p>
          </table:table-cell>
          <table:table-cell table:style-name="ce4" table:formula="of:=COS(RADIANS([.$A53])) * TAN(RADIANS([.BP$3]))" office:value-type="float" office:value="1.47353270496457" calcext:value-type="float">
            <text:p>1,47</text:p>
          </table:table-cell>
          <table:table-cell table:style-name="ce4" table:formula="of:=COS(RADIANS([.$A53])) * TAN(RADIANS([.BQ$3]))" office:value-type="float" office:value="1.54557821556732" calcext:value-type="float">
            <text:p>1,55</text:p>
          </table:table-cell>
          <table:table-cell table:style-name="ce4" table:formula="of:=COS(RADIANS([.$A53])) * TAN(RADIANS([.BR$3]))" office:value-type="float" office:value="1.62380307771946" calcext:value-type="float">
            <text:p>1,62</text:p>
          </table:table-cell>
          <table:table-cell table:style-name="ce4" table:formula="of:=COS(RADIANS([.$A53])) * TAN(RADIANS([.BS$3]))" office:value-type="float" office:value="1.70909220221681" calcext:value-type="float">
            <text:p>1,71</text:p>
          </table:table-cell>
          <table:table-cell table:style-name="ce4" table:formula="of:=COS(RADIANS([.$A53])) * TAN(RADIANS([.BT$3]))" office:value-type="float" office:value="1.80250736798074" calcext:value-type="float">
            <text:p>1,80</text:p>
          </table:table-cell>
          <table:table-cell table:style-name="ce4" table:formula="of:=COS(RADIANS([.$A53])) * TAN(RADIANS([.BU$3]))" office:value-type="float" office:value="1.90533376839167" calcext:value-type="float">
            <text:p>1,91</text:p>
          </table:table-cell>
          <table:table-cell table:style-name="ce4" table:formula="of:=COS(RADIANS([.$A53])) * TAN(RADIANS([.BV$3]))" office:value-type="float" office:value="2.01914207293927" calcext:value-type="float">
            <text:p>2,02</text:p>
          </table:table-cell>
          <table:table-cell table:style-name="ce4" table:formula="of:=COS(RADIANS([.$A53])) * TAN(RADIANS([.BW$3]))" office:value-type="float" office:value="2.14587239285376" calcext:value-type="float">
            <text:p>2,15</text:p>
          </table:table-cell>
          <table:table-cell table:style-name="ce4" table:formula="of:=COS(RADIANS([.$A53])) * TAN(RADIANS([.BX$3]))" office:value-type="float" office:value="2.28794973371374" calcext:value-type="float">
            <text:p>2,29</text:p>
          </table:table-cell>
          <table:table-cell table:style-name="ce4" table:formula="of:=COS(RADIANS([.$A53])) * TAN(RADIANS([.BY$3]))" office:value-type="float" office:value="2.44844562895688" calcext:value-type="float">
            <text:p>2,45</text:p>
          </table:table-cell>
          <table:table-cell table:style-name="ce4" table:formula="of:=COS(RADIANS([.$A53])) * TAN(RADIANS([.BZ$3]))" office:value-type="float" office:value="2.63130904474917" calcext:value-type="float">
            <text:p>2,63</text:p>
          </table:table-cell>
          <table:table-cell table:style-name="ce4" table:formula="of:=COS(RADIANS([.$A53])) * TAN(RADIANS([.CA$3]))" office:value-type="float" office:value="2.84170385617867" calcext:value-type="float">
            <text:p>2,84</text:p>
          </table:table-cell>
          <table:table-cell table:style-name="ce4" table:formula="of:=COS(RADIANS([.$A53])) * TAN(RADIANS([.CB$3]))" office:value-type="float" office:value="3.08651506138394" calcext:value-type="float">
            <text:p>3,09</text:p>
          </table:table-cell>
          <table:table-cell table:style-name="ce4" table:formula="of:=COS(RADIANS([.$A53])) * TAN(RADIANS([.CC$3]))" office:value-type="float" office:value="3.3751311123067" calcext:value-type="float">
            <text:p>3,38</text:p>
          </table:table-cell>
          <table:table-cell table:style-name="ce4" table:formula="of:=COS(RADIANS([.$A53])) * TAN(RADIANS([.CD$3]))" office:value-type="float" office:value="3.72069564370991" calcext:value-type="float">
            <text:p>3,72</text:p>
          </table:table-cell>
          <table:table-cell table:style-name="ce4" table:formula="of:=COS(RADIANS([.$A53])) * TAN(RADIANS([.CE$3]))" office:value-type="float" office:value="4.14219368800505" calcext:value-type="float">
            <text:p>4,14</text:p>
          </table:table-cell>
          <table:table-cell table:style-name="ce4" table:formula="of:=COS(RADIANS([.$A53])) * TAN(RADIANS([.CF$3]))" office:value-type="float" office:value="4.66810255097584" calcext:value-type="float">
            <text:p>4,67</text:p>
          </table:table-cell>
          <table:table-cell table:style-name="ce4" table:formula="of:=COS(RADIANS([.$A53])) * TAN(RADIANS([.CG$3]))" office:value-type="float" office:value="5.34317200929932" calcext:value-type="float">
            <text:p>5,34</text:p>
          </table:table-cell>
          <table:table-cell table:style-name="ce4" table:formula="of:=COS(RADIANS([.$A53])) * TAN(RADIANS([.CH$3]))" office:value-type="float" office:value="6.24198470529907" calcext:value-type="float">
            <text:p>6,24</text:p>
          </table:table-cell>
          <table:table-cell table:style-name="ce4" table:formula="of:=COS(RADIANS([.$A53])) * TAN(RADIANS([.CI$3]))" office:value-type="float" office:value="7.49878901506031" calcext:value-type="float">
            <text:p>7,50</text:p>
          </table:table-cell>
          <table:table-cell table:style-name="ce4" table:formula="of:=COS(RADIANS([.$A53])) * TAN(RADIANS([.CJ$3]))" office:value-type="float" office:value="9.38208121829575" calcext:value-type="float">
            <text:p>9,38</text:p>
          </table:table-cell>
          <table:table-cell table:style-name="ce4" table:formula="of:=COS(RADIANS([.$A53])) * TAN(RADIANS([.CK$3]))" office:value-type="float" office:value="12.5183520073861" calcext:value-type="float">
            <text:p>12,52</text:p>
          </table:table-cell>
          <table:table-cell table:style-name="ce4" table:formula="of:=COS(RADIANS([.$A53])) * TAN(RADIANS([.CL$3]))" office:value-type="float" office:value="18.7870725227158" calcext:value-type="float">
            <text:p>18,79</text:p>
          </table:table-cell>
          <table:table-cell table:style-name="ce4" table:formula="of:=COS(RADIANS([.$A53])) * TAN(RADIANS([.CM$3]))" office:value-type="float" office:value="37.5855965983793" calcext:value-type="float">
            <text:p>37,59</text:p>
          </table:table-cell>
          <table:table-cell table:number-columns-repeated="933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table:style-name="ce4" table:formula="of:=COS(RADIANS([.$A54])) * TAN(RADIANS([.B$3]))" office:value-type="float" office:value="0" calcext:value-type="float">
            <text:p>0,00</text:p>
          </table:table-cell>
          <table:table-cell table:style-name="ce4" table:formula="of:=COS(RADIANS([.$A54])) * TAN(RADIANS([.C$3]))" office:value-type="float" office:value="0.0112198994621323" calcext:value-type="float">
            <text:p>0,01</text:p>
          </table:table-cell>
          <table:table-cell table:style-name="ce4" table:formula="of:=COS(RADIANS([.$A54])) * TAN(RADIANS([.D$3]))" office:value-type="float" office:value="0.0224466379500151" calcext:value-type="float">
            <text:p>0,02</text:p>
          </table:table-cell>
          <table:table-cell table:style-name="ce4" table:formula="of:=COS(RADIANS([.$A54])) * TAN(RADIANS([.E$3]))" office:value-type="float" office:value="0.0336870711743258" calcext:value-type="float">
            <text:p>0,03</text:p>
          </table:table-cell>
          <table:table-cell table:style-name="ce4" table:formula="of:=COS(RADIANS([.$A54])) * TAN(RADIANS([.F$3]))" office:value-type="float" office:value="0.0449480883021692" calcext:value-type="float">
            <text:p>0,04</text:p>
          </table:table-cell>
          <table:table-cell table:style-name="ce4" table:formula="of:=COS(RADIANS([.$A54])) * TAN(RADIANS([.G$3]))" office:value-type="float" office:value="0.0562366289024986" calcext:value-type="float">
            <text:p>0,06</text:p>
          </table:table-cell>
          <table:table-cell table:style-name="ce4" table:formula="of:=COS(RADIANS([.$A54])) * TAN(RADIANS([.H$3]))" office:value-type="float" office:value="0.0675597001543559" calcext:value-type="float">
            <text:p>0,07</text:p>
          </table:table-cell>
          <table:table-cell table:style-name="ce4" table:formula="of:=COS(RADIANS([.$A54])) * TAN(RADIANS([.I$3]))" office:value-type="float" office:value="0.0789243944091894" calcext:value-type="float">
            <text:p>0,08</text:p>
          </table:table-cell>
          <table:table-cell table:style-name="ce4" table:formula="of:=COS(RADIANS([.$A54])) * TAN(RADIANS([.J$3]))" office:value-type="float" office:value="0.0903379072017012" calcext:value-type="float">
            <text:p>0,09</text:p>
          </table:table-cell>
          <table:table-cell table:style-name="ce4" table:formula="of:=COS(RADIANS([.$A54])) * TAN(RADIANS([.K$3]))" office:value-type="float" office:value="0.101807555807749" calcext:value-type="float">
            <text:p>0,10</text:p>
          </table:table-cell>
          <table:table-cell table:style-name="ce4" table:formula="of:=COS(RADIANS([.$A54])) * TAN(RADIANS([.L$3]))" office:value-type="float" office:value="0.113340798452839" calcext:value-type="float">
            <text:p>0,11</text:p>
          </table:table-cell>
          <table:table-cell table:style-name="ce4" table:formula="of:=COS(RADIANS([.$A54])) * TAN(RADIANS([.M$3]))" office:value-type="float" office:value="0.124945254280765" calcext:value-type="float">
            <text:p>0,12</text:p>
          </table:table-cell>
          <table:table-cell table:style-name="ce4" table:formula="of:=COS(RADIANS([.$A54])) * TAN(RADIANS([.N$3]))" office:value-type="float" office:value="0.136628724199063" calcext:value-type="float">
            <text:p>0,14</text:p>
          </table:table-cell>
          <table:table-cell table:style-name="ce4" table:formula="of:=COS(RADIANS([.$A54])) * TAN(RADIANS([.O$3]))" office:value-type="float" office:value="0.148399212726256" calcext:value-type="float">
            <text:p>0,15</text:p>
          </table:table-cell>
          <table:table-cell table:style-name="ce4" table:formula="of:=COS(RADIANS([.$A54])) * TAN(RADIANS([.P$3]))" office:value-type="float" office:value="0.160264950975487" calcext:value-type="float">
            <text:p>0,16</text:p>
          </table:table-cell>
          <table:table-cell table:style-name="ce4" table:formula="of:=COS(RADIANS([.$A54])) * TAN(RADIANS([.Q$3]))" office:value-type="float" office:value="0.17223442092024" calcext:value-type="float">
            <text:p>0,17</text:p>
          </table:table-cell>
          <table:table-cell table:style-name="ce4" table:formula="of:=COS(RADIANS([.$A54])) * TAN(RADIANS([.R$3]))" office:value-type="float" office:value="0.184316381100549" calcext:value-type="float">
            <text:p>0,18</text:p>
          </table:table-cell>
          <table:table-cell table:style-name="ce4" table:formula="of:=COS(RADIANS([.$A54])) * TAN(RADIANS([.S$3]))" office:value-type="float" office:value="0.196519893942649" calcext:value-type="float">
            <text:p>0,20</text:p>
          </table:table-cell>
          <table:table-cell table:style-name="ce4" table:formula="of:=COS(RADIANS([.$A54])) * TAN(RADIANS([.T$3]))" office:value-type="float" office:value="0.208854354881626" calcext:value-type="float">
            <text:p>0,21</text:p>
          </table:table-cell>
          <table:table-cell table:style-name="ce4" table:formula="of:=COS(RADIANS([.$A54])) * TAN(RADIANS([.U$3]))" office:value-type="float" office:value="0.221329523495535" calcext:value-type="float">
            <text:p>0,22</text:p>
          </table:table-cell>
          <table:table-cell table:style-name="ce4" table:formula="of:=COS(RADIANS([.$A54])) * TAN(RADIANS([.V$3]))" office:value-type="float" office:value="0.233955556881022" calcext:value-type="float">
            <text:p>0,23</text:p>
          </table:table-cell>
          <table:table-cell table:style-name="ce4" table:formula="of:=COS(RADIANS([.$A54])) * TAN(RADIANS([.W$3]))" office:value-type="float" office:value="0.246743045525045" calcext:value-type="float">
            <text:p>0,25</text:p>
          </table:table-cell>
          <table:table-cell table:style-name="ce4" table:formula="of:=COS(RADIANS([.$A54])) * TAN(RADIANS([.X$3]))" office:value-type="float" office:value="0.259703051955254" calcext:value-type="float">
            <text:p>0,26</text:p>
          </table:table-cell>
          <table:table-cell table:style-name="ce4" table:formula="of:=COS(RADIANS([.$A54])) * TAN(RADIANS([.Y$3]))" office:value-type="float" office:value="0.272847152483505" calcext:value-type="float">
            <text:p>0,27</text:p>
          </table:table-cell>
          <table:table-cell table:style-name="ce4" table:formula="of:=COS(RADIANS([.$A54])) * TAN(RADIANS([.Z$3]))" office:value-type="float" office:value="0.286187482393354" calcext:value-type="float">
            <text:p>0,29</text:p>
          </table:table-cell>
          <table:table-cell table:style-name="ce4" table:formula="of:=COS(RADIANS([.$A54])) * TAN(RADIANS([.AA$3]))" office:value-type="float" office:value="0.299736784963979" calcext:value-type="float">
            <text:p>0,30</text:p>
          </table:table-cell>
          <table:table-cell table:style-name="ce4" table:formula="of:=COS(RADIANS([.$A54])) * TAN(RADIANS([.AB$3]))" office:value-type="float" office:value="0.313508464770478" calcext:value-type="float">
            <text:p>0,31</text:p>
          </table:table-cell>
          <table:table-cell table:style-name="ce4" table:formula="of:=COS(RADIANS([.$A54])) * TAN(RADIANS([.AC$3]))" office:value-type="float" office:value="0.327516645754983" calcext:value-type="float">
            <text:p>0,33</text:p>
          </table:table-cell>
          <table:table-cell table:style-name="ce4" table:formula="of:=COS(RADIANS([.$A54])) * TAN(RADIANS([.AD$3]))" office:value-type="float" office:value="0.34177623462547" calcext:value-type="float">
            <text:p>0,34</text:p>
          </table:table-cell>
          <table:table-cell table:style-name="ce4" table:formula="of:=COS(RADIANS([.$A54])) * TAN(RADIANS([.AE$3]))" office:value-type="float" office:value="0.356302990210938" calcext:value-type="float">
            <text:p>0,36</text:p>
          </table:table-cell>
          <table:table-cell table:style-name="ce4" table:formula="of:=COS(RADIANS([.$A54])) * TAN(RADIANS([.AF$3]))" office:value-type="float" office:value="0.371113599484279" calcext:value-type="float">
            <text:p>0,37</text:p>
          </table:table-cell>
          <table:table-cell table:style-name="ce4" table:formula="of:=COS(RADIANS([.$A54])) * TAN(RADIANS([.AG$3]))" office:value-type="float" office:value="0.3862257610595" calcext:value-type="float">
            <text:p>0,39</text:p>
          </table:table-cell>
          <table:table-cell table:style-name="ce4" table:formula="of:=COS(RADIANS([.$A54])) * TAN(RADIANS([.AH$3]))" office:value-type="float" office:value="0.401658277080174" calcext:value-type="float">
            <text:p>0,40</text:p>
          </table:table-cell>
          <table:table-cell table:style-name="ce4" table:formula="of:=COS(RADIANS([.$A54])) * TAN(RADIANS([.AI$3]))" office:value-type="float" office:value="0.417431154543716" calcext:value-type="float">
            <text:p>0,42</text:p>
          </table:table-cell>
          <table:table-cell table:style-name="ce4" table:formula="of:=COS(RADIANS([.$A54])) * TAN(RADIANS([.AJ$3]))" office:value-type="float" office:value="0.433565717254356" calcext:value-type="float">
            <text:p>0,43</text:p>
          </table:table-cell>
          <table:table-cell table:style-name="ce4" table:formula="of:=COS(RADIANS([.$A54])) * TAN(RADIANS([.AK$3]))" office:value-type="float" office:value="0.450084729770316" calcext:value-type="float">
            <text:p>0,45</text:p>
          </table:table-cell>
          <table:table-cell table:style-name="ce4" table:formula="of:=COS(RADIANS([.$A54])) * TAN(RADIANS([.AL$3]))" office:value-type="float" office:value="0.467012534912181" calcext:value-type="float">
            <text:p>0,47</text:p>
          </table:table-cell>
          <table:table-cell table:style-name="ce4" table:formula="of:=COS(RADIANS([.$A54])) * TAN(RADIANS([.AM$3]))" office:value-type="float" office:value="0.484375206635186" calcext:value-type="float">
            <text:p>0,48</text:p>
          </table:table-cell>
          <table:table-cell table:style-name="ce4" table:formula="of:=COS(RADIANS([.$A54])) * TAN(RADIANS([.AN$3]))" office:value-type="float" office:value="0.502200720344703" calcext:value-type="float">
            <text:p>0,50</text:p>
          </table:table-cell>
          <table:table-cell table:style-name="ce4" table:formula="of:=COS(RADIANS([.$A54])) * TAN(RADIANS([.AO$3]))" office:value-type="float" office:value="0.520519143059744" calcext:value-type="float">
            <text:p>0,52</text:p>
          </table:table-cell>
          <table:table-cell table:style-name="ce4" table:formula="of:=COS(RADIANS([.$A54])) * TAN(RADIANS([.AP$3]))" office:value-type="float" office:value="0.539362846213301" calcext:value-type="float">
            <text:p>0,54</text:p>
          </table:table-cell>
          <table:table-cell table:style-name="ce4" table:formula="of:=COS(RADIANS([.$A54])) * TAN(RADIANS([.AQ$3]))" office:value-type="float" office:value="0.558766744333102" calcext:value-type="float">
            <text:p>0,56</text:p>
          </table:table-cell>
          <table:table-cell table:style-name="ce4" table:formula="of:=COS(RADIANS([.$A54])) * TAN(RADIANS([.AR$3]))" office:value-type="float" office:value="0.578768563386301" calcext:value-type="float">
            <text:p>0,58</text:p>
          </table:table-cell>
          <table:table-cell table:style-name="ce4" table:formula="of:=COS(RADIANS([.$A54])) * TAN(RADIANS([.AS$3]))" office:value-type="float" office:value="0.599409143215065" calcext:value-type="float">
            <text:p>0,60</text:p>
          </table:table-cell>
          <table:table-cell table:style-name="ce4" table:formula="of:=COS(RADIANS([.$A54])) * TAN(RADIANS([.AT$3]))" office:value-type="float" office:value="0.620732779259362" calcext:value-type="float">
            <text:p>0,62</text:p>
          </table:table-cell>
          <table:table-cell table:style-name="ce4" table:formula="of:=COS(RADIANS([.$A54])) * TAN(RADIANS([.AU$3]))" office:value-type="float" office:value="0.642787609686539" calcext:value-type="float">
            <text:p>0,64</text:p>
          </table:table-cell>
          <table:table-cell table:style-name="ce4" table:formula="of:=COS(RADIANS([.$A54])) * TAN(RADIANS([.AV$3]))" office:value-type="float" office:value="0.665626055159392" calcext:value-type="float">
            <text:p>0,67</text:p>
          </table:table-cell>
          <table:table-cell table:style-name="ce4" table:formula="of:=COS(RADIANS([.$A54])) * TAN(RADIANS([.AW$3]))" office:value-type="float" office:value="0.689305319819403" calcext:value-type="float">
            <text:p>0,69</text:p>
          </table:table-cell>
          <table:table-cell table:style-name="ce4" table:formula="of:=COS(RADIANS([.$A54])) * TAN(RADIANS([.AX$3]))" office:value-type="float" office:value="0.713887963695013" calcext:value-type="float">
            <text:p>0,71</text:p>
          </table:table-cell>
          <table:table-cell table:style-name="ce4" table:formula="of:=COS(RADIANS([.$A54])) * TAN(RADIANS([.AY$3]))" office:value-type="float" office:value="0.739442558736504" calcext:value-type="float">
            <text:p>0,74</text:p>
          </table:table-cell>
          <table:table-cell table:style-name="ce4" table:formula="of:=COS(RADIANS([.$A54])) * TAN(RADIANS([.AZ$3]))" office:value-type="float" office:value="0.766044443118978" calcext:value-type="float">
            <text:p>0,77</text:p>
          </table:table-cell>
          <table:table-cell table:style-name="ce4" table:formula="of:=COS(RADIANS([.$A54])) * TAN(RADIANS([.BA$3]))" office:value-type="float" office:value="0.79377659145787" calcext:value-type="float">
            <text:p>0,79</text:p>
          </table:table-cell>
          <table:table-cell table:style-name="ce4" table:formula="of:=COS(RADIANS([.$A54])) * TAN(RADIANS([.BB$3]))" office:value-type="float" office:value="0.822730622295676" calcext:value-type="float">
            <text:p>0,82</text:p>
          </table:table-cell>
          <table:table-cell table:style-name="ce4" table:formula="of:=COS(RADIANS([.$A54])) * TAN(RADIANS([.BC$3]))" office:value-type="float" office:value="0.853007968836283" calcext:value-type="float">
            <text:p>0,85</text:p>
          </table:table-cell>
          <table:table-cell table:style-name="ce4" table:formula="of:=COS(RADIANS([.$A54])) * TAN(RADIANS([.BD$3]))" office:value-type="float" office:value="0.884721244675434" calcext:value-type="float">
            <text:p>0,88</text:p>
          </table:table-cell>
          <table:table-cell table:style-name="ce4" table:formula="of:=COS(RADIANS([.$A54])) * TAN(RADIANS([.BE$3]))" office:value-type="float" office:value="0.917995843532359" calcext:value-type="float">
            <text:p>0,92</text:p>
          </table:table-cell>
          <table:table-cell table:style-name="ce4" table:formula="of:=COS(RADIANS([.$A54])) * TAN(RADIANS([.BF$3]))" office:value-type="float" office:value="0.952971821164865" calcext:value-type="float">
            <text:p>0,95</text:p>
          </table:table-cell>
          <table:table-cell table:style-name="ce4" table:formula="of:=COS(RADIANS([.$A54])) * TAN(RADIANS([.BG$3]))" office:value-type="float" office:value="0.989806119330425" calcext:value-type="float">
            <text:p>0,99</text:p>
          </table:table-cell>
          <table:table-cell table:style-name="ce4" table:formula="of:=COS(RADIANS([.$A54])) * TAN(RADIANS([.BH$3]))" office:value-type="float" office:value="1.02867520662113" calcext:value-type="float">
            <text:p>1,03</text:p>
          </table:table-cell>
          <table:table-cell table:style-name="ce4" table:formula="of:=COS(RADIANS([.$A54])) * TAN(RADIANS([.BI$3]))" office:value-type="float" office:value="1.06977823031044" calcext:value-type="float">
            <text:p>1,07</text:p>
          </table:table-cell>
          <table:table-cell table:style-name="ce4" table:formula="of:=COS(RADIANS([.$A54])) * TAN(RADIANS([.BJ$3]))" office:value-type="float" office:value="1.11334079845284" calcext:value-type="float">
            <text:p>1,11</text:p>
          </table:table-cell>
          <table:table-cell table:style-name="ce4" table:formula="of:=COS(RADIANS([.$A54])) * TAN(RADIANS([.BK$3]))" office:value-type="float" office:value="1.15961954437129" calcext:value-type="float">
            <text:p>1,16</text:p>
          </table:table-cell>
          <table:table-cell table:style-name="ce4" table:formula="of:=COS(RADIANS([.$A54])) * TAN(RADIANS([.BL$3]))" office:value-type="float" office:value="1.20890766913418" calcext:value-type="float">
            <text:p>1,21</text:p>
          </table:table-cell>
          <table:table-cell table:style-name="ce4" table:formula="of:=COS(RADIANS([.$A54])) * TAN(RADIANS([.BM$3]))" office:value-type="float" office:value="1.26154171557935" calcext:value-type="float">
            <text:p>1,26</text:p>
          </table:table-cell>
          <table:table-cell table:style-name="ce4" table:formula="of:=COS(RADIANS([.$A54])) * TAN(RADIANS([.BN$3]))" office:value-type="float" office:value="1.31790990545988" calcext:value-type="float">
            <text:p>1,32</text:p>
          </table:table-cell>
          <table:table-cell table:style-name="ce4" table:formula="of:=COS(RADIANS([.$A54])) * TAN(RADIANS([.BO$3]))" office:value-type="float" office:value="1.37846247739058" calcext:value-type="float">
            <text:p>1,38</text:p>
          </table:table-cell>
          <table:table-cell table:style-name="ce4" table:formula="of:=COS(RADIANS([.$A54])) * TAN(RADIANS([.BP$3]))" office:value-type="float" office:value="1.44372460916596" calcext:value-type="float">
            <text:p>1,44</text:p>
          </table:table-cell>
          <table:table-cell table:style-name="ce4" table:formula="of:=COS(RADIANS([.$A54])) * TAN(RADIANS([.BQ$3]))" office:value-type="float" office:value="1.51431271100223" calcext:value-type="float">
            <text:p>1,51</text:p>
          </table:table-cell>
          <table:table-cell table:style-name="ce4" table:formula="of:=COS(RADIANS([.$A54])) * TAN(RADIANS([.BR$3]))" office:value-type="float" office:value="1.59095516227404" calcext:value-type="float">
            <text:p>1,59</text:p>
          </table:table-cell>
          <table:table-cell table:style-name="ce4" table:formula="of:=COS(RADIANS([.$A54])) * TAN(RADIANS([.BS$3]))" office:value-type="float" office:value="1.67451897291507" calcext:value-type="float">
            <text:p>1,67</text:p>
          </table:table-cell>
          <table:table-cell table:style-name="ce4" table:formula="of:=COS(RADIANS([.$A54])) * TAN(RADIANS([.BT$3]))" office:value-type="float" office:value="1.76604444311898" calcext:value-type="float">
            <text:p>1,77</text:p>
          </table:table-cell>
          <table:table-cell table:style-name="ce4" table:formula="of:=COS(RADIANS([.$A54])) * TAN(RADIANS([.BU$3]))" office:value-type="float" office:value="1.86679076808689" calcext:value-type="float">
            <text:p>1,87</text:p>
          </table:table-cell>
          <table:table-cell table:style-name="ce4" table:formula="of:=COS(RADIANS([.$A54])) * TAN(RADIANS([.BV$3]))" office:value-type="float" office:value="1.97829684423249" calcext:value-type="float">
            <text:p>1,98</text:p>
          </table:table-cell>
          <table:table-cell table:style-name="ce4" table:formula="of:=COS(RADIANS([.$A54])) * TAN(RADIANS([.BW$3]))" office:value-type="float" office:value="2.10246353627238" calcext:value-type="float">
            <text:p>2,10</text:p>
          </table:table-cell>
          <table:table-cell table:style-name="ce4" table:formula="of:=COS(RADIANS([.$A54])) * TAN(RADIANS([.BX$3]))" office:value-type="float" office:value="2.24166679434281" calcext:value-type="float">
            <text:p>2,24</text:p>
          </table:table-cell>
          <table:table-cell table:style-name="ce4" table:formula="of:=COS(RADIANS([.$A54])) * TAN(RADIANS([.BY$3]))" office:value-type="float" office:value="2.39891601782592" calcext:value-type="float">
            <text:p>2,40</text:p>
          </table:table-cell>
          <table:table-cell table:style-name="ce4" table:formula="of:=COS(RADIANS([.$A54])) * TAN(RADIANS([.BZ$3]))" office:value-type="float" office:value="2.57808028924385" calcext:value-type="float">
            <text:p>2,58</text:p>
          </table:table-cell>
          <table:table-cell table:style-name="ce4" table:formula="of:=COS(RADIANS([.$A54])) * TAN(RADIANS([.CA$3]))" office:value-type="float" office:value="2.78421902364602" calcext:value-type="float">
            <text:p>2,78</text:p>
          </table:table-cell>
          <table:table-cell table:style-name="ce4" table:formula="of:=COS(RADIANS([.$A54])) * TAN(RADIANS([.CB$3]))" office:value-type="float" office:value="3.02407794253098" calcext:value-type="float">
            <text:p>3,02</text:p>
          </table:table-cell>
          <table:table-cell table:style-name="ce4" table:formula="of:=COS(RADIANS([.$A54])) * TAN(RADIANS([.CC$3]))" office:value-type="float" office:value="3.30685557882884" calcext:value-type="float">
            <text:p>3,31</text:p>
          </table:table-cell>
          <table:table-cell table:style-name="ce4" table:formula="of:=COS(RADIANS([.$A54])) * TAN(RADIANS([.CD$3]))" office:value-type="float" office:value="3.64542968469079" calcext:value-type="float">
            <text:p>3,65</text:p>
          </table:table-cell>
          <table:table-cell table:style-name="ce4" table:formula="of:=COS(RADIANS([.$A54])) * TAN(RADIANS([.CE$3]))" office:value-type="float" office:value="4.05840124427274" calcext:value-type="float">
            <text:p>4,06</text:p>
          </table:table-cell>
          <table:table-cell table:style-name="ce4" table:formula="of:=COS(RADIANS([.$A54])) * TAN(RADIANS([.CF$3]))" office:value-type="float" office:value="4.57367149588732" calcext:value-type="float">
            <text:p>4,57</text:p>
          </table:table-cell>
          <table:table-cell table:style-name="ce4" table:formula="of:=COS(RADIANS([.$A54])) * TAN(RADIANS([.CG$3]))" office:value-type="float" office:value="5.23508497289689" calcext:value-type="float">
            <text:p>5,24</text:p>
          </table:table-cell>
          <table:table-cell table:style-name="ce4" table:formula="of:=COS(RADIANS([.$A54])) * TAN(RADIANS([.CH$3]))" office:value-type="float" office:value="6.11571558521631" calcext:value-type="float">
            <text:p>6,12</text:p>
          </table:table-cell>
          <table:table-cell table:style-name="ce4" table:formula="of:=COS(RADIANS([.$A54])) * TAN(RADIANS([.CI$3]))" office:value-type="float" office:value="7.34709599828407" calcext:value-type="float">
            <text:p>7,35</text:p>
          </table:table-cell>
          <table:table-cell table:style-name="ce4" table:formula="of:=COS(RADIANS([.$A54])) * TAN(RADIANS([.CJ$3]))" office:value-type="float" office:value="9.19229108007682" calcext:value-type="float">
            <text:p>9,19</text:p>
          </table:table-cell>
          <table:table-cell table:style-name="ce4" table:formula="of:=COS(RADIANS([.$A54])) * TAN(RADIANS([.CK$3]))" office:value-type="float" office:value="12.2651182416069" calcext:value-type="float">
            <text:p>12,27</text:p>
          </table:table-cell>
          <table:table-cell table:style-name="ce4" table:formula="of:=COS(RADIANS([.$A54])) * TAN(RADIANS([.CL$3]))" office:value-type="float" office:value="18.4070287981036" calcext:value-type="float">
            <text:p>18,41</text:p>
          </table:table-cell>
          <table:table-cell table:style-name="ce4" table:formula="of:=COS(RADIANS([.$A54])) * TAN(RADIANS([.CM$3]))" office:value-type="float" office:value="36.8252774956692" calcext:value-type="float">
            <text:p>36,83</text:p>
          </table:table-cell>
          <table:table-cell table:number-columns-repeated="933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table:style-name="ce4" table:formula="of:=COS(RADIANS([.$A55])) * TAN(RADIANS([.B$3]))" office:value-type="float" office:value="0" calcext:value-type="float">
            <text:p>0,00</text:p>
          </table:table-cell>
          <table:table-cell table:style-name="ce4" table:formula="of:=COS(RADIANS([.$A55])) * TAN(RADIANS([.C$3]))" office:value-type="float" office:value="0.0109848282864262" calcext:value-type="float">
            <text:p>0,01</text:p>
          </table:table-cell>
          <table:table-cell table:style-name="ce4" table:formula="of:=COS(RADIANS([.$A55])) * TAN(RADIANS([.D$3]))" office:value-type="float" office:value="0.0219763523123079" calcext:value-type="float">
            <text:p>0,02</text:p>
          </table:table-cell>
          <table:table-cell table:style-name="ce4" table:formula="of:=COS(RADIANS([.$A55])) * TAN(RADIANS([.E$3]))" office:value-type="float" office:value="0.0329812841524571" calcext:value-type="float">
            <text:p>0,03</text:p>
          </table:table-cell>
          <table:table-cell table:style-name="ce4" table:formula="of:=COS(RADIANS([.$A55])) * TAN(RADIANS([.F$3]))" office:value-type="float" office:value="0.0440063686371584" calcext:value-type="float">
            <text:p>0,04</text:p>
          </table:table-cell>
          <table:table-cell table:style-name="ce4" table:formula="of:=COS(RADIANS([.$A55])) * TAN(RADIANS([.G$3]))" office:value-type="float" office:value="0.0550583999425622" calcext:value-type="float">
            <text:p>0,06</text:p>
          </table:table-cell>
          <table:table-cell table:style-name="ce4" table:formula="of:=COS(RADIANS([.$A55])) * TAN(RADIANS([.H$3]))" office:value-type="float" office:value="0.0661442384383896" calcext:value-type="float">
            <text:p>0,07</text:p>
          </table:table-cell>
          <table:table-cell table:style-name="ce4" table:formula="of:=COS(RADIANS([.$A55])) * TAN(RADIANS([.I$3]))" office:value-type="float" office:value="0.0772708278822985" calcext:value-type="float">
            <text:p>0,08</text:p>
          </table:table-cell>
          <table:table-cell table:style-name="ce4" table:formula="of:=COS(RADIANS([.$A55])) * TAN(RADIANS([.J$3]))" office:value-type="float" office:value="0.0884452130533796" calcext:value-type="float">
            <text:p>0,09</text:p>
          </table:table-cell>
          <table:table-cell table:style-name="ce4" table:formula="of:=COS(RADIANS([.$A55])) * TAN(RADIANS([.K$3]))" office:value-type="float" office:value="0.0996745579212468" calcext:value-type="float">
            <text:p>0,10</text:p>
          </table:table-cell>
          <table:table-cell table:style-name="ce4" table:formula="of:=COS(RADIANS([.$A55])) * TAN(RADIANS([.L$3]))" office:value-type="float" office:value="0.110966164452088" calcext:value-type="float">
            <text:p>0,11</text:p>
          </table:table-cell>
          <table:table-cell table:style-name="ce4" table:formula="of:=COS(RADIANS([.$A55])) * TAN(RADIANS([.M$3]))" office:value-type="float" office:value="0.122327492158937" calcext:value-type="float">
            <text:p>0,12</text:p>
          </table:table-cell>
          <table:table-cell table:style-name="ce4" table:formula="of:=COS(RADIANS([.$A55])) * TAN(RADIANS([.N$3]))" office:value-type="float" office:value="0.133766178510387" calcext:value-type="float">
            <text:p>0,13</text:p>
          </table:table-cell>
          <table:table-cell table:style-name="ce4" table:formula="of:=COS(RADIANS([.$A55])) * TAN(RADIANS([.O$3]))" office:value-type="float" office:value="0.145290060320108" calcext:value-type="float">
            <text:p>0,15</text:p>
          </table:table-cell>
          <table:table-cell table:style-name="ce4" table:formula="of:=COS(RADIANS([.$A55])) * TAN(RADIANS([.P$3]))" office:value-type="float" office:value="0.156907196248945" calcext:value-type="float">
            <text:p>0,16</text:p>
          </table:table-cell>
          <table:table-cell table:style-name="ce4" table:formula="of:=COS(RADIANS([.$A55])) * TAN(RADIANS([.Q$3]))" office:value-type="float" office:value="0.168625890562242" calcext:value-type="float">
            <text:p>0,17</text:p>
          </table:table-cell>
          <table:table-cell table:style-name="ce4" table:formula="of:=COS(RADIANS([.$A55])) * TAN(RADIANS([.R$3]))" office:value-type="float" office:value="0.18045471829747" calcext:value-type="float">
            <text:p>0,18</text:p>
          </table:table-cell>
          <table:table-cell table:style-name="ce4" table:formula="of:=COS(RADIANS([.$A55])) * TAN(RADIANS([.S$3]))" office:value-type="float" office:value="0.192402552011497" calcext:value-type="float">
            <text:p>0,19</text:p>
          </table:table-cell>
          <table:table-cell table:style-name="ce4" table:formula="of:=COS(RADIANS([.$A55])) * TAN(RADIANS([.T$3]))" office:value-type="float" office:value="0.204478590293087" calcext:value-type="float">
            <text:p>0,20</text:p>
          </table:table-cell>
          <table:table-cell table:style-name="ce4" table:formula="of:=COS(RADIANS([.$A55])) * TAN(RADIANS([.U$3]))" office:value-type="float" office:value="0.216692388244709" calcext:value-type="float">
            <text:p>0,22</text:p>
          </table:table-cell>
          <table:table-cell table:style-name="ce4" table:formula="of:=COS(RADIANS([.$A55])) * TAN(RADIANS([.V$3]))" office:value-type="float" office:value="0.229053890158907" calcext:value-type="float">
            <text:p>0,23</text:p>
          </table:table-cell>
          <table:table-cell table:style-name="ce4" table:formula="of:=COS(RADIANS([.$A55])) * TAN(RADIANS([.W$3]))" office:value-type="float" office:value="0.241573464638456" calcext:value-type="float">
            <text:p>0,24</text:p>
          </table:table-cell>
          <table:table-cell table:style-name="ce4" table:formula="of:=COS(RADIANS([.$A55])) * TAN(RADIANS([.X$3]))" office:value-type="float" office:value="0.254261942436971" calcext:value-type="float">
            <text:p>0,25</text:p>
          </table:table-cell>
          <table:table-cell table:style-name="ce4" table:formula="of:=COS(RADIANS([.$A55])) * TAN(RADIANS([.Y$3]))" office:value-type="float" office:value="0.267130657327836" calcext:value-type="float">
            <text:p>0,27</text:p>
          </table:table-cell>
          <table:table-cell table:style-name="ce4" table:formula="of:=COS(RADIANS([.$A55])) * TAN(RADIANS([.Z$3]))" office:value-type="float" office:value="0.280191490344973" calcext:value-type="float">
            <text:p>0,28</text:p>
          </table:table-cell>
          <table:table-cell table:style-name="ce4" table:formula="of:=COS(RADIANS([.$A55])) * TAN(RADIANS([.AA$3]))" office:value-type="float" office:value="0.293456917779638" calcext:value-type="float">
            <text:p>0,29</text:p>
          </table:table-cell>
          <table:table-cell table:style-name="ce4" table:formula="of:=COS(RADIANS([.$A55])) * TAN(RADIANS([.AB$3]))" office:value-type="float" office:value="0.306940063364017" calcext:value-type="float">
            <text:p>0,31</text:p>
          </table:table-cell>
          <table:table-cell table:style-name="ce4" table:formula="of:=COS(RADIANS([.$A55])) * TAN(RADIANS([.AC$3]))" office:value-type="float" office:value="0.320654755125678" calcext:value-type="float">
            <text:p>0,32</text:p>
          </table:table-cell>
          <table:table-cell table:style-name="ce4" table:formula="of:=COS(RADIANS([.$A55])) * TAN(RADIANS([.AD$3]))" office:value-type="float" office:value="0.334615587458089" calcext:value-type="float">
            <text:p>0,33</text:p>
          </table:table-cell>
          <table:table-cell table:style-name="ce4" table:formula="of:=COS(RADIANS([.$A55])) * TAN(RADIANS([.AE$3]))" office:value-type="float" office:value="0.348837989022721" calcext:value-type="float">
            <text:p>0,35</text:p>
          </table:table-cell>
          <table:table-cell table:style-name="ce4" table:formula="of:=COS(RADIANS([.$A55])) * TAN(RADIANS([.AF$3]))" office:value-type="float" office:value="0.363338297179144" calcext:value-type="float">
            <text:p>0,36</text:p>
          </table:table-cell>
          <table:table-cell table:style-name="ce4" table:formula="of:=COS(RADIANS([.$A55])) * TAN(RADIANS([.AG$3]))" office:value-type="float" office:value="0.378133839732872" calcext:value-type="float">
            <text:p>0,38</text:p>
          </table:table-cell>
          <table:table-cell table:style-name="ce4" table:formula="of:=COS(RADIANS([.$A55])) * TAN(RADIANS([.AH$3]))" office:value-type="float" office:value="0.393243024898637" calcext:value-type="float">
            <text:p>0,39</text:p>
          </table:table-cell>
          <table:table-cell table:style-name="ce4" table:formula="of:=COS(RADIANS([.$A55])) * TAN(RADIANS([.AI$3]))" office:value-type="float" office:value="0.408685440501791" calcext:value-type="float">
            <text:p>0,41</text:p>
          </table:table-cell>
          <table:table-cell table:style-name="ce4" table:formula="of:=COS(RADIANS([.$A55])) * TAN(RADIANS([.AJ$3]))" office:value-type="float" office:value="0.424481963585722" calcext:value-type="float">
            <text:p>0,42</text:p>
          </table:table-cell>
          <table:table-cell table:style-name="ce4" table:formula="of:=COS(RADIANS([.$A55])) * TAN(RADIANS([.AK$3]))" office:value-type="float" office:value="0.440654881762179" calcext:value-type="float">
            <text:p>0,44</text:p>
          </table:table-cell>
          <table:table-cell table:style-name="ce4" table:formula="of:=COS(RADIANS([.$A55])) * TAN(RADIANS([.AL$3]))" office:value-type="float" office:value="0.457228027838671" calcext:value-type="float">
            <text:p>0,46</text:p>
          </table:table-cell>
          <table:table-cell table:style-name="ce4" table:formula="of:=COS(RADIANS([.$A55])) * TAN(RADIANS([.AM$3]))" office:value-type="float" office:value="0.474226929487879" calcext:value-type="float">
            <text:p>0,47</text:p>
          </table:table-cell>
          <table:table-cell table:style-name="ce4" table:formula="of:=COS(RADIANS([.$A55])) * TAN(RADIANS([.AN$3]))" office:value-type="float" office:value="0.491678975994825" calcext:value-type="float">
            <text:p>0,49</text:p>
          </table:table-cell>
          <table:table-cell table:style-name="ce4" table:formula="of:=COS(RADIANS([.$A55])) * TAN(RADIANS([.AO$3]))" office:value-type="float" office:value="0.509613604436197" calcext:value-type="float">
            <text:p>0,51</text:p>
          </table:table-cell>
          <table:table-cell table:style-name="ce4" table:formula="of:=COS(RADIANS([.$A55])) * TAN(RADIANS([.AP$3]))" office:value-type="float" office:value="0.52806250802226" calcext:value-type="float">
            <text:p>0,53</text:p>
          </table:table-cell>
          <table:table-cell table:style-name="ce4" table:formula="of:=COS(RADIANS([.$A55])) * TAN(RADIANS([.AQ$3]))" office:value-type="float" office:value="0.547059869776945" calcext:value-type="float">
            <text:p>0,55</text:p>
          </table:table-cell>
          <table:table-cell table:style-name="ce4" table:formula="of:=COS(RADIANS([.$A55])) * TAN(RADIANS([.AR$3]))" office:value-type="float" office:value="0.566642625260372" calcext:value-type="float">
            <text:p>0,57</text:p>
          </table:table-cell>
          <table:table-cell table:style-name="ce4" table:formula="of:=COS(RADIANS([.$A55])) * TAN(RADIANS([.AS$3]))" office:value-type="float" office:value="0.586850758668026" calcext:value-type="float">
            <text:p>0,59</text:p>
          </table:table-cell>
          <table:table-cell table:style-name="ce4" table:formula="of:=COS(RADIANS([.$A55])) * TAN(RADIANS([.AT$3]))" office:value-type="float" office:value="0.607727637394026" calcext:value-type="float">
            <text:p>0,61</text:p>
          </table:table-cell>
          <table:table-cell table:style-name="ce4" table:formula="of:=COS(RADIANS([.$A55])) * TAN(RADIANS([.AU$3]))" office:value-type="float" office:value="0.629320391049837" calcext:value-type="float">
            <text:p>0,63</text:p>
          </table:table-cell>
          <table:table-cell table:style-name="ce4" table:formula="of:=COS(RADIANS([.$A55])) * TAN(RADIANS([.AV$3]))" office:value-type="float" office:value="0.651680342018642" calcext:value-type="float">
            <text:p>0,65</text:p>
          </table:table-cell>
          <table:table-cell table:style-name="ce4" table:formula="of:=COS(RADIANS([.$A55])) * TAN(RADIANS([.AW$3]))" office:value-type="float" office:value="0.674863495942343" calcext:value-type="float">
            <text:p>0,67</text:p>
          </table:table-cell>
          <table:table-cell table:style-name="ce4" table:formula="of:=COS(RADIANS([.$A55])) * TAN(RADIANS([.AX$3]))" office:value-type="float" office:value="0.698931102137151" calcext:value-type="float">
            <text:p>0,70</text:p>
          </table:table-cell>
          <table:table-cell table:style-name="ce4" table:formula="of:=COS(RADIANS([.$A55])) * TAN(RADIANS([.AY$3]))" office:value-type="float" office:value="0.723950295883704" calcext:value-type="float">
            <text:p>0,72</text:p>
          </table:table-cell>
          <table:table-cell table:style-name="ce4" table:formula="of:=COS(RADIANS([.$A55])) * TAN(RADIANS([.AZ$3]))" office:value-type="float" office:value="0.749994836926437" calcext:value-type="float">
            <text:p>0,75</text:p>
          </table:table-cell>
          <table:table-cell table:style-name="ce4" table:formula="of:=COS(RADIANS([.$A55])) * TAN(RADIANS([.BA$3]))" office:value-type="float" office:value="0.777145961456971" calcext:value-type="float">
            <text:p>0,78</text:p>
          </table:table-cell>
          <table:table-cell table:style-name="ce4" table:formula="of:=COS(RADIANS([.$A55])) * TAN(RADIANS([.BB$3]))" office:value-type="float" office:value="0.805493368492715" calcext:value-type="float">
            <text:p>0,81</text:p>
          </table:table-cell>
          <table:table-cell table:style-name="ce4" table:formula="of:=COS(RADIANS([.$A55])) * TAN(RADIANS([.BC$3]))" office:value-type="float" office:value="0.835136366082818" calcext:value-type="float">
            <text:p>0,84</text:p>
          </table:table-cell>
          <table:table-cell table:style-name="ce4" table:formula="of:=COS(RADIANS([.$A55])) * TAN(RADIANS([.BD$3]))" office:value-type="float" office:value="0.866185208424845" calcext:value-type="float">
            <text:p>0,87</text:p>
          </table:table-cell>
          <table:table-cell table:style-name="ce4" table:formula="of:=COS(RADIANS([.$A55])) * TAN(RADIANS([.BE$3]))" office:value-type="float" office:value="0.898762662079994" calcext:value-type="float">
            <text:p>0,90</text:p>
          </table:table-cell>
          <table:table-cell table:style-name="ce4" table:formula="of:=COS(RADIANS([.$A55])) * TAN(RADIANS([.BF$3]))" office:value-type="float" office:value="0.933005848459664" calcext:value-type="float">
            <text:p>0,93</text:p>
          </table:table-cell>
          <table:table-cell table:style-name="ce4" table:formula="of:=COS(RADIANS([.$A55])) * TAN(RADIANS([.BG$3]))" office:value-type="float" office:value="0.969068421191737" calcext:value-type="float">
            <text:p>0,97</text:p>
          </table:table-cell>
          <table:table-cell table:style-name="ce4" table:formula="of:=COS(RADIANS([.$A55])) * TAN(RADIANS([.BH$3]))" office:value-type="float" office:value="1.00712315162667" calcext:value-type="float">
            <text:p>1,01</text:p>
          </table:table-cell>
          <table:table-cell table:style-name="ce4" table:formula="of:=COS(RADIANS([.$A55])) * TAN(RADIANS([.BI$3]))" office:value-type="float" office:value="1.04736501464905" calcext:value-type="float">
            <text:p>1,05</text:p>
          </table:table-cell>
          <table:table-cell table:style-name="ce4" table:formula="of:=COS(RADIANS([.$A55])) * TAN(RADIANS([.BJ$3]))" office:value-type="float" office:value="1.09001489153743" calcext:value-type="float">
            <text:p>1,09</text:p>
          </table:table-cell>
          <table:table-cell table:style-name="ce4" table:formula="of:=COS(RADIANS([.$A55])) * TAN(RADIANS([.BK$3]))" office:value-type="float" office:value="1.13532403881999" calcext:value-type="float">
            <text:p>1,14</text:p>
          </table:table-cell>
          <table:table-cell table:style-name="ce4" table:formula="of:=COS(RADIANS([.$A55])) * TAN(RADIANS([.BL$3]))" office:value-type="float" office:value="1.18357951462953" calcext:value-type="float">
            <text:p>1,18</text:p>
          </table:table-cell>
          <table:table-cell table:style-name="ce4" table:formula="of:=COS(RADIANS([.$A55])) * TAN(RADIANS([.BM$3]))" office:value-type="float" office:value="1.23511081080302" calcext:value-type="float">
            <text:p>1,24</text:p>
          </table:table-cell>
          <table:table-cell table:style-name="ce4" table:formula="of:=COS(RADIANS([.$A55])) * TAN(RADIANS([.BN$3]))" office:value-type="float" office:value="1.29029801535367" calcext:value-type="float">
            <text:p>1,29</text:p>
          </table:table-cell>
          <table:table-cell table:style-name="ce4" table:formula="of:=COS(RADIANS([.$A55])) * TAN(RADIANS([.BO$3]))" office:value-type="float" office:value="1.34958193382416" calcext:value-type="float">
            <text:p>1,35</text:p>
          </table:table-cell>
          <table:table-cell table:style-name="ce4" table:formula="of:=COS(RADIANS([.$A55])) * TAN(RADIANS([.BP$3]))" office:value-type="float" office:value="1.41347674086572" calcext:value-type="float">
            <text:p>1,41</text:p>
          </table:table-cell>
          <table:table-cell table:style-name="ce4" table:formula="of:=COS(RADIANS([.$A55])) * TAN(RADIANS([.BQ$3]))" office:value-type="float" office:value="1.48258593211589" calcext:value-type="float">
            <text:p>1,48</text:p>
          </table:table-cell>
          <table:table-cell table:style-name="ce4" table:formula="of:=COS(RADIANS([.$A55])) * TAN(RADIANS([.BR$3]))" office:value-type="float" office:value="1.55762262647425" calcext:value-type="float">
            <text:p>1,56</text:p>
          </table:table-cell>
          <table:table-cell table:style-name="ce4" table:formula="of:=COS(RADIANS([.$A55])) * TAN(RADIANS([.BS$3]))" office:value-type="float" office:value="1.63943566891276" calcext:value-type="float">
            <text:p>1,64</text:p>
          </table:table-cell>
          <table:table-cell table:style-name="ce4" table:formula="of:=COS(RADIANS([.$A55])) * TAN(RADIANS([.BT$3]))" office:value-type="float" office:value="1.72904356401178" calcext:value-type="float">
            <text:p>1,73</text:p>
          </table:table-cell>
          <table:table-cell table:style-name="ce4" table:formula="of:=COS(RADIANS([.$A55])) * TAN(RADIANS([.BU$3]))" office:value-type="float" office:value="1.82767912523014" calcext:value-type="float">
            <text:p>1,83</text:p>
          </table:table-cell>
          <table:table-cell table:style-name="ce4" table:formula="of:=COS(RADIANS([.$A55])) * TAN(RADIANS([.BV$3]))" office:value-type="float" office:value="1.93684900714278" calcext:value-type="float">
            <text:p>1,94</text:p>
          </table:table-cell>
          <table:table-cell table:style-name="ce4" table:formula="of:=COS(RADIANS([.$A55])) * TAN(RADIANS([.BW$3]))" office:value-type="float" office:value="2.05841424893082" calcext:value-type="float">
            <text:p>2,06</text:p>
          </table:table-cell>
          <table:table-cell table:style-name="ce4" table:formula="of:=COS(RADIANS([.$A55])) * TAN(RADIANS([.BX$3]))" office:value-type="float" office:value="2.19470102155081" calcext:value-type="float">
            <text:p>2,19</text:p>
          </table:table-cell>
          <table:table-cell table:style-name="ce4" table:formula="of:=COS(RADIANS([.$A55])) * TAN(RADIANS([.BY$3]))" office:value-type="float" office:value="2.34865567363711" calcext:value-type="float">
            <text:p>2,35</text:p>
          </table:table-cell>
          <table:table-cell table:style-name="ce4" table:formula="of:=COS(RADIANS([.$A55])) * TAN(RADIANS([.BZ$3]))" office:value-type="float" office:value="2.52406622550801" calcext:value-type="float">
            <text:p>2,52</text:p>
          </table:table-cell>
          <table:table-cell table:style-name="ce4" table:formula="of:=COS(RADIANS([.$A55])) * TAN(RADIANS([.CA$3]))" office:value-type="float" office:value="2.72588609102744" calcext:value-type="float">
            <text:p>2,73</text:p>
          </table:table-cell>
          <table:table-cell table:style-name="ce4" table:formula="of:=COS(RADIANS([.$A55])) * TAN(RADIANS([.CB$3]))" office:value-type="float" office:value="2.96071966024182" calcext:value-type="float">
            <text:p>2,96</text:p>
          </table:table-cell>
          <table:table-cell table:style-name="ce4" table:formula="of:=COS(RADIANS([.$A55])) * TAN(RADIANS([.CC$3]))" office:value-type="float" office:value="3.23757274510745" calcext:value-type="float">
            <text:p>3,24</text:p>
          </table:table-cell>
          <table:table-cell table:style-name="ce4" table:formula="of:=COS(RADIANS([.$A55])) * TAN(RADIANS([.CD$3]))" office:value-type="float" office:value="3.56905329247565" calcext:value-type="float">
            <text:p>3,57</text:p>
          </table:table-cell>
          <table:table-cell table:style-name="ce4" table:formula="of:=COS(RADIANS([.$A55])) * TAN(RADIANS([.CE$3]))" office:value-type="float" office:value="3.9733725722068" calcext:value-type="float">
            <text:p>3,97</text:p>
          </table:table-cell>
          <table:table-cell table:style-name="ce4" table:formula="of:=COS(RADIANS([.$A55])) * TAN(RADIANS([.CF$3]))" office:value-type="float" office:value="4.477847256155" calcext:value-type="float">
            <text:p>4,48</text:p>
          </table:table-cell>
          <table:table-cell table:style-name="ce4" table:formula="of:=COS(RADIANS([.$A55])) * TAN(RADIANS([.CG$3]))" office:value-type="float" office:value="5.12540327889832" calcext:value-type="float">
            <text:p>5,13</text:p>
          </table:table-cell>
          <table:table-cell table:style-name="ce4" table:formula="of:=COS(RADIANS([.$A55])) * TAN(RADIANS([.CH$3]))" office:value-type="float" office:value="5.98758355892203" calcext:value-type="float">
            <text:p>5,99</text:p>
          </table:table-cell>
          <table:table-cell table:style-name="ce4" table:formula="of:=COS(RADIANS([.$A55])) * TAN(RADIANS([.CI$3]))" office:value-type="float" office:value="7.19316498489385" calcext:value-type="float">
            <text:p>7,19</text:p>
          </table:table-cell>
          <table:table-cell table:style-name="ce4" table:formula="of:=COS(RADIANS([.$A55])) * TAN(RADIANS([.CJ$3]))" office:value-type="float" office:value="8.99970088094718" calcext:value-type="float">
            <text:p>9,00</text:p>
          </table:table-cell>
          <table:table-cell table:style-name="ce4" table:formula="of:=COS(RADIANS([.$A55])) * TAN(RADIANS([.CK$3]))" office:value-type="float" office:value="12.0081484019965" calcext:value-type="float">
            <text:p>12,01</text:p>
          </table:table-cell>
          <table:table-cell table:style-name="ce4" table:formula="of:=COS(RADIANS([.$A55])) * TAN(RADIANS([.CL$3]))" office:value-type="float" office:value="18.0213781142066" calcext:value-type="float">
            <text:p>18,02</text:p>
          </table:table-cell>
          <table:table-cell table:style-name="ce4" table:formula="of:=COS(RADIANS([.$A55])) * TAN(RADIANS([.CM$3]))" office:value-type="float" office:value="36.0537410566995" calcext:value-type="float">
            <text:p>36,05</text:p>
          </table:table-cell>
          <table:table-cell table:number-columns-repeated="933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table:style-name="ce4" table:formula="of:=COS(RADIANS([.$A56])) * TAN(RADIANS([.B$3]))" office:value-type="float" office:value="0" calcext:value-type="float">
            <text:p>0,00</text:p>
          </table:table-cell>
          <table:table-cell table:style-name="ce4" table:formula="of:=COS(RADIANS([.$A56])) * TAN(RADIANS([.C$3]))" office:value-type="float" office:value="0.0107464110256116" calcext:value-type="float">
            <text:p>0,01</text:p>
          </table:table-cell>
          <table:table-cell table:style-name="ce4" table:formula="of:=COS(RADIANS([.$A56])) * TAN(RADIANS([.D$3]))" office:value-type="float" office:value="0.0214993724647966" calcext:value-type="float">
            <text:p>0,02</text:p>
          </table:table-cell>
          <table:table-cell table:style-name="ce4" table:formula="of:=COS(RADIANS([.$A56])) * TAN(RADIANS([.E$3]))" office:value-type="float" office:value="0.0322654507119386" calcext:value-type="float">
            <text:p>0,03</text:p>
          </table:table-cell>
          <table:table-cell table:style-name="ce4" table:formula="of:=COS(RADIANS([.$A56])) * TAN(RADIANS([.F$3]))" office:value-type="float" office:value="0.0430512442059615" calcext:value-type="float">
            <text:p>0,04</text:p>
          </table:table-cell>
          <table:table-cell table:style-name="ce4" table:formula="of:=COS(RADIANS([.$A56])) * TAN(RADIANS([.G$3]))" office:value-type="float" office:value="0.0538633996606405" calcext:value-type="float">
            <text:p>0,05</text:p>
          </table:table-cell>
          <table:table-cell table:style-name="ce4" table:formula="of:=COS(RADIANS([.$A56])) * TAN(RADIANS([.H$3]))" office:value-type="float" office:value="0.0647086285466415" calcext:value-type="float">
            <text:p>0,06</text:p>
          </table:table-cell>
          <table:table-cell table:style-name="ce4" table:formula="of:=COS(RADIANS([.$A56])) * TAN(RADIANS([.I$3]))" office:value-type="float" office:value="0.0755937239126954" calcext:value-type="float">
            <text:p>0,08</text:p>
          </table:table-cell>
          <table:table-cell table:style-name="ce4" table:formula="of:=COS(RADIANS([.$A56])) * TAN(RADIANS([.J$3]))" office:value-type="float" office:value="0.0865255776363738" calcext:value-type="float">
            <text:p>0,09</text:p>
          </table:table-cell>
          <table:table-cell table:style-name="ce4" table:formula="of:=COS(RADIANS([.$A56])) * TAN(RADIANS([.K$3]))" office:value-type="float" office:value="0.0975111981988327" calcext:value-type="float">
            <text:p>0,10</text:p>
          </table:table-cell>
          <table:table-cell table:style-name="ce4" table:formula="of:=COS(RADIANS([.$A56])) * TAN(RADIANS([.L$3]))" office:value-type="float" office:value="0.108557729082692" calcext:value-type="float">
            <text:p>0,11</text:p>
          </table:table-cell>
          <table:table-cell table:style-name="ce4" table:formula="of:=COS(RADIANS([.$A56])) * TAN(RADIANS([.M$3]))" office:value-type="float" office:value="0.119672467897985" calcext:value-type="float">
            <text:p>0,12</text:p>
          </table:table-cell>
          <table:table-cell table:style-name="ce4" table:formula="of:=COS(RADIANS([.$A56])) * TAN(RADIANS([.N$3]))" office:value-type="float" office:value="0.130862886347915" calcext:value-type="float">
            <text:p>0,13</text:p>
          </table:table-cell>
          <table:table-cell table:style-name="ce4" table:formula="of:=COS(RADIANS([.$A56])) * TAN(RADIANS([.O$3]))" office:value-type="float" office:value="0.14213665115413" calcext:value-type="float">
            <text:p>0,14</text:p>
          </table:table-cell>
          <table:table-cell table:style-name="ce4" table:formula="of:=COS(RADIANS([.$A56])) * TAN(RADIANS([.P$3]))" office:value-type="float" office:value="0.153501646070433" calcext:value-type="float">
            <text:p>0,15</text:p>
          </table:table-cell>
          <table:table-cell table:style-name="ce4" table:formula="of:=COS(RADIANS([.$A56])) * TAN(RADIANS([.Q$3]))" office:value-type="float" office:value="0.164965995124464" calcext:value-type="float">
            <text:p>0,16</text:p>
          </table:table-cell>
          <table:table-cell table:style-name="ce4" table:formula="of:=COS(RADIANS([.$A56])) * TAN(RADIANS([.R$3]))" office:value-type="float" office:value="0.176538087239093" calcext:value-type="float">
            <text:p>0,18</text:p>
          </table:table-cell>
          <table:table-cell table:style-name="ce4" table:formula="of:=COS(RADIANS([.$A56])) * TAN(RADIANS([.S$3]))" office:value-type="float" office:value="0.188226602399158" calcext:value-type="float">
            <text:p>0,19</text:p>
          </table:table-cell>
          <table:table-cell table:style-name="ce4" table:formula="of:=COS(RADIANS([.$A56])) * TAN(RADIANS([.T$3]))" office:value-type="float" office:value="0.200040539545116" calcext:value-type="float">
            <text:p>0,20</text:p>
          </table:table-cell>
          <table:table-cell table:style-name="ce4" table:formula="of:=COS(RADIANS([.$A56])) * TAN(RADIANS([.U$3]))" office:value-type="float" office:value="0.211989246393278" calcext:value-type="float">
            <text:p>0,21</text:p>
          </table:table-cell>
          <table:table-cell table:style-name="ce4" table:formula="of:=COS(RADIANS([.$A56])) * TAN(RADIANS([.V$3]))" office:value-type="float" office:value="0.224082451402956" calcext:value-type="float">
            <text:p>0,22</text:p>
          </table:table-cell>
          <table:table-cell table:style-name="ce4" table:formula="of:=COS(RADIANS([.$A56])) * TAN(RADIANS([.W$3]))" office:value-type="float" office:value="0.236330298134364" calcext:value-type="float">
            <text:p>0,24</text:p>
          </table:table-cell>
          <table:table-cell table:style-name="ce4" table:formula="of:=COS(RADIANS([.$A56])) * TAN(RADIANS([.X$3]))" office:value-type="float" office:value="0.24874338226793" calcext:value-type="float">
            <text:p>0,25</text:p>
          </table:table-cell>
          <table:table-cell table:style-name="ce4" table:formula="of:=COS(RADIANS([.$A56])) * TAN(RADIANS([.Y$3]))" office:value-type="float" office:value="0.261332791586193" calcext:value-type="float">
            <text:p>0,26</text:p>
          </table:table-cell>
          <table:table-cell table:style-name="ce4" table:formula="of:=COS(RADIANS([.$A56])) * TAN(RADIANS([.Z$3]))" office:value-type="float" office:value="0.274110149254357" calcext:value-type="float">
            <text:p>0,27</text:p>
          </table:table-cell>
          <table:table-cell table:style-name="ce4" table:formula="of:=COS(RADIANS([.$A56])) * TAN(RADIANS([.AA$3]))" office:value-type="float" office:value="0.287087660775359" calcext:value-type="float">
            <text:p>0,29</text:p>
          </table:table-cell>
          <table:table-cell table:style-name="ce4" table:formula="of:=COS(RADIANS([.$A56])) * TAN(RADIANS([.AB$3]))" office:value-type="float" office:value="0.300278165040861" calcext:value-type="float">
            <text:p>0,30</text:p>
          </table:table-cell>
          <table:table-cell table:style-name="ce4" table:formula="of:=COS(RADIANS([.$A56])) * TAN(RADIANS([.AC$3]))" office:value-type="float" office:value="0.313695189951709" calcext:value-type="float">
            <text:p>0,31</text:p>
          </table:table-cell>
          <table:table-cell table:style-name="ce4" table:formula="of:=COS(RADIANS([.$A56])) * TAN(RADIANS([.AD$3]))" office:value-type="float" office:value="0.327353013141273" calcext:value-type="float">
            <text:p>0,33</text:p>
          </table:table-cell>
          <table:table-cell table:style-name="ce4" table:formula="of:=COS(RADIANS([.$A56])) * TAN(RADIANS([.AE$3]))" office:value-type="float" office:value="0.341266728403778" calcext:value-type="float">
            <text:p>0,34</text:p>
          </table:table-cell>
          <table:table-cell table:style-name="ce4" table:formula="of:=COS(RADIANS([.$A56])) * TAN(RADIANS([.AF$3]))" office:value-type="float" office:value="0.355452318508951" calcext:value-type="float">
            <text:p>0,36</text:p>
          </table:table-cell>
          <table:table-cell table:style-name="ce4" table:formula="of:=COS(RADIANS([.$A56])) * TAN(RADIANS([.AG$3]))" office:value-type="float" office:value="0.369926735175596" calcext:value-type="float">
            <text:p>0,37</text:p>
          </table:table-cell>
          <table:table-cell table:style-name="ce4" table:formula="of:=COS(RADIANS([.$A56])) * TAN(RADIANS([.AH$3]))" office:value-type="float" office:value="0.384707987082285" calcext:value-type="float">
            <text:p>0,38</text:p>
          </table:table-cell>
          <table:table-cell table:style-name="ce4" table:formula="of:=COS(RADIANS([.$A56])) * TAN(RADIANS([.AI$3]))" office:value-type="float" office:value="0.399815236915664" calcext:value-type="float">
            <text:p>0,40</text:p>
          </table:table-cell>
          <table:table-cell table:style-name="ce4" table:formula="of:=COS(RADIANS([.$A56])) * TAN(RADIANS([.AJ$3]))" office:value-type="float" office:value="0.41526890859893" calcext:value-type="float">
            <text:p>0,42</text:p>
          </table:table-cell>
          <table:table-cell table:style-name="ce4" table:formula="of:=COS(RADIANS([.$A56])) * TAN(RADIANS([.AK$3]))" office:value-type="float" office:value="0.431090806008337" calcext:value-type="float">
            <text:p>0,43</text:p>
          </table:table-cell>
          <table:table-cell table:style-name="ce4" table:formula="of:=COS(RADIANS([.$A56])) * TAN(RADIANS([.AL$3]))" office:value-type="float" office:value="0.447304244678614" calcext:value-type="float">
            <text:p>0,45</text:p>
          </table:table-cell>
          <table:table-cell table:style-name="ce4" table:formula="of:=COS(RADIANS([.$A56])) * TAN(RADIANS([.AM$3]))" office:value-type="float" office:value="0.463934198223911" calcext:value-type="float">
            <text:p>0,46</text:p>
          </table:table-cell>
          <table:table-cell table:style-name="ce4" table:formula="of:=COS(RADIANS([.$A56])) * TAN(RADIANS([.AN$3]))" office:value-type="float" office:value="0.481007461465857" calcext:value-type="float">
            <text:p>0,48</text:p>
          </table:table-cell>
          <table:table-cell table:style-name="ce4" table:formula="of:=COS(RADIANS([.$A56])) * TAN(RADIANS([.AO$3]))" office:value-type="float" office:value="0.498552832572" calcext:value-type="float">
            <text:p>0,50</text:p>
          </table:table-cell>
          <table:table-cell table:style-name="ce4" table:formula="of:=COS(RADIANS([.$A56])) * TAN(RADIANS([.AP$3]))" office:value-type="float" office:value="0.51660131687582" calcext:value-type="float">
            <text:p>0,52</text:p>
          </table:table-cell>
          <table:table-cell table:style-name="ce4" table:formula="of:=COS(RADIANS([.$A56])) * TAN(RADIANS([.AQ$3]))" office:value-type="float" office:value="0.535186355484967" calcext:value-type="float">
            <text:p>0,54</text:p>
          </table:table-cell>
          <table:table-cell table:style-name="ce4" table:formula="of:=COS(RADIANS([.$A56])) * TAN(RADIANS([.AR$3]))" office:value-type="float" office:value="0.554344082301598" calcext:value-type="float">
            <text:p>0,55</text:p>
          </table:table-cell>
          <table:table-cell table:style-name="ce4" table:formula="of:=COS(RADIANS([.$A56])) * TAN(RADIANS([.AS$3]))" office:value-type="float" office:value="0.574113613694946" calcext:value-type="float">
            <text:p>0,57</text:p>
          </table:table-cell>
          <table:table-cell table:style-name="ce4" table:formula="of:=COS(RADIANS([.$A56])) * TAN(RADIANS([.AT$3]))" office:value-type="float" office:value="0.594537375803151" calcext:value-type="float">
            <text:p>0,59</text:p>
          </table:table-cell>
          <table:table-cell table:style-name="ce4" table:formula="of:=COS(RADIANS([.$A56])) * TAN(RADIANS([.AU$3]))" office:value-type="float" office:value="0.615661475325658" calcext:value-type="float">
            <text:p>0,62</text:p>
          </table:table-cell>
          <table:table-cell table:style-name="ce4" table:formula="of:=COS(RADIANS([.$A56])) * TAN(RADIANS([.AV$3]))" office:value-type="float" office:value="0.637536120732744" calcext:value-type="float">
            <text:p>0,64</text:p>
          </table:table-cell>
          <table:table-cell table:style-name="ce4" table:formula="of:=COS(RADIANS([.$A56])) * TAN(RADIANS([.AW$3]))" office:value-type="float" office:value="0.660216102106869" calcext:value-type="float">
            <text:p>0,66</text:p>
          </table:table-cell>
          <table:table-cell table:style-name="ce4" table:formula="of:=COS(RADIANS([.$A56])) * TAN(RADIANS([.AX$3]))" office:value-type="float" office:value="0.68376133939488" calcext:value-type="float">
            <text:p>0,68</text:p>
          </table:table-cell>
          <table:table-cell table:style-name="ce4" table:formula="of:=COS(RADIANS([.$A56])) * TAN(RADIANS([.AY$3]))" office:value-type="float" office:value="0.708237510757714" calcext:value-type="float">
            <text:p>0,71</text:p>
          </table:table-cell>
          <table:table-cell table:style-name="ce4" table:formula="of:=COS(RADIANS([.$A56])) * TAN(RADIANS([.AZ$3]))" office:value-type="float" office:value="0.733716775041205" calcext:value-type="float">
            <text:p>0,73</text:p>
          </table:table-cell>
          <table:table-cell table:style-name="ce4" table:formula="of:=COS(RADIANS([.$A56])) * TAN(RADIANS([.BA$3]))" office:value-type="float" office:value="0.76027860526783" calcext:value-type="float">
            <text:p>0,76</text:p>
          </table:table-cell>
          <table:table-cell table:style-name="ce4" table:formula="of:=COS(RADIANS([.$A56])) * TAN(RADIANS([.BB$3]))" office:value-type="float" office:value="0.788010753606722" calcext:value-type="float">
            <text:p>0,79</text:p>
          </table:table-cell>
          <table:table-cell table:style-name="ce4" table:formula="of:=COS(RADIANS([.$A56])) * TAN(RADIANS([.BC$3]))" office:value-type="float" office:value="0.817010372702097" calcext:value-type="float">
            <text:p>0,82</text:p>
          </table:table-cell>
          <table:table-cell table:style-name="ce4" table:formula="of:=COS(RADIANS([.$A56])) * TAN(RADIANS([.BD$3]))" office:value-type="float" office:value="0.847385323768845" calcext:value-type="float">
            <text:p>0,85</text:p>
          </table:table-cell>
          <table:table-cell table:style-name="ce4" table:formula="of:=COS(RADIANS([.$A56])) * TAN(RADIANS([.BE$3]))" office:value-type="float" office:value="0.879255708814248" calcext:value-type="float">
            <text:p>0,88</text:p>
          </table:table-cell>
          <table:table-cell table:style-name="ce4" table:formula="of:=COS(RADIANS([.$A56])) * TAN(RADIANS([.BF$3]))" office:value-type="float" office:value="0.912755673134791" calcext:value-type="float">
            <text:p>0,91</text:p>
          </table:table-cell>
          <table:table-cell table:style-name="ce4" table:formula="of:=COS(RADIANS([.$A56])) * TAN(RADIANS([.BG$3]))" office:value-type="float" office:value="0.948035535424377" calcext:value-type="float">
            <text:p>0,95</text:p>
          </table:table-cell>
          <table:table-cell table:style-name="ce4" table:formula="of:=COS(RADIANS([.$A56])) * TAN(RADIANS([.BH$3]))" office:value-type="float" office:value="0.985264317164006" calcext:value-type="float">
            <text:p>0,99</text:p>
          </table:table-cell>
          <table:table-cell table:style-name="ce4" table:formula="of:=COS(RADIANS([.$A56])) * TAN(RADIANS([.BI$3]))" office:value-type="float" office:value="1.02463276145814" calcext:value-type="float">
            <text:p>1,02</text:p>
          </table:table-cell>
          <table:table-cell table:style-name="ce4" table:formula="of:=COS(RADIANS([.$A56])) * TAN(RADIANS([.BJ$3]))" office:value-type="float" office:value="1.06635695552685" calcext:value-type="float">
            <text:p>1,07</text:p>
          </table:table-cell>
          <table:table-cell table:style-name="ce4" table:formula="of:=COS(RADIANS([.$A56])) * TAN(RADIANS([.BK$3]))" office:value-type="float" office:value="1.11068270256835" calcext:value-type="float">
            <text:p>1,11</text:p>
          </table:table-cell>
          <table:table-cell table:style-name="ce4" table:formula="of:=COS(RADIANS([.$A56])) * TAN(RADIANS([.BL$3]))" office:value-type="float" office:value="1.15789083033913" calcext:value-type="float">
            <text:p>1,16</text:p>
          </table:table-cell>
          <table:table-cell table:style-name="ce4" table:formula="of:=COS(RADIANS([.$A56])) * TAN(RADIANS([.BM$3]))" office:value-type="float" office:value="1.20830367930894" calcext:value-type="float">
            <text:p>1,21</text:p>
          </table:table-cell>
          <table:table-cell table:style-name="ce4" table:formula="of:=COS(RADIANS([.$A56])) * TAN(RADIANS([.BN$3]))" office:value-type="float" office:value="1.26229308797257" calcext:value-type="float">
            <text:p>1,26</text:p>
          </table:table-cell>
          <table:table-cell table:style-name="ce4" table:formula="of:=COS(RADIANS([.$A56])) * TAN(RADIANS([.BO$3]))" office:value-type="float" office:value="1.320290294527" calcext:value-type="float">
            <text:p>1,32</text:p>
          </table:table-cell>
          <table:table-cell table:style-name="ce4" table:formula="of:=COS(RADIANS([.$A56])) * TAN(RADIANS([.BP$3]))" office:value-type="float" office:value="1.38279831385755" calcext:value-type="float">
            <text:p>1,38</text:p>
          </table:table-cell>
          <table:table-cell table:style-name="ce4" table:formula="of:=COS(RADIANS([.$A56])) * TAN(RADIANS([.BQ$3]))" office:value-type="float" office:value="1.45040754319249" calcext:value-type="float">
            <text:p>1,45</text:p>
          </table:table-cell>
          <table:table-cell table:style-name="ce4" table:formula="of:=COS(RADIANS([.$A56])) * TAN(RADIANS([.BR$3]))" office:value-type="float" office:value="1.52381562373342" calcext:value-type="float">
            <text:p>1,52</text:p>
          </table:table-cell>
          <table:table-cell table:style-name="ce4" table:formula="of:=COS(RADIANS([.$A56])) * TAN(RADIANS([.BS$3]))" office:value-type="float" office:value="1.60385297692413" calcext:value-type="float">
            <text:p>1,60</text:p>
          </table:table-cell>
          <table:table-cell table:style-name="ce4" table:formula="of:=COS(RADIANS([.$A56])) * TAN(RADIANS([.BT$3]))" office:value-type="float" office:value="1.69151600148537" calcext:value-type="float">
            <text:p>1,69</text:p>
          </table:table-cell>
          <table:table-cell table:style-name="ce4" table:formula="of:=COS(RADIANS([.$A56])) * TAN(RADIANS([.BU$3]))" office:value-type="float" office:value="1.78801075360672" calcext:value-type="float">
            <text:p>1,79</text:p>
          </table:table-cell>
          <table:table-cell table:style-name="ce4" table:formula="of:=COS(RADIANS([.$A56])) * TAN(RADIANS([.BV$3]))" office:value-type="float" office:value="1.89481118708281" calcext:value-type="float">
            <text:p>1,89</text:p>
          </table:table-cell>
          <table:table-cell table:style-name="ce4" table:formula="of:=COS(RADIANS([.$A56])) * TAN(RADIANS([.BW$3]))" office:value-type="float" office:value="2.01373794866874" calcext:value-type="float">
            <text:p>2,01</text:p>
          </table:table-cell>
          <table:table-cell table:style-name="ce4" table:formula="of:=COS(RADIANS([.$A56])) * TAN(RADIANS([.BX$3]))" office:value-type="float" office:value="2.1470667215671" calcext:value-type="float">
            <text:p>2,15</text:p>
          </table:table-cell>
          <table:table-cell table:style-name="ce4" table:formula="of:=COS(RADIANS([.$A56])) * TAN(RADIANS([.BY$3]))" office:value-type="float" office:value="2.29767990617817" calcext:value-type="float">
            <text:p>2,30</text:p>
          </table:table-cell>
          <table:table-cell table:style-name="ce4" table:formula="of:=COS(RADIANS([.$A56])) * TAN(RADIANS([.BZ$3]))" office:value-type="float" office:value="2.4692833067487" calcext:value-type="float">
            <text:p>2,47</text:p>
          </table:table-cell>
          <table:table-cell table:style-name="ce4" table:formula="of:=COS(RADIANS([.$A56])) * TAN(RADIANS([.CA$3]))" office:value-type="float" office:value="2.66672282709928" calcext:value-type="float">
            <text:p>2,67</text:p>
          </table:table-cell>
          <table:table-cell table:style-name="ce4" table:formula="of:=COS(RADIANS([.$A56])) * TAN(RADIANS([.CB$3]))" office:value-type="float" office:value="2.89645951406302" calcext:value-type="float">
            <text:p>2,90</text:p>
          </table:table-cell>
          <table:table-cell table:style-name="ce4" table:formula="of:=COS(RADIANS([.$A56])) * TAN(RADIANS([.CC$3]))" office:value-type="float" office:value="3.16730371536482" calcext:value-type="float">
            <text:p>3,17</text:p>
          </table:table-cell>
          <table:table-cell table:style-name="ce4" table:formula="of:=COS(RADIANS([.$A56])) * TAN(RADIANS([.CD$3]))" office:value-type="float" office:value="3.49158973205342" calcext:value-type="float">
            <text:p>3,49</text:p>
          </table:table-cell>
          <table:table-cell table:style-name="ce4" table:formula="of:=COS(RADIANS([.$A56])) * TAN(RADIANS([.CE$3]))" office:value-type="float" office:value="3.88713357236445" calcext:value-type="float">
            <text:p>3,89</text:p>
          </table:table-cell>
          <table:table-cell table:style-name="ce4" table:formula="of:=COS(RADIANS([.$A56])) * TAN(RADIANS([.CF$3]))" office:value-type="float" office:value="4.38065902077058" calcext:value-type="float">
            <text:p>4,38</text:p>
          </table:table-cell>
          <table:table-cell table:style-name="ce4" table:formula="of:=COS(RADIANS([.$A56])) * TAN(RADIANS([.CG$3]))" office:value-type="float" office:value="5.01416033741009" calcext:value-type="float">
            <text:p>5,01</text:p>
          </table:table-cell>
          <table:table-cell table:style-name="ce4" table:formula="of:=COS(RADIANS([.$A56])) * TAN(RADIANS([.CH$3]))" office:value-type="float" office:value="5.85762765667268" calcext:value-type="float">
            <text:p>5,86</text:p>
          </table:table-cell>
          <table:table-cell table:style-name="ce4" table:formula="of:=COS(RADIANS([.$A56])) * TAN(RADIANS([.CI$3]))" office:value-type="float" office:value="7.03704286376747" calcext:value-type="float">
            <text:p>7,04</text:p>
          </table:table-cell>
          <table:table-cell table:style-name="ce4" table:formula="of:=COS(RADIANS([.$A56])) * TAN(RADIANS([.CJ$3]))" office:value-type="float" office:value="8.80436928574713" calcext:value-type="float">
            <text:p>8,80</text:p>
          </table:table-cell>
          <table:table-cell table:style-name="ce4" table:formula="of:=COS(RADIANS([.$A56])) * TAN(RADIANS([.CK$3]))" office:value-type="float" office:value="11.7475207640573" calcext:value-type="float">
            <text:p>11,75</text:p>
          </table:table-cell>
          <table:table-cell table:style-name="ce4" table:formula="of:=COS(RADIANS([.$A56])) * TAN(RADIANS([.CL$3]))" office:value-type="float" office:value="17.630237943959" calcext:value-type="float">
            <text:p>17,63</text:p>
          </table:table-cell>
          <table:table-cell table:style-name="ce4" table:formula="of:=COS(RADIANS([.$A56])) * TAN(RADIANS([.CM$3]))" office:value-type="float" office:value="35.2712222989435" calcext:value-type="float">
            <text:p>35,27</text:p>
          </table:table-cell>
          <table:table-cell table:number-columns-repeated="933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table:style-name="ce4" table:formula="of:=COS(RADIANS([.$A57])) * TAN(RADIANS([.B$3]))" office:value-type="float" office:value="0" calcext:value-type="float">
            <text:p>0,00</text:p>
          </table:table-cell>
          <table:table-cell table:style-name="ce4" table:formula="of:=COS(RADIANS([.$A57])) * TAN(RADIANS([.C$3]))" office:value-type="float" office:value="0.0105047203038958" calcext:value-type="float">
            <text:p>0,01</text:p>
          </table:table-cell>
          <table:table-cell table:style-name="ce4" table:formula="of:=COS(RADIANS([.$A57])) * TAN(RADIANS([.D$3]))" office:value-type="float" office:value="0.0210158437001635" calcext:value-type="float">
            <text:p>0,02</text:p>
          </table:table-cell>
          <table:table-cell table:style-name="ce4" table:formula="of:=COS(RADIANS([.$A57])) * TAN(RADIANS([.E$3]))" office:value-type="float" office:value="0.0315397889025709" calcext:value-type="float">
            <text:p>0,03</text:p>
          </table:table-cell>
          <table:table-cell table:style-name="ce4" table:formula="of:=COS(RADIANS([.$A57])) * TAN(RADIANS([.F$3]))" office:value-type="float" office:value="0.0420830059487327" calcext:value-type="float">
            <text:p>0,04</text:p>
          </table:table-cell>
          <table:table-cell table:style-name="ce4" table:formula="of:=COS(RADIANS([.$A57])) * TAN(RADIANS([.G$3]))" office:value-type="float" office:value="0.0526519920653957" calcext:value-type="float">
            <text:p>0,05</text:p>
          </table:table-cell>
          <table:table-cell table:style-name="ce4" table:formula="of:=COS(RADIANS([.$A57])) * TAN(RADIANS([.H$3]))" office:value-type="float" office:value="0.0632533077797914" calcext:value-type="float">
            <text:p>0,06</text:p>
          </table:table-cell>
          <table:table-cell table:style-name="ce4" table:formula="of:=COS(RADIANS([.$A57])) * TAN(RADIANS([.I$3]))" office:value-type="float" office:value="0.0738935933624956" calcext:value-type="float">
            <text:p>0,07</text:p>
          </table:table-cell>
          <table:table-cell table:style-name="ce4" table:formula="of:=COS(RADIANS([.$A57])) * TAN(RADIANS([.J$3]))" office:value-type="float" office:value="0.0845795856902279" calcext:value-type="float">
            <text:p>0,08</text:p>
          </table:table-cell>
          <table:table-cell table:style-name="ce4" table:formula="of:=COS(RADIANS([.$A57])) * TAN(RADIANS([.K$3]))" office:value-type="float" office:value="0.095318135620835" calcext:value-type="float">
            <text:p>0,10</text:p>
          </table:table-cell>
          <table:table-cell table:style-name="ce4" table:formula="of:=COS(RADIANS([.$A57])) * TAN(RADIANS([.L$3]))" office:value-type="float" office:value="0.106116225977396" calcext:value-type="float">
            <text:p>0,11</text:p>
          </table:table-cell>
          <table:table-cell table:style-name="ce4" table:formula="of:=COS(RADIANS([.$A57])) * TAN(RADIANS([.M$3]))" office:value-type="float" office:value="0.116980990244018" calcext:value-type="float">
            <text:p>0,12</text:p>
          </table:table-cell>
          <table:table-cell table:style-name="ce4" table:formula="of:=COS(RADIANS([.$A57])) * TAN(RADIANS([.N$3]))" office:value-type="float" office:value="0.127919732082564" calcext:value-type="float">
            <text:p>0,13</text:p>
          </table:table-cell>
          <table:table-cell table:style-name="ce4" table:formula="of:=COS(RADIANS([.$A57])) * TAN(RADIANS([.O$3]))" office:value-type="float" office:value="0.138939945787302" calcext:value-type="float">
            <text:p>0,14</text:p>
          </table:table-cell>
          <table:table-cell table:style-name="ce4" table:formula="of:=COS(RADIANS([.$A57])) * TAN(RADIANS([.P$3]))" office:value-type="float" office:value="0.150049337803523" calcext:value-type="float">
            <text:p>0,15</text:p>
          </table:table-cell>
          <table:table-cell table:style-name="ce4" table:formula="of:=COS(RADIANS([.$A57])) * TAN(RADIANS([.Q$3]))" office:value-type="float" office:value="0.161255849446509" calcext:value-type="float">
            <text:p>0,16</text:p>
          </table:table-cell>
          <table:table-cell table:style-name="ce4" table:formula="of:=COS(RADIANS([.$A57])) * TAN(RADIANS([.R$3]))" office:value-type="float" office:value="0.17256768096918" calcext:value-type="float">
            <text:p>0,17</text:p>
          </table:table-cell>
          <table:table-cell table:style-name="ce4" table:formula="of:=COS(RADIANS([.$A57])) * TAN(RADIANS([.S$3]))" office:value-type="float" office:value="0.183993317140335" calcext:value-type="float">
            <text:p>0,18</text:p>
          </table:table-cell>
          <table:table-cell table:style-name="ce4" table:formula="of:=COS(RADIANS([.$A57])) * TAN(RADIANS([.T$3]))" office:value-type="float" office:value="0.195541554510963" calcext:value-type="float">
            <text:p>0,20</text:p>
          </table:table-cell>
          <table:table-cell table:style-name="ce4" table:formula="of:=COS(RADIANS([.$A57])) * TAN(RADIANS([.U$3]))" office:value-type="float" office:value="0.207221530563809" calcext:value-type="float">
            <text:p>0,21</text:p>
          </table:table-cell>
          <table:table-cell table:style-name="ce4" table:formula="of:=COS(RADIANS([.$A57])) * TAN(RADIANS([.V$3]))" office:value-type="float" office:value="0.219042754961571" calcext:value-type="float">
            <text:p>0,22</text:p>
          </table:table-cell>
          <table:table-cell table:style-name="ce4" table:formula="of:=COS(RADIANS([.$A57])) * TAN(RADIANS([.W$3]))" office:value-type="float" office:value="0.231015143132077" calcext:value-type="float">
            <text:p>0,23</text:p>
          </table:table-cell>
          <table:table-cell table:style-name="ce4" table:formula="of:=COS(RADIANS([.$A57])) * TAN(RADIANS([.X$3]))" office:value-type="float" office:value="0.24314905245502" calcext:value-type="float">
            <text:p>0,24</text:p>
          </table:table-cell>
          <table:table-cell table:style-name="ce4" table:formula="of:=COS(RADIANS([.$A57])) * TAN(RADIANS([.Y$3]))" office:value-type="float" office:value="0.255455321344645" calcext:value-type="float">
            <text:p>0,26</text:p>
          </table:table-cell>
          <table:table-cell table:style-name="ce4" table:formula="of:=COS(RADIANS([.$A57])) * TAN(RADIANS([.Z$3]))" office:value-type="float" office:value="0.267945311556913" calcext:value-type="float">
            <text:p>0,27</text:p>
          </table:table-cell>
          <table:table-cell table:style-name="ce4" table:formula="of:=COS(RADIANS([.$A57])) * TAN(RADIANS([.AA$3]))" office:value-type="float" office:value="0.280630954088528" calcext:value-type="float">
            <text:p>0,28</text:p>
          </table:table-cell>
          <table:table-cell table:style-name="ce4" table:formula="of:=COS(RADIANS([.$A57])) * TAN(RADIANS([.AB$3]))" office:value-type="float" office:value="0.293524799079772" calcext:value-type="float">
            <text:p>0,29</text:p>
          </table:table-cell>
          <table:table-cell table:style-name="ce4" table:formula="of:=COS(RADIANS([.$A57])) * TAN(RADIANS([.AC$3]))" office:value-type="float" office:value="0.306640070184048" calcext:value-type="float">
            <text:p>0,31</text:p>
          </table:table-cell>
          <table:table-cell table:style-name="ce4" table:formula="of:=COS(RADIANS([.$A57])) * TAN(RADIANS([.AD$3]))" office:value-type="float" office:value="0.319990723925515" calcext:value-type="float">
            <text:p>0,32</text:p>
          </table:table-cell>
          <table:table-cell table:style-name="ce4" table:formula="of:=COS(RADIANS([.$A57])) * TAN(RADIANS([.AE$3]))" office:value-type="float" office:value="0.333591514633438" calcext:value-type="float">
            <text:p>0,33</text:p>
          </table:table-cell>
          <table:table-cell table:style-name="ce4" table:formula="of:=COS(RADIANS([.$A57])) * TAN(RADIANS([.AF$3]))" office:value-type="float" office:value="0.347458065619196" calcext:value-type="float">
            <text:p>0,35</text:p>
          </table:table-cell>
          <table:table-cell table:style-name="ce4" table:formula="of:=COS(RADIANS([.$A57])) * TAN(RADIANS([.AG$3]))" office:value-type="float" office:value="0.361606947351225" calcext:value-type="float">
            <text:p>0,36</text:p>
          </table:table-cell>
          <table:table-cell table:style-name="ce4" table:formula="of:=COS(RADIANS([.$A57])) * TAN(RADIANS([.AH$3]))" office:value-type="float" office:value="0.376055763486317" calcext:value-type="float">
            <text:p>0,38</text:p>
          </table:table-cell>
          <table:table-cell table:style-name="ce4" table:formula="of:=COS(RADIANS([.$A57])) * TAN(RADIANS([.AI$3]))" office:value-type="float" office:value="0.390823245735276" calcext:value-type="float">
            <text:p>0,39</text:p>
          </table:table-cell>
          <table:table-cell table:style-name="ce4" table:formula="of:=COS(RADIANS([.$A57])) * TAN(RADIANS([.AJ$3]))" office:value-type="float" office:value="0.405929358679779" calcext:value-type="float">
            <text:p>0,41</text:p>
          </table:table-cell>
          <table:table-cell table:style-name="ce4" table:formula="of:=COS(RADIANS([.$A57])) * TAN(RADIANS([.AK$3]))" office:value-type="float" office:value="0.421395415818915" calcext:value-type="float">
            <text:p>0,42</text:p>
          </table:table-cell>
          <table:table-cell table:style-name="ce4" table:formula="of:=COS(RADIANS([.$A57])) * TAN(RADIANS([.AL$3]))" office:value-type="float" office:value="0.437244208312494" calcext:value-type="float">
            <text:p>0,44</text:p>
          </table:table-cell>
          <table:table-cell table:style-name="ce4" table:formula="of:=COS(RADIANS([.$A57])) * TAN(RADIANS([.AM$3]))" office:value-type="float" office:value="0.453500148108933" calcext:value-type="float">
            <text:p>0,45</text:p>
          </table:table-cell>
          <table:table-cell table:style-name="ce4" table:formula="of:=COS(RADIANS([.$A57])) * TAN(RADIANS([.AN$3]))" office:value-type="float" office:value="0.470189427404503" calcext:value-type="float">
            <text:p>0,47</text:p>
          </table:table-cell>
          <table:table-cell table:style-name="ce4" table:formula="of:=COS(RADIANS([.$A57])) * TAN(RADIANS([.AO$3]))" office:value-type="float" office:value="0.487340196685412" calcext:value-type="float">
            <text:p>0,49</text:p>
          </table:table-cell>
          <table:table-cell table:style-name="ce4" table:formula="of:=COS(RADIANS([.$A57])) * TAN(RADIANS([.AP$3]))" office:value-type="float" office:value="0.50498276396383" calcext:value-type="float">
            <text:p>0,50</text:p>
          </table:table-cell>
          <table:table-cell table:style-name="ce4" table:formula="of:=COS(RADIANS([.$A57])) * TAN(RADIANS([.AQ$3]))" office:value-type="float" office:value="0.523149818244641" calcext:value-type="float">
            <text:p>0,52</text:p>
          </table:table-cell>
          <table:table-cell table:style-name="ce4" table:formula="of:=COS(RADIANS([.$A57])) * TAN(RADIANS([.AR$3]))" office:value-type="float" office:value="0.541876680765302" calcext:value-type="float">
            <text:p>0,54</text:p>
          </table:table-cell>
          <table:table-cell table:style-name="ce4" table:formula="of:=COS(RADIANS([.$A57])) * TAN(RADIANS([.AS$3]))" office:value-type="float" office:value="0.561201588153571" calcext:value-type="float">
            <text:p>0,56</text:p>
          </table:table-cell>
          <table:table-cell table:style-name="ce4" table:formula="of:=COS(RADIANS([.$A57])) * TAN(RADIANS([.AT$3]))" office:value-type="float" office:value="0.581166012368192" calcext:value-type="float">
            <text:p>0,58</text:p>
          </table:table-cell>
          <table:table-cell table:style-name="ce4" table:formula="of:=COS(RADIANS([.$A57])) * TAN(RADIANS([.AU$3]))" office:value-type="float" office:value="0.601815023152048" calcext:value-type="float">
            <text:p>0,60</text:p>
          </table:table-cell>
          <table:table-cell table:style-name="ce4" table:formula="of:=COS(RADIANS([.$A57])) * TAN(RADIANS([.AV$3]))" office:value-type="float" office:value="0.623197699768519" calcext:value-type="float">
            <text:p>0,62</text:p>
          </table:table-cell>
          <table:table-cell table:style-name="ce4" table:formula="of:=COS(RADIANS([.$A57])) * TAN(RADIANS([.AW$3]))" office:value-type="float" office:value="0.645367600051037" calcext:value-type="float">
            <text:p>0,65</text:p>
          </table:table-cell>
          <table:table-cell table:style-name="ce4" table:formula="of:=COS(RADIANS([.$A57])) * TAN(RADIANS([.AX$3]))" office:value-type="float" office:value="0.668383296324885" calcext:value-type="float">
            <text:p>0,67</text:p>
          </table:table-cell>
          <table:table-cell table:style-name="ce4" table:formula="of:=COS(RADIANS([.$A57])) * TAN(RADIANS([.AY$3]))" office:value-type="float" office:value="0.692308989625097" calcext:value-type="float">
            <text:p>0,69</text:p>
          </table:table-cell>
          <table:table-cell table:style-name="ce4" table:formula="of:=COS(RADIANS([.$A57])) * TAN(RADIANS([.AZ$3]))" office:value-type="float" office:value="0.717215215918621" calcext:value-type="float">
            <text:p>0,72</text:p>
          </table:table-cell>
          <table:table-cell table:style-name="ce4" table:formula="of:=COS(RADIANS([.$A57])) * TAN(RADIANS([.BA$3]))" office:value-type="float" office:value="0.74317966085054" calcext:value-type="float">
            <text:p>0,74</text:p>
          </table:table-cell>
          <table:table-cell table:style-name="ce4" table:formula="of:=COS(RADIANS([.$A57])) * TAN(RADIANS([.BB$3]))" office:value-type="float" office:value="0.770288103011548" calcext:value-type="float">
            <text:p>0,77</text:p>
          </table:table-cell>
          <table:table-cell table:style-name="ce4" table:formula="of:=COS(RADIANS([.$A57])) * TAN(RADIANS([.BC$3]))" office:value-type="float" office:value="0.798635510047293" calcext:value-type="float">
            <text:p>0,80</text:p>
          </table:table-cell>
          <table:table-cell table:style-name="ce4" table:formula="of:=COS(RADIANS([.$A57])) * TAN(RADIANS([.BD$3]))" office:value-type="float" office:value="0.82832731733442" calcext:value-type="float">
            <text:p>0,83</text:p>
          </table:table-cell>
          <table:table-cell table:style-name="ce4" table:formula="of:=COS(RADIANS([.$A57])) * TAN(RADIANS([.BE$3]))" office:value-type="float" office:value="0.859480925742057" calcext:value-type="float">
            <text:p>0,86</text:p>
          </table:table-cell>
          <table:table-cell table:style-name="ce4" table:formula="of:=COS(RADIANS([.$A57])) * TAN(RADIANS([.BF$3]))" office:value-type="float" office:value="0.892227463589818" calcext:value-type="float">
            <text:p>0,89</text:p>
          </table:table-cell>
          <table:table-cell table:style-name="ce4" table:formula="of:=COS(RADIANS([.$A57])) * TAN(RADIANS([.BG$3]))" office:value-type="float" office:value="0.926713868849101" calcext:value-type="float">
            <text:p>0,93</text:p>
          </table:table-cell>
          <table:table-cell table:style-name="ce4" table:formula="of:=COS(RADIANS([.$A57])) * TAN(RADIANS([.BH$3]))" office:value-type="float" office:value="0.963105361645862" calcext:value-type="float">
            <text:p>0,96</text:p>
          </table:table-cell>
          <table:table-cell table:style-name="ce4" table:formula="of:=COS(RADIANS([.$A57])) * TAN(RADIANS([.BI$3]))" office:value-type="float" office:value="1.00158839520226" calcext:value-type="float">
            <text:p>1,00</text:p>
          </table:table-cell>
          <table:table-cell table:style-name="ce4" table:formula="of:=COS(RADIANS([.$A57])) * TAN(RADIANS([.BJ$3]))" office:value-type="float" office:value="1.04237419685759" calcext:value-type="float">
            <text:p>1,04</text:p>
          </table:table-cell>
          <table:table-cell table:style-name="ce4" table:formula="of:=COS(RADIANS([.$A57])) * TAN(RADIANS([.BK$3]))" office:value-type="float" office:value="1.08570304160607" calcext:value-type="float">
            <text:p>1,09</text:p>
          </table:table-cell>
          <table:table-cell table:style-name="ce4" table:formula="of:=COS(RADIANS([.$A57])) * TAN(RADIANS([.BL$3]))" office:value-type="float" office:value="1.13184944128507" calcext:value-type="float">
            <text:p>1,13</text:p>
          </table:table-cell>
          <table:table-cell table:style-name="ce4" table:formula="of:=COS(RADIANS([.$A57])) * TAN(RADIANS([.BM$3]))" office:value-type="float" office:value="1.18112848680904" calcext:value-type="float">
            <text:p>1,18</text:p>
          </table:table-cell>
          <table:table-cell table:style-name="ce4" table:formula="of:=COS(RADIANS([.$A57])) * TAN(RADIANS([.BN$3]))" office:value-type="float" office:value="1.23390365388878" calcext:value-type="float">
            <text:p>1,23</text:p>
          </table:table-cell>
          <table:table-cell table:style-name="ce4" table:formula="of:=COS(RADIANS([.$A57])) * TAN(RADIANS([.BO$3]))" office:value-type="float" office:value="1.29059648201619" calcext:value-type="float">
            <text:p>1,29</text:p>
          </table:table-cell>
          <table:table-cell table:style-name="ce4" table:formula="of:=COS(RADIANS([.$A57])) * TAN(RADIANS([.BP$3]))" office:value-type="float" office:value="1.35169867308752" calcext:value-type="float">
            <text:p>1,35</text:p>
          </table:table-cell>
          <table:table-cell table:style-name="ce4" table:formula="of:=COS(RADIANS([.$A57])) * TAN(RADIANS([.BQ$3]))" office:value-type="float" office:value="1.41778734608103" calcext:value-type="float">
            <text:p>1,42</text:p>
          </table:table-cell>
          <table:table-cell table:style-name="ce4" table:formula="of:=COS(RADIANS([.$A57])) * TAN(RADIANS([.BR$3]))" office:value-type="float" office:value="1.48954445199206" calcext:value-type="float">
            <text:p>1,49</text:p>
          </table:table-cell>
          <table:table-cell table:style-name="ce4" table:formula="of:=COS(RADIANS([.$A57])) * TAN(RADIANS([.BS$3]))" office:value-type="float" office:value="1.56778173578185" calcext:value-type="float">
            <text:p>1,57</text:p>
          </table:table-cell>
          <table:table-cell table:style-name="ce4" table:formula="of:=COS(RADIANS([.$A57])) * TAN(RADIANS([.BT$3]))" office:value-type="float" office:value="1.65347318679881" calcext:value-type="float">
            <text:p>1,65</text:p>
          </table:table-cell>
          <table:table-cell table:style-name="ce4" table:formula="of:=COS(RADIANS([.$A57])) * TAN(RADIANS([.BU$3]))" office:value-type="float" office:value="1.74779773658691" calcext:value-type="float">
            <text:p>1,75</text:p>
          </table:table-cell>
          <table:table-cell table:style-name="ce4" table:formula="of:=COS(RADIANS([.$A57])) * TAN(RADIANS([.BV$3]))" office:value-type="float" office:value="1.8521961891798" calcext:value-type="float">
            <text:p>1,85</text:p>
          </table:table-cell>
          <table:table-cell table:style-name="ce4" table:formula="of:=COS(RADIANS([.$A57])) * TAN(RADIANS([.BW$3]))" office:value-type="float" office:value="1.96844824431997" calcext:value-type="float">
            <text:p>1,97</text:p>
          </table:table-cell>
          <table:table-cell table:style-name="ce4" table:formula="of:=COS(RADIANS([.$A57])) * TAN(RADIANS([.BX$3]))" office:value-type="float" office:value="2.0987784042609" calcext:value-type="float">
            <text:p>2,10</text:p>
          </table:table-cell>
          <table:table-cell table:style-name="ce4" table:formula="of:=COS(RADIANS([.$A57])) * TAN(RADIANS([.BY$3]))" office:value-type="float" office:value="2.24600424316169" calcext:value-type="float">
            <text:p>2,25</text:p>
          </table:table-cell>
          <table:table-cell table:style-name="ce4" table:formula="of:=COS(RADIANS([.$A57])) * TAN(RADIANS([.BZ$3]))" office:value-type="float" office:value="2.41374822037367" calcext:value-type="float">
            <text:p>2,41</text:p>
          </table:table-cell>
          <table:table-cell table:style-name="ce4" table:formula="of:=COS(RADIANS([.$A57])) * TAN(RADIANS([.CA$3]))" office:value-type="float" office:value="2.60674725356486" calcext:value-type="float">
            <text:p>2,61</text:p>
          </table:table-cell>
          <table:table-cell table:style-name="ce4" table:formula="of:=COS(RADIANS([.$A57])) * TAN(RADIANS([.CB$3]))" office:value-type="float" office:value="2.8313170782576" calcext:value-type="float">
            <text:p>2,83</text:p>
          </table:table-cell>
          <table:table-cell table:style-name="ce4" table:formula="of:=COS(RADIANS([.$A57])) * TAN(RADIANS([.CC$3]))" office:value-type="float" office:value="3.09606989422813" calcext:value-type="float">
            <text:p>3,10</text:p>
          </table:table-cell>
          <table:table-cell table:style-name="ce4" table:formula="of:=COS(RADIANS([.$A57])) * TAN(RADIANS([.CD$3]))" office:value-type="float" office:value="3.41306259957502" calcext:value-type="float">
            <text:p>3,41</text:p>
          </table:table-cell>
          <table:table-cell table:style-name="ce4" table:formula="of:=COS(RADIANS([.$A57])) * TAN(RADIANS([.CE$3]))" office:value-type="float" office:value="3.79971051398044" calcext:value-type="float">
            <text:p>3,80</text:p>
          </table:table-cell>
          <table:table-cell table:style-name="ce4" table:formula="of:=COS(RADIANS([.$A57])) * TAN(RADIANS([.CF$3]))" office:value-type="float" office:value="4.28213639421204" calcext:value-type="float">
            <text:p>4,28</text:p>
          </table:table-cell>
          <table:table-cell table:style-name="ce4" table:formula="of:=COS(RADIANS([.$A57])) * TAN(RADIANS([.CG$3]))" office:value-type="float" office:value="4.90139003410983" calcext:value-type="float">
            <text:p>4,90</text:p>
          </table:table-cell>
          <table:table-cell table:style-name="ce4" table:formula="of:=COS(RADIANS([.$A57])) * TAN(RADIANS([.CH$3]))" office:value-type="float" office:value="5.72588746429499" calcext:value-type="float">
            <text:p>5,73</text:p>
          </table:table-cell>
          <table:table-cell table:style-name="ce4" table:formula="of:=COS(RADIANS([.$A57])) * TAN(RADIANS([.CI$3]))" office:value-type="float" office:value="6.87877719121543" calcext:value-type="float">
            <text:p>6,88</text:p>
          </table:table-cell>
          <table:table-cell table:style-name="ce4" table:formula="of:=COS(RADIANS([.$A57])) * TAN(RADIANS([.CJ$3]))" office:value-type="float" office:value="8.60635579437281" calcext:value-type="float">
            <text:p>8,61</text:p>
          </table:table-cell>
          <table:table-cell table:style-name="ce4" table:formula="of:=COS(RADIANS([.$A57])) * TAN(RADIANS([.CK$3]))" office:value-type="float" office:value="11.4833147174925" calcext:value-type="float">
            <text:p>11,48</text:p>
          </table:table-cell>
          <table:table-cell table:style-name="ce4" table:formula="of:=COS(RADIANS([.$A57])) * TAN(RADIANS([.CL$3]))" office:value-type="float" office:value="17.2337274324457" calcext:value-type="float">
            <text:p>17,23</text:p>
          </table:table-cell>
          <table:table-cell table:style-name="ce4" table:formula="of:=COS(RADIANS([.$A57])) * TAN(RADIANS([.CM$3]))" office:value-type="float" office:value="34.4779595851953" calcext:value-type="float">
            <text:p>34,48</text:p>
          </table:table-cell>
          <table:table-cell table:number-columns-repeated="933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table:style-name="ce4" table:formula="of:=COS(RADIANS([.$A58])) * TAN(RADIANS([.B$3]))" office:value-type="float" office:value="0" calcext:value-type="float">
            <text:p>0,00</text:p>
          </table:table-cell>
          <table:table-cell table:style-name="ce4" table:formula="of:=COS(RADIANS([.$A58])) * TAN(RADIANS([.C$3]))" office:value-type="float" office:value="0.0102598297426139" calcext:value-type="float">
            <text:p>0,01</text:p>
          </table:table-cell>
          <table:table-cell table:style-name="ce4" table:formula="of:=COS(RADIANS([.$A58])) * TAN(RADIANS([.D$3]))" office:value-type="float" office:value="0.0205259133059542" calcext:value-type="float">
            <text:p>0,02</text:p>
          </table:table-cell>
          <table:table-cell table:style-name="ce4" table:formula="of:=COS(RADIANS([.$A58])) * TAN(RADIANS([.E$3]))" office:value-type="float" office:value="0.0308045197679706" calcext:value-type="float">
            <text:p>0,03</text:p>
          </table:table-cell>
          <table:table-cell table:style-name="ce4" table:formula="of:=COS(RADIANS([.$A58])) * TAN(RADIANS([.F$3]))" office:value-type="float" office:value="0.0411019488002246" calcext:value-type="float">
            <text:p>0,04</text:p>
          </table:table-cell>
          <table:table-cell table:style-name="ce4" table:formula="of:=COS(RADIANS([.$A58])) * TAN(RADIANS([.G$3]))" office:value-type="float" office:value="0.0514245461633165" calcext:value-type="float">
            <text:p>0,05</text:p>
          </table:table-cell>
          <table:table-cell table:style-name="ce4" table:formula="of:=COS(RADIANS([.$A58])) * TAN(RADIANS([.H$3]))" office:value-type="float" office:value="0.0617787194426431" calcext:value-type="float">
            <text:p>0,06</text:p>
          </table:table-cell>
          <table:table-cell table:style-name="ce4" table:formula="of:=COS(RADIANS([.$A58])) * TAN(RADIANS([.I$3]))" office:value-type="float" office:value="0.0721709541079343" calcext:value-type="float">
            <text:p>0,07</text:p>
          </table:table-cell>
          <table:table-cell table:style-name="ce4" table:formula="of:=COS(RADIANS([.$A58])) * TAN(RADIANS([.J$3]))" office:value-type="float" office:value="0.0826078299829399" calcext:value-type="float">
            <text:p>0,08</text:p>
          </table:table-cell>
          <table:table-cell table:style-name="ce4" table:formula="of:=COS(RADIANS([.$A58])) * TAN(RADIANS([.K$3]))" office:value-type="float" office:value="0.0930960382153597" calcext:value-type="float">
            <text:p>0,09</text:p>
          </table:table-cell>
          <table:table-cell table:style-name="ce4" table:formula="of:=COS(RADIANS([.$A58])) * TAN(RADIANS([.L$3]))" office:value-type="float" office:value="0.103642398841695" calcext:value-type="float">
            <text:p>0,10</text:p>
          </table:table-cell>
          <table:table-cell table:style-name="ce4" table:formula="of:=COS(RADIANS([.$A58])) * TAN(RADIANS([.M$3]))" office:value-type="float" office:value="0.114253879047203" calcext:value-type="float">
            <text:p>0,11</text:p>
          </table:table-cell>
          <table:table-cell table:style-name="ce4" table:formula="of:=COS(RADIANS([.$A58])) * TAN(RADIANS([.N$3]))" office:value-type="float" office:value="0.124937612227635" calcext:value-type="float">
            <text:p>0,12</text:p>
          </table:table-cell>
          <table:table-cell table:style-name="ce4" table:formula="of:=COS(RADIANS([.$A58])) * TAN(RADIANS([.O$3]))" office:value-type="float" office:value="0.135700917967046" calcext:value-type="float">
            <text:p>0,14</text:p>
          </table:table-cell>
          <table:table-cell table:style-name="ce4" table:formula="of:=COS(RADIANS([.$A58])) * TAN(RADIANS([.P$3]))" office:value-type="float" office:value="0.146551323054757" calcext:value-type="float">
            <text:p>0,15</text:p>
          </table:table-cell>
          <table:table-cell table:style-name="ce4" table:formula="of:=COS(RADIANS([.$A58])) * TAN(RADIANS([.Q$3]))" office:value-type="float" office:value="0.157496583674692" calcext:value-type="float">
            <text:p>0,16</text:p>
          </table:table-cell>
          <table:table-cell table:style-name="ce4" table:formula="of:=COS(RADIANS([.$A58])) * TAN(RADIANS([.R$3]))" office:value-type="float" office:value="0.168544708911943" calcext:value-type="float">
            <text:p>0,17</text:p>
          </table:table-cell>
          <table:table-cell table:style-name="ce4" table:formula="of:=COS(RADIANS([.$A58])) * TAN(RADIANS([.S$3]))" office:value-type="float" office:value="0.179703985734728" calcext:value-type="float">
            <text:p>0,18</text:p>
          </table:table-cell>
          <table:table-cell table:style-name="ce4" table:formula="of:=COS(RADIANS([.$A58])) * TAN(RADIANS([.T$3]))" office:value-type="float" office:value="0.190983005625053" calcext:value-type="float">
            <text:p>0,19</text:p>
          </table:table-cell>
          <table:table-cell table:style-name="ce4" table:formula="of:=COS(RADIANS([.$A58])) * TAN(RADIANS([.U$3]))" office:value-type="float" office:value="0.202390693048731" calcext:value-type="float">
            <text:p>0,20</text:p>
          </table:table-cell>
          <table:table-cell table:style-name="ce4" table:formula="of:=COS(RADIANS([.$A58])) * TAN(RADIANS([.V$3]))" office:value-type="float" office:value="0.21393633597511" calcext:value-type="float">
            <text:p>0,21</text:p>
          </table:table-cell>
          <table:table-cell table:style-name="ce4" table:formula="of:=COS(RADIANS([.$A58])) * TAN(RADIANS([.W$3]))" office:value-type="float" office:value="0.225629618679299" calcext:value-type="float">
            <text:p>0,23</text:p>
          </table:table-cell>
          <table:table-cell table:style-name="ce4" table:formula="of:=COS(RADIANS([.$A58])) * TAN(RADIANS([.X$3]))" office:value-type="float" office:value="0.237480657085293" calcext:value-type="float">
            <text:p>0,24</text:p>
          </table:table-cell>
          <table:table-cell table:style-name="ce4" table:formula="of:=COS(RADIANS([.$A58])) * TAN(RADIANS([.Y$3]))" office:value-type="float" office:value="0.249500036937564" calcext:value-type="float">
            <text:p>0,25</text:p>
          </table:table-cell>
          <table:table-cell table:style-name="ce4" table:formula="of:=COS(RADIANS([.$A58])) * TAN(RADIANS([.Z$3]))" office:value-type="float" office:value="0.261698855121924" calcext:value-type="float">
            <text:p>0,26</text:p>
          </table:table-cell>
          <table:table-cell table:style-name="ce4" table:formula="of:=COS(RADIANS([.$A58])) * TAN(RADIANS([.AA$3]))" office:value-type="float" office:value="0.274088764494548" calcext:value-type="float">
            <text:p>0,27</text:p>
          </table:table-cell>
          <table:table-cell table:style-name="ce4" table:formula="of:=COS(RADIANS([.$A58])) * TAN(RADIANS([.AB$3]))" office:value-type="float" office:value="0.286682022621446" calcext:value-type="float">
            <text:p>0,29</text:p>
          </table:table-cell>
          <table:table-cell table:style-name="ce4" table:formula="of:=COS(RADIANS([.$A58])) * TAN(RADIANS([.AC$3]))" office:value-type="float" office:value="0.299491544880519" calcext:value-type="float">
            <text:p>0,30</text:p>
          </table:table-cell>
          <table:table-cell table:style-name="ce4" table:formula="of:=COS(RADIANS([.$A58])) * TAN(RADIANS([.AD$3]))" office:value-type="float" office:value="0.31253096243543" calcext:value-type="float">
            <text:p>0,31</text:p>
          </table:table-cell>
          <table:table-cell table:style-name="ce4" table:formula="of:=COS(RADIANS([.$A58])) * TAN(RADIANS([.AE$3]))" office:value-type="float" office:value="0.325814685656167" calcext:value-type="float">
            <text:p>0,33</text:p>
          </table:table-cell>
          <table:table-cell table:style-name="ce4" table:formula="of:=COS(RADIANS([.$A58])) * TAN(RADIANS([.AF$3]))" office:value-type="float" office:value="0.339357973636751" calcext:value-type="float">
            <text:p>0,34</text:p>
          </table:table-cell>
          <table:table-cell table:style-name="ce4" table:formula="of:=COS(RADIANS([.$A58])) * TAN(RADIANS([.AG$3]))" office:value-type="float" office:value="0.353177010547726" calcext:value-type="float">
            <text:p>0,35</text:p>
          </table:table-cell>
          <table:table-cell table:style-name="ce4" table:formula="of:=COS(RADIANS([.$A58])) * TAN(RADIANS([.AH$3]))" office:value-type="float" office:value="0.367288989661858" calcext:value-type="float">
            <text:p>0,37</text:p>
          </table:table-cell>
          <table:table-cell table:style-name="ce4" table:formula="of:=COS(RADIANS([.$A58])) * TAN(RADIANS([.AI$3]))" office:value-type="float" office:value="0.381712206008247" calcext:value-type="float">
            <text:p>0,38</text:p>
          </table:table-cell>
          <table:table-cell table:style-name="ce4" table:formula="of:=COS(RADIANS([.$A58])) * TAN(RADIANS([.AJ$3]))" office:value-type="float" office:value="0.396466158745648" calcext:value-type="float">
            <text:p>0,40</text:p>
          </table:table-cell>
          <table:table-cell table:style-name="ce4" table:formula="of:=COS(RADIANS([.$A58])) * TAN(RADIANS([.AK$3]))" office:value-type="float" office:value="0.411571664503686" calcext:value-type="float">
            <text:p>0,41</text:p>
          </table:table-cell>
          <table:table-cell table:style-name="ce4" table:formula="of:=COS(RADIANS([.$A58])) * TAN(RADIANS([.AL$3]))" office:value-type="float" office:value="0.427050983124842" calcext:value-type="float">
            <text:p>0,43</text:p>
          </table:table-cell>
          <table:table-cell table:style-name="ce4" table:formula="of:=COS(RADIANS([.$A58])) * TAN(RADIANS([.AM$3]))" office:value-type="float" office:value="0.442927957455686" calcext:value-type="float">
            <text:p>0,44</text:p>
          </table:table-cell>
          <table:table-cell table:style-name="ce4" table:formula="of:=COS(RADIANS([.$A58])) * TAN(RADIANS([.AN$3]))" office:value-type="float" office:value="0.459228169088734" calcext:value-type="float">
            <text:p>0,46</text:p>
          </table:table-cell>
          <table:table-cell table:style-name="ce4" table:formula="of:=COS(RADIANS([.$A58])) * TAN(RADIANS([.AO$3]))" office:value-type="float" office:value="0.475979112253944" calcext:value-type="float">
            <text:p>0,48</text:p>
          </table:table-cell>
          <table:table-cell table:style-name="ce4" table:formula="of:=COS(RADIANS([.$A58])) * TAN(RADIANS([.AP$3]))" office:value-type="float" office:value="0.493210388410059" calcext:value-type="float">
            <text:p>0,49</text:p>
          </table:table-cell>
          <table:table-cell table:style-name="ce4" table:formula="of:=COS(RADIANS([.$A58])) * TAN(RADIANS([.AQ$3]))" office:value-type="float" office:value="0.510953924501812" calcext:value-type="float">
            <text:p>0,51</text:p>
          </table:table-cell>
          <table:table-cell table:style-name="ce4" table:formula="of:=COS(RADIANS([.$A58])) * TAN(RADIANS([.AR$3]))" office:value-type="float" office:value="0.529244218342769" calcext:value-type="float">
            <text:p>0,53</text:p>
          </table:table-cell>
          <table:table-cell table:style-name="ce4" table:formula="of:=COS(RADIANS([.$A58])) * TAN(RADIANS([.AS$3]))" office:value-type="float" office:value="0.548118615171963" calcext:value-type="float">
            <text:p>0,55</text:p>
          </table:table-cell>
          <table:table-cell table:style-name="ce4" table:formula="of:=COS(RADIANS([.$A58])) * TAN(RADIANS([.AT$3]))" office:value-type="float" office:value="0.567617620135985" calcext:value-type="float">
            <text:p>0,57</text:p>
          </table:table-cell>
          <table:table-cell table:style-name="ce4" table:formula="of:=COS(RADIANS([.$A58])) * TAN(RADIANS([.AU$3]))" office:value-type="float" office:value="0.587785252292473" calcext:value-type="float">
            <text:p>0,59</text:p>
          </table:table-cell>
          <table:table-cell table:style-name="ce4" table:formula="of:=COS(RADIANS([.$A58])) * TAN(RADIANS([.AV$3]))" office:value-type="float" office:value="0.608669446747894" calcext:value-type="float">
            <text:p>0,61</text:p>
          </table:table-cell>
          <table:table-cell table:style-name="ce4" table:formula="of:=COS(RADIANS([.$A58])) * TAN(RADIANS([.AW$3]))" office:value-type="float" office:value="0.630322512772412" calcext:value-type="float">
            <text:p>0,63</text:p>
          </table:table-cell>
          <table:table-cell table:style-name="ce4" table:formula="of:=COS(RADIANS([.$A58])) * TAN(RADIANS([.AX$3]))" office:value-type="float" office:value="0.652801657228055" calcext:value-type="float">
            <text:p>0,65</text:p>
          </table:table-cell>
          <table:table-cell table:style-name="ce4" table:formula="of:=COS(RADIANS([.$A58])) * TAN(RADIANS([.AY$3]))" office:value-type="float" office:value="0.676169584467691" calcext:value-type="float">
            <text:p>0,68</text:p>
          </table:table-cell>
          <table:table-cell table:style-name="ce4" table:formula="of:=COS(RADIANS([.$A58])) * TAN(RADIANS([.AZ$3]))" office:value-type="float" office:value="0.700495186093449" calcext:value-type="float">
            <text:p>0,70</text:p>
          </table:table-cell>
          <table:table-cell table:style-name="ce4" table:formula="of:=COS(RADIANS([.$A58])) * TAN(RADIANS([.BA$3]))" office:value-type="float" office:value="0.725854336709213" calcext:value-type="float">
            <text:p>0,73</text:p>
          </table:table-cell>
          <table:table-cell table:style-name="ce4" table:formula="of:=COS(RADIANS([.$A58])) * TAN(RADIANS([.BB$3]))" office:value-type="float" office:value="0.752330815198248" calcext:value-type="float">
            <text:p>0,75</text:p>
          </table:table-cell>
          <table:table-cell table:style-name="ce4" table:formula="of:=COS(RADIANS([.$A58])) * TAN(RADIANS([.BC$3]))" office:value-type="float" office:value="0.780017375279573" calcext:value-type="float">
            <text:p>0,78</text:p>
          </table:table-cell>
          <table:table-cell table:style-name="ce4" table:formula="of:=COS(RADIANS([.$A58])) * TAN(RADIANS([.BD$3]))" office:value-type="float" office:value="0.809016994374947" calcext:value-type="float">
            <text:p>0,81</text:p>
          </table:table-cell>
          <table:table-cell table:style-name="ce4" table:formula="of:=COS(RADIANS([.$A58])) * TAN(RADIANS([.BE$3]))" office:value-type="float" office:value="0.839444336453906" calcext:value-type="float">
            <text:p>0,84</text:p>
          </table:table-cell>
          <table:table-cell table:style-name="ce4" table:formula="of:=COS(RADIANS([.$A58])) * TAN(RADIANS([.BF$3]))" office:value-type="float" office:value="0.871427472916234" calcext:value-type="float">
            <text:p>0,87</text:p>
          </table:table-cell>
          <table:table-cell table:style-name="ce4" table:formula="of:=COS(RADIANS([.$A58])) * TAN(RADIANS([.BG$3]))" office:value-type="float" office:value="0.905109916252095" calcext:value-type="float">
            <text:p>0,91</text:p>
          </table:table-cell>
          <table:table-cell table:style-name="ce4" table:formula="of:=COS(RADIANS([.$A58])) * TAN(RADIANS([.BH$3]))" office:value-type="float" office:value="0.94065303490475" calcext:value-type="float">
            <text:p>0,94</text:p>
          </table:table-cell>
          <table:table-cell table:style-name="ce4" table:formula="of:=COS(RADIANS([.$A58])) * TAN(RADIANS([.BI$3]))" office:value-type="float" office:value="0.978238935418585" calcext:value-type="float">
            <text:p>0,98</text:p>
          </table:table-cell>
          <table:table-cell table:style-name="ce4" table:formula="of:=COS(RADIANS([.$A58])) * TAN(RADIANS([.BJ$3]))" office:value-type="float" office:value="1.01807392091025" calcext:value-type="float">
            <text:p>1,02</text:p>
          </table:table-cell>
          <table:table-cell table:style-name="ce4" table:formula="of:=COS(RADIANS([.$A58])) * TAN(RADIANS([.BK$3]))" office:value-type="float" office:value="1.06039266497988" calcext:value-type="float">
            <text:p>1,06</text:p>
          </table:table-cell>
          <table:table-cell table:style-name="ce4" table:formula="of:=COS(RADIANS([.$A58])) * TAN(RADIANS([.BL$3]))" office:value-type="float" office:value="1.10546327992673" calcext:value-type="float">
            <text:p>1,11</text:p>
          </table:table-cell>
          <table:table-cell table:style-name="ce4" table:formula="of:=COS(RADIANS([.$A58])) * TAN(RADIANS([.BM$3]))" office:value-type="float" office:value="1.1535935111302" calcext:value-type="float">
            <text:p>1,15</text:p>
          </table:table-cell>
          <table:table-cell table:style-name="ce4" table:formula="of:=COS(RADIANS([.$A58])) * TAN(RADIANS([.BN$3]))" office:value-type="float" office:value="1.20513836079891" calcext:value-type="float">
            <text:p>1,21</text:p>
          </table:table-cell>
          <table:table-cell table:style-name="ce4" table:formula="of:=COS(RADIANS([.$A58])) * TAN(RADIANS([.BO$3]))" office:value-type="float" office:value="1.26050954131467" calcext:value-type="float">
            <text:p>1,26</text:p>
          </table:table-cell>
          <table:table-cell table:style-name="ce4" table:formula="of:=COS(RADIANS([.$A58])) * TAN(RADIANS([.BP$3]))" office:value-type="float" office:value="1.32018729180746" calcext:value-type="float">
            <text:p>1,32</text:p>
          </table:table-cell>
          <table:table-cell table:style-name="ce4" table:formula="of:=COS(RADIANS([.$A58])) * TAN(RADIANS([.BQ$3]))" office:value-type="float" office:value="1.38473527720953" calcext:value-type="float">
            <text:p>1,38</text:p>
          </table:table-cell>
          <table:table-cell table:style-name="ce4" table:formula="of:=COS(RADIANS([.$A58])) * TAN(RADIANS([.BR$3]))" office:value-type="float" office:value="1.45481955058108" calcext:value-type="float">
            <text:p>1,45</text:p>
          </table:table-cell>
          <table:table-cell table:style-name="ce4" table:formula="of:=COS(RADIANS([.$A58])) * TAN(RADIANS([.BS$3]))" office:value-type="float" office:value="1.53123293313541" calcext:value-type="float">
            <text:p>1,53</text:p>
          </table:table-cell>
          <table:table-cell table:style-name="ce4" table:formula="of:=COS(RADIANS([.$A58])) * TAN(RADIANS([.BT$3]))" office:value-type="float" office:value="1.61492670816201" calcext:value-type="float">
            <text:p>1,61</text:p>
          </table:table-cell>
          <table:table-cell table:style-name="ce4" table:formula="of:=COS(RADIANS([.$A58])) * TAN(RADIANS([.BU$3]))" office:value-type="float" office:value="1.70705232344523" calcext:value-type="float">
            <text:p>1,71</text:p>
          </table:table-cell>
          <table:table-cell table:style-name="ce4" table:formula="of:=COS(RADIANS([.$A58])) * TAN(RADIANS([.BV$3]))" office:value-type="float" office:value="1.80901699437495" calcext:value-type="float">
            <text:p>1,81</text:p>
          </table:table-cell>
          <table:table-cell table:style-name="ce4" table:formula="of:=COS(RADIANS([.$A58])) * TAN(RADIANS([.BW$3]))" office:value-type="float" office:value="1.9225589315672" calcext:value-type="float">
            <text:p>1,92</text:p>
          </table:table-cell>
          <table:table-cell table:style-name="ce4" table:formula="of:=COS(RADIANS([.$A58])) * TAN(RADIANS([.BX$3]))" office:value-type="float" office:value="2.04985077872144" calcext:value-type="float">
            <text:p>2,05</text:p>
          </table:table-cell>
          <table:table-cell table:style-name="ce4" table:formula="of:=COS(RADIANS([.$A58])) * TAN(RADIANS([.BY$3]))" office:value-type="float" office:value="2.1936444254952" calcext:value-type="float">
            <text:p>2,19</text:p>
          </table:table-cell>
          <table:table-cell table:style-name="ce4" table:formula="of:=COS(RADIANS([.$A58])) * TAN(RADIANS([.BZ$3]))" office:value-type="float" office:value="2.35747788290821" calcext:value-type="float">
            <text:p>2,36</text:p>
          </table:table-cell>
          <table:table-cell table:style-name="ce4" table:formula="of:=COS(RADIANS([.$A58])) * TAN(RADIANS([.CA$3]))" office:value-type="float" office:value="2.54597763956487" calcext:value-type="float">
            <text:p>2,55</text:p>
          </table:table-cell>
          <table:table-cell table:style-name="ce4" table:formula="of:=COS(RADIANS([.$A58])) * TAN(RADIANS([.CB$3]))" office:value-type="float" office:value="2.76531219584256" calcext:value-type="float">
            <text:p>2,77</text:p>
          </table:table-cell>
          <table:table-cell table:style-name="ce4" table:formula="of:=COS(RADIANS([.$A58])) * TAN(RADIANS([.CC$3]))" office:value-type="float" office:value="3.02389298020936" calcext:value-type="float">
            <text:p>3,02</text:p>
          </table:table-cell>
          <table:table-cell table:style-name="ce4" table:formula="of:=COS(RADIANS([.$A58])) * TAN(RADIANS([.CD$3]))" office:value-type="float" office:value="3.33349581516571" calcext:value-type="float">
            <text:p>3,33</text:p>
          </table:table-cell>
          <table:table-cell table:style-name="ce4" table:formula="of:=COS(RADIANS([.$A58])) * TAN(RADIANS([.CE$3]))" office:value-type="float" office:value="3.71113002696525" calcext:value-type="float">
            <text:p>3,71</text:p>
          </table:table-cell>
          <table:table-cell table:style-name="ce4" table:formula="of:=COS(RADIANS([.$A58])) * TAN(RADIANS([.CF$3]))" office:value-type="float" office:value="4.18230938742583" calcext:value-type="float">
            <text:p>4,18</text:p>
          </table:table-cell>
          <table:table-cell table:style-name="ce4" table:formula="of:=COS(RADIANS([.$A58])) * TAN(RADIANS([.CG$3]))" office:value-type="float" office:value="4.78712671992435" calcext:value-type="float">
            <text:p>4,79</text:p>
          </table:table-cell>
          <table:table-cell table:style-name="ce4" table:formula="of:=COS(RADIANS([.$A58])) * TAN(RADIANS([.CH$3]))" office:value-type="float" office:value="5.59240311112776" calcext:value-type="float">
            <text:p>5,59</text:p>
          </table:table-cell>
          <table:table-cell table:style-name="ce4" table:formula="of:=COS(RADIANS([.$A58])) * TAN(RADIANS([.CI$3]))" office:value-type="float" office:value="6.71841617649473" calcext:value-type="float">
            <text:p>6,72</text:p>
          </table:table-cell>
          <table:table-cell table:style-name="ce4" table:formula="of:=COS(RADIANS([.$A58])) * TAN(RADIANS([.CJ$3]))" office:value-type="float" office:value="8.40572072365189" calcext:value-type="float">
            <text:p>8,41</text:p>
          </table:table-cell>
          <table:table-cell table:style-name="ce4" table:formula="of:=COS(RADIANS([.$A58])) * TAN(RADIANS([.CK$3]))" office:value-type="float" office:value="11.2156107420235" calcext:value-type="float">
            <text:p>11,22</text:p>
          </table:table-cell>
          <table:table-cell table:style-name="ce4" table:formula="of:=COS(RADIANS([.$A58])) * TAN(RADIANS([.CL$3]))" office:value-type="float" office:value="16.8319673606097" calcext:value-type="float">
            <text:p>16,83</text:p>
          </table:table-cell>
          <table:table-cell table:style-name="ce4" table:formula="of:=COS(RADIANS([.$A58])) * TAN(RADIANS([.CM$3]))" office:value-type="float" office:value="33.6741945509619" calcext:value-type="float">
            <text:p>33,67</text:p>
          </table:table-cell>
          <table:table-cell table:number-columns-repeated="933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table:style-name="ce4" table:formula="of:=COS(RADIANS([.$A59])) * TAN(RADIANS([.B$3]))" office:value-type="float" office:value="0" calcext:value-type="float">
            <text:p>0,00</text:p>
          </table:table-cell>
          <table:table-cell table:style-name="ce4" table:formula="of:=COS(RADIANS([.$A59])) * TAN(RADIANS([.C$3]))" office:value-type="float" office:value="0.0100118139378032" calcext:value-type="float">
            <text:p>0,01</text:p>
          </table:table-cell>
          <table:table-cell table:style-name="ce4" table:formula="of:=COS(RADIANS([.$A59])) * TAN(RADIANS([.D$3]))" office:value-type="float" office:value="0.020029730519713" calcext:value-type="float">
            <text:p>0,02</text:p>
          </table:table-cell>
          <table:table-cell table:style-name="ce4" table:formula="of:=COS(RADIANS([.$A59])) * TAN(RADIANS([.E$3]))" office:value-type="float" office:value="0.030059867278239" calcext:value-type="float">
            <text:p>0,03</text:p>
          </table:table-cell>
          <table:table-cell table:style-name="ce4" table:formula="of:=COS(RADIANS([.$A59])) * TAN(RADIANS([.F$3]))" office:value-type="float" office:value="0.0401083715999485" calcext:value-type="float">
            <text:p>0,04</text:p>
          </table:table-cell>
          <table:table-cell table:style-name="ce4" table:formula="of:=COS(RADIANS([.$A59])) * TAN(RADIANS([.G$3]))" office:value-type="float" office:value="0.0501814358463152" calcext:value-type="float">
            <text:p>0,05</text:p>
          </table:table-cell>
          <table:table-cell table:style-name="ce4" table:formula="of:=COS(RADIANS([.$A59])) * TAN(RADIANS([.H$3]))" office:value-type="float" office:value="0.0602853127090887" calcext:value-type="float">
            <text:p>0,06</text:p>
          </table:table-cell>
          <table:table-cell table:style-name="ce4" table:formula="of:=COS(RADIANS([.$A59])) * TAN(RADIANS([.I$3]))" office:value-type="float" office:value="0.070426330881616" calcext:value-type="float">
            <text:p>0,07</text:p>
          </table:table-cell>
          <table:table-cell table:style-name="ce4" table:formula="of:=COS(RADIANS([.$A59])) * TAN(RADIANS([.J$3]))" office:value-type="float" office:value="0.0806109111303991" calcext:value-type="float">
            <text:p>0,08</text:p>
          </table:table-cell>
          <table:table-cell table:style-name="ce4" table:formula="of:=COS(RADIANS([.$A59])) * TAN(RADIANS([.K$3]))" office:value-type="float" office:value="0.0908455828548025" calcext:value-type="float">
            <text:p>0,09</text:p>
          </table:table-cell>
          <table:table-cell table:style-name="ce4" table:formula="of:=COS(RADIANS([.$A59])) * TAN(RADIANS([.L$3]))" office:value-type="float" office:value="0.101137001227301" calcext:value-type="float">
            <text:p>0,10</text:p>
          </table:table-cell>
          <table:table-cell table:style-name="ce4" table:formula="of:=COS(RADIANS([.$A59])) * TAN(RADIANS([.M$3]))" office:value-type="float" office:value="0.111491965012027" calcext:value-type="float">
            <text:p>0,11</text:p>
          </table:table-cell>
          <table:table-cell table:style-name="ce4" table:formula="of:=COS(RADIANS([.$A59])) * TAN(RADIANS([.N$3]))" office:value-type="float" office:value="0.121917435165723" calcext:value-type="float">
            <text:p>0,12</text:p>
          </table:table-cell>
          <table:table-cell table:style-name="ce4" table:formula="of:=COS(RADIANS([.$A59])) * TAN(RADIANS([.O$3]))" office:value-type="float" office:value="0.132420554332613" calcext:value-type="float">
            <text:p>0,13</text:p>
          </table:table-cell>
          <table:table-cell table:style-name="ce4" table:formula="of:=COS(RADIANS([.$A59])) * TAN(RADIANS([.P$3]))" office:value-type="float" office:value="0.143008667353315" calcext:value-type="float">
            <text:p>0,14</text:p>
          </table:table-cell>
          <table:table-cell table:style-name="ce4" table:formula="of:=COS(RADIANS([.$A59])) * TAN(RADIANS([.Q$3]))" office:value-type="float" office:value="0.153689342917784" calcext:value-type="float">
            <text:p>0,15</text:p>
          </table:table-cell>
          <table:table-cell table:style-name="ce4" table:formula="of:=COS(RADIANS([.$A59])) * TAN(RADIANS([.R$3]))" office:value-type="float" office:value="0.164470396503643" calcext:value-type="float">
            <text:p>0,16</text:p>
          </table:table-cell>
          <table:table-cell table:style-name="ce4" table:formula="of:=COS(RADIANS([.$A59])) * TAN(RADIANS([.S$3]))" office:value-type="float" office:value="0.175359914754235" calcext:value-type="float">
            <text:p>0,18</text:p>
          </table:table-cell>
          <table:table-cell table:style-name="ce4" table:formula="of:=COS(RADIANS([.$A59])) * TAN(RADIANS([.T$3]))" office:value-type="float" office:value="0.186366281465535" calcext:value-type="float">
            <text:p>0,19</text:p>
          </table:table-cell>
          <table:table-cell table:style-name="ce4" table:formula="of:=COS(RADIANS([.$A59])) * TAN(RADIANS([.U$3]))" office:value-type="float" office:value="0.197498205367947" calcext:value-type="float">
            <text:p>0,20</text:p>
          </table:table-cell>
          <table:table-cell table:style-name="ce4" table:formula="of:=COS(RADIANS([.$A59])) * TAN(RADIANS([.V$3]))" office:value-type="float" office:value="0.208764749908264" calcext:value-type="float">
            <text:p>0,21</text:p>
          </table:table-cell>
          <table:table-cell table:style-name="ce4" table:formula="of:=COS(RADIANS([.$A59])) * TAN(RADIANS([.W$3]))" office:value-type="float" office:value="0.220175365258947" calcext:value-type="float">
            <text:p>0,22</text:p>
          </table:table-cell>
          <table:table-cell table:style-name="ce4" table:formula="of:=COS(RADIANS([.$A59])) * TAN(RADIANS([.X$3]))" office:value-type="float" office:value="0.231739922806892" calcext:value-type="float">
            <text:p>0,23</text:p>
          </table:table-cell>
          <table:table-cell table:style-name="ce4" table:formula="of:=COS(RADIANS([.$A59])) * TAN(RADIANS([.Y$3]))" office:value-type="float" office:value="0.24346875240227" calcext:value-type="float">
            <text:p>0,24</text:p>
          </table:table-cell>
          <table:table-cell table:style-name="ce4" table:formula="of:=COS(RADIANS([.$A59])) * TAN(RADIANS([.Z$3]))" office:value-type="float" office:value="0.255372682680531" calcext:value-type="float">
            <text:p>0,26</text:p>
          </table:table-cell>
          <table:table-cell table:style-name="ce4" table:formula="of:=COS(RADIANS([.$A59])) * TAN(RADIANS([.AA$3]))" office:value-type="float" office:value="0.267463084807746" calcext:value-type="float">
            <text:p>0,27</text:p>
          </table:table-cell>
          <table:table-cell table:style-name="ce4" table:formula="of:=COS(RADIANS([.$A59])) * TAN(RADIANS([.AB$3]))" office:value-type="float" office:value="0.279751920041878" calcext:value-type="float">
            <text:p>0,28</text:p>
          </table:table-cell>
          <table:table-cell table:style-name="ce4" table:formula="of:=COS(RADIANS([.$A59])) * TAN(RADIANS([.AC$3]))" office:value-type="float" office:value="0.292251791551179" calcext:value-type="float">
            <text:p>0,29</text:p>
          </table:table-cell>
          <table:table-cell table:style-name="ce4" table:formula="of:=COS(RADIANS([.$A59])) * TAN(RADIANS([.AD$3]))" office:value-type="float" office:value="0.304976000986631" calcext:value-type="float">
            <text:p>0,30</text:p>
          </table:table-cell>
          <table:table-cell table:style-name="ce4" table:formula="of:=COS(RADIANS([.$A59])) * TAN(RADIANS([.AE$3]))" office:value-type="float" office:value="0.317938610369408" calcext:value-type="float">
            <text:p>0,32</text:p>
          </table:table-cell>
          <table:table-cell table:style-name="ce4" table:formula="of:=COS(RADIANS([.$A59])) * TAN(RADIANS([.AF$3]))" office:value-type="float" office:value="0.331154509928103" calcext:value-type="float">
            <text:p>0,33</text:p>
          </table:table-cell>
          <table:table-cell table:style-name="ce4" table:formula="of:=COS(RADIANS([.$A59])) * TAN(RADIANS([.AG$3]))" office:value-type="float" office:value="0.344639492605512" calcext:value-type="float">
            <text:p>0,34</text:p>
          </table:table-cell>
          <table:table-cell table:style-name="ce4" table:formula="of:=COS(RADIANS([.$A59])) * TAN(RADIANS([.AH$3]))" office:value-type="float" office:value="0.35841033605314" calcext:value-type="float">
            <text:p>0,36</text:p>
          </table:table-cell>
          <table:table-cell table:style-name="ce4" table:formula="of:=COS(RADIANS([.$A59])) * TAN(RADIANS([.AI$3]))" office:value-type="float" office:value="0.372484893045538" calcext:value-type="float">
            <text:p>0,37</text:p>
          </table:table-cell>
          <table:table-cell table:style-name="ce4" table:formula="of:=COS(RADIANS([.$A59])) * TAN(RADIANS([.AJ$3]))" office:value-type="float" office:value="0.386882191378909" calcext:value-type="float">
            <text:p>0,39</text:p>
          </table:table-cell>
          <table:table-cell table:style-name="ce4" table:formula="of:=COS(RADIANS([.$A59])) * TAN(RADIANS([.AK$3]))" office:value-type="float" office:value="0.401622544472464" calcext:value-type="float">
            <text:p>0,40</text:p>
          </table:table-cell>
          <table:table-cell table:style-name="ce4" table:formula="of:=COS(RADIANS([.$A59])) * TAN(RADIANS([.AL$3]))" office:value-type="float" office:value="0.416727674070795" calcext:value-type="float">
            <text:p>0,42</text:p>
          </table:table-cell>
          <table:table-cell table:style-name="ce4" table:formula="of:=COS(RADIANS([.$A59])) * TAN(RADIANS([.AM$3]))" office:value-type="float" office:value="0.432220846655858" calcext:value-type="float">
            <text:p>0,43</text:p>
          </table:table-cell>
          <table:table-cell table:style-name="ce4" table:formula="of:=COS(RADIANS([.$A59])) * TAN(RADIANS([.AN$3]))" office:value-type="float" office:value="0.448127025424018" calcext:value-type="float">
            <text:p>0,45</text:p>
          </table:table-cell>
          <table:table-cell table:style-name="ce4" table:formula="of:=COS(RADIANS([.$A59])) * TAN(RADIANS([.AO$3]))" office:value-type="float" office:value="0.46447303997397" calcext:value-type="float">
            <text:p>0,46</text:p>
          </table:table-cell>
          <table:table-cell table:style-name="ce4" table:formula="of:=COS(RADIANS([.$A59])) * TAN(RADIANS([.AP$3]))" office:value-type="float" office:value="0.481287776194141" calcext:value-type="float">
            <text:p>0,48</text:p>
          </table:table-cell>
          <table:table-cell table:style-name="ce4" table:formula="of:=COS(RADIANS([.$A59])) * TAN(RADIANS([.AQ$3]))" office:value-type="float" office:value="0.498602389243857" calcext:value-type="float">
            <text:p>0,50</text:p>
          </table:table-cell>
          <table:table-cell table:style-name="ce4" table:formula="of:=COS(RADIANS([.$A59])) * TAN(RADIANS([.AR$3]))" office:value-type="float" office:value="0.516450543004425" calcext:value-type="float">
            <text:p>0,52</text:p>
          </table:table-cell>
          <table:table-cell table:style-name="ce4" table:formula="of:=COS(RADIANS([.$A59])) * TAN(RADIANS([.AS$3]))" office:value-type="float" office:value="0.534868679950429" calcext:value-type="float">
            <text:p>0,53</text:p>
          </table:table-cell>
          <table:table-cell table:style-name="ce4" table:formula="of:=COS(RADIANS([.$A59])) * TAN(RADIANS([.AT$3]))" office:value-type="float" office:value="0.553896326078049" calcext:value-type="float">
            <text:p>0,55</text:p>
          </table:table-cell>
          <table:table-cell table:style-name="ce4" table:formula="of:=COS(RADIANS([.$A59])) * TAN(RADIANS([.AU$3]))" office:value-type="float" office:value="0.573576436351046" calcext:value-type="float">
            <text:p>0,57</text:p>
          </table:table-cell>
          <table:table-cell table:style-name="ce4" table:formula="of:=COS(RADIANS([.$A59])) * TAN(RADIANS([.AV$3]))" office:value-type="float" office:value="0.593955787117475" calcext:value-type="float">
            <text:p>0,59</text:p>
          </table:table-cell>
          <table:table-cell table:style-name="ce4" table:formula="of:=COS(RADIANS([.$A59])) * TAN(RADIANS([.AW$3]))" office:value-type="float" office:value="0.615085423150326" calcext:value-type="float">
            <text:p>0,62</text:p>
          </table:table-cell>
          <table:table-cell table:style-name="ce4" table:formula="of:=COS(RADIANS([.$A59])) * TAN(RADIANS([.AX$3]))" office:value-type="float" office:value="0.637021168422602" calcext:value-type="float">
            <text:p>0,64</text:p>
          </table:table-cell>
          <table:table-cell table:style-name="ce4" table:formula="of:=COS(RADIANS([.$A59])) * TAN(RADIANS([.AY$3]))" office:value-type="float" office:value="0.659824211504655" calcext:value-type="float">
            <text:p>0,66</text:p>
          </table:table-cell>
          <table:table-cell table:style-name="ce4" table:formula="of:=COS(RADIANS([.$A59])) * TAN(RADIANS([.AZ$3]))" office:value-type="float" office:value="0.683561778648743" calcext:value-type="float">
            <text:p>0,68</text:p>
          </table:table-cell>
          <table:table-cell table:style-name="ce4" table:formula="of:=COS(RADIANS([.$A59])) * TAN(RADIANS([.BA$3]))" office:value-type="float" office:value="0.708307910305414" calcext:value-type="float">
            <text:p>0,71</text:p>
          </table:table-cell>
          <table:table-cell table:style-name="ce4" table:formula="of:=COS(RADIANS([.$A59])) * TAN(RADIANS([.BB$3]))" office:value-type="float" office:value="0.734144360130647" calcext:value-type="float">
            <text:p>0,73</text:p>
          </table:table-cell>
          <table:table-cell table:style-name="ce4" table:formula="of:=COS(RADIANS([.$A59])) * TAN(RADIANS([.BC$3]))" office:value-type="float" office:value="0.761161639663144" calcext:value-type="float">
            <text:p>0,76</text:p>
          </table:table-cell>
          <table:table-cell table:style-name="ce4" table:formula="of:=COS(RADIANS([.$A59])) * TAN(RADIANS([.BD$3]))" office:value-type="float" office:value="0.789460237001865" calcext:value-type="float">
            <text:p>0,79</text:p>
          </table:table-cell>
          <table:table-cell table:style-name="ce4" table:formula="of:=COS(RADIANS([.$A59])) * TAN(RADIANS([.BE$3]))" office:value-type="float" office:value="0.819152044288992" calcext:value-type="float">
            <text:p>0,82</text:p>
          </table:table-cell>
          <table:table-cell table:style-name="ce4" table:formula="of:=COS(RADIANS([.$A59])) * TAN(RADIANS([.BF$3]))" office:value-type="float" office:value="0.850362036992693" calcext:value-type="float">
            <text:p>0,85</text:p>
          </table:table-cell>
          <table:table-cell table:style-name="ce4" table:formula="of:=COS(RADIANS([.$A59])) * TAN(RADIANS([.BG$3]))" office:value-type="float" office:value="0.883230258406601" calcext:value-type="float">
            <text:p>0,88</text:p>
          </table:table-cell>
          <table:table-cell table:style-name="ce4" table:formula="of:=COS(RADIANS([.$A59])) * TAN(RADIANS([.BH$3]))" office:value-type="float" office:value="0.917914176136896" calcext:value-type="float">
            <text:p>0,92</text:p>
          </table:table-cell>
          <table:table-cell table:style-name="ce4" table:formula="of:=COS(RADIANS([.$A59])) * TAN(RADIANS([.BI$3]))" office:value-type="float" office:value="0.954591494578773" calcext:value-type="float">
            <text:p>0,95</text:p>
          </table:table-cell>
          <table:table-cell table:style-name="ce4" table:formula="of:=COS(RADIANS([.$A59])) * TAN(RADIANS([.BJ$3]))" office:value-type="float" office:value="0.993463529784308" calcext:value-type="float">
            <text:p>0,99</text:p>
          </table:table-cell>
          <table:table-cell table:style-name="ce4" table:formula="of:=COS(RADIANS([.$A59])) * TAN(RADIANS([.BK$3]))" office:value-type="float" office:value="1.03475928247569" calcext:value-type="float">
            <text:p>1,03</text:p>
          </table:table-cell>
          <table:table-cell table:style-name="ce4" table:formula="of:=COS(RADIANS([.$A59])) * TAN(RADIANS([.BL$3]))" office:value-type="float" office:value="1.07874038374445" calcext:value-type="float">
            <text:p>1,08</text:p>
          </table:table-cell>
          <table:table-cell table:style-name="ce4" table:formula="of:=COS(RADIANS([.$A59])) * TAN(RADIANS([.BM$3]))" office:value-type="float" office:value="1.12570713969277" calcext:value-type="float">
            <text:p>1,13</text:p>
          </table:table-cell>
          <table:table-cell table:style-name="ce4" table:formula="of:=COS(RADIANS([.$A59])) * TAN(RADIANS([.BN$3]))" office:value-type="float" office:value="1.17600597088991" calcext:value-type="float">
            <text:p>1,18</text:p>
          </table:table-cell>
          <table:table-cell table:style-name="ce4" table:formula="of:=COS(RADIANS([.$A59])) * TAN(RADIANS([.BO$3]))" office:value-type="float" office:value="1.23003863719603" calcext:value-type="float">
            <text:p>1,23</text:p>
          </table:table-cell>
          <table:table-cell table:style-name="ce4" table:formula="of:=COS(RADIANS([.$A59])) * TAN(RADIANS([.BP$3]))" office:value-type="float" office:value="1.28827376868938" calcext:value-type="float">
            <text:p>1,29</text:p>
          </table:table-cell>
          <table:table-cell table:style-name="ce4" table:formula="of:=COS(RADIANS([.$A59])) * TAN(RADIANS([.BQ$3]))" office:value-type="float" office:value="1.35126140455837" calcext:value-type="float">
            <text:p>1,35</text:p>
          </table:table-cell>
          <table:table-cell table:style-name="ce4" table:formula="of:=COS(RADIANS([.$A59])) * TAN(RADIANS([.BR$3]))" office:value-type="float" office:value="1.41965149704184" calcext:value-type="float">
            <text:p>1,42</text:p>
          </table:table-cell>
          <table:table-cell table:style-name="ce4" table:formula="of:=COS(RADIANS([.$A59])) * TAN(RADIANS([.BS$3]))" office:value-type="float" office:value="1.49421770210415" calcext:value-type="float">
            <text:p>1,49</text:p>
          </table:table-cell>
          <table:table-cell table:style-name="ce4" table:formula="of:=COS(RADIANS([.$A59])) * TAN(RADIANS([.BT$3]))" office:value-type="float" office:value="1.57588830720575" calcext:value-type="float">
            <text:p>1,58</text:p>
          </table:table-cell>
          <table:table-cell table:style-name="ce4" table:formula="of:=COS(RADIANS([.$A59])) * TAN(RADIANS([.BU$3]))" office:value-type="float" office:value="1.66578692562924" calcext:value-type="float">
            <text:p>1,67</text:p>
          </table:table-cell>
          <table:table-cell table:style-name="ce4" table:formula="of:=COS(RADIANS([.$A59])) * TAN(RADIANS([.BV$3]))" office:value-type="float" office:value="1.76528675546926" calcext:value-type="float">
            <text:p>1,77</text:p>
          </table:table-cell>
          <table:table-cell table:style-name="ce4" table:formula="of:=COS(RADIANS([.$A59])) * TAN(RADIANS([.BW$3]))" office:value-type="float" office:value="1.87608398873962" calcext:value-type="float">
            <text:p>1,88</text:p>
          </table:table-cell>
          <table:table-cell table:style-name="ce4" table:formula="of:=COS(RADIANS([.$A59])) * TAN(RADIANS([.BX$3]))" office:value-type="float" office:value="2.00029874877743" calcext:value-type="float">
            <text:p>2,00</text:p>
          </table:table-cell>
          <table:table-cell table:style-name="ce4" table:formula="of:=COS(RADIANS([.$A59])) * TAN(RADIANS([.BY$3]))" office:value-type="float" office:value="2.1406164024864" calcext:value-type="float">
            <text:p>2,14</text:p>
          </table:table-cell>
          <table:table-cell table:style-name="ce4" table:formula="of:=COS(RADIANS([.$A59])) * TAN(RADIANS([.BZ$3]))" office:value-type="float" office:value="2.30048943484221" calcext:value-type="float">
            <text:p>2,30</text:p>
          </table:table-cell>
          <table:table-cell table:style-name="ce4" table:formula="of:=COS(RADIANS([.$A59])) * TAN(RADIANS([.CA$3]))" office:value-type="float" office:value="2.48443249611244" calcext:value-type="float">
            <text:p>2,48</text:p>
          </table:table-cell>
          <table:table-cell table:style-name="ce4" table:formula="of:=COS(RADIANS([.$A59])) * TAN(RADIANS([.CB$3]))" office:value-type="float" office:value="2.69846497254449" calcext:value-type="float">
            <text:p>2,70</text:p>
          </table:table-cell>
          <table:table-cell table:style-name="ce4" table:formula="of:=COS(RADIANS([.$A59])) * TAN(RADIANS([.CC$3]))" office:value-type="float" office:value="2.95079495909571" calcext:value-type="float">
            <text:p>2,95</text:p>
          </table:table-cell>
          <table:table-cell table:style-name="ce4" table:formula="of:=COS(RADIANS([.$A59])) * TAN(RADIANS([.CD$3]))" office:value-type="float" office:value="3.2529136156388" calcext:value-type="float">
            <text:p>3,25</text:p>
          </table:table-cell>
          <table:table-cell table:style-name="ce4" table:formula="of:=COS(RADIANS([.$A59])) * TAN(RADIANS([.CE$3]))" office:value-type="float" office:value="3.62141909379333" calcext:value-type="float">
            <text:p>3,62</text:p>
          </table:table-cell>
          <table:table-cell table:style-name="ce4" table:formula="of:=COS(RADIANS([.$A59])) * TAN(RADIANS([.CF$3]))" office:value-type="float" office:value="4.08120840868527" calcext:value-type="float">
            <text:p>4,08</text:p>
          </table:table-cell>
          <table:table-cell table:style-name="ce4" table:formula="of:=COS(RADIANS([.$A59])) * TAN(RADIANS([.CG$3]))" office:value-type="float" office:value="4.67140520056604" calcext:value-type="float">
            <text:p>4,67</text:p>
          </table:table-cell>
          <table:table-cell table:style-name="ce4" table:formula="of:=COS(RADIANS([.$A59])) * TAN(RADIANS([.CH$3]))" office:value-type="float" office:value="5.45721525779806" calcext:value-type="float">
            <text:p>5,46</text:p>
          </table:table-cell>
          <table:table-cell table:style-name="ce4" table:formula="of:=COS(RADIANS([.$A59])) * TAN(RADIANS([.CI$3]))" office:value-type="float" office:value="6.55600866712391" calcext:value-type="float">
            <text:p>6,56</text:p>
          </table:table-cell>
          <table:table-cell table:style-name="ce4" table:formula="of:=COS(RADIANS([.$A59])) * TAN(RADIANS([.CJ$3]))" office:value-type="float" office:value="8.20252518897049" calcext:value-type="float">
            <text:p>8,20</text:p>
          </table:table-cell>
          <table:table-cell table:style-name="ce4" table:formula="of:=COS(RADIANS([.$A59])) * TAN(RADIANS([.CK$3]))" office:value-type="float" office:value="10.9444903828743" calcext:value-type="float">
            <text:p>10,94</text:p>
          </table:table-cell>
          <table:table-cell table:style-name="ce4" table:formula="of:=COS(RADIANS([.$A59])) * TAN(RADIANS([.CL$3]))" office:value-type="float" office:value="16.4250801084606" calcext:value-type="float">
            <text:p>16,43</text:p>
          </table:table-cell>
          <table:table-cell table:style-name="ce4" table:formula="of:=COS(RADIANS([.$A59])) * TAN(RADIANS([.CM$3]))" office:value-type="float" office:value="32.860172030859" calcext:value-type="float">
            <text:p>32,86</text:p>
          </table:table-cell>
          <table:table-cell table:number-columns-repeated="933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table:style-name="ce4" table:formula="of:=COS(RADIANS([.$A60])) * TAN(RADIANS([.B$3]))" office:value-type="float" office:value="0" calcext:value-type="float">
            <text:p>0,00</text:p>
          </table:table-cell>
          <table:table-cell table:style-name="ce4" table:formula="of:=COS(RADIANS([.$A60])) * TAN(RADIANS([.C$3]))" office:value-type="float" office:value="0.00976074843748039" calcext:value-type="float">
            <text:p>0,01</text:p>
          </table:table-cell>
          <table:table-cell table:style-name="ce4" table:formula="of:=COS(RADIANS([.$A60])) * TAN(RADIANS([.D$3]))" office:value-type="float" office:value="0.0195274464835231" calcext:value-type="float">
            <text:p>0,02</text:p>
          </table:table-cell>
          <table:table-cell table:style-name="ce4" table:formula="of:=COS(RADIANS([.$A60])) * TAN(RADIANS([.E$3]))" office:value-type="float" office:value="0.0293060582617379" calcext:value-type="float">
            <text:p>0,03</text:p>
          </table:table-cell>
          <table:table-cell table:style-name="ce4" table:formula="of:=COS(RADIANS([.$A60])) * TAN(RADIANS([.F$3]))" office:value-type="float" office:value="0.0391025770011445" calcext:value-type="float">
            <text:p>0,04</text:p>
          </table:table-cell>
          <table:table-cell table:style-name="ce4" table:formula="of:=COS(RADIANS([.$A60])) * TAN(RADIANS([.G$3]))" office:value-type="float" office:value="0.0489230397778367" calcext:value-type="float">
            <text:p>0,05</text:p>
          </table:table-cell>
          <table:table-cell table:style-name="ce4" table:formula="of:=COS(RADIANS([.$A60])) * TAN(RADIANS([.H$3]))" office:value-type="float" office:value="0.0587735424852861" calcext:value-type="float">
            <text:p>0,06</text:p>
          </table:table-cell>
          <table:table-cell table:style-name="ce4" table:formula="of:=COS(RADIANS([.$A60])) * TAN(RADIANS([.I$3]))" office:value-type="float" office:value="0.068660255112676" calcext:value-type="float">
            <text:p>0,07</text:p>
          </table:table-cell>
          <table:table-cell table:style-name="ce4" table:formula="of:=COS(RADIANS([.$A60])) * TAN(RADIANS([.J$3]))" office:value-type="float" office:value="0.0785894374134326" calcext:value-type="float">
            <text:p>0,08</text:p>
          </table:table-cell>
          <table:table-cell table:style-name="ce4" table:formula="of:=COS(RADIANS([.$A60])) * TAN(RADIANS([.K$3]))" office:value-type="float" office:value="0.0885674550496667" calcext:value-type="float">
            <text:p>0,09</text:p>
          </table:table-cell>
          <table:table-cell table:style-name="ce4" table:formula="of:=COS(RADIANS([.$A60])) * TAN(RADIANS([.L$3]))" office:value-type="float" office:value="0.0986007963025969" calcext:value-type="float">
            <text:p>0,10</text:p>
          </table:table-cell>
          <table:table-cell table:style-name="ce4" table:formula="of:=COS(RADIANS([.$A60])) * TAN(RADIANS([.M$3]))" office:value-type="float" office:value="0.108696089444262" calcext:value-type="float">
            <text:p>0,11</text:p>
          </table:table-cell>
          <table:table-cell table:style-name="ce4" table:formula="of:=COS(RADIANS([.$A60])) * TAN(RADIANS([.N$3]))" office:value-type="float" office:value="0.118860120872019" calcext:value-type="float">
            <text:p>0,12</text:p>
          </table:table-cell>
          <table:table-cell table:style-name="ce4" table:formula="of:=COS(RADIANS([.$A60])) * TAN(RADIANS([.O$3]))" office:value-type="float" office:value="0.129099854114543" calcext:value-type="float">
            <text:p>0,13</text:p>
          </table:table-cell>
          <table:table-cell table:style-name="ce4" table:formula="of:=COS(RADIANS([.$A60])) * TAN(RADIANS([.P$3]))" office:value-type="float" office:value="0.139422449826441" calcext:value-type="float">
            <text:p>0,14</text:p>
          </table:table-cell>
          <table:table-cell table:style-name="ce4" table:formula="of:=COS(RADIANS([.$A60])) * TAN(RADIANS([.Q$3]))" office:value-type="float" office:value="0.149835286898201" calcext:value-type="float">
            <text:p>0,15</text:p>
          </table:table-cell>
          <table:table-cell table:style-name="ce4" table:formula="of:=COS(RADIANS([.$A60])) * TAN(RADIANS([.R$3]))" office:value-type="float" office:value="0.160345984819307" calcext:value-type="float">
            <text:p>0,16</text:p>
          </table:table-cell>
          <table:table-cell table:style-name="ce4" table:formula="of:=COS(RADIANS([.$A60])) * TAN(RADIANS([.S$3]))" office:value-type="float" office:value="0.170962427444958" calcext:value-type="float">
            <text:p>0,17</text:p>
          </table:table-cell>
          <table:table-cell table:style-name="ce4" table:formula="of:=COS(RADIANS([.$A60])) * TAN(RADIANS([.T$3]))" office:value-type="float" office:value="0.181692788331312" calcext:value-type="float">
            <text:p>0,18</text:p>
          </table:table-cell>
          <table:table-cell table:style-name="ce4" table:formula="of:=COS(RADIANS([.$A60])) * TAN(RADIANS([.U$3]))" office:value-type="float" office:value="0.1925455578206" calcext:value-type="float">
            <text:p>0,19</text:p>
          </table:table-cell>
          <table:table-cell table:style-name="ce4" table:formula="of:=COS(RADIANS([.$A60])) * TAN(RADIANS([.V$3]))" office:value-type="float" office:value="0.203529572076246" calcext:value-type="float">
            <text:p>0,20</text:p>
          </table:table-cell>
          <table:table-cell table:style-name="ce4" table:formula="of:=COS(RADIANS([.$A60])) * TAN(RADIANS([.W$3]))" office:value-type="float" office:value="0.214654044289451" calcext:value-type="float">
            <text:p>0,21</text:p>
          </table:table-cell>
          <table:table-cell table:style-name="ce4" table:formula="of:=COS(RADIANS([.$A60])) * TAN(RADIANS([.X$3]))" office:value-type="float" office:value="0.225928598303089" calcext:value-type="float">
            <text:p>0,23</text:p>
          </table:table-cell>
          <table:table-cell table:style-name="ce4" table:formula="of:=COS(RADIANS([.$A60])) * TAN(RADIANS([.Y$3]))" office:value-type="float" office:value="0.237363304926461" calcext:value-type="float">
            <text:p>0,24</text:p>
          </table:table-cell>
          <table:table-cell table:style-name="ce4" table:formula="of:=COS(RADIANS([.$A60])) * TAN(RADIANS([.Z$3]))" office:value-type="float" office:value="0.248968721246144" calcext:value-type="float">
            <text:p>0,25</text:p>
          </table:table-cell>
          <table:table-cell table:style-name="ce4" table:formula="of:=COS(RADIANS([.$A60])) * TAN(RADIANS([.AA$3]))" office:value-type="float" office:value="0.260755933274338" calcext:value-type="float">
            <text:p>0,26</text:p>
          </table:table-cell>
          <table:table-cell table:style-name="ce4" table:formula="of:=COS(RADIANS([.$A60])) * TAN(RADIANS([.AB$3]))" office:value-type="float" office:value="0.272736602317447" calcext:value-type="float">
            <text:p>0,27</text:p>
          </table:table-cell>
          <table:table-cell table:style-name="ce4" table:formula="of:=COS(RADIANS([.$A60])) * TAN(RADIANS([.AC$3]))" office:value-type="float" office:value="0.284923015495027" calcext:value-type="float">
            <text:p>0,28</text:p>
          </table:table-cell>
          <table:table-cell table:style-name="ce4" table:formula="of:=COS(RADIANS([.$A60])) * TAN(RADIANS([.AD$3]))" office:value-type="float" office:value="0.297328140893563" calcext:value-type="float">
            <text:p>0,30</text:p>
          </table:table-cell>
          <table:table-cell table:style-name="ce4" table:formula="of:=COS(RADIANS([.$A60])) * TAN(RADIANS([.AE$3]))" office:value-type="float" office:value="0.309965687901989" calcext:value-type="float">
            <text:p>0,31</text:p>
          </table:table-cell>
          <table:table-cell table:style-name="ce4" table:formula="of:=COS(RADIANS([.$A60])) * TAN(RADIANS([.AF$3]))" office:value-type="float" office:value="0.322850173347764" calcext:value-type="float">
            <text:p>0,32</text:p>
          </table:table-cell>
          <table:table-cell table:style-name="ce4" table:formula="of:=COS(RADIANS([.$A60])) * TAN(RADIANS([.AG$3]))" office:value-type="float" office:value="0.335996994135252" calcext:value-type="float">
            <text:p>0,34</text:p>
          </table:table-cell>
          <table:table-cell table:style-name="ce4" table:formula="of:=COS(RADIANS([.$A60])) * TAN(RADIANS([.AH$3]))" office:value-type="float" office:value="0.349422507184061" calcext:value-type="float">
            <text:p>0,35</text:p>
          </table:table-cell>
          <table:table-cell table:style-name="ce4" table:formula="of:=COS(RADIANS([.$A60])) * TAN(RADIANS([.AI$3]))" office:value-type="float" office:value="0.363144117576065" calcext:value-type="float">
            <text:p>0,36</text:p>
          </table:table-cell>
          <table:table-cell table:style-name="ce4" table:formula="of:=COS(RADIANS([.$A60])) * TAN(RADIANS([.AJ$3]))" office:value-type="float" office:value="0.377180375948864" calcext:value-type="float">
            <text:p>0,38</text:p>
          </table:table-cell>
          <table:table-cell table:style-name="ce4" table:formula="of:=COS(RADIANS([.$A60])) * TAN(RADIANS([.AK$3]))" office:value-type="float" office:value="0.391551086323591" calcext:value-type="float">
            <text:p>0,39</text:p>
          </table:table-cell>
          <table:table-cell table:style-name="ce4" table:formula="of:=COS(RADIANS([.$A60])) * TAN(RADIANS([.AL$3]))" office:value-type="float" office:value="0.406277425730294" calcext:value-type="float">
            <text:p>0,41</text:p>
          </table:table-cell>
          <table:table-cell table:style-name="ce4" table:formula="of:=COS(RADIANS([.$A60])) * TAN(RADIANS([.AM$3]))" office:value-type="float" office:value="0.421382077199122" calcext:value-type="float">
            <text:p>0,42</text:p>
          </table:table-cell>
          <table:table-cell table:style-name="ce4" table:formula="of:=COS(RADIANS([.$A60])) * TAN(RADIANS([.AN$3]))" office:value-type="float" office:value="0.436889377926253" calcext:value-type="float">
            <text:p>0,44</text:p>
          </table:table-cell>
          <table:table-cell table:style-name="ce4" table:formula="of:=COS(RADIANS([.$A60])) * TAN(RADIANS([.AO$3]))" office:value-type="float" office:value="0.452825484706568" calcext:value-type="float">
            <text:p>0,45</text:p>
          </table:table-cell>
          <table:table-cell table:style-name="ce4" table:formula="of:=COS(RADIANS([.$A60])) * TAN(RADIANS([.AP$3]))" office:value-type="float" office:value="0.469218559059256" calcext:value-type="float">
            <text:p>0,47</text:p>
          </table:table-cell>
          <table:table-cell table:style-name="ce4" table:formula="of:=COS(RADIANS([.$A60])) * TAN(RADIANS([.AQ$3]))" office:value-type="float" office:value="0.48609897486807" calcext:value-type="float">
            <text:p>0,49</text:p>
          </table:table-cell>
          <table:table-cell table:style-name="ce4" table:formula="of:=COS(RADIANS([.$A60])) * TAN(RADIANS([.AR$3]))" office:value-type="float" office:value="0.503499551827712" calcext:value-type="float">
            <text:p>0,50</text:p>
          </table:table-cell>
          <table:table-cell table:style-name="ce4" table:formula="of:=COS(RADIANS([.$A60])) * TAN(RADIANS([.AS$3]))" office:value-type="float" office:value="0.521455818547593" calcext:value-type="float">
            <text:p>0,52</text:p>
          </table:table-cell>
          <table:table-cell table:style-name="ce4" table:formula="of:=COS(RADIANS([.$A60])) * TAN(RADIANS([.AT$3]))" office:value-type="float" office:value="0.540006309833476" calcext:value-type="float">
            <text:p>0,54</text:p>
          </table:table-cell>
          <table:table-cell table:style-name="ce4" table:formula="of:=COS(RADIANS([.$A60])) * TAN(RADIANS([.AU$3]))" office:value-type="float" office:value="0.559192903470747" calcext:value-type="float">
            <text:p>0,56</text:p>
          </table:table-cell>
          <table:table-cell table:style-name="ce4" table:formula="of:=COS(RADIANS([.$A60])) * TAN(RADIANS([.AV$3]))" office:value-type="float" office:value="0.579061202800522" calcext:value-type="float">
            <text:p>0,58</text:p>
          </table:table-cell>
          <table:table-cell table:style-name="ce4" table:formula="of:=COS(RADIANS([.$A60])) * TAN(RADIANS([.AW$3]))" office:value-type="float" office:value="0.599660972549882" calcext:value-type="float">
            <text:p>0,60</text:p>
          </table:table-cell>
          <table:table-cell table:style-name="ce4" table:formula="of:=COS(RADIANS([.$A60])) * TAN(RADIANS([.AX$3]))" office:value-type="float" office:value="0.621046636798284" calcext:value-type="float">
            <text:p>0,62</text:p>
          </table:table-cell>
          <table:table-cell table:style-name="ce4" table:formula="of:=COS(RADIANS([.$A60])) * TAN(RADIANS([.AY$3]))" office:value-type="float" office:value="0.643277849694935" calcext:value-type="float">
            <text:p>0,64</text:p>
          </table:table-cell>
          <table:table-cell table:style-name="ce4" table:formula="of:=COS(RADIANS([.$A60])) * TAN(RADIANS([.AZ$3]))" office:value-type="float" office:value="0.66642015166445" calcext:value-type="float">
            <text:p>0,67</text:p>
          </table:table-cell>
          <table:table-cell table:style-name="ce4" table:formula="of:=COS(RADIANS([.$A60])) * TAN(RADIANS([.BA$3]))" office:value-type="float" office:value="0.690545726450605" calcext:value-type="float">
            <text:p>0,69</text:p>
          </table:table-cell>
          <table:table-cell table:style-name="ce4" table:formula="of:=COS(RADIANS([.$A60])) * TAN(RADIANS([.BB$3]))" office:value-type="float" office:value="0.715734277579134" calcext:value-type="float">
            <text:p>0,72</text:p>
          </table:table-cell>
          <table:table-cell table:style-name="ce4" table:formula="of:=COS(RADIANS([.$A60])) * TAN(RADIANS([.BC$3]))" office:value-type="float" office:value="0.742074046837736" calcext:value-type="float">
            <text:p>0,74</text:p>
          </table:table-cell>
          <table:table-cell table:style-name="ce4" table:formula="of:=COS(RADIANS([.$A60])) * TAN(RADIANS([.BD$3]))" office:value-type="float" office:value="0.769663002392918" calcext:value-type="float">
            <text:p>0,77</text:p>
          </table:table-cell>
          <table:table-cell table:style-name="ce4" table:formula="of:=COS(RADIANS([.$A60])) * TAN(RADIANS([.BE$3]))" office:value-type="float" office:value="0.798610230476083" calcext:value-type="float">
            <text:p>0,80</text:p>
          </table:table-cell>
          <table:table-cell table:style-name="ce4" table:formula="of:=COS(RADIANS([.$A60])) * TAN(RADIANS([.BF$3]))" office:value-type="float" office:value="0.829037572555042" calcext:value-type="float">
            <text:p>0,83</text:p>
          </table:table-cell>
          <table:table-cell table:style-name="ce4" table:formula="of:=COS(RADIANS([.$A60])) * TAN(RADIANS([.BG$3]))" office:value-type="float" office:value="0.861081560068353" calcext:value-type="float">
            <text:p>0,86</text:p>
          </table:table-cell>
          <table:table-cell table:style-name="ce4" table:formula="of:=COS(RADIANS([.$A60])) * TAN(RADIANS([.BH$3]))" office:value-type="float" office:value="0.894895711818955" calcext:value-type="float">
            <text:p>0,89</text:p>
          </table:table-cell>
          <table:table-cell table:style-name="ce4" table:formula="of:=COS(RADIANS([.$A60])) * TAN(RADIANS([.BI$3]))" office:value-type="float" office:value="0.930653275922377" calcext:value-type="float">
            <text:p>0,93</text:p>
          </table:table-cell>
          <table:table-cell table:style-name="ce4" table:formula="of:=COS(RADIANS([.$A60])) * TAN(RADIANS([.BJ$3]))" office:value-type="float" office:value="0.968550520043292" calcext:value-type="float">
            <text:p>0,97</text:p>
          </table:table-cell>
          <table:table-cell table:style-name="ce4" table:formula="of:=COS(RADIANS([.$A60])) * TAN(RADIANS([.BK$3]))" office:value-type="float" office:value="1.00881070227011" calcext:value-type="float">
            <text:p>1,01</text:p>
          </table:table-cell>
          <table:table-cell table:style-name="ce4" table:formula="of:=COS(RADIANS([.$A60])) * TAN(RADIANS([.BL$3]))" office:value-type="float" office:value="1.05168889279129" calcext:value-type="float">
            <text:p>1,05</text:p>
          </table:table-cell>
          <table:table-cell table:style-name="ce4" table:formula="of:=COS(RADIANS([.$A60])) * TAN(RADIANS([.BM$3]))" office:value-type="float" office:value="1.09747786695562" calcext:value-type="float">
            <text:p>1,10</text:p>
          </table:table-cell>
          <table:table-cell table:style-name="ce4" table:formula="of:=COS(RADIANS([.$A60])) * TAN(RADIANS([.BN$3]))" office:value-type="float" office:value="1.14651535816995" calcext:value-type="float">
            <text:p>1,15</text:p>
          </table:table-cell>
          <table:table-cell table:style-name="ce4" table:formula="of:=COS(RADIANS([.$A60])) * TAN(RADIANS([.BO$3]))" office:value-type="float" office:value="1.19919305139285" calcext:value-type="float">
            <text:p>1,20</text:p>
          </table:table-cell>
          <table:table-cell table:style-name="ce4" table:formula="of:=COS(RADIANS([.$A60])) * TAN(RADIANS([.BP$3]))" office:value-type="float" office:value="1.25596782490157" calcext:value-type="float">
            <text:p>1,26</text:p>
          </table:table-cell>
          <table:table-cell table:style-name="ce4" table:formula="of:=COS(RADIANS([.$A60])) * TAN(RADIANS([.BQ$3]))" office:value-type="float" office:value="1.31737592459341" calcext:value-type="float">
            <text:p>1,32</text:p>
          </table:table-cell>
          <table:table-cell table:style-name="ce4" table:formula="of:=COS(RADIANS([.$A60])) * TAN(RADIANS([.BR$3]))" office:value-type="float" office:value="1.38405100390413" calcext:value-type="float">
            <text:p>1,38</text:p>
          </table:table-cell>
          <table:table-cell table:style-name="ce4" table:formula="of:=COS(RADIANS([.$A60])) * TAN(RADIANS([.BS$3]))" office:value-type="float" office:value="1.45674731788602" calcext:value-type="float">
            <text:p>1,46</text:p>
          </table:table-cell>
          <table:table-cell table:style-name="ce4" table:formula="of:=COS(RADIANS([.$A60])) * TAN(RADIANS([.BT$3]))" office:value-type="float" office:value="1.53636987540514" calcext:value-type="float">
            <text:p>1,54</text:p>
          </table:table-cell>
          <table:table-cell table:style-name="ce4" table:formula="of:=COS(RADIANS([.$A60])) * TAN(RADIANS([.BU$3]))" office:value-type="float" office:value="1.62401411297887" calcext:value-type="float">
            <text:p>1,62</text:p>
          </table:table-cell>
          <table:table-cell table:style-name="ce4" table:formula="of:=COS(RADIANS([.$A60])) * TAN(RADIANS([.BV$3]))" office:value-type="float" office:value="1.72101879311715" calcext:value-type="float">
            <text:p>1,72</text:p>
          </table:table-cell>
          <table:table-cell table:style-name="ce4" table:formula="of:=COS(RADIANS([.$A60])) * TAN(RADIANS([.BW$3]))" office:value-type="float" office:value="1.82903757255504" calcext:value-type="float">
            <text:p>1,83</text:p>
          </table:table-cell>
          <table:table-cell table:style-name="ce4" table:formula="of:=COS(RADIANS([.$A60])) * TAN(RADIANS([.BX$3]))" office:value-type="float" office:value="1.95013740845722" calcext:value-type="float">
            <text:p>1,95</text:p>
          </table:table-cell>
          <table:table-cell table:style-name="ce4" table:formula="of:=COS(RADIANS([.$A60])) * TAN(RADIANS([.BY$3]))" office:value-type="float" office:value="2.08693632698479" calcext:value-type="float">
            <text:p>2,09</text:p>
          </table:table-cell>
          <table:table-cell table:style-name="ce4" table:formula="of:=COS(RADIANS([.$A60])) * TAN(RADIANS([.BZ$3]))" office:value-type="float" office:value="2.24280023540902" calcext:value-type="float">
            <text:p>2,24</text:p>
          </table:table-cell>
          <table:table-cell table:style-name="ce4" table:formula="of:=COS(RADIANS([.$A60])) * TAN(RADIANS([.CA$3]))" office:value-type="float" office:value="2.42213057045445" calcext:value-type="float">
            <text:p>2,42</text:p>
          </table:table-cell>
          <table:table-cell table:style-name="ce4" table:formula="of:=COS(RADIANS([.$A60])) * TAN(RADIANS([.CB$3]))" office:value-type="float" office:value="2.63079577067516" calcext:value-type="float">
            <text:p>2,63</text:p>
          </table:table-cell>
          <table:table-cell table:style-name="ce4" table:formula="of:=COS(RADIANS([.$A60])) * TAN(RADIANS([.CC$3]))" office:value-type="float" office:value="2.87679809725253" calcext:value-type="float">
            <text:p>2,88</text:p>
          </table:table-cell>
          <table:table-cell table:style-name="ce4" table:formula="of:=COS(RADIANS([.$A60])) * TAN(RADIANS([.CD$3]))" office:value-type="float" office:value="3.17134054711289" calcext:value-type="float">
            <text:p>3,17</text:p>
          </table:table-cell>
          <table:table-cell table:style-name="ce4" table:formula="of:=COS(RADIANS([.$A60])) * TAN(RADIANS([.CE$3]))" office:value-type="float" office:value="3.53060504128396" calcext:value-type="float">
            <text:p>3,53</text:p>
          </table:table-cell>
          <table:table-cell table:style-name="ce4" table:formula="of:=COS(RADIANS([.$A60])) * TAN(RADIANS([.CF$3]))" office:value-type="float" office:value="3.97886425432787" calcext:value-type="float">
            <text:p>3,98</text:p>
          </table:table-cell>
          <table:table-cell table:style-name="ce4" table:formula="of:=COS(RADIANS([.$A60])) * TAN(RADIANS([.CG$3]))" office:value-type="float" office:value="4.55426072593072" calcext:value-type="float">
            <text:p>4,55</text:p>
          </table:table-cell>
          <table:table-cell table:style-name="ce4" table:formula="of:=COS(RADIANS([.$A60])) * TAN(RADIANS([.CH$3]))" office:value-type="float" office:value="5.3203650838356" calcext:value-type="float">
            <text:p>5,32</text:p>
          </table:table-cell>
          <table:table-cell table:style-name="ce4" table:formula="of:=COS(RADIANS([.$A60])) * TAN(RADIANS([.CI$3]))" office:value-type="float" office:value="6.3916041340036" calcext:value-type="float">
            <text:p>6,39</text:p>
          </table:table-cell>
          <table:table-cell table:style-name="ce4" table:formula="of:=COS(RADIANS([.$A60])) * TAN(RADIANS([.CJ$3]))" office:value-type="float" office:value="7.99683108565689" calcext:value-type="float">
            <text:p>8,00</text:p>
          </table:table-cell>
          <table:table-cell table:style-name="ce4" table:formula="of:=COS(RADIANS([.$A60])) * TAN(RADIANS([.CK$3]))" office:value-type="float" office:value="10.6700362259329" calcext:value-type="float">
            <text:p>10,67</text:p>
          </table:table-cell>
          <table:table-cell table:style-name="ce4" table:formula="of:=COS(RADIANS([.$A60])) * TAN(RADIANS([.CL$3]))" office:value-type="float" office:value="16.0131896177972" calcext:value-type="float">
            <text:p>16,01</text:p>
          </table:table-cell>
          <table:table-cell table:style-name="ce4" table:formula="of:=COS(RADIANS([.$A60])) * TAN(RADIANS([.CM$3]))" office:value-type="float" office:value="32.0361399840319" calcext:value-type="float">
            <text:p>32,04</text:p>
          </table:table-cell>
          <table:table-cell table:number-columns-repeated="933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style-name="ce4" table:formula="of:=COS(RADIANS([.$A61])) * TAN(RADIANS([.B$3]))" office:value-type="float" office:value="0" calcext:value-type="float">
            <text:p>0,00</text:p>
          </table:table-cell>
          <table:table-cell table:style-name="ce4" table:formula="of:=COS(RADIANS([.$A61])) * TAN(RADIANS([.C$3]))" office:value-type="float" office:value="0.00950670971862907" calcext:value-type="float">
            <text:p>0,01</text:p>
          </table:table-cell>
          <table:table-cell table:style-name="ce4" table:formula="of:=COS(RADIANS([.$A61])) * TAN(RADIANS([.D$3]))" office:value-type="float" office:value="0.0190192141979677" calcext:value-type="float">
            <text:p>0,02</text:p>
          </table:table-cell>
          <table:table-cell table:style-name="ce4" table:formula="of:=COS(RADIANS([.$A61])) * TAN(RADIANS([.E$3]))" office:value-type="float" office:value="0.0285433223359961" calcext:value-type="float">
            <text:p>0,03</text:p>
          </table:table-cell>
          <table:table-cell table:style-name="ce4" table:formula="of:=COS(RADIANS([.$A61])) * TAN(RADIANS([.F$3]))" office:value-type="float" office:value="0.0380848713785908" calcext:value-type="float">
            <text:p>0,04</text:p>
          </table:table-cell>
          <table:table-cell table:style-name="ce4" table:formula="of:=COS(RADIANS([.$A61])) * TAN(RADIANS([.G$3]))" office:value-type="float" office:value="0.0476497412775137" calcext:value-type="float">
            <text:p>0,05</text:p>
          </table:table-cell>
          <table:table-cell table:style-name="ce4" table:formula="of:=COS(RADIANS([.$A61])) * TAN(RADIANS([.H$3]))" office:value-type="float" office:value="0.0572438692710904" calcext:value-type="float">
            <text:p>0,06</text:p>
          </table:table-cell>
          <table:table-cell table:style-name="ce4" table:formula="of:=COS(RADIANS([.$A61])) * TAN(RADIANS([.I$3]))" office:value-type="float" office:value="0.0668732647649018" calcext:value-type="float">
            <text:p>0,07</text:p>
          </table:table-cell>
          <table:table-cell table:style-name="ce4" table:formula="of:=COS(RADIANS([.$A61])) * TAN(RADIANS([.J$3]))" office:value-type="float" office:value="0.0765440245925169" calcext:value-type="float">
            <text:p>0,08</text:p>
          </table:table-cell>
          <table:table-cell table:style-name="ce4" table:formula="of:=COS(RADIANS([.$A61])) * TAN(RADIANS([.K$3]))" office:value-type="float" office:value="0.0862623487397506" calcext:value-type="float">
            <text:p>0,09</text:p>
          </table:table-cell>
          <table:table-cell table:style-name="ce4" table:formula="of:=COS(RADIANS([.$A61])) * TAN(RADIANS([.L$3]))" office:value-type="float" office:value="0.0960345566201717" calcext:value-type="float">
            <text:p>0,10</text:p>
          </table:table-cell>
          <table:table-cell table:style-name="ce4" table:formula="of:=COS(RADIANS([.$A61])) * TAN(RADIANS([.M$3]))" office:value-type="float" office:value="0.10586710399469" calcext:value-type="float">
            <text:p>0,11</text:p>
          </table:table-cell>
          <table:table-cell table:style-name="ce4" table:formula="of:=COS(RADIANS([.$A61])) * TAN(RADIANS([.N$3]))" office:value-type="float" office:value="0.115766600634073" calcext:value-type="float">
            <text:p>0,12</text:p>
          </table:table-cell>
          <table:table-cell table:style-name="ce4" table:formula="of:=COS(RADIANS([.$A61])) * TAN(RADIANS([.O$3]))" office:value-type="float" office:value="0.125739828830292" calcext:value-type="float">
            <text:p>0,13</text:p>
          </table:table-cell>
          <table:table-cell table:style-name="ce4" table:formula="of:=COS(RADIANS([.$A61])) * TAN(RADIANS([.P$3]))" office:value-type="float" office:value="0.135793762870734" calcext:value-type="float">
            <text:p>0,14</text:p>
          </table:table-cell>
          <table:table-cell table:style-name="ce4" table:formula="of:=COS(RADIANS([.$A61])) * TAN(RADIANS([.Q$3]))" office:value-type="float" office:value="0.145935589598742" calcext:value-type="float">
            <text:p>0,15</text:p>
          </table:table-cell>
          <table:table-cell table:style-name="ce4" table:formula="of:=COS(RADIANS([.$A61])) * TAN(RADIANS([.R$3]))" office:value-type="float" office:value="0.156172730194689" calcext:value-type="float">
            <text:p>0,16</text:p>
          </table:table-cell>
          <table:table-cell table:style-name="ce4" table:formula="of:=COS(RADIANS([.$A61])) * TAN(RADIANS([.S$3]))" office:value-type="float" office:value="0.166512863324131" calcext:value-type="float">
            <text:p>0,17</text:p>
          </table:table-cell>
          <table:table-cell table:style-name="ce4" table:formula="of:=COS(RADIANS([.$A61])) * TAN(RADIANS([.T$3]))" office:value-type="float" office:value="0.176963949813666" calcext:value-type="float">
            <text:p>0,18</text:p>
          </table:table-cell>
          <table:table-cell table:style-name="ce4" table:formula="of:=COS(RADIANS([.$A61])) * TAN(RADIANS([.U$3]))" office:value-type="float" office:value="0.187534259031111" calcext:value-type="float">
            <text:p>0,19</text:p>
          </table:table-cell>
          <table:table-cell table:style-name="ce4" table:formula="of:=COS(RADIANS([.$A61])) * TAN(RADIANS([.V$3]))" office:value-type="float" office:value="0.198232397164938" calcext:value-type="float">
            <text:p>0,20</text:p>
          </table:table-cell>
          <table:table-cell table:style-name="ce4" table:formula="of:=COS(RADIANS([.$A61])) * TAN(RADIANS([.W$3]))" office:value-type="float" office:value="0.209067337618663" calcext:value-type="float">
            <text:p>0,21</text:p>
          </table:table-cell>
          <table:table-cell table:style-name="ce4" table:formula="of:=COS(RADIANS([.$A61])) * TAN(RADIANS([.X$3]))" office:value-type="float" office:value="0.220048453759623" calcext:value-type="float">
            <text:p>0,22</text:p>
          </table:table-cell>
          <table:table-cell table:style-name="ce4" table:formula="of:=COS(RADIANS([.$A61])) * TAN(RADIANS([.Y$3]))" office:value-type="float" office:value="0.23118555428858" calcext:value-type="float">
            <text:p>0,23</text:p>
          </table:table-cell>
          <table:table-cell table:style-name="ce4" table:formula="of:=COS(RADIANS([.$A61])) * TAN(RADIANS([.Z$3]))" office:value-type="float" office:value="0.24248892152745" calcext:value-type="float">
            <text:p>0,24</text:p>
          </table:table-cell>
          <table:table-cell table:style-name="ce4" table:formula="of:=COS(RADIANS([.$A61])) * TAN(RADIANS([.AA$3]))" office:value-type="float" office:value="0.253969352957656" calcext:value-type="float">
            <text:p>0,25</text:p>
          </table:table-cell>
          <table:table-cell table:style-name="ce4" table:formula="of:=COS(RADIANS([.$A61])) * TAN(RADIANS([.AB$3]))" office:value-type="float" office:value="0.265638206381892" calcext:value-type="float">
            <text:p>0,27</text:p>
          </table:table-cell>
          <table:table-cell table:style-name="ce4" table:formula="of:=COS(RADIANS([.$A61])) * TAN(RADIANS([.AC$3]))" office:value-type="float" office:value="0.277507449128244" calcext:value-type="float">
            <text:p>0,28</text:p>
          </table:table-cell>
          <table:table-cell table:style-name="ce4" table:formula="of:=COS(RADIANS([.$A61])) * TAN(RADIANS([.AD$3]))" office:value-type="float" office:value="0.289589711768496" calcext:value-type="float">
            <text:p>0,29</text:p>
          </table:table-cell>
          <table:table-cell table:style-name="ce4" table:formula="of:=COS(RADIANS([.$A61])) * TAN(RADIANS([.AE$3]))" office:value-type="float" office:value="0.301898346883331" calcext:value-type="float">
            <text:p>0,30</text:p>
          </table:table-cell>
          <table:table-cell table:style-name="ce4" table:formula="of:=COS(RADIANS([.$A61])) * TAN(RADIANS([.AF$3]))" office:value-type="float" office:value="0.314447493477104" calcext:value-type="float">
            <text:p>0,31</text:p>
          </table:table-cell>
          <table:table-cell table:style-name="ce4" table:formula="of:=COS(RADIANS([.$A61])) * TAN(RADIANS([.AG$3]))" office:value-type="float" office:value="0.327252147725702" calcext:value-type="float">
            <text:p>0,33</text:p>
          </table:table-cell>
          <table:table-cell table:style-name="ce4" table:formula="of:=COS(RADIANS([.$A61])) * TAN(RADIANS([.AH$3]))" office:value-type="float" office:value="0.340328240834362" calcext:value-type="float">
            <text:p>0,34</text:p>
          </table:table-cell>
          <table:table-cell table:style-name="ce4" table:formula="of:=COS(RADIANS([.$A61])) * TAN(RADIANS([.AI$3]))" office:value-type="float" office:value="0.353692724890523" calcext:value-type="float">
            <text:p>0,35</text:p>
          </table:table-cell>
          <table:table-cell table:style-name="ce4" table:formula="of:=COS(RADIANS([.$A61])) * TAN(RADIANS([.AJ$3]))" office:value-type="float" office:value="0.367363667722476" calcext:value-type="float">
            <text:p>0,37</text:p>
          </table:table-cell>
          <table:table-cell table:style-name="ce4" table:formula="of:=COS(RADIANS([.$A61])) * TAN(RADIANS([.AK$3]))" office:value-type="float" office:value="0.381360357920784" calcext:value-type="float">
            <text:p>0,38</text:p>
          </table:table-cell>
          <table:table-cell table:style-name="ce4" table:formula="of:=COS(RADIANS([.$A61])) * TAN(RADIANS([.AL$3]))" office:value-type="float" office:value="0.395703421350218" calcext:value-type="float">
            <text:p>0,40</text:p>
          </table:table-cell>
          <table:table-cell table:style-name="ce4" table:formula="of:=COS(RADIANS([.$A61])) * TAN(RADIANS([.AM$3]))" office:value-type="float" office:value="0.410414950679651" calcext:value-type="float">
            <text:p>0,41</text:p>
          </table:table-cell>
          <table:table-cell table:style-name="ce4" table:formula="of:=COS(RADIANS([.$A61])) * TAN(RADIANS([.AN$3]))" office:value-type="float" office:value="0.42551864969173" calcext:value-type="float">
            <text:p>0,43</text:p>
          </table:table-cell>
          <table:table-cell table:style-name="ce4" table:formula="of:=COS(RADIANS([.$A61])) * TAN(RADIANS([.AO$3]))" office:value-type="float" office:value="0.441039994409906" calcext:value-type="float">
            <text:p>0,44</text:p>
          </table:table-cell>
          <table:table-cell table:style-name="ce4" table:formula="of:=COS(RADIANS([.$A61])) * TAN(RADIANS([.AP$3]))" office:value-type="float" office:value="0.457006413405859" calcext:value-type="float">
            <text:p>0,46</text:p>
          </table:table-cell>
          <table:table-cell table:style-name="ce4" table:formula="of:=COS(RADIANS([.$A61])) * TAN(RADIANS([.AQ$3]))" office:value-type="float" office:value="0.473447490035591" calcext:value-type="float">
            <text:p>0,47</text:p>
          </table:table-cell>
          <table:table-cell table:style-name="ce4" table:formula="of:=COS(RADIANS([.$A61])) * TAN(RADIANS([.AR$3]))" office:value-type="float" office:value="0.490395189810003" calcext:value-type="float">
            <text:p>0,49</text:p>
          </table:table-cell>
          <table:table-cell table:style-name="ce4" table:formula="of:=COS(RADIANS([.$A61])) * TAN(RADIANS([.AS$3]))" office:value-type="float" office:value="0.507884116650971" calcext:value-type="float">
            <text:p>0,51</text:p>
          </table:table-cell>
          <table:table-cell table:style-name="ce4" table:formula="of:=COS(RADIANS([.$A61])) * TAN(RADIANS([.AT$3]))" office:value-type="float" office:value="0.525951802435769" calcext:value-type="float">
            <text:p>0,53</text:p>
          </table:table-cell>
          <table:table-cell table:style-name="ce4" table:formula="of:=COS(RADIANS([.$A61])) * TAN(RADIANS([.AU$3]))" office:value-type="float" office:value="0.544639035015027" calcext:value-type="float">
            <text:p>0,54</text:p>
          </table:table-cell>
          <table:table-cell table:style-name="ce4" table:formula="of:=COS(RADIANS([.$A61])) * TAN(RADIANS([.AV$3]))" office:value-type="float" office:value="0.563990230831704" calcext:value-type="float">
            <text:p>0,56</text:p>
          </table:table-cell>
          <table:table-cell table:style-name="ce4" table:formula="of:=COS(RADIANS([.$A61])) * TAN(RADIANS([.AW$3]))" office:value-type="float" office:value="0.584053859408153" calcext:value-type="float">
            <text:p>0,58</text:p>
          </table:table-cell>
          <table:table-cell table:style-name="ce4" table:formula="of:=COS(RADIANS([.$A61])) * TAN(RADIANS([.AX$3]))" office:value-type="float" office:value="0.604882928352184" calcext:value-type="float">
            <text:p>0,60</text:p>
          </table:table-cell>
          <table:table-cell table:style-name="ce4" table:formula="of:=COS(RADIANS([.$A61])) * TAN(RADIANS([.AY$3]))" office:value-type="float" office:value="0.626535539220624" calcext:value-type="float">
            <text:p>0,63</text:p>
          </table:table-cell>
          <table:table-cell table:style-name="ce4" table:formula="of:=COS(RADIANS([.$A61])) * TAN(RADIANS([.AZ$3]))" office:value-type="float" office:value="0.649075526646202" calcext:value-type="float">
            <text:p>0,65</text:p>
          </table:table-cell>
          <table:table-cell table:style-name="ce4" table:formula="of:=COS(RADIANS([.$A61])) * TAN(RADIANS([.BA$3]))" office:value-type="float" office:value="0.672573195678051" calcext:value-type="float">
            <text:p>0,67</text:p>
          </table:table-cell>
          <table:table-cell table:style-name="ce4" table:formula="of:=COS(RADIANS([.$A61])) * TAN(RADIANS([.BB$3]))" office:value-type="float" office:value="0.697106175433197" calcext:value-type="float">
            <text:p>0,70</text:p>
          </table:table-cell>
          <table:table-cell table:style-name="ce4" table:formula="of:=COS(RADIANS([.$A61])) * TAN(RADIANS([.BC$3]))" office:value-type="float" office:value="0.722760411069029" calcext:value-type="float">
            <text:p>0,72</text:p>
          </table:table-cell>
          <table:table-cell table:style-name="ce4" table:formula="of:=COS(RADIANS([.$A61])) * TAN(RADIANS([.BD$3]))" office:value-type="float" office:value="0.74963132097755" calcext:value-type="float">
            <text:p>0,75</text:p>
          </table:table-cell>
          <table:table-cell table:style-name="ce4" table:formula="of:=COS(RADIANS([.$A61])) * TAN(RADIANS([.BE$3]))" office:value-type="float" office:value="0.77782515225066" calcext:value-type="float">
            <text:p>0,78</text:p>
          </table:table-cell>
          <table:table-cell table:style-name="ce4" table:formula="of:=COS(RADIANS([.$A61])) * TAN(RADIANS([.BF$3]))" office:value-type="float" office:value="0.807460575241723" calcext:value-type="float">
            <text:p>0,81</text:p>
          </table:table-cell>
          <table:table-cell table:style-name="ce4" table:formula="of:=COS(RADIANS([.$A61])) * TAN(RADIANS([.BG$3]))" office:value-type="float" office:value="0.838670567945424" calcext:value-type="float">
            <text:p>0,84</text:p>
          </table:table-cell>
          <table:table-cell table:style-name="ce4" table:formula="of:=COS(RADIANS([.$A61])) * TAN(RADIANS([.BH$3]))" office:value-type="float" office:value="0.871604653598146" calcext:value-type="float">
            <text:p>0,87</text:p>
          </table:table-cell>
          <table:table-cell table:style-name="ce4" table:formula="of:=COS(RADIANS([.$A61])) * TAN(RADIANS([.BI$3]))" office:value-type="float" office:value="0.906431571262695" calcext:value-type="float">
            <text:p>0,91</text:p>
          </table:table-cell>
          <table:table-cell table:style-name="ce4" table:formula="of:=COS(RADIANS([.$A61])) * TAN(RADIANS([.BJ$3]))" office:value-type="float" office:value="0.943342480431312" calcext:value-type="float">
            <text:p>0,94</text:p>
          </table:table-cell>
          <table:table-cell table:style-name="ce4" table:formula="of:=COS(RADIANS([.$A61])) * TAN(RADIANS([.BK$3]))" office:value-type="float" office:value="0.982554828552054" calcext:value-type="float">
            <text:p>0,98</text:p>
          </table:table-cell>
          <table:table-cell table:style-name="ce4" table:formula="of:=COS(RADIANS([.$A61])) * TAN(RADIANS([.BL$3]))" office:value-type="float" office:value="1.02431704721345" calcext:value-type="float">
            <text:p>1,02</text:p>
          </table:table-cell>
          <table:table-cell table:style-name="ce4" table:formula="of:=COS(RADIANS([.$A61])) * TAN(RADIANS([.BM$3]))" office:value-type="float" office:value="1.06891429182868" calcext:value-type="float">
            <text:p>1,07</text:p>
          </table:table-cell>
          <table:table-cell table:style-name="ce4" table:formula="of:=COS(RADIANS([.$A61])) * TAN(RADIANS([.BN$3]))" office:value-type="float" office:value="1.11667550576535" calcext:value-type="float">
            <text:p>1,12</text:p>
          </table:table-cell>
          <table:table-cell table:style-name="ce4" table:formula="of:=COS(RADIANS([.$A61])) * TAN(RADIANS([.BO$3]))" office:value-type="float" office:value="1.16798217976937" calcext:value-type="float">
            <text:p>1,17</text:p>
          </table:table-cell>
          <table:table-cell table:style-name="ce4" table:formula="of:=COS(RADIANS([.$A61])) * TAN(RADIANS([.BP$3]))" office:value-type="float" office:value="1.22327930114746" calcext:value-type="float">
            <text:p>1,22</text:p>
          </table:table-cell>
          <table:table-cell table:style-name="ce4" table:formula="of:=COS(RADIANS([.$A61])) * TAN(RADIANS([.BQ$3]))" office:value-type="float" office:value="1.28308915916012" calcext:value-type="float">
            <text:p>1,28</text:p>
          </table:table-cell>
          <table:table-cell table:style-name="ce4" table:formula="of:=COS(RADIANS([.$A61])) * TAN(RADIANS([.BR$3]))" office:value-type="float" office:value="1.34802891542303" calcext:value-type="float">
            <text:p>1,35</text:p>
          </table:table-cell>
          <table:table-cell table:style-name="ce4" table:formula="of:=COS(RADIANS([.$A61])) * TAN(RADIANS([.BS$3]))" office:value-type="float" office:value="1.41883319432303" calcext:value-type="float">
            <text:p>1,42</text:p>
          </table:table-cell>
          <table:table-cell table:style-name="ce4" table:formula="of:=COS(RADIANS([.$A61])) * TAN(RADIANS([.BT$3]))" office:value-type="float" office:value="1.49638345045734" calcext:value-type="float">
            <text:p>1,50</text:p>
          </table:table-cell>
          <table:table-cell table:style-name="ce4" table:formula="of:=COS(RADIANS([.$A61])) * TAN(RADIANS([.BU$3]))" office:value-type="float" office:value="1.5817466098975" calcext:value-type="float">
            <text:p>1,58</text:p>
          </table:table-cell>
          <table:table-cell table:style-name="ce4" table:formula="of:=COS(RADIANS([.$A61])) * TAN(RADIANS([.BV$3]))" office:value-type="float" office:value="1.67622659176877" calcext:value-type="float">
            <text:p>1,68</text:p>
          </table:table-cell>
          <table:table-cell table:style-name="ce4" table:formula="of:=COS(RADIANS([.$A61])) * TAN(RADIANS([.BW$3]))" office:value-type="float" office:value="1.78143401380758" calcext:value-type="float">
            <text:p>1,78</text:p>
          </table:table-cell>
          <table:table-cell table:style-name="ce4" table:formula="of:=COS(RADIANS([.$A61])) * TAN(RADIANS([.BX$3]))" office:value-type="float" office:value="1.89938203739098" calcext:value-type="float">
            <text:p>1,90</text:p>
          </table:table-cell>
          <table:table-cell table:style-name="ce4" table:formula="of:=COS(RADIANS([.$A61])) * TAN(RADIANS([.BY$3]))" office:value-type="float" office:value="2.03262055046137" calcext:value-type="float">
            <text:p>2,03</text:p>
          </table:table-cell>
          <table:table-cell table:style-name="ce4" table:formula="of:=COS(RADIANS([.$A61])) * TAN(RADIANS([.BZ$3]))" office:value-type="float" office:value="2.18442785729763" calcext:value-type="float">
            <text:p>2,18</text:p>
          </table:table-cell>
          <table:table-cell table:style-name="ce4" table:formula="of:=COS(RADIANS([.$A61])) * TAN(RADIANS([.CA$3]))" office:value-type="float" office:value="2.35909084036099" calcext:value-type="float">
            <text:p>2,36</text:p>
          </table:table-cell>
          <table:table-cell table:style-name="ce4" table:formula="of:=COS(RADIANS([.$A61])) * TAN(RADIANS([.CB$3]))" office:value-type="float" office:value="2.56232520292899" calcext:value-type="float">
            <text:p>2,56</text:p>
          </table:table-cell>
          <table:table-cell table:style-name="ce4" table:formula="of:=COS(RADIANS([.$A61])) * TAN(RADIANS([.CC$3]))" office:value-type="float" office:value="2.80192493484075" calcext:value-type="float">
            <text:p>2,80</text:p>
          </table:table-cell>
          <table:table-cell table:style-name="ce4" table:formula="of:=COS(RADIANS([.$A61])) * TAN(RADIANS([.CD$3]))" office:value-type="float" office:value="3.08880145753486" calcext:value-type="float">
            <text:p>3,09</text:p>
          </table:table-cell>
          <table:table-cell table:style-name="ce4" table:formula="of:=COS(RADIANS([.$A61])) * TAN(RADIANS([.CE$3]))" office:value-type="float" office:value="3.43871553227728" calcext:value-type="float">
            <text:p>3,44</text:p>
          </table:table-cell>
          <table:table-cell table:style-name="ce4" table:formula="of:=COS(RADIANS([.$A61])) * TAN(RADIANS([.CF$3]))" office:value-type="float" office:value="3.87530809937448" calcext:value-type="float">
            <text:p>3,88</text:p>
          </table:table-cell>
          <table:table-cell table:style-name="ce4" table:formula="of:=COS(RADIANS([.$A61])) * TAN(RADIANS([.CG$3]))" office:value-type="float" office:value="4.43572897936017" calcext:value-type="float">
            <text:p>4,44</text:p>
          </table:table-cell>
          <table:table-cell table:style-name="ce4" table:formula="of:=COS(RADIANS([.$A61])) * TAN(RADIANS([.CH$3]))" office:value-type="float" office:value="5.18189427512907" calcext:value-type="float">
            <text:p>5,18</text:p>
          </table:table-cell>
          <table:table-cell table:style-name="ce4" table:formula="of:=COS(RADIANS([.$A61])) * TAN(RADIANS([.CI$3]))" office:value-type="float" office:value="6.22525265634722" calcext:value-type="float">
            <text:p>6,23</text:p>
          </table:table-cell>
          <table:table-cell table:style-name="ce4" table:formula="of:=COS(RADIANS([.$A61])) * TAN(RADIANS([.CJ$3]))" office:value-type="float" office:value="7.78870107012755" calcext:value-type="float">
            <text:p>7,79</text:p>
          </table:table-cell>
          <table:table-cell table:style-name="ce4" table:formula="of:=COS(RADIANS([.$A61])) * TAN(RADIANS([.CK$3]))" office:value-type="float" office:value="10.3923318725941" calcext:value-type="float">
            <text:p>10,39</text:p>
          </table:table-cell>
          <table:table-cell table:style-name="ce4" table:formula="of:=COS(RADIANS([.$A61])) * TAN(RADIANS([.CL$3]))" office:value-type="float" office:value="15.596421354453" calcext:value-type="float">
            <text:p>15,60</text:p>
          </table:table-cell>
          <table:table-cell table:style-name="ce4" table:formula="of:=COS(RADIANS([.$A61])) * TAN(RADIANS([.CM$3]))" office:value-type="float" office:value="31.2023494186246" calcext:value-type="float">
            <text:p>31,20</text:p>
          </table:table-cell>
          <table:table-cell table:number-columns-repeated="933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table:style-name="ce4" table:formula="of:=COS(RADIANS([.$A62])) * TAN(RADIANS([.B$3]))" office:value-type="float" office:value="0" calcext:value-type="float">
            <text:p>0,00</text:p>
          </table:table-cell>
          <table:table-cell table:style-name="ce4" table:formula="of:=COS(RADIANS([.$A62])) * TAN(RADIANS([.C$3]))" office:value-type="float" office:value="0.00924977516390388" calcext:value-type="float">
            <text:p>0,01</text:p>
          </table:table-cell>
          <table:table-cell table:style-name="ce4" table:formula="of:=COS(RADIANS([.$A62])) * TAN(RADIANS([.D$3]))" office:value-type="float" office:value="0.0185051884755243" calcext:value-type="float">
            <text:p>0,02</text:p>
          </table:table-cell>
          <table:table-cell table:style-name="ce4" table:formula="of:=COS(RADIANS([.$A62])) * TAN(RADIANS([.E$3]))" office:value-type="float" office:value="0.0277718918377654" calcext:value-type="float">
            <text:p>0,03</text:p>
          </table:table-cell>
          <table:table-cell table:style-name="ce4" table:formula="of:=COS(RADIANS([.$A62])) * TAN(RADIANS([.F$3]))" office:value-type="float" office:value="0.0370555647352787" calcext:value-type="float">
            <text:p>0,04</text:p>
          </table:table-cell>
          <table:table-cell table:style-name="ce4" table:formula="of:=COS(RADIANS([.$A62])) * TAN(RADIANS([.G$3]))" office:value-type="float" office:value="0.0463619282044041" calcext:value-type="float">
            <text:p>0,05</text:p>
          </table:table-cell>
          <table:table-cell table:style-name="ce4" table:formula="of:=COS(RADIANS([.$A62])) * TAN(RADIANS([.H$3]))" office:value-type="float" office:value="0.0556967590197809" calcext:value-type="float">
            <text:p>0,06</text:p>
          </table:table-cell>
          <table:table-cell table:style-name="ce4" table:formula="of:=COS(RADIANS([.$A62])) * TAN(RADIANS([.I$3]))" office:value-type="float" office:value="0.0650659041728643" calcext:value-type="float">
            <text:p>0,07</text:p>
          </table:table-cell>
          <table:table-cell table:style-name="ce4" table:formula="of:=COS(RADIANS([.$A62])) * TAN(RADIANS([.J$3]))" office:value-type="float" office:value="0.0744752957202117" calcext:value-type="float">
            <text:p>0,07</text:p>
          </table:table-cell>
          <table:table-cell table:style-name="ce4" table:formula="of:=COS(RADIANS([.$A62])) * TAN(RADIANS([.K$3]))" office:value-type="float" office:value="0.0839309660827662" calcext:value-type="float">
            <text:p>0,08</text:p>
          </table:table-cell>
          <table:table-cell table:style-name="ce4" table:formula="of:=COS(RADIANS([.$A62])) * TAN(RADIANS([.L$3]))" office:value-type="float" office:value="0.0934390638814923" calcext:value-type="float">
            <text:p>0,09</text:p>
          </table:table-cell>
          <table:table-cell table:style-name="ce4" table:formula="of:=COS(RADIANS([.$A62])) * TAN(RADIANS([.M$3]))" office:value-type="float" office:value="0.103005870399683" calcext:value-type="float">
            <text:p>0,10</text:p>
          </table:table-cell>
          <table:table-cell table:style-name="ce4" table:formula="of:=COS(RADIANS([.$A62])) * TAN(RADIANS([.N$3]))" office:value-type="float" office:value="0.112637816768118" calcext:value-type="float">
            <text:p>0,11</text:p>
          </table:table-cell>
          <table:table-cell table:style-name="ce4" table:formula="of:=COS(RADIANS([.$A62])) * TAN(RADIANS([.O$3]))" office:value-type="float" office:value="0.122341501976109" calcext:value-type="float">
            <text:p>0,12</text:p>
          </table:table-cell>
          <table:table-cell table:style-name="ce4" table:formula="of:=COS(RADIANS([.$A62])) * TAN(RADIANS([.P$3]))" office:value-type="float" office:value="0.132123711819393" calcext:value-type="float">
            <text:p>0,13</text:p>
          </table:table-cell>
          <table:table-cell table:style-name="ce4" table:formula="of:=COS(RADIANS([.$A62])) * TAN(RADIANS([.Q$3]))" office:value-type="float" office:value="0.141991438904982" calcext:value-type="float">
            <text:p>0,14</text:p>
          </table:table-cell>
          <table:table-cell table:style-name="ce4" table:formula="of:=COS(RADIANS([.$A62])) * TAN(RADIANS([.R$3]))" office:value-type="float" office:value="0.151951903843574" calcext:value-type="float">
            <text:p>0,15</text:p>
          </table:table-cell>
          <table:table-cell table:style-name="ce4" table:formula="of:=COS(RADIANS([.$A62])) * TAN(RADIANS([.S$3]))" office:value-type="float" office:value="0.16201257777209" calcext:value-type="float">
            <text:p>0,16</text:p>
          </table:table-cell>
          <table:table-cell table:style-name="ce4" table:formula="of:=COS(RADIANS([.$A62])) * TAN(RADIANS([.T$3]))" office:value-type="float" office:value="0.172181206362618" calcext:value-type="float">
            <text:p>0,17</text:p>
          </table:table-cell>
          <table:table-cell table:style-name="ce4" table:formula="of:=COS(RADIANS([.$A62])) * TAN(RADIANS([.U$3]))" office:value-type="float" office:value="0.182465835489635" calcext:value-type="float">
            <text:p>0,18</text:p>
          </table:table-cell>
          <table:table-cell table:style-name="ce4" table:formula="of:=COS(RADIANS([.$A62])) * TAN(RADIANS([.V$3]))" office:value-type="float" office:value="0.192874838745133" calcext:value-type="float">
            <text:p>0,19</text:p>
          </table:table-cell>
          <table:table-cell table:style-name="ce4" table:formula="of:=COS(RADIANS([.$A62])) * TAN(RADIANS([.W$3]))" office:value-type="float" office:value="0.203416947011557" calcext:value-type="float">
            <text:p>0,20</text:p>
          </table:table-cell>
          <table:table-cell table:style-name="ce4" table:formula="of:=COS(RADIANS([.$A62])) * TAN(RADIANS([.X$3]))" office:value-type="float" office:value="0.214101280325485" calcext:value-type="float">
            <text:p>0,21</text:p>
          </table:table-cell>
          <table:table-cell table:style-name="ce4" table:formula="of:=COS(RADIANS([.$A62])) * TAN(RADIANS([.Y$3]))" office:value-type="float" office:value="0.224937382291319" calcext:value-type="float">
            <text:p>0,22</text:p>
          </table:table-cell>
          <table:table-cell table:style-name="ce4" table:formula="of:=COS(RADIANS([.$A62])) * TAN(RADIANS([.Z$3]))" office:value-type="float" office:value="0.235935257334217" calcext:value-type="float">
            <text:p>0,24</text:p>
          </table:table-cell>
          <table:table-cell table:style-name="ce4" table:formula="of:=COS(RADIANS([.$A62])) * TAN(RADIANS([.AA$3]))" office:value-type="float" office:value="0.247105411115806" calcext:value-type="float">
            <text:p>0,25</text:p>
          </table:table-cell>
          <table:table-cell table:style-name="ce4" table:formula="of:=COS(RADIANS([.$A62])) * TAN(RADIANS([.AB$3]))" office:value-type="float" office:value="0.258458894475378" calcext:value-type="float">
            <text:p>0,26</text:p>
          </table:table-cell>
          <table:table-cell table:style-name="ce4" table:formula="of:=COS(RADIANS([.$A62])) * TAN(RADIANS([.AC$3]))" office:value-type="float" office:value="0.270007351304181" calcext:value-type="float">
            <text:p>0,27</text:p>
          </table:table-cell>
          <table:table-cell table:style-name="ce4" table:formula="of:=COS(RADIANS([.$A62])) * TAN(RADIANS([.AD$3]))" office:value-type="float" office:value="0.281763070811906" calcext:value-type="float">
            <text:p>0,28</text:p>
          </table:table-cell>
          <table:table-cell table:style-name="ce4" table:formula="of:=COS(RADIANS([.$A62])) * TAN(RADIANS([.AE$3]))" office:value-type="float" office:value="0.293739044703657" calcext:value-type="float">
            <text:p>0,29</text:p>
          </table:table-cell>
          <table:table-cell table:style-name="ce4" table:formula="of:=COS(RADIANS([.$A62])) * TAN(RADIANS([.AF$3]))" office:value-type="float" office:value="0.305949029853809" calcext:value-type="float">
            <text:p>0,31</text:p>
          </table:table-cell>
          <table:table-cell table:style-name="ce4" table:formula="of:=COS(RADIANS([.$A62])) * TAN(RADIANS([.AG$3]))" office:value-type="float" office:value="0.318407617141793" calcext:value-type="float">
            <text:p>0,32</text:p>
          </table:table-cell>
          <table:table-cell table:style-name="ce4" table:formula="of:=COS(RADIANS([.$A62])) * TAN(RADIANS([.AH$3]))" office:value-type="float" office:value="0.33113030720567" calcext:value-type="float">
            <text:p>0,33</text:p>
          </table:table-cell>
          <table:table-cell table:style-name="ce4" table:formula="of:=COS(RADIANS([.$A62])) * TAN(RADIANS([.AI$3]))" office:value-type="float" office:value="0.344133593974681" calcext:value-type="float">
            <text:p>0,34</text:p>
          </table:table-cell>
          <table:table-cell table:style-name="ce4" table:formula="of:=COS(RADIANS([.$A62])) * TAN(RADIANS([.AJ$3]))" office:value-type="float" office:value="0.357435056964169" calcext:value-type="float">
            <text:p>0,36</text:p>
          </table:table-cell>
          <table:table-cell table:style-name="ce4" table:formula="of:=COS(RADIANS([.$A62])) * TAN(RADIANS([.AK$3]))" office:value-type="float" office:value="0.371053463458633" calcext:value-type="float">
            <text:p>0,37</text:p>
          </table:table-cell>
          <table:table-cell table:style-name="ce4" table:formula="of:=COS(RADIANS([.$A62])) * TAN(RADIANS([.AL$3]))" office:value-type="float" office:value="0.385008881874734" calcext:value-type="float">
            <text:p>0,39</text:p>
          </table:table-cell>
          <table:table-cell table:style-name="ce4" table:formula="of:=COS(RADIANS([.$A62])) * TAN(RADIANS([.AM$3]))" office:value-type="float" office:value="0.399322807790424" calcext:value-type="float">
            <text:p>0,40</text:p>
          </table:table-cell>
          <table:table-cell table:style-name="ce4" table:formula="of:=COS(RADIANS([.$A62])) * TAN(RADIANS([.AN$3]))" office:value-type="float" office:value="0.414018304354418" calcext:value-type="float">
            <text:p>0,41</text:p>
          </table:table-cell>
          <table:table-cell table:style-name="ce4" table:formula="of:=COS(RADIANS([.$A62])) * TAN(RADIANS([.AO$3]))" office:value-type="float" office:value="0.429120159058495" calcext:value-type="float">
            <text:p>0,43</text:p>
          </table:table-cell>
          <table:table-cell table:style-name="ce4" table:formula="of:=COS(RADIANS([.$A62])) * TAN(RADIANS([.AP$3]))" office:value-type="float" office:value="0.444655059171818" calcext:value-type="float">
            <text:p>0,44</text:p>
          </table:table-cell>
          <table:table-cell table:style-name="ce4" table:formula="of:=COS(RADIANS([.$A62])) * TAN(RADIANS([.AQ$3]))" office:value-type="float" office:value="0.460651788511258" calcext:value-type="float">
            <text:p>0,46</text:p>
          </table:table-cell>
          <table:table-cell table:style-name="ce4" table:formula="of:=COS(RADIANS([.$A62])) * TAN(RADIANS([.AR$3]))" office:value-type="float" office:value="0.477141448666913" calcext:value-type="float">
            <text:p>0,48</text:p>
          </table:table-cell>
          <table:table-cell table:style-name="ce4" table:formula="of:=COS(RADIANS([.$A62])) * TAN(RADIANS([.AS$3]))" office:value-type="float" office:value="0.494157708332433" calcext:value-type="float">
            <text:p>0,49</text:p>
          </table:table-cell>
          <table:table-cell table:style-name="ce4" table:formula="of:=COS(RADIANS([.$A62])) * TAN(RADIANS([.AT$3]))" office:value-type="float" office:value="0.51173708502403" calcext:value-type="float">
            <text:p>0,51</text:p>
          </table:table-cell>
          <table:table-cell table:style-name="ce4" table:formula="of:=COS(RADIANS([.$A62])) * TAN(RADIANS([.AU$3]))" office:value-type="float" office:value="0.529919264233205" calcext:value-type="float">
            <text:p>0,53</text:p>
          </table:table-cell>
          <table:table-cell table:style-name="ce4" table:formula="of:=COS(RADIANS([.$A62])) * TAN(RADIANS([.AV$3]))" office:value-type="float" office:value="0.548747461975078" calcext:value-type="float">
            <text:p>0,55</text:p>
          </table:table-cell>
          <table:table-cell table:style-name="ce4" table:formula="of:=COS(RADIANS([.$A62])) * TAN(RADIANS([.AW$3]))" office:value-type="float" office:value="0.568268837802991" calcext:value-type="float">
            <text:p>0,57</text:p>
          </table:table-cell>
          <table:table-cell table:style-name="ce4" table:formula="of:=COS(RADIANS([.$A62])) * TAN(RADIANS([.AX$3]))" office:value-type="float" office:value="0.588534966706475" calcext:value-type="float">
            <text:p>0,59</text:p>
          </table:table-cell>
          <table:table-cell table:style-name="ce4" table:formula="of:=COS(RADIANS([.$A62])) * TAN(RADIANS([.AY$3]))" office:value-type="float" office:value="0.609602379951681" calcext:value-type="float">
            <text:p>0,61</text:p>
          </table:table-cell>
          <table:table-cell table:style-name="ce4" table:formula="of:=COS(RADIANS([.$A62])) * TAN(RADIANS([.AZ$3]))" office:value-type="float" office:value="0.631533186934802" calcext:value-type="float">
            <text:p>0,63</text:p>
          </table:table-cell>
          <table:table-cell table:style-name="ce4" table:formula="of:=COS(RADIANS([.$A62])) * TAN(RADIANS([.BA$3]))" office:value-type="float" office:value="0.654395792594731" calcext:value-type="float">
            <text:p>0,65</text:p>
          </table:table-cell>
          <table:table-cell table:style-name="ce4" table:formula="of:=COS(RADIANS([.$A62])) * TAN(RADIANS([.BB$3]))" office:value-type="float" office:value="0.678265727993203" calcext:value-type="float">
            <text:p>0,68</text:p>
          </table:table-cell>
          <table:table-cell table:style-name="ce4" table:formula="of:=COS(RADIANS([.$A62])) * TAN(RADIANS([.BC$3]))" office:value-type="float" office:value="0.703226615477572" calcext:value-type="float">
            <text:p>0,70</text:p>
          </table:table-cell>
          <table:table-cell table:style-name="ce4" table:formula="of:=COS(RADIANS([.$A62])) * TAN(RADIANS([.BD$3]))" office:value-type="float" office:value="0.72937129459997" calcext:value-type="float">
            <text:p>0,73</text:p>
          </table:table-cell>
          <table:table-cell table:style-name="ce4" table:formula="of:=COS(RADIANS([.$A62])) * TAN(RADIANS([.BE$3]))" office:value-type="float" office:value="0.756803140948899" calcext:value-type="float">
            <text:p>0,76</text:p>
          </table:table-cell>
          <table:table-cell table:style-name="ce4" table:formula="of:=COS(RADIANS([.$A62])) * TAN(RADIANS([.BF$3]))" office:value-type="float" office:value="0.785637617615139" calcext:value-type="float">
            <text:p>0,79</text:p>
          </table:table-cell>
          <table:table-cell table:style-name="ce4" table:formula="of:=COS(RADIANS([.$A62])) * TAN(RADIANS([.BG$3]))" office:value-type="float" office:value="0.816004108643114" calcext:value-type="float">
            <text:p>0,82</text:p>
          </table:table-cell>
          <table:table-cell table:style-name="ce4" table:formula="of:=COS(RADIANS([.$A62])) * TAN(RADIANS([.BH$3]))" office:value-type="float" office:value="0.848048096156426" calcext:value-type="float">
            <text:p>0,85</text:p>
          </table:table-cell>
          <table:table-cell table:style-name="ce4" table:formula="of:=COS(RADIANS([.$A62])) * TAN(RADIANS([.BI$3]))" office:value-type="float" office:value="0.881933758765605" calcext:value-type="float">
            <text:p>0,88</text:p>
          </table:table-cell>
          <table:table-cell table:style-name="ce4" table:formula="of:=COS(RADIANS([.$A62])) * TAN(RADIANS([.BJ$3]))" office:value-type="float" office:value="0.917847089561428" calcext:value-type="float">
            <text:p>0,92</text:p>
          </table:table-cell>
          <table:table-cell table:style-name="ce4" table:formula="of:=COS(RADIANS([.$A62])) * TAN(RADIANS([.BK$3]))" office:value-type="float" office:value="0.955999659114998" calcext:value-type="float">
            <text:p>0,96</text:p>
          </table:table-cell>
          <table:table-cell table:style-name="ce4" table:formula="of:=COS(RADIANS([.$A62])) * TAN(RADIANS([.BL$3]))" office:value-type="float" office:value="0.996633184740244" calcext:value-type="float">
            <text:p>1,00</text:p>
          </table:table-cell>
          <table:table-cell table:style-name="ce4" table:formula="of:=COS(RADIANS([.$A62])) * TAN(RADIANS([.BM$3]))" office:value-type="float" office:value="1.04002511505365" calcext:value-type="float">
            <text:p>1,04</text:p>
          </table:table-cell>
          <table:table-cell table:style-name="ce4" table:formula="of:=COS(RADIANS([.$A62])) * TAN(RADIANS([.BN$3]))" office:value-type="float" office:value="1.08649550318421" calcext:value-type="float">
            <text:p>1,09</text:p>
          </table:table-cell>
          <table:table-cell table:style-name="ce4" table:formula="of:=COS(RADIANS([.$A62])) * TAN(RADIANS([.BO$3]))" office:value-type="float" office:value="1.13641552945944" calcext:value-type="float">
            <text:p>1,14</text:p>
          </table:table-cell>
          <table:table-cell table:style-name="ce4" table:formula="of:=COS(RADIANS([.$A62])) * TAN(RADIANS([.BP$3]))" office:value-type="float" office:value="1.19021815466804" calcext:value-type="float">
            <text:p>1,19</text:p>
          </table:table-cell>
          <table:table-cell table:style-name="ce4" table:formula="of:=COS(RADIANS([.$A62])) * TAN(RADIANS([.BQ$3]))" office:value-type="float" office:value="1.24841155233938" calcext:value-type="float">
            <text:p>1,25</text:p>
          </table:table-cell>
          <table:table-cell table:style-name="ce4" table:formula="of:=COS(RADIANS([.$A62])) * TAN(RADIANS([.BR$3]))" office:value-type="float" office:value="1.31159620427564" calcext:value-type="float">
            <text:p>1,31</text:p>
          </table:table-cell>
          <table:table-cell table:style-name="ce4" table:formula="of:=COS(RADIANS([.$A62])) * TAN(RADIANS([.BS$3]))" office:value-type="float" office:value="1.38048688042451" calcext:value-type="float">
            <text:p>1,38</text:p>
          </table:table-cell>
          <table:table-cell table:style-name="ce4" table:formula="of:=COS(RADIANS([.$A62])) * TAN(RADIANS([.BT$3]))" office:value-type="float" office:value="1.45594121261474" calcext:value-type="float">
            <text:p>1,46</text:p>
          </table:table-cell>
          <table:table-cell table:style-name="ce4" table:formula="of:=COS(RADIANS([.$A62])) * TAN(RADIANS([.BU$3]))" office:value-type="float" office:value="1.53899729147604" calcext:value-type="float">
            <text:p>1,54</text:p>
          </table:table-cell>
          <table:table-cell table:style-name="ce4" table:formula="of:=COS(RADIANS([.$A62])) * TAN(RADIANS([.BV$3]))" office:value-type="float" office:value="1.63092379556256" calcext:value-type="float">
            <text:p>1,63</text:p>
          </table:table-cell>
          <table:table-cell table:style-name="ce4" table:formula="of:=COS(RADIANS([.$A62])) * TAN(RADIANS([.BW$3]))" office:value-type="float" office:value="1.73328781300237" calcext:value-type="float">
            <text:p>1,73</text:p>
          </table:table-cell>
          <table:table-cell table:style-name="ce4" table:formula="of:=COS(RADIANS([.$A62])) * TAN(RADIANS([.BX$3]))" office:value-type="float" office:value="1.84804809615643" calcext:value-type="float">
            <text:p>1,85</text:p>
          </table:table-cell>
          <table:table-cell table:style-name="ce4" table:formula="of:=COS(RADIANS([.$A62])) * TAN(RADIANS([.BY$3]))" office:value-type="float" office:value="1.97768561802784" calcext:value-type="float">
            <text:p>1,98</text:p>
          </table:table-cell>
          <table:table-cell table:style-name="ce4" table:formula="of:=COS(RADIANS([.$A62])) * TAN(RADIANS([.BZ$3]))" office:value-type="float" office:value="2.12539008129988" calcext:value-type="float">
            <text:p>2,13</text:p>
          </table:table-cell>
          <table:table-cell table:style-name="ce4" table:formula="of:=COS(RADIANS([.$A62])) * TAN(RADIANS([.CA$3]))" office:value-type="float" office:value="2.29533250834454" calcext:value-type="float">
            <text:p>2,30</text:p>
          </table:table-cell>
          <table:table-cell table:style-name="ce4" table:formula="of:=COS(RADIANS([.$A62])) * TAN(RADIANS([.CB$3]))" office:value-type="float" office:value="2.49307412610421" calcext:value-type="float">
            <text:p>2,49</text:p>
          </table:table-cell>
          <table:table-cell table:style-name="ce4" table:formula="of:=COS(RADIANS([.$A62])) * TAN(RADIANS([.CC$3]))" office:value-type="float" office:value="2.72619827895096" calcext:value-type="float">
            <text:p>2,73</text:p>
          </table:table-cell>
          <table:table-cell table:style-name="ce4" table:formula="of:=COS(RADIANS([.$A62])) * TAN(RADIANS([.CD$3]))" office:value-type="float" office:value="3.00532148911097" calcext:value-type="float">
            <text:p>3,01</text:p>
          </table:table-cell>
          <table:table-cell table:style-name="ce4" table:formula="of:=COS(RADIANS([.$A62])) * TAN(RADIANS([.CE$3]))" office:value-type="float" office:value="3.34577855720788" calcext:value-type="float">
            <text:p>3,35</text:p>
          </table:table-cell>
          <table:table-cell table:style-name="ce4" table:formula="of:=COS(RADIANS([.$A62])) * TAN(RADIANS([.CF$3]))" office:value-type="float" office:value="3.77057148803306" calcext:value-type="float">
            <text:p>3,77</text:p>
          </table:table-cell>
          <table:table-cell table:style-name="ce4" table:formula="of:=COS(RADIANS([.$A62])) * TAN(RADIANS([.CG$3]))" office:value-type="float" office:value="4.31584606677263" calcext:value-type="float">
            <text:p>4,32</text:p>
          </table:table-cell>
          <table:table-cell table:style-name="ce4" table:formula="of:=COS(RADIANS([.$A62])) * TAN(RADIANS([.CH$3]))" office:value-type="float" office:value="5.04184501122819" calcext:value-type="float">
            <text:p>5,04</text:p>
          </table:table-cell>
          <table:table-cell table:style-name="ce4" table:formula="of:=COS(RADIANS([.$A62])) * TAN(RADIANS([.CI$3]))" office:value-type="float" office:value="6.05700490642633" calcext:value-type="float">
            <text:p>6,06</text:p>
          </table:table-cell>
          <table:table-cell table:style-name="ce4" table:formula="of:=COS(RADIANS([.$A62])) * TAN(RADIANS([.CJ$3]))" office:value-type="float" office:value="7.57819854080141" calcext:value-type="float">
            <text:p>7,58</text:p>
          </table:table-cell>
          <table:table-cell table:style-name="ce4" table:formula="of:=COS(RADIANS([.$A62])) * TAN(RADIANS([.CK$3]))" office:value-type="float" office:value="10.1114619142941" calcext:value-type="float">
            <text:p>10,11</text:p>
          </table:table-cell>
          <table:table-cell table:style-name="ce4" table:formula="of:=COS(RADIANS([.$A62])) * TAN(RADIANS([.CL$3]))" office:value-type="float" office:value="15.1749022700783" calcext:value-type="float">
            <text:p>15,17</text:p>
          </table:table-cell>
          <table:table-cell table:style-name="ce4" table:formula="of:=COS(RADIANS([.$A62])) * TAN(RADIANS([.CM$3]))" office:value-type="float" office:value="30.3590543153204" calcext:value-type="float">
            <text:p>30,36</text:p>
          </table:table-cell>
          <table:table-cell table:number-columns-repeated="933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style-name="ce4" table:formula="of:=COS(RADIANS([.$A63])) * TAN(RADIANS([.B$3]))" office:value-type="float" office:value="0" calcext:value-type="float">
            <text:p>0,00</text:p>
          </table:table-cell>
          <table:table-cell table:style-name="ce4" table:formula="of:=COS(RADIANS([.$A63])) * TAN(RADIANS([.C$3]))" office:value-type="float" office:value="0.00899002303805919" calcext:value-type="float">
            <text:p>0,01</text:p>
          </table:table-cell>
          <table:table-cell table:style-name="ce4" table:formula="of:=COS(RADIANS([.$A63])) * TAN(RADIANS([.D$3]))" office:value-type="float" office:value="0.0179855258934075" calcext:value-type="float">
            <text:p>0,02</text:p>
          </table:table-cell>
          <table:table-cell table:style-name="ce4" table:formula="of:=COS(RADIANS([.$A63])) * TAN(RADIANS([.E$3]))" office:value-type="float" office:value="0.0269920017522486" calcext:value-type="float">
            <text:p>0,03</text:p>
          </table:table-cell>
          <table:table-cell table:style-name="ce4" table:formula="of:=COS(RADIANS([.$A63])) * TAN(RADIANS([.F$3]))" office:value-type="float" office:value="0.036014970607983" calcext:value-type="float">
            <text:p>0,04</text:p>
          </table:table-cell>
          <table:table-cell table:style-name="ce4" table:formula="of:=COS(RADIANS([.$A63])) * TAN(RADIANS([.G$3]))" office:value-type="float" office:value="0.0450599928388454" calcext:value-type="float">
            <text:p>0,05</text:p>
          </table:table-cell>
          <table:table-cell table:style-name="ce4" table:formula="of:=COS(RADIANS([.$A63])) * TAN(RADIANS([.H$3]))" office:value-type="float" office:value="0.0541326829961275" calcext:value-type="float">
            <text:p>0,05</text:p>
          </table:table-cell>
          <table:table-cell table:style-name="ce4" table:formula="of:=COS(RADIANS([.$A63])) * TAN(RADIANS([.I$3]))" office:value-type="float" office:value="0.0632387238761083" calcext:value-type="float">
            <text:p>0,06</text:p>
          </table:table-cell>
          <table:table-cell table:style-name="ce4" table:formula="of:=COS(RADIANS([.$A63])) * TAN(RADIANS([.J$3]))" office:value-type="float" office:value="0.0723838809513718" calcext:value-type="float">
            <text:p>0,07</text:p>
          </table:table-cell>
          <table:table-cell table:style-name="ce4" table:formula="of:=COS(RADIANS([.$A63])) * TAN(RADIANS([.K$3]))" office:value-type="float" office:value="0.0815740172404556" calcext:value-type="float">
            <text:p>0,08</text:p>
          </table:table-cell>
          <table:table-cell table:style-name="ce4" table:formula="of:=COS(RADIANS([.$A63])) * TAN(RADIANS([.L$3]))" office:value-type="float" office:value="0.0908151086987901" calcext:value-type="float">
            <text:p>0,09</text:p>
          </table:table-cell>
          <table:table-cell table:style-name="ce4" table:formula="of:=COS(RADIANS([.$A63])) * TAN(RADIANS([.M$3]))" office:value-type="float" office:value="0.100113260218712" calcext:value-type="float">
            <text:p>0,10</text:p>
          </table:table-cell>
          <table:table-cell table:style-name="ce4" table:formula="of:=COS(RADIANS([.$A63])) * TAN(RADIANS([.N$3]))" office:value-type="float" office:value="0.109474722332028" calcext:value-type="float">
            <text:p>0,11</text:p>
          </table:table-cell>
          <table:table-cell table:style-name="ce4" table:formula="of:=COS(RADIANS([.$A63])) * TAN(RADIANS([.O$3]))" office:value-type="float" office:value="0.118905908715277" calcext:value-type="float">
            <text:p>0,12</text:p>
          </table:table-cell>
          <table:table-cell table:style-name="ce4" table:formula="of:=COS(RADIANS([.$A63])) * TAN(RADIANS([.P$3]))" office:value-type="float" office:value="0.12841341460552" calcext:value-type="float">
            <text:p>0,13</text:p>
          </table:table-cell>
          <table:table-cell table:style-name="ce4" table:formula="of:=COS(RADIANS([.$A63])) * TAN(RADIANS([.Q$3]))" office:value-type="float" office:value="0.138004036243429" calcext:value-type="float">
            <text:p>0,14</text:p>
          </table:table-cell>
          <table:table-cell table:style-name="ce4" table:formula="of:=COS(RADIANS([.$A63])) * TAN(RADIANS([.R$3]))" office:value-type="float" office:value="0.147684791470557" calcext:value-type="float">
            <text:p>0,15</text:p>
          </table:table-cell>
          <table:table-cell table:style-name="ce4" table:formula="of:=COS(RADIANS([.$A63])) * TAN(RADIANS([.S$3]))" office:value-type="float" office:value="0.157462941619407" calcext:value-type="float">
            <text:p>0,16</text:p>
          </table:table-cell>
          <table:table-cell table:style-name="ce4" table:formula="of:=COS(RADIANS([.$A63])) * TAN(RADIANS([.T$3]))" office:value-type="float" office:value="0.167346014848156" calcext:value-type="float">
            <text:p>0,17</text:p>
          </table:table-cell>
          <table:table-cell table:style-name="ce4" table:formula="of:=COS(RADIANS([.$A63])) * TAN(RADIANS([.U$3]))" office:value-type="float" office:value="0.177341831087083" calcext:value-type="float">
            <text:p>0,18</text:p>
          </table:table-cell>
          <table:table-cell table:style-name="ce4" table:formula="of:=COS(RADIANS([.$A63])) * TAN(RADIANS([.V$3]))" office:value-type="float" office:value="0.187458528781026" calcext:value-type="float">
            <text:p>0,19</text:p>
          </table:table-cell>
          <table:table-cell table:style-name="ce4" table:formula="of:=COS(RADIANS([.$A63])) * TAN(RADIANS([.W$3]))" office:value-type="float" office:value="0.197704593631846" calcext:value-type="float">
            <text:p>0,20</text:p>
          </table:table-cell>
          <table:table-cell table:style-name="ce4" table:formula="of:=COS(RADIANS([.$A63])) * TAN(RADIANS([.X$3]))" office:value-type="float" office:value="0.208088889567314" calcext:value-type="float">
            <text:p>0,21</text:p>
          </table:table-cell>
          <table:table-cell table:style-name="ce4" table:formula="of:=COS(RADIANS([.$A63])) * TAN(RADIANS([.Y$3]))" office:value-type="float" office:value="0.218620692188394" calcext:value-type="float">
            <text:p>0,22</text:p>
          </table:table-cell>
          <table:table-cell table:style-name="ce4" table:formula="of:=COS(RADIANS([.$A63])) * TAN(RADIANS([.Z$3]))" office:value-type="float" office:value="0.229309724976043" calcext:value-type="float">
            <text:p>0,23</text:p>
          </table:table-cell>
          <table:table-cell table:style-name="ce4" table:formula="of:=COS(RADIANS([.$A63])) * TAN(RADIANS([.AA$3]))" office:value-type="float" office:value="0.240166198571966" calcext:value-type="float">
            <text:p>0,24</text:p>
          </table:table-cell>
          <table:table-cell table:style-name="ce4" table:formula="of:=COS(RADIANS([.$A63])) * TAN(RADIANS([.AB$3]))" office:value-type="float" office:value="0.251200853485859" calcext:value-type="float">
            <text:p>0,25</text:p>
          </table:table-cell>
          <table:table-cell table:style-name="ce4" table:formula="of:=COS(RADIANS([.$A63])) * TAN(RADIANS([.AC$3]))" office:value-type="float" office:value="0.262425006625291" calcext:value-type="float">
            <text:p>0,26</text:p>
          </table:table-cell>
          <table:table-cell table:style-name="ce4" table:formula="of:=COS(RADIANS([.$A63])) * TAN(RADIANS([.AD$3]))" office:value-type="float" office:value="0.273850602094447" calcext:value-type="float">
            <text:p>0,27</text:p>
          </table:table-cell>
          <table:table-cell table:style-name="ce4" table:formula="of:=COS(RADIANS([.$A63])) * TAN(RADIANS([.AE$3]))" office:value-type="float" office:value="0.285490266765452" calcext:value-type="float">
            <text:p>0,29</text:p>
          </table:table-cell>
          <table:table-cell table:style-name="ce4" table:formula="of:=COS(RADIANS([.$A63])) * TAN(RADIANS([.AF$3]))" office:value-type="float" office:value="0.297357371192226" calcext:value-type="float">
            <text:p>0,30</text:p>
          </table:table-cell>
          <table:table-cell table:style-name="ce4" table:formula="of:=COS(RADIANS([.$A63])) * TAN(RADIANS([.AG$3]))" office:value-type="float" office:value="0.309466096513218" calcext:value-type="float">
            <text:p>0,31</text:p>
          </table:table-cell>
          <table:table-cell table:style-name="ce4" table:formula="of:=COS(RADIANS([.$A63])) * TAN(RADIANS([.AH$3]))" office:value-type="float" office:value="0.321831508077673" calcext:value-type="float">
            <text:p>0,32</text:p>
          </table:table-cell>
          <table:table-cell table:style-name="ce4" table:formula="of:=COS(RADIANS([.$A63])) * TAN(RADIANS([.AI$3]))" office:value-type="float" office:value="0.334469636632417" calcext:value-type="float">
            <text:p>0,33</text:p>
          </table:table-cell>
          <table:table-cell table:style-name="ce4" table:formula="of:=COS(RADIANS([.$A63])) * TAN(RADIANS([.AJ$3]))" office:value-type="float" office:value="0.347397568024959" calcext:value-type="float">
            <text:p>0,35</text:p>
          </table:table-cell>
          <table:table-cell table:style-name="ce4" table:formula="of:=COS(RADIANS([.$A63])) * TAN(RADIANS([.AK$3]))" office:value-type="float" office:value="0.360633542517037" calcext:value-type="float">
            <text:p>0,36</text:p>
          </table:table-cell>
          <table:table-cell table:style-name="ce4" table:formula="of:=COS(RADIANS([.$A63])) * TAN(RADIANS([.AL$3]))" office:value-type="float" office:value="0.374197064964165" calcext:value-type="float">
            <text:p>0,37</text:p>
          </table:table-cell>
          <table:table-cell table:style-name="ce4" table:formula="of:=COS(RADIANS([.$A63])) * TAN(RADIANS([.AM$3]))" office:value-type="float" office:value="0.388109027305618" calcext:value-type="float">
            <text:p>0,39</text:p>
          </table:table-cell>
          <table:table-cell table:style-name="ce4" table:formula="of:=COS(RADIANS([.$A63])) * TAN(RADIANS([.AN$3]))" office:value-type="float" office:value="0.402391845030915" calcext:value-type="float">
            <text:p>0,40</text:p>
          </table:table-cell>
          <table:table-cell table:style-name="ce4" table:formula="of:=COS(RADIANS([.$A63])) * TAN(RADIANS([.AO$3]))" office:value-type="float" office:value="0.417069609549656" calcext:value-type="float">
            <text:p>0,42</text:p>
          </table:table-cell>
          <table:table-cell table:style-name="ce4" table:formula="of:=COS(RADIANS([.$A63])) * TAN(RADIANS([.AP$3]))" office:value-type="float" office:value="0.432168258699283" calcext:value-type="float">
            <text:p>0,43</text:p>
          </table:table-cell>
          <table:table-cell table:style-name="ce4" table:formula="of:=COS(RADIANS([.$A63])) * TAN(RADIANS([.AQ$3]))" office:value-type="float" office:value="0.447715767989711" calcext:value-type="float">
            <text:p>0,45</text:p>
          </table:table-cell>
          <table:table-cell table:style-name="ce4" table:formula="of:=COS(RADIANS([.$A63])) * TAN(RADIANS([.AR$3]))" office:value-type="float" office:value="0.463742365616387" calcext:value-type="float">
            <text:p>0,46</text:p>
          </table:table-cell>
          <table:table-cell table:style-name="ce4" table:formula="of:=COS(RADIANS([.$A63])) * TAN(RADIANS([.AS$3]))" office:value-type="float" office:value="0.480280774788925" calcext:value-type="float">
            <text:p>0,48</text:p>
          </table:table-cell>
          <table:table-cell table:style-name="ce4" table:formula="of:=COS(RADIANS([.$A63])) * TAN(RADIANS([.AT$3]))" office:value-type="float" office:value="0.497366487538884" calcext:value-type="float">
            <text:p>0,50</text:p>
          </table:table-cell>
          <table:table-cell table:style-name="ce4" table:formula="of:=COS(RADIANS([.$A63])) * TAN(RADIANS([.AU$3]))" office:value-type="float" office:value="0.515038074910054" calcext:value-type="float">
            <text:p>0,52</text:p>
          </table:table-cell>
          <table:table-cell table:style-name="ce4" table:formula="of:=COS(RADIANS([.$A63])) * TAN(RADIANS([.AV$3]))" office:value-type="float" office:value="0.533337539325699" calcext:value-type="float">
            <text:p>0,53</text:p>
          </table:table-cell>
          <table:table-cell table:style-name="ce4" table:formula="of:=COS(RADIANS([.$A63])) * TAN(RADIANS([.AW$3]))" office:value-type="float" office:value="0.552310716004891" calcext:value-type="float">
            <text:p>0,55</text:p>
          </table:table-cell>
          <table:table-cell table:style-name="ce4" table:formula="of:=COS(RADIANS([.$A63])) * TAN(RADIANS([.AX$3]))" office:value-type="float" office:value="0.572007731608642" calcext:value-type="float">
            <text:p>0,57</text:p>
          </table:table-cell>
          <table:table-cell table:style-name="ce4" table:formula="of:=COS(RADIANS([.$A63])) * TAN(RADIANS([.AY$3]))" office:value-type="float" office:value="0.592483529892454" calcext:value-type="float">
            <text:p>0,59</text:p>
          </table:table-cell>
          <table:table-cell table:style-name="ce4" table:formula="of:=COS(RADIANS([.$A63])) * TAN(RADIANS([.AZ$3]))" office:value-type="float" office:value="0.613798476096863" calcext:value-type="float">
            <text:p>0,61</text:p>
          </table:table-cell>
          <table:table-cell table:style-name="ce4" table:formula="of:=COS(RADIANS([.$A63])) * TAN(RADIANS([.BA$3]))" office:value-type="float" office:value="0.636019054213713" calcext:value-type="float">
            <text:p>0,64</text:p>
          </table:table-cell>
          <table:table-cell table:style-name="ce4" table:formula="of:=COS(RADIANS([.$A63])) * TAN(RADIANS([.BB$3]))" office:value-type="float" office:value="0.659218674241956" calcext:value-type="float">
            <text:p>0,66</text:p>
          </table:table-cell>
          <table:table-cell table:style-name="ce4" table:formula="of:=COS(RADIANS([.$A63])) * TAN(RADIANS([.BC$3]))" office:value-type="float" office:value="0.683478610246732" calcext:value-type="float">
            <text:p>0,68</text:p>
          </table:table-cell>
          <table:table-cell table:style-name="ce4" table:formula="of:=COS(RADIANS([.$A63])) * TAN(RADIANS([.BD$3]))" office:value-type="float" office:value="0.708889094660477" calcext:value-type="float">
            <text:p>0,71</text:p>
          </table:table-cell>
          <table:table-cell table:style-name="ce4" table:formula="of:=COS(RADIANS([.$A63])) * TAN(RADIANS([.BE$3]))" office:value-type="float" office:value="0.73555060007909" calcext:value-type="float">
            <text:p>0,74</text:p>
          </table:table-cell>
          <table:table-cell table:style-name="ce4" table:formula="of:=COS(RADIANS([.$A63])) * TAN(RADIANS([.BF$3]))" office:value-type="float" office:value="0.763575347159587" calcext:value-type="float">
            <text:p>0,76</text:p>
          </table:table-cell>
          <table:table-cell table:style-name="ce4" table:formula="of:=COS(RADIANS([.$A63])) * TAN(RADIANS([.BG$3]))" office:value-type="float" office:value="0.793089086584503" calcext:value-type="float">
            <text:p>0,79</text:p>
          </table:table-cell>
          <table:table-cell table:style-name="ce4" table:formula="of:=COS(RADIANS([.$A63])) * TAN(RADIANS([.BH$3]))" office:value-type="float" office:value="0.824233215049391" calcext:value-type="float">
            <text:p>0,82</text:p>
          </table:table-cell>
          <table:table-cell table:style-name="ce4" table:formula="of:=COS(RADIANS([.$A63])) * TAN(RADIANS([.BI$3]))" office:value-type="float" office:value="0.857167300702112" calcext:value-type="float">
            <text:p>0,86</text:p>
          </table:table-cell>
          <table:table-cell table:style-name="ce4" table:formula="of:=COS(RADIANS([.$A63])) * TAN(RADIANS([.BJ$3]))" office:value-type="float" office:value="0.892072113576679" calcext:value-type="float">
            <text:p>0,89</text:p>
          </table:table-cell>
          <table:table-cell table:style-name="ce4" table:formula="of:=COS(RADIANS([.$A63])) * TAN(RADIANS([.BK$3]))" office:value-type="float" office:value="0.929153282920799" calcext:value-type="float">
            <text:p>0,93</text:p>
          </table:table-cell>
          <table:table-cell table:style-name="ce4" table:formula="of:=COS(RADIANS([.$A63])) * TAN(RADIANS([.BL$3]))" office:value-type="float" office:value="0.968645738144366" calcext:value-type="float">
            <text:p>0,97</text:p>
          </table:table-cell>
          <table:table-cell table:style-name="ce4" table:formula="of:=COS(RADIANS([.$A63])) * TAN(RADIANS([.BM$3]))" office:value-type="float" office:value="1.01081913655362" calcext:value-type="float">
            <text:p>1,01</text:p>
          </table:table-cell>
          <table:table-cell table:style-name="ce4" table:formula="of:=COS(RADIANS([.$A63])) * TAN(RADIANS([.BN$3]))" office:value-type="float" office:value="1.05598454354769" calcext:value-type="float">
            <text:p>1,06</text:p>
          </table:table-cell>
          <table:table-cell table:style-name="ce4" table:formula="of:=COS(RADIANS([.$A63])) * TAN(RADIANS([.BO$3]))" office:value-type="float" office:value="1.10450271597053" calcext:value-type="float">
            <text:p>1,10</text:p>
          </table:table-cell>
          <table:table-cell table:style-name="ce4" table:formula="of:=COS(RADIANS([.$A63])) * TAN(RADIANS([.BP$3]))" office:value-type="float" office:value="1.15679445620882" calcext:value-type="float">
            <text:p>1,16</text:p>
          </table:table-cell>
          <table:table-cell table:style-name="ce4" table:formula="of:=COS(RADIANS([.$A63])) * TAN(RADIANS([.BQ$3]))" office:value-type="float" office:value="1.21335366726616" calcext:value-type="float">
            <text:p>1,21</text:p>
          </table:table-cell>
          <table:table-cell table:style-name="ce4" table:formula="of:=COS(RADIANS([.$A63])) * TAN(RADIANS([.BR$3]))" office:value-type="float" office:value="1.27476396821871" calcext:value-type="float">
            <text:p>1,27</text:p>
          </table:table-cell>
          <table:table-cell table:style-name="ce4" table:formula="of:=COS(RADIANS([.$A63])) * TAN(RADIANS([.BS$3]))" office:value-type="float" office:value="1.34172005684913" calcext:value-type="float">
            <text:p>1,34</text:p>
          </table:table-cell>
          <table:table-cell table:style-name="ce4" table:formula="of:=COS(RADIANS([.$A63])) * TAN(RADIANS([.BT$3]))" office:value-type="float" office:value="1.41505548097475" calcext:value-type="float">
            <text:p>1,42</text:p>
          </table:table-cell>
          <table:table-cell table:style-name="ce4" table:formula="of:=COS(RADIANS([.$A63])) * TAN(RADIANS([.BU$3]))" office:value-type="float" office:value="1.49577917957099" calcext:value-type="float">
            <text:p>1,50</text:p>
          </table:table-cell>
          <table:table-cell table:style-name="ce4" table:formula="of:=COS(RADIANS([.$A63])) * TAN(RADIANS([.BV$3]))" office:value-type="float" office:value="1.58512420416911" calcext:value-type="float">
            <text:p>1,59</text:p>
          </table:table-cell>
          <table:table-cell table:style-name="ce4" table:formula="of:=COS(RADIANS([.$A63])) * TAN(RADIANS([.BW$3]))" office:value-type="float" office:value="1.68461363593858" calcext:value-type="float">
            <text:p>1,68</text:p>
          </table:table-cell>
          <table:table-cell table:style-name="ce4" table:formula="of:=COS(RADIANS([.$A63])) * TAN(RADIANS([.BX$3]))" office:value-type="float" office:value="1.79615122156934" calcext:value-type="float">
            <text:p>1,80</text:p>
          </table:table-cell>
          <table:table-cell table:style-name="ce4" table:formula="of:=COS(RADIANS([.$A63])) * TAN(RADIANS([.BY$3]))" office:value-type="float" office:value="1.92214826339679" calcext:value-type="float">
            <text:p>1,92</text:p>
          </table:table-cell>
          <table:table-cell table:style-name="ce4" table:formula="of:=COS(RADIANS([.$A63])) * TAN(RADIANS([.BZ$3]))" office:value-type="float" office:value="2.06570489089425" calcext:value-type="float">
            <text:p>2,07</text:p>
          </table:table-cell>
          <table:table-cell table:style-name="ce4" table:formula="of:=COS(RADIANS([.$A63])) * TAN(RADIANS([.CA$3]))" office:value-type="float" office:value="2.23087499581065" calcext:value-type="float">
            <text:p>2,23</text:p>
          </table:table-cell>
          <table:table-cell table:style-name="ce4" table:formula="of:=COS(RADIANS([.$A63])) * TAN(RADIANS([.CB$3]))" office:value-type="float" office:value="2.42306363474966" calcext:value-type="float">
            <text:p>2,42</text:p>
          </table:table-cell>
          <table:table-cell table:style-name="ce4" table:formula="of:=COS(RADIANS([.$A63])) * TAN(RADIANS([.CC$3]))" office:value-type="float" office:value="2.64964119665614" calcext:value-type="float">
            <text:p>2,65</text:p>
          </table:table-cell>
          <table:table-cell table:style-name="ce4" table:formula="of:=COS(RADIANS([.$A63])) * TAN(RADIANS([.CD$3]))" office:value-type="float" office:value="2.92092607064829" calcext:value-type="float">
            <text:p>2,92</text:p>
          </table:table-cell>
          <table:table-cell table:style-name="ce4" table:formula="of:=COS(RADIANS([.$A63])) * TAN(RADIANS([.CE$3]))" office:value-type="float" office:value="3.25182242557867" calcext:value-type="float">
            <text:p>3,25</text:p>
          </table:table-cell>
          <table:table-cell table:style-name="ce4" table:formula="of:=COS(RADIANS([.$A63])) * TAN(RADIANS([.CF$3]))" office:value-type="float" office:value="3.66468632409005" calcext:value-type="float">
            <text:p>3,66</text:p>
          </table:table-cell>
          <table:table-cell table:style-name="ce4" table:formula="of:=COS(RADIANS([.$A63])) * TAN(RADIANS([.CG$3]))" office:value-type="float" office:value="4.19464850566461" calcext:value-type="float">
            <text:p>4,19</text:p>
          </table:table-cell>
          <table:table-cell table:style-name="ce4" table:formula="of:=COS(RADIANS([.$A63])) * TAN(RADIANS([.CH$3]))" office:value-type="float" office:value="4.90025995249545" calcext:value-type="float">
            <text:p>4,90</text:p>
          </table:table-cell>
          <table:table-cell table:style-name="ce4" table:formula="of:=COS(RADIANS([.$A63])) * TAN(RADIANS([.CI$3]))" office:value-type="float" office:value="5.88691213413542" calcext:value-type="float">
            <text:p>5,89</text:p>
          </table:table-cell>
          <table:table-cell table:style-name="ce4" table:formula="of:=COS(RADIANS([.$A63])) * TAN(RADIANS([.CJ$3]))" office:value-type="float" office:value="7.36538761878809" calcext:value-type="float">
            <text:p>7,37</text:p>
          </table:table-cell>
          <table:table-cell table:style-name="ce4" table:formula="of:=COS(RADIANS([.$A63])) * TAN(RADIANS([.CK$3]))" office:value-type="float" office:value="9.82751190674312" calcext:value-type="float">
            <text:p>9,83</text:p>
          </table:table-cell>
          <table:table-cell table:style-name="ce4" table:formula="of:=COS(RADIANS([.$A63])) * TAN(RADIANS([.CL$3]))" office:value-type="float" office:value="14.7487607634695" calcext:value-type="float">
            <text:p>14,75</text:p>
          </table:table-cell>
          <table:table-cell table:style-name="ce4" table:formula="of:=COS(RADIANS([.$A63])) * TAN(RADIANS([.CM$3]))" office:value-type="float" office:value="29.5065115499771" calcext:value-type="float">
            <text:p>29,51</text:p>
          </table:table-cell>
          <table:table-cell table:number-columns-repeated="933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table:style-name="ce4" table:formula="of:=COS(RADIANS([.$A64])) * TAN(RADIANS([.B$3]))" office:value-type="float" office:value="0" calcext:value-type="float">
            <text:p>0,00</text:p>
          </table:table-cell>
          <table:table-cell table:style-name="ce4" table:formula="of:=COS(RADIANS([.$A64])) * TAN(RADIANS([.C$3]))" office:value-type="float" office:value="0.00872753246410879" calcext:value-type="float">
            <text:p>0,01</text:p>
          </table:table-cell>
          <table:table-cell table:style-name="ce4" table:formula="of:=COS(RADIANS([.$A64])) * TAN(RADIANS([.D$3]))" office:value-type="float" office:value="0.0174603847458739" calcext:value-type="float">
            <text:p>0,02</text:p>
          </table:table-cell>
          <table:table-cell table:style-name="ce4" table:formula="of:=COS(RADIANS([.$A64])) * TAN(RADIANS([.E$3]))" office:value-type="float" office:value="0.0262038896415206" calcext:value-type="float">
            <text:p>0,03</text:p>
          </table:table-cell>
          <table:table-cell table:style-name="ce4" table:formula="of:=COS(RADIANS([.$A64])) * TAN(RADIANS([.F$3]))" office:value-type="float" office:value="0.0349634059717552" calcext:value-type="float">
            <text:p>0,03</text:p>
          </table:table-cell>
          <table:table-cell table:style-name="ce4" table:formula="of:=COS(RADIANS([.$A64])) * TAN(RADIANS([.G$3]))" office:value-type="float" office:value="0.043744331762962" calcext:value-type="float">
            <text:p>0,04</text:p>
          </table:table-cell>
          <table:table-cell table:style-name="ce4" table:formula="of:=COS(RADIANS([.$A64])) * TAN(RADIANS([.H$3]))" office:value-type="float" office:value="0.0525521176328382" calcext:value-type="float">
            <text:p>0,05</text:p>
          </table:table-cell>
          <table:table-cell table:style-name="ce4" table:formula="of:=COS(RADIANS([.$A64])) * TAN(RADIANS([.I$3]))" office:value-type="float" office:value="0.0613922804514523" calcext:value-type="float">
            <text:p>0,06</text:p>
          </table:table-cell>
          <table:table-cell table:style-name="ce4" table:formula="of:=COS(RADIANS([.$A64])) * TAN(RADIANS([.J$3]))" office:value-type="float" office:value="0.0702704173511957" calcext:value-type="float">
            <text:p>0,07</text:p>
          </table:table-cell>
          <table:table-cell table:style-name="ce4" table:formula="of:=COS(RADIANS([.$A64])) * TAN(RADIANS([.K$3]))" office:value-type="float" office:value="0.0791922201622682" calcext:value-type="float">
            <text:p>0,08</text:p>
          </table:table-cell>
          <table:table-cell table:style-name="ce4" table:formula="of:=COS(RADIANS([.$A64])) * TAN(RADIANS([.L$3]))" office:value-type="float" office:value="0.0881634903542325" calcext:value-type="float">
            <text:p>0,09</text:p>
          </table:table-cell>
          <table:table-cell table:style-name="ce4" table:formula="of:=COS(RADIANS([.$A64])) * TAN(RADIANS([.M$3]))" office:value-type="float" office:value="0.0971901545688593" calcext:value-type="float">
            <text:p>0,10</text:p>
          </table:table-cell>
          <table:table-cell table:style-name="ce4" table:formula="of:=COS(RADIANS([.$A64])) * TAN(RADIANS([.N$3]))" office:value-type="float" office:value="0.106278280835011" calcext:value-type="float">
            <text:p>0,11</text:p>
          </table:table-cell>
          <table:table-cell table:style-name="ce4" table:formula="of:=COS(RADIANS([.$A64])) * TAN(RADIANS([.O$3]))" office:value-type="float" office:value="0.115434095562782" calcext:value-type="float">
            <text:p>0,12</text:p>
          </table:table-cell>
          <table:table-cell table:style-name="ce4" table:formula="of:=COS(RADIANS([.$A64])) * TAN(RADIANS([.P$3]))" office:value-type="float" office:value="0.12466400142159" calcext:value-type="float">
            <text:p>0,12</text:p>
          </table:table-cell>
          <table:table-cell table:style-name="ce4" table:formula="of:=COS(RADIANS([.$A64])) * TAN(RADIANS([.Q$3]))" office:value-type="float" office:value="0.133974596215561" calcext:value-type="float">
            <text:p>0,13</text:p>
          </table:table-cell>
          <table:table-cell table:style-name="ce4" table:formula="of:=COS(RADIANS([.$A64])) * TAN(RADIANS([.R$3]))" office:value-type="float" office:value="0.143372692879404" calcext:value-type="float">
            <text:p>0,14</text:p>
          </table:table-cell>
          <table:table-cell table:style-name="ce4" table:formula="of:=COS(RADIANS([.$A64])) * TAN(RADIANS([.S$3]))" office:value-type="float" office:value="0.15286534072933" calcext:value-type="float">
            <text:p>0,15</text:p>
          </table:table-cell>
          <table:table-cell table:style-name="ce4" table:formula="of:=COS(RADIANS([.$A64])) * TAN(RADIANS([.T$3]))" office:value-type="float" office:value="0.162459848116453" calcext:value-type="float">
            <text:p>0,16</text:p>
          </table:table-cell>
          <table:table-cell table:style-name="ce4" table:formula="of:=COS(RADIANS([.$A64])) * TAN(RADIANS([.U$3]))" office:value-type="float" office:value="0.172163806644833" calcext:value-type="float">
            <text:p>0,17</text:p>
          </table:table-cell>
          <table:table-cell table:style-name="ce4" table:formula="of:=COS(RADIANS([.$A64])) * TAN(RADIANS([.V$3]))" office:value-type="float" office:value="0.181985117133101" calcext:value-type="float">
            <text:p>0,18</text:p>
          </table:table-cell>
          <table:table-cell table:style-name="ce4" table:formula="of:=COS(RADIANS([.$A64])) * TAN(RADIANS([.W$3]))" office:value-type="float" office:value="0.191932017517708" calcext:value-type="float">
            <text:p>0,19</text:p>
          </table:table-cell>
          <table:table-cell table:style-name="ce4" table:formula="of:=COS(RADIANS([.$A64])) * TAN(RADIANS([.X$3]))" office:value-type="float" office:value="0.202013112917578" calcext:value-type="float">
            <text:p>0,20</text:p>
          </table:table-cell>
          <table:table-cell table:style-name="ce4" table:formula="of:=COS(RADIANS([.$A64])) * TAN(RADIANS([.Y$3]))" office:value-type="float" office:value="0.212237408104802" calcext:value-type="float">
            <text:p>0,21</text:p>
          </table:table-cell>
          <table:table-cell table:style-name="ce4" table:formula="of:=COS(RADIANS([.$A64])) * TAN(RADIANS([.Z$3]))" office:value-type="float" office:value="0.222614342654268" calcext:value-type="float">
            <text:p>0,22</text:p>
          </table:table-cell>
          <table:table-cell table:style-name="ce4" table:formula="of:=COS(RADIANS([.$A64])) * TAN(RADIANS([.AA$3]))" office:value-type="float" office:value="0.233153829077499" calcext:value-type="float">
            <text:p>0,23</text:p>
          </table:table-cell>
          <table:table-cell table:style-name="ce4" table:formula="of:=COS(RADIANS([.$A64])) * TAN(RADIANS([.AB$3]))" office:value-type="float" office:value="0.243866294282931" calcext:value-type="float">
            <text:p>0,24</text:p>
          </table:table-cell>
          <table:table-cell table:style-name="ce4" table:formula="of:=COS(RADIANS([.$A64])) * TAN(RADIANS([.AC$3]))" office:value-type="float" office:value="0.254762724747214" calcext:value-type="float">
            <text:p>0,25</text:p>
          </table:table-cell>
          <table:table-cell table:style-name="ce4" table:formula="of:=COS(RADIANS([.$A64])) * TAN(RADIANS([.AD$3]))" office:value-type="float" office:value="0.265854715830739" calcext:value-type="float">
            <text:p>0,27</text:p>
          </table:table-cell>
          <table:table-cell table:style-name="ce4" table:formula="of:=COS(RADIANS([.$A64])) * TAN(RADIANS([.AE$3]))" office:value-type="float" office:value="0.277154525726385" calcext:value-type="float">
            <text:p>0,28</text:p>
          </table:table-cell>
          <table:table-cell table:style-name="ce4" table:formula="of:=COS(RADIANS([.$A64])) * TAN(RADIANS([.AF$3]))" office:value-type="float" office:value="0.288675134594813" calcext:value-type="float">
            <text:p>0,29</text:p>
          </table:table-cell>
          <table:table-cell table:style-name="ce4" table:formula="of:=COS(RADIANS([.$A64])) * TAN(RADIANS([.AG$3]))" office:value-type="float" office:value="0.30043030951378" calcext:value-type="float">
            <text:p>0,30</text:p>
          </table:table-cell>
          <table:table-cell table:style-name="ce4" table:formula="of:=COS(RADIANS([.$A64])) * TAN(RADIANS([.AH$3]))" office:value-type="float" office:value="0.312434675954664" calcext:value-type="float">
            <text:p>0,31</text:p>
          </table:table-cell>
          <table:table-cell table:style-name="ce4" table:formula="of:=COS(RADIANS([.$A64])) * TAN(RADIANS([.AI$3]))" office:value-type="float" office:value="0.324703796598755" calcext:value-type="float">
            <text:p>0,32</text:p>
          </table:table-cell>
          <table:table-cell table:style-name="ce4" table:formula="of:=COS(RADIANS([.$A64])) * TAN(RADIANS([.AJ$3]))" office:value-type="float" office:value="0.337254258421213" calcext:value-type="float">
            <text:p>0,34</text:p>
          </table:table-cell>
          <table:table-cell table:style-name="ce4" table:formula="of:=COS(RADIANS([.$A64])) * TAN(RADIANS([.AK$3]))" office:value-type="float" office:value="0.350103769104855" calcext:value-type="float">
            <text:p>0,35</text:p>
          </table:table-cell>
          <table:table-cell table:style-name="ce4" table:formula="of:=COS(RADIANS([.$A64])) * TAN(RADIANS([.AL$3]))" office:value-type="float" office:value="0.36327126400268" calcext:value-type="float">
            <text:p>0,36</text:p>
          </table:table-cell>
          <table:table-cell table:style-name="ce4" table:formula="of:=COS(RADIANS([.$A64])) * TAN(RADIANS([.AM$3]))" office:value-type="float" office:value="0.376777025051397" calcext:value-type="float">
            <text:p>0,38</text:p>
          </table:table-cell>
          <table:table-cell table:style-name="ce4" table:formula="of:=COS(RADIANS([.$A64])) * TAN(RADIANS([.AN$3]))" office:value-type="float" office:value="0.390642813253359" calcext:value-type="float">
            <text:p>0,39</text:p>
          </table:table-cell>
          <table:table-cell table:style-name="ce4" table:formula="of:=COS(RADIANS([.$A64])) * TAN(RADIANS([.AO$3]))" office:value-type="float" office:value="0.404892016597504" calcext:value-type="float">
            <text:p>0,40</text:p>
          </table:table-cell>
          <table:table-cell table:style-name="ce4" table:formula="of:=COS(RADIANS([.$A64])) * TAN(RADIANS([.AP$3]))" office:value-type="float" office:value="0.41954981558864" calcext:value-type="float">
            <text:p>0,42</text:p>
          </table:table-cell>
          <table:table-cell table:style-name="ce4" table:formula="of:=COS(RADIANS([.$A64])) * TAN(RADIANS([.AQ$3]))" office:value-type="float" office:value="0.434643368908113" calcext:value-type="float">
            <text:p>0,43</text:p>
          </table:table-cell>
          <table:table-cell table:style-name="ce4" table:formula="of:=COS(RADIANS([.$A64])) * TAN(RADIANS([.AR$3]))" office:value-type="float" office:value="0.45020202214892" calcext:value-type="float">
            <text:p>0,45</text:p>
          </table:table-cell>
          <table:table-cell table:style-name="ce4" table:formula="of:=COS(RADIANS([.$A64])) * TAN(RADIANS([.AS$3]))" office:value-type="float" office:value="0.466257543068831" calcext:value-type="float">
            <text:p>0,47</text:p>
          </table:table-cell>
          <table:table-cell table:style-name="ce4" table:formula="of:=COS(RADIANS([.$A64])) * TAN(RADIANS([.AT$3]))" office:value-type="float" office:value="0.482844387403537" calcext:value-type="float">
            <text:p>0,48</text:p>
          </table:table-cell>
          <table:table-cell table:style-name="ce4" table:formula="of:=COS(RADIANS([.$A64])) * TAN(RADIANS([.AU$3]))" office:value-type="float" office:value="0.5" calcext:value-type="float">
            <text:p>0,50</text:p>
          </table:table-cell>
          <table:table-cell table:style-name="ce4" table:formula="of:=COS(RADIANS([.$A64])) * TAN(RADIANS([.AV$3]))" office:value-type="float" office:value="0.517765156895285" calcext:value-type="float">
            <text:p>0,52</text:p>
          </table:table-cell>
          <table:table-cell table:style-name="ce4" table:formula="of:=COS(RADIANS([.$A64])) * TAN(RADIANS([.AW$3]))" office:value-type="float" office:value="0.536184355012341" calcext:value-type="float">
            <text:p>0,54</text:p>
          </table:table-cell>
          <table:table-cell table:style-name="ce4" table:formula="of:=COS(RADIANS([.$A64])) * TAN(RADIANS([.AX$3]))" office:value-type="float" office:value="0.555306257414596" calcext:value-type="float">
            <text:p>0,56</text:p>
          </table:table-cell>
          <table:table-cell table:style-name="ce4" table:formula="of:=COS(RADIANS([.$A64])) * TAN(RADIANS([.AY$3]))" office:value-type="float" office:value="0.575184203610505" calcext:value-type="float">
            <text:p>0,58</text:p>
          </table:table-cell>
          <table:table-cell table:style-name="ce4" table:formula="of:=COS(RADIANS([.$A64])) * TAN(RADIANS([.AZ$3]))" office:value-type="float" office:value="0.595876796297105" calcext:value-type="float">
            <text:p>0,60</text:p>
          </table:table-cell>
          <table:table-cell table:style-name="ce4" table:formula="of:=COS(RADIANS([.$A64])) * TAN(RADIANS([.BA$3]))" office:value-type="float" office:value="0.617448578267526" calcext:value-type="float">
            <text:p>0,62</text:p>
          </table:table-cell>
          <table:table-cell table:style-name="ce4" table:formula="of:=COS(RADIANS([.$A64])) * TAN(RADIANS([.BB$3]))" office:value-type="float" office:value="0.639970816096539" calcext:value-type="float">
            <text:p>0,64</text:p>
          </table:table-cell>
          <table:table-cell table:style-name="ce4" table:formula="of:=COS(RADIANS([.$A64])) * TAN(RADIANS([.BC$3]))" office:value-type="float" office:value="0.663522410810205" calcext:value-type="float">
            <text:p>0,66</text:p>
          </table:table-cell>
          <table:table-cell table:style-name="ce4" table:formula="of:=COS(RADIANS([.$A64])) * TAN(RADIANS([.BD$3]))" office:value-type="float" office:value="0.688190960235587" calcext:value-type="float">
            <text:p>0,69</text:p>
          </table:table-cell>
          <table:table-cell table:style-name="ce4" table:formula="of:=COS(RADIANS([.$A64])) * TAN(RADIANS([.BE$3]))" office:value-type="float" office:value="0.714074003371057" calcext:value-type="float">
            <text:p>0,71</text:p>
          </table:table-cell>
          <table:table-cell table:style-name="ce4" table:formula="of:=COS(RADIANS([.$A64])) * TAN(RADIANS([.BF$3]))" office:value-type="float" office:value="0.74128048425637" calcext:value-type="float">
            <text:p>0,74</text:p>
          </table:table-cell>
          <table:table-cell table:style-name="ce4" table:formula="of:=COS(RADIANS([.$A64])) * TAN(RADIANS([.BG$3]))" office:value-type="float" office:value="0.769932481907291" calcext:value-type="float">
            <text:p>0,77</text:p>
          </table:table-cell>
          <table:table-cell table:style-name="ce4" table:formula="of:=COS(RADIANS([.$A64])) * TAN(RADIANS([.BH$3]))" office:value-type="float" office:value="0.800167264520525" calcext:value-type="float">
            <text:p>0,80</text:p>
          </table:table-cell>
          <table:table-cell table:style-name="ce4" table:formula="of:=COS(RADIANS([.$A64])) * TAN(RADIANS([.BI$3]))" office:value-type="float" office:value="0.832139741175259" calcext:value-type="float">
            <text:p>0,83</text:p>
          </table:table-cell>
          <table:table-cell table:style-name="ce4" table:formula="of:=COS(RADIANS([.$A64])) * TAN(RADIANS([.BJ$3]))" office:value-type="float" office:value="0.866025403784439" calcext:value-type="float">
            <text:p>0,87</text:p>
          </table:table-cell>
          <table:table-cell table:style-name="ce4" table:formula="of:=COS(RADIANS([.$A64])) * TAN(RADIANS([.BK$3]))" office:value-type="float" office:value="0.902023877635712" calcext:value-type="float">
            <text:p>0,90</text:p>
          </table:table-cell>
          <table:table-cell table:style-name="ce4" table:formula="of:=COS(RADIANS([.$A64])) * TAN(RADIANS([.BL$3]))" office:value-type="float" office:value="0.940363232673166" calcext:value-type="float">
            <text:p>0,94</text:p>
          </table:table-cell>
          <table:table-cell table:style-name="ce4" table:formula="of:=COS(RADIANS([.$A64])) * TAN(RADIANS([.BM$3]))" office:value-type="float" office:value="0.981305252752576" calcext:value-type="float">
            <text:p>0,98</text:p>
          </table:table-cell>
          <table:table-cell table:style-name="ce4" table:formula="of:=COS(RADIANS([.$A64])) * TAN(RADIANS([.BN$3]))" office:value-type="float" office:value="1.02515192078965" calcext:value-type="float">
            <text:p>1,03</text:p>
          </table:table-cell>
          <table:table-cell table:style-name="ce4" table:formula="of:=COS(RADIANS([.$A64])) * TAN(RADIANS([.BO$3]))" office:value-type="float" office:value="1.07225346025478" calcext:value-type="float">
            <text:p>1,07</text:p>
          </table:table-cell>
          <table:table-cell table:style-name="ce4" table:formula="of:=COS(RADIANS([.$A64])) * TAN(RADIANS([.BP$3]))" office:value-type="float" office:value="1.12301838695211" calcext:value-type="float">
            <text:p>1,12</text:p>
          </table:table-cell>
          <table:table-cell table:style-name="ce4" table:formula="of:=COS(RADIANS([.$A64])) * TAN(RADIANS([.BQ$3]))" office:value-type="float" office:value="1.17792618291188" calcext:value-type="float">
            <text:p>1,18</text:p>
          </table:table-cell>
          <table:table-cell table:style-name="ce4" table:formula="of:=COS(RADIANS([.$A64])) * TAN(RADIANS([.BR$3]))" office:value-type="float" office:value="1.23754342670815" calcext:value-type="float">
            <text:p>1,24</text:p>
          </table:table-cell>
          <table:table-cell table:style-name="ce4" table:formula="of:=COS(RADIANS([.$A64])) * TAN(RADIANS([.BS$3]))" office:value-type="float" office:value="1.3025445323469" calcext:value-type="float">
            <text:p>1,30</text:p>
          </table:table-cell>
          <table:table-cell table:style-name="ce4" table:formula="of:=COS(RADIANS([.$A64])) * TAN(RADIANS([.BT$3]))" office:value-type="float" office:value="1.37373870972731" calcext:value-type="float">
            <text:p>1,37</text:p>
          </table:table-cell>
          <table:table-cell table:style-name="ce4" table:formula="of:=COS(RADIANS([.$A64])) * TAN(RADIANS([.BU$3]))" office:value-type="float" office:value="1.45210543883791" calcext:value-type="float">
            <text:p>1,45</text:p>
          </table:table-cell>
          <table:table-cell table:style-name="ce4" table:formula="of:=COS(RADIANS([.$A64])) * TAN(RADIANS([.BV$3]))" office:value-type="float" office:value="1.53884176858763" calcext:value-type="float">
            <text:p>1,54</text:p>
          </table:table-cell>
          <table:table-cell table:style-name="ce4" table:formula="of:=COS(RADIANS([.$A64])) * TAN(RADIANS([.BW$3]))" office:value-type="float" office:value="1.63542630924207" calcext:value-type="float">
            <text:p>1,64</text:p>
          </table:table-cell>
          <table:table-cell table:style-name="ce4" table:formula="of:=COS(RADIANS([.$A64])) * TAN(RADIANS([.BX$3]))" office:value-type="float" office:value="1.74370722192046" calcext:value-type="float">
            <text:p>1,74</text:p>
          </table:table-cell>
          <table:table-cell table:style-name="ce4" table:formula="of:=COS(RADIANS([.$A64])) * TAN(RADIANS([.BY$3]))" office:value-type="float" office:value="1.86602540378444" calcext:value-type="float">
            <text:p>1,87</text:p>
          </table:table-cell>
          <table:table-cell table:style-name="ce4" table:formula="of:=COS(RADIANS([.$A64])) * TAN(RADIANS([.BZ$3]))" office:value-type="float" office:value="2.00539046676792" calcext:value-type="float">
            <text:p>2,01</text:p>
          </table:table-cell>
          <table:table-cell table:style-name="ce4" table:formula="of:=COS(RADIANS([.$A64])) * TAN(RADIANS([.CA$3]))" office:value-type="float" office:value="2.16573793714208" calcext:value-type="float">
            <text:p>2,17</text:p>
          </table:table-cell>
          <table:table-cell table:style-name="ce4" table:formula="of:=COS(RADIANS([.$A64])) * TAN(RADIANS([.CB$3]))" office:value-type="float" office:value="2.35231505473923" calcext:value-type="float">
            <text:p>2,35</text:p>
          </table:table-cell>
          <table:table-cell table:style-name="ce4" table:formula="of:=COS(RADIANS([.$A64])) * TAN(RADIANS([.CC$3]))" office:value-type="float" office:value="2.57227700798515" calcext:value-type="float">
            <text:p>2,57</text:p>
          </table:table-cell>
          <table:table-cell table:style-name="ce4" table:formula="of:=COS(RADIANS([.$A64])) * TAN(RADIANS([.CD$3]))" office:value-type="float" office:value="2.83564090980885" calcext:value-type="float">
            <text:p>2,84</text:p>
          </table:table-cell>
          <table:table-cell table:style-name="ce4" table:formula="of:=COS(RADIANS([.$A64])) * TAN(RADIANS([.CE$3]))" office:value-type="float" office:value="3.15687575733752" calcext:value-type="float">
            <text:p>3,16</text:p>
          </table:table-cell>
          <table:table-cell table:style-name="ce4" table:formula="of:=COS(RADIANS([.$A64])) * TAN(RADIANS([.CF$3]))" office:value-type="float" office:value="3.5576848611921" calcext:value-type="float">
            <text:p>3,56</text:p>
          </table:table-cell>
          <table:table-cell table:style-name="ce4" table:formula="of:=COS(RADIANS([.$A64])) * TAN(RADIANS([.CG$3]))" office:value-type="float" office:value="4.0721732139873" calcext:value-type="float">
            <text:p>4,07</text:p>
          </table:table-cell>
          <table:table-cell table:style-name="ce4" table:formula="of:=COS(RADIANS([.$A64])) * TAN(RADIANS([.CH$3]))" office:value-type="float" office:value="4.75718222711129" calcext:value-type="float">
            <text:p>4,76</text:p>
          </table:table-cell>
          <table:table-cell table:style-name="ce4" table:formula="of:=COS(RADIANS([.$A64])) * TAN(RADIANS([.CI$3]))" office:value-type="float" office:value="5.71502615138066" calcext:value-type="float">
            <text:p>5,72</text:p>
          </table:table-cell>
          <table:table-cell table:style-name="ce4" table:formula="of:=COS(RADIANS([.$A64])) * TAN(RADIANS([.CJ$3]))" office:value-type="float" office:value="7.15033312835597" calcext:value-type="float">
            <text:p>7,15</text:p>
          </table:table-cell>
          <table:table-cell table:style-name="ce4" table:formula="of:=COS(RADIANS([.$A64])) * TAN(RADIANS([.CK$3]))" office:value-type="float" office:value="9.54056834386408" calcext:value-type="float">
            <text:p>9,54</text:p>
          </table:table-cell>
          <table:table-cell table:style-name="ce4" table:formula="of:=COS(RADIANS([.$A64])) * TAN(RADIANS([.CL$3]))" office:value-type="float" office:value="14.3181266414578" calcext:value-type="float">
            <text:p>14,32</text:p>
          </table:table-cell>
          <table:table-cell table:style-name="ce4" table:formula="of:=COS(RADIANS([.$A64])) * TAN(RADIANS([.CM$3]))" office:value-type="float" office:value="28.6449808153796" calcext:value-type="float">
            <text:p>28,64</text:p>
          </table:table-cell>
          <table:table-cell table:number-columns-repeated="93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table:style-name="ce4" table:formula="of:=COS(RADIANS([.$A65])) * TAN(RADIANS([.B$3]))" office:value-type="float" office:value="0" calcext:value-type="float">
            <text:p>0,00</text:p>
          </table:table-cell>
          <table:table-cell table:style-name="ce4" table:formula="of:=COS(RADIANS([.$A65])) * TAN(RADIANS([.C$3]))" office:value-type="float" office:value="0.00846238339922433" calcext:value-type="float">
            <text:p>0,01</text:p>
          </table:table-cell>
          <table:table-cell table:style-name="ce4" table:formula="of:=COS(RADIANS([.$A65])) * TAN(RADIANS([.D$3]))" office:value-type="float" office:value="0.0169299249960041" calcext:value-type="float">
            <text:p>0,02</text:p>
          </table:table-cell>
          <table:table-cell table:style-name="ce4" table:formula="of:=COS(RADIANS([.$A65])) * TAN(RADIANS([.E$3]))" office:value-type="float" office:value="0.0254077955721651" calcext:value-type="float">
            <text:p>0,03</text:p>
          </table:table-cell>
          <table:table-cell table:style-name="ce4" table:formula="of:=COS(RADIANS([.$A65])) * TAN(RADIANS([.F$3]))" office:value-type="float" office:value="0.0339011911433703" calcext:value-type="float">
            <text:p>0,03</text:p>
          </table:table-cell>
          <table:table-cell table:style-name="ce4" table:formula="of:=COS(RADIANS([.$A65])) * TAN(RADIANS([.G$3]))" office:value-type="float" office:value="0.0424153457398628" calcext:value-type="float">
            <text:p>0,04</text:p>
          </table:table-cell>
          <table:table-cell table:style-name="ce4" table:formula="of:=COS(RADIANS([.$A65])) * TAN(RADIANS([.H$3]))" office:value-type="float" office:value="0.0509555443854343" calcext:value-type="float">
            <text:p>0,05</text:p>
          </table:table-cell>
          <table:table-cell table:style-name="ce4" table:formula="of:=COS(RADIANS([.$A65])) * TAN(RADIANS([.I$3]))" office:value-type="float" office:value="0.0595271363434504" calcext:value-type="float">
            <text:p>0,06</text:p>
          </table:table-cell>
          <table:table-cell table:style-name="ce4" table:formula="of:=COS(RADIANS([.$A65])) * TAN(RADIANS([.J$3]))" office:value-type="float" office:value="0.0681355487011696" calcext:value-type="float">
            <text:p>0,07</text:p>
          </table:table-cell>
          <table:table-cell table:style-name="ce4" table:formula="of:=COS(RADIANS([.$A65])) * TAN(RADIANS([.K$3]))" office:value-type="float" office:value="0.0767863003666671" calcext:value-type="float">
            <text:p>0,08</text:p>
          </table:table-cell>
          <table:table-cell table:style-name="ce4" table:formula="of:=COS(RADIANS([.$A65])) * TAN(RADIANS([.L$3]))" office:value-type="float" office:value="0.0854850165564541" calcext:value-type="float">
            <text:p>0,09</text:p>
          </table:table-cell>
          <table:table-cell table:style-name="ce4" table:formula="of:=COS(RADIANS([.$A65])) * TAN(RADIANS([.M$3]))" office:value-type="float" office:value="0.0942374438564229" calcext:value-type="float">
            <text:p>0,09</text:p>
          </table:table-cell>
          <table:table-cell table:style-name="ce4" table:formula="of:=COS(RADIANS([.$A65])) * TAN(RADIANS([.N$3]))" office:value-type="float" office:value="0.103049465944111" calcext:value-type="float">
            <text:p>0,10</text:p>
          </table:table-cell>
          <table:table-cell table:style-name="ce4" table:formula="of:=COS(RADIANS([.$A65])) * TAN(RADIANS([.O$3]))" office:value-type="float" office:value="0.111927120066543" calcext:value-type="float">
            <text:p>0,11</text:p>
          </table:table-cell>
          <table:table-cell table:style-name="ce4" table:formula="of:=COS(RADIANS([.$A65])) * TAN(RADIANS([.P$3]))" office:value-type="float" office:value="0.12087661437518" calcext:value-type="float">
            <text:p>0,12</text:p>
          </table:table-cell>
          <table:table-cell table:style-name="ce4" table:formula="of:=COS(RADIANS([.$A65])) * TAN(RADIANS([.Q$3]))" office:value-type="float" office:value="0.129904346227845" calcext:value-type="float">
            <text:p>0,13</text:p>
          </table:table-cell>
          <table:table-cell table:style-name="ce4" table:formula="of:=COS(RADIANS([.$A65])) * TAN(RADIANS([.R$3]))" office:value-type="float" office:value="0.139016921577117" calcext:value-type="float">
            <text:p>0,14</text:p>
          </table:table-cell>
          <table:table-cell table:style-name="ce4" table:formula="of:=COS(RADIANS([.$A65])) * TAN(RADIANS([.S$3]))" office:value-type="float" office:value="0.148221175575627" calcext:value-type="float">
            <text:p>0,15</text:p>
          </table:table-cell>
          <table:table-cell table:style-name="ce4" table:formula="of:=COS(RADIANS([.$A65])) * TAN(RADIANS([.T$3]))" office:value-type="float" office:value="0.157524194541231" calcext:value-type="float">
            <text:p>0,16</text:p>
          </table:table-cell>
          <table:table-cell table:style-name="ce4" table:formula="of:=COS(RADIANS([.$A65])) * TAN(RADIANS([.U$3]))" office:value-type="float" office:value="0.16693333943929" calcext:value-type="float">
            <text:p>0,17</text:p>
          </table:table-cell>
          <table:table-cell table:style-name="ce4" table:formula="of:=COS(RADIANS([.$A65])) * TAN(RADIANS([.V$3]))" office:value-type="float" office:value="0.176456271055568" calcext:value-type="float">
            <text:p>0,18</text:p>
          </table:table-cell>
          <table:table-cell table:style-name="ce4" table:formula="of:=COS(RADIANS([.$A65])) * TAN(RADIANS([.W$3]))" office:value-type="float" office:value="0.186100977051747" calcext:value-type="float">
            <text:p>0,19</text:p>
          </table:table-cell>
          <table:table-cell table:style-name="ce4" table:formula="of:=COS(RADIANS([.$A65])) * TAN(RADIANS([.X$3]))" office:value-type="float" office:value="0.195875801116703" calcext:value-type="float">
            <text:p>0,20</text:p>
          </table:table-cell>
          <table:table-cell table:style-name="ce4" table:formula="of:=COS(RADIANS([.$A65])) * TAN(RADIANS([.Y$3]))" office:value-type="float" office:value="0.205789474450712" calcext:value-type="float">
            <text:p>0,21</text:p>
          </table:table-cell>
          <table:table-cell table:style-name="ce4" table:formula="of:=COS(RADIANS([.$A65])) * TAN(RADIANS([.Z$3]))" office:value-type="float" office:value="0.215851149847207" calcext:value-type="float">
            <text:p>0,22</text:p>
          </table:table-cell>
          <table:table-cell table:style-name="ce4" table:formula="of:=COS(RADIANS([.$A65])) * TAN(RADIANS([.AA$3]))" office:value-type="float" office:value="0.226070438668084" calcext:value-type="float">
            <text:p>0,23</text:p>
          </table:table-cell>
          <table:table-cell table:style-name="ce4" table:formula="of:=COS(RADIANS([.$A65])) * TAN(RADIANS([.AB$3]))" office:value-type="float" office:value="0.236457451044378" calcext:value-type="float">
            <text:p>0,24</text:p>
          </table:table-cell>
          <table:table-cell table:style-name="ce4" table:formula="of:=COS(RADIANS([.$A65])) * TAN(RADIANS([.AC$3]))" office:value-type="float" office:value="0.247022839675238" calcext:value-type="float">
            <text:p>0,25</text:p>
          </table:table-cell>
          <table:table-cell table:style-name="ce4" table:formula="of:=COS(RADIANS([.$A65])) * TAN(RADIANS([.AD$3]))" office:value-type="float" office:value="0.257777847645197" calcext:value-type="float">
            <text:p>0,26</text:p>
          </table:table-cell>
          <table:table-cell table:style-name="ce4" table:formula="of:=COS(RADIANS([.$A65])) * TAN(RADIANS([.AE$3]))" office:value-type="float" office:value="0.268734360733924" calcext:value-type="float">
            <text:p>0,27</text:p>
          </table:table-cell>
          <table:table-cell table:style-name="ce4" table:formula="of:=COS(RADIANS([.$A65])) * TAN(RADIANS([.AF$3]))" office:value-type="float" office:value="0.279904964754943" calcext:value-type="float">
            <text:p>0,28</text:p>
          </table:table-cell>
          <table:table-cell table:style-name="ce4" table:formula="of:=COS(RADIANS([.$A65])) * TAN(RADIANS([.AG$3]))" office:value-type="float" office:value="0.291303008531731" calcext:value-type="float">
            <text:p>0,29</text:p>
          </table:table-cell>
          <table:table-cell table:style-name="ce4" table:formula="of:=COS(RADIANS([.$A65])) * TAN(RADIANS([.AH$3]))" office:value-type="float" office:value="0.302942673202736" calcext:value-type="float">
            <text:p>0,30</text:p>
          </table:table-cell>
          <table:table-cell table:style-name="ce4" table:formula="of:=COS(RADIANS([.$A65])) * TAN(RADIANS([.AI$3]))" office:value-type="float" office:value="0.314839048643173" calcext:value-type="float">
            <text:p>0,31</text:p>
          </table:table-cell>
          <table:table-cell table:style-name="ce4" table:formula="of:=COS(RADIANS([.$A65])) * TAN(RADIANS([.AJ$3]))" office:value-type="float" office:value="0.327008217903297" calcext:value-type="float">
            <text:p>0,33</text:p>
          </table:table-cell>
          <table:table-cell table:style-name="ce4" table:formula="of:=COS(RADIANS([.$A65])) * TAN(RADIANS([.AK$3]))" office:value-type="float" office:value="0.339467350693072" calcext:value-type="float">
            <text:p>0,34</text:p>
          </table:table-cell>
          <table:table-cell table:style-name="ce4" table:formula="of:=COS(RADIANS([.$A65])) * TAN(RADIANS([.AL$3]))" office:value-type="float" office:value="0.352234807095093" calcext:value-type="float">
            <text:p>0,35</text:p>
          </table:table-cell>
          <table:table-cell table:style-name="ce4" table:formula="of:=COS(RADIANS([.$A65])) * TAN(RADIANS([.AM$3]))" office:value-type="float" office:value="0.365330252865425" calcext:value-type="float">
            <text:p>0,37</text:p>
          </table:table-cell>
          <table:table-cell table:style-name="ce4" table:formula="of:=COS(RADIANS([.$A65])) * TAN(RADIANS([.AN$3]))" office:value-type="float" office:value="0.378774787890643" calcext:value-type="float">
            <text:p>0,38</text:p>
          </table:table-cell>
          <table:table-cell table:style-name="ce4" table:formula="of:=COS(RADIANS([.$A65])) * TAN(RADIANS([.AO$3]))" office:value-type="float" office:value="0.392591089614819" calcext:value-type="float">
            <text:p>0,39</text:p>
          </table:table-cell>
          <table:table-cell table:style-name="ce4" table:formula="of:=COS(RADIANS([.$A65])) * TAN(RADIANS([.AP$3]))" office:value-type="float" office:value="0.406803573539899" calcext:value-type="float">
            <text:p>0,41</text:p>
          </table:table-cell>
          <table:table-cell table:style-name="ce4" table:formula="of:=COS(RADIANS([.$A65])) * TAN(RADIANS([.AQ$3]))" office:value-type="float" office:value="0.421438573245862" calcext:value-type="float">
            <text:p>0,42</text:p>
          </table:table-cell>
          <table:table-cell table:style-name="ce4" table:formula="of:=COS(RADIANS([.$A65])) * TAN(RADIANS([.AR$3]))" office:value-type="float" office:value="0.436524542784302" calcext:value-type="float">
            <text:p>0,44</text:p>
          </table:table-cell>
          <table:table-cell table:style-name="ce4" table:formula="of:=COS(RADIANS([.$A65])) * TAN(RADIANS([.AS$3]))" office:value-type="float" office:value="0.45209228478438" calcext:value-type="float">
            <text:p>0,45</text:p>
          </table:table-cell>
          <table:table-cell table:style-name="ce4" table:formula="of:=COS(RADIANS([.$A65])) * TAN(RADIANS([.AT$3]))" office:value-type="float" office:value="0.468175208190368" calcext:value-type="float">
            <text:p>0,47</text:p>
          </table:table-cell>
          <table:table-cell table:style-name="ce4" table:formula="of:=COS(RADIANS([.$A65])) * TAN(RADIANS([.AU$3]))" office:value-type="float" office:value="0.484809620246337" calcext:value-type="float">
            <text:p>0,48</text:p>
          </table:table-cell>
          <table:table-cell table:style-name="ce4" table:formula="of:=COS(RADIANS([.$A65])) * TAN(RADIANS([.AV$3]))" office:value-type="float" office:value="0.502035058182376" calcext:value-type="float">
            <text:p>0,50</text:p>
          </table:table-cell>
          <table:table-cell table:style-name="ce4" table:formula="of:=COS(RADIANS([.$A65])) * TAN(RADIANS([.AW$3]))" office:value-type="float" office:value="0.519894667071121" calcext:value-type="float">
            <text:p>0,52</text:p>
          </table:table-cell>
          <table:table-cell table:style-name="ce4" table:formula="of:=COS(RADIANS([.$A65])) * TAN(RADIANS([.AX$3]))" office:value-type="float" office:value="0.53843563155517" calcext:value-type="float">
            <text:p>0,54</text:p>
          </table:table-cell>
          <table:table-cell table:style-name="ce4" table:formula="of:=COS(RADIANS([.$A65])) * TAN(RADIANS([.AY$3]))" office:value-type="float" office:value="0.557709670648201" calcext:value-type="float">
            <text:p>0,56</text:p>
          </table:table-cell>
          <table:table-cell table:style-name="ce4" table:formula="of:=COS(RADIANS([.$A65])) * TAN(RADIANS([.AZ$3]))" office:value-type="float" office:value="0.577773606652807" calcext:value-type="float">
            <text:p>0,58</text:p>
          </table:table-cell>
          <table:table-cell table:style-name="ce4" table:formula="of:=COS(RADIANS([.$A65])) * TAN(RADIANS([.BA$3]))" office:value-type="float" office:value="0.59869002150304" calcext:value-type="float">
            <text:p>0,60</text:p>
          </table:table-cell>
          <table:table-cell table:style-name="ce4" table:formula="of:=COS(RADIANS([.$A65])) * TAN(RADIANS([.BB$3]))" office:value-type="float" office:value="0.620528016641003" calcext:value-type="float">
            <text:p>0,62</text:p>
          </table:table-cell>
          <table:table-cell table:style-name="ce4" table:formula="of:=COS(RADIANS([.$A65])) * TAN(RADIANS([.BC$3]))" office:value-type="float" office:value="0.643364096019659" calcext:value-type="float">
            <text:p>0,64</text:p>
          </table:table-cell>
          <table:table-cell table:style-name="ce4" table:formula="of:=COS(RADIANS([.$A65])) * TAN(RADIANS([.BD$3]))" office:value-type="float" office:value="0.667283196177554" calcext:value-type="float">
            <text:p>0,67</text:p>
          </table:table-cell>
          <table:table-cell table:style-name="ce4" table:formula="of:=COS(RADIANS([.$A65])) * TAN(RADIANS([.BE$3]))" office:value-type="float" office:value="0.692379892804208" calcext:value-type="float">
            <text:p>0,69</text:p>
          </table:table-cell>
          <table:table-cell table:style-name="ce4" table:formula="of:=COS(RADIANS([.$A65])) * TAN(RADIANS([.BF$3]))" office:value-type="float" office:value="0.718759820136703" calcext:value-type="float">
            <text:p>0,72</text:p>
          </table:table-cell>
          <table:table-cell table:style-name="ce4" table:formula="of:=COS(RADIANS([.$A65])) * TAN(RADIANS([.BG$3]))" office:value-type="float" office:value="0.746541348337587" calcext:value-type="float">
            <text:p>0,75</text:p>
          </table:table-cell>
          <table:table-cell table:style-name="ce4" table:formula="of:=COS(RADIANS([.$A65])) * TAN(RADIANS([.BH$3]))" office:value-type="float" office:value="0.775857575291492" calcext:value-type="float">
            <text:p>0,78</text:p>
          </table:table-cell>
          <table:table-cell table:style-name="ce4" table:formula="of:=COS(RADIANS([.$A65])) * TAN(RADIANS([.BI$3]))" office:value-type="float" office:value="0.806858703822125" calcext:value-type="float">
            <text:p>0,81</text:p>
          </table:table-cell>
          <table:table-cell table:style-name="ce4" table:formula="of:=COS(RADIANS([.$A65])) * TAN(RADIANS([.BJ$3]))" office:value-type="float" office:value="0.839714894264829" calcext:value-type="float">
            <text:p>0,84</text:p>
          </table:table-cell>
          <table:table-cell table:style-name="ce4" table:formula="of:=COS(RADIANS([.$A65])) * TAN(RADIANS([.BK$3]))" office:value-type="float" office:value="0.874619707139396" calcext:value-type="float">
            <text:p>0,87</text:p>
          </table:table-cell>
          <table:table-cell table:style-name="ce4" table:formula="of:=COS(RADIANS([.$A65])) * TAN(RADIANS([.BL$3]))" office:value-type="float" office:value="0.911794283451791" calcext:value-type="float">
            <text:p>0,91</text:p>
          </table:table-cell>
          <table:table-cell table:style-name="ce4" table:formula="of:=COS(RADIANS([.$A65])) * TAN(RADIANS([.BM$3]))" office:value-type="float" office:value="0.951492453865424" calcext:value-type="float">
            <text:p>0,95</text:p>
          </table:table-cell>
          <table:table-cell table:style-name="ce4" table:formula="of:=COS(RADIANS([.$A65])) * TAN(RADIANS([.BN$3]))" office:value-type="float" office:value="0.994007026825665" calcext:value-type="float">
            <text:p>0,99</text:p>
          </table:table-cell>
          <table:table-cell table:style-name="ce4" table:formula="of:=COS(RADIANS([.$A65])) * TAN(RADIANS([.BO$3]))" office:value-type="float" office:value="1.03967758574788" calcext:value-type="float">
            <text:p>1,04</text:p>
          </table:table-cell>
          <table:table-cell table:style-name="ce4" table:formula="of:=COS(RADIANS([.$A65])) * TAN(RADIANS([.BP$3]))" office:value-type="float" office:value="1.08890023541581" calcext:value-type="float">
            <text:p>1,09</text:p>
          </table:table-cell>
          <table:table-cell table:style-name="ce4" table:formula="of:=COS(RADIANS([.$A65])) * TAN(RADIANS([.BQ$3]))" office:value-type="float" office:value="1.14213989083145" calcext:value-type="float">
            <text:p>1,14</text:p>
          </table:table-cell>
          <table:table-cell table:style-name="ce4" table:formula="of:=COS(RADIANS([.$A65])) * TAN(RADIANS([.BR$3]))" office:value-type="float" office:value="1.19994591748146" calcext:value-type="float">
            <text:p>1,20</text:p>
          </table:table-cell>
          <table:table-cell table:style-name="ce4" table:formula="of:=COS(RADIANS([.$A65])) * TAN(RADIANS([.BS$3]))" office:value-type="float" office:value="1.26297224016209" calcext:value-type="float">
            <text:p>1,26</text:p>
          </table:table-cell>
          <table:table-cell table:style-name="ce4" table:formula="of:=COS(RADIANS([.$A65])) * TAN(RADIANS([.BT$3]))" office:value-type="float" office:value="1.33200348436118" calcext:value-type="float">
            <text:p>1,33</text:p>
          </table:table-cell>
          <table:table-cell table:style-name="ce4" table:formula="of:=COS(RADIANS([.$A65])) * TAN(RADIANS([.BU$3]))" office:value-type="float" office:value="1.4079893727213" calcext:value-type="float">
            <text:p>1,41</text:p>
          </table:table-cell>
          <table:table-cell table:style-name="ce4" table:formula="of:=COS(RADIANS([.$A65])) * TAN(RADIANS([.BV$3]))" office:value-type="float" office:value="1.49209058689634" calcext:value-type="float">
            <text:p>1,49</text:p>
          </table:table-cell>
          <table:table-cell table:style-name="ce4" table:formula="of:=COS(RADIANS([.$A65])) * TAN(RADIANS([.BW$3]))" office:value-type="float" office:value="1.58574081584903" calcext:value-type="float">
            <text:p>1,59</text:p>
          </table:table-cell>
          <table:table-cell table:style-name="ce4" table:formula="of:=COS(RADIANS([.$A65])) * TAN(RADIANS([.BX$3]))" office:value-type="float" office:value="1.6907320721601" calcext:value-type="float">
            <text:p>1,69</text:p>
          </table:table-cell>
          <table:table-cell table:style-name="ce4" table:formula="of:=COS(RADIANS([.$A65])) * TAN(RADIANS([.BY$3]))" office:value-type="float" office:value="1.8093341347575" calcext:value-type="float">
            <text:p>1,81</text:p>
          </table:table-cell>
          <table:table-cell table:style-name="ce4" table:formula="of:=COS(RADIANS([.$A65])) * TAN(RADIANS([.BZ$3]))" office:value-type="float" office:value="1.94446518127876" calcext:value-type="float">
            <text:p>1,94</text:p>
          </table:table-cell>
          <table:table-cell table:style-name="ce4" table:formula="of:=COS(RADIANS([.$A65])) * TAN(RADIANS([.CA$3]))" office:value-type="float" office:value="2.09994117371787" calcext:value-type="float">
            <text:p>2,10</text:p>
          </table:table-cell>
          <table:table-cell table:style-name="ce4" table:formula="of:=COS(RADIANS([.$A65])) * TAN(RADIANS([.CB$3]))" office:value-type="float" office:value="2.28084993677573" calcext:value-type="float">
            <text:p>2,28</text:p>
          </table:table-cell>
          <table:table-cell table:style-name="ce4" table:formula="of:=COS(RADIANS([.$A65])) * TAN(RADIANS([.CC$3]))" office:value-type="float" office:value="2.49412927881933" calcext:value-type="float">
            <text:p>2,49</text:p>
          </table:table-cell>
          <table:table-cell table:style-name="ce4" table:formula="of:=COS(RADIANS([.$A65])) * TAN(RADIANS([.CD$3]))" office:value-type="float" office:value="2.74949198527882" calcext:value-type="float">
            <text:p>2,75</text:p>
          </table:table-cell>
          <table:table-cell table:style-name="ce4" table:formula="of:=COS(RADIANS([.$A65])) * TAN(RADIANS([.CE$3]))" office:value-type="float" office:value="3.06096747415934" calcext:value-type="float">
            <text:p>3,06</text:p>
          </table:table-cell>
          <table:table-cell table:style-name="ce4" table:formula="of:=COS(RADIANS([.$A65])) * TAN(RADIANS([.CF$3]))" office:value-type="float" office:value="3.44959969302137" calcext:value-type="float">
            <text:p>3,45</text:p>
          </table:table-cell>
          <table:table-cell table:style-name="ce4" table:formula="of:=COS(RADIANS([.$A65])) * TAN(RADIANS([.CG$3]))" office:value-type="float" office:value="3.94845749890098" calcext:value-type="float">
            <text:p>3,95</text:p>
          </table:table-cell>
          <table:table-cell table:style-name="ce4" table:formula="of:=COS(RADIANS([.$A65])) * TAN(RADIANS([.CH$3]))" office:value-type="float" office:value="4.6126554179369" calcext:value-type="float">
            <text:p>4,61</text:p>
          </table:table-cell>
          <table:table-cell table:style-name="ce4" table:formula="of:=COS(RADIANS([.$A65])) * TAN(RADIANS([.CI$3]))" office:value-type="float" office:value="5.54139931629749" calcext:value-type="float">
            <text:p>5,54</text:p>
          </table:table-cell>
          <table:table-cell table:style-name="ce4" table:formula="of:=COS(RADIANS([.$A65])) * TAN(RADIANS([.CJ$3]))" office:value-type="float" office:value="6.93310057718612" calcext:value-type="float">
            <text:p>6,93</text:p>
          </table:table-cell>
          <table:table-cell table:style-name="ce4" table:formula="of:=COS(RADIANS([.$A65])) * TAN(RADIANS([.CK$3]))" office:value-type="float" office:value="9.25071863144594" calcext:value-type="float">
            <text:p>9,25</text:p>
          </table:table-cell>
          <table:table-cell table:style-name="ce4" table:formula="of:=COS(RADIANS([.$A65])) * TAN(RADIANS([.CL$3]))" office:value-type="float" office:value="13.8831310793682" calcext:value-type="float">
            <text:p>13,88</text:p>
          </table:table-cell>
          <table:table-cell table:style-name="ce4" table:formula="of:=COS(RADIANS([.$A65])) * TAN(RADIANS([.CM$3]))" office:value-type="float" office:value="27.7747245421356" calcext:value-type="float">
            <text:p>27,77</text:p>
          </table:table-cell>
          <table:table-cell table:number-columns-repeated="93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table:style-name="ce4" table:formula="of:=COS(RADIANS([.$A66])) * TAN(RADIANS([.B$3]))" office:value-type="float" office:value="0" calcext:value-type="float">
            <text:p>0,00</text:p>
          </table:table-cell>
          <table:table-cell table:style-name="ce4" table:formula="of:=COS(RADIANS([.$A66])) * TAN(RADIANS([.C$3]))" office:value-type="float" office:value="0.0081946566103795" calcext:value-type="float">
            <text:p>0,01</text:p>
          </table:table-cell>
          <table:table-cell table:style-name="ce4" table:formula="of:=COS(RADIANS([.$A66])) * TAN(RADIANS([.D$3]))" office:value-type="float" office:value="0.0163943082269767" calcext:value-type="float">
            <text:p>0,02</text:p>
          </table:table-cell>
          <table:table-cell table:style-name="ce4" table:formula="of:=COS(RADIANS([.$A66])) * TAN(RADIANS([.E$3]))" office:value-type="float" office:value="0.0246039620421474" calcext:value-type="float">
            <text:p>0,02</text:p>
          </table:table-cell>
          <table:table-cell table:style-name="ce4" table:formula="of:=COS(RADIANS([.$A66])) * TAN(RADIANS([.F$3]))" office:value-type="float" office:value="0.0328286496837549" calcext:value-type="float">
            <text:p>0,03</text:p>
          </table:table-cell>
          <table:table-cell table:style-name="ce4" table:formula="of:=COS(RADIANS([.$A66])) * TAN(RADIANS([.G$3]))" office:value-type="float" office:value="0.0410734395915645" calcext:value-type="float">
            <text:p>0,04</text:p>
          </table:table-cell>
          <table:table-cell table:style-name="ce4" table:formula="of:=COS(RADIANS([.$A66])) * TAN(RADIANS([.H$3]))" office:value-type="float" office:value="0.0493434495855931" calcext:value-type="float">
            <text:p>0,05</text:p>
          </table:table-cell>
          <table:table-cell table:style-name="ce4" table:formula="of:=COS(RADIANS([.$A66])) * TAN(RADIANS([.I$3]))" office:value-type="float" office:value="0.057643859693066" calcext:value-type="float">
            <text:p>0,06</text:p>
          </table:table-cell>
          <table:table-cell table:style-name="ce4" table:formula="of:=COS(RADIANS([.$A66])) * TAN(RADIANS([.J$3]))" office:value-type="float" office:value="0.0659799253029653" calcext:value-type="float">
            <text:p>0,07</text:p>
          </table:table-cell>
          <table:table-cell table:style-name="ce4" table:formula="of:=COS(RADIANS([.$A66])) * TAN(RADIANS([.K$3]))" office:value-type="float" office:value="0.0743569907201287" calcext:value-type="float">
            <text:p>0,07</text:p>
          </table:table-cell>
          <table:table-cell table:style-name="ce4" table:formula="of:=COS(RADIANS([.$A66])) * TAN(RADIANS([.L$3]))" office:value-type="float" office:value="0.0827805031945207" calcext:value-type="float">
            <text:p>0,08</text:p>
          </table:table-cell>
          <table:table-cell table:style-name="ce4" table:formula="of:=COS(RADIANS([.$A66])) * TAN(RADIANS([.M$3]))" office:value-type="float" office:value="0.0912560275056893" calcext:value-type="float">
            <text:p>0,09</text:p>
          </table:table-cell>
          <table:table-cell table:style-name="ce4" table:formula="of:=COS(RADIANS([.$A66])) * TAN(RADIANS([.N$3]))" office:value-type="float" office:value="0.0997892611876209" calcext:value-type="float">
            <text:p>0,10</text:p>
          </table:table-cell>
          <table:table-cell table:style-name="ce4" table:formula="of:=COS(RADIANS([.$A66])) * TAN(RADIANS([.O$3]))" office:value-type="float" office:value="0.10838605048527" calcext:value-type="float">
            <text:p>0,11</text:p>
          </table:table-cell>
          <table:table-cell table:style-name="ce4" table:formula="of:=COS(RADIANS([.$A66])) * TAN(RADIANS([.P$3]))" office:value-type="float" office:value="0.117052407141073" calcext:value-type="float">
            <text:p>0,12</text:p>
          </table:table-cell>
          <table:table-cell table:style-name="ce4" table:formula="of:=COS(RADIANS([.$A66])) * TAN(RADIANS([.Q$3]))" office:value-type="float" office:value="0.125794526117857" calcext:value-type="float">
            <text:p>0,13</text:p>
          </table:table-cell>
          <table:table-cell table:style-name="ce4" table:formula="of:=COS(RADIANS([.$A66])) * TAN(RADIANS([.R$3]))" office:value-type="float" office:value="0.134618804373831" calcext:value-type="float">
            <text:p>0,13</text:p>
          </table:table-cell>
          <table:table-cell table:style-name="ce4" table:formula="of:=COS(RADIANS([.$A66])) * TAN(RADIANS([.S$3]))" office:value-type="float" office:value="0.143531860815993" calcext:value-type="float">
            <text:p>0,14</text:p>
          </table:table-cell>
          <table:table-cell table:style-name="ce4" table:formula="of:=COS(RADIANS([.$A66])) * TAN(RADIANS([.T$3]))" office:value-type="float" office:value="0.152540557570379" calcext:value-type="float">
            <text:p>0,15</text:p>
          </table:table-cell>
          <table:table-cell table:style-name="ce4" table:formula="of:=COS(RADIANS([.$A66])) * TAN(RADIANS([.U$3]))" office:value-type="float" office:value="0.161652022721435" calcext:value-type="float">
            <text:p>0,16</text:p>
          </table:table-cell>
          <table:table-cell table:style-name="ce4" table:formula="of:=COS(RADIANS([.$A66])) * TAN(RADIANS([.V$3]))" office:value-type="float" office:value="0.170873674688501" calcext:value-type="float">
            <text:p>0,17</text:p>
          </table:table-cell>
          <table:table-cell table:style-name="ce4" table:formula="of:=COS(RADIANS([.$A66])) * TAN(RADIANS([.W$3]))" office:value-type="float" office:value="0.180213248425375" calcext:value-type="float">
            <text:p>0,18</text:p>
          </table:table-cell>
          <table:table-cell table:style-name="ce4" table:formula="of:=COS(RADIANS([.$A66])) * TAN(RADIANS([.X$3]))" office:value-type="float" office:value="0.189678823649316" calcext:value-type="float">
            <text:p>0,19</text:p>
          </table:table-cell>
          <table:table-cell table:style-name="ce4" table:formula="of:=COS(RADIANS([.$A66])) * TAN(RADIANS([.Y$3]))" office:value-type="float" office:value="0.199278855329177" calcext:value-type="float">
            <text:p>0,20</text:p>
          </table:table-cell>
          <table:table-cell table:style-name="ce4" table:formula="of:=COS(RADIANS([.$A66])) * TAN(RADIANS([.Z$3]))" office:value-type="float" office:value="0.209022206688906" calcext:value-type="float">
            <text:p>0,21</text:p>
          </table:table-cell>
          <table:table-cell table:style-name="ce4" table:formula="of:=COS(RADIANS([.$A66])) * TAN(RADIANS([.AA$3]))" office:value-type="float" office:value="0.218918185013056" calcext:value-type="float">
            <text:p>0,22</text:p>
          </table:table-cell>
          <table:table-cell table:style-name="ce4" table:formula="of:=COS(RADIANS([.$A66])) * TAN(RADIANS([.AB$3]))" office:value-type="float" office:value="0.228976580575623" calcext:value-type="float">
            <text:p>0,23</text:p>
          </table:table-cell>
          <table:table-cell table:style-name="ce4" table:formula="of:=COS(RADIANS([.$A66])) * TAN(RADIANS([.AC$3]))" office:value-type="float" office:value="0.239207709053333" calcext:value-type="float">
            <text:p>0,24</text:p>
          </table:table-cell>
          <table:table-cell table:style-name="ce4" table:formula="of:=COS(RADIANS([.$A66])) * TAN(RADIANS([.AD$3]))" office:value-type="float" office:value="0.249622457830112" calcext:value-type="float">
            <text:p>0,25</text:p>
          </table:table-cell>
          <table:table-cell table:style-name="ce4" table:formula="of:=COS(RADIANS([.$A66])) * TAN(RADIANS([.AE$3]))" office:value-type="float" office:value="0.260232336651896" calcext:value-type="float">
            <text:p>0,26</text:p>
          </table:table-cell>
          <table:table-cell table:style-name="ce4" table:formula="of:=COS(RADIANS([.$A66])) * TAN(RADIANS([.AF$3]))" office:value-type="float" office:value="0.271049533151308" calcext:value-type="float">
            <text:p>0,27</text:p>
          </table:table-cell>
          <table:table-cell table:style-name="ce4" table:formula="of:=COS(RADIANS([.$A66])) * TAN(RADIANS([.AG$3]))" office:value-type="float" office:value="0.282086973831366" calcext:value-type="float">
            <text:p>0,28</text:p>
          </table:table-cell>
          <table:table-cell table:style-name="ce4" table:formula="of:=COS(RADIANS([.$A66])) * TAN(RADIANS([.AH$3]))" office:value-type="float" office:value="0.293358391177879" calcext:value-type="float">
            <text:p>0,29</text:p>
          </table:table-cell>
          <table:table-cell table:style-name="ce4" table:formula="of:=COS(RADIANS([.$A66])) * TAN(RADIANS([.AI$3]))" office:value-type="float" office:value="0.304878397663459" calcext:value-type="float">
            <text:p>0,30</text:p>
          </table:table-cell>
          <table:table-cell table:style-name="ce4" table:formula="of:=COS(RADIANS([.$A66])) * TAN(RADIANS([.AJ$3]))" office:value-type="float" office:value="0.316662567514407" calcext:value-type="float">
            <text:p>0,32</text:p>
          </table:table-cell>
          <table:table-cell table:style-name="ce4" table:formula="of:=COS(RADIANS([.$A66])) * TAN(RADIANS([.AK$3]))" office:value-type="float" office:value="0.328727527237774" calcext:value-type="float">
            <text:p>0,33</text:p>
          </table:table-cell>
          <table:table-cell table:style-name="ce4" table:formula="of:=COS(RADIANS([.$A66])) * TAN(RADIANS([.AL$3]))" office:value-type="float" office:value="0.341091056053089" calcext:value-type="float">
            <text:p>0,34</text:p>
          </table:table-cell>
          <table:table-cell table:style-name="ce4" table:formula="of:=COS(RADIANS([.$A66])) * TAN(RADIANS([.AM$3]))" office:value-type="float" office:value="0.353772197545396" calcext:value-type="float">
            <text:p>0,35</text:p>
          </table:table-cell>
          <table:table-cell table:style-name="ce4" table:formula="of:=COS(RADIANS([.$A66])) * TAN(RADIANS([.AN$3]))" office:value-type="float" office:value="0.366791384058262" calcext:value-type="float">
            <text:p>0,37</text:p>
          </table:table-cell>
          <table:table-cell table:style-name="ce4" table:formula="of:=COS(RADIANS([.$A66])) * TAN(RADIANS([.AO$3]))" office:value-type="float" office:value="0.380170575583122" calcext:value-type="float">
            <text:p>0,38</text:p>
          </table:table-cell>
          <table:table-cell table:style-name="ce4" table:formula="of:=COS(RADIANS([.$A66])) * TAN(RADIANS([.AP$3]))" office:value-type="float" office:value="0.393933415181862" calcext:value-type="float">
            <text:p>0,39</text:p>
          </table:table-cell>
          <table:table-cell table:style-name="ce4" table:formula="of:=COS(RADIANS([.$A66])) * TAN(RADIANS([.AQ$3]))" office:value-type="float" office:value="0.408105403311633" calcext:value-type="float">
            <text:p>0,41</text:p>
          </table:table-cell>
          <table:table-cell table:style-name="ce4" table:formula="of:=COS(RADIANS([.$A66])) * TAN(RADIANS([.AR$3]))" office:value-type="float" office:value="0.422714093815243" calcext:value-type="float">
            <text:p>0,42</text:p>
          </table:table-cell>
          <table:table-cell table:style-name="ce4" table:formula="of:=COS(RADIANS([.$A66])) * TAN(RADIANS([.AS$3]))" office:value-type="float" office:value="0.437789314810468" calcext:value-type="float">
            <text:p>0,44</text:p>
          </table:table-cell>
          <table:table-cell table:style-name="ce4" table:formula="of:=COS(RADIANS([.$A66])) * TAN(RADIANS([.AT$3]))" office:value-type="float" office:value="0.453363418273469" calcext:value-type="float">
            <text:p>0,45</text:p>
          </table:table-cell>
          <table:table-cell table:style-name="ce4" table:formula="of:=COS(RADIANS([.$A66])) * TAN(RADIANS([.AU$3]))" office:value-type="float" office:value="0.469471562785891" calcext:value-type="float">
            <text:p>0,47</text:p>
          </table:table-cell>
          <table:table-cell table:style-name="ce4" table:formula="of:=COS(RADIANS([.$A66])) * TAN(RADIANS([.AV$3]))" office:value-type="float" office:value="0.486152034727422" calcext:value-type="float">
            <text:p>0,49</text:p>
          </table:table-cell>
          <table:table-cell table:style-name="ce4" table:formula="of:=COS(RADIANS([.$A66])) * TAN(RADIANS([.AW$3]))" office:value-type="float" office:value="0.503446614177978" calcext:value-type="float">
            <text:p>0,50</text:p>
          </table:table-cell>
          <table:table-cell table:style-name="ce4" table:formula="of:=COS(RADIANS([.$A66])) * TAN(RADIANS([.AX$3]))" office:value-type="float" office:value="0.521400992986429" calcext:value-type="float">
            <text:p>0,52</text:p>
          </table:table-cell>
          <table:table-cell table:style-name="ce4" table:formula="of:=COS(RADIANS([.$A66])) * TAN(RADIANS([.AY$3]))" office:value-type="float" office:value="0.540065253917563" calcext:value-type="float">
            <text:p>0,54</text:p>
          </table:table-cell>
          <table:table-cell table:style-name="ce4" table:formula="of:=COS(RADIANS([.$A66])) * TAN(RADIANS([.AZ$3]))" office:value-type="float" office:value="0.559494421570903" calcext:value-type="float">
            <text:p>0,56</text:p>
          </table:table-cell>
          <table:table-cell table:style-name="ce4" table:formula="of:=COS(RADIANS([.$A66])) * TAN(RADIANS([.BA$3]))" office:value-type="float" office:value="0.579749097958363" calcext:value-type="float">
            <text:p>0,58</text:p>
          </table:table-cell>
          <table:table-cell table:style-name="ce4" table:formula="of:=COS(RADIANS([.$A66])) * TAN(RADIANS([.BB$3]))" office:value-type="float" office:value="0.600896198340408" calcext:value-type="float">
            <text:p>0,60</text:p>
          </table:table-cell>
          <table:table-cell table:style-name="ce4" table:formula="of:=COS(RADIANS([.$A66])) * TAN(RADIANS([.BC$3]))" office:value-type="float" office:value="0.623009806293057" calcext:value-type="float">
            <text:p>0,62</text:p>
          </table:table-cell>
          <table:table-cell table:style-name="ce4" table:formula="of:=COS(RADIANS([.$A66])) * TAN(RADIANS([.BD$3]))" office:value-type="float" office:value="0.646172171193847" calcext:value-type="float">
            <text:p>0,65</text:p>
          </table:table-cell>
          <table:table-cell table:style-name="ce4" table:formula="of:=COS(RADIANS([.$A66])) * TAN(RADIANS([.BE$3]))" office:value-type="float" office:value="0.670474876614775" calcext:value-type="float">
            <text:p>0,67</text:p>
          </table:table-cell>
          <table:table-cell table:style-name="ce4" table:formula="of:=COS(RADIANS([.$A66])) * TAN(RADIANS([.BF$3]))" office:value-type="float" office:value="0.69602021481304" calcext:value-type="float">
            <text:p>0,70</text:p>
          </table:table-cell>
          <table:table-cell table:style-name="ce4" table:formula="of:=COS(RADIANS([.$A66])) * TAN(RADIANS([.BG$3]))" office:value-type="float" office:value="0.722922811041271" calcext:value-type="float">
            <text:p>0,72</text:p>
          </table:table-cell>
          <table:table-cell table:style-name="ce4" table:formula="of:=COS(RADIANS([.$A66])) * TAN(RADIANS([.BH$3]))" office:value-type="float" office:value="0.751311552329125" calcext:value-type="float">
            <text:p>0,75</text:p>
          </table:table-cell>
          <table:table-cell table:style-name="ce4" table:formula="of:=COS(RADIANS([.$A66])) * TAN(RADIANS([.BI$3]))" office:value-type="float" office:value="0.781331889491591" calcext:value-type="float">
            <text:p>0,78</text:p>
          </table:table-cell>
          <table:table-cell table:style-name="ce4" table:formula="of:=COS(RADIANS([.$A66])) * TAN(RADIANS([.BJ$3]))" office:value-type="float" office:value="0.813148599453925" calcext:value-type="float">
            <text:p>0,81</text:p>
          </table:table-cell>
          <table:table-cell table:style-name="ce4" table:formula="of:=COS(RADIANS([.$A66])) * TAN(RADIANS([.BK$3]))" office:value-type="float" office:value="0.846949119007653" calcext:value-type="float">
            <text:p>0,85</text:p>
          </table:table-cell>
          <table:table-cell table:style-name="ce4" table:formula="of:=COS(RADIANS([.$A66])) * TAN(RADIANS([.BL$3]))" office:value-type="float" office:value="0.882947592858927" calcext:value-type="float">
            <text:p>0,88</text:p>
          </table:table-cell>
          <table:table-cell table:style-name="ce4" table:formula="of:=COS(RADIANS([.$A66])) * TAN(RADIANS([.BM$3]))" office:value-type="float" office:value="0.92138982115951" calcext:value-type="float">
            <text:p>0,92</text:p>
          </table:table-cell>
          <table:table-cell table:style-name="ce4" table:formula="of:=COS(RADIANS([.$A66])) * TAN(RADIANS([.BN$3]))" office:value-type="float" office:value="0.962559348692147" calcext:value-type="float">
            <text:p>0,96</text:p>
          </table:table-cell>
          <table:table-cell table:style-name="ce4" table:formula="of:=COS(RADIANS([.$A66])) * TAN(RADIANS([.BO$3]))" office:value-type="float" office:value="1.00678501537678" calcext:value-type="float">
            <text:p>1,01</text:p>
          </table:table-cell>
          <table:table-cell table:style-name="ce4" table:formula="of:=COS(RADIANS([.$A66])) * TAN(RADIANS([.BP$3]))" office:value-type="float" office:value="1.05445039431939" calcext:value-type="float">
            <text:p>1,05</text:p>
          </table:table-cell>
          <table:table-cell table:style-name="ce4" table:formula="of:=COS(RADIANS([.$A66])) * TAN(RADIANS([.BQ$3]))" office:value-type="float" office:value="1.10600569187612" calcext:value-type="float">
            <text:p>1,11</text:p>
          </table:table-cell>
          <table:table-cell table:style-name="ce4" table:formula="of:=COS(RADIANS([.$A66])) * TAN(RADIANS([.BR$3]))" office:value-type="float" office:value="1.16198289310416" calcext:value-type="float">
            <text:p>1,16</text:p>
          </table:table-cell>
          <table:table-cell table:style-name="ce4" table:formula="of:=COS(RADIANS([.$A66])) * TAN(RADIANS([.BS$3]))" office:value-type="float" office:value="1.22301523439823" calcext:value-type="float">
            <text:p>1,22</text:p>
          </table:table-cell>
          <table:table-cell table:style-name="ce4" table:formula="of:=COS(RADIANS([.$A66])) * TAN(RADIANS([.BT$3]))" office:value-type="float" office:value="1.28986251783031" calcext:value-type="float">
            <text:p>1,29</text:p>
          </table:table-cell>
          <table:table-cell table:style-name="ce4" table:formula="of:=COS(RADIANS([.$A66])) * TAN(RADIANS([.BU$3]))" office:value-type="float" office:value="1.36344441940225" calcext:value-type="float">
            <text:p>1,36</text:p>
          </table:table-cell>
          <table:table-cell table:style-name="ce4" table:formula="of:=COS(RADIANS([.$A66])) * TAN(RADIANS([.BV$3]))" office:value-type="float" office:value="1.44488489995807" calcext:value-type="float">
            <text:p>1,44</text:p>
          </table:table-cell>
          <table:table-cell table:style-name="ce4" table:formula="of:=COS(RADIANS([.$A66])) * TAN(RADIANS([.BW$3]))" office:value-type="float" office:value="1.53557229044207" calcext:value-type="float">
            <text:p>1,54</text:p>
          </table:table-cell>
          <table:table-cell table:style-name="ce4" table:formula="of:=COS(RADIANS([.$A66])) * TAN(RADIANS([.BX$3]))" office:value-type="float" office:value="1.63724190903208" calcext:value-type="float">
            <text:p>1,64</text:p>
          </table:table-cell>
          <table:table-cell table:style-name="ce4" table:formula="of:=COS(RADIANS([.$A66])) * TAN(RADIANS([.BY$3]))" office:value-type="float" office:value="1.75209172502571" calcext:value-type="float">
            <text:p>1,75</text:p>
          </table:table-cell>
          <table:table-cell table:style-name="ce4" table:formula="of:=COS(RADIANS([.$A66])) * TAN(RADIANS([.BZ$3]))" office:value-type="float" office:value="1.88294759285893" calcext:value-type="float">
            <text:p>1,88</text:p>
          </table:table-cell>
          <table:table-cell table:style-name="ce4" table:formula="of:=COS(RADIANS([.$A66])) * TAN(RADIANS([.CA$3]))" office:value-type="float" office:value="2.03350474786956" calcext:value-type="float">
            <text:p>2,03</text:p>
          </table:table-cell>
          <table:table-cell table:style-name="ce4" table:formula="of:=COS(RADIANS([.$A66])) * TAN(RADIANS([.CB$3]))" office:value-type="float" office:value="2.20869004982641" calcext:value-type="float">
            <text:p>2,21</text:p>
          </table:table-cell>
          <table:table-cell table:style-name="ce4" table:formula="of:=COS(RADIANS([.$A66])) * TAN(RADIANS([.CC$3]))" office:value-type="float" office:value="2.41522181371401" calcext:value-type="float">
            <text:p>2,42</text:p>
          </table:table-cell>
          <table:table-cell table:style-name="ce4" table:formula="of:=COS(RADIANS([.$A66])) * TAN(RADIANS([.CD$3]))" office:value-type="float" office:value="2.66250553885514" calcext:value-type="float">
            <text:p>2,66</text:p>
          </table:table-cell>
          <table:table-cell table:style-name="ce4" table:formula="of:=COS(RADIANS([.$A66])) * TAN(RADIANS([.CE$3]))" office:value-type="float" office:value="2.96412679063628" calcext:value-type="float">
            <text:p>2,96</text:p>
          </table:table-cell>
          <table:table-cell table:style-name="ce4" table:formula="of:=COS(RADIANS([.$A66])) * TAN(RADIANS([.CF$3]))" office:value-type="float" office:value="3.34046374336712" calcext:value-type="float">
            <text:p>3,34</text:p>
          </table:table-cell>
          <table:table-cell table:style-name="ce4" table:formula="of:=COS(RADIANS([.$A66])) * TAN(RADIANS([.CG$3]))" office:value-type="float" office:value="3.82353904541092" calcext:value-type="float">
            <text:p>3,82</text:p>
          </table:table-cell>
          <table:table-cell table:style-name="ce4" table:formula="of:=COS(RADIANS([.$A66])) * TAN(RADIANS([.CH$3]))" office:value-type="float" office:value="4.46672354923841" calcext:value-type="float">
            <text:p>4,47</text:p>
          </table:table-cell>
          <table:table-cell table:style-name="ce4" table:formula="of:=COS(RADIANS([.$A66])) * TAN(RADIANS([.CI$3]))" office:value-type="float" office:value="5.36608451730183" calcext:value-type="float">
            <text:p>5,37</text:p>
          </table:table-cell>
          <table:table-cell table:style-name="ce4" table:formula="of:=COS(RADIANS([.$A66])) * TAN(RADIANS([.CJ$3]))" office:value-type="float" office:value="6.71375613641801" calcext:value-type="float">
            <text:p>6,71</text:p>
          </table:table-cell>
          <table:table-cell table:style-name="ce4" table:formula="of:=COS(RADIANS([.$A66])) * TAN(RADIANS([.CK$3]))" office:value-type="float" office:value="8.95805106051894" calcext:value-type="float">
            <text:p>8,96</text:p>
          </table:table-cell>
          <table:table-cell table:style-name="ce4" table:formula="of:=COS(RADIANS([.$A66])) * TAN(RADIANS([.CL$3]))" office:value-type="float" office:value="13.4439065810629" calcext:value-type="float">
            <text:p>13,44</text:p>
          </table:table-cell>
          <table:table-cell table:style-name="ce4" table:formula="of:=COS(RADIANS([.$A66])) * TAN(RADIANS([.CM$3]))" office:value-type="float" office:value="26.8960078187362" calcext:value-type="float">
            <text:p>26,90</text:p>
          </table:table-cell>
          <table:table-cell table:number-columns-repeated="933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table:style-name="ce4" table:formula="of:=COS(RADIANS([.$A67])) * TAN(RADIANS([.B$3]))" office:value-type="float" office:value="0" calcext:value-type="float">
            <text:p>0,00</text:p>
          </table:table-cell>
          <table:table-cell table:style-name="ce4" table:formula="of:=COS(RADIANS([.$A67])) * TAN(RADIANS([.C$3]))" office:value-type="float" office:value="0.00792443364974774" calcext:value-type="float">
            <text:p>0,01</text:p>
          </table:table-cell>
          <table:table-cell table:style-name="ce4" table:formula="of:=COS(RADIANS([.$A67])) * TAN(RADIANS([.D$3]))" office:value-type="float" office:value="0.0158536975928481" calcext:value-type="float">
            <text:p>0,02</text:p>
          </table:table-cell>
          <table:table-cell table:style-name="ce4" table:formula="of:=COS(RADIANS([.$A67])) * TAN(RADIANS([.E$3]))" office:value-type="float" office:value="0.0237926339069477" calcext:value-type="float">
            <text:p>0,02</text:p>
          </table:table-cell>
          <table:table-cell table:style-name="ce4" table:formula="of:=COS(RADIANS([.$A67])) * TAN(RADIANS([.F$3]))" office:value-type="float" office:value="0.0317461082994276" calcext:value-type="float">
            <text:p>0,03</text:p>
          </table:table-cell>
          <table:table-cell table:style-name="ce4" table:formula="of:=COS(RADIANS([.$A67])) * TAN(RADIANS([.G$3]))" office:value-type="float" office:value="0.0397190220756793" calcext:value-type="float">
            <text:p>0,04</text:p>
          </table:table-cell>
          <table:table-cell table:style-name="ce4" table:formula="of:=COS(RADIANS([.$A67])) * TAN(RADIANS([.H$3]))" office:value-type="float" office:value="0.0477163242930074" calcext:value-type="float">
            <text:p>0,05</text:p>
          </table:table-cell>
          <table:table-cell table:style-name="ce4" table:formula="of:=COS(RADIANS([.$A67])) * TAN(RADIANS([.I$3]))" office:value-type="float" office:value="0.0557430241646105" calcext:value-type="float">
            <text:p>0,06</text:p>
          </table:table-cell>
          <table:table-cell table:style-name="ce4" table:formula="of:=COS(RADIANS([.$A67])) * TAN(RADIANS([.J$3]))" office:value-type="float" office:value="0.0638042037803517" calcext:value-type="float">
            <text:p>0,06</text:p>
          </table:table-cell>
          <table:table-cell table:style-name="ce4" table:formula="of:=COS(RADIANS([.$A67])) * TAN(RADIANS([.K$3]))" office:value-type="float" office:value="0.0719050312139047" calcext:value-type="float">
            <text:p>0,07</text:p>
          </table:table-cell>
          <table:table-cell table:style-name="ce4" table:formula="of:=COS(RADIANS([.$A67])) * TAN(RADIANS([.L$3]))" office:value-type="float" office:value="0.0800507740894014" calcext:value-type="float">
            <text:p>0,08</text:p>
          </table:table-cell>
          <table:table-cell table:style-name="ce4" table:formula="of:=COS(RADIANS([.$A67])) * TAN(RADIANS([.M$3]))" office:value-type="float" office:value="0.0882468136849604" calcext:value-type="float">
            <text:p>0,09</text:p>
          </table:table-cell>
          <table:table-cell table:style-name="ce4" table:formula="of:=COS(RADIANS([.$A67])) * TAN(RADIANS([.N$3]))" office:value-type="float" office:value="0.0964986596554931" calcext:value-type="float">
            <text:p>0,10</text:p>
          </table:table-cell>
          <table:table-cell table:style-name="ce4" table:formula="of:=COS(RADIANS([.$A67])) * TAN(RADIANS([.O$3]))" office:value-type="float" office:value="0.10481196546306" calcext:value-type="float">
            <text:p>0,10</text:p>
          </table:table-cell>
          <table:table-cell table:style-name="ce4" table:formula="of:=COS(RADIANS([.$A67])) * TAN(RADIANS([.P$3]))" office:value-type="float" office:value="0.113192544609839" calcext:value-type="float">
            <text:p>0,11</text:p>
          </table:table-cell>
          <table:table-cell table:style-name="ce4" table:formula="of:=COS(RADIANS([.$A67])) * TAN(RADIANS([.Q$3]))" office:value-type="float" office:value="0.121646387776613" calcext:value-type="float">
            <text:p>0,12</text:p>
          </table:table-cell>
          <table:table-cell table:style-name="ce4" table:formula="of:=COS(RADIANS([.$A67])) * TAN(RADIANS([.R$3]))" office:value-type="float" office:value="0.13017968097865" calcext:value-type="float">
            <text:p>0,13</text:p>
          </table:table-cell>
          <table:table-cell table:style-name="ce4" table:formula="of:=COS(RADIANS([.$A67])) * TAN(RADIANS([.S$3]))" office:value-type="float" office:value="0.138798824861129" calcext:value-type="float">
            <text:p>0,14</text:p>
          </table:table-cell>
          <table:table-cell table:style-name="ce4" table:formula="of:=COS(RADIANS([.$A67])) * TAN(RADIANS([.T$3]))" office:value-type="float" office:value="0.147510455267999" calcext:value-type="float">
            <text:p>0,15</text:p>
          </table:table-cell>
          <table:table-cell table:style-name="ce4" table:formula="of:=COS(RADIANS([.$A67])) * TAN(RADIANS([.U$3]))" office:value-type="float" office:value="0.156321465231501" calcext:value-type="float">
            <text:p>0,16</text:p>
          </table:table-cell>
          <table:table-cell table:style-name="ce4" table:formula="of:=COS(RADIANS([.$A67])) * TAN(RADIANS([.V$3]))" office:value-type="float" office:value="0.165239028544833" calcext:value-type="float">
            <text:p>0,17</text:p>
          </table:table-cell>
          <table:table-cell table:style-name="ce4" table:formula="of:=COS(RADIANS([.$A67])) * TAN(RADIANS([.W$3]))" office:value-type="float" office:value="0.174270625097767" calcext:value-type="float">
            <text:p>0,17</text:p>
          </table:table-cell>
          <table:table-cell table:style-name="ce4" table:formula="of:=COS(RADIANS([.$A67])) * TAN(RADIANS([.X$3]))" office:value-type="float" office:value="0.183424068174786" calcext:value-type="float">
            <text:p>0,18</text:p>
          </table:table-cell>
          <table:table-cell table:style-name="ce4" table:formula="of:=COS(RADIANS([.$A67])) * TAN(RADIANS([.Y$3]))" office:value-type="float" office:value="0.192707533937851" calcext:value-type="float">
            <text:p>0,19</text:p>
          </table:table-cell>
          <table:table-cell table:style-name="ce4" table:formula="of:=COS(RADIANS([.$A67])) * TAN(RADIANS([.Z$3]))" office:value-type="float" office:value="0.202129593341604" calcext:value-type="float">
            <text:p>0,20</text:p>
          </table:table-cell>
          <table:table-cell table:style-name="ce4" table:formula="of:=COS(RADIANS([.$A67])) * TAN(RADIANS([.AA$3]))" office:value-type="float" office:value="0.211699246758166" calcext:value-type="float">
            <text:p>0,21</text:p>
          </table:table-cell>
          <table:table-cell table:style-name="ce4" table:formula="of:=COS(RADIANS([.$A67])) * TAN(RADIANS([.AB$3]))" office:value-type="float" office:value="0.221425961622278" calcext:value-type="float">
            <text:p>0,22</text:p>
          </table:table-cell>
          <table:table-cell table:style-name="ce4" table:formula="of:=COS(RADIANS([.$A67])) * TAN(RADIANS([.AC$3]))" office:value-type="float" office:value="0.231319713445993" calcext:value-type="float">
            <text:p>0,23</text:p>
          </table:table-cell>
          <table:table-cell table:style-name="ce4" table:formula="of:=COS(RADIANS([.$A67])) * TAN(RADIANS([.AD$3]))" office:value-type="float" office:value="0.241391030596225" calcext:value-type="float">
            <text:p>0,24</text:p>
          </table:table-cell>
          <table:table-cell table:style-name="ce4" table:formula="of:=COS(RADIANS([.$A67])) * TAN(RADIANS([.AE$3]))" office:value-type="float" office:value="0.251651043279197" calcext:value-type="float">
            <text:p>0,25</text:p>
          </table:table-cell>
          <table:table-cell table:style-name="ce4" table:formula="of:=COS(RADIANS([.$A67])) * TAN(RADIANS([.AF$3]))" office:value-type="float" office:value="0.26211153723416" calcext:value-type="float">
            <text:p>0,26</text:p>
          </table:table-cell>
          <table:table-cell table:style-name="ce4" table:formula="of:=COS(RADIANS([.$A67])) * TAN(RADIANS([.AG$3]))" office:value-type="float" office:value="0.272785012706136" calcext:value-type="float">
            <text:p>0,27</text:p>
          </table:table-cell>
          <table:table-cell table:style-name="ce4" table:formula="of:=COS(RADIANS([.$A67])) * TAN(RADIANS([.AH$3]))" office:value-type="float" office:value="0.283684749345242" calcext:value-type="float">
            <text:p>0,28</text:p>
          </table:table-cell>
          <table:table-cell table:style-name="ce4" table:formula="of:=COS(RADIANS([.$A67])) * TAN(RADIANS([.AI$3]))" office:value-type="float" office:value="0.294824877770394" calcext:value-type="float">
            <text:p>0,29</text:p>
          </table:table-cell>
          <table:table-cell table:style-name="ce4" table:formula="of:=COS(RADIANS([.$A67])) * TAN(RADIANS([.AJ$3]))" office:value-type="float" office:value="0.306220458639874" calcext:value-type="float">
            <text:p>0,31</text:p>
          </table:table-cell>
          <table:table-cell table:style-name="ce4" table:formula="of:=COS(RADIANS([.$A67])) * TAN(RADIANS([.AK$3]))" office:value-type="float" office:value="0.317887570193224" calcext:value-type="float">
            <text:p>0,32</text:p>
          </table:table-cell>
          <table:table-cell table:style-name="ce4" table:formula="of:=COS(RADIANS([.$A67])) * TAN(RADIANS([.AL$3]))" office:value-type="float" office:value="0.329843405371187" calcext:value-type="float">
            <text:p>0,33</text:p>
          </table:table-cell>
          <table:table-cell table:style-name="ce4" table:formula="of:=COS(RADIANS([.$A67])) * TAN(RADIANS([.AM$3]))" office:value-type="float" office:value="0.342106379786927" calcext:value-type="float">
            <text:p>0,34</text:p>
          </table:table-cell>
          <table:table-cell table:style-name="ce4" table:formula="of:=COS(RADIANS([.$A67])) * TAN(RADIANS([.AN$3]))" office:value-type="float" office:value="0.35469625201711" calcext:value-type="float">
            <text:p>0,35</text:p>
          </table:table-cell>
          <table:table-cell table:style-name="ce4" table:formula="of:=COS(RADIANS([.$A67])) * TAN(RADIANS([.AO$3]))" office:value-type="float" office:value="0.367634257911307" calcext:value-type="float">
            <text:p>0,37</text:p>
          </table:table-cell>
          <table:table-cell table:style-name="ce4" table:formula="of:=COS(RADIANS([.$A67])) * TAN(RADIANS([.AP$3]))" office:value-type="float" office:value="0.380943260889443" calcext:value-type="float">
            <text:p>0,38</text:p>
          </table:table-cell>
          <table:table-cell table:style-name="ce4" table:formula="of:=COS(RADIANS([.$A67])) * TAN(RADIANS([.AQ$3]))" office:value-type="float" office:value="0.394647920518149" calcext:value-type="float">
            <text:p>0,39</text:p>
          </table:table-cell>
          <table:table-cell table:style-name="ce4" table:formula="of:=COS(RADIANS([.$A67])) * TAN(RADIANS([.AR$3]))" office:value-type="float" office:value="0.408774882038285" calcext:value-type="float">
            <text:p>0,41</text:p>
          </table:table-cell>
          <table:table-cell table:style-name="ce4" table:formula="of:=COS(RADIANS([.$A67])) * TAN(RADIANS([.AS$3]))" office:value-type="float" office:value="0.423352989970304" calcext:value-type="float">
            <text:p>0,42</text:p>
          </table:table-cell>
          <table:table-cell table:style-name="ce4" table:formula="of:=COS(RADIANS([.$A67])) * TAN(RADIANS([.AT$3]))" office:value-type="float" office:value="0.438413529467534" calcext:value-type="float">
            <text:p>0,44</text:p>
          </table:table-cell>
          <table:table-cell table:style-name="ce4" table:formula="of:=COS(RADIANS([.$A67])) * TAN(RADIANS([.AU$3]))" office:value-type="float" office:value="0.453990499739547" calcext:value-type="float">
            <text:p>0,45</text:p>
          </table:table-cell>
          <table:table-cell table:style-name="ce4" table:formula="of:=COS(RADIANS([.$A67])) * TAN(RADIANS([.AV$3]))" office:value-type="float" office:value="0.47012092465323" calcext:value-type="float">
            <text:p>0,47</text:p>
          </table:table-cell>
          <table:table-cell table:style-name="ce4" table:formula="of:=COS(RADIANS([.$A67])) * TAN(RADIANS([.AW$3]))" office:value-type="float" office:value="0.486845206569159" calcext:value-type="float">
            <text:p>0,49</text:p>
          </table:table-cell>
          <table:table-cell table:style-name="ce4" table:formula="of:=COS(RADIANS([.$A67])) * TAN(RADIANS([.AX$3]))" office:value-type="float" office:value="0.5042075306243" calcext:value-type="float">
            <text:p>0,50</text:p>
          </table:table-cell>
          <table:table-cell table:style-name="ce4" table:formula="of:=COS(RADIANS([.$A67])) * TAN(RADIANS([.AY$3]))" office:value-type="float" office:value="0.522256328078852" calcext:value-type="float">
            <text:p>0,52</text:p>
          </table:table-cell>
          <table:table-cell table:style-name="ce4" table:formula="of:=COS(RADIANS([.$A67])) * TAN(RADIANS([.AZ$3]))" office:value-type="float" office:value="0.541044809068246" calcext:value-type="float">
            <text:p>0,54</text:p>
          </table:table-cell>
          <table:table-cell table:style-name="ce4" table:formula="of:=COS(RADIANS([.$A67])) * TAN(RADIANS([.BA$3]))" office:value-type="float" office:value="0.560631577222293" calcext:value-type="float">
            <text:p>0,56</text:p>
          </table:table-cell>
          <table:table-cell table:style-name="ce4" table:formula="of:=COS(RADIANS([.$A67])) * TAN(RADIANS([.BB$3]))" office:value-type="float" office:value="0.581081341236787" calcext:value-type="float">
            <text:p>0,58</text:p>
          </table:table-cell>
          <table:table-cell table:style-name="ce4" table:formula="of:=COS(RADIANS([.$A67])) * TAN(RADIANS([.BC$3]))" office:value-type="float" office:value="0.602465741744228" calcext:value-type="float">
            <text:p>0,60</text:p>
          </table:table-cell>
          <table:table-cell table:style-name="ce4" table:formula="of:=COS(RADIANS([.$A67])) * TAN(RADIANS([.BD$3]))" office:value-type="float" office:value="0.624864315907185" calcext:value-type="float">
            <text:p>0,62</text:p>
          </table:table-cell>
          <table:table-cell table:style-name="ce4" table:formula="of:=COS(RADIANS([.$A67])) * TAN(RADIANS([.BE$3]))" office:value-type="float" office:value="0.64836562728289" calcext:value-type="float">
            <text:p>0,65</text:p>
          </table:table-cell>
          <table:table-cell table:style-name="ce4" table:formula="of:=COS(RADIANS([.$A67])) * TAN(RADIANS([.BF$3]))" office:value-type="float" office:value="0.673068594989445" calcext:value-type="float">
            <text:p>0,67</text:p>
          </table:table-cell>
          <table:table-cell table:style-name="ce4" table:formula="of:=COS(RADIANS([.$A67])) * TAN(RADIANS([.BG$3]))" office:value-type="float" office:value="0.699084064453601" calcext:value-type="float">
            <text:p>0,70</text:p>
          </table:table-cell>
          <table:table-cell table:style-name="ce4" table:formula="of:=COS(RADIANS([.$A67])) * TAN(RADIANS([.BH$3]))" office:value-type="float" office:value="0.726536672589799" calcext:value-type="float">
            <text:p>0,73</text:p>
          </table:table-cell>
          <table:table-cell table:style-name="ce4" table:formula="of:=COS(RADIANS([.$A67])) * TAN(RADIANS([.BI$3]))" office:value-type="float" office:value="0.755567073898586" calcext:value-type="float">
            <text:p>0,76</text:p>
          </table:table-cell>
          <table:table-cell table:style-name="ce4" table:formula="of:=COS(RADIANS([.$A67])) * TAN(RADIANS([.BJ$3]))" office:value-type="float" office:value="0.78633461170248" calcext:value-type="float">
            <text:p>0,79</text:p>
          </table:table-cell>
          <table:table-cell table:style-name="ce4" table:formula="of:=COS(RADIANS([.$A67])) * TAN(RADIANS([.BK$3]))" office:value-type="float" office:value="0.819020541969681" calcext:value-type="float">
            <text:p>0,82</text:p>
          </table:table-cell>
          <table:table-cell table:style-name="ce4" table:formula="of:=COS(RADIANS([.$A67])) * TAN(RADIANS([.BL$3]))" office:value-type="float" office:value="0.853831947875973" calcext:value-type="float">
            <text:p>0,85</text:p>
          </table:table-cell>
          <table:table-cell table:style-name="ce4" table:formula="of:=COS(RADIANS([.$A67])) * TAN(RADIANS([.BM$3]))" office:value-type="float" office:value="0.891006524188368" calcext:value-type="float">
            <text:p>0,89</text:p>
          </table:table-cell>
          <table:table-cell table:style-name="ce4" table:formula="of:=COS(RADIANS([.$A67])) * TAN(RADIANS([.BN$3]))" office:value-type="float" office:value="0.930818465656497" calcext:value-type="float">
            <text:p>0,93</text:p>
          </table:table-cell>
          <table:table-cell table:style-name="ce4" table:formula="of:=COS(RADIANS([.$A67])) * TAN(RADIANS([.BO$3]))" office:value-type="float" office:value="0.973585768537051" calcext:value-type="float">
            <text:p>0,97</text:p>
          </table:table-cell>
          <table:table-cell table:style-name="ce4" table:formula="of:=COS(RADIANS([.$A67])) * TAN(RADIANS([.BP$3]))" office:value-type="float" office:value="1.01967935741817" calcext:value-type="float">
            <text:p>1,02</text:p>
          </table:table-cell>
          <table:table-cell table:style-name="ce4" table:formula="of:=COS(RADIANS([.$A67])) * TAN(RADIANS([.BQ$3]))" office:value-type="float" office:value="1.06953459287292" calcext:value-type="float">
            <text:p>1,07</text:p>
          </table:table-cell>
          <table:table-cell table:style-name="ce4" table:formula="of:=COS(RADIANS([.$A67])) * TAN(RADIANS([.BR$3]))" office:value-type="float" office:value="1.12366591748125" calcext:value-type="float">
            <text:p>1,12</text:p>
          </table:table-cell>
          <table:table-cell table:style-name="ce4" table:formula="of:=COS(RADIANS([.$A67])) * TAN(RADIANS([.BS$3]))" office:value-type="float" office:value="1.18268568634637" calcext:value-type="float">
            <text:p>1,18</text:p>
          </table:table-cell>
          <table:table-cell table:style-name="ce4" table:formula="of:=COS(RADIANS([.$A67])) * TAN(RADIANS([.BT$3]))" office:value-type="float" office:value="1.24732864668132" calcext:value-type="float">
            <text:p>1,25</text:p>
          </table:table-cell>
          <table:table-cell table:style-name="ce4" table:formula="of:=COS(RADIANS([.$A67])) * TAN(RADIANS([.BU$3]))" office:value-type="float" office:value="1.31848414770507" calcext:value-type="float">
            <text:p>1,32</text:p>
          </table:table-cell>
          <table:table-cell table:style-name="ce4" table:formula="of:=COS(RADIANS([.$A67])) * TAN(RADIANS([.BV$3]))" office:value-type="float" office:value="1.39723908708237" calcext:value-type="float">
            <text:p>1,40</text:p>
          </table:table-cell>
          <table:table-cell table:style-name="ce4" table:formula="of:=COS(RADIANS([.$A67])) * TAN(RADIANS([.BW$3]))" office:value-type="float" office:value="1.48493601484002" calcext:value-type="float">
            <text:p>1,48</text:p>
          </table:table-cell>
          <table:table-cell table:style-name="ce4" table:formula="of:=COS(RADIANS([.$A67])) * TAN(RADIANS([.BX$3]))" office:value-type="float" office:value="1.58325302615825" calcext:value-type="float">
            <text:p>1,58</text:p>
          </table:table-cell>
          <table:table-cell table:style-name="ce4" table:formula="of:=COS(RADIANS([.$A67])) * TAN(RADIANS([.BY$3]))" office:value-type="float" office:value="1.69431561118157" calcext:value-type="float">
            <text:p>1,69</text:p>
          </table:table-cell>
          <table:table-cell table:style-name="ce4" table:formula="of:=COS(RADIANS([.$A67])) * TAN(RADIANS([.BZ$3]))" office:value-type="float" office:value="1.82085644036178" calcext:value-type="float">
            <text:p>1,82</text:p>
          </table:table-cell>
          <table:table-cell table:style-name="ce4" table:formula="of:=COS(RADIANS([.$A67])) * TAN(RADIANS([.CA$3]))" office:value-type="float" office:value="1.96644889677605" calcext:value-type="float">
            <text:p>1,97</text:p>
          </table:table-cell>
          <table:table-cell table:style-name="ce4" table:formula="of:=COS(RADIANS([.$A67])) * TAN(RADIANS([.CB$3]))" office:value-type="float" office:value="2.13585737449184" calcext:value-type="float">
            <text:p>2,14</text:p>
          </table:table-cell>
          <table:table-cell table:style-name="ce4" table:formula="of:=COS(RADIANS([.$A67])) * TAN(RADIANS([.CC$3]))" office:value-type="float" office:value="2.33557864864745" calcext:value-type="float">
            <text:p>2,34</text:p>
          </table:table-cell>
          <table:table-cell table:style-name="ce4" table:formula="of:=COS(RADIANS([.$A67])) * TAN(RADIANS([.CD$3]))" office:value-type="float" office:value="2.57470806745205" calcext:value-type="float">
            <text:p>2,57</text:p>
          </table:table-cell>
          <table:table-cell table:style-name="ce4" table:formula="of:=COS(RADIANS([.$A67])) * TAN(RADIANS([.CE$3]))" office:value-type="float" office:value="2.86638320537864" calcext:value-type="float">
            <text:p>2,87</text:p>
          </table:table-cell>
          <table:table-cell table:style-name="ce4" table:formula="of:=COS(RADIANS([.$A67])) * TAN(RADIANS([.CF$3]))" office:value-type="float" office:value="3.23031025609685" calcext:value-type="float">
            <text:p>3,23</text:p>
          </table:table-cell>
          <table:table-cell table:style-name="ce4" table:formula="of:=COS(RADIANS([.$A67])) * TAN(RADIANS([.CG$3]))" office:value-type="float" office:value="3.69745590488818" calcext:value-type="float">
            <text:p>3,70</text:p>
          </table:table-cell>
          <table:table-cell table:style-name="ce4" table:formula="of:=COS(RADIANS([.$A67])) * TAN(RADIANS([.CH$3]))" office:value-type="float" office:value="4.31943107327669" calcext:value-type="float">
            <text:p>4,32</text:p>
          </table:table-cell>
          <table:table-cell table:style-name="ce4" table:formula="of:=COS(RADIANS([.$A67])) * TAN(RADIANS([.CI$3]))" office:value-type="float" office:value="5.18913515697977" calcext:value-type="float">
            <text:p>5,19</text:p>
          </table:table-cell>
          <table:table-cell table:style-name="ce4" table:formula="of:=COS(RADIANS([.$A67])) * TAN(RADIANS([.CJ$3]))" office:value-type="float" office:value="6.49236662049313" calcext:value-type="float">
            <text:p>6,49</text:p>
          </table:table-cell>
          <table:table-cell table:style-name="ce4" table:formula="of:=COS(RADIANS([.$A67])) * TAN(RADIANS([.CK$3]))" office:value-type="float" office:value="8.66265478046031" calcext:value-type="float">
            <text:p>8,66</text:p>
          </table:table-cell>
          <table:table-cell table:style-name="ce4" table:formula="of:=COS(RADIANS([.$A67])) * TAN(RADIANS([.CL$3]))" office:value-type="float" office:value="13.0005869385791" calcext:value-type="float">
            <text:p>13,00</text:p>
          </table:table-cell>
          <table:table-cell table:style-name="ce4" table:formula="of:=COS(RADIANS([.$A67])) * TAN(RADIANS([.CM$3]))" office:value-type="float" office:value="26.0090983108078" calcext:value-type="float">
            <text:p>26,01</text:p>
          </table:table-cell>
          <table:table-cell table:number-columns-repeated="93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table:style-name="ce4" table:formula="of:=COS(RADIANS([.$A68])) * TAN(RADIANS([.B$3]))" office:value-type="float" office:value="0" calcext:value-type="float">
            <text:p>0,00</text:p>
          </table:table-cell>
          <table:table-cell table:style-name="ce4" table:formula="of:=COS(RADIANS([.$A68])) * TAN(RADIANS([.C$3]))" office:value-type="float" office:value="0.00765179682986055" calcext:value-type="float">
            <text:p>0,01</text:p>
          </table:table-cell>
          <table:table-cell table:style-name="ce4" table:formula="of:=COS(RADIANS([.$A68])) * TAN(RADIANS([.D$3]))" office:value-type="float" office:value="0.0153082577688545" calcext:value-type="float">
            <text:p>0,02</text:p>
          </table:table-cell>
          <table:table-cell table:style-name="ce4" table:formula="of:=COS(RADIANS([.$A68])) * TAN(RADIANS([.E$3]))" office:value-type="float" office:value="0.0229740583049756" calcext:value-type="float">
            <text:p>0,02</text:p>
          </table:table-cell>
          <table:table-cell table:style-name="ce4" table:formula="of:=COS(RADIANS([.$A68])) * TAN(RADIANS([.F$3]))" office:value-type="float" office:value="0.0306538967429808" calcext:value-type="float">
            <text:p>0,03</text:p>
          </table:table-cell>
          <table:table-cell table:style-name="ce4" table:formula="of:=COS(RADIANS([.$A68])) * TAN(RADIANS([.G$3]))" office:value-type="float" office:value="0.038352505760903" calcext:value-type="float">
            <text:p>0,04</text:p>
          </table:table-cell>
          <table:table-cell table:style-name="ce4" table:formula="of:=COS(RADIANS([.$A68])) * TAN(RADIANS([.H$3]))" office:value-type="float" office:value="0.0460746641458036" calcext:value-type="float">
            <text:p>0,05</text:p>
          </table:table-cell>
          <table:table-cell table:style-name="ce4" table:formula="of:=COS(RADIANS([.$A68])) * TAN(RADIANS([.I$3]))" office:value-type="float" office:value="0.0538252087709996" calcext:value-type="float">
            <text:p>0,05</text:p>
          </table:table-cell>
          <table:table-cell table:style-name="ce4" table:formula="of:=COS(RADIANS([.$A68])) * TAN(RADIANS([.J$3]))" office:value-type="float" office:value="0.0616090468791815" calcext:value-type="float">
            <text:p>0,06</text:p>
          </table:table-cell>
          <table:table-cell table:style-name="ce4" table:formula="of:=COS(RADIANS([.$A68])) * TAN(RADIANS([.K$3]))" office:value-type="float" office:value="0.0694311687386132" calcext:value-type="float">
            <text:p>0,07</text:p>
          </table:table-cell>
          <table:table-cell table:style-name="ce4" table:formula="of:=COS(RADIANS([.$A68])) * TAN(RADIANS([.L$3]))" office:value-type="float" office:value="0.0772966607430253" calcext:value-type="float">
            <text:p>0,08</text:p>
          </table:table-cell>
          <table:table-cell table:style-name="ce4" table:formula="of:=COS(RADIANS([.$A68])) * TAN(RADIANS([.M$3]))" office:value-type="float" office:value="0.085210719029917" calcext:value-type="float">
            <text:p>0,09</text:p>
          </table:table-cell>
          <table:table-cell table:style-name="ce4" table:formula="of:=COS(RADIANS([.$A68])) * TAN(RADIANS([.N$3]))" office:value-type="float" office:value="0.0931786636968308" calcext:value-type="float">
            <text:p>0,09</text:p>
          </table:table-cell>
          <table:table-cell table:style-name="ce4" table:formula="of:=COS(RADIANS([.$A68])) * TAN(RADIANS([.O$3]))" office:value-type="float" office:value="0.101205953700833" calcext:value-type="float">
            <text:p>0,10</text:p>
          </table:table-cell>
          <table:table-cell table:style-name="ce4" table:formula="of:=COS(RADIANS([.$A68])) * TAN(RADIANS([.P$3]))" office:value-type="float" office:value="0.109298202532996" calcext:value-type="float">
            <text:p>0,11</text:p>
          </table:table-cell>
          <table:table-cell table:style-name="ce4" table:formula="of:=COS(RADIANS([.$A68])) * TAN(RADIANS([.Q$3]))" office:value-type="float" office:value="0.117461194767238" calcext:value-type="float">
            <text:p>0,12</text:p>
          </table:table-cell>
          <table:table-cell table:style-name="ce4" table:formula="of:=COS(RADIANS([.$A68])) * TAN(RADIANS([.R$3]))" office:value-type="float" office:value="0.125700903591565" calcext:value-type="float">
            <text:p>0,13</text:p>
          </table:table-cell>
          <table:table-cell table:style-name="ce4" table:formula="of:=COS(RADIANS([.$A68])) * TAN(RADIANS([.S$3]))" office:value-type="float" office:value="0.134023509439639" calcext:value-type="float">
            <text:p>0,13</text:p>
          </table:table-cell>
          <table:table-cell table:style-name="ce4" table:formula="of:=COS(RADIANS([.$A68])) * TAN(RADIANS([.T$3]))" office:value-type="float" office:value="0.142435419851978" calcext:value-type="float">
            <text:p>0,14</text:p>
          </table:table-cell>
          <table:table-cell table:style-name="ce4" table:formula="of:=COS(RADIANS([.$A68])) * TAN(RADIANS([.U$3]))" office:value-type="float" office:value="0.150943290708937" calcext:value-type="float">
            <text:p>0,15</text:p>
          </table:table-cell>
          <table:table-cell table:style-name="ce4" table:formula="of:=COS(RADIANS([.$A68])) * TAN(RADIANS([.V$3]))" office:value-type="float" office:value="0.159554048992364" calcext:value-type="float">
            <text:p>0,16</text:p>
          </table:table-cell>
          <table:table-cell table:style-name="ce4" table:formula="of:=COS(RADIANS([.$A68])) * TAN(RADIANS([.W$3]))" office:value-type="float" office:value="0.168274917249558" calcext:value-type="float">
            <text:p>0,17</text:p>
          </table:table-cell>
          <table:table-cell table:style-name="ce4" table:formula="of:=COS(RADIANS([.$A68])) * TAN(RADIANS([.X$3]))" office:value-type="float" office:value="0.17711343995222" calcext:value-type="float">
            <text:p>0,18</text:p>
          </table:table-cell>
          <table:table-cell table:style-name="ce4" table:formula="of:=COS(RADIANS([.$A68])) * TAN(RADIANS([.Y$3]))" office:value-type="float" office:value="0.186077511964887" calcext:value-type="float">
            <text:p>0,19</text:p>
          </table:table-cell>
          <table:table-cell table:style-name="ce4" table:formula="of:=COS(RADIANS([.$A68])) * TAN(RADIANS([.Z$3]))" office:value-type="float" office:value="0.195175409362096" calcext:value-type="float">
            <text:p>0,20</text:p>
          </table:table-cell>
          <table:table-cell table:style-name="ce4" table:formula="of:=COS(RADIANS([.$A68])) * TAN(RADIANS([.AA$3]))" office:value-type="float" office:value="0.204415822861936" calcext:value-type="float">
            <text:p>0,20</text:p>
          </table:table-cell>
          <table:table-cell table:style-name="ce4" table:formula="of:=COS(RADIANS([.$A68])) * TAN(RADIANS([.AB$3]))" office:value-type="float" office:value="0.213807894176022" calcext:value-type="float">
            <text:p>0,21</text:p>
          </table:table-cell>
          <table:table-cell table:style-name="ce4" table:formula="of:=COS(RADIANS([.$A68])) * TAN(RADIANS([.AC$3]))" office:value-type="float" office:value="0.223361255613093" calcext:value-type="float">
            <text:p>0,22</text:p>
          </table:table-cell>
          <table:table-cell table:style-name="ce4" table:formula="of:=COS(RADIANS([.$A68])) * TAN(RADIANS([.AD$3]))" office:value-type="float" office:value="0.233086073316011" calcext:value-type="float">
            <text:p>0,23</text:p>
          </table:table-cell>
          <table:table-cell table:style-name="ce4" table:formula="of:=COS(RADIANS([.$A68])) * TAN(RADIANS([.AE$3]))" office:value-type="float" office:value="0.242993094560916" calcext:value-type="float">
            <text:p>0,24</text:p>
          </table:table-cell>
          <table:table-cell table:style-name="ce4" table:formula="of:=COS(RADIANS([.$A68])) * TAN(RADIANS([.AF$3]))" office:value-type="float" office:value="0.253093699603639" calcext:value-type="float">
            <text:p>0,25</text:p>
          </table:table-cell>
          <table:table-cell table:style-name="ce4" table:formula="of:=COS(RADIANS([.$A68])) * TAN(RADIANS([.AG$3]))" office:value-type="float" office:value="0.263399958623507" calcext:value-type="float">
            <text:p>0,26</text:p>
          </table:table-cell>
          <table:table-cell table:style-name="ce4" table:formula="of:=COS(RADIANS([.$A68])) * TAN(RADIANS([.AH$3]))" office:value-type="float" office:value="0.273924694389839" calcext:value-type="float">
            <text:p>0,27</text:p>
          </table:table-cell>
          <table:table-cell table:style-name="ce4" table:formula="of:=COS(RADIANS([.$A68])) * TAN(RADIANS([.AI$3]))" office:value-type="float" office:value="0.284681551363527" calcext:value-type="float">
            <text:p>0,28</text:p>
          </table:table-cell>
          <table:table-cell table:style-name="ce4" table:formula="of:=COS(RADIANS([.$A68])) * TAN(RADIANS([.AJ$3]))" office:value-type="float" office:value="0.295685072047214" calcext:value-type="float">
            <text:p>0,30</text:p>
          </table:table-cell>
          <table:table-cell table:style-name="ce4" table:formula="of:=COS(RADIANS([.$A68])) * TAN(RADIANS([.AK$3]))" office:value-type="float" office:value="0.306950781515347" calcext:value-type="float">
            <text:p>0,31</text:p>
          </table:table-cell>
          <table:table-cell table:style-name="ce4" table:formula="of:=COS(RADIANS([.$A68])) * TAN(RADIANS([.AL$3]))" office:value-type="float" office:value="0.318495281192745" calcext:value-type="float">
            <text:p>0,32</text:p>
          </table:table-cell>
          <table:table-cell table:style-name="ce4" table:formula="of:=COS(RADIANS([.$A68])) * TAN(RADIANS([.AM$3]))" office:value-type="float" office:value="0.330336353111116" calcext:value-type="float">
            <text:p>0,33</text:p>
          </table:table-cell>
          <table:table-cell table:style-name="ce4" table:formula="of:=COS(RADIANS([.$A68])) * TAN(RADIANS([.AN$3]))" office:value-type="float" office:value="0.342493076061573" calcext:value-type="float">
            <text:p>0,34</text:p>
          </table:table-cell>
          <table:table-cell table:style-name="ce4" table:formula="of:=COS(RADIANS([.$A68])) * TAN(RADIANS([.AO$3]))" office:value-type="float" office:value="0.35498595528318" calcext:value-type="float">
            <text:p>0,35</text:p>
          </table:table-cell>
          <table:table-cell table:style-name="ce4" table:formula="of:=COS(RADIANS([.$A68])) * TAN(RADIANS([.AP$3]))" office:value-type="float" office:value="0.367837067589476" calcext:value-type="float">
            <text:p>0,37</text:p>
          </table:table-cell>
          <table:table-cell table:style-name="ce4" table:formula="of:=COS(RADIANS([.$A68])) * TAN(RADIANS([.AQ$3]))" office:value-type="float" office:value="0.381070224145035" calcext:value-type="float">
            <text:p>0,38</text:p>
          </table:table-cell>
          <table:table-cell table:style-name="ce4" table:formula="of:=COS(RADIANS([.$A68])) * TAN(RADIANS([.AR$3]))" office:value-type="float" office:value="0.394711153472367" calcext:value-type="float">
            <text:p>0,39</text:p>
          </table:table-cell>
          <table:table-cell table:style-name="ce4" table:formula="of:=COS(RADIANS([.$A68])) * TAN(RADIANS([.AS$3]))" office:value-type="float" office:value="0.408787707708282" calcext:value-type="float">
            <text:p>0,41</text:p>
          </table:table-cell>
          <table:table-cell table:style-name="ce4" table:formula="of:=COS(RADIANS([.$A68])) * TAN(RADIANS([.AT$3]))" office:value-type="float" office:value="0.423330095653516" calcext:value-type="float">
            <text:p>0,42</text:p>
          </table:table-cell>
          <table:table-cell table:style-name="ce4" table:formula="of:=COS(RADIANS([.$A68])) * TAN(RADIANS([.AU$3]))" office:value-type="float" office:value="0.438371146789077" calcext:value-type="float">
            <text:p>0,44</text:p>
          </table:table-cell>
          <table:table-cell table:style-name="ce4" table:formula="of:=COS(RADIANS([.$A68])) * TAN(RADIANS([.AV$3]))" office:value-type="float" office:value="0.453946611191225" calcext:value-type="float">
            <text:p>0,45</text:p>
          </table:table-cell>
          <table:table-cell table:style-name="ce4" table:formula="of:=COS(RADIANS([.$A68])) * TAN(RADIANS([.AW$3]))" office:value-type="float" office:value="0.470095501194244" calcext:value-type="float">
            <text:p>0,47</text:p>
          </table:table-cell>
          <table:table-cell table:style-name="ce4" table:formula="of:=COS(RADIANS([.$A68])) * TAN(RADIANS([.AX$3]))" office:value-type="float" office:value="0.486860481763974" calcext:value-type="float">
            <text:p>0,49</text:p>
          </table:table-cell>
          <table:table-cell table:style-name="ce4" table:formula="of:=COS(RADIANS([.$A68])) * TAN(RADIANS([.AY$3]))" office:value-type="float" office:value="0.504288317903398" calcext:value-type="float">
            <text:p>0,50</text:p>
          </table:table-cell>
          <table:table-cell table:style-name="ce4" table:formula="of:=COS(RADIANS([.$A68])) * TAN(RADIANS([.AZ$3]))" office:value-type="float" office:value="0.522430389075527" calcext:value-type="float">
            <text:p>0,52</text:p>
          </table:table-cell>
          <table:table-cell table:style-name="ce4" table:formula="of:=COS(RADIANS([.$A68])) * TAN(RADIANS([.BA$3]))" office:value-type="float" office:value="0.541343282676841" calcext:value-type="float">
            <text:p>0,54</text:p>
          </table:table-cell>
          <table:table-cell table:style-name="ce4" table:formula="of:=COS(RADIANS([.$A68])) * TAN(RADIANS([.BB$3]))" office:value-type="float" office:value="0.561089481127563" calcext:value-type="float">
            <text:p>0,56</text:p>
          </table:table-cell>
          <table:table-cell table:style-name="ce4" table:formula="of:=COS(RADIANS([.$A68])) * TAN(RADIANS([.BC$3]))" office:value-type="float" office:value="0.581738160294246" calcext:value-type="float">
            <text:p>0,58</text:p>
          </table:table-cell>
          <table:table-cell table:style-name="ce4" table:formula="of:=COS(RADIANS([.$A68])) * TAN(RADIANS([.BD$3]))" office:value-type="float" office:value="0.603366120896701" calcext:value-type="float">
            <text:p>0,60</text:p>
          </table:table-cell>
          <table:table-cell table:style-name="ce4" table:formula="of:=COS(RADIANS([.$A68])) * TAN(RADIANS([.BE$3]))" office:value-type="float" office:value="0.626058879500076" calcext:value-type="float">
            <text:p>0,63</text:p>
          </table:table-cell>
          <table:table-cell table:style-name="ce4" table:formula="of:=COS(RADIANS([.$A68])) * TAN(RADIANS([.BF$3]))" office:value-type="float" office:value="0.649911951951655" calcext:value-type="float">
            <text:p>0,65</text:p>
          </table:table-cell>
          <table:table-cell table:style-name="ce4" table:formula="of:=COS(RADIANS([.$A68])) * TAN(RADIANS([.BG$3]))" office:value-type="float" office:value="0.67503237008772" calcext:value-type="float">
            <text:p>0,68</text:p>
          </table:table-cell>
          <table:table-cell table:style-name="ce4" table:formula="of:=COS(RADIANS([.$A68])) * TAN(RADIANS([.BH$3]))" office:value-type="float" office:value="0.701540482741884" calcext:value-type="float">
            <text:p>0,70</text:p>
          </table:table-cell>
          <table:table-cell table:style-name="ce4" table:formula="of:=COS(RADIANS([.$A68])) * TAN(RADIANS([.BI$3]))" office:value-type="float" office:value="0.729572105255528" calcext:value-type="float">
            <text:p>0,73</text:p>
          </table:table-cell>
          <table:table-cell table:style-name="ce4" table:formula="of:=COS(RADIANS([.$A68])) * TAN(RADIANS([.BJ$3]))" office:value-type="float" office:value="0.759281098810916" calcext:value-type="float">
            <text:p>0,76</text:p>
          </table:table-cell>
          <table:table-cell table:style-name="ce4" table:formula="of:=COS(RADIANS([.$A68])) * TAN(RADIANS([.BK$3]))" office:value-type="float" office:value="0.790842483340595" calcext:value-type="float">
            <text:p>0,79</text:p>
          </table:table-cell>
          <table:table-cell table:style-name="ce4" table:formula="of:=COS(RADIANS([.$A68])) * TAN(RADIANS([.BL$3]))" office:value-type="float" office:value="0.82445621741044" calcext:value-type="float">
            <text:p>0,82</text:p>
          </table:table-cell>
          <table:table-cell table:style-name="ce4" table:formula="of:=COS(RADIANS([.$A68])) * TAN(RADIANS([.BM$3]))" office:value-type="float" office:value="0.860351817998584" calcext:value-type="float">
            <text:p>0,86</text:p>
          </table:table-cell>
          <table:table-cell table:style-name="ce4" table:formula="of:=COS(RADIANS([.$A68])) * TAN(RADIANS([.BN$3]))" office:value-type="float" office:value="0.898794046299167" calcext:value-type="float">
            <text:p>0,90</text:p>
          </table:table-cell>
          <table:table-cell table:style-name="ce4" table:formula="of:=COS(RADIANS([.$A68])) * TAN(RADIANS([.BO$3]))" office:value-type="float" office:value="0.940089958040888" calcext:value-type="float">
            <text:p>0,94</text:p>
          </table:table-cell>
          <table:table-cell table:style-name="ce4" table:formula="of:=COS(RADIANS([.$A68])) * TAN(RADIANS([.BP$3]))" office:value-type="float" office:value="0.984597716306831" calcext:value-type="float">
            <text:p>0,98</text:p>
          </table:table-cell>
          <table:table-cell table:style-name="ce4" table:formula="of:=COS(RADIANS([.$A68])) * TAN(RADIANS([.BQ$3]))" office:value-type="float" office:value="1.03273770327192" calcext:value-type="float">
            <text:p>1,03</text:p>
          </table:table-cell>
          <table:table-cell table:style-name="ce4" table:formula="of:=COS(RADIANS([.$A68])) * TAN(RADIANS([.BR$3]))" office:value-type="float" office:value="1.08500666233467" calcext:value-type="float">
            <text:p>1,09</text:p>
          </table:table-cell>
          <table:table-cell table:style-name="ce4" table:formula="of:=COS(RADIANS([.$A68])) * TAN(RADIANS([.BS$3]))" office:value-type="float" office:value="1.14199588077751" calcext:value-type="float">
            <text:p>1,14</text:p>
          </table:table-cell>
          <table:table-cell table:style-name="ce4" table:formula="of:=COS(RADIANS([.$A68])) * TAN(RADIANS([.BT$3]))" office:value-type="float" office:value="1.20441482714342" calcext:value-type="float">
            <text:p>1,20</text:p>
          </table:table-cell>
          <table:table-cell table:style-name="ce4" table:formula="of:=COS(RADIANS([.$A68])) * TAN(RADIANS([.BU$3]))" office:value-type="float" office:value="1.27312225296406" calcext:value-type="float">
            <text:p>1,27</text:p>
          </table:table-cell>
          <table:table-cell table:style-name="ce4" table:formula="of:=COS(RADIANS([.$A68])) * TAN(RADIANS([.BV$3]))" office:value-type="float" office:value="1.34916766164538" calcext:value-type="float">
            <text:p>1,35</text:p>
          </table:table-cell>
          <table:table-cell table:style-name="ce4" table:formula="of:=COS(RADIANS([.$A68])) * TAN(RADIANS([.BW$3]))" office:value-type="float" office:value="1.43384741334295" calcext:value-type="float">
            <text:p>1,43</text:p>
          </table:table-cell>
          <table:table-cell table:style-name="ce4" table:formula="of:=COS(RADIANS([.$A68])) * TAN(RADIANS([.BX$3]))" office:value-type="float" office:value="1.52878186907533" calcext:value-type="float">
            <text:p>1,53</text:p>
          </table:table-cell>
          <table:table-cell table:style-name="ce4" table:formula="of:=COS(RADIANS([.$A68])) * TAN(RADIANS([.BY$3]))" office:value-type="float" office:value="1.63602339238907" calcext:value-type="float">
            <text:p>1,64</text:p>
          </table:table-cell>
          <table:table-cell table:style-name="ce4" table:formula="of:=COS(RADIANS([.$A68])) * TAN(RADIANS([.BZ$3]))" office:value-type="float" office:value="1.75821063735388" calcext:value-type="float">
            <text:p>1,76</text:p>
          </table:table-cell>
          <table:table-cell table:style-name="ce4" table:formula="of:=COS(RADIANS([.$A68])) * TAN(RADIANS([.CA$3]))" office:value-type="float" office:value="1.89879404629917" calcext:value-type="float">
            <text:p>1,90</text:p>
          </table:table-cell>
          <table:table-cell table:style-name="ce4" table:formula="of:=COS(RADIANS([.$A68])) * TAN(RADIANS([.CB$3]))" office:value-type="float" office:value="2.06237409631049" calcext:value-type="float">
            <text:p>2,06</text:p>
          </table:table-cell>
          <table:table-cell table:style-name="ce4" table:formula="of:=COS(RADIANS([.$A68])) * TAN(RADIANS([.CC$3]))" office:value-type="float" office:value="2.25522404369926" calcext:value-type="float">
            <text:p>2,26</text:p>
          </table:table-cell>
          <table:table-cell table:style-name="ce4" table:formula="of:=COS(RADIANS([.$A68])) * TAN(RADIANS([.CD$3]))" office:value-type="float" office:value="2.48612631502986" calcext:value-type="float">
            <text:p>2,49</text:p>
          </table:table-cell>
          <table:table-cell table:style-name="ce4" table:formula="of:=COS(RADIANS([.$A68])) * TAN(RADIANS([.CE$3]))" office:value-type="float" office:value="2.76776649202937" calcext:value-type="float">
            <text:p>2,77</text:p>
          </table:table-cell>
          <table:table-cell table:style-name="ce4" table:formula="of:=COS(RADIANS([.$A68])) * TAN(RADIANS([.CF$3]))" office:value-type="float" office:value="3.11917278502984" calcext:value-type="float">
            <text:p>3,12</text:p>
          </table:table-cell>
          <table:table-cell table:style-name="ce4" table:formula="of:=COS(RADIANS([.$A68])) * TAN(RADIANS([.CG$3]))" office:value-type="float" office:value="3.57024648347875" calcext:value-type="float">
            <text:p>3,57</text:p>
          </table:table-cell>
          <table:table-cell table:style-name="ce4" table:formula="of:=COS(RADIANS([.$A68])) * TAN(RADIANS([.CH$3]))" office:value-type="float" office:value="4.17082285676679" calcext:value-type="float">
            <text:p>4,17</text:p>
          </table:table-cell>
          <table:table-cell table:style-name="ce4" table:formula="of:=COS(RADIANS([.$A68])) * TAN(RADIANS([.CI$3]))" office:value-type="float" office:value="5.01060513582062" calcext:value-type="float">
            <text:p>5,01</text:p>
          </table:table-cell>
          <table:table-cell table:style-name="ce4" table:formula="of:=COS(RADIANS([.$A68])) * TAN(RADIANS([.CJ$3]))" office:value-type="float" office:value="6.26899946680268" calcext:value-type="float">
            <text:p>6,27</text:p>
          </table:table-cell>
          <table:table-cell table:style-name="ce4" table:formula="of:=COS(RADIANS([.$A68])) * TAN(RADIANS([.CK$3]))" office:value-type="float" office:value="8.36461977183853" calcext:value-type="float">
            <text:p>8,36</text:p>
          </table:table-cell>
          <table:table-cell table:style-name="ce4" table:formula="of:=COS(RADIANS([.$A68])) * TAN(RADIANS([.CL$3]))" office:value-type="float" office:value="12.5533071913742" calcext:value-type="float">
            <text:p>12,55</text:p>
          </table:table-cell>
          <table:table-cell table:style-name="ce4" table:formula="of:=COS(RADIANS([.$A68])) * TAN(RADIANS([.CM$3]))" office:value-type="float" office:value="25.1142661795781" calcext:value-type="float">
            <text:p>25,11</text:p>
          </table:table-cell>
          <table:table-cell table:number-columns-repeated="93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table:style-name="ce4" table:formula="of:=COS(RADIANS([.$A69])) * TAN(RADIANS([.B$3]))" office:value-type="float" office:value="0" calcext:value-type="float">
            <text:p>0,00</text:p>
          </table:table-cell>
          <table:table-cell table:style-name="ce4" table:formula="of:=COS(RADIANS([.$A69])) * TAN(RADIANS([.C$3]))" office:value-type="float" office:value="0.00737682919853436" calcext:value-type="float">
            <text:p>0,01</text:p>
          </table:table-cell>
          <table:table-cell table:style-name="ce4" table:formula="of:=COS(RADIANS([.$A69])) * TAN(RADIANS([.D$3]))" office:value-type="float" office:value="0.0147581549012501" calcext:value-type="float">
            <text:p>0,01</text:p>
          </table:table-cell>
          <table:table-cell table:style-name="ce4" table:formula="of:=COS(RADIANS([.$A69])) * TAN(RADIANS([.E$3]))" office:value-type="float" office:value="0.0221484845822891" calcext:value-type="float">
            <text:p>0,02</text:p>
          </table:table-cell>
          <table:table-cell table:style-name="ce4" table:formula="of:=COS(RADIANS([.$A69])) * TAN(RADIANS([.F$3]))" office:value-type="float" office:value="0.0295523477126351" calcext:value-type="float">
            <text:p>0,03</text:p>
          </table:table-cell>
          <table:table-cell table:style-name="ce4" table:formula="of:=COS(RADIANS([.$A69])) * TAN(RADIANS([.G$3]))" office:value-type="float" office:value="0.0369743069013429" calcext:value-type="float">
            <text:p>0,04</text:p>
          </table:table-cell>
          <table:table-cell table:style-name="ce4" table:formula="of:=COS(RADIANS([.$A69])) * TAN(RADIANS([.H$3]))" office:value-type="float" office:value="0.0444189692095657" calcext:value-type="float">
            <text:p>0,04</text:p>
          </table:table-cell>
          <table:table-cell table:style-name="ce4" table:formula="of:=COS(RADIANS([.$A69])) * TAN(RADIANS([.I$3]))" office:value-type="float" office:value="0.0518909976973806" calcext:value-type="float">
            <text:p>0,05</text:p>
          </table:table-cell>
          <table:table-cell table:style-name="ce4" table:formula="of:=COS(RADIANS([.$A69])) * TAN(RADIANS([.J$3]))" office:value-type="float" office:value="0.0593951232655116" calcext:value-type="float">
            <text:p>0,06</text:p>
          </table:table-cell>
          <table:table-cell table:style-name="ce4" table:formula="of:=COS(RADIANS([.$A69])) * TAN(RADIANS([.K$3]))" office:value-type="float" office:value="0.0669361568567291" calcext:value-type="float">
            <text:p>0,07</text:p>
          </table:table-cell>
          <table:table-cell table:style-name="ce4" table:formula="of:=COS(RADIANS([.$A69])) * TAN(RADIANS([.L$3]))" office:value-type="float" office:value="0.0745190020849973" calcext:value-type="float">
            <text:p>0,07</text:p>
          </table:table-cell>
          <table:table-cell table:style-name="ce4" table:formula="of:=COS(RADIANS([.$A69])) * TAN(RADIANS([.M$3]))" office:value-type="float" office:value="0.0821486683644024" calcext:value-type="float">
            <text:p>0,08</text:p>
          </table:table-cell>
          <table:table-cell table:style-name="ce4" table:formula="of:=COS(RADIANS([.$A69])) * TAN(RADIANS([.N$3]))" office:value-type="float" office:value="0.0898302846145645" calcext:value-type="float">
            <text:p>0,09</text:p>
          </table:table-cell>
          <table:table-cell table:style-name="ce4" table:formula="of:=COS(RADIANS([.$A69])) * TAN(RADIANS([.O$3]))" office:value-type="float" office:value="0.0975691136247051" calcext:value-type="float">
            <text:p>0,10</text:p>
          </table:table-cell>
          <table:table-cell table:style-name="ce4" table:formula="of:=COS(RADIANS([.$A69])) * TAN(RADIANS([.P$3]))" office:value-type="float" office:value="0.105370567164865" calcext:value-type="float">
            <text:p>0,11</text:p>
          </table:table-cell>
          <table:table-cell table:style-name="ce4" table:formula="of:=COS(RADIANS([.$A69])) * TAN(RADIANS([.Q$3]))" office:value-type="float" office:value="0.113240221940065" calcext:value-type="float">
            <text:p>0,11</text:p>
          </table:table-cell>
          <table:table-cell table:style-name="ce4" table:formula="of:=COS(RADIANS([.$A69])) * TAN(RADIANS([.R$3]))" office:value-type="float" office:value="0.121183836491554" calcext:value-type="float">
            <text:p>0,12</text:p>
          </table:table-cell>
          <table:table-cell table:style-name="ce4" table:formula="of:=COS(RADIANS([.$A69])) * TAN(RADIANS([.S$3]))" office:value-type="float" office:value="0.129207369158859" calcext:value-type="float">
            <text:p>0,13</text:p>
          </table:table-cell>
          <table:table-cell table:style-name="ce4" table:formula="of:=COS(RADIANS([.$A69])) * TAN(RADIANS([.T$3]))" office:value-type="float" office:value="0.137316997227267" calcext:value-type="float">
            <text:p>0,14</text:p>
          </table:table-cell>
          <table:table-cell table:style-name="ce4" table:formula="of:=COS(RADIANS([.$A69])) * TAN(RADIANS([.U$3]))" office:value-type="float" office:value="0.145519137397802" calcext:value-type="float">
            <text:p>0,15</text:p>
          </table:table-cell>
          <table:table-cell table:style-name="ce4" table:formula="of:=COS(RADIANS([.$A69])) * TAN(RADIANS([.V$3]))" office:value-type="float" office:value="0.153820467730938" calcext:value-type="float">
            <text:p>0,15</text:p>
          </table:table-cell>
          <table:table-cell table:style-name="ce4" table:formula="of:=COS(RADIANS([.$A69])) * TAN(RADIANS([.W$3]))" office:value-type="float" office:value="0.162227951231438" calcext:value-type="float">
            <text:p>0,16</text:p>
          </table:table-cell>
          <table:table-cell table:style-name="ce4" table:formula="of:=COS(RADIANS([.$A69])) * TAN(RADIANS([.X$3]))" office:value-type="float" office:value="0.170748861260109" calcext:value-type="float">
            <text:p>0,17</text:p>
          </table:table-cell>
          <table:table-cell table:style-name="ce4" table:formula="of:=COS(RADIANS([.$A69])) * TAN(RADIANS([.Y$3]))" office:value-type="float" office:value="0.179390808979206" calcext:value-type="float">
            <text:p>0,18</text:p>
          </table:table-cell>
          <table:table-cell table:style-name="ce4" table:formula="of:=COS(RADIANS([.$A69])) * TAN(RADIANS([.Z$3]))" office:value-type="float" office:value="0.18816177306219" calcext:value-type="float">
            <text:p>0,19</text:p>
          </table:table-cell>
          <table:table-cell table:style-name="ce4" table:formula="of:=COS(RADIANS([.$A69])) * TAN(RADIANS([.AA$3]))" office:value-type="float" office:value="0.197070131925842" calcext:value-type="float">
            <text:p>0,20</text:p>
          </table:table-cell>
          <table:table-cell table:style-name="ce4" table:formula="of:=COS(RADIANS([.$A69])) * TAN(RADIANS([.AB$3]))" office:value-type="float" office:value="0.206124698773996" calcext:value-type="float">
            <text:p>0,21</text:p>
          </table:table-cell>
          <table:table-cell table:style-name="ce4" table:formula="of:=COS(RADIANS([.$A69])) * TAN(RADIANS([.AC$3]))" office:value-type="float" office:value="0.215334759777984" calcext:value-type="float">
            <text:p>0,22</text:p>
          </table:table-cell>
          <table:table-cell table:style-name="ce4" table:formula="of:=COS(RADIANS([.$A69])) * TAN(RADIANS([.AD$3]))" office:value-type="float" office:value="0.224710115759909" calcext:value-type="float">
            <text:p>0,22</text:p>
          </table:table-cell>
          <table:table-cell table:style-name="ce4" table:formula="of:=COS(RADIANS([.$A69])) * TAN(RADIANS([.AE$3]))" office:value-type="float" office:value="0.234261127792105" calcext:value-type="float">
            <text:p>0,23</text:p>
          </table:table-cell>
          <table:table-cell table:style-name="ce4" table:formula="of:=COS(RADIANS([.$A69])) * TAN(RADIANS([.AF$3]))" office:value-type="float" office:value="0.243998767180444" calcext:value-type="float">
            <text:p>0,24</text:p>
          </table:table-cell>
          <table:table-cell table:style-name="ce4" table:formula="of:=COS(RADIANS([.$A69])) * TAN(RADIANS([.AG$3]))" office:value-type="float" office:value="0.253934670361868" calcext:value-type="float">
            <text:p>0,25</text:p>
          </table:table-cell>
          <table:table-cell table:style-name="ce4" table:formula="of:=COS(RADIANS([.$A69])) * TAN(RADIANS([.AH$3]))" office:value-type="float" office:value="0.264081199318957" calcext:value-type="float">
            <text:p>0,26</text:p>
          </table:table-cell>
          <table:table-cell table:style-name="ce4" table:formula="of:=COS(RADIANS([.$A69])) * TAN(RADIANS([.AI$3]))" office:value-type="float" office:value="0.274451508198343" calcext:value-type="float">
            <text:p>0,27</text:p>
          </table:table-cell>
          <table:table-cell table:style-name="ce4" table:formula="of:=COS(RADIANS([.$A69])) * TAN(RADIANS([.AJ$3]))" office:value-type="float" office:value="0.285059616917244" calcext:value-type="float">
            <text:p>0,29</text:p>
          </table:table-cell>
          <table:table-cell table:style-name="ce4" table:formula="of:=COS(RADIANS([.$A69])) * TAN(RADIANS([.AK$3]))" office:value-type="float" office:value="0.295920492655922" calcext:value-type="float">
            <text:p>0,30</text:p>
          </table:table-cell>
          <table:table-cell table:style-name="ce4" table:formula="of:=COS(RADIANS([.$A69])) * TAN(RADIANS([.AL$3]))" office:value-type="float" office:value="0.307050140266319" calcext:value-type="float">
            <text:p>0,31</text:p>
          </table:table-cell>
          <table:table-cell table:style-name="ce4" table:formula="of:=COS(RADIANS([.$A69])) * TAN(RADIANS([.AM$3]))" office:value-type="float" office:value="0.318465702782107" calcext:value-type="float">
            <text:p>0,32</text:p>
          </table:table-cell>
          <table:table-cell table:style-name="ce4" table:formula="of:=COS(RADIANS([.$A69])) * TAN(RADIANS([.AN$3]))" office:value-type="float" office:value="0.330185573397262" calcext:value-type="float">
            <text:p>0,33</text:p>
          </table:table-cell>
          <table:table-cell table:style-name="ce4" table:formula="of:=COS(RADIANS([.$A69])) * TAN(RADIANS([.AO$3]))" office:value-type="float" office:value="0.342229520494247" calcext:value-type="float">
            <text:p>0,34</text:p>
          </table:table-cell>
          <table:table-cell table:style-name="ce4" table:formula="of:=COS(RADIANS([.$A69])) * TAN(RADIANS([.AP$3]))" office:value-type="float" office:value="0.354618827555404" calcext:value-type="float">
            <text:p>0,35</text:p>
          </table:table-cell>
          <table:table-cell table:style-name="ce4" table:formula="of:=COS(RADIANS([.$A69])) * TAN(RADIANS([.AQ$3]))" office:value-type="float" office:value="0.367376450090137" calcext:value-type="float">
            <text:p>0,37</text:p>
          </table:table-cell>
          <table:table-cell table:style-name="ce4" table:formula="of:=COS(RADIANS([.$A69])) * TAN(RADIANS([.AR$3]))" office:value-type="float" office:value="0.380527192065449" calcext:value-type="float">
            <text:p>0,38</text:p>
          </table:table-cell>
          <table:table-cell table:style-name="ce4" table:formula="of:=COS(RADIANS([.$A69])) * TAN(RADIANS([.AS$3]))" office:value-type="float" office:value="0.394097904750477" calcext:value-type="float">
            <text:p>0,39</text:p>
          </table:table-cell>
          <table:table-cell table:style-name="ce4" table:formula="of:=COS(RADIANS([.$A69])) * TAN(RADIANS([.AT$3]))" office:value-type="float" office:value="0.408117711391471" calcext:value-type="float">
            <text:p>0,41</text:p>
          </table:table-cell>
          <table:table-cell table:style-name="ce4" table:formula="of:=COS(RADIANS([.$A69])) * TAN(RADIANS([.AU$3]))" office:value-type="float" office:value="0.422618261740699" calcext:value-type="float">
            <text:p>0,42</text:p>
          </table:table-cell>
          <table:table-cell table:style-name="ce4" table:formula="of:=COS(RADIANS([.$A69])) * TAN(RADIANS([.AV$3]))" office:value-type="float" office:value="0.437634021193971" calcext:value-type="float">
            <text:p>0,44</text:p>
          </table:table-cell>
          <table:table-cell table:style-name="ce4" table:formula="of:=COS(RADIANS([.$A69])) * TAN(RADIANS([.AW$3]))" office:value-type="float" office:value="0.453202600175748" calcext:value-type="float">
            <text:p>0,45</text:p>
          </table:table-cell>
          <table:table-cell table:style-name="ce4" table:formula="of:=COS(RADIANS([.$A69])) * TAN(RADIANS([.AX$3]))" office:value-type="float" office:value="0.46936513048458" calcext:value-type="float">
            <text:p>0,47</text:p>
          </table:table-cell>
          <table:table-cell table:style-name="ce4" table:formula="of:=COS(RADIANS([.$A69])) * TAN(RADIANS([.AY$3]))" office:value-type="float" office:value="0.48616669662116" calcext:value-type="float">
            <text:p>0,49</text:p>
          </table:table-cell>
          <table:table-cell table:style-name="ce4" table:formula="of:=COS(RADIANS([.$A69])) * TAN(RADIANS([.AZ$3]))" office:value-type="float" office:value="0.503656831725399" calcext:value-type="float">
            <text:p>0,50</text:p>
          </table:table-cell>
          <table:table-cell table:style-name="ce4" table:formula="of:=COS(RADIANS([.$A69])) * TAN(RADIANS([.BA$3]))" office:value-type="float" office:value="0.521890089723376" calcext:value-type="float">
            <text:p>0,52</text:p>
          </table:table-cell>
          <table:table-cell table:style-name="ce4" table:formula="of:=COS(RADIANS([.$A69])) * TAN(RADIANS([.BB$3]))" office:value-type="float" office:value="0.540926707726992" calcext:value-type="float">
            <text:p>0,54</text:p>
          </table:table-cell>
          <table:table-cell table:style-name="ce4" table:formula="of:=COS(RADIANS([.$A69])) * TAN(RADIANS([.BC$3]))" office:value-type="float" office:value="0.560833375765214" calcext:value-type="float">
            <text:p>0,56</text:p>
          </table:table-cell>
          <table:table-cell table:style-name="ce4" table:formula="of:=COS(RADIANS([.$A69])) * TAN(RADIANS([.BD$3]))" office:value-type="float" office:value="0.581684134720853" calcext:value-type="float">
            <text:p>0,58</text:p>
          </table:table-cell>
          <table:table-cell table:style-name="ce4" table:formula="of:=COS(RADIANS([.$A69])) * TAN(RADIANS([.BE$3]))" office:value-type="float" office:value="0.603561428117797" calcext:value-type="float">
            <text:p>0,60</text:p>
          </table:table-cell>
          <table:table-cell table:style-name="ce4" table:formula="of:=COS(RADIANS([.$A69])) * TAN(RADIANS([.BF$3]))" office:value-type="float" office:value="0.626557339437462" calcext:value-type="float">
            <text:p>0,63</text:p>
          </table:table-cell>
          <table:table-cell table:style-name="ce4" table:formula="of:=COS(RADIANS([.$A69])) * TAN(RADIANS([.BG$3]))" office:value-type="float" office:value="0.650775054322724" calcext:value-type="float">
            <text:p>0,65</text:p>
          </table:table-cell>
          <table:table-cell table:style-name="ce4" table:formula="of:=COS(RADIANS([.$A69])) * TAN(RADIANS([.BH$3]))" office:value-type="float" office:value="0.67633059686695" calcext:value-type="float">
            <text:p>0,68</text:p>
          </table:table-cell>
          <table:table-cell table:style-name="ce4" table:formula="of:=COS(RADIANS([.$A69])) * TAN(RADIANS([.BI$3]))" office:value-type="float" office:value="0.703354901881687" calcext:value-type="float">
            <text:p>0,70</text:p>
          </table:table-cell>
          <table:table-cell table:style-name="ce4" table:formula="of:=COS(RADIANS([.$A69])) * TAN(RADIANS([.BJ$3]))" office:value-type="float" office:value="0.731996301541333" calcext:value-type="float">
            <text:p>0,73</text:p>
          </table:table-cell>
          <table:table-cell table:style-name="ce4" table:formula="of:=COS(RADIANS([.$A69])) * TAN(RADIANS([.BK$3]))" office:value-type="float" office:value="0.76242352643002" calcext:value-type="float">
            <text:p>0,76</text:p>
          </table:table-cell>
          <table:table-cell table:style-name="ce4" table:formula="of:=COS(RADIANS([.$A69])) * TAN(RADIANS([.BL$3]))" office:value-type="float" office:value="0.794829349594397" calcext:value-type="float">
            <text:p>0,79</text:p>
          </table:table-cell>
          <table:table-cell table:style-name="ce4" table:formula="of:=COS(RADIANS([.$A69])) * TAN(RADIANS([.BM$3]))" office:value-type="float" office:value="0.829435040310622" calcext:value-type="float">
            <text:p>0,83</text:p>
          </table:table-cell>
          <table:table-cell table:style-name="ce4" table:formula="of:=COS(RADIANS([.$A69])) * TAN(RADIANS([.BN$3]))" office:value-type="float" office:value="0.86649584556852" calcext:value-type="float">
            <text:p>0,87</text:p>
          </table:table-cell>
          <table:table-cell table:style-name="ce4" table:formula="of:=COS(RADIANS([.$A69])) * TAN(RADIANS([.BO$3]))" office:value-type="float" office:value="0.90630778703665" calcext:value-type="float">
            <text:p>0,91</text:p>
          </table:table-cell>
          <table:table-cell table:style-name="ce4" table:formula="of:=COS(RADIANS([.$A69])) * TAN(RADIANS([.BP$3]))" office:value-type="float" office:value="0.949216157193088" calcext:value-type="float">
            <text:p>0,95</text:p>
          </table:table-cell>
          <table:table-cell table:style-name="ce4" table:formula="of:=COS(RADIANS([.$A69])) * TAN(RADIANS([.BQ$3]))" office:value-type="float" office:value="0.995626231762149" calcext:value-type="float">
            <text:p>1,00</text:p>
          </table:table-cell>
          <table:table-cell table:style-name="ce4" table:formula="of:=COS(RADIANS([.$A69])) * TAN(RADIANS([.BR$3]))" office:value-type="float" office:value="1.04601690364805" calcext:value-type="float">
            <text:p>1,05</text:p>
          </table:table-cell>
          <table:table-cell table:style-name="ce4" table:formula="of:=COS(RADIANS([.$A69])) * TAN(RADIANS([.BS$3]))" office:value-type="float" office:value="1.1009582122006" calcext:value-type="float">
            <text:p>1,10</text:p>
          </table:table-cell>
          <table:table-cell table:style-name="ce4" table:formula="of:=COS(RADIANS([.$A69])) * TAN(RADIANS([.BT$3]))" office:value-type="float" office:value="1.16113413118173" calcext:value-type="float">
            <text:p>1,16</text:p>
          </table:table-cell>
          <table:table-cell table:style-name="ce4" table:formula="of:=COS(RADIANS([.$A69])) * TAN(RADIANS([.BU$3]))" office:value-type="float" office:value="1.22737255285179" calcext:value-type="float">
            <text:p>1,23</text:p>
          </table:table-cell>
          <table:table-cell table:style-name="ce4" table:formula="of:=COS(RADIANS([.$A69])) * TAN(RADIANS([.BV$3]))" office:value-type="float" office:value="1.30068526666897" calcext:value-type="float">
            <text:p>1,30</text:p>
          </table:table-cell>
          <table:table-cell table:style-name="ce4" table:formula="of:=COS(RADIANS([.$A69])) * TAN(RADIANS([.BW$3]))" office:value-type="float" office:value="1.38232204803378" calcext:value-type="float">
            <text:p>1,38</text:p>
          </table:table-cell>
          <table:table-cell table:style-name="ce4" table:formula="of:=COS(RADIANS([.$A69])) * TAN(RADIANS([.BX$3]))" office:value-type="float" office:value="1.47384503022545" calcext:value-type="float">
            <text:p>1,47</text:p>
          </table:table-cell>
          <table:table-cell table:style-name="ce4" table:formula="of:=COS(RADIANS([.$A69])) * TAN(RADIANS([.BY$3]))" office:value-type="float" office:value="1.57723282502273" calcext:value-type="float">
            <text:p>1,58</text:p>
          </table:table-cell>
          <table:table-cell table:style-name="ce4" table:formula="of:=COS(RADIANS([.$A69])) * TAN(RADIANS([.BZ$3]))" office:value-type="float" office:value="1.69502926635366" calcext:value-type="float">
            <text:p>1,70</text:p>
          </table:table-cell>
          <table:table-cell table:style-name="ce4" table:formula="of:=COS(RADIANS([.$A69])) * TAN(RADIANS([.CA$3]))" office:value-type="float" office:value="1.83056080476175" calcext:value-type="float">
            <text:p>1,83</text:p>
          </table:table-cell>
          <table:table-cell table:style-name="ce4" table:formula="of:=COS(RADIANS([.$A69])) * TAN(RADIANS([.CB$3]))" office:value-type="float" office:value="1.98826259900074" calcext:value-type="float">
            <text:p>1,99</text:p>
          </table:table-cell>
          <table:table-cell table:style-name="ce4" table:formula="of:=COS(RADIANS([.$A69])) * TAN(RADIANS([.CC$3]))" office:value-type="float" office:value="2.17418247566051" calcext:value-type="float">
            <text:p>2,17</text:p>
          </table:table-cell>
          <table:table-cell table:style-name="ce4" table:formula="of:=COS(RADIANS([.$A69])) * TAN(RADIANS([.CD$3]))" office:value-type="float" office:value="2.39678726444847" calcext:value-type="float">
            <text:p>2,40</text:p>
          </table:table-cell>
          <table:table-cell table:style-name="ce4" table:formula="of:=COS(RADIANS([.$A69])) * TAN(RADIANS([.CE$3]))" office:value-type="float" office:value="2.66830669019467" calcext:value-type="float">
            <text:p>2,67</text:p>
          </table:table-cell>
          <table:table-cell table:style-name="ce4" table:formula="of:=COS(RADIANS([.$A69])) * TAN(RADIANS([.CF$3]))" office:value-type="float" office:value="3.00708518371642" calcext:value-type="float">
            <text:p>3,01</text:p>
          </table:table-cell>
          <table:table-cell table:style-name="ce4" table:formula="of:=COS(RADIANS([.$A69])) * TAN(RADIANS([.CG$3]))" office:value-type="float" office:value="3.4419495304047" calcext:value-type="float">
            <text:p>3,44</text:p>
          </table:table-cell>
          <table:table-cell table:style-name="ce4" table:formula="of:=COS(RADIANS([.$A69])) * TAN(RADIANS([.CH$3]))" office:value-type="float" office:value="4.02094416721105" calcext:value-type="float">
            <text:p>4,02</text:p>
          </table:table-cell>
          <table:table-cell table:style-name="ce4" table:formula="of:=COS(RADIANS([.$A69])) * TAN(RADIANS([.CI$3]))" office:value-type="float" office:value="4.83054883579827" calcext:value-type="float">
            <text:p>4,83</text:p>
          </table:table-cell>
          <table:table-cell table:style-name="ce4" table:formula="of:=COS(RADIANS([.$A69])) * TAN(RADIANS([.CJ$3]))" office:value-type="float" office:value="6.04372271514548" calcext:value-type="float">
            <text:p>6,04</text:p>
          </table:table-cell>
          <table:table-cell table:style-name="ce4" table:formula="of:=COS(RADIANS([.$A69])) * TAN(RADIANS([.CK$3]))" office:value-type="float" office:value="8.06403681900436" calcext:value-type="float">
            <text:p>8,06</text:p>
          </table:table-cell>
          <table:table-cell table:style-name="ce4" table:formula="of:=COS(RADIANS([.$A69])) * TAN(RADIANS([.CL$3]))" office:value-type="float" office:value="12.1022035851922" calcext:value-type="float">
            <text:p>12,10</text:p>
          </table:table-cell>
          <table:table-cell table:style-name="ce4" table:formula="of:=COS(RADIANS([.$A69])) * TAN(RADIANS([.CM$3]))" office:value-type="float" office:value="24.2117839995828" calcext:value-type="float">
            <text:p>24,21</text:p>
          </table:table-cell>
          <table:table-cell table:number-columns-repeated="93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style-name="ce4" table:formula="of:=COS(RADIANS([.$A70])) * TAN(RADIANS([.B$3]))" office:value-type="float" office:value="0" calcext:value-type="float">
            <text:p>0,00</text:p>
          </table:table-cell>
          <table:table-cell table:style-name="ce4" table:formula="of:=COS(RADIANS([.$A70])) * TAN(RADIANS([.C$3]))" office:value-type="float" office:value="0.00709961451357336" calcext:value-type="float">
            <text:p>0,01</text:p>
          </table:table-cell>
          <table:table-cell table:style-name="ce4" table:formula="of:=COS(RADIANS([.$A70])) * TAN(RADIANS([.D$3]))" office:value-type="float" office:value="0.0142035565566973" calcext:value-type="float">
            <text:p>0,01</text:p>
          </table:table-cell>
          <table:table-cell table:style-name="ce4" table:formula="of:=COS(RADIANS([.$A70])) * TAN(RADIANS([.E$3]))" office:value-type="float" office:value="0.0213161642166417" calcext:value-type="float">
            <text:p>0,02</text:p>
          </table:table-cell>
          <table:table-cell table:style-name="ce4" table:formula="of:=COS(RADIANS([.$A70])) * TAN(RADIANS([.F$3]))" office:value-type="float" office:value="0.0284417967508962" calcext:value-type="float">
            <text:p>0,03</text:p>
          </table:table-cell>
          <table:table-cell table:style-name="ce4" table:formula="of:=COS(RADIANS([.$A70])) * TAN(RADIANS([.G$3]))" office:value-type="float" office:value="0.0355848453097225" calcext:value-type="float">
            <text:p>0,04</text:p>
          </table:table-cell>
          <table:table-cell table:style-name="ce4" table:formula="of:=COS(RADIANS([.$A70])) * TAN(RADIANS([.H$3]))" office:value-type="float" office:value="0.0427497438250104" calcext:value-type="float">
            <text:p>0,04</text:p>
          </table:table-cell>
          <table:table-cell table:style-name="ce4" table:formula="of:=COS(RADIANS([.$A70])) * TAN(RADIANS([.I$3]))" office:value-type="float" office:value="0.0499409801231836" calcext:value-type="float">
            <text:p>0,05</text:p>
          </table:table-cell>
          <table:table-cell table:style-name="ce4" table:formula="of:=COS(RADIANS([.$A70])) * TAN(RADIANS([.J$3]))" office:value-type="float" office:value="0.0571631073219216" calcext:value-type="float">
            <text:p>0,06</text:p>
          </table:table-cell>
          <table:table-cell table:style-name="ce4" table:formula="of:=COS(RADIANS([.$A70])) * TAN(RADIANS([.K$3]))" office:value-type="float" office:value="0.0644207555730413" calcext:value-type="float">
            <text:p>0,06</text:p>
          </table:table-cell>
          <table:table-cell table:style-name="ce4" table:formula="of:=COS(RADIANS([.$A70])) * TAN(RADIANS([.L$3]))" office:value-type="float" office:value="0.0717186442170525" calcext:value-type="float">
            <text:p>0,07</text:p>
          </table:table-cell>
          <table:table-cell table:style-name="ce4" table:formula="of:=COS(RADIANS([.$A70])) * TAN(RADIANS([.M$3]))" office:value-type="float" office:value="0.0790615944187119" calcext:value-type="float">
            <text:p>0,08</text:p>
          </table:table-cell>
          <table:table-cell table:style-name="ce4" table:formula="of:=COS(RADIANS([.$A70])) * TAN(RADIANS([.N$3]))" office:value-type="float" office:value="0.0864545423573991" calcext:value-type="float">
            <text:p>0,09</text:p>
          </table:table-cell>
          <table:table-cell table:style-name="ce4" table:formula="of:=COS(RADIANS([.$A70])) * TAN(RADIANS([.O$3]))" office:value-type="float" office:value="0.0939025530513938" calcext:value-type="float">
            <text:p>0,09</text:p>
          </table:table-cell>
          <table:table-cell table:style-name="ce4" table:formula="of:=COS(RADIANS([.$A70])) * TAN(RADIANS([.P$3]))" office:value-type="float" office:value="0.101410834901229" calcext:value-type="float">
            <text:p>0,10</text:p>
          </table:table-cell>
          <table:table-cell table:style-name="ce4" table:formula="of:=COS(RADIANS([.$A70])) * TAN(RADIANS([.Q$3]))" office:value-type="float" office:value="0.108984755044307" calcext:value-type="float">
            <text:p>0,11</text:p>
          </table:table-cell>
          <table:table-cell table:style-name="ce4" table:formula="of:=COS(RADIANS([.$A70])) * TAN(RADIANS([.R$3]))" office:value-type="float" office:value="0.116629855621013" calcext:value-type="float">
            <text:p>0,12</text:p>
          </table:table-cell>
          <table:table-cell table:style-name="ce4" table:formula="of:=COS(RADIANS([.$A70])) * TAN(RADIANS([.S$3]))" office:value-type="float" office:value="0.124351871061772" calcext:value-type="float">
            <text:p>0,12</text:p>
          </table:table-cell>
          <table:table-cell table:style-name="ce4" table:formula="of:=COS(RADIANS([.$A70])) * TAN(RADIANS([.T$3]))" office:value-type="float" office:value="0.132156746514981" calcext:value-type="float">
            <text:p>0,13</text:p>
          </table:table-cell>
          <table:table-cell table:style-name="ce4" table:formula="of:=COS(RADIANS([.$A70])) * TAN(RADIANS([.U$3]))" office:value-type="float" office:value="0.140050657547741" calcext:value-type="float">
            <text:p>0,14</text:p>
          </table:table-cell>
          <table:table-cell table:style-name="ce4" table:formula="of:=COS(RADIANS([.$A70])) * TAN(RADIANS([.V$3]))" office:value-type="float" office:value="0.148040031264948" calcext:value-type="float">
            <text:p>0,15</text:p>
          </table:table-cell>
          <table:table-cell table:style-name="ce4" table:formula="of:=COS(RADIANS([.$A70])) * TAN(RADIANS([.W$3]))" office:value-type="float" office:value="0.156131569007836" calcext:value-type="float">
            <text:p>0,16</text:p>
          </table:table-cell>
          <table:table-cell table:style-name="ce4" table:formula="of:=COS(RADIANS([.$A70])) * TAN(RADIANS([.X$3]))" office:value-type="float" office:value="0.164332270810777" calcext:value-type="float">
            <text:p>0,16</text:p>
          </table:table-cell>
          <table:table-cell table:style-name="ce4" table:formula="of:=COS(RADIANS([.$A70])) * TAN(RADIANS([.Y$3]))" office:value-type="float" office:value="0.172649461815312" calcext:value-type="float">
            <text:p>0,17</text:p>
          </table:table-cell>
          <table:table-cell table:style-name="ce4" table:formula="of:=COS(RADIANS([.$A70])) * TAN(RADIANS([.Z$3]))" office:value-type="float" office:value="0.181090820863446" calcext:value-type="float">
            <text:p>0,18</text:p>
          </table:table-cell>
          <table:table-cell table:style-name="ce4" table:formula="of:=COS(RADIANS([.$A70])) * TAN(RADIANS([.AA$3]))" office:value-type="float" office:value="0.189664411518502" calcext:value-type="float">
            <text:p>0,19</text:p>
          </table:table-cell>
          <table:table-cell table:style-name="ce4" table:formula="of:=COS(RADIANS([.$A70])) * TAN(RADIANS([.AB$3]))" office:value-type="float" office:value="0.198378715791949" calcext:value-type="float">
            <text:p>0,20</text:p>
          </table:table-cell>
          <table:table-cell table:style-name="ce4" table:formula="of:=COS(RADIANS([.$A70])) * TAN(RADIANS([.AC$3]))" office:value-type="float" office:value="0.207242670889052" calcext:value-type="float">
            <text:p>0,21</text:p>
          </table:table-cell>
          <table:table-cell table:style-name="ce4" table:formula="of:=COS(RADIANS([.$A70])) * TAN(RADIANS([.AD$3]))" office:value-type="float" office:value="0.216265709325732" calcext:value-type="float">
            <text:p>0,22</text:p>
          </table:table-cell>
          <table:table-cell table:style-name="ce4" table:formula="of:=COS(RADIANS([.$A70])) * TAN(RADIANS([.AE$3]))" office:value-type="float" office:value="0.22545780281443" calcext:value-type="float">
            <text:p>0,23</text:p>
          </table:table-cell>
          <table:table-cell table:style-name="ce4" table:formula="of:=COS(RADIANS([.$A70])) * TAN(RADIANS([.AF$3]))" office:value-type="float" office:value="0.234829510369098" calcext:value-type="float">
            <text:p>0,23</text:p>
          </table:table-cell>
          <table:table-cell table:style-name="ce4" table:formula="of:=COS(RADIANS([.$A70])) * TAN(RADIANS([.AG$3]))" office:value-type="float" office:value="0.244392031139717" calcext:value-type="float">
            <text:p>0,24</text:p>
          </table:table-cell>
          <table:table-cell table:style-name="ce4" table:formula="of:=COS(RADIANS([.$A70])) * TAN(RADIANS([.AH$3]))" office:value-type="float" office:value="0.254157262556551" calcext:value-type="float">
            <text:p>0,25</text:p>
          </table:table-cell>
          <table:table-cell table:style-name="ce4" table:formula="of:=COS(RADIANS([.$A70])) * TAN(RADIANS([.AI$3]))" office:value-type="float" office:value="0.26413786444509" calcext:value-type="float">
            <text:p>0,26</text:p>
          </table:table-cell>
          <table:table-cell table:style-name="ce4" table:formula="of:=COS(RADIANS([.$A70])) * TAN(RADIANS([.AJ$3]))" office:value-type="float" office:value="0.274347329866526" calcext:value-type="float">
            <text:p>0,27</text:p>
          </table:table-cell>
          <table:table-cell table:style-name="ce4" table:formula="of:=COS(RADIANS([.$A70])) * TAN(RADIANS([.AK$3]))" office:value-type="float" office:value="0.284800063547787" calcext:value-type="float">
            <text:p>0,28</text:p>
          </table:table-cell>
          <table:table-cell table:style-name="ce4" table:formula="of:=COS(RADIANS([.$A70])) * TAN(RADIANS([.AL$3]))" office:value-type="float" office:value="0.295511468892706" calcext:value-type="float">
            <text:p>0,30</text:p>
          </table:table-cell>
          <table:table-cell table:style-name="ce4" table:formula="of:=COS(RADIANS([.$A70])) * TAN(RADIANS([.AM$3]))" office:value-type="float" office:value="0.306498044714984" calcext:value-type="float">
            <text:p>0,31</text:p>
          </table:table-cell>
          <table:table-cell table:style-name="ce4" table:formula="of:=COS(RADIANS([.$A70])) * TAN(RADIANS([.AN$3]))" office:value-type="float" office:value="0.317777493008716" calcext:value-type="float">
            <text:p>0,32</text:p>
          </table:table-cell>
          <table:table-cell table:style-name="ce4" table:formula="of:=COS(RADIANS([.$A70])) * TAN(RADIANS([.AO$3]))" office:value-type="float" office:value="0.32936883927812" calcext:value-type="float">
            <text:p>0,33</text:p>
          </table:table-cell>
          <table:table-cell table:style-name="ce4" table:formula="of:=COS(RADIANS([.$A70])) * TAN(RADIANS([.AP$3]))" office:value-type="float" office:value="0.341292567191189" calcext:value-type="float">
            <text:p>0,34</text:p>
          </table:table-cell>
          <table:table-cell table:style-name="ce4" table:formula="of:=COS(RADIANS([.$A70])) * TAN(RADIANS([.AQ$3]))" office:value-type="float" office:value="0.353570769609685" calcext:value-type="float">
            <text:p>0,35</text:p>
          </table:table-cell>
          <table:table-cell table:style-name="ce4" table:formula="of:=COS(RADIANS([.$A70])) * TAN(RADIANS([.AR$3]))" office:value-type="float" office:value="0.366227318389578" calcext:value-type="float">
            <text:p>0,37</text:p>
          </table:table-cell>
          <table:table-cell table:style-name="ce4" table:formula="of:=COS(RADIANS([.$A70])) * TAN(RADIANS([.AS$3]))" office:value-type="float" office:value="0.379288055753173" calcext:value-type="float">
            <text:p>0,38</text:p>
          </table:table-cell>
          <table:table-cell table:style-name="ce4" table:formula="of:=COS(RADIANS([.$A70])) * TAN(RADIANS([.AT$3]))" office:value-type="float" office:value="0.392781010521012" calcext:value-type="float">
            <text:p>0,39</text:p>
          </table:table-cell>
          <table:table-cell table:style-name="ce4" table:formula="of:=COS(RADIANS([.$A70])) * TAN(RADIANS([.AU$3]))" office:value-type="float" office:value="0.4067366430758" calcext:value-type="float">
            <text:p>0,41</text:p>
          </table:table-cell>
          <table:table-cell table:style-name="ce4" table:formula="of:=COS(RADIANS([.$A70])) * TAN(RADIANS([.AV$3]))" office:value-type="float" office:value="0.421188123634406" calcext:value-type="float">
            <text:p>0,42</text:p>
          </table:table-cell>
          <table:table-cell table:style-name="ce4" table:formula="of:=COS(RADIANS([.$A70])) * TAN(RADIANS([.AW$3]))" office:value-type="float" office:value="0.436171649254966" calcext:value-type="float">
            <text:p>0,44</text:p>
          </table:table-cell>
          <table:table-cell table:style-name="ce4" table:formula="of:=COS(RADIANS([.$A70])) * TAN(RADIANS([.AX$3]))" office:value-type="float" office:value="0.451726806039598" calcext:value-type="float">
            <text:p>0,45</text:p>
          </table:table-cell>
          <table:table-cell table:style-name="ce4" table:formula="of:=COS(RADIANS([.$A70])) * TAN(RADIANS([.AY$3]))" office:value-type="float" office:value="0.467896984253528" calcext:value-type="float">
            <text:p>0,47</text:p>
          </table:table-cell>
          <table:table-cell table:style-name="ce4" table:formula="of:=COS(RADIANS([.$A70])) * TAN(RADIANS([.AZ$3]))" office:value-type="float" office:value="0.484729855625294" calcext:value-type="float">
            <text:p>0,48</text:p>
          </table:table-cell>
          <table:table-cell table:style-name="ce4" table:formula="of:=COS(RADIANS([.$A70])) * TAN(RADIANS([.BA$3]))" office:value-type="float" office:value="0.502277923992918" calcext:value-type="float">
            <text:p>0,50</text:p>
          </table:table-cell>
          <table:table-cell table:style-name="ce4" table:formula="of:=COS(RADIANS([.$A70])) * TAN(RADIANS([.BB$3]))" office:value-type="float" office:value="0.520599162811173" calcext:value-type="float">
            <text:p>0,52</text:p>
          </table:table-cell>
          <table:table-cell table:style-name="ce4" table:formula="of:=COS(RADIANS([.$A70])) * TAN(RADIANS([.BC$3]))" office:value-type="float" office:value="0.53975775595701" calcext:value-type="float">
            <text:p>0,54</text:p>
          </table:table-cell>
          <table:table-cell table:style-name="ce4" table:formula="of:=COS(RADIANS([.$A70])) * TAN(RADIANS([.BD$3]))" office:value-type="float" office:value="0.559824961922668" calcext:value-type="float">
            <text:p>0,56</text:p>
          </table:table-cell>
          <table:table-cell table:style-name="ce4" table:formula="of:=COS(RADIANS([.$A70])) * TAN(RADIANS([.BE$3]))" office:value-type="float" office:value="0.580880126077683" calcext:value-type="float">
            <text:p>0,58</text:p>
          </table:table-cell>
          <table:table-cell table:style-name="ce4" table:formula="of:=COS(RADIANS([.$A70])) * TAN(RADIANS([.BF$3]))" office:value-type="float" office:value="0.603011871488079" calcext:value-type="float">
            <text:p>0,60</text:p>
          </table:table-cell>
          <table:table-cell table:style-name="ce4" table:formula="of:=COS(RADIANS([.$A70])) * TAN(RADIANS([.BG$3]))" office:value-type="float" office:value="0.626319506171982" calcext:value-type="float">
            <text:p>0,63</text:p>
          </table:table-cell>
          <table:table-cell table:style-name="ce4" table:formula="of:=COS(RADIANS([.$A70])) * TAN(RADIANS([.BH$3]))" office:value-type="float" office:value="0.650914694140449" calcext:value-type="float">
            <text:p>0,65</text:p>
          </table:table-cell>
          <table:table-cell table:style-name="ce4" table:formula="of:=COS(RADIANS([.$A70])) * TAN(RADIANS([.BI$3]))" office:value-type="float" office:value="0.67692344979118" calcext:value-type="float">
            <text:p>0,68</text:p>
          </table:table-cell>
          <table:table-cell table:style-name="ce4" table:formula="of:=COS(RADIANS([.$A70])) * TAN(RADIANS([.BJ$3]))" office:value-type="float" office:value="0.704488531107294" calcext:value-type="float">
            <text:p>0,70</text:p>
          </table:table-cell>
          <table:table-cell table:style-name="ce4" table:formula="of:=COS(RADIANS([.$A70])) * TAN(RADIANS([.BK$3]))" office:value-type="float" office:value="0.733772327927532" calcext:value-type="float">
            <text:p>0,73</text:p>
          </table:table-cell>
          <table:table-cell table:style-name="ce4" table:formula="of:=COS(RADIANS([.$A70])) * TAN(RADIANS([.BL$3]))" office:value-type="float" office:value="0.764960369058783" calcext:value-type="float">
            <text:p>0,76</text:p>
          </table:table-cell>
          <table:table-cell table:style-name="ce4" table:formula="of:=COS(RADIANS([.$A70])) * TAN(RADIANS([.BM$3]))" office:value-type="float" office:value="0.798265608674465" calcext:value-type="float">
            <text:p>0,80</text:p>
          </table:table-cell>
          <table:table-cell table:style-name="ce4" table:formula="of:=COS(RADIANS([.$A70])) * TAN(RADIANS([.BN$3]))" office:value-type="float" office:value="0.83393370180938" calcext:value-type="float">
            <text:p>0,83</text:p>
          </table:table-cell>
          <table:table-cell table:style-name="ce4" table:formula="of:=COS(RADIANS([.$A70])) * TAN(RADIANS([.BO$3]))" office:value-type="float" office:value="0.87224954590088" calcext:value-type="float">
            <text:p>0,87</text:p>
          </table:table-cell>
          <table:table-cell table:style-name="ce4" table:formula="of:=COS(RADIANS([.$A70])) * TAN(RADIANS([.BP$3]))" office:value-type="float" office:value="0.913545457642601" calcext:value-type="float">
            <text:p>0,91</text:p>
          </table:table-cell>
          <table:table-cell table:style-name="ce4" table:formula="of:=COS(RADIANS([.$A70])) * TAN(RADIANS([.BQ$3]))" office:value-type="float" office:value="0.958211482857336" calcext:value-type="float">
            <text:p>0,96</text:p>
          </table:table-cell>
          <table:table-cell table:style-name="ce4" table:formula="of:=COS(RADIANS([.$A70])) * TAN(RADIANS([.BR$3]))" office:value-type="float" office:value="1.00670851807959" calcext:value-type="float">
            <text:p>1,01</text:p>
          </table:table-cell>
          <table:table-cell table:style-name="ce4" table:formula="of:=COS(RADIANS([.$A70])) * TAN(RADIANS([.BS$3]))" office:value-type="float" office:value="1.05958518108703" calcext:value-type="float">
            <text:p>1,06</text:p>
          </table:table-cell>
          <table:table-cell table:style-name="ce4" table:formula="of:=COS(RADIANS([.$A70])) * TAN(RADIANS([.BT$3]))" office:value-type="float" office:value="1.11749974251554" calcext:value-type="float">
            <text:p>1,12</text:p>
          </table:table-cell>
          <table:table-cell table:style-name="ce4" table:formula="of:=COS(RADIANS([.$A70])) * TAN(RADIANS([.BU$3]))" office:value-type="float" office:value="1.18124898317009" calcext:value-type="float">
            <text:p>1,18</text:p>
          </table:table-cell>
          <table:table-cell table:style-name="ce4" table:formula="of:=COS(RADIANS([.$A70])) * TAN(RADIANS([.BV$3]))" office:value-type="float" office:value="1.25180667036032" calcext:value-type="float">
            <text:p>1,25</text:p>
          </table:table-cell>
          <table:table-cell table:style-name="ce4" table:formula="of:=COS(RADIANS([.$A70])) * TAN(RADIANS([.BW$3]))" office:value-type="float" office:value="1.33037561403793" calcext:value-type="float">
            <text:p>1,33</text:p>
          </table:table-cell>
          <table:table-cell table:style-name="ce4" table:formula="of:=COS(RADIANS([.$A70])) * TAN(RADIANS([.BX$3]))" office:value-type="float" office:value="1.41845924390191" calcext:value-type="float">
            <text:p>1,42</text:p>
          </table:table-cell>
          <table:table-cell table:style-name="ce4" table:formula="of:=COS(RADIANS([.$A70])) * TAN(RADIANS([.BY$3]))" office:value-type="float" office:value="1.5179618172589" calcext:value-type="float">
            <text:p>1,52</text:p>
          </table:table-cell>
          <table:table-cell table:style-name="ce4" table:formula="of:=COS(RADIANS([.$A70])) * TAN(RADIANS([.BZ$3]))" office:value-type="float" office:value="1.63133157301879" calcext:value-type="float">
            <text:p>1,63</text:p>
          </table:table-cell>
          <table:table-cell table:style-name="ce4" table:formula="of:=COS(RADIANS([.$A70])) * TAN(RADIANS([.CA$3]))" office:value-type="float" office:value="1.76176995667015" calcext:value-type="float">
            <text:p>1,76</text:p>
          </table:table-cell>
          <table:table-cell table:style-name="ce4" table:formula="of:=COS(RADIANS([.$A70])) * TAN(RADIANS([.CB$3]))" office:value-type="float" office:value="1.9135454576426" calcext:value-type="float">
            <text:p>1,91</text:p>
          </table:table-cell>
          <table:table-cell table:style-name="ce4" table:formula="of:=COS(RADIANS([.$A70])) * TAN(RADIANS([.CC$3]))" office:value-type="float" office:value="2.09247863057789" calcext:value-type="float">
            <text:p>2,09</text:p>
          </table:table-cell>
          <table:table-cell table:style-name="ce4" table:formula="of:=COS(RADIANS([.$A70])) * TAN(RADIANS([.CD$3]))" office:value-type="float" office:value="2.30671812924812" calcext:value-type="float">
            <text:p>2,31</text:p>
          </table:table-cell>
          <table:table-cell table:style-name="ce4" table:formula="of:=COS(RADIANS([.$A70])) * TAN(RADIANS([.CE$3]))" office:value-type="float" office:value="2.56803409629368" calcext:value-type="float">
            <text:p>2,57</text:p>
          </table:table-cell>
          <table:table-cell table:style-name="ce4" table:formula="of:=COS(RADIANS([.$A70])) * TAN(RADIANS([.CF$3]))" office:value-type="float" office:value="2.89408159512574" calcext:value-type="float">
            <text:p>2,89</text:p>
          </table:table-cell>
          <table:table-cell table:style-name="ce4" table:formula="of:=COS(RADIANS([.$A70])) * TAN(RADIANS([.CG$3]))" office:value-type="float" office:value="3.31260412616077" calcext:value-type="float">
            <text:p>3,31</text:p>
          </table:table-cell>
          <table:table-cell table:style-name="ce4" table:formula="of:=COS(RADIANS([.$A70])) * TAN(RADIANS([.CH$3]))" office:value-type="float" office:value="3.86984065911021" calcext:value-type="float">
            <text:p>3,87</text:p>
          </table:table-cell>
          <table:table-cell table:style-name="ce4" table:formula="of:=COS(RADIANS([.$A70])) * TAN(RADIANS([.CI$3]))" office:value-type="float" office:value="4.64902110380596" calcext:value-type="float">
            <text:p>4,65</text:p>
          </table:table-cell>
          <table:table-cell table:style-name="ce4" table:formula="of:=COS(RADIANS([.$A70])) * TAN(RADIANS([.CJ$3]))" office:value-type="float" office:value="5.81660498700239" calcext:value-type="float">
            <text:p>5,82</text:p>
          </table:table-cell>
          <table:table-cell table:style-name="ce4" table:formula="of:=COS(RADIANS([.$A70])) * TAN(RADIANS([.CK$3]))" office:value-type="float" office:value="7.76099748243705" calcext:value-type="float">
            <text:p>7,76</text:p>
          </table:table-cell>
          <table:table-cell table:style-name="ce4" table:formula="of:=COS(RADIANS([.$A70])) * TAN(RADIANS([.CL$3]))" office:value-type="float" office:value="11.6474135305614" calcext:value-type="float">
            <text:p>11,65</text:p>
          </table:table-cell>
          <table:table-cell table:style-name="ce4" table:formula="of:=COS(RADIANS([.$A70])) * TAN(RADIANS([.CM$3]))" office:value-type="float" office:value="23.3019266756364" calcext:value-type="float">
            <text:p>23,30</text:p>
          </table:table-cell>
          <table:table-cell table:number-columns-repeated="93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table:style-name="ce4" table:formula="of:=COS(RADIANS([.$A71])) * TAN(RADIANS([.B$3]))" office:value-type="float" office:value="0" calcext:value-type="float">
            <text:p>0,00</text:p>
          </table:table-cell>
          <table:table-cell table:style-name="ce4" table:formula="of:=COS(RADIANS([.$A71])) * TAN(RADIANS([.C$3]))" office:value-type="float" office:value="0.006820237217256" calcext:value-type="float">
            <text:p>0,01</text:p>
          </table:table-cell>
          <table:table-cell table:style-name="ce4" table:formula="of:=COS(RADIANS([.$A71])) * TAN(RADIANS([.D$3]))" office:value-type="float" office:value="0.0136446316712244" calcext:value-type="float">
            <text:p>0,01</text:p>
          </table:table-cell>
          <table:table-cell table:style-name="ce4" table:formula="of:=COS(RADIANS([.$A71])) * TAN(RADIANS([.E$3]))" office:value-type="float" office:value="0.0204773507408795" calcext:value-type="float">
            <text:p>0,02</text:p>
          </table:table-cell>
          <table:table-cell table:style-name="ce4" table:formula="of:=COS(RADIANS([.$A71])) * TAN(RADIANS([.F$3]))" office:value-type="float" office:value="0.027322582142345" calcext:value-type="float">
            <text:p>0,03</text:p>
          </table:table-cell>
          <table:table-cell table:style-name="ce4" table:formula="of:=COS(RADIANS([.$A71])) * TAN(RADIANS([.G$3]))" office:value-type="float" office:value="0.0341845442295026" calcext:value-type="float">
            <text:p>0,03</text:p>
          </table:table-cell>
          <table:table-cell table:style-name="ce4" table:formula="of:=COS(RADIANS([.$A71])) * TAN(RADIANS([.H$3]))" office:value-type="float" office:value="0.0410674964543599" calcext:value-type="float">
            <text:p>0,04</text:p>
          </table:table-cell>
          <table:table-cell table:style-name="ce4" table:formula="of:=COS(RADIANS([.$A71])) * TAN(RADIANS([.I$3]))" office:value-type="float" office:value="0.0479757500426519" calcext:value-type="float">
            <text:p>0,05</text:p>
          </table:table-cell>
          <table:table-cell table:style-name="ce4" table:formula="of:=COS(RADIANS([.$A71])) * TAN(RADIANS([.J$3]))" office:value-type="float" office:value="0.0549136789420899" calcext:value-type="float">
            <text:p>0,05</text:p>
          </table:table-cell>
          <table:table-cell table:style-name="ce4" table:formula="of:=COS(RADIANS([.$A71])) * TAN(RADIANS([.K$3]))" office:value-type="float" office:value="0.0618857311031481" calcext:value-type="float">
            <text:p>0,06</text:p>
          </table:table-cell>
          <table:table-cell table:style-name="ce4" table:formula="of:=COS(RADIANS([.$A71])) * TAN(RADIANS([.L$3]))" office:value-type="float" office:value="0.0688964401553249" calcext:value-type="float">
            <text:p>0,07</text:p>
          </table:table-cell>
          <table:table-cell table:style-name="ce4" table:formula="of:=COS(RADIANS([.$A71])) * TAN(RADIANS([.M$3]))" office:value-type="float" office:value="0.0759504375454746" calcext:value-type="float">
            <text:p>0,08</text:p>
          </table:table-cell>
          <table:table-cell table:style-name="ce4" table:formula="of:=COS(RADIANS([.$A71])) * TAN(RADIANS([.N$3]))" office:value-type="float" office:value="0.0830524652091276" calcext:value-type="float">
            <text:p>0,08</text:p>
          </table:table-cell>
          <table:table-cell table:style-name="ce4" table:formula="of:=COS(RADIANS([.$A71])) * TAN(RADIANS([.O$3]))" office:value-type="float" office:value="0.0902073888507686" calcext:value-type="float">
            <text:p>0,09</text:p>
          </table:table-cell>
          <table:table-cell table:style-name="ce4" table:formula="of:=COS(RADIANS([.$A71])) * TAN(RADIANS([.P$3]))" office:value-type="float" office:value="0.0974202119148928" calcext:value-type="float">
            <text:p>0,10</text:p>
          </table:table-cell>
          <table:table-cell table:style-name="ce4" table:formula="of:=COS(RADIANS([.$A71])) * TAN(RADIANS([.Q$3]))" office:value-type="float" office:value="0.104696090336402" calcext:value-type="float">
            <text:p>0,10</text:p>
          </table:table-cell>
          <table:table-cell table:style-name="ce4" table:formula="of:=COS(RADIANS([.$A71])) * TAN(RADIANS([.R$3]))" office:value-type="float" office:value="0.112040348166631" calcext:value-type="float">
            <text:p>0,11</text:p>
          </table:table-cell>
          <table:table-cell table:style-name="ce4" table:formula="of:=COS(RADIANS([.$A71])) * TAN(RADIANS([.S$3]))" office:value-type="float" office:value="0.119458494180137" calcext:value-type="float">
            <text:p>0,12</text:p>
          </table:table-cell>
          <table:table-cell table:style-name="ce4" table:formula="of:=COS(RADIANS([.$A71])) * TAN(RADIANS([.T$3]))" office:value-type="float" office:value="0.126956239577475" calcext:value-type="float">
            <text:p>0,13</text:p>
          </table:table-cell>
          <table:table-cell table:style-name="ce4" table:formula="of:=COS(RADIANS([.$A71])) * TAN(RADIANS([.U$3]))" office:value-type="float" office:value="0.134539516910689" calcext:value-type="float">
            <text:p>0,13</text:p>
          </table:table-cell>
          <table:table-cell table:style-name="ce4" table:formula="of:=COS(RADIANS([.$A71])) * TAN(RADIANS([.V$3]))" office:value-type="float" office:value="0.142214500371339" calcext:value-type="float">
            <text:p>0,14</text:p>
          </table:table-cell>
          <table:table-cell table:style-name="ce4" table:formula="of:=COS(RADIANS([.$A71])) * TAN(RADIANS([.W$3]))" office:value-type="float" office:value="0.149987627595834" calcext:value-type="float">
            <text:p>0,15</text:p>
          </table:table-cell>
          <table:table-cell table:style-name="ce4" table:formula="of:=COS(RADIANS([.$A71])) * TAN(RADIANS([.X$3]))" office:value-type="float" office:value="0.157865623159833" calcext:value-type="float">
            <text:p>0,16</text:p>
          </table:table-cell>
          <table:table-cell table:style-name="ce4" table:formula="of:=COS(RADIANS([.$A71])) * TAN(RADIANS([.Y$3]))" office:value-type="float" office:value="0.165855523952856" calcext:value-type="float">
            <text:p>0,17</text:p>
          </table:table-cell>
          <table:table-cell table:style-name="ce4" table:formula="of:=COS(RADIANS([.$A71])) * TAN(RADIANS([.Z$3]))" office:value-type="float" office:value="0.1739647066464" calcext:value-type="float">
            <text:p>0,17</text:p>
          </table:table-cell>
          <table:table-cell table:style-name="ce4" table:formula="of:=COS(RADIANS([.$A71])) * TAN(RADIANS([.AA$3]))" office:value-type="float" office:value="0.182200917494093" calcext:value-type="float">
            <text:p>0,18</text:p>
          </table:table-cell>
          <table:table-cell table:style-name="ce4" table:formula="of:=COS(RADIANS([.$A71])) * TAN(RADIANS([.AB$3]))" office:value-type="float" office:value="0.190572304731334" calcext:value-type="float">
            <text:p>0,19</text:p>
          </table:table-cell>
          <table:table-cell table:style-name="ce4" table:formula="of:=COS(RADIANS([.$A71])) * TAN(RADIANS([.AC$3]))" office:value-type="float" office:value="0.199087453874963" calcext:value-type="float">
            <text:p>0,20</text:p>
          </table:table-cell>
          <table:table-cell table:style-name="ce4" table:formula="of:=COS(RADIANS([.$A71])) * TAN(RADIANS([.AD$3]))" office:value-type="float" office:value="0.20775542626148" calcext:value-type="float">
            <text:p>0,21</text:p>
          </table:table-cell>
          <table:table-cell table:style-name="ce4" table:formula="of:=COS(RADIANS([.$A71])) * TAN(RADIANS([.AE$3]))" office:value-type="float" office:value="0.216585801205959" calcext:value-type="float">
            <text:p>0,22</text:p>
          </table:table-cell>
          <table:table-cell table:style-name="ce4" table:formula="of:=COS(RADIANS([.$A71])) * TAN(RADIANS([.AF$3]))" office:value-type="float" office:value="0.225588722214048" calcext:value-type="float">
            <text:p>0,23</text:p>
          </table:table-cell>
          <table:table-cell table:style-name="ce4" table:formula="of:=COS(RADIANS([.$A71])) * TAN(RADIANS([.AG$3]))" office:value-type="float" office:value="0.234774947737402" calcext:value-type="float">
            <text:p>0,23</text:p>
          </table:table-cell>
          <table:table-cell table:style-name="ce4" table:formula="of:=COS(RADIANS([.$A71])) * TAN(RADIANS([.AH$3]))" office:value-type="float" office:value="0.244155907029893" calcext:value-type="float">
            <text:p>0,24</text:p>
          </table:table-cell>
          <table:table-cell table:style-name="ce4" table:formula="of:=COS(RADIANS([.$A71])) * TAN(RADIANS([.AI$3]))" office:value-type="float" office:value="0.253743761739566" calcext:value-type="float">
            <text:p>0,25</text:p>
          </table:table-cell>
          <table:table-cell table:style-name="ce4" table:formula="of:=COS(RADIANS([.$A71])) * TAN(RADIANS([.AJ$3]))" office:value-type="float" office:value="0.263551473961468" calcext:value-type="float">
            <text:p>0,26</text:p>
          </table:table-cell>
          <table:table-cell table:style-name="ce4" table:formula="of:=COS(RADIANS([.$A71])) * TAN(RADIANS([.AK$3]))" office:value-type="float" office:value="0.273592881581376" calcext:value-type="float">
            <text:p>0,27</text:p>
          </table:table-cell>
          <table:table-cell table:style-name="ce4" table:formula="of:=COS(RADIANS([.$A71])) * TAN(RADIANS([.AL$3]))" office:value-type="float" office:value="0.283882781862984" calcext:value-type="float">
            <text:p>0,28</text:p>
          </table:table-cell>
          <table:table-cell table:style-name="ce4" table:formula="of:=COS(RADIANS([.$A71])) * TAN(RADIANS([.AM$3]))" office:value-type="float" office:value="0.294437024374327" calcext:value-type="float">
            <text:p>0,29</text:p>
          </table:table-cell>
          <table:table-cell table:style-name="ce4" table:formula="of:=COS(RADIANS([.$A71])) * TAN(RADIANS([.AN$3]))" office:value-type="float" office:value="0.305272614517419" calcext:value-type="float">
            <text:p>0,31</text:p>
          </table:table-cell>
          <table:table-cell table:style-name="ce4" table:formula="of:=COS(RADIANS([.$A71])) * TAN(RADIANS([.AO$3]))" office:value-type="float" office:value="0.316407829122881" calcext:value-type="float">
            <text:p>0,32</text:p>
          </table:table-cell>
          <table:table-cell table:style-name="ce4" table:formula="of:=COS(RADIANS([.$A71])) * TAN(RADIANS([.AP$3]))" office:value-type="float" office:value="0.327862345804832" calcext:value-type="float">
            <text:p>0,33</text:p>
          </table:table-cell>
          <table:table-cell table:style-name="ce4" table:formula="of:=COS(RADIANS([.$A71])) * TAN(RADIANS([.AQ$3]))" office:value-type="float" office:value="0.339657388047694" calcext:value-type="float">
            <text:p>0,34</text:p>
          </table:table-cell>
          <table:table-cell table:style-name="ce4" table:formula="of:=COS(RADIANS([.$A71])) * TAN(RADIANS([.AR$3]))" office:value-type="float" office:value="0.351815888324801" calcext:value-type="float">
            <text:p>0,35</text:p>
          </table:table-cell>
          <table:table-cell table:style-name="ce4" table:formula="of:=COS(RADIANS([.$A71])) * TAN(RADIANS([.AS$3]))" office:value-type="float" office:value="0.364362671939841" calcext:value-type="float">
            <text:p>0,36</text:p>
          </table:table-cell>
          <table:table-cell table:style-name="ce4" table:formula="of:=COS(RADIANS([.$A71])) * TAN(RADIANS([.AT$3]))" office:value-type="float" office:value="0.377324664749792" calcext:value-type="float">
            <text:p>0,38</text:p>
          </table:table-cell>
          <table:table-cell table:style-name="ce4" table:formula="of:=COS(RADIANS([.$A71])) * TAN(RADIANS([.AU$3]))" office:value-type="float" office:value="0.390731128489274" calcext:value-type="float">
            <text:p>0,39</text:p>
          </table:table-cell>
          <table:table-cell table:style-name="ce4" table:formula="of:=COS(RADIANS([.$A71])) * TAN(RADIANS([.AV$3]))" office:value-type="float" office:value="0.404613928092241" calcext:value-type="float">
            <text:p>0,40</text:p>
          </table:table-cell>
          <table:table-cell table:style-name="ce4" table:formula="of:=COS(RADIANS([.$A71])) * TAN(RADIANS([.AW$3]))" office:value-type="float" office:value="0.419007836224531" calcext:value-type="float">
            <text:p>0,42</text:p>
          </table:table-cell>
          <table:table-cell table:style-name="ce4" table:formula="of:=COS(RADIANS([.$A71])) * TAN(RADIANS([.AX$3]))" office:value-type="float" office:value="0.433950881233521" calcext:value-type="float">
            <text:p>0,43</text:p>
          </table:table-cell>
          <table:table-cell table:style-name="ce4" table:formula="of:=COS(RADIANS([.$A71])) * TAN(RADIANS([.AY$3]))" office:value-type="float" office:value="0.449484745931873" calcext:value-type="float">
            <text:p>0,45</text:p>
          </table:table-cell>
          <table:table-cell table:style-name="ce4" table:formula="of:=COS(RADIANS([.$A71])) * TAN(RADIANS([.AZ$3]))" office:value-type="float" office:value="0.465655226115482" calcext:value-type="float">
            <text:p>0,47</text:p>
          </table:table-cell>
          <table:table-cell table:style-name="ce4" table:formula="of:=COS(RADIANS([.$A71])) * TAN(RADIANS([.BA$3]))" office:value-type="float" office:value="0.482512759541136" calcext:value-type="float">
            <text:p>0,48</text:p>
          </table:table-cell>
          <table:table-cell table:style-name="ce4" table:formula="of:=COS(RADIANS([.$A71])) * TAN(RADIANS([.BB$3]))" office:value-type="float" office:value="0.500113038347204" calcext:value-type="float">
            <text:p>0,50</text:p>
          </table:table-cell>
          <table:table-cell table:style-name="ce4" table:formula="of:=COS(RADIANS([.$A71])) * TAN(RADIANS([.BC$3]))" office:value-type="float" office:value="0.51851772070759" calcext:value-type="float">
            <text:p>0,52</text:p>
          </table:table-cell>
          <table:table-cell table:style-name="ce4" table:formula="of:=COS(RADIANS([.$A71])) * TAN(RADIANS([.BD$3]))" office:value-type="float" office:value="0.537795261017935" calcext:value-type="float">
            <text:p>0,54</text:p>
          </table:table-cell>
          <table:table-cell table:style-name="ce4" table:formula="of:=COS(RADIANS([.$A71])) * TAN(RADIANS([.BE$3]))" office:value-type="float" office:value="0.558021882324053" calcext:value-type="float">
            <text:p>0,56</text:p>
          </table:table-cell>
          <table:table-cell table:style-name="ce4" table:formula="of:=COS(RADIANS([.$A71])) * TAN(RADIANS([.BF$3]))" office:value-type="float" office:value="0.579282720281134" calcext:value-type="float">
            <text:p>0,58</text:p>
          </table:table-cell>
          <table:table-cell table:style-name="ce4" table:formula="of:=COS(RADIANS([.$A71])) * TAN(RADIANS([.BG$3]))" office:value-type="float" office:value="0.601673175032366" calcext:value-type="float">
            <text:p>0,60</text:p>
          </table:table-cell>
          <table:table-cell table:style-name="ce4" table:formula="of:=COS(RADIANS([.$A71])) * TAN(RADIANS([.BH$3]))" office:value-type="float" office:value="0.62530051649256" calcext:value-type="float">
            <text:p>0,63</text:p>
          </table:table-cell>
          <table:table-cell table:style-name="ce4" table:formula="of:=COS(RADIANS([.$A71])) * TAN(RADIANS([.BI$3]))" office:value-type="float" office:value="0.650285800260362" calcext:value-type="float">
            <text:p>0,65</text:p>
          </table:table-cell>
          <table:table-cell table:style-name="ce4" table:formula="of:=COS(RADIANS([.$A71])) * TAN(RADIANS([.BJ$3]))" office:value-type="float" office:value="0.676766166642145" calcext:value-type="float">
            <text:p>0,68</text:p>
          </table:table-cell>
          <table:table-cell table:style-name="ce4" table:formula="of:=COS(RADIANS([.$A71])) * TAN(RADIANS([.BK$3]))" office:value-type="float" office:value="0.704897615265744" calcext:value-type="float">
            <text:p>0,70</text:p>
          </table:table-cell>
          <table:table-cell table:style-name="ce4" table:formula="of:=COS(RADIANS([.$A71])) * TAN(RADIANS([.BL$3]))" office:value-type="float" office:value="0.734858374184415" calcext:value-type="float">
            <text:p>0,73</text:p>
          </table:table-cell>
          <table:table-cell table:style-name="ce4" table:formula="of:=COS(RADIANS([.$A71])) * TAN(RADIANS([.BM$3]))" office:value-type="float" office:value="0.766853017600931" calcext:value-type="float">
            <text:p>0,77</text:p>
          </table:table-cell>
          <table:table-cell table:style-name="ce4" table:formula="of:=COS(RADIANS([.$A71])) * TAN(RADIANS([.BN$3]))" office:value-type="float" office:value="0.801117533766171" calcext:value-type="float">
            <text:p>0,80</text:p>
          </table:table-cell>
          <table:table-cell table:style-name="ce4" table:formula="of:=COS(RADIANS([.$A71])) * TAN(RADIANS([.BO$3]))" office:value-type="float" office:value="0.837925609103757" calcext:value-type="float">
            <text:p>0,84</text:p>
          </table:table-cell>
          <table:table-cell table:style-name="ce4" table:formula="of:=COS(RADIANS([.$A71])) * TAN(RADIANS([.BP$3]))" office:value-type="float" office:value="0.877596483296002" calcext:value-type="float">
            <text:p>0,88</text:p>
          </table:table-cell>
          <table:table-cell table:style-name="ce4" table:formula="of:=COS(RADIANS([.$A71])) * TAN(RADIANS([.BQ$3]))" office:value-type="float" office:value="0.92050485345244" calcext:value-type="float">
            <text:p>0,92</text:p>
          </table:table-cell>
          <table:table-cell table:style-name="ce4" table:formula="of:=COS(RADIANS([.$A71])) * TAN(RADIANS([.BR$3]))" office:value-type="float" office:value="0.967093479344314" calcext:value-type="float">
            <text:p>0,97</text:p>
          </table:table-cell>
          <table:table-cell table:style-name="ce4" table:formula="of:=COS(RADIANS([.$A71])) * TAN(RADIANS([.BS$3]))" office:value-type="float" office:value="1.01788939006288" calcext:value-type="float">
            <text:p>1,02</text:p>
          </table:table-cell>
          <table:table-cell table:style-name="ce4" table:formula="of:=COS(RADIANS([.$A71])) * TAN(RADIANS([.BT$3]))" office:value-type="float" office:value="1.0735249526023" calcext:value-type="float">
            <text:p>1,07</text:p>
          </table:table-cell>
          <table:table-cell table:style-name="ce4" table:formula="of:=COS(RADIANS([.$A71])) * TAN(RADIANS([.BU$3]))" office:value-type="float" office:value="1.1347655936051" calcext:value-type="float">
            <text:p>1,13</text:p>
          </table:table-cell>
          <table:table-cell table:style-name="ce4" table:formula="of:=COS(RADIANS([.$A71])) * TAN(RADIANS([.BV$3]))" office:value-type="float" office:value="1.20254676161335" calcext:value-type="float">
            <text:p>1,20</text:p>
          </table:table-cell>
          <table:table-cell table:style-name="ce4" table:formula="of:=COS(RADIANS([.$A71])) * TAN(RADIANS([.BW$3]))" office:value-type="float" office:value="1.2780239347424" calcext:value-type="float">
            <text:p>1,28</text:p>
          </table:table-cell>
          <table:table-cell table:style-name="ce4" table:formula="of:=COS(RADIANS([.$A71])) * TAN(RADIANS([.BX$3]))" office:value-type="float" office:value="1.36264138115175" calcext:value-type="float">
            <text:p>1,36</text:p>
          </table:table-cell>
          <table:table-cell table:style-name="ce4" table:formula="of:=COS(RADIANS([.$A71])) * TAN(RADIANS([.BY$3]))" office:value-type="float" office:value="1.45822842362069" calcext:value-type="float">
            <text:p>1,46</text:p>
          </table:table-cell>
          <table:table-cell table:style-name="ce4" table:formula="of:=COS(RADIANS([.$A71])) * TAN(RADIANS([.BZ$3]))" office:value-type="float" office:value="1.56713696028372" calcext:value-type="float">
            <text:p>1,57</text:p>
          </table:table-cell>
          <table:table-cell table:style-name="ce4" table:formula="of:=COS(RADIANS([.$A71])) * TAN(RADIANS([.CA$3]))" office:value-type="float" office:value="1.69244245638311" calcext:value-type="float">
            <text:p>1,69</text:p>
          </table:table-cell>
          <table:table-cell table:style-name="ce4" table:formula="of:=COS(RADIANS([.$A71])) * TAN(RADIANS([.CB$3]))" office:value-type="float" office:value="1.83824543180113" calcext:value-type="float">
            <text:p>1,84</text:p>
          </table:table-cell>
          <table:table-cell table:style-name="ce4" table:formula="of:=COS(RADIANS([.$A71])) * TAN(RADIANS([.CC$3]))" office:value-type="float" office:value="2.0101373962341" calcext:value-type="float">
            <text:p>2,01</text:p>
          </table:table-cell>
          <table:table-cell table:style-name="ce4" table:formula="of:=COS(RADIANS([.$A71])) * TAN(RADIANS([.CD$3]))" office:value-type="float" office:value="2.21594634535993" calcext:value-type="float">
            <text:p>2,22</text:p>
          </table:table-cell>
          <table:table-cell table:style-name="ce4" table:formula="of:=COS(RADIANS([.$A71])) * TAN(RADIANS([.CE$3]))" office:value-type="float" office:value="2.46697925432984" calcext:value-type="float">
            <text:p>2,47</text:p>
          </table:table-cell>
          <table:table-cell table:style-name="ce4" table:formula="of:=COS(RADIANS([.$A71])) * TAN(RADIANS([.CF$3]))" office:value-type="float" office:value="2.78019644124559" calcext:value-type="float">
            <text:p>2,78</text:p>
          </table:table-cell>
          <table:table-cell table:style-name="ce4" table:formula="of:=COS(RADIANS([.$A71])) * TAN(RADIANS([.CG$3]))" office:value-type="float" office:value="3.1822496706101" calcext:value-type="float">
            <text:p>3,18</text:p>
          </table:table-cell>
          <table:table-cell table:style-name="ce4" table:formula="of:=COS(RADIANS([.$A71])) * TAN(RADIANS([.CH$3]))" office:value-type="float" office:value="3.71755836005662" calcext:value-type="float">
            <text:p>3,72</text:p>
          </table:table-cell>
          <table:table-cell table:style-name="ce4" table:formula="of:=COS(RADIANS([.$A71])) * TAN(RADIANS([.CI$3]))" office:value-type="float" office:value="4.46607723494935" calcext:value-type="float">
            <text:p>4,47</text:p>
          </table:table-cell>
          <table:table-cell table:style-name="ce4" table:formula="of:=COS(RADIANS([.$A71])) * TAN(RADIANS([.CJ$3]))" office:value-type="float" office:value="5.58771546463353" calcext:value-type="float">
            <text:p>5,59</text:p>
          </table:table-cell>
          <table:table-cell table:style-name="ce4" table:formula="of:=COS(RADIANS([.$A71])) * TAN(RADIANS([.CK$3]))" office:value-type="float" office:value="7.45559407085411" calcext:value-type="float">
            <text:p>7,46</text:p>
          </table:table-cell>
          <table:table-cell table:style-name="ce4" table:formula="of:=COS(RADIANS([.$A71])) * TAN(RADIANS([.CL$3]))" office:value-type="float" office:value="11.1890755609382" calcext:value-type="float">
            <text:p>11,19</text:p>
          </table:table-cell>
          <table:table-cell table:style-name="ce4" table:formula="of:=COS(RADIANS([.$A71])) * TAN(RADIANS([.CM$3]))" office:value-type="float" office:value="22.3849713590937" calcext:value-type="float">
            <text:p>22,38</text:p>
          </table:table-cell>
          <table:table-cell table:number-columns-repeated="933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table:style-name="ce4" table:formula="of:=COS(RADIANS([.$A72])) * TAN(RADIANS([.B$3]))" office:value-type="float" office:value="0" calcext:value-type="float">
            <text:p>0,00</text:p>
          </table:table-cell>
          <table:table-cell table:style-name="ce4" table:formula="of:=COS(RADIANS([.$A72])) * TAN(RADIANS([.C$3]))" office:value-type="float" office:value="0.00653878241061315" calcext:value-type="float">
            <text:p>0,01</text:p>
          </table:table-cell>
          <table:table-cell table:style-name="ce4" table:formula="of:=COS(RADIANS([.$A72])) * TAN(RADIANS([.D$3]))" office:value-type="float" office:value="0.0130815504987659" calcext:value-type="float">
            <text:p>0,01</text:p>
          </table:table-cell>
          <table:table-cell table:style-name="ce4" table:formula="of:=COS(RADIANS([.$A72])) * TAN(RADIANS([.E$3]))" office:value-type="float" office:value="0.0196322996657131" calcext:value-type="float">
            <text:p>0,02</text:p>
          </table:table-cell>
          <table:table-cell table:style-name="ce4" table:formula="of:=COS(RADIANS([.$A72])) * TAN(RADIANS([.F$3]))" office:value-type="float" office:value="0.0261950448105936" calcext:value-type="float">
            <text:p>0,03</text:p>
          </table:table-cell>
          <table:table-cell table:style-name="ce4" table:formula="of:=COS(RADIANS([.$A72])) * TAN(RADIANS([.G$3]))" office:value-type="float" office:value="0.0327738302059574" calcext:value-type="float">
            <text:p>0,03</text:p>
          </table:table-cell>
          <table:table-cell table:style-name="ce4" table:formula="of:=COS(RADIANS([.$A72])) * TAN(RADIANS([.H$3]))" office:value-type="float" office:value="0.0393727395264596" calcext:value-type="float">
            <text:p>0,04</text:p>
          </table:table-cell>
          <table:table-cell table:style-name="ce4" table:formula="of:=COS(RADIANS([.$A72])) * TAN(RADIANS([.I$3]))" office:value-type="float" office:value="0.0459959060839057" calcext:value-type="float">
            <text:p>0,05</text:p>
          </table:table-cell>
          <table:table-cell table:style-name="ce4" table:formula="of:=COS(RADIANS([.$A72])) * TAN(RADIANS([.J$3]))" office:value-type="float" office:value="0.0526475233236917" calcext:value-type="float">
            <text:p>0,05</text:p>
          </table:table-cell>
          <table:table-cell table:style-name="ce4" table:formula="of:=COS(RADIANS([.$A72])) * TAN(RADIANS([.K$3]))" office:value-type="float" office:value="0.0593318556400604" calcext:value-type="float">
            <text:p>0,06</text:p>
          </table:table-cell>
          <table:table-cell table:style-name="ce4" table:formula="of:=COS(RADIANS([.$A72])) * TAN(RADIANS([.L$3]))" office:value-type="float" office:value="0.0660532495705113" calcext:value-type="float">
            <text:p>0,07</text:p>
          </table:table-cell>
          <table:table-cell table:style-name="ce4" table:formula="of:=COS(RADIANS([.$A72])) * TAN(RADIANS([.M$3]))" office:value-type="float" office:value="0.0728161454332126" calcext:value-type="float">
            <text:p>0,07</text:p>
          </table:table-cell>
          <table:table-cell table:style-name="ce4" table:formula="of:=COS(RADIANS([.$A72])) * TAN(RADIANS([.N$3]))" office:value-type="float" office:value="0.0796250894754062" calcext:value-type="float">
            <text:p>0,08</text:p>
          </table:table-cell>
          <table:table-cell table:style-name="ce4" table:formula="of:=COS(RADIANS([.$A72])) * TAN(RADIANS([.O$3]))" office:value-type="float" office:value="0.0864847466056409" calcext:value-type="float">
            <text:p>0,09</text:p>
          </table:table-cell>
          <table:table-cell table:style-name="ce4" table:formula="of:=COS(RADIANS([.$A72])) * TAN(RADIANS([.P$3]))" office:value-type="float" office:value="0.0933999137882768" calcext:value-type="float">
            <text:p>0,09</text:p>
          </table:table-cell>
          <table:table-cell table:style-name="ce4" table:formula="of:=COS(RADIANS([.$A72])) * TAN(RADIANS([.Q$3]))" office:value-type="float" office:value="0.100375534185168" calcext:value-type="float">
            <text:p>0,10</text:p>
          </table:table-cell>
          <table:table-cell table:style-name="ce4" table:formula="of:=COS(RADIANS([.$A72])) * TAN(RADIANS([.R$3]))" office:value-type="float" office:value="0.107416712136839" calcext:value-type="float">
            <text:p>0,11</text:p>
          </table:table-cell>
          <table:table-cell table:style-name="ce4" table:formula="of:=COS(RADIANS([.$A72])) * TAN(RADIANS([.S$3]))" office:value-type="float" office:value="0.114528729083954" calcext:value-type="float">
            <text:p>0,11</text:p>
          </table:table-cell>
          <table:table-cell table:style-name="ce4" table:formula="of:=COS(RADIANS([.$A72])) * TAN(RADIANS([.T$3]))" office:value-type="float" office:value="0.121717060539542" calcext:value-type="float">
            <text:p>0,12</text:p>
          </table:table-cell>
          <table:table-cell table:style-name="ce4" table:formula="of:=COS(RADIANS([.$A72])) * TAN(RADIANS([.U$3]))" office:value-type="float" office:value="0.128987394233473" calcext:value-type="float">
            <text:p>0,13</text:p>
          </table:table-cell>
          <table:table-cell table:style-name="ce4" table:formula="of:=COS(RADIANS([.$A72])) * TAN(RADIANS([.V$3]))" office:value-type="float" office:value="0.136345649563254" calcext:value-type="float">
            <text:p>0,14</text:p>
          </table:table-cell>
          <table:table-cell table:style-name="ce4" table:formula="of:=COS(RADIANS([.$A72])) * TAN(RADIANS([.W$3]))" office:value-type="float" office:value="0.143797998499503" calcext:value-type="float">
            <text:p>0,14</text:p>
          </table:table-cell>
          <table:table-cell table:style-name="ce4" table:formula="of:=COS(RADIANS([.$A72])) * TAN(RADIANS([.X$3]))" office:value-type="float" office:value="0.151350888110796" calcext:value-type="float">
            <text:p>0,15</text:p>
          </table:table-cell>
          <table:table-cell table:style-name="ce4" table:formula="of:=COS(RADIANS([.$A72])) * TAN(RADIANS([.Y$3]))" office:value-type="float" office:value="0.159011064891125" calcext:value-type="float">
            <text:p>0,16</text:p>
          </table:table-cell>
          <table:table-cell table:style-name="ce4" table:formula="of:=COS(RADIANS([.$A72])) * TAN(RADIANS([.Z$3]))" office:value-type="float" office:value="0.166785601094476" calcext:value-type="float">
            <text:p>0,17</text:p>
          </table:table-cell>
          <table:table-cell table:style-name="ce4" table:formula="of:=COS(RADIANS([.$A72])) * TAN(RADIANS([.AA$3]))" office:value-type="float" office:value="0.174681923305196" calcext:value-type="float">
            <text:p>0,17</text:p>
          </table:table-cell>
          <table:table-cell table:style-name="ce4" table:formula="of:=COS(RADIANS([.$A72])) * TAN(RADIANS([.AB$3]))" office:value-type="float" office:value="0.182707843500582" calcext:value-type="float">
            <text:p>0,18</text:p>
          </table:table-cell>
          <table:table-cell table:style-name="ce4" table:formula="of:=COS(RADIANS([.$A72])) * TAN(RADIANS([.AC$3]))" office:value-type="float" office:value="0.190871592893819" calcext:value-type="float">
            <text:p>0,19</text:p>
          </table:table-cell>
          <table:table-cell table:style-name="ce4" table:formula="of:=COS(RADIANS([.$A72])) * TAN(RADIANS([.AD$3]))" office:value-type="float" office:value="0.199181858881817" calcext:value-type="float">
            <text:p>0,20</text:p>
          </table:table-cell>
          <table:table-cell table:style-name="ce4" table:formula="of:=COS(RADIANS([.$A72])) * TAN(RADIANS([.AE$3]))" office:value-type="float" office:value="0.207647825464327" calcext:value-type="float">
            <text:p>0,21</text:p>
          </table:table-cell>
          <table:table-cell table:style-name="ce4" table:formula="of:=COS(RADIANS([.$A72])) * TAN(RADIANS([.AF$3]))" office:value-type="float" office:value="0.216279217548886" calcext:value-type="float">
            <text:p>0,22</text:p>
          </table:table-cell>
          <table:table-cell table:style-name="ce4" table:formula="of:=COS(RADIANS([.$A72])) * TAN(RADIANS([.AG$3]))" office:value-type="float" office:value="0.225086349611691" calcext:value-type="float">
            <text:p>0,23</text:p>
          </table:table-cell>
          <table:table-cell table:style-name="ce4" table:formula="of:=COS(RADIANS([.$A72])) * TAN(RADIANS([.AH$3]))" office:value-type="float" office:value="0.234080179248762" calcext:value-type="float">
            <text:p>0,23</text:p>
          </table:table-cell>
          <table:table-cell table:style-name="ce4" table:formula="of:=COS(RADIANS([.$A72])) * TAN(RADIANS([.AI$3]))" office:value-type="float" office:value="0.243272366226146" calcext:value-type="float">
            <text:p>0,24</text:p>
          </table:table-cell>
          <table:table-cell table:style-name="ce4" table:formula="of:=COS(RADIANS([.$A72])) * TAN(RADIANS([.AJ$3]))" office:value-type="float" office:value="0.252675337724361" calcext:value-type="float">
            <text:p>0,25</text:p>
          </table:table-cell>
          <table:table-cell table:style-name="ce4" table:formula="of:=COS(RADIANS([.$A72])) * TAN(RADIANS([.AK$3]))" office:value-type="float" office:value="0.262302360572881" calcext:value-type="float">
            <text:p>0,26</text:p>
          </table:table-cell>
          <table:table-cell table:style-name="ce4" table:formula="of:=COS(RADIANS([.$A72])) * TAN(RADIANS([.AL$3]))" office:value-type="float" office:value="0.272167621387873" calcext:value-type="float">
            <text:p>0,27</text:p>
          </table:table-cell>
          <table:table-cell table:style-name="ce4" table:formula="of:=COS(RADIANS([.$A72])) * TAN(RADIANS([.AM$3]))" office:value-type="float" office:value="0.282286315663771" calcext:value-type="float">
            <text:p>0,28</text:p>
          </table:table-cell>
          <table:table-cell table:style-name="ce4" table:formula="of:=COS(RADIANS([.$A72])) * TAN(RADIANS([.AN$3]))" office:value-type="float" office:value="0.292674747030498" calcext:value-type="float">
            <text:p>0,29</text:p>
          </table:table-cell>
          <table:table-cell table:style-name="ce4" table:formula="of:=COS(RADIANS([.$A72])) * TAN(RADIANS([.AO$3]))" office:value-type="float" office:value="0.30335043807778" calcext:value-type="float">
            <text:p>0,30</text:p>
          </table:table-cell>
          <table:table-cell table:style-name="ce4" table:formula="of:=COS(RADIANS([.$A72])) * TAN(RADIANS([.AP$3]))" office:value-type="float" office:value="0.314332254371869" calcext:value-type="float">
            <text:p>0,31</text:p>
          </table:table-cell>
          <table:table-cell table:style-name="ce4" table:formula="of:=COS(RADIANS([.$A72])) * TAN(RADIANS([.AQ$3]))" office:value-type="float" office:value="0.325640543554968" calcext:value-type="float">
            <text:p>0,33</text:p>
          </table:table-cell>
          <table:table-cell table:style-name="ce4" table:formula="of:=COS(RADIANS([.$A72])) * TAN(RADIANS([.AR$3]))" office:value-type="float" office:value="0.337297291732324" calcext:value-type="float">
            <text:p>0,34</text:p>
          </table:table-cell>
          <table:table-cell table:style-name="ce4" table:formula="of:=COS(RADIANS([.$A72])) * TAN(RADIANS([.AS$3]))" office:value-type="float" office:value="0.349326299726975" calcext:value-type="float">
            <text:p>0,35</text:p>
          </table:table-cell>
          <table:table-cell table:style-name="ce4" table:formula="of:=COS(RADIANS([.$A72])) * TAN(RADIANS([.AT$3]))" office:value-type="float" office:value="0.361753382230464" calcext:value-type="float">
            <text:p>0,36</text:p>
          </table:table-cell>
          <table:table-cell table:style-name="ce4" table:formula="of:=COS(RADIANS([.$A72])) * TAN(RADIANS([.AU$3]))" office:value-type="float" office:value="0.374606593415912" calcext:value-type="float">
            <text:p>0,37</text:p>
          </table:table-cell>
          <table:table-cell table:style-name="ce4" table:formula="of:=COS(RADIANS([.$A72])) * TAN(RADIANS([.AV$3]))" office:value-type="float" office:value="0.387916483227996" calcext:value-type="float">
            <text:p>0,39</text:p>
          </table:table-cell>
          <table:table-cell table:style-name="ce4" table:formula="of:=COS(RADIANS([.$A72])) * TAN(RADIANS([.AW$3]))" office:value-type="float" office:value="0.401716389348163" calcext:value-type="float">
            <text:p>0,40</text:p>
          </table:table-cell>
          <table:table-cell table:style-name="ce4" table:formula="of:=COS(RADIANS([.$A72])) * TAN(RADIANS([.AX$3]))" office:value-type="float" office:value="0.416042770785243" calcext:value-type="float">
            <text:p>0,42</text:p>
          </table:table-cell>
          <table:table-cell table:style-name="ce4" table:formula="of:=COS(RADIANS([.$A72])) * TAN(RADIANS([.AY$3]))" office:value-type="float" office:value="0.430935590202351" calcext:value-type="float">
            <text:p>0,43</text:p>
          </table:table-cell>
          <table:table-cell table:style-name="ce4" table:formula="of:=COS(RADIANS([.$A72])) * TAN(RADIANS([.AZ$3]))" office:value-type="float" office:value="0.446438753512892" calcext:value-type="float">
            <text:p>0,45</text:p>
          </table:table-cell>
          <table:table-cell table:style-name="ce4" table:formula="of:=COS(RADIANS([.$A72])) * TAN(RADIANS([.BA$3]))" office:value-type="float" office:value="0.462600617028592" calcext:value-type="float">
            <text:p>0,46</text:p>
          </table:table-cell>
          <table:table-cell table:style-name="ce4" table:formula="of:=COS(RADIANS([.$A72])) * TAN(RADIANS([.BB$3]))" office:value-type="float" office:value="0.479474574607051" calcext:value-type="float">
            <text:p>0,48</text:p>
          </table:table-cell>
          <table:table-cell table:style-name="ce4" table:formula="of:=COS(RADIANS([.$A72])) * TAN(RADIANS([.BC$3]))" office:value-type="float" office:value="0.497119739937449" calcext:value-type="float">
            <text:p>0,50</text:p>
          </table:table-cell>
          <table:table-cell table:style-name="ce4" table:formula="of:=COS(RADIANS([.$A72])) * TAN(RADIANS([.BD$3]))" office:value-type="float" office:value="0.515601742466957" calcext:value-type="float">
            <text:p>0,52</text:p>
          </table:table-cell>
          <table:table-cell table:style-name="ce4" table:formula="of:=COS(RADIANS([.$A72])) * TAN(RADIANS([.BE$3]))" office:value-type="float" office:value="0.534993659699389" calcext:value-type="float">
            <text:p>0,53</text:p>
          </table:table-cell>
          <table:table-cell table:style-name="ce4" table:formula="of:=COS(RADIANS([.$A72])) * TAN(RADIANS([.BF$3]))" office:value-type="float" office:value="0.555377113945953" calcext:value-type="float">
            <text:p>0,56</text:p>
          </table:table-cell>
          <table:table-cell table:style-name="ce4" table:formula="of:=COS(RADIANS([.$A72])) * TAN(RADIANS([.BG$3]))" office:value-type="float" office:value="0.576843568415098" calcext:value-type="float">
            <text:p>0,58</text:p>
          </table:table-cell>
          <table:table-cell table:style-name="ce4" table:formula="of:=COS(RADIANS([.$A72])) * TAN(RADIANS([.BH$3]))" office:value-type="float" office:value="0.599495866249926" calcext:value-type="float">
            <text:p>0,60</text:p>
          </table:table-cell>
          <table:table-cell table:style-name="ce4" table:formula="of:=COS(RADIANS([.$A72])) * TAN(RADIANS([.BI$3]))" office:value-type="float" office:value="0.623450067375325" calcext:value-type="float">
            <text:p>0,62</text:p>
          </table:table-cell>
          <table:table-cell table:style-name="ce4" table:formula="of:=COS(RADIANS([.$A72])) * TAN(RADIANS([.BJ$3]))" office:value-type="float" office:value="0.648837652646657" calcext:value-type="float">
            <text:p>0,65</text:p>
          </table:table-cell>
          <table:table-cell table:style-name="ce4" table:formula="of:=COS(RADIANS([.$A72])) * TAN(RADIANS([.BK$3]))" office:value-type="float" office:value="0.675808183961851" calcext:value-type="float">
            <text:p>0,68</text:p>
          </table:table-cell>
          <table:table-cell table:style-name="ce4" table:formula="of:=COS(RADIANS([.$A72])) * TAN(RADIANS([.BL$3]))" office:value-type="float" office:value="0.704532534330539" calcext:value-type="float">
            <text:p>0,70</text:p>
          </table:table-cell>
          <table:table-cell table:style-name="ce4" table:formula="of:=COS(RADIANS([.$A72])) * TAN(RADIANS([.BM$3]))" office:value-type="float" office:value="0.735206835669566" calcext:value-type="float">
            <text:p>0,74</text:p>
          </table:table-cell>
          <table:table-cell table:style-name="ce4" table:formula="of:=COS(RADIANS([.$A72])) * TAN(RADIANS([.BN$3]))" office:value-type="float" office:value="0.768057337561578" calcext:value-type="float">
            <text:p>0,77</text:p>
          </table:table-cell>
          <table:table-cell table:style-name="ce4" table:formula="of:=COS(RADIANS([.$A72])) * TAN(RADIANS([.BO$3]))" office:value-type="float" office:value="0.803346432048934" calcext:value-type="float">
            <text:p>0,80</text:p>
          </table:table-cell>
          <table:table-cell table:style-name="ce4" table:formula="of:=COS(RADIANS([.$A72])) * TAN(RADIANS([.BP$3]))" office:value-type="float" office:value="0.841380184559123" calcext:value-type="float">
            <text:p>0,84</text:p>
          </table:table-cell>
          <table:table-cell table:style-name="ce4" table:formula="of:=COS(RADIANS([.$A72])) * TAN(RADIANS([.BQ$3]))" office:value-type="float" office:value="0.882517829352053" calcext:value-type="float">
            <text:p>0,88</text:p>
          </table:table-cell>
          <table:table-cell table:style-name="ce4" table:formula="of:=COS(RADIANS([.$A72])) * TAN(RADIANS([.BR$3]))" office:value-type="float" office:value="0.927183854566787" calcext:value-type="float">
            <text:p>0,93</text:p>
          </table:table-cell>
          <table:table-cell table:style-name="ce4" table:formula="of:=COS(RADIANS([.$A72])) * TAN(RADIANS([.BS$3]))" office:value-type="float" office:value="0.97588354006999" calcext:value-type="float">
            <text:p>0,98</text:p>
          </table:table-cell>
          <table:table-cell table:style-name="ce4" table:formula="of:=COS(RADIANS([.$A72])) * TAN(RADIANS([.BT$3]))" office:value-type="float" office:value="1.02922315658904" calcext:value-type="float">
            <text:p>1,03</text:p>
          </table:table-cell>
          <table:table-cell table:style-name="ce4" table:formula="of:=COS(RADIANS([.$A72])) * TAN(RADIANS([.BU$3]))" office:value-type="float" office:value="1.08793654344758" calcext:value-type="float">
            <text:p>1,09</text:p>
          </table:table-cell>
          <table:table-cell table:style-name="ce4" table:formula="of:=COS(RADIANS([.$A72])) * TAN(RADIANS([.BV$3]))" office:value-type="float" office:value="1.15292054547346" calcext:value-type="float">
            <text:p>1,15</text:p>
          </table:table-cell>
          <table:table-cell table:style-name="ce4" table:formula="of:=COS(RADIANS([.$A72])) * TAN(RADIANS([.BW$3]))" office:value-type="float" office:value="1.22528295697586" calcext:value-type="float">
            <text:p>1,23</text:p>
          </table:table-cell>
          <table:table-cell table:style-name="ce4" table:formula="of:=COS(RADIANS([.$A72])) * TAN(RADIANS([.BX$3]))" office:value-type="float" office:value="1.30640844463669" calcext:value-type="float">
            <text:p>1,31</text:p>
          </table:table-cell>
          <table:table-cell table:style-name="ce4" table:formula="of:=COS(RADIANS([.$A72])) * TAN(RADIANS([.BY$3]))" office:value-type="float" office:value="1.39805083947848" calcext:value-type="float">
            <text:p>1,40</text:p>
          </table:table-cell>
          <table:table-cell table:style-name="ce4" table:formula="of:=COS(RADIANS([.$A72])) * TAN(RADIANS([.BZ$3]))" office:value-type="float" office:value="1.50246498244936" calcext:value-type="float">
            <text:p>1,50</text:p>
          </table:table-cell>
          <table:table-cell table:style-name="ce4" table:formula="of:=COS(RADIANS([.$A72])) * TAN(RADIANS([.CA$3]))" office:value-type="float" office:value="1.6225994217288" calcext:value-type="float">
            <text:p>1,62</text:p>
          </table:table-cell>
          <table:table-cell table:style-name="ce4" table:formula="of:=COS(RADIANS([.$A72])) * TAN(RADIANS([.CB$3]))" office:value-type="float" office:value="1.76238545859366" calcext:value-type="float">
            <text:p>1,76</text:p>
          </table:table-cell>
          <table:table-cell table:style-name="ce4" table:formula="of:=COS(RADIANS([.$A72])) * TAN(RADIANS([.CC$3]))" office:value-type="float" office:value="1.92718385456679" calcext:value-type="float">
            <text:p>1,93</text:p>
          </table:table-cell>
          <table:table-cell table:style-name="ce4" table:formula="of:=COS(RADIANS([.$A72])) * TAN(RADIANS([.CD$3]))" office:value-type="float" office:value="2.12449956274859" calcext:value-type="float">
            <text:p>2,12</text:p>
          </table:table-cell>
          <table:table-cell table:style-name="ce4" table:formula="of:=COS(RADIANS([.$A72])) * TAN(RADIANS([.CE$3]))" office:value-type="float" office:value="2.36517294658697" calcext:value-type="float">
            <text:p>2,37</text:p>
          </table:table-cell>
          <table:table-cell table:style-name="ce4" table:formula="of:=COS(RADIANS([.$A72])) * TAN(RADIANS([.CF$3]))" office:value-type="float" office:value="2.66546441259707" calcext:value-type="float">
            <text:p>2,67</text:p>
          </table:table-cell>
          <table:table-cell table:style-name="ce4" table:formula="of:=COS(RADIANS([.$A72])) * TAN(RADIANS([.CG$3]))" office:value-type="float" office:value="3.05092587098262" calcext:value-type="float">
            <text:p>3,05</text:p>
          </table:table-cell>
          <table:table-cell table:style-name="ce4" table:formula="of:=COS(RADIANS([.$A72])) * TAN(RADIANS([.CH$3]))" office:value-type="float" office:value="3.56414365671377" calcext:value-type="float">
            <text:p>3,56</text:p>
          </table:table-cell>
          <table:table-cell table:style-name="ce4" table:formula="of:=COS(RADIANS([.$A72])) * TAN(RADIANS([.CI$3]))" office:value-type="float" office:value="4.28177295570312" calcext:value-type="float">
            <text:p>4,28</text:p>
          </table:table-cell>
          <table:table-cell table:style-name="ce4" table:formula="of:=COS(RADIANS([.$A72])) * TAN(RADIANS([.CJ$3]))" office:value-type="float" office:value="5.35712387000474" calcext:value-type="float">
            <text:p>5,36</text:p>
          </table:table-cell>
          <table:table-cell table:style-name="ce4" table:formula="of:=COS(RADIANS([.$A72])) * TAN(RADIANS([.CK$3]))" office:value-type="float" office:value="7.14791961309323" calcext:value-type="float">
            <text:p>7,15</text:p>
          </table:table-cell>
          <table:table-cell table:style-name="ce4" table:formula="of:=COS(RADIANS([.$A72])) * TAN(RADIANS([.CL$3]))" office:value-type="float" office:value="10.7273292905082" calcext:value-type="float">
            <text:p>10,73</text:p>
          </table:table-cell>
          <table:table-cell table:style-name="ce4" table:formula="of:=COS(RADIANS([.$A72])) * TAN(RADIANS([.CM$3]))" office:value-type="float" office:value="21.461197363427" calcext:value-type="float">
            <text:p>21,46</text:p>
          </table:table-cell>
          <table:table-cell table:number-columns-repeated="933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table:style-name="ce4" table:formula="of:=COS(RADIANS([.$A73])) * TAN(RADIANS([.B$3]))" office:value-type="float" office:value="0" calcext:value-type="float">
            <text:p>0,00</text:p>
          </table:table-cell>
          <table:table-cell table:style-name="ce4" table:formula="of:=COS(RADIANS([.$A73])) * TAN(RADIANS([.C$3]))" office:value-type="float" office:value="0.00625533582750542" calcext:value-type="float">
            <text:p>0,01</text:p>
          </table:table-cell>
          <table:table-cell table:style-name="ce4" table:formula="of:=COS(RADIANS([.$A73])) * TAN(RADIANS([.D$3]))" office:value-type="float" office:value="0.0125144845593017" calcext:value-type="float">
            <text:p>0,01</text:p>
          </table:table-cell>
          <table:table-cell table:style-name="ce4" table:formula="of:=COS(RADIANS([.$A73])) * TAN(RADIANS([.E$3]))" office:value-type="float" office:value="0.0187812684018861" calcext:value-type="float">
            <text:p>0,02</text:p>
          </table:table-cell>
          <table:table-cell table:style-name="ce4" table:formula="of:=COS(RADIANS([.$A73])) * TAN(RADIANS([.F$3]))" office:value-type="float" office:value="0.0250595282144356" calcext:value-type="float">
            <text:p>0,03</text:p>
          </table:table-cell>
          <table:table-cell table:style-name="ce4" table:formula="of:=COS(RADIANS([.$A73])) * TAN(RADIANS([.G$3]))" office:value-type="float" office:value="0.0313531329562441" calcext:value-type="float">
            <text:p>0,03</text:p>
          </table:table-cell>
          <table:table-cell table:style-name="ce4" table:formula="of:=COS(RADIANS([.$A73])) * TAN(RADIANS([.H$3]))" office:value-type="float" office:value="0.0376659892806873" calcext:value-type="float">
            <text:p>0,04</text:p>
          </table:table-cell>
          <table:table-cell table:style-name="ce4" table:formula="of:=COS(RADIANS([.$A73])) * TAN(RADIANS([.I$3]))" office:value-type="float" office:value="0.0440020513265939" calcext:value-type="float">
            <text:p>0,04</text:p>
          </table:table-cell>
          <table:table-cell table:style-name="ce4" table:formula="of:=COS(RADIANS([.$A73])) * TAN(RADIANS([.J$3]))" office:value-type="float" office:value="0.050365330759681" calcext:value-type="float">
            <text:p>0,05</text:p>
          </table:table-cell>
          <table:table-cell table:style-name="ce4" table:formula="of:=COS(RADIANS([.$A73])) * TAN(RADIANS([.K$3]))" office:value-type="float" office:value="0.056759907118984" calcext:value-type="float">
            <text:p>0,06</text:p>
          </table:table-cell>
          <table:table-cell table:style-name="ce4" table:formula="of:=COS(RADIANS([.$A73])) * TAN(RADIANS([.L$3]))" office:value-type="float" office:value="0.0631899385260063" calcext:value-type="float">
            <text:p>0,06</text:p>
          </table:table-cell>
          <table:table-cell table:style-name="ce4" table:formula="of:=COS(RADIANS([.$A73])) * TAN(RADIANS([.M$3]))" office:value-type="float" office:value="0.0696596728176657" calcext:value-type="float">
            <text:p>0,07</text:p>
          </table:table-cell>
          <table:table-cell table:style-name="ce4" table:formula="of:=COS(RADIANS([.$A73])) * TAN(RADIANS([.N$3]))" office:value-type="float" office:value="0.076173459168085" calcext:value-type="float">
            <text:p>0,08</text:p>
          </table:table-cell>
          <table:table-cell table:style-name="ce4" table:formula="of:=COS(RADIANS([.$A73])) * TAN(RADIANS([.O$3]))" office:value-type="float" office:value="0.0827357602689005" calcext:value-type="float">
            <text:p>0,08</text:p>
          </table:table-cell>
          <table:table-cell table:style-name="ce4" table:formula="of:=COS(RADIANS([.$A73])) * TAN(RADIANS([.P$3]))" office:value-type="float" office:value="0.0893511651431354" calcext:value-type="float">
            <text:p>0,09</text:p>
          </table:table-cell>
          <table:table-cell table:style-name="ce4" table:formula="of:=COS(RADIANS([.$A73])) * TAN(RADIANS([.Q$3]))" office:value-type="float" office:value="0.0960244026738605" calcext:value-type="float">
            <text:p>0,10</text:p>
          </table:table-cell>
          <table:table-cell table:style-name="ce4" table:formula="of:=COS(RADIANS([.$A73])) * TAN(RADIANS([.R$3]))" office:value-type="float" office:value="0.10276035593596" calcext:value-type="float">
            <text:p>0,10</text:p>
          </table:table-cell>
          <table:table-cell table:style-name="ce4" table:formula="of:=COS(RADIANS([.$A73])) * TAN(RADIANS([.S$3]))" office:value-type="float" office:value="0.109564077427427" calcext:value-type="float">
            <text:p>0,11</text:p>
          </table:table-cell>
          <table:table-cell table:style-name="ce4" table:formula="of:=COS(RADIANS([.$A73])) * TAN(RADIANS([.T$3]))" office:value-type="float" office:value="0.116440805305868" calcext:value-type="float">
            <text:p>0,12</text:p>
          </table:table-cell>
          <table:table-cell table:style-name="ce4" table:formula="of:=COS(RADIANS([.$A73])) * TAN(RADIANS([.U$3]))" office:value-type="float" office:value="0.123395980746444" calcext:value-type="float">
            <text:p>0,12</text:p>
          </table:table-cell>
          <table:table-cell table:style-name="ce4" table:formula="of:=COS(RADIANS([.$A73])) * TAN(RADIANS([.V$3]))" office:value-type="float" office:value="0.130435266549501" calcext:value-type="float">
            <text:p>0,13</text:p>
          </table:table-cell>
          <table:table-cell table:style-name="ce4" table:formula="of:=COS(RADIANS([.$A73])) * TAN(RADIANS([.W$3]))" office:value-type="float" office:value="0.137564567139827" calcext:value-type="float">
            <text:p>0,14</text:p>
          </table:table-cell>
          <table:table-cell table:style-name="ce4" table:formula="of:=COS(RADIANS([.$A73])) * TAN(RADIANS([.X$3]))" office:value-type="float" office:value="0.144790050115072" calcext:value-type="float">
            <text:p>0,14</text:p>
          </table:table-cell>
          <table:table-cell table:style-name="ce4" table:formula="of:=COS(RADIANS([.$A73])) * TAN(RADIANS([.Y$3]))" office:value-type="float" office:value="0.152118169518654" calcext:value-type="float">
            <text:p>0,15</text:p>
          </table:table-cell>
          <table:table-cell table:style-name="ce4" table:formula="of:=COS(RADIANS([.$A73])) * TAN(RADIANS([.Z$3]))" office:value-type="float" office:value="0.15955569103277" calcext:value-type="float">
            <text:p>0,16</text:p>
          </table:table-cell>
          <table:table-cell table:style-name="ce4" table:formula="of:=COS(RADIANS([.$A73])) * TAN(RADIANS([.AA$3]))" office:value-type="float" office:value="0.167109719310278" calcext:value-type="float">
            <text:p>0,17</text:p>
          </table:table-cell>
          <table:table-cell table:style-name="ce4" table:formula="of:=COS(RADIANS([.$A73])) * TAN(RADIANS([.AB$3]))" office:value-type="float" office:value="0.174787727690769" calcext:value-type="float">
            <text:p>0,17</text:p>
          </table:table-cell>
          <table:table-cell table:style-name="ce4" table:formula="of:=COS(RADIANS([.$A73])) * TAN(RADIANS([.AC$3]))" office:value-type="float" office:value="0.182597590576466" calcext:value-type="float">
            <text:p>0,18</text:p>
          </table:table-cell>
          <table:table-cell table:style-name="ce4" table:formula="of:=COS(RADIANS([.$A73])) * TAN(RADIANS([.AD$3]))" office:value-type="float" office:value="0.190547618778421" calcext:value-type="float">
            <text:p>0,19</text:p>
          </table:table-cell>
          <table:table-cell table:style-name="ce4" table:formula="of:=COS(RADIANS([.$A73])) * TAN(RADIANS([.AE$3]))" office:value-type="float" office:value="0.198646598183529" calcext:value-type="float">
            <text:p>0,20</text:p>
          </table:table-cell>
          <table:table-cell table:style-name="ce4" table:formula="of:=COS(RADIANS([.$A73])) * TAN(RADIANS([.AF$3]))" office:value-type="float" office:value="0.206903832138913" calcext:value-type="float">
            <text:p>0,21</text:p>
          </table:table-cell>
          <table:table-cell table:style-name="ce4" table:formula="of:=COS(RADIANS([.$A73])) * TAN(RADIANS([.AG$3]))" office:value-type="float" office:value="0.215329188003427" calcext:value-type="float">
            <text:p>0,22</text:p>
          </table:table-cell>
          <table:table-cell table:style-name="ce4" table:formula="of:=COS(RADIANS([.$A73])) * TAN(RADIANS([.AH$3]))" office:value-type="float" office:value="0.223933148377446" calcext:value-type="float">
            <text:p>0,22</text:p>
          </table:table-cell>
          <table:table-cell table:style-name="ce4" table:formula="of:=COS(RADIANS([.$A73])) * TAN(RADIANS([.AI$3]))" office:value-type="float" office:value="0.23272686759334" calcext:value-type="float">
            <text:p>0,23</text:p>
          </table:table-cell>
          <table:table-cell table:style-name="ce4" table:formula="of:=COS(RADIANS([.$A73])) * TAN(RADIANS([.AJ$3]))" office:value-type="float" office:value="0.241722234131662" calcext:value-type="float">
            <text:p>0,24</text:p>
          </table:table-cell>
          <table:table-cell table:style-name="ce4" table:formula="of:=COS(RADIANS([.$A73])) * TAN(RADIANS([.AK$3]))" office:value-type="float" office:value="0.250931939724376" calcext:value-type="float">
            <text:p>0,25</text:p>
          </table:table-cell>
          <table:table-cell table:style-name="ce4" table:formula="of:=COS(RADIANS([.$A73])) * TAN(RADIANS([.AL$3]))" office:value-type="float" office:value="0.26036955601874" calcext:value-type="float">
            <text:p>0,26</text:p>
          </table:table-cell>
          <table:table-cell table:style-name="ce4" table:formula="of:=COS(RADIANS([.$A73])) * TAN(RADIANS([.AM$3]))" office:value-type="float" office:value="0.270049619806895" calcext:value-type="float">
            <text:p>0,27</text:p>
          </table:table-cell>
          <table:table-cell table:style-name="ce4" table:formula="of:=COS(RADIANS([.$A73])) * TAN(RADIANS([.AN$3]))" office:value-type="float" office:value="0.279987727980428" calcext:value-type="float">
            <text:p>0,28</text:p>
          </table:table-cell>
          <table:table-cell table:style-name="ce4" table:formula="of:=COS(RADIANS([.$A73])) * TAN(RADIANS([.AO$3]))" office:value-type="float" office:value="0.290200643550618" calcext:value-type="float">
            <text:p>0,29</text:p>
          </table:table-cell>
          <table:table-cell table:style-name="ce4" table:formula="of:=COS(RADIANS([.$A73])) * TAN(RADIANS([.AP$3]))" office:value-type="float" office:value="0.300706414289219" calcext:value-type="float">
            <text:p>0,30</text:p>
          </table:table-cell>
          <table:table-cell table:style-name="ce4" table:formula="of:=COS(RADIANS([.$A73])) * TAN(RADIANS([.AQ$3]))" office:value-type="float" office:value="0.311524505798124" calcext:value-type="float">
            <text:p>0,31</text:p>
          </table:table-cell>
          <table:table-cell table:style-name="ce4" table:formula="of:=COS(RADIANS([.$A73])) * TAN(RADIANS([.AR$3]))" office:value-type="float" office:value="0.322675951117312" calcext:value-type="float">
            <text:p>0,32</text:p>
          </table:table-cell>
          <table:table-cell table:style-name="ce4" table:formula="of:=COS(RADIANS([.$A73])) * TAN(RADIANS([.AS$3]))" office:value-type="float" office:value="0.334183519339213" calcext:value-type="float">
            <text:p>0,33</text:p>
          </table:table-cell>
          <table:table-cell table:style-name="ce4" table:formula="of:=COS(RADIANS([.$A73])) * TAN(RADIANS([.AT$3]))" office:value-type="float" office:value="0.346071906126524" calcext:value-type="float">
            <text:p>0,35</text:p>
          </table:table-cell>
          <table:table-cell table:style-name="ce4" table:formula="of:=COS(RADIANS([.$A73])) * TAN(RADIANS([.AU$3]))" office:value-type="float" office:value="0.3583679495453" calcext:value-type="float">
            <text:p>0,36</text:p>
          </table:table-cell>
          <table:table-cell table:style-name="ce4" table:formula="of:=COS(RADIANS([.$A73])) * TAN(RADIANS([.AV$3]))" office:value-type="float" office:value="0.371100875245128" calcext:value-type="float">
            <text:p>0,37</text:p>
          </table:table-cell>
          <table:table-cell table:style-name="ce4" table:formula="of:=COS(RADIANS([.$A73])) * TAN(RADIANS([.AW$3]))" office:value-type="float" office:value="0.384302575768084" calcext:value-type="float">
            <text:p>0,38</text:p>
          </table:table-cell>
          <table:table-cell table:style-name="ce4" table:formula="of:=COS(RADIANS([.$A73])) * TAN(RADIANS([.AX$3]))" office:value-type="float" office:value="0.398007929678687" calcext:value-type="float">
            <text:p>0,40</text:p>
          </table:table-cell>
          <table:table-cell table:style-name="ce4" table:formula="of:=COS(RADIANS([.$A73])) * TAN(RADIANS([.AY$3]))" office:value-type="float" office:value="0.412255167317486" calcext:value-type="float">
            <text:p>0,41</text:p>
          </table:table-cell>
          <table:table-cell table:style-name="ce4" table:formula="of:=COS(RADIANS([.$A73])) * TAN(RADIANS([.AZ$3]))" office:value-type="float" office:value="0.427086291341232" calcext:value-type="float">
            <text:p>0,43</text:p>
          </table:table-cell>
          <table:table-cell table:style-name="ce4" table:formula="of:=COS(RADIANS([.$A73])) * TAN(RADIANS([.BA$3]))" office:value-type="float" office:value="0.442547561886788" calcext:value-type="float">
            <text:p>0,44</text:p>
          </table:table-cell>
          <table:table-cell table:style-name="ce4" table:formula="of:=COS(RADIANS([.$A73])) * TAN(RADIANS([.BB$3]))" office:value-type="float" office:value="0.458690058266698" calcext:value-type="float">
            <text:p>0,46</text:p>
          </table:table-cell>
          <table:table-cell table:style-name="ce4" table:formula="of:=COS(RADIANS([.$A73])) * TAN(RADIANS([.BC$3]))" office:value-type="float" office:value="0.475570331678815" calcext:value-type="float">
            <text:p>0,48</text:p>
          </table:table-cell>
          <table:table-cell table:style-name="ce4" table:formula="of:=COS(RADIANS([.$A73])) * TAN(RADIANS([.BD$3]))" office:value-type="float" office:value="0.493251166630477" calcext:value-type="float">
            <text:p>0,49</text:p>
          </table:table-cell>
          <table:table-cell table:style-name="ce4" table:formula="of:=COS(RADIANS([.$A73])) * TAN(RADIANS([.BE$3]))" office:value-type="float" office:value="0.511802472823379" calcext:value-type="float">
            <text:p>0,51</text:p>
          </table:table-cell>
          <table:table-cell table:style-name="ce4" table:formula="of:=COS(RADIANS([.$A73])) * TAN(RADIANS([.BF$3]))" office:value-type="float" office:value="0.531302334361805" calcext:value-type="float">
            <text:p>0,53</text:p>
          </table:table-cell>
          <table:table-cell table:style-name="ce4" table:formula="of:=COS(RADIANS([.$A73])) * TAN(RADIANS([.BG$3]))" office:value-type="float" office:value="0.55183824965888" calcext:value-type="float">
            <text:p>0,55</text:p>
          </table:table-cell>
          <table:table-cell table:style-name="ce4" table:formula="of:=COS(RADIANS([.$A73])) * TAN(RADIANS([.BH$3]))" office:value-type="float" office:value="0.573508603758985" calcext:value-type="float">
            <text:p>0,57</text:p>
          </table:table-cell>
          <table:table-cell table:style-name="ce4" table:formula="of:=COS(RADIANS([.$A73])) * TAN(RADIANS([.BI$3]))" office:value-type="float" office:value="0.596424425560268" calcext:value-type="float">
            <text:p>0,60</text:p>
          </table:table-cell>
          <table:table-cell table:style-name="ce4" table:formula="of:=COS(RADIANS([.$A73])) * TAN(RADIANS([.BJ$3]))" office:value-type="float" office:value="0.62071149641674" calcext:value-type="float">
            <text:p>0,62</text:p>
          </table:table-cell>
          <table:table-cell table:style-name="ce4" table:formula="of:=COS(RADIANS([.$A73])) * TAN(RADIANS([.BK$3]))" office:value-type="float" office:value="0.646512894938421" calcext:value-type="float">
            <text:p>0,65</text:p>
          </table:table-cell>
          <table:table-cell table:style-name="ce4" table:formula="of:=COS(RADIANS([.$A73])) * TAN(RADIANS([.BL$3]))" office:value-type="float" office:value="0.673992087041745" calcext:value-type="float">
            <text:p>0,67</text:p>
          </table:table-cell>
          <table:table-cell table:style-name="ce4" table:formula="of:=COS(RADIANS([.$A73])) * TAN(RADIANS([.BM$3]))" office:value-type="float" office:value="0.703336702613946" calcext:value-type="float">
            <text:p>0,70</text:p>
          </table:table-cell>
          <table:table-cell table:style-name="ce4" table:formula="of:=COS(RADIANS([.$A73])) * TAN(RADIANS([.BN$3]))" office:value-type="float" office:value="0.734763183651624" calcext:value-type="float">
            <text:p>0,73</text:p>
          </table:table-cell>
          <table:table-cell table:style-name="ce4" table:formula="of:=COS(RADIANS([.$A73])) * TAN(RADIANS([.BO$3]))" office:value-type="float" office:value="0.768522547888717" calcext:value-type="float">
            <text:p>0,77</text:p>
          </table:table-cell>
          <table:table-cell table:style-name="ce4" table:formula="of:=COS(RADIANS([.$A73])) * TAN(RADIANS([.BP$3]))" office:value-type="float" office:value="0.804907593267394" calcext:value-type="float">
            <text:p>0,80</text:p>
          </table:table-cell>
          <table:table-cell table:style-name="ce4" table:formula="of:=COS(RADIANS([.$A73])) * TAN(RADIANS([.BQ$3]))" office:value-type="float" office:value="0.844261981771703" calcext:value-type="float">
            <text:p>0,84</text:p>
          </table:table-cell>
          <table:table-cell table:style-name="ce4" table:formula="of:=COS(RADIANS([.$A73])) * TAN(RADIANS([.BR$3]))" office:value-type="float" office:value="0.886991800605327" calcext:value-type="float">
            <text:p>0,89</text:p>
          </table:table-cell>
          <table:table-cell table:style-name="ce4" table:formula="of:=COS(RADIANS([.$A73])) * TAN(RADIANS([.BS$3]))" office:value-type="float" office:value="0.933580426497202" calcext:value-type="float">
            <text:p>0,93</text:p>
          </table:table-cell>
          <table:table-cell table:style-name="ce4" table:formula="of:=COS(RADIANS([.$A73])) * TAN(RADIANS([.BT$3]))" office:value-type="float" office:value="0.984607849231965" calcext:value-type="float">
            <text:p>0,98</text:p>
          </table:table-cell>
          <table:table-cell table:style-name="ce4" table:formula="of:=COS(RADIANS([.$A73])) * TAN(RADIANS([.BU$3]))" office:value-type="float" office:value="1.04077609727984" calcext:value-type="float">
            <text:p>1,04</text:p>
          </table:table-cell>
          <table:table-cell table:style-name="ce4" table:formula="of:=COS(RADIANS([.$A73])) * TAN(RADIANS([.BV$3]))" office:value-type="float" office:value="1.10294313856682" calcext:value-type="float">
            <text:p>1,10</text:p>
          </table:table-cell>
          <table:table-cell table:style-name="ce4" table:formula="of:=COS(RADIANS([.$A73])) * TAN(RADIANS([.BW$3]))" office:value-type="float" office:value="1.17216874615104" calcext:value-type="float">
            <text:p>1,17</text:p>
          </table:table-cell>
          <table:table-cell table:style-name="ce4" table:formula="of:=COS(RADIANS([.$A73])) * TAN(RADIANS([.BX$3]))" office:value-type="float" office:value="1.24977756345393" calcext:value-type="float">
            <text:p>1,25</text:p>
          </table:table-cell>
          <table:table-cell table:style-name="ce4" table:formula="of:=COS(RADIANS([.$A73])) * TAN(RADIANS([.BY$3]))" office:value-type="float" office:value="1.33744739550734" calcext:value-type="float">
            <text:p>1,34</text:p>
          </table:table-cell>
          <table:table-cell table:style-name="ce4" table:formula="of:=COS(RADIANS([.$A73])) * TAN(RADIANS([.BZ$3]))" office:value-type="float" office:value="1.43733533922663" calcext:value-type="float">
            <text:p>1,44</text:p>
          </table:table-cell>
          <table:table-cell table:style-name="ce4" table:formula="of:=COS(RADIANS([.$A73])) * TAN(RADIANS([.CA$3]))" office:value-type="float" office:value="1.55226212757215" calcext:value-type="float">
            <text:p>1,55</text:p>
          </table:table-cell>
          <table:table-cell table:style-name="ce4" table:formula="of:=COS(RADIANS([.$A73])) * TAN(RADIANS([.CB$3]))" office:value-type="float" office:value="1.68598864570288" calcext:value-type="float">
            <text:p>1,69</text:p>
          </table:table-cell>
          <table:table-cell table:style-name="ce4" table:formula="of:=COS(RADIANS([.$A73])) * TAN(RADIANS([.CC$3]))" office:value-type="float" office:value="1.84364327402832" calcext:value-type="float">
            <text:p>1,84</text:p>
          </table:table-cell>
          <table:table-cell table:style-name="ce4" table:formula="of:=COS(RADIANS([.$A73])) * TAN(RADIANS([.CD$3]))" office:value-type="float" office:value="2.03240563698994" calcext:value-type="float">
            <text:p>2,03</text:p>
          </table:table-cell>
          <table:table-cell table:style-name="ce4" table:formula="of:=COS(RADIANS([.$A73])) * TAN(RADIANS([.CE$3]))" office:value-type="float" office:value="2.26264618425263" calcext:value-type="float">
            <text:p>2,26</text:p>
          </table:table-cell>
          <table:table-cell table:style-name="ce4" table:formula="of:=COS(RADIANS([.$A73])) * TAN(RADIANS([.CF$3]))" office:value-type="float" office:value="2.54992045766754" calcext:value-type="float">
            <text:p>2,55</text:p>
          </table:table-cell>
          <table:table-cell table:style-name="ce4" table:formula="of:=COS(RADIANS([.$A73])) * TAN(RADIANS([.CG$3]))" office:value-type="float" office:value="2.91867272977984" calcext:value-type="float">
            <text:p>2,92</text:p>
          </table:table-cell>
          <table:table-cell table:style-name="ce4" table:formula="of:=COS(RADIANS([.$A73])) * TAN(RADIANS([.CH$3]))" office:value-type="float" office:value="3.40964328068644" calcext:value-type="float">
            <text:p>3,41</text:p>
          </table:table-cell>
          <table:table-cell table:style-name="ce4" table:formula="of:=COS(RADIANS([.$A73])) * TAN(RADIANS([.CI$3]))" office:value-type="float" office:value="4.09616440693611" calcext:value-type="float">
            <text:p>4,10</text:p>
          </table:table-cell>
          <table:table-cell table:style-name="ce4" table:formula="of:=COS(RADIANS([.$A73])) * TAN(RADIANS([.CJ$3]))" office:value-type="float" office:value="5.12490044354952" calcext:value-type="float">
            <text:p>5,12</text:p>
          </table:table-cell>
          <table:table-cell table:style-name="ce4" table:formula="of:=COS(RADIANS([.$A73])) * TAN(RADIANS([.CK$3]))" office:value-type="float" office:value="6.83806782977474" calcext:value-type="float">
            <text:p>6,84</text:p>
          </table:table-cell>
          <table:table-cell table:style-name="ce4" table:formula="of:=COS(RADIANS([.$A73])) * TAN(RADIANS([.CL$3]))" office:value-type="float" office:value="10.2623153716583" calcext:value-type="float">
            <text:p>10,26</text:p>
          </table:table-cell>
          <table:table-cell table:style-name="ce4" table:formula="of:=COS(RADIANS([.$A73])) * TAN(RADIANS([.CM$3]))" office:value-type="float" office:value="20.5308860791441" calcext:value-type="float">
            <text:p>20,53</text:p>
          </table:table-cell>
          <table:table-cell table:number-columns-repeated="93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table:style-name="ce4" table:formula="of:=COS(RADIANS([.$A74])) * TAN(RADIANS([.B$3]))" office:value-type="float" office:value="0" calcext:value-type="float">
            <text:p>0,00</text:p>
          </table:table-cell>
          <table:table-cell table:style-name="ce4" table:formula="of:=COS(RADIANS([.$A74])) * TAN(RADIANS([.C$3]))" office:value-type="float" office:value="0.00596998380850783" calcext:value-type="float">
            <text:p>0,01</text:p>
          </table:table-cell>
          <table:table-cell table:style-name="ce4" table:formula="of:=COS(RADIANS([.$A74])) * TAN(RADIANS([.D$3]))" office:value-type="float" office:value="0.0119436065866102" calcext:value-type="float">
            <text:p>0,01</text:p>
          </table:table-cell>
          <table:table-cell table:style-name="ce4" table:formula="of:=COS(RADIANS([.$A74])) * TAN(RADIANS([.E$3]))" office:value-type="float" office:value="0.0179245161817658" calcext:value-type="float">
            <text:p>0,02</text:p>
          </table:table-cell>
          <table:table-cell table:style-name="ce4" table:formula="of:=COS(RADIANS([.$A74])) * TAN(RADIANS([.F$3]))" office:value-type="float" office:value="0.0239163782432265" calcext:value-type="float">
            <text:p>0,02</text:p>
          </table:table-cell>
          <table:table-cell table:style-name="ce4" table:formula="of:=COS(RADIANS([.$A74])) * TAN(RADIANS([.G$3]))" office:value-type="float" office:value="0.0299228852385077" calcext:value-type="float">
            <text:p>0,03</text:p>
          </table:table-cell>
          <table:table-cell table:style-name="ce4" table:formula="of:=COS(RADIANS([.$A74])) * TAN(RADIANS([.H$3]))" office:value-type="float" office:value="0.0359477656097015" calcext:value-type="float">
            <text:p>0,04</text:p>
          </table:table-cell>
          <table:table-cell table:style-name="ce4" table:formula="of:=COS(RADIANS([.$A74])) * TAN(RADIANS([.I$3]))" office:value-type="float" office:value="0.0419947931181908" calcext:value-type="float">
            <text:p>0,04</text:p>
          </table:table-cell>
          <table:table-cell table:style-name="ce4" table:formula="of:=COS(RADIANS([.$A74])) * TAN(RADIANS([.J$3]))" office:value-type="float" office:value="0.048067796428021" calcext:value-type="float">
            <text:p>0,05</text:p>
          </table:table-cell>
          <table:table-cell table:style-name="ce4" table:formula="of:=COS(RADIANS([.$A74])) * TAN(RADIANS([.K$3]))" office:value-type="float" office:value="0.0541706689803537" calcext:value-type="float">
            <text:p>0,05</text:p>
          </table:table-cell>
          <table:table-cell table:style-name="ce4" table:formula="of:=COS(RADIANS([.$A74])) * TAN(RADIANS([.L$3]))" office:value-type="float" office:value="0.0603073792140916" calcext:value-type="float">
            <text:p>0,06</text:p>
          </table:table-cell>
          <table:table-cell table:style-name="ce4" table:formula="of:=COS(RADIANS([.$A74])) * TAN(RADIANS([.M$3]))" office:value-type="float" office:value="0.0664819811909703" calcext:value-type="float">
            <text:p>0,07</text:p>
          </table:table-cell>
          <table:table-cell table:style-name="ce4" table:formula="of:=COS(RADIANS([.$A74])) * TAN(RADIANS([.N$3]))" office:value-type="float" office:value="0.0726986256871923" calcext:value-type="float">
            <text:p>0,07</text:p>
          </table:table-cell>
          <table:table-cell table:style-name="ce4" table:formula="of:=COS(RADIANS([.$A74])) * TAN(RADIANS([.O$3]))" office:value-type="float" office:value="0.078961571818103" calcext:value-type="float">
            <text:p>0,08</text:p>
          </table:table-cell>
          <table:table-cell table:style-name="ce4" table:formula="of:=COS(RADIANS([.$A74])) * TAN(RADIANS([.P$3]))" office:value-type="float" office:value="0.0852751992675274" calcext:value-type="float">
            <text:p>0,09</text:p>
          </table:table-cell>
          <table:table-cell table:style-name="ce4" table:formula="of:=COS(RADIANS([.$A74])) * TAN(RADIANS([.Q$3]))" office:value-type="float" office:value="0.0916440211992898" calcext:value-type="float">
            <text:p>0,09</text:p>
          </table:table-cell>
          <table:table-cell table:style-name="ce4" table:formula="of:=COS(RADIANS([.$A74])) * TAN(RADIANS([.R$3]))" office:value-type="float" office:value="0.0980726979352017" calcext:value-type="float">
            <text:p>0,10</text:p>
          </table:table-cell>
          <table:table-cell table:style-name="ce4" table:formula="of:=COS(RADIANS([.$A74])) * TAN(RADIANS([.S$3]))" office:value-type="float" office:value="0.104566051491545" calcext:value-type="float">
            <text:p>0,10</text:p>
          </table:table-cell>
          <table:table-cell table:style-name="ce4" table:formula="of:=COS(RADIANS([.$A74])) * TAN(RADIANS([.T$3]))" office:value-type="float" office:value="0.111129081074911" calcext:value-type="float">
            <text:p>0,11</text:p>
          </table:table-cell>
          <table:table-cell table:style-name="ce4" table:formula="of:=COS(RADIANS([.$A74])) * TAN(RADIANS([.U$3]))" office:value-type="float" office:value="0.117766979648317" calcext:value-type="float">
            <text:p>0,12</text:p>
          </table:table-cell>
          <table:table-cell table:style-name="ce4" table:formula="of:=COS(RADIANS([.$A74])) * TAN(RADIANS([.V$3]))" office:value-type="float" office:value="0.124485151690004" calcext:value-type="float">
            <text:p>0,12</text:p>
          </table:table-cell>
          <table:table-cell table:style-name="ce4" table:formula="of:=COS(RADIANS([.$A74])) * TAN(RADIANS([.W$3]))" office:value-type="float" office:value="0.131289232280382" calcext:value-type="float">
            <text:p>0,13</text:p>
          </table:table-cell>
          <table:table-cell table:style-name="ce4" table:formula="of:=COS(RADIANS([.$A74])) * TAN(RADIANS([.X$3]))" office:value-type="float" office:value="0.138185107667469" calcext:value-type="float">
            <text:p>0,14</text:p>
          </table:table-cell>
          <table:table-cell table:style-name="ce4" table:formula="of:=COS(RADIANS([.$A74])) * TAN(RADIANS([.Y$3]))" office:value-type="float" office:value="0.145178937478146" calcext:value-type="float">
            <text:p>0,15</text:p>
          </table:table-cell>
          <table:table-cell table:style-name="ce4" table:formula="of:=COS(RADIANS([.$A74])) * TAN(RADIANS([.Z$3]))" office:value-type="float" office:value="0.152277178761925" calcext:value-type="float">
            <text:p>0,15</text:p>
          </table:table-cell>
          <table:table-cell table:style-name="ce4" table:formula="of:=COS(RADIANS([.$A74])) * TAN(RADIANS([.AA$3]))" office:value-type="float" office:value="0.15948661207603" calcext:value-type="float">
            <text:p>0,16</text:p>
          </table:table-cell>
          <table:table-cell table:style-name="ce4" table:formula="of:=COS(RADIANS([.$A74])) * TAN(RADIANS([.AB$3]))" office:value-type="float" office:value="0.166814369845895" calcext:value-type="float">
            <text:p>0,17</text:p>
          </table:table-cell>
          <table:table-cell table:style-name="ce4" table:formula="of:=COS(RADIANS([.$A74])) * TAN(RADIANS([.AC$3]))" office:value-type="float" office:value="0.17426796726416" calcext:value-type="float">
            <text:p>0,17</text:p>
          </table:table-cell>
          <table:table-cell table:style-name="ce4" table:formula="of:=COS(RADIANS([.$A74])) * TAN(RADIANS([.AD$3]))" office:value-type="float" office:value="0.181855336024469" calcext:value-type="float">
            <text:p>0,18</text:p>
          </table:table-cell>
          <table:table-cell table:style-name="ce4" table:formula="of:=COS(RADIANS([.$A74])) * TAN(RADIANS([.AE$3]))" office:value-type="float" office:value="0.189584861224592" calcext:value-type="float">
            <text:p>0,19</text:p>
          </table:table-cell>
          <table:table-cell table:style-name="ce4" table:formula="of:=COS(RADIANS([.$A74])) * TAN(RADIANS([.AF$3]))" office:value-type="float" office:value="0.197465421817349" calcext:value-type="float">
            <text:p>0,20</text:p>
          </table:table-cell>
          <table:table-cell table:style-name="ce4" table:formula="of:=COS(RADIANS([.$A74])) * TAN(RADIANS([.AG$3]))" office:value-type="float" office:value="0.205506435038556" calcext:value-type="float">
            <text:p>0,21</text:p>
          </table:table-cell>
          <table:table-cell table:style-name="ce4" table:formula="of:=COS(RADIANS([.$A74])) * TAN(RADIANS([.AH$3]))" office:value-type="float" office:value="0.213717905299846" calcext:value-type="float">
            <text:p>0,21</text:p>
          </table:table-cell>
          <table:table-cell table:style-name="ce4" table:formula="of:=COS(RADIANS([.$A74])) * TAN(RADIANS([.AI$3]))" office:value-type="float" office:value="0.22211047810219" calcext:value-type="float">
            <text:p>0,22</text:p>
          </table:table-cell>
          <table:table-cell table:style-name="ce4" table:formula="of:=COS(RADIANS([.$A74])) * TAN(RADIANS([.AJ$3]))" office:value-type="float" office:value="0.230695499604831" calcext:value-type="float">
            <text:p>0,23</text:p>
          </table:table-cell>
          <table:table-cell table:style-name="ce4" table:formula="of:=COS(RADIANS([.$A74])) * TAN(RADIANS([.AK$3]))" office:value-type="float" office:value="0.239485082576199" calcext:value-type="float">
            <text:p>0,24</text:p>
          </table:table-cell>
          <table:table-cell table:style-name="ce4" table:formula="of:=COS(RADIANS([.$A74])) * TAN(RADIANS([.AL$3]))" office:value-type="float" office:value="0.248492179560587" calcext:value-type="float">
            <text:p>0,25</text:p>
          </table:table-cell>
          <table:table-cell table:style-name="ce4" table:formula="of:=COS(RADIANS([.$A74])) * TAN(RADIANS([.AM$3]))" office:value-type="float" office:value="0.257730664219796" calcext:value-type="float">
            <text:p>0,26</text:p>
          </table:table-cell>
          <table:table-cell table:style-name="ce4" table:formula="of:=COS(RADIANS([.$A74])) * TAN(RADIANS([.AN$3]))" office:value-type="float" office:value="0.267215421956112" calcext:value-type="float">
            <text:p>0,27</text:p>
          </table:table-cell>
          <table:table-cell table:style-name="ce4" table:formula="of:=COS(RADIANS([.$A74])) * TAN(RADIANS([.AO$3]))" office:value-type="float" office:value="0.276962451096195" calcext:value-type="float">
            <text:p>0,28</text:p>
          </table:table-cell>
          <table:table-cell table:style-name="ce4" table:formula="of:=COS(RADIANS([.$A74])) * TAN(RADIANS([.AP$3]))" office:value-type="float" office:value="0.286988976119769" calcext:value-type="float">
            <text:p>0,29</text:p>
          </table:table-cell>
          <table:table-cell table:style-name="ce4" table:formula="of:=COS(RADIANS([.$A74])) * TAN(RADIANS([.AQ$3]))" office:value-type="float" office:value="0.297313574659009" calcext:value-type="float">
            <text:p>0,30</text:p>
          </table:table-cell>
          <table:table-cell table:style-name="ce4" table:formula="of:=COS(RADIANS([.$A74])) * TAN(RADIANS([.AR$3]))" office:value-type="float" office:value="0.307956320281759" calcext:value-type="float">
            <text:p>0,31</text:p>
          </table:table-cell>
          <table:table-cell table:style-name="ce4" table:formula="of:=COS(RADIANS([.$A74])) * TAN(RADIANS([.AS$3]))" office:value-type="float" office:value="0.318938943414151" calcext:value-type="float">
            <text:p>0,32</text:p>
          </table:table-cell>
          <table:table-cell table:style-name="ce4" table:formula="of:=COS(RADIANS([.$A74])) * TAN(RADIANS([.AT$3]))" office:value-type="float" office:value="0.330285013167505" calcext:value-type="float">
            <text:p>0,33</text:p>
          </table:table-cell>
          <table:table-cell table:style-name="ce4" table:formula="of:=COS(RADIANS([.$A74])) * TAN(RADIANS([.AU$3]))" office:value-type="float" office:value="0.342020143325669" calcext:value-type="float">
            <text:p>0,34</text:p>
          </table:table-cell>
          <table:table-cell table:style-name="ce4" table:formula="of:=COS(RADIANS([.$A74])) * TAN(RADIANS([.AV$3]))" office:value-type="float" office:value="0.354172226340725" calcext:value-type="float">
            <text:p>0,35</text:p>
          </table:table-cell>
          <table:table-cell table:style-name="ce4" table:formula="of:=COS(RADIANS([.$A74])) * TAN(RADIANS([.AW$3]))" office:value-type="float" office:value="0.366771699900605" calcext:value-type="float">
            <text:p>0,37</text:p>
          </table:table-cell>
          <table:table-cell table:style-name="ce4" table:formula="of:=COS(RADIANS([.$A74])) * TAN(RADIANS([.AX$3]))" office:value-type="float" office:value="0.379851851501162" calcext:value-type="float">
            <text:p>0,38</text:p>
          </table:table-cell>
          <table:table-cell table:style-name="ce4" table:formula="of:=COS(RADIANS([.$A74])) * TAN(RADIANS([.AY$3]))" office:value-type="float" office:value="0.393449167515051" calcext:value-type="float">
            <text:p>0,39</text:p>
          </table:table-cell>
          <table:table-cell table:style-name="ce4" table:formula="of:=COS(RADIANS([.$A74])) * TAN(RADIANS([.AZ$3]))" office:value-type="float" office:value="0.407603734547952" calcext:value-type="float">
            <text:p>0,41</text:p>
          </table:table-cell>
          <table:table-cell table:style-name="ce4" table:formula="of:=COS(RADIANS([.$A74])) * TAN(RADIANS([.BA$3]))" office:value-type="float" office:value="0.422359702470579" calcext:value-type="float">
            <text:p>0,42</text:p>
          </table:table-cell>
          <table:table-cell table:style-name="ce4" table:formula="of:=COS(RADIANS([.$A74])) * TAN(RADIANS([.BB$3]))" office:value-type="float" office:value="0.437765820491167" calcext:value-type="float">
            <text:p>0,44</text:p>
          </table:table-cell>
          <table:table-cell table:style-name="ce4" table:formula="of:=COS(RADIANS([.$A74])) * TAN(RADIANS([.BC$3]))" office:value-type="float" office:value="0.453876060090199" calcext:value-type="float">
            <text:p>0,45</text:p>
          </table:table-cell>
          <table:table-cell table:style-name="ce4" table:formula="of:=COS(RADIANS([.$A74])) * TAN(RADIANS([.BD$3]))" office:value-type="float" office:value="0.47075034171041" calcext:value-type="float">
            <text:p>0,47</text:p>
          </table:table-cell>
          <table:table-cell table:style-name="ce4" table:formula="of:=COS(RADIANS([.$A74])) * TAN(RADIANS([.BE$3]))" office:value-type="float" office:value="0.488455385956206" calcext:value-type="float">
            <text:p>0,49</text:p>
          </table:table-cell>
          <table:table-cell table:style-name="ce4" table:formula="of:=COS(RADIANS([.$A74])) * TAN(RADIANS([.BF$3]))" office:value-type="float" office:value="0.50706571493977" calcext:value-type="float">
            <text:p>0,51</text:p>
          </table:table-cell>
          <table:table-cell table:style-name="ce4" table:formula="of:=COS(RADIANS([.$A74])) * TAN(RADIANS([.BG$3]))" office:value-type="float" office:value="0.526664835626039" calcext:value-type="float">
            <text:p>0,53</text:p>
          </table:table-cell>
          <table:table-cell table:style-name="ce4" table:formula="of:=COS(RADIANS([.$A74])) * TAN(RADIANS([.BH$3]))" office:value-type="float" office:value="0.547346644991637" calcext:value-type="float">
            <text:p>0,55</text:p>
          </table:table-cell>
          <table:table-cell table:style-name="ce4" table:formula="of:=COS(RADIANS([.$A74])) * TAN(RADIANS([.BI$3]))" office:value-type="float" office:value="0.569217107087494" calcext:value-type="float">
            <text:p>0,57</text:p>
          </table:table-cell>
          <table:table-cell table:style-name="ce4" table:formula="of:=COS(RADIANS([.$A74])) * TAN(RADIANS([.BJ$3]))" office:value-type="float" office:value="0.592396265452048" calcext:value-type="float">
            <text:p>0,59</text:p>
          </table:table-cell>
          <table:table-cell table:style-name="ce4" table:formula="of:=COS(RADIANS([.$A74])) * TAN(RADIANS([.BK$3]))" office:value-type="float" office:value="0.617020671824283" calcext:value-type="float">
            <text:p>0,62</text:p>
          </table:table-cell>
          <table:table-cell table:style-name="ce4" table:formula="of:=COS(RADIANS([.$A74])) * TAN(RADIANS([.BL$3]))" office:value-type="float" office:value="0.643246335234131" calcext:value-type="float">
            <text:p>0,64</text:p>
          </table:table-cell>
          <table:table-cell table:style-name="ce4" table:formula="of:=COS(RADIANS([.$A74])) * TAN(RADIANS([.BM$3]))" office:value-type="float" office:value="0.671252326385335" calcext:value-type="float">
            <text:p>0,67</text:p>
          </table:table-cell>
          <table:table-cell table:style-name="ce4" table:formula="of:=COS(RADIANS([.$A74])) * TAN(RADIANS([.BN$3]))" office:value-type="float" office:value="0.70124521375812" calcext:value-type="float">
            <text:p>0,70</text:p>
          </table:table-cell>
          <table:table-cell table:style-name="ce4" table:formula="of:=COS(RADIANS([.$A74])) * TAN(RADIANS([.BO$3]))" office:value-type="float" office:value="0.733464564315568" calcext:value-type="float">
            <text:p>0,73</text:p>
          </table:table-cell>
          <table:table-cell table:style-name="ce4" table:formula="of:=COS(RADIANS([.$A74])) * TAN(RADIANS([.BP$3]))" office:value-type="float" office:value="0.768189819325442" calcext:value-type="float">
            <text:p>0,77</text:p>
          </table:table-cell>
          <table:table-cell table:style-name="ce4" table:formula="of:=COS(RADIANS([.$A74])) * TAN(RADIANS([.BQ$3]))" office:value-type="float" office:value="0.805748963813156" calcext:value-type="float">
            <text:p>0,81</text:p>
          </table:table-cell>
          <table:table-cell table:style-name="ce4" table:formula="of:=COS(RADIANS([.$A74])) * TAN(RADIANS([.BR$3]))" office:value-type="float" office:value="0.84652956034892" calcext:value-type="float">
            <text:p>0,85</text:p>
          </table:table-cell>
          <table:table-cell table:style-name="ce4" table:formula="of:=COS(RADIANS([.$A74])) * TAN(RADIANS([.BS$3]))" office:value-type="float" office:value="0.890992935282707" calcext:value-type="float">
            <text:p>0,89</text:p>
          </table:table-cell>
          <table:table-cell table:style-name="ce4" table:formula="of:=COS(RADIANS([.$A74])) * TAN(RADIANS([.BT$3]))" office:value-type="float" office:value="0.939692620785908" calcext:value-type="float">
            <text:p>0,94</text:p>
          </table:table-cell>
          <table:table-cell table:style-name="ce4" table:formula="of:=COS(RADIANS([.$A74])) * TAN(RADIANS([.BU$3]))" office:value-type="float" office:value="0.993298620630651" calcext:value-type="float">
            <text:p>0,99</text:p>
          </table:table-cell>
          <table:table-cell table:style-name="ce4" table:formula="of:=COS(RADIANS([.$A74])) * TAN(RADIANS([.BV$3]))" office:value-type="float" office:value="1.05262976449573" calcext:value-type="float">
            <text:p>1,05</text:p>
          </table:table-cell>
          <table:table-cell table:style-name="ce4" table:formula="of:=COS(RADIANS([.$A74])) * TAN(RADIANS([.BW$3]))" office:value-type="float" office:value="1.11869748137108" calcext:value-type="float">
            <text:p>1,12</text:p>
          </table:table-cell>
          <table:table-cell table:style-name="ce4" table:formula="of:=COS(RADIANS([.$A74])) * TAN(RADIANS([.BX$3]))" office:value-type="float" office:value="1.19276598791848" calcext:value-type="float">
            <text:p>1,19</text:p>
          </table:table-cell>
          <table:table-cell table:style-name="ce4" table:formula="of:=COS(RADIANS([.$A74])) * TAN(RADIANS([.BY$3]))" office:value-type="float" office:value="1.27643655210339" calcext:value-type="float">
            <text:p>1,28</text:p>
          </table:table-cell>
          <table:table-cell table:style-name="ce4" table:formula="of:=COS(RADIANS([.$A74])) * TAN(RADIANS([.BZ$3]))" office:value-type="float" office:value="1.37176786973579" calcext:value-type="float">
            <text:p>1,37</text:p>
          </table:table-cell>
          <table:table-cell table:style-name="ce4" table:formula="of:=COS(RADIANS([.$A74])) * TAN(RADIANS([.CA$3]))" office:value-type="float" office:value="1.48145199933434" calcext:value-type="float">
            <text:p>1,48</text:p>
          </table:table-cell>
          <table:table-cell table:style-name="ce4" table:formula="of:=COS(RADIANS([.$A74])) * TAN(RADIANS([.CB$3]))" office:value-type="float" office:value="1.60907826433808" calcext:value-type="float">
            <text:p>1,61</text:p>
          </table:table-cell>
          <table:table-cell table:style-name="ce4" table:formula="of:=COS(RADIANS([.$A74])) * TAN(RADIANS([.CC$3]))" office:value-type="float" office:value="1.75954110188881" calcext:value-type="float">
            <text:p>1,76</text:p>
          </table:table-cell>
          <table:table-cell table:style-name="ce4" table:formula="of:=COS(RADIANS([.$A74])) * TAN(RADIANS([.CD$3]))" office:value-type="float" office:value="1.93969262078591" calcext:value-type="float">
            <text:p>1,94</text:p>
          </table:table-cell>
          <table:table-cell table:style-name="ce4" table:formula="of:=COS(RADIANS([.$A74])) * TAN(RADIANS([.CE$3]))" office:value-type="float" office:value="2.15943019797182" calcext:value-type="float">
            <text:p>2,16</text:p>
          </table:table-cell>
          <table:table-cell table:style-name="ce4" table:formula="of:=COS(RADIANS([.$A74])) * TAN(RADIANS([.CF$3]))" office:value-type="float" office:value="2.43359977226497" calcext:value-type="float">
            <text:p>2,43</text:p>
          </table:table-cell>
          <table:table-cell table:style-name="ce4" table:formula="of:=COS(RADIANS([.$A74])) * TAN(RADIANS([.CG$3]))" office:value-type="float" office:value="2.78553053258977" calcext:value-type="float">
            <text:p>2,79</text:p>
          </table:table-cell>
          <table:table-cell table:style-name="ce4" table:formula="of:=COS(RADIANS([.$A74])) * TAN(RADIANS([.CH$3]))" office:value-type="float" office:value="3.25410429428586" calcext:value-type="float">
            <text:p>3,25</text:p>
          </table:table-cell>
          <table:table-cell table:style-name="ce4" table:formula="of:=COS(RADIANS([.$A74])) * TAN(RADIANS([.CI$3]))" office:value-type="float" office:value="3.90930812681032" calcext:value-type="float">
            <text:p>3,91</text:p>
          </table:table-cell>
          <table:table-cell table:style-name="ce4" table:formula="of:=COS(RADIANS([.$A74])) * TAN(RADIANS([.CJ$3]))" office:value-type="float" office:value="4.89111592277317" calcext:value-type="float">
            <text:p>4,89</text:p>
          </table:table-cell>
          <table:table-cell table:style-name="ce4" table:formula="of:=COS(RADIANS([.$A74])) * TAN(RADIANS([.CK$3]))" office:value-type="float" office:value="6.52613310475346" calcext:value-type="float">
            <text:p>6,53</text:p>
          </table:table-cell>
          <table:table-cell table:style-name="ce4" table:formula="of:=COS(RADIANS([.$A74])) * TAN(RADIANS([.CL$3]))" office:value-type="float" office:value="9.79417545213292" calcext:value-type="float">
            <text:p>9,79</text:p>
          </table:table-cell>
          <table:table-cell table:style-name="ce4" table:formula="of:=COS(RADIANS([.$A74])) * TAN(RADIANS([.CM$3]))" office:value-type="float" office:value="19.5943208880743" calcext:value-type="float">
            <text:p>19,59</text:p>
          </table:table-cell>
          <table:table-cell table:number-columns-repeated="93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table:style-name="ce4" table:formula="of:=COS(RADIANS([.$A75])) * TAN(RADIANS([.B$3]))" office:value-type="float" office:value="0" calcext:value-type="float">
            <text:p>0,00</text:p>
          </table:table-cell>
          <table:table-cell table:style-name="ce4" table:formula="of:=COS(RADIANS([.$A75])) * TAN(RADIANS([.C$3]))" office:value-type="float" office:value="0.00568281327460964" calcext:value-type="float">
            <text:p>0,01</text:p>
          </table:table-cell>
          <table:table-cell table:style-name="ce4" table:formula="of:=COS(RADIANS([.$A75])) * TAN(RADIANS([.D$3]))" office:value-type="float" office:value="0.0113690904756521" calcext:value-type="float">
            <text:p>0,01</text:p>
          </table:table-cell>
          <table:table-cell table:style-name="ce4" table:formula="of:=COS(RADIANS([.$A75])) * TAN(RADIANS([.E$3]))" office:value-type="float" office:value="0.0170623039803777" calcext:value-type="float">
            <text:p>0,02</text:p>
          </table:table-cell>
          <table:table-cell table:style-name="ce4" table:formula="of:=COS(RADIANS([.$A75])) * TAN(RADIANS([.F$3]))" office:value-type="float" office:value="0.0227659431115213" calcext:value-type="float">
            <text:p>0,02</text:p>
          </table:table-cell>
          <table:table-cell table:style-name="ce4" table:formula="of:=COS(RADIANS([.$A75])) * TAN(RADIANS([.G$3]))" office:value-type="float" office:value="0.0284835227200582" calcext:value-type="float">
            <text:p>0,03</text:p>
          </table:table-cell>
          <table:table-cell table:style-name="ce4" table:formula="of:=COS(RADIANS([.$A75])) * TAN(RADIANS([.H$3]))" office:value-type="float" office:value="0.0342185919010771" calcext:value-type="float">
            <text:p>0,03</text:p>
          </table:table-cell>
          <table:table-cell table:style-name="ce4" table:formula="of:=COS(RADIANS([.$A75])) * TAN(RADIANS([.I$3]))" office:value-type="float" office:value="0.039974742888991" calcext:value-type="float">
            <text:p>0,04</text:p>
          </table:table-cell>
          <table:table-cell table:style-name="ce4" table:formula="of:=COS(RADIANS([.$A75])) * TAN(RADIANS([.J$3]))" office:value-type="float" office:value="0.0457556201799259" calcext:value-type="float">
            <text:p>0,05</text:p>
          </table:table-cell>
          <table:table-cell table:style-name="ce4" table:formula="of:=COS(RADIANS([.$A75])) * TAN(RADIANS([.K$3]))" office:value-type="float" office:value="0.051564929931189" calcext:value-type="float">
            <text:p>0,05</text:p>
          </table:table-cell>
          <table:table-cell table:style-name="ce4" table:formula="of:=COS(RADIANS([.$A75])) * TAN(RADIANS([.L$3]))" office:value-type="float" office:value="0.0574064496902576" calcext:value-type="float">
            <text:p>0,06</text:p>
          </table:table-cell>
          <table:table-cell table:style-name="ce4" table:formula="of:=COS(RADIANS([.$A75])) * TAN(RADIANS([.M$3]))" office:value-type="float" office:value="0.0632840385087786" calcext:value-type="float">
            <text:p>0,06</text:p>
          </table:table-cell>
          <table:table-cell table:style-name="ce4" table:formula="of:=COS(RADIANS([.$A75])) * TAN(RADIANS([.N$3]))" office:value-type="float" office:value="0.0692016475006679" calcext:value-type="float">
            <text:p>0,07</text:p>
          </table:table-cell>
          <table:table-cell table:style-name="ce4" table:formula="of:=COS(RADIANS([.$A75])) * TAN(RADIANS([.O$3]))" office:value-type="float" office:value="0.0751633309076117" calcext:value-type="float">
            <text:p>0,08</text:p>
          </table:table-cell>
          <table:table-cell table:style-name="ce4" table:formula="of:=COS(RADIANS([.$A75])) * TAN(RADIANS([.P$3]))" office:value-type="float" office:value="0.0811732577401431" calcext:value-type="float">
            <text:p>0,08</text:p>
          </table:table-cell>
          <table:table-cell table:style-name="ce4" table:formula="of:=COS(RADIANS([.$A75])) * TAN(RADIANS([.Q$3]))" office:value-type="float" office:value="0.0872357240680862" calcext:value-type="float">
            <text:p>0,09</text:p>
          </table:table-cell>
          <table:table-cell table:style-name="ce4" table:formula="of:=COS(RADIANS([.$A75])) * TAN(RADIANS([.R$3]))" office:value-type="float" office:value="0.0933551660406006" calcext:value-type="float">
            <text:p>0,09</text:p>
          </table:table-cell>
          <table:table-cell table:style-name="ce4" table:formula="of:=COS(RADIANS([.$A75])) * TAN(RADIANS([.S$3]))" office:value-type="float" office:value="0.0995361737234249" calcext:value-type="float">
            <text:p>0,10</text:p>
          </table:table-cell>
          <table:table-cell table:style-name="ce4" table:formula="of:=COS(RADIANS([.$A75])) * TAN(RADIANS([.T$3]))" office:value-type="float" office:value="0.105783505849327" calcext:value-type="float">
            <text:p>0,11</text:p>
          </table:table-cell>
          <table:table-cell table:style-name="ce4" table:formula="of:=COS(RADIANS([.$A75])) * TAN(RADIANS([.U$3]))" office:value-type="float" office:value="0.112102105587354" calcext:value-type="float">
            <text:p>0,11</text:p>
          </table:table-cell>
          <table:table-cell table:style-name="ce4" table:formula="of:=COS(RADIANS([.$A75])) * TAN(RADIANS([.V$3]))" office:value-type="float" office:value="0.118497117447387" calcext:value-type="float">
            <text:p>0,12</text:p>
          </table:table-cell>
          <table:table-cell table:style-name="ce4" table:formula="of:=COS(RADIANS([.$A75])) * TAN(RADIANS([.W$3]))" office:value-type="float" office:value="0.124973905448958" calcext:value-type="float">
            <text:p>0,12</text:p>
          </table:table-cell>
          <table:table-cell table:style-name="ce4" table:formula="of:=COS(RADIANS([.$A75])) * TAN(RADIANS([.X$3]))" office:value-type="float" office:value="0.131538072697442" calcext:value-type="float">
            <text:p>0,13</text:p>
          </table:table-cell>
          <table:table-cell table:style-name="ce4" table:formula="of:=COS(RADIANS([.$A75])) * TAN(RADIANS([.Y$3]))" office:value-type="float" office:value="0.138195482526902" calcext:value-type="float">
            <text:p>0,14</text:p>
          </table:table-cell>
          <table:table-cell table:style-name="ce4" table:formula="of:=COS(RADIANS([.$A75])) * TAN(RADIANS([.Z$3]))" office:value-type="float" office:value="0.144952281387286" calcext:value-type="float">
            <text:p>0,14</text:p>
          </table:table-cell>
          <table:table-cell table:style-name="ce4" table:formula="of:=COS(RADIANS([.$A75])) * TAN(RADIANS([.AA$3]))" office:value-type="float" office:value="0.151814923674762" calcext:value-type="float">
            <text:p>0,15</text:p>
          </table:table-cell>
          <table:table-cell table:style-name="ce4" table:formula="of:=COS(RADIANS([.$A75])) * TAN(RADIANS([.AB$3]))" office:value-type="float" office:value="0.158790198727999" calcext:value-type="float">
            <text:p>0,16</text:p>
          </table:table-cell>
          <table:table-cell table:style-name="ce4" table:formula="of:=COS(RADIANS([.$A75])) * TAN(RADIANS([.AC$3]))" office:value-type="float" office:value="0.165885260240854" calcext:value-type="float">
            <text:p>0,17</text:p>
          </table:table-cell>
          <table:table-cell table:style-name="ce4" table:formula="of:=COS(RADIANS([.$A75])) * TAN(RADIANS([.AD$3]))" office:value-type="float" office:value="0.173107658373491" calcext:value-type="float">
            <text:p>0,17</text:p>
          </table:table-cell>
          <table:table-cell table:style-name="ce4" table:formula="of:=COS(RADIANS([.$A75])) * TAN(RADIANS([.AE$3]))" office:value-type="float" office:value="0.180465374880375" calcext:value-type="float">
            <text:p>0,18</text:p>
          </table:table-cell>
          <table:table-cell table:style-name="ce4" table:formula="of:=COS(RADIANS([.$A75])) * TAN(RADIANS([.AF$3]))" office:value-type="float" office:value="0.187966861615409" calcext:value-type="float">
            <text:p>0,19</text:p>
          </table:table-cell>
          <table:table-cell table:style-name="ce4" table:formula="of:=COS(RADIANS([.$A75])) * TAN(RADIANS([.AG$3]))" office:value-type="float" office:value="0.195621082822788" calcext:value-type="float">
            <text:p>0,20</text:p>
          </table:table-cell>
          <table:table-cell table:style-name="ce4" table:formula="of:=COS(RADIANS([.$A75])) * TAN(RADIANS([.AH$3]))" office:value-type="float" office:value="0.203437561677959" calcext:value-type="float">
            <text:p>0,20</text:p>
          </table:table-cell>
          <table:table-cell table:style-name="ce4" table:formula="of:=COS(RADIANS([.$A75])) * TAN(RADIANS([.AI$3]))" office:value-type="float" office:value="0.211426431607777" calcext:value-type="float">
            <text:p>0,21</text:p>
          </table:table-cell>
          <table:table-cell table:style-name="ce4" table:formula="of:=COS(RADIANS([.$A75])) * TAN(RADIANS([.AJ$3]))" office:value-type="float" office:value="0.219598492994023" calcext:value-type="float">
            <text:p>0,22</text:p>
          </table:table-cell>
          <table:table-cell table:style-name="ce4" table:formula="of:=COS(RADIANS([.$A75])) * TAN(RADIANS([.AK$3]))" office:value-type="float" office:value="0.227965275951924" calcext:value-type="float">
            <text:p>0,23</text:p>
          </table:table-cell>
          <table:table-cell table:style-name="ce4" table:formula="of:=COS(RADIANS([.$A75])) * TAN(RADIANS([.AL$3]))" office:value-type="float" office:value="0.236539109977342" calcext:value-type="float">
            <text:p>0,24</text:p>
          </table:table-cell>
          <table:table-cell table:style-name="ce4" table:formula="of:=COS(RADIANS([.$A75])) * TAN(RADIANS([.AM$3]))" office:value-type="float" office:value="0.245333201375682" calcext:value-type="float">
            <text:p>0,25</text:p>
          </table:table-cell>
          <table:table-cell table:style-name="ce4" table:formula="of:=COS(RADIANS([.$A75])) * TAN(RADIANS([.AN$3]))" office:value-type="float" office:value="0.254361719525695" calcext:value-type="float">
            <text:p>0,25</text:p>
          </table:table-cell>
          <table:table-cell table:style-name="ce4" table:formula="of:=COS(RADIANS([.$A75])) * TAN(RADIANS([.AO$3]))" office:value-type="float" office:value="0.263639893196171" calcext:value-type="float">
            <text:p>0,26</text:p>
          </table:table-cell>
          <table:table-cell table:style-name="ce4" table:formula="of:=COS(RADIANS([.$A75])) * TAN(RADIANS([.AP$3]))" office:value-type="float" office:value="0.273184118328068" calcext:value-type="float">
            <text:p>0,27</text:p>
          </table:table-cell>
          <table:table-cell table:style-name="ce4" table:formula="of:=COS(RADIANS([.$A75])) * TAN(RADIANS([.AQ$3]))" office:value-type="float" office:value="0.283012078924911" calcext:value-type="float">
            <text:p>0,28</text:p>
          </table:table-cell>
          <table:table-cell table:style-name="ce4" table:formula="of:=COS(RADIANS([.$A75])) * TAN(RADIANS([.AR$3]))" office:value-type="float" office:value="0.293142882967808" calcext:value-type="float">
            <text:p>0,29</text:p>
          </table:table-cell>
          <table:table-cell table:style-name="ce4" table:formula="of:=COS(RADIANS([.$A75])) * TAN(RADIANS([.AS$3]))" office:value-type="float" office:value="0.303597215597295" calcext:value-type="float">
            <text:p>0,30</text:p>
          </table:table-cell>
          <table:table-cell table:style-name="ce4" table:formula="of:=COS(RADIANS([.$A75])) * TAN(RADIANS([.AT$3]))" office:value-type="float" office:value="0.314397512193932" calcext:value-type="float">
            <text:p>0,31</text:p>
          </table:table-cell>
          <table:table-cell table:style-name="ce4" table:formula="of:=COS(RADIANS([.$A75])) * TAN(RADIANS([.AU$3]))" office:value-type="float" office:value="0.325568154457157" calcext:value-type="float">
            <text:p>0,33</text:p>
          </table:table-cell>
          <table:table-cell table:style-name="ce4" table:formula="of:=COS(RADIANS([.$A75])) * TAN(RADIANS([.AV$3]))" office:value-type="float" office:value="0.337135693145236" calcext:value-type="float">
            <text:p>0,34</text:p>
          </table:table-cell>
          <table:table-cell table:style-name="ce4" table:formula="of:=COS(RADIANS([.$A75])) * TAN(RADIANS([.AW$3]))" office:value-type="float" office:value="0.349129101820338" calcext:value-type="float">
            <text:p>0,35</text:p>
          </table:table-cell>
          <table:table-cell table:style-name="ce4" table:formula="of:=COS(RADIANS([.$A75])) * TAN(RADIANS([.AX$3]))" office:value-type="float" office:value="0.361580066769962" calcext:value-type="float">
            <text:p>0,36</text:p>
          </table:table-cell>
          <table:table-cell table:style-name="ce4" table:formula="of:=COS(RADIANS([.$A75])) * TAN(RADIANS([.AY$3]))" office:value-type="float" office:value="0.374523319284763" calcext:value-type="float">
            <text:p>0,37</text:p>
          </table:table-cell>
          <table:table-cell table:style-name="ce4" table:formula="of:=COS(RADIANS([.$A75])) * TAN(RADIANS([.AZ$3]))" office:value-type="float" office:value="0.387997017708583" calcext:value-type="float">
            <text:p>0,39</text:p>
          </table:table-cell>
          <table:table-cell table:style-name="ce4" table:formula="of:=COS(RADIANS([.$A75])) * TAN(RADIANS([.BA$3]))" office:value-type="float" office:value="0.402043188197507" calcext:value-type="float">
            <text:p>0,40</text:p>
          </table:table-cell>
          <table:table-cell table:style-name="ce4" table:formula="of:=COS(RADIANS([.$A75])) * TAN(RADIANS([.BB$3]))" office:value-type="float" office:value="0.416708235005981" calcext:value-type="float">
            <text:p>0,42</text:p>
          </table:table-cell>
          <table:table-cell table:style-name="ce4" table:formula="of:=COS(RADIANS([.$A75])) * TAN(RADIANS([.BC$3]))" office:value-type="float" office:value="0.432043533456884" calcext:value-type="float">
            <text:p>0,43</text:p>
          </table:table-cell>
          <table:table-cell table:style-name="ce4" table:formula="of:=COS(RADIANS([.$A75])) * TAN(RADIANS([.BD$3]))" office:value-type="float" office:value="0.448106121675997" calcext:value-type="float">
            <text:p>0,45</text:p>
          </table:table-cell>
          <table:table-cell table:style-name="ce4" table:formula="of:=COS(RADIANS([.$A75])) * TAN(RADIANS([.BE$3]))" office:value-type="float" office:value="0.464959510846697" calcext:value-type="float">
            <text:p>0,46</text:p>
          </table:table-cell>
          <table:table-cell table:style-name="ce4" table:formula="of:=COS(RADIANS([.$A75])) * TAN(RADIANS([.BF$3]))" office:value-type="float" office:value="0.482674638388908" calcext:value-type="float">
            <text:p>0,48</text:p>
          </table:table-cell>
          <table:table-cell table:style-name="ce4" table:formula="of:=COS(RADIANS([.$A75])) * TAN(RADIANS([.BG$3]))" office:value-type="float" office:value="0.50133099438235" calcext:value-type="float">
            <text:p>0,50</text:p>
          </table:table-cell>
          <table:table-cell table:style-name="ce4" table:formula="of:=COS(RADIANS([.$A75])) * TAN(RADIANS([.BH$3]))" office:value-type="float" office:value="0.521017959133958" calcext:value-type="float">
            <text:p>0,52</text:p>
          </table:table-cell>
          <table:table-cell table:style-name="ce4" table:formula="of:=COS(RADIANS([.$A75])) * TAN(RADIANS([.BI$3]))" office:value-type="float" office:value="0.54183639956977" calcext:value-type="float">
            <text:p>0,54</text:p>
          </table:table-cell>
          <table:table-cell table:style-name="ce4" table:formula="of:=COS(RADIANS([.$A75])) * TAN(RADIANS([.BJ$3]))" office:value-type="float" office:value="0.563900584846227" calcext:value-type="float">
            <text:p>0,56</text:p>
          </table:table-cell>
          <table:table-cell table:style-name="ce4" table:formula="of:=COS(RADIANS([.$A75])) * TAN(RADIANS([.BK$3]))" office:value-type="float" office:value="0.587340498236294" calcext:value-type="float">
            <text:p>0,59</text:p>
          </table:table-cell>
          <table:table-cell table:style-name="ce4" table:formula="of:=COS(RADIANS([.$A75])) * TAN(RADIANS([.BL$3]))" office:value-type="float" office:value="0.612304644361537" calcext:value-type="float">
            <text:p>0,61</text:p>
          </table:table-cell>
          <table:table-cell table:style-name="ce4" table:formula="of:=COS(RADIANS([.$A75])) * TAN(RADIANS([.BM$3]))" office:value-type="float" office:value="0.638963480195539" calcext:value-type="float">
            <text:p>0,64</text:p>
          </table:table-cell>
          <table:table-cell table:style-name="ce4" table:formula="of:=COS(RADIANS([.$A75])) * TAN(RADIANS([.BN$3]))" office:value-type="float" office:value="0.66751363777939" calcext:value-type="float">
            <text:p>0,67</text:p>
          </table:table-cell>
          <table:table-cell table:style-name="ce4" table:formula="of:=COS(RADIANS([.$A75])) * TAN(RADIANS([.BO$3]))" office:value-type="float" office:value="0.698183160330898" calcext:value-type="float">
            <text:p>0,70</text:p>
          </table:table-cell>
          <table:table-cell table:style-name="ce4" table:formula="of:=COS(RADIANS([.$A75])) * TAN(RADIANS([.BP$3]))" office:value-type="float" office:value="0.731238047322902" calcext:value-type="float">
            <text:p>0,73</text:p>
          </table:table-cell>
          <table:table-cell table:style-name="ce4" table:formula="of:=COS(RADIANS([.$A75])) * TAN(RADIANS([.BQ$3]))" office:value-type="float" office:value="0.766990506914766" calcext:value-type="float">
            <text:p>0,77</text:p>
          </table:table-cell>
          <table:table-cell table:style-name="ce4" table:formula="of:=COS(RADIANS([.$A75])) * TAN(RADIANS([.BR$3]))" office:value-type="float" office:value="0.805809458987914" calcext:value-type="float">
            <text:p>0,81</text:p>
          </table:table-cell>
          <table:table-cell table:style-name="ce4" table:formula="of:=COS(RADIANS([.$A75])) * TAN(RADIANS([.BS$3]))" office:value-type="float" office:value="0.848134038988882" calcext:value-type="float">
            <text:p>0,85</text:p>
          </table:table-cell>
          <table:table-cell table:style-name="ce4" table:formula="of:=COS(RADIANS([.$A75])) * TAN(RADIANS([.BT$3]))" office:value-type="float" office:value="0.894491152864553" calcext:value-type="float">
            <text:p>0,89</text:p>
          </table:table-cell>
          <table:table-cell table:style-name="ce4" table:formula="of:=COS(RADIANS([.$A75])) * TAN(RADIANS([.BU$3]))" office:value-type="float" office:value="0.945518575599317" calcext:value-type="float">
            <text:p>0,95</text:p>
          </table:table-cell>
          <table:table-cell table:style-name="ce4" table:formula="of:=COS(RADIANS([.$A75])) * TAN(RADIANS([.BV$3]))" office:value-type="float" office:value="1.00199574920132" calcext:value-type="float">
            <text:p>1,00</text:p>
          </table:table-cell>
          <table:table-cell table:style-name="ce4" table:formula="of:=COS(RADIANS([.$A75])) * TAN(RADIANS([.BW$3]))" office:value-type="float" office:value="1.06488545050124" calcext:value-type="float">
            <text:p>1,06</text:p>
          </table:table-cell>
          <table:table-cell table:style-name="ce4" table:formula="of:=COS(RADIANS([.$A75])) * TAN(RADIANS([.BX$3]))" office:value-type="float" office:value="1.13539108430852" calcext:value-type="float">
            <text:p>1,14</text:p>
          </table:table-cell>
          <table:table-cell table:style-name="ce4" table:formula="of:=COS(RADIANS([.$A75])) * TAN(RADIANS([.BY$3]))" office:value-type="float" office:value="1.21503689376054" calcext:value-type="float">
            <text:p>1,22</text:p>
          </table:table-cell>
          <table:table-cell table:style-name="ce4" table:formula="of:=COS(RADIANS([.$A75])) * TAN(RADIANS([.BZ$3]))" office:value-type="float" office:value="1.30578254646322" calcext:value-type="float">
            <text:p>1,31</text:p>
          </table:table-cell>
          <table:table-cell table:style-name="ce4" table:formula="of:=COS(RADIANS([.$A75])) * TAN(RADIANS([.CA$3]))" office:value-type="float" office:value="1.41019060646639" calcext:value-type="float">
            <text:p>1,41</text:p>
          </table:table-cell>
          <table:table-cell table:style-name="ce4" table:formula="of:=COS(RADIANS([.$A75])) * TAN(RADIANS([.CB$3]))" office:value-type="float" office:value="1.53167774214647" calcext:value-type="float">
            <text:p>1,53</text:p>
          </table:table-cell>
          <table:table-cell table:style-name="ce4" table:formula="of:=COS(RADIANS([.$A75])) * TAN(RADIANS([.CC$3]))" office:value-type="float" office:value="1.67490295648461" calcext:value-type="float">
            <text:p>1,67</text:p>
          </table:table-cell>
          <table:table-cell table:style-name="ce4" table:formula="of:=COS(RADIANS([.$A75])) * TAN(RADIANS([.CD$3]))" office:value-type="float" office:value="1.84638875541936" calcext:value-type="float">
            <text:p>1,85</text:p>
          </table:table-cell>
          <table:table-cell table:style-name="ce4" table:formula="of:=COS(RADIANS([.$A75])) * TAN(RADIANS([.CE$3]))" office:value-type="float" office:value="2.05555642833383" calcext:value-type="float">
            <text:p>2,06</text:p>
          </table:table-cell>
          <table:table-cell table:style-name="ce4" table:formula="of:=COS(RADIANS([.$A75])) * TAN(RADIANS([.CF$3]))" office:value-type="float" office:value="2.31653778879696" calcext:value-type="float">
            <text:p>2,32</text:p>
          </table:table-cell>
          <table:table-cell table:style-name="ce4" table:formula="of:=COS(RADIANS([.$A75])) * TAN(RADIANS([.CG$3]))" office:value-type="float" office:value="2.65153983581543" calcext:value-type="float">
            <text:p>2,65</text:p>
          </table:table-cell>
          <table:table-cell table:style-name="ce4" table:formula="of:=COS(RADIANS([.$A75])) * TAN(RADIANS([.CH$3]))" office:value-type="float" office:value="3.09757407619402" calcext:value-type="float">
            <text:p>3,10</text:p>
          </table:table-cell>
          <table:table-cell table:style-name="ce4" table:formula="of:=COS(RADIANS([.$A75])) * TAN(RADIANS([.CI$3]))" office:value-type="float" office:value="3.72126103355878" calcext:value-type="float">
            <text:p>3,72</text:p>
          </table:table-cell>
          <table:table-cell table:style-name="ce4" table:formula="of:=COS(RADIANS([.$A75])) * TAN(RADIANS([.CJ$3]))" office:value-type="float" office:value="4.65584152070544" calcext:value-type="float">
            <text:p>4,66</text:p>
          </table:table-cell>
          <table:table-cell table:style-name="ce4" table:formula="of:=COS(RADIANS([.$A75])) * TAN(RADIANS([.CK$3]))" office:value-type="float" office:value="6.2122104563684" calcext:value-type="float">
            <text:p>6,21</text:p>
          </table:table-cell>
          <table:table-cell table:style-name="ce4" table:formula="of:=COS(RADIANS([.$A75])) * TAN(RADIANS([.CL$3]))" office:value-type="float" office:value="9.3230521318865" calcext:value-type="float">
            <text:p>9,32</text:p>
          </table:table-cell>
          <table:table-cell table:style-name="ce4" table:formula="of:=COS(RADIANS([.$A75])) * TAN(RADIANS([.CM$3]))" office:value-type="float" office:value="18.6517870770476" calcext:value-type="float">
            <text:p>18,65</text:p>
          </table:table-cell>
          <table:table-cell table:number-columns-repeated="933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table:style-name="ce4" table:formula="of:=COS(RADIANS([.$A76])) * TAN(RADIANS([.B$3]))" office:value-type="float" office:value="0" calcext:value-type="float">
            <text:p>0,00</text:p>
          </table:table-cell>
          <table:table-cell table:style-name="ce4" table:formula="of:=COS(RADIANS([.$A76])) * TAN(RADIANS([.C$3]))" office:value-type="float" office:value="0.00539391170073736" calcext:value-type="float">
            <text:p>0,01</text:p>
          </table:table-cell>
          <table:table-cell table:style-name="ce4" table:formula="of:=COS(RADIANS([.$A76])) * TAN(RADIANS([.D$3]))" office:value-type="float" office:value="0.0107911112296002" calcext:value-type="float">
            <text:p>0,01</text:p>
          </table:table-cell>
          <table:table-cell table:style-name="ce4" table:formula="of:=COS(RADIANS([.$A76])) * TAN(RADIANS([.E$3]))" office:value-type="float" office:value="0.016194894435911" calcext:value-type="float">
            <text:p>0,02</text:p>
          </table:table-cell>
          <table:table-cell table:style-name="ce4" table:formula="of:=COS(RADIANS([.$A76])) * TAN(RADIANS([.F$3]))" office:value-type="float" office:value="0.0216085732530058" calcext:value-type="float">
            <text:p>0,02</text:p>
          </table:table-cell>
          <table:table-cell table:style-name="ce4" table:formula="of:=COS(RADIANS([.$A76])) * TAN(RADIANS([.G$3]))" office:value-type="float" office:value="0.0270354838446621" calcext:value-type="float">
            <text:p>0,03</text:p>
          </table:table-cell>
          <table:table-cell table:style-name="ce4" table:formula="of:=COS(RADIANS([.$A76])) * TAN(RADIANS([.H$3]))" office:value-type="float" office:value="0.0324789948778767" calcext:value-type="float">
            <text:p>0,03</text:p>
          </table:table-cell>
          <table:table-cell table:style-name="ce4" table:formula="of:=COS(RADIANS([.$A76])) * TAN(RADIANS([.I$3]))" office:value-type="float" office:value="0.0379425159658633" calcext:value-type="float">
            <text:p>0,04</text:p>
          </table:table-cell>
          <table:table-cell table:style-name="ce4" table:formula="of:=COS(RADIANS([.$A76])) * TAN(RADIANS([.J$3]))" office:value-type="float" office:value="0.0434295063266793" calcext:value-type="float">
            <text:p>0,04</text:p>
          </table:table-cell>
          <table:table-cell table:style-name="ce4" table:formula="of:=COS(RADIANS([.$A76])) * TAN(RADIANS([.K$3]))" office:value-type="float" office:value="0.0489434837048464" calcext:value-type="float">
            <text:p>0,05</text:p>
          </table:table-cell>
          <table:table-cell table:style-name="ce4" table:formula="of:=COS(RADIANS([.$A76])) * TAN(RADIANS([.L$3]))" office:value-type="float" office:value="0.0544880336057392" calcext:value-type="float">
            <text:p>0,05</text:p>
          </table:table-cell>
          <table:table-cell table:style-name="ce4" table:formula="of:=COS(RADIANS([.$A76])) * TAN(RADIANS([.M$3]))" office:value-type="float" office:value="0.0600668188954109" calcext:value-type="float">
            <text:p>0,06</text:p>
          </table:table-cell>
          <table:table-cell table:style-name="ce4" table:formula="of:=COS(RADIANS([.$A76])) * TAN(RADIANS([.N$3]))" office:value-type="float" office:value="0.0656835898219434" calcext:value-type="float">
            <text:p>0,07</text:p>
          </table:table-cell>
          <table:table-cell table:style-name="ce4" table:formula="of:=COS(RADIANS([.$A76])) * TAN(RADIANS([.O$3]))" office:value-type="float" office:value="0.0713421945184024" calcext:value-type="float">
            <text:p>0,07</text:p>
          </table:table-cell>
          <table:table-cell table:style-name="ce4" table:formula="of:=COS(RADIANS([.$A76])) * TAN(RADIANS([.P$3]))" office:value-type="float" office:value="0.0770465900521081" calcext:value-type="float">
            <text:p>0,08</text:p>
          </table:table-cell>
          <table:table-cell table:style-name="ce4" table:formula="of:=COS(RADIANS([.$A76])) * TAN(RADIANS([.Q$3]))" office:value-type="float" office:value="0.08280085409026" calcext:value-type="float">
            <text:p>0,08</text:p>
          </table:table-cell>
          <table:table-cell table:style-name="ce4" table:formula="of:=COS(RADIANS([.$A76])) * TAN(RADIANS([.R$3]))" office:value-type="float" office:value="0.0886091972580717" calcext:value-type="float">
            <text:p>0,09</text:p>
          </table:table-cell>
          <table:table-cell table:style-name="ce4" table:formula="of:=COS(RADIANS([.$A76])) * TAN(RADIANS([.S$3]))" office:value-type="float" office:value="0.0944759762725597" calcext:value-type="float">
            <text:p>0,09</text:p>
          </table:table-cell>
          <table:table-cell table:style-name="ce4" table:formula="of:=COS(RADIANS([.$A76])) * TAN(RADIANS([.T$3]))" office:value-type="float" office:value="0.100405707943114" calcext:value-type="float">
            <text:p>0,10</text:p>
          </table:table-cell>
          <table:table-cell table:style-name="ce4" table:formula="of:=COS(RADIANS([.$A76])) * TAN(RADIANS([.U$3]))" office:value-type="float" office:value="0.106403084139072" calcext:value-type="float">
            <text:p>0,11</text:p>
          </table:table-cell>
          <table:table-cell table:style-name="ce4" table:formula="of:=COS(RADIANS([.$A76])) * TAN(RADIANS([.V$3]))" office:value-type="float" office:value="0.112472987834887" calcext:value-type="float">
            <text:p>0,11</text:p>
          </table:table-cell>
          <table:table-cell table:style-name="ce4" table:formula="of:=COS(RADIANS([.$A76])) * TAN(RADIANS([.W$3]))" office:value-type="float" office:value="0.118620510355284" calcext:value-type="float">
            <text:p>0,12</text:p>
          </table:table-cell>
          <table:table-cell table:style-name="ce4" table:formula="of:=COS(RADIANS([.$A76])) * TAN(RADIANS([.X$3]))" office:value-type="float" office:value="0.124850969956234" calcext:value-type="float">
            <text:p>0,12</text:p>
          </table:table-cell>
          <table:table-cell table:style-name="ce4" table:formula="of:=COS(RADIANS([.$A76])) * TAN(RADIANS([.Y$3]))" office:value-type="float" office:value="0.13116993189295" calcext:value-type="float">
            <text:p>0,13</text:p>
          </table:table-cell>
          <table:table-cell table:style-name="ce4" table:formula="of:=COS(RADIANS([.$A76])) * TAN(RADIANS([.Z$3]))" office:value-type="float" office:value="0.137583230143553" calcext:value-type="float">
            <text:p>0,14</text:p>
          </table:table-cell>
          <table:table-cell table:style-name="ce4" table:formula="of:=COS(RADIANS([.$A76])) * TAN(RADIANS([.AA$3]))" office:value-type="float" office:value="0.144096990977078" calcext:value-type="float">
            <text:p>0,14</text:p>
          </table:table-cell>
          <table:table-cell table:style-name="ce4" table:formula="of:=COS(RADIANS([.$A76])) * TAN(RADIANS([.AB$3]))" office:value-type="float" office:value="0.150717658577335" calcext:value-type="float">
            <text:p>0,15</text:p>
          </table:table-cell>
          <table:table-cell table:style-name="ce4" table:formula="of:=COS(RADIANS([.$A76])) * TAN(RADIANS([.AC$3]))" office:value-type="float" office:value="0.157452022960312" calcext:value-type="float">
            <text:p>0,16</text:p>
          </table:table-cell>
          <table:table-cell table:style-name="ce4" table:formula="of:=COS(RADIANS([.$A76])) * TAN(RADIANS([.AD$3]))" office:value-type="float" office:value="0.164307250452842" calcext:value-type="float">
            <text:p>0,16</text:p>
          </table:table-cell>
          <table:table-cell table:style-name="ce4" table:formula="of:=COS(RADIANS([.$A76])) * TAN(RADIANS([.AE$3]))" office:value-type="float" office:value="0.171290917034763" calcext:value-type="float">
            <text:p>0,17</text:p>
          </table:table-cell>
          <table:table-cell table:style-name="ce4" table:formula="of:=COS(RADIANS([.$A76])) * TAN(RADIANS([.AF$3]))" office:value-type="float" office:value="0.178411044886545" calcext:value-type="float">
            <text:p>0,18</text:p>
          </table:table-cell>
          <table:table-cell table:style-name="ce4" table:formula="of:=COS(RADIANS([.$A76])) * TAN(RADIANS([.AG$3]))" office:value-type="float" office:value="0.185676142530167" calcext:value-type="float">
            <text:p>0,19</text:p>
          </table:table-cell>
          <table:table-cell table:style-name="ce4" table:formula="of:=COS(RADIANS([.$A76])) * TAN(RADIANS([.AH$3]))" office:value-type="float" office:value="0.193095249004042" calcext:value-type="float">
            <text:p>0,19</text:p>
          </table:table-cell>
          <table:table-cell table:style-name="ce4" table:formula="of:=COS(RADIANS([.$A76])) * TAN(RADIANS([.AI$3]))" office:value-type="float" office:value="0.200677982574163" calcext:value-type="float">
            <text:p>0,20</text:p>
          </table:table-cell>
          <table:table-cell table:style-name="ce4" table:formula="of:=COS(RADIANS([.$A76])) * TAN(RADIANS([.AJ$3]))" office:value-type="float" office:value="0.20843459455495" calcext:value-type="float">
            <text:p>0,21</text:p>
          </table:table-cell>
          <table:table-cell table:style-name="ce4" table:formula="of:=COS(RADIANS([.$A76])) * TAN(RADIANS([.AK$3]))" office:value-type="float" office:value="0.216376028896246" calcext:value-type="float">
            <text:p>0,22</text:p>
          </table:table-cell>
          <table:table-cell table:style-name="ce4" table:formula="of:=COS(RADIANS([.$A76])) * TAN(RADIANS([.AL$3]))" office:value-type="float" office:value="0.224513988289793" calcext:value-type="float">
            <text:p>0,22</text:p>
          </table:table-cell>
          <table:table-cell table:style-name="ce4" table:formula="of:=COS(RADIANS([.$A76])) * TAN(RADIANS([.AM$3]))" office:value-type="float" office:value="0.232861007661834" calcext:value-type="float">
            <text:p>0,23</text:p>
          </table:table-cell>
          <table:table-cell table:style-name="ce4" table:formula="of:=COS(RADIANS([.$A76])) * TAN(RADIANS([.AN$3]))" office:value-type="float" office:value="0.241430536051454" calcext:value-type="float">
            <text:p>0,24</text:p>
          </table:table-cell>
          <table:table-cell table:style-name="ce4" table:formula="of:=COS(RADIANS([.$A76])) * TAN(RADIANS([.AO$3]))" office:value-type="float" office:value="0.250237028030744" calcext:value-type="float">
            <text:p>0,25</text:p>
          </table:table-cell>
          <table:table-cell table:style-name="ce4" table:formula="of:=COS(RADIANS([.$A76])) * TAN(RADIANS([.AP$3]))" office:value-type="float" office:value="0.25929604600753" calcext:value-type="float">
            <text:p>0,26</text:p>
          </table:table-cell>
          <table:table-cell table:style-name="ce4" table:formula="of:=COS(RADIANS([.$A76])) * TAN(RADIANS([.AQ$3]))" office:value-type="float" office:value="0.268624374969973" calcext:value-type="float">
            <text:p>0,27</text:p>
          </table:table-cell>
          <table:table-cell table:style-name="ce4" table:formula="of:=COS(RADIANS([.$A76])) * TAN(RADIANS([.AR$3]))" office:value-type="float" office:value="0.278240151491965" calcext:value-type="float">
            <text:p>0,28</text:p>
          </table:table-cell>
          <table:table-cell table:style-name="ce4" table:formula="of:=COS(RADIANS([.$A76])) * TAN(RADIANS([.AS$3]))" office:value-type="float" office:value="0.288163009127555" calcext:value-type="float">
            <text:p>0,29</text:p>
          </table:table-cell>
          <table:table-cell table:style-name="ce4" table:formula="of:=COS(RADIANS([.$A76])) * TAN(RADIANS([.AT$3]))" office:value-type="float" office:value="0.298414242692507" calcext:value-type="float">
            <text:p>0,30</text:p>
          </table:table-cell>
          <table:table-cell table:style-name="ce4" table:formula="of:=COS(RADIANS([.$A76])) * TAN(RADIANS([.AU$3]))" office:value-type="float" office:value="0.309016994374947" calcext:value-type="float">
            <text:p>0,31</text:p>
          </table:table-cell>
          <table:table-cell table:style-name="ce4" table:formula="of:=COS(RADIANS([.$A76])) * TAN(RADIANS([.AV$3]))" office:value-type="float" office:value="0.319996465151708" calcext:value-type="float">
            <text:p>0,32</text:p>
          </table:table-cell>
          <table:table-cell table:style-name="ce4" table:formula="of:=COS(RADIANS([.$A76])) * TAN(RADIANS([.AW$3]))" office:value-type="float" office:value="0.331380155633567" calcext:value-type="float">
            <text:p>0,33</text:p>
          </table:table-cell>
          <table:table-cell table:style-name="ce4" table:formula="of:=COS(RADIANS([.$A76])) * TAN(RADIANS([.AX$3]))" office:value-type="float" office:value="0.343198141247719" calcext:value-type="float">
            <text:p>0,34</text:p>
          </table:table-cell>
          <table:table-cell table:style-name="ce4" table:formula="of:=COS(RADIANS([.$A76])) * TAN(RADIANS([.AY$3]))" office:value-type="float" office:value="0.355483387623332" calcext:value-type="float">
            <text:p>0,36</text:p>
          </table:table-cell>
          <table:table-cell table:style-name="ce4" table:formula="of:=COS(RADIANS([.$A76])) * TAN(RADIANS([.AZ$3]))" office:value-type="float" office:value="0.368272113219008" calcext:value-type="float">
            <text:p>0,37</text:p>
          </table:table-cell>
          <table:table-cell table:style-name="ce4" table:formula="of:=COS(RADIANS([.$A76])) * TAN(RADIANS([.BA$3]))" office:value-type="float" office:value="0.38160420767463" calcext:value-type="float">
            <text:p>0,38</text:p>
          </table:table-cell>
          <table:table-cell table:style-name="ce4" table:formula="of:=COS(RADIANS([.$A76])) * TAN(RADIANS([.BB$3]))" office:value-type="float" office:value="0.39552371615567" calcext:value-type="float">
            <text:p>0,40</text:p>
          </table:table-cell>
          <table:table-cell table:style-name="ce4" table:formula="of:=COS(RADIANS([.$A76])) * TAN(RADIANS([.BC$3]))" office:value-type="float" office:value="0.410079402177977" calcext:value-type="float">
            <text:p>0,41</text:p>
          </table:table-cell>
          <table:table-cell table:style-name="ce4" table:formula="of:=COS(RADIANS([.$A76])) * TAN(RADIANS([.BD$3]))" office:value-type="float" office:value="0.42532540417602" calcext:value-type="float">
            <text:p>0,43</text:p>
          </table:table-cell>
          <table:table-cell table:style-name="ce4" table:formula="of:=COS(RADIANS([.$A76])) * TAN(RADIANS([.BE$3]))" office:value-type="float" office:value="0.44132200456602" calcext:value-type="float">
            <text:p>0,44</text:p>
          </table:table-cell>
          <table:table-cell table:style-name="ce4" table:formula="of:=COS(RADIANS([.$A76])) * TAN(RADIANS([.BF$3]))" office:value-type="float" office:value="0.458136534467418" calcext:value-type="float">
            <text:p>0,46</text:p>
          </table:table-cell>
          <table:table-cell table:style-name="ce4" table:formula="of:=COS(RADIANS([.$A76])) * TAN(RADIANS([.BG$3]))" office:value-type="float" office:value="0.475844442861269" calcext:value-type="float">
            <text:p>0,48</text:p>
          </table:table-cell>
          <table:table-cell table:style-name="ce4" table:formula="of:=COS(RADIANS([.$A76])) * TAN(RADIANS([.BH$3]))" office:value-type="float" office:value="0.494530566158712" calcext:value-type="float">
            <text:p>0,49</text:p>
          </table:table-cell>
          <table:table-cell table:style-name="ce4" table:formula="of:=COS(RADIANS([.$A76])) * TAN(RADIANS([.BI$3]))" office:value-type="float" office:value="0.51429064343585" calcext:value-type="float">
            <text:p>0,51</text:p>
          </table:table-cell>
          <table:table-cell table:style-name="ce4" table:formula="of:=COS(RADIANS([.$A76])) * TAN(RADIANS([.BJ$3]))" office:value-type="float" office:value="0.535233134659635" calcext:value-type="float">
            <text:p>0,54</text:p>
          </table:table-cell>
          <table:table-cell table:style-name="ce4" table:formula="of:=COS(RADIANS([.$A76])) * TAN(RADIANS([.BK$3]))" office:value-type="float" office:value="0.557481415042846" calcext:value-type="float">
            <text:p>0,56</text:p>
          </table:table-cell>
          <table:table-cell table:style-name="ce4" table:formula="of:=COS(RADIANS([.$A76])) * TAN(RADIANS([.BL$3]))" office:value-type="float" office:value="0.581176439562742" calcext:value-type="float">
            <text:p>0,58</text:p>
          </table:table-cell>
          <table:table-cell table:style-name="ce4" table:formula="of:=COS(RADIANS([.$A76])) * TAN(RADIANS([.BM$3]))" office:value-type="float" office:value="0.606479999539898" calcext:value-type="float">
            <text:p>0,61</text:p>
          </table:table-cell>
          <table:table-cell table:style-name="ce4" table:formula="of:=COS(RADIANS([.$A76])) * TAN(RADIANS([.BN$3]))" office:value-type="float" office:value="0.633578730680243" calcext:value-type="float">
            <text:p>0,63</text:p>
          </table:table-cell>
          <table:table-cell table:style-name="ce4" table:formula="of:=COS(RADIANS([.$A76])) * TAN(RADIANS([.BO$3]))" office:value-type="float" office:value="0.662689082992138" calcext:value-type="float">
            <text:p>0,66</text:p>
          </table:table-cell>
          <table:table-cell table:style-name="ce4" table:formula="of:=COS(RADIANS([.$A76])) * TAN(RADIANS([.BP$3]))" office:value-type="float" office:value="0.694063533127484" calcext:value-type="float">
            <text:p>0,69</text:p>
          </table:table-cell>
          <table:table-cell table:style-name="ce4" table:formula="of:=COS(RADIANS([.$A76])) * TAN(RADIANS([.BQ$3]))" office:value-type="float" office:value="0.727998417277965" calcext:value-type="float">
            <text:p>0,73</text:p>
          </table:table-cell>
          <table:table-cell table:style-name="ce4" table:formula="of:=COS(RADIANS([.$A76])) * TAN(RADIANS([.BR$3]))" office:value-type="float" office:value="0.76484390025965" calcext:value-type="float">
            <text:p>0,76</text:p>
          </table:table-cell>
          <table:table-cell table:style-name="ce4" table:formula="of:=COS(RADIANS([.$A76])) * TAN(RADIANS([.BS$3]))" office:value-type="float" office:value="0.805016792850722" calcext:value-type="float">
            <text:p>0,81</text:p>
          </table:table-cell>
          <table:table-cell table:style-name="ce4" table:formula="of:=COS(RADIANS([.$A76])) * TAN(RADIANS([.BT$3]))" office:value-type="float" office:value="0.849017214272904" calcext:value-type="float">
            <text:p>0,85</text:p>
          </table:table-cell>
          <table:table-cell table:style-name="ce4" table:formula="of:=COS(RADIANS([.$A76])) * TAN(RADIANS([.BU$3]))" office:value-type="float" office:value="0.897450516450411" calcext:value-type="float">
            <text:p>0,90</text:p>
          </table:table-cell>
          <table:table-cell table:style-name="ce4" table:formula="of:=COS(RADIANS([.$A76])) * TAN(RADIANS([.BV$3]))" office:value-type="float" office:value="0.951056516295153" calcext:value-type="float">
            <text:p>0,95</text:p>
          </table:table-cell>
          <table:table-cell table:style-name="ce4" table:formula="of:=COS(RADIANS([.$A76])) * TAN(RADIANS([.BW$3]))" office:value-type="float" office:value="1.0107490452074" calcext:value-type="float">
            <text:p>1,01</text:p>
          </table:table-cell>
          <table:table-cell table:style-name="ce4" table:formula="of:=COS(RADIANS([.$A76])) * TAN(RADIANS([.BX$3]))" office:value-type="float" office:value="1.0776703295755" calcext:value-type="float">
            <text:p>1,08</text:p>
          </table:table-cell>
          <table:table-cell table:style-name="ce4" table:formula="of:=COS(RADIANS([.$A76])) * TAN(RADIANS([.BY$3]))" office:value-type="float" office:value="1.15326712340953" calcext:value-type="float">
            <text:p>1,15</text:p>
          </table:table-cell>
          <table:table-cell table:style-name="ce4" table:formula="of:=COS(RADIANS([.$A76])) * TAN(RADIANS([.BZ$3]))" office:value-type="float" office:value="1.23939946917759" calcext:value-type="float">
            <text:p>1,24</text:p>
          </table:table-cell>
          <table:table-cell table:style-name="ce4" table:formula="of:=COS(RADIANS([.$A76])) * TAN(RADIANS([.CA$3]))" office:value-type="float" office:value="1.33849965587889" calcext:value-type="float">
            <text:p>1,34</text:p>
          </table:table-cell>
          <table:table-cell table:style-name="ce4" table:formula="of:=COS(RADIANS([.$A76])) * TAN(RADIANS([.CB$3]))" office:value-type="float" office:value="1.45381065607691" calcext:value-type="float">
            <text:p>1,45</text:p>
          </table:table-cell>
          <table:table-cell table:style-name="ce4" table:formula="of:=COS(RADIANS([.$A76])) * TAN(RADIANS([.CC$3]))" office:value-type="float" office:value="1.58975461941471" calcext:value-type="float">
            <text:p>1,59</text:p>
          </table:table-cell>
          <table:table-cell table:style-name="ce4" table:formula="of:=COS(RADIANS([.$A76])) * TAN(RADIANS([.CD$3]))" office:value-type="float" office:value="1.75252246215155" calcext:value-type="float">
            <text:p>1,75</text:p>
          </table:table-cell>
          <table:table-cell table:style-name="ce4" table:formula="of:=COS(RADIANS([.$A76])) * TAN(RADIANS([.CE$3]))" office:value-type="float" office:value="1.95105651629515" calcext:value-type="float">
            <text:p>1,95</text:p>
          </table:table-cell>
          <table:table-cell table:style-name="ce4" table:formula="of:=COS(RADIANS([.$A76])) * TAN(RADIANS([.CF$3]))" office:value-type="float" office:value="2.19877016547767" calcext:value-type="float">
            <text:p>2,20</text:p>
          </table:table-cell>
          <table:table-cell table:style-name="ce4" table:formula="of:=COS(RADIANS([.$A76])) * TAN(RADIANS([.CG$3]))" office:value-type="float" office:value="2.51674145432105" calcext:value-type="float">
            <text:p>2,52</text:p>
          </table:table-cell>
          <table:table-cell table:style-name="ce4" table:formula="of:=COS(RADIANS([.$A76])) * TAN(RADIANS([.CH$3]))" office:value-type="float" office:value="2.9401003070317" calcext:value-type="float">
            <text:p>2,94</text:p>
          </table:table-cell>
          <table:table-cell table:style-name="ce4" table:formula="of:=COS(RADIANS([.$A76])) * TAN(RADIANS([.CI$3]))" office:value-type="float" office:value="3.53208040814775" calcext:value-type="float">
            <text:p>3,53</text:p>
          </table:table-cell>
          <table:table-cell table:style-name="ce4" table:formula="of:=COS(RADIANS([.$A76])) * TAN(RADIANS([.CJ$3]))" office:value-type="float" office:value="4.41914890420835" calcext:value-type="float">
            <text:p>4,42</text:p>
          </table:table-cell>
          <table:table-cell table:style-name="ce4" table:formula="of:=COS(RADIANS([.$A76])) * TAN(RADIANS([.CK$3]))" office:value-type="float" office:value="5.8963955084993" calcext:value-type="float">
            <text:p>5,90</text:p>
          </table:table-cell>
          <table:table-cell table:style-name="ce4" table:formula="of:=COS(RADIANS([.$A76])) * TAN(RADIANS([.CL$3]))" office:value-type="float" office:value="8.84908891964627" calcext:value-type="float">
            <text:p>8,85</text:p>
          </table:table-cell>
          <table:table-cell table:style-name="ce4" table:formula="of:=COS(RADIANS([.$A76])) * TAN(RADIANS([.CM$3]))" office:value-type="float" office:value="17.7035717509933" calcext:value-type="float">
            <text:p>17,70</text:p>
          </table:table-cell>
          <table:table-cell table:number-columns-repeated="933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table:style-name="ce4" table:formula="of:=COS(RADIANS([.$A77])) * TAN(RADIANS([.B$3]))" office:value-type="float" office:value="0" calcext:value-type="float">
            <text:p>0,00</text:p>
          </table:table-cell>
          <table:table-cell table:style-name="ce4" table:formula="of:=COS(RADIANS([.$A77])) * TAN(RADIANS([.C$3]))" office:value-type="float" office:value="0.00510336708910903" calcext:value-type="float">
            <text:p>0,01</text:p>
          </table:table-cell>
          <table:table-cell table:style-name="ce4" table:formula="of:=COS(RADIANS([.$A77])) * TAN(RADIANS([.D$3]))" office:value-type="float" office:value="0.010209844906532" calcext:value-type="float">
            <text:p>0,01</text:p>
          </table:table-cell>
          <table:table-cell table:style-name="ce4" table:formula="of:=COS(RADIANS([.$A77])) * TAN(RADIANS([.E$3]))" office:value-type="float" office:value="0.0153225517697157" calcext:value-type="float">
            <text:p>0,02</text:p>
          </table:table-cell>
          <table:table-cell table:style-name="ce4" table:formula="of:=COS(RADIANS([.$A77])) * TAN(RADIANS([.F$3]))" office:value-type="float" office:value="0.0204446212137504" calcext:value-type="float">
            <text:p>0,02</text:p>
          </table:table-cell>
          <table:table-cell table:style-name="ce4" table:formula="of:=COS(RADIANS([.$A77])) * TAN(RADIANS([.G$3]))" office:value-type="float" office:value="0.0255792096989883" calcext:value-type="float">
            <text:p>0,03</text:p>
          </table:table-cell>
          <table:table-cell table:style-name="ce4" table:formula="of:=COS(RADIANS([.$A77])) * TAN(RADIANS([.H$3]))" office:value-type="float" office:value="0.0307295044382054" calcext:value-type="float">
            <text:p>0,03</text:p>
          </table:table-cell>
          <table:table-cell table:style-name="ce4" table:formula="of:=COS(RADIANS([.$A77])) * TAN(RADIANS([.I$3]))" office:value-type="float" office:value="0.0358987313848149" calcext:value-type="float">
            <text:p>0,04</text:p>
          </table:table-cell>
          <table:table-cell table:style-name="ce4" table:formula="of:=COS(RADIANS([.$A77])) * TAN(RADIANS([.J$3]))" office:value-type="float" office:value="0.0410901634250945" calcext:value-type="float">
            <text:p>0,04</text:p>
          </table:table-cell>
          <table:table-cell table:style-name="ce4" table:formula="of:=COS(RADIANS([.$A77])) * TAN(RADIANS([.K$3]))" office:value-type="float" office:value="0.0463071288192412" calcext:value-type="float">
            <text:p>0,05</text:p>
          </table:table-cell>
          <table:table-cell table:style-name="ce4" table:formula="of:=COS(RADIANS([.$A77])) * TAN(RADIANS([.L$3]))" office:value-type="float" office:value="0.051553019938347" calcext:value-type="float">
            <text:p>0,05</text:p>
          </table:table-cell>
          <table:table-cell table:style-name="ce4" table:formula="of:=COS(RADIANS([.$A77])) * TAN(RADIANS([.M$3]))" office:value-type="float" office:value="0.0568313023471273" calcext:value-type="float">
            <text:p>0,06</text:p>
          </table:table-cell>
          <table:table-cell table:style-name="ce4" table:formula="of:=COS(RADIANS([.$A77])) * TAN(RADIANS([.N$3]))" office:value-type="float" office:value="0.0621455242854679" calcext:value-type="float">
            <text:p>0,06</text:p>
          </table:table-cell>
          <table:table-cell table:style-name="ce4" table:formula="of:=COS(RADIANS([.$A77])) * TAN(RADIANS([.O$3]))" office:value-type="float" office:value="0.0674993266056355" calcext:value-type="float">
            <text:p>0,07</text:p>
          </table:table-cell>
          <table:table-cell table:style-name="ce4" table:formula="of:=COS(RADIANS([.$A77])) * TAN(RADIANS([.P$3]))" office:value-type="float" office:value="0.0728964532263761" calcext:value-type="float">
            <text:p>0,07</text:p>
          </table:table-cell>
          <table:table-cell table:style-name="ce4" table:formula="of:=COS(RADIANS([.$A77])) * TAN(RADIANS([.Q$3]))" office:value-type="float" office:value="0.078340762170168" calcext:value-type="float">
            <text:p>0,08</text:p>
          </table:table-cell>
          <table:table-cell table:style-name="ce4" table:formula="of:=COS(RADIANS([.$A77])) * TAN(RADIANS([.R$3]))" office:value-type="float" office:value="0.0838362372556814" calcext:value-type="float">
            <text:p>0,08</text:p>
          </table:table-cell>
          <table:table-cell table:style-name="ce4" table:formula="of:=COS(RADIANS([.$A77])) * TAN(RADIANS([.S$3]))" office:value-type="float" office:value="0.0893870005241125" calcext:value-type="float">
            <text:p>0,09</text:p>
          </table:table-cell>
          <table:table-cell table:style-name="ce4" table:formula="of:=COS(RADIANS([.$A77])) * TAN(RADIANS([.T$3]))" office:value-type="float" office:value="0.0949973254856086" calcext:value-type="float">
            <text:p>0,09</text:p>
          </table:table-cell>
          <table:table-cell table:style-name="ce4" table:formula="of:=COS(RADIANS([.$A77])) * TAN(RADIANS([.U$3]))" office:value-type="float" office:value="0.100671651280611" calcext:value-type="float">
            <text:p>0,10</text:p>
          </table:table-cell>
          <table:table-cell table:style-name="ce4" table:formula="of:=COS(RADIANS([.$A77])) * TAN(RADIANS([.V$3]))" office:value-type="float" office:value="0.106414597860743" calcext:value-type="float">
            <text:p>0,11</text:p>
          </table:table-cell>
          <table:table-cell table:style-name="ce4" table:formula="of:=COS(RADIANS([.$A77])) * TAN(RADIANS([.W$3]))" office:value-type="float" office:value="0.112230982305053" calcext:value-type="float">
            <text:p>0,11</text:p>
          </table:table-cell>
          <table:table-cell table:style-name="ce4" table:formula="of:=COS(RADIANS([.$A77])) * TAN(RADIANS([.X$3]))" office:value-type="float" office:value="0.118125836400118" calcext:value-type="float">
            <text:p>0,12</text:p>
          </table:table-cell>
          <table:table-cell table:style-name="ce4" table:formula="of:=COS(RADIANS([.$A77])) * TAN(RADIANS([.Y$3]))" office:value-type="float" office:value="0.124104425627073" calcext:value-type="float">
            <text:p>0,12</text:p>
          </table:table-cell>
          <table:table-cell table:style-name="ce4" table:formula="of:=COS(RADIANS([.$A77])) * TAN(RADIANS([.Z$3]))" office:value-type="float" office:value="0.13017226971512" calcext:value-type="float">
            <text:p>0,13</text:p>
          </table:table-cell>
          <table:table-cell table:style-name="ce4" table:formula="of:=COS(RADIANS([.$A77])) * TAN(RADIANS([.AA$3]))" office:value-type="float" office:value="0.136335164940044" calcext:value-type="float">
            <text:p>0,14</text:p>
          </table:table-cell>
          <table:table-cell table:style-name="ce4" table:formula="of:=COS(RADIANS([.$A77])) * TAN(RADIANS([.AB$3]))" office:value-type="float" office:value="0.142599208367834" calcext:value-type="float">
            <text:p>0,14</text:p>
          </table:table-cell>
          <table:table-cell table:style-name="ce4" table:formula="of:=COS(RADIANS([.$A77])) * TAN(RADIANS([.AC$3]))" office:value-type="float" office:value="0.148970824268305" calcext:value-type="float">
            <text:p>0,15</text:p>
          </table:table-cell>
          <table:table-cell table:style-name="ce4" table:formula="of:=COS(RADIANS([.$A77])) * TAN(RADIANS([.AD$3]))" office:value-type="float" office:value="0.155456792952024" calcext:value-type="float">
            <text:p>0,16</text:p>
          </table:table-cell>
          <table:table-cell table:style-name="ce4" table:formula="of:=COS(RADIANS([.$A77])) * TAN(RADIANS([.AE$3]))" office:value-type="float" office:value="0.162064282316489" calcext:value-type="float">
            <text:p>0,16</text:p>
          </table:table-cell>
          <table:table-cell table:style-name="ce4" table:formula="of:=COS(RADIANS([.$A77])) * TAN(RADIANS([.AF$3]))" office:value-type="float" office:value="0.168800882425102" calcext:value-type="float">
            <text:p>0,17</text:p>
          </table:table-cell>
          <table:table-cell table:style-name="ce4" table:formula="of:=COS(RADIANS([.$A77])) * TAN(RADIANS([.AG$3]))" office:value-type="float" office:value="0.175674643485847" calcext:value-type="float">
            <text:p>0,18</text:p>
          </table:table-cell>
          <table:table-cell table:style-name="ce4" table:formula="of:=COS(RADIANS([.$A77])) * TAN(RADIANS([.AH$3]))" office:value-type="float" office:value="0.182694117646722" calcext:value-type="float">
            <text:p>0,18</text:p>
          </table:table-cell>
          <table:table-cell table:style-name="ce4" table:formula="of:=COS(RADIANS([.$A77])) * TAN(RADIANS([.AI$3]))" office:value-type="float" office:value="0.189868405083046" calcext:value-type="float">
            <text:p>0,19</text:p>
          </table:table-cell>
          <table:table-cell table:style-name="ce4" table:formula="of:=COS(RADIANS([.$A77])) * TAN(RADIANS([.AJ$3]))" office:value-type="float" office:value="0.197207204919225" calcext:value-type="float">
            <text:p>0,20</text:p>
          </table:table-cell>
          <table:table-cell table:style-name="ce4" table:formula="of:=COS(RADIANS([.$A77])) * TAN(RADIANS([.AK$3]))" office:value-type="float" office:value="0.204720871606084" calcext:value-type="float">
            <text:p>0,20</text:p>
          </table:table-cell>
          <table:table-cell table:style-name="ce4" table:formula="of:=COS(RADIANS([.$A77])) * TAN(RADIANS([.AL$3]))" office:value-type="float" office:value="0.212420477466494" calcext:value-type="float">
            <text:p>0,21</text:p>
          </table:table-cell>
          <table:table-cell table:style-name="ce4" table:formula="of:=COS(RADIANS([.$A77])) * TAN(RADIANS([.AM$3]))" office:value-type="float" office:value="0.220317882229277" calcext:value-type="float">
            <text:p>0,22</text:p>
          </table:table-cell>
          <table:table-cell table:style-name="ce4" table:formula="of:=COS(RADIANS([.$A77])) * TAN(RADIANS([.AN$3]))" office:value-type="float" office:value="0.22842581049714" calcext:value-type="float">
            <text:p>0,23</text:p>
          </table:table-cell>
          <table:table-cell table:style-name="ce4" table:formula="of:=COS(RADIANS([.$A77])) * TAN(RADIANS([.AO$3]))" office:value-type="float" office:value="0.236757938242478" calcext:value-type="float">
            <text:p>0,24</text:p>
          </table:table-cell>
          <table:table-cell table:style-name="ce4" table:formula="of:=COS(RADIANS([.$A77])) * TAN(RADIANS([.AP$3]))" office:value-type="float" office:value="0.245328989599521" calcext:value-type="float">
            <text:p>0,25</text:p>
          </table:table-cell>
          <table:table-cell table:style-name="ce4" table:formula="of:=COS(RADIANS([.$A77])) * TAN(RADIANS([.AQ$3]))" office:value-type="float" office:value="0.254154845428197" calcext:value-type="float">
            <text:p>0,25</text:p>
          </table:table-cell>
          <table:table-cell table:style-name="ce4" table:formula="of:=COS(RADIANS([.$A77])) * TAN(RADIANS([.AR$3]))" office:value-type="float" office:value="0.263252665370606" calcext:value-type="float">
            <text:p>0,26</text:p>
          </table:table-cell>
          <table:table-cell table:style-name="ce4" table:formula="of:=COS(RADIANS([.$A77])) * TAN(RADIANS([.AS$3]))" office:value-type="float" office:value="0.272641025413738" calcext:value-type="float">
            <text:p>0,27</text:p>
          </table:table-cell>
          <table:table-cell table:style-name="ce4" table:formula="of:=COS(RADIANS([.$A77])) * TAN(RADIANS([.AT$3]))" office:value-type="float" office:value="0.282340073321955" calcext:value-type="float">
            <text:p>0,28</text:p>
          </table:table-cell>
          <table:table-cell table:style-name="ce4" table:formula="of:=COS(RADIANS([.$A77])) * TAN(RADIANS([.AU$3]))" office:value-type="float" office:value="0.292371704722737" calcext:value-type="float">
            <text:p>0,29</text:p>
          </table:table-cell>
          <table:table-cell table:style-name="ce4" table:formula="of:=COS(RADIANS([.$A77])) * TAN(RADIANS([.AV$3]))" office:value-type="float" office:value="0.302759763135019" calcext:value-type="float">
            <text:p>0,30</text:p>
          </table:table-cell>
          <table:table-cell table:style-name="ce4" table:formula="of:=COS(RADIANS([.$A77])) * TAN(RADIANS([.AW$3]))" office:value-type="float" office:value="0.313530267841239" calcext:value-type="float">
            <text:p>0,31</text:p>
          </table:table-cell>
          <table:table-cell table:style-name="ce4" table:formula="of:=COS(RADIANS([.$A77])) * TAN(RADIANS([.AX$3]))" office:value-type="float" office:value="0.324711674247017" calcext:value-type="float">
            <text:p>0,32</text:p>
          </table:table-cell>
          <table:table-cell table:style-name="ce4" table:formula="of:=COS(RADIANS([.$A77])) * TAN(RADIANS([.AY$3]))" office:value-type="float" office:value="0.336335172278386" calcext:value-type="float">
            <text:p>0,34</text:p>
          </table:table-cell>
          <table:table-cell table:style-name="ce4" table:formula="of:=COS(RADIANS([.$A77])) * TAN(RADIANS([.AZ$3]))" office:value-type="float" office:value="0.348435029476215" calcext:value-type="float">
            <text:p>0,35</text:p>
          </table:table-cell>
          <table:table-cell table:style-name="ce4" table:formula="of:=COS(RADIANS([.$A77])) * TAN(RADIANS([.BA$3]))" office:value-type="float" office:value="0.361048986813413" calcext:value-type="float">
            <text:p>0,36</text:p>
          </table:table-cell>
          <table:table-cell table:style-name="ce4" table:formula="of:=COS(RADIANS([.$A77])) * TAN(RADIANS([.BB$3]))" office:value-type="float" office:value="0.374218716949892" calcext:value-type="float">
            <text:p>0,37</text:p>
          </table:table-cell>
          <table:table-cell table:style-name="ce4" table:formula="of:=COS(RADIANS([.$A77])) * TAN(RADIANS([.BC$3]))" office:value-type="float" office:value="0.387990356740639" calcext:value-type="float">
            <text:p>0,39</text:p>
          </table:table-cell>
          <table:table-cell table:style-name="ce4" table:formula="of:=COS(RADIANS([.$A77])) * TAN(RADIANS([.BD$3]))" office:value-type="float" office:value="0.402415128437711" calcext:value-type="float">
            <text:p>0,40</text:p>
          </table:table-cell>
          <table:table-cell table:style-name="ce4" table:formula="of:=COS(RADIANS([.$A77])) * TAN(RADIANS([.BE$3]))" office:value-type="float" office:value="0.417550067327571" calcext:value-type="float">
            <text:p>0,42</text:p>
          </table:table-cell>
          <table:table-cell table:style-name="ce4" table:formula="of:=COS(RADIANS([.$A77])) * TAN(RADIANS([.BF$3]))" office:value-type="float" office:value="0.433458877719461" calcext:value-type="float">
            <text:p>0,43</text:p>
          </table:table-cell>
          <table:table-cell table:style-name="ce4" table:formula="of:=COS(RADIANS([.$A77])) * TAN(RADIANS([.BG$3]))" office:value-type="float" office:value="0.450212944513285" calcext:value-type="float">
            <text:p>0,45</text:p>
          </table:table-cell>
          <table:table-cell table:style-name="ce4" table:formula="of:=COS(RADIANS([.$A77])) * TAN(RADIANS([.BH$3]))" office:value-type="float" office:value="0.46789253438239" calcext:value-type="float">
            <text:p>0,47</text:p>
          </table:table-cell>
          <table:table-cell table:style-name="ce4" table:formula="of:=COS(RADIANS([.$A77])) * TAN(RADIANS([.BI$3]))" office:value-type="float" office:value="0.486588229389895" calcext:value-type="float">
            <text:p>0,49</text:p>
          </table:table-cell>
          <table:table-cell table:style-name="ce4" table:formula="of:=COS(RADIANS([.$A77])) * TAN(RADIANS([.BJ$3]))" office:value-type="float" office:value="0.506402647275305" calcext:value-type="float">
            <text:p>0,51</text:p>
          </table:table-cell>
          <table:table-cell table:style-name="ce4" table:formula="of:=COS(RADIANS([.$A77])) * TAN(RADIANS([.BK$3]))" office:value-type="float" office:value="0.527452517609933" calcext:value-type="float">
            <text:p>0,53</text:p>
          </table:table-cell>
          <table:table-cell table:style-name="ce4" table:formula="of:=COS(RADIANS([.$A77])) * TAN(RADIANS([.BL$3]))" office:value-type="float" office:value="0.549871202790474" calcext:value-type="float">
            <text:p>0,55</text:p>
          </table:table-cell>
          <table:table-cell table:style-name="ce4" table:formula="of:=COS(RADIANS([.$A77])) * TAN(RADIANS([.BM$3]))" office:value-type="float" office:value="0.573811779201293" calcext:value-type="float">
            <text:p>0,57</text:p>
          </table:table-cell>
          <table:table-cell table:style-name="ce4" table:formula="of:=COS(RADIANS([.$A77])) * TAN(RADIANS([.BN$3]))" office:value-type="float" office:value="0.599450829362115" calcext:value-type="float">
            <text:p>0,60</text:p>
          </table:table-cell>
          <table:table-cell table:style-name="ce4" table:formula="of:=COS(RADIANS([.$A77])) * TAN(RADIANS([.BO$3]))" office:value-type="float" office:value="0.626993144139086" calcext:value-type="float">
            <text:p>0,63</text:p>
          </table:table-cell>
          <table:table-cell table:style-name="ce4" table:formula="of:=COS(RADIANS([.$A77])) * TAN(RADIANS([.BP$3]))" office:value-type="float" office:value="0.656677600456332" calcext:value-type="float">
            <text:p>0,66</text:p>
          </table:table-cell>
          <table:table-cell table:style-name="ce4" table:formula="of:=COS(RADIANS([.$A77])) * TAN(RADIANS([.BQ$3]))" office:value-type="float" office:value="0.688784572270983" calcext:value-type="float">
            <text:p>0,69</text:p>
          </table:table-cell>
          <table:table-cell table:style-name="ce4" table:formula="of:=COS(RADIANS([.$A77])) * TAN(RADIANS([.BR$3]))" office:value-type="float" office:value="0.723645362670157" calcext:value-type="float">
            <text:p>0,72</text:p>
          </table:table-cell>
          <table:table-cell table:style-name="ce4" table:formula="of:=COS(RADIANS([.$A77])) * TAN(RADIANS([.BS$3]))" office:value-type="float" office:value="0.761654330799087" calcext:value-type="float">
            <text:p>0,76</text:p>
          </table:table-cell>
          <table:table-cell table:style-name="ce4" table:formula="of:=COS(RADIANS([.$A77])) * TAN(RADIANS([.BT$3]))" office:value-type="float" office:value="0.803284656813173" calcext:value-type="float">
            <text:p>0,80</text:p>
          </table:table-cell>
          <table:table-cell table:style-name="ce4" table:formula="of:=COS(RADIANS([.$A77])) * TAN(RADIANS([.BU$3]))" office:value-type="float" office:value="0.849109085180396" calcext:value-type="float">
            <text:p>0,85</text:p>
          </table:table-cell>
          <table:table-cell table:style-name="ce4" table:formula="of:=COS(RADIANS([.$A77])) * TAN(RADIANS([.BV$3]))" office:value-type="float" office:value="0.899827582361031" calcext:value-type="float">
            <text:p>0,90</text:p>
          </table:table-cell>
          <table:table-cell table:style-name="ce4" table:formula="of:=COS(RADIANS([.$A77])) * TAN(RADIANS([.BW$3]))" office:value-type="float" office:value="0.956304755963036" calcext:value-type="float">
            <text:p>0,96</text:p>
          </table:table-cell>
          <table:table-cell table:style-name="ce4" table:formula="of:=COS(RADIANS([.$A77])) * TAN(RADIANS([.BX$3]))" office:value-type="float" office:value="1.01962130602046" calcext:value-type="float">
            <text:p>1,02</text:p>
          </table:table-cell>
          <table:table-cell table:style-name="ce4" table:formula="of:=COS(RADIANS([.$A77])) * TAN(RADIANS([.BY$3]))" office:value-type="float" office:value="1.09114605672078" calcext:value-type="float">
            <text:p>1,09</text:p>
          </table:table-cell>
          <table:table-cell table:style-name="ce4" table:formula="of:=COS(RADIANS([.$A77])) * TAN(RADIANS([.BZ$3]))" office:value-type="float" office:value="1.17263885880732" calcext:value-type="float">
            <text:p>1,17</text:p>
          </table:table-cell>
          <table:table-cell table:style-name="ce4" table:formula="of:=COS(RADIANS([.$A77])) * TAN(RADIANS([.CA$3]))" office:value-type="float" office:value="1.26640098532986" calcext:value-type="float">
            <text:p>1,27</text:p>
          </table:table-cell>
          <table:table-cell table:style-name="ce4" table:formula="of:=COS(RADIANS([.$A77])) * TAN(RADIANS([.CB$3]))" office:value-type="float" office:value="1.37550072519813" calcext:value-type="float">
            <text:p>1,38</text:p>
          </table:table-cell>
          <table:table-cell table:style-name="ce4" table:formula="of:=COS(RADIANS([.$A77])) * TAN(RADIANS([.CC$3]))" office:value-type="float" office:value="1.50412202768744" calcext:value-type="float">
            <text:p>1,50</text:p>
          </table:table-cell>
          <table:table-cell table:style-name="ce4" table:formula="of:=COS(RADIANS([.$A77])) * TAN(RADIANS([.CD$3]))" office:value-type="float" office:value="1.65812233356469" calcext:value-type="float">
            <text:p>1,66</text:p>
          </table:table-cell>
          <table:table-cell table:style-name="ce4" table:formula="of:=COS(RADIANS([.$A77])) * TAN(RADIANS([.CE$3]))" office:value-type="float" office:value="1.8459622935413" calcext:value-type="float">
            <text:p>1,85</text:p>
          </table:table-cell>
          <table:table-cell table:style-name="ce4" table:formula="of:=COS(RADIANS([.$A77])) * TAN(RADIANS([.CF$3]))" office:value-type="float" office:value="2.08033277546602" calcext:value-type="float">
            <text:p>2,08</text:p>
          </table:table-cell>
          <table:table-cell table:style-name="ce4" table:formula="of:=COS(RADIANS([.$A77])) * TAN(RADIANS([.CG$3]))" office:value-type="float" office:value="2.38117644899946" calcext:value-type="float">
            <text:p>2,38</text:p>
          </table:table-cell>
          <table:table-cell table:style-name="ce4" table:formula="of:=COS(RADIANS([.$A77])) * TAN(RADIANS([.CH$3]))" office:value-type="float" office:value="2.78173095483447" calcext:value-type="float">
            <text:p>2,78</text:p>
          </table:table-cell>
          <table:table-cell table:style-name="ce4" table:formula="of:=COS(RADIANS([.$A77])) * TAN(RADIANS([.CI$3]))" office:value-type="float" office:value="3.34182387682837" calcext:value-type="float">
            <text:p>3,34</text:p>
          </table:table-cell>
          <table:table-cell table:style-name="ce4" table:formula="of:=COS(RADIANS([.$A77])) * TAN(RADIANS([.CJ$3]))" office:value-type="float" office:value="4.18111017214579" calcext:value-type="float">
            <text:p>4,18</text:p>
          </table:table-cell>
          <table:table-cell table:style-name="ce4" table:formula="of:=COS(RADIANS([.$A77])) * TAN(RADIANS([.CK$3]))" office:value-type="float" office:value="5.57878446143864" calcext:value-type="float">
            <text:p>5,58</text:p>
          </table:table-cell>
          <table:table-cell table:style-name="ce4" table:formula="of:=COS(RADIANS([.$A77])) * TAN(RADIANS([.CL$3]))" office:value-type="float" office:value="8.37243018919808" calcext:value-type="float">
            <text:p>8,37</text:p>
          </table:table-cell>
          <table:table-cell table:style-name="ce4" table:formula="of:=COS(RADIANS([.$A77])) * TAN(RADIANS([.CM$3]))" office:value-type="float" office:value="16.7499637454852" calcext:value-type="float">
            <text:p>16,75</text:p>
          </table:table-cell>
          <table:table-cell table:number-columns-repeated="93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table:style-name="ce4" table:formula="of:=COS(RADIANS([.$A78])) * TAN(RADIANS([.B$3]))" office:value-type="float" office:value="0" calcext:value-type="float">
            <text:p>0,00</text:p>
          </table:table-cell>
          <table:table-cell table:style-name="ce4" table:formula="of:=COS(RADIANS([.$A78])) * TAN(RADIANS([.C$3]))" office:value-type="float" office:value="0.00481126794242793" calcext:value-type="float">
            <text:p>0,00</text:p>
          </table:table-cell>
          <table:table-cell table:style-name="ce4" table:formula="of:=COS(RADIANS([.$A78])) * TAN(RADIANS([.D$3]))" office:value-type="float" office:value="0.00962546856580028" calcext:value-type="float">
            <text:p>0,01</text:p>
          </table:table-cell>
          <table:table-cell table:style-name="ce4" table:formula="of:=COS(RADIANS([.$A78])) * TAN(RADIANS([.E$3]))" office:value-type="float" office:value="0.0144455417058184" calcext:value-type="float">
            <text:p>0,01</text:p>
          </table:table-cell>
          <table:table-cell table:style-name="ce4" table:formula="of:=COS(RADIANS([.$A78])) * TAN(RADIANS([.F$3]))" office:value-type="float" office:value="0.0192744415448218" calcext:value-type="float">
            <text:p>0,02</text:p>
          </table:table-cell>
          <table:table-cell table:style-name="ce4" table:formula="of:=COS(RADIANS([.$A78])) * TAN(RADIANS([.G$3]))" office:value-type="float" office:value="0.0241151438782488" calcext:value-type="float">
            <text:p>0,02</text:p>
          </table:table-cell>
          <table:table-cell table:style-name="ce4" table:formula="of:=COS(RADIANS([.$A78])) * TAN(RADIANS([.H$3]))" office:value-type="float" office:value="0.0289706534937989" calcext:value-type="float">
            <text:p>0,03</text:p>
          </table:table-cell>
          <table:table-cell table:style-name="ce4" table:formula="of:=COS(RADIANS([.$A78])) * TAN(RADIANS([.I$3]))" office:value-type="float" office:value="0.0338440117024279" calcext:value-type="float">
            <text:p>0,03</text:p>
          </table:table-cell>
          <table:table-cell table:style-name="ce4" table:formula="of:=COS(RADIANS([.$A78])) * TAN(RADIANS([.J$3]))" office:value-type="float" office:value="0.0387383040616811" calcext:value-type="float">
            <text:p>0,04</text:p>
          </table:table-cell>
          <table:table-cell table:style-name="ce4" table:formula="of:=COS(RADIANS([.$A78])) * TAN(RADIANS([.K$3]))" office:value-type="float" office:value="0.0436566683336105" calcext:value-type="float">
            <text:p>0,04</text:p>
          </table:table-cell>
          <table:table-cell table:style-name="ce4" table:formula="of:=COS(RADIANS([.$A78])) * TAN(RADIANS([.L$3]))" office:value-type="float" office:value="0.0486023027216763" calcext:value-type="float">
            <text:p>0,05</text:p>
          </table:table-cell>
          <table:table-cell table:style-name="ce4" table:formula="of:=COS(RADIANS([.$A78])) * TAN(RADIANS([.M$3]))" office:value-type="float" office:value="0.0535784744336116" calcext:value-type="float">
            <text:p>0,05</text:p>
          </table:table-cell>
          <table:table-cell table:style-name="ce4" table:formula="of:=COS(RADIANS([.$A78])) * TAN(RADIANS([.N$3]))" office:value-type="float" office:value="0.0585885286202778" calcext:value-type="float">
            <text:p>0,06</text:p>
          </table:table-cell>
          <table:table-cell table:style-name="ce4" table:formula="of:=COS(RADIANS([.$A78])) * TAN(RADIANS([.O$3]))" office:value-type="float" office:value="0.0636358977441038" calcext:value-type="float">
            <text:p>0,06</text:p>
          </table:table-cell>
          <table:table-cell table:style-name="ce4" table:formula="of:=COS(RADIANS([.$A78])) * TAN(RADIANS([.P$3]))" office:value-type="float" office:value="0.0687241114348276" calcext:value-type="float">
            <text:p>0,07</text:p>
          </table:table-cell>
          <table:table-cell table:style-name="ce4" table:formula="of:=COS(RADIANS([.$A78])) * TAN(RADIANS([.Q$3]))" office:value-type="float" office:value="0.073856806895015" calcext:value-type="float">
            <text:p>0,07</text:p>
          </table:table-cell>
          <table:table-cell table:style-name="ce4" table:formula="of:=COS(RADIANS([.$A78])) * TAN(RADIANS([.R$3]))" office:value-type="float" office:value="0.0790377399232832" calcext:value-type="float">
            <text:p>0,08</text:p>
          </table:table-cell>
          <table:table-cell table:style-name="ce4" table:formula="of:=COS(RADIANS([.$A78])) * TAN(RADIANS([.S$3]))" office:value-type="float" office:value="0.0842707966293944" calcext:value-type="float">
            <text:p>0,08</text:p>
          </table:table-cell>
          <table:table-cell table:style-name="ce4" table:formula="of:=COS(RADIANS([.$A78])) * TAN(RADIANS([.T$3]))" office:value-type="float" office:value="0.0895600059225009" calcext:value-type="float">
            <text:p>0,09</text:p>
          </table:table-cell>
          <table:table-cell table:style-name="ce4" table:formula="of:=COS(RADIANS([.$A78])) * TAN(RADIANS([.U$3]))" office:value-type="float" office:value="0.0949095528619416" calcext:value-type="float">
            <text:p>0,09</text:p>
          </table:table-cell>
          <table:table-cell table:style-name="ce4" table:formula="of:=COS(RADIANS([.$A78])) * TAN(RADIANS([.V$3]))" office:value-type="float" office:value="0.10032379296923" calcext:value-type="float">
            <text:p>0,10</text:p>
          </table:table-cell>
          <table:table-cell table:style-name="ce4" table:formula="of:=COS(RADIANS([.$A78])) * TAN(RADIANS([.W$3]))" office:value-type="float" office:value="0.105807267610406" calcext:value-type="float">
            <text:p>0,11</text:p>
          </table:table-cell>
          <table:table-cell table:style-name="ce4" table:formula="of:=COS(RADIANS([.$A78])) * TAN(RADIANS([.X$3]))" office:value-type="float" office:value="0.111364720569924" calcext:value-type="float">
            <text:p>0,11</text:p>
          </table:table-cell>
          <table:table-cell table:style-name="ce4" table:formula="of:=COS(RADIANS([.$A78])) * TAN(RADIANS([.Y$3]))" office:value-type="float" office:value="0.117001115950922" calcext:value-type="float">
            <text:p>0,12</text:p>
          </table:table-cell>
          <table:table-cell table:style-name="ce4" table:formula="of:=COS(RADIANS([.$A78])) * TAN(RADIANS([.Z$3]))" office:value-type="float" office:value="0.122721657552324" calcext:value-type="float">
            <text:p>0,12</text:p>
          </table:table-cell>
          <table:table-cell table:style-name="ce4" table:formula="of:=COS(RADIANS([.$A78])) * TAN(RADIANS([.AA$3]))" office:value-type="float" office:value="0.128531809891061" calcext:value-type="float">
            <text:p>0,13</text:p>
          </table:table-cell>
          <table:table-cell table:style-name="ce4" table:formula="of:=COS(RADIANS([.$A78])) * TAN(RADIANS([.AB$3]))" office:value-type="float" office:value="0.134437321058074" calcext:value-type="float">
            <text:p>0,13</text:p>
          </table:table-cell>
          <table:table-cell table:style-name="ce4" table:formula="of:=COS(RADIANS([.$A78])) * TAN(RADIANS([.AC$3]))" office:value-type="float" office:value="0.140444247620112" calcext:value-type="float">
            <text:p>0,14</text:p>
          </table:table-cell>
          <table:table-cell table:style-name="ce4" table:formula="of:=COS(RADIANS([.$A78])) * TAN(RADIANS([.AD$3]))" office:value-type="float" office:value="0.146558981806129" calcext:value-type="float">
            <text:p>0,15</text:p>
          </table:table-cell>
          <table:table-cell table:style-name="ce4" table:formula="of:=COS(RADIANS([.$A78])) * TAN(RADIANS([.AE$3]))" office:value-type="float" office:value="0.15278828124787" calcext:value-type="float">
            <text:p>0,15</text:p>
          </table:table-cell>
          <table:table-cell table:style-name="ce4" table:formula="of:=COS(RADIANS([.$A78])) * TAN(RADIANS([.AF$3]))" office:value-type="float" office:value="0.159139301579661" calcext:value-type="float">
            <text:p>0,16</text:p>
          </table:table-cell>
          <table:table-cell table:style-name="ce4" table:formula="of:=COS(RADIANS([.$A78])) * TAN(RADIANS([.AG$3]))" office:value-type="float" office:value="0.165619632243322" calcext:value-type="float">
            <text:p>0,17</text:p>
          </table:table-cell>
          <table:table-cell table:style-name="ce4" table:formula="of:=COS(RADIANS([.$A78])) * TAN(RADIANS([.AH$3]))" office:value-type="float" office:value="0.172237335891369" calcext:value-type="float">
            <text:p>0,17</text:p>
          </table:table-cell>
          <table:table-cell table:style-name="ce4" table:formula="of:=COS(RADIANS([.$A78])) * TAN(RADIANS([.AI$3]))" office:value-type="float" office:value="0.179000991836443" calcext:value-type="float">
            <text:p>0,18</text:p>
          </table:table-cell>
          <table:table-cell table:style-name="ce4" table:formula="of:=COS(RADIANS([.$A78])) * TAN(RADIANS([.AJ$3]))" office:value-type="float" office:value="0.185919744058492" calcext:value-type="float">
            <text:p>0,19</text:p>
          </table:table-cell>
          <table:table-cell table:style-name="ce4" table:formula="of:=COS(RADIANS([.$A78])) * TAN(RADIANS([.AK$3]))" office:value-type="float" office:value="0.193003354355255" calcext:value-type="float">
            <text:p>0,19</text:p>
          </table:table-cell>
          <table:table-cell table:style-name="ce4" table:formula="of:=COS(RADIANS([.$A78])) * TAN(RADIANS([.AL$3]))" office:value-type="float" office:value="0.200262261307996" calcext:value-type="float">
            <text:p>0,20</text:p>
          </table:table-cell>
          <table:table-cell table:style-name="ce4" table:formula="of:=COS(RADIANS([.$A78])) * TAN(RADIANS([.AM$3]))" office:value-type="float" office:value="0.207707645835525" calcext:value-type="float">
            <text:p>0,21</text:p>
          </table:table-cell>
          <table:table-cell table:style-name="ce4" table:formula="of:=COS(RADIANS([.$A78])) * TAN(RADIANS([.AN$3]))" office:value-type="float" office:value="0.215351504228139" calcext:value-type="float">
            <text:p>0,22</text:p>
          </table:table-cell>
          <table:table-cell table:style-name="ce4" table:formula="of:=COS(RADIANS([.$A78])) * TAN(RADIANS([.AO$3]))" office:value-type="float" office:value="0.223206729692697" calcext:value-type="float">
            <text:p>0,22</text:p>
          </table:table-cell>
          <table:table-cell table:style-name="ce4" table:formula="of:=COS(RADIANS([.$A78])) * TAN(RADIANS([.AP$3]))" office:value-type="float" office:value="0.231287203604725" calcext:value-type="float">
            <text:p>0,23</text:p>
          </table:table-cell>
          <table:table-cell table:style-name="ce4" table:formula="of:=COS(RADIANS([.$A78])) * TAN(RADIANS([.AQ$3]))" office:value-type="float" office:value="0.23960789785845" calcext:value-type="float">
            <text:p>0,24</text:p>
          </table:table-cell>
          <table:table-cell table:style-name="ce4" table:formula="of:=COS(RADIANS([.$A78])) * TAN(RADIANS([.AR$3]))" office:value-type="float" office:value="0.248184989937189" calcext:value-type="float">
            <text:p>0,25</text:p>
          </table:table-cell>
          <table:table-cell table:style-name="ce4" table:formula="of:=COS(RADIANS([.$A78])) * TAN(RADIANS([.AS$3]))" office:value-type="float" office:value="0.257035992602446" calcext:value-type="float">
            <text:p>0,26</text:p>
          </table:table-cell>
          <table:table-cell table:style-name="ce4" table:formula="of:=COS(RADIANS([.$A78])) * TAN(RADIANS([.AT$3]))" office:value-type="float" office:value="0.266179900429979" calcext:value-type="float">
            <text:p>0,27</text:p>
          </table:table-cell>
          <table:table-cell table:style-name="ce4" table:formula="of:=COS(RADIANS([.$A78])) * TAN(RADIANS([.AU$3]))" office:value-type="float" office:value="0.275637355816999" calcext:value-type="float">
            <text:p>0,28</text:p>
          </table:table-cell>
          <table:table-cell table:style-name="ce4" table:formula="of:=COS(RADIANS([.$A78])) * TAN(RADIANS([.AV$3]))" office:value-type="float" office:value="0.28543083756158" calcext:value-type="float">
            <text:p>0,29</text:p>
          </table:table-cell>
          <table:table-cell table:style-name="ce4" table:formula="of:=COS(RADIANS([.$A78])) * TAN(RADIANS([.AW$3]))" office:value-type="float" office:value="0.29558487569209" calcext:value-type="float">
            <text:p>0,30</text:p>
          </table:table-cell>
          <table:table-cell table:style-name="ce4" table:formula="of:=COS(RADIANS([.$A78])) * TAN(RADIANS([.AX$3]))" office:value-type="float" office:value="0.306126296924786" calcext:value-type="float">
            <text:p>0,31</text:p>
          </table:table-cell>
          <table:table-cell table:style-name="ce4" table:formula="of:=COS(RADIANS([.$A78])) * TAN(RADIANS([.AY$3]))" office:value-type="float" office:value="0.317084505981812" calcext:value-type="float">
            <text:p>0,32</text:p>
          </table:table-cell>
          <table:table-cell table:style-name="ce4" table:formula="of:=COS(RADIANS([.$A78])) * TAN(RADIANS([.AZ$3]))" office:value-type="float" office:value="0.328491809048077" calcext:value-type="float">
            <text:p>0,33</text:p>
          </table:table-cell>
          <table:table-cell table:style-name="ce4" table:formula="of:=COS(RADIANS([.$A78])) * TAN(RADIANS([.BA$3]))" office:value-type="float" office:value="0.340383786933252" calcext:value-type="float">
            <text:p>0,34</text:p>
          </table:table-cell>
          <table:table-cell table:style-name="ce4" table:formula="of:=COS(RADIANS([.$A78])) * TAN(RADIANS([.BB$3]))" office:value-type="float" office:value="0.352799727097794" calcext:value-type="float">
            <text:p>0,35</text:p>
          </table:table-cell>
          <table:table-cell table:style-name="ce4" table:formula="of:=COS(RADIANS([.$A78])) * TAN(RADIANS([.BC$3]))" office:value-type="float" office:value="0.365783125682091" calcext:value-type="float">
            <text:p>0,37</text:p>
          </table:table-cell>
          <table:table-cell table:style-name="ce4" table:formula="of:=COS(RADIANS([.$A78])) * TAN(RADIANS([.BD$3]))" office:value-type="float" office:value="0.379382273152997" calcext:value-type="float">
            <text:p>0,38</text:p>
          </table:table-cell>
          <table:table-cell table:style-name="ce4" table:formula="of:=COS(RADIANS([.$A78])) * TAN(RADIANS([.BE$3]))" office:value-type="float" office:value="0.393650940293714" calcext:value-type="float">
            <text:p>0,39</text:p>
          </table:table-cell>
          <table:table-cell table:style-name="ce4" table:formula="of:=COS(RADIANS([.$A78])) * TAN(RADIANS([.BF$3]))" office:value-type="float" office:value="0.408649185198341" calcext:value-type="float">
            <text:p>0,41</text:p>
          </table:table-cell>
          <table:table-cell table:style-name="ce4" table:formula="of:=COS(RADIANS([.$A78])) * TAN(RADIANS([.BG$3]))" office:value-type="float" office:value="0.424444306941091" calcext:value-type="float">
            <text:p>0,42</text:p>
          </table:table-cell>
          <table:table-cell table:style-name="ce4" table:formula="of:=COS(RADIANS([.$A78])) * TAN(RADIANS([.BH$3]))" office:value-type="float" office:value="0.441111978007518" calcext:value-type="float">
            <text:p>0,44</text:p>
          </table:table-cell>
          <table:table-cell table:style-name="ce4" table:formula="of:=COS(RADIANS([.$A78])) * TAN(RADIANS([.BI$3]))" office:value-type="float" office:value="0.458737595855581" calcext:value-type="float">
            <text:p>0,46</text:p>
          </table:table-cell>
          <table:table-cell table:style-name="ce4" table:formula="of:=COS(RADIANS([.$A78])) * TAN(RADIANS([.BJ$3]))" office:value-type="float" office:value="0.477417904738983" calcext:value-type="float">
            <text:p>0,48</text:p>
          </table:table-cell>
          <table:table-cell table:style-name="ce4" table:formula="of:=COS(RADIANS([.$A78])) * TAN(RADIANS([.BK$3]))" office:value-type="float" office:value="0.497262953030608" calcext:value-type="float">
            <text:p>0,50</text:p>
          </table:table-cell>
          <table:table-cell table:style-name="ce4" table:formula="of:=COS(RADIANS([.$A78])) * TAN(RADIANS([.BL$3]))" office:value-type="float" office:value="0.518398469923114" calcext:value-type="float">
            <text:p>0,52</text:p>
          </table:table-cell>
          <table:table-cell table:style-name="ce4" table:formula="of:=COS(RADIANS([.$A78])) * TAN(RADIANS([.BM$3]))" office:value-type="float" office:value="0.540968770236104" calcext:value-type="float">
            <text:p>0,54</text:p>
          </table:table-cell>
          <table:table-cell table:style-name="ce4" table:formula="of:=COS(RADIANS([.$A78])) * TAN(RADIANS([.BN$3]))" office:value-type="float" office:value="0.565140329514353" calcext:value-type="float">
            <text:p>0,57</text:p>
          </table:table-cell>
          <table:table-cell table:style-name="ce4" table:formula="of:=COS(RADIANS([.$A78])) * TAN(RADIANS([.BO$3]))" office:value-type="float" office:value="0.59110621710051" calcext:value-type="float">
            <text:p>0,59</text:p>
          </table:table-cell>
          <table:table-cell table:style-name="ce4" table:formula="of:=COS(RADIANS([.$A78])) * TAN(RADIANS([.BP$3]))" office:value-type="float" office:value="0.619091637426701" calcext:value-type="float">
            <text:p>0,62</text:p>
          </table:table-cell>
          <table:table-cell table:style-name="ce4" table:formula="of:=COS(RADIANS([.$A78])) * TAN(RADIANS([.BQ$3]))" office:value-type="float" office:value="0.649360916810881" calcext:value-type="float">
            <text:p>0,65</text:p>
          </table:table-cell>
          <table:table-cell table:style-name="ce4" table:formula="of:=COS(RADIANS([.$A78])) * TAN(RADIANS([.BR$3]))" office:value-type="float" office:value="0.682226395693084" calcext:value-type="float">
            <text:p>0,68</text:p>
          </table:table-cell>
          <table:table-cell table:style-name="ce4" table:formula="of:=COS(RADIANS([.$A78])) * TAN(RADIANS([.BS$3]))" office:value-type="float" office:value="0.718059861459979" calcext:value-type="float">
            <text:p>0,72</text:p>
          </table:table-cell>
          <table:table-cell table:style-name="ce4" table:formula="of:=COS(RADIANS([.$A78])) * TAN(RADIANS([.BT$3]))" office:value-type="float" office:value="0.757307411065384" calcext:value-type="float">
            <text:p>0,76</text:p>
          </table:table-cell>
          <table:table-cell table:style-name="ce4" table:formula="of:=COS(RADIANS([.$A78])) * TAN(RADIANS([.BU$3]))" office:value-type="float" office:value="0.80050900705753" calcext:value-type="float">
            <text:p>0,80</text:p>
          </table:table-cell>
          <table:table-cell table:style-name="ce4" table:formula="of:=COS(RADIANS([.$A78])) * TAN(RADIANS([.BV$3]))" office:value-type="float" office:value="0.848324552228496" calcext:value-type="float">
            <text:p>0,85</text:p>
          </table:table-cell>
          <table:table-cell table:style-name="ce4" table:formula="of:=COS(RADIANS([.$A78])) * TAN(RADIANS([.BW$3]))" office:value-type="float" office:value="0.901569167026076" calcext:value-type="float">
            <text:p>0,90</text:p>
          </table:table-cell>
          <table:table-cell table:style-name="ce4" table:formula="of:=COS(RADIANS([.$A78])) * TAN(RADIANS([.BX$3]))" office:value-type="float" office:value="0.961261695938319" calcext:value-type="float">
            <text:p>0,96</text:p>
          </table:table-cell>
          <table:table-cell table:style-name="ce4" table:formula="of:=COS(RADIANS([.$A78])) * TAN(RADIANS([.BY$3]))" office:value-type="float" office:value="1.02869261637298" calcext:value-type="float">
            <text:p>1,03</text:p>
          </table:table-cell>
          <table:table-cell table:style-name="ce4" table:formula="of:=COS(RADIANS([.$A78])) * TAN(RADIANS([.BZ$3]))" office:value-type="float" office:value="1.10552105128106" calcext:value-type="float">
            <text:p>1,11</text:p>
          </table:table-cell>
          <table:table-cell table:style-name="ce4" table:formula="of:=COS(RADIANS([.$A78])) * TAN(RADIANS([.CA$3]))" office:value-type="float" office:value="1.19391655677281" calcext:value-type="float">
            <text:p>1,19</text:p>
          </table:table-cell>
          <table:table-cell table:style-name="ce4" table:formula="of:=COS(RADIANS([.$A78])) * TAN(RADIANS([.CB$3]))" office:value-type="float" office:value="1.29677180347368" calcext:value-type="float">
            <text:p>1,30</text:p>
          </table:table-cell>
          <table:table-cell table:style-name="ce4" table:formula="of:=COS(RADIANS([.$A78])) * TAN(RADIANS([.CC$3]))" office:value-type="float" office:value="1.41803126581978" calcext:value-type="float">
            <text:p>1,42</text:p>
          </table:table-cell>
          <table:table-cell table:style-name="ce4" table:formula="of:=COS(RADIANS([.$A78])) * TAN(RADIANS([.CD$3]))" office:value-type="float" office:value="1.56321712485244" calcext:value-type="float">
            <text:p>1,56</text:p>
          </table:table-cell>
          <table:table-cell table:style-name="ce4" table:formula="of:=COS(RADIANS([.$A78])) * TAN(RADIANS([.CE$3]))" office:value-type="float" office:value="1.7403057727906" calcext:value-type="float">
            <text:p>1,74</text:p>
          </table:table-cell>
          <table:table-cell table:style-name="ce4" table:formula="of:=COS(RADIANS([.$A78])) * TAN(RADIANS([.CF$3]))" office:value-type="float" office:value="1.96126169593832" calcext:value-type="float">
            <text:p>1,96</text:p>
          </table:table-cell>
          <table:table-cell table:style-name="ce4" table:formula="of:=COS(RADIANS([.$A78])) * TAN(RADIANS([.CG$3]))" office:value-type="float" office:value="2.24488611426454" calcext:value-type="float">
            <text:p>2,24</text:p>
          </table:table-cell>
          <table:table-cell table:style-name="ce4" table:formula="of:=COS(RADIANS([.$A78])) * TAN(RADIANS([.CH$3]))" office:value-type="float" office:value="2.62251426044116" calcext:value-type="float">
            <text:p>2,62</text:p>
          </table:table-cell>
          <table:table-cell table:style-name="ce4" table:formula="of:=COS(RADIANS([.$A78])) * TAN(RADIANS([.CI$3]))" office:value-type="float" office:value="3.15054939358313" calcext:value-type="float">
            <text:p>3,15</text:p>
          </table:table-cell>
          <table:table-cell table:style-name="ce4" table:formula="of:=COS(RADIANS([.$A78])) * TAN(RADIANS([.CJ$3]))" office:value-type="float" office:value="3.94179783342146" calcext:value-type="float">
            <text:p>3,94</text:p>
          </table:table-cell>
          <table:table-cell table:style-name="ce4" table:formula="of:=COS(RADIANS([.$A78])) * TAN(RADIANS([.CK$3]))" office:value-type="float" office:value="5.25947406258812" calcext:value-type="float">
            <text:p>5,26</text:p>
          </table:table-cell>
          <table:table-cell table:style-name="ce4" table:formula="of:=COS(RADIANS([.$A78])) * TAN(RADIANS([.CL$3]))" office:value-type="float" office:value="7.89322113540869" calcext:value-type="float">
            <text:p>7,89</text:p>
          </table:table-cell>
          <table:table-cell table:style-name="ce4" table:formula="of:=COS(RADIANS([.$A78])) * TAN(RADIANS([.CM$3]))" office:value-type="float" office:value="15.7912535387598" calcext:value-type="float">
            <text:p>15,79</text:p>
          </table:table-cell>
          <table:table-cell table:number-columns-repeated="93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style-name="ce4" table:formula="of:=COS(RADIANS([.$A79])) * TAN(RADIANS([.B$3]))" office:value-type="float" office:value="0" calcext:value-type="float">
            <text:p>0,00</text:p>
          </table:table-cell>
          <table:table-cell table:style-name="ce4" table:formula="of:=COS(RADIANS([.$A79])) * TAN(RADIANS([.C$3]))" office:value-type="float" office:value="0.00451770323692378" calcext:value-type="float">
            <text:p>0,00</text:p>
          </table:table-cell>
          <table:table-cell table:style-name="ce4" table:formula="of:=COS(RADIANS([.$A79])) * TAN(RADIANS([.D$3]))" office:value-type="float" office:value="0.00903816021409939" calcext:value-type="float">
            <text:p>0,01</text:p>
          </table:table-cell>
          <table:table-cell table:style-name="ce4" table:formula="of:=COS(RADIANS([.$A79])) * TAN(RADIANS([.E$3]))" office:value-type="float" office:value="0.0135641313899804" calcext:value-type="float">
            <text:p>0,01</text:p>
          </table:table-cell>
          <table:table-cell table:style-name="ce4" table:formula="of:=COS(RADIANS([.$A79])) * TAN(RADIANS([.F$3]))" office:value-type="float" office:value="0.0180983906942829" calcext:value-type="float">
            <text:p>0,02</text:p>
          </table:table-cell>
          <table:table-cell table:style-name="ce4" table:formula="of:=COS(RADIANS([.$A79])) * TAN(RADIANS([.G$3]))" office:value-type="float" office:value="0.0226437323510754" calcext:value-type="float">
            <text:p>0,02</text:p>
          </table:table-cell>
          <table:table-cell table:style-name="ce4" table:formula="of:=COS(RADIANS([.$A79])) * TAN(RADIANS([.H$3]))" office:value-type="float" office:value="0.0272029778076931" calcext:value-type="float">
            <text:p>0,03</text:p>
          </table:table-cell>
          <table:table-cell table:style-name="ce4" table:formula="of:=COS(RADIANS([.$A79])) * TAN(RADIANS([.I$3]))" office:value-type="float" office:value="0.0317789828062221" calcext:value-type="float">
            <text:p>0,03</text:p>
          </table:table-cell>
          <table:table-cell table:style-name="ce4" table:formula="of:=COS(RADIANS([.$A79])) * TAN(RADIANS([.J$3]))" office:value-type="float" office:value="0.0363746446355842" calcext:value-type="float">
            <text:p>0,04</text:p>
          </table:table-cell>
          <table:table-cell table:style-name="ce4" table:formula="of:=COS(RADIANS([.$A79])) * TAN(RADIANS([.K$3]))" office:value-type="float" office:value="0.0409929096038937" calcext:value-type="float">
            <text:p>0,04</text:p>
          </table:table-cell>
          <table:table-cell table:style-name="ce4" table:formula="of:=COS(RADIANS([.$A79])) * TAN(RADIANS([.L$3]))" office:value-type="float" office:value="0.0456367807727755" calcext:value-type="float">
            <text:p>0,05</text:p>
          </table:table-cell>
          <table:table-cell table:style-name="ce4" table:formula="of:=COS(RADIANS([.$A79])) * TAN(RADIANS([.M$3]))" office:value-type="float" office:value="0.0503093259977571" calcext:value-type="float">
            <text:p>0,05</text:p>
          </table:table-cell>
          <table:table-cell table:style-name="ce4" table:formula="of:=COS(RADIANS([.$A79])) * TAN(RADIANS([.N$3]))" office:value-type="float" office:value="0.0550136863217102" calcext:value-type="float">
            <text:p>0,06</text:p>
          </table:table-cell>
          <table:table-cell table:style-name="ce4" table:formula="of:=COS(RADIANS([.$A79])) * TAN(RADIANS([.O$3]))" office:value-type="float" office:value="0.0597530847716645" calcext:value-type="float">
            <text:p>0,06</text:p>
          </table:table-cell>
          <table:table-cell table:style-name="ce4" table:formula="of:=COS(RADIANS([.$A79])) * TAN(RADIANS([.P$3]))" office:value-type="float" office:value="0.0645308356131906" calcext:value-type="float">
            <text:p>0,06</text:p>
          </table:table-cell>
          <table:table-cell table:style-name="ce4" table:formula="of:=COS(RADIANS([.$A79])) * TAN(RADIANS([.Q$3]))" office:value-type="float" office:value="0.0693503541210148" calcext:value-type="float">
            <text:p>0,07</text:p>
          </table:table-cell>
          <table:table-cell table:style-name="ce4" table:formula="of:=COS(RADIANS([.$A79])) * TAN(RADIANS([.R$3]))" office:value-type="float" office:value="0.0742151669296486" calcext:value-type="float">
            <text:p>0,07</text:p>
          </table:table-cell>
          <table:table-cell table:style-name="ce4" table:formula="of:=COS(RADIANS([.$A79])) * TAN(RADIANS([.S$3]))" office:value-type="float" office:value="0.0791289230336734" calcext:value-type="float">
            <text:p>0,08</text:p>
          </table:table-cell>
          <table:table-cell table:style-name="ce4" table:formula="of:=COS(RADIANS([.$A79])) * TAN(RADIANS([.T$3]))" office:value-type="float" office:value="0.0840954055140019" calcext:value-type="float">
            <text:p>0,08</text:p>
          </table:table-cell>
          <table:table-cell table:style-name="ce4" table:formula="of:=COS(RADIANS([.$A79])) * TAN(RADIANS([.U$3]))" office:value-type="float" office:value="0.0891185440740612" calcext:value-type="float">
            <text:p>0,09</text:p>
          </table:table-cell>
          <table:table-cell table:style-name="ce4" table:formula="of:=COS(RADIANS([.$A79])) * TAN(RADIANS([.V$3]))" office:value-type="float" office:value="0.0942024284785193" calcext:value-type="float">
            <text:p>0,09</text:p>
          </table:table-cell>
          <table:table-cell table:style-name="ce4" table:formula="of:=COS(RADIANS([.$A79])) * TAN(RADIANS([.W$3]))" office:value-type="float" office:value="0.0993513229970669" calcext:value-type="float">
            <text:p>0,10</text:p>
          </table:table-cell>
          <table:table-cell table:style-name="ce4" table:formula="of:=COS(RADIANS([.$A79])) * TAN(RADIANS([.X$3]))" office:value-type="float" office:value="0.104569681967031" calcext:value-type="float">
            <text:p>0,10</text:p>
          </table:table-cell>
          <table:table-cell table:style-name="ce4" table:formula="of:=COS(RADIANS([.$A79])) * TAN(RADIANS([.Y$3]))" office:value-type="float" office:value="0.109862166601438" calcext:value-type="float">
            <text:p>0,11</text:p>
          </table:table-cell>
          <table:table-cell table:style-name="ce4" table:formula="of:=COS(RADIANS([.$A79])) * TAN(RADIANS([.Z$3]))" office:value-type="float" office:value="0.115233663183806" calcext:value-type="float">
            <text:p>0,12</text:p>
          </table:table-cell>
          <table:table-cell table:style-name="ce4" table:formula="of:=COS(RADIANS([.$A79])) * TAN(RADIANS([.AA$3]))" office:value-type="float" office:value="0.120689302807669" calcext:value-type="float">
            <text:p>0,12</text:p>
          </table:table-cell>
          <table:table-cell table:style-name="ce4" table:formula="of:=COS(RADIANS([.$A79])) * TAN(RADIANS([.AB$3]))" office:value-type="float" office:value="0.126234482837997" calcext:value-type="float">
            <text:p>0,13</text:p>
          </table:table-cell>
          <table:table-cell table:style-name="ce4" table:formula="of:=COS(RADIANS([.$A79])) * TAN(RADIANS([.AC$3]))" office:value-type="float" office:value="0.131874890293581" calcext:value-type="float">
            <text:p>0,13</text:p>
          </table:table-cell>
          <table:table-cell table:style-name="ce4" table:formula="of:=COS(RADIANS([.$A79])) * TAN(RADIANS([.AD$3]))" office:value-type="float" office:value="0.137616527374628" calcext:value-type="float">
            <text:p>0,14</text:p>
          </table:table-cell>
          <table:table-cell table:style-name="ce4" table:formula="of:=COS(RADIANS([.$A79])) * TAN(RADIANS([.AE$3]))" office:value-type="float" office:value="0.14346573938869" calcext:value-type="float">
            <text:p>0,14</text:p>
          </table:table-cell>
          <table:table-cell table:style-name="ce4" table:formula="of:=COS(RADIANS([.$A79])) * TAN(RADIANS([.AF$3]))" office:value-type="float" office:value="0.149429245361342" calcext:value-type="float">
            <text:p>0,15</text:p>
          </table:table-cell>
          <table:table-cell table:style-name="ce4" table:formula="of:=COS(RADIANS([.$A79])) * TAN(RADIANS([.AG$3]))" office:value-type="float" office:value="0.155514171656423" calcext:value-type="float">
            <text:p>0,16</text:p>
          </table:table-cell>
          <table:table-cell table:style-name="ce4" table:formula="of:=COS(RADIANS([.$A79])) * TAN(RADIANS([.AH$3]))" office:value-type="float" office:value="0.161728088975003" calcext:value-type="float">
            <text:p>0,16</text:p>
          </table:table-cell>
          <table:table-cell table:style-name="ce4" table:formula="of:=COS(RADIANS([.$A79])) * TAN(RADIANS([.AI$3]))" office:value-type="float" office:value="0.168079053153706" calcext:value-type="float">
            <text:p>0,17</text:p>
          </table:table-cell>
          <table:table-cell table:style-name="ce4" table:formula="of:=COS(RADIANS([.$A79])) * TAN(RADIANS([.AJ$3]))" office:value-type="float" office:value="0.174575650242674" calcext:value-type="float">
            <text:p>0,17</text:p>
          </table:table-cell>
          <table:table-cell table:style-name="ce4" table:formula="of:=COS(RADIANS([.$A79])) * TAN(RADIANS([.AK$3]))" office:value-type="float" office:value="0.181227046413024" calcext:value-type="float">
            <text:p>0,18</text:p>
          </table:table-cell>
          <table:table-cell table:style-name="ce4" table:formula="of:=COS(RADIANS([.$A79])) * TAN(RADIANS([.AL$3]))" office:value-type="float" office:value="0.188043043324719" calcext:value-type="float">
            <text:p>0,19</text:p>
          </table:table-cell>
          <table:table-cell table:style-name="ce4" table:formula="of:=COS(RADIANS([.$A79])) * TAN(RADIANS([.AM$3]))" office:value-type="float" office:value="0.195034139680742" calcext:value-type="float">
            <text:p>0,20</text:p>
          </table:table-cell>
          <table:table-cell table:style-name="ce4" table:formula="of:=COS(RADIANS([.$A79])) * TAN(RADIANS([.AN$3]))" office:value-type="float" office:value="0.202211599804793" calcext:value-type="float">
            <text:p>0,20</text:p>
          </table:table-cell>
          <table:table-cell table:style-name="ce4" table:formula="of:=COS(RADIANS([.$A79])) * TAN(RADIANS([.AO$3]))" office:value-type="float" office:value="0.2095875302108" calcext:value-type="float">
            <text:p>0,21</text:p>
          </table:table-cell>
          <table:table-cell table:style-name="ce4" table:formula="of:=COS(RADIANS([.$A79])) * TAN(RADIANS([.AP$3]))" office:value-type="float" office:value="0.217174965287181" calcext:value-type="float">
            <text:p>0,22</text:p>
          </table:table-cell>
          <table:table-cell table:style-name="ce4" table:formula="of:=COS(RADIANS([.$A79])) * TAN(RADIANS([.AQ$3]))" office:value-type="float" office:value="0.224987963401881" calcext:value-type="float">
            <text:p>0,22</text:p>
          </table:table-cell>
          <table:table-cell table:style-name="ce4" table:formula="of:=COS(RADIANS([.$A79])) * TAN(RADIANS([.AR$3]))" office:value-type="float" office:value="0.233041714951615" calcext:value-type="float">
            <text:p>0,23</text:p>
          </table:table-cell>
          <table:table-cell table:style-name="ce4" table:formula="of:=COS(RADIANS([.$A79])) * TAN(RADIANS([.AS$3]))" office:value-type="float" office:value="0.241352664137844" calcext:value-type="float">
            <text:p>0,24</text:p>
          </table:table-cell>
          <table:table-cell table:style-name="ce4" table:formula="of:=COS(RADIANS([.$A79])) * TAN(RADIANS([.AT$3]))" office:value-type="float" office:value="0.24993864656179" calcext:value-type="float">
            <text:p>0,25</text:p>
          </table:table-cell>
          <table:table-cell table:style-name="ce4" table:formula="of:=COS(RADIANS([.$A79])) * TAN(RADIANS([.AU$3]))" office:value-type="float" office:value="0.258819045102521" calcext:value-type="float">
            <text:p>0,26</text:p>
          </table:table-cell>
          <table:table-cell table:style-name="ce4" table:formula="of:=COS(RADIANS([.$A79])) * TAN(RADIANS([.AV$3]))" office:value-type="float" office:value="0.268014966989989" calcext:value-type="float">
            <text:p>0,27</text:p>
          </table:table-cell>
          <table:table-cell table:style-name="ce4" table:formula="of:=COS(RADIANS([.$A79])) * TAN(RADIANS([.AW$3]))" office:value-type="float" office:value="0.27754944552641" calcext:value-type="float">
            <text:p>0,28</text:p>
          </table:table-cell>
          <table:table-cell table:style-name="ce4" table:formula="of:=COS(RADIANS([.$A79])) * TAN(RADIANS([.AX$3]))" office:value-type="float" office:value="0.287447670567001" calcext:value-type="float">
            <text:p>0,29</text:p>
          </table:table-cell>
          <table:table-cell table:style-name="ce4" table:formula="of:=COS(RADIANS([.$A79])) * TAN(RADIANS([.AY$3]))" office:value-type="float" office:value="0.297737252673049" calcext:value-type="float">
            <text:p>0,30</text:p>
          </table:table-cell>
          <table:table-cell table:style-name="ce4" table:formula="of:=COS(RADIANS([.$A79])) * TAN(RADIANS([.AZ$3]))" office:value-type="float" office:value="0.308448526832732" calcext:value-type="float">
            <text:p>0,31</text:p>
          </table:table-cell>
          <table:table-cell table:style-name="ce4" table:formula="of:=COS(RADIANS([.$A79])) * TAN(RADIANS([.BA$3]))" office:value-type="float" office:value="0.31961490285422" calcext:value-type="float">
            <text:p>0,32</text:p>
          </table:table-cell>
          <table:table-cell table:style-name="ce4" table:formula="of:=COS(RADIANS([.$A79])) * TAN(RADIANS([.BB$3]))" office:value-type="float" office:value="0.331273271031174" calcext:value-type="float">
            <text:p>0,33</text:p>
          </table:table-cell>
          <table:table-cell table:style-name="ce4" table:formula="of:=COS(RADIANS([.$A79])) * TAN(RADIANS([.BC$3]))" office:value-type="float" office:value="0.343464473540039" calcext:value-type="float">
            <text:p>0,34</text:p>
          </table:table-cell>
          <table:table-cell table:style-name="ce4" table:formula="of:=COS(RADIANS([.$A79])) * TAN(RADIANS([.BD$3]))" office:value-type="float" office:value="0.356233854352723" calcext:value-type="float">
            <text:p>0,36</text:p>
          </table:table-cell>
          <table:table-cell table:style-name="ce4" table:formula="of:=COS(RADIANS([.$A79])) * TAN(RADIANS([.BE$3]))" office:value-type="float" office:value="0.369631903370062" calcext:value-type="float">
            <text:p>0,37</text:p>
          </table:table-cell>
          <table:table-cell table:style-name="ce4" table:formula="of:=COS(RADIANS([.$A79])) * TAN(RADIANS([.BF$3]))" office:value-type="float" office:value="0.383715014176736" calcext:value-type="float">
            <text:p>0,38</text:p>
          </table:table-cell>
          <table:table-cell table:style-name="ce4" table:formula="of:=COS(RADIANS([.$A79])) * TAN(RADIANS([.BG$3]))" office:value-type="float" office:value="0.398546379521318" calcext:value-type="float">
            <text:p>0,40</text:p>
          </table:table-cell>
          <table:table-cell table:style-name="ce4" table:formula="of:=COS(RADIANS([.$A79])) * TAN(RADIANS([.BH$3]))" office:value-type="float" office:value="0.414197054650997" calcext:value-type="float">
            <text:p>0,41</text:p>
          </table:table-cell>
          <table:table-cell table:style-name="ce4" table:formula="of:=COS(RADIANS([.$A79])) * TAN(RADIANS([.BI$3]))" office:value-type="float" office:value="0.430747226405678" calcext:value-type="float">
            <text:p>0,43</text:p>
          </table:table-cell>
          <table:table-cell table:style-name="ce4" table:formula="of:=COS(RADIANS([.$A79])) * TAN(RADIANS([.BJ$3]))" office:value-type="float" office:value="0.448287736084027" calcext:value-type="float">
            <text:p>0,45</text:p>
          </table:table-cell>
          <table:table-cell table:style-name="ce4" table:formula="of:=COS(RADIANS([.$A79])) * TAN(RADIANS([.BK$3]))" office:value-type="float" office:value="0.466921917338696" calcext:value-type="float">
            <text:p>0,47</text:p>
          </table:table-cell>
          <table:table-cell table:style-name="ce4" table:formula="of:=COS(RADIANS([.$A79])) * TAN(RADIANS([.BL$3]))" office:value-type="float" office:value="0.486767827859977" calcext:value-type="float">
            <text:p>0,49</text:p>
          </table:table-cell>
          <table:table-cell table:style-name="ce4" table:formula="of:=COS(RADIANS([.$A79])) * TAN(RADIANS([.BM$3]))" office:value-type="float" office:value="0.507960976943019" calcext:value-type="float">
            <text:p>0,51</text:p>
          </table:table-cell>
          <table:table-cell table:style-name="ce4" table:formula="of:=COS(RADIANS([.$A79])) * TAN(RADIANS([.BN$3]))" office:value-type="float" office:value="0.530657682447583" calcext:value-type="float">
            <text:p>0,53</text:p>
          </table:table-cell>
          <table:table-cell table:style-name="ce4" table:formula="of:=COS(RADIANS([.$A79])) * TAN(RADIANS([.BO$3]))" office:value-type="float" office:value="0.555039233382031" calcext:value-type="float">
            <text:p>0,56</text:p>
          </table:table-cell>
          <table:table-cell table:style-name="ce4" table:formula="of:=COS(RADIANS([.$A79])) * TAN(RADIANS([.BP$3]))" office:value-type="float" office:value="0.581317093087035" calcext:value-type="float">
            <text:p>0,58</text:p>
          </table:table-cell>
          <table:table-cell table:style-name="ce4" table:formula="of:=COS(RADIANS([.$A79])) * TAN(RADIANS([.BQ$3]))" office:value-type="float" office:value="0.609739459725018" calcext:value-type="float">
            <text:p>0,61</text:p>
          </table:table-cell>
          <table:table-cell table:style-name="ce4" table:formula="of:=COS(RADIANS([.$A79])) * TAN(RADIANS([.BR$3]))" office:value-type="float" office:value="0.640599615947008" calcext:value-type="float">
            <text:p>0,64</text:p>
          </table:table-cell>
          <table:table-cell table:style-name="ce4" table:formula="of:=COS(RADIANS([.$A79])) * TAN(RADIANS([.BS$3]))" office:value-type="float" office:value="0.674246664131069" calcext:value-type="float">
            <text:p>0,67</text:p>
          </table:table-cell>
          <table:table-cell table:style-name="ce4" table:formula="of:=COS(RADIANS([.$A79])) * TAN(RADIANS([.BT$3]))" office:value-type="float" office:value="0.711099482143983" calcext:value-type="float">
            <text:p>0,71</text:p>
          </table:table-cell>
          <table:table-cell table:style-name="ce4" table:formula="of:=COS(RADIANS([.$A79])) * TAN(RADIANS([.BU$3]))" office:value-type="float" office:value="0.75166508613641" calcext:value-type="float">
            <text:p>0,75</text:p>
          </table:table-cell>
          <table:table-cell table:style-name="ce4" table:formula="of:=COS(RADIANS([.$A79])) * TAN(RADIANS([.BV$3]))" office:value-type="float" office:value="0.796563114219447" calcext:value-type="float">
            <text:p>0,80</text:p>
          </table:table-cell>
          <table:table-cell table:style-name="ce4" table:formula="of:=COS(RADIANS([.$A79])) * TAN(RADIANS([.BW$3]))" office:value-type="float" office:value="0.846558951387145" calcext:value-type="float">
            <text:p>0,85</text:p>
          </table:table-cell>
          <table:table-cell table:style-name="ce4" table:formula="of:=COS(RADIANS([.$A79])) * TAN(RADIANS([.BX$3]))" office:value-type="float" office:value="0.902609276231643" calcext:value-type="float">
            <text:p>0,90</text:p>
          </table:table-cell>
          <table:table-cell table:style-name="ce4" table:formula="of:=COS(RADIANS([.$A79])) * TAN(RADIANS([.BY$3]))" office:value-type="float" office:value="0.965925826289068" calcext:value-type="float">
            <text:p>0,97</text:p>
          </table:table-cell>
          <table:table-cell table:style-name="ce4" table:formula="of:=COS(RADIANS([.$A79])) * TAN(RADIANS([.BZ$3]))" office:value-type="float" office:value="1.03806649133314" calcext:value-type="float">
            <text:p>1,04</text:p>
          </table:table-cell>
          <table:table-cell table:style-name="ce4" table:formula="of:=COS(RADIANS([.$A79])) * TAN(RADIANS([.CA$3]))" office:value-type="float" office:value="1.12106844966683" calcext:value-type="float">
            <text:p>1,12</text:p>
          </table:table-cell>
          <table:table-cell table:style-name="ce4" table:formula="of:=COS(RADIANS([.$A79])) * TAN(RADIANS([.CB$3]))" office:value-type="float" office:value="1.21764787249578" calcext:value-type="float">
            <text:p>1,22</text:p>
          </table:table-cell>
          <table:table-cell table:style-name="ce4" table:formula="of:=COS(RADIANS([.$A79])) * TAN(RADIANS([.CC$3]))" office:value-type="float" office:value="1.33150855789177" calcext:value-type="float">
            <text:p>1,33</text:p>
          </table:table-cell>
          <table:table-cell table:style-name="ce4" table:formula="of:=COS(RADIANS([.$A79])) * TAN(RADIANS([.CD$3]))" office:value-type="float" office:value="1.46783574506074" calcext:value-type="float">
            <text:p>1,47</text:p>
          </table:table-cell>
          <table:table-cell table:style-name="ce4" table:formula="of:=COS(RADIANS([.$A79])) * TAN(RADIANS([.CE$3]))" office:value-type="float" office:value="1.63411913804279" calcext:value-type="float">
            <text:p>1,63</text:p>
          </table:table-cell>
          <table:table-cell table:style-name="ce4" table:formula="of:=COS(RADIANS([.$A79])) * TAN(RADIANS([.CF$3]))" office:value-type="float" office:value="1.84159319709887" calcext:value-type="float">
            <text:p>1,84</text:p>
          </table:table-cell>
          <table:table-cell table:style-name="ce4" table:formula="of:=COS(RADIANS([.$A79])) * TAN(RADIANS([.CG$3]))" office:value-type="float" office:value="2.10791196547251" calcext:value-type="float">
            <text:p>2,11</text:p>
          </table:table-cell>
          <table:table-cell table:style-name="ce4" table:formula="of:=COS(RADIANS([.$A79])) * TAN(RADIANS([.CH$3]))" office:value-type="float" office:value="2.46249872279926" calcext:value-type="float">
            <text:p>2,46</text:p>
          </table:table-cell>
          <table:table-cell table:style-name="ce4" table:formula="of:=COS(RADIANS([.$A79])) * TAN(RADIANS([.CI$3]))" office:value-type="float" office:value="2.95831522247255" calcext:value-type="float">
            <text:p>2,96</text:p>
          </table:table-cell>
          <table:table-cell table:style-name="ce4" table:formula="of:=COS(RADIANS([.$A79])) * TAN(RADIANS([.CJ$3]))" office:value-type="float" office:value="3.70128478489202" calcext:value-type="float">
            <text:p>3,70</text:p>
          </table:table-cell>
          <table:table-cell table:style-name="ce4" table:formula="of:=COS(RADIANS([.$A79])) * TAN(RADIANS([.CK$3]))" office:value-type="float" office:value="4.93856157698848" calcext:value-type="float">
            <text:p>4,94</text:p>
          </table:table-cell>
          <table:table-cell table:style-name="ce4" table:formula="of:=COS(RADIANS([.$A79])) * TAN(RADIANS([.CL$3]))" office:value-type="float" office:value="7.41160772999812" calcext:value-type="float">
            <text:p>7,41</text:p>
          </table:table-cell>
          <table:table-cell table:style-name="ce4" table:formula="of:=COS(RADIANS([.$A79])) * TAN(RADIANS([.CM$3]))" office:value-type="float" office:value="14.8277331632331" calcext:value-type="float">
            <text:p>14,83</text:p>
          </table:table-cell>
          <table:table-cell table:number-columns-repeated="93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table:style-name="ce4" table:formula="of:=COS(RADIANS([.$A80])) * TAN(RADIANS([.B$3]))" office:value-type="float" office:value="0" calcext:value-type="float">
            <text:p>0,00</text:p>
          </table:table-cell>
          <table:table-cell table:style-name="ce4" table:formula="of:=COS(RADIANS([.$A80])) * TAN(RADIANS([.C$3]))" office:value-type="float" office:value="0.00422276239524968" calcext:value-type="float">
            <text:p>0,00</text:p>
          </table:table-cell>
          <table:table-cell table:style-name="ce4" table:formula="of:=COS(RADIANS([.$A80])) * TAN(RADIANS([.D$3]))" office:value-type="float" office:value="0.00844809875124265" calcext:value-type="float">
            <text:p>0,01</text:p>
          </table:table-cell>
          <table:table-cell table:style-name="ce4" table:formula="of:=COS(RADIANS([.$A80])) * TAN(RADIANS([.E$3]))" office:value-type="float" office:value="0.0126785893083223" calcext:value-type="float">
            <text:p>0,01</text:p>
          </table:table-cell>
          <table:table-cell table:style-name="ce4" table:formula="of:=COS(RADIANS([.$A80])) * TAN(RADIANS([.F$3]))" office:value-type="float" office:value="0.0169168268986155" calcext:value-type="float">
            <text:p>0,02</text:p>
          </table:table-cell>
          <table:table-cell table:style-name="ce4" table:formula="of:=COS(RADIANS([.$A80])) * TAN(RADIANS([.G$3]))" office:value-type="float" office:value="0.021165423323673" calcext:value-type="float">
            <text:p>0,02</text:p>
          </table:table-cell>
          <table:table-cell table:style-name="ce4" table:formula="of:=COS(RADIANS([.$A80])) * TAN(RADIANS([.H$3]))" office:value-type="float" office:value="0.0254270158310259" calcext:value-type="float">
            <text:p>0,03</text:p>
          </table:table-cell>
          <table:table-cell table:style-name="ce4" table:formula="of:=COS(RADIANS([.$A80])) * TAN(RADIANS([.I$3]))" office:value-type="float" office:value="0.0297042737240035" calcext:value-type="float">
            <text:p>0,03</text:p>
          </table:table-cell>
          <table:table-cell table:style-name="ce4" table:formula="of:=COS(RADIANS([.$A80])) * TAN(RADIANS([.J$3]))" office:value-type="float" office:value="0.0339999051403621" calcext:value-type="float">
            <text:p>0,03</text:p>
          </table:table-cell>
          <table:table-cell table:style-name="ce4" table:formula="of:=COS(RADIANS([.$A80])) * TAN(RADIANS([.K$3]))" office:value-type="float" office:value="0.0383166640368043" calcext:value-type="float">
            <text:p>0,04</text:p>
          </table:table-cell>
          <table:table-cell table:style-name="ce4" table:formula="of:=COS(RADIANS([.$A80])) * TAN(RADIANS([.L$3]))" office:value-type="float" office:value="0.0426573574183579" calcext:value-type="float">
            <text:p>0,04</text:p>
          </table:table-cell>
          <table:table-cell table:style-name="ce4" table:formula="of:=COS(RADIANS([.$A80])) * TAN(RADIANS([.M$3]))" office:value-type="float" office:value="0.0470248528538463" calcext:value-type="float">
            <text:p>0,05</text:p>
          </table:table-cell>
          <table:table-cell table:style-name="ce4" table:formula="of:=COS(RADIANS([.$A80])) * TAN(RADIANS([.N$3]))" office:value-type="float" office:value="0.0514220863213594" calcext:value-type="float">
            <text:p>0,05</text:p>
          </table:table-cell>
          <table:table-cell table:style-name="ce4" table:formula="of:=COS(RADIANS([.$A80])) * TAN(RADIANS([.O$3]))" office:value-type="float" office:value="0.0558520704307626" calcext:value-type="float">
            <text:p>0,06</text:p>
          </table:table-cell>
          <table:table-cell table:style-name="ce4" table:formula="of:=COS(RADIANS([.$A80])) * TAN(RADIANS([.P$3]))" office:value-type="float" office:value="0.0603179030739016" calcext:value-type="float">
            <text:p>0,06</text:p>
          </table:table-cell>
          <table:table-cell table:style-name="ce4" table:formula="of:=COS(RADIANS([.$A80])) * TAN(RADIANS([.Q$3]))" office:value-type="float" office:value="0.0648227765573373" calcext:value-type="float">
            <text:p>0,06</text:p>
          </table:table-cell>
          <table:table-cell table:style-name="ce4" table:formula="of:=COS(RADIANS([.$A80])) * TAN(RADIANS([.R$3]))" office:value-type="float" office:value="0.0693699872772288" calcext:value-type="float">
            <text:p>0,07</text:p>
          </table:table-cell>
          <table:table-cell table:style-name="ce4" table:formula="of:=COS(RADIANS([.$A80])) * TAN(RADIANS([.S$3]))" office:value-type="float" office:value="0.0739629460014573" calcext:value-type="float">
            <text:p>0,07</text:p>
          </table:table-cell>
          <table:table-cell table:style-name="ce4" table:formula="of:=COS(RADIANS([.$A80])) * TAN(RADIANS([.T$3]))" office:value-type="float" office:value="0.0786051888303329" calcext:value-type="float">
            <text:p>0,08</text:p>
          </table:table-cell>
          <table:table-cell table:style-name="ce4" table:formula="of:=COS(RADIANS([.$A80])) * TAN(RADIANS([.U$3]))" office:value-type="float" office:value="0.0833003889143451" calcext:value-type="float">
            <text:p>0,08</text:p>
          </table:table-cell>
          <table:table-cell table:style-name="ce4" table:formula="of:=COS(RADIANS([.$A80])) * TAN(RADIANS([.V$3]))" office:value-type="float" office:value="0.0880523690155348" calcext:value-type="float">
            <text:p>0,09</text:p>
          </table:table-cell>
          <table:table-cell table:style-name="ce4" table:formula="of:=COS(RADIANS([.$A80])) * TAN(RADIANS([.W$3]))" office:value-type="float" office:value="0.092865115008305" calcext:value-type="float">
            <text:p>0,09</text:p>
          </table:table-cell>
          <table:table-cell table:style-name="ce4" table:formula="of:=COS(RADIANS([.$A80])) * TAN(RADIANS([.X$3]))" office:value-type="float" office:value="0.0977427904260206" calcext:value-type="float">
            <text:p>0,10</text:p>
          </table:table-cell>
          <table:table-cell table:style-name="ce4" table:formula="of:=COS(RADIANS([.$A80])) * TAN(RADIANS([.Y$3]))" office:value-type="float" office:value="0.102689752171748" calcext:value-type="float">
            <text:p>0,10</text:p>
          </table:table-cell>
          <table:table-cell table:style-name="ce4" table:formula="of:=COS(RADIANS([.$A80])) * TAN(RADIANS([.Z$3]))" office:value-type="float" office:value="0.107710567525189" calcext:value-type="float">
            <text:p>0,11</text:p>
          </table:table-cell>
          <table:table-cell table:style-name="ce4" table:formula="of:=COS(RADIANS([.$A80])) * TAN(RADIANS([.AA$3]))" office:value-type="float" office:value="0.112810032593499" calcext:value-type="float">
            <text:p>0,11</text:p>
          </table:table-cell>
          <table:table-cell table:style-name="ce4" table:formula="of:=COS(RADIANS([.$A80])) * TAN(RADIANS([.AB$3]))" office:value-type="float" office:value="0.117993192371586" calcext:value-type="float">
            <text:p>0,12</text:p>
          </table:table-cell>
          <table:table-cell table:style-name="ce4" table:formula="of:=COS(RADIANS([.$A80])) * TAN(RADIANS([.AC$3]))" office:value-type="float" office:value="0.123265362597965" calcext:value-type="float">
            <text:p>0,12</text:p>
          </table:table-cell>
          <table:table-cell table:style-name="ce4" table:formula="of:=COS(RADIANS([.$A80])) * TAN(RADIANS([.AD$3]))" office:value-type="float" office:value="0.128632153615767" calcext:value-type="float">
            <text:p>0,13</text:p>
          </table:table-cell>
          <table:table-cell table:style-name="ce4" table:formula="of:=COS(RADIANS([.$A80])) * TAN(RADIANS([.AE$3]))" office:value-type="float" office:value="0.134099496475508" calcext:value-type="float">
            <text:p>0,13</text:p>
          </table:table-cell>
          <table:table-cell table:style-name="ce4" table:formula="of:=COS(RADIANS([.$A80])) * TAN(RADIANS([.AF$3]))" office:value-type="float" office:value="0.139673671547333" calcext:value-type="float">
            <text:p>0,14</text:p>
          </table:table-cell>
          <table:table-cell table:style-name="ce4" table:formula="of:=COS(RADIANS([.$A80])) * TAN(RADIANS([.AG$3]))" office:value-type="float" office:value="0.145361339946337" calcext:value-type="float">
            <text:p>0,15</text:p>
          </table:table-cell>
          <table:table-cell table:style-name="ce4" table:formula="of:=COS(RADIANS([.$A80])) * TAN(RADIANS([.AH$3]))" office:value-type="float" office:value="0.15116957811604" calcext:value-type="float">
            <text:p>0,15</text:p>
          </table:table-cell>
          <table:table-cell table:style-name="ce4" table:formula="of:=COS(RADIANS([.$A80])) * TAN(RADIANS([.AI$3]))" office:value-type="float" office:value="0.15710591596316" calcext:value-type="float">
            <text:p>0,16</text:p>
          </table:table-cell>
          <table:table-cell table:style-name="ce4" table:formula="of:=COS(RADIANS([.$A80])) * TAN(RADIANS([.AJ$3]))" office:value-type="float" office:value="0.16317837899264" calcext:value-type="float">
            <text:p>0,16</text:p>
          </table:table-cell>
          <table:table-cell table:style-name="ce4" table:formula="of:=COS(RADIANS([.$A80])) * TAN(RADIANS([.AK$3]))" office:value-type="float" office:value="0.16939553495687" calcext:value-type="float">
            <text:p>0,17</text:p>
          </table:table-cell>
          <table:table-cell table:style-name="ce4" table:formula="of:=COS(RADIANS([.$A80])) * TAN(RADIANS([.AL$3]))" office:value-type="float" office:value="0.175766545608832" calcext:value-type="float">
            <text:p>0,18</text:p>
          </table:table-cell>
          <table:table-cell table:style-name="ce4" table:formula="of:=COS(RADIANS([.$A80])) * TAN(RADIANS([.AM$3]))" office:value-type="float" office:value="0.182301224237675" calcext:value-type="float">
            <text:p>0,18</text:p>
          </table:table-cell>
          <table:table-cell table:style-name="ce4" table:formula="of:=COS(RADIANS([.$A80])) * TAN(RADIANS([.AN$3]))" office:value-type="float" office:value="0.189010099769279" calcext:value-type="float">
            <text:p>0,19</text:p>
          </table:table-cell>
          <table:table-cell table:style-name="ce4" table:formula="of:=COS(RADIANS([.$A80])) * TAN(RADIANS([.AO$3]))" office:value-type="float" office:value="0.19590448833688" calcext:value-type="float">
            <text:p>0,20</text:p>
          </table:table-cell>
          <table:table-cell table:style-name="ce4" table:formula="of:=COS(RADIANS([.$A80])) * TAN(RADIANS([.AP$3]))" office:value-type="float" office:value="0.20299657337139" calcext:value-type="float">
            <text:p>0,20</text:p>
          </table:table-cell>
          <table:table-cell table:style-name="ce4" table:formula="of:=COS(RADIANS([.$A80])) * TAN(RADIANS([.AQ$3]))" office:value-type="float" office:value="0.210299495432153" calcext:value-type="float">
            <text:p>0,21</text:p>
          </table:table-cell>
          <table:table-cell table:style-name="ce4" table:formula="of:=COS(RADIANS([.$A80])) * TAN(RADIANS([.AR$3]))" office:value-type="float" office:value="0.217827453202141" calcext:value-type="float">
            <text:p>0,22</text:p>
          </table:table-cell>
          <table:table-cell table:style-name="ce4" table:formula="of:=COS(RADIANS([.$A80])) * TAN(RADIANS([.AS$3]))" office:value-type="float" office:value="0.22559581731371" calcext:value-type="float">
            <text:p>0,23</text:p>
          </table:table-cell>
          <table:table-cell table:style-name="ce4" table:formula="of:=COS(RADIANS([.$A80])) * TAN(RADIANS([.AT$3]))" office:value-type="float" office:value="0.233621258960648" calcext:value-type="float">
            <text:p>0,23</text:p>
          </table:table-cell>
          <table:table-cell table:style-name="ce4" table:formula="of:=COS(RADIANS([.$A80])) * TAN(RADIANS([.AU$3]))" office:value-type="float" office:value="0.241921895599668" calcext:value-type="float">
            <text:p>0,24</text:p>
          </table:table-cell>
          <table:table-cell table:style-name="ce4" table:formula="of:=COS(RADIANS([.$A80])) * TAN(RADIANS([.AV$3]))" office:value-type="float" office:value="0.250517456463133" calcext:value-type="float">
            <text:p>0,25</text:p>
          </table:table-cell>
          <table:table-cell table:style-name="ce4" table:formula="of:=COS(RADIANS([.$A80])) * TAN(RADIANS([.AW$3]))" office:value-type="float" office:value="0.259429471110942" calcext:value-type="float">
            <text:p>0,26</text:p>
          </table:table-cell>
          <table:table-cell table:style-name="ce4" table:formula="of:=COS(RADIANS([.$A80])) * TAN(RADIANS([.AX$3]))" office:value-type="float" office:value="0.268681484864192" calcext:value-type="float">
            <text:p>0,27</text:p>
          </table:table-cell>
          <table:table-cell table:style-name="ce4" table:formula="of:=COS(RADIANS([.$A80])) * TAN(RADIANS([.AY$3]))" office:value-type="float" office:value="0.278299305712877" calcext:value-type="float">
            <text:p>0,28</text:p>
          </table:table-cell>
          <table:table-cell table:style-name="ce4" table:formula="of:=COS(RADIANS([.$A80])) * TAN(RADIANS([.AZ$3]))" office:value-type="float" office:value="0.288311288208105" calcext:value-type="float">
            <text:p>0,29</text:p>
          </table:table-cell>
          <table:table-cell table:style-name="ce4" table:formula="of:=COS(RADIANS([.$A80])) * TAN(RADIANS([.BA$3]))" office:value-type="float" office:value="0.298748660979599" calcext:value-type="float">
            <text:p>0,30</text:p>
          </table:table-cell>
          <table:table-cell table:style-name="ce4" table:formula="of:=COS(RADIANS([.$A80])) * TAN(RADIANS([.BB$3]))" office:value-type="float" office:value="0.309645905917082" calcext:value-type="float">
            <text:p>0,31</text:p>
          </table:table-cell>
          <table:table-cell table:style-name="ce4" table:formula="of:=COS(RADIANS([.$A80])) * TAN(RADIANS([.BC$3]))" office:value-type="float" office:value="0.321041198792132" calcext:value-type="float">
            <text:p>0,32</text:p>
          </table:table-cell>
          <table:table-cell table:style-name="ce4" table:formula="of:=COS(RADIANS([.$A80])) * TAN(RADIANS([.BD$3]))" office:value-type="float" office:value="0.332976923269497" calcext:value-type="float">
            <text:p>0,33</text:p>
          </table:table-cell>
          <table:table-cell table:style-name="ce4" table:formula="of:=COS(RADIANS([.$A80])) * TAN(RADIANS([.BE$3]))" office:value-type="float" office:value="0.345500272987939" calcext:value-type="float">
            <text:p>0,35</text:p>
          </table:table-cell>
          <table:table-cell table:style-name="ce4" table:formula="of:=COS(RADIANS([.$A80])) * TAN(RADIANS([.BF$3]))" office:value-type="float" office:value="0.358663959844681" calcext:value-type="float">
            <text:p>0,36</text:p>
          </table:table-cell>
          <table:table-cell table:style-name="ce4" table:formula="of:=COS(RADIANS([.$A80])) * TAN(RADIANS([.BG$3]))" office:value-type="float" office:value="0.372527051013537" calcext:value-type="float">
            <text:p>0,37</text:p>
          </table:table-cell>
          <table:table-cell table:style-name="ce4" table:formula="of:=COS(RADIANS([.$A80])) * TAN(RADIANS([.BH$3]))" office:value-type="float" office:value="0.387155962859212" calcext:value-type="float">
            <text:p>0,39</text:p>
          </table:table-cell>
          <table:table-cell table:style-name="ce4" table:formula="of:=COS(RADIANS([.$A80])) * TAN(RADIANS([.BI$3]))" office:value-type="float" office:value="0.402625647177871" calcext:value-type="float">
            <text:p>0,40</text:p>
          </table:table-cell>
          <table:table-cell table:style-name="ce4" table:formula="of:=COS(RADIANS([.$A80])) * TAN(RADIANS([.BJ$3]))" office:value-type="float" office:value="0.419021014641998" calcext:value-type="float">
            <text:p>0,42</text:p>
          </table:table-cell>
          <table:table-cell table:style-name="ce4" table:formula="of:=COS(RADIANS([.$A80])) * TAN(RADIANS([.BK$3]))" office:value-type="float" office:value="0.436438652707588" calcext:value-type="float">
            <text:p>0,44</text:p>
          </table:table-cell>
          <table:table-cell table:style-name="ce4" table:formula="of:=COS(RADIANS([.$A80])) * TAN(RADIANS([.BL$3]))" office:value-type="float" office:value="0.454988911601047" calcext:value-type="float">
            <text:p>0,45</text:p>
          </table:table-cell>
          <table:table-cell table:style-name="ce4" table:formula="of:=COS(RADIANS([.$A80])) * TAN(RADIANS([.BM$3]))" office:value-type="float" office:value="0.474798453815628" calcext:value-type="float">
            <text:p>0,47</text:p>
          </table:table-cell>
          <table:table-cell table:style-name="ce4" table:formula="of:=COS(RADIANS([.$A80])) * TAN(RADIANS([.BN$3]))" office:value-type="float" office:value="0.496013391910144" calcext:value-type="float">
            <text:p>0,50</text:p>
          </table:table-cell>
          <table:table-cell table:style-name="ce4" table:formula="of:=COS(RADIANS([.$A80])) * TAN(RADIANS([.BO$3]))" office:value-type="float" office:value="0.518803179336278" calcext:value-type="float">
            <text:p>0,52</text:p>
          </table:table-cell>
          <table:table-cell table:style-name="ce4" table:formula="of:=COS(RADIANS([.$A80])) * TAN(RADIANS([.BP$3]))" office:value-type="float" office:value="0.54336547392947" calcext:value-type="float">
            <text:p>0,54</text:p>
          </table:table-cell>
          <table:table-cell table:style-name="ce4" table:formula="of:=COS(RADIANS([.$A80])) * TAN(RADIANS([.BQ$3]))" office:value-type="float" office:value="0.569932270093044" calcext:value-type="float">
            <text:p>0,57</text:p>
          </table:table-cell>
          <table:table-cell table:style-name="ce4" table:formula="of:=COS(RADIANS([.$A80])) * TAN(RADIANS([.BR$3]))" office:value-type="float" office:value="0.598777703352287" calcext:value-type="float">
            <text:p>0,60</text:p>
          </table:table-cell>
          <table:table-cell table:style-name="ce4" table:formula="of:=COS(RADIANS([.$A80])) * TAN(RADIANS([.BS$3]))" office:value-type="float" office:value="0.63022808473669" calcext:value-type="float">
            <text:p>0,63</text:p>
          </table:table-cell>
          <table:table-cell table:style-name="ce4" table:formula="of:=COS(RADIANS([.$A80])) * TAN(RADIANS([.BT$3]))" office:value-type="float" office:value="0.664674945431745" calcext:value-type="float">
            <text:p>0,66</text:p>
          </table:table-cell>
          <table:table-cell table:style-name="ce4" table:formula="of:=COS(RADIANS([.$A80])) * TAN(RADIANS([.BU$3]))" office:value-type="float" office:value="0.702592200748509" calcext:value-type="float">
            <text:p>0,70</text:p>
          </table:table-cell>
          <table:table-cell table:style-name="ce4" table:formula="of:=COS(RADIANS([.$A80])) * TAN(RADIANS([.BV$3]))" office:value-type="float" office:value="0.744559035369328" calcext:value-type="float">
            <text:p>0,74</text:p>
          </table:table-cell>
          <table:table-cell table:style-name="ce4" table:formula="of:=COS(RADIANS([.$A80])) * TAN(RADIANS([.BW$3]))" office:value-type="float" office:value="0.79129086569082" calcext:value-type="float">
            <text:p>0,79</text:p>
          </table:table-cell>
          <table:table-cell table:style-name="ce4" table:formula="of:=COS(RADIANS([.$A80])) * TAN(RADIANS([.BX$3]))" office:value-type="float" office:value="0.843681912995653" calcext:value-type="float">
            <text:p>0,84</text:p>
          </table:table-cell>
          <table:table-cell table:style-name="ce4" table:formula="of:=COS(RADIANS([.$A80])) * TAN(RADIANS([.BY$3]))" office:value-type="float" office:value="0.902864805841333" calcext:value-type="float">
            <text:p>0,90</text:p>
          </table:table-cell>
          <table:table-cell table:style-name="ce4" table:formula="of:=COS(RADIANS([.$A80])) * TAN(RADIANS([.BZ$3]))" office:value-type="float" office:value="0.970295726275996" calcext:value-type="float">
            <text:p>0,97</text:p>
          </table:table-cell>
          <table:table-cell table:style-name="ce4" table:formula="of:=COS(RADIANS([.$A80])) * TAN(RADIANS([.CA$3]))" office:value-type="float" office:value="1.04787885425105" calcext:value-type="float">
            <text:p>1,05</text:p>
          </table:table-cell>
          <table:table-cell table:style-name="ce4" table:formula="of:=COS(RADIANS([.$A80])) * TAN(RADIANS([.CB$3]))" office:value-type="float" office:value="1.1381530341803" calcext:value-type="float">
            <text:p>1,14</text:p>
          </table:table-cell>
          <table:table-cell table:style-name="ce4" table:formula="of:=COS(RADIANS([.$A80])) * TAN(RADIANS([.CC$3]))" office:value-type="float" office:value="1.24458025955842" calcext:value-type="float">
            <text:p>1,24</text:p>
          </table:table-cell>
          <table:table-cell table:style-name="ce4" table:formula="of:=COS(RADIANS([.$A80])) * TAN(RADIANS([.CD$3]))" office:value-type="float" office:value="1.37200724828185" calcext:value-type="float">
            <text:p>1,37</text:p>
          </table:table-cell>
          <table:table-cell table:style-name="ce4" table:formula="of:=COS(RADIANS([.$A80])) * TAN(RADIANS([.CE$3]))" office:value-type="float" office:value="1.52743473477546" calcext:value-type="float">
            <text:p>1,53</text:p>
          </table:table-cell>
          <table:table-cell table:style-name="ce4" table:formula="of:=COS(RADIANS([.$A80])) * TAN(RADIANS([.CF$3]))" office:value-type="float" office:value="1.72136373113167" calcext:value-type="float">
            <text:p>1,72</text:p>
          </table:table-cell>
          <table:table-cell table:style-name="ce4" table:formula="of:=COS(RADIANS([.$A80])) * TAN(RADIANS([.CG$3]))" office:value-type="float" office:value="1.970295726276" calcext:value-type="float">
            <text:p>1,97</text:p>
          </table:table-cell>
          <table:table-cell table:style-name="ce4" table:formula="of:=COS(RADIANS([.$A80])) * TAN(RADIANS([.CH$3]))" office:value-type="float" office:value="2.30173308419163" calcext:value-type="float">
            <text:p>2,30</text:p>
          </table:table-cell>
          <table:table-cell table:style-name="ce4" table:formula="of:=COS(RADIANS([.$A80])) * TAN(RADIANS([.CI$3]))" office:value-type="float" office:value="2.76517991988737" calcext:value-type="float">
            <text:p>2,77</text:p>
          </table:table-cell>
          <table:table-cell table:style-name="ce4" table:formula="of:=COS(RADIANS([.$A80])) * TAN(RADIANS([.CJ$3]))" office:value-type="float" office:value="3.45964428916196" calcext:value-type="float">
            <text:p>3,46</text:p>
          </table:table-cell>
          <table:table-cell table:style-name="ce4" table:formula="of:=COS(RADIANS([.$A80])) * TAN(RADIANS([.CK$3]))" office:value-type="float" office:value="4.61614475769156" calcext:value-type="float">
            <text:p>4,62</text:p>
          </table:table-cell>
          <table:table-cell table:style-name="ce4" table:formula="of:=COS(RADIANS([.$A80])) * TAN(RADIANS([.CL$3]))" office:value-type="float" office:value="6.92773667707513" calcext:value-type="float">
            <text:p>6,93</text:p>
          </table:table-cell>
          <table:table-cell table:style-name="ce4" table:formula="of:=COS(RADIANS([.$A80])) * TAN(RADIANS([.CM$3]))" office:value-type="float" office:value="13.8596961165455" calcext:value-type="float">
            <text:p>13,86</text:p>
          </table:table-cell>
          <table:table-cell table:number-columns-repeated="93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table:style-name="ce4" table:formula="of:=COS(RADIANS([.$A81])) * TAN(RADIANS([.B$3]))" office:value-type="float" office:value="0" calcext:value-type="float">
            <text:p>0,00</text:p>
          </table:table-cell>
          <table:table-cell table:style-name="ce4" table:formula="of:=COS(RADIANS([.$A81])) * TAN(RADIANS([.C$3]))" office:value-type="float" office:value="0.00392653525924317" calcext:value-type="float">
            <text:p>0,00</text:p>
          </table:table-cell>
          <table:table-cell table:style-name="ce4" table:formula="of:=COS(RADIANS([.$A81])) * TAN(RADIANS([.D$3]))" office:value-type="float" office:value="0.00785546391566773" calcext:value-type="float">
            <text:p>0,01</text:p>
          </table:table-cell>
          <table:table-cell table:style-name="ce4" table:formula="of:=COS(RADIANS([.$A81])) * TAN(RADIANS([.E$3]))" office:value-type="float" office:value="0.0117891852055407" calcext:value-type="float">
            <text:p>0,01</text:p>
          </table:table-cell>
          <table:table-cell table:style-name="ce4" table:formula="of:=COS(RADIANS([.$A81])) * TAN(RADIANS([.F$3]))" office:value-type="float" office:value="0.0157301100735978" calcext:value-type="float">
            <text:p>0,02</text:p>
          </table:table-cell>
          <table:table-cell table:style-name="ce4" table:formula="of:=COS(RADIANS([.$A81])) * TAN(RADIANS([.G$3]))" office:value-type="float" office:value="0.0196806671032923" calcext:value-type="float">
            <text:p>0,02</text:p>
          </table:table-cell>
          <table:table-cell table:style-name="ce4" table:formula="of:=COS(RADIANS([.$A81])) * TAN(RADIANS([.H$3]))" office:value-type="float" office:value="0.0236433085390196" calcext:value-type="float">
            <text:p>0,02</text:p>
          </table:table-cell>
          <table:table-cell table:style-name="ce4" table:formula="of:=COS(RADIANS([.$A81])) * TAN(RADIANS([.I$3]))" office:value-type="float" office:value="0.0276205164322569" calcext:value-type="float">
            <text:p>0,03</text:p>
          </table:table-cell>
          <table:table-cell table:style-name="ce4" table:formula="of:=COS(RADIANS([.$A81])) * TAN(RADIANS([.J$3]))" office:value-type="float" office:value="0.0316148089446698" calcext:value-type="float">
            <text:p>0,03</text:p>
          </table:table-cell>
          <table:table-cell table:style-name="ce4" table:formula="of:=COS(RADIANS([.$A81])) * TAN(RADIANS([.K$3]))" office:value-type="float" office:value="0.0356287468426674" calcext:value-type="float">
            <text:p>0,04</text:p>
          </table:table-cell>
          <table:table-cell table:style-name="ce4" table:formula="of:=COS(RADIANS([.$A81])) * TAN(RADIANS([.L$3]))" office:value-type="float" office:value="0.0396649402196396" calcext:value-type="float">
            <text:p>0,04</text:p>
          </table:table-cell>
          <table:table-cell table:style-name="ce4" table:formula="of:=COS(RADIANS([.$A81])) * TAN(RADIANS([.M$3]))" office:value-type="float" office:value="0.0437260554842162" calcext:value-type="float">
            <text:p>0,04</text:p>
          </table:table-cell>
          <table:table-cell table:style-name="ce4" table:formula="of:=COS(RADIANS([.$A81])) * TAN(RADIANS([.N$3]))" office:value-type="float" office:value="0.0478148226553783" calcext:value-type="float">
            <text:p>0,05</text:p>
          </table:table-cell>
          <table:table-cell table:style-name="ce4" table:formula="of:=COS(RADIANS([.$A81])) * TAN(RADIANS([.O$3]))" office:value-type="float" office:value="0.0519340430081564" calcext:value-type="float">
            <text:p>0,05</text:p>
          </table:table-cell>
          <table:table-cell table:style-name="ce4" table:formula="of:=COS(RADIANS([.$A81])) * TAN(RADIANS([.P$3]))" office:value-type="float" office:value="0.0560865971170237" calcext:value-type="float">
            <text:p>0,06</text:p>
          </table:table-cell>
          <table:table-cell table:style-name="ce4" table:formula="of:=COS(RADIANS([.$A81])) * TAN(RADIANS([.Q$3]))" office:value-type="float" office:value="0.0602754533479683" calcext:value-type="float">
            <text:p>0,06</text:p>
          </table:table-cell>
          <table:table-cell table:style-name="ce4" table:formula="of:=COS(RADIANS([.$A81])) * TAN(RADIANS([.R$3]))" office:value-type="float" office:value="0.0645036768546822" calcext:value-type="float">
            <text:p>0,06</text:p>
          </table:table-cell>
          <table:table-cell table:style-name="ce4" table:formula="of:=COS(RADIANS([.$A81])) * TAN(RADIANS([.S$3]))" office:value-type="float" office:value="0.068774439139394" calcext:value-type="float">
            <text:p>0,07</text:p>
          </table:table-cell>
          <table:table-cell table:style-name="ce4" table:formula="of:=COS(RADIANS([.$A81])) * TAN(RADIANS([.T$3]))" office:value-type="float" office:value="0.0730910282446807" calcext:value-type="float">
            <text:p>0,07</text:p>
          </table:table-cell>
          <table:table-cell table:style-name="ce4" table:formula="of:=COS(RADIANS([.$A81])) * TAN(RADIANS([.U$3]))" office:value-type="float" office:value="0.0774568596492169" calcext:value-type="float">
            <text:p>0,08</text:p>
          </table:table-cell>
          <table:table-cell table:style-name="ce4" table:formula="of:=COS(RADIANS([.$A81])) * TAN(RADIANS([.V$3]))" office:value-type="float" office:value="0.0818754879479658" calcext:value-type="float">
            <text:p>0,08</text:p>
          </table:table-cell>
          <table:table-cell table:style-name="ce4" table:formula="of:=COS(RADIANS([.$A81])) * TAN(RADIANS([.W$3]))" office:value-type="float" office:value="0.0863506194059072" calcext:value-type="float">
            <text:p>0,09</text:p>
          </table:table-cell>
          <table:table-cell table:style-name="ce4" table:formula="of:=COS(RADIANS([.$A81])) * TAN(RADIANS([.X$3]))" office:value-type="float" office:value="0.0908861254841911" calcext:value-type="float">
            <text:p>0,09</text:p>
          </table:table-cell>
          <table:table-cell table:style-name="ce4" table:formula="of:=COS(RADIANS([.$A81])) * TAN(RADIANS([.Y$3]))" office:value-type="float" office:value="0.0954860574487689" calcext:value-type="float">
            <text:p>0,10</text:p>
          </table:table-cell>
          <table:table-cell table:style-name="ce4" table:formula="of:=COS(RADIANS([.$A81])) * TAN(RADIANS([.Z$3]))" office:value-type="float" office:value="0.100154662184288" calcext:value-type="float">
            <text:p>0,10</text:p>
          </table:table-cell>
          <table:table-cell table:style-name="ce4" table:formula="of:=COS(RADIANS([.$A81])) * TAN(RADIANS([.AA$3]))" office:value-type="float" office:value="0.104896399350586" calcext:value-type="float">
            <text:p>0,10</text:p>
          </table:table-cell>
          <table:table-cell table:style-name="ce4" table:formula="of:=COS(RADIANS([.$A81])) * TAN(RADIANS([.AB$3]))" office:value-type="float" office:value="0.109715960035753" calcext:value-type="float">
            <text:p>0,11</text:p>
          </table:table-cell>
          <table:table-cell table:style-name="ce4" table:formula="of:=COS(RADIANS([.$A81])) * TAN(RADIANS([.AC$3]))" office:value-type="float" office:value="0.114618287078804" calcext:value-type="float">
            <text:p>0,11</text:p>
          </table:table-cell>
          <table:table-cell table:style-name="ce4" table:formula="of:=COS(RADIANS([.$A81])) * TAN(RADIANS([.AD$3]))" office:value-type="float" office:value="0.119608597256827" calcext:value-type="float">
            <text:p>0,12</text:p>
          </table:table-cell>
          <table:table-cell table:style-name="ce4" table:formula="of:=COS(RADIANS([.$A81])) * TAN(RADIANS([.AE$3]))" office:value-type="float" office:value="0.124692405556648" calcext:value-type="float">
            <text:p>0,12</text:p>
          </table:table-cell>
          <table:table-cell table:style-name="ce4" table:formula="of:=COS(RADIANS([.$A81])) * TAN(RADIANS([.AF$3]))" office:value-type="float" office:value="0.129875551779921" calcext:value-type="float">
            <text:p>0,13</text:p>
          </table:table-cell>
          <table:table-cell table:style-name="ce4" table:formula="of:=COS(RADIANS([.$A81])) * TAN(RADIANS([.AG$3]))" office:value-type="float" office:value="0.135164229763957" calcext:value-type="float">
            <text:p>0,14</text:p>
          </table:table-cell>
          <table:table-cell table:style-name="ce4" table:formula="of:=COS(RADIANS([.$A81])) * TAN(RADIANS([.AH$3]))" office:value-type="float" office:value="0.140565019539171" calcext:value-type="float">
            <text:p>0,14</text:p>
          </table:table-cell>
          <table:table-cell table:style-name="ce4" table:formula="of:=COS(RADIANS([.$A81])) * TAN(RADIANS([.AI$3]))" office:value-type="float" office:value="0.146084922788692" calcext:value-type="float">
            <text:p>0,15</text:p>
          </table:table-cell>
          <table:table-cell table:style-name="ce4" table:formula="of:=COS(RADIANS([.$A81])) * TAN(RADIANS([.AJ$3]))" office:value-type="float" office:value="0.151731402027621" calcext:value-type="float">
            <text:p>0,15</text:p>
          </table:table-cell>
          <table:table-cell table:style-name="ce4" table:formula="of:=COS(RADIANS([.$A81])) * TAN(RADIANS([.AK$3]))" office:value-type="float" office:value="0.157512423979796" calcext:value-type="float">
            <text:p>0,16</text:p>
          </table:table-cell>
          <table:table-cell table:style-name="ce4" table:formula="of:=COS(RADIANS([.$A81])) * TAN(RADIANS([.AL$3]))" office:value-type="float" office:value="0.163436507700463" calcext:value-type="float">
            <text:p>0,16</text:p>
          </table:table-cell>
          <table:table-cell table:style-name="ce4" table:formula="of:=COS(RADIANS([.$A81])) * TAN(RADIANS([.AM$3]))" office:value-type="float" office:value="0.169512778075713" calcext:value-type="float">
            <text:p>0,17</text:p>
          </table:table-cell>
          <table:table-cell table:style-name="ce4" table:formula="of:=COS(RADIANS([.$A81])) * TAN(RADIANS([.AN$3]))" office:value-type="float" office:value="0.175751025426393" calcext:value-type="float">
            <text:p>0,18</text:p>
          </table:table-cell>
          <table:table-cell table:style-name="ce4" table:formula="of:=COS(RADIANS([.$A81])) * TAN(RADIANS([.AO$3]))" office:value-type="float" office:value="0.182161772058044" calcext:value-type="float">
            <text:p>0,18</text:p>
          </table:table-cell>
          <table:table-cell table:style-name="ce4" table:formula="of:=COS(RADIANS([.$A81])) * TAN(RADIANS([.AP$3]))" office:value-type="float" office:value="0.188756346732878" calcext:value-type="float">
            <text:p>0,19</text:p>
          </table:table-cell>
          <table:table-cell table:style-name="ce4" table:formula="of:=COS(RADIANS([.$A81])) * TAN(RADIANS([.AQ$3]))" office:value-type="float" office:value="0.195546968198899" calcext:value-type="float">
            <text:p>0,20</text:p>
          </table:table-cell>
          <table:table-cell table:style-name="ce4" table:formula="of:=COS(RADIANS([.$A81])) * TAN(RADIANS([.AR$3]))" office:value-type="float" office:value="0.202546839100279" calcext:value-type="float">
            <text:p>0,20</text:p>
          </table:table-cell>
          <table:table-cell table:style-name="ce4" table:formula="of:=COS(RADIANS([.$A81])) * TAN(RADIANS([.AS$3]))" office:value-type="float" office:value="0.209770251818227" calcext:value-type="float">
            <text:p>0,21</text:p>
          </table:table-cell>
          <table:table-cell table:style-name="ce4" table:formula="of:=COS(RADIANS([.$A81])) * TAN(RADIANS([.AT$3]))" office:value-type="float" office:value="0.217232708060887" calcext:value-type="float">
            <text:p>0,22</text:p>
          </table:table-cell>
          <table:table-cell table:style-name="ce4" table:formula="of:=COS(RADIANS([.$A81])) * TAN(RADIANS([.AU$3]))" office:value-type="float" office:value="0.224951054343865" calcext:value-type="float">
            <text:p>0,22</text:p>
          </table:table-cell>
          <table:table-cell table:style-name="ce4" table:formula="of:=COS(RADIANS([.$A81])) * TAN(RADIANS([.AV$3]))" office:value-type="float" office:value="0.232943635892222" calcext:value-type="float">
            <text:p>0,23</text:p>
          </table:table-cell>
          <table:table-cell table:style-name="ce4" table:formula="of:=COS(RADIANS([.$A81])) * TAN(RADIANS([.AW$3]))" office:value-type="float" office:value="0.241230471965423" calcext:value-type="float">
            <text:p>0,24</text:p>
          </table:table-cell>
          <table:table-cell table:style-name="ce4" table:formula="of:=COS(RADIANS([.$A81])) * TAN(RADIANS([.AX$3]))" office:value-type="float" office:value="0.249833456178318" calcext:value-type="float">
            <text:p>0,25</text:p>
          </table:table-cell>
          <table:table-cell table:style-name="ce4" table:formula="of:=COS(RADIANS([.$A81])) * TAN(RADIANS([.AY$3]))" office:value-type="float" office:value="0.258776586088239" calcext:value-type="float">
            <text:p>0,26</text:p>
          </table:table-cell>
          <table:table-cell table:style-name="ce4" table:formula="of:=COS(RADIANS([.$A81])) * TAN(RADIANS([.AZ$3]))" office:value-type="float" office:value="0.268086227172157" calcext:value-type="float">
            <text:p>0,27</text:p>
          </table:table-cell>
          <table:table-cell table:style-name="ce4" table:formula="of:=COS(RADIANS([.$A81])) * TAN(RADIANS([.BA$3]))" office:value-type="float" office:value="0.277791417368801" calcext:value-type="float">
            <text:p>0,28</text:p>
          </table:table-cell>
          <table:table-cell table:style-name="ce4" table:formula="of:=COS(RADIANS([.$A81])) * TAN(RADIANS([.BB$3]))" office:value-type="float" office:value="0.287924219660441" calcext:value-type="float">
            <text:p>0,29</text:p>
          </table:table-cell>
          <table:table-cell table:style-name="ce4" table:formula="of:=COS(RADIANS([.$A81])) * TAN(RADIANS([.BC$3]))" office:value-type="float" office:value="0.298520131785078" calcext:value-type="float">
            <text:p>0,30</text:p>
          </table:table-cell>
          <table:table-cell table:style-name="ce4" table:formula="of:=COS(RADIANS([.$A81])) * TAN(RADIANS([.BD$3]))" office:value-type="float" office:value="0.309618564189824" calcext:value-type="float">
            <text:p>0,31</text:p>
          </table:table-cell>
          <table:table-cell table:style-name="ce4" table:formula="of:=COS(RADIANS([.$A81])) * TAN(RADIANS([.BE$3]))" office:value-type="float" office:value="0.321263399875728" calcext:value-type="float">
            <text:p>0,32</text:p>
          </table:table-cell>
          <table:table-cell table:style-name="ce4" table:formula="of:=COS(RADIANS([.$A81])) * TAN(RADIANS([.BF$3]))" office:value-type="float" office:value="0.333503652996003" calcext:value-type="float">
            <text:p>0,33</text:p>
          </table:table-cell>
          <table:table-cell table:style-name="ce4" table:formula="of:=COS(RADIANS([.$A81])) * TAN(RADIANS([.BG$3]))" office:value-type="float" office:value="0.346394247157268" calcext:value-type="float">
            <text:p>0,35</text:p>
          </table:table-cell>
          <table:table-cell table:style-name="ce4" table:formula="of:=COS(RADIANS([.$A81])) * TAN(RADIANS([.BH$3]))" office:value-type="float" office:value="0.359996939610677" calcext:value-type="float">
            <text:p>0,36</text:p>
          </table:table-cell>
          <table:table-cell table:style-name="ce4" table:formula="of:=COS(RADIANS([.$A81])) * TAN(RADIANS([.BI$3]))" office:value-type="float" office:value="0.374381424277611" calcext:value-type="float">
            <text:p>0,37</text:p>
          </table:table-cell>
          <table:table-cell table:style-name="ce4" table:formula="of:=COS(RADIANS([.$A81])) * TAN(RADIANS([.BJ$3]))" office:value-type="float" office:value="0.389626655339762" calcext:value-type="float">
            <text:p>0,39</text:p>
          </table:table-cell>
          <table:table-cell table:style-name="ce4" table:formula="of:=COS(RADIANS([.$A81])) * TAN(RADIANS([.BK$3]))" office:value-type="float" office:value="0.40582244463499" calcext:value-type="float">
            <text:p>0,41</text:p>
          </table:table-cell>
          <table:table-cell table:style-name="ce4" table:formula="of:=COS(RADIANS([.$A81])) * TAN(RADIANS([.BL$3]))" office:value-type="float" office:value="0.423071401312068" calcext:value-type="float">
            <text:p>0,42</text:p>
          </table:table-cell>
          <table:table-cell table:style-name="ce4" table:formula="of:=COS(RADIANS([.$A81])) * TAN(RADIANS([.BM$3]))" office:value-type="float" office:value="0.44149130247973" calcext:value-type="float">
            <text:p>0,44</text:p>
          </table:table-cell>
          <table:table-cell table:style-name="ce4" table:formula="of:=COS(RADIANS([.$A81])) * TAN(RADIANS([.BN$3]))" office:value-type="float" office:value="0.46121801088854" calcext:value-type="float">
            <text:p>0,46</text:p>
          </table:table-cell>
          <table:table-cell table:style-name="ce4" table:formula="of:=COS(RADIANS([.$A81])) * TAN(RADIANS([.BO$3]))" office:value-type="float" office:value="0.482409092816341" calcext:value-type="float">
            <text:p>0,48</text:p>
          </table:table-cell>
          <table:table-cell table:style-name="ce4" table:formula="of:=COS(RADIANS([.$A81])) * TAN(RADIANS([.BP$3]))" office:value-type="float" office:value="0.505248340384847" calcext:value-type="float">
            <text:p>0,51</text:p>
          </table:table-cell>
          <table:table-cell table:style-name="ce4" table:formula="of:=COS(RADIANS([.$A81])) * TAN(RADIANS([.BQ$3]))" office:value-type="float" office:value="0.529951473570542" calcext:value-type="float">
            <text:p>0,53</text:p>
          </table:table-cell>
          <table:table-cell table:style-name="ce4" table:formula="of:=COS(RADIANS([.$A81])) * TAN(RADIANS([.BR$3]))" office:value-type="float" office:value="0.556773397268635" calcext:value-type="float">
            <text:p>0,56</text:p>
          </table:table-cell>
          <table:table-cell table:style-name="ce4" table:formula="of:=COS(RADIANS([.$A81])) * TAN(RADIANS([.BS$3]))" office:value-type="float" office:value="0.586017531762544" calcext:value-type="float">
            <text:p>0,59</text:p>
          </table:table-cell>
          <table:table-cell table:style-name="ce4" table:formula="of:=COS(RADIANS([.$A81])) * TAN(RADIANS([.BT$3]))" office:value-type="float" office:value="0.618047942292279" calcext:value-type="float">
            <text:p>0,62</text:p>
          </table:table-cell>
          <table:table-cell table:style-name="ce4" table:formula="of:=COS(RADIANS([.$A81])) * TAN(RADIANS([.BU$3]))" office:value-type="float" office:value="0.653305298970098" calcext:value-type="float">
            <text:p>0,65</text:p>
          </table:table-cell>
          <table:table-cell table:style-name="ce4" table:formula="of:=COS(RADIANS([.$A81])) * TAN(RADIANS([.BV$3]))" office:value-type="float" office:value="0.692328156624329" calcext:value-type="float">
            <text:p>0,69</text:p>
          </table:table-cell>
          <table:table-cell table:style-name="ce4" table:formula="of:=COS(RADIANS([.$A81])) * TAN(RADIANS([.BW$3]))" office:value-type="float" office:value="0.7357817451314" calcext:value-type="float">
            <text:p>0,74</text:p>
          </table:table-cell>
          <table:table-cell table:style-name="ce4" table:formula="of:=COS(RADIANS([.$A81])) * TAN(RADIANS([.BX$3]))" office:value-type="float" office:value="0.784497556076037" calcext:value-type="float">
            <text:p>0,78</text:p>
          </table:table-cell>
          <table:table-cell table:style-name="ce4" table:formula="of:=COS(RADIANS([.$A81])) * TAN(RADIANS([.BY$3]))" office:value-type="float" office:value="0.839528764027492" calcext:value-type="float">
            <text:p>0,84</text:p>
          </table:table-cell>
          <table:table-cell table:style-name="ce4" table:formula="of:=COS(RADIANS([.$A81])) * TAN(RADIANS([.BZ$3]))" office:value-type="float" office:value="0.90222939974116" calcext:value-type="float">
            <text:p>0,90</text:p>
          </table:table-cell>
          <table:table-cell table:style-name="ce4" table:formula="of:=COS(RADIANS([.$A81])) * TAN(RADIANS([.CA$3]))" office:value-type="float" office:value="0.974370064785235" calcext:value-type="float">
            <text:p>0,97</text:p>
          </table:table-cell>
          <table:table-cell table:style-name="ce4" table:formula="of:=COS(RADIANS([.$A81])) * TAN(RADIANS([.CB$3]))" office:value-type="float" office:value="1.05831150342507" calcext:value-type="float">
            <text:p>1,06</text:p>
          </table:table-cell>
          <table:table-cell table:style-name="ce4" table:formula="of:=COS(RADIANS([.$A81])) * TAN(RADIANS([.CC$3]))" office:value-type="float" office:value="1.15727285002149" calcext:value-type="float">
            <text:p>1,16</text:p>
          </table:table-cell>
          <table:table-cell table:style-name="ce4" table:formula="of:=COS(RADIANS([.$A81])) * TAN(RADIANS([.CD$3]))" office:value-type="float" office:value="1.2757608248042" calcext:value-type="float">
            <text:p>1,28</text:p>
          </table:table-cell>
          <table:table-cell table:style-name="ce4" table:formula="of:=COS(RADIANS([.$A81])) * TAN(RADIANS([.CE$3]))" office:value-type="float" office:value="1.42028506009133" calcext:value-type="float">
            <text:p>1,42</text:p>
          </table:table-cell>
          <table:table-cell table:style-name="ce4" table:formula="of:=COS(RADIANS([.$A81])) * TAN(RADIANS([.CF$3]))" office:value-type="float" office:value="1.60060992109674" calcext:value-type="float">
            <text:p>1,60</text:p>
          </table:table-cell>
          <table:table-cell table:style-name="ce4" table:formula="of:=COS(RADIANS([.$A81])) * TAN(RADIANS([.CG$3]))" office:value-type="float" office:value="1.83207931591458" calcext:value-type="float">
            <text:p>1,83</text:p>
          </table:table-cell>
          <table:table-cell table:style-name="ce4" table:formula="of:=COS(RADIANS([.$A81])) * TAN(RADIANS([.CH$3]))" office:value-type="float" office:value="2.14026631538916" calcext:value-type="float">
            <text:p>2,14</text:p>
          </table:table-cell>
          <table:table-cell table:style-name="ce4" table:formula="of:=COS(RADIANS([.$A81])) * TAN(RADIANS([.CI$3]))" office:value-type="float" office:value="2.57120231671168" calcext:value-type="float">
            <text:p>2,57</text:p>
          </table:table-cell>
          <table:table-cell table:style-name="ce4" table:formula="of:=COS(RADIANS([.$A81])) * TAN(RADIANS([.CJ$3]))" office:value-type="float" office:value="3.21694995226709" calcext:value-type="float">
            <text:p>3,22</text:p>
          </table:table-cell>
          <table:table-cell table:style-name="ce4" table:formula="of:=COS(RADIANS([.$A81])) * TAN(RADIANS([.CK$3]))" office:value-type="float" office:value="4.29232181598386" calcext:value-type="float">
            <text:p>4,29</text:p>
          </table:table-cell>
          <table:table-cell table:style-name="ce4" table:formula="of:=COS(RADIANS([.$A81])) * TAN(RADIANS([.CL$3]))" office:value-type="float" office:value="6.44175536844981" calcext:value-type="float">
            <text:p>6,44</text:p>
          </table:table-cell>
          <table:table-cell table:style-name="ce4" table:formula="of:=COS(RADIANS([.$A81])) * TAN(RADIANS([.CM$3]))" office:value-type="float" office:value="12.8874372721588" calcext:value-type="float">
            <text:p>12,89</text:p>
          </table:table-cell>
          <table:table-cell table:number-columns-repeated="93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table:style-name="ce4" table:formula="of:=COS(RADIANS([.$A82])) * TAN(RADIANS([.B$3]))" office:value-type="float" office:value="0" calcext:value-type="float">
            <text:p>0,00</text:p>
          </table:table-cell>
          <table:table-cell table:style-name="ce4" table:formula="of:=COS(RADIANS([.$A82])) * TAN(RADIANS([.C$3]))" office:value-type="float" office:value="0.00362911206255949" calcext:value-type="float">
            <text:p>0,00</text:p>
          </table:table-cell>
          <table:table-cell table:style-name="ce4" table:formula="of:=COS(RADIANS([.$A82])) * TAN(RADIANS([.D$3]))" office:value-type="float" office:value="0.00726043622968649" calcext:value-type="float">
            <text:p>0,01</text:p>
          </table:table-cell>
          <table:table-cell table:style-name="ce4" table:formula="of:=COS(RADIANS([.$A82])) * TAN(RADIANS([.E$3]))" office:value-type="float" office:value="0.010896190002741" calcext:value-type="float">
            <text:p>0,01</text:p>
          </table:table-cell>
          <table:table-cell table:style-name="ce4" table:formula="of:=COS(RADIANS([.$A82])) * TAN(RADIANS([.F$3]))" office:value-type="float" office:value="0.0145386017046707" calcext:value-type="float">
            <text:p>0,01</text:p>
          </table:table-cell>
          <table:table-cell table:style-name="ce4" table:formula="of:=COS(RADIANS([.$A82])) * TAN(RADIANS([.G$3]))" office:value-type="float" office:value="0.0181899159610609" calcext:value-type="float">
            <text:p>0,02</text:p>
          </table:table-cell>
          <table:table-cell table:style-name="ce4" table:formula="of:=COS(RADIANS([.$A82])) * TAN(RADIANS([.H$3]))" office:value-type="float" office:value="0.0218523992661943" calcext:value-type="float">
            <text:p>0,02</text:p>
          </table:table-cell>
          <table:table-cell table:style-name="ce4" table:formula="of:=COS(RADIANS([.$A82])) * TAN(RADIANS([.I$3]))" office:value-type="float" office:value="0.025528345663639" calcext:value-type="float">
            <text:p>0,03</text:p>
          </table:table-cell>
          <table:table-cell table:style-name="ce4" table:formula="of:=COS(RADIANS([.$A82])) * TAN(RADIANS([.J$3]))" office:value-type="float" office:value="0.0292200825719134" calcext:value-type="float">
            <text:p>0,03</text:p>
          </table:table-cell>
          <table:table-cell table:style-name="ce4" table:formula="of:=COS(RADIANS([.$A82])) * TAN(RADIANS([.K$3]))" office:value-type="float" office:value="0.0329299767870988" calcext:value-type="float">
            <text:p>0,03</text:p>
          </table:table-cell>
          <table:table-cell table:style-name="ce4" table:formula="of:=COS(RADIANS([.$A82])) * TAN(RADIANS([.L$3]))" office:value-type="float" office:value="0.0366604406958874" calcext:value-type="float">
            <text:p>0,04</text:p>
          </table:table-cell>
          <table:table-cell table:style-name="ce4" table:formula="of:=COS(RADIANS([.$A82])) * TAN(RADIANS([.M$3]))" office:value-type="float" office:value="0.0404139387345018" calcext:value-type="float">
            <text:p>0,04</text:p>
          </table:table-cell>
          <table:table-cell table:style-name="ce4" table:formula="of:=COS(RADIANS([.$A82])) * TAN(RADIANS([.N$3]))" office:value-type="float" office:value="0.0441929941312236" calcext:value-type="float">
            <text:p>0,04</text:p>
          </table:table-cell>
          <table:table-cell table:style-name="ce4" table:formula="of:=COS(RADIANS([.$A82])) * TAN(RADIANS([.O$3]))" office:value-type="float" office:value="0.0480001959729534" calcext:value-type="float">
            <text:p>0,05</text:p>
          </table:table-cell>
          <table:table-cell table:style-name="ce4" table:formula="of:=COS(RADIANS([.$A82])) * TAN(RADIANS([.P$3]))" office:value-type="float" office:value="0.0518382066393408" calcext:value-type="float">
            <text:p>0,05</text:p>
          </table:table-cell>
          <table:table-cell table:style-name="ce4" table:formula="of:=COS(RADIANS([.$A82])) * TAN(RADIANS([.Q$3]))" office:value-type="float" office:value="0.0557097696516079" calcext:value-type="float">
            <text:p>0,06</text:p>
          </table:table-cell>
          <table:table-cell table:style-name="ce4" table:formula="of:=COS(RADIANS([.$A82])) * TAN(RADIANS([.R$3]))" office:value-type="float" office:value="0.0596177179873044" calcext:value-type="float">
            <text:p>0,06</text:p>
          </table:table-cell>
          <table:table-cell table:style-name="ce4" table:formula="of:=COS(RADIANS([.$A82])) * TAN(RADIANS([.S$3]))" office:value-type="float" office:value="0.0635649829169358" calcext:value-type="float">
            <text:p>0,06</text:p>
          </table:table-cell>
          <table:table-cell table:style-name="ce4" table:formula="of:=COS(RADIANS([.$A82])) * TAN(RADIANS([.T$3]))" office:value-type="float" office:value="0.0675546034237763" calcext:value-type="float">
            <text:p>0,07</text:p>
          </table:table-cell>
          <table:table-cell table:style-name="ce4" table:formula="of:=COS(RADIANS([.$A82])) * TAN(RADIANS([.U$3]))" office:value-type="float" office:value="0.0715897362742979" calcext:value-type="float">
            <text:p>0,07</text:p>
          </table:table-cell>
          <table:table-cell table:style-name="ce4" table:formula="of:=COS(RADIANS([.$A82])) * TAN(RADIANS([.V$3]))" office:value-type="float" office:value="0.0756736668136221" calcext:value-type="float">
            <text:p>0,08</text:p>
          </table:table-cell>
          <table:table-cell table:style-name="ce4" table:formula="of:=COS(RADIANS([.$A82])) * TAN(RADIANS([.W$3]))" office:value-type="float" office:value="0.0798098205683409" calcext:value-type="float">
            <text:p>0,08</text:p>
          </table:table-cell>
          <table:table-cell table:style-name="ce4" table:formula="of:=COS(RADIANS([.$A82])) * TAN(RADIANS([.X$3]))" office:value-type="float" office:value="0.0840017757481053" calcext:value-type="float">
            <text:p>0,08</text:p>
          </table:table-cell>
          <table:table-cell table:style-name="ce4" table:formula="of:=COS(RADIANS([.$A82])) * TAN(RADIANS([.Y$3]))" office:value-type="float" office:value="0.0882532767476965" calcext:value-type="float">
            <text:p>0,09</text:p>
          </table:table-cell>
          <table:table-cell table:style-name="ce4" table:formula="of:=COS(RADIANS([.$A82])) * TAN(RADIANS([.Z$3]))" office:value-type="float" office:value="0.0925682487630658" calcext:value-type="float">
            <text:p>0,09</text:p>
          </table:table-cell>
          <table:table-cell table:style-name="ce4" table:formula="of:=COS(RADIANS([.$A82])) * TAN(RADIANS([.AA$3]))" office:value-type="float" office:value="0.0969508136482754" calcext:value-type="float">
            <text:p>0,10</text:p>
          </table:table-cell>
          <table:table-cell table:style-name="ce4" table:formula="of:=COS(RADIANS([.$A82])) * TAN(RADIANS([.AB$3]))" office:value-type="float" office:value="0.101405307155651" calcext:value-type="float">
            <text:p>0,10</text:p>
          </table:table-cell>
          <table:table-cell table:style-name="ce4" table:formula="of:=COS(RADIANS([.$A82])) * TAN(RADIANS([.AC$3]))" office:value-type="float" office:value="0.105936297719065" calcext:value-type="float">
            <text:p>0,11</text:p>
          </table:table-cell>
          <table:table-cell table:style-name="ce4" table:formula="of:=COS(RADIANS([.$A82])) * TAN(RADIANS([.AD$3]))" office:value-type="float" office:value="0.110548606960488" calcext:value-type="float">
            <text:p>0,11</text:p>
          </table:table-cell>
          <table:table-cell table:style-name="ce4" table:formula="of:=COS(RADIANS([.$A82])) * TAN(RADIANS([.AE$3]))" office:value-type="float" office:value="0.115247332123134" calcext:value-type="float">
            <text:p>0,12</text:p>
          </table:table-cell>
          <table:table-cell table:style-name="ce4" table:formula="of:=COS(RADIANS([.$A82])) * TAN(RADIANS([.AF$3]))" office:value-type="float" office:value="0.120037870661304" calcext:value-type="float">
            <text:p>0,12</text:p>
          </table:table-cell>
          <table:table-cell table:style-name="ce4" table:formula="of:=COS(RADIANS([.$A82])) * TAN(RADIANS([.AG$3]))" office:value-type="float" office:value="0.124925947247826" calcext:value-type="float">
            <text:p>0,12</text:p>
          </table:table-cell>
          <table:table-cell table:style-name="ce4" table:formula="of:=COS(RADIANS([.$A82])) * TAN(RADIANS([.AH$3]))" office:value-type="float" office:value="0.129917643495666" calcext:value-type="float">
            <text:p>0,13</text:p>
          </table:table-cell>
          <table:table-cell table:style-name="ce4" table:formula="of:=COS(RADIANS([.$A82])) * TAN(RADIANS([.AI$3]))" office:value-type="float" office:value="0.135019430731586" calcext:value-type="float">
            <text:p>0,14</text:p>
          </table:table-cell>
          <table:table-cell table:style-name="ce4" table:formula="of:=COS(RADIANS([.$A82])) * TAN(RADIANS([.AJ$3]))" office:value-type="float" office:value="0.140238206207688" calcext:value-type="float">
            <text:p>0,14</text:p>
          </table:table-cell>
          <table:table-cell table:style-name="ce4" table:formula="of:=COS(RADIANS([.$A82])) * TAN(RADIANS([.AK$3]))" office:value-type="float" office:value="0.145581333192521" calcext:value-type="float">
            <text:p>0,15</text:p>
          </table:table-cell>
          <table:table-cell table:style-name="ce4" table:formula="of:=COS(RADIANS([.$A82])) * TAN(RADIANS([.AL$3]))" office:value-type="float" office:value="0.151056685448604" calcext:value-type="float">
            <text:p>0,15</text:p>
          </table:table-cell>
          <table:table-cell table:style-name="ce4" table:formula="of:=COS(RADIANS([.$A82])) * TAN(RADIANS([.AM$3]))" office:value-type="float" office:value="0.156672696679442" calcext:value-type="float">
            <text:p>0,16</text:p>
          </table:table-cell>
          <table:table-cell table:style-name="ce4" table:formula="of:=COS(RADIANS([.$A82])) * TAN(RADIANS([.AN$3]))" office:value-type="float" office:value="0.162438415618624" calcext:value-type="float">
            <text:p>0,16</text:p>
          </table:table-cell>
          <table:table-cell table:style-name="ce4" table:formula="of:=COS(RADIANS([.$A82])) * TAN(RADIANS([.AO$3]))" office:value-type="float" office:value="0.168363567538798" calcext:value-type="float">
            <text:p>0,17</text:p>
          </table:table-cell>
          <table:table-cell table:style-name="ce4" table:formula="of:=COS(RADIANS([.$A82])) * TAN(RADIANS([.AP$3]))" office:value-type="float" office:value="0.174458623082626" calcext:value-type="float">
            <text:p>0,17</text:p>
          </table:table-cell>
          <table:table-cell table:style-name="ce4" table:formula="of:=COS(RADIANS([.$A82])) * TAN(RADIANS([.AQ$3]))" office:value-type="float" office:value="0.180734875464826" calcext:value-type="float">
            <text:p>0,18</text:p>
          </table:table-cell>
          <table:table-cell table:style-name="ce4" table:formula="of:=COS(RADIANS([.$A82])) * TAN(RADIANS([.AR$3]))" office:value-type="float" office:value="0.187204527269112" calcext:value-type="float">
            <text:p>0,19</text:p>
          </table:table-cell>
          <table:table-cell table:style-name="ce4" table:formula="of:=COS(RADIANS([.$A82])) * TAN(RADIANS([.AS$3]))" office:value-type="float" office:value="0.19388078827195" calcext:value-type="float">
            <text:p>0,19</text:p>
          </table:table-cell>
          <table:table-cell table:style-name="ce4" table:formula="of:=COS(RADIANS([.$A82])) * TAN(RADIANS([.AT$3]))" office:value-type="float" office:value="0.200777985973869" calcext:value-type="float">
            <text:p>0,20</text:p>
          </table:table-cell>
          <table:table-cell table:style-name="ce4" table:formula="of:=COS(RADIANS([.$A82])) * TAN(RADIANS([.AU$3]))" office:value-type="float" office:value="0.207911690817759" calcext:value-type="float">
            <text:p>0,21</text:p>
          </table:table-cell>
          <table:table-cell table:style-name="ce4" table:formula="of:=COS(RADIANS([.$A82])) * TAN(RADIANS([.AV$3]))" office:value-type="float" office:value="0.215298858433242" calcext:value-type="float">
            <text:p>0,22</text:p>
          </table:table-cell>
          <table:table-cell table:style-name="ce4" table:formula="of:=COS(RADIANS([.$A82])) * TAN(RADIANS([.AW$3]))" office:value-type="float" office:value="0.222957991681291" calcext:value-type="float">
            <text:p>0,22</text:p>
          </table:table-cell>
          <table:table-cell table:style-name="ce4" table:formula="of:=COS(RADIANS([.$A82])) * TAN(RADIANS([.AX$3]))" office:value-type="float" office:value="0.230909325801501" calcext:value-type="float">
            <text:p>0,23</text:p>
          </table:table-cell>
          <table:table-cell table:style-name="ce4" table:formula="of:=COS(RADIANS([.$A82])) * TAN(RADIANS([.AY$3]))" office:value-type="float" office:value="0.239175040608653" calcext:value-type="float">
            <text:p>0,24</text:p>
          </table:table-cell>
          <table:table-cell table:style-name="ce4" table:formula="of:=COS(RADIANS([.$A82])) * TAN(RADIANS([.AZ$3]))" office:value-type="float" office:value="0.247779504474401" calcext:value-type="float">
            <text:p>0,25</text:p>
          </table:table-cell>
          <table:table-cell table:style-name="ce4" table:formula="of:=COS(RADIANS([.$A82])) * TAN(RADIANS([.BA$3]))" office:value-type="float" office:value="0.256749555801245" calcext:value-type="float">
            <text:p>0,26</text:p>
          </table:table-cell>
          <table:table-cell table:style-name="ce4" table:formula="of:=COS(RADIANS([.$A82])) * TAN(RADIANS([.BB$3]))" office:value-type="float" office:value="0.266114828897305" calcext:value-type="float">
            <text:p>0,27</text:p>
          </table:table-cell>
          <table:table-cell table:style-name="ce4" table:formula="of:=COS(RADIANS([.$A82])) * TAN(RADIANS([.BC$3]))" office:value-type="float" office:value="0.275908132654051" calcext:value-type="float">
            <text:p>0,28</text:p>
          </table:table-cell>
          <table:table-cell table:style-name="ce4" table:formula="of:=COS(RADIANS([.$A82])) * TAN(RADIANS([.BD$3]))" office:value-type="float" office:value="0.286165892296156" calcext:value-type="float">
            <text:p>0,29</text:p>
          </table:table-cell>
          <table:table-cell table:style-name="ce4" table:formula="of:=COS(RADIANS([.$A82])) * TAN(RADIANS([.BE$3]))" office:value-type="float" office:value="0.296928666819766" calcext:value-type="float">
            <text:p>0,30</text:p>
          </table:table-cell>
          <table:table-cell table:style-name="ce4" table:formula="of:=COS(RADIANS([.$A82])) * TAN(RADIANS([.BF$3]))" office:value-type="float" office:value="0.308241757703898" calcext:value-type="float">
            <text:p>0,31</text:p>
          </table:table-cell>
          <table:table-cell table:style-name="ce4" table:formula="of:=COS(RADIANS([.$A82])) * TAN(RADIANS([.BG$3]))" office:value-type="float" office:value="0.320155928257717" calcext:value-type="float">
            <text:p>0,32</text:p>
          </table:table-cell>
          <table:table-cell table:style-name="ce4" table:formula="of:=COS(RADIANS([.$A82])) * TAN(RADIANS([.BH$3]))" office:value-type="float" office:value="0.332728257806967" calcext:value-type="float">
            <text:p>0,33</text:p>
          </table:table-cell>
          <table:table-cell table:style-name="ce4" table:formula="of:=COS(RADIANS([.$A82])) * TAN(RADIANS([.BI$3]))" office:value-type="float" office:value="0.346023161168801" calcext:value-type="float">
            <text:p>0,35</text:p>
          </table:table-cell>
          <table:table-cell table:style-name="ce4" table:formula="of:=COS(RADIANS([.$A82])) * TAN(RADIANS([.BJ$3]))" office:value-type="float" office:value="0.36011361198391" calcext:value-type="float">
            <text:p>0,36</text:p>
          </table:table-cell>
          <table:table-cell table:style-name="ce4" table:formula="of:=COS(RADIANS([.$A82])) * TAN(RADIANS([.BK$3]))" office:value-type="float" office:value="0.375082619114465" calcext:value-type="float">
            <text:p>0,38</text:p>
          </table:table-cell>
          <table:table-cell table:style-name="ce4" table:formula="of:=COS(RADIANS([.$A82])) * TAN(RADIANS([.BL$3]))" office:value-type="float" office:value="0.391025019375864" calcext:value-type="float">
            <text:p>0,39</text:p>
          </table:table-cell>
          <table:table-cell table:style-name="ce4" table:formula="of:=COS(RADIANS([.$A82])) * TAN(RADIANS([.BM$3]))" office:value-type="float" office:value="0.408049668616273" calcext:value-type="float">
            <text:p>0,41</text:p>
          </table:table-cell>
          <table:table-cell table:style-name="ce4" table:formula="of:=COS(RADIANS([.$A82])) * TAN(RADIANS([.BN$3]))" office:value-type="float" office:value="0.426282138392899" calcext:value-type="float">
            <text:p>0,43</text:p>
          </table:table-cell>
          <table:table-cell table:style-name="ce4" table:formula="of:=COS(RADIANS([.$A82])) * TAN(RADIANS([.BO$3]))" office:value-type="float" office:value="0.445868059813528" calcext:value-type="float">
            <text:p>0,45</text:p>
          </table:table-cell>
          <table:table-cell table:style-name="ce4" table:formula="of:=COS(RADIANS([.$A82])) * TAN(RADIANS([.BP$3]))" office:value-type="float" office:value="0.466977303301291" calcext:value-type="float">
            <text:p>0,47</text:p>
          </table:table-cell>
          <table:table-cell table:style-name="ce4" table:formula="of:=COS(RADIANS([.$A82])) * TAN(RADIANS([.BQ$3]))" office:value-type="float" office:value="0.489809248695435" calcext:value-type="float">
            <text:p>0,49</text:p>
          </table:table-cell>
          <table:table-cell table:style-name="ce4" table:formula="of:=COS(RADIANS([.$A82])) * TAN(RADIANS([.BR$3]))" office:value-type="float" office:value="0.514599492614589" calcext:value-type="float">
            <text:p>0,51</text:p>
          </table:table-cell>
          <table:table-cell table:style-name="ce4" table:formula="of:=COS(RADIANS([.$A82])) * TAN(RADIANS([.BS$3]))" office:value-type="float" office:value="0.541628472171343" calcext:value-type="float">
            <text:p>0,54</text:p>
          </table:table-cell>
          <table:table-cell table:style-name="ce4" table:formula="of:=COS(RADIANS([.$A82])) * TAN(RADIANS([.BT$3]))" office:value-type="float" office:value="0.571232675762424" calcext:value-type="float">
            <text:p>0,57</text:p>
          </table:table-cell>
          <table:table-cell table:style-name="ce4" table:formula="of:=COS(RADIANS([.$A82])) * TAN(RADIANS([.BU$3]))" office:value-type="float" office:value="0.603819394068909" calcext:value-type="float">
            <text:p>0,60</text:p>
          </table:table-cell>
          <table:table-cell table:style-name="ce4" table:formula="of:=COS(RADIANS([.$A82])) * TAN(RADIANS([.BV$3]))" office:value-type="float" office:value="0.639886388016089" calcext:value-type="float">
            <text:p>0,64</text:p>
          </table:table-cell>
          <table:table-cell table:style-name="ce4" table:formula="of:=COS(RADIANS([.$A82])) * TAN(RADIANS([.BW$3]))" office:value-type="float" office:value="0.680048498324733" calcext:value-type="float">
            <text:p>0,68</text:p>
          </table:table-cell>
          <table:table-cell table:style-name="ce4" table:formula="of:=COS(RADIANS([.$A82])) * TAN(RADIANS([.BX$3]))" office:value-type="float" office:value="0.725074233601239" calcext:value-type="float">
            <text:p>0,73</text:p>
          </table:table-cell>
          <table:table-cell table:style-name="ce4" table:formula="of:=COS(RADIANS([.$A82])) * TAN(RADIANS([.BY$3]))" office:value-type="float" office:value="0.775936993619429" calcext:value-type="float">
            <text:p>0,78</text:p>
          </table:table-cell>
          <table:table-cell table:style-name="ce4" table:formula="of:=COS(RADIANS([.$A82])) * TAN(RADIANS([.BZ$3]))" office:value-type="float" office:value="0.833888245391068" calcext:value-type="float">
            <text:p>0,83</text:p>
          </table:table-cell>
          <table:table-cell table:style-name="ce4" table:formula="of:=COS(RADIANS([.$A82])) * TAN(RADIANS([.CA$3]))" office:value-type="float" office:value="0.90056447275875" calcext:value-type="float">
            <text:p>0,90</text:p>
          </table:table-cell>
          <table:table-cell table:style-name="ce4" table:formula="of:=COS(RADIANS([.$A82])) * TAN(RADIANS([.CB$3]))" office:value-type="float" office:value="0.978147600733806" calcext:value-type="float">
            <text:p>0,98</text:p>
          </table:table-cell>
          <table:table-cell table:style-name="ce4" table:formula="of:=COS(RADIANS([.$A82])) * TAN(RADIANS([.CC$3]))" office:value-type="float" office:value="1.06961292396368" calcext:value-type="float">
            <text:p>1,07</text:p>
          </table:table-cell>
          <table:table-cell table:style-name="ce4" table:formula="of:=COS(RADIANS([.$A82])) * TAN(RADIANS([.CD$3]))" office:value-type="float" office:value="1.17912579222074" calcext:value-type="float">
            <text:p>1,18</text:p>
          </table:table-cell>
          <table:table-cell table:style-name="ce4" table:formula="of:=COS(RADIANS([.$A82])) * TAN(RADIANS([.CE$3]))" office:value-type="float" office:value="1.31270275281928" calcext:value-type="float">
            <text:p>1,31</text:p>
          </table:table-cell>
          <table:table-cell table:style-name="ce4" table:formula="of:=COS(RADIANS([.$A82])) * TAN(RADIANS([.CF$3]))" office:value-type="float" office:value="1.47936854977439" calcext:value-type="float">
            <text:p>1,48</text:p>
          </table:table-cell>
          <table:table-cell table:style-name="ce4" table:formula="of:=COS(RADIANS([.$A82])) * TAN(RADIANS([.CG$3]))" office:value-type="float" office:value="1.69330483644578" calcext:value-type="float">
            <text:p>1,69</text:p>
          </table:table-cell>
          <table:table-cell table:style-name="ce4" table:formula="of:=COS(RADIANS([.$A82])) * TAN(RADIANS([.CH$3]))" office:value-type="float" office:value="1.97814760073381" calcext:value-type="float">
            <text:p>1,98</text:p>
          </table:table-cell>
          <table:table-cell table:style-name="ce4" table:formula="of:=COS(RADIANS([.$A82])) * TAN(RADIANS([.CI$3]))" office:value-type="float" office:value="2.37644150040253" calcext:value-type="float">
            <text:p>2,38</text:p>
          </table:table-cell>
          <table:table-cell table:style-name="ce4" table:formula="of:=COS(RADIANS([.$A82])) * TAN(RADIANS([.CJ$3]))" office:value-type="float" office:value="2.97327570125345" calcext:value-type="float">
            <text:p>2,97</text:p>
          </table:table-cell>
          <table:table-cell table:style-name="ce4" table:formula="of:=COS(RADIANS([.$A82])) * TAN(RADIANS([.CK$3]))" office:value-type="float" office:value="3.96719139147034" calcext:value-type="float">
            <text:p>3,97</text:p>
          </table:table-cell>
          <table:table-cell table:style-name="ce4" table:formula="of:=COS(RADIANS([.$A82])) * TAN(RADIANS([.CL$3]))" office:value-type="float" office:value="5.95381183873657" calcext:value-type="float">
            <text:p>5,95</text:p>
          </table:table-cell>
          <table:table-cell table:style-name="ce4" table:formula="of:=COS(RADIANS([.$A82])) * TAN(RADIANS([.CM$3]))" office:value-type="float" office:value="11.9112527895357" calcext:value-type="float">
            <text:p>11,91</text:p>
          </table:table-cell>
          <table:table-cell table:number-columns-repeated="933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style-name="ce4" table:formula="of:=COS(RADIANS([.$A83])) * TAN(RADIANS([.B$3]))" office:value-type="float" office:value="0" calcext:value-type="float">
            <text:p>0,00</text:p>
          </table:table-cell>
          <table:table-cell table:style-name="ce4" table:formula="of:=COS(RADIANS([.$A83])) * TAN(RADIANS([.C$3]))" office:value-type="float" office:value="0.00333058340318556" calcext:value-type="float">
            <text:p>0,00</text:p>
          </table:table-cell>
          <table:table-cell table:style-name="ce4" table:formula="of:=COS(RADIANS([.$A83])) * TAN(RADIANS([.D$3]))" office:value-type="float" office:value="0.00666319694449628" calcext:value-type="float">
            <text:p>0,01</text:p>
          </table:table-cell>
          <table:table-cell table:style-name="ce4" table:formula="of:=COS(RADIANS([.$A83])) * TAN(RADIANS([.E$3]))" office:value-type="float" office:value="0.0099998757149128" calcext:value-type="float">
            <text:p>0,01</text:p>
          </table:table-cell>
          <table:table-cell table:style-name="ce4" table:formula="of:=COS(RADIANS([.$A83])) * TAN(RADIANS([.F$3]))" office:value-type="float" office:value="0.0133426647368258" calcext:value-type="float">
            <text:p>0,01</text:p>
          </table:table-cell>
          <table:table-cell table:style-name="ce4" table:formula="of:=COS(RADIANS([.$A83])) * TAN(RADIANS([.G$3]))" office:value-type="float" office:value="0.0166936239942181" calcext:value-type="float">
            <text:p>0,02</text:p>
          </table:table-cell>
          <table:table-cell table:style-name="ce4" table:formula="of:=COS(RADIANS([.$A83])) * TAN(RADIANS([.H$3]))" office:value-type="float" office:value="0.0200548335408637" calcext:value-type="float">
            <text:p>0,02</text:p>
          </table:table-cell>
          <table:table-cell table:style-name="ce4" table:formula="of:=COS(RADIANS([.$A83])) * TAN(RADIANS([.I$3]))" office:value-type="float" office:value="0.0234283987136334" calcext:value-type="float">
            <text:p>0,02</text:p>
          </table:table-cell>
          <table:table-cell table:style-name="ce4" table:formula="of:=COS(RADIANS([.$A83])) * TAN(RADIANS([.J$3]))" office:value-type="float" office:value="0.0268164554789444" calcext:value-type="float">
            <text:p>0,03</text:p>
          </table:table-cell>
          <table:table-cell table:style-name="ce4" table:formula="of:=COS(RADIANS([.$A83])) * TAN(RADIANS([.K$3]))" office:value-type="float" office:value="0.0302211759416011" calcext:value-type="float">
            <text:p>0,03</text:p>
          </table:table-cell>
          <table:table-cell table:style-name="ce4" table:formula="of:=COS(RADIANS([.$A83])) * TAN(RADIANS([.L$3]))" office:value-type="float" office:value="0.0336447740467616" calcext:value-type="float">
            <text:p>0,03</text:p>
          </table:table-cell>
          <table:table-cell table:style-name="ce4" table:formula="of:=COS(RADIANS([.$A83])) * TAN(RADIANS([.M$3]))" office:value-type="float" office:value="0.0370895115075503" calcext:value-type="float">
            <text:p>0,04</text:p>
          </table:table-cell>
          <table:table-cell table:style-name="ce4" table:formula="of:=COS(RADIANS([.$A83])) * TAN(RADIANS([.N$3]))" office:value-type="float" office:value="0.0405577039929495" calcext:value-type="float">
            <text:p>0,04</text:p>
          </table:table-cell>
          <table:table-cell table:style-name="ce4" table:formula="of:=COS(RADIANS([.$A83])) * TAN(RADIANS([.O$3]))" office:value-type="float" office:value="0.0440517276130689" calcext:value-type="float">
            <text:p>0,04</text:p>
          </table:table-cell>
          <table:table-cell table:style-name="ce4" table:formula="of:=COS(RADIANS([.$A83])) * TAN(RADIANS([.P$3]))" office:value-type="float" office:value="0.0475740257417476" calcext:value-type="float">
            <text:p>0,05</text:p>
          </table:table-cell>
          <table:table-cell table:style-name="ce4" table:formula="of:=COS(RADIANS([.$A83])) * TAN(RADIANS([.Q$3]))" office:value-type="float" office:value="0.051127116219739" calcext:value-type="float">
            <text:p>0,05</text:p>
          </table:table-cell>
          <table:table-cell table:style-name="ce4" table:formula="of:=COS(RADIANS([.$A83])) * TAN(RADIANS([.R$3]))" office:value-type="float" office:value="0.054713598985498" calcext:value-type="float">
            <text:p>0,05</text:p>
          </table:table-cell>
          <table:table-cell table:style-name="ce4" table:formula="of:=COS(RADIANS([.$A83])) * TAN(RADIANS([.S$3]))" office:value-type="float" office:value="0.0583361641849135" calcext:value-type="float">
            <text:p>0,06</text:p>
          </table:table-cell>
          <table:table-cell table:style-name="ce4" table:formula="of:=COS(RADIANS([.$A83])) * TAN(RADIANS([.T$3]))" office:value-type="float" office:value="0.061997600816253" calcext:value-type="float">
            <text:p>0,06</text:p>
          </table:table-cell>
          <table:table-cell table:style-name="ce4" table:formula="of:=COS(RADIANS([.$A83])) * TAN(RADIANS([.U$3]))" office:value-type="float" office:value="0.0657008059722045" calcext:value-type="float">
            <text:p>0,07</text:p>
          </table:table-cell>
          <table:table-cell table:style-name="ce4" table:formula="of:=COS(RADIANS([.$A83])) * TAN(RADIANS([.V$3]))" office:value-type="float" office:value="0.0694487947472998" calcext:value-type="float">
            <text:p>0,07</text:p>
          </table:table-cell>
          <table:table-cell table:style-name="ce4" table:formula="of:=COS(RADIANS([.$A83])) * TAN(RADIANS([.W$3]))" office:value-type="float" office:value="0.0732447108862945" calcext:value-type="float">
            <text:p>0,07</text:p>
          </table:table-cell>
          <table:table-cell table:style-name="ce4" table:formula="of:=COS(RADIANS([.$A83])) * TAN(RADIANS([.X$3]))" office:value-type="float" office:value="0.0770918382573833" calcext:value-type="float">
            <text:p>0,08</text:p>
          </table:table-cell>
          <table:table-cell table:style-name="ce4" table:formula="of:=COS(RADIANS([.$A83])) * TAN(RADIANS([.Y$3]))" office:value-type="float" office:value="0.0809936132435982" calcext:value-type="float">
            <text:p>0,08</text:p>
          </table:table-cell>
          <table:table-cell table:style-name="ce4" table:formula="of:=COS(RADIANS([.$A83])) * TAN(RADIANS([.Z$3]))" office:value-type="float" office:value="0.0849536381565416" calcext:value-type="float">
            <text:p>0,08</text:p>
          </table:table-cell>
          <table:table-cell table:style-name="ce4" table:formula="of:=COS(RADIANS([.$A83])) * TAN(RADIANS([.AA$3]))" office:value-type="float" office:value="0.0889756957889446" calcext:value-type="float">
            <text:p>0,09</text:p>
          </table:table-cell>
          <table:table-cell table:style-name="ce4" table:formula="of:=COS(RADIANS([.$A83])) * TAN(RADIANS([.AB$3]))" office:value-type="float" office:value="0.0930637652366537" calcext:value-type="float">
            <text:p>0,09</text:p>
          </table:table-cell>
          <table:table-cell table:style-name="ce4" table:formula="of:=COS(RADIANS([.$A83])) * TAN(RADIANS([.AC$3]))" office:value-type="float" office:value="0.0972220391368144" calcext:value-type="float">
            <text:p>0,10</text:p>
          </table:table-cell>
          <table:table-cell table:style-name="ce4" table:formula="of:=COS(RADIANS([.$A83])) * TAN(RADIANS([.AD$3]))" office:value-type="float" office:value="0.10145494248756" calcext:value-type="float">
            <text:p>0,10</text:p>
          </table:table-cell>
          <table:table-cell table:style-name="ce4" table:formula="of:=COS(RADIANS([.$A83])) * TAN(RADIANS([.AE$3]))" office:value-type="float" office:value="0.105767153235828" calcext:value-type="float">
            <text:p>0,11</text:p>
          </table:table-cell>
          <table:table-cell table:style-name="ce4" table:formula="of:=COS(RADIANS([.$A83])) * TAN(RADIANS([.AF$3]))" office:value-type="float" office:value="0.11016362484445" calcext:value-type="float">
            <text:p>0,11</text:p>
          </table:table-cell>
          <table:table-cell table:style-name="ce4" table:formula="of:=COS(RADIANS([.$A83])) * TAN(RADIANS([.AG$3]))" office:value-type="float" office:value="0.114649611077978" calcext:value-type="float">
            <text:p>0,11</text:p>
          </table:table-cell>
          <table:table-cell table:style-name="ce4" table:formula="of:=COS(RADIANS([.$A83])) * TAN(RADIANS([.AH$3]))" office:value-type="float" office:value="0.119230693279411" calcext:value-type="float">
            <text:p>0,12</text:p>
          </table:table-cell>
          <table:table-cell table:style-name="ce4" table:formula="of:=COS(RADIANS([.$A83])) * TAN(RADIANS([.AI$3]))" office:value-type="float" office:value="0.123912810447917" calcext:value-type="float">
            <text:p>0,12</text:p>
          </table:table-cell>
          <table:table-cell table:style-name="ce4" table:formula="of:=COS(RADIANS([.$A83])) * TAN(RADIANS([.AJ$3]))" office:value-type="float" office:value="0.128702292471627" calcext:value-type="float">
            <text:p>0,13</text:p>
          </table:table-cell>
          <table:table-cell table:style-name="ce4" table:formula="of:=COS(RADIANS([.$A83])) * TAN(RADIANS([.AK$3]))" office:value-type="float" office:value="0.133605896920878" calcext:value-type="float">
            <text:p>0,13</text:p>
          </table:table-cell>
          <table:table-cell table:style-name="ce4" table:formula="of:=COS(RADIANS([.$A83])) * TAN(RADIANS([.AL$3]))" office:value-type="float" office:value="0.138630849867038" calcext:value-type="float">
            <text:p>0,14</text:p>
          </table:table-cell>
          <table:table-cell table:style-name="ce4" table:formula="of:=COS(RADIANS([.$A83])) * TAN(RADIANS([.AM$3]))" office:value-type="float" office:value="0.143784891262041" calcext:value-type="float">
            <text:p>0,14</text:p>
          </table:table-cell>
          <table:table-cell table:style-name="ce4" table:formula="of:=COS(RADIANS([.$A83])) * TAN(RADIANS([.AN$3]))" office:value-type="float" office:value="0.149076325495881" calcext:value-type="float">
            <text:p>0,15</text:p>
          </table:table-cell>
          <table:table-cell table:style-name="ce4" table:formula="of:=COS(RADIANS([.$A83])) * TAN(RADIANS([.AO$3]))" office:value-type="float" office:value="0.154514077845906" calcext:value-type="float">
            <text:p>0,15</text:p>
          </table:table-cell>
          <table:table-cell table:style-name="ce4" table:formula="of:=COS(RADIANS([.$A83])) * TAN(RADIANS([.AP$3]))" office:value-type="float" office:value="0.160107757645766" calcext:value-type="float">
            <text:p>0,16</text:p>
          </table:table-cell>
          <table:table-cell table:style-name="ce4" table:formula="of:=COS(RADIANS([.$A83])) * TAN(RADIANS([.AQ$3]))" office:value-type="float" office:value="0.165867729136868" calcext:value-type="float">
            <text:p>0,17</text:p>
          </table:table-cell>
          <table:table-cell table:style-name="ce4" table:formula="of:=COS(RADIANS([.$A83])) * TAN(RADIANS([.AR$3]))" office:value-type="float" office:value="0.171805191125449" calcext:value-type="float">
            <text:p>0,17</text:p>
          </table:table-cell>
          <table:table-cell table:style-name="ce4" table:formula="of:=COS(RADIANS([.$A83])) * TAN(RADIANS([.AS$3]))" office:value-type="float" office:value="0.177932266759399" calcext:value-type="float">
            <text:p>0,18</text:p>
          </table:table-cell>
          <table:table-cell table:style-name="ce4" table:formula="of:=COS(RADIANS([.$A83])) * TAN(RADIANS([.AT$3]))" office:value-type="float" office:value="0.184262104967344" calcext:value-type="float">
            <text:p>0,18</text:p>
          </table:table-cell>
          <table:table-cell table:style-name="ce4" table:formula="of:=COS(RADIANS([.$A83])) * TAN(RADIANS([.AU$3]))" office:value-type="float" office:value="0.190808995376545" calcext:value-type="float">
            <text:p>0,19</text:p>
          </table:table-cell>
          <table:table-cell table:style-name="ce4" table:formula="of:=COS(RADIANS([.$A83])) * TAN(RADIANS([.AV$3]))" office:value-type="float" office:value="0.197588498856337" calcext:value-type="float">
            <text:p>0,20</text:p>
          </table:table-cell>
          <table:table-cell table:style-name="ce4" table:formula="of:=COS(RADIANS([.$A83])) * TAN(RADIANS([.AW$3]))" office:value-type="float" office:value="0.204617596233051" calcext:value-type="float">
            <text:p>0,20</text:p>
          </table:table-cell>
          <table:table-cell table:style-name="ce4" table:formula="of:=COS(RADIANS([.$A83])) * TAN(RADIANS([.AX$3]))" office:value-type="float" office:value="0.211914858207176" calcext:value-type="float">
            <text:p>0,21</text:p>
          </table:table-cell>
          <table:table-cell table:style-name="ce4" table:formula="of:=COS(RADIANS([.$A83])) * TAN(RADIANS([.AY$3]))" office:value-type="float" office:value="0.219500640094757" calcext:value-type="float">
            <text:p>0,22</text:p>
          </table:table-cell>
          <table:table-cell table:style-name="ce4" table:formula="of:=COS(RADIANS([.$A83])) * TAN(RADIANS([.AZ$3]))" office:value-type="float" office:value="0.227397305739289" calcext:value-type="float">
            <text:p>0,23</text:p>
          </table:table-cell>
          <table:table-cell table:style-name="ce4" table:formula="of:=COS(RADIANS([.$A83])) * TAN(RADIANS([.BA$3]))" office:value-type="float" office:value="0.235629485831805" calcext:value-type="float">
            <text:p>0,24</text:p>
          </table:table-cell>
          <table:table-cell table:style-name="ce4" table:formula="of:=COS(RADIANS([.$A83])) * TAN(RADIANS([.BB$3]))" office:value-type="float" office:value="0.244224376979376" calcext:value-type="float">
            <text:p>0,24</text:p>
          </table:table-cell>
          <table:table-cell table:style-name="ce4" table:formula="of:=COS(RADIANS([.$A83])) * TAN(RADIANS([.BC$3]))" office:value-type="float" office:value="0.253212089233037" calcext:value-type="float">
            <text:p>0,25</text:p>
          </table:table-cell>
          <table:table-cell table:style-name="ce4" table:formula="of:=COS(RADIANS([.$A83])) * TAN(RADIANS([.BD$3]))" office:value-type="float" office:value="0.262626051499544" calcext:value-type="float">
            <text:p>0,26</text:p>
          </table:table-cell>
          <table:table-cell table:style-name="ce4" table:formula="of:=COS(RADIANS([.$A83])) * TAN(RADIANS([.BE$3]))" office:value-type="float" office:value="0.272503486415478" calcext:value-type="float">
            <text:p>0,27</text:p>
          </table:table-cell>
          <table:table-cell table:style-name="ce4" table:formula="of:=COS(RADIANS([.$A83])) * TAN(RADIANS([.BF$3]))" office:value-type="float" office:value="0.282885968986393" calcext:value-type="float">
            <text:p>0,28</text:p>
          </table:table-cell>
          <table:table-cell table:style-name="ce4" table:formula="of:=COS(RADIANS([.$A83])) * TAN(RADIANS([.BG$3]))" office:value-type="float" office:value="0.293820086761" calcext:value-type="float">
            <text:p>0,29</text:p>
          </table:table-cell>
          <table:table-cell table:style-name="ce4" table:formula="of:=COS(RADIANS([.$A83])) * TAN(RADIANS([.BH$3]))" office:value-type="float" office:value="0.305358223752719" calcext:value-type="float">
            <text:p>0,31</text:p>
          </table:table-cell>
          <table:table-cell table:style-name="ce4" table:formula="of:=COS(RADIANS([.$A83])) * TAN(RADIANS([.BI$3]))" office:value-type="float" office:value="0.317559496053098" calcext:value-type="float">
            <text:p>0,32</text:p>
          </table:table-cell>
          <table:table-cell table:style-name="ce4" table:formula="of:=COS(RADIANS([.$A83])) * TAN(RADIANS([.BJ$3]))" office:value-type="float" office:value="0.330490874533351" calcext:value-type="float">
            <text:p>0,33</text:p>
          </table:table-cell>
          <table:table-cell table:style-name="ce4" table:formula="of:=COS(RADIANS([.$A83])) * TAN(RADIANS([.BK$3]))" office:value-type="float" office:value="0.344228539794651" calcext:value-type="float">
            <text:p>0,34</text:p>
          </table:table-cell>
          <table:table-cell table:style-name="ce4" table:formula="of:=COS(RADIANS([.$A83])) * TAN(RADIANS([.BL$3]))" office:value-type="float" office:value="0.358859527430814" calcext:value-type="float">
            <text:p>0,36</text:p>
          </table:table-cell>
          <table:table-cell table:style-name="ce4" table:formula="of:=COS(RADIANS([.$A83])) * TAN(RADIANS([.BM$3]))" office:value-type="float" office:value="0.374483738870891" calcext:value-type="float">
            <text:p>0,37</text:p>
          </table:table-cell>
          <table:table-cell table:style-name="ce4" table:formula="of:=COS(RADIANS([.$A83])) * TAN(RADIANS([.BN$3]))" office:value-type="float" office:value="0.391216416228416" calcext:value-type="float">
            <text:p>0,39</text:p>
          </table:table-cell>
          <table:table-cell table:style-name="ce4" table:formula="of:=COS(RADIANS([.$A83])) * TAN(RADIANS([.BO$3]))" office:value-type="float" office:value="0.409191211080477" calcext:value-type="float">
            <text:p>0,41</text:p>
          </table:table-cell>
          <table:table-cell table:style-name="ce4" table:formula="of:=COS(RADIANS([.$A83])) * TAN(RADIANS([.BP$3]))" office:value-type="float" office:value="0.428564020407439" calcext:value-type="float">
            <text:p>0,43</text:p>
          </table:table-cell>
          <table:table-cell table:style-name="ce4" table:formula="of:=COS(RADIANS([.$A83])) * TAN(RADIANS([.BQ$3]))" office:value-type="float" office:value="0.449517823178287" calcext:value-type="float">
            <text:p>0,45</text:p>
          </table:table-cell>
          <table:table-cell table:style-name="ce4" table:formula="of:=COS(RADIANS([.$A83])) * TAN(RADIANS([.BR$3]))" office:value-type="float" office:value="0.472268835970057" calcext:value-type="float">
            <text:p>0,47</text:p>
          </table:table-cell>
          <table:table-cell table:style-name="ce4" table:formula="of:=COS(RADIANS([.$A83])) * TAN(RADIANS([.BS$3]))" office:value-type="float" office:value="0.497074427300647" calcext:value-type="float">
            <text:p>0,50</text:p>
          </table:table-cell>
          <table:table-cell table:style-name="ce4" table:formula="of:=COS(RADIANS([.$A83])) * TAN(RADIANS([.BT$3]))" office:value-type="float" office:value="0.524243406225878" calcext:value-type="float">
            <text:p>0,52</text:p>
          </table:table-cell>
          <table:table-cell table:style-name="ce4" table:formula="of:=COS(RADIANS([.$A83])) * TAN(RADIANS([.BU$3]))" office:value-type="float" office:value="0.554149559930957" calcext:value-type="float">
            <text:p>0,55</text:p>
          </table:table-cell>
          <table:table-cell table:style-name="ce4" table:formula="of:=COS(RADIANS([.$A83])) * TAN(RADIANS([.BV$3]))" office:value-type="float" office:value="0.587249703815341" calcext:value-type="float">
            <text:p>0,59</text:p>
          </table:table-cell>
          <table:table-cell table:style-name="ce4" table:formula="of:=COS(RADIANS([.$A83])) * TAN(RADIANS([.BW$3]))" office:value-type="float" office:value="0.6241081021577" calcext:value-type="float">
            <text:p>0,62</text:p>
          </table:table-cell>
          <table:table-cell table:style-name="ce4" table:formula="of:=COS(RADIANS([.$A83])) * TAN(RADIANS([.BX$3]))" office:value-type="float" office:value="0.665430046490936" calcext:value-type="float">
            <text:p>0,67</text:p>
          </table:table-cell>
          <table:table-cell table:style-name="ce4" table:formula="of:=COS(RADIANS([.$A83])) * TAN(RADIANS([.BY$3]))" office:value-type="float" office:value="0.712108865286441" calcext:value-type="float">
            <text:p>0,71</text:p>
          </table:table-cell>
          <table:table-cell table:style-name="ce4" table:formula="of:=COS(RADIANS([.$A83])) * TAN(RADIANS([.BZ$3]))" office:value-type="float" office:value="0.765293080603376" calcext:value-type="float">
            <text:p>0,77</text:p>
          </table:table-cell>
          <table:table-cell table:style-name="ce4" table:formula="of:=COS(RADIANS([.$A83])) * TAN(RADIANS([.CA$3]))" office:value-type="float" office:value="0.826484560069901" calcext:value-type="float">
            <text:p>0,83</text:p>
          </table:table-cell>
          <table:table-cell table:style-name="ce4" table:formula="of:=COS(RADIANS([.$A83])) * TAN(RADIANS([.CB$3]))" office:value-type="float" office:value="0.897685744807829" calcext:value-type="float">
            <text:p>0,90</text:p>
          </table:table-cell>
          <table:table-cell table:style-name="ce4" table:formula="of:=COS(RADIANS([.$A83])) * TAN(RADIANS([.CC$3]))" office:value-type="float" office:value="0.981627183447664" calcext:value-type="float">
            <text:p>0,98</text:p>
          </table:table-cell>
          <table:table-cell table:style-name="ce4" table:formula="of:=COS(RADIANS([.$A83])) * TAN(RADIANS([.CD$3]))" office:value-type="float" office:value="1.08213158649852" calcext:value-type="float">
            <text:p>1,08</text:p>
          </table:table-cell>
          <table:table-cell table:style-name="ce4" table:formula="of:=COS(RADIANS([.$A83])) * TAN(RADIANS([.CE$3]))" office:value-type="float" office:value="1.20472058357228" calcext:value-type="float">
            <text:p>1,20</text:p>
          </table:table-cell>
          <table:table-cell table:style-name="ce4" table:formula="of:=COS(RADIANS([.$A83])) * TAN(RADIANS([.CF$3]))" office:value-type="float" office:value="1.35767654846082" calcext:value-type="float">
            <text:p>1,36</text:p>
          </table:table-cell>
          <table:table-cell table:style-name="ce4" table:formula="of:=COS(RADIANS([.$A83])) * TAN(RADIANS([.CG$3]))" office:value-type="float" office:value="1.55401455992038" calcext:value-type="float">
            <text:p>1,55</text:p>
          </table:table-cell>
          <table:table-cell table:style-name="ce4" table:formula="of:=COS(RADIANS([.$A83])) * TAN(RADIANS([.CH$3]))" office:value-type="float" office:value="1.81542632315652" calcext:value-type="float">
            <text:p>1,82</text:p>
          </table:table-cell>
          <table:table-cell table:style-name="ce4" table:formula="of:=COS(RADIANS([.$A83])) * TAN(RADIANS([.CI$3]))" office:value-type="float" office:value="2.18095679699125" calcext:value-type="float">
            <text:p>2,18</text:p>
          </table:table-cell>
          <table:table-cell table:style-name="ce4" table:formula="of:=COS(RADIANS([.$A83])) * TAN(RADIANS([.CJ$3]))" office:value-type="float" office:value="2.72869576165846" calcext:value-type="float">
            <text:p>2,73</text:p>
          </table:table-cell>
          <table:table-cell table:style-name="ce4" table:formula="of:=COS(RADIANS([.$A83])) * TAN(RADIANS([.CK$3]))" office:value-type="float" office:value="3.64085252202794" calcext:value-type="float">
            <text:p>3,64</text:p>
          </table:table-cell>
          <table:table-cell table:style-name="ce4" table:formula="of:=COS(RADIANS([.$A83])) * TAN(RADIANS([.CL$3]))" office:value-type="float" office:value="5.4640547202614" calcext:value-type="float">
            <text:p>5,46</text:p>
          </table:table-cell>
          <table:table-cell table:style-name="ce4" table:formula="of:=COS(RADIANS([.$A83])) * TAN(RADIANS([.CM$3]))" office:value-type="float" office:value="10.931440023926" calcext:value-type="float">
            <text:p>10,93</text:p>
          </table:table-cell>
          <table:table-cell table:number-columns-repeated="933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style-name="ce4" table:formula="of:=COS(RADIANS([.$A84])) * TAN(RADIANS([.B$3]))" office:value-type="float" office:value="0" calcext:value-type="float">
            <text:p>0,00</text:p>
          </table:table-cell>
          <table:table-cell table:style-name="ce4" table:formula="of:=COS(RADIANS([.$A84])) * TAN(RADIANS([.C$3]))" office:value-type="float" office:value="0.00303104021584293" calcext:value-type="float">
            <text:p>0,00</text:p>
          </table:table-cell>
          <table:table-cell table:style-name="ce4" table:formula="of:=COS(RADIANS([.$A84])) * TAN(RADIANS([.D$3]))" office:value-type="float" office:value="0.00606392798496893" calcext:value-type="float">
            <text:p>0,01</text:p>
          </table:table-cell>
          <table:table-cell table:style-name="ce4" table:formula="of:=COS(RADIANS([.$A84])) * TAN(RADIANS([.E$3]))" office:value-type="float" office:value="0.00910051536807081" calcext:value-type="float">
            <text:p>0,01</text:p>
          </table:table-cell>
          <table:table-cell table:style-name="ce4" table:formula="of:=COS(RADIANS([.$A84])) * TAN(RADIANS([.F$3]))" office:value-type="float" office:value="0.0121426634640487" calcext:value-type="float">
            <text:p>0,01</text:p>
          </table:table-cell>
          <table:table-cell table:style-name="ce4" table:formula="of:=COS(RADIANS([.$A84])) * TAN(RADIANS([.G$3]))" office:value-type="float" office:value="0.0151922469877919" calcext:value-type="float">
            <text:p>0,02</text:p>
          </table:table-cell>
          <table:table-cell table:style-name="ce4" table:formula="of:=COS(RADIANS([.$A84])) * TAN(RADIANS([.H$3]))" office:value-type="float" office:value="0.018251158918961" calcext:value-type="float">
            <text:p>0,02</text:p>
          </table:table-cell>
          <table:table-cell table:style-name="ce4" table:formula="of:=COS(RADIANS([.$A84])) * TAN(RADIANS([.I$3]))" office:value-type="float" office:value="0.0213213152464236" calcext:value-type="float">
            <text:p>0,02</text:p>
          </table:table-cell>
          <table:table-cell table:style-name="ce4" table:formula="of:=COS(RADIANS([.$A84])) * TAN(RADIANS([.J$3]))" office:value-type="float" office:value="0.0244046598338596" calcext:value-type="float">
            <text:p>0,02</text:p>
          </table:table-cell>
          <table:table-cell table:style-name="ce4" table:formula="of:=COS(RADIANS([.$A84])) * TAN(RADIANS([.K$3]))" office:value-type="float" office:value="0.0275031694331524" calcext:value-type="float">
            <text:p>0,03</text:p>
          </table:table-cell>
          <table:table-cell table:style-name="ce4" table:formula="of:=COS(RADIANS([.$A84])) * TAN(RADIANS([.L$3]))" office:value-type="float" office:value="0.0306188588735369" calcext:value-type="float">
            <text:p>0,03</text:p>
          </table:table-cell>
          <table:table-cell table:style-name="ce4" table:formula="of:=COS(RADIANS([.$A84])) * TAN(RADIANS([.M$3]))" office:value-type="float" office:value="0.0337537864560994" calcext:value-type="float">
            <text:p>0,03</text:p>
          </table:table-cell>
          <table:table-cell table:style-name="ce4" table:formula="of:=COS(RADIANS([.$A84])) * TAN(RADIANS([.N$3]))" office:value-type="float" office:value="0.0369100595851478" calcext:value-type="float">
            <text:p>0,04</text:p>
          </table:table-cell>
          <table:table-cell table:style-name="ce4" table:formula="of:=COS(RADIANS([.$A84])) * TAN(RADIANS([.O$3]))" office:value-type="float" office:value="0.0400898406702146" calcext:value-type="float">
            <text:p>0,04</text:p>
          </table:table-cell>
          <table:table-cell table:style-name="ce4" table:formula="of:=COS(RADIANS([.$A84])) * TAN(RADIANS([.P$3]))" office:value-type="float" office:value="0.0432953533350536" calcext:value-type="float">
            <text:p>0,04</text:p>
          </table:table-cell>
          <table:table-cell table:style-name="ce4" table:formula="of:=COS(RADIANS([.$A84])) * TAN(RADIANS([.Q$3]))" office:value-type="float" office:value="0.0465288889729901" calcext:value-type="float">
            <text:p>0,05</text:p>
          </table:table-cell>
          <table:table-cell table:style-name="ce4" table:formula="of:=COS(RADIANS([.$A84])) * TAN(RADIANS([.R$3]))" office:value-type="float" office:value="0.049792813691418" calcext:value-type="float">
            <text:p>0,05</text:p>
          </table:table-cell>
          <table:table-cell table:style-name="ce4" table:formula="of:=COS(RADIANS([.$A84])) * TAN(RADIANS([.S$3]))" office:value-type="float" office:value="0.0530895756921652" calcext:value-type="float">
            <text:p>0,05</text:p>
          </table:table-cell>
          <table:table-cell table:style-name="ce4" table:formula="of:=COS(RADIANS([.$A84])) * TAN(RADIANS([.T$3]))" office:value-type="float" office:value="0.0564217131389368" calcext:value-type="float">
            <text:p>0,06</text:p>
          </table:table-cell>
          <table:table-cell table:style-name="ce4" table:formula="of:=COS(RADIANS([.$A84])) * TAN(RADIANS([.U$3]))" office:value-type="float" office:value="0.0597918625681539" calcext:value-type="float">
            <text:p>0,06</text:p>
          </table:table-cell>
          <table:table-cell table:style-name="ce4" table:formula="of:=COS(RADIANS([.$A84])) * TAN(RADIANS([.V$3]))" office:value-type="float" office:value="0.0632027679053318" calcext:value-type="float">
            <text:p>0,06</text:p>
          </table:table-cell>
          <table:table-cell table:style-name="ce4" table:formula="of:=COS(RADIANS([.$A84])) * TAN(RADIANS([.W$3]))" office:value-type="float" office:value="0.0666572901557747" calcext:value-type="float">
            <text:p>0,07</text:p>
          </table:table-cell>
          <table:table-cell table:style-name="ce4" table:formula="of:=COS(RADIANS([.$A84])) * TAN(RADIANS([.X$3]))" office:value-type="float" office:value="0.0701584178459227" calcext:value-type="float">
            <text:p>0,07</text:p>
          </table:table-cell>
          <table:table-cell table:style-name="ce4" table:formula="of:=COS(RADIANS([.$A84])) * TAN(RADIANS([.Y$3]))" office:value-type="float" office:value="0.0737092783003031" calcext:value-type="float">
            <text:p>0,07</text:p>
          </table:table-cell>
          <table:table-cell table:style-name="ce4" table:formula="of:=COS(RADIANS([.$A84])) * TAN(RADIANS([.Z$3]))" office:value-type="float" office:value="0.0773131498488705" calcext:value-type="float">
            <text:p>0,08</text:p>
          </table:table-cell>
          <table:table-cell table:style-name="ce4" table:formula="of:=COS(RADIANS([.$A84])) * TAN(RADIANS([.AA$3]))" office:value-type="float" office:value="0.0809734750707495" calcext:value-type="float">
            <text:p>0,08</text:p>
          </table:table-cell>
          <table:table-cell table:style-name="ce4" table:formula="of:=COS(RADIANS([.$A84])) * TAN(RADIANS([.AB$3]))" office:value-type="float" office:value="0.0846938751932366" calcext:value-type="float">
            <text:p>0,08</text:p>
          </table:table-cell>
          <table:table-cell table:style-name="ce4" table:formula="of:=COS(RADIANS([.$A84])) * TAN(RADIANS([.AC$3]))" office:value-type="float" office:value="0.0884781657796312" calcext:value-type="float">
            <text:p>0,09</text:p>
          </table:table-cell>
          <table:table-cell table:style-name="ce4" table:formula="of:=COS(RADIANS([.$A84])) * TAN(RADIANS([.AD$3]))" office:value-type="float" office:value="0.0923303738563351" calcext:value-type="float">
            <text:p>0,09</text:p>
          </table:table-cell>
          <table:table-cell table:style-name="ce4" table:formula="of:=COS(RADIANS([.$A84])) * TAN(RADIANS([.AE$3]))" office:value-type="float" office:value="0.0962547566490581" calcext:value-type="float">
            <text:p>0,10</text:p>
          </table:table-cell>
          <table:table-cell table:style-name="ce4" table:formula="of:=COS(RADIANS([.$A84])) * TAN(RADIANS([.AF$3]))" office:value-type="float" office:value="0.10025582212029" calcext:value-type="float">
            <text:p>0,10</text:p>
          </table:table-cell>
          <table:table-cell table:style-name="ce4" table:formula="of:=COS(RADIANS([.$A84])) * TAN(RADIANS([.AG$3]))" office:value-type="float" office:value="0.10433835152596" calcext:value-type="float">
            <text:p>0,10</text:p>
          </table:table-cell>
          <table:table-cell table:style-name="ce4" table:formula="of:=COS(RADIANS([.$A84])) * TAN(RADIANS([.AH$3]))" office:value-type="float" office:value="0.108507424238971" calcext:value-type="float">
            <text:p>0,11</text:p>
          </table:table-cell>
          <table:table-cell table:style-name="ce4" table:formula="of:=COS(RADIANS([.$A84])) * TAN(RADIANS([.AI$3]))" office:value-type="float" office:value="0.112768445121815" calcext:value-type="float">
            <text:p>0,11</text:p>
          </table:table-cell>
          <table:table-cell table:style-name="ce4" table:formula="of:=COS(RADIANS([.$A84])) * TAN(RADIANS([.AJ$3]))" office:value-type="float" office:value="0.117127174770511" calcext:value-type="float">
            <text:p>0,12</text:p>
          </table:table-cell>
          <table:table-cell table:style-name="ce4" table:formula="of:=COS(RADIANS([.$A84])) * TAN(RADIANS([.AK$3]))" office:value-type="float" office:value="0.121589762998764" calcext:value-type="float">
            <text:p>0,12</text:p>
          </table:table-cell>
          <table:table-cell table:style-name="ce4" table:formula="of:=COS(RADIANS([.$A84])) * TAN(RADIANS([.AL$3]))" office:value-type="float" office:value="0.126162785985656" calcext:value-type="float">
            <text:p>0,13</text:p>
          </table:table-cell>
          <table:table-cell table:style-name="ce4" table:formula="of:=COS(RADIANS([.$A84])) * TAN(RADIANS([.AM$3]))" office:value-type="float" office:value="0.130853287573885" calcext:value-type="float">
            <text:p>0,13</text:p>
          </table:table-cell>
          <table:table-cell table:style-name="ce4" table:formula="of:=COS(RADIANS([.$A84])) * TAN(RADIANS([.AN$3]))" office:value-type="float" office:value="0.135668825280258" calcext:value-type="float">
            <text:p>0,14</text:p>
          </table:table-cell>
          <table:table-cell table:style-name="ce4" table:formula="of:=COS(RADIANS([.$A84])) * TAN(RADIANS([.AO$3]))" office:value-type="float" office:value="0.14061752166809" calcext:value-type="float">
            <text:p>0,14</text:p>
          </table:table-cell>
          <table:table-cell table:style-name="ce4" table:formula="of:=COS(RADIANS([.$A84])) * TAN(RADIANS([.AP$3]))" office:value-type="float" office:value="0.145708121834928" calcext:value-type="float">
            <text:p>0,15</text:p>
          </table:table-cell>
          <table:table-cell table:style-name="ce4" table:formula="of:=COS(RADIANS([.$A84])) * TAN(RADIANS([.AQ$3]))" office:value-type="float" office:value="0.150950057891818" calcext:value-type="float">
            <text:p>0,15</text:p>
          </table:table-cell>
          <table:table-cell table:style-name="ce4" table:formula="of:=COS(RADIANS([.$A84])) * TAN(RADIANS([.AR$3]))" office:value-type="float" office:value="0.156353521456254" calcext:value-type="float">
            <text:p>0,16</text:p>
          </table:table-cell>
          <table:table-cell table:style-name="ce4" table:formula="of:=COS(RADIANS([.$A84])) * TAN(RADIANS([.AS$3]))" office:value-type="float" office:value="0.161929545354726" calcext:value-type="float">
            <text:p>0,16</text:p>
          </table:table-cell>
          <table:table-cell table:style-name="ce4" table:formula="of:=COS(RADIANS([.$A84])) * TAN(RADIANS([.AT$3]))" office:value-type="float" office:value="0.167690095938659" calcext:value-type="float">
            <text:p>0,17</text:p>
          </table:table-cell>
          <table:table-cell table:style-name="ce4" table:formula="of:=COS(RADIANS([.$A84])) * TAN(RADIANS([.AU$3]))" office:value-type="float" office:value="0.17364817766693" calcext:value-type="float">
            <text:p>0,17</text:p>
          </table:table-cell>
          <table:table-cell table:style-name="ce4" table:formula="of:=COS(RADIANS([.$A84])) * TAN(RADIANS([.AV$3]))" office:value-type="float" office:value="0.179817951908597" calcext:value-type="float">
            <text:p>0,18</text:p>
          </table:table-cell>
          <table:table-cell table:style-name="ce4" table:formula="of:=COS(RADIANS([.$A84])) * TAN(RADIANS([.AW$3]))" office:value-type="float" office:value="0.186214872282823" calcext:value-type="float">
            <text:p>0,19</text:p>
          </table:table-cell>
          <table:table-cell table:style-name="ce4" table:formula="of:=COS(RADIANS([.$A84])) * TAN(RADIANS([.AX$3]))" office:value-type="float" office:value="0.192855839294176" calcext:value-type="float">
            <text:p>0,19</text:p>
          </table:table-cell>
          <table:table-cell table:style-name="ce4" table:formula="of:=COS(RADIANS([.$A84])) * TAN(RADIANS([.AY$3]))" office:value-type="float" office:value="0.199759377559538" calcext:value-type="float">
            <text:p>0,20</text:p>
          </table:table-cell>
          <table:table-cell table:style-name="ce4" table:formula="of:=COS(RADIANS([.$A84])) * TAN(RADIANS([.AZ$3]))" office:value-type="float" office:value="0.206945839582002" calcext:value-type="float">
            <text:p>0,21</text:p>
          </table:table-cell>
          <table:table-cell table:style-name="ce4" table:formula="of:=COS(RADIANS([.$A84])) * TAN(RADIANS([.BA$3]))" office:value-type="float" office:value="0.214437640838386" calcext:value-type="float">
            <text:p>0,21</text:p>
          </table:table-cell>
          <table:table-cell table:style-name="ce4" table:formula="of:=COS(RADIANS([.$A84])) * TAN(RADIANS([.BB$3]))" office:value-type="float" office:value="0.222259531950365" calcext:value-type="float">
            <text:p>0,22</text:p>
          </table:table-cell>
          <table:table-cell table:style-name="ce4" table:formula="of:=COS(RADIANS([.$A84])) * TAN(RADIANS([.BC$3]))" office:value-type="float" office:value="0.230438914956721" calcext:value-type="float">
            <text:p>0,23</text:p>
          </table:table-cell>
          <table:table-cell table:style-name="ce4" table:formula="of:=COS(RADIANS([.$A84])) * TAN(RADIANS([.BD$3]))" office:value-type="float" office:value="0.239006212263529" calcext:value-type="float">
            <text:p>0,24</text:p>
          </table:table-cell>
          <table:table-cell table:style-name="ce4" table:formula="of:=COS(RADIANS([.$A84])) * TAN(RADIANS([.BE$3]))" office:value-type="float" office:value="0.247995298809427" calcext:value-type="float">
            <text:p>0,25</text:p>
          </table:table-cell>
          <table:table-cell table:style-name="ce4" table:formula="of:=COS(RADIANS([.$A84])) * TAN(RADIANS([.BF$3]))" office:value-type="float" office:value="0.257444010462357" calcext:value-type="float">
            <text:p>0,26</text:p>
          </table:table-cell>
          <table:table-cell table:style-name="ce4" table:formula="of:=COS(RADIANS([.$A84])) * TAN(RADIANS([.BG$3]))" office:value-type="float" office:value="0.267394744819556" calcext:value-type="float">
            <text:p>0,27</text:p>
          </table:table-cell>
          <table:table-cell table:style-name="ce4" table:formula="of:=COS(RADIANS([.$A84])) * TAN(RADIANS([.BH$3]))" office:value-type="float" office:value="0.277895174625444" calcext:value-type="float">
            <text:p>0,28</text:p>
          </table:table-cell>
          <table:table-cell table:style-name="ce4" table:formula="of:=COS(RADIANS([.$A84])) * TAN(RADIANS([.BI$3]))" office:value-type="float" office:value="0.28899909923863" calcext:value-type="float">
            <text:p>0,29</text:p>
          </table:table-cell>
          <table:table-cell table:style-name="ce4" table:formula="of:=COS(RADIANS([.$A84])) * TAN(RADIANS([.BJ$3]))" office:value-type="float" office:value="0.300767466360871" calcext:value-type="float">
            <text:p>0,30</text:p>
          </table:table-cell>
          <table:table-cell table:style-name="ce4" table:formula="of:=COS(RADIANS([.$A84])) * TAN(RADIANS([.BK$3]))" office:value-type="float" office:value="0.313269605126999" calcext:value-type="float">
            <text:p>0,31</text:p>
          </table:table-cell>
          <table:table-cell table:style-name="ce4" table:formula="of:=COS(RADIANS([.$A84])) * TAN(RADIANS([.BL$3]))" office:value-type="float" office:value="0.326584723397358" calcext:value-type="float">
            <text:p>0,33</text:p>
          </table:table-cell>
          <table:table-cell table:style-name="ce4" table:formula="of:=COS(RADIANS([.$A84])) * TAN(RADIANS([.BM$3]))" office:value-type="float" office:value="0.340803737750943" calcext:value-type="float">
            <text:p>0,34</text:p>
          </table:table-cell>
          <table:table-cell table:style-name="ce4" table:formula="of:=COS(RADIANS([.$A84])) * TAN(RADIANS([.BN$3]))" office:value-type="float" office:value="0.356031525753751" calcext:value-type="float">
            <text:p>0,36</text:p>
          </table:table-cell>
          <table:table-cell table:style-name="ce4" table:formula="of:=COS(RADIANS([.$A84])) * TAN(RADIANS([.BO$3]))" office:value-type="float" office:value="0.372389718740606" calcext:value-type="float">
            <text:p>0,37</text:p>
          </table:table-cell>
          <table:table-cell table:style-name="ce4" table:formula="of:=COS(RADIANS([.$A84])) * TAN(RADIANS([.BP$3]))" office:value-type="float" office:value="0.390020192761378" calcext:value-type="float">
            <text:p>0,39</text:p>
          </table:table-cell>
          <table:table-cell table:style-name="ce4" table:formula="of:=COS(RADIANS([.$A84])) * TAN(RADIANS([.BQ$3]))" office:value-type="float" office:value="0.409089470177621" calcext:value-type="float">
            <text:p>0,41</text:p>
          </table:table-cell>
          <table:table-cell table:style-name="ce4" table:formula="of:=COS(RADIANS([.$A84])) * TAN(RADIANS([.BR$3]))" office:value-type="float" office:value="0.429794321663116" calcext:value-type="float">
            <text:p>0,43</text:p>
          </table:table-cell>
          <table:table-cell table:style-name="ce4" table:formula="of:=COS(RADIANS([.$A84])) * TAN(RADIANS([.BS$3]))" office:value-type="float" office:value="0.452368968744127" calcext:value-type="float">
            <text:p>0,45</text:p>
          </table:table-cell>
          <table:table-cell table:style-name="ce4" table:formula="of:=COS(RADIANS([.$A84])) * TAN(RADIANS([.BT$3]))" office:value-type="float" office:value="0.477094447069336" calcext:value-type="float">
            <text:p>0,48</text:p>
          </table:table-cell>
          <table:table-cell table:style-name="ce4" table:formula="of:=COS(RADIANS([.$A84])) * TAN(RADIANS([.BU$3]))" office:value-type="float" office:value="0.504310926468883" calcext:value-type="float">
            <text:p>0,50</text:p>
          </table:table-cell>
          <table:table-cell table:style-name="ce4" table:formula="of:=COS(RADIANS([.$A84])) * TAN(RADIANS([.BV$3]))" office:value-type="float" office:value="0.534434137665995" calcext:value-type="float">
            <text:p>0,53</text:p>
          </table:table-cell>
          <table:table-cell table:style-name="ce4" table:formula="of:=COS(RADIANS([.$A84])) * TAN(RADIANS([.BW$3]))" office:value-type="float" office:value="0.567977596616879" calcext:value-type="float">
            <text:p>0,57</text:p>
          </table:table-cell>
          <table:table-cell table:style-name="ce4" table:formula="of:=COS(RADIANS([.$A84])) * TAN(RADIANS([.BX$3]))" office:value-type="float" office:value="0.605583162942305" calcext:value-type="float">
            <text:p>0,61</text:p>
          </table:table-cell>
          <table:table-cell table:style-name="ce4" table:formula="of:=COS(RADIANS([.$A84])) * TAN(RADIANS([.BY$3]))" office:value-type="float" office:value="0.648063821694732" calcext:value-type="float">
            <text:p>0,65</text:p>
          </table:table-cell>
          <table:table-cell table:style-name="ce4" table:formula="of:=COS(RADIANS([.$A84])) * TAN(RADIANS([.BZ$3]))" office:value-type="float" office:value="0.69646480012977" calcext:value-type="float">
            <text:p>0,70</text:p>
          </table:table-cell>
          <table:table-cell table:style-name="ce4" table:formula="of:=COS(RADIANS([.$A84])) * TAN(RADIANS([.CA$3]))" office:value-type="float" office:value="0.752152892177717" calcext:value-type="float">
            <text:p>0,75</text:p>
          </table:table-cell>
          <table:table-cell table:style-name="ce4" table:formula="of:=COS(RADIANS([.$A84])) * TAN(RADIANS([.CB$3]))" office:value-type="float" office:value="0.816950445107906" calcext:value-type="float">
            <text:p>0,82</text:p>
          </table:table-cell>
          <table:table-cell table:style-name="ce4" table:formula="of:=COS(RADIANS([.$A84])) * TAN(RADIANS([.CC$3]))" office:value-type="float" office:value="0.893342429782332" calcext:value-type="float">
            <text:p>0,89</text:p>
          </table:table-cell>
          <table:table-cell table:style-name="ce4" table:formula="of:=COS(RADIANS([.$A84])) * TAN(RADIANS([.CD$3]))" office:value-type="float" office:value="0.984807753012208" calcext:value-type="float">
            <text:p>0,98</text:p>
          </table:table-cell>
          <table:table-cell table:style-name="ce4" table:formula="of:=COS(RADIANS([.$A84])) * TAN(RADIANS([.CE$3]))" office:value-type="float" office:value="1.09637144476514" calcext:value-type="float">
            <text:p>1,10</text:p>
          </table:table-cell>
          <table:table-cell table:style-name="ce4" table:formula="of:=COS(RADIANS([.$A84])) * TAN(RADIANS([.CF$3]))" office:value-type="float" office:value="1.23557098571847" calcext:value-type="float">
            <text:p>1,24</text:p>
          </table:table-cell>
          <table:table-cell table:style-name="ce4" table:formula="of:=COS(RADIANS([.$A84])) * TAN(RADIANS([.CG$3]))" office:value-type="float" office:value="1.41425091550596" calcext:value-type="float">
            <text:p>1,41</text:p>
          </table:table-cell>
          <table:table-cell table:style-name="ce4" table:formula="of:=COS(RADIANS([.$A84])) * TAN(RADIANS([.CH$3]))" office:value-type="float" office:value="1.65215204913477" calcext:value-type="float">
            <text:p>1,65</text:p>
          </table:table-cell>
          <table:table-cell table:style-name="ce4" table:formula="of:=COS(RADIANS([.$A84])) * TAN(RADIANS([.CI$3]))" office:value-type="float" office:value="1.9848077530122" calcext:value-type="float">
            <text:p>1,98</text:p>
          </table:table-cell>
          <table:table-cell table:style-name="ce4" table:formula="of:=COS(RADIANS([.$A84])) * TAN(RADIANS([.CJ$3]))" office:value-type="float" office:value="2.48328463490099" calcext:value-type="float">
            <text:p>2,48</text:p>
          </table:table-cell>
          <table:table-cell table:style-name="ce4" table:formula="of:=COS(RADIANS([.$A84])) * TAN(RADIANS([.CK$3]))" office:value-type="float" office:value="3.3134046136376" calcext:value-type="float">
            <text:p>3,31</text:p>
          </table:table-cell>
          <table:table-cell table:style-name="ce4" table:formula="of:=COS(RADIANS([.$A84])) * TAN(RADIANS([.CL$3]))" office:value-type="float" office:value="4.97263319778693" calcext:value-type="float">
            <text:p>4,97</text:p>
          </table:table-cell>
          <table:table-cell table:style-name="ce4" table:formula="of:=COS(RADIANS([.$A84])) * TAN(RADIANS([.CM$3]))" office:value-type="float" office:value="9.94829743578969" calcext:value-type="float">
            <text:p>9,95</text:p>
          </table:table-cell>
          <table:table-cell table:number-columns-repeated="93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style-name="ce4" table:formula="of:=COS(RADIANS([.$A85])) * TAN(RADIANS([.B$3]))" office:value-type="float" office:value="0" calcext:value-type="float">
            <text:p>0,00</text:p>
          </table:table-cell>
          <table:table-cell table:style-name="ce4" table:formula="of:=COS(RADIANS([.$A85])) * TAN(RADIANS([.C$3]))" office:value-type="float" office:value="0.00273057374428821" calcext:value-type="float">
            <text:p>0,00</text:p>
          </table:table-cell>
          <table:table-cell table:style-name="ce4" table:formula="of:=COS(RADIANS([.$A85])) * TAN(RADIANS([.D$3]))" office:value-type="float" office:value="0.00546281189423477" calcext:value-type="float">
            <text:p>0,01</text:p>
          </table:table-cell>
          <table:table-cell table:style-name="ce4" table:formula="of:=COS(RADIANS([.$A85])) * TAN(RADIANS([.E$3]))" office:value-type="float" office:value="0.00819838291608905" calcext:value-type="float">
            <text:p>0,01</text:p>
          </table:table-cell>
          <table:table-cell table:style-name="ce4" table:formula="of:=COS(RADIANS([.$A85])) * TAN(RADIANS([.F$3]))" office:value-type="float" office:value="0.0109389634183519" calcext:value-type="float">
            <text:p>0,01</text:p>
          </table:table-cell>
          <table:table-cell table:style-name="ce4" table:formula="of:=COS(RADIANS([.$A85])) * TAN(RADIANS([.G$3]))" office:value-type="float" office:value="0.0136862422757627" calcext:value-type="float">
            <text:p>0,01</text:p>
          </table:table-cell>
          <table:table-cell table:style-name="ce4" table:formula="of:=COS(RADIANS([.$A85])) * TAN(RADIANS([.H$3]))" office:value-type="float" office:value="0.0164419248172487" calcext:value-type="float">
            <text:p>0,02</text:p>
          </table:table-cell>
          <table:table-cell table:style-name="ce4" table:formula="of:=COS(RADIANS([.$A85])) * TAN(RADIANS([.I$3]))" office:value-type="float" office:value="0.0192077371000455" calcext:value-type="float">
            <text:p>0,02</text:p>
          </table:table-cell>
          <table:table-cell table:style-name="ce4" table:formula="of:=COS(RADIANS([.$A85])) * TAN(RADIANS([.J$3]))" office:value-type="float" office:value="0.0219854302929761" calcext:value-type="float">
            <text:p>0,02</text:p>
          </table:table-cell>
          <table:table-cell table:style-name="ce4" table:formula="of:=COS(RADIANS([.$A85])) * TAN(RADIANS([.K$3]))" office:value-type="float" office:value="0.0247767851928652" calcext:value-type="float">
            <text:p>0,02</text:p>
          </table:table-cell>
          <table:table-cell table:style-name="ce4" table:formula="of:=COS(RADIANS([.$A85])) * TAN(RADIANS([.L$3]))" office:value-type="float" office:value="0.0275836168992878" calcext:value-type="float">
            <text:p>0,03</text:p>
          </table:table-cell>
          <table:table-cell table:style-name="ce4" table:formula="of:=COS(RADIANS([.$A85])) * TAN(RADIANS([.M$3]))" office:value-type="float" office:value="0.0304077796743137" calcext:value-type="float">
            <text:p>0,03</text:p>
          </table:table-cell>
          <table:table-cell table:style-name="ce4" table:formula="of:=COS(RADIANS([.$A85])) * TAN(RADIANS([.N$3]))" office:value-type="float" office:value="0.0332511720156408" calcext:value-type="float">
            <text:p>0,03</text:p>
          </table:table-cell>
          <table:table-cell table:style-name="ce4" table:formula="of:=COS(RADIANS([.$A85])) * TAN(RADIANS([.O$3]))" office:value-type="float" office:value="0.0361157419735332" calcext:value-type="float">
            <text:p>0,04</text:p>
          </table:table-cell>
          <table:table-cell table:style-name="ce4" table:formula="of:=COS(RADIANS([.$A85])) * TAN(RADIANS([.P$3]))" office:value-type="float" office:value="0.0390034927443221" calcext:value-type="float">
            <text:p>0,04</text:p>
          </table:table-cell>
          <table:table-cell table:style-name="ce4" table:formula="of:=COS(RADIANS([.$A85])) * TAN(RADIANS([.Q$3]))" office:value-type="float" office:value="0.0419164885759246" calcext:value-type="float">
            <text:p>0,04</text:p>
          </table:table-cell>
          <table:table-cell table:style-name="ce4" table:formula="of:=COS(RADIANS([.$A85])) * TAN(RADIANS([.R$3]))" office:value-type="float" office:value="0.0448568610239338" calcext:value-type="float">
            <text:p>0,04</text:p>
          </table:table-cell>
          <table:table-cell table:style-name="ce4" table:formula="of:=COS(RADIANS([.$A85])) * TAN(RADIANS([.S$3]))" office:value-type="float" office:value="0.0478268156003708" calcext:value-type="float">
            <text:p>0,05</text:p>
          </table:table-cell>
          <table:table-cell table:style-name="ce4" table:formula="of:=COS(RADIANS([.$A85])) * TAN(RADIANS([.T$3]))" office:value-type="float" office:value="0.050828638861229" calcext:value-type="float">
            <text:p>0,05</text:p>
          </table:table-cell>
          <table:table-cell table:style-name="ce4" table:formula="of:=COS(RADIANS([.$A85])) * TAN(RADIANS([.U$3]))" office:value-type="float" office:value="0.0538647059835483" calcext:value-type="float">
            <text:p>0,05</text:p>
          </table:table-cell>
          <table:table-cell table:style-name="ce4" table:formula="of:=COS(RADIANS([.$A85])) * TAN(RADIANS([.V$3]))" office:value-type="float" office:value="0.0569374888880009" calcext:value-type="float">
            <text:p>0,06</text:p>
          </table:table-cell>
          <table:table-cell table:style-name="ce4" table:formula="of:=COS(RADIANS([.$A85])) * TAN(RADIANS([.W$3]))" office:value-type="float" office:value="0.0600495649689497" calcext:value-type="float">
            <text:p>0,06</text:p>
          </table:table-cell>
          <table:table-cell table:style-name="ce4" table:formula="of:=COS(RADIANS([.$A85])) * TAN(RADIANS([.X$3]))" office:value-type="float" office:value="0.0632036265007463" calcext:value-type="float">
            <text:p>0,06</text:p>
          </table:table-cell>
          <table:table-cell table:style-name="ce4" table:formula="of:=COS(RADIANS([.$A85])) * TAN(RADIANS([.Y$3]))" office:value-type="float" office:value="0.0664024907967999" calcext:value-type="float">
            <text:p>0,07</text:p>
          </table:table-cell>
          <table:table-cell table:style-name="ce4" table:formula="of:=COS(RADIANS([.$A85])) * TAN(RADIANS([.Z$3]))" office:value-type="float" office:value="0.0696491112068062" calcext:value-type="float">
            <text:p>0,07</text:p>
          </table:table-cell>
          <table:table-cell table:style-name="ce4" table:formula="of:=COS(RADIANS([.$A85])) * TAN(RADIANS([.AA$3]))" office:value-type="float" office:value="0.0729465890476401" calcext:value-type="float">
            <text:p>0,07</text:p>
          </table:table-cell>
          <table:table-cell table:style-name="ce4" table:formula="of:=COS(RADIANS([.$A85])) * TAN(RADIANS([.AB$3]))" office:value-type="float" office:value="0.0762981865749876" calcext:value-type="float">
            <text:p>0,08</text:p>
          </table:table-cell>
          <table:table-cell table:style-name="ce4" table:formula="of:=COS(RADIANS([.$A85])) * TAN(RADIANS([.AC$3]))" office:value-type="float" office:value="0.0797073411160442" calcext:value-type="float">
            <text:p>0,08</text:p>
          </table:table-cell>
          <table:table-cell table:style-name="ce4" table:formula="of:=COS(RADIANS([.$A85])) * TAN(RADIANS([.AD$3]))" office:value-type="float" office:value="0.0831776804988087" calcext:value-type="float">
            <text:p>0,08</text:p>
          </table:table-cell>
          <table:table-cell table:style-name="ce4" table:formula="of:=COS(RADIANS([.$A85])) * TAN(RADIANS([.AE$3]))" office:value-type="float" office:value="0.0867130399309717" calcext:value-type="float">
            <text:p>0,09</text:p>
          </table:table-cell>
          <table:table-cell table:style-name="ce4" table:formula="of:=COS(RADIANS([.$A85])) * TAN(RADIANS([.AF$3]))" office:value-type="float" office:value="0.0903174805015124" calcext:value-type="float">
            <text:p>0,09</text:p>
          </table:table-cell>
          <table:table-cell table:style-name="ce4" table:formula="of:=COS(RADIANS([.$A85])) * TAN(RADIANS([.AG$3]))" office:value-type="float" office:value="0.0939953095013184" calcext:value-type="float">
            <text:p>0,09</text:p>
          </table:table-cell>
          <table:table-cell table:style-name="ce4" table:formula="of:=COS(RADIANS([.$A85])) * TAN(RADIANS([.AH$3]))" office:value-type="float" office:value="0.0977511027859715" calcext:value-type="float">
            <text:p>0,10</text:p>
          </table:table-cell>
          <table:table-cell table:style-name="ce4" table:formula="of:=COS(RADIANS([.$A85])) * TAN(RADIANS([.AI$3]))" office:value-type="float" office:value="0.101589729434916" calcext:value-type="float">
            <text:p>0,10</text:p>
          </table:table-cell>
          <table:table-cell table:style-name="ce4" table:formula="of:=COS(RADIANS([.$A85])) * TAN(RADIANS([.AJ$3]))" office:value-type="float" office:value="0.105516378997325" calcext:value-type="float">
            <text:p>0,11</text:p>
          </table:table-cell>
          <table:table-cell table:style-name="ce4" table:formula="of:=COS(RADIANS([.$A85])) * TAN(RADIANS([.AK$3]))" office:value-type="float" office:value="0.109536591656973" calcext:value-type="float">
            <text:p>0,11</text:p>
          </table:table-cell>
          <table:table-cell table:style-name="ce4" table:formula="of:=COS(RADIANS([.$A85])) * TAN(RADIANS([.AL$3]))" office:value-type="float" office:value="0.113656291697496" calcext:value-type="float">
            <text:p>0,11</text:p>
          </table:table-cell>
          <table:table-cell table:style-name="ce4" table:formula="of:=COS(RADIANS([.$A85])) * TAN(RADIANS([.AM$3]))" office:value-type="float" office:value="0.11788182470673" calcext:value-type="float">
            <text:p>0,12</text:p>
          </table:table-cell>
          <table:table-cell table:style-name="ce4" table:formula="of:=COS(RADIANS([.$A85])) * TAN(RADIANS([.AN$3]))" office:value-type="float" office:value="0.1222199990262" calcext:value-type="float">
            <text:p>0,12</text:p>
          </table:table-cell>
          <table:table-cell table:style-name="ce4" table:formula="of:=COS(RADIANS([.$A85])) * TAN(RADIANS([.AO$3]))" office:value-type="float" office:value="0.126678132030982" calcext:value-type="float">
            <text:p>0,13</text:p>
          </table:table-cell>
          <table:table-cell table:style-name="ce4" table:formula="of:=COS(RADIANS([.$A85])) * TAN(RADIANS([.AP$3]))" office:value-type="float" office:value="0.131264101918673" calcext:value-type="float">
            <text:p>0,13</text:p>
          </table:table-cell>
          <table:table-cell table:style-name="ce4" table:formula="of:=COS(RADIANS([.$A85])) * TAN(RADIANS([.AQ$3]))" office:value-type="float" office:value="0.135986405796849" calcext:value-type="float">
            <text:p>0,14</text:p>
          </table:table-cell>
          <table:table-cell table:style-name="ce4" table:formula="of:=COS(RADIANS([.$A85])) * TAN(RADIANS([.AR$3]))" office:value-type="float" office:value="0.140854224989793" calcext:value-type="float">
            <text:p>0,14</text:p>
          </table:table-cell>
          <table:table-cell table:style-name="ce4" table:formula="of:=COS(RADIANS([.$A85])) * TAN(RADIANS([.AS$3]))" office:value-type="float" office:value="0.14587749864189" calcext:value-type="float">
            <text:p>0,15</text:p>
          </table:table-cell>
          <table:table-cell table:style-name="ce4" table:formula="of:=COS(RADIANS([.$A85])) * TAN(RADIANS([.AT$3]))" office:value-type="float" office:value="0.151067006882301" calcext:value-type="float">
            <text:p>0,15</text:p>
          </table:table-cell>
          <table:table-cell table:style-name="ce4" table:formula="of:=COS(RADIANS([.$A85])) * TAN(RADIANS([.AU$3]))" office:value-type="float" office:value="0.156434465040231" calcext:value-type="float">
            <text:p>0,16</text:p>
          </table:table-cell>
          <table:table-cell table:style-name="ce4" table:formula="of:=COS(RADIANS([.$A85])) * TAN(RADIANS([.AV$3]))" office:value-type="float" office:value="0.16199263067077" calcext:value-type="float">
            <text:p>0,16</text:p>
          </table:table-cell>
          <table:table-cell table:style-name="ce4" table:formula="of:=COS(RADIANS([.$A85])) * TAN(RADIANS([.AW$3]))" office:value-type="float" office:value="0.167755425478594" calcext:value-type="float">
            <text:p>0,17</text:p>
          </table:table-cell>
          <table:table-cell table:style-name="ce4" table:formula="of:=COS(RADIANS([.$A85])) * TAN(RADIANS([.AX$3]))" office:value-type="float" office:value="0.17373807462429" calcext:value-type="float">
            <text:p>0,17</text:p>
          </table:table-cell>
          <table:table-cell table:style-name="ce4" table:formula="of:=COS(RADIANS([.$A85])) * TAN(RADIANS([.AY$3]))" office:value-type="float" office:value="0.179957266382801" calcext:value-type="float">
            <text:p>0,18</text:p>
          </table:table-cell>
          <table:table-cell table:style-name="ce4" table:formula="of:=COS(RADIANS([.$A85])) * TAN(RADIANS([.AZ$3]))" office:value-type="float" office:value="0.186431335717249" calcext:value-type="float">
            <text:p>0,19</text:p>
          </table:table-cell>
          <table:table-cell table:style-name="ce4" table:formula="of:=COS(RADIANS([.$A85])) * TAN(RADIANS([.BA$3]))" office:value-type="float" office:value="0.193180476062263" calcext:value-type="float">
            <text:p>0,19</text:p>
          </table:table-cell>
          <table:table-cell table:style-name="ce4" table:formula="of:=COS(RADIANS([.$A85])) * TAN(RADIANS([.BB$3]))" office:value-type="float" office:value="0.200226984514844" calcext:value-type="float">
            <text:p>0,20</text:p>
          </table:table-cell>
          <table:table-cell table:style-name="ce4" table:formula="of:=COS(RADIANS([.$A85])) * TAN(RADIANS([.BC$3]))" office:value-type="float" office:value="0.207595546754597" calcext:value-type="float">
            <text:p>0,21</text:p>
          </table:table-cell>
          <table:table-cell table:style-name="ce4" table:formula="of:=COS(RADIANS([.$A85])) * TAN(RADIANS([.BD$3]))" office:value-type="float" office:value="0.215313569419954" calcext:value-type="float">
            <text:p>0,22</text:p>
          </table:table-cell>
          <table:table-cell table:style-name="ce4" table:formula="of:=COS(RADIANS([.$A85])) * TAN(RADIANS([.BE$3]))" office:value-type="float" office:value="0.223411569432975" calcext:value-type="float">
            <text:p>0,22</text:p>
          </table:table-cell>
          <table:table-cell table:style-name="ce4" table:formula="of:=COS(RADIANS([.$A85])) * TAN(RADIANS([.BF$3]))" office:value-type="float" office:value="0.231923631998817" calcext:value-type="float">
            <text:p>0,23</text:p>
          </table:table-cell>
          <table:table-cell table:style-name="ce4" table:formula="of:=COS(RADIANS([.$A85])) * TAN(RADIANS([.BG$3]))" office:value-type="float" office:value="0.240887951848529" calcext:value-type="float">
            <text:p>0,24</text:p>
          </table:table-cell>
          <table:table-cell table:style-name="ce4" table:formula="of:=COS(RADIANS([.$A85])) * TAN(RADIANS([.BH$3]))" office:value-type="float" office:value="0.250347475935947" calcext:value-type="float">
            <text:p>0,25</text:p>
          </table:table-cell>
          <table:table-cell table:style-name="ce4" table:formula="of:=COS(RADIANS([.$A85])) * TAN(RADIANS([.BI$3]))" office:value-type="float" office:value="0.260350670498936" calcext:value-type="float">
            <text:p>0,26</text:p>
          </table:table-cell>
          <table:table-cell table:style-name="ce4" table:formula="of:=COS(RADIANS([.$A85])) * TAN(RADIANS([.BJ$3]))" office:value-type="float" office:value="0.270952441504537" calcext:value-type="float">
            <text:p>0,27</text:p>
          </table:table-cell>
          <table:table-cell table:style-name="ce4" table:formula="of:=COS(RADIANS([.$A85])) * TAN(RADIANS([.BK$3]))" office:value-type="float" office:value="0.282215245502915" calcext:value-type="float">
            <text:p>0,28</text:p>
          </table:table-cell>
          <table:table-cell table:style-name="ce4" table:formula="of:=COS(RADIANS([.$A85])) * TAN(RADIANS([.BL$3]))" office:value-type="float" office:value="0.294210438493458" calcext:value-type="float">
            <text:p>0,29</text:p>
          </table:table-cell>
          <table:table-cell table:style-name="ce4" table:formula="of:=COS(RADIANS([.$A85])) * TAN(RADIANS([.BM$3]))" office:value-type="float" office:value="0.307019924511035" calcext:value-type="float">
            <text:p>0,31</text:p>
          </table:table-cell>
          <table:table-cell table:style-name="ce4" table:formula="of:=COS(RADIANS([.$A85])) * TAN(RADIANS([.BN$3]))" office:value-type="float" office:value="0.320738184627388" calcext:value-type="float">
            <text:p>0,32</text:p>
          </table:table-cell>
          <table:table-cell table:style-name="ce4" table:formula="of:=COS(RADIANS([.$A85])) * TAN(RADIANS([.BO$3]))" office:value-type="float" office:value="0.335474792884986" calcext:value-type="float">
            <text:p>0,34</text:p>
          </table:table-cell>
          <table:table-cell table:style-name="ce4" table:formula="of:=COS(RADIANS([.$A85])) * TAN(RADIANS([.BP$3]))" office:value-type="float" office:value="0.351357561186392" calcext:value-type="float">
            <text:p>0,35</text:p>
          </table:table-cell>
          <table:table-cell table:style-name="ce4" table:formula="of:=COS(RADIANS([.$A85])) * TAN(RADIANS([.BQ$3]))" office:value-type="float" office:value="0.368536504561401" calcext:value-type="float">
            <text:p>0,37</text:p>
          </table:table-cell>
          <table:table-cell table:style-name="ce4" table:formula="of:=COS(RADIANS([.$A85])) * TAN(RADIANS([.BR$3]))" office:value-type="float" office:value="0.387188887842286" calcext:value-type="float">
            <text:p>0,39</text:p>
          </table:table-cell>
          <table:table-cell table:style-name="ce4" table:formula="of:=COS(RADIANS([.$A85])) * TAN(RADIANS([.BS$3]))" office:value-type="float" office:value="0.40752571421753" calcext:value-type="float">
            <text:p>0,41</text:p>
          </table:table-cell>
          <table:table-cell table:style-name="ce4" table:formula="of:=COS(RADIANS([.$A85])) * TAN(RADIANS([.BT$3]))" office:value-type="float" office:value="0.429800160322498" calcext:value-type="float">
            <text:p>0,43</text:p>
          </table:table-cell>
          <table:table-cell table:style-name="ce4" table:formula="of:=COS(RADIANS([.$A85])) * TAN(RADIANS([.BU$3]))" office:value-type="float" office:value="0.454318675013237" calcext:value-type="float">
            <text:p>0,45</text:p>
          </table:table-cell>
          <table:table-cell table:style-name="ce4" table:formula="of:=COS(RADIANS([.$A85])) * TAN(RADIANS([.BV$3]))" office:value-type="float" office:value="0.481455777701136" calcext:value-type="float">
            <text:p>0,48</text:p>
          </table:table-cell>
          <table:table-cell table:style-name="ce4" table:formula="of:=COS(RADIANS([.$A85])) * TAN(RADIANS([.BW$3]))" office:value-type="float" office:value="0.511674079598005" calcext:value-type="float">
            <text:p>0,51</text:p>
          </table:table-cell>
          <table:table-cell table:style-name="ce4" table:formula="of:=COS(RADIANS([.$A85])) * TAN(RADIANS([.BX$3]))" office:value-type="float" office:value="0.545551812895827" calcext:value-type="float">
            <text:p>0,55</text:p>
          </table:table-cell>
          <table:table-cell table:style-name="ce4" table:formula="of:=COS(RADIANS([.$A85])) * TAN(RADIANS([.BY$3]))" office:value-type="float" office:value="0.583821371584999" calcext:value-type="float">
            <text:p>0,58</text:p>
          </table:table-cell>
          <table:table-cell table:style-name="ce4" table:formula="of:=COS(RADIANS([.$A85])) * TAN(RADIANS([.BZ$3]))" office:value-type="float" office:value="0.627424369731238" calcext:value-type="float">
            <text:p>0,63</text:p>
          </table:table-cell>
          <table:table-cell table:style-name="ce4" table:formula="of:=COS(RADIANS([.$A85])) * TAN(RADIANS([.CA$3]))" office:value-type="float" office:value="0.677592111228308" calcext:value-type="float">
            <text:p>0,68</text:p>
          </table:table-cell>
          <table:table-cell table:style-name="ce4" table:formula="of:=COS(RADIANS([.$A85])) * TAN(RADIANS([.CB$3]))" office:value-type="float" office:value="0.735966294388426" calcext:value-type="float">
            <text:p>0,74</text:p>
          </table:table-cell>
          <table:table-cell table:style-name="ce4" table:formula="of:=COS(RADIANS([.$A85])) * TAN(RADIANS([.CC$3]))" office:value-type="float" office:value="0.804785555358887" calcext:value-type="float">
            <text:p>0,80</text:p>
          </table:table-cell>
          <table:table-cell table:style-name="ce4" table:formula="of:=COS(RADIANS([.$A85])) * TAN(RADIANS([.CD$3]))" office:value-type="float" office:value="0.887183937544283" calcext:value-type="float">
            <text:p>0,89</text:p>
          </table:table-cell>
          <table:table-cell table:style-name="ce4" table:formula="of:=COS(RADIANS([.$A85])) * TAN(RADIANS([.CE$3]))" office:value-type="float" office:value="0.987688340595138" calcext:value-type="float">
            <text:p>0,99</text:p>
          </table:table-cell>
          <table:table-cell table:style-name="ce4" table:formula="of:=COS(RADIANS([.$A85])) * TAN(RADIANS([.CF$3]))" office:value-type="float" office:value="1.11308905608463" calcext:value-type="float">
            <text:p>1,11</text:p>
          </table:table-cell>
          <table:table-cell table:style-name="ce4" table:formula="of:=COS(RADIANS([.$A85])) * TAN(RADIANS([.CG$3]))" office:value-type="float" office:value="1.27405647656252" calcext:value-type="float">
            <text:p>1,27</text:p>
          </table:table-cell>
          <table:table-cell table:style-name="ce4" table:formula="of:=COS(RADIANS([.$A85])) * TAN(RADIANS([.CH$3]))" office:value-type="float" office:value="1.4883745135941" calcext:value-type="float">
            <text:p>1,49</text:p>
          </table:table-cell>
          <table:table-cell table:style-name="ce4" table:formula="of:=COS(RADIANS([.$A85])) * TAN(RADIANS([.CI$3]))" office:value-type="float" office:value="1.78805411736433" calcext:value-type="float">
            <text:p>1,79</text:p>
          </table:table-cell>
          <table:table-cell table:style-name="ce4" table:formula="of:=COS(RADIANS([.$A85])) * TAN(RADIANS([.CJ$3]))" office:value-type="float" office:value="2.23711707558761" calcext:value-type="float">
            <text:p>2,24</text:p>
          </table:table-cell>
          <table:table-cell table:style-name="ce4" table:formula="of:=COS(RADIANS([.$A85])) * TAN(RADIANS([.CK$3]))" office:value-type="float" office:value="2.98494741010428" calcext:value-type="float">
            <text:p>2,98</text:p>
          </table:table-cell>
          <table:table-cell table:style-name="ce4" table:formula="of:=COS(RADIANS([.$A85])) * TAN(RADIANS([.CL$3]))" office:value-type="float" office:value="4.47969696306945" calcext:value-type="float">
            <text:p>4,48</text:p>
          </table:table-cell>
          <table:table-cell table:style-name="ce4" table:formula="of:=COS(RADIANS([.$A85])) * TAN(RADIANS([.CM$3]))" office:value-type="float" office:value="8.96212449988316" calcext:value-type="float">
            <text:p>8,96</text:p>
          </table:table-cell>
          <table:table-cell table:number-columns-repeated="93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style-name="ce4" table:formula="of:=COS(RADIANS([.$A86])) * TAN(RADIANS([.B$3]))" office:value-type="float" office:value="0" calcext:value-type="float">
            <text:p>0,00</text:p>
          </table:table-cell>
          <table:table-cell table:style-name="ce4" table:formula="of:=COS(RADIANS([.$A86])) * TAN(RADIANS([.C$3]))" office:value-type="float" office:value="0.00242927551351932" calcext:value-type="float">
            <text:p>0,00</text:p>
          </table:table-cell>
          <table:table-cell table:style-name="ce4" table:formula="of:=COS(RADIANS([.$A86])) * TAN(RADIANS([.D$3]))" office:value-type="float" office:value="0.00486003177807818" calcext:value-type="float">
            <text:p>0,00</text:p>
          </table:table-cell>
          <table:table-cell table:style-name="ce4" table:formula="of:=COS(RADIANS([.$A86])) * TAN(RADIANS([.E$3]))" office:value-type="float" office:value="0.00729375315725152" calcext:value-type="float">
            <text:p>0,01</text:p>
          </table:table-cell>
          <table:table-cell table:style-name="ce4" table:formula="of:=COS(RADIANS([.$A86])) * TAN(RADIANS([.F$3]))" office:value-type="float" office:value="0.00973193125842969" calcext:value-type="float">
            <text:p>0,01</text:p>
          </table:table-cell>
          <table:table-cell table:style-name="ce4" table:formula="of:=COS(RADIANS([.$A86])) * TAN(RADIANS([.G$3]))" office:value-type="float" office:value="0.0121760686017546" calcext:value-type="float">
            <text:p>0,01</text:p>
          </table:table-cell>
          <table:table-cell table:style-name="ce4" table:formula="of:=COS(RADIANS([.$A86])) * TAN(RADIANS([.H$3]))" office:value-type="float" office:value="0.0146276823459605" calcext:value-type="float">
            <text:p>0,01</text:p>
          </table:table-cell>
          <table:table-cell table:style-name="ce4" table:formula="of:=COS(RADIANS([.$A86])) * TAN(RADIANS([.I$3]))" office:value-type="float" office:value="0.0170883080908772" calcext:value-type="float">
            <text:p>0,02</text:p>
          </table:table-cell>
          <table:table-cell table:style-name="ce4" table:formula="of:=COS(RADIANS([.$A86])) * TAN(RADIANS([.J$3]))" office:value-type="float" office:value="0.0195595037770478" calcext:value-type="float">
            <text:p>0,02</text:p>
          </table:table-cell>
          <table:table-cell table:style-name="ce4" table:formula="of:=COS(RADIANS([.$A86])) * TAN(RADIANS([.K$3]))" office:value-type="float" office:value="0.0220428537037901" calcext:value-type="float">
            <text:p>0,02</text:p>
          </table:table-cell>
          <table:table-cell table:style-name="ce4" table:formula="of:=COS(RADIANS([.$A86])) * TAN(RADIANS([.L$3]))" office:value-type="float" office:value="0.0245399726881227" calcext:value-type="float">
            <text:p>0,02</text:p>
          </table:table-cell>
          <table:table-cell table:style-name="ce4" table:formula="of:=COS(RADIANS([.$A86])) * TAN(RADIANS([.M$3]))" office:value-type="float" office:value="0.0270525103882724" calcext:value-type="float">
            <text:p>0,03</text:p>
          </table:table-cell>
          <table:table-cell table:style-name="ce4" table:formula="of:=COS(RADIANS([.$A86])) * TAN(RADIANS([.N$3]))" office:value-type="float" office:value="0.0295821558170264" calcext:value-type="float">
            <text:p>0,03</text:p>
          </table:table-cell>
          <table:table-cell table:style-name="ce4" table:formula="of:=COS(RADIANS([.$A86])) * TAN(RADIANS([.O$3]))" office:value-type="float" office:value="0.0321306420719857" calcext:value-type="float">
            <text:p>0,03</text:p>
          </table:table-cell>
          <table:table-cell table:style-name="ce4" table:formula="of:=COS(RADIANS([.$A86])) * TAN(RADIANS([.P$3]))" office:value-type="float" office:value="0.0346997513118655" calcext:value-type="float">
            <text:p>0,03</text:p>
          </table:table-cell>
          <table:table-cell table:style-name="ce4" table:formula="of:=COS(RADIANS([.$A86])) * TAN(RADIANS([.Q$3]))" office:value-type="float" office:value="0.0372913200103846" calcext:value-type="float">
            <text:p>0,04</text:p>
          </table:table-cell>
          <table:table-cell table:style-name="ce4" table:formula="of:=COS(RADIANS([.$A86])) * TAN(RADIANS([.R$3]))" office:value-type="float" office:value="0.0399072445220435" calcext:value-type="float">
            <text:p>0,04</text:p>
          </table:table-cell>
          <table:table-cell table:style-name="ce4" table:formula="of:=COS(RADIANS([.$A86])) * TAN(RADIANS([.S$3]))" office:value-type="float" office:value="0.0425494869972358" calcext:value-type="float">
            <text:p>0,04</text:p>
          </table:table-cell>
          <table:table-cell table:style-name="ce4" table:formula="of:=COS(RADIANS([.$A86])) * TAN(RADIANS([.T$3]))" office:value-type="float" office:value="0.0452200816877361" calcext:value-type="float">
            <text:p>0,05</text:p>
          </table:table-cell>
          <table:table-cell table:style-name="ce4" table:formula="of:=COS(RADIANS([.$A86])) * TAN(RADIANS([.U$3]))" office:value-type="float" office:value="0.047921141687701" calcext:value-type="float">
            <text:p>0,05</text:p>
          </table:table-cell>
          <table:table-cell table:style-name="ce4" table:formula="of:=COS(RADIANS([.$A86])) * TAN(RADIANS([.V$3]))" office:value-type="float" office:value="0.0506548661599889" calcext:value-type="float">
            <text:p>0,05</text:p>
          </table:table-cell>
          <table:table-cell table:style-name="ce4" table:formula="of:=COS(RADIANS([.$A86])) * TAN(RADIANS([.W$3]))" office:value-type="float" office:value="0.053423548102922" calcext:value-type="float">
            <text:p>0,05</text:p>
          </table:table-cell>
          <table:table-cell table:style-name="ce4" table:formula="of:=COS(RADIANS([.$A86])) * TAN(RADIANS([.X$3]))" office:value-type="float" office:value="0.0562295827186705" calcext:value-type="float">
            <text:p>0,06</text:p>
          </table:table-cell>
          <table:table-cell table:style-name="ce4" table:formula="of:=COS(RADIANS([.$A86])) * TAN(RADIANS([.Y$3]))" office:value-type="float" office:value="0.0590754764513445" calcext:value-type="float">
            <text:p>0,06</text:p>
          </table:table-cell>
          <table:table-cell table:style-name="ce4" table:formula="of:=COS(RADIANS([.$A86])) * TAN(RADIANS([.Z$3]))" office:value-type="float" office:value="0.0619638567707621" calcext:value-type="float">
            <text:p>0,06</text:p>
          </table:table-cell>
          <table:table-cell table:style-name="ce4" table:formula="of:=COS(RADIANS([.$A86])) * TAN(RADIANS([.AA$3]))" office:value-type="float" office:value="0.0648974827868573" calcext:value-type="float">
            <text:p>0,06</text:p>
          </table:table-cell>
          <table:table-cell table:style-name="ce4" table:formula="of:=COS(RADIANS([.$A86])) * TAN(RADIANS([.AB$3]))" office:value-type="float" office:value="0.0678792567899907" calcext:value-type="float">
            <text:p>0,07</text:p>
          </table:table-cell>
          <table:table-cell table:style-name="ce4" table:formula="of:=COS(RADIANS([.$A86])) * TAN(RADIANS([.AC$3]))" office:value-type="float" office:value="0.0709122368242109" calcext:value-type="float">
            <text:p>0,07</text:p>
          </table:table-cell>
          <table:table-cell table:style-name="ce4" table:formula="of:=COS(RADIANS([.$A86])) * TAN(RADIANS([.AD$3]))" office:value-type="float" office:value="0.073999650414042" calcext:value-type="float">
            <text:p>0,07</text:p>
          </table:table-cell>
          <table:table-cell table:style-name="ce4" table:formula="of:=COS(RADIANS([.$A86])) * TAN(RADIANS([.AE$3]))" office:value-type="float" office:value="0.0771449095809143" calcext:value-type="float">
            <text:p>0,08</text:p>
          </table:table-cell>
          <table:table-cell table:style-name="ce4" table:formula="of:=COS(RADIANS([.$A86])) * TAN(RADIANS([.AF$3]))" office:value-type="float" office:value="0.0803516273032487" calcext:value-type="float">
            <text:p>0,08</text:p>
          </table:table-cell>
          <table:table-cell table:style-name="ce4" table:formula="of:=COS(RADIANS([.$A86])) * TAN(RADIANS([.AG$3]))" office:value-type="float" office:value="0.0836236355948501" calcext:value-type="float">
            <text:p>0,08</text:p>
          </table:table-cell>
          <table:table-cell table:style-name="ce4" table:formula="of:=COS(RADIANS([.$A86])) * TAN(RADIANS([.AH$3]))" office:value-type="float" office:value="0.0869650054001275" calcext:value-type="float">
            <text:p>0,09</text:p>
          </table:table-cell>
          <table:table-cell table:style-name="ce4" table:formula="of:=COS(RADIANS([.$A86])) * TAN(RADIANS([.AI$3]))" office:value-type="float" office:value="0.0903800685323102" calcext:value-type="float">
            <text:p>0,09</text:p>
          </table:table-cell>
          <table:table-cell table:style-name="ce4" table:formula="of:=COS(RADIANS([.$A86])) * TAN(RADIANS([.AJ$3]))" office:value-type="float" office:value="0.093873441912935" calcext:value-type="float">
            <text:p>0,09</text:p>
          </table:table-cell>
          <table:table-cell table:style-name="ce4" table:formula="of:=COS(RADIANS([.$A86])) * TAN(RADIANS([.AK$3]))" office:value-type="float" office:value="0.0974500544082588" calcext:value-type="float">
            <text:p>0,10</text:p>
          </table:table-cell>
          <table:table-cell table:style-name="ce4" table:formula="of:=COS(RADIANS([.$A86])) * TAN(RADIANS([.AL$3]))" office:value-type="float" office:value="0.101115176601871" calcext:value-type="float">
            <text:p>0,10</text:p>
          </table:table-cell>
          <table:table-cell table:style-name="ce4" table:formula="of:=COS(RADIANS([.$A86])) * TAN(RADIANS([.AM$3]))" office:value-type="float" office:value="0.104874453893822" calcext:value-type="float">
            <text:p>0,10</text:p>
          </table:table-cell>
          <table:table-cell table:style-name="ce4" table:formula="of:=COS(RADIANS([.$A86])) * TAN(RADIANS([.AN$3]))" office:value-type="float" office:value="0.108733943376467" calcext:value-type="float">
            <text:p>0,11</text:p>
          </table:table-cell>
          <table:table-cell table:style-name="ce4" table:formula="of:=COS(RADIANS([.$A86])) * TAN(RADIANS([.AO$3]))" office:value-type="float" office:value="0.112700155007698" calcext:value-type="float">
            <text:p>0,11</text:p>
          </table:table-cell>
          <table:table-cell table:style-name="ce4" table:formula="of:=COS(RADIANS([.$A86])) * TAN(RADIANS([.AP$3]))" office:value-type="float" office:value="0.116780097685389" calcext:value-type="float">
            <text:p>0,12</text:p>
          </table:table-cell>
          <table:table-cell table:style-name="ce4" table:formula="of:=COS(RADIANS([.$A86])) * TAN(RADIANS([.AQ$3]))" office:value-type="float" office:value="0.120981330925344" calcext:value-type="float">
            <text:p>0,12</text:p>
          </table:table-cell>
          <table:table-cell table:style-name="ce4" table:formula="of:=COS(RADIANS([.$A86])) * TAN(RADIANS([.AR$3]))" office:value-type="float" office:value="0.125312022961915" calcext:value-type="float">
            <text:p>0,13</text:p>
          </table:table-cell>
          <table:table-cell table:style-name="ce4" table:formula="of:=COS(RADIANS([.$A86])) * TAN(RADIANS([.AS$3]))" office:value-type="float" office:value="0.129781016229821" calcext:value-type="float">
            <text:p>0,13</text:p>
          </table:table-cell>
          <table:table-cell table:style-name="ce4" table:formula="of:=COS(RADIANS([.$A86])) * TAN(RADIANS([.AT$3]))" office:value-type="float" office:value="0.134397901352227" calcext:value-type="float">
            <text:p>0,13</text:p>
          </table:table-cell>
          <table:table-cell table:style-name="ce4" table:formula="of:=COS(RADIANS([.$A86])) * TAN(RADIANS([.AU$3]))" office:value-type="float" office:value="0.139173100960065" calcext:value-type="float">
            <text:p>0,14</text:p>
          </table:table-cell>
          <table:table-cell table:style-name="ce4" table:formula="of:=COS(RADIANS([.$A86])) * TAN(RADIANS([.AV$3]))" office:value-type="float" office:value="0.144117964908383" calcext:value-type="float">
            <text:p>0,14</text:p>
          </table:table-cell>
          <table:table-cell table:style-name="ce4" table:formula="of:=COS(RADIANS([.$A86])) * TAN(RADIANS([.AW$3]))" office:value-type="float" office:value="0.14924487874668" calcext:value-type="float">
            <text:p>0,15</text:p>
          </table:table-cell>
          <table:table-cell table:style-name="ce4" table:formula="of:=COS(RADIANS([.$A86])) * TAN(RADIANS([.AX$3]))" office:value-type="float" office:value="0.154567387653835" calcext:value-type="float">
            <text:p>0,15</text:p>
          </table:table-cell>
          <table:table-cell table:style-name="ce4" table:formula="of:=COS(RADIANS([.$A86])) * TAN(RADIANS([.AY$3]))" office:value-type="float" office:value="0.160100338479439" calcext:value-type="float">
            <text:p>0,16</text:p>
          </table:table-cell>
          <table:table-cell table:style-name="ce4" table:formula="of:=COS(RADIANS([.$A86])) * TAN(RADIANS([.AZ$3]))" office:value-type="float" office:value="0.165860043061635" calcext:value-type="float">
            <text:p>0,17</text:p>
          </table:table-cell>
          <table:table-cell table:style-name="ce4" table:formula="of:=COS(RADIANS([.$A86])) * TAN(RADIANS([.BA$3]))" office:value-type="float" office:value="0.17186446664175" calcext:value-type="float">
            <text:p>0,17</text:p>
          </table:table-cell>
          <table:table-cell table:style-name="ce4" table:formula="of:=COS(RADIANS([.$A86])) * TAN(RADIANS([.BB$3]))" office:value-type="float" office:value="0.178133446000198" calcext:value-type="float">
            <text:p>0,18</text:p>
          </table:table-cell>
          <table:table-cell table:style-name="ce4" table:formula="of:=COS(RADIANS([.$A86])) * TAN(RADIANS([.BC$3]))" office:value-type="float" office:value="0.184688942937909" calcext:value-type="float">
            <text:p>0,18</text:p>
          </table:table-cell>
          <table:table-cell table:style-name="ce4" table:formula="of:=COS(RADIANS([.$A86])) * TAN(RADIANS([.BD$3]))" office:value-type="float" office:value="0.191555339977343" calcext:value-type="float">
            <text:p>0,19</text:p>
          </table:table-cell>
          <table:table-cell table:style-name="ce4" table:formula="of:=COS(RADIANS([.$A86])) * TAN(RADIANS([.BE$3]))" office:value-type="float" office:value="0.198759786728237" calcext:value-type="float">
            <text:p>0,20</text:p>
          </table:table-cell>
          <table:table-cell table:style-name="ce4" table:formula="of:=COS(RADIANS([.$A86])) * TAN(RADIANS([.BF$3]))" office:value-type="float" office:value="0.206332607350276" calcext:value-type="float">
            <text:p>0,21</text:p>
          </table:table-cell>
          <table:table-cell table:style-name="ce4" table:formula="of:=COS(RADIANS([.$A86])) * TAN(RADIANS([.BG$3]))" office:value-type="float" office:value="0.214307782073834" calcext:value-type="float">
            <text:p>0,21</text:p>
          </table:table-cell>
          <table:table-cell table:style-name="ce4" table:formula="of:=COS(RADIANS([.$A86])) * TAN(RADIANS([.BH$3]))" office:value-type="float" office:value="0.222723518980109" calcext:value-type="float">
            <text:p>0,22</text:p>
          </table:table-cell>
          <table:table-cell table:style-name="ce4" table:formula="of:=COS(RADIANS([.$A86])) * TAN(RADIANS([.BI$3]))" office:value-type="float" office:value="0.231622936422934" calcext:value-type="float">
            <text:p>0,23</text:p>
          </table:table-cell>
          <table:table-cell table:style-name="ce4" table:formula="of:=COS(RADIANS([.$A86])) * TAN(RADIANS([.BJ$3]))" office:value-type="float" office:value="0.241054881909746" calcext:value-type="float">
            <text:p>0,24</text:p>
          </table:table-cell>
          <table:table-cell table:style-name="ce4" table:formula="of:=COS(RADIANS([.$A86])) * TAN(RADIANS([.BK$3]))" office:value-type="float" office:value="0.251074920381169" calcext:value-type="float">
            <text:p>0,25</text:p>
          </table:table-cell>
          <table:table-cell table:style-name="ce4" table:formula="of:=COS(RADIANS([.$A86])) * TAN(RADIANS([.BL$3]))" office:value-type="float" office:value="0.261746534239912" calcext:value-type="float">
            <text:p>0,26</text:p>
          </table:table-cell>
          <table:table-cell table:style-name="ce4" table:formula="of:=COS(RADIANS([.$A86])) * TAN(RADIANS([.BM$3]))" office:value-type="float" office:value="0.273142590027953" calcext:value-type="float">
            <text:p>0,27</text:p>
          </table:table-cell>
          <table:table-cell table:style-name="ce4" table:formula="of:=COS(RADIANS([.$A86])) * TAN(RADIANS([.BN$3]))" office:value-type="float" office:value="0.285347143542925" calcext:value-type="float">
            <text:p>0,29</text:p>
          </table:table-cell>
          <table:table-cell table:style-name="ce4" table:formula="of:=COS(RADIANS([.$A86])) * TAN(RADIANS([.BO$3]))" office:value-type="float" office:value="0.298457678157636" calcext:value-type="float">
            <text:p>0,30</text:p>
          </table:table-cell>
          <table:table-cell table:style-name="ce4" table:formula="of:=COS(RADIANS([.$A86])) * TAN(RADIANS([.BP$3]))" office:value-type="float" office:value="0.312587902694591" calcext:value-type="float">
            <text:p>0,31</text:p>
          </table:table-cell>
          <table:table-cell table:style-name="ce4" table:formula="of:=COS(RADIANS([.$A86])) * TAN(RADIANS([.BQ$3]))" office:value-type="float" office:value="0.327871279155798" calcext:value-type="float">
            <text:p>0,33</text:p>
          </table:table-cell>
          <table:table-cell table:style-name="ce4" table:formula="of:=COS(RADIANS([.$A86])) * TAN(RADIANS([.BR$3]))" office:value-type="float" office:value="0.344465512535437" calcext:value-type="float">
            <text:p>0,34</text:p>
          </table:table-cell>
          <table:table-cell table:style-name="ce4" table:formula="of:=COS(RADIANS([.$A86])) * TAN(RADIANS([.BS$3]))" office:value-type="float" office:value="0.362558323410593" calcext:value-type="float">
            <text:p>0,36</text:p>
          </table:table-cell>
          <table:table-cell table:style-name="ce4" table:formula="of:=COS(RADIANS([.$A86])) * TAN(RADIANS([.BT$3]))" office:value-type="float" office:value="0.382374952283258" calcext:value-type="float">
            <text:p>0,38</text:p>
          </table:table-cell>
          <table:table-cell table:style-name="ce4" table:formula="of:=COS(RADIANS([.$A86])) * TAN(RADIANS([.BU$3]))" office:value-type="float" office:value="0.404188033688097" calcext:value-type="float">
            <text:p>0,40</text:p>
          </table:table-cell>
          <table:table-cell table:style-name="ce4" table:formula="of:=COS(RADIANS([.$A86])) * TAN(RADIANS([.BV$3]))" office:value-type="float" office:value="0.428330761642423" calcext:value-type="float">
            <text:p>0,43</text:p>
          </table:table-cell>
          <table:table-cell table:style-name="ce4" table:formula="of:=COS(RADIANS([.$A86])) * TAN(RADIANS([.BW$3]))" office:value-type="float" office:value="0.455214701697788" calcext:value-type="float">
            <text:p>0,46</text:p>
          </table:table-cell>
          <table:table-cell table:style-name="ce4" table:formula="of:=COS(RADIANS([.$A86])) * TAN(RADIANS([.BX$3]))" office:value-type="float" office:value="0.485354282482261" calcext:value-type="float">
            <text:p>0,49</text:p>
          </table:table-cell>
          <table:table-cell table:style-name="ce4" table:formula="of:=COS(RADIANS([.$A86])) * TAN(RADIANS([.BY$3]))" office:value-type="float" office:value="0.519401083829877" calcext:value-type="float">
            <text:p>0,52</text:p>
          </table:table-cell>
          <table:table-cell table:style-name="ce4" table:formula="of:=COS(RADIANS([.$A86])) * TAN(RADIANS([.BZ$3]))" office:value-type="float" office:value="0.55819281979169" calcext:value-type="float">
            <text:p>0,56</text:p>
          </table:table-cell>
          <table:table-cell table:style-name="ce4" table:formula="of:=COS(RADIANS([.$A86])) * TAN(RADIANS([.CA$3]))" office:value-type="float" office:value="0.602824929157836" calcext:value-type="float">
            <text:p>0,60</text:p>
          </table:table-cell>
          <table:table-cell table:style-name="ce4" table:formula="of:=COS(RADIANS([.$A86])) * TAN(RADIANS([.CB$3]))" office:value-type="float" office:value="0.654757961206209" calcext:value-type="float">
            <text:p>0,65</text:p>
          </table:table-cell>
          <table:table-cell table:style-name="ce4" table:formula="of:=COS(RADIANS([.$A86])) * TAN(RADIANS([.CC$3]))" office:value-type="float" office:value="0.715983535459146" calcext:value-type="float">
            <text:p>0,72</text:p>
          </table:table-cell>
          <table:table-cell table:style-name="ce4" table:formula="of:=COS(RADIANS([.$A86])) * TAN(RADIANS([.CD$3]))" office:value-type="float" office:value="0.789289877254639" calcext:value-type="float">
            <text:p>0,79</text:p>
          </table:table-cell>
          <table:table-cell table:style-name="ce4" table:formula="of:=COS(RADIANS([.$A86])) * TAN(RADIANS([.CE$3]))" office:value-type="float" office:value="0.878704376988636" calcext:value-type="float">
            <text:p>0,88</text:p>
          </table:table-cell>
          <table:table-cell table:style-name="ce4" table:formula="of:=COS(RADIANS([.$A86])) * TAN(RADIANS([.CF$3]))" office:value-type="float" office:value="0.99026806874157" calcext:value-type="float">
            <text:p>0,99</text:p>
          </table:table-cell>
          <table:table-cell table:style-name="ce4" table:formula="of:=COS(RADIANS([.$A86])) * TAN(RADIANS([.CG$3]))" office:value-type="float" office:value="1.13347394767426" calcext:value-type="float">
            <text:p>1,13</text:p>
          </table:table-cell>
          <table:table-cell table:style-name="ce4" table:formula="of:=COS(RADIANS([.$A86])) * TAN(RADIANS([.CH$3]))" office:value-type="float" office:value="1.32414360475838" calcext:value-type="float">
            <text:p>1,32</text:p>
          </table:table-cell>
          <table:table-cell table:style-name="ce4" table:formula="of:=COS(RADIANS([.$A86])) * TAN(RADIANS([.CI$3]))" office:value-type="float" office:value="1.59075582311103" calcext:value-type="float">
            <text:p>1,59</text:p>
          </table:table-cell>
          <table:table-cell table:style-name="ce4" table:formula="of:=COS(RADIANS([.$A86])) * TAN(RADIANS([.CJ$3]))" office:value-type="float" office:value="1.99026806874157" calcext:value-type="float">
            <text:p>1,99</text:p>
          </table:table-cell>
          <table:table-cell table:style-name="ce4" table:formula="of:=COS(RADIANS([.$A86])) * TAN(RADIANS([.CK$3]))" office:value-type="float" office:value="2.655580962674" calcext:value-type="float">
            <text:p>2,66</text:p>
          </table:table-cell>
          <table:table-cell table:style-name="ce4" table:formula="of:=COS(RADIANS([.$A86])) * TAN(RADIANS([.CL$3]))" office:value-type="float" office:value="3.98539616926121" calcext:value-type="float">
            <text:p>3,99</text:p>
          </table:table-cell>
          <table:table-cell table:style-name="ce4" table:formula="of:=COS(RADIANS([.$A86])) * TAN(RADIANS([.CM$3]))" office:value-type="float" office:value="7.97322161403592" calcext:value-type="float">
            <text:p>7,97</text:p>
          </table:table-cell>
          <table:table-cell table:number-columns-repeated="93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style-name="ce4" table:formula="of:=COS(RADIANS([.$A87])) * TAN(RADIANS([.B$3]))" office:value-type="float" office:value="0" calcext:value-type="float">
            <text:p>0,00</text:p>
          </table:table-cell>
          <table:table-cell table:style-name="ce4" table:formula="of:=COS(RADIANS([.$A87])) * TAN(RADIANS([.C$3]))" office:value-type="float" office:value="0.00212723730189609" calcext:value-type="float">
            <text:p>0,00</text:p>
          </table:table-cell>
          <table:table-cell table:style-name="ce4" table:formula="of:=COS(RADIANS([.$A87])) * TAN(RADIANS([.D$3]))" office:value-type="float" office:value="0.0042557712491618" calcext:value-type="float">
            <text:p>0,00</text:p>
          </table:table-cell>
          <table:table-cell table:style-name="ce4" table:formula="of:=COS(RADIANS([.$A87])) * TAN(RADIANS([.E$3]))" office:value-type="float" office:value="0.00638690165054612" calcext:value-type="float">
            <text:p>0,01</text:p>
          </table:table-cell>
          <table:table-cell table:style-name="ce4" table:formula="of:=COS(RADIANS([.$A87])) * TAN(RADIANS([.F$3]))" office:value-type="float" office:value="0.00852193465797084" calcext:value-type="float">
            <text:p>0,01</text:p>
          </table:table-cell>
          <table:table-cell table:style-name="ce4" table:formula="of:=COS(RADIANS([.$A87])) * TAN(RADIANS([.G$3]))" office:value-type="float" office:value="0.0106621859792982" calcext:value-type="float">
            <text:p>0,01</text:p>
          </table:table-cell>
          <table:table-cell table:style-name="ce4" table:formula="of:=COS(RADIANS([.$A87])) * TAN(RADIANS([.H$3]))" office:value-type="float" office:value="0.0128089841409281" calcext:value-type="float">
            <text:p>0,01</text:p>
          </table:table-cell>
          <table:table-cell table:style-name="ce4" table:formula="of:=COS(RADIANS([.$A87])) * TAN(RADIANS([.I$3]))" office:value-type="float" office:value="0.0149636738175263" calcext:value-type="float">
            <text:p>0,01</text:p>
          </table:table-cell>
          <table:table-cell table:style-name="ce4" table:formula="of:=COS(RADIANS([.$A87])) * TAN(RADIANS([.J$3]))" office:value-type="float" office:value="0.0171276192467918" calcext:value-type="float">
            <text:p>0,02</text:p>
          </table:table-cell>
          <table:table-cell table:style-name="ce4" table:formula="of:=COS(RADIANS([.$A87])) * TAN(RADIANS([.K$3]))" office:value-type="float" office:value="0.019302207747943" calcext:value-type="float">
            <text:p>0,02</text:p>
          </table:table-cell>
          <table:table-cell table:style-name="ce4" table:formula="of:=COS(RADIANS([.$A87])) * TAN(RADIANS([.L$3]))" office:value-type="float" office:value="0.0214888533635527" calcext:value-type="float">
            <text:p>0,02</text:p>
          </table:table-cell>
          <table:table-cell table:style-name="ce4" table:formula="of:=COS(RADIANS([.$A87])) * TAN(RADIANS([.M$3]))" office:value-type="float" office:value="0.0236890006455033" calcext:value-type="float">
            <text:p>0,02</text:p>
          </table:table-cell>
          <table:table-cell table:style-name="ce4" table:formula="of:=COS(RADIANS([.$A87])) * TAN(RADIANS([.N$3]))" office:value-type="float" office:value="0.0259041286071813" calcext:value-type="float">
            <text:p>0,03</text:p>
          </table:table-cell>
          <table:table-cell table:style-name="ce4" table:formula="of:=COS(RADIANS([.$A87])) * TAN(RADIANS([.O$3]))" office:value-type="float" office:value="0.0281357548656065" calcext:value-type="float">
            <text:p>0,03</text:p>
          </table:table-cell>
          <table:table-cell table:style-name="ce4" table:formula="of:=COS(RADIANS([.$A87])) * TAN(RADIANS([.P$3]))" office:value-type="float" office:value="0.0303854399990152" calcext:value-type="float">
            <text:p>0,03</text:p>
          </table:table-cell>
          <table:table-cell table:style-name="ce4" table:formula="of:=COS(RADIANS([.$A87])) * TAN(RADIANS([.Q$3]))" office:value-type="float" office:value="0.0326547921475204" calcext:value-type="float">
            <text:p>0,03</text:p>
          </table:table-cell>
          <table:table-cell table:style-name="ce4" table:formula="of:=COS(RADIANS([.$A87])) * TAN(RADIANS([.R$3]))" office:value-type="float" office:value="0.0349454718868816" calcext:value-type="float">
            <text:p>0,03</text:p>
          </table:table-cell>
          <table:table-cell table:style-name="ce4" table:formula="of:=COS(RADIANS([.$A87])) * TAN(RADIANS([.S$3]))" office:value-type="float" office:value="0.0372591974081752" calcext:value-type="float">
            <text:p>0,04</text:p>
          </table:table-cell>
          <table:table-cell table:style-name="ce4" table:formula="of:=COS(RADIANS([.$A87])) * TAN(RADIANS([.T$3]))" office:value-type="float" office:value="0.0395977500393043" calcext:value-type="float">
            <text:p>0,04</text:p>
          </table:table-cell>
          <table:table-cell table:style-name="ce4" table:formula="of:=COS(RADIANS([.$A87])) * TAN(RADIANS([.U$3]))" office:value-type="float" office:value="0.041962980147873" calcext:value-type="float">
            <text:p>0,04</text:p>
          </table:table-cell>
          <table:table-cell table:style-name="ce4" table:formula="of:=COS(RADIANS([.$A87])) * TAN(RADIANS([.V$3]))" office:value-type="float" office:value="0.0443568134690398" calcext:value-type="float">
            <text:p>0,04</text:p>
          </table:table-cell>
          <table:table-cell table:style-name="ce4" table:formula="of:=COS(RADIANS([.$A87])) * TAN(RADIANS([.W$3]))" office:value-type="float" office:value="0.0467812579066167" calcext:value-type="float">
            <text:p>0,05</text:p>
          </table:table-cell>
          <table:table-cell table:style-name="ce4" table:formula="of:=COS(RADIANS([.$A87])) * TAN(RADIANS([.X$3]))" office:value-type="float" office:value="0.0492384108609904" calcext:value-type="float">
            <text:p>0,05</text:p>
          </table:table-cell>
          <table:table-cell table:style-name="ce4" table:formula="of:=COS(RADIANS([.$A87])) * TAN(RADIANS([.Y$3]))" office:value-type="float" office:value="0.0517304671434852" calcext:value-type="float">
            <text:p>0,05</text:p>
          </table:table-cell>
          <table:table-cell table:style-name="ce4" table:formula="of:=COS(RADIANS([.$A87])) * TAN(RADIANS([.Z$3]))" office:value-type="float" office:value="0.0542597275436883" calcext:value-type="float">
            <text:p>0,05</text:p>
          </table:table-cell>
          <table:table-cell table:style-name="ce4" table:formula="of:=COS(RADIANS([.$A87])) * TAN(RADIANS([.AA$3]))" office:value-type="float" office:value="0.0568286081241416" calcext:value-type="float">
            <text:p>0,06</text:p>
          </table:table-cell>
          <table:table-cell table:style-name="ce4" table:formula="of:=COS(RADIANS([.$A87])) * TAN(RADIANS([.AB$3]))" office:value-type="float" office:value="0.0594396503258145" calcext:value-type="float">
            <text:p>0,06</text:p>
          </table:table-cell>
          <table:table-cell table:style-name="ce4" table:formula="of:=COS(RADIANS([.$A87])) * TAN(RADIANS([.AC$3]))" office:value-type="float" office:value="0.0620955319780987" calcext:value-type="float">
            <text:p>0,06</text:p>
          </table:table-cell>
          <table:table-cell table:style-name="ce4" table:formula="of:=COS(RADIANS([.$A87])) * TAN(RADIANS([.AD$3]))" office:value-type="float" office:value="0.0647990793189086" calcext:value-type="float">
            <text:p>0,06</text:p>
          </table:table-cell>
          <table:table-cell table:style-name="ce4" table:formula="of:=COS(RADIANS([.$A87])) * TAN(RADIANS([.AE$3]))" office:value-type="float" office:value="0.0675532801440791" calcext:value-type="float">
            <text:p>0,07</text:p>
          </table:table-cell>
          <table:table-cell table:style-name="ce4" table:formula="of:=COS(RADIANS([.$A87])) * TAN(RADIANS([.AF$3]))" office:value-type="float" office:value="0.0703612982209248" calcext:value-type="float">
            <text:p>0,07</text:p>
          </table:table-cell>
          <table:table-cell table:style-name="ce4" table:formula="of:=COS(RADIANS([.$A87])) * TAN(RADIANS([.AG$3]))" office:value-type="float" office:value="0.0732264891188992" calcext:value-type="float">
            <text:p>0,07</text:p>
          </table:table-cell>
          <table:table-cell table:style-name="ce4" table:formula="of:=COS(RADIANS([.$A87])) * TAN(RADIANS([.AH$3]))" office:value-type="float" office:value="0.0761524176311898" calcext:value-type="float">
            <text:p>0,08</text:p>
          </table:table-cell>
          <table:table-cell table:style-name="ce4" table:formula="of:=COS(RADIANS([.$A87])) * TAN(RADIANS([.AI$3]))" office:value-type="float" office:value="0.0791428769852977" calcext:value-type="float">
            <text:p>0,08</text:p>
          </table:table-cell>
          <table:table-cell table:style-name="ce4" table:formula="of:=COS(RADIANS([.$A87])) * TAN(RADIANS([.AJ$3]))" office:value-type="float" office:value="0.0822019100687664" calcext:value-type="float">
            <text:p>0,08</text:p>
          </table:table-cell>
          <table:table-cell table:style-name="ce4" table:formula="of:=COS(RADIANS([.$A87])) * TAN(RADIANS([.AK$3]))" office:value-type="float" office:value="0.085333832928952" calcext:value-type="float">
            <text:p>0,09</text:p>
          </table:table-cell>
          <table:table-cell table:style-name="ce4" table:formula="of:=COS(RADIANS([.$A87])) * TAN(RADIANS([.AL$3]))" office:value-type="float" office:value="0.0885432608439293" calcext:value-type="float">
            <text:p>0,09</text:p>
          </table:table-cell>
          <table:table-cell table:style-name="ce4" table:formula="of:=COS(RADIANS([.$A87])) * TAN(RADIANS([.AM$3]))" office:value-type="float" office:value="0.0918351373063171" calcext:value-type="float">
            <text:p>0,09</text:p>
          </table:table-cell>
          <table:table-cell table:style-name="ce4" table:formula="of:=COS(RADIANS([.$A87])) * TAN(RADIANS([.AN$3]))" office:value-type="float" office:value="0.0952147663142529" calcext:value-type="float">
            <text:p>0,10</text:p>
          </table:table-cell>
          <table:table-cell table:style-name="ce4" table:formula="of:=COS(RADIANS([.$A87])) * TAN(RADIANS([.AO$3]))" office:value-type="float" office:value="0.0986878484254477" calcext:value-type="float">
            <text:p>0,10</text:p>
          </table:table-cell>
          <table:table-cell table:style-name="ce4" table:formula="of:=COS(RADIANS([.$A87])) * TAN(RADIANS([.AP$3]))" office:value-type="float" office:value="0.102260521103077" calcext:value-type="float">
            <text:p>0,10</text:p>
          </table:table-cell>
          <table:table-cell table:style-name="ce4" table:formula="of:=COS(RADIANS([.$A87])) * TAN(RADIANS([.AQ$3]))" office:value-type="float" office:value="0.105939403968466" calcext:value-type="float">
            <text:p>0,11</text:p>
          </table:table-cell>
          <table:table-cell table:style-name="ce4" table:formula="of:=COS(RADIANS([.$A87])) * TAN(RADIANS([.AR$3]))" office:value-type="float" office:value="0.109731649677917" calcext:value-type="float">
            <text:p>0,11</text:p>
          </table:table-cell>
          <table:table-cell table:style-name="ce4" table:formula="of:=COS(RADIANS([.$A87])) * TAN(RADIANS([.AS$3]))" office:value-type="float" office:value="0.113645001262991" calcext:value-type="float">
            <text:p>0,11</text:p>
          </table:table-cell>
          <table:table-cell table:style-name="ce4" table:formula="of:=COS(RADIANS([.$A87])) * TAN(RADIANS([.AT$3]))" office:value-type="float" office:value="0.117687856919459" calcext:value-type="float">
            <text:p>0,12</text:p>
          </table:table-cell>
          <table:table-cell table:style-name="ce4" table:formula="of:=COS(RADIANS([.$A87])) * TAN(RADIANS([.AU$3]))" office:value-type="float" office:value="0.121869343405147" calcext:value-type="float">
            <text:p>0,12</text:p>
          </table:table-cell>
          <table:table-cell table:style-name="ce4" table:formula="of:=COS(RADIANS([.$A87])) * TAN(RADIANS([.AV$3]))" office:value-type="float" office:value="0.126199399417783" calcext:value-type="float">
            <text:p>0,13</text:p>
          </table:table-cell>
          <table:table-cell table:style-name="ce4" table:formula="of:=COS(RADIANS([.$A87])) * TAN(RADIANS([.AW$3]))" office:value-type="float" office:value="0.130688870578933" calcext:value-type="float">
            <text:p>0,13</text:p>
          </table:table-cell>
          <table:table-cell table:style-name="ce4" table:formula="of:=COS(RADIANS([.$A87])) * TAN(RADIANS([.AX$3]))" office:value-type="float" office:value="0.135349617959773" calcext:value-type="float">
            <text:p>0,14</text:p>
          </table:table-cell>
          <table:table-cell table:style-name="ce4" table:formula="of:=COS(RADIANS([.$A87])) * TAN(RADIANS([.AY$3]))" office:value-type="float" office:value="0.14019464246205" calcext:value-type="float">
            <text:p>0,14</text:p>
          </table:table-cell>
          <table:table-cell table:style-name="ce4" table:formula="of:=COS(RADIANS([.$A87])) * TAN(RADIANS([.AZ$3]))" office:value-type="float" office:value="0.145238227830182" calcext:value-type="float">
            <text:p>0,15</text:p>
          </table:table-cell>
          <table:table-cell table:style-name="ce4" table:formula="of:=COS(RADIANS([.$A87])) * TAN(RADIANS([.BA$3]))" office:value-type="float" office:value="0.15049610563981" calcext:value-type="float">
            <text:p>0,15</text:p>
          </table:table-cell>
          <table:table-cell table:style-name="ce4" table:formula="of:=COS(RADIANS([.$A87])) * TAN(RADIANS([.BB$3]))" office:value-type="float" office:value="0.155985646312283" calcext:value-type="float">
            <text:p>0,16</text:p>
          </table:table-cell>
          <table:table-cell table:style-name="ce4" table:formula="of:=COS(RADIANS([.$A87])) * TAN(RADIANS([.BC$3]))" office:value-type="float" office:value="0.16172608108008" calcext:value-type="float">
            <text:p>0,16</text:p>
          </table:table-cell>
          <table:table-cell table:style-name="ce4" table:formula="of:=COS(RADIANS([.$A87])) * TAN(RADIANS([.BD$3]))" office:value-type="float" office:value="0.167738760922538" calcext:value-type="float">
            <text:p>0,17</text:p>
          </table:table-cell>
          <table:table-cell table:style-name="ce4" table:formula="of:=COS(RADIANS([.$A87])) * TAN(RADIANS([.BE$3]))" office:value-type="float" office:value="0.174047459867032" calcext:value-type="float">
            <text:p>0,17</text:p>
          </table:table-cell>
          <table:table-cell table:style-name="ce4" table:formula="of:=COS(RADIANS([.$A87])) * TAN(RADIANS([.BF$3]))" office:value-type="float" office:value="0.180678731790747" calcext:value-type="float">
            <text:p>0,18</text:p>
          </table:table-cell>
          <table:table-cell table:style-name="ce4" table:formula="of:=COS(RADIANS([.$A87])) * TAN(RADIANS([.BG$3]))" office:value-type="float" office:value="0.187662332072674" calcext:value-type="float">
            <text:p>0,19</text:p>
          </table:table-cell>
          <table:table-cell table:style-name="ce4" table:formula="of:=COS(RADIANS([.$A87])) * TAN(RADIANS([.BH$3]))" office:value-type="float" office:value="0.195031718282819" calcext:value-type="float">
            <text:p>0,20</text:p>
          </table:table-cell>
          <table:table-cell table:style-name="ce4" table:formula="of:=COS(RADIANS([.$A87])) * TAN(RADIANS([.BI$3]))" office:value-type="float" office:value="0.202824647756716" calcext:value-type="float">
            <text:p>0,20</text:p>
          </table:table-cell>
          <table:table-cell table:style-name="ce4" table:formula="of:=COS(RADIANS([.$A87])) * TAN(RADIANS([.BJ$3]))" office:value-type="float" office:value="0.211083894662774" calcext:value-type="float">
            <text:p>0,21</text:p>
          </table:table-cell>
          <table:table-cell table:style-name="ce4" table:formula="of:=COS(RADIANS([.$A87])) * TAN(RADIANS([.BK$3]))" office:value-type="float" office:value="0.219858115406459" calcext:value-type="float">
            <text:p>0,22</text:p>
          </table:table-cell>
          <table:table-cell table:style-name="ce4" table:formula="of:=COS(RADIANS([.$A87])) * TAN(RADIANS([.BL$3]))" office:value-type="float" office:value="0.229202899456441" calcext:value-type="float">
            <text:p>0,23</text:p>
          </table:table-cell>
          <table:table-cell table:style-name="ce4" table:formula="of:=COS(RADIANS([.$A87])) * TAN(RADIANS([.BM$3]))" office:value-type="float" office:value="0.239182053665957" calcext:value-type="float">
            <text:p>0,24</text:p>
          </table:table-cell>
          <table:table-cell table:style-name="ce4" table:formula="of:=COS(RADIANS([.$A87])) * TAN(RADIANS([.BN$3]))" office:value-type="float" office:value="0.24986918295432" calcext:value-type="float">
            <text:p>0,25</text:p>
          </table:table-cell>
          <table:table-cell table:style-name="ce4" table:formula="of:=COS(RADIANS([.$A87])) * TAN(RADIANS([.BO$3]))" office:value-type="float" office:value="0.261349650330295" calcext:value-type="float">
            <text:p>0,26</text:p>
          </table:table-cell>
          <table:table-cell table:style-name="ce4" table:formula="of:=COS(RADIANS([.$A87])) * TAN(RADIANS([.BP$3]))" office:value-type="float" office:value="0.273723026899522" calcext:value-type="float">
            <text:p>0,27</text:p>
          </table:table-cell>
          <table:table-cell table:style-name="ce4" table:formula="of:=COS(RADIANS([.$A87])) * TAN(RADIANS([.BQ$3]))" office:value-type="float" office:value="0.287106180982404" calcext:value-type="float">
            <text:p>0,29</text:p>
          </table:table-cell>
          <table:table-cell table:style-name="ce4" table:formula="of:=COS(RADIANS([.$A87])) * TAN(RADIANS([.BR$3]))" office:value-type="float" office:value="0.301637209696556" calcext:value-type="float">
            <text:p>0,30</text:p>
          </table:table-cell>
          <table:table-cell table:style-name="ce4" table:formula="of:=COS(RADIANS([.$A87])) * TAN(RADIANS([.BS$3]))" office:value-type="float" office:value="0.317480493826163" calcext:value-type="float">
            <text:p>0,32</text:p>
          </table:table-cell>
          <table:table-cell table:style-name="ce4" table:formula="of:=COS(RADIANS([.$A87])) * TAN(RADIANS([.BT$3]))" office:value-type="float" office:value="0.334833269129404" calcext:value-type="float">
            <text:p>0,33</text:p>
          </table:table-cell>
          <table:table-cell table:style-name="ce4" table:formula="of:=COS(RADIANS([.$A87])) * TAN(RADIANS([.BU$3]))" office:value-type="float" office:value="0.353934272772439" calcext:value-type="float">
            <text:p>0,35</text:p>
          </table:table-cell>
          <table:table-cell table:style-name="ce4" table:formula="of:=COS(RADIANS([.$A87])) * TAN(RADIANS([.BV$3]))" office:value-type="float" office:value="0.37507527188438" calcext:value-type="float">
            <text:p>0,38</text:p>
          </table:table-cell>
          <table:table-cell table:style-name="ce4" table:formula="of:=COS(RADIANS([.$A87])) * TAN(RADIANS([.BW$3]))" office:value-type="float" office:value="0.39861666098967" calcext:value-type="float">
            <text:p>0,40</text:p>
          </table:table-cell>
          <table:table-cell table:style-name="ce4" table:formula="of:=COS(RADIANS([.$A87])) * TAN(RADIANS([.BX$3]))" office:value-type="float" office:value="0.425008908452519" calcext:value-type="float">
            <text:p>0,43</text:p>
          </table:table-cell>
          <table:table-cell table:style-name="ce4" table:formula="of:=COS(RADIANS([.$A87])) * TAN(RADIANS([.BY$3]))" office:value-type="float" office:value="0.45482258147307" calcext:value-type="float">
            <text:p>0,45</text:p>
          </table:table-cell>
          <table:table-cell table:style-name="ce4" table:formula="of:=COS(RADIANS([.$A87])) * TAN(RADIANS([.BZ$3]))" office:value-type="float" office:value="0.488791238911898" calcext:value-type="float">
            <text:p>0,49</text:p>
          </table:table-cell>
          <table:table-cell table:style-name="ce4" table:formula="of:=COS(RADIANS([.$A87])) * TAN(RADIANS([.CA$3]))" office:value-type="float" office:value="0.527874120774247" calcext:value-type="float">
            <text:p>0,53</text:p>
          </table:table-cell>
          <table:table-cell table:style-name="ce4" table:formula="of:=COS(RADIANS([.$A87])) * TAN(RADIANS([.CB$3]))" office:value-type="float" office:value="0.573350182406227" calcext:value-type="float">
            <text:p>0,57</text:p>
          </table:table-cell>
          <table:table-cell table:style-name="ce4" table:formula="of:=COS(RADIANS([.$A87])) * TAN(RADIANS([.CC$3]))" office:value-type="float" office:value="0.626963420038616" calcext:value-type="float">
            <text:p>0,63</text:p>
          </table:table-cell>
          <table:table-cell table:style-name="ce4" table:formula="of:=COS(RADIANS([.$A87])) * TAN(RADIANS([.CD$3]))" office:value-type="float" office:value="0.69115539162236" calcext:value-type="float">
            <text:p>0,69</text:p>
          </table:table-cell>
          <table:table-cell table:style-name="ce4" table:formula="of:=COS(RADIANS([.$A87])) * TAN(RADIANS([.CE$3]))" office:value-type="float" office:value="0.769452751516703" calcext:value-type="float">
            <text:p>0,77</text:p>
          </table:table-cell>
          <table:table-cell table:style-name="ce4" table:formula="of:=COS(RADIANS([.$A87])) * TAN(RADIANS([.CF$3]))" office:value-type="float" office:value="0.86714543615183" calcext:value-type="float">
            <text:p>0,87</text:p>
          </table:table-cell>
          <table:table-cell table:style-name="ce4" table:formula="of:=COS(RADIANS([.$A87])) * TAN(RADIANS([.CG$3]))" office:value-type="float" office:value="0.992546151641322" calcext:value-type="float">
            <text:p>0,99</text:p>
          </table:table-cell>
          <table:table-cell table:style-name="ce4" table:formula="of:=COS(RADIANS([.$A87])) * TAN(RADIANS([.CH$3]))" office:value-type="float" office:value="1.15950934895338" calcext:value-type="float">
            <text:p>1,16</text:p>
          </table:table-cell>
          <table:table-cell table:style-name="ce4" table:formula="of:=COS(RADIANS([.$A87])) * TAN(RADIANS([.CI$3]))" office:value-type="float" office:value="1.39297296922402" calcext:value-type="float">
            <text:p>1,39</text:p>
          </table:table-cell>
          <table:table-cell table:style-name="ce4" table:formula="of:=COS(RADIANS([.$A87])) * TAN(RADIANS([.CJ$3]))" office:value-type="float" office:value="1.74281280696163" calcext:value-type="float">
            <text:p>1,74</text:p>
          </table:table-cell>
          <table:table-cell table:style-name="ce4" table:formula="of:=COS(RADIANS([.$A87])) * TAN(RADIANS([.CK$3]))" office:value-type="float" office:value="2.3254055995573" calcext:value-type="float">
            <text:p>2,33</text:p>
          </table:table-cell>
          <table:table-cell table:style-name="ce4" table:formula="of:=COS(RADIANS([.$A87])) * TAN(RADIANS([.CL$3]))" office:value-type="float" office:value="3.48988138517241" calcext:value-type="float">
            <text:p>3,49</text:p>
          </table:table-cell>
          <table:table-cell table:style-name="ce4" table:formula="of:=COS(RADIANS([.$A87])) * TAN(RADIANS([.CM$3]))" office:value-type="float" office:value="6.98189000764671" calcext:value-type="float">
            <text:p>6,98</text:p>
          </table:table-cell>
          <table:table-cell table:number-columns-repeated="93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style-name="ce4" table:formula="of:=COS(RADIANS([.$A88])) * TAN(RADIANS([.B$3]))" office:value-type="float" office:value="0" calcext:value-type="float">
            <text:p>0,00</text:p>
          </table:table-cell>
          <table:table-cell table:style-name="ce4" table:formula="of:=COS(RADIANS([.$A88])) * TAN(RADIANS([.C$3]))" office:value-type="float" office:value="0.0018245511131837" calcext:value-type="float">
            <text:p>0,00</text:p>
          </table:table-cell>
          <table:table-cell table:style-name="ce4" table:formula="of:=COS(RADIANS([.$A88])) * TAN(RADIANS([.D$3]))" office:value-type="float" office:value="0.00365021437109635" calcext:value-type="float">
            <text:p>0,00</text:p>
          </table:table-cell>
          <table:table-cell table:style-name="ce4" table:formula="of:=COS(RADIANS([.$A88])) * TAN(RADIANS([.E$3]))" office:value-type="float" office:value="0.00547810463172666" calcext:value-type="float">
            <text:p>0,01</text:p>
          </table:table-cell>
          <table:table-cell table:style-name="ce4" table:formula="of:=COS(RADIANS([.$A88])) * TAN(RADIANS([.F$3]))" office:value-type="float" office:value="0.00730934219366134" calcext:value-type="float">
            <text:p>0,01</text:p>
          </table:table-cell>
          <table:table-cell table:style-name="ce4" table:formula="of:=COS(RADIANS([.$A88])) * TAN(RADIANS([.G$3]))" office:value-type="float" office:value="0.00914505555170564" calcext:value-type="float">
            <text:p>0,01</text:p>
          </table:table-cell>
          <table:table-cell table:style-name="ce4" table:formula="of:=COS(RADIANS([.$A88])) * TAN(RADIANS([.H$3]))" office:value-type="float" office:value="0.0109863841952431" calcext:value-type="float">
            <text:p>0,01</text:p>
          </table:table-cell>
          <table:table-cell table:style-name="ce4" table:formula="of:=COS(RADIANS([.$A88])) * TAN(RADIANS([.I$3]))" office:value-type="float" office:value="0.0128344814641742" calcext:value-type="float">
            <text:p>0,01</text:p>
          </table:table-cell>
          <table:table-cell table:style-name="ce4" table:formula="of:=COS(RADIANS([.$A88])) * TAN(RADIANS([.J$3]))" office:value-type="float" office:value="0.0146905174777943" calcext:value-type="float">
            <text:p>0,01</text:p>
          </table:table-cell>
          <table:table-cell table:style-name="ce4" table:formula="of:=COS(RADIANS([.$A88])) * TAN(RADIANS([.K$3]))" office:value-type="float" office:value="0.0165556821526311" calcext:value-type="float">
            <text:p>0,02</text:p>
          </table:table-cell>
          <table:table-cell table:style-name="ce4" table:formula="of:=COS(RADIANS([.$A88])) * TAN(RADIANS([.L$3]))" office:value-type="float" office:value="0.018431188326081" calcext:value-type="float">
            <text:p>0,02</text:p>
          </table:table-cell>
          <table:table-cell table:style-name="ce4" table:formula="of:=COS(RADIANS([.$A88])) * TAN(RADIANS([.M$3]))" office:value-type="float" office:value="0.0203182750036571" calcext:value-type="float">
            <text:p>0,02</text:p>
          </table:table-cell>
          <table:table-cell table:style-name="ce4" table:formula="of:=COS(RADIANS([.$A88])) * TAN(RADIANS([.N$3]))" office:value-type="float" office:value="0.0222182107488236" calcext:value-type="float">
            <text:p>0,02</text:p>
          </table:table-cell>
          <table:table-cell table:style-name="ce4" table:formula="of:=COS(RADIANS([.$A88])) * TAN(RADIANS([.O$3]))" office:value-type="float" office:value="0.024132297235738" calcext:value-type="float">
            <text:p>0,02</text:p>
          </table:table-cell>
          <table:table-cell table:style-name="ce4" table:formula="of:=COS(RADIANS([.$A88])) * TAN(RADIANS([.P$3]))" office:value-type="float" office:value="0.0260618729867908" calcext:value-type="float">
            <text:p>0,03</text:p>
          </table:table-cell>
          <table:table-cell table:style-name="ce4" table:formula="of:=COS(RADIANS([.$A88])) * TAN(RADIANS([.Q$3]))" office:value-type="float" office:value="0.028008317318634" calcext:value-type="float">
            <text:p>0,03</text:p>
          </table:table-cell>
          <table:table-cell table:style-name="ce4" table:formula="of:=COS(RADIANS([.$A88])) * TAN(RADIANS([.R$3]))" office:value-type="float" office:value="0.0299730545224587" calcext:value-type="float">
            <text:p>0,03</text:p>
          </table:table-cell>
          <table:table-cell table:style-name="ce4" table:formula="of:=COS(RADIANS([.$A88])) * TAN(RADIANS([.S$3]))" office:value-type="float" office:value="0.0319575583066462" calcext:value-type="float">
            <text:p>0,03</text:p>
          </table:table-cell>
          <table:table-cell table:style-name="ce4" table:formula="of:=COS(RADIANS([.$A88])) * TAN(RADIANS([.T$3]))" office:value-type="float" office:value="0.0339633565326185" calcext:value-type="float">
            <text:p>0,03</text:p>
          </table:table-cell>
          <table:table-cell table:style-name="ce4" table:formula="of:=COS(RADIANS([.$A88])) * TAN(RADIANS([.U$3]))" office:value-type="float" office:value="0.0359920362777876" calcext:value-type="float">
            <text:p>0,04</text:p>
          </table:table-cell>
          <table:table-cell table:style-name="ce4" table:formula="of:=COS(RADIANS([.$A88])) * TAN(RADIANS([.V$3]))" office:value-type="float" office:value="0.0380452492630139" calcext:value-type="float">
            <text:p>0,04</text:p>
          </table:table-cell>
          <table:table-cell table:style-name="ce4" table:formula="of:=COS(RADIANS([.$A88])) * TAN(RADIANS([.W$3]))" office:value-type="float" office:value="0.0401247176859727" calcext:value-type="float">
            <text:p>0,04</text:p>
          </table:table-cell>
          <table:table-cell table:style-name="ce4" table:formula="of:=COS(RADIANS([.$A88])) * TAN(RADIANS([.X$3]))" office:value-type="float" office:value="0.0422322405063788" calcext:value-type="float">
            <text:p>0,04</text:p>
          </table:table-cell>
          <table:table-cell table:style-name="ce4" table:formula="of:=COS(RADIANS([.$A88])) * TAN(RADIANS([.Y$3]))" office:value-type="float" office:value="0.0443697002342096" calcext:value-type="float">
            <text:p>0,04</text:p>
          </table:table-cell>
          <table:table-cell table:style-name="ce4" table:formula="of:=COS(RADIANS([.$A88])) * TAN(RADIANS([.Z$3]))" office:value-type="float" office:value="0.046539070277979" calcext:value-type="float">
            <text:p>0,05</text:p>
          </table:table-cell>
          <table:table-cell table:style-name="ce4" table:formula="of:=COS(RADIANS([.$A88])) * TAN(RADIANS([.AA$3]))" office:value-type="float" office:value="0.0487424229168803" calcext:value-type="float">
            <text:p>0,05</text:p>
          </table:table-cell>
          <table:table-cell table:style-name="ce4" table:formula="of:=COS(RADIANS([.$A88])) * TAN(RADIANS([.AB$3]))" office:value-type="float" office:value="0.0509819379683442" calcext:value-type="float">
            <text:p>0,05</text:p>
          </table:table-cell>
          <table:table-cell table:style-name="ce4" table:formula="of:=COS(RADIANS([.$A88])) * TAN(RADIANS([.AC$3]))" office:value-type="float" office:value="0.053259912231413" calcext:value-type="float">
            <text:p>0,05</text:p>
          </table:table-cell>
          <table:table-cell table:style-name="ce4" table:formula="of:=COS(RADIANS([.$A88])) * TAN(RADIANS([.AD$3]))" office:value-type="float" office:value="0.0555787697964918" calcext:value-type="float">
            <text:p>0,06</text:p>
          </table:table-cell>
          <table:table-cell table:style-name="ce4" table:formula="of:=COS(RADIANS([.$A88])) * TAN(RADIANS([.AE$3]))" office:value-type="float" office:value="0.0579410733237086" calcext:value-type="float">
            <text:p>0,06</text:p>
          </table:table-cell>
          <table:table-cell table:style-name="ce4" table:formula="of:=COS(RADIANS([.$A88])) * TAN(RADIANS([.AF$3]))" office:value-type="float" office:value="0.0603495364055576" calcext:value-type="float">
            <text:p>0,06</text:p>
          </table:table-cell>
          <table:table-cell table:style-name="ce4" table:formula="of:=COS(RADIANS([.$A88])) * TAN(RADIANS([.AG$3]))" office:value-type="float" office:value="0.0628070371450018" calcext:value-type="float">
            <text:p>0,06</text:p>
          </table:table-cell>
          <table:table-cell table:style-name="ce4" table:formula="of:=COS(RADIANS([.$A88])) * TAN(RADIANS([.AH$3]))" office:value-type="float" office:value="0.0653166330981366" calcext:value-type="float">
            <text:p>0,07</text:p>
          </table:table-cell>
          <table:table-cell table:style-name="ce4" table:formula="of:=COS(RADIANS([.$A88])) * TAN(RADIANS([.AI$3]))" office:value-type="float" office:value="0.0678815777512812" calcext:value-type="float">
            <text:p>0,07</text:p>
          </table:table-cell>
          <table:table-cell table:style-name="ce4" table:formula="of:=COS(RADIANS([.$A88])) * TAN(RADIANS([.AJ$3]))" office:value-type="float" office:value="0.070505338726483" calcext:value-type="float">
            <text:p>0,07</text:p>
          </table:table-cell>
          <table:table-cell table:style-name="ce4" table:formula="of:=COS(RADIANS([.$A88])) * TAN(RADIANS([.AK$3]))" office:value-type="float" office:value="0.0731916179374877" calcext:value-type="float">
            <text:p>0,07</text:p>
          </table:table-cell>
          <table:table-cell table:style-name="ce4" table:formula="of:=COS(RADIANS([.$A88])) * TAN(RADIANS([.AL$3]))" office:value-type="float" office:value="0.0759443739509964" calcext:value-type="float">
            <text:p>0,08</text:p>
          </table:table-cell>
          <table:table-cell table:style-name="ce4" table:formula="of:=COS(RADIANS([.$A88])) * TAN(RADIANS([.AM$3]))" office:value-type="float" office:value="0.0787678468463614" calcext:value-type="float">
            <text:p>0,08</text:p>
          </table:table-cell>
          <table:table-cell table:style-name="ce4" table:formula="of:=COS(RADIANS([.$A88])) * TAN(RADIANS([.AN$3]))" office:value-type="float" office:value="0.081666585911853" calcext:value-type="float">
            <text:p>0,08</text:p>
          </table:table-cell>
          <table:table-cell table:style-name="ce4" table:formula="of:=COS(RADIANS([.$A88])) * TAN(RADIANS([.AO$3]))" office:value-type="float" office:value="0.0846454805685566" calcext:value-type="float">
            <text:p>0,08</text:p>
          </table:table-cell>
          <table:table-cell table:style-name="ce4" table:formula="of:=COS(RADIANS([.$A88])) * TAN(RADIANS([.AP$3]))" office:value-type="float" office:value="0.0877097949754159" calcext:value-type="float">
            <text:p>0,09</text:p>
          </table:table-cell>
          <table:table-cell table:style-name="ce4" table:formula="of:=COS(RADIANS([.$A88])) * TAN(RADIANS([.AQ$3]))" office:value-type="float" office:value="0.0908652068428818" calcext:value-type="float">
            <text:p>0,09</text:p>
          </table:table-cell>
          <table:table-cell table:style-name="ce4" table:formula="of:=COS(RADIANS([.$A88])) * TAN(RADIANS([.AR$3]))" office:value-type="float" office:value="0.0941178510704334" calcext:value-type="float">
            <text:p>0,09</text:p>
          </table:table-cell>
          <table:table-cell table:style-name="ce4" table:formula="of:=COS(RADIANS([.$A88])) * TAN(RADIANS([.AS$3]))" office:value-type="float" office:value="0.0974743689278733" calcext:value-type="float">
            <text:p>0,10</text:p>
          </table:table-cell>
          <table:table-cell table:style-name="ce4" table:formula="of:=COS(RADIANS([.$A88])) * TAN(RADIANS([.AT$3]))" office:value-type="float" office:value="0.100941963625406" calcext:value-type="float">
            <text:p>0,10</text:p>
          </table:table-cell>
          <table:table-cell table:style-name="ce4" table:formula="of:=COS(RADIANS([.$A88])) * TAN(RADIANS([.AU$3]))" office:value-type="float" office:value="0.104528463267653" calcext:value-type="float">
            <text:p>0,10</text:p>
          </table:table-cell>
          <table:table-cell table:style-name="ce4" table:formula="of:=COS(RADIANS([.$A88])) * TAN(RADIANS([.AV$3]))" office:value-type="float" office:value="0.108242392367599" calcext:value-type="float">
            <text:p>0,11</text:p>
          </table:table-cell>
          <table:table-cell table:style-name="ce4" table:formula="of:=COS(RADIANS([.$A88])) * TAN(RADIANS([.AW$3]))" office:value-type="float" office:value="0.112093053315196" calcext:value-type="float">
            <text:p>0,11</text:p>
          </table:table-cell>
          <table:table-cell table:style-name="ce4" table:formula="of:=COS(RADIANS([.$A88])) * TAN(RADIANS([.AX$3]))" office:value-type="float" office:value="0.116090619460919" calcext:value-type="float">
            <text:p>0,12</text:p>
          </table:table-cell>
          <table:table-cell table:style-name="ce4" table:formula="of:=COS(RADIANS([.$A88])) * TAN(RADIANS([.AY$3]))" office:value-type="float" office:value="0.12024624179847" calcext:value-type="float">
            <text:p>0,12</text:p>
          </table:table-cell>
          <table:table-cell table:style-name="ce4" table:formula="of:=COS(RADIANS([.$A88])) * TAN(RADIANS([.AZ$3]))" office:value-type="float" office:value="0.124572171627578" calcext:value-type="float">
            <text:p>0,12</text:p>
          </table:table-cell>
          <table:table-cell table:style-name="ce4" table:formula="of:=COS(RADIANS([.$A88])) * TAN(RADIANS([.BA$3]))" office:value-type="float" office:value="0.129081902066204" calcext:value-type="float">
            <text:p>0,13</text:p>
          </table:table-cell>
          <table:table-cell table:style-name="ce4" table:formula="of:=COS(RADIANS([.$A88])) * TAN(RADIANS([.BB$3]))" office:value-type="float" office:value="0.133790331885435" calcext:value-type="float">
            <text:p>0,13</text:p>
          </table:table-cell>
          <table:table-cell table:style-name="ce4" table:formula="of:=COS(RADIANS([.$A88])) * TAN(RADIANS([.BC$3]))" office:value-type="float" office:value="0.138713955891279" calcext:value-type="float">
            <text:p>0,14</text:p>
          </table:table-cell>
          <table:table-cell table:style-name="ce4" table:formula="of:=COS(RADIANS([.$A88])) * TAN(RADIANS([.BD$3]))" office:value-type="float" office:value="0.143871087016233" calcext:value-type="float">
            <text:p>0,14</text:p>
          </table:table-cell>
          <table:table-cell table:style-name="ce4" table:formula="of:=COS(RADIANS([.$A88])) * TAN(RADIANS([.BE$3]))" office:value-type="float" office:value="0.149282116463516" calcext:value-type="float">
            <text:p>0,15</text:p>
          </table:table-cell>
          <table:table-cell table:style-name="ce4" table:formula="of:=COS(RADIANS([.$A88])) * TAN(RADIANS([.BF$3]))" office:value-type="float" office:value="0.154969819739241" calcext:value-type="float">
            <text:p>0,15</text:p>
          </table:table-cell>
          <table:table-cell table:style-name="ce4" table:formula="of:=COS(RADIANS([.$A88])) * TAN(RADIANS([.BG$3]))" office:value-type="float" office:value="0.160959718307239" calcext:value-type="float">
            <text:p>0,16</text:p>
          </table:table-cell>
          <table:table-cell table:style-name="ce4" table:formula="of:=COS(RADIANS([.$A88])) * TAN(RADIANS([.BH$3]))" office:value-type="float" office:value="0.167280509034825" calcext:value-type="float">
            <text:p>0,17</text:p>
          </table:table-cell>
          <table:table-cell table:style-name="ce4" table:formula="of:=COS(RADIANS([.$A88])) * TAN(RADIANS([.BI$3]))" office:value-type="float" office:value="0.173964576737985" calcext:value-type="float">
            <text:p>0,17</text:p>
          </table:table-cell>
          <table:table-cell table:style-name="ce4" table:formula="of:=COS(RADIANS([.$A88])) * TAN(RADIANS([.BJ$3]))" office:value-type="float" office:value="0.181048609216673" calcext:value-type="float">
            <text:p>0,18</text:p>
          </table:table-cell>
          <table:table-cell table:style-name="ce4" table:formula="of:=COS(RADIANS([.$A88])) * TAN(RADIANS([.BK$3]))" office:value-type="float" office:value="0.188574339519982" calcext:value-type="float">
            <text:p>0,19</text:p>
          </table:table-cell>
          <table:table-cell table:style-name="ce4" table:formula="of:=COS(RADIANS([.$A88])) * TAN(RADIANS([.BL$3]))" office:value-type="float" office:value="0.196589447249458" calcext:value-type="float">
            <text:p>0,20</text:p>
          </table:table-cell>
          <table:table-cell table:style-name="ce4" table:formula="of:=COS(RADIANS([.$A88])) * TAN(RADIANS([.BM$3]))" office:value-type="float" office:value="0.205148660133406" calcext:value-type="float">
            <text:p>0,21</text:p>
          </table:table-cell>
          <table:table-cell table:style-name="ce4" table:formula="of:=COS(RADIANS([.$A88])) * TAN(RADIANS([.BN$3]))" office:value-type="float" office:value="0.21431510979205" calcext:value-type="float">
            <text:p>0,21</text:p>
          </table:table-cell>
          <table:table-cell table:style-name="ce4" table:formula="of:=COS(RADIANS([.$A88])) * TAN(RADIANS([.BO$3]))" office:value-type="float" office:value="0.224162012867712" calcext:value-type="float">
            <text:p>0,22</text:p>
          </table:table-cell>
          <table:table-cell table:style-name="ce4" table:formula="of:=COS(RADIANS([.$A88])) * TAN(RADIANS([.BP$3]))" office:value-type="float" office:value="0.234774772418846" calcext:value-type="float">
            <text:p>0,23</text:p>
          </table:table-cell>
          <table:table-cell table:style-name="ce4" table:formula="of:=COS(RADIANS([.$A88])) * TAN(RADIANS([.BQ$3]))" office:value-type="float" office:value="0.246253627485023" calcext:value-type="float">
            <text:p>0,25</text:p>
          </table:table-cell>
          <table:table-cell table:style-name="ce4" table:formula="of:=COS(RADIANS([.$A88])) * TAN(RADIANS([.BR$3]))" office:value-type="float" office:value="0.258717025241577" calcext:value-type="float">
            <text:p>0,26</text:p>
          </table:table-cell>
          <table:table-cell table:style-name="ce4" table:formula="of:=COS(RADIANS([.$A88])) * TAN(RADIANS([.BS$3]))" office:value-type="float" office:value="0.272305956607812" calcext:value-type="float">
            <text:p>0,27</text:p>
          </table:table-cell>
          <table:table-cell table:style-name="ce4" table:formula="of:=COS(RADIANS([.$A88])) * TAN(RADIANS([.BT$3]))" office:value-type="float" office:value="0.28718959251817" calcext:value-type="float">
            <text:p>0,29</text:p>
          </table:table-cell>
          <table:table-cell table:style-name="ce4" table:formula="of:=COS(RADIANS([.$A88])) * TAN(RADIANS([.BU$3]))" office:value-type="float" office:value="0.303572700048657" calcext:value-type="float">
            <text:p>0,30</text:p>
          </table:table-cell>
          <table:table-cell table:style-name="ce4" table:formula="of:=COS(RADIANS([.$A88])) * TAN(RADIANS([.BV$3]))" office:value-type="float" office:value="0.321705530565085" calcext:value-type="float">
            <text:p>0,32</text:p>
          </table:table-cell>
          <table:table-cell table:style-name="ce4" table:formula="of:=COS(RADIANS([.$A88])) * TAN(RADIANS([.BW$3]))" office:value-type="float" office:value="0.341897197785128" calcext:value-type="float">
            <text:p>0,34</text:p>
          </table:table-cell>
          <table:table-cell table:style-name="ce4" table:formula="of:=COS(RADIANS([.$A88])) * TAN(RADIANS([.BX$3]))" office:value-type="float" office:value="0.364534072592108" calcext:value-type="float">
            <text:p>0,36</text:p>
          </table:table-cell>
          <table:table-cell table:style-name="ce4" table:formula="of:=COS(RADIANS([.$A88])) * TAN(RADIANS([.BY$3]))" office:value-type="float" office:value="0.39010553575198" calcext:value-type="float">
            <text:p>0,39</text:p>
          </table:table-cell>
          <table:table-cell table:style-name="ce4" table:formula="of:=COS(RADIANS([.$A88])) * TAN(RADIANS([.BZ$3]))" office:value-type="float" office:value="0.419240767485706" calcext:value-type="float">
            <text:p>0,42</text:p>
          </table:table-cell>
          <table:table-cell table:style-name="ce4" table:formula="of:=COS(RADIANS([.$A88])) * TAN(RADIANS([.CA$3]))" office:value-type="float" office:value="0.452762516819838" calcext:value-type="float">
            <text:p>0,45</text:p>
          </table:table-cell>
          <table:table-cell table:style-name="ce4" table:formula="of:=COS(RADIANS([.$A88])) * TAN(RADIANS([.CB$3]))" office:value-type="float" office:value="0.491767755586515" calcext:value-type="float">
            <text:p>0,49</text:p>
          </table:table-cell>
          <table:table-cell table:style-name="ce4" table:formula="of:=COS(RADIANS([.$A88])) * TAN(RADIANS([.CC$3]))" office:value-type="float" office:value="0.537752325486811" calcext:value-type="float">
            <text:p>0,54</text:p>
          </table:table-cell>
          <table:table-cell table:style-name="ce4" table:formula="of:=COS(RADIANS([.$A88])) * TAN(RADIANS([.CD$3]))" office:value-type="float" office:value="0.59281037336242" calcext:value-type="float">
            <text:p>0,59</text:p>
          </table:table-cell>
          <table:table-cell table:style-name="ce4" table:formula="of:=COS(RADIANS([.$A88])) * TAN(RADIANS([.CE$3]))" office:value-type="float" office:value="0.659966743282801" calcext:value-type="float">
            <text:p>0,66</text:p>
          </table:table-cell>
          <table:table-cell table:style-name="ce4" table:formula="of:=COS(RADIANS([.$A88])) * TAN(RADIANS([.CF$3]))" office:value-type="float" office:value="0.743758662662011" calcext:value-type="float">
            <text:p>0,74</text:p>
          </table:table-cell>
          <table:table-cell table:style-name="ce4" table:formula="of:=COS(RADIANS([.$A88])) * TAN(RADIANS([.CG$3]))" office:value-type="float" office:value="0.851316016435587" calcext:value-type="float">
            <text:p>0,85</text:p>
          </table:table-cell>
          <table:table-cell table:style-name="ce4" table:formula="of:=COS(RADIANS([.$A88])) * TAN(RADIANS([.CH$3]))" office:value-type="float" office:value="0.994521895368273" calcext:value-type="float">
            <text:p>0,99</text:p>
          </table:table-cell>
          <table:table-cell table:style-name="ce4" table:formula="of:=COS(RADIANS([.$A88])) * TAN(RADIANS([.CI$3]))" office:value-type="float" office:value="1.19476580227654" calcext:value-type="float">
            <text:p>1,19</text:p>
          </table:table-cell>
          <table:table-cell table:style-name="ce4" table:formula="of:=COS(RADIANS([.$A88])) * TAN(RADIANS([.CJ$3]))" office:value-type="float" office:value="1.49482666751769" calcext:value-type="float">
            <text:p>1,49</text:p>
          </table:table-cell>
          <table:table-cell table:style-name="ce4" table:formula="of:=COS(RADIANS([.$A88])) * TAN(RADIANS([.CK$3]))" office:value-type="float" office:value="1.99452189536827" calcext:value-type="float">
            <text:p>1,99</text:p>
          </table:table-cell>
          <table:table-cell table:style-name="ce4" table:formula="of:=COS(RADIANS([.$A88])) * TAN(RADIANS([.CL$3]))" office:value-type="float" office:value="2.99330354940645" calcext:value-type="float">
            <text:p>2,99</text:p>
          </table:table-cell>
          <table:table-cell table:style-name="ce4" table:formula="of:=COS(RADIANS([.$A88])) * TAN(RADIANS([.CM$3]))" office:value-type="float" office:value="5.98843164992608" calcext:value-type="float">
            <text:p>5,99</text:p>
          </table:table-cell>
          <table:table-cell table:number-columns-repeated="93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style-name="ce4" table:formula="of:=COS(RADIANS([.$A89])) * TAN(RADIANS([.B$3]))" office:value-type="float" office:value="0" calcext:value-type="float">
            <text:p>0,00</text:p>
          </table:table-cell>
          <table:table-cell table:style-name="ce4" table:formula="of:=COS(RADIANS([.$A89])) * TAN(RADIANS([.C$3]))" office:value-type="float" office:value="0.00152130914852741" calcext:value-type="float">
            <text:p>0,00</text:p>
          </table:table-cell>
          <table:table-cell table:style-name="ce4" table:formula="of:=COS(RADIANS([.$A89])) * TAN(RADIANS([.D$3]))" office:value-type="float" office:value="0.00304354560237304" calcext:value-type="float">
            <text:p>0,00</text:p>
          </table:table-cell>
          <table:table-cell table:style-name="ce4" table:formula="of:=COS(RADIANS([.$A89])) * TAN(RADIANS([.E$3]))" office:value-type="float" office:value="0.0045676389291688" calcext:value-type="float">
            <text:p>0,00</text:p>
          </table:table-cell>
          <table:table-cell table:style-name="ce4" table:formula="of:=COS(RADIANS([.$A89])) * TAN(RADIANS([.F$3]))" office:value-type="float" office:value="0.00609452323291248" calcext:value-type="float">
            <text:p>0,01</text:p>
          </table:table-cell>
          <table:table-cell table:style-name="ce4" table:formula="of:=COS(RADIANS([.$A89])) * TAN(RADIANS([.G$3]))" office:value-type="float" office:value="0.00762513945160187" calcext:value-type="float">
            <text:p>0,01</text:p>
          </table:table-cell>
          <table:table-cell table:style-name="ce4" table:formula="of:=COS(RADIANS([.$A89])) * TAN(RADIANS([.H$3]))" office:value-type="float" office:value="0.00916043769050466" calcext:value-type="float">
            <text:p>0,01</text:p>
          </table:table-cell>
          <table:table-cell table:style-name="ce4" table:formula="of:=COS(RADIANS([.$A89])) * TAN(RADIANS([.I$3]))" office:value-type="float" office:value="0.0107013796034377" calcext:value-type="float">
            <text:p>0,01</text:p>
          </table:table-cell>
          <table:table-cell table:style-name="ce4" table:formula="of:=COS(RADIANS([.$A89])) * TAN(RADIANS([.J$3]))" office:value-type="float" office:value="0.0122489408348628" calcext:value-type="float">
            <text:p>0,01</text:p>
          </table:table-cell>
          <table:table-cell table:style-name="ce4" table:formula="of:=COS(RADIANS([.$A89])) * TAN(RADIANS([.K$3]))" office:value-type="float" office:value="0.0138041135361571" calcext:value-type="float">
            <text:p>0,01</text:p>
          </table:table-cell>
          <table:table-cell table:style-name="ce4" table:formula="of:=COS(RADIANS([.$A89])) * TAN(RADIANS([.L$3]))" office:value-type="float" office:value="0.0153679089700983" calcext:value-type="float">
            <text:p>0,02</text:p>
          </table:table-cell>
          <table:table-cell table:style-name="ce4" table:formula="of:=COS(RADIANS([.$A89])) * TAN(RADIANS([.M$3]))" office:value-type="float" office:value="0.0169413602184173" calcext:value-type="float">
            <text:p>0,02</text:p>
          </table:table-cell>
          <table:table-cell table:style-name="ce4" table:formula="of:=COS(RADIANS([.$A89])) * TAN(RADIANS([.N$3]))" office:value-type="float" office:value="0.0185255250082392" calcext:value-type="float">
            <text:p>0,02</text:p>
          </table:table-cell>
          <table:table-cell table:style-name="ce4" table:formula="of:=COS(RADIANS([.$A89])) * TAN(RADIANS([.O$3]))" office:value-type="float" office:value="0.0201214886743568" calcext:value-type="float">
            <text:p>0,02</text:p>
          </table:table-cell>
          <table:table-cell table:style-name="ce4" table:formula="of:=COS(RADIANS([.$A89])) * TAN(RADIANS([.P$3]))" office:value-type="float" office:value="0.0217303672755877" calcext:value-type="float">
            <text:p>0,02</text:p>
          </table:table-cell>
          <table:table-cell table:style-name="ce4" table:formula="of:=COS(RADIANS([.$A89])) * TAN(RADIANS([.Q$3]))" office:value-type="float" office:value="0.0233533108849697" calcext:value-type="float">
            <text:p>0,02</text:p>
          </table:table-cell>
          <table:table-cell table:style-name="ce4" table:formula="of:=COS(RADIANS([.$A89])) * TAN(RADIANS([.R$3]))" office:value-type="float" office:value="0.0249915070752727" calcext:value-type="float">
            <text:p>0,02</text:p>
          </table:table-cell>
          <table:table-cell table:style-name="ce4" table:formula="of:=COS(RADIANS([.$A89])) * TAN(RADIANS([.S$3]))" office:value-type="float" office:value="0.0266461846232773" calcext:value-type="float">
            <text:p>0,03</text:p>
          </table:table-cell>
          <table:table-cell table:style-name="ce4" table:formula="of:=COS(RADIANS([.$A89])) * TAN(RADIANS([.T$3]))" office:value-type="float" office:value="0.0283186174585225" calcext:value-type="float">
            <text:p>0,03</text:p>
          </table:table-cell>
          <table:table-cell table:style-name="ce4" table:formula="of:=COS(RADIANS([.$A89])) * TAN(RADIANS([.U$3]))" office:value-type="float" office:value="0.0300101288847893" calcext:value-type="float">
            <text:p>0,03</text:p>
          </table:table-cell>
          <table:table-cell table:style-name="ce4" table:formula="of:=COS(RADIANS([.$A89])) * TAN(RADIANS([.V$3]))" office:value-type="float" office:value="0.0317220961055101" calcext:value-type="float">
            <text:p>0,03</text:p>
          </table:table-cell>
          <table:table-cell table:style-name="ce4" table:formula="of:=COS(RADIANS([.$A89])) * TAN(RADIANS([.W$3]))" office:value-type="float" office:value="0.0334559550876248" calcext:value-type="float">
            <text:p>0,03</text:p>
          </table:table-cell>
          <table:table-cell table:style-name="ce4" table:formula="of:=COS(RADIANS([.$A89])) * TAN(RADIANS([.X$3]))" office:value-type="float" office:value="0.0352132058021962" calcext:value-type="float">
            <text:p>0,04</text:p>
          </table:table-cell>
          <table:table-cell table:style-name="ce4" table:formula="of:=COS(RADIANS([.$A89])) * TAN(RADIANS([.Y$3]))" office:value-type="float" office:value="0.0369954178844239" calcext:value-type="float">
            <text:p>0,04</text:p>
          </table:table-cell>
          <table:table-cell table:style-name="ce4" table:formula="of:=COS(RADIANS([.$A89])) * TAN(RADIANS([.Z$3]))" office:value-type="float" office:value="0.0388042367606289" calcext:value-type="float">
            <text:p>0,04</text:p>
          </table:table-cell>
          <table:table-cell table:style-name="ce4" table:formula="of:=COS(RADIANS([.$A89])) * TAN(RADIANS([.AA$3]))" office:value-type="float" office:value="0.0406413902954201" calcext:value-type="float">
            <text:p>0,04</text:p>
          </table:table-cell>
          <table:table-cell table:style-name="ce4" table:formula="of:=COS(RADIANS([.$A89])) * TAN(RADIANS([.AB$3]))" office:value-type="float" office:value="0.0425086960186957" calcext:value-type="float">
            <text:p>0,04</text:p>
          </table:table-cell>
          <table:table-cell table:style-name="ce4" table:formula="of:=COS(RADIANS([.$A89])) * TAN(RADIANS([.AC$3]))" office:value-type="float" office:value="0.0444080689995214" calcext:value-type="float">
            <text:p>0,04</text:p>
          </table:table-cell>
          <table:table-cell table:style-name="ce4" table:formula="of:=COS(RADIANS([.$A89])) * TAN(RADIANS([.AD$3]))" office:value-type="float" office:value="0.0463415304423915" calcext:value-type="float">
            <text:p>0,05</text:p>
          </table:table-cell>
          <table:table-cell table:style-name="ce4" table:formula="of:=COS(RADIANS([.$A89])) * TAN(RADIANS([.AE$3]))" office:value-type="float" office:value="0.048311217091116" calcext:value-type="float">
            <text:p>0,05</text:p>
          </table:table-cell>
          <table:table-cell table:style-name="ce4" table:formula="of:=COS(RADIANS([.$A89])) * TAN(RADIANS([.AF$3]))" office:value-type="float" office:value="0.0503193915367823" calcext:value-type="float">
            <text:p>0,05</text:p>
          </table:table-cell>
          <table:table-cell table:style-name="ce4" table:formula="of:=COS(RADIANS([.$A89])) * TAN(RADIANS([.AG$3]))" office:value-type="float" office:value="0.0523684535391648" calcext:value-type="float">
            <text:p>0,05</text:p>
          </table:table-cell>
          <table:table-cell table:style-name="ce4" table:formula="of:=COS(RADIANS([.$A89])) * TAN(RADIANS([.AH$3]))" office:value-type="float" office:value="0.0544609524859053" calcext:value-type="float">
            <text:p>0,05</text:p>
          </table:table-cell>
          <table:table-cell table:style-name="ce4" table:formula="of:=COS(RADIANS([.$A89])) * TAN(RADIANS([.AI$3]))" office:value-type="float" office:value="0.0565996011310982" calcext:value-type="float">
            <text:p>0,06</text:p>
          </table:table-cell>
          <table:table-cell table:style-name="ce4" table:formula="of:=COS(RADIANS([.$A89])) * TAN(RADIANS([.AJ$3]))" office:value-type="float" office:value="0.0587872907750231" calcext:value-type="float">
            <text:p>0,06</text:p>
          </table:table-cell>
          <table:table-cell table:style-name="ce4" table:formula="of:=COS(RADIANS([.$A89])) * TAN(RADIANS([.AK$3]))" office:value-type="float" office:value="0.0610271080701766" calcext:value-type="float">
            <text:p>0,06</text:p>
          </table:table-cell>
          <table:table-cell table:style-name="ce4" table:formula="of:=COS(RADIANS([.$A89])) * TAN(RADIANS([.AL$3]))" office:value-type="float" office:value="0.0633223536660686" calcext:value-type="float">
            <text:p>0,06</text:p>
          </table:table-cell>
          <table:table-cell table:style-name="ce4" table:formula="of:=COS(RADIANS([.$A89])) * TAN(RADIANS([.AM$3]))" office:value-type="float" office:value="0.0656765629372152" calcext:value-type="float">
            <text:p>0,07</text:p>
          </table:table-cell>
          <table:table-cell table:style-name="ce4" table:formula="of:=COS(RADIANS([.$A89])) * TAN(RADIANS([.AN$3]))" office:value-type="float" office:value="0.0680935290762625" calcext:value-type="float">
            <text:p>0,07</text:p>
          </table:table-cell>
          <table:table-cell table:style-name="ce4" table:formula="of:=COS(RADIANS([.$A89])) * TAN(RADIANS([.AO$3]))" office:value-type="float" office:value="0.0705773288783053" calcext:value-type="float">
            <text:p>0,07</text:p>
          </table:table-cell>
          <table:table-cell table:style-name="ce4" table:formula="of:=COS(RADIANS([.$A89])) * TAN(RADIANS([.AP$3]))" office:value-type="float" office:value="0.073132351594542" calcext:value-type="float">
            <text:p>0,07</text:p>
          </table:table-cell>
          <table:table-cell table:style-name="ce4" table:formula="of:=COS(RADIANS([.$A89])) * TAN(RADIANS([.AQ$3]))" office:value-type="float" office:value="0.0757633312950622" calcext:value-type="float">
            <text:p>0,08</text:p>
          </table:table-cell>
          <table:table-cell table:style-name="ce4" table:formula="of:=COS(RADIANS([.$A89])) * TAN(RADIANS([.AR$3]))" office:value-type="float" office:value="0.0784753832537737" calcext:value-type="float">
            <text:p>0,08</text:p>
          </table:table-cell>
          <table:table-cell table:style-name="ce4" table:formula="of:=COS(RADIANS([.$A89])) * TAN(RADIANS([.AS$3]))" office:value-type="float" office:value="0.0812740449557245" calcext:value-type="float">
            <text:p>0,08</text:p>
          </table:table-cell>
          <table:table-cell table:style-name="ce4" table:formula="of:=COS(RADIANS([.$A89])) * TAN(RADIANS([.AT$3]))" office:value-type="float" office:value="0.0841653224313867" calcext:value-type="float">
            <text:p>0,08</text:p>
          </table:table-cell>
          <table:table-cell table:style-name="ce4" table:formula="of:=COS(RADIANS([.$A89])) * TAN(RADIANS([.AU$3]))" office:value-type="float" office:value="0.0871557427476583" calcext:value-type="float">
            <text:p>0,09</text:p>
          </table:table-cell>
          <table:table-cell table:style-name="ce4" table:formula="of:=COS(RADIANS([.$A89])) * TAN(RADIANS([.AV$3]))" office:value-type="float" office:value="0.0902524136361328" calcext:value-type="float">
            <text:p>0,09</text:p>
          </table:table-cell>
          <table:table-cell table:style-name="ce4" table:formula="of:=COS(RADIANS([.$A89])) * TAN(RADIANS([.AW$3]))" office:value-type="float" office:value="0.0934630914215495" calcext:value-type="float">
            <text:p>0,09</text:p>
          </table:table-cell>
          <table:table-cell table:style-name="ce4" table:formula="of:=COS(RADIANS([.$A89])) * TAN(RADIANS([.AX$3]))" office:value-type="float" office:value="0.096796258634783" calcext:value-type="float">
            <text:p>0,10</text:p>
          </table:table-cell>
          <table:table-cell table:style-name="ce4" table:formula="of:=COS(RADIANS([.$A89])) * TAN(RADIANS([.AY$3]))" office:value-type="float" office:value="0.100261212964788" calcext:value-type="float">
            <text:p>0,10</text:p>
          </table:table-cell>
          <table:table-cell table:style-name="ce4" table:formula="of:=COS(RADIANS([.$A89])) * TAN(RADIANS([.AZ$3]))" office:value-type="float" office:value="0.103868169534739" calcext:value-type="float">
            <text:p>0,10</text:p>
          </table:table-cell>
          <table:table-cell table:style-name="ce4" table:formula="of:=COS(RADIANS([.$A89])) * TAN(RADIANS([.BA$3]))" office:value-type="float" office:value="0.107628378894784" calcext:value-type="float">
            <text:p>0,11</text:p>
          </table:table-cell>
          <table:table-cell table:style-name="ce4" table:formula="of:=COS(RADIANS([.$A89])) * TAN(RADIANS([.BB$3]))" office:value-type="float" office:value="0.111554263627438" calcext:value-type="float">
            <text:p>0,11</text:p>
          </table:table-cell>
          <table:table-cell table:style-name="ce4" table:formula="of:=COS(RADIANS([.$A89])) * TAN(RADIANS([.BC$3]))" office:value-type="float" office:value="0.115659577087761" calcext:value-type="float">
            <text:p>0,12</text:p>
          </table:table-cell>
          <table:table-cell table:style-name="ce4" table:formula="of:=COS(RADIANS([.$A89])) * TAN(RADIANS([.BD$3]))" office:value-type="float" office:value="0.119959588583114" calcext:value-type="float">
            <text:p>0,12</text:p>
          </table:table-cell>
          <table:table-cell table:style-name="ce4" table:formula="of:=COS(RADIANS([.$A89])) * TAN(RADIANS([.BE$3]))" office:value-type="float" office:value="0.124471300281197" calcext:value-type="float">
            <text:p>0,12</text:p>
          </table:table-cell>
          <table:table-cell table:style-name="ce4" table:formula="of:=COS(RADIANS([.$A89])) * TAN(RADIANS([.BF$3]))" office:value-type="float" office:value="0.129213702379416" calcext:value-type="float">
            <text:p>0,13</text:p>
          </table:table-cell>
          <table:table-cell table:style-name="ce4" table:formula="of:=COS(RADIANS([.$A89])) * TAN(RADIANS([.BG$3]))" office:value-type="float" office:value="0.134208074652356" calcext:value-type="float">
            <text:p>0,13</text:p>
          </table:table-cell>
          <table:table-cell table:style-name="ce4" table:formula="of:=COS(RADIANS([.$A89])) * TAN(RADIANS([.BH$3]))" office:value-type="float" office:value="0.139478344523297" calcext:value-type="float">
            <text:p>0,14</text:p>
          </table:table-cell>
          <table:table-cell table:style-name="ce4" table:formula="of:=COS(RADIANS([.$A89])) * TAN(RADIANS([.BI$3]))" office:value-type="float" office:value="0.145051514423948" calcext:value-type="float">
            <text:p>0,15</text:p>
          </table:table-cell>
          <table:table-cell table:style-name="ce4" table:formula="of:=COS(RADIANS([.$A89])) * TAN(RADIANS([.BJ$3]))" office:value-type="float" office:value="0.150958174610347" calcext:value-type="float">
            <text:p>0,15</text:p>
          </table:table-cell>
          <table:table-cell table:style-name="ce4" table:formula="of:=COS(RADIANS([.$A89])) * TAN(RADIANS([.BK$3]))" office:value-type="float" office:value="0.157233122062927" calcext:value-type="float">
            <text:p>0,16</text:p>
          </table:table-cell>
          <table:table-cell table:style-name="ce4" table:formula="of:=COS(RADIANS([.$A89])) * TAN(RADIANS([.BL$3]))" office:value-type="float" office:value="0.163916111992438" calcext:value-type="float">
            <text:p>0,16</text:p>
          </table:table-cell>
          <table:table-cell table:style-name="ce4" table:formula="of:=COS(RADIANS([.$A89])) * TAN(RADIANS([.BM$3]))" office:value-type="float" office:value="0.171052776331659" calcext:value-type="float">
            <text:p>0,17</text:p>
          </table:table-cell>
          <table:table-cell table:style-name="ce4" table:formula="of:=COS(RADIANS([.$A89])) * TAN(RADIANS([.BN$3]))" office:value-type="float" office:value="0.178695754171221" calcext:value-type="float">
            <text:p>0,18</text:p>
          </table:table-cell>
          <table:table-cell table:style-name="ce4" table:formula="of:=COS(RADIANS([.$A89])) * TAN(RADIANS([.BO$3]))" office:value-type="float" office:value="0.186906093484504" calcext:value-type="float">
            <text:p>0,19</text:p>
          </table:table-cell>
          <table:table-cell table:style-name="ce4" table:formula="of:=COS(RADIANS([.$A89])) * TAN(RADIANS([.BP$3]))" office:value-type="float" office:value="0.195755003268176" calcext:value-type="float">
            <text:p>0,20</text:p>
          </table:table-cell>
          <table:table-cell table:style-name="ce4" table:formula="of:=COS(RADIANS([.$A89])) * TAN(RADIANS([.BQ$3]))" office:value-type="float" office:value="0.205326062747197" calcext:value-type="float">
            <text:p>0,21</text:p>
          </table:table-cell>
          <table:table-cell table:style-name="ce4" table:formula="of:=COS(RADIANS([.$A89])) * TAN(RADIANS([.BR$3]))" office:value-type="float" office:value="0.215718033074462" calcext:value-type="float">
            <text:p>0,22</text:p>
          </table:table-cell>
          <table:table-cell table:style-name="ce4" table:formula="of:=COS(RADIANS([.$A89])) * TAN(RADIANS([.BS$3]))" office:value-type="float" office:value="0.227048472357191" calcext:value-type="float">
            <text:p>0,23</text:p>
          </table:table-cell>
          <table:table-cell table:style-name="ce4" table:formula="of:=COS(RADIANS([.$A89])) * TAN(RADIANS([.BT$3]))" office:value-type="float" office:value="0.239458435174987" calcext:value-type="float">
            <text:p>0,24</text:p>
          </table:table-cell>
          <table:table-cell table:style-name="ce4" table:formula="of:=COS(RADIANS([.$A89])) * TAN(RADIANS([.BU$3]))" office:value-type="float" office:value="0.253118656139665" calcext:value-type="float">
            <text:p>0,25</text:p>
          </table:table-cell>
          <table:table-cell table:style-name="ce4" table:formula="of:=COS(RADIANS([.$A89])) * TAN(RADIANS([.BV$3]))" office:value-type="float" office:value="0.26823779462475" calcext:value-type="float">
            <text:p>0,27</text:p>
          </table:table-cell>
          <table:table-cell table:style-name="ce4" table:formula="of:=COS(RADIANS([.$A89])) * TAN(RADIANS([.BW$3]))" office:value-type="float" office:value="0.285073589382108" calcext:value-type="float">
            <text:p>0,29</text:p>
          </table:table-cell>
          <table:table-cell table:style-name="ce4" table:formula="of:=COS(RADIANS([.$A89])) * TAN(RADIANS([.BX$3]))" office:value-type="float" office:value="0.303948196121866" calcext:value-type="float">
            <text:p>0,30</text:p>
          </table:table-cell>
          <table:table-cell table:style-name="ce4" table:formula="of:=COS(RADIANS([.$A89])) * TAN(RADIANS([.BY$3]))" office:value-type="float" office:value="0.325269660105664" calcext:value-type="float">
            <text:p>0,33</text:p>
          </table:table-cell>
          <table:table-cell table:style-name="ce4" table:formula="of:=COS(RADIANS([.$A89])) * TAN(RADIANS([.BZ$3]))" office:value-type="float" office:value="0.349562591260463" calcext:value-type="float">
            <text:p>0,35</text:p>
          </table:table-cell>
          <table:table-cell table:style-name="ce4" table:formula="of:=COS(RADIANS([.$A89])) * TAN(RADIANS([.CA$3]))" office:value-type="float" office:value="0.377512997016798" calcext:value-type="float">
            <text:p>0,38</text:p>
          </table:table-cell>
          <table:table-cell table:style-name="ce4" table:formula="of:=COS(RADIANS([.$A89])) * TAN(RADIANS([.CB$3]))" office:value-type="float" office:value="0.410035531544592" calcext:value-type="float">
            <text:p>0,41</text:p>
          </table:table-cell>
          <table:table-cell table:style-name="ce4" table:formula="of:=COS(RADIANS([.$A89])) * TAN(RADIANS([.CC$3]))" office:value-type="float" office:value="0.448377426367341" calcext:value-type="float">
            <text:p>0,45</text:p>
          </table:table-cell>
          <table:table-cell table:style-name="ce4" table:formula="of:=COS(RADIANS([.$A89])) * TAN(RADIANS([.CD$3]))" office:value-type="float" office:value="0.494284779320073" calcext:value-type="float">
            <text:p>0,49</text:p>
          </table:table-cell>
          <table:table-cell table:style-name="ce4" table:formula="of:=COS(RADIANS([.$A89])) * TAN(RADIANS([.CE$3]))" office:value-type="float" office:value="0.550279702785656" calcext:value-type="float">
            <text:p>0,55</text:p>
          </table:table-cell>
          <table:table-cell table:style-name="ce4" table:formula="of:=COS(RADIANS([.$A89])) * TAN(RADIANS([.CF$3]))" office:value-type="float" office:value="0.620145333078595" calcext:value-type="float">
            <text:p>0,62</text:p>
          </table:table-cell>
          <table:table-cell table:style-name="ce4" table:formula="of:=COS(RADIANS([.$A89])) * TAN(RADIANS([.CG$3]))" office:value-type="float" office:value="0.709826562124364" calcext:value-type="float">
            <text:p>0,71</text:p>
          </table:table-cell>
          <table:table-cell table:style-name="ce4" table:formula="of:=COS(RADIANS([.$A89])) * TAN(RADIANS([.CH$3]))" office:value-type="float" office:value="0.829231500779689" calcext:value-type="float">
            <text:p>0,83</text:p>
          </table:table-cell>
          <table:table-cell table:style-name="ce4" table:formula="of:=COS(RADIANS([.$A89])) * TAN(RADIANS([.CI$3]))" office:value-type="float" office:value="0.996194698091745" calcext:value-type="float">
            <text:p>1,00</text:p>
          </table:table-cell>
          <table:table-cell table:style-name="ce4" table:formula="of:=COS(RADIANS([.$A89])) * TAN(RADIANS([.CJ$3]))" office:value-type="float" office:value="1.2463851893901" calcext:value-type="float">
            <text:p>1,25</text:p>
          </table:table-cell>
          <table:table-cell table:style-name="ce4" table:formula="of:=COS(RADIANS([.$A89])) * TAN(RADIANS([.CK$3]))" office:value-type="float" office:value="1.66303064048854" calcext:value-type="float">
            <text:p>1,66</text:p>
          </table:table-cell>
          <table:table-cell table:style-name="ce4" table:formula="of:=COS(RADIANS([.$A89])) * TAN(RADIANS([.CL$3]))" office:value-type="float" office:value="2.49581392438257" calcext:value-type="float">
            <text:p>2,50</text:p>
          </table:table-cell>
          <table:table-cell table:style-name="ce4" table:formula="of:=COS(RADIANS([.$A89])) * TAN(RADIANS([.CM$3]))" office:value-type="float" office:value="4.99314915791366" calcext:value-type="float">
            <text:p>4,99</text:p>
          </table:table-cell>
          <table:table-cell table:number-columns-repeated="93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style-name="ce4" table:formula="of:=COS(RADIANS([.$A90])) * TAN(RADIANS([.B$3]))" office:value-type="float" office:value="0" calcext:value-type="float">
            <text:p>0,00</text:p>
          </table:table-cell>
          <table:table-cell table:style-name="ce4" table:formula="of:=COS(RADIANS([.$A90])) * TAN(RADIANS([.C$3]))" office:value-type="float" office:value="0.00121760377836721" calcext:value-type="float">
            <text:p>0,00</text:p>
          </table:table-cell>
          <table:table-cell table:style-name="ce4" table:formula="of:=COS(RADIANS([.$A90])) * TAN(RADIANS([.D$3]))" office:value-type="float" office:value="0.00243594974017575" calcext:value-type="float">
            <text:p>0,00</text:p>
          </table:table-cell>
          <table:table-cell table:style-name="ce4" table:formula="of:=COS(RADIANS([.$A90])) * TAN(RADIANS([.E$3]))" office:value-type="float" office:value="0.00365578187954537" calcext:value-type="float">
            <text:p>0,00</text:p>
          </table:table-cell>
          <table:table-cell table:style-name="ce4" table:formula="of:=COS(RADIANS([.$A90])) * TAN(RADIANS([.F$3]))" office:value-type="float" office:value="0.00487784782134787" calcext:value-type="float">
            <text:p>0,00</text:p>
          </table:table-cell>
          <table:table-cell table:style-name="ce4" table:formula="of:=COS(RADIANS([.$A90])) * TAN(RADIANS([.G$3]))" office:value-type="float" office:value="0.00610290066015472" calcext:value-type="float">
            <text:p>0,01</text:p>
          </table:table-cell>
          <table:table-cell table:style-name="ce4" table:formula="of:=COS(RADIANS([.$A90])) * TAN(RADIANS([.H$3]))" office:value-type="float" office:value="0.00733170082770652" calcext:value-type="float">
            <text:p>0,01</text:p>
          </table:table-cell>
          <table:table-cell table:style-name="ce4" table:formula="of:=COS(RADIANS([.$A90])) * TAN(RADIANS([.I$3]))" office:value-type="float" office:value="0.00856501799880741" calcext:value-type="float">
            <text:p>0,01</text:p>
          </table:table-cell>
          <table:table-cell table:style-name="ce4" table:formula="of:=COS(RADIANS([.$A90])) * TAN(RADIANS([.J$3]))" office:value-type="float" office:value="0.00980363304589481" calcext:value-type="float">
            <text:p>0,01</text:p>
          </table:table-cell>
          <table:table-cell table:style-name="ce4" table:formula="of:=COS(RADIANS([.$A90])) * TAN(RADIANS([.K$3]))" office:value-type="float" office:value="0.0110483400529765" calcext:value-type="float">
            <text:p>0,01</text:p>
          </table:table-cell>
          <table:table-cell table:style-name="ce4" table:formula="of:=COS(RADIANS([.$A90])) * TAN(RADIANS([.L$3]))" office:value-type="float" office:value="0.0122999484001709" calcext:value-type="float">
            <text:p>0,01</text:p>
          </table:table-cell>
          <table:table-cell table:style-name="ce4" table:formula="of:=COS(RADIANS([.$A90])) * TAN(RADIANS([.M$3]))" office:value-type="float" office:value="0.0135592849307402" calcext:value-type="float">
            <text:p>0,01</text:p>
          </table:table-cell>
          <table:table-cell table:style-name="ce4" table:formula="of:=COS(RADIANS([.$A90])) * TAN(RADIANS([.N$3]))" office:value-type="float" office:value="0.0148271962132764" calcext:value-type="float">
            <text:p>0,01</text:p>
          </table:table-cell>
          <table:table-cell table:style-name="ce4" table:formula="of:=COS(RADIANS([.$A90])) * TAN(RADIANS([.O$3]))" office:value-type="float" office:value="0.016104550912604" calcext:value-type="float">
            <text:p>0,02</text:p>
          </table:table-cell>
          <table:table-cell table:style-name="ce4" table:formula="of:=COS(RADIANS([.$A90])) * TAN(RADIANS([.P$3]))" office:value-type="float" office:value="0.0173922422840055" calcext:value-type="float">
            <text:p>0,02</text:p>
          </table:table-cell>
          <table:table-cell table:style-name="ce4" table:formula="of:=COS(RADIANS([.$A90])) * TAN(RADIANS([.Q$3]))" office:value-type="float" office:value="0.0186911908065812" calcext:value-type="float">
            <text:p>0,02</text:p>
          </table:table-cell>
          <table:table-cell table:style-name="ce4" table:formula="of:=COS(RADIANS([.$A90])) * TAN(RADIANS([.R$3]))" office:value-type="float" office:value="0.0200023469729333" calcext:value-type="float">
            <text:p>0,02</text:p>
          </table:table-cell>
          <table:table-cell table:style-name="ce4" table:formula="of:=COS(RADIANS([.$A90])) * TAN(RADIANS([.S$3]))" office:value-type="float" office:value="0.0213266942539446" calcext:value-type="float">
            <text:p>0,02</text:p>
          </table:table-cell>
          <table:table-cell table:style-name="ce4" table:formula="of:=COS(RADIANS([.$A90])) * TAN(RADIANS([.T$3]))" office:value-type="float" office:value="0.0226652522592199" calcext:value-type="float">
            <text:p>0,02</text:p>
          </table:table-cell>
          <table:table-cell table:style-name="ce4" table:formula="of:=COS(RADIANS([.$A90])) * TAN(RADIANS([.U$3]))" office:value-type="float" office:value="0.0240190801158178" calcext:value-type="float">
            <text:p>0,02</text:p>
          </table:table-cell>
          <table:table-cell table:style-name="ce4" table:formula="of:=COS(RADIANS([.$A90])) * TAN(RADIANS([.V$3]))" office:value-type="float" office:value="0.0253892800902334" calcext:value-type="float">
            <text:p>0,03</text:p>
          </table:table-cell>
          <table:table-cell table:style-name="ce4" table:formula="of:=COS(RADIANS([.$A90])) * TAN(RADIANS([.W$3]))" office:value-type="float" office:value="0.0267770014812619" calcext:value-type="float">
            <text:p>0,03</text:p>
          </table:table-cell>
          <table:table-cell table:style-name="ce4" table:formula="of:=COS(RADIANS([.$A90])) * TAN(RADIANS([.X$3]))" office:value-type="float" office:value="0.0281834448144081" calcext:value-type="float">
            <text:p>0,03</text:p>
          </table:table-cell>
          <table:table-cell table:style-name="ce4" table:formula="of:=COS(RADIANS([.$A90])) * TAN(RADIANS([.Y$3]))" office:value-type="float" office:value="0.0296098663719677" calcext:value-type="float">
            <text:p>0,03</text:p>
          </table:table-cell>
          <table:table-cell table:style-name="ce4" table:formula="of:=COS(RADIANS([.$A90])) * TAN(RADIANS([.Z$3]))" office:value-type="float" office:value="0.0310575830968563" calcext:value-type="float">
            <text:p>0,03</text:p>
          </table:table-cell>
          <table:table-cell table:style-name="ce4" table:formula="of:=COS(RADIANS([.$A90])) * TAN(RADIANS([.AA$3]))" office:value-type="float" office:value="0.0325279779127737" calcext:value-type="float">
            <text:p>0,03</text:p>
          </table:table-cell>
          <table:table-cell table:style-name="ce4" table:formula="of:=COS(RADIANS([.$A90])) * TAN(RADIANS([.AB$3]))" office:value-type="float" office:value="0.0340225055084487" calcext:value-type="float">
            <text:p>0,03</text:p>
          </table:table-cell>
          <table:table-cell table:style-name="ce4" table:formula="of:=COS(RADIANS([.$A90])) * TAN(RADIANS([.AC$3]))" office:value-type="float" office:value="0.0355426986396217" calcext:value-type="float">
            <text:p>0,04</text:p>
          </table:table-cell>
          <table:table-cell table:style-name="ce4" table:formula="of:=COS(RADIANS([.$A90])) * TAN(RADIANS([.AD$3]))" office:value-type="float" office:value="0.0370901750091977" calcext:value-type="float">
            <text:p>0,04</text:p>
          </table:table-cell>
          <table:table-cell table:style-name="ce4" table:formula="of:=COS(RADIANS([.$A90])) * TAN(RADIANS([.AE$3]))" office:value-type="float" office:value="0.038666644793796" calcext:value-type="float">
            <text:p>0,04</text:p>
          </table:table-cell>
          <table:table-cell table:style-name="ce4" table:formula="of:=COS(RADIANS([.$A90])) * TAN(RADIANS([.AF$3]))" office:value-type="float" office:value="0.0402739188938898" calcext:value-type="float">
            <text:p>0,04</text:p>
          </table:table-cell>
          <table:table-cell table:style-name="ce4" table:formula="of:=COS(RADIANS([.$A90])) * TAN(RADIANS([.AG$3]))" office:value-type="float" office:value="0.0419139179950748" calcext:value-type="float">
            <text:p>0,04</text:p>
          </table:table-cell>
          <table:table-cell table:style-name="ce4" table:formula="of:=COS(RADIANS([.$A90])) * TAN(RADIANS([.AH$3]))" office:value-type="float" office:value="0.0435886825399716" calcext:value-type="float">
            <text:p>0,04</text:p>
          </table:table-cell>
          <table:table-cell table:style-name="ce4" table:formula="of:=COS(RADIANS([.$A90])) * TAN(RADIANS([.AI$3]))" office:value-type="float" office:value="0.0453003837241177" calcext:value-type="float">
            <text:p>0,05</text:p>
          </table:table-cell>
          <table:table-cell table:style-name="ce4" table:formula="of:=COS(RADIANS([.$A90])) * TAN(RADIANS([.AJ$3]))" office:value-type="float" office:value="0.0470513356453076" calcext:value-type="float">
            <text:p>0,05</text:p>
          </table:table-cell>
          <table:table-cell table:style-name="ce4" table:formula="of:=COS(RADIANS([.$A90])) * TAN(RADIANS([.AK$3]))" office:value-type="float" office:value="0.0488440087545642" calcext:value-type="float">
            <text:p>0,05</text:p>
          </table:table-cell>
          <table:table-cell table:style-name="ce4" table:formula="of:=COS(RADIANS([.$A90])) * TAN(RADIANS([.AL$3]))" office:value-type="float" office:value="0.0506810447787963" calcext:value-type="float">
            <text:p>0,05</text:p>
          </table:table-cell>
          <table:table-cell table:style-name="ce4" table:formula="of:=COS(RADIANS([.$A90])) * TAN(RADIANS([.AM$3]))" office:value-type="float" office:value="0.0525652733107748" calcext:value-type="float">
            <text:p>0,05</text:p>
          </table:table-cell>
          <table:table-cell table:style-name="ce4" table:formula="of:=COS(RADIANS([.$A90])) * TAN(RADIANS([.AN$3]))" office:value-type="float" office:value="0.0544997302920783" calcext:value-type="float">
            <text:p>0,05</text:p>
          </table:table-cell>
          <table:table-cell table:style-name="ce4" table:formula="of:=COS(RADIANS([.$A90])) * TAN(RADIANS([.AO$3]))" office:value-type="float" office:value="0.0564876786499794" calcext:value-type="float">
            <text:p>0,06</text:p>
          </table:table-cell>
          <table:table-cell table:style-name="ce4" table:formula="of:=COS(RADIANS([.$A90])) * TAN(RADIANS([.AP$3]))" office:value-type="float" office:value="0.0585326313909231" calcext:value-type="float">
            <text:p>0,06</text:p>
          </table:table-cell>
          <table:table-cell table:style-name="ce4" table:formula="of:=COS(RADIANS([.$A90])) * TAN(RADIANS([.AQ$3]))" office:value-type="float" office:value="0.0606383775025939" calcext:value-type="float">
            <text:p>0,06</text:p>
          </table:table-cell>
          <table:table-cell table:style-name="ce4" table:formula="of:=COS(RADIANS([.$A90])) * TAN(RADIANS([.AR$3]))" office:value-type="float" office:value="0.0628090110751664" calcext:value-type="float">
            <text:p>0,06</text:p>
          </table:table-cell>
          <table:table-cell table:style-name="ce4" table:formula="of:=COS(RADIANS([.$A90])) * TAN(RADIANS([.AS$3]))" office:value-type="float" office:value="0.0650489641221625" calcext:value-type="float">
            <text:p>0,07</text:p>
          </table:table-cell>
          <table:table-cell table:style-name="ce4" table:formula="of:=COS(RADIANS([.$A90])) * TAN(RADIANS([.AT$3]))" office:value-type="float" office:value="0.0673630436648261" calcext:value-type="float">
            <text:p>0,07</text:p>
          </table:table-cell>
          <table:table-cell table:style-name="ce4" table:formula="of:=COS(RADIANS([.$A90])) * TAN(RADIANS([.AU$3]))" office:value-type="float" office:value="0.0697564737441252" calcext:value-type="float">
            <text:p>0,07</text:p>
          </table:table-cell>
          <table:table-cell table:style-name="ce4" table:formula="of:=COS(RADIANS([.$A90])) * TAN(RADIANS([.AV$3]))" office:value-type="float" office:value="0.0722349431451776" calcext:value-type="float">
            <text:p>0,07</text:p>
          </table:table-cell>
          <table:table-cell table:style-name="ce4" table:formula="of:=COS(RADIANS([.$A90])) * TAN(RADIANS([.AW$3]))" office:value-type="float" office:value="0.0748046597648582" calcext:value-type="float">
            <text:p>0,07</text:p>
          </table:table-cell>
          <table:table-cell table:style-name="ce4" table:formula="of:=COS(RADIANS([.$A90])) * TAN(RADIANS([.AX$3]))" office:value-type="float" office:value="0.0774724127305795" calcext:value-type="float">
            <text:p>0,08</text:p>
          </table:table-cell>
          <table:table-cell table:style-name="ce4" table:formula="of:=COS(RADIANS([.$A90])) * TAN(RADIANS([.AY$3]))" office:value-type="float" office:value="0.0802456435943835" calcext:value-type="float">
            <text:p>0,08</text:p>
          </table:table-cell>
          <table:table-cell table:style-name="ce4" table:formula="of:=COS(RADIANS([.$A90])) * TAN(RADIANS([.AZ$3]))" office:value-type="float" office:value="0.0831325281912649" calcext:value-type="float">
            <text:p>0,08</text:p>
          </table:table-cell>
          <table:table-cell table:style-name="ce4" table:formula="of:=COS(RADIANS([.$A90])) * TAN(RADIANS([.BA$3]))" office:value-type="float" office:value="0.0861420710765322" calcext:value-type="float">
            <text:p>0,09</text:p>
          </table:table-cell>
          <table:table-cell table:style-name="ce4" table:formula="of:=COS(RADIANS([.$A90])) * TAN(RADIANS([.BB$3]))" office:value-type="float" office:value="0.0892842148600893" calcext:value-type="float">
            <text:p>0,09</text:p>
          </table:table-cell>
          <table:table-cell table:style-name="ce4" table:formula="of:=COS(RADIANS([.$A90])) * TAN(RADIANS([.BC$3]))" office:value-type="float" office:value="0.0925699672566415" calcext:value-type="float">
            <text:p>0,09</text:p>
          </table:table-cell>
          <table:table-cell table:style-name="ce4" table:formula="of:=COS(RADIANS([.$A90])) * TAN(RADIANS([.BD$3]))" office:value-type="float" office:value="0.0960115492972361" calcext:value-type="float">
            <text:p>0,10</text:p>
          </table:table-cell>
          <table:table-cell table:style-name="ce4" table:formula="of:=COS(RADIANS([.$A90])) * TAN(RADIANS([.BE$3]))" office:value-type="float" office:value="0.0996225689350311" calcext:value-type="float">
            <text:p>0,10</text:p>
          </table:table-cell>
          <table:table-cell table:style-name="ce4" table:formula="of:=COS(RADIANS([.$A90])) * TAN(RADIANS([.BF$3]))" office:value-type="float" office:value="0.103418225274124" calcext:value-type="float">
            <text:p>0,10</text:p>
          </table:table-cell>
          <table:table-cell table:style-name="ce4" table:formula="of:=COS(RADIANS([.$A90])) * TAN(RADIANS([.BG$3]))" office:value-type="float" office:value="0.10741554991783" calcext:value-type="float">
            <text:p>0,11</text:p>
          </table:table-cell>
          <table:table-cell table:style-name="ce4" table:formula="of:=COS(RADIANS([.$A90])) * TAN(RADIANS([.BH$3]))" office:value-type="float" office:value="0.111633693556869" calcext:value-type="float">
            <text:p>0,11</text:p>
          </table:table-cell>
          <table:table-cell table:style-name="ce4" table:formula="of:=COS(RADIANS([.$A90])) * TAN(RADIANS([.BI$3]))" office:value-type="float" office:value="0.11609426801347" calcext:value-type="float">
            <text:p>0,12</text:p>
          </table:table-cell>
          <table:table-cell table:style-name="ce4" table:formula="of:=COS(RADIANS([.$A90])) * TAN(RADIANS([.BJ$3]))" office:value-type="float" office:value="0.120821756681669" calcext:value-type="float">
            <text:p>0,12</text:p>
          </table:table-cell>
          <table:table-cell table:style-name="ce4" table:formula="of:=COS(RADIANS([.$A90])) * TAN(RADIANS([.BK$3]))" office:value-type="float" office:value="0.125844009873739" calcext:value-type="float">
            <text:p>0,13</text:p>
          </table:table-cell>
          <table:table-cell table:style-name="ce4" table:formula="of:=COS(RADIANS([.$A90])) * TAN(RADIANS([.BL$3]))" office:value-type="float" office:value="0.131192846299813" calcext:value-type="float">
            <text:p>0,13</text:p>
          </table:table-cell>
          <table:table-cell table:style-name="ce4" table:formula="of:=COS(RADIANS([.$A90])) * TAN(RADIANS([.BM$3]))" office:value-type="float" office:value="0.136904788197214" calcext:value-type="float">
            <text:p>0,14</text:p>
          </table:table-cell>
          <table:table-cell table:style-name="ce4" table:formula="of:=COS(RADIANS([.$A90])) * TAN(RADIANS([.BN$3]))" office:value-type="float" office:value="0.143021966092605" calcext:value-type="float">
            <text:p>0,14</text:p>
          </table:table-cell>
          <table:table-cell table:style-name="ce4" table:formula="of:=COS(RADIANS([.$A90])) * TAN(RADIANS([.BO$3]))" office:value-type="float" office:value="0.14959324069462" calcext:value-type="float">
            <text:p>0,15</text:p>
          </table:table-cell>
          <table:table-cell table:style-name="ce4" table:formula="of:=COS(RADIANS([.$A90])) * TAN(RADIANS([.BP$3]))" office:value-type="float" office:value="0.156675605247189" calcext:value-type="float">
            <text:p>0,16</text:p>
          </table:table-cell>
          <table:table-cell table:style-name="ce4" table:formula="of:=COS(RADIANS([.$A90])) * TAN(RADIANS([.BQ$3]))" office:value-type="float" office:value="0.16433595370162" calcext:value-type="float">
            <text:p>0,16</text:p>
          </table:table-cell>
          <table:table-cell table:style-name="ce4" table:formula="of:=COS(RADIANS([.$A90])) * TAN(RADIANS([.BR$3]))" office:value-type="float" office:value="0.172653331104763" calcext:value-type="float">
            <text:p>0,17</text:p>
          </table:table-cell>
          <table:table-cell table:style-name="ce4" table:formula="of:=COS(RADIANS([.$A90])) * TAN(RADIANS([.BS$3]))" office:value-type="float" office:value="0.181721826942421" calcext:value-type="float">
            <text:p>0,18</text:p>
          </table:table-cell>
          <table:table-cell table:style-name="ce4" table:formula="of:=COS(RADIANS([.$A90])) * TAN(RADIANS([.BT$3]))" office:value-type="float" office:value="0.191654336472763" calcext:value-type="float">
            <text:p>0,19</text:p>
          </table:table-cell>
          <table:table-cell table:style-name="ce4" table:formula="of:=COS(RADIANS([.$A90])) * TAN(RADIANS([.BU$3]))" office:value-type="float" office:value="0.202587509835996" calcext:value-type="float">
            <text:p>0,20</text:p>
          </table:table-cell>
          <table:table-cell table:style-name="ce4" table:formula="of:=COS(RADIANS([.$A90])) * TAN(RADIANS([.BV$3]))" office:value-type="float" office:value="0.214688350853692" calcext:value-type="float">
            <text:p>0,21</text:p>
          </table:table-cell>
          <table:table-cell table:style-name="ce4" table:formula="of:=COS(RADIANS([.$A90])) * TAN(RADIANS([.BW$3]))" office:value-type="float" office:value="0.228163144802192" calcext:value-type="float">
            <text:p>0,23</text:p>
          </table:table-cell>
          <table:table-cell table:style-name="ce4" table:formula="of:=COS(RADIANS([.$A90])) * TAN(RADIANS([.BX$3]))" office:value-type="float" office:value="0.243269734086671" calcext:value-type="float">
            <text:p>0,24</text:p>
          </table:table-cell>
          <table:table-cell table:style-name="ce4" table:formula="of:=COS(RADIANS([.$A90])) * TAN(RADIANS([.BY$3]))" office:value-type="float" office:value="0.26033470416992" calcext:value-type="float">
            <text:p>0,26</text:p>
          </table:table-cell>
          <table:table-cell table:style-name="ce4" table:formula="of:=COS(RADIANS([.$A90])) * TAN(RADIANS([.BZ$3]))" office:value-type="float" office:value="0.279777934883631" calcext:value-type="float">
            <text:p>0,28</text:p>
          </table:table-cell>
          <table:table-cell table:style-name="ce4" table:formula="of:=COS(RADIANS([.$A90])) * TAN(RADIANS([.CA$3]))" office:value-type="float" office:value="0.302148483097814" calcext:value-type="float">
            <text:p>0,30</text:p>
          </table:table-cell>
          <table:table-cell table:style-name="ce4" table:formula="of:=COS(RADIANS([.$A90])) * TAN(RADIANS([.CB$3]))" office:value-type="float" office:value="0.328178406707655" calcext:value-type="float">
            <text:p>0,33</text:p>
          </table:table-cell>
          <table:table-cell table:style-name="ce4" table:formula="of:=COS(RADIANS([.$A90])) * TAN(RADIANS([.CC$3]))" office:value-type="float" office:value="0.358865947140267" calcext:value-type="float">
            <text:p>0,36</text:p>
          </table:table-cell>
          <table:table-cell table:style-name="ce4" table:formula="of:=COS(RADIANS([.$A90])) * TAN(RADIANS([.CD$3]))" office:value-type="float" office:value="0.395608621345697" calcext:value-type="float">
            <text:p>0,40</text:p>
          </table:table-cell>
          <table:table-cell table:style-name="ce4" table:formula="of:=COS(RADIANS([.$A90])) * TAN(RADIANS([.CE$3]))" office:value-type="float" office:value="0.44042504176036" calcext:value-type="float">
            <text:p>0,44</text:p>
          </table:table-cell>
          <table:table-cell table:style-name="ce4" table:formula="of:=COS(RADIANS([.$A90])) * TAN(RADIANS([.CF$3]))" office:value-type="float" office:value="0.496343101219238" calcext:value-type="float">
            <text:p>0,50</text:p>
          </table:table-cell>
          <table:table-cell table:style-name="ce4" table:formula="of:=COS(RADIANS([.$A90])) * TAN(RADIANS([.CG$3]))" office:value-type="float" office:value="0.56812088776607" calcext:value-type="float">
            <text:p>0,57</text:p>
          </table:table-cell>
          <table:table-cell table:style-name="ce4" table:formula="of:=COS(RADIANS([.$A90])) * TAN(RADIANS([.CH$3]))" office:value-type="float" office:value="0.663688514243016" calcext:value-type="float">
            <text:p>0,66</text:p>
          </table:table-cell>
          <table:table-cell table:style-name="ce4" table:formula="of:=COS(RADIANS([.$A90])) * TAN(RADIANS([.CI$3]))" office:value-type="float" office:value="0.797320143351548" calcext:value-type="float">
            <text:p>0,80</text:p>
          </table:table-cell>
          <table:table-cell table:style-name="ce4" table:formula="of:=COS(RADIANS([.$A90])) * TAN(RADIANS([.CJ$3]))" office:value-type="float" office:value="0.997564050259824" calcext:value-type="float">
            <text:p>1,00</text:p>
          </table:table-cell>
          <table:table-cell table:style-name="ce4" table:formula="of:=COS(RADIANS([.$A90])) * TAN(RADIANS([.CK$3]))" office:value-type="float" office:value="1.33103281036557" calcext:value-type="float">
            <text:p>1,33</text:p>
          </table:table-cell>
          <table:table-cell table:style-name="ce4" table:formula="of:=COS(RADIANS([.$A90])) * TAN(RADIANS([.CL$3]))" office:value-type="float" office:value="1.99756405025982" calcext:value-type="float">
            <text:p>2,00</text:p>
          </table:table-cell>
          <table:table-cell table:style-name="ce4" table:formula="of:=COS(RADIANS([.$A90])) * TAN(RADIANS([.CM$3]))" office:value-type="float" office:value="3.99634570429799" calcext:value-type="float">
            <text:p>4,00</text:p>
          </table:table-cell>
          <table:table-cell table:number-columns-repeated="93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style-name="ce4" table:formula="of:=COS(RADIANS([.$A91])) * TAN(RADIANS([.B$3]))" office:value-type="float" office:value="0" calcext:value-type="float">
            <text:p>0,00</text:p>
          </table:table-cell>
          <table:table-cell table:style-name="ce4" table:formula="of:=COS(RADIANS([.$A91])) * TAN(RADIANS([.C$3]))" office:value-type="float" office:value="0.000913527514300941" calcext:value-type="float">
            <text:p>0,00</text:p>
          </table:table-cell>
          <table:table-cell table:style-name="ce4" table:formula="of:=COS(RADIANS([.$A91])) * TAN(RADIANS([.D$3]))" office:value-type="float" office:value="0.00182761186409004" calcext:value-type="float">
            <text:p>0,00</text:p>
          </table:table-cell>
          <table:table-cell table:style-name="ce4" table:formula="of:=COS(RADIANS([.$A91])) * TAN(RADIANS([.E$3]))" office:value-type="float" office:value="0.00274281124334711" calcext:value-type="float">
            <text:p>0,00</text:p>
          </table:table-cell>
          <table:table-cell table:style-name="ce4" table:formula="of:=COS(RADIANS([.$A91])) * TAN(RADIANS([.F$3]))" office:value-type="float" office:value="0.00365968657008413" calcext:value-type="float">
            <text:p>0,00</text:p>
          </table:table-cell>
          <table:table-cell table:style-name="ce4" table:formula="of:=COS(RADIANS([.$A91])) * TAN(RADIANS([.G$3]))" office:value-type="float" office:value="0.00457880286604641" calcext:value-type="float">
            <text:p>0,00</text:p>
          </table:table-cell>
          <table:table-cell table:style-name="ce4" table:formula="of:=COS(RADIANS([.$A91])) * TAN(RADIANS([.H$3]))" office:value-type="float" office:value="0.00550073065781253" calcext:value-type="float">
            <text:p>0,01</text:p>
          </table:table-cell>
          <table:table-cell table:style-name="ce4" table:formula="of:=COS(RADIANS([.$A91])) * TAN(RADIANS([.I$3]))" office:value-type="float" office:value="0.0064260474067235" calcext:value-type="float">
            <text:p>0,01</text:p>
          </table:table-cell>
          <table:table-cell table:style-name="ce4" table:formula="of:=COS(RADIANS([.$A91])) * TAN(RADIANS([.J$3]))" office:value-type="float" office:value="0.00735533897533118" calcext:value-type="float">
            <text:p>0,01</text:p>
          </table:table-cell>
          <table:table-cell table:style-name="ce4" table:formula="of:=COS(RADIANS([.$A91])) * TAN(RADIANS([.K$3]))" office:value-type="float" office:value="0.0082892011383881" calcext:value-type="float">
            <text:p>0,01</text:p>
          </table:table-cell>
          <table:table-cell table:style-name="ce4" table:formula="of:=COS(RADIANS([.$A91])) * TAN(RADIANS([.L$3]))" office:value-type="float" office:value="0.00922824114680865" calcext:value-type="float">
            <text:p>0,01</text:p>
          </table:table-cell>
          <table:table-cell table:style-name="ce4" table:formula="of:=COS(RADIANS([.$A91])) * TAN(RADIANS([.M$3]))" office:value-type="float" office:value="0.0101730793535216" calcext:value-type="float">
            <text:p>0,01</text:p>
          </table:table-cell>
          <table:table-cell table:style-name="ce4" table:formula="of:=COS(RADIANS([.$A91])) * TAN(RADIANS([.N$3]))" office:value-type="float" office:value="0.0111243509107129" calcext:value-type="float">
            <text:p>0,01</text:p>
          </table:table-cell>
          <table:table-cell table:style-name="ce4" table:formula="of:=COS(RADIANS([.$A91])) * TAN(RADIANS([.O$3]))" office:value-type="float" office:value="0.0120827075486351" calcext:value-type="float">
            <text:p>0,01</text:p>
          </table:table-cell>
          <table:table-cell table:style-name="ce4" table:formula="of:=COS(RADIANS([.$A91])) * TAN(RADIANS([.P$3]))" office:value-type="float" office:value="0.0130488194469413" calcext:value-type="float">
            <text:p>0,01</text:p>
          </table:table-cell>
          <table:table-cell table:style-name="ce4" table:formula="of:=COS(RADIANS([.$A91])) * TAN(RADIANS([.Q$3]))" office:value-type="float" office:value="0.0140233772104074" calcext:value-type="float">
            <text:p>0,01</text:p>
          </table:table-cell>
          <table:table-cell table:style-name="ce4" table:formula="of:=COS(RADIANS([.$A91])) * TAN(RADIANS([.R$3]))" office:value-type="float" office:value="0.0150070939619391" calcext:value-type="float">
            <text:p>0,02</text:p>
          </table:table-cell>
          <table:table-cell table:style-name="ce4" table:formula="of:=COS(RADIANS([.$A91])) * TAN(RADIANS([.S$3]))" office:value-type="float" office:value="0.0160007075669459" calcext:value-type="float">
            <text:p>0,02</text:p>
          </table:table-cell>
          <table:table-cell table:style-name="ce4" table:formula="of:=COS(RADIANS([.$A91])) * TAN(RADIANS([.T$3]))" office:value-type="float" office:value="0.017004983004516" calcext:value-type="float">
            <text:p>0,02</text:p>
          </table:table-cell>
          <table:table-cell table:style-name="ce4" table:formula="of:=COS(RADIANS([.$A91])) * TAN(RADIANS([.U$3]))" office:value-type="float" office:value="0.0180207149023653" calcext:value-type="float">
            <text:p>0,02</text:p>
          </table:table-cell>
          <table:table-cell table:style-name="ce4" table:formula="of:=COS(RADIANS([.$A91])) * TAN(RADIANS([.V$3]))" office:value-type="float" office:value="0.01904873025429" calcext:value-type="float">
            <text:p>0,02</text:p>
          </table:table-cell>
          <table:table-cell table:style-name="ce4" table:formula="of:=COS(RADIANS([.$A91])) * TAN(RADIANS([.W$3]))" office:value-type="float" office:value="0.0200898913408534" calcext:value-type="float">
            <text:p>0,02</text:p>
          </table:table-cell>
          <table:table-cell table:style-name="ce4" table:formula="of:=COS(RADIANS([.$A91])) * TAN(RADIANS([.X$3]))" office:value-type="float" office:value="0.0211450988763106" calcext:value-type="float">
            <text:p>0,02</text:p>
          </table:table-cell>
          <table:table-cell table:style-name="ce4" table:formula="of:=COS(RADIANS([.$A91])) * TAN(RADIANS([.Y$3]))" office:value-type="float" office:value="0.0222152954073776" calcext:value-type="float">
            <text:p>0,02</text:p>
          </table:table-cell>
          <table:table-cell table:style-name="ce4" table:formula="of:=COS(RADIANS([.$A91])) * TAN(RADIANS([.Z$3]))" office:value-type="float" office:value="0.023301468992411" calcext:value-type="float">
            <text:p>0,02</text:p>
          </table:table-cell>
          <table:table-cell table:style-name="ce4" table:formula="of:=COS(RADIANS([.$A91])) * TAN(RADIANS([.AA$3]))" office:value-type="float" office:value="0.0244046571929497" calcext:value-type="float">
            <text:p>0,02</text:p>
          </table:table-cell>
          <table:table-cell table:style-name="ce4" table:formula="of:=COS(RADIANS([.$A91])) * TAN(RADIANS([.AB$3]))" office:value-type="float" office:value="0.0255259514134407" calcext:value-type="float">
            <text:p>0,03</text:p>
          </table:table-cell>
          <table:table-cell table:style-name="ce4" table:formula="of:=COS(RADIANS([.$A91])) * TAN(RADIANS([.AC$3]))" office:value-type="float" office:value="0.0266665016294068" calcext:value-type="float">
            <text:p>0,03</text:p>
          </table:table-cell>
          <table:table-cell table:style-name="ce4" table:formula="of:=COS(RADIANS([.$A91])) * TAN(RADIANS([.AD$3]))" office:value-type="float" office:value="0.0278275215493958" calcext:value-type="float">
            <text:p>0,03</text:p>
          </table:table-cell>
          <table:table-cell table:style-name="ce4" table:formula="of:=COS(RADIANS([.$A91])) * TAN(RADIANS([.AE$3]))" office:value-type="float" office:value="0.0290102942618999" calcext:value-type="float">
            <text:p>0,03</text:p>
          </table:table-cell>
          <table:table-cell table:style-name="ce4" table:formula="of:=COS(RADIANS([.$A91])) * TAN(RADIANS([.AF$3]))" office:value-type="float" office:value="0.0302161784251602" calcext:value-type="float">
            <text:p>0,03</text:p>
          </table:table-cell>
          <table:table-cell table:style-name="ce4" table:formula="of:=COS(RADIANS([.$A91])) * TAN(RADIANS([.AG$3]))" office:value-type="float" office:value="0.0314466150655346" calcext:value-type="float">
            <text:p>0,03</text:p>
          </table:table-cell>
          <table:table-cell table:style-name="ce4" table:formula="of:=COS(RADIANS([.$A91])) * TAN(RADIANS([.AH$3]))" office:value-type="float" office:value="0.0327031350590833" calcext:value-type="float">
            <text:p>0,03</text:p>
          </table:table-cell>
          <table:table-cell table:style-name="ce4" table:formula="of:=COS(RADIANS([.$A91])) * TAN(RADIANS([.AI$3]))" office:value-type="float" office:value="0.0339873673814205" calcext:value-type="float">
            <text:p>0,03</text:p>
          </table:table-cell>
          <table:table-cell table:style-name="ce4" table:formula="of:=COS(RADIANS([.$A91])) * TAN(RADIANS([.AJ$3]))" office:value-type="float" office:value="0.0353010482229583" calcext:value-type="float">
            <text:p>0,04</text:p>
          </table:table-cell>
          <table:table-cell table:style-name="ce4" table:formula="of:=COS(RADIANS([.$A91])) * TAN(RADIANS([.AK$3]))" office:value-type="float" office:value="0.0366460310807229" calcext:value-type="float">
            <text:p>0,04</text:p>
          </table:table-cell>
          <table:table-cell table:style-name="ce4" table:formula="of:=COS(RADIANS([.$A91])) * TAN(RADIANS([.AL$3]))" office:value-type="float" office:value="0.0380242979543265" calcext:value-type="float">
            <text:p>0,04</text:p>
          </table:table-cell>
          <table:table-cell table:style-name="ce4" table:formula="of:=COS(RADIANS([.$A91])) * TAN(RADIANS([.AM$3]))" office:value-type="float" office:value="0.039437971792873" calcext:value-type="float">
            <text:p>0,04</text:p>
          </table:table-cell>
          <table:table-cell table:style-name="ce4" table:formula="of:=COS(RADIANS([.$A91])) * TAN(RADIANS([.AN$3]))" office:value-type="float" office:value="0.0408893303620966" calcext:value-type="float">
            <text:p>0,04</text:p>
          </table:table-cell>
          <table:table-cell table:style-name="ce4" table:formula="of:=COS(RADIANS([.$A91])) * TAN(RADIANS([.AO$3]))" office:value-type="float" office:value="0.0423808217275286" calcext:value-type="float">
            <text:p>0,04</text:p>
          </table:table-cell>
          <table:table-cell table:style-name="ce4" table:formula="of:=COS(RADIANS([.$A91])) * TAN(RADIANS([.AP$3]))" office:value-type="float" office:value="0.0439150815807645" calcext:value-type="float">
            <text:p>0,04</text:p>
          </table:table-cell>
          <table:table-cell table:style-name="ce4" table:formula="of:=COS(RADIANS([.$A91])) * TAN(RADIANS([.AQ$3]))" office:value-type="float" office:value="0.0454949526729215" calcext:value-type="float">
            <text:p>0,05</text:p>
          </table:table-cell>
          <table:table-cell table:style-name="ce4" table:formula="of:=COS(RADIANS([.$A91])) * TAN(RADIANS([.AR$3]))" office:value-type="float" office:value="0.0471235066633415" calcext:value-type="float">
            <text:p>0,05</text:p>
          </table:table-cell>
          <table:table-cell table:style-name="ce4" table:formula="of:=COS(RADIANS([.$A91])) * TAN(RADIANS([.AS$3]))" office:value-type="float" office:value="0.0488040687439858" calcext:value-type="float">
            <text:p>0,05</text:p>
          </table:table-cell>
          <table:table-cell table:style-name="ce4" table:formula="of:=COS(RADIANS([.$A91])) * TAN(RADIANS([.AT$3]))" office:value-type="float" office:value="0.0505402454626052" calcext:value-type="float">
            <text:p>0,05</text:p>
          </table:table-cell>
          <table:table-cell table:style-name="ce4" table:formula="of:=COS(RADIANS([.$A91])) * TAN(RADIANS([.AU$3]))" office:value-type="float" office:value="0.052335956242944" calcext:value-type="float">
            <text:p>0,05</text:p>
          </table:table-cell>
          <table:table-cell table:style-name="ce4" table:formula="of:=COS(RADIANS([.$A91])) * TAN(RADIANS([.AV$3]))" office:value-type="float" office:value="0.0541954691907853" calcext:value-type="float">
            <text:p>0,05</text:p>
          </table:table-cell>
          <table:table-cell table:style-name="ce4" table:formula="of:=COS(RADIANS([.$A91])) * TAN(RADIANS([.AW$3]))" office:value-type="float" office:value="0.0561234418841541" calcext:value-type="float">
            <text:p>0,06</text:p>
          </table:table-cell>
          <table:table-cell table:style-name="ce4" table:formula="of:=COS(RADIANS([.$A91])) * TAN(RADIANS([.AX$3]))" office:value-type="float" office:value="0.0581249679789666" calcext:value-type="float">
            <text:p>0,06</text:p>
          </table:table-cell>
          <table:table-cell table:style-name="ce4" table:formula="of:=COS(RADIANS([.$A91])) * TAN(RADIANS([.AY$3]))" office:value-type="float" office:value="0.0602056306235839" calcext:value-type="float">
            <text:p>0,06</text:p>
          </table:table-cell>
          <table:table-cell table:style-name="ce4" table:formula="of:=COS(RADIANS([.$A91])) * TAN(RADIANS([.AZ$3]))" office:value-type="float" office:value="0.0623715638743818" calcext:value-type="float">
            <text:p>0,06</text:p>
          </table:table-cell>
          <table:table-cell table:style-name="ce4" table:formula="of:=COS(RADIANS([.$A91])) * TAN(RADIANS([.BA$3]))" office:value-type="float" office:value="0.0646295235489543" calcext:value-type="float">
            <text:p>0,06</text:p>
          </table:table-cell>
          <table:table-cell table:style-name="ce4" table:formula="of:=COS(RADIANS([.$A91])) * TAN(RADIANS([.BB$3]))" office:value-type="float" office:value="0.0669869692559792" calcext:value-type="float">
            <text:p>0,07</text:p>
          </table:table-cell>
          <table:table-cell table:style-name="ce4" table:formula="of:=COS(RADIANS([.$A91])) * TAN(RADIANS([.BC$3]))" office:value-type="float" office:value="0.0694521597167511" calcext:value-type="float">
            <text:p>0,07</text:p>
          </table:table-cell>
          <table:table-cell table:style-name="ce4" table:formula="of:=COS(RADIANS([.$A91])) * TAN(RADIANS([.BD$3]))" office:value-type="float" office:value="0.0720342639633585" calcext:value-type="float">
            <text:p>0,07</text:p>
          </table:table-cell>
          <table:table-cell table:style-name="ce4" table:formula="of:=COS(RADIANS([.$A91])) * TAN(RADIANS([.BE$3]))" office:value-type="float" office:value="0.074743491589303" calcext:value-type="float">
            <text:p>0,07</text:p>
          </table:table-cell>
          <table:table-cell table:style-name="ce4" table:formula="of:=COS(RADIANS([.$A91])) * TAN(RADIANS([.BF$3]))" office:value-type="float" office:value="0.0775912459755794" calcext:value-type="float">
            <text:p>0,08</text:p>
          </table:table-cell>
          <table:table-cell table:style-name="ce4" table:formula="of:=COS(RADIANS([.$A91])) * TAN(RADIANS([.BG$3]))" office:value-type="float" office:value="0.0805903053662425" calcext:value-type="float">
            <text:p>0,08</text:p>
          </table:table-cell>
          <table:table-cell table:style-name="ce4" table:formula="of:=COS(RADIANS([.$A91])) * TAN(RADIANS([.BH$3]))" office:value-type="float" office:value="0.0837550378859648" calcext:value-type="float">
            <text:p>0,08</text:p>
          </table:table-cell>
          <table:table-cell table:style-name="ce4" table:formula="of:=COS(RADIANS([.$A91])) * TAN(RADIANS([.BI$3]))" office:value-type="float" office:value="0.0871016581643261" calcext:value-type="float">
            <text:p>0,09</text:p>
          </table:table-cell>
          <table:table-cell table:style-name="ce4" table:formula="of:=COS(RADIANS([.$A91])) * TAN(RADIANS([.BJ$3]))" office:value-type="float" office:value="0.0906485352754805" calcext:value-type="float">
            <text:p>0,09</text:p>
          </table:table-cell>
          <table:table-cell table:style-name="ce4" table:formula="of:=COS(RADIANS([.$A91])) * TAN(RADIANS([.BK$3]))" office:value-type="float" office:value="0.0944165643800665" calcext:value-type="float">
            <text:p>0,09</text:p>
          </table:table-cell>
          <table:table-cell table:style-name="ce4" table:formula="of:=COS(RADIANS([.$A91])) * TAN(RADIANS([.BL$3]))" office:value-type="float" office:value="0.0984296179953123" calcext:value-type="float">
            <text:p>0,10</text:p>
          </table:table-cell>
          <table:table-cell table:style-name="ce4" table:formula="of:=COS(RADIANS([.$A91])) * TAN(RADIANS([.BM$3]))" office:value-type="float" office:value="0.10271509753806" calcext:value-type="float">
            <text:p>0,10</text:p>
          </table:table-cell>
          <table:table-cell table:style-name="ce4" table:formula="of:=COS(RADIANS([.$A91])) * TAN(RADIANS([.BN$3]))" office:value-type="float" office:value="0.107304612137634" calcext:value-type="float">
            <text:p>0,11</text:p>
          </table:table-cell>
          <table:table-cell table:style-name="ce4" table:formula="of:=COS(RADIANS([.$A91])) * TAN(RADIANS([.BO$3]))" office:value-type="float" office:value="0.112234820354479" calcext:value-type="float">
            <text:p>0,11</text:p>
          </table:table-cell>
          <table:table-cell table:style-name="ce4" table:formula="of:=COS(RADIANS([.$A91])) * TAN(RADIANS([.BP$3]))" office:value-type="float" office:value="0.117548482319094" calcext:value-type="float">
            <text:p>0,12</text:p>
          </table:table-cell>
          <table:table-cell table:style-name="ce4" table:formula="of:=COS(RADIANS([.$A91])) * TAN(RADIANS([.BQ$3]))" office:value-type="float" office:value="0.123295786332588" calcext:value-type="float">
            <text:p>0,12</text:p>
          </table:table-cell>
          <table:table-cell table:style-name="ce4" table:formula="of:=COS(RADIANS([.$A91])) * TAN(RADIANS([.BR$3]))" office:value-type="float" office:value="0.129536037257881" calcext:value-type="float">
            <text:p>0,13</text:p>
          </table:table-cell>
          <table:table-cell table:style-name="ce4" table:formula="of:=COS(RADIANS([.$A91])) * TAN(RADIANS([.BS$3]))" office:value-type="float" office:value="0.136339827298787" calcext:value-type="float">
            <text:p>0,14</text:p>
          </table:table-cell>
          <table:table-cell table:style-name="ce4" table:formula="of:=COS(RADIANS([.$A91])) * TAN(RADIANS([.BT$3]))" office:value-type="float" office:value="0.143791858003054" calcext:value-type="float">
            <text:p>0,14</text:p>
          </table:table-cell>
          <table:table-cell table:style-name="ce4" table:formula="of:=COS(RADIANS([.$A91])) * TAN(RADIANS([.BU$3]))" office:value-type="float" office:value="0.151994653414324" calcext:value-type="float">
            <text:p>0,15</text:p>
          </table:table-cell>
          <table:table-cell table:style-name="ce4" table:formula="of:=COS(RADIANS([.$A91])) * TAN(RADIANS([.BV$3]))" office:value-type="float" office:value="0.161073510931233" calcext:value-type="float">
            <text:p>0,16</text:p>
          </table:table-cell>
          <table:table-cell table:style-name="ce4" table:formula="of:=COS(RADIANS([.$A91])) * TAN(RADIANS([.BW$3]))" office:value-type="float" office:value="0.171183199518105" calcext:value-type="float">
            <text:p>0,17</text:p>
          </table:table-cell>
          <table:table-cell table:style-name="ce4" table:formula="of:=COS(RADIANS([.$A91])) * TAN(RADIANS([.BX$3]))" office:value-type="float" office:value="0.182517169733869" calcext:value-type="float">
            <text:p>0,18</text:p>
          </table:table-cell>
          <table:table-cell table:style-name="ce4" table:formula="of:=COS(RADIANS([.$A91])) * TAN(RADIANS([.BY$3]))" office:value-type="float" office:value="0.195320447761368" calcext:value-type="float">
            <text:p>0,20</text:p>
          </table:table-cell>
          <table:table-cell table:style-name="ce4" table:formula="of:=COS(RADIANS([.$A91])) * TAN(RADIANS([.BZ$3]))" office:value-type="float" office:value="0.209908055437566" calcext:value-type="float">
            <text:p>0,21</text:p>
          </table:table-cell>
          <table:table-cell table:style-name="ce4" table:formula="of:=COS(RADIANS([.$A91])) * TAN(RADIANS([.CA$3]))" office:value-type="float" office:value="0.226691931823903" calcext:value-type="float">
            <text:p>0,23</text:p>
          </table:table-cell>
          <table:table-cell table:style-name="ce4" table:formula="of:=COS(RADIANS([.$A91])) * TAN(RADIANS([.CB$3]))" office:value-type="float" office:value="0.246221315548901" calcext:value-type="float">
            <text:p>0,25</text:p>
          </table:table-cell>
          <table:table-cell table:style-name="ce4" table:formula="of:=COS(RADIANS([.$A91])) * TAN(RADIANS([.CC$3]))" office:value-type="float" office:value="0.269245153869284" calcext:value-type="float">
            <text:p>0,27</text:p>
          </table:table-cell>
          <table:table-cell table:style-name="ce4" table:formula="of:=COS(RADIANS([.$A91])) * TAN(RADIANS([.CD$3]))" office:value-type="float" office:value="0.296811957152916" calcext:value-type="float">
            <text:p>0,30</text:p>
          </table:table-cell>
          <table:table-cell table:style-name="ce4" table:formula="of:=COS(RADIANS([.$A91])) * TAN(RADIANS([.CE$3]))" office:value-type="float" office:value="0.330436223000854" calcext:value-type="float">
            <text:p>0,33</text:p>
          </table:table-cell>
          <table:table-cell table:style-name="ce4" table:formula="of:=COS(RADIANS([.$A91])) * TAN(RADIANS([.CF$3]))" office:value-type="float" office:value="0.372389678443068" calcext:value-type="float">
            <text:p>0,37</text:p>
          </table:table-cell>
          <table:table-cell table:style-name="ce4" table:formula="of:=COS(RADIANS([.$A91])) * TAN(RADIANS([.CG$3]))" office:value-type="float" office:value="0.426242158281855" calcext:value-type="float">
            <text:p>0,43</text:p>
          </table:table-cell>
          <table:table-cell table:style-name="ce4" table:formula="of:=COS(RADIANS([.$A91])) * TAN(RADIANS([.CH$3]))" office:value-type="float" office:value="0.497943361755615" calcext:value-type="float">
            <text:p>0,50</text:p>
          </table:table-cell>
          <table:table-cell table:style-name="ce4" table:formula="of:=COS(RADIANS([.$A91])) * TAN(RADIANS([.CI$3]))" office:value-type="float" office:value="0.598202717171877" calcext:value-type="float">
            <text:p>0,60</text:p>
          </table:table-cell>
          <table:table-cell table:style-name="ce4" table:formula="of:=COS(RADIANS([.$A91])) * TAN(RADIANS([.CJ$3]))" office:value-type="float" office:value="0.748439043456221" calcext:value-type="float">
            <text:p>0,75</text:p>
          </table:table-cell>
          <table:table-cell table:style-name="ce4" table:formula="of:=COS(RADIANS([.$A91])) * TAN(RADIANS([.CK$3]))" office:value-type="float" office:value="0.998629534754574" calcext:value-type="float">
            <text:p>1,00</text:p>
          </table:table-cell>
          <table:table-cell table:style-name="ce4" table:formula="of:=COS(RADIANS([.$A91])) * TAN(RADIANS([.CL$3]))" office:value-type="float" office:value="1.49870569877653" calcext:value-type="float">
            <text:p>1,50</text:p>
          </table:table-cell>
          <table:table-cell table:style-name="ce4" table:formula="of:=COS(RADIANS([.$A91])) * TAN(RADIANS([.CM$3]))" office:value-type="float" office:value="2.99832492506735" calcext:value-type="float">
            <text:p>3,00</text:p>
          </table:table-cell>
          <table:table-cell table:number-columns-repeated="93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style-name="ce4" table:formula="of:=COS(RADIANS([.$A92])) * TAN(RADIANS([.B$3]))" office:value-type="float" office:value="0" calcext:value-type="float">
            <text:p>0,00</text:p>
          </table:table-cell>
          <table:table-cell table:style-name="ce4" table:formula="of:=COS(RADIANS([.$A92])) * TAN(RADIANS([.C$3]))" office:value-type="float" office:value="0.000609172980904272" calcext:value-type="float">
            <text:p>0,00</text:p>
          </table:table-cell>
          <table:table-cell table:style-name="ce4" table:formula="of:=COS(RADIANS([.$A92])) * TAN(RADIANS([.D$3]))" office:value-type="float" office:value="0.00121871727972605" calcext:value-type="float">
            <text:p>0,00</text:p>
          </table:table-cell>
          <table:table-cell table:style-name="ce4" table:formula="of:=COS(RADIANS([.$A92])) * TAN(RADIANS([.E$3]))" office:value-type="float" office:value="0.0018290051202739" calcext:value-type="float">
            <text:p>0,00</text:p>
          </table:table-cell>
          <table:table-cell table:style-name="ce4" table:formula="of:=COS(RADIANS([.$A92])) * TAN(RADIANS([.F$3]))" office:value-type="float" office:value="0.00244041054283895" calcext:value-type="float">
            <text:p>0,00</text:p>
          </table:table-cell>
          <table:table-cell table:style-name="ce4" table:formula="of:=COS(RADIANS([.$A92])) * TAN(RADIANS([.G$3]))" office:value-type="float" office:value="0.00305331032422921" calcext:value-type="float">
            <text:p>0,00</text:p>
          </table:table-cell>
          <table:table-cell table:style-name="ce4" table:formula="of:=COS(RADIANS([.$A92])) * TAN(RADIANS([.H$3]))" office:value-type="float" office:value="0.00366808491207337" calcext:value-type="float">
            <text:p>0,00</text:p>
          </table:table-cell>
          <table:table-cell table:style-name="ce4" table:formula="of:=COS(RADIANS([.$A92])) * TAN(RADIANS([.I$3]))" office:value-type="float" office:value="0.00428511937834896" calcext:value-type="float">
            <text:p>0,00</text:p>
          </table:table-cell>
          <table:table-cell table:style-name="ce4" table:formula="of:=COS(RADIANS([.$A92])) * TAN(RADIANS([.J$3]))" office:value-type="float" office:value="0.00490480439726286" calcext:value-type="float">
            <text:p>0,00</text:p>
          </table:table-cell>
          <table:table-cell table:style-name="ce4" table:formula="of:=COS(RADIANS([.$A92])) * TAN(RADIANS([.K$3]))" office:value-type="float" office:value="0.00552753725283363" calcext:value-type="float">
            <text:p>0,01</text:p>
          </table:table-cell>
          <table:table-cell table:style-name="ce4" table:formula="of:=COS(RADIANS([.$A92])) * TAN(RADIANS([.L$3]))" office:value-type="float" office:value="0.00615372288179704" calcext:value-type="float">
            <text:p>0,01</text:p>
          </table:table-cell>
          <table:table-cell table:style-name="ce4" table:formula="of:=COS(RADIANS([.$A92])) * TAN(RADIANS([.M$3]))" office:value-type="float" office:value="0.00678377495778295" calcext:value-type="float">
            <text:p>0,01</text:p>
          </table:table-cell>
          <table:table-cell table:style-name="ce4" table:formula="of:=COS(RADIANS([.$A92])) * TAN(RADIANS([.N$3]))" office:value-type="float" office:value="0.0074181170230979" calcext:value-type="float">
            <text:p>0,01</text:p>
          </table:table-cell>
          <table:table-cell table:style-name="ce4" table:formula="of:=COS(RADIANS([.$A92])) * TAN(RADIANS([.O$3]))" office:value-type="float" office:value="0.00805718367489898" calcext:value-type="float">
            <text:p>0,01</text:p>
          </table:table-cell>
          <table:table-cell table:style-name="ce4" table:formula="of:=COS(RADIANS([.$A92])) * TAN(RADIANS([.P$3]))" office:value-type="float" office:value="0.00870142181306677" calcext:value-type="float">
            <text:p>0,01</text:p>
          </table:table-cell>
          <table:table-cell table:style-name="ce4" table:formula="of:=COS(RADIANS([.$A92])) * TAN(RADIANS([.Q$3]))" office:value-type="float" office:value="0.00935129195768779" calcext:value-type="float">
            <text:p>0,01</text:p>
          </table:table-cell>
          <table:table-cell table:style-name="ce4" table:formula="of:=COS(RADIANS([.$A92])) * TAN(RADIANS([.R$3]))" office:value-type="float" office:value="0.0100072696447469" calcext:value-type="float">
            <text:p>0,01</text:p>
          </table:table-cell>
          <table:table-cell table:style-name="ce4" table:formula="of:=COS(RADIANS([.$A92])) * TAN(RADIANS([.S$3]))" office:value-type="float" office:value="0.0106698469094199" calcext:value-type="float">
            <text:p>0,01</text:p>
          </table:table-cell>
          <table:table-cell table:style-name="ce4" table:formula="of:=COS(RADIANS([.$A92])) * TAN(RADIANS([.T$3]))" office:value-type="float" office:value="0.011339533867258" calcext:value-type="float">
            <text:p>0,01</text:p>
          </table:table-cell>
          <table:table-cell table:style-name="ce4" table:formula="of:=COS(RADIANS([.$A92])) * TAN(RADIANS([.U$3]))" office:value-type="float" office:value="0.0120168604045827" calcext:value-type="float">
            <text:p>0,01</text:p>
          </table:table-cell>
          <table:table-cell table:style-name="ce4" table:formula="of:=COS(RADIANS([.$A92])) * TAN(RADIANS([.V$3]))" office:value-type="float" office:value="0.0127023779905819" calcext:value-type="float">
            <text:p>0,01</text:p>
          </table:table-cell>
          <table:table-cell table:style-name="ce4" table:formula="of:=COS(RADIANS([.$A92])) * TAN(RADIANS([.W$3]))" office:value-type="float" office:value="0.0133966616249273" calcext:value-type="float">
            <text:p>0,01</text:p>
          </table:table-cell>
          <table:table-cell table:style-name="ce4" table:formula="of:=COS(RADIANS([.$A92])) * TAN(RADIANS([.X$3]))" office:value-type="float" office:value="0.014100311936258" calcext:value-type="float">
            <text:p>0,01</text:p>
          </table:table-cell>
          <table:table-cell table:style-name="ce4" table:formula="of:=COS(RADIANS([.$A92])) * TAN(RADIANS([.Y$3]))" office:value-type="float" office:value="0.0148139574486019" calcext:value-type="float">
            <text:p>0,01</text:p>
          </table:table-cell>
          <table:table-cell table:style-name="ce4" table:formula="of:=COS(RADIANS([.$A92])) * TAN(RADIANS([.Z$3]))" office:value-type="float" office:value="0.0155382570347841" calcext:value-type="float">
            <text:p>0,02</text:p>
          </table:table-cell>
          <table:table-cell table:style-name="ce4" table:formula="of:=COS(RADIANS([.$A92])) * TAN(RADIANS([.AA$3]))" office:value-type="float" office:value="0.0162739025781314" calcext:value-type="float">
            <text:p>0,02</text:p>
          </table:table-cell>
          <table:table-cell table:style-name="ce4" table:formula="of:=COS(RADIANS([.$A92])) * TAN(RADIANS([.AB$3]))" office:value-type="float" office:value="0.0170216218663566" calcext:value-type="float">
            <text:p>0,02</text:p>
          </table:table-cell>
          <table:table-cell table:style-name="ce4" table:formula="of:=COS(RADIANS([.$A92])) * TAN(RADIANS([.AC$3]))" office:value-type="float" office:value="0.0177821817444712" calcext:value-type="float">
            <text:p>0,02</text:p>
          </table:table-cell>
          <table:table-cell table:style-name="ce4" table:formula="of:=COS(RADIANS([.$A92])) * TAN(RADIANS([.AD$3]))" office:value-type="float" office:value="0.0185563915569585" calcext:value-type="float">
            <text:p>0,02</text:p>
          </table:table-cell>
          <table:table-cell table:style-name="ce4" table:formula="of:=COS(RADIANS([.$A92])) * TAN(RADIANS([.AE$3]))" office:value-type="float" office:value="0.0193451069133424" calcext:value-type="float">
            <text:p>0,02</text:p>
          </table:table-cell>
          <table:table-cell table:style-name="ce4" table:formula="of:=COS(RADIANS([.$A92])) * TAN(RADIANS([.AF$3]))" office:value-type="float" office:value="0.0201492338157714" calcext:value-type="float">
            <text:p>0,02</text:p>
          </table:table-cell>
          <table:table-cell table:style-name="ce4" table:formula="of:=COS(RADIANS([.$A92])) * TAN(RADIANS([.AG$3]))" office:value-type="float" office:value="0.0209697331924151" calcext:value-type="float">
            <text:p>0,02</text:p>
          </table:table-cell>
          <table:table-cell table:style-name="ce4" table:formula="of:=COS(RADIANS([.$A92])) * TAN(RADIANS([.AH$3]))" office:value-type="float" office:value="0.0218076258864536" calcext:value-type="float">
            <text:p>0,02</text:p>
          </table:table-cell>
          <table:table-cell table:style-name="ce4" table:formula="of:=COS(RADIANS([.$A92])) * TAN(RADIANS([.AI$3]))" office:value-type="float" office:value="0.0226639981573757" calcext:value-type="float">
            <text:p>0,02</text:p>
          </table:table-cell>
          <table:table-cell table:style-name="ce4" table:formula="of:=COS(RADIANS([.$A92])) * TAN(RADIANS([.AJ$3]))" office:value-type="float" office:value="0.0235400077593512" calcext:value-type="float">
            <text:p>0,02</text:p>
          </table:table-cell>
          <table:table-cell table:style-name="ce4" table:formula="of:=COS(RADIANS([.$A92])) * TAN(RADIANS([.AK$3]))" office:value-type="float" office:value="0.0244368906708162" calcext:value-type="float">
            <text:p>0,02</text:p>
          </table:table-cell>
          <table:table-cell table:style-name="ce4" table:formula="of:=COS(RADIANS([.$A92])) * TAN(RADIANS([.AL$3]))" office:value-type="float" office:value="0.0253559685603499" calcext:value-type="float">
            <text:p>0,03</text:p>
          </table:table-cell>
          <table:table-cell table:style-name="ce4" table:formula="of:=COS(RADIANS([.$A92])) * TAN(RADIANS([.AM$3]))" office:value-type="float" office:value="0.0262986570867188" calcext:value-type="float">
            <text:p>0,03</text:p>
          </table:table-cell>
          <table:table-cell table:style-name="ce4" table:formula="of:=COS(RADIANS([.$A92])) * TAN(RADIANS([.AN$3]))" office:value-type="float" office:value="0.0272664751459827" calcext:value-type="float">
            <text:p>0,03</text:p>
          </table:table-cell>
          <table:table-cell table:style-name="ce4" table:formula="of:=COS(RADIANS([.$A92])) * TAN(RADIANS([.AO$3]))" office:value-type="float" office:value="0.0282610551962272" calcext:value-type="float">
            <text:p>0,03</text:p>
          </table:table-cell>
          <table:table-cell table:style-name="ce4" table:formula="of:=COS(RADIANS([.$A92])) * TAN(RADIANS([.AP$3]))" office:value-type="float" office:value="0.0292841548113414" calcext:value-type="float">
            <text:p>0,03</text:p>
          </table:table-cell>
          <table:table-cell table:style-name="ce4" table:formula="of:=COS(RADIANS([.$A92])) * TAN(RADIANS([.AQ$3]))" office:value-type="float" office:value="0.0303376696399453" calcext:value-type="float">
            <text:p>0,03</text:p>
          </table:table-cell>
          <table:table-cell table:style-name="ce4" table:formula="of:=COS(RADIANS([.$A92])) * TAN(RADIANS([.AR$3]))" office:value-type="float" office:value="0.0314236479748911" calcext:value-type="float">
            <text:p>0,03</text:p>
          </table:table-cell>
          <table:table-cell table:style-name="ce4" table:formula="of:=COS(RADIANS([.$A92])) * TAN(RADIANS([.AS$3]))" office:value-type="float" office:value="0.0325443071736938" calcext:value-type="float">
            <text:p>0,03</text:p>
          </table:table-cell>
          <table:table-cell table:style-name="ce4" table:formula="of:=COS(RADIANS([.$A92])) * TAN(RADIANS([.AT$3]))" office:value-type="float" office:value="0.0337020522120218" calcext:value-type="float">
            <text:p>0,03</text:p>
          </table:table-cell>
          <table:table-cell table:style-name="ce4" table:formula="of:=COS(RADIANS([.$A92])) * TAN(RADIANS([.AU$3]))" office:value-type="float" office:value="0.0348994967025011" calcext:value-type="float">
            <text:p>0,03</text:p>
          </table:table-cell>
          <table:table-cell table:style-name="ce4" table:formula="of:=COS(RADIANS([.$A92])) * TAN(RADIANS([.AV$3]))" office:value-type="float" office:value="0.0361394867714739" calcext:value-type="float">
            <text:p>0,04</text:p>
          </table:table-cell>
          <table:table-cell table:style-name="ce4" table:formula="of:=COS(RADIANS([.$A92])) * TAN(RADIANS([.AW$3]))" office:value-type="float" office:value="0.0374251282593717" calcext:value-type="float">
            <text:p>0,04</text:p>
          </table:table-cell>
          <table:table-cell table:style-name="ce4" table:formula="of:=COS(RADIANS([.$A92])) * TAN(RADIANS([.AX$3]))" office:value-type="float" office:value="0.0387598177990378" calcext:value-type="float">
            <text:p>0,04</text:p>
          </table:table-cell>
          <table:table-cell table:style-name="ce4" table:formula="of:=COS(RADIANS([.$A92])) * TAN(RADIANS([.AY$3]))" office:value-type="float" office:value="0.040147278434471" calcext:value-type="float">
            <text:p>0,04</text:p>
          </table:table-cell>
          <table:table-cell table:style-name="ce4" table:formula="of:=COS(RADIANS([.$A92])) * TAN(RADIANS([.AZ$3]))" office:value-type="float" office:value="0.0415916005749354" calcext:value-type="float">
            <text:p>0,04</text:p>
          </table:table-cell>
          <table:table-cell table:style-name="ce4" table:formula="of:=COS(RADIANS([.$A92])) * TAN(RADIANS([.BA$3]))" office:value-type="float" office:value="0.043097289242423" calcext:value-type="float">
            <text:p>0,04</text:p>
          </table:table-cell>
          <table:table-cell table:style-name="ce4" table:formula="of:=COS(RADIANS([.$A92])) * TAN(RADIANS([.BB$3]))" office:value-type="float" office:value="0.0446693187721162" calcext:value-type="float">
            <text:p>0,04</text:p>
          </table:table-cell>
          <table:table-cell table:style-name="ce4" table:formula="of:=COS(RADIANS([.$A92])) * TAN(RADIANS([.BC$3]))" office:value-type="float" office:value="0.0463131963762126" calcext:value-type="float">
            <text:p>0,05</text:p>
          </table:table-cell>
          <table:table-cell table:style-name="ce4" table:formula="of:=COS(RADIANS([.$A92])) * TAN(RADIANS([.BD$3]))" office:value-type="float" office:value="0.0480350362948658" calcext:value-type="float">
            <text:p>0,05</text:p>
          </table:table-cell>
          <table:table-cell table:style-name="ce4" table:formula="of:=COS(RADIANS([.$A92])) * TAN(RADIANS([.BE$3]))" office:value-type="float" office:value="0.0498416466519799" calcext:value-type="float">
            <text:p>0,05</text:p>
          </table:table-cell>
          <table:table-cell table:style-name="ce4" table:formula="of:=COS(RADIANS([.$A92])) * TAN(RADIANS([.BF$3]))" office:value-type="float" office:value="0.0517406316318672" calcext:value-type="float">
            <text:p>0,05</text:p>
          </table:table-cell>
          <table:table-cell table:style-name="ce4" table:formula="of:=COS(RADIANS([.$A92])) * TAN(RADIANS([.BG$3]))" office:value-type="float" office:value="0.053740512226944" calcext:value-type="float">
            <text:p>0,05</text:p>
          </table:table-cell>
          <table:table-cell table:style-name="ce4" table:formula="of:=COS(RADIANS([.$A92])) * TAN(RADIANS([.BH$3]))" office:value-type="float" office:value="0.0558508696191668" calcext:value-type="float">
            <text:p>0,06</text:p>
          </table:table-cell>
          <table:table-cell table:style-name="ce4" table:formula="of:=COS(RADIANS([.$A92])) * TAN(RADIANS([.BI$3]))" office:value-type="float" office:value="0.0580825163063321" calcext:value-type="float">
            <text:p>0,06</text:p>
          </table:table-cell>
          <table:table-cell table:style-name="ce4" table:formula="of:=COS(RADIANS([.$A92])) * TAN(RADIANS([.BJ$3]))" office:value-type="float" office:value="0.0604477014473143" calcext:value-type="float">
            <text:p>0,06</text:p>
          </table:table-cell>
          <table:table-cell table:style-name="ce4" table:formula="of:=COS(RADIANS([.$A92])) * TAN(RADIANS([.BK$3]))" office:value-type="float" office:value="0.0629603586862495" calcext:value-type="float">
            <text:p>0,06</text:p>
          </table:table-cell>
          <table:table-cell table:style-name="ce4" table:formula="of:=COS(RADIANS([.$A92])) * TAN(RADIANS([.BL$3]))" office:value-type="float" office:value="0.0656364070756608" calcext:value-type="float">
            <text:p>0,07</text:p>
          </table:table-cell>
          <table:table-cell table:style-name="ce4" table:formula="of:=COS(RADIANS([.$A92])) * TAN(RADIANS([.BM$3]))" office:value-type="float" office:value="0.068494118865171" calcext:value-type="float">
            <text:p>0,07</text:p>
          </table:table-cell>
          <table:table-cell table:style-name="ce4" table:formula="of:=COS(RADIANS([.$A92])) * TAN(RADIANS([.BN$3]))" office:value-type="float" office:value="0.0715545721583219" calcext:value-type="float">
            <text:p>0,07</text:p>
          </table:table-cell>
          <table:table-cell table:style-name="ce4" table:formula="of:=COS(RADIANS([.$A92])) * TAN(RADIANS([.BO$3]))" office:value-type="float" office:value="0.0748422122008141" calcext:value-type="float">
            <text:p>0,07</text:p>
          </table:table-cell>
          <table:table-cell table:style-name="ce4" table:formula="of:=COS(RADIANS([.$A92])) * TAN(RADIANS([.BP$3]))" office:value-type="float" office:value="0.0783855529845663" calcext:value-type="float">
            <text:p>0,08</text:p>
          </table:table-cell>
          <table:table-cell table:style-name="ce4" table:formula="of:=COS(RADIANS([.$A92])) * TAN(RADIANS([.BQ$3]))" office:value-type="float" office:value="0.0822180618726454" calcext:value-type="float">
            <text:p>0,08</text:p>
          </table:table-cell>
          <table:table-cell table:style-name="ce4" table:formula="of:=COS(RADIANS([.$A92])) * TAN(RADIANS([.BR$3]))" office:value-type="float" office:value="0.0863792854792057" calcext:value-type="float">
            <text:p>0,09</text:p>
          </table:table-cell>
          <table:table-cell table:style-name="ce4" table:formula="of:=COS(RADIANS([.$A92])) * TAN(RADIANS([.BS$3]))" office:value-type="float" office:value="0.090916297223003" calcext:value-type="float">
            <text:p>0,09</text:p>
          </table:table-cell>
          <table:table-cell table:style-name="ce4" table:formula="of:=COS(RADIANS([.$A92])) * TAN(RADIANS([.BT$3]))" office:value-type="float" office:value="0.0958855791404527" calcext:value-type="float">
            <text:p>0,10</text:p>
          </table:table-cell>
          <table:table-cell table:style-name="ce4" table:formula="of:=COS(RADIANS([.$A92])) * TAN(RADIANS([.BU$3]))" office:value-type="float" office:value="0.101355497948815" calcext:value-type="float">
            <text:p>0,10</text:p>
          </table:table-cell>
          <table:table-cell table:style-name="ce4" table:formula="of:=COS(RADIANS([.$A92])) * TAN(RADIANS([.BV$3]))" office:value-type="float" office:value="0.10740960645699" calcext:value-type="float">
            <text:p>0,11</text:p>
          </table:table-cell>
          <table:table-cell table:style-name="ce4" table:formula="of:=COS(RADIANS([.$A92])) * TAN(RADIANS([.BW$3]))" office:value-type="float" office:value="0.114151110173154" calcext:value-type="float">
            <text:p>0,11</text:p>
          </table:table-cell>
          <table:table-cell table:style-name="ce4" table:formula="of:=COS(RADIANS([.$A92])) * TAN(RADIANS([.BX$3]))" office:value-type="float" office:value="0.12170900888308" calcext:value-type="float">
            <text:p>0,12</text:p>
          </table:table-cell>
          <table:table-cell table:style-name="ce4" table:formula="of:=COS(RADIANS([.$A92])) * TAN(RADIANS([.BY$3]))" office:value-type="float" office:value="0.130246694852317" calcext:value-type="float">
            <text:p>0,13</text:p>
          </table:table-cell>
          <table:table-cell table:style-name="ce4" table:formula="of:=COS(RADIANS([.$A92])) * TAN(RADIANS([.BZ$3]))" office:value-type="float" office:value="0.139974235964388" calcext:value-type="float">
            <text:p>0,14</text:p>
          </table:table-cell>
          <table:table-cell table:style-name="ce4" table:formula="of:=COS(RADIANS([.$A92])) * TAN(RADIANS([.CA$3]))" office:value-type="float" office:value="0.151166327991543" calcext:value-type="float">
            <text:p>0,15</text:p>
          </table:table-cell>
          <table:table-cell table:style-name="ce4" table:formula="of:=COS(RADIANS([.$A92])) * TAN(RADIANS([.CB$3]))" office:value-type="float" office:value="0.164189222992231" calcext:value-type="float">
            <text:p>0,16</text:p>
          </table:table-cell>
          <table:table-cell table:style-name="ce4" table:formula="of:=COS(RADIANS([.$A92])) * TAN(RADIANS([.CC$3]))" office:value-type="float" office:value="0.179542345916194" calcext:value-type="float">
            <text:p>0,18</text:p>
          </table:table-cell>
          <table:table-cell table:style-name="ce4" table:formula="of:=COS(RADIANS([.$A92])) * TAN(RADIANS([.CD$3]))" office:value-type="float" office:value="0.197924881162703" calcext:value-type="float">
            <text:p>0,20</text:p>
          </table:table-cell>
          <table:table-cell table:style-name="ce4" table:formula="of:=COS(RADIANS([.$A92])) * TAN(RADIANS([.CE$3]))" office:value-type="float" office:value="0.220346750166813" calcext:value-type="float">
            <text:p>0,22</text:p>
          </table:table-cell>
          <table:table-cell table:style-name="ce4" table:formula="of:=COS(RADIANS([.$A92])) * TAN(RADIANS([.CF$3]))" office:value-type="float" office:value="0.248322822163424" calcext:value-type="float">
            <text:p>0,25</text:p>
          </table:table-cell>
          <table:table-cell table:style-name="ce4" table:formula="of:=COS(RADIANS([.$A92])) * TAN(RADIANS([.CG$3]))" office:value-type="float" office:value="0.284233591307126" calcext:value-type="float">
            <text:p>0,28</text:p>
          </table:table-cell>
          <table:table-cell table:style-name="ce4" table:formula="of:=COS(RADIANS([.$A92])) * TAN(RADIANS([.CH$3]))" office:value-type="float" office:value="0.332046530896535" calcext:value-type="float">
            <text:p>0,33</text:p>
          </table:table-cell>
          <table:table-cell table:style-name="ce4" table:formula="of:=COS(RADIANS([.$A92])) * TAN(RADIANS([.CI$3]))" office:value-type="float" office:value="0.398903072649634" calcext:value-type="float">
            <text:p>0,40</text:p>
          </table:table-cell>
          <table:table-cell table:style-name="ce4" table:formula="of:=COS(RADIANS([.$A92])) * TAN(RADIANS([.CJ$3]))" office:value-type="float" office:value="0.499086054869687" calcext:value-type="float">
            <text:p>0,50</text:p>
          </table:table-cell>
          <table:table-cell table:style-name="ce4" table:formula="of:=COS(RADIANS([.$A92])) * TAN(RADIANS([.CK$3]))" office:value-type="float" office:value="0.665922066913341" calcext:value-type="float">
            <text:p>0,67</text:p>
          </table:table-cell>
          <table:table-cell table:style-name="ce4" table:formula="of:=COS(RADIANS([.$A92])) * TAN(RADIANS([.CL$3]))" office:value-type="float" office:value="0.999390827019096" calcext:value-type="float">
            <text:p>1,00</text:p>
          </table:table-cell>
          <table:table-cell table:style-name="ce4" table:formula="of:=COS(RADIANS([.$A92])) * TAN(RADIANS([.CM$3]))" office:value-type="float" office:value="1.99939082701909" calcext:value-type="float">
            <text:p>2,00</text:p>
          </table:table-cell>
          <table:table-cell table:number-columns-repeated="933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style-name="ce4" table:formula="of:=COS(RADIANS([.$A93])) * TAN(RADIANS([.B$3]))" office:value-type="float" office:value="0" calcext:value-type="float">
            <text:p>0,00</text:p>
          </table:table-cell>
          <table:table-cell table:style-name="ce4" table:formula="of:=COS(RADIANS([.$A93])) * TAN(RADIANS([.C$3]))" office:value-type="float" office:value="0.000304632887516428" calcext:value-type="float">
            <text:p>0,00</text:p>
          </table:table-cell>
          <table:table-cell table:style-name="ce4" table:formula="of:=COS(RADIANS([.$A93])) * TAN(RADIANS([.D$3]))" office:value-type="float" office:value="0.000609451462272675" calcext:value-type="float">
            <text:p>0,00</text:p>
          </table:table-cell>
          <table:table-cell table:style-name="ce4" table:formula="of:=COS(RADIANS([.$A93])) * TAN(RADIANS([.E$3]))" office:value-type="float" office:value="0.000914641864523086" calcext:value-type="float">
            <text:p>0,00</text:p>
          </table:table-cell>
          <table:table-cell table:style-name="ce4" table:formula="of:=COS(RADIANS([.$A93])) * TAN(RADIANS([.F$3]))" office:value-type="float" office:value="0.00122039114290164" calcext:value-type="float">
            <text:p>0,00</text:p>
          </table:table-cell>
          <table:table-cell table:style-name="ce4" table:formula="of:=COS(RADIANS([.$A93])) * TAN(RADIANS([.G$3]))" office:value-type="float" office:value="0.00152688771450917" calcext:value-type="float">
            <text:p>0,00</text:p>
          </table:table-cell>
          <table:table-cell table:style-name="ce4" table:formula="of:=COS(RADIANS([.$A93])) * TAN(RADIANS([.H$3]))" office:value-type="float" office:value="0.00183432183213646" calcext:value-type="float">
            <text:p>0,00</text:p>
          </table:table-cell>
          <table:table-cell table:style-name="ce4" table:formula="of:=COS(RADIANS([.$A93])) * TAN(RADIANS([.I$3]))" office:value-type="float" office:value="0.00214288606110089" calcext:value-type="float">
            <text:p>0,00</text:p>
          </table:table-cell>
          <table:table-cell table:style-name="ce4" table:formula="of:=COS(RADIANS([.$A93])) * TAN(RADIANS([.J$3]))" office:value-type="float" office:value="0.00245277576826123" calcext:value-type="float">
            <text:p>0,00</text:p>
          </table:table-cell>
          <table:table-cell table:style-name="ce4" table:formula="of:=COS(RADIANS([.$A93])) * TAN(RADIANS([.K$3]))" office:value-type="float" office:value="0.0027641896258855" calcext:value-type="float">
            <text:p>0,00</text:p>
          </table:table-cell>
          <table:table-cell table:style-name="ce4" table:formula="of:=COS(RADIANS([.$A93])) * TAN(RADIANS([.L$3]))" office:value-type="float" office:value="0.00307733013318319" calcext:value-type="float">
            <text:p>0,00</text:p>
          </table:table-cell>
          <table:table-cell table:style-name="ce4" table:formula="of:=COS(RADIANS([.$A93])) * TAN(RADIANS([.M$3]))" office:value-type="float" office:value="0.00339240415847629" calcext:value-type="float">
            <text:p>0,00</text:p>
          </table:table-cell>
          <table:table-cell table:style-name="ce4" table:formula="of:=COS(RADIANS([.$A93])) * TAN(RADIANS([.N$3]))" office:value-type="float" office:value="0.00370962350517676" calcext:value-type="float">
            <text:p>0,00</text:p>
          </table:table-cell>
          <table:table-cell table:style-name="ce4" table:formula="of:=COS(RADIANS([.$A93])) * TAN(RADIANS([.O$3]))" office:value-type="float" office:value="0.0040292055049638" calcext:value-type="float">
            <text:p>0,00</text:p>
          </table:table-cell>
          <table:table-cell table:style-name="ce4" table:formula="of:=COS(RADIANS([.$A93])) * TAN(RADIANS([.P$3]))" office:value-type="float" office:value="0.00435137364181539" calcext:value-type="float">
            <text:p>0,00</text:p>
          </table:table-cell>
          <table:table-cell table:style-name="ce4" table:formula="of:=COS(RADIANS([.$A93])) * TAN(RADIANS([.Q$3]))" office:value-type="float" office:value="0.00467635821084987" calcext:value-type="float">
            <text:p>0,00</text:p>
          </table:table-cell>
          <table:table-cell table:style-name="ce4" table:formula="of:=COS(RADIANS([.$A93])) * TAN(RADIANS([.R$3]))" office:value-type="float" office:value="0.00500439701627839" calcext:value-type="float">
            <text:p>0,01</text:p>
          </table:table-cell>
          <table:table-cell table:style-name="ce4" table:formula="of:=COS(RADIANS([.$A93])) * TAN(RADIANS([.S$3]))" office:value-type="float" office:value="0.00533573611316423" calcext:value-type="float">
            <text:p>0,01</text:p>
          </table:table-cell>
          <table:table-cell table:style-name="ce4" table:formula="of:=COS(RADIANS([.$A93])) * TAN(RADIANS([.T$3]))" office:value-type="float" office:value="0.00567063059813541" calcext:value-type="float">
            <text:p>0,01</text:p>
          </table:table-cell>
          <table:table-cell table:style-name="ce4" table:formula="of:=COS(RADIANS([.$A93])) * TAN(RADIANS([.U$3]))" office:value-type="float" office:value="0.00600934545471105" calcext:value-type="float">
            <text:p>0,01</text:p>
          </table:table-cell>
          <table:table-cell table:style-name="ce4" table:formula="of:=COS(RADIANS([.$A93])) * TAN(RADIANS([.V$3]))" office:value-type="float" office:value="0.00635215645948709" calcext:value-type="float">
            <text:p>0,01</text:p>
          </table:table-cell>
          <table:table-cell table:style-name="ce4" table:formula="of:=COS(RADIANS([.$A93])) * TAN(RADIANS([.W$3]))" office:value-type="float" office:value="0.00669935115609375" calcext:value-type="float">
            <text:p>0,01</text:p>
          </table:table-cell>
          <table:table-cell table:style-name="ce4" table:formula="of:=COS(RADIANS([.$A93])) * TAN(RADIANS([.X$3]))" office:value-type="float" office:value="0.00705122990459689" calcext:value-type="float">
            <text:p>0,01</text:p>
          </table:table-cell>
          <table:table-cell table:style-name="ce4" table:formula="of:=COS(RADIANS([.$A93])) * TAN(RADIANS([.Y$3]))" office:value-type="float" office:value="0.00740810701488128" calcext:value-type="float">
            <text:p>0,01</text:p>
          </table:table-cell>
          <table:table-cell table:style-name="ce4" table:formula="of:=COS(RADIANS([.$A93])) * TAN(RADIANS([.Z$3]))" office:value-type="float" office:value="0.00777031197354201" calcext:value-type="float">
            <text:p>0,01</text:p>
          </table:table-cell>
          <table:table-cell table:style-name="ce4" table:formula="of:=COS(RADIANS([.$A93])) * TAN(RADIANS([.AA$3]))" office:value-type="float" office:value="0.00813819077493894" calcext:value-type="float">
            <text:p>0,01</text:p>
          </table:table-cell>
          <table:table-cell table:style-name="ce4" table:formula="of:=COS(RADIANS([.$A93])) * TAN(RADIANS([.AB$3]))" office:value-type="float" office:value="0.00851210736835983" calcext:value-type="float">
            <text:p>0,01</text:p>
          </table:table-cell>
          <table:table-cell table:style-name="ce4" table:formula="of:=COS(RADIANS([.$A93])) * TAN(RADIANS([.AC$3]))" office:value-type="float" office:value="0.00889244523471639" calcext:value-type="float">
            <text:p>0,01</text:p>
          </table:table-cell>
          <table:table-cell table:style-name="ce4" table:formula="of:=COS(RADIANS([.$A93])) * TAN(RADIANS([.AD$3]))" office:value-type="float" office:value="0.0092796091078932" calcext:value-type="float">
            <text:p>0,01</text:p>
          </table:table-cell>
          <table:table-cell table:style-name="ce4" table:formula="of:=COS(RADIANS([.$A93])) * TAN(RADIANS([.AE$3]))" office:value-type="float" office:value="0.00967402685781887" calcext:value-type="float">
            <text:p>0,01</text:p>
          </table:table-cell>
          <table:table-cell table:style-name="ce4" table:formula="of:=COS(RADIANS([.$A93])) * TAN(RADIANS([.AF$3]))" office:value-type="float" office:value="0.0100761515545724" calcext:value-type="float">
            <text:p>0,01</text:p>
          </table:table-cell>
          <table:table-cell table:style-name="ce4" table:formula="of:=COS(RADIANS([.$A93])) * TAN(RADIANS([.AG$3]))" office:value-type="float" office:value="0.0104864637354268" calcext:value-type="float">
            <text:p>0,01</text:p>
          </table:table-cell>
          <table:table-cell table:style-name="ce4" table:formula="of:=COS(RADIANS([.$A93])) * TAN(RADIANS([.AH$3]))" office:value-type="float" office:value="0.0109054738997236" calcext:value-type="float">
            <text:p>0,01</text:p>
          </table:table-cell>
          <table:table-cell table:style-name="ce4" table:formula="of:=COS(RADIANS([.$A93])) * TAN(RADIANS([.AI$3]))" office:value-type="float" office:value="0.0113337252599411" calcext:value-type="float">
            <text:p>0,01</text:p>
          </table:table-cell>
          <table:table-cell table:style-name="ce4" table:formula="of:=COS(RADIANS([.$A93])) * TAN(RADIANS([.AJ$3]))" office:value-type="float" office:value="0.0117717967813434" calcext:value-type="float">
            <text:p>0,01</text:p>
          </table:table-cell>
          <table:table-cell table:style-name="ce4" table:formula="of:=COS(RADIANS([.$A93])) * TAN(RADIANS([.AK$3]))" office:value-type="float" office:value="0.0122203065472856" calcext:value-type="float">
            <text:p>0,01</text:p>
          </table:table-cell>
          <table:table-cell table:style-name="ce4" table:formula="of:=COS(RADIANS([.$A93])) * TAN(RADIANS([.AL$3]))" office:value-type="float" office:value="0.0126799154927211" calcext:value-type="float">
            <text:p>0,01</text:p>
          </table:table-cell>
          <table:table-cell table:style-name="ce4" table:formula="of:=COS(RADIANS([.$A93])) * TAN(RADIANS([.AM$3]))" office:value-type="float" office:value="0.0131513315548551" calcext:value-type="float">
            <text:p>0,01</text:p>
          </table:table-cell>
          <table:table-cell table:style-name="ce4" table:formula="of:=COS(RADIANS([.$A93])) * TAN(RADIANS([.AN$3]))" office:value-type="float" office:value="0.013635314297403" calcext:value-type="float">
            <text:p>0,01</text:p>
          </table:table-cell>
          <table:table-cell table:style-name="ce4" table:formula="of:=COS(RADIANS([.$A93])) * TAN(RADIANS([.AO$3]))" office:value-type="float" office:value="0.014132680073742" calcext:value-type="float">
            <text:p>0,01</text:p>
          </table:table-cell>
          <table:table-cell table:style-name="ce4" table:formula="of:=COS(RADIANS([.$A93])) * TAN(RADIANS([.AP$3]))" office:value-type="float" office:value="0.0146443078046807" calcext:value-type="float">
            <text:p>0,01</text:p>
          </table:table-cell>
          <table:table-cell table:style-name="ce4" table:formula="of:=COS(RADIANS([.$A93])) * TAN(RADIANS([.AQ$3]))" office:value-type="float" office:value="0.0151711454589092" calcext:value-type="float">
            <text:p>0,02</text:p>
          </table:table-cell>
          <table:table-cell table:style-name="ce4" table:formula="of:=COS(RADIANS([.$A93])) * TAN(RADIANS([.AR$3]))" office:value-type="float" office:value="0.0157142173388598" calcext:value-type="float">
            <text:p>0,02</text:p>
          </table:table-cell>
          <table:table-cell table:style-name="ce4" table:formula="of:=COS(RADIANS([.$A93])) * TAN(RADIANS([.AS$3]))" office:value-type="float" office:value="0.016274632292173" calcext:value-type="float">
            <text:p>0,02</text:p>
          </table:table-cell>
          <table:table-cell table:style-name="ce4" table:formula="of:=COS(RADIANS([.$A93])) * TAN(RADIANS([.AT$3]))" office:value-type="float" office:value="0.0168535929898555" calcext:value-type="float">
            <text:p>0,02</text:p>
          </table:table-cell>
          <table:table-cell table:style-name="ce4" table:formula="of:=COS(RADIANS([.$A93])) * TAN(RADIANS([.AU$3]))" office:value-type="float" office:value="0.0174524064372836" calcext:value-type="float">
            <text:p>0,02</text:p>
          </table:table-cell>
          <table:table-cell table:style-name="ce4" table:formula="of:=COS(RADIANS([.$A93])) * TAN(RADIANS([.AV$3]))" office:value-type="float" office:value="0.0180724959144008" calcext:value-type="float">
            <text:p>0,02</text:p>
          </table:table-cell>
          <table:table-cell table:style-name="ce4" table:formula="of:=COS(RADIANS([.$A93])) * TAN(RADIANS([.AW$3]))" office:value-type="float" office:value="0.0187154145779763" calcext:value-type="float">
            <text:p>0,02</text:p>
          </table:table-cell>
          <table:table-cell table:style-name="ce4" table:formula="of:=COS(RADIANS([.$A93])) * TAN(RADIANS([.AX$3]))" office:value-type="float" office:value="0.0193828610031327" calcext:value-type="float">
            <text:p>0,02</text:p>
          </table:table-cell>
          <table:table-cell table:style-name="ce4" table:formula="of:=COS(RADIANS([.$A93])) * TAN(RADIANS([.AY$3]))" office:value-type="float" office:value="0.0200766969954316" calcext:value-type="float">
            <text:p>0,02</text:p>
          </table:table-cell>
          <table:table-cell table:style-name="ce4" table:formula="of:=COS(RADIANS([.$A93])) * TAN(RADIANS([.AZ$3]))" office:value-type="float" office:value="0.020798968071047" calcext:value-type="float">
            <text:p>0,02</text:p>
          </table:table-cell>
          <table:table-cell table:style-name="ce4" table:formula="of:=COS(RADIANS([.$A93])) * TAN(RADIANS([.BA$3]))" office:value-type="float" office:value="0.0215519270840955" calcext:value-type="float">
            <text:p>0,02</text:p>
          </table:table-cell>
          <table:table-cell table:style-name="ce4" table:formula="of:=COS(RADIANS([.$A93])) * TAN(RADIANS([.BB$3]))" office:value-type="float" office:value="0.0223380615810338" calcext:value-type="float">
            <text:p>0,02</text:p>
          </table:table-cell>
          <table:table-cell table:style-name="ce4" table:formula="of:=COS(RADIANS([.$A93])) * TAN(RADIANS([.BC$3]))" office:value-type="float" office:value="0.0231601255874119" calcext:value-type="float">
            <text:p>0,02</text:p>
          </table:table-cell>
          <table:table-cell table:style-name="ce4" table:formula="of:=COS(RADIANS([.$A93])) * TAN(RADIANS([.BD$3]))" office:value-type="float" office:value="0.0240211766889919" calcext:value-type="float">
            <text:p>0,02</text:p>
          </table:table-cell>
          <table:table-cell table:style-name="ce4" table:formula="of:=COS(RADIANS([.$A93])) * TAN(RADIANS([.BE$3]))" office:value-type="float" office:value="0.0249246194662598" calcext:value-type="float">
            <text:p>0,02</text:p>
          </table:table-cell>
          <table:table-cell table:style-name="ce4" table:formula="of:=COS(RADIANS([.$A93])) * TAN(RADIANS([.BF$3]))" office:value-type="float" office:value="0.0258742565905372" calcext:value-type="float">
            <text:p>0,03</text:p>
          </table:table-cell>
          <table:table-cell table:style-name="ce4" table:formula="of:=COS(RADIANS([.$A93])) * TAN(RADIANS([.BG$3]))" office:value-type="float" office:value="0.0268743492070251" calcext:value-type="float">
            <text:p>0,03</text:p>
          </table:table-cell>
          <table:table-cell table:style-name="ce4" table:formula="of:=COS(RADIANS([.$A93])) * TAN(RADIANS([.BH$3]))" office:value-type="float" office:value="0.0279296886364432" calcext:value-type="float">
            <text:p>0,03</text:p>
          </table:table-cell>
          <table:table-cell table:style-name="ce4" table:formula="of:=COS(RADIANS([.$A93])) * TAN(RADIANS([.BI$3]))" office:value-type="float" office:value="0.0290456819512132" calcext:value-type="float">
            <text:p>0,03</text:p>
          </table:table-cell>
          <table:table-cell table:style-name="ce4" table:formula="of:=COS(RADIANS([.$A93])) * TAN(RADIANS([.BJ$3]))" office:value-type="float" office:value="0.0302284546637173" calcext:value-type="float">
            <text:p>0,03</text:p>
          </table:table-cell>
          <table:table-cell table:style-name="ce4" table:formula="of:=COS(RADIANS([.$A93])) * TAN(RADIANS([.BK$3]))" office:value-type="float" office:value="0.031484974657266" calcext:value-type="float">
            <text:p>0,03</text:p>
          </table:table-cell>
          <table:table-cell table:style-name="ce4" table:formula="of:=COS(RADIANS([.$A93])) * TAN(RADIANS([.BL$3]))" office:value-type="float" office:value="0.0328232026705799" calcext:value-type="float">
            <text:p>0,03</text:p>
          </table:table-cell>
          <table:table-cell table:style-name="ce4" table:formula="of:=COS(RADIANS([.$A93])) * TAN(RADIANS([.BM$3]))" office:value-type="float" office:value="0.0342522762201585" calcext:value-type="float">
            <text:p>0,03</text:p>
          </table:table-cell>
          <table:table-cell table:style-name="ce4" table:formula="of:=COS(RADIANS([.$A93])) * TAN(RADIANS([.BN$3]))" office:value-type="float" office:value="0.0357827359631658" calcext:value-type="float">
            <text:p>0,04</text:p>
          </table:table-cell>
          <table:table-cell table:style-name="ce4" table:formula="of:=COS(RADIANS([.$A93])) * TAN(RADIANS([.BO$3]))" office:value-type="float" office:value="0.0374268063843002" calcext:value-type="float">
            <text:p>0,04</text:p>
          </table:table-cell>
          <table:table-cell table:style-name="ce4" table:formula="of:=COS(RADIANS([.$A93])) * TAN(RADIANS([.BP$3]))" office:value-type="float" office:value="0.0391987466512616" calcext:value-type="float">
            <text:p>0,04</text:p>
          </table:table-cell>
          <table:table-cell table:style-name="ce4" table:formula="of:=COS(RADIANS([.$A93])) * TAN(RADIANS([.BQ$3]))" office:value-type="float" office:value="0.0411152929945923" calcext:value-type="float">
            <text:p>0,04</text:p>
          </table:table-cell>
          <table:table-cell table:style-name="ce4" table:formula="of:=COS(RADIANS([.$A93])) * TAN(RADIANS([.BR$3]))" office:value-type="float" office:value="0.0431962217333986" calcext:value-type="float">
            <text:p>0,04</text:p>
          </table:table-cell>
          <table:table-cell table:style-name="ce4" table:formula="of:=COS(RADIANS([.$A93])) * TAN(RADIANS([.BS$3]))" office:value-type="float" office:value="0.0454650731623592" calcext:value-type="float">
            <text:p>0,05</text:p>
          </table:table-cell>
          <table:table-cell table:style-name="ce4" table:formula="of:=COS(RADIANS([.$A93])) * TAN(RADIANS([.BT$3]))" office:value-type="float" office:value="0.0479500926015812" calcext:value-type="float">
            <text:p>0,05</text:p>
          </table:table-cell>
          <table:table-cell table:style-name="ce4" table:formula="of:=COS(RADIANS([.$A93])) * TAN(RADIANS([.BU$3]))" office:value-type="float" office:value="0.0506854686167786" calcext:value-type="float">
            <text:p>0,05</text:p>
          </table:table-cell>
          <table:table-cell table:style-name="ce4" table:formula="of:=COS(RADIANS([.$A93])) * TAN(RADIANS([.BV$3]))" office:value-type="float" office:value="0.0537129839761191" calcext:value-type="float">
            <text:p>0,05</text:p>
          </table:table-cell>
          <table:table-cell table:style-name="ce4" table:formula="of:=COS(RADIANS([.$A93])) * TAN(RADIANS([.BW$3]))" office:value-type="float" office:value="0.0570842492942385" calcext:value-type="float">
            <text:p>0,06</text:p>
          </table:table-cell>
          <table:table-cell table:style-name="ce4" table:formula="of:=COS(RADIANS([.$A93])) * TAN(RADIANS([.BX$3]))" office:value-type="float" office:value="0.0608637742891649" calcext:value-type="float">
            <text:p>0,06</text:p>
          </table:table-cell>
          <table:table-cell table:style-name="ce4" table:formula="of:=COS(RADIANS([.$A93])) * TAN(RADIANS([.BY$3]))" office:value-type="float" office:value="0.0651332675382845" calcext:value-type="float">
            <text:p>0,07</text:p>
          </table:table-cell>
          <table:table-cell table:style-name="ce4" table:formula="of:=COS(RADIANS([.$A93])) * TAN(RADIANS([.BZ$3]))" office:value-type="float" office:value="0.0699977789829753" calcext:value-type="float">
            <text:p>0,07</text:p>
          </table:table-cell>
          <table:table-cell table:style-name="ce4" table:formula="of:=COS(RADIANS([.$A93])) * TAN(RADIANS([.CA$3]))" office:value-type="float" office:value="0.0755946774312953" calcext:value-type="float">
            <text:p>0,08</text:p>
          </table:table-cell>
          <table:table-cell table:style-name="ce4" table:formula="of:=COS(RADIANS([.$A93])) * TAN(RADIANS([.CB$3]))" office:value-type="float" office:value="0.0821071168077001" calcext:value-type="float">
            <text:p>0,08</text:p>
          </table:table-cell>
          <table:table-cell table:style-name="ce4" table:formula="of:=COS(RADIANS([.$A93])) * TAN(RADIANS([.CC$3]))" office:value-type="float" office:value="0.0897848476252734" calcext:value-type="float">
            <text:p>0,09</text:p>
          </table:table-cell>
          <table:table-cell table:style-name="ce4" table:formula="of:=COS(RADIANS([.$A93])) * TAN(RADIANS([.CD$3]))" office:value-type="float" office:value="0.0989775153363455" calcext:value-type="float">
            <text:p>0,10</text:p>
          </table:table-cell>
          <table:table-cell table:style-name="ce4" table:formula="of:=COS(RADIANS([.$A93])) * TAN(RADIANS([.CE$3]))" office:value-type="float" office:value="0.110190157578124" calcext:value-type="float">
            <text:p>0,11</text:p>
          </table:table-cell>
          <table:table-cell table:style-name="ce4" table:formula="of:=COS(RADIANS([.$A93])) * TAN(RADIANS([.CF$3]))" office:value-type="float" office:value="0.124180324346591" calcext:value-type="float">
            <text:p>0,12</text:p>
          </table:table-cell>
          <table:table-cell table:style-name="ce4" table:formula="of:=COS(RADIANS([.$A93])) * TAN(RADIANS([.CG$3]))" office:value-type="float" office:value="0.142138444027051" calcext:value-type="float">
            <text:p>0,14</text:p>
          </table:table-cell>
          <table:table-cell table:style-name="ce4" table:formula="of:=COS(RADIANS([.$A93])) * TAN(RADIANS([.CH$3]))" office:value-type="float" office:value="0.166048555447537" calcext:value-type="float">
            <text:p>0,17</text:p>
          </table:table-cell>
          <table:table-cell table:style-name="ce4" table:formula="of:=COS(RADIANS([.$A93])) * TAN(RADIANS([.CI$3]))" office:value-type="float" office:value="0.1994819183872" calcext:value-type="float">
            <text:p>0,20</text:p>
          </table:table-cell>
          <table:table-cell table:style-name="ce4" table:formula="of:=COS(RADIANS([.$A93])) * TAN(RADIANS([.CJ$3]))" office:value-type="float" office:value="0.249581039836084" calcext:value-type="float">
            <text:p>0,25</text:p>
          </table:table-cell>
          <table:table-cell table:style-name="ce4" table:formula="of:=COS(RADIANS([.$A93])) * TAN(RADIANS([.CK$3]))" office:value-type="float" office:value="0.333011752759595" calcext:value-type="float">
            <text:p>0,33</text:p>
          </table:table-cell>
          <table:table-cell table:style-name="ce4" table:formula="of:=COS(RADIANS([.$A93])) * TAN(RADIANS([.CL$3]))" office:value-type="float" office:value="0.499771531134438" calcext:value-type="float">
            <text:p>0,50</text:p>
          </table:table-cell>
          <table:table-cell table:style-name="ce4" table:formula="of:=COS(RADIANS([.$A93])) * TAN(RADIANS([.CM$3]))" office:value-type="float" office:value="0.999847695156391" calcext:value-type="float">
            <text:p>1,00</text:p>
          </table:table-cell>
          <table:table-cell table:number-columns-repeated="933"/>
        </table:table-row>
        <table:table-row table:style-name="ro1">
          <table:table-cell/>
          <table:table-cell table:style-name="ce2" table:formula="of:=90-[.B3]" office:value-type="float" office:value="90" calcext:value-type="float">
            <text:p>90</text:p>
          </table:table-cell>
          <table:table-cell table:style-name="ce2" table:formula="of:=90-[.C3]" office:value-type="float" office:value="89" calcext:value-type="float">
            <text:p>89</text:p>
          </table:table-cell>
          <table:table-cell table:style-name="ce2" table:formula="of:=90-[.D3]" office:value-type="float" office:value="88" calcext:value-type="float">
            <text:p>88</text:p>
          </table:table-cell>
          <table:table-cell table:style-name="ce2" table:formula="of:=90-[.E3]" office:value-type="float" office:value="87" calcext:value-type="float">
            <text:p>87</text:p>
          </table:table-cell>
          <table:table-cell table:style-name="ce2" table:formula="of:=90-[.F3]" office:value-type="float" office:value="86" calcext:value-type="float">
            <text:p>86</text:p>
          </table:table-cell>
          <table:table-cell table:style-name="ce2" table:formula="of:=90-[.G3]" office:value-type="float" office:value="85" calcext:value-type="float">
            <text:p>85</text:p>
          </table:table-cell>
          <table:table-cell table:style-name="ce2" table:formula="of:=90-[.H3]" office:value-type="float" office:value="84" calcext:value-type="float">
            <text:p>84</text:p>
          </table:table-cell>
          <table:table-cell table:style-name="ce2" table:formula="of:=90-[.I3]" office:value-type="float" office:value="83" calcext:value-type="float">
            <text:p>83</text:p>
          </table:table-cell>
          <table:table-cell table:style-name="ce2" table:formula="of:=90-[.J3]" office:value-type="float" office:value="82" calcext:value-type="float">
            <text:p>82</text:p>
          </table:table-cell>
          <table:table-cell table:style-name="ce2" table:formula="of:=90-[.K3]" office:value-type="float" office:value="81" calcext:value-type="float">
            <text:p>81</text:p>
          </table:table-cell>
          <table:table-cell table:style-name="ce2" table:formula="of:=90-[.L3]" office:value-type="float" office:value="80" calcext:value-type="float">
            <text:p>80</text:p>
          </table:table-cell>
          <table:table-cell table:style-name="ce2" table:formula="of:=90-[.M3]" office:value-type="float" office:value="79" calcext:value-type="float">
            <text:p>79</text:p>
          </table:table-cell>
          <table:table-cell table:style-name="ce2" table:formula="of:=90-[.N3]" office:value-type="float" office:value="78" calcext:value-type="float">
            <text:p>78</text:p>
          </table:table-cell>
          <table:table-cell table:style-name="ce2" table:formula="of:=90-[.O3]" office:value-type="float" office:value="77" calcext:value-type="float">
            <text:p>77</text:p>
          </table:table-cell>
          <table:table-cell table:style-name="ce2" table:formula="of:=90-[.P3]" office:value-type="float" office:value="76" calcext:value-type="float">
            <text:p>76</text:p>
          </table:table-cell>
          <table:table-cell table:style-name="ce2" table:formula="of:=90-[.Q3]" office:value-type="float" office:value="75" calcext:value-type="float">
            <text:p>75</text:p>
          </table:table-cell>
          <table:table-cell table:style-name="ce2" table:formula="of:=90-[.R3]" office:value-type="float" office:value="74" calcext:value-type="float">
            <text:p>74</text:p>
          </table:table-cell>
          <table:table-cell table:style-name="ce2" table:formula="of:=90-[.S3]" office:value-type="float" office:value="73" calcext:value-type="float">
            <text:p>73</text:p>
          </table:table-cell>
          <table:table-cell table:style-name="ce2" table:formula="of:=90-[.T3]" office:value-type="float" office:value="72" calcext:value-type="float">
            <text:p>72</text:p>
          </table:table-cell>
          <table:table-cell table:style-name="ce2" table:formula="of:=90-[.U3]" office:value-type="float" office:value="71" calcext:value-type="float">
            <text:p>71</text:p>
          </table:table-cell>
          <table:table-cell table:style-name="ce2" table:formula="of:=90-[.V3]" office:value-type="float" office:value="70" calcext:value-type="float">
            <text:p>70</text:p>
          </table:table-cell>
          <table:table-cell table:style-name="ce2" table:formula="of:=90-[.W3]" office:value-type="float" office:value="69" calcext:value-type="float">
            <text:p>69</text:p>
          </table:table-cell>
          <table:table-cell table:style-name="ce2" table:formula="of:=90-[.X3]" office:value-type="float" office:value="68" calcext:value-type="float">
            <text:p>68</text:p>
          </table:table-cell>
          <table:table-cell table:style-name="ce2" table:formula="of:=90-[.Y3]" office:value-type="float" office:value="67" calcext:value-type="float">
            <text:p>67</text:p>
          </table:table-cell>
          <table:table-cell table:style-name="ce2" table:formula="of:=90-[.Z3]" office:value-type="float" office:value="66" calcext:value-type="float">
            <text:p>66</text:p>
          </table:table-cell>
          <table:table-cell table:style-name="ce2" table:formula="of:=90-[.AA3]" office:value-type="float" office:value="65" calcext:value-type="float">
            <text:p>65</text:p>
          </table:table-cell>
          <table:table-cell table:style-name="ce2" table:formula="of:=90-[.AB3]" office:value-type="float" office:value="64" calcext:value-type="float">
            <text:p>64</text:p>
          </table:table-cell>
          <table:table-cell table:style-name="ce2" table:formula="of:=90-[.AC3]" office:value-type="float" office:value="63" calcext:value-type="float">
            <text:p>63</text:p>
          </table:table-cell>
          <table:table-cell table:style-name="ce2" table:formula="of:=90-[.AD3]" office:value-type="float" office:value="62" calcext:value-type="float">
            <text:p>62</text:p>
          </table:table-cell>
          <table:table-cell table:style-name="ce2" table:formula="of:=90-[.AE3]" office:value-type="float" office:value="61" calcext:value-type="float">
            <text:p>61</text:p>
          </table:table-cell>
          <table:table-cell table:style-name="ce2" table:formula="of:=90-[.AF3]" office:value-type="float" office:value="60" calcext:value-type="float">
            <text:p>60</text:p>
          </table:table-cell>
          <table:table-cell table:style-name="ce2" table:formula="of:=90-[.AG3]" office:value-type="float" office:value="59" calcext:value-type="float">
            <text:p>59</text:p>
          </table:table-cell>
          <table:table-cell table:style-name="ce2" table:formula="of:=90-[.AH3]" office:value-type="float" office:value="58" calcext:value-type="float">
            <text:p>58</text:p>
          </table:table-cell>
          <table:table-cell table:style-name="ce2" table:formula="of:=90-[.AI3]" office:value-type="float" office:value="57" calcext:value-type="float">
            <text:p>57</text:p>
          </table:table-cell>
          <table:table-cell table:style-name="ce2" table:formula="of:=90-[.AJ3]" office:value-type="float" office:value="56" calcext:value-type="float">
            <text:p>56</text:p>
          </table:table-cell>
          <table:table-cell table:style-name="ce2" table:formula="of:=90-[.AK3]" office:value-type="float" office:value="55" calcext:value-type="float">
            <text:p>55</text:p>
          </table:table-cell>
          <table:table-cell table:style-name="ce2" table:formula="of:=90-[.AL3]" office:value-type="float" office:value="54" calcext:value-type="float">
            <text:p>54</text:p>
          </table:table-cell>
          <table:table-cell table:style-name="ce2" table:formula="of:=90-[.AM3]" office:value-type="float" office:value="53" calcext:value-type="float">
            <text:p>53</text:p>
          </table:table-cell>
          <table:table-cell table:style-name="ce2" table:formula="of:=90-[.AN3]" office:value-type="float" office:value="52" calcext:value-type="float">
            <text:p>52</text:p>
          </table:table-cell>
          <table:table-cell table:style-name="ce2" table:formula="of:=90-[.AO3]" office:value-type="float" office:value="51" calcext:value-type="float">
            <text:p>51</text:p>
          </table:table-cell>
          <table:table-cell table:style-name="ce2" table:formula="of:=90-[.AP3]" office:value-type="float" office:value="50" calcext:value-type="float">
            <text:p>50</text:p>
          </table:table-cell>
          <table:table-cell table:style-name="ce2" table:formula="of:=90-[.AQ3]" office:value-type="float" office:value="49" calcext:value-type="float">
            <text:p>49</text:p>
          </table:table-cell>
          <table:table-cell table:style-name="ce2" table:formula="of:=90-[.AR3]" office:value-type="float" office:value="48" calcext:value-type="float">
            <text:p>48</text:p>
          </table:table-cell>
          <table:table-cell table:style-name="ce2" table:formula="of:=90-[.AS3]" office:value-type="float" office:value="47" calcext:value-type="float">
            <text:p>47</text:p>
          </table:table-cell>
          <table:table-cell table:style-name="ce2" table:formula="of:=90-[.AT3]" office:value-type="float" office:value="46" calcext:value-type="float">
            <text:p>46</text:p>
          </table:table-cell>
          <table:table-cell table:style-name="ce2" table:formula="of:=90-[.AU3]" office:value-type="float" office:value="45" calcext:value-type="float">
            <text:p>45</text:p>
          </table:table-cell>
          <table:table-cell table:style-name="ce2" table:formula="of:=90-[.AV3]" office:value-type="float" office:value="44" calcext:value-type="float">
            <text:p>44</text:p>
          </table:table-cell>
          <table:table-cell table:style-name="ce2" table:formula="of:=90-[.AW3]" office:value-type="float" office:value="43" calcext:value-type="float">
            <text:p>43</text:p>
          </table:table-cell>
          <table:table-cell table:style-name="ce2" table:formula="of:=90-[.AX3]" office:value-type="float" office:value="42" calcext:value-type="float">
            <text:p>42</text:p>
          </table:table-cell>
          <table:table-cell table:style-name="ce2" table:formula="of:=90-[.AY3]" office:value-type="float" office:value="41" calcext:value-type="float">
            <text:p>41</text:p>
          </table:table-cell>
          <table:table-cell table:style-name="ce2" table:formula="of:=90-[.AZ3]" office:value-type="float" office:value="40" calcext:value-type="float">
            <text:p>40</text:p>
          </table:table-cell>
          <table:table-cell table:style-name="ce2" table:formula="of:=90-[.BA3]" office:value-type="float" office:value="39" calcext:value-type="float">
            <text:p>39</text:p>
          </table:table-cell>
          <table:table-cell table:style-name="ce2" table:formula="of:=90-[.BB3]" office:value-type="float" office:value="38" calcext:value-type="float">
            <text:p>38</text:p>
          </table:table-cell>
          <table:table-cell table:style-name="ce2" table:formula="of:=90-[.BC3]" office:value-type="float" office:value="37" calcext:value-type="float">
            <text:p>37</text:p>
          </table:table-cell>
          <table:table-cell table:style-name="ce2" table:formula="of:=90-[.BD3]" office:value-type="float" office:value="36" calcext:value-type="float">
            <text:p>36</text:p>
          </table:table-cell>
          <table:table-cell table:style-name="ce2" table:formula="of:=90-[.BE3]" office:value-type="float" office:value="35" calcext:value-type="float">
            <text:p>35</text:p>
          </table:table-cell>
          <table:table-cell table:style-name="ce2" table:formula="of:=90-[.BF3]" office:value-type="float" office:value="34" calcext:value-type="float">
            <text:p>34</text:p>
          </table:table-cell>
          <table:table-cell table:style-name="ce2" table:formula="of:=90-[.BG3]" office:value-type="float" office:value="33" calcext:value-type="float">
            <text:p>33</text:p>
          </table:table-cell>
          <table:table-cell table:style-name="ce2" table:formula="of:=90-[.BH3]" office:value-type="float" office:value="32" calcext:value-type="float">
            <text:p>32</text:p>
          </table:table-cell>
          <table:table-cell table:style-name="ce2" table:formula="of:=90-[.BI3]" office:value-type="float" office:value="31" calcext:value-type="float">
            <text:p>31</text:p>
          </table:table-cell>
          <table:table-cell table:style-name="ce2" table:formula="of:=90-[.BJ3]" office:value-type="float" office:value="30" calcext:value-type="float">
            <text:p>30</text:p>
          </table:table-cell>
          <table:table-cell table:style-name="ce2" table:formula="of:=90-[.BK3]" office:value-type="float" office:value="29" calcext:value-type="float">
            <text:p>29</text:p>
          </table:table-cell>
          <table:table-cell table:style-name="ce2" table:formula="of:=90-[.BL3]" office:value-type="float" office:value="28" calcext:value-type="float">
            <text:p>28</text:p>
          </table:table-cell>
          <table:table-cell table:style-name="ce2" table:formula="of:=90-[.BM3]" office:value-type="float" office:value="27" calcext:value-type="float">
            <text:p>27</text:p>
          </table:table-cell>
          <table:table-cell table:style-name="ce2" table:formula="of:=90-[.BN3]" office:value-type="float" office:value="26" calcext:value-type="float">
            <text:p>26</text:p>
          </table:table-cell>
          <table:table-cell table:style-name="ce2" table:formula="of:=90-[.BO3]" office:value-type="float" office:value="25" calcext:value-type="float">
            <text:p>25</text:p>
          </table:table-cell>
          <table:table-cell table:style-name="ce2" table:formula="of:=90-[.BP3]" office:value-type="float" office:value="24" calcext:value-type="float">
            <text:p>24</text:p>
          </table:table-cell>
          <table:table-cell table:style-name="ce2" table:formula="of:=90-[.BQ3]" office:value-type="float" office:value="23" calcext:value-type="float">
            <text:p>23</text:p>
          </table:table-cell>
          <table:table-cell table:style-name="ce2" table:formula="of:=90-[.BR3]" office:value-type="float" office:value="22" calcext:value-type="float">
            <text:p>22</text:p>
          </table:table-cell>
          <table:table-cell table:style-name="ce2" table:formula="of:=90-[.BS3]" office:value-type="float" office:value="21" calcext:value-type="float">
            <text:p>21</text:p>
          </table:table-cell>
          <table:table-cell table:style-name="ce2" table:formula="of:=90-[.BT3]" office:value-type="float" office:value="20" calcext:value-type="float">
            <text:p>20</text:p>
          </table:table-cell>
          <table:table-cell table:style-name="ce2" table:formula="of:=90-[.BU3]" office:value-type="float" office:value="19" calcext:value-type="float">
            <text:p>19</text:p>
          </table:table-cell>
          <table:table-cell table:style-name="ce2" table:formula="of:=90-[.BV3]" office:value-type="float" office:value="18" calcext:value-type="float">
            <text:p>18</text:p>
          </table:table-cell>
          <table:table-cell table:style-name="ce2" table:formula="of:=90-[.BW3]" office:value-type="float" office:value="17" calcext:value-type="float">
            <text:p>17</text:p>
          </table:table-cell>
          <table:table-cell table:style-name="ce2" table:formula="of:=90-[.BX3]" office:value-type="float" office:value="16" calcext:value-type="float">
            <text:p>16</text:p>
          </table:table-cell>
          <table:table-cell table:style-name="ce2" table:formula="of:=90-[.BY3]" office:value-type="float" office:value="15" calcext:value-type="float">
            <text:p>15</text:p>
          </table:table-cell>
          <table:table-cell table:style-name="ce2" table:formula="of:=90-[.BZ3]" office:value-type="float" office:value="14" calcext:value-type="float">
            <text:p>14</text:p>
          </table:table-cell>
          <table:table-cell table:style-name="ce2" table:formula="of:=90-[.CA3]" office:value-type="float" office:value="13" calcext:value-type="float">
            <text:p>13</text:p>
          </table:table-cell>
          <table:table-cell table:style-name="ce2" table:formula="of:=90-[.CB3]" office:value-type="float" office:value="12" calcext:value-type="float">
            <text:p>12</text:p>
          </table:table-cell>
          <table:table-cell table:style-name="ce2" table:formula="of:=90-[.CC3]" office:value-type="float" office:value="11" calcext:value-type="float">
            <text:p>11</text:p>
          </table:table-cell>
          <table:table-cell table:style-name="ce2" table:formula="of:=90-[.CD3]" office:value-type="float" office:value="10" calcext:value-type="float">
            <text:p>10</text:p>
          </table:table-cell>
          <table:table-cell table:style-name="ce2" table:formula="of:=90-[.CE3]" office:value-type="float" office:value="9" calcext:value-type="float">
            <text:p>9</text:p>
          </table:table-cell>
          <table:table-cell table:style-name="ce2" table:formula="of:=90-[.CF3]" office:value-type="float" office:value="8" calcext:value-type="float">
            <text:p>8</text:p>
          </table:table-cell>
          <table:table-cell table:style-name="ce2" table:formula="of:=90-[.CG3]" office:value-type="float" office:value="7" calcext:value-type="float">
            <text:p>7</text:p>
          </table:table-cell>
          <table:table-cell table:style-name="ce2" table:formula="of:=90-[.CH3]" office:value-type="float" office:value="6" calcext:value-type="float">
            <text:p>6</text:p>
          </table:table-cell>
          <table:table-cell table:style-name="ce2" table:formula="of:=90-[.CI3]" office:value-type="float" office:value="5" calcext:value-type="float">
            <text:p>5</text:p>
          </table:table-cell>
          <table:table-cell table:style-name="ce2" table:formula="of:=90-[.CJ3]" office:value-type="float" office:value="4" calcext:value-type="float">
            <text:p>4</text:p>
          </table:table-cell>
          <table:table-cell table:style-name="ce2" table:formula="of:=90-[.CK3]" office:value-type="float" office:value="3" calcext:value-type="float">
            <text:p>3</text:p>
          </table:table-cell>
          <table:table-cell table:style-name="ce2" table:formula="of:=90-[.CL3]" office:value-type="float" office:value="2" calcext:value-type="float">
            <text:p>2</text:p>
          </table:table-cell>
          <table:table-cell table:style-name="ce2" table:formula="of:=90-[.CM3]" office:value-type="float" office:value="1" calcext:value-type="float">
            <text:p>1</text:p>
          </table:table-cell>
          <table:table-cell table:number-columns-repeated="93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0" number:min-decimal-places="0" number:min-integer-digits="2" number:grouping="true"/>
    </number:number-style>
    <number:number-style style:name="N114">
      <number:number number:decimal-places="0" number:min-decimal-places="0" number:min-integer-digits="2"/>
    </number:number-style>
    <number:number-style style:name="N115">
      <number:number number:decimal-places="5" number:min-decimal-places="5" number:min-integer-digits="1" number:grouping="true"/>
    </number:number-style>
    <number:number-style style:name="N116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2-25T07:29:37.848500540</meta:creation-date>
    <dc:date>2024-02-25T08:12:12.968131338</dc:date>
    <meta:editing-duration>PT21M22S</meta:editing-duration>
    <meta:editing-cycles>6</meta:editing-cycles>
    <meta:generator>LibreOffice/7.0.3.1$MacOSX_X86_64 LibreOffice_project/d7547858d014d4cf69878db179d326fc3483e082</meta:generator>
    <meta:document-statistic meta:table-count="3" meta:cell-count="14519" meta:object-count="0"/>
  </office:meta>
</office:document-meta>
</file>